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SWT</text:p>
          </table:table-cell>
          <table:table-cell table:style-name="ce1" office:value-type="string" calcext:value-type="string">
            <text:p>1.1</text:p>
          </table:table-cell>
          <table:table-cell table:style-name="ce1" table:number-columns-repeated="16382"/>
        </table:table-row>
        <table:table-row table:style-name="ro1">
          <table:table-cell office:value-type="float" office:value="-51.7731073552912" calcext:value-type="float">
            <text:p>-51,7731073552912</text:p>
          </table:table-cell>
          <table:table-cell office:value-type="float" office:value="-51.8846168518066" calcext:value-type="float">
            <text:p>-51,8846168518066</text:p>
          </table:table-cell>
          <table:table-cell office:value-type="float" office:value="-51.9441736683701" calcext:value-type="float">
            <text:p>-51,9441736683701</text:p>
          </table:table-cell>
          <table:table-cell office:value-type="float" office:value="-52.0233987461437" calcext:value-type="float">
            <text:p>-52,0233987461437</text:p>
          </table:table-cell>
          <table:table-cell office:value-type="float" office:value="-51.9984051675508" calcext:value-type="float">
            <text:p>-51,9984051675508</text:p>
          </table:table-cell>
          <table:table-cell office:value-type="float" office:value="-52.0550397526134" calcext:value-type="float">
            <text:p>-52,0550397526134</text:p>
          </table:table-cell>
          <table:table-cell office:value-type="float" office:value="-52.1089173230258" calcext:value-type="float">
            <text:p>-52,1089173230258</text:p>
          </table:table-cell>
          <table:table-cell office:value-type="float" office:value="-52.1571489969889" calcext:value-type="float">
            <text:p>-52,1571489969889</text:p>
          </table:table-cell>
          <table:table-cell office:value-type="float" office:value="-52.1005623557351" calcext:value-type="float">
            <text:p>-52,1005623557351</text:p>
          </table:table-cell>
          <table:table-cell office:value-type="float" office:value="-52.0418613607233" calcext:value-type="float">
            <text:p>-52,0418613607233</text:p>
          </table:table-cell>
          <table:table-cell office:value-type="float" office:value="-52.1332479534727" calcext:value-type="float">
            <text:p>-52,1332479534727</text:p>
          </table:table-cell>
          <table:table-cell office:value-type="float" office:value="-52.1920562223955" calcext:value-type="float">
            <text:p>-52,1920562223955</text:p>
          </table:table-cell>
          <table:table-cell office:value-type="float" office:value="-52.2368450453787" calcext:value-type="float">
            <text:p>-52,2368450453787</text:p>
          </table:table-cell>
          <table:table-cell office:value-type="float" office:value="-52.1972968939579" calcext:value-type="float">
            <text:p>-52,1972968939579</text:p>
          </table:table-cell>
          <table:table-cell office:value-type="float" office:value="-52.3035465298277" calcext:value-type="float">
            <text:p>-52,3035465298277</text:p>
          </table:table-cell>
          <table:table-cell office:value-type="float" office:value="-52.3145810618545" calcext:value-type="float">
            <text:p>-52,3145810618545</text:p>
          </table:table-cell>
          <table:table-cell office:value-type="float" office:value="-51.7653799923984" calcext:value-type="float">
            <text:p>-51,7653799923984</text:p>
          </table:table-cell>
          <table:table-cell office:value-type="float" office:value="-52.0012276678374" calcext:value-type="float">
            <text:p>-52,0012276678374</text:p>
          </table:table-cell>
          <table:table-cell office:value-type="float" office:value="-52.0131195819739" calcext:value-type="float">
            <text:p>-52,0131195819739</text:p>
          </table:table-cell>
          <table:table-cell office:value-type="float" office:value="-52.2097914724639" calcext:value-type="float">
            <text:p>-52,2097914724639</text:p>
          </table:table-cell>
          <table:table-cell office:value-type="float" office:value="-52.0232429793387" calcext:value-type="float">
            <text:p>-52,0232429793387</text:p>
          </table:table-cell>
          <table:table-cell office:value-type="float" office:value="-52.2113307317098" calcext:value-type="float">
            <text:p>-52,2113307317098</text:p>
          </table:table-cell>
          <table:table-cell office:value-type="float" office:value="-52.226764534459" calcext:value-type="float">
            <text:p>-52,226764534459</text:p>
          </table:table-cell>
          <table:table-cell office:value-type="float" office:value="-52.3643958640821" calcext:value-type="float">
            <text:p>-52,3643958640821</text:p>
          </table:table-cell>
          <table:table-cell office:value-type="float" office:value="-52.144402590665" calcext:value-type="float">
            <text:p>-52,144402590665</text:p>
          </table:table-cell>
          <table:table-cell office:value-type="float" office:value="-52.160586790605" calcext:value-type="float">
            <text:p>-52,160586790605</text:p>
          </table:table-cell>
          <table:table-cell office:value-type="float" office:value="-52.2629886684996" calcext:value-type="float">
            <text:p>-52,2629886684996</text:p>
          </table:table-cell>
          <table:table-cell office:value-type="float" office:value="-52.3649260492036" calcext:value-type="float">
            <text:p>-52,3649260492036</text:p>
          </table:table-cell>
          <table:table-cell office:value-type="float" office:value="-52.3706543662331" calcext:value-type="float">
            <text:p>-52,3706543662331</text:p>
          </table:table-cell>
          <table:table-cell office:value-type="float" office:value="-52.3168377731786" calcext:value-type="float">
            <text:p>-52,3168377731786</text:p>
          </table:table-cell>
          <table:table-cell office:value-type="float" office:value="-52.4702377030344" calcext:value-type="float">
            <text:p>-52,4702377030344</text:p>
          </table:table-cell>
          <table:table-cell office:value-type="float" office:value="-52.4843472567472" calcext:value-type="float">
            <text:p>-52,4843472567472</text:p>
          </table:table-cell>
          <table:table-cell office:value-type="float" office:value="-51.8064950018218" calcext:value-type="float">
            <text:p>-51,8064950018218</text:p>
          </table:table-cell>
          <table:table-cell office:value-type="float" office:value="-52.0399232922178" calcext:value-type="float">
            <text:p>-52,0399232922178</text:p>
          </table:table-cell>
          <table:table-cell office:value-type="float" office:value="-52.0121705026338" calcext:value-type="float">
            <text:p>-52,0121705026338</text:p>
          </table:table-cell>
          <table:table-cell office:value-type="float" office:value="-52.2428730762366" calcext:value-type="float">
            <text:p>-52,2428730762366</text:p>
          </table:table-cell>
          <table:table-cell office:value-type="float" office:value="-51.990307114341" calcext:value-type="float">
            <text:p>-51,990307114341</text:p>
          </table:table-cell>
          <table:table-cell office:value-type="float" office:value="-52.2263817353682" calcext:value-type="float">
            <text:p>-52,2263817353682</text:p>
          </table:table-cell>
          <table:table-cell office:value-type="float" office:value="-52.2126601537069" calcext:value-type="float">
            <text:p>-52,2126601537069</text:p>
          </table:table-cell>
          <table:table-cell office:value-type="float" office:value="-52.4040056864421" calcext:value-type="float">
            <text:p>-52,4040056864421</text:p>
          </table:table-cell>
          <table:table-cell office:value-type="float" office:value="-52.0355555216471" calcext:value-type="float">
            <text:p>-52,0355555216471</text:p>
          </table:table-cell>
          <table:table-cell office:value-type="float" office:value="-52.135554747148" calcext:value-type="float">
            <text:p>-52,135554747148</text:p>
          </table:table-cell>
          <table:table-cell office:value-type="float" office:value="-52.1725197416363" calcext:value-type="float">
            <text:p>-52,1725197416363</text:p>
          </table:table-cell>
          <table:table-cell office:value-type="float" office:value="-52.310845895247" calcext:value-type="float">
            <text:p>-52,310845895247</text:p>
          </table:table-cell>
          <table:table-cell office:value-type="float" office:value="-52.24897442442" calcext:value-type="float">
            <text:p>-52,24897442442</text:p>
          </table:table-cell>
          <table:table-cell office:value-type="float" office:value="-52.2773935722582" calcext:value-type="float">
            <text:p>-52,2773935722582</text:p>
          </table:table-cell>
          <table:table-cell office:value-type="float" office:value="-52.3890085798321" calcext:value-type="float">
            <text:p>-52,3890085798321</text:p>
          </table:table-cell>
          <table:table-cell office:value-type="float" office:value="-52.4700759540905" calcext:value-type="float">
            <text:p>-52,4700759540905</text:p>
          </table:table-cell>
          <table:table-cell office:value-type="float" office:value="-51.7687355388295" calcext:value-type="float">
            <text:p>-51,7687355388295</text:p>
          </table:table-cell>
          <table:table-cell office:value-type="float" office:value="-51.8739248622547" calcext:value-type="float">
            <text:p>-51,8739248622547</text:p>
          </table:table-cell>
          <table:table-cell office:value-type="float" office:value="-51.800113475684" calcext:value-type="float">
            <text:p>-51,800113475684</text:p>
          </table:table-cell>
          <table:table-cell office:value-type="float" office:value="-51.9288623116233" calcext:value-type="float">
            <text:p>-51,9288623116233</text:p>
          </table:table-cell>
          <table:table-cell office:value-type="float" office:value="-51.8167746283791" calcext:value-type="float">
            <text:p>-51,8167746283791</text:p>
          </table:table-cell>
          <table:table-cell office:value-type="float" office:value="-51.8974064335679" calcext:value-type="float">
            <text:p>-51,8974064335679</text:p>
          </table:table-cell>
          <table:table-cell office:value-type="float" office:value="-51.8828790260084" calcext:value-type="float">
            <text:p>-51,8828790260084</text:p>
          </table:table-cell>
          <table:table-cell office:value-type="float" office:value="-51.981589346221" calcext:value-type="float">
            <text:p>-51,981589346221</text:p>
          </table:table-cell>
          <table:table-cell office:value-type="float" office:value="-51.7986371878422" calcext:value-type="float">
            <text:p>-51,7986371878422</text:p>
          </table:table-cell>
          <table:table-cell office:value-type="float" office:value="-51.8091065088908" calcext:value-type="float">
            <text:p>-51,8091065088908</text:p>
          </table:table-cell>
          <table:table-cell office:value-type="float" office:value="-51.7905209859212" calcext:value-type="float">
            <text:p>-51,7905209859212</text:p>
          </table:table-cell>
          <table:table-cell office:value-type="float" office:value="-51.8405807668513" calcext:value-type="float">
            <text:p>-51,8405807668513</text:p>
          </table:table-cell>
          <table:table-cell office:value-type="float" office:value="-51.8403147206162" calcext:value-type="float">
            <text:p>-51,8403147206162</text:p>
          </table:table-cell>
          <table:table-cell office:value-type="float" office:value="-51.8515328204993" calcext:value-type="float">
            <text:p>-51,8515328204993</text:p>
          </table:table-cell>
          <table:table-cell office:value-type="float" office:value="-51.8892074353767" calcext:value-type="float">
            <text:p>-51,8892074353767</text:p>
          </table:table-cell>
          <table:table-cell office:value-type="float" office:value="-51.9294176679669" calcext:value-type="float">
            <text:p>-51,9294176679669</text:p>
          </table:table-cell>
          <table:table-cell office:value-type="float" office:value="-51.7611476435806" calcext:value-type="float">
            <text:p>-51,7611476435806</text:p>
          </table:table-cell>
          <table:table-cell office:value-type="float" office:value="-51.8130603848082" calcext:value-type="float">
            <text:p>-51,8130603848082</text:p>
          </table:table-cell>
          <table:table-cell office:value-type="float" office:value="-51.8562859043931" calcext:value-type="float">
            <text:p>-51,8562859043931</text:p>
          </table:table-cell>
          <table:table-cell office:value-type="float" office:value="-51.9272345340613" calcext:value-type="float">
            <text:p>-51,9272345340613</text:p>
          </table:table-cell>
          <table:table-cell office:value-type="float" office:value="-51.9603798606179" calcext:value-type="float">
            <text:p>-51,9603798606179</text:p>
          </table:table-cell>
          <table:table-cell office:value-type="float" office:value="-51.9970375407826" calcext:value-type="float">
            <text:p>-51,9970375407826</text:p>
          </table:table-cell>
          <table:table-cell office:value-type="float" office:value="-52.0423095587528" calcext:value-type="float">
            <text:p>-52,0423095587528</text:p>
          </table:table-cell>
          <table:table-cell office:value-type="float" office:value="-52.1056955221928" calcext:value-type="float">
            <text:p>-52,1056955221928</text:p>
          </table:table-cell>
          <table:table-cell office:value-type="float" office:value="-52.0625412680886" calcext:value-type="float">
            <text:p>-52,0625412680886</text:p>
          </table:table-cell>
          <table:table-cell office:value-type="float" office:value="-51.9755421840783" calcext:value-type="float">
            <text:p>-51,9755421840783</text:p>
          </table:table-cell>
          <table:table-cell office:value-type="float" office:value="-52.0331417430531" calcext:value-type="float">
            <text:p>-52,0331417430531</text:p>
          </table:table-cell>
          <table:table-cell office:value-type="float" office:value="-52.0766850095807" calcext:value-type="float">
            <text:p>-52,0766850095807</text:p>
          </table:table-cell>
          <table:table-cell office:value-type="float" office:value="-52.1478817968658" calcext:value-type="float">
            <text:p>-52,1478817968658</text:p>
          </table:table-cell>
          <table:table-cell office:value-type="float" office:value="-52.1641493421612" calcext:value-type="float">
            <text:p>-52,1641493421612</text:p>
          </table:table-cell>
          <table:table-cell office:value-type="float" office:value="-52.2251868392482" calcext:value-type="float">
            <text:p>-52,2251868392482</text:p>
          </table:table-cell>
          <table:table-cell office:value-type="float" office:value="-52.2680205142859" calcext:value-type="float">
            <text:p>-52,2680205142859</text:p>
          </table:table-cell>
          <table:table-cell office:value-type="float" office:value="-51.8008328929092" calcext:value-type="float">
            <text:p>-51,8008328929092</text:p>
          </table:table-cell>
          <table:table-cell office:value-type="float" office:value="-51.9485134933934" calcext:value-type="float">
            <text:p>-51,9485134933934</text:p>
          </table:table-cell>
          <table:table-cell office:value-type="float" office:value="-51.9630426349062" calcext:value-type="float">
            <text:p>-51,9630426349062</text:p>
          </table:table-cell>
          <table:table-cell office:value-type="float" office:value="-52.1140395366784" calcext:value-type="float">
            <text:p>-52,1140395366784</text:p>
          </table:table-cell>
          <table:table-cell office:value-type="float" office:value="-51.941983425256" calcext:value-type="float">
            <text:p>-51,941983425256</text:p>
          </table:table-cell>
          <table:table-cell office:value-type="float" office:value="-52.1194520719124" calcext:value-type="float">
            <text:p>-52,1194520719124</text:p>
          </table:table-cell>
          <table:table-cell office:value-type="float" office:value="-52.1257564660275" calcext:value-type="float">
            <text:p>-52,1257564660275</text:p>
          </table:table-cell>
          <table:table-cell office:value-type="float" office:value="-52.3056479945327" calcext:value-type="float">
            <text:p>-52,3056479945327</text:p>
          </table:table-cell>
          <table:table-cell office:value-type="float" office:value="-51.9669959039399" calcext:value-type="float">
            <text:p>-51,9669959039399</text:p>
          </table:table-cell>
          <table:table-cell office:value-type="float" office:value="-52.0896556738651" calcext:value-type="float">
            <text:p>-52,0896556738651</text:p>
          </table:table-cell>
          <table:table-cell office:value-type="float" office:value="-52.0995931047382" calcext:value-type="float">
            <text:p>-52,0995931047382</text:p>
          </table:table-cell>
          <table:table-cell office:value-type="float" office:value="-52.2436490492387" calcext:value-type="float">
            <text:p>-52,2436490492387</text:p>
          </table:table-cell>
          <table:table-cell office:value-type="float" office:value="-52.1719269608006" calcext:value-type="float">
            <text:p>-52,1719269608006</text:p>
          </table:table-cell>
          <table:table-cell office:value-type="float" office:value="-52.23644360629" calcext:value-type="float">
            <text:p>-52,23644360629</text:p>
          </table:table-cell>
          <table:table-cell office:value-type="float" office:value="-52.3031764752937" calcext:value-type="float">
            <text:p>-52,3031764752937</text:p>
          </table:table-cell>
          <table:table-cell office:value-type="float" office:value="-52.4328228343617" calcext:value-type="float">
            <text:p>-52,4328228343617</text:p>
          </table:table-cell>
          <table:table-cell office:value-type="float" office:value="-51.76803929878" calcext:value-type="float">
            <text:p>-51,76803929878</text:p>
          </table:table-cell>
          <table:table-cell office:value-type="float" office:value="-51.8677206617413" calcext:value-type="float">
            <text:p>-51,8677206617413</text:p>
          </table:table-cell>
          <table:table-cell office:value-type="float" office:value="-51.8365073926521" calcext:value-type="float">
            <text:p>-51,8365073926521</text:p>
          </table:table-cell>
          <table:table-cell office:value-type="float" office:value="-51.9727689858639" calcext:value-type="float">
            <text:p>-51,9727689858639</text:p>
          </table:table-cell>
          <table:table-cell office:value-type="float" office:value="-51.8014202406912" calcext:value-type="float">
            <text:p>-51,8014202406912</text:p>
          </table:table-cell>
          <table:table-cell office:value-type="float" office:value="-51.9197202162309" calcext:value-type="float">
            <text:p>-51,9197202162309</text:p>
          </table:table-cell>
          <table:table-cell office:value-type="float" office:value="-51.9076907128999" calcext:value-type="float">
            <text:p>-51,9076907128999</text:p>
          </table:table-cell>
          <table:table-cell office:value-type="float" office:value="-52.0565872192383" calcext:value-type="float">
            <text:p>-52,0565872192383</text:p>
          </table:table-cell>
          <table:table-cell office:value-type="float" office:value="-51.7746720747514" calcext:value-type="float">
            <text:p>-51,7746720747514</text:p>
          </table:table-cell>
          <table:table-cell office:value-type="float" office:value="-51.8343907269565" calcext:value-type="float">
            <text:p>-51,8343907269565</text:p>
          </table:table-cell>
          <table:table-cell office:value-type="float" office:value="-51.8164506392046" calcext:value-type="float">
            <text:p>-51,8164506392046</text:p>
          </table:table-cell>
          <table:table-cell office:value-type="float" office:value="-51.912607828776" calcext:value-type="float">
            <text:p>-51,912607828776</text:p>
          </table:table-cell>
          <table:table-cell office:value-type="float" office:value="-51.8592950647528" calcext:value-type="float">
            <text:p>-51,8592950647528</text:p>
          </table:table-cell>
          <table:table-cell office:value-type="float" office:value="-51.8879495967518" calcext:value-type="float">
            <text:p>-51,8879495967518</text:p>
          </table:table-cell>
          <table:table-cell office:value-type="float" office:value="-51.9322310649987" calcext:value-type="float">
            <text:p>-51,9322310649987</text:p>
          </table:table-cell>
          <table:table-cell office:value-type="float" office:value="-52.0165340250189" calcext:value-type="float">
            <text:p>-52,0165340250189</text:p>
          </table:table-cell>
          <table:table-cell office:value-type="float" office:value="-51.7547383163915" calcext:value-type="float">
            <text:p>-51,7547383163915</text:p>
          </table:table-cell>
          <table:table-cell office:value-type="float" office:value="-51.6354062918461" calcext:value-type="float">
            <text:p>-51,6354062918461</text:p>
          </table:table-cell>
          <table:table-cell office:value-type="float" office:value="-51.5639452211785" calcext:value-type="float">
            <text:p>-51,5639452211785</text:p>
          </table:table-cell>
          <table:table-cell office:value-type="float" office:value="-51.4973147710164" calcext:value-type="float">
            <text:p>-51,4973147710164</text:p>
          </table:table-cell>
          <table:table-cell office:value-type="float" office:value="-51.5544972564235" calcext:value-type="float">
            <text:p>-51,5544972564235</text:p>
          </table:table-cell>
          <table:table-cell office:value-type="float" office:value="-51.4846578944813" calcext:value-type="float">
            <text:p>-51,4846578944813</text:p>
          </table:table-cell>
          <table:table-cell office:value-type="float" office:value="-51.4375344478723" calcext:value-type="float">
            <text:p>-51,4375344478723</text:p>
          </table:table-cell>
          <table:table-cell office:value-type="float" office:value="-51.387916767236" calcext:value-type="float">
            <text:p>-51,387916767236</text:p>
          </table:table-cell>
          <table:table-cell office:value-type="float" office:value="-51.4883571393562" calcext:value-type="float">
            <text:p>-51,4883571393562</text:p>
          </table:table-cell>
          <table:table-cell office:value-type="float" office:value="-51.4709566867713" calcext:value-type="float">
            <text:p>-51,4709566867713</text:p>
          </table:table-cell>
          <table:table-cell office:value-type="float" office:value="-51.3868286248409" calcext:value-type="float">
            <text:p>-51,3868286248409</text:p>
          </table:table-cell>
          <table:table-cell office:value-type="float" office:value="-51.3235556284587" calcext:value-type="float">
            <text:p>-51,3235556284587</text:p>
          </table:table-cell>
          <table:table-cell office:value-type="float" office:value="-51.3126772389267" calcext:value-type="float">
            <text:p>-51,3126772389267</text:p>
          </table:table-cell>
          <table:table-cell office:value-type="float" office:value="-51.3108118519639" calcext:value-type="float">
            <text:p>-51,3108118519639</text:p>
          </table:table-cell>
          <table:table-cell office:value-type="float" office:value="-51.2323554934877" calcext:value-type="float">
            <text:p>-51,2323554934877</text:p>
          </table:table-cell>
          <table:table-cell office:value-type="float" office:value="-51.2014722824097" calcext:value-type="float">
            <text:p>-51,2014722824097</text:p>
          </table:table-cell>
          <table:table-cell office:value-type="float" office:value="-51.1614931568955" calcext:value-type="float">
            <text:p>-51,1614931568955</text:p>
          </table:table-cell>
          <table:table-cell office:value-type="float" office:value="-51.2542192574703" calcext:value-type="float">
            <text:p>-51,2542192574703</text:p>
          </table:table-cell>
          <table:table-cell office:value-type="float" office:value="-51.207011829723" calcext:value-type="float">
            <text:p>-51,207011829723</text:p>
          </table:table-cell>
          <table:table-cell office:value-type="float" office:value="-51.2973813721628" calcext:value-type="float">
            <text:p>-51,2973813721628</text:p>
          </table:table-cell>
          <table:table-cell office:value-type="float" office:value="-51.2517093889641" calcext:value-type="float">
            <text:p>-51,2517093889641</text:p>
          </table:table-cell>
          <table:table-cell office:value-type="float" office:value="-51.2976110053785" calcext:value-type="float">
            <text:p>-51,2976110053785</text:p>
          </table:table-cell>
          <table:table-cell office:value-type="float" office:value="-51.2896982539784" calcext:value-type="float">
            <text:p>-51,2896982539784</text:p>
          </table:table-cell>
          <table:table-cell office:value-type="float" office:value="-51.3439531904278" calcext:value-type="float">
            <text:p>-51,3439531904278</text:p>
          </table:table-cell>
          <table:table-cell office:value-type="float" office:value="-51.2997024131544" calcext:value-type="float">
            <text:p>-51,2997024131544</text:p>
          </table:table-cell>
          <table:table-cell office:value-type="float" office:value="-51.2852299430154" calcext:value-type="float">
            <text:p>-51,2852299430154</text:p>
          </table:table-cell>
          <table:table-cell office:value-type="float" office:value="-51.3074358448838" calcext:value-type="float">
            <text:p>-51,3074358448838</text:p>
          </table:table-cell>
          <table:table-cell office:value-type="float" office:value="-51.3163080793439" calcext:value-type="float">
            <text:p>-51,3163080793439</text:p>
          </table:table-cell>
          <table:table-cell office:value-type="float" office:value="-51.3650682333744" calcext:value-type="float">
            <text:p>-51,3650682333744</text:p>
          </table:table-cell>
          <table:table-cell office:value-type="float" office:value="-51.3339079076594" calcext:value-type="float">
            <text:p>-51,3339079076594</text:p>
          </table:table-cell>
          <table:table-cell office:value-type="float" office:value="-51.39208984375" calcext:value-type="float">
            <text:p>-51,39208984375</text:p>
          </table:table-cell>
          <table:table-cell office:value-type="float" office:value="-51.3716868198279" calcext:value-type="float">
            <text:p>-51,3716868198279</text:p>
          </table:table-cell>
          <table:table-cell office:value-type="float" office:value="-51.1766251939716" calcext:value-type="float">
            <text:p>-51,1766251939716</text:p>
          </table:table-cell>
          <table:table-cell office:value-type="float" office:value="-51.2343706651167" calcext:value-type="float">
            <text:p>-51,2343706651167</text:p>
          </table:table-cell>
          <table:table-cell office:value-type="float" office:value="-51.2323611577352" calcext:value-type="float">
            <text:p>-51,2323611577352</text:p>
          </table:table-cell>
          <table:table-cell office:value-type="float" office:value="-51.2976995236946" calcext:value-type="float">
            <text:p>-51,2976995236946</text:p>
          </table:table-cell>
          <table:table-cell office:value-type="float" office:value="-51.2597665497751" calcext:value-type="float">
            <text:p>-51,2597665497751</text:p>
          </table:table-cell>
          <table:table-cell office:value-type="float" office:value="-51.3021681814483" calcext:value-type="float">
            <text:p>-51,3021681814483</text:p>
          </table:table-cell>
          <table:table-cell office:value-type="float" office:value="-51.3204487598304" calcext:value-type="float">
            <text:p>-51,3204487598304</text:p>
          </table:table-cell>
          <table:table-cell office:value-type="float" office:value="-51.3694982239694" calcext:value-type="float">
            <text:p>-51,3694982239694</text:p>
          </table:table-cell>
          <table:table-cell office:value-type="float" office:value="-51.3046924995654" calcext:value-type="float">
            <text:p>-51,3046924995654</text:p>
          </table:table-cell>
          <table:table-cell office:value-type="float" office:value="-51.289267800071" calcext:value-type="float">
            <text:p>-51,289267800071</text:p>
          </table:table-cell>
          <table:table-cell office:value-type="float" office:value="-51.3152644417503" calcext:value-type="float">
            <text:p>-51,3152644417503</text:p>
          </table:table-cell>
          <table:table-cell office:value-type="float" office:value="-51.3283135385224" calcext:value-type="float">
            <text:p>-51,3283135385224</text:p>
          </table:table-cell>
          <table:table-cell office:value-type="float" office:value="-51.3667712356105" calcext:value-type="float">
            <text:p>-51,3667712356105</text:p>
          </table:table-cell>
          <table:table-cell office:value-type="float" office:value="-51.362377426841" calcext:value-type="float">
            <text:p>-51,362377426841</text:p>
          </table:table-cell>
          <table:table-cell office:value-type="float" office:value="-51.4103978474935" calcext:value-type="float">
            <text:p>-51,4103978474935</text:p>
          </table:table-cell>
          <table:table-cell office:value-type="float" office:value="-51.4235602292148" calcext:value-type="float">
            <text:p>-51,4235602292148</text:p>
          </table:table-cell>
          <table:table-cell office:value-type="float" office:value="-51.163488705953" calcext:value-type="float">
            <text:p>-51,163488705953</text:p>
          </table:table-cell>
          <table:table-cell office:value-type="float" office:value="-51.211513114698" calcext:value-type="float">
            <text:p>-51,211513114698</text:p>
          </table:table-cell>
          <table:table-cell office:value-type="float" office:value="-51.1849405982278" calcext:value-type="float">
            <text:p>-51,1849405982278</text:p>
          </table:table-cell>
          <table:table-cell office:value-type="float" office:value="-51.2550752235181" calcext:value-type="float">
            <text:p>-51,2550752235181</text:p>
          </table:table-cell>
          <table:table-cell office:value-type="float" office:value="-51.1851445689346" calcext:value-type="float">
            <text:p>-51,1851445689346</text:p>
          </table:table-cell>
          <table:table-cell office:value-type="float" office:value="-51.2122423287594" calcext:value-type="float">
            <text:p>-51,2122423287594</text:p>
          </table:table-cell>
          <table:table-cell office:value-type="float" office:value="-51.2247569633253" calcext:value-type="float">
            <text:p>-51,2247569633253</text:p>
          </table:table-cell>
          <table:table-cell office:value-type="float" office:value="-51.2881587057403" calcext:value-type="float">
            <text:p>-51,2881587057403</text:p>
          </table:table-cell>
          <table:table-cell office:value-type="float" office:value="-51.2159811366688" calcext:value-type="float">
            <text:p>-51,2159811366688</text:p>
          </table:table-cell>
          <table:table-cell office:value-type="float" office:value="-51.2016528158477" calcext:value-type="float">
            <text:p>-51,2016528158477</text:p>
          </table:table-cell>
          <table:table-cell office:value-type="float" office:value="-51.1884292544741" calcext:value-type="float">
            <text:p>-51,1884292544741</text:p>
          </table:table-cell>
          <table:table-cell office:value-type="float" office:value="-51.2103730693008" calcext:value-type="float">
            <text:p>-51,2103730693008</text:p>
          </table:table-cell>
          <table:table-cell office:value-type="float" office:value="-51.2249797474254" calcext:value-type="float">
            <text:p>-51,2249797474254</text:p>
          </table:table-cell>
          <table:table-cell office:value-type="float" office:value="-51.221734567122" calcext:value-type="float">
            <text:p>-51,221734567122</text:p>
          </table:table-cell>
          <table:table-cell office:value-type="float" office:value="-51.2569223461729" calcext:value-type="float">
            <text:p>-51,2569223461729</text:p>
          </table:table-cell>
          <table:table-cell office:value-type="float" office:value="-51.2783699324637" calcext:value-type="float">
            <text:p>-51,2783699324637</text:p>
          </table:table-cell>
          <table:table-cell office:value-type="float" office:value="-51.1487352775805" calcext:value-type="float">
            <text:p>-51,1487352775805</text:p>
          </table:table-cell>
          <table:table-cell office:value-type="float" office:value="-51.1617891716235" calcext:value-type="float">
            <text:p>-51,1617891716235</text:p>
          </table:table-cell>
          <table:table-cell office:value-type="float" office:value="-51.1602016217781" calcext:value-type="float">
            <text:p>-51,1602016217781</text:p>
          </table:table-cell>
          <table:table-cell office:value-type="float" office:value="-51.186343424248" calcext:value-type="float">
            <text:p>-51,186343424248</text:p>
          </table:table-cell>
          <table:table-cell office:value-type="float" office:value="-51.1137214718443" calcext:value-type="float">
            <text:p>-51,1137214718443</text:p>
          </table:table-cell>
          <table:table-cell office:value-type="float" office:value="-51.0877717625011" calcext:value-type="float">
            <text:p>-51,0877717625011</text:p>
          </table:table-cell>
          <table:table-cell office:value-type="float" office:value="-51.0944936058738" calcext:value-type="float">
            <text:p>-51,0944936058738</text:p>
          </table:table-cell>
          <table:table-cell office:value-type="float" office:value="-51.1207766388402" calcext:value-type="float">
            <text:p>-51,1207766388402</text:p>
          </table:table-cell>
          <table:table-cell office:value-type="float" office:value="-51.0829253341212" calcext:value-type="float">
            <text:p>-51,0829253341212</text:p>
          </table:table-cell>
          <table:table-cell office:value-type="float" office:value="-51.027144316471" calcext:value-type="float">
            <text:p>-51,027144316471</text:p>
          </table:table-cell>
          <table:table-cell office:value-type="float" office:value="-51.0283886880586" calcext:value-type="float">
            <text:p>-51,0283886880586</text:p>
          </table:table-cell>
          <table:table-cell office:value-type="float" office:value="-51.0262710975878" calcext:value-type="float">
            <text:p>-51,0262710975878</text:p>
          </table:table-cell>
          <table:table-cell office:value-type="float" office:value="-51.0278916503444" calcext:value-type="float">
            <text:p>-51,0278916503444</text:p>
          </table:table-cell>
          <table:table-cell office:value-type="float" office:value="-50.9818428790931" calcext:value-type="float">
            <text:p>-50,9818428790931</text:p>
          </table:table-cell>
          <table:table-cell office:value-type="float" office:value="-50.9960172537601" calcext:value-type="float">
            <text:p>-50,9960172537601</text:p>
          </table:table-cell>
          <table:table-cell office:value-type="float" office:value="-51.0095111095544" calcext:value-type="float">
            <text:p>-51,0095111095544</text:p>
          </table:table-cell>
          <table:table-cell office:value-type="float" office:value="-51.0030011552753" calcext:value-type="float">
            <text:p>-51,0030011552753</text:p>
          </table:table-cell>
          <table:table-cell office:value-type="float" office:value="-51.1359826868231" calcext:value-type="float">
            <text:p>-51,1359826868231</text:p>
          </table:table-cell>
          <table:table-cell office:value-type="float" office:value="-51.1719437512485" calcext:value-type="float">
            <text:p>-51,1719437512485</text:p>
          </table:table-cell>
          <table:table-cell office:value-type="float" office:value="-51.2742009885383" calcext:value-type="float">
            <text:p>-51,2742009885383</text:p>
          </table:table-cell>
          <table:table-cell office:value-type="float" office:value="-51.2428742033063" calcext:value-type="float">
            <text:p>-51,2428742033063</text:p>
          </table:table-cell>
          <table:table-cell office:value-type="float" office:value="-51.2877138022221" calcext:value-type="float">
            <text:p>-51,2877138022221</text:p>
          </table:table-cell>
          <table:table-cell office:value-type="float" office:value="-51.3488464066477" calcext:value-type="float">
            <text:p>-51,3488464066477</text:p>
          </table:table-cell>
          <table:table-cell office:value-type="float" office:value="-51.4112377166748" calcext:value-type="float">
            <text:p>-51,4112377166748</text:p>
          </table:table-cell>
          <table:table-cell office:value-type="float" office:value="-51.3692148382014" calcext:value-type="float">
            <text:p>-51,3692148382014</text:p>
          </table:table-cell>
          <table:table-cell office:value-type="float" office:value="-51.2711336829446" calcext:value-type="float">
            <text:p>-51,2711336829446</text:p>
          </table:table-cell>
          <table:table-cell office:value-type="float" office:value="-51.3827352812796" calcext:value-type="float">
            <text:p>-51,3827352812796</text:p>
          </table:table-cell>
          <table:table-cell office:value-type="float" office:value="-51.4057801564535" calcext:value-type="float">
            <text:p>-51,4057801564535</text:p>
          </table:table-cell>
          <table:table-cell office:value-type="float" office:value="-51.4999173482259" calcext:value-type="float">
            <text:p>-51,4999173482259</text:p>
          </table:table-cell>
          <table:table-cell office:value-type="float" office:value="-51.3896391897491" calcext:value-type="float">
            <text:p>-51,3896391897491</text:p>
          </table:table-cell>
          <table:table-cell office:value-type="float" office:value="-51.54847723065" calcext:value-type="float">
            <text:p>-51,54847723065</text:p>
          </table:table-cell>
          <table:table-cell office:value-type="float" office:value="-51.5236449964119" calcext:value-type="float">
            <text:p>-51,5236449964119</text:p>
          </table:table-cell>
          <table:table-cell office:value-type="float" office:value="-51.0079348882039" calcext:value-type="float">
            <text:p>-51,0079348882039</text:p>
          </table:table-cell>
          <table:table-cell office:value-type="float" office:value="-51.1739353700118" calcext:value-type="float">
            <text:p>-51,1739353700118</text:p>
          </table:table-cell>
          <table:table-cell office:value-type="float" office:value="-51.2005115566832" calcext:value-type="float">
            <text:p>-51,2005115566832</text:p>
          </table:table-cell>
          <table:table-cell office:value-type="float" office:value="-51.341073440783" calcext:value-type="float">
            <text:p>-51,341073440783</text:p>
          </table:table-cell>
          <table:table-cell office:value-type="float" office:value="-51.2681974353212" calcext:value-type="float">
            <text:p>-51,2681974353212</text:p>
          </table:table-cell>
          <table:table-cell office:value-type="float" office:value="-51.3452500141028" calcext:value-type="float">
            <text:p>-51,3452500141028</text:p>
          </table:table-cell>
          <table:table-cell office:value-type="float" office:value="-51.4055201212565" calcext:value-type="float">
            <text:p>-51,4055201212565</text:p>
          </table:table-cell>
          <table:table-cell office:value-type="float" office:value="-51.5012863332575" calcext:value-type="float">
            <text:p>-51,5012863332575</text:p>
          </table:table-cell>
          <table:table-cell office:value-type="float" office:value="-51.4078901175297" calcext:value-type="float">
            <text:p>-51,4078901175297</text:p>
          </table:table-cell>
          <table:table-cell office:value-type="float" office:value="-51.3417141365282" calcext:value-type="float">
            <text:p>-51,3417141365282</text:p>
          </table:table-cell>
          <table:table-cell office:value-type="float" office:value="-51.4498853972464" calcext:value-type="float">
            <text:p>-51,4498853972464</text:p>
          </table:table-cell>
          <table:table-cell office:value-type="float" office:value="-51.504689245513" calcext:value-type="float">
            <text:p>-51,504689245513</text:p>
          </table:table-cell>
          <table:table-cell office:value-type="float" office:value="-51.5663611383149" calcext:value-type="float">
            <text:p>-51,5663611383149</text:p>
          </table:table-cell>
          <table:table-cell office:value-type="float" office:value="-51.4833879470825" calcext:value-type="float">
            <text:p>-51,4833879470825</text:p>
          </table:table-cell>
          <table:table-cell office:value-type="float" office:value="-51.6368374391036" calcext:value-type="float">
            <text:p>-51,6368374391036</text:p>
          </table:table-cell>
          <table:table-cell office:value-type="float" office:value="-51.6430806824655" calcext:value-type="float">
            <text:p>-51,6430806824655</text:p>
          </table:table-cell>
          <table:table-cell office:value-type="float" office:value="-50.9743456696019" calcext:value-type="float">
            <text:p>-50,9743456696019</text:p>
          </table:table-cell>
          <table:table-cell office:value-type="float" office:value="-51.1818163033688" calcext:value-type="float">
            <text:p>-51,1818163033688</text:p>
          </table:table-cell>
          <table:table-cell office:value-type="float" office:value="-51.1843663706924" calcext:value-type="float">
            <text:p>-51,1843663706924</text:p>
          </table:table-cell>
          <table:table-cell office:value-type="float" office:value="-51.3871041211215" calcext:value-type="float">
            <text:p>-51,3871041211215</text:p>
          </table:table-cell>
          <table:table-cell office:value-type="float" office:value="-51.1628604657722" calcext:value-type="float">
            <text:p>-51,1628604657722</text:p>
          </table:table-cell>
          <table:table-cell office:value-type="float" office:value="-51.3270525787816" calcext:value-type="float">
            <text:p>-51,3270525787816</text:p>
          </table:table-cell>
          <table:table-cell office:value-type="float" office:value="-51.3508393258759" calcext:value-type="float">
            <text:p>-51,3508393258759</text:p>
          </table:table-cell>
          <table:table-cell office:value-type="float" office:value="-51.5225794821075" calcext:value-type="float">
            <text:p>-51,5225794821075</text:p>
          </table:table-cell>
          <table:table-cell office:value-type="float" office:value="-51.2067182136304" calcext:value-type="float">
            <text:p>-51,2067182136304</text:p>
          </table:table-cell>
          <table:table-cell office:value-type="float" office:value="-51.2347330035585" calcext:value-type="float">
            <text:p>-51,2347330035585</text:p>
          </table:table-cell>
          <table:table-cell office:value-type="float" office:value="-51.2949115290786" calcext:value-type="float">
            <text:p>-51,2949115290786</text:p>
          </table:table-cell>
          <table:table-cell office:value-type="float" office:value="-51.4188717639807" calcext:value-type="float">
            <text:p>-51,4188717639807</text:p>
          </table:table-cell>
          <table:table-cell office:value-type="float" office:value="-51.3712128436927" calcext:value-type="float">
            <text:p>-51,3712128436927</text:p>
          </table:table-cell>
          <table:table-cell office:value-type="float" office:value="-51.372008005778" calcext:value-type="float">
            <text:p>-51,372008005778</text:p>
          </table:table-cell>
          <table:table-cell office:value-type="float" office:value="-51.484084591721" calcext:value-type="float">
            <text:p>-51,484084591721</text:p>
          </table:table-cell>
          <table:table-cell office:value-type="float" office:value="-51.5768269336585" calcext:value-type="float">
            <text:p>-51,5768269336585</text:p>
          </table:table-cell>
          <table:table-cell office:value-type="float" office:value="-50.9760606072166" calcext:value-type="float">
            <text:p>-50,9760606072166</text:p>
          </table:table-cell>
          <table:table-cell office:value-type="float" office:value="-51.0753442301895" calcext:value-type="float">
            <text:p>-51,0753442301895</text:p>
          </table:table-cell>
          <table:table-cell office:value-type="float" office:value="-50.9792461395264" calcext:value-type="float">
            <text:p>-50,9792461395264</text:p>
          </table:table-cell>
          <table:table-cell office:value-type="float" office:value="-51.0738608331391" calcext:value-type="float">
            <text:p>-51,0738608331391</text:p>
          </table:table-cell>
          <table:table-cell office:value-type="float" office:value="-50.9864092740146" calcext:value-type="float">
            <text:p>-50,9864092740146</text:p>
          </table:table-cell>
          <table:table-cell office:value-type="float" office:value="-51.0259936939586" calcext:value-type="float">
            <text:p>-51,0259936939586</text:p>
          </table:table-cell>
          <table:table-cell office:value-type="float" office:value="-51.0199579181093" calcext:value-type="float">
            <text:p>-51,0199579181093</text:p>
          </table:table-cell>
          <table:table-cell office:value-type="float" office:value="-51.0846050724839" calcext:value-type="float">
            <text:p>-51,0846050724839</text:p>
          </table:table-cell>
          <table:table-cell office:value-type="float" office:value="-51.0224436846646" calcext:value-type="float">
            <text:p>-51,0224436846646</text:p>
          </table:table-cell>
          <table:table-cell office:value-type="float" office:value="-50.9867514407996" calcext:value-type="float">
            <text:p>-50,9867514407996</text:p>
          </table:table-cell>
          <table:table-cell office:value-type="float" office:value="-50.9835452455463" calcext:value-type="float">
            <text:p>-50,9835452455463</text:p>
          </table:table-cell>
          <table:table-cell office:value-type="float" office:value="-50.958657467004" calcext:value-type="float">
            <text:p>-50,958657467004</text:p>
          </table:table-cell>
          <table:table-cell office:value-type="float" office:value="-51.0078100146669" calcext:value-type="float">
            <text:p>-51,0078100146669</text:p>
          </table:table-cell>
          <table:table-cell office:value-type="float" office:value="-50.9851501349247" calcext:value-type="float">
            <text:p>-50,9851501349247</text:p>
          </table:table-cell>
          <table:table-cell office:value-type="float" office:value="-51.0494693120321" calcext:value-type="float">
            <text:p>-51,0494693120321</text:p>
          </table:table-cell>
          <table:table-cell office:value-type="float" office:value="-51.0249111580126" calcext:value-type="float">
            <text:p>-51,0249111580126</text:p>
          </table:table-cell>
          <table:table-cell office:value-type="float" office:value="-51.0259780594797" calcext:value-type="float">
            <text:p>-51,0259780594797</text:p>
          </table:table-cell>
          <table:table-cell office:value-type="float" office:value="-51.1448459336252" calcext:value-type="float">
            <text:p>-51,1448459336252</text:p>
          </table:table-cell>
          <table:table-cell office:value-type="float" office:value="-51.2262457356309" calcext:value-type="float">
            <text:p>-51,2262457356309</text:p>
          </table:table-cell>
          <table:table-cell office:value-type="float" office:value="-51.367451320995" calcext:value-type="float">
            <text:p>-51,367451320995</text:p>
          </table:table-cell>
          <table:table-cell office:value-type="float" office:value="-51.3164391084151" calcext:value-type="float">
            <text:p>-51,3164391084151</text:p>
          </table:table-cell>
          <table:table-cell office:value-type="float" office:value="-51.4307356747714" calcext:value-type="float">
            <text:p>-51,4307356747714</text:p>
          </table:table-cell>
          <table:table-cell office:value-type="float" office:value="-51.5270340659402" calcext:value-type="float">
            <text:p>-51,5270340659402</text:p>
          </table:table-cell>
          <table:table-cell office:value-type="float" office:value="-51.6618587320501" calcext:value-type="float">
            <text:p>-51,6618587320501</text:p>
          </table:table-cell>
          <table:table-cell office:value-type="float" office:value="-51.4486725547097" calcext:value-type="float">
            <text:p>-51,4486725547097</text:p>
          </table:table-cell>
          <table:table-cell office:value-type="float" office:value="-51.4610632116144" calcext:value-type="float">
            <text:p>-51,4610632116144</text:p>
          </table:table-cell>
          <table:table-cell office:value-type="float" office:value="-51.5448773990978" calcext:value-type="float">
            <text:p>-51,5448773990978</text:p>
          </table:table-cell>
          <table:table-cell office:value-type="float" office:value="-51.6487364335494" calcext:value-type="float">
            <text:p>-51,6487364335494</text:p>
          </table:table-cell>
          <table:table-cell office:value-type="float" office:value="-51.6770047274503" calcext:value-type="float">
            <text:p>-51,6770047274503</text:p>
          </table:table-cell>
          <table:table-cell office:value-type="float" office:value="-51.6942456274322" calcext:value-type="float">
            <text:p>-51,6942456274322</text:p>
          </table:table-cell>
          <table:table-cell office:value-type="float" office:value="-51.8010651848533" calcext:value-type="float">
            <text:p>-51,8010651848533</text:p>
          </table:table-cell>
          <table:table-cell office:value-type="float" office:value="-51.8862915039063" calcext:value-type="float">
            <text:p>-51,8862915039063</text:p>
          </table:table-cell>
          <table:table-cell office:value-type="float" office:value="-51.0587483030377" calcext:value-type="float">
            <text:p>-51,0587483030377</text:p>
          </table:table-cell>
          <table:table-cell office:value-type="float" office:value="-51.3691322442257" calcext:value-type="float">
            <text:p>-51,3691322442257</text:p>
          </table:table-cell>
          <table:table-cell office:value-type="float" office:value="-51.4000690344608" calcext:value-type="float">
            <text:p>-51,4000690344608</text:p>
          </table:table-cell>
          <table:table-cell office:value-type="float" office:value="-51.6705644202955" calcext:value-type="float">
            <text:p>-51,6705644202955</text:p>
          </table:table-cell>
          <table:table-cell office:value-type="float" office:value="-51.4482079419223" calcext:value-type="float">
            <text:p>-51,4482079419223</text:p>
          </table:table-cell>
          <table:table-cell office:value-type="float" office:value="-51.6280634619973" calcext:value-type="float">
            <text:p>-51,6280634619973</text:p>
          </table:table-cell>
          <table:table-cell office:value-type="float" office:value="-51.7207239902381" calcext:value-type="float">
            <text:p>-51,7207239902381</text:p>
          </table:table-cell>
          <table:table-cell office:value-type="float" office:value="-51.9434621406324" calcext:value-type="float">
            <text:p>-51,9434621406324</text:p>
          </table:table-cell>
          <table:table-cell office:value-type="float" office:value="-51.6360253709735" calcext:value-type="float">
            <text:p>-51,6360253709735</text:p>
          </table:table-cell>
          <table:table-cell office:value-type="float" office:value="-51.5568250598329" calcext:value-type="float">
            <text:p>-51,5568250598329</text:p>
          </table:table-cell>
          <table:table-cell office:value-type="float" office:value="-51.7070463931922" calcext:value-type="float">
            <text:p>-51,7070463931922</text:p>
          </table:table-cell>
          <table:table-cell office:value-type="float" office:value="-51.8385007164695" calcext:value-type="float">
            <text:p>-51,8385007164695</text:p>
          </table:table-cell>
          <table:table-cell office:value-type="float" office:value="-51.899862462824" calcext:value-type="float">
            <text:p>-51,899862462824</text:p>
          </table:table-cell>
          <table:table-cell office:value-type="float" office:value="-51.8123472098148" calcext:value-type="float">
            <text:p>-51,8123472098148</text:p>
          </table:table-cell>
          <table:table-cell office:value-type="float" office:value="-52.0366641535903" calcext:value-type="float">
            <text:p>-52,0366641535903</text:p>
          </table:table-cell>
          <table:table-cell office:value-type="float" office:value="-52.1268758484812" calcext:value-type="float">
            <text:p>-52,1268758484812</text:p>
          </table:table-cell>
          <table:table-cell office:value-type="float" office:value="-51.064056483182" calcext:value-type="float">
            <text:p>-51,064056483182</text:p>
          </table:table-cell>
          <table:table-cell office:value-type="float" office:value="-51.3329916289358" calcext:value-type="float">
            <text:p>-51,3329916289358</text:p>
          </table:table-cell>
          <table:table-cell office:value-type="float" office:value="-51.317658106486" calcext:value-type="float">
            <text:p>-51,317658106486</text:p>
          </table:table-cell>
          <table:table-cell office:value-type="float" office:value="-51.5561658396865" calcext:value-type="float">
            <text:p>-51,5561658396865</text:p>
          </table:table-cell>
          <table:table-cell office:value-type="float" office:value="-51.3728650121978" calcext:value-type="float">
            <text:p>-51,3728650121978</text:p>
          </table:table-cell>
          <table:table-cell office:value-type="float" office:value="-51.4756366556341" calcext:value-type="float">
            <text:p>-51,4756366556341</text:p>
          </table:table-cell>
          <table:table-cell office:value-type="float" office:value="-51.5596869497588" calcext:value-type="float">
            <text:p>-51,5596869497588</text:p>
          </table:table-cell>
          <table:table-cell office:value-type="float" office:value="-51.7456719369599" calcext:value-type="float">
            <text:p>-51,7456719369599</text:p>
          </table:table-cell>
          <table:table-cell office:value-type="float" office:value="-51.5461855223685" calcext:value-type="float">
            <text:p>-51,5461855223685</text:p>
          </table:table-cell>
          <table:table-cell office:value-type="float" office:value="-51.3572956431996" calcext:value-type="float">
            <text:p>-51,3572956431996</text:p>
          </table:table-cell>
          <table:table-cell office:value-type="float" office:value="-51.5061828439886" calcext:value-type="float">
            <text:p>-51,5061828439886</text:p>
          </table:table-cell>
          <table:table-cell office:value-type="float" office:value="-51.5535844167074" calcext:value-type="float">
            <text:p>-51,5535844167074</text:p>
          </table:table-cell>
          <table:table-cell office:value-type="float" office:value="-51.6958132079153" calcext:value-type="float">
            <text:p>-51,6958132079153</text:p>
          </table:table-cell>
          <table:table-cell office:value-type="float" office:value="-51.5380028233384" calcext:value-type="float">
            <text:p>-51,5380028233384</text:p>
          </table:table-cell>
          <table:table-cell office:value-type="float" office:value="-51.7701959032001" calcext:value-type="float">
            <text:p>-51,7701959032001</text:p>
          </table:table-cell>
          <table:table-cell office:value-type="float" office:value="-51.7988818486532" calcext:value-type="float">
            <text:p>-51,7988818486532</text:p>
          </table:table-cell>
          <table:table-cell office:value-type="float" office:value="-51.0604438781738" calcext:value-type="float">
            <text:p>-51,0604438781738</text:p>
          </table:table-cell>
          <table:table-cell office:value-type="float" office:value="-51.141679243608" calcext:value-type="float">
            <text:p>-51,141679243608</text:p>
          </table:table-cell>
          <table:table-cell office:value-type="float" office:value="-51.0912640022509" calcext:value-type="float">
            <text:p>-51,0912640022509</text:p>
          </table:table-cell>
          <table:table-cell office:value-type="float" office:value="-51.1552527456573" calcext:value-type="float">
            <text:p>-51,1552527456573</text:p>
          </table:table-cell>
          <table:table-cell office:value-type="float" office:value="-51.060221527562" calcext:value-type="float">
            <text:p>-51,060221527562</text:p>
          </table:table-cell>
          <table:table-cell office:value-type="float" office:value="-51.0471553224506" calcext:value-type="float">
            <text:p>-51,0471553224506</text:p>
          </table:table-cell>
          <table:table-cell office:value-type="float" office:value="-51.060931263548" calcext:value-type="float">
            <text:p>-51,060931263548</text:p>
          </table:table-cell>
          <table:table-cell office:value-type="float" office:value="-51.1065770351526" calcext:value-type="float">
            <text:p>-51,1065770351526</text:p>
          </table:table-cell>
          <table:table-cell office:value-type="float" office:value="-51.080602125688" calcext:value-type="float">
            <text:p>-51,080602125688</text:p>
          </table:table-cell>
          <table:table-cell office:value-type="float" office:value="-50.9869989048351" calcext:value-type="float">
            <text:p>-50,9869989048351</text:p>
          </table:table-cell>
          <table:table-cell office:value-type="float" office:value="-51.0220425923665" calcext:value-type="float">
            <text:p>-51,0220425923665</text:p>
          </table:table-cell>
          <table:table-cell office:value-type="float" office:value="-50.9818347584118" calcext:value-type="float">
            <text:p>-50,9818347584118</text:p>
          </table:table-cell>
          <table:table-cell office:value-type="float" office:value="-51.0433838873199" calcext:value-type="float">
            <text:p>-51,0433838873199</text:p>
          </table:table-cell>
          <table:table-cell office:value-type="float" office:value="-50.9334105000351" calcext:value-type="float">
            <text:p>-50,9334105000351</text:p>
          </table:table-cell>
          <table:table-cell office:value-type="float" office:value="-51.0112297751687" calcext:value-type="float">
            <text:p>-51,0112297751687</text:p>
          </table:table-cell>
          <table:table-cell office:value-type="float" office:value="-50.9884836890481" calcext:value-type="float">
            <text:p>-50,9884836890481</text:p>
          </table:table-cell>
          <table:table-cell office:value-type="float" office:value="-50.9891860268333" calcext:value-type="float">
            <text:p>-50,9891860268333</text:p>
          </table:table-cell>
          <table:table-cell office:value-type="float" office:value="-51.0646555351489" calcext:value-type="float">
            <text:p>-51,0646555351489</text:p>
          </table:table-cell>
          <table:table-cell office:value-type="float" office:value="-51.0537583033244" calcext:value-type="float">
            <text:p>-51,0537583033244</text:p>
          </table:table-cell>
          <table:table-cell office:value-type="float" office:value="-51.1413464112715" calcext:value-type="float">
            <text:p>-51,1413464112715</text:p>
          </table:table-cell>
          <table:table-cell office:value-type="float" office:value="-51.104190046137" calcext:value-type="float">
            <text:p>-51,104190046137</text:p>
          </table:table-cell>
          <table:table-cell office:value-type="float" office:value="-51.1590126788977" calcext:value-type="float">
            <text:p>-51,1590126788977</text:p>
          </table:table-cell>
          <table:table-cell office:value-type="float" office:value="-51.1729573336515" calcext:value-type="float">
            <text:p>-51,1729573336515</text:p>
          </table:table-cell>
          <table:table-cell office:value-type="float" office:value="-51.2414442987153" calcext:value-type="float">
            <text:p>-51,2414442987153</text:p>
          </table:table-cell>
          <table:table-cell office:value-type="float" office:value="-51.1542712702896" calcext:value-type="float">
            <text:p>-51,1542712702896</text:p>
          </table:table-cell>
          <table:table-cell office:value-type="float" office:value="-51.1458479563395" calcext:value-type="float">
            <text:p>-51,1458479563395</text:p>
          </table:table-cell>
          <table:table-cell office:value-type="float" office:value="-51.1707794016058" calcext:value-type="float">
            <text:p>-51,1707794016058</text:p>
          </table:table-cell>
          <table:table-cell office:value-type="float" office:value="-51.2092766328291" calcext:value-type="float">
            <text:p>-51,2092766328291</text:p>
          </table:table-cell>
          <table:table-cell office:value-type="float" office:value="-51.2458121559837" calcext:value-type="float">
            <text:p>-51,2458121559837</text:p>
          </table:table-cell>
          <table:table-cell office:value-type="float" office:value="-51.2461836554787" calcext:value-type="float">
            <text:p>-51,2461836554787</text:p>
          </table:table-cell>
          <table:table-cell office:value-type="float" office:value="-51.2929257768573" calcext:value-type="float">
            <text:p>-51,2929257768573</text:p>
          </table:table-cell>
          <table:table-cell office:value-type="float" office:value="-51.3099701043331" calcext:value-type="float">
            <text:p>-51,3099701043331</text:p>
          </table:table-cell>
          <table:table-cell office:value-type="float" office:value="-50.9675885402795" calcext:value-type="float">
            <text:p>-50,9675885402795</text:p>
          </table:table-cell>
          <table:table-cell office:value-type="float" office:value="-51.0359810048884" calcext:value-type="float">
            <text:p>-51,0359810048884</text:p>
          </table:table-cell>
          <table:table-cell office:value-type="float" office:value="-51.0715056332675" calcext:value-type="float">
            <text:p>-51,0715056332675</text:p>
          </table:table-cell>
          <table:table-cell office:value-type="float" office:value="-51.1389673117435" calcext:value-type="float">
            <text:p>-51,1389673117435</text:p>
          </table:table-cell>
          <table:table-cell office:value-type="float" office:value="-51.1166610139789" calcext:value-type="float">
            <text:p>-51,1166610139789</text:p>
          </table:table-cell>
          <table:table-cell office:value-type="float" office:value="-51.1397999561194" calcext:value-type="float">
            <text:p>-51,1397999561194</text:p>
          </table:table-cell>
          <table:table-cell office:value-type="float" office:value="-51.1990613070401" calcext:value-type="float">
            <text:p>-51,1990613070401</text:p>
          </table:table-cell>
          <table:table-cell office:value-type="float" office:value="-51.2623332341512" calcext:value-type="float">
            <text:p>-51,2623332341512</text:p>
          </table:table-cell>
          <table:table-cell office:value-type="float" office:value="-51.227970383384" calcext:value-type="float">
            <text:p>-51,227970383384</text:p>
          </table:table-cell>
          <table:table-cell office:value-type="float" office:value="-51.0895098772916" calcext:value-type="float">
            <text:p>-51,0895098772916</text:p>
          </table:table-cell>
          <table:table-cell office:value-type="float" office:value="-51.1570403070161" calcext:value-type="float">
            <text:p>-51,1570403070161</text:p>
          </table:table-cell>
          <table:table-cell office:value-type="float" office:value="-51.1806791189945" calcext:value-type="float">
            <text:p>-51,1806791189945</text:p>
          </table:table-cell>
          <table:table-cell office:value-type="float" office:value="-51.2452389110218" calcext:value-type="float">
            <text:p>-51,2452389110218</text:p>
          </table:table-cell>
          <table:table-cell office:value-type="float" office:value="-51.1697890830762" calcext:value-type="float">
            <text:p>-51,1697890830762</text:p>
          </table:table-cell>
          <table:table-cell office:value-type="float" office:value="-51.2703118757768" calcext:value-type="float">
            <text:p>-51,2703118757768</text:p>
          </table:table-cell>
          <table:table-cell office:value-type="float" office:value="-51.2978471409191" calcext:value-type="float">
            <text:p>-51,2978471409191</text:p>
          </table:table-cell>
          <table:table-cell office:value-type="float" office:value="-50.982094706911" calcext:value-type="float">
            <text:p>-50,982094706911</text:p>
          </table:table-cell>
          <table:table-cell office:value-type="float" office:value="-51.0135917663574" calcext:value-type="float">
            <text:p>-51,0135917663574</text:p>
          </table:table-cell>
          <table:table-cell office:value-type="float" office:value="-50.9896213069107" calcext:value-type="float">
            <text:p>-50,9896213069107</text:p>
          </table:table-cell>
          <table:table-cell office:value-type="float" office:value="-51.0575032378688" calcext:value-type="float">
            <text:p>-51,0575032378688</text:p>
          </table:table-cell>
          <table:table-cell office:value-type="float" office:value="-50.9765677596584" calcext:value-type="float">
            <text:p>-50,9765677596584</text:p>
          </table:table-cell>
          <table:table-cell office:value-type="float" office:value="-51.0128867987431" calcext:value-type="float">
            <text:p>-51,0128867987431</text:p>
          </table:table-cell>
          <table:table-cell office:value-type="float" office:value="-51.015691872799" calcext:value-type="float">
            <text:p>-51,015691872799</text:p>
          </table:table-cell>
          <table:table-cell office:value-type="float" office:value="-51.076202248082" calcext:value-type="float">
            <text:p>-51,076202248082</text:p>
          </table:table-cell>
          <table:table-cell office:value-type="float" office:value="-51.0079585277673" calcext:value-type="float">
            <text:p>-51,0079585277673</text:p>
          </table:table-cell>
          <table:table-cell office:value-type="float" office:value="-51.0089106993242" calcext:value-type="float">
            <text:p>-51,0089106993242</text:p>
          </table:table-cell>
          <table:table-cell office:value-type="float" office:value="-51.0058635364879" calcext:value-type="float">
            <text:p>-51,0058635364879</text:p>
          </table:table-cell>
          <table:table-cell office:value-type="float" office:value="-51.0290866909605" calcext:value-type="float">
            <text:p>-51,0290866909605</text:p>
          </table:table-cell>
          <table:table-cell office:value-type="float" office:value="-51.0345829472397" calcext:value-type="float">
            <text:p>-51,0345829472397</text:p>
          </table:table-cell>
          <table:table-cell office:value-type="float" office:value="-51.0283545869769" calcext:value-type="float">
            <text:p>-51,0283545869769</text:p>
          </table:table-cell>
          <table:table-cell office:value-type="float" office:value="-51.0539212371364" calcext:value-type="float">
            <text:p>-51,0539212371364</text:p>
          </table:table-cell>
          <table:table-cell office:value-type="float" office:value="-51.0844521667018" calcext:value-type="float">
            <text:p>-51,0844521667018</text:p>
          </table:table-cell>
          <table:table-cell office:value-type="float" office:value="-50.9795218958999" calcext:value-type="float">
            <text:p>-50,9795218958999</text:p>
          </table:table-cell>
          <table:table-cell office:value-type="float" office:value="-50.9419384869662" calcext:value-type="float">
            <text:p>-50,9419384869662</text:p>
          </table:table-cell>
          <table:table-cell office:value-type="float" office:value="-50.8851853861953" calcext:value-type="float">
            <text:p>-50,8851853861953</text:p>
          </table:table-cell>
          <table:table-cell office:value-type="float" office:value="-50.897515817122" calcext:value-type="float">
            <text:p>-50,897515817122</text:p>
          </table:table-cell>
          <table:table-cell office:value-type="float" office:value="-50.9117342631022" calcext:value-type="float">
            <text:p>-50,9117342631022</text:p>
          </table:table-cell>
          <table:table-cell office:value-type="float" office:value="-50.8805803819136" calcext:value-type="float">
            <text:p>-50,8805803819136</text:p>
          </table:table-cell>
          <table:table-cell office:value-type="float" office:value="-50.8383198362408" calcext:value-type="float">
            <text:p>-50,8383198362408</text:p>
          </table:table-cell>
          <table:table-cell office:value-type="float" office:value="-50.8451582879731" calcext:value-type="float">
            <text:p>-50,8451582879731</text:p>
          </table:table-cell>
          <table:table-cell office:value-type="float" office:value="-50.8373605265762" calcext:value-type="float">
            <text:p>-50,8373605265762</text:p>
          </table:table-cell>
          <table:table-cell office:value-type="float" office:value="-50.8073225888339" calcext:value-type="float">
            <text:p>-50,8073225888339</text:p>
          </table:table-cell>
          <table:table-cell office:value-type="float" office:value="-50.7544366952145" calcext:value-type="float">
            <text:p>-50,7544366952145</text:p>
          </table:table-cell>
          <table:table-cell office:value-type="float" office:value="-50.7336196610422" calcext:value-type="float">
            <text:p>-50,7336196610422</text:p>
          </table:table-cell>
          <table:table-cell office:value-type="float" office:value="-50.7525805560025" calcext:value-type="float">
            <text:p>-50,7525805560025</text:p>
          </table:table-cell>
          <table:table-cell office:value-type="float" office:value="-50.7505079905192" calcext:value-type="float">
            <text:p>-50,7505079905192</text:p>
          </table:table-cell>
          <table:table-cell office:value-type="float" office:value="-50.7195930480957" calcext:value-type="float">
            <text:p>-50,7195930480957</text:p>
          </table:table-cell>
          <table:table-cell office:value-type="float" office:value="-50.7041293057528" calcext:value-type="float">
            <text:p>-50,7041293057528</text:p>
          </table:table-cell>
          <table:table-cell office:value-type="float" office:value="-50.720991452535" calcext:value-type="float">
            <text:p>-50,720991452535</text:p>
          </table:table-cell>
          <table:table-cell office:value-type="float" office:value="-50.8300636175907" calcext:value-type="float">
            <text:p>-50,8300636175907</text:p>
          </table:table-cell>
          <table:table-cell office:value-type="float" office:value="-50.7690376512932" calcext:value-type="float">
            <text:p>-50,7690376512932</text:p>
          </table:table-cell>
          <table:table-cell office:value-type="float" office:value="-50.8858644312078" calcext:value-type="float">
            <text:p>-50,8858644312078</text:p>
          </table:table-cell>
          <table:table-cell office:value-type="float" office:value="-50.8198640129783" calcext:value-type="float">
            <text:p>-50,8198640129783</text:p>
          </table:table-cell>
          <table:table-cell office:value-type="float" office:value="-50.8711638306126" calcext:value-type="float">
            <text:p>-50,8711638306126</text:p>
          </table:table-cell>
          <table:table-cell office:value-type="float" office:value="-50.860905011495" calcext:value-type="float">
            <text:p>-50,860905011495</text:p>
          </table:table-cell>
          <table:table-cell office:value-type="float" office:value="-50.9238628040661" calcext:value-type="float">
            <text:p>-50,9238628040661</text:p>
          </table:table-cell>
          <table:table-cell office:value-type="float" office:value="-50.8667885173451" calcext:value-type="float">
            <text:p>-50,8667885173451</text:p>
          </table:table-cell>
          <table:table-cell office:value-type="float" office:value="-50.8496396613844" calcext:value-type="float">
            <text:p>-50,8496396613844</text:p>
          </table:table-cell>
          <table:table-cell office:value-type="float" office:value="-50.8788974068382" calcext:value-type="float">
            <text:p>-50,8788974068382</text:p>
          </table:table-cell>
          <table:table-cell office:value-type="float" office:value="-50.8854135166515" calcext:value-type="float">
            <text:p>-50,8854135166515</text:p>
          </table:table-cell>
          <table:table-cell office:value-type="float" office:value="-50.9447713331743" calcext:value-type="float">
            <text:p>-50,9447713331743</text:p>
          </table:table-cell>
          <table:table-cell office:value-type="float" office:value="-50.9113644108628" calcext:value-type="float">
            <text:p>-50,9113644108628</text:p>
          </table:table-cell>
          <table:table-cell office:value-type="float" office:value="-50.9963791298144" calcext:value-type="float">
            <text:p>-50,9963791298144</text:p>
          </table:table-cell>
          <table:table-cell office:value-type="float" office:value="-50.960368011937" calcext:value-type="float">
            <text:p>-50,960368011937</text:p>
          </table:table-cell>
          <table:table-cell office:value-type="float" office:value="-50.7315245830652" calcext:value-type="float">
            <text:p>-50,7315245830652</text:p>
          </table:table-cell>
          <table:table-cell office:value-type="float" office:value="-50.7840207128814" calcext:value-type="float">
            <text:p>-50,7840207128814</text:p>
          </table:table-cell>
          <table:table-cell office:value-type="float" office:value="-50.7833010644624" calcext:value-type="float">
            <text:p>-50,7833010644624</text:p>
          </table:table-cell>
          <table:table-cell office:value-type="float" office:value="-50.8436035098452" calcext:value-type="float">
            <text:p>-50,8436035098452</text:p>
          </table:table-cell>
          <table:table-cell office:value-type="float" office:value="-50.7745505824234" calcext:value-type="float">
            <text:p>-50,7745505824234</text:p>
          </table:table-cell>
          <table:table-cell office:value-type="float" office:value="-50.8336372375488" calcext:value-type="float">
            <text:p>-50,8336372375488</text:p>
          </table:table-cell>
          <table:table-cell office:value-type="float" office:value="-50.8521108916312" calcext:value-type="float">
            <text:p>-50,8521108916312</text:p>
          </table:table-cell>
          <table:table-cell office:value-type="float" office:value="-50.9090395551739" calcext:value-type="float">
            <text:p>-50,9090395551739</text:p>
          </table:table-cell>
          <table:table-cell office:value-type="float" office:value="-50.8267933527629" calcext:value-type="float">
            <text:p>-50,8267933527629</text:p>
          </table:table-cell>
          <table:table-cell office:value-type="float" office:value="-50.846963188865" calcext:value-type="float">
            <text:p>-50,846963188865</text:p>
          </table:table-cell>
          <table:table-cell office:value-type="float" office:value="-50.8582079916289" calcext:value-type="float">
            <text:p>-50,8582079916289</text:p>
          </table:table-cell>
          <table:table-cell office:value-type="float" office:value="-50.8965853199814" calcext:value-type="float">
            <text:p>-50,8965853199814</text:p>
          </table:table-cell>
          <table:table-cell office:value-type="float" office:value="-50.886898243066" calcext:value-type="float">
            <text:p>-50,886898243066</text:p>
          </table:table-cell>
          <table:table-cell office:value-type="float" office:value="-50.8906085274436" calcext:value-type="float">
            <text:p>-50,8906085274436</text:p>
          </table:table-cell>
          <table:table-cell office:value-type="float" office:value="-50.9272755420569" calcext:value-type="float">
            <text:p>-50,9272755420569</text:p>
          </table:table-cell>
          <table:table-cell office:value-type="float" office:value="-50.957396218271" calcext:value-type="float">
            <text:p>-50,957396218271</text:p>
          </table:table-cell>
          <table:table-cell office:value-type="float" office:value="-50.7061969294693" calcext:value-type="float">
            <text:p>-50,7061969294693</text:p>
          </table:table-cell>
          <table:table-cell office:value-type="float" office:value="-50.7491182847457" calcext:value-type="float">
            <text:p>-50,7491182847457</text:p>
          </table:table-cell>
          <table:table-cell office:value-type="float" office:value="-50.7536154660312" calcext:value-type="float">
            <text:p>-50,7536154660312</text:p>
          </table:table-cell>
          <table:table-cell office:value-type="float" office:value="-50.8019089554295" calcext:value-type="float">
            <text:p>-50,8019089554295</text:p>
          </table:table-cell>
          <table:table-cell office:value-type="float" office:value="-50.7741818861528" calcext:value-type="float">
            <text:p>-50,7741818861528</text:p>
          </table:table-cell>
          <table:table-cell office:value-type="float" office:value="-50.7893968639952" calcext:value-type="float">
            <text:p>-50,7893968639952</text:p>
          </table:table-cell>
          <table:table-cell office:value-type="float" office:value="-50.8140213128292" calcext:value-type="float">
            <text:p>-50,8140213128292</text:p>
          </table:table-cell>
          <table:table-cell office:value-type="float" office:value="-50.8599599491466" calcext:value-type="float">
            <text:p>-50,8599599491466</text:p>
          </table:table-cell>
          <table:table-cell office:value-type="float" office:value="-50.776950229298" calcext:value-type="float">
            <text:p>-50,776950229298</text:p>
          </table:table-cell>
          <table:table-cell office:value-type="float" office:value="-50.7158889192523" calcext:value-type="float">
            <text:p>-50,7158889192523</text:p>
          </table:table-cell>
          <table:table-cell office:value-type="float" office:value="-50.7333707809448" calcext:value-type="float">
            <text:p>-50,7333707809448</text:p>
          </table:table-cell>
          <table:table-cell office:value-type="float" office:value="-50.7573735497215" calcext:value-type="float">
            <text:p>-50,7573735497215</text:p>
          </table:table-cell>
          <table:table-cell office:value-type="float" office:value="-50.7896051117868" calcext:value-type="float">
            <text:p>-50,7896051117868</text:p>
          </table:table-cell>
          <table:table-cell office:value-type="float" office:value="-50.7801251844926" calcext:value-type="float">
            <text:p>-50,7801251844926</text:p>
          </table:table-cell>
          <table:table-cell office:value-type="float" office:value="-50.8147255001646" calcext:value-type="float">
            <text:p>-50,8147255001646</text:p>
          </table:table-cell>
          <table:table-cell office:value-type="float" office:value="-50.8412716027462" calcext:value-type="float">
            <text:p>-50,8412716027462</text:p>
          </table:table-cell>
          <table:table-cell office:value-type="float" office:value="-50.7170288201534" calcext:value-type="float">
            <text:p>-50,7170288201534</text:p>
          </table:table-cell>
          <table:table-cell office:value-type="float" office:value="-50.6850554726341" calcext:value-type="float">
            <text:p>-50,6850554726341</text:p>
          </table:table-cell>
          <table:table-cell office:value-type="float" office:value="-50.6621961015644" calcext:value-type="float">
            <text:p>-50,6621961015644</text:p>
          </table:table-cell>
          <table:table-cell office:value-type="float" office:value="-50.6527860525883" calcext:value-type="float">
            <text:p>-50,6527860525883</text:p>
          </table:table-cell>
          <table:table-cell office:value-type="float" office:value="-50.5988777623032" calcext:value-type="float">
            <text:p>-50,5988777623032</text:p>
          </table:table-cell>
          <table:table-cell office:value-type="float" office:value="-50.5653274131544" calcext:value-type="float">
            <text:p>-50,5653274131544</text:p>
          </table:table-cell>
          <table:table-cell office:value-type="float" office:value="-50.5688036138361" calcext:value-type="float">
            <text:p>-50,5688036138361</text:p>
          </table:table-cell>
          <table:table-cell office:value-type="float" office:value="-50.5735080025413" calcext:value-type="float">
            <text:p>-50,5735080025413</text:p>
          </table:table-cell>
          <table:table-cell office:value-type="float" office:value="-50.5390591187911" calcext:value-type="float">
            <text:p>-50,5390591187911</text:p>
          </table:table-cell>
          <table:table-cell office:value-type="float" office:value="-50.5050554564505" calcext:value-type="float">
            <text:p>-50,5050554564505</text:p>
          </table:table-cell>
          <table:table-cell office:value-type="float" office:value="-50.4812386830648" calcext:value-type="float">
            <text:p>-50,4812386830648</text:p>
          </table:table-cell>
          <table:table-cell office:value-type="float" office:value="-50.4715418671117" calcext:value-type="float">
            <text:p>-50,4715418671117</text:p>
          </table:table-cell>
          <table:table-cell office:value-type="float" office:value="-50.4729623216571" calcext:value-type="float">
            <text:p>-50,4729623216571</text:p>
          </table:table-cell>
          <table:table-cell office:value-type="float" office:value="-50.4620248332168" calcext:value-type="float">
            <text:p>-50,4620248332168</text:p>
          </table:table-cell>
          <table:table-cell office:value-type="float" office:value="-50.4488539840236" calcext:value-type="float">
            <text:p>-50,4488539840236</text:p>
          </table:table-cell>
          <table:table-cell office:value-type="float" office:value="-50.4563447200891" calcext:value-type="float">
            <text:p>-50,4563447200891</text:p>
          </table:table-cell>
          <table:table-cell office:value-type="float" office:value="-50.453637007511" calcext:value-type="float">
            <text:p>-50,453637007511</text:p>
          </table:table-cell>
          <table:table-cell office:value-type="float" office:value="-50.5552073969986" calcext:value-type="float">
            <text:p>-50,5552073969986</text:p>
          </table:table-cell>
          <table:table-cell office:value-type="float" office:value="-50.5970269694473" calcext:value-type="float">
            <text:p>-50,5970269694473</text:p>
          </table:table-cell>
          <table:table-cell office:value-type="float" office:value="-50.7013154752327" calcext:value-type="float">
            <text:p>-50,7013154752327</text:p>
          </table:table-cell>
          <table:table-cell office:value-type="float" office:value="-50.6574054775816" calcext:value-type="float">
            <text:p>-50,6574054775816</text:p>
          </table:table-cell>
          <table:table-cell office:value-type="float" office:value="-50.7210957787254" calcext:value-type="float">
            <text:p>-50,7210957787254</text:p>
          </table:table-cell>
          <table:table-cell office:value-type="float" office:value="-50.7755344275272" calcext:value-type="float">
            <text:p>-50,7755344275272</text:p>
          </table:table-cell>
          <table:table-cell office:value-type="float" office:value="-50.8686683539188" calcext:value-type="float">
            <text:p>-50,8686683539188</text:p>
          </table:table-cell>
          <table:table-cell office:value-type="float" office:value="-50.7377586364746" calcext:value-type="float">
            <text:p>-50,7377586364746</text:p>
          </table:table-cell>
          <table:table-cell office:value-type="float" office:value="-50.7061373681733" calcext:value-type="float">
            <text:p>-50,7061373681733</text:p>
          </table:table-cell>
          <table:table-cell office:value-type="float" office:value="-50.7676808906324" calcext:value-type="float">
            <text:p>-50,7676808906324</text:p>
          </table:table-cell>
          <table:table-cell office:value-type="float" office:value="-50.8384622516054" calcext:value-type="float">
            <text:p>-50,8384622516054</text:p>
          </table:table-cell>
          <table:table-cell office:value-type="float" office:value="-50.8870690374663" calcext:value-type="float">
            <text:p>-50,8870690374663</text:p>
          </table:table-cell>
          <table:table-cell office:value-type="float" office:value="-50.8694832252734" calcext:value-type="float">
            <text:p>-50,8694832252734</text:p>
          </table:table-cell>
          <table:table-cell office:value-type="float" office:value="-50.9539238322865" calcext:value-type="float">
            <text:p>-50,9539238322865</text:p>
          </table:table-cell>
          <table:table-cell office:value-type="float" office:value="-50.9999214230162" calcext:value-type="float">
            <text:p>-50,9999214230162</text:p>
          </table:table-cell>
          <table:table-cell office:value-type="float" office:value="-50.439169883728" calcext:value-type="float">
            <text:p>-50,439169883728</text:p>
          </table:table-cell>
          <table:table-cell office:value-type="float" office:value="-50.6374777013605" calcext:value-type="float">
            <text:p>-50,6374777013605</text:p>
          </table:table-cell>
          <table:table-cell office:value-type="float" office:value="-50.6565134742043" calcext:value-type="float">
            <text:p>-50,6565134742043</text:p>
          </table:table-cell>
          <table:table-cell office:value-type="float" office:value="-50.8098184701168" calcext:value-type="float">
            <text:p>-50,8098184701168</text:p>
          </table:table-cell>
          <table:table-cell office:value-type="float" office:value="-50.7251219315962" calcext:value-type="float">
            <text:p>-50,7251219315962</text:p>
          </table:table-cell>
          <table:table-cell office:value-type="float" office:value="-50.7925120555993" calcext:value-type="float">
            <text:p>-50,7925120555993</text:p>
          </table:table-cell>
          <table:table-cell office:value-type="float" office:value="-50.8582101879698" calcext:value-type="float">
            <text:p>-50,8582101879698</text:p>
          </table:table-cell>
          <table:table-cell office:value-type="float" office:value="-50.9587543660944" calcext:value-type="float">
            <text:p>-50,9587543660944</text:p>
          </table:table-cell>
          <table:table-cell office:value-type="float" office:value="-50.8896206942472" calcext:value-type="float">
            <text:p>-50,8896206942472</text:p>
          </table:table-cell>
          <table:table-cell office:value-type="float" office:value="-50.7528113162879" calcext:value-type="float">
            <text:p>-50,7528113162879</text:p>
          </table:table-cell>
          <table:table-cell office:value-type="float" office:value="-50.9034137147846" calcext:value-type="float">
            <text:p>-50,9034137147846</text:p>
          </table:table-cell>
          <table:table-cell office:value-type="float" office:value="-50.932410586964" calcext:value-type="float">
            <text:p>-50,932410586964</text:p>
          </table:table-cell>
          <table:table-cell office:value-type="float" office:value="-51.0752993496982" calcext:value-type="float">
            <text:p>-51,0752993496982</text:p>
          </table:table-cell>
          <table:table-cell office:value-type="float" office:value="-50.9333370093143" calcext:value-type="float">
            <text:p>-50,9333370093143</text:p>
          </table:table-cell>
          <table:table-cell office:value-type="float" office:value="-51.1408268321644" calcext:value-type="float">
            <text:p>-51,1408268321644</text:p>
          </table:table-cell>
          <table:table-cell office:value-type="float" office:value="-51.0996239402077" calcext:value-type="float">
            <text:p>-51,0996239402077</text:p>
          </table:table-cell>
          <table:table-cell office:value-type="float" office:value="-50.4170506795247" calcext:value-type="float">
            <text:p>-50,4170506795247</text:p>
          </table:table-cell>
          <table:table-cell office:value-type="float" office:value="-50.655525005225" calcext:value-type="float">
            <text:p>-50,655525005225</text:p>
          </table:table-cell>
          <table:table-cell office:value-type="float" office:value="-50.5797151218761" calcext:value-type="float">
            <text:p>-50,5797151218761</text:p>
          </table:table-cell>
          <table:table-cell office:value-type="float" office:value="-50.77582729224" calcext:value-type="float">
            <text:p>-50,77582729224</text:p>
          </table:table-cell>
          <table:table-cell office:value-type="float" office:value="-50.5848143895467" calcext:value-type="float">
            <text:p>-50,5848143895467</text:p>
          </table:table-cell>
          <table:table-cell office:value-type="float" office:value="-50.6938689260772" calcext:value-type="float">
            <text:p>-50,6938689260772</text:p>
          </table:table-cell>
          <table:table-cell office:value-type="float" office:value="-50.7188814625596" calcext:value-type="float">
            <text:p>-50,7188814625596</text:p>
          </table:table-cell>
          <table:table-cell office:value-type="float" office:value="-50.866826433124" calcext:value-type="float">
            <text:p>-50,866826433124</text:p>
          </table:table-cell>
          <table:table-cell office:value-type="float" office:value="-50.6565274325284" calcext:value-type="float">
            <text:p>-50,6565274325284</text:p>
          </table:table-cell>
          <table:table-cell office:value-type="float" office:value="-50.570743040605" calcext:value-type="float">
            <text:p>-50,570743040605</text:p>
          </table:table-cell>
          <table:table-cell office:value-type="float" office:value="-50.6454709948915" calcext:value-type="float">
            <text:p>-50,6454709948915</text:p>
          </table:table-cell>
          <table:table-cell office:value-type="float" office:value="-50.6864226948131" calcext:value-type="float">
            <text:p>-50,6864226948131</text:p>
          </table:table-cell>
          <table:table-cell office:value-type="float" office:value="-50.7301205143784" calcext:value-type="float">
            <text:p>-50,7301205143784</text:p>
          </table:table-cell>
          <table:table-cell office:value-type="float" office:value="-50.640574166269" calcext:value-type="float">
            <text:p>-50,640574166269</text:p>
          </table:table-cell>
          <table:table-cell office:value-type="float" office:value="-50.7941038825295" calcext:value-type="float">
            <text:p>-50,7941038825295</text:p>
          </table:table-cell>
          <table:table-cell office:value-type="float" office:value="-50.8145675948172" calcext:value-type="float">
            <text:p>-50,8145675948172</text:p>
          </table:table-cell>
          <table:table-cell office:value-type="float" office:value="-50.4546109979803" calcext:value-type="float">
            <text:p>-50,4546109979803</text:p>
          </table:table-cell>
          <table:table-cell office:value-type="float" office:value="-50.4145202347727" calcext:value-type="float">
            <text:p>-50,4145202347727</text:p>
          </table:table-cell>
          <table:table-cell office:value-type="float" office:value="-50.3851926687992" calcext:value-type="float">
            <text:p>-50,3851926687992</text:p>
          </table:table-cell>
          <table:table-cell office:value-type="float" office:value="-50.3743910067009" calcext:value-type="float">
            <text:p>-50,3743910067009</text:p>
          </table:table-cell>
          <table:table-cell office:value-type="float" office:value="-50.3681255687367" calcext:value-type="float">
            <text:p>-50,3681255687367</text:p>
          </table:table-cell>
          <table:table-cell office:value-type="float" office:value="-50.3414069378015" calcext:value-type="float">
            <text:p>-50,3414069378015</text:p>
          </table:table-cell>
          <table:table-cell office:value-type="float" office:value="-50.3375494407885" calcext:value-type="float">
            <text:p>-50,3375494407885</text:p>
          </table:table-cell>
          <table:table-cell office:value-type="float" office:value="-50.3587173693108" calcext:value-type="float">
            <text:p>-50,3587173693108</text:p>
          </table:table-cell>
          <table:table-cell office:value-type="float" office:value="-50.3563617070516" calcext:value-type="float">
            <text:p>-50,3563617070516</text:p>
          </table:table-cell>
          <table:table-cell office:value-type="float" office:value="-50.3316522656065" calcext:value-type="float">
            <text:p>-50,3316522656065</text:p>
          </table:table-cell>
          <table:table-cell office:value-type="float" office:value="-50.2937724373557" calcext:value-type="float">
            <text:p>-50,2937724373557</text:p>
          </table:table-cell>
          <table:table-cell office:value-type="float" office:value="-50.2724703586463" calcext:value-type="float">
            <text:p>-50,2724703586463</text:p>
          </table:table-cell>
          <table:table-cell office:value-type="float" office:value="-50.2694637992165" calcext:value-type="float">
            <text:p>-50,2694637992165</text:p>
          </table:table-cell>
          <table:table-cell office:value-type="float" office:value="-50.3118890415539" calcext:value-type="float">
            <text:p>-50,3118890415539</text:p>
          </table:table-cell>
          <table:table-cell office:value-type="float" office:value="-50.2627297603723" calcext:value-type="float">
            <text:p>-50,2627297603723</text:p>
          </table:table-cell>
          <table:table-cell office:value-type="float" office:value="-50.3022981123491" calcext:value-type="float">
            <text:p>-50,3022981123491</text:p>
          </table:table-cell>
          <table:table-cell office:value-type="float" office:value="-50.29690433271" calcext:value-type="float">
            <text:p>-50,29690433271</text:p>
          </table:table-cell>
          <table:table-cell office:value-type="float" office:value="-50.3773120533336" calcext:value-type="float">
            <text:p>-50,3773120533336</text:p>
          </table:table-cell>
          <table:table-cell office:value-type="float" office:value="-50.4545005740541" calcext:value-type="float">
            <text:p>-50,4545005740541</text:p>
          </table:table-cell>
          <table:table-cell office:value-type="float" office:value="-50.5464818549879" calcext:value-type="float">
            <text:p>-50,5464818549879</text:p>
          </table:table-cell>
          <table:table-cell office:value-type="float" office:value="-50.5369958299579" calcext:value-type="float">
            <text:p>-50,5369958299579</text:p>
          </table:table-cell>
          <table:table-cell office:value-type="float" office:value="-50.5671478618275" calcext:value-type="float">
            <text:p>-50,5671478618275</text:p>
          </table:table-cell>
          <table:table-cell office:value-type="float" office:value="-50.642702218258" calcext:value-type="float">
            <text:p>-50,642702218258</text:p>
          </table:table-cell>
          <table:table-cell office:value-type="float" office:value="-50.7281943812515" calcext:value-type="float">
            <text:p>-50,7281943812515</text:p>
          </table:table-cell>
          <table:table-cell office:value-type="float" office:value="-50.6759757995606" calcext:value-type="float">
            <text:p>-50,6759757995606</text:p>
          </table:table-cell>
          <table:table-cell office:value-type="float" office:value="-50.5440265482122" calcext:value-type="float">
            <text:p>-50,5440265482122</text:p>
          </table:table-cell>
          <table:table-cell office:value-type="float" office:value="-50.6371926683368" calcext:value-type="float">
            <text:p>-50,6371926683368</text:p>
          </table:table-cell>
          <table:table-cell office:value-type="float" office:value="-50.7033448652788" calcext:value-type="float">
            <text:p>-50,7033448652788</text:p>
          </table:table-cell>
          <table:table-cell office:value-type="float" office:value="-50.7919277422356" calcext:value-type="float">
            <text:p>-50,7919277422356</text:p>
          </table:table-cell>
          <table:table-cell office:value-type="float" office:value="-50.7438800118186" calcext:value-type="float">
            <text:p>-50,7438800118186</text:p>
          </table:table-cell>
          <table:table-cell office:value-type="float" office:value="-50.8317292242339" calcext:value-type="float">
            <text:p>-50,8317292242339</text:p>
          </table:table-cell>
          <table:table-cell office:value-type="float" office:value="-50.8907707965735" calcext:value-type="float">
            <text:p>-50,8907707965735</text:p>
          </table:table-cell>
          <table:table-cell office:value-type="float" office:value="-50.3015007539229" calcext:value-type="float">
            <text:p>-50,3015007539229</text:p>
          </table:table-cell>
          <table:table-cell office:value-type="float" office:value="-50.5291711922848" calcext:value-type="float">
            <text:p>-50,5291711922848</text:p>
          </table:table-cell>
          <table:table-cell office:value-type="float" office:value="-50.5238672314268" calcext:value-type="float">
            <text:p>-50,5238672314268</text:p>
          </table:table-cell>
          <table:table-cell office:value-type="float" office:value="-50.7144526857318" calcext:value-type="float">
            <text:p>-50,7144526857318</text:p>
          </table:table-cell>
          <table:table-cell office:value-type="float" office:value="-50.5981446468469" calcext:value-type="float">
            <text:p>-50,5981446468469</text:p>
          </table:table-cell>
          <table:table-cell office:value-type="float" office:value="-50.7108934575861" calcext:value-type="float">
            <text:p>-50,7108934575861</text:p>
          </table:table-cell>
          <table:table-cell office:value-type="float" office:value="-50.7673989498254" calcext:value-type="float">
            <text:p>-50,7673989498254</text:p>
          </table:table-cell>
          <table:table-cell office:value-type="float" office:value="-50.9079173694957" calcext:value-type="float">
            <text:p>-50,9079173694957</text:p>
          </table:table-cell>
          <table:table-cell office:value-type="float" office:value="-50.7305637995402" calcext:value-type="float">
            <text:p>-50,7305637995402</text:p>
          </table:table-cell>
          <table:table-cell office:value-type="float" office:value="-50.6410014123628" calcext:value-type="float">
            <text:p>-50,6410014123628</text:p>
          </table:table-cell>
          <table:table-cell office:value-type="float" office:value="-50.7515412532922" calcext:value-type="float">
            <text:p>-50,7515412532922</text:p>
          </table:table-cell>
          <table:table-cell office:value-type="float" office:value="-50.8155220783118" calcext:value-type="float">
            <text:p>-50,8155220783118</text:p>
          </table:table-cell>
          <table:table-cell office:value-type="float" office:value="-50.9117549838442" calcext:value-type="float">
            <text:p>-50,9117549838442</text:p>
          </table:table-cell>
          <table:table-cell office:value-type="float" office:value="-50.8283975774592" calcext:value-type="float">
            <text:p>-50,8283975774592</text:p>
          </table:table-cell>
          <table:table-cell office:value-type="float" office:value="-51.0144833940448" calcext:value-type="float">
            <text:p>-51,0144833940448</text:p>
          </table:table-cell>
          <table:table-cell office:value-type="float" office:value="-51.0335572271636" calcext:value-type="float">
            <text:p>-51,0335572271636</text:p>
          </table:table-cell>
          <table:table-cell office:value-type="float" office:value="-50.2812542770848" calcext:value-type="float">
            <text:p>-50,2812542770848</text:p>
          </table:table-cell>
          <table:table-cell office:value-type="float" office:value="-50.4510824030096" calcext:value-type="float">
            <text:p>-50,4510824030096</text:p>
          </table:table-cell>
          <table:table-cell office:value-type="float" office:value="-50.433474743005" calcext:value-type="float">
            <text:p>-50,433474743005</text:p>
          </table:table-cell>
          <table:table-cell office:value-type="float" office:value="-50.5879551858613" calcext:value-type="float">
            <text:p>-50,5879551858613</text:p>
          </table:table-cell>
          <table:table-cell office:value-type="float" office:value="-50.4254460768266" calcext:value-type="float">
            <text:p>-50,4254460768266</text:p>
          </table:table-cell>
          <table:table-cell office:value-type="float" office:value="-50.4615441524621" calcext:value-type="float">
            <text:p>-50,4615441524621</text:p>
          </table:table-cell>
          <table:table-cell office:value-type="float" office:value="-50.5258240844264" calcext:value-type="float">
            <text:p>-50,5258240844264</text:p>
          </table:table-cell>
          <table:table-cell office:value-type="float" office:value="-50.643869342226" calcext:value-type="float">
            <text:p>-50,643869342226</text:p>
          </table:table-cell>
          <table:table-cell office:value-type="float" office:value="-50.5794426889131" calcext:value-type="float">
            <text:p>-50,5794426889131</text:p>
          </table:table-cell>
          <table:table-cell office:value-type="float" office:value="-50.4453685644901" calcext:value-type="float">
            <text:p>-50,4453685644901</text:p>
          </table:table-cell>
          <table:table-cell office:value-type="float" office:value="-50.557234879696" calcext:value-type="float">
            <text:p>-50,557234879696</text:p>
          </table:table-cell>
          <table:table-cell office:value-type="float" office:value="-50.5660886186542" calcext:value-type="float">
            <text:p>-50,5660886186542</text:p>
          </table:table-cell>
          <table:table-cell office:value-type="float" office:value="-50.6800409952799" calcext:value-type="float">
            <text:p>-50,6800409952799</text:p>
          </table:table-cell>
          <table:table-cell office:value-type="float" office:value="-50.480391589078" calcext:value-type="float">
            <text:p>-50,480391589078</text:p>
          </table:table-cell>
          <table:table-cell office:value-type="float" office:value="-50.6578110492591" calcext:value-type="float">
            <text:p>-50,6578110492591</text:p>
          </table:table-cell>
          <table:table-cell office:value-type="float" office:value="-50.6410488648848" calcext:value-type="float">
            <text:p>-50,6410488648848</text:p>
          </table:table-cell>
          <table:table-cell office:value-type="float" office:value="-50.3024133046468" calcext:value-type="float">
            <text:p>-50,3024133046468</text:p>
          </table:table-cell>
          <table:table-cell office:value-type="float" office:value="-50.3017521193533" calcext:value-type="float">
            <text:p>-50,3017521193533</text:p>
          </table:table-cell>
          <table:table-cell office:value-type="float" office:value="-50.3016524459377" calcext:value-type="float">
            <text:p>-50,3016524459377</text:p>
          </table:table-cell>
          <table:table-cell office:value-type="float" office:value="-50.3319949814768" calcext:value-type="float">
            <text:p>-50,3319949814768</text:p>
          </table:table-cell>
          <table:table-cell office:value-type="float" office:value="-50.2969445026282" calcext:value-type="float">
            <text:p>-50,2969445026282</text:p>
          </table:table-cell>
          <table:table-cell office:value-type="float" office:value="-50.2694771795562" calcext:value-type="float">
            <text:p>-50,2694771795562</text:p>
          </table:table-cell>
          <table:table-cell office:value-type="float" office:value="-50.2903769522002" calcext:value-type="float">
            <text:p>-50,2903769522002</text:p>
          </table:table-cell>
          <table:table-cell office:value-type="float" office:value="-50.3314435843265" calcext:value-type="float">
            <text:p>-50,3314435843265</text:p>
          </table:table-cell>
          <table:table-cell office:value-type="float" office:value="-50.2979744997892" calcext:value-type="float">
            <text:p>-50,2979744997892</text:p>
          </table:table-cell>
          <table:table-cell office:value-type="float" office:value="-50.2214052893899" calcext:value-type="float">
            <text:p>-50,2214052893899</text:p>
          </table:table-cell>
          <table:table-cell office:value-type="float" office:value="-50.2199062867598" calcext:value-type="float">
            <text:p>-50,2199062867598</text:p>
          </table:table-cell>
          <table:table-cell office:value-type="float" office:value="-50.2205196149422" calcext:value-type="float">
            <text:p>-50,2205196149422</text:p>
          </table:table-cell>
          <table:table-cell office:value-type="float" office:value="-50.2401562893029" calcext:value-type="float">
            <text:p>-50,2401562893029</text:p>
          </table:table-cell>
          <table:table-cell office:value-type="float" office:value="-50.2135614915328" calcext:value-type="float">
            <text:p>-50,2135614915328</text:p>
          </table:table-cell>
          <table:table-cell office:value-type="float" office:value="-50.2092202793468" calcext:value-type="float">
            <text:p>-50,2092202793468</text:p>
          </table:table-cell>
          <table:table-cell office:value-type="float" office:value="-50.2528550697096" calcext:value-type="float">
            <text:p>-50,2528550697096</text:p>
          </table:table-cell>
          <table:table-cell office:value-type="float" office:value="-50.2477191000274" calcext:value-type="float">
            <text:p>-50,2477191000274</text:p>
          </table:table-cell>
          <table:table-cell office:value-type="float" office:value="-50.3548451336947" calcext:value-type="float">
            <text:p>-50,3548451336947</text:p>
          </table:table-cell>
          <table:table-cell office:value-type="float" office:value="-50.3113443779223" calcext:value-type="float">
            <text:p>-50,3113443779223</text:p>
          </table:table-cell>
          <table:table-cell office:value-type="float" office:value="-50.4113638328783" calcext:value-type="float">
            <text:p>-50,4113638328783</text:p>
          </table:table-cell>
          <table:table-cell office:value-type="float" office:value="-50.3397514458859" calcext:value-type="float">
            <text:p>-50,3397514458859</text:p>
          </table:table-cell>
          <table:table-cell office:value-type="float" office:value="-50.3911460240682" calcext:value-type="float">
            <text:p>-50,3911460240682</text:p>
          </table:table-cell>
          <table:table-cell office:value-type="float" office:value="-50.3832989894983" calcext:value-type="float">
            <text:p>-50,3832989894983</text:p>
          </table:table-cell>
          <table:table-cell office:value-type="float" office:value="-50.4436978137854" calcext:value-type="float">
            <text:p>-50,4436978137854</text:p>
          </table:table-cell>
          <table:table-cell office:value-type="float" office:value="-50.3902648578991" calcext:value-type="float">
            <text:p>-50,3902648578991</text:p>
          </table:table-cell>
          <table:table-cell office:value-type="float" office:value="-50.3753568475897" calcext:value-type="float">
            <text:p>-50,3753568475897</text:p>
          </table:table-cell>
          <table:table-cell office:value-type="float" office:value="-50.405858039856" calcext:value-type="float">
            <text:p>-50,405858039856</text:p>
          </table:table-cell>
          <table:table-cell office:value-type="float" office:value="-50.4203412894047" calcext:value-type="float">
            <text:p>-50,4203412894047</text:p>
          </table:table-cell>
          <table:table-cell office:value-type="float" office:value="-50.4654795328776" calcext:value-type="float">
            <text:p>-50,4654795328776</text:p>
          </table:table-cell>
          <table:table-cell office:value-type="float" office:value="-50.4220855886286" calcext:value-type="float">
            <text:p>-50,4220855886286</text:p>
          </table:table-cell>
          <table:table-cell office:value-type="float" office:value="-50.4864500508164" calcext:value-type="float">
            <text:p>-50,4864500508164</text:p>
          </table:table-cell>
          <table:table-cell office:value-type="float" office:value="-50.4700992468632" calcext:value-type="float">
            <text:p>-50,4700992468632</text:p>
          </table:table-cell>
          <table:table-cell office:value-type="float" office:value="-50.2103738495798" calcext:value-type="float">
            <text:p>-50,2103738495798</text:p>
          </table:table-cell>
          <table:table-cell office:value-type="float" office:value="-50.2525920578928" calcext:value-type="float">
            <text:p>-50,2525920578928</text:p>
          </table:table-cell>
          <table:table-cell office:value-type="float" office:value="-50.2655181884766" calcext:value-type="float">
            <text:p>-50,2655181884766</text:p>
          </table:table-cell>
          <table:table-cell office:value-type="float" office:value="-50.3024347767685" calcext:value-type="float">
            <text:p>-50,3024347767685</text:p>
          </table:table-cell>
          <table:table-cell office:value-type="float" office:value="-50.2928405241533" calcext:value-type="float">
            <text:p>-50,2928405241533</text:p>
          </table:table-cell>
          <table:table-cell office:value-type="float" office:value="-50.2987610210072" calcext:value-type="float">
            <text:p>-50,2987610210072</text:p>
          </table:table-cell>
          <table:table-cell office:value-type="float" office:value="-50.3318906552864" calcext:value-type="float">
            <text:p>-50,3318906552864</text:p>
          </table:table-cell>
          <table:table-cell office:value-type="float" office:value="-50.3592551838268" calcext:value-type="float">
            <text:p>-50,3592551838268</text:p>
          </table:table-cell>
          <table:table-cell office:value-type="float" office:value="-50.3478359742598" calcext:value-type="float">
            <text:p>-50,3478359742598</text:p>
          </table:table-cell>
          <table:table-cell office:value-type="float" office:value="-50.3018449725527" calcext:value-type="float">
            <text:p>-50,3018449725527</text:p>
          </table:table-cell>
          <table:table-cell office:value-type="float" office:value="-50.342620936307" calcext:value-type="float">
            <text:p>-50,342620936307</text:p>
          </table:table-cell>
          <table:table-cell office:value-type="float" office:value="-50.3252569545399" calcext:value-type="float">
            <text:p>-50,3252569545399</text:p>
          </table:table-cell>
          <table:table-cell office:value-type="float" office:value="-50.3751420974731" calcext:value-type="float">
            <text:p>-50,3751420974731</text:p>
          </table:table-cell>
          <table:table-cell office:value-type="float" office:value="-50.3395230264375" calcext:value-type="float">
            <text:p>-50,3395230264375</text:p>
          </table:table-cell>
          <table:table-cell office:value-type="float" office:value="-50.3984152187001" calcext:value-type="float">
            <text:p>-50,3984152187001</text:p>
          </table:table-cell>
          <table:table-cell office:value-type="float" office:value="-50.4167279041175" calcext:value-type="float">
            <text:p>-50,4167279041175</text:p>
          </table:table-cell>
          <table:table-cell office:value-type="float" office:value="-50.2181874766494" calcext:value-type="float">
            <text:p>-50,2181874766494</text:p>
          </table:table-cell>
          <table:table-cell office:value-type="float" office:value="-50.2320448557536" calcext:value-type="float">
            <text:p>-50,2320448557536</text:p>
          </table:table-cell>
          <table:table-cell office:value-type="float" office:value="-50.2292177893899" calcext:value-type="float">
            <text:p>-50,2292177893899</text:p>
          </table:table-cell>
          <table:table-cell office:value-type="float" office:value="-50.2619108720259" calcext:value-type="float">
            <text:p>-50,2619108720259</text:p>
          </table:table-cell>
          <table:table-cell office:value-type="float" office:value="-50.2208383155592" calcext:value-type="float">
            <text:p>-50,2208383155592</text:p>
          </table:table-cell>
          <table:table-cell office:value-type="float" office:value="-50.2121420195608" calcext:value-type="float">
            <text:p>-50,2121420195608</text:p>
          </table:table-cell>
          <table:table-cell office:value-type="float" office:value="-50.2278076807658" calcext:value-type="float">
            <text:p>-50,2278076807658</text:p>
          </table:table-cell>
          <table:table-cell office:value-type="float" office:value="-50.2614677313602" calcext:value-type="float">
            <text:p>-50,2614677313602</text:p>
          </table:table-cell>
          <table:table-cell office:value-type="float" office:value="-50.2352619749127" calcext:value-type="float">
            <text:p>-50,2352619749127</text:p>
          </table:table-cell>
          <table:table-cell office:value-type="float" office:value="-50.1909246733694" calcext:value-type="float">
            <text:p>-50,1909246733694</text:p>
          </table:table-cell>
          <table:table-cell office:value-type="float" office:value="-50.2036092931574" calcext:value-type="float">
            <text:p>-50,2036092931574</text:p>
          </table:table-cell>
          <table:table-cell office:value-type="float" office:value="-50.2117459268281" calcext:value-type="float">
            <text:p>-50,2117459268281</text:p>
          </table:table-cell>
          <table:table-cell office:value-type="float" office:value="-50.2282124143658" calcext:value-type="float">
            <text:p>-50,2282124143658</text:p>
          </table:table-cell>
          <table:table-cell office:value-type="float" office:value="-50.1957150661584" calcext:value-type="float">
            <text:p>-50,1957150661584</text:p>
          </table:table-cell>
          <table:table-cell office:value-type="float" office:value="-50.2126724936745" calcext:value-type="float">
            <text:p>-50,2126724936745</text:p>
          </table:table-cell>
          <table:table-cell office:value-type="float" office:value="-50.2369538509485" calcext:value-type="float">
            <text:p>-50,2369538509485</text:p>
          </table:table-cell>
          <table:table-cell office:value-type="float" office:value="-50.2150893066869" calcext:value-type="float">
            <text:p>-50,2150893066869</text:p>
          </table:table-cell>
          <table:table-cell office:value-type="float" office:value="-50.1506850502708" calcext:value-type="float">
            <text:p>-50,1506850502708</text:p>
          </table:table-cell>
          <table:table-cell office:value-type="float" office:value="-50.1463271632339" calcext:value-type="float">
            <text:p>-50,1463271632339</text:p>
          </table:table-cell>
          <table:table-cell office:value-type="float" office:value="-50.1145407358805" calcext:value-type="float">
            <text:p>-50,1145407358805</text:p>
          </table:table-cell>
          <table:table-cell office:value-type="float" office:value="-50.1233836087314" calcext:value-type="float">
            <text:p>-50,1233836087314</text:p>
          </table:table-cell>
          <table:table-cell office:value-type="float" office:value="-50.0707961284753" calcext:value-type="float">
            <text:p>-50,0707961284753</text:p>
          </table:table-cell>
          <table:table-cell office:value-type="float" office:value="-50.0753857005726" calcext:value-type="float">
            <text:p>-50,0753857005726</text:p>
          </table:table-cell>
          <table:table-cell office:value-type="float" office:value="-50.0611627174146" calcext:value-type="float">
            <text:p>-50,0611627174146</text:p>
          </table:table-cell>
          <table:table-cell office:value-type="float" office:value="-50.0544248927723" calcext:value-type="float">
            <text:p>-50,0544248927723</text:p>
          </table:table-cell>
          <table:table-cell office:value-type="float" office:value="-50.0112154989532" calcext:value-type="float">
            <text:p>-50,0112154989532</text:p>
          </table:table-cell>
          <table:table-cell office:value-type="float" office:value="-49.9870635234948" calcext:value-type="float">
            <text:p>-49,9870635234948</text:p>
          </table:table-cell>
          <table:table-cell office:value-type="float" office:value="-49.9685583403616" calcext:value-type="float">
            <text:p>-49,9685583403616</text:p>
          </table:table-cell>
          <table:table-cell office:value-type="float" office:value="-49.9744128602924" calcext:value-type="float">
            <text:p>-49,9744128602924</text:p>
          </table:table-cell>
          <table:table-cell office:value-type="float" office:value="-49.9740038496075" calcext:value-type="float">
            <text:p>-49,9740038496075</text:p>
          </table:table-cell>
          <table:table-cell office:value-type="float" office:value="-49.9461805748217" calcext:value-type="float">
            <text:p>-49,9461805748217</text:p>
          </table:table-cell>
          <table:table-cell office:value-type="float" office:value="-49.9577360153198" calcext:value-type="float">
            <text:p>-49,9577360153198</text:p>
          </table:table-cell>
          <table:table-cell office:value-type="float" office:value="-49.987595355872" calcext:value-type="float">
            <text:p>-49,987595355872</text:p>
          </table:table-cell>
          <table:table-cell office:value-type="float" office:value="-50.0098088004372" calcext:value-type="float">
            <text:p>-50,0098088004372</text:p>
          </table:table-cell>
          <table:table-cell office:value-type="float" office:value="-49.9988639137962" calcext:value-type="float">
            <text:p>-49,9988639137962</text:p>
          </table:table-cell>
          <table:table-cell office:value-type="float" office:value="-50.0344386245265" calcext:value-type="float">
            <text:p>-50,0344386245265</text:p>
          </table:table-cell>
          <table:table-cell office:value-type="float" office:value="-50.0357398697824" calcext:value-type="float">
            <text:p>-50,0357398697824</text:p>
          </table:table-cell>
          <table:table-cell office:value-type="float" office:value="-50.0404086835457" calcext:value-type="float">
            <text:p>-50,0404086835457</text:p>
          </table:table-cell>
          <table:table-cell office:value-type="float" office:value="-50.0420900402647" calcext:value-type="float">
            <text:p>-50,0420900402647</text:p>
          </table:table-cell>
          <table:table-cell office:value-type="float" office:value="-50.0664310455322" calcext:value-type="float">
            <text:p>-50,0664310455322</text:p>
          </table:table-cell>
          <table:table-cell office:value-type="float" office:value="-50.0617758433024" calcext:value-type="float">
            <text:p>-50,0617758433024</text:p>
          </table:table-cell>
          <table:table-cell office:value-type="float" office:value="-50.0302943316373" calcext:value-type="float">
            <text:p>-50,0302943316373</text:p>
          </table:table-cell>
          <table:table-cell office:value-type="float" office:value="-50.0407706751968" calcext:value-type="float">
            <text:p>-50,0407706751968</text:p>
          </table:table-cell>
          <table:table-cell office:value-type="float" office:value="-50.0412105213512" calcext:value-type="float">
            <text:p>-50,0412105213512</text:p>
          </table:table-cell>
          <table:table-cell office:value-type="float" office:value="-50.0796972332579" calcext:value-type="float">
            <text:p>-50,0796972332579</text:p>
          </table:table-cell>
          <table:table-cell office:value-type="float" office:value="-50.0728772481283" calcext:value-type="float">
            <text:p>-50,0728772481283</text:p>
          </table:table-cell>
          <table:table-cell office:value-type="float" office:value="-50.0893305287217" calcext:value-type="float">
            <text:p>-50,0893305287217</text:p>
          </table:table-cell>
          <table:table-cell office:value-type="float" office:value="-50.0885202523434" calcext:value-type="float">
            <text:p>-50,0885202523434</text:p>
          </table:table-cell>
          <table:table-cell office:value-type="float" office:value="-49.9734836347175" calcext:value-type="float">
            <text:p>-49,9734836347175</text:p>
          </table:table-cell>
          <table:table-cell office:value-type="float" office:value="-49.9952632441665" calcext:value-type="float">
            <text:p>-49,9952632441665</text:p>
          </table:table-cell>
          <table:table-cell office:value-type="float" office:value="-50.0020804838701" calcext:value-type="float">
            <text:p>-50,0020804838701</text:p>
          </table:table-cell>
          <table:table-cell office:value-type="float" office:value="-50.026746894374" calcext:value-type="float">
            <text:p>-50,026746894374</text:p>
          </table:table-cell>
          <table:table-cell office:value-type="float" office:value="-49.9907866102276" calcext:value-type="float">
            <text:p>-49,9907866102276</text:p>
          </table:table-cell>
          <table:table-cell office:value-type="float" office:value="-49.9908366636796" calcext:value-type="float">
            <text:p>-49,9908366636796</text:p>
          </table:table-cell>
          <table:table-cell office:value-type="float" office:value="-50.0122193712177" calcext:value-type="float">
            <text:p>-50,0122193712177</text:p>
          </table:table-cell>
          <table:table-cell office:value-type="float" office:value="-50.0418514771895" calcext:value-type="float">
            <text:p>-50,0418514771895</text:p>
          </table:table-cell>
          <table:table-cell office:value-type="float" office:value="-50.0394718285763" calcext:value-type="float">
            <text:p>-50,0394718285763</text:p>
          </table:table-cell>
          <table:table-cell office:value-type="float" office:value="-50.0291320338394" calcext:value-type="float">
            <text:p>-50,0291320338394</text:p>
          </table:table-cell>
          <table:table-cell office:value-type="float" office:value="-50.0469258626302" calcext:value-type="float">
            <text:p>-50,0469258626302</text:p>
          </table:table-cell>
          <table:table-cell office:value-type="float" office:value="-50.0584576057665" calcext:value-type="float">
            <text:p>-50,0584576057665</text:p>
          </table:table-cell>
          <table:table-cell office:value-type="float" office:value="-50.0691849390666" calcext:value-type="float">
            <text:p>-50,0691849390666</text:p>
          </table:table-cell>
          <table:table-cell office:value-type="float" office:value="-50.041321552161" calcext:value-type="float">
            <text:p>-50,041321552161</text:p>
          </table:table-cell>
          <table:table-cell office:value-type="float" office:value="-50.0662946990042" calcext:value-type="float">
            <text:p>-50,0662946990042</text:p>
          </table:table-cell>
          <table:table-cell office:value-type="float" office:value="-50.0923797434027" calcext:value-type="float">
            <text:p>-50,0923797434027</text:p>
          </table:table-cell>
          <table:table-cell office:value-type="float" office:value="-49.9810361862183" calcext:value-type="float">
            <text:p>-49,9810361862183</text:p>
          </table:table-cell>
          <table:table-cell office:value-type="float" office:value="-50.009976791613" calcext:value-type="float">
            <text:p>-50,009976791613</text:p>
          </table:table-cell>
          <table:table-cell office:value-type="float" office:value="-49.9632688002153" calcext:value-type="float">
            <text:p>-49,9632688002153</text:p>
          </table:table-cell>
          <table:table-cell office:value-type="float" office:value="-50.0162750012947" calcext:value-type="float">
            <text:p>-50,0162750012947</text:p>
          </table:table-cell>
          <table:table-cell office:value-type="float" office:value="-49.9240366039854" calcext:value-type="float">
            <text:p>-49,9240366039854</text:p>
          </table:table-cell>
          <table:table-cell office:value-type="float" office:value="-49.9571825952241" calcext:value-type="float">
            <text:p>-49,9571825952241</text:p>
          </table:table-cell>
          <table:table-cell office:value-type="float" office:value="-49.9478283506451" calcext:value-type="float">
            <text:p>-49,9478283506451</text:p>
          </table:table-cell>
          <table:table-cell office:value-type="float" office:value="-49.9911127379446" calcext:value-type="float">
            <text:p>-49,9911127379446</text:p>
          </table:table-cell>
          <table:table-cell office:value-type="float" office:value="-49.9344229842677" calcext:value-type="float">
            <text:p>-49,9344229842677</text:p>
          </table:table-cell>
          <table:table-cell office:value-type="float" office:value="-49.9439464048906" calcext:value-type="float">
            <text:p>-49,9439464048906</text:p>
          </table:table-cell>
          <table:table-cell office:value-type="float" office:value="-49.9187777259133" calcext:value-type="float">
            <text:p>-49,9187777259133</text:p>
          </table:table-cell>
          <table:table-cell office:value-type="float" office:value="-49.9244260787964" calcext:value-type="float">
            <text:p>-49,9244260787964</text:p>
          </table:table-cell>
          <table:table-cell office:value-type="float" office:value="-49.9203252214374" calcext:value-type="float">
            <text:p>-49,9203252214374</text:p>
          </table:table-cell>
          <table:table-cell office:value-type="float" office:value="-49.9106529409235" calcext:value-type="float">
            <text:p>-49,9106529409235</text:p>
          </table:table-cell>
          <table:table-cell office:value-type="float" office:value="-49.9276366667314" calcext:value-type="float">
            <text:p>-49,9276366667314</text:p>
          </table:table-cell>
          <table:table-cell office:value-type="float" office:value="-49.9428358366995" calcext:value-type="float">
            <text:p>-49,9428358366995</text:p>
          </table:table-cell>
          <table:table-cell office:value-type="float" office:value="-49.9407798882687" calcext:value-type="float">
            <text:p>-49,9407798882687</text:p>
          </table:table-cell>
          <table:table-cell office:value-type="float" office:value="-49.8347564466072" calcext:value-type="float">
            <text:p>-49,8347564466072</text:p>
          </table:table-cell>
          <table:table-cell office:value-type="float" office:value="-49.8090941978223" calcext:value-type="float">
            <text:p>-49,8090941978223</text:p>
          </table:table-cell>
          <table:table-cell office:value-type="float" office:value="-49.7485468026364" calcext:value-type="float">
            <text:p>-49,7485468026364</text:p>
          </table:table-cell>
          <table:table-cell office:value-type="float" office:value="-49.7755265091405" calcext:value-type="float">
            <text:p>-49,7755265091405</text:p>
          </table:table-cell>
          <table:table-cell office:value-type="float" office:value="-49.7308524738659" calcext:value-type="float">
            <text:p>-49,7308524738659</text:p>
          </table:table-cell>
          <table:table-cell office:value-type="float" office:value="-49.6879073056308" calcext:value-type="float">
            <text:p>-49,6879073056308</text:p>
          </table:table-cell>
          <table:table-cell office:value-type="float" office:value="-49.6520158305313" calcext:value-type="float">
            <text:p>-49,6520158305313</text:p>
          </table:table-cell>
          <table:table-cell office:value-type="float" office:value="-49.690963976311" calcext:value-type="float">
            <text:p>-49,690963976311</text:p>
          </table:table-cell>
          <table:table-cell office:value-type="float" office:value="-49.752846399943" calcext:value-type="float">
            <text:p>-49,752846399943</text:p>
          </table:table-cell>
          <table:table-cell office:value-type="float" office:value="-49.6739315553145" calcext:value-type="float">
            <text:p>-49,6739315553145</text:p>
          </table:table-cell>
          <table:table-cell office:value-type="float" office:value="-49.6419106974746" calcext:value-type="float">
            <text:p>-49,6419106974746</text:p>
          </table:table-cell>
          <table:table-cell office:value-type="float" office:value="-49.5898054585312" calcext:value-type="float">
            <text:p>-49,5898054585312</text:p>
          </table:table-cell>
          <table:table-cell office:value-type="float" office:value="-49.6460677638198" calcext:value-type="float">
            <text:p>-49,6460677638198</text:p>
          </table:table-cell>
          <table:table-cell office:value-type="float" office:value="-49.5413724436904" calcext:value-type="float">
            <text:p>-49,5413724436904</text:p>
          </table:table-cell>
          <table:table-cell office:value-type="float" office:value="-49.5517424092148" calcext:value-type="float">
            <text:p>-49,5517424092148</text:p>
          </table:table-cell>
          <table:table-cell office:value-type="float" office:value="-49.5608920473041" calcext:value-type="float">
            <text:p>-49,5608920473041</text:p>
          </table:table-cell>
          <table:table-cell office:value-type="float" office:value="-49.592460863518" calcext:value-type="float">
            <text:p>-49,592460863518</text:p>
          </table:table-cell>
          <table:table-cell office:value-type="float" office:value="-49.6706406853416" calcext:value-type="float">
            <text:p>-49,6706406853416</text:p>
          </table:table-cell>
          <table:table-cell office:value-type="float" office:value="-49.7098419883034" calcext:value-type="float">
            <text:p>-49,7098419883034</text:p>
          </table:table-cell>
          <table:table-cell office:value-type="float" office:value="-49.6841257846717" calcext:value-type="float">
            <text:p>-49,6841257846717</text:p>
          </table:table-cell>
          <table:table-cell office:value-type="float" office:value="-49.6964228080981" calcext:value-type="float">
            <text:p>-49,6964228080981</text:p>
          </table:table-cell>
          <table:table-cell office:value-type="float" office:value="-49.7850937409834" calcext:value-type="float">
            <text:p>-49,7850937409834</text:p>
          </table:table-cell>
          <table:table-cell office:value-type="float" office:value="-49.8523422299009" calcext:value-type="float">
            <text:p>-49,8523422299009</text:p>
          </table:table-cell>
          <table:table-cell office:value-type="float" office:value="-49.7429097204497" calcext:value-type="float">
            <text:p>-49,7429097204497</text:p>
          </table:table-cell>
          <table:table-cell office:value-type="float" office:value="-49.7109238017689" calcext:value-type="float">
            <text:p>-49,7109238017689</text:p>
          </table:table-cell>
          <table:table-cell office:value-type="float" office:value="-49.7587378819784" calcext:value-type="float">
            <text:p>-49,7587378819784</text:p>
          </table:table-cell>
          <table:table-cell office:value-type="float" office:value="-49.8140224398989" calcext:value-type="float">
            <text:p>-49,8140224398989</text:p>
          </table:table-cell>
          <table:table-cell office:value-type="float" office:value="-49.8411345048384" calcext:value-type="float">
            <text:p>-49,8411345048384</text:p>
          </table:table-cell>
          <table:table-cell office:value-type="float" office:value="-49.8527359528975" calcext:value-type="float">
            <text:p>-49,8527359528975</text:p>
          </table:table-cell>
          <table:table-cell office:value-type="float" office:value="-49.9054483355898" calcext:value-type="float">
            <text:p>-49,9054483355898</text:p>
          </table:table-cell>
          <table:table-cell office:value-type="float" office:value="-49.9875276160963" calcext:value-type="float">
            <text:p>-49,9875276160963</text:p>
          </table:table-cell>
          <table:table-cell office:value-type="float" office:value="-49.5418910113248" calcext:value-type="float">
            <text:p>-49,5418910113248</text:p>
          </table:table-cell>
          <table:table-cell office:value-type="float" office:value="-49.6686822139856" calcext:value-type="float">
            <text:p>-49,6686822139856</text:p>
          </table:table-cell>
          <table:table-cell office:value-type="float" office:value="-49.6908667882284" calcext:value-type="float">
            <text:p>-49,6908667882284</text:p>
          </table:table-cell>
          <table:table-cell office:value-type="float" office:value="-49.8544184655854" calcext:value-type="float">
            <text:p>-49,8544184655854</text:p>
          </table:table-cell>
          <table:table-cell office:value-type="float" office:value="-49.6655104666045" calcext:value-type="float">
            <text:p>-49,6655104666045</text:p>
          </table:table-cell>
          <table:table-cell office:value-type="float" office:value="-49.7593345931082" calcext:value-type="float">
            <text:p>-49,7593345931082</text:p>
          </table:table-cell>
          <table:table-cell office:value-type="float" office:value="-49.8170066602302" calcext:value-type="float">
            <text:p>-49,8170066602302</text:p>
          </table:table-cell>
          <table:table-cell office:value-type="float" office:value="-49.9579173579361" calcext:value-type="float">
            <text:p>-49,9579173579361</text:p>
          </table:table-cell>
          <table:table-cell office:value-type="float" office:value="-49.7656940402407" calcext:value-type="float">
            <text:p>-49,7656940402407</text:p>
          </table:table-cell>
          <table:table-cell office:value-type="float" office:value="-49.7372685345736" calcext:value-type="float">
            <text:p>-49,7372685345736</text:p>
          </table:table-cell>
          <table:table-cell office:value-type="float" office:value="-49.7960122137359" calcext:value-type="float">
            <text:p>-49,7960122137359</text:p>
          </table:table-cell>
          <table:table-cell office:value-type="float" office:value="-49.8758081667351" calcext:value-type="float">
            <text:p>-49,8758081667351</text:p>
          </table:table-cell>
          <table:table-cell office:value-type="float" office:value="-49.8914664875377" calcext:value-type="float">
            <text:p>-49,8914664875377</text:p>
          </table:table-cell>
          <table:table-cell office:value-type="float" office:value="-49.8337932644468" calcext:value-type="float">
            <text:p>-49,8337932644468</text:p>
          </table:table-cell>
          <table:table-cell office:value-type="float" office:value="-49.9423689119744" calcext:value-type="float">
            <text:p>-49,9423689119744</text:p>
          </table:table-cell>
          <table:table-cell office:value-type="float" office:value="-50.0219934347904" calcext:value-type="float">
            <text:p>-50,0219934347904</text:p>
          </table:table-cell>
          <table:table-cell office:value-type="float" office:value="-49.5474792538267" calcext:value-type="float">
            <text:p>-49,5474792538267</text:p>
          </table:table-cell>
          <table:table-cell office:value-type="float" office:value="-49.6626023957224" calcext:value-type="float">
            <text:p>-49,6626023957224</text:p>
          </table:table-cell>
          <table:table-cell office:value-type="float" office:value="-49.6170970165368" calcext:value-type="float">
            <text:p>-49,6170970165368</text:p>
          </table:table-cell>
          <table:table-cell office:value-type="float" office:value="-49.7365022139116" calcext:value-type="float">
            <text:p>-49,7365022139116</text:p>
          </table:table-cell>
          <table:table-cell office:value-type="float" office:value="-49.6126677484223" calcext:value-type="float">
            <text:p>-49,6126677484223</text:p>
          </table:table-cell>
          <table:table-cell office:value-type="float" office:value="-49.64539753307" calcext:value-type="float">
            <text:p>-49,64539753307</text:p>
          </table:table-cell>
          <table:table-cell office:value-type="float" office:value="-49.674371545965" calcext:value-type="float">
            <text:p>-49,674371545965</text:p>
          </table:table-cell>
          <table:table-cell office:value-type="float" office:value="-49.7673484050866" calcext:value-type="float">
            <text:p>-49,7673484050866</text:p>
          </table:table-cell>
          <table:table-cell office:value-type="float" office:value="-49.6639326557969" calcext:value-type="float">
            <text:p>-49,6639326557969</text:p>
          </table:table-cell>
          <table:table-cell office:value-type="float" office:value="-49.5854924808849" calcext:value-type="float">
            <text:p>-49,5854924808849</text:p>
          </table:table-cell>
          <table:table-cell office:value-type="float" office:value="-49.6226487015233" calcext:value-type="float">
            <text:p>-49,6226487015233</text:p>
          </table:table-cell>
          <table:table-cell office:value-type="float" office:value="-49.6244440367728" calcext:value-type="float">
            <text:p>-49,6244440367728</text:p>
          </table:table-cell>
          <table:table-cell office:value-type="float" office:value="-49.6865137851599" calcext:value-type="float">
            <text:p>-49,6865137851599</text:p>
          </table:table-cell>
          <table:table-cell office:value-type="float" office:value="-49.6105134270408" calcext:value-type="float">
            <text:p>-49,6105134270408</text:p>
          </table:table-cell>
          <table:table-cell office:value-type="float" office:value="-49.6995941219908" calcext:value-type="float">
            <text:p>-49,6995941219908</text:p>
          </table:table-cell>
          <table:table-cell office:value-type="float" office:value="-49.7164704004924" calcext:value-type="float">
            <text:p>-49,7164704004924</text:p>
          </table:table-cell>
          <table:table-cell office:value-type="float" office:value="-49.5569122776841" calcext:value-type="float">
            <text:p>-49,5569122776841</text:p>
          </table:table-cell>
          <table:table-cell office:value-type="float" office:value="-49.4341355815078" calcext:value-type="float">
            <text:p>-49,4341355815078</text:p>
          </table:table-cell>
          <table:table-cell office:value-type="float" office:value="-49.3900419293028" calcext:value-type="float">
            <text:p>-49,3900419293028</text:p>
          </table:table-cell>
          <table:table-cell office:value-type="float" office:value="-49.3155420187748" calcext:value-type="float">
            <text:p>-49,3155420187748</text:p>
          </table:table-cell>
          <table:table-cell office:value-type="float" office:value="-49.3254190213753" calcext:value-type="float">
            <text:p>-49,3254190213753</text:p>
          </table:table-cell>
          <table:table-cell office:value-type="float" office:value="-49.2980396386349" calcext:value-type="float">
            <text:p>-49,2980396386349</text:p>
          </table:table-cell>
          <table:table-cell office:value-type="float" office:value="-49.2411188645796" calcext:value-type="float">
            <text:p>-49,2411188645796</text:p>
          </table:table-cell>
          <table:table-cell office:value-type="float" office:value="-49.2296610745517" calcext:value-type="float">
            <text:p>-49,2296610745517</text:p>
          </table:table-cell>
          <table:table-cell office:value-type="float" office:value="-49.2457511786259" calcext:value-type="float">
            <text:p>-49,2457511786259</text:p>
          </table:table-cell>
          <table:table-cell office:value-type="float" office:value="-49.3874823830344" calcext:value-type="float">
            <text:p>-49,3874823830344</text:p>
          </table:table-cell>
          <table:table-cell office:value-type="float" office:value="-49.2603054335623" calcext:value-type="float">
            <text:p>-49,2603054335623</text:p>
          </table:table-cell>
          <table:table-cell office:value-type="float" office:value="-49.252184492169" calcext:value-type="float">
            <text:p>-49,252184492169</text:p>
          </table:table-cell>
          <table:table-cell office:value-type="float" office:value="-49.1451714833578" calcext:value-type="float">
            <text:p>-49,1451714833578</text:p>
          </table:table-cell>
          <table:table-cell office:value-type="float" office:value="-49.2614662863992" calcext:value-type="float">
            <text:p>-49,2614662863992</text:p>
          </table:table-cell>
          <table:table-cell office:value-type="float" office:value="-49.0970184152777" calcext:value-type="float">
            <text:p>-49,0970184152777</text:p>
          </table:table-cell>
          <table:table-cell office:value-type="float" office:value="-49.1576129450943" calcext:value-type="float">
            <text:p>-49,1576129450943</text:p>
          </table:table-cell>
          <table:table-cell office:value-type="float" office:value="-49.1546464977842" calcext:value-type="float">
            <text:p>-49,1546464977842</text:p>
          </table:table-cell>
          <table:table-cell office:value-type="float" office:value="-49.2345564871123" calcext:value-type="float">
            <text:p>-49,2345564871123</text:p>
          </table:table-cell>
          <table:table-cell office:value-type="float" office:value="-49.2478848659631" calcext:value-type="float">
            <text:p>-49,2478848659631</text:p>
          </table:table-cell>
          <table:table-cell office:value-type="float" office:value="-49.3249326185747" calcext:value-type="float">
            <text:p>-49,3249326185747</text:p>
          </table:table-cell>
          <table:table-cell office:value-type="float" office:value="-49.2929738940615" calcext:value-type="float">
            <text:p>-49,2929738940615</text:p>
          </table:table-cell>
          <table:table-cell office:value-type="float" office:value="-49.3163198991255" calcext:value-type="float">
            <text:p>-49,3163198991255</text:p>
          </table:table-cell>
          <table:table-cell office:value-type="float" office:value="-49.3627008669304" calcext:value-type="float">
            <text:p>-49,3627008669304</text:p>
          </table:table-cell>
          <table:table-cell office:value-type="float" office:value="-49.4129813512166" calcext:value-type="float">
            <text:p>-49,4129813512166</text:p>
          </table:table-cell>
          <table:table-cell office:value-type="float" office:value="-49.3816937533292" calcext:value-type="float">
            <text:p>-49,3816937533292</text:p>
          </table:table-cell>
          <table:table-cell office:value-type="float" office:value="-49.2923528208877" calcext:value-type="float">
            <text:p>-49,2923528208877</text:p>
          </table:table-cell>
          <table:table-cell office:value-type="float" office:value="-49.3682488817157" calcext:value-type="float">
            <text:p>-49,3682488817157</text:p>
          </table:table-cell>
          <table:table-cell office:value-type="float" office:value="-49.3926322821415" calcext:value-type="float">
            <text:p>-49,3926322821415</text:p>
          </table:table-cell>
          <table:table-cell office:value-type="float" office:value="-49.4718451933427" calcext:value-type="float">
            <text:p>-49,4718451933427</text:p>
          </table:table-cell>
          <table:table-cell office:value-type="float" office:value="-49.3909604332664" calcext:value-type="float">
            <text:p>-49,3909604332664</text:p>
          </table:table-cell>
          <table:table-cell office:value-type="float" office:value="-49.4846711014256" calcext:value-type="float">
            <text:p>-49,4846711014256</text:p>
          </table:table-cell>
          <table:table-cell office:value-type="float" office:value="-49.4919278982914" calcext:value-type="float">
            <text:p>-49,4919278982914</text:p>
          </table:table-cell>
          <table:table-cell office:value-type="float" office:value="-49.1662756890962" calcext:value-type="float">
            <text:p>-49,1662756890962</text:p>
          </table:table-cell>
          <table:table-cell office:value-type="float" office:value="-49.26734011101" calcext:value-type="float">
            <text:p>-49,26734011101</text:p>
          </table:table-cell>
          <table:table-cell office:value-type="float" office:value="-49.2721648071751" calcext:value-type="float">
            <text:p>-49,2721648071751</text:p>
          </table:table-cell>
          <table:table-cell office:value-type="float" office:value="-49.3561328830141" calcext:value-type="float">
            <text:p>-49,3561328830141</text:p>
          </table:table-cell>
          <table:table-cell office:value-type="float" office:value="-49.3312721252441" calcext:value-type="float">
            <text:p>-49,3312721252441</text:p>
          </table:table-cell>
          <table:table-cell office:value-type="float" office:value="-49.3557336691654" calcext:value-type="float">
            <text:p>-49,3557336691654</text:p>
          </table:table-cell>
          <table:table-cell office:value-type="float" office:value="-49.4142651991411" calcext:value-type="float">
            <text:p>-49,4142651991411</text:p>
          </table:table-cell>
          <table:table-cell office:value-type="float" office:value="-49.4788390072909" calcext:value-type="float">
            <text:p>-49,4788390072909</text:p>
          </table:table-cell>
          <table:table-cell office:value-type="float" office:value="-49.4353364308675" calcext:value-type="float">
            <text:p>-49,4353364308675</text:p>
          </table:table-cell>
          <table:table-cell office:value-type="float" office:value="-49.2831117167617" calcext:value-type="float">
            <text:p>-49,2831117167617</text:p>
          </table:table-cell>
          <table:table-cell office:value-type="float" office:value="-49.3662171219334" calcext:value-type="float">
            <text:p>-49,3662171219334</text:p>
          </table:table-cell>
          <table:table-cell office:value-type="float" office:value="-49.3755583907619" calcext:value-type="float">
            <text:p>-49,3755583907619</text:p>
          </table:table-cell>
          <table:table-cell office:value-type="float" office:value="-49.4679265166774" calcext:value-type="float">
            <text:p>-49,4679265166774</text:p>
          </table:table-cell>
          <table:table-cell office:value-type="float" office:value="-49.3715857014512" calcext:value-type="float">
            <text:p>-49,3715857014512</text:p>
          </table:table-cell>
          <table:table-cell office:value-type="float" office:value="-49.4717342781298" calcext:value-type="float">
            <text:p>-49,4717342781298</text:p>
          </table:table-cell>
          <table:table-cell office:value-type="float" office:value="-49.4781262946851" calcext:value-type="float">
            <text:p>-49,4781262946851</text:p>
          </table:table-cell>
          <table:table-cell office:value-type="float" office:value="-49.1496562090787" calcext:value-type="float">
            <text:p>-49,1496562090787</text:p>
          </table:table-cell>
          <table:table-cell office:value-type="float" office:value="-49.1747014594801" calcext:value-type="float">
            <text:p>-49,1747014594801</text:p>
          </table:table-cell>
          <table:table-cell office:value-type="float" office:value="-49.1434571237275" calcext:value-type="float">
            <text:p>-49,1434571237275</text:p>
          </table:table-cell>
          <table:table-cell office:value-type="float" office:value="-49.1752059820927" calcext:value-type="float">
            <text:p>-49,1752059820927</text:p>
          </table:table-cell>
          <table:table-cell office:value-type="float" office:value="-49.1430825031165" calcext:value-type="float">
            <text:p>-49,1430825031165</text:p>
          </table:table-cell>
          <table:table-cell office:value-type="float" office:value="-49.1368705576116" calcext:value-type="float">
            <text:p>-49,1368705576116</text:p>
          </table:table-cell>
          <table:table-cell office:value-type="float" office:value="-49.137634306243" calcext:value-type="float">
            <text:p>-49,137634306243</text:p>
          </table:table-cell>
          <table:table-cell office:value-type="float" office:value="-49.1553067294034" calcext:value-type="float">
            <text:p>-49,1553067294034</text:p>
          </table:table-cell>
          <table:table-cell office:value-type="float" office:value="-49.1475441383593" calcext:value-type="float">
            <text:p>-49,1475441383593</text:p>
          </table:table-cell>
          <table:table-cell office:value-type="float" office:value="-49.0922390041929" calcext:value-type="float">
            <text:p>-49,0922390041929</text:p>
          </table:table-cell>
          <table:table-cell office:value-type="float" office:value="-49.0975551316232" calcext:value-type="float">
            <text:p>-49,0975551316232</text:p>
          </table:table-cell>
          <table:table-cell office:value-type="float" office:value="-49.0907430070819" calcext:value-type="float">
            <text:p>-49,0907430070819</text:p>
          </table:table-cell>
          <table:table-cell office:value-type="float" office:value="-49.1227869265007" calcext:value-type="float">
            <text:p>-49,1227869265007</text:p>
          </table:table-cell>
          <table:table-cell office:value-type="float" office:value="-49.0986885013002" calcext:value-type="float">
            <text:p>-49,0986885013002</text:p>
          </table:table-cell>
          <table:table-cell office:value-type="float" office:value="-49.1038793795037" calcext:value-type="float">
            <text:p>-49,1038793795037</text:p>
          </table:table-cell>
          <table:table-cell office:value-type="float" office:value="-49.1053761568936" calcext:value-type="float">
            <text:p>-49,1053761568936</text:p>
          </table:table-cell>
          <table:table-cell office:value-type="float" office:value="-49.1046372904922" calcext:value-type="float">
            <text:p>-49,1046372904922</text:p>
          </table:table-cell>
          <table:table-cell office:value-type="float" office:value="-49.0650854110718" calcext:value-type="float">
            <text:p>-49,0650854110718</text:p>
          </table:table-cell>
          <table:table-cell office:value-type="float" office:value="-49.0485600847186" calcext:value-type="float">
            <text:p>-49,0485600847186</text:p>
          </table:table-cell>
          <table:table-cell office:value-type="float" office:value="-49.0309795032848" calcext:value-type="float">
            <text:p>-49,0309795032848</text:p>
          </table:table-cell>
          <table:table-cell office:value-type="float" office:value="-49.0282789577137" calcext:value-type="float">
            <text:p>-49,0282789577137</text:p>
          </table:table-cell>
          <table:table-cell office:value-type="float" office:value="-48.9996710979577" calcext:value-type="float">
            <text:p>-48,9996710979577</text:p>
          </table:table-cell>
          <table:table-cell office:value-type="float" office:value="-48.9794299096772" calcext:value-type="float">
            <text:p>-48,9794299096772</text:p>
          </table:table-cell>
          <table:table-cell office:value-type="float" office:value="-48.9904026840672" calcext:value-type="float">
            <text:p>-48,9904026840672</text:p>
          </table:table-cell>
          <table:table-cell office:value-type="float" office:value="-48.9806816505663" calcext:value-type="float">
            <text:p>-48,9806816505663</text:p>
          </table:table-cell>
          <table:table-cell office:value-type="float" office:value="-48.9688659725767" calcext:value-type="float">
            <text:p>-48,9688659725767</text:p>
          </table:table-cell>
          <table:table-cell office:value-type="float" office:value="-48.9142063603257" calcext:value-type="float">
            <text:p>-48,9142063603257</text:p>
          </table:table-cell>
          <table:table-cell office:value-type="float" office:value="-48.9113264083862" calcext:value-type="float">
            <text:p>-48,9113264083862</text:p>
          </table:table-cell>
          <table:table-cell office:value-type="float" office:value="-48.8955468264493" calcext:value-type="float">
            <text:p>-48,8955468264493</text:p>
          </table:table-cell>
          <table:table-cell office:value-type="float" office:value="-48.9472666942712" calcext:value-type="float">
            <text:p>-48,9472666942712</text:p>
          </table:table-cell>
          <table:table-cell office:value-type="float" office:value="-48.8896546508327" calcext:value-type="float">
            <text:p>-48,8896546508327</text:p>
          </table:table-cell>
          <table:table-cell office:value-type="float" office:value="-48.916786627336" calcext:value-type="float">
            <text:p>-48,916786627336</text:p>
          </table:table-cell>
          <table:table-cell office:value-type="float" office:value="-48.9312379721439" calcext:value-type="float">
            <text:p>-48,9312379721439</text:p>
          </table:table-cell>
          <table:table-cell office:value-type="float" office:value="-48.9412905953147" calcext:value-type="float">
            <text:p>-48,9412905953147</text:p>
          </table:table-cell>
          <table:table-cell office:value-type="float" office:value="-48.9133850155455" calcext:value-type="float">
            <text:p>-48,9133850155455</text:p>
          </table:table-cell>
          <table:table-cell office:value-type="float" office:value="-48.9392130591653" calcext:value-type="float">
            <text:p>-48,9392130591653</text:p>
          </table:table-cell>
          <table:table-cell office:value-type="float" office:value="-48.9407609881777" calcext:value-type="float">
            <text:p>-48,9407609881777</text:p>
          </table:table-cell>
          <table:table-cell office:value-type="float" office:value="-48.9415130615234" calcext:value-type="float">
            <text:p>-48,9415130615234</text:p>
          </table:table-cell>
          <table:table-cell office:value-type="float" office:value="-48.929329958829" calcext:value-type="float">
            <text:p>-48,929329958829</text:p>
          </table:table-cell>
          <table:table-cell office:value-type="float" office:value="-48.942780899279" calcext:value-type="float">
            <text:p>-48,942780899279</text:p>
          </table:table-cell>
          <table:table-cell office:value-type="float" office:value="-48.9440915945805" calcext:value-type="float">
            <text:p>-48,9440915945805</text:p>
          </table:table-cell>
          <table:table-cell office:value-type="float" office:value="-48.9291575749715" calcext:value-type="float">
            <text:p>-48,9291575749715</text:p>
          </table:table-cell>
          <table:table-cell office:value-type="float" office:value="-48.9237378149322" calcext:value-type="float">
            <text:p>-48,9237378149322</text:p>
          </table:table-cell>
          <table:table-cell office:value-type="float" office:value="-48.9097548109112" calcext:value-type="float">
            <text:p>-48,9097548109112</text:p>
          </table:table-cell>
          <table:table-cell office:value-type="float" office:value="-48.9304826331861" calcext:value-type="float">
            <text:p>-48,9304826331861</text:p>
          </table:table-cell>
          <table:table-cell office:value-type="float" office:value="-48.9203943483757" calcext:value-type="float">
            <text:p>-48,9203943483757</text:p>
          </table:table-cell>
          <table:table-cell office:value-type="float" office:value="-48.9235120542122" calcext:value-type="float">
            <text:p>-48,9235120542122</text:p>
          </table:table-cell>
          <table:table-cell office:value-type="float" office:value="-48.9139274250377" calcext:value-type="float">
            <text:p>-48,9139274250377</text:p>
          </table:table-cell>
          <table:table-cell office:value-type="float" office:value="-48.9149820443356" calcext:value-type="float">
            <text:p>-48,9149820443356</text:p>
          </table:table-cell>
          <table:table-cell office:value-type="float" office:value="-48.9253946651112" calcext:value-type="float">
            <text:p>-48,9253946651112</text:p>
          </table:table-cell>
          <table:table-cell office:value-type="float" office:value="-48.9035575751102" calcext:value-type="float">
            <text:p>-48,9035575751102</text:p>
          </table:table-cell>
          <table:table-cell office:value-type="float" office:value="-48.9188068563288" calcext:value-type="float">
            <text:p>-48,9188068563288</text:p>
          </table:table-cell>
          <table:table-cell office:value-type="float" office:value="-48.8997885964134" calcext:value-type="float">
            <text:p>-48,8997885964134</text:p>
          </table:table-cell>
          <table:table-cell office:value-type="float" office:value="-48.901634014014" calcext:value-type="float">
            <text:p>-48,901634014014</text:p>
          </table:table-cell>
          <table:table-cell office:value-type="float" office:value="-48.9002000635321" calcext:value-type="float">
            <text:p>-48,9002000635321</text:p>
          </table:table-cell>
          <table:table-cell office:value-type="float" office:value="-48.9149880264745" calcext:value-type="float">
            <text:p>-48,9149880264745</text:p>
          </table:table-cell>
          <table:table-cell office:value-type="float" office:value="-48.919189713218" calcext:value-type="float">
            <text:p>-48,919189713218</text:p>
          </table:table-cell>
          <table:table-cell office:value-type="float" office:value="-48.924258665605" calcext:value-type="float">
            <text:p>-48,924258665605</text:p>
          </table:table-cell>
          <table:table-cell office:value-type="float" office:value="-48.9151795127175" calcext:value-type="float">
            <text:p>-48,9151795127175</text:p>
          </table:table-cell>
          <table:table-cell office:value-type="float" office:value="-48.9059262709184" calcext:value-type="float">
            <text:p>-48,9059262709184</text:p>
          </table:table-cell>
          <table:table-cell office:value-type="float" office:value="-48.9232433492487" calcext:value-type="float">
            <text:p>-48,9232433492487</text:p>
          </table:table-cell>
          <table:table-cell office:value-type="float" office:value="-48.9245242205533" calcext:value-type="float">
            <text:p>-48,9245242205533</text:p>
          </table:table-cell>
          <table:table-cell office:value-type="float" office:value="-48.9332966082024" calcext:value-type="float">
            <text:p>-48,9332966082024</text:p>
          </table:table-cell>
          <table:table-cell office:value-type="float" office:value="-48.9362894405018" calcext:value-type="float">
            <text:p>-48,9362894405018</text:p>
          </table:table-cell>
          <table:table-cell office:value-type="float" office:value="-48.8540107264663" calcext:value-type="float">
            <text:p>-48,8540107264663</text:p>
          </table:table-cell>
          <table:table-cell office:value-type="float" office:value="-48.8818600105517" calcext:value-type="float">
            <text:p>-48,8818600105517</text:p>
          </table:table-cell>
          <table:table-cell office:value-type="float" office:value="-48.872350172563" calcext:value-type="float">
            <text:p>-48,872350172563</text:p>
          </table:table-cell>
          <table:table-cell office:value-type="float" office:value="-48.893195845864" calcext:value-type="float">
            <text:p>-48,893195845864</text:p>
          </table:table-cell>
          <table:table-cell office:value-type="float" office:value="-48.832073356166" calcext:value-type="float">
            <text:p>-48,832073356166</text:p>
          </table:table-cell>
          <table:table-cell office:value-type="float" office:value="-48.8167154716723" calcext:value-type="float">
            <text:p>-48,8167154716723</text:p>
          </table:table-cell>
          <table:table-cell office:value-type="float" office:value="-48.830534212517" calcext:value-type="float">
            <text:p>-48,830534212517</text:p>
          </table:table-cell>
          <table:table-cell office:value-type="float" office:value="-48.8480368816491" calcext:value-type="float">
            <text:p>-48,8480368816491</text:p>
          </table:table-cell>
          <table:table-cell office:value-type="float" office:value="-48.8567256349506" calcext:value-type="float">
            <text:p>-48,8567256349506</text:p>
          </table:table-cell>
          <table:table-cell office:value-type="float" office:value="-48.8568357987837" calcext:value-type="float">
            <text:p>-48,8568357987837</text:p>
          </table:table-cell>
          <table:table-cell office:value-type="float" office:value="-48.8800376834291" calcext:value-type="float">
            <text:p>-48,8800376834291</text:p>
          </table:table-cell>
          <table:table-cell office:value-type="float" office:value="-48.8734401934075" calcext:value-type="float">
            <text:p>-48,8734401934075</text:p>
          </table:table-cell>
          <table:table-cell office:value-type="float" office:value="-48.8859753175215" calcext:value-type="float">
            <text:p>-48,8859753175215</text:p>
          </table:table-cell>
          <table:table-cell office:value-type="float" office:value="-48.8121991880012" calcext:value-type="float">
            <text:p>-48,8121991880012</text:p>
          </table:table-cell>
          <table:table-cell office:value-type="float" office:value="-48.8553593664458" calcext:value-type="float">
            <text:p>-48,8553593664458</text:p>
          </table:table-cell>
          <table:table-cell office:value-type="float" office:value="-48.8432791160815" calcext:value-type="float">
            <text:p>-48,8432791160815</text:p>
          </table:table-cell>
          <table:table-cell office:value-type="float" office:value="-48.8702722318245" calcext:value-type="float">
            <text:p>-48,8702722318245</text:p>
          </table:table-cell>
          <table:table-cell office:value-type="float" office:value="-48.7946885426839" calcext:value-type="float">
            <text:p>-48,7946885426839</text:p>
          </table:table-cell>
          <table:table-cell office:value-type="float" office:value="-48.769862724073" calcext:value-type="float">
            <text:p>-48,769862724073</text:p>
          </table:table-cell>
          <table:table-cell office:value-type="float" office:value="-48.7176530722416" calcext:value-type="float">
            <text:p>-48,7176530722416</text:p>
          </table:table-cell>
          <table:table-cell office:value-type="float" office:value="-48.7567229126439" calcext:value-type="float">
            <text:p>-48,7567229126439</text:p>
          </table:table-cell>
          <table:table-cell office:value-type="float" office:value="-48.7462946862885" calcext:value-type="float">
            <text:p>-48,7462946862885</text:p>
          </table:table-cell>
          <table:table-cell office:value-type="float" office:value="-48.7058541846998" calcext:value-type="float">
            <text:p>-48,7058541846998</text:p>
          </table:table-cell>
          <table:table-cell office:value-type="float" office:value="-48.6756088083441" calcext:value-type="float">
            <text:p>-48,6756088083441</text:p>
          </table:table-cell>
          <table:table-cell office:value-type="float" office:value="-48.6844169154312" calcext:value-type="float">
            <text:p>-48,6844169154312</text:p>
          </table:table-cell>
          <table:table-cell office:value-type="float" office:value="-48.7331473321626" calcext:value-type="float">
            <text:p>-48,7331473321626</text:p>
          </table:table-cell>
          <table:table-cell office:value-type="float" office:value="-48.6691091132887" calcext:value-type="float">
            <text:p>-48,6691091132887</text:p>
          </table:table-cell>
          <table:table-cell office:value-type="float" office:value="-48.6593910853068" calcext:value-type="float">
            <text:p>-48,6593910853068</text:p>
          </table:table-cell>
          <table:table-cell office:value-type="float" office:value="-48.611568219734" calcext:value-type="float">
            <text:p>-48,611568219734</text:p>
          </table:table-cell>
          <table:table-cell office:value-type="float" office:value="-48.6956307382295" calcext:value-type="float">
            <text:p>-48,6956307382295</text:p>
          </table:table-cell>
          <table:table-cell office:value-type="float" office:value="-48.6118871226455" calcext:value-type="float">
            <text:p>-48,6118871226455</text:p>
          </table:table-cell>
          <table:table-cell office:value-type="float" office:value="-48.6263014475505" calcext:value-type="float">
            <text:p>-48,6263014475505</text:p>
          </table:table-cell>
          <table:table-cell office:value-type="float" office:value="-48.685653108539" calcext:value-type="float">
            <text:p>-48,685653108539</text:p>
          </table:table-cell>
          <table:table-cell office:value-type="float" office:value="-48.685955770088" calcext:value-type="float">
            <text:p>-48,685955770088</text:p>
          </table:table-cell>
          <table:table-cell office:value-type="float" office:value="-48.69849988186" calcext:value-type="float">
            <text:p>-48,69849988186</text:p>
          </table:table-cell>
          <table:table-cell office:value-type="float" office:value="-48.701015327916" calcext:value-type="float">
            <text:p>-48,701015327916</text:p>
          </table:table-cell>
          <table:table-cell office:value-type="float" office:value="-48.6910284215754" calcext:value-type="float">
            <text:p>-48,6910284215754</text:p>
          </table:table-cell>
          <table:table-cell office:value-type="float" office:value="-48.6787097815311" calcext:value-type="float">
            <text:p>-48,6787097815311</text:p>
          </table:table-cell>
          <table:table-cell office:value-type="float" office:value="-48.7016238877268" calcext:value-type="float">
            <text:p>-48,7016238877268</text:p>
          </table:table-cell>
          <table:table-cell office:value-type="float" office:value="-48.7154322248517" calcext:value-type="float">
            <text:p>-48,7154322248517</text:p>
          </table:table-cell>
          <table:table-cell office:value-type="float" office:value="-48.6745858914924" calcext:value-type="float">
            <text:p>-48,6745858914924</text:p>
          </table:table-cell>
          <table:table-cell office:value-type="float" office:value="-48.6600130254572" calcext:value-type="float">
            <text:p>-48,6600130254572</text:p>
          </table:table-cell>
          <table:table-cell office:value-type="float" office:value="-48.6668126077363" calcext:value-type="float">
            <text:p>-48,6668126077363</text:p>
          </table:table-cell>
          <table:table-cell office:value-type="float" office:value="-48.6742153745709" calcext:value-type="float">
            <text:p>-48,6742153745709</text:p>
          </table:table-cell>
          <table:table-cell office:value-type="float" office:value="-48.6816006573764" calcext:value-type="float">
            <text:p>-48,6816006573764</text:p>
          </table:table-cell>
          <table:table-cell office:value-type="float" office:value="-48.6806895227143" calcext:value-type="float">
            <text:p>-48,6806895227143</text:p>
          </table:table-cell>
          <table:table-cell office:value-type="float" office:value="-48.6876659971295" calcext:value-type="float">
            <text:p>-48,6876659971295</text:p>
          </table:table-cell>
          <table:table-cell office:value-type="float" office:value="-48.7090809272997" calcext:value-type="float">
            <text:p>-48,7090809272997</text:p>
          </table:table-cell>
          <table:table-cell office:value-type="float" office:value="-48.6631000981186" calcext:value-type="float">
            <text:p>-48,6631000981186</text:p>
          </table:table-cell>
          <table:table-cell office:value-type="float" office:value="-48.6492491635409" calcext:value-type="float">
            <text:p>-48,6492491635409</text:p>
          </table:table-cell>
          <table:table-cell office:value-type="float" office:value="-48.6445924874508" calcext:value-type="float">
            <text:p>-48,6445924874508</text:p>
          </table:table-cell>
          <table:table-cell office:value-type="float" office:value="-48.6523996410948" calcext:value-type="float">
            <text:p>-48,6523996410948</text:p>
          </table:table-cell>
          <table:table-cell office:value-type="float" office:value="-48.637586478031" calcext:value-type="float">
            <text:p>-48,637586478031</text:p>
          </table:table-cell>
          <table:table-cell office:value-type="float" office:value="-48.6165679295858" calcext:value-type="float">
            <text:p>-48,6165679295858</text:p>
          </table:table-cell>
          <table:table-cell office:value-type="float" office:value="-48.6185365734678" calcext:value-type="float">
            <text:p>-48,6185365734678</text:p>
          </table:table-cell>
          <table:table-cell office:value-type="float" office:value="-48.6279380393751" calcext:value-type="float">
            <text:p>-48,6279380393751</text:p>
          </table:table-cell>
          <table:table-cell office:value-type="float" office:value="-48.6050606929895" calcext:value-type="float">
            <text:p>-48,6050606929895</text:p>
          </table:table-cell>
          <table:table-cell office:value-type="float" office:value="-48.5811937216556" calcext:value-type="float">
            <text:p>-48,5811937216556</text:p>
          </table:table-cell>
          <table:table-cell office:value-type="float" office:value="-48.5740899172696" calcext:value-type="float">
            <text:p>-48,5740899172696</text:p>
          </table:table-cell>
          <table:table-cell office:value-type="float" office:value="-48.5752729647087" calcext:value-type="float">
            <text:p>-48,5752729647087</text:p>
          </table:table-cell>
          <table:table-cell office:value-type="float" office:value="-48.5836301861387" calcext:value-type="float">
            <text:p>-48,5836301861387</text:p>
          </table:table-cell>
          <table:table-cell office:value-type="float" office:value="-48.5823096073035" calcext:value-type="float">
            <text:p>-48,5823096073035</text:p>
          </table:table-cell>
          <table:table-cell office:value-type="float" office:value="-48.5761023434726" calcext:value-type="float">
            <text:p>-48,5761023434726</text:p>
          </table:table-cell>
          <table:table-cell office:value-type="float" office:value="-48.5939054200144" calcext:value-type="float">
            <text:p>-48,5939054200144</text:p>
          </table:table-cell>
          <table:table-cell office:value-type="float" office:value="-48.575036684672" calcext:value-type="float">
            <text:p>-48,575036684672</text:p>
          </table:table-cell>
          <table:table-cell office:value-type="float" office:value="-48.5472420490149" calcext:value-type="float">
            <text:p>-48,5472420490149</text:p>
          </table:table-cell>
          <table:table-cell office:value-type="float" office:value="-48.4978379625263" calcext:value-type="float">
            <text:p>-48,4978379625263</text:p>
          </table:table-cell>
          <table:table-cell office:value-type="float" office:value="-48.4889229572181" calcext:value-type="float">
            <text:p>-48,4889229572181</text:p>
          </table:table-cell>
          <table:table-cell office:value-type="float" office:value="-48.4849163113218" calcext:value-type="float">
            <text:p>-48,4849163113218</text:p>
          </table:table-cell>
          <table:table-cell office:value-type="float" office:value="-48.4604500857267" calcext:value-type="float">
            <text:p>-48,4604500857267</text:p>
          </table:table-cell>
          <table:table-cell office:value-type="float" office:value="-48.4358790426543" calcext:value-type="float">
            <text:p>-48,4358790426543</text:p>
          </table:table-cell>
          <table:table-cell office:value-type="float" office:value="-48.4327124104355" calcext:value-type="float">
            <text:p>-48,4327124104355</text:p>
          </table:table-cell>
          <table:table-cell office:value-type="float" office:value="-48.4420694293398" calcext:value-type="float">
            <text:p>-48,4420694293398</text:p>
          </table:table-cell>
          <table:table-cell office:value-type="float" office:value="-48.4341506669016" calcext:value-type="float">
            <text:p>-48,4341506669016</text:p>
          </table:table-cell>
          <table:table-cell office:value-type="float" office:value="-48.3940390962543" calcext:value-type="float">
            <text:p>-48,3940390962543</text:p>
          </table:table-cell>
          <table:table-cell office:value-type="float" office:value="-48.35773600954" calcext:value-type="float">
            <text:p>-48,35773600954</text:p>
          </table:table-cell>
          <table:table-cell office:value-type="float" office:value="-48.3615679307417" calcext:value-type="float">
            <text:p>-48,3615679307417</text:p>
          </table:table-cell>
          <table:table-cell office:value-type="float" office:value="-48.3772422906124" calcext:value-type="float">
            <text:p>-48,3772422906124</text:p>
          </table:table-cell>
          <table:table-cell office:value-type="float" office:value="-48.3375917203499" calcext:value-type="float">
            <text:p>-48,3375917203499</text:p>
          </table:table-cell>
          <table:table-cell office:value-type="float" office:value="-48.3289981610847" calcext:value-type="float">
            <text:p>-48,3289981610847</text:p>
          </table:table-cell>
          <table:table-cell office:value-type="float" office:value="-48.3573100639112" calcext:value-type="float">
            <text:p>-48,3573100639112</text:p>
          </table:table-cell>
          <table:table-cell office:value-type="float" office:value="-48.2154376579054" calcext:value-type="float">
            <text:p>-48,2154376579054</text:p>
          </table:table-cell>
          <table:table-cell office:value-type="float" office:value="-48.193398475647" calcext:value-type="float">
            <text:p>-48,193398475647</text:p>
          </table:table-cell>
          <table:table-cell office:value-type="float" office:value="-48.0564609874379" calcext:value-type="float">
            <text:p>-48,0564609874379</text:p>
          </table:table-cell>
          <table:table-cell office:value-type="float" office:value="-48.1688821099021" calcext:value-type="float">
            <text:p>-48,1688821099021</text:p>
          </table:table-cell>
          <table:table-cell office:value-type="float" office:value="-48.1144366697832" calcext:value-type="float">
            <text:p>-48,1144366697832</text:p>
          </table:table-cell>
          <table:table-cell office:value-type="float" office:value="-48.0654711289839" calcext:value-type="float">
            <text:p>-48,0654711289839</text:p>
          </table:table-cell>
          <table:table-cell office:value-type="float" office:value="-47.9641524806167" calcext:value-type="float">
            <text:p>-47,9641524806167</text:p>
          </table:table-cell>
          <table:table-cell office:value-type="float" office:value="-48.1057362411961" calcext:value-type="float">
            <text:p>-48,1057362411961</text:p>
          </table:table-cell>
          <table:table-cell office:value-type="float" office:value="-48.2058538668083" calcext:value-type="float">
            <text:p>-48,2058538668083</text:p>
          </table:table-cell>
          <table:table-cell office:value-type="float" office:value="-48.1195046684959" calcext:value-type="float">
            <text:p>-48,1195046684959</text:p>
          </table:table-cell>
          <table:table-cell office:value-type="float" office:value="-48.0545560952389" calcext:value-type="float">
            <text:p>-48,0545560952389</text:p>
          </table:table-cell>
          <table:table-cell office:value-type="float" office:value="-48.0003995028409" calcext:value-type="float">
            <text:p>-48,0003995028409</text:p>
          </table:table-cell>
          <table:table-cell office:value-type="float" office:value="-48.0920450037176" calcext:value-type="float">
            <text:p>-48,0920450037176</text:p>
          </table:table-cell>
          <table:table-cell office:value-type="float" office:value="-47.9837670181737" calcext:value-type="float">
            <text:p>-47,9837670181737</text:p>
          </table:table-cell>
          <table:table-cell office:value-type="float" office:value="-47.9543279590029" calcext:value-type="float">
            <text:p>-47,9543279590029</text:p>
          </table:table-cell>
          <table:table-cell office:value-type="float" office:value="-47.8216823520082" calcext:value-type="float">
            <text:p>-47,8216823520082</text:p>
          </table:table-cell>
          <table:table-cell office:value-type="float" office:value="-47.8817238663182" calcext:value-type="float">
            <text:p>-47,8817238663182</text:p>
          </table:table-cell>
          <table:table-cell office:value-type="float" office:value="-47.8967775576042" calcext:value-type="float">
            <text:p>-47,8967775576042</text:p>
          </table:table-cell>
          <table:table-cell office:value-type="float" office:value="-47.9531580896089" calcext:value-type="float">
            <text:p>-47,9531580896089</text:p>
          </table:table-cell>
          <table:table-cell office:value-type="float" office:value="-47.9157721201579" calcext:value-type="float">
            <text:p>-47,9157721201579</text:p>
          </table:table-cell>
          <table:table-cell office:value-type="float" office:value="-47.9413707039573" calcext:value-type="float">
            <text:p>-47,9413707039573</text:p>
          </table:table-cell>
          <table:table-cell office:value-type="float" office:value="-47.9725290067268" calcext:value-type="float">
            <text:p>-47,9725290067268</text:p>
          </table:table-cell>
          <table:table-cell office:value-type="float" office:value="-48.0174885374127" calcext:value-type="float">
            <text:p>-48,0174885374127</text:p>
          </table:table-cell>
          <table:table-cell office:value-type="float" office:value="-47.9624464439623" calcext:value-type="float">
            <text:p>-47,9624464439623</text:p>
          </table:table-cell>
          <table:table-cell office:value-type="float" office:value="-47.9239906253237" calcext:value-type="float">
            <text:p>-47,9239906253237</text:p>
          </table:table-cell>
          <table:table-cell office:value-type="float" office:value="-47.9587758960146" calcext:value-type="float">
            <text:p>-47,9587758960146</text:p>
          </table:table-cell>
          <table:table-cell office:value-type="float" office:value="-47.9765194401597" calcext:value-type="float">
            <text:p>-47,9765194401597</text:p>
          </table:table-cell>
          <table:table-cell office:value-type="float" office:value="-48.0031518358173" calcext:value-type="float">
            <text:p>-48,0031518358173</text:p>
          </table:table-cell>
          <table:table-cell office:value-type="float" office:value="-47.968547965541" calcext:value-type="float">
            <text:p>-47,968547965541</text:p>
          </table:table-cell>
          <table:table-cell office:value-type="float" office:value="-48.0224524411288" calcext:value-type="float">
            <text:p>-48,0224524411288</text:p>
          </table:table-cell>
          <table:table-cell office:value-type="float" office:value="-48.0446852192734" calcext:value-type="float">
            <text:p>-48,0446852192734</text:p>
          </table:table-cell>
          <table:table-cell office:value-type="float" office:value="-47.8341108668934" calcext:value-type="float">
            <text:p>-47,8341108668934</text:p>
          </table:table-cell>
          <table:table-cell office:value-type="float" office:value="-47.8976766990893" calcext:value-type="float">
            <text:p>-47,8976766990893</text:p>
          </table:table-cell>
          <table:table-cell office:value-type="float" office:value="-47.9234346620964" calcext:value-type="float">
            <text:p>-47,9234346620964</text:p>
          </table:table-cell>
          <table:table-cell office:value-type="float" office:value="-47.9900717590794" calcext:value-type="float">
            <text:p>-47,9900717590794</text:p>
          </table:table-cell>
          <table:table-cell office:value-type="float" office:value="-47.905631498857" calcext:value-type="float">
            <text:p>-47,905631498857</text:p>
          </table:table-cell>
          <table:table-cell office:value-type="float" office:value="-47.9279198213057" calcext:value-type="float">
            <text:p>-47,9279198213057</text:p>
          </table:table-cell>
          <table:table-cell office:value-type="float" office:value="-47.9876167990945" calcext:value-type="float">
            <text:p>-47,9876167990945</text:p>
          </table:table-cell>
          <table:table-cell office:value-type="float" office:value="-48.0568221121123" calcext:value-type="float">
            <text:p>-48,0568221121123</text:p>
          </table:table-cell>
          <table:table-cell office:value-type="float" office:value="-47.9917561213175" calcext:value-type="float">
            <text:p>-47,9917561213175</text:p>
          </table:table-cell>
          <table:table-cell office:value-type="float" office:value="-47.9497429818818" calcext:value-type="float">
            <text:p>-47,9497429818818</text:p>
          </table:table-cell>
          <table:table-cell office:value-type="float" office:value="-48.0026385856397" calcext:value-type="float">
            <text:p>-48,0026385856397</text:p>
          </table:table-cell>
          <table:table-cell office:value-type="float" office:value="-48.0397057099776" calcext:value-type="float">
            <text:p>-48,0397057099776</text:p>
          </table:table-cell>
          <table:table-cell office:value-type="float" office:value="-48.0610007661762" calcext:value-type="float">
            <text:p>-48,0610007661762</text:p>
          </table:table-cell>
          <table:table-cell office:value-type="float" office:value="-48.0102712746822" calcext:value-type="float">
            <text:p>-48,0102712746822</text:p>
          </table:table-cell>
          <table:table-cell office:value-type="float" office:value="-48.0774515614365" calcext:value-type="float">
            <text:p>-48,0774515614365</text:p>
          </table:table-cell>
          <table:table-cell office:value-type="float" office:value="-48.1324433702411" calcext:value-type="float">
            <text:p>-48,1324433702411</text:p>
          </table:table-cell>
          <table:table-cell office:value-type="float" office:value="-47.84477074941" calcext:value-type="float">
            <text:p>-47,84477074941</text:p>
          </table:table-cell>
          <table:table-cell office:value-type="float" office:value="-47.9195561264501" calcext:value-type="float">
            <text:p>-47,9195561264501</text:p>
          </table:table-cell>
          <table:table-cell office:value-type="float" office:value="-47.8319159710046" calcext:value-type="float">
            <text:p>-47,8319159710046</text:p>
          </table:table-cell>
          <table:table-cell office:value-type="float" office:value="-47.9397396029848" calcext:value-type="float">
            <text:p>-47,9397396029848</text:p>
          </table:table-cell>
          <table:table-cell office:value-type="float" office:value="-47.8520841309519" calcext:value-type="float">
            <text:p>-47,8520841309519</text:p>
          </table:table-cell>
          <table:table-cell office:value-type="float" office:value="-47.9095469099103" calcext:value-type="float">
            <text:p>-47,9095469099103</text:p>
          </table:table-cell>
          <table:table-cell office:value-type="float" office:value="-47.877227638707" calcext:value-type="float">
            <text:p>-47,877227638707</text:p>
          </table:table-cell>
          <table:table-cell office:value-type="float" office:value="-47.9558689233029" calcext:value-type="float">
            <text:p>-47,9558689233029</text:p>
          </table:table-cell>
          <table:table-cell office:value-type="float" office:value="-47.8197736162128" calcext:value-type="float">
            <text:p>-47,8197736162128</text:p>
          </table:table-cell>
          <table:table-cell office:value-type="float" office:value="-47.824162569913" calcext:value-type="float">
            <text:p>-47,824162569913</text:p>
          </table:table-cell>
          <table:table-cell office:value-type="float" office:value="-47.7846024253152" calcext:value-type="float">
            <text:p>-47,7846024253152</text:p>
          </table:table-cell>
          <table:table-cell office:value-type="float" office:value="-47.8056718652899" calcext:value-type="float">
            <text:p>-47,8056718652899</text:p>
          </table:table-cell>
          <table:table-cell office:value-type="float" office:value="-47.8367906628233" calcext:value-type="float">
            <text:p>-47,8367906628233</text:p>
          </table:table-cell>
          <table:table-cell office:value-type="float" office:value="-47.8537022272746" calcext:value-type="float">
            <text:p>-47,8537022272746</text:p>
          </table:table-cell>
          <table:table-cell office:value-type="float" office:value="-47.8781530784838" calcext:value-type="float">
            <text:p>-47,8781530784838</text:p>
          </table:table-cell>
          <table:table-cell office:value-type="float" office:value="-47.8790278868242" calcext:value-type="float">
            <text:p>-47,8790278868242</text:p>
          </table:table-cell>
          <table:table-cell office:value-type="float" office:value="-47.7573216756185" calcext:value-type="float">
            <text:p>-47,7573216756185</text:p>
          </table:table-cell>
          <table:table-cell office:value-type="float" office:value="-47.721318100438" calcext:value-type="float">
            <text:p>-47,721318100438</text:p>
          </table:table-cell>
          <table:table-cell office:value-type="float" office:value="-47.6654033082904" calcext:value-type="float">
            <text:p>-47,6654033082904</text:p>
          </table:table-cell>
          <table:table-cell office:value-type="float" office:value="-47.6781768509836" calcext:value-type="float">
            <text:p>-47,6781768509836</text:p>
          </table:table-cell>
          <table:table-cell office:value-type="float" office:value="-47.6298113158255" calcext:value-type="float">
            <text:p>-47,6298113158255</text:p>
          </table:table-cell>
          <table:table-cell office:value-type="float" office:value="-47.6070523984505" calcext:value-type="float">
            <text:p>-47,6070523984505</text:p>
          </table:table-cell>
          <table:table-cell office:value-type="float" office:value="-47.5922435413707" calcext:value-type="float">
            <text:p>-47,5922435413707</text:p>
          </table:table-cell>
          <table:table-cell office:value-type="float" office:value="-47.5992480191318" calcext:value-type="float">
            <text:p>-47,5992480191318</text:p>
          </table:table-cell>
          <table:table-cell office:value-type="float" office:value="-47.6326543056604" calcext:value-type="float">
            <text:p>-47,6326543056604</text:p>
          </table:table-cell>
          <table:table-cell office:value-type="float" office:value="-47.6435731252035" calcext:value-type="float">
            <text:p>-47,6435731252035</text:p>
          </table:table-cell>
          <table:table-cell office:value-type="float" office:value="-47.6060890139955" calcext:value-type="float">
            <text:p>-47,6060890139955</text:p>
          </table:table-cell>
          <table:table-cell office:value-type="float" office:value="-47.5800885865183" calcext:value-type="float">
            <text:p>-47,5800885865183</text:p>
          </table:table-cell>
          <table:table-cell office:value-type="float" office:value="-47.5730734449444" calcext:value-type="float">
            <text:p>-47,5730734449444</text:p>
          </table:table-cell>
          <table:table-cell office:value-type="float" office:value="-47.5350542357474" calcext:value-type="float">
            <text:p>-47,5350542357474</text:p>
          </table:table-cell>
          <table:table-cell office:value-type="float" office:value="-47.5119578621604" calcext:value-type="float">
            <text:p>-47,5119578621604</text:p>
          </table:table-cell>
          <table:table-cell office:value-type="float" office:value="-47.5038586240826" calcext:value-type="float">
            <text:p>-47,5038586240826</text:p>
          </table:table-cell>
          <table:table-cell table:number-columns-repeated="15360"/>
        </table:table-row>
        <table:table-row table:style-name="ro1">
          <table:table-cell office:value-type="string" calcext:value-type="string">
            <text:p>SWT</text:p>
          </table:table-cell>
          <table:table-cell office:value-type="string" calcext:value-type="string">
            <text:p>0.748</text:p>
          </table:table-cell>
          <table:table-cell table:number-columns-repeated="16382"/>
        </table:table-row>
        <table:table-row table:style-name="ro1">
          <table:table-cell office:value-type="float" office:value="-80.1746215820313" calcext:value-type="float">
            <text:p>-80,1746215820313</text:p>
          </table:table-cell>
          <table:table-cell office:value-type="float" office:value="-80.2138442993164" calcext:value-type="float">
            <text:p>-80,2138442993164</text:p>
          </table:table-cell>
          <table:table-cell office:value-type="float" office:value="-80.4863662719727" calcext:value-type="float">
            <text:p>-80,4863662719727</text:p>
          </table:table-cell>
          <table:table-cell office:value-type="float" office:value="-80.3551864624023" calcext:value-type="float">
            <text:p>-80,3551864624023</text:p>
          </table:table-cell>
          <table:table-cell office:value-type="float" office:value="-80.4257278442383" calcext:value-type="float">
            <text:p>-80,4257278442383</text:p>
          </table:table-cell>
          <table:table-cell office:value-type="float" office:value="-80.2076187133789" calcext:value-type="float">
            <text:p>-80,2076187133789</text:p>
          </table:table-cell>
          <table:table-cell office:value-type="float" office:value="-80.0599365234375" calcext:value-type="float">
            <text:p>-80,0599365234375</text:p>
          </table:table-cell>
          <table:table-cell office:value-type="float" office:value="-80.1667938232422" calcext:value-type="float">
            <text:p>-80,1667938232422</text:p>
          </table:table-cell>
          <table:table-cell office:value-type="float" office:value="-80.3252716064453" calcext:value-type="float">
            <text:p>-80,3252716064453</text:p>
          </table:table-cell>
          <table:table-cell office:value-type="float" office:value="-80.3222885131836" calcext:value-type="float">
            <text:p>-80,3222885131836</text:p>
          </table:table-cell>
          <table:table-cell office:value-type="float" office:value="-80.3798599243164" calcext:value-type="float">
            <text:p>-80,3798599243164</text:p>
          </table:table-cell>
          <table:table-cell office:value-type="float" office:value="-80.3775253295898" calcext:value-type="float">
            <text:p>-80,3775253295898</text:p>
          </table:table-cell>
          <table:table-cell office:value-type="float" office:value="-80.1801605224609" calcext:value-type="float">
            <text:p>-80,1801605224609</text:p>
          </table:table-cell>
          <table:table-cell office:value-type="float" office:value="-80.304069519043" calcext:value-type="float">
            <text:p>-80,304069519043</text:p>
          </table:table-cell>
          <table:table-cell office:value-type="float" office:value="-80.3209686279297" calcext:value-type="float">
            <text:p>-80,3209686279297</text:p>
          </table:table-cell>
          <table:table-cell office:value-type="float" office:value="-80.3505325317383" calcext:value-type="float">
            <text:p>-80,3505325317383</text:p>
          </table:table-cell>
          <table:table-cell office:value-type="float" office:value="-80.2069625854492" calcext:value-type="float">
            <text:p>-80,2069625854492</text:p>
          </table:table-cell>
          <table:table-cell office:value-type="float" office:value="-80.3591842651367" calcext:value-type="float">
            <text:p>-80,3591842651367</text:p>
          </table:table-cell>
          <table:table-cell office:value-type="float" office:value="-80.1687469482422" calcext:value-type="float">
            <text:p>-80,1687469482422</text:p>
          </table:table-cell>
          <table:table-cell office:value-type="float" office:value="-80.1423873901367" calcext:value-type="float">
            <text:p>-80,1423873901367</text:p>
          </table:table-cell>
          <table:table-cell office:value-type="float" office:value="-80.2430419921875" calcext:value-type="float">
            <text:p>-80,2430419921875</text:p>
          </table:table-cell>
          <table:table-cell office:value-type="float" office:value="-80.2135162353516" calcext:value-type="float">
            <text:p>-80,2135162353516</text:p>
          </table:table-cell>
          <table:table-cell office:value-type="float" office:value="-80.2217025756836" calcext:value-type="float">
            <text:p>-80,2217025756836</text:p>
          </table:table-cell>
          <table:table-cell office:value-type="float" office:value="-80.1358947753906" calcext:value-type="float">
            <text:p>-80,1358947753906</text:p>
          </table:table-cell>
          <table:table-cell office:value-type="float" office:value="-80.2004165649414" calcext:value-type="float">
            <text:p>-80,2004165649414</text:p>
          </table:table-cell>
          <table:table-cell office:value-type="float" office:value="-80.1909408569336" calcext:value-type="float">
            <text:p>-80,1909408569336</text:p>
          </table:table-cell>
          <table:table-cell office:value-type="float" office:value="-80.1951904296875" calcext:value-type="float">
            <text:p>-80,1951904296875</text:p>
          </table:table-cell>
          <table:table-cell office:value-type="float" office:value="-80.1041412353516" calcext:value-type="float">
            <text:p>-80,1041412353516</text:p>
          </table:table-cell>
          <table:table-cell office:value-type="float" office:value="-80.3495254516602" calcext:value-type="float">
            <text:p>-80,3495254516602</text:p>
          </table:table-cell>
          <table:table-cell office:value-type="float" office:value="-80.3458786010742" calcext:value-type="float">
            <text:p>-80,3458786010742</text:p>
          </table:table-cell>
          <table:table-cell office:value-type="float" office:value="-80.2509384155273" calcext:value-type="float">
            <text:p>-80,2509384155273</text:p>
          </table:table-cell>
          <table:table-cell office:value-type="float" office:value="-80.0448303222656" calcext:value-type="float">
            <text:p>-80,0448303222656</text:p>
          </table:table-cell>
          <table:table-cell office:value-type="float" office:value="-80.3126754760742" calcext:value-type="float">
            <text:p>-80,3126754760742</text:p>
          </table:table-cell>
          <table:table-cell office:value-type="float" office:value="-80.3312454223633" calcext:value-type="float">
            <text:p>-80,3312454223633</text:p>
          </table:table-cell>
          <table:table-cell office:value-type="float" office:value="-80.2687225341797" calcext:value-type="float">
            <text:p>-80,2687225341797</text:p>
          </table:table-cell>
          <table:table-cell office:value-type="float" office:value="-80.2243347167969" calcext:value-type="float">
            <text:p>-80,2243347167969</text:p>
          </table:table-cell>
          <table:table-cell office:value-type="float" office:value="-80.1984558105469" calcext:value-type="float">
            <text:p>-80,1984558105469</text:p>
          </table:table-cell>
          <table:table-cell office:value-type="float" office:value="-80.2312164306641" calcext:value-type="float">
            <text:p>-80,2312164306641</text:p>
          </table:table-cell>
          <table:table-cell office:value-type="float" office:value="-80.264762878418" calcext:value-type="float">
            <text:p>-80,264762878418</text:p>
          </table:table-cell>
          <table:table-cell office:value-type="float" office:value="-80.4613800048828" calcext:value-type="float">
            <text:p>-80,4613800048828</text:p>
          </table:table-cell>
          <table:table-cell office:value-type="float" office:value="-80.3925628662109" calcext:value-type="float">
            <text:p>-80,3925628662109</text:p>
          </table:table-cell>
          <table:table-cell office:value-type="float" office:value="-80.1297302246094" calcext:value-type="float">
            <text:p>-80,1297302246094</text:p>
          </table:table-cell>
          <table:table-cell office:value-type="float" office:value="-80.3189697265625" calcext:value-type="float">
            <text:p>-80,3189697265625</text:p>
          </table:table-cell>
          <table:table-cell office:value-type="float" office:value="-80.2888488769531" calcext:value-type="float">
            <text:p>-80,2888488769531</text:p>
          </table:table-cell>
          <table:table-cell office:value-type="float" office:value="-80.2450180053711" calcext:value-type="float">
            <text:p>-80,2450180053711</text:p>
          </table:table-cell>
          <table:table-cell office:value-type="float" office:value="-80.3588562011719" calcext:value-type="float">
            <text:p>-80,3588562011719</text:p>
          </table:table-cell>
          <table:table-cell office:value-type="float" office:value="-80.396240234375" calcext:value-type="float">
            <text:p>-80,396240234375</text:p>
          </table:table-cell>
          <table:table-cell office:value-type="float" office:value="-80.2404174804688" calcext:value-type="float">
            <text:p>-80,2404174804688</text:p>
          </table:table-cell>
          <table:table-cell office:value-type="float" office:value="-80.2509384155273" calcext:value-type="float">
            <text:p>-80,2509384155273</text:p>
          </table:table-cell>
          <table:table-cell office:value-type="float" office:value="-80.1287536621094" calcext:value-type="float">
            <text:p>-80,1287536621094</text:p>
          </table:table-cell>
          <table:table-cell office:value-type="float" office:value="-80.3382263183594" calcext:value-type="float">
            <text:p>-80,3382263183594</text:p>
          </table:table-cell>
          <table:table-cell office:value-type="float" office:value="-80.3898849487305" calcext:value-type="float">
            <text:p>-80,3898849487305</text:p>
          </table:table-cell>
          <table:table-cell office:value-type="float" office:value="-80.3292617797852" calcext:value-type="float">
            <text:p>-80,3292617797852</text:p>
          </table:table-cell>
          <table:table-cell office:value-type="float" office:value="-80.2901763916016" calcext:value-type="float">
            <text:p>-80,2901763916016</text:p>
          </table:table-cell>
          <table:table-cell office:value-type="float" office:value="-80.2243347167969" calcext:value-type="float">
            <text:p>-80,2243347167969</text:p>
          </table:table-cell>
          <table:table-cell office:value-type="float" office:value="-80.1899642944336" calcext:value-type="float">
            <text:p>-80,1899642944336</text:p>
          </table:table-cell>
          <table:table-cell office:value-type="float" office:value="-80.1245422363281" calcext:value-type="float">
            <text:p>-80,1245422363281</text:p>
          </table:table-cell>
          <table:table-cell office:value-type="float" office:value="-80.1018753051758" calcext:value-type="float">
            <text:p>-80,1018753051758</text:p>
          </table:table-cell>
          <table:table-cell office:value-type="float" office:value="-80.1404418945313" calcext:value-type="float">
            <text:p>-80,1404418945313</text:p>
          </table:table-cell>
          <table:table-cell office:value-type="float" office:value="-80.2079467773438" calcext:value-type="float">
            <text:p>-80,2079467773438</text:p>
          </table:table-cell>
          <table:table-cell office:value-type="float" office:value="-80.2782821655273" calcext:value-type="float">
            <text:p>-80,2782821655273</text:p>
          </table:table-cell>
          <table:table-cell office:value-type="float" office:value="-80.3671875" calcext:value-type="float">
            <text:p>-80,3671875</text:p>
          </table:table-cell>
          <table:table-cell office:value-type="float" office:value="-80.3090286254883" calcext:value-type="float">
            <text:p>-80,3090286254883</text:p>
          </table:table-cell>
          <table:table-cell office:value-type="float" office:value="-80.1446685791016" calcext:value-type="float">
            <text:p>-80,1446685791016</text:p>
          </table:table-cell>
          <table:table-cell office:value-type="float" office:value="-80.2594985961914" calcext:value-type="float">
            <text:p>-80,2594985961914</text:p>
          </table:table-cell>
          <table:table-cell office:value-type="float" office:value="-80.2427139282227" calcext:value-type="float">
            <text:p>-80,2427139282227</text:p>
          </table:table-cell>
          <table:table-cell office:value-type="float" office:value="-80.264762878418" calcext:value-type="float">
            <text:p>-80,264762878418</text:p>
          </table:table-cell>
          <table:table-cell office:value-type="float" office:value="-80.3505325317383" calcext:value-type="float">
            <text:p>-80,3505325317383</text:p>
          </table:table-cell>
          <table:table-cell office:value-type="float" office:value="-80.3688507080078" calcext:value-type="float">
            <text:p>-80,3688507080078</text:p>
          </table:table-cell>
          <table:table-cell office:value-type="float" office:value="-80.3498687744141" calcext:value-type="float">
            <text:p>-80,3498687744141</text:p>
          </table:table-cell>
          <table:table-cell office:value-type="float" office:value="-80.3728561401367" calcext:value-type="float">
            <text:p>-80,3728561401367</text:p>
          </table:table-cell>
          <table:table-cell office:value-type="float" office:value="-80.4015960693359" calcext:value-type="float">
            <text:p>-80,4015960693359</text:p>
          </table:table-cell>
          <table:table-cell office:value-type="float" office:value="-80.3515243530273" calcext:value-type="float">
            <text:p>-80,3515243530273</text:p>
          </table:table-cell>
          <table:table-cell office:value-type="float" office:value="-80.1658172607422" calcext:value-type="float">
            <text:p>-80,1658172607422</text:p>
          </table:table-cell>
          <table:table-cell office:value-type="float" office:value="-80.1580047607422" calcext:value-type="float">
            <text:p>-80,1580047607422</text:p>
          </table:table-cell>
          <table:table-cell office:value-type="float" office:value="-80.3645248413086" calcext:value-type="float">
            <text:p>-80,3645248413086</text:p>
          </table:table-cell>
          <table:table-cell office:value-type="float" office:value="-80.2829055786133" calcext:value-type="float">
            <text:p>-80,2829055786133</text:p>
          </table:table-cell>
          <table:table-cell office:value-type="float" office:value="-80.2802581787109" calcext:value-type="float">
            <text:p>-80,2802581787109</text:p>
          </table:table-cell>
          <table:table-cell office:value-type="float" office:value="-80.3060455322266" calcext:value-type="float">
            <text:p>-80,3060455322266</text:p>
          </table:table-cell>
          <table:table-cell office:value-type="float" office:value="-80.2118759155273" calcext:value-type="float">
            <text:p>-80,2118759155273</text:p>
          </table:table-cell>
          <table:table-cell office:value-type="float" office:value="-80.0860443115234" calcext:value-type="float">
            <text:p>-80,0860443115234</text:p>
          </table:table-cell>
          <table:table-cell office:value-type="float" office:value="-80.3285980224609" calcext:value-type="float">
            <text:p>-80,3285980224609</text:p>
          </table:table-cell>
          <table:table-cell office:value-type="float" office:value="-80.3815383911133" calcext:value-type="float">
            <text:p>-80,3815383911133</text:p>
          </table:table-cell>
          <table:table-cell office:value-type="float" office:value="-80.477912902832" calcext:value-type="float">
            <text:p>-80,477912902832</text:p>
          </table:table-cell>
          <table:table-cell office:value-type="float" office:value="-80.5474243164063" calcext:value-type="float">
            <text:p>-80,5474243164063</text:p>
          </table:table-cell>
          <table:table-cell table:number-columns-repeated="2" office:value-type="float" office:value="-80.2092590332031" calcext:value-type="float">
            <text:p>-80,2092590332031</text:p>
          </table:table-cell>
          <table:table-cell office:value-type="float" office:value="-80.2000961303711" calcext:value-type="float">
            <text:p>-80,2000961303711</text:p>
          </table:table-cell>
          <table:table-cell office:value-type="float" office:value="-80.3755187988281" calcext:value-type="float">
            <text:p>-80,3755187988281</text:p>
          </table:table-cell>
          <table:table-cell office:value-type="float" office:value="-80.4096298217773" calcext:value-type="float">
            <text:p>-80,4096298217773</text:p>
          </table:table-cell>
          <table:table-cell office:value-type="float" office:value="-80.3601913452148" calcext:value-type="float">
            <text:p>-80,3601913452148</text:p>
          </table:table-cell>
          <table:table-cell office:value-type="float" office:value="-80.461051940918" calcext:value-type="float">
            <text:p>-80,461051940918</text:p>
          </table:table-cell>
          <table:table-cell office:value-type="float" office:value="-80.4549865722656" calcext:value-type="float">
            <text:p>-80,4549865722656</text:p>
          </table:table-cell>
          <table:table-cell office:value-type="float" office:value="-80.3558578491211" calcext:value-type="float">
            <text:p>-80,3558578491211</text:p>
          </table:table-cell>
          <table:table-cell office:value-type="float" office:value="-80.3034057617188" calcext:value-type="float">
            <text:p>-80,3034057617188</text:p>
          </table:table-cell>
          <table:table-cell office:value-type="float" office:value="-80.3658447265625" calcext:value-type="float">
            <text:p>-80,3658447265625</text:p>
          </table:table-cell>
          <table:table-cell office:value-type="float" office:value="-80.4029312133789" calcext:value-type="float">
            <text:p>-80,4029312133789</text:p>
          </table:table-cell>
          <table:table-cell office:value-type="float" office:value="-80.4311065673828" calcext:value-type="float">
            <text:p>-80,4311065673828</text:p>
          </table:table-cell>
          <table:table-cell office:value-type="float" office:value="-80.4738616943359" calcext:value-type="float">
            <text:p>-80,4738616943359</text:p>
          </table:table-cell>
          <table:table-cell office:value-type="float" office:value="-80.3130035400391" calcext:value-type="float">
            <text:p>-80,3130035400391</text:p>
          </table:table-cell>
          <table:table-cell office:value-type="float" office:value="-80.343879699707" calcext:value-type="float">
            <text:p>-80,343879699707</text:p>
          </table:table-cell>
          <table:table-cell office:value-type="float" office:value="-79.969970703125" calcext:value-type="float">
            <text:p>-79,969970703125</text:p>
          </table:table-cell>
          <table:table-cell office:value-type="float" office:value="-79.1650161743164" calcext:value-type="float">
            <text:p>-79,1650161743164</text:p>
          </table:table-cell>
          <table:table-cell office:value-type="float" office:value="-78.8974456787109" calcext:value-type="float">
            <text:p>-78,8974456787109</text:p>
          </table:table-cell>
          <table:table-cell office:value-type="float" office:value="-79.1077346801758" calcext:value-type="float">
            <text:p>-79,1077346801758</text:p>
          </table:table-cell>
          <table:table-cell office:value-type="float" office:value="-78.9228210449219" calcext:value-type="float">
            <text:p>-78,9228210449219</text:p>
          </table:table-cell>
          <table:table-cell office:value-type="float" office:value="-79.0442199707031" calcext:value-type="float">
            <text:p>-79,0442199707031</text:p>
          </table:table-cell>
          <table:table-cell office:value-type="float" office:value="-79.1389312744141" calcext:value-type="float">
            <text:p>-79,1389312744141</text:p>
          </table:table-cell>
          <table:table-cell office:value-type="float" office:value="-79.0490951538086" calcext:value-type="float">
            <text:p>-79,0490951538086</text:p>
          </table:table-cell>
          <table:table-cell office:value-type="float" office:value="-79.0133590698242" calcext:value-type="float">
            <text:p>-79,0133590698242</text:p>
          </table:table-cell>
          <table:table-cell office:value-type="float" office:value="-78.9939727783203" calcext:value-type="float">
            <text:p>-78,9939727783203</text:p>
          </table:table-cell>
          <table:table-cell office:value-type="float" office:value="-79.1685104370117" calcext:value-type="float">
            <text:p>-79,1685104370117</text:p>
          </table:table-cell>
          <table:table-cell office:value-type="float" office:value="-79.1429824829102" calcext:value-type="float">
            <text:p>-79,1429824829102</text:p>
          </table:table-cell>
          <table:table-cell office:value-type="float" office:value="-79.2455215454102" calcext:value-type="float">
            <text:p>-79,2455215454102</text:p>
          </table:table-cell>
          <table:table-cell office:value-type="float" office:value="-79.0142135620117" calcext:value-type="float">
            <text:p>-79,0142135620117</text:p>
          </table:table-cell>
          <table:table-cell office:value-type="float" office:value="-79.037353515625" calcext:value-type="float">
            <text:p>-79,037353515625</text:p>
          </table:table-cell>
          <table:table-cell office:value-type="float" office:value="-79.1149368286133" calcext:value-type="float">
            <text:p>-79,1149368286133</text:p>
          </table:table-cell>
          <table:table-cell office:value-type="float" office:value="-79.0016632080078" calcext:value-type="float">
            <text:p>-79,0016632080078</text:p>
          </table:table-cell>
          <table:table-cell office:value-type="float" office:value="-79.1201400756836" calcext:value-type="float">
            <text:p>-79,1201400756836</text:p>
          </table:table-cell>
          <table:table-cell office:value-type="float" office:value="-79.1123428344727" calcext:value-type="float">
            <text:p>-79,1123428344727</text:p>
          </table:table-cell>
          <table:table-cell office:value-type="float" office:value="-79.2229843139648" calcext:value-type="float">
            <text:p>-79,2229843139648</text:p>
          </table:table-cell>
          <table:table-cell office:value-type="float" office:value="-79.0688781738281" calcext:value-type="float">
            <text:p>-79,0688781738281</text:p>
          </table:table-cell>
          <table:table-cell office:value-type="float" office:value="-79.0835342407227" calcext:value-type="float">
            <text:p>-79,0835342407227</text:p>
          </table:table-cell>
          <table:table-cell office:value-type="float" office:value="-79.2607803344727" calcext:value-type="float">
            <text:p>-79,2607803344727</text:p>
          </table:table-cell>
          <table:table-cell office:value-type="float" office:value="-79.3798828125" calcext:value-type="float">
            <text:p>-79,3798828125</text:p>
          </table:table-cell>
          <table:table-cell office:value-type="float" office:value="-79.1071548461914" calcext:value-type="float">
            <text:p>-79,1071548461914</text:p>
          </table:table-cell>
          <table:table-cell office:value-type="float" office:value="-79.1786804199219" calcext:value-type="float">
            <text:p>-79,1786804199219</text:p>
          </table:table-cell>
          <table:table-cell office:value-type="float" office:value="-79.1508026123047" calcext:value-type="float">
            <text:p>-79,1508026123047</text:p>
          </table:table-cell>
          <table:table-cell office:value-type="float" office:value="-79.0084991455078" calcext:value-type="float">
            <text:p>-79,0084991455078</text:p>
          </table:table-cell>
          <table:table-cell office:value-type="float" office:value="-79.0010986328125" calcext:value-type="float">
            <text:p>-79,0010986328125</text:p>
          </table:table-cell>
          <table:table-cell office:value-type="float" office:value="-79.233512878418" calcext:value-type="float">
            <text:p>-79,233512878418</text:p>
          </table:table-cell>
          <table:table-cell office:value-type="float" office:value="-79.0433578491211" calcext:value-type="float">
            <text:p>-79,0433578491211</text:p>
          </table:table-cell>
          <table:table-cell office:value-type="float" office:value="-79.2256240844727" calcext:value-type="float">
            <text:p>-79,2256240844727</text:p>
          </table:table-cell>
          <table:table-cell office:value-type="float" office:value="-79.1111831665039" calcext:value-type="float">
            <text:p>-79,1111831665039</text:p>
          </table:table-cell>
          <table:table-cell office:value-type="float" office:value="-78.982307434082" calcext:value-type="float">
            <text:p>-78,982307434082</text:p>
          </table:table-cell>
          <table:table-cell office:value-type="float" office:value="-78.9135055541992" calcext:value-type="float">
            <text:p>-78,9135055541992</text:p>
          </table:table-cell>
          <table:table-cell office:value-type="float" office:value="-79.1091690063477" calcext:value-type="float">
            <text:p>-79,1091690063477</text:p>
          </table:table-cell>
          <table:table-cell office:value-type="float" office:value="-79.046516418457" calcext:value-type="float">
            <text:p>-79,046516418457</text:p>
          </table:table-cell>
          <table:table-cell office:value-type="float" office:value="-79.0737609863281" calcext:value-type="float">
            <text:p>-79,0737609863281</text:p>
          </table:table-cell>
          <table:table-cell office:value-type="float" office:value="-79.1438522338867" calcext:value-type="float">
            <text:p>-79,1438522338867</text:p>
          </table:table-cell>
          <table:table-cell office:value-type="float" office:value="-79.0809478759766" calcext:value-type="float">
            <text:p>-79,0809478759766</text:p>
          </table:table-cell>
          <table:table-cell office:value-type="float" office:value="-78.9965438842773" calcext:value-type="float">
            <text:p>-78,9965438842773</text:p>
          </table:table-cell>
          <table:table-cell office:value-type="float" office:value="-79.0884246826172" calcext:value-type="float">
            <text:p>-79,0884246826172</text:p>
          </table:table-cell>
          <table:table-cell office:value-type="float" office:value="-79.0436477661133" calcext:value-type="float">
            <text:p>-79,0436477661133</text:p>
          </table:table-cell>
          <table:table-cell office:value-type="float" office:value="-79.0493774414063" calcext:value-type="float">
            <text:p>-79,0493774414063</text:p>
          </table:table-cell>
          <table:table-cell office:value-type="float" office:value="-79.0379257202148" calcext:value-type="float">
            <text:p>-79,0379257202148</text:p>
          </table:table-cell>
          <table:table-cell office:value-type="float" office:value="-78.9567642211914" calcext:value-type="float">
            <text:p>-78,9567642211914</text:p>
          </table:table-cell>
          <table:table-cell office:value-type="float" office:value="-79.0090713500977" calcext:value-type="float">
            <text:p>-79,0090713500977</text:p>
          </table:table-cell>
          <table:table-cell office:value-type="float" office:value="-78.970947265625" calcext:value-type="float">
            <text:p>-78,970947265625</text:p>
          </table:table-cell>
          <table:table-cell office:value-type="float" office:value="-79.0841064453125" calcext:value-type="float">
            <text:p>-79,0841064453125</text:p>
          </table:table-cell>
          <table:table-cell office:value-type="float" office:value="-79.1178283691406" calcext:value-type="float">
            <text:p>-79,1178283691406</text:p>
          </table:table-cell>
          <table:table-cell office:value-type="float" office:value="-79.1932220458984" calcext:value-type="float">
            <text:p>-79,1932220458984</text:p>
          </table:table-cell>
          <table:table-cell office:value-type="float" office:value="-79.080078125" calcext:value-type="float">
            <text:p>-79,080078125</text:p>
          </table:table-cell>
          <table:table-cell office:value-type="float" office:value="-79.1117630004883" calcext:value-type="float">
            <text:p>-79,1117630004883</text:p>
          </table:table-cell>
          <table:table-cell office:value-type="float" office:value="-79.0933151245117" calcext:value-type="float">
            <text:p>-79,0933151245117</text:p>
          </table:table-cell>
          <table:table-cell office:value-type="float" office:value="-79.0867004394531" calcext:value-type="float">
            <text:p>-79,0867004394531</text:p>
          </table:table-cell>
          <table:table-cell office:value-type="float" office:value="-79.1775131225586" calcext:value-type="float">
            <text:p>-79,1775131225586</text:p>
          </table:table-cell>
          <table:table-cell office:value-type="float" office:value="-79.0270614624023" calcext:value-type="float">
            <text:p>-79,0270614624023</text:p>
          </table:table-cell>
          <table:table-cell office:value-type="float" office:value="-79.1085891723633" calcext:value-type="float">
            <text:p>-79,1085891723633</text:p>
          </table:table-cell>
          <table:table-cell office:value-type="float" office:value="-79.1233139038086" calcext:value-type="float">
            <text:p>-79,1233139038086</text:p>
          </table:table-cell>
          <table:table-cell office:value-type="float" office:value="-79.029914855957" calcext:value-type="float">
            <text:p>-79,029914855957</text:p>
          </table:table-cell>
          <table:table-cell office:value-type="float" office:value="-78.9553451538086" calcext:value-type="float">
            <text:p>-78,9553451538086</text:p>
          </table:table-cell>
          <table:table-cell office:value-type="float" office:value="-79.2265014648438" calcext:value-type="float">
            <text:p>-79,2265014648438</text:p>
          </table:table-cell>
          <table:table-cell office:value-type="float" office:value="-79.1429824829102" calcext:value-type="float">
            <text:p>-79,1429824829102</text:p>
          </table:table-cell>
          <table:table-cell office:value-type="float" office:value="-79.1464614868164" calcext:value-type="float">
            <text:p>-79,1464614868164</text:p>
          </table:table-cell>
          <table:table-cell office:value-type="float" office:value="-79.246696472168" calcext:value-type="float">
            <text:p>-79,246696472168</text:p>
          </table:table-cell>
          <table:table-cell office:value-type="float" office:value="-79.1377716064453" calcext:value-type="float">
            <text:p>-79,1377716064453</text:p>
          </table:table-cell>
          <table:table-cell office:value-type="float" office:value="-79.1279449462891" calcext:value-type="float">
            <text:p>-79,1279449462891</text:p>
          </table:table-cell>
          <table:table-cell office:value-type="float" office:value="-79.0030822753906" calcext:value-type="float">
            <text:p>-79,0030822753906</text:p>
          </table:table-cell>
          <table:table-cell office:value-type="float" office:value="-79.0924530029297" calcext:value-type="float">
            <text:p>-79,0924530029297</text:p>
          </table:table-cell>
          <table:table-cell office:value-type="float" office:value="-79.0433578491211" calcext:value-type="float">
            <text:p>-79,0433578491211</text:p>
          </table:table-cell>
          <table:table-cell office:value-type="float" office:value="-78.8741073608398" calcext:value-type="float">
            <text:p>-78,8741073608398</text:p>
          </table:table-cell>
          <table:table-cell office:value-type="float" office:value="-79.0204925537109" calcext:value-type="float">
            <text:p>-79,0204925537109</text:p>
          </table:table-cell>
          <table:table-cell office:value-type="float" office:value="-79.0545349121094" calcext:value-type="float">
            <text:p>-79,0545349121094</text:p>
          </table:table-cell>
          <table:table-cell office:value-type="float" office:value="-79.1334381103516" calcext:value-type="float">
            <text:p>-79,1334381103516</text:p>
          </table:table-cell>
          <table:table-cell office:value-type="float" office:value="-79.2191925048828" calcext:value-type="float">
            <text:p>-79,2191925048828</text:p>
          </table:table-cell>
          <table:table-cell office:value-type="float" office:value="-79.2151031494141" calcext:value-type="float">
            <text:p>-79,2151031494141</text:p>
          </table:table-cell>
          <table:table-cell office:value-type="float" office:value="-79.0199203491211" calcext:value-type="float">
            <text:p>-79,0199203491211</text:p>
          </table:table-cell>
          <table:table-cell office:value-type="float" office:value="-79.0476608276367" calcext:value-type="float">
            <text:p>-79,0476608276367</text:p>
          </table:table-cell>
          <table:table-cell office:value-type="float" office:value="-79.0571136474609" calcext:value-type="float">
            <text:p>-79,0571136474609</text:p>
          </table:table-cell>
          <table:table-cell office:value-type="float" office:value="-79.0384979248047" calcext:value-type="float">
            <text:p>-79,0384979248047</text:p>
          </table:table-cell>
          <table:table-cell office:value-type="float" office:value="-79.2037200927734" calcext:value-type="float">
            <text:p>-79,2037200927734</text:p>
          </table:table-cell>
          <table:table-cell office:value-type="float" office:value="-79.0671615600586" calcext:value-type="float">
            <text:p>-79,0671615600586</text:p>
          </table:table-cell>
          <table:table-cell office:value-type="float" office:value="-79.0224838256836" calcext:value-type="float">
            <text:p>-79,0224838256836</text:p>
          </table:table-cell>
          <table:table-cell office:value-type="float" office:value="-79.0703125" calcext:value-type="float">
            <text:p>-79,0703125</text:p>
          </table:table-cell>
          <table:table-cell office:value-type="float" office:value="-79.1702499389648" calcext:value-type="float">
            <text:p>-79,1702499389648</text:p>
          </table:table-cell>
          <table:table-cell office:value-type="float" office:value="-79.0490951538086" calcext:value-type="float">
            <text:p>-79,0490951538086</text:p>
          </table:table-cell>
          <table:table-cell office:value-type="float" office:value="-79.0740509033203" calcext:value-type="float">
            <text:p>-79,0740509033203</text:p>
          </table:table-cell>
          <table:table-cell office:value-type="float" office:value="-79.1100311279297" calcext:value-type="float">
            <text:p>-79,1100311279297</text:p>
          </table:table-cell>
          <table:table-cell office:value-type="float" office:value="-79.1792602539063" calcext:value-type="float">
            <text:p>-79,1792602539063</text:p>
          </table:table-cell>
          <table:table-cell office:value-type="float" office:value="-79.1120529174805" calcext:value-type="float">
            <text:p>-79,1120529174805</text:p>
          </table:table-cell>
          <table:table-cell office:value-type="float" office:value="-79.1123428344727" calcext:value-type="float">
            <text:p>-79,1123428344727</text:p>
          </table:table-cell>
          <table:table-cell office:value-type="float" office:value="-79.0319213867188" calcext:value-type="float">
            <text:p>-79,0319213867188</text:p>
          </table:table-cell>
          <table:table-cell office:value-type="float" office:value="-79.0959091186523" calcext:value-type="float">
            <text:p>-79,0959091186523</text:p>
          </table:table-cell>
          <table:table-cell office:value-type="float" office:value="-79.1042709350586" calcext:value-type="float">
            <text:p>-79,1042709350586</text:p>
          </table:table-cell>
          <table:table-cell office:value-type="float" office:value="-79.1022491455078" calcext:value-type="float">
            <text:p>-79,1022491455078</text:p>
          </table:table-cell>
          <table:table-cell office:value-type="float" office:value="-78.9544906616211" calcext:value-type="float">
            <text:p>-78,9544906616211</text:p>
          </table:table-cell>
          <table:table-cell office:value-type="float" office:value="-78.699836730957" calcext:value-type="float">
            <text:p>-78,699836730957</text:p>
          </table:table-cell>
          <table:table-cell office:value-type="float" office:value="-78.7489547729492" calcext:value-type="float">
            <text:p>-78,7489547729492</text:p>
          </table:table-cell>
          <table:table-cell office:value-type="float" office:value="-78.799186706543" calcext:value-type="float">
            <text:p>-78,799186706543</text:p>
          </table:table-cell>
          <table:table-cell office:value-type="float" office:value="-78.7160873413086" calcext:value-type="float">
            <text:p>-78,7160873413086</text:p>
          </table:table-cell>
          <table:table-cell office:value-type="float" office:value="-78.6968002319336" calcext:value-type="float">
            <text:p>-78,6968002319336</text:p>
          </table:table-cell>
          <table:table-cell office:value-type="float" office:value="-78.8752288818359" calcext:value-type="float">
            <text:p>-78,8752288818359</text:p>
          </table:table-cell>
          <table:table-cell office:value-type="float" office:value="-78.848876953125" calcext:value-type="float">
            <text:p>-78,848876953125</text:p>
          </table:table-cell>
          <table:table-cell office:value-type="float" office:value="-78.8923797607422" calcext:value-type="float">
            <text:p>-78,8923797607422</text:p>
          </table:table-cell>
          <table:table-cell office:value-type="float" office:value="-78.7799987792969" calcext:value-type="float">
            <text:p>-78,7799987792969</text:p>
          </table:table-cell>
          <table:table-cell office:value-type="float" office:value="-78.8569946289063" calcext:value-type="float">
            <text:p>-78,8569946289063</text:p>
          </table:table-cell>
          <table:table-cell office:value-type="float" office:value="-78.6860809326172" calcext:value-type="float">
            <text:p>-78,6860809326172</text:p>
          </table:table-cell>
          <table:table-cell office:value-type="float" office:value="-78.6231231689453" calcext:value-type="float">
            <text:p>-78,6231231689453</text:p>
          </table:table-cell>
          <table:table-cell office:value-type="float" office:value="-78.7331924438477" calcext:value-type="float">
            <text:p>-78,7331924438477</text:p>
          </table:table-cell>
          <table:table-cell office:value-type="float" office:value="-78.6255722045898" calcext:value-type="float">
            <text:p>-78,6255722045898</text:p>
          </table:table-cell>
          <table:table-cell office:value-type="float" office:value="-78.56982421875" calcext:value-type="float">
            <text:p>-78,56982421875</text:p>
          </table:table-cell>
          <table:table-cell office:value-type="float" office:value="-78.7409286499023" calcext:value-type="float">
            <text:p>-78,7409286499023</text:p>
          </table:table-cell>
          <table:table-cell office:value-type="float" office:value="-78.820930480957" calcext:value-type="float">
            <text:p>-78,820930480957</text:p>
          </table:table-cell>
          <table:table-cell office:value-type="float" office:value="-78.7475738525391" calcext:value-type="float">
            <text:p>-78,7475738525391</text:p>
          </table:table-cell>
          <table:table-cell office:value-type="float" office:value="-78.6957092285156" calcext:value-type="float">
            <text:p>-78,6957092285156</text:p>
          </table:table-cell>
          <table:table-cell office:value-type="float" office:value="-78.8080978393555" calcext:value-type="float">
            <text:p>-78,8080978393555</text:p>
          </table:table-cell>
          <table:table-cell office:value-type="float" office:value="-78.6904830932617" calcext:value-type="float">
            <text:p>-78,6904830932617</text:p>
          </table:table-cell>
          <table:table-cell office:value-type="float" office:value="-78.8561630249023" calcext:value-type="float">
            <text:p>-78,8561630249023</text:p>
          </table:table-cell>
          <table:table-cell office:value-type="float" office:value="-78.8323822021484" calcext:value-type="float">
            <text:p>-78,8323822021484</text:p>
          </table:table-cell>
          <table:table-cell office:value-type="float" office:value="-78.8092193603516" calcext:value-type="float">
            <text:p>-78,8092193603516</text:p>
          </table:table-cell>
          <table:table-cell office:value-type="float" office:value="-78.7788925170898" calcext:value-type="float">
            <text:p>-78,7788925170898</text:p>
          </table:table-cell>
          <table:table-cell office:value-type="float" office:value="-78.7423095703125" calcext:value-type="float">
            <text:p>-78,7423095703125</text:p>
          </table:table-cell>
          <table:table-cell office:value-type="float" office:value="-78.7883453369141" calcext:value-type="float">
            <text:p>-78,7883453369141</text:p>
          </table:table-cell>
          <table:table-cell office:value-type="float" office:value="-78.7138748168945" calcext:value-type="float">
            <text:p>-78,7138748168945</text:p>
          </table:table-cell>
          <table:table-cell office:value-type="float" office:value="-78.7844467163086" calcext:value-type="float">
            <text:p>-78,7844467163086</text:p>
          </table:table-cell>
          <table:table-cell office:value-type="float" office:value="-78.6067657470703" calcext:value-type="float">
            <text:p>-78,6067657470703</text:p>
          </table:table-cell>
          <table:table-cell office:value-type="float" office:value="-78.5738906860352" calcext:value-type="float">
            <text:p>-78,5738906860352</text:p>
          </table:table-cell>
          <table:table-cell office:value-type="float" office:value="-78.6493453979492" calcext:value-type="float">
            <text:p>-78,6493453979492</text:p>
          </table:table-cell>
          <table:table-cell office:value-type="float" office:value="-78.7257385253906" calcext:value-type="float">
            <text:p>-78,7257385253906</text:p>
          </table:table-cell>
          <table:table-cell office:value-type="float" office:value="-78.7450790405273" calcext:value-type="float">
            <text:p>-78,7450790405273</text:p>
          </table:table-cell>
          <table:table-cell office:value-type="float" office:value="-78.666877746582" calcext:value-type="float">
            <text:p>-78,666877746582</text:p>
          </table:table-cell>
          <table:table-cell office:value-type="float" office:value="-78.8069915771484" calcext:value-type="float">
            <text:p>-78,8069915771484</text:p>
          </table:table-cell>
          <table:table-cell office:value-type="float" office:value="-78.8295822143555" calcext:value-type="float">
            <text:p>-78,8295822143555</text:p>
          </table:table-cell>
          <table:table-cell office:value-type="float" office:value="-78.7875061035156" calcext:value-type="float">
            <text:p>-78,7875061035156</text:p>
          </table:table-cell>
          <table:table-cell office:value-type="float" office:value="-78.7389984130859" calcext:value-type="float">
            <text:p>-78,7389984130859</text:p>
          </table:table-cell>
          <table:table-cell office:value-type="float" office:value="-78.7561569213867" calcext:value-type="float">
            <text:p>-78,7561569213867</text:p>
          </table:table-cell>
          <table:table-cell office:value-type="float" office:value="-78.7525482177734" calcext:value-type="float">
            <text:p>-78,7525482177734</text:p>
          </table:table-cell>
          <table:table-cell office:value-type="float" office:value="-78.6698913574219" calcext:value-type="float">
            <text:p>-78,6698913574219</text:p>
          </table:table-cell>
          <table:table-cell office:value-type="float" office:value="-78.8402099609375" calcext:value-type="float">
            <text:p>-78,8402099609375</text:p>
          </table:table-cell>
          <table:table-cell office:value-type="float" office:value="-78.7808380126953" calcext:value-type="float">
            <text:p>-78,7808380126953</text:p>
          </table:table-cell>
          <table:table-cell office:value-type="float" office:value="-78.6149444580078" calcext:value-type="float">
            <text:p>-78,6149444580078</text:p>
          </table:table-cell>
          <table:table-cell office:value-type="float" office:value="-78.8340530395508" calcext:value-type="float">
            <text:p>-78,8340530395508</text:p>
          </table:table-cell>
          <table:table-cell office:value-type="float" office:value="-78.9115295410156" calcext:value-type="float">
            <text:p>-78,9115295410156</text:p>
          </table:table-cell>
          <table:table-cell office:value-type="float" office:value="-78.8217697143555" calcext:value-type="float">
            <text:p>-78,8217697143555</text:p>
          </table:table-cell>
          <table:table-cell office:value-type="float" office:value="-79.0139312744141" calcext:value-type="float">
            <text:p>-79,0139312744141</text:p>
          </table:table-cell>
          <table:table-cell office:value-type="float" office:value="-78.9011077880859" calcext:value-type="float">
            <text:p>-78,9011077880859</text:p>
          </table:table-cell>
          <table:table-cell office:value-type="float" office:value="-78.8578414916992" calcext:value-type="float">
            <text:p>-78,8578414916992</text:p>
          </table:table-cell>
          <table:table-cell office:value-type="float" office:value="-78.7152557373047" calcext:value-type="float">
            <text:p>-78,7152557373047</text:p>
          </table:table-cell>
          <table:table-cell office:value-type="float" office:value="-78.8763580322266" calcext:value-type="float">
            <text:p>-78,8763580322266</text:p>
          </table:table-cell>
          <table:table-cell office:value-type="float" office:value="-78.792236328125" calcext:value-type="float">
            <text:p>-78,792236328125</text:p>
          </table:table-cell>
          <table:table-cell office:value-type="float" office:value="-78.8150634765625" calcext:value-type="float">
            <text:p>-78,8150634765625</text:p>
          </table:table-cell>
          <table:table-cell office:value-type="float" office:value="-78.7586441040039" calcext:value-type="float">
            <text:p>-78,7586441040039</text:p>
          </table:table-cell>
          <table:table-cell office:value-type="float" office:value="-78.7875061035156" calcext:value-type="float">
            <text:p>-78,7875061035156</text:p>
          </table:table-cell>
          <table:table-cell office:value-type="float" office:value="-78.889289855957" calcext:value-type="float">
            <text:p>-78,889289855957</text:p>
          </table:table-cell>
          <table:table-cell office:value-type="float" office:value="-78.7877883911133" calcext:value-type="float">
            <text:p>-78,7877883911133</text:p>
          </table:table-cell>
          <table:table-cell office:value-type="float" office:value="-78.8069915771484" calcext:value-type="float">
            <text:p>-78,8069915771484</text:p>
          </table:table-cell>
          <table:table-cell office:value-type="float" office:value="-78.8181381225586" calcext:value-type="float">
            <text:p>-78,8181381225586</text:p>
          </table:table-cell>
          <table:table-cell office:value-type="float" office:value="-78.7111282348633" calcext:value-type="float">
            <text:p>-78,7111282348633</text:p>
          </table:table-cell>
          <table:table-cell office:value-type="float" office:value="-78.7329177856445" calcext:value-type="float">
            <text:p>-78,7329177856445</text:p>
          </table:table-cell>
          <table:table-cell office:value-type="float" office:value="-78.7847213745117" calcext:value-type="float">
            <text:p>-78,7847213745117</text:p>
          </table:table-cell>
          <table:table-cell office:value-type="float" office:value="-78.6803207397461" calcext:value-type="float">
            <text:p>-78,6803207397461</text:p>
          </table:table-cell>
          <table:table-cell office:value-type="float" office:value="-78.6550979614258" calcext:value-type="float">
            <text:p>-78,6550979614258</text:p>
          </table:table-cell>
          <table:table-cell office:value-type="float" office:value="-78.653450012207" calcext:value-type="float">
            <text:p>-78,653450012207</text:p>
          </table:table-cell>
          <table:table-cell office:value-type="float" office:value="-78.7425918579102" calcext:value-type="float">
            <text:p>-78,7425918579102</text:p>
          </table:table-cell>
          <table:table-cell office:value-type="float" office:value="-78.7683486938477" calcext:value-type="float">
            <text:p>-78,7683486938477</text:p>
          </table:table-cell>
          <table:table-cell office:value-type="float" office:value="-78.8620452880859" calcext:value-type="float">
            <text:p>-78,8620452880859</text:p>
          </table:table-cell>
          <table:table-cell office:value-type="float" office:value="-78.7736129760742" calcext:value-type="float">
            <text:p>-78,7736129760742</text:p>
          </table:table-cell>
          <table:table-cell office:value-type="float" office:value="-78.6438827514648" calcext:value-type="float">
            <text:p>-78,6438827514648</text:p>
          </table:table-cell>
          <table:table-cell office:value-type="float" office:value="-78.6838912963867" calcext:value-type="float">
            <text:p>-78,6838912963867</text:p>
          </table:table-cell>
          <table:table-cell office:value-type="float" office:value="-78.7307052612305" calcext:value-type="float">
            <text:p>-78,7307052612305</text:p>
          </table:table-cell>
          <table:table-cell office:value-type="float" office:value="-78.7902908325195" calcext:value-type="float">
            <text:p>-78,7902908325195</text:p>
          </table:table-cell>
          <table:table-cell office:value-type="float" office:value="-78.7191162109375" calcext:value-type="float">
            <text:p>-78,7191162109375</text:p>
          </table:table-cell>
          <table:table-cell office:value-type="float" office:value="-78.7813949584961" calcext:value-type="float">
            <text:p>-78,7813949584961</text:p>
          </table:table-cell>
          <table:table-cell office:value-type="float" office:value="-78.7908477783203" calcext:value-type="float">
            <text:p>-78,7908477783203</text:p>
          </table:table-cell>
          <table:table-cell office:value-type="float" office:value="-78.9056167602539" calcext:value-type="float">
            <text:p>-78,9056167602539</text:p>
          </table:table-cell>
          <table:table-cell office:value-type="float" office:value="-78.8769226074219" calcext:value-type="float">
            <text:p>-78,8769226074219</text:p>
          </table:table-cell>
          <table:table-cell office:value-type="float" office:value="-78.7459106445313" calcext:value-type="float">
            <text:p>-78,7459106445313</text:p>
          </table:table-cell>
          <table:table-cell office:value-type="float" office:value="-78.7365036010742" calcext:value-type="float">
            <text:p>-78,7365036010742</text:p>
          </table:table-cell>
          <table:table-cell office:value-type="float" office:value="-78.7519989013672" calcext:value-type="float">
            <text:p>-78,7519989013672</text:p>
          </table:table-cell>
          <table:table-cell office:value-type="float" office:value="-78.9462890625" calcext:value-type="float">
            <text:p>-78,9462890625</text:p>
          </table:table-cell>
          <table:table-cell office:value-type="float" office:value="-78.7166366577148" calcext:value-type="float">
            <text:p>-78,7166366577148</text:p>
          </table:table-cell>
          <table:table-cell office:value-type="float" office:value="-78.8878784179688" calcext:value-type="float">
            <text:p>-78,8878784179688</text:p>
          </table:table-cell>
          <table:table-cell office:value-type="float" office:value="-78.91943359375" calcext:value-type="float">
            <text:p>-78,91943359375</text:p>
          </table:table-cell>
          <table:table-cell office:value-type="float" office:value="-78.9951171875" calcext:value-type="float">
            <text:p>-78,9951171875</text:p>
          </table:table-cell>
          <table:table-cell office:value-type="float" office:value="-78.9005432128906" calcext:value-type="float">
            <text:p>-78,9005432128906</text:p>
          </table:table-cell>
          <table:table-cell office:value-type="float" office:value="-78.7009353637695" calcext:value-type="float">
            <text:p>-78,7009353637695</text:p>
          </table:table-cell>
          <table:table-cell office:value-type="float" office:value="-78.745361328125" calcext:value-type="float">
            <text:p>-78,745361328125</text:p>
          </table:table-cell>
          <table:table-cell office:value-type="float" office:value="-78.866813659668" calcext:value-type="float">
            <text:p>-78,866813659668</text:p>
          </table:table-cell>
          <table:table-cell office:value-type="float" office:value="-78.80615234375" calcext:value-type="float">
            <text:p>-78,80615234375</text:p>
          </table:table-cell>
          <table:table-cell office:value-type="float" office:value="-78.5975189208984" calcext:value-type="float">
            <text:p>-78,5975189208984</text:p>
          </table:table-cell>
          <table:table-cell office:value-type="float" office:value="-77.9275436401367" calcext:value-type="float">
            <text:p>-77,9275436401367</text:p>
          </table:table-cell>
          <table:table-cell office:value-type="float" office:value="-77.8830947875977" calcext:value-type="float">
            <text:p>-77,8830947875977</text:p>
          </table:table-cell>
          <table:table-cell office:value-type="float" office:value="-77.9522552490234" calcext:value-type="float">
            <text:p>-77,9522552490234</text:p>
          </table:table-cell>
          <table:table-cell office:value-type="float" office:value="-77.9489669799805" calcext:value-type="float">
            <text:p>-77,9489669799805</text:p>
          </table:table-cell>
          <table:table-cell office:value-type="float" office:value="-78.0484771728516" calcext:value-type="float">
            <text:p>-78,0484771728516</text:p>
          </table:table-cell>
          <table:table-cell office:value-type="float" office:value="-78.0408248901367" calcext:value-type="float">
            <text:p>-78,0408248901367</text:p>
          </table:table-cell>
          <table:table-cell office:value-type="float" office:value="-78.0380172729492" calcext:value-type="float">
            <text:p>-78,0380172729492</text:p>
          </table:table-cell>
          <table:table-cell office:value-type="float" office:value="-78.0329208374023" calcext:value-type="float">
            <text:p>-78,0329208374023</text:p>
          </table:table-cell>
          <table:table-cell office:value-type="float" office:value="-77.9371109008789" calcext:value-type="float">
            <text:p>-77,9371109008789</text:p>
          </table:table-cell>
          <table:table-cell office:value-type="float" office:value="-77.8533325195313" calcext:value-type="float">
            <text:p>-77,8533325195313</text:p>
          </table:table-cell>
          <table:table-cell office:value-type="float" office:value="-78.0130615234375" calcext:value-type="float">
            <text:p>-78,0130615234375</text:p>
          </table:table-cell>
          <table:table-cell office:value-type="float" office:value="-77.9666519165039" calcext:value-type="float">
            <text:p>-77,9666519165039</text:p>
          </table:table-cell>
          <table:table-cell office:value-type="float" office:value="-78.0405654907227" calcext:value-type="float">
            <text:p>-78,0405654907227</text:p>
          </table:table-cell>
          <table:table-cell office:value-type="float" office:value="-78.0909652709961" calcext:value-type="float">
            <text:p>-78,0909652709961</text:p>
          </table:table-cell>
          <table:table-cell office:value-type="float" office:value="-77.9562911987305" calcext:value-type="float">
            <text:p>-77,9562911987305</text:p>
          </table:table-cell>
          <table:table-cell office:value-type="float" office:value="-77.9084243774414" calcext:value-type="float">
            <text:p>-77,9084243774414</text:p>
          </table:table-cell>
          <table:table-cell office:value-type="float" office:value="-78.0431213378906" calcext:value-type="float">
            <text:p>-78,0431213378906</text:p>
          </table:table-cell>
          <table:table-cell office:value-type="float" office:value="-78.1086807250977" calcext:value-type="float">
            <text:p>-78,1086807250977</text:p>
          </table:table-cell>
          <table:table-cell office:value-type="float" office:value="-78.0115356445313" calcext:value-type="float">
            <text:p>-78,0115356445313</text:p>
          </table:table-cell>
          <table:table-cell office:value-type="float" office:value="-77.9184875488281" calcext:value-type="float">
            <text:p>-77,9184875488281</text:p>
          </table:table-cell>
          <table:table-cell office:value-type="float" office:value="-77.9406433105469" calcext:value-type="float">
            <text:p>-77,9406433105469</text:p>
          </table:table-cell>
          <table:table-cell office:value-type="float" office:value="-78.1012268066406" calcext:value-type="float">
            <text:p>-78,1012268066406</text:p>
          </table:table-cell>
          <table:table-cell office:value-type="float" office:value="-78.0658569335938" calcext:value-type="float">
            <text:p>-78,0658569335938</text:p>
          </table:table-cell>
          <table:table-cell office:value-type="float" office:value="-77.9535140991211" calcext:value-type="float">
            <text:p>-77,9535140991211</text:p>
          </table:table-cell>
          <table:table-cell office:value-type="float" office:value="-78.0301132202148" calcext:value-type="float">
            <text:p>-78,0301132202148</text:p>
          </table:table-cell>
          <table:table-cell office:value-type="float" office:value="-78.0313873291016" calcext:value-type="float">
            <text:p>-78,0313873291016</text:p>
          </table:table-cell>
          <table:table-cell office:value-type="float" office:value="-78.0023880004883" calcext:value-type="float">
            <text:p>-78,0023880004883</text:p>
          </table:table-cell>
          <table:table-cell office:value-type="float" office:value="-77.994010925293" calcext:value-type="float">
            <text:p>-77,994010925293</text:p>
          </table:table-cell>
          <table:table-cell office:value-type="float" office:value="-77.8941192626953" calcext:value-type="float">
            <text:p>-77,8941192626953</text:p>
          </table:table-cell>
          <table:table-cell office:value-type="float" office:value="-78.0630416870117" calcext:value-type="float">
            <text:p>-78,0630416870117</text:p>
          </table:table-cell>
          <table:table-cell office:value-type="float" office:value="-78.0840377807617" calcext:value-type="float">
            <text:p>-78,0840377807617</text:p>
          </table:table-cell>
          <table:table-cell office:value-type="float" office:value="-78.2243576049805" calcext:value-type="float">
            <text:p>-78,2243576049805</text:p>
          </table:table-cell>
          <table:table-cell office:value-type="float" office:value="-78.0418395996094" calcext:value-type="float">
            <text:p>-78,0418395996094</text:p>
          </table:table-cell>
          <table:table-cell office:value-type="float" office:value="-78.1470642089844" calcext:value-type="float">
            <text:p>-78,1470642089844</text:p>
          </table:table-cell>
          <table:table-cell office:value-type="float" office:value="-78.0643157958984" calcext:value-type="float">
            <text:p>-78,0643157958984</text:p>
          </table:table-cell>
          <table:table-cell office:value-type="float" office:value="-78.0530776977539" calcext:value-type="float">
            <text:p>-78,0530776977539</text:p>
          </table:table-cell>
          <table:table-cell office:value-type="float" office:value="-78.1241226196289" calcext:value-type="float">
            <text:p>-78,1241226196289</text:p>
          </table:table-cell>
          <table:table-cell office:value-type="float" office:value="-78.1610260009766" calcext:value-type="float">
            <text:p>-78,1610260009766</text:p>
          </table:table-cell>
          <table:table-cell office:value-type="float" office:value="-78.1313323974609" calcext:value-type="float">
            <text:p>-78,1313323974609</text:p>
          </table:table-cell>
          <table:table-cell office:value-type="float" office:value="-78.1032791137695" calcext:value-type="float">
            <text:p>-78,1032791137695</text:p>
          </table:table-cell>
          <table:table-cell office:value-type="float" office:value="-77.9813385009766" calcext:value-type="float">
            <text:p>-77,9813385009766</text:p>
          </table:table-cell>
          <table:table-cell office:value-type="float" office:value="-78.0219650268555" calcext:value-type="float">
            <text:p>-78,0219650268555</text:p>
          </table:table-cell>
          <table:table-cell office:value-type="float" office:value="-78.1357192993164" calcext:value-type="float">
            <text:p>-78,1357192993164</text:p>
          </table:table-cell>
          <table:table-cell office:value-type="float" office:value="-78.1641311645508" calcext:value-type="float">
            <text:p>-78,1641311645508</text:p>
          </table:table-cell>
          <table:table-cell office:value-type="float" office:value="-78.1398468017578" calcext:value-type="float">
            <text:p>-78,1398468017578</text:p>
          </table:table-cell>
          <table:table-cell office:value-type="float" office:value="-78.0930099487305" calcext:value-type="float">
            <text:p>-78,0930099487305</text:p>
          </table:table-cell>
          <table:table-cell office:value-type="float" office:value="-78.0178909301758" calcext:value-type="float">
            <text:p>-78,0178909301758</text:p>
          </table:table-cell>
          <table:table-cell office:value-type="float" office:value="-77.9937591552734" calcext:value-type="float">
            <text:p>-77,9937591552734</text:p>
          </table:table-cell>
          <table:table-cell office:value-type="float" office:value="-78.1589508056641" calcext:value-type="float">
            <text:p>-78,1589508056641</text:p>
          </table:table-cell>
          <table:table-cell office:value-type="float" office:value="-78.1926345825195" calcext:value-type="float">
            <text:p>-78,1926345825195</text:p>
          </table:table-cell>
          <table:table-cell office:value-type="float" office:value="-77.9826049804688" calcext:value-type="float">
            <text:p>-77,9826049804688</text:p>
          </table:table-cell>
          <table:table-cell office:value-type="float" office:value="-78.0306243896484" calcext:value-type="float">
            <text:p>-78,0306243896484</text:p>
          </table:table-cell>
          <table:table-cell office:value-type="float" office:value="-78.0689239501953" calcext:value-type="float">
            <text:p>-78,0689239501953</text:p>
          </table:table-cell>
          <table:table-cell office:value-type="float" office:value="-78.0699462890625" calcext:value-type="float">
            <text:p>-78,0699462890625</text:p>
          </table:table-cell>
          <table:table-cell office:value-type="float" office:value="-78.0730209350586" calcext:value-type="float">
            <text:p>-78,0730209350586</text:p>
          </table:table-cell>
          <table:table-cell office:value-type="float" office:value="-78.0016250610352" calcext:value-type="float">
            <text:p>-78,0016250610352</text:p>
          </table:table-cell>
          <table:table-cell office:value-type="float" office:value="-78.1068878173828" calcext:value-type="float">
            <text:p>-78,1068878173828</text:p>
          </table:table-cell>
          <table:table-cell office:value-type="float" office:value="-78.0607376098633" calcext:value-type="float">
            <text:p>-78,0607376098633</text:p>
          </table:table-cell>
          <table:table-cell office:value-type="float" office:value="-78.0380172729492" calcext:value-type="float">
            <text:p>-78,0380172729492</text:p>
          </table:table-cell>
          <table:table-cell office:value-type="float" office:value="-78.0991744995117" calcext:value-type="float">
            <text:p>-78,0991744995117</text:p>
          </table:table-cell>
          <table:table-cell office:value-type="float" office:value="-77.967414855957" calcext:value-type="float">
            <text:p>-77,967414855957</text:p>
          </table:table-cell>
          <table:table-cell office:value-type="float" office:value="-78.1225738525391" calcext:value-type="float">
            <text:p>-78,1225738525391</text:p>
          </table:table-cell>
          <table:table-cell office:value-type="float" office:value="-77.9970626831055" calcext:value-type="float">
            <text:p>-77,9970626831055</text:p>
          </table:table-cell>
          <table:table-cell office:value-type="float" office:value="-78.090705871582" calcext:value-type="float">
            <text:p>-78,090705871582</text:p>
          </table:table-cell>
          <table:table-cell office:value-type="float" office:value="-78.1019973754883" calcext:value-type="float">
            <text:p>-78,1019973754883</text:p>
          </table:table-cell>
          <table:table-cell office:value-type="float" office:value="-78.0945510864258" calcext:value-type="float">
            <text:p>-78,0945510864258</text:p>
          </table:table-cell>
          <table:table-cell office:value-type="float" office:value="-77.9886856079102" calcext:value-type="float">
            <text:p>-77,9886856079102</text:p>
          </table:table-cell>
          <table:table-cell office:value-type="float" office:value="-78.1187133789063" calcext:value-type="float">
            <text:p>-78,1187133789063</text:p>
          </table:table-cell>
          <table:table-cell office:value-type="float" office:value="-78.0922393798828" calcext:value-type="float">
            <text:p>-78,0922393798828</text:p>
          </table:table-cell>
          <table:table-cell office:value-type="float" office:value="-78.1012268066406" calcext:value-type="float">
            <text:p>-78,1012268066406</text:p>
          </table:table-cell>
          <table:table-cell office:value-type="float" office:value="-78.1370010375977" calcext:value-type="float">
            <text:p>-78,1370010375977</text:p>
          </table:table-cell>
          <table:table-cell office:value-type="float" office:value="-78.1179428100586" calcext:value-type="float">
            <text:p>-78,1179428100586</text:p>
          </table:table-cell>
          <table:table-cell office:value-type="float" office:value="-78.2287902832031" calcext:value-type="float">
            <text:p>-78,2287902832031</text:p>
          </table:table-cell>
          <table:table-cell office:value-type="float" office:value="-78.1623153686523" calcext:value-type="float">
            <text:p>-78,1623153686523</text:p>
          </table:table-cell>
          <table:table-cell office:value-type="float" office:value="-78.1574020385742" calcext:value-type="float">
            <text:p>-78,1574020385742</text:p>
          </table:table-cell>
          <table:table-cell office:value-type="float" office:value="-78.0556259155273" calcext:value-type="float">
            <text:p>-78,0556259155273</text:p>
          </table:table-cell>
          <table:table-cell office:value-type="float" office:value="-78.1076583862305" calcext:value-type="float">
            <text:p>-78,1076583862305</text:p>
          </table:table-cell>
          <table:table-cell office:value-type="float" office:value="-78.1205139160156" calcext:value-type="float">
            <text:p>-78,1205139160156</text:p>
          </table:table-cell>
          <table:table-cell office:value-type="float" office:value="-78.1236038208008" calcext:value-type="float">
            <text:p>-78,1236038208008</text:p>
          </table:table-cell>
          <table:table-cell office:value-type="float" office:value="-78.1659393310547" calcext:value-type="float">
            <text:p>-78,1659393310547</text:p>
          </table:table-cell>
          <table:table-cell office:value-type="float" office:value="-78.1897735595703" calcext:value-type="float">
            <text:p>-78,1897735595703</text:p>
          </table:table-cell>
          <table:table-cell office:value-type="float" office:value="-78.1941909790039" calcext:value-type="float">
            <text:p>-78,1941909790039</text:p>
          </table:table-cell>
          <table:table-cell office:value-type="float" office:value="-78.0298538208008" calcext:value-type="float">
            <text:p>-78,0298538208008</text:p>
          </table:table-cell>
          <table:table-cell office:value-type="float" office:value="-78.2082214355469" calcext:value-type="float">
            <text:p>-78,2082214355469</text:p>
          </table:table-cell>
          <table:table-cell office:value-type="float" office:value="-78.1996459960938" calcext:value-type="float">
            <text:p>-78,1996459960938</text:p>
          </table:table-cell>
          <table:table-cell office:value-type="float" office:value="-78.247314453125" calcext:value-type="float">
            <text:p>-78,247314453125</text:p>
          </table:table-cell>
          <table:table-cell office:value-type="float" office:value="-78.0873718261719" calcext:value-type="float">
            <text:p>-78,0873718261719</text:p>
          </table:table-cell>
          <table:table-cell office:value-type="float" office:value="-78.1499099731445" calcext:value-type="float">
            <text:p>-78,1499099731445</text:p>
          </table:table-cell>
          <table:table-cell office:value-type="float" office:value="-78.1388092041016" calcext:value-type="float">
            <text:p>-78,1388092041016</text:p>
          </table:table-cell>
          <table:table-cell office:value-type="float" office:value="-78.1130523681641" calcext:value-type="float">
            <text:p>-78,1130523681641</text:p>
          </table:table-cell>
          <table:table-cell office:value-type="float" office:value="-78.0372543334961" calcext:value-type="float">
            <text:p>-78,0372543334961</text:p>
          </table:table-cell>
          <table:table-cell office:value-type="float" office:value="-78.0558853149414" calcext:value-type="float">
            <text:p>-78,0558853149414</text:p>
          </table:table-cell>
          <table:table-cell office:value-type="float" office:value="-78.01611328125" calcext:value-type="float">
            <text:p>-78,01611328125</text:p>
          </table:table-cell>
          <table:table-cell office:value-type="float" office:value="-78.6877288818359" calcext:value-type="float">
            <text:p>-78,6877288818359</text:p>
          </table:table-cell>
          <table:table-cell office:value-type="float" office:value="-78.9120941162109" calcext:value-type="float">
            <text:p>-78,9120941162109</text:p>
          </table:table-cell>
          <table:table-cell office:value-type="float" office:value="-78.8525161743164" calcext:value-type="float">
            <text:p>-78,8525161743164</text:p>
          </table:table-cell>
          <table:table-cell office:value-type="float" office:value="-78.8859100341797" calcext:value-type="float">
            <text:p>-78,8859100341797</text:p>
          </table:table-cell>
          <table:table-cell office:value-type="float" office:value="-78.9460067749023" calcext:value-type="float">
            <text:p>-78,9460067749023</text:p>
          </table:table-cell>
          <table:table-cell office:value-type="float" office:value="-78.8797302246094" calcext:value-type="float">
            <text:p>-78,8797302246094</text:p>
          </table:table-cell>
          <table:table-cell office:value-type="float" office:value="-78.9570465087891" calcext:value-type="float">
            <text:p>-78,9570465087891</text:p>
          </table:table-cell>
          <table:table-cell office:value-type="float" office:value="-78.8850631713867" calcext:value-type="float">
            <text:p>-78,8850631713867</text:p>
          </table:table-cell>
          <table:table-cell office:value-type="float" office:value="-78.9211196899414" calcext:value-type="float">
            <text:p>-78,9211196899414</text:p>
          </table:table-cell>
          <table:table-cell office:value-type="float" office:value="-78.9922637939453" calcext:value-type="float">
            <text:p>-78,9922637939453</text:p>
          </table:table-cell>
          <table:table-cell office:value-type="float" office:value="-78.9632797241211" calcext:value-type="float">
            <text:p>-78,9632797241211</text:p>
          </table:table-cell>
          <table:table-cell office:value-type="float" office:value="-78.963005065918" calcext:value-type="float">
            <text:p>-78,963005065918</text:p>
          </table:table-cell>
          <table:table-cell office:value-type="float" office:value="-79.0193481445313" calcext:value-type="float">
            <text:p>-79,0193481445313</text:p>
          </table:table-cell>
          <table:table-cell office:value-type="float" office:value="-79.1386413574219" calcext:value-type="float">
            <text:p>-79,1386413574219</text:p>
          </table:table-cell>
          <table:table-cell office:value-type="float" office:value="-79.0065078735352" calcext:value-type="float">
            <text:p>-79,0065078735352</text:p>
          </table:table-cell>
          <table:table-cell office:value-type="float" office:value="-78.9259262084961" calcext:value-type="float">
            <text:p>-78,9259262084961</text:p>
          </table:table-cell>
          <table:table-cell office:value-type="float" office:value="-79.0050811767578" calcext:value-type="float">
            <text:p>-79,0050811767578</text:p>
          </table:table-cell>
          <table:table-cell office:value-type="float" office:value="-78.9033584594727" calcext:value-type="float">
            <text:p>-78,9033584594727</text:p>
          </table:table-cell>
          <table:table-cell office:value-type="float" office:value="-79.0244903564453" calcext:value-type="float">
            <text:p>-79,0244903564453</text:p>
          </table:table-cell>
          <table:table-cell office:value-type="float" office:value="-79.0279159545898" calcext:value-type="float">
            <text:p>-79,0279159545898</text:p>
          </table:table-cell>
          <table:table-cell office:value-type="float" office:value="-78.98828125" calcext:value-type="float">
            <text:p>-78,98828125</text:p>
          </table:table-cell>
          <table:table-cell office:value-type="float" office:value="-79.1450119018555" calcext:value-type="float">
            <text:p>-79,1450119018555</text:p>
          </table:table-cell>
          <table:table-cell office:value-type="float" office:value="-79.1850738525391" calcext:value-type="float">
            <text:p>-79,1850738525391</text:p>
          </table:table-cell>
          <table:table-cell office:value-type="float" office:value="-79.1082992553711" calcext:value-type="float">
            <text:p>-79,1082992553711</text:p>
          </table:table-cell>
          <table:table-cell office:value-type="float" office:value="-78.9658432006836" calcext:value-type="float">
            <text:p>-78,9658432006836</text:p>
          </table:table-cell>
          <table:table-cell office:value-type="float" office:value="-79.0099258422852" calcext:value-type="float">
            <text:p>-79,0099258422852</text:p>
          </table:table-cell>
          <table:table-cell office:value-type="float" office:value="-78.9270477294922" calcext:value-type="float">
            <text:p>-78,9270477294922</text:p>
          </table:table-cell>
          <table:table-cell office:value-type="float" office:value="-79.0898666381836" calcext:value-type="float">
            <text:p>-79,0898666381836</text:p>
          </table:table-cell>
          <table:table-cell office:value-type="float" office:value="-78.9783325195313" calcext:value-type="float">
            <text:p>-78,9783325195313</text:p>
          </table:table-cell>
          <table:table-cell office:value-type="float" office:value="-79.0322036743164" calcext:value-type="float">
            <text:p>-79,0322036743164</text:p>
          </table:table-cell>
          <table:table-cell office:value-type="float" office:value="-78.9871444702148" calcext:value-type="float">
            <text:p>-78,9871444702148</text:p>
          </table:table-cell>
          <table:table-cell office:value-type="float" office:value="-78.9820251464844" calcext:value-type="float">
            <text:p>-78,9820251464844</text:p>
          </table:table-cell>
          <table:table-cell office:value-type="float" office:value="-79.0760650634766" calcext:value-type="float">
            <text:p>-79,0760650634766</text:p>
          </table:table-cell>
          <table:table-cell office:value-type="float" office:value="-79.0022354125977" calcext:value-type="float">
            <text:p>-79,0022354125977</text:p>
          </table:table-cell>
          <table:table-cell office:value-type="float" office:value="-79.0662994384766" calcext:value-type="float">
            <text:p>-79,0662994384766</text:p>
          </table:table-cell>
          <table:table-cell office:value-type="float" office:value="-78.9485473632813" calcext:value-type="float">
            <text:p>-78,9485473632813</text:p>
          </table:table-cell>
          <table:table-cell office:value-type="float" office:value="-78.8746719360352" calcext:value-type="float">
            <text:p>-78,8746719360352</text:p>
          </table:table-cell>
          <table:table-cell office:value-type="float" office:value="-78.9409103393555" calcext:value-type="float">
            <text:p>-78,9409103393555</text:p>
          </table:table-cell>
          <table:table-cell office:value-type="float" office:value="-78.9598770141602" calcext:value-type="float">
            <text:p>-78,9598770141602</text:p>
          </table:table-cell>
          <table:table-cell office:value-type="float" office:value="-78.9231033325195" calcext:value-type="float">
            <text:p>-78,9231033325195</text:p>
          </table:table-cell>
          <table:table-cell office:value-type="float" office:value="-79.0193481445313" calcext:value-type="float">
            <text:p>-79,0193481445313</text:p>
          </table:table-cell>
          <table:table-cell office:value-type="float" office:value="-78.9042053222656" calcext:value-type="float">
            <text:p>-78,9042053222656</text:p>
          </table:table-cell>
          <table:table-cell office:value-type="float" office:value="-78.9409103393555" calcext:value-type="float">
            <text:p>-78,9409103393555</text:p>
          </table:table-cell>
          <table:table-cell office:value-type="float" office:value="-78.9621505737305" calcext:value-type="float">
            <text:p>-78,9621505737305</text:p>
          </table:table-cell>
          <table:table-cell office:value-type="float" office:value="-78.9394912719727" calcext:value-type="float">
            <text:p>-78,9394912719727</text:p>
          </table:table-cell>
          <table:table-cell office:value-type="float" office:value="-78.9911346435547" calcext:value-type="float">
            <text:p>-78,9911346435547</text:p>
          </table:table-cell>
          <table:table-cell office:value-type="float" office:value="-79.0459365844727" calcext:value-type="float">
            <text:p>-79,0459365844727</text:p>
          </table:table-cell>
          <table:table-cell office:value-type="float" office:value="-78.9837341308594" calcext:value-type="float">
            <text:p>-78,9837341308594</text:p>
          </table:table-cell>
          <table:table-cell office:value-type="float" office:value="-79.0079345703125" calcext:value-type="float">
            <text:p>-79,0079345703125</text:p>
          </table:table-cell>
          <table:table-cell office:value-type="float" office:value="-79.1548614501953" calcext:value-type="float">
            <text:p>-79,1548614501953</text:p>
          </table:table-cell>
          <table:table-cell office:value-type="float" office:value="-78.8839416503906" calcext:value-type="float">
            <text:p>-78,8839416503906</text:p>
          </table:table-cell>
          <table:table-cell office:value-type="float" office:value="-78.9615859985352" calcext:value-type="float">
            <text:p>-78,9615859985352</text:p>
          </table:table-cell>
          <table:table-cell office:value-type="float" office:value="-78.9860076904297" calcext:value-type="float">
            <text:p>-78,9860076904297</text:p>
          </table:table-cell>
          <table:table-cell office:value-type="float" office:value="-78.9678192138672" calcext:value-type="float">
            <text:p>-78,9678192138672</text:p>
          </table:table-cell>
          <table:table-cell office:value-type="float" office:value="-78.9771957397461" calcext:value-type="float">
            <text:p>-78,9771957397461</text:p>
          </table:table-cell>
          <table:table-cell office:value-type="float" office:value="-79.0213394165039" calcext:value-type="float">
            <text:p>-79,0213394165039</text:p>
          </table:table-cell>
          <table:table-cell office:value-type="float" office:value="-78.9349670410156" calcext:value-type="float">
            <text:p>-78,9349670410156</text:p>
          </table:table-cell>
          <table:table-cell office:value-type="float" office:value="-78.9471282958984" calcext:value-type="float">
            <text:p>-78,9471282958984</text:p>
          </table:table-cell>
          <table:table-cell office:value-type="float" office:value="-79.119270324707" calcext:value-type="float">
            <text:p>-79,119270324707</text:p>
          </table:table-cell>
          <table:table-cell office:value-type="float" office:value="-79.0617065429688" calcext:value-type="float">
            <text:p>-79,0617065429688</text:p>
          </table:table-cell>
          <table:table-cell office:value-type="float" office:value="-78.9530792236328" calcext:value-type="float">
            <text:p>-78,9530792236328</text:p>
          </table:table-cell>
          <table:table-cell office:value-type="float" office:value="-78.9851531982422" calcext:value-type="float">
            <text:p>-78,9851531982422</text:p>
          </table:table-cell>
          <table:table-cell office:value-type="float" office:value="-79.0774993896484" calcext:value-type="float">
            <text:p>-79,0774993896484</text:p>
          </table:table-cell>
          <table:table-cell office:value-type="float" office:value="-79.002799987793" calcext:value-type="float">
            <text:p>-79,002799987793</text:p>
          </table:table-cell>
          <table:table-cell office:value-type="float" office:value="-78.9199905395508" calcext:value-type="float">
            <text:p>-78,9199905395508</text:p>
          </table:table-cell>
          <table:table-cell office:value-type="float" office:value="-78.9842987060547" calcext:value-type="float">
            <text:p>-78,9842987060547</text:p>
          </table:table-cell>
          <table:table-cell office:value-type="float" office:value="-79.1804275512695" calcext:value-type="float">
            <text:p>-79,1804275512695</text:p>
          </table:table-cell>
          <table:table-cell office:value-type="float" office:value="-78.9834442138672" calcext:value-type="float">
            <text:p>-78,9834442138672</text:p>
          </table:table-cell>
          <table:table-cell office:value-type="float" office:value="-78.8842239379883" calcext:value-type="float">
            <text:p>-78,8842239379883</text:p>
          </table:table-cell>
          <table:table-cell office:value-type="float" office:value="-78.968391418457" calcext:value-type="float">
            <text:p>-78,968391418457</text:p>
          </table:table-cell>
          <table:table-cell office:value-type="float" office:value="-79.0327758789063" calcext:value-type="float">
            <text:p>-79,0327758789063</text:p>
          </table:table-cell>
          <table:table-cell office:value-type="float" office:value="-79.0964889526367" calcext:value-type="float">
            <text:p>-79,0964889526367</text:p>
          </table:table-cell>
          <table:table-cell office:value-type="float" office:value="-79.0199203491211" calcext:value-type="float">
            <text:p>-79,0199203491211</text:p>
          </table:table-cell>
          <table:table-cell office:value-type="float" office:value="-78.9806060791016" calcext:value-type="float">
            <text:p>-78,9806060791016</text:p>
          </table:table-cell>
          <table:table-cell office:value-type="float" office:value="-79.1204299926758" calcext:value-type="float">
            <text:p>-79,1204299926758</text:p>
          </table:table-cell>
          <table:table-cell office:value-type="float" office:value="-79.0116424560547" calcext:value-type="float">
            <text:p>-79,0116424560547</text:p>
          </table:table-cell>
          <table:table-cell office:value-type="float" office:value="-79.1386413574219" calcext:value-type="float">
            <text:p>-79,1386413574219</text:p>
          </table:table-cell>
          <table:table-cell office:value-type="float" office:value="-78.9647064208984" calcext:value-type="float">
            <text:p>-78,9647064208984</text:p>
          </table:table-cell>
          <table:table-cell office:value-type="float" office:value="-78.9678192138672" calcext:value-type="float">
            <text:p>-78,9678192138672</text:p>
          </table:table-cell>
          <table:table-cell office:value-type="float" office:value="-78.9025115966797" calcext:value-type="float">
            <text:p>-78,9025115966797</text:p>
          </table:table-cell>
          <table:table-cell office:value-type="float" office:value="-78.9718017578125" calcext:value-type="float">
            <text:p>-78,9718017578125</text:p>
          </table:table-cell>
          <table:table-cell office:value-type="float" office:value="-78.9794692993164" calcext:value-type="float">
            <text:p>-78,9794692993164</text:p>
          </table:table-cell>
          <table:table-cell office:value-type="float" office:value="-78.9982452392578" calcext:value-type="float">
            <text:p>-78,9982452392578</text:p>
          </table:table-cell>
          <table:table-cell office:value-type="float" office:value="-79.1062927246094" calcext:value-type="float">
            <text:p>-79,1062927246094</text:p>
          </table:table-cell>
          <table:table-cell office:value-type="float" office:value="-79.147331237793" calcext:value-type="float">
            <text:p>-79,147331237793</text:p>
          </table:table-cell>
          <table:table-cell office:value-type="float" office:value="-79.0930252075195" calcext:value-type="float">
            <text:p>-79,0930252075195</text:p>
          </table:table-cell>
          <table:table-cell office:value-type="float" office:value="-79.0359191894531" calcext:value-type="float">
            <text:p>-79,0359191894531</text:p>
          </table:table-cell>
          <table:table-cell office:value-type="float" office:value="-79.0657196044922" calcext:value-type="float">
            <text:p>-79,0657196044922</text:p>
          </table:table-cell>
          <table:table-cell office:value-type="float" office:value="-78.96044921875" calcext:value-type="float">
            <text:p>-78,96044921875</text:p>
          </table:table-cell>
          <table:table-cell office:value-type="float" office:value="-78.8348922729492" calcext:value-type="float">
            <text:p>-78,8348922729492</text:p>
          </table:table-cell>
          <table:table-cell office:value-type="float" office:value="-78.9327087402344" calcext:value-type="float">
            <text:p>-78,9327087402344</text:p>
          </table:table-cell>
          <table:table-cell office:value-type="float" office:value="-79.0746231079102" calcext:value-type="float">
            <text:p>-79,0746231079102</text:p>
          </table:table-cell>
          <table:table-cell office:value-type="float" office:value="-78.9686737060547" calcext:value-type="float">
            <text:p>-78,9686737060547</text:p>
          </table:table-cell>
          <table:table-cell office:value-type="float" office:value="-78.9366607666016" calcext:value-type="float">
            <text:p>-78,9366607666016</text:p>
          </table:table-cell>
          <table:table-cell office:value-type="float" office:value="-78.8293075561523" calcext:value-type="float">
            <text:p>-78,8293075561523</text:p>
          </table:table-cell>
          <table:table-cell office:value-type="float" office:value="-78.1499099731445" calcext:value-type="float">
            <text:p>-78,1499099731445</text:p>
          </table:table-cell>
          <table:table-cell office:value-type="float" office:value="-78.0950622558594" calcext:value-type="float">
            <text:p>-78,0950622558594</text:p>
          </table:table-cell>
          <table:table-cell office:value-type="float" office:value="-77.9968032836914" calcext:value-type="float">
            <text:p>-77,9968032836914</text:p>
          </table:table-cell>
          <table:table-cell office:value-type="float" office:value="-78.1259231567383" calcext:value-type="float">
            <text:p>-78,1259231567383</text:p>
          </table:table-cell>
          <table:table-cell office:value-type="float" office:value="-78.2186279296875" calcext:value-type="float">
            <text:p>-78,2186279296875</text:p>
          </table:table-cell>
          <table:table-cell office:value-type="float" office:value="-78.0919876098633" calcext:value-type="float">
            <text:p>-78,0919876098633</text:p>
          </table:table-cell>
          <table:table-cell office:value-type="float" office:value="-78.0224761962891" calcext:value-type="float">
            <text:p>-78,0224761962891</text:p>
          </table:table-cell>
          <table:table-cell office:value-type="float" office:value="-78.100715637207" calcext:value-type="float">
            <text:p>-78,100715637207</text:p>
          </table:table-cell>
          <table:table-cell office:value-type="float" office:value="-78.1499099731445" calcext:value-type="float">
            <text:p>-78,1499099731445</text:p>
          </table:table-cell>
          <table:table-cell office:value-type="float" office:value="-78.1055908203125" calcext:value-type="float">
            <text:p>-78,1055908203125</text:p>
          </table:table-cell>
          <table:table-cell office:value-type="float" office:value="-78.0599746704102" calcext:value-type="float">
            <text:p>-78,0599746704102</text:p>
          </table:table-cell>
          <table:table-cell office:value-type="float" office:value="-78.1063690185547" calcext:value-type="float">
            <text:p>-78,1063690185547</text:p>
          </table:table-cell>
          <table:table-cell office:value-type="float" office:value="-78.1788864135742" calcext:value-type="float">
            <text:p>-78,1788864135742</text:p>
          </table:table-cell>
          <table:table-cell office:value-type="float" office:value="-78.0408248901367" calcext:value-type="float">
            <text:p>-78,0408248901367</text:p>
          </table:table-cell>
          <table:table-cell office:value-type="float" office:value="-78.0876235961914" calcext:value-type="float">
            <text:p>-78,0876235961914</text:p>
          </table:table-cell>
          <table:table-cell office:value-type="float" office:value="-78.1058578491211" calcext:value-type="float">
            <text:p>-78,1058578491211</text:p>
          </table:table-cell>
          <table:table-cell office:value-type="float" office:value="-78.0896759033203" calcext:value-type="float">
            <text:p>-78,0896759033203</text:p>
          </table:table-cell>
          <table:table-cell office:value-type="float" office:value="-78.1599884033203" calcext:value-type="float">
            <text:p>-78,1599884033203</text:p>
          </table:table-cell>
          <table:table-cell office:value-type="float" office:value="-78.1259231567383" calcext:value-type="float">
            <text:p>-78,1259231567383</text:p>
          </table:table-cell>
          <table:table-cell office:value-type="float" office:value="-78.1796646118164" calcext:value-type="float">
            <text:p>-78,1796646118164</text:p>
          </table:table-cell>
          <table:table-cell office:value-type="float" office:value="-78.0523071289063" calcext:value-type="float">
            <text:p>-78,0523071289063</text:p>
          </table:table-cell>
          <table:table-cell office:value-type="float" office:value="-78.0204391479492" calcext:value-type="float">
            <text:p>-78,0204391479492</text:p>
          </table:table-cell>
          <table:table-cell office:value-type="float" office:value="-78.0069580078125" calcext:value-type="float">
            <text:p>-78,0069580078125</text:p>
          </table:table-cell>
          <table:table-cell office:value-type="float" office:value="-78.0018844604492" calcext:value-type="float">
            <text:p>-78,0018844604492</text:p>
          </table:table-cell>
          <table:table-cell office:value-type="float" office:value="-77.9815902709961" calcext:value-type="float">
            <text:p>-77,9815902709961</text:p>
          </table:table-cell>
          <table:table-cell office:value-type="float" office:value="-78.0120468139648" calcext:value-type="float">
            <text:p>-78,0120468139648</text:p>
          </table:table-cell>
          <table:table-cell office:value-type="float" office:value="-78.0308837890625" calcext:value-type="float">
            <text:p>-78,0308837890625</text:p>
          </table:table-cell>
          <table:table-cell office:value-type="float" office:value="-77.8991394042969" calcext:value-type="float">
            <text:p>-77,8991394042969</text:p>
          </table:table-cell>
          <table:table-cell office:value-type="float" office:value="-77.9626083374023" calcext:value-type="float">
            <text:p>-77,9626083374023</text:p>
          </table:table-cell>
          <table:table-cell office:value-type="float" office:value="-78.0270538330078" calcext:value-type="float">
            <text:p>-78,0270538330078</text:p>
          </table:table-cell>
          <table:table-cell office:value-type="float" office:value="-78.0382690429688" calcext:value-type="float">
            <text:p>-78,0382690429688</text:p>
          </table:table-cell>
          <table:table-cell office:value-type="float" office:value="-78.1297912597656" calcext:value-type="float">
            <text:p>-78,1297912597656</text:p>
          </table:table-cell>
          <table:table-cell office:value-type="float" office:value="-78.1310729980469" calcext:value-type="float">
            <text:p>-78,1310729980469</text:p>
          </table:table-cell>
          <table:table-cell office:value-type="float" office:value="-78.0523071289063" calcext:value-type="float">
            <text:p>-78,0523071289063</text:p>
          </table:table-cell>
          <table:table-cell office:value-type="float" office:value="-78.169563293457" calcext:value-type="float">
            <text:p>-78,169563293457</text:p>
          </table:table-cell>
          <table:table-cell office:value-type="float" office:value="-78.0077209472656" calcext:value-type="float">
            <text:p>-78,0077209472656</text:p>
          </table:table-cell>
          <table:table-cell office:value-type="float" office:value="-78.0392913818359" calcext:value-type="float">
            <text:p>-78,0392913818359</text:p>
          </table:table-cell>
          <table:table-cell office:value-type="float" office:value="-78.1419067382813" calcext:value-type="float">
            <text:p>-78,1419067382813</text:p>
          </table:table-cell>
          <table:table-cell office:value-type="float" office:value="-78.0686721801758" calcext:value-type="float">
            <text:p>-78,0686721801758</text:p>
          </table:table-cell>
          <table:table-cell office:value-type="float" office:value="-78.09814453125" calcext:value-type="float">
            <text:p>-78,09814453125</text:p>
          </table:table-cell>
          <table:table-cell office:value-type="float" office:value="-78.0632934570313" calcext:value-type="float">
            <text:p>-78,0632934570313</text:p>
          </table:table-cell>
          <table:table-cell office:value-type="float" office:value="-78.0735321044922" calcext:value-type="float">
            <text:p>-78,0735321044922</text:p>
          </table:table-cell>
          <table:table-cell office:value-type="float" office:value="-78.1341705322266" calcext:value-type="float">
            <text:p>-78,1341705322266</text:p>
          </table:table-cell>
          <table:table-cell office:value-type="float" office:value="-78.1331329345703" calcext:value-type="float">
            <text:p>-78,1331329345703</text:p>
          </table:table-cell>
          <table:table-cell office:value-type="float" office:value="-78.2703323364258" calcext:value-type="float">
            <text:p>-78,2703323364258</text:p>
          </table:table-cell>
          <table:table-cell office:value-type="float" office:value="-78.202766418457" calcext:value-type="float">
            <text:p>-78,202766418457</text:p>
          </table:table-cell>
          <table:table-cell office:value-type="float" office:value="-78.2084808349609" calcext:value-type="float">
            <text:p>-78,2084808349609</text:p>
          </table:table-cell>
          <table:table-cell office:value-type="float" office:value="-78.0571594238281" calcext:value-type="float">
            <text:p>-78,0571594238281</text:p>
          </table:table-cell>
          <table:table-cell office:value-type="float" office:value="-78.024772644043" calcext:value-type="float">
            <text:p>-78,024772644043</text:p>
          </table:table-cell>
          <table:table-cell office:value-type="float" office:value="-78.0517959594727" calcext:value-type="float">
            <text:p>-78,0517959594727</text:p>
          </table:table-cell>
          <table:table-cell office:value-type="float" office:value="-78.1359786987305" calcext:value-type="float">
            <text:p>-78,1359786987305</text:p>
          </table:table-cell>
          <table:table-cell office:value-type="float" office:value="-78.1711120605469" calcext:value-type="float">
            <text:p>-78,1711120605469</text:p>
          </table:table-cell>
          <table:table-cell office:value-type="float" office:value="-78.0362319946289" calcext:value-type="float">
            <text:p>-78,0362319946289</text:p>
          </table:table-cell>
          <table:table-cell office:value-type="float" office:value="-78.075065612793" calcext:value-type="float">
            <text:p>-78,075065612793</text:p>
          </table:table-cell>
          <table:table-cell office:value-type="float" office:value="-78.1509475708008" calcext:value-type="float">
            <text:p>-78,1509475708008</text:p>
          </table:table-cell>
          <table:table-cell office:value-type="float" office:value="-78.0686721801758" calcext:value-type="float">
            <text:p>-78,0686721801758</text:p>
          </table:table-cell>
          <table:table-cell office:value-type="float" office:value="-78.1537857055664" calcext:value-type="float">
            <text:p>-78,1537857055664</text:p>
          </table:table-cell>
          <table:table-cell office:value-type="float" office:value="-78.194450378418" calcext:value-type="float">
            <text:p>-78,194450378418</text:p>
          </table:table-cell>
          <table:table-cell office:value-type="float" office:value="-78.0301132202148" calcext:value-type="float">
            <text:p>-78,0301132202148</text:p>
          </table:table-cell>
          <table:table-cell office:value-type="float" office:value="-78.10791015625" calcext:value-type="float">
            <text:p>-78,10791015625</text:p>
          </table:table-cell>
          <table:table-cell office:value-type="float" office:value="-78.04541015625" calcext:value-type="float">
            <text:p>-78,04541015625</text:p>
          </table:table-cell>
          <table:table-cell office:value-type="float" office:value="-78.0359802246094" calcext:value-type="float">
            <text:p>-78,0359802246094</text:p>
          </table:table-cell>
          <table:table-cell office:value-type="float" office:value="-78.0303726196289" calcext:value-type="float">
            <text:p>-78,0303726196289</text:p>
          </table:table-cell>
          <table:table-cell office:value-type="float" office:value="-78.1233444213867" calcext:value-type="float">
            <text:p>-78,1233444213867</text:p>
          </table:table-cell>
          <table:table-cell office:value-type="float" office:value="-78.0760955810547" calcext:value-type="float">
            <text:p>-78,0760955810547</text:p>
          </table:table-cell>
          <table:table-cell office:value-type="float" office:value="-78.0494995117188" calcext:value-type="float">
            <text:p>-78,0494995117188</text:p>
          </table:table-cell>
          <table:table-cell office:value-type="float" office:value="-78.1488723754883" calcext:value-type="float">
            <text:p>-78,1488723754883</text:p>
          </table:table-cell>
          <table:table-cell office:value-type="float" office:value="-78.0842971801758" calcext:value-type="float">
            <text:p>-78,0842971801758</text:p>
          </table:table-cell>
          <table:table-cell office:value-type="float" office:value="-78.1017379760742" calcext:value-type="float">
            <text:p>-78,1017379760742</text:p>
          </table:table-cell>
          <table:table-cell office:value-type="float" office:value="-78.1615371704102" calcext:value-type="float">
            <text:p>-78,1615371704102</text:p>
          </table:table-cell>
          <table:table-cell office:value-type="float" office:value="-78.064826965332" calcext:value-type="float">
            <text:p>-78,064826965332</text:p>
          </table:table-cell>
          <table:table-cell office:value-type="float" office:value="-78.226448059082" calcext:value-type="float">
            <text:p>-78,226448059082</text:p>
          </table:table-cell>
          <table:table-cell office:value-type="float" office:value="-78.1058578491211" calcext:value-type="float">
            <text:p>-78,1058578491211</text:p>
          </table:table-cell>
          <table:table-cell office:value-type="float" office:value="-78.1439666748047" calcext:value-type="float">
            <text:p>-78,1439666748047</text:p>
          </table:table-cell>
          <table:table-cell office:value-type="float" office:value="-78.1450042724609" calcext:value-type="float">
            <text:p>-78,1450042724609</text:p>
          </table:table-cell>
          <table:table-cell office:value-type="float" office:value="-78.0814666748047" calcext:value-type="float">
            <text:p>-78,0814666748047</text:p>
          </table:table-cell>
          <table:table-cell office:value-type="float" office:value="-78.1897735595703" calcext:value-type="float">
            <text:p>-78,1897735595703</text:p>
          </table:table-cell>
          <table:table-cell office:value-type="float" office:value="-77.9560394287109" calcext:value-type="float">
            <text:p>-77,9560394287109</text:p>
          </table:table-cell>
          <table:table-cell office:value-type="float" office:value="-78.2648315429688" calcext:value-type="float">
            <text:p>-78,2648315429688</text:p>
          </table:table-cell>
          <table:table-cell office:value-type="float" office:value="-78.190559387207" calcext:value-type="float">
            <text:p>-78,190559387207</text:p>
          </table:table-cell>
          <table:table-cell office:value-type="float" office:value="-78.022216796875" calcext:value-type="float">
            <text:p>-78,022216796875</text:p>
          </table:table-cell>
          <table:table-cell office:value-type="float" office:value="-78.0584411621094" calcext:value-type="float">
            <text:p>-78,0584411621094</text:p>
          </table:table-cell>
          <table:table-cell office:value-type="float" office:value="-78.0722503662109" calcext:value-type="float">
            <text:p>-78,0722503662109</text:p>
          </table:table-cell>
          <table:table-cell office:value-type="float" office:value="-78.1192245483398" calcext:value-type="float">
            <text:p>-78,1192245483398</text:p>
          </table:table-cell>
          <table:table-cell office:value-type="float" office:value="-78.1983489990234" calcext:value-type="float">
            <text:p>-78,1983489990234</text:p>
          </table:table-cell>
          <table:table-cell office:value-type="float" office:value="-78.2071838378906" calcext:value-type="float">
            <text:p>-78,2071838378906</text:p>
          </table:table-cell>
          <table:table-cell office:value-type="float" office:value="-78.2181167602539" calcext:value-type="float">
            <text:p>-78,2181167602539</text:p>
          </table:table-cell>
          <table:table-cell office:value-type="float" office:value="-78.1352005004883" calcext:value-type="float">
            <text:p>-78,1352005004883</text:p>
          </table:table-cell>
          <table:table-cell office:value-type="float" office:value="-78.2043228149414" calcext:value-type="float">
            <text:p>-78,2043228149414</text:p>
          </table:table-cell>
          <table:table-cell office:value-type="float" office:value="-78.1305618286133" calcext:value-type="float">
            <text:p>-78,1305618286133</text:p>
          </table:table-cell>
          <table:table-cell office:value-type="float" office:value="-78.0909652709961" calcext:value-type="float">
            <text:p>-78,0909652709961</text:p>
          </table:table-cell>
          <table:table-cell office:value-type="float" office:value="-78.0709762573242" calcext:value-type="float">
            <text:p>-78,0709762573242</text:p>
          </table:table-cell>
          <table:table-cell office:value-type="float" office:value="-78.1176834106445" calcext:value-type="float">
            <text:p>-78,1176834106445</text:p>
          </table:table-cell>
          <table:table-cell office:value-type="float" office:value="-78.1076583862305" calcext:value-type="float">
            <text:p>-78,1076583862305</text:p>
          </table:table-cell>
          <table:table-cell office:value-type="float" office:value="-77.9250259399414" calcext:value-type="float">
            <text:p>-77,9250259399414</text:p>
          </table:table-cell>
          <table:table-cell office:value-type="float" office:value="-78.0812149047852" calcext:value-type="float">
            <text:p>-78,0812149047852</text:p>
          </table:table-cell>
          <table:table-cell office:value-type="float" office:value="-77.9016494750977" calcext:value-type="float">
            <text:p>-77,9016494750977</text:p>
          </table:table-cell>
          <table:table-cell office:value-type="float" office:value="-77.8653259277344" calcext:value-type="float">
            <text:p>-77,8653259277344</text:p>
          </table:table-cell>
          <table:table-cell office:value-type="float" office:value="-77.8916091918945" calcext:value-type="float">
            <text:p>-77,8916091918945</text:p>
          </table:table-cell>
          <table:table-cell office:value-type="float" office:value="-77.9790496826172" calcext:value-type="float">
            <text:p>-77,9790496826172</text:p>
          </table:table-cell>
          <table:table-cell office:value-type="float" office:value="-77.9009017944336" calcext:value-type="float">
            <text:p>-77,9009017944336</text:p>
          </table:table-cell>
          <table:table-cell office:value-type="float" office:value="-77.8933715820313" calcext:value-type="float">
            <text:p>-77,8933715820313</text:p>
          </table:table-cell>
          <table:table-cell office:value-type="float" office:value="-77.7471466064453" calcext:value-type="float">
            <text:p>-77,7471466064453</text:p>
          </table:table-cell>
          <table:table-cell office:value-type="float" office:value="-77.8891143798828" calcext:value-type="float">
            <text:p>-77,8891143798828</text:p>
          </table:table-cell>
          <table:table-cell office:value-type="float" office:value="-77.8888549804688" calcext:value-type="float">
            <text:p>-77,8888549804688</text:p>
          </table:table-cell>
          <table:table-cell office:value-type="float" office:value="-77.9288024902344" calcext:value-type="float">
            <text:p>-77,9288024902344</text:p>
          </table:table-cell>
          <table:table-cell office:value-type="float" office:value="-77.8149795532227" calcext:value-type="float">
            <text:p>-77,8149795532227</text:p>
          </table:table-cell>
          <table:table-cell office:value-type="float" office:value="-77.9709548950195" calcext:value-type="float">
            <text:p>-77,9709548950195</text:p>
          </table:table-cell>
          <table:table-cell office:value-type="float" office:value="-77.8653259277344" calcext:value-type="float">
            <text:p>-77,8653259277344</text:p>
          </table:table-cell>
          <table:table-cell office:value-type="float" office:value="-77.9684219360352" calcext:value-type="float">
            <text:p>-77,9684219360352</text:p>
          </table:table-cell>
          <table:table-cell office:value-type="float" office:value="-77.8678283691406" calcext:value-type="float">
            <text:p>-77,8678283691406</text:p>
          </table:table-cell>
          <table:table-cell office:value-type="float" office:value="-78.0112838745117" calcext:value-type="float">
            <text:p>-78,0112838745117</text:p>
          </table:table-cell>
          <table:table-cell office:value-type="float" office:value="-77.9616012573242" calcext:value-type="float">
            <text:p>-77,9616012573242</text:p>
          </table:table-cell>
          <table:table-cell office:value-type="float" office:value="-77.9828567504883" calcext:value-type="float">
            <text:p>-77,9828567504883</text:p>
          </table:table-cell>
          <table:table-cell office:value-type="float" office:value="-77.8880996704102" calcext:value-type="float">
            <text:p>-77,8880996704102</text:p>
          </table:table-cell>
          <table:table-cell office:value-type="float" office:value="-77.8189544677734" calcext:value-type="float">
            <text:p>-77,8189544677734</text:p>
          </table:table-cell>
          <table:table-cell office:value-type="float" office:value="-78.0000991821289" calcext:value-type="float">
            <text:p>-78,0000991821289</text:p>
          </table:table-cell>
          <table:table-cell office:value-type="float" office:value="-77.8630752563477" calcext:value-type="float">
            <text:p>-77,8630752563477</text:p>
          </table:table-cell>
          <table:table-cell office:value-type="float" office:value="-77.9755172729492" calcext:value-type="float">
            <text:p>-77,9755172729492</text:p>
          </table:table-cell>
          <table:table-cell office:value-type="float" office:value="-77.8505935668945" calcext:value-type="float">
            <text:p>-77,8505935668945</text:p>
          </table:table-cell>
          <table:table-cell office:value-type="float" office:value="-77.9192352294922" calcext:value-type="float">
            <text:p>-77,9192352294922</text:p>
          </table:table-cell>
          <table:table-cell office:value-type="float" office:value="-77.9547729492188" calcext:value-type="float">
            <text:p>-77,9547729492188</text:p>
          </table:table-cell>
          <table:table-cell office:value-type="float" office:value="-77.9144592285156" calcext:value-type="float">
            <text:p>-77,9144592285156</text:p>
          </table:table-cell>
          <table:table-cell office:value-type="float" office:value="-78.0398025512695" calcext:value-type="float">
            <text:p>-78,0398025512695</text:p>
          </table:table-cell>
          <table:table-cell office:value-type="float" office:value="-77.994010925293" calcext:value-type="float">
            <text:p>-77,994010925293</text:p>
          </table:table-cell>
          <table:table-cell office:value-type="float" office:value="-78.0824966430664" calcext:value-type="float">
            <text:p>-78,0824966430664</text:p>
          </table:table-cell>
          <table:table-cell office:value-type="float" office:value="-77.9154663085938" calcext:value-type="float">
            <text:p>-77,9154663085938</text:p>
          </table:table-cell>
          <table:table-cell office:value-type="float" office:value="-77.9449310302734" calcext:value-type="float">
            <text:p>-77,9449310302734</text:p>
          </table:table-cell>
          <table:table-cell office:value-type="float" office:value="-77.9393844604492" calcext:value-type="float">
            <text:p>-77,9393844604492</text:p>
          </table:table-cell>
          <table:table-cell office:value-type="float" office:value="-77.881591796875" calcext:value-type="float">
            <text:p>-77,881591796875</text:p>
          </table:table-cell>
          <table:table-cell office:value-type="float" office:value="-77.9696960449219" calcext:value-type="float">
            <text:p>-77,9696960449219</text:p>
          </table:table-cell>
          <table:table-cell office:value-type="float" office:value="-77.974494934082" calcext:value-type="float">
            <text:p>-77,974494934082</text:p>
          </table:table-cell>
          <table:table-cell office:value-type="float" office:value="-77.8358840942383" calcext:value-type="float">
            <text:p>-77,8358840942383</text:p>
          </table:table-cell>
          <table:table-cell office:value-type="float" office:value="-77.9484634399414" calcext:value-type="float">
            <text:p>-77,9484634399414</text:p>
          </table:table-cell>
          <table:table-cell office:value-type="float" office:value="-77.9696960449219" calcext:value-type="float">
            <text:p>-77,9696960449219</text:p>
          </table:table-cell>
          <table:table-cell office:value-type="float" office:value="-77.9076766967773" calcext:value-type="float">
            <text:p>-77,9076766967773</text:p>
          </table:table-cell>
          <table:table-cell office:value-type="float" office:value="-77.9783020019531" calcext:value-type="float">
            <text:p>-77,9783020019531</text:p>
          </table:table-cell>
          <table:table-cell office:value-type="float" office:value="-78.013313293457" calcext:value-type="float">
            <text:p>-78,013313293457</text:p>
          </table:table-cell>
          <table:table-cell office:value-type="float" office:value="-77.9638748168945" calcext:value-type="float">
            <text:p>-77,9638748168945</text:p>
          </table:table-cell>
          <table:table-cell office:value-type="float" office:value="-77.9983291625977" calcext:value-type="float">
            <text:p>-77,9983291625977</text:p>
          </table:table-cell>
          <table:table-cell office:value-type="float" office:value="-77.9545288085938" calcext:value-type="float">
            <text:p>-77,9545288085938</text:p>
          </table:table-cell>
          <table:table-cell office:value-type="float" office:value="-77.8216934204102" calcext:value-type="float">
            <text:p>-77,8216934204102</text:p>
          </table:table-cell>
          <table:table-cell office:value-type="float" office:value="-77.9479598999023" calcext:value-type="float">
            <text:p>-77,9479598999023</text:p>
          </table:table-cell>
          <table:table-cell office:value-type="float" office:value="-77.9106903076172" calcext:value-type="float">
            <text:p>-77,9106903076172</text:p>
          </table:table-cell>
          <table:table-cell office:value-type="float" office:value="-77.7473983764648" calcext:value-type="float">
            <text:p>-77,7473983764648</text:p>
          </table:table-cell>
          <table:table-cell office:value-type="float" office:value="-77.8643264770508" calcext:value-type="float">
            <text:p>-77,8643264770508</text:p>
          </table:table-cell>
          <table:table-cell office:value-type="float" office:value="-77.9507369995117" calcext:value-type="float">
            <text:p>-77,9507369995117</text:p>
          </table:table-cell>
          <table:table-cell office:value-type="float" office:value="-77.8700790405273" calcext:value-type="float">
            <text:p>-77,8700790405273</text:p>
          </table:table-cell>
          <table:table-cell office:value-type="float" office:value="-77.9144592285156" calcext:value-type="float">
            <text:p>-77,9144592285156</text:p>
          </table:table-cell>
          <table:table-cell office:value-type="float" office:value="-77.877082824707" calcext:value-type="float">
            <text:p>-77,877082824707</text:p>
          </table:table-cell>
          <table:table-cell office:value-type="float" office:value="-77.9111938476563" calcext:value-type="float">
            <text:p>-77,9111938476563</text:p>
          </table:table-cell>
          <table:table-cell office:value-type="float" office:value="-78.0405654907227" calcext:value-type="float">
            <text:p>-78,0405654907227</text:p>
          </table:table-cell>
          <table:table-cell office:value-type="float" office:value="-77.8398666381836" calcext:value-type="float">
            <text:p>-77,8398666381836</text:p>
          </table:table-cell>
          <table:table-cell office:value-type="float" office:value="-77.941650390625" calcext:value-type="float">
            <text:p>-77,941650390625</text:p>
          </table:table-cell>
          <table:table-cell office:value-type="float" office:value="-78.0204391479492" calcext:value-type="float">
            <text:p>-78,0204391479492</text:p>
          </table:table-cell>
          <table:table-cell office:value-type="float" office:value="-77.9250259399414" calcext:value-type="float">
            <text:p>-77,9250259399414</text:p>
          </table:table-cell>
          <table:table-cell office:value-type="float" office:value="-77.9780426025391" calcext:value-type="float">
            <text:p>-77,9780426025391</text:p>
          </table:table-cell>
          <table:table-cell office:value-type="float" office:value="-78.0533294677734" calcext:value-type="float">
            <text:p>-78,0533294677734</text:p>
          </table:table-cell>
          <table:table-cell office:value-type="float" office:value="-77.8690719604492" calcext:value-type="float">
            <text:p>-77,8690719604492</text:p>
          </table:table-cell>
          <table:table-cell office:value-type="float" office:value="-77.9315719604492" calcext:value-type="float">
            <text:p>-77,9315719604492</text:p>
          </table:table-cell>
          <table:table-cell office:value-type="float" office:value="-77.9841232299805" calcext:value-type="float">
            <text:p>-77,9841232299805</text:p>
          </table:table-cell>
          <table:table-cell office:value-type="float" office:value="-78.0661163330078" calcext:value-type="float">
            <text:p>-78,0661163330078</text:p>
          </table:table-cell>
          <table:table-cell office:value-type="float" office:value="-77.9924926757813" calcext:value-type="float">
            <text:p>-77,9924926757813</text:p>
          </table:table-cell>
          <table:table-cell office:value-type="float" office:value="-78.0326614379883" calcext:value-type="float">
            <text:p>-78,0326614379883</text:p>
          </table:table-cell>
          <table:table-cell office:value-type="float" office:value="-78.1279830932617" calcext:value-type="float">
            <text:p>-78,1279830932617</text:p>
          </table:table-cell>
          <table:table-cell office:value-type="float" office:value="-77.9504852294922" calcext:value-type="float">
            <text:p>-77,9504852294922</text:p>
          </table:table-cell>
          <table:table-cell office:value-type="float" office:value="-78.126953125" calcext:value-type="float">
            <text:p>-78,126953125</text:p>
          </table:table-cell>
          <table:table-cell office:value-type="float" office:value="-78.0640640258789" calcext:value-type="float">
            <text:p>-78,0640640258789</text:p>
          </table:table-cell>
          <table:table-cell office:value-type="float" office:value="-78.0441360473633" calcext:value-type="float">
            <text:p>-78,0441360473633</text:p>
          </table:table-cell>
          <table:table-cell office:value-type="float" office:value="-78.0102691650391" calcext:value-type="float">
            <text:p>-78,0102691650391</text:p>
          </table:table-cell>
          <table:table-cell office:value-type="float" office:value="-78.0341873168945" calcext:value-type="float">
            <text:p>-78,0341873168945</text:p>
          </table:table-cell>
          <table:table-cell office:value-type="float" office:value="-78.0318908691406" calcext:value-type="float">
            <text:p>-78,0318908691406</text:p>
          </table:table-cell>
          <table:table-cell office:value-type="float" office:value="-77.9932479858398" calcext:value-type="float">
            <text:p>-77,9932479858398</text:p>
          </table:table-cell>
          <table:table-cell office:value-type="float" office:value="-77.9159622192383" calcext:value-type="float">
            <text:p>-77,9159622192383</text:p>
          </table:table-cell>
          <table:table-cell office:value-type="float" office:value="-78.0581817626953" calcext:value-type="float">
            <text:p>-78,0581817626953</text:p>
          </table:table-cell>
          <table:table-cell office:value-type="float" office:value="-77.9965515136719" calcext:value-type="float">
            <text:p>-77,9965515136719</text:p>
          </table:table-cell>
          <table:table-cell office:value-type="float" office:value="-77.9803237915039" calcext:value-type="float">
            <text:p>-77,9803237915039</text:p>
          </table:table-cell>
          <table:table-cell office:value-type="float" office:value="-78.0041656494141" calcext:value-type="float">
            <text:p>-78,0041656494141</text:p>
          </table:table-cell>
          <table:table-cell office:value-type="float" office:value="-77.9527587890625" calcext:value-type="float">
            <text:p>-77,9527587890625</text:p>
          </table:table-cell>
          <table:table-cell office:value-type="float" office:value="-77.8391189575195" calcext:value-type="float">
            <text:p>-77,8391189575195</text:p>
          </table:table-cell>
          <table:table-cell office:value-type="float" office:value="-77.8931198120117" calcext:value-type="float">
            <text:p>-77,8931198120117</text:p>
          </table:table-cell>
          <table:table-cell office:value-type="float" office:value="-77.8971328735352" calcext:value-type="float">
            <text:p>-77,8971328735352</text:p>
          </table:table-cell>
          <table:table-cell office:value-type="float" office:value="-77.8187103271484" calcext:value-type="float">
            <text:p>-77,8187103271484</text:p>
          </table:table-cell>
          <table:table-cell office:value-type="float" office:value="-77.9069213867188" calcext:value-type="float">
            <text:p>-77,9069213867188</text:p>
          </table:table-cell>
          <table:table-cell office:value-type="float" office:value="-77.9381256103516" calcext:value-type="float">
            <text:p>-77,9381256103516</text:p>
          </table:table-cell>
          <table:table-cell office:value-type="float" office:value="-77.8251724243164" calcext:value-type="float">
            <text:p>-77,8251724243164</text:p>
          </table:table-cell>
          <table:table-cell office:value-type="float" office:value="-77.9086837768555" calcext:value-type="float">
            <text:p>-77,9086837768555</text:p>
          </table:table-cell>
          <table:table-cell office:value-type="float" office:value="-77.8645782470703" calcext:value-type="float">
            <text:p>-77,8645782470703</text:p>
          </table:table-cell>
          <table:table-cell office:value-type="float" office:value="-77.908935546875" calcext:value-type="float">
            <text:p>-77,908935546875</text:p>
          </table:table-cell>
          <table:table-cell office:value-type="float" office:value="-77.2478713989258" calcext:value-type="float">
            <text:p>-77,2478713989258</text:p>
          </table:table-cell>
          <table:table-cell office:value-type="float" office:value="-77.3764038085938" calcext:value-type="float">
            <text:p>-77,3764038085938</text:p>
          </table:table-cell>
          <table:table-cell office:value-type="float" office:value="-77.3714447021484" calcext:value-type="float">
            <text:p>-77,3714447021484</text:p>
          </table:table-cell>
          <table:table-cell office:value-type="float" office:value="-77.3311538696289" calcext:value-type="float">
            <text:p>-77,3311538696289</text:p>
          </table:table-cell>
          <table:table-cell office:value-type="float" office:value="-77.2746810913086" calcext:value-type="float">
            <text:p>-77,2746810913086</text:p>
          </table:table-cell>
          <table:table-cell office:value-type="float" office:value="-77.3702545166016" calcext:value-type="float">
            <text:p>-77,3702545166016</text:p>
          </table:table-cell>
          <table:table-cell office:value-type="float" office:value="-77.2870635986328" calcext:value-type="float">
            <text:p>-77,2870635986328</text:p>
          </table:table-cell>
          <table:table-cell office:value-type="float" office:value="-77.2595138549805" calcext:value-type="float">
            <text:p>-77,2595138549805</text:p>
          </table:table-cell>
          <table:table-cell office:value-type="float" office:value="-77.3551559448242" calcext:value-type="float">
            <text:p>-77,3551559448242</text:p>
          </table:table-cell>
          <table:table-cell office:value-type="float" office:value="-77.4133377075195" calcext:value-type="float">
            <text:p>-77,4133377075195</text:p>
          </table:table-cell>
          <table:table-cell office:value-type="float" office:value="-77.2901153564453" calcext:value-type="float">
            <text:p>-77,2901153564453</text:p>
          </table:table-cell>
          <table:table-cell office:value-type="float" office:value="-77.3636474609375" calcext:value-type="float">
            <text:p>-77,3636474609375</text:p>
          </table:table-cell>
          <table:table-cell office:value-type="float" office:value="-77.2290344238281" calcext:value-type="float">
            <text:p>-77,2290344238281</text:p>
          </table:table-cell>
          <table:table-cell office:value-type="float" office:value="-77.2095413208008" calcext:value-type="float">
            <text:p>-77,2095413208008</text:p>
          </table:table-cell>
          <table:table-cell office:value-type="float" office:value="-77.401008605957" calcext:value-type="float">
            <text:p>-77,401008605957</text:p>
          </table:table-cell>
          <table:table-cell office:value-type="float" office:value="-77.4421005249023" calcext:value-type="float">
            <text:p>-77,4421005249023</text:p>
          </table:table-cell>
          <table:table-cell office:value-type="float" office:value="-77.3342056274414" calcext:value-type="float">
            <text:p>-77,3342056274414</text:p>
          </table:table-cell>
          <table:table-cell office:value-type="float" office:value="-77.2595138549805" calcext:value-type="float">
            <text:p>-77,2595138549805</text:p>
          </table:table-cell>
          <table:table-cell office:value-type="float" office:value="-77.2721099853516" calcext:value-type="float">
            <text:p>-77,2721099853516</text:p>
          </table:table-cell>
          <table:table-cell office:value-type="float" office:value="-77.3011169433594" calcext:value-type="float">
            <text:p>-77,3011169433594</text:p>
          </table:table-cell>
          <table:table-cell office:value-type="float" office:value="-77.2425155639648" calcext:value-type="float">
            <text:p>-77,2425155639648</text:p>
          </table:table-cell>
          <table:table-cell office:value-type="float" office:value="-77.2959594726563" calcext:value-type="float">
            <text:p>-77,2959594726563</text:p>
          </table:table-cell>
          <table:table-cell office:value-type="float" office:value="-77.3629455566406" calcext:value-type="float">
            <text:p>-77,3629455566406</text:p>
          </table:table-cell>
          <table:table-cell office:value-type="float" office:value="-77.2901153564453" calcext:value-type="float">
            <text:p>-77,2901153564453</text:p>
          </table:table-cell>
          <table:table-cell office:value-type="float" office:value="-77.3643569946289" calcext:value-type="float">
            <text:p>-77,3643569946289</text:p>
          </table:table-cell>
          <table:table-cell office:value-type="float" office:value="-77.1476364135742" calcext:value-type="float">
            <text:p>-77,1476364135742</text:p>
          </table:table-cell>
          <table:table-cell office:value-type="float" office:value="-77.1402740478516" calcext:value-type="float">
            <text:p>-77,1402740478516</text:p>
          </table:table-cell>
          <table:table-cell office:value-type="float" office:value="-77.3043975830078" calcext:value-type="float">
            <text:p>-77,3043975830078</text:p>
          </table:table-cell>
          <table:table-cell office:value-type="float" office:value="-77.2250823974609" calcext:value-type="float">
            <text:p>-77,2250823974609</text:p>
          </table:table-cell>
          <table:table-cell office:value-type="float" office:value="-77.2756195068359" calcext:value-type="float">
            <text:p>-77,2756195068359</text:p>
          </table:table-cell>
          <table:table-cell office:value-type="float" office:value="-77.3556289672852" calcext:value-type="float">
            <text:p>-77,3556289672852</text:p>
          </table:table-cell>
          <table:table-cell office:value-type="float" office:value="-77.3222198486328" calcext:value-type="float">
            <text:p>-77,3222198486328</text:p>
          </table:table-cell>
          <table:table-cell office:value-type="float" office:value="-77.2819213867188" calcext:value-type="float">
            <text:p>-77,2819213867188</text:p>
          </table:table-cell>
          <table:table-cell office:value-type="float" office:value="-77.2327499389648" calcext:value-type="float">
            <text:p>-77,2327499389648</text:p>
          </table:table-cell>
          <table:table-cell office:value-type="float" office:value="-77.2527542114258" calcext:value-type="float">
            <text:p>-77,2527542114258</text:p>
          </table:table-cell>
          <table:table-cell office:value-type="float" office:value="-77.227165222168" calcext:value-type="float">
            <text:p>-77,227165222168</text:p>
          </table:table-cell>
          <table:table-cell office:value-type="float" office:value="-77.2852020263672" calcext:value-type="float">
            <text:p>-77,2852020263672</text:p>
          </table:table-cell>
          <table:table-cell office:value-type="float" office:value="-77.2644119262695" calcext:value-type="float">
            <text:p>-77,2644119262695</text:p>
          </table:table-cell>
          <table:table-cell office:value-type="float" office:value="-77.3086090087891" calcext:value-type="float">
            <text:p>-77,3086090087891</text:p>
          </table:table-cell>
          <table:table-cell office:value-type="float" office:value="-77.3191757202148" calcext:value-type="float">
            <text:p>-77,3191757202148</text:p>
          </table:table-cell>
          <table:table-cell office:value-type="float" office:value="-77.2975997924805" calcext:value-type="float">
            <text:p>-77,2975997924805</text:p>
          </table:table-cell>
          <table:table-cell office:value-type="float" office:value="-77.0976028442383" calcext:value-type="float">
            <text:p>-77,0976028442383</text:p>
          </table:table-cell>
          <table:table-cell office:value-type="float" office:value="-77.2352981567383" calcext:value-type="float">
            <text:p>-77,2352981567383</text:p>
          </table:table-cell>
          <table:table-cell office:value-type="float" office:value="-77.2341384887695" calcext:value-type="float">
            <text:p>-77,2341384887695</text:p>
          </table:table-cell>
          <table:table-cell office:value-type="float" office:value="-77.272346496582" calcext:value-type="float">
            <text:p>-77,272346496582</text:p>
          </table:table-cell>
          <table:table-cell office:value-type="float" office:value="-77.2257766723633" calcext:value-type="float">
            <text:p>-77,2257766723633</text:p>
          </table:table-cell>
          <table:table-cell office:value-type="float" office:value="-77.1787567138672" calcext:value-type="float">
            <text:p>-77,1787567138672</text:p>
          </table:table-cell>
          <table:table-cell office:value-type="float" office:value="-77.2837905883789" calcext:value-type="float">
            <text:p>-77,2837905883789</text:p>
          </table:table-cell>
          <table:table-cell office:value-type="float" office:value="-77.2362365722656" calcext:value-type="float">
            <text:p>-77,2362365722656</text:p>
          </table:table-cell>
          <table:table-cell office:value-type="float" office:value="-77.3015747070313" calcext:value-type="float">
            <text:p>-77,3015747070313</text:p>
          </table:table-cell>
          <table:table-cell office:value-type="float" office:value="-77.2786560058594" calcext:value-type="float">
            <text:p>-77,2786560058594</text:p>
          </table:table-cell>
          <table:table-cell office:value-type="float" office:value="-77.2912826538086" calcext:value-type="float">
            <text:p>-77,2912826538086</text:p>
          </table:table-cell>
          <table:table-cell office:value-type="float" office:value="-77.2160263061523" calcext:value-type="float">
            <text:p>-77,2160263061523</text:p>
          </table:table-cell>
          <table:table-cell office:value-type="float" office:value="-77.1787567138672" calcext:value-type="float">
            <text:p>-77,1787567138672</text:p>
          </table:table-cell>
          <table:table-cell office:value-type="float" office:value="-77.2446060180664" calcext:value-type="float">
            <text:p>-77,2446060180664</text:p>
          </table:table-cell>
          <table:table-cell office:value-type="float" office:value="-77.2218322753906" calcext:value-type="float">
            <text:p>-77,2218322753906</text:p>
          </table:table-cell>
          <table:table-cell office:value-type="float" office:value="-77.2606811523438" calcext:value-type="float">
            <text:p>-77,2606811523438</text:p>
          </table:table-cell>
          <table:table-cell office:value-type="float" office:value="-77.3349075317383" calcext:value-type="float">
            <text:p>-77,3349075317383</text:p>
          </table:table-cell>
          <table:table-cell office:value-type="float" office:value="-77.343147277832" calcext:value-type="float">
            <text:p>-77,343147277832</text:p>
          </table:table-cell>
          <table:table-cell office:value-type="float" office:value="-77.2936172485352" calcext:value-type="float">
            <text:p>-77,2936172485352</text:p>
          </table:table-cell>
          <table:table-cell office:value-type="float" office:value="-77.2325134277344" calcext:value-type="float">
            <text:p>-77,2325134277344</text:p>
          </table:table-cell>
          <table:table-cell office:value-type="float" office:value="-77.3067398071289" calcext:value-type="float">
            <text:p>-77,3067398071289</text:p>
          </table:table-cell>
          <table:table-cell office:value-type="float" office:value="-77.2772521972656" calcext:value-type="float">
            <text:p>-77,2772521972656</text:p>
          </table:table-cell>
          <table:table-cell office:value-type="float" office:value="-77.3358535766602" calcext:value-type="float">
            <text:p>-77,3358535766602</text:p>
          </table:table-cell>
          <table:table-cell office:value-type="float" office:value="-77.3208160400391" calcext:value-type="float">
            <text:p>-77,3208160400391</text:p>
          </table:table-cell>
          <table:table-cell office:value-type="float" office:value="-77.4131011962891" calcext:value-type="float">
            <text:p>-77,4131011962891</text:p>
          </table:table-cell>
          <table:table-cell office:value-type="float" office:value="-77.321044921875" calcext:value-type="float">
            <text:p>-77,321044921875</text:p>
          </table:table-cell>
          <table:table-cell office:value-type="float" office:value="-77.1451034545898" calcext:value-type="float">
            <text:p>-77,1451034545898</text:p>
          </table:table-cell>
          <table:table-cell office:value-type="float" office:value="-77.294792175293" calcext:value-type="float">
            <text:p>-77,294792175293</text:p>
          </table:table-cell>
          <table:table-cell office:value-type="float" office:value="-77.3414993286133" calcext:value-type="float">
            <text:p>-77,3414993286133</text:p>
          </table:table-cell>
          <table:table-cell office:value-type="float" office:value="-77.4463882446289" calcext:value-type="float">
            <text:p>-77,4463882446289</text:p>
          </table:table-cell>
          <table:table-cell office:value-type="float" office:value="-77.2574157714844" calcext:value-type="float">
            <text:p>-77,2574157714844</text:p>
          </table:table-cell>
          <table:table-cell office:value-type="float" office:value="-77.2922210693359" calcext:value-type="float">
            <text:p>-77,2922210693359</text:p>
          </table:table-cell>
          <table:table-cell office:value-type="float" office:value="-77.2216033935547" calcext:value-type="float">
            <text:p>-77,2216033935547</text:p>
          </table:table-cell>
          <table:table-cell office:value-type="float" office:value="-77.3443222045898" calcext:value-type="float">
            <text:p>-77,3443222045898</text:p>
          </table:table-cell>
          <table:table-cell office:value-type="float" office:value="-77.2427520751953" calcext:value-type="float">
            <text:p>-77,2427520751953</text:p>
          </table:table-cell>
          <table:table-cell office:value-type="float" office:value="-77.1494750976563" calcext:value-type="float">
            <text:p>-77,1494750976563</text:p>
          </table:table-cell>
          <table:table-cell office:value-type="float" office:value="-77.1557006835938" calcext:value-type="float">
            <text:p>-77,1557006835938</text:p>
          </table:table-cell>
          <table:table-cell office:value-type="float" office:value="-77.1506271362305" calcext:value-type="float">
            <text:p>-77,1506271362305</text:p>
          </table:table-cell>
          <table:table-cell office:value-type="float" office:value="-77.3702545166016" calcext:value-type="float">
            <text:p>-77,3702545166016</text:p>
          </table:table-cell>
          <table:table-cell office:value-type="float" office:value="-77.2800598144531" calcext:value-type="float">
            <text:p>-77,2800598144531</text:p>
          </table:table-cell>
          <table:table-cell office:value-type="float" office:value="-77.2429809570313" calcext:value-type="float">
            <text:p>-77,2429809570313</text:p>
          </table:table-cell>
          <table:table-cell office:value-type="float" office:value="-77.3109512329102" calcext:value-type="float">
            <text:p>-77,3109512329102</text:p>
          </table:table-cell>
          <table:table-cell office:value-type="float" office:value="-77.2730484008789" calcext:value-type="float">
            <text:p>-77,2730484008789</text:p>
          </table:table-cell>
          <table:table-cell office:value-type="float" office:value="-77.3353805541992" calcext:value-type="float">
            <text:p>-77,3353805541992</text:p>
          </table:table-cell>
          <table:table-cell office:value-type="float" office:value="-77.2788925170898" calcext:value-type="float">
            <text:p>-77,2788925170898</text:p>
          </table:table-cell>
          <table:table-cell office:value-type="float" office:value="-77.1963348388672" calcext:value-type="float">
            <text:p>-77,1963348388672</text:p>
          </table:table-cell>
          <table:table-cell office:value-type="float" office:value="-77.236701965332" calcext:value-type="float">
            <text:p>-77,236701965332</text:p>
          </table:table-cell>
          <table:table-cell office:value-type="float" office:value="-77.3509140014648" calcext:value-type="float">
            <text:p>-77,3509140014648</text:p>
          </table:table-cell>
          <table:table-cell office:value-type="float" office:value="-77.2504272460938" calcext:value-type="float">
            <text:p>-77,2504272460938</text:p>
          </table:table-cell>
          <table:table-cell office:value-type="float" office:value="-77.2597427368164" calcext:value-type="float">
            <text:p>-77,2597427368164</text:p>
          </table:table-cell>
          <table:table-cell office:value-type="float" office:value="-77.2383270263672" calcext:value-type="float">
            <text:p>-77,2383270263672</text:p>
          </table:table-cell>
          <table:table-cell office:value-type="float" office:value="-77.3953247070313" calcext:value-type="float">
            <text:p>-77,3953247070313</text:p>
          </table:table-cell>
          <table:table-cell office:value-type="float" office:value="-77.2830963134766" calcext:value-type="float">
            <text:p>-77,2830963134766</text:p>
          </table:table-cell>
          <table:table-cell office:value-type="float" office:value="-77.5094985961914" calcext:value-type="float">
            <text:p>-77,5094985961914</text:p>
          </table:table-cell>
          <table:table-cell office:value-type="float" office:value="-80.3791961669922" calcext:value-type="float">
            <text:p>-80,3791961669922</text:p>
          </table:table-cell>
          <table:table-cell office:value-type="float" office:value="-80.4961700439453" calcext:value-type="float">
            <text:p>-80,4961700439453</text:p>
          </table:table-cell>
          <table:table-cell office:value-type="float" office:value="-80.6446380615234" calcext:value-type="float">
            <text:p>-80,6446380615234</text:p>
          </table:table-cell>
          <table:table-cell office:value-type="float" office:value="-80.3878784179688" calcext:value-type="float">
            <text:p>-80,3878784179688</text:p>
          </table:table-cell>
          <table:table-cell office:value-type="float" office:value="-80.4351272583008" calcext:value-type="float">
            <text:p>-80,4351272583008</text:p>
          </table:table-cell>
          <table:table-cell office:value-type="float" office:value="-80.5141220092773" calcext:value-type="float">
            <text:p>-80,5141220092773</text:p>
          </table:table-cell>
          <table:table-cell office:value-type="float" office:value="-80.5202255249023" calcext:value-type="float">
            <text:p>-80,5202255249023</text:p>
          </table:table-cell>
          <table:table-cell office:value-type="float" office:value="-80.6360397338867" calcext:value-type="float">
            <text:p>-80,6360397338867</text:p>
          </table:table-cell>
          <table:table-cell office:value-type="float" office:value="-80.3818664550781" calcext:value-type="float">
            <text:p>-80,3818664550781</text:p>
          </table:table-cell>
          <table:table-cell office:value-type="float" office:value="-80.4640808105469" calcext:value-type="float">
            <text:p>-80,4640808105469</text:p>
          </table:table-cell>
          <table:table-cell office:value-type="float" office:value="-80.3999252319336" calcext:value-type="float">
            <text:p>-80,3999252319336</text:p>
          </table:table-cell>
          <table:table-cell office:value-type="float" office:value="-80.2918243408203" calcext:value-type="float">
            <text:p>-80,2918243408203</text:p>
          </table:table-cell>
          <table:table-cell office:value-type="float" office:value="-80.3096923828125" calcext:value-type="float">
            <text:p>-80,3096923828125</text:p>
          </table:table-cell>
          <table:table-cell office:value-type="float" office:value="-80.4479141235352" calcext:value-type="float">
            <text:p>-80,4479141235352</text:p>
          </table:table-cell>
          <table:table-cell office:value-type="float" office:value="-80.4975204467773" calcext:value-type="float">
            <text:p>-80,4975204467773</text:p>
          </table:table-cell>
          <table:table-cell office:value-type="float" office:value="-80.3755187988281" calcext:value-type="float">
            <text:p>-80,3755187988281</text:p>
          </table:table-cell>
          <table:table-cell office:value-type="float" office:value="-80.3077087402344" calcext:value-type="float">
            <text:p>-80,3077087402344</text:p>
          </table:table-cell>
          <table:table-cell office:value-type="float" office:value="-80.265754699707" calcext:value-type="float">
            <text:p>-80,265754699707</text:p>
          </table:table-cell>
          <table:table-cell office:value-type="float" office:value="-80.3186416625977" calcext:value-type="float">
            <text:p>-80,3186416625977</text:p>
          </table:table-cell>
          <table:table-cell office:value-type="float" office:value="-80.3475341796875" calcext:value-type="float">
            <text:p>-80,3475341796875</text:p>
          </table:table-cell>
          <table:table-cell office:value-type="float" office:value="-80.3345718383789" calcext:value-type="float">
            <text:p>-80,3345718383789</text:p>
          </table:table-cell>
          <table:table-cell office:value-type="float" office:value="-80.2414016723633" calcext:value-type="float">
            <text:p>-80,2414016723633</text:p>
          </table:table-cell>
          <table:table-cell office:value-type="float" office:value="-80.1222686767578" calcext:value-type="float">
            <text:p>-80,1222686767578</text:p>
          </table:table-cell>
          <table:table-cell office:value-type="float" office:value="-80.2868728637695" calcext:value-type="float">
            <text:p>-80,2868728637695</text:p>
          </table:table-cell>
          <table:table-cell office:value-type="float" office:value="-80.3485336303711" calcext:value-type="float">
            <text:p>-80,3485336303711</text:p>
          </table:table-cell>
          <table:table-cell office:value-type="float" office:value="-80.3216323852539" calcext:value-type="float">
            <text:p>-80,3216323852539</text:p>
          </table:table-cell>
          <table:table-cell office:value-type="float" office:value="-80.3822021484375" calcext:value-type="float">
            <text:p>-80,3822021484375</text:p>
          </table:table-cell>
          <table:table-cell office:value-type="float" office:value="-80.3299179077148" calcext:value-type="float">
            <text:p>-80,3299179077148</text:p>
          </table:table-cell>
          <table:table-cell office:value-type="float" office:value="-80.2670745849609" calcext:value-type="float">
            <text:p>-80,2670745849609</text:p>
          </table:table-cell>
          <table:table-cell office:value-type="float" office:value="-80.3482055664063" calcext:value-type="float">
            <text:p>-80,3482055664063</text:p>
          </table:table-cell>
          <table:table-cell office:value-type="float" office:value="-80.2898483276367" calcext:value-type="float">
            <text:p>-80,2898483276367</text:p>
          </table:table-cell>
          <table:table-cell office:value-type="float" office:value="-80.5559387207031" calcext:value-type="float">
            <text:p>-80,5559387207031</text:p>
          </table:table-cell>
          <table:table-cell office:value-type="float" office:value="-80.4745407104492" calcext:value-type="float">
            <text:p>-80,4745407104492</text:p>
          </table:table-cell>
          <table:table-cell office:value-type="float" office:value="-80.2957916259766" calcext:value-type="float">
            <text:p>-80,2957916259766</text:p>
          </table:table-cell>
          <table:table-cell office:value-type="float" office:value="-80.3601913452148" calcext:value-type="float">
            <text:p>-80,3601913452148</text:p>
          </table:table-cell>
          <table:table-cell office:value-type="float" office:value="-80.2944717407227" calcext:value-type="float">
            <text:p>-80,2944717407227</text:p>
          </table:table-cell>
          <table:table-cell office:value-type="float" office:value="-80.3179779052734" calcext:value-type="float">
            <text:p>-80,3179779052734</text:p>
          </table:table-cell>
          <table:table-cell office:value-type="float" office:value="-80.459358215332" calcext:value-type="float">
            <text:p>-80,459358215332</text:p>
          </table:table-cell>
          <table:table-cell office:value-type="float" office:value="-80.3325805664063" calcext:value-type="float">
            <text:p>-80,3325805664063</text:p>
          </table:table-cell>
          <table:table-cell office:value-type="float" office:value="-80.426399230957" calcext:value-type="float">
            <text:p>-80,426399230957</text:p>
          </table:table-cell>
          <table:table-cell office:value-type="float" office:value="-80.5168380737305" calcext:value-type="float">
            <text:p>-80,5168380737305</text:p>
          </table:table-cell>
          <table:table-cell office:value-type="float" office:value="-80.3442077636719" calcext:value-type="float">
            <text:p>-80,3442077636719</text:p>
          </table:table-cell>
          <table:table-cell office:value-type="float" office:value="-80.3865509033203" calcext:value-type="float">
            <text:p>-80,3865509033203</text:p>
          </table:table-cell>
          <table:table-cell office:value-type="float" office:value="-80.3888854980469" calcext:value-type="float">
            <text:p>-80,3888854980469</text:p>
          </table:table-cell>
          <table:table-cell office:value-type="float" office:value="-80.4012603759766" calcext:value-type="float">
            <text:p>-80,4012603759766</text:p>
          </table:table-cell>
          <table:table-cell office:value-type="float" office:value="-80.4243850708008" calcext:value-type="float">
            <text:p>-80,4243850708008</text:p>
          </table:table-cell>
          <table:table-cell office:value-type="float" office:value="-80.2905120849609" calcext:value-type="float">
            <text:p>-80,2905120849609</text:p>
          </table:table-cell>
          <table:table-cell office:value-type="float" office:value="-80.4829864501953" calcext:value-type="float">
            <text:p>-80,4829864501953</text:p>
          </table:table-cell>
          <table:table-cell office:value-type="float" office:value="-80.3855438232422" calcext:value-type="float">
            <text:p>-80,3855438232422</text:p>
          </table:table-cell>
          <table:table-cell office:value-type="float" office:value="-80.3751907348633" calcext:value-type="float">
            <text:p>-80,3751907348633</text:p>
          </table:table-cell>
          <table:table-cell office:value-type="float" office:value="-80.4153289794922" calcext:value-type="float">
            <text:p>-80,4153289794922</text:p>
          </table:table-cell>
          <table:table-cell office:value-type="float" office:value="-80.4728546142578" calcext:value-type="float">
            <text:p>-80,4728546142578</text:p>
          </table:table-cell>
          <table:table-cell office:value-type="float" office:value="-80.4200210571289" calcext:value-type="float">
            <text:p>-80,4200210571289</text:p>
          </table:table-cell>
          <table:table-cell office:value-type="float" office:value="-80.3845443725586" calcext:value-type="float">
            <text:p>-80,3845443725586</text:p>
          </table:table-cell>
          <table:table-cell office:value-type="float" office:value="-80.3825378417969" calcext:value-type="float">
            <text:p>-80,3825378417969</text:p>
          </table:table-cell>
          <table:table-cell office:value-type="float" office:value="-80.3738555908203" calcext:value-type="float">
            <text:p>-80,3738555908203</text:p>
          </table:table-cell>
          <table:table-cell office:value-type="float" office:value="-80.4314346313477" calcext:value-type="float">
            <text:p>-80,4314346313477</text:p>
          </table:table-cell>
          <table:table-cell office:value-type="float" office:value="-80.4351272583008" calcext:value-type="float">
            <text:p>-80,4351272583008</text:p>
          </table:table-cell>
          <table:table-cell office:value-type="float" office:value="-80.5365371704102" calcext:value-type="float">
            <text:p>-80,5365371704102</text:p>
          </table:table-cell>
          <table:table-cell office:value-type="float" office:value="-80.3315887451172" calcext:value-type="float">
            <text:p>-80,3315887451172</text:p>
          </table:table-cell>
          <table:table-cell office:value-type="float" office:value="-80.5202255249023" calcext:value-type="float">
            <text:p>-80,5202255249023</text:p>
          </table:table-cell>
          <table:table-cell office:value-type="float" office:value="-80.3309173583984" calcext:value-type="float">
            <text:p>-80,3309173583984</text:p>
          </table:table-cell>
          <table:table-cell office:value-type="float" office:value="-80.3408813476563" calcext:value-type="float">
            <text:p>-80,3408813476563</text:p>
          </table:table-cell>
          <table:table-cell office:value-type="float" office:value="-80.2423858642578" calcext:value-type="float">
            <text:p>-80,2423858642578</text:p>
          </table:table-cell>
          <table:table-cell office:value-type="float" office:value="-80.3808670043945" calcext:value-type="float">
            <text:p>-80,3808670043945</text:p>
          </table:table-cell>
          <table:table-cell office:value-type="float" office:value="-80.411979675293" calcext:value-type="float">
            <text:p>-80,411979675293</text:p>
          </table:table-cell>
          <table:table-cell office:value-type="float" office:value="-80.3186416625977" calcext:value-type="float">
            <text:p>-80,3186416625977</text:p>
          </table:table-cell>
          <table:table-cell office:value-type="float" office:value="-80.3885498046875" calcext:value-type="float">
            <text:p>-80,3885498046875</text:p>
          </table:table-cell>
          <table:table-cell office:value-type="float" office:value="-80.3731842041016" calcext:value-type="float">
            <text:p>-80,3731842041016</text:p>
          </table:table-cell>
          <table:table-cell office:value-type="float" office:value="-80.4924545288086" calcext:value-type="float">
            <text:p>-80,4924545288086</text:p>
          </table:table-cell>
          <table:table-cell office:value-type="float" office:value="-80.5280380249023" calcext:value-type="float">
            <text:p>-80,5280380249023</text:p>
          </table:table-cell>
          <table:table-cell office:value-type="float" office:value="-80.4758911132813" calcext:value-type="float">
            <text:p>-80,4758911132813</text:p>
          </table:table-cell>
          <table:table-cell office:value-type="float" office:value="-80.2233428955078" calcext:value-type="float">
            <text:p>-80,2233428955078</text:p>
          </table:table-cell>
          <table:table-cell office:value-type="float" office:value="-80.5263366699219" calcext:value-type="float">
            <text:p>-80,5263366699219</text:p>
          </table:table-cell>
          <table:table-cell office:value-type="float" office:value="-80.5246429443359" calcext:value-type="float">
            <text:p>-80,5246429443359</text:p>
          </table:table-cell>
          <table:table-cell office:value-type="float" office:value="-80.2486343383789" calcext:value-type="float">
            <text:p>-80,2486343383789</text:p>
          </table:table-cell>
          <table:table-cell office:value-type="float" office:value="-80.3902282714844" calcext:value-type="float">
            <text:p>-80,3902282714844</text:p>
          </table:table-cell>
          <table:table-cell office:value-type="float" office:value="-80.3173141479492" calcext:value-type="float">
            <text:p>-80,3173141479492</text:p>
          </table:table-cell>
          <table:table-cell office:value-type="float" office:value="-80.4059448242188" calcext:value-type="float">
            <text:p>-80,4059448242188</text:p>
          </table:table-cell>
          <table:table-cell office:value-type="float" office:value="-80.3842010498047" calcext:value-type="float">
            <text:p>-80,3842010498047</text:p>
          </table:table-cell>
          <table:table-cell office:value-type="float" office:value="-80.4546432495117" calcext:value-type="float">
            <text:p>-80,4546432495117</text:p>
          </table:table-cell>
          <table:table-cell office:value-type="float" office:value="-80.3898849487305" calcext:value-type="float">
            <text:p>-80,3898849487305</text:p>
          </table:table-cell>
          <table:table-cell office:value-type="float" office:value="-80.4026031494141" calcext:value-type="float">
            <text:p>-80,4026031494141</text:p>
          </table:table-cell>
          <table:table-cell office:value-type="float" office:value="-80.4384918212891" calcext:value-type="float">
            <text:p>-80,4384918212891</text:p>
          </table:table-cell>
          <table:table-cell office:value-type="float" office:value="-80.3395538330078" calcext:value-type="float">
            <text:p>-80,3395538330078</text:p>
          </table:table-cell>
          <table:table-cell office:value-type="float" office:value="-80.3053894042969" calcext:value-type="float">
            <text:p>-80,3053894042969</text:p>
          </table:table-cell>
          <table:table-cell office:value-type="float" office:value="-80.3878784179688" calcext:value-type="float">
            <text:p>-80,3878784179688</text:p>
          </table:table-cell>
          <table:table-cell office:value-type="float" office:value="-80.4785919189453" calcext:value-type="float">
            <text:p>-80,4785919189453</text:p>
          </table:table-cell>
          <table:table-cell office:value-type="float" office:value="-80.4153289794922" calcext:value-type="float">
            <text:p>-80,4153289794922</text:p>
          </table:table-cell>
          <table:table-cell office:value-type="float" office:value="-80.4644241333008" calcext:value-type="float">
            <text:p>-80,4644241333008</text:p>
          </table:table-cell>
          <table:table-cell office:value-type="float" office:value="-80.5219268798828" calcext:value-type="float">
            <text:p>-80,5219268798828</text:p>
          </table:table-cell>
          <table:table-cell office:value-type="float" office:value="-80.2987670898438" calcext:value-type="float">
            <text:p>-80,2987670898438</text:p>
          </table:table-cell>
          <table:table-cell office:value-type="float" office:value="-80.4056167602539" calcext:value-type="float">
            <text:p>-80,4056167602539</text:p>
          </table:table-cell>
          <table:table-cell office:value-type="float" office:value="-79.2502136230469" calcext:value-type="float">
            <text:p>-79,2502136230469</text:p>
          </table:table-cell>
          <table:table-cell office:value-type="float" office:value="-79.165885925293" calcext:value-type="float">
            <text:p>-79,165885925293</text:p>
          </table:table-cell>
          <table:table-cell office:value-type="float" office:value="-79.1661911010742" calcext:value-type="float">
            <text:p>-79,1661911010742</text:p>
          </table:table-cell>
          <table:table-cell office:value-type="float" office:value="-79.2678146362305" calcext:value-type="float">
            <text:p>-79,2678146362305</text:p>
          </table:table-cell>
          <table:table-cell office:value-type="float" office:value="-79.18798828125" calcext:value-type="float">
            <text:p>-79,18798828125</text:p>
          </table:table-cell>
          <table:table-cell office:value-type="float" office:value="-79.2241592407227" calcext:value-type="float">
            <text:p>-79,2241592407227</text:p>
          </table:table-cell>
          <table:table-cell office:value-type="float" office:value="-79.2895889282227" calcext:value-type="float">
            <text:p>-79,2895889282227</text:p>
          </table:table-cell>
          <table:table-cell office:value-type="float" office:value="-79.1978912353516" calcext:value-type="float">
            <text:p>-79,1978912353516</text:p>
          </table:table-cell>
          <table:table-cell office:value-type="float" office:value="-79.1760635375977" calcext:value-type="float">
            <text:p>-79,1760635375977</text:p>
          </table:table-cell>
          <table:table-cell office:value-type="float" office:value="-79.1746139526367" calcext:value-type="float">
            <text:p>-79,1746139526367</text:p>
          </table:table-cell>
          <table:table-cell office:value-type="float" office:value="-79.0760650634766" calcext:value-type="float">
            <text:p>-79,0760650634766</text:p>
          </table:table-cell>
          <table:table-cell office:value-type="float" office:value="-79.1149368286133" calcext:value-type="float">
            <text:p>-79,1149368286133</text:p>
          </table:table-cell>
          <table:table-cell office:value-type="float" office:value="-79.1778106689453" calcext:value-type="float">
            <text:p>-79,1778106689453</text:p>
          </table:table-cell>
          <table:table-cell office:value-type="float" office:value="-79.2241592407227" calcext:value-type="float">
            <text:p>-79,2241592407227</text:p>
          </table:table-cell>
          <table:table-cell office:value-type="float" office:value="-79.3146591186523" calcext:value-type="float">
            <text:p>-79,3146591186523</text:p>
          </table:table-cell>
          <table:table-cell office:value-type="float" office:value="-79.2040100097656" calcext:value-type="float">
            <text:p>-79,2040100097656</text:p>
          </table:table-cell>
          <table:table-cell office:value-type="float" office:value="-79.1932220458984" calcext:value-type="float">
            <text:p>-79,1932220458984</text:p>
          </table:table-cell>
          <table:table-cell office:value-type="float" office:value="-79.1374816894531" calcext:value-type="float">
            <text:p>-79,1374816894531</text:p>
          </table:table-cell>
          <table:table-cell office:value-type="float" office:value="-79.2710571289063" calcext:value-type="float">
            <text:p>-79,2710571289063</text:p>
          </table:table-cell>
          <table:table-cell office:value-type="float" office:value="-79.2804641723633" calcext:value-type="float">
            <text:p>-79,2804641723633</text:p>
          </table:table-cell>
          <table:table-cell office:value-type="float" office:value="-79.1554412841797" calcext:value-type="float">
            <text:p>-79,1554412841797</text:p>
          </table:table-cell>
          <table:table-cell office:value-type="float" office:value="-79.1874008178711" calcext:value-type="float">
            <text:p>-79,1874008178711</text:p>
          </table:table-cell>
          <table:table-cell office:value-type="float" office:value="-79.2587203979492" calcext:value-type="float">
            <text:p>-79,2587203979492</text:p>
          </table:table-cell>
          <table:table-cell office:value-type="float" office:value="-79.2101364135742" calcext:value-type="float">
            <text:p>-79,2101364135742</text:p>
          </table:table-cell>
          <table:table-cell office:value-type="float" office:value="-79.2946014404297" calcext:value-type="float">
            <text:p>-79,2946014404297</text:p>
          </table:table-cell>
          <table:table-cell office:value-type="float" office:value="-79.2411270141602" calcext:value-type="float">
            <text:p>-79,2411270141602</text:p>
          </table:table-cell>
          <table:table-cell office:value-type="float" office:value="-79.2804641723633" calcext:value-type="float">
            <text:p>-79,2804641723633</text:p>
          </table:table-cell>
          <table:table-cell office:value-type="float" office:value="-79.3748245239258" calcext:value-type="float">
            <text:p>-79,3748245239258</text:p>
          </table:table-cell>
          <table:table-cell office:value-type="float" office:value="-79.4189605712891" calcext:value-type="float">
            <text:p>-79,4189605712891</text:p>
          </table:table-cell>
          <table:table-cell office:value-type="float" office:value="-79.3751220703125" calcext:value-type="float">
            <text:p>-79,3751220703125</text:p>
          </table:table-cell>
          <table:table-cell office:value-type="float" office:value="-79.2928237915039" calcext:value-type="float">
            <text:p>-79,2928237915039</text:p>
          </table:table-cell>
          <table:table-cell office:value-type="float" office:value="-79.2241592407227" calcext:value-type="float">
            <text:p>-79,2241592407227</text:p>
          </table:table-cell>
          <table:table-cell office:value-type="float" office:value="-79.3540344238281" calcext:value-type="float">
            <text:p>-79,3540344238281</text:p>
          </table:table-cell>
          <table:table-cell office:value-type="float" office:value="-79.3066864013672" calcext:value-type="float">
            <text:p>-79,3066864013672</text:p>
          </table:table-cell>
          <table:table-cell office:value-type="float" office:value="-79.4330139160156" calcext:value-type="float">
            <text:p>-79,4330139160156</text:p>
          </table:table-cell>
          <table:table-cell office:value-type="float" office:value="-79.261360168457" calcext:value-type="float">
            <text:p>-79,261360168457</text:p>
          </table:table-cell>
          <table:table-cell office:value-type="float" office:value="-79.2525634765625" calcext:value-type="float">
            <text:p>-79,2525634765625</text:p>
          </table:table-cell>
          <table:table-cell office:value-type="float" office:value="-79.2472839355469" calcext:value-type="float">
            <text:p>-79,2472839355469</text:p>
          </table:table-cell>
          <table:table-cell office:value-type="float" office:value="-79.1406631469727" calcext:value-type="float">
            <text:p>-79,1406631469727</text:p>
          </table:table-cell>
          <table:table-cell office:value-type="float" office:value="-79.2478713989258" calcext:value-type="float">
            <text:p>-79,2478713989258</text:p>
          </table:table-cell>
          <table:table-cell office:value-type="float" office:value="-79.1996383666992" calcext:value-type="float">
            <text:p>-79,1996383666992</text:p>
          </table:table-cell>
          <table:table-cell office:value-type="float" office:value="-79.3244094848633" calcext:value-type="float">
            <text:p>-79,3244094848633</text:p>
          </table:table-cell>
          <table:table-cell office:value-type="float" office:value="-79.3217544555664" calcext:value-type="float">
            <text:p>-79,3217544555664</text:p>
          </table:table-cell>
          <table:table-cell office:value-type="float" office:value="-79.2622451782227" calcext:value-type="float">
            <text:p>-79,2622451782227</text:p>
          </table:table-cell>
          <table:table-cell office:value-type="float" office:value="-79.1801300048828" calcext:value-type="float">
            <text:p>-79,1801300048828</text:p>
          </table:table-cell>
          <table:table-cell office:value-type="float" office:value="-79.1940994262695" calcext:value-type="float">
            <text:p>-79,1940994262695</text:p>
          </table:table-cell>
          <table:table-cell office:value-type="float" office:value="-79.1418228149414" calcext:value-type="float">
            <text:p>-79,1418228149414</text:p>
          </table:table-cell>
          <table:table-cell office:value-type="float" office:value="-79.306396484375" calcext:value-type="float">
            <text:p>-79,306396484375</text:p>
          </table:table-cell>
          <table:table-cell office:value-type="float" office:value="-79.3208694458008" calcext:value-type="float">
            <text:p>-79,3208694458008</text:p>
          </table:table-cell>
          <table:table-cell office:value-type="float" office:value="-79.2411270141602" calcext:value-type="float">
            <text:p>-79,2411270141602</text:p>
          </table:table-cell>
          <table:table-cell office:value-type="float" office:value="-79.1629867553711" calcext:value-type="float">
            <text:p>-79,1629867553711</text:p>
          </table:table-cell>
          <table:table-cell office:value-type="float" office:value="-79.1392211914063" calcext:value-type="float">
            <text:p>-79,1392211914063</text:p>
          </table:table-cell>
          <table:table-cell office:value-type="float" office:value="-79.15283203125" calcext:value-type="float">
            <text:p>-79,15283203125</text:p>
          </table:table-cell>
          <table:table-cell office:value-type="float" office:value="-79.1711273193359" calcext:value-type="float">
            <text:p>-79,1711273193359</text:p>
          </table:table-cell>
          <table:table-cell office:value-type="float" office:value="-79.119270324707" calcext:value-type="float">
            <text:p>-79,119270324707</text:p>
          </table:table-cell>
          <table:table-cell office:value-type="float" office:value="-79.245231628418" calcext:value-type="float">
            <text:p>-79,245231628418</text:p>
          </table:table-cell>
          <table:table-cell office:value-type="float" office:value="-79.164436340332" calcext:value-type="float">
            <text:p>-79,164436340332</text:p>
          </table:table-cell>
          <table:table-cell office:value-type="float" office:value="-79.2177276611328" calcext:value-type="float">
            <text:p>-79,2177276611328</text:p>
          </table:table-cell>
          <table:table-cell office:value-type="float" office:value="-79.2804641723633" calcext:value-type="float">
            <text:p>-79,2804641723633</text:p>
          </table:table-cell>
          <table:table-cell office:value-type="float" office:value="-79.2795791625977" calcext:value-type="float">
            <text:p>-79,2795791625977</text:p>
          </table:table-cell>
          <table:table-cell office:value-type="float" office:value="-79.2816467285156" calcext:value-type="float">
            <text:p>-79,2816467285156</text:p>
          </table:table-cell>
          <table:table-cell office:value-type="float" office:value="-79.3128890991211" calcext:value-type="float">
            <text:p>-79,3128890991211</text:p>
          </table:table-cell>
          <table:table-cell office:value-type="float" office:value="-79.1708374023438" calcext:value-type="float">
            <text:p>-79,1708374023438</text:p>
          </table:table-cell>
          <table:table-cell office:value-type="float" office:value="-79.0832443237305" calcext:value-type="float">
            <text:p>-79,0832443237305</text:p>
          </table:table-cell>
          <table:table-cell office:value-type="float" office:value="-79.3102264404297" calcext:value-type="float">
            <text:p>-79,3102264404297</text:p>
          </table:table-cell>
          <table:table-cell office:value-type="float" office:value="-79.2598876953125" calcext:value-type="float">
            <text:p>-79,2598876953125</text:p>
          </table:table-cell>
          <table:table-cell office:value-type="float" office:value="-79.3700714111328" calcext:value-type="float">
            <text:p>-79,3700714111328</text:p>
          </table:table-cell>
          <table:table-cell office:value-type="float" office:value="-79.3983612060547" calcext:value-type="float">
            <text:p>-79,3983612060547</text:p>
          </table:table-cell>
          <table:table-cell office:value-type="float" office:value="-79.3897094726563" calcext:value-type="float">
            <text:p>-79,3897094726563</text:p>
          </table:table-cell>
          <table:table-cell office:value-type="float" office:value="-79.3125915527344" calcext:value-type="float">
            <text:p>-79,3125915527344</text:p>
          </table:table-cell>
          <table:table-cell office:value-type="float" office:value="-79.2898864746094" calcext:value-type="float">
            <text:p>-79,2898864746094</text:p>
          </table:table-cell>
          <table:table-cell office:value-type="float" office:value="-79.167350769043" calcext:value-type="float">
            <text:p>-79,167350769043</text:p>
          </table:table-cell>
          <table:table-cell office:value-type="float" office:value="-79.2934188842773" calcext:value-type="float">
            <text:p>-79,2934188842773</text:p>
          </table:table-cell>
          <table:table-cell office:value-type="float" office:value="-79.0910110473633" calcext:value-type="float">
            <text:p>-79,0910110473633</text:p>
          </table:table-cell>
          <table:table-cell office:value-type="float" office:value="-79.3002014160156" calcext:value-type="float">
            <text:p>-79,3002014160156</text:p>
          </table:table-cell>
          <table:table-cell office:value-type="float" office:value="-79.242301940918" calcext:value-type="float">
            <text:p>-79,242301940918</text:p>
          </table:table-cell>
          <table:table-cell office:value-type="float" office:value="-79.2878265380859" calcext:value-type="float">
            <text:p>-79,2878265380859</text:p>
          </table:table-cell>
          <table:table-cell office:value-type="float" office:value="-79.3338775634766" calcext:value-type="float">
            <text:p>-79,3338775634766</text:p>
          </table:table-cell>
          <table:table-cell office:value-type="float" office:value="-79.3424682617188" calcext:value-type="float">
            <text:p>-79,3424682617188</text:p>
          </table:table-cell>
          <table:table-cell office:value-type="float" office:value="-79.1311264038086" calcext:value-type="float">
            <text:p>-79,1311264038086</text:p>
          </table:table-cell>
          <table:table-cell office:value-type="float" office:value="-79.2937088012695" calcext:value-type="float">
            <text:p>-79,2937088012695</text:p>
          </table:table-cell>
          <table:table-cell office:value-type="float" office:value="-79.3409881591797" calcext:value-type="float">
            <text:p>-79,3409881591797</text:p>
          </table:table-cell>
          <table:table-cell office:value-type="float" office:value="-79.3264846801758" calcext:value-type="float">
            <text:p>-79,3264846801758</text:p>
          </table:table-cell>
          <table:table-cell office:value-type="float" office:value="-79.2002258300781" calcext:value-type="float">
            <text:p>-79,2002258300781</text:p>
          </table:table-cell>
          <table:table-cell office:value-type="float" office:value="-79.2083892822266" calcext:value-type="float">
            <text:p>-79,2083892822266</text:p>
          </table:table-cell>
          <table:table-cell office:value-type="float" office:value="-79.2919464111328" calcext:value-type="float">
            <text:p>-79,2919464111328</text:p>
          </table:table-cell>
          <table:table-cell office:value-type="float" office:value="-79.3647155761719" calcext:value-type="float">
            <text:p>-79,3647155761719</text:p>
          </table:table-cell>
          <table:table-cell office:value-type="float" office:value="-79.2414169311523" calcext:value-type="float">
            <text:p>-79,2414169311523</text:p>
          </table:table-cell>
          <table:table-cell office:value-type="float" office:value="-79.2054672241211" calcext:value-type="float">
            <text:p>-79,2054672241211</text:p>
          </table:table-cell>
          <table:table-cell office:value-type="float" office:value="-79.1973114013672" calcext:value-type="float">
            <text:p>-79,1973114013672</text:p>
          </table:table-cell>
          <table:table-cell office:value-type="float" office:value="-79.3037338256836" calcext:value-type="float">
            <text:p>-79,3037338256836</text:p>
          </table:table-cell>
          <table:table-cell office:value-type="float" office:value="-79.2695846557617" calcext:value-type="float">
            <text:p>-79,2695846557617</text:p>
          </table:table-cell>
          <table:table-cell office:value-type="float" office:value="-79.2895889282227" calcext:value-type="float">
            <text:p>-79,2895889282227</text:p>
          </table:table-cell>
          <table:table-cell office:value-type="float" office:value="-79.338020324707" calcext:value-type="float">
            <text:p>-79,338020324707</text:p>
          </table:table-cell>
          <table:table-cell office:value-type="float" office:value="-79.2792816162109" calcext:value-type="float">
            <text:p>-79,2792816162109</text:p>
          </table:table-cell>
          <table:table-cell office:value-type="float" office:value="-79.0273513793945" calcext:value-type="float">
            <text:p>-79,0273513793945</text:p>
          </table:table-cell>
          <table:table-cell office:value-type="float" office:value="-79.1036911010742" calcext:value-type="float">
            <text:p>-79,1036911010742</text:p>
          </table:table-cell>
          <table:table-cell office:value-type="float" office:value="-79.0525283813477" calcext:value-type="float">
            <text:p>-79,0525283813477</text:p>
          </table:table-cell>
          <table:table-cell office:value-type="float" office:value="-78.9647064208984" calcext:value-type="float">
            <text:p>-78,9647064208984</text:p>
          </table:table-cell>
          <table:table-cell office:value-type="float" office:value="-78.9672622680664" calcext:value-type="float">
            <text:p>-78,9672622680664</text:p>
          </table:table-cell>
          <table:table-cell office:value-type="float" office:value="-78.80615234375" calcext:value-type="float">
            <text:p>-78,80615234375</text:p>
          </table:table-cell>
          <table:table-cell office:value-type="float" office:value="-79.024772644043" calcext:value-type="float">
            <text:p>-79,024772644043</text:p>
          </table:table-cell>
          <table:table-cell office:value-type="float" office:value="-78.9525146484375" calcext:value-type="float">
            <text:p>-78,9525146484375</text:p>
          </table:table-cell>
          <table:table-cell office:value-type="float" office:value="-78.9247894287109" calcext:value-type="float">
            <text:p>-78,9247894287109</text:p>
          </table:table-cell>
          <table:table-cell office:value-type="float" office:value="-78.9496841430664" calcext:value-type="float">
            <text:p>-78,9496841430664</text:p>
          </table:table-cell>
          <table:table-cell office:value-type="float" office:value="-78.911247253418" calcext:value-type="float">
            <text:p>-78,911247253418</text:p>
          </table:table-cell>
          <table:table-cell office:value-type="float" office:value="-78.9845886230469" calcext:value-type="float">
            <text:p>-78,9845886230469</text:p>
          </table:table-cell>
          <table:table-cell office:value-type="float" office:value="-79.1754837036133" calcext:value-type="float">
            <text:p>-79,1754837036133</text:p>
          </table:table-cell>
          <table:table-cell office:value-type="float" office:value="-79.0324935913086" calcext:value-type="float">
            <text:p>-79,0324935913086</text:p>
          </table:table-cell>
          <table:table-cell office:value-type="float" office:value="-79.0582580566406" calcext:value-type="float">
            <text:p>-79,0582580566406</text:p>
          </table:table-cell>
          <table:table-cell office:value-type="float" office:value="-78.87158203125" calcext:value-type="float">
            <text:p>-78,87158203125</text:p>
          </table:table-cell>
          <table:table-cell office:value-type="float" office:value="-78.8265151977539" calcext:value-type="float">
            <text:p>-78,8265151977539</text:p>
          </table:table-cell>
          <table:table-cell office:value-type="float" office:value="-78.9025115966797" calcext:value-type="float">
            <text:p>-78,9025115966797</text:p>
          </table:table-cell>
          <table:table-cell office:value-type="float" office:value="-79.0688781738281" calcext:value-type="float">
            <text:p>-79,0688781738281</text:p>
          </table:table-cell>
          <table:table-cell office:value-type="float" office:value="-78.8435592651367" calcext:value-type="float">
            <text:p>-78,8435592651367</text:p>
          </table:table-cell>
          <table:table-cell office:value-type="float" office:value="-78.8718643188477" calcext:value-type="float">
            <text:p>-78,8718643188477</text:p>
          </table:table-cell>
          <table:table-cell office:value-type="float" office:value="-78.8895645141602" calcext:value-type="float">
            <text:p>-78,8895645141602</text:p>
          </table:table-cell>
          <table:table-cell office:value-type="float" office:value="-78.9222564697266" calcext:value-type="float">
            <text:p>-78,9222564697266</text:p>
          </table:table-cell>
          <table:table-cell office:value-type="float" office:value="-78.9502410888672" calcext:value-type="float">
            <text:p>-78,9502410888672</text:p>
          </table:table-cell>
          <table:table-cell office:value-type="float" office:value="-78.982307434082" calcext:value-type="float">
            <text:p>-78,982307434082</text:p>
          </table:table-cell>
          <table:table-cell office:value-type="float" office:value="-79.0233459472656" calcext:value-type="float">
            <text:p>-79,0233459472656</text:p>
          </table:table-cell>
          <table:table-cell office:value-type="float" office:value="-79.0826721191406" calcext:value-type="float">
            <text:p>-79,0826721191406</text:p>
          </table:table-cell>
          <table:table-cell office:value-type="float" office:value="-78.8564453125" calcext:value-type="float">
            <text:p>-78,8564453125</text:p>
          </table:table-cell>
          <table:table-cell office:value-type="float" office:value="-78.8058700561523" calcext:value-type="float">
            <text:p>-78,8058700561523</text:p>
          </table:table-cell>
          <table:table-cell office:value-type="float" office:value="-78.9695281982422" calcext:value-type="float">
            <text:p>-78,9695281982422</text:p>
          </table:table-cell>
          <table:table-cell office:value-type="float" office:value="-78.9375152587891" calcext:value-type="float">
            <text:p>-78,9375152587891</text:p>
          </table:table-cell>
          <table:table-cell office:value-type="float" office:value="-78.9050521850586" calcext:value-type="float">
            <text:p>-78,9050521850586</text:p>
          </table:table-cell>
          <table:table-cell office:value-type="float" office:value="-78.9695281982422" calcext:value-type="float">
            <text:p>-78,9695281982422</text:p>
          </table:table-cell>
          <table:table-cell office:value-type="float" office:value="-78.9530792236328" calcext:value-type="float">
            <text:p>-78,9530792236328</text:p>
          </table:table-cell>
          <table:table-cell office:value-type="float" office:value="-78.8811264038086" calcext:value-type="float">
            <text:p>-78,8811264038086</text:p>
          </table:table-cell>
          <table:table-cell office:value-type="float" office:value="-78.8186950683594" calcext:value-type="float">
            <text:p>-78,8186950683594</text:p>
          </table:table-cell>
          <table:table-cell office:value-type="float" office:value="-78.8295822143555" calcext:value-type="float">
            <text:p>-78,8295822143555</text:p>
          </table:table-cell>
          <table:table-cell office:value-type="float" office:value="-78.9794692993164" calcext:value-type="float">
            <text:p>-78,9794692993164</text:p>
          </table:table-cell>
          <table:table-cell office:value-type="float" office:value="-78.9259262084961" calcext:value-type="float">
            <text:p>-78,9259262084961</text:p>
          </table:table-cell>
          <table:table-cell office:value-type="float" office:value="-78.9825973510742" calcext:value-type="float">
            <text:p>-78,9825973510742</text:p>
          </table:table-cell>
          <table:table-cell office:value-type="float" office:value="-78.9205551147461" calcext:value-type="float">
            <text:p>-78,9205551147461</text:p>
          </table:table-cell>
          <table:table-cell office:value-type="float" office:value="-78.91943359375" calcext:value-type="float">
            <text:p>-78,91943359375</text:p>
          </table:table-cell>
          <table:table-cell office:value-type="float" office:value="-78.9414749145508" calcext:value-type="float">
            <text:p>-78,9414749145508</text:p>
          </table:table-cell>
          <table:table-cell office:value-type="float" office:value="-79.0668716430664" calcext:value-type="float">
            <text:p>-79,0668716430664</text:p>
          </table:table-cell>
          <table:table-cell office:value-type="float" office:value="-78.9649887084961" calcext:value-type="float">
            <text:p>-78,9649887084961</text:p>
          </table:table-cell>
          <table:table-cell office:value-type="float" office:value="-78.9544906616211" calcext:value-type="float">
            <text:p>-78,9544906616211</text:p>
          </table:table-cell>
          <table:table-cell office:value-type="float" office:value="-79.0591201782227" calcext:value-type="float">
            <text:p>-79,0591201782227</text:p>
          </table:table-cell>
          <table:table-cell office:value-type="float" office:value="-78.9462890625" calcext:value-type="float">
            <text:p>-78,9462890625</text:p>
          </table:table-cell>
          <table:table-cell office:value-type="float" office:value="-78.8156280517578" calcext:value-type="float">
            <text:p>-78,8156280517578</text:p>
          </table:table-cell>
          <table:table-cell office:value-type="float" office:value="-78.8954772949219" calcext:value-type="float">
            <text:p>-78,8954772949219</text:p>
          </table:table-cell>
          <table:table-cell office:value-type="float" office:value="-78.8864669799805" calcext:value-type="float">
            <text:p>-78,8864669799805</text:p>
          </table:table-cell>
          <table:table-cell office:value-type="float" office:value="-78.9743576049805" calcext:value-type="float">
            <text:p>-78,9743576049805</text:p>
          </table:table-cell>
          <table:table-cell office:value-type="float" office:value="-79.0737609863281" calcext:value-type="float">
            <text:p>-79,0737609863281</text:p>
          </table:table-cell>
          <table:table-cell office:value-type="float" office:value="-79.0025253295898" calcext:value-type="float">
            <text:p>-79,0025253295898</text:p>
          </table:table-cell>
          <table:table-cell office:value-type="float" office:value="-79.1241836547852" calcext:value-type="float">
            <text:p>-79,1241836547852</text:p>
          </table:table-cell>
          <table:table-cell office:value-type="float" office:value="-79.0459365844727" calcext:value-type="float">
            <text:p>-79,0459365844727</text:p>
          </table:table-cell>
          <table:table-cell office:value-type="float" office:value="-78.903076171875" calcext:value-type="float">
            <text:p>-78,903076171875</text:p>
          </table:table-cell>
          <table:table-cell office:value-type="float" office:value="-78.963005065918" calcext:value-type="float">
            <text:p>-78,963005065918</text:p>
          </table:table-cell>
          <table:table-cell office:value-type="float" office:value="-78.9011077880859" calcext:value-type="float">
            <text:p>-78,9011077880859</text:p>
          </table:table-cell>
          <table:table-cell office:value-type="float" office:value="-78.9064559936523" calcext:value-type="float">
            <text:p>-78,9064559936523</text:p>
          </table:table-cell>
          <table:table-cell office:value-type="float" office:value="-78.8519592285156" calcext:value-type="float">
            <text:p>-78,8519592285156</text:p>
          </table:table-cell>
          <table:table-cell office:value-type="float" office:value="-79.0042266845703" calcext:value-type="float">
            <text:p>-79,0042266845703</text:p>
          </table:table-cell>
          <table:table-cell office:value-type="float" office:value="-78.9064559936523" calcext:value-type="float">
            <text:p>-78,9064559936523</text:p>
          </table:table-cell>
          <table:table-cell office:value-type="float" office:value="-78.9911346435547" calcext:value-type="float">
            <text:p>-78,9911346435547</text:p>
          </table:table-cell>
          <table:table-cell office:value-type="float" office:value="-79.0419235229492" calcext:value-type="float">
            <text:p>-79,0419235229492</text:p>
          </table:table-cell>
          <table:table-cell office:value-type="float" office:value="-78.9771957397461" calcext:value-type="float">
            <text:p>-78,9771957397461</text:p>
          </table:table-cell>
          <table:table-cell office:value-type="float" office:value="-78.9183044433594" calcext:value-type="float">
            <text:p>-78,9183044433594</text:p>
          </table:table-cell>
          <table:table-cell office:value-type="float" office:value="-78.7428665161133" calcext:value-type="float">
            <text:p>-78,7428665161133</text:p>
          </table:table-cell>
          <table:table-cell office:value-type="float" office:value="-78.9411926269531" calcext:value-type="float">
            <text:p>-78,9411926269531</text:p>
          </table:table-cell>
          <table:table-cell office:value-type="float" office:value="-78.9149169921875" calcext:value-type="float">
            <text:p>-78,9149169921875</text:p>
          </table:table-cell>
          <table:table-cell office:value-type="float" office:value="-78.8457946777344" calcext:value-type="float">
            <text:p>-78,8457946777344</text:p>
          </table:table-cell>
          <table:table-cell office:value-type="float" office:value="-78.8469161987305" calcext:value-type="float">
            <text:p>-78,8469161987305</text:p>
          </table:table-cell>
          <table:table-cell office:value-type="float" office:value="-78.8536376953125" calcext:value-type="float">
            <text:p>-78,8536376953125</text:p>
          </table:table-cell>
          <table:table-cell office:value-type="float" office:value="-78.8231582641602" calcext:value-type="float">
            <text:p>-78,8231582641602</text:p>
          </table:table-cell>
          <table:table-cell office:value-type="float" office:value="-78.7997512817383" calcext:value-type="float">
            <text:p>-78,7997512817383</text:p>
          </table:table-cell>
          <table:table-cell office:value-type="float" office:value="-78.9160385131836" calcext:value-type="float">
            <text:p>-78,9160385131836</text:p>
          </table:table-cell>
          <table:table-cell office:value-type="float" office:value="-78.8106079101563" calcext:value-type="float">
            <text:p>-78,8106079101563</text:p>
          </table:table-cell>
          <table:table-cell office:value-type="float" office:value="-78.9050521850586" calcext:value-type="float">
            <text:p>-78,9050521850586</text:p>
          </table:table-cell>
          <table:table-cell office:value-type="float" office:value="-78.8895645141602" calcext:value-type="float">
            <text:p>-78,8895645141602</text:p>
          </table:table-cell>
          <table:table-cell office:value-type="float" office:value="-78.9522323608398" calcext:value-type="float">
            <text:p>-78,9522323608398</text:p>
          </table:table-cell>
          <table:table-cell office:value-type="float" office:value="-78.9428863525391" calcext:value-type="float">
            <text:p>-78,9428863525391</text:p>
          </table:table-cell>
          <table:table-cell office:value-type="float" office:value="-78.9471282958984" calcext:value-type="float">
            <text:p>-78,9471282958984</text:p>
          </table:table-cell>
          <table:table-cell office:value-type="float" office:value="-78.8845062255859" calcext:value-type="float">
            <text:p>-78,8845062255859</text:p>
          </table:table-cell>
          <table:table-cell office:value-type="float" office:value="-79.0190658569336" calcext:value-type="float">
            <text:p>-79,0190658569336</text:p>
          </table:table-cell>
          <table:table-cell office:value-type="float" office:value="-78.8385238647461" calcext:value-type="float">
            <text:p>-78,8385238647461</text:p>
          </table:table-cell>
          <table:table-cell office:value-type="float" office:value="-78.982307434082" calcext:value-type="float">
            <text:p>-78,982307434082</text:p>
          </table:table-cell>
          <table:table-cell office:value-type="float" office:value="-78.9919891357422" calcext:value-type="float">
            <text:p>-78,9919891357422</text:p>
          </table:table-cell>
          <table:table-cell office:value-type="float" office:value="-78.9559097290039" calcext:value-type="float">
            <text:p>-78,9559097290039</text:p>
          </table:table-cell>
          <table:table-cell office:value-type="float" office:value="-78.9411926269531" calcext:value-type="float">
            <text:p>-78,9411926269531</text:p>
          </table:table-cell>
          <table:table-cell office:value-type="float" office:value="-79.0022354125977" calcext:value-type="float">
            <text:p>-79,0022354125977</text:p>
          </table:table-cell>
          <table:table-cell office:value-type="float" office:value="-78.9740676879883" calcext:value-type="float">
            <text:p>-78,9740676879883</text:p>
          </table:table-cell>
          <table:table-cell office:value-type="float" office:value="-79.0250625610352" calcext:value-type="float">
            <text:p>-79,0250625610352</text:p>
          </table:table-cell>
          <table:table-cell office:value-type="float" office:value="-79.0531005859375" calcext:value-type="float">
            <text:p>-79,0531005859375</text:p>
          </table:table-cell>
          <table:table-cell office:value-type="float" office:value="-78.6100387573242" calcext:value-type="float">
            <text:p>-78,6100387573242</text:p>
          </table:table-cell>
          <table:table-cell office:value-type="float" office:value="-78.1763000488281" calcext:value-type="float">
            <text:p>-78,1763000488281</text:p>
          </table:table-cell>
          <table:table-cell office:value-type="float" office:value="-78.1910781860352" calcext:value-type="float">
            <text:p>-78,1910781860352</text:p>
          </table:table-cell>
          <table:table-cell office:value-type="float" office:value="-78.2829208374023" calcext:value-type="float">
            <text:p>-78,2829208374023</text:p>
          </table:table-cell>
          <table:table-cell office:value-type="float" office:value="-78.1073989868164" calcext:value-type="float">
            <text:p>-78,1073989868164</text:p>
          </table:table-cell>
          <table:table-cell office:value-type="float" office:value="-78.2614364624023" calcext:value-type="float">
            <text:p>-78,2614364624023</text:p>
          </table:table-cell>
          <table:table-cell office:value-type="float" office:value="-78.2212371826172" calcext:value-type="float">
            <text:p>-78,2212371826172</text:p>
          </table:table-cell>
          <table:table-cell office:value-type="float" office:value="-78.23974609375" calcext:value-type="float">
            <text:p>-78,23974609375</text:p>
          </table:table-cell>
          <table:table-cell office:value-type="float" office:value="-78.1941909790039" calcext:value-type="float">
            <text:p>-78,1941909790039</text:p>
          </table:table-cell>
          <table:table-cell office:value-type="float" office:value="-78.0796813964844" calcext:value-type="float">
            <text:p>-78,0796813964844</text:p>
          </table:table-cell>
          <table:table-cell office:value-type="float" office:value="-78.1752624511719" calcext:value-type="float">
            <text:p>-78,1752624511719</text:p>
          </table:table-cell>
          <table:table-cell office:value-type="float" office:value="-78.2201919555664" calcext:value-type="float">
            <text:p>-78,2201919555664</text:p>
          </table:table-cell>
          <table:table-cell office:value-type="float" office:value="-78.2711181640625" calcext:value-type="float">
            <text:p>-78,2711181640625</text:p>
          </table:table-cell>
          <table:table-cell office:value-type="float" office:value="-78.1279830932617" calcext:value-type="float">
            <text:p>-78,1279830932617</text:p>
          </table:table-cell>
          <table:table-cell office:value-type="float" office:value="-78.1068878173828" calcext:value-type="float">
            <text:p>-78,1068878173828</text:p>
          </table:table-cell>
          <table:table-cell office:value-type="float" office:value="-78.0976333618164" calcext:value-type="float">
            <text:p>-78,0976333618164</text:p>
          </table:table-cell>
          <table:table-cell office:value-type="float" office:value="-78.1380386352539" calcext:value-type="float">
            <text:p>-78,1380386352539</text:p>
          </table:table-cell>
          <table:table-cell office:value-type="float" office:value="-78.2149810791016" calcext:value-type="float">
            <text:p>-78,2149810791016</text:p>
          </table:table-cell>
          <table:table-cell office:value-type="float" office:value="-78.1685333251953" calcext:value-type="float">
            <text:p>-78,1685333251953</text:p>
          </table:table-cell>
          <table:table-cell office:value-type="float" office:value="-78.0819854736328" calcext:value-type="float">
            <text:p>-78,0819854736328</text:p>
          </table:table-cell>
          <table:table-cell office:value-type="float" office:value="-78.1807098388672" calcext:value-type="float">
            <text:p>-78,1807098388672</text:p>
          </table:table-cell>
          <table:table-cell office:value-type="float" office:value="-78.1143417358398" calcext:value-type="float">
            <text:p>-78,1143417358398</text:p>
          </table:table-cell>
          <table:table-cell office:value-type="float" office:value="-78.1478424072266" calcext:value-type="float">
            <text:p>-78,1478424072266</text:p>
          </table:table-cell>
          <table:table-cell office:value-type="float" office:value="-78.1027679443359" calcext:value-type="float">
            <text:p>-78,1027679443359</text:p>
          </table:table-cell>
          <table:table-cell office:value-type="float" office:value="-78.2345275878906" calcext:value-type="float">
            <text:p>-78,2345275878906</text:p>
          </table:table-cell>
          <table:table-cell office:value-type="float" office:value="-78.145263671875" calcext:value-type="float">
            <text:p>-78,145263671875</text:p>
          </table:table-cell>
          <table:table-cell office:value-type="float" office:value="-78.2690277099609" calcext:value-type="float">
            <text:p>-78,2690277099609</text:p>
          </table:table-cell>
          <table:table-cell office:value-type="float" office:value="-78.0999450683594" calcext:value-type="float">
            <text:p>-78,0999450683594</text:p>
          </table:table-cell>
          <table:table-cell office:value-type="float" office:value="-78.1548233032227" calcext:value-type="float">
            <text:p>-78,1548233032227</text:p>
          </table:table-cell>
          <table:table-cell office:value-type="float" office:value="-78.3120727539063" calcext:value-type="float">
            <text:p>-78,3120727539063</text:p>
          </table:table-cell>
          <table:table-cell office:value-type="float" office:value="-78.2272262573242" calcext:value-type="float">
            <text:p>-78,2272262573242</text:p>
          </table:table-cell>
          <table:table-cell office:value-type="float" office:value="-78.2113494873047" calcext:value-type="float">
            <text:p>-78,2113494873047</text:p>
          </table:table-cell>
          <table:table-cell office:value-type="float" office:value="-78.2261810302734" calcext:value-type="float">
            <text:p>-78,2261810302734</text:p>
          </table:table-cell>
          <table:table-cell office:value-type="float" office:value="-78.1783676147461" calcext:value-type="float">
            <text:p>-78,1783676147461</text:p>
          </table:table-cell>
          <table:table-cell office:value-type="float" office:value="-78.1442260742188" calcext:value-type="float">
            <text:p>-78,1442260742188</text:p>
          </table:table-cell>
          <table:table-cell office:value-type="float" office:value="-78.0996856689453" calcext:value-type="float">
            <text:p>-78,0996856689453</text:p>
          </table:table-cell>
          <table:table-cell office:value-type="float" office:value="-78.1439666748047" calcext:value-type="float">
            <text:p>-78,1439666748047</text:p>
          </table:table-cell>
          <table:table-cell office:value-type="float" office:value="-78.2173309326172" calcext:value-type="float">
            <text:p>-78,2173309326172</text:p>
          </table:table-cell>
          <table:table-cell office:value-type="float" office:value="-78.3640823364258" calcext:value-type="float">
            <text:p>-78,3640823364258</text:p>
          </table:table-cell>
          <table:table-cell office:value-type="float" office:value="-78.2616958618164" calcext:value-type="float">
            <text:p>-78,2616958618164</text:p>
          </table:table-cell>
          <table:table-cell office:value-type="float" office:value="-78.2032852172852" calcext:value-type="float">
            <text:p>-78,2032852172852</text:p>
          </table:table-cell>
          <table:table-cell office:value-type="float" office:value="-78.2355651855469" calcext:value-type="float">
            <text:p>-78,2355651855469</text:p>
          </table:table-cell>
          <table:table-cell office:value-type="float" office:value="-78.1980819702148" calcext:value-type="float">
            <text:p>-78,1980819702148</text:p>
          </table:table-cell>
          <table:table-cell office:value-type="float" office:value="-78.1215438842773" calcext:value-type="float">
            <text:p>-78,1215438842773</text:p>
          </table:table-cell>
          <table:table-cell office:value-type="float" office:value="-78.2097854614258" calcext:value-type="float">
            <text:p>-78,2097854614258</text:p>
          </table:table-cell>
          <table:table-cell office:value-type="float" office:value="-78.2043228149414" calcext:value-type="float">
            <text:p>-78,2043228149414</text:p>
          </table:table-cell>
          <table:table-cell office:value-type="float" office:value="-78.1364898681641" calcext:value-type="float">
            <text:p>-78,1364898681641</text:p>
          </table:table-cell>
          <table:table-cell office:value-type="float" office:value="-78.2191543579102" calcext:value-type="float">
            <text:p>-78,2191543579102</text:p>
          </table:table-cell>
          <table:table-cell office:value-type="float" office:value="-78.1413955688477" calcext:value-type="float">
            <text:p>-78,1413955688477</text:p>
          </table:table-cell>
          <table:table-cell office:value-type="float" office:value="-78.1148529052734" calcext:value-type="float">
            <text:p>-78,1148529052734</text:p>
          </table:table-cell>
          <table:table-cell office:value-type="float" office:value="-78.2837066650391" calcext:value-type="float">
            <text:p>-78,2837066650391</text:p>
          </table:table-cell>
          <table:table-cell office:value-type="float" office:value="-78.1354522705078" calcext:value-type="float">
            <text:p>-78,1354522705078</text:p>
          </table:table-cell>
          <table:table-cell office:value-type="float" office:value="-78.2355651855469" calcext:value-type="float">
            <text:p>-78,2355651855469</text:p>
          </table:table-cell>
          <table:table-cell office:value-type="float" office:value="-78.0500106811523" calcext:value-type="float">
            <text:p>-78,0500106811523</text:p>
          </table:table-cell>
          <table:table-cell office:value-type="float" office:value="-78.1555938720703" calcext:value-type="float">
            <text:p>-78,1555938720703</text:p>
          </table:table-cell>
          <table:table-cell office:value-type="float" office:value="-78.2306137084961" calcext:value-type="float">
            <text:p>-78,2306137084961</text:p>
          </table:table-cell>
          <table:table-cell office:value-type="float" office:value="-78.1682662963867" calcext:value-type="float">
            <text:p>-78,1682662963867</text:p>
          </table:table-cell>
          <table:table-cell office:value-type="float" office:value="-78.2261810302734" calcext:value-type="float">
            <text:p>-78,2261810302734</text:p>
          </table:table-cell>
          <table:table-cell office:value-type="float" office:value="-78.3068161010742" calcext:value-type="float">
            <text:p>-78,3068161010742</text:p>
          </table:table-cell>
          <table:table-cell office:value-type="float" office:value="-78.1698226928711" calcext:value-type="float">
            <text:p>-78,1698226928711</text:p>
          </table:table-cell>
          <table:table-cell office:value-type="float" office:value="-78.1514587402344" calcext:value-type="float">
            <text:p>-78,1514587402344</text:p>
          </table:table-cell>
          <table:table-cell office:value-type="float" office:value="-78.1504287719727" calcext:value-type="float">
            <text:p>-78,1504287719727</text:p>
          </table:table-cell>
          <table:table-cell office:value-type="float" office:value="-78.1496505737305" calcext:value-type="float">
            <text:p>-78,1496505737305</text:p>
          </table:table-cell>
          <table:table-cell office:value-type="float" office:value="-78.1439666748047" calcext:value-type="float">
            <text:p>-78,1439666748047</text:p>
          </table:table-cell>
          <table:table-cell office:value-type="float" office:value="-78.2311401367188" calcext:value-type="float">
            <text:p>-78,2311401367188</text:p>
          </table:table-cell>
          <table:table-cell office:value-type="float" office:value="-78.1385498046875" calcext:value-type="float">
            <text:p>-78,1385498046875</text:p>
          </table:table-cell>
          <table:table-cell office:value-type="float" office:value="-78.2274932861328" calcext:value-type="float">
            <text:p>-78,2274932861328</text:p>
          </table:table-cell>
          <table:table-cell office:value-type="float" office:value="-78.1897735595703" calcext:value-type="float">
            <text:p>-78,1897735595703</text:p>
          </table:table-cell>
          <table:table-cell office:value-type="float" office:value="-78.2207183837891" calcext:value-type="float">
            <text:p>-78,2207183837891</text:p>
          </table:table-cell>
          <table:table-cell office:value-type="float" office:value="-78.2548904418945" calcext:value-type="float">
            <text:p>-78,2548904418945</text:p>
          </table:table-cell>
          <table:table-cell office:value-type="float" office:value="-78.1135711669922" calcext:value-type="float">
            <text:p>-78,1135711669922</text:p>
          </table:table-cell>
          <table:table-cell office:value-type="float" office:value="-78.2113494873047" calcext:value-type="float">
            <text:p>-78,2113494873047</text:p>
          </table:table-cell>
          <table:table-cell office:value-type="float" office:value="-78.2056274414063" calcext:value-type="float">
            <text:p>-78,2056274414063</text:p>
          </table:table-cell>
          <table:table-cell office:value-type="float" office:value="-78.3144454956055" calcext:value-type="float">
            <text:p>-78,3144454956055</text:p>
          </table:table-cell>
          <table:table-cell office:value-type="float" office:value="-78.245491027832" calcext:value-type="float">
            <text:p>-78,245491027832</text:p>
          </table:table-cell>
          <table:table-cell office:value-type="float" office:value="-78.1721496582031" calcext:value-type="float">
            <text:p>-78,1721496582031</text:p>
          </table:table-cell>
          <table:table-cell office:value-type="float" office:value="-78.2494125366211" calcext:value-type="float">
            <text:p>-78,2494125366211</text:p>
          </table:table-cell>
          <table:table-cell office:value-type="float" office:value="-78.2089996337891" calcext:value-type="float">
            <text:p>-78,2089996337891</text:p>
          </table:table-cell>
          <table:table-cell office:value-type="float" office:value="-78.3307876586914" calcext:value-type="float">
            <text:p>-78,3307876586914</text:p>
          </table:table-cell>
          <table:table-cell office:value-type="float" office:value="-78.2457504272461" calcext:value-type="float">
            <text:p>-78,2457504272461</text:p>
          </table:table-cell>
          <table:table-cell office:value-type="float" office:value="-78.326301574707" calcext:value-type="float">
            <text:p>-78,326301574707</text:p>
          </table:table-cell>
          <table:table-cell office:value-type="float" office:value="-78.3466262817383" calcext:value-type="float">
            <text:p>-78,3466262817383</text:p>
          </table:table-cell>
          <table:table-cell office:value-type="float" office:value="-78.2290496826172" calcext:value-type="float">
            <text:p>-78,2290496826172</text:p>
          </table:table-cell>
          <table:table-cell office:value-type="float" office:value="-78.0953216552734" calcext:value-type="float">
            <text:p>-78,0953216552734</text:p>
          </table:table-cell>
          <table:table-cell office:value-type="float" office:value="-78.1729278564453" calcext:value-type="float">
            <text:p>-78,1729278564453</text:p>
          </table:table-cell>
          <table:table-cell office:value-type="float" office:value="-78.1444931030273" calcext:value-type="float">
            <text:p>-78,1444931030273</text:p>
          </table:table-cell>
          <table:table-cell office:value-type="float" office:value="-78.2449722290039" calcext:value-type="float">
            <text:p>-78,2449722290039</text:p>
          </table:table-cell>
          <table:table-cell office:value-type="float" office:value="-78.1835556030273" calcext:value-type="float">
            <text:p>-78,1835556030273</text:p>
          </table:table-cell>
          <table:table-cell office:value-type="float" office:value="-78.190299987793" calcext:value-type="float">
            <text:p>-78,190299987793</text:p>
          </table:table-cell>
          <table:table-cell office:value-type="float" office:value="-78.1724166870117" calcext:value-type="float">
            <text:p>-78,1724166870117</text:p>
          </table:table-cell>
          <table:table-cell office:value-type="float" office:value="-78.2191543579102" calcext:value-type="float">
            <text:p>-78,2191543579102</text:p>
          </table:table-cell>
          <table:table-cell office:value-type="float" office:value="-78.2643127441406" calcext:value-type="float">
            <text:p>-78,2643127441406</text:p>
          </table:table-cell>
          <table:table-cell office:value-type="float" office:value="-78.2871170043945" calcext:value-type="float">
            <text:p>-78,2871170043945</text:p>
          </table:table-cell>
          <table:table-cell office:value-type="float" office:value="-78.2280120849609" calcext:value-type="float">
            <text:p>-78,2280120849609</text:p>
          </table:table-cell>
          <table:table-cell office:value-type="float" office:value="-78.6269378662109" calcext:value-type="float">
            <text:p>-78,6269378662109</text:p>
          </table:table-cell>
          <table:table-cell office:value-type="float" office:value="-78.6122207641602" calcext:value-type="float">
            <text:p>-78,6122207641602</text:p>
          </table:table-cell>
          <table:table-cell office:value-type="float" office:value="-78.7544860839844" calcext:value-type="float">
            <text:p>-78,7544860839844</text:p>
          </table:table-cell>
          <table:table-cell office:value-type="float" office:value="-78.6321258544922" calcext:value-type="float">
            <text:p>-78,6321258544922</text:p>
          </table:table-cell>
          <table:table-cell office:value-type="float" office:value="-78.5950698852539" calcext:value-type="float">
            <text:p>-78,5950698852539</text:p>
          </table:table-cell>
          <table:table-cell office:value-type="float" office:value="-78.6433334350586" calcext:value-type="float">
            <text:p>-78,6433334350586</text:p>
          </table:table-cell>
          <table:table-cell office:value-type="float" office:value="-78.6548233032227" calcext:value-type="float">
            <text:p>-78,6548233032227</text:p>
          </table:table-cell>
          <table:table-cell office:value-type="float" office:value="-78.5020370483398" calcext:value-type="float">
            <text:p>-78,5020370483398</text:p>
          </table:table-cell>
          <table:table-cell office:value-type="float" office:value="-78.5459976196289" calcext:value-type="float">
            <text:p>-78,5459976196289</text:p>
          </table:table-cell>
          <table:table-cell office:value-type="float" office:value="-78.5942535400391" calcext:value-type="float">
            <text:p>-78,5942535400391</text:p>
          </table:table-cell>
          <table:table-cell office:value-type="float" office:value="-78.6007766723633" calcext:value-type="float">
            <text:p>-78,6007766723633</text:p>
          </table:table-cell>
          <table:table-cell office:value-type="float" office:value="-78.6696166992188" calcext:value-type="float">
            <text:p>-78,6696166992188</text:p>
          </table:table-cell>
          <table:table-cell office:value-type="float" office:value="-78.6436080932617" calcext:value-type="float">
            <text:p>-78,6436080932617</text:p>
          </table:table-cell>
          <table:table-cell office:value-type="float" office:value="-78.7009353637695" calcext:value-type="float">
            <text:p>-78,7009353637695</text:p>
          </table:table-cell>
          <table:table-cell office:value-type="float" office:value="-78.6100387573242" calcext:value-type="float">
            <text:p>-78,6100387573242</text:p>
          </table:table-cell>
          <table:table-cell office:value-type="float" office:value="-78.6005096435547" calcext:value-type="float">
            <text:p>-78,6005096435547</text:p>
          </table:table-cell>
          <table:table-cell office:value-type="float" office:value="-78.6482543945313" calcext:value-type="float">
            <text:p>-78,6482543945313</text:p>
          </table:table-cell>
          <table:table-cell office:value-type="float" office:value="-78.6449737548828" calcext:value-type="float">
            <text:p>-78,6449737548828</text:p>
          </table:table-cell>
          <table:table-cell office:value-type="float" office:value="-78.6416931152344" calcext:value-type="float">
            <text:p>-78,6416931152344</text:p>
          </table:table-cell>
          <table:table-cell office:value-type="float" office:value="-78.6073150634766" calcext:value-type="float">
            <text:p>-78,6073150634766</text:p>
          </table:table-cell>
          <table:table-cell office:value-type="float" office:value="-78.6641311645508" calcext:value-type="float">
            <text:p>-78,6641311645508</text:p>
          </table:table-cell>
          <table:table-cell office:value-type="float" office:value="-78.6143951416016" calcext:value-type="float">
            <text:p>-78,6143951416016</text:p>
          </table:table-cell>
          <table:table-cell office:value-type="float" office:value="-78.6940536499023" calcext:value-type="float">
            <text:p>-78,6940536499023</text:p>
          </table:table-cell>
          <table:table-cell office:value-type="float" office:value="-78.6250305175781" calcext:value-type="float">
            <text:p>-78,6250305175781</text:p>
          </table:table-cell>
          <table:table-cell office:value-type="float" office:value="-78.7105712890625" calcext:value-type="float">
            <text:p>-78,7105712890625</text:p>
          </table:table-cell>
          <table:table-cell office:value-type="float" office:value="-78.7174606323242" calcext:value-type="float">
            <text:p>-78,7174606323242</text:p>
          </table:table-cell>
          <table:table-cell office:value-type="float" office:value="-78.7097396850586" calcext:value-type="float">
            <text:p>-78,7097396850586</text:p>
          </table:table-cell>
          <table:table-cell office:value-type="float" office:value="-78.7141571044922" calcext:value-type="float">
            <text:p>-78,7141571044922</text:p>
          </table:table-cell>
          <table:table-cell office:value-type="float" office:value="-78.7813949584961" calcext:value-type="float">
            <text:p>-78,7813949584961</text:p>
          </table:table-cell>
          <table:table-cell office:value-type="float" office:value="-78.7472915649414" calcext:value-type="float">
            <text:p>-78,7472915649414</text:p>
          </table:table-cell>
          <table:table-cell office:value-type="float" office:value="-78.5015029907227" calcext:value-type="float">
            <text:p>-78,5015029907227</text:p>
          </table:table-cell>
          <table:table-cell office:value-type="float" office:value="-78.5543823242188" calcext:value-type="float">
            <text:p>-78,5543823242188</text:p>
          </table:table-cell>
          <table:table-cell office:value-type="float" office:value="-78.6233978271484" calcext:value-type="float">
            <text:p>-78,6233978271484</text:p>
          </table:table-cell>
          <table:table-cell office:value-type="float" office:value="-78.7091979980469" calcext:value-type="float">
            <text:p>-78,7091979980469</text:p>
          </table:table-cell>
          <table:table-cell office:value-type="float" office:value="-78.7450790405273" calcext:value-type="float">
            <text:p>-78,7450790405273</text:p>
          </table:table-cell>
          <table:table-cell office:value-type="float" office:value="-78.6995620727539" calcext:value-type="float">
            <text:p>-78,6995620727539</text:p>
          </table:table-cell>
          <table:table-cell office:value-type="float" office:value="-78.6833343505859" calcext:value-type="float">
            <text:p>-78,6833343505859</text:p>
          </table:table-cell>
          <table:table-cell office:value-type="float" office:value="-78.5074234008789" calcext:value-type="float">
            <text:p>-78,5074234008789</text:p>
          </table:table-cell>
          <table:table-cell office:value-type="float" office:value="-78.5673828125" calcext:value-type="float">
            <text:p>-78,5673828125</text:p>
          </table:table-cell>
          <table:table-cell office:value-type="float" office:value="-78.6070404052734" calcext:value-type="float">
            <text:p>-78,6070404052734</text:p>
          </table:table-cell>
          <table:table-cell office:value-type="float" office:value="-78.6756439208984" calcext:value-type="float">
            <text:p>-78,6756439208984</text:p>
          </table:table-cell>
          <table:table-cell office:value-type="float" office:value="-78.6395034790039" calcext:value-type="float">
            <text:p>-78,6395034790039</text:p>
          </table:table-cell>
          <table:table-cell office:value-type="float" office:value="-78.5050048828125" calcext:value-type="float">
            <text:p>-78,5050048828125</text:p>
          </table:table-cell>
          <table:table-cell office:value-type="float" office:value="-78.7880630493164" calcext:value-type="float">
            <text:p>-78,7880630493164</text:p>
          </table:table-cell>
          <table:table-cell office:value-type="float" office:value="-78.5937118530273" calcext:value-type="float">
            <text:p>-78,5937118530273</text:p>
          </table:table-cell>
          <table:table-cell office:value-type="float" office:value="-78.5481643676758" calcext:value-type="float">
            <text:p>-78,5481643676758</text:p>
          </table:table-cell>
          <table:table-cell office:value-type="float" office:value="-78.5227813720703" calcext:value-type="float">
            <text:p>-78,5227813720703</text:p>
          </table:table-cell>
          <table:table-cell office:value-type="float" office:value="-78.6737365722656" calcext:value-type="float">
            <text:p>-78,6737365722656</text:p>
          </table:table-cell>
          <table:table-cell office:value-type="float" office:value="-78.4934387207031" calcext:value-type="float">
            <text:p>-78,4934387207031</text:p>
          </table:table-cell>
          <table:table-cell office:value-type="float" office:value="-78.648796081543" calcext:value-type="float">
            <text:p>-78,648796081543</text:p>
          </table:table-cell>
          <table:table-cell office:value-type="float" office:value="-78.4251861572266" calcext:value-type="float">
            <text:p>-78,4251861572266</text:p>
          </table:table-cell>
          <table:table-cell office:value-type="float" office:value="-78.5714492797852" calcext:value-type="float">
            <text:p>-78,5714492797852</text:p>
          </table:table-cell>
          <table:table-cell office:value-type="float" office:value="-78.6233978271484" calcext:value-type="float">
            <text:p>-78,6233978271484</text:p>
          </table:table-cell>
          <table:table-cell office:value-type="float" office:value="-78.6220245361328" calcext:value-type="float">
            <text:p>-78,6220245361328</text:p>
          </table:table-cell>
          <table:table-cell office:value-type="float" office:value="-78.7320938110352" calcext:value-type="float">
            <text:p>-78,7320938110352</text:p>
          </table:table-cell>
          <table:table-cell office:value-type="float" office:value="-78.6663284301758" calcext:value-type="float">
            <text:p>-78,6663284301758</text:p>
          </table:table-cell>
          <table:table-cell office:value-type="float" office:value="-78.6362228393555" calcext:value-type="float">
            <text:p>-78,6362228393555</text:p>
          </table:table-cell>
          <table:table-cell office:value-type="float" office:value="-78.6970825195313" calcext:value-type="float">
            <text:p>-78,6970825195313</text:p>
          </table:table-cell>
          <table:table-cell office:value-type="float" office:value="-78.6756439208984" calcext:value-type="float">
            <text:p>-78,6756439208984</text:p>
          </table:table-cell>
          <table:table-cell office:value-type="float" office:value="-78.7780609130859" calcext:value-type="float">
            <text:p>-78,7780609130859</text:p>
          </table:table-cell>
          <table:table-cell office:value-type="float" office:value="-78.758918762207" calcext:value-type="float">
            <text:p>-78,758918762207</text:p>
          </table:table-cell>
          <table:table-cell office:value-type="float" office:value="-78.5068893432617" calcext:value-type="float">
            <text:p>-78,5068893432617</text:p>
          </table:table-cell>
          <table:table-cell office:value-type="float" office:value="-78.6433334350586" calcext:value-type="float">
            <text:p>-78,6433334350586</text:p>
          </table:table-cell>
          <table:table-cell office:value-type="float" office:value="-78.7152557373047" calcext:value-type="float">
            <text:p>-78,7152557373047</text:p>
          </table:table-cell>
          <table:table-cell office:value-type="float" office:value="-78.7163619995117" calcext:value-type="float">
            <text:p>-78,7163619995117</text:p>
          </table:table-cell>
          <table:table-cell office:value-type="float" office:value="-78.6652221679688" calcext:value-type="float">
            <text:p>-78,6652221679688</text:p>
          </table:table-cell>
          <table:table-cell office:value-type="float" office:value="-78.7232513427734" calcext:value-type="float">
            <text:p>-78,7232513427734</text:p>
          </table:table-cell>
          <table:table-cell office:value-type="float" office:value="-78.6026840209961" calcext:value-type="float">
            <text:p>-78,6026840209961</text:p>
          </table:table-cell>
          <table:table-cell office:value-type="float" office:value="-78.5996932983398" calcext:value-type="float">
            <text:p>-78,5996932983398</text:p>
          </table:table-cell>
          <table:table-cell office:value-type="float" office:value="-78.6195755004883" calcext:value-type="float">
            <text:p>-78,6195755004883</text:p>
          </table:table-cell>
          <table:table-cell office:value-type="float" office:value="-78.7064361572266" calcext:value-type="float">
            <text:p>-78,7064361572266</text:p>
          </table:table-cell>
          <table:table-cell office:value-type="float" office:value="-78.6274871826172" calcext:value-type="float">
            <text:p>-78,6274871826172</text:p>
          </table:table-cell>
          <table:table-cell office:value-type="float" office:value="-78.5565490722656" calcext:value-type="float">
            <text:p>-78,5565490722656</text:p>
          </table:table-cell>
          <table:table-cell office:value-type="float" office:value="-78.6929626464844" calcext:value-type="float">
            <text:p>-78,6929626464844</text:p>
          </table:table-cell>
          <table:table-cell office:value-type="float" office:value="-78.5497894287109" calcext:value-type="float">
            <text:p>-78,5497894287109</text:p>
          </table:table-cell>
          <table:table-cell office:value-type="float" office:value="-78.6474304199219" calcext:value-type="float">
            <text:p>-78,6474304199219</text:p>
          </table:table-cell>
          <table:table-cell office:value-type="float" office:value="-78.6811370849609" calcext:value-type="float">
            <text:p>-78,6811370849609</text:p>
          </table:table-cell>
          <table:table-cell office:value-type="float" office:value="-78.6687927246094" calcext:value-type="float">
            <text:p>-78,6687927246094</text:p>
          </table:table-cell>
          <table:table-cell office:value-type="float" office:value="-78.7284927368164" calcext:value-type="float">
            <text:p>-78,7284927368164</text:p>
          </table:table-cell>
          <table:table-cell office:value-type="float" office:value="-78.6433334350586" calcext:value-type="float">
            <text:p>-78,6433334350586</text:p>
          </table:table-cell>
          <table:table-cell office:value-type="float" office:value="-78.551139831543" calcext:value-type="float">
            <text:p>-78,551139831543</text:p>
          </table:table-cell>
          <table:table-cell office:value-type="float" office:value="-78.5346527099609" calcext:value-type="float">
            <text:p>-78,5346527099609</text:p>
          </table:table-cell>
          <table:table-cell office:value-type="float" office:value="-78.5295257568359" calcext:value-type="float">
            <text:p>-78,5295257568359</text:p>
          </table:table-cell>
          <table:table-cell office:value-type="float" office:value="-78.6830596923828" calcext:value-type="float">
            <text:p>-78,6830596923828</text:p>
          </table:table-cell>
          <table:table-cell office:value-type="float" office:value="-78.5365447998047" calcext:value-type="float">
            <text:p>-78,5365447998047</text:p>
          </table:table-cell>
          <table:table-cell office:value-type="float" office:value="-78.6707077026367" calcext:value-type="float">
            <text:p>-78,6707077026367</text:p>
          </table:table-cell>
          <table:table-cell office:value-type="float" office:value="-78.5806732177734" calcext:value-type="float">
            <text:p>-78,5806732177734</text:p>
          </table:table-cell>
          <table:table-cell office:value-type="float" office:value="-78.5343780517578" calcext:value-type="float">
            <text:p>-78,5343780517578</text:p>
          </table:table-cell>
          <table:table-cell office:value-type="float" office:value="-78.4950485229492" calcext:value-type="float">
            <text:p>-78,4950485229492</text:p>
          </table:table-cell>
          <table:table-cell office:value-type="float" office:value="-78.6193008422852" calcext:value-type="float">
            <text:p>-78,6193008422852</text:p>
          </table:table-cell>
          <table:table-cell office:value-type="float" office:value="-78.8044815063477" calcext:value-type="float">
            <text:p>-78,8044815063477</text:p>
          </table:table-cell>
          <table:table-cell office:value-type="float" office:value="-78.6291275024414" calcext:value-type="float">
            <text:p>-78,6291275024414</text:p>
          </table:table-cell>
          <table:table-cell office:value-type="float" office:value="-78.6638565063477" calcext:value-type="float">
            <text:p>-78,6638565063477</text:p>
          </table:table-cell>
          <table:table-cell office:value-type="float" office:value="-78.6089477539063" calcext:value-type="float">
            <text:p>-78,6089477539063</text:p>
          </table:table-cell>
          <table:table-cell office:value-type="float" office:value="-78.7271194458008" calcext:value-type="float">
            <text:p>-78,7271194458008</text:p>
          </table:table-cell>
          <table:table-cell office:value-type="float" office:value="-78.3358001708984" calcext:value-type="float">
            <text:p>-78,3358001708984</text:p>
          </table:table-cell>
          <table:table-cell office:value-type="float" office:value="-77.7723388671875" calcext:value-type="float">
            <text:p>-77,7723388671875</text:p>
          </table:table-cell>
          <table:table-cell office:value-type="float" office:value="-77.751091003418" calcext:value-type="float">
            <text:p>-77,751091003418</text:p>
          </table:table-cell>
          <table:table-cell office:value-type="float" office:value="-77.666877746582" calcext:value-type="float">
            <text:p>-77,666877746582</text:p>
          </table:table-cell>
          <table:table-cell office:value-type="float" office:value="-77.7220306396484" calcext:value-type="float">
            <text:p>-77,7220306396484</text:p>
          </table:table-cell>
          <table:table-cell office:value-type="float" office:value="-77.7572631835938" calcext:value-type="float">
            <text:p>-77,7572631835938</text:p>
          </table:table-cell>
          <table:table-cell office:value-type="float" office:value="-77.7454223632813" calcext:value-type="float">
            <text:p>-77,7454223632813</text:p>
          </table:table-cell>
          <table:table-cell office:value-type="float" office:value="-77.7090072631836" calcext:value-type="float">
            <text:p>-77,7090072631836</text:p>
          </table:table-cell>
          <table:table-cell office:value-type="float" office:value="-77.7446823120117" calcext:value-type="float">
            <text:p>-77,7446823120117</text:p>
          </table:table-cell>
          <table:table-cell office:value-type="float" office:value="-77.7980880737305" calcext:value-type="float">
            <text:p>-77,7980880737305</text:p>
          </table:table-cell>
          <table:table-cell office:value-type="float" office:value="-77.762451171875" calcext:value-type="float">
            <text:p>-77,762451171875</text:p>
          </table:table-cell>
          <table:table-cell office:value-type="float" office:value="-77.7269515991211" calcext:value-type="float">
            <text:p>-77,7269515991211</text:p>
          </table:table-cell>
          <table:table-cell office:value-type="float" office:value="-77.85009765625" calcext:value-type="float">
            <text:p>-77,85009765625</text:p>
          </table:table-cell>
          <table:table-cell office:value-type="float" office:value="-77.7424621582031" calcext:value-type="float">
            <text:p>-77,7424621582031</text:p>
          </table:table-cell>
          <table:table-cell office:value-type="float" office:value="-77.7313766479492" calcext:value-type="float">
            <text:p>-77,7313766479492</text:p>
          </table:table-cell>
          <table:table-cell office:value-type="float" office:value="-77.7762985229492" calcext:value-type="float">
            <text:p>-77,7762985229492</text:p>
          </table:table-cell>
          <table:table-cell office:value-type="float" office:value="-77.724494934082" calcext:value-type="float">
            <text:p>-77,724494934082</text:p>
          </table:table-cell>
          <table:table-cell office:value-type="float" office:value="-77.7809906005859" calcext:value-type="float">
            <text:p>-77,7809906005859</text:p>
          </table:table-cell>
          <table:table-cell office:value-type="float" office:value="-77.7597274780273" calcext:value-type="float">
            <text:p>-77,7597274780273</text:p>
          </table:table-cell>
          <table:table-cell office:value-type="float" office:value="-77.7432022094727" calcext:value-type="float">
            <text:p>-77,7432022094727</text:p>
          </table:table-cell>
          <table:table-cell office:value-type="float" office:value="-77.7358093261719" calcext:value-type="float">
            <text:p>-77,7358093261719</text:p>
          </table:table-cell>
          <table:table-cell office:value-type="float" office:value="-77.8095169067383" calcext:value-type="float">
            <text:p>-77,8095169067383</text:p>
          </table:table-cell>
          <table:table-cell office:value-type="float" office:value="-77.7535629272461" calcext:value-type="float">
            <text:p>-77,7535629272461</text:p>
          </table:table-cell>
          <table:table-cell office:value-type="float" office:value="-77.7696151733398" calcext:value-type="float">
            <text:p>-77,7696151733398</text:p>
          </table:table-cell>
          <table:table-cell office:value-type="float" office:value="-77.7580108642578" calcext:value-type="float">
            <text:p>-77,7580108642578</text:p>
          </table:table-cell>
          <table:table-cell office:value-type="float" office:value="-77.7866897583008" calcext:value-type="float">
            <text:p>-77,7866897583008</text:p>
          </table:table-cell>
          <table:table-cell office:value-type="float" office:value="-77.6312789916992" calcext:value-type="float">
            <text:p>-77,6312789916992</text:p>
          </table:table-cell>
          <table:table-cell office:value-type="float" office:value="-77.6874313354492" calcext:value-type="float">
            <text:p>-77,6874313354492</text:p>
          </table:table-cell>
          <table:table-cell office:value-type="float" office:value="-77.7136764526367" calcext:value-type="float">
            <text:p>-77,7136764526367</text:p>
          </table:table-cell>
          <table:table-cell office:value-type="float" office:value="-77.8189544677734" calcext:value-type="float">
            <text:p>-77,8189544677734</text:p>
          </table:table-cell>
          <table:table-cell office:value-type="float" office:value="-77.7449264526367" calcext:value-type="float">
            <text:p>-77,7449264526367</text:p>
          </table:table-cell>
          <table:table-cell office:value-type="float" office:value="-77.7146606445313" calcext:value-type="float">
            <text:p>-77,7146606445313</text:p>
          </table:table-cell>
          <table:table-cell office:value-type="float" office:value="-77.7230072021484" calcext:value-type="float">
            <text:p>-77,7230072021484</text:p>
          </table:table-cell>
          <table:table-cell office:value-type="float" office:value="-77.5805740356445" calcext:value-type="float">
            <text:p>-77,5805740356445</text:p>
          </table:table-cell>
          <table:table-cell office:value-type="float" office:value="-77.657112121582" calcext:value-type="float">
            <text:p>-77,657112121582</text:p>
          </table:table-cell>
          <table:table-cell office:value-type="float" office:value="-77.6874313354492" calcext:value-type="float">
            <text:p>-77,6874313354492</text:p>
          </table:table-cell>
          <table:table-cell office:value-type="float" office:value="-77.7582473754883" calcext:value-type="float">
            <text:p>-77,7582473754883</text:p>
          </table:table-cell>
          <table:table-cell office:value-type="float" office:value="-77.6776428222656" calcext:value-type="float">
            <text:p>-77,6776428222656</text:p>
          </table:table-cell>
          <table:table-cell office:value-type="float" office:value="-77.7129364013672" calcext:value-type="float">
            <text:p>-77,7129364013672</text:p>
          </table:table-cell>
          <table:table-cell office:value-type="float" office:value="-77.7812423706055" calcext:value-type="float">
            <text:p>-77,7812423706055</text:p>
          </table:table-cell>
          <table:table-cell office:value-type="float" office:value="-77.7412338256836" calcext:value-type="float">
            <text:p>-77,7412338256836</text:p>
          </table:table-cell>
          <table:table-cell office:value-type="float" office:value="-77.7906494140625" calcext:value-type="float">
            <text:p>-77,7906494140625</text:p>
          </table:table-cell>
          <table:table-cell office:value-type="float" office:value="-77.6128082275391" calcext:value-type="float">
            <text:p>-77,6128082275391</text:p>
          </table:table-cell>
          <table:table-cell office:value-type="float" office:value="-77.7163772583008" calcext:value-type="float">
            <text:p>-77,7163772583008</text:p>
          </table:table-cell>
          <table:table-cell office:value-type="float" office:value="-77.8311538696289" calcext:value-type="float">
            <text:p>-77,8311538696289</text:p>
          </table:table-cell>
          <table:table-cell office:value-type="float" office:value="-77.7156372070313" calcext:value-type="float">
            <text:p>-77,7156372070313</text:p>
          </table:table-cell>
          <table:table-cell office:value-type="float" office:value="-77.7271957397461" calcext:value-type="float">
            <text:p>-77,7271957397461</text:p>
          </table:table-cell>
          <table:table-cell office:value-type="float" office:value="-77.7092514038086" calcext:value-type="float">
            <text:p>-77,7092514038086</text:p>
          </table:table-cell>
          <table:table-cell office:value-type="float" office:value="-77.8515853881836" calcext:value-type="float">
            <text:p>-77,8515853881836</text:p>
          </table:table-cell>
          <table:table-cell office:value-type="float" office:value="-77.825927734375" calcext:value-type="float">
            <text:p>-77,825927734375</text:p>
          </table:table-cell>
          <table:table-cell office:value-type="float" office:value="-77.8152313232422" calcext:value-type="float">
            <text:p>-77,8152313232422</text:p>
          </table:table-cell>
          <table:table-cell office:value-type="float" office:value="-77.896125793457" calcext:value-type="float">
            <text:p>-77,896125793457</text:p>
          </table:table-cell>
          <table:table-cell office:value-type="float" office:value="-77.8303985595703" calcext:value-type="float">
            <text:p>-77,8303985595703</text:p>
          </table:table-cell>
          <table:table-cell office:value-type="float" office:value="-77.7340850830078" calcext:value-type="float">
            <text:p>-77,7340850830078</text:p>
          </table:table-cell>
          <table:table-cell office:value-type="float" office:value="-77.6979675292969" calcext:value-type="float">
            <text:p>-77,6979675292969</text:p>
          </table:table-cell>
          <table:table-cell office:value-type="float" office:value="-77.7634353637695" calcext:value-type="float">
            <text:p>-77,7634353637695</text:p>
          </table:table-cell>
          <table:table-cell office:value-type="float" office:value="-77.7161331176758" calcext:value-type="float">
            <text:p>-77,7161331176758</text:p>
          </table:table-cell>
          <table:table-cell office:value-type="float" office:value="-77.7291641235352" calcext:value-type="float">
            <text:p>-77,7291641235352</text:p>
          </table:table-cell>
          <table:table-cell office:value-type="float" office:value="-77.7486190795898" calcext:value-type="float">
            <text:p>-77,7486190795898</text:p>
          </table:table-cell>
          <table:table-cell office:value-type="float" office:value="-77.663459777832" calcext:value-type="float">
            <text:p>-77,663459777832</text:p>
          </table:table-cell>
          <table:table-cell office:value-type="float" office:value="-77.7926406860352" calcext:value-type="float">
            <text:p>-77,7926406860352</text:p>
          </table:table-cell>
          <table:table-cell office:value-type="float" office:value="-77.7222747802734" calcext:value-type="float">
            <text:p>-77,7222747802734</text:p>
          </table:table-cell>
          <table:table-cell office:value-type="float" office:value="-77.7842178344727" calcext:value-type="float">
            <text:p>-77,7842178344727</text:p>
          </table:table-cell>
          <table:table-cell office:value-type="float" office:value="-77.6522369384766" calcext:value-type="float">
            <text:p>-77,6522369384766</text:p>
          </table:table-cell>
          <table:table-cell office:value-type="float" office:value="-77.7464141845703" calcext:value-type="float">
            <text:p>-77,7464141845703</text:p>
          </table:table-cell>
          <table:table-cell office:value-type="float" office:value="-77.6879196166992" calcext:value-type="float">
            <text:p>-77,6879196166992</text:p>
          </table:table-cell>
          <table:table-cell office:value-type="float" office:value="-77.7762985229492" calcext:value-type="float">
            <text:p>-77,7762985229492</text:p>
          </table:table-cell>
          <table:table-cell office:value-type="float" office:value="-77.6466293334961" calcext:value-type="float">
            <text:p>-77,6466293334961</text:p>
          </table:table-cell>
          <table:table-cell office:value-type="float" office:value="-77.6123275756836" calcext:value-type="float">
            <text:p>-77,6123275756836</text:p>
          </table:table-cell>
          <table:table-cell office:value-type="float" office:value="-77.652961730957" calcext:value-type="float">
            <text:p>-77,652961730957</text:p>
          </table:table-cell>
          <table:table-cell office:value-type="float" office:value="-77.6047973632813" calcext:value-type="float">
            <text:p>-77,6047973632813</text:p>
          </table:table-cell>
          <table:table-cell office:value-type="float" office:value="-77.662483215332" calcext:value-type="float">
            <text:p>-77,662483215332</text:p>
          </table:table-cell>
          <table:table-cell office:value-type="float" office:value="-77.724494934082" calcext:value-type="float">
            <text:p>-77,724494934082</text:p>
          </table:table-cell>
          <table:table-cell office:value-type="float" office:value="-77.6193695068359" calcext:value-type="float">
            <text:p>-77,6193695068359</text:p>
          </table:table-cell>
          <table:table-cell office:value-type="float" office:value="-77.6188812255859" calcext:value-type="float">
            <text:p>-77,6188812255859</text:p>
          </table:table-cell>
          <table:table-cell office:value-type="float" office:value="-77.651985168457" calcext:value-type="float">
            <text:p>-77,651985168457</text:p>
          </table:table-cell>
          <table:table-cell office:value-type="float" office:value="-77.7311325073242" calcext:value-type="float">
            <text:p>-77,7311325073242</text:p>
          </table:table-cell>
          <table:table-cell office:value-type="float" office:value="-77.7230072021484" calcext:value-type="float">
            <text:p>-77,7230072021484</text:p>
          </table:table-cell>
          <table:table-cell office:value-type="float" office:value="-77.7822341918945" calcext:value-type="float">
            <text:p>-77,7822341918945</text:p>
          </table:table-cell>
          <table:table-cell office:value-type="float" office:value="-77.7299041748047" calcext:value-type="float">
            <text:p>-77,7299041748047</text:p>
          </table:table-cell>
          <table:table-cell office:value-type="float" office:value="-77.6671295166016" calcext:value-type="float">
            <text:p>-77,6671295166016</text:p>
          </table:table-cell>
          <table:table-cell office:value-type="float" office:value="-77.7961120605469" calcext:value-type="float">
            <text:p>-77,7961120605469</text:p>
          </table:table-cell>
          <table:table-cell office:value-type="float" office:value="-77.704833984375" calcext:value-type="float">
            <text:p>-77,704833984375</text:p>
          </table:table-cell>
          <table:table-cell office:value-type="float" office:value="-77.7350692749023" calcext:value-type="float">
            <text:p>-77,7350692749023</text:p>
          </table:table-cell>
          <table:table-cell office:value-type="float" office:value="-77.7713470458984" calcext:value-type="float">
            <text:p>-77,7713470458984</text:p>
          </table:table-cell>
          <table:table-cell office:value-type="float" office:value="-77.662727355957" calcext:value-type="float">
            <text:p>-77,662727355957</text:p>
          </table:table-cell>
          <table:table-cell office:value-type="float" office:value="-77.7538070678711" calcext:value-type="float">
            <text:p>-77,7538070678711</text:p>
          </table:table-cell>
          <table:table-cell office:value-type="float" office:value="-77.6967391967773" calcext:value-type="float">
            <text:p>-77,6967391967773</text:p>
          </table:table-cell>
          <table:table-cell office:value-type="float" office:value="-77.6181488037109" calcext:value-type="float">
            <text:p>-77,6181488037109</text:p>
          </table:table-cell>
          <table:table-cell office:value-type="float" office:value="-77.6651763916016" calcext:value-type="float">
            <text:p>-77,6651763916016</text:p>
          </table:table-cell>
          <table:table-cell office:value-type="float" office:value="-77.867073059082" calcext:value-type="float">
            <text:p>-77,867073059082</text:p>
          </table:table-cell>
          <table:table-cell office:value-type="float" office:value="-77.6746978759766" calcext:value-type="float">
            <text:p>-77,6746978759766</text:p>
          </table:table-cell>
          <table:table-cell office:value-type="float" office:value="-77.7237548828125" calcext:value-type="float">
            <text:p>-77,7237548828125</text:p>
          </table:table-cell>
          <table:table-cell office:value-type="float" office:value="-77.7785186767578" calcext:value-type="float">
            <text:p>-77,7785186767578</text:p>
          </table:table-cell>
          <table:table-cell office:value-type="float" office:value="-77.7311325073242" calcext:value-type="float">
            <text:p>-77,7311325073242</text:p>
          </table:table-cell>
          <table:table-cell office:value-type="float" office:value="-77.724983215332" calcext:value-type="float">
            <text:p>-77,724983215332</text:p>
          </table:table-cell>
          <table:table-cell office:value-type="float" office:value="-77.668098449707" calcext:value-type="float">
            <text:p>-77,668098449707</text:p>
          </table:table-cell>
          <table:table-cell office:value-type="float" office:value="-77.4430541992188" calcext:value-type="float">
            <text:p>-77,4430541992188</text:p>
          </table:table-cell>
          <table:table-cell office:value-type="float" office:value="-77.5133361816406" calcext:value-type="float">
            <text:p>-77,5133361816406</text:p>
          </table:table-cell>
          <table:table-cell office:value-type="float" office:value="-77.4778823852539" calcext:value-type="float">
            <text:p>-77,4778823852539</text:p>
          </table:table-cell>
          <table:table-cell office:value-type="float" office:value="-77.4285430908203" calcext:value-type="float">
            <text:p>-77,4285430908203</text:p>
          </table:table-cell>
          <table:table-cell office:value-type="float" office:value="-77.5035018920898" calcext:value-type="float">
            <text:p>-77,5035018920898</text:p>
          </table:table-cell>
          <table:table-cell office:value-type="float" office:value="-77.4459075927734" calcext:value-type="float">
            <text:p>-77,4459075927734</text:p>
          </table:table-cell>
          <table:table-cell office:value-type="float" office:value="-77.4936828613281" calcext:value-type="float">
            <text:p>-77,4936828613281</text:p>
          </table:table-cell>
          <table:table-cell office:value-type="float" office:value="-77.6152420043945" calcext:value-type="float">
            <text:p>-77,6152420043945</text:p>
          </table:table-cell>
          <table:table-cell office:value-type="float" office:value="-77.5441207885742" calcext:value-type="float">
            <text:p>-77,5441207885742</text:p>
          </table:table-cell>
          <table:table-cell office:value-type="float" office:value="-77.4164199829102" calcext:value-type="float">
            <text:p>-77,4164199829102</text:p>
          </table:table-cell>
          <table:table-cell office:value-type="float" office:value="-77.4821929931641" calcext:value-type="float">
            <text:p>-77,4821929931641</text:p>
          </table:table-cell>
          <table:table-cell office:value-type="float" office:value="-77.5602798461914" calcext:value-type="float">
            <text:p>-77,5602798461914</text:p>
          </table:table-cell>
          <table:table-cell office:value-type="float" office:value="-77.5349731445313" calcext:value-type="float">
            <text:p>-77,5349731445313</text:p>
          </table:table-cell>
          <table:table-cell office:value-type="float" office:value="-77.5873489379883" calcext:value-type="float">
            <text:p>-77,5873489379883</text:p>
          </table:table-cell>
          <table:table-cell office:value-type="float" office:value="-77.5982513427734" calcext:value-type="float">
            <text:p>-77,5982513427734</text:p>
          </table:table-cell>
          <table:table-cell office:value-type="float" office:value="-77.4368667602539" calcext:value-type="float">
            <text:p>-77,4368667602539</text:p>
          </table:table-cell>
          <table:table-cell office:value-type="float" office:value="-77.4285430908203" calcext:value-type="float">
            <text:p>-77,4285430908203</text:p>
          </table:table-cell>
          <table:table-cell office:value-type="float" office:value="-77.5200653076172" calcext:value-type="float">
            <text:p>-77,5200653076172</text:p>
          </table:table-cell>
          <table:table-cell office:value-type="float" office:value="-77.55810546875" calcext:value-type="float">
            <text:p>-77,55810546875</text:p>
          </table:table-cell>
          <table:table-cell office:value-type="float" office:value="-77.6132965087891" calcext:value-type="float">
            <text:p>-77,6132965087891</text:p>
          </table:table-cell>
          <table:table-cell office:value-type="float" office:value="-77.4932022094727" calcext:value-type="float">
            <text:p>-77,4932022094727</text:p>
          </table:table-cell>
          <table:table-cell office:value-type="float" office:value="-77.5786361694336" calcext:value-type="float">
            <text:p>-77,5786361694336</text:p>
          </table:table-cell>
          <table:table-cell office:value-type="float" office:value="-77.5243911743164" calcext:value-type="float">
            <text:p>-77,5243911743164</text:p>
          </table:table-cell>
          <table:table-cell office:value-type="float" office:value="-77.4580688476563" calcext:value-type="float">
            <text:p>-77,4580688476563</text:p>
          </table:table-cell>
          <table:table-cell office:value-type="float" office:value="-77.3995895385742" calcext:value-type="float">
            <text:p>-77,3995895385742</text:p>
          </table:table-cell>
          <table:table-cell office:value-type="float" office:value="-77.48291015625" calcext:value-type="float">
            <text:p>-77,48291015625</text:p>
          </table:table-cell>
          <table:table-cell office:value-type="float" office:value="-77.5231857299805" calcext:value-type="float">
            <text:p>-77,5231857299805</text:p>
          </table:table-cell>
          <table:table-cell office:value-type="float" office:value="-77.5241470336914" calcext:value-type="float">
            <text:p>-77,5241470336914</text:p>
          </table:table-cell>
          <table:table-cell office:value-type="float" office:value="-77.4017181396484" calcext:value-type="float">
            <text:p>-77,4017181396484</text:p>
          </table:table-cell>
          <table:table-cell office:value-type="float" office:value="-77.5200653076172" calcext:value-type="float">
            <text:p>-77,5200653076172</text:p>
          </table:table-cell>
          <table:table-cell office:value-type="float" office:value="-77.6120758056641" calcext:value-type="float">
            <text:p>-77,6120758056641</text:p>
          </table:table-cell>
          <table:table-cell office:value-type="float" office:value="-77.5071029663086" calcext:value-type="float">
            <text:p>-77,5071029663086</text:p>
          </table:table-cell>
          <table:table-cell office:value-type="float" office:value="-77.6410217285156" calcext:value-type="float">
            <text:p>-77,6410217285156</text:p>
          </table:table-cell>
          <table:table-cell office:value-type="float" office:value="-77.5467681884766" calcext:value-type="float">
            <text:p>-77,5467681884766</text:p>
          </table:table-cell>
          <table:table-cell office:value-type="float" office:value="-77.5537643432617" calcext:value-type="float">
            <text:p>-77,5537643432617</text:p>
          </table:table-cell>
          <table:table-cell office:value-type="float" office:value="-77.6125640869141" calcext:value-type="float">
            <text:p>-77,6125640869141</text:p>
          </table:table-cell>
          <table:table-cell office:value-type="float" office:value="-77.48291015625" calcext:value-type="float">
            <text:p>-77,48291015625</text:p>
          </table:table-cell>
          <table:table-cell office:value-type="float" office:value="-77.5455703735352" calcext:value-type="float">
            <text:p>-77,5455703735352</text:p>
          </table:table-cell>
          <table:table-cell office:value-type="float" office:value="-77.5431594848633" calcext:value-type="float">
            <text:p>-77,5431594848633</text:p>
          </table:table-cell>
          <table:table-cell office:value-type="float" office:value="-77.5114212036133" calcext:value-type="float">
            <text:p>-77,5114212036133</text:p>
          </table:table-cell>
          <table:table-cell office:value-type="float" office:value="-77.5340118408203" calcext:value-type="float">
            <text:p>-77,5340118408203</text:p>
          </table:table-cell>
          <table:table-cell office:value-type="float" office:value="-77.5460510253906" calcext:value-type="float">
            <text:p>-77,5460510253906</text:p>
          </table:table-cell>
          <table:table-cell office:value-type="float" office:value="-77.4093017578125" calcext:value-type="float">
            <text:p>-77,4093017578125</text:p>
          </table:table-cell>
          <table:table-cell office:value-type="float" office:value="-77.4626007080078" calcext:value-type="float">
            <text:p>-77,4626007080078</text:p>
          </table:table-cell>
          <table:table-cell office:value-type="float" office:value="-77.6400527954102" calcext:value-type="float">
            <text:p>-77,6400527954102</text:p>
          </table:table-cell>
          <table:table-cell office:value-type="float" office:value="-77.6237411499023" calcext:value-type="float">
            <text:p>-77,6237411499023</text:p>
          </table:table-cell>
          <table:table-cell office:value-type="float" office:value="-77.6982116699219" calcext:value-type="float">
            <text:p>-77,6982116699219</text:p>
          </table:table-cell>
          <table:table-cell office:value-type="float" office:value="-77.5169372558594" calcext:value-type="float">
            <text:p>-77,5169372558594</text:p>
          </table:table-cell>
          <table:table-cell office:value-type="float" office:value="-77.5344924926758" calcext:value-type="float">
            <text:p>-77,5344924926758</text:p>
          </table:table-cell>
          <table:table-cell office:value-type="float" office:value="-77.5224685668945" calcext:value-type="float">
            <text:p>-77,5224685668945</text:p>
          </table:table-cell>
          <table:table-cell office:value-type="float" office:value="-77.5424346923828" calcext:value-type="float">
            <text:p>-77,5424346923828</text:p>
          </table:table-cell>
          <table:table-cell office:value-type="float" office:value="-77.5058975219727" calcext:value-type="float">
            <text:p>-77,5058975219727</text:p>
          </table:table-cell>
          <table:table-cell office:value-type="float" office:value="-77.5169372558594" calcext:value-type="float">
            <text:p>-77,5169372558594</text:p>
          </table:table-cell>
          <table:table-cell office:value-type="float" office:value="-77.477653503418" calcext:value-type="float">
            <text:p>-77,477653503418</text:p>
          </table:table-cell>
          <table:table-cell office:value-type="float" office:value="-77.3851470947266" calcext:value-type="float">
            <text:p>-77,3851470947266</text:p>
          </table:table-cell>
          <table:table-cell office:value-type="float" office:value="-77.4805221557617" calcext:value-type="float">
            <text:p>-77,4805221557617</text:p>
          </table:table-cell>
          <table:table-cell office:value-type="float" office:value="-77.5842056274414" calcext:value-type="float">
            <text:p>-77,5842056274414</text:p>
          </table:table-cell>
          <table:table-cell office:value-type="float" office:value="-77.4074096679688" calcext:value-type="float">
            <text:p>-77,4074096679688</text:p>
          </table:table-cell>
          <table:table-cell office:value-type="float" office:value="-77.5989837646484" calcext:value-type="float">
            <text:p>-77,5989837646484</text:p>
          </table:table-cell>
          <table:table-cell office:value-type="float" office:value="-77.5537643432617" calcext:value-type="float">
            <text:p>-77,5537643432617</text:p>
          </table:table-cell>
          <table:table-cell office:value-type="float" office:value="-77.4411468505859" calcext:value-type="float">
            <text:p>-77,4411468505859</text:p>
          </table:table-cell>
          <table:table-cell office:value-type="float" office:value="-77.5820236206055" calcext:value-type="float">
            <text:p>-77,5820236206055</text:p>
          </table:table-cell>
          <table:table-cell office:value-type="float" office:value="-77.5523223876953" calcext:value-type="float">
            <text:p>-77,5523223876953</text:p>
          </table:table-cell>
          <table:table-cell office:value-type="float" office:value="-77.4905700683594" calcext:value-type="float">
            <text:p>-77,4905700683594</text:p>
          </table:table-cell>
          <table:table-cell office:value-type="float" office:value="-77.5200653076172" calcext:value-type="float">
            <text:p>-77,5200653076172</text:p>
          </table:table-cell>
          <table:table-cell office:value-type="float" office:value="-77.5508728027344" calcext:value-type="float">
            <text:p>-77,5508728027344</text:p>
          </table:table-cell>
          <table:table-cell office:value-type="float" office:value="-77.5752563476563" calcext:value-type="float">
            <text:p>-77,5752563476563</text:p>
          </table:table-cell>
          <table:table-cell office:value-type="float" office:value="-77.5330505371094" calcext:value-type="float">
            <text:p>-77,5330505371094</text:p>
          </table:table-cell>
          <table:table-cell office:value-type="float" office:value="-77.5593109130859" calcext:value-type="float">
            <text:p>-77,5593109130859</text:p>
          </table:table-cell>
          <table:table-cell office:value-type="float" office:value="-77.5448455810547" calcext:value-type="float">
            <text:p>-77,5448455810547</text:p>
          </table:table-cell>
          <table:table-cell office:value-type="float" office:value="-77.5544891357422" calcext:value-type="float">
            <text:p>-77,5544891357422</text:p>
          </table:table-cell>
          <table:table-cell office:value-type="float" office:value="-77.4922409057617" calcext:value-type="float">
            <text:p>-77,4922409057617</text:p>
          </table:table-cell>
          <table:table-cell office:value-type="float" office:value="-77.4874496459961" calcext:value-type="float">
            <text:p>-77,4874496459961</text:p>
          </table:table-cell>
          <table:table-cell office:value-type="float" office:value="-77.7311325073242" calcext:value-type="float">
            <text:p>-77,7311325073242</text:p>
          </table:table-cell>
          <table:table-cell office:value-type="float" office:value="-77.5511093139648" calcext:value-type="float">
            <text:p>-77,5511093139648</text:p>
          </table:table-cell>
          <table:table-cell office:value-type="float" office:value="-77.598014831543" calcext:value-type="float">
            <text:p>-77,598014831543</text:p>
          </table:table-cell>
          <table:table-cell office:value-type="float" office:value="-77.5503921508789" calcext:value-type="float">
            <text:p>-77,5503921508789</text:p>
          </table:table-cell>
          <table:table-cell office:value-type="float" office:value="-77.55859375" calcext:value-type="float">
            <text:p>-77,55859375</text:p>
          </table:table-cell>
          <table:table-cell office:value-type="float" office:value="-77.6147537231445" calcext:value-type="float">
            <text:p>-77,6147537231445</text:p>
          </table:table-cell>
          <table:table-cell office:value-type="float" office:value="-77.6094131469727" calcext:value-type="float">
            <text:p>-77,6094131469727</text:p>
          </table:table-cell>
          <table:table-cell office:value-type="float" office:value="-77.5984954833984" calcext:value-type="float">
            <text:p>-77,5984954833984</text:p>
          </table:table-cell>
          <table:table-cell office:value-type="float" office:value="-77.665901184082" calcext:value-type="float">
            <text:p>-77,665901184082</text:p>
          </table:table-cell>
          <table:table-cell office:value-type="float" office:value="-77.4948806762695" calcext:value-type="float">
            <text:p>-77,4948806762695</text:p>
          </table:table-cell>
          <table:table-cell office:value-type="float" office:value="-77.6315231323242" calcext:value-type="float">
            <text:p>-77,6315231323242</text:p>
          </table:table-cell>
          <table:table-cell office:value-type="float" office:value="-77.4516220092773" calcext:value-type="float">
            <text:p>-77,4516220092773</text:p>
          </table:table-cell>
          <table:table-cell office:value-type="float" office:value="-77.4826736450195" calcext:value-type="float">
            <text:p>-77,4826736450195</text:p>
          </table:table-cell>
          <table:table-cell office:value-type="float" office:value="-77.5728378295898" calcext:value-type="float">
            <text:p>-77,5728378295898</text:p>
          </table:table-cell>
          <table:table-cell office:value-type="float" office:value="-77.5595550537109" calcext:value-type="float">
            <text:p>-77,5595550537109</text:p>
          </table:table-cell>
          <table:table-cell office:value-type="float" office:value="-77.4955978393555" calcext:value-type="float">
            <text:p>-77,4955978393555</text:p>
          </table:table-cell>
          <table:table-cell office:value-type="float" office:value="-77.4836273193359" calcext:value-type="float">
            <text:p>-77,4836273193359</text:p>
          </table:table-cell>
          <table:table-cell office:value-type="float" office:value="-77.5672836303711" calcext:value-type="float">
            <text:p>-77,5672836303711</text:p>
          </table:table-cell>
          <table:table-cell office:value-type="float" office:value="-77.568489074707" calcext:value-type="float">
            <text:p>-77,568489074707</text:p>
          </table:table-cell>
          <table:table-cell office:value-type="float" office:value="-77.4905700683594" calcext:value-type="float">
            <text:p>-77,4905700683594</text:p>
          </table:table-cell>
          <table:table-cell office:value-type="float" office:value="-77.4874496459961" calcext:value-type="float">
            <text:p>-77,4874496459961</text:p>
          </table:table-cell>
          <table:table-cell office:value-type="float" office:value="-77.5726013183594" calcext:value-type="float">
            <text:p>-77,5726013183594</text:p>
          </table:table-cell>
          <table:table-cell office:value-type="float" office:value="-77.0663070678711" calcext:value-type="float">
            <text:p>-77,0663070678711</text:p>
          </table:table-cell>
          <table:table-cell office:value-type="float" office:value="-76.8042297363281" calcext:value-type="float">
            <text:p>-76,8042297363281</text:p>
          </table:table-cell>
          <table:table-cell office:value-type="float" office:value="-76.910400390625" calcext:value-type="float">
            <text:p>-76,910400390625</text:p>
          </table:table-cell>
          <table:table-cell office:value-type="float" office:value="-76.8920516967773" calcext:value-type="float">
            <text:p>-76,8920516967773</text:p>
          </table:table-cell>
          <table:table-cell office:value-type="float" office:value="-76.9299087524414" calcext:value-type="float">
            <text:p>-76,9299087524414</text:p>
          </table:table-cell>
          <table:table-cell office:value-type="float" office:value="-76.9816818237305" calcext:value-type="float">
            <text:p>-76,9816818237305</text:p>
          </table:table-cell>
          <table:table-cell office:value-type="float" office:value="-76.8568115234375" calcext:value-type="float">
            <text:p>-76,8568115234375</text:p>
          </table:table-cell>
          <table:table-cell office:value-type="float" office:value="-76.9988555908203" calcext:value-type="float">
            <text:p>-76,9988555908203</text:p>
          </table:table-cell>
          <table:table-cell office:value-type="float" office:value="-76.8688354492188" calcext:value-type="float">
            <text:p>-76,8688354492188</text:p>
          </table:table-cell>
          <table:table-cell office:value-type="float" office:value="-76.9454040527344" calcext:value-type="float">
            <text:p>-76,9454040527344</text:p>
          </table:table-cell>
          <table:table-cell office:value-type="float" office:value="-76.9148788452148" calcext:value-type="float">
            <text:p>-76,9148788452148</text:p>
          </table:table-cell>
          <table:table-cell office:value-type="float" office:value="-76.8782043457031" calcext:value-type="float">
            <text:p>-76,8782043457031</text:p>
          </table:table-cell>
          <table:table-cell office:value-type="float" office:value="-77.0287780761719" calcext:value-type="float">
            <text:p>-77,0287780761719</text:p>
          </table:table-cell>
          <table:table-cell office:value-type="float" office:value="-76.9499053955078" calcext:value-type="float">
            <text:p>-76,9499053955078</text:p>
          </table:table-cell>
          <table:table-cell office:value-type="float" office:value="-76.9764938354492" calcext:value-type="float">
            <text:p>-76,9764938354492</text:p>
          </table:table-cell>
          <table:table-cell office:value-type="float" office:value="-76.9873275756836" calcext:value-type="float">
            <text:p>-76,9873275756836</text:p>
          </table:table-cell>
          <table:table-cell office:value-type="float" office:value="-76.8759765625" calcext:value-type="float">
            <text:p>-76,8759765625</text:p>
          </table:table-cell>
          <table:table-cell office:value-type="float" office:value="-76.9321517944336" calcext:value-type="float">
            <text:p>-76,9321517944336</text:p>
          </table:table-cell>
          <table:table-cell office:value-type="float" office:value="-76.9918518066406" calcext:value-type="float">
            <text:p>-76,9918518066406</text:p>
          </table:table-cell>
          <table:table-cell office:value-type="float" office:value="-77.0733871459961" calcext:value-type="float">
            <text:p>-77,0733871459961</text:p>
          </table:table-cell>
          <table:table-cell office:value-type="float" office:value="-77.0276412963867" calcext:value-type="float">
            <text:p>-77,0276412963867</text:p>
          </table:table-cell>
          <table:table-cell office:value-type="float" office:value="-76.9907150268555" calcext:value-type="float">
            <text:p>-76,9907150268555</text:p>
          </table:table-cell>
          <table:table-cell office:value-type="float" office:value="-76.9142074584961" calcext:value-type="float">
            <text:p>-76,9142074584961</text:p>
          </table:table-cell>
          <table:table-cell office:value-type="float" office:value="-76.9882278442383" calcext:value-type="float">
            <text:p>-76,9882278442383</text:p>
          </table:table-cell>
          <table:table-cell office:value-type="float" office:value="-76.9489974975586" calcext:value-type="float">
            <text:p>-76,9489974975586</text:p>
          </table:table-cell>
          <table:table-cell office:value-type="float" office:value="-76.9216079711914" calcext:value-type="float">
            <text:p>-76,9216079711914</text:p>
          </table:table-cell>
          <table:table-cell office:value-type="float" office:value="-76.953727722168" calcext:value-type="float">
            <text:p>-76,953727722168</text:p>
          </table:table-cell>
          <table:table-cell office:value-type="float" office:value="-76.9384384155273" calcext:value-type="float">
            <text:p>-76,9384384155273</text:p>
          </table:table-cell>
          <table:table-cell office:value-type="float" office:value="-76.8572616577148" calcext:value-type="float">
            <text:p>-76,8572616577148</text:p>
          </table:table-cell>
          <table:table-cell office:value-type="float" office:value="-76.805778503418" calcext:value-type="float">
            <text:p>-76,805778503418</text:p>
          </table:table-cell>
          <table:table-cell office:value-type="float" office:value="-77.0274124145508" calcext:value-type="float">
            <text:p>-77,0274124145508</text:p>
          </table:table-cell>
          <table:table-cell office:value-type="float" office:value="-77.0321807861328" calcext:value-type="float">
            <text:p>-77,0321807861328</text:p>
          </table:table-cell>
          <table:table-cell office:value-type="float" office:value="-76.8479156494141" calcext:value-type="float">
            <text:p>-76,8479156494141</text:p>
          </table:table-cell>
          <table:table-cell office:value-type="float" office:value="-76.9406814575195" calcext:value-type="float">
            <text:p>-76,9406814575195</text:p>
          </table:table-cell>
          <table:table-cell office:value-type="float" office:value="-77.0122146606445" calcext:value-type="float">
            <text:p>-77,0122146606445</text:p>
          </table:table-cell>
          <table:table-cell office:value-type="float" office:value="-76.9242935180664" calcext:value-type="float">
            <text:p>-76,9242935180664</text:p>
          </table:table-cell>
          <table:table-cell office:value-type="float" office:value="-76.9618301391602" calcext:value-type="float">
            <text:p>-76,9618301391602</text:p>
          </table:table-cell>
          <table:table-cell office:value-type="float" office:value="-76.9555282592773" calcext:value-type="float">
            <text:p>-76,9555282592773</text:p>
          </table:table-cell>
          <table:table-cell office:value-type="float" office:value="-76.9631881713867" calcext:value-type="float">
            <text:p>-76,9631881713867</text:p>
          </table:table-cell>
          <table:table-cell office:value-type="float" office:value="-77.0183410644531" calcext:value-type="float">
            <text:p>-77,0183410644531</text:p>
          </table:table-cell>
          <table:table-cell office:value-type="float" office:value="-76.8392486572266" calcext:value-type="float">
            <text:p>-76,8392486572266</text:p>
          </table:table-cell>
          <table:table-cell office:value-type="float" office:value="-77.0097274780273" calcext:value-type="float">
            <text:p>-77,0097274780273</text:p>
          </table:table-cell>
          <table:table-cell office:value-type="float" office:value="-77.0049667358398" calcext:value-type="float">
            <text:p>-77,0049667358398</text:p>
          </table:table-cell>
          <table:table-cell office:value-type="float" office:value="-76.8779830932617" calcext:value-type="float">
            <text:p>-76,8779830932617</text:p>
          </table:table-cell>
          <table:table-cell office:value-type="float" office:value="-76.8481369018555" calcext:value-type="float">
            <text:p>-76,8481369018555</text:p>
          </table:table-cell>
          <table:table-cell office:value-type="float" office:value="-76.8334732055664" calcext:value-type="float">
            <text:p>-76,8334732055664</text:p>
          </table:table-cell>
          <table:table-cell office:value-type="float" office:value="-76.8579330444336" calcext:value-type="float">
            <text:p>-76,8579330444336</text:p>
          </table:table-cell>
          <table:table-cell office:value-type="float" office:value="-77.0074615478516" calcext:value-type="float">
            <text:p>-77,0074615478516</text:p>
          </table:table-cell>
          <table:table-cell office:value-type="float" office:value="-76.956428527832" calcext:value-type="float">
            <text:p>-76,956428527832</text:p>
          </table:table-cell>
          <table:table-cell office:value-type="float" office:value="-76.9494552612305" calcext:value-type="float">
            <text:p>-76,9494552612305</text:p>
          </table:table-cell>
          <table:table-cell office:value-type="float" office:value="-76.9411315917969" calcext:value-type="float">
            <text:p>-76,9411315917969</text:p>
          </table:table-cell>
          <table:table-cell office:value-type="float" office:value="-76.9160003662109" calcext:value-type="float">
            <text:p>-76,9160003662109</text:p>
          </table:table-cell>
          <table:table-cell office:value-type="float" office:value="-76.9384384155273" calcext:value-type="float">
            <text:p>-76,9384384155273</text:p>
          </table:table-cell>
          <table:table-cell office:value-type="float" office:value="-76.955078125" calcext:value-type="float">
            <text:p>-76,955078125</text:p>
          </table:table-cell>
          <table:table-cell office:value-type="float" office:value="-76.9742279052734" calcext:value-type="float">
            <text:p>-76,9742279052734</text:p>
          </table:table-cell>
          <table:table-cell office:value-type="float" office:value="-76.942253112793" calcext:value-type="float">
            <text:p>-76,942253112793</text:p>
          </table:table-cell>
          <table:table-cell office:value-type="float" office:value="-76.9552993774414" calcext:value-type="float">
            <text:p>-76,9552993774414</text:p>
          </table:table-cell>
          <table:table-cell office:value-type="float" office:value="-76.9231719970703" calcext:value-type="float">
            <text:p>-76,9231719970703</text:p>
          </table:table-cell>
          <table:table-cell office:value-type="float" office:value="-76.9828109741211" calcext:value-type="float">
            <text:p>-76,9828109741211</text:p>
          </table:table-cell>
          <table:table-cell office:value-type="float" office:value="-77.0859451293945" calcext:value-type="float">
            <text:p>-77,0859451293945</text:p>
          </table:table-cell>
          <table:table-cell office:value-type="float" office:value="-77.0923461914063" calcext:value-type="float">
            <text:p>-77,0923461914063</text:p>
          </table:table-cell>
          <table:table-cell office:value-type="float" office:value="-76.9209289550781" calcext:value-type="float">
            <text:p>-76,9209289550781</text:p>
          </table:table-cell>
          <table:table-cell office:value-type="float" office:value="-76.9661102294922" calcext:value-type="float">
            <text:p>-76,9661102294922</text:p>
          </table:table-cell>
          <table:table-cell office:value-type="float" office:value="-76.9121856689453" calcext:value-type="float">
            <text:p>-76,9121856689453</text:p>
          </table:table-cell>
          <table:table-cell office:value-type="float" office:value="-76.8697357177734" calcext:value-type="float">
            <text:p>-76,8697357177734</text:p>
          </table:table-cell>
          <table:table-cell office:value-type="float" office:value="-76.9873275756836" calcext:value-type="float">
            <text:p>-76,9873275756836</text:p>
          </table:table-cell>
          <table:table-cell office:value-type="float" office:value="-76.8992080688477" calcext:value-type="float">
            <text:p>-76,8992080688477</text:p>
          </table:table-cell>
          <table:table-cell office:value-type="float" office:value="-76.9699478149414" calcext:value-type="float">
            <text:p>-76,9699478149414</text:p>
          </table:table-cell>
          <table:table-cell office:value-type="float" office:value="-77.0492324829102" calcext:value-type="float">
            <text:p>-77,0492324829102</text:p>
          </table:table-cell>
          <table:table-cell office:value-type="float" office:value="-76.8588180541992" calcext:value-type="float">
            <text:p>-76,8588180541992</text:p>
          </table:table-cell>
          <table:table-cell office:value-type="float" office:value="-77.0074615478516" calcext:value-type="float">
            <text:p>-77,0074615478516</text:p>
          </table:table-cell>
          <table:table-cell table:number-columns-repeated="14888"/>
        </table:table-row>
        <table:table-row table:style-name="ro1">
          <table:table-cell office:value-type="float" office:value="-60.8015441894531" calcext:value-type="float">
            <text:p>-60,8015441894531</text:p>
          </table:table-cell>
          <table:table-cell office:value-type="float" office:value="-60.7840347290039" calcext:value-type="float">
            <text:p>-60,7840347290039</text:p>
          </table:table-cell>
          <table:table-cell office:value-type="float" office:value="-60.805290222168" calcext:value-type="float">
            <text:p>-60,805290222168</text:p>
          </table:table-cell>
          <table:table-cell office:value-type="float" office:value="-60.7849807739258" calcext:value-type="float">
            <text:p>-60,7849807739258</text:p>
          </table:table-cell>
          <table:table-cell office:value-type="float" office:value="-60.7907867431641" calcext:value-type="float">
            <text:p>-60,7907867431641</text:p>
          </table:table-cell>
          <table:table-cell office:value-type="float" office:value="-60.7865562438965" calcext:value-type="float">
            <text:p>-60,7865562438965</text:p>
          </table:table-cell>
          <table:table-cell office:value-type="float" office:value="-60.8056449890137" calcext:value-type="float">
            <text:p>-60,8056449890137</text:p>
          </table:table-cell>
          <table:table-cell office:value-type="float" office:value="-60.7843132019043" calcext:value-type="float">
            <text:p>-60,7843132019043</text:p>
          </table:table-cell>
          <table:table-cell office:value-type="float" office:value="-60.8020706176758" calcext:value-type="float">
            <text:p>-60,8020706176758</text:p>
          </table:table-cell>
          <table:table-cell office:value-type="float" office:value="-60.7939376831055" calcext:value-type="float">
            <text:p>-60,7939376831055</text:p>
          </table:table-cell>
          <table:table-cell office:value-type="float" office:value="-60.8062400817871" calcext:value-type="float">
            <text:p>-60,8062400817871</text:p>
          </table:table-cell>
          <table:table-cell office:value-type="float" office:value="-60.7938346862793" calcext:value-type="float">
            <text:p>-60,7938346862793</text:p>
          </table:table-cell>
          <table:table-cell office:value-type="float" office:value="-60.7781982421875" calcext:value-type="float">
            <text:p>-60,7781982421875</text:p>
          </table:table-cell>
          <table:table-cell office:value-type="float" office:value="-60.7714500427246" calcext:value-type="float">
            <text:p>-60,7714500427246</text:p>
          </table:table-cell>
          <table:table-cell office:value-type="float" office:value="-60.7919082641602" calcext:value-type="float">
            <text:p>-60,7919082641602</text:p>
          </table:table-cell>
          <table:table-cell office:value-type="float" office:value="-60.7784423828125" calcext:value-type="float">
            <text:p>-60,7784423828125</text:p>
          </table:table-cell>
          <table:table-cell office:value-type="float" office:value="-60.7800140380859" calcext:value-type="float">
            <text:p>-60,7800140380859</text:p>
          </table:table-cell>
          <table:table-cell office:value-type="float" office:value="-60.776725769043" calcext:value-type="float">
            <text:p>-60,776725769043</text:p>
          </table:table-cell>
          <table:table-cell office:value-type="float" office:value="-60.7785110473633" calcext:value-type="float">
            <text:p>-60,7785110473633</text:p>
          </table:table-cell>
          <table:table-cell office:value-type="float" office:value="-60.7799453735352" calcext:value-type="float">
            <text:p>-60,7799453735352</text:p>
          </table:table-cell>
          <table:table-cell office:value-type="float" office:value="-60.7740707397461" calcext:value-type="float">
            <text:p>-60,7740707397461</text:p>
          </table:table-cell>
          <table:table-cell office:value-type="float" office:value="-60.7930641174316" calcext:value-type="float">
            <text:p>-60,7930641174316</text:p>
          </table:table-cell>
          <table:table-cell office:value-type="float" office:value="-60.7875709533691" calcext:value-type="float">
            <text:p>-60,7875709533691</text:p>
          </table:table-cell>
          <table:table-cell office:value-type="float" office:value="-60.7873954772949" calcext:value-type="float">
            <text:p>-60,7873954772949</text:p>
          </table:table-cell>
          <table:table-cell office:value-type="float" office:value="-60.7897033691406" calcext:value-type="float">
            <text:p>-60,7897033691406</text:p>
          </table:table-cell>
          <table:table-cell office:value-type="float" office:value="-60.7958641052246" calcext:value-type="float">
            <text:p>-60,7958641052246</text:p>
          </table:table-cell>
          <table:table-cell office:value-type="float" office:value="-60.8002090454102" calcext:value-type="float">
            <text:p>-60,8002090454102</text:p>
          </table:table-cell>
          <table:table-cell office:value-type="float" office:value="-60.7790718078613" calcext:value-type="float">
            <text:p>-60,7790718078613</text:p>
          </table:table-cell>
          <table:table-cell office:value-type="float" office:value="-60.8056449890137" calcext:value-type="float">
            <text:p>-60,8056449890137</text:p>
          </table:table-cell>
          <table:table-cell office:value-type="float" office:value="-60.7778816223145" calcext:value-type="float">
            <text:p>-60,7778816223145</text:p>
          </table:table-cell>
          <table:table-cell office:value-type="float" office:value="-60.7828826904297" calcext:value-type="float">
            <text:p>-60,7828826904297</text:p>
          </table:table-cell>
          <table:table-cell office:value-type="float" office:value="-60.7820053100586" calcext:value-type="float">
            <text:p>-60,7820053100586</text:p>
          </table:table-cell>
          <table:table-cell office:value-type="float" office:value="-60.7737884521484" calcext:value-type="float">
            <text:p>-60,7737884521484</text:p>
          </table:table-cell>
          <table:table-cell office:value-type="float" office:value="-60.7866249084473" calcext:value-type="float">
            <text:p>-60,7866249084473</text:p>
          </table:table-cell>
          <table:table-cell office:value-type="float" office:value="-60.7784042358398" calcext:value-type="float">
            <text:p>-60,7784042358398</text:p>
          </table:table-cell>
          <table:table-cell office:value-type="float" office:value="-60.7794189453125" calcext:value-type="float">
            <text:p>-60,7794189453125</text:p>
          </table:table-cell>
          <table:table-cell office:value-type="float" office:value="-60.7793159484863" calcext:value-type="float">
            <text:p>-60,7793159484863</text:p>
          </table:table-cell>
          <table:table-cell office:value-type="float" office:value="-60.7834777832031" calcext:value-type="float">
            <text:p>-60,7834777832031</text:p>
          </table:table-cell>
          <table:table-cell office:value-type="float" office:value="-60.781063079834" calcext:value-type="float">
            <text:p>-60,781063079834</text:p>
          </table:table-cell>
          <table:table-cell office:value-type="float" office:value="-60.7924003601074" calcext:value-type="float">
            <text:p>-60,7924003601074</text:p>
          </table:table-cell>
          <table:table-cell office:value-type="float" office:value="-60.777946472168" calcext:value-type="float">
            <text:p>-60,777946472168</text:p>
          </table:table-cell>
          <table:table-cell office:value-type="float" office:value="-60.7751197814941" calcext:value-type="float">
            <text:p>-60,7751197814941</text:p>
          </table:table-cell>
          <table:table-cell office:value-type="float" office:value="-60.7695274353027" calcext:value-type="float">
            <text:p>-60,7695274353027</text:p>
          </table:table-cell>
          <table:table-cell office:value-type="float" office:value="-60.7832298278809" calcext:value-type="float">
            <text:p>-60,7832298278809</text:p>
          </table:table-cell>
          <table:table-cell office:value-type="float" office:value="-60.7807807922363" calcext:value-type="float">
            <text:p>-60,7807807922363</text:p>
          </table:table-cell>
          <table:table-cell office:value-type="float" office:value="-60.775505065918" calcext:value-type="float">
            <text:p>-60,775505065918</text:p>
          </table:table-cell>
          <table:table-cell office:value-type="float" office:value="-60.7727775573731" calcext:value-type="float">
            <text:p>-60,7727775573731</text:p>
          </table:table-cell>
          <table:table-cell office:value-type="float" office:value="-60.788200378418" calcext:value-type="float">
            <text:p>-60,788200378418</text:p>
          </table:table-cell>
          <table:table-cell office:value-type="float" office:value="-60.7755393981934" calcext:value-type="float">
            <text:p>-60,7755393981934</text:p>
          </table:table-cell>
          <table:table-cell office:value-type="float" office:value="-60.7927856445313" calcext:value-type="float">
            <text:p>-60,7927856445313</text:p>
          </table:table-cell>
          <table:table-cell office:value-type="float" office:value="-60.782356262207" calcext:value-type="float">
            <text:p>-60,782356262207</text:p>
          </table:table-cell>
          <table:table-cell office:value-type="float" office:value="-60.7783317565918" calcext:value-type="float">
            <text:p>-60,7783317565918</text:p>
          </table:table-cell>
          <table:table-cell office:value-type="float" office:value="-60.7804336547852" calcext:value-type="float">
            <text:p>-60,7804336547852</text:p>
          </table:table-cell>
          <table:table-cell office:value-type="float" office:value="-60.7938690185547" calcext:value-type="float">
            <text:p>-60,7938690185547</text:p>
          </table:table-cell>
          <table:table-cell office:value-type="float" office:value="-60.7669792175293" calcext:value-type="float">
            <text:p>-60,7669792175293</text:p>
          </table:table-cell>
          <table:table-cell office:value-type="float" office:value="-60.7695999145508" calcext:value-type="float">
            <text:p>-60,7695999145508</text:p>
          </table:table-cell>
          <table:table-cell office:value-type="float" office:value="-60.7701950073242" calcext:value-type="float">
            <text:p>-60,7701950073242</text:p>
          </table:table-cell>
          <table:table-cell office:value-type="float" office:value="-60.7767639160156" calcext:value-type="float">
            <text:p>-60,7767639160156</text:p>
          </table:table-cell>
          <table:table-cell office:value-type="float" office:value="-60.753547668457" calcext:value-type="float">
            <text:p>-60,753547668457</text:p>
          </table:table-cell>
          <table:table-cell office:value-type="float" office:value="-60.774772644043" calcext:value-type="float">
            <text:p>-60,774772644043</text:p>
          </table:table-cell>
          <table:table-cell office:value-type="float" office:value="-60.7553634643555" calcext:value-type="float">
            <text:p>-60,7553634643555</text:p>
          </table:table-cell>
          <table:table-cell office:value-type="float" office:value="-60.7523307800293" calcext:value-type="float">
            <text:p>-60,7523307800293</text:p>
          </table:table-cell>
          <table:table-cell office:value-type="float" office:value="-60.7858543395996" calcext:value-type="float">
            <text:p>-60,7858543395996</text:p>
          </table:table-cell>
          <table:table-cell office:value-type="float" office:value="-60.7733001708984" calcext:value-type="float">
            <text:p>-60,7733001708984</text:p>
          </table:table-cell>
          <table:table-cell office:value-type="float" office:value="-60.7705039978027" calcext:value-type="float">
            <text:p>-60,7705039978027</text:p>
          </table:table-cell>
          <table:table-cell office:value-type="float" office:value="-60.7594108581543" calcext:value-type="float">
            <text:p>-60,7594108581543</text:p>
          </table:table-cell>
          <table:table-cell office:value-type="float" office:value="-60.7662467956543" calcext:value-type="float">
            <text:p>-60,7662467956543</text:p>
          </table:table-cell>
          <table:table-cell office:value-type="float" office:value="-60.7583999633789" calcext:value-type="float">
            <text:p>-60,7583999633789</text:p>
          </table:table-cell>
          <table:table-cell office:value-type="float" office:value="-60.7698783874512" calcext:value-type="float">
            <text:p>-60,7698783874512</text:p>
          </table:table-cell>
          <table:table-cell office:value-type="float" office:value="-60.7723579406738" calcext:value-type="float">
            <text:p>-60,7723579406738</text:p>
          </table:table-cell>
          <table:table-cell office:value-type="float" office:value="-60.7522926330566" calcext:value-type="float">
            <text:p>-60,7522926330566</text:p>
          </table:table-cell>
          <table:table-cell office:value-type="float" office:value="-60.7540054321289" calcext:value-type="float">
            <text:p>-60,7540054321289</text:p>
          </table:table-cell>
          <table:table-cell office:value-type="float" office:value="-60.7563743591309" calcext:value-type="float">
            <text:p>-60,7563743591309</text:p>
          </table:table-cell>
          <table:table-cell office:value-type="float" office:value="-60.7529220581055" calcext:value-type="float">
            <text:p>-60,7529220581055</text:p>
          </table:table-cell>
          <table:table-cell office:value-type="float" office:value="-60.7430305480957" calcext:value-type="float">
            <text:p>-60,7430305480957</text:p>
          </table:table-cell>
          <table:table-cell office:value-type="float" office:value="-60.7522239685059" calcext:value-type="float">
            <text:p>-60,7522239685059</text:p>
          </table:table-cell>
          <table:table-cell office:value-type="float" office:value="-60.7578010559082" calcext:value-type="float">
            <text:p>-60,7578010559082</text:p>
          </table:table-cell>
          <table:table-cell office:value-type="float" office:value="-60.7515602111816" calcext:value-type="float">
            <text:p>-60,7515602111816</text:p>
          </table:table-cell>
          <table:table-cell office:value-type="float" office:value="-60.762336730957" calcext:value-type="float">
            <text:p>-60,762336730957</text:p>
          </table:table-cell>
          <table:table-cell office:value-type="float" office:value="-60.7717628479004" calcext:value-type="float">
            <text:p>-60,7717628479004</text:p>
          </table:table-cell>
          <table:table-cell office:value-type="float" office:value="-60.7756462097168" calcext:value-type="float">
            <text:p>-60,7756462097168</text:p>
          </table:table-cell>
          <table:table-cell office:value-type="float" office:value="-60.743408203125" calcext:value-type="float">
            <text:p>-60,743408203125</text:p>
          </table:table-cell>
          <table:table-cell office:value-type="float" office:value="-60.7452926635742" calcext:value-type="float">
            <text:p>-60,7452926635742</text:p>
          </table:table-cell>
          <table:table-cell office:value-type="float" office:value="-60.7635955810547" calcext:value-type="float">
            <text:p>-60,7635955810547</text:p>
          </table:table-cell>
          <table:table-cell office:value-type="float" office:value="-60.7468948364258" calcext:value-type="float">
            <text:p>-60,7468948364258</text:p>
          </table:table-cell>
          <table:table-cell office:value-type="float" office:value="-60.7455711364746" calcext:value-type="float">
            <text:p>-60,7455711364746</text:p>
          </table:table-cell>
          <table:table-cell office:value-type="float" office:value="-60.7530288696289" calcext:value-type="float">
            <text:p>-60,7530288696289</text:p>
          </table:table-cell>
          <table:table-cell office:value-type="float" office:value="-60.7631072998047" calcext:value-type="float">
            <text:p>-60,7631072998047</text:p>
          </table:table-cell>
          <table:table-cell office:value-type="float" office:value="-60.7473831176758" calcext:value-type="float">
            <text:p>-60,7473831176758</text:p>
          </table:table-cell>
          <table:table-cell office:value-type="float" office:value="-60.7376708984375" calcext:value-type="float">
            <text:p>-60,7376708984375</text:p>
          </table:table-cell>
          <table:table-cell office:value-type="float" office:value="-60.7315101623535" calcext:value-type="float">
            <text:p>-60,7315101623535</text:p>
          </table:table-cell>
          <table:table-cell office:value-type="float" office:value="-60.738468170166" calcext:value-type="float">
            <text:p>-60,738468170166</text:p>
          </table:table-cell>
          <table:table-cell office:value-type="float" office:value="-60.7377738952637" calcext:value-type="float">
            <text:p>-60,7377738952637</text:p>
          </table:table-cell>
          <table:table-cell office:value-type="float" office:value="-60.7380180358887" calcext:value-type="float">
            <text:p>-60,7380180358887</text:p>
          </table:table-cell>
          <table:table-cell office:value-type="float" office:value="-60.7359619140625" calcext:value-type="float">
            <text:p>-60,7359619140625</text:p>
          </table:table-cell>
          <table:table-cell office:value-type="float" office:value="-60.731372833252" calcext:value-type="float">
            <text:p>-60,731372833252</text:p>
          </table:table-cell>
          <table:table-cell office:value-type="float" office:value="-60.7117156982422" calcext:value-type="float">
            <text:p>-60,7117156982422</text:p>
          </table:table-cell>
          <table:table-cell office:value-type="float" office:value="-60.7222328186035" calcext:value-type="float">
            <text:p>-60,7222328186035</text:p>
          </table:table-cell>
          <table:table-cell office:value-type="float" office:value="-60.7360343933106" calcext:value-type="float">
            <text:p>-60,7360343933106</text:p>
          </table:table-cell>
          <table:table-cell office:value-type="float" office:value="-60.7224769592285" calcext:value-type="float">
            <text:p>-60,7224769592285</text:p>
          </table:table-cell>
          <table:table-cell office:value-type="float" office:value="-60.7309226989746" calcext:value-type="float">
            <text:p>-60,7309226989746</text:p>
          </table:table-cell>
          <table:table-cell office:value-type="float" office:value="-60.7375640869141" calcext:value-type="float">
            <text:p>-60,7375640869141</text:p>
          </table:table-cell>
          <table:table-cell office:value-type="float" office:value="-60.7305374145508" calcext:value-type="float">
            <text:p>-60,7305374145508</text:p>
          </table:table-cell>
          <table:table-cell office:value-type="float" office:value="-60.6977157592773" calcext:value-type="float">
            <text:p>-60,6977157592773</text:p>
          </table:table-cell>
          <table:table-cell office:value-type="float" office:value="-60.7148399353027" calcext:value-type="float">
            <text:p>-60,7148399353027</text:p>
          </table:table-cell>
          <table:table-cell office:value-type="float" office:value="-60.7162971496582" calcext:value-type="float">
            <text:p>-60,7162971496582</text:p>
          </table:table-cell>
          <table:table-cell office:value-type="float" office:value="-60.7288017272949" calcext:value-type="float">
            <text:p>-60,7288017272949</text:p>
          </table:table-cell>
          <table:table-cell office:value-type="float" office:value="-60.7279319763184" calcext:value-type="float">
            <text:p>-60,7279319763184</text:p>
          </table:table-cell>
          <table:table-cell office:value-type="float" office:value="-60.7236251831055" calcext:value-type="float">
            <text:p>-60,7236251831055</text:p>
          </table:table-cell>
          <table:table-cell office:value-type="float" office:value="-60.7468948364258" calcext:value-type="float">
            <text:p>-60,7468948364258</text:p>
          </table:table-cell>
          <table:table-cell office:value-type="float" office:value="-60.7207756042481" calcext:value-type="float">
            <text:p>-60,7207756042481</text:p>
          </table:table-cell>
          <table:table-cell office:value-type="float" office:value="-60.7525062561035" calcext:value-type="float">
            <text:p>-60,7525062561035</text:p>
          </table:table-cell>
          <table:table-cell office:value-type="float" office:value="-60.7292861938477" calcext:value-type="float">
            <text:p>-60,7292861938477</text:p>
          </table:table-cell>
          <table:table-cell office:value-type="float" office:value="-60.7414627075195" calcext:value-type="float">
            <text:p>-60,7414627075195</text:p>
          </table:table-cell>
          <table:table-cell office:value-type="float" office:value="-60.7239685058594" calcext:value-type="float">
            <text:p>-60,7239685058594</text:p>
          </table:table-cell>
          <table:table-cell office:value-type="float" office:value="-60.7291107177734" calcext:value-type="float">
            <text:p>-60,7291107177734</text:p>
          </table:table-cell>
          <table:table-cell office:value-type="float" office:value="-60.7330436706543" calcext:value-type="float">
            <text:p>-60,7330436706543</text:p>
          </table:table-cell>
          <table:table-cell office:value-type="float" office:value="-60.751148223877" calcext:value-type="float">
            <text:p>-60,751148223877</text:p>
          </table:table-cell>
          <table:table-cell office:value-type="float" office:value="-60.7473831176758" calcext:value-type="float">
            <text:p>-60,7473831176758</text:p>
          </table:table-cell>
          <table:table-cell office:value-type="float" office:value="-60.7277908325195" calcext:value-type="float">
            <text:p>-60,7277908325195</text:p>
          </table:table-cell>
          <table:table-cell office:value-type="float" office:value="-60.7101898193359" calcext:value-type="float">
            <text:p>-60,7101898193359</text:p>
          </table:table-cell>
          <table:table-cell office:value-type="float" office:value="-60.7043647766113" calcext:value-type="float">
            <text:p>-60,7043647766113</text:p>
          </table:table-cell>
          <table:table-cell office:value-type="float" office:value="-60.6893348693848" calcext:value-type="float">
            <text:p>-60,6893348693848</text:p>
          </table:table-cell>
          <table:table-cell office:value-type="float" office:value="-60.7005195617676" calcext:value-type="float">
            <text:p>-60,7005195617676</text:p>
          </table:table-cell>
          <table:table-cell office:value-type="float" office:value="-60.6951141357422" calcext:value-type="float">
            <text:p>-60,6951141357422</text:p>
          </table:table-cell>
          <table:table-cell office:value-type="float" office:value="-60.6968116760254" calcext:value-type="float">
            <text:p>-60,6968116760254</text:p>
          </table:table-cell>
          <table:table-cell office:value-type="float" office:value="-60.6983032226563" calcext:value-type="float">
            <text:p>-60,6983032226563</text:p>
          </table:table-cell>
          <table:table-cell office:value-type="float" office:value="-60.6924514770508" calcext:value-type="float">
            <text:p>-60,6924514770508</text:p>
          </table:table-cell>
          <table:table-cell office:value-type="float" office:value="-60.6742248535156" calcext:value-type="float">
            <text:p>-60,6742248535156</text:p>
          </table:table-cell>
          <table:table-cell office:value-type="float" office:value="-60.6749877929688" calcext:value-type="float">
            <text:p>-60,6749877929688</text:p>
          </table:table-cell>
          <table:table-cell office:value-type="float" office:value="-60.6933822631836" calcext:value-type="float">
            <text:p>-60,6933822631836</text:p>
          </table:table-cell>
          <table:table-cell office:value-type="float" office:value="-60.6610412597656" calcext:value-type="float">
            <text:p>-60,6610412597656</text:p>
          </table:table-cell>
          <table:table-cell office:value-type="float" office:value="-60.6972618103027" calcext:value-type="float">
            <text:p>-60,6972618103027</text:p>
          </table:table-cell>
          <table:table-cell office:value-type="float" office:value="-60.6952209472656" calcext:value-type="float">
            <text:p>-60,6952209472656</text:p>
          </table:table-cell>
          <table:table-cell office:value-type="float" office:value="-60.6869468688965" calcext:value-type="float">
            <text:p>-60,6869468688965</text:p>
          </table:table-cell>
          <table:table-cell office:value-type="float" office:value="-60.6935539245606" calcext:value-type="float">
            <text:p>-60,6935539245606</text:p>
          </table:table-cell>
          <table:table-cell office:value-type="float" office:value="-60.6635627746582" calcext:value-type="float">
            <text:p>-60,6635627746582</text:p>
          </table:table-cell>
          <table:table-cell office:value-type="float" office:value="-60.6728782653809" calcext:value-type="float">
            <text:p>-60,6728782653809</text:p>
          </table:table-cell>
          <table:table-cell office:value-type="float" office:value="-60.6873626708984" calcext:value-type="float">
            <text:p>-60,6873626708984</text:p>
          </table:table-cell>
          <table:table-cell office:value-type="float" office:value="-60.6895751953125" calcext:value-type="float">
            <text:p>-60,6895751953125</text:p>
          </table:table-cell>
          <table:table-cell office:value-type="float" office:value="-60.6703567504883" calcext:value-type="float">
            <text:p>-60,6703567504883</text:p>
          </table:table-cell>
          <table:table-cell office:value-type="float" office:value="-60.669734954834" calcext:value-type="float">
            <text:p>-60,669734954834</text:p>
          </table:table-cell>
          <table:table-cell office:value-type="float" office:value="-60.6876029968262" calcext:value-type="float">
            <text:p>-60,6876029968262</text:p>
          </table:table-cell>
          <table:table-cell office:value-type="float" office:value="-60.6782341003418" calcext:value-type="float">
            <text:p>-60,6782341003418</text:p>
          </table:table-cell>
          <table:table-cell office:value-type="float" office:value="-60.6838340759277" calcext:value-type="float">
            <text:p>-60,6838340759277</text:p>
          </table:table-cell>
          <table:table-cell office:value-type="float" office:value="-60.690544128418" calcext:value-type="float">
            <text:p>-60,690544128418</text:p>
          </table:table-cell>
          <table:table-cell office:value-type="float" office:value="-60.688159942627" calcext:value-type="float">
            <text:p>-60,688159942627</text:p>
          </table:table-cell>
          <table:table-cell office:value-type="float" office:value="-60.6891937255859" calcext:value-type="float">
            <text:p>-60,6891937255859</text:p>
          </table:table-cell>
          <table:table-cell office:value-type="float" office:value="-60.6864967346191" calcext:value-type="float">
            <text:p>-60,6864967346191</text:p>
          </table:table-cell>
          <table:table-cell office:value-type="float" office:value="-60.6864280700684" calcext:value-type="float">
            <text:p>-60,6864280700684</text:p>
          </table:table-cell>
          <table:table-cell office:value-type="float" office:value="-60.684871673584" calcext:value-type="float">
            <text:p>-60,684871673584</text:p>
          </table:table-cell>
          <table:table-cell office:value-type="float" office:value="-60.6949424743652" calcext:value-type="float">
            <text:p>-60,6949424743652</text:p>
          </table:table-cell>
          <table:table-cell office:value-type="float" office:value="-60.6788902282715" calcext:value-type="float">
            <text:p>-60,6788902282715</text:p>
          </table:table-cell>
          <table:table-cell office:value-type="float" office:value="-60.7065162658691" calcext:value-type="float">
            <text:p>-60,7065162658691</text:p>
          </table:table-cell>
          <table:table-cell office:value-type="float" office:value="-60.6973342895508" calcext:value-type="float">
            <text:p>-60,6973342895508</text:p>
          </table:table-cell>
          <table:table-cell office:value-type="float" office:value="-60.6940383911133" calcext:value-type="float">
            <text:p>-60,6940383911133</text:p>
          </table:table-cell>
          <table:table-cell office:value-type="float" office:value="-60.6868095397949" calcext:value-type="float">
            <text:p>-60,6868095397949</text:p>
          </table:table-cell>
          <table:table-cell office:value-type="float" office:value="-60.6741561889648" calcext:value-type="float">
            <text:p>-60,6741561889648</text:p>
          </table:table-cell>
          <table:table-cell office:value-type="float" office:value="-60.6940078735352" calcext:value-type="float">
            <text:p>-60,6940078735352</text:p>
          </table:table-cell>
          <table:table-cell office:value-type="float" office:value="-60.6839065551758" calcext:value-type="float">
            <text:p>-60,6839065551758</text:p>
          </table:table-cell>
          <table:table-cell office:value-type="float" office:value="-60.6991310119629" calcext:value-type="float">
            <text:p>-60,6991310119629</text:p>
          </table:table-cell>
          <table:table-cell office:value-type="float" office:value="-60.6816558837891" calcext:value-type="float">
            <text:p>-60,6816558837891</text:p>
          </table:table-cell>
          <table:table-cell office:value-type="float" office:value="-60.6979560852051" calcext:value-type="float">
            <text:p>-60,6979560852051</text:p>
          </table:table-cell>
          <table:table-cell office:value-type="float" office:value="-60.6838684082031" calcext:value-type="float">
            <text:p>-60,6838684082031</text:p>
          </table:table-cell>
          <table:table-cell office:value-type="float" office:value="-60.6921730041504" calcext:value-type="float">
            <text:p>-60,6921730041504</text:p>
          </table:table-cell>
          <table:table-cell office:value-type="float" office:value="-60.6692886352539" calcext:value-type="float">
            <text:p>-60,6692886352539</text:p>
          </table:table-cell>
          <table:table-cell office:value-type="float" office:value="-60.6815185546875" calcext:value-type="float">
            <text:p>-60,6815185546875</text:p>
          </table:table-cell>
          <table:table-cell office:value-type="float" office:value="-60.6836624145508" calcext:value-type="float">
            <text:p>-60,6836624145508</text:p>
          </table:table-cell>
          <table:table-cell office:value-type="float" office:value="-60.6870880126953" calcext:value-type="float">
            <text:p>-60,6870880126953</text:p>
          </table:table-cell>
          <table:table-cell office:value-type="float" office:value="-60.6872596740723" calcext:value-type="float">
            <text:p>-60,6872596740723</text:p>
          </table:table-cell>
          <table:table-cell office:value-type="float" office:value="-60.6983032226563" calcext:value-type="float">
            <text:p>-60,6983032226563</text:p>
          </table:table-cell>
          <table:table-cell office:value-type="float" office:value="-60.6985778808594" calcext:value-type="float">
            <text:p>-60,6985778808594</text:p>
          </table:table-cell>
          <table:table-cell office:value-type="float" office:value="-60.7168846130371" calcext:value-type="float">
            <text:p>-60,7168846130371</text:p>
          </table:table-cell>
          <table:table-cell office:value-type="float" office:value="-60.6899223327637" calcext:value-type="float">
            <text:p>-60,6899223327637</text:p>
          </table:table-cell>
          <table:table-cell office:value-type="float" office:value="-60.6956024169922" calcext:value-type="float">
            <text:p>-60,6956024169922</text:p>
          </table:table-cell>
          <table:table-cell office:value-type="float" office:value="-60.6912345886231" calcext:value-type="float">
            <text:p>-60,6912345886231</text:p>
          </table:table-cell>
          <table:table-cell office:value-type="float" office:value="-60.686466217041" calcext:value-type="float">
            <text:p>-60,686466217041</text:p>
          </table:table-cell>
          <table:table-cell office:value-type="float" office:value="-60.6908912658691" calcext:value-type="float">
            <text:p>-60,6908912658691</text:p>
          </table:table-cell>
          <table:table-cell office:value-type="float" office:value="-60.674919128418" calcext:value-type="float">
            <text:p>-60,674919128418</text:p>
          </table:table-cell>
          <table:table-cell office:value-type="float" office:value="-60.7048492431641" calcext:value-type="float">
            <text:p>-60,7048492431641</text:p>
          </table:table-cell>
          <table:table-cell office:value-type="float" office:value="-60.6839714050293" calcext:value-type="float">
            <text:p>-60,6839714050293</text:p>
          </table:table-cell>
          <table:table-cell office:value-type="float" office:value="-60.6954956054688" calcext:value-type="float">
            <text:p>-60,6954956054688</text:p>
          </table:table-cell>
          <table:table-cell office:value-type="float" office:value="-60.6960144042969" calcext:value-type="float">
            <text:p>-60,6960144042969</text:p>
          </table:table-cell>
          <table:table-cell office:value-type="float" office:value="-60.693660736084" calcext:value-type="float">
            <text:p>-60,693660736084</text:p>
          </table:table-cell>
          <table:table-cell office:value-type="float" office:value="-60.6916885375977" calcext:value-type="float">
            <text:p>-60,6916885375977</text:p>
          </table:table-cell>
          <table:table-cell office:value-type="float" office:value="-60.7071380615234" calcext:value-type="float">
            <text:p>-60,7071380615234</text:p>
          </table:table-cell>
          <table:table-cell office:value-type="float" office:value="-60.706169128418" calcext:value-type="float">
            <text:p>-60,706169128418</text:p>
          </table:table-cell>
          <table:table-cell office:value-type="float" office:value="-60.6904411315918" calcext:value-type="float">
            <text:p>-60,6904411315918</text:p>
          </table:table-cell>
          <table:table-cell office:value-type="float" office:value="-60.6963958740234" calcext:value-type="float">
            <text:p>-60,6963958740234</text:p>
          </table:table-cell>
          <table:table-cell office:value-type="float" office:value="-60.697193145752" calcext:value-type="float">
            <text:p>-60,697193145752</text:p>
          </table:table-cell>
          <table:table-cell office:value-type="float" office:value="-60.686466217041" calcext:value-type="float">
            <text:p>-60,686466217041</text:p>
          </table:table-cell>
          <table:table-cell office:value-type="float" office:value="-60.7034645080566" calcext:value-type="float">
            <text:p>-60,7034645080566</text:p>
          </table:table-cell>
          <table:table-cell office:value-type="float" office:value="-60.6996192932129" calcext:value-type="float">
            <text:p>-60,6996192932129</text:p>
          </table:table-cell>
          <table:table-cell office:value-type="float" office:value="-60.6885414123535" calcext:value-type="float">
            <text:p>-60,6885414123535</text:p>
          </table:table-cell>
          <table:table-cell office:value-type="float" office:value="-60.6943550109863" calcext:value-type="float">
            <text:p>-60,6943550109863</text:p>
          </table:table-cell>
          <table:table-cell office:value-type="float" office:value="-60.7046051025391" calcext:value-type="float">
            <text:p>-60,7046051025391</text:p>
          </table:table-cell>
          <table:table-cell office:value-type="float" office:value="-60.7140426635742" calcext:value-type="float">
            <text:p>-60,7140426635742</text:p>
          </table:table-cell>
          <table:table-cell office:value-type="float" office:value="-60.7011070251465" calcext:value-type="float">
            <text:p>-60,7011070251465</text:p>
          </table:table-cell>
          <table:table-cell office:value-type="float" office:value="-60.7245292663574" calcext:value-type="float">
            <text:p>-60,7245292663574</text:p>
          </table:table-cell>
          <table:table-cell office:value-type="float" office:value="-60.7278289794922" calcext:value-type="float">
            <text:p>-60,7278289794922</text:p>
          </table:table-cell>
          <table:table-cell office:value-type="float" office:value="-60.7301216125488" calcext:value-type="float">
            <text:p>-60,7301216125488</text:p>
          </table:table-cell>
          <table:table-cell office:value-type="float" office:value="-60.700138092041" calcext:value-type="float">
            <text:p>-60,700138092041</text:p>
          </table:table-cell>
          <table:table-cell office:value-type="float" office:value="-60.7173385620117" calcext:value-type="float">
            <text:p>-60,7173385620117</text:p>
          </table:table-cell>
          <table:table-cell office:value-type="float" office:value="-60.6944580078125" calcext:value-type="float">
            <text:p>-60,6944580078125</text:p>
          </table:table-cell>
          <table:table-cell office:value-type="float" office:value="-60.7346076965332" calcext:value-type="float">
            <text:p>-60,7346076965332</text:p>
          </table:table-cell>
          <table:table-cell office:value-type="float" office:value="-60.7203559875488" calcext:value-type="float">
            <text:p>-60,7203559875488</text:p>
          </table:table-cell>
          <table:table-cell office:value-type="float" office:value="-60.7038116455078" calcext:value-type="float">
            <text:p>-60,7038116455078</text:p>
          </table:table-cell>
          <table:table-cell office:value-type="float" office:value="-60.7170944213867" calcext:value-type="float">
            <text:p>-60,7170944213867</text:p>
          </table:table-cell>
          <table:table-cell office:value-type="float" office:value="-60.7247352600098" calcext:value-type="float">
            <text:p>-60,7247352600098</text:p>
          </table:table-cell>
          <table:table-cell office:value-type="float" office:value="-60.7194900512695" calcext:value-type="float">
            <text:p>-60,7194900512695</text:p>
          </table:table-cell>
          <table:table-cell office:value-type="float" office:value="-60.7248382568359" calcext:value-type="float">
            <text:p>-60,7248382568359</text:p>
          </table:table-cell>
          <table:table-cell office:value-type="float" office:value="-60.7309226989746" calcext:value-type="float">
            <text:p>-60,7309226989746</text:p>
          </table:table-cell>
          <table:table-cell office:value-type="float" office:value="-60.7122344970703" calcext:value-type="float">
            <text:p>-60,7122344970703</text:p>
          </table:table-cell>
          <table:table-cell office:value-type="float" office:value="-60.7023544311523" calcext:value-type="float">
            <text:p>-60,7023544311523</text:p>
          </table:table-cell>
          <table:table-cell office:value-type="float" office:value="-60.6309471130371" calcext:value-type="float">
            <text:p>-60,6309471130371</text:p>
          </table:table-cell>
          <table:table-cell office:value-type="float" office:value="-60.6195793151856" calcext:value-type="float">
            <text:p>-60,6195793151856</text:p>
          </table:table-cell>
          <table:table-cell office:value-type="float" office:value="-60.6373443603516" calcext:value-type="float">
            <text:p>-60,6373443603516</text:p>
          </table:table-cell>
          <table:table-cell office:value-type="float" office:value="-60.6328735351563" calcext:value-type="float">
            <text:p>-60,6328735351563</text:p>
          </table:table-cell>
          <table:table-cell office:value-type="float" office:value="-60.6366920471191" calcext:value-type="float">
            <text:p>-60,6366920471191</text:p>
          </table:table-cell>
          <table:table-cell office:value-type="float" office:value="-60.6275825500488" calcext:value-type="float">
            <text:p>-60,6275825500488</text:p>
          </table:table-cell>
          <table:table-cell office:value-type="float" office:value="-60.6356620788574" calcext:value-type="float">
            <text:p>-60,6356620788574</text:p>
          </table:table-cell>
          <table:table-cell office:value-type="float" office:value="-60.6394424438477" calcext:value-type="float">
            <text:p>-60,6394424438477</text:p>
          </table:table-cell>
          <table:table-cell office:value-type="float" office:value="-60.6498718261719" calcext:value-type="float">
            <text:p>-60,6498718261719</text:p>
          </table:table-cell>
          <table:table-cell office:value-type="float" office:value="-60.6479454040527" calcext:value-type="float">
            <text:p>-60,6479454040527</text:p>
          </table:table-cell>
          <table:table-cell office:value-type="float" office:value="-60.6519432067871" calcext:value-type="float">
            <text:p>-60,6519432067871</text:p>
          </table:table-cell>
          <table:table-cell office:value-type="float" office:value="-60.6314659118652" calcext:value-type="float">
            <text:p>-60,6314659118652</text:p>
          </table:table-cell>
          <table:table-cell office:value-type="float" office:value="-60.6481552124023" calcext:value-type="float">
            <text:p>-60,6481552124023</text:p>
          </table:table-cell>
          <table:table-cell office:value-type="float" office:value="-60.6409225463867" calcext:value-type="float">
            <text:p>-60,6409225463867</text:p>
          </table:table-cell>
          <table:table-cell office:value-type="float" office:value="-60.6418533325195" calcext:value-type="float">
            <text:p>-60,6418533325195</text:p>
          </table:table-cell>
          <table:table-cell office:value-type="float" office:value="-60.6509399414063" calcext:value-type="float">
            <text:p>-60,6509399414063</text:p>
          </table:table-cell>
          <table:table-cell office:value-type="float" office:value="-60.6359367370606" calcext:value-type="float">
            <text:p>-60,6359367370606</text:p>
          </table:table-cell>
          <table:table-cell office:value-type="float" office:value="-60.6364860534668" calcext:value-type="float">
            <text:p>-60,6364860534668</text:p>
          </table:table-cell>
          <table:table-cell office:value-type="float" office:value="-60.6481552124023" calcext:value-type="float">
            <text:p>-60,6481552124023</text:p>
          </table:table-cell>
          <table:table-cell office:value-type="float" office:value="-60.65625" calcext:value-type="float">
            <text:p>-60,65625</text:p>
          </table:table-cell>
          <table:table-cell office:value-type="float" office:value="-60.6627655029297" calcext:value-type="float">
            <text:p>-60,6627655029297</text:p>
          </table:table-cell>
          <table:table-cell office:value-type="float" office:value="-60.6589393615723" calcext:value-type="float">
            <text:p>-60,6589393615723</text:p>
          </table:table-cell>
          <table:table-cell office:value-type="float" office:value="-60.6361427307129" calcext:value-type="float">
            <text:p>-60,6361427307129</text:p>
          </table:table-cell>
          <table:table-cell office:value-type="float" office:value="-60.6728477478027" calcext:value-type="float">
            <text:p>-60,6728477478027</text:p>
          </table:table-cell>
          <table:table-cell office:value-type="float" office:value="-60.6770935058594" calcext:value-type="float">
            <text:p>-60,6770935058594</text:p>
          </table:table-cell>
          <table:table-cell office:value-type="float" office:value="-60.6702537536621" calcext:value-type="float">
            <text:p>-60,6702537536621</text:p>
          </table:table-cell>
          <table:table-cell office:value-type="float" office:value="-60.6645584106445" calcext:value-type="float">
            <text:p>-60,6645584106445</text:p>
          </table:table-cell>
          <table:table-cell office:value-type="float" office:value="-60.6701507568359" calcext:value-type="float">
            <text:p>-60,6701507568359</text:p>
          </table:table-cell>
          <table:table-cell office:value-type="float" office:value="-60.6515274047852" calcext:value-type="float">
            <text:p>-60,6515274047852</text:p>
          </table:table-cell>
          <table:table-cell office:value-type="float" office:value="-60.6465682983398" calcext:value-type="float">
            <text:p>-60,6465682983398</text:p>
          </table:table-cell>
          <table:table-cell office:value-type="float" office:value="-60.6512832641602" calcext:value-type="float">
            <text:p>-60,6512832641602</text:p>
          </table:table-cell>
          <table:table-cell office:value-type="float" office:value="-60.6605262756348" calcext:value-type="float">
            <text:p>-60,6605262756348</text:p>
          </table:table-cell>
          <table:table-cell office:value-type="float" office:value="-60.6544914245606" calcext:value-type="float">
            <text:p>-60,6544914245606</text:p>
          </table:table-cell>
          <table:table-cell office:value-type="float" office:value="-60.6533203125" calcext:value-type="float">
            <text:p>-60,6533203125</text:p>
          </table:table-cell>
          <table:table-cell office:value-type="float" office:value="-60.6516647338867" calcext:value-type="float">
            <text:p>-60,6516647338867</text:p>
          </table:table-cell>
          <table:table-cell office:value-type="float" office:value="-60.6420555114746" calcext:value-type="float">
            <text:p>-60,6420555114746</text:p>
          </table:table-cell>
          <table:table-cell office:value-type="float" office:value="-60.6474609375" calcext:value-type="float">
            <text:p>-60,6474609375</text:p>
          </table:table-cell>
          <table:table-cell office:value-type="float" office:value="-60.6601104736328" calcext:value-type="float">
            <text:p>-60,6601104736328</text:p>
          </table:table-cell>
          <table:table-cell office:value-type="float" office:value="-60.6577682495117" calcext:value-type="float">
            <text:p>-60,6577682495117</text:p>
          </table:table-cell>
          <table:table-cell office:value-type="float" office:value="-60.6658706665039" calcext:value-type="float">
            <text:p>-60,6658706665039</text:p>
          </table:table-cell>
          <table:table-cell office:value-type="float" office:value="-60.6533889770508" calcext:value-type="float">
            <text:p>-60,6533889770508</text:p>
          </table:table-cell>
          <table:table-cell office:value-type="float" office:value="-60.6536674499512" calcext:value-type="float">
            <text:p>-60,6536674499512</text:p>
          </table:table-cell>
          <table:table-cell office:value-type="float" office:value="-60.6480140686035" calcext:value-type="float">
            <text:p>-60,6480140686035</text:p>
          </table:table-cell>
          <table:table-cell office:value-type="float" office:value="-60.6629409790039" calcext:value-type="float">
            <text:p>-60,6629409790039</text:p>
          </table:table-cell>
          <table:table-cell office:value-type="float" office:value="-60.6551132202148" calcext:value-type="float">
            <text:p>-60,6551132202148</text:p>
          </table:table-cell>
          <table:table-cell office:value-type="float" office:value="-60.6516342163086" calcext:value-type="float">
            <text:p>-60,6516342163086</text:p>
          </table:table-cell>
          <table:table-cell office:value-type="float" office:value="-60.6405448913574" calcext:value-type="float">
            <text:p>-60,6405448913574</text:p>
          </table:table-cell>
          <table:table-cell office:value-type="float" office:value="-60.6626625061035" calcext:value-type="float">
            <text:p>-60,6626625061035</text:p>
          </table:table-cell>
          <table:table-cell office:value-type="float" office:value="-60.6353187561035" calcext:value-type="float">
            <text:p>-60,6353187561035</text:p>
          </table:table-cell>
          <table:table-cell office:value-type="float" office:value="-60.6577682495117" calcext:value-type="float">
            <text:p>-60,6577682495117</text:p>
          </table:table-cell>
          <table:table-cell office:value-type="float" office:value="-60.6677703857422" calcext:value-type="float">
            <text:p>-60,6677703857422</text:p>
          </table:table-cell>
          <table:table-cell office:value-type="float" office:value="-60.6761283874512" calcext:value-type="float">
            <text:p>-60,6761283874512</text:p>
          </table:table-cell>
          <table:table-cell office:value-type="float" office:value="-60.6811370849609" calcext:value-type="float">
            <text:p>-60,6811370849609</text:p>
          </table:table-cell>
          <table:table-cell office:value-type="float" office:value="-60.6631088256836" calcext:value-type="float">
            <text:p>-60,6631088256836</text:p>
          </table:table-cell>
          <table:table-cell office:value-type="float" office:value="-60.6675987243652" calcext:value-type="float">
            <text:p>-60,6675987243652</text:p>
          </table:table-cell>
          <table:table-cell office:value-type="float" office:value="-60.6706352233887" calcext:value-type="float">
            <text:p>-60,6706352233887</text:p>
          </table:table-cell>
          <table:table-cell office:value-type="float" office:value="-60.6867065429688" calcext:value-type="float">
            <text:p>-60,6867065429688</text:p>
          </table:table-cell>
          <table:table-cell office:value-type="float" office:value="-60.6838684082031" calcext:value-type="float">
            <text:p>-60,6838684082031</text:p>
          </table:table-cell>
          <table:table-cell office:value-type="float" office:value="-60.6583862304688" calcext:value-type="float">
            <text:p>-60,6583862304688</text:p>
          </table:table-cell>
          <table:table-cell office:value-type="float" office:value="-60.6700859069824" calcext:value-type="float">
            <text:p>-60,6700859069824</text:p>
          </table:table-cell>
          <table:table-cell office:value-type="float" office:value="-60.6586608886719" calcext:value-type="float">
            <text:p>-60,6586608886719</text:p>
          </table:table-cell>
          <table:table-cell office:value-type="float" office:value="-60.6525611877441" calcext:value-type="float">
            <text:p>-60,6525611877441</text:p>
          </table:table-cell>
          <table:table-cell office:value-type="float" office:value="-60.6735725402832" calcext:value-type="float">
            <text:p>-60,6735725402832</text:p>
          </table:table-cell>
          <table:table-cell office:value-type="float" office:value="-60.680549621582" calcext:value-type="float">
            <text:p>-60,680549621582</text:p>
          </table:table-cell>
          <table:table-cell office:value-type="float" office:value="-60.6627006530762" calcext:value-type="float">
            <text:p>-60,6627006530762</text:p>
          </table:table-cell>
          <table:table-cell office:value-type="float" office:value="-60.6700859069824" calcext:value-type="float">
            <text:p>-60,6700859069824</text:p>
          </table:table-cell>
          <table:table-cell office:value-type="float" office:value="-60.6606941223145" calcext:value-type="float">
            <text:p>-60,6606941223145</text:p>
          </table:table-cell>
          <table:table-cell office:value-type="float" office:value="-60.6718788146973" calcext:value-type="float">
            <text:p>-60,6718788146973</text:p>
          </table:table-cell>
          <table:table-cell office:value-type="float" office:value="-60.6715660095215" calcext:value-type="float">
            <text:p>-60,6715660095215</text:p>
          </table:table-cell>
          <table:table-cell office:value-type="float" office:value="-60.6638031005859" calcext:value-type="float">
            <text:p>-60,6638031005859</text:p>
          </table:table-cell>
          <table:table-cell office:value-type="float" office:value="-60.657283782959" calcext:value-type="float">
            <text:p>-60,657283782959</text:p>
          </table:table-cell>
          <table:table-cell office:value-type="float" office:value="-60.6816215515137" calcext:value-type="float">
            <text:p>-60,6816215515137</text:p>
          </table:table-cell>
          <table:table-cell office:value-type="float" office:value="-60.6698417663574" calcext:value-type="float">
            <text:p>-60,6698417663574</text:p>
          </table:table-cell>
          <table:table-cell office:value-type="float" office:value="-60.6564903259277" calcext:value-type="float">
            <text:p>-60,6564903259277</text:p>
          </table:table-cell>
          <table:table-cell office:value-type="float" office:value="-60.6750221252441" calcext:value-type="float">
            <text:p>-60,6750221252441</text:p>
          </table:table-cell>
          <table:table-cell office:value-type="float" office:value="-60.6592140197754" calcext:value-type="float">
            <text:p>-60,6592140197754</text:p>
          </table:table-cell>
          <table:table-cell office:value-type="float" office:value="-60.6718444824219" calcext:value-type="float">
            <text:p>-60,6718444824219</text:p>
          </table:table-cell>
          <table:table-cell office:value-type="float" office:value="-60.6803092956543" calcext:value-type="float">
            <text:p>-60,6803092956543</text:p>
          </table:table-cell>
          <table:table-cell office:value-type="float" office:value="-60.6836624145508" calcext:value-type="float">
            <text:p>-60,6836624145508</text:p>
          </table:table-cell>
          <table:table-cell office:value-type="float" office:value="-60.6802406311035" calcext:value-type="float">
            <text:p>-60,6802406311035</text:p>
          </table:table-cell>
          <table:table-cell office:value-type="float" office:value="-60.6706695556641" calcext:value-type="float">
            <text:p>-60,6706695556641</text:p>
          </table:table-cell>
          <table:table-cell office:value-type="float" office:value="-60.6675605773926" calcext:value-type="float">
            <text:p>-60,6675605773926</text:p>
          </table:table-cell>
          <table:table-cell office:value-type="float" office:value="-60.6661109924316" calcext:value-type="float">
            <text:p>-60,6661109924316</text:p>
          </table:table-cell>
          <table:table-cell office:value-type="float" office:value="-60.6669425964356" calcext:value-type="float">
            <text:p>-60,6669425964356</text:p>
          </table:table-cell>
          <table:table-cell office:value-type="float" office:value="-60.6613540649414" calcext:value-type="float">
            <text:p>-60,6613540649414</text:p>
          </table:table-cell>
          <table:table-cell office:value-type="float" office:value="-60.659351348877" calcext:value-type="float">
            <text:p>-60,659351348877</text:p>
          </table:table-cell>
          <table:table-cell office:value-type="float" office:value="-60.6523551940918" calcext:value-type="float">
            <text:p>-60,6523551940918</text:p>
          </table:table-cell>
          <table:table-cell office:value-type="float" office:value="-60.6452255249023" calcext:value-type="float">
            <text:p>-60,6452255249023</text:p>
          </table:table-cell>
          <table:table-cell office:value-type="float" office:value="-60.6608352661133" calcext:value-type="float">
            <text:p>-60,6608352661133</text:p>
          </table:table-cell>
          <table:table-cell office:value-type="float" office:value="-60.6643905639648" calcext:value-type="float">
            <text:p>-60,6643905639648</text:p>
          </table:table-cell>
          <table:table-cell office:value-type="float" office:value="-60.6686668395996" calcext:value-type="float">
            <text:p>-60,6686668395996</text:p>
          </table:table-cell>
          <table:table-cell office:value-type="float" office:value="-60.646671295166" calcext:value-type="float">
            <text:p>-60,646671295166</text:p>
          </table:table-cell>
          <table:table-cell office:value-type="float" office:value="-60.6715354919434" calcext:value-type="float">
            <text:p>-60,6715354919434</text:p>
          </table:table-cell>
          <table:table-cell office:value-type="float" office:value="-60.6723251342773" calcext:value-type="float">
            <text:p>-60,6723251342773</text:p>
          </table:table-cell>
          <table:table-cell office:value-type="float" office:value="-60.6562118530273" calcext:value-type="float">
            <text:p>-60,6562118530273</text:p>
          </table:table-cell>
          <table:table-cell office:value-type="float" office:value="-60.6689796447754" calcext:value-type="float">
            <text:p>-60,6689796447754</text:p>
          </table:table-cell>
          <table:table-cell office:value-type="float" office:value="-60.6620788574219" calcext:value-type="float">
            <text:p>-60,6620788574219</text:p>
          </table:table-cell>
          <table:table-cell office:value-type="float" office:value="-60.6673545837402" calcext:value-type="float">
            <text:p>-60,6673545837402</text:p>
          </table:table-cell>
          <table:table-cell office:value-type="float" office:value="-60.6790618896484" calcext:value-type="float">
            <text:p>-60,6790618896484</text:p>
          </table:table-cell>
          <table:table-cell office:value-type="float" office:value="-60.6701889038086" calcext:value-type="float">
            <text:p>-60,6701889038086</text:p>
          </table:table-cell>
          <table:table-cell office:value-type="float" office:value="-60.670841217041" calcext:value-type="float">
            <text:p>-60,670841217041</text:p>
          </table:table-cell>
          <table:table-cell office:value-type="float" office:value="-60.6654586791992" calcext:value-type="float">
            <text:p>-60,6654586791992</text:p>
          </table:table-cell>
          <table:table-cell office:value-type="float" office:value="-60.6667327880859" calcext:value-type="float">
            <text:p>-60,6667327880859</text:p>
          </table:table-cell>
          <table:table-cell office:value-type="float" office:value="-60.6847686767578" calcext:value-type="float">
            <text:p>-60,6847686767578</text:p>
          </table:table-cell>
          <table:table-cell office:value-type="float" office:value="-60.6702194213867" calcext:value-type="float">
            <text:p>-60,6702194213867</text:p>
          </table:table-cell>
          <table:table-cell office:value-type="float" office:value="-60.682315826416" calcext:value-type="float">
            <text:p>-60,682315826416</text:p>
          </table:table-cell>
          <table:table-cell office:value-type="float" office:value="-60.6732597351074" calcext:value-type="float">
            <text:p>-60,6732597351074</text:p>
          </table:table-cell>
          <table:table-cell office:value-type="float" office:value="-60.6715354919434" calcext:value-type="float">
            <text:p>-60,6715354919434</text:p>
          </table:table-cell>
          <table:table-cell office:value-type="float" office:value="-60.6797561645508" calcext:value-type="float">
            <text:p>-60,6797561645508</text:p>
          </table:table-cell>
          <table:table-cell office:value-type="float" office:value="-60.6765403747559" calcext:value-type="float">
            <text:p>-60,6765403747559</text:p>
          </table:table-cell>
          <table:table-cell office:value-type="float" office:value="-60.6834869384766" calcext:value-type="float">
            <text:p>-60,6834869384766</text:p>
          </table:table-cell>
          <table:table-cell office:value-type="float" office:value="-60.6934204101563" calcext:value-type="float">
            <text:p>-60,6934204101563</text:p>
          </table:table-cell>
          <table:table-cell office:value-type="float" office:value="-60.6922073364258" calcext:value-type="float">
            <text:p>-60,6922073364258</text:p>
          </table:table-cell>
          <table:table-cell office:value-type="float" office:value="-60.6834869384766" calcext:value-type="float">
            <text:p>-60,6834869384766</text:p>
          </table:table-cell>
          <table:table-cell office:value-type="float" office:value="-60.6741218566895" calcext:value-type="float">
            <text:p>-60,6741218566895</text:p>
          </table:table-cell>
          <table:table-cell office:value-type="float" office:value="-60.6800346374512" calcext:value-type="float">
            <text:p>-60,6800346374512</text:p>
          </table:table-cell>
          <table:table-cell office:value-type="float" office:value="-60.6849746704102" calcext:value-type="float">
            <text:p>-60,6849746704102</text:p>
          </table:table-cell>
          <table:table-cell office:value-type="float" office:value="-60.6861152648926" calcext:value-type="float">
            <text:p>-60,6861152648926</text:p>
          </table:table-cell>
          <table:table-cell office:value-type="float" office:value="-60.6761283874512" calcext:value-type="float">
            <text:p>-60,6761283874512</text:p>
          </table:table-cell>
          <table:table-cell office:value-type="float" office:value="-60.6931762695313" calcext:value-type="float">
            <text:p>-60,6931762695313</text:p>
          </table:table-cell>
          <table:table-cell office:value-type="float" office:value="-60.6765098571777" calcext:value-type="float">
            <text:p>-60,6765098571777</text:p>
          </table:table-cell>
          <table:table-cell office:value-type="float" office:value="-60.6736373901367" calcext:value-type="float">
            <text:p>-60,6736373901367</text:p>
          </table:table-cell>
          <table:table-cell office:value-type="float" office:value="-60.6867752075195" calcext:value-type="float">
            <text:p>-60,6867752075195</text:p>
          </table:table-cell>
          <table:table-cell office:value-type="float" office:value="-60.6700477600098" calcext:value-type="float">
            <text:p>-60,6700477600098</text:p>
          </table:table-cell>
          <table:table-cell office:value-type="float" office:value="-60.6774063110352" calcext:value-type="float">
            <text:p>-60,6774063110352</text:p>
          </table:table-cell>
          <table:table-cell office:value-type="float" office:value="-60.6928291320801" calcext:value-type="float">
            <text:p>-60,6928291320801</text:p>
          </table:table-cell>
          <table:table-cell office:value-type="float" office:value="-60.6757469177246" calcext:value-type="float">
            <text:p>-60,6757469177246</text:p>
          </table:table-cell>
          <table:table-cell office:value-type="float" office:value="-60.6774406433106" calcext:value-type="float">
            <text:p>-60,6774406433106</text:p>
          </table:table-cell>
          <table:table-cell office:value-type="float" office:value="-60.6964683532715" calcext:value-type="float">
            <text:p>-60,6964683532715</text:p>
          </table:table-cell>
          <table:table-cell office:value-type="float" office:value="-60.6687698364258" calcext:value-type="float">
            <text:p>-60,6687698364258</text:p>
          </table:table-cell>
          <table:table-cell office:value-type="float" office:value="-60.6968803405762" calcext:value-type="float">
            <text:p>-60,6968803405762</text:p>
          </table:table-cell>
          <table:table-cell office:value-type="float" office:value="-60.6947326660156" calcext:value-type="float">
            <text:p>-60,6947326660156</text:p>
          </table:table-cell>
          <table:table-cell office:value-type="float" office:value="-60.6912727355957" calcext:value-type="float">
            <text:p>-60,6912727355957</text:p>
          </table:table-cell>
          <table:table-cell office:value-type="float" office:value="-60.7088737487793" calcext:value-type="float">
            <text:p>-60,7088737487793</text:p>
          </table:table-cell>
          <table:table-cell office:value-type="float" office:value="-60.6977462768555" calcext:value-type="float">
            <text:p>-60,6977462768555</text:p>
          </table:table-cell>
          <table:table-cell office:value-type="float" office:value="-60.6938018798828" calcext:value-type="float">
            <text:p>-60,6938018798828</text:p>
          </table:table-cell>
          <table:table-cell office:value-type="float" office:value="-60.7065811157227" calcext:value-type="float">
            <text:p>-60,7065811157227</text:p>
          </table:table-cell>
          <table:table-cell office:value-type="float" office:value="-60.7193489074707" calcext:value-type="float">
            <text:p>-60,7193489074707</text:p>
          </table:table-cell>
          <table:table-cell office:value-type="float" office:value="-60.6941795349121" calcext:value-type="float">
            <text:p>-60,6941795349121</text:p>
          </table:table-cell>
          <table:table-cell office:value-type="float" office:value="-60.7267532348633" calcext:value-type="float">
            <text:p>-60,7267532348633</text:p>
          </table:table-cell>
          <table:table-cell office:value-type="float" office:value="-60.7038421630859" calcext:value-type="float">
            <text:p>-60,7038421630859</text:p>
          </table:table-cell>
          <table:table-cell office:value-type="float" office:value="-60.7161560058594" calcext:value-type="float">
            <text:p>-60,7161560058594</text:p>
          </table:table-cell>
          <table:table-cell office:value-type="float" office:value="-60.7050247192383" calcext:value-type="float">
            <text:p>-60,7050247192383</text:p>
          </table:table-cell>
          <table:table-cell office:value-type="float" office:value="-60.7110214233398" calcext:value-type="float">
            <text:p>-60,7110214233398</text:p>
          </table:table-cell>
          <table:table-cell office:value-type="float" office:value="-60.7321357727051" calcext:value-type="float">
            <text:p>-60,7321357727051</text:p>
          </table:table-cell>
          <table:table-cell office:value-type="float" office:value="-60.7475929260254" calcext:value-type="float">
            <text:p>-60,7475929260254</text:p>
          </table:table-cell>
          <table:table-cell office:value-type="float" office:value="-60.7344665527344" calcext:value-type="float">
            <text:p>-60,7344665527344</text:p>
          </table:table-cell>
          <table:table-cell office:value-type="float" office:value="-60.7311668395996" calcext:value-type="float">
            <text:p>-60,7311668395996</text:p>
          </table:table-cell>
          <table:table-cell office:value-type="float" office:value="-60.7140083312988" calcext:value-type="float">
            <text:p>-60,7140083312988</text:p>
          </table:table-cell>
          <table:table-cell office:value-type="float" office:value="-60.7188301086426" calcext:value-type="float">
            <text:p>-60,7188301086426</text:p>
          </table:table-cell>
          <table:table-cell office:value-type="float" office:value="-60.7364501953125" calcext:value-type="float">
            <text:p>-60,7364501953125</text:p>
          </table:table-cell>
          <table:table-cell office:value-type="float" office:value="-60.729736328125" calcext:value-type="float">
            <text:p>-60,729736328125</text:p>
          </table:table-cell>
          <table:table-cell office:value-type="float" office:value="-60.7331809997559" calcext:value-type="float">
            <text:p>-60,7331809997559</text:p>
          </table:table-cell>
          <table:table-cell office:value-type="float" office:value="-60.7412910461426" calcext:value-type="float">
            <text:p>-60,7412910461426</text:p>
          </table:table-cell>
          <table:table-cell office:value-type="float" office:value="-60.7362785339356" calcext:value-type="float">
            <text:p>-60,7362785339356</text:p>
          </table:table-cell>
          <table:table-cell office:value-type="float" office:value="-60.7182731628418" calcext:value-type="float">
            <text:p>-60,7182731628418</text:p>
          </table:table-cell>
          <table:table-cell office:value-type="float" office:value="-60.7164688110352" calcext:value-type="float">
            <text:p>-60,7164688110352</text:p>
          </table:table-cell>
          <table:table-cell table:number-columns-repeated="2" office:value-type="float" office:value="-60.7237281799316" calcext:value-type="float">
            <text:p>-60,7237281799316</text:p>
          </table:table-cell>
          <table:table-cell office:value-type="float" office:value="-60.7336349487305" calcext:value-type="float">
            <text:p>-60,7336349487305</text:p>
          </table:table-cell>
          <table:table-cell office:value-type="float" office:value="-60.7374572753906" calcext:value-type="float">
            <text:p>-60,7374572753906</text:p>
          </table:table-cell>
          <table:table-cell office:value-type="float" office:value="-60.7368698120117" calcext:value-type="float">
            <text:p>-60,7368698120117</text:p>
          </table:table-cell>
          <table:table-cell office:value-type="float" office:value="-60.7261924743652" calcext:value-type="float">
            <text:p>-60,7261924743652</text:p>
          </table:table-cell>
          <table:table-cell office:value-type="float" office:value="-60.7429237365723" calcext:value-type="float">
            <text:p>-60,7429237365723</text:p>
          </table:table-cell>
          <table:table-cell office:value-type="float" office:value="-60.7294273376465" calcext:value-type="float">
            <text:p>-60,7294273376465</text:p>
          </table:table-cell>
          <table:table-cell office:value-type="float" office:value="-60.7321357727051" calcext:value-type="float">
            <text:p>-60,7321357727051</text:p>
          </table:table-cell>
          <table:table-cell office:value-type="float" office:value="-60.7513198852539" calcext:value-type="float">
            <text:p>-60,7513198852539</text:p>
          </table:table-cell>
          <table:table-cell office:value-type="float" office:value="-60.7391967773438" calcext:value-type="float">
            <text:p>-60,7391967773438</text:p>
          </table:table-cell>
          <table:table-cell office:value-type="float" office:value="-60.7368698120117" calcext:value-type="float">
            <text:p>-60,7368698120117</text:p>
          </table:table-cell>
          <table:table-cell office:value-type="float" office:value="-60.7317543029785" calcext:value-type="float">
            <text:p>-60,7317543029785</text:p>
          </table:table-cell>
          <table:table-cell office:value-type="float" office:value="-60.7497520446777" calcext:value-type="float">
            <text:p>-60,7497520446777</text:p>
          </table:table-cell>
          <table:table-cell office:value-type="float" office:value="-60.7398986816406" calcext:value-type="float">
            <text:p>-60,7398986816406</text:p>
          </table:table-cell>
          <table:table-cell office:value-type="float" office:value="-60.7552223205566" calcext:value-type="float">
            <text:p>-60,7552223205566</text:p>
          </table:table-cell>
          <table:table-cell office:value-type="float" office:value="-60.7375984191895" calcext:value-type="float">
            <text:p>-60,7375984191895</text:p>
          </table:table-cell>
          <table:table-cell office:value-type="float" office:value="-60.7322082519531" calcext:value-type="float">
            <text:p>-60,7322082519531</text:p>
          </table:table-cell>
          <table:table-cell office:value-type="float" office:value="-60.7452239990234" calcext:value-type="float">
            <text:p>-60,7452239990234</text:p>
          </table:table-cell>
          <table:table-cell office:value-type="float" office:value="-60.7702293395996" calcext:value-type="float">
            <text:p>-60,7702293395996</text:p>
          </table:table-cell>
          <table:table-cell office:value-type="float" office:value="-60.7388496398926" calcext:value-type="float">
            <text:p>-60,7388496398926</text:p>
          </table:table-cell>
          <table:table-cell office:value-type="float" office:value="-60.7555694580078" calcext:value-type="float">
            <text:p>-60,7555694580078</text:p>
          </table:table-cell>
          <table:table-cell office:value-type="float" office:value="-60.7655487060547" calcext:value-type="float">
            <text:p>-60,7655487060547</text:p>
          </table:table-cell>
          <table:table-cell office:value-type="float" office:value="-60.7456436157227" calcext:value-type="float">
            <text:p>-60,7456436157227</text:p>
          </table:table-cell>
          <table:table-cell office:value-type="float" office:value="-60.7579765319824" calcext:value-type="float">
            <text:p>-60,7579765319824</text:p>
          </table:table-cell>
          <table:table-cell office:value-type="float" office:value="-60.7614669799805" calcext:value-type="float">
            <text:p>-60,7614669799805</text:p>
          </table:table-cell>
          <table:table-cell office:value-type="float" office:value="-60.7353057861328" calcext:value-type="float">
            <text:p>-60,7353057861328</text:p>
          </table:table-cell>
          <table:table-cell office:value-type="float" office:value="-60.7528533935547" calcext:value-type="float">
            <text:p>-60,7528533935547</text:p>
          </table:table-cell>
          <table:table-cell office:value-type="float" office:value="-60.7656173706055" calcext:value-type="float">
            <text:p>-60,7656173706055</text:p>
          </table:table-cell>
          <table:table-cell office:value-type="float" office:value="-60.7593727111816" calcext:value-type="float">
            <text:p>-60,7593727111816</text:p>
          </table:table-cell>
          <table:table-cell office:value-type="float" office:value="-60.7676811218262" calcext:value-type="float">
            <text:p>-60,7676811218262</text:p>
          </table:table-cell>
          <table:table-cell office:value-type="float" office:value="-60.7629318237305" calcext:value-type="float">
            <text:p>-60,7629318237305</text:p>
          </table:table-cell>
          <table:table-cell office:value-type="float" office:value="-60.7480773925781" calcext:value-type="float">
            <text:p>-60,7480773925781</text:p>
          </table:table-cell>
          <table:table-cell office:value-type="float" office:value="-60.7397232055664" calcext:value-type="float">
            <text:p>-60,7397232055664</text:p>
          </table:table-cell>
          <table:table-cell office:value-type="float" office:value="-60.7471733093262" calcext:value-type="float">
            <text:p>-60,7471733093262</text:p>
          </table:table-cell>
          <table:table-cell office:value-type="float" office:value="-60.7538642883301" calcext:value-type="float">
            <text:p>-60,7538642883301</text:p>
          </table:table-cell>
          <table:table-cell office:value-type="float" office:value="-60.7433052062988" calcext:value-type="float">
            <text:p>-60,7433052062988</text:p>
          </table:table-cell>
          <table:table-cell office:value-type="float" office:value="-60.7499580383301" calcext:value-type="float">
            <text:p>-60,7499580383301</text:p>
          </table:table-cell>
          <table:table-cell office:value-type="float" office:value="-60.7466506958008" calcext:value-type="float">
            <text:p>-60,7466506958008</text:p>
          </table:table-cell>
          <table:table-cell office:value-type="float" office:value="-60.734920501709" calcext:value-type="float">
            <text:p>-60,734920501709</text:p>
          </table:table-cell>
          <table:table-cell office:value-type="float" office:value="-60.7532005310059" calcext:value-type="float">
            <text:p>-60,7532005310059</text:p>
          </table:table-cell>
          <table:table-cell office:value-type="float" office:value="-60.7329406738281" calcext:value-type="float">
            <text:p>-60,7329406738281</text:p>
          </table:table-cell>
          <table:table-cell office:value-type="float" office:value="-60.7371482849121" calcext:value-type="float">
            <text:p>-60,7371482849121</text:p>
          </table:table-cell>
          <table:table-cell office:value-type="float" office:value="-60.7383270263672" calcext:value-type="float">
            <text:p>-60,7383270263672</text:p>
          </table:table-cell>
          <table:table-cell office:value-type="float" office:value="-60.7294273376465" calcext:value-type="float">
            <text:p>-60,7294273376465</text:p>
          </table:table-cell>
          <table:table-cell office:value-type="float" office:value="-60.7292518615723" calcext:value-type="float">
            <text:p>-60,7292518615723</text:p>
          </table:table-cell>
          <table:table-cell office:value-type="float" office:value="-60.7381896972656" calcext:value-type="float">
            <text:p>-60,7381896972656</text:p>
          </table:table-cell>
          <table:table-cell office:value-type="float" office:value="-60.7469291687012" calcext:value-type="float">
            <text:p>-60,7469291687012</text:p>
          </table:table-cell>
          <table:table-cell office:value-type="float" office:value="-60.7195587158203" calcext:value-type="float">
            <text:p>-60,7195587158203</text:p>
          </table:table-cell>
          <table:table-cell office:value-type="float" office:value="-60.7370758056641" calcext:value-type="float">
            <text:p>-60,7370758056641</text:p>
          </table:table-cell>
          <table:table-cell office:value-type="float" office:value="-60.7336349487305" calcext:value-type="float">
            <text:p>-60,7336349487305</text:p>
          </table:table-cell>
          <table:table-cell office:value-type="float" office:value="-60.731201171875" calcext:value-type="float">
            <text:p>-60,731201171875</text:p>
          </table:table-cell>
          <table:table-cell office:value-type="float" office:value="-60.7248039245606" calcext:value-type="float">
            <text:p>-60,7248039245606</text:p>
          </table:table-cell>
          <table:table-cell office:value-type="float" office:value="-60.7190017700195" calcext:value-type="float">
            <text:p>-60,7190017700195</text:p>
          </table:table-cell>
          <table:table-cell office:value-type="float" office:value="-60.7324180603027" calcext:value-type="float">
            <text:p>-60,7324180603027</text:p>
          </table:table-cell>
          <table:table-cell office:value-type="float" office:value="-60.7247009277344" calcext:value-type="float">
            <text:p>-60,7247009277344</text:p>
          </table:table-cell>
          <table:table-cell office:value-type="float" office:value="-60.7350921630859" calcext:value-type="float">
            <text:p>-60,7350921630859</text:p>
          </table:table-cell>
          <table:table-cell office:value-type="float" office:value="-60.7327270507813" calcext:value-type="float">
            <text:p>-60,7327270507813</text:p>
          </table:table-cell>
          <table:table-cell office:value-type="float" office:value="-60.719841003418" calcext:value-type="float">
            <text:p>-60,719841003418</text:p>
          </table:table-cell>
          <table:table-cell office:value-type="float" office:value="-60.7350921630859" calcext:value-type="float">
            <text:p>-60,7350921630859</text:p>
          </table:table-cell>
          <table:table-cell office:value-type="float" office:value="-60.7121696472168" calcext:value-type="float">
            <text:p>-60,7121696472168</text:p>
          </table:table-cell>
          <table:table-cell office:value-type="float" office:value="-60.7297058105469" calcext:value-type="float">
            <text:p>-60,7297058105469</text:p>
          </table:table-cell>
          <table:table-cell office:value-type="float" office:value="-60.7196655273438" calcext:value-type="float">
            <text:p>-60,7196655273438</text:p>
          </table:table-cell>
          <table:table-cell office:value-type="float" office:value="-60.7292213439941" calcext:value-type="float">
            <text:p>-60,7292213439941</text:p>
          </table:table-cell>
          <table:table-cell office:value-type="float" office:value="-60.7148017883301" calcext:value-type="float">
            <text:p>-60,7148017883301</text:p>
          </table:table-cell>
          <table:table-cell office:value-type="float" office:value="-60.7299118041992" calcext:value-type="float">
            <text:p>-60,7299118041992</text:p>
          </table:table-cell>
          <table:table-cell office:value-type="float" office:value="-60.7322769165039" calcext:value-type="float">
            <text:p>-60,7322769165039</text:p>
          </table:table-cell>
          <table:table-cell office:value-type="float" office:value="-60.7237281799316" calcext:value-type="float">
            <text:p>-60,7237281799316</text:p>
          </table:table-cell>
          <table:table-cell office:value-type="float" office:value="-60.7188987731934" calcext:value-type="float">
            <text:p>-60,7188987731934</text:p>
          </table:table-cell>
          <table:table-cell office:value-type="float" office:value="-60.7224388122559" calcext:value-type="float">
            <text:p>-60,7224388122559</text:p>
          </table:table-cell>
          <table:table-cell office:value-type="float" office:value="-60.718864440918" calcext:value-type="float">
            <text:p>-60,718864440918</text:p>
          </table:table-cell>
          <table:table-cell office:value-type="float" office:value="-60.7124099731445" calcext:value-type="float">
            <text:p>-60,7124099731445</text:p>
          </table:table-cell>
          <table:table-cell office:value-type="float" office:value="-60.7333221435547" calcext:value-type="float">
            <text:p>-60,7333221435547</text:p>
          </table:table-cell>
          <table:table-cell office:value-type="float" office:value="-60.7336349487305" calcext:value-type="float">
            <text:p>-60,7336349487305</text:p>
          </table:table-cell>
          <table:table-cell office:value-type="float" office:value="-60.7185897827148" calcext:value-type="float">
            <text:p>-60,7185897827148</text:p>
          </table:table-cell>
          <table:table-cell office:value-type="float" office:value="-60.7244911193848" calcext:value-type="float">
            <text:p>-60,7244911193848</text:p>
          </table:table-cell>
          <table:table-cell office:value-type="float" office:value="-60.7259521484375" calcext:value-type="float">
            <text:p>-60,7259521484375</text:p>
          </table:table-cell>
          <table:table-cell office:value-type="float" office:value="-60.7149047851563" calcext:value-type="float">
            <text:p>-60,7149047851563</text:p>
          </table:table-cell>
          <table:table-cell office:value-type="float" office:value="-60.7100143432617" calcext:value-type="float">
            <text:p>-60,7100143432617</text:p>
          </table:table-cell>
          <table:table-cell office:value-type="float" office:value="-60.7173385620117" calcext:value-type="float">
            <text:p>-60,7173385620117</text:p>
          </table:table-cell>
          <table:table-cell office:value-type="float" office:value="-60.7094612121582" calcext:value-type="float">
            <text:p>-60,7094612121582</text:p>
          </table:table-cell>
          <table:table-cell office:value-type="float" office:value="-60.7152900695801" calcext:value-type="float">
            <text:p>-60,7152900695801</text:p>
          </table:table-cell>
          <table:table-cell office:value-type="float" office:value="-60.7164344787598" calcext:value-type="float">
            <text:p>-60,7164344787598</text:p>
          </table:table-cell>
          <table:table-cell office:value-type="float" office:value="-60.7102928161621" calcext:value-type="float">
            <text:p>-60,7102928161621</text:p>
          </table:table-cell>
          <table:table-cell office:value-type="float" office:value="-60.7079696655273" calcext:value-type="float">
            <text:p>-60,7079696655273</text:p>
          </table:table-cell>
          <table:table-cell office:value-type="float" office:value="-60.7082138061523" calcext:value-type="float">
            <text:p>-60,7082138061523</text:p>
          </table:table-cell>
          <table:table-cell office:value-type="float" office:value="-60.7062377929688" calcext:value-type="float">
            <text:p>-60,7062377929688</text:p>
          </table:table-cell>
          <table:table-cell office:value-type="float" office:value="-60.6798934936523" calcext:value-type="float">
            <text:p>-60,6798934936523</text:p>
          </table:table-cell>
          <table:table-cell office:value-type="float" office:value="-60.6976089477539" calcext:value-type="float">
            <text:p>-60,6976089477539</text:p>
          </table:table-cell>
          <table:table-cell office:value-type="float" office:value="-60.6947326660156" calcext:value-type="float">
            <text:p>-60,6947326660156</text:p>
          </table:table-cell>
          <table:table-cell office:value-type="float" office:value="-60.6877059936523" calcext:value-type="float">
            <text:p>-60,6877059936523</text:p>
          </table:table-cell>
          <table:table-cell office:value-type="float" office:value="-60.7134857177734" calcext:value-type="float">
            <text:p>-60,7134857177734</text:p>
          </table:table-cell>
          <table:table-cell office:value-type="float" office:value="-60.7167510986328" calcext:value-type="float">
            <text:p>-60,7167510986328</text:p>
          </table:table-cell>
          <table:table-cell office:value-type="float" office:value="-60.7161560058594" calcext:value-type="float">
            <text:p>-60,7161560058594</text:p>
          </table:table-cell>
          <table:table-cell office:value-type="float" office:value="-60.7229995727539" calcext:value-type="float">
            <text:p>-60,7229995727539</text:p>
          </table:table-cell>
          <table:table-cell office:value-type="float" office:value="-60.6962547302246" calcext:value-type="float">
            <text:p>-60,6962547302246</text:p>
          </table:table-cell>
          <table:table-cell office:value-type="float" office:value="-60.7251167297363" calcext:value-type="float">
            <text:p>-60,7251167297363</text:p>
          </table:table-cell>
          <table:table-cell office:value-type="float" office:value="-60.6991691589356" calcext:value-type="float">
            <text:p>-60,6991691589356</text:p>
          </table:table-cell>
          <table:table-cell office:value-type="float" office:value="-60.7189712524414" calcext:value-type="float">
            <text:p>-60,7189712524414</text:p>
          </table:table-cell>
          <table:table-cell office:value-type="float" office:value="-60.6948013305664" calcext:value-type="float">
            <text:p>-60,6948013305664</text:p>
          </table:table-cell>
          <table:table-cell office:value-type="float" office:value="-60.7151184082031" calcext:value-type="float">
            <text:p>-60,7151184082031</text:p>
          </table:table-cell>
          <table:table-cell office:value-type="float" office:value="-60.7138671875" calcext:value-type="float">
            <text:p>-60,7138671875</text:p>
          </table:table-cell>
          <table:table-cell office:value-type="float" office:value="-60.7282104492188" calcext:value-type="float">
            <text:p>-60,7282104492188</text:p>
          </table:table-cell>
          <table:table-cell office:value-type="float" office:value="-60.7337379455566" calcext:value-type="float">
            <text:p>-60,7337379455566</text:p>
          </table:table-cell>
          <table:table-cell office:value-type="float" office:value="-60.7135543823242" calcext:value-type="float">
            <text:p>-60,7135543823242</text:p>
          </table:table-cell>
          <table:table-cell office:value-type="float" office:value="-60.7374572753906" calcext:value-type="float">
            <text:p>-60,7374572753906</text:p>
          </table:table-cell>
          <table:table-cell office:value-type="float" office:value="-60.734920501709" calcext:value-type="float">
            <text:p>-60,734920501709</text:p>
          </table:table-cell>
          <table:table-cell office:value-type="float" office:value="-60.7402801513672" calcext:value-type="float">
            <text:p>-60,7402801513672</text:p>
          </table:table-cell>
          <table:table-cell office:value-type="float" office:value="-60.7396545410156" calcext:value-type="float">
            <text:p>-60,7396545410156</text:p>
          </table:table-cell>
          <table:table-cell office:value-type="float" office:value="-60.7325553894043" calcext:value-type="float">
            <text:p>-60,7325553894043</text:p>
          </table:table-cell>
          <table:table-cell office:value-type="float" office:value="-60.730712890625" calcext:value-type="float">
            <text:p>-60,730712890625</text:p>
          </table:table-cell>
          <table:table-cell office:value-type="float" office:value="-60.7391662597656" calcext:value-type="float">
            <text:p>-60,7391662597656</text:p>
          </table:table-cell>
          <table:table-cell office:value-type="float" office:value="-60.7201499938965" calcext:value-type="float">
            <text:p>-60,7201499938965</text:p>
          </table:table-cell>
          <table:table-cell office:value-type="float" office:value="-60.7310600280762" calcext:value-type="float">
            <text:p>-60,7310600280762</text:p>
          </table:table-cell>
          <table:table-cell office:value-type="float" office:value="-60.7282409667969" calcext:value-type="float">
            <text:p>-60,7282409667969</text:p>
          </table:table-cell>
          <table:table-cell office:value-type="float" office:value="-60.7345008850098" calcext:value-type="float">
            <text:p>-60,7345008850098</text:p>
          </table:table-cell>
          <table:table-cell office:value-type="float" office:value="-60.7384338378906" calcext:value-type="float">
            <text:p>-60,7384338378906</text:p>
          </table:table-cell>
          <table:table-cell office:value-type="float" office:value="-60.7478713989258" calcext:value-type="float">
            <text:p>-60,7478713989258</text:p>
          </table:table-cell>
          <table:table-cell office:value-type="float" office:value="-60.7476959228516" calcext:value-type="float">
            <text:p>-60,7476959228516</text:p>
          </table:table-cell>
          <table:table-cell office:value-type="float" office:value="-60.7447013854981" calcext:value-type="float">
            <text:p>-60,7447013854981</text:p>
          </table:table-cell>
          <table:table-cell office:value-type="float" office:value="-60.7561302185059" calcext:value-type="float">
            <text:p>-60,7561302185059</text:p>
          </table:table-cell>
          <table:table-cell office:value-type="float" office:value="-60.7571411132813" calcext:value-type="float">
            <text:p>-60,7571411132813</text:p>
          </table:table-cell>
          <table:table-cell office:value-type="float" office:value="-60.7421226501465" calcext:value-type="float">
            <text:p>-60,7421226501465</text:p>
          </table:table-cell>
          <table:table-cell office:value-type="float" office:value="-60.7438659667969" calcext:value-type="float">
            <text:p>-60,7438659667969</text:p>
          </table:table-cell>
          <table:table-cell office:value-type="float" office:value="-60.7342948913574" calcext:value-type="float">
            <text:p>-60,7342948913574</text:p>
          </table:table-cell>
          <table:table-cell office:value-type="float" office:value="-60.7310981750488" calcext:value-type="float">
            <text:p>-60,7310981750488</text:p>
          </table:table-cell>
          <table:table-cell office:value-type="float" office:value="-60.7135887145996" calcext:value-type="float">
            <text:p>-60,7135887145996</text:p>
          </table:table-cell>
          <table:table-cell office:value-type="float" office:value="-60.7171287536621" calcext:value-type="float">
            <text:p>-60,7171287536621</text:p>
          </table:table-cell>
          <table:table-cell office:value-type="float" office:value="-60.7057495117188" calcext:value-type="float">
            <text:p>-60,7057495117188</text:p>
          </table:table-cell>
          <table:table-cell office:value-type="float" office:value="-60.7259521484375" calcext:value-type="float">
            <text:p>-60,7259521484375</text:p>
          </table:table-cell>
          <table:table-cell office:value-type="float" office:value="-60.7266120910645" calcext:value-type="float">
            <text:p>-60,7266120910645</text:p>
          </table:table-cell>
          <table:table-cell office:value-type="float" office:value="-60.7378425598145" calcext:value-type="float">
            <text:p>-60,7378425598145</text:p>
          </table:table-cell>
          <table:table-cell office:value-type="float" office:value="-60.7243537902832" calcext:value-type="float">
            <text:p>-60,7243537902832</text:p>
          </table:table-cell>
          <table:table-cell office:value-type="float" office:value="-60.739860534668" calcext:value-type="float">
            <text:p>-60,739860534668</text:p>
          </table:table-cell>
          <table:table-cell office:value-type="float" office:value="-60.7561988830566" calcext:value-type="float">
            <text:p>-60,7561988830566</text:p>
          </table:table-cell>
          <table:table-cell office:value-type="float" office:value="-60.7429580688477" calcext:value-type="float">
            <text:p>-60,7429580688477</text:p>
          </table:table-cell>
          <table:table-cell office:value-type="float" office:value="-60.7444572448731" calcext:value-type="float">
            <text:p>-60,7444572448731</text:p>
          </table:table-cell>
          <table:table-cell office:value-type="float" office:value="-60.7363471984863" calcext:value-type="float">
            <text:p>-60,7363471984863</text:p>
          </table:table-cell>
          <table:table-cell office:value-type="float" office:value="-60.7565460205078" calcext:value-type="float">
            <text:p>-60,7565460205078</text:p>
          </table:table-cell>
          <table:table-cell office:value-type="float" office:value="-60.7548751831055" calcext:value-type="float">
            <text:p>-60,7548751831055</text:p>
          </table:table-cell>
          <table:table-cell office:value-type="float" office:value="-60.7369346618652" calcext:value-type="float">
            <text:p>-60,7369346618652</text:p>
          </table:table-cell>
          <table:table-cell office:value-type="float" office:value="-60.7391967773438" calcext:value-type="float">
            <text:p>-60,7391967773438</text:p>
          </table:table-cell>
          <table:table-cell office:value-type="float" office:value="-60.7480087280273" calcext:value-type="float">
            <text:p>-60,7480087280273</text:p>
          </table:table-cell>
          <table:table-cell office:value-type="float" office:value="-60.7430305480957" calcext:value-type="float">
            <text:p>-60,7430305480957</text:p>
          </table:table-cell>
          <table:table-cell office:value-type="float" office:value="-60.7508316040039" calcext:value-type="float">
            <text:p>-60,7508316040039</text:p>
          </table:table-cell>
          <table:table-cell office:value-type="float" office:value="-60.756965637207" calcext:value-type="float">
            <text:p>-60,756965637207</text:p>
          </table:table-cell>
          <table:table-cell office:value-type="float" office:value="-60.7506904602051" calcext:value-type="float">
            <text:p>-60,7506904602051</text:p>
          </table:table-cell>
          <table:table-cell office:value-type="float" office:value="-60.7666664123535" calcext:value-type="float">
            <text:p>-60,7666664123535</text:p>
          </table:table-cell>
          <table:table-cell office:value-type="float" office:value="-60.7585372924805" calcext:value-type="float">
            <text:p>-60,7585372924805</text:p>
          </table:table-cell>
          <table:table-cell office:value-type="float" office:value="-60.7744560241699" calcext:value-type="float">
            <text:p>-60,7744560241699</text:p>
          </table:table-cell>
          <table:table-cell office:value-type="float" office:value="-60.7640495300293" calcext:value-type="float">
            <text:p>-60,7640495300293</text:p>
          </table:table-cell>
          <table:table-cell office:value-type="float" office:value="-60.7495422363281" calcext:value-type="float">
            <text:p>-60,7495422363281</text:p>
          </table:table-cell>
          <table:table-cell office:value-type="float" office:value="-60.7492980957031" calcext:value-type="float">
            <text:p>-60,7492980957031</text:p>
          </table:table-cell>
          <table:table-cell office:value-type="float" office:value="-60.7576293945313" calcext:value-type="float">
            <text:p>-60,7576293945313</text:p>
          </table:table-cell>
          <table:table-cell office:value-type="float" office:value="-60.7577323913574" calcext:value-type="float">
            <text:p>-60,7577323913574</text:p>
          </table:table-cell>
          <table:table-cell office:value-type="float" office:value="-60.7553977966309" calcext:value-type="float">
            <text:p>-60,7553977966309</text:p>
          </table:table-cell>
          <table:table-cell office:value-type="float" office:value="-60.7477684020996" calcext:value-type="float">
            <text:p>-60,7477684020996</text:p>
          </table:table-cell>
          <table:table-cell office:value-type="float" office:value="-60.7622680664063" calcext:value-type="float">
            <text:p>-60,7622680664063</text:p>
          </table:table-cell>
          <table:table-cell office:value-type="float" office:value="-60.7497520446777" calcext:value-type="float">
            <text:p>-60,7497520446777</text:p>
          </table:table-cell>
          <table:table-cell office:value-type="float" office:value="-60.7354431152344" calcext:value-type="float">
            <text:p>-60,7354431152344</text:p>
          </table:table-cell>
          <table:table-cell office:value-type="float" office:value="-60.7402076721191" calcext:value-type="float">
            <text:p>-60,7402076721191</text:p>
          </table:table-cell>
          <table:table-cell office:value-type="float" office:value="-60.7570037841797" calcext:value-type="float">
            <text:p>-60,7570037841797</text:p>
          </table:table-cell>
          <table:table-cell office:value-type="float" office:value="-60.7452926635742" calcext:value-type="float">
            <text:p>-60,7452926635742</text:p>
          </table:table-cell>
          <table:table-cell office:value-type="float" office:value="-60.7440032958984" calcext:value-type="float">
            <text:p>-60,7440032958984</text:p>
          </table:table-cell>
          <table:table-cell office:value-type="float" office:value="-60.7540702819824" calcext:value-type="float">
            <text:p>-60,7540702819824</text:p>
          </table:table-cell>
          <table:table-cell office:value-type="float" office:value="-60.7456436157227" calcext:value-type="float">
            <text:p>-60,7456436157227</text:p>
          </table:table-cell>
          <table:table-cell office:value-type="float" office:value="-60.7371826171875" calcext:value-type="float">
            <text:p>-60,7371826171875</text:p>
          </table:table-cell>
          <table:table-cell office:value-type="float" office:value="-60.7334632873535" calcext:value-type="float">
            <text:p>-60,7334632873535</text:p>
          </table:table-cell>
          <table:table-cell office:value-type="float" office:value="-60.7273406982422" calcext:value-type="float">
            <text:p>-60,7273406982422</text:p>
          </table:table-cell>
          <table:table-cell office:value-type="float" office:value="-60.7278633117676" calcext:value-type="float">
            <text:p>-60,7278633117676</text:p>
          </table:table-cell>
          <table:table-cell office:value-type="float" office:value="-60.7513542175293" calcext:value-type="float">
            <text:p>-60,7513542175293</text:p>
          </table:table-cell>
          <table:table-cell office:value-type="float" office:value="-60.7428894042969" calcext:value-type="float">
            <text:p>-60,7428894042969</text:p>
          </table:table-cell>
          <table:table-cell office:value-type="float" office:value="-60.7294960021973" calcext:value-type="float">
            <text:p>-60,7294960021973</text:p>
          </table:table-cell>
          <table:table-cell office:value-type="float" office:value="-60.7378044128418" calcext:value-type="float">
            <text:p>-60,7378044128418</text:p>
          </table:table-cell>
          <table:table-cell office:value-type="float" office:value="-60.7365226745606" calcext:value-type="float">
            <text:p>-60,7365226745606</text:p>
          </table:table-cell>
          <table:table-cell office:value-type="float" office:value="-60.7518043518066" calcext:value-type="float">
            <text:p>-60,7518043518066</text:p>
          </table:table-cell>
          <table:table-cell office:value-type="float" office:value="-60.7333221435547" calcext:value-type="float">
            <text:p>-60,7333221435547</text:p>
          </table:table-cell>
          <table:table-cell office:value-type="float" office:value="-60.7443504333496" calcext:value-type="float">
            <text:p>-60,7443504333496</text:p>
          </table:table-cell>
          <table:table-cell office:value-type="float" office:value="-60.7339820861816" calcext:value-type="float">
            <text:p>-60,7339820861816</text:p>
          </table:table-cell>
          <table:table-cell office:value-type="float" office:value="-60.7346420288086" calcext:value-type="float">
            <text:p>-60,7346420288086</text:p>
          </table:table-cell>
          <table:table-cell office:value-type="float" office:value="-60.7194213867188" calcext:value-type="float">
            <text:p>-60,7194213867188</text:p>
          </table:table-cell>
          <table:table-cell office:value-type="float" office:value="-60.7388877868652" calcext:value-type="float">
            <text:p>-60,7388877868652</text:p>
          </table:table-cell>
          <table:table-cell office:value-type="float" office:value="-60.7350616455078" calcext:value-type="float">
            <text:p>-60,7350616455078</text:p>
          </table:table-cell>
          <table:table-cell office:value-type="float" office:value="-60.7345390319824" calcext:value-type="float">
            <text:p>-60,7345390319824</text:p>
          </table:table-cell>
          <table:table-cell office:value-type="float" office:value="-60.7194213867188" calcext:value-type="float">
            <text:p>-60,7194213867188</text:p>
          </table:table-cell>
          <table:table-cell office:value-type="float" office:value="-60.7253608703613" calcext:value-type="float">
            <text:p>-60,7253608703613</text:p>
          </table:table-cell>
          <table:table-cell office:value-type="float" office:value="-60.7282791137695" calcext:value-type="float">
            <text:p>-60,7282791137695</text:p>
          </table:table-cell>
          <table:table-cell office:value-type="float" office:value="-60.7057495117188" calcext:value-type="float">
            <text:p>-60,7057495117188</text:p>
          </table:table-cell>
          <table:table-cell office:value-type="float" office:value="-60.7193489074707" calcext:value-type="float">
            <text:p>-60,7193489074707</text:p>
          </table:table-cell>
          <table:table-cell office:value-type="float" office:value="-60.7250480651856" calcext:value-type="float">
            <text:p>-60,7250480651856</text:p>
          </table:table-cell>
          <table:table-cell office:value-type="float" office:value="-60.7173042297363" calcext:value-type="float">
            <text:p>-60,7173042297363</text:p>
          </table:table-cell>
          <table:table-cell office:value-type="float" office:value="-60.712028503418" calcext:value-type="float">
            <text:p>-60,712028503418</text:p>
          </table:table-cell>
          <table:table-cell office:value-type="float" office:value="-60.7097358703613" calcext:value-type="float">
            <text:p>-60,7097358703613</text:p>
          </table:table-cell>
          <table:table-cell office:value-type="float" office:value="-60.7096328735352" calcext:value-type="float">
            <text:p>-60,7096328735352</text:p>
          </table:table-cell>
          <table:table-cell office:value-type="float" office:value="-60.7143898010254" calcext:value-type="float">
            <text:p>-60,7143898010254</text:p>
          </table:table-cell>
          <table:table-cell office:value-type="float" office:value="-60.7178916931152" calcext:value-type="float">
            <text:p>-60,7178916931152</text:p>
          </table:table-cell>
          <table:table-cell office:value-type="float" office:value="-60.7016944885254" calcext:value-type="float">
            <text:p>-60,7016944885254</text:p>
          </table:table-cell>
          <table:table-cell office:value-type="float" office:value="-60.7221641540527" calcext:value-type="float">
            <text:p>-60,7221641540527</text:p>
          </table:table-cell>
          <table:table-cell office:value-type="float" office:value="-60.729736328125" calcext:value-type="float">
            <text:p>-60,729736328125</text:p>
          </table:table-cell>
          <table:table-cell office:value-type="float" office:value="-60.7037391662598" calcext:value-type="float">
            <text:p>-60,7037391662598</text:p>
          </table:table-cell>
          <table:table-cell office:value-type="float" office:value="-60.7141761779785" calcext:value-type="float">
            <text:p>-60,7141761779785</text:p>
          </table:table-cell>
          <table:table-cell office:value-type="float" office:value="-60.7132415771484" calcext:value-type="float">
            <text:p>-60,7132415771484</text:p>
          </table:table-cell>
          <table:table-cell office:value-type="float" office:value="-60.6888847351074" calcext:value-type="float">
            <text:p>-60,6888847351074</text:p>
          </table:table-cell>
          <table:table-cell office:value-type="float" office:value="-60.6994438171387" calcext:value-type="float">
            <text:p>-60,6994438171387</text:p>
          </table:table-cell>
          <table:table-cell office:value-type="float" office:value="-60.6868782043457" calcext:value-type="float">
            <text:p>-60,6868782043457</text:p>
          </table:table-cell>
          <table:table-cell office:value-type="float" office:value="-60.679859161377" calcext:value-type="float">
            <text:p>-60,679859161377</text:p>
          </table:table-cell>
          <table:table-cell office:value-type="float" office:value="-60.6926231384277" calcext:value-type="float">
            <text:p>-60,6926231384277</text:p>
          </table:table-cell>
          <table:table-cell office:value-type="float" office:value="-60.6893692016602" calcext:value-type="float">
            <text:p>-60,6893692016602</text:p>
          </table:table-cell>
          <table:table-cell office:value-type="float" office:value="-60.6784439086914" calcext:value-type="float">
            <text:p>-60,6784439086914</text:p>
          </table:table-cell>
          <table:table-cell office:value-type="float" office:value="-60.6782341003418" calcext:value-type="float">
            <text:p>-60,6782341003418</text:p>
          </table:table-cell>
          <table:table-cell office:value-type="float" office:value="-60.6832466125488" calcext:value-type="float">
            <text:p>-60,6832466125488</text:p>
          </table:table-cell>
          <table:table-cell office:value-type="float" office:value="-60.6714286804199" calcext:value-type="float">
            <text:p>-60,6714286804199</text:p>
          </table:table-cell>
          <table:table-cell office:value-type="float" office:value="-60.6753311157227" calcext:value-type="float">
            <text:p>-60,6753311157227</text:p>
          </table:table-cell>
          <table:table-cell office:value-type="float" office:value="-60.6852874755859" calcext:value-type="float">
            <text:p>-60,6852874755859</text:p>
          </table:table-cell>
          <table:table-cell office:value-type="float" office:value="-60.6790313720703" calcext:value-type="float">
            <text:p>-60,6790313720703</text:p>
          </table:table-cell>
          <table:table-cell office:value-type="float" office:value="-60.6726036071777" calcext:value-type="float">
            <text:p>-60,6726036071777</text:p>
          </table:table-cell>
          <table:table-cell office:value-type="float" office:value="-60.680549621582" calcext:value-type="float">
            <text:p>-60,680549621582</text:p>
          </table:table-cell>
          <table:table-cell office:value-type="float" office:value="-60.6757469177246" calcext:value-type="float">
            <text:p>-60,6757469177246</text:p>
          </table:table-cell>
          <table:table-cell office:value-type="float" office:value="-60.6854591369629" calcext:value-type="float">
            <text:p>-60,6854591369629</text:p>
          </table:table-cell>
          <table:table-cell office:value-type="float" office:value="-60.6623878479004" calcext:value-type="float">
            <text:p>-60,6623878479004</text:p>
          </table:table-cell>
          <table:table-cell office:value-type="float" office:value="-60.5939102172852" calcext:value-type="float">
            <text:p>-60,5939102172852</text:p>
          </table:table-cell>
          <table:table-cell office:value-type="float" office:value="-60.6063079833984" calcext:value-type="float">
            <text:p>-60,6063079833984</text:p>
          </table:table-cell>
          <table:table-cell office:value-type="float" office:value="-60.6057929992676" calcext:value-type="float">
            <text:p>-60,6057929992676</text:p>
          </table:table-cell>
          <table:table-cell office:value-type="float" office:value="-60.6064796447754" calcext:value-type="float">
            <text:p>-60,6064796447754</text:p>
          </table:table-cell>
          <table:table-cell office:value-type="float" office:value="-60.6007232666016" calcext:value-type="float">
            <text:p>-60,6007232666016</text:p>
          </table:table-cell>
          <table:table-cell office:value-type="float" office:value="-60.602165222168" calcext:value-type="float">
            <text:p>-60,602165222168</text:p>
          </table:table-cell>
          <table:table-cell office:value-type="float" office:value="-60.5956573486328" calcext:value-type="float">
            <text:p>-60,5956573486328</text:p>
          </table:table-cell>
          <table:table-cell office:value-type="float" office:value="-60.6193389892578" calcext:value-type="float">
            <text:p>-60,6193389892578</text:p>
          </table:table-cell>
          <table:table-cell office:value-type="float" office:value="-60.6094932556152" calcext:value-type="float">
            <text:p>-60,6094932556152</text:p>
          </table:table-cell>
          <table:table-cell office:value-type="float" office:value="-60.6180000305176" calcext:value-type="float">
            <text:p>-60,6180000305176</text:p>
          </table:table-cell>
          <table:table-cell office:value-type="float" office:value="-60.5874099731445" calcext:value-type="float">
            <text:p>-60,5874099731445</text:p>
          </table:table-cell>
          <table:table-cell office:value-type="float" office:value="-60.5967826843262" calcext:value-type="float">
            <text:p>-60,5967826843262</text:p>
          </table:table-cell>
          <table:table-cell office:value-type="float" office:value="-60.6116218566895" calcext:value-type="float">
            <text:p>-60,6116218566895</text:p>
          </table:table-cell>
          <table:table-cell office:value-type="float" office:value="-60.5957221984863" calcext:value-type="float">
            <text:p>-60,5957221984863</text:p>
          </table:table-cell>
          <table:table-cell office:value-type="float" office:value="-60.601203918457" calcext:value-type="float">
            <text:p>-60,601203918457</text:p>
          </table:table-cell>
          <table:table-cell office:value-type="float" office:value="-60.5998306274414" calcext:value-type="float">
            <text:p>-60,5998306274414</text:p>
          </table:table-cell>
          <table:table-cell office:value-type="float" office:value="-60.5993537902832" calcext:value-type="float">
            <text:p>-60,5993537902832</text:p>
          </table:table-cell>
          <table:table-cell office:value-type="float" office:value="-60.6029167175293" calcext:value-type="float">
            <text:p>-60,6029167175293</text:p>
          </table:table-cell>
          <table:table-cell office:value-type="float" office:value="-60.5927467346191" calcext:value-type="float">
            <text:p>-60,5927467346191</text:p>
          </table:table-cell>
          <table:table-cell office:value-type="float" office:value="-60.5906257629395" calcext:value-type="float">
            <text:p>-60,5906257629395</text:p>
          </table:table-cell>
          <table:table-cell office:value-type="float" office:value="-60.5875816345215" calcext:value-type="float">
            <text:p>-60,5875816345215</text:p>
          </table:table-cell>
          <table:table-cell office:value-type="float" office:value="-60.5860061645508" calcext:value-type="float">
            <text:p>-60,5860061645508</text:p>
          </table:table-cell>
          <table:table-cell office:value-type="float" office:value="-60.6019248962402" calcext:value-type="float">
            <text:p>-60,6019248962402</text:p>
          </table:table-cell>
          <table:table-cell office:value-type="float" office:value="-60.5893936157227" calcext:value-type="float">
            <text:p>-60,5893936157227</text:p>
          </table:table-cell>
          <table:table-cell office:value-type="float" office:value="-60.5905227661133" calcext:value-type="float">
            <text:p>-60,5905227661133</text:p>
          </table:table-cell>
          <table:table-cell office:value-type="float" office:value="-60.5963401794434" calcext:value-type="float">
            <text:p>-60,5963401794434</text:p>
          </table:table-cell>
          <table:table-cell office:value-type="float" office:value="-60.5818367004395" calcext:value-type="float">
            <text:p>-60,5818367004395</text:p>
          </table:table-cell>
          <table:table-cell office:value-type="float" office:value="-60.5649032592773" calcext:value-type="float">
            <text:p>-60,5649032592773</text:p>
          </table:table-cell>
          <table:table-cell office:value-type="float" office:value="-60.59130859375" calcext:value-type="float">
            <text:p>-60,59130859375</text:p>
          </table:table-cell>
          <table:table-cell office:value-type="float" office:value="-60.5936698913574" calcext:value-type="float">
            <text:p>-60,5936698913574</text:p>
          </table:table-cell>
          <table:table-cell office:value-type="float" office:value="-60.5969924926758" calcext:value-type="float">
            <text:p>-60,5969924926758</text:p>
          </table:table-cell>
          <table:table-cell office:value-type="float" office:value="-60.5766792297363" calcext:value-type="float">
            <text:p>-60,5766792297363</text:p>
          </table:table-cell>
          <table:table-cell office:value-type="float" office:value="-60.5722389221191" calcext:value-type="float">
            <text:p>-60,5722389221191</text:p>
          </table:table-cell>
          <table:table-cell office:value-type="float" office:value="-60.5870666503906" calcext:value-type="float">
            <text:p>-60,5870666503906</text:p>
          </table:table-cell>
          <table:table-cell office:value-type="float" office:value="-60.6014747619629" calcext:value-type="float">
            <text:p>-60,6014747619629</text:p>
          </table:table-cell>
          <table:table-cell office:value-type="float" office:value="-60.6007537841797" calcext:value-type="float">
            <text:p>-60,6007537841797</text:p>
          </table:table-cell>
          <table:table-cell office:value-type="float" office:value="-60.6155319213867" calcext:value-type="float">
            <text:p>-60,6155319213867</text:p>
          </table:table-cell>
          <table:table-cell office:value-type="float" office:value="-60.6171112060547" calcext:value-type="float">
            <text:p>-60,6171112060547</text:p>
          </table:table-cell>
          <table:table-cell office:value-type="float" office:value="-60.6215057373047" calcext:value-type="float">
            <text:p>-60,6215057373047</text:p>
          </table:table-cell>
          <table:table-cell office:value-type="float" office:value="-60.6060333251953" calcext:value-type="float">
            <text:p>-60,6060333251953</text:p>
          </table:table-cell>
          <table:table-cell office:value-type="float" office:value="-60.597469329834" calcext:value-type="float">
            <text:p>-60,597469329834</text:p>
          </table:table-cell>
          <table:table-cell office:value-type="float" office:value="-60.611930847168" calcext:value-type="float">
            <text:p>-60,611930847168</text:p>
          </table:table-cell>
          <table:table-cell office:value-type="float" office:value="-60.6040802001953" calcext:value-type="float">
            <text:p>-60,6040802001953</text:p>
          </table:table-cell>
          <table:table-cell office:value-type="float" office:value="-60.6123085021973" calcext:value-type="float">
            <text:p>-60,6123085021973</text:p>
          </table:table-cell>
          <table:table-cell office:value-type="float" office:value="-60.6020240783691" calcext:value-type="float">
            <text:p>-60,6020240783691</text:p>
          </table:table-cell>
          <table:table-cell office:value-type="float" office:value="-60.6083984375" calcext:value-type="float">
            <text:p>-60,6083984375</text:p>
          </table:table-cell>
          <table:table-cell office:value-type="float" office:value="-60.6027755737305" calcext:value-type="float">
            <text:p>-60,6027755737305</text:p>
          </table:table-cell>
          <table:table-cell office:value-type="float" office:value="-60.6259651184082" calcext:value-type="float">
            <text:p>-60,6259651184082</text:p>
          </table:table-cell>
          <table:table-cell office:value-type="float" office:value="-60.6301956176758" calcext:value-type="float">
            <text:p>-60,6301956176758</text:p>
          </table:table-cell>
          <table:table-cell office:value-type="float" office:value="-60.6164932250977" calcext:value-type="float">
            <text:p>-60,6164932250977</text:p>
          </table:table-cell>
          <table:table-cell office:value-type="float" office:value="-60.6102867126465" calcext:value-type="float">
            <text:p>-60,6102867126465</text:p>
          </table:table-cell>
          <table:table-cell office:value-type="float" office:value="-60.6034660339356" calcext:value-type="float">
            <text:p>-60,6034660339356</text:p>
          </table:table-cell>
          <table:table-cell office:value-type="float" office:value="-60.6119613647461" calcext:value-type="float">
            <text:p>-60,6119613647461</text:p>
          </table:table-cell>
          <table:table-cell office:value-type="float" office:value="-60.6156349182129" calcext:value-type="float">
            <text:p>-60,6156349182129</text:p>
          </table:table-cell>
          <table:table-cell office:value-type="float" office:value="-60.6167678833008" calcext:value-type="float">
            <text:p>-60,6167678833008</text:p>
          </table:table-cell>
          <table:table-cell office:value-type="float" office:value="-60.6237335205078" calcext:value-type="float">
            <text:p>-60,6237335205078</text:p>
          </table:table-cell>
          <table:table-cell office:value-type="float" office:value="-60.6246299743652" calcext:value-type="float">
            <text:p>-60,6246299743652</text:p>
          </table:table-cell>
          <table:table-cell office:value-type="float" office:value="-60.6213302612305" calcext:value-type="float">
            <text:p>-60,6213302612305</text:p>
          </table:table-cell>
          <table:table-cell office:value-type="float" office:value="-60.6259651184082" calcext:value-type="float">
            <text:p>-60,6259651184082</text:p>
          </table:table-cell>
          <table:table-cell office:value-type="float" office:value="-60.6310882568359" calcext:value-type="float">
            <text:p>-60,6310882568359</text:p>
          </table:table-cell>
          <table:table-cell office:value-type="float" office:value="-60.6184158325195" calcext:value-type="float">
            <text:p>-60,6184158325195</text:p>
          </table:table-cell>
          <table:table-cell office:value-type="float" office:value="-60.6508026123047" calcext:value-type="float">
            <text:p>-60,6508026123047</text:p>
          </table:table-cell>
          <table:table-cell office:value-type="float" office:value="-60.6363487243652" calcext:value-type="float">
            <text:p>-60,6363487243652</text:p>
          </table:table-cell>
          <table:table-cell office:value-type="float" office:value="-60.6185150146484" calcext:value-type="float">
            <text:p>-60,6185150146484</text:p>
          </table:table-cell>
          <table:table-cell office:value-type="float" office:value="-60.6324653625488" calcext:value-type="float">
            <text:p>-60,6324653625488</text:p>
          </table:table-cell>
          <table:table-cell office:value-type="float" office:value="-60.6316375732422" calcext:value-type="float">
            <text:p>-60,6316375732422</text:p>
          </table:table-cell>
          <table:table-cell office:value-type="float" office:value="-60.6394119262695" calcext:value-type="float">
            <text:p>-60,6394119262695</text:p>
          </table:table-cell>
          <table:table-cell office:value-type="float" office:value="-60.6409225463867" calcext:value-type="float">
            <text:p>-60,6409225463867</text:p>
          </table:table-cell>
          <table:table-cell office:value-type="float" office:value="-60.6434364318848" calcext:value-type="float">
            <text:p>-60,6434364318848</text:p>
          </table:table-cell>
          <table:table-cell office:value-type="float" office:value="-60.6267929077148" calcext:value-type="float">
            <text:p>-60,6267929077148</text:p>
          </table:table-cell>
          <table:table-cell office:value-type="float" office:value="-60.6237335205078" calcext:value-type="float">
            <text:p>-60,6237335205078</text:p>
          </table:table-cell>
          <table:table-cell office:value-type="float" office:value="-60.63232421875" calcext:value-type="float">
            <text:p>-60,63232421875</text:p>
          </table:table-cell>
          <table:table-cell office:value-type="float" office:value="-60.6383781433106" calcext:value-type="float">
            <text:p>-60,6383781433106</text:p>
          </table:table-cell>
          <table:table-cell office:value-type="float" office:value="-60.6456718444824" calcext:value-type="float">
            <text:p>-60,6456718444824</text:p>
          </table:table-cell>
          <table:table-cell office:value-type="float" office:value="-60.6482887268066" calcext:value-type="float">
            <text:p>-60,6482887268066</text:p>
          </table:table-cell>
          <table:table-cell office:value-type="float" office:value="-60.6376533508301" calcext:value-type="float">
            <text:p>-60,6376533508301</text:p>
          </table:table-cell>
          <table:table-cell office:value-type="float" office:value="-60.6373100280762" calcext:value-type="float">
            <text:p>-60,6373100280762</text:p>
          </table:table-cell>
          <table:table-cell office:value-type="float" office:value="-60.6424369812012" calcext:value-type="float">
            <text:p>-60,6424369812012</text:p>
          </table:table-cell>
          <table:table-cell office:value-type="float" office:value="-60.6469497680664" calcext:value-type="float">
            <text:p>-60,6469497680664</text:p>
          </table:table-cell>
          <table:table-cell office:value-type="float" office:value="-60.637996673584" calcext:value-type="float">
            <text:p>-60,637996673584</text:p>
          </table:table-cell>
          <table:table-cell office:value-type="float" office:value="-60.6390686035156" calcext:value-type="float">
            <text:p>-60,6390686035156</text:p>
          </table:table-cell>
          <table:table-cell office:value-type="float" office:value="-60.6419219970703" calcext:value-type="float">
            <text:p>-60,6419219970703</text:p>
          </table:table-cell>
          <table:table-cell office:value-type="float" office:value="-60.6499443054199" calcext:value-type="float">
            <text:p>-60,6499443054199</text:p>
          </table:table-cell>
          <table:table-cell office:value-type="float" office:value="-60.6574211120606" calcext:value-type="float">
            <text:p>-60,6574211120606</text:p>
          </table:table-cell>
          <table:table-cell office:value-type="float" office:value="-60.6474990844727" calcext:value-type="float">
            <text:p>-60,6474990844727</text:p>
          </table:table-cell>
          <table:table-cell office:value-type="float" office:value="-60.6344909667969" calcext:value-type="float">
            <text:p>-60,6344909667969</text:p>
          </table:table-cell>
          <table:table-cell office:value-type="float" office:value="-60.6347999572754" calcext:value-type="float">
            <text:p>-60,6347999572754</text:p>
          </table:table-cell>
          <table:table-cell office:value-type="float" office:value="-60.6506309509277" calcext:value-type="float">
            <text:p>-60,6506309509277</text:p>
          </table:table-cell>
          <table:table-cell office:value-type="float" office:value="-60.6604919433594" calcext:value-type="float">
            <text:p>-60,6604919433594</text:p>
          </table:table-cell>
          <table:table-cell office:value-type="float" office:value="-60.6630058288574" calcext:value-type="float">
            <text:p>-60,6630058288574</text:p>
          </table:table-cell>
          <table:table-cell office:value-type="float" office:value="-60.656867980957" calcext:value-type="float">
            <text:p>-60,656867980957</text:p>
          </table:table-cell>
          <table:table-cell office:value-type="float" office:value="-60.6423683166504" calcext:value-type="float">
            <text:p>-60,6423683166504</text:p>
          </table:table-cell>
          <table:table-cell office:value-type="float" office:value="-60.6554870605469" calcext:value-type="float">
            <text:p>-60,6554870605469</text:p>
          </table:table-cell>
          <table:table-cell office:value-type="float" office:value="-60.634937286377" calcext:value-type="float">
            <text:p>-60,634937286377</text:p>
          </table:table-cell>
          <table:table-cell office:value-type="float" office:value="-60.6493225097656" calcext:value-type="float">
            <text:p>-60,6493225097656</text:p>
          </table:table-cell>
          <table:table-cell office:value-type="float" office:value="-60.6484985351563" calcext:value-type="float">
            <text:p>-60,6484985351563</text:p>
          </table:table-cell>
          <table:table-cell office:value-type="float" office:value="-60.6592140197754" calcext:value-type="float">
            <text:p>-60,6592140197754</text:p>
          </table:table-cell>
          <table:table-cell office:value-type="float" office:value="-60.6380348205566" calcext:value-type="float">
            <text:p>-60,6380348205566</text:p>
          </table:table-cell>
          <table:table-cell office:value-type="float" office:value="-60.6447792053223" calcext:value-type="float">
            <text:p>-60,6447792053223</text:p>
          </table:table-cell>
          <table:table-cell office:value-type="float" office:value="-60.6526985168457" calcext:value-type="float">
            <text:p>-60,6526985168457</text:p>
          </table:table-cell>
          <table:table-cell office:value-type="float" office:value="-60.6453285217285" calcext:value-type="float">
            <text:p>-60,6453285217285</text:p>
          </table:table-cell>
          <table:table-cell office:value-type="float" office:value="-60.6484260559082" calcext:value-type="float">
            <text:p>-60,6484260559082</text:p>
          </table:table-cell>
          <table:table-cell office:value-type="float" office:value="-60.642749786377" calcext:value-type="float">
            <text:p>-60,642749786377</text:p>
          </table:table-cell>
          <table:table-cell office:value-type="float" office:value="-60.6357650756836" calcext:value-type="float">
            <text:p>-60,6357650756836</text:p>
          </table:table-cell>
          <table:table-cell office:value-type="float" office:value="-60.6339073181152" calcext:value-type="float">
            <text:p>-60,6339073181152</text:p>
          </table:table-cell>
          <table:table-cell office:value-type="float" office:value="-60.6215057373047" calcext:value-type="float">
            <text:p>-60,6215057373047</text:p>
          </table:table-cell>
          <table:table-cell office:value-type="float" office:value="-60.6331520080566" calcext:value-type="float">
            <text:p>-60,6331520080566</text:p>
          </table:table-cell>
          <table:table-cell office:value-type="float" office:value="-60.6326026916504" calcext:value-type="float">
            <text:p>-60,6326026916504</text:p>
          </table:table-cell>
          <table:table-cell office:value-type="float" office:value="-60.6234931945801" calcext:value-type="float">
            <text:p>-60,6234931945801</text:p>
          </table:table-cell>
          <table:table-cell office:value-type="float" office:value="-60.611930847168" calcext:value-type="float">
            <text:p>-60,611930847168</text:p>
          </table:table-cell>
          <table:table-cell office:value-type="float" office:value="-60.6205406188965" calcext:value-type="float">
            <text:p>-60,6205406188965</text:p>
          </table:table-cell>
          <table:table-cell office:value-type="float" office:value="-60.6075057983398" calcext:value-type="float">
            <text:p>-60,6075057983398</text:p>
          </table:table-cell>
          <table:table-cell office:value-type="float" office:value="-60.6163215637207" calcext:value-type="float">
            <text:p>-60,6163215637207</text:p>
          </table:table-cell>
          <table:table-cell office:value-type="float" office:value="-60.6050033569336" calcext:value-type="float">
            <text:p>-60,6050033569336</text:p>
          </table:table-cell>
          <table:table-cell office:value-type="float" office:value="-60.6072654724121" calcext:value-type="float">
            <text:p>-60,6072654724121</text:p>
          </table:table-cell>
          <table:table-cell office:value-type="float" office:value="-60.5967521667481" calcext:value-type="float">
            <text:p>-60,5967521667481</text:p>
          </table:table-cell>
          <table:table-cell office:value-type="float" office:value="-60.6147422790527" calcext:value-type="float">
            <text:p>-60,6147422790527</text:p>
          </table:table-cell>
          <table:table-cell office:value-type="float" office:value="-60.5951080322266" calcext:value-type="float">
            <text:p>-60,5951080322266</text:p>
          </table:table-cell>
          <table:table-cell office:value-type="float" office:value="-60.6313629150391" calcext:value-type="float">
            <text:p>-60,6313629150391</text:p>
          </table:table-cell>
          <table:table-cell office:value-type="float" office:value="-60.6200637817383" calcext:value-type="float">
            <text:p>-60,6200637817383</text:p>
          </table:table-cell>
          <table:table-cell office:value-type="float" office:value="-60.6091194152832" calcext:value-type="float">
            <text:p>-60,6091194152832</text:p>
          </table:table-cell>
          <table:table-cell office:value-type="float" office:value="-60.6032562255859" calcext:value-type="float">
            <text:p>-60,6032562255859</text:p>
          </table:table-cell>
          <table:table-cell office:value-type="float" office:value="-60.5869674682617" calcext:value-type="float">
            <text:p>-60,5869674682617</text:p>
          </table:table-cell>
          <table:table-cell office:value-type="float" office:value="-60.5843009948731" calcext:value-type="float">
            <text:p>-60,5843009948731</text:p>
          </table:table-cell>
          <table:table-cell office:value-type="float" office:value="-60.5999336242676" calcext:value-type="float">
            <text:p>-60,5999336242676</text:p>
          </table:table-cell>
          <table:table-cell office:value-type="float" office:value="-60.5959625244141" calcext:value-type="float">
            <text:p>-60,5959625244141</text:p>
          </table:table-cell>
          <table:table-cell office:value-type="float" office:value="-60.5886077880859" calcext:value-type="float">
            <text:p>-60,5886077880859</text:p>
          </table:table-cell>
          <table:table-cell office:value-type="float" office:value="-60.5929183959961" calcext:value-type="float">
            <text:p>-60,5929183959961</text:p>
          </table:table-cell>
          <table:table-cell office:value-type="float" office:value="-60.6013069152832" calcext:value-type="float">
            <text:p>-60,6013069152832</text:p>
          </table:table-cell>
          <table:table-cell office:value-type="float" office:value="-60.5878219604492" calcext:value-type="float">
            <text:p>-60,5878219604492</text:p>
          </table:table-cell>
          <table:table-cell office:value-type="float" office:value="-60.5872039794922" calcext:value-type="float">
            <text:p>-60,5872039794922</text:p>
          </table:table-cell>
          <table:table-cell office:value-type="float" office:value="-60.5810852050781" calcext:value-type="float">
            <text:p>-60,5810852050781</text:p>
          </table:table-cell>
          <table:table-cell office:value-type="float" office:value="-60.5718307495117" calcext:value-type="float">
            <text:p>-60,5718307495117</text:p>
          </table:table-cell>
          <table:table-cell office:value-type="float" office:value="-60.5776710510254" calcext:value-type="float">
            <text:p>-60,5776710510254</text:p>
          </table:table-cell>
          <table:table-cell office:value-type="float" office:value="-60.5758590698242" calcext:value-type="float">
            <text:p>-60,5758590698242</text:p>
          </table:table-cell>
          <table:table-cell office:value-type="float" office:value="-60.5700569152832" calcext:value-type="float">
            <text:p>-60,5700569152832</text:p>
          </table:table-cell>
          <table:table-cell office:value-type="float" office:value="-60.5597534179688" calcext:value-type="float">
            <text:p>-60,5597534179688</text:p>
          </table:table-cell>
          <table:table-cell office:value-type="float" office:value="-60.5546417236328" calcext:value-type="float">
            <text:p>-60,5546417236328</text:p>
          </table:table-cell>
          <table:table-cell office:value-type="float" office:value="-60.5598220825195" calcext:value-type="float">
            <text:p>-60,5598220825195</text:p>
          </table:table-cell>
          <table:table-cell office:value-type="float" office:value="-60.5659599304199" calcext:value-type="float">
            <text:p>-60,5659599304199</text:p>
          </table:table-cell>
          <table:table-cell office:value-type="float" office:value="-60.5559692382813" calcext:value-type="float">
            <text:p>-60,5559692382813</text:p>
          </table:table-cell>
          <table:table-cell office:value-type="float" office:value="-60.5521202087402" calcext:value-type="float">
            <text:p>-60,5521202087402</text:p>
          </table:table-cell>
          <table:table-cell office:value-type="float" office:value="-60.5534477233887" calcext:value-type="float">
            <text:p>-60,5534477233887</text:p>
          </table:table-cell>
          <table:table-cell office:value-type="float" office:value="-60.5456161499023" calcext:value-type="float">
            <text:p>-60,5456161499023</text:p>
          </table:table-cell>
          <table:table-cell office:value-type="float" office:value="-60.5448341369629" calcext:value-type="float">
            <text:p>-60,5448341369629</text:p>
          </table:table-cell>
          <table:table-cell office:value-type="float" office:value="-60.5315399169922" calcext:value-type="float">
            <text:p>-60,5315399169922</text:p>
          </table:table-cell>
          <table:table-cell office:value-type="float" office:value="-60.546028137207" calcext:value-type="float">
            <text:p>-60,546028137207</text:p>
          </table:table-cell>
          <table:table-cell office:value-type="float" office:value="-60.5413284301758" calcext:value-type="float">
            <text:p>-60,5413284301758</text:p>
          </table:table-cell>
          <table:table-cell office:value-type="float" office:value="-60.5260009765625" calcext:value-type="float">
            <text:p>-60,5260009765625</text:p>
          </table:table-cell>
          <table:table-cell office:value-type="float" office:value="-60.5131797790527" calcext:value-type="float">
            <text:p>-60,5131797790527</text:p>
          </table:table-cell>
          <table:table-cell office:value-type="float" office:value="-60.5187034606934" calcext:value-type="float">
            <text:p>-60,5187034606934</text:p>
          </table:table-cell>
          <table:table-cell office:value-type="float" office:value="-60.5280380249023" calcext:value-type="float">
            <text:p>-60,5280380249023</text:p>
          </table:table-cell>
          <table:table-cell office:value-type="float" office:value="-60.5173149108887" calcext:value-type="float">
            <text:p>-60,5173149108887</text:p>
          </table:table-cell>
          <table:table-cell office:value-type="float" office:value="-60.5261726379395" calcext:value-type="float">
            <text:p>-60,5261726379395</text:p>
          </table:table-cell>
          <table:table-cell office:value-type="float" office:value="-60.5263061523438" calcext:value-type="float">
            <text:p>-60,5263061523438</text:p>
          </table:table-cell>
          <table:table-cell table:number-columns-repeated="2" office:value-type="float" office:value="-60.5300445556641" calcext:value-type="float">
            <text:p>-60,5300445556641</text:p>
          </table:table-cell>
          <table:table-cell office:value-type="float" office:value="-60.5204010009766" calcext:value-type="float">
            <text:p>-60,5204010009766</text:p>
          </table:table-cell>
          <table:table-cell office:value-type="float" office:value="-60.5207061767578" calcext:value-type="float">
            <text:p>-60,5207061767578</text:p>
          </table:table-cell>
          <table:table-cell office:value-type="float" office:value="-60.5296058654785" calcext:value-type="float">
            <text:p>-60,5296058654785</text:p>
          </table:table-cell>
          <table:table-cell office:value-type="float" office:value="-60.5424537658691" calcext:value-type="float">
            <text:p>-60,5424537658691</text:p>
          </table:table-cell>
          <table:table-cell office:value-type="float" office:value="-60.5363998413086" calcext:value-type="float">
            <text:p>-60,5363998413086</text:p>
          </table:table-cell>
          <table:table-cell office:value-type="float" office:value="-60.5345649719238" calcext:value-type="float">
            <text:p>-60,5345649719238</text:p>
          </table:table-cell>
          <table:table-cell office:value-type="float" office:value="-60.51904296875" calcext:value-type="float">
            <text:p>-60,51904296875</text:p>
          </table:table-cell>
          <table:table-cell office:value-type="float" office:value="-60.525390625" calcext:value-type="float">
            <text:p>-60,525390625</text:p>
          </table:table-cell>
          <table:table-cell office:value-type="float" office:value="-60.5187034606934" calcext:value-type="float">
            <text:p>-60,5187034606934</text:p>
          </table:table-cell>
          <table:table-cell office:value-type="float" office:value="-60.5305900573731" calcext:value-type="float">
            <text:p>-60,5305900573731</text:p>
          </table:table-cell>
          <table:table-cell office:value-type="float" office:value="-60.5315704345703" calcext:value-type="float">
            <text:p>-60,5315704345703</text:p>
          </table:table-cell>
          <table:table-cell office:value-type="float" office:value="-60.5425872802734" calcext:value-type="float">
            <text:p>-60,5425872802734</text:p>
          </table:table-cell>
          <table:table-cell office:value-type="float" office:value="-60.5375900268555" calcext:value-type="float">
            <text:p>-60,5375900268555</text:p>
          </table:table-cell>
          <table:table-cell office:value-type="float" office:value="-60.5342597961426" calcext:value-type="float">
            <text:p>-60,5342597961426</text:p>
          </table:table-cell>
          <table:table-cell office:value-type="float" office:value="-60.522876739502" calcext:value-type="float">
            <text:p>-60,522876739502</text:p>
          </table:table-cell>
          <table:table-cell office:value-type="float" office:value="-60.5322532653809" calcext:value-type="float">
            <text:p>-60,5322532653809</text:p>
          </table:table-cell>
          <table:table-cell office:value-type="float" office:value="-60.5174865722656" calcext:value-type="float">
            <text:p>-60,5174865722656</text:p>
          </table:table-cell>
          <table:table-cell office:value-type="float" office:value="-60.5081253051758" calcext:value-type="float">
            <text:p>-60,5081253051758</text:p>
          </table:table-cell>
          <table:table-cell office:value-type="float" office:value="-60.5143966674805" calcext:value-type="float">
            <text:p>-60,5143966674805</text:p>
          </table:table-cell>
          <table:table-cell office:value-type="float" office:value="-60.5196876525879" calcext:value-type="float">
            <text:p>-60,5196876525879</text:p>
          </table:table-cell>
          <table:table-cell office:value-type="float" office:value="-60.5217933654785" calcext:value-type="float">
            <text:p>-60,5217933654785</text:p>
          </table:table-cell>
          <table:table-cell office:value-type="float" office:value="-60.5210800170898" calcext:value-type="float">
            <text:p>-60,5210800170898</text:p>
          </table:table-cell>
          <table:table-cell office:value-type="float" office:value="-60.5168380737305" calcext:value-type="float">
            <text:p>-60,5168380737305</text:p>
          </table:table-cell>
          <table:table-cell office:value-type="float" office:value="-60.5307235717773" calcext:value-type="float">
            <text:p>-60,5307235717773</text:p>
          </table:table-cell>
          <table:table-cell office:value-type="float" office:value="-60.5150756835938" calcext:value-type="float">
            <text:p>-60,5150756835938</text:p>
          </table:table-cell>
          <table:table-cell office:value-type="float" office:value="-60.5150413513184" calcext:value-type="float">
            <text:p>-60,5150413513184</text:p>
          </table:table-cell>
          <table:table-cell office:value-type="float" office:value="-60.5057563781738" calcext:value-type="float">
            <text:p>-60,5057563781738</text:p>
          </table:table-cell>
          <table:table-cell office:value-type="float" office:value="-60.5115852355957" calcext:value-type="float">
            <text:p>-60,5115852355957</text:p>
          </table:table-cell>
          <table:table-cell office:value-type="float" office:value="-60.524341583252" calcext:value-type="float">
            <text:p>-60,524341583252</text:p>
          </table:table-cell>
          <table:table-cell office:value-type="float" office:value="-60.5112113952637" calcext:value-type="float">
            <text:p>-60,5112113952637</text:p>
          </table:table-cell>
          <table:table-cell office:value-type="float" office:value="-60.6048698425293" calcext:value-type="float">
            <text:p>-60,6048698425293</text:p>
          </table:table-cell>
          <table:table-cell office:value-type="float" office:value="-60.673225402832" calcext:value-type="float">
            <text:p>-60,673225402832</text:p>
          </table:table-cell>
          <table:table-cell office:value-type="float" office:value="-60.6870880126953" calcext:value-type="float">
            <text:p>-60,6870880126953</text:p>
          </table:table-cell>
          <table:table-cell office:value-type="float" office:value="-60.6841468811035" calcext:value-type="float">
            <text:p>-60,6841468811035</text:p>
          </table:table-cell>
          <table:table-cell office:value-type="float" office:value="-60.679859161377" calcext:value-type="float">
            <text:p>-60,679859161377</text:p>
          </table:table-cell>
          <table:table-cell office:value-type="float" office:value="-60.6785774230957" calcext:value-type="float">
            <text:p>-60,6785774230957</text:p>
          </table:table-cell>
          <table:table-cell office:value-type="float" office:value="-60.6814842224121" calcext:value-type="float">
            <text:p>-60,6814842224121</text:p>
          </table:table-cell>
          <table:table-cell office:value-type="float" office:value="-60.6799964904785" calcext:value-type="float">
            <text:p>-60,6799964904785</text:p>
          </table:table-cell>
          <table:table-cell office:value-type="float" office:value="-60.6735725402832" calcext:value-type="float">
            <text:p>-60,6735725402832</text:p>
          </table:table-cell>
          <table:table-cell office:value-type="float" office:value="-60.6992721557617" calcext:value-type="float">
            <text:p>-60,6992721557617</text:p>
          </table:table-cell>
          <table:table-cell office:value-type="float" office:value="-60.6756439208984" calcext:value-type="float">
            <text:p>-60,6756439208984</text:p>
          </table:table-cell>
          <table:table-cell office:value-type="float" office:value="-60.6761932373047" calcext:value-type="float">
            <text:p>-60,6761932373047</text:p>
          </table:table-cell>
          <table:table-cell office:value-type="float" office:value="-60.688159942627" calcext:value-type="float">
            <text:p>-60,688159942627</text:p>
          </table:table-cell>
          <table:table-cell office:value-type="float" office:value="-60.6838340759277" calcext:value-type="float">
            <text:p>-60,6838340759277</text:p>
          </table:table-cell>
          <table:table-cell office:value-type="float" office:value="-60.689510345459" calcext:value-type="float">
            <text:p>-60,689510345459</text:p>
          </table:table-cell>
          <table:table-cell office:value-type="float" office:value="-60.6820373535156" calcext:value-type="float">
            <text:p>-60,6820373535156</text:p>
          </table:table-cell>
          <table:table-cell office:value-type="float" office:value="-60.669116973877" calcext:value-type="float">
            <text:p>-60,669116973877</text:p>
          </table:table-cell>
          <table:table-cell office:value-type="float" office:value="-60.6745376586914" calcext:value-type="float">
            <text:p>-60,6745376586914</text:p>
          </table:table-cell>
          <table:table-cell office:value-type="float" office:value="-60.6771965026856" calcext:value-type="float">
            <text:p>-60,6771965026856</text:p>
          </table:table-cell>
          <table:table-cell office:value-type="float" office:value="-60.6857032775879" calcext:value-type="float">
            <text:p>-60,6857032775879</text:p>
          </table:table-cell>
          <table:table-cell office:value-type="float" office:value="-60.6880874633789" calcext:value-type="float">
            <text:p>-60,6880874633789</text:p>
          </table:table-cell>
          <table:table-cell office:value-type="float" office:value="-60.7018699645996" calcext:value-type="float">
            <text:p>-60,7018699645996</text:p>
          </table:table-cell>
          <table:table-cell office:value-type="float" office:value="-60.666145324707" calcext:value-type="float">
            <text:p>-60,666145324707</text:p>
          </table:table-cell>
          <table:table-cell office:value-type="float" office:value="-60.6557350158691" calcext:value-type="float">
            <text:p>-60,6557350158691</text:p>
          </table:table-cell>
          <table:table-cell office:value-type="float" office:value="-60.680103302002" calcext:value-type="float">
            <text:p>-60,680103302002</text:p>
          </table:table-cell>
          <table:table-cell office:value-type="float" office:value="-60.6614189147949" calcext:value-type="float">
            <text:p>-60,6614189147949</text:p>
          </table:table-cell>
          <table:table-cell office:value-type="float" office:value="-60.6815185546875" calcext:value-type="float">
            <text:p>-60,6815185546875</text:p>
          </table:table-cell>
          <table:table-cell office:value-type="float" office:value="-60.6783027648926" calcext:value-type="float">
            <text:p>-60,6783027648926</text:p>
          </table:table-cell>
          <table:table-cell office:value-type="float" office:value="-60.6653861999512" calcext:value-type="float">
            <text:p>-60,6653861999512</text:p>
          </table:table-cell>
          <table:table-cell office:value-type="float" office:value="-60.6741218566895" calcext:value-type="float">
            <text:p>-60,6741218566895</text:p>
          </table:table-cell>
          <table:table-cell office:value-type="float" office:value="-60.6740188598633" calcext:value-type="float">
            <text:p>-60,6740188598633</text:p>
          </table:table-cell>
          <table:table-cell office:value-type="float" office:value="-60.673225402832" calcext:value-type="float">
            <text:p>-60,673225402832</text:p>
          </table:table-cell>
          <table:table-cell office:value-type="float" office:value="-60.6797561645508" calcext:value-type="float">
            <text:p>-60,6797561645508</text:p>
          </table:table-cell>
          <table:table-cell office:value-type="float" office:value="-60.6589393615723" calcext:value-type="float">
            <text:p>-60,6589393615723</text:p>
          </table:table-cell>
          <table:table-cell office:value-type="float" office:value="-60.6573524475098" calcext:value-type="float">
            <text:p>-60,6573524475098</text:p>
          </table:table-cell>
          <table:table-cell office:value-type="float" office:value="-60.6730537414551" calcext:value-type="float">
            <text:p>-60,6730537414551</text:p>
          </table:table-cell>
          <table:table-cell office:value-type="float" office:value="-60.6598701477051" calcext:value-type="float">
            <text:p>-60,6598701477051</text:p>
          </table:table-cell>
          <table:table-cell office:value-type="float" office:value="-60.6715660095215" calcext:value-type="float">
            <text:p>-60,6715660095215</text:p>
          </table:table-cell>
          <table:table-cell office:value-type="float" office:value="-60.6673202514648" calcext:value-type="float">
            <text:p>-60,6673202514648</text:p>
          </table:table-cell>
          <table:table-cell office:value-type="float" office:value="-60.6624565124512" calcext:value-type="float">
            <text:p>-60,6624565124512</text:p>
          </table:table-cell>
          <table:table-cell office:value-type="float" office:value="-60.6515274047852" calcext:value-type="float">
            <text:p>-60,6515274047852</text:p>
          </table:table-cell>
          <table:table-cell office:value-type="float" office:value="-60.6640396118164" calcext:value-type="float">
            <text:p>-60,6640396118164</text:p>
          </table:table-cell>
          <table:table-cell office:value-type="float" office:value="-60.6600761413574" calcext:value-type="float">
            <text:p>-60,6600761413574</text:p>
          </table:table-cell>
          <table:table-cell office:value-type="float" office:value="-60.6420936584473" calcext:value-type="float">
            <text:p>-60,6420936584473</text:p>
          </table:table-cell>
          <table:table-cell office:value-type="float" office:value="-60.6352462768555" calcext:value-type="float">
            <text:p>-60,6352462768555</text:p>
          </table:table-cell>
          <table:table-cell office:value-type="float" office:value="-60.6585960388184" calcext:value-type="float">
            <text:p>-60,6585960388184</text:p>
          </table:table-cell>
          <table:table-cell office:value-type="float" office:value="-60.6619758605957" calcext:value-type="float">
            <text:p>-60,6619758605957</text:p>
          </table:table-cell>
          <table:table-cell office:value-type="float" office:value="-60.6502876281738" calcext:value-type="float">
            <text:p>-60,6502876281738</text:p>
          </table:table-cell>
          <table:table-cell office:value-type="float" office:value="-60.6395149230957" calcext:value-type="float">
            <text:p>-60,6395149230957</text:p>
          </table:table-cell>
          <table:table-cell office:value-type="float" office:value="-60.6499443054199" calcext:value-type="float">
            <text:p>-60,6499443054199</text:p>
          </table:table-cell>
          <table:table-cell office:value-type="float" office:value="-60.6412658691406" calcext:value-type="float">
            <text:p>-60,6412658691406</text:p>
          </table:table-cell>
          <table:table-cell office:value-type="float" office:value="-60.6564903259277" calcext:value-type="float">
            <text:p>-60,6564903259277</text:p>
          </table:table-cell>
          <table:table-cell office:value-type="float" office:value="-60.6598014831543" calcext:value-type="float">
            <text:p>-60,6598014831543</text:p>
          </table:table-cell>
          <table:table-cell office:value-type="float" office:value="-60.6544570922852" calcext:value-type="float">
            <text:p>-60,6544570922852</text:p>
          </table:table-cell>
          <table:table-cell office:value-type="float" office:value="-60.6433334350586" calcext:value-type="float">
            <text:p>-60,6433334350586</text:p>
          </table:table-cell>
          <table:table-cell office:value-type="float" office:value="-60.6422309875488" calcext:value-type="float">
            <text:p>-60,6422309875488</text:p>
          </table:table-cell>
          <table:table-cell office:value-type="float" office:value="-60.6449851989746" calcext:value-type="float">
            <text:p>-60,6449851989746</text:p>
          </table:table-cell>
          <table:table-cell office:value-type="float" office:value="-60.6460151672363" calcext:value-type="float">
            <text:p>-60,6460151672363</text:p>
          </table:table-cell>
          <table:table-cell office:value-type="float" office:value="-60.6567649841309" calcext:value-type="float">
            <text:p>-60,6567649841309</text:p>
          </table:table-cell>
          <table:table-cell office:value-type="float" office:value="-60.6527671813965" calcext:value-type="float">
            <text:p>-60,6527671813965</text:p>
          </table:table-cell>
          <table:table-cell office:value-type="float" office:value="-60.6710166931152" calcext:value-type="float">
            <text:p>-60,6710166931152</text:p>
          </table:table-cell>
          <table:table-cell office:value-type="float" office:value="-60.6530799865723" calcext:value-type="float">
            <text:p>-60,6530799865723</text:p>
          </table:table-cell>
          <table:table-cell office:value-type="float" office:value="-60.6751594543457" calcext:value-type="float">
            <text:p>-60,6751594543457</text:p>
          </table:table-cell>
          <table:table-cell office:value-type="float" office:value="-60.6417503356934" calcext:value-type="float">
            <text:p>-60,6417503356934</text:p>
          </table:table-cell>
          <table:table-cell office:value-type="float" office:value="-60.6516342163086" calcext:value-type="float">
            <text:p>-60,6516342163086</text:p>
          </table:table-cell>
          <table:table-cell office:value-type="float" office:value="-60.6483955383301" calcext:value-type="float">
            <text:p>-60,6483955383301</text:p>
          </table:table-cell>
          <table:table-cell office:value-type="float" office:value="-60.630298614502" calcext:value-type="float">
            <text:p>-60,630298614502</text:p>
          </table:table-cell>
          <table:table-cell office:value-type="float" office:value="-60.6496315002441" calcext:value-type="float">
            <text:p>-60,6496315002441</text:p>
          </table:table-cell>
          <table:table-cell office:value-type="float" office:value="-60.6495666503906" calcext:value-type="float">
            <text:p>-60,6495666503906</text:p>
          </table:table-cell>
          <table:table-cell office:value-type="float" office:value="-60.6514930725098" calcext:value-type="float">
            <text:p>-60,6514930725098</text:p>
          </table:table-cell>
          <table:table-cell office:value-type="float" office:value="-60.6523551940918" calcext:value-type="float">
            <text:p>-60,6523551940918</text:p>
          </table:table-cell>
          <table:table-cell office:value-type="float" office:value="-60.6528701782227" calcext:value-type="float">
            <text:p>-60,6528701782227</text:p>
          </table:table-cell>
          <table:table-cell office:value-type="float" office:value="-60.6418533325195" calcext:value-type="float">
            <text:p>-60,6418533325195</text:p>
          </table:table-cell>
          <table:table-cell office:value-type="float" office:value="-60.6473960876465" calcext:value-type="float">
            <text:p>-60,6473960876465</text:p>
          </table:table-cell>
          <table:table-cell office:value-type="float" office:value="-60.6366920471191" calcext:value-type="float">
            <text:p>-60,6366920471191</text:p>
          </table:table-cell>
          <table:table-cell office:value-type="float" office:value="-60.6461524963379" calcext:value-type="float">
            <text:p>-60,6461524963379</text:p>
          </table:table-cell>
          <table:table-cell office:value-type="float" office:value="-60.6378631591797" calcext:value-type="float">
            <text:p>-60,6378631591797</text:p>
          </table:table-cell>
          <table:table-cell office:value-type="float" office:value="-60.6271705627441" calcext:value-type="float">
            <text:p>-60,6271705627441</text:p>
          </table:table-cell>
          <table:table-cell office:value-type="float" office:value="-60.628547668457" calcext:value-type="float">
            <text:p>-60,628547668457</text:p>
          </table:table-cell>
          <table:table-cell office:value-type="float" office:value="-60.640510559082" calcext:value-type="float">
            <text:p>-60,640510559082</text:p>
          </table:table-cell>
          <table:table-cell office:value-type="float" office:value="-60.6322898864746" calcext:value-type="float">
            <text:p>-60,6322898864746</text:p>
          </table:table-cell>
          <table:table-cell office:value-type="float" office:value="-60.6562118530273" calcext:value-type="float">
            <text:p>-60,6562118530273</text:p>
          </table:table-cell>
          <table:table-cell office:value-type="float" office:value="-60.6249389648438" calcext:value-type="float">
            <text:p>-60,6249389648438</text:p>
          </table:table-cell>
          <table:table-cell office:value-type="float" office:value="-60.6532516479492" calcext:value-type="float">
            <text:p>-60,6532516479492</text:p>
          </table:table-cell>
          <table:table-cell office:value-type="float" office:value="-60.6518402099609" calcext:value-type="float">
            <text:p>-60,6518402099609</text:p>
          </table:table-cell>
          <table:table-cell office:value-type="float" office:value="-60.6465339660645" calcext:value-type="float">
            <text:p>-60,6465339660645</text:p>
          </table:table-cell>
          <table:table-cell office:value-type="float" office:value="-60.656867980957" calcext:value-type="float">
            <text:p>-60,656867980957</text:p>
          </table:table-cell>
          <table:table-cell office:value-type="float" office:value="-60.6821746826172" calcext:value-type="float">
            <text:p>-60,6821746826172</text:p>
          </table:table-cell>
          <table:table-cell office:value-type="float" office:value="-60.6723251342773" calcext:value-type="float">
            <text:p>-60,6723251342773</text:p>
          </table:table-cell>
          <table:table-cell office:value-type="float" office:value="-60.6662178039551" calcext:value-type="float">
            <text:p>-60,6662178039551</text:p>
          </table:table-cell>
          <table:table-cell office:value-type="float" office:value="-60.6789283752441" calcext:value-type="float">
            <text:p>-60,6789283752441</text:p>
          </table:table-cell>
          <table:table-cell office:value-type="float" office:value="-60.6569366455078" calcext:value-type="float">
            <text:p>-60,6569366455078</text:p>
          </table:table-cell>
          <table:table-cell office:value-type="float" office:value="-60.6568031311035" calcext:value-type="float">
            <text:p>-60,6568031311035</text:p>
          </table:table-cell>
          <table:table-cell office:value-type="float" office:value="-60.669361114502" calcext:value-type="float">
            <text:p>-60,669361114502</text:p>
          </table:table-cell>
          <table:table-cell office:value-type="float" office:value="-60.664493560791" calcext:value-type="float">
            <text:p>-60,664493560791</text:p>
          </table:table-cell>
          <table:table-cell office:value-type="float" office:value="-60.6470146179199" calcext:value-type="float">
            <text:p>-60,6470146179199</text:p>
          </table:table-cell>
          <table:table-cell office:value-type="float" office:value="-60.640064239502" calcext:value-type="float">
            <text:p>-60,640064239502</text:p>
          </table:table-cell>
          <table:table-cell office:value-type="float" office:value="-60.6278610229492" calcext:value-type="float">
            <text:p>-60,6278610229492</text:p>
          </table:table-cell>
          <table:table-cell office:value-type="float" office:value="-60.6379661560059" calcext:value-type="float">
            <text:p>-60,6379661560059</text:p>
          </table:table-cell>
          <table:table-cell office:value-type="float" office:value="-60.6485290527344" calcext:value-type="float">
            <text:p>-60,6485290527344</text:p>
          </table:table-cell>
          <table:table-cell office:value-type="float" office:value="-60.6658363342285" calcext:value-type="float">
            <text:p>-60,6658363342285</text:p>
          </table:table-cell>
          <table:table-cell office:value-type="float" office:value="-60.6621437072754" calcext:value-type="float">
            <text:p>-60,6621437072754</text:p>
          </table:table-cell>
          <table:table-cell office:value-type="float" office:value="-60.6592483520508" calcext:value-type="float">
            <text:p>-60,6592483520508</text:p>
          </table:table-cell>
          <table:table-cell office:value-type="float" office:value="-60.6678047180176" calcext:value-type="float">
            <text:p>-60,6678047180176</text:p>
          </table:table-cell>
          <table:table-cell office:value-type="float" office:value="-60.6699447631836" calcext:value-type="float">
            <text:p>-60,6699447631836</text:p>
          </table:table-cell>
          <table:table-cell office:value-type="float" office:value="-60.6786499023438" calcext:value-type="float">
            <text:p>-60,6786499023438</text:p>
          </table:table-cell>
          <table:table-cell office:value-type="float" office:value="-60.6763343811035" calcext:value-type="float">
            <text:p>-60,6763343811035</text:p>
          </table:table-cell>
          <table:table-cell office:value-type="float" office:value="-60.6484985351563" calcext:value-type="float">
            <text:p>-60,6484985351563</text:p>
          </table:table-cell>
          <table:table-cell office:value-type="float" office:value="-60.6645584106445" calcext:value-type="float">
            <text:p>-60,6645584106445</text:p>
          </table:table-cell>
          <table:table-cell office:value-type="float" office:value="-60.6704978942871" calcext:value-type="float">
            <text:p>-60,6704978942871</text:p>
          </table:table-cell>
          <table:table-cell office:value-type="float" office:value="-60.6618347167969" calcext:value-type="float">
            <text:p>-60,6618347167969</text:p>
          </table:table-cell>
          <table:table-cell office:value-type="float" office:value="-60.6749496459961" calcext:value-type="float">
            <text:p>-60,6749496459961</text:p>
          </table:table-cell>
          <table:table-cell office:value-type="float" office:value="-60.672119140625" calcext:value-type="float">
            <text:p>-60,672119140625</text:p>
          </table:table-cell>
          <table:table-cell office:value-type="float" office:value="-60.6705665588379" calcext:value-type="float">
            <text:p>-60,6705665588379</text:p>
          </table:table-cell>
          <table:table-cell office:value-type="float" office:value="-60.6914100646973" calcext:value-type="float">
            <text:p>-60,6914100646973</text:p>
          </table:table-cell>
          <table:table-cell office:value-type="float" office:value="-60.6724662780762" calcext:value-type="float">
            <text:p>-60,6724662780762</text:p>
          </table:table-cell>
          <table:table-cell office:value-type="float" office:value="-60.6787872314453" calcext:value-type="float">
            <text:p>-60,6787872314453</text:p>
          </table:table-cell>
          <table:table-cell office:value-type="float" office:value="-60.6797218322754" calcext:value-type="float">
            <text:p>-60,6797218322754</text:p>
          </table:table-cell>
          <table:table-cell office:value-type="float" office:value="-60.6883659362793" calcext:value-type="float">
            <text:p>-60,6883659362793</text:p>
          </table:table-cell>
          <table:table-cell office:value-type="float" office:value="-60.6613159179688" calcext:value-type="float">
            <text:p>-60,6613159179688</text:p>
          </table:table-cell>
          <table:table-cell office:value-type="float" office:value="-60.679859161377" calcext:value-type="float">
            <text:p>-60,679859161377</text:p>
          </table:table-cell>
          <table:table-cell office:value-type="float" office:value="-60.6817283630371" calcext:value-type="float">
            <text:p>-60,6817283630371</text:p>
          </table:table-cell>
          <table:table-cell office:value-type="float" office:value="-60.6842155456543" calcext:value-type="float">
            <text:p>-60,6842155456543</text:p>
          </table:table-cell>
          <table:table-cell office:value-type="float" office:value="-60.6872940063477" calcext:value-type="float">
            <text:p>-60,6872940063477</text:p>
          </table:table-cell>
          <table:table-cell office:value-type="float" office:value="-60.6762657165527" calcext:value-type="float">
            <text:p>-60,6762657165527</text:p>
          </table:table-cell>
          <table:table-cell office:value-type="float" office:value="-60.6895408630371" calcext:value-type="float">
            <text:p>-60,6895408630371</text:p>
          </table:table-cell>
          <table:table-cell office:value-type="float" office:value="-60.6924819946289" calcext:value-type="float">
            <text:p>-60,6924819946289</text:p>
          </table:table-cell>
          <table:table-cell office:value-type="float" office:value="-60.692310333252" calcext:value-type="float">
            <text:p>-60,692310333252</text:p>
          </table:table-cell>
          <table:table-cell office:value-type="float" office:value="-60.6703567504883" calcext:value-type="float">
            <text:p>-60,6703567504883</text:p>
          </table:table-cell>
          <table:table-cell office:value-type="float" office:value="-60.6930046081543" calcext:value-type="float">
            <text:p>-60,6930046081543</text:p>
          </table:table-cell>
          <table:table-cell office:value-type="float" office:value="-60.7040176391602" calcext:value-type="float">
            <text:p>-60,7040176391602</text:p>
          </table:table-cell>
          <table:table-cell office:value-type="float" office:value="-60.6965713500977" calcext:value-type="float">
            <text:p>-60,6965713500977</text:p>
          </table:table-cell>
          <table:table-cell office:value-type="float" office:value="-60.7049865722656" calcext:value-type="float">
            <text:p>-60,7049865722656</text:p>
          </table:table-cell>
          <table:table-cell office:value-type="float" office:value="-60.6849060058594" calcext:value-type="float">
            <text:p>-60,6849060058594</text:p>
          </table:table-cell>
          <table:table-cell office:value-type="float" office:value="-60.7107810974121" calcext:value-type="float">
            <text:p>-60,7107810974121</text:p>
          </table:table-cell>
          <table:table-cell office:value-type="float" office:value="-60.6942863464356" calcext:value-type="float">
            <text:p>-60,6942863464356</text:p>
          </table:table-cell>
          <table:table-cell office:value-type="float" office:value="-60.6928634643555" calcext:value-type="float">
            <text:p>-60,6928634643555</text:p>
          </table:table-cell>
          <table:table-cell office:value-type="float" office:value="-60.6946983337402" calcext:value-type="float">
            <text:p>-60,6946983337402</text:p>
          </table:table-cell>
          <table:table-cell office:value-type="float" office:value="-60.6815528869629" calcext:value-type="float">
            <text:p>-60,6815528869629</text:p>
          </table:table-cell>
          <table:table-cell office:value-type="float" office:value="-60.6971206665039" calcext:value-type="float">
            <text:p>-60,6971206665039</text:p>
          </table:table-cell>
          <table:table-cell office:value-type="float" office:value="-60.7109527587891" calcext:value-type="float">
            <text:p>-60,7109527587891</text:p>
          </table:table-cell>
          <table:table-cell office:value-type="float" office:value="-60.7088012695313" calcext:value-type="float">
            <text:p>-60,7088012695313</text:p>
          </table:table-cell>
          <table:table-cell office:value-type="float" office:value="-60.7105026245117" calcext:value-type="float">
            <text:p>-60,7105026245117</text:p>
          </table:table-cell>
          <table:table-cell office:value-type="float" office:value="-60.7110557556152" calcext:value-type="float">
            <text:p>-60,7110557556152</text:p>
          </table:table-cell>
          <table:table-cell office:value-type="float" office:value="-60.6872215270996" calcext:value-type="float">
            <text:p>-60,6872215270996</text:p>
          </table:table-cell>
          <table:table-cell office:value-type="float" office:value="-60.6988906860352" calcext:value-type="float">
            <text:p>-60,6988906860352</text:p>
          </table:table-cell>
          <table:table-cell office:value-type="float" office:value="-60.6926231384277" calcext:value-type="float">
            <text:p>-60,6926231384277</text:p>
          </table:table-cell>
          <table:table-cell office:value-type="float" office:value="-60.7047462463379" calcext:value-type="float">
            <text:p>-60,7047462463379</text:p>
          </table:table-cell>
          <table:table-cell table:number-columns-repeated="2" office:value-type="float" office:value="-60.692310333252" calcext:value-type="float">
            <text:p>-60,692310333252</text:p>
          </table:table-cell>
          <table:table-cell office:value-type="float" office:value="-60.6989250183106" calcext:value-type="float">
            <text:p>-60,6989250183106</text:p>
          </table:table-cell>
          <table:table-cell office:value-type="float" office:value="-60.693489074707" calcext:value-type="float">
            <text:p>-60,693489074707</text:p>
          </table:table-cell>
          <table:table-cell office:value-type="float" office:value="-60.6827278137207" calcext:value-type="float">
            <text:p>-60,6827278137207</text:p>
          </table:table-cell>
          <table:table-cell office:value-type="float" office:value="-60.6975021362305" calcext:value-type="float">
            <text:p>-60,6975021362305</text:p>
          </table:table-cell>
          <table:table-cell office:value-type="float" office:value="-60.6889533996582" calcext:value-type="float">
            <text:p>-60,6889533996582</text:p>
          </table:table-cell>
          <table:table-cell office:value-type="float" office:value="-60.7177200317383" calcext:value-type="float">
            <text:p>-60,7177200317383</text:p>
          </table:table-cell>
          <table:table-cell office:value-type="float" office:value="-60.7005882263184" calcext:value-type="float">
            <text:p>-60,7005882263184</text:p>
          </table:table-cell>
          <table:table-cell office:value-type="float" office:value="-60.6926574707031" calcext:value-type="float">
            <text:p>-60,6926574707031</text:p>
          </table:table-cell>
          <table:table-cell office:value-type="float" office:value="-60.7009696960449" calcext:value-type="float">
            <text:p>-60,7009696960449</text:p>
          </table:table-cell>
          <table:table-cell office:value-type="float" office:value="-60.698543548584" calcext:value-type="float">
            <text:p>-60,698543548584</text:p>
          </table:table-cell>
          <table:table-cell office:value-type="float" office:value="-60.6804466247559" calcext:value-type="float">
            <text:p>-60,6804466247559</text:p>
          </table:table-cell>
          <table:table-cell office:value-type="float" office:value="-60.6687698364258" calcext:value-type="float">
            <text:p>-60,6687698364258</text:p>
          </table:table-cell>
          <table:table-cell office:value-type="float" office:value="-60.6914787292481" calcext:value-type="float">
            <text:p>-60,6914787292481</text:p>
          </table:table-cell>
          <table:table-cell office:value-type="float" office:value="-60.6890907287598" calcext:value-type="float">
            <text:p>-60,6890907287598</text:p>
          </table:table-cell>
          <table:table-cell office:value-type="float" office:value="-60.6676330566406" calcext:value-type="float">
            <text:p>-60,6676330566406</text:p>
          </table:table-cell>
          <table:table-cell office:value-type="float" office:value="-60.6842155456543" calcext:value-type="float">
            <text:p>-60,6842155456543</text:p>
          </table:table-cell>
          <table:table-cell office:value-type="float" office:value="-60.709529876709" calcext:value-type="float">
            <text:p>-60,709529876709</text:p>
          </table:table-cell>
          <table:table-cell office:value-type="float" office:value="-60.6943168640137" calcext:value-type="float">
            <text:p>-60,6943168640137</text:p>
          </table:table-cell>
          <table:table-cell office:value-type="float" office:value="-60.6823806762695" calcext:value-type="float">
            <text:p>-60,6823806762695</text:p>
          </table:table-cell>
          <table:table-cell office:value-type="float" office:value="-60.6730155944824" calcext:value-type="float">
            <text:p>-60,6730155944824</text:p>
          </table:table-cell>
          <table:table-cell office:value-type="float" office:value="-60.6913414001465" calcext:value-type="float">
            <text:p>-60,6913414001465</text:p>
          </table:table-cell>
          <table:table-cell office:value-type="float" office:value="-60.6839370727539" calcext:value-type="float">
            <text:p>-60,6839370727539</text:p>
          </table:table-cell>
          <table:table-cell office:value-type="float" office:value="-60.6872940063477" calcext:value-type="float">
            <text:p>-60,6872940063477</text:p>
          </table:table-cell>
          <table:table-cell office:value-type="float" office:value="-60.684700012207" calcext:value-type="float">
            <text:p>-60,684700012207</text:p>
          </table:table-cell>
          <table:table-cell office:value-type="float" office:value="-60.6868095397949" calcext:value-type="float">
            <text:p>-60,6868095397949</text:p>
          </table:table-cell>
          <table:table-cell office:value-type="float" office:value="-60.6706008911133" calcext:value-type="float">
            <text:p>-60,6706008911133</text:p>
          </table:table-cell>
          <table:table-cell office:value-type="float" office:value="-60.6752624511719" calcext:value-type="float">
            <text:p>-60,6752624511719</text:p>
          </table:table-cell>
          <table:table-cell office:value-type="float" office:value="-60.690544128418" calcext:value-type="float">
            <text:p>-60,690544128418</text:p>
          </table:table-cell>
          <table:table-cell office:value-type="float" office:value="-60.6744003295898" calcext:value-type="float">
            <text:p>-60,6744003295898</text:p>
          </table:table-cell>
          <table:table-cell office:value-type="float" office:value="-60.6818618774414" calcext:value-type="float">
            <text:p>-60,6818618774414</text:p>
          </table:table-cell>
          <table:table-cell office:value-type="float" office:value="-60.6862525939941" calcext:value-type="float">
            <text:p>-60,6862525939941</text:p>
          </table:table-cell>
          <table:table-cell office:value-type="float" office:value="-60.6769218444824" calcext:value-type="float">
            <text:p>-60,6769218444824</text:p>
          </table:table-cell>
          <table:table-cell office:value-type="float" office:value="-60.6804809570313" calcext:value-type="float">
            <text:p>-60,6804809570313</text:p>
          </table:table-cell>
          <table:table-cell office:value-type="float" office:value="-60.6897506713867" calcext:value-type="float">
            <text:p>-60,6897506713867</text:p>
          </table:table-cell>
          <table:table-cell office:value-type="float" office:value="-60.6804809570313" calcext:value-type="float">
            <text:p>-60,6804809570313</text:p>
          </table:table-cell>
          <table:table-cell office:value-type="float" office:value="-60.6626625061035" calcext:value-type="float">
            <text:p>-60,6626625061035</text:p>
          </table:table-cell>
          <table:table-cell office:value-type="float" office:value="-60.6931076049805" calcext:value-type="float">
            <text:p>-60,6931076049805</text:p>
          </table:table-cell>
          <table:table-cell office:value-type="float" office:value="-60.6753654479981" calcext:value-type="float">
            <text:p>-60,6753654479981</text:p>
          </table:table-cell>
          <table:table-cell office:value-type="float" office:value="-60.6767158508301" calcext:value-type="float">
            <text:p>-60,6767158508301</text:p>
          </table:table-cell>
          <table:table-cell office:value-type="float" office:value="-60.6302299499512" calcext:value-type="float">
            <text:p>-60,6302299499512</text:p>
          </table:table-cell>
          <table:table-cell office:value-type="float" office:value="-60.6144371032715" calcext:value-type="float">
            <text:p>-60,6144371032715</text:p>
          </table:table-cell>
          <table:table-cell office:value-type="float" office:value="-60.5968551635742" calcext:value-type="float">
            <text:p>-60,5968551635742</text:p>
          </table:table-cell>
          <table:table-cell office:value-type="float" office:value="-60.6168022155762" calcext:value-type="float">
            <text:p>-60,6168022155762</text:p>
          </table:table-cell>
          <table:table-cell office:value-type="float" office:value="-60.6068878173828" calcext:value-type="float">
            <text:p>-60,6068878173828</text:p>
          </table:table-cell>
          <table:table-cell office:value-type="float" office:value="-60.609733581543" calcext:value-type="float">
            <text:p>-60,609733581543</text:p>
          </table:table-cell>
          <table:table-cell office:value-type="float" office:value="-60.5931549072266" calcext:value-type="float">
            <text:p>-60,5931549072266</text:p>
          </table:table-cell>
          <table:table-cell office:value-type="float" office:value="-60.5933952331543" calcext:value-type="float">
            <text:p>-60,5933952331543</text:p>
          </table:table-cell>
          <table:table-cell office:value-type="float" office:value="-60.6020927429199" calcext:value-type="float">
            <text:p>-60,6020927429199</text:p>
          </table:table-cell>
          <table:table-cell office:value-type="float" office:value="-60.5966835021973" calcext:value-type="float">
            <text:p>-60,5966835021973</text:p>
          </table:table-cell>
          <table:table-cell office:value-type="float" office:value="-60.5911064147949" calcext:value-type="float">
            <text:p>-60,5911064147949</text:p>
          </table:table-cell>
          <table:table-cell office:value-type="float" office:value="-60.5948677062988" calcext:value-type="float">
            <text:p>-60,5948677062988</text:p>
          </table:table-cell>
          <table:table-cell office:value-type="float" office:value="-60.5720367431641" calcext:value-type="float">
            <text:p>-60,5720367431641</text:p>
          </table:table-cell>
          <table:table-cell office:value-type="float" office:value="-60.5953826904297" calcext:value-type="float">
            <text:p>-60,5953826904297</text:p>
          </table:table-cell>
          <table:table-cell office:value-type="float" office:value="-60.5846061706543" calcext:value-type="float">
            <text:p>-60,5846061706543</text:p>
          </table:table-cell>
          <table:table-cell office:value-type="float" office:value="-60.5869674682617" calcext:value-type="float">
            <text:p>-60,5869674682617</text:p>
          </table:table-cell>
          <table:table-cell office:value-type="float" office:value="-60.604419708252" calcext:value-type="float">
            <text:p>-60,604419708252</text:p>
          </table:table-cell>
          <table:table-cell office:value-type="float" office:value="-60.6072654724121" calcext:value-type="float">
            <text:p>-60,6072654724121</text:p>
          </table:table-cell>
          <table:table-cell office:value-type="float" office:value="-60.5971260070801" calcext:value-type="float">
            <text:p>-60,5971260070801</text:p>
          </table:table-cell>
          <table:table-cell office:value-type="float" office:value="-60.6006546020508" calcext:value-type="float">
            <text:p>-60,6006546020508</text:p>
          </table:table-cell>
          <table:table-cell office:value-type="float" office:value="-60.5911712646484" calcext:value-type="float">
            <text:p>-60,5911712646484</text:p>
          </table:table-cell>
          <table:table-cell office:value-type="float" office:value="-60.6042175292969" calcext:value-type="float">
            <text:p>-60,6042175292969</text:p>
          </table:table-cell>
          <table:table-cell office:value-type="float" office:value="-60.5939102172852" calcext:value-type="float">
            <text:p>-60,5939102172852</text:p>
          </table:table-cell>
          <table:table-cell office:value-type="float" office:value="-60.5913772583008" calcext:value-type="float">
            <text:p>-60,5913772583008</text:p>
          </table:table-cell>
          <table:table-cell office:value-type="float" office:value="-60.5860061645508" calcext:value-type="float">
            <text:p>-60,5860061645508</text:p>
          </table:table-cell>
          <table:table-cell office:value-type="float" office:value="-60.6009292602539" calcext:value-type="float">
            <text:p>-60,6009292602539</text:p>
          </table:table-cell>
          <table:table-cell office:value-type="float" office:value="-60.6065483093262" calcext:value-type="float">
            <text:p>-60,6065483093262</text:p>
          </table:table-cell>
          <table:table-cell office:value-type="float" office:value="-60.6003456115723" calcext:value-type="float">
            <text:p>-60,6003456115723</text:p>
          </table:table-cell>
          <table:table-cell office:value-type="float" office:value="-60.5840606689453" calcext:value-type="float">
            <text:p>-60,5840606689453</text:p>
          </table:table-cell>
          <table:table-cell office:value-type="float" office:value="-60.577564239502" calcext:value-type="float">
            <text:p>-60,577564239502</text:p>
          </table:table-cell>
          <table:table-cell office:value-type="float" office:value="-60.5940132141113" calcext:value-type="float">
            <text:p>-60,5940132141113</text:p>
          </table:table-cell>
          <table:table-cell office:value-type="float" office:value="-60.6185531616211" calcext:value-type="float">
            <text:p>-60,6185531616211</text:p>
          </table:table-cell>
          <table:table-cell office:value-type="float" office:value="-60.6169357299805" calcext:value-type="float">
            <text:p>-60,6169357299805</text:p>
          </table:table-cell>
          <table:table-cell office:value-type="float" office:value="-60.6152229309082" calcext:value-type="float">
            <text:p>-60,6152229309082</text:p>
          </table:table-cell>
          <table:table-cell office:value-type="float" office:value="-60.6209564208984" calcext:value-type="float">
            <text:p>-60,6209564208984</text:p>
          </table:table-cell>
          <table:table-cell office:value-type="float" office:value="-60.6083641052246" calcext:value-type="float">
            <text:p>-60,6083641052246</text:p>
          </table:table-cell>
          <table:table-cell office:value-type="float" office:value="-60.5858039855957" calcext:value-type="float">
            <text:p>-60,5858039855957</text:p>
          </table:table-cell>
          <table:table-cell office:value-type="float" office:value="-60.6039772033691" calcext:value-type="float">
            <text:p>-60,6039772033691</text:p>
          </table:table-cell>
          <table:table-cell office:value-type="float" office:value="-60.5923347473145" calcext:value-type="float">
            <text:p>-60,5923347473145</text:p>
          </table:table-cell>
          <table:table-cell office:value-type="float" office:value="-60.6177291870117" calcext:value-type="float">
            <text:p>-60,6177291870117</text:p>
          </table:table-cell>
          <table:table-cell office:value-type="float" office:value="-60.5974006652832" calcext:value-type="float">
            <text:p>-60,5974006652832</text:p>
          </table:table-cell>
          <table:table-cell office:value-type="float" office:value="-60.6065826416016" calcext:value-type="float">
            <text:p>-60,6065826416016</text:p>
          </table:table-cell>
          <table:table-cell office:value-type="float" office:value="-60.6049003601074" calcext:value-type="float">
            <text:p>-60,6049003601074</text:p>
          </table:table-cell>
          <table:table-cell office:value-type="float" office:value="-60.6065826416016" calcext:value-type="float">
            <text:p>-60,6065826416016</text:p>
          </table:table-cell>
          <table:table-cell office:value-type="float" office:value="-60.6118621826172" calcext:value-type="float">
            <text:p>-60,6118621826172</text:p>
          </table:table-cell>
          <table:table-cell office:value-type="float" office:value="-60.5945930480957" calcext:value-type="float">
            <text:p>-60,5945930480957</text:p>
          </table:table-cell>
          <table:table-cell office:value-type="float" office:value="-60.6149482727051" calcext:value-type="float">
            <text:p>-60,6149482727051</text:p>
          </table:table-cell>
          <table:table-cell office:value-type="float" office:value="-60.6005516052246" calcext:value-type="float">
            <text:p>-60,6005516052246</text:p>
          </table:table-cell>
          <table:table-cell office:value-type="float" office:value="-60.5924072265625" calcext:value-type="float">
            <text:p>-60,5924072265625</text:p>
          </table:table-cell>
          <table:table-cell office:value-type="float" office:value="-60.5927124023438" calcext:value-type="float">
            <text:p>-60,5927124023438</text:p>
          </table:table-cell>
          <table:table-cell office:value-type="float" office:value="-60.5708732604981" calcext:value-type="float">
            <text:p>-60,5708732604981</text:p>
          </table:table-cell>
          <table:table-cell office:value-type="float" office:value="-60.6001739501953" calcext:value-type="float">
            <text:p>-60,6001739501953</text:p>
          </table:table-cell>
          <table:table-cell office:value-type="float" office:value="-60.5999031066895" calcext:value-type="float">
            <text:p>-60,5999031066895</text:p>
          </table:table-cell>
          <table:table-cell office:value-type="float" office:value="-60.5895957946777" calcext:value-type="float">
            <text:p>-60,5895957946777</text:p>
          </table:table-cell>
          <table:table-cell office:value-type="float" office:value="-60.593635559082" calcext:value-type="float">
            <text:p>-60,593635559082</text:p>
          </table:table-cell>
          <table:table-cell office:value-type="float" office:value="-60.5815620422363" calcext:value-type="float">
            <text:p>-60,5815620422363</text:p>
          </table:table-cell>
          <table:table-cell office:value-type="float" office:value="-60.5855293273926" calcext:value-type="float">
            <text:p>-60,5855293273926</text:p>
          </table:table-cell>
          <table:table-cell office:value-type="float" office:value="-60.6119995117188" calcext:value-type="float">
            <text:p>-60,6119995117188</text:p>
          </table:table-cell>
          <table:table-cell office:value-type="float" office:value="-60.6053161621094" calcext:value-type="float">
            <text:p>-60,6053161621094</text:p>
          </table:table-cell>
          <table:table-cell office:value-type="float" office:value="-60.5970611572266" calcext:value-type="float">
            <text:p>-60,5970611572266</text:p>
          </table:table-cell>
          <table:table-cell office:value-type="float" office:value="-60.5938110351563" calcext:value-type="float">
            <text:p>-60,5938110351563</text:p>
          </table:table-cell>
          <table:table-cell office:value-type="float" office:value="-60.6091194152832" calcext:value-type="float">
            <text:p>-60,6091194152832</text:p>
          </table:table-cell>
          <table:table-cell office:value-type="float" office:value="-60.6017150878906" calcext:value-type="float">
            <text:p>-60,6017150878906</text:p>
          </table:table-cell>
          <table:table-cell office:value-type="float" office:value="-60.6062736511231" calcext:value-type="float">
            <text:p>-60,6062736511231</text:p>
          </table:table-cell>
          <table:table-cell office:value-type="float" office:value="-60.6101493835449" calcext:value-type="float">
            <text:p>-60,6101493835449</text:p>
          </table:table-cell>
          <table:table-cell office:value-type="float" office:value="-60.6163902282715" calcext:value-type="float">
            <text:p>-60,6163902282715</text:p>
          </table:table-cell>
          <table:table-cell office:value-type="float" office:value="-60.619514465332" calcext:value-type="float">
            <text:p>-60,619514465332</text:p>
          </table:table-cell>
          <table:table-cell office:value-type="float" office:value="-60.6099090576172" calcext:value-type="float">
            <text:p>-60,6099090576172</text:p>
          </table:table-cell>
          <table:table-cell office:value-type="float" office:value="-60.6147766113281" calcext:value-type="float">
            <text:p>-60,6147766113281</text:p>
          </table:table-cell>
          <table:table-cell office:value-type="float" office:value="-60.6051788330078" calcext:value-type="float">
            <text:p>-60,6051788330078</text:p>
          </table:table-cell>
          <table:table-cell office:value-type="float" office:value="-60.5999031066895" calcext:value-type="float">
            <text:p>-60,5999031066895</text:p>
          </table:table-cell>
          <table:table-cell office:value-type="float" office:value="-60.6096305847168" calcext:value-type="float">
            <text:p>-60,6096305847168</text:p>
          </table:table-cell>
          <table:table-cell office:value-type="float" office:value="-60.593635559082" calcext:value-type="float">
            <text:p>-60,593635559082</text:p>
          </table:table-cell>
          <table:table-cell office:value-type="float" office:value="-60.6252136230469" calcext:value-type="float">
            <text:p>-60,6252136230469</text:p>
          </table:table-cell>
          <table:table-cell office:value-type="float" office:value="-60.6229820251465" calcext:value-type="float">
            <text:p>-60,6229820251465</text:p>
          </table:table-cell>
          <table:table-cell office:value-type="float" office:value="-60.6027755737305" calcext:value-type="float">
            <text:p>-60,6027755737305</text:p>
          </table:table-cell>
          <table:table-cell office:value-type="float" office:value="-60.5981559753418" calcext:value-type="float">
            <text:p>-60,5981559753418</text:p>
          </table:table-cell>
          <table:table-cell office:value-type="float" office:value="-60.6038093566895" calcext:value-type="float">
            <text:p>-60,6038093566895</text:p>
          </table:table-cell>
          <table:table-cell office:value-type="float" office:value="-60.6023330688477" calcext:value-type="float">
            <text:p>-60,6023330688477</text:p>
          </table:table-cell>
          <table:table-cell office:value-type="float" office:value="-60.5998687744141" calcext:value-type="float">
            <text:p>-60,5998687744141</text:p>
          </table:table-cell>
          <table:table-cell office:value-type="float" office:value="-60.6062049865723" calcext:value-type="float">
            <text:p>-60,6062049865723</text:p>
          </table:table-cell>
          <table:table-cell office:value-type="float" office:value="-60.6229820251465" calcext:value-type="float">
            <text:p>-60,6229820251465</text:p>
          </table:table-cell>
          <table:table-cell office:value-type="float" office:value="-60.5875473022461" calcext:value-type="float">
            <text:p>-60,5875473022461</text:p>
          </table:table-cell>
          <table:table-cell office:value-type="float" office:value="-60.6039772033691" calcext:value-type="float">
            <text:p>-60,6039772033691</text:p>
          </table:table-cell>
          <table:table-cell office:value-type="float" office:value="-60.5902481079102" calcext:value-type="float">
            <text:p>-60,5902481079102</text:p>
          </table:table-cell>
          <table:table-cell office:value-type="float" office:value="-60.5925064086914" calcext:value-type="float">
            <text:p>-60,5925064086914</text:p>
          </table:table-cell>
          <table:table-cell office:value-type="float" office:value="-60.6170082092285" calcext:value-type="float">
            <text:p>-60,6170082092285</text:p>
          </table:table-cell>
          <table:table-cell office:value-type="float" office:value="-60.6016120910645" calcext:value-type="float">
            <text:p>-60,6016120910645</text:p>
          </table:table-cell>
          <table:table-cell office:value-type="float" office:value="-60.5974349975586" calcext:value-type="float">
            <text:p>-60,5974349975586</text:p>
          </table:table-cell>
          <table:table-cell office:value-type="float" office:value="-60.5955543518066" calcext:value-type="float">
            <text:p>-60,5955543518066</text:p>
          </table:table-cell>
          <table:table-cell office:value-type="float" office:value="-60.6058616638184" calcext:value-type="float">
            <text:p>-60,6058616638184</text:p>
          </table:table-cell>
          <table:table-cell office:value-type="float" office:value="-60.6089820861816" calcext:value-type="float">
            <text:p>-60,6089820861816</text:p>
          </table:table-cell>
          <table:table-cell office:value-type="float" office:value="-60.5989074707031" calcext:value-type="float">
            <text:p>-60,5989074707031</text:p>
          </table:table-cell>
          <table:table-cell office:value-type="float" office:value="-60.6058616638184" calcext:value-type="float">
            <text:p>-60,6058616638184</text:p>
          </table:table-cell>
          <table:table-cell office:value-type="float" office:value="-60.5959320068359" calcext:value-type="float">
            <text:p>-60,5959320068359</text:p>
          </table:table-cell>
          <table:table-cell office:value-type="float" office:value="-60.6075782775879" calcext:value-type="float">
            <text:p>-60,6075782775879</text:p>
          </table:table-cell>
          <table:table-cell office:value-type="float" office:value="-60.6026382446289" calcext:value-type="float">
            <text:p>-60,6026382446289</text:p>
          </table:table-cell>
          <table:table-cell office:value-type="float" office:value="-60.5990791320801" calcext:value-type="float">
            <text:p>-60,5990791320801</text:p>
          </table:table-cell>
          <table:table-cell office:value-type="float" office:value="-60.6032257080078" calcext:value-type="float">
            <text:p>-60,6032257080078</text:p>
          </table:table-cell>
          <table:table-cell office:value-type="float" office:value="-60.6141967773438" calcext:value-type="float">
            <text:p>-60,6141967773438</text:p>
          </table:table-cell>
          <table:table-cell office:value-type="float" office:value="-60.5993194580078" calcext:value-type="float">
            <text:p>-60,5993194580078</text:p>
          </table:table-cell>
          <table:table-cell office:value-type="float" office:value="-60.6101112365723" calcext:value-type="float">
            <text:p>-60,6101112365723</text:p>
          </table:table-cell>
          <table:table-cell office:value-type="float" office:value="-60.6108322143555" calcext:value-type="float">
            <text:p>-60,6108322143555</text:p>
          </table:table-cell>
          <table:table-cell office:value-type="float" office:value="-60.6055908203125" calcext:value-type="float">
            <text:p>-60,6055908203125</text:p>
          </table:table-cell>
          <table:table-cell office:value-type="float" office:value="-60.5999031066895" calcext:value-type="float">
            <text:p>-60,5999031066895</text:p>
          </table:table-cell>
          <table:table-cell office:value-type="float" office:value="-60.6066856384277" calcext:value-type="float">
            <text:p>-60,6066856384277</text:p>
          </table:table-cell>
          <table:table-cell office:value-type="float" office:value="-60.6156349182129" calcext:value-type="float">
            <text:p>-60,6156349182129</text:p>
          </table:table-cell>
          <table:table-cell office:value-type="float" office:value="-60.6056938171387" calcext:value-type="float">
            <text:p>-60,6056938171387</text:p>
          </table:table-cell>
          <table:table-cell office:value-type="float" office:value="-60.6150512695313" calcext:value-type="float">
            <text:p>-60,6150512695313</text:p>
          </table:table-cell>
          <table:table-cell office:value-type="float" office:value="-60.6105270385742" calcext:value-type="float">
            <text:p>-60,6105270385742</text:p>
          </table:table-cell>
          <table:table-cell office:value-type="float" office:value="-60.6031188964844" calcext:value-type="float">
            <text:p>-60,6031188964844</text:p>
          </table:table-cell>
          <table:table-cell office:value-type="float" office:value="-60.6138534545898" calcext:value-type="float">
            <text:p>-60,6138534545898</text:p>
          </table:table-cell>
          <table:table-cell office:value-type="float" office:value="-60.6160125732422" calcext:value-type="float">
            <text:p>-60,6160125732422</text:p>
          </table:table-cell>
          <table:table-cell office:value-type="float" office:value="-60.6370353698731" calcext:value-type="float">
            <text:p>-60,6370353698731</text:p>
          </table:table-cell>
          <table:table-cell office:value-type="float" office:value="-60.6161499023438" calcext:value-type="float">
            <text:p>-60,6161499023438</text:p>
          </table:table-cell>
          <table:table-cell office:value-type="float" office:value="-60.6169052124023" calcext:value-type="float">
            <text:p>-60,6169052124023</text:p>
          </table:table-cell>
          <table:table-cell office:value-type="float" office:value="-60.614501953125" calcext:value-type="float">
            <text:p>-60,614501953125</text:p>
          </table:table-cell>
          <table:table-cell office:value-type="float" office:value="-60.6113815307617" calcext:value-type="float">
            <text:p>-60,6113815307617</text:p>
          </table:table-cell>
          <table:table-cell office:value-type="float" office:value="-60.6239395141602" calcext:value-type="float">
            <text:p>-60,6239395141602</text:p>
          </table:table-cell>
          <table:table-cell office:value-type="float" office:value="-60.6059646606445" calcext:value-type="float">
            <text:p>-60,6059646606445</text:p>
          </table:table-cell>
          <table:table-cell office:value-type="float" office:value="-60.6220893859863" calcext:value-type="float">
            <text:p>-60,6220893859863</text:p>
          </table:table-cell>
          <table:table-cell office:value-type="float" office:value="-60.623836517334" calcext:value-type="float">
            <text:p>-60,623836517334</text:p>
          </table:table-cell>
          <table:table-cell office:value-type="float" office:value="-60.6113471984863" calcext:value-type="float">
            <text:p>-60,6113471984863</text:p>
          </table:table-cell>
          <table:table-cell office:value-type="float" office:value="-60.6200981140137" calcext:value-type="float">
            <text:p>-60,6200981140137</text:p>
          </table:table-cell>
          <table:table-cell office:value-type="float" office:value="-60.6204032897949" calcext:value-type="float">
            <text:p>-60,6204032897949</text:p>
          </table:table-cell>
          <table:table-cell office:value-type="float" office:value="-60.6257972717285" calcext:value-type="float">
            <text:p>-60,6257972717285</text:p>
          </table:table-cell>
          <table:table-cell office:value-type="float" office:value="-60.6255569458008" calcext:value-type="float">
            <text:p>-60,6255569458008</text:p>
          </table:table-cell>
          <table:table-cell office:value-type="float" office:value="-60.6245231628418" calcext:value-type="float">
            <text:p>-60,6245231628418</text:p>
          </table:table-cell>
          <table:table-cell office:value-type="float" office:value="-60.6121368408203" calcext:value-type="float">
            <text:p>-60,6121368408203</text:p>
          </table:table-cell>
          <table:table-cell office:value-type="float" office:value="-60.6334915161133" calcext:value-type="float">
            <text:p>-60,6334915161133</text:p>
          </table:table-cell>
          <table:table-cell office:value-type="float" office:value="-60.6104240417481" calcext:value-type="float">
            <text:p>-60,6104240417481</text:p>
          </table:table-cell>
          <table:table-cell office:value-type="float" office:value="-60.6172485351563" calcext:value-type="float">
            <text:p>-60,6172485351563</text:p>
          </table:table-cell>
          <table:table-cell office:value-type="float" office:value="-60.5973358154297" calcext:value-type="float">
            <text:p>-60,5973358154297</text:p>
          </table:table-cell>
          <table:table-cell office:value-type="float" office:value="-60.6069946289063" calcext:value-type="float">
            <text:p>-60,6069946289063</text:p>
          </table:table-cell>
          <table:table-cell office:value-type="float" office:value="-60.6119613647461" calcext:value-type="float">
            <text:p>-60,6119613647461</text:p>
          </table:table-cell>
          <table:table-cell office:value-type="float" office:value="-60.6094627380371" calcext:value-type="float">
            <text:p>-60,6094627380371</text:p>
          </table:table-cell>
          <table:table-cell office:value-type="float" office:value="-60.6278610229492" calcext:value-type="float">
            <text:p>-60,6278610229492</text:p>
          </table:table-cell>
          <table:table-cell office:value-type="float" office:value="-60.6235961914063" calcext:value-type="float">
            <text:p>-60,6235961914063</text:p>
          </table:table-cell>
          <table:table-cell office:value-type="float" office:value="-60.6126823425293" calcext:value-type="float">
            <text:p>-60,6126823425293</text:p>
          </table:table-cell>
          <table:table-cell office:value-type="float" office:value="-60.6330490112305" calcext:value-type="float">
            <text:p>-60,6330490112305</text:p>
          </table:table-cell>
          <table:table-cell office:value-type="float" office:value="-60.6302299499512" calcext:value-type="float">
            <text:p>-60,6302299499512</text:p>
          </table:table-cell>
          <table:table-cell office:value-type="float" office:value="-60.6259651184082" calcext:value-type="float">
            <text:p>-60,6259651184082</text:p>
          </table:table-cell>
          <table:table-cell office:value-type="float" office:value="-60.6411628723145" calcext:value-type="float">
            <text:p>-60,6411628723145</text:p>
          </table:table-cell>
          <table:table-cell office:value-type="float" office:value="-60.6397552490234" calcext:value-type="float">
            <text:p>-60,6397552490234</text:p>
          </table:table-cell>
          <table:table-cell office:value-type="float" office:value="-60.6296119689941" calcext:value-type="float">
            <text:p>-60,6296119689941</text:p>
          </table:table-cell>
          <table:table-cell office:value-type="float" office:value="-60.6317405700684" calcext:value-type="float">
            <text:p>-60,6317405700684</text:p>
          </table:table-cell>
          <table:table-cell office:value-type="float" office:value="-60.6207160949707" calcext:value-type="float">
            <text:p>-60,6207160949707</text:p>
          </table:table-cell>
          <table:table-cell office:value-type="float" office:value="-60.6292686462402" calcext:value-type="float">
            <text:p>-60,6292686462402</text:p>
          </table:table-cell>
          <table:table-cell office:value-type="float" office:value="-60.6472206115723" calcext:value-type="float">
            <text:p>-60,6472206115723</text:p>
          </table:table-cell>
          <table:table-cell office:value-type="float" office:value="-60.6454315185547" calcext:value-type="float">
            <text:p>-60,6454315185547</text:p>
          </table:table-cell>
          <table:table-cell office:value-type="float" office:value="-60.6425094604492" calcext:value-type="float">
            <text:p>-60,6425094604492</text:p>
          </table:table-cell>
          <table:table-cell office:value-type="float" office:value="-60.6485290527344" calcext:value-type="float">
            <text:p>-60,6485290527344</text:p>
          </table:table-cell>
          <table:table-cell office:value-type="float" office:value="-60.6409225463867" calcext:value-type="float">
            <text:p>-60,6409225463867</text:p>
          </table:table-cell>
          <table:table-cell office:value-type="float" office:value="-60.6482887268066" calcext:value-type="float">
            <text:p>-60,6482887268066</text:p>
          </table:table-cell>
          <table:table-cell office:value-type="float" office:value="-60.6311225891113" calcext:value-type="float">
            <text:p>-60,6311225891113</text:p>
          </table:table-cell>
          <table:table-cell office:value-type="float" office:value="-60.6529426574707" calcext:value-type="float">
            <text:p>-60,6529426574707</text:p>
          </table:table-cell>
          <table:table-cell office:value-type="float" office:value="-60.6485290527344" calcext:value-type="float">
            <text:p>-60,6485290527344</text:p>
          </table:table-cell>
          <table:table-cell office:value-type="float" office:value="-60.6300926208496" calcext:value-type="float">
            <text:p>-60,6300926208496</text:p>
          </table:table-cell>
          <table:table-cell office:value-type="float" office:value="-60.6409606933594" calcext:value-type="float">
            <text:p>-60,6409606933594</text:p>
          </table:table-cell>
          <table:table-cell office:value-type="float" office:value="-60.6355590820313" calcext:value-type="float">
            <text:p>-60,6355590820313</text:p>
          </table:table-cell>
          <table:table-cell office:value-type="float" office:value="-60.6437454223633" calcext:value-type="float">
            <text:p>-60,6437454223633</text:p>
          </table:table-cell>
          <table:table-cell office:value-type="float" office:value="-60.6421279907227" calcext:value-type="float">
            <text:p>-60,6421279907227</text:p>
          </table:table-cell>
          <table:table-cell office:value-type="float" office:value="-60.6559410095215" calcext:value-type="float">
            <text:p>-60,6559410095215</text:p>
          </table:table-cell>
          <table:table-cell office:value-type="float" office:value="-60.6297798156738" calcext:value-type="float">
            <text:p>-60,6297798156738</text:p>
          </table:table-cell>
          <table:table-cell office:value-type="float" office:value="-60.6386871337891" calcext:value-type="float">
            <text:p>-60,6386871337891</text:p>
          </table:table-cell>
          <table:table-cell office:value-type="float" office:value="-60.632740020752" calcext:value-type="float">
            <text:p>-60,632740020752</text:p>
          </table:table-cell>
          <table:table-cell office:value-type="float" office:value="-60.6410980224609" calcext:value-type="float">
            <text:p>-60,6410980224609</text:p>
          </table:table-cell>
          <table:table-cell office:value-type="float" office:value="-60.6520462036133" calcext:value-type="float">
            <text:p>-60,6520462036133</text:p>
          </table:table-cell>
          <table:table-cell office:value-type="float" office:value="-60.6467742919922" calcext:value-type="float">
            <text:p>-60,6467742919922</text:p>
          </table:table-cell>
          <table:table-cell office:value-type="float" office:value="-60.647876739502" calcext:value-type="float">
            <text:p>-60,647876739502</text:p>
          </table:table-cell>
          <table:table-cell office:value-type="float" office:value="-60.6196517944336" calcext:value-type="float">
            <text:p>-60,6196517944336</text:p>
          </table:table-cell>
          <table:table-cell office:value-type="float" office:value="-60.6404075622559" calcext:value-type="float">
            <text:p>-60,6404075622559</text:p>
          </table:table-cell>
          <table:table-cell office:value-type="float" office:value="-60.6409225463867" calcext:value-type="float">
            <text:p>-60,6409225463867</text:p>
          </table:table-cell>
          <table:table-cell office:value-type="float" office:value="-60.6519775390625" calcext:value-type="float">
            <text:p>-60,6519775390625</text:p>
          </table:table-cell>
          <table:table-cell office:value-type="float" office:value="-60.639892578125" calcext:value-type="float">
            <text:p>-60,639892578125</text:p>
          </table:table-cell>
          <table:table-cell office:value-type="float" office:value="-60.6577339172363" calcext:value-type="float">
            <text:p>-60,6577339172363</text:p>
          </table:table-cell>
          <table:table-cell office:value-type="float" office:value="-60.6436424255371" calcext:value-type="float">
            <text:p>-60,6436424255371</text:p>
          </table:table-cell>
          <table:table-cell office:value-type="float" office:value="-60.6547698974609" calcext:value-type="float">
            <text:p>-60,6547698974609</text:p>
          </table:table-cell>
          <table:table-cell office:value-type="float" office:value="-60.6553192138672" calcext:value-type="float">
            <text:p>-60,6553192138672</text:p>
          </table:table-cell>
          <table:table-cell office:value-type="float" office:value="-60.6469497680664" calcext:value-type="float">
            <text:p>-60,6469497680664</text:p>
          </table:table-cell>
          <table:table-cell office:value-type="float" office:value="-60.6505279541016" calcext:value-type="float">
            <text:p>-60,6505279541016</text:p>
          </table:table-cell>
          <table:table-cell office:value-type="float" office:value="-60.6727752685547" calcext:value-type="float">
            <text:p>-60,6727752685547</text:p>
          </table:table-cell>
          <table:table-cell office:value-type="float" office:value="-60.6693229675293" calcext:value-type="float">
            <text:p>-60,6693229675293</text:p>
          </table:table-cell>
          <table:table-cell office:value-type="float" office:value="-60.6643180847168" calcext:value-type="float">
            <text:p>-60,6643180847168</text:p>
          </table:table-cell>
          <table:table-cell office:value-type="float" office:value="-60.6607322692871" calcext:value-type="float">
            <text:p>-60,6607322692871</text:p>
          </table:table-cell>
          <table:table-cell office:value-type="float" office:value="-60.6712226867676" calcext:value-type="float">
            <text:p>-60,6712226867676</text:p>
          </table:table-cell>
          <table:table-cell office:value-type="float" office:value="-60.6757469177246" calcext:value-type="float">
            <text:p>-60,6757469177246</text:p>
          </table:table-cell>
          <table:table-cell office:value-type="float" office:value="-60.6604919433594" calcext:value-type="float">
            <text:p>-60,6604919433594</text:p>
          </table:table-cell>
          <table:table-cell office:value-type="float" office:value="-60.6568336486816" calcext:value-type="float">
            <text:p>-60,6568336486816</text:p>
          </table:table-cell>
          <table:table-cell office:value-type="float" office:value="-60.6413345336914" calcext:value-type="float">
            <text:p>-60,6413345336914</text:p>
          </table:table-cell>
          <table:table-cell office:value-type="float" office:value="-60.6453285217285" calcext:value-type="float">
            <text:p>-60,6453285217285</text:p>
          </table:table-cell>
          <table:table-cell office:value-type="float" office:value="-60.6609382629395" calcext:value-type="float">
            <text:p>-60,6609382629395</text:p>
          </table:table-cell>
          <table:table-cell office:value-type="float" office:value="-60.6569061279297" calcext:value-type="float">
            <text:p>-60,6569061279297</text:p>
          </table:table-cell>
          <table:table-cell office:value-type="float" office:value="-60.6577339172363" calcext:value-type="float">
            <text:p>-60,6577339172363</text:p>
          </table:table-cell>
          <table:table-cell office:value-type="float" office:value="-60.6320838928223" calcext:value-type="float">
            <text:p>-60,6320838928223</text:p>
          </table:table-cell>
          <table:table-cell office:value-type="float" office:value="-60.6522178649902" calcext:value-type="float">
            <text:p>-60,6522178649902</text:p>
          </table:table-cell>
          <table:table-cell office:value-type="float" office:value="-60.6375885009766" calcext:value-type="float">
            <text:p>-60,6375885009766</text:p>
          </table:table-cell>
          <table:table-cell office:value-type="float" office:value="-60.6448097229004" calcext:value-type="float">
            <text:p>-60,6448097229004</text:p>
          </table:table-cell>
          <table:table-cell office:value-type="float" office:value="-60.6557350158691" calcext:value-type="float">
            <text:p>-60,6557350158691</text:p>
          </table:table-cell>
          <table:table-cell office:value-type="float" office:value="-60.6518020629883" calcext:value-type="float">
            <text:p>-60,6518020629883</text:p>
          </table:table-cell>
          <table:table-cell office:value-type="float" office:value="-60.6581802368164" calcext:value-type="float">
            <text:p>-60,6581802368164</text:p>
          </table:table-cell>
          <table:table-cell office:value-type="float" office:value="-60.6361427307129" calcext:value-type="float">
            <text:p>-60,6361427307129</text:p>
          </table:table-cell>
          <table:table-cell office:value-type="float" office:value="-60.6462936401367" calcext:value-type="float">
            <text:p>-60,6462936401367</text:p>
          </table:table-cell>
          <table:table-cell office:value-type="float" office:value="-60.6549377441406" calcext:value-type="float">
            <text:p>-60,6549377441406</text:p>
          </table:table-cell>
          <table:table-cell office:value-type="float" office:value="-60.6371421813965" calcext:value-type="float">
            <text:p>-60,6371421813965</text:p>
          </table:table-cell>
          <table:table-cell office:value-type="float" office:value="-60.6513938903809" calcext:value-type="float">
            <text:p>-60,6513938903809</text:p>
          </table:table-cell>
          <table:table-cell office:value-type="float" office:value="-60.6385803222656" calcext:value-type="float">
            <text:p>-60,6385803222656</text:p>
          </table:table-cell>
          <table:table-cell office:value-type="float" office:value="-60.661491394043" calcext:value-type="float">
            <text:p>-60,661491394043</text:p>
          </table:table-cell>
          <table:table-cell office:value-type="float" office:value="-60.6524238586426" calcext:value-type="float">
            <text:p>-60,6524238586426</text:p>
          </table:table-cell>
          <table:table-cell office:value-type="float" office:value="-60.6644554138184" calcext:value-type="float">
            <text:p>-60,6644554138184</text:p>
          </table:table-cell>
          <table:table-cell office:value-type="float" office:value="-60.6511840820313" calcext:value-type="float">
            <text:p>-60,6511840820313</text:p>
          </table:table-cell>
          <table:table-cell office:value-type="float" office:value="-60.6649398803711" calcext:value-type="float">
            <text:p>-60,6649398803711</text:p>
          </table:table-cell>
          <table:table-cell office:value-type="float" office:value="-60.6350059509277" calcext:value-type="float">
            <text:p>-60,6350059509277</text:p>
          </table:table-cell>
          <table:table-cell office:value-type="float" office:value="-60.6356239318848" calcext:value-type="float">
            <text:p>-60,6356239318848</text:p>
          </table:table-cell>
          <table:table-cell office:value-type="float" office:value="-60.6450881958008" calcext:value-type="float">
            <text:p>-60,6450881958008</text:p>
          </table:table-cell>
          <table:table-cell office:value-type="float" office:value="-60.6569366455078" calcext:value-type="float">
            <text:p>-60,6569366455078</text:p>
          </table:table-cell>
          <table:table-cell office:value-type="float" office:value="-60.6527328491211" calcext:value-type="float">
            <text:p>-60,6527328491211</text:p>
          </table:table-cell>
          <table:table-cell office:value-type="float" office:value="-60.6556625366211" calcext:value-type="float">
            <text:p>-60,6556625366211</text:p>
          </table:table-cell>
          <table:table-cell office:value-type="float" office:value="-60.6741218566895" calcext:value-type="float">
            <text:p>-60,6741218566895</text:p>
          </table:table-cell>
          <table:table-cell office:value-type="float" office:value="-60.6653213500977" calcext:value-type="float">
            <text:p>-60,6653213500977</text:p>
          </table:table-cell>
          <table:table-cell office:value-type="float" office:value="-60.6532135009766" calcext:value-type="float">
            <text:p>-60,6532135009766</text:p>
          </table:table-cell>
          <table:table-cell office:value-type="float" office:value="-60.6578712463379" calcext:value-type="float">
            <text:p>-60,6578712463379</text:p>
          </table:table-cell>
          <table:table-cell office:value-type="float" office:value="-60.6630783081055" calcext:value-type="float">
            <text:p>-60,6630783081055</text:p>
          </table:table-cell>
          <table:table-cell office:value-type="float" office:value="-60.6474609375" calcext:value-type="float">
            <text:p>-60,6474609375</text:p>
          </table:table-cell>
          <table:table-cell office:value-type="float" office:value="-60.6572151184082" calcext:value-type="float">
            <text:p>-60,6572151184082</text:p>
          </table:table-cell>
          <table:table-cell office:value-type="float" office:value="-60.6432609558106" calcext:value-type="float">
            <text:p>-60,6432609558106</text:p>
          </table:table-cell>
          <table:table-cell office:value-type="float" office:value="-60.6611785888672" calcext:value-type="float">
            <text:p>-60,6611785888672</text:p>
          </table:table-cell>
          <table:table-cell office:value-type="float" office:value="-60.6609725952148" calcext:value-type="float">
            <text:p>-60,6609725952148</text:p>
          </table:table-cell>
          <table:table-cell office:value-type="float" office:value="-60.6692886352539" calcext:value-type="float">
            <text:p>-60,6692886352539</text:p>
          </table:table-cell>
          <table:table-cell office:value-type="float" office:value="-60.6796836853027" calcext:value-type="float">
            <text:p>-60,6796836853027</text:p>
          </table:table-cell>
          <table:table-cell office:value-type="float" office:value="-60.6614570617676" calcext:value-type="float">
            <text:p>-60,6614570617676</text:p>
          </table:table-cell>
          <table:table-cell office:value-type="float" office:value="-60.6739845275879" calcext:value-type="float">
            <text:p>-60,6739845275879</text:p>
          </table:table-cell>
          <table:table-cell office:value-type="float" office:value="-60.6507339477539" calcext:value-type="float">
            <text:p>-60,6507339477539</text:p>
          </table:table-cell>
          <table:table-cell office:value-type="float" office:value="-60.6610412597656" calcext:value-type="float">
            <text:p>-60,6610412597656</text:p>
          </table:table-cell>
          <table:table-cell office:value-type="float" office:value="-60.6580772399902" calcext:value-type="float">
            <text:p>-60,6580772399902</text:p>
          </table:table-cell>
          <table:table-cell office:value-type="float" office:value="-60.652458190918" calcext:value-type="float">
            <text:p>-60,652458190918</text:p>
          </table:table-cell>
          <table:table-cell office:value-type="float" office:value="-60.6660079956055" calcext:value-type="float">
            <text:p>-60,6660079956055</text:p>
          </table:table-cell>
          <table:table-cell office:value-type="float" office:value="-60.6536979675293" calcext:value-type="float">
            <text:p>-60,6536979675293</text:p>
          </table:table-cell>
          <table:table-cell office:value-type="float" office:value="-60.6657371520996" calcext:value-type="float">
            <text:p>-60,6657371520996</text:p>
          </table:table-cell>
          <table:table-cell office:value-type="float" office:value="-60.6512832641602" calcext:value-type="float">
            <text:p>-60,6512832641602</text:p>
          </table:table-cell>
          <table:table-cell office:value-type="float" office:value="-60.6696014404297" calcext:value-type="float">
            <text:p>-60,6696014404297</text:p>
          </table:table-cell>
          <table:table-cell office:value-type="float" office:value="-60.6579360961914" calcext:value-type="float">
            <text:p>-60,6579360961914</text:p>
          </table:table-cell>
          <table:table-cell office:value-type="float" office:value="-60.6482200622559" calcext:value-type="float">
            <text:p>-60,6482200622559</text:p>
          </table:table-cell>
          <table:table-cell office:value-type="float" office:value="-60.6474990844727" calcext:value-type="float">
            <text:p>-60,6474990844727</text:p>
          </table:table-cell>
          <table:table-cell office:value-type="float" office:value="-60.6727447509766" calcext:value-type="float">
            <text:p>-60,6727447509766</text:p>
          </table:table-cell>
          <table:table-cell office:value-type="float" office:value="-60.6732597351074" calcext:value-type="float">
            <text:p>-60,6732597351074</text:p>
          </table:table-cell>
          <table:table-cell office:value-type="float" office:value="-60.6530799865723" calcext:value-type="float">
            <text:p>-60,6530799865723</text:p>
          </table:table-cell>
          <table:table-cell office:value-type="float" office:value="-60.6552467346191" calcext:value-type="float">
            <text:p>-60,6552467346191</text:p>
          </table:table-cell>
          <table:table-cell office:value-type="float" office:value="-60.6456718444824" calcext:value-type="float">
            <text:p>-60,6456718444824</text:p>
          </table:table-cell>
          <table:table-cell office:value-type="float" office:value="-60.6510429382324" calcext:value-type="float">
            <text:p>-60,6510429382324</text:p>
          </table:table-cell>
          <table:table-cell office:value-type="float" office:value="-60.6473960876465" calcext:value-type="float">
            <text:p>-60,6473960876465</text:p>
          </table:table-cell>
          <table:table-cell office:value-type="float" office:value="-60.6621131896973" calcext:value-type="float">
            <text:p>-60,6621131896973</text:p>
          </table:table-cell>
          <table:table-cell office:value-type="float" office:value="-60.643985748291" calcext:value-type="float">
            <text:p>-60,643985748291</text:p>
          </table:table-cell>
          <table:table-cell office:value-type="float" office:value="-60.6482887268066" calcext:value-type="float">
            <text:p>-60,6482887268066</text:p>
          </table:table-cell>
          <table:table-cell office:value-type="float" office:value="-60.6546974182129" calcext:value-type="float">
            <text:p>-60,6546974182129</text:p>
          </table:table-cell>
          <table:table-cell office:value-type="float" office:value="-60.6582489013672" calcext:value-type="float">
            <text:p>-60,6582489013672</text:p>
          </table:table-cell>
          <table:table-cell office:value-type="float" office:value="-60.6559028625488" calcext:value-type="float">
            <text:p>-60,6559028625488</text:p>
          </table:table-cell>
          <table:table-cell office:value-type="float" office:value="-60.6627006530762" calcext:value-type="float">
            <text:p>-60,6627006530762</text:p>
          </table:table-cell>
          <table:table-cell office:value-type="float" office:value="-60.6635627746582" calcext:value-type="float">
            <text:p>-60,6635627746582</text:p>
          </table:table-cell>
          <table:table-cell office:value-type="float" office:value="-60.6754341125488" calcext:value-type="float">
            <text:p>-60,6754341125488</text:p>
          </table:table-cell>
          <table:table-cell office:value-type="float" office:value="-60.6603889465332" calcext:value-type="float">
            <text:p>-60,6603889465332</text:p>
          </table:table-cell>
          <table:table-cell office:value-type="float" office:value="-60.6482582092285" calcext:value-type="float">
            <text:p>-60,6482582092285</text:p>
          </table:table-cell>
          <table:table-cell office:value-type="float" office:value="-60.6627655029297" calcext:value-type="float">
            <text:p>-60,6627655029297</text:p>
          </table:table-cell>
          <table:table-cell office:value-type="float" office:value="-60.6458473205566" calcext:value-type="float">
            <text:p>-60,6458473205566</text:p>
          </table:table-cell>
          <table:table-cell office:value-type="float" office:value="-60.6660079956055" calcext:value-type="float">
            <text:p>-60,6660079956055</text:p>
          </table:table-cell>
          <table:table-cell office:value-type="float" office:value="-60.6497688293457" calcext:value-type="float">
            <text:p>-60,6497688293457</text:p>
          </table:table-cell>
          <table:table-cell office:value-type="float" office:value="-60.6586990356445" calcext:value-type="float">
            <text:p>-60,6586990356445</text:p>
          </table:table-cell>
          <table:table-cell office:value-type="float" office:value="-60.6693229675293" calcext:value-type="float">
            <text:p>-60,6693229675293</text:p>
          </table:table-cell>
          <table:table-cell office:value-type="float" office:value="-60.6665267944336" calcext:value-type="float">
            <text:p>-60,6665267944336</text:p>
          </table:table-cell>
          <table:table-cell office:value-type="float" office:value="-60.6787872314453" calcext:value-type="float">
            <text:p>-60,6787872314453</text:p>
          </table:table-cell>
          <table:table-cell office:value-type="float" office:value="-60.6707725524902" calcext:value-type="float">
            <text:p>-60,6707725524902</text:p>
          </table:table-cell>
          <table:table-cell office:value-type="float" office:value="-60.6771621704102" calcext:value-type="float">
            <text:p>-60,6771621704102</text:p>
          </table:table-cell>
          <table:table-cell office:value-type="float" office:value="-60.6857719421387" calcext:value-type="float">
            <text:p>-60,6857719421387</text:p>
          </table:table-cell>
          <table:table-cell office:value-type="float" office:value="-60.6883316040039" calcext:value-type="float">
            <text:p>-60,6883316040039</text:p>
          </table:table-cell>
          <table:table-cell office:value-type="float" office:value="-60.6737403869629" calcext:value-type="float">
            <text:p>-60,6737403869629</text:p>
          </table:table-cell>
          <table:table-cell office:value-type="float" office:value="-60.6588020324707" calcext:value-type="float">
            <text:p>-60,6588020324707</text:p>
          </table:table-cell>
          <table:table-cell office:value-type="float" office:value="-60.6664543151856" calcext:value-type="float">
            <text:p>-60,6664543151856</text:p>
          </table:table-cell>
          <table:table-cell office:value-type="float" office:value="-60.6641464233398" calcext:value-type="float">
            <text:p>-60,6641464233398</text:p>
          </table:table-cell>
          <table:table-cell office:value-type="float" office:value="-60.6660461425781" calcext:value-type="float">
            <text:p>-60,6660461425781</text:p>
          </table:table-cell>
          <table:table-cell office:value-type="float" office:value="-60.6638336181641" calcext:value-type="float">
            <text:p>-60,6638336181641</text:p>
          </table:table-cell>
          <table:table-cell office:value-type="float" office:value="-60.6622848510742" calcext:value-type="float">
            <text:p>-60,6622848510742</text:p>
          </table:table-cell>
          <table:table-cell office:value-type="float" office:value="-60.6580390930176" calcext:value-type="float">
            <text:p>-60,6580390930176</text:p>
          </table:table-cell>
          <table:table-cell office:value-type="float" office:value="-60.6599731445313" calcext:value-type="float">
            <text:p>-60,6599731445313</text:p>
          </table:table-cell>
          <table:table-cell office:value-type="float" office:value="-60.6373825073242" calcext:value-type="float">
            <text:p>-60,6373825073242</text:p>
          </table:table-cell>
          <table:table-cell office:value-type="float" office:value="-60.6453628540039" calcext:value-type="float">
            <text:p>-60,6453628540039</text:p>
          </table:table-cell>
          <table:table-cell office:value-type="float" office:value="-60.6150512695313" calcext:value-type="float">
            <text:p>-60,6150512695313</text:p>
          </table:table-cell>
          <table:table-cell office:value-type="float" office:value="-60.6342506408691" calcext:value-type="float">
            <text:p>-60,6342506408691</text:p>
          </table:table-cell>
          <table:table-cell office:value-type="float" office:value="-60.6292343139648" calcext:value-type="float">
            <text:p>-60,6292343139648</text:p>
          </table:table-cell>
          <table:table-cell office:value-type="float" office:value="-60.6372756958008" calcext:value-type="float">
            <text:p>-60,6372756958008</text:p>
          </table:table-cell>
          <table:table-cell office:value-type="float" office:value="-60.6386528015137" calcext:value-type="float">
            <text:p>-60,6386528015137</text:p>
          </table:table-cell>
          <table:table-cell office:value-type="float" office:value="-60.6353530883789" calcext:value-type="float">
            <text:p>-60,6353530883789</text:p>
          </table:table-cell>
          <table:table-cell office:value-type="float" office:value="-60.625244140625" calcext:value-type="float">
            <text:p>-60,625244140625</text:p>
          </table:table-cell>
          <table:table-cell office:value-type="float" office:value="-60.6356620788574" calcext:value-type="float">
            <text:p>-60,6356620788574</text:p>
          </table:table-cell>
          <table:table-cell office:value-type="float" office:value="-60.625244140625" calcext:value-type="float">
            <text:p>-60,625244140625</text:p>
          </table:table-cell>
          <table:table-cell office:value-type="float" office:value="-60.6320495605469" calcext:value-type="float">
            <text:p>-60,6320495605469</text:p>
          </table:table-cell>
          <table:table-cell office:value-type="float" office:value="-60.6351776123047" calcext:value-type="float">
            <text:p>-60,6351776123047</text:p>
          </table:table-cell>
          <table:table-cell office:value-type="float" office:value="-60.6374130249023" calcext:value-type="float">
            <text:p>-60,6374130249023</text:p>
          </table:table-cell>
          <table:table-cell office:value-type="float" office:value="-60.6321182250977" calcext:value-type="float">
            <text:p>-60,6321182250977</text:p>
          </table:table-cell>
          <table:table-cell office:value-type="float" office:value="-60.6366233825684" calcext:value-type="float">
            <text:p>-60,6366233825684</text:p>
          </table:table-cell>
          <table:table-cell office:value-type="float" office:value="-60.6324996948242" calcext:value-type="float">
            <text:p>-60,6324996948242</text:p>
          </table:table-cell>
          <table:table-cell office:value-type="float" office:value="-60.6280632019043" calcext:value-type="float">
            <text:p>-60,6280632019043</text:p>
          </table:table-cell>
          <table:table-cell office:value-type="float" office:value="-60.6484985351563" calcext:value-type="float">
            <text:p>-60,6484985351563</text:p>
          </table:table-cell>
          <table:table-cell office:value-type="float" office:value="-60.6247329711914" calcext:value-type="float">
            <text:p>-60,6247329711914</text:p>
          </table:table-cell>
          <table:table-cell office:value-type="float" office:value="-60.640510559082" calcext:value-type="float">
            <text:p>-60,640510559082</text:p>
          </table:table-cell>
          <table:table-cell office:value-type="float" office:value="-60.6323623657227" calcext:value-type="float">
            <text:p>-60,6323623657227</text:p>
          </table:table-cell>
          <table:table-cell office:value-type="float" office:value="-60.635799407959" calcext:value-type="float">
            <text:p>-60,635799407959</text:p>
          </table:table-cell>
          <table:table-cell office:value-type="float" office:value="-60.6465682983398" calcext:value-type="float">
            <text:p>-60,6465682983398</text:p>
          </table:table-cell>
          <table:table-cell office:value-type="float" office:value="-60.6172485351563" calcext:value-type="float">
            <text:p>-60,6172485351563</text:p>
          </table:table-cell>
          <table:table-cell office:value-type="float" office:value="-60.6319808959961" calcext:value-type="float">
            <text:p>-60,6319808959961</text:p>
          </table:table-cell>
          <table:table-cell office:value-type="float" office:value="-60.6236686706543" calcext:value-type="float">
            <text:p>-60,6236686706543</text:p>
          </table:table-cell>
          <table:table-cell office:value-type="float" office:value="-60.6339073181152" calcext:value-type="float">
            <text:p>-60,6339073181152</text:p>
          </table:table-cell>
          <table:table-cell office:value-type="float" office:value="-60.6482200622559" calcext:value-type="float">
            <text:p>-60,6482200622559</text:p>
          </table:table-cell>
          <table:table-cell office:value-type="float" office:value="-60.6400260925293" calcext:value-type="float">
            <text:p>-60,6400260925293</text:p>
          </table:table-cell>
          <table:table-cell office:value-type="float" office:value="-60.6406173706055" calcext:value-type="float">
            <text:p>-60,6406173706055</text:p>
          </table:table-cell>
          <table:table-cell office:value-type="float" office:value="-60.6377906799316" calcext:value-type="float">
            <text:p>-60,6377906799316</text:p>
          </table:table-cell>
          <table:table-cell office:value-type="float" office:value="-60.6446418762207" calcext:value-type="float">
            <text:p>-60,6446418762207</text:p>
          </table:table-cell>
          <table:table-cell office:value-type="float" office:value="-60.6255569458008" calcext:value-type="float">
            <text:p>-60,6255569458008</text:p>
          </table:table-cell>
          <table:table-cell office:value-type="float" office:value="-60.6202011108398" calcext:value-type="float">
            <text:p>-60,6202011108398</text:p>
          </table:table-cell>
          <table:table-cell office:value-type="float" office:value="-60.6316032409668" calcext:value-type="float">
            <text:p>-60,6316032409668</text:p>
          </table:table-cell>
          <table:table-cell office:value-type="float" office:value="-60.6393775939941" calcext:value-type="float">
            <text:p>-60,6393775939941</text:p>
          </table:table-cell>
          <table:table-cell office:value-type="float" office:value="-60.6305046081543" calcext:value-type="float">
            <text:p>-60,6305046081543</text:p>
          </table:table-cell>
          <table:table-cell office:value-type="float" office:value="-60.6436042785645" calcext:value-type="float">
            <text:p>-60,6436042785645</text:p>
          </table:table-cell>
          <table:table-cell office:value-type="float" office:value="-60.6266899108887" calcext:value-type="float">
            <text:p>-60,6266899108887</text:p>
          </table:table-cell>
          <table:table-cell office:value-type="float" office:value="-60.6430549621582" calcext:value-type="float">
            <text:p>-60,6430549621582</text:p>
          </table:table-cell>
          <table:table-cell office:value-type="float" office:value="-60.643196105957" calcext:value-type="float">
            <text:p>-60,643196105957</text:p>
          </table:table-cell>
          <table:table-cell office:value-type="float" office:value="-60.651252746582" calcext:value-type="float">
            <text:p>-60,651252746582</text:p>
          </table:table-cell>
          <table:table-cell office:value-type="float" office:value="-60.6331520080566" calcext:value-type="float">
            <text:p>-60,6331520080566</text:p>
          </table:table-cell>
          <table:table-cell office:value-type="float" office:value="-60.6389312744141" calcext:value-type="float">
            <text:p>-60,6389312744141</text:p>
          </table:table-cell>
          <table:table-cell office:value-type="float" office:value="-60.6248016357422" calcext:value-type="float">
            <text:p>-60,6248016357422</text:p>
          </table:table-cell>
          <table:table-cell office:value-type="float" office:value="-60.6394119262695" calcext:value-type="float">
            <text:p>-60,6394119262695</text:p>
          </table:table-cell>
          <table:table-cell office:value-type="float" office:value="-60.6346969604492" calcext:value-type="float">
            <text:p>-60,6346969604492</text:p>
          </table:table-cell>
          <table:table-cell office:value-type="float" office:value="-60.6299552917481" calcext:value-type="float">
            <text:p>-60,6299552917481</text:p>
          </table:table-cell>
          <table:table-cell office:value-type="float" office:value="-60.6368293762207" calcext:value-type="float">
            <text:p>-60,6368293762207</text:p>
          </table:table-cell>
          <table:table-cell office:value-type="float" office:value="-60.6330833435059" calcext:value-type="float">
            <text:p>-60,6330833435059</text:p>
          </table:table-cell>
          <table:table-cell office:value-type="float" office:value="-60.6408576965332" calcext:value-type="float">
            <text:p>-60,6408576965332</text:p>
          </table:table-cell>
          <table:table-cell office:value-type="float" office:value="-60.6260032653809" calcext:value-type="float">
            <text:p>-60,6260032653809</text:p>
          </table:table-cell>
          <table:table-cell office:value-type="float" office:value="-60.6354866027832" calcext:value-type="float">
            <text:p>-60,6354866027832</text:p>
          </table:table-cell>
          <table:table-cell office:value-type="float" office:value="-60.6501159667969" calcext:value-type="float">
            <text:p>-60,6501159667969</text:p>
          </table:table-cell>
          <table:table-cell office:value-type="float" office:value="-60.6538047790527" calcext:value-type="float">
            <text:p>-60,6538047790527</text:p>
          </table:table-cell>
          <table:table-cell office:value-type="float" office:value="-60.640266418457" calcext:value-type="float">
            <text:p>-60,640266418457</text:p>
          </table:table-cell>
          <table:table-cell office:value-type="float" office:value="-60.6416473388672" calcext:value-type="float">
            <text:p>-60,6416473388672</text:p>
          </table:table-cell>
          <table:table-cell office:value-type="float" office:value="-60.6374473571777" calcext:value-type="float">
            <text:p>-60,6374473571777</text:p>
          </table:table-cell>
          <table:table-cell office:value-type="float" office:value="-60.634147644043" calcext:value-type="float">
            <text:p>-60,634147644043</text:p>
          </table:table-cell>
          <table:table-cell office:value-type="float" office:value="-60.6259002685547" calcext:value-type="float">
            <text:p>-60,6259002685547</text:p>
          </table:table-cell>
          <table:table-cell office:value-type="float" office:value="-60.6244201660156" calcext:value-type="float">
            <text:p>-60,6244201660156</text:p>
          </table:table-cell>
          <table:table-cell office:value-type="float" office:value="-60.6253814697266" calcext:value-type="float">
            <text:p>-60,6253814697266</text:p>
          </table:table-cell>
          <table:table-cell office:value-type="float" office:value="-60.642749786377" calcext:value-type="float">
            <text:p>-60,642749786377</text:p>
          </table:table-cell>
          <table:table-cell office:value-type="float" office:value="-60.6469116210938" calcext:value-type="float">
            <text:p>-60,6469116210938</text:p>
          </table:table-cell>
          <table:table-cell office:value-type="float" office:value="-60.6455688476563" calcext:value-type="float">
            <text:p>-60,6455688476563</text:p>
          </table:table-cell>
          <table:table-cell office:value-type="float" office:value="-60.6215705871582" calcext:value-type="float">
            <text:p>-60,6215705871582</text:p>
          </table:table-cell>
          <table:table-cell office:value-type="float" office:value="-60.6308135986328" calcext:value-type="float">
            <text:p>-60,6308135986328</text:p>
          </table:table-cell>
          <table:table-cell office:value-type="float" office:value="-60.6518020629883" calcext:value-type="float">
            <text:p>-60,6518020629883</text:p>
          </table:table-cell>
          <table:table-cell office:value-type="float" office:value="-60.6387901306152" calcext:value-type="float">
            <text:p>-60,6387901306152</text:p>
          </table:table-cell>
          <table:table-cell office:value-type="float" office:value="-60.6274795532227" calcext:value-type="float">
            <text:p>-60,6274795532227</text:p>
          </table:table-cell>
          <table:table-cell office:value-type="float" office:value="-60.6472549438477" calcext:value-type="float">
            <text:p>-60,6472549438477</text:p>
          </table:table-cell>
          <table:table-cell office:value-type="float" office:value="-60.6504936218262" calcext:value-type="float">
            <text:p>-60,6504936218262</text:p>
          </table:table-cell>
          <table:table-cell office:value-type="float" office:value="-60.6368293762207" calcext:value-type="float">
            <text:p>-60,6368293762207</text:p>
          </table:table-cell>
          <table:table-cell office:value-type="float" office:value="-60.6398582458496" calcext:value-type="float">
            <text:p>-60,6398582458496</text:p>
          </table:table-cell>
          <table:table-cell office:value-type="float" office:value="-60.6418533325195" calcext:value-type="float">
            <text:p>-60,6418533325195</text:p>
          </table:table-cell>
          <table:table-cell office:value-type="float" office:value="-60.6376914978027" calcext:value-type="float">
            <text:p>-60,6376914978027</text:p>
          </table:table-cell>
          <table:table-cell office:value-type="float" office:value="-60.6352806091309" calcext:value-type="float">
            <text:p>-60,6352806091309</text:p>
          </table:table-cell>
          <table:table-cell office:value-type="float" office:value="-60.6466369628906" calcext:value-type="float">
            <text:p>-60,6466369628906</text:p>
          </table:table-cell>
          <table:table-cell office:value-type="float" office:value="-60.6294746398926" calcext:value-type="float">
            <text:p>-60,6294746398926</text:p>
          </table:table-cell>
          <table:table-cell office:value-type="float" office:value="-60.6408882141113" calcext:value-type="float">
            <text:p>-60,6408882141113</text:p>
          </table:table-cell>
          <table:table-cell office:value-type="float" office:value="-60.6492195129395" calcext:value-type="float">
            <text:p>-60,6492195129395</text:p>
          </table:table-cell>
          <table:table-cell office:value-type="float" office:value="-60.627067565918" calcext:value-type="float">
            <text:p>-60,627067565918</text:p>
          </table:table-cell>
          <table:table-cell office:value-type="float" office:value="-60.6370010375977" calcext:value-type="float">
            <text:p>-60,6370010375977</text:p>
          </table:table-cell>
          <table:table-cell office:value-type="float" office:value="-60.6428871154785" calcext:value-type="float">
            <text:p>-60,6428871154785</text:p>
          </table:table-cell>
          <table:table-cell office:value-type="float" office:value="-60.6425399780273" calcext:value-type="float">
            <text:p>-60,6425399780273</text:p>
          </table:table-cell>
          <table:table-cell office:value-type="float" office:value="-60.6402359008789" calcext:value-type="float">
            <text:p>-60,6402359008789</text:p>
          </table:table-cell>
          <table:table-cell office:value-type="float" office:value="-60.6445007324219" calcext:value-type="float">
            <text:p>-60,6445007324219</text:p>
          </table:table-cell>
          <table:table-cell office:value-type="float" office:value="-60.639820098877" calcext:value-type="float">
            <text:p>-60,639820098877</text:p>
          </table:table-cell>
          <table:table-cell office:value-type="float" office:value="-60.6216430664063" calcext:value-type="float">
            <text:p>-60,6216430664063</text:p>
          </table:table-cell>
          <table:table-cell office:value-type="float" office:value="-60.638858795166" calcext:value-type="float">
            <text:p>-60,638858795166</text:p>
          </table:table-cell>
          <table:table-cell office:value-type="float" office:value="-60.637996673584" calcext:value-type="float">
            <text:p>-60,637996673584</text:p>
          </table:table-cell>
          <table:table-cell office:value-type="float" office:value="-60.6337699890137" calcext:value-type="float">
            <text:p>-60,6337699890137</text:p>
          </table:table-cell>
          <table:table-cell office:value-type="float" office:value="-60.6320190429688" calcext:value-type="float">
            <text:p>-60,6320190429688</text:p>
          </table:table-cell>
          <table:table-cell office:value-type="float" office:value="-60.6372451782227" calcext:value-type="float">
            <text:p>-60,6372451782227</text:p>
          </table:table-cell>
          <table:table-cell office:value-type="float" office:value="-60.6070976257324" calcext:value-type="float">
            <text:p>-60,6070976257324</text:p>
          </table:table-cell>
          <table:table-cell office:value-type="float" office:value="-60.5873794555664" calcext:value-type="float">
            <text:p>-60,5873794555664</text:p>
          </table:table-cell>
          <table:table-cell office:value-type="float" office:value="-60.5835456848145" calcext:value-type="float">
            <text:p>-60,5835456848145</text:p>
          </table:table-cell>
          <table:table-cell office:value-type="float" office:value="-60.5746612548828" calcext:value-type="float">
            <text:p>-60,5746612548828</text:p>
          </table:table-cell>
          <table:table-cell office:value-type="float" office:value="-60.6013717651367" calcext:value-type="float">
            <text:p>-60,6013717651367</text:p>
          </table:table-cell>
          <table:table-cell office:value-type="float" office:value="-60.5969924926758" calcext:value-type="float">
            <text:p>-60,5969924926758</text:p>
          </table:table-cell>
          <table:table-cell office:value-type="float" office:value="-60.5722045898438" calcext:value-type="float">
            <text:p>-60,5722045898438</text:p>
          </table:table-cell>
          <table:table-cell office:value-type="float" office:value="-60.5852203369141" calcext:value-type="float">
            <text:p>-60,5852203369141</text:p>
          </table:table-cell>
          <table:table-cell office:value-type="float" office:value="-60.59130859375" calcext:value-type="float">
            <text:p>-60,59130859375</text:p>
          </table:table-cell>
          <table:table-cell office:value-type="float" office:value="-60.5754814147949" calcext:value-type="float">
            <text:p>-60,5754814147949</text:p>
          </table:table-cell>
          <table:table-cell office:value-type="float" office:value="-60.5916519165039" calcext:value-type="float">
            <text:p>-60,5916519165039</text:p>
          </table:table-cell>
          <table:table-cell office:value-type="float" office:value="-60.595142364502" calcext:value-type="float">
            <text:p>-60,595142364502</text:p>
          </table:table-cell>
          <table:table-cell office:value-type="float" office:value="-60.5911712646484" calcext:value-type="float">
            <text:p>-60,5911712646484</text:p>
          </table:table-cell>
          <table:table-cell office:value-type="float" office:value="-60.6073684692383" calcext:value-type="float">
            <text:p>-60,6073684692383</text:p>
          </table:table-cell>
          <table:table-cell office:value-type="float" office:value="-60.5988388061523" calcext:value-type="float">
            <text:p>-60,5988388061523</text:p>
          </table:table-cell>
          <table:table-cell office:value-type="float" office:value="-60.5929183959961" calcext:value-type="float">
            <text:p>-60,5929183959961</text:p>
          </table:table-cell>
          <table:table-cell office:value-type="float" office:value="-60.6058959960938" calcext:value-type="float">
            <text:p>-60,6058959960938</text:p>
          </table:table-cell>
          <table:table-cell office:value-type="float" office:value="-60.5847778320313" calcext:value-type="float">
            <text:p>-60,5847778320313</text:p>
          </table:table-cell>
          <table:table-cell office:value-type="float" office:value="-60.5795135498047" calcext:value-type="float">
            <text:p>-60,5795135498047</text:p>
          </table:table-cell>
          <table:table-cell office:value-type="float" office:value="-60.5879592895508" calcext:value-type="float">
            <text:p>-60,5879592895508</text:p>
          </table:table-cell>
          <table:table-cell office:value-type="float" office:value="-60.5915832519531" calcext:value-type="float">
            <text:p>-60,5915832519531</text:p>
          </table:table-cell>
          <table:table-cell office:value-type="float" office:value="-60.5728187561035" calcext:value-type="float">
            <text:p>-60,5728187561035</text:p>
          </table:table-cell>
          <table:table-cell office:value-type="float" office:value="-60.5858383178711" calcext:value-type="float">
            <text:p>-60,5858383178711</text:p>
          </table:table-cell>
          <table:table-cell office:value-type="float" office:value="-60.5934677124023" calcext:value-type="float">
            <text:p>-60,5934677124023</text:p>
          </table:table-cell>
          <table:table-cell office:value-type="float" office:value="-60.5891532897949" calcext:value-type="float">
            <text:p>-60,5891532897949</text:p>
          </table:table-cell>
          <table:table-cell office:value-type="float" office:value="-60.5822830200195" calcext:value-type="float">
            <text:p>-60,5822830200195</text:p>
          </table:table-cell>
          <table:table-cell office:value-type="float" office:value="-60.5912742614746" calcext:value-type="float">
            <text:p>-60,5912742614746</text:p>
          </table:table-cell>
          <table:table-cell office:value-type="float" office:value="-60.5953140258789" calcext:value-type="float">
            <text:p>-60,5953140258789</text:p>
          </table:table-cell>
          <table:table-cell office:value-type="float" office:value="-60.588436126709" calcext:value-type="float">
            <text:p>-60,588436126709</text:p>
          </table:table-cell>
          <table:table-cell office:value-type="float" office:value="-60.6025733947754" calcext:value-type="float">
            <text:p>-60,6025733947754</text:p>
          </table:table-cell>
          <table:table-cell office:value-type="float" office:value="-60.5942192077637" calcext:value-type="float">
            <text:p>-60,5942192077637</text:p>
          </table:table-cell>
          <table:table-cell office:value-type="float" office:value="-60.581600189209" calcext:value-type="float">
            <text:p>-60,581600189209</text:p>
          </table:table-cell>
          <table:table-cell office:value-type="float" office:value="-60.586727142334" calcext:value-type="float">
            <text:p>-60,586727142334</text:p>
          </table:table-cell>
          <table:table-cell office:value-type="float" office:value="-60.5797538757324" calcext:value-type="float">
            <text:p>-60,5797538757324</text:p>
          </table:table-cell>
          <table:table-cell office:value-type="float" office:value="-60.5861434936523" calcext:value-type="float">
            <text:p>-60,5861434936523</text:p>
          </table:table-cell>
          <table:table-cell office:value-type="float" office:value="-60.5886421203613" calcext:value-type="float">
            <text:p>-60,5886421203613</text:p>
          </table:table-cell>
          <table:table-cell office:value-type="float" office:value="-60.6013412475586" calcext:value-type="float">
            <text:p>-60,6013412475586</text:p>
          </table:table-cell>
          <table:table-cell office:value-type="float" office:value="-60.5831031799316" calcext:value-type="float">
            <text:p>-60,5831031799316</text:p>
          </table:table-cell>
          <table:table-cell office:value-type="float" office:value="-60.5739440917969" calcext:value-type="float">
            <text:p>-60,5739440917969</text:p>
          </table:table-cell>
          <table:table-cell office:value-type="float" office:value="-60.5858383178711" calcext:value-type="float">
            <text:p>-60,5858383178711</text:p>
          </table:table-cell>
          <table:table-cell office:value-type="float" office:value="-60.5774993896484" calcext:value-type="float">
            <text:p>-60,5774993896484</text:p>
          </table:table-cell>
          <table:table-cell office:value-type="float" office:value="-60.6028480529785" calcext:value-type="float">
            <text:p>-60,6028480529785</text:p>
          </table:table-cell>
          <table:table-cell office:value-type="float" office:value="-60.5832748413086" calcext:value-type="float">
            <text:p>-60,5832748413086</text:p>
          </table:table-cell>
          <table:table-cell office:value-type="float" office:value="-60.5966835021973" calcext:value-type="float">
            <text:p>-60,5966835021973</text:p>
          </table:table-cell>
          <table:table-cell office:value-type="float" office:value="-60.5931205749512" calcext:value-type="float">
            <text:p>-60,5931205749512</text:p>
          </table:table-cell>
          <table:table-cell office:value-type="float" office:value="-60.5921325683594" calcext:value-type="float">
            <text:p>-60,5921325683594</text:p>
          </table:table-cell>
          <table:table-cell office:value-type="float" office:value="-60.6012344360352" calcext:value-type="float">
            <text:p>-60,6012344360352</text:p>
          </table:table-cell>
          <table:table-cell office:value-type="float" office:value="-60.579891204834" calcext:value-type="float">
            <text:p>-60,579891204834</text:p>
          </table:table-cell>
          <table:table-cell office:value-type="float" office:value="-60.5976409912109" calcext:value-type="float">
            <text:p>-60,5976409912109</text:p>
          </table:table-cell>
          <table:table-cell office:value-type="float" office:value="-60.6007537841797" calcext:value-type="float">
            <text:p>-60,6007537841797</text:p>
          </table:table-cell>
          <table:table-cell office:value-type="float" office:value="-60.5868301391602" calcext:value-type="float">
            <text:p>-60,5868301391602</text:p>
          </table:table-cell>
          <table:table-cell office:value-type="float" office:value="-60.6030158996582" calcext:value-type="float">
            <text:p>-60,6030158996582</text:p>
          </table:table-cell>
          <table:table-cell office:value-type="float" office:value="-60.6041831970215" calcext:value-type="float">
            <text:p>-60,6041831970215</text:p>
          </table:table-cell>
          <table:table-cell office:value-type="float" office:value="-60.6071624755859" calcext:value-type="float">
            <text:p>-60,6071624755859</text:p>
          </table:table-cell>
          <table:table-cell office:value-type="float" office:value="-60.6066474914551" calcext:value-type="float">
            <text:p>-60,6066474914551</text:p>
          </table:table-cell>
          <table:table-cell office:value-type="float" office:value="-60.6003112792969" calcext:value-type="float">
            <text:p>-60,6003112792969</text:p>
          </table:table-cell>
          <table:table-cell office:value-type="float" office:value="-60.6139869689941" calcext:value-type="float">
            <text:p>-60,6139869689941</text:p>
          </table:table-cell>
          <table:table-cell office:value-type="float" office:value="-60.6062049865723" calcext:value-type="float">
            <text:p>-60,6062049865723</text:p>
          </table:table-cell>
          <table:table-cell office:value-type="float" office:value="-60.5829277038574" calcext:value-type="float">
            <text:p>-60,5829277038574</text:p>
          </table:table-cell>
          <table:table-cell office:value-type="float" office:value="-60.5859069824219" calcext:value-type="float">
            <text:p>-60,5859069824219</text:p>
          </table:table-cell>
          <table:table-cell office:value-type="float" office:value="-60.5917167663574" calcext:value-type="float">
            <text:p>-60,5917167663574</text:p>
          </table:table-cell>
          <table:table-cell office:value-type="float" office:value="-60.5978813171387" calcext:value-type="float">
            <text:p>-60,5978813171387</text:p>
          </table:table-cell>
          <table:table-cell office:value-type="float" office:value="-60.5877876281738" calcext:value-type="float">
            <text:p>-60,5877876281738</text:p>
          </table:table-cell>
          <table:table-cell office:value-type="float" office:value="-60.5975761413574" calcext:value-type="float">
            <text:p>-60,5975761413574</text:p>
          </table:table-cell>
          <table:table-cell office:value-type="float" office:value="-60.5925064086914" calcext:value-type="float">
            <text:p>-60,5925064086914</text:p>
          </table:table-cell>
          <table:table-cell office:value-type="float" office:value="-60.5984992980957" calcext:value-type="float">
            <text:p>-60,5984992980957</text:p>
          </table:table-cell>
          <table:table-cell office:value-type="float" office:value="-60.5840263366699" calcext:value-type="float">
            <text:p>-60,5840263366699</text:p>
          </table:table-cell>
          <table:table-cell office:value-type="float" office:value="-60.6076812744141" calcext:value-type="float">
            <text:p>-60,6076812744141</text:p>
          </table:table-cell>
          <table:table-cell office:value-type="float" office:value="-60.5860404968262" calcext:value-type="float">
            <text:p>-60,5860404968262</text:p>
          </table:table-cell>
          <table:table-cell office:value-type="float" office:value="-60.5841598510742" calcext:value-type="float">
            <text:p>-60,5841598510742</text:p>
          </table:table-cell>
          <table:table-cell office:value-type="float" office:value="-60.5954170227051" calcext:value-type="float">
            <text:p>-60,5954170227051</text:p>
          </table:table-cell>
          <table:table-cell office:value-type="float" office:value="-60.6115875244141" calcext:value-type="float">
            <text:p>-60,6115875244141</text:p>
          </table:table-cell>
          <table:table-cell office:value-type="float" office:value="-60.6144676208496" calcext:value-type="float">
            <text:p>-60,6144676208496</text:p>
          </table:table-cell>
          <table:table-cell office:value-type="float" office:value="-60.592472076416" calcext:value-type="float">
            <text:p>-60,592472076416</text:p>
          </table:table-cell>
          <table:table-cell office:value-type="float" office:value="-60.5911712646484" calcext:value-type="float">
            <text:p>-60,5911712646484</text:p>
          </table:table-cell>
          <table:table-cell office:value-type="float" office:value="-60.5831680297852" calcext:value-type="float">
            <text:p>-60,5831680297852</text:p>
          </table:table-cell>
          <table:table-cell office:value-type="float" office:value="-60.603328704834" calcext:value-type="float">
            <text:p>-60,603328704834</text:p>
          </table:table-cell>
          <table:table-cell office:value-type="float" office:value="-60.5968551635742" calcext:value-type="float">
            <text:p>-60,5968551635742</text:p>
          </table:table-cell>
          <table:table-cell office:value-type="float" office:value="-60.6031188964844" calcext:value-type="float">
            <text:p>-60,6031188964844</text:p>
          </table:table-cell>
          <table:table-cell office:value-type="float" office:value="-60.5981864929199" calcext:value-type="float">
            <text:p>-60,5981864929199</text:p>
          </table:table-cell>
          <table:table-cell office:value-type="float" office:value="-60.5921974182129" calcext:value-type="float">
            <text:p>-60,5921974182129</text:p>
          </table:table-cell>
          <table:table-cell office:value-type="float" office:value="-60.5933303833008" calcext:value-type="float">
            <text:p>-60,5933303833008</text:p>
          </table:table-cell>
          <table:table-cell office:value-type="float" office:value="-60.5885047912598" calcext:value-type="float">
            <text:p>-60,5885047912598</text:p>
          </table:table-cell>
          <table:table-cell office:value-type="float" office:value="-60.6014442443848" calcext:value-type="float">
            <text:p>-60,6014442443848</text:p>
          </table:table-cell>
          <table:table-cell office:value-type="float" office:value="-60.5928497314453" calcext:value-type="float">
            <text:p>-60,5928497314453</text:p>
          </table:table-cell>
          <table:table-cell office:value-type="float" office:value="-60.5883026123047" calcext:value-type="float">
            <text:p>-60,5883026123047</text:p>
          </table:table-cell>
          <table:table-cell office:value-type="float" office:value="-60.597297668457" calcext:value-type="float">
            <text:p>-60,597297668457</text:p>
          </table:table-cell>
          <table:table-cell office:value-type="float" office:value="-60.595344543457" calcext:value-type="float">
            <text:p>-60,595344543457</text:p>
          </table:table-cell>
          <table:table-cell office:value-type="float" office:value="-60.5988388061523" calcext:value-type="float">
            <text:p>-60,5988388061523</text:p>
          </table:table-cell>
          <table:table-cell office:value-type="float" office:value="-60.6007232666016" calcext:value-type="float">
            <text:p>-60,6007232666016</text:p>
          </table:table-cell>
          <table:table-cell office:value-type="float" office:value="-60.5906562805176" calcext:value-type="float">
            <text:p>-60,5906562805176</text:p>
          </table:table-cell>
          <table:table-cell office:value-type="float" office:value="-60.5899429321289" calcext:value-type="float">
            <text:p>-60,5899429321289</text:p>
          </table:table-cell>
          <table:table-cell office:value-type="float" office:value="-60.6065139770508" calcext:value-type="float">
            <text:p>-60,6065139770508</text:p>
          </table:table-cell>
          <table:table-cell office:value-type="float" office:value="-60.6024360656738" calcext:value-type="float">
            <text:p>-60,6024360656738</text:p>
          </table:table-cell>
          <table:table-cell office:value-type="float" office:value="-60.6027755737305" calcext:value-type="float">
            <text:p>-60,6027755737305</text:p>
          </table:table-cell>
          <table:table-cell office:value-type="float" office:value="-60.6192398071289" calcext:value-type="float">
            <text:p>-60,6192398071289</text:p>
          </table:table-cell>
          <table:table-cell office:value-type="float" office:value="-60.6117935180664" calcext:value-type="float">
            <text:p>-60,6117935180664</text:p>
          </table:table-cell>
          <table:table-cell office:value-type="float" office:value="-60.5977439880371" calcext:value-type="float">
            <text:p>-60,5977439880371</text:p>
          </table:table-cell>
          <table:table-cell office:value-type="float" office:value="-60.5962028503418" calcext:value-type="float">
            <text:p>-60,5962028503418</text:p>
          </table:table-cell>
          <table:table-cell office:value-type="float" office:value="-60.6173133850098" calcext:value-type="float">
            <text:p>-60,6173133850098</text:p>
          </table:table-cell>
          <table:table-cell office:value-type="float" office:value="-60.6138191223145" calcext:value-type="float">
            <text:p>-60,6138191223145</text:p>
          </table:table-cell>
          <table:table-cell office:value-type="float" office:value="-60.5998687744141" calcext:value-type="float">
            <text:p>-60,5998687744141</text:p>
          </table:table-cell>
          <table:table-cell office:value-type="float" office:value="-60.6172828674316" calcext:value-type="float">
            <text:p>-60,6172828674316</text:p>
          </table:table-cell>
          <table:table-cell office:value-type="float" office:value="-60.6116561889648" calcext:value-type="float">
            <text:p>-60,6116561889648</text:p>
          </table:table-cell>
          <table:table-cell office:value-type="float" office:value="-60.6045951843262" calcext:value-type="float">
            <text:p>-60,6045951843262</text:p>
          </table:table-cell>
          <table:table-cell office:value-type="float" office:value="-60.6280288696289" calcext:value-type="float">
            <text:p>-60,6280288696289</text:p>
          </table:table-cell>
          <table:table-cell office:value-type="float" office:value="-60.603874206543" calcext:value-type="float">
            <text:p>-60,603874206543</text:p>
          </table:table-cell>
          <table:table-cell office:value-type="float" office:value="-60.618106842041" calcext:value-type="float">
            <text:p>-60,618106842041</text:p>
          </table:table-cell>
          <table:table-cell office:value-type="float" office:value="-60.6213302612305" calcext:value-type="float">
            <text:p>-60,6213302612305</text:p>
          </table:table-cell>
          <table:table-cell office:value-type="float" office:value="-60.6247634887695" calcext:value-type="float">
            <text:p>-60,6247634887695</text:p>
          </table:table-cell>
          <table:table-cell office:value-type="float" office:value="-60.6221885681152" calcext:value-type="float">
            <text:p>-60,6221885681152</text:p>
          </table:table-cell>
          <table:table-cell office:value-type="float" office:value="-60.5952110290527" calcext:value-type="float">
            <text:p>-60,5952110290527</text:p>
          </table:table-cell>
          <table:table-cell office:value-type="float" office:value="-60.5891532897949" calcext:value-type="float">
            <text:p>-60,5891532897949</text:p>
          </table:table-cell>
          <table:table-cell office:value-type="float" office:value="-60.6043548583984" calcext:value-type="float">
            <text:p>-60,6043548583984</text:p>
          </table:table-cell>
          <table:table-cell office:value-type="float" office:value="-60.601203918457" calcext:value-type="float">
            <text:p>-60,601203918457</text:p>
          </table:table-cell>
          <table:table-cell office:value-type="float" office:value="-60.6074028015137" calcext:value-type="float">
            <text:p>-60,6074028015137</text:p>
          </table:table-cell>
          <table:table-cell office:value-type="float" office:value="-60.6124420166016" calcext:value-type="float">
            <text:p>-60,6124420166016</text:p>
          </table:table-cell>
          <table:table-cell office:value-type="float" office:value="-60.6169052124023" calcext:value-type="float">
            <text:p>-60,6169052124023</text:p>
          </table:table-cell>
          <table:table-cell office:value-type="float" office:value="-60.6132659912109" calcext:value-type="float">
            <text:p>-60,6132659912109</text:p>
          </table:table-cell>
          <table:table-cell office:value-type="float" office:value="-60.626106262207" calcext:value-type="float">
            <text:p>-60,626106262207</text:p>
          </table:table-cell>
          <table:table-cell office:value-type="float" office:value="-60.6107292175293" calcext:value-type="float">
            <text:p>-60,6107292175293</text:p>
          </table:table-cell>
          <table:table-cell office:value-type="float" office:value="-60.6058616638184" calcext:value-type="float">
            <text:p>-60,6058616638184</text:p>
          </table:table-cell>
          <table:table-cell office:value-type="float" office:value="-60.6176261901856" calcext:value-type="float">
            <text:p>-60,6176261901856</text:p>
          </table:table-cell>
          <table:table-cell office:value-type="float" office:value="-60.5945930480957" calcext:value-type="float">
            <text:p>-60,5945930480957</text:p>
          </table:table-cell>
          <table:table-cell office:value-type="float" office:value="-60.6074409484863" calcext:value-type="float">
            <text:p>-60,6074409484863</text:p>
          </table:table-cell>
          <table:table-cell office:value-type="float" office:value="-60.6186904907227" calcext:value-type="float">
            <text:p>-60,6186904907227</text:p>
          </table:table-cell>
          <table:table-cell office:value-type="float" office:value="-60.6115875244141" calcext:value-type="float">
            <text:p>-60,6115875244141</text:p>
          </table:table-cell>
          <table:table-cell office:value-type="float" office:value="-60.6364517211914" calcext:value-type="float">
            <text:p>-60,6364517211914</text:p>
          </table:table-cell>
          <table:table-cell office:value-type="float" office:value="-60.6115188598633" calcext:value-type="float">
            <text:p>-60,6115188598633</text:p>
          </table:table-cell>
          <table:table-cell office:value-type="float" office:value="-60.6098709106445" calcext:value-type="float">
            <text:p>-60,6098709106445</text:p>
          </table:table-cell>
          <table:table-cell office:value-type="float" office:value="-60.6181755065918" calcext:value-type="float">
            <text:p>-60,6181755065918</text:p>
          </table:table-cell>
          <table:table-cell office:value-type="float" office:value="-60.6057586669922" calcext:value-type="float">
            <text:p>-60,6057586669922</text:p>
          </table:table-cell>
          <table:table-cell office:value-type="float" office:value="-60.616455078125" calcext:value-type="float">
            <text:p>-60,616455078125</text:p>
          </table:table-cell>
          <table:table-cell office:value-type="float" office:value="-60.6293334960938" calcext:value-type="float">
            <text:p>-60,6293334960938</text:p>
          </table:table-cell>
          <table:table-cell office:value-type="float" office:value="-60.6251411437988" calcext:value-type="float">
            <text:p>-60,6251411437988</text:p>
          </table:table-cell>
          <table:table-cell office:value-type="float" office:value="-60.6096305847168" calcext:value-type="float">
            <text:p>-60,6096305847168</text:p>
          </table:table-cell>
          <table:table-cell office:value-type="float" office:value="-60.6191368103027" calcext:value-type="float">
            <text:p>-60,6191368103027</text:p>
          </table:table-cell>
          <table:table-cell office:value-type="float" office:value="-60.6280975341797" calcext:value-type="float">
            <text:p>-60,6280975341797</text:p>
          </table:table-cell>
          <table:table-cell office:value-type="float" office:value="-60.6041831970215" calcext:value-type="float">
            <text:p>-60,6041831970215</text:p>
          </table:table-cell>
          <table:table-cell office:value-type="float" office:value="-60.6176948547363" calcext:value-type="float">
            <text:p>-60,6176948547363</text:p>
          </table:table-cell>
          <table:table-cell office:value-type="float" office:value="-60.6134033203125" calcext:value-type="float">
            <text:p>-60,6134033203125</text:p>
          </table:table-cell>
          <table:table-cell office:value-type="float" office:value="-60.6164245605469" calcext:value-type="float">
            <text:p>-60,6164245605469</text:p>
          </table:table-cell>
          <table:table-cell office:value-type="float" office:value="-60.6242523193359" calcext:value-type="float">
            <text:p>-60,6242523193359</text:p>
          </table:table-cell>
          <table:table-cell office:value-type="float" office:value="-60.6333236694336" calcext:value-type="float">
            <text:p>-60,6333236694336</text:p>
          </table:table-cell>
          <table:table-cell office:value-type="float" office:value="-60.6151885986328" calcext:value-type="float">
            <text:p>-60,6151885986328</text:p>
          </table:table-cell>
          <table:table-cell office:value-type="float" office:value="-60.6114845275879" calcext:value-type="float">
            <text:p>-60,6114845275879</text:p>
          </table:table-cell>
          <table:table-cell office:value-type="float" office:value="-60.6046600341797" calcext:value-type="float">
            <text:p>-60,6046600341797</text:p>
          </table:table-cell>
          <table:table-cell office:value-type="float" office:value="-60.6114158630371" calcext:value-type="float">
            <text:p>-60,6114158630371</text:p>
          </table:table-cell>
          <table:table-cell office:value-type="float" office:value="-60.611759185791" calcext:value-type="float">
            <text:p>-60,611759185791</text:p>
          </table:table-cell>
          <table:table-cell office:value-type="float" office:value="-60.6114845275879" calcext:value-type="float">
            <text:p>-60,6114845275879</text:p>
          </table:table-cell>
          <table:table-cell office:value-type="float" office:value="-60.5979156494141" calcext:value-type="float">
            <text:p>-60,5979156494141</text:p>
          </table:table-cell>
          <table:table-cell table:number-columns-repeated="14888"/>
        </table:table-row>
        <table:table-row table:style-name="ro1">
          <table:table-cell office:value-type="float" office:value="-70.0441436767578" calcext:value-type="float">
            <text:p>-70,0441436767578</text:p>
          </table:table-cell>
          <table:table-cell office:value-type="float" office:value="-69.9826965332031" calcext:value-type="float">
            <text:p>-69,9826965332031</text:p>
          </table:table-cell>
          <table:table-cell office:value-type="float" office:value="-70.016357421875" calcext:value-type="float">
            <text:p>-70,016357421875</text:p>
          </table:table-cell>
          <table:table-cell office:value-type="float" office:value="-69.9798736572266" calcext:value-type="float">
            <text:p>-69,9798736572266</text:p>
          </table:table-cell>
          <table:table-cell office:value-type="float" office:value="-70.056755065918" calcext:value-type="float">
            <text:p>-70,056755065918</text:p>
          </table:table-cell>
          <table:table-cell office:value-type="float" office:value="-69.9921951293945" calcext:value-type="float">
            <text:p>-69,9921951293945</text:p>
          </table:table-cell>
          <table:table-cell office:value-type="float" office:value="-69.9987564086914" calcext:value-type="float">
            <text:p>-69,9987564086914</text:p>
          </table:table-cell>
          <table:table-cell office:value-type="float" office:value="-70.0105895996094" calcext:value-type="float">
            <text:p>-70,0105895996094</text:p>
          </table:table-cell>
          <table:table-cell office:value-type="float" office:value="-69.9982452392578" calcext:value-type="float">
            <text:p>-69,9982452392578</text:p>
          </table:table-cell>
          <table:table-cell office:value-type="float" office:value="-70.015754699707" calcext:value-type="float">
            <text:p>-70,015754699707</text:p>
          </table:table-cell>
          <table:table-cell office:value-type="float" office:value="-69.9856338500977" calcext:value-type="float">
            <text:p>-69,9856338500977</text:p>
          </table:table-cell>
          <table:table-cell office:value-type="float" office:value="-69.9694976806641" calcext:value-type="float">
            <text:p>-69,9694976806641</text:p>
          </table:table-cell>
          <table:table-cell office:value-type="float" office:value="-69.9999694824219" calcext:value-type="float">
            <text:p>-69,9999694824219</text:p>
          </table:table-cell>
          <table:table-cell office:value-type="float" office:value="-69.988655090332" calcext:value-type="float">
            <text:p>-69,988655090332</text:p>
          </table:table-cell>
          <table:table-cell office:value-type="float" office:value="-70.0071411132813" calcext:value-type="float">
            <text:p>-70,0071411132813</text:p>
          </table:table-cell>
          <table:table-cell office:value-type="float" office:value="-69.9360198974609" calcext:value-type="float">
            <text:p>-69,9360198974609</text:p>
          </table:table-cell>
          <table:table-cell office:value-type="float" office:value="-69.991081237793" calcext:value-type="float">
            <text:p>-69,991081237793</text:p>
          </table:table-cell>
          <table:table-cell office:value-type="float" office:value="-69.981689453125" calcext:value-type="float">
            <text:p>-69,981689453125</text:p>
          </table:table-cell>
          <table:table-cell office:value-type="float" office:value="-69.9776611328125" calcext:value-type="float">
            <text:p>-69,9776611328125</text:p>
          </table:table-cell>
          <table:table-cell office:value-type="float" office:value="-70.0573654174805" calcext:value-type="float">
            <text:p>-70,0573654174805</text:p>
          </table:table-cell>
          <table:table-cell office:value-type="float" office:value="-70.0312576293945" calcext:value-type="float">
            <text:p>-70,0312576293945</text:p>
          </table:table-cell>
          <table:table-cell office:value-type="float" office:value="-70.0320663452148" calcext:value-type="float">
            <text:p>-70,0320663452148</text:p>
          </table:table-cell>
          <table:table-cell office:value-type="float" office:value="-69.9403381347656" calcext:value-type="float">
            <text:p>-69,9403381347656</text:p>
          </table:table-cell>
          <table:table-cell office:value-type="float" office:value="-69.9862365722656" calcext:value-type="float">
            <text:p>-69,9862365722656</text:p>
          </table:table-cell>
          <table:table-cell office:value-type="float" office:value="-69.9798736572266" calcext:value-type="float">
            <text:p>-69,9798736572266</text:p>
          </table:table-cell>
          <table:table-cell office:value-type="float" office:value="-70.0199966430664" calcext:value-type="float">
            <text:p>-70,0199966430664</text:p>
          </table:table-cell>
          <table:table-cell office:value-type="float" office:value="-69.9873504638672" calcext:value-type="float">
            <text:p>-69,9873504638672</text:p>
          </table:table-cell>
          <table:table-cell office:value-type="float" office:value="-70.0001678466797" calcext:value-type="float">
            <text:p>-70,0001678466797</text:p>
          </table:table-cell>
          <table:table-cell office:value-type="float" office:value="-70.0064392089844" calcext:value-type="float">
            <text:p>-70,0064392089844</text:p>
          </table:table-cell>
          <table:table-cell office:value-type="float" office:value="-69.9844131469727" calcext:value-type="float">
            <text:p>-69,9844131469727</text:p>
          </table:table-cell>
          <table:table-cell office:value-type="float" office:value="-69.9785690307617" calcext:value-type="float">
            <text:p>-69,9785690307617</text:p>
          </table:table-cell>
          <table:table-cell office:value-type="float" office:value="-70.0789642333984" calcext:value-type="float">
            <text:p>-70,0789642333984</text:p>
          </table:table-cell>
          <table:table-cell office:value-type="float" office:value="-70.0577697753906" calcext:value-type="float">
            <text:p>-70,0577697753906</text:p>
          </table:table-cell>
          <table:table-cell office:value-type="float" office:value="-70.0622482299805" calcext:value-type="float">
            <text:p>-70,0622482299805</text:p>
          </table:table-cell>
          <table:table-cell office:value-type="float" office:value="-70.0550231933594" calcext:value-type="float">
            <text:p>-70,0550231933594</text:p>
          </table:table-cell>
          <table:table-cell office:value-type="float" office:value="-69.9978408813477" calcext:value-type="float">
            <text:p>-69,9978408813477</text:p>
          </table:table-cell>
          <table:table-cell office:value-type="float" office:value="-70.0084609985352" calcext:value-type="float">
            <text:p>-70,0084609985352</text:p>
          </table:table-cell>
          <table:table-cell office:value-type="float" office:value="-70.0161590576172" calcext:value-type="float">
            <text:p>-70,0161590576172</text:p>
          </table:table-cell>
          <table:table-cell office:value-type="float" office:value="-70.0094757080078" calcext:value-type="float">
            <text:p>-70,0094757080078</text:p>
          </table:table-cell>
          <table:table-cell office:value-type="float" office:value="-70.0021896362305" calcext:value-type="float">
            <text:p>-70,0021896362305</text:p>
          </table:table-cell>
          <table:table-cell office:value-type="float" office:value="-69.9983520507813" calcext:value-type="float">
            <text:p>-69,9983520507813</text:p>
          </table:table-cell>
          <table:table-cell office:value-type="float" office:value="-70.0214233398438" calcext:value-type="float">
            <text:p>-70,0214233398438</text:p>
          </table:table-cell>
          <table:table-cell office:value-type="float" office:value="-69.9857330322266" calcext:value-type="float">
            <text:p>-69,9857330322266</text:p>
          </table:table-cell>
          <table:table-cell office:value-type="float" office:value="-70.0290222167969" calcext:value-type="float">
            <text:p>-70,0290222167969</text:p>
          </table:table-cell>
          <table:table-cell office:value-type="float" office:value="-69.9800796508789" calcext:value-type="float">
            <text:p>-69,9800796508789</text:p>
          </table:table-cell>
          <table:table-cell office:value-type="float" office:value="-69.9999694824219" calcext:value-type="float">
            <text:p>-69,9999694824219</text:p>
          </table:table-cell>
          <table:table-cell office:value-type="float" office:value="-70.0348052978516" calcext:value-type="float">
            <text:p>-70,0348052978516</text:p>
          </table:table-cell>
          <table:table-cell office:value-type="float" office:value="-70.0237503051758" calcext:value-type="float">
            <text:p>-70,0237503051758</text:p>
          </table:table-cell>
          <table:table-cell office:value-type="float" office:value="-69.9903717041016" calcext:value-type="float">
            <text:p>-69,9903717041016</text:p>
          </table:table-cell>
          <table:table-cell office:value-type="float" office:value="-70.0018920898438" calcext:value-type="float">
            <text:p>-70,0018920898438</text:p>
          </table:table-cell>
          <table:table-cell office:value-type="float" office:value="-70.0037078857422" calcext:value-type="float">
            <text:p>-70,0037078857422</text:p>
          </table:table-cell>
          <table:table-cell office:value-type="float" office:value="-69.9715194702148" calcext:value-type="float">
            <text:p>-69,9715194702148</text:p>
          </table:table-cell>
          <table:table-cell office:value-type="float" office:value="-69.9779586791992" calcext:value-type="float">
            <text:p>-69,9779586791992</text:p>
          </table:table-cell>
          <table:table-cell office:value-type="float" office:value="-69.9442596435547" calcext:value-type="float">
            <text:p>-69,9442596435547</text:p>
          </table:table-cell>
          <table:table-cell office:value-type="float" office:value="-69.9795761108398" calcext:value-type="float">
            <text:p>-69,9795761108398</text:p>
          </table:table-cell>
          <table:table-cell office:value-type="float" office:value="-69.9543075561523" calcext:value-type="float">
            <text:p>-69,9543075561523</text:p>
          </table:table-cell>
          <table:table-cell office:value-type="float" office:value="-69.9398422241211" calcext:value-type="float">
            <text:p>-69,9398422241211</text:p>
          </table:table-cell>
          <table:table-cell office:value-type="float" office:value="-69.9652709960938" calcext:value-type="float">
            <text:p>-69,9652709960938</text:p>
          </table:table-cell>
          <table:table-cell office:value-type="float" office:value="-69.9808883666992" calcext:value-type="float">
            <text:p>-69,9808883666992</text:p>
          </table:table-cell>
          <table:table-cell office:value-type="float" office:value="-69.974235534668" calcext:value-type="float">
            <text:p>-69,974235534668</text:p>
          </table:table-cell>
          <table:table-cell office:value-type="float" office:value="-69.9754409790039" calcext:value-type="float">
            <text:p>-69,9754409790039</text:p>
          </table:table-cell>
          <table:table-cell office:value-type="float" office:value="-69.9845199584961" calcext:value-type="float">
            <text:p>-69,9845199584961</text:p>
          </table:table-cell>
          <table:table-cell office:value-type="float" office:value="-69.9751358032227" calcext:value-type="float">
            <text:p>-69,9751358032227</text:p>
          </table:table-cell>
          <table:table-cell office:value-type="float" office:value="-69.9970397949219" calcext:value-type="float">
            <text:p>-69,9970397949219</text:p>
          </table:table-cell>
          <table:table-cell office:value-type="float" office:value="-69.9362182617188" calcext:value-type="float">
            <text:p>-69,9362182617188</text:p>
          </table:table-cell>
          <table:table-cell office:value-type="float" office:value="-70.0083618164063" calcext:value-type="float">
            <text:p>-70,0083618164063</text:p>
          </table:table-cell>
          <table:table-cell office:value-type="float" office:value="-69.9698028564453" calcext:value-type="float">
            <text:p>-69,9698028564453</text:p>
          </table:table-cell>
          <table:table-cell office:value-type="float" office:value="-69.9867401123047" calcext:value-type="float">
            <text:p>-69,9867401123047</text:p>
          </table:table-cell>
          <table:table-cell office:value-type="float" office:value="-69.9768524169922" calcext:value-type="float">
            <text:p>-69,9768524169922</text:p>
          </table:table-cell>
          <table:table-cell office:value-type="float" office:value="-69.9610366821289" calcext:value-type="float">
            <text:p>-69,9610366821289</text:p>
          </table:table-cell>
          <table:table-cell office:value-type="float" office:value="-70.0187911987305" calcext:value-type="float">
            <text:p>-70,0187911987305</text:p>
          </table:table-cell>
          <table:table-cell office:value-type="float" office:value="-70.0288238525391" calcext:value-type="float">
            <text:p>-70,0288238525391</text:p>
          </table:table-cell>
          <table:table-cell office:value-type="float" office:value="-70.0178833007813" calcext:value-type="float">
            <text:p>-70,0178833007813</text:p>
          </table:table-cell>
          <table:table-cell office:value-type="float" office:value="-70.0081634521484" calcext:value-type="float">
            <text:p>-70,0081634521484</text:p>
          </table:table-cell>
          <table:table-cell office:value-type="float" office:value="-70.0008850097656" calcext:value-type="float">
            <text:p>-70,0008850097656</text:p>
          </table:table-cell>
          <table:table-cell office:value-type="float" office:value="-69.9965362548828" calcext:value-type="float">
            <text:p>-69,9965362548828</text:p>
          </table:table-cell>
          <table:table-cell office:value-type="float" office:value="-70.0201110839844" calcext:value-type="float">
            <text:p>-70,0201110839844</text:p>
          </table:table-cell>
          <table:table-cell office:value-type="float" office:value="-70.053596496582" calcext:value-type="float">
            <text:p>-70,053596496582</text:p>
          </table:table-cell>
          <table:table-cell office:value-type="float" office:value="-69.9942092895508" calcext:value-type="float">
            <text:p>-69,9942092895508</text:p>
          </table:table-cell>
          <table:table-cell office:value-type="float" office:value="-70.0216217041016" calcext:value-type="float">
            <text:p>-70,0216217041016</text:p>
          </table:table-cell>
          <table:table-cell office:value-type="float" office:value="-70.0111923217773" calcext:value-type="float">
            <text:p>-70,0111923217773</text:p>
          </table:table-cell>
          <table:table-cell office:value-type="float" office:value="-69.9855270385742" calcext:value-type="float">
            <text:p>-69,9855270385742</text:p>
          </table:table-cell>
          <table:table-cell office:value-type="float" office:value="-70.0072555541992" calcext:value-type="float">
            <text:p>-70,0072555541992</text:p>
          </table:table-cell>
          <table:table-cell office:value-type="float" office:value="-70.0248718261719" calcext:value-type="float">
            <text:p>-70,0248718261719</text:p>
          </table:table-cell>
          <table:table-cell office:value-type="float" office:value="-69.9614410400391" calcext:value-type="float">
            <text:p>-69,9614410400391</text:p>
          </table:table-cell>
          <table:table-cell office:value-type="float" office:value="-70.0015869140625" calcext:value-type="float">
            <text:p>-70,0015869140625</text:p>
          </table:table-cell>
          <table:table-cell office:value-type="float" office:value="-69.9616394042969" calcext:value-type="float">
            <text:p>-69,9616394042969</text:p>
          </table:table-cell>
          <table:table-cell office:value-type="float" office:value="-69.9679870605469" calcext:value-type="float">
            <text:p>-69,9679870605469</text:p>
          </table:table-cell>
          <table:table-cell office:value-type="float" office:value="-69.9870376586914" calcext:value-type="float">
            <text:p>-69,9870376586914</text:p>
          </table:table-cell>
          <table:table-cell office:value-type="float" office:value="-69.9579238891602" calcext:value-type="float">
            <text:p>-69,9579238891602</text:p>
          </table:table-cell>
          <table:table-cell office:value-type="float" office:value="-69.9700012207031" calcext:value-type="float">
            <text:p>-69,9700012207031</text:p>
          </table:table-cell>
          <table:table-cell office:value-type="float" office:value="-69.9216918945313" calcext:value-type="float">
            <text:p>-69,9216918945313</text:p>
          </table:table-cell>
          <table:table-cell office:value-type="float" office:value="-69.9352188110352" calcext:value-type="float">
            <text:p>-69,9352188110352</text:p>
          </table:table-cell>
          <table:table-cell office:value-type="float" office:value="-69.9215927124023" calcext:value-type="float">
            <text:p>-69,9215927124023</text:p>
          </table:table-cell>
          <table:table-cell office:value-type="float" office:value="-69.94384765625" calcext:value-type="float">
            <text:p>-69,94384765625</text:p>
          </table:table-cell>
          <table:table-cell office:value-type="float" office:value="-69.9757385253906" calcext:value-type="float">
            <text:p>-69,9757385253906</text:p>
          </table:table-cell>
          <table:table-cell office:value-type="float" office:value="-69.9803771972656" calcext:value-type="float">
            <text:p>-69,9803771972656</text:p>
          </table:table-cell>
          <table:table-cell office:value-type="float" office:value="-70.1899185180664" calcext:value-type="float">
            <text:p>-70,1899185180664</text:p>
          </table:table-cell>
          <table:table-cell office:value-type="float" office:value="-70.2573318481445" calcext:value-type="float">
            <text:p>-70,2573318481445</text:p>
          </table:table-cell>
          <table:table-cell office:value-type="float" office:value="-70.2496337890625" calcext:value-type="float">
            <text:p>-70,2496337890625</text:p>
          </table:table-cell>
          <table:table-cell office:value-type="float" office:value="-70.2718200683594" calcext:value-type="float">
            <text:p>-70,2718200683594</text:p>
          </table:table-cell>
          <table:table-cell office:value-type="float" office:value="-70.2683715820313" calcext:value-type="float">
            <text:p>-70,2683715820313</text:p>
          </table:table-cell>
          <table:table-cell office:value-type="float" office:value="-70.2455749511719" calcext:value-type="float">
            <text:p>-70,2455749511719</text:p>
          </table:table-cell>
          <table:table-cell office:value-type="float" office:value="-70.2223205566406" calcext:value-type="float">
            <text:p>-70,2223205566406</text:p>
          </table:table-cell>
          <table:table-cell office:value-type="float" office:value="-70.2586898803711" calcext:value-type="float">
            <text:p>-70,2586898803711</text:p>
          </table:table-cell>
          <table:table-cell office:value-type="float" office:value="-70.2888336181641" calcext:value-type="float">
            <text:p>-70,2888336181641</text:p>
          </table:table-cell>
          <table:table-cell office:value-type="float" office:value="-70.268798828125" calcext:value-type="float">
            <text:p>-70,268798828125</text:p>
          </table:table-cell>
          <table:table-cell office:value-type="float" office:value="-70.2760925292969" calcext:value-type="float">
            <text:p>-70,2760925292969</text:p>
          </table:table-cell>
          <table:table-cell office:value-type="float" office:value="-70.2479705810547" calcext:value-type="float">
            <text:p>-70,2479705810547</text:p>
          </table:table-cell>
          <table:table-cell office:value-type="float" office:value="-70.2553482055664" calcext:value-type="float">
            <text:p>-70,2553482055664</text:p>
          </table:table-cell>
          <table:table-cell office:value-type="float" office:value="-70.2862167358398" calcext:value-type="float">
            <text:p>-70,2862167358398</text:p>
          </table:table-cell>
          <table:table-cell office:value-type="float" office:value="-70.2781829833984" calcext:value-type="float">
            <text:p>-70,2781829833984</text:p>
          </table:table-cell>
          <table:table-cell office:value-type="float" office:value="-70.2778625488281" calcext:value-type="float">
            <text:p>-70,2778625488281</text:p>
          </table:table-cell>
          <table:table-cell office:value-type="float" office:value="-70.2584838867188" calcext:value-type="float">
            <text:p>-70,2584838867188</text:p>
          </table:table-cell>
          <table:table-cell office:value-type="float" office:value="-70.2785949707031" calcext:value-type="float">
            <text:p>-70,2785949707031</text:p>
          </table:table-cell>
          <table:table-cell office:value-type="float" office:value="-70.2830810546875" calcext:value-type="float">
            <text:p>-70,2830810546875</text:p>
          </table:table-cell>
          <table:table-cell office:value-type="float" office:value="-70.2461013793945" calcext:value-type="float">
            <text:p>-70,2461013793945</text:p>
          </table:table-cell>
          <table:table-cell office:value-type="float" office:value="-70.2207565307617" calcext:value-type="float">
            <text:p>-70,2207565307617</text:p>
          </table:table-cell>
          <table:table-cell office:value-type="float" office:value="-70.2798538208008" calcext:value-type="float">
            <text:p>-70,2798538208008</text:p>
          </table:table-cell>
          <table:table-cell office:value-type="float" office:value="-70.2456741333008" calcext:value-type="float">
            <text:p>-70,2456741333008</text:p>
          </table:table-cell>
          <table:table-cell office:value-type="float" office:value="-70.2016067504883" calcext:value-type="float">
            <text:p>-70,2016067504883</text:p>
          </table:table-cell>
          <table:table-cell office:value-type="float" office:value="-70.2173461914063" calcext:value-type="float">
            <text:p>-70,2173461914063</text:p>
          </table:table-cell>
          <table:table-cell office:value-type="float" office:value="-70.2175445556641" calcext:value-type="float">
            <text:p>-70,2175445556641</text:p>
          </table:table-cell>
          <table:table-cell office:value-type="float" office:value="-70.2402725219727" calcext:value-type="float">
            <text:p>-70,2402725219727</text:p>
          </table:table-cell>
          <table:table-cell office:value-type="float" office:value="-70.2337341308594" calcext:value-type="float">
            <text:p>-70,2337341308594</text:p>
          </table:table-cell>
          <table:table-cell office:value-type="float" office:value="-70.2804718017578" calcext:value-type="float">
            <text:p>-70,2804718017578</text:p>
          </table:table-cell>
          <table:table-cell office:value-type="float" office:value="-70.2466125488281" calcext:value-type="float">
            <text:p>-70,2466125488281</text:p>
          </table:table-cell>
          <table:table-cell office:value-type="float" office:value="-70.254524230957" calcext:value-type="float">
            <text:p>-70,254524230957</text:p>
          </table:table-cell>
          <table:table-cell office:value-type="float" office:value="-70.2083358764648" calcext:value-type="float">
            <text:p>-70,2083358764648</text:p>
          </table:table-cell>
          <table:table-cell office:value-type="float" office:value="-70.2578506469727" calcext:value-type="float">
            <text:p>-70,2578506469727</text:p>
          </table:table-cell>
          <table:table-cell office:value-type="float" office:value="-70.2617034912109" calcext:value-type="float">
            <text:p>-70,2617034912109</text:p>
          </table:table-cell>
          <table:table-cell office:value-type="float" office:value="-70.2277069091797" calcext:value-type="float">
            <text:p>-70,2277069091797</text:p>
          </table:table-cell>
          <table:table-cell office:value-type="float" office:value="-70.2087478637695" calcext:value-type="float">
            <text:p>-70,2087478637695</text:p>
          </table:table-cell>
          <table:table-cell office:value-type="float" office:value="-70.2678527832031" calcext:value-type="float">
            <text:p>-70,2678527832031</text:p>
          </table:table-cell>
          <table:table-cell office:value-type="float" office:value="-70.2215957641602" calcext:value-type="float">
            <text:p>-70,2215957641602</text:p>
          </table:table-cell>
          <table:table-cell office:value-type="float" office:value="-70.2702560424805" calcext:value-type="float">
            <text:p>-70,2702560424805</text:p>
          </table:table-cell>
          <table:table-cell office:value-type="float" office:value="-70.2636871337891" calcext:value-type="float">
            <text:p>-70,2636871337891</text:p>
          </table:table-cell>
          <table:table-cell office:value-type="float" office:value="-70.2371597290039" calcext:value-type="float">
            <text:p>-70,2371597290039</text:p>
          </table:table-cell>
          <table:table-cell office:value-type="float" office:value="-70.2894592285156" calcext:value-type="float">
            <text:p>-70,2894592285156</text:p>
          </table:table-cell>
          <table:table-cell office:value-type="float" office:value="-70.2670211791992" calcext:value-type="float">
            <text:p>-70,2670211791992</text:p>
          </table:table-cell>
          <table:table-cell office:value-type="float" office:value="-70.2989730834961" calcext:value-type="float">
            <text:p>-70,2989730834961</text:p>
          </table:table-cell>
          <table:table-cell office:value-type="float" office:value="-70.2868423461914" calcext:value-type="float">
            <text:p>-70,2868423461914</text:p>
          </table:table-cell>
          <table:table-cell office:value-type="float" office:value="-70.2953109741211" calcext:value-type="float">
            <text:p>-70,2953109741211</text:p>
          </table:table-cell>
          <table:table-cell office:value-type="float" office:value="-70.299919128418" calcext:value-type="float">
            <text:p>-70,299919128418</text:p>
          </table:table-cell>
          <table:table-cell office:value-type="float" office:value="-70.2584838867188" calcext:value-type="float">
            <text:p>-70,2584838867188</text:p>
          </table:table-cell>
          <table:table-cell office:value-type="float" office:value="-70.2062606811523" calcext:value-type="float">
            <text:p>-70,2062606811523</text:p>
          </table:table-cell>
          <table:table-cell office:value-type="float" office:value="-70.2636871337891" calcext:value-type="float">
            <text:p>-70,2636871337891</text:p>
          </table:table-cell>
          <table:table-cell office:value-type="float" office:value="-70.2609786987305" calcext:value-type="float">
            <text:p>-70,2609786987305</text:p>
          </table:table-cell>
          <table:table-cell office:value-type="float" office:value="-70.2640991210938" calcext:value-type="float">
            <text:p>-70,2640991210938</text:p>
          </table:table-cell>
          <table:table-cell office:value-type="float" office:value="-70.2418365478516" calcext:value-type="float">
            <text:p>-70,2418365478516</text:p>
          </table:table-cell>
          <table:table-cell office:value-type="float" office:value="-70.2729644775391" calcext:value-type="float">
            <text:p>-70,2729644775391</text:p>
          </table:table-cell>
          <table:table-cell office:value-type="float" office:value="-70.2804718017578" calcext:value-type="float">
            <text:p>-70,2804718017578</text:p>
          </table:table-cell>
          <table:table-cell office:value-type="float" office:value="-70.2667083740234" calcext:value-type="float">
            <text:p>-70,2667083740234</text:p>
          </table:table-cell>
          <table:table-cell office:value-type="float" office:value="-70.2612915039063" calcext:value-type="float">
            <text:p>-70,2612915039063</text:p>
          </table:table-cell>
          <table:table-cell office:value-type="float" office:value="-70.296257019043" calcext:value-type="float">
            <text:p>-70,296257019043</text:p>
          </table:table-cell>
          <table:table-cell office:value-type="float" office:value="-70.2422485351563" calcext:value-type="float">
            <text:p>-70,2422485351563</text:p>
          </table:table-cell>
          <table:table-cell office:value-type="float" office:value="-70.2215957641602" calcext:value-type="float">
            <text:p>-70,2215957641602</text:p>
          </table:table-cell>
          <table:table-cell office:value-type="float" office:value="-70.2557754516602" calcext:value-type="float">
            <text:p>-70,2557754516602</text:p>
          </table:table-cell>
          <table:table-cell office:value-type="float" office:value="-70.2677536010742" calcext:value-type="float">
            <text:p>-70,2677536010742</text:p>
          </table:table-cell>
          <table:table-cell office:value-type="float" office:value="-70.2916488647461" calcext:value-type="float">
            <text:p>-70,2916488647461</text:p>
          </table:table-cell>
          <table:table-cell office:value-type="float" office:value="-70.2495269775391" calcext:value-type="float">
            <text:p>-70,2495269775391</text:p>
          </table:table-cell>
          <table:table-cell office:value-type="float" office:value="-70.3304138183594" calcext:value-type="float">
            <text:p>-70,3304138183594</text:p>
          </table:table-cell>
          <table:table-cell office:value-type="float" office:value="-70.2620162963867" calcext:value-type="float">
            <text:p>-70,2620162963867</text:p>
          </table:table-cell>
          <table:table-cell office:value-type="float" office:value="-70.241943359375" calcext:value-type="float">
            <text:p>-70,241943359375</text:p>
          </table:table-cell>
          <table:table-cell office:value-type="float" office:value="-70.2396545410156" calcext:value-type="float">
            <text:p>-70,2396545410156</text:p>
          </table:table-cell>
          <table:table-cell office:value-type="float" office:value="-70.2728652954102" calcext:value-type="float">
            <text:p>-70,2728652954102</text:p>
          </table:table-cell>
          <table:table-cell office:value-type="float" office:value="-70.2479705810547" calcext:value-type="float">
            <text:p>-70,2479705810547</text:p>
          </table:table-cell>
          <table:table-cell office:value-type="float" office:value="-70.265251159668" calcext:value-type="float">
            <text:p>-70,265251159668</text:p>
          </table:table-cell>
          <table:table-cell office:value-type="float" office:value="-70.3164596557617" calcext:value-type="float">
            <text:p>-70,3164596557617</text:p>
          </table:table-cell>
          <table:table-cell office:value-type="float" office:value="-70.288200378418" calcext:value-type="float">
            <text:p>-70,288200378418</text:p>
          </table:table-cell>
          <table:table-cell office:value-type="float" office:value="-70.2495269775391" calcext:value-type="float">
            <text:p>-70,2495269775391</text:p>
          </table:table-cell>
          <table:table-cell office:value-type="float" office:value="-70.2457809448242" calcext:value-type="float">
            <text:p>-70,2457809448242</text:p>
          </table:table-cell>
          <table:table-cell office:value-type="float" office:value="-70.2349853515625" calcext:value-type="float">
            <text:p>-70,2349853515625</text:p>
          </table:table-cell>
          <table:table-cell office:value-type="float" office:value="-70.2160949707031" calcext:value-type="float">
            <text:p>-70,2160949707031</text:p>
          </table:table-cell>
          <table:table-cell office:value-type="float" office:value="-70.2372589111328" calcext:value-type="float">
            <text:p>-70,2372589111328</text:p>
          </table:table-cell>
          <table:table-cell office:value-type="float" office:value="-70.2364349365234" calcext:value-type="float">
            <text:p>-70,2364349365234</text:p>
          </table:table-cell>
          <table:table-cell office:value-type="float" office:value="-70.2343521118164" calcext:value-type="float">
            <text:p>-70,2343521118164</text:p>
          </table:table-cell>
          <table:table-cell office:value-type="float" office:value="-70.2629547119141" calcext:value-type="float">
            <text:p>-70,2629547119141</text:p>
          </table:table-cell>
          <table:table-cell office:value-type="float" office:value="-70.1792907714844" calcext:value-type="float">
            <text:p>-70,1792907714844</text:p>
          </table:table-cell>
          <table:table-cell office:value-type="float" office:value="-70.2392425537109" calcext:value-type="float">
            <text:p>-70,2392425537109</text:p>
          </table:table-cell>
          <table:table-cell office:value-type="float" office:value="-70.2667083740234" calcext:value-type="float">
            <text:p>-70,2667083740234</text:p>
          </table:table-cell>
          <table:table-cell office:value-type="float" office:value="-70.2668151855469" calcext:value-type="float">
            <text:p>-70,2668151855469</text:p>
          </table:table-cell>
          <table:table-cell office:value-type="float" office:value="-70.2518157958984" calcext:value-type="float">
            <text:p>-70,2518157958984</text:p>
          </table:table-cell>
          <table:table-cell office:value-type="float" office:value="-70.2593078613281" calcext:value-type="float">
            <text:p>-70,2593078613281</text:p>
          </table:table-cell>
          <table:table-cell office:value-type="float" office:value="-70.2208709716797" calcext:value-type="float">
            <text:p>-70,2208709716797</text:p>
          </table:table-cell>
          <table:table-cell office:value-type="float" office:value="-70.223876953125" calcext:value-type="float">
            <text:p>-70,223876953125</text:p>
          </table:table-cell>
          <table:table-cell office:value-type="float" office:value="-70.20947265625" calcext:value-type="float">
            <text:p>-70,20947265625</text:p>
          </table:table-cell>
          <table:table-cell office:value-type="float" office:value="-70.2516098022461" calcext:value-type="float">
            <text:p>-70,2516098022461</text:p>
          </table:table-cell>
          <table:table-cell office:value-type="float" office:value="-70.2366409301758" calcext:value-type="float">
            <text:p>-70,2366409301758</text:p>
          </table:table-cell>
          <table:table-cell office:value-type="float" office:value="-70.2147521972656" calcext:value-type="float">
            <text:p>-70,2147521972656</text:p>
          </table:table-cell>
          <table:table-cell office:value-type="float" office:value="-70.2218017578125" calcext:value-type="float">
            <text:p>-70,2218017578125</text:p>
          </table:table-cell>
          <table:table-cell office:value-type="float" office:value="-70.278076171875" calcext:value-type="float">
            <text:p>-70,278076171875</text:p>
          </table:table-cell>
          <table:table-cell office:value-type="float" office:value="-69.8068542480469" calcext:value-type="float">
            <text:p>-69,8068542480469</text:p>
          </table:table-cell>
          <table:table-cell office:value-type="float" office:value="-69.8224945068359" calcext:value-type="float">
            <text:p>-69,8224945068359</text:p>
          </table:table-cell>
          <table:table-cell office:value-type="float" office:value="-69.8108139038086" calcext:value-type="float">
            <text:p>-69,8108139038086</text:p>
          </table:table-cell>
          <table:table-cell office:value-type="float" office:value="-69.7780456542969" calcext:value-type="float">
            <text:p>-69,7780456542969</text:p>
          </table:table-cell>
          <table:table-cell office:value-type="float" office:value="-69.7617034912109" calcext:value-type="float">
            <text:p>-69,7617034912109</text:p>
          </table:table-cell>
          <table:table-cell office:value-type="float" office:value="-69.8229827880859" calcext:value-type="float">
            <text:p>-69,8229827880859</text:p>
          </table:table-cell>
          <table:table-cell office:value-type="float" office:value="-69.7728271484375" calcext:value-type="float">
            <text:p>-69,7728271484375</text:p>
          </table:table-cell>
          <table:table-cell office:value-type="float" office:value="-69.7562026977539" calcext:value-type="float">
            <text:p>-69,7562026977539</text:p>
          </table:table-cell>
          <table:table-cell office:value-type="float" office:value="-69.8049850463867" calcext:value-type="float">
            <text:p>-69,8049850463867</text:p>
          </table:table-cell>
          <table:table-cell office:value-type="float" office:value="-69.7739028930664" calcext:value-type="float">
            <text:p>-69,7739028930664</text:p>
          </table:table-cell>
          <table:table-cell office:value-type="float" office:value="-69.7909622192383" calcext:value-type="float">
            <text:p>-69,7909622192383</text:p>
          </table:table-cell>
          <table:table-cell office:value-type="float" office:value="-69.7792205810547" calcext:value-type="float">
            <text:p>-69,7792205810547</text:p>
          </table:table-cell>
          <table:table-cell office:value-type="float" office:value="-69.7533569335938" calcext:value-type="float">
            <text:p>-69,7533569335938</text:p>
          </table:table-cell>
          <table:table-cell office:value-type="float" office:value="-69.7765655517578" calcext:value-type="float">
            <text:p>-69,7765655517578</text:p>
          </table:table-cell>
          <table:table-cell office:value-type="float" office:value="-69.7247085571289" calcext:value-type="float">
            <text:p>-69,7247085571289</text:p>
          </table:table-cell>
          <table:table-cell office:value-type="float" office:value="-69.7721328735352" calcext:value-type="float">
            <text:p>-69,7721328735352</text:p>
          </table:table-cell>
          <table:table-cell office:value-type="float" office:value="-69.7442169189453" calcext:value-type="float">
            <text:p>-69,7442169189453</text:p>
          </table:table-cell>
          <table:table-cell office:value-type="float" office:value="-69.7555160522461" calcext:value-type="float">
            <text:p>-69,7555160522461</text:p>
          </table:table-cell>
          <table:table-cell office:value-type="float" office:value="-69.7345123291016" calcext:value-type="float">
            <text:p>-69,7345123291016</text:p>
          </table:table-cell>
          <table:table-cell office:value-type="float" office:value="-69.7685928344727" calcext:value-type="float">
            <text:p>-69,7685928344727</text:p>
          </table:table-cell>
          <table:table-cell office:value-type="float" office:value="-69.7383346557617" calcext:value-type="float">
            <text:p>-69,7383346557617</text:p>
          </table:table-cell>
          <table:table-cell office:value-type="float" office:value="-69.7030944824219" calcext:value-type="float">
            <text:p>-69,7030944824219</text:p>
          </table:table-cell>
          <table:table-cell office:value-type="float" office:value="-69.7464752197266" calcext:value-type="float">
            <text:p>-69,7464752197266</text:p>
          </table:table-cell>
          <table:table-cell office:value-type="float" office:value="-69.7605285644531" calcext:value-type="float">
            <text:p>-69,7605285644531</text:p>
          </table:table-cell>
          <table:table-cell office:value-type="float" office:value="-69.7603302001953" calcext:value-type="float">
            <text:p>-69,7603302001953</text:p>
          </table:table-cell>
          <table:table-cell office:value-type="float" office:value="-69.7573776245117" calcext:value-type="float">
            <text:p>-69,7573776245117</text:p>
          </table:table-cell>
          <table:table-cell office:value-type="float" office:value="-69.7083740234375" calcext:value-type="float">
            <text:p>-69,7083740234375</text:p>
          </table:table-cell>
          <table:table-cell office:value-type="float" office:value="-69.7463760375977" calcext:value-type="float">
            <text:p>-69,7463760375977</text:p>
          </table:table-cell>
          <table:table-cell office:value-type="float" office:value="-69.7839584350586" calcext:value-type="float">
            <text:p>-69,7839584350586</text:p>
          </table:table-cell>
          <table:table-cell office:value-type="float" office:value="-69.7803115844727" calcext:value-type="float">
            <text:p>-69,7803115844727</text:p>
          </table:table-cell>
          <table:table-cell office:value-type="float" office:value="-69.8011322021484" calcext:value-type="float">
            <text:p>-69,8011322021484</text:p>
          </table:table-cell>
          <table:table-cell office:value-type="float" office:value="-69.7861328125" calcext:value-type="float">
            <text:p>-69,7861328125</text:p>
          </table:table-cell>
          <table:table-cell office:value-type="float" office:value="-69.7748947143555" calcext:value-type="float">
            <text:p>-69,7748947143555</text:p>
          </table:table-cell>
          <table:table-cell office:value-type="float" office:value="-69.7799224853516" calcext:value-type="float">
            <text:p>-69,7799224853516</text:p>
          </table:table-cell>
          <table:table-cell office:value-type="float" office:value="-69.7617034912109" calcext:value-type="float">
            <text:p>-69,7617034912109</text:p>
          </table:table-cell>
          <table:table-cell office:value-type="float" office:value="-69.7816925048828" calcext:value-type="float">
            <text:p>-69,7816925048828</text:p>
          </table:table-cell>
          <table:table-cell office:value-type="float" office:value="-69.7774505615234" calcext:value-type="float">
            <text:p>-69,7774505615234</text:p>
          </table:table-cell>
          <table:table-cell office:value-type="float" office:value="-69.7898788452148" calcext:value-type="float">
            <text:p>-69,7898788452148</text:p>
          </table:table-cell>
          <table:table-cell office:value-type="float" office:value="-69.7591552734375" calcext:value-type="float">
            <text:p>-69,7591552734375</text:p>
          </table:table-cell>
          <table:table-cell office:value-type="float" office:value="-69.8052749633789" calcext:value-type="float">
            <text:p>-69,8052749633789</text:p>
          </table:table-cell>
          <table:table-cell office:value-type="float" office:value="-69.8163604736328" calcext:value-type="float">
            <text:p>-69,8163604736328</text:p>
          </table:table-cell>
          <table:table-cell office:value-type="float" office:value="-69.8485717773438" calcext:value-type="float">
            <text:p>-69,8485717773438</text:p>
          </table:table-cell>
          <table:table-cell office:value-type="float" office:value="-69.8114166259766" calcext:value-type="float">
            <text:p>-69,8114166259766</text:p>
          </table:table-cell>
          <table:table-cell office:value-type="float" office:value="-69.774299621582" calcext:value-type="float">
            <text:p>-69,774299621582</text:p>
          </table:table-cell>
          <table:table-cell office:value-type="float" office:value="-69.7673110961914" calcext:value-type="float">
            <text:p>-69,7673110961914</text:p>
          </table:table-cell>
          <table:table-cell office:value-type="float" office:value="-69.7722320556641" calcext:value-type="float">
            <text:p>-69,7722320556641</text:p>
          </table:table-cell>
          <table:table-cell office:value-type="float" office:value="-69.8041915893555" calcext:value-type="float">
            <text:p>-69,8041915893555</text:p>
          </table:table-cell>
          <table:table-cell office:value-type="float" office:value="-69.7741012573242" calcext:value-type="float">
            <text:p>-69,7741012573242</text:p>
          </table:table-cell>
          <table:table-cell office:value-type="float" office:value="-69.7582626342773" calcext:value-type="float">
            <text:p>-69,7582626342773</text:p>
          </table:table-cell>
          <table:table-cell office:value-type="float" office:value="-69.7942199707031" calcext:value-type="float">
            <text:p>-69,7942199707031</text:p>
          </table:table-cell>
          <table:table-cell office:value-type="float" office:value="-69.7421569824219" calcext:value-type="float">
            <text:p>-69,7421569824219</text:p>
          </table:table-cell>
          <table:table-cell office:value-type="float" office:value="-69.8000411987305" calcext:value-type="float">
            <text:p>-69,8000411987305</text:p>
          </table:table-cell>
          <table:table-cell office:value-type="float" office:value="-69.775390625" calcext:value-type="float">
            <text:p>-69,775390625</text:p>
          </table:table-cell>
          <table:table-cell office:value-type="float" office:value="-69.7527694702148" calcext:value-type="float">
            <text:p>-69,7527694702148</text:p>
          </table:table-cell>
          <table:table-cell office:value-type="float" office:value="-69.7259826660156" calcext:value-type="float">
            <text:p>-69,7259826660156</text:p>
          </table:table-cell>
          <table:table-cell office:value-type="float" office:value="-69.781494140625" calcext:value-type="float">
            <text:p>-69,781494140625</text:p>
          </table:table-cell>
          <table:table-cell office:value-type="float" office:value="-69.7571792602539" calcext:value-type="float">
            <text:p>-69,7571792602539</text:p>
          </table:table-cell>
          <table:table-cell office:value-type="float" office:value="-69.7329406738281" calcext:value-type="float">
            <text:p>-69,7329406738281</text:p>
          </table:table-cell>
          <table:table-cell office:value-type="float" office:value="-69.7489318847656" calcext:value-type="float">
            <text:p>-69,7489318847656</text:p>
          </table:table-cell>
          <table:table-cell office:value-type="float" office:value="-69.745002746582" calcext:value-type="float">
            <text:p>-69,745002746582</text:p>
          </table:table-cell>
          <table:table-cell office:value-type="float" office:value="-69.7236328125" calcext:value-type="float">
            <text:p>-69,7236328125</text:p>
          </table:table-cell>
          <table:table-cell office:value-type="float" office:value="-69.7368621826172" calcext:value-type="float">
            <text:p>-69,7368621826172</text:p>
          </table:table-cell>
          <table:table-cell office:value-type="float" office:value="-69.756103515625" calcext:value-type="float">
            <text:p>-69,756103515625</text:p>
          </table:table-cell>
          <table:table-cell office:value-type="float" office:value="-69.7495193481445" calcext:value-type="float">
            <text:p>-69,7495193481445</text:p>
          </table:table-cell>
          <table:table-cell office:value-type="float" office:value="-69.7313690185547" calcext:value-type="float">
            <text:p>-69,7313690185547</text:p>
          </table:table-cell>
          <table:table-cell office:value-type="float" office:value="-69.7914581298828" calcext:value-type="float">
            <text:p>-69,7914581298828</text:p>
          </table:table-cell>
          <table:table-cell office:value-type="float" office:value="-69.7672119140625" calcext:value-type="float">
            <text:p>-69,7672119140625</text:p>
          </table:table-cell>
          <table:table-cell office:value-type="float" office:value="-69.7920455932617" calcext:value-type="float">
            <text:p>-69,7920455932617</text:p>
          </table:table-cell>
          <table:table-cell office:value-type="float" office:value="-69.7927322387695" calcext:value-type="float">
            <text:p>-69,7927322387695</text:p>
          </table:table-cell>
          <table:table-cell office:value-type="float" office:value="-69.8165512084961" calcext:value-type="float">
            <text:p>-69,8165512084961</text:p>
          </table:table-cell>
          <table:table-cell office:value-type="float" office:value="-69.7864227294922" calcext:value-type="float">
            <text:p>-69,7864227294922</text:p>
          </table:table-cell>
          <table:table-cell office:value-type="float" office:value="-69.7821807861328" calcext:value-type="float">
            <text:p>-69,7821807861328</text:p>
          </table:table-cell>
          <table:table-cell office:value-type="float" office:value="-69.7837600708008" calcext:value-type="float">
            <text:p>-69,7837600708008</text:p>
          </table:table-cell>
          <table:table-cell office:value-type="float" office:value="-69.7857360839844" calcext:value-type="float">
            <text:p>-69,7857360839844</text:p>
          </table:table-cell>
          <table:table-cell office:value-type="float" office:value="-69.7792205810547" calcext:value-type="float">
            <text:p>-69,7792205810547</text:p>
          </table:table-cell>
          <table:table-cell office:value-type="float" office:value="-69.7650527954102" calcext:value-type="float">
            <text:p>-69,7650527954102</text:p>
          </table:table-cell>
          <table:table-cell office:value-type="float" office:value="-69.7620010375977" calcext:value-type="float">
            <text:p>-69,7620010375977</text:p>
          </table:table-cell>
          <table:table-cell office:value-type="float" office:value="-69.8091354370117" calcext:value-type="float">
            <text:p>-69,8091354370117</text:p>
          </table:table-cell>
          <table:table-cell office:value-type="float" office:value="-69.7641677856445" calcext:value-type="float">
            <text:p>-69,7641677856445</text:p>
          </table:table-cell>
          <table:table-cell office:value-type="float" office:value="-69.816162109375" calcext:value-type="float">
            <text:p>-69,816162109375</text:p>
          </table:table-cell>
          <table:table-cell office:value-type="float" office:value="-69.8415222167969" calcext:value-type="float">
            <text:p>-69,8415222167969</text:p>
          </table:table-cell>
          <table:table-cell office:value-type="float" office:value="-69.7734146118164" calcext:value-type="float">
            <text:p>-69,7734146118164</text:p>
          </table:table-cell>
          <table:table-cell office:value-type="float" office:value="-69.7474594116211" calcext:value-type="float">
            <text:p>-69,7474594116211</text:p>
          </table:table-cell>
          <table:table-cell office:value-type="float" office:value="-69.7648544311523" calcext:value-type="float">
            <text:p>-69,7648544311523</text:p>
          </table:table-cell>
          <table:table-cell office:value-type="float" office:value="-69.771842956543" calcext:value-type="float">
            <text:p>-69,771842956543</text:p>
          </table:table-cell>
          <table:table-cell office:value-type="float" office:value="-69.7564926147461" calcext:value-type="float">
            <text:p>-69,7564926147461</text:p>
          </table:table-cell>
          <table:table-cell office:value-type="float" office:value="-69.7131652832031" calcext:value-type="float">
            <text:p>-69,7131652832031</text:p>
          </table:table-cell>
          <table:table-cell office:value-type="float" office:value="-69.7576751708984" calcext:value-type="float">
            <text:p>-69,7576751708984</text:p>
          </table:table-cell>
          <table:table-cell office:value-type="float" office:value="-69.7453918457031" calcext:value-type="float">
            <text:p>-69,7453918457031</text:p>
          </table:table-cell>
          <table:table-cell office:value-type="float" office:value="-69.7303924560547" calcext:value-type="float">
            <text:p>-69,7303924560547</text:p>
          </table:table-cell>
          <table:table-cell office:value-type="float" office:value="-69.7838592529297" calcext:value-type="float">
            <text:p>-69,7838592529297</text:p>
          </table:table-cell>
          <table:table-cell office:value-type="float" office:value="-69.8050842285156" calcext:value-type="float">
            <text:p>-69,8050842285156</text:p>
          </table:table-cell>
          <table:table-cell office:value-type="float" office:value="-69.7833633422852" calcext:value-type="float">
            <text:p>-69,7833633422852</text:p>
          </table:table-cell>
          <table:table-cell office:value-type="float" office:value="-69.7496185302734" calcext:value-type="float">
            <text:p>-69,7496185302734</text:p>
          </table:table-cell>
          <table:table-cell office:value-type="float" office:value="-70.087532043457" calcext:value-type="float">
            <text:p>-70,087532043457</text:p>
          </table:table-cell>
          <table:table-cell office:value-type="float" office:value="-70.0831451416016" calcext:value-type="float">
            <text:p>-70,0831451416016</text:p>
          </table:table-cell>
          <table:table-cell office:value-type="float" office:value="-70.1361618041992" calcext:value-type="float">
            <text:p>-70,1361618041992</text:p>
          </table:table-cell>
          <table:table-cell office:value-type="float" office:value="-70.1422271728516" calcext:value-type="float">
            <text:p>-70,1422271728516</text:p>
          </table:table-cell>
          <table:table-cell office:value-type="float" office:value="-70.1215972900391" calcext:value-type="float">
            <text:p>-70,1215972900391</text:p>
          </table:table-cell>
          <table:table-cell office:value-type="float" office:value="-70.0623550415039" calcext:value-type="float">
            <text:p>-70,0623550415039</text:p>
          </table:table-cell>
          <table:table-cell office:value-type="float" office:value="-70.1083831787109" calcext:value-type="float">
            <text:p>-70,1083831787109</text:p>
          </table:table-cell>
          <table:table-cell office:value-type="float" office:value="-70.1025543212891" calcext:value-type="float">
            <text:p>-70,1025543212891</text:p>
          </table:table-cell>
          <table:table-cell office:value-type="float" office:value="-70.130729675293" calcext:value-type="float">
            <text:p>-70,130729675293</text:p>
          </table:table-cell>
          <table:table-cell office:value-type="float" office:value="-70.1303100585938" calcext:value-type="float">
            <text:p>-70,1303100585938</text:p>
          </table:table-cell>
          <table:table-cell office:value-type="float" office:value="-70.1008148193359" calcext:value-type="float">
            <text:p>-70,1008148193359</text:p>
          </table:table-cell>
          <table:table-cell office:value-type="float" office:value="-70.073356628418" calcext:value-type="float">
            <text:p>-70,073356628418</text:p>
          </table:table-cell>
          <table:table-cell office:value-type="float" office:value="-70.0528869628906" calcext:value-type="float">
            <text:p>-70,0528869628906</text:p>
          </table:table-cell>
          <table:table-cell office:value-type="float" office:value="-70.1237487792969" calcext:value-type="float">
            <text:p>-70,1237487792969</text:p>
          </table:table-cell>
          <table:table-cell office:value-type="float" office:value="-70.0880432128906" calcext:value-type="float">
            <text:p>-70,0880432128906</text:p>
          </table:table-cell>
          <table:table-cell office:value-type="float" office:value="-70.1079788208008" calcext:value-type="float">
            <text:p>-70,1079788208008</text:p>
          </table:table-cell>
          <table:table-cell office:value-type="float" office:value="-70.1288757324219" calcext:value-type="float">
            <text:p>-70,1288757324219</text:p>
          </table:table-cell>
          <table:table-cell office:value-type="float" office:value="-70.0689697265625" calcext:value-type="float">
            <text:p>-70,0689697265625</text:p>
          </table:table-cell>
          <table:table-cell office:value-type="float" office:value="-70.0888595581055" calcext:value-type="float">
            <text:p>-70,0888595581055</text:p>
          </table:table-cell>
          <table:table-cell office:value-type="float" office:value="-70.0948867797852" calcext:value-type="float">
            <text:p>-70,0948867797852</text:p>
          </table:table-cell>
          <table:table-cell office:value-type="float" office:value="-70.0507583618164" calcext:value-type="float">
            <text:p>-70,0507583618164</text:p>
          </table:table-cell>
          <table:table-cell office:value-type="float" office:value="-70.0689697265625" calcext:value-type="float">
            <text:p>-70,0689697265625</text:p>
          </table:table-cell>
          <table:table-cell office:value-type="float" office:value="-70.0436401367188" calcext:value-type="float">
            <text:p>-70,0436401367188</text:p>
          </table:table-cell>
          <table:table-cell office:value-type="float" office:value="-70.0982666015625" calcext:value-type="float">
            <text:p>-70,0982666015625</text:p>
          </table:table-cell>
          <table:table-cell office:value-type="float" office:value="-70.088249206543" calcext:value-type="float">
            <text:p>-70,088249206543</text:p>
          </table:table-cell>
          <table:table-cell office:value-type="float" office:value="-70.171760559082" calcext:value-type="float">
            <text:p>-70,171760559082</text:p>
          </table:table-cell>
          <table:table-cell office:value-type="float" office:value="-70.1395568847656" calcext:value-type="float">
            <text:p>-70,1395568847656</text:p>
          </table:table-cell>
          <table:table-cell office:value-type="float" office:value="-70.1780471801758" calcext:value-type="float">
            <text:p>-70,1780471801758</text:p>
          </table:table-cell>
          <table:table-cell office:value-type="float" office:value="-70.156623840332" calcext:value-type="float">
            <text:p>-70,156623840332</text:p>
          </table:table-cell>
          <table:table-cell office:value-type="float" office:value="-70.0915145874023" calcext:value-type="float">
            <text:p>-70,0915145874023</text:p>
          </table:table-cell>
          <table:table-cell office:value-type="float" office:value="-70.1322631835938" calcext:value-type="float">
            <text:p>-70,1322631835938</text:p>
          </table:table-cell>
          <table:table-cell office:value-type="float" office:value="-70.0796737670898" calcext:value-type="float">
            <text:p>-70,0796737670898</text:p>
          </table:table-cell>
          <table:table-cell office:value-type="float" office:value="-70.081916809082" calcext:value-type="float">
            <text:p>-70,081916809082</text:p>
          </table:table-cell>
          <table:table-cell office:value-type="float" office:value="-70.1053085327148" calcext:value-type="float">
            <text:p>-70,1053085327148</text:p>
          </table:table-cell>
          <table:table-cell office:value-type="float" office:value="-70.1386260986328" calcext:value-type="float">
            <text:p>-70,1386260986328</text:p>
          </table:table-cell>
          <table:table-cell office:value-type="float" office:value="-70.114631652832" calcext:value-type="float">
            <text:p>-70,114631652832</text:p>
          </table:table-cell>
          <table:table-cell office:value-type="float" office:value="-70.1377029418945" calcext:value-type="float">
            <text:p>-70,1377029418945</text:p>
          </table:table-cell>
          <table:table-cell office:value-type="float" office:value="-70.0522842407227" calcext:value-type="float">
            <text:p>-70,0522842407227</text:p>
          </table:table-cell>
          <table:table-cell office:value-type="float" office:value="-70.0554275512695" calcext:value-type="float">
            <text:p>-70,0554275512695</text:p>
          </table:table-cell>
          <table:table-cell office:value-type="float" office:value="-70.1398620605469" calcext:value-type="float">
            <text:p>-70,1398620605469</text:p>
          </table:table-cell>
          <table:table-cell office:value-type="float" office:value="-70.115966796875" calcext:value-type="float">
            <text:p>-70,115966796875</text:p>
          </table:table-cell>
          <table:table-cell office:value-type="float" office:value="-70.0322647094727" calcext:value-type="float">
            <text:p>-70,0322647094727</text:p>
          </table:table-cell>
          <table:table-cell office:value-type="float" office:value="-70.0547180175781" calcext:value-type="float">
            <text:p>-70,0547180175781</text:p>
          </table:table-cell>
          <table:table-cell office:value-type="float" office:value="-70.0560455322266" calcext:value-type="float">
            <text:p>-70,0560455322266</text:p>
          </table:table-cell>
          <table:table-cell office:value-type="float" office:value="-70.0504531860352" calcext:value-type="float">
            <text:p>-70,0504531860352</text:p>
          </table:table-cell>
          <table:table-cell office:value-type="float" office:value="-70.0822296142578" calcext:value-type="float">
            <text:p>-70,0822296142578</text:p>
          </table:table-cell>
          <table:table-cell office:value-type="float" office:value="-70.0359191894531" calcext:value-type="float">
            <text:p>-70,0359191894531</text:p>
          </table:table-cell>
          <table:table-cell office:value-type="float" office:value="-70.0377502441406" calcext:value-type="float">
            <text:p>-70,0377502441406</text:p>
          </table:table-cell>
          <table:table-cell office:value-type="float" office:value="-70.0320663452148" calcext:value-type="float">
            <text:p>-70,0320663452148</text:p>
          </table:table-cell>
          <table:table-cell office:value-type="float" office:value="-70.0576629638672" calcext:value-type="float">
            <text:p>-70,0576629638672</text:p>
          </table:table-cell>
          <table:table-cell office:value-type="float" office:value="-70.0739669799805" calcext:value-type="float">
            <text:p>-70,0739669799805</text:p>
          </table:table-cell>
          <table:table-cell office:value-type="float" office:value="-70.0745697021484" calcext:value-type="float">
            <text:p>-70,0745697021484</text:p>
          </table:table-cell>
          <table:table-cell office:value-type="float" office:value="-70.039680480957" calcext:value-type="float">
            <text:p>-70,039680480957</text:p>
          </table:table-cell>
          <table:table-cell office:value-type="float" office:value="-70.0944747924805" calcext:value-type="float">
            <text:p>-70,0944747924805</text:p>
          </table:table-cell>
          <table:table-cell office:value-type="float" office:value="-70.0752944946289" calcext:value-type="float">
            <text:p>-70,0752944946289</text:p>
          </table:table-cell>
          <table:table-cell office:value-type="float" office:value="-70.0872268676758" calcext:value-type="float">
            <text:p>-70,0872268676758</text:p>
          </table:table-cell>
          <table:table-cell office:value-type="float" office:value="-70.0775299072266" calcext:value-type="float">
            <text:p>-70,0775299072266</text:p>
          </table:table-cell>
          <table:table-cell office:value-type="float" office:value="-70.0769271850586" calcext:value-type="float">
            <text:p>-70,0769271850586</text:p>
          </table:table-cell>
          <table:table-cell office:value-type="float" office:value="-70.0813064575195" calcext:value-type="float">
            <text:p>-70,0813064575195</text:p>
          </table:table-cell>
          <table:table-cell office:value-type="float" office:value="-70.0810012817383" calcext:value-type="float">
            <text:p>-70,0810012817383</text:p>
          </table:table-cell>
          <table:table-cell office:value-type="float" office:value="-70.1240615844727" calcext:value-type="float">
            <text:p>-70,1240615844727</text:p>
          </table:table-cell>
          <table:table-cell office:value-type="float" office:value="-70.111457824707" calcext:value-type="float">
            <text:p>-70,111457824707</text:p>
          </table:table-cell>
          <table:table-cell office:value-type="float" office:value="-70.1012191772461" calcext:value-type="float">
            <text:p>-70,1012191772461</text:p>
          </table:table-cell>
          <table:table-cell office:value-type="float" office:value="-70.0966262817383" calcext:value-type="float">
            <text:p>-70,0966262817383</text:p>
          </table:table-cell>
          <table:table-cell office:value-type="float" office:value="-70.1264190673828" calcext:value-type="float">
            <text:p>-70,1264190673828</text:p>
          </table:table-cell>
          <table:table-cell office:value-type="float" office:value="-70.1515731811523" calcext:value-type="float">
            <text:p>-70,1515731811523</text:p>
          </table:table-cell>
          <table:table-cell office:value-type="float" office:value="-70.1263122558594" calcext:value-type="float">
            <text:p>-70,1263122558594</text:p>
          </table:table-cell>
          <table:table-cell office:value-type="float" office:value="-70.1832122802734" calcext:value-type="float">
            <text:p>-70,1832122802734</text:p>
          </table:table-cell>
          <table:table-cell office:value-type="float" office:value="-70.1172866821289" calcext:value-type="float">
            <text:p>-70,1172866821289</text:p>
          </table:table-cell>
          <table:table-cell office:value-type="float" office:value="-70.1291885375977" calcext:value-type="float">
            <text:p>-70,1291885375977</text:p>
          </table:table-cell>
          <table:table-cell office:value-type="float" office:value="-70.086311340332" calcext:value-type="float">
            <text:p>-70,086311340332</text:p>
          </table:table-cell>
          <table:table-cell office:value-type="float" office:value="-70.0994873046875" calcext:value-type="float">
            <text:p>-70,0994873046875</text:p>
          </table:table-cell>
          <table:table-cell office:value-type="float" office:value="-70.0959091186523" calcext:value-type="float">
            <text:p>-70,0959091186523</text:p>
          </table:table-cell>
          <table:table-cell office:value-type="float" office:value="-70.0746765136719" calcext:value-type="float">
            <text:p>-70,0746765136719</text:p>
          </table:table-cell>
          <table:table-cell office:value-type="float" office:value="-70.0607223510742" calcext:value-type="float">
            <text:p>-70,0607223510742</text:p>
          </table:table-cell>
          <table:table-cell office:value-type="float" office:value="-70.0597991943359" calcext:value-type="float">
            <text:p>-70,0597991943359</text:p>
          </table:table-cell>
          <table:table-cell office:value-type="float" office:value="-70.111457824707" calcext:value-type="float">
            <text:p>-70,111457824707</text:p>
          </table:table-cell>
          <table:table-cell office:value-type="float" office:value="-70.0860061645508" calcext:value-type="float">
            <text:p>-70,0860061645508</text:p>
          </table:table-cell>
          <table:table-cell office:value-type="float" office:value="-70.1354446411133" calcext:value-type="float">
            <text:p>-70,1354446411133</text:p>
          </table:table-cell>
          <table:table-cell office:value-type="float" office:value="-70.0968322753906" calcext:value-type="float">
            <text:p>-70,0968322753906</text:p>
          </table:table-cell>
          <table:table-cell office:value-type="float" office:value="-70.053596496582" calcext:value-type="float">
            <text:p>-70,053596496582</text:p>
          </table:table-cell>
          <table:table-cell office:value-type="float" office:value="-70.0899810791016" calcext:value-type="float">
            <text:p>-70,0899810791016</text:p>
          </table:table-cell>
          <table:table-cell office:value-type="float" office:value="-70.0661163330078" calcext:value-type="float">
            <text:p>-70,0661163330078</text:p>
          </table:table-cell>
          <table:table-cell office:value-type="float" office:value="-70.0979461669922" calcext:value-type="float">
            <text:p>-70,0979461669922</text:p>
          </table:table-cell>
          <table:table-cell office:value-type="float" office:value="-70.0544128417969" calcext:value-type="float">
            <text:p>-70,0544128417969</text:p>
          </table:table-cell>
          <table:table-cell office:value-type="float" office:value="-70.0476989746094" calcext:value-type="float">
            <text:p>-70,0476989746094</text:p>
          </table:table-cell>
          <table:table-cell office:value-type="float" office:value="-70.0778350830078" calcext:value-type="float">
            <text:p>-70,0778350830078</text:p>
          </table:table-cell>
          <table:table-cell office:value-type="float" office:value="-70.0874252319336" calcext:value-type="float">
            <text:p>-70,0874252319336</text:p>
          </table:table-cell>
          <table:table-cell office:value-type="float" office:value="-70.0840682983398" calcext:value-type="float">
            <text:p>-70,0840682983398</text:p>
          </table:table-cell>
          <table:table-cell office:value-type="float" office:value="-70.0931549072266" calcext:value-type="float">
            <text:p>-70,0931549072266</text:p>
          </table:table-cell>
          <table:table-cell office:value-type="float" office:value="-70.0782470703125" calcext:value-type="float">
            <text:p>-70,0782470703125</text:p>
          </table:table-cell>
          <table:table-cell office:value-type="float" office:value="-70.0501403808594" calcext:value-type="float">
            <text:p>-70,0501403808594</text:p>
          </table:table-cell>
          <table:table-cell office:value-type="float" office:value="-70.0682601928711" calcext:value-type="float">
            <text:p>-70,0682601928711</text:p>
          </table:table-cell>
          <table:table-cell office:value-type="float" office:value="-70.0691680908203" calcext:value-type="float">
            <text:p>-70,0691680908203</text:p>
          </table:table-cell>
          <table:table-cell office:value-type="float" office:value="-69.6412963867188" calcext:value-type="float">
            <text:p>-69,6412963867188</text:p>
          </table:table-cell>
          <table:table-cell office:value-type="float" office:value="-69.6487655639648" calcext:value-type="float">
            <text:p>-69,6487655639648</text:p>
          </table:table-cell>
          <table:table-cell office:value-type="float" office:value="-69.5704956054688" calcext:value-type="float">
            <text:p>-69,5704956054688</text:p>
          </table:table-cell>
          <table:table-cell office:value-type="float" office:value="-69.5556945800781" calcext:value-type="float">
            <text:p>-69,5556945800781</text:p>
          </table:table-cell>
          <table:table-cell office:value-type="float" office:value="-69.5320129394531" calcext:value-type="float">
            <text:p>-69,5320129394531</text:p>
          </table:table-cell>
          <table:table-cell office:value-type="float" office:value="-69.5665512084961" calcext:value-type="float">
            <text:p>-69,5665512084961</text:p>
          </table:table-cell>
          <table:table-cell office:value-type="float" office:value="-69.5658798217773" calcext:value-type="float">
            <text:p>-69,5658798217773</text:p>
          </table:table-cell>
          <table:table-cell office:value-type="float" office:value="-69.591682434082" calcext:value-type="float">
            <text:p>-69,591682434082</text:p>
          </table:table-cell>
          <table:table-cell office:value-type="float" office:value="-69.5740585327148" calcext:value-type="float">
            <text:p>-69,5740585327148</text:p>
          </table:table-cell>
          <table:table-cell office:value-type="float" office:value="-69.5390014648438" calcext:value-type="float">
            <text:p>-69,5390014648438</text:p>
          </table:table-cell>
          <table:table-cell office:value-type="float" office:value="-69.5673217773438" calcext:value-type="float">
            <text:p>-69,5673217773438</text:p>
          </table:table-cell>
          <table:table-cell office:value-type="float" office:value="-69.5883102416992" calcext:value-type="float">
            <text:p>-69,5883102416992</text:p>
          </table:table-cell>
          <table:table-cell office:value-type="float" office:value="-69.588981628418" calcext:value-type="float">
            <text:p>-69,588981628418</text:p>
          </table:table-cell>
          <table:table-cell office:value-type="float" office:value="-69.5947723388672" calcext:value-type="float">
            <text:p>-69,5947723388672</text:p>
          </table:table-cell>
          <table:table-cell office:value-type="float" office:value="-69.610221862793" calcext:value-type="float">
            <text:p>-69,610221862793</text:p>
          </table:table-cell>
          <table:table-cell office:value-type="float" office:value="-69.5342102050781" calcext:value-type="float">
            <text:p>-69,5342102050781</text:p>
          </table:table-cell>
          <table:table-cell office:value-type="float" office:value="-69.5419769287109" calcext:value-type="float">
            <text:p>-69,5419769287109</text:p>
          </table:table-cell>
          <table:table-cell office:value-type="float" office:value="-69.53076171875" calcext:value-type="float">
            <text:p>-69,53076171875</text:p>
          </table:table-cell>
          <table:table-cell office:value-type="float" office:value="-69.5287551879883" calcext:value-type="float">
            <text:p>-69,5287551879883</text:p>
          </table:table-cell>
          <table:table-cell office:value-type="float" office:value="-69.6045150756836" calcext:value-type="float">
            <text:p>-69,6045150756836</text:p>
          </table:table-cell>
          <table:table-cell office:value-type="float" office:value="-69.5691452026367" calcext:value-type="float">
            <text:p>-69,5691452026367</text:p>
          </table:table-cell>
          <table:table-cell office:value-type="float" office:value="-69.5951538085938" calcext:value-type="float">
            <text:p>-69,5951538085938</text:p>
          </table:table-cell>
          <table:table-cell office:value-type="float" office:value="-69.5301895141602" calcext:value-type="float">
            <text:p>-69,5301895141602</text:p>
          </table:table-cell>
          <table:table-cell office:value-type="float" office:value="-69.5151672363281" calcext:value-type="float">
            <text:p>-69,5151672363281</text:p>
          </table:table-cell>
          <table:table-cell office:value-type="float" office:value="-69.5119247436523" calcext:value-type="float">
            <text:p>-69,5119247436523</text:p>
          </table:table-cell>
          <table:table-cell office:value-type="float" office:value="-69.5810852050781" calcext:value-type="float">
            <text:p>-69,5810852050781</text:p>
          </table:table-cell>
          <table:table-cell office:value-type="float" office:value="-69.5973739624023" calcext:value-type="float">
            <text:p>-69,5973739624023</text:p>
          </table:table-cell>
          <table:table-cell office:value-type="float" office:value="-69.5330657958984" calcext:value-type="float">
            <text:p>-69,5330657958984</text:p>
          </table:table-cell>
          <table:table-cell office:value-type="float" office:value="-69.5131607055664" calcext:value-type="float">
            <text:p>-69,5131607055664</text:p>
          </table:table-cell>
          <table:table-cell office:value-type="float" office:value="-69.5066604614258" calcext:value-type="float">
            <text:p>-69,5066604614258</text:p>
          </table:table-cell>
          <table:table-cell office:value-type="float" office:value="-69.5422592163086" calcext:value-type="float">
            <text:p>-69,5422592163086</text:p>
          </table:table-cell>
          <table:table-cell office:value-type="float" office:value="-69.538330078125" calcext:value-type="float">
            <text:p>-69,538330078125</text:p>
          </table:table-cell>
          <table:table-cell office:value-type="float" office:value="-69.5850296020508" calcext:value-type="float">
            <text:p>-69,5850296020508</text:p>
          </table:table-cell>
          <table:table-cell office:value-type="float" office:value="-69.5301895141602" calcext:value-type="float">
            <text:p>-69,5301895141602</text:p>
          </table:table-cell>
          <table:table-cell office:value-type="float" office:value="-69.5635681152344" calcext:value-type="float">
            <text:p>-69,5635681152344</text:p>
          </table:table-cell>
          <table:table-cell office:value-type="float" office:value="-69.5601196289063" calcext:value-type="float">
            <text:p>-69,5601196289063</text:p>
          </table:table-cell>
          <table:table-cell office:value-type="float" office:value="-69.5634765625" calcext:value-type="float">
            <text:p>-69,5634765625</text:p>
          </table:table-cell>
          <table:table-cell office:value-type="float" office:value="-69.5151672363281" calcext:value-type="float">
            <text:p>-69,5151672363281</text:p>
          </table:table-cell>
          <table:table-cell office:value-type="float" office:value="-69.5479202270508" calcext:value-type="float">
            <text:p>-69,5479202270508</text:p>
          </table:table-cell>
          <table:table-cell office:value-type="float" office:value="-69.5876312255859" calcext:value-type="float">
            <text:p>-69,5876312255859</text:p>
          </table:table-cell>
          <table:table-cell office:value-type="float" office:value="-69.5297088623047" calcext:value-type="float">
            <text:p>-69,5297088623047</text:p>
          </table:table-cell>
          <table:table-cell office:value-type="float" office:value="-69.5469589233398" calcext:value-type="float">
            <text:p>-69,5469589233398</text:p>
          </table:table-cell>
          <table:table-cell office:value-type="float" office:value="-69.5572357177734" calcext:value-type="float">
            <text:p>-69,5572357177734</text:p>
          </table:table-cell>
          <table:table-cell office:value-type="float" office:value="-69.5630874633789" calcext:value-type="float">
            <text:p>-69,5630874633789</text:p>
          </table:table-cell>
          <table:table-cell office:value-type="float" office:value="-69.5229187011719" calcext:value-type="float">
            <text:p>-69,5229187011719</text:p>
          </table:table-cell>
          <table:table-cell office:value-type="float" office:value="-69.5293273925781" calcext:value-type="float">
            <text:p>-69,5293273925781</text:p>
          </table:table-cell>
          <table:table-cell office:value-type="float" office:value="-69.5095291137695" calcext:value-type="float">
            <text:p>-69,5095291137695</text:p>
          </table:table-cell>
          <table:table-cell office:value-type="float" office:value="-69.5031356811523" calcext:value-type="float">
            <text:p>-69,5031356811523</text:p>
          </table:table-cell>
          <table:table-cell office:value-type="float" office:value="-69.5366058349609" calcext:value-type="float">
            <text:p>-69,5366058349609</text:p>
          </table:table-cell>
          <table:table-cell office:value-type="float" office:value="-69.5447540283203" calcext:value-type="float">
            <text:p>-69,5447540283203</text:p>
          </table:table-cell>
          <table:table-cell office:value-type="float" office:value="-69.5252075195313" calcext:value-type="float">
            <text:p>-69,5252075195313</text:p>
          </table:table-cell>
          <table:table-cell office:value-type="float" office:value="-69.549072265625" calcext:value-type="float">
            <text:p>-69,549072265625</text:p>
          </table:table-cell>
          <table:table-cell office:value-type="float" office:value="-69.6132125854492" calcext:value-type="float">
            <text:p>-69,6132125854492</text:p>
          </table:table-cell>
          <table:table-cell office:value-type="float" office:value="-69.6120529174805" calcext:value-type="float">
            <text:p>-69,6120529174805</text:p>
          </table:table-cell>
          <table:table-cell office:value-type="float" office:value="-69.6042251586914" calcext:value-type="float">
            <text:p>-69,6042251586914</text:p>
          </table:table-cell>
          <table:table-cell office:value-type="float" office:value="-69.5158386230469" calcext:value-type="float">
            <text:p>-69,5158386230469</text:p>
          </table:table-cell>
          <table:table-cell office:value-type="float" office:value="-69.5511779785156" calcext:value-type="float">
            <text:p>-69,5511779785156</text:p>
          </table:table-cell>
          <table:table-cell office:value-type="float" office:value="-69.5699157714844" calcext:value-type="float">
            <text:p>-69,5699157714844</text:p>
          </table:table-cell>
          <table:table-cell office:value-type="float" office:value="-69.5264511108398" calcext:value-type="float">
            <text:p>-69,5264511108398</text:p>
          </table:table-cell>
          <table:table-cell office:value-type="float" office:value="-69.537467956543" calcext:value-type="float">
            <text:p>-69,537467956543</text:p>
          </table:table-cell>
          <table:table-cell office:value-type="float" office:value="-69.5659713745117" calcext:value-type="float">
            <text:p>-69,5659713745117</text:p>
          </table:table-cell>
          <table:table-cell office:value-type="float" office:value="-69.5792541503906" calcext:value-type="float">
            <text:p>-69,5792541503906</text:p>
          </table:table-cell>
          <table:table-cell office:value-type="float" office:value="-69.5335464477539" calcext:value-type="float">
            <text:p>-69,5335464477539</text:p>
          </table:table-cell>
          <table:table-cell office:value-type="float" office:value="-69.544563293457" calcext:value-type="float">
            <text:p>-69,544563293457</text:p>
          </table:table-cell>
          <table:table-cell office:value-type="float" office:value="-69.5658798217773" calcext:value-type="float">
            <text:p>-69,5658798217773</text:p>
          </table:table-cell>
          <table:table-cell office:value-type="float" office:value="-69.5599212646484" calcext:value-type="float">
            <text:p>-69,5599212646484</text:p>
          </table:table-cell>
          <table:table-cell office:value-type="float" office:value="-69.5231094360352" calcext:value-type="float">
            <text:p>-69,5231094360352</text:p>
          </table:table-cell>
          <table:table-cell office:value-type="float" office:value="-69.6161117553711" calcext:value-type="float">
            <text:p>-69,6161117553711</text:p>
          </table:table-cell>
          <table:table-cell office:value-type="float" office:value="-69.5432205200195" calcext:value-type="float">
            <text:p>-69,5432205200195</text:p>
          </table:table-cell>
          <table:table-cell office:value-type="float" office:value="-69.5433197021484" calcext:value-type="float">
            <text:p>-69,5433197021484</text:p>
          </table:table-cell>
          <table:table-cell office:value-type="float" office:value="-69.5149765014648" calcext:value-type="float">
            <text:p>-69,5149765014648</text:p>
          </table:table-cell>
          <table:table-cell office:value-type="float" office:value="-69.5047607421875" calcext:value-type="float">
            <text:p>-69,5047607421875</text:p>
          </table:table-cell>
          <table:table-cell office:value-type="float" office:value="-69.5175552368164" calcext:value-type="float">
            <text:p>-69,5175552368164</text:p>
          </table:table-cell>
          <table:table-cell office:value-type="float" office:value="-69.5159301757813" calcext:value-type="float">
            <text:p>-69,5159301757813</text:p>
          </table:table-cell>
          <table:table-cell office:value-type="float" office:value="-69.5045700073242" calcext:value-type="float">
            <text:p>-69,5045700073242</text:p>
          </table:table-cell>
          <table:table-cell office:value-type="float" office:value="-69.5265502929688" calcext:value-type="float">
            <text:p>-69,5265502929688</text:p>
          </table:table-cell>
          <table:table-cell office:value-type="float" office:value="-69.5023727416992" calcext:value-type="float">
            <text:p>-69,5023727416992</text:p>
          </table:table-cell>
          <table:table-cell office:value-type="float" office:value="-69.510009765625" calcext:value-type="float">
            <text:p>-69,510009765625</text:p>
          </table:table-cell>
          <table:table-cell office:value-type="float" office:value="-69.5480117797852" calcext:value-type="float">
            <text:p>-69,5480117797852</text:p>
          </table:table-cell>
          <table:table-cell office:value-type="float" office:value="-69.5063781738281" calcext:value-type="float">
            <text:p>-69,5063781738281</text:p>
          </table:table-cell>
          <table:table-cell office:value-type="float" office:value="-69.5236740112305" calcext:value-type="float">
            <text:p>-69,5236740112305</text:p>
          </table:table-cell>
          <table:table-cell office:value-type="float" office:value="-69.534782409668" calcext:value-type="float">
            <text:p>-69,534782409668</text:p>
          </table:table-cell>
          <table:table-cell office:value-type="float" office:value="-69.5369873046875" calcext:value-type="float">
            <text:p>-69,5369873046875</text:p>
          </table:table-cell>
          <table:table-cell office:value-type="float" office:value="-69.5419769287109" calcext:value-type="float">
            <text:p>-69,5419769287109</text:p>
          </table:table-cell>
          <table:table-cell office:value-type="float" office:value="-69.5386199951172" calcext:value-type="float">
            <text:p>-69,5386199951172</text:p>
          </table:table-cell>
          <table:table-cell office:value-type="float" office:value="-69.5618362426758" calcext:value-type="float">
            <text:p>-69,5618362426758</text:p>
          </table:table-cell>
          <table:table-cell office:value-type="float" office:value="-69.5187072753906" calcext:value-type="float">
            <text:p>-69,5187072753906</text:p>
          </table:table-cell>
          <table:table-cell office:value-type="float" office:value="-69.4917755126953" calcext:value-type="float">
            <text:p>-69,4917755126953</text:p>
          </table:table-cell>
          <table:table-cell office:value-type="float" office:value="-69.5252075195313" calcext:value-type="float">
            <text:p>-69,5252075195313</text:p>
          </table:table-cell>
          <table:table-cell office:value-type="float" office:value="-69.5298080444336" calcext:value-type="float">
            <text:p>-69,5298080444336</text:p>
          </table:table-cell>
          <table:table-cell office:value-type="float" office:value="-69.4795913696289" calcext:value-type="float">
            <text:p>-69,4795913696289</text:p>
          </table:table-cell>
          <table:table-cell office:value-type="float" office:value="-69.5545425415039" calcext:value-type="float">
            <text:p>-69,5545425415039</text:p>
          </table:table-cell>
          <table:table-cell office:value-type="float" office:value="-69.5755996704102" calcext:value-type="float">
            <text:p>-69,5755996704102</text:p>
          </table:table-cell>
          <table:table-cell office:value-type="float" office:value="-69.5788726806641" calcext:value-type="float">
            <text:p>-69,5788726806641</text:p>
          </table:table-cell>
          <table:table-cell office:value-type="float" office:value="-69.8079528808594" calcext:value-type="float">
            <text:p>-69,8079528808594</text:p>
          </table:table-cell>
          <table:table-cell office:value-type="float" office:value="-69.8073577880859" calcext:value-type="float">
            <text:p>-69,8073577880859</text:p>
          </table:table-cell>
          <table:table-cell office:value-type="float" office:value="-69.8018188476563" calcext:value-type="float">
            <text:p>-69,8018188476563</text:p>
          </table:table-cell>
          <table:table-cell office:value-type="float" office:value="-69.8274383544922" calcext:value-type="float">
            <text:p>-69,8274383544922</text:p>
          </table:table-cell>
          <table:table-cell office:value-type="float" office:value="-69.7865219116211" calcext:value-type="float">
            <text:p>-69,7865219116211</text:p>
          </table:table-cell>
          <table:table-cell office:value-type="float" office:value="-69.7875061035156" calcext:value-type="float">
            <text:p>-69,7875061035156</text:p>
          </table:table-cell>
          <table:table-cell office:value-type="float" office:value="-69.8108139038086" calcext:value-type="float">
            <text:p>-69,8108139038086</text:p>
          </table:table-cell>
          <table:table-cell office:value-type="float" office:value="-69.7701721191406" calcext:value-type="float">
            <text:p>-69,7701721191406</text:p>
          </table:table-cell>
          <table:table-cell office:value-type="float" office:value="-69.7728271484375" calcext:value-type="float">
            <text:p>-69,7728271484375</text:p>
          </table:table-cell>
          <table:table-cell office:value-type="float" office:value="-69.7974700927734" calcext:value-type="float">
            <text:p>-69,7974700927734</text:p>
          </table:table-cell>
          <table:table-cell office:value-type="float" office:value="-69.7826766967773" calcext:value-type="float">
            <text:p>-69,7826766967773</text:p>
          </table:table-cell>
          <table:table-cell office:value-type="float" office:value="-69.8080520629883" calcext:value-type="float">
            <text:p>-69,8080520629883</text:p>
          </table:table-cell>
          <table:table-cell office:value-type="float" office:value="-69.7721328735352" calcext:value-type="float">
            <text:p>-69,7721328735352</text:p>
          </table:table-cell>
          <table:table-cell office:value-type="float" office:value="-69.8180389404297" calcext:value-type="float">
            <text:p>-69,8180389404297</text:p>
          </table:table-cell>
          <table:table-cell office:value-type="float" office:value="-69.7612152099609" calcext:value-type="float">
            <text:p>-69,7612152099609</text:p>
          </table:table-cell>
          <table:table-cell office:value-type="float" office:value="-69.7732162475586" calcext:value-type="float">
            <text:p>-69,7732162475586</text:p>
          </table:table-cell>
          <table:table-cell office:value-type="float" office:value="-69.7829742431641" calcext:value-type="float">
            <text:p>-69,7829742431641</text:p>
          </table:table-cell>
          <table:table-cell office:value-type="float" office:value="-69.7817916870117" calcext:value-type="float">
            <text:p>-69,7817916870117</text:p>
          </table:table-cell>
          <table:table-cell office:value-type="float" office:value="-69.7762756347656" calcext:value-type="float">
            <text:p>-69,7762756347656</text:p>
          </table:table-cell>
          <table:table-cell office:value-type="float" office:value="-69.8121032714844" calcext:value-type="float">
            <text:p>-69,8121032714844</text:p>
          </table:table-cell>
          <table:table-cell office:value-type="float" office:value="-69.7695770263672" calcext:value-type="float">
            <text:p>-69,7695770263672</text:p>
          </table:table-cell>
          <table:table-cell office:value-type="float" office:value="-69.781005859375" calcext:value-type="float">
            <text:p>-69,781005859375</text:p>
          </table:table-cell>
          <table:table-cell office:value-type="float" office:value="-69.750602722168" calcext:value-type="float">
            <text:p>-69,750602722168</text:p>
          </table:table-cell>
          <table:table-cell office:value-type="float" office:value="-69.8116073608398" calcext:value-type="float">
            <text:p>-69,8116073608398</text:p>
          </table:table-cell>
          <table:table-cell office:value-type="float" office:value="-69.781494140625" calcext:value-type="float">
            <text:p>-69,781494140625</text:p>
          </table:table-cell>
          <table:table-cell office:value-type="float" office:value="-69.7700729370117" calcext:value-type="float">
            <text:p>-69,7700729370117</text:p>
          </table:table-cell>
          <table:table-cell office:value-type="float" office:value="-69.8559265136719" calcext:value-type="float">
            <text:p>-69,8559265136719</text:p>
          </table:table-cell>
          <table:table-cell office:value-type="float" office:value="-69.7941207885742" calcext:value-type="float">
            <text:p>-69,7941207885742</text:p>
          </table:table-cell>
          <table:table-cell office:value-type="float" office:value="-69.8002395629883" calcext:value-type="float">
            <text:p>-69,8002395629883</text:p>
          </table:table-cell>
          <table:table-cell office:value-type="float" office:value="-69.8206100463867" calcext:value-type="float">
            <text:p>-69,8206100463867</text:p>
          </table:table-cell>
          <table:table-cell office:value-type="float" office:value="-69.8283386230469" calcext:value-type="float">
            <text:p>-69,8283386230469</text:p>
          </table:table-cell>
          <table:table-cell office:value-type="float" office:value="-69.8435134887695" calcext:value-type="float">
            <text:p>-69,8435134887695</text:p>
          </table:table-cell>
          <table:table-cell office:value-type="float" office:value="-69.8401412963867" calcext:value-type="float">
            <text:p>-69,8401412963867</text:p>
          </table:table-cell>
          <table:table-cell office:value-type="float" office:value="-69.7836608886719" calcext:value-type="float">
            <text:p>-69,7836608886719</text:p>
          </table:table-cell>
          <table:table-cell office:value-type="float" office:value="-69.7581634521484" calcext:value-type="float">
            <text:p>-69,7581634521484</text:p>
          </table:table-cell>
          <table:table-cell office:value-type="float" office:value="-69.7897796630859" calcext:value-type="float">
            <text:p>-69,7897796630859</text:p>
          </table:table-cell>
          <table:table-cell office:value-type="float" office:value="-69.7987594604492" calcext:value-type="float">
            <text:p>-69,7987594604492</text:p>
          </table:table-cell>
          <table:table-cell office:value-type="float" office:value="-69.7994537353516" calcext:value-type="float">
            <text:p>-69,7994537353516</text:p>
          </table:table-cell>
          <table:table-cell office:value-type="float" office:value="-69.8175430297852" calcext:value-type="float">
            <text:p>-69,8175430297852</text:p>
          </table:table-cell>
          <table:table-cell office:value-type="float" office:value="-69.798469543457" calcext:value-type="float">
            <text:p>-69,798469543457</text:p>
          </table:table-cell>
          <table:table-cell office:value-type="float" office:value="-69.8345794677734" calcext:value-type="float">
            <text:p>-69,8345794677734</text:p>
          </table:table-cell>
          <table:table-cell office:value-type="float" office:value="-69.8001403808594" calcext:value-type="float">
            <text:p>-69,8001403808594</text:p>
          </table:table-cell>
          <table:table-cell office:value-type="float" office:value="-69.7786331176758" calcext:value-type="float">
            <text:p>-69,7786331176758</text:p>
          </table:table-cell>
          <table:table-cell office:value-type="float" office:value="-69.7352981567383" calcext:value-type="float">
            <text:p>-69,7352981567383</text:p>
          </table:table-cell>
          <table:table-cell office:value-type="float" office:value="-69.7440185546875" calcext:value-type="float">
            <text:p>-69,7440185546875</text:p>
          </table:table-cell>
          <table:table-cell office:value-type="float" office:value="-69.8047866821289" calcext:value-type="float">
            <text:p>-69,8047866821289</text:p>
          </table:table-cell>
          <table:table-cell office:value-type="float" office:value="-69.7757797241211" calcext:value-type="float">
            <text:p>-69,7757797241211</text:p>
          </table:table-cell>
          <table:table-cell office:value-type="float" office:value="-69.7808074951172" calcext:value-type="float">
            <text:p>-69,7808074951172</text:p>
          </table:table-cell>
          <table:table-cell office:value-type="float" office:value="-69.7712478637695" calcext:value-type="float">
            <text:p>-69,7712478637695</text:p>
          </table:table-cell>
          <table:table-cell office:value-type="float" office:value="-69.7914581298828" calcext:value-type="float">
            <text:p>-69,7914581298828</text:p>
          </table:table-cell>
          <table:table-cell office:value-type="float" office:value="-69.7869186401367" calcext:value-type="float">
            <text:p>-69,7869186401367</text:p>
          </table:table-cell>
          <table:table-cell office:value-type="float" office:value="-69.756591796875" calcext:value-type="float">
            <text:p>-69,756591796875</text:p>
          </table:table-cell>
          <table:table-cell office:value-type="float" office:value="-69.7728271484375" calcext:value-type="float">
            <text:p>-69,7728271484375</text:p>
          </table:table-cell>
          <table:table-cell office:value-type="float" office:value="-69.7527694702148" calcext:value-type="float">
            <text:p>-69,7527694702148</text:p>
          </table:table-cell>
          <table:table-cell office:value-type="float" office:value="-69.740592956543" calcext:value-type="float">
            <text:p>-69,740592956543</text:p>
          </table:table-cell>
          <table:table-cell office:value-type="float" office:value="-69.7737121582031" calcext:value-type="float">
            <text:p>-69,7737121582031</text:p>
          </table:table-cell>
          <table:table-cell office:value-type="float" office:value="-69.8101196289063" calcext:value-type="float">
            <text:p>-69,8101196289063</text:p>
          </table:table-cell>
          <table:table-cell office:value-type="float" office:value="-69.7603302001953" calcext:value-type="float">
            <text:p>-69,7603302001953</text:p>
          </table:table-cell>
          <table:table-cell office:value-type="float" office:value="-69.7371520996094" calcext:value-type="float">
            <text:p>-69,7371520996094</text:p>
          </table:table-cell>
          <table:table-cell office:value-type="float" office:value="-69.7539443969727" calcext:value-type="float">
            <text:p>-69,7539443969727</text:p>
          </table:table-cell>
          <table:table-cell office:value-type="float" office:value="-69.7759780883789" calcext:value-type="float">
            <text:p>-69,7759780883789</text:p>
          </table:table-cell>
          <table:table-cell office:value-type="float" office:value="-69.7927322387695" calcext:value-type="float">
            <text:p>-69,7927322387695</text:p>
          </table:table-cell>
          <table:table-cell office:value-type="float" office:value="-69.7474594116211" calcext:value-type="float">
            <text:p>-69,7474594116211</text:p>
          </table:table-cell>
          <table:table-cell office:value-type="float" office:value="-69.7332305908203" calcext:value-type="float">
            <text:p>-69,7332305908203</text:p>
          </table:table-cell>
          <table:table-cell office:value-type="float" office:value="-69.7587585449219" calcext:value-type="float">
            <text:p>-69,7587585449219</text:p>
          </table:table-cell>
          <table:table-cell office:value-type="float" office:value="-69.7397003173828" calcext:value-type="float">
            <text:p>-69,7397003173828</text:p>
          </table:table-cell>
          <table:table-cell office:value-type="float" office:value="-69.7457885742188" calcext:value-type="float">
            <text:p>-69,7457885742188</text:p>
          </table:table-cell>
          <table:table-cell office:value-type="float" office:value="-69.7879028320313" calcext:value-type="float">
            <text:p>-69,7879028320313</text:p>
          </table:table-cell>
          <table:table-cell office:value-type="float" office:value="-69.7464752197266" calcext:value-type="float">
            <text:p>-69,7464752197266</text:p>
          </table:table-cell>
          <table:table-cell office:value-type="float" office:value="-69.7523651123047" calcext:value-type="float">
            <text:p>-69,7523651123047</text:p>
          </table:table-cell>
          <table:table-cell office:value-type="float" office:value="-69.7528610229492" calcext:value-type="float">
            <text:p>-69,7528610229492</text:p>
          </table:table-cell>
          <table:table-cell office:value-type="float" office:value="-69.7707595825195" calcext:value-type="float">
            <text:p>-69,7707595825195</text:p>
          </table:table-cell>
          <table:table-cell office:value-type="float" office:value="-69.7613143920898" calcext:value-type="float">
            <text:p>-69,7613143920898</text:p>
          </table:table-cell>
          <table:table-cell office:value-type="float" office:value="-69.7422561645508" calcext:value-type="float">
            <text:p>-69,7422561645508</text:p>
          </table:table-cell>
          <table:table-cell office:value-type="float" office:value="-69.7531585693359" calcext:value-type="float">
            <text:p>-69,7531585693359</text:p>
          </table:table-cell>
          <table:table-cell office:value-type="float" office:value="-69.7760772705078" calcext:value-type="float">
            <text:p>-69,7760772705078</text:p>
          </table:table-cell>
          <table:table-cell office:value-type="float" office:value="-69.7685928344727" calcext:value-type="float">
            <text:p>-69,7685928344727</text:p>
          </table:table-cell>
          <table:table-cell office:value-type="float" office:value="-69.7794189453125" calcext:value-type="float">
            <text:p>-69,7794189453125</text:p>
          </table:table-cell>
          <table:table-cell office:value-type="float" office:value="-69.7699737548828" calcext:value-type="float">
            <text:p>-69,7699737548828</text:p>
          </table:table-cell>
          <table:table-cell office:value-type="float" office:value="-69.7795181274414" calcext:value-type="float">
            <text:p>-69,7795181274414</text:p>
          </table:table-cell>
          <table:table-cell office:value-type="float" office:value="-69.7802124023438" calcext:value-type="float">
            <text:p>-69,7802124023438</text:p>
          </table:table-cell>
          <table:table-cell office:value-type="float" office:value="-69.7724304199219" calcext:value-type="float">
            <text:p>-69,7724304199219</text:p>
          </table:table-cell>
          <table:table-cell office:value-type="float" office:value="-69.7703628540039" calcext:value-type="float">
            <text:p>-69,7703628540039</text:p>
          </table:table-cell>
          <table:table-cell office:value-type="float" office:value="-69.7935256958008" calcext:value-type="float">
            <text:p>-69,7935256958008</text:p>
          </table:table-cell>
          <table:table-cell office:value-type="float" office:value="-69.7640686035156" calcext:value-type="float">
            <text:p>-69,7640686035156</text:p>
          </table:table-cell>
          <table:table-cell office:value-type="float" office:value="-69.7383346557617" calcext:value-type="float">
            <text:p>-69,7383346557617</text:p>
          </table:table-cell>
          <table:table-cell office:value-type="float" office:value="-69.750602722168" calcext:value-type="float">
            <text:p>-69,750602722168</text:p>
          </table:table-cell>
          <table:table-cell office:value-type="float" office:value="-69.715705871582" calcext:value-type="float">
            <text:p>-69,715705871582</text:p>
          </table:table-cell>
          <table:table-cell office:value-type="float" office:value="-69.7297058105469" calcext:value-type="float">
            <text:p>-69,7297058105469</text:p>
          </table:table-cell>
          <table:table-cell office:value-type="float" office:value="-69.7610168457031" calcext:value-type="float">
            <text:p>-69,7610168457031</text:p>
          </table:table-cell>
          <table:table-cell office:value-type="float" office:value="-69.74658203125" calcext:value-type="float">
            <text:p>-69,74658203125</text:p>
          </table:table-cell>
          <table:table-cell office:value-type="float" office:value="-69.7342147827148" calcext:value-type="float">
            <text:p>-69,7342147827148</text:p>
          </table:table-cell>
          <table:table-cell office:value-type="float" office:value="-69.7417678833008" calcext:value-type="float">
            <text:p>-69,7417678833008</text:p>
          </table:table-cell>
          <table:table-cell office:value-type="float" office:value="-69.6084823608398" calcext:value-type="float">
            <text:p>-69,6084823608398</text:p>
          </table:table-cell>
          <table:table-cell office:value-type="float" office:value="-69.3195266723633" calcext:value-type="float">
            <text:p>-69,3195266723633</text:p>
          </table:table-cell>
          <table:table-cell office:value-type="float" office:value="-69.3507995605469" calcext:value-type="float">
            <text:p>-69,3507995605469</text:p>
          </table:table-cell>
          <table:table-cell office:value-type="float" office:value="-69.2949829101563" calcext:value-type="float">
            <text:p>-69,2949829101563</text:p>
          </table:table-cell>
          <table:table-cell office:value-type="float" office:value="-69.3675079345703" calcext:value-type="float">
            <text:p>-69,3675079345703</text:p>
          </table:table-cell>
          <table:table-cell office:value-type="float" office:value="-69.316162109375" calcext:value-type="float">
            <text:p>-69,316162109375</text:p>
          </table:table-cell>
          <table:table-cell office:value-type="float" office:value="-69.3528594970703" calcext:value-type="float">
            <text:p>-69,3528594970703</text:p>
          </table:table-cell>
          <table:table-cell office:value-type="float" office:value="-69.2793350219727" calcext:value-type="float">
            <text:p>-69,2793350219727</text:p>
          </table:table-cell>
          <table:table-cell office:value-type="float" office:value="-69.3016967773438" calcext:value-type="float">
            <text:p>-69,3016967773438</text:p>
          </table:table-cell>
          <table:table-cell office:value-type="float" office:value="-69.3051452636719" calcext:value-type="float">
            <text:p>-69,3051452636719</text:p>
          </table:table-cell>
          <table:table-cell office:value-type="float" office:value="-69.3135528564453" calcext:value-type="float">
            <text:p>-69,3135528564453</text:p>
          </table:table-cell>
          <table:table-cell office:value-type="float" office:value="-69.3441390991211" calcext:value-type="float">
            <text:p>-69,3441390991211</text:p>
          </table:table-cell>
          <table:table-cell office:value-type="float" office:value="-69.3227996826172" calcext:value-type="float">
            <text:p>-69,3227996826172</text:p>
          </table:table-cell>
          <table:table-cell office:value-type="float" office:value="-69.3406753540039" calcext:value-type="float">
            <text:p>-69,3406753540039</text:p>
          </table:table-cell>
          <table:table-cell office:value-type="float" office:value="-69.3427352905273" calcext:value-type="float">
            <text:p>-69,3427352905273</text:p>
          </table:table-cell>
          <table:table-cell office:value-type="float" office:value="-69.3285980224609" calcext:value-type="float">
            <text:p>-69,3285980224609</text:p>
          </table:table-cell>
          <table:table-cell office:value-type="float" office:value="-69.3366470336914" calcext:value-type="float">
            <text:p>-69,3366470336914</text:p>
          </table:table-cell>
          <table:table-cell office:value-type="float" office:value="-69.3398361206055" calcext:value-type="float">
            <text:p>-69,3398361206055</text:p>
          </table:table-cell>
          <table:table-cell office:value-type="float" office:value="-69.3230819702148" calcext:value-type="float">
            <text:p>-69,3230819702148</text:p>
          </table:table-cell>
          <table:table-cell office:value-type="float" office:value="-69.3646926879883" calcext:value-type="float">
            <text:p>-69,3646926879883</text:p>
          </table:table-cell>
          <table:table-cell office:value-type="float" office:value="-69.3358001708984" calcext:value-type="float">
            <text:p>-69,3358001708984</text:p>
          </table:table-cell>
          <table:table-cell office:value-type="float" office:value="-69.3474197387695" calcext:value-type="float">
            <text:p>-69,3474197387695</text:p>
          </table:table-cell>
          <table:table-cell office:value-type="float" office:value="-69.3428268432617" calcext:value-type="float">
            <text:p>-69,3428268432617</text:p>
          </table:table-cell>
          <table:table-cell office:value-type="float" office:value="-69.3826522827148" calcext:value-type="float">
            <text:p>-69,3826522827148</text:p>
          </table:table-cell>
          <table:table-cell office:value-type="float" office:value="-69.3817138671875" calcext:value-type="float">
            <text:p>-69,3817138671875</text:p>
          </table:table-cell>
          <table:table-cell office:value-type="float" office:value="-69.3838729858398" calcext:value-type="float">
            <text:p>-69,3838729858398</text:p>
          </table:table-cell>
          <table:table-cell office:value-type="float" office:value="-69.3787002563477" calcext:value-type="float">
            <text:p>-69,3787002563477</text:p>
          </table:table-cell>
          <table:table-cell office:value-type="float" office:value="-69.4027252197266" calcext:value-type="float">
            <text:p>-69,4027252197266</text:p>
          </table:table-cell>
          <table:table-cell office:value-type="float" office:value="-69.4184036254883" calcext:value-type="float">
            <text:p>-69,4184036254883</text:p>
          </table:table-cell>
          <table:table-cell office:value-type="float" office:value="-69.3644104003906" calcext:value-type="float">
            <text:p>-69,3644104003906</text:p>
          </table:table-cell>
          <table:table-cell office:value-type="float" office:value="-69.36328125" calcext:value-type="float">
            <text:p>-69,36328125</text:p>
          </table:table-cell>
          <table:table-cell office:value-type="float" office:value="-69.4069747924805" calcext:value-type="float">
            <text:p>-69,4069747924805</text:p>
          </table:table-cell>
          <table:table-cell office:value-type="float" office:value="-69.3905639648438" calcext:value-type="float">
            <text:p>-69,3905639648438</text:p>
          </table:table-cell>
          <table:table-cell office:value-type="float" office:value="-69.3736190795898" calcext:value-type="float">
            <text:p>-69,3736190795898</text:p>
          </table:table-cell>
          <table:table-cell office:value-type="float" office:value="-69.3606567382813" calcext:value-type="float">
            <text:p>-69,3606567382813</text:p>
          </table:table-cell>
          <table:table-cell office:value-type="float" office:value="-69.3730545043945" calcext:value-type="float">
            <text:p>-69,3730545043945</text:p>
          </table:table-cell>
          <table:table-cell office:value-type="float" office:value="-69.3443298339844" calcext:value-type="float">
            <text:p>-69,3443298339844</text:p>
          </table:table-cell>
          <table:table-cell office:value-type="float" office:value="-69.3667602539063" calcext:value-type="float">
            <text:p>-69,3667602539063</text:p>
          </table:table-cell>
          <table:table-cell office:value-type="float" office:value="-69.3026275634766" calcext:value-type="float">
            <text:p>-69,3026275634766</text:p>
          </table:table-cell>
          <table:table-cell office:value-type="float" office:value="-69.2882766723633" calcext:value-type="float">
            <text:p>-69,2882766723633</text:p>
          </table:table-cell>
          <table:table-cell office:value-type="float" office:value="-69.3503265380859" calcext:value-type="float">
            <text:p>-69,3503265380859</text:p>
          </table:table-cell>
          <table:table-cell office:value-type="float" office:value="-69.3609390258789" calcext:value-type="float">
            <text:p>-69,3609390258789</text:p>
          </table:table-cell>
          <table:table-cell office:value-type="float" office:value="-69.3276596069336" calcext:value-type="float">
            <text:p>-69,3276596069336</text:p>
          </table:table-cell>
          <table:table-cell office:value-type="float" office:value="-69.3560485839844" calcext:value-type="float">
            <text:p>-69,3560485839844</text:p>
          </table:table-cell>
          <table:table-cell office:value-type="float" office:value="-69.291259765625" calcext:value-type="float">
            <text:p>-69,291259765625</text:p>
          </table:table-cell>
          <table:table-cell office:value-type="float" office:value="-69.2859497070313" calcext:value-type="float">
            <text:p>-69,2859497070313</text:p>
          </table:table-cell>
          <table:table-cell office:value-type="float" office:value="-69.3460159301758" calcext:value-type="float">
            <text:p>-69,3460159301758</text:p>
          </table:table-cell>
          <table:table-cell office:value-type="float" office:value="-69.340576171875" calcext:value-type="float">
            <text:p>-69,340576171875</text:p>
          </table:table-cell>
          <table:table-cell office:value-type="float" office:value="-69.3057022094727" calcext:value-type="float">
            <text:p>-69,3057022094727</text:p>
          </table:table-cell>
          <table:table-cell office:value-type="float" office:value="-69.3060760498047" calcext:value-type="float">
            <text:p>-69,3060760498047</text:p>
          </table:table-cell>
          <table:table-cell office:value-type="float" office:value="-69.3135528564453" calcext:value-type="float">
            <text:p>-69,3135528564453</text:p>
          </table:table-cell>
          <table:table-cell office:value-type="float" office:value="-69.3379592895508" calcext:value-type="float">
            <text:p>-69,3379592895508</text:p>
          </table:table-cell>
          <table:table-cell office:value-type="float" office:value="-69.2990875244141" calcext:value-type="float">
            <text:p>-69,2990875244141</text:p>
          </table:table-cell>
          <table:table-cell office:value-type="float" office:value="-69.343391418457" calcext:value-type="float">
            <text:p>-69,343391418457</text:p>
          </table:table-cell>
          <table:table-cell office:value-type="float" office:value="-69.3507995605469" calcext:value-type="float">
            <text:p>-69,3507995605469</text:p>
          </table:table-cell>
          <table:table-cell office:value-type="float" office:value="-69.3096237182617" calcext:value-type="float">
            <text:p>-69,3096237182617</text:p>
          </table:table-cell>
          <table:table-cell office:value-type="float" office:value="-69.3063583374023" calcext:value-type="float">
            <text:p>-69,3063583374023</text:p>
          </table:table-cell>
          <table:table-cell office:value-type="float" office:value="-69.3316879272461" calcext:value-type="float">
            <text:p>-69,3316879272461</text:p>
          </table:table-cell>
          <table:table-cell office:value-type="float" office:value="-69.3378677368164" calcext:value-type="float">
            <text:p>-69,3378677368164</text:p>
          </table:table-cell>
          <table:table-cell office:value-type="float" office:value="-69.3295288085938" calcext:value-type="float">
            <text:p>-69,3295288085938</text:p>
          </table:table-cell>
          <table:table-cell office:value-type="float" office:value="-69.3379592895508" calcext:value-type="float">
            <text:p>-69,3379592895508</text:p>
          </table:table-cell>
          <table:table-cell office:value-type="float" office:value="-69.3367385864258" calcext:value-type="float">
            <text:p>-69,3367385864258</text:p>
          </table:table-cell>
          <table:table-cell office:value-type="float" office:value="-69.3557739257813" calcext:value-type="float">
            <text:p>-69,3557739257813</text:p>
          </table:table-cell>
          <table:table-cell office:value-type="float" office:value="-69.3151321411133" calcext:value-type="float">
            <text:p>-69,3151321411133</text:p>
          </table:table-cell>
          <table:table-cell office:value-type="float" office:value="-69.3549270629883" calcext:value-type="float">
            <text:p>-69,3549270629883</text:p>
          </table:table-cell>
          <table:table-cell office:value-type="float" office:value="-69.3618698120117" calcext:value-type="float">
            <text:p>-69,3618698120117</text:p>
          </table:table-cell>
          <table:table-cell office:value-type="float" office:value="-69.3865127563477" calcext:value-type="float">
            <text:p>-69,3865127563477</text:p>
          </table:table-cell>
          <table:table-cell office:value-type="float" office:value="-69.3688278198242" calcext:value-type="float">
            <text:p>-69,3688278198242</text:p>
          </table:table-cell>
          <table:table-cell office:value-type="float" office:value="-69.3147659301758" calcext:value-type="float">
            <text:p>-69,3147659301758</text:p>
          </table:table-cell>
          <table:table-cell office:value-type="float" office:value="-69.2783126831055" calcext:value-type="float">
            <text:p>-69,2783126831055</text:p>
          </table:table-cell>
          <table:table-cell office:value-type="float" office:value="-69.3087844848633" calcext:value-type="float">
            <text:p>-69,3087844848633</text:p>
          </table:table-cell>
          <table:table-cell office:value-type="float" office:value="-69.3085021972656" calcext:value-type="float">
            <text:p>-69,3085021972656</text:p>
          </table:table-cell>
          <table:table-cell office:value-type="float" office:value="-69.3072891235352" calcext:value-type="float">
            <text:p>-69,3072891235352</text:p>
          </table:table-cell>
          <table:table-cell office:value-type="float" office:value="-69.3647842407227" calcext:value-type="float">
            <text:p>-69,3647842407227</text:p>
          </table:table-cell>
          <table:table-cell office:value-type="float" office:value="-69.3112106323242" calcext:value-type="float">
            <text:p>-69,3112106323242</text:p>
          </table:table-cell>
          <table:table-cell office:value-type="float" office:value="-69.2846450805664" calcext:value-type="float">
            <text:p>-69,2846450805664</text:p>
          </table:table-cell>
          <table:table-cell office:value-type="float" office:value="-69.3007659912109" calcext:value-type="float">
            <text:p>-69,3007659912109</text:p>
          </table:table-cell>
          <table:table-cell office:value-type="float" office:value="-69.316535949707" calcext:value-type="float">
            <text:p>-69,316535949707</text:p>
          </table:table-cell>
          <table:table-cell office:value-type="float" office:value="-69.3370208740234" calcext:value-type="float">
            <text:p>-69,3370208740234</text:p>
          </table:table-cell>
          <table:table-cell office:value-type="float" office:value="-69.3213958740234" calcext:value-type="float">
            <text:p>-69,3213958740234</text:p>
          </table:table-cell>
          <table:table-cell office:value-type="float" office:value="-69.3190612792969" calcext:value-type="float">
            <text:p>-69,3190612792969</text:p>
          </table:table-cell>
          <table:table-cell office:value-type="float" office:value="-69.2783126831055" calcext:value-type="float">
            <text:p>-69,2783126831055</text:p>
          </table:table-cell>
          <table:table-cell office:value-type="float" office:value="-69.2852935791016" calcext:value-type="float">
            <text:p>-69,2852935791016</text:p>
          </table:table-cell>
          <table:table-cell office:value-type="float" office:value="-69.3005752563477" calcext:value-type="float">
            <text:p>-69,3005752563477</text:p>
          </table:table-cell>
          <table:table-cell office:value-type="float" office:value="-69.2816696166992" calcext:value-type="float">
            <text:p>-69,2816696166992</text:p>
          </table:table-cell>
          <table:table-cell office:value-type="float" office:value="-69.3277587890625" calcext:value-type="float">
            <text:p>-69,3277587890625</text:p>
          </table:table-cell>
          <table:table-cell office:value-type="float" office:value="-69.2825012207031" calcext:value-type="float">
            <text:p>-69,2825012207031</text:p>
          </table:table-cell>
          <table:table-cell office:value-type="float" office:value="-69.3332748413086" calcext:value-type="float">
            <text:p>-69,3332748413086</text:p>
          </table:table-cell>
          <table:table-cell office:value-type="float" office:value="-69.2826919555664" calcext:value-type="float">
            <text:p>-69,2826919555664</text:p>
          </table:table-cell>
          <table:table-cell office:value-type="float" office:value="-69.3058929443359" calcext:value-type="float">
            <text:p>-69,3058929443359</text:p>
          </table:table-cell>
          <table:table-cell office:value-type="float" office:value="-69.349479675293" calcext:value-type="float">
            <text:p>-69,349479675293</text:p>
          </table:table-cell>
          <table:table-cell office:value-type="float" office:value="-69.3311233520508" calcext:value-type="float">
            <text:p>-69,3311233520508</text:p>
          </table:table-cell>
          <table:table-cell office:value-type="float" office:value="-69.2907943725586" calcext:value-type="float">
            <text:p>-69,2907943725586</text:p>
          </table:table-cell>
          <table:table-cell office:value-type="float" office:value="-69.2864151000977" calcext:value-type="float">
            <text:p>-69,2864151000977</text:p>
          </table:table-cell>
          <table:table-cell office:value-type="float" office:value="-69.3196182250977" calcext:value-type="float">
            <text:p>-69,3196182250977</text:p>
          </table:table-cell>
          <table:table-cell office:value-type="float" office:value="-69.6469192504883" calcext:value-type="float">
            <text:p>-69,6469192504883</text:p>
          </table:table-cell>
          <table:table-cell office:value-type="float" office:value="-69.6220169067383" calcext:value-type="float">
            <text:p>-69,6220169067383</text:p>
          </table:table-cell>
          <table:table-cell office:value-type="float" office:value="-69.6198883056641" calcext:value-type="float">
            <text:p>-69,6198883056641</text:p>
          </table:table-cell>
          <table:table-cell office:value-type="float" office:value="-69.6265640258789" calcext:value-type="float">
            <text:p>-69,6265640258789</text:p>
          </table:table-cell>
          <table:table-cell office:value-type="float" office:value="-69.6509017944336" calcext:value-type="float">
            <text:p>-69,6509017944336</text:p>
          </table:table-cell>
          <table:table-cell office:value-type="float" office:value="-69.6319961547852" calcext:value-type="float">
            <text:p>-69,6319961547852</text:p>
          </table:table-cell>
          <table:table-cell office:value-type="float" office:value="-69.6417846679688" calcext:value-type="float">
            <text:p>-69,6417846679688</text:p>
          </table:table-cell>
          <table:table-cell office:value-type="float" office:value="-69.6581878662109" calcext:value-type="float">
            <text:p>-69,6581878662109</text:p>
          </table:table-cell>
          <table:table-cell office:value-type="float" office:value="-69.6345138549805" calcext:value-type="float">
            <text:p>-69,6345138549805</text:p>
          </table:table-cell>
          <table:table-cell office:value-type="float" office:value="-69.6788101196289" calcext:value-type="float">
            <text:p>-69,6788101196289</text:p>
          </table:table-cell>
          <table:table-cell office:value-type="float" office:value="-69.65478515625" calcext:value-type="float">
            <text:p>-69,65478515625</text:p>
          </table:table-cell>
          <table:table-cell office:value-type="float" office:value="-69.669563293457" calcext:value-type="float">
            <text:p>-69,669563293457</text:p>
          </table:table-cell>
          <table:table-cell office:value-type="float" office:value="-69.6930389404297" calcext:value-type="float">
            <text:p>-69,6930389404297</text:p>
          </table:table-cell>
          <table:table-cell office:value-type="float" office:value="-69.6548767089844" calcext:value-type="float">
            <text:p>-69,6548767089844</text:p>
          </table:table-cell>
          <table:table-cell office:value-type="float" office:value="-69.651481628418" calcext:value-type="float">
            <text:p>-69,651481628418</text:p>
          </table:table-cell>
          <table:table-cell office:value-type="float" office:value="-69.6136016845703" calcext:value-type="float">
            <text:p>-69,6136016845703</text:p>
          </table:table-cell>
          <table:table-cell office:value-type="float" office:value="-69.6515808105469" calcext:value-type="float">
            <text:p>-69,6515808105469</text:p>
          </table:table-cell>
          <table:table-cell office:value-type="float" office:value="-69.6520614624023" calcext:value-type="float">
            <text:p>-69,6520614624023</text:p>
          </table:table-cell>
          <table:table-cell office:value-type="float" office:value="-69.6625595092773" calcext:value-type="float">
            <text:p>-69,6625595092773</text:p>
          </table:table-cell>
          <table:table-cell office:value-type="float" office:value="-69.6692657470703" calcext:value-type="float">
            <text:p>-69,6692657470703</text:p>
          </table:table-cell>
          <table:table-cell office:value-type="float" office:value="-69.6488647460938" calcext:value-type="float">
            <text:p>-69,6488647460938</text:p>
          </table:table-cell>
          <table:table-cell office:value-type="float" office:value="-69.6779327392578" calcext:value-type="float">
            <text:p>-69,6779327392578</text:p>
          </table:table-cell>
          <table:table-cell office:value-type="float" office:value="-69.6891403198242" calcext:value-type="float">
            <text:p>-69,6891403198242</text:p>
          </table:table-cell>
          <table:table-cell office:value-type="float" office:value="-69.7150268554688" calcext:value-type="float">
            <text:p>-69,7150268554688</text:p>
          </table:table-cell>
          <table:table-cell office:value-type="float" office:value="-69.6405181884766" calcext:value-type="float">
            <text:p>-69,6405181884766</text:p>
          </table:table-cell>
          <table:table-cell office:value-type="float" office:value="-69.6597442626953" calcext:value-type="float">
            <text:p>-69,6597442626953</text:p>
          </table:table-cell>
          <table:table-cell office:value-type="float" office:value="-69.6331558227539" calcext:value-type="float">
            <text:p>-69,6331558227539</text:p>
          </table:table-cell>
          <table:table-cell office:value-type="float" office:value="-69.65576171875" calcext:value-type="float">
            <text:p>-69,65576171875</text:p>
          </table:table-cell>
          <table:table-cell office:value-type="float" office:value="-69.6183395385742" calcext:value-type="float">
            <text:p>-69,6183395385742</text:p>
          </table:table-cell>
          <table:table-cell office:value-type="float" office:value="-69.6380004882813" calcext:value-type="float">
            <text:p>-69,6380004882813</text:p>
          </table:table-cell>
          <table:table-cell office:value-type="float" office:value="-69.6668395996094" calcext:value-type="float">
            <text:p>-69,6668395996094</text:p>
          </table:table-cell>
          <table:table-cell office:value-type="float" office:value="-69.6499328613281" calcext:value-type="float">
            <text:p>-69,6499328613281</text:p>
          </table:table-cell>
          <table:table-cell office:value-type="float" office:value="-69.6446914672852" calcext:value-type="float">
            <text:p>-69,6446914672852</text:p>
          </table:table-cell>
          <table:table-cell office:value-type="float" office:value="-69.6176605224609" calcext:value-type="float">
            <text:p>-69,6176605224609</text:p>
          </table:table-cell>
          <table:table-cell office:value-type="float" office:value="-69.5970840454102" calcext:value-type="float">
            <text:p>-69,5970840454102</text:p>
          </table:table-cell>
          <table:table-cell office:value-type="float" office:value="-69.6406173706055" calcext:value-type="float">
            <text:p>-69,6406173706055</text:p>
          </table:table-cell>
          <table:table-cell office:value-type="float" office:value="-69.6509017944336" calcext:value-type="float">
            <text:p>-69,6509017944336</text:p>
          </table:table-cell>
          <table:table-cell office:value-type="float" office:value="-69.6119613647461" calcext:value-type="float">
            <text:p>-69,6119613647461</text:p>
          </table:table-cell>
          <table:table-cell office:value-type="float" office:value="-69.6393585205078" calcext:value-type="float">
            <text:p>-69,6393585205078</text:p>
          </table:table-cell>
          <table:table-cell office:value-type="float" office:value="-69.674430847168" calcext:value-type="float">
            <text:p>-69,674430847168</text:p>
          </table:table-cell>
          <table:table-cell office:value-type="float" office:value="-69.6324691772461" calcext:value-type="float">
            <text:p>-69,6324691772461</text:p>
          </table:table-cell>
          <table:table-cell office:value-type="float" office:value="-69.649055480957" calcext:value-type="float">
            <text:p>-69,649055480957</text:p>
          </table:table-cell>
          <table:table-cell office:value-type="float" office:value="-69.6230773925781" calcext:value-type="float">
            <text:p>-69,6230773925781</text:p>
          </table:table-cell>
          <table:table-cell office:value-type="float" office:value="-69.6772537231445" calcext:value-type="float">
            <text:p>-69,6772537231445</text:p>
          </table:table-cell>
          <table:table-cell office:value-type="float" office:value="-69.6182403564453" calcext:value-type="float">
            <text:p>-69,6182403564453</text:p>
          </table:table-cell>
          <table:table-cell office:value-type="float" office:value="-69.6197891235352" calcext:value-type="float">
            <text:p>-69,6197891235352</text:p>
          </table:table-cell>
          <table:table-cell office:value-type="float" office:value="-69.6049041748047" calcext:value-type="float">
            <text:p>-69,6049041748047</text:p>
          </table:table-cell>
          <table:table-cell office:value-type="float" office:value="-69.6626586914063" calcext:value-type="float">
            <text:p>-69,6626586914063</text:p>
          </table:table-cell>
          <table:table-cell office:value-type="float" office:value="-69.6654739379883" calcext:value-type="float">
            <text:p>-69,6654739379883</text:p>
          </table:table-cell>
          <table:table-cell office:value-type="float" office:value="-69.6508026123047" calcext:value-type="float">
            <text:p>-69,6508026123047</text:p>
          </table:table-cell>
          <table:table-cell office:value-type="float" office:value="-69.6886520385742" calcext:value-type="float">
            <text:p>-69,6886520385742</text:p>
          </table:table-cell>
          <table:table-cell office:value-type="float" office:value="-69.7209930419922" calcext:value-type="float">
            <text:p>-69,7209930419922</text:p>
          </table:table-cell>
          <table:table-cell office:value-type="float" office:value="-69.6732635498047" calcext:value-type="float">
            <text:p>-69,6732635498047</text:p>
          </table:table-cell>
          <table:table-cell office:value-type="float" office:value="-69.6177597045898" calcext:value-type="float">
            <text:p>-69,6177597045898</text:p>
          </table:table-cell>
          <table:table-cell office:value-type="float" office:value="-69.6720962524414" calcext:value-type="float">
            <text:p>-69,6720962524414</text:p>
          </table:table-cell>
          <table:table-cell office:value-type="float" office:value="-69.6427536010742" calcext:value-type="float">
            <text:p>-69,6427536010742</text:p>
          </table:table-cell>
          <table:table-cell office:value-type="float" office:value="-69.6900177001953" calcext:value-type="float">
            <text:p>-69,6900177001953</text:p>
          </table:table-cell>
          <table:table-cell office:value-type="float" office:value="-69.6524505615234" calcext:value-type="float">
            <text:p>-69,6524505615234</text:p>
          </table:table-cell>
          <table:table-cell office:value-type="float" office:value="-69.6357727050781" calcext:value-type="float">
            <text:p>-69,6357727050781</text:p>
          </table:table-cell>
          <table:table-cell office:value-type="float" office:value="-69.6401290893555" calcext:value-type="float">
            <text:p>-69,6401290893555</text:p>
          </table:table-cell>
          <table:table-cell office:value-type="float" office:value="-69.6371307373047" calcext:value-type="float">
            <text:p>-69,6371307373047</text:p>
          </table:table-cell>
          <table:table-cell office:value-type="float" office:value="-69.6304397583008" calcext:value-type="float">
            <text:p>-69,6304397583008</text:p>
          </table:table-cell>
          <table:table-cell office:value-type="float" office:value="-69.6678085327148" calcext:value-type="float">
            <text:p>-69,6678085327148</text:p>
          </table:table-cell>
          <table:table-cell office:value-type="float" office:value="-69.6782302856445" calcext:value-type="float">
            <text:p>-69,6782302856445</text:p>
          </table:table-cell>
          <table:table-cell office:value-type="float" office:value="-69.637321472168" calcext:value-type="float">
            <text:p>-69,637321472168</text:p>
          </table:table-cell>
          <table:table-cell office:value-type="float" office:value="-69.6131210327148" calcext:value-type="float">
            <text:p>-69,6131210327148</text:p>
          </table:table-cell>
          <table:table-cell office:value-type="float" office:value="-69.6566314697266" calcext:value-type="float">
            <text:p>-69,6566314697266</text:p>
          </table:table-cell>
          <table:table-cell office:value-type="float" office:value="-69.62646484375" calcext:value-type="float">
            <text:p>-69,62646484375</text:p>
          </table:table-cell>
          <table:table-cell office:value-type="float" office:value="-69.6157302856445" calcext:value-type="float">
            <text:p>-69,6157302856445</text:p>
          </table:table-cell>
          <table:table-cell office:value-type="float" office:value="-69.6056747436523" calcext:value-type="float">
            <text:p>-69,6056747436523</text:p>
          </table:table-cell>
          <table:table-cell office:value-type="float" office:value="-69.6290817260742" calcext:value-type="float">
            <text:p>-69,6290817260742</text:p>
          </table:table-cell>
          <table:table-cell office:value-type="float" office:value="-69.5733795166016" calcext:value-type="float">
            <text:p>-69,5733795166016</text:p>
          </table:table-cell>
          <table:table-cell office:value-type="float" office:value="-69.6096420288086" calcext:value-type="float">
            <text:p>-69,6096420288086</text:p>
          </table:table-cell>
          <table:table-cell office:value-type="float" office:value="-69.6075134277344" calcext:value-type="float">
            <text:p>-69,6075134277344</text:p>
          </table:table-cell>
          <table:table-cell office:value-type="float" office:value="-69.6649932861328" calcext:value-type="float">
            <text:p>-69,6649932861328</text:p>
          </table:table-cell>
          <table:table-cell office:value-type="float" office:value="-69.6293716430664" calcext:value-type="float">
            <text:p>-69,6293716430664</text:p>
          </table:table-cell>
          <table:table-cell office:value-type="float" office:value="-69.6216278076172" calcext:value-type="float">
            <text:p>-69,6216278076172</text:p>
          </table:table-cell>
          <table:table-cell office:value-type="float" office:value="-69.6797866821289" calcext:value-type="float">
            <text:p>-69,6797866821289</text:p>
          </table:table-cell>
          <table:table-cell office:value-type="float" office:value="-69.6457595825195" calcext:value-type="float">
            <text:p>-69,6457595825195</text:p>
          </table:table-cell>
          <table:table-cell office:value-type="float" office:value="-69.651969909668" calcext:value-type="float">
            <text:p>-69,651969909668</text:p>
          </table:table-cell>
          <table:table-cell office:value-type="float" office:value="-69.6677093505859" calcext:value-type="float">
            <text:p>-69,6677093505859</text:p>
          </table:table-cell>
          <table:table-cell office:value-type="float" office:value="-69.637809753418" calcext:value-type="float">
            <text:p>-69,637809753418</text:p>
          </table:table-cell>
          <table:table-cell office:value-type="float" office:value="-69.5910034179688" calcext:value-type="float">
            <text:p>-69,5910034179688</text:p>
          </table:table-cell>
          <table:table-cell office:value-type="float" office:value="-69.6197891235352" calcext:value-type="float">
            <text:p>-69,6197891235352</text:p>
          </table:table-cell>
          <table:table-cell office:value-type="float" office:value="-69.6013336181641" calcext:value-type="float">
            <text:p>-69,6013336181641</text:p>
          </table:table-cell>
          <table:table-cell office:value-type="float" office:value="-69.614860534668" calcext:value-type="float">
            <text:p>-69,614860534668</text:p>
          </table:table-cell>
          <table:table-cell office:value-type="float" office:value="-69.6537170410156" calcext:value-type="float">
            <text:p>-69,6537170410156</text:p>
          </table:table-cell>
          <table:table-cell office:value-type="float" office:value="-69.650993347168" calcext:value-type="float">
            <text:p>-69,650993347168</text:p>
          </table:table-cell>
          <table:table-cell office:value-type="float" office:value="-69.6692657470703" calcext:value-type="float">
            <text:p>-69,6692657470703</text:p>
          </table:table-cell>
          <table:table-cell office:value-type="float" office:value="-69.6591567993164" calcext:value-type="float">
            <text:p>-69,6591567993164</text:p>
          </table:table-cell>
          <table:table-cell office:value-type="float" office:value="-69.6901168823242" calcext:value-type="float">
            <text:p>-69,6901168823242</text:p>
          </table:table-cell>
          <table:table-cell office:value-type="float" office:value="-69.6327590942383" calcext:value-type="float">
            <text:p>-69,6327590942383</text:p>
          </table:table-cell>
          <table:table-cell office:value-type="float" office:value="-69.6341247558594" calcext:value-type="float">
            <text:p>-69,6341247558594</text:p>
          </table:table-cell>
          <table:table-cell office:value-type="float" office:value="-69.5591583251953" calcext:value-type="float">
            <text:p>-69,5591583251953</text:p>
          </table:table-cell>
          <table:table-cell office:value-type="float" office:value="-69.4584808349609" calcext:value-type="float">
            <text:p>-69,4584808349609</text:p>
          </table:table-cell>
          <table:table-cell office:value-type="float" office:value="-69.4556350708008" calcext:value-type="float">
            <text:p>-69,4556350708008</text:p>
          </table:table-cell>
          <table:table-cell office:value-type="float" office:value="-69.4659881591797" calcext:value-type="float">
            <text:p>-69,4659881591797</text:p>
          </table:table-cell>
          <table:table-cell office:value-type="float" office:value="-69.4906311035156" calcext:value-type="float">
            <text:p>-69,4906311035156</text:p>
          </table:table-cell>
          <table:table-cell office:value-type="float" office:value="-69.4539184570313" calcext:value-type="float">
            <text:p>-69,4539184570313</text:p>
          </table:table-cell>
          <table:table-cell office:value-type="float" office:value="-69.4724502563477" calcext:value-type="float">
            <text:p>-69,4724502563477</text:p>
          </table:table-cell>
          <table:table-cell office:value-type="float" office:value="-69.4421615600586" calcext:value-type="float">
            <text:p>-69,4421615600586</text:p>
          </table:table-cell>
          <table:table-cell office:value-type="float" office:value="-69.4893035888672" calcext:value-type="float">
            <text:p>-69,4893035888672</text:p>
          </table:table-cell>
          <table:table-cell office:value-type="float" office:value="-69.4724502563477" calcext:value-type="float">
            <text:p>-69,4724502563477</text:p>
          </table:table-cell>
          <table:table-cell office:value-type="float" office:value="-69.4289932250977" calcext:value-type="float">
            <text:p>-69,4289932250977</text:p>
          </table:table-cell>
          <table:table-cell office:value-type="float" office:value="-69.4740676879883" calcext:value-type="float">
            <text:p>-69,4740676879883</text:p>
          </table:table-cell>
          <table:table-cell office:value-type="float" office:value="-69.4686508178711" calcext:value-type="float">
            <text:p>-69,4686508178711</text:p>
          </table:table-cell>
          <table:table-cell office:value-type="float" office:value="-69.4656982421875" calcext:value-type="float">
            <text:p>-69,4656982421875</text:p>
          </table:table-cell>
          <table:table-cell office:value-type="float" office:value="-69.4177474975586" calcext:value-type="float">
            <text:p>-69,4177474975586</text:p>
          </table:table-cell>
          <table:table-cell office:value-type="float" office:value="-69.4591445922852" calcext:value-type="float">
            <text:p>-69,4591445922852</text:p>
          </table:table-cell>
          <table:table-cell office:value-type="float" office:value="-69.4572448730469" calcext:value-type="float">
            <text:p>-69,4572448730469</text:p>
          </table:table-cell>
          <table:table-cell office:value-type="float" office:value="-69.4491806030273" calcext:value-type="float">
            <text:p>-69,4491806030273</text:p>
          </table:table-cell>
          <table:table-cell office:value-type="float" office:value="-69.4047088623047" calcext:value-type="float">
            <text:p>-69,4047088623047</text:p>
          </table:table-cell>
          <table:table-cell office:value-type="float" office:value="-69.4114074707031" calcext:value-type="float">
            <text:p>-69,4114074707031</text:p>
          </table:table-cell>
          <table:table-cell office:value-type="float" office:value="-69.4253082275391" calcext:value-type="float">
            <text:p>-69,4253082275391</text:p>
          </table:table-cell>
          <table:table-cell office:value-type="float" office:value="-69.4169845581055" calcext:value-type="float">
            <text:p>-69,4169845581055</text:p>
          </table:table-cell>
          <table:table-cell office:value-type="float" office:value="-69.460090637207" calcext:value-type="float">
            <text:p>-69,460090637207</text:p>
          </table:table-cell>
          <table:table-cell office:value-type="float" office:value="-69.4245452880859" calcext:value-type="float">
            <text:p>-69,4245452880859</text:p>
          </table:table-cell>
          <table:table-cell office:value-type="float" office:value="-69.4611434936523" calcext:value-type="float">
            <text:p>-69,4611434936523</text:p>
          </table:table-cell>
          <table:table-cell office:value-type="float" office:value="-69.4871063232422" calcext:value-type="float">
            <text:p>-69,4871063232422</text:p>
          </table:table-cell>
          <table:table-cell office:value-type="float" office:value="-69.4931182861328" calcext:value-type="float">
            <text:p>-69,4931182861328</text:p>
          </table:table-cell>
          <table:table-cell office:value-type="float" office:value="-69.4712142944336" calcext:value-type="float">
            <text:p>-69,4712142944336</text:p>
          </table:table-cell>
          <table:table-cell office:value-type="float" office:value="-69.4363784790039" calcext:value-type="float">
            <text:p>-69,4363784790039</text:p>
          </table:table-cell>
          <table:table-cell office:value-type="float" office:value="-69.4642791748047" calcext:value-type="float">
            <text:p>-69,4642791748047</text:p>
          </table:table-cell>
          <table:table-cell office:value-type="float" office:value="-69.4979782104492" calcext:value-type="float">
            <text:p>-69,4979782104492</text:p>
          </table:table-cell>
          <table:table-cell office:value-type="float" office:value="-69.4988327026367" calcext:value-type="float">
            <text:p>-69,4988327026367</text:p>
          </table:table-cell>
          <table:table-cell office:value-type="float" office:value="-69.4606628417969" calcext:value-type="float">
            <text:p>-69,4606628417969</text:p>
          </table:table-cell>
          <table:table-cell office:value-type="float" office:value="-69.4807281494141" calcext:value-type="float">
            <text:p>-69,4807281494141</text:p>
          </table:table-cell>
          <table:table-cell office:value-type="float" office:value="-69.4309844970703" calcext:value-type="float">
            <text:p>-69,4309844970703</text:p>
          </table:table-cell>
          <table:table-cell office:value-type="float" office:value="-69.4558258056641" calcext:value-type="float">
            <text:p>-69,4558258056641</text:p>
          </table:table-cell>
          <table:table-cell office:value-type="float" office:value="-69.5324859619141" calcext:value-type="float">
            <text:p>-69,5324859619141</text:p>
          </table:table-cell>
          <table:table-cell office:value-type="float" office:value="-69.4813003540039" calcext:value-type="float">
            <text:p>-69,4813003540039</text:p>
          </table:table-cell>
          <table:table-cell office:value-type="float" office:value="-69.4606628417969" calcext:value-type="float">
            <text:p>-69,4606628417969</text:p>
          </table:table-cell>
          <table:table-cell office:value-type="float" office:value="-69.4438705444336" calcext:value-type="float">
            <text:p>-69,4438705444336</text:p>
          </table:table-cell>
          <table:table-cell office:value-type="float" office:value="-69.4565811157227" calcext:value-type="float">
            <text:p>-69,4565811157227</text:p>
          </table:table-cell>
          <table:table-cell office:value-type="float" office:value="-69.4553451538086" calcext:value-type="float">
            <text:p>-69,4553451538086</text:p>
          </table:table-cell>
          <table:table-cell office:value-type="float" office:value="-69.4470901489258" calcext:value-type="float">
            <text:p>-69,4470901489258</text:p>
          </table:table-cell>
          <table:table-cell office:value-type="float" office:value="-69.4450988769531" calcext:value-type="float">
            <text:p>-69,4450988769531</text:p>
          </table:table-cell>
          <table:table-cell office:value-type="float" office:value="-69.4904403686523" calcext:value-type="float">
            <text:p>-69,4904403686523</text:p>
          </table:table-cell>
          <table:table-cell office:value-type="float" office:value="-69.4874954223633" calcext:value-type="float">
            <text:p>-69,4874954223633</text:p>
          </table:table-cell>
          <table:table-cell office:value-type="float" office:value="-69.4406509399414" calcext:value-type="float">
            <text:p>-69,4406509399414</text:p>
          </table:table-cell>
          <table:table-cell office:value-type="float" office:value="-69.4288101196289" calcext:value-type="float">
            <text:p>-69,4288101196289</text:p>
          </table:table-cell>
          <table:table-cell office:value-type="float" office:value="-69.4783477783203" calcext:value-type="float">
            <text:p>-69,4783477783203</text:p>
          </table:table-cell>
          <table:table-cell office:value-type="float" office:value="-69.4870147705078" calcext:value-type="float">
            <text:p>-69,4870147705078</text:p>
          </table:table-cell>
          <table:table-cell office:value-type="float" office:value="-69.4576263427734" calcext:value-type="float">
            <text:p>-69,4576263427734</text:p>
          </table:table-cell>
          <table:table-cell office:value-type="float" office:value="-69.4831161499023" calcext:value-type="float">
            <text:p>-69,4831161499023</text:p>
          </table:table-cell>
          <table:table-cell office:value-type="float" office:value="-69.4509811401367" calcext:value-type="float">
            <text:p>-69,4509811401367</text:p>
          </table:table-cell>
          <table:table-cell office:value-type="float" office:value="-69.4766387939453" calcext:value-type="float">
            <text:p>-69,4766387939453</text:p>
          </table:table-cell>
          <table:table-cell office:value-type="float" office:value="-69.4771118164063" calcext:value-type="float">
            <text:p>-69,4771118164063</text:p>
          </table:table-cell>
          <table:table-cell office:value-type="float" office:value="-69.4783477783203" calcext:value-type="float">
            <text:p>-69,4783477783203</text:p>
          </table:table-cell>
          <table:table-cell office:value-type="float" office:value="-69.4458541870117" calcext:value-type="float">
            <text:p>-69,4458541870117</text:p>
          </table:table-cell>
          <table:table-cell office:value-type="float" office:value="-69.4543991088867" calcext:value-type="float">
            <text:p>-69,4543991088867</text:p>
          </table:table-cell>
          <table:table-cell office:value-type="float" office:value="-69.396125793457" calcext:value-type="float">
            <text:p>-69,396125793457</text:p>
          </table:table-cell>
          <table:table-cell office:value-type="float" office:value="-69.4138641357422" calcext:value-type="float">
            <text:p>-69,4138641357422</text:p>
          </table:table-cell>
          <table:table-cell office:value-type="float" office:value="-69.4358139038086" calcext:value-type="float">
            <text:p>-69,4358139038086</text:p>
          </table:table-cell>
          <table:table-cell office:value-type="float" office:value="-69.4421615600586" calcext:value-type="float">
            <text:p>-69,4421615600586</text:p>
          </table:table-cell>
          <table:table-cell office:value-type="float" office:value="-69.4326934814453" calcext:value-type="float">
            <text:p>-69,4326934814453</text:p>
          </table:table-cell>
          <table:table-cell office:value-type="float" office:value="-69.4384613037109" calcext:value-type="float">
            <text:p>-69,4384613037109</text:p>
          </table:table-cell>
          <table:table-cell office:value-type="float" office:value="-69.4218063354492" calcext:value-type="float">
            <text:p>-69,4218063354492</text:p>
          </table:table-cell>
          <table:table-cell office:value-type="float" office:value="-69.4425430297852" calcext:value-type="float">
            <text:p>-69,4425430297852</text:p>
          </table:table-cell>
          <table:table-cell office:value-type="float" office:value="-69.4500350952148" calcext:value-type="float">
            <text:p>-69,4500350952148</text:p>
          </table:table-cell>
          <table:table-cell office:value-type="float" office:value="-69.4777755737305" calcext:value-type="float">
            <text:p>-69,4777755737305</text:p>
          </table:table-cell>
          <table:table-cell office:value-type="float" office:value="-69.4954071044922" calcext:value-type="float">
            <text:p>-69,4954071044922</text:p>
          </table:table-cell>
          <table:table-cell office:value-type="float" office:value="-69.4496536254883" calcext:value-type="float">
            <text:p>-69,4496536254883</text:p>
          </table:table-cell>
          <table:table-cell office:value-type="float" office:value="-69.4725494384766" calcext:value-type="float">
            <text:p>-69,4725494384766</text:p>
          </table:table-cell>
          <table:table-cell office:value-type="float" office:value="-69.4723587036133" calcext:value-type="float">
            <text:p>-69,4723587036133</text:p>
          </table:table-cell>
          <table:table-cell office:value-type="float" office:value="-69.4692153930664" calcext:value-type="float">
            <text:p>-69,4692153930664</text:p>
          </table:table-cell>
          <table:table-cell office:value-type="float" office:value="-69.4366683959961" calcext:value-type="float">
            <text:p>-69,4366683959961</text:p>
          </table:table-cell>
          <table:table-cell office:value-type="float" office:value="-69.4513626098633" calcext:value-type="float">
            <text:p>-69,4513626098633</text:p>
          </table:table-cell>
          <table:table-cell office:value-type="float" office:value="-69.430419921875" calcext:value-type="float">
            <text:p>-69,430419921875</text:p>
          </table:table-cell>
          <table:table-cell office:value-type="float" office:value="-69.4374237060547" calcext:value-type="float">
            <text:p>-69,4374237060547</text:p>
          </table:table-cell>
          <table:table-cell office:value-type="float" office:value="-69.5041885375977" calcext:value-type="float">
            <text:p>-69,5041885375977</text:p>
          </table:table-cell>
          <table:table-cell office:value-type="float" office:value="-69.4568634033203" calcext:value-type="float">
            <text:p>-69,4568634033203</text:p>
          </table:table-cell>
          <table:table-cell office:value-type="float" office:value="-69.5019912719727" calcext:value-type="float">
            <text:p>-69,5019912719727</text:p>
          </table:table-cell>
          <table:table-cell office:value-type="float" office:value="-69.4772033691406" calcext:value-type="float">
            <text:p>-69,4772033691406</text:p>
          </table:table-cell>
          <table:table-cell office:value-type="float" office:value="-69.451171875" calcext:value-type="float">
            <text:p>-69,451171875</text:p>
          </table:table-cell>
          <table:table-cell office:value-type="float" office:value="-69.4698867797852" calcext:value-type="float">
            <text:p>-69,4698867797852</text:p>
          </table:table-cell>
          <table:table-cell office:value-type="float" office:value="-69.4467163085938" calcext:value-type="float">
            <text:p>-69,4467163085938</text:p>
          </table:table-cell>
          <table:table-cell office:value-type="float" office:value="-69.4471893310547" calcext:value-type="float">
            <text:p>-69,4471893310547</text:p>
          </table:table-cell>
          <table:table-cell office:value-type="float" office:value="-69.4974136352539" calcext:value-type="float">
            <text:p>-69,4974136352539</text:p>
          </table:table-cell>
          <table:table-cell office:value-type="float" office:value="-69.4556350708008" calcext:value-type="float">
            <text:p>-69,4556350708008</text:p>
          </table:table-cell>
          <table:table-cell office:value-type="float" office:value="-69.5058975219727" calcext:value-type="float">
            <text:p>-69,5058975219727</text:p>
          </table:table-cell>
          <table:table-cell office:value-type="float" office:value="-69.4602813720703" calcext:value-type="float">
            <text:p>-69,4602813720703</text:p>
          </table:table-cell>
          <table:table-cell office:value-type="float" office:value="-69.4088668823242" calcext:value-type="float">
            <text:p>-69,4088668823242</text:p>
          </table:table-cell>
          <table:table-cell office:value-type="float" office:value="-69.4500350952148" calcext:value-type="float">
            <text:p>-69,4500350952148</text:p>
          </table:table-cell>
          <table:table-cell office:value-type="float" office:value="-69.4657974243164" calcext:value-type="float">
            <text:p>-69,4657974243164</text:p>
          </table:table-cell>
          <table:table-cell office:value-type="float" office:value="-69.4429244995117" calcext:value-type="float">
            <text:p>-69,4429244995117</text:p>
          </table:table-cell>
          <table:table-cell office:value-type="float" office:value="-69.4580078125" calcext:value-type="float">
            <text:p>-69,4580078125</text:p>
          </table:table-cell>
          <table:table-cell office:value-type="float" office:value="-69.4416885375977" calcext:value-type="float">
            <text:p>-69,4416885375977</text:p>
          </table:table-cell>
          <table:table-cell office:value-type="float" office:value="-69.6900177001953" calcext:value-type="float">
            <text:p>-69,6900177001953</text:p>
          </table:table-cell>
          <table:table-cell office:value-type="float" office:value="-69.7135620117188" calcext:value-type="float">
            <text:p>-69,7135620117188</text:p>
          </table:table-cell>
          <table:table-cell office:value-type="float" office:value="-69.6963653564453" calcext:value-type="float">
            <text:p>-69,6963653564453</text:p>
          </table:table-cell>
          <table:table-cell office:value-type="float" office:value="-69.7023162841797" calcext:value-type="float">
            <text:p>-69,7023162841797</text:p>
          </table:table-cell>
          <table:table-cell office:value-type="float" office:value="-69.7690811157227" calcext:value-type="float">
            <text:p>-69,7690811157227</text:p>
          </table:table-cell>
          <table:table-cell office:value-type="float" office:value="-69.6940231323242" calcext:value-type="float">
            <text:p>-69,6940231323242</text:p>
          </table:table-cell>
          <table:table-cell office:value-type="float" office:value="-69.7204055786133" calcext:value-type="float">
            <text:p>-69,7204055786133</text:p>
          </table:table-cell>
          <table:table-cell office:value-type="float" office:value="-69.7367630004883" calcext:value-type="float">
            <text:p>-69,7367630004883</text:p>
          </table:table-cell>
          <table:table-cell office:value-type="float" office:value="-69.6897277832031" calcext:value-type="float">
            <text:p>-69,6897277832031</text:p>
          </table:table-cell>
          <table:table-cell office:value-type="float" office:value="-69.7467651367188" calcext:value-type="float">
            <text:p>-69,7467651367188</text:p>
          </table:table-cell>
          <table:table-cell office:value-type="float" office:value="-69.7701721191406" calcext:value-type="float">
            <text:p>-69,7701721191406</text:p>
          </table:table-cell>
          <table:table-cell office:value-type="float" office:value="-69.7562942504883" calcext:value-type="float">
            <text:p>-69,7562942504883</text:p>
          </table:table-cell>
          <table:table-cell office:value-type="float" office:value="-69.7587585449219" calcext:value-type="float">
            <text:p>-69,7587585449219</text:p>
          </table:table-cell>
          <table:table-cell office:value-type="float" office:value="-69.7631759643555" calcext:value-type="float">
            <text:p>-69,7631759643555</text:p>
          </table:table-cell>
          <table:table-cell office:value-type="float" office:value="-69.7920455932617" calcext:value-type="float">
            <text:p>-69,7920455932617</text:p>
          </table:table-cell>
          <table:table-cell office:value-type="float" office:value="-69.7957992553711" calcext:value-type="float">
            <text:p>-69,7957992553711</text:p>
          </table:table-cell>
          <table:table-cell office:value-type="float" office:value="-69.7746963500977" calcext:value-type="float">
            <text:p>-69,7746963500977</text:p>
          </table:table-cell>
          <table:table-cell office:value-type="float" office:value="-69.7460784912109" calcext:value-type="float">
            <text:p>-69,7460784912109</text:p>
          </table:table-cell>
          <table:table-cell office:value-type="float" office:value="-69.7562942504883" calcext:value-type="float">
            <text:p>-69,7562942504883</text:p>
          </table:table-cell>
          <table:table-cell office:value-type="float" office:value="-69.7436294555664" calcext:value-type="float">
            <text:p>-69,7436294555664</text:p>
          </table:table-cell>
          <table:table-cell office:value-type="float" office:value="-69.7133636474609" calcext:value-type="float">
            <text:p>-69,7133636474609</text:p>
          </table:table-cell>
          <table:table-cell office:value-type="float" office:value="-69.7869186401367" calcext:value-type="float">
            <text:p>-69,7869186401367</text:p>
          </table:table-cell>
          <table:table-cell office:value-type="float" office:value="-69.8124008178711" calcext:value-type="float">
            <text:p>-69,8124008178711</text:p>
          </table:table-cell>
          <table:table-cell office:value-type="float" office:value="-69.7591552734375" calcext:value-type="float">
            <text:p>-69,7591552734375</text:p>
          </table:table-cell>
          <table:table-cell office:value-type="float" office:value="-69.7328414916992" calcext:value-type="float">
            <text:p>-69,7328414916992</text:p>
          </table:table-cell>
          <table:table-cell office:value-type="float" office:value="-69.7580642700195" calcext:value-type="float">
            <text:p>-69,7580642700195</text:p>
          </table:table-cell>
          <table:table-cell office:value-type="float" office:value="-69.7464752197266" calcext:value-type="float">
            <text:p>-69,7464752197266</text:p>
          </table:table-cell>
          <table:table-cell office:value-type="float" office:value="-69.7505035400391" calcext:value-type="float">
            <text:p>-69,7505035400391</text:p>
          </table:table-cell>
          <table:table-cell office:value-type="float" office:value="-69.712287902832" calcext:value-type="float">
            <text:p>-69,712287902832</text:p>
          </table:table-cell>
          <table:table-cell office:value-type="float" office:value="-69.7554168701172" calcext:value-type="float">
            <text:p>-69,7554168701172</text:p>
          </table:table-cell>
          <table:table-cell office:value-type="float" office:value="-69.7750930786133" calcext:value-type="float">
            <text:p>-69,7750930786133</text:p>
          </table:table-cell>
          <table:table-cell office:value-type="float" office:value="-69.7420654296875" calcext:value-type="float">
            <text:p>-69,7420654296875</text:p>
          </table:table-cell>
          <table:table-cell office:value-type="float" office:value="-69.7892761230469" calcext:value-type="float">
            <text:p>-69,7892761230469</text:p>
          </table:table-cell>
          <table:table-cell office:value-type="float" office:value="-69.7659378051758" calcext:value-type="float">
            <text:p>-69,7659378051758</text:p>
          </table:table-cell>
          <table:table-cell office:value-type="float" office:value="-69.753059387207" calcext:value-type="float">
            <text:p>-69,753059387207</text:p>
          </table:table-cell>
          <table:table-cell office:value-type="float" office:value="-69.7470703125" calcext:value-type="float">
            <text:p>-69,7470703125</text:p>
          </table:table-cell>
          <table:table-cell office:value-type="float" office:value="-69.7128753662109" calcext:value-type="float">
            <text:p>-69,7128753662109</text:p>
          </table:table-cell>
          <table:table-cell office:value-type="float" office:value="-69.7560043334961" calcext:value-type="float">
            <text:p>-69,7560043334961</text:p>
          </table:table-cell>
          <table:table-cell office:value-type="float" office:value="-69.6979217529297" calcext:value-type="float">
            <text:p>-69,6979217529297</text:p>
          </table:table-cell>
          <table:table-cell office:value-type="float" office:value="-69.7088623046875" calcext:value-type="float">
            <text:p>-69,7088623046875</text:p>
          </table:table-cell>
          <table:table-cell office:value-type="float" office:value="-69.7164916992188" calcext:value-type="float">
            <text:p>-69,7164916992188</text:p>
          </table:table-cell>
          <table:table-cell office:value-type="float" office:value="-69.7859344482422" calcext:value-type="float">
            <text:p>-69,7859344482422</text:p>
          </table:table-cell>
          <table:table-cell office:value-type="float" office:value="-69.7666244506836" calcext:value-type="float">
            <text:p>-69,7666244506836</text:p>
          </table:table-cell>
          <table:table-cell office:value-type="float" office:value="-69.7519760131836" calcext:value-type="float">
            <text:p>-69,7519760131836</text:p>
          </table:table-cell>
          <table:table-cell office:value-type="float" office:value="-69.7186431884766" calcext:value-type="float">
            <text:p>-69,7186431884766</text:p>
          </table:table-cell>
          <table:table-cell office:value-type="float" office:value="-69.761116027832" calcext:value-type="float">
            <text:p>-69,761116027832</text:p>
          </table:table-cell>
          <table:table-cell office:value-type="float" office:value="-69.7314682006836" calcext:value-type="float">
            <text:p>-69,7314682006836</text:p>
          </table:table-cell>
          <table:table-cell office:value-type="float" office:value="-69.7126770019531" calcext:value-type="float">
            <text:p>-69,7126770019531</text:p>
          </table:table-cell>
          <table:table-cell office:value-type="float" office:value="-69.7536468505859" calcext:value-type="float">
            <text:p>-69,7536468505859</text:p>
          </table:table-cell>
          <table:table-cell office:value-type="float" office:value="-69.738525390625" calcext:value-type="float">
            <text:p>-69,738525390625</text:p>
          </table:table-cell>
          <table:table-cell office:value-type="float" office:value="-69.7482452392578" calcext:value-type="float">
            <text:p>-69,7482452392578</text:p>
          </table:table-cell>
          <table:table-cell office:value-type="float" office:value="-69.7892761230469" calcext:value-type="float">
            <text:p>-69,7892761230469</text:p>
          </table:table-cell>
          <table:table-cell office:value-type="float" office:value="-69.7493286132813" calcext:value-type="float">
            <text:p>-69,7493286132813</text:p>
          </table:table-cell>
          <table:table-cell office:value-type="float" office:value="-69.7583694458008" calcext:value-type="float">
            <text:p>-69,7583694458008</text:p>
          </table:table-cell>
          <table:table-cell office:value-type="float" office:value="-69.7818908691406" calcext:value-type="float">
            <text:p>-69,7818908691406</text:p>
          </table:table-cell>
          <table:table-cell office:value-type="float" office:value="-69.7582626342773" calcext:value-type="float">
            <text:p>-69,7582626342773</text:p>
          </table:table-cell>
          <table:table-cell office:value-type="float" office:value="-69.7654418945313" calcext:value-type="float">
            <text:p>-69,7654418945313</text:p>
          </table:table-cell>
          <table:table-cell office:value-type="float" office:value="-69.7612152099609" calcext:value-type="float">
            <text:p>-69,7612152099609</text:p>
          </table:table-cell>
          <table:table-cell office:value-type="float" office:value="-69.794319152832" calcext:value-type="float">
            <text:p>-69,794319152832</text:p>
          </table:table-cell>
          <table:table-cell office:value-type="float" office:value="-69.7716445922852" calcext:value-type="float">
            <text:p>-69,7716445922852</text:p>
          </table:table-cell>
          <table:table-cell office:value-type="float" office:value="-69.7098388671875" calcext:value-type="float">
            <text:p>-69,7098388671875</text:p>
          </table:table-cell>
          <table:table-cell office:value-type="float" office:value="-69.7360763549805" calcext:value-type="float">
            <text:p>-69,7360763549805</text:p>
          </table:table-cell>
          <table:table-cell office:value-type="float" office:value="-69.8068542480469" calcext:value-type="float">
            <text:p>-69,8068542480469</text:p>
          </table:table-cell>
          <table:table-cell office:value-type="float" office:value="-69.7920455932617" calcext:value-type="float">
            <text:p>-69,7920455932617</text:p>
          </table:table-cell>
          <table:table-cell office:value-type="float" office:value="-69.7584686279297" calcext:value-type="float">
            <text:p>-69,7584686279297</text:p>
          </table:table-cell>
          <table:table-cell office:value-type="float" office:value="-69.7396011352539" calcext:value-type="float">
            <text:p>-69,7396011352539</text:p>
          </table:table-cell>
          <table:table-cell office:value-type="float" office:value="-69.750602722168" calcext:value-type="float">
            <text:p>-69,750602722168</text:p>
          </table:table-cell>
          <table:table-cell office:value-type="float" office:value="-69.7468719482422" calcext:value-type="float">
            <text:p>-69,7468719482422</text:p>
          </table:table-cell>
          <table:table-cell office:value-type="float" office:value="-69.7195205688477" calcext:value-type="float">
            <text:p>-69,7195205688477</text:p>
          </table:table-cell>
          <table:table-cell office:value-type="float" office:value="-69.7111053466797" calcext:value-type="float">
            <text:p>-69,7111053466797</text:p>
          </table:table-cell>
          <table:table-cell office:value-type="float" office:value="-69.7838592529297" calcext:value-type="float">
            <text:p>-69,7838592529297</text:p>
          </table:table-cell>
          <table:table-cell office:value-type="float" office:value="-69.7345123291016" calcext:value-type="float">
            <text:p>-69,7345123291016</text:p>
          </table:table-cell>
          <table:table-cell office:value-type="float" office:value="-69.8162612915039" calcext:value-type="float">
            <text:p>-69,8162612915039</text:p>
          </table:table-cell>
          <table:table-cell office:value-type="float" office:value="-69.7630767822266" calcext:value-type="float">
            <text:p>-69,7630767822266</text:p>
          </table:table-cell>
          <table:table-cell office:value-type="float" office:value="-69.7263717651367" calcext:value-type="float">
            <text:p>-69,7263717651367</text:p>
          </table:table-cell>
          <table:table-cell office:value-type="float" office:value="-69.7486419677734" calcext:value-type="float">
            <text:p>-69,7486419677734</text:p>
          </table:table-cell>
          <table:table-cell office:value-type="float" office:value="-69.7604293823242" calcext:value-type="float">
            <text:p>-69,7604293823242</text:p>
          </table:table-cell>
          <table:table-cell office:value-type="float" office:value="-69.8126983642578" calcext:value-type="float">
            <text:p>-69,8126983642578</text:p>
          </table:table-cell>
          <table:table-cell office:value-type="float" office:value="-69.7538452148438" calcext:value-type="float">
            <text:p>-69,7538452148438</text:p>
          </table:table-cell>
          <table:table-cell office:value-type="float" office:value="-69.7576751708984" calcext:value-type="float">
            <text:p>-69,7576751708984</text:p>
          </table:table-cell>
          <table:table-cell office:value-type="float" office:value="-69.7555160522461" calcext:value-type="float">
            <text:p>-69,7555160522461</text:p>
          </table:table-cell>
          <table:table-cell office:value-type="float" office:value="-69.7693862915039" calcext:value-type="float">
            <text:p>-69,7693862915039</text:p>
          </table:table-cell>
          <table:table-cell office:value-type="float" office:value="-69.8034057617188" calcext:value-type="float">
            <text:p>-69,8034057617188</text:p>
          </table:table-cell>
          <table:table-cell office:value-type="float" office:value="-69.7308807373047" calcext:value-type="float">
            <text:p>-69,7308807373047</text:p>
          </table:table-cell>
          <table:table-cell office:value-type="float" office:value="-69.7369613647461" calcext:value-type="float">
            <text:p>-69,7369613647461</text:p>
          </table:table-cell>
          <table:table-cell office:value-type="float" office:value="-69.7903671264648" calcext:value-type="float">
            <text:p>-69,7903671264648</text:p>
          </table:table-cell>
          <table:table-cell office:value-type="float" office:value="-69.7553176879883" calcext:value-type="float">
            <text:p>-69,7553176879883</text:p>
          </table:table-cell>
          <table:table-cell office:value-type="float" office:value="-69.7785339355469" calcext:value-type="float">
            <text:p>-69,7785339355469</text:p>
          </table:table-cell>
          <table:table-cell office:value-type="float" office:value="-69.7547302246094" calcext:value-type="float">
            <text:p>-69,7547302246094</text:p>
          </table:table-cell>
          <table:table-cell office:value-type="float" office:value="-69.7337188720703" calcext:value-type="float">
            <text:p>-69,7337188720703</text:p>
          </table:table-cell>
          <table:table-cell office:value-type="float" office:value="-69.7701721191406" calcext:value-type="float">
            <text:p>-69,7701721191406</text:p>
          </table:table-cell>
          <table:table-cell office:value-type="float" office:value="-69.798957824707" calcext:value-type="float">
            <text:p>-69,798957824707</text:p>
          </table:table-cell>
          <table:table-cell office:value-type="float" office:value="-69.8231811523438" calcext:value-type="float">
            <text:p>-69,8231811523438</text:p>
          </table:table-cell>
          <table:table-cell office:value-type="float" office:value="-69.7760772705078" calcext:value-type="float">
            <text:p>-69,7760772705078</text:p>
          </table:table-cell>
          <table:table-cell office:value-type="float" office:value="-69.3803939819336" calcext:value-type="float">
            <text:p>-69,3803939819336</text:p>
          </table:table-cell>
          <table:table-cell office:value-type="float" office:value="-69.3478012084961" calcext:value-type="float">
            <text:p>-69,3478012084961</text:p>
          </table:table-cell>
          <table:table-cell office:value-type="float" office:value="-69.3487319946289" calcext:value-type="float">
            <text:p>-69,3487319946289</text:p>
          </table:table-cell>
          <table:table-cell office:value-type="float" office:value="-69.3497619628906" calcext:value-type="float">
            <text:p>-69,3497619628906</text:p>
          </table:table-cell>
          <table:table-cell office:value-type="float" office:value="-69.3219604492188" calcext:value-type="float">
            <text:p>-69,3219604492188</text:p>
          </table:table-cell>
          <table:table-cell office:value-type="float" office:value="-69.3482666015625" calcext:value-type="float">
            <text:p>-69,3482666015625</text:p>
          </table:table-cell>
          <table:table-cell office:value-type="float" office:value="-69.3319625854492" calcext:value-type="float">
            <text:p>-69,3319625854492</text:p>
          </table:table-cell>
          <table:table-cell office:value-type="float" office:value="-69.3251419067383" calcext:value-type="float">
            <text:p>-69,3251419067383</text:p>
          </table:table-cell>
          <table:table-cell office:value-type="float" office:value="-69.3314971923828" calcext:value-type="float">
            <text:p>-69,3314971923828</text:p>
          </table:table-cell>
          <table:table-cell office:value-type="float" office:value="-69.3943328857422" calcext:value-type="float">
            <text:p>-69,3943328857422</text:p>
          </table:table-cell>
          <table:table-cell office:value-type="float" office:value="-69.3737106323242" calcext:value-type="float">
            <text:p>-69,3737106323242</text:p>
          </table:table-cell>
          <table:table-cell office:value-type="float" office:value="-69.309440612793" calcext:value-type="float">
            <text:p>-69,309440612793</text:p>
          </table:table-cell>
          <table:table-cell office:value-type="float" office:value="-69.3487319946289" calcext:value-type="float">
            <text:p>-69,3487319946289</text:p>
          </table:table-cell>
          <table:table-cell office:value-type="float" office:value="-69.3730545043945" calcext:value-type="float">
            <text:p>-69,3730545043945</text:p>
          </table:table-cell>
          <table:table-cell office:value-type="float" office:value="-69.3280410766602" calcext:value-type="float">
            <text:p>-69,3280410766602</text:p>
          </table:table-cell>
          <table:table-cell office:value-type="float" office:value="-69.3343048095703" calcext:value-type="float">
            <text:p>-69,3343048095703</text:p>
          </table:table-cell>
          <table:table-cell office:value-type="float" office:value="-69.3204650878906" calcext:value-type="float">
            <text:p>-69,3204650878906</text:p>
          </table:table-cell>
          <table:table-cell office:value-type="float" office:value="-69.3455505371094" calcext:value-type="float">
            <text:p>-69,3455505371094</text:p>
          </table:table-cell>
          <table:table-cell office:value-type="float" office:value="-69.3610229492188" calcext:value-type="float">
            <text:p>-69,3610229492188</text:p>
          </table:table-cell>
          <table:table-cell office:value-type="float" office:value="-69.3539886474609" calcext:value-type="float">
            <text:p>-69,3539886474609</text:p>
          </table:table-cell>
          <table:table-cell office:value-type="float" office:value="-69.3475189208984" calcext:value-type="float">
            <text:p>-69,3475189208984</text:p>
          </table:table-cell>
          <table:table-cell office:value-type="float" office:value="-69.3296279907227" calcext:value-type="float">
            <text:p>-69,3296279907227</text:p>
          </table:table-cell>
          <table:table-cell office:value-type="float" office:value="-69.3773803710938" calcext:value-type="float">
            <text:p>-69,3773803710938</text:p>
          </table:table-cell>
          <table:table-cell office:value-type="float" office:value="-69.3276596069336" calcext:value-type="float">
            <text:p>-69,3276596069336</text:p>
          </table:table-cell>
          <table:table-cell office:value-type="float" office:value="-69.3301849365234" calcext:value-type="float">
            <text:p>-69,3301849365234</text:p>
          </table:table-cell>
          <table:table-cell office:value-type="float" office:value="-69.3407669067383" calcext:value-type="float">
            <text:p>-69,3407669067383</text:p>
          </table:table-cell>
          <table:table-cell office:value-type="float" office:value="-69.3842544555664" calcext:value-type="float">
            <text:p>-69,3842544555664</text:p>
          </table:table-cell>
          <table:table-cell office:value-type="float" office:value="-69.3308410644531" calcext:value-type="float">
            <text:p>-69,3308410644531</text:p>
          </table:table-cell>
          <table:table-cell office:value-type="float" office:value="-69.341796875" calcext:value-type="float">
            <text:p>-69,341796875</text:p>
          </table:table-cell>
          <table:table-cell office:value-type="float" office:value="-69.2718124389648" calcext:value-type="float">
            <text:p>-69,2718124389648</text:p>
          </table:table-cell>
          <table:table-cell office:value-type="float" office:value="-69.3046798706055" calcext:value-type="float">
            <text:p>-69,3046798706055</text:p>
          </table:table-cell>
          <table:table-cell office:value-type="float" office:value="-69.3158798217773" calcext:value-type="float">
            <text:p>-69,3158798217773</text:p>
          </table:table-cell>
          <table:table-cell office:value-type="float" office:value="-69.2958221435547" calcext:value-type="float">
            <text:p>-69,2958221435547</text:p>
          </table:table-cell>
          <table:table-cell office:value-type="float" office:value="-69.3154144287109" calcext:value-type="float">
            <text:p>-69,3154144287109</text:p>
          </table:table-cell>
          <table:table-cell office:value-type="float" office:value="-69.2933044433594" calcext:value-type="float">
            <text:p>-69,2933044433594</text:p>
          </table:table-cell>
          <table:table-cell office:value-type="float" office:value="-69.3491134643555" calcext:value-type="float">
            <text:p>-69,3491134643555</text:p>
          </table:table-cell>
          <table:table-cell office:value-type="float" office:value="-69.3435745239258" calcext:value-type="float">
            <text:p>-69,3435745239258</text:p>
          </table:table-cell>
          <table:table-cell office:value-type="float" office:value="-69.3337478637695" calcext:value-type="float">
            <text:p>-69,3337478637695</text:p>
          </table:table-cell>
          <table:table-cell office:value-type="float" office:value="-69.3348693847656" calcext:value-type="float">
            <text:p>-69,3348693847656</text:p>
          </table:table-cell>
          <table:table-cell office:value-type="float" office:value="-69.3659133911133" calcext:value-type="float">
            <text:p>-69,3659133911133</text:p>
          </table:table-cell>
          <table:table-cell office:value-type="float" office:value="-69.3655395507813" calcext:value-type="float">
            <text:p>-69,3655395507813</text:p>
          </table:table-cell>
          <table:table-cell office:value-type="float" office:value="-69.3259811401367" calcext:value-type="float">
            <text:p>-69,3259811401367</text:p>
          </table:table-cell>
          <table:table-cell office:value-type="float" office:value="-69.3687286376953" calcext:value-type="float">
            <text:p>-69,3687286376953</text:p>
          </table:table-cell>
          <table:table-cell office:value-type="float" office:value="-69.3389892578125" calcext:value-type="float">
            <text:p>-69,3389892578125</text:p>
          </table:table-cell>
          <table:table-cell office:value-type="float" office:value="-69.3676071166992" calcext:value-type="float">
            <text:p>-69,3676071166992</text:p>
          </table:table-cell>
          <table:table-cell office:value-type="float" office:value="-69.3496704101563" calcext:value-type="float">
            <text:p>-69,3496704101563</text:p>
          </table:table-cell>
          <table:table-cell office:value-type="float" office:value="-69.2967529296875" calcext:value-type="float">
            <text:p>-69,2967529296875</text:p>
          </table:table-cell>
          <table:table-cell office:value-type="float" office:value="-69.3625335693359" calcext:value-type="float">
            <text:p>-69,3625335693359</text:p>
          </table:table-cell>
          <table:table-cell office:value-type="float" office:value="-69.4070663452148" calcext:value-type="float">
            <text:p>-69,4070663452148</text:p>
          </table:table-cell>
          <table:table-cell office:value-type="float" office:value="-69.3676071166992" calcext:value-type="float">
            <text:p>-69,3676071166992</text:p>
          </table:table-cell>
          <table:table-cell office:value-type="float" office:value="-69.401496887207" calcext:value-type="float">
            <text:p>-69,401496887207</text:p>
          </table:table-cell>
          <table:table-cell office:value-type="float" office:value="-69.3590545654297" calcext:value-type="float">
            <text:p>-69,3590545654297</text:p>
          </table:table-cell>
          <table:table-cell office:value-type="float" office:value="-69.3731460571289" calcext:value-type="float">
            <text:p>-69,3731460571289</text:p>
          </table:table-cell>
          <table:table-cell office:value-type="float" office:value="-69.3174743652344" calcext:value-type="float">
            <text:p>-69,3174743652344</text:p>
          </table:table-cell>
          <table:table-cell office:value-type="float" office:value="-69.3429260253906" calcext:value-type="float">
            <text:p>-69,3429260253906</text:p>
          </table:table-cell>
          <table:table-cell office:value-type="float" office:value="-69.3573684692383" calcext:value-type="float">
            <text:p>-69,3573684692383</text:p>
          </table:table-cell>
          <table:table-cell office:value-type="float" office:value="-69.3212051391602" calcext:value-type="float">
            <text:p>-69,3212051391602</text:p>
          </table:table-cell>
          <table:table-cell office:value-type="float" office:value="-69.3390808105469" calcext:value-type="float">
            <text:p>-69,3390808105469</text:p>
          </table:table-cell>
          <table:table-cell office:value-type="float" office:value="-69.3384246826172" calcext:value-type="float">
            <text:p>-69,3384246826172</text:p>
          </table:table-cell>
          <table:table-cell office:value-type="float" office:value="-69.3387069702148" calcext:value-type="float">
            <text:p>-69,3387069702148</text:p>
          </table:table-cell>
          <table:table-cell office:value-type="float" office:value="-69.3548278808594" calcext:value-type="float">
            <text:p>-69,3548278808594</text:p>
          </table:table-cell>
          <table:table-cell office:value-type="float" office:value="-69.3689193725586" calcext:value-type="float">
            <text:p>-69,3689193725586</text:p>
          </table:table-cell>
          <table:table-cell office:value-type="float" office:value="-69.34423828125" calcext:value-type="float">
            <text:p>-69,34423828125</text:p>
          </table:table-cell>
          <table:table-cell office:value-type="float" office:value="-69.3539886474609" calcext:value-type="float">
            <text:p>-69,3539886474609</text:p>
          </table:table-cell>
          <table:table-cell office:value-type="float" office:value="-69.3086013793945" calcext:value-type="float">
            <text:p>-69,3086013793945</text:p>
          </table:table-cell>
          <table:table-cell office:value-type="float" office:value="-69.2944259643555" calcext:value-type="float">
            <text:p>-69,2944259643555</text:p>
          </table:table-cell>
          <table:table-cell office:value-type="float" office:value="-69.3384246826172" calcext:value-type="float">
            <text:p>-69,3384246826172</text:p>
          </table:table-cell>
          <table:table-cell office:value-type="float" office:value="-69.3338394165039" calcext:value-type="float">
            <text:p>-69,3338394165039</text:p>
          </table:table-cell>
          <table:table-cell office:value-type="float" office:value="-69.3518295288086" calcext:value-type="float">
            <text:p>-69,3518295288086</text:p>
          </table:table-cell>
          <table:table-cell office:value-type="float" office:value="-69.3256988525391" calcext:value-type="float">
            <text:p>-69,3256988525391</text:p>
          </table:table-cell>
          <table:table-cell office:value-type="float" office:value="-69.3428268432617" calcext:value-type="float">
            <text:p>-69,3428268432617</text:p>
          </table:table-cell>
          <table:table-cell office:value-type="float" office:value="-69.3343963623047" calcext:value-type="float">
            <text:p>-69,3343963623047</text:p>
          </table:table-cell>
          <table:table-cell office:value-type="float" office:value="-69.3180313110352" calcext:value-type="float">
            <text:p>-69,3180313110352</text:p>
          </table:table-cell>
          <table:table-cell office:value-type="float" office:value="-69.357177734375" calcext:value-type="float">
            <text:p>-69,357177734375</text:p>
          </table:table-cell>
          <table:table-cell office:value-type="float" office:value="-69.3515472412109" calcext:value-type="float">
            <text:p>-69,3515472412109</text:p>
          </table:table-cell>
          <table:table-cell office:value-type="float" office:value="-69.3659133911133" calcext:value-type="float">
            <text:p>-69,3659133911133</text:p>
          </table:table-cell>
          <table:table-cell office:value-type="float" office:value="-69.3271942138672" calcext:value-type="float">
            <text:p>-69,3271942138672</text:p>
          </table:table-cell>
          <table:table-cell office:value-type="float" office:value="-69.3766250610352" calcext:value-type="float">
            <text:p>-69,3766250610352</text:p>
          </table:table-cell>
          <table:table-cell office:value-type="float" office:value="-69.3734283447266" calcext:value-type="float">
            <text:p>-69,3734283447266</text:p>
          </table:table-cell>
          <table:table-cell office:value-type="float" office:value="-69.3859481811523" calcext:value-type="float">
            <text:p>-69,3859481811523</text:p>
          </table:table-cell>
          <table:table-cell office:value-type="float" office:value="-69.3832168579102" calcext:value-type="float">
            <text:p>-69,3832168579102</text:p>
          </table:table-cell>
          <table:table-cell office:value-type="float" office:value="-69.3756866455078" calcext:value-type="float">
            <text:p>-69,3756866455078</text:p>
          </table:table-cell>
          <table:table-cell office:value-type="float" office:value="-69.3203659057617" calcext:value-type="float">
            <text:p>-69,3203659057617</text:p>
          </table:table-cell>
          <table:table-cell office:value-type="float" office:value="-69.3367385864258" calcext:value-type="float">
            <text:p>-69,3367385864258</text:p>
          </table:table-cell>
          <table:table-cell office:value-type="float" office:value="-69.3189697265625" calcext:value-type="float">
            <text:p>-69,3189697265625</text:p>
          </table:table-cell>
          <table:table-cell office:value-type="float" office:value="-69.3528594970703" calcext:value-type="float">
            <text:p>-69,3528594970703</text:p>
          </table:table-cell>
          <table:table-cell office:value-type="float" office:value="-69.3481674194336" calcext:value-type="float">
            <text:p>-69,3481674194336</text:p>
          </table:table-cell>
          <table:table-cell office:value-type="float" office:value="-69.3503265380859" calcext:value-type="float">
            <text:p>-69,3503265380859</text:p>
          </table:table-cell>
          <table:table-cell office:value-type="float" office:value="-69.3890609741211" calcext:value-type="float">
            <text:p>-69,3890609741211</text:p>
          </table:table-cell>
          <table:table-cell office:value-type="float" office:value="-69.3876419067383" calcext:value-type="float">
            <text:p>-69,3876419067383</text:p>
          </table:table-cell>
          <table:table-cell office:value-type="float" office:value="-69.3706130981445" calcext:value-type="float">
            <text:p>-69,3706130981445</text:p>
          </table:table-cell>
          <table:table-cell office:value-type="float" office:value="-69.3810501098633" calcext:value-type="float">
            <text:p>-69,3810501098633</text:p>
          </table:table-cell>
          <table:table-cell office:value-type="float" office:value="-69.386604309082" calcext:value-type="float">
            <text:p>-69,386604309082</text:p>
          </table:table-cell>
          <table:table-cell office:value-type="float" office:value="-69.3532333374023" calcext:value-type="float">
            <text:p>-69,3532333374023</text:p>
          </table:table-cell>
          <table:table-cell office:value-type="float" office:value="-69.5671310424805" calcext:value-type="float">
            <text:p>-69,5671310424805</text:p>
          </table:table-cell>
          <table:table-cell office:value-type="float" office:value="-69.7159042358398" calcext:value-type="float">
            <text:p>-69,7159042358398</text:p>
          </table:table-cell>
          <table:table-cell office:value-type="float" office:value="-69.6461486816406" calcext:value-type="float">
            <text:p>-69,6461486816406</text:p>
          </table:table-cell>
          <table:table-cell office:value-type="float" office:value="-69.5995941162109" calcext:value-type="float">
            <text:p>-69,5995941162109</text:p>
          </table:table-cell>
          <table:table-cell office:value-type="float" office:value="-69.6341247558594" calcext:value-type="float">
            <text:p>-69,6341247558594</text:p>
          </table:table-cell>
          <table:table-cell office:value-type="float" office:value="-69.6835784912109" calcext:value-type="float">
            <text:p>-69,6835784912109</text:p>
          </table:table-cell>
          <table:table-cell office:value-type="float" office:value="-69.6537170410156" calcext:value-type="float">
            <text:p>-69,6537170410156</text:p>
          </table:table-cell>
          <table:table-cell office:value-type="float" office:value="-69.6489562988281" calcext:value-type="float">
            <text:p>-69,6489562988281</text:p>
          </table:table-cell>
          <table:table-cell office:value-type="float" office:value="-69.6145706176758" calcext:value-type="float">
            <text:p>-69,6145706176758</text:p>
          </table:table-cell>
          <table:table-cell office:value-type="float" office:value="-69.6342239379883" calcext:value-type="float">
            <text:p>-69,6342239379883</text:p>
          </table:table-cell>
          <table:table-cell office:value-type="float" office:value="-69.6524505615234" calcext:value-type="float">
            <text:p>-69,6524505615234</text:p>
          </table:table-cell>
          <table:table-cell office:value-type="float" office:value="-69.6838836669922" calcext:value-type="float">
            <text:p>-69,6838836669922</text:p>
          </table:table-cell>
          <table:table-cell office:value-type="float" office:value="-69.649543762207" calcext:value-type="float">
            <text:p>-69,649543762207</text:p>
          </table:table-cell>
          <table:table-cell office:value-type="float" office:value="-69.6717071533203" calcext:value-type="float">
            <text:p>-69,6717071533203</text:p>
          </table:table-cell>
          <table:table-cell office:value-type="float" office:value="-69.6184387207031" calcext:value-type="float">
            <text:p>-69,6184387207031</text:p>
          </table:table-cell>
          <table:table-cell office:value-type="float" office:value="-69.6241455078125" calcext:value-type="float">
            <text:p>-69,6241455078125</text:p>
          </table:table-cell>
          <table:table-cell office:value-type="float" office:value="-69.614372253418" calcext:value-type="float">
            <text:p>-69,614372253418</text:p>
          </table:table-cell>
          <table:table-cell office:value-type="float" office:value="-69.6461486816406" calcext:value-type="float">
            <text:p>-69,6461486816406</text:p>
          </table:table-cell>
          <table:table-cell office:value-type="float" office:value="-69.6665496826172" calcext:value-type="float">
            <text:p>-69,6665496826172</text:p>
          </table:table-cell>
          <table:table-cell office:value-type="float" office:value="-69.6342239379883" calcext:value-type="float">
            <text:p>-69,6342239379883</text:p>
          </table:table-cell>
          <table:table-cell office:value-type="float" office:value="-69.661491394043" calcext:value-type="float">
            <text:p>-69,661491394043</text:p>
          </table:table-cell>
          <table:table-cell office:value-type="float" office:value="-69.6347045898438" calcext:value-type="float">
            <text:p>-69,6347045898438</text:p>
          </table:table-cell>
          <table:table-cell office:value-type="float" office:value="-69.6727752685547" calcext:value-type="float">
            <text:p>-69,6727752685547</text:p>
          </table:table-cell>
          <table:table-cell office:value-type="float" office:value="-69.6660614013672" calcext:value-type="float">
            <text:p>-69,6660614013672</text:p>
          </table:table-cell>
          <table:table-cell office:value-type="float" office:value="-69.6803665161133" calcext:value-type="float">
            <text:p>-69,6803665161133</text:p>
          </table:table-cell>
          <table:table-cell office:value-type="float" office:value="-69.6598434448242" calcext:value-type="float">
            <text:p>-69,6598434448242</text:p>
          </table:table-cell>
          <table:table-cell office:value-type="float" office:value="-69.6679077148438" calcext:value-type="float">
            <text:p>-69,6679077148438</text:p>
          </table:table-cell>
          <table:table-cell office:value-type="float" office:value="-69.6925506591797" calcext:value-type="float">
            <text:p>-69,6925506591797</text:p>
          </table:table-cell>
          <table:table-cell office:value-type="float" office:value="-69.6584777832031" calcext:value-type="float">
            <text:p>-69,6584777832031</text:p>
          </table:table-cell>
          <table:table-cell office:value-type="float" office:value="-69.641975402832" calcext:value-type="float">
            <text:p>-69,641975402832</text:p>
          </table:table-cell>
          <table:table-cell office:value-type="float" office:value="-69.6713180541992" calcext:value-type="float">
            <text:p>-69,6713180541992</text:p>
          </table:table-cell>
          <table:table-cell office:value-type="float" office:value="-69.6631469726563" calcext:value-type="float">
            <text:p>-69,6631469726563</text:p>
          </table:table-cell>
          <table:table-cell office:value-type="float" office:value="-69.6665496826172" calcext:value-type="float">
            <text:p>-69,6665496826172</text:p>
          </table:table-cell>
          <table:table-cell office:value-type="float" office:value="-69.713752746582" calcext:value-type="float">
            <text:p>-69,713752746582</text:p>
          </table:table-cell>
          <table:table-cell office:value-type="float" office:value="-69.712287902832" calcext:value-type="float">
            <text:p>-69,712287902832</text:p>
          </table:table-cell>
          <table:table-cell office:value-type="float" office:value="-69.6960678100586" calcext:value-type="float">
            <text:p>-69,6960678100586</text:p>
          </table:table-cell>
          <table:table-cell office:value-type="float" office:value="-69.7340240478516" calcext:value-type="float">
            <text:p>-69,7340240478516</text:p>
          </table:table-cell>
          <table:table-cell office:value-type="float" office:value="-69.6752090454102" calcext:value-type="float">
            <text:p>-69,6752090454102</text:p>
          </table:table-cell>
          <table:table-cell office:value-type="float" office:value="-69.6487655639648" calcext:value-type="float">
            <text:p>-69,6487655639648</text:p>
          </table:table-cell>
          <table:table-cell office:value-type="float" office:value="-69.6468276977539" calcext:value-type="float">
            <text:p>-69,6468276977539</text:p>
          </table:table-cell>
          <table:table-cell office:value-type="float" office:value="-69.6759872436523" calcext:value-type="float">
            <text:p>-69,6759872436523</text:p>
          </table:table-cell>
          <table:table-cell office:value-type="float" office:value="-69.6737518310547" calcext:value-type="float">
            <text:p>-69,6737518310547</text:p>
          </table:table-cell>
          <table:table-cell office:value-type="float" office:value="-69.6774444580078" calcext:value-type="float">
            <text:p>-69,6774444580078</text:p>
          </table:table-cell>
          <table:table-cell office:value-type="float" office:value="-69.689826965332" calcext:value-type="float">
            <text:p>-69,689826965332</text:p>
          </table:table-cell>
          <table:table-cell office:value-type="float" office:value="-69.6721954345703" calcext:value-type="float">
            <text:p>-69,6721954345703</text:p>
          </table:table-cell>
          <table:table-cell office:value-type="float" office:value="-69.687873840332" calcext:value-type="float">
            <text:p>-69,687873840332</text:p>
          </table:table-cell>
          <table:table-cell office:value-type="float" office:value="-69.6910934448242" calcext:value-type="float">
            <text:p>-69,6910934448242</text:p>
          </table:table-cell>
          <table:table-cell office:value-type="float" office:value="-69.687873840332" calcext:value-type="float">
            <text:p>-69,687873840332</text:p>
          </table:table-cell>
          <table:table-cell office:value-type="float" office:value="-69.6884613037109" calcext:value-type="float">
            <text:p>-69,6884613037109</text:p>
          </table:table-cell>
          <table:table-cell office:value-type="float" office:value="-69.6877746582031" calcext:value-type="float">
            <text:p>-69,6877746582031</text:p>
          </table:table-cell>
          <table:table-cell office:value-type="float" office:value="-69.6113815307617" calcext:value-type="float">
            <text:p>-69,6113815307617</text:p>
          </table:table-cell>
          <table:table-cell office:value-type="float" office:value="-69.6167907714844" calcext:value-type="float">
            <text:p>-69,6167907714844</text:p>
          </table:table-cell>
          <table:table-cell office:value-type="float" office:value="-69.6689758300781" calcext:value-type="float">
            <text:p>-69,6689758300781</text:p>
          </table:table-cell>
          <table:table-cell office:value-type="float" office:value="-69.6615905761719" calcext:value-type="float">
            <text:p>-69,6615905761719</text:p>
          </table:table-cell>
          <table:table-cell office:value-type="float" office:value="-69.6622695922852" calcext:value-type="float">
            <text:p>-69,6622695922852</text:p>
          </table:table-cell>
          <table:table-cell office:value-type="float" office:value="-69.6790084838867" calcext:value-type="float">
            <text:p>-69,6790084838867</text:p>
          </table:table-cell>
          <table:table-cell office:value-type="float" office:value="-69.6278228759766" calcext:value-type="float">
            <text:p>-69,6278228759766</text:p>
          </table:table-cell>
          <table:table-cell office:value-type="float" office:value="-69.614372253418" calcext:value-type="float">
            <text:p>-69,614372253418</text:p>
          </table:table-cell>
          <table:table-cell office:value-type="float" office:value="-69.6444931030273" calcext:value-type="float">
            <text:p>-69,6444931030273</text:p>
          </table:table-cell>
          <table:table-cell office:value-type="float" office:value="-69.6612014770508" calcext:value-type="float">
            <text:p>-69,6612014770508</text:p>
          </table:table-cell>
          <table:table-cell office:value-type="float" office:value="-69.6684875488281" calcext:value-type="float">
            <text:p>-69,6684875488281</text:p>
          </table:table-cell>
          <table:table-cell office:value-type="float" office:value="-69.6526489257813" calcext:value-type="float">
            <text:p>-69,6526489257813</text:p>
          </table:table-cell>
          <table:table-cell office:value-type="float" office:value="-69.6675186157227" calcext:value-type="float">
            <text:p>-69,6675186157227</text:p>
          </table:table-cell>
          <table:table-cell office:value-type="float" office:value="-69.6617813110352" calcext:value-type="float">
            <text:p>-69,6617813110352</text:p>
          </table:table-cell>
          <table:table-cell office:value-type="float" office:value="-69.7377471923828" calcext:value-type="float">
            <text:p>-69,7377471923828</text:p>
          </table:table-cell>
          <table:table-cell office:value-type="float" office:value="-69.6995849609375" calcext:value-type="float">
            <text:p>-69,6995849609375</text:p>
          </table:table-cell>
          <table:table-cell office:value-type="float" office:value="-69.7093505859375" calcext:value-type="float">
            <text:p>-69,7093505859375</text:p>
          </table:table-cell>
          <table:table-cell office:value-type="float" office:value="-69.671516418457" calcext:value-type="float">
            <text:p>-69,671516418457</text:p>
          </table:table-cell>
          <table:table-cell office:value-type="float" office:value="-69.6617813110352" calcext:value-type="float">
            <text:p>-69,6617813110352</text:p>
          </table:table-cell>
          <table:table-cell office:value-type="float" office:value="-69.6757965087891" calcext:value-type="float">
            <text:p>-69,6757965087891</text:p>
          </table:table-cell>
          <table:table-cell office:value-type="float" office:value="-69.6674194335938" calcext:value-type="float">
            <text:p>-69,6674194335938</text:p>
          </table:table-cell>
          <table:table-cell office:value-type="float" office:value="-69.6711273193359" calcext:value-type="float">
            <text:p>-69,6711273193359</text:p>
          </table:table-cell>
          <table:table-cell office:value-type="float" office:value="-69.6855392456055" calcext:value-type="float">
            <text:p>-69,6855392456055</text:p>
          </table:table-cell>
          <table:table-cell office:value-type="float" office:value="-69.7067108154297" calcext:value-type="float">
            <text:p>-69,7067108154297</text:p>
          </table:table-cell>
          <table:table-cell office:value-type="float" office:value="-69.72412109375" calcext:value-type="float">
            <text:p>-69,72412109375</text:p>
          </table:table-cell>
          <table:table-cell office:value-type="float" office:value="-69.7389221191406" calcext:value-type="float">
            <text:p>-69,7389221191406</text:p>
          </table:table-cell>
          <table:table-cell office:value-type="float" office:value="-69.7205047607422" calcext:value-type="float">
            <text:p>-69,7205047607422</text:p>
          </table:table-cell>
          <table:table-cell office:value-type="float" office:value="-69.7141418457031" calcext:value-type="float">
            <text:p>-69,7141418457031</text:p>
          </table:table-cell>
          <table:table-cell office:value-type="float" office:value="-69.6933364868164" calcext:value-type="float">
            <text:p>-69,6933364868164</text:p>
          </table:table-cell>
          <table:table-cell office:value-type="float" office:value="-69.7001647949219" calcext:value-type="float">
            <text:p>-69,7001647949219</text:p>
          </table:table-cell>
          <table:table-cell office:value-type="float" office:value="-69.6819229125977" calcext:value-type="float">
            <text:p>-69,6819229125977</text:p>
          </table:table-cell>
          <table:table-cell office:value-type="float" office:value="-69.7074966430664" calcext:value-type="float">
            <text:p>-69,7074966430664</text:p>
          </table:table-cell>
          <table:table-cell office:value-type="float" office:value="-69.7043685913086" calcext:value-type="float">
            <text:p>-69,7043685913086</text:p>
          </table:table-cell>
          <table:table-cell office:value-type="float" office:value="-69.6815338134766" calcext:value-type="float">
            <text:p>-69,6815338134766</text:p>
          </table:table-cell>
          <table:table-cell office:value-type="float" office:value="-69.7042770385742" calcext:value-type="float">
            <text:p>-69,7042770385742</text:p>
          </table:table-cell>
          <table:table-cell office:value-type="float" office:value="-69.661003112793" calcext:value-type="float">
            <text:p>-69,661003112793</text:p>
          </table:table-cell>
          <table:table-cell office:value-type="float" office:value="-69.6784210205078" calcext:value-type="float">
            <text:p>-69,6784210205078</text:p>
          </table:table-cell>
          <table:table-cell office:value-type="float" office:value="-69.7060317993164" calcext:value-type="float">
            <text:p>-69,7060317993164</text:p>
          </table:table-cell>
          <table:table-cell office:value-type="float" office:value="-69.6654739379883" calcext:value-type="float">
            <text:p>-69,6654739379883</text:p>
          </table:table-cell>
          <table:table-cell office:value-type="float" office:value="-69.6862182617188" calcext:value-type="float">
            <text:p>-69,6862182617188</text:p>
          </table:table-cell>
          <table:table-cell office:value-type="float" office:value="-69.6807556152344" calcext:value-type="float">
            <text:p>-69,6807556152344</text:p>
          </table:table-cell>
          <table:table-cell office:value-type="float" office:value="-69.6609115600586" calcext:value-type="float">
            <text:p>-69,6609115600586</text:p>
          </table:table-cell>
          <table:table-cell office:value-type="float" office:value="-69.6732635498047" calcext:value-type="float">
            <text:p>-69,6732635498047</text:p>
          </table:table-cell>
          <table:table-cell office:value-type="float" office:value="-69.6532287597656" calcext:value-type="float">
            <text:p>-69,6532287597656</text:p>
          </table:table-cell>
          <table:table-cell office:value-type="float" office:value="-69.2850189208984" calcext:value-type="float">
            <text:p>-69,2850189208984</text:p>
          </table:table-cell>
          <table:table-cell office:value-type="float" office:value="-69.1542892456055" calcext:value-type="float">
            <text:p>-69,1542892456055</text:p>
          </table:table-cell>
          <table:table-cell office:value-type="float" office:value="-69.1523666381836" calcext:value-type="float">
            <text:p>-69,1523666381836</text:p>
          </table:table-cell>
          <table:table-cell office:value-type="float" office:value="-69.1746673583984" calcext:value-type="float">
            <text:p>-69,1746673583984</text:p>
          </table:table-cell>
          <table:table-cell office:value-type="float" office:value="-69.1934356689453" calcext:value-type="float">
            <text:p>-69,1934356689453</text:p>
          </table:table-cell>
          <table:table-cell office:value-type="float" office:value="-69.2052383422852" calcext:value-type="float">
            <text:p>-69,2052383422852</text:p>
          </table:table-cell>
          <table:table-cell office:value-type="float" office:value="-69.1457672119141" calcext:value-type="float">
            <text:p>-69,1457672119141</text:p>
          </table:table-cell>
          <table:table-cell table:number-columns-repeated="2" office:value-type="float" office:value="-69.1990585327148" calcext:value-type="float">
            <text:p>-69,1990585327148</text:p>
          </table:table-cell>
          <table:table-cell office:value-type="float" office:value="-69.1999816894531" calcext:value-type="float">
            <text:p>-69,1999816894531</text:p>
          </table:table-cell>
          <table:table-cell office:value-type="float" office:value="-69.2290649414063" calcext:value-type="float">
            <text:p>-69,2290649414063</text:p>
          </table:table-cell>
          <table:table-cell office:value-type="float" office:value="-69.1496124267578" calcext:value-type="float">
            <text:p>-69,1496124267578</text:p>
          </table:table-cell>
          <table:table-cell office:value-type="float" office:value="-69.2254638671875" calcext:value-type="float">
            <text:p>-69,2254638671875</text:p>
          </table:table-cell>
          <table:table-cell office:value-type="float" office:value="-69.2337799072266" calcext:value-type="float">
            <text:p>-69,2337799072266</text:p>
          </table:table-cell>
          <table:table-cell office:value-type="float" office:value="-69.2176055908203" calcext:value-type="float">
            <text:p>-69,2176055908203</text:p>
          </table:table-cell>
          <table:table-cell office:value-type="float" office:value="-69.2105865478516" calcext:value-type="float">
            <text:p>-69,2105865478516</text:p>
          </table:table-cell>
          <table:table-cell office:value-type="float" office:value="-69.1847839355469" calcext:value-type="float">
            <text:p>-69,1847839355469</text:p>
          </table:table-cell>
          <table:table-cell office:value-type="float" office:value="-69.1818389892578" calcext:value-type="float">
            <text:p>-69,1818389892578</text:p>
          </table:table-cell>
          <table:table-cell office:value-type="float" office:value="-69.2295303344727" calcext:value-type="float">
            <text:p>-69,2295303344727</text:p>
          </table:table-cell>
          <table:table-cell office:value-type="float" office:value="-69.189567565918" calcext:value-type="float">
            <text:p>-69,189567565918</text:p>
          </table:table-cell>
          <table:table-cell office:value-type="float" office:value="-69.1811065673828" calcext:value-type="float">
            <text:p>-69,1811065673828</text:p>
          </table:table-cell>
          <table:table-cell office:value-type="float" office:value="-69.2237014770508" calcext:value-type="float">
            <text:p>-69,2237014770508</text:p>
          </table:table-cell>
          <table:table-cell office:value-type="float" office:value="-69.2074508666992" calcext:value-type="float">
            <text:p>-69,2074508666992</text:p>
          </table:table-cell>
          <table:table-cell office:value-type="float" office:value="-69.2272186279297" calcext:value-type="float">
            <text:p>-69,2272186279297</text:p>
          </table:table-cell>
          <table:table-cell office:value-type="float" office:value="-69.1748580932617" calcext:value-type="float">
            <text:p>-69,1748580932617</text:p>
          </table:table-cell>
          <table:table-cell office:value-type="float" office:value="-69.1563110351563" calcext:value-type="float">
            <text:p>-69,1563110351563</text:p>
          </table:table-cell>
          <table:table-cell office:value-type="float" office:value="-69.1639251708984" calcext:value-type="float">
            <text:p>-69,1639251708984</text:p>
          </table:table-cell>
          <table:table-cell office:value-type="float" office:value="-69.1816558837891" calcext:value-type="float">
            <text:p>-69,1816558837891</text:p>
          </table:table-cell>
          <table:table-cell office:value-type="float" office:value="-69.1788024902344" calcext:value-type="float">
            <text:p>-69,1788024902344</text:p>
          </table:table-cell>
          <table:table-cell office:value-type="float" office:value="-69.1866226196289" calcext:value-type="float">
            <text:p>-69,1866226196289</text:p>
          </table:table-cell>
          <table:table-cell office:value-type="float" office:value="-69.1298446655273" calcext:value-type="float">
            <text:p>-69,1298446655273</text:p>
          </table:table-cell>
          <table:table-cell office:value-type="float" office:value="-69.1817474365234" calcext:value-type="float">
            <text:p>-69,1817474365234</text:p>
          </table:table-cell>
          <table:table-cell office:value-type="float" office:value="-69.2429504394531" calcext:value-type="float">
            <text:p>-69,2429504394531</text:p>
          </table:table-cell>
          <table:table-cell office:value-type="float" office:value="-69.1964797973633" calcext:value-type="float">
            <text:p>-69,1964797973633</text:p>
          </table:table-cell>
          <table:table-cell office:value-type="float" office:value="-69.229621887207" calcext:value-type="float">
            <text:p>-69,229621887207</text:p>
          </table:table-cell>
          <table:table-cell office:value-type="float" office:value="-69.1820220947266" calcext:value-type="float">
            <text:p>-69,1820220947266</text:p>
          </table:table-cell>
          <table:table-cell office:value-type="float" office:value="-69.1927947998047" calcext:value-type="float">
            <text:p>-69,1927947998047</text:p>
          </table:table-cell>
          <table:table-cell office:value-type="float" office:value="-69.2052383422852" calcext:value-type="float">
            <text:p>-69,2052383422852</text:p>
          </table:table-cell>
          <table:table-cell office:value-type="float" office:value="-69.1986923217773" calcext:value-type="float">
            <text:p>-69,1986923217773</text:p>
          </table:table-cell>
          <table:table-cell office:value-type="float" office:value="-69.1839599609375" calcext:value-type="float">
            <text:p>-69,1839599609375</text:p>
          </table:table-cell>
          <table:table-cell office:value-type="float" office:value="-69.1568603515625" calcext:value-type="float">
            <text:p>-69,1568603515625</text:p>
          </table:table-cell>
          <table:table-cell office:value-type="float" office:value="-69.1950073242188" calcext:value-type="float">
            <text:p>-69,1950073242188</text:p>
          </table:table-cell>
          <table:table-cell office:value-type="float" office:value="-69.1525497436523" calcext:value-type="float">
            <text:p>-69,1525497436523</text:p>
          </table:table-cell>
          <table:table-cell office:value-type="float" office:value="-69.1666793823242" calcext:value-type="float">
            <text:p>-69,1666793823242</text:p>
          </table:table-cell>
          <table:table-cell office:value-type="float" office:value="-69.1785354614258" calcext:value-type="float">
            <text:p>-69,1785354614258</text:p>
          </table:table-cell>
          <table:table-cell office:value-type="float" office:value="-69.1545639038086" calcext:value-type="float">
            <text:p>-69,1545639038086</text:p>
          </table:table-cell>
          <table:table-cell office:value-type="float" office:value="-69.1815643310547" calcext:value-type="float">
            <text:p>-69,1815643310547</text:p>
          </table:table-cell>
          <table:table-cell office:value-type="float" office:value="-69.1918716430664" calcext:value-type="float">
            <text:p>-69,1918716430664</text:p>
          </table:table-cell>
          <table:table-cell office:value-type="float" office:value="-69.1846008300781" calcext:value-type="float">
            <text:p>-69,1846008300781</text:p>
          </table:table-cell>
          <table:table-cell office:value-type="float" office:value="-69.2052383422852" calcext:value-type="float">
            <text:p>-69,2052383422852</text:p>
          </table:table-cell>
          <table:table-cell office:value-type="float" office:value="-69.2367477416992" calcext:value-type="float">
            <text:p>-69,2367477416992</text:p>
          </table:table-cell>
          <table:table-cell office:value-type="float" office:value="-69.1836776733398" calcext:value-type="float">
            <text:p>-69,1836776733398</text:p>
          </table:table-cell>
          <table:table-cell office:value-type="float" office:value="-69.2175140380859" calcext:value-type="float">
            <text:p>-69,2175140380859</text:p>
          </table:table-cell>
          <table:table-cell office:value-type="float" office:value="-69.1666793823242" calcext:value-type="float">
            <text:p>-69,1666793823242</text:p>
          </table:table-cell>
          <table:table-cell office:value-type="float" office:value="-69.1806411743164" calcext:value-type="float">
            <text:p>-69,1806411743164</text:p>
          </table:table-cell>
          <table:table-cell office:value-type="float" office:value="-69.1821212768555" calcext:value-type="float">
            <text:p>-69,1821212768555</text:p>
          </table:table-cell>
          <table:table-cell office:value-type="float" office:value="-69.1663131713867" calcext:value-type="float">
            <text:p>-69,1663131713867</text:p>
          </table:table-cell>
          <table:table-cell office:value-type="float" office:value="-69.1618118286133" calcext:value-type="float">
            <text:p>-69,1618118286133</text:p>
          </table:table-cell>
          <table:table-cell office:value-type="float" office:value="-69.2063446044922" calcext:value-type="float">
            <text:p>-69,2063446044922</text:p>
          </table:table-cell>
          <table:table-cell office:value-type="float" office:value="-69.1604385375977" calcext:value-type="float">
            <text:p>-69,1604385375977</text:p>
          </table:table-cell>
          <table:table-cell office:value-type="float" office:value="-69.1815643310547" calcext:value-type="float">
            <text:p>-69,1815643310547</text:p>
          </table:table-cell>
          <table:table-cell office:value-type="float" office:value="-69.2406311035156" calcext:value-type="float">
            <text:p>-69,2406311035156</text:p>
          </table:table-cell>
          <table:table-cell office:value-type="float" office:value="-69.1922454833984" calcext:value-type="float">
            <text:p>-69,1922454833984</text:p>
          </table:table-cell>
          <table:table-cell office:value-type="float" office:value="-69.2167739868164" calcext:value-type="float">
            <text:p>-69,2167739868164</text:p>
          </table:table-cell>
          <table:table-cell office:value-type="float" office:value="-69.2570419311523" calcext:value-type="float">
            <text:p>-69,2570419311523</text:p>
          </table:table-cell>
          <table:table-cell office:value-type="float" office:value="-69.2051467895508" calcext:value-type="float">
            <text:p>-69,2051467895508</text:p>
          </table:table-cell>
          <table:table-cell office:value-type="float" office:value="-69.2174224853516" calcext:value-type="float">
            <text:p>-69,2174224853516</text:p>
          </table:table-cell>
          <table:table-cell office:value-type="float" office:value="-69.1440277099609" calcext:value-type="float">
            <text:p>-69,1440277099609</text:p>
          </table:table-cell>
          <table:table-cell office:value-type="float" office:value="-69.1881942749023" calcext:value-type="float">
            <text:p>-69,1881942749023</text:p>
          </table:table-cell>
          <table:table-cell office:value-type="float" office:value="-69.1758651733398" calcext:value-type="float">
            <text:p>-69,1758651733398</text:p>
          </table:table-cell>
          <table:table-cell office:value-type="float" office:value="-69.2095718383789" calcext:value-type="float">
            <text:p>-69,2095718383789</text:p>
          </table:table-cell>
          <table:table-cell office:value-type="float" office:value="-69.1767883300781" calcext:value-type="float">
            <text:p>-69,1767883300781</text:p>
          </table:table-cell>
          <table:table-cell office:value-type="float" office:value="-69.1901245117188" calcext:value-type="float">
            <text:p>-69,1901245117188</text:p>
          </table:table-cell>
          <table:table-cell office:value-type="float" office:value="-69.1836776733398" calcext:value-type="float">
            <text:p>-69,1836776733398</text:p>
          </table:table-cell>
          <table:table-cell office:value-type="float" office:value="-69.2172393798828" calcext:value-type="float">
            <text:p>-69,2172393798828</text:p>
          </table:table-cell>
          <table:table-cell office:value-type="float" office:value="-69.1897583007813" calcext:value-type="float">
            <text:p>-69,1897583007813</text:p>
          </table:table-cell>
          <table:table-cell office:value-type="float" office:value="-69.1636505126953" calcext:value-type="float">
            <text:p>-69,1636505126953</text:p>
          </table:table-cell>
          <table:table-cell office:value-type="float" office:value="-69.1865310668945" calcext:value-type="float">
            <text:p>-69,1865310668945</text:p>
          </table:table-cell>
          <table:table-cell office:value-type="float" office:value="-69.1859817504883" calcext:value-type="float">
            <text:p>-69,1859817504883</text:p>
          </table:table-cell>
          <table:table-cell office:value-type="float" office:value="-69.1722793579102" calcext:value-type="float">
            <text:p>-69,1722793579102</text:p>
          </table:table-cell>
          <table:table-cell office:value-type="float" office:value="-69.1800918579102" calcext:value-type="float">
            <text:p>-69,1800918579102</text:p>
          </table:table-cell>
          <table:table-cell office:value-type="float" office:value="-69.1752243041992" calcext:value-type="float">
            <text:p>-69,1752243041992</text:p>
          </table:table-cell>
          <table:table-cell office:value-type="float" office:value="-69.1795425415039" calcext:value-type="float">
            <text:p>-69,1795425415039</text:p>
          </table:table-cell>
          <table:table-cell office:value-type="float" office:value="-69.2009963989258" calcext:value-type="float">
            <text:p>-69,2009963989258</text:p>
          </table:table-cell>
          <table:table-cell office:value-type="float" office:value="-69.1786270141602" calcext:value-type="float">
            <text:p>-69,1786270141602</text:p>
          </table:table-cell>
          <table:table-cell office:value-type="float" office:value="-69.1826705932617" calcext:value-type="float">
            <text:p>-69,1826705932617</text:p>
          </table:table-cell>
          <table:table-cell office:value-type="float" office:value="-69.1409149169922" calcext:value-type="float">
            <text:p>-69,1409149169922</text:p>
          </table:table-cell>
          <table:table-cell office:value-type="float" office:value="-69.1789932250977" calcext:value-type="float">
            <text:p>-69,1789932250977</text:p>
          </table:table-cell>
          <table:table-cell office:value-type="float" office:value="-69.1857986450195" calcext:value-type="float">
            <text:p>-69,1857986450195</text:p>
          </table:table-cell>
          <table:table-cell office:value-type="float" office:value="-69.1785354614258" calcext:value-type="float">
            <text:p>-69,1785354614258</text:p>
          </table:table-cell>
          <table:table-cell office:value-type="float" office:value="-69.188835144043" calcext:value-type="float">
            <text:p>-69,188835144043</text:p>
          </table:table-cell>
          <table:table-cell office:value-type="float" office:value="-69.171272277832" calcext:value-type="float">
            <text:p>-69,171272277832</text:p>
          </table:table-cell>
          <table:table-cell office:value-type="float" office:value="-69.1592407226563" calcext:value-type="float">
            <text:p>-69,1592407226563</text:p>
          </table:table-cell>
          <table:table-cell office:value-type="float" office:value="-69.1868133544922" calcext:value-type="float">
            <text:p>-69,1868133544922</text:p>
          </table:table-cell>
          <table:table-cell office:value-type="float" office:value="-69.4762573242188" calcext:value-type="float">
            <text:p>-69,4762573242188</text:p>
          </table:table-cell>
          <table:table-cell office:value-type="float" office:value="-69.5009384155273" calcext:value-type="float">
            <text:p>-69,5009384155273</text:p>
          </table:table-cell>
          <table:table-cell office:value-type="float" office:value="-69.5077133178711" calcext:value-type="float">
            <text:p>-69,5077133178711</text:p>
          </table:table-cell>
          <table:table-cell office:value-type="float" office:value="-69.4313659667969" calcext:value-type="float">
            <text:p>-69,4313659667969</text:p>
          </table:table-cell>
          <table:table-cell office:value-type="float" office:value="-69.4228439331055" calcext:value-type="float">
            <text:p>-69,4228439331055</text:p>
          </table:table-cell>
          <table:table-cell office:value-type="float" office:value="-69.4725494384766" calcext:value-type="float">
            <text:p>-69,4725494384766</text:p>
          </table:table-cell>
          <table:table-cell office:value-type="float" office:value="-69.5049514770508" calcext:value-type="float">
            <text:p>-69,5049514770508</text:p>
          </table:table-cell>
          <table:table-cell office:value-type="float" office:value="-69.5121154785156" calcext:value-type="float">
            <text:p>-69,5121154785156</text:p>
          </table:table-cell>
          <table:table-cell office:value-type="float" office:value="-69.4952163696289" calcext:value-type="float">
            <text:p>-69,4952163696289</text:p>
          </table:table-cell>
          <table:table-cell office:value-type="float" office:value="-69.5023727416992" calcext:value-type="float">
            <text:p>-69,5023727416992</text:p>
          </table:table-cell>
          <table:table-cell office:value-type="float" office:value="-69.4741592407227" calcext:value-type="float">
            <text:p>-69,4741592407227</text:p>
          </table:table-cell>
          <table:table-cell office:value-type="float" office:value="-69.4840621948242" calcext:value-type="float">
            <text:p>-69,4840621948242</text:p>
          </table:table-cell>
          <table:table-cell office:value-type="float" office:value="-69.4563903808594" calcext:value-type="float">
            <text:p>-69,4563903808594</text:p>
          </table:table-cell>
          <table:table-cell office:value-type="float" office:value="-69.4975051879883" calcext:value-type="float">
            <text:p>-69,4975051879883</text:p>
          </table:table-cell>
          <table:table-cell office:value-type="float" office:value="-69.4442443847656" calcext:value-type="float">
            <text:p>-69,4442443847656</text:p>
          </table:table-cell>
          <table:table-cell office:value-type="float" office:value="-69.4423522949219" calcext:value-type="float">
            <text:p>-69,4423522949219</text:p>
          </table:table-cell>
          <table:table-cell office:value-type="float" office:value="-69.4467163085938" calcext:value-type="float">
            <text:p>-69,4467163085938</text:p>
          </table:table-cell>
          <table:table-cell office:value-type="float" office:value="-69.469123840332" calcext:value-type="float">
            <text:p>-69,469123840332</text:p>
          </table:table-cell>
          <table:table-cell office:value-type="float" office:value="-69.4553451538086" calcext:value-type="float">
            <text:p>-69,4553451538086</text:p>
          </table:table-cell>
          <table:table-cell office:value-type="float" office:value="-69.4471893310547" calcext:value-type="float">
            <text:p>-69,4471893310547</text:p>
          </table:table-cell>
          <table:table-cell office:value-type="float" office:value="-69.4787292480469" calcext:value-type="float">
            <text:p>-69,4787292480469</text:p>
          </table:table-cell>
          <table:table-cell office:value-type="float" office:value="-69.4254989624023" calcext:value-type="float">
            <text:p>-69,4254989624023</text:p>
          </table:table-cell>
          <table:table-cell office:value-type="float" office:value="-69.3967819213867" calcext:value-type="float">
            <text:p>-69,3967819213867</text:p>
          </table:table-cell>
          <table:table-cell office:value-type="float" office:value="-69.3744659423828" calcext:value-type="float">
            <text:p>-69,3744659423828</text:p>
          </table:table-cell>
          <table:table-cell office:value-type="float" office:value="-69.4267272949219" calcext:value-type="float">
            <text:p>-69,4267272949219</text:p>
          </table:table-cell>
          <table:table-cell office:value-type="float" office:value="-69.4285278320313" calcext:value-type="float">
            <text:p>-69,4285278320313</text:p>
          </table:table-cell>
          <table:table-cell office:value-type="float" office:value="-69.4231338500977" calcext:value-type="float">
            <text:p>-69,4231338500977</text:p>
          </table:table-cell>
          <table:table-cell office:value-type="float" office:value="-69.4272918701172" calcext:value-type="float">
            <text:p>-69,4272918701172</text:p>
          </table:table-cell>
          <table:table-cell office:value-type="float" office:value="-69.3857574462891" calcext:value-type="float">
            <text:p>-69,3857574462891</text:p>
          </table:table-cell>
          <table:table-cell office:value-type="float" office:value="-69.4158477783203" calcext:value-type="float">
            <text:p>-69,4158477783203</text:p>
          </table:table-cell>
          <table:table-cell office:value-type="float" office:value="-69.4110336303711" calcext:value-type="float">
            <text:p>-69,4110336303711</text:p>
          </table:table-cell>
          <table:table-cell office:value-type="float" office:value="-69.4717864990234" calcext:value-type="float">
            <text:p>-69,4717864990234</text:p>
          </table:table-cell>
          <table:table-cell office:value-type="float" office:value="-69.4904403686523" calcext:value-type="float">
            <text:p>-69,4904403686523</text:p>
          </table:table-cell>
          <table:table-cell office:value-type="float" office:value="-69.4618072509766" calcext:value-type="float">
            <text:p>-69,4618072509766</text:p>
          </table:table-cell>
          <table:table-cell office:value-type="float" office:value="-69.445671081543" calcext:value-type="float">
            <text:p>-69,445671081543</text:p>
          </table:table-cell>
          <table:table-cell office:value-type="float" office:value="-69.4867324829102" calcext:value-type="float">
            <text:p>-69,4867324829102</text:p>
          </table:table-cell>
          <table:table-cell office:value-type="float" office:value="-69.4366683959961" calcext:value-type="float">
            <text:p>-69,4366683959961</text:p>
          </table:table-cell>
          <table:table-cell office:value-type="float" office:value="-69.4818725585938" calcext:value-type="float">
            <text:p>-69,4818725585938</text:p>
          </table:table-cell>
          <table:table-cell office:value-type="float" office:value="-69.4658889770508" calcext:value-type="float">
            <text:p>-69,4658889770508</text:p>
          </table:table-cell>
          <table:table-cell office:value-type="float" office:value="-69.4288101196289" calcext:value-type="float">
            <text:p>-69,4288101196289</text:p>
          </table:table-cell>
          <table:table-cell office:value-type="float" office:value="-69.4345855712891" calcext:value-type="float">
            <text:p>-69,4345855712891</text:p>
          </table:table-cell>
          <table:table-cell office:value-type="float" office:value="-69.449462890625" calcext:value-type="float">
            <text:p>-69,449462890625</text:p>
          </table:table-cell>
          <table:table-cell office:value-type="float" office:value="-69.4734039306641" calcext:value-type="float">
            <text:p>-69,4734039306641</text:p>
          </table:table-cell>
          <table:table-cell office:value-type="float" office:value="-69.4814910888672" calcext:value-type="float">
            <text:p>-69,4814910888672</text:p>
          </table:table-cell>
          <table:table-cell office:value-type="float" office:value="-69.4711151123047" calcext:value-type="float">
            <text:p>-69,4711151123047</text:p>
          </table:table-cell>
          <table:table-cell office:value-type="float" office:value="-69.4492721557617" calcext:value-type="float">
            <text:p>-69,4492721557617</text:p>
          </table:table-cell>
          <table:table-cell office:value-type="float" office:value="-69.5208129882813" calcext:value-type="float">
            <text:p>-69,5208129882813</text:p>
          </table:table-cell>
          <table:table-cell office:value-type="float" office:value="-69.4722595214844" calcext:value-type="float">
            <text:p>-69,4722595214844</text:p>
          </table:table-cell>
          <table:table-cell office:value-type="float" office:value="-69.501220703125" calcext:value-type="float">
            <text:p>-69,501220703125</text:p>
          </table:table-cell>
          <table:table-cell office:value-type="float" office:value="-69.4677963256836" calcext:value-type="float">
            <text:p>-69,4677963256836</text:p>
          </table:table-cell>
          <table:table-cell office:value-type="float" office:value="-69.3836822509766" calcext:value-type="float">
            <text:p>-69,3836822509766</text:p>
          </table:table-cell>
          <table:table-cell office:value-type="float" office:value="-69.3896179199219" calcext:value-type="float">
            <text:p>-69,3896179199219</text:p>
          </table:table-cell>
          <table:table-cell office:value-type="float" office:value="-69.4392242431641" calcext:value-type="float">
            <text:p>-69,4392242431641</text:p>
          </table:table-cell>
          <table:table-cell office:value-type="float" office:value="-69.4604721069336" calcext:value-type="float">
            <text:p>-69,4604721069336</text:p>
          </table:table-cell>
          <table:table-cell office:value-type="float" office:value="-69.4908218383789" calcext:value-type="float">
            <text:p>-69,4908218383789</text:p>
          </table:table-cell>
          <table:table-cell office:value-type="float" office:value="-69.4996032714844" calcext:value-type="float">
            <text:p>-69,4996032714844</text:p>
          </table:table-cell>
          <table:table-cell office:value-type="float" office:value="-69.4409255981445" calcext:value-type="float">
            <text:p>-69,4409255981445</text:p>
          </table:table-cell>
          <table:table-cell office:value-type="float" office:value="-69.4361953735352" calcext:value-type="float">
            <text:p>-69,4361953735352</text:p>
          </table:table-cell>
          <table:table-cell office:value-type="float" office:value="-69.4510803222656" calcext:value-type="float">
            <text:p>-69,4510803222656</text:p>
          </table:table-cell>
          <table:table-cell office:value-type="float" office:value="-69.4587631225586" calcext:value-type="float">
            <text:p>-69,4587631225586</text:p>
          </table:table-cell>
          <table:table-cell office:value-type="float" office:value="-69.4561080932617" calcext:value-type="float">
            <text:p>-69,4561080932617</text:p>
          </table:table-cell>
          <table:table-cell office:value-type="float" office:value="-69.4564819335938" calcext:value-type="float">
            <text:p>-69,4564819335938</text:p>
          </table:table-cell>
          <table:table-cell office:value-type="float" office:value="-69.4621810913086" calcext:value-type="float">
            <text:p>-69,4621810913086</text:p>
          </table:table-cell>
          <table:table-cell office:value-type="float" office:value="-69.4323120117188" calcext:value-type="float">
            <text:p>-69,4323120117188</text:p>
          </table:table-cell>
          <table:table-cell office:value-type="float" office:value="-69.4191589355469" calcext:value-type="float">
            <text:p>-69,4191589355469</text:p>
          </table:table-cell>
          <table:table-cell office:value-type="float" office:value="-69.4780654907227" calcext:value-type="float">
            <text:p>-69,4780654907227</text:p>
          </table:table-cell>
          <table:table-cell office:value-type="float" office:value="-69.4255905151367" calcext:value-type="float">
            <text:p>-69,4255905151367</text:p>
          </table:table-cell>
          <table:table-cell office:value-type="float" office:value="-69.460090637207" calcext:value-type="float">
            <text:p>-69,460090637207</text:p>
          </table:table-cell>
          <table:table-cell office:value-type="float" office:value="-69.4452896118164" calcext:value-type="float">
            <text:p>-69,4452896118164</text:p>
          </table:table-cell>
          <table:table-cell office:value-type="float" office:value="-69.445671081543" calcext:value-type="float">
            <text:p>-69,445671081543</text:p>
          </table:table-cell>
          <table:table-cell office:value-type="float" office:value="-69.4629440307617" calcext:value-type="float">
            <text:p>-69,4629440307617</text:p>
          </table:table-cell>
          <table:table-cell office:value-type="float" office:value="-69.476921081543" calcext:value-type="float">
            <text:p>-69,476921081543</text:p>
          </table:table-cell>
          <table:table-cell office:value-type="float" office:value="-69.452880859375" calcext:value-type="float">
            <text:p>-69,452880859375</text:p>
          </table:table-cell>
          <table:table-cell office:value-type="float" office:value="-69.5107727050781" calcext:value-type="float">
            <text:p>-69,5107727050781</text:p>
          </table:table-cell>
          <table:table-cell office:value-type="float" office:value="-69.4440536499023" calcext:value-type="float">
            <text:p>-69,4440536499023</text:p>
          </table:table-cell>
          <table:table-cell office:value-type="float" office:value="-69.4325942993164" calcext:value-type="float">
            <text:p>-69,4325942993164</text:p>
          </table:table-cell>
          <table:table-cell office:value-type="float" office:value="-69.4495544433594" calcext:value-type="float">
            <text:p>-69,4495544433594</text:p>
          </table:table-cell>
          <table:table-cell office:value-type="float" office:value="-69.4125442504883" calcext:value-type="float">
            <text:p>-69,4125442504883</text:p>
          </table:table-cell>
          <table:table-cell office:value-type="float" office:value="-69.4641799926758" calcext:value-type="float">
            <text:p>-69,4641799926758</text:p>
          </table:table-cell>
          <table:table-cell office:value-type="float" office:value="-69.480827331543" calcext:value-type="float">
            <text:p>-69,480827331543</text:p>
          </table:table-cell>
          <table:table-cell office:value-type="float" office:value="-69.4753036499023" calcext:value-type="float">
            <text:p>-69,4753036499023</text:p>
          </table:table-cell>
          <table:table-cell office:value-type="float" office:value="-69.4799728393555" calcext:value-type="float">
            <text:p>-69,4799728393555</text:p>
          </table:table-cell>
          <table:table-cell office:value-type="float" office:value="-69.4699783325195" calcext:value-type="float">
            <text:p>-69,4699783325195</text:p>
          </table:table-cell>
          <table:table-cell office:value-type="float" office:value="-69.4524993896484" calcext:value-type="float">
            <text:p>-69,4524993896484</text:p>
          </table:table-cell>
          <table:table-cell office:value-type="float" office:value="-69.4556350708008" calcext:value-type="float">
            <text:p>-69,4556350708008</text:p>
          </table:table-cell>
          <table:table-cell office:value-type="float" office:value="-69.4457702636719" calcext:value-type="float">
            <text:p>-69,4457702636719</text:p>
          </table:table-cell>
          <table:table-cell office:value-type="float" office:value="-69.4461441040039" calcext:value-type="float">
            <text:p>-69,4461441040039</text:p>
          </table:table-cell>
          <table:table-cell office:value-type="float" office:value="-69.4751129150391" calcext:value-type="float">
            <text:p>-69,4751129150391</text:p>
          </table:table-cell>
          <table:table-cell office:value-type="float" office:value="-69.4718780517578" calcext:value-type="float">
            <text:p>-69,4718780517578</text:p>
          </table:table-cell>
          <table:table-cell office:value-type="float" office:value="-69.5026550292969" calcext:value-type="float">
            <text:p>-69,5026550292969</text:p>
          </table:table-cell>
          <table:table-cell office:value-type="float" office:value="-69.4759750366211" calcext:value-type="float">
            <text:p>-69,4759750366211</text:p>
          </table:table-cell>
          <table:table-cell office:value-type="float" office:value="-69.4526901245117" calcext:value-type="float">
            <text:p>-69,4526901245117</text:p>
          </table:table-cell>
          <table:table-cell office:value-type="float" office:value="-69.4579086303711" calcext:value-type="float">
            <text:p>-69,4579086303711</text:p>
          </table:table-cell>
          <table:table-cell office:value-type="float" office:value="-69.5158386230469" calcext:value-type="float">
            <text:p>-69,5158386230469</text:p>
          </table:table-cell>
          <table:table-cell office:value-type="float" office:value="-69.4012145996094" calcext:value-type="float">
            <text:p>-69,4012145996094</text:p>
          </table:table-cell>
          <table:table-cell office:value-type="float" office:value="-69.113037109375" calcext:value-type="float">
            <text:p>-69,113037109375</text:p>
          </table:table-cell>
          <table:table-cell office:value-type="float" office:value="-69.1061019897461" calcext:value-type="float">
            <text:p>-69,1061019897461</text:p>
          </table:table-cell>
          <table:table-cell office:value-type="float" office:value="-69.081787109375" calcext:value-type="float">
            <text:p>-69,081787109375</text:p>
          </table:table-cell>
          <table:table-cell office:value-type="float" office:value="-69.1396255493164" calcext:value-type="float">
            <text:p>-69,1396255493164</text:p>
          </table:table-cell>
          <table:table-cell office:value-type="float" office:value="-69.1474151611328" calcext:value-type="float">
            <text:p>-69,1474151611328</text:p>
          </table:table-cell>
          <table:table-cell office:value-type="float" office:value="-69.1247253417969" calcext:value-type="float">
            <text:p>-69,1247253417969</text:p>
          </table:table-cell>
          <table:table-cell office:value-type="float" office:value="-69.0863342285156" calcext:value-type="float">
            <text:p>-69,0863342285156</text:p>
          </table:table-cell>
          <table:table-cell office:value-type="float" office:value="-69.1111145019531" calcext:value-type="float">
            <text:p>-69,1111145019531</text:p>
          </table:table-cell>
          <table:table-cell office:value-type="float" office:value="-69.0761489868164" calcext:value-type="float">
            <text:p>-69,0761489868164</text:p>
          </table:table-cell>
          <table:table-cell office:value-type="float" office:value="-69.1404495239258" calcext:value-type="float">
            <text:p>-69,1404495239258</text:p>
          </table:table-cell>
          <table:table-cell office:value-type="float" office:value="-69.0547332763672" calcext:value-type="float">
            <text:p>-69,0547332763672</text:p>
          </table:table-cell>
          <table:table-cell office:value-type="float" office:value="-69.0714263916016" calcext:value-type="float">
            <text:p>-69,0714263916016</text:p>
          </table:table-cell>
          <table:table-cell office:value-type="float" office:value="-69.089973449707" calcext:value-type="float">
            <text:p>-69,089973449707</text:p>
          </table:table-cell>
          <table:table-cell office:value-type="float" office:value="-69.0821533203125" calcext:value-type="float">
            <text:p>-69,0821533203125</text:p>
          </table:table-cell>
          <table:table-cell office:value-type="float" office:value="-69.0818786621094" calcext:value-type="float">
            <text:p>-69,0818786621094</text:p>
          </table:table-cell>
          <table:table-cell office:value-type="float" office:value="-69.0850601196289" calcext:value-type="float">
            <text:p>-69,0850601196289</text:p>
          </table:table-cell>
          <table:table-cell office:value-type="float" office:value="-69.0756988525391" calcext:value-type="float">
            <text:p>-69,0756988525391</text:p>
          </table:table-cell>
          <table:table-cell office:value-type="float" office:value="-69.10400390625" calcext:value-type="float">
            <text:p>-69,10400390625</text:p>
          </table:table-cell>
          <table:table-cell office:value-type="float" office:value="-69.0979843139648" calcext:value-type="float">
            <text:p>-69,0979843139648</text:p>
          </table:table-cell>
          <table:table-cell office:value-type="float" office:value="-69.1244506835938" calcext:value-type="float">
            <text:p>-69,1244506835938</text:p>
          </table:table-cell>
          <table:table-cell office:value-type="float" office:value="-69.1399993896484" calcext:value-type="float">
            <text:p>-69,1399993896484</text:p>
          </table:table-cell>
          <table:table-cell office:value-type="float" office:value="-69.1334075927734" calcext:value-type="float">
            <text:p>-69,1334075927734</text:p>
          </table:table-cell>
          <table:table-cell office:value-type="float" office:value="-69.1013565063477" calcext:value-type="float">
            <text:p>-69,1013565063477</text:p>
          </table:table-cell>
          <table:table-cell office:value-type="float" office:value="-69.106559753418" calcext:value-type="float">
            <text:p>-69,106559753418</text:p>
          </table:table-cell>
          <table:table-cell office:value-type="float" office:value="-69.0884323120117" calcext:value-type="float">
            <text:p>-69,0884323120117</text:p>
          </table:table-cell>
          <table:table-cell office:value-type="float" office:value="-69.0873336791992" calcext:value-type="float">
            <text:p>-69,0873336791992</text:p>
          </table:table-cell>
          <table:table-cell office:value-type="float" office:value="-69.0776062011719" calcext:value-type="float">
            <text:p>-69,0776062011719</text:p>
          </table:table-cell>
          <table:table-cell office:value-type="float" office:value="-69.113037109375" calcext:value-type="float">
            <text:p>-69,113037109375</text:p>
          </table:table-cell>
          <table:table-cell office:value-type="float" office:value="-69.1194229125977" calcext:value-type="float">
            <text:p>-69,1194229125977</text:p>
          </table:table-cell>
          <table:table-cell office:value-type="float" office:value="-69.1073760986328" calcext:value-type="float">
            <text:p>-69,1073760986328</text:p>
          </table:table-cell>
          <table:table-cell office:value-type="float" office:value="-69.1532821655273" calcext:value-type="float">
            <text:p>-69,1532821655273</text:p>
          </table:table-cell>
          <table:table-cell office:value-type="float" office:value="-69.1284713745117" calcext:value-type="float">
            <text:p>-69,1284713745117</text:p>
          </table:table-cell>
          <table:table-cell office:value-type="float" office:value="-69.1437530517578" calcext:value-type="float">
            <text:p>-69,1437530517578</text:p>
          </table:table-cell>
          <table:table-cell office:value-type="float" office:value="-69.126823425293" calcext:value-type="float">
            <text:p>-69,126823425293</text:p>
          </table:table-cell>
          <table:table-cell office:value-type="float" office:value="-69.1583251953125" calcext:value-type="float">
            <text:p>-69,1583251953125</text:p>
          </table:table-cell>
          <table:table-cell office:value-type="float" office:value="-69.1398162841797" calcext:value-type="float">
            <text:p>-69,1398162841797</text:p>
          </table:table-cell>
          <table:table-cell office:value-type="float" office:value="-69.1254577636719" calcext:value-type="float">
            <text:p>-69,1254577636719</text:p>
          </table:table-cell>
          <table:table-cell office:value-type="float" office:value="-69.1231689453125" calcext:value-type="float">
            <text:p>-69,1231689453125</text:p>
          </table:table-cell>
          <table:table-cell office:value-type="float" office:value="-69.1279220581055" calcext:value-type="float">
            <text:p>-69,1279220581055</text:p>
          </table:table-cell>
          <table:table-cell office:value-type="float" office:value="-69.1324005126953" calcext:value-type="float">
            <text:p>-69,1324005126953</text:p>
          </table:table-cell>
          <table:table-cell office:value-type="float" office:value="-69.1475982666016" calcext:value-type="float">
            <text:p>-69,1475982666016</text:p>
          </table:table-cell>
          <table:table-cell office:value-type="float" office:value="-69.1136703491211" calcext:value-type="float">
            <text:p>-69,1136703491211</text:p>
          </table:table-cell>
          <table:table-cell office:value-type="float" office:value="-69.1459503173828" calcext:value-type="float">
            <text:p>-69,1459503173828</text:p>
          </table:table-cell>
          <table:table-cell office:value-type="float" office:value="-69.0959854125977" calcext:value-type="float">
            <text:p>-69,0959854125977</text:p>
          </table:table-cell>
          <table:table-cell office:value-type="float" office:value="-69.0608978271484" calcext:value-type="float">
            <text:p>-69,0608978271484</text:p>
          </table:table-cell>
          <table:table-cell office:value-type="float" office:value="-69.1223449707031" calcext:value-type="float">
            <text:p>-69,1223449707031</text:p>
          </table:table-cell>
          <table:table-cell office:value-type="float" office:value="-69.120246887207" calcext:value-type="float">
            <text:p>-69,120246887207</text:p>
          </table:table-cell>
          <table:table-cell office:value-type="float" office:value="-69.1064682006836" calcext:value-type="float">
            <text:p>-69,1064682006836</text:p>
          </table:table-cell>
          <table:table-cell office:value-type="float" office:value="-69.0818786621094" calcext:value-type="float">
            <text:p>-69,0818786621094</text:p>
          </table:table-cell>
          <table:table-cell office:value-type="float" office:value="-69.085334777832" calcext:value-type="float">
            <text:p>-69,085334777832</text:p>
          </table:table-cell>
          <table:table-cell office:value-type="float" office:value="-69.0486602783203" calcext:value-type="float">
            <text:p>-69,0486602783203</text:p>
          </table:table-cell>
          <table:table-cell office:value-type="float" office:value="-69.0606231689453" calcext:value-type="float">
            <text:p>-69,0606231689453</text:p>
          </table:table-cell>
          <table:table-cell office:value-type="float" office:value="-69.0397872924805" calcext:value-type="float">
            <text:p>-69,0397872924805</text:p>
          </table:table-cell>
          <table:table-cell office:value-type="float" office:value="-69.0851516723633" calcext:value-type="float">
            <text:p>-69,0851516723633</text:p>
          </table:table-cell>
          <table:table-cell office:value-type="float" office:value="-69.1087417602539" calcext:value-type="float">
            <text:p>-69,1087417602539</text:p>
          </table:table-cell>
          <table:table-cell office:value-type="float" office:value="-69.0628967285156" calcext:value-type="float">
            <text:p>-69,0628967285156</text:p>
          </table:table-cell>
          <table:table-cell office:value-type="float" office:value="-69.0988082885742" calcext:value-type="float">
            <text:p>-69,0988082885742</text:p>
          </table:table-cell>
          <table:table-cell office:value-type="float" office:value="-69.0807876586914" calcext:value-type="float">
            <text:p>-69,0807876586914</text:p>
          </table:table-cell>
          <table:table-cell office:value-type="float" office:value="-69.1391754150391" calcext:value-type="float">
            <text:p>-69,1391754150391</text:p>
          </table:table-cell>
          <table:table-cell office:value-type="float" office:value="-69.1350555419922" calcext:value-type="float">
            <text:p>-69,1350555419922</text:p>
          </table:table-cell>
          <table:table-cell office:value-type="float" office:value="-69.1492462158203" calcext:value-type="float">
            <text:p>-69,1492462158203</text:p>
          </table:table-cell>
          <table:table-cell office:value-type="float" office:value="-69.1427459716797" calcext:value-type="float">
            <text:p>-69,1427459716797</text:p>
          </table:table-cell>
          <table:table-cell office:value-type="float" office:value="-69.1413726806641" calcext:value-type="float">
            <text:p>-69,1413726806641</text:p>
          </table:table-cell>
          <table:table-cell office:value-type="float" office:value="-69.1559371948242" calcext:value-type="float">
            <text:p>-69,1559371948242</text:p>
          </table:table-cell>
          <table:table-cell office:value-type="float" office:value="-69.1399078369141" calcext:value-type="float">
            <text:p>-69,1399078369141</text:p>
          </table:table-cell>
          <table:table-cell office:value-type="float" office:value="-69.1053695678711" calcext:value-type="float">
            <text:p>-69,1053695678711</text:p>
          </table:table-cell>
          <table:table-cell office:value-type="float" office:value="-69.1000823974609" calcext:value-type="float">
            <text:p>-69,1000823974609</text:p>
          </table:table-cell>
          <table:table-cell office:value-type="float" office:value="-69.0991744995117" calcext:value-type="float">
            <text:p>-69,0991744995117</text:p>
          </table:table-cell>
          <table:table-cell office:value-type="float" office:value="-69.1475067138672" calcext:value-type="float">
            <text:p>-69,1475067138672</text:p>
          </table:table-cell>
          <table:table-cell office:value-type="float" office:value="-69.1174163818359" calcext:value-type="float">
            <text:p>-69,1174163818359</text:p>
          </table:table-cell>
          <table:table-cell office:value-type="float" office:value="-69.1255493164063" calcext:value-type="float">
            <text:p>-69,1255493164063</text:p>
          </table:table-cell>
          <table:table-cell office:value-type="float" office:value="-69.1334991455078" calcext:value-type="float">
            <text:p>-69,1334991455078</text:p>
          </table:table-cell>
          <table:table-cell office:value-type="float" office:value="-69.153923034668" calcext:value-type="float">
            <text:p>-69,153923034668</text:p>
          </table:table-cell>
          <table:table-cell office:value-type="float" office:value="-69.0849685668945" calcext:value-type="float">
            <text:p>-69,0849685668945</text:p>
          </table:table-cell>
          <table:table-cell office:value-type="float" office:value="-69.1223449707031" calcext:value-type="float">
            <text:p>-69,1223449707031</text:p>
          </table:table-cell>
          <table:table-cell office:value-type="float" office:value="-69.1167755126953" calcext:value-type="float">
            <text:p>-69,1167755126953</text:p>
          </table:table-cell>
          <table:table-cell office:value-type="float" office:value="-69.1087417602539" calcext:value-type="float">
            <text:p>-69,1087417602539</text:p>
          </table:table-cell>
          <table:table-cell office:value-type="float" office:value="-69.1369781494141" calcext:value-type="float">
            <text:p>-69,1369781494141</text:p>
          </table:table-cell>
          <table:table-cell office:value-type="float" office:value="-69.0835189819336" calcext:value-type="float">
            <text:p>-69,0835189819336</text:p>
          </table:table-cell>
          <table:table-cell office:value-type="float" office:value="-69.0856094360352" calcext:value-type="float">
            <text:p>-69,0856094360352</text:p>
          </table:table-cell>
          <table:table-cell office:value-type="float" office:value="-69.1151351928711" calcext:value-type="float">
            <text:p>-69,1151351928711</text:p>
          </table:table-cell>
          <table:table-cell office:value-type="float" office:value="-69.1157760620117" calcext:value-type="float">
            <text:p>-69,1157760620117</text:p>
          </table:table-cell>
          <table:table-cell office:value-type="float" office:value="-69.1254577636719" calcext:value-type="float">
            <text:p>-69,1254577636719</text:p>
          </table:table-cell>
          <table:table-cell office:value-type="float" office:value="-69.0680694580078" calcext:value-type="float">
            <text:p>-69,0680694580078</text:p>
          </table:table-cell>
          <table:table-cell office:value-type="float" office:value="-69.0705184936523" calcext:value-type="float">
            <text:p>-69,0705184936523</text:p>
          </table:table-cell>
          <table:table-cell office:value-type="float" office:value="-69.1092910766602" calcext:value-type="float">
            <text:p>-69,1092910766602</text:p>
          </table:table-cell>
          <table:table-cell office:value-type="float" office:value="-69.0777893066406" calcext:value-type="float">
            <text:p>-69,0777893066406</text:p>
          </table:table-cell>
          <table:table-cell office:value-type="float" office:value="-69.0717010498047" calcext:value-type="float">
            <text:p>-69,0717010498047</text:p>
          </table:table-cell>
          <table:table-cell office:value-type="float" office:value="-69.1503448486328" calcext:value-type="float">
            <text:p>-69,1503448486328</text:p>
          </table:table-cell>
          <table:table-cell office:value-type="float" office:value="-69.1289291381836" calcext:value-type="float">
            <text:p>-69,1289291381836</text:p>
          </table:table-cell>
          <table:table-cell office:value-type="float" office:value="-69.0773315429688" calcext:value-type="float">
            <text:p>-69,0773315429688</text:p>
          </table:table-cell>
          <table:table-cell office:value-type="float" office:value="-69.038703918457" calcext:value-type="float">
            <text:p>-69,038703918457</text:p>
          </table:table-cell>
          <table:table-cell office:value-type="float" office:value="-69.0576324462891" calcext:value-type="float">
            <text:p>-69,0576324462891</text:p>
          </table:table-cell>
          <table:table-cell office:value-type="float" office:value="-69.15869140625" calcext:value-type="float">
            <text:p>-69,15869140625</text:p>
          </table:table-cell>
          <table:table-cell office:value-type="float" office:value="-69.4221801757813" calcext:value-type="float">
            <text:p>-69,4221801757813</text:p>
          </table:table-cell>
          <table:table-cell office:value-type="float" office:value="-69.4184036254883" calcext:value-type="float">
            <text:p>-69,4184036254883</text:p>
          </table:table-cell>
          <table:table-cell office:value-type="float" office:value="-69.470458984375" calcext:value-type="float">
            <text:p>-69,470458984375</text:p>
          </table:table-cell>
          <table:table-cell office:value-type="float" office:value="-69.4344863891602" calcext:value-type="float">
            <text:p>-69,4344863891602</text:p>
          </table:table-cell>
          <table:table-cell office:value-type="float" office:value="-69.4261627197266" calcext:value-type="float">
            <text:p>-69,4261627197266</text:p>
          </table:table-cell>
          <table:table-cell office:value-type="float" office:value="-69.4189682006836" calcext:value-type="float">
            <text:p>-69,4189682006836</text:p>
          </table:table-cell>
          <table:table-cell office:value-type="float" office:value="-69.4452896118164" calcext:value-type="float">
            <text:p>-69,4452896118164</text:p>
          </table:table-cell>
          <table:table-cell office:value-type="float" office:value="-69.4797821044922" calcext:value-type="float">
            <text:p>-69,4797821044922</text:p>
          </table:table-cell>
          <table:table-cell office:value-type="float" office:value="-69.4317398071289" calcext:value-type="float">
            <text:p>-69,4317398071289</text:p>
          </table:table-cell>
          <table:table-cell office:value-type="float" office:value="-69.4194488525391" calcext:value-type="float">
            <text:p>-69,4194488525391</text:p>
          </table:table-cell>
          <table:table-cell office:value-type="float" office:value="-69.469123840332" calcext:value-type="float">
            <text:p>-69,469123840332</text:p>
          </table:table-cell>
          <table:table-cell office:value-type="float" office:value="-69.445671081543" calcext:value-type="float">
            <text:p>-69,445671081543</text:p>
          </table:table-cell>
          <table:table-cell office:value-type="float" office:value="-69.4082946777344" calcext:value-type="float">
            <text:p>-69,4082946777344</text:p>
          </table:table-cell>
          <table:table-cell office:value-type="float" office:value="-69.3970718383789" calcext:value-type="float">
            <text:p>-69,3970718383789</text:p>
          </table:table-cell>
          <table:table-cell office:value-type="float" office:value="-69.4557266235352" calcext:value-type="float">
            <text:p>-69,4557266235352</text:p>
          </table:table-cell>
          <table:table-cell office:value-type="float" office:value="-69.4247360229492" calcext:value-type="float">
            <text:p>-69,4247360229492</text:p>
          </table:table-cell>
          <table:table-cell office:value-type="float" office:value="-69.4642791748047" calcext:value-type="float">
            <text:p>-69,4642791748047</text:p>
          </table:table-cell>
          <table:table-cell office:value-type="float" office:value="-69.4814910888672" calcext:value-type="float">
            <text:p>-69,4814910888672</text:p>
          </table:table-cell>
          <table:table-cell office:value-type="float" office:value="-69.4831161499023" calcext:value-type="float">
            <text:p>-69,4831161499023</text:p>
          </table:table-cell>
          <table:table-cell office:value-type="float" office:value="-69.4499359130859" calcext:value-type="float">
            <text:p>-69,4499359130859</text:p>
          </table:table-cell>
          <table:table-cell office:value-type="float" office:value="-69.4484252929688" calcext:value-type="float">
            <text:p>-69,4484252929688</text:p>
          </table:table-cell>
          <table:table-cell office:value-type="float" office:value="-69.4410247802734" calcext:value-type="float">
            <text:p>-69,4410247802734</text:p>
          </table:table-cell>
          <table:table-cell office:value-type="float" office:value="-69.4595260620117" calcext:value-type="float">
            <text:p>-69,4595260620117</text:p>
          </table:table-cell>
          <table:table-cell office:value-type="float" office:value="-69.4330673217773" calcext:value-type="float">
            <text:p>-69,4330673217773</text:p>
          </table:table-cell>
          <table:table-cell office:value-type="float" office:value="-69.4239807128906" calcext:value-type="float">
            <text:p>-69,4239807128906</text:p>
          </table:table-cell>
          <table:table-cell office:value-type="float" office:value="-69.4705505371094" calcext:value-type="float">
            <text:p>-69,4705505371094</text:p>
          </table:table-cell>
          <table:table-cell office:value-type="float" office:value="-69.4409255981445" calcext:value-type="float">
            <text:p>-69,4409255981445</text:p>
          </table:table-cell>
          <table:table-cell office:value-type="float" office:value="-69.4426345825195" calcext:value-type="float">
            <text:p>-69,4426345825195</text:p>
          </table:table-cell>
          <table:table-cell office:value-type="float" office:value="-69.4452896118164" calcext:value-type="float">
            <text:p>-69,4452896118164</text:p>
          </table:table-cell>
          <table:table-cell office:value-type="float" office:value="-69.4565811157227" calcext:value-type="float">
            <text:p>-69,4565811157227</text:p>
          </table:table-cell>
          <table:table-cell office:value-type="float" office:value="-69.4695053100586" calcext:value-type="float">
            <text:p>-69,4695053100586</text:p>
          </table:table-cell>
          <table:table-cell office:value-type="float" office:value="-69.4302291870117" calcext:value-type="float">
            <text:p>-69,4302291870117</text:p>
          </table:table-cell>
          <table:table-cell office:value-type="float" office:value="-69.4089584350586" calcext:value-type="float">
            <text:p>-69,4089584350586</text:p>
          </table:table-cell>
          <table:table-cell office:value-type="float" office:value="-69.4776840209961" calcext:value-type="float">
            <text:p>-69,4776840209961</text:p>
          </table:table-cell>
          <table:table-cell office:value-type="float" office:value="-69.4457702636719" calcext:value-type="float">
            <text:p>-69,4457702636719</text:p>
          </table:table-cell>
          <table:table-cell office:value-type="float" office:value="-69.4492721557617" calcext:value-type="float">
            <text:p>-69,4492721557617</text:p>
          </table:table-cell>
          <table:table-cell office:value-type="float" office:value="-69.4424514770508" calcext:value-type="float">
            <text:p>-69,4424514770508</text:p>
          </table:table-cell>
          <table:table-cell office:value-type="float" office:value="-69.4230346679688" calcext:value-type="float">
            <text:p>-69,4230346679688</text:p>
          </table:table-cell>
          <table:table-cell office:value-type="float" office:value="-69.3699493408203" calcext:value-type="float">
            <text:p>-69,3699493408203</text:p>
          </table:table-cell>
          <table:table-cell office:value-type="float" office:value="-69.3894271850586" calcext:value-type="float">
            <text:p>-69,3894271850586</text:p>
          </table:table-cell>
          <table:table-cell office:value-type="float" office:value="-69.3840637207031" calcext:value-type="float">
            <text:p>-69,3840637207031</text:p>
          </table:table-cell>
          <table:table-cell office:value-type="float" office:value="-69.4277648925781" calcext:value-type="float">
            <text:p>-69,4277648925781</text:p>
          </table:table-cell>
          <table:table-cell office:value-type="float" office:value="-69.4209594726563" calcext:value-type="float">
            <text:p>-69,4209594726563</text:p>
          </table:table-cell>
          <table:table-cell office:value-type="float" office:value="-69.4319305419922" calcext:value-type="float">
            <text:p>-69,4319305419922</text:p>
          </table:table-cell>
          <table:table-cell office:value-type="float" office:value="-69.4059371948242" calcext:value-type="float">
            <text:p>-69,4059371948242</text:p>
          </table:table-cell>
          <table:table-cell office:value-type="float" office:value="-69.4151916503906" calcext:value-type="float">
            <text:p>-69,4151916503906</text:p>
          </table:table-cell>
          <table:table-cell office:value-type="float" office:value="-69.3956527709961" calcext:value-type="float">
            <text:p>-69,3956527709961</text:p>
          </table:table-cell>
          <table:table-cell office:value-type="float" office:value="-69.3906555175781" calcext:value-type="float">
            <text:p>-69,3906555175781</text:p>
          </table:table-cell>
          <table:table-cell office:value-type="float" office:value="-69.4052734375" calcext:value-type="float">
            <text:p>-69,4052734375</text:p>
          </table:table-cell>
          <table:table-cell office:value-type="float" office:value="-69.4613342285156" calcext:value-type="float">
            <text:p>-69,4613342285156</text:p>
          </table:table-cell>
          <table:table-cell office:value-type="float" office:value="-69.4310836791992" calcext:value-type="float">
            <text:p>-69,4310836791992</text:p>
          </table:table-cell>
          <table:table-cell office:value-type="float" office:value="-69.4243621826172" calcext:value-type="float">
            <text:p>-69,4243621826172</text:p>
          </table:table-cell>
          <table:table-cell office:value-type="float" office:value="-69.4429244995117" calcext:value-type="float">
            <text:p>-69,4429244995117</text:p>
          </table:table-cell>
          <table:table-cell office:value-type="float" office:value="-69.4285278320313" calcext:value-type="float">
            <text:p>-69,4285278320313</text:p>
          </table:table-cell>
          <table:table-cell office:value-type="float" office:value="-69.4197311401367" calcext:value-type="float">
            <text:p>-69,4197311401367</text:p>
          </table:table-cell>
          <table:table-cell office:value-type="float" office:value="-69.4389419555664" calcext:value-type="float">
            <text:p>-69,4389419555664</text:p>
          </table:table-cell>
          <table:table-cell office:value-type="float" office:value="-69.4221801757813" calcext:value-type="float">
            <text:p>-69,4221801757813</text:p>
          </table:table-cell>
          <table:table-cell office:value-type="float" office:value="-69.427864074707" calcext:value-type="float">
            <text:p>-69,427864074707</text:p>
          </table:table-cell>
          <table:table-cell office:value-type="float" office:value="-69.4499359130859" calcext:value-type="float">
            <text:p>-69,4499359130859</text:p>
          </table:table-cell>
          <table:table-cell office:value-type="float" office:value="-69.3941421508789" calcext:value-type="float">
            <text:p>-69,3941421508789</text:p>
          </table:table-cell>
          <table:table-cell office:value-type="float" office:value="-69.4375228881836" calcext:value-type="float">
            <text:p>-69,4375228881836</text:p>
          </table:table-cell>
          <table:table-cell office:value-type="float" office:value="-69.4060287475586" calcext:value-type="float">
            <text:p>-69,4060287475586</text:p>
          </table:table-cell>
          <table:table-cell office:value-type="float" office:value="-69.4465255737305" calcext:value-type="float">
            <text:p>-69,4465255737305</text:p>
          </table:table-cell>
          <table:table-cell office:value-type="float" office:value="-69.443962097168" calcext:value-type="float">
            <text:p>-69,443962097168</text:p>
          </table:table-cell>
          <table:table-cell office:value-type="float" office:value="-69.4534530639648" calcext:value-type="float">
            <text:p>-69,4534530639648</text:p>
          </table:table-cell>
          <table:table-cell office:value-type="float" office:value="-69.446044921875" calcext:value-type="float">
            <text:p>-69,446044921875</text:p>
          </table:table-cell>
          <table:table-cell office:value-type="float" office:value="-69.4532623291016" calcext:value-type="float">
            <text:p>-69,4532623291016</text:p>
          </table:table-cell>
          <table:table-cell office:value-type="float" office:value="-69.4410247802734" calcext:value-type="float">
            <text:p>-69,4410247802734</text:p>
          </table:table-cell>
          <table:table-cell office:value-type="float" office:value="-69.4159469604492" calcext:value-type="float">
            <text:p>-69,4159469604492</text:p>
          </table:table-cell>
          <table:table-cell office:value-type="float" office:value="-69.3990478515625" calcext:value-type="float">
            <text:p>-69,3990478515625</text:p>
          </table:table-cell>
          <table:table-cell office:value-type="float" office:value="-69.4384613037109" calcext:value-type="float">
            <text:p>-69,4384613037109</text:p>
          </table:table-cell>
          <table:table-cell office:value-type="float" office:value="-69.4373321533203" calcext:value-type="float">
            <text:p>-69,4373321533203</text:p>
          </table:table-cell>
          <table:table-cell office:value-type="float" office:value="-69.4292831420898" calcext:value-type="float">
            <text:p>-69,4292831420898</text:p>
          </table:table-cell>
          <table:table-cell office:value-type="float" office:value="-69.3707046508789" calcext:value-type="float">
            <text:p>-69,3707046508789</text:p>
          </table:table-cell>
          <table:table-cell office:value-type="float" office:value="-69.423225402832" calcext:value-type="float">
            <text:p>-69,423225402832</text:p>
          </table:table-cell>
          <table:table-cell office:value-type="float" office:value="-69.3849105834961" calcext:value-type="float">
            <text:p>-69,3849105834961</text:p>
          </table:table-cell>
          <table:table-cell office:value-type="float" office:value="-69.362434387207" calcext:value-type="float">
            <text:p>-69,362434387207</text:p>
          </table:table-cell>
          <table:table-cell office:value-type="float" office:value="-69.4342041015625" calcext:value-type="float">
            <text:p>-69,4342041015625</text:p>
          </table:table-cell>
          <table:table-cell office:value-type="float" office:value="-69.4204864501953" calcext:value-type="float">
            <text:p>-69,4204864501953</text:p>
          </table:table-cell>
          <table:table-cell office:value-type="float" office:value="-69.4068832397461" calcext:value-type="float">
            <text:p>-69,4068832397461</text:p>
          </table:table-cell>
          <table:table-cell office:value-type="float" office:value="-69.4584808349609" calcext:value-type="float">
            <text:p>-69,4584808349609</text:p>
          </table:table-cell>
          <table:table-cell table:number-columns-repeated="14888"/>
        </table:table-row>
        <table:table-row table:style-name="ro1">
          <table:table-cell office:value-type="float" office:value="-74.4699935913086" calcext:value-type="float">
            <text:p>-74,4699935913086</text:p>
          </table:table-cell>
          <table:table-cell office:value-type="float" office:value="-74.3469161987305" calcext:value-type="float">
            <text:p>-74,3469161987305</text:p>
          </table:table-cell>
          <table:table-cell office:value-type="float" office:value="-74.3704605102539" calcext:value-type="float">
            <text:p>-74,3704605102539</text:p>
          </table:table-cell>
          <table:table-cell office:value-type="float" office:value="-74.3434219360352" calcext:value-type="float">
            <text:p>-74,3434219360352</text:p>
          </table:table-cell>
          <table:table-cell office:value-type="float" office:value="-74.418571472168" calcext:value-type="float">
            <text:p>-74,418571472168</text:p>
          </table:table-cell>
          <table:table-cell office:value-type="float" office:value="-74.439094543457" calcext:value-type="float">
            <text:p>-74,439094543457</text:p>
          </table:table-cell>
          <table:table-cell office:value-type="float" office:value="-74.406982421875" calcext:value-type="float">
            <text:p>-74,406982421875</text:p>
          </table:table-cell>
          <table:table-cell office:value-type="float" office:value="-74.46728515625" calcext:value-type="float">
            <text:p>-74,46728515625</text:p>
          </table:table-cell>
          <table:table-cell office:value-type="float" office:value="-74.4269790649414" calcext:value-type="float">
            <text:p>-74,4269790649414</text:p>
          </table:table-cell>
          <table:table-cell office:value-type="float" office:value="-74.4409484863281" calcext:value-type="float">
            <text:p>-74,4409484863281</text:p>
          </table:table-cell>
          <table:table-cell office:value-type="float" office:value="-74.3876953125" calcext:value-type="float">
            <text:p>-74,3876953125</text:p>
          </table:table-cell>
          <table:table-cell office:value-type="float" office:value="-74.3902053833008" calcext:value-type="float">
            <text:p>-74,3902053833008</text:p>
          </table:table-cell>
          <table:table-cell office:value-type="float" office:value="-74.3512573242188" calcext:value-type="float">
            <text:p>-74,3512573242188</text:p>
          </table:table-cell>
          <table:table-cell office:value-type="float" office:value="-74.4276504516602" calcext:value-type="float">
            <text:p>-74,4276504516602</text:p>
          </table:table-cell>
          <table:table-cell office:value-type="float" office:value="-74.3562622070313" calcext:value-type="float">
            <text:p>-74,3562622070313</text:p>
          </table:table-cell>
          <table:table-cell office:value-type="float" office:value="-74.3472442626953" calcext:value-type="float">
            <text:p>-74,3472442626953</text:p>
          </table:table-cell>
          <table:table-cell office:value-type="float" office:value="-74.3594360351563" calcext:value-type="float">
            <text:p>-74,3594360351563</text:p>
          </table:table-cell>
          <table:table-cell office:value-type="float" office:value="-74.4370727539063" calcext:value-type="float">
            <text:p>-74,4370727539063</text:p>
          </table:table-cell>
          <table:table-cell office:value-type="float" office:value="-74.4947128295898" calcext:value-type="float">
            <text:p>-74,4947128295898</text:p>
          </table:table-cell>
          <table:table-cell office:value-type="float" office:value="-74.3763122558594" calcext:value-type="float">
            <text:p>-74,3763122558594</text:p>
          </table:table-cell>
          <table:table-cell office:value-type="float" office:value="-74.3510894775391" calcext:value-type="float">
            <text:p>-74,3510894775391</text:p>
          </table:table-cell>
          <table:table-cell office:value-type="float" office:value="-74.3344268798828" calcext:value-type="float">
            <text:p>-74,3344268798828</text:p>
          </table:table-cell>
          <table:table-cell office:value-type="float" office:value="-74.3197860717773" calcext:value-type="float">
            <text:p>-74,3197860717773</text:p>
          </table:table-cell>
          <table:table-cell office:value-type="float" office:value="-74.3500900268555" calcext:value-type="float">
            <text:p>-74,3500900268555</text:p>
          </table:table-cell>
          <table:table-cell office:value-type="float" office:value="-74.3540878295898" calcext:value-type="float">
            <text:p>-74,3540878295898</text:p>
          </table:table-cell>
          <table:table-cell office:value-type="float" office:value="-74.3967437744141" calcext:value-type="float">
            <text:p>-74,3967437744141</text:p>
          </table:table-cell>
          <table:table-cell office:value-type="float" office:value="-74.3259353637695" calcext:value-type="float">
            <text:p>-74,3259353637695</text:p>
          </table:table-cell>
          <table:table-cell office:value-type="float" office:value="-74.3742980957031" calcext:value-type="float">
            <text:p>-74,3742980957031</text:p>
          </table:table-cell>
          <table:table-cell office:value-type="float" office:value="-74.4797973632813" calcext:value-type="float">
            <text:p>-74,4797973632813</text:p>
          </table:table-cell>
          <table:table-cell office:value-type="float" office:value="-74.3505859375" calcext:value-type="float">
            <text:p>-74,3505859375</text:p>
          </table:table-cell>
          <table:table-cell office:value-type="float" office:value="-74.3282699584961" calcext:value-type="float">
            <text:p>-74,3282699584961</text:p>
          </table:table-cell>
          <table:table-cell office:value-type="float" office:value="-74.3494186401367" calcext:value-type="float">
            <text:p>-74,3494186401367</text:p>
          </table:table-cell>
          <table:table-cell office:value-type="float" office:value="-74.352424621582" calcext:value-type="float">
            <text:p>-74,352424621582</text:p>
          </table:table-cell>
          <table:table-cell office:value-type="float" office:value="-74.3475875854492" calcext:value-type="float">
            <text:p>-74,3475875854492</text:p>
          </table:table-cell>
          <table:table-cell office:value-type="float" office:value="-74.3527526855469" calcext:value-type="float">
            <text:p>-74,3527526855469</text:p>
          </table:table-cell>
          <table:table-cell office:value-type="float" office:value="-74.3907089233398" calcext:value-type="float">
            <text:p>-74,3907089233398</text:p>
          </table:table-cell>
          <table:table-cell office:value-type="float" office:value="-74.3407516479492" calcext:value-type="float">
            <text:p>-74,3407516479492</text:p>
          </table:table-cell>
          <table:table-cell office:value-type="float" office:value="-74.3659439086914" calcext:value-type="float">
            <text:p>-74,3659439086914</text:p>
          </table:table-cell>
          <table:table-cell office:value-type="float" office:value="-74.4377517700195" calcext:value-type="float">
            <text:p>-74,4377517700195</text:p>
          </table:table-cell>
          <table:table-cell office:value-type="float" office:value="-74.450569152832" calcext:value-type="float">
            <text:p>-74,450569152832</text:p>
          </table:table-cell>
          <table:table-cell office:value-type="float" office:value="-74.4965744018555" calcext:value-type="float">
            <text:p>-74,4965744018555</text:p>
          </table:table-cell>
          <table:table-cell office:value-type="float" office:value="-74.3732986450195" calcext:value-type="float">
            <text:p>-74,3732986450195</text:p>
          </table:table-cell>
          <table:table-cell office:value-type="float" office:value="-74.3865203857422" calcext:value-type="float">
            <text:p>-74,3865203857422</text:p>
          </table:table-cell>
          <table:table-cell office:value-type="float" office:value="-74.4590072631836" calcext:value-type="float">
            <text:p>-74,4590072631836</text:p>
          </table:table-cell>
          <table:table-cell office:value-type="float" office:value="-74.4377517700195" calcext:value-type="float">
            <text:p>-74,4377517700195</text:p>
          </table:table-cell>
          <table:table-cell office:value-type="float" office:value="-74.4574813842773" calcext:value-type="float">
            <text:p>-74,4574813842773</text:p>
          </table:table-cell>
          <table:table-cell office:value-type="float" office:value="-74.4204177856445" calcext:value-type="float">
            <text:p>-74,4204177856445</text:p>
          </table:table-cell>
          <table:table-cell office:value-type="float" office:value="-74.4552917480469" calcext:value-type="float">
            <text:p>-74,4552917480469</text:p>
          </table:table-cell>
          <table:table-cell office:value-type="float" office:value="-74.4246215820313" calcext:value-type="float">
            <text:p>-74,4246215820313</text:p>
          </table:table-cell>
          <table:table-cell office:value-type="float" office:value="-74.4596786499023" calcext:value-type="float">
            <text:p>-74,4596786499023</text:p>
          </table:table-cell>
          <table:table-cell office:value-type="float" office:value="-74.4364013671875" calcext:value-type="float">
            <text:p>-74,4364013671875</text:p>
          </table:table-cell>
          <table:table-cell office:value-type="float" office:value="-74.3495864868164" calcext:value-type="float">
            <text:p>-74,3495864868164</text:p>
          </table:table-cell>
          <table:table-cell office:value-type="float" office:value="-74.2980422973633" calcext:value-type="float">
            <text:p>-74,2980422973633</text:p>
          </table:table-cell>
          <table:table-cell office:value-type="float" office:value="-74.3734664916992" calcext:value-type="float">
            <text:p>-74,3734664916992</text:p>
          </table:table-cell>
          <table:table-cell office:value-type="float" office:value="-74.374641418457" calcext:value-type="float">
            <text:p>-74,374641418457</text:p>
          </table:table-cell>
          <table:table-cell office:value-type="float" office:value="-74.3694534301758" calcext:value-type="float">
            <text:p>-74,3694534301758</text:p>
          </table:table-cell>
          <table:table-cell office:value-type="float" office:value="-74.3191223144531" calcext:value-type="float">
            <text:p>-74,3191223144531</text:p>
          </table:table-cell>
          <table:table-cell office:value-type="float" office:value="-74.3479156494141" calcext:value-type="float">
            <text:p>-74,3479156494141</text:p>
          </table:table-cell>
          <table:table-cell office:value-type="float" office:value="-74.3654479980469" calcext:value-type="float">
            <text:p>-74,3654479980469</text:p>
          </table:table-cell>
          <table:table-cell office:value-type="float" office:value="-74.2258911132813" calcext:value-type="float">
            <text:p>-74,2258911132813</text:p>
          </table:table-cell>
          <table:table-cell office:value-type="float" office:value="-74.2794952392578" calcext:value-type="float">
            <text:p>-74,2794952392578</text:p>
          </table:table-cell>
          <table:table-cell office:value-type="float" office:value="-74.3701248168945" calcext:value-type="float">
            <text:p>-74,3701248168945</text:p>
          </table:table-cell>
          <table:table-cell office:value-type="float" office:value="-74.3510894775391" calcext:value-type="float">
            <text:p>-74,3510894775391</text:p>
          </table:table-cell>
          <table:table-cell office:value-type="float" office:value="-74.298210144043" calcext:value-type="float">
            <text:p>-74,298210144043</text:p>
          </table:table-cell>
          <table:table-cell office:value-type="float" office:value="-74.4011077880859" calcext:value-type="float">
            <text:p>-74,4011077880859</text:p>
          </table:table-cell>
          <table:table-cell office:value-type="float" office:value="-74.4303359985352" calcext:value-type="float">
            <text:p>-74,4303359985352</text:p>
          </table:table-cell>
          <table:table-cell office:value-type="float" office:value="-74.2988739013672" calcext:value-type="float">
            <text:p>-74,2988739013672</text:p>
          </table:table-cell>
          <table:table-cell office:value-type="float" office:value="-74.3930587768555" calcext:value-type="float">
            <text:p>-74,3930587768555</text:p>
          </table:table-cell>
          <table:table-cell office:value-type="float" office:value="-74.3682861328125" calcext:value-type="float">
            <text:p>-74,3682861328125</text:p>
          </table:table-cell>
          <table:table-cell office:value-type="float" office:value="-74.3823394775391" calcext:value-type="float">
            <text:p>-74,3823394775391</text:p>
          </table:table-cell>
          <table:table-cell office:value-type="float" office:value="-74.3626022338867" calcext:value-type="float">
            <text:p>-74,3626022338867</text:p>
          </table:table-cell>
          <table:table-cell office:value-type="float" office:value="-74.4179000854492" calcext:value-type="float">
            <text:p>-74,4179000854492</text:p>
          </table:table-cell>
          <table:table-cell office:value-type="float" office:value="-74.4197463989258" calcext:value-type="float">
            <text:p>-74,4197463989258</text:p>
          </table:table-cell>
          <table:table-cell office:value-type="float" office:value="-74.4222640991211" calcext:value-type="float">
            <text:p>-74,4222640991211</text:p>
          </table:table-cell>
          <table:table-cell office:value-type="float" office:value="-74.4000930786133" calcext:value-type="float">
            <text:p>-74,4000930786133</text:p>
          </table:table-cell>
          <table:table-cell office:value-type="float" office:value="-74.3947296142578" calcext:value-type="float">
            <text:p>-74,3947296142578</text:p>
          </table:table-cell>
          <table:table-cell office:value-type="float" office:value="-74.3000335693359" calcext:value-type="float">
            <text:p>-74,3000335693359</text:p>
          </table:table-cell>
          <table:table-cell office:value-type="float" office:value="-74.4679641723633" calcext:value-type="float">
            <text:p>-74,4679641723633</text:p>
          </table:table-cell>
          <table:table-cell office:value-type="float" office:value="-74.5247802734375" calcext:value-type="float">
            <text:p>-74,5247802734375</text:p>
          </table:table-cell>
          <table:table-cell office:value-type="float" office:value="-74.4286575317383" calcext:value-type="float">
            <text:p>-74,4286575317383</text:p>
          </table:table-cell>
          <table:table-cell office:value-type="float" office:value="-74.4101715087891" calcext:value-type="float">
            <text:p>-74,4101715087891</text:p>
          </table:table-cell>
          <table:table-cell office:value-type="float" office:value="-74.4006042480469" calcext:value-type="float">
            <text:p>-74,4006042480469</text:p>
          </table:table-cell>
          <table:table-cell office:value-type="float" office:value="-74.3671112060547" calcext:value-type="float">
            <text:p>-74,3671112060547</text:p>
          </table:table-cell>
          <table:table-cell office:value-type="float" office:value="-74.3477554321289" calcext:value-type="float">
            <text:p>-74,3477554321289</text:p>
          </table:table-cell>
          <table:table-cell office:value-type="float" office:value="-74.3315887451172" calcext:value-type="float">
            <text:p>-74,3315887451172</text:p>
          </table:table-cell>
          <table:table-cell office:value-type="float" office:value="-74.3799896240234" calcext:value-type="float">
            <text:p>-74,3799896240234</text:p>
          </table:table-cell>
          <table:table-cell office:value-type="float" office:value="-74.335090637207" calcext:value-type="float">
            <text:p>-74,335090637207</text:p>
          </table:table-cell>
          <table:table-cell office:value-type="float" office:value="-74.4557952880859" calcext:value-type="float">
            <text:p>-74,4557952880859</text:p>
          </table:table-cell>
          <table:table-cell office:value-type="float" office:value="-74.2733764648438" calcext:value-type="float">
            <text:p>-74,2733764648438</text:p>
          </table:table-cell>
          <table:table-cell office:value-type="float" office:value="-74.4220962524414" calcext:value-type="float">
            <text:p>-74,4220962524414</text:p>
          </table:table-cell>
          <table:table-cell office:value-type="float" office:value="-74.3881912231445" calcext:value-type="float">
            <text:p>-74,3881912231445</text:p>
          </table:table-cell>
          <table:table-cell office:value-type="float" office:value="-74.3763122558594" calcext:value-type="float">
            <text:p>-74,3763122558594</text:p>
          </table:table-cell>
          <table:table-cell office:value-type="float" office:value="-74.4369049072266" calcext:value-type="float">
            <text:p>-74,4369049072266</text:p>
          </table:table-cell>
          <table:table-cell office:value-type="float" office:value="-74.3547592163086" calcext:value-type="float">
            <text:p>-74,3547592163086</text:p>
          </table:table-cell>
          <table:table-cell office:value-type="float" office:value="-74.3534164428711" calcext:value-type="float">
            <text:p>-74,3534164428711</text:p>
          </table:table-cell>
          <table:table-cell office:value-type="float" office:value="-74.1279678344727" calcext:value-type="float">
            <text:p>-74,1279678344727</text:p>
          </table:table-cell>
          <table:table-cell office:value-type="float" office:value="-74.0528717041016" calcext:value-type="float">
            <text:p>-74,0528717041016</text:p>
          </table:table-cell>
          <table:table-cell office:value-type="float" office:value="-74.0322570800781" calcext:value-type="float">
            <text:p>-74,0322570800781</text:p>
          </table:table-cell>
          <table:table-cell office:value-type="float" office:value="-74.0033645629883" calcext:value-type="float">
            <text:p>-74,0033645629883</text:p>
          </table:table-cell>
          <table:table-cell office:value-type="float" office:value="-74.018440246582" calcext:value-type="float">
            <text:p>-74,018440246582</text:p>
          </table:table-cell>
          <table:table-cell office:value-type="float" office:value="-74.0011215209961" calcext:value-type="float">
            <text:p>-74,0011215209961</text:p>
          </table:table-cell>
          <table:table-cell office:value-type="float" office:value="-74.0165176391602" calcext:value-type="float">
            <text:p>-74,0165176391602</text:p>
          </table:table-cell>
          <table:table-cell office:value-type="float" office:value="-74.0554428100586" calcext:value-type="float">
            <text:p>-74,0554428100586</text:p>
          </table:table-cell>
          <table:table-cell office:value-type="float" office:value="-73.9724960327148" calcext:value-type="float">
            <text:p>-73,9724960327148</text:p>
          </table:table-cell>
          <table:table-cell office:value-type="float" office:value="-74.0240631103516" calcext:value-type="float">
            <text:p>-74,0240631103516</text:p>
          </table:table-cell>
          <table:table-cell office:value-type="float" office:value="-74.1033020019531" calcext:value-type="float">
            <text:p>-74,1033020019531</text:p>
          </table:table-cell>
          <table:table-cell office:value-type="float" office:value="-74.0451278686523" calcext:value-type="float">
            <text:p>-74,0451278686523</text:p>
          </table:table-cell>
          <table:table-cell office:value-type="float" office:value="-74.1308975219727" calcext:value-type="float">
            <text:p>-74,1308975219727</text:p>
          </table:table-cell>
          <table:table-cell office:value-type="float" office:value="-74.0491561889648" calcext:value-type="float">
            <text:p>-74,0491561889648</text:p>
          </table:table-cell>
          <table:table-cell office:value-type="float" office:value="-74.1230926513672" calcext:value-type="float">
            <text:p>-74,1230926513672</text:p>
          </table:table-cell>
          <table:table-cell office:value-type="float" office:value="-74.0849990844727" calcext:value-type="float">
            <text:p>-74,0849990844727</text:p>
          </table:table-cell>
          <table:table-cell office:value-type="float" office:value="-74.0152359008789" calcext:value-type="float">
            <text:p>-74,0152359008789</text:p>
          </table:table-cell>
          <table:table-cell office:value-type="float" office:value="-74.0890426635742" calcext:value-type="float">
            <text:p>-74,0890426635742</text:p>
          </table:table-cell>
          <table:table-cell office:value-type="float" office:value="-74.0356369018555" calcext:value-type="float">
            <text:p>-74,0356369018555</text:p>
          </table:table-cell>
          <table:table-cell office:value-type="float" office:value="-74.0464248657227" calcext:value-type="float">
            <text:p>-74,0464248657227</text:p>
          </table:table-cell>
          <table:table-cell office:value-type="float" office:value="-74.0906600952148" calcext:value-type="float">
            <text:p>-74,0906600952148</text:p>
          </table:table-cell>
          <table:table-cell office:value-type="float" office:value="-74.0483551025391" calcext:value-type="float">
            <text:p>-74,0483551025391</text:p>
          </table:table-cell>
          <table:table-cell office:value-type="float" office:value="-74.0367660522461" calcext:value-type="float">
            <text:p>-74,0367660522461</text:p>
          </table:table-cell>
          <table:table-cell office:value-type="float" office:value="-74.1143264770508" calcext:value-type="float">
            <text:p>-74,1143264770508</text:p>
          </table:table-cell>
          <table:table-cell office:value-type="float" office:value="-74.1592407226563" calcext:value-type="float">
            <text:p>-74,1592407226563</text:p>
          </table:table-cell>
          <table:table-cell office:value-type="float" office:value="-74.138542175293" calcext:value-type="float">
            <text:p>-74,138542175293</text:p>
          </table:table-cell>
          <table:table-cell office:value-type="float" office:value="-74.1695251464844" calcext:value-type="float">
            <text:p>-74,1695251464844</text:p>
          </table:table-cell>
          <table:table-cell office:value-type="float" office:value="-74.0353164672852" calcext:value-type="float">
            <text:p>-74,0353164672852</text:p>
          </table:table-cell>
          <table:table-cell office:value-type="float" office:value="-73.9547805786133" calcext:value-type="float">
            <text:p>-73,9547805786133</text:p>
          </table:table-cell>
          <table:table-cell office:value-type="float" office:value="-74.0960006713867" calcext:value-type="float">
            <text:p>-74,0960006713867</text:p>
          </table:table-cell>
          <table:table-cell office:value-type="float" office:value="-74.1118850708008" calcext:value-type="float">
            <text:p>-74,1118850708008</text:p>
          </table:table-cell>
          <table:table-cell office:value-type="float" office:value="-74.142448425293" calcext:value-type="float">
            <text:p>-74,142448425293</text:p>
          </table:table-cell>
          <table:table-cell office:value-type="float" office:value="-74.1567916870117" calcext:value-type="float">
            <text:p>-74,1567916870117</text:p>
          </table:table-cell>
          <table:table-cell office:value-type="float" office:value="-74.0785293579102" calcext:value-type="float">
            <text:p>-74,0785293579102</text:p>
          </table:table-cell>
          <table:table-cell office:value-type="float" office:value="-74.0934143066406" calcext:value-type="float">
            <text:p>-74,0934143066406</text:p>
          </table:table-cell>
          <table:table-cell office:value-type="float" office:value="-74.0893630981445" calcext:value-type="float">
            <text:p>-74,0893630981445</text:p>
          </table:table-cell>
          <table:table-cell office:value-type="float" office:value="-74.0948638916016" calcext:value-type="float">
            <text:p>-74,0948638916016</text:p>
          </table:table-cell>
          <table:table-cell office:value-type="float" office:value="-74.1123733520508" calcext:value-type="float">
            <text:p>-74,1123733520508</text:p>
          </table:table-cell>
          <table:table-cell office:value-type="float" office:value="-74.0794982910156" calcext:value-type="float">
            <text:p>-74,0794982910156</text:p>
          </table:table-cell>
          <table:table-cell office:value-type="float" office:value="-74.0150680541992" calcext:value-type="float">
            <text:p>-74,0150680541992</text:p>
          </table:table-cell>
          <table:table-cell office:value-type="float" office:value="-74.0730285644531" calcext:value-type="float">
            <text:p>-74,0730285644531</text:p>
          </table:table-cell>
          <table:table-cell office:value-type="float" office:value="-74.141471862793" calcext:value-type="float">
            <text:p>-74,141471862793</text:p>
          </table:table-cell>
          <table:table-cell office:value-type="float" office:value="-74.0615768432617" calcext:value-type="float">
            <text:p>-74,0615768432617</text:p>
          </table:table-cell>
          <table:table-cell office:value-type="float" office:value="-74.057373046875" calcext:value-type="float">
            <text:p>-74,057373046875</text:p>
          </table:table-cell>
          <table:table-cell office:value-type="float" office:value="-74.046257019043" calcext:value-type="float">
            <text:p>-74,046257019043</text:p>
          </table:table-cell>
          <table:table-cell office:value-type="float" office:value="-74.0749664306641" calcext:value-type="float">
            <text:p>-74,0749664306641</text:p>
          </table:table-cell>
          <table:table-cell office:value-type="float" office:value="-74.0271148681641" calcext:value-type="float">
            <text:p>-74,0271148681641</text:p>
          </table:table-cell>
          <table:table-cell office:value-type="float" office:value="-74.0300064086914" calcext:value-type="float">
            <text:p>-74,0300064086914</text:p>
          </table:table-cell>
          <table:table-cell office:value-type="float" office:value="-74.0141067504883" calcext:value-type="float">
            <text:p>-74,0141067504883</text:p>
          </table:table-cell>
          <table:table-cell office:value-type="float" office:value="-74.0144348144531" calcext:value-type="float">
            <text:p>-74,0144348144531</text:p>
          </table:table-cell>
          <table:table-cell office:value-type="float" office:value="-74.0214996337891" calcext:value-type="float">
            <text:p>-74,0214996337891</text:p>
          </table:table-cell>
          <table:table-cell office:value-type="float" office:value="-73.9982376098633" calcext:value-type="float">
            <text:p>-73,9982376098633</text:p>
          </table:table-cell>
          <table:table-cell office:value-type="float" office:value="-74.0625457763672" calcext:value-type="float">
            <text:p>-74,0625457763672</text:p>
          </table:table-cell>
          <table:table-cell office:value-type="float" office:value="-74.0670547485352" calcext:value-type="float">
            <text:p>-74,0670547485352</text:p>
          </table:table-cell>
          <table:table-cell office:value-type="float" office:value="-74.1141662597656" calcext:value-type="float">
            <text:p>-74,1141662597656</text:p>
          </table:table-cell>
          <table:table-cell office:value-type="float" office:value="-74.0615768432617" calcext:value-type="float">
            <text:p>-74,0615768432617</text:p>
          </table:table-cell>
          <table:table-cell office:value-type="float" office:value="-74.0908203125" calcext:value-type="float">
            <text:p>-74,0908203125</text:p>
          </table:table-cell>
          <table:table-cell office:value-type="float" office:value="-74.0543212890625" calcext:value-type="float">
            <text:p>-74,0543212890625</text:p>
          </table:table-cell>
          <table:table-cell office:value-type="float" office:value="-74.0510940551758" calcext:value-type="float">
            <text:p>-74,0510940551758</text:p>
          </table:table-cell>
          <table:table-cell office:value-type="float" office:value="-74.0593109130859" calcext:value-type="float">
            <text:p>-74,0593109130859</text:p>
          </table:table-cell>
          <table:table-cell office:value-type="float" office:value="-73.9943923950195" calcext:value-type="float">
            <text:p>-73,9943923950195</text:p>
          </table:table-cell>
          <table:table-cell office:value-type="float" office:value="-74.0764236450195" calcext:value-type="float">
            <text:p>-74,0764236450195</text:p>
          </table:table-cell>
          <table:table-cell office:value-type="float" office:value="-74.0709381103516" calcext:value-type="float">
            <text:p>-74,0709381103516</text:p>
          </table:table-cell>
          <table:table-cell office:value-type="float" office:value="-74.1474990844727" calcext:value-type="float">
            <text:p>-74,1474990844727</text:p>
          </table:table-cell>
          <table:table-cell office:value-type="float" office:value="-74.1447296142578" calcext:value-type="float">
            <text:p>-74,1447296142578</text:p>
          </table:table-cell>
          <table:table-cell office:value-type="float" office:value="-74.1323547363281" calcext:value-type="float">
            <text:p>-74,1323547363281</text:p>
          </table:table-cell>
          <table:table-cell office:value-type="float" office:value="-74.1081619262695" calcext:value-type="float">
            <text:p>-74,1081619262695</text:p>
          </table:table-cell>
          <table:table-cell office:value-type="float" office:value="-74.1636428833008" calcext:value-type="float">
            <text:p>-74,1636428833008</text:p>
          </table:table-cell>
          <table:table-cell office:value-type="float" office:value="-74.0953521728516" calcext:value-type="float">
            <text:p>-74,0953521728516</text:p>
          </table:table-cell>
          <table:table-cell office:value-type="float" office:value="-74.0971374511719" calcext:value-type="float">
            <text:p>-74,0971374511719</text:p>
          </table:table-cell>
          <table:table-cell office:value-type="float" office:value="-74.1036224365234" calcext:value-type="float">
            <text:p>-74,1036224365234</text:p>
          </table:table-cell>
          <table:table-cell office:value-type="float" office:value="-74.1535263061523" calcext:value-type="float">
            <text:p>-74,1535263061523</text:p>
          </table:table-cell>
          <table:table-cell office:value-type="float" office:value="-74.0782089233398" calcext:value-type="float">
            <text:p>-74,0782089233398</text:p>
          </table:table-cell>
          <table:table-cell office:value-type="float" office:value="-74.096809387207" calcext:value-type="float">
            <text:p>-74,096809387207</text:p>
          </table:table-cell>
          <table:table-cell office:value-type="float" office:value="-74.0306549072266" calcext:value-type="float">
            <text:p>-74,0306549072266</text:p>
          </table:table-cell>
          <table:table-cell office:value-type="float" office:value="-74.1047592163086" calcext:value-type="float">
            <text:p>-74,1047592163086</text:p>
          </table:table-cell>
          <table:table-cell office:value-type="float" office:value="-74.0610885620117" calcext:value-type="float">
            <text:p>-74,0610885620117</text:p>
          </table:table-cell>
          <table:table-cell office:value-type="float" office:value="-74.1447296142578" calcext:value-type="float">
            <text:p>-74,1447296142578</text:p>
          </table:table-cell>
          <table:table-cell office:value-type="float" office:value="-74.0801467895508" calcext:value-type="float">
            <text:p>-74,0801467895508</text:p>
          </table:table-cell>
          <table:table-cell office:value-type="float" office:value="-73.9600448608398" calcext:value-type="float">
            <text:p>-73,9600448608398</text:p>
          </table:table-cell>
          <table:table-cell office:value-type="float" office:value="-74.0541534423828" calcext:value-type="float">
            <text:p>-74,0541534423828</text:p>
          </table:table-cell>
          <table:table-cell office:value-type="float" office:value="-74.0769119262695" calcext:value-type="float">
            <text:p>-74,0769119262695</text:p>
          </table:table-cell>
          <table:table-cell office:value-type="float" office:value="-73.9256744384766" calcext:value-type="float">
            <text:p>-73,9256744384766</text:p>
          </table:table-cell>
          <table:table-cell office:value-type="float" office:value="-74.1167602539063" calcext:value-type="float">
            <text:p>-74,1167602539063</text:p>
          </table:table-cell>
          <table:table-cell office:value-type="float" office:value="-74.0665740966797" calcext:value-type="float">
            <text:p>-74,0665740966797</text:p>
          </table:table-cell>
          <table:table-cell office:value-type="float" office:value="-73.9490509033203" calcext:value-type="float">
            <text:p>-73,9490509033203</text:p>
          </table:table-cell>
          <table:table-cell office:value-type="float" office:value="-73.9433212280273" calcext:value-type="float">
            <text:p>-73,9433212280273</text:p>
          </table:table-cell>
          <table:table-cell office:value-type="float" office:value="-74.141471862793" calcext:value-type="float">
            <text:p>-74,141471862793</text:p>
          </table:table-cell>
          <table:table-cell office:value-type="float" office:value="-74.0660858154297" calcext:value-type="float">
            <text:p>-74,0660858154297</text:p>
          </table:table-cell>
          <table:table-cell office:value-type="float" office:value="-74.0498046875" calcext:value-type="float">
            <text:p>-74,0498046875</text:p>
          </table:table-cell>
          <table:table-cell office:value-type="float" office:value="-74.0830535888672" calcext:value-type="float">
            <text:p>-74,0830535888672</text:p>
          </table:table-cell>
          <table:table-cell office:value-type="float" office:value="-74.110595703125" calcext:value-type="float">
            <text:p>-74,110595703125</text:p>
          </table:table-cell>
          <table:table-cell office:value-type="float" office:value="-74.03466796875" calcext:value-type="float">
            <text:p>-74,03466796875</text:p>
          </table:table-cell>
          <table:table-cell office:value-type="float" office:value="-74.077392578125" calcext:value-type="float">
            <text:p>-74,077392578125</text:p>
          </table:table-cell>
          <table:table-cell office:value-type="float" office:value="-74.4502258300781" calcext:value-type="float">
            <text:p>-74,4502258300781</text:p>
          </table:table-cell>
          <table:table-cell office:value-type="float" office:value="-74.669075012207" calcext:value-type="float">
            <text:p>-74,669075012207</text:p>
          </table:table-cell>
          <table:table-cell office:value-type="float" office:value="-74.6162948608398" calcext:value-type="float">
            <text:p>-74,6162948608398</text:p>
          </table:table-cell>
          <table:table-cell office:value-type="float" office:value="-74.667350769043" calcext:value-type="float">
            <text:p>-74,667350769043</text:p>
          </table:table-cell>
          <table:table-cell office:value-type="float" office:value="-74.6121673583984" calcext:value-type="float">
            <text:p>-74,6121673583984</text:p>
          </table:table-cell>
          <table:table-cell office:value-type="float" office:value="-74.6787719726563" calcext:value-type="float">
            <text:p>-74,6787719726563</text:p>
          </table:table-cell>
          <table:table-cell office:value-type="float" office:value="-74.6407470703125" calcext:value-type="float">
            <text:p>-74,6407470703125</text:p>
          </table:table-cell>
          <table:table-cell office:value-type="float" office:value="-74.5908813476563" calcext:value-type="float">
            <text:p>-74,5908813476563</text:p>
          </table:table-cell>
          <table:table-cell office:value-type="float" office:value="-74.6962814331055" calcext:value-type="float">
            <text:p>-74,6962814331055</text:p>
          </table:table-cell>
          <table:table-cell office:value-type="float" office:value="-74.7749176025391" calcext:value-type="float">
            <text:p>-74,7749176025391</text:p>
          </table:table-cell>
          <table:table-cell office:value-type="float" office:value="-74.7828063964844" calcext:value-type="float">
            <text:p>-74,7828063964844</text:p>
          </table:table-cell>
          <table:table-cell office:value-type="float" office:value="-74.7889404296875" calcext:value-type="float">
            <text:p>-74,7889404296875</text:p>
          </table:table-cell>
          <table:table-cell office:value-type="float" office:value="-74.7766647338867" calcext:value-type="float">
            <text:p>-74,7766647338867</text:p>
          </table:table-cell>
          <table:table-cell office:value-type="float" office:value="-74.6685562133789" calcext:value-type="float">
            <text:p>-74,6685562133789</text:p>
          </table:table-cell>
          <table:table-cell office:value-type="float" office:value="-74.6219711303711" calcext:value-type="float">
            <text:p>-74,6219711303711</text:p>
          </table:table-cell>
          <table:table-cell office:value-type="float" office:value="-74.6514511108398" calcext:value-type="float">
            <text:p>-74,6514511108398</text:p>
          </table:table-cell>
          <table:table-cell office:value-type="float" office:value="-74.5717010498047" calcext:value-type="float">
            <text:p>-74,5717010498047</text:p>
          </table:table-cell>
          <table:table-cell office:value-type="float" office:value="-74.7308883666992" calcext:value-type="float">
            <text:p>-74,7308883666992</text:p>
          </table:table-cell>
          <table:table-cell office:value-type="float" office:value="-74.7434463500977" calcext:value-type="float">
            <text:p>-74,7434463500977</text:p>
          </table:table-cell>
          <table:table-cell office:value-type="float" office:value="-74.6976699829102" calcext:value-type="float">
            <text:p>-74,6976699829102</text:p>
          </table:table-cell>
          <table:table-cell office:value-type="float" office:value="-74.7073974609375" calcext:value-type="float">
            <text:p>-74,7073974609375</text:p>
          </table:table-cell>
          <table:table-cell office:value-type="float" office:value="-74.6319580078125" calcext:value-type="float">
            <text:p>-74,6319580078125</text:p>
          </table:table-cell>
          <table:table-cell office:value-type="float" office:value="-74.6535186767578" calcext:value-type="float">
            <text:p>-74,6535186767578</text:p>
          </table:table-cell>
          <table:table-cell office:value-type="float" office:value="-74.6481704711914" calcext:value-type="float">
            <text:p>-74,6481704711914</text:p>
          </table:table-cell>
          <table:table-cell office:value-type="float" office:value="-74.6779098510742" calcext:value-type="float">
            <text:p>-74,6779098510742</text:p>
          </table:table-cell>
          <table:table-cell office:value-type="float" office:value="-74.6152725219727" calcext:value-type="float">
            <text:p>-74,6152725219727</text:p>
          </table:table-cell>
          <table:table-cell office:value-type="float" office:value="-74.7136611938477" calcext:value-type="float">
            <text:p>-74,7136611938477</text:p>
          </table:table-cell>
          <table:table-cell office:value-type="float" office:value="-74.6039276123047" calcext:value-type="float">
            <text:p>-74,6039276123047</text:p>
          </table:table-cell>
          <table:table-cell office:value-type="float" office:value="-74.6433410644531" calcext:value-type="float">
            <text:p>-74,6433410644531</text:p>
          </table:table-cell>
          <table:table-cell office:value-type="float" office:value="-74.5691375732422" calcext:value-type="float">
            <text:p>-74,5691375732422</text:p>
          </table:table-cell>
          <table:table-cell office:value-type="float" office:value="-74.6003189086914" calcext:value-type="float">
            <text:p>-74,6003189086914</text:p>
          </table:table-cell>
          <table:table-cell office:value-type="float" office:value="-74.5879669189453" calcext:value-type="float">
            <text:p>-74,5879669189453</text:p>
          </table:table-cell>
          <table:table-cell office:value-type="float" office:value="-74.6479949951172" calcext:value-type="float">
            <text:p>-74,6479949951172</text:p>
          </table:table-cell>
          <table:table-cell office:value-type="float" office:value="-74.6207656860352" calcext:value-type="float">
            <text:p>-74,6207656860352</text:p>
          </table:table-cell>
          <table:table-cell office:value-type="float" office:value="-74.5711822509766" calcext:value-type="float">
            <text:p>-74,5711822509766</text:p>
          </table:table-cell>
          <table:table-cell office:value-type="float" office:value="-74.6283416748047" calcext:value-type="float">
            <text:p>-74,6283416748047</text:p>
          </table:table-cell>
          <table:table-cell office:value-type="float" office:value="-74.6324768066406" calcext:value-type="float">
            <text:p>-74,6324768066406</text:p>
          </table:table-cell>
          <table:table-cell office:value-type="float" office:value="-74.6454010009766" calcext:value-type="float">
            <text:p>-74,6454010009766</text:p>
          </table:table-cell>
          <table:table-cell office:value-type="float" office:value="-74.6569747924805" calcext:value-type="float">
            <text:p>-74,6569747924805</text:p>
          </table:table-cell>
          <table:table-cell office:value-type="float" office:value="-74.6981964111328" calcext:value-type="float">
            <text:p>-74,6981964111328</text:p>
          </table:table-cell>
          <table:table-cell office:value-type="float" office:value="-74.6805114746094" calcext:value-type="float">
            <text:p>-74,6805114746094</text:p>
          </table:table-cell>
          <table:table-cell office:value-type="float" office:value="-74.6085586547852" calcext:value-type="float">
            <text:p>-74,6085586547852</text:p>
          </table:table-cell>
          <table:table-cell office:value-type="float" office:value="-74.6721954345703" calcext:value-type="float">
            <text:p>-74,6721954345703</text:p>
          </table:table-cell>
          <table:table-cell office:value-type="float" office:value="-74.6374740600586" calcext:value-type="float">
            <text:p>-74,6374740600586</text:p>
          </table:table-cell>
          <table:table-cell office:value-type="float" office:value="-74.6319580078125" calcext:value-type="float">
            <text:p>-74,6319580078125</text:p>
          </table:table-cell>
          <table:table-cell office:value-type="float" office:value="-74.6288604736328" calcext:value-type="float">
            <text:p>-74,6288604736328</text:p>
          </table:table-cell>
          <table:table-cell office:value-type="float" office:value="-74.659049987793" calcext:value-type="float">
            <text:p>-74,659049987793</text:p>
          </table:table-cell>
          <table:table-cell office:value-type="float" office:value="-74.5609283447266" calcext:value-type="float">
            <text:p>-74,5609283447266</text:p>
          </table:table-cell>
          <table:table-cell office:value-type="float" office:value="-74.6374740600586" calcext:value-type="float">
            <text:p>-74,6374740600586</text:p>
          </table:table-cell>
          <table:table-cell office:value-type="float" office:value="-74.7560195922852" calcext:value-type="float">
            <text:p>-74,7560195922852</text:p>
          </table:table-cell>
          <table:table-cell office:value-type="float" office:value="-74.7410049438477" calcext:value-type="float">
            <text:p>-74,7410049438477</text:p>
          </table:table-cell>
          <table:table-cell office:value-type="float" office:value="-74.8300857543945" calcext:value-type="float">
            <text:p>-74,8300857543945</text:p>
          </table:table-cell>
          <table:table-cell office:value-type="float" office:value="-74.7401351928711" calcext:value-type="float">
            <text:p>-74,7401351928711</text:p>
          </table:table-cell>
          <table:table-cell office:value-type="float" office:value="-74.6335067749023" calcext:value-type="float">
            <text:p>-74,6335067749023</text:p>
          </table:table-cell>
          <table:table-cell office:value-type="float" office:value="-74.5877990722656" calcext:value-type="float">
            <text:p>-74,5877990722656</text:p>
          </table:table-cell>
          <table:table-cell office:value-type="float" office:value="-74.5831680297852" calcext:value-type="float">
            <text:p>-74,5831680297852</text:p>
          </table:table-cell>
          <table:table-cell office:value-type="float" office:value="-74.6728897094727" calcext:value-type="float">
            <text:p>-74,6728897094727</text:p>
          </table:table-cell>
          <table:table-cell office:value-type="float" office:value="-74.6732406616211" calcext:value-type="float">
            <text:p>-74,6732406616211</text:p>
          </table:table-cell>
          <table:table-cell office:value-type="float" office:value="-74.6606063842773" calcext:value-type="float">
            <text:p>-74,6606063842773</text:p>
          </table:table-cell>
          <table:table-cell office:value-type="float" office:value="-74.6455764770508" calcext:value-type="float">
            <text:p>-74,6455764770508</text:p>
          </table:table-cell>
          <table:table-cell office:value-type="float" office:value="-74.6469650268555" calcext:value-type="float">
            <text:p>-74,6469650268555</text:p>
          </table:table-cell>
          <table:table-cell office:value-type="float" office:value="-74.6872711181641" calcext:value-type="float">
            <text:p>-74,6872711181641</text:p>
          </table:table-cell>
          <table:table-cell office:value-type="float" office:value="-74.6566314697266" calcext:value-type="float">
            <text:p>-74,6566314697266</text:p>
          </table:table-cell>
          <table:table-cell office:value-type="float" office:value="-74.7206192016602" calcext:value-type="float">
            <text:p>-74,7206192016602</text:p>
          </table:table-cell>
          <table:table-cell office:value-type="float" office:value="-74.7251434326172" calcext:value-type="float">
            <text:p>-74,7251434326172</text:p>
          </table:table-cell>
          <table:table-cell office:value-type="float" office:value="-74.7253189086914" calcext:value-type="float">
            <text:p>-74,7253189086914</text:p>
          </table:table-cell>
          <table:table-cell office:value-type="float" office:value="-74.653694152832" calcext:value-type="float">
            <text:p>-74,653694152832</text:p>
          </table:table-cell>
          <table:table-cell office:value-type="float" office:value="-74.6689071655273" calcext:value-type="float">
            <text:p>-74,6689071655273</text:p>
          </table:table-cell>
          <table:table-cell office:value-type="float" office:value="-74.6292037963867" calcext:value-type="float">
            <text:p>-74,6292037963867</text:p>
          </table:table-cell>
          <table:table-cell office:value-type="float" office:value="-74.6235198974609" calcext:value-type="float">
            <text:p>-74,6235198974609</text:p>
          </table:table-cell>
          <table:table-cell office:value-type="float" office:value="-74.7187042236328" calcext:value-type="float">
            <text:p>-74,7187042236328</text:p>
          </table:table-cell>
          <table:table-cell office:value-type="float" office:value="-74.5929412841797" calcext:value-type="float">
            <text:p>-74,5929412841797</text:p>
          </table:table-cell>
          <table:table-cell office:value-type="float" office:value="-74.634033203125" calcext:value-type="float">
            <text:p>-74,634033203125</text:p>
          </table:table-cell>
          <table:table-cell office:value-type="float" office:value="-74.6223220825195" calcext:value-type="float">
            <text:p>-74,6223220825195</text:p>
          </table:table-cell>
          <table:table-cell office:value-type="float" office:value="-74.6082229614258" calcext:value-type="float">
            <text:p>-74,6082229614258</text:p>
          </table:table-cell>
          <table:table-cell office:value-type="float" office:value="-74.6621627807617" calcext:value-type="float">
            <text:p>-74,6621627807617</text:p>
          </table:table-cell>
          <table:table-cell office:value-type="float" office:value="-74.6233520507813" calcext:value-type="float">
            <text:p>-74,6233520507813</text:p>
          </table:table-cell>
          <table:table-cell office:value-type="float" office:value="-74.6164703369141" calcext:value-type="float">
            <text:p>-74,6164703369141</text:p>
          </table:table-cell>
          <table:table-cell office:value-type="float" office:value="-74.7060089111328" calcext:value-type="float">
            <text:p>-74,7060089111328</text:p>
          </table:table-cell>
          <table:table-cell office:value-type="float" office:value="-74.6126861572266" calcext:value-type="float">
            <text:p>-74,6126861572266</text:p>
          </table:table-cell>
          <table:table-cell office:value-type="float" office:value="-74.7181854248047" calcext:value-type="float">
            <text:p>-74,7181854248047</text:p>
          </table:table-cell>
          <table:table-cell office:value-type="float" office:value="-74.6597442626953" calcext:value-type="float">
            <text:p>-74,6597442626953</text:p>
          </table:table-cell>
          <table:table-cell office:value-type="float" office:value="-74.6602554321289" calcext:value-type="float">
            <text:p>-74,6602554321289</text:p>
          </table:table-cell>
          <table:table-cell office:value-type="float" office:value="-74.6417846679688" calcext:value-type="float">
            <text:p>-74,6417846679688</text:p>
          </table:table-cell>
          <table:table-cell office:value-type="float" office:value="-74.6981964111328" calcext:value-type="float">
            <text:p>-74,6981964111328</text:p>
          </table:table-cell>
          <table:table-cell office:value-type="float" office:value="-74.6257629394531" calcext:value-type="float">
            <text:p>-74,6257629394531</text:p>
          </table:table-cell>
          <table:table-cell office:value-type="float" office:value="-74.6728897094727" calcext:value-type="float">
            <text:p>-74,6728897094727</text:p>
          </table:table-cell>
          <table:table-cell office:value-type="float" office:value="-74.692985534668" calcext:value-type="float">
            <text:p>-74,692985534668</text:p>
          </table:table-cell>
          <table:table-cell office:value-type="float" office:value="-74.6732406616211" calcext:value-type="float">
            <text:p>-74,6732406616211</text:p>
          </table:table-cell>
          <table:table-cell office:value-type="float" office:value="-74.6886520385742" calcext:value-type="float">
            <text:p>-74,6886520385742</text:p>
          </table:table-cell>
          <table:table-cell office:value-type="float" office:value="-74.7439727783203" calcext:value-type="float">
            <text:p>-74,7439727783203</text:p>
          </table:table-cell>
          <table:table-cell office:value-type="float" office:value="-74.7680892944336" calcext:value-type="float">
            <text:p>-74,7680892944336</text:p>
          </table:table-cell>
          <table:table-cell office:value-type="float" office:value="-74.6832733154297" calcext:value-type="float">
            <text:p>-74,6832733154297</text:p>
          </table:table-cell>
          <table:table-cell office:value-type="float" office:value="-74.702880859375" calcext:value-type="float">
            <text:p>-74,702880859375</text:p>
          </table:table-cell>
          <table:table-cell office:value-type="float" office:value="-74.734375" calcext:value-type="float">
            <text:p>-74,734375</text:p>
          </table:table-cell>
          <table:table-cell office:value-type="float" office:value="-74.2456512451172" calcext:value-type="float">
            <text:p>-74,2456512451172</text:p>
          </table:table-cell>
          <table:table-cell office:value-type="float" office:value="-74.237419128418" calcext:value-type="float">
            <text:p>-74,237419128418</text:p>
          </table:table-cell>
          <table:table-cell office:value-type="float" office:value="-74.2636260986328" calcext:value-type="float">
            <text:p>-74,2636260986328</text:p>
          </table:table-cell>
          <table:table-cell office:value-type="float" office:value="-74.2542266845703" calcext:value-type="float">
            <text:p>-74,2542266845703</text:p>
          </table:table-cell>
          <table:table-cell office:value-type="float" office:value="-74.1824417114258" calcext:value-type="float">
            <text:p>-74,1824417114258</text:p>
          </table:table-cell>
          <table:table-cell office:value-type="float" office:value="-74.2943954467773" calcext:value-type="float">
            <text:p>-74,2943954467773</text:p>
          </table:table-cell>
          <table:table-cell office:value-type="float" office:value="-74.3297576904297" calcext:value-type="float">
            <text:p>-74,3297576904297</text:p>
          </table:table-cell>
          <table:table-cell office:value-type="float" office:value="-74.2431716918945" calcext:value-type="float">
            <text:p>-74,2431716918945</text:p>
          </table:table-cell>
          <table:table-cell office:value-type="float" office:value="-74.2076644897461" calcext:value-type="float">
            <text:p>-74,2076644897461</text:p>
          </table:table-cell>
          <table:table-cell office:value-type="float" office:value="-74.2380676269531" calcext:value-type="float">
            <text:p>-74,2380676269531</text:p>
          </table:table-cell>
          <table:table-cell office:value-type="float" office:value="-74.2334671020508" calcext:value-type="float">
            <text:p>-74,2334671020508</text:p>
          </table:table-cell>
          <table:table-cell office:value-type="float" office:value="-74.2748641967773" calcext:value-type="float">
            <text:p>-74,2748641967773</text:p>
          </table:table-cell>
          <table:table-cell office:value-type="float" office:value="-74.1587448120117" calcext:value-type="float">
            <text:p>-74,1587448120117</text:p>
          </table:table-cell>
          <table:table-cell office:value-type="float" office:value="-74.234619140625" calcext:value-type="float">
            <text:p>-74,234619140625</text:p>
          </table:table-cell>
          <table:table-cell office:value-type="float" office:value="-74.2262268066406" calcext:value-type="float">
            <text:p>-74,2262268066406</text:p>
          </table:table-cell>
          <table:table-cell office:value-type="float" office:value="-74.2247467041016" calcext:value-type="float">
            <text:p>-74,2247467041016</text:p>
          </table:table-cell>
          <table:table-cell office:value-type="float" office:value="-74.1721343994141" calcext:value-type="float">
            <text:p>-74,1721343994141</text:p>
          </table:table-cell>
          <table:table-cell office:value-type="float" office:value="-74.2563705444336" calcext:value-type="float">
            <text:p>-74,2563705444336</text:p>
          </table:table-cell>
          <table:table-cell office:value-type="float" office:value="-74.167724609375" calcext:value-type="float">
            <text:p>-74,167724609375</text:p>
          </table:table-cell>
          <table:table-cell office:value-type="float" office:value="-74.1334991455078" calcext:value-type="float">
            <text:p>-74,1334991455078</text:p>
          </table:table-cell>
          <table:table-cell office:value-type="float" office:value="-74.1929092407227" calcext:value-type="float">
            <text:p>-74,1929092407227</text:p>
          </table:table-cell>
          <table:table-cell office:value-type="float" office:value="-74.1970062255859" calcext:value-type="float">
            <text:p>-74,1970062255859</text:p>
          </table:table-cell>
          <table:table-cell office:value-type="float" office:value="-74.1986465454102" calcext:value-type="float">
            <text:p>-74,1986465454102</text:p>
          </table:table-cell>
          <table:table-cell office:value-type="float" office:value="-74.2780075073242" calcext:value-type="float">
            <text:p>-74,2780075073242</text:p>
          </table:table-cell>
          <table:table-cell office:value-type="float" office:value="-74.2073364257813" calcext:value-type="float">
            <text:p>-74,2073364257813</text:p>
          </table:table-cell>
          <table:table-cell office:value-type="float" office:value="-74.2298431396484" calcext:value-type="float">
            <text:p>-74,2298431396484</text:p>
          </table:table-cell>
          <table:table-cell office:value-type="float" office:value="-74.2004470825195" calcext:value-type="float">
            <text:p>-74,2004470825195</text:p>
          </table:table-cell>
          <table:table-cell office:value-type="float" office:value="-74.2438354492188" calcext:value-type="float">
            <text:p>-74,2438354492188</text:p>
          </table:table-cell>
          <table:table-cell office:value-type="float" office:value="-74.2466354370117" calcext:value-type="float">
            <text:p>-74,2466354370117</text:p>
          </table:table-cell>
          <table:table-cell office:value-type="float" office:value="-74.3025131225586" calcext:value-type="float">
            <text:p>-74,3025131225586</text:p>
          </table:table-cell>
          <table:table-cell office:value-type="float" office:value="-74.2360916137695" calcext:value-type="float">
            <text:p>-74,2360916137695</text:p>
          </table:table-cell>
          <table:table-cell office:value-type="float" office:value="-74.2545471191406" calcext:value-type="float">
            <text:p>-74,2545471191406</text:p>
          </table:table-cell>
          <table:table-cell office:value-type="float" office:value="-74.2975463867188" calcext:value-type="float">
            <text:p>-74,2975463867188</text:p>
          </table:table-cell>
          <table:table-cell office:value-type="float" office:value="-74.2193222045898" calcext:value-type="float">
            <text:p>-74,2193222045898</text:p>
          </table:table-cell>
          <table:table-cell office:value-type="float" office:value="-74.2616424560547" calcext:value-type="float">
            <text:p>-74,2616424560547</text:p>
          </table:table-cell>
          <table:table-cell office:value-type="float" office:value="-74.2827987670898" calcext:value-type="float">
            <text:p>-74,2827987670898</text:p>
          </table:table-cell>
          <table:table-cell office:value-type="float" office:value="-74.2922439575195" calcext:value-type="float">
            <text:p>-74,2922439575195</text:p>
          </table:table-cell>
          <table:table-cell office:value-type="float" office:value="-74.2958908081055" calcext:value-type="float">
            <text:p>-74,2958908081055</text:p>
          </table:table-cell>
          <table:table-cell office:value-type="float" office:value="-74.284294128418" calcext:value-type="float">
            <text:p>-74,284294128418</text:p>
          </table:table-cell>
          <table:table-cell office:value-type="float" office:value="-74.2967147827148" calcext:value-type="float">
            <text:p>-74,2967147827148</text:p>
          </table:table-cell>
          <table:table-cell office:value-type="float" office:value="-74.2553787231445" calcext:value-type="float">
            <text:p>-74,2553787231445</text:p>
          </table:table-cell>
          <table:table-cell office:value-type="float" office:value="-74.2651138305664" calcext:value-type="float">
            <text:p>-74,2651138305664</text:p>
          </table:table-cell>
          <table:table-cell office:value-type="float" office:value="-74.246467590332" calcext:value-type="float">
            <text:p>-74,246467590332</text:p>
          </table:table-cell>
          <table:table-cell office:value-type="float" office:value="-74.1963577270508" calcext:value-type="float">
            <text:p>-74,1963577270508</text:p>
          </table:table-cell>
          <table:table-cell office:value-type="float" office:value="-74.2212982177734" calcext:value-type="float">
            <text:p>-74,2212982177734</text:p>
          </table:table-cell>
          <table:table-cell office:value-type="float" office:value="-74.2745361328125" calcext:value-type="float">
            <text:p>-74,2745361328125</text:p>
          </table:table-cell>
          <table:table-cell office:value-type="float" office:value="-74.2566909790039" calcext:value-type="float">
            <text:p>-74,2566909790039</text:p>
          </table:table-cell>
          <table:table-cell office:value-type="float" office:value="-74.2629699707031" calcext:value-type="float">
            <text:p>-74,2629699707031</text:p>
          </table:table-cell>
          <table:table-cell office:value-type="float" office:value="-74.3099899291992" calcext:value-type="float">
            <text:p>-74,3099899291992</text:p>
          </table:table-cell>
          <table:table-cell office:value-type="float" office:value="-74.1965179443359" calcext:value-type="float">
            <text:p>-74,1965179443359</text:p>
          </table:table-cell>
          <table:table-cell office:value-type="float" office:value="-74.2137451171875" calcext:value-type="float">
            <text:p>-74,2137451171875</text:p>
          </table:table-cell>
          <table:table-cell office:value-type="float" office:value="-74.2101287841797" calcext:value-type="float">
            <text:p>-74,2101287841797</text:p>
          </table:table-cell>
          <table:table-cell office:value-type="float" office:value="-74.2527313232422" calcext:value-type="float">
            <text:p>-74,2527313232422</text:p>
          </table:table-cell>
          <table:table-cell office:value-type="float" office:value="-74.2045440673828" calcext:value-type="float">
            <text:p>-74,2045440673828</text:p>
          </table:table-cell>
          <table:table-cell office:value-type="float" office:value="-74.146354675293" calcext:value-type="float">
            <text:p>-74,146354675293</text:p>
          </table:table-cell>
          <table:table-cell office:value-type="float" office:value="-74.1943817138672" calcext:value-type="float">
            <text:p>-74,1943817138672</text:p>
          </table:table-cell>
          <table:table-cell office:value-type="float" office:value="-74.2034072875977" calcext:value-type="float">
            <text:p>-74,2034072875977</text:p>
          </table:table-cell>
          <table:table-cell office:value-type="float" office:value="-74.2313232421875" calcext:value-type="float">
            <text:p>-74,2313232421875</text:p>
          </table:table-cell>
          <table:table-cell office:value-type="float" office:value="-74.2295150756836" calcext:value-type="float">
            <text:p>-74,2295150756836</text:p>
          </table:table-cell>
          <table:table-cell office:value-type="float" office:value="-74.2421875" calcext:value-type="float">
            <text:p>-74,2421875</text:p>
          </table:table-cell>
          <table:table-cell office:value-type="float" office:value="-74.2084808349609" calcext:value-type="float">
            <text:p>-74,2084808349609</text:p>
          </table:table-cell>
          <table:table-cell office:value-type="float" office:value="-74.2306671142578" calcext:value-type="float">
            <text:p>-74,2306671142578</text:p>
          </table:table-cell>
          <table:table-cell office:value-type="float" office:value="-74.1911087036133" calcext:value-type="float">
            <text:p>-74,1911087036133</text:p>
          </table:table-cell>
          <table:table-cell office:value-type="float" office:value="-74.2112731933594" calcext:value-type="float">
            <text:p>-74,2112731933594</text:p>
          </table:table-cell>
          <table:table-cell office:value-type="float" office:value="-74.2012710571289" calcext:value-type="float">
            <text:p>-74,2012710571289</text:p>
          </table:table-cell>
          <table:table-cell office:value-type="float" office:value="-74.2514190673828" calcext:value-type="float">
            <text:p>-74,2514190673828</text:p>
          </table:table-cell>
          <table:table-cell office:value-type="float" office:value="-74.2785034179688" calcext:value-type="float">
            <text:p>-74,2785034179688</text:p>
          </table:table-cell>
          <table:table-cell office:value-type="float" office:value="-74.2552108764648" calcext:value-type="float">
            <text:p>-74,2552108764648</text:p>
          </table:table-cell>
          <table:table-cell office:value-type="float" office:value="-74.2647857666016" calcext:value-type="float">
            <text:p>-74,2647857666016</text:p>
          </table:table-cell>
          <table:table-cell office:value-type="float" office:value="-74.2160339355469" calcext:value-type="float">
            <text:p>-74,2160339355469</text:p>
          </table:table-cell>
          <table:table-cell office:value-type="float" office:value="-74.2967147827148" calcext:value-type="float">
            <text:p>-74,2967147827148</text:p>
          </table:table-cell>
          <table:table-cell office:value-type="float" office:value="-74.2545471191406" calcext:value-type="float">
            <text:p>-74,2545471191406</text:p>
          </table:table-cell>
          <table:table-cell office:value-type="float" office:value="-74.2201461791992" calcext:value-type="float">
            <text:p>-74,2201461791992</text:p>
          </table:table-cell>
          <table:table-cell office:value-type="float" office:value="-74.231819152832" calcext:value-type="float">
            <text:p>-74,231819152832</text:p>
          </table:table-cell>
          <table:table-cell office:value-type="float" office:value="-74.2332992553711" calcext:value-type="float">
            <text:p>-74,2332992553711</text:p>
          </table:table-cell>
          <table:table-cell office:value-type="float" office:value="-74.2814788818359" calcext:value-type="float">
            <text:p>-74,2814788818359</text:p>
          </table:table-cell>
          <table:table-cell office:value-type="float" office:value="-74.2675933837891" calcext:value-type="float">
            <text:p>-74,2675933837891</text:p>
          </table:table-cell>
          <table:table-cell office:value-type="float" office:value="-74.2405395507813" calcext:value-type="float">
            <text:p>-74,2405395507813</text:p>
          </table:table-cell>
          <table:table-cell office:value-type="float" office:value="-74.2517471313477" calcext:value-type="float">
            <text:p>-74,2517471313477</text:p>
          </table:table-cell>
          <table:table-cell office:value-type="float" office:value="-74.2323150634766" calcext:value-type="float">
            <text:p>-74,2323150634766</text:p>
          </table:table-cell>
          <table:table-cell office:value-type="float" office:value="-74.2165374755859" calcext:value-type="float">
            <text:p>-74,2165374755859</text:p>
          </table:table-cell>
          <table:table-cell office:value-type="float" office:value="-74.3174591064453" calcext:value-type="float">
            <text:p>-74,3174591064453</text:p>
          </table:table-cell>
          <table:table-cell office:value-type="float" office:value="-74.2012710571289" calcext:value-type="float">
            <text:p>-74,2012710571289</text:p>
          </table:table-cell>
          <table:table-cell office:value-type="float" office:value="-74.2339553833008" calcext:value-type="float">
            <text:p>-74,2339553833008</text:p>
          </table:table-cell>
          <table:table-cell office:value-type="float" office:value="-74.1812973022461" calcext:value-type="float">
            <text:p>-74,1812973022461</text:p>
          </table:table-cell>
          <table:table-cell office:value-type="float" office:value="-74.2314834594727" calcext:value-type="float">
            <text:p>-74,2314834594727</text:p>
          </table:table-cell>
          <table:table-cell office:value-type="float" office:value="-74.2687454223633" calcext:value-type="float">
            <text:p>-74,2687454223633</text:p>
          </table:table-cell>
          <table:table-cell office:value-type="float" office:value="-74.2454833984375" calcext:value-type="float">
            <text:p>-74,2454833984375</text:p>
          </table:table-cell>
          <table:table-cell office:value-type="float" office:value="-74.2713928222656" calcext:value-type="float">
            <text:p>-74,2713928222656</text:p>
          </table:table-cell>
          <table:table-cell office:value-type="float" office:value="-74.2101287841797" calcext:value-type="float">
            <text:p>-74,2101287841797</text:p>
          </table:table-cell>
          <table:table-cell office:value-type="float" office:value="-74.2360916137695" calcext:value-type="float">
            <text:p>-74,2360916137695</text:p>
          </table:table-cell>
          <table:table-cell office:value-type="float" office:value="-74.1953659057617" calcext:value-type="float">
            <text:p>-74,1953659057617</text:p>
          </table:table-cell>
          <table:table-cell office:value-type="float" office:value="-74.2669296264648" calcext:value-type="float">
            <text:p>-74,2669296264648</text:p>
          </table:table-cell>
          <table:table-cell office:value-type="float" office:value="-74.2384033203125" calcext:value-type="float">
            <text:p>-74,2384033203125</text:p>
          </table:table-cell>
          <table:table-cell office:value-type="float" office:value="-74.6789474487305" calcext:value-type="float">
            <text:p>-74,6789474487305</text:p>
          </table:table-cell>
          <table:table-cell office:value-type="float" office:value="-74.9325637817383" calcext:value-type="float">
            <text:p>-74,9325637817383</text:p>
          </table:table-cell>
          <table:table-cell office:value-type="float" office:value="-74.884895324707" calcext:value-type="float">
            <text:p>-74,884895324707</text:p>
          </table:table-cell>
          <table:table-cell office:value-type="float" office:value="-74.8265533447266" calcext:value-type="float">
            <text:p>-74,8265533447266</text:p>
          </table:table-cell>
          <table:table-cell office:value-type="float" office:value="-74.8646926879883" calcext:value-type="float">
            <text:p>-74,8646926879883</text:p>
          </table:table-cell>
          <table:table-cell office:value-type="float" office:value="-74.9564895629883" calcext:value-type="float">
            <text:p>-74,9564895629883</text:p>
          </table:table-cell>
          <table:table-cell office:value-type="float" office:value="-74.9017639160156" calcext:value-type="float">
            <text:p>-74,9017639160156</text:p>
          </table:table-cell>
          <table:table-cell office:value-type="float" office:value="-74.810546875" calcext:value-type="float">
            <text:p>-74,810546875</text:p>
          </table:table-cell>
          <table:table-cell office:value-type="float" office:value="-74.8994522094727" calcext:value-type="float">
            <text:p>-74,8994522094727</text:p>
          </table:table-cell>
          <table:table-cell office:value-type="float" office:value="-74.9316635131836" calcext:value-type="float">
            <text:p>-74,9316635131836</text:p>
          </table:table-cell>
          <table:table-cell office:value-type="float" office:value="-74.8205642700195" calcext:value-type="float">
            <text:p>-74,8205642700195</text:p>
          </table:table-cell>
          <table:table-cell office:value-type="float" office:value="-74.8200454711914" calcext:value-type="float">
            <text:p>-74,8200454711914</text:p>
          </table:table-cell>
          <table:table-cell office:value-type="float" office:value="-74.877799987793" calcext:value-type="float">
            <text:p>-74,877799987793</text:p>
          </table:table-cell>
          <table:table-cell office:value-type="float" office:value="-74.8996276855469" calcext:value-type="float">
            <text:p>-74,8996276855469</text:p>
          </table:table-cell>
          <table:table-cell office:value-type="float" office:value="-74.8551406860352" calcext:value-type="float">
            <text:p>-74,8551406860352</text:p>
          </table:table-cell>
          <table:table-cell office:value-type="float" office:value="-74.8909301757813" calcext:value-type="float">
            <text:p>-74,8909301757813</text:p>
          </table:table-cell>
          <table:table-cell office:value-type="float" office:value="-74.8939437866211" calcext:value-type="float">
            <text:p>-74,8939437866211</text:p>
          </table:table-cell>
          <table:table-cell office:value-type="float" office:value="-74.9309539794922" calcext:value-type="float">
            <text:p>-74,9309539794922</text:p>
          </table:table-cell>
          <table:table-cell office:value-type="float" office:value="-74.8820571899414" calcext:value-type="float">
            <text:p>-74,8820571899414</text:p>
          </table:table-cell>
          <table:table-cell office:value-type="float" office:value="-74.8249740600586" calcext:value-type="float">
            <text:p>-74,8249740600586</text:p>
          </table:table-cell>
          <table:table-cell office:value-type="float" office:value="-74.8941268920898" calcext:value-type="float">
            <text:p>-74,8941268920898</text:p>
          </table:table-cell>
          <table:table-cell office:value-type="float" office:value="-74.9259643554688" calcext:value-type="float">
            <text:p>-74,9259643554688</text:p>
          </table:table-cell>
          <table:table-cell office:value-type="float" office:value="-75.0167846679688" calcext:value-type="float">
            <text:p>-75,0167846679688</text:p>
          </table:table-cell>
          <table:table-cell office:value-type="float" office:value="-75.020393371582" calcext:value-type="float">
            <text:p>-75,020393371582</text:p>
          </table:table-cell>
          <table:table-cell office:value-type="float" office:value="-74.8392562866211" calcext:value-type="float">
            <text:p>-74,8392562866211</text:p>
          </table:table-cell>
          <table:table-cell office:value-type="float" office:value="-74.8103637695313" calcext:value-type="float">
            <text:p>-74,8103637695313</text:p>
          </table:table-cell>
          <table:table-cell office:value-type="float" office:value="-74.8618698120117" calcext:value-type="float">
            <text:p>-74,8618698120117</text:p>
          </table:table-cell>
          <table:table-cell office:value-type="float" office:value="-74.8643493652344" calcext:value-type="float">
            <text:p>-74,8643493652344</text:p>
          </table:table-cell>
          <table:table-cell office:value-type="float" office:value="-74.9243621826172" calcext:value-type="float">
            <text:p>-74,9243621826172</text:p>
          </table:table-cell>
          <table:table-cell office:value-type="float" office:value="-74.8834762573242" calcext:value-type="float">
            <text:p>-74,8834762573242</text:p>
          </table:table-cell>
          <table:table-cell office:value-type="float" office:value="-74.9115371704102" calcext:value-type="float">
            <text:p>-74,9115371704102</text:p>
          </table:table-cell>
          <table:table-cell office:value-type="float" office:value="-74.8694763183594" calcext:value-type="float">
            <text:p>-74,8694763183594</text:p>
          </table:table-cell>
          <table:table-cell office:value-type="float" office:value="-74.9781494140625" calcext:value-type="float">
            <text:p>-74,9781494140625</text:p>
          </table:table-cell>
          <table:table-cell office:value-type="float" office:value="-74.9388046264648" calcext:value-type="float">
            <text:p>-74,9388046264648</text:p>
          </table:table-cell>
          <table:table-cell office:value-type="float" office:value="-74.9429092407227" calcext:value-type="float">
            <text:p>-74,9429092407227</text:p>
          </table:table-cell>
          <table:table-cell office:value-type="float" office:value="-74.9298858642578" calcext:value-type="float">
            <text:p>-74,9298858642578</text:p>
          </table:table-cell>
          <table:table-cell office:value-type="float" office:value="-74.9568481445313" calcext:value-type="float">
            <text:p>-74,9568481445313</text:p>
          </table:table-cell>
          <table:table-cell office:value-type="float" office:value="-74.9272079467773" calcext:value-type="float">
            <text:p>-74,9272079467773</text:p>
          </table:table-cell>
          <table:table-cell office:value-type="float" office:value="-74.8724899291992" calcext:value-type="float">
            <text:p>-74,8724899291992</text:p>
          </table:table-cell>
          <table:table-cell office:value-type="float" office:value="-74.8733749389648" calcext:value-type="float">
            <text:p>-74,8733749389648</text:p>
          </table:table-cell>
          <table:table-cell office:value-type="float" office:value="-74.9341659545898" calcext:value-type="float">
            <text:p>-74,9341659545898</text:p>
          </table:table-cell>
          <table:table-cell office:value-type="float" office:value="-74.8714294433594" calcext:value-type="float">
            <text:p>-74,8714294433594</text:p>
          </table:table-cell>
          <table:table-cell office:value-type="float" office:value="-74.9095840454102" calcext:value-type="float">
            <text:p>-74,9095840454102</text:p>
          </table:table-cell>
          <table:table-cell office:value-type="float" office:value="-74.8563842773438" calcext:value-type="float">
            <text:p>-74,8563842773438</text:p>
          </table:table-cell>
          <table:table-cell office:value-type="float" office:value="-74.8487930297852" calcext:value-type="float">
            <text:p>-74,8487930297852</text:p>
          </table:table-cell>
          <table:table-cell office:value-type="float" office:value="-74.8822326660156" calcext:value-type="float">
            <text:p>-74,8822326660156</text:p>
          </table:table-cell>
          <table:table-cell office:value-type="float" office:value="-74.8376617431641" calcext:value-type="float">
            <text:p>-74,8376617431641</text:p>
          </table:table-cell>
          <table:table-cell office:value-type="float" office:value="-74.8242721557617" calcext:value-type="float">
            <text:p>-74,8242721557617</text:p>
          </table:table-cell>
          <table:table-cell office:value-type="float" office:value="-74.9006958007813" calcext:value-type="float">
            <text:p>-74,9006958007813</text:p>
          </table:table-cell>
          <table:table-cell office:value-type="float" office:value="-74.9527359008789" calcext:value-type="float">
            <text:p>-74,9527359008789</text:p>
          </table:table-cell>
          <table:table-cell office:value-type="float" office:value="-74.8655776977539" calcext:value-type="float">
            <text:p>-74,8655776977539</text:p>
          </table:table-cell>
          <table:table-cell office:value-type="float" office:value="-74.9636459350586" calcext:value-type="float">
            <text:p>-74,9636459350586</text:p>
          </table:table-cell>
          <table:table-cell office:value-type="float" office:value="-74.8769149780273" calcext:value-type="float">
            <text:p>-74,8769149780273</text:p>
          </table:table-cell>
          <table:table-cell office:value-type="float" office:value="-74.9293441772461" calcext:value-type="float">
            <text:p>-74,9293441772461</text:p>
          </table:table-cell>
          <table:table-cell office:value-type="float" office:value="-74.9177627563477" calcext:value-type="float">
            <text:p>-74,9177627563477</text:p>
          </table:table-cell>
          <table:table-cell office:value-type="float" office:value="-74.9586334228516" calcext:value-type="float">
            <text:p>-74,9586334228516</text:p>
          </table:table-cell>
          <table:table-cell office:value-type="float" office:value="-74.8868408203125" calcext:value-type="float">
            <text:p>-74,8868408203125</text:p>
          </table:table-cell>
          <table:table-cell office:value-type="float" office:value="-74.9215087890625" calcext:value-type="float">
            <text:p>-74,9215087890625</text:p>
          </table:table-cell>
          <table:table-cell office:value-type="float" office:value="-74.8351974487305" calcext:value-type="float">
            <text:p>-74,8351974487305</text:p>
          </table:table-cell>
          <table:table-cell office:value-type="float" office:value="-74.9986190795898" calcext:value-type="float">
            <text:p>-74,9986190795898</text:p>
          </table:table-cell>
          <table:table-cell office:value-type="float" office:value="-74.8953704833984" calcext:value-type="float">
            <text:p>-74,8953704833984</text:p>
          </table:table-cell>
          <table:table-cell office:value-type="float" office:value="-74.9860458374023" calcext:value-type="float">
            <text:p>-74,9860458374023</text:p>
          </table:table-cell>
          <table:table-cell office:value-type="float" office:value="-74.9910736083984" calcext:value-type="float">
            <text:p>-74,9910736083984</text:p>
          </table:table-cell>
          <table:table-cell office:value-type="float" office:value="-74.9555969238281" calcext:value-type="float">
            <text:p>-74,9555969238281</text:p>
          </table:table-cell>
          <table:table-cell office:value-type="float" office:value="-74.981201171875" calcext:value-type="float">
            <text:p>-74,981201171875</text:p>
          </table:table-cell>
          <table:table-cell office:value-type="float" office:value="-75.0420379638672" calcext:value-type="float">
            <text:p>-75,0420379638672</text:p>
          </table:table-cell>
          <table:table-cell office:value-type="float" office:value="-74.9579238891602" calcext:value-type="float">
            <text:p>-74,9579238891602</text:p>
          </table:table-cell>
          <table:table-cell office:value-type="float" office:value="-74.9987945556641" calcext:value-type="float">
            <text:p>-74,9987945556641</text:p>
          </table:table-cell>
          <table:table-cell office:value-type="float" office:value="-74.9026489257813" calcext:value-type="float">
            <text:p>-74,9026489257813</text:p>
          </table:table-cell>
          <table:table-cell office:value-type="float" office:value="-74.9361343383789" calcext:value-type="float">
            <text:p>-74,9361343383789</text:p>
          </table:table-cell>
          <table:table-cell office:value-type="float" office:value="-74.9395217895508" calcext:value-type="float">
            <text:p>-74,9395217895508</text:p>
          </table:table-cell>
          <table:table-cell office:value-type="float" office:value="-74.8749618530273" calcext:value-type="float">
            <text:p>-74,8749618530273</text:p>
          </table:table-cell>
          <table:table-cell office:value-type="float" office:value="-74.9598846435547" calcext:value-type="float">
            <text:p>-74,9598846435547</text:p>
          </table:table-cell>
          <table:table-cell office:value-type="float" office:value="-74.9518432617188" calcext:value-type="float">
            <text:p>-74,9518432617188</text:p>
          </table:table-cell>
          <table:table-cell office:value-type="float" office:value="-74.8786849975586" calcext:value-type="float">
            <text:p>-74,8786849975586</text:p>
          </table:table-cell>
          <table:table-cell office:value-type="float" office:value="-74.8772659301758" calcext:value-type="float">
            <text:p>-74,8772659301758</text:p>
          </table:table-cell>
          <table:table-cell office:value-type="float" office:value="-74.7908706665039" calcext:value-type="float">
            <text:p>-74,7908706665039</text:p>
          </table:table-cell>
          <table:table-cell office:value-type="float" office:value="-74.870002746582" calcext:value-type="float">
            <text:p>-74,870002746582</text:p>
          </table:table-cell>
          <table:table-cell office:value-type="float" office:value="-74.9028244018555" calcext:value-type="float">
            <text:p>-74,9028244018555</text:p>
          </table:table-cell>
          <table:table-cell office:value-type="float" office:value="-74.9323806762695" calcext:value-type="float">
            <text:p>-74,9323806762695</text:p>
          </table:table-cell>
          <table:table-cell office:value-type="float" office:value="-74.8461380004883" calcext:value-type="float">
            <text:p>-74,8461380004883</text:p>
          </table:table-cell>
          <table:table-cell office:value-type="float" office:value="-74.9222259521484" calcext:value-type="float">
            <text:p>-74,9222259521484</text:p>
          </table:table-cell>
          <table:table-cell office:value-type="float" office:value="-74.9033584594727" calcext:value-type="float">
            <text:p>-74,9033584594727</text:p>
          </table:table-cell>
          <table:table-cell office:value-type="float" office:value="-74.7829742431641" calcext:value-type="float">
            <text:p>-74,7829742431641</text:p>
          </table:table-cell>
          <table:table-cell office:value-type="float" office:value="-74.8758544921875" calcext:value-type="float">
            <text:p>-74,8758544921875</text:p>
          </table:table-cell>
          <table:table-cell office:value-type="float" office:value="-74.8731918334961" calcext:value-type="float">
            <text:p>-74,8731918334961</text:p>
          </table:table-cell>
          <table:table-cell office:value-type="float" office:value="-74.9434432983398" calcext:value-type="float">
            <text:p>-74,9434432983398</text:p>
          </table:table-cell>
          <table:table-cell office:value-type="float" office:value="-74.9330902099609" calcext:value-type="float">
            <text:p>-74,9330902099609</text:p>
          </table:table-cell>
          <table:table-cell office:value-type="float" office:value="-74.9279251098633" calcext:value-type="float">
            <text:p>-74,9279251098633</text:p>
          </table:table-cell>
          <table:table-cell office:value-type="float" office:value="-74.9348831176758" calcext:value-type="float">
            <text:p>-74,9348831176758</text:p>
          </table:table-cell>
          <table:table-cell office:value-type="float" office:value="-74.9743957519531" calcext:value-type="float">
            <text:p>-74,9743957519531</text:p>
          </table:table-cell>
          <table:table-cell office:value-type="float" office:value="-74.9177627563477" calcext:value-type="float">
            <text:p>-74,9177627563477</text:p>
          </table:table-cell>
          <table:table-cell office:value-type="float" office:value="-74.9161682128906" calcext:value-type="float">
            <text:p>-74,9161682128906</text:p>
          </table:table-cell>
          <table:table-cell office:value-type="float" office:value="-74.8137054443359" calcext:value-type="float">
            <text:p>-74,8137054443359</text:p>
          </table:table-cell>
          <table:table-cell office:value-type="float" office:value="-74.4992904663086" calcext:value-type="float">
            <text:p>-74,4992904663086</text:p>
          </table:table-cell>
          <table:table-cell office:value-type="float" office:value="-74.551872253418" calcext:value-type="float">
            <text:p>-74,551872253418</text:p>
          </table:table-cell>
          <table:table-cell office:value-type="float" office:value="-74.5331192016602" calcext:value-type="float">
            <text:p>-74,5331192016602</text:p>
          </table:table-cell>
          <table:table-cell office:value-type="float" office:value="-74.634895324707" calcext:value-type="float">
            <text:p>-74,634895324707</text:p>
          </table:table-cell>
          <table:table-cell office:value-type="float" office:value="-74.5247802734375" calcext:value-type="float">
            <text:p>-74,5247802734375</text:p>
          </table:table-cell>
          <table:table-cell office:value-type="float" office:value="-74.5140609741211" calcext:value-type="float">
            <text:p>-74,5140609741211</text:p>
          </table:table-cell>
          <table:table-cell office:value-type="float" office:value="-74.6209411621094" calcext:value-type="float">
            <text:p>-74,6209411621094</text:p>
          </table:table-cell>
          <table:table-cell office:value-type="float" office:value="-74.6595687866211" calcext:value-type="float">
            <text:p>-74,6595687866211</text:p>
          </table:table-cell>
          <table:table-cell office:value-type="float" office:value="-74.590705871582" calcext:value-type="float">
            <text:p>-74,590705871582</text:p>
          </table:table-cell>
          <table:table-cell office:value-type="float" office:value="-74.7206192016602" calcext:value-type="float">
            <text:p>-74,7206192016602</text:p>
          </table:table-cell>
          <table:table-cell office:value-type="float" office:value="-74.4909820556641" calcext:value-type="float">
            <text:p>-74,4909820556641</text:p>
          </table:table-cell>
          <table:table-cell office:value-type="float" office:value="-74.5568313598633" calcext:value-type="float">
            <text:p>-74,5568313598633</text:p>
          </table:table-cell>
          <table:table-cell office:value-type="float" office:value="-74.5752944946289" calcext:value-type="float">
            <text:p>-74,5752944946289</text:p>
          </table:table-cell>
          <table:table-cell office:value-type="float" office:value="-74.5778579711914" calcext:value-type="float">
            <text:p>-74,5778579711914</text:p>
          </table:table-cell>
          <table:table-cell office:value-type="float" office:value="-74.5581970214844" calcext:value-type="float">
            <text:p>-74,5581970214844</text:p>
          </table:table-cell>
          <table:table-cell office:value-type="float" office:value="-74.5522155761719" calcext:value-type="float">
            <text:p>-74,5522155761719</text:p>
          </table:table-cell>
          <table:table-cell office:value-type="float" office:value="-74.5365295410156" calcext:value-type="float">
            <text:p>-74,5365295410156</text:p>
          </table:table-cell>
          <table:table-cell office:value-type="float" office:value="-74.5326080322266" calcext:value-type="float">
            <text:p>-74,5326080322266</text:p>
          </table:table-cell>
          <table:table-cell office:value-type="float" office:value="-74.577522277832" calcext:value-type="float">
            <text:p>-74,577522277832</text:p>
          </table:table-cell>
          <table:table-cell office:value-type="float" office:value="-74.5766677856445" calcext:value-type="float">
            <text:p>-74,5766677856445</text:p>
          </table:table-cell>
          <table:table-cell office:value-type="float" office:value="-74.543342590332" calcext:value-type="float">
            <text:p>-74,543342590332</text:p>
          </table:table-cell>
          <table:table-cell office:value-type="float" office:value="-74.5797500610352" calcext:value-type="float">
            <text:p>-74,5797500610352</text:p>
          </table:table-cell>
          <table:table-cell office:value-type="float" office:value="-74.5157699584961" calcext:value-type="float">
            <text:p>-74,5157699584961</text:p>
          </table:table-cell>
          <table:table-cell office:value-type="float" office:value="-74.551025390625" calcext:value-type="float">
            <text:p>-74,551025390625</text:p>
          </table:table-cell>
          <table:table-cell office:value-type="float" office:value="-74.5060806274414" calcext:value-type="float">
            <text:p>-74,5060806274414</text:p>
          </table:table-cell>
          <table:table-cell office:value-type="float" office:value="-74.5462417602539" calcext:value-type="float">
            <text:p>-74,5462417602539</text:p>
          </table:table-cell>
          <table:table-cell office:value-type="float" office:value="-74.5157699584961" calcext:value-type="float">
            <text:p>-74,5157699584961</text:p>
          </table:table-cell>
          <table:table-cell office:value-type="float" office:value="-74.5406188964844" calcext:value-type="float">
            <text:p>-74,5406188964844</text:p>
          </table:table-cell>
          <table:table-cell office:value-type="float" office:value="-74.5486373901367" calcext:value-type="float">
            <text:p>-74,5486373901367</text:p>
          </table:table-cell>
          <table:table-cell office:value-type="float" office:value="-74.5076065063477" calcext:value-type="float">
            <text:p>-74,5076065063477</text:p>
          </table:table-cell>
          <table:table-cell office:value-type="float" office:value="-74.5373764038086" calcext:value-type="float">
            <text:p>-74,5373764038086</text:p>
          </table:table-cell>
          <table:table-cell office:value-type="float" office:value="-74.5806045532227" calcext:value-type="float">
            <text:p>-74,5806045532227</text:p>
          </table:table-cell>
          <table:table-cell office:value-type="float" office:value="-74.5922546386719" calcext:value-type="float">
            <text:p>-74,5922546386719</text:p>
          </table:table-cell>
          <table:table-cell office:value-type="float" office:value="-74.5640029907227" calcext:value-type="float">
            <text:p>-74,5640029907227</text:p>
          </table:table-cell>
          <table:table-cell office:value-type="float" office:value="-74.6187057495117" calcext:value-type="float">
            <text:p>-74,6187057495117</text:p>
          </table:table-cell>
          <table:table-cell office:value-type="float" office:value="-74.6279983520508" calcext:value-type="float">
            <text:p>-74,6279983520508</text:p>
          </table:table-cell>
          <table:table-cell office:value-type="float" office:value="-74.5752944946289" calcext:value-type="float">
            <text:p>-74,5752944946289</text:p>
          </table:table-cell>
          <table:table-cell office:value-type="float" office:value="-74.6011810302734" calcext:value-type="float">
            <text:p>-74,6011810302734</text:p>
          </table:table-cell>
          <table:table-cell office:value-type="float" office:value="-74.6264495849609" calcext:value-type="float">
            <text:p>-74,6264495849609</text:p>
          </table:table-cell>
          <table:table-cell office:value-type="float" office:value="-74.6293792724609" calcext:value-type="float">
            <text:p>-74,6293792724609</text:p>
          </table:table-cell>
          <table:table-cell office:value-type="float" office:value="-74.5546112060547" calcext:value-type="float">
            <text:p>-74,5546112060547</text:p>
          </table:table-cell>
          <table:table-cell office:value-type="float" office:value="-74.5963745117188" calcext:value-type="float">
            <text:p>-74,5963745117188</text:p>
          </table:table-cell>
          <table:table-cell office:value-type="float" office:value="-74.5764923095703" calcext:value-type="float">
            <text:p>-74,5764923095703</text:p>
          </table:table-cell>
          <table:table-cell office:value-type="float" office:value="-74.5831680297852" calcext:value-type="float">
            <text:p>-74,5831680297852</text:p>
          </table:table-cell>
          <table:table-cell office:value-type="float" office:value="-74.6102828979492" calcext:value-type="float">
            <text:p>-74,6102828979492</text:p>
          </table:table-cell>
          <table:table-cell office:value-type="float" office:value="-74.6768646240234" calcext:value-type="float">
            <text:p>-74,6768646240234</text:p>
          </table:table-cell>
          <table:table-cell office:value-type="float" office:value="-74.6023788452148" calcext:value-type="float">
            <text:p>-74,6023788452148</text:p>
          </table:table-cell>
          <table:table-cell office:value-type="float" office:value="-74.7443161010742" calcext:value-type="float">
            <text:p>-74,7443161010742</text:p>
          </table:table-cell>
          <table:table-cell office:value-type="float" office:value="-74.6818923950195" calcext:value-type="float">
            <text:p>-74,6818923950195</text:p>
          </table:table-cell>
          <table:table-cell office:value-type="float" office:value="-74.6240386962891" calcext:value-type="float">
            <text:p>-74,6240386962891</text:p>
          </table:table-cell>
          <table:table-cell office:value-type="float" office:value="-74.5643539428711" calcext:value-type="float">
            <text:p>-74,5643539428711</text:p>
          </table:table-cell>
          <table:table-cell office:value-type="float" office:value="-74.5472717285156" calcext:value-type="float">
            <text:p>-74,5472717285156</text:p>
          </table:table-cell>
          <table:table-cell office:value-type="float" office:value="-74.5626373291016" calcext:value-type="float">
            <text:p>-74,5626373291016</text:p>
          </table:table-cell>
          <table:table-cell office:value-type="float" office:value="-74.5361862182617" calcext:value-type="float">
            <text:p>-74,5361862182617</text:p>
          </table:table-cell>
          <table:table-cell office:value-type="float" office:value="-74.5479507446289" calcext:value-type="float">
            <text:p>-74,5479507446289</text:p>
          </table:table-cell>
          <table:table-cell office:value-type="float" office:value="-74.5361862182617" calcext:value-type="float">
            <text:p>-74,5361862182617</text:p>
          </table:table-cell>
          <table:table-cell office:value-type="float" office:value="-74.55615234375" calcext:value-type="float">
            <text:p>-74,55615234375</text:p>
          </table:table-cell>
          <table:table-cell office:value-type="float" office:value="-74.5951766967773" calcext:value-type="float">
            <text:p>-74,5951766967773</text:p>
          </table:table-cell>
          <table:table-cell office:value-type="float" office:value="-74.5713577270508" calcext:value-type="float">
            <text:p>-74,5713577270508</text:p>
          </table:table-cell>
          <table:table-cell office:value-type="float" office:value="-74.5855712890625" calcext:value-type="float">
            <text:p>-74,5855712890625</text:p>
          </table:table-cell>
          <table:table-cell office:value-type="float" office:value="-74.7288055419922" calcext:value-type="float">
            <text:p>-74,7288055419922</text:p>
          </table:table-cell>
          <table:table-cell office:value-type="float" office:value="-74.6479949951172" calcext:value-type="float">
            <text:p>-74,6479949951172</text:p>
          </table:table-cell>
          <table:table-cell office:value-type="float" office:value="-74.52001953125" calcext:value-type="float">
            <text:p>-74,52001953125</text:p>
          </table:table-cell>
          <table:table-cell office:value-type="float" office:value="-74.5934600830078" calcext:value-type="float">
            <text:p>-74,5934600830078</text:p>
          </table:table-cell>
          <table:table-cell office:value-type="float" office:value="-74.5706787109375" calcext:value-type="float">
            <text:p>-74,5706787109375</text:p>
          </table:table-cell>
          <table:table-cell office:value-type="float" office:value="-74.5188217163086" calcext:value-type="float">
            <text:p>-74,5188217163086</text:p>
          </table:table-cell>
          <table:table-cell office:value-type="float" office:value="-74.5616073608398" calcext:value-type="float">
            <text:p>-74,5616073608398</text:p>
          </table:table-cell>
          <table:table-cell office:value-type="float" office:value="-74.5706787109375" calcext:value-type="float">
            <text:p>-74,5706787109375</text:p>
          </table:table-cell>
          <table:table-cell office:value-type="float" office:value="-74.4901351928711" calcext:value-type="float">
            <text:p>-74,4901351928711</text:p>
          </table:table-cell>
          <table:table-cell office:value-type="float" office:value="-74.55615234375" calcext:value-type="float">
            <text:p>-74,55615234375</text:p>
          </table:table-cell>
          <table:table-cell office:value-type="float" office:value="-74.5581970214844" calcext:value-type="float">
            <text:p>-74,5581970214844</text:p>
          </table:table-cell>
          <table:table-cell office:value-type="float" office:value="-74.6623382568359" calcext:value-type="float">
            <text:p>-74,6623382568359</text:p>
          </table:table-cell>
          <table:table-cell office:value-type="float" office:value="-74.5826568603516" calcext:value-type="float">
            <text:p>-74,5826568603516</text:p>
          </table:table-cell>
          <table:table-cell office:value-type="float" office:value="-74.5128784179688" calcext:value-type="float">
            <text:p>-74,5128784179688</text:p>
          </table:table-cell>
          <table:table-cell office:value-type="float" office:value="-74.4930114746094" calcext:value-type="float">
            <text:p>-74,4930114746094</text:p>
          </table:table-cell>
          <table:table-cell office:value-type="float" office:value="-74.4860687255859" calcext:value-type="float">
            <text:p>-74,4860687255859</text:p>
          </table:table-cell>
          <table:table-cell office:value-type="float" office:value="-74.5776977539063" calcext:value-type="float">
            <text:p>-74,5776977539063</text:p>
          </table:table-cell>
          <table:table-cell office:value-type="float" office:value="-74.5241012573242" calcext:value-type="float">
            <text:p>-74,5241012573242</text:p>
          </table:table-cell>
          <table:table-cell office:value-type="float" office:value="-74.5530776977539" calcext:value-type="float">
            <text:p>-74,5530776977539</text:p>
          </table:table-cell>
          <table:table-cell office:value-type="float" office:value="-74.5641784667969" calcext:value-type="float">
            <text:p>-74,5641784667969</text:p>
          </table:table-cell>
          <table:table-cell office:value-type="float" office:value="-74.5744400024414" calcext:value-type="float">
            <text:p>-74,5744400024414</text:p>
          </table:table-cell>
          <table:table-cell office:value-type="float" office:value="-74.574951171875" calcext:value-type="float">
            <text:p>-74,574951171875</text:p>
          </table:table-cell>
          <table:table-cell office:value-type="float" office:value="-74.5634918212891" calcext:value-type="float">
            <text:p>-74,5634918212891</text:p>
          </table:table-cell>
          <table:table-cell office:value-type="float" office:value="-74.551872253418" calcext:value-type="float">
            <text:p>-74,551872253418</text:p>
          </table:table-cell>
          <table:table-cell office:value-type="float" office:value="-74.5481262207031" calcext:value-type="float">
            <text:p>-74,5481262207031</text:p>
          </table:table-cell>
          <table:table-cell office:value-type="float" office:value="-74.6345443725586" calcext:value-type="float">
            <text:p>-74,6345443725586</text:p>
          </table:table-cell>
          <table:table-cell office:value-type="float" office:value="-74.6851806640625" calcext:value-type="float">
            <text:p>-74,6851806640625</text:p>
          </table:table-cell>
          <table:table-cell office:value-type="float" office:value="-74.6531753540039" calcext:value-type="float">
            <text:p>-74,6531753540039</text:p>
          </table:table-cell>
          <table:table-cell office:value-type="float" office:value="-74.5619583129883" calcext:value-type="float">
            <text:p>-74,5619583129883</text:p>
          </table:table-cell>
          <table:table-cell office:value-type="float" office:value="-74.5797500610352" calcext:value-type="float">
            <text:p>-74,5797500610352</text:p>
          </table:table-cell>
          <table:table-cell office:value-type="float" office:value="-74.6049575805664" calcext:value-type="float">
            <text:p>-74,6049575805664</text:p>
          </table:table-cell>
          <table:table-cell office:value-type="float" office:value="-74.5319290161133" calcext:value-type="float">
            <text:p>-74,5319290161133</text:p>
          </table:table-cell>
          <table:table-cell office:value-type="float" office:value="-74.5751266479492" calcext:value-type="float">
            <text:p>-74,5751266479492</text:p>
          </table:table-cell>
          <table:table-cell office:value-type="float" office:value="-74.6947250366211" calcext:value-type="float">
            <text:p>-74,6947250366211</text:p>
          </table:table-cell>
          <table:table-cell office:value-type="float" office:value="-75.08349609375" calcext:value-type="float">
            <text:p>-75,08349609375</text:p>
          </table:table-cell>
          <table:table-cell office:value-type="float" office:value="-75.0650024414063" calcext:value-type="float">
            <text:p>-75,0650024414063</text:p>
          </table:table-cell>
          <table:table-cell office:value-type="float" office:value="-75.1056594848633" calcext:value-type="float">
            <text:p>-75,1056594848633</text:p>
          </table:table-cell>
          <table:table-cell office:value-type="float" office:value="-75.0659103393555" calcext:value-type="float">
            <text:p>-75,0659103393555</text:p>
          </table:table-cell>
          <table:table-cell office:value-type="float" office:value="-75.0653610229492" calcext:value-type="float">
            <text:p>-75,0653610229492</text:p>
          </table:table-cell>
          <table:table-cell office:value-type="float" office:value="-75.0698928833008" calcext:value-type="float">
            <text:p>-75,0698928833008</text:p>
          </table:table-cell>
          <table:table-cell office:value-type="float" office:value="-75.0805892944336" calcext:value-type="float">
            <text:p>-75,0805892944336</text:p>
          </table:table-cell>
          <table:table-cell office:value-type="float" office:value="-74.9842529296875" calcext:value-type="float">
            <text:p>-74,9842529296875</text:p>
          </table:table-cell>
          <table:table-cell office:value-type="float" office:value="-75.0809478759766" calcext:value-type="float">
            <text:p>-75,0809478759766</text:p>
          </table:table-cell>
          <table:table-cell office:value-type="float" office:value="-75.0932998657227" calcext:value-type="float">
            <text:p>-75,0932998657227</text:p>
          </table:table-cell>
          <table:table-cell office:value-type="float" office:value="-75.0574035644531" calcext:value-type="float">
            <text:p>-75,0574035644531</text:p>
          </table:table-cell>
          <table:table-cell office:value-type="float" office:value="-74.9797668457031" calcext:value-type="float">
            <text:p>-74,9797668457031</text:p>
          </table:table-cell>
          <table:table-cell office:value-type="float" office:value="-75.0270614624023" calcext:value-type="float">
            <text:p>-75,0270614624023</text:p>
          </table:table-cell>
          <table:table-cell office:value-type="float" office:value="-75.0818634033203" calcext:value-type="float">
            <text:p>-75,0818634033203</text:p>
          </table:table-cell>
          <table:table-cell office:value-type="float" office:value="-75.0113830566406" calcext:value-type="float">
            <text:p>-75,0113830566406</text:p>
          </table:table-cell>
          <table:table-cell office:value-type="float" office:value="-74.9991607666016" calcext:value-type="float">
            <text:p>-74,9991607666016</text:p>
          </table:table-cell>
          <table:table-cell office:value-type="float" office:value="-75.0478210449219" calcext:value-type="float">
            <text:p>-75,0478210449219</text:p>
          </table:table-cell>
          <table:table-cell office:value-type="float" office:value="-75.0610198974609" calcext:value-type="float">
            <text:p>-75,0610198974609</text:p>
          </table:table-cell>
          <table:table-cell office:value-type="float" office:value="-75.089485168457" calcext:value-type="float">
            <text:p>-75,089485168457</text:p>
          </table:table-cell>
          <table:table-cell office:value-type="float" office:value="-75.0891189575195" calcext:value-type="float">
            <text:p>-75,0891189575195</text:p>
          </table:table-cell>
          <table:table-cell office:value-type="float" office:value="-74.9943084716797" calcext:value-type="float">
            <text:p>-74,9943084716797</text:p>
          </table:table-cell>
          <table:table-cell office:value-type="float" office:value="-75.1434020996094" calcext:value-type="float">
            <text:p>-75,1434020996094</text:p>
          </table:table-cell>
          <table:table-cell office:value-type="float" office:value="-75.0925750732422" calcext:value-type="float">
            <text:p>-75,0925750732422</text:p>
          </table:table-cell>
          <table:table-cell office:value-type="float" office:value="-75.0175094604492" calcext:value-type="float">
            <text:p>-75,0175094604492</text:p>
          </table:table-cell>
          <table:table-cell office:value-type="float" office:value="-75.0722503662109" calcext:value-type="float">
            <text:p>-75,0722503662109</text:p>
          </table:table-cell>
          <table:table-cell office:value-type="float" office:value="-75.0510711669922" calcext:value-type="float">
            <text:p>-75,0510711669922</text:p>
          </table:table-cell>
          <table:table-cell office:value-type="float" office:value="-75.0798645019531" calcext:value-type="float">
            <text:p>-75,0798645019531</text:p>
          </table:table-cell>
          <table:table-cell office:value-type="float" office:value="-75.1326293945313" calcext:value-type="float">
            <text:p>-75,1326293945313</text:p>
          </table:table-cell>
          <table:table-cell office:value-type="float" office:value="-75.098388671875" calcext:value-type="float">
            <text:p>-75,098388671875</text:p>
          </table:table-cell>
          <table:table-cell office:value-type="float" office:value="-75.0843963623047" calcext:value-type="float">
            <text:p>-75,0843963623047</text:p>
          </table:table-cell>
          <table:table-cell office:value-type="float" office:value="-75.0586700439453" calcext:value-type="float">
            <text:p>-75,0586700439453</text:p>
          </table:table-cell>
          <table:table-cell office:value-type="float" office:value="-75.116584777832" calcext:value-type="float">
            <text:p>-75,116584777832</text:p>
          </table:table-cell>
          <table:table-cell office:value-type="float" office:value="-75.1434020996094" calcext:value-type="float">
            <text:p>-75,1434020996094</text:p>
          </table:table-cell>
          <table:table-cell office:value-type="float" office:value="-75.2173538208008" calcext:value-type="float">
            <text:p>-75,2173538208008</text:p>
          </table:table-cell>
          <table:table-cell office:value-type="float" office:value="-75.0863952636719" calcext:value-type="float">
            <text:p>-75,0863952636719</text:p>
          </table:table-cell>
          <table:table-cell office:value-type="float" office:value="-75.0496215820313" calcext:value-type="float">
            <text:p>-75,0496215820313</text:p>
          </table:table-cell>
          <table:table-cell office:value-type="float" office:value="-75.0758743286133" calcext:value-type="float">
            <text:p>-75,0758743286133</text:p>
          </table:table-cell>
          <table:table-cell office:value-type="float" office:value="-75.0804138183594" calcext:value-type="float">
            <text:p>-75,0804138183594</text:p>
          </table:table-cell>
          <table:table-cell office:value-type="float" office:value="-75.0458297729492" calcext:value-type="float">
            <text:p>-75,0458297729492</text:p>
          </table:table-cell>
          <table:table-cell office:value-type="float" office:value="-75.0802307128906" calcext:value-type="float">
            <text:p>-75,0802307128906</text:p>
          </table:table-cell>
          <table:table-cell office:value-type="float" office:value="-75.0753326416016" calcext:value-type="float">
            <text:p>-75,0753326416016</text:p>
          </table:table-cell>
          <table:table-cell office:value-type="float" office:value="-75.0505294799805" calcext:value-type="float">
            <text:p>-75,0505294799805</text:p>
          </table:table-cell>
          <table:table-cell office:value-type="float" office:value="-75.036979675293" calcext:value-type="float">
            <text:p>-75,036979675293</text:p>
          </table:table-cell>
          <table:table-cell office:value-type="float" office:value="-75.0709762573242" calcext:value-type="float">
            <text:p>-75,0709762573242</text:p>
          </table:table-cell>
          <table:table-cell office:value-type="float" office:value="-75.035530090332" calcext:value-type="float">
            <text:p>-75,035530090332</text:p>
          </table:table-cell>
          <table:table-cell office:value-type="float" office:value="-75.0216522216797" calcext:value-type="float">
            <text:p>-75,0216522216797</text:p>
          </table:table-cell>
          <table:table-cell office:value-type="float" office:value="-75.0364379882813" calcext:value-type="float">
            <text:p>-75,0364379882813</text:p>
          </table:table-cell>
          <table:table-cell office:value-type="float" office:value="-75.0755081176758" calcext:value-type="float">
            <text:p>-75,0755081176758</text:p>
          </table:table-cell>
          <table:table-cell office:value-type="float" office:value="-75.0443878173828" calcext:value-type="float">
            <text:p>-75,0443878173828</text:p>
          </table:table-cell>
          <table:table-cell office:value-type="float" office:value="-74.9905395507813" calcext:value-type="float">
            <text:p>-74,9905395507813</text:p>
          </table:table-cell>
          <table:table-cell office:value-type="float" office:value="-75.0666275024414" calcext:value-type="float">
            <text:p>-75,0666275024414</text:p>
          </table:table-cell>
          <table:table-cell office:value-type="float" office:value="-75.0478210449219" calcext:value-type="float">
            <text:p>-75,0478210449219</text:p>
          </table:table-cell>
          <table:table-cell office:value-type="float" office:value="-74.9641876220703" calcext:value-type="float">
            <text:p>-74,9641876220703</text:p>
          </table:table-cell>
          <table:table-cell office:value-type="float" office:value="-74.993049621582" calcext:value-type="float">
            <text:p>-74,993049621582</text:p>
          </table:table-cell>
          <table:table-cell office:value-type="float" office:value="-74.9760055541992" calcext:value-type="float">
            <text:p>-74,9760055541992</text:p>
          </table:table-cell>
          <table:table-cell office:value-type="float" office:value="-74.9629287719727" calcext:value-type="float">
            <text:p>-74,9629287719727</text:p>
          </table:table-cell>
          <table:table-cell office:value-type="float" office:value="-74.9161682128906" calcext:value-type="float">
            <text:p>-74,9161682128906</text:p>
          </table:table-cell>
          <table:table-cell office:value-type="float" office:value="-75.0000534057617" calcext:value-type="float">
            <text:p>-75,0000534057617</text:p>
          </table:table-cell>
          <table:table-cell office:value-type="float" office:value="-75.0554122924805" calcext:value-type="float">
            <text:p>-75,0554122924805</text:p>
          </table:table-cell>
          <table:table-cell office:value-type="float" office:value="-75.0845794677734" calcext:value-type="float">
            <text:p>-75,0845794677734</text:p>
          </table:table-cell>
          <table:table-cell office:value-type="float" office:value="-75.2133026123047" calcext:value-type="float">
            <text:p>-75,2133026123047</text:p>
          </table:table-cell>
          <table:table-cell office:value-type="float" office:value="-75.0650024414063" calcext:value-type="float">
            <text:p>-75,0650024414063</text:p>
          </table:table-cell>
          <table:table-cell office:value-type="float" office:value="-75.0182266235352" calcext:value-type="float">
            <text:p>-75,0182266235352</text:p>
          </table:table-cell>
          <table:table-cell office:value-type="float" office:value="-75.096565246582" calcext:value-type="float">
            <text:p>-75,096565246582</text:p>
          </table:table-cell>
          <table:table-cell office:value-type="float" office:value="-75.0599365234375" calcext:value-type="float">
            <text:p>-75,0599365234375</text:p>
          </table:table-cell>
          <table:table-cell office:value-type="float" office:value="-75.066276550293" calcext:value-type="float">
            <text:p>-75,066276550293</text:p>
          </table:table-cell>
          <table:table-cell office:value-type="float" office:value="-75.0418548583984" calcext:value-type="float">
            <text:p>-75,0418548583984</text:p>
          </table:table-cell>
          <table:table-cell office:value-type="float" office:value="-75.1007461547852" calcext:value-type="float">
            <text:p>-75,1007461547852</text:p>
          </table:table-cell>
          <table:table-cell office:value-type="float" office:value="-75.0646438598633" calcext:value-type="float">
            <text:p>-75,0646438598633</text:p>
          </table:table-cell>
          <table:table-cell office:value-type="float" office:value="-74.993408203125" calcext:value-type="float">
            <text:p>-74,993408203125</text:p>
          </table:table-cell>
          <table:table-cell office:value-type="float" office:value="-74.996826171875" calcext:value-type="float">
            <text:p>-74,996826171875</text:p>
          </table:table-cell>
          <table:table-cell office:value-type="float" office:value="-75.0541458129883" calcext:value-type="float">
            <text:p>-75,0541458129883</text:p>
          </table:table-cell>
          <table:table-cell office:value-type="float" office:value="-75.1233291625977" calcext:value-type="float">
            <text:p>-75,1233291625977</text:p>
          </table:table-cell>
          <table:table-cell office:value-type="float" office:value="-75.2081451416016" calcext:value-type="float">
            <text:p>-75,2081451416016</text:p>
          </table:table-cell>
          <table:table-cell office:value-type="float" office:value="-75.0360794067383" calcext:value-type="float">
            <text:p>-75,0360794067383</text:p>
          </table:table-cell>
          <table:table-cell office:value-type="float" office:value="-75.1426696777344" calcext:value-type="float">
            <text:p>-75,1426696777344</text:p>
          </table:table-cell>
          <table:table-cell office:value-type="float" office:value="-75.0218353271484" calcext:value-type="float">
            <text:p>-75,0218353271484</text:p>
          </table:table-cell>
          <table:table-cell office:value-type="float" office:value="-74.9883804321289" calcext:value-type="float">
            <text:p>-74,9883804321289</text:p>
          </table:table-cell>
          <table:table-cell office:value-type="float" office:value="-75.0364379882813" calcext:value-type="float">
            <text:p>-75,0364379882813</text:p>
          </table:table-cell>
          <table:table-cell office:value-type="float" office:value="-75.0593872070313" calcext:value-type="float">
            <text:p>-75,0593872070313</text:p>
          </table:table-cell>
          <table:table-cell office:value-type="float" office:value="-75.0822296142578" calcext:value-type="float">
            <text:p>-75,0822296142578</text:p>
          </table:table-cell>
          <table:table-cell office:value-type="float" office:value="-74.9769058227539" calcext:value-type="float">
            <text:p>-74,9769058227539</text:p>
          </table:table-cell>
          <table:table-cell office:value-type="float" office:value="-75.1196823120117" calcext:value-type="float">
            <text:p>-75,1196823120117</text:p>
          </table:table-cell>
          <table:table-cell office:value-type="float" office:value="-75.0644607543945" calcext:value-type="float">
            <text:p>-75,0644607543945</text:p>
          </table:table-cell>
          <table:table-cell office:value-type="float" office:value="-75.0178756713867" calcext:value-type="float">
            <text:p>-75,0178756713867</text:p>
          </table:table-cell>
          <table:table-cell office:value-type="float" office:value="-75.1390151977539" calcext:value-type="float">
            <text:p>-75,1390151977539</text:p>
          </table:table-cell>
          <table:table-cell office:value-type="float" office:value="-75.0487213134766" calcext:value-type="float">
            <text:p>-75,0487213134766</text:p>
          </table:table-cell>
          <table:table-cell office:value-type="float" office:value="-75.0820465087891" calcext:value-type="float">
            <text:p>-75,0820465087891</text:p>
          </table:table-cell>
          <table:table-cell office:value-type="float" office:value="-75.0816802978516" calcext:value-type="float">
            <text:p>-75,0816802978516</text:p>
          </table:table-cell>
          <table:table-cell office:value-type="float" office:value="-74.9847946166992" calcext:value-type="float">
            <text:p>-74,9847946166992</text:p>
          </table:table-cell>
          <table:table-cell office:value-type="float" office:value="-74.9188385009766" calcext:value-type="float">
            <text:p>-74,9188385009766</text:p>
          </table:table-cell>
          <table:table-cell office:value-type="float" office:value="-75.0773239135742" calcext:value-type="float">
            <text:p>-75,0773239135742</text:p>
          </table:table-cell>
          <table:table-cell office:value-type="float" office:value="-75.077507019043" calcext:value-type="float">
            <text:p>-75,077507019043</text:p>
          </table:table-cell>
          <table:table-cell office:value-type="float" office:value="-75.0121078491211" calcext:value-type="float">
            <text:p>-75,0121078491211</text:p>
          </table:table-cell>
          <table:table-cell office:value-type="float" office:value="-74.5189971923828" calcext:value-type="float">
            <text:p>-74,5189971923828</text:p>
          </table:table-cell>
          <table:table-cell office:value-type="float" office:value="-74.5361862182617" calcext:value-type="float">
            <text:p>-74,5361862182617</text:p>
          </table:table-cell>
          <table:table-cell office:value-type="float" office:value="-74.4759063720703" calcext:value-type="float">
            <text:p>-74,4759063720703</text:p>
          </table:table-cell>
          <table:table-cell office:value-type="float" office:value="-74.5652008056641" calcext:value-type="float">
            <text:p>-74,5652008056641</text:p>
          </table:table-cell>
          <table:table-cell office:value-type="float" office:value="-74.4953918457031" calcext:value-type="float">
            <text:p>-74,4953918457031</text:p>
          </table:table-cell>
          <table:table-cell office:value-type="float" office:value="-74.4507369995117" calcext:value-type="float">
            <text:p>-74,4507369995117</text:p>
          </table:table-cell>
          <table:table-cell office:value-type="float" office:value="-74.5500030517578" calcext:value-type="float">
            <text:p>-74,5500030517578</text:p>
          </table:table-cell>
          <table:table-cell office:value-type="float" office:value="-74.5121994018555" calcext:value-type="float">
            <text:p>-74,5121994018555</text:p>
          </table:table-cell>
          <table:table-cell office:value-type="float" office:value="-74.4179000854492" calcext:value-type="float">
            <text:p>-74,4179000854492</text:p>
          </table:table-cell>
          <table:table-cell office:value-type="float" office:value="-74.5787200927734" calcext:value-type="float">
            <text:p>-74,5787200927734</text:p>
          </table:table-cell>
          <table:table-cell office:value-type="float" office:value="-74.5773468017578" calcext:value-type="float">
            <text:p>-74,5773468017578</text:p>
          </table:table-cell>
          <table:table-cell office:value-type="float" office:value="-74.574951171875" calcext:value-type="float">
            <text:p>-74,574951171875</text:p>
          </table:table-cell>
          <table:table-cell office:value-type="float" office:value="-74.5157699584961" calcext:value-type="float">
            <text:p>-74,5157699584961</text:p>
          </table:table-cell>
          <table:table-cell office:value-type="float" office:value="-74.5281829833984" calcext:value-type="float">
            <text:p>-74,5281829833984</text:p>
          </table:table-cell>
          <table:table-cell office:value-type="float" office:value="-74.5089645385742" calcext:value-type="float">
            <text:p>-74,5089645385742</text:p>
          </table:table-cell>
          <table:table-cell office:value-type="float" office:value="-74.5220565795898" calcext:value-type="float">
            <text:p>-74,5220565795898</text:p>
          </table:table-cell>
          <table:table-cell office:value-type="float" office:value="-74.5517120361328" calcext:value-type="float">
            <text:p>-74,5517120361328</text:p>
          </table:table-cell>
          <table:table-cell office:value-type="float" office:value="-74.4605255126953" calcext:value-type="float">
            <text:p>-74,4605255126953</text:p>
          </table:table-cell>
          <table:table-cell office:value-type="float" office:value="-74.6567993164063" calcext:value-type="float">
            <text:p>-74,6567993164063</text:p>
          </table:table-cell>
          <table:table-cell office:value-type="float" office:value="-74.6433410644531" calcext:value-type="float">
            <text:p>-74,6433410644531</text:p>
          </table:table-cell>
          <table:table-cell office:value-type="float" office:value="-74.5816268920898" calcext:value-type="float">
            <text:p>-74,5816268920898</text:p>
          </table:table-cell>
          <table:table-cell office:value-type="float" office:value="-74.5848846435547" calcext:value-type="float">
            <text:p>-74,5848846435547</text:p>
          </table:table-cell>
          <table:table-cell office:value-type="float" office:value="-74.5317535400391" calcext:value-type="float">
            <text:p>-74,5317535400391</text:p>
          </table:table-cell>
          <table:table-cell office:value-type="float" office:value="-74.4569778442383" calcext:value-type="float">
            <text:p>-74,4569778442383</text:p>
          </table:table-cell>
          <table:table-cell office:value-type="float" office:value="-74.6013565063477" calcext:value-type="float">
            <text:p>-74,6013565063477</text:p>
          </table:table-cell>
          <table:table-cell office:value-type="float" office:value="-74.5271682739258" calcext:value-type="float">
            <text:p>-74,5271682739258</text:p>
          </table:table-cell>
          <table:table-cell office:value-type="float" office:value="-74.5785446166992" calcext:value-type="float">
            <text:p>-74,5785446166992</text:p>
          </table:table-cell>
          <table:table-cell office:value-type="float" office:value="-74.4471893310547" calcext:value-type="float">
            <text:p>-74,4471893310547</text:p>
          </table:table-cell>
          <table:table-cell office:value-type="float" office:value="-74.5609283447266" calcext:value-type="float">
            <text:p>-74,5609283447266</text:p>
          </table:table-cell>
          <table:table-cell office:value-type="float" office:value="-74.5701599121094" calcext:value-type="float">
            <text:p>-74,5701599121094</text:p>
          </table:table-cell>
          <table:table-cell office:value-type="float" office:value="-74.5648651123047" calcext:value-type="float">
            <text:p>-74,5648651123047</text:p>
          </table:table-cell>
          <table:table-cell office:value-type="float" office:value="-74.5176315307617" calcext:value-type="float">
            <text:p>-74,5176315307617</text:p>
          </table:table-cell>
          <table:table-cell office:value-type="float" office:value="-74.5554656982422" calcext:value-type="float">
            <text:p>-74,5554656982422</text:p>
          </table:table-cell>
          <table:table-cell office:value-type="float" office:value="-74.5424957275391" calcext:value-type="float">
            <text:p>-74,5424957275391</text:p>
          </table:table-cell>
          <table:table-cell office:value-type="float" office:value="-74.5961990356445" calcext:value-type="float">
            <text:p>-74,5961990356445</text:p>
          </table:table-cell>
          <table:table-cell office:value-type="float" office:value="-74.457649230957" calcext:value-type="float">
            <text:p>-74,457649230957</text:p>
          </table:table-cell>
          <table:table-cell office:value-type="float" office:value="-74.5517120361328" calcext:value-type="float">
            <text:p>-74,5517120361328</text:p>
          </table:table-cell>
          <table:table-cell office:value-type="float" office:value="-74.4335479736328" calcext:value-type="float">
            <text:p>-74,4335479736328</text:p>
          </table:table-cell>
          <table:table-cell office:value-type="float" office:value="-74.502685546875" calcext:value-type="float">
            <text:p>-74,502685546875</text:p>
          </table:table-cell>
          <table:table-cell office:value-type="float" office:value="-74.4877624511719" calcext:value-type="float">
            <text:p>-74,4877624511719</text:p>
          </table:table-cell>
          <table:table-cell office:value-type="float" office:value="-74.5142364501953" calcext:value-type="float">
            <text:p>-74,5142364501953</text:p>
          </table:table-cell>
          <table:table-cell office:value-type="float" office:value="-74.4769287109375" calcext:value-type="float">
            <text:p>-74,4769287109375</text:p>
          </table:table-cell>
          <table:table-cell office:value-type="float" office:value="-74.4360656738281" calcext:value-type="float">
            <text:p>-74,4360656738281</text:p>
          </table:table-cell>
          <table:table-cell office:value-type="float" office:value="-74.5186614990234" calcext:value-type="float">
            <text:p>-74,5186614990234</text:p>
          </table:table-cell>
          <table:table-cell office:value-type="float" office:value="-74.6131973266602" calcext:value-type="float">
            <text:p>-74,6131973266602</text:p>
          </table:table-cell>
          <table:table-cell office:value-type="float" office:value="-74.4596786499023" calcext:value-type="float">
            <text:p>-74,4596786499023</text:p>
          </table:table-cell>
          <table:table-cell office:value-type="float" office:value="-74.5426635742188" calcext:value-type="float">
            <text:p>-74,5426635742188</text:p>
          </table:table-cell>
          <table:table-cell office:value-type="float" office:value="-74.5776977539063" calcext:value-type="float">
            <text:p>-74,5776977539063</text:p>
          </table:table-cell>
          <table:table-cell office:value-type="float" office:value="-74.6789474487305" calcext:value-type="float">
            <text:p>-74,6789474487305</text:p>
          </table:table-cell>
          <table:table-cell office:value-type="float" office:value="-74.541130065918" calcext:value-type="float">
            <text:p>-74,541130065918</text:p>
          </table:table-cell>
          <table:table-cell office:value-type="float" office:value="-74.53857421875" calcext:value-type="float">
            <text:p>-74,53857421875</text:p>
          </table:table-cell>
          <table:table-cell office:value-type="float" office:value="-74.5020065307617" calcext:value-type="float">
            <text:p>-74,5020065307617</text:p>
          </table:table-cell>
          <table:table-cell office:value-type="float" office:value="-74.5093078613281" calcext:value-type="float">
            <text:p>-74,5093078613281</text:p>
          </table:table-cell>
          <table:table-cell office:value-type="float" office:value="-74.5597381591797" calcext:value-type="float">
            <text:p>-74,5597381591797</text:p>
          </table:table-cell>
          <table:table-cell office:value-type="float" office:value="-74.5215530395508" calcext:value-type="float">
            <text:p>-74,5215530395508</text:p>
          </table:table-cell>
          <table:table-cell office:value-type="float" office:value="-74.5459060668945" calcext:value-type="float">
            <text:p>-74,5459060668945</text:p>
          </table:table-cell>
          <table:table-cell office:value-type="float" office:value="-74.55615234375" calcext:value-type="float">
            <text:p>-74,55615234375</text:p>
          </table:table-cell>
          <table:table-cell office:value-type="float" office:value="-74.6652755737305" calcext:value-type="float">
            <text:p>-74,6652755737305</text:p>
          </table:table-cell>
          <table:table-cell office:value-type="float" office:value="-74.5717010498047" calcext:value-type="float">
            <text:p>-74,5717010498047</text:p>
          </table:table-cell>
          <table:table-cell office:value-type="float" office:value="-74.5859146118164" calcext:value-type="float">
            <text:p>-74,5859146118164</text:p>
          </table:table-cell>
          <table:table-cell office:value-type="float" office:value="-74.600830078125" calcext:value-type="float">
            <text:p>-74,600830078125</text:p>
          </table:table-cell>
          <table:table-cell office:value-type="float" office:value="-74.6521377563477" calcext:value-type="float">
            <text:p>-74,6521377563477</text:p>
          </table:table-cell>
          <table:table-cell office:value-type="float" office:value="-74.5390853881836" calcext:value-type="float">
            <text:p>-74,5390853881836</text:p>
          </table:table-cell>
          <table:table-cell office:value-type="float" office:value="-74.5436935424805" calcext:value-type="float">
            <text:p>-74,5436935424805</text:p>
          </table:table-cell>
          <table:table-cell office:value-type="float" office:value="-74.5484619140625" calcext:value-type="float">
            <text:p>-74,5484619140625</text:p>
          </table:table-cell>
          <table:table-cell office:value-type="float" office:value="-74.5184860229492" calcext:value-type="float">
            <text:p>-74,5184860229492</text:p>
          </table:table-cell>
          <table:table-cell office:value-type="float" office:value="-74.5120239257813" calcext:value-type="float">
            <text:p>-74,5120239257813</text:p>
          </table:table-cell>
          <table:table-cell office:value-type="float" office:value="-74.6138916015625" calcext:value-type="float">
            <text:p>-74,6138916015625</text:p>
          </table:table-cell>
          <table:table-cell office:value-type="float" office:value="-74.6071853637695" calcext:value-type="float">
            <text:p>-74,6071853637695</text:p>
          </table:table-cell>
          <table:table-cell office:value-type="float" office:value="-74.5292053222656" calcext:value-type="float">
            <text:p>-74,5292053222656</text:p>
          </table:table-cell>
          <table:table-cell office:value-type="float" office:value="-74.5600738525391" calcext:value-type="float">
            <text:p>-74,5600738525391</text:p>
          </table:table-cell>
          <table:table-cell office:value-type="float" office:value="-74.5986022949219" calcext:value-type="float">
            <text:p>-74,5986022949219</text:p>
          </table:table-cell>
          <table:table-cell office:value-type="float" office:value="-74.5121994018555" calcext:value-type="float">
            <text:p>-74,5121994018555</text:p>
          </table:table-cell>
          <table:table-cell office:value-type="float" office:value="-74.4618759155273" calcext:value-type="float">
            <text:p>-74,4618759155273</text:p>
          </table:table-cell>
          <table:table-cell office:value-type="float" office:value="-74.526481628418" calcext:value-type="float">
            <text:p>-74,526481628418</text:p>
          </table:table-cell>
          <table:table-cell office:value-type="float" office:value="-74.5171279907227" calcext:value-type="float">
            <text:p>-74,5171279907227</text:p>
          </table:table-cell>
          <table:table-cell office:value-type="float" office:value="-74.4742202758789" calcext:value-type="float">
            <text:p>-74,4742202758789</text:p>
          </table:table-cell>
          <table:table-cell office:value-type="float" office:value="-74.447868347168" calcext:value-type="float">
            <text:p>-74,447868347168</text:p>
          </table:table-cell>
          <table:table-cell office:value-type="float" office:value="-74.473030090332" calcext:value-type="float">
            <text:p>-74,473030090332</text:p>
          </table:table-cell>
          <table:table-cell office:value-type="float" office:value="-74.5327835083008" calcext:value-type="float">
            <text:p>-74,5327835083008</text:p>
          </table:table-cell>
          <table:table-cell office:value-type="float" office:value="-74.4774322509766" calcext:value-type="float">
            <text:p>-74,4774322509766</text:p>
          </table:table-cell>
          <table:table-cell office:value-type="float" office:value="-74.4960708618164" calcext:value-type="float">
            <text:p>-74,4960708618164</text:p>
          </table:table-cell>
          <table:table-cell office:value-type="float" office:value="-74.4394378662109" calcext:value-type="float">
            <text:p>-74,4394378662109</text:p>
          </table:table-cell>
          <table:table-cell office:value-type="float" office:value="-74.4365768432617" calcext:value-type="float">
            <text:p>-74,4365768432617</text:p>
          </table:table-cell>
          <table:table-cell office:value-type="float" office:value="-74.5096435546875" calcext:value-type="float">
            <text:p>-74,5096435546875</text:p>
          </table:table-cell>
          <table:table-cell office:value-type="float" office:value="-74.4909820556641" calcext:value-type="float">
            <text:p>-74,4909820556641</text:p>
          </table:table-cell>
          <table:table-cell office:value-type="float" office:value="-74.5137329101563" calcext:value-type="float">
            <text:p>-74,5137329101563</text:p>
          </table:table-cell>
          <table:table-cell office:value-type="float" office:value="-74.4909820556641" calcext:value-type="float">
            <text:p>-74,4909820556641</text:p>
          </table:table-cell>
          <table:table-cell office:value-type="float" office:value="-74.6135482788086" calcext:value-type="float">
            <text:p>-74,6135482788086</text:p>
          </table:table-cell>
          <table:table-cell office:value-type="float" office:value="-74.5244369506836" calcext:value-type="float">
            <text:p>-74,5244369506836</text:p>
          </table:table-cell>
          <table:table-cell office:value-type="float" office:value="-74.643684387207" calcext:value-type="float">
            <text:p>-74,643684387207</text:p>
          </table:table-cell>
          <table:table-cell office:value-type="float" office:value="-74.5505065917969" calcext:value-type="float">
            <text:p>-74,5505065917969</text:p>
          </table:table-cell>
          <table:table-cell office:value-type="float" office:value="-74.4847106933594" calcext:value-type="float">
            <text:p>-74,4847106933594</text:p>
          </table:table-cell>
          <table:table-cell office:value-type="float" office:value="-74.6040954589844" calcext:value-type="float">
            <text:p>-74,6040954589844</text:p>
          </table:table-cell>
          <table:table-cell office:value-type="float" office:value="-74.5144119262695" calcext:value-type="float">
            <text:p>-74,5144119262695</text:p>
          </table:table-cell>
          <table:table-cell office:value-type="float" office:value="-74.8156356811523" calcext:value-type="float">
            <text:p>-74,8156356811523</text:p>
          </table:table-cell>
          <table:table-cell office:value-type="float" office:value="-74.8265533447266" calcext:value-type="float">
            <text:p>-74,8265533447266</text:p>
          </table:table-cell>
          <table:table-cell office:value-type="float" office:value="-74.8068466186523" calcext:value-type="float">
            <text:p>-74,8068466186523</text:p>
          </table:table-cell>
          <table:table-cell office:value-type="float" office:value="-74.8496704101563" calcext:value-type="float">
            <text:p>-74,8496704101563</text:p>
          </table:table-cell>
          <table:table-cell office:value-type="float" office:value="-74.9675827026367" calcext:value-type="float">
            <text:p>-74,9675827026367</text:p>
          </table:table-cell>
          <table:table-cell office:value-type="float" office:value="-74.9377288818359" calcext:value-type="float">
            <text:p>-74,9377288818359</text:p>
          </table:table-cell>
          <table:table-cell office:value-type="float" office:value="-74.9384536743164" calcext:value-type="float">
            <text:p>-74,9384536743164</text:p>
          </table:table-cell>
          <table:table-cell office:value-type="float" office:value="-74.8436584472656" calcext:value-type="float">
            <text:p>-74,8436584472656</text:p>
          </table:table-cell>
          <table:table-cell office:value-type="float" office:value="-74.8163452148438" calcext:value-type="float">
            <text:p>-74,8163452148438</text:p>
          </table:table-cell>
          <table:table-cell office:value-type="float" office:value="-74.8680572509766" calcext:value-type="float">
            <text:p>-74,8680572509766</text:p>
          </table:table-cell>
          <table:table-cell office:value-type="float" office:value="-74.795783996582" calcext:value-type="float">
            <text:p>-74,795783996582</text:p>
          </table:table-cell>
          <table:table-cell office:value-type="float" office:value="-74.8489608764648" calcext:value-type="float">
            <text:p>-74,8489608764648</text:p>
          </table:table-cell>
          <table:table-cell office:value-type="float" office:value="-74.8907470703125" calcext:value-type="float">
            <text:p>-74,8907470703125</text:p>
          </table:table-cell>
          <table:table-cell office:value-type="float" office:value="-74.811767578125" calcext:value-type="float">
            <text:p>-74,811767578125</text:p>
          </table:table-cell>
          <table:table-cell office:value-type="float" office:value="-74.868766784668" calcext:value-type="float">
            <text:p>-74,868766784668</text:p>
          </table:table-cell>
          <table:table-cell office:value-type="float" office:value="-74.9656143188477" calcext:value-type="float">
            <text:p>-74,9656143188477</text:p>
          </table:table-cell>
          <table:table-cell office:value-type="float" office:value="-74.8638153076172" calcext:value-type="float">
            <text:p>-74,8638153076172</text:p>
          </table:table-cell>
          <table:table-cell office:value-type="float" office:value="-74.8318405151367" calcext:value-type="float">
            <text:p>-74,8318405151367</text:p>
          </table:table-cell>
          <table:table-cell office:value-type="float" office:value="-74.8038558959961" calcext:value-type="float">
            <text:p>-74,8038558959961</text:p>
          </table:table-cell>
          <table:table-cell office:value-type="float" office:value="-74.6935043334961" calcext:value-type="float">
            <text:p>-74,6935043334961</text:p>
          </table:table-cell>
          <table:table-cell office:value-type="float" office:value="-74.7903442382813" calcext:value-type="float">
            <text:p>-74,7903442382813</text:p>
          </table:table-cell>
          <table:table-cell office:value-type="float" office:value="-74.9124298095703" calcext:value-type="float">
            <text:p>-74,9124298095703</text:p>
          </table:table-cell>
          <table:table-cell office:value-type="float" office:value="-74.9477310180664" calcext:value-type="float">
            <text:p>-74,9477310180664</text:p>
          </table:table-cell>
          <table:table-cell office:value-type="float" office:value="-74.9361343383789" calcext:value-type="float">
            <text:p>-74,9361343383789</text:p>
          </table:table-cell>
          <table:table-cell office:value-type="float" office:value="-74.7546234130859" calcext:value-type="float">
            <text:p>-74,7546234130859</text:p>
          </table:table-cell>
          <table:table-cell office:value-type="float" office:value="-74.8556747436523" calcext:value-type="float">
            <text:p>-74,8556747436523</text:p>
          </table:table-cell>
          <table:table-cell office:value-type="float" office:value="-74.8466720581055" calcext:value-type="float">
            <text:p>-74,8466720581055</text:p>
          </table:table-cell>
          <table:table-cell office:value-type="float" office:value="-74.8355560302734" calcext:value-type="float">
            <text:p>-74,8355560302734</text:p>
          </table:table-cell>
          <table:table-cell office:value-type="float" office:value="-74.8174057006836" calcext:value-type="float">
            <text:p>-74,8174057006836</text:p>
          </table:table-cell>
          <table:table-cell office:value-type="float" office:value="-74.7831497192383" calcext:value-type="float">
            <text:p>-74,7831497192383</text:p>
          </table:table-cell>
          <table:table-cell office:value-type="float" office:value="-74.7756118774414" calcext:value-type="float">
            <text:p>-74,7756118774414</text:p>
          </table:table-cell>
          <table:table-cell office:value-type="float" office:value="-74.8112411499023" calcext:value-type="float">
            <text:p>-74,8112411499023</text:p>
          </table:table-cell>
          <table:table-cell office:value-type="float" office:value="-74.8397827148438" calcext:value-type="float">
            <text:p>-74,8397827148438</text:p>
          </table:table-cell>
          <table:table-cell office:value-type="float" office:value="-74.8281478881836" calcext:value-type="float">
            <text:p>-74,8281478881836</text:p>
          </table:table-cell>
          <table:table-cell office:value-type="float" office:value="-74.7919235229492" calcext:value-type="float">
            <text:p>-74,7919235229492</text:p>
          </table:table-cell>
          <table:table-cell office:value-type="float" office:value="-74.8643493652344" calcext:value-type="float">
            <text:p>-74,8643493652344</text:p>
          </table:table-cell>
          <table:table-cell office:value-type="float" office:value="-74.8321990966797" calcext:value-type="float">
            <text:p>-74,8321990966797</text:p>
          </table:table-cell>
          <table:table-cell office:value-type="float" office:value="-74.8258514404297" calcext:value-type="float">
            <text:p>-74,8258514404297</text:p>
          </table:table-cell>
          <table:table-cell office:value-type="float" office:value="-74.8059692382813" calcext:value-type="float">
            <text:p>-74,8059692382813</text:p>
          </table:table-cell>
          <table:table-cell office:value-type="float" office:value="-74.8203964233398" calcext:value-type="float">
            <text:p>-74,8203964233398</text:p>
          </table:table-cell>
          <table:table-cell office:value-type="float" office:value="-74.7691345214844" calcext:value-type="float">
            <text:p>-74,7691345214844</text:p>
          </table:table-cell>
          <table:table-cell office:value-type="float" office:value="-74.8314971923828" calcext:value-type="float">
            <text:p>-74,8314971923828</text:p>
          </table:table-cell>
          <table:table-cell office:value-type="float" office:value="-74.8182830810547" calcext:value-type="float">
            <text:p>-74,8182830810547</text:p>
          </table:table-cell>
          <table:table-cell office:value-type="float" office:value="-74.8546142578125" calcext:value-type="float">
            <text:p>-74,8546142578125</text:p>
          </table:table-cell>
          <table:table-cell office:value-type="float" office:value="-74.8973236083984" calcext:value-type="float">
            <text:p>-74,8973236083984</text:p>
          </table:table-cell>
          <table:table-cell office:value-type="float" office:value="-74.8841857910156" calcext:value-type="float">
            <text:p>-74,8841857910156</text:p>
          </table:table-cell>
          <table:table-cell office:value-type="float" office:value="-74.8521423339844" calcext:value-type="float">
            <text:p>-74,8521423339844</text:p>
          </table:table-cell>
          <table:table-cell office:value-type="float" office:value="-74.8516159057617" calcext:value-type="float">
            <text:p>-74,8516159057617</text:p>
          </table:table-cell>
          <table:table-cell office:value-type="float" office:value="-74.8457794189453" calcext:value-type="float">
            <text:p>-74,8457794189453</text:p>
          </table:table-cell>
          <table:table-cell office:value-type="float" office:value="-74.8221588134766" calcext:value-type="float">
            <text:p>-74,8221588134766</text:p>
          </table:table-cell>
          <table:table-cell office:value-type="float" office:value="-74.8286743164063" calcext:value-type="float">
            <text:p>-74,8286743164063</text:p>
          </table:table-cell>
          <table:table-cell office:value-type="float" office:value="-74.8468399047852" calcext:value-type="float">
            <text:p>-74,8468399047852</text:p>
          </table:table-cell>
          <table:table-cell office:value-type="float" office:value="-74.8459548950195" calcext:value-type="float">
            <text:p>-74,8459548950195</text:p>
          </table:table-cell>
          <table:table-cell office:value-type="float" office:value="-74.8510818481445" calcext:value-type="float">
            <text:p>-74,8510818481445</text:p>
          </table:table-cell>
          <table:table-cell office:value-type="float" office:value="-74.8537368774414" calcext:value-type="float">
            <text:p>-74,8537368774414</text:p>
          </table:table-cell>
          <table:table-cell office:value-type="float" office:value="-74.780876159668" calcext:value-type="float">
            <text:p>-74,780876159668</text:p>
          </table:table-cell>
          <table:table-cell office:value-type="float" office:value="-74.8103637695313" calcext:value-type="float">
            <text:p>-74,8103637695313</text:p>
          </table:table-cell>
          <table:table-cell office:value-type="float" office:value="-74.8486099243164" calcext:value-type="float">
            <text:p>-74,8486099243164</text:p>
          </table:table-cell>
          <table:table-cell office:value-type="float" office:value="-74.919189453125" calcext:value-type="float">
            <text:p>-74,919189453125</text:p>
          </table:table-cell>
          <table:table-cell office:value-type="float" office:value="-74.8344955444336" calcext:value-type="float">
            <text:p>-74,8344955444336</text:p>
          </table:table-cell>
          <table:table-cell office:value-type="float" office:value="-74.8818817138672" calcext:value-type="float">
            <text:p>-74,8818817138672</text:p>
          </table:table-cell>
          <table:table-cell office:value-type="float" office:value="-74.7600402832031" calcext:value-type="float">
            <text:p>-74,7600402832031</text:p>
          </table:table-cell>
          <table:table-cell office:value-type="float" office:value="-74.7794723510742" calcext:value-type="float">
            <text:p>-74,7794723510742</text:p>
          </table:table-cell>
          <table:table-cell office:value-type="float" office:value="-74.7054901123047" calcext:value-type="float">
            <text:p>-74,7054901123047</text:p>
          </table:table-cell>
          <table:table-cell office:value-type="float" office:value="-74.7027130126953" calcext:value-type="float">
            <text:p>-74,7027130126953</text:p>
          </table:table-cell>
          <table:table-cell office:value-type="float" office:value="-74.6836242675781" calcext:value-type="float">
            <text:p>-74,6836242675781</text:p>
          </table:table-cell>
          <table:table-cell office:value-type="float" office:value="-74.6895217895508" calcext:value-type="float">
            <text:p>-74,6895217895508</text:p>
          </table:table-cell>
          <table:table-cell office:value-type="float" office:value="-74.71435546875" calcext:value-type="float">
            <text:p>-74,71435546875</text:p>
          </table:table-cell>
          <table:table-cell office:value-type="float" office:value="-74.7954254150391" calcext:value-type="float">
            <text:p>-74,7954254150391</text:p>
          </table:table-cell>
          <table:table-cell office:value-type="float" office:value="-74.7868270874023" calcext:value-type="float">
            <text:p>-74,7868270874023</text:p>
          </table:table-cell>
          <table:table-cell office:value-type="float" office:value="-74.7073974609375" calcext:value-type="float">
            <text:p>-74,7073974609375</text:p>
          </table:table-cell>
          <table:table-cell office:value-type="float" office:value="-74.7835006713867" calcext:value-type="float">
            <text:p>-74,7835006713867</text:p>
          </table:table-cell>
          <table:table-cell office:value-type="float" office:value="-74.807731628418" calcext:value-type="float">
            <text:p>-74,807731628418</text:p>
          </table:table-cell>
          <table:table-cell office:value-type="float" office:value="-74.7877044677734" calcext:value-type="float">
            <text:p>-74,7877044677734</text:p>
          </table:table-cell>
          <table:table-cell office:value-type="float" office:value="-74.8063201904297" calcext:value-type="float">
            <text:p>-74,8063201904297</text:p>
          </table:table-cell>
          <table:table-cell office:value-type="float" office:value="-74.7631912231445" calcext:value-type="float">
            <text:p>-74,7631912231445</text:p>
          </table:table-cell>
          <table:table-cell office:value-type="float" office:value="-74.8216247558594" calcext:value-type="float">
            <text:p>-74,8216247558594</text:p>
          </table:table-cell>
          <table:table-cell office:value-type="float" office:value="-74.7906875610352" calcext:value-type="float">
            <text:p>-74,7906875610352</text:p>
          </table:table-cell>
          <table:table-cell office:value-type="float" office:value="-74.7884140014648" calcext:value-type="float">
            <text:p>-74,7884140014648</text:p>
          </table:table-cell>
          <table:table-cell office:value-type="float" office:value="-74.8179321289063" calcext:value-type="float">
            <text:p>-74,8179321289063</text:p>
          </table:table-cell>
          <table:table-cell office:value-type="float" office:value="-74.7801666259766" calcext:value-type="float">
            <text:p>-74,7801666259766</text:p>
          </table:table-cell>
          <table:table-cell office:value-type="float" office:value="-74.7875366210938" calcext:value-type="float">
            <text:p>-74,7875366210938</text:p>
          </table:table-cell>
          <table:table-cell office:value-type="float" office:value="-74.7680892944336" calcext:value-type="float">
            <text:p>-74,7680892944336</text:p>
          </table:table-cell>
          <table:table-cell office:value-type="float" office:value="-74.9035339355469" calcext:value-type="float">
            <text:p>-74,9035339355469</text:p>
          </table:table-cell>
          <table:table-cell office:value-type="float" office:value="-74.7919235229492" calcext:value-type="float">
            <text:p>-74,7919235229492</text:p>
          </table:table-cell>
          <table:table-cell office:value-type="float" office:value="-74.8600997924805" calcext:value-type="float">
            <text:p>-74,8600997924805</text:p>
          </table:table-cell>
          <table:table-cell office:value-type="float" office:value="-74.8230361938477" calcext:value-type="float">
            <text:p>-74,8230361938477</text:p>
          </table:table-cell>
          <table:table-cell office:value-type="float" office:value="-74.7884140014648" calcext:value-type="float">
            <text:p>-74,7884140014648</text:p>
          </table:table-cell>
          <table:table-cell office:value-type="float" office:value="-74.8283233642578" calcext:value-type="float">
            <text:p>-74,8283233642578</text:p>
          </table:table-cell>
          <table:table-cell office:value-type="float" office:value="-74.7260131835938" calcext:value-type="float">
            <text:p>-74,7260131835938</text:p>
          </table:table-cell>
          <table:table-cell office:value-type="float" office:value="-74.6955947875977" calcext:value-type="float">
            <text:p>-74,6955947875977</text:p>
          </table:table-cell>
          <table:table-cell office:value-type="float" office:value="-74.7968368530273" calcext:value-type="float">
            <text:p>-74,7968368530273</text:p>
          </table:table-cell>
          <table:table-cell office:value-type="float" office:value="-74.734375" calcext:value-type="float">
            <text:p>-74,734375</text:p>
          </table:table-cell>
          <table:table-cell office:value-type="float" office:value="-74.604606628418" calcext:value-type="float">
            <text:p>-74,604606628418</text:p>
          </table:table-cell>
          <table:table-cell office:value-type="float" office:value="-74.4842071533203" calcext:value-type="float">
            <text:p>-74,4842071533203</text:p>
          </table:table-cell>
          <table:table-cell office:value-type="float" office:value="-74.5263137817383" calcext:value-type="float">
            <text:p>-74,5263137817383</text:p>
          </table:table-cell>
          <table:table-cell office:value-type="float" office:value="-74.4524230957031" calcext:value-type="float">
            <text:p>-74,4524230957031</text:p>
          </table:table-cell>
          <table:table-cell office:value-type="float" office:value="-74.4199142456055" calcext:value-type="float">
            <text:p>-74,4199142456055</text:p>
          </table:table-cell>
          <table:table-cell office:value-type="float" office:value="-74.3330917358398" calcext:value-type="float">
            <text:p>-74,3330917358398</text:p>
          </table:table-cell>
          <table:table-cell office:value-type="float" office:value="-74.3948974609375" calcext:value-type="float">
            <text:p>-74,3948974609375</text:p>
          </table:table-cell>
          <table:table-cell office:value-type="float" office:value="-74.3539276123047" calcext:value-type="float">
            <text:p>-74,3539276123047</text:p>
          </table:table-cell>
          <table:table-cell office:value-type="float" office:value="-74.3489227294922" calcext:value-type="float">
            <text:p>-74,3489227294922</text:p>
          </table:table-cell>
          <table:table-cell office:value-type="float" office:value="-74.3262710571289" calcext:value-type="float">
            <text:p>-74,3262710571289</text:p>
          </table:table-cell>
          <table:table-cell office:value-type="float" office:value="-74.3932189941406" calcext:value-type="float">
            <text:p>-74,3932189941406</text:p>
          </table:table-cell>
          <table:table-cell office:value-type="float" office:value="-74.3594360351563" calcext:value-type="float">
            <text:p>-74,3594360351563</text:p>
          </table:table-cell>
          <table:table-cell office:value-type="float" office:value="-74.2814788818359" calcext:value-type="float">
            <text:p>-74,2814788818359</text:p>
          </table:table-cell>
          <table:table-cell office:value-type="float" office:value="-74.361930847168" calcext:value-type="float">
            <text:p>-74,361930847168</text:p>
          </table:table-cell>
          <table:table-cell office:value-type="float" office:value="-74.3377532958984" calcext:value-type="float">
            <text:p>-74,3377532958984</text:p>
          </table:table-cell>
          <table:table-cell office:value-type="float" office:value="-74.3474197387695" calcext:value-type="float">
            <text:p>-74,3474197387695</text:p>
          </table:table-cell>
          <table:table-cell office:value-type="float" office:value="-74.3716278076172" calcext:value-type="float">
            <text:p>-74,3716278076172</text:p>
          </table:table-cell>
          <table:table-cell office:value-type="float" office:value="-74.3699493408203" calcext:value-type="float">
            <text:p>-74,3699493408203</text:p>
          </table:table-cell>
          <table:table-cell office:value-type="float" office:value="-74.4084854125977" calcext:value-type="float">
            <text:p>-74,4084854125977</text:p>
          </table:table-cell>
          <table:table-cell office:value-type="float" office:value="-74.3989181518555" calcext:value-type="float">
            <text:p>-74,3989181518555</text:p>
          </table:table-cell>
          <table:table-cell office:value-type="float" office:value="-74.4237823486328" calcext:value-type="float">
            <text:p>-74,4237823486328</text:p>
          </table:table-cell>
          <table:table-cell office:value-type="float" office:value="-74.3984222412109" calcext:value-type="float">
            <text:p>-74,3984222412109</text:p>
          </table:table-cell>
          <table:table-cell office:value-type="float" office:value="-74.3902053833008" calcext:value-type="float">
            <text:p>-74,3902053833008</text:p>
          </table:table-cell>
          <table:table-cell office:value-type="float" office:value="-74.4291610717773" calcext:value-type="float">
            <text:p>-74,4291610717773</text:p>
          </table:table-cell>
          <table:table-cell office:value-type="float" office:value="-74.4557952880859" calcext:value-type="float">
            <text:p>-74,4557952880859</text:p>
          </table:table-cell>
          <table:table-cell office:value-type="float" office:value="-74.3809967041016" calcext:value-type="float">
            <text:p>-74,3809967041016</text:p>
          </table:table-cell>
          <table:table-cell office:value-type="float" office:value="-74.43017578125" calcext:value-type="float">
            <text:p>-74,43017578125</text:p>
          </table:table-cell>
          <table:table-cell office:value-type="float" office:value="-74.366943359375" calcext:value-type="float">
            <text:p>-74,366943359375</text:p>
          </table:table-cell>
          <table:table-cell office:value-type="float" office:value="-74.3554229736328" calcext:value-type="float">
            <text:p>-74,3554229736328</text:p>
          </table:table-cell>
          <table:table-cell office:value-type="float" office:value="-74.3452529907227" calcext:value-type="float">
            <text:p>-74,3452529907227</text:p>
          </table:table-cell>
          <table:table-cell office:value-type="float" office:value="-74.4032821655273" calcext:value-type="float">
            <text:p>-74,4032821655273</text:p>
          </table:table-cell>
          <table:table-cell office:value-type="float" office:value="-74.5488052368164" calcext:value-type="float">
            <text:p>-74,5488052368164</text:p>
          </table:table-cell>
          <table:table-cell office:value-type="float" office:value="-74.4904708862305" calcext:value-type="float">
            <text:p>-74,4904708862305</text:p>
          </table:table-cell>
          <table:table-cell office:value-type="float" office:value="-74.3915481567383" calcext:value-type="float">
            <text:p>-74,3915481567383</text:p>
          </table:table-cell>
          <table:table-cell office:value-type="float" office:value="-74.3294296264648" calcext:value-type="float">
            <text:p>-74,3294296264648</text:p>
          </table:table-cell>
          <table:table-cell office:value-type="float" office:value="-74.3873596191406" calcext:value-type="float">
            <text:p>-74,3873596191406</text:p>
          </table:table-cell>
          <table:table-cell office:value-type="float" office:value="-74.3664474487305" calcext:value-type="float">
            <text:p>-74,3664474487305</text:p>
          </table:table-cell>
          <table:table-cell office:value-type="float" office:value="-74.374137878418" calcext:value-type="float">
            <text:p>-74,374137878418</text:p>
          </table:table-cell>
          <table:table-cell office:value-type="float" office:value="-74.4367446899414" calcext:value-type="float">
            <text:p>-74,4367446899414</text:p>
          </table:table-cell>
          <table:table-cell office:value-type="float" office:value="-74.3751373291016" calcext:value-type="float">
            <text:p>-74,3751373291016</text:p>
          </table:table-cell>
          <table:table-cell office:value-type="float" office:value="-74.3982467651367" calcext:value-type="float">
            <text:p>-74,3982467651367</text:p>
          </table:table-cell>
          <table:table-cell office:value-type="float" office:value="-74.3699493408203" calcext:value-type="float">
            <text:p>-74,3699493408203</text:p>
          </table:table-cell>
          <table:table-cell office:value-type="float" office:value="-74.3719635009766" calcext:value-type="float">
            <text:p>-74,3719635009766</text:p>
          </table:table-cell>
          <table:table-cell office:value-type="float" office:value="-74.3985900878906" calcext:value-type="float">
            <text:p>-74,3985900878906</text:p>
          </table:table-cell>
          <table:table-cell office:value-type="float" office:value="-74.4364013671875" calcext:value-type="float">
            <text:p>-74,4364013671875</text:p>
          </table:table-cell>
          <table:table-cell office:value-type="float" office:value="-74.353759765625" calcext:value-type="float">
            <text:p>-74,353759765625</text:p>
          </table:table-cell>
          <table:table-cell office:value-type="float" office:value="-74.2937393188477" calcext:value-type="float">
            <text:p>-74,2937393188477</text:p>
          </table:table-cell>
          <table:table-cell office:value-type="float" office:value="-74.4831848144531" calcext:value-type="float">
            <text:p>-74,4831848144531</text:p>
          </table:table-cell>
          <table:table-cell office:value-type="float" office:value="-74.3071670532227" calcext:value-type="float">
            <text:p>-74,3071670532227</text:p>
          </table:table-cell>
          <table:table-cell office:value-type="float" office:value="-74.2753601074219" calcext:value-type="float">
            <text:p>-74,2753601074219</text:p>
          </table:table-cell>
          <table:table-cell office:value-type="float" office:value="-74.3855209350586" calcext:value-type="float">
            <text:p>-74,3855209350586</text:p>
          </table:table-cell>
          <table:table-cell office:value-type="float" office:value="-74.3676147460938" calcext:value-type="float">
            <text:p>-74,3676147460938</text:p>
          </table:table-cell>
          <table:table-cell office:value-type="float" office:value="-74.365104675293" calcext:value-type="float">
            <text:p>-74,365104675293</text:p>
          </table:table-cell>
          <table:table-cell office:value-type="float" office:value="-74.4170532226563" calcext:value-type="float">
            <text:p>-74,4170532226563</text:p>
          </table:table-cell>
          <table:table-cell office:value-type="float" office:value="-74.3995895385742" calcext:value-type="float">
            <text:p>-74,3995895385742</text:p>
          </table:table-cell>
          <table:table-cell office:value-type="float" office:value="-74.3729705810547" calcext:value-type="float">
            <text:p>-74,3729705810547</text:p>
          </table:table-cell>
          <table:table-cell office:value-type="float" office:value="-74.3712921142578" calcext:value-type="float">
            <text:p>-74,3712921142578</text:p>
          </table:table-cell>
          <table:table-cell office:value-type="float" office:value="-74.34375" calcext:value-type="float">
            <text:p>-74,34375</text:p>
          </table:table-cell>
          <table:table-cell office:value-type="float" office:value="-74.3738021850586" calcext:value-type="float">
            <text:p>-74,3738021850586</text:p>
          </table:table-cell>
          <table:table-cell office:value-type="float" office:value="-74.3671112060547" calcext:value-type="float">
            <text:p>-74,3671112060547</text:p>
          </table:table-cell>
          <table:table-cell office:value-type="float" office:value="-74.3912048339844" calcext:value-type="float">
            <text:p>-74,3912048339844</text:p>
          </table:table-cell>
          <table:table-cell office:value-type="float" office:value="-74.3734664916992" calcext:value-type="float">
            <text:p>-74,3734664916992</text:p>
          </table:table-cell>
          <table:table-cell office:value-type="float" office:value="-74.3186187744141" calcext:value-type="float">
            <text:p>-74,3186187744141</text:p>
          </table:table-cell>
          <table:table-cell office:value-type="float" office:value="-74.3394165039063" calcext:value-type="float">
            <text:p>-74,3394165039063</text:p>
          </table:table-cell>
          <table:table-cell office:value-type="float" office:value="-74.3480834960938" calcext:value-type="float">
            <text:p>-74,3480834960938</text:p>
          </table:table-cell>
          <table:table-cell office:value-type="float" office:value="-74.3597640991211" calcext:value-type="float">
            <text:p>-74,3597640991211</text:p>
          </table:table-cell>
          <table:table-cell office:value-type="float" office:value="-74.2947311401367" calcext:value-type="float">
            <text:p>-74,2947311401367</text:p>
          </table:table-cell>
          <table:table-cell office:value-type="float" office:value="-74.3540878295898" calcext:value-type="float">
            <text:p>-74,3540878295898</text:p>
          </table:table-cell>
          <table:table-cell office:value-type="float" office:value="-74.2867813110352" calcext:value-type="float">
            <text:p>-74,2867813110352</text:p>
          </table:table-cell>
          <table:table-cell office:value-type="float" office:value="-74.4123458862305" calcext:value-type="float">
            <text:p>-74,4123458862305</text:p>
          </table:table-cell>
          <table:table-cell office:value-type="float" office:value="-74.3999328613281" calcext:value-type="float">
            <text:p>-74,3999328613281</text:p>
          </table:table-cell>
          <table:table-cell office:value-type="float" office:value="-74.4219284057617" calcext:value-type="float">
            <text:p>-74,4219284057617</text:p>
          </table:table-cell>
          <table:table-cell office:value-type="float" office:value="-74.3954010009766" calcext:value-type="float">
            <text:p>-74,3954010009766</text:p>
          </table:table-cell>
          <table:table-cell office:value-type="float" office:value="-74.4896240234375" calcext:value-type="float">
            <text:p>-74,4896240234375</text:p>
          </table:table-cell>
          <table:table-cell office:value-type="float" office:value="-74.3754806518555" calcext:value-type="float">
            <text:p>-74,3754806518555</text:p>
          </table:table-cell>
          <table:table-cell office:value-type="float" office:value="-74.3332595825195" calcext:value-type="float">
            <text:p>-74,3332595825195</text:p>
          </table:table-cell>
          <table:table-cell office:value-type="float" office:value="-74.3937301635742" calcext:value-type="float">
            <text:p>-74,3937301635742</text:p>
          </table:table-cell>
          <table:table-cell office:value-type="float" office:value="-74.2975463867188" calcext:value-type="float">
            <text:p>-74,2975463867188</text:p>
          </table:table-cell>
          <table:table-cell office:value-type="float" office:value="-74.3676147460938" calcext:value-type="float">
            <text:p>-74,3676147460938</text:p>
          </table:table-cell>
          <table:table-cell office:value-type="float" office:value="-74.338249206543" calcext:value-type="float">
            <text:p>-74,338249206543</text:p>
          </table:table-cell>
          <table:table-cell office:value-type="float" office:value="-74.3838424682617" calcext:value-type="float">
            <text:p>-74,3838424682617</text:p>
          </table:table-cell>
          <table:table-cell office:value-type="float" office:value="-74.4205780029297" calcext:value-type="float">
            <text:p>-74,4205780029297</text:p>
          </table:table-cell>
          <table:table-cell office:value-type="float" office:value="-74.3903732299805" calcext:value-type="float">
            <text:p>-74,3903732299805</text:p>
          </table:table-cell>
          <table:table-cell office:value-type="float" office:value="-74.3726272583008" calcext:value-type="float">
            <text:p>-74,3726272583008</text:p>
          </table:table-cell>
          <table:table-cell office:value-type="float" office:value="-74.4488754272461" calcext:value-type="float">
            <text:p>-74,4488754272461</text:p>
          </table:table-cell>
          <table:table-cell office:value-type="float" office:value="-74.3838424682617" calcext:value-type="float">
            <text:p>-74,3838424682617</text:p>
          </table:table-cell>
          <table:table-cell office:value-type="float" office:value="-74.3347549438477" calcext:value-type="float">
            <text:p>-74,3347549438477</text:p>
          </table:table-cell>
          <table:table-cell office:value-type="float" office:value="-74.423942565918" calcext:value-type="float">
            <text:p>-74,423942565918</text:p>
          </table:table-cell>
          <table:table-cell office:value-type="float" office:value="-74.3284378051758" calcext:value-type="float">
            <text:p>-74,3284378051758</text:p>
          </table:table-cell>
          <table:table-cell office:value-type="float" office:value="-74.3050079345703" calcext:value-type="float">
            <text:p>-74,3050079345703</text:p>
          </table:table-cell>
          <table:table-cell office:value-type="float" office:value="-74.326774597168" calcext:value-type="float">
            <text:p>-74,326774597168</text:p>
          </table:table-cell>
          <table:table-cell office:value-type="float" office:value="-74.3146362304688" calcext:value-type="float">
            <text:p>-74,3146362304688</text:p>
          </table:table-cell>
          <table:table-cell office:value-type="float" office:value="-74.2803268432617" calcext:value-type="float">
            <text:p>-74,2803268432617</text:p>
          </table:table-cell>
          <table:table-cell office:value-type="float" office:value="-74.3754806518555" calcext:value-type="float">
            <text:p>-74,3754806518555</text:p>
          </table:table-cell>
          <table:table-cell office:value-type="float" office:value="-74.3974151611328" calcext:value-type="float">
            <text:p>-74,3974151611328</text:p>
          </table:table-cell>
          <table:table-cell office:value-type="float" office:value="-74.7764892578125" calcext:value-type="float">
            <text:p>-74,7764892578125</text:p>
          </table:table-cell>
          <table:table-cell office:value-type="float" office:value="-74.7752685546875" calcext:value-type="float">
            <text:p>-74,7752685546875</text:p>
          </table:table-cell>
          <table:table-cell office:value-type="float" office:value="-74.8012237548828" calcext:value-type="float">
            <text:p>-74,8012237548828</text:p>
          </table:table-cell>
          <table:table-cell office:value-type="float" office:value="-74.7940292358398" calcext:value-type="float">
            <text:p>-74,7940292358398</text:p>
          </table:table-cell>
          <table:table-cell office:value-type="float" office:value="-74.8980255126953" calcext:value-type="float">
            <text:p>-74,8980255126953</text:p>
          </table:table-cell>
          <table:table-cell office:value-type="float" office:value="-74.8765640258789" calcext:value-type="float">
            <text:p>-74,8765640258789</text:p>
          </table:table-cell>
          <table:table-cell office:value-type="float" office:value="-74.9199066162109" calcext:value-type="float">
            <text:p>-74,9199066162109</text:p>
          </table:table-cell>
          <table:table-cell office:value-type="float" office:value="-74.9281005859375" calcext:value-type="float">
            <text:p>-74,9281005859375</text:p>
          </table:table-cell>
          <table:table-cell office:value-type="float" office:value="-74.9243621826172" calcext:value-type="float">
            <text:p>-74,9243621826172</text:p>
          </table:table-cell>
          <table:table-cell office:value-type="float" office:value="-74.9140319824219" calcext:value-type="float">
            <text:p>-74,9140319824219</text:p>
          </table:table-cell>
          <table:table-cell office:value-type="float" office:value="-74.9325637817383" calcext:value-type="float">
            <text:p>-74,9325637817383</text:p>
          </table:table-cell>
          <table:table-cell office:value-type="float" office:value="-74.9286346435547" calcext:value-type="float">
            <text:p>-74,9286346435547</text:p>
          </table:table-cell>
          <table:table-cell office:value-type="float" office:value="-74.8270874023438" calcext:value-type="float">
            <text:p>-74,8270874023438</text:p>
          </table:table-cell>
          <table:table-cell office:value-type="float" office:value="-74.9286346435547" calcext:value-type="float">
            <text:p>-74,9286346435547</text:p>
          </table:table-cell>
          <table:table-cell office:value-type="float" office:value="-74.8870239257813" calcext:value-type="float">
            <text:p>-74,8870239257813</text:p>
          </table:table-cell>
          <table:table-cell office:value-type="float" office:value="-74.9384536743164" calcext:value-type="float">
            <text:p>-74,9384536743164</text:p>
          </table:table-cell>
          <table:table-cell office:value-type="float" office:value="-74.9439849853516" calcext:value-type="float">
            <text:p>-74,9439849853516</text:p>
          </table:table-cell>
          <table:table-cell office:value-type="float" office:value="-74.917594909668" calcext:value-type="float">
            <text:p>-74,917594909668</text:p>
          </table:table-cell>
          <table:table-cell office:value-type="float" office:value="-74.9448699951172" calcext:value-type="float">
            <text:p>-74,9448699951172</text:p>
          </table:table-cell>
          <table:table-cell office:value-type="float" office:value="-74.9357681274414" calcext:value-type="float">
            <text:p>-74,9357681274414</text:p>
          </table:table-cell>
          <table:table-cell office:value-type="float" office:value="-74.9147415161133" calcext:value-type="float">
            <text:p>-74,9147415161133</text:p>
          </table:table-cell>
          <table:table-cell office:value-type="float" office:value="-74.8886184692383" calcext:value-type="float">
            <text:p>-74,8886184692383</text:p>
          </table:table-cell>
          <table:table-cell office:value-type="float" office:value="-74.9151000976563" calcext:value-type="float">
            <text:p>-74,9151000976563</text:p>
          </table:table-cell>
          <table:table-cell office:value-type="float" office:value="-74.8329010009766" calcext:value-type="float">
            <text:p>-74,8329010009766</text:p>
          </table:table-cell>
          <table:table-cell office:value-type="float" office:value="-74.8452529907227" calcext:value-type="float">
            <text:p>-74,8452529907227</text:p>
          </table:table-cell>
          <table:table-cell office:value-type="float" office:value="-74.8493118286133" calcext:value-type="float">
            <text:p>-74,8493118286133</text:p>
          </table:table-cell>
          <table:table-cell office:value-type="float" office:value="-74.8609848022461" calcext:value-type="float">
            <text:p>-74,8609848022461</text:p>
          </table:table-cell>
          <table:table-cell office:value-type="float" office:value="-74.8877334594727" calcext:value-type="float">
            <text:p>-74,8877334594727</text:p>
          </table:table-cell>
          <table:table-cell office:value-type="float" office:value="-74.8500213623047" calcext:value-type="float">
            <text:p>-74,8500213623047</text:p>
          </table:table-cell>
          <table:table-cell office:value-type="float" office:value="-74.8850708007813" calcext:value-type="float">
            <text:p>-74,8850708007813</text:p>
          </table:table-cell>
          <table:table-cell office:value-type="float" office:value="-74.8501968383789" calcext:value-type="float">
            <text:p>-74,8501968383789</text:p>
          </table:table-cell>
          <table:table-cell office:value-type="float" office:value="-74.8982086181641" calcext:value-type="float">
            <text:p>-74,8982086181641</text:p>
          </table:table-cell>
          <table:table-cell office:value-type="float" office:value="-74.9113616943359" calcext:value-type="float">
            <text:p>-74,9113616943359</text:p>
          </table:table-cell>
          <table:table-cell office:value-type="float" office:value="-74.8010482788086" calcext:value-type="float">
            <text:p>-74,8010482788086</text:p>
          </table:table-cell>
          <table:table-cell office:value-type="float" office:value="-74.8712463378906" calcext:value-type="float">
            <text:p>-74,8712463378906</text:p>
          </table:table-cell>
          <table:table-cell office:value-type="float" office:value="-74.861686706543" calcext:value-type="float">
            <text:p>-74,861686706543</text:p>
          </table:table-cell>
          <table:table-cell office:value-type="float" office:value="-74.8666381835938" calcext:value-type="float">
            <text:p>-74,8666381835938</text:p>
          </table:table-cell>
          <table:table-cell office:value-type="float" office:value="-74.8493118286133" calcext:value-type="float">
            <text:p>-74,8493118286133</text:p>
          </table:table-cell>
          <table:table-cell office:value-type="float" office:value="-74.8505554199219" calcext:value-type="float">
            <text:p>-74,8505554199219</text:p>
          </table:table-cell>
          <table:table-cell office:value-type="float" office:value="-74.8473739624023" calcext:value-type="float">
            <text:p>-74,8473739624023</text:p>
          </table:table-cell>
          <table:table-cell office:value-type="float" office:value="-74.8429565429688" calcext:value-type="float">
            <text:p>-74,8429565429688</text:p>
          </table:table-cell>
          <table:table-cell office:value-type="float" office:value="-74.8290252685547" calcext:value-type="float">
            <text:p>-74,8290252685547</text:p>
          </table:table-cell>
          <table:table-cell office:value-type="float" office:value="-74.7773666381836" calcext:value-type="float">
            <text:p>-74,7773666381836</text:p>
          </table:table-cell>
          <table:table-cell office:value-type="float" office:value="-74.802978515625" calcext:value-type="float">
            <text:p>-74,802978515625</text:p>
          </table:table-cell>
          <table:table-cell office:value-type="float" office:value="-74.8433151245117" calcext:value-type="float">
            <text:p>-74,8433151245117</text:p>
          </table:table-cell>
          <table:table-cell office:value-type="float" office:value="-74.8321990966797" calcext:value-type="float">
            <text:p>-74,8321990966797</text:p>
          </table:table-cell>
          <table:table-cell office:value-type="float" office:value="-74.8424301147461" calcext:value-type="float">
            <text:p>-74,8424301147461</text:p>
          </table:table-cell>
          <table:table-cell office:value-type="float" office:value="-74.8112411499023" calcext:value-type="float">
            <text:p>-74,8112411499023</text:p>
          </table:table-cell>
          <table:table-cell office:value-type="float" office:value="-74.8932342529297" calcext:value-type="float">
            <text:p>-74,8932342529297</text:p>
          </table:table-cell>
          <table:table-cell office:value-type="float" office:value="-74.937370300293" calcext:value-type="float">
            <text:p>-74,937370300293</text:p>
          </table:table-cell>
          <table:table-cell office:value-type="float" office:value="-74.911003112793" calcext:value-type="float">
            <text:p>-74,911003112793</text:p>
          </table:table-cell>
          <table:table-cell office:value-type="float" office:value="-74.8661117553711" calcext:value-type="float">
            <text:p>-74,8661117553711</text:p>
          </table:table-cell>
          <table:table-cell office:value-type="float" office:value="-74.7721176147461" calcext:value-type="float">
            <text:p>-74,7721176147461</text:p>
          </table:table-cell>
          <table:table-cell office:value-type="float" office:value="-74.836784362793" calcext:value-type="float">
            <text:p>-74,836784362793</text:p>
          </table:table-cell>
          <table:table-cell office:value-type="float" office:value="-74.9372024536133" calcext:value-type="float">
            <text:p>-74,9372024536133</text:p>
          </table:table-cell>
          <table:table-cell office:value-type="float" office:value="-74.8730163574219" calcext:value-type="float">
            <text:p>-74,8730163574219</text:p>
          </table:table-cell>
          <table:table-cell office:value-type="float" office:value="-74.9713439941406" calcext:value-type="float">
            <text:p>-74,9713439941406</text:p>
          </table:table-cell>
          <table:table-cell office:value-type="float" office:value="-74.9779815673828" calcext:value-type="float">
            <text:p>-74,9779815673828</text:p>
          </table:table-cell>
          <table:table-cell office:value-type="float" office:value="-74.9252471923828" calcext:value-type="float">
            <text:p>-74,9252471923828</text:p>
          </table:table-cell>
          <table:table-cell office:value-type="float" office:value="-74.9616775512695" calcext:value-type="float">
            <text:p>-74,9616775512695</text:p>
          </table:table-cell>
          <table:table-cell office:value-type="float" office:value="-74.811767578125" calcext:value-type="float">
            <text:p>-74,811767578125</text:p>
          </table:table-cell>
          <table:table-cell office:value-type="float" office:value="-74.8682403564453" calcext:value-type="float">
            <text:p>-74,8682403564453</text:p>
          </table:table-cell>
          <table:table-cell office:value-type="float" office:value="-74.8998107910156" calcext:value-type="float">
            <text:p>-74,8998107910156</text:p>
          </table:table-cell>
          <table:table-cell office:value-type="float" office:value="-74.7686157226563" calcext:value-type="float">
            <text:p>-74,7686157226563</text:p>
          </table:table-cell>
          <table:table-cell office:value-type="float" office:value="-74.8859558105469" calcext:value-type="float">
            <text:p>-74,8859558105469</text:p>
          </table:table-cell>
          <table:table-cell office:value-type="float" office:value="-74.8078994750977" calcext:value-type="float">
            <text:p>-74,8078994750977</text:p>
          </table:table-cell>
          <table:table-cell office:value-type="float" office:value="-74.9069137573242" calcext:value-type="float">
            <text:p>-74,9069137573242</text:p>
          </table:table-cell>
          <table:table-cell office:value-type="float" office:value="-74.9021148681641" calcext:value-type="float">
            <text:p>-74,9021148681641</text:p>
          </table:table-cell>
          <table:table-cell office:value-type="float" office:value="-74.8350219726563" calcext:value-type="float">
            <text:p>-74,8350219726563</text:p>
          </table:table-cell>
          <table:table-cell office:value-type="float" office:value="-74.8521423339844" calcext:value-type="float">
            <text:p>-74,8521423339844</text:p>
          </table:table-cell>
          <table:table-cell office:value-type="float" office:value="-74.8615112304688" calcext:value-type="float">
            <text:p>-74,8615112304688</text:p>
          </table:table-cell>
          <table:table-cell office:value-type="float" office:value="-74.9063873291016" calcext:value-type="float">
            <text:p>-74,9063873291016</text:p>
          </table:table-cell>
          <table:table-cell office:value-type="float" office:value="-74.8362579345703" calcext:value-type="float">
            <text:p>-74,8362579345703</text:p>
          </table:table-cell>
          <table:table-cell office:value-type="float" office:value="-74.8149337768555" calcext:value-type="float">
            <text:p>-74,8149337768555</text:p>
          </table:table-cell>
          <table:table-cell office:value-type="float" office:value="-74.7875366210938" calcext:value-type="float">
            <text:p>-74,7875366210938</text:p>
          </table:table-cell>
          <table:table-cell office:value-type="float" office:value="-74.8549652099609" calcext:value-type="float">
            <text:p>-74,8549652099609</text:p>
          </table:table-cell>
          <table:table-cell office:value-type="float" office:value="-74.8138809204102" calcext:value-type="float">
            <text:p>-74,8138809204102</text:p>
          </table:table-cell>
          <table:table-cell office:value-type="float" office:value="-74.9012222290039" calcext:value-type="float">
            <text:p>-74,9012222290039</text:p>
          </table:table-cell>
          <table:table-cell office:value-type="float" office:value="-74.811767578125" calcext:value-type="float">
            <text:p>-74,811767578125</text:p>
          </table:table-cell>
          <table:table-cell office:value-type="float" office:value="-74.8017578125" calcext:value-type="float">
            <text:p>-74,8017578125</text:p>
          </table:table-cell>
          <table:table-cell office:value-type="float" office:value="-74.8212738037109" calcext:value-type="float">
            <text:p>-74,8212738037109</text:p>
          </table:table-cell>
          <table:table-cell office:value-type="float" office:value="-74.9049606323242" calcext:value-type="float">
            <text:p>-74,9049606323242</text:p>
          </table:table-cell>
          <table:table-cell office:value-type="float" office:value="-74.8608093261719" calcext:value-type="float">
            <text:p>-74,8608093261719</text:p>
          </table:table-cell>
          <table:table-cell office:value-type="float" office:value="-74.8852462768555" calcext:value-type="float">
            <text:p>-74,8852462768555</text:p>
          </table:table-cell>
          <table:table-cell office:value-type="float" office:value="-74.8390731811523" calcext:value-type="float">
            <text:p>-74,8390731811523</text:p>
          </table:table-cell>
          <table:table-cell office:value-type="float" office:value="-74.9147415161133" calcext:value-type="float">
            <text:p>-74,9147415161133</text:p>
          </table:table-cell>
          <table:table-cell office:value-type="float" office:value="-74.7378616333008" calcext:value-type="float">
            <text:p>-74,7378616333008</text:p>
          </table:table-cell>
          <table:table-cell office:value-type="float" office:value="-74.8212738037109" calcext:value-type="float">
            <text:p>-74,8212738037109</text:p>
          </table:table-cell>
          <table:table-cell office:value-type="float" office:value="-74.9423751831055" calcext:value-type="float">
            <text:p>-74,9423751831055</text:p>
          </table:table-cell>
          <table:table-cell office:value-type="float" office:value="-74.8843612670898" calcext:value-type="float">
            <text:p>-74,8843612670898</text:p>
          </table:table-cell>
          <table:table-cell office:value-type="float" office:value="-74.8698272705078" calcext:value-type="float">
            <text:p>-74,8698272705078</text:p>
          </table:table-cell>
          <table:table-cell office:value-type="float" office:value="-74.8061447143555" calcext:value-type="float">
            <text:p>-74,8061447143555</text:p>
          </table:table-cell>
          <table:table-cell office:value-type="float" office:value="-74.8299026489258" calcext:value-type="float">
            <text:p>-74,8299026489258</text:p>
          </table:table-cell>
          <table:table-cell office:value-type="float" office:value="-74.7735137939453" calcext:value-type="float">
            <text:p>-74,7735137939453</text:p>
          </table:table-cell>
          <table:table-cell office:value-type="float" office:value="-74.3938903808594" calcext:value-type="float">
            <text:p>-74,3938903808594</text:p>
          </table:table-cell>
          <table:table-cell office:value-type="float" office:value="-74.3823394775391" calcext:value-type="float">
            <text:p>-74,3823394775391</text:p>
          </table:table-cell>
          <table:table-cell office:value-type="float" office:value="-74.4847106933594" calcext:value-type="float">
            <text:p>-74,4847106933594</text:p>
          </table:table-cell>
          <table:table-cell office:value-type="float" office:value="-74.4769287109375" calcext:value-type="float">
            <text:p>-74,4769287109375</text:p>
          </table:table-cell>
          <table:table-cell office:value-type="float" office:value="-74.4804763793945" calcext:value-type="float">
            <text:p>-74,4804763793945</text:p>
          </table:table-cell>
          <table:table-cell office:value-type="float" office:value="-74.4173889160156" calcext:value-type="float">
            <text:p>-74,4173889160156</text:p>
          </table:table-cell>
          <table:table-cell office:value-type="float" office:value="-74.4123458862305" calcext:value-type="float">
            <text:p>-74,4123458862305</text:p>
          </table:table-cell>
          <table:table-cell office:value-type="float" office:value="-74.4128494262695" calcext:value-type="float">
            <text:p>-74,4128494262695</text:p>
          </table:table-cell>
          <table:table-cell office:value-type="float" office:value="-74.431526184082" calcext:value-type="float">
            <text:p>-74,431526184082</text:p>
          </table:table-cell>
          <table:table-cell office:value-type="float" office:value="-74.3923873901367" calcext:value-type="float">
            <text:p>-74,3923873901367</text:p>
          </table:table-cell>
          <table:table-cell office:value-type="float" office:value="-74.4552917480469" calcext:value-type="float">
            <text:p>-74,4552917480469</text:p>
          </table:table-cell>
          <table:table-cell office:value-type="float" office:value="-74.4192428588867" calcext:value-type="float">
            <text:p>-74,4192428588867</text:p>
          </table:table-cell>
          <table:table-cell office:value-type="float" office:value="-74.3893661499023" calcext:value-type="float">
            <text:p>-74,3893661499023</text:p>
          </table:table-cell>
          <table:table-cell office:value-type="float" office:value="-74.4627227783203" calcext:value-type="float">
            <text:p>-74,4627227783203</text:p>
          </table:table-cell>
          <table:table-cell office:value-type="float" office:value="-74.3768081665039" calcext:value-type="float">
            <text:p>-74,3768081665039</text:p>
          </table:table-cell>
          <table:table-cell office:value-type="float" office:value="-74.3399200439453" calcext:value-type="float">
            <text:p>-74,3399200439453</text:p>
          </table:table-cell>
          <table:table-cell office:value-type="float" office:value="-74.4311828613281" calcext:value-type="float">
            <text:p>-74,4311828613281</text:p>
          </table:table-cell>
          <table:table-cell office:value-type="float" office:value="-74.3221130371094" calcext:value-type="float">
            <text:p>-74,3221130371094</text:p>
          </table:table-cell>
          <table:table-cell office:value-type="float" office:value="-74.4266357421875" calcext:value-type="float">
            <text:p>-74,4266357421875</text:p>
          </table:table-cell>
          <table:table-cell office:value-type="float" office:value="-74.4047927856445" calcext:value-type="float">
            <text:p>-74,4047927856445</text:p>
          </table:table-cell>
          <table:table-cell office:value-type="float" office:value="-74.4276504516602" calcext:value-type="float">
            <text:p>-74,4276504516602</text:p>
          </table:table-cell>
          <table:table-cell office:value-type="float" office:value="-74.3309326171875" calcext:value-type="float">
            <text:p>-74,3309326171875</text:p>
          </table:table-cell>
          <table:table-cell office:value-type="float" office:value="-74.3672866821289" calcext:value-type="float">
            <text:p>-74,3672866821289</text:p>
          </table:table-cell>
          <table:table-cell office:value-type="float" office:value="-74.2606506347656" calcext:value-type="float">
            <text:p>-74,2606506347656</text:p>
          </table:table-cell>
          <table:table-cell office:value-type="float" office:value="-74.3840103149414" calcext:value-type="float">
            <text:p>-74,3840103149414</text:p>
          </table:table-cell>
          <table:table-cell office:value-type="float" office:value="-74.4104995727539" calcext:value-type="float">
            <text:p>-74,4104995727539</text:p>
          </table:table-cell>
          <table:table-cell office:value-type="float" office:value="-74.392219543457" calcext:value-type="float">
            <text:p>-74,392219543457</text:p>
          </table:table-cell>
          <table:table-cell office:value-type="float" office:value="-74.2970504760742" calcext:value-type="float">
            <text:p>-74,2970504760742</text:p>
          </table:table-cell>
          <table:table-cell office:value-type="float" office:value="-74.2934036254883" calcext:value-type="float">
            <text:p>-74,2934036254883</text:p>
          </table:table-cell>
          <table:table-cell office:value-type="float" office:value="-74.3727951049805" calcext:value-type="float">
            <text:p>-74,3727951049805</text:p>
          </table:table-cell>
          <table:table-cell office:value-type="float" office:value="-74.3212814331055" calcext:value-type="float">
            <text:p>-74,3212814331055</text:p>
          </table:table-cell>
          <table:table-cell office:value-type="float" office:value="-74.4089965820313" calcext:value-type="float">
            <text:p>-74,4089965820313</text:p>
          </table:table-cell>
          <table:table-cell office:value-type="float" office:value="-74.4455032348633" calcext:value-type="float">
            <text:p>-74,4455032348633</text:p>
          </table:table-cell>
          <table:table-cell office:value-type="float" office:value="-74.3957366943359" calcext:value-type="float">
            <text:p>-74,3957366943359</text:p>
          </table:table-cell>
          <table:table-cell office:value-type="float" office:value="-74.4451675415039" calcext:value-type="float">
            <text:p>-74,4451675415039</text:p>
          </table:table-cell>
          <table:table-cell office:value-type="float" office:value="-74.4167251586914" calcext:value-type="float">
            <text:p>-74,4167251586914</text:p>
          </table:table-cell>
          <table:table-cell office:value-type="float" office:value="-74.3405914306641" calcext:value-type="float">
            <text:p>-74,3405914306641</text:p>
          </table:table-cell>
          <table:table-cell office:value-type="float" office:value="-74.3545837402344" calcext:value-type="float">
            <text:p>-74,3545837402344</text:p>
          </table:table-cell>
          <table:table-cell office:value-type="float" office:value="-74.3557586669922" calcext:value-type="float">
            <text:p>-74,3557586669922</text:p>
          </table:table-cell>
          <table:table-cell office:value-type="float" office:value="-74.4278182983398" calcext:value-type="float">
            <text:p>-74,4278182983398</text:p>
          </table:table-cell>
          <table:table-cell office:value-type="float" office:value="-74.3989181518555" calcext:value-type="float">
            <text:p>-74,3989181518555</text:p>
          </table:table-cell>
          <table:table-cell office:value-type="float" office:value="-74.3803253173828" calcext:value-type="float">
            <text:p>-74,3803253173828</text:p>
          </table:table-cell>
          <table:table-cell office:value-type="float" office:value="-74.4439926147461" calcext:value-type="float">
            <text:p>-74,4439926147461</text:p>
          </table:table-cell>
          <table:table-cell office:value-type="float" office:value="-74.4147033691406" calcext:value-type="float">
            <text:p>-74,4147033691406</text:p>
          </table:table-cell>
          <table:table-cell office:value-type="float" office:value="-74.4764175415039" calcext:value-type="float">
            <text:p>-74,4764175415039</text:p>
          </table:table-cell>
          <table:table-cell office:value-type="float" office:value="-74.4058074951172" calcext:value-type="float">
            <text:p>-74,4058074951172</text:p>
          </table:table-cell>
          <table:table-cell office:value-type="float" office:value="-74.3833389282227" calcext:value-type="float">
            <text:p>-74,3833389282227</text:p>
          </table:table-cell>
          <table:table-cell office:value-type="float" office:value="-74.3992614746094" calcext:value-type="float">
            <text:p>-74,3992614746094</text:p>
          </table:table-cell>
          <table:table-cell office:value-type="float" office:value="-74.4544448852539" calcext:value-type="float">
            <text:p>-74,4544448852539</text:p>
          </table:table-cell>
          <table:table-cell office:value-type="float" office:value="-74.4453353881836" calcext:value-type="float">
            <text:p>-74,4453353881836</text:p>
          </table:table-cell>
          <table:table-cell office:value-type="float" office:value="-74.4120178222656" calcext:value-type="float">
            <text:p>-74,4120178222656</text:p>
          </table:table-cell>
          <table:table-cell office:value-type="float" office:value="-74.291748046875" calcext:value-type="float">
            <text:p>-74,291748046875</text:p>
          </table:table-cell>
          <table:table-cell office:value-type="float" office:value="-74.4274826049805" calcext:value-type="float">
            <text:p>-74,4274826049805</text:p>
          </table:table-cell>
          <table:table-cell office:value-type="float" office:value="-74.4401168823242" calcext:value-type="float">
            <text:p>-74,4401168823242</text:p>
          </table:table-cell>
          <table:table-cell office:value-type="float" office:value="-74.4076538085938" calcext:value-type="float">
            <text:p>-74,4076538085938</text:p>
          </table:table-cell>
          <table:table-cell office:value-type="float" office:value="-74.4079818725586" calcext:value-type="float">
            <text:p>-74,4079818725586</text:p>
          </table:table-cell>
          <table:table-cell office:value-type="float" office:value="-74.3863525390625" calcext:value-type="float">
            <text:p>-74,3863525390625</text:p>
          </table:table-cell>
          <table:table-cell office:value-type="float" office:value="-74.3606033325195" calcext:value-type="float">
            <text:p>-74,3606033325195</text:p>
          </table:table-cell>
          <table:table-cell office:value-type="float" office:value="-74.4138641357422" calcext:value-type="float">
            <text:p>-74,4138641357422</text:p>
          </table:table-cell>
          <table:table-cell office:value-type="float" office:value="-74.4204177856445" calcext:value-type="float">
            <text:p>-74,4204177856445</text:p>
          </table:table-cell>
          <table:table-cell office:value-type="float" office:value="-74.3379211425781" calcext:value-type="float">
            <text:p>-74,3379211425781</text:p>
          </table:table-cell>
          <table:table-cell office:value-type="float" office:value="-74.4022750854492" calcext:value-type="float">
            <text:p>-74,4022750854492</text:p>
          </table:table-cell>
          <table:table-cell office:value-type="float" office:value="-74.3592681884766" calcext:value-type="float">
            <text:p>-74,3592681884766</text:p>
          </table:table-cell>
          <table:table-cell office:value-type="float" office:value="-74.3149642944336" calcext:value-type="float">
            <text:p>-74,3149642944336</text:p>
          </table:table-cell>
          <table:table-cell office:value-type="float" office:value="-74.3074951171875" calcext:value-type="float">
            <text:p>-74,3074951171875</text:p>
          </table:table-cell>
          <table:table-cell office:value-type="float" office:value="-74.3763122558594" calcext:value-type="float">
            <text:p>-74,3763122558594</text:p>
          </table:table-cell>
          <table:table-cell office:value-type="float" office:value="-74.3612747192383" calcext:value-type="float">
            <text:p>-74,3612747192383</text:p>
          </table:table-cell>
          <table:table-cell office:value-type="float" office:value="-74.3659439086914" calcext:value-type="float">
            <text:p>-74,3659439086914</text:p>
          </table:table-cell>
          <table:table-cell office:value-type="float" office:value="-74.3719635009766" calcext:value-type="float">
            <text:p>-74,3719635009766</text:p>
          </table:table-cell>
          <table:table-cell office:value-type="float" office:value="-74.3930587768555" calcext:value-type="float">
            <text:p>-74,3930587768555</text:p>
          </table:table-cell>
          <table:table-cell office:value-type="float" office:value="-74.4303359985352" calcext:value-type="float">
            <text:p>-74,4303359985352</text:p>
          </table:table-cell>
          <table:table-cell office:value-type="float" office:value="-74.4463500976563" calcext:value-type="float">
            <text:p>-74,4463500976563</text:p>
          </table:table-cell>
          <table:table-cell office:value-type="float" office:value="-74.3399200439453" calcext:value-type="float">
            <text:p>-74,3399200439453</text:p>
          </table:table-cell>
          <table:table-cell office:value-type="float" office:value="-74.3905410766602" calcext:value-type="float">
            <text:p>-74,3905410766602</text:p>
          </table:table-cell>
          <table:table-cell office:value-type="float" office:value="-74.3724594116211" calcext:value-type="float">
            <text:p>-74,3724594116211</text:p>
          </table:table-cell>
          <table:table-cell office:value-type="float" office:value="-74.4157104492188" calcext:value-type="float">
            <text:p>-74,4157104492188</text:p>
          </table:table-cell>
          <table:table-cell office:value-type="float" office:value="-74.3494186401367" calcext:value-type="float">
            <text:p>-74,3494186401367</text:p>
          </table:table-cell>
          <table:table-cell office:value-type="float" office:value="-74.3534164428711" calcext:value-type="float">
            <text:p>-74,3534164428711</text:p>
          </table:table-cell>
          <table:table-cell office:value-type="float" office:value="-74.4135208129883" calcext:value-type="float">
            <text:p>-74,4135208129883</text:p>
          </table:table-cell>
          <table:table-cell office:value-type="float" office:value="-74.4116744995117" calcext:value-type="float">
            <text:p>-74,4116744995117</text:p>
          </table:table-cell>
          <table:table-cell office:value-type="float" office:value="-74.3349227905273" calcext:value-type="float">
            <text:p>-74,3349227905273</text:p>
          </table:table-cell>
          <table:table-cell office:value-type="float" office:value="-74.3291015625" calcext:value-type="float">
            <text:p>-74,3291015625</text:p>
          </table:table-cell>
          <table:table-cell office:value-type="float" office:value="-74.3823394775391" calcext:value-type="float">
            <text:p>-74,3823394775391</text:p>
          </table:table-cell>
          <table:table-cell office:value-type="float" office:value="-74.4323577880859" calcext:value-type="float">
            <text:p>-74,4323577880859</text:p>
          </table:table-cell>
          <table:table-cell office:value-type="float" office:value="-74.35693359375" calcext:value-type="float">
            <text:p>-74,35693359375</text:p>
          </table:table-cell>
          <table:table-cell office:value-type="float" office:value="-74.4207534790039" calcext:value-type="float">
            <text:p>-74,4207534790039</text:p>
          </table:table-cell>
          <table:table-cell office:value-type="float" office:value="-74.3427505493164" calcext:value-type="float">
            <text:p>-74,3427505493164</text:p>
          </table:table-cell>
          <table:table-cell office:value-type="float" office:value="-74.2761840820313" calcext:value-type="float">
            <text:p>-74,2761840820313</text:p>
          </table:table-cell>
          <table:table-cell office:value-type="float" office:value="-74.3629379272461" calcext:value-type="float">
            <text:p>-74,3629379272461</text:p>
          </table:table-cell>
          <table:table-cell office:value-type="float" office:value="-74.307991027832" calcext:value-type="float">
            <text:p>-74,307991027832</text:p>
          </table:table-cell>
          <table:table-cell office:value-type="float" office:value="-74.4017715454102" calcext:value-type="float">
            <text:p>-74,4017715454102</text:p>
          </table:table-cell>
          <table:table-cell office:value-type="float" office:value="-74.3727951049805" calcext:value-type="float">
            <text:p>-74,3727951049805</text:p>
          </table:table-cell>
          <table:table-cell office:value-type="float" office:value="-74.2522430419922" calcext:value-type="float">
            <text:p>-74,2522430419922</text:p>
          </table:table-cell>
          <table:table-cell office:value-type="float" office:value="-74.3990859985352" calcext:value-type="float">
            <text:p>-74,3990859985352</text:p>
          </table:table-cell>
          <table:table-cell office:value-type="float" office:value="-74.8274459838867" calcext:value-type="float">
            <text:p>-74,8274459838867</text:p>
          </table:table-cell>
          <table:table-cell office:value-type="float" office:value="-75.0709762573242" calcext:value-type="float">
            <text:p>-75,0709762573242</text:p>
          </table:table-cell>
          <table:table-cell office:value-type="float" office:value="-75.0610198974609" calcext:value-type="float">
            <text:p>-75,0610198974609</text:p>
          </table:table-cell>
          <table:table-cell office:value-type="float" office:value="-75.0800476074219" calcext:value-type="float">
            <text:p>-75,0800476074219</text:p>
          </table:table-cell>
          <table:table-cell office:value-type="float" office:value="-75.0175094604492" calcext:value-type="float">
            <text:p>-75,0175094604492</text:p>
          </table:table-cell>
          <table:table-cell office:value-type="float" office:value="-74.975471496582" calcext:value-type="float">
            <text:p>-74,975471496582</text:p>
          </table:table-cell>
          <table:table-cell office:value-type="float" office:value="-75.0479965209961" calcext:value-type="float">
            <text:p>-75,0479965209961</text:p>
          </table:table-cell>
          <table:table-cell office:value-type="float" office:value="-74.9629287719727" calcext:value-type="float">
            <text:p>-74,9629287719727</text:p>
          </table:table-cell>
          <table:table-cell office:value-type="float" office:value="-74.9206161499023" calcext:value-type="float">
            <text:p>-74,9206161499023</text:p>
          </table:table-cell>
          <table:table-cell office:value-type="float" office:value="-74.9622192382813" calcext:value-type="float">
            <text:p>-74,9622192382813</text:p>
          </table:table-cell>
          <table:table-cell office:value-type="float" office:value="-75.0140838623047" calcext:value-type="float">
            <text:p>-75,0140838623047</text:p>
          </table:table-cell>
          <table:table-cell office:value-type="float" office:value="-74.993766784668" calcext:value-type="float">
            <text:p>-74,993766784668</text:p>
          </table:table-cell>
          <table:table-cell office:value-type="float" office:value="-74.9961013793945" calcext:value-type="float">
            <text:p>-74,9961013793945</text:p>
          </table:table-cell>
          <table:table-cell office:value-type="float" office:value="-74.9040756225586" calcext:value-type="float">
            <text:p>-74,9040756225586</text:p>
          </table:table-cell>
          <table:table-cell office:value-type="float" office:value="-75.041130065918" calcext:value-type="float">
            <text:p>-75,041130065918</text:p>
          </table:table-cell>
          <table:table-cell office:value-type="float" office:value="-74.9743957519531" calcext:value-type="float">
            <text:p>-74,9743957519531</text:p>
          </table:table-cell>
          <table:table-cell office:value-type="float" office:value="-74.9604263305664" calcext:value-type="float">
            <text:p>-74,9604263305664</text:p>
          </table:table-cell>
          <table:table-cell office:value-type="float" office:value="-75.0436553955078" calcext:value-type="float">
            <text:p>-75,0436553955078</text:p>
          </table:table-cell>
          <table:table-cell office:value-type="float" office:value="-74.9996948242188" calcext:value-type="float">
            <text:p>-74,9996948242188</text:p>
          </table:table-cell>
          <table:table-cell office:value-type="float" office:value="-75.0521545410156" calcext:value-type="float">
            <text:p>-75,0521545410156</text:p>
          </table:table-cell>
          <table:table-cell office:value-type="float" office:value="-75.0393295288086" calcext:value-type="float">
            <text:p>-75,0393295288086</text:p>
          </table:table-cell>
          <table:table-cell office:value-type="float" office:value="-75.0144424438477" calcext:value-type="float">
            <text:p>-75,0144424438477</text:p>
          </table:table-cell>
          <table:table-cell office:value-type="float" office:value="-74.959716796875" calcext:value-type="float">
            <text:p>-74,959716796875</text:p>
          </table:table-cell>
          <table:table-cell office:value-type="float" office:value="-74.954345703125" calcext:value-type="float">
            <text:p>-74,954345703125</text:p>
          </table:table-cell>
          <table:table-cell office:value-type="float" office:value="-75.0137329101563" calcext:value-type="float">
            <text:p>-75,0137329101563</text:p>
          </table:table-cell>
          <table:table-cell office:value-type="float" office:value="-74.9675827026367" calcext:value-type="float">
            <text:p>-74,9675827026367</text:p>
          </table:table-cell>
          <table:table-cell office:value-type="float" office:value="-75.0040130615234" calcext:value-type="float">
            <text:p>-75,0040130615234</text:p>
          </table:table-cell>
          <table:table-cell office:value-type="float" office:value="-74.9463043212891" calcext:value-type="float">
            <text:p>-74,9463043212891</text:p>
          </table:table-cell>
          <table:table-cell office:value-type="float" office:value="-75.0958480834961" calcext:value-type="float">
            <text:p>-75,0958480834961</text:p>
          </table:table-cell>
          <table:table-cell office:value-type="float" office:value="-75.0738754272461" calcext:value-type="float">
            <text:p>-75,0738754272461</text:p>
          </table:table-cell>
          <table:table-cell office:value-type="float" office:value="-75.1470642089844" calcext:value-type="float">
            <text:p>-75,1470642089844</text:p>
          </table:table-cell>
          <table:table-cell office:value-type="float" office:value="-75.0306625366211" calcext:value-type="float">
            <text:p>-75,0306625366211</text:p>
          </table:table-cell>
          <table:table-cell office:value-type="float" office:value="-75.0202102661133" calcext:value-type="float">
            <text:p>-75,0202102661133</text:p>
          </table:table-cell>
          <table:table-cell office:value-type="float" office:value="-74.8955383300781" calcext:value-type="float">
            <text:p>-74,8955383300781</text:p>
          </table:table-cell>
          <table:table-cell office:value-type="float" office:value="-74.9856872558594" calcext:value-type="float">
            <text:p>-74,9856872558594</text:p>
          </table:table-cell>
          <table:table-cell office:value-type="float" office:value="-75.0281448364258" calcext:value-type="float">
            <text:p>-75,0281448364258</text:p>
          </table:table-cell>
          <table:table-cell office:value-type="float" office:value="-75.0065307617188" calcext:value-type="float">
            <text:p>-75,0065307617188</text:p>
          </table:table-cell>
          <table:table-cell office:value-type="float" office:value="-75.0644607543945" calcext:value-type="float">
            <text:p>-75,0644607543945</text:p>
          </table:table-cell>
          <table:table-cell office:value-type="float" office:value="-75.0602951049805" calcext:value-type="float">
            <text:p>-75,0602951049805</text:p>
          </table:table-cell>
          <table:table-cell office:value-type="float" office:value="-74.9984359741211" calcext:value-type="float">
            <text:p>-74,9984359741211</text:p>
          </table:table-cell>
          <table:table-cell office:value-type="float" office:value="-74.9772567749023" calcext:value-type="float">
            <text:p>-74,9772567749023</text:p>
          </table:table-cell>
          <table:table-cell office:value-type="float" office:value="-75.002571105957" calcext:value-type="float">
            <text:p>-75,002571105957</text:p>
          </table:table-cell>
          <table:table-cell office:value-type="float" office:value="-75.1145858764648" calcext:value-type="float">
            <text:p>-75,1145858764648</text:p>
          </table:table-cell>
          <table:table-cell office:value-type="float" office:value="-75.0092239379883" calcext:value-type="float">
            <text:p>-75,0092239379883</text:p>
          </table:table-cell>
          <table:table-cell office:value-type="float" office:value="-74.9337997436523" calcext:value-type="float">
            <text:p>-74,9337997436523</text:p>
          </table:table-cell>
          <table:table-cell office:value-type="float" office:value="-74.9177627563477" calcext:value-type="float">
            <text:p>-74,9177627563477</text:p>
          </table:table-cell>
          <table:table-cell office:value-type="float" office:value="-74.993766784668" calcext:value-type="float">
            <text:p>-74,993766784668</text:p>
          </table:table-cell>
          <table:table-cell office:value-type="float" office:value="-75.0463714599609" calcext:value-type="float">
            <text:p>-75,0463714599609</text:p>
          </table:table-cell>
          <table:table-cell office:value-type="float" office:value="-74.9143829345703" calcext:value-type="float">
            <text:p>-74,9143829345703</text:p>
          </table:table-cell>
          <table:table-cell office:value-type="float" office:value="-74.9480895996094" calcext:value-type="float">
            <text:p>-74,9480895996094</text:p>
          </table:table-cell>
          <table:table-cell office:value-type="float" office:value="-74.9760055541992" calcext:value-type="float">
            <text:p>-74,9760055541992</text:p>
          </table:table-cell>
          <table:table-cell office:value-type="float" office:value="-75.0220108032227" calcext:value-type="float">
            <text:p>-75,0220108032227</text:p>
          </table:table-cell>
          <table:table-cell office:value-type="float" office:value="-74.9170532226563" calcext:value-type="float">
            <text:p>-74,9170532226563</text:p>
          </table:table-cell>
          <table:table-cell office:value-type="float" office:value="-74.9183044433594" calcext:value-type="float">
            <text:p>-74,9183044433594</text:p>
          </table:table-cell>
          <table:table-cell office:value-type="float" office:value="-74.9421920776367" calcext:value-type="float">
            <text:p>-74,9421920776367</text:p>
          </table:table-cell>
          <table:table-cell office:value-type="float" office:value="-75.0344543457031" calcext:value-type="float">
            <text:p>-75,0344543457031</text:p>
          </table:table-cell>
          <table:table-cell office:value-type="float" office:value="-75.0566787719727" calcext:value-type="float">
            <text:p>-75,0566787719727</text:p>
          </table:table-cell>
          <table:table-cell office:value-type="float" office:value="-75.0769653320313" calcext:value-type="float">
            <text:p>-75,0769653320313</text:p>
          </table:table-cell>
          <table:table-cell office:value-type="float" office:value="-74.8958969116211" calcext:value-type="float">
            <text:p>-74,8958969116211</text:p>
          </table:table-cell>
          <table:table-cell office:value-type="float" office:value="-74.9505920410156" calcext:value-type="float">
            <text:p>-74,9505920410156</text:p>
          </table:table-cell>
          <table:table-cell office:value-type="float" office:value="-74.9461212158203" calcext:value-type="float">
            <text:p>-74,9461212158203</text:p>
          </table:table-cell>
          <table:table-cell office:value-type="float" office:value="-74.9917984008789" calcext:value-type="float">
            <text:p>-74,9917984008789</text:p>
          </table:table-cell>
          <table:table-cell office:value-type="float" office:value="-74.9964599609375" calcext:value-type="float">
            <text:p>-74,9964599609375</text:p>
          </table:table-cell>
          <table:table-cell office:value-type="float" office:value="-75.0009613037109" calcext:value-type="float">
            <text:p>-75,0009613037109</text:p>
          </table:table-cell>
          <table:table-cell office:value-type="float" office:value="-74.9443359375" calcext:value-type="float">
            <text:p>-74,9443359375</text:p>
          </table:table-cell>
          <table:table-cell office:value-type="float" office:value="-74.9495162963867" calcext:value-type="float">
            <text:p>-74,9495162963867</text:p>
          </table:table-cell>
          <table:table-cell office:value-type="float" office:value="-74.954704284668" calcext:value-type="float">
            <text:p>-74,954704284668</text:p>
          </table:table-cell>
          <table:table-cell office:value-type="float" office:value="-74.9548873901367" calcext:value-type="float">
            <text:p>-74,9548873901367</text:p>
          </table:table-cell>
          <table:table-cell office:value-type="float" office:value="-75.0684432983398" calcext:value-type="float">
            <text:p>-75,0684432983398</text:p>
          </table:table-cell>
          <table:table-cell office:value-type="float" office:value="-75.0545120239258" calcext:value-type="float">
            <text:p>-75,0545120239258</text:p>
          </table:table-cell>
          <table:table-cell office:value-type="float" office:value="-74.9883804321289" calcext:value-type="float">
            <text:p>-74,9883804321289</text:p>
          </table:table-cell>
          <table:table-cell office:value-type="float" office:value="-74.9851531982422" calcext:value-type="float">
            <text:p>-74,9851531982422</text:p>
          </table:table-cell>
          <table:table-cell office:value-type="float" office:value="-74.9749298095703" calcext:value-type="float">
            <text:p>-74,9749298095703</text:p>
          </table:table-cell>
          <table:table-cell office:value-type="float" office:value="-75.035530090332" calcext:value-type="float">
            <text:p>-75,035530090332</text:p>
          </table:table-cell>
          <table:table-cell office:value-type="float" office:value="-75.1105728149414" calcext:value-type="float">
            <text:p>-75,1105728149414</text:p>
          </table:table-cell>
          <table:table-cell office:value-type="float" office:value="-75.0862197875977" calcext:value-type="float">
            <text:p>-75,0862197875977</text:p>
          </table:table-cell>
          <table:table-cell office:value-type="float" office:value="-75.0185852050781" calcext:value-type="float">
            <text:p>-75,0185852050781</text:p>
          </table:table-cell>
          <table:table-cell office:value-type="float" office:value="-74.9977188110352" calcext:value-type="float">
            <text:p>-74,9977188110352</text:p>
          </table:table-cell>
          <table:table-cell office:value-type="float" office:value="-75.0351791381836" calcext:value-type="float">
            <text:p>-75,0351791381836</text:p>
          </table:table-cell>
          <table:table-cell office:value-type="float" office:value="-74.9912567138672" calcext:value-type="float">
            <text:p>-74,9912567138672</text:p>
          </table:table-cell>
          <table:table-cell office:value-type="float" office:value="-74.9507675170898" calcext:value-type="float">
            <text:p>-74,9507675170898</text:p>
          </table:table-cell>
          <table:table-cell office:value-type="float" office:value="-75.0303039550781" calcext:value-type="float">
            <text:p>-75,0303039550781</text:p>
          </table:table-cell>
          <table:table-cell office:value-type="float" office:value="-75.0414962768555" calcext:value-type="float">
            <text:p>-75,0414962768555</text:p>
          </table:table-cell>
          <table:table-cell office:value-type="float" office:value="-74.9638214111328" calcext:value-type="float">
            <text:p>-74,9638214111328</text:p>
          </table:table-cell>
          <table:table-cell office:value-type="float" office:value="-74.9688415527344" calcext:value-type="float">
            <text:p>-74,9688415527344</text:p>
          </table:table-cell>
          <table:table-cell office:value-type="float" office:value="-74.9391632080078" calcext:value-type="float">
            <text:p>-74,9391632080078</text:p>
          </table:table-cell>
          <table:table-cell office:value-type="float" office:value="-74.8760223388672" calcext:value-type="float">
            <text:p>-74,8760223388672</text:p>
          </table:table-cell>
          <table:table-cell office:value-type="float" office:value="-74.8895034790039" calcext:value-type="float">
            <text:p>-74,8895034790039</text:p>
          </table:table-cell>
          <table:table-cell office:value-type="float" office:value="-74.9819183349609" calcext:value-type="float">
            <text:p>-74,9819183349609</text:p>
          </table:table-cell>
          <table:table-cell office:value-type="float" office:value="-74.9923324584961" calcext:value-type="float">
            <text:p>-74,9923324584961</text:p>
          </table:table-cell>
          <table:table-cell office:value-type="float" office:value="-75.006706237793" calcext:value-type="float">
            <text:p>-75,006706237793</text:p>
          </table:table-cell>
          <table:table-cell office:value-type="float" office:value="-74.8902130126953" calcext:value-type="float">
            <text:p>-74,8902130126953</text:p>
          </table:table-cell>
          <table:table-cell office:value-type="float" office:value="-74.90673828125" calcext:value-type="float">
            <text:p>-74,90673828125</text:p>
          </table:table-cell>
          <table:table-cell office:value-type="float" office:value="-74.900520324707" calcext:value-type="float">
            <text:p>-74,900520324707</text:p>
          </table:table-cell>
          <table:table-cell office:value-type="float" office:value="-74.6735763549805" calcext:value-type="float">
            <text:p>-74,6735763549805</text:p>
          </table:table-cell>
          <table:table-cell office:value-type="float" office:value="-74.6593933105469" calcext:value-type="float">
            <text:p>-74,6593933105469</text:p>
          </table:table-cell>
          <table:table-cell office:value-type="float" office:value="-74.643684387207" calcext:value-type="float">
            <text:p>-74,643684387207</text:p>
          </table:table-cell>
          <table:table-cell office:value-type="float" office:value="-74.692985534668" calcext:value-type="float">
            <text:p>-74,692985534668</text:p>
          </table:table-cell>
          <table:table-cell office:value-type="float" office:value="-74.6355819702148" calcext:value-type="float">
            <text:p>-74,6355819702148</text:p>
          </table:table-cell>
          <table:table-cell office:value-type="float" office:value="-74.6718444824219" calcext:value-type="float">
            <text:p>-74,6718444824219</text:p>
          </table:table-cell>
          <table:table-cell office:value-type="float" office:value="-74.6461029052734" calcext:value-type="float">
            <text:p>-74,6461029052734</text:p>
          </table:table-cell>
          <table:table-cell office:value-type="float" office:value="-74.6512756347656" calcext:value-type="float">
            <text:p>-74,6512756347656</text:p>
          </table:table-cell>
          <table:table-cell office:value-type="float" office:value="-74.6668319702148" calcext:value-type="float">
            <text:p>-74,6668319702148</text:p>
          </table:table-cell>
          <table:table-cell office:value-type="float" office:value="-74.6754837036133" calcext:value-type="float">
            <text:p>-74,6754837036133</text:p>
          </table:table-cell>
          <table:table-cell office:value-type="float" office:value="-74.6786041259766" calcext:value-type="float">
            <text:p>-74,6786041259766</text:p>
          </table:table-cell>
          <table:table-cell office:value-type="float" office:value="-74.6647567749023" calcext:value-type="float">
            <text:p>-74,6647567749023</text:p>
          </table:table-cell>
          <table:table-cell office:value-type="float" office:value="-74.5793991088867" calcext:value-type="float">
            <text:p>-74,5793991088867</text:p>
          </table:table-cell>
          <table:table-cell office:value-type="float" office:value="-74.7006225585938" calcext:value-type="float">
            <text:p>-74,7006225585938</text:p>
          </table:table-cell>
          <table:table-cell office:value-type="float" office:value="-74.6841430664063" calcext:value-type="float">
            <text:p>-74,6841430664063</text:p>
          </table:table-cell>
          <table:table-cell office:value-type="float" office:value="-74.7575988769531" calcext:value-type="float">
            <text:p>-74,7575988769531</text:p>
          </table:table-cell>
          <table:table-cell office:value-type="float" office:value="-74.7375183105469" calcext:value-type="float">
            <text:p>-74,7375183105469</text:p>
          </table:table-cell>
          <table:table-cell office:value-type="float" office:value="-74.7453689575195" calcext:value-type="float">
            <text:p>-74,7453689575195</text:p>
          </table:table-cell>
          <table:table-cell office:value-type="float" office:value="-74.6459274291992" calcext:value-type="float">
            <text:p>-74,6459274291992</text:p>
          </table:table-cell>
          <table:table-cell office:value-type="float" office:value="-74.7349014282227" calcext:value-type="float">
            <text:p>-74,7349014282227</text:p>
          </table:table-cell>
          <table:table-cell office:value-type="float" office:value="-74.6637191772461" calcext:value-type="float">
            <text:p>-74,6637191772461</text:p>
          </table:table-cell>
          <table:table-cell office:value-type="float" office:value="-74.6307525634766" calcext:value-type="float">
            <text:p>-74,6307525634766</text:p>
          </table:table-cell>
          <table:table-cell office:value-type="float" office:value="-74.6611251831055" calcext:value-type="float">
            <text:p>-74,6611251831055</text:p>
          </table:table-cell>
          <table:table-cell office:value-type="float" office:value="-74.5640029907227" calcext:value-type="float">
            <text:p>-74,5640029907227</text:p>
          </table:table-cell>
          <table:table-cell office:value-type="float" office:value="-74.6588821411133" calcext:value-type="float">
            <text:p>-74,6588821411133</text:p>
          </table:table-cell>
          <table:table-cell office:value-type="float" office:value="-74.6061553955078" calcext:value-type="float">
            <text:p>-74,6061553955078</text:p>
          </table:table-cell>
          <table:table-cell office:value-type="float" office:value="-74.6118316650391" calcext:value-type="float">
            <text:p>-74,6118316650391</text:p>
          </table:table-cell>
          <table:table-cell office:value-type="float" office:value="-74.7166213989258" calcext:value-type="float">
            <text:p>-74,7166213989258</text:p>
          </table:table-cell>
          <table:table-cell office:value-type="float" office:value="-74.7427520751953" calcext:value-type="float">
            <text:p>-74,7427520751953</text:p>
          </table:table-cell>
          <table:table-cell office:value-type="float" office:value="-74.5987777709961" calcext:value-type="float">
            <text:p>-74,5987777709961</text:p>
          </table:table-cell>
          <table:table-cell office:value-type="float" office:value="-74.7202682495117" calcext:value-type="float">
            <text:p>-74,7202682495117</text:p>
          </table:table-cell>
          <table:table-cell office:value-type="float" office:value="-74.7027130126953" calcext:value-type="float">
            <text:p>-74,7027130126953</text:p>
          </table:table-cell>
          <table:table-cell office:value-type="float" office:value="-74.6183624267578" calcext:value-type="float">
            <text:p>-74,6183624267578</text:p>
          </table:table-cell>
          <table:table-cell office:value-type="float" office:value="-74.7375183105469" calcext:value-type="float">
            <text:p>-74,7375183105469</text:p>
          </table:table-cell>
          <table:table-cell office:value-type="float" office:value="-74.6125183105469" calcext:value-type="float">
            <text:p>-74,6125183105469</text:p>
          </table:table-cell>
          <table:table-cell office:value-type="float" office:value="-74.6990661621094" calcext:value-type="float">
            <text:p>-74,6990661621094</text:p>
          </table:table-cell>
          <table:table-cell office:value-type="float" office:value="-74.6271362304688" calcext:value-type="float">
            <text:p>-74,6271362304688</text:p>
          </table:table-cell>
          <table:table-cell office:value-type="float" office:value="-74.6756591796875" calcext:value-type="float">
            <text:p>-74,6756591796875</text:p>
          </table:table-cell>
          <table:table-cell office:value-type="float" office:value="-74.6997604370117" calcext:value-type="float">
            <text:p>-74,6997604370117</text:p>
          </table:table-cell>
          <table:table-cell office:value-type="float" office:value="-74.6140594482422" calcext:value-type="float">
            <text:p>-74,6140594482422</text:p>
          </table:table-cell>
          <table:table-cell office:value-type="float" office:value="-74.6507568359375" calcext:value-type="float">
            <text:p>-74,6507568359375</text:p>
          </table:table-cell>
          <table:table-cell office:value-type="float" office:value="-74.6919479370117" calcext:value-type="float">
            <text:p>-74,6919479370117</text:p>
          </table:table-cell>
          <table:table-cell office:value-type="float" office:value="-74.7514801025391" calcext:value-type="float">
            <text:p>-74,7514801025391</text:p>
          </table:table-cell>
          <table:table-cell office:value-type="float" office:value="-74.6746215820313" calcext:value-type="float">
            <text:p>-74,6746215820313</text:p>
          </table:table-cell>
          <table:table-cell office:value-type="float" office:value="-74.6600875854492" calcext:value-type="float">
            <text:p>-74,6600875854492</text:p>
          </table:table-cell>
          <table:table-cell office:value-type="float" office:value="-74.6969757080078" calcext:value-type="float">
            <text:p>-74,6969757080078</text:p>
          </table:table-cell>
          <table:table-cell office:value-type="float" office:value="-74.6961135864258" calcext:value-type="float">
            <text:p>-74,6961135864258</text:p>
          </table:table-cell>
          <table:table-cell office:value-type="float" office:value="-74.7209701538086" calcext:value-type="float">
            <text:p>-74,7209701538086</text:p>
          </table:table-cell>
          <table:table-cell office:value-type="float" office:value="-74.7742156982422" calcext:value-type="float">
            <text:p>-74,7742156982422</text:p>
          </table:table-cell>
          <table:table-cell office:value-type="float" office:value="-74.6680450439453" calcext:value-type="float">
            <text:p>-74,6680450439453</text:p>
          </table:table-cell>
          <table:table-cell office:value-type="float" office:value="-74.7512969970703" calcext:value-type="float">
            <text:p>-74,7512969970703</text:p>
          </table:table-cell>
          <table:table-cell office:value-type="float" office:value="-74.6621627807617" calcext:value-type="float">
            <text:p>-74,6621627807617</text:p>
          </table:table-cell>
          <table:table-cell office:value-type="float" office:value="-74.6898651123047" calcext:value-type="float">
            <text:p>-74,6898651123047</text:p>
          </table:table-cell>
          <table:table-cell office:value-type="float" office:value="-74.7497329711914" calcext:value-type="float">
            <text:p>-74,7497329711914</text:p>
          </table:table-cell>
          <table:table-cell office:value-type="float" office:value="-74.748161315918" calcext:value-type="float">
            <text:p>-74,748161315918</text:p>
          </table:table-cell>
          <table:table-cell office:value-type="float" office:value="-74.7340316772461" calcext:value-type="float">
            <text:p>-74,7340316772461</text:p>
          </table:table-cell>
          <table:table-cell office:value-type="float" office:value="-74.8809967041016" calcext:value-type="float">
            <text:p>-74,8809967041016</text:p>
          </table:table-cell>
          <table:table-cell office:value-type="float" office:value="-74.745719909668" calcext:value-type="float">
            <text:p>-74,745719909668</text:p>
          </table:table-cell>
          <table:table-cell office:value-type="float" office:value="-74.7607421875" calcext:value-type="float">
            <text:p>-74,7607421875</text:p>
          </table:table-cell>
          <table:table-cell office:value-type="float" office:value="-74.7141799926758" calcext:value-type="float">
            <text:p>-74,7141799926758</text:p>
          </table:table-cell>
          <table:table-cell office:value-type="float" office:value="-74.7173156738281" calcext:value-type="float">
            <text:p>-74,7173156738281</text:p>
          </table:table-cell>
          <table:table-cell office:value-type="float" office:value="-74.7439727783203" calcext:value-type="float">
            <text:p>-74,7439727783203</text:p>
          </table:table-cell>
          <table:table-cell office:value-type="float" office:value="-74.7486801147461" calcext:value-type="float">
            <text:p>-74,7486801147461</text:p>
          </table:table-cell>
          <table:table-cell office:value-type="float" office:value="-74.785774230957" calcext:value-type="float">
            <text:p>-74,785774230957</text:p>
          </table:table-cell>
          <table:table-cell office:value-type="float" office:value="-74.7120971679688" calcext:value-type="float">
            <text:p>-74,7120971679688</text:p>
          </table:table-cell>
          <table:table-cell office:value-type="float" office:value="-74.6846694946289" calcext:value-type="float">
            <text:p>-74,6846694946289</text:p>
          </table:table-cell>
          <table:table-cell office:value-type="float" office:value="-74.7596893310547" calcext:value-type="float">
            <text:p>-74,7596893310547</text:p>
          </table:table-cell>
          <table:table-cell office:value-type="float" office:value="-74.8131790161133" calcext:value-type="float">
            <text:p>-74,8131790161133</text:p>
          </table:table-cell>
          <table:table-cell office:value-type="float" office:value="-74.7228775024414" calcext:value-type="float">
            <text:p>-74,7228775024414</text:p>
          </table:table-cell>
          <table:table-cell office:value-type="float" office:value="-74.8336029052734" calcext:value-type="float">
            <text:p>-74,8336029052734</text:p>
          </table:table-cell>
          <table:table-cell office:value-type="float" office:value="-74.709831237793" calcext:value-type="float">
            <text:p>-74,709831237793</text:p>
          </table:table-cell>
          <table:table-cell office:value-type="float" office:value="-74.7815704345703" calcext:value-type="float">
            <text:p>-74,7815704345703</text:p>
          </table:table-cell>
          <table:table-cell office:value-type="float" office:value="-74.7980575561523" calcext:value-type="float">
            <text:p>-74,7980575561523</text:p>
          </table:table-cell>
          <table:table-cell office:value-type="float" office:value="-74.7868270874023" calcext:value-type="float">
            <text:p>-74,7868270874023</text:p>
          </table:table-cell>
          <table:table-cell office:value-type="float" office:value="-74.7235794067383" calcext:value-type="float">
            <text:p>-74,7235794067383</text:p>
          </table:table-cell>
          <table:table-cell office:value-type="float" office:value="-74.8110656738281" calcext:value-type="float">
            <text:p>-74,8110656738281</text:p>
          </table:table-cell>
          <table:table-cell office:value-type="float" office:value="-74.7551422119141" calcext:value-type="float">
            <text:p>-74,7551422119141</text:p>
          </table:table-cell>
          <table:table-cell office:value-type="float" office:value="-74.7006225585938" calcext:value-type="float">
            <text:p>-74,7006225585938</text:p>
          </table:table-cell>
          <table:table-cell office:value-type="float" office:value="-74.7936706542969" calcext:value-type="float">
            <text:p>-74,7936706542969</text:p>
          </table:table-cell>
          <table:table-cell office:value-type="float" office:value="-74.8061447143555" calcext:value-type="float">
            <text:p>-74,8061447143555</text:p>
          </table:table-cell>
          <table:table-cell office:value-type="float" office:value="-74.7011413574219" calcext:value-type="float">
            <text:p>-74,7011413574219</text:p>
          </table:table-cell>
          <table:table-cell office:value-type="float" office:value="-74.6652755737305" calcext:value-type="float">
            <text:p>-74,6652755737305</text:p>
          </table:table-cell>
          <table:table-cell office:value-type="float" office:value="-74.8424301147461" calcext:value-type="float">
            <text:p>-74,8424301147461</text:p>
          </table:table-cell>
          <table:table-cell office:value-type="float" office:value="-74.8112411499023" calcext:value-type="float">
            <text:p>-74,8112411499023</text:p>
          </table:table-cell>
          <table:table-cell office:value-type="float" office:value="-74.8186340332031" calcext:value-type="float">
            <text:p>-74,8186340332031</text:p>
          </table:table-cell>
          <table:table-cell office:value-type="float" office:value="-74.8519592285156" calcext:value-type="float">
            <text:p>-74,8519592285156</text:p>
          </table:table-cell>
          <table:table-cell office:value-type="float" office:value="-74.7385635375977" calcext:value-type="float">
            <text:p>-74,7385635375977</text:p>
          </table:table-cell>
          <table:table-cell office:value-type="float" office:value="-74.8528518676758" calcext:value-type="float">
            <text:p>-74,8528518676758</text:p>
          </table:table-cell>
          <table:table-cell office:value-type="float" office:value="-74.7072219848633" calcext:value-type="float">
            <text:p>-74,7072219848633</text:p>
          </table:table-cell>
          <table:table-cell office:value-type="float" office:value="-74.7877044677734" calcext:value-type="float">
            <text:p>-74,7877044677734</text:p>
          </table:table-cell>
          <table:table-cell office:value-type="float" office:value="-74.7289733886719" calcext:value-type="float">
            <text:p>-74,7289733886719</text:p>
          </table:table-cell>
          <table:table-cell office:value-type="float" office:value="-74.7721176147461" calcext:value-type="float">
            <text:p>-74,7721176147461</text:p>
          </table:table-cell>
          <table:table-cell office:value-type="float" office:value="-74.6383361816406" calcext:value-type="float">
            <text:p>-74,6383361816406</text:p>
          </table:table-cell>
          <table:table-cell office:value-type="float" office:value="-74.7922744750977" calcext:value-type="float">
            <text:p>-74,7922744750977</text:p>
          </table:table-cell>
          <table:table-cell office:value-type="float" office:value="-75.3170700073242" calcext:value-type="float">
            <text:p>-75,3170700073242</text:p>
          </table:table-cell>
          <table:table-cell office:value-type="float" office:value="-75.3127899169922" calcext:value-type="float">
            <text:p>-75,3127899169922</text:p>
          </table:table-cell>
          <table:table-cell office:value-type="float" office:value="-75.2971496582031" calcext:value-type="float">
            <text:p>-75,2971496582031</text:p>
          </table:table-cell>
          <table:table-cell office:value-type="float" office:value="-75.2741165161133" calcext:value-type="float">
            <text:p>-75,2741165161133</text:p>
          </table:table-cell>
          <table:table-cell office:value-type="float" office:value="-75.2884140014648" calcext:value-type="float">
            <text:p>-75,2884140014648</text:p>
          </table:table-cell>
          <table:table-cell office:value-type="float" office:value="-75.257438659668" calcext:value-type="float">
            <text:p>-75,257438659668</text:p>
          </table:table-cell>
          <table:table-cell office:value-type="float" office:value="-75.2173538208008" calcext:value-type="float">
            <text:p>-75,2173538208008</text:p>
          </table:table-cell>
          <table:table-cell office:value-type="float" office:value="-75.2900848388672" calcext:value-type="float">
            <text:p>-75,2900848388672</text:p>
          </table:table-cell>
          <table:table-cell office:value-type="float" office:value="-75.2954788208008" calcext:value-type="float">
            <text:p>-75,2954788208008</text:p>
          </table:table-cell>
          <table:table-cell office:value-type="float" office:value="-75.3071975708008" calcext:value-type="float">
            <text:p>-75,3071975708008</text:p>
          </table:table-cell>
          <table:table-cell office:value-type="float" office:value="-75.3510665893555" calcext:value-type="float">
            <text:p>-75,3510665893555</text:p>
          </table:table-cell>
          <table:table-cell office:value-type="float" office:value="-75.3122253417969" calcext:value-type="float">
            <text:p>-75,3122253417969</text:p>
          </table:table-cell>
          <table:table-cell office:value-type="float" office:value="-75.387077331543" calcext:value-type="float">
            <text:p>-75,387077331543</text:p>
          </table:table-cell>
          <table:table-cell office:value-type="float" office:value="-75.2880401611328" calcext:value-type="float">
            <text:p>-75,2880401611328</text:p>
          </table:table-cell>
          <table:table-cell office:value-type="float" office:value="-75.2848815917969" calcext:value-type="float">
            <text:p>-75,2848815917969</text:p>
          </table:table-cell>
          <table:table-cell office:value-type="float" office:value="-75.2561492919922" calcext:value-type="float">
            <text:p>-75,2561492919922</text:p>
          </table:table-cell>
          <table:table-cell office:value-type="float" office:value="-75.2537384033203" calcext:value-type="float">
            <text:p>-75,2537384033203</text:p>
          </table:table-cell>
          <table:table-cell office:value-type="float" office:value="-75.2321090698242" calcext:value-type="float">
            <text:p>-75,2321090698242</text:p>
          </table:table-cell>
          <table:table-cell office:value-type="float" office:value="-75.2260208129883" calcext:value-type="float">
            <text:p>-75,2260208129883</text:p>
          </table:table-cell>
          <table:table-cell office:value-type="float" office:value="-75.2541122436523" calcext:value-type="float">
            <text:p>-75,2541122436523</text:p>
          </table:table-cell>
          <table:table-cell office:value-type="float" office:value="-75.2539215087891" calcext:value-type="float">
            <text:p>-75,2539215087891</text:p>
          </table:table-cell>
          <table:table-cell office:value-type="float" office:value="-75.2431945800781" calcext:value-type="float">
            <text:p>-75,2431945800781</text:p>
          </table:table-cell>
          <table:table-cell office:value-type="float" office:value="-75.324348449707" calcext:value-type="float">
            <text:p>-75,324348449707</text:p>
          </table:table-cell>
          <table:table-cell office:value-type="float" office:value="-75.1719512939453" calcext:value-type="float">
            <text:p>-75,1719512939453</text:p>
          </table:table-cell>
          <table:table-cell office:value-type="float" office:value="-75.2767181396484" calcext:value-type="float">
            <text:p>-75,2767181396484</text:p>
          </table:table-cell>
          <table:table-cell office:value-type="float" office:value="-75.298454284668" calcext:value-type="float">
            <text:p>-75,298454284668</text:p>
          </table:table-cell>
          <table:table-cell office:value-type="float" office:value="-75.2965850830078" calcext:value-type="float">
            <text:p>-75,2965850830078</text:p>
          </table:table-cell>
          <table:table-cell office:value-type="float" office:value="-75.2190093994141" calcext:value-type="float">
            <text:p>-75,2190093994141</text:p>
          </table:table-cell>
          <table:table-cell office:value-type="float" office:value="-75.3224792480469" calcext:value-type="float">
            <text:p>-75,3224792480469</text:p>
          </table:table-cell>
          <table:table-cell office:value-type="float" office:value="-75.3252792358398" calcext:value-type="float">
            <text:p>-75,3252792358398</text:p>
          </table:table-cell>
          <table:table-cell office:value-type="float" office:value="-75.2822799682617" calcext:value-type="float">
            <text:p>-75,2822799682617</text:p>
          </table:table-cell>
          <table:table-cell office:value-type="float" office:value="-75.2526245117188" calcext:value-type="float">
            <text:p>-75,2526245117188</text:p>
          </table:table-cell>
          <table:table-cell office:value-type="float" office:value="-75.2341461181641" calcext:value-type="float">
            <text:p>-75,2341461181641</text:p>
          </table:table-cell>
          <table:table-cell office:value-type="float" office:value="-75.2845077514648" calcext:value-type="float">
            <text:p>-75,2845077514648</text:p>
          </table:table-cell>
          <table:table-cell office:value-type="float" office:value="-75.3017959594727" calcext:value-type="float">
            <text:p>-75,3017959594727</text:p>
          </table:table-cell>
          <table:table-cell office:value-type="float" office:value="-75.2952880859375" calcext:value-type="float">
            <text:p>-75,2952880859375</text:p>
          </table:table-cell>
          <table:table-cell office:value-type="float" office:value="-75.2572555541992" calcext:value-type="float">
            <text:p>-75,2572555541992</text:p>
          </table:table-cell>
          <table:table-cell office:value-type="float" office:value="-75.2485580444336" calcext:value-type="float">
            <text:p>-75,2485580444336</text:p>
          </table:table-cell>
          <table:table-cell office:value-type="float" office:value="-75.2893371582031" calcext:value-type="float">
            <text:p>-75,2893371582031</text:p>
          </table:table-cell>
          <table:table-cell office:value-type="float" office:value="-75.2478179931641" calcext:value-type="float">
            <text:p>-75,2478179931641</text:p>
          </table:table-cell>
          <table:table-cell office:value-type="float" office:value="-75.3688659667969" calcext:value-type="float">
            <text:p>-75,3688659667969</text:p>
          </table:table-cell>
          <table:table-cell office:value-type="float" office:value="-75.3445205688477" calcext:value-type="float">
            <text:p>-75,3445205688477</text:p>
          </table:table-cell>
          <table:table-cell office:value-type="float" office:value="-75.4315414428711" calcext:value-type="float">
            <text:p>-75,4315414428711</text:p>
          </table:table-cell>
          <table:table-cell office:value-type="float" office:value="-75.2663269042969" calcext:value-type="float">
            <text:p>-75,2663269042969</text:p>
          </table:table-cell>
          <table:table-cell office:value-type="float" office:value="-75.2730026245117" calcext:value-type="float">
            <text:p>-75,2730026245117</text:p>
          </table:table-cell>
          <table:table-cell office:value-type="float" office:value="-75.3045883178711" calcext:value-type="float">
            <text:p>-75,3045883178711</text:p>
          </table:table-cell>
          <table:table-cell office:value-type="float" office:value="-75.3172607421875" calcext:value-type="float">
            <text:p>-75,3172607421875</text:p>
          </table:table-cell>
          <table:table-cell office:value-type="float" office:value="-75.287109375" calcext:value-type="float">
            <text:p>-75,287109375</text:p>
          </table:table-cell>
          <table:table-cell office:value-type="float" office:value="-75.3057098388672" calcext:value-type="float">
            <text:p>-75,3057098388672</text:p>
          </table:table-cell>
          <table:table-cell office:value-type="float" office:value="-75.2533645629883" calcext:value-type="float">
            <text:p>-75,2533645629883</text:p>
          </table:table-cell>
          <table:table-cell office:value-type="float" office:value="-75.3181915283203" calcext:value-type="float">
            <text:p>-75,3181915283203</text:p>
          </table:table-cell>
          <table:table-cell office:value-type="float" office:value="-75.2529983520508" calcext:value-type="float">
            <text:p>-75,2529983520508</text:p>
          </table:table-cell>
          <table:table-cell office:value-type="float" office:value="-75.3497619628906" calcext:value-type="float">
            <text:p>-75,3497619628906</text:p>
          </table:table-cell>
          <table:table-cell office:value-type="float" office:value="-75.3099899291992" calcext:value-type="float">
            <text:p>-75,3099899291992</text:p>
          </table:table-cell>
          <table:table-cell office:value-type="float" office:value="-75.3286361694336" calcext:value-type="float">
            <text:p>-75,3286361694336</text:p>
          </table:table-cell>
          <table:table-cell office:value-type="float" office:value="-75.2828369140625" calcext:value-type="float">
            <text:p>-75,2828369140625</text:p>
          </table:table-cell>
          <table:table-cell office:value-type="float" office:value="-75.2765350341797" calcext:value-type="float">
            <text:p>-75,2765350341797</text:p>
          </table:table-cell>
          <table:table-cell office:value-type="float" office:value="-75.2173538208008" calcext:value-type="float">
            <text:p>-75,2173538208008</text:p>
          </table:table-cell>
          <table:table-cell office:value-type="float" office:value="-75.2702178955078" calcext:value-type="float">
            <text:p>-75,2702178955078</text:p>
          </table:table-cell>
          <table:table-cell office:value-type="float" office:value="-75.2982711791992" calcext:value-type="float">
            <text:p>-75,2982711791992</text:p>
          </table:table-cell>
          <table:table-cell office:value-type="float" office:value="-75.2215957641602" calcext:value-type="float">
            <text:p>-75,2215957641602</text:p>
          </table:table-cell>
          <table:table-cell office:value-type="float" office:value="-75.1426696777344" calcext:value-type="float">
            <text:p>-75,1426696777344</text:p>
          </table:table-cell>
          <table:table-cell office:value-type="float" office:value="-75.2752304077148" calcext:value-type="float">
            <text:p>-75,2752304077148</text:p>
          </table:table-cell>
          <table:table-cell office:value-type="float" office:value="-75.348258972168" calcext:value-type="float">
            <text:p>-75,348258972168</text:p>
          </table:table-cell>
          <table:table-cell office:value-type="float" office:value="-75.1820449829102" calcext:value-type="float">
            <text:p>-75,1820449829102</text:p>
          </table:table-cell>
          <table:table-cell office:value-type="float" office:value="-75.2420806884766" calcext:value-type="float">
            <text:p>-75,2420806884766</text:p>
          </table:table-cell>
          <table:table-cell office:value-type="float" office:value="-75.2626266479492" calcext:value-type="float">
            <text:p>-75,2626266479492</text:p>
          </table:table-cell>
          <table:table-cell office:value-type="float" office:value="-75.3016128540039" calcext:value-type="float">
            <text:p>-75,3016128540039</text:p>
          </table:table-cell>
          <table:table-cell office:value-type="float" office:value="-75.3036651611328" calcext:value-type="float">
            <text:p>-75,3036651611328</text:p>
          </table:table-cell>
          <table:table-cell office:value-type="float" office:value="-75.3374176025391" calcext:value-type="float">
            <text:p>-75,3374176025391</text:p>
          </table:table-cell>
          <table:table-cell office:value-type="float" office:value="-75.2772674560547" calcext:value-type="float">
            <text:p>-75,2772674560547</text:p>
          </table:table-cell>
          <table:table-cell office:value-type="float" office:value="-75.324348449707" calcext:value-type="float">
            <text:p>-75,324348449707</text:p>
          </table:table-cell>
          <table:table-cell office:value-type="float" office:value="-75.2539215087891" calcext:value-type="float">
            <text:p>-75,2539215087891</text:p>
          </table:table-cell>
          <table:table-cell office:value-type="float" office:value="-75.2841339111328" calcext:value-type="float">
            <text:p>-75,2841339111328</text:p>
          </table:table-cell>
          <table:table-cell office:value-type="float" office:value="-75.2485580444336" calcext:value-type="float">
            <text:p>-75,2485580444336</text:p>
          </table:table-cell>
          <table:table-cell office:value-type="float" office:value="-75.2238082885742" calcext:value-type="float">
            <text:p>-75,2238082885742</text:p>
          </table:table-cell>
          <table:table-cell office:value-type="float" office:value="-75.2140426635742" calcext:value-type="float">
            <text:p>-75,2140426635742</text:p>
          </table:table-cell>
          <table:table-cell office:value-type="float" office:value="-75.2951049804688" calcext:value-type="float">
            <text:p>-75,2951049804688</text:p>
          </table:table-cell>
          <table:table-cell office:value-type="float" office:value="-75.2705917358398" calcext:value-type="float">
            <text:p>-75,2705917358398</text:p>
          </table:table-cell>
          <table:table-cell office:value-type="float" office:value="-75.2232513427734" calcext:value-type="float">
            <text:p>-75,2232513427734</text:p>
          </table:table-cell>
          <table:table-cell office:value-type="float" office:value="-75.2845077514648" calcext:value-type="float">
            <text:p>-75,2845077514648</text:p>
          </table:table-cell>
          <table:table-cell office:value-type="float" office:value="-75.2988204956055" calcext:value-type="float">
            <text:p>-75,2988204956055</text:p>
          </table:table-cell>
          <table:table-cell office:value-type="float" office:value="-75.3609924316406" calcext:value-type="float">
            <text:p>-75,3609924316406</text:p>
          </table:table-cell>
          <table:table-cell office:value-type="float" office:value="-75.2565155029297" calcext:value-type="float">
            <text:p>-75,2565155029297</text:p>
          </table:table-cell>
          <table:table-cell office:value-type="float" office:value="-75.3114776611328" calcext:value-type="float">
            <text:p>-75,3114776611328</text:p>
          </table:table-cell>
          <table:table-cell office:value-type="float" office:value="-75.2455978393555" calcext:value-type="float">
            <text:p>-75,2455978393555</text:p>
          </table:table-cell>
          <table:table-cell office:value-type="float" office:value="-75.2087020874023" calcext:value-type="float">
            <text:p>-75,2087020874023</text:p>
          </table:table-cell>
          <table:table-cell office:value-type="float" office:value="-75.2528076171875" calcext:value-type="float">
            <text:p>-75,2528076171875</text:p>
          </table:table-cell>
          <table:table-cell office:value-type="float" office:value="-75.3079452514648" calcext:value-type="float">
            <text:p>-75,3079452514648</text:p>
          </table:table-cell>
          <table:table-cell office:value-type="float" office:value="-75.2990112304688" calcext:value-type="float">
            <text:p>-75,2990112304688</text:p>
          </table:table-cell>
          <table:table-cell office:value-type="float" office:value="-75.1802139282227" calcext:value-type="float">
            <text:p>-75,1802139282227</text:p>
          </table:table-cell>
          <table:table-cell office:value-type="float" office:value="-75.2850723266602" calcext:value-type="float">
            <text:p>-75,2850723266602</text:p>
          </table:table-cell>
          <table:table-cell office:value-type="float" office:value="-75.2724533081055" calcext:value-type="float">
            <text:p>-75,2724533081055</text:p>
          </table:table-cell>
          <table:table-cell office:value-type="float" office:value="-75.1901245117188" calcext:value-type="float">
            <text:p>-75,1901245117188</text:p>
          </table:table-cell>
          <table:table-cell office:value-type="float" office:value="-74.8196868896484" calcext:value-type="float">
            <text:p>-74,8196868896484</text:p>
          </table:table-cell>
          <table:table-cell office:value-type="float" office:value="-74.6898651123047" calcext:value-type="float">
            <text:p>-74,6898651123047</text:p>
          </table:table-cell>
          <table:table-cell office:value-type="float" office:value="-74.7294998168945" calcext:value-type="float">
            <text:p>-74,7294998168945</text:p>
          </table:table-cell>
          <table:table-cell office:value-type="float" office:value="-74.6999359130859" calcext:value-type="float">
            <text:p>-74,6999359130859</text:p>
          </table:table-cell>
          <table:table-cell office:value-type="float" office:value="-74.7847213745117" calcext:value-type="float">
            <text:p>-74,7847213745117</text:p>
          </table:table-cell>
          <table:table-cell office:value-type="float" office:value="-74.7561950683594" calcext:value-type="float">
            <text:p>-74,7561950683594</text:p>
          </table:table-cell>
          <table:table-cell office:value-type="float" office:value="-74.7173156738281" calcext:value-type="float">
            <text:p>-74,7173156738281</text:p>
          </table:table-cell>
          <table:table-cell office:value-type="float" office:value="-74.7943725585938" calcext:value-type="float">
            <text:p>-74,7943725585938</text:p>
          </table:table-cell>
          <table:table-cell office:value-type="float" office:value="-74.7994689941406" calcext:value-type="float">
            <text:p>-74,7994689941406</text:p>
          </table:table-cell>
          <table:table-cell office:value-type="float" office:value="-74.7181854248047" calcext:value-type="float">
            <text:p>-74,7181854248047</text:p>
          </table:table-cell>
          <table:table-cell office:value-type="float" office:value="-74.7768402099609" calcext:value-type="float">
            <text:p>-74,7768402099609</text:p>
          </table:table-cell>
          <table:table-cell office:value-type="float" office:value="-74.7682647705078" calcext:value-type="float">
            <text:p>-74,7682647705078</text:p>
          </table:table-cell>
          <table:table-cell office:value-type="float" office:value="-74.6820678710938" calcext:value-type="float">
            <text:p>-74,6820678710938</text:p>
          </table:table-cell>
          <table:table-cell office:value-type="float" office:value="-74.7127914428711" calcext:value-type="float">
            <text:p>-74,7127914428711</text:p>
          </table:table-cell>
          <table:table-cell office:value-type="float" office:value="-74.7354202270508" calcext:value-type="float">
            <text:p>-74,7354202270508</text:p>
          </table:table-cell>
          <table:table-cell office:value-type="float" office:value="-74.7016677856445" calcext:value-type="float">
            <text:p>-74,7016677856445</text:p>
          </table:table-cell>
          <table:table-cell office:value-type="float" office:value="-74.7418746948242" calcext:value-type="float">
            <text:p>-74,7418746948242</text:p>
          </table:table-cell>
          <table:table-cell office:value-type="float" office:value="-74.7192306518555" calcext:value-type="float">
            <text:p>-74,7192306518555</text:p>
          </table:table-cell>
          <table:table-cell office:value-type="float" office:value="-74.7439727783203" calcext:value-type="float">
            <text:p>-74,7439727783203</text:p>
          </table:table-cell>
          <table:table-cell office:value-type="float" office:value="-74.8031539916992" calcext:value-type="float">
            <text:p>-74,8031539916992</text:p>
          </table:table-cell>
          <table:table-cell office:value-type="float" office:value="-74.7710647583008" calcext:value-type="float">
            <text:p>-74,7710647583008</text:p>
          </table:table-cell>
          <table:table-cell office:value-type="float" office:value="-74.7687835693359" calcext:value-type="float">
            <text:p>-74,7687835693359</text:p>
          </table:table-cell>
          <table:table-cell office:value-type="float" office:value="-74.7984161376953" calcext:value-type="float">
            <text:p>-74,7984161376953</text:p>
          </table:table-cell>
          <table:table-cell office:value-type="float" office:value="-74.8059692382813" calcext:value-type="float">
            <text:p>-74,8059692382813</text:p>
          </table:table-cell>
          <table:table-cell office:value-type="float" office:value="-74.7281036376953" calcext:value-type="float">
            <text:p>-74,7281036376953</text:p>
          </table:table-cell>
          <table:table-cell office:value-type="float" office:value="-74.7558517456055" calcext:value-type="float">
            <text:p>-74,7558517456055</text:p>
          </table:table-cell>
          <table:table-cell office:value-type="float" office:value="-74.7738647460938" calcext:value-type="float">
            <text:p>-74,7738647460938</text:p>
          </table:table-cell>
          <table:table-cell office:value-type="float" office:value="-74.7843780517578" calcext:value-type="float">
            <text:p>-74,7843780517578</text:p>
          </table:table-cell>
          <table:table-cell office:value-type="float" office:value="-74.8297271728516" calcext:value-type="float">
            <text:p>-74,8297271728516</text:p>
          </table:table-cell>
          <table:table-cell office:value-type="float" office:value="-74.8362579345703" calcext:value-type="float">
            <text:p>-74,8362579345703</text:p>
          </table:table-cell>
          <table:table-cell office:value-type="float" office:value="-74.7437973022461" calcext:value-type="float">
            <text:p>-74,7437973022461</text:p>
          </table:table-cell>
          <table:table-cell office:value-type="float" office:value="-74.7342071533203" calcext:value-type="float">
            <text:p>-74,7342071533203</text:p>
          </table:table-cell>
          <table:table-cell office:value-type="float" office:value="-74.7556762695313" calcext:value-type="float">
            <text:p>-74,7556762695313</text:p>
          </table:table-cell>
          <table:table-cell office:value-type="float" office:value="-74.7100067138672" calcext:value-type="float">
            <text:p>-74,7100067138672</text:p>
          </table:table-cell>
          <table:table-cell office:value-type="float" office:value="-74.790168762207" calcext:value-type="float">
            <text:p>-74,790168762207</text:p>
          </table:table-cell>
          <table:table-cell office:value-type="float" office:value="-74.7780685424805" calcext:value-type="float">
            <text:p>-74,7780685424805</text:p>
          </table:table-cell>
          <table:table-cell office:value-type="float" office:value="-74.7934951782227" calcext:value-type="float">
            <text:p>-74,7934951782227</text:p>
          </table:table-cell>
          <table:table-cell office:value-type="float" office:value="-74.7472839355469" calcext:value-type="float">
            <text:p>-74,7472839355469</text:p>
          </table:table-cell>
          <table:table-cell office:value-type="float" office:value="-74.7254867553711" calcext:value-type="float">
            <text:p>-74,7254867553711</text:p>
          </table:table-cell>
          <table:table-cell office:value-type="float" office:value="-74.7404861450195" calcext:value-type="float">
            <text:p>-74,7404861450195</text:p>
          </table:table-cell>
          <table:table-cell office:value-type="float" office:value="-74.7141799926758" calcext:value-type="float">
            <text:p>-74,7141799926758</text:p>
          </table:table-cell>
          <table:table-cell office:value-type="float" office:value="-74.7880630493164" calcext:value-type="float">
            <text:p>-74,7880630493164</text:p>
          </table:table-cell>
          <table:table-cell office:value-type="float" office:value="-74.6531753540039" calcext:value-type="float">
            <text:p>-74,6531753540039</text:p>
          </table:table-cell>
          <table:table-cell office:value-type="float" office:value="-74.6829299926758" calcext:value-type="float">
            <text:p>-74,6829299926758</text:p>
          </table:table-cell>
          <table:table-cell office:value-type="float" office:value="-74.6599197387695" calcext:value-type="float">
            <text:p>-74,6599197387695</text:p>
          </table:table-cell>
          <table:table-cell office:value-type="float" office:value="-74.7511291503906" calcext:value-type="float">
            <text:p>-74,7511291503906</text:p>
          </table:table-cell>
          <table:table-cell office:value-type="float" office:value="-74.6414413452148" calcext:value-type="float">
            <text:p>-74,6414413452148</text:p>
          </table:table-cell>
          <table:table-cell office:value-type="float" office:value="-74.6443786621094" calcext:value-type="float">
            <text:p>-74,6443786621094</text:p>
          </table:table-cell>
          <table:table-cell office:value-type="float" office:value="-74.694206237793" calcext:value-type="float">
            <text:p>-74,694206237793</text:p>
          </table:table-cell>
          <table:table-cell office:value-type="float" office:value="-74.7101821899414" calcext:value-type="float">
            <text:p>-74,7101821899414</text:p>
          </table:table-cell>
          <table:table-cell office:value-type="float" office:value="-74.6820678710938" calcext:value-type="float">
            <text:p>-74,6820678710938</text:p>
          </table:table-cell>
          <table:table-cell office:value-type="float" office:value="-74.7479858398438" calcext:value-type="float">
            <text:p>-74,7479858398438</text:p>
          </table:table-cell>
          <table:table-cell office:value-type="float" office:value="-74.6952438354492" calcext:value-type="float">
            <text:p>-74,6952438354492</text:p>
          </table:table-cell>
          <table:table-cell office:value-type="float" office:value="-74.7114028930664" calcext:value-type="float">
            <text:p>-74,7114028930664</text:p>
          </table:table-cell>
          <table:table-cell office:value-type="float" office:value="-74.7173156738281" calcext:value-type="float">
            <text:p>-74,7173156738281</text:p>
          </table:table-cell>
          <table:table-cell office:value-type="float" office:value="-74.6940307617188" calcext:value-type="float">
            <text:p>-74,6940307617188</text:p>
          </table:table-cell>
          <table:table-cell office:value-type="float" office:value="-74.8270874023438" calcext:value-type="float">
            <text:p>-74,8270874023438</text:p>
          </table:table-cell>
          <table:table-cell office:value-type="float" office:value="-74.7499084472656" calcext:value-type="float">
            <text:p>-74,7499084472656</text:p>
          </table:table-cell>
          <table:table-cell office:value-type="float" office:value="-74.7105331420898" calcext:value-type="float">
            <text:p>-74,7105331420898</text:p>
          </table:table-cell>
          <table:table-cell office:value-type="float" office:value="-74.6872711181641" calcext:value-type="float">
            <text:p>-74,6872711181641</text:p>
          </table:table-cell>
          <table:table-cell office:value-type="float" office:value="-74.7178344726563" calcext:value-type="float">
            <text:p>-74,7178344726563</text:p>
          </table:table-cell>
          <table:table-cell office:value-type="float" office:value="-74.7390823364258" calcext:value-type="float">
            <text:p>-74,7390823364258</text:p>
          </table:table-cell>
          <table:table-cell office:value-type="float" office:value="-74.7253189086914" calcext:value-type="float">
            <text:p>-74,7253189086914</text:p>
          </table:table-cell>
          <table:table-cell office:value-type="float" office:value="-74.7202682495117" calcext:value-type="float">
            <text:p>-74,7202682495117</text:p>
          </table:table-cell>
          <table:table-cell office:value-type="float" office:value="-74.6737518310547" calcext:value-type="float">
            <text:p>-74,6737518310547</text:p>
          </table:table-cell>
          <table:table-cell office:value-type="float" office:value="-74.7947311401367" calcext:value-type="float">
            <text:p>-74,7947311401367</text:p>
          </table:table-cell>
          <table:table-cell office:value-type="float" office:value="-74.7791137695313" calcext:value-type="float">
            <text:p>-74,7791137695313</text:p>
          </table:table-cell>
          <table:table-cell office:value-type="float" office:value="-74.9074478149414" calcext:value-type="float">
            <text:p>-74,9074478149414</text:p>
          </table:table-cell>
          <table:table-cell office:value-type="float" office:value="-74.9126052856445" calcext:value-type="float">
            <text:p>-74,9126052856445</text:p>
          </table:table-cell>
          <table:table-cell office:value-type="float" office:value="-74.8181076049805" calcext:value-type="float">
            <text:p>-74,8181076049805</text:p>
          </table:table-cell>
          <table:table-cell office:value-type="float" office:value="-74.7724685668945" calcext:value-type="float">
            <text:p>-74,7724685668945</text:p>
          </table:table-cell>
          <table:table-cell office:value-type="float" office:value="-74.798942565918" calcext:value-type="float">
            <text:p>-74,798942565918</text:p>
          </table:table-cell>
          <table:table-cell office:value-type="float" office:value="-74.784553527832" calcext:value-type="float">
            <text:p>-74,784553527832</text:p>
          </table:table-cell>
          <table:table-cell office:value-type="float" office:value="-74.7920989990234" calcext:value-type="float">
            <text:p>-74,7920989990234</text:p>
          </table:table-cell>
          <table:table-cell office:value-type="float" office:value="-74.7086181640625" calcext:value-type="float">
            <text:p>-74,7086181640625</text:p>
          </table:table-cell>
          <table:table-cell office:value-type="float" office:value="-74.7859573364258" calcext:value-type="float">
            <text:p>-74,7859573364258</text:p>
          </table:table-cell>
          <table:table-cell office:value-type="float" office:value="-74.724967956543" calcext:value-type="float">
            <text:p>-74,724967956543</text:p>
          </table:table-cell>
          <table:table-cell office:value-type="float" office:value="-74.6469650268555" calcext:value-type="float">
            <text:p>-74,6469650268555</text:p>
          </table:table-cell>
          <table:table-cell office:value-type="float" office:value="-74.7120971679688" calcext:value-type="float">
            <text:p>-74,7120971679688</text:p>
          </table:table-cell>
          <table:table-cell office:value-type="float" office:value="-74.745719909668" calcext:value-type="float">
            <text:p>-74,745719909668</text:p>
          </table:table-cell>
          <table:table-cell office:value-type="float" office:value="-74.6895217895508" calcext:value-type="float">
            <text:p>-74,6895217895508</text:p>
          </table:table-cell>
          <table:table-cell office:value-type="float" office:value="-74.6766967773438" calcext:value-type="float">
            <text:p>-74,6766967773438</text:p>
          </table:table-cell>
          <table:table-cell office:value-type="float" office:value="-74.6588821411133" calcext:value-type="float">
            <text:p>-74,6588821411133</text:p>
          </table:table-cell>
          <table:table-cell table:number-columns-repeated="14888"/>
        </table:table-row>
        <table:table-row table:style-name="ro1">
          <table:table-cell office:value-type="string" calcext:value-type="string">
            <text:p>SWT</text:p>
          </table:table-cell>
          <table:table-cell office:value-type="string" calcext:value-type="string">
            <text:p>0.39599999999999996</text:p>
          </table:table-cell>
          <table:table-cell table:number-columns-repeated="16382"/>
        </table:table-row>
        <table:table-row table:style-name="ro1">
          <table:table-cell office:value-type="float" office:value="-63.2892608642578" calcext:value-type="float">
            <text:p>-63,2892608642578</text:p>
          </table:table-cell>
          <table:table-cell office:value-type="float" office:value="-63.3197937011719" calcext:value-type="float">
            <text:p>-63,3197937011719</text:p>
          </table:table-cell>
          <table:table-cell office:value-type="float" office:value="-63.3138008117676" calcext:value-type="float">
            <text:p>-63,3138008117676</text:p>
          </table:table-cell>
          <table:table-cell office:value-type="float" office:value="-63.321949005127" calcext:value-type="float">
            <text:p>-63,321949005127</text:p>
          </table:table-cell>
          <table:table-cell office:value-type="float" office:value="-63.3174514770508" calcext:value-type="float">
            <text:p>-63,3174514770508</text:p>
          </table:table-cell>
          <table:table-cell office:value-type="float" office:value="-63.3350296020508" calcext:value-type="float">
            <text:p>-63,3350296020508</text:p>
          </table:table-cell>
          <table:table-cell office:value-type="float" office:value="-63.3439979553223" calcext:value-type="float">
            <text:p>-63,3439979553223</text:p>
          </table:table-cell>
          <table:table-cell office:value-type="float" office:value="-63.3459701538086" calcext:value-type="float">
            <text:p>-63,3459701538086</text:p>
          </table:table-cell>
          <table:table-cell office:value-type="float" office:value="-63.3789672851563" calcext:value-type="float">
            <text:p>-63,3789672851563</text:p>
          </table:table-cell>
          <table:table-cell office:value-type="float" office:value="-63.3930320739746" calcext:value-type="float">
            <text:p>-63,3930320739746</text:p>
          </table:table-cell>
          <table:table-cell office:value-type="float" office:value="-63.407829284668" calcext:value-type="float">
            <text:p>-63,407829284668</text:p>
          </table:table-cell>
          <table:table-cell office:value-type="float" office:value="-63.4204750061035" calcext:value-type="float">
            <text:p>-63,4204750061035</text:p>
          </table:table-cell>
          <table:table-cell office:value-type="float" office:value="-63.42578125" calcext:value-type="float">
            <text:p>-63,42578125</text:p>
          </table:table-cell>
          <table:table-cell office:value-type="float" office:value="-63.4487609863281" calcext:value-type="float">
            <text:p>-63,4487609863281</text:p>
          </table:table-cell>
          <table:table-cell office:value-type="float" office:value="-63.443058013916" calcext:value-type="float">
            <text:p>-63,443058013916</text:p>
          </table:table-cell>
          <table:table-cell office:value-type="float" office:value="-63.4656524658203" calcext:value-type="float">
            <text:p>-63,4656524658203</text:p>
          </table:table-cell>
          <table:table-cell office:value-type="float" office:value="-63.4878807067871" calcext:value-type="float">
            <text:p>-63,4878807067871</text:p>
          </table:table-cell>
          <table:table-cell office:value-type="float" office:value="-63.5070991516113" calcext:value-type="float">
            <text:p>-63,5070991516113</text:p>
          </table:table-cell>
          <table:table-cell office:value-type="float" office:value="-63.5014038085938" calcext:value-type="float">
            <text:p>-63,5014038085938</text:p>
          </table:table-cell>
          <table:table-cell office:value-type="float" office:value="-63.5157165527344" calcext:value-type="float">
            <text:p>-63,5157165527344</text:p>
          </table:table-cell>
          <table:table-cell office:value-type="float" office:value="-63.5188331604004" calcext:value-type="float">
            <text:p>-63,5188331604004</text:p>
          </table:table-cell>
          <table:table-cell office:value-type="float" office:value="-63.5444602966309" calcext:value-type="float">
            <text:p>-63,5444602966309</text:p>
          </table:table-cell>
          <table:table-cell office:value-type="float" office:value="-63.5680961608887" calcext:value-type="float">
            <text:p>-63,5680961608887</text:p>
          </table:table-cell>
          <table:table-cell office:value-type="float" office:value="-63.5696868896484" calcext:value-type="float">
            <text:p>-63,5696868896484</text:p>
          </table:table-cell>
          <table:table-cell office:value-type="float" office:value="-63.5683403015137" calcext:value-type="float">
            <text:p>-63,5683403015137</text:p>
          </table:table-cell>
          <table:table-cell office:value-type="float" office:value="-63.6004486083984" calcext:value-type="float">
            <text:p>-63,6004486083984</text:p>
          </table:table-cell>
          <table:table-cell office:value-type="float" office:value="-63.597785949707" calcext:value-type="float">
            <text:p>-63,597785949707</text:p>
          </table:table-cell>
          <table:table-cell office:value-type="float" office:value="-63.6016578674316" calcext:value-type="float">
            <text:p>-63,6016578674316</text:p>
          </table:table-cell>
          <table:table-cell office:value-type="float" office:value="-63.6051445007324" calcext:value-type="float">
            <text:p>-63,6051445007324</text:p>
          </table:table-cell>
          <table:table-cell office:value-type="float" office:value="-63.6000595092773" calcext:value-type="float">
            <text:p>-63,6000595092773</text:p>
          </table:table-cell>
          <table:table-cell office:value-type="float" office:value="-63.6300582885742" calcext:value-type="float">
            <text:p>-63,6300582885742</text:p>
          </table:table-cell>
          <table:table-cell office:value-type="float" office:value="-63.6625480651856" calcext:value-type="float">
            <text:p>-63,6625480651856</text:p>
          </table:table-cell>
          <table:table-cell office:value-type="float" office:value="-63.661865234375" calcext:value-type="float">
            <text:p>-63,661865234375</text:p>
          </table:table-cell>
          <table:table-cell office:value-type="float" office:value="-63.6435165405273" calcext:value-type="float">
            <text:p>-63,6435165405273</text:p>
          </table:table-cell>
          <table:table-cell office:value-type="float" office:value="-63.6747856140137" calcext:value-type="float">
            <text:p>-63,6747856140137</text:p>
          </table:table-cell>
          <table:table-cell office:value-type="float" office:value="-63.6720542907715" calcext:value-type="float">
            <text:p>-63,6720542907715</text:p>
          </table:table-cell>
          <table:table-cell office:value-type="float" office:value="-63.6905136108398" calcext:value-type="float">
            <text:p>-63,6905136108398</text:p>
          </table:table-cell>
          <table:table-cell office:value-type="float" office:value="-63.7100868225098" calcext:value-type="float">
            <text:p>-63,7100868225098</text:p>
          </table:table-cell>
          <table:table-cell office:value-type="float" office:value="-63.695987701416" calcext:value-type="float">
            <text:p>-63,695987701416</text:p>
          </table:table-cell>
          <table:table-cell office:value-type="float" office:value="-63.6751251220703" calcext:value-type="float">
            <text:p>-63,6751251220703</text:p>
          </table:table-cell>
          <table:table-cell office:value-type="float" office:value="-63.7148895263672" calcext:value-type="float">
            <text:p>-63,7148895263672</text:p>
          </table:table-cell>
          <table:table-cell office:value-type="float" office:value="-63.7279891967773" calcext:value-type="float">
            <text:p>-63,7279891967773</text:p>
          </table:table-cell>
          <table:table-cell office:value-type="float" office:value="-63.7000465393066" calcext:value-type="float">
            <text:p>-63,7000465393066</text:p>
          </table:table-cell>
          <table:table-cell office:value-type="float" office:value="-63.7144470214844" calcext:value-type="float">
            <text:p>-63,7144470214844</text:p>
          </table:table-cell>
          <table:table-cell office:value-type="float" office:value="-63.7173385620117" calcext:value-type="float">
            <text:p>-63,7173385620117</text:p>
          </table:table-cell>
          <table:table-cell office:value-type="float" office:value="-63.7167510986328" calcext:value-type="float">
            <text:p>-63,7167510986328</text:p>
          </table:table-cell>
          <table:table-cell office:value-type="float" office:value="-63.7149848937988" calcext:value-type="float">
            <text:p>-63,7149848937988</text:p>
          </table:table-cell>
          <table:table-cell office:value-type="float" office:value="-63.7057762145996" calcext:value-type="float">
            <text:p>-63,7057762145996</text:p>
          </table:table-cell>
          <table:table-cell office:value-type="float" office:value="-63.7251892089844" calcext:value-type="float">
            <text:p>-63,7251892089844</text:p>
          </table:table-cell>
          <table:table-cell office:value-type="float" office:value="-63.7394371032715" calcext:value-type="float">
            <text:p>-63,7394371032715</text:p>
          </table:table-cell>
          <table:table-cell office:value-type="float" office:value="-63.7254371643066" calcext:value-type="float">
            <text:p>-63,7254371643066</text:p>
          </table:table-cell>
          <table:table-cell office:value-type="float" office:value="-63.7299995422363" calcext:value-type="float">
            <text:p>-63,7299995422363</text:p>
          </table:table-cell>
          <table:table-cell office:value-type="float" office:value="-63.7083702087402" calcext:value-type="float">
            <text:p>-63,7083702087402</text:p>
          </table:table-cell>
          <table:table-cell office:value-type="float" office:value="-63.7318687438965" calcext:value-type="float">
            <text:p>-63,7318687438965</text:p>
          </table:table-cell>
          <table:table-cell office:value-type="float" office:value="-63.7527160644531" calcext:value-type="float">
            <text:p>-63,7527160644531</text:p>
          </table:table-cell>
          <table:table-cell office:value-type="float" office:value="-63.7378120422363" calcext:value-type="float">
            <text:p>-63,7378120422363</text:p>
          </table:table-cell>
          <table:table-cell office:value-type="float" office:value="-63.7295112609863" calcext:value-type="float">
            <text:p>-63,7295112609863</text:p>
          </table:table-cell>
          <table:table-cell office:value-type="float" office:value="-63.7008285522461" calcext:value-type="float">
            <text:p>-63,7008285522461</text:p>
          </table:table-cell>
          <table:table-cell office:value-type="float" office:value="-63.720085144043" calcext:value-type="float">
            <text:p>-63,720085144043</text:p>
          </table:table-cell>
          <table:table-cell office:value-type="float" office:value="-63.7895240783691" calcext:value-type="float">
            <text:p>-63,7895240783691</text:p>
          </table:table-cell>
          <table:table-cell office:value-type="float" office:value="-63.8163146972656" calcext:value-type="float">
            <text:p>-63,8163146972656</text:p>
          </table:table-cell>
          <table:table-cell office:value-type="float" office:value="-63.8285751342773" calcext:value-type="float">
            <text:p>-63,8285751342773</text:p>
          </table:table-cell>
          <table:table-cell office:value-type="float" office:value="-63.7902679443359" calcext:value-type="float">
            <text:p>-63,7902679443359</text:p>
          </table:table-cell>
          <table:table-cell office:value-type="float" office:value="-63.8115043640137" calcext:value-type="float">
            <text:p>-63,8115043640137</text:p>
          </table:table-cell>
          <table:table-cell office:value-type="float" office:value="-63.7942237854004" calcext:value-type="float">
            <text:p>-63,7942237854004</text:p>
          </table:table-cell>
          <table:table-cell office:value-type="float" office:value="-63.8110580444336" calcext:value-type="float">
            <text:p>-63,8110580444336</text:p>
          </table:table-cell>
          <table:table-cell office:value-type="float" office:value="-63.7767791748047" calcext:value-type="float">
            <text:p>-63,7767791748047</text:p>
          </table:table-cell>
          <table:table-cell office:value-type="float" office:value="-63.783447265625" calcext:value-type="float">
            <text:p>-63,783447265625</text:p>
          </table:table-cell>
          <table:table-cell office:value-type="float" office:value="-63.7959022521973" calcext:value-type="float">
            <text:p>-63,7959022521973</text:p>
          </table:table-cell>
          <table:table-cell office:value-type="float" office:value="-63.7951622009277" calcext:value-type="float">
            <text:p>-63,7951622009277</text:p>
          </table:table-cell>
          <table:table-cell office:value-type="float" office:value="-63.7880935668945" calcext:value-type="float">
            <text:p>-63,7880935668945</text:p>
          </table:table-cell>
          <table:table-cell office:value-type="float" office:value="-63.7937736511231" calcext:value-type="float">
            <text:p>-63,7937736511231</text:p>
          </table:table-cell>
          <table:table-cell office:value-type="float" office:value="-63.7928848266602" calcext:value-type="float">
            <text:p>-63,7928848266602</text:p>
          </table:table-cell>
          <table:table-cell office:value-type="float" office:value="-63.7664642333984" calcext:value-type="float">
            <text:p>-63,7664642333984</text:p>
          </table:table-cell>
          <table:table-cell office:value-type="float" office:value="-63.7585792541504" calcext:value-type="float">
            <text:p>-63,7585792541504</text:p>
          </table:table-cell>
          <table:table-cell office:value-type="float" office:value="-63.7886848449707" calcext:value-type="float">
            <text:p>-63,7886848449707</text:p>
          </table:table-cell>
          <table:table-cell office:value-type="float" office:value="-63.7705116271973" calcext:value-type="float">
            <text:p>-63,7705116271973</text:p>
          </table:table-cell>
          <table:table-cell office:value-type="float" office:value="-63.763801574707" calcext:value-type="float">
            <text:p>-63,763801574707</text:p>
          </table:table-cell>
          <table:table-cell office:value-type="float" office:value="-63.7598114013672" calcext:value-type="float">
            <text:p>-63,7598114013672</text:p>
          </table:table-cell>
          <table:table-cell office:value-type="float" office:value="-63.7445945739746" calcext:value-type="float">
            <text:p>-63,7445945739746</text:p>
          </table:table-cell>
          <table:table-cell office:value-type="float" office:value="-63.746711730957" calcext:value-type="float">
            <text:p>-63,746711730957</text:p>
          </table:table-cell>
          <table:table-cell office:value-type="float" office:value="-63.7189598083496" calcext:value-type="float">
            <text:p>-63,7189598083496</text:p>
          </table:table-cell>
          <table:table-cell office:value-type="float" office:value="-63.7235679626465" calcext:value-type="float">
            <text:p>-63,7235679626465</text:p>
          </table:table-cell>
          <table:table-cell office:value-type="float" office:value="-63.7325057983398" calcext:value-type="float">
            <text:p>-63,7325057983398</text:p>
          </table:table-cell>
          <table:table-cell office:value-type="float" office:value="-63.7282829284668" calcext:value-type="float">
            <text:p>-63,7282829284668</text:p>
          </table:table-cell>
          <table:table-cell office:value-type="float" office:value="-63.7254829406738" calcext:value-type="float">
            <text:p>-63,7254829406738</text:p>
          </table:table-cell>
          <table:table-cell office:value-type="float" office:value="-63.7411079406738" calcext:value-type="float">
            <text:p>-63,7411079406738</text:p>
          </table:table-cell>
          <table:table-cell office:value-type="float" office:value="-63.7328491210938" calcext:value-type="float">
            <text:p>-63,7328491210938</text:p>
          </table:table-cell>
          <table:table-cell office:value-type="float" office:value="-63.7101364135742" calcext:value-type="float">
            <text:p>-63,7101364135742</text:p>
          </table:table-cell>
          <table:table-cell office:value-type="float" office:value="-63.7364349365234" calcext:value-type="float">
            <text:p>-63,7364349365234</text:p>
          </table:table-cell>
          <table:table-cell office:value-type="float" office:value="-63.7155265808106" calcext:value-type="float">
            <text:p>-63,7155265808106</text:p>
          </table:table-cell>
          <table:table-cell office:value-type="float" office:value="-63.7085685729981" calcext:value-type="float">
            <text:p>-63,7085685729981</text:p>
          </table:table-cell>
          <table:table-cell office:value-type="float" office:value="-63.6944236755371" calcext:value-type="float">
            <text:p>-63,6944236755371</text:p>
          </table:table-cell>
          <table:table-cell office:value-type="float" office:value="-63.7130279541016" calcext:value-type="float">
            <text:p>-63,7130279541016</text:p>
          </table:table-cell>
          <table:table-cell office:value-type="float" office:value="-63.7099418640137" calcext:value-type="float">
            <text:p>-63,7099418640137</text:p>
          </table:table-cell>
          <table:table-cell office:value-type="float" office:value="-63.7002449035645" calcext:value-type="float">
            <text:p>-63,7002449035645</text:p>
          </table:table-cell>
          <table:table-cell office:value-type="float" office:value="-63.7022514343262" calcext:value-type="float">
            <text:p>-63,7022514343262</text:p>
          </table:table-cell>
          <table:table-cell office:value-type="float" office:value="-63.6897315979004" calcext:value-type="float">
            <text:p>-63,6897315979004</text:p>
          </table:table-cell>
          <table:table-cell office:value-type="float" office:value="-63.6863594055176" calcext:value-type="float">
            <text:p>-63,6863594055176</text:p>
          </table:table-cell>
          <table:table-cell office:value-type="float" office:value="-63.6899261474609" calcext:value-type="float">
            <text:p>-63,6899261474609</text:p>
          </table:table-cell>
          <table:table-cell office:value-type="float" office:value="-63.6834259033203" calcext:value-type="float">
            <text:p>-63,6834259033203</text:p>
          </table:table-cell>
          <table:table-cell office:value-type="float" office:value="-63.6918792724609" calcext:value-type="float">
            <text:p>-63,6918792724609</text:p>
          </table:table-cell>
          <table:table-cell office:value-type="float" office:value="-63.6988754272461" calcext:value-type="float">
            <text:p>-63,6988754272461</text:p>
          </table:table-cell>
          <table:table-cell office:value-type="float" office:value="-63.6511039733887" calcext:value-type="float">
            <text:p>-63,6511039733887</text:p>
          </table:table-cell>
          <table:table-cell office:value-type="float" office:value="-63.6681518554688" calcext:value-type="float">
            <text:p>-63,6681518554688</text:p>
          </table:table-cell>
          <table:table-cell office:value-type="float" office:value="-63.652027130127" calcext:value-type="float">
            <text:p>-63,652027130127</text:p>
          </table:table-cell>
          <table:table-cell office:value-type="float" office:value="-63.6421546936035" calcext:value-type="float">
            <text:p>-63,6421546936035</text:p>
          </table:table-cell>
          <table:table-cell office:value-type="float" office:value="-63.6374397277832" calcext:value-type="float">
            <text:p>-63,6374397277832</text:p>
          </table:table-cell>
          <table:table-cell office:value-type="float" office:value="-63.7757911682129" calcext:value-type="float">
            <text:p>-63,7757911682129</text:p>
          </table:table-cell>
          <table:table-cell office:value-type="float" office:value="-63.8726387023926" calcext:value-type="float">
            <text:p>-63,8726387023926</text:p>
          </table:table-cell>
          <table:table-cell office:value-type="float" office:value="-63.8601188659668" calcext:value-type="float">
            <text:p>-63,8601188659668</text:p>
          </table:table-cell>
          <table:table-cell office:value-type="float" office:value="-63.867847442627" calcext:value-type="float">
            <text:p>-63,867847442627</text:p>
          </table:table-cell>
          <table:table-cell office:value-type="float" office:value="-63.8554840087891" calcext:value-type="float">
            <text:p>-63,8554840087891</text:p>
          </table:table-cell>
          <table:table-cell office:value-type="float" office:value="-63.8841285705566" calcext:value-type="float">
            <text:p>-63,8841285705566</text:p>
          </table:table-cell>
          <table:table-cell office:value-type="float" office:value="-63.8540382385254" calcext:value-type="float">
            <text:p>-63,8540382385254</text:p>
          </table:table-cell>
          <table:table-cell office:value-type="float" office:value="-63.8693466186523" calcext:value-type="float">
            <text:p>-63,8693466186523</text:p>
          </table:table-cell>
          <table:table-cell office:value-type="float" office:value="-63.8415946960449" calcext:value-type="float">
            <text:p>-63,8415946960449</text:p>
          </table:table-cell>
          <table:table-cell office:value-type="float" office:value="-63.853141784668" calcext:value-type="float">
            <text:p>-63,853141784668</text:p>
          </table:table-cell>
          <table:table-cell office:value-type="float" office:value="-63.8377647399902" calcext:value-type="float">
            <text:p>-63,8377647399902</text:p>
          </table:table-cell>
          <table:table-cell office:value-type="float" office:value="-63.8530426025391" calcext:value-type="float">
            <text:p>-63,8530426025391</text:p>
          </table:table-cell>
          <table:table-cell office:value-type="float" office:value="-63.8411979675293" calcext:value-type="float">
            <text:p>-63,8411979675293</text:p>
          </table:table-cell>
          <table:table-cell office:value-type="float" office:value="-63.8229141235352" calcext:value-type="float">
            <text:p>-63,8229141235352</text:p>
          </table:table-cell>
          <table:table-cell office:value-type="float" office:value="-63.8185958862305" calcext:value-type="float">
            <text:p>-63,8185958862305</text:p>
          </table:table-cell>
          <table:table-cell office:value-type="float" office:value="-63.8360748291016" calcext:value-type="float">
            <text:p>-63,8360748291016</text:p>
          </table:table-cell>
          <table:table-cell office:value-type="float" office:value="-63.8392562866211" calcext:value-type="float">
            <text:p>-63,8392562866211</text:p>
          </table:table-cell>
          <table:table-cell office:value-type="float" office:value="-63.814380645752" calcext:value-type="float">
            <text:p>-63,814380645752</text:p>
          </table:table-cell>
          <table:table-cell office:value-type="float" office:value="-63.8356781005859" calcext:value-type="float">
            <text:p>-63,8356781005859</text:p>
          </table:table-cell>
          <table:table-cell office:value-type="float" office:value="-63.8234596252441" calcext:value-type="float">
            <text:p>-63,8234596252441</text:p>
          </table:table-cell>
          <table:table-cell office:value-type="float" office:value="-63.8256912231445" calcext:value-type="float">
            <text:p>-63,8256912231445</text:p>
          </table:table-cell>
          <table:table-cell office:value-type="float" office:value="-63.8070449829102" calcext:value-type="float">
            <text:p>-63,8070449829102</text:p>
          </table:table-cell>
          <table:table-cell office:value-type="float" office:value="-63.8145790100098" calcext:value-type="float">
            <text:p>-63,8145790100098</text:p>
          </table:table-cell>
          <table:table-cell office:value-type="float" office:value="-63.8107604980469" calcext:value-type="float">
            <text:p>-63,8107604980469</text:p>
          </table:table-cell>
          <table:table-cell office:value-type="float" office:value="-63.8157196044922" calcext:value-type="float">
            <text:p>-63,8157196044922</text:p>
          </table:table-cell>
          <table:table-cell office:value-type="float" office:value="-63.8085823059082" calcext:value-type="float">
            <text:p>-63,8085823059082</text:p>
          </table:table-cell>
          <table:table-cell office:value-type="float" office:value="-63.8196868896484" calcext:value-type="float">
            <text:p>-63,8196868896484</text:p>
          </table:table-cell>
          <table:table-cell office:value-type="float" office:value="-63.8171577453613" calcext:value-type="float">
            <text:p>-63,8171577453613</text:p>
          </table:table-cell>
          <table:table-cell office:value-type="float" office:value="-63.8221702575684" calcext:value-type="float">
            <text:p>-63,8221702575684</text:p>
          </table:table-cell>
          <table:table-cell office:value-type="float" office:value="-63.8463706970215" calcext:value-type="float">
            <text:p>-63,8463706970215</text:p>
          </table:table-cell>
          <table:table-cell office:value-type="float" office:value="-63.8336410522461" calcext:value-type="float">
            <text:p>-63,8336410522461</text:p>
          </table:table-cell>
          <table:table-cell office:value-type="float" office:value="-63.8102188110352" calcext:value-type="float">
            <text:p>-63,8102188110352</text:p>
          </table:table-cell>
          <table:table-cell office:value-type="float" office:value="-63.7995147705078" calcext:value-type="float">
            <text:p>-63,7995147705078</text:p>
          </table:table-cell>
          <table:table-cell office:value-type="float" office:value="-63.8316497802734" calcext:value-type="float">
            <text:p>-63,8316497802734</text:p>
          </table:table-cell>
          <table:table-cell office:value-type="float" office:value="-63.8085823059082" calcext:value-type="float">
            <text:p>-63,8085823059082</text:p>
          </table:table-cell>
          <table:table-cell office:value-type="float" office:value="-63.8273811340332" calcext:value-type="float">
            <text:p>-63,8273811340332</text:p>
          </table:table-cell>
          <table:table-cell office:value-type="float" office:value="-63.8328437805176" calcext:value-type="float">
            <text:p>-63,8328437805176</text:p>
          </table:table-cell>
          <table:table-cell office:value-type="float" office:value="-63.8073425292969" calcext:value-type="float">
            <text:p>-63,8073425292969</text:p>
          </table:table-cell>
          <table:table-cell office:value-type="float" office:value="-63.8111076354981" calcext:value-type="float">
            <text:p>-63,8111076354981</text:p>
          </table:table-cell>
          <table:table-cell office:value-type="float" office:value="-63.8314018249512" calcext:value-type="float">
            <text:p>-63,8314018249512</text:p>
          </table:table-cell>
          <table:table-cell office:value-type="float" office:value="-63.8419418334961" calcext:value-type="float">
            <text:p>-63,8419418334961</text:p>
          </table:table-cell>
          <table:table-cell office:value-type="float" office:value="-63.7986755371094" calcext:value-type="float">
            <text:p>-63,7986755371094</text:p>
          </table:table-cell>
          <table:table-cell office:value-type="float" office:value="-63.8332901000977" calcext:value-type="float">
            <text:p>-63,8332901000977</text:p>
          </table:table-cell>
          <table:table-cell office:value-type="float" office:value="-63.8268356323242" calcext:value-type="float">
            <text:p>-63,8268356323242</text:p>
          </table:table-cell>
          <table:table-cell office:value-type="float" office:value="-63.8321990966797" calcext:value-type="float">
            <text:p>-63,8321990966797</text:p>
          </table:table-cell>
          <table:table-cell office:value-type="float" office:value="-63.8167610168457" calcext:value-type="float">
            <text:p>-63,8167610168457</text:p>
          </table:table-cell>
          <table:table-cell office:value-type="float" office:value="-63.8372192382813" calcext:value-type="float">
            <text:p>-63,8372192382813</text:p>
          </table:table-cell>
          <table:table-cell office:value-type="float" office:value="-63.8425903320313" calcext:value-type="float">
            <text:p>-63,8425903320313</text:p>
          </table:table-cell>
          <table:table-cell office:value-type="float" office:value="-63.8524436950684" calcext:value-type="float">
            <text:p>-63,8524436950684</text:p>
          </table:table-cell>
          <table:table-cell office:value-type="float" office:value="-63.8320007324219" calcext:value-type="float">
            <text:p>-63,8320007324219</text:p>
          </table:table-cell>
          <table:table-cell office:value-type="float" office:value="-63.8548851013184" calcext:value-type="float">
            <text:p>-63,8548851013184</text:p>
          </table:table-cell>
          <table:table-cell office:value-type="float" office:value="-63.8404541015625" calcext:value-type="float">
            <text:p>-63,8404541015625</text:p>
          </table:table-cell>
          <table:table-cell office:value-type="float" office:value="-63.8447761535645" calcext:value-type="float">
            <text:p>-63,8447761535645</text:p>
          </table:table-cell>
          <table:table-cell office:value-type="float" office:value="-63.8561820983887" calcext:value-type="float">
            <text:p>-63,8561820983887</text:p>
          </table:table-cell>
          <table:table-cell office:value-type="float" office:value="-63.8477630615234" calcext:value-type="float">
            <text:p>-63,8477630615234</text:p>
          </table:table-cell>
          <table:table-cell office:value-type="float" office:value="-63.8512496948242" calcext:value-type="float">
            <text:p>-63,8512496948242</text:p>
          </table:table-cell>
          <table:table-cell office:value-type="float" office:value="-63.8486633300781" calcext:value-type="float">
            <text:p>-63,8486633300781</text:p>
          </table:table-cell>
          <table:table-cell office:value-type="float" office:value="-63.8624610900879" calcext:value-type="float">
            <text:p>-63,8624610900879</text:p>
          </table:table-cell>
          <table:table-cell office:value-type="float" office:value="-63.8635101318359" calcext:value-type="float">
            <text:p>-63,8635101318359</text:p>
          </table:table-cell>
          <table:table-cell office:value-type="float" office:value="-63.8637084960938" calcext:value-type="float">
            <text:p>-63,8637084960938</text:p>
          </table:table-cell>
          <table:table-cell office:value-type="float" office:value="-63.8730392456055" calcext:value-type="float">
            <text:p>-63,8730392456055</text:p>
          </table:table-cell>
          <table:table-cell office:value-type="float" office:value="-63.8787803649902" calcext:value-type="float">
            <text:p>-63,8787803649902</text:p>
          </table:table-cell>
          <table:table-cell office:value-type="float" office:value="-63.8732376098633" calcext:value-type="float">
            <text:p>-63,8732376098633</text:p>
          </table:table-cell>
          <table:table-cell office:value-type="float" office:value="-63.8894271850586" calcext:value-type="float">
            <text:p>-63,8894271850586</text:p>
          </table:table-cell>
          <table:table-cell office:value-type="float" office:value="-63.887378692627" calcext:value-type="float">
            <text:p>-63,887378692627</text:p>
          </table:table-cell>
          <table:table-cell office:value-type="float" office:value="-63.876579284668" calcext:value-type="float">
            <text:p>-63,876579284668</text:p>
          </table:table-cell>
          <table:table-cell office:value-type="float" office:value="-63.8685455322266" calcext:value-type="float">
            <text:p>-63,8685455322266</text:p>
          </table:table-cell>
          <table:table-cell office:value-type="float" office:value="-63.9107093811035" calcext:value-type="float">
            <text:p>-63,9107093811035</text:p>
          </table:table-cell>
          <table:table-cell office:value-type="float" office:value="-63.8923263549805" calcext:value-type="float">
            <text:p>-63,8923263549805</text:p>
          </table:table-cell>
          <table:table-cell office:value-type="float" office:value="-63.9003372192383" calcext:value-type="float">
            <text:p>-63,9003372192383</text:p>
          </table:table-cell>
          <table:table-cell office:value-type="float" office:value="-63.897632598877" calcext:value-type="float">
            <text:p>-63,897632598877</text:p>
          </table:table-cell>
          <table:table-cell office:value-type="float" office:value="-63.8851737976074" calcext:value-type="float">
            <text:p>-63,8851737976074</text:p>
          </table:table-cell>
          <table:table-cell office:value-type="float" office:value="-63.8923759460449" calcext:value-type="float">
            <text:p>-63,8923759460449</text:p>
          </table:table-cell>
          <table:table-cell office:value-type="float" office:value="-63.8670997619629" calcext:value-type="float">
            <text:p>-63,8670997619629</text:p>
          </table:table-cell>
          <table:table-cell office:value-type="float" office:value="-63.895881652832" calcext:value-type="float">
            <text:p>-63,895881652832</text:p>
          </table:table-cell>
          <table:table-cell office:value-type="float" office:value="-63.8859786987305" calcext:value-type="float">
            <text:p>-63,8859786987305</text:p>
          </table:table-cell>
          <table:table-cell office:value-type="float" office:value="-63.9035949707031" calcext:value-type="float">
            <text:p>-63,9035949707031</text:p>
          </table:table-cell>
          <table:table-cell office:value-type="float" office:value="-63.8543853759766" calcext:value-type="float">
            <text:p>-63,8543853759766</text:p>
          </table:table-cell>
          <table:table-cell office:value-type="float" office:value="-63.8831787109375" calcext:value-type="float">
            <text:p>-63,8831787109375</text:p>
          </table:table-cell>
          <table:table-cell office:value-type="float" office:value="-63.8708419799805" calcext:value-type="float">
            <text:p>-63,8708419799805</text:p>
          </table:table-cell>
          <table:table-cell office:value-type="float" office:value="-63.871639251709" calcext:value-type="float">
            <text:p>-63,871639251709</text:p>
          </table:table-cell>
          <table:table-cell office:value-type="float" office:value="-63.8582763671875" calcext:value-type="float">
            <text:p>-63,8582763671875</text:p>
          </table:table-cell>
          <table:table-cell office:value-type="float" office:value="-63.821475982666" calcext:value-type="float">
            <text:p>-63,821475982666</text:p>
          </table:table-cell>
          <table:table-cell office:value-type="float" office:value="-63.831600189209" calcext:value-type="float">
            <text:p>-63,831600189209</text:p>
          </table:table-cell>
          <table:table-cell office:value-type="float" office:value="-63.8654022216797" calcext:value-type="float">
            <text:p>-63,8654022216797</text:p>
          </table:table-cell>
          <table:table-cell office:value-type="float" office:value="-63.8649063110352" calcext:value-type="float">
            <text:p>-63,8649063110352</text:p>
          </table:table-cell>
          <table:table-cell office:value-type="float" office:value="-63.8799781799316" calcext:value-type="float">
            <text:p>-63,8799781799316</text:p>
          </table:table-cell>
          <table:table-cell office:value-type="float" office:value="-63.8311538696289" calcext:value-type="float">
            <text:p>-63,8311538696289</text:p>
          </table:table-cell>
          <table:table-cell office:value-type="float" office:value="-63.853141784668" calcext:value-type="float">
            <text:p>-63,853141784668</text:p>
          </table:table-cell>
          <table:table-cell office:value-type="float" office:value="-63.8330421447754" calcext:value-type="float">
            <text:p>-63,8330421447754</text:p>
          </table:table-cell>
          <table:table-cell office:value-type="float" office:value="-63.8155174255371" calcext:value-type="float">
            <text:p>-63,8155174255371</text:p>
          </table:table-cell>
          <table:table-cell office:value-type="float" office:value="-63.8014450073242" calcext:value-type="float">
            <text:p>-63,8014450073242</text:p>
          </table:table-cell>
          <table:table-cell office:value-type="float" office:value="-63.8203315734863" calcext:value-type="float">
            <text:p>-63,8203315734863</text:p>
          </table:table-cell>
          <table:table-cell office:value-type="float" office:value="-63.7953605651856" calcext:value-type="float">
            <text:p>-63,7953605651856</text:p>
          </table:table-cell>
          <table:table-cell office:value-type="float" office:value="-63.7913017272949" calcext:value-type="float">
            <text:p>-63,7913017272949</text:p>
          </table:table-cell>
          <table:table-cell office:value-type="float" office:value="-63.7936782836914" calcext:value-type="float">
            <text:p>-63,7936782836914</text:p>
          </table:table-cell>
          <table:table-cell office:value-type="float" office:value="-63.7440071105957" calcext:value-type="float">
            <text:p>-63,7440071105957</text:p>
          </table:table-cell>
          <table:table-cell office:value-type="float" office:value="-63.7351112365723" calcext:value-type="float">
            <text:p>-63,7351112365723</text:p>
          </table:table-cell>
          <table:table-cell office:value-type="float" office:value="-63.7399787902832" calcext:value-type="float">
            <text:p>-63,7399787902832</text:p>
          </table:table-cell>
          <table:table-cell office:value-type="float" office:value="-63.6913414001465" calcext:value-type="float">
            <text:p>-63,6913414001465</text:p>
          </table:table-cell>
          <table:table-cell office:value-type="float" office:value="-63.6571388244629" calcext:value-type="float">
            <text:p>-63,6571388244629</text:p>
          </table:table-cell>
          <table:table-cell office:value-type="float" office:value="-63.6454124450684" calcext:value-type="float">
            <text:p>-63,6454124450684</text:p>
          </table:table-cell>
          <table:table-cell office:value-type="float" office:value="-63.6318550109863" calcext:value-type="float">
            <text:p>-63,6318550109863</text:p>
          </table:table-cell>
          <table:table-cell office:value-type="float" office:value="-63.6321983337402" calcext:value-type="float">
            <text:p>-63,6321983337402</text:p>
          </table:table-cell>
          <table:table-cell office:value-type="float" office:value="-63.6188011169434" calcext:value-type="float">
            <text:p>-63,6188011169434</text:p>
          </table:table-cell>
          <table:table-cell office:value-type="float" office:value="-63.6030158996582" calcext:value-type="float">
            <text:p>-63,6030158996582</text:p>
          </table:table-cell>
          <table:table-cell office:value-type="float" office:value="-63.5826644897461" calcext:value-type="float">
            <text:p>-63,5826644897461</text:p>
          </table:table-cell>
          <table:table-cell office:value-type="float" office:value="-63.5829544067383" calcext:value-type="float">
            <text:p>-63,5829544067383</text:p>
          </table:table-cell>
          <table:table-cell office:value-type="float" office:value="-63.5727691650391" calcext:value-type="float">
            <text:p>-63,5727691650391</text:p>
          </table:table-cell>
          <table:table-cell office:value-type="float" office:value="-63.5571594238281" calcext:value-type="float">
            <text:p>-63,5571594238281</text:p>
          </table:table-cell>
          <table:table-cell office:value-type="float" office:value="-63.5570640563965" calcext:value-type="float">
            <text:p>-63,5570640563965</text:p>
          </table:table-cell>
          <table:table-cell office:value-type="float" office:value="-63.5562934875488" calcext:value-type="float">
            <text:p>-63,5562934875488</text:p>
          </table:table-cell>
          <table:table-cell office:value-type="float" office:value="-63.5028877258301" calcext:value-type="float">
            <text:p>-63,5028877258301</text:p>
          </table:table-cell>
          <table:table-cell office:value-type="float" office:value="-63.5133247375488" calcext:value-type="float">
            <text:p>-63,5133247375488</text:p>
          </table:table-cell>
          <table:table-cell office:value-type="float" office:value="-63.5210380554199" calcext:value-type="float">
            <text:p>-63,5210380554199</text:p>
          </table:table-cell>
          <table:table-cell office:value-type="float" office:value="-63.5063323974609" calcext:value-type="float">
            <text:p>-63,5063323974609</text:p>
          </table:table-cell>
          <table:table-cell office:value-type="float" office:value="-63.5230484008789" calcext:value-type="float">
            <text:p>-63,5230484008789</text:p>
          </table:table-cell>
          <table:table-cell office:value-type="float" office:value="-63.4982032775879" calcext:value-type="float">
            <text:p>-63,4982032775879</text:p>
          </table:table-cell>
          <table:table-cell office:value-type="float" office:value="-63.4984893798828" calcext:value-type="float">
            <text:p>-63,4984893798828</text:p>
          </table:table-cell>
          <table:table-cell office:value-type="float" office:value="-63.4894104003906" calcext:value-type="float">
            <text:p>-63,4894104003906</text:p>
          </table:table-cell>
          <table:table-cell office:value-type="float" office:value="-63.477237701416" calcext:value-type="float">
            <text:p>-63,477237701416</text:p>
          </table:table-cell>
          <table:table-cell office:value-type="float" office:value="-63.4968605041504" calcext:value-type="float">
            <text:p>-63,4968605041504</text:p>
          </table:table-cell>
          <table:table-cell office:value-type="float" office:value="-63.4862594604492" calcext:value-type="float">
            <text:p>-63,4862594604492</text:p>
          </table:table-cell>
          <table:table-cell office:value-type="float" office:value="-63.4717063903809" calcext:value-type="float">
            <text:p>-63,4717063903809</text:p>
          </table:table-cell>
          <table:table-cell office:value-type="float" office:value="-63.4526100158691" calcext:value-type="float">
            <text:p>-63,4526100158691</text:p>
          </table:table-cell>
          <table:table-cell office:value-type="float" office:value="-63.4575157165527" calcext:value-type="float">
            <text:p>-63,4575157165527</text:p>
          </table:table-cell>
          <table:table-cell office:value-type="float" office:value="-63.4629859924316" calcext:value-type="float">
            <text:p>-63,4629859924316</text:p>
          </table:table-cell>
          <table:table-cell office:value-type="float" office:value="-63.4610328674316" calcext:value-type="float">
            <text:p>-63,4610328674316</text:p>
          </table:table-cell>
          <table:table-cell office:value-type="float" office:value="-63.4721336364746" calcext:value-type="float">
            <text:p>-63,4721336364746</text:p>
          </table:table-cell>
          <table:table-cell office:value-type="float" office:value="-63.4770927429199" calcext:value-type="float">
            <text:p>-63,4770927429199</text:p>
          </table:table-cell>
          <table:table-cell office:value-type="float" office:value="-63.4519920349121" calcext:value-type="float">
            <text:p>-63,4519920349121</text:p>
          </table:table-cell>
          <table:table-cell office:value-type="float" office:value="-63.4596061706543" calcext:value-type="float">
            <text:p>-63,4596061706543</text:p>
          </table:table-cell>
          <table:table-cell office:value-type="float" office:value="-63.467227935791" calcext:value-type="float">
            <text:p>-63,467227935791</text:p>
          </table:table-cell>
          <table:table-cell office:value-type="float" office:value="-63.4627990722656" calcext:value-type="float">
            <text:p>-63,4627990722656</text:p>
          </table:table-cell>
          <table:table-cell office:value-type="float" office:value="-63.4584159851074" calcext:value-type="float">
            <text:p>-63,4584159851074</text:p>
          </table:table-cell>
          <table:table-cell office:value-type="float" office:value="-63.4825782775879" calcext:value-type="float">
            <text:p>-63,4825782775879</text:p>
          </table:table-cell>
          <table:table-cell office:value-type="float" office:value="-63.4933738708496" calcext:value-type="float">
            <text:p>-63,4933738708496</text:p>
          </table:table-cell>
          <table:table-cell office:value-type="float" office:value="-63.4731369018555" calcext:value-type="float">
            <text:p>-63,4731369018555</text:p>
          </table:table-cell>
          <table:table-cell office:value-type="float" office:value="-63.4966697692871" calcext:value-type="float">
            <text:p>-63,4966697692871</text:p>
          </table:table-cell>
          <table:table-cell office:value-type="float" office:value="-63.4946670532227" calcext:value-type="float">
            <text:p>-63,4946670532227</text:p>
          </table:table-cell>
          <table:table-cell office:value-type="float" office:value="-63.4954261779785" calcext:value-type="float">
            <text:p>-63,4954261779785</text:p>
          </table:table-cell>
          <table:table-cell office:value-type="float" office:value="-63.4930877685547" calcext:value-type="float">
            <text:p>-63,4930877685547</text:p>
          </table:table-cell>
          <table:table-cell office:value-type="float" office:value="-63.4913673400879" calcext:value-type="float">
            <text:p>-63,4913673400879</text:p>
          </table:table-cell>
          <table:table-cell office:value-type="float" office:value="-63.5228118896484" calcext:value-type="float">
            <text:p>-63,5228118896484</text:p>
          </table:table-cell>
          <table:table-cell office:value-type="float" office:value="-63.5358123779297" calcext:value-type="float">
            <text:p>-63,5358123779297</text:p>
          </table:table-cell>
          <table:table-cell office:value-type="float" office:value="-63.551628112793" calcext:value-type="float">
            <text:p>-63,551628112793</text:p>
          </table:table-cell>
          <table:table-cell office:value-type="float" office:value="-63.5460968017578" calcext:value-type="float">
            <text:p>-63,5460968017578</text:p>
          </table:table-cell>
          <table:table-cell office:value-type="float" office:value="-63.5606269836426" calcext:value-type="float">
            <text:p>-63,5606269836426</text:p>
          </table:table-cell>
          <table:table-cell office:value-type="float" office:value="-63.589038848877" calcext:value-type="float">
            <text:p>-63,589038848877</text:p>
          </table:table-cell>
          <table:table-cell office:value-type="float" office:value="-63.5699768066406" calcext:value-type="float">
            <text:p>-63,5699768066406</text:p>
          </table:table-cell>
          <table:table-cell office:value-type="float" office:value="-63.6698570251465" calcext:value-type="float">
            <text:p>-63,6698570251465</text:p>
          </table:table-cell>
          <table:table-cell office:value-type="float" office:value="-63.7457313537598" calcext:value-type="float">
            <text:p>-63,7457313537598</text:p>
          </table:table-cell>
          <table:table-cell office:value-type="float" office:value="-63.7056312561035" calcext:value-type="float">
            <text:p>-63,7056312561035</text:p>
          </table:table-cell>
          <table:table-cell office:value-type="float" office:value="-63.7588272094727" calcext:value-type="float">
            <text:p>-63,7588272094727</text:p>
          </table:table-cell>
          <table:table-cell office:value-type="float" office:value="-63.7379608154297" calcext:value-type="float">
            <text:p>-63,7379608154297</text:p>
          </table:table-cell>
          <table:table-cell office:value-type="float" office:value="-63.7541961669922" calcext:value-type="float">
            <text:p>-63,7541961669922</text:p>
          </table:table-cell>
          <table:table-cell office:value-type="float" office:value="-63.7571487426758" calcext:value-type="float">
            <text:p>-63,7571487426758</text:p>
          </table:table-cell>
          <table:table-cell office:value-type="float" office:value="-63.8124465942383" calcext:value-type="float">
            <text:p>-63,8124465942383</text:p>
          </table:table-cell>
          <table:table-cell office:value-type="float" office:value="-63.8083839416504" calcext:value-type="float">
            <text:p>-63,8083839416504</text:p>
          </table:table-cell>
          <table:table-cell office:value-type="float" office:value="-63.817008972168" calcext:value-type="float">
            <text:p>-63,817008972168</text:p>
          </table:table-cell>
          <table:table-cell office:value-type="float" office:value="-63.8440322875977" calcext:value-type="float">
            <text:p>-63,8440322875977</text:p>
          </table:table-cell>
          <table:table-cell office:value-type="float" office:value="-63.8540382385254" calcext:value-type="float">
            <text:p>-63,8540382385254</text:p>
          </table:table-cell>
          <table:table-cell office:value-type="float" office:value="-63.8667984008789" calcext:value-type="float">
            <text:p>-63,8667984008789</text:p>
          </table:table-cell>
          <table:table-cell office:value-type="float" office:value="-63.8753852844238" calcext:value-type="float">
            <text:p>-63,8753852844238</text:p>
          </table:table-cell>
          <table:table-cell office:value-type="float" office:value="-63.9096069335938" calcext:value-type="float">
            <text:p>-63,9096069335938</text:p>
          </table:table-cell>
          <table:table-cell office:value-type="float" office:value="-63.9362182617188" calcext:value-type="float">
            <text:p>-63,9362182617188</text:p>
          </table:table-cell>
          <table:table-cell office:value-type="float" office:value="-63.9370727539063" calcext:value-type="float">
            <text:p>-63,9370727539063</text:p>
          </table:table-cell>
          <table:table-cell office:value-type="float" office:value="-63.9606399536133" calcext:value-type="float">
            <text:p>-63,9606399536133</text:p>
          </table:table-cell>
          <table:table-cell office:value-type="float" office:value="-63.9935302734375" calcext:value-type="float">
            <text:p>-63,9935302734375</text:p>
          </table:table-cell>
          <table:table-cell office:value-type="float" office:value="-63.9701766967773" calcext:value-type="float">
            <text:p>-63,9701766967773</text:p>
          </table:table-cell>
          <table:table-cell office:value-type="float" office:value="-63.9949989318848" calcext:value-type="float">
            <text:p>-63,9949989318848</text:p>
          </table:table-cell>
          <table:table-cell office:value-type="float" office:value="-64.029541015625" calcext:value-type="float">
            <text:p>-64,029541015625</text:p>
          </table:table-cell>
          <table:table-cell office:value-type="float" office:value="-64.0348815917969" calcext:value-type="float">
            <text:p>-64,0348815917969</text:p>
          </table:table-cell>
          <table:table-cell office:value-type="float" office:value="-64.0534210205078" calcext:value-type="float">
            <text:p>-64,0534210205078</text:p>
          </table:table-cell>
          <table:table-cell office:value-type="float" office:value="-64.0527572631836" calcext:value-type="float">
            <text:p>-64,0527572631836</text:p>
          </table:table-cell>
          <table:table-cell office:value-type="float" office:value="-64.0841522216797" calcext:value-type="float">
            <text:p>-64,0841522216797</text:p>
          </table:table-cell>
          <table:table-cell office:value-type="float" office:value="-64.1021270751953" calcext:value-type="float">
            <text:p>-64,1021270751953</text:p>
          </table:table-cell>
          <table:table-cell office:value-type="float" office:value="-64.102897644043" calcext:value-type="float">
            <text:p>-64,102897644043</text:p>
          </table:table-cell>
          <table:table-cell office:value-type="float" office:value="-64.1275329589844" calcext:value-type="float">
            <text:p>-64,1275329589844</text:p>
          </table:table-cell>
          <table:table-cell office:value-type="float" office:value="-64.1193161010742" calcext:value-type="float">
            <text:p>-64,1193161010742</text:p>
          </table:table-cell>
          <table:table-cell office:value-type="float" office:value="-64.1695785522461" calcext:value-type="float">
            <text:p>-64,1695785522461</text:p>
          </table:table-cell>
          <table:table-cell office:value-type="float" office:value="-64.1562652587891" calcext:value-type="float">
            <text:p>-64,1562652587891</text:p>
          </table:table-cell>
          <table:table-cell office:value-type="float" office:value="-64.189338684082" calcext:value-type="float">
            <text:p>-64,189338684082</text:p>
          </table:table-cell>
          <table:table-cell office:value-type="float" office:value="-64.1772308349609" calcext:value-type="float">
            <text:p>-64,1772308349609</text:p>
          </table:table-cell>
          <table:table-cell office:value-type="float" office:value="-64.2032775878906" calcext:value-type="float">
            <text:p>-64,2032775878906</text:p>
          </table:table-cell>
          <table:table-cell office:value-type="float" office:value="-64.2299652099609" calcext:value-type="float">
            <text:p>-64,2299652099609</text:p>
          </table:table-cell>
          <table:table-cell office:value-type="float" office:value="-64.1921310424805" calcext:value-type="float">
            <text:p>-64,1921310424805</text:p>
          </table:table-cell>
          <table:table-cell office:value-type="float" office:value="-64.2059707641602" calcext:value-type="float">
            <text:p>-64,2059707641602</text:p>
          </table:table-cell>
          <table:table-cell office:value-type="float" office:value="-64.2354278564453" calcext:value-type="float">
            <text:p>-64,2354278564453</text:p>
          </table:table-cell>
          <table:table-cell office:value-type="float" office:value="-64.2331924438477" calcext:value-type="float">
            <text:p>-64,2331924438477</text:p>
          </table:table-cell>
          <table:table-cell office:value-type="float" office:value="-64.2384033203125" calcext:value-type="float">
            <text:p>-64,2384033203125</text:p>
          </table:table-cell>
          <table:table-cell office:value-type="float" office:value="-64.2684936523438" calcext:value-type="float">
            <text:p>-64,2684936523438</text:p>
          </table:table-cell>
          <table:table-cell office:value-type="float" office:value="-64.2550735473633" calcext:value-type="float">
            <text:p>-64,2550735473633</text:p>
          </table:table-cell>
          <table:table-cell office:value-type="float" office:value="-64.2841262817383" calcext:value-type="float">
            <text:p>-64,2841262817383</text:p>
          </table:table-cell>
          <table:table-cell office:value-type="float" office:value="-64.2749252319336" calcext:value-type="float">
            <text:p>-64,2749252319336</text:p>
          </table:table-cell>
          <table:table-cell office:value-type="float" office:value="-64.2649917602539" calcext:value-type="float">
            <text:p>-64,2649917602539</text:p>
          </table:table-cell>
          <table:table-cell office:value-type="float" office:value="-64.2624359130859" calcext:value-type="float">
            <text:p>-64,2624359130859</text:p>
          </table:table-cell>
          <table:table-cell office:value-type="float" office:value="-64.2508544921875" calcext:value-type="float">
            <text:p>-64,2508544921875</text:p>
          </table:table-cell>
          <table:table-cell office:value-type="float" office:value="-64.2796783447266" calcext:value-type="float">
            <text:p>-64,2796783447266</text:p>
          </table:table-cell>
          <table:table-cell office:value-type="float" office:value="-64.2794723510742" calcext:value-type="float">
            <text:p>-64,2794723510742</text:p>
          </table:table-cell>
          <table:table-cell office:value-type="float" office:value="-64.3716583251953" calcext:value-type="float">
            <text:p>-64,3716583251953</text:p>
          </table:table-cell>
          <table:table-cell office:value-type="float" office:value="-64.4894638061523" calcext:value-type="float">
            <text:p>-64,4894638061523</text:p>
          </table:table-cell>
          <table:table-cell office:value-type="float" office:value="-64.499382019043" calcext:value-type="float">
            <text:p>-64,499382019043</text:p>
          </table:table-cell>
          <table:table-cell office:value-type="float" office:value="-64.4911193847656" calcext:value-type="float">
            <text:p>-64,4911193847656</text:p>
          </table:table-cell>
          <table:table-cell office:value-type="float" office:value="-64.488655090332" calcext:value-type="float">
            <text:p>-64,488655090332</text:p>
          </table:table-cell>
          <table:table-cell office:value-type="float" office:value="-64.5026550292969" calcext:value-type="float">
            <text:p>-64,5026550292969</text:p>
          </table:table-cell>
          <table:table-cell office:value-type="float" office:value="-64.5272750854492" calcext:value-type="float">
            <text:p>-64,5272750854492</text:p>
          </table:table-cell>
          <table:table-cell office:value-type="float" office:value="-64.4739303588867" calcext:value-type="float">
            <text:p>-64,4739303588867</text:p>
          </table:table-cell>
          <table:table-cell office:value-type="float" office:value="-64.4831924438477" calcext:value-type="float">
            <text:p>-64,4831924438477</text:p>
          </table:table-cell>
          <table:table-cell office:value-type="float" office:value="-64.5013656616211" calcext:value-type="float">
            <text:p>-64,5013656616211</text:p>
          </table:table-cell>
          <table:table-cell office:value-type="float" office:value="-64.4977722167969" calcext:value-type="float">
            <text:p>-64,4977722167969</text:p>
          </table:table-cell>
          <table:table-cell office:value-type="float" office:value="-64.4723281860352" calcext:value-type="float">
            <text:p>-64,4723281860352</text:p>
          </table:table-cell>
          <table:table-cell office:value-type="float" office:value="-64.4859771728516" calcext:value-type="float">
            <text:p>-64,4859771728516</text:p>
          </table:table-cell>
          <table:table-cell office:value-type="float" office:value="-64.4582214355469" calcext:value-type="float">
            <text:p>-64,4582214355469</text:p>
          </table:table-cell>
          <table:table-cell office:value-type="float" office:value="-64.4583282470703" calcext:value-type="float">
            <text:p>-64,4583282470703</text:p>
          </table:table-cell>
          <table:table-cell office:value-type="float" office:value="-64.483512878418" calcext:value-type="float">
            <text:p>-64,483512878418</text:p>
          </table:table-cell>
          <table:table-cell office:value-type="float" office:value="-64.4732894897461" calcext:value-type="float">
            <text:p>-64,4732894897461</text:p>
          </table:table-cell>
          <table:table-cell office:value-type="float" office:value="-64.4606246948242" calcext:value-type="float">
            <text:p>-64,4606246948242</text:p>
          </table:table-cell>
          <table:table-cell office:value-type="float" office:value="-64.4565658569336" calcext:value-type="float">
            <text:p>-64,4565658569336</text:p>
          </table:table-cell>
          <table:table-cell office:value-type="float" office:value="-64.4575271606445" calcext:value-type="float">
            <text:p>-64,4575271606445</text:p>
          </table:table-cell>
          <table:table-cell office:value-type="float" office:value="-64.4373092651367" calcext:value-type="float">
            <text:p>-64,4373092651367</text:p>
          </table:table-cell>
          <table:table-cell office:value-type="float" office:value="-64.4598236083984" calcext:value-type="float">
            <text:p>-64,4598236083984</text:p>
          </table:table-cell>
          <table:table-cell office:value-type="float" office:value="-64.4613189697266" calcext:value-type="float">
            <text:p>-64,4613189697266</text:p>
          </table:table-cell>
          <table:table-cell office:value-type="float" office:value="-64.4318313598633" calcext:value-type="float">
            <text:p>-64,4318313598633</text:p>
          </table:table-cell>
          <table:table-cell office:value-type="float" office:value="-64.4396057128906" calcext:value-type="float">
            <text:p>-64,4396057128906</text:p>
          </table:table-cell>
          <table:table-cell office:value-type="float" office:value="-64.4122085571289" calcext:value-type="float">
            <text:p>-64,4122085571289</text:p>
          </table:table-cell>
          <table:table-cell office:value-type="float" office:value="-64.429801940918" calcext:value-type="float">
            <text:p>-64,429801940918</text:p>
          </table:table-cell>
          <table:table-cell office:value-type="float" office:value="-64.419059753418" calcext:value-type="float">
            <text:p>-64,419059753418</text:p>
          </table:table-cell>
          <table:table-cell office:value-type="float" office:value="-64.4022216796875" calcext:value-type="float">
            <text:p>-64,4022216796875</text:p>
          </table:table-cell>
          <table:table-cell office:value-type="float" office:value="-64.4342193603516" calcext:value-type="float">
            <text:p>-64,4342193603516</text:p>
          </table:table-cell>
          <table:table-cell office:value-type="float" office:value="-64.4175720214844" calcext:value-type="float">
            <text:p>-64,4175720214844</text:p>
          </table:table-cell>
          <table:table-cell office:value-type="float" office:value="-64.4285278320313" calcext:value-type="float">
            <text:p>-64,4285278320313</text:p>
          </table:table-cell>
          <table:table-cell office:value-type="float" office:value="-64.3874893188477" calcext:value-type="float">
            <text:p>-64,3874893188477</text:p>
          </table:table-cell>
          <table:table-cell office:value-type="float" office:value="-64.4173049926758" calcext:value-type="float">
            <text:p>-64,4173049926758</text:p>
          </table:table-cell>
          <table:table-cell office:value-type="float" office:value="-64.4067916870117" calcext:value-type="float">
            <text:p>-64,4067916870117</text:p>
          </table:table-cell>
          <table:table-cell office:value-type="float" office:value="-64.4065246582031" calcext:value-type="float">
            <text:p>-64,4065246582031</text:p>
          </table:table-cell>
          <table:table-cell office:value-type="float" office:value="-64.3931503295898" calcext:value-type="float">
            <text:p>-64,3931503295898</text:p>
          </table:table-cell>
          <table:table-cell office:value-type="float" office:value="-64.3945846557617" calcext:value-type="float">
            <text:p>-64,3945846557617</text:p>
          </table:table-cell>
          <table:table-cell office:value-type="float" office:value="-64.3952713012695" calcext:value-type="float">
            <text:p>-64,3952713012695</text:p>
          </table:table-cell>
          <table:table-cell office:value-type="float" office:value="-64.3579254150391" calcext:value-type="float">
            <text:p>-64,3579254150391</text:p>
          </table:table-cell>
          <table:table-cell office:value-type="float" office:value="-64.3650054931641" calcext:value-type="float">
            <text:p>-64,3650054931641</text:p>
          </table:table-cell>
          <table:table-cell office:value-type="float" office:value="-64.3597183227539" calcext:value-type="float">
            <text:p>-64,3597183227539</text:p>
          </table:table-cell>
          <table:table-cell office:value-type="float" office:value="-64.3815002441406" calcext:value-type="float">
            <text:p>-64,3815002441406</text:p>
          </table:table-cell>
          <table:table-cell office:value-type="float" office:value="-64.3660583496094" calcext:value-type="float">
            <text:p>-64,3660583496094</text:p>
          </table:table-cell>
          <table:table-cell office:value-type="float" office:value="-64.359619140625" calcext:value-type="float">
            <text:p>-64,359619140625</text:p>
          </table:table-cell>
          <table:table-cell office:value-type="float" office:value="-64.3675384521484" calcext:value-type="float">
            <text:p>-64,3675384521484</text:p>
          </table:table-cell>
          <table:table-cell office:value-type="float" office:value="-64.3287887573242" calcext:value-type="float">
            <text:p>-64,3287887573242</text:p>
          </table:table-cell>
          <table:table-cell office:value-type="float" office:value="-64.3475875854492" calcext:value-type="float">
            <text:p>-64,3475875854492</text:p>
          </table:table-cell>
          <table:table-cell office:value-type="float" office:value="-64.3501663208008" calcext:value-type="float">
            <text:p>-64,3501663208008</text:p>
          </table:table-cell>
          <table:table-cell office:value-type="float" office:value="-64.3376312255859" calcext:value-type="float">
            <text:p>-64,3376312255859</text:p>
          </table:table-cell>
          <table:table-cell office:value-type="float" office:value="-64.353385925293" calcext:value-type="float">
            <text:p>-64,353385925293</text:p>
          </table:table-cell>
          <table:table-cell office:value-type="float" office:value="-64.3113861083984" calcext:value-type="float">
            <text:p>-64,3113861083984</text:p>
          </table:table-cell>
          <table:table-cell office:value-type="float" office:value="-64.317268371582" calcext:value-type="float">
            <text:p>-64,317268371582</text:p>
          </table:table-cell>
          <table:table-cell office:value-type="float" office:value="-64.3260498046875" calcext:value-type="float">
            <text:p>-64,3260498046875</text:p>
          </table:table-cell>
          <table:table-cell office:value-type="float" office:value="-64.3055114746094" calcext:value-type="float">
            <text:p>-64,3055114746094</text:p>
          </table:table-cell>
          <table:table-cell office:value-type="float" office:value="-64.2833938598633" calcext:value-type="float">
            <text:p>-64,2833938598633</text:p>
          </table:table-cell>
          <table:table-cell office:value-type="float" office:value="-64.2897796630859" calcext:value-type="float">
            <text:p>-64,2897796630859</text:p>
          </table:table-cell>
          <table:table-cell office:value-type="float" office:value="-64.2681274414063" calcext:value-type="float">
            <text:p>-64,2681274414063</text:p>
          </table:table-cell>
          <table:table-cell office:value-type="float" office:value="-64.2904663085938" calcext:value-type="float">
            <text:p>-64,2904663085938</text:p>
          </table:table-cell>
          <table:table-cell office:value-type="float" office:value="-64.3071365356445" calcext:value-type="float">
            <text:p>-64,3071365356445</text:p>
          </table:table-cell>
          <table:table-cell office:value-type="float" office:value="-64.2888946533203" calcext:value-type="float">
            <text:p>-64,2888946533203</text:p>
          </table:table-cell>
          <table:table-cell office:value-type="float" office:value="-64.2992172241211" calcext:value-type="float">
            <text:p>-64,2992172241211</text:p>
          </table:table-cell>
          <table:table-cell office:value-type="float" office:value="-64.312126159668" calcext:value-type="float">
            <text:p>-64,312126159668</text:p>
          </table:table-cell>
          <table:table-cell office:value-type="float" office:value="-64.2859573364258" calcext:value-type="float">
            <text:p>-64,2859573364258</text:p>
          </table:table-cell>
          <table:table-cell office:value-type="float" office:value="-64.2742919921875" calcext:value-type="float">
            <text:p>-64,2742919921875</text:p>
          </table:table-cell>
          <table:table-cell office:value-type="float" office:value="-64.2972793579102" calcext:value-type="float">
            <text:p>-64,2972793579102</text:p>
          </table:table-cell>
          <table:table-cell office:value-type="float" office:value="-64.2969131469727" calcext:value-type="float">
            <text:p>-64,2969131469727</text:p>
          </table:table-cell>
          <table:table-cell office:value-type="float" office:value="-64.295280456543" calcext:value-type="float">
            <text:p>-64,295280456543</text:p>
          </table:table-cell>
          <table:table-cell office:value-type="float" office:value="-64.2970657348633" calcext:value-type="float">
            <text:p>-64,2970657348633</text:p>
          </table:table-cell>
          <table:table-cell office:value-type="float" office:value="-64.3269958496094" calcext:value-type="float">
            <text:p>-64,3269958496094</text:p>
          </table:table-cell>
          <table:table-cell office:value-type="float" office:value="-64.3327331542969" calcext:value-type="float">
            <text:p>-64,3327331542969</text:p>
          </table:table-cell>
          <table:table-cell office:value-type="float" office:value="-64.3269958496094" calcext:value-type="float">
            <text:p>-64,3269958496094</text:p>
          </table:table-cell>
          <table:table-cell office:value-type="float" office:value="-64.3256301879883" calcext:value-type="float">
            <text:p>-64,3256301879883</text:p>
          </table:table-cell>
          <table:table-cell office:value-type="float" office:value="-64.3091812133789" calcext:value-type="float">
            <text:p>-64,3091812133789</text:p>
          </table:table-cell>
          <table:table-cell office:value-type="float" office:value="-64.3306274414063" calcext:value-type="float">
            <text:p>-64,3306274414063</text:p>
          </table:table-cell>
          <table:table-cell office:value-type="float" office:value="-64.3204803466797" calcext:value-type="float">
            <text:p>-64,3204803466797</text:p>
          </table:table-cell>
          <table:table-cell office:value-type="float" office:value="-64.3232116699219" calcext:value-type="float">
            <text:p>-64,3232116699219</text:p>
          </table:table-cell>
          <table:table-cell office:value-type="float" office:value="-64.3225250244141" calcext:value-type="float">
            <text:p>-64,3225250244141</text:p>
          </table:table-cell>
          <table:table-cell office:value-type="float" office:value="-64.3376312255859" calcext:value-type="float">
            <text:p>-64,3376312255859</text:p>
          </table:table-cell>
          <table:table-cell office:value-type="float" office:value="-64.31396484375" calcext:value-type="float">
            <text:p>-64,31396484375</text:p>
          </table:table-cell>
          <table:table-cell office:value-type="float" office:value="-64.3262023925781" calcext:value-type="float">
            <text:p>-64,3262023925781</text:p>
          </table:table-cell>
          <table:table-cell office:value-type="float" office:value="-64.3204803466797" calcext:value-type="float">
            <text:p>-64,3204803466797</text:p>
          </table:table-cell>
          <table:table-cell office:value-type="float" office:value="-64.2950210571289" calcext:value-type="float">
            <text:p>-64,2950210571289</text:p>
          </table:table-cell>
          <table:table-cell office:value-type="float" office:value="-64.324836730957" calcext:value-type="float">
            <text:p>-64,324836730957</text:p>
          </table:table-cell>
          <table:table-cell office:value-type="float" office:value="-64.3370513916016" calcext:value-type="float">
            <text:p>-64,3370513916016</text:p>
          </table:table-cell>
          <table:table-cell office:value-type="float" office:value="-64.3235778808594" calcext:value-type="float">
            <text:p>-64,3235778808594</text:p>
          </table:table-cell>
          <table:table-cell office:value-type="float" office:value="-64.3199005126953" calcext:value-type="float">
            <text:p>-64,3199005126953</text:p>
          </table:table-cell>
          <table:table-cell office:value-type="float" office:value="-64.3343658447266" calcext:value-type="float">
            <text:p>-64,3343658447266</text:p>
          </table:table-cell>
          <table:table-cell office:value-type="float" office:value="-64.3265228271484" calcext:value-type="float">
            <text:p>-64,3265228271484</text:p>
          </table:table-cell>
          <table:table-cell office:value-type="float" office:value="-64.3379974365234" calcext:value-type="float">
            <text:p>-64,3379974365234</text:p>
          </table:table-cell>
          <table:table-cell office:value-type="float" office:value="-64.3244705200195" calcext:value-type="float">
            <text:p>-64,3244705200195</text:p>
          </table:table-cell>
          <table:table-cell office:value-type="float" office:value="-64.3212127685547" calcext:value-type="float">
            <text:p>-64,3212127685547</text:p>
          </table:table-cell>
          <table:table-cell office:value-type="float" office:value="-64.3353118896484" calcext:value-type="float">
            <text:p>-64,3353118896484</text:p>
          </table:table-cell>
          <table:table-cell office:value-type="float" office:value="-64.2897796630859" calcext:value-type="float">
            <text:p>-64,2897796630859</text:p>
          </table:table-cell>
          <table:table-cell office:value-type="float" office:value="-64.3195266723633" calcext:value-type="float">
            <text:p>-64,3195266723633</text:p>
          </table:table-cell>
          <table:table-cell office:value-type="float" office:value="-64.3146438598633" calcext:value-type="float">
            <text:p>-64,3146438598633</text:p>
          </table:table-cell>
          <table:table-cell office:value-type="float" office:value="-64.3430023193359" calcext:value-type="float">
            <text:p>-64,3430023193359</text:p>
          </table:table-cell>
          <table:table-cell office:value-type="float" office:value="-64.3439483642578" calcext:value-type="float">
            <text:p>-64,3439483642578</text:p>
          </table:table-cell>
          <table:table-cell office:value-type="float" office:value="-64.3101272583008" calcext:value-type="float">
            <text:p>-64,3101272583008</text:p>
          </table:table-cell>
          <table:table-cell office:value-type="float" office:value="-64.3528060913086" calcext:value-type="float">
            <text:p>-64,3528060913086</text:p>
          </table:table-cell>
          <table:table-cell office:value-type="float" office:value="-64.2764892578125" calcext:value-type="float">
            <text:p>-64,2764892578125</text:p>
          </table:table-cell>
          <table:table-cell office:value-type="float" office:value="-63.947437286377" calcext:value-type="float">
            <text:p>-63,947437286377</text:p>
          </table:table-cell>
          <table:table-cell office:value-type="float" office:value="-63.9140167236328" calcext:value-type="float">
            <text:p>-63,9140167236328</text:p>
          </table:table-cell>
          <table:table-cell office:value-type="float" office:value="-63.9282264709473" calcext:value-type="float">
            <text:p>-63,9282264709473</text:p>
          </table:table-cell>
          <table:table-cell office:value-type="float" office:value="-63.9002876281738" calcext:value-type="float">
            <text:p>-63,9002876281738</text:p>
          </table:table-cell>
          <table:table-cell office:value-type="float" office:value="-63.9122123718262" calcext:value-type="float">
            <text:p>-63,9122123718262</text:p>
          </table:table-cell>
          <table:table-cell office:value-type="float" office:value="-63.9058456420898" calcext:value-type="float">
            <text:p>-63,9058456420898</text:p>
          </table:table-cell>
          <table:table-cell office:value-type="float" office:value="-63.8818283081055" calcext:value-type="float">
            <text:p>-63,8818283081055</text:p>
          </table:table-cell>
          <table:table-cell office:value-type="float" office:value="-63.9141731262207" calcext:value-type="float">
            <text:p>-63,9141731262207</text:p>
          </table:table-cell>
          <table:table-cell office:value-type="float" office:value="-63.903995513916" calcext:value-type="float">
            <text:p>-63,903995513916</text:p>
          </table:table-cell>
          <table:table-cell office:value-type="float" office:value="-63.8825798034668" calcext:value-type="float">
            <text:p>-63,8825798034668</text:p>
          </table:table-cell>
          <table:table-cell office:value-type="float" office:value="-63.882926940918" calcext:value-type="float">
            <text:p>-63,882926940918</text:p>
          </table:table-cell>
          <table:table-cell office:value-type="float" office:value="-63.8958320617676" calcext:value-type="float">
            <text:p>-63,8958320617676</text:p>
          </table:table-cell>
          <table:table-cell office:value-type="float" office:value="-63.8911285400391" calcext:value-type="float">
            <text:p>-63,8911285400391</text:p>
          </table:table-cell>
          <table:table-cell office:value-type="float" office:value="-63.8738861083984" calcext:value-type="float">
            <text:p>-63,8738861083984</text:p>
          </table:table-cell>
          <table:table-cell office:value-type="float" office:value="-63.8585243225098" calcext:value-type="float">
            <text:p>-63,8585243225098</text:p>
          </table:table-cell>
          <table:table-cell office:value-type="float" office:value="-63.889778137207" calcext:value-type="float">
            <text:p>-63,889778137207</text:p>
          </table:table-cell>
          <table:table-cell office:value-type="float" office:value="-63.8672981262207" calcext:value-type="float">
            <text:p>-63,8672981262207</text:p>
          </table:table-cell>
          <table:table-cell office:value-type="float" office:value="-63.8696937561035" calcext:value-type="float">
            <text:p>-63,8696937561035</text:p>
          </table:table-cell>
          <table:table-cell office:value-type="float" office:value="-63.845027923584" calcext:value-type="float">
            <text:p>-63,845027923584</text:p>
          </table:table-cell>
          <table:table-cell office:value-type="float" office:value="-63.8430862426758" calcext:value-type="float">
            <text:p>-63,8430862426758</text:p>
          </table:table-cell>
          <table:table-cell office:value-type="float" office:value="-63.8355293273926" calcext:value-type="float">
            <text:p>-63,8355293273926</text:p>
          </table:table-cell>
          <table:table-cell office:value-type="float" office:value="-63.8514976501465" calcext:value-type="float">
            <text:p>-63,8514976501465</text:p>
          </table:table-cell>
          <table:table-cell office:value-type="float" office:value="-63.8109092712402" calcext:value-type="float">
            <text:p>-63,8109092712402</text:p>
          </table:table-cell>
          <table:table-cell office:value-type="float" office:value="-63.8091239929199" calcext:value-type="float">
            <text:p>-63,8091239929199</text:p>
          </table:table-cell>
          <table:table-cell office:value-type="float" office:value="-63.8253936767578" calcext:value-type="float">
            <text:p>-63,8253936767578</text:p>
          </table:table-cell>
          <table:table-cell office:value-type="float" office:value="-63.8045692443848" calcext:value-type="float">
            <text:p>-63,8045692443848</text:p>
          </table:table-cell>
          <table:table-cell office:value-type="float" office:value="-63.8232612609863" calcext:value-type="float">
            <text:p>-63,8232612609863</text:p>
          </table:table-cell>
          <table:table-cell office:value-type="float" office:value="-63.8138847351074" calcext:value-type="float">
            <text:p>-63,8138847351074</text:p>
          </table:table-cell>
          <table:table-cell office:value-type="float" office:value="-63.8014450073242" calcext:value-type="float">
            <text:p>-63,8014450073242</text:p>
          </table:table-cell>
          <table:table-cell office:value-type="float" office:value="-63.8234100341797" calcext:value-type="float">
            <text:p>-63,8234100341797</text:p>
          </table:table-cell>
          <table:table-cell office:value-type="float" office:value="-63.8238067626953" calcext:value-type="float">
            <text:p>-63,8238067626953</text:p>
          </table:table-cell>
          <table:table-cell office:value-type="float" office:value="-63.8095703125" calcext:value-type="float">
            <text:p>-63,8095703125</text:p>
          </table:table-cell>
          <table:table-cell office:value-type="float" office:value="-63.8116035461426" calcext:value-type="float">
            <text:p>-63,8116035461426</text:p>
          </table:table-cell>
          <table:table-cell office:value-type="float" office:value="-63.8121490478516" calcext:value-type="float">
            <text:p>-63,8121490478516</text:p>
          </table:table-cell>
          <table:table-cell office:value-type="float" office:value="-63.8341865539551" calcext:value-type="float">
            <text:p>-63,8341865539551</text:p>
          </table:table-cell>
          <table:table-cell office:value-type="float" office:value="-63.8062057495117" calcext:value-type="float">
            <text:p>-63,8062057495117</text:p>
          </table:table-cell>
          <table:table-cell office:value-type="float" office:value="-63.8234100341797" calcext:value-type="float">
            <text:p>-63,8234100341797</text:p>
          </table:table-cell>
          <table:table-cell office:value-type="float" office:value="-63.8059043884277" calcext:value-type="float">
            <text:p>-63,8059043884277</text:p>
          </table:table-cell>
          <table:table-cell office:value-type="float" office:value="-63.7950630187988" calcext:value-type="float">
            <text:p>-63,7950630187988</text:p>
          </table:table-cell>
          <table:table-cell office:value-type="float" office:value="-63.8478622436523" calcext:value-type="float">
            <text:p>-63,8478622436523</text:p>
          </table:table-cell>
          <table:table-cell office:value-type="float" office:value="-63.8455276489258" calcext:value-type="float">
            <text:p>-63,8455276489258</text:p>
          </table:table-cell>
          <table:table-cell office:value-type="float" office:value="-63.8475151062012" calcext:value-type="float">
            <text:p>-63,8475151062012</text:p>
          </table:table-cell>
          <table:table-cell office:value-type="float" office:value="-63.8690986633301" calcext:value-type="float">
            <text:p>-63,8690986633301</text:p>
          </table:table-cell>
          <table:table-cell office:value-type="float" office:value="-63.865852355957" calcext:value-type="float">
            <text:p>-63,865852355957</text:p>
          </table:table-cell>
          <table:table-cell office:value-type="float" office:value="-63.8816795349121" calcext:value-type="float">
            <text:p>-63,8816795349121</text:p>
          </table:table-cell>
          <table:table-cell office:value-type="float" office:value="-63.8540382385254" calcext:value-type="float">
            <text:p>-63,8540382385254</text:p>
          </table:table-cell>
          <table:table-cell office:value-type="float" office:value="-63.8618125915527" calcext:value-type="float">
            <text:p>-63,8618125915527</text:p>
          </table:table-cell>
          <table:table-cell office:value-type="float" office:value="-63.9160270690918" calcext:value-type="float">
            <text:p>-63,9160270690918</text:p>
          </table:table-cell>
          <table:table-cell office:value-type="float" office:value="-63.9105606079102" calcext:value-type="float">
            <text:p>-63,9105606079102</text:p>
          </table:table-cell>
          <table:table-cell office:value-type="float" office:value="-63.9924659729004" calcext:value-type="float">
            <text:p>-63,9924659729004</text:p>
          </table:table-cell>
          <table:table-cell office:value-type="float" office:value="-64.0433807373047" calcext:value-type="float">
            <text:p>-64,0433807373047</text:p>
          </table:table-cell>
          <table:table-cell office:value-type="float" office:value="-64.0374755859375" calcext:value-type="float">
            <text:p>-64,0374755859375</text:p>
          </table:table-cell>
          <table:table-cell office:value-type="float" office:value="-64.0355453491211" calcext:value-type="float">
            <text:p>-64,0355453491211</text:p>
          </table:table-cell>
          <table:table-cell office:value-type="float" office:value="-64.0616302490234" calcext:value-type="float">
            <text:p>-64,0616302490234</text:p>
          </table:table-cell>
          <table:table-cell office:value-type="float" office:value="-64.066780090332" calcext:value-type="float">
            <text:p>-64,066780090332</text:p>
          </table:table-cell>
          <table:table-cell office:value-type="float" office:value="-64.0730056762695" calcext:value-type="float">
            <text:p>-64,0730056762695</text:p>
          </table:table-cell>
          <table:table-cell office:value-type="float" office:value="-64.0926971435547" calcext:value-type="float">
            <text:p>-64,0926971435547</text:p>
          </table:table-cell>
          <table:table-cell office:value-type="float" office:value="-64.0959777832031" calcext:value-type="float">
            <text:p>-64,0959777832031</text:p>
          </table:table-cell>
          <table:table-cell office:value-type="float" office:value="-64.0860443115234" calcext:value-type="float">
            <text:p>-64,0860443115234</text:p>
          </table:table-cell>
          <table:table-cell office:value-type="float" office:value="-64.1150970458984" calcext:value-type="float">
            <text:p>-64,1150970458984</text:p>
          </table:table-cell>
          <table:table-cell office:value-type="float" office:value="-64.0855865478516" calcext:value-type="float">
            <text:p>-64,0855865478516</text:p>
          </table:table-cell>
          <table:table-cell office:value-type="float" office:value="-64.1041717529297" calcext:value-type="float">
            <text:p>-64,1041717529297</text:p>
          </table:table-cell>
          <table:table-cell office:value-type="float" office:value="-64.1092987060547" calcext:value-type="float">
            <text:p>-64,1092987060547</text:p>
          </table:table-cell>
          <table:table-cell office:value-type="float" office:value="-64.1130523681641" calcext:value-type="float">
            <text:p>-64,1130523681641</text:p>
          </table:table-cell>
          <table:table-cell office:value-type="float" office:value="-64.1241455078125" calcext:value-type="float">
            <text:p>-64,1241455078125</text:p>
          </table:table-cell>
          <table:table-cell office:value-type="float" office:value="-64.1516189575195" calcext:value-type="float">
            <text:p>-64,1516189575195</text:p>
          </table:table-cell>
          <table:table-cell office:value-type="float" office:value="-64.1227035522461" calcext:value-type="float">
            <text:p>-64,1227035522461</text:p>
          </table:table-cell>
          <table:table-cell office:value-type="float" office:value="-64.1660690307617" calcext:value-type="float">
            <text:p>-64,1660690307617</text:p>
          </table:table-cell>
          <table:table-cell office:value-type="float" office:value="-64.1337585449219" calcext:value-type="float">
            <text:p>-64,1337585449219</text:p>
          </table:table-cell>
          <table:table-cell office:value-type="float" office:value="-64.1253204345703" calcext:value-type="float">
            <text:p>-64,1253204345703</text:p>
          </table:table-cell>
          <table:table-cell office:value-type="float" office:value="-64.123161315918" calcext:value-type="float">
            <text:p>-64,123161315918</text:p>
          </table:table-cell>
          <table:table-cell office:value-type="float" office:value="-64.0991516113281" calcext:value-type="float">
            <text:p>-64,0991516113281</text:p>
          </table:table-cell>
          <table:table-cell office:value-type="float" office:value="-64.1048965454102" calcext:value-type="float">
            <text:p>-64,1048965454102</text:p>
          </table:table-cell>
          <table:table-cell office:value-type="float" office:value="-64.1105346679688" calcext:value-type="float">
            <text:p>-64,1105346679688</text:p>
          </table:table-cell>
          <table:table-cell office:value-type="float" office:value="-64.1145858764648" calcext:value-type="float">
            <text:p>-64,1145858764648</text:p>
          </table:table-cell>
          <table:table-cell office:value-type="float" office:value="-64.1029434204102" calcext:value-type="float">
            <text:p>-64,1029434204102</text:p>
          </table:table-cell>
          <table:table-cell office:value-type="float" office:value="-64.1099166870117" calcext:value-type="float">
            <text:p>-64,1099166870117</text:p>
          </table:table-cell>
          <table:table-cell office:value-type="float" office:value="-64.096794128418" calcext:value-type="float">
            <text:p>-64,096794128418</text:p>
          </table:table-cell>
          <table:table-cell office:value-type="float" office:value="-64.0909576416016" calcext:value-type="float">
            <text:p>-64,0909576416016</text:p>
          </table:table-cell>
          <table:table-cell office:value-type="float" office:value="-64.1006851196289" calcext:value-type="float">
            <text:p>-64,1006851196289</text:p>
          </table:table-cell>
          <table:table-cell office:value-type="float" office:value="-64.0665740966797" calcext:value-type="float">
            <text:p>-64,0665740966797</text:p>
          </table:table-cell>
          <table:table-cell office:value-type="float" office:value="-64.0610122680664" calcext:value-type="float">
            <text:p>-64,0610122680664</text:p>
          </table:table-cell>
          <table:table-cell office:value-type="float" office:value="-64.0447540283203" calcext:value-type="float">
            <text:p>-64,0447540283203</text:p>
          </table:table-cell>
          <table:table-cell office:value-type="float" office:value="-64.0388031005859" calcext:value-type="float">
            <text:p>-64,0388031005859</text:p>
          </table:table-cell>
          <table:table-cell office:value-type="float" office:value="-64.0362014770508" calcext:value-type="float">
            <text:p>-64,0362014770508</text:p>
          </table:table-cell>
          <table:table-cell office:value-type="float" office:value="-64.0474014282227" calcext:value-type="float">
            <text:p>-64,0474014282227</text:p>
          </table:table-cell>
          <table:table-cell office:value-type="float" office:value="-64.0232925415039" calcext:value-type="float">
            <text:p>-64,0232925415039</text:p>
          </table:table-cell>
          <table:table-cell office:value-type="float" office:value="-64.0310211181641" calcext:value-type="float">
            <text:p>-64,0310211181641</text:p>
          </table:table-cell>
          <table:table-cell office:value-type="float" office:value="-64.0118713378906" calcext:value-type="float">
            <text:p>-64,0118713378906</text:p>
          </table:table-cell>
          <table:table-cell office:value-type="float" office:value="-64.0046768188477" calcext:value-type="float">
            <text:p>-64,0046768188477</text:p>
          </table:table-cell>
          <table:table-cell office:value-type="float" office:value="-63.9809875488281" calcext:value-type="float">
            <text:p>-63,9809875488281</text:p>
          </table:table-cell>
          <table:table-cell office:value-type="float" office:value="-63.9664421081543" calcext:value-type="float">
            <text:p>-63,9664421081543</text:p>
          </table:table-cell>
          <table:table-cell office:value-type="float" office:value="-63.9685096740723" calcext:value-type="float">
            <text:p>-63,9685096740723</text:p>
          </table:table-cell>
          <table:table-cell office:value-type="float" office:value="-63.9732551574707" calcext:value-type="float">
            <text:p>-63,9732551574707</text:p>
          </table:table-cell>
          <table:table-cell office:value-type="float" office:value="-63.931339263916" calcext:value-type="float">
            <text:p>-63,931339263916</text:p>
          </table:table-cell>
          <table:table-cell office:value-type="float" office:value="-63.9429054260254" calcext:value-type="float">
            <text:p>-63,9429054260254</text:p>
          </table:table-cell>
          <table:table-cell office:value-type="float" office:value="-63.9424057006836" calcext:value-type="float">
            <text:p>-63,9424057006836</text:p>
          </table:table-cell>
          <table:table-cell office:value-type="float" office:value="-63.9101600646973" calcext:value-type="float">
            <text:p>-63,9101600646973</text:p>
          </table:table-cell>
          <table:table-cell office:value-type="float" office:value="-63.8937339782715" calcext:value-type="float">
            <text:p>-63,8937339782715</text:p>
          </table:table-cell>
          <table:table-cell office:value-type="float" office:value="-64.104736328125" calcext:value-type="float">
            <text:p>-64,104736328125</text:p>
          </table:table-cell>
          <table:table-cell office:value-type="float" office:value="-64.1154098510742" calcext:value-type="float">
            <text:p>-64,1154098510742</text:p>
          </table:table-cell>
          <table:table-cell office:value-type="float" office:value="-64.1045837402344" calcext:value-type="float">
            <text:p>-64,1045837402344</text:p>
          </table:table-cell>
          <table:table-cell office:value-type="float" office:value="-64.1178207397461" calcext:value-type="float">
            <text:p>-64,1178207397461</text:p>
          </table:table-cell>
          <table:table-cell office:value-type="float" office:value="-64.0937728881836" calcext:value-type="float">
            <text:p>-64,0937728881836</text:p>
          </table:table-cell>
          <table:table-cell office:value-type="float" office:value="-64.0954666137695" calcext:value-type="float">
            <text:p>-64,0954666137695</text:p>
          </table:table-cell>
          <table:table-cell office:value-type="float" office:value="-64.0769424438477" calcext:value-type="float">
            <text:p>-64,0769424438477</text:p>
          </table:table-cell>
          <table:table-cell office:value-type="float" office:value="-64.0597839355469" calcext:value-type="float">
            <text:p>-64,0597839355469</text:p>
          </table:table-cell>
          <table:table-cell office:value-type="float" office:value="-64.0781707763672" calcext:value-type="float">
            <text:p>-64,0781707763672</text:p>
          </table:table-cell>
          <table:table-cell office:value-type="float" office:value="-64.0833358764648" calcext:value-type="float">
            <text:p>-64,0833358764648</text:p>
          </table:table-cell>
          <table:table-cell office:value-type="float" office:value="-64.0539245605469" calcext:value-type="float">
            <text:p>-64,0539245605469</text:p>
          </table:table-cell>
          <table:table-cell office:value-type="float" office:value="-64.0728073120117" calcext:value-type="float">
            <text:p>-64,0728073120117</text:p>
          </table:table-cell>
          <table:table-cell office:value-type="float" office:value="-64.0876312255859" calcext:value-type="float">
            <text:p>-64,0876312255859</text:p>
          </table:table-cell>
          <table:table-cell office:value-type="float" office:value="-64.0367660522461" calcext:value-type="float">
            <text:p>-64,0367660522461</text:p>
          </table:table-cell>
          <table:table-cell office:value-type="float" office:value="-64.0401229858398" calcext:value-type="float">
            <text:p>-64,0401229858398</text:p>
          </table:table-cell>
          <table:table-cell office:value-type="float" office:value="-64.0486755371094" calcext:value-type="float">
            <text:p>-64,0486755371094</text:p>
          </table:table-cell>
          <table:table-cell office:value-type="float" office:value="-64.0743408203125" calcext:value-type="float">
            <text:p>-64,0743408203125</text:p>
          </table:table-cell>
          <table:table-cell office:value-type="float" office:value="-64.0981750488281" calcext:value-type="float">
            <text:p>-64,0981750488281</text:p>
          </table:table-cell>
          <table:table-cell office:value-type="float" office:value="-64.0884475708008" calcext:value-type="float">
            <text:p>-64,0884475708008</text:p>
          </table:table-cell>
          <table:table-cell office:value-type="float" office:value="-64.0978240966797" calcext:value-type="float">
            <text:p>-64,0978240966797</text:p>
          </table:table-cell>
          <table:table-cell office:value-type="float" office:value="-64.124397277832" calcext:value-type="float">
            <text:p>-64,124397277832</text:p>
          </table:table-cell>
          <table:table-cell office:value-type="float" office:value="-64.1186447143555" calcext:value-type="float">
            <text:p>-64,1186447143555</text:p>
          </table:table-cell>
          <table:table-cell office:value-type="float" office:value="-64.1372528076172" calcext:value-type="float">
            <text:p>-64,1372528076172</text:p>
          </table:table-cell>
          <table:table-cell office:value-type="float" office:value="-64.1125869750977" calcext:value-type="float">
            <text:p>-64,1125869750977</text:p>
          </table:table-cell>
          <table:table-cell office:value-type="float" office:value="-64.1454391479492" calcext:value-type="float">
            <text:p>-64,1454391479492</text:p>
          </table:table-cell>
          <table:table-cell office:value-type="float" office:value="-64.1574020385742" calcext:value-type="float">
            <text:p>-64,1574020385742</text:p>
          </table:table-cell>
          <table:table-cell office:value-type="float" office:value="-64.1437377929688" calcext:value-type="float">
            <text:p>-64,1437377929688</text:p>
          </table:table-cell>
          <table:table-cell office:value-type="float" office:value="-64.1609115600586" calcext:value-type="float">
            <text:p>-64,1609115600586</text:p>
          </table:table-cell>
          <table:table-cell office:value-type="float" office:value="-64.1852416992188" calcext:value-type="float">
            <text:p>-64,1852416992188</text:p>
          </table:table-cell>
          <table:table-cell office:value-type="float" office:value="-64.1805419921875" calcext:value-type="float">
            <text:p>-64,1805419921875</text:p>
          </table:table-cell>
          <table:table-cell office:value-type="float" office:value="-64.1795043945313" calcext:value-type="float">
            <text:p>-64,1795043945313</text:p>
          </table:table-cell>
          <table:table-cell office:value-type="float" office:value="-64.1799697875977" calcext:value-type="float">
            <text:p>-64,1799697875977</text:p>
          </table:table-cell>
          <table:table-cell office:value-type="float" office:value="-64.2050399780273" calcext:value-type="float">
            <text:p>-64,2050399780273</text:p>
          </table:table-cell>
          <table:table-cell office:value-type="float" office:value="-64.2216491699219" calcext:value-type="float">
            <text:p>-64,2216491699219</text:p>
          </table:table-cell>
          <table:table-cell office:value-type="float" office:value="-64.2686538696289" calcext:value-type="float">
            <text:p>-64,2686538696289</text:p>
          </table:table-cell>
          <table:table-cell office:value-type="float" office:value="-64.241943359375" calcext:value-type="float">
            <text:p>-64,241943359375</text:p>
          </table:table-cell>
          <table:table-cell office:value-type="float" office:value="-64.2719955444336" calcext:value-type="float">
            <text:p>-64,2719955444336</text:p>
          </table:table-cell>
          <table:table-cell office:value-type="float" office:value="-64.2618560791016" calcext:value-type="float">
            <text:p>-64,2618560791016</text:p>
          </table:table-cell>
          <table:table-cell office:value-type="float" office:value="-64.2913513183594" calcext:value-type="float">
            <text:p>-64,2913513183594</text:p>
          </table:table-cell>
          <table:table-cell office:value-type="float" office:value="-64.281982421875" calcext:value-type="float">
            <text:p>-64,281982421875</text:p>
          </table:table-cell>
          <table:table-cell office:value-type="float" office:value="-64.2856979370117" calcext:value-type="float">
            <text:p>-64,2856979370117</text:p>
          </table:table-cell>
          <table:table-cell office:value-type="float" office:value="-64.3091354370117" calcext:value-type="float">
            <text:p>-64,3091354370117</text:p>
          </table:table-cell>
          <table:table-cell office:value-type="float" office:value="-64.3217926025391" calcext:value-type="float">
            <text:p>-64,3217926025391</text:p>
          </table:table-cell>
          <table:table-cell office:value-type="float" office:value="-64.3357849121094" calcext:value-type="float">
            <text:p>-64,3357849121094</text:p>
          </table:table-cell>
          <table:table-cell office:value-type="float" office:value="-64.3201065063477" calcext:value-type="float">
            <text:p>-64,3201065063477</text:p>
          </table:table-cell>
          <table:table-cell office:value-type="float" office:value="-64.3292007446289" calcext:value-type="float">
            <text:p>-64,3292007446289</text:p>
          </table:table-cell>
          <table:table-cell office:value-type="float" office:value="-64.3440017700195" calcext:value-type="float">
            <text:p>-64,3440017700195</text:p>
          </table:table-cell>
          <table:table-cell office:value-type="float" office:value="-64.3543930053711" calcext:value-type="float">
            <text:p>-64,3543930053711</text:p>
          </table:table-cell>
          <table:table-cell office:value-type="float" office:value="-64.3532333374023" calcext:value-type="float">
            <text:p>-64,3532333374023</text:p>
          </table:table-cell>
          <table:table-cell office:value-type="float" office:value="-64.3538665771484" calcext:value-type="float">
            <text:p>-64,3538665771484</text:p>
          </table:table-cell>
          <table:table-cell office:value-type="float" office:value="-64.3710784912109" calcext:value-type="float">
            <text:p>-64,3710784912109</text:p>
          </table:table-cell>
          <table:table-cell office:value-type="float" office:value="-64.3878555297852" calcext:value-type="float">
            <text:p>-64,3878555297852</text:p>
          </table:table-cell>
          <table:table-cell office:value-type="float" office:value="-64.396598815918" calcext:value-type="float">
            <text:p>-64,396598815918</text:p>
          </table:table-cell>
          <table:table-cell office:value-type="float" office:value="-64.3813934326172" calcext:value-type="float">
            <text:p>-64,3813934326172</text:p>
          </table:table-cell>
          <table:table-cell office:value-type="float" office:value="-64.3856887817383" calcext:value-type="float">
            <text:p>-64,3856887817383</text:p>
          </table:table-cell>
          <table:table-cell office:value-type="float" office:value="-64.3854217529297" calcext:value-type="float">
            <text:p>-64,3854217529297</text:p>
          </table:table-cell>
          <table:table-cell office:value-type="float" office:value="-64.3896560668945" calcext:value-type="float">
            <text:p>-64,3896560668945</text:p>
          </table:table-cell>
          <table:table-cell office:value-type="float" office:value="-64.4055099487305" calcext:value-type="float">
            <text:p>-64,4055099487305</text:p>
          </table:table-cell>
          <table:table-cell office:value-type="float" office:value="-64.3901901245117" calcext:value-type="float">
            <text:p>-64,3901901245117</text:p>
          </table:table-cell>
          <table:table-cell office:value-type="float" office:value="-64.3908233642578" calcext:value-type="float">
            <text:p>-64,3908233642578</text:p>
          </table:table-cell>
          <table:table-cell office:value-type="float" office:value="-64.3757858276367" calcext:value-type="float">
            <text:p>-64,3757858276367</text:p>
          </table:table-cell>
          <table:table-cell office:value-type="float" office:value="-64.3804931640625" calcext:value-type="float">
            <text:p>-64,3804931640625</text:p>
          </table:table-cell>
          <table:table-cell office:value-type="float" office:value="-64.366584777832" calcext:value-type="float">
            <text:p>-64,366584777832</text:p>
          </table:table-cell>
          <table:table-cell office:value-type="float" office:value="-64.3875885009766" calcext:value-type="float">
            <text:p>-64,3875885009766</text:p>
          </table:table-cell>
          <table:table-cell office:value-type="float" office:value="-64.3505935668945" calcext:value-type="float">
            <text:p>-64,3505935668945</text:p>
          </table:table-cell>
          <table:table-cell office:value-type="float" office:value="-64.3338394165039" calcext:value-type="float">
            <text:p>-64,3338394165039</text:p>
          </table:table-cell>
          <table:table-cell office:value-type="float" office:value="-64.3415832519531" calcext:value-type="float">
            <text:p>-64,3415832519531</text:p>
          </table:table-cell>
          <table:table-cell office:value-type="float" office:value="-64.3353118896484" calcext:value-type="float">
            <text:p>-64,3353118896484</text:p>
          </table:table-cell>
          <table:table-cell office:value-type="float" office:value="-64.3338851928711" calcext:value-type="float">
            <text:p>-64,3338851928711</text:p>
          </table:table-cell>
          <table:table-cell office:value-type="float" office:value="-64.2975921630859" calcext:value-type="float">
            <text:p>-64,2975921630859</text:p>
          </table:table-cell>
          <table:table-cell office:value-type="float" office:value="-64.3336791992188" calcext:value-type="float">
            <text:p>-64,3336791992188</text:p>
          </table:table-cell>
          <table:table-cell office:value-type="float" office:value="-64.2978515625" calcext:value-type="float">
            <text:p>-64,2978515625</text:p>
          </table:table-cell>
          <table:table-cell office:value-type="float" office:value="-64.3046722412109" calcext:value-type="float">
            <text:p>-64,3046722412109</text:p>
          </table:table-cell>
          <table:table-cell office:value-type="float" office:value="-64.297119140625" calcext:value-type="float">
            <text:p>-64,297119140625</text:p>
          </table:table-cell>
          <table:table-cell office:value-type="float" office:value="-64.2896270751953" calcext:value-type="float">
            <text:p>-64,2896270751953</text:p>
          </table:table-cell>
          <table:table-cell office:value-type="float" office:value="-64.2981185913086" calcext:value-type="float">
            <text:p>-64,2981185913086</text:p>
          </table:table-cell>
          <table:table-cell office:value-type="float" office:value="-64.2686996459961" calcext:value-type="float">
            <text:p>-64,2686996459961</text:p>
          </table:table-cell>
          <table:table-cell office:value-type="float" office:value="-64.2319946289063" calcext:value-type="float">
            <text:p>-64,2319946289063</text:p>
          </table:table-cell>
          <table:table-cell office:value-type="float" office:value="-64.2448577880859" calcext:value-type="float">
            <text:p>-64,2448577880859</text:p>
          </table:table-cell>
          <table:table-cell office:value-type="float" office:value="-64.2415771484375" calcext:value-type="float">
            <text:p>-64,2415771484375</text:p>
          </table:table-cell>
          <table:table-cell office:value-type="float" office:value="-64.1950302124023" calcext:value-type="float">
            <text:p>-64,1950302124023</text:p>
          </table:table-cell>
          <table:table-cell office:value-type="float" office:value="-64.2319488525391" calcext:value-type="float">
            <text:p>-64,2319488525391</text:p>
          </table:table-cell>
          <table:table-cell office:value-type="float" office:value="-64.2290344238281" calcext:value-type="float">
            <text:p>-64,2290344238281</text:p>
          </table:table-cell>
          <table:table-cell office:value-type="float" office:value="-64.1987609863281" calcext:value-type="float">
            <text:p>-64,1987609863281</text:p>
          </table:table-cell>
          <table:table-cell office:value-type="float" office:value="-64.1792449951172" calcext:value-type="float">
            <text:p>-64,1792449951172</text:p>
          </table:table-cell>
          <table:table-cell office:value-type="float" office:value="-64.1370468139648" calcext:value-type="float">
            <text:p>-64,1370468139648</text:p>
          </table:table-cell>
          <table:table-cell office:value-type="float" office:value="-64.1656036376953" calcext:value-type="float">
            <text:p>-64,1656036376953</text:p>
          </table:table-cell>
          <table:table-cell office:value-type="float" office:value="-64.1486358642578" calcext:value-type="float">
            <text:p>-64,1486358642578</text:p>
          </table:table-cell>
          <table:table-cell office:value-type="float" office:value="-64.1335983276367" calcext:value-type="float">
            <text:p>-64,1335983276367</text:p>
          </table:table-cell>
          <table:table-cell office:value-type="float" office:value="-64.1158218383789" calcext:value-type="float">
            <text:p>-64,1158218383789</text:p>
          </table:table-cell>
          <table:table-cell office:value-type="float" office:value="-64.0683135986328" calcext:value-type="float">
            <text:p>-64,0683135986328</text:p>
          </table:table-cell>
          <table:table-cell office:value-type="float" office:value="-64.0779647827148" calcext:value-type="float">
            <text:p>-64,0779647827148</text:p>
          </table:table-cell>
          <table:table-cell office:value-type="float" office:value="-64.0786361694336" calcext:value-type="float">
            <text:p>-64,0786361694336</text:p>
          </table:table-cell>
          <table:table-cell office:value-type="float" office:value="-64.0578994750977" calcext:value-type="float">
            <text:p>-64,0578994750977</text:p>
          </table:table-cell>
          <table:table-cell office:value-type="float" office:value="-64.0492401123047" calcext:value-type="float">
            <text:p>-64,0492401123047</text:p>
          </table:table-cell>
          <table:table-cell office:value-type="float" office:value="-64.0159301757813" calcext:value-type="float">
            <text:p>-64,0159301757813</text:p>
          </table:table-cell>
          <table:table-cell office:value-type="float" office:value="-64.0337677001953" calcext:value-type="float">
            <text:p>-64,0337677001953</text:p>
          </table:table-cell>
          <table:table-cell office:value-type="float" office:value="-64.0243606567383" calcext:value-type="float">
            <text:p>-64,0243606567383</text:p>
          </table:table-cell>
          <table:table-cell office:value-type="float" office:value="-64.0197906494141" calcext:value-type="float">
            <text:p>-64,0197906494141</text:p>
          </table:table-cell>
          <table:table-cell office:value-type="float" office:value="-64.0112609863281" calcext:value-type="float">
            <text:p>-64,0112609863281</text:p>
          </table:table-cell>
          <table:table-cell office:value-type="float" office:value="-63.9319458007813" calcext:value-type="float">
            <text:p>-63,9319458007813</text:p>
          </table:table-cell>
          <table:table-cell office:value-type="float" office:value="-63.8857765197754" calcext:value-type="float">
            <text:p>-63,8857765197754</text:p>
          </table:table-cell>
          <table:table-cell office:value-type="float" office:value="-63.8789787292481" calcext:value-type="float">
            <text:p>-63,8789787292481</text:p>
          </table:table-cell>
          <table:table-cell office:value-type="float" office:value="-63.893180847168" calcext:value-type="float">
            <text:p>-63,893180847168</text:p>
          </table:table-cell>
          <table:table-cell office:value-type="float" office:value="-63.8863754272461" calcext:value-type="float">
            <text:p>-63,8863754272461</text:p>
          </table:table-cell>
          <table:table-cell office:value-type="float" office:value="-63.8908767700195" calcext:value-type="float">
            <text:p>-63,8908767700195</text:p>
          </table:table-cell>
          <table:table-cell office:value-type="float" office:value="-63.8854293823242" calcext:value-type="float">
            <text:p>-63,8854293823242</text:p>
          </table:table-cell>
          <table:table-cell office:value-type="float" office:value="-63.8709945678711" calcext:value-type="float">
            <text:p>-63,8709945678711</text:p>
          </table:table-cell>
          <table:table-cell office:value-type="float" office:value="-63.896785736084" calcext:value-type="float">
            <text:p>-63,896785736084</text:p>
          </table:table-cell>
          <table:table-cell office:value-type="float" office:value="-63.8566284179688" calcext:value-type="float">
            <text:p>-63,8566284179688</text:p>
          </table:table-cell>
          <table:table-cell office:value-type="float" office:value="-63.8521957397461" calcext:value-type="float">
            <text:p>-63,8521957397461</text:p>
          </table:table-cell>
          <table:table-cell office:value-type="float" office:value="-63.8681488037109" calcext:value-type="float">
            <text:p>-63,8681488037109</text:p>
          </table:table-cell>
          <table:table-cell office:value-type="float" office:value="-63.8750877380371" calcext:value-type="float">
            <text:p>-63,8750877380371</text:p>
          </table:table-cell>
          <table:table-cell office:value-type="float" office:value="-63.859920501709" calcext:value-type="float">
            <text:p>-63,859920501709</text:p>
          </table:table-cell>
          <table:table-cell office:value-type="float" office:value="-63.836669921875" calcext:value-type="float">
            <text:p>-63,836669921875</text:p>
          </table:table-cell>
          <table:table-cell office:value-type="float" office:value="-63.8576736450195" calcext:value-type="float">
            <text:p>-63,8576736450195</text:p>
          </table:table-cell>
          <table:table-cell office:value-type="float" office:value="-63.8523941040039" calcext:value-type="float">
            <text:p>-63,8523941040039</text:p>
          </table:table-cell>
          <table:table-cell office:value-type="float" office:value="-63.8591194152832" calcext:value-type="float">
            <text:p>-63,8591194152832</text:p>
          </table:table-cell>
          <table:table-cell office:value-type="float" office:value="-63.84716796875" calcext:value-type="float">
            <text:p>-63,84716796875</text:p>
          </table:table-cell>
          <table:table-cell office:value-type="float" office:value="-63.8461723327637" calcext:value-type="float">
            <text:p>-63,8461723327637</text:p>
          </table:table-cell>
          <table:table-cell office:value-type="float" office:value="-63.8410491943359" calcext:value-type="float">
            <text:p>-63,8410491943359</text:p>
          </table:table-cell>
          <table:table-cell office:value-type="float" office:value="-63.8443794250488" calcext:value-type="float">
            <text:p>-63,8443794250488</text:p>
          </table:table-cell>
          <table:table-cell office:value-type="float" office:value="-63.8488616943359" calcext:value-type="float">
            <text:p>-63,8488616943359</text:p>
          </table:table-cell>
          <table:table-cell office:value-type="float" office:value="-63.8489112854004" calcext:value-type="float">
            <text:p>-63,8489112854004</text:p>
          </table:table-cell>
          <table:table-cell office:value-type="float" office:value="-63.8712425231934" calcext:value-type="float">
            <text:p>-63,8712425231934</text:p>
          </table:table-cell>
          <table:table-cell office:value-type="float" office:value="-63.850456237793" calcext:value-type="float">
            <text:p>-63,850456237793</text:p>
          </table:table-cell>
          <table:table-cell office:value-type="float" office:value="-63.8423919677734" calcext:value-type="float">
            <text:p>-63,8423919677734</text:p>
          </table:table-cell>
          <table:table-cell office:value-type="float" office:value="-63.8309059143066" calcext:value-type="float">
            <text:p>-63,8309059143066</text:p>
          </table:table-cell>
          <table:table-cell office:value-type="float" office:value="-63.8451766967773" calcext:value-type="float">
            <text:p>-63,8451766967773</text:p>
          </table:table-cell>
          <table:table-cell office:value-type="float" office:value="-63.8541374206543" calcext:value-type="float">
            <text:p>-63,8541374206543</text:p>
          </table:table-cell>
          <table:table-cell office:value-type="float" office:value="-63.8330421447754" calcext:value-type="float">
            <text:p>-63,8330421447754</text:p>
          </table:table-cell>
          <table:table-cell office:value-type="float" office:value="-63.851448059082" calcext:value-type="float">
            <text:p>-63,851448059082</text:p>
          </table:table-cell>
          <table:table-cell office:value-type="float" office:value="-63.8410987854004" calcext:value-type="float">
            <text:p>-63,8410987854004</text:p>
          </table:table-cell>
          <table:table-cell office:value-type="float" office:value="-63.8553848266602" calcext:value-type="float">
            <text:p>-63,8553848266602</text:p>
          </table:table-cell>
          <table:table-cell office:value-type="float" office:value="-63.8634071350098" calcext:value-type="float">
            <text:p>-63,8634071350098</text:p>
          </table:table-cell>
          <table:table-cell office:value-type="float" office:value="-63.8622131347656" calcext:value-type="float">
            <text:p>-63,8622131347656</text:p>
          </table:table-cell>
          <table:table-cell office:value-type="float" office:value="-63.8519973754883" calcext:value-type="float">
            <text:p>-63,8519973754883</text:p>
          </table:table-cell>
          <table:table-cell office:value-type="float" office:value="-63.8437843322754" calcext:value-type="float">
            <text:p>-63,8437843322754</text:p>
          </table:table-cell>
          <table:table-cell office:value-type="float" office:value="-63.8482131958008" calcext:value-type="float">
            <text:p>-63,8482131958008</text:p>
          </table:table-cell>
          <table:table-cell office:value-type="float" office:value="-63.8683471679688" calcext:value-type="float">
            <text:p>-63,8683471679688</text:p>
          </table:table-cell>
          <table:table-cell office:value-type="float" office:value="-63.8588218688965" calcext:value-type="float">
            <text:p>-63,8588218688965</text:p>
          </table:table-cell>
          <table:table-cell office:value-type="float" office:value="-63.8539886474609" calcext:value-type="float">
            <text:p>-63,8539886474609</text:p>
          </table:table-cell>
          <table:table-cell office:value-type="float" office:value="-63.848014831543" calcext:value-type="float">
            <text:p>-63,848014831543</text:p>
          </table:table-cell>
          <table:table-cell office:value-type="float" office:value="-63.8698921203613" calcext:value-type="float">
            <text:p>-63,8698921203613</text:p>
          </table:table-cell>
          <table:table-cell office:value-type="float" office:value="-63.8591690063477" calcext:value-type="float">
            <text:p>-63,8591690063477</text:p>
          </table:table-cell>
          <table:table-cell office:value-type="float" office:value="-63.865104675293" calcext:value-type="float">
            <text:p>-63,865104675293</text:p>
          </table:table-cell>
          <table:table-cell office:value-type="float" office:value="-63.8730392456055" calcext:value-type="float">
            <text:p>-63,8730392456055</text:p>
          </table:table-cell>
          <table:table-cell office:value-type="float" office:value="-63.8674964904785" calcext:value-type="float">
            <text:p>-63,8674964904785</text:p>
          </table:table-cell>
          <table:table-cell office:value-type="float" office:value="-63.8550338745117" calcext:value-type="float">
            <text:p>-63,8550338745117</text:p>
          </table:table-cell>
          <table:table-cell office:value-type="float" office:value="-63.8534927368164" calcext:value-type="float">
            <text:p>-63,8534927368164</text:p>
          </table:table-cell>
          <table:table-cell office:value-type="float" office:value="-63.9150733947754" calcext:value-type="float">
            <text:p>-63,9150733947754</text:p>
          </table:table-cell>
          <table:table-cell office:value-type="float" office:value="-63.9210433959961" calcext:value-type="float">
            <text:p>-63,9210433959961</text:p>
          </table:table-cell>
          <table:table-cell office:value-type="float" office:value="-63.9275207519531" calcext:value-type="float">
            <text:p>-63,9275207519531</text:p>
          </table:table-cell>
          <table:table-cell office:value-type="float" office:value="-63.9417533874512" calcext:value-type="float">
            <text:p>-63,9417533874512</text:p>
          </table:table-cell>
          <table:table-cell office:value-type="float" office:value="-63.8964805603027" calcext:value-type="float">
            <text:p>-63,8964805603027</text:p>
          </table:table-cell>
          <table:table-cell office:value-type="float" office:value="-63.9042930603027" calcext:value-type="float">
            <text:p>-63,9042930603027</text:p>
          </table:table-cell>
          <table:table-cell office:value-type="float" office:value="-63.8919792175293" calcext:value-type="float">
            <text:p>-63,8919792175293</text:p>
          </table:table-cell>
          <table:table-cell office:value-type="float" office:value="-63.8982353210449" calcext:value-type="float">
            <text:p>-63,8982353210449</text:p>
          </table:table-cell>
          <table:table-cell office:value-type="float" office:value="-63.8929786682129" calcext:value-type="float">
            <text:p>-63,8929786682129</text:p>
          </table:table-cell>
          <table:table-cell office:value-type="float" office:value="-63.8758316040039" calcext:value-type="float">
            <text:p>-63,8758316040039</text:p>
          </table:table-cell>
          <table:table-cell office:value-type="float" office:value="-63.858024597168" calcext:value-type="float">
            <text:p>-63,858024597168</text:p>
          </table:table-cell>
          <table:table-cell office:value-type="float" office:value="-63.8542861938477" calcext:value-type="float">
            <text:p>-63,8542861938477</text:p>
          </table:table-cell>
          <table:table-cell office:value-type="float" office:value="-63.8584747314453" calcext:value-type="float">
            <text:p>-63,8584747314453</text:p>
          </table:table-cell>
          <table:table-cell office:value-type="float" office:value="-63.841495513916" calcext:value-type="float">
            <text:p>-63,841495513916</text:p>
          </table:table-cell>
          <table:table-cell office:value-type="float" office:value="-63.8136825561523" calcext:value-type="float">
            <text:p>-63,8136825561523</text:p>
          </table:table-cell>
          <table:table-cell office:value-type="float" office:value="-63.8286247253418" calcext:value-type="float">
            <text:p>-63,8286247253418</text:p>
          </table:table-cell>
          <table:table-cell office:value-type="float" office:value="-63.8385581970215" calcext:value-type="float">
            <text:p>-63,8385581970215</text:p>
          </table:table-cell>
          <table:table-cell office:value-type="float" office:value="-63.8378639221191" calcext:value-type="float">
            <text:p>-63,8378639221191</text:p>
          </table:table-cell>
          <table:table-cell office:value-type="float" office:value="-63.8075866699219" calcext:value-type="float">
            <text:p>-63,8075866699219</text:p>
          </table:table-cell>
          <table:table-cell office:value-type="float" office:value="-63.8030319213867" calcext:value-type="float">
            <text:p>-63,8030319213867</text:p>
          </table:table-cell>
          <table:table-cell office:value-type="float" office:value="-63.7980346679688" calcext:value-type="float">
            <text:p>-63,7980346679688</text:p>
          </table:table-cell>
          <table:table-cell office:value-type="float" office:value="-63.7903671264648" calcext:value-type="float">
            <text:p>-63,7903671264648</text:p>
          </table:table-cell>
          <table:table-cell office:value-type="float" office:value="-63.7945213317871" calcext:value-type="float">
            <text:p>-63,7945213317871</text:p>
          </table:table-cell>
          <table:table-cell office:value-type="float" office:value="-63.7871017456055" calcext:value-type="float">
            <text:p>-63,7871017456055</text:p>
          </table:table-cell>
          <table:table-cell office:value-type="float" office:value="-63.7849769592285" calcext:value-type="float">
            <text:p>-63,7849769592285</text:p>
          </table:table-cell>
          <table:table-cell office:value-type="float" office:value="-63.7673530578613" calcext:value-type="float">
            <text:p>-63,7673530578613</text:p>
          </table:table-cell>
          <table:table-cell office:value-type="float" office:value="-63.8115043640137" calcext:value-type="float">
            <text:p>-63,8115043640137</text:p>
          </table:table-cell>
          <table:table-cell office:value-type="float" office:value="-63.7684860229492" calcext:value-type="float">
            <text:p>-63,7684860229492</text:p>
          </table:table-cell>
          <table:table-cell office:value-type="float" office:value="-63.7801856994629" calcext:value-type="float">
            <text:p>-63,7801856994629</text:p>
          </table:table-cell>
          <table:table-cell office:value-type="float" office:value="-63.7802810668945" calcext:value-type="float">
            <text:p>-63,7802810668945</text:p>
          </table:table-cell>
          <table:table-cell office:value-type="float" office:value="-63.7701644897461" calcext:value-type="float">
            <text:p>-63,7701644897461</text:p>
          </table:table-cell>
          <table:table-cell office:value-type="float" office:value="-63.7787017822266" calcext:value-type="float">
            <text:p>-63,7787017822266</text:p>
          </table:table-cell>
          <table:table-cell office:value-type="float" office:value="-63.7850761413574" calcext:value-type="float">
            <text:p>-63,7850761413574</text:p>
          </table:table-cell>
          <table:table-cell office:value-type="float" office:value="-63.7829475402832" calcext:value-type="float">
            <text:p>-63,7829475402832</text:p>
          </table:table-cell>
          <table:table-cell office:value-type="float" office:value="-63.7672538757324" calcext:value-type="float">
            <text:p>-63,7672538757324</text:p>
          </table:table-cell>
          <table:table-cell office:value-type="float" office:value="-63.7868537902832" calcext:value-type="float">
            <text:p>-63,7868537902832</text:p>
          </table:table-cell>
          <table:table-cell office:value-type="float" office:value="-63.772632598877" calcext:value-type="float">
            <text:p>-63,772632598877</text:p>
          </table:table-cell>
          <table:table-cell office:value-type="float" office:value="-63.7923927307129" calcext:value-type="float">
            <text:p>-63,7923927307129</text:p>
          </table:table-cell>
          <table:table-cell office:value-type="float" office:value="-63.7605018615723" calcext:value-type="float">
            <text:p>-63,7605018615723</text:p>
          </table:table-cell>
          <table:table-cell office:value-type="float" office:value="-63.7853698730469" calcext:value-type="float">
            <text:p>-63,7853698730469</text:p>
          </table:table-cell>
          <table:table-cell office:value-type="float" office:value="-63.7851219177246" calcext:value-type="float">
            <text:p>-63,7851219177246</text:p>
          </table:table-cell>
          <table:table-cell office:value-type="float" office:value="-63.7781105041504" calcext:value-type="float">
            <text:p>-63,7781105041504</text:p>
          </table:table-cell>
          <table:table-cell office:value-type="float" office:value="-63.793083190918" calcext:value-type="float">
            <text:p>-63,793083190918</text:p>
          </table:table-cell>
          <table:table-cell office:value-type="float" office:value="-63.7940254211426" calcext:value-type="float">
            <text:p>-63,7940254211426</text:p>
          </table:table-cell>
          <table:table-cell office:value-type="float" office:value="-63.806697845459" calcext:value-type="float">
            <text:p>-63,806697845459</text:p>
          </table:table-cell>
          <table:table-cell office:value-type="float" office:value="-63.8199348449707" calcext:value-type="float">
            <text:p>-63,8199348449707</text:p>
          </table:table-cell>
          <table:table-cell office:value-type="float" office:value="-63.8228607177734" calcext:value-type="float">
            <text:p>-63,8228607177734</text:p>
          </table:table-cell>
          <table:table-cell office:value-type="float" office:value="-63.8490600585938" calcext:value-type="float">
            <text:p>-63,8490600585938</text:p>
          </table:table-cell>
          <table:table-cell office:value-type="float" office:value="-63.8232612609863" calcext:value-type="float">
            <text:p>-63,8232612609863</text:p>
          </table:table-cell>
          <table:table-cell office:value-type="float" office:value="-63.8193893432617" calcext:value-type="float">
            <text:p>-63,8193893432617</text:p>
          </table:table-cell>
          <table:table-cell office:value-type="float" office:value="-64.0392532348633" calcext:value-type="float">
            <text:p>-64,0392532348633</text:p>
          </table:table-cell>
          <table:table-cell office:value-type="float" office:value="-64.0306625366211" calcext:value-type="float">
            <text:p>-64,0306625366211</text:p>
          </table:table-cell>
          <table:table-cell office:value-type="float" office:value="-64.0601959228516" calcext:value-type="float">
            <text:p>-64,0601959228516</text:p>
          </table:table-cell>
          <table:table-cell office:value-type="float" office:value="-64.0461807250977" calcext:value-type="float">
            <text:p>-64,0461807250977</text:p>
          </table:table-cell>
          <table:table-cell office:value-type="float" office:value="-64.0755615234375" calcext:value-type="float">
            <text:p>-64,0755615234375</text:p>
          </table:table-cell>
          <table:table-cell office:value-type="float" office:value="-64.0867080688477" calcext:value-type="float">
            <text:p>-64,0867080688477</text:p>
          </table:table-cell>
          <table:table-cell office:value-type="float" office:value="-64.097412109375" calcext:value-type="float">
            <text:p>-64,097412109375</text:p>
          </table:table-cell>
          <table:table-cell office:value-type="float" office:value="-64.1017150878906" calcext:value-type="float">
            <text:p>-64,1017150878906</text:p>
          </table:table-cell>
          <table:table-cell office:value-type="float" office:value="-64.0984878540039" calcext:value-type="float">
            <text:p>-64,0984878540039</text:p>
          </table:table-cell>
          <table:table-cell office:value-type="float" office:value="-64.0990982055664" calcext:value-type="float">
            <text:p>-64,0990982055664</text:p>
          </table:table-cell>
          <table:table-cell office:value-type="float" office:value="-64.0970001220703" calcext:value-type="float">
            <text:p>-64,0970001220703</text:p>
          </table:table-cell>
          <table:table-cell office:value-type="float" office:value="-64.1278915405273" calcext:value-type="float">
            <text:p>-64,1278915405273</text:p>
          </table:table-cell>
          <table:table-cell office:value-type="float" office:value="-64.1072998046875" calcext:value-type="float">
            <text:p>-64,1072998046875</text:p>
          </table:table-cell>
          <table:table-cell office:value-type="float" office:value="-64.0916748046875" calcext:value-type="float">
            <text:p>-64,0916748046875</text:p>
          </table:table-cell>
          <table:table-cell office:value-type="float" office:value="-64.1388473510742" calcext:value-type="float">
            <text:p>-64,1388473510742</text:p>
          </table:table-cell>
          <table:table-cell office:value-type="float" office:value="-64.1455459594727" calcext:value-type="float">
            <text:p>-64,1455459594727</text:p>
          </table:table-cell>
          <table:table-cell office:value-type="float" office:value="-64.1121292114258" calcext:value-type="float">
            <text:p>-64,1121292114258</text:p>
          </table:table-cell>
          <table:table-cell office:value-type="float" office:value="-64.1408615112305" calcext:value-type="float">
            <text:p>-64,1408615112305</text:p>
          </table:table-cell>
          <table:table-cell office:value-type="float" office:value="-64.1585845947266" calcext:value-type="float">
            <text:p>-64,1585845947266</text:p>
          </table:table-cell>
          <table:table-cell office:value-type="float" office:value="-64.1847305297852" calcext:value-type="float">
            <text:p>-64,1847305297852</text:p>
          </table:table-cell>
          <table:table-cell office:value-type="float" office:value="-64.2151565551758" calcext:value-type="float">
            <text:p>-64,2151565551758</text:p>
          </table:table-cell>
          <table:table-cell office:value-type="float" office:value="-64.204833984375" calcext:value-type="float">
            <text:p>-64,204833984375</text:p>
          </table:table-cell>
          <table:table-cell office:value-type="float" office:value="-64.1837997436523" calcext:value-type="float">
            <text:p>-64,1837997436523</text:p>
          </table:table-cell>
          <table:table-cell office:value-type="float" office:value="-64.1700439453125" calcext:value-type="float">
            <text:p>-64,1700439453125</text:p>
          </table:table-cell>
          <table:table-cell office:value-type="float" office:value="-64.2171859741211" calcext:value-type="float">
            <text:p>-64,2171859741211</text:p>
          </table:table-cell>
          <table:table-cell office:value-type="float" office:value="-64.222900390625" calcext:value-type="float">
            <text:p>-64,222900390625</text:p>
          </table:table-cell>
          <table:table-cell office:value-type="float" office:value="-64.2082061767578" calcext:value-type="float">
            <text:p>-64,2082061767578</text:p>
          </table:table-cell>
          <table:table-cell office:value-type="float" office:value="-64.2100677490234" calcext:value-type="float">
            <text:p>-64,2100677490234</text:p>
          </table:table-cell>
          <table:table-cell office:value-type="float" office:value="-64.2330932617188" calcext:value-type="float">
            <text:p>-64,2330932617188</text:p>
          </table:table-cell>
          <table:table-cell office:value-type="float" office:value="-64.2464218139648" calcext:value-type="float">
            <text:p>-64,2464218139648</text:p>
          </table:table-cell>
          <table:table-cell office:value-type="float" office:value="-64.2212295532227" calcext:value-type="float">
            <text:p>-64,2212295532227</text:p>
          </table:table-cell>
          <table:table-cell office:value-type="float" office:value="-64.2459487915039" calcext:value-type="float">
            <text:p>-64,2459487915039</text:p>
          </table:table-cell>
          <table:table-cell office:value-type="float" office:value="-64.2450637817383" calcext:value-type="float">
            <text:p>-64,2450637817383</text:p>
          </table:table-cell>
          <table:table-cell office:value-type="float" office:value="-64.2809371948242" calcext:value-type="float">
            <text:p>-64,2809371948242</text:p>
          </table:table-cell>
          <table:table-cell office:value-type="float" office:value="-64.2569580078125" calcext:value-type="float">
            <text:p>-64,2569580078125</text:p>
          </table:table-cell>
          <table:table-cell office:value-type="float" office:value="-64.2816162109375" calcext:value-type="float">
            <text:p>-64,2816162109375</text:p>
          </table:table-cell>
          <table:table-cell office:value-type="float" office:value="-64.2586212158203" calcext:value-type="float">
            <text:p>-64,2586212158203</text:p>
          </table:table-cell>
          <table:table-cell office:value-type="float" office:value="-64.270378112793" calcext:value-type="float">
            <text:p>-64,270378112793</text:p>
          </table:table-cell>
          <table:table-cell office:value-type="float" office:value="-64.2665100097656" calcext:value-type="float">
            <text:p>-64,2665100097656</text:p>
          </table:table-cell>
          <table:table-cell office:value-type="float" office:value="-64.2935562133789" calcext:value-type="float">
            <text:p>-64,2935562133789</text:p>
          </table:table-cell>
          <table:table-cell office:value-type="float" office:value="-64.2893142700195" calcext:value-type="float">
            <text:p>-64,2893142700195</text:p>
          </table:table-cell>
          <table:table-cell office:value-type="float" office:value="-64.2980651855469" calcext:value-type="float">
            <text:p>-64,2980651855469</text:p>
          </table:table-cell>
          <table:table-cell office:value-type="float" office:value="-64.3132247924805" calcext:value-type="float">
            <text:p>-64,3132247924805</text:p>
          </table:table-cell>
          <table:table-cell office:value-type="float" office:value="-64.2760238647461" calcext:value-type="float">
            <text:p>-64,2760238647461</text:p>
          </table:table-cell>
          <table:table-cell office:value-type="float" office:value="-64.2924041748047" calcext:value-type="float">
            <text:p>-64,2924041748047</text:p>
          </table:table-cell>
          <table:table-cell office:value-type="float" office:value="-64.3003692626953" calcext:value-type="float">
            <text:p>-64,3003692626953</text:p>
          </table:table-cell>
          <table:table-cell office:value-type="float" office:value="-64.2798385620117" calcext:value-type="float">
            <text:p>-64,2798385620117</text:p>
          </table:table-cell>
          <table:table-cell office:value-type="float" office:value="-64.3118057250977" calcext:value-type="float">
            <text:p>-64,3118057250977</text:p>
          </table:table-cell>
          <table:table-cell office:value-type="float" office:value="-64.2811431884766" calcext:value-type="float">
            <text:p>-64,2811431884766</text:p>
          </table:table-cell>
          <table:table-cell office:value-type="float" office:value="-64.2969131469727" calcext:value-type="float">
            <text:p>-64,2969131469727</text:p>
          </table:table-cell>
          <table:table-cell office:value-type="float" office:value="-64.306510925293" calcext:value-type="float">
            <text:p>-64,306510925293</text:p>
          </table:table-cell>
          <table:table-cell office:value-type="float" office:value="-64.3160629272461" calcext:value-type="float">
            <text:p>-64,3160629272461</text:p>
          </table:table-cell>
          <table:table-cell office:value-type="float" office:value="-64.3217391967773" calcext:value-type="float">
            <text:p>-64,3217391967773</text:p>
          </table:table-cell>
          <table:table-cell office:value-type="float" office:value="-64.3166885375977" calcext:value-type="float">
            <text:p>-64,3166885375977</text:p>
          </table:table-cell>
          <table:table-cell office:value-type="float" office:value="-64.2955474853516" calcext:value-type="float">
            <text:p>-64,2955474853516</text:p>
          </table:table-cell>
          <table:table-cell office:value-type="float" office:value="-64.3166427612305" calcext:value-type="float">
            <text:p>-64,3166427612305</text:p>
          </table:table-cell>
          <table:table-cell office:value-type="float" office:value="-64.3030471801758" calcext:value-type="float">
            <text:p>-64,3030471801758</text:p>
          </table:table-cell>
          <table:table-cell office:value-type="float" office:value="-64.322998046875" calcext:value-type="float">
            <text:p>-64,322998046875</text:p>
          </table:table-cell>
          <table:table-cell office:value-type="float" office:value="-64.3185348510742" calcext:value-type="float">
            <text:p>-64,3185348510742</text:p>
          </table:table-cell>
          <table:table-cell office:value-type="float" office:value="-64.3080825805664" calcext:value-type="float">
            <text:p>-64,3080825805664</text:p>
          </table:table-cell>
          <table:table-cell office:value-type="float" office:value="-64.3281021118164" calcext:value-type="float">
            <text:p>-64,3281021118164</text:p>
          </table:table-cell>
          <table:table-cell office:value-type="float" office:value="-64.3160095214844" calcext:value-type="float">
            <text:p>-64,3160095214844</text:p>
          </table:table-cell>
          <table:table-cell office:value-type="float" office:value="-64.3101806640625" calcext:value-type="float">
            <text:p>-64,3101806640625</text:p>
          </table:table-cell>
          <table:table-cell office:value-type="float" office:value="-64.3120193481445" calcext:value-type="float">
            <text:p>-64,3120193481445</text:p>
          </table:table-cell>
          <table:table-cell office:value-type="float" office:value="-64.3354187011719" calcext:value-type="float">
            <text:p>-64,3354187011719</text:p>
          </table:table-cell>
          <table:table-cell office:value-type="float" office:value="-64.3001098632813" calcext:value-type="float">
            <text:p>-64,3001098632813</text:p>
          </table:table-cell>
          <table:table-cell office:value-type="float" office:value="-64.2990036010742" calcext:value-type="float">
            <text:p>-64,2990036010742</text:p>
          </table:table-cell>
          <table:table-cell office:value-type="float" office:value="-64.2822952270508" calcext:value-type="float">
            <text:p>-64,2822952270508</text:p>
          </table:table-cell>
          <table:table-cell office:value-type="float" office:value="-64.3173217773438" calcext:value-type="float">
            <text:p>-64,3173217773438</text:p>
          </table:table-cell>
          <table:table-cell office:value-type="float" office:value="-64.3293685913086" calcext:value-type="float">
            <text:p>-64,3293685913086</text:p>
          </table:table-cell>
          <table:table-cell office:value-type="float" office:value="-64.2969589233398" calcext:value-type="float">
            <text:p>-64,2969589233398</text:p>
          </table:table-cell>
          <table:table-cell office:value-type="float" office:value="-64.287483215332" calcext:value-type="float">
            <text:p>-64,287483215332</text:p>
          </table:table-cell>
          <table:table-cell office:value-type="float" office:value="-64.2850189208984" calcext:value-type="float">
            <text:p>-64,2850189208984</text:p>
          </table:table-cell>
          <table:table-cell office:value-type="float" office:value="-64.2820358276367" calcext:value-type="float">
            <text:p>-64,2820358276367</text:p>
          </table:table-cell>
          <table:table-cell office:value-type="float" office:value="-64.2803573608398" calcext:value-type="float">
            <text:p>-64,2803573608398</text:p>
          </table:table-cell>
          <table:table-cell office:value-type="float" office:value="-64.2779083251953" calcext:value-type="float">
            <text:p>-64,2779083251953</text:p>
          </table:table-cell>
          <table:table-cell office:value-type="float" office:value="-64.2860717773438" calcext:value-type="float">
            <text:p>-64,2860717773438</text:p>
          </table:table-cell>
          <table:table-cell office:value-type="float" office:value="-64.2545547485352" calcext:value-type="float">
            <text:p>-64,2545547485352</text:p>
          </table:table-cell>
          <table:table-cell office:value-type="float" office:value="-64.2547073364258" calcext:value-type="float">
            <text:p>-64,2547073364258</text:p>
          </table:table-cell>
          <table:table-cell office:value-type="float" office:value="-64.2331390380859" calcext:value-type="float">
            <text:p>-64,2331390380859</text:p>
          </table:table-cell>
          <table:table-cell office:value-type="float" office:value="-64.2199401855469" calcext:value-type="float">
            <text:p>-64,2199401855469</text:p>
          </table:table-cell>
          <table:table-cell office:value-type="float" office:value="-64.2566986083984" calcext:value-type="float">
            <text:p>-64,2566986083984</text:p>
          </table:table-cell>
          <table:table-cell office:value-type="float" office:value="-64.2428741455078" calcext:value-type="float">
            <text:p>-64,2428741455078</text:p>
          </table:table-cell>
          <table:table-cell table:number-columns-repeated="15593"/>
        </table:table-row>
        <table:table-row table:style-name="ro1">
          <table:table-cell office:value-type="float" office:value="-59.3445129394531" calcext:value-type="float">
            <text:p>-59,3445129394531</text:p>
          </table:table-cell>
          <table:table-cell office:value-type="float" office:value="-59.3609809875488" calcext:value-type="float">
            <text:p>-59,3609809875488</text:p>
          </table:table-cell>
          <table:table-cell office:value-type="float" office:value="-59.3673667907715" calcext:value-type="float">
            <text:p>-59,3673667907715</text:p>
          </table:table-cell>
          <table:table-cell office:value-type="float" office:value="-59.3638000488281" calcext:value-type="float">
            <text:p>-59,3638000488281</text:p>
          </table:table-cell>
          <table:table-cell office:value-type="float" office:value="-59.3856887817383" calcext:value-type="float">
            <text:p>-59,3856887817383</text:p>
          </table:table-cell>
          <table:table-cell office:value-type="float" office:value="-59.3909950256348" calcext:value-type="float">
            <text:p>-59,3909950256348</text:p>
          </table:table-cell>
          <table:table-cell office:value-type="float" office:value="-59.3800926208496" calcext:value-type="float">
            <text:p>-59,3800926208496</text:p>
          </table:table-cell>
          <table:table-cell office:value-type="float" office:value="-59.3845863342285" calcext:value-type="float">
            <text:p>-59,3845863342285</text:p>
          </table:table-cell>
          <table:table-cell office:value-type="float" office:value="-59.4004707336426" calcext:value-type="float">
            <text:p>-59,4004707336426</text:p>
          </table:table-cell>
          <table:table-cell office:value-type="float" office:value="-59.4070091247559" calcext:value-type="float">
            <text:p>-59,4070091247559</text:p>
          </table:table-cell>
          <table:table-cell office:value-type="float" office:value="-59.4159698486328" calcext:value-type="float">
            <text:p>-59,4159698486328</text:p>
          </table:table-cell>
          <table:table-cell office:value-type="float" office:value="-59.4095153808594" calcext:value-type="float">
            <text:p>-59,4095153808594</text:p>
          </table:table-cell>
          <table:table-cell office:value-type="float" office:value="-59.4045600891113" calcext:value-type="float">
            <text:p>-59,4045600891113</text:p>
          </table:table-cell>
          <table:table-cell office:value-type="float" office:value="-59.4019660949707" calcext:value-type="float">
            <text:p>-59,4019660949707</text:p>
          </table:table-cell>
          <table:table-cell office:value-type="float" office:value="-59.4039611816406" calcext:value-type="float">
            <text:p>-59,4039611816406</text:p>
          </table:table-cell>
          <table:table-cell office:value-type="float" office:value="-59.3927230834961" calcext:value-type="float">
            <text:p>-59,3927230834961</text:p>
          </table:table-cell>
          <table:table-cell office:value-type="float" office:value="-59.4080848693848" calcext:value-type="float">
            <text:p>-59,4080848693848</text:p>
          </table:table-cell>
          <table:table-cell office:value-type="float" office:value="-59.4144172668457" calcext:value-type="float">
            <text:p>-59,4144172668457</text:p>
          </table:table-cell>
          <table:table-cell office:value-type="float" office:value="-59.4058418273926" calcext:value-type="float">
            <text:p>-59,4058418273926</text:p>
          </table:table-cell>
          <table:table-cell office:value-type="float" office:value="-59.4014549255371" calcext:value-type="float">
            <text:p>-59,4014549255371</text:p>
          </table:table-cell>
          <table:table-cell office:value-type="float" office:value="-59.3805122375488" calcext:value-type="float">
            <text:p>-59,3805122375488</text:p>
          </table:table-cell>
          <table:table-cell office:value-type="float" office:value="-59.3979988098145" calcext:value-type="float">
            <text:p>-59,3979988098145</text:p>
          </table:table-cell>
          <table:table-cell office:value-type="float" office:value="-59.384708404541" calcext:value-type="float">
            <text:p>-59,384708404541</text:p>
          </table:table-cell>
          <table:table-cell office:value-type="float" office:value="-59.3809242248535" calcext:value-type="float">
            <text:p>-59,3809242248535</text:p>
          </table:table-cell>
          <table:table-cell office:value-type="float" office:value="-59.3692970275879" calcext:value-type="float">
            <text:p>-59,3692970275879</text:p>
          </table:table-cell>
          <table:table-cell office:value-type="float" office:value="-59.3698577880859" calcext:value-type="float">
            <text:p>-59,3698577880859</text:p>
          </table:table-cell>
          <table:table-cell office:value-type="float" office:value="-59.3767013549805" calcext:value-type="float">
            <text:p>-59,3767013549805</text:p>
          </table:table-cell>
          <table:table-cell office:value-type="float" office:value="-59.36376953125" calcext:value-type="float">
            <text:p>-59,36376953125</text:p>
          </table:table-cell>
          <table:table-cell office:value-type="float" office:value="-59.3588714599609" calcext:value-type="float">
            <text:p>-59,3588714599609</text:p>
          </table:table-cell>
          <table:table-cell office:value-type="float" office:value="-59.3484268188477" calcext:value-type="float">
            <text:p>-59,3484268188477</text:p>
          </table:table-cell>
          <table:table-cell office:value-type="float" office:value="-59.3253288269043" calcext:value-type="float">
            <text:p>-59,3253288269043</text:p>
          </table:table-cell>
          <table:table-cell office:value-type="float" office:value="-59.33056640625" calcext:value-type="float">
            <text:p>-59,33056640625</text:p>
          </table:table-cell>
          <table:table-cell office:value-type="float" office:value="-59.3231391906738" calcext:value-type="float">
            <text:p>-59,3231391906738</text:p>
          </table:table-cell>
          <table:table-cell office:value-type="float" office:value="-59.3177299499512" calcext:value-type="float">
            <text:p>-59,3177299499512</text:p>
          </table:table-cell>
          <table:table-cell office:value-type="float" office:value="-59.3191795349121" calcext:value-type="float">
            <text:p>-59,3191795349121</text:p>
          </table:table-cell>
          <table:table-cell office:value-type="float" office:value="-59.2962188720703" calcext:value-type="float">
            <text:p>-59,2962188720703</text:p>
          </table:table-cell>
          <table:table-cell office:value-type="float" office:value="-59.2835807800293" calcext:value-type="float">
            <text:p>-59,2835807800293</text:p>
          </table:table-cell>
          <table:table-cell office:value-type="float" office:value="-59.2721710205078" calcext:value-type="float">
            <text:p>-59,2721710205078</text:p>
          </table:table-cell>
          <table:table-cell office:value-type="float" office:value="-59.2616271972656" calcext:value-type="float">
            <text:p>-59,2616271972656</text:p>
          </table:table-cell>
          <table:table-cell office:value-type="float" office:value="-59.2597770690918" calcext:value-type="float">
            <text:p>-59,2597770690918</text:p>
          </table:table-cell>
          <table:table-cell office:value-type="float" office:value="-59.2551116943359" calcext:value-type="float">
            <text:p>-59,2551116943359</text:p>
          </table:table-cell>
          <table:table-cell office:value-type="float" office:value="-59.2369995117188" calcext:value-type="float">
            <text:p>-59,2369995117188</text:p>
          </table:table-cell>
          <table:table-cell office:value-type="float" office:value="-59.2292175292969" calcext:value-type="float">
            <text:p>-59,2292175292969</text:p>
          </table:table-cell>
          <table:table-cell office:value-type="float" office:value="-59.2298889160156" calcext:value-type="float">
            <text:p>-59,2298889160156</text:p>
          </table:table-cell>
          <table:table-cell office:value-type="float" office:value="-59.2143440246582" calcext:value-type="float">
            <text:p>-59,2143440246582</text:p>
          </table:table-cell>
          <table:table-cell office:value-type="float" office:value="-59.1986465454102" calcext:value-type="float">
            <text:p>-59,1986465454102</text:p>
          </table:table-cell>
          <table:table-cell office:value-type="float" office:value="-59.1805992126465" calcext:value-type="float">
            <text:p>-59,1805992126465</text:p>
          </table:table-cell>
          <table:table-cell office:value-type="float" office:value="-59.1539115905762" calcext:value-type="float">
            <text:p>-59,1539115905762</text:p>
          </table:table-cell>
          <table:table-cell office:value-type="float" office:value="-59.1587829589844" calcext:value-type="float">
            <text:p>-59,1587829589844</text:p>
          </table:table-cell>
          <table:table-cell office:value-type="float" office:value="-59.1392517089844" calcext:value-type="float">
            <text:p>-59,1392517089844</text:p>
          </table:table-cell>
          <table:table-cell office:value-type="float" office:value="-59.1349105834961" calcext:value-type="float">
            <text:p>-59,1349105834961</text:p>
          </table:table-cell>
          <table:table-cell office:value-type="float" office:value="-59.1191864013672" calcext:value-type="float">
            <text:p>-59,1191864013672</text:p>
          </table:table-cell>
          <table:table-cell office:value-type="float" office:value="-59.1024780273438" calcext:value-type="float">
            <text:p>-59,1024780273438</text:p>
          </table:table-cell>
          <table:table-cell office:value-type="float" office:value="-59.0961418151856" calcext:value-type="float">
            <text:p>-59,0961418151856</text:p>
          </table:table-cell>
          <table:table-cell office:value-type="float" office:value="-59.0809173583984" calcext:value-type="float">
            <text:p>-59,0809173583984</text:p>
          </table:table-cell>
          <table:table-cell office:value-type="float" office:value="-59.0617027282715" calcext:value-type="float">
            <text:p>-59,0617027282715</text:p>
          </table:table-cell>
          <table:table-cell office:value-type="float" office:value="-59.058349609375" calcext:value-type="float">
            <text:p>-59,058349609375</text:p>
          </table:table-cell>
          <table:table-cell office:value-type="float" office:value="-59.0400123596191" calcext:value-type="float">
            <text:p>-59,0400123596191</text:p>
          </table:table-cell>
          <table:table-cell office:value-type="float" office:value="-59.0327796936035" calcext:value-type="float">
            <text:p>-59,0327796936035</text:p>
          </table:table-cell>
          <table:table-cell office:value-type="float" office:value="-59.0181770324707" calcext:value-type="float">
            <text:p>-59,0181770324707</text:p>
          </table:table-cell>
          <table:table-cell office:value-type="float" office:value="-58.9317741394043" calcext:value-type="float">
            <text:p>-58,9317741394043</text:p>
          </table:table-cell>
          <table:table-cell office:value-type="float" office:value="-58.9155387878418" calcext:value-type="float">
            <text:p>-58,9155387878418</text:p>
          </table:table-cell>
          <table:table-cell office:value-type="float" office:value="-58.9095840454102" calcext:value-type="float">
            <text:p>-58,9095840454102</text:p>
          </table:table-cell>
          <table:table-cell office:value-type="float" office:value="-58.8840255737305" calcext:value-type="float">
            <text:p>-58,8840255737305</text:p>
          </table:table-cell>
          <table:table-cell office:value-type="float" office:value="-58.8814430236816" calcext:value-type="float">
            <text:p>-58,8814430236816</text:p>
          </table:table-cell>
          <table:table-cell office:value-type="float" office:value="-58.8721427917481" calcext:value-type="float">
            <text:p>-58,8721427917481</text:p>
          </table:table-cell>
          <table:table-cell office:value-type="float" office:value="-58.8538093566895" calcext:value-type="float">
            <text:p>-58,8538093566895</text:p>
          </table:table-cell>
          <table:table-cell office:value-type="float" office:value="-58.8620452880859" calcext:value-type="float">
            <text:p>-58,8620452880859</text:p>
          </table:table-cell>
          <table:table-cell office:value-type="float" office:value="-58.8428039550781" calcext:value-type="float">
            <text:p>-58,8428039550781</text:p>
          </table:table-cell>
          <table:table-cell office:value-type="float" office:value="-58.8399505615234" calcext:value-type="float">
            <text:p>-58,8399505615234</text:p>
          </table:table-cell>
          <table:table-cell office:value-type="float" office:value="-58.8223533630371" calcext:value-type="float">
            <text:p>-58,8223533630371</text:p>
          </table:table-cell>
          <table:table-cell office:value-type="float" office:value="-58.8368186950684" calcext:value-type="float">
            <text:p>-58,8368186950684</text:p>
          </table:table-cell>
          <table:table-cell office:value-type="float" office:value="-58.8241653442383" calcext:value-type="float">
            <text:p>-58,8241653442383</text:p>
          </table:table-cell>
          <table:table-cell office:value-type="float" office:value="-58.8075752258301" calcext:value-type="float">
            <text:p>-58,8075752258301</text:p>
          </table:table-cell>
          <table:table-cell office:value-type="float" office:value="-58.8198966979981" calcext:value-type="float">
            <text:p>-58,8198966979981</text:p>
          </table:table-cell>
          <table:table-cell office:value-type="float" office:value="-58.8176651000977" calcext:value-type="float">
            <text:p>-58,8176651000977</text:p>
          </table:table-cell>
          <table:table-cell office:value-type="float" office:value="-58.8091888427734" calcext:value-type="float">
            <text:p>-58,8091888427734</text:p>
          </table:table-cell>
          <table:table-cell office:value-type="float" office:value="-58.799747467041" calcext:value-type="float">
            <text:p>-58,799747467041</text:p>
          </table:table-cell>
          <table:table-cell office:value-type="float" office:value="-58.8168258666992" calcext:value-type="float">
            <text:p>-58,8168258666992</text:p>
          </table:table-cell>
          <table:table-cell office:value-type="float" office:value="-58.7991638183594" calcext:value-type="float">
            <text:p>-58,7991638183594</text:p>
          </table:table-cell>
          <table:table-cell office:value-type="float" office:value="-58.7911224365234" calcext:value-type="float">
            <text:p>-58,7911224365234</text:p>
          </table:table-cell>
          <table:table-cell office:value-type="float" office:value="-58.8159370422363" calcext:value-type="float">
            <text:p>-58,8159370422363</text:p>
          </table:table-cell>
          <table:table-cell office:value-type="float" office:value="-58.8015556335449" calcext:value-type="float">
            <text:p>-58,8015556335449</text:p>
          </table:table-cell>
          <table:table-cell office:value-type="float" office:value="-58.8190307617188" calcext:value-type="float">
            <text:p>-58,8190307617188</text:p>
          </table:table-cell>
          <table:table-cell office:value-type="float" office:value="-58.8052864074707" calcext:value-type="float">
            <text:p>-58,8052864074707</text:p>
          </table:table-cell>
          <table:table-cell office:value-type="float" office:value="-58.820484161377" calcext:value-type="float">
            <text:p>-58,820484161377</text:p>
          </table:table-cell>
          <table:table-cell office:value-type="float" office:value="-58.8138465881348" calcext:value-type="float">
            <text:p>-58,8138465881348</text:p>
          </table:table-cell>
          <table:table-cell office:value-type="float" office:value="-58.8272094726563" calcext:value-type="float">
            <text:p>-58,8272094726563</text:p>
          </table:table-cell>
          <table:table-cell office:value-type="float" office:value="-58.8406791687012" calcext:value-type="float">
            <text:p>-58,8406791687012</text:p>
          </table:table-cell>
          <table:table-cell office:value-type="float" office:value="-58.8331336975098" calcext:value-type="float">
            <text:p>-58,8331336975098</text:p>
          </table:table-cell>
          <table:table-cell office:value-type="float" office:value="-58.8397254943848" calcext:value-type="float">
            <text:p>-58,8397254943848</text:p>
          </table:table-cell>
          <table:table-cell office:value-type="float" office:value="-58.845157623291" calcext:value-type="float">
            <text:p>-58,845157623291</text:p>
          </table:table-cell>
          <table:table-cell office:value-type="float" office:value="-58.8435897827148" calcext:value-type="float">
            <text:p>-58,8435897827148</text:p>
          </table:table-cell>
          <table:table-cell office:value-type="float" office:value="-58.8670959472656" calcext:value-type="float">
            <text:p>-58,8670959472656</text:p>
          </table:table-cell>
          <table:table-cell office:value-type="float" office:value="-58.8660545349121" calcext:value-type="float">
            <text:p>-58,8660545349121</text:p>
          </table:table-cell>
          <table:table-cell office:value-type="float" office:value="-58.8739433288574" calcext:value-type="float">
            <text:p>-58,8739433288574</text:p>
          </table:table-cell>
          <table:table-cell office:value-type="float" office:value="-58.8891410827637" calcext:value-type="float">
            <text:p>-58,8891410827637</text:p>
          </table:table-cell>
          <table:table-cell office:value-type="float" office:value="-58.889087677002" calcext:value-type="float">
            <text:p>-58,889087677002</text:p>
          </table:table-cell>
          <table:table-cell office:value-type="float" office:value="-58.8927993774414" calcext:value-type="float">
            <text:p>-58,8927993774414</text:p>
          </table:table-cell>
          <table:table-cell office:value-type="float" office:value="-58.9071044921875" calcext:value-type="float">
            <text:p>-58,9071044921875</text:p>
          </table:table-cell>
          <table:table-cell office:value-type="float" office:value="-58.9282684326172" calcext:value-type="float">
            <text:p>-58,9282684326172</text:p>
          </table:table-cell>
          <table:table-cell office:value-type="float" office:value="-58.9491424560547" calcext:value-type="float">
            <text:p>-58,9491424560547</text:p>
          </table:table-cell>
          <table:table-cell office:value-type="float" office:value="-58.9534225463867" calcext:value-type="float">
            <text:p>-58,9534225463867</text:p>
          </table:table-cell>
          <table:table-cell office:value-type="float" office:value="-58.9793014526367" calcext:value-type="float">
            <text:p>-58,9793014526367</text:p>
          </table:table-cell>
          <table:table-cell office:value-type="float" office:value="-58.9732780456543" calcext:value-type="float">
            <text:p>-58,9732780456543</text:p>
          </table:table-cell>
          <table:table-cell office:value-type="float" office:value="-58.9819145202637" calcext:value-type="float">
            <text:p>-58,9819145202637</text:p>
          </table:table-cell>
          <table:table-cell office:value-type="float" office:value="-58.9904747009277" calcext:value-type="float">
            <text:p>-58,9904747009277</text:p>
          </table:table-cell>
          <table:table-cell office:value-type="float" office:value="-59.0154647827148" calcext:value-type="float">
            <text:p>-59,0154647827148</text:p>
          </table:table-cell>
          <table:table-cell office:value-type="float" office:value="-59.0356636047363" calcext:value-type="float">
            <text:p>-59,0356636047363</text:p>
          </table:table-cell>
          <table:table-cell office:value-type="float" office:value="-59.0335502624512" calcext:value-type="float">
            <text:p>-59,0335502624512</text:p>
          </table:table-cell>
          <table:table-cell office:value-type="float" office:value="-59.0145530700684" calcext:value-type="float">
            <text:p>-59,0145530700684</text:p>
          </table:table-cell>
          <table:table-cell office:value-type="float" office:value="-59.0173492431641" calcext:value-type="float">
            <text:p>-59,0173492431641</text:p>
          </table:table-cell>
          <table:table-cell office:value-type="float" office:value="-59.0339508056641" calcext:value-type="float">
            <text:p>-59,0339508056641</text:p>
          </table:table-cell>
          <table:table-cell office:value-type="float" office:value="-59.0486335754395" calcext:value-type="float">
            <text:p>-59,0486335754395</text:p>
          </table:table-cell>
          <table:table-cell office:value-type="float" office:value="-59.0624504089356" calcext:value-type="float">
            <text:p>-59,0624504089356</text:p>
          </table:table-cell>
          <table:table-cell office:value-type="float" office:value="-59.0799102783203" calcext:value-type="float">
            <text:p>-59,0799102783203</text:p>
          </table:table-cell>
          <table:table-cell office:value-type="float" office:value="-59.0914459228516" calcext:value-type="float">
            <text:p>-59,0914459228516</text:p>
          </table:table-cell>
          <table:table-cell office:value-type="float" office:value="-59.1019897460938" calcext:value-type="float">
            <text:p>-59,1019897460938</text:p>
          </table:table-cell>
          <table:table-cell office:value-type="float" office:value="-59.1172218322754" calcext:value-type="float">
            <text:p>-59,1172218322754</text:p>
          </table:table-cell>
          <table:table-cell office:value-type="float" office:value="-59.1103515625" calcext:value-type="float">
            <text:p>-59,1103515625</text:p>
          </table:table-cell>
          <table:table-cell office:value-type="float" office:value="-59.1268692016602" calcext:value-type="float">
            <text:p>-59,1268692016602</text:p>
          </table:table-cell>
          <table:table-cell office:value-type="float" office:value="-59.1534423828125" calcext:value-type="float">
            <text:p>-59,1534423828125</text:p>
          </table:table-cell>
          <table:table-cell office:value-type="float" office:value="-59.151912689209" calcext:value-type="float">
            <text:p>-59,151912689209</text:p>
          </table:table-cell>
          <table:table-cell office:value-type="float" office:value="-59.1554183959961" calcext:value-type="float">
            <text:p>-59,1554183959961</text:p>
          </table:table-cell>
          <table:table-cell office:value-type="float" office:value="-59.1728057861328" calcext:value-type="float">
            <text:p>-59,1728057861328</text:p>
          </table:table-cell>
          <table:table-cell office:value-type="float" office:value="-59.1899070739746" calcext:value-type="float">
            <text:p>-59,1899070739746</text:p>
          </table:table-cell>
          <table:table-cell office:value-type="float" office:value="-59.2027015686035" calcext:value-type="float">
            <text:p>-59,2027015686035</text:p>
          </table:table-cell>
          <table:table-cell office:value-type="float" office:value="-59.2128829956055" calcext:value-type="float">
            <text:p>-59,2128829956055</text:p>
          </table:table-cell>
          <table:table-cell office:value-type="float" office:value="-59.2234001159668" calcext:value-type="float">
            <text:p>-59,2234001159668</text:p>
          </table:table-cell>
          <table:table-cell office:value-type="float" office:value="-59.2177047729492" calcext:value-type="float">
            <text:p>-59,2177047729492</text:p>
          </table:table-cell>
          <table:table-cell office:value-type="float" office:value="-59.2236061096191" calcext:value-type="float">
            <text:p>-59,2236061096191</text:p>
          </table:table-cell>
          <table:table-cell office:value-type="float" office:value="-59.2182006835938" calcext:value-type="float">
            <text:p>-59,2182006835938</text:p>
          </table:table-cell>
          <table:table-cell office:value-type="float" office:value="-59.2373504638672" calcext:value-type="float">
            <text:p>-59,2373504638672</text:p>
          </table:table-cell>
          <table:table-cell office:value-type="float" office:value="-59.2461090087891" calcext:value-type="float">
            <text:p>-59,2461090087891</text:p>
          </table:table-cell>
          <table:table-cell office:value-type="float" office:value="-59.2409553527832" calcext:value-type="float">
            <text:p>-59,2409553527832</text:p>
          </table:table-cell>
          <table:table-cell office:value-type="float" office:value="-59.242244720459" calcext:value-type="float">
            <text:p>-59,242244720459</text:p>
          </table:table-cell>
          <table:table-cell office:value-type="float" office:value="-59.2510643005371" calcext:value-type="float">
            <text:p>-59,2510643005371</text:p>
          </table:table-cell>
          <table:table-cell office:value-type="float" office:value="-59.2567863464356" calcext:value-type="float">
            <text:p>-59,2567863464356</text:p>
          </table:table-cell>
          <table:table-cell office:value-type="float" office:value="-59.257869720459" calcext:value-type="float">
            <text:p>-59,257869720459</text:p>
          </table:table-cell>
          <table:table-cell office:value-type="float" office:value="-59.2645645141602" calcext:value-type="float">
            <text:p>-59,2645645141602</text:p>
          </table:table-cell>
          <table:table-cell office:value-type="float" office:value="-59.2640342712402" calcext:value-type="float">
            <text:p>-59,2640342712402</text:p>
          </table:table-cell>
          <table:table-cell office:value-type="float" office:value="-59.2544670104981" calcext:value-type="float">
            <text:p>-59,2544670104981</text:p>
          </table:table-cell>
          <table:table-cell office:value-type="float" office:value="-59.2580146789551" calcext:value-type="float">
            <text:p>-59,2580146789551</text:p>
          </table:table-cell>
          <table:table-cell office:value-type="float" office:value="-59.2586326599121" calcext:value-type="float">
            <text:p>-59,2586326599121</text:p>
          </table:table-cell>
          <table:table-cell office:value-type="float" office:value="-59.2630920410156" calcext:value-type="float">
            <text:p>-59,2630920410156</text:p>
          </table:table-cell>
          <table:table-cell office:value-type="float" office:value="-59.2656211853027" calcext:value-type="float">
            <text:p>-59,2656211853027</text:p>
          </table:table-cell>
          <table:table-cell office:value-type="float" office:value="-59.2687339782715" calcext:value-type="float">
            <text:p>-59,2687339782715</text:p>
          </table:table-cell>
          <table:table-cell office:value-type="float" office:value="-59.2686157226563" calcext:value-type="float">
            <text:p>-59,2686157226563</text:p>
          </table:table-cell>
          <table:table-cell office:value-type="float" office:value="-59.2647933959961" calcext:value-type="float">
            <text:p>-59,2647933959961</text:p>
          </table:table-cell>
          <table:table-cell office:value-type="float" office:value="-59.2583656311035" calcext:value-type="float">
            <text:p>-59,2583656311035</text:p>
          </table:table-cell>
          <table:table-cell office:value-type="float" office:value="-59.2708511352539" calcext:value-type="float">
            <text:p>-59,2708511352539</text:p>
          </table:table-cell>
          <table:table-cell office:value-type="float" office:value="-59.2536735534668" calcext:value-type="float">
            <text:p>-59,2536735534668</text:p>
          </table:table-cell>
          <table:table-cell office:value-type="float" office:value="-59.2661514282227" calcext:value-type="float">
            <text:p>-59,2661514282227</text:p>
          </table:table-cell>
          <table:table-cell office:value-type="float" office:value="-59.2565498352051" calcext:value-type="float">
            <text:p>-59,2565498352051</text:p>
          </table:table-cell>
          <table:table-cell office:value-type="float" office:value="-59.2412757873535" calcext:value-type="float">
            <text:p>-59,2412757873535</text:p>
          </table:table-cell>
          <table:table-cell office:value-type="float" office:value="-59.2438545227051" calcext:value-type="float">
            <text:p>-59,2438545227051</text:p>
          </table:table-cell>
          <table:table-cell office:value-type="float" office:value="-59.2369117736816" calcext:value-type="float">
            <text:p>-59,2369117736816</text:p>
          </table:table-cell>
          <table:table-cell office:value-type="float" office:value="-59.2424468994141" calcext:value-type="float">
            <text:p>-59,2424468994141</text:p>
          </table:table-cell>
          <table:table-cell office:value-type="float" office:value="-59.2262649536133" calcext:value-type="float">
            <text:p>-59,2262649536133</text:p>
          </table:table-cell>
          <table:table-cell office:value-type="float" office:value="-59.2151298522949" calcext:value-type="float">
            <text:p>-59,2151298522949</text:p>
          </table:table-cell>
          <table:table-cell office:value-type="float" office:value="-59.1521148681641" calcext:value-type="float">
            <text:p>-59,1521148681641</text:p>
          </table:table-cell>
          <table:table-cell office:value-type="float" office:value="-59.1429290771484" calcext:value-type="float">
            <text:p>-59,1429290771484</text:p>
          </table:table-cell>
          <table:table-cell office:value-type="float" office:value="-59.150260925293" calcext:value-type="float">
            <text:p>-59,150260925293</text:p>
          </table:table-cell>
          <table:table-cell office:value-type="float" office:value="-59.1516799926758" calcext:value-type="float">
            <text:p>-59,1516799926758</text:p>
          </table:table-cell>
          <table:table-cell office:value-type="float" office:value="-59.1431312561035" calcext:value-type="float">
            <text:p>-59,1431312561035</text:p>
          </table:table-cell>
          <table:table-cell office:value-type="float" office:value="-59.1468658447266" calcext:value-type="float">
            <text:p>-59,1468658447266</text:p>
          </table:table-cell>
          <table:table-cell office:value-type="float" office:value="-59.128231048584" calcext:value-type="float">
            <text:p>-59,128231048584</text:p>
          </table:table-cell>
          <table:table-cell office:value-type="float" office:value="-59.1200828552246" calcext:value-type="float">
            <text:p>-59,1200828552246</text:p>
          </table:table-cell>
          <table:table-cell office:value-type="float" office:value="-59.1195297241211" calcext:value-type="float">
            <text:p>-59,1195297241211</text:p>
          </table:table-cell>
          <table:table-cell office:value-type="float" office:value="-59.121753692627" calcext:value-type="float">
            <text:p>-59,121753692627</text:p>
          </table:table-cell>
          <table:table-cell office:value-type="float" office:value="-59.1243286132813" calcext:value-type="float">
            <text:p>-59,1243286132813</text:p>
          </table:table-cell>
          <table:table-cell office:value-type="float" office:value="-59.118839263916" calcext:value-type="float">
            <text:p>-59,118839263916</text:p>
          </table:table-cell>
          <table:table-cell office:value-type="float" office:value="-59.1088523864746" calcext:value-type="float">
            <text:p>-59,1088523864746</text:p>
          </table:table-cell>
          <table:table-cell office:value-type="float" office:value="-59.1035766601563" calcext:value-type="float">
            <text:p>-59,1035766601563</text:p>
          </table:table-cell>
          <table:table-cell office:value-type="float" office:value="-59.0809173583984" calcext:value-type="float">
            <text:p>-59,0809173583984</text:p>
          </table:table-cell>
          <table:table-cell office:value-type="float" office:value="-59.0789337158203" calcext:value-type="float">
            <text:p>-59,0789337158203</text:p>
          </table:table-cell>
          <table:table-cell office:value-type="float" office:value="-59.0874786376953" calcext:value-type="float">
            <text:p>-59,0874786376953</text:p>
          </table:table-cell>
          <table:table-cell office:value-type="float" office:value="-59.0852317810059" calcext:value-type="float">
            <text:p>-59,0852317810059</text:p>
          </table:table-cell>
          <table:table-cell office:value-type="float" office:value="-59.0800285339356" calcext:value-type="float">
            <text:p>-59,0800285339356</text:p>
          </table:table-cell>
          <table:table-cell office:value-type="float" office:value="-59.0728721618652" calcext:value-type="float">
            <text:p>-59,0728721618652</text:p>
          </table:table-cell>
          <table:table-cell office:value-type="float" office:value="-59.0759201049805" calcext:value-type="float">
            <text:p>-59,0759201049805</text:p>
          </table:table-cell>
          <table:table-cell office:value-type="float" office:value="-59.0790481567383" calcext:value-type="float">
            <text:p>-59,0790481567383</text:p>
          </table:table-cell>
          <table:table-cell office:value-type="float" office:value="-59.0547904968262" calcext:value-type="float">
            <text:p>-59,0547904968262</text:p>
          </table:table-cell>
          <table:table-cell office:value-type="float" office:value="-59.0577735900879" calcext:value-type="float">
            <text:p>-59,0577735900879</text:p>
          </table:table-cell>
          <table:table-cell office:value-type="float" office:value="-59.059497833252" calcext:value-type="float">
            <text:p>-59,059497833252</text:p>
          </table:table-cell>
          <table:table-cell office:value-type="float" office:value="-59.0549659729004" calcext:value-type="float">
            <text:p>-59,0549659729004</text:p>
          </table:table-cell>
          <table:table-cell office:value-type="float" office:value="-59.0608139038086" calcext:value-type="float">
            <text:p>-59,0608139038086</text:p>
          </table:table-cell>
          <table:table-cell office:value-type="float" office:value="-59.0748825073242" calcext:value-type="float">
            <text:p>-59,0748825073242</text:p>
          </table:table-cell>
          <table:table-cell office:value-type="float" office:value="-59.0639686584473" calcext:value-type="float">
            <text:p>-59,0639686584473</text:p>
          </table:table-cell>
          <table:table-cell office:value-type="float" office:value="-59.069709777832" calcext:value-type="float">
            <text:p>-59,069709777832</text:p>
          </table:table-cell>
          <table:table-cell office:value-type="float" office:value="-59.0810050964356" calcext:value-type="float">
            <text:p>-59,0810050964356</text:p>
          </table:table-cell>
          <table:table-cell office:value-type="float" office:value="-59.0627937316895" calcext:value-type="float">
            <text:p>-59,0627937316895</text:p>
          </table:table-cell>
          <table:table-cell office:value-type="float" office:value="-59.0555076599121" calcext:value-type="float">
            <text:p>-59,0555076599121</text:p>
          </table:table-cell>
          <table:table-cell office:value-type="float" office:value="-59.0529289245606" calcext:value-type="float">
            <text:p>-59,0529289245606</text:p>
          </table:table-cell>
          <table:table-cell office:value-type="float" office:value="-59.0532455444336" calcext:value-type="float">
            <text:p>-59,0532455444336</text:p>
          </table:table-cell>
          <table:table-cell office:value-type="float" office:value="-59.0682182312012" calcext:value-type="float">
            <text:p>-59,0682182312012</text:p>
          </table:table-cell>
          <table:table-cell office:value-type="float" office:value="-59.0576629638672" calcext:value-type="float">
            <text:p>-59,0576629638672</text:p>
          </table:table-cell>
          <table:table-cell office:value-type="float" office:value="-59.071891784668" calcext:value-type="float">
            <text:p>-59,071891784668</text:p>
          </table:table-cell>
          <table:table-cell office:value-type="float" office:value="-59.0625648498535" calcext:value-type="float">
            <text:p>-59,0625648498535</text:p>
          </table:table-cell>
          <table:table-cell office:value-type="float" office:value="-59.0744819641113" calcext:value-type="float">
            <text:p>-59,0744819641113</text:p>
          </table:table-cell>
          <table:table-cell office:value-type="float" office:value="-59.0921669006348" calcext:value-type="float">
            <text:p>-59,0921669006348</text:p>
          </table:table-cell>
          <table:table-cell office:value-type="float" office:value="-59.0807723999023" calcext:value-type="float">
            <text:p>-59,0807723999023</text:p>
          </table:table-cell>
          <table:table-cell office:value-type="float" office:value="-59.0710601806641" calcext:value-type="float">
            <text:p>-59,0710601806641</text:p>
          </table:table-cell>
          <table:table-cell office:value-type="float" office:value="-59.0848579406738" calcext:value-type="float">
            <text:p>-59,0848579406738</text:p>
          </table:table-cell>
          <table:table-cell office:value-type="float" office:value="-59.0845985412598" calcext:value-type="float">
            <text:p>-59,0845985412598</text:p>
          </table:table-cell>
          <table:table-cell office:value-type="float" office:value="-59.0889739990234" calcext:value-type="float">
            <text:p>-59,0889739990234</text:p>
          </table:table-cell>
          <table:table-cell office:value-type="float" office:value="-59.0963401794434" calcext:value-type="float">
            <text:p>-59,0963401794434</text:p>
          </table:table-cell>
          <table:table-cell office:value-type="float" office:value="-59.0915908813477" calcext:value-type="float">
            <text:p>-59,0915908813477</text:p>
          </table:table-cell>
          <table:table-cell office:value-type="float" office:value="-59.1028289794922" calcext:value-type="float">
            <text:p>-59,1028289794922</text:p>
          </table:table-cell>
          <table:table-cell office:value-type="float" office:value="-59.2551994323731" calcext:value-type="float">
            <text:p>-59,2551994323731</text:p>
          </table:table-cell>
          <table:table-cell office:value-type="float" office:value="-59.2912979125977" calcext:value-type="float">
            <text:p>-59,2912979125977</text:p>
          </table:table-cell>
          <table:table-cell office:value-type="float" office:value="-59.2770500183106" calcext:value-type="float">
            <text:p>-59,2770500183106</text:p>
          </table:table-cell>
          <table:table-cell office:value-type="float" office:value="-59.2759666442871" calcext:value-type="float">
            <text:p>-59,2759666442871</text:p>
          </table:table-cell>
          <table:table-cell office:value-type="float" office:value="-59.2936820983887" calcext:value-type="float">
            <text:p>-59,2936820983887</text:p>
          </table:table-cell>
          <table:table-cell office:value-type="float" office:value="-59.3009948730469" calcext:value-type="float">
            <text:p>-59,3009948730469</text:p>
          </table:table-cell>
          <table:table-cell office:value-type="float" office:value="-59.3056259155273" calcext:value-type="float">
            <text:p>-59,3056259155273</text:p>
          </table:table-cell>
          <table:table-cell office:value-type="float" office:value="-59.3045654296875" calcext:value-type="float">
            <text:p>-59,3045654296875</text:p>
          </table:table-cell>
          <table:table-cell office:value-type="float" office:value="-59.3205986022949" calcext:value-type="float">
            <text:p>-59,3205986022949</text:p>
          </table:table-cell>
          <table:table-cell office:value-type="float" office:value="-59.3231391906738" calcext:value-type="float">
            <text:p>-59,3231391906738</text:p>
          </table:table-cell>
          <table:table-cell office:value-type="float" office:value="-59.3240852355957" calcext:value-type="float">
            <text:p>-59,3240852355957</text:p>
          </table:table-cell>
          <table:table-cell office:value-type="float" office:value="-59.3177871704102" calcext:value-type="float">
            <text:p>-59,3177871704102</text:p>
          </table:table-cell>
          <table:table-cell office:value-type="float" office:value="-59.3281669616699" calcext:value-type="float">
            <text:p>-59,3281669616699</text:p>
          </table:table-cell>
          <table:table-cell office:value-type="float" office:value="-59.3362197875977" calcext:value-type="float">
            <text:p>-59,3362197875977</text:p>
          </table:table-cell>
          <table:table-cell office:value-type="float" office:value="-59.3524017333984" calcext:value-type="float">
            <text:p>-59,3524017333984</text:p>
          </table:table-cell>
          <table:table-cell office:value-type="float" office:value="-59.339241027832" calcext:value-type="float">
            <text:p>-59,339241027832</text:p>
          </table:table-cell>
          <table:table-cell office:value-type="float" office:value="-59.3411064147949" calcext:value-type="float">
            <text:p>-59,3411064147949</text:p>
          </table:table-cell>
          <table:table-cell office:value-type="float" office:value="-59.3595237731934" calcext:value-type="float">
            <text:p>-59,3595237731934</text:p>
          </table:table-cell>
          <table:table-cell office:value-type="float" office:value="-59.3664131164551" calcext:value-type="float">
            <text:p>-59,3664131164551</text:p>
          </table:table-cell>
          <table:table-cell office:value-type="float" office:value="-59.3674240112305" calcext:value-type="float">
            <text:p>-59,3674240112305</text:p>
          </table:table-cell>
          <table:table-cell office:value-type="float" office:value="-59.3814926147461" calcext:value-type="float">
            <text:p>-59,3814926147461</text:p>
          </table:table-cell>
          <table:table-cell office:value-type="float" office:value="-59.3867034912109" calcext:value-type="float">
            <text:p>-59,3867034912109</text:p>
          </table:table-cell>
          <table:table-cell office:value-type="float" office:value="-59.3842315673828" calcext:value-type="float">
            <text:p>-59,3842315673828</text:p>
          </table:table-cell>
          <table:table-cell office:value-type="float" office:value="-59.3921241760254" calcext:value-type="float">
            <text:p>-59,3921241760254</text:p>
          </table:table-cell>
          <table:table-cell office:value-type="float" office:value="-59.3976707458496" calcext:value-type="float">
            <text:p>-59,3976707458496</text:p>
          </table:table-cell>
          <table:table-cell office:value-type="float" office:value="-59.4018745422363" calcext:value-type="float">
            <text:p>-59,4018745422363</text:p>
          </table:table-cell>
          <table:table-cell office:value-type="float" office:value="-59.4131889343262" calcext:value-type="float">
            <text:p>-59,4131889343262</text:p>
          </table:table-cell>
          <table:table-cell office:value-type="float" office:value="-59.4122352600098" calcext:value-type="float">
            <text:p>-59,4122352600098</text:p>
          </table:table-cell>
          <table:table-cell office:value-type="float" office:value="-59.4142684936523" calcext:value-type="float">
            <text:p>-59,4142684936523</text:p>
          </table:table-cell>
          <table:table-cell office:value-type="float" office:value="-59.4214057922363" calcext:value-type="float">
            <text:p>-59,4214057922363</text:p>
          </table:table-cell>
          <table:table-cell office:value-type="float" office:value="-59.4476127624512" calcext:value-type="float">
            <text:p>-59,4476127624512</text:p>
          </table:table-cell>
          <table:table-cell office:value-type="float" office:value="-59.4307136535645" calcext:value-type="float">
            <text:p>-59,4307136535645</text:p>
          </table:table-cell>
          <table:table-cell office:value-type="float" office:value="-59.441047668457" calcext:value-type="float">
            <text:p>-59,441047668457</text:p>
          </table:table-cell>
          <table:table-cell office:value-type="float" office:value="-59.4390373229981" calcext:value-type="float">
            <text:p>-59,4390373229981</text:p>
          </table:table-cell>
          <table:table-cell office:value-type="float" office:value="-59.4474639892578" calcext:value-type="float">
            <text:p>-59,4474639892578</text:p>
          </table:table-cell>
          <table:table-cell office:value-type="float" office:value="-59.4670066833496" calcext:value-type="float">
            <text:p>-59,4670066833496</text:p>
          </table:table-cell>
          <table:table-cell office:value-type="float" office:value="-59.4613304138184" calcext:value-type="float">
            <text:p>-59,4613304138184</text:p>
          </table:table-cell>
          <table:table-cell office:value-type="float" office:value="-59.4695053100586" calcext:value-type="float">
            <text:p>-59,4695053100586</text:p>
          </table:table-cell>
          <table:table-cell office:value-type="float" office:value="-59.4716110229492" calcext:value-type="float">
            <text:p>-59,4716110229492</text:p>
          </table:table-cell>
          <table:table-cell office:value-type="float" office:value="-59.4600067138672" calcext:value-type="float">
            <text:p>-59,4600067138672</text:p>
          </table:table-cell>
          <table:table-cell office:value-type="float" office:value="-59.4918746948242" calcext:value-type="float">
            <text:p>-59,4918746948242</text:p>
          </table:table-cell>
          <table:table-cell office:value-type="float" office:value="-59.4706764221191" calcext:value-type="float">
            <text:p>-59,4706764221191</text:p>
          </table:table-cell>
          <table:table-cell office:value-type="float" office:value="-59.4854278564453" calcext:value-type="float">
            <text:p>-59,4854278564453</text:p>
          </table:table-cell>
          <table:table-cell office:value-type="float" office:value="-59.4883155822754" calcext:value-type="float">
            <text:p>-59,4883155822754</text:p>
          </table:table-cell>
          <table:table-cell office:value-type="float" office:value="-59.5003776550293" calcext:value-type="float">
            <text:p>-59,5003776550293</text:p>
          </table:table-cell>
          <table:table-cell office:value-type="float" office:value="-59.5064468383789" calcext:value-type="float">
            <text:p>-59,5064468383789</text:p>
          </table:table-cell>
          <table:table-cell office:value-type="float" office:value="-59.5267944335938" calcext:value-type="float">
            <text:p>-59,5267944335938</text:p>
          </table:table-cell>
          <table:table-cell office:value-type="float" office:value="-59.4945602416992" calcext:value-type="float">
            <text:p>-59,4945602416992</text:p>
          </table:table-cell>
          <table:table-cell office:value-type="float" office:value="-59.5081062316895" calcext:value-type="float">
            <text:p>-59,5081062316895</text:p>
          </table:table-cell>
          <table:table-cell office:value-type="float" office:value="-59.5091056823731" calcext:value-type="float">
            <text:p>-59,5091056823731</text:p>
          </table:table-cell>
          <table:table-cell office:value-type="float" office:value="-59.4346351623535" calcext:value-type="float">
            <text:p>-59,4346351623535</text:p>
          </table:table-cell>
          <table:table-cell office:value-type="float" office:value="-59.4282569885254" calcext:value-type="float">
            <text:p>-59,4282569885254</text:p>
          </table:table-cell>
          <table:table-cell office:value-type="float" office:value="-59.443473815918" calcext:value-type="float">
            <text:p>-59,443473815918</text:p>
          </table:table-cell>
          <table:table-cell office:value-type="float" office:value="-59.4507026672363" calcext:value-type="float">
            <text:p>-59,4507026672363</text:p>
          </table:table-cell>
          <table:table-cell office:value-type="float" office:value="-59.4517555236816" calcext:value-type="float">
            <text:p>-59,4517555236816</text:p>
          </table:table-cell>
          <table:table-cell office:value-type="float" office:value="-59.4571533203125" calcext:value-type="float">
            <text:p>-59,4571533203125</text:p>
          </table:table-cell>
          <table:table-cell office:value-type="float" office:value="-59.4602203369141" calcext:value-type="float">
            <text:p>-59,4602203369141</text:p>
          </table:table-cell>
          <table:table-cell office:value-type="float" office:value="-59.4506454467773" calcext:value-type="float">
            <text:p>-59,4506454467773</text:p>
          </table:table-cell>
          <table:table-cell office:value-type="float" office:value="-59.457275390625" calcext:value-type="float">
            <text:p>-59,457275390625</text:p>
          </table:table-cell>
          <table:table-cell office:value-type="float" office:value="-59.4493522644043" calcext:value-type="float">
            <text:p>-59,4493522644043</text:p>
          </table:table-cell>
          <table:table-cell office:value-type="float" office:value="-59.458179473877" calcext:value-type="float">
            <text:p>-59,458179473877</text:p>
          </table:table-cell>
          <table:table-cell office:value-type="float" office:value="-59.4736251831055" calcext:value-type="float">
            <text:p>-59,4736251831055</text:p>
          </table:table-cell>
          <table:table-cell office:value-type="float" office:value="-59.474494934082" calcext:value-type="float">
            <text:p>-59,474494934082</text:p>
          </table:table-cell>
          <table:table-cell office:value-type="float" office:value="-59.4713096618652" calcext:value-type="float">
            <text:p>-59,4713096618652</text:p>
          </table:table-cell>
          <table:table-cell office:value-type="float" office:value="-59.4653549194336" calcext:value-type="float">
            <text:p>-59,4653549194336</text:p>
          </table:table-cell>
          <table:table-cell office:value-type="float" office:value="-59.4687232971191" calcext:value-type="float">
            <text:p>-59,4687232971191</text:p>
          </table:table-cell>
          <table:table-cell office:value-type="float" office:value="-59.4875335693359" calcext:value-type="float">
            <text:p>-59,4875335693359</text:p>
          </table:table-cell>
          <table:table-cell office:value-type="float" office:value="-59.4897956848145" calcext:value-type="float">
            <text:p>-59,4897956848145</text:p>
          </table:table-cell>
          <table:table-cell office:value-type="float" office:value="-59.4817543029785" calcext:value-type="float">
            <text:p>-59,4817543029785</text:p>
          </table:table-cell>
          <table:table-cell office:value-type="float" office:value="-59.470344543457" calcext:value-type="float">
            <text:p>-59,470344543457</text:p>
          </table:table-cell>
          <table:table-cell office:value-type="float" office:value="-59.4821739196777" calcext:value-type="float">
            <text:p>-59,4821739196777</text:p>
          </table:table-cell>
          <table:table-cell office:value-type="float" office:value="-59.4742546081543" calcext:value-type="float">
            <text:p>-59,4742546081543</text:p>
          </table:table-cell>
          <table:table-cell office:value-type="float" office:value="-59.4549026489258" calcext:value-type="float">
            <text:p>-59,4549026489258</text:p>
          </table:table-cell>
          <table:table-cell office:value-type="float" office:value="-59.4583854675293" calcext:value-type="float">
            <text:p>-59,4583854675293</text:p>
          </table:table-cell>
          <table:table-cell office:value-type="float" office:value="-59.4665908813477" calcext:value-type="float">
            <text:p>-59,4665908813477</text:p>
          </table:table-cell>
          <table:table-cell office:value-type="float" office:value="-59.4569129943848" calcext:value-type="float">
            <text:p>-59,4569129943848</text:p>
          </table:table-cell>
          <table:table-cell office:value-type="float" office:value="-59.4555053710938" calcext:value-type="float">
            <text:p>-59,4555053710938</text:p>
          </table:table-cell>
          <table:table-cell office:value-type="float" office:value="-59.448543548584" calcext:value-type="float">
            <text:p>-59,448543548584</text:p>
          </table:table-cell>
          <table:table-cell office:value-type="float" office:value="-59.4514846801758" calcext:value-type="float">
            <text:p>-59,4514846801758</text:p>
          </table:table-cell>
          <table:table-cell office:value-type="float" office:value="-59.4494705200195" calcext:value-type="float">
            <text:p>-59,4494705200195</text:p>
          </table:table-cell>
          <table:table-cell office:value-type="float" office:value="-59.4421882629395" calcext:value-type="float">
            <text:p>-59,4421882629395</text:p>
          </table:table-cell>
          <table:table-cell office:value-type="float" office:value="-59.4429931640625" calcext:value-type="float">
            <text:p>-59,4429931640625</text:p>
          </table:table-cell>
          <table:table-cell office:value-type="float" office:value="-59.4450950622559" calcext:value-type="float">
            <text:p>-59,4450950622559</text:p>
          </table:table-cell>
          <table:table-cell office:value-type="float" office:value="-59.4381103515625" calcext:value-type="float">
            <text:p>-59,4381103515625</text:p>
          </table:table-cell>
          <table:table-cell office:value-type="float" office:value="-59.4239196777344" calcext:value-type="float">
            <text:p>-59,4239196777344</text:p>
          </table:table-cell>
          <table:table-cell office:value-type="float" office:value="-59.4009819030762" calcext:value-type="float">
            <text:p>-59,4009819030762</text:p>
          </table:table-cell>
          <table:table-cell office:value-type="float" office:value="-59.4040832519531" calcext:value-type="float">
            <text:p>-59,4040832519531</text:p>
          </table:table-cell>
          <table:table-cell office:value-type="float" office:value="-59.3914375305176" calcext:value-type="float">
            <text:p>-59,3914375305176</text:p>
          </table:table-cell>
          <table:table-cell office:value-type="float" office:value="-59.4027976989746" calcext:value-type="float">
            <text:p>-59,4027976989746</text:p>
          </table:table-cell>
          <table:table-cell office:value-type="float" office:value="-59.3961486816406" calcext:value-type="float">
            <text:p>-59,3961486816406</text:p>
          </table:table-cell>
          <table:table-cell office:value-type="float" office:value="-59.3816108703613" calcext:value-type="float">
            <text:p>-59,3816108703613</text:p>
          </table:table-cell>
          <table:table-cell office:value-type="float" office:value="-59.3548965454102" calcext:value-type="float">
            <text:p>-59,3548965454102</text:p>
          </table:table-cell>
          <table:table-cell office:value-type="float" office:value="-59.3561096191406" calcext:value-type="float">
            <text:p>-59,3561096191406</text:p>
          </table:table-cell>
          <table:table-cell office:value-type="float" office:value="-59.3420257568359" calcext:value-type="float">
            <text:p>-59,3420257568359</text:p>
          </table:table-cell>
          <table:table-cell office:value-type="float" office:value="-59.3510360717773" calcext:value-type="float">
            <text:p>-59,3510360717773</text:p>
          </table:table-cell>
          <table:table-cell office:value-type="float" office:value="-59.3260688781738" calcext:value-type="float">
            <text:p>-59,3260688781738</text:p>
          </table:table-cell>
          <table:table-cell office:value-type="float" office:value="-59.3158988952637" calcext:value-type="float">
            <text:p>-59,3158988952637</text:p>
          </table:table-cell>
          <table:table-cell office:value-type="float" office:value="-59.3049774169922" calcext:value-type="float">
            <text:p>-59,3049774169922</text:p>
          </table:table-cell>
          <table:table-cell office:value-type="float" office:value="-59.2908248901367" calcext:value-type="float">
            <text:p>-59,2908248901367</text:p>
          </table:table-cell>
          <table:table-cell office:value-type="float" office:value="-59.2920951843262" calcext:value-type="float">
            <text:p>-59,2920951843262</text:p>
          </table:table-cell>
          <table:table-cell office:value-type="float" office:value="-59.2589836120606" calcext:value-type="float">
            <text:p>-59,2589836120606</text:p>
          </table:table-cell>
          <table:table-cell office:value-type="float" office:value="-59.2180786132813" calcext:value-type="float">
            <text:p>-59,2180786132813</text:p>
          </table:table-cell>
          <table:table-cell office:value-type="float" office:value="-59.2090606689453" calcext:value-type="float">
            <text:p>-59,2090606689453</text:p>
          </table:table-cell>
          <table:table-cell office:value-type="float" office:value="-59.178768157959" calcext:value-type="float">
            <text:p>-59,178768157959</text:p>
          </table:table-cell>
          <table:table-cell office:value-type="float" office:value="-59.1821365356445" calcext:value-type="float">
            <text:p>-59,1821365356445</text:p>
          </table:table-cell>
          <table:table-cell office:value-type="float" office:value="-59.1574783325195" calcext:value-type="float">
            <text:p>-59,1574783325195</text:p>
          </table:table-cell>
          <table:table-cell office:value-type="float" office:value="-59.1566390991211" calcext:value-type="float">
            <text:p>-59,1566390991211</text:p>
          </table:table-cell>
          <table:table-cell office:value-type="float" office:value="-59.1569862365723" calcext:value-type="float">
            <text:p>-59,1569862365723</text:p>
          </table:table-cell>
          <table:table-cell office:value-type="float" office:value="-59.1217842102051" calcext:value-type="float">
            <text:p>-59,1217842102051</text:p>
          </table:table-cell>
          <table:table-cell office:value-type="float" office:value="-59.1245613098145" calcext:value-type="float">
            <text:p>-59,1245613098145</text:p>
          </table:table-cell>
          <table:table-cell office:value-type="float" office:value="-59.1056518554688" calcext:value-type="float">
            <text:p>-59,1056518554688</text:p>
          </table:table-cell>
          <table:table-cell office:value-type="float" office:value="-59.0931739807129" calcext:value-type="float">
            <text:p>-59,0931739807129</text:p>
          </table:table-cell>
          <table:table-cell office:value-type="float" office:value="-59.0955390930176" calcext:value-type="float">
            <text:p>-59,0955390930176</text:p>
          </table:table-cell>
          <table:table-cell office:value-type="float" office:value="-59.0877075195313" calcext:value-type="float">
            <text:p>-59,0877075195313</text:p>
          </table:table-cell>
          <table:table-cell office:value-type="float" office:value="-59.0687675476074" calcext:value-type="float">
            <text:p>-59,0687675476074</text:p>
          </table:table-cell>
          <table:table-cell office:value-type="float" office:value="-59.0747108459473" calcext:value-type="float">
            <text:p>-59,0747108459473</text:p>
          </table:table-cell>
          <table:table-cell office:value-type="float" office:value="-59.0365524291992" calcext:value-type="float">
            <text:p>-59,0365524291992</text:p>
          </table:table-cell>
          <table:table-cell office:value-type="float" office:value="-59.0475997924805" calcext:value-type="float">
            <text:p>-59,0475997924805</text:p>
          </table:table-cell>
          <table:table-cell office:value-type="float" office:value="-59.0424461364746" calcext:value-type="float">
            <text:p>-59,0424461364746</text:p>
          </table:table-cell>
          <table:table-cell office:value-type="float" office:value="-59.033805847168" calcext:value-type="float">
            <text:p>-59,033805847168</text:p>
          </table:table-cell>
          <table:table-cell office:value-type="float" office:value="-59.024543762207" calcext:value-type="float">
            <text:p>-59,024543762207</text:p>
          </table:table-cell>
          <table:table-cell office:value-type="float" office:value="-58.9987869262695" calcext:value-type="float">
            <text:p>-58,9987869262695</text:p>
          </table:table-cell>
          <table:table-cell office:value-type="float" office:value="-58.982795715332" calcext:value-type="float">
            <text:p>-58,982795715332</text:p>
          </table:table-cell>
          <table:table-cell office:value-type="float" office:value="-58.9850692749023" calcext:value-type="float">
            <text:p>-58,9850692749023</text:p>
          </table:table-cell>
          <table:table-cell office:value-type="float" office:value="-58.9792709350586" calcext:value-type="float">
            <text:p>-58,9792709350586</text:p>
          </table:table-cell>
          <table:table-cell office:value-type="float" office:value="-58.9619560241699" calcext:value-type="float">
            <text:p>-58,9619560241699</text:p>
          </table:table-cell>
          <table:table-cell office:value-type="float" office:value="-58.9644775390625" calcext:value-type="float">
            <text:p>-58,9644775390625</text:p>
          </table:table-cell>
          <table:table-cell office:value-type="float" office:value="-58.9688453674316" calcext:value-type="float">
            <text:p>-58,9688453674316</text:p>
          </table:table-cell>
          <table:table-cell office:value-type="float" office:value="-58.9652137756348" calcext:value-type="float">
            <text:p>-58,9652137756348</text:p>
          </table:table-cell>
          <table:table-cell office:value-type="float" office:value="-58.9438209533691" calcext:value-type="float">
            <text:p>-58,9438209533691</text:p>
          </table:table-cell>
          <table:table-cell office:value-type="float" office:value="-58.9395751953125" calcext:value-type="float">
            <text:p>-58,9395751953125</text:p>
          </table:table-cell>
          <table:table-cell office:value-type="float" office:value="-58.9367218017578" calcext:value-type="float">
            <text:p>-58,9367218017578</text:p>
          </table:table-cell>
          <table:table-cell office:value-type="float" office:value="-58.9388694763184" calcext:value-type="float">
            <text:p>-58,9388694763184</text:p>
          </table:table-cell>
          <table:table-cell office:value-type="float" office:value="-58.9357872009277" calcext:value-type="float">
            <text:p>-58,9357872009277</text:p>
          </table:table-cell>
          <table:table-cell office:value-type="float" office:value="-58.9347953796387" calcext:value-type="float">
            <text:p>-58,9347953796387</text:p>
          </table:table-cell>
          <table:table-cell office:value-type="float" office:value="-58.9284934997559" calcext:value-type="float">
            <text:p>-58,9284934997559</text:p>
          </table:table-cell>
          <table:table-cell office:value-type="float" office:value="-58.9381332397461" calcext:value-type="float">
            <text:p>-58,9381332397461</text:p>
          </table:table-cell>
          <table:table-cell office:value-type="float" office:value="-58.9308967590332" calcext:value-type="float">
            <text:p>-58,9308967590332</text:p>
          </table:table-cell>
          <table:table-cell office:value-type="float" office:value="-58.9243125915527" calcext:value-type="float">
            <text:p>-58,9243125915527</text:p>
          </table:table-cell>
          <table:table-cell office:value-type="float" office:value="-58.9159889221191" calcext:value-type="float">
            <text:p>-58,9159889221191</text:p>
          </table:table-cell>
          <table:table-cell office:value-type="float" office:value="-58.9188079833984" calcext:value-type="float">
            <text:p>-58,9188079833984</text:p>
          </table:table-cell>
          <table:table-cell office:value-type="float" office:value="-58.9226493835449" calcext:value-type="float">
            <text:p>-58,9226493835449</text:p>
          </table:table-cell>
          <table:table-cell office:value-type="float" office:value="-58.9274482727051" calcext:value-type="float">
            <text:p>-58,9274482727051</text:p>
          </table:table-cell>
          <table:table-cell office:value-type="float" office:value="-58.914665222168" calcext:value-type="float">
            <text:p>-58,914665222168</text:p>
          </table:table-cell>
          <table:table-cell office:value-type="float" office:value="-58.9269409179688" calcext:value-type="float">
            <text:p>-58,9269409179688</text:p>
          </table:table-cell>
          <table:table-cell office:value-type="float" office:value="-58.9246253967285" calcext:value-type="float">
            <text:p>-58,9246253967285</text:p>
          </table:table-cell>
          <table:table-cell office:value-type="float" office:value="-58.9248542785645" calcext:value-type="float">
            <text:p>-58,9248542785645</text:p>
          </table:table-cell>
          <table:table-cell office:value-type="float" office:value="-58.9254455566406" calcext:value-type="float">
            <text:p>-58,9254455566406</text:p>
          </table:table-cell>
          <table:table-cell office:value-type="float" office:value="-58.9367485046387" calcext:value-type="float">
            <text:p>-58,9367485046387</text:p>
          </table:table-cell>
          <table:table-cell office:value-type="float" office:value="-58.9328460693359" calcext:value-type="float">
            <text:p>-58,9328460693359</text:p>
          </table:table-cell>
          <table:table-cell office:value-type="float" office:value="-58.9369163513184" calcext:value-type="float">
            <text:p>-58,9369163513184</text:p>
          </table:table-cell>
          <table:table-cell office:value-type="float" office:value="-58.8817481994629" calcext:value-type="float">
            <text:p>-58,8817481994629</text:p>
          </table:table-cell>
          <table:table-cell office:value-type="float" office:value="-58.8954734802246" calcext:value-type="float">
            <text:p>-58,8954734802246</text:p>
          </table:table-cell>
          <table:table-cell office:value-type="float" office:value="-58.8920936584473" calcext:value-type="float">
            <text:p>-58,8920936584473</text:p>
          </table:table-cell>
          <table:table-cell office:value-type="float" office:value="-58.9124069213867" calcext:value-type="float">
            <text:p>-58,9124069213867</text:p>
          </table:table-cell>
          <table:table-cell office:value-type="float" office:value="-58.898738861084" calcext:value-type="float">
            <text:p>-58,898738861084</text:p>
          </table:table-cell>
          <table:table-cell office:value-type="float" office:value="-58.9039764404297" calcext:value-type="float">
            <text:p>-58,9039764404297</text:p>
          </table:table-cell>
          <table:table-cell office:value-type="float" office:value="-58.9142646789551" calcext:value-type="float">
            <text:p>-58,9142646789551</text:p>
          </table:table-cell>
          <table:table-cell office:value-type="float" office:value="-58.9103202819824" calcext:value-type="float">
            <text:p>-58,9103202819824</text:p>
          </table:table-cell>
          <table:table-cell office:value-type="float" office:value="-58.9063186645508" calcext:value-type="float">
            <text:p>-58,9063186645508</text:p>
          </table:table-cell>
          <table:table-cell office:value-type="float" office:value="-58.9194030761719" calcext:value-type="float">
            <text:p>-58,9194030761719</text:p>
          </table:table-cell>
          <table:table-cell office:value-type="float" office:value="-58.9126586914063" calcext:value-type="float">
            <text:p>-58,9126586914063</text:p>
          </table:table-cell>
          <table:table-cell office:value-type="float" office:value="-58.9361534118652" calcext:value-type="float">
            <text:p>-58,9361534118652</text:p>
          </table:table-cell>
          <table:table-cell office:value-type="float" office:value="-58.9247131347656" calcext:value-type="float">
            <text:p>-58,9247131347656</text:p>
          </table:table-cell>
          <table:table-cell office:value-type="float" office:value="-58.9308967590332" calcext:value-type="float">
            <text:p>-58,9308967590332</text:p>
          </table:table-cell>
          <table:table-cell office:value-type="float" office:value="-58.930362701416" calcext:value-type="float">
            <text:p>-58,930362701416</text:p>
          </table:table-cell>
          <table:table-cell office:value-type="float" office:value="-58.9316902160645" calcext:value-type="float">
            <text:p>-58,9316902160645</text:p>
          </table:table-cell>
          <table:table-cell office:value-type="float" office:value="-58.9421234130859" calcext:value-type="float">
            <text:p>-58,9421234130859</text:p>
          </table:table-cell>
          <table:table-cell office:value-type="float" office:value="-58.9602813720703" calcext:value-type="float">
            <text:p>-58,9602813720703</text:p>
          </table:table-cell>
          <table:table-cell office:value-type="float" office:value="-58.9632873535156" calcext:value-type="float">
            <text:p>-58,9632873535156</text:p>
          </table:table-cell>
          <table:table-cell office:value-type="float" office:value="-58.944019317627" calcext:value-type="float">
            <text:p>-58,944019317627</text:p>
          </table:table-cell>
          <table:table-cell office:value-type="float" office:value="-58.9619827270508" calcext:value-type="float">
            <text:p>-58,9619827270508</text:p>
          </table:table-cell>
          <table:table-cell office:value-type="float" office:value="-58.955997467041" calcext:value-type="float">
            <text:p>-58,955997467041</text:p>
          </table:table-cell>
          <table:table-cell office:value-type="float" office:value="-58.9740715026856" calcext:value-type="float">
            <text:p>-58,9740715026856</text:p>
          </table:table-cell>
          <table:table-cell office:value-type="float" office:value="-58.9733085632324" calcext:value-type="float">
            <text:p>-58,9733085632324</text:p>
          </table:table-cell>
          <table:table-cell office:value-type="float" office:value="-58.9829635620117" calcext:value-type="float">
            <text:p>-58,9829635620117</text:p>
          </table:table-cell>
          <table:table-cell office:value-type="float" office:value="-58.9773712158203" calcext:value-type="float">
            <text:p>-58,9773712158203</text:p>
          </table:table-cell>
          <table:table-cell office:value-type="float" office:value="-58.9869194030762" calcext:value-type="float">
            <text:p>-58,9869194030762</text:p>
          </table:table-cell>
          <table:table-cell office:value-type="float" office:value="-58.9963989257813" calcext:value-type="float">
            <text:p>-58,9963989257813</text:p>
          </table:table-cell>
          <table:table-cell office:value-type="float" office:value="-59.0122718811035" calcext:value-type="float">
            <text:p>-59,0122718811035</text:p>
          </table:table-cell>
          <table:table-cell office:value-type="float" office:value="-59.0038032531738" calcext:value-type="float">
            <text:p>-59,0038032531738</text:p>
          </table:table-cell>
          <table:table-cell office:value-type="float" office:value="-58.9987335205078" calcext:value-type="float">
            <text:p>-58,9987335205078</text:p>
          </table:table-cell>
          <table:table-cell office:value-type="float" office:value="-59.0009536743164" calcext:value-type="float">
            <text:p>-59,0009536743164</text:p>
          </table:table-cell>
          <table:table-cell office:value-type="float" office:value="-59.0234870910645" calcext:value-type="float">
            <text:p>-59,0234870910645</text:p>
          </table:table-cell>
          <table:table-cell office:value-type="float" office:value="-59.0164070129395" calcext:value-type="float">
            <text:p>-59,0164070129395</text:p>
          </table:table-cell>
          <table:table-cell office:value-type="float" office:value="-59.0084800720215" calcext:value-type="float">
            <text:p>-59,0084800720215</text:p>
          </table:table-cell>
          <table:table-cell office:value-type="float" office:value="-59.0157814025879" calcext:value-type="float">
            <text:p>-59,0157814025879</text:p>
          </table:table-cell>
          <table:table-cell office:value-type="float" office:value="-59.0188903808594" calcext:value-type="float">
            <text:p>-59,0188903808594</text:p>
          </table:table-cell>
          <table:table-cell office:value-type="float" office:value="-59.0095024108887" calcext:value-type="float">
            <text:p>-59,0095024108887</text:p>
          </table:table-cell>
          <table:table-cell office:value-type="float" office:value="-59.0085906982422" calcext:value-type="float">
            <text:p>-59,0085906982422</text:p>
          </table:table-cell>
          <table:table-cell office:value-type="float" office:value="-59.017204284668" calcext:value-type="float">
            <text:p>-59,017204284668</text:p>
          </table:table-cell>
          <table:table-cell office:value-type="float" office:value="-59.0250587463379" calcext:value-type="float">
            <text:p>-59,0250587463379</text:p>
          </table:table-cell>
          <table:table-cell office:value-type="float" office:value="-59.027774810791" calcext:value-type="float">
            <text:p>-59,027774810791</text:p>
          </table:table-cell>
          <table:table-cell office:value-type="float" office:value="-59.0358047485352" calcext:value-type="float">
            <text:p>-59,0358047485352</text:p>
          </table:table-cell>
          <table:table-cell office:value-type="float" office:value="-59.0266914367676" calcext:value-type="float">
            <text:p>-59,0266914367676</text:p>
          </table:table-cell>
          <table:table-cell office:value-type="float" office:value="-59.0410461425781" calcext:value-type="float">
            <text:p>-59,0410461425781</text:p>
          </table:table-cell>
          <table:table-cell office:value-type="float" office:value="-59.0478019714356" calcext:value-type="float">
            <text:p>-59,0478019714356</text:p>
          </table:table-cell>
          <table:table-cell office:value-type="float" office:value="-59.0508346557617" calcext:value-type="float">
            <text:p>-59,0508346557617</text:p>
          </table:table-cell>
          <table:table-cell office:value-type="float" office:value="-59.0392990112305" calcext:value-type="float">
            <text:p>-59,0392990112305</text:p>
          </table:table-cell>
          <table:table-cell office:value-type="float" office:value="-59.0625648498535" calcext:value-type="float">
            <text:p>-59,0625648498535</text:p>
          </table:table-cell>
          <table:table-cell office:value-type="float" office:value="-59.1333770751953" calcext:value-type="float">
            <text:p>-59,1333770751953</text:p>
          </table:table-cell>
          <table:table-cell office:value-type="float" office:value="-59.4317893981934" calcext:value-type="float">
            <text:p>-59,4317893981934</text:p>
          </table:table-cell>
          <table:table-cell office:value-type="float" office:value="-59.4650573730469" calcext:value-type="float">
            <text:p>-59,4650573730469</text:p>
          </table:table-cell>
          <table:table-cell office:value-type="float" office:value="-59.4561958312988" calcext:value-type="float">
            <text:p>-59,4561958312988</text:p>
          </table:table-cell>
          <table:table-cell office:value-type="float" office:value="-59.4648475646973" calcext:value-type="float">
            <text:p>-59,4648475646973</text:p>
          </table:table-cell>
          <table:table-cell office:value-type="float" office:value="-59.460578918457" calcext:value-type="float">
            <text:p>-59,460578918457</text:p>
          </table:table-cell>
          <table:table-cell office:value-type="float" office:value="-59.4813003540039" calcext:value-type="float">
            <text:p>-59,4813003540039</text:p>
          </table:table-cell>
          <table:table-cell office:value-type="float" office:value="-59.4801559448242" calcext:value-type="float">
            <text:p>-59,4801559448242</text:p>
          </table:table-cell>
          <table:table-cell office:value-type="float" office:value="-59.4848213195801" calcext:value-type="float">
            <text:p>-59,4848213195801</text:p>
          </table:table-cell>
          <table:table-cell office:value-type="float" office:value="-59.4884071350098" calcext:value-type="float">
            <text:p>-59,4884071350098</text:p>
          </table:table-cell>
          <table:table-cell office:value-type="float" office:value="-59.5115203857422" calcext:value-type="float">
            <text:p>-59,5115203857422</text:p>
          </table:table-cell>
          <table:table-cell office:value-type="float" office:value="-59.514331817627" calcext:value-type="float">
            <text:p>-59,514331817627</text:p>
          </table:table-cell>
          <table:table-cell office:value-type="float" office:value="-59.5291557312012" calcext:value-type="float">
            <text:p>-59,5291557312012</text:p>
          </table:table-cell>
          <table:table-cell office:value-type="float" office:value="-59.5259170532227" calcext:value-type="float">
            <text:p>-59,5259170532227</text:p>
          </table:table-cell>
          <table:table-cell office:value-type="float" office:value="-59.524097442627" calcext:value-type="float">
            <text:p>-59,524097442627</text:p>
          </table:table-cell>
          <table:table-cell office:value-type="float" office:value="-59.5461845397949" calcext:value-type="float">
            <text:p>-59,5461845397949</text:p>
          </table:table-cell>
          <table:table-cell office:value-type="float" office:value="-59.558780670166" calcext:value-type="float">
            <text:p>-59,558780670166</text:p>
          </table:table-cell>
          <table:table-cell office:value-type="float" office:value="-59.5534400939941" calcext:value-type="float">
            <text:p>-59,5534400939941</text:p>
          </table:table-cell>
          <table:table-cell office:value-type="float" office:value="-59.5876617431641" calcext:value-type="float">
            <text:p>-59,5876617431641</text:p>
          </table:table-cell>
          <table:table-cell office:value-type="float" office:value="-59.5833320617676" calcext:value-type="float">
            <text:p>-59,5833320617676</text:p>
          </table:table-cell>
          <table:table-cell office:value-type="float" office:value="-59.6057510375977" calcext:value-type="float">
            <text:p>-59,6057510375977</text:p>
          </table:table-cell>
          <table:table-cell office:value-type="float" office:value="-59.6226921081543" calcext:value-type="float">
            <text:p>-59,6226921081543</text:p>
          </table:table-cell>
          <table:table-cell office:value-type="float" office:value="-59.6358909606934" calcext:value-type="float">
            <text:p>-59,6358909606934</text:p>
          </table:table-cell>
          <table:table-cell office:value-type="float" office:value="-59.6418113708496" calcext:value-type="float">
            <text:p>-59,6418113708496</text:p>
          </table:table-cell>
          <table:table-cell office:value-type="float" office:value="-59.6512641906738" calcext:value-type="float">
            <text:p>-59,6512641906738</text:p>
          </table:table-cell>
          <table:table-cell office:value-type="float" office:value="-59.6596145629883" calcext:value-type="float">
            <text:p>-59,6596145629883</text:p>
          </table:table-cell>
          <table:table-cell office:value-type="float" office:value="-59.6779518127441" calcext:value-type="float">
            <text:p>-59,6779518127441</text:p>
          </table:table-cell>
          <table:table-cell office:value-type="float" office:value="-59.684700012207" calcext:value-type="float">
            <text:p>-59,684700012207</text:p>
          </table:table-cell>
          <table:table-cell office:value-type="float" office:value="-59.7267227172852" calcext:value-type="float">
            <text:p>-59,7267227172852</text:p>
          </table:table-cell>
          <table:table-cell office:value-type="float" office:value="-59.7354278564453" calcext:value-type="float">
            <text:p>-59,7354278564453</text:p>
          </table:table-cell>
          <table:table-cell office:value-type="float" office:value="-59.7489547729492" calcext:value-type="float">
            <text:p>-59,7489547729492</text:p>
          </table:table-cell>
          <table:table-cell office:value-type="float" office:value="-59.7668571472168" calcext:value-type="float">
            <text:p>-59,7668571472168</text:p>
          </table:table-cell>
          <table:table-cell office:value-type="float" office:value="-59.7856750488281" calcext:value-type="float">
            <text:p>-59,7856750488281</text:p>
          </table:table-cell>
          <table:table-cell office:value-type="float" office:value="-59.805965423584" calcext:value-type="float">
            <text:p>-59,805965423584</text:p>
          </table:table-cell>
          <table:table-cell office:value-type="float" office:value="-59.8204803466797" calcext:value-type="float">
            <text:p>-59,8204803466797</text:p>
          </table:table-cell>
          <table:table-cell office:value-type="float" office:value="-59.8406372070313" calcext:value-type="float">
            <text:p>-59,8406372070313</text:p>
          </table:table-cell>
          <table:table-cell office:value-type="float" office:value="-59.8578491210938" calcext:value-type="float">
            <text:p>-59,8578491210938</text:p>
          </table:table-cell>
          <table:table-cell office:value-type="float" office:value="-59.8738708496094" calcext:value-type="float">
            <text:p>-59,8738708496094</text:p>
          </table:table-cell>
          <table:table-cell office:value-type="float" office:value="-59.9052352905273" calcext:value-type="float">
            <text:p>-59,9052352905273</text:p>
          </table:table-cell>
          <table:table-cell office:value-type="float" office:value="-59.9170989990234" calcext:value-type="float">
            <text:p>-59,9170989990234</text:p>
          </table:table-cell>
          <table:table-cell office:value-type="float" office:value="-59.9370346069336" calcext:value-type="float">
            <text:p>-59,9370346069336</text:p>
          </table:table-cell>
          <table:table-cell office:value-type="float" office:value="-59.9340515136719" calcext:value-type="float">
            <text:p>-59,9340515136719</text:p>
          </table:table-cell>
          <table:table-cell office:value-type="float" office:value="-59.9649696350098" calcext:value-type="float">
            <text:p>-59,9649696350098</text:p>
          </table:table-cell>
          <table:table-cell office:value-type="float" office:value="-59.9747505187988" calcext:value-type="float">
            <text:p>-59,9747505187988</text:p>
          </table:table-cell>
          <table:table-cell office:value-type="float" office:value="-59.9838371276856" calcext:value-type="float">
            <text:p>-59,9838371276856</text:p>
          </table:table-cell>
          <table:table-cell office:value-type="float" office:value="-60.0081176757813" calcext:value-type="float">
            <text:p>-60,0081176757813</text:p>
          </table:table-cell>
          <table:table-cell office:value-type="float" office:value="-60.0114784240723" calcext:value-type="float">
            <text:p>-60,0114784240723</text:p>
          </table:table-cell>
          <table:table-cell office:value-type="float" office:value="-60.022876739502" calcext:value-type="float">
            <text:p>-60,022876739502</text:p>
          </table:table-cell>
          <table:table-cell office:value-type="float" office:value="-60.0372772216797" calcext:value-type="float">
            <text:p>-60,0372772216797</text:p>
          </table:table-cell>
          <table:table-cell office:value-type="float" office:value="-60.0448913574219" calcext:value-type="float">
            <text:p>-60,0448913574219</text:p>
          </table:table-cell>
          <table:table-cell office:value-type="float" office:value="-60.0060691833496" calcext:value-type="float">
            <text:p>-60,0060691833496</text:p>
          </table:table-cell>
          <table:table-cell office:value-type="float" office:value="-59.9555511474609" calcext:value-type="float">
            <text:p>-59,9555511474609</text:p>
          </table:table-cell>
          <table:table-cell office:value-type="float" office:value="-59.9569854736328" calcext:value-type="float">
            <text:p>-59,9569854736328</text:p>
          </table:table-cell>
          <table:table-cell office:value-type="float" office:value="-59.9698143005371" calcext:value-type="float">
            <text:p>-59,9698143005371</text:p>
          </table:table-cell>
          <table:table-cell office:value-type="float" office:value="-59.9713745117188" calcext:value-type="float">
            <text:p>-59,9713745117188</text:p>
          </table:table-cell>
          <table:table-cell office:value-type="float" office:value="-59.9774284362793" calcext:value-type="float">
            <text:p>-59,9774284362793</text:p>
          </table:table-cell>
          <table:table-cell office:value-type="float" office:value="-59.9775543212891" calcext:value-type="float">
            <text:p>-59,9775543212891</text:p>
          </table:table-cell>
          <table:table-cell office:value-type="float" office:value="-59.9671363830566" calcext:value-type="float">
            <text:p>-59,9671363830566</text:p>
          </table:table-cell>
          <table:table-cell office:value-type="float" office:value="-59.9871559143066" calcext:value-type="float">
            <text:p>-59,9871559143066</text:p>
          </table:table-cell>
          <table:table-cell office:value-type="float" office:value="-59.9787979125977" calcext:value-type="float">
            <text:p>-59,9787979125977</text:p>
          </table:table-cell>
          <table:table-cell office:value-type="float" office:value="-59.9949798583984" calcext:value-type="float">
            <text:p>-59,9949798583984</text:p>
          </table:table-cell>
          <table:table-cell office:value-type="float" office:value="-59.9850845336914" calcext:value-type="float">
            <text:p>-59,9850845336914</text:p>
          </table:table-cell>
          <table:table-cell office:value-type="float" office:value="-59.9917526245117" calcext:value-type="float">
            <text:p>-59,9917526245117</text:p>
          </table:table-cell>
          <table:table-cell office:value-type="float" office:value="-59.972713470459" calcext:value-type="float">
            <text:p>-59,972713470459</text:p>
          </table:table-cell>
          <table:table-cell office:value-type="float" office:value="-59.9570465087891" calcext:value-type="float">
            <text:p>-59,9570465087891</text:p>
          </table:table-cell>
          <table:table-cell office:value-type="float" office:value="-59.953296661377" calcext:value-type="float">
            <text:p>-59,953296661377</text:p>
          </table:table-cell>
          <table:table-cell office:value-type="float" office:value="-59.9482154846191" calcext:value-type="float">
            <text:p>-59,9482154846191</text:p>
          </table:table-cell>
          <table:table-cell office:value-type="float" office:value="-59.9499626159668" calcext:value-type="float">
            <text:p>-59,9499626159668</text:p>
          </table:table-cell>
          <table:table-cell office:value-type="float" office:value="-59.935733795166" calcext:value-type="float">
            <text:p>-59,935733795166</text:p>
          </table:table-cell>
          <table:table-cell office:value-type="float" office:value="-59.9166564941406" calcext:value-type="float">
            <text:p>-59,9166564941406</text:p>
          </table:table-cell>
          <table:table-cell office:value-type="float" office:value="-59.9117202758789" calcext:value-type="float">
            <text:p>-59,9117202758789</text:p>
          </table:table-cell>
          <table:table-cell office:value-type="float" office:value="-59.9048576354981" calcext:value-type="float">
            <text:p>-59,9048576354981</text:p>
          </table:table-cell>
          <table:table-cell office:value-type="float" office:value="-59.8803596496582" calcext:value-type="float">
            <text:p>-59,8803596496582</text:p>
          </table:table-cell>
          <table:table-cell office:value-type="float" office:value="-59.8628196716309" calcext:value-type="float">
            <text:p>-59,8628196716309</text:p>
          </table:table-cell>
          <table:table-cell office:value-type="float" office:value="-59.8529777526856" calcext:value-type="float">
            <text:p>-59,8529777526856</text:p>
          </table:table-cell>
          <table:table-cell office:value-type="float" office:value="-59.8628196716309" calcext:value-type="float">
            <text:p>-59,8628196716309</text:p>
          </table:table-cell>
          <table:table-cell office:value-type="float" office:value="-59.8259620666504" calcext:value-type="float">
            <text:p>-59,8259620666504</text:p>
          </table:table-cell>
          <table:table-cell office:value-type="float" office:value="-59.8017768859863" calcext:value-type="float">
            <text:p>-59,8017768859863</text:p>
          </table:table-cell>
          <table:table-cell office:value-type="float" office:value="-59.7745513916016" calcext:value-type="float">
            <text:p>-59,7745513916016</text:p>
          </table:table-cell>
          <table:table-cell office:value-type="float" office:value="-59.7738609313965" calcext:value-type="float">
            <text:p>-59,7738609313965</text:p>
          </table:table-cell>
          <table:table-cell office:value-type="float" office:value="-59.7436790466309" calcext:value-type="float">
            <text:p>-59,7436790466309</text:p>
          </table:table-cell>
          <table:table-cell office:value-type="float" office:value="-59.7259750366211" calcext:value-type="float">
            <text:p>-59,7259750366211</text:p>
          </table:table-cell>
          <table:table-cell office:value-type="float" office:value="-59.7134437561035" calcext:value-type="float">
            <text:p>-59,7134437561035</text:p>
          </table:table-cell>
          <table:table-cell office:value-type="float" office:value="-59.6924705505371" calcext:value-type="float">
            <text:p>-59,6924705505371</text:p>
          </table:table-cell>
          <table:table-cell office:value-type="float" office:value="-59.6716384887695" calcext:value-type="float">
            <text:p>-59,6716384887695</text:p>
          </table:table-cell>
          <table:table-cell office:value-type="float" office:value="-59.6530723571777" calcext:value-type="float">
            <text:p>-59,6530723571777</text:p>
          </table:table-cell>
          <table:table-cell office:value-type="float" office:value="-59.6319999694824" calcext:value-type="float">
            <text:p>-59,6319999694824</text:p>
          </table:table-cell>
          <table:table-cell office:value-type="float" office:value="-59.6223220825195" calcext:value-type="float">
            <text:p>-59,6223220825195</text:p>
          </table:table-cell>
          <table:table-cell office:value-type="float" office:value="-59.6168479919434" calcext:value-type="float">
            <text:p>-59,6168479919434</text:p>
          </table:table-cell>
          <table:table-cell office:value-type="float" office:value="-59.5924453735352" calcext:value-type="float">
            <text:p>-59,5924453735352</text:p>
          </table:table-cell>
          <table:table-cell office:value-type="float" office:value="-59.5749931335449" calcext:value-type="float">
            <text:p>-59,5749931335449</text:p>
          </table:table-cell>
          <table:table-cell office:value-type="float" office:value="-59.559024810791" calcext:value-type="float">
            <text:p>-59,559024810791</text:p>
          </table:table-cell>
          <table:table-cell office:value-type="float" office:value="-59.528938293457" calcext:value-type="float">
            <text:p>-59,528938293457</text:p>
          </table:table-cell>
          <table:table-cell office:value-type="float" office:value="-59.5352401733398" calcext:value-type="float">
            <text:p>-59,5352401733398</text:p>
          </table:table-cell>
          <table:table-cell office:value-type="float" office:value="-59.5060234069824" calcext:value-type="float">
            <text:p>-59,5060234069824</text:p>
          </table:table-cell>
          <table:table-cell office:value-type="float" office:value="-59.4804000854492" calcext:value-type="float">
            <text:p>-59,4804000854492</text:p>
          </table:table-cell>
          <table:table-cell office:value-type="float" office:value="-59.4820785522461" calcext:value-type="float">
            <text:p>-59,4820785522461</text:p>
          </table:table-cell>
          <table:table-cell office:value-type="float" office:value="-59.4523544311523" calcext:value-type="float">
            <text:p>-59,4523544311523</text:p>
          </table:table-cell>
          <table:table-cell office:value-type="float" office:value="-59.4471015930176" calcext:value-type="float">
            <text:p>-59,4471015930176</text:p>
          </table:table-cell>
          <table:table-cell office:value-type="float" office:value="-59.4462051391602" calcext:value-type="float">
            <text:p>-59,4462051391602</text:p>
          </table:table-cell>
          <table:table-cell office:value-type="float" office:value="-59.4238624572754" calcext:value-type="float">
            <text:p>-59,4238624572754</text:p>
          </table:table-cell>
          <table:table-cell office:value-type="float" office:value="-59.3932571411133" calcext:value-type="float">
            <text:p>-59,3932571411133</text:p>
          </table:table-cell>
          <table:table-cell office:value-type="float" office:value="-59.3677215576172" calcext:value-type="float">
            <text:p>-59,3677215576172</text:p>
          </table:table-cell>
          <table:table-cell office:value-type="float" office:value="-59.3824157714844" calcext:value-type="float">
            <text:p>-59,3824157714844</text:p>
          </table:table-cell>
          <table:table-cell office:value-type="float" office:value="-59.3675727844238" calcext:value-type="float">
            <text:p>-59,3675727844238</text:p>
          </table:table-cell>
          <table:table-cell office:value-type="float" office:value="-59.3541831970215" calcext:value-type="float">
            <text:p>-59,3541831970215</text:p>
          </table:table-cell>
          <table:table-cell office:value-type="float" office:value="-59.3455238342285" calcext:value-type="float">
            <text:p>-59,3455238342285</text:p>
          </table:table-cell>
          <table:table-cell office:value-type="float" office:value="-59.3371353149414" calcext:value-type="float">
            <text:p>-59,3371353149414</text:p>
          </table:table-cell>
          <table:table-cell office:value-type="float" office:value="-59.323673248291" calcext:value-type="float">
            <text:p>-59,323673248291</text:p>
          </table:table-cell>
          <table:table-cell office:value-type="float" office:value="-59.3342361450195" calcext:value-type="float">
            <text:p>-59,3342361450195</text:p>
          </table:table-cell>
          <table:table-cell office:value-type="float" office:value="-59.3340301513672" calcext:value-type="float">
            <text:p>-59,3340301513672</text:p>
          </table:table-cell>
          <table:table-cell office:value-type="float" office:value="-59.3223114013672" calcext:value-type="float">
            <text:p>-59,3223114013672</text:p>
          </table:table-cell>
          <table:table-cell office:value-type="float" office:value="-59.3145713806152" calcext:value-type="float">
            <text:p>-59,3145713806152</text:p>
          </table:table-cell>
          <table:table-cell office:value-type="float" office:value="-59.3068962097168" calcext:value-type="float">
            <text:p>-59,3068962097168</text:p>
          </table:table-cell>
          <table:table-cell office:value-type="float" office:value="-59.3072471618652" calcext:value-type="float">
            <text:p>-59,3072471618652</text:p>
          </table:table-cell>
          <table:table-cell office:value-type="float" office:value="-59.315071105957" calcext:value-type="float">
            <text:p>-59,315071105957</text:p>
          </table:table-cell>
          <table:table-cell office:value-type="float" office:value="-59.313419342041" calcext:value-type="float">
            <text:p>-59,313419342041</text:p>
          </table:table-cell>
          <table:table-cell office:value-type="float" office:value="-59.3199768066406" calcext:value-type="float">
            <text:p>-59,3199768066406</text:p>
          </table:table-cell>
          <table:table-cell office:value-type="float" office:value="-59.3269271850586" calcext:value-type="float">
            <text:p>-59,3269271850586</text:p>
          </table:table-cell>
          <table:table-cell office:value-type="float" office:value="-59.32958984375" calcext:value-type="float">
            <text:p>-59,32958984375</text:p>
          </table:table-cell>
          <table:table-cell office:value-type="float" office:value="-59.3400382995606" calcext:value-type="float">
            <text:p>-59,3400382995606</text:p>
          </table:table-cell>
          <table:table-cell office:value-type="float" office:value="-59.3371963500977" calcext:value-type="float">
            <text:p>-59,3371963500977</text:p>
          </table:table-cell>
          <table:table-cell office:value-type="float" office:value="-59.3554573059082" calcext:value-type="float">
            <text:p>-59,3554573059082</text:p>
          </table:table-cell>
          <table:table-cell office:value-type="float" office:value="-59.3557243347168" calcext:value-type="float">
            <text:p>-59,3557243347168</text:p>
          </table:table-cell>
          <table:table-cell office:value-type="float" office:value="-59.3492851257324" calcext:value-type="float">
            <text:p>-59,3492851257324</text:p>
          </table:table-cell>
          <table:table-cell office:value-type="float" office:value="-59.3678703308106" calcext:value-type="float">
            <text:p>-59,3678703308106</text:p>
          </table:table-cell>
          <table:table-cell office:value-type="float" office:value="-59.3629684448242" calcext:value-type="float">
            <text:p>-59,3629684448242</text:p>
          </table:table-cell>
          <table:table-cell office:value-type="float" office:value="-59.3819084167481" calcext:value-type="float">
            <text:p>-59,3819084167481</text:p>
          </table:table-cell>
          <table:table-cell office:value-type="float" office:value="-59.3934059143066" calcext:value-type="float">
            <text:p>-59,3934059143066</text:p>
          </table:table-cell>
          <table:table-cell office:value-type="float" office:value="-59.4055442810059" calcext:value-type="float">
            <text:p>-59,4055442810059</text:p>
          </table:table-cell>
          <table:table-cell office:value-type="float" office:value="-59.4347267150879" calcext:value-type="float">
            <text:p>-59,4347267150879</text:p>
          </table:table-cell>
          <table:table-cell office:value-type="float" office:value="-59.4204216003418" calcext:value-type="float">
            <text:p>-59,4204216003418</text:p>
          </table:table-cell>
          <table:table-cell office:value-type="float" office:value="-59.4282913208008" calcext:value-type="float">
            <text:p>-59,4282913208008</text:p>
          </table:table-cell>
          <table:table-cell office:value-type="float" office:value="-59.4370002746582" calcext:value-type="float">
            <text:p>-59,4370002746582</text:p>
          </table:table-cell>
          <table:table-cell office:value-type="float" office:value="-59.4486312866211" calcext:value-type="float">
            <text:p>-59,4486312866211</text:p>
          </table:table-cell>
          <table:table-cell office:value-type="float" office:value="-59.4603118896484" calcext:value-type="float">
            <text:p>-59,4603118896484</text:p>
          </table:table-cell>
          <table:table-cell office:value-type="float" office:value="-59.4695358276367" calcext:value-type="float">
            <text:p>-59,4695358276367</text:p>
          </table:table-cell>
          <table:table-cell office:value-type="float" office:value="-59.4809379577637" calcext:value-type="float">
            <text:p>-59,4809379577637</text:p>
          </table:table-cell>
          <table:table-cell office:value-type="float" office:value="-59.4762115478516" calcext:value-type="float">
            <text:p>-59,4762115478516</text:p>
          </table:table-cell>
          <table:table-cell office:value-type="float" office:value="-59.5059928894043" calcext:value-type="float">
            <text:p>-59,5059928894043</text:p>
          </table:table-cell>
          <table:table-cell office:value-type="float" office:value="-59.5029449462891" calcext:value-type="float">
            <text:p>-59,5029449462891</text:p>
          </table:table-cell>
          <table:table-cell office:value-type="float" office:value="-59.5129737854004" calcext:value-type="float">
            <text:p>-59,5129737854004</text:p>
          </table:table-cell>
          <table:table-cell office:value-type="float" office:value="-59.5217704772949" calcext:value-type="float">
            <text:p>-59,5217704772949</text:p>
          </table:table-cell>
          <table:table-cell office:value-type="float" office:value="-59.5277290344238" calcext:value-type="float">
            <text:p>-59,5277290344238</text:p>
          </table:table-cell>
          <table:table-cell office:value-type="float" office:value="-59.5423965454102" calcext:value-type="float">
            <text:p>-59,5423965454102</text:p>
          </table:table-cell>
          <table:table-cell office:value-type="float" office:value="-59.5369071960449" calcext:value-type="float">
            <text:p>-59,5369071960449</text:p>
          </table:table-cell>
          <table:table-cell office:value-type="float" office:value="-59.548095703125" calcext:value-type="float">
            <text:p>-59,548095703125</text:p>
          </table:table-cell>
          <table:table-cell office:value-type="float" office:value="-59.5497360229492" calcext:value-type="float">
            <text:p>-59,5497360229492</text:p>
          </table:table-cell>
          <table:table-cell office:value-type="float" office:value="-59.5373306274414" calcext:value-type="float">
            <text:p>-59,5373306274414</text:p>
          </table:table-cell>
          <table:table-cell office:value-type="float" office:value="-59.5449409484863" calcext:value-type="float">
            <text:p>-59,5449409484863</text:p>
          </table:table-cell>
          <table:table-cell office:value-type="float" office:value="-59.5356941223145" calcext:value-type="float">
            <text:p>-59,5356941223145</text:p>
          </table:table-cell>
          <table:table-cell office:value-type="float" office:value="-59.4780502319336" calcext:value-type="float">
            <text:p>-59,4780502319336</text:p>
          </table:table-cell>
          <table:table-cell office:value-type="float" office:value="-59.4765739440918" calcext:value-type="float">
            <text:p>-59,4765739440918</text:p>
          </table:table-cell>
          <table:table-cell office:value-type="float" office:value="-59.4746513366699" calcext:value-type="float">
            <text:p>-59,4746513366699</text:p>
          </table:table-cell>
          <table:table-cell office:value-type="float" office:value="-59.4699554443359" calcext:value-type="float">
            <text:p>-59,4699554443359</text:p>
          </table:table-cell>
          <table:table-cell office:value-type="float" office:value="-59.4634056091309" calcext:value-type="float">
            <text:p>-59,4634056091309</text:p>
          </table:table-cell>
          <table:table-cell office:value-type="float" office:value="-59.4885292053223" calcext:value-type="float">
            <text:p>-59,4885292053223</text:p>
          </table:table-cell>
          <table:table-cell office:value-type="float" office:value="-59.4607009887695" calcext:value-type="float">
            <text:p>-59,4607009887695</text:p>
          </table:table-cell>
          <table:table-cell office:value-type="float" office:value="-59.4462051391602" calcext:value-type="float">
            <text:p>-59,4462051391602</text:p>
          </table:table-cell>
          <table:table-cell office:value-type="float" office:value="-59.4453353881836" calcext:value-type="float">
            <text:p>-59,4453353881836</text:p>
          </table:table-cell>
          <table:table-cell office:value-type="float" office:value="-59.4411392211914" calcext:value-type="float">
            <text:p>-59,4411392211914</text:p>
          </table:table-cell>
          <table:table-cell office:value-type="float" office:value="-59.4321212768555" calcext:value-type="float">
            <text:p>-59,4321212768555</text:p>
          </table:table-cell>
          <table:table-cell office:value-type="float" office:value="-59.4228439331055" calcext:value-type="float">
            <text:p>-59,4228439331055</text:p>
          </table:table-cell>
          <table:table-cell office:value-type="float" office:value="-59.4120826721191" calcext:value-type="float">
            <text:p>-59,4120826721191</text:p>
          </table:table-cell>
          <table:table-cell office:value-type="float" office:value="-59.3932571411133" calcext:value-type="float">
            <text:p>-59,3932571411133</text:p>
          </table:table-cell>
          <table:table-cell office:value-type="float" office:value="-59.4113960266113" calcext:value-type="float">
            <text:p>-59,4113960266113</text:p>
          </table:table-cell>
          <table:table-cell office:value-type="float" office:value="-59.3868522644043" calcext:value-type="float">
            <text:p>-59,3868522644043</text:p>
          </table:table-cell>
          <table:table-cell office:value-type="float" office:value="-59.3843803405762" calcext:value-type="float">
            <text:p>-59,3843803405762</text:p>
          </table:table-cell>
          <table:table-cell office:value-type="float" office:value="-59.3842315673828" calcext:value-type="float">
            <text:p>-59,3842315673828</text:p>
          </table:table-cell>
          <table:table-cell office:value-type="float" office:value="-59.3703079223633" calcext:value-type="float">
            <text:p>-59,3703079223633</text:p>
          </table:table-cell>
          <table:table-cell office:value-type="float" office:value="-59.3589286804199" calcext:value-type="float">
            <text:p>-59,3589286804199</text:p>
          </table:table-cell>
          <table:table-cell office:value-type="float" office:value="-59.356315612793" calcext:value-type="float">
            <text:p>-59,356315612793</text:p>
          </table:table-cell>
          <table:table-cell office:value-type="float" office:value="-59.3324317932129" calcext:value-type="float">
            <text:p>-59,3324317932129</text:p>
          </table:table-cell>
          <table:table-cell office:value-type="float" office:value="-59.3315734863281" calcext:value-type="float">
            <text:p>-59,3315734863281</text:p>
          </table:table-cell>
          <table:table-cell office:value-type="float" office:value="-59.3196220397949" calcext:value-type="float">
            <text:p>-59,3196220397949</text:p>
          </table:table-cell>
          <table:table-cell office:value-type="float" office:value="-59.3113517761231" calcext:value-type="float">
            <text:p>-59,3113517761231</text:p>
          </table:table-cell>
          <table:table-cell office:value-type="float" office:value="-59.3084907531738" calcext:value-type="float">
            <text:p>-59,3084907531738</text:p>
          </table:table-cell>
          <table:table-cell office:value-type="float" office:value="-59.3070106506348" calcext:value-type="float">
            <text:p>-59,3070106506348</text:p>
          </table:table-cell>
          <table:table-cell office:value-type="float" office:value="-59.2995491027832" calcext:value-type="float">
            <text:p>-59,2995491027832</text:p>
          </table:table-cell>
          <table:table-cell office:value-type="float" office:value="-59.2879409790039" calcext:value-type="float">
            <text:p>-59,2879409790039</text:p>
          </table:table-cell>
          <table:table-cell office:value-type="float" office:value="-59.2958030700684" calcext:value-type="float">
            <text:p>-59,2958030700684</text:p>
          </table:table-cell>
          <table:table-cell office:value-type="float" office:value="-59.2880592346191" calcext:value-type="float">
            <text:p>-59,2880592346191</text:p>
          </table:table-cell>
          <table:table-cell office:value-type="float" office:value="-59.2688789367676" calcext:value-type="float">
            <text:p>-59,2688789367676</text:p>
          </table:table-cell>
          <table:table-cell office:value-type="float" office:value="-59.2733192443848" calcext:value-type="float">
            <text:p>-59,2733192443848</text:p>
          </table:table-cell>
          <table:table-cell office:value-type="float" office:value="-59.2732887268066" calcext:value-type="float">
            <text:p>-59,2732887268066</text:p>
          </table:table-cell>
          <table:table-cell office:value-type="float" office:value="-59.2624740600586" calcext:value-type="float">
            <text:p>-59,2624740600586</text:p>
          </table:table-cell>
          <table:table-cell office:value-type="float" office:value="-59.2509460449219" calcext:value-type="float">
            <text:p>-59,2509460449219</text:p>
          </table:table-cell>
          <table:table-cell office:value-type="float" office:value="-59.2807006835938" calcext:value-type="float">
            <text:p>-59,2807006835938</text:p>
          </table:table-cell>
          <table:table-cell office:value-type="float" office:value="-59.2707901000977" calcext:value-type="float">
            <text:p>-59,2707901000977</text:p>
          </table:table-cell>
          <table:table-cell office:value-type="float" office:value="-59.2630043029785" calcext:value-type="float">
            <text:p>-59,2630043029785</text:p>
          </table:table-cell>
          <table:table-cell office:value-type="float" office:value="-59.2700538635254" calcext:value-type="float">
            <text:p>-59,2700538635254</text:p>
          </table:table-cell>
          <table:table-cell office:value-type="float" office:value="-59.2708206176758" calcext:value-type="float">
            <text:p>-59,2708206176758</text:p>
          </table:table-cell>
          <table:table-cell office:value-type="float" office:value="-59.2776374816895" calcext:value-type="float">
            <text:p>-59,2776374816895</text:p>
          </table:table-cell>
          <table:table-cell office:value-type="float" office:value="-59.2845268249512" calcext:value-type="float">
            <text:p>-59,2845268249512</text:p>
          </table:table-cell>
          <table:table-cell office:value-type="float" office:value="-59.2769355773926" calcext:value-type="float">
            <text:p>-59,2769355773926</text:p>
          </table:table-cell>
          <table:table-cell office:value-type="float" office:value="-59.2871742248535" calcext:value-type="float">
            <text:p>-59,2871742248535</text:p>
          </table:table-cell>
          <table:table-cell office:value-type="float" office:value="-59.289119720459" calcext:value-type="float">
            <text:p>-59,289119720459</text:p>
          </table:table-cell>
          <table:table-cell office:value-type="float" office:value="-59.2940979003906" calcext:value-type="float">
            <text:p>-59,2940979003906</text:p>
          </table:table-cell>
          <table:table-cell office:value-type="float" office:value="-59.2963981628418" calcext:value-type="float">
            <text:p>-59,2963981628418</text:p>
          </table:table-cell>
          <table:table-cell office:value-type="float" office:value="-59.3050651550293" calcext:value-type="float">
            <text:p>-59,3050651550293</text:p>
          </table:table-cell>
          <table:table-cell office:value-type="float" office:value="-59.3922462463379" calcext:value-type="float">
            <text:p>-59,3922462463379</text:p>
          </table:table-cell>
          <table:table-cell office:value-type="float" office:value="-59.4632835388184" calcext:value-type="float">
            <text:p>-59,4632835388184</text:p>
          </table:table-cell>
          <table:table-cell office:value-type="float" office:value="-59.4802742004395" calcext:value-type="float">
            <text:p>-59,4802742004395</text:p>
          </table:table-cell>
          <table:table-cell office:value-type="float" office:value="-59.4878959655762" calcext:value-type="float">
            <text:p>-59,4878959655762</text:p>
          </table:table-cell>
          <table:table-cell office:value-type="float" office:value="-59.4891929626465" calcext:value-type="float">
            <text:p>-59,4891929626465</text:p>
          </table:table-cell>
          <table:table-cell office:value-type="float" office:value="-59.4959754943848" calcext:value-type="float">
            <text:p>-59,4959754943848</text:p>
          </table:table-cell>
          <table:table-cell office:value-type="float" office:value="-59.5025520324707" calcext:value-type="float">
            <text:p>-59,5025520324707</text:p>
          </table:table-cell>
          <table:table-cell office:value-type="float" office:value="-59.4974822998047" calcext:value-type="float">
            <text:p>-59,4974822998047</text:p>
          </table:table-cell>
          <table:table-cell office:value-type="float" office:value="-59.5174140930176" calcext:value-type="float">
            <text:p>-59,5174140930176</text:p>
          </table:table-cell>
          <table:table-cell office:value-type="float" office:value="-59.5193824768066" calcext:value-type="float">
            <text:p>-59,5193824768066</text:p>
          </table:table-cell>
          <table:table-cell office:value-type="float" office:value="-59.5527725219727" calcext:value-type="float">
            <text:p>-59,5527725219727</text:p>
          </table:table-cell>
          <table:table-cell office:value-type="float" office:value="-59.5549545288086" calcext:value-type="float">
            <text:p>-59,5549545288086</text:p>
          </table:table-cell>
          <table:table-cell office:value-type="float" office:value="-59.5619735717773" calcext:value-type="float">
            <text:p>-59,5619735717773</text:p>
          </table:table-cell>
          <table:table-cell office:value-type="float" office:value="-59.5547752380371" calcext:value-type="float">
            <text:p>-59,5547752380371</text:p>
          </table:table-cell>
          <table:table-cell office:value-type="float" office:value="-59.5556831359863" calcext:value-type="float">
            <text:p>-59,5556831359863</text:p>
          </table:table-cell>
          <table:table-cell office:value-type="float" office:value="-59.5747489929199" calcext:value-type="float">
            <text:p>-59,5747489929199</text:p>
          </table:table-cell>
          <table:table-cell office:value-type="float" office:value="-59.5793113708496" calcext:value-type="float">
            <text:p>-59,5793113708496</text:p>
          </table:table-cell>
          <table:table-cell office:value-type="float" office:value="-59.584888458252" calcext:value-type="float">
            <text:p>-59,584888458252</text:p>
          </table:table-cell>
          <table:table-cell office:value-type="float" office:value="-59.6082305908203" calcext:value-type="float">
            <text:p>-59,6082305908203</text:p>
          </table:table-cell>
          <table:table-cell office:value-type="float" office:value="-59.6150131225586" calcext:value-type="float">
            <text:p>-59,6150131225586</text:p>
          </table:table-cell>
          <table:table-cell office:value-type="float" office:value="-59.6220779418945" calcext:value-type="float">
            <text:p>-59,6220779418945</text:p>
          </table:table-cell>
          <table:table-cell office:value-type="float" office:value="-59.6233062744141" calcext:value-type="float">
            <text:p>-59,6233062744141</text:p>
          </table:table-cell>
          <table:table-cell office:value-type="float" office:value="-59.6276817321777" calcext:value-type="float">
            <text:p>-59,6276817321777</text:p>
          </table:table-cell>
          <table:table-cell office:value-type="float" office:value="-59.6517524719238" calcext:value-type="float">
            <text:p>-59,6517524719238</text:p>
          </table:table-cell>
          <table:table-cell office:value-type="float" office:value="-59.6365356445313" calcext:value-type="float">
            <text:p>-59,6365356445313</text:p>
          </table:table-cell>
          <table:table-cell office:value-type="float" office:value="-59.6313552856445" calcext:value-type="float">
            <text:p>-59,6313552856445</text:p>
          </table:table-cell>
          <table:table-cell office:value-type="float" office:value="-59.6483764648438" calcext:value-type="float">
            <text:p>-59,6483764648438</text:p>
          </table:table-cell>
          <table:table-cell office:value-type="float" office:value="-59.6423606872559" calcext:value-type="float">
            <text:p>-59,6423606872559</text:p>
          </table:table-cell>
          <table:table-cell office:value-type="float" office:value="-59.6402168273926" calcext:value-type="float">
            <text:p>-59,6402168273926</text:p>
          </table:table-cell>
          <table:table-cell office:value-type="float" office:value="-59.6348495483398" calcext:value-type="float">
            <text:p>-59,6348495483398</text:p>
          </table:table-cell>
          <table:table-cell office:value-type="float" office:value="-59.6585731506348" calcext:value-type="float">
            <text:p>-59,6585731506348</text:p>
          </table:table-cell>
          <table:table-cell office:value-type="float" office:value="-59.6602630615234" calcext:value-type="float">
            <text:p>-59,6602630615234</text:p>
          </table:table-cell>
          <table:table-cell office:value-type="float" office:value="-59.6546096801758" calcext:value-type="float">
            <text:p>-59,6546096801758</text:p>
          </table:table-cell>
          <table:table-cell office:value-type="float" office:value="-59.6446304321289" calcext:value-type="float">
            <text:p>-59,6446304321289</text:p>
          </table:table-cell>
          <table:table-cell office:value-type="float" office:value="-59.6613388061523" calcext:value-type="float">
            <text:p>-59,6613388061523</text:p>
          </table:table-cell>
          <table:table-cell office:value-type="float" office:value="-59.6328582763672" calcext:value-type="float">
            <text:p>-59,6328582763672</text:p>
          </table:table-cell>
          <table:table-cell office:value-type="float" office:value="-59.6476402282715" calcext:value-type="float">
            <text:p>-59,6476402282715</text:p>
          </table:table-cell>
          <table:table-cell office:value-type="float" office:value="-59.6387405395508" calcext:value-type="float">
            <text:p>-59,6387405395508</text:p>
          </table:table-cell>
          <table:table-cell office:value-type="float" office:value="-59.6323966979981" calcext:value-type="float">
            <text:p>-59,6323966979981</text:p>
          </table:table-cell>
          <table:table-cell office:value-type="float" office:value="-59.6239471435547" calcext:value-type="float">
            <text:p>-59,6239471435547</text:p>
          </table:table-cell>
          <table:table-cell office:value-type="float" office:value="-59.6163597106934" calcext:value-type="float">
            <text:p>-59,6163597106934</text:p>
          </table:table-cell>
          <table:table-cell office:value-type="float" office:value="-59.6026382446289" calcext:value-type="float">
            <text:p>-59,6026382446289</text:p>
          </table:table-cell>
          <table:table-cell office:value-type="float" office:value="-59.5990676879883" calcext:value-type="float">
            <text:p>-59,5990676879883</text:p>
          </table:table-cell>
          <table:table-cell office:value-type="float" office:value="-59.5903396606445" calcext:value-type="float">
            <text:p>-59,5903396606445</text:p>
          </table:table-cell>
          <table:table-cell office:value-type="float" office:value="-59.583423614502" calcext:value-type="float">
            <text:p>-59,583423614502</text:p>
          </table:table-cell>
          <table:table-cell office:value-type="float" office:value="-59.5759658813477" calcext:value-type="float">
            <text:p>-59,5759658813477</text:p>
          </table:table-cell>
          <table:table-cell office:value-type="float" office:value="-59.5815658569336" calcext:value-type="float">
            <text:p>-59,5815658569336</text:p>
          </table:table-cell>
          <table:table-cell office:value-type="float" office:value="-59.5798301696777" calcext:value-type="float">
            <text:p>-59,5798301696777</text:p>
          </table:table-cell>
          <table:table-cell office:value-type="float" office:value="-59.57763671875" calcext:value-type="float">
            <text:p>-59,57763671875</text:p>
          </table:table-cell>
          <table:table-cell office:value-type="float" office:value="-59.5769996643066" calcext:value-type="float">
            <text:p>-59,5769996643066</text:p>
          </table:table-cell>
          <table:table-cell office:value-type="float" office:value="-59.4982643127441" calcext:value-type="float">
            <text:p>-59,4982643127441</text:p>
          </table:table-cell>
          <table:table-cell office:value-type="float" office:value="-59.455982208252" calcext:value-type="float">
            <text:p>-59,455982208252</text:p>
          </table:table-cell>
          <table:table-cell office:value-type="float" office:value="-59.4539108276367" calcext:value-type="float">
            <text:p>-59,4539108276367</text:p>
          </table:table-cell>
          <table:table-cell office:value-type="float" office:value="-59.4620780944824" calcext:value-type="float">
            <text:p>-59,4620780944824</text:p>
          </table:table-cell>
          <table:table-cell office:value-type="float" office:value="-59.4593772888184" calcext:value-type="float">
            <text:p>-59,4593772888184</text:p>
          </table:table-cell>
          <table:table-cell office:value-type="float" office:value="-59.4607276916504" calcext:value-type="float">
            <text:p>-59,4607276916504</text:p>
          </table:table-cell>
          <table:table-cell office:value-type="float" office:value="-59.4665908813477" calcext:value-type="float">
            <text:p>-59,4665908813477</text:p>
          </table:table-cell>
          <table:table-cell office:value-type="float" office:value="-59.4554138183594" calcext:value-type="float">
            <text:p>-59,4554138183594</text:p>
          </table:table-cell>
          <table:table-cell office:value-type="float" office:value="-59.4616622924805" calcext:value-type="float">
            <text:p>-59,4616622924805</text:p>
          </table:table-cell>
          <table:table-cell office:value-type="float" office:value="-59.4551429748535" calcext:value-type="float">
            <text:p>-59,4551429748535</text:p>
          </table:table-cell>
          <table:table-cell office:value-type="float" office:value="-59.4700164794922" calcext:value-type="float">
            <text:p>-59,4700164794922</text:p>
          </table:table-cell>
          <table:table-cell office:value-type="float" office:value="-59.4570960998535" calcext:value-type="float">
            <text:p>-59,4570960998535</text:p>
          </table:table-cell>
          <table:table-cell office:value-type="float" office:value="-59.4674606323242" calcext:value-type="float">
            <text:p>-59,4674606323242</text:p>
          </table:table-cell>
          <table:table-cell office:value-type="float" office:value="-59.4831085205078" calcext:value-type="float">
            <text:p>-59,4831085205078</text:p>
          </table:table-cell>
          <table:table-cell office:value-type="float" office:value="-59.4774169921875" calcext:value-type="float">
            <text:p>-59,4774169921875</text:p>
          </table:table-cell>
          <table:table-cell office:value-type="float" office:value="-59.4635810852051" calcext:value-type="float">
            <text:p>-59,4635810852051</text:p>
          </table:table-cell>
          <table:table-cell office:value-type="float" office:value="-59.4781074523926" calcext:value-type="float">
            <text:p>-59,4781074523926</text:p>
          </table:table-cell>
          <table:table-cell office:value-type="float" office:value="-59.4971237182617" calcext:value-type="float">
            <text:p>-59,4971237182617</text:p>
          </table:table-cell>
          <table:table-cell office:value-type="float" office:value="-59.502368927002" calcext:value-type="float">
            <text:p>-59,502368927002</text:p>
          </table:table-cell>
          <table:table-cell office:value-type="float" office:value="-59.5075950622559" calcext:value-type="float">
            <text:p>-59,5075950622559</text:p>
          </table:table-cell>
          <table:table-cell office:value-type="float" office:value="-59.520378112793" calcext:value-type="float">
            <text:p>-59,520378112793</text:p>
          </table:table-cell>
          <table:table-cell office:value-type="float" office:value="-59.5331192016602" calcext:value-type="float">
            <text:p>-59,5331192016602</text:p>
          </table:table-cell>
          <table:table-cell office:value-type="float" office:value="-59.548095703125" calcext:value-type="float">
            <text:p>-59,548095703125</text:p>
          </table:table-cell>
          <table:table-cell office:value-type="float" office:value="-59.5591163635254" calcext:value-type="float">
            <text:p>-59,5591163635254</text:p>
          </table:table-cell>
          <table:table-cell office:value-type="float" office:value="-59.5719757080078" calcext:value-type="float">
            <text:p>-59,5719757080078</text:p>
          </table:table-cell>
          <table:table-cell office:value-type="float" office:value="-59.5844612121582" calcext:value-type="float">
            <text:p>-59,5844612121582</text:p>
          </table:table-cell>
          <table:table-cell office:value-type="float" office:value="-59.5988540649414" calcext:value-type="float">
            <text:p>-59,5988540649414</text:p>
          </table:table-cell>
          <table:table-cell office:value-type="float" office:value="-59.6186218261719" calcext:value-type="float">
            <text:p>-59,6186218261719</text:p>
          </table:table-cell>
          <table:table-cell office:value-type="float" office:value="-59.6238861083984" calcext:value-type="float">
            <text:p>-59,6238861083984</text:p>
          </table:table-cell>
          <table:table-cell office:value-type="float" office:value="-59.633960723877" calcext:value-type="float">
            <text:p>-59,633960723877</text:p>
          </table:table-cell>
          <table:table-cell office:value-type="float" office:value="-59.65869140625" calcext:value-type="float">
            <text:p>-59,65869140625</text:p>
          </table:table-cell>
          <table:table-cell office:value-type="float" office:value="-59.6697654724121" calcext:value-type="float">
            <text:p>-59,6697654724121</text:p>
          </table:table-cell>
          <table:table-cell office:value-type="float" office:value="-59.6932106018066" calcext:value-type="float">
            <text:p>-59,6932106018066</text:p>
          </table:table-cell>
          <table:table-cell office:value-type="float" office:value="-59.7116813659668" calcext:value-type="float">
            <text:p>-59,7116813659668</text:p>
          </table:table-cell>
          <table:table-cell office:value-type="float" office:value="-59.7234077453613" calcext:value-type="float">
            <text:p>-59,7234077453613</text:p>
          </table:table-cell>
          <table:table-cell office:value-type="float" office:value="-59.7336311340332" calcext:value-type="float">
            <text:p>-59,7336311340332</text:p>
          </table:table-cell>
          <table:table-cell office:value-type="float" office:value="-59.7680435180664" calcext:value-type="float">
            <text:p>-59,7680435180664</text:p>
          </table:table-cell>
          <table:table-cell office:value-type="float" office:value="-59.7764472961426" calcext:value-type="float">
            <text:p>-59,7764472961426</text:p>
          </table:table-cell>
          <table:table-cell office:value-type="float" office:value="-59.8066253662109" calcext:value-type="float">
            <text:p>-59,8066253662109</text:p>
          </table:table-cell>
          <table:table-cell office:value-type="float" office:value="-59.8022804260254" calcext:value-type="float">
            <text:p>-59,8022804260254</text:p>
          </table:table-cell>
          <table:table-cell office:value-type="float" office:value="-59.8235168457031" calcext:value-type="float">
            <text:p>-59,8235168457031</text:p>
          </table:table-cell>
          <table:table-cell office:value-type="float" office:value="-59.8428916931152" calcext:value-type="float">
            <text:p>-59,8428916931152</text:p>
          </table:table-cell>
          <table:table-cell office:value-type="float" office:value="-59.8609313964844" calcext:value-type="float">
            <text:p>-59,8609313964844</text:p>
          </table:table-cell>
          <table:table-cell office:value-type="float" office:value="-59.8496780395508" calcext:value-type="float">
            <text:p>-59,8496780395508</text:p>
          </table:table-cell>
          <table:table-cell office:value-type="float" office:value="-59.8643264770508" calcext:value-type="float">
            <text:p>-59,8643264770508</text:p>
          </table:table-cell>
          <table:table-cell office:value-type="float" office:value="-59.8821868896484" calcext:value-type="float">
            <text:p>-59,8821868896484</text:p>
          </table:table-cell>
          <table:table-cell office:value-type="float" office:value="-59.903938293457" calcext:value-type="float">
            <text:p>-59,903938293457</text:p>
          </table:table-cell>
          <table:table-cell office:value-type="float" office:value="-59.9057426452637" calcext:value-type="float">
            <text:p>-59,9057426452637</text:p>
          </table:table-cell>
          <table:table-cell office:value-type="float" office:value="-59.9124488830566" calcext:value-type="float">
            <text:p>-59,9124488830566</text:p>
          </table:table-cell>
          <table:table-cell office:value-type="float" office:value="-59.9242897033691" calcext:value-type="float">
            <text:p>-59,9242897033691</text:p>
          </table:table-cell>
          <table:table-cell office:value-type="float" office:value="-59.9347839355469" calcext:value-type="float">
            <text:p>-59,9347839355469</text:p>
          </table:table-cell>
          <table:table-cell office:value-type="float" office:value="-59.8744049072266" calcext:value-type="float">
            <text:p>-59,8744049072266</text:p>
          </table:table-cell>
          <table:table-cell office:value-type="float" office:value="-59.8679161071777" calcext:value-type="float">
            <text:p>-59,8679161071777</text:p>
          </table:table-cell>
          <table:table-cell office:value-type="float" office:value="-59.8840179443359" calcext:value-type="float">
            <text:p>-59,8840179443359</text:p>
          </table:table-cell>
          <table:table-cell office:value-type="float" office:value="-59.8694267272949" calcext:value-type="float">
            <text:p>-59,8694267272949</text:p>
          </table:table-cell>
          <table:table-cell office:value-type="float" office:value="-59.8726119995117" calcext:value-type="float">
            <text:p>-59,8726119995117</text:p>
          </table:table-cell>
          <table:table-cell office:value-type="float" office:value="-59.8809280395508" calcext:value-type="float">
            <text:p>-59,8809280395508</text:p>
          </table:table-cell>
          <table:table-cell office:value-type="float" office:value="-59.8741493225098" calcext:value-type="float">
            <text:p>-59,8741493225098</text:p>
          </table:table-cell>
          <table:table-cell office:value-type="float" office:value="-59.8709373474121" calcext:value-type="float">
            <text:p>-59,8709373474121</text:p>
          </table:table-cell>
          <table:table-cell office:value-type="float" office:value="-59.8751564025879" calcext:value-type="float">
            <text:p>-59,8751564025879</text:p>
          </table:table-cell>
          <table:table-cell office:value-type="float" office:value="-59.8705596923828" calcext:value-type="float">
            <text:p>-59,8705596923828</text:p>
          </table:table-cell>
          <table:table-cell office:value-type="float" office:value="-59.8536376953125" calcext:value-type="float">
            <text:p>-59,8536376953125</text:p>
          </table:table-cell>
          <table:table-cell office:value-type="float" office:value="-59.852409362793" calcext:value-type="float">
            <text:p>-59,852409362793</text:p>
          </table:table-cell>
          <table:table-cell office:value-type="float" office:value="-59.8402252197266" calcext:value-type="float">
            <text:p>-59,8402252197266</text:p>
          </table:table-cell>
          <table:table-cell office:value-type="float" office:value="-59.8419532775879" calcext:value-type="float">
            <text:p>-59,8419532775879</text:p>
          </table:table-cell>
          <table:table-cell office:value-type="float" office:value="-59.8361778259277" calcext:value-type="float">
            <text:p>-59,8361778259277</text:p>
          </table:table-cell>
          <table:table-cell office:value-type="float" office:value="-59.8266220092773" calcext:value-type="float">
            <text:p>-59,8266220092773</text:p>
          </table:table-cell>
          <table:table-cell office:value-type="float" office:value="-59.8126564025879" calcext:value-type="float">
            <text:p>-59,8126564025879</text:p>
          </table:table-cell>
          <table:table-cell office:value-type="float" office:value="-59.8017158508301" calcext:value-type="float">
            <text:p>-59,8017158508301</text:p>
          </table:table-cell>
          <table:table-cell office:value-type="float" office:value="-59.7874183654785" calcext:value-type="float">
            <text:p>-59,7874183654785</text:p>
          </table:table-cell>
          <table:table-cell office:value-type="float" office:value="-59.778003692627" calcext:value-type="float">
            <text:p>-59,778003692627</text:p>
          </table:table-cell>
          <table:table-cell office:value-type="float" office:value="-59.7569999694824" calcext:value-type="float">
            <text:p>-59,7569999694824</text:p>
          </table:table-cell>
          <table:table-cell office:value-type="float" office:value="-59.7540817260742" calcext:value-type="float">
            <text:p>-59,7540817260742</text:p>
          </table:table-cell>
          <table:table-cell office:value-type="float" office:value="-59.7282981872559" calcext:value-type="float">
            <text:p>-59,7282981872559</text:p>
          </table:table-cell>
          <table:table-cell office:value-type="float" office:value="-59.7047271728516" calcext:value-type="float">
            <text:p>-59,7047271728516</text:p>
          </table:table-cell>
          <table:table-cell office:value-type="float" office:value="-59.7085266113281" calcext:value-type="float">
            <text:p>-59,7085266113281</text:p>
          </table:table-cell>
          <table:table-cell office:value-type="float" office:value="-59.6864585876465" calcext:value-type="float">
            <text:p>-59,6864585876465</text:p>
          </table:table-cell>
          <table:table-cell office:value-type="float" office:value="-59.6709632873535" calcext:value-type="float">
            <text:p>-59,6709632873535</text:p>
          </table:table-cell>
          <table:table-cell office:value-type="float" office:value="-59.6539611816406" calcext:value-type="float">
            <text:p>-59,6539611816406</text:p>
          </table:table-cell>
          <table:table-cell office:value-type="float" office:value="-59.641902923584" calcext:value-type="float">
            <text:p>-59,641902923584</text:p>
          </table:table-cell>
          <table:table-cell office:value-type="float" office:value="-59.6284446716309" calcext:value-type="float">
            <text:p>-59,6284446716309</text:p>
          </table:table-cell>
          <table:table-cell office:value-type="float" office:value="-59.6230278015137" calcext:value-type="float">
            <text:p>-59,6230278015137</text:p>
          </table:table-cell>
          <table:table-cell office:value-type="float" office:value="-59.6040420532227" calcext:value-type="float">
            <text:p>-59,6040420532227</text:p>
          </table:table-cell>
          <table:table-cell office:value-type="float" office:value="-59.5769081115723" calcext:value-type="float">
            <text:p>-59,5769081115723</text:p>
          </table:table-cell>
          <table:table-cell office:value-type="float" office:value="-59.5756301879883" calcext:value-type="float">
            <text:p>-59,5756301879883</text:p>
          </table:table-cell>
          <table:table-cell office:value-type="float" office:value="-59.5687217712402" calcext:value-type="float">
            <text:p>-59,5687217712402</text:p>
          </table:table-cell>
          <table:table-cell office:value-type="float" office:value="-59.5530166625977" calcext:value-type="float">
            <text:p>-59,5530166625977</text:p>
          </table:table-cell>
          <table:table-cell office:value-type="float" office:value="-59.5589065551758" calcext:value-type="float">
            <text:p>-59,5589065551758</text:p>
          </table:table-cell>
          <table:table-cell office:value-type="float" office:value="-59.5692710876465" calcext:value-type="float">
            <text:p>-59,5692710876465</text:p>
          </table:table-cell>
          <table:table-cell office:value-type="float" office:value="-59.5354232788086" calcext:value-type="float">
            <text:p>-59,5354232788086</text:p>
          </table:table-cell>
          <table:table-cell office:value-type="float" office:value="-59.5325775146484" calcext:value-type="float">
            <text:p>-59,5325775146484</text:p>
          </table:table-cell>
          <table:table-cell office:value-type="float" office:value="-59.5324859619141" calcext:value-type="float">
            <text:p>-59,5324859619141</text:p>
          </table:table-cell>
          <table:table-cell office:value-type="float" office:value="-59.516357421875" calcext:value-type="float">
            <text:p>-59,516357421875</text:p>
          </table:table-cell>
          <table:table-cell office:value-type="float" office:value="-59.5283966064453" calcext:value-type="float">
            <text:p>-59,5283966064453</text:p>
          </table:table-cell>
          <table:table-cell office:value-type="float" office:value="-59.5197448730469" calcext:value-type="float">
            <text:p>-59,5197448730469</text:p>
          </table:table-cell>
          <table:table-cell office:value-type="float" office:value="-59.5193824768066" calcext:value-type="float">
            <text:p>-59,5193824768066</text:p>
          </table:table-cell>
          <table:table-cell office:value-type="float" office:value="-59.519832611084" calcext:value-type="float">
            <text:p>-59,519832611084</text:p>
          </table:table-cell>
          <table:table-cell office:value-type="float" office:value="-59.5279121398926" calcext:value-type="float">
            <text:p>-59,5279121398926</text:p>
          </table:table-cell>
          <table:table-cell office:value-type="float" office:value="-59.5313339233398" calcext:value-type="float">
            <text:p>-59,5313339233398</text:p>
          </table:table-cell>
          <table:table-cell office:value-type="float" office:value="-59.5331535339356" calcext:value-type="float">
            <text:p>-59,5331535339356</text:p>
          </table:table-cell>
          <table:table-cell office:value-type="float" office:value="-59.4976310729981" calcext:value-type="float">
            <text:p>-59,4976310729981</text:p>
          </table:table-cell>
          <table:table-cell office:value-type="float" office:value="-59.466796875" calcext:value-type="float">
            <text:p>-59,466796875</text:p>
          </table:table-cell>
          <table:table-cell office:value-type="float" office:value="-59.4646072387695" calcext:value-type="float">
            <text:p>-59,4646072387695</text:p>
          </table:table-cell>
          <table:table-cell office:value-type="float" office:value="-59.479434967041" calcext:value-type="float">
            <text:p>-59,479434967041</text:p>
          </table:table-cell>
          <table:table-cell office:value-type="float" office:value="-59.4781684875488" calcext:value-type="float">
            <text:p>-59,4781684875488</text:p>
          </table:table-cell>
          <table:table-cell office:value-type="float" office:value="-59.4888877868652" calcext:value-type="float">
            <text:p>-59,4888877868652</text:p>
          </table:table-cell>
          <table:table-cell office:value-type="float" office:value="-59.5055389404297" calcext:value-type="float">
            <text:p>-59,5055389404297</text:p>
          </table:table-cell>
          <table:table-cell office:value-type="float" office:value="-59.50732421875" calcext:value-type="float">
            <text:p>-59,50732421875</text:p>
          </table:table-cell>
          <table:table-cell office:value-type="float" office:value="-59.516357421875" calcext:value-type="float">
            <text:p>-59,516357421875</text:p>
          </table:table-cell>
          <table:table-cell office:value-type="float" office:value="-59.5253677368164" calcext:value-type="float">
            <text:p>-59,5253677368164</text:p>
          </table:table-cell>
          <table:table-cell office:value-type="float" office:value="-59.520133972168" calcext:value-type="float">
            <text:p>-59,520133972168</text:p>
          </table:table-cell>
          <table:table-cell office:value-type="float" office:value="-59.5398788452148" calcext:value-type="float">
            <text:p>-59,5398788452148</text:p>
          </table:table-cell>
          <table:table-cell office:value-type="float" office:value="-59.5360870361328" calcext:value-type="float">
            <text:p>-59,5360870361328</text:p>
          </table:table-cell>
          <table:table-cell office:value-type="float" office:value="-59.5515594482422" calcext:value-type="float">
            <text:p>-59,5515594482422</text:p>
          </table:table-cell>
          <table:table-cell office:value-type="float" office:value="-59.5451545715332" calcext:value-type="float">
            <text:p>-59,5451545715332</text:p>
          </table:table-cell>
          <table:table-cell office:value-type="float" office:value="-59.5630683898926" calcext:value-type="float">
            <text:p>-59,5630683898926</text:p>
          </table:table-cell>
          <table:table-cell office:value-type="float" office:value="-59.5710029602051" calcext:value-type="float">
            <text:p>-59,5710029602051</text:p>
          </table:table-cell>
          <table:table-cell office:value-type="float" office:value="-59.582633972168" calcext:value-type="float">
            <text:p>-59,582633972168</text:p>
          </table:table-cell>
          <table:table-cell office:value-type="float" office:value="-59.5829963684082" calcext:value-type="float">
            <text:p>-59,5829963684082</text:p>
          </table:table-cell>
          <table:table-cell office:value-type="float" office:value="-59.5836067199707" calcext:value-type="float">
            <text:p>-59,5836067199707</text:p>
          </table:table-cell>
          <table:table-cell office:value-type="float" office:value="-59.5951347351074" calcext:value-type="float">
            <text:p>-59,5951347351074</text:p>
          </table:table-cell>
          <table:table-cell office:value-type="float" office:value="-59.5940322875977" calcext:value-type="float">
            <text:p>-59,5940322875977</text:p>
          </table:table-cell>
          <table:table-cell office:value-type="float" office:value="-59.6021499633789" calcext:value-type="float">
            <text:p>-59,6021499633789</text:p>
          </table:table-cell>
          <table:table-cell office:value-type="float" office:value="-59.5987930297852" calcext:value-type="float">
            <text:p>-59,5987930297852</text:p>
          </table:table-cell>
          <table:table-cell office:value-type="float" office:value="-59.5897674560547" calcext:value-type="float">
            <text:p>-59,5897674560547</text:p>
          </table:table-cell>
          <table:table-cell office:value-type="float" office:value="-59.5902557373047" calcext:value-type="float">
            <text:p>-59,5902557373047</text:p>
          </table:table-cell>
          <table:table-cell office:value-type="float" office:value="-59.5881805419922" calcext:value-type="float">
            <text:p>-59,5881805419922</text:p>
          </table:table-cell>
          <table:table-cell office:value-type="float" office:value="-59.5877532958984" calcext:value-type="float">
            <text:p>-59,5877532958984</text:p>
          </table:table-cell>
          <table:table-cell office:value-type="float" office:value="-59.6067314147949" calcext:value-type="float">
            <text:p>-59,6067314147949</text:p>
          </table:table-cell>
          <table:table-cell office:value-type="float" office:value="-59.5965347290039" calcext:value-type="float">
            <text:p>-59,5965347290039</text:p>
          </table:table-cell>
          <table:table-cell office:value-type="float" office:value="-59.5881462097168" calcext:value-type="float">
            <text:p>-59,5881462097168</text:p>
          </table:table-cell>
          <table:table-cell office:value-type="float" office:value="-59.5775489807129" calcext:value-type="float">
            <text:p>-59,5775489807129</text:p>
          </table:table-cell>
          <table:table-cell table:number-columns-repeated="15593"/>
        </table:table-row>
        <table:table-row table:style-name="ro1">
          <table:table-cell table:number-columns-repeated="2" office:value-type="float" office:value="-59.620979309082" calcext:value-type="float">
            <text:p>-59,620979309082</text:p>
          </table:table-cell>
          <table:table-cell office:value-type="float" office:value="-59.6483764648438" calcext:value-type="float">
            <text:p>-59,6483764648438</text:p>
          </table:table-cell>
          <table:table-cell office:value-type="float" office:value="-59.649600982666" calcext:value-type="float">
            <text:p>-59,649600982666</text:p>
          </table:table-cell>
          <table:table-cell office:value-type="float" office:value="-59.6641044616699" calcext:value-type="float">
            <text:p>-59,6641044616699</text:p>
          </table:table-cell>
          <table:table-cell office:value-type="float" office:value="-59.6647491455078" calcext:value-type="float">
            <text:p>-59,6647491455078</text:p>
          </table:table-cell>
          <table:table-cell office:value-type="float" office:value="-59.6653366088867" calcext:value-type="float">
            <text:p>-59,6653366088867</text:p>
          </table:table-cell>
          <table:table-cell office:value-type="float" office:value="-59.6883049011231" calcext:value-type="float">
            <text:p>-59,6883049011231</text:p>
          </table:table-cell>
          <table:table-cell office:value-type="float" office:value="-59.686336517334" calcext:value-type="float">
            <text:p>-59,686336517334</text:p>
          </table:table-cell>
          <table:table-cell office:value-type="float" office:value="-59.6940765380859" calcext:value-type="float">
            <text:p>-59,6940765380859</text:p>
          </table:table-cell>
          <table:table-cell office:value-type="float" office:value="-59.7040786743164" calcext:value-type="float">
            <text:p>-59,7040786743164</text:p>
          </table:table-cell>
          <table:table-cell office:value-type="float" office:value="-59.6900329589844" calcext:value-type="float">
            <text:p>-59,6900329589844</text:p>
          </table:table-cell>
          <table:table-cell office:value-type="float" office:value="-59.6904335021973" calcext:value-type="float">
            <text:p>-59,6904335021973</text:p>
          </table:table-cell>
          <table:table-cell office:value-type="float" office:value="-59.6797714233398" calcext:value-type="float">
            <text:p>-59,6797714233398</text:p>
          </table:table-cell>
          <table:table-cell office:value-type="float" office:value="-59.6925621032715" calcext:value-type="float">
            <text:p>-59,6925621032715</text:p>
          </table:table-cell>
          <table:table-cell office:value-type="float" office:value="-59.6792488098145" calcext:value-type="float">
            <text:p>-59,6792488098145</text:p>
          </table:table-cell>
          <table:table-cell office:value-type="float" office:value="-59.6615829467773" calcext:value-type="float">
            <text:p>-59,6615829467773</text:p>
          </table:table-cell>
          <table:table-cell office:value-type="float" office:value="-59.6712074279785" calcext:value-type="float">
            <text:p>-59,6712074279785</text:p>
          </table:table-cell>
          <table:table-cell office:value-type="float" office:value="-59.6494483947754" calcext:value-type="float">
            <text:p>-59,6494483947754</text:p>
          </table:table-cell>
          <table:table-cell office:value-type="float" office:value="-59.6399993896484" calcext:value-type="float">
            <text:p>-59,6399993896484</text:p>
          </table:table-cell>
          <table:table-cell office:value-type="float" office:value="-59.6187438964844" calcext:value-type="float">
            <text:p>-59,6187438964844</text:p>
          </table:table-cell>
          <table:table-cell office:value-type="float" office:value="-59.6104583740234" calcext:value-type="float">
            <text:p>-59,6104583740234</text:p>
          </table:table-cell>
          <table:table-cell office:value-type="float" office:value="-59.6023368835449" calcext:value-type="float">
            <text:p>-59,6023368835449</text:p>
          </table:table-cell>
          <table:table-cell office:value-type="float" office:value="-59.5891876220703" calcext:value-type="float">
            <text:p>-59,5891876220703</text:p>
          </table:table-cell>
          <table:table-cell office:value-type="float" office:value="-59.5771484375" calcext:value-type="float">
            <text:p>-59,5771484375</text:p>
          </table:table-cell>
          <table:table-cell office:value-type="float" office:value="-59.5507392883301" calcext:value-type="float">
            <text:p>-59,5507392883301</text:p>
          </table:table-cell>
          <table:table-cell office:value-type="float" office:value="-59.5345726013184" calcext:value-type="float">
            <text:p>-59,5345726013184</text:p>
          </table:table-cell>
          <table:table-cell office:value-type="float" office:value="-59.5250396728516" calcext:value-type="float">
            <text:p>-59,5250396728516</text:p>
          </table:table-cell>
          <table:table-cell office:value-type="float" office:value="-59.5110664367676" calcext:value-type="float">
            <text:p>-59,5110664367676</text:p>
          </table:table-cell>
          <table:table-cell office:value-type="float" office:value="-59.4907264709473" calcext:value-type="float">
            <text:p>-59,4907264709473</text:p>
          </table:table-cell>
          <table:table-cell office:value-type="float" office:value="-59.4661369323731" calcext:value-type="float">
            <text:p>-59,4661369323731</text:p>
          </table:table-cell>
          <table:table-cell office:value-type="float" office:value="-59.4473419189453" calcext:value-type="float">
            <text:p>-59,4473419189453</text:p>
          </table:table-cell>
          <table:table-cell office:value-type="float" office:value="-59.4423065185547" calcext:value-type="float">
            <text:p>-59,4423065185547</text:p>
          </table:table-cell>
          <table:table-cell office:value-type="float" office:value="-59.4353866577148" calcext:value-type="float">
            <text:p>-59,4353866577148</text:p>
          </table:table-cell>
          <table:table-cell office:value-type="float" office:value="-59.4109497070313" calcext:value-type="float">
            <text:p>-59,4109497070313</text:p>
          </table:table-cell>
          <table:table-cell office:value-type="float" office:value="-59.3917083740234" calcext:value-type="float">
            <text:p>-59,3917083740234</text:p>
          </table:table-cell>
          <table:table-cell office:value-type="float" office:value="-59.3656730651856" calcext:value-type="float">
            <text:p>-59,3656730651856</text:p>
          </table:table-cell>
          <table:table-cell office:value-type="float" office:value="-59.3643913269043" calcext:value-type="float">
            <text:p>-59,3643913269043</text:p>
          </table:table-cell>
          <table:table-cell office:value-type="float" office:value="-59.3525505065918" calcext:value-type="float">
            <text:p>-59,3525505065918</text:p>
          </table:table-cell>
          <table:table-cell office:value-type="float" office:value="-59.3562850952148" calcext:value-type="float">
            <text:p>-59,3562850952148</text:p>
          </table:table-cell>
          <table:table-cell office:value-type="float" office:value="-59.3515129089356" calcext:value-type="float">
            <text:p>-59,3515129089356</text:p>
          </table:table-cell>
          <table:table-cell office:value-type="float" office:value="-59.3388252258301" calcext:value-type="float">
            <text:p>-59,3388252258301</text:p>
          </table:table-cell>
          <table:table-cell office:value-type="float" office:value="-59.3357429504395" calcext:value-type="float">
            <text:p>-59,3357429504395</text:p>
          </table:table-cell>
          <table:table-cell office:value-type="float" office:value="-59.3426780700684" calcext:value-type="float">
            <text:p>-59,3426780700684</text:p>
          </table:table-cell>
          <table:table-cell office:value-type="float" office:value="-59.3304176330566" calcext:value-type="float">
            <text:p>-59,3304176330566</text:p>
          </table:table-cell>
          <table:table-cell office:value-type="float" office:value="-59.3328170776367" calcext:value-type="float">
            <text:p>-59,3328170776367</text:p>
          </table:table-cell>
          <table:table-cell office:value-type="float" office:value="-59.3213043212891" calcext:value-type="float">
            <text:p>-59,3213043212891</text:p>
          </table:table-cell>
          <table:table-cell office:value-type="float" office:value="-59.3248825073242" calcext:value-type="float">
            <text:p>-59,3248825073242</text:p>
          </table:table-cell>
          <table:table-cell office:value-type="float" office:value="-59.3225173950195" calcext:value-type="float">
            <text:p>-59,3225173950195</text:p>
          </table:table-cell>
          <table:table-cell office:value-type="float" office:value="-59.3450736999512" calcext:value-type="float">
            <text:p>-59,3450736999512</text:p>
          </table:table-cell>
          <table:table-cell office:value-type="float" office:value="-59.3328742980957" calcext:value-type="float">
            <text:p>-59,3328742980957</text:p>
          </table:table-cell>
          <table:table-cell office:value-type="float" office:value="-59.3548965454102" calcext:value-type="float">
            <text:p>-59,3548965454102</text:p>
          </table:table-cell>
          <table:table-cell office:value-type="float" office:value="-59.3640975952148" calcext:value-type="float">
            <text:p>-59,3640975952148</text:p>
          </table:table-cell>
          <table:table-cell office:value-type="float" office:value="-59.3718528747559" calcext:value-type="float">
            <text:p>-59,3718528747559</text:p>
          </table:table-cell>
          <table:table-cell office:value-type="float" office:value="-59.3794670104981" calcext:value-type="float">
            <text:p>-59,3794670104981</text:p>
          </table:table-cell>
          <table:table-cell office:value-type="float" office:value="-59.3945388793945" calcext:value-type="float">
            <text:p>-59,3945388793945</text:p>
          </table:table-cell>
          <table:table-cell office:value-type="float" office:value="-59.3926315307617" calcext:value-type="float">
            <text:p>-59,3926315307617</text:p>
          </table:table-cell>
          <table:table-cell office:value-type="float" office:value="-59.4775657653809" calcext:value-type="float">
            <text:p>-59,4775657653809</text:p>
          </table:table-cell>
          <table:table-cell office:value-type="float" office:value="-59.65869140625" calcext:value-type="float">
            <text:p>-59,65869140625</text:p>
          </table:table-cell>
          <table:table-cell office:value-type="float" office:value="-59.6661033630371" calcext:value-type="float">
            <text:p>-59,6661033630371</text:p>
          </table:table-cell>
          <table:table-cell office:value-type="float" office:value="-59.6913909912109" calcext:value-type="float">
            <text:p>-59,6913909912109</text:p>
          </table:table-cell>
          <table:table-cell office:value-type="float" office:value="-59.7093315124512" calcext:value-type="float">
            <text:p>-59,7093315124512</text:p>
          </table:table-cell>
          <table:table-cell office:value-type="float" office:value="-59.7112808227539" calcext:value-type="float">
            <text:p>-59,7112808227539</text:p>
          </table:table-cell>
          <table:table-cell office:value-type="float" office:value="-59.7112464904785" calcext:value-type="float">
            <text:p>-59,7112464904785</text:p>
          </table:table-cell>
          <table:table-cell office:value-type="float" office:value="-59.7416915893555" calcext:value-type="float">
            <text:p>-59,7416915893555</text:p>
          </table:table-cell>
          <table:table-cell office:value-type="float" office:value="-59.7486419677734" calcext:value-type="float">
            <text:p>-59,7486419677734</text:p>
          </table:table-cell>
          <table:table-cell office:value-type="float" office:value="-59.7835845947266" calcext:value-type="float">
            <text:p>-59,7835845947266</text:p>
          </table:table-cell>
          <table:table-cell office:value-type="float" office:value="-59.7970314025879" calcext:value-type="float">
            <text:p>-59,7970314025879</text:p>
          </table:table-cell>
          <table:table-cell office:value-type="float" office:value="-59.8071556091309" calcext:value-type="float">
            <text:p>-59,8071556091309</text:p>
          </table:table-cell>
          <table:table-cell office:value-type="float" office:value="-59.8270874023438" calcext:value-type="float">
            <text:p>-59,8270874023438</text:p>
          </table:table-cell>
          <table:table-cell office:value-type="float" office:value="-59.831916809082" calcext:value-type="float">
            <text:p>-59,831916809082</text:p>
          </table:table-cell>
          <table:table-cell office:value-type="float" office:value="-59.8254280090332" calcext:value-type="float">
            <text:p>-59,8254280090332</text:p>
          </table:table-cell>
          <table:table-cell office:value-type="float" office:value="-59.838249206543" calcext:value-type="float">
            <text:p>-59,838249206543</text:p>
          </table:table-cell>
          <table:table-cell office:value-type="float" office:value="-59.8548011779785" calcext:value-type="float">
            <text:p>-59,8548011779785</text:p>
          </table:table-cell>
          <table:table-cell office:value-type="float" office:value="-59.8784370422363" calcext:value-type="float">
            <text:p>-59,8784370422363</text:p>
          </table:table-cell>
          <table:table-cell office:value-type="float" office:value="-59.880485534668" calcext:value-type="float">
            <text:p>-59,880485534668</text:p>
          </table:table-cell>
          <table:table-cell office:value-type="float" office:value="-59.8811187744141" calcext:value-type="float">
            <text:p>-59,8811187744141</text:p>
          </table:table-cell>
          <table:table-cell office:value-type="float" office:value="-59.881965637207" calcext:value-type="float">
            <text:p>-59,881965637207</text:p>
          </table:table-cell>
          <table:table-cell office:value-type="float" office:value="-59.8887786865234" calcext:value-type="float">
            <text:p>-59,8887786865234</text:p>
          </table:table-cell>
          <table:table-cell office:value-type="float" office:value="-59.8878631591797" calcext:value-type="float">
            <text:p>-59,8878631591797</text:p>
          </table:table-cell>
          <table:table-cell office:value-type="float" office:value="-59.8946800231934" calcext:value-type="float">
            <text:p>-59,8946800231934</text:p>
          </table:table-cell>
          <table:table-cell office:value-type="float" office:value="-59.9014129638672" calcext:value-type="float">
            <text:p>-59,9014129638672</text:p>
          </table:table-cell>
          <table:table-cell office:value-type="float" office:value="-59.8853416442871" calcext:value-type="float">
            <text:p>-59,8853416442871</text:p>
          </table:table-cell>
          <table:table-cell office:value-type="float" office:value="-59.8704376220703" calcext:value-type="float">
            <text:p>-59,8704376220703</text:p>
          </table:table-cell>
          <table:table-cell office:value-type="float" office:value="-59.8682594299316" calcext:value-type="float">
            <text:p>-59,8682594299316</text:p>
          </table:table-cell>
          <table:table-cell office:value-type="float" office:value="-59.8837013244629" calcext:value-type="float">
            <text:p>-59,8837013244629</text:p>
          </table:table-cell>
          <table:table-cell office:value-type="float" office:value="-59.8604583740234" calcext:value-type="float">
            <text:p>-59,8604583740234</text:p>
          </table:table-cell>
          <table:table-cell office:value-type="float" office:value="-59.8477325439453" calcext:value-type="float">
            <text:p>-59,8477325439453</text:p>
          </table:table-cell>
          <table:table-cell office:value-type="float" office:value="-59.8566856384277" calcext:value-type="float">
            <text:p>-59,8566856384277</text:p>
          </table:table-cell>
          <table:table-cell office:value-type="float" office:value="-59.8246765136719" calcext:value-type="float">
            <text:p>-59,8246765136719</text:p>
          </table:table-cell>
          <table:table-cell office:value-type="float" office:value="-59.8083076477051" calcext:value-type="float">
            <text:p>-59,8083076477051</text:p>
          </table:table-cell>
          <table:table-cell office:value-type="float" office:value="-59.8008422851563" calcext:value-type="float">
            <text:p>-59,8008422851563</text:p>
          </table:table-cell>
          <table:table-cell office:value-type="float" office:value="-59.8047485351563" calcext:value-type="float">
            <text:p>-59,8047485351563</text:p>
          </table:table-cell>
          <table:table-cell office:value-type="float" office:value="-59.786922454834" calcext:value-type="float">
            <text:p>-59,786922454834</text:p>
          </table:table-cell>
          <table:table-cell office:value-type="float" office:value="-59.7556953430176" calcext:value-type="float">
            <text:p>-59,7556953430176</text:p>
          </table:table-cell>
          <table:table-cell office:value-type="float" office:value="-59.7387161254883" calcext:value-type="float">
            <text:p>-59,7387161254883</text:p>
          </table:table-cell>
          <table:table-cell office:value-type="float" office:value="-59.7411956787109" calcext:value-type="float">
            <text:p>-59,7411956787109</text:p>
          </table:table-cell>
          <table:table-cell office:value-type="float" office:value="-59.7062721252441" calcext:value-type="float">
            <text:p>-59,7062721252441</text:p>
          </table:table-cell>
          <table:table-cell office:value-type="float" office:value="-59.7002792358398" calcext:value-type="float">
            <text:p>-59,7002792358398</text:p>
          </table:table-cell>
          <table:table-cell office:value-type="float" office:value="-59.6663780212402" calcext:value-type="float">
            <text:p>-59,6663780212402</text:p>
          </table:table-cell>
          <table:table-cell office:value-type="float" office:value="-59.6677017211914" calcext:value-type="float">
            <text:p>-59,6677017211914</text:p>
          </table:table-cell>
          <table:table-cell office:value-type="float" office:value="-59.6572494506836" calcext:value-type="float">
            <text:p>-59,6572494506836</text:p>
          </table:table-cell>
          <table:table-cell office:value-type="float" office:value="-59.6479148864746" calcext:value-type="float">
            <text:p>-59,6479148864746</text:p>
          </table:table-cell>
          <table:table-cell office:value-type="float" office:value="-59.6358604431152" calcext:value-type="float">
            <text:p>-59,6358604431152</text:p>
          </table:table-cell>
          <table:table-cell office:value-type="float" office:value="-59.6269760131836" calcext:value-type="float">
            <text:p>-59,6269760131836</text:p>
          </table:table-cell>
          <table:table-cell office:value-type="float" office:value="-59.6060600280762" calcext:value-type="float">
            <text:p>-59,6060600280762</text:p>
          </table:table-cell>
          <table:table-cell office:value-type="float" office:value="-59.6123542785645" calcext:value-type="float">
            <text:p>-59,6123542785645</text:p>
          </table:table-cell>
          <table:table-cell office:value-type="float" office:value="-59.6059341430664" calcext:value-type="float">
            <text:p>-59,6059341430664</text:p>
          </table:table-cell>
          <table:table-cell office:value-type="float" office:value="-59.5916252136231" calcext:value-type="float">
            <text:p>-59,5916252136231</text:p>
          </table:table-cell>
          <table:table-cell office:value-type="float" office:value="-59.5832710266113" calcext:value-type="float">
            <text:p>-59,5832710266113</text:p>
          </table:table-cell>
          <table:table-cell office:value-type="float" office:value="-59.5914115905762" calcext:value-type="float">
            <text:p>-59,5914115905762</text:p>
          </table:table-cell>
          <table:table-cell office:value-type="float" office:value="-59.5868072509766" calcext:value-type="float">
            <text:p>-59,5868072509766</text:p>
          </table:table-cell>
          <table:table-cell office:value-type="float" office:value="-59.5850677490234" calcext:value-type="float">
            <text:p>-59,5850677490234</text:p>
          </table:table-cell>
          <table:table-cell office:value-type="float" office:value="-59.5912895202637" calcext:value-type="float">
            <text:p>-59,5912895202637</text:p>
          </table:table-cell>
          <table:table-cell office:value-type="float" office:value="-59.5769081115723" calcext:value-type="float">
            <text:p>-59,5769081115723</text:p>
          </table:table-cell>
          <table:table-cell office:value-type="float" office:value="-59.5907402038574" calcext:value-type="float">
            <text:p>-59,5907402038574</text:p>
          </table:table-cell>
          <table:table-cell office:value-type="float" office:value="-59.6126594543457" calcext:value-type="float">
            <text:p>-59,6126594543457</text:p>
          </table:table-cell>
          <table:table-cell office:value-type="float" office:value="-59.6112518310547" calcext:value-type="float">
            <text:p>-59,6112518310547</text:p>
          </table:table-cell>
          <table:table-cell office:value-type="float" office:value="-59.6348495483398" calcext:value-type="float">
            <text:p>-59,6348495483398</text:p>
          </table:table-cell>
          <table:table-cell office:value-type="float" office:value="-59.626579284668" calcext:value-type="float">
            <text:p>-59,626579284668</text:p>
          </table:table-cell>
          <table:table-cell office:value-type="float" office:value="-59.6585121154785" calcext:value-type="float">
            <text:p>-59,6585121154785</text:p>
          </table:table-cell>
          <table:table-cell office:value-type="float" office:value="-59.6872596740723" calcext:value-type="float">
            <text:p>-59,6872596740723</text:p>
          </table:table-cell>
          <table:table-cell office:value-type="float" office:value="-59.6961708068848" calcext:value-type="float">
            <text:p>-59,6961708068848</text:p>
          </table:table-cell>
          <table:table-cell office:value-type="float" office:value="-59.7049102783203" calcext:value-type="float">
            <text:p>-59,7049102783203</text:p>
          </table:table-cell>
          <table:table-cell office:value-type="float" office:value="-59.710319519043" calcext:value-type="float">
            <text:p>-59,710319519043</text:p>
          </table:table-cell>
          <table:table-cell office:value-type="float" office:value="-59.7265014648438" calcext:value-type="float">
            <text:p>-59,7265014648438</text:p>
          </table:table-cell>
          <table:table-cell office:value-type="float" office:value="-59.7422180175781" calcext:value-type="float">
            <text:p>-59,7422180175781</text:p>
          </table:table-cell>
          <table:table-cell office:value-type="float" office:value="-59.7518119812012" calcext:value-type="float">
            <text:p>-59,7518119812012</text:p>
          </table:table-cell>
          <table:table-cell office:value-type="float" office:value="-59.7701873779297" calcext:value-type="float">
            <text:p>-59,7701873779297</text:p>
          </table:table-cell>
          <table:table-cell office:value-type="float" office:value="-59.8030586242676" calcext:value-type="float">
            <text:p>-59,8030586242676</text:p>
          </table:table-cell>
          <table:table-cell office:value-type="float" office:value="-59.808967590332" calcext:value-type="float">
            <text:p>-59,808967590332</text:p>
          </table:table-cell>
          <table:table-cell office:value-type="float" office:value="-59.8207321166992" calcext:value-type="float">
            <text:p>-59,8207321166992</text:p>
          </table:table-cell>
          <table:table-cell office:value-type="float" office:value="-59.8455924987793" calcext:value-type="float">
            <text:p>-59,8455924987793</text:p>
          </table:table-cell>
          <table:table-cell office:value-type="float" office:value="-59.8368988037109" calcext:value-type="float">
            <text:p>-59,8368988037109</text:p>
          </table:table-cell>
          <table:table-cell office:value-type="float" office:value="-59.8693618774414" calcext:value-type="float">
            <text:p>-59,8693618774414</text:p>
          </table:table-cell>
          <table:table-cell office:value-type="float" office:value="-59.8568725585938" calcext:value-type="float">
            <text:p>-59,8568725585938</text:p>
          </table:table-cell>
          <table:table-cell office:value-type="float" office:value="-59.8700256347656" calcext:value-type="float">
            <text:p>-59,8700256347656</text:p>
          </table:table-cell>
          <table:table-cell office:value-type="float" office:value="-59.8941154479981" calcext:value-type="float">
            <text:p>-59,8941154479981</text:p>
          </table:table-cell>
          <table:table-cell office:value-type="float" office:value="-59.8866691589356" calcext:value-type="float">
            <text:p>-59,8866691589356</text:p>
          </table:table-cell>
          <table:table-cell office:value-type="float" office:value="-59.9130172729492" calcext:value-type="float">
            <text:p>-59,9130172729492</text:p>
          </table:table-cell>
          <table:table-cell office:value-type="float" office:value="-59.8939895629883" calcext:value-type="float">
            <text:p>-59,8939895629883</text:p>
          </table:table-cell>
          <table:table-cell office:value-type="float" office:value="-59.9049530029297" calcext:value-type="float">
            <text:p>-59,9049530029297</text:p>
          </table:table-cell>
          <table:table-cell office:value-type="float" office:value="-59.8986930847168" calcext:value-type="float">
            <text:p>-59,8986930847168</text:p>
          </table:table-cell>
          <table:table-cell office:value-type="float" office:value="-59.8828201293945" calcext:value-type="float">
            <text:p>-59,8828201293945</text:p>
          </table:table-cell>
          <table:table-cell office:value-type="float" office:value="-59.8812408447266" calcext:value-type="float">
            <text:p>-59,8812408447266</text:p>
          </table:table-cell>
          <table:table-cell office:value-type="float" office:value="-59.880012512207" calcext:value-type="float">
            <text:p>-59,880012512207</text:p>
          </table:table-cell>
          <table:table-cell office:value-type="float" office:value="-59.883228302002" calcext:value-type="float">
            <text:p>-59,883228302002</text:p>
          </table:table-cell>
          <table:table-cell office:value-type="float" office:value="-59.8555221557617" calcext:value-type="float">
            <text:p>-59,8555221557617</text:p>
          </table:table-cell>
          <table:table-cell office:value-type="float" office:value="-59.8614044189453" calcext:value-type="float">
            <text:p>-59,8614044189453</text:p>
          </table:table-cell>
          <table:table-cell office:value-type="float" office:value="-59.8295021057129" calcext:value-type="float">
            <text:p>-59,8295021057129</text:p>
          </table:table-cell>
          <table:table-cell office:value-type="float" office:value="-59.8274650573731" calcext:value-type="float">
            <text:p>-59,8274650573731</text:p>
          </table:table-cell>
          <table:table-cell office:value-type="float" office:value="-59.8164100646973" calcext:value-type="float">
            <text:p>-59,8164100646973</text:p>
          </table:table-cell>
          <table:table-cell office:value-type="float" office:value="-59.7950630187988" calcext:value-type="float">
            <text:p>-59,7950630187988</text:p>
          </table:table-cell>
          <table:table-cell office:value-type="float" office:value="-59.7592697143555" calcext:value-type="float">
            <text:p>-59,7592697143555</text:p>
          </table:table-cell>
          <table:table-cell office:value-type="float" office:value="-59.750789642334" calcext:value-type="float">
            <text:p>-59,750789642334</text:p>
          </table:table-cell>
          <table:table-cell office:value-type="float" office:value="-59.7180862426758" calcext:value-type="float">
            <text:p>-59,7180862426758</text:p>
          </table:table-cell>
          <table:table-cell office:value-type="float" office:value="-59.7113723754883" calcext:value-type="float">
            <text:p>-59,7113723754883</text:p>
          </table:table-cell>
          <table:table-cell office:value-type="float" office:value="-59.6857452392578" calcext:value-type="float">
            <text:p>-59,6857452392578</text:p>
          </table:table-cell>
          <table:table-cell office:value-type="float" office:value="-59.8405418395996" calcext:value-type="float">
            <text:p>-59,8405418395996</text:p>
          </table:table-cell>
          <table:table-cell office:value-type="float" office:value="-59.8789443969727" calcext:value-type="float">
            <text:p>-59,8789443969727</text:p>
          </table:table-cell>
          <table:table-cell office:value-type="float" office:value="-59.852725982666" calcext:value-type="float">
            <text:p>-59,852725982666</text:p>
          </table:table-cell>
          <table:table-cell office:value-type="float" office:value="-59.8432083129883" calcext:value-type="float">
            <text:p>-59,8432083129883</text:p>
          </table:table-cell>
          <table:table-cell office:value-type="float" office:value="-59.8151588439941" calcext:value-type="float">
            <text:p>-59,8151588439941</text:p>
          </table:table-cell>
          <table:table-cell office:value-type="float" office:value="-59.8139381408691" calcext:value-type="float">
            <text:p>-59,8139381408691</text:p>
          </table:table-cell>
          <table:table-cell office:value-type="float" office:value="-59.7955932617188" calcext:value-type="float">
            <text:p>-59,7955932617188</text:p>
          </table:table-cell>
          <table:table-cell office:value-type="float" office:value="-59.7911949157715" calcext:value-type="float">
            <text:p>-59,7911949157715</text:p>
          </table:table-cell>
          <table:table-cell office:value-type="float" office:value="-59.792407989502" calcext:value-type="float">
            <text:p>-59,792407989502</text:p>
          </table:table-cell>
          <table:table-cell office:value-type="float" office:value="-59.7564697265625" calcext:value-type="float">
            <text:p>-59,7564697265625</text:p>
          </table:table-cell>
          <table:table-cell office:value-type="float" office:value="-59.772647857666" calcext:value-type="float">
            <text:p>-59,772647857666</text:p>
          </table:table-cell>
          <table:table-cell office:value-type="float" office:value="-59.7652091979981" calcext:value-type="float">
            <text:p>-59,7652091979981</text:p>
          </table:table-cell>
          <table:table-cell office:value-type="float" office:value="-59.7752647399902" calcext:value-type="float">
            <text:p>-59,7752647399902</text:p>
          </table:table-cell>
          <table:table-cell office:value-type="float" office:value="-59.7824935913086" calcext:value-type="float">
            <text:p>-59,7824935913086</text:p>
          </table:table-cell>
          <table:table-cell office:value-type="float" office:value="-59.7667961120606" calcext:value-type="float">
            <text:p>-59,7667961120606</text:p>
          </table:table-cell>
          <table:table-cell office:value-type="float" office:value="-59.7710914611816" calcext:value-type="float">
            <text:p>-59,7710914611816</text:p>
          </table:table-cell>
          <table:table-cell office:value-type="float" office:value="-59.7927856445313" calcext:value-type="float">
            <text:p>-59,7927856445313</text:p>
          </table:table-cell>
          <table:table-cell office:value-type="float" office:value="-59.7983436584473" calcext:value-type="float">
            <text:p>-59,7983436584473</text:p>
          </table:table-cell>
          <table:table-cell office:value-type="float" office:value="-59.8195724487305" calcext:value-type="float">
            <text:p>-59,8195724487305</text:p>
          </table:table-cell>
          <table:table-cell office:value-type="float" office:value="-59.8385925292969" calcext:value-type="float">
            <text:p>-59,8385925292969</text:p>
          </table:table-cell>
          <table:table-cell office:value-type="float" office:value="-59.844654083252" calcext:value-type="float">
            <text:p>-59,844654083252</text:p>
          </table:table-cell>
          <table:table-cell office:value-type="float" office:value="-59.8875503540039" calcext:value-type="float">
            <text:p>-59,8875503540039</text:p>
          </table:table-cell>
          <table:table-cell office:value-type="float" office:value="-59.9204216003418" calcext:value-type="float">
            <text:p>-59,9204216003418</text:p>
          </table:table-cell>
          <table:table-cell office:value-type="float" office:value="-59.9287872314453" calcext:value-type="float">
            <text:p>-59,9287872314453</text:p>
          </table:table-cell>
          <table:table-cell office:value-type="float" office:value="-59.9485626220703" calcext:value-type="float">
            <text:p>-59,9485626220703</text:p>
          </table:table-cell>
          <table:table-cell office:value-type="float" office:value="-59.9725494384766" calcext:value-type="float">
            <text:p>-59,9725494384766</text:p>
          </table:table-cell>
          <table:table-cell office:value-type="float" office:value="-60.0088539123535" calcext:value-type="float">
            <text:p>-60,0088539123535</text:p>
          </table:table-cell>
          <table:table-cell office:value-type="float" office:value="-60.0703392028809" calcext:value-type="float">
            <text:p>-60,0703392028809</text:p>
          </table:table-cell>
          <table:table-cell office:value-type="float" office:value="-60.0871391296387" calcext:value-type="float">
            <text:p>-60,0871391296387</text:p>
          </table:table-cell>
          <table:table-cell office:value-type="float" office:value="-60.1064720153809" calcext:value-type="float">
            <text:p>-60,1064720153809</text:p>
          </table:table-cell>
          <table:table-cell office:value-type="float" office:value="-60.131290435791" calcext:value-type="float">
            <text:p>-60,131290435791</text:p>
          </table:table-cell>
          <table:table-cell office:value-type="float" office:value="-60.1627883911133" calcext:value-type="float">
            <text:p>-60,1627883911133</text:p>
          </table:table-cell>
          <table:table-cell office:value-type="float" office:value="-60.202579498291" calcext:value-type="float">
            <text:p>-60,202579498291</text:p>
          </table:table-cell>
          <table:table-cell office:value-type="float" office:value="-60.221378326416" calcext:value-type="float">
            <text:p>-60,221378326416</text:p>
          </table:table-cell>
          <table:table-cell office:value-type="float" office:value="-60.242057800293" calcext:value-type="float">
            <text:p>-60,242057800293</text:p>
          </table:table-cell>
          <table:table-cell office:value-type="float" office:value="-60.2718200683594" calcext:value-type="float">
            <text:p>-60,2718200683594</text:p>
          </table:table-cell>
          <table:table-cell office:value-type="float" office:value="-60.2881927490234" calcext:value-type="float">
            <text:p>-60,2881927490234</text:p>
          </table:table-cell>
          <table:table-cell office:value-type="float" office:value="-60.3044624328613" calcext:value-type="float">
            <text:p>-60,3044624328613</text:p>
          </table:table-cell>
          <table:table-cell office:value-type="float" office:value="-60.3092308044434" calcext:value-type="float">
            <text:p>-60,3092308044434</text:p>
          </table:table-cell>
          <table:table-cell office:value-type="float" office:value="-60.3301544189453" calcext:value-type="float">
            <text:p>-60,3301544189453</text:p>
          </table:table-cell>
          <table:table-cell office:value-type="float" office:value="-60.3217582702637" calcext:value-type="float">
            <text:p>-60,3217582702637</text:p>
          </table:table-cell>
          <table:table-cell office:value-type="float" office:value="-60.345142364502" calcext:value-type="float">
            <text:p>-60,345142364502</text:p>
          </table:table-cell>
          <table:table-cell office:value-type="float" office:value="-60.3297233581543" calcext:value-type="float">
            <text:p>-60,3297233581543</text:p>
          </table:table-cell>
          <table:table-cell office:value-type="float" office:value="-60.3374977111816" calcext:value-type="float">
            <text:p>-60,3374977111816</text:p>
          </table:table-cell>
          <table:table-cell office:value-type="float" office:value="-60.3304901123047" calcext:value-type="float">
            <text:p>-60,3304901123047</text:p>
          </table:table-cell>
          <table:table-cell office:value-type="float" office:value="-60.3240509033203" calcext:value-type="float">
            <text:p>-60,3240509033203</text:p>
          </table:table-cell>
          <table:table-cell office:value-type="float" office:value="-60.3257446289063" calcext:value-type="float">
            <text:p>-60,3257446289063</text:p>
          </table:table-cell>
          <table:table-cell office:value-type="float" office:value="-60.2966537475586" calcext:value-type="float">
            <text:p>-60,2966537475586</text:p>
          </table:table-cell>
          <table:table-cell office:value-type="float" office:value="-60.2857513427734" calcext:value-type="float">
            <text:p>-60,2857513427734</text:p>
          </table:table-cell>
          <table:table-cell office:value-type="float" office:value="-60.1902198791504" calcext:value-type="float">
            <text:p>-60,1902198791504</text:p>
          </table:table-cell>
          <table:table-cell office:value-type="float" office:value="-59.9122276306152" calcext:value-type="float">
            <text:p>-59,9122276306152</text:p>
          </table:table-cell>
          <table:table-cell office:value-type="float" office:value="-59.8757591247559" calcext:value-type="float">
            <text:p>-59,8757591247559</text:p>
          </table:table-cell>
          <table:table-cell office:value-type="float" office:value="-59.846004486084" calcext:value-type="float">
            <text:p>-59,846004486084</text:p>
          </table:table-cell>
          <table:table-cell office:value-type="float" office:value="-59.81982421875" calcext:value-type="float">
            <text:p>-59,81982421875</text:p>
          </table:table-cell>
          <table:table-cell office:value-type="float" office:value="-59.7848014831543" calcext:value-type="float">
            <text:p>-59,7848014831543</text:p>
          </table:table-cell>
          <table:table-cell office:value-type="float" office:value="-59.7699699401856" calcext:value-type="float">
            <text:p>-59,7699699401856</text:p>
          </table:table-cell>
          <table:table-cell office:value-type="float" office:value="-59.7362632751465" calcext:value-type="float">
            <text:p>-59,7362632751465</text:p>
          </table:table-cell>
          <table:table-cell office:value-type="float" office:value="-59.7021636962891" calcext:value-type="float">
            <text:p>-59,7021636962891</text:p>
          </table:table-cell>
          <table:table-cell office:value-type="float" office:value="-59.6747512817383" calcext:value-type="float">
            <text:p>-59,6747512817383</text:p>
          </table:table-cell>
          <table:table-cell office:value-type="float" office:value="-59.6335639953613" calcext:value-type="float">
            <text:p>-59,6335639953613</text:p>
          </table:table-cell>
          <table:table-cell office:value-type="float" office:value="-59.6021842956543" calcext:value-type="float">
            <text:p>-59,6021842956543</text:p>
          </table:table-cell>
          <table:table-cell office:value-type="float" office:value="-59.570426940918" calcext:value-type="float">
            <text:p>-59,570426940918</text:p>
          </table:table-cell>
          <table:table-cell office:value-type="float" office:value="-59.5466423034668" calcext:value-type="float">
            <text:p>-59,5466423034668</text:p>
          </table:table-cell>
          <table:table-cell office:value-type="float" office:value="-59.5061149597168" calcext:value-type="float">
            <text:p>-59,5061149597168</text:p>
          </table:table-cell>
          <table:table-cell office:value-type="float" office:value="-59.4717292785645" calcext:value-type="float">
            <text:p>-59,4717292785645</text:p>
          </table:table-cell>
          <table:table-cell office:value-type="float" office:value="-59.4528923034668" calcext:value-type="float">
            <text:p>-59,4528923034668</text:p>
          </table:table-cell>
          <table:table-cell office:value-type="float" office:value="-59.4235305786133" calcext:value-type="float">
            <text:p>-59,4235305786133</text:p>
          </table:table-cell>
          <table:table-cell office:value-type="float" office:value="-59.4044990539551" calcext:value-type="float">
            <text:p>-59,4044990539551</text:p>
          </table:table-cell>
          <table:table-cell office:value-type="float" office:value="-59.3877143859863" calcext:value-type="float">
            <text:p>-59,3877143859863</text:p>
          </table:table-cell>
          <table:table-cell office:value-type="float" office:value="-59.3701591491699" calcext:value-type="float">
            <text:p>-59,3701591491699</text:p>
          </table:table-cell>
          <table:table-cell office:value-type="float" office:value="-59.361213684082" calcext:value-type="float">
            <text:p>-59,361213684082</text:p>
          </table:table-cell>
          <table:table-cell office:value-type="float" office:value="-59.3276062011719" calcext:value-type="float">
            <text:p>-59,3276062011719</text:p>
          </table:table-cell>
          <table:table-cell office:value-type="float" office:value="-59.3193283081055" calcext:value-type="float">
            <text:p>-59,3193283081055</text:p>
          </table:table-cell>
          <table:table-cell office:value-type="float" office:value="-59.3244705200195" calcext:value-type="float">
            <text:p>-59,3244705200195</text:p>
          </table:table-cell>
          <table:table-cell office:value-type="float" office:value="-59.3084907531738" calcext:value-type="float">
            <text:p>-59,3084907531738</text:p>
          </table:table-cell>
          <table:table-cell office:value-type="float" office:value="-59.2984580993652" calcext:value-type="float">
            <text:p>-59,2984580993652</text:p>
          </table:table-cell>
          <table:table-cell office:value-type="float" office:value="-59.3063659667969" calcext:value-type="float">
            <text:p>-59,3063659667969</text:p>
          </table:table-cell>
          <table:table-cell office:value-type="float" office:value="-59.3239669799805" calcext:value-type="float">
            <text:p>-59,3239669799805</text:p>
          </table:table-cell>
          <table:table-cell office:value-type="float" office:value="-59.3206291198731" calcext:value-type="float">
            <text:p>-59,3206291198731</text:p>
          </table:table-cell>
          <table:table-cell office:value-type="float" office:value="-59.3286399841309" calcext:value-type="float">
            <text:p>-59,3286399841309</text:p>
          </table:table-cell>
          <table:table-cell office:value-type="float" office:value="-59.3569717407227" calcext:value-type="float">
            <text:p>-59,3569717407227</text:p>
          </table:table-cell>
          <table:table-cell office:value-type="float" office:value="-59.3719139099121" calcext:value-type="float">
            <text:p>-59,3719139099121</text:p>
          </table:table-cell>
          <table:table-cell office:value-type="float" office:value="-59.3891143798828" calcext:value-type="float">
            <text:p>-59,3891143798828</text:p>
          </table:table-cell>
          <table:table-cell office:value-type="float" office:value="-59.3994598388672" calcext:value-type="float">
            <text:p>-59,3994598388672</text:p>
          </table:table-cell>
          <table:table-cell office:value-type="float" office:value="-59.410083770752" calcext:value-type="float">
            <text:p>-59,410083770752</text:p>
          </table:table-cell>
          <table:table-cell office:value-type="float" office:value="-59.4282913208008" calcext:value-type="float">
            <text:p>-59,4282913208008</text:p>
          </table:table-cell>
          <table:table-cell office:value-type="float" office:value="-59.4710083007813" calcext:value-type="float">
            <text:p>-59,4710083007813</text:p>
          </table:table-cell>
          <table:table-cell office:value-type="float" office:value="-59.4888877868652" calcext:value-type="float">
            <text:p>-59,4888877868652</text:p>
          </table:table-cell>
          <table:table-cell office:value-type="float" office:value="-59.5153884887695" calcext:value-type="float">
            <text:p>-59,5153884887695</text:p>
          </table:table-cell>
          <table:table-cell office:value-type="float" office:value="-59.5429725646973" calcext:value-type="float">
            <text:p>-59,5429725646973</text:p>
          </table:table-cell>
          <table:table-cell office:value-type="float" office:value="-59.5554122924805" calcext:value-type="float">
            <text:p>-59,5554122924805</text:p>
          </table:table-cell>
          <table:table-cell office:value-type="float" office:value="-59.5843696594238" calcext:value-type="float">
            <text:p>-59,5843696594238</text:p>
          </table:table-cell>
          <table:table-cell office:value-type="float" office:value="-59.5995559692383" calcext:value-type="float">
            <text:p>-59,5995559692383</text:p>
          </table:table-cell>
          <table:table-cell office:value-type="float" office:value="-59.6275596618652" calcext:value-type="float">
            <text:p>-59,6275596618652</text:p>
          </table:table-cell>
          <table:table-cell office:value-type="float" office:value="-59.6400299072266" calcext:value-type="float">
            <text:p>-59,6400299072266</text:p>
          </table:table-cell>
          <table:table-cell office:value-type="float" office:value="-59.6511383056641" calcext:value-type="float">
            <text:p>-59,6511383056641</text:p>
          </table:table-cell>
          <table:table-cell office:value-type="float" office:value="-59.6670875549316" calcext:value-type="float">
            <text:p>-59,6670875549316</text:p>
          </table:table-cell>
          <table:table-cell office:value-type="float" office:value="-59.6817398071289" calcext:value-type="float">
            <text:p>-59,6817398071289</text:p>
          </table:table-cell>
          <table:table-cell office:value-type="float" office:value="-59.6724739074707" calcext:value-type="float">
            <text:p>-59,6724739074707</text:p>
          </table:table-cell>
          <table:table-cell office:value-type="float" office:value="-59.8774909973145" calcext:value-type="float">
            <text:p>-59,8774909973145</text:p>
          </table:table-cell>
          <table:table-cell office:value-type="float" office:value="-59.9313888549805" calcext:value-type="float">
            <text:p>-59,9313888549805</text:p>
          </table:table-cell>
          <table:table-cell office:value-type="float" office:value="-59.9240684509277" calcext:value-type="float">
            <text:p>-59,9240684509277</text:p>
          </table:table-cell>
          <table:table-cell office:value-type="float" office:value="-59.9364318847656" calcext:value-type="float">
            <text:p>-59,9364318847656</text:p>
          </table:table-cell>
          <table:table-cell office:value-type="float" office:value="-59.9308166503906" calcext:value-type="float">
            <text:p>-59,9308166503906</text:p>
          </table:table-cell>
          <table:table-cell office:value-type="float" office:value="-59.9321823120117" calcext:value-type="float">
            <text:p>-59,9321823120117</text:p>
          </table:table-cell>
          <table:table-cell office:value-type="float" office:value="-59.9154510498047" calcext:value-type="float">
            <text:p>-59,9154510498047</text:p>
          </table:table-cell>
          <table:table-cell office:value-type="float" office:value="-59.9076080322266" calcext:value-type="float">
            <text:p>-59,9076080322266</text:p>
          </table:table-cell>
          <table:table-cell office:value-type="float" office:value="-59.9083023071289" calcext:value-type="float">
            <text:p>-59,9083023071289</text:p>
          </table:table-cell>
          <table:table-cell office:value-type="float" office:value="-59.9085884094238" calcext:value-type="float">
            <text:p>-59,9085884094238</text:p>
          </table:table-cell>
          <table:table-cell office:value-type="float" office:value="-59.8954734802246" calcext:value-type="float">
            <text:p>-59,8954734802246</text:p>
          </table:table-cell>
          <table:table-cell office:value-type="float" office:value="-59.8701820373535" calcext:value-type="float">
            <text:p>-59,8701820373535</text:p>
          </table:table-cell>
          <table:table-cell office:value-type="float" office:value="-59.8623123168945" calcext:value-type="float">
            <text:p>-59,8623123168945</text:p>
          </table:table-cell>
          <table:table-cell office:value-type="float" office:value="-59.8586654663086" calcext:value-type="float">
            <text:p>-59,8586654663086</text:p>
          </table:table-cell>
          <table:table-cell office:value-type="float" office:value="-59.8415756225586" calcext:value-type="float">
            <text:p>-59,8415756225586</text:p>
          </table:table-cell>
          <table:table-cell office:value-type="float" office:value="-59.8366813659668" calcext:value-type="float">
            <text:p>-59,8366813659668</text:p>
          </table:table-cell>
          <table:table-cell office:value-type="float" office:value="-59.8193511962891" calcext:value-type="float">
            <text:p>-59,8193511962891</text:p>
          </table:table-cell>
          <table:table-cell office:value-type="float" office:value="-59.8148765563965" calcext:value-type="float">
            <text:p>-59,8148765563965</text:p>
          </table:table-cell>
          <table:table-cell office:value-type="float" office:value="-59.7828979492188" calcext:value-type="float">
            <text:p>-59,7828979492188</text:p>
          </table:table-cell>
          <table:table-cell office:value-type="float" office:value="-59.7775344848633" calcext:value-type="float">
            <text:p>-59,7775344848633</text:p>
          </table:table-cell>
          <table:table-cell office:value-type="float" office:value="-59.7869491577148" calcext:value-type="float">
            <text:p>-59,7869491577148</text:p>
          </table:table-cell>
          <table:table-cell office:value-type="float" office:value="-59.7683219909668" calcext:value-type="float">
            <text:p>-59,7683219909668</text:p>
          </table:table-cell>
          <table:table-cell office:value-type="float" office:value="-59.7591133117676" calcext:value-type="float">
            <text:p>-59,7591133117676</text:p>
          </table:table-cell>
          <table:table-cell office:value-type="float" office:value="-59.7341537475586" calcext:value-type="float">
            <text:p>-59,7341537475586</text:p>
          </table:table-cell>
          <table:table-cell office:value-type="float" office:value="-59.7238731384277" calcext:value-type="float">
            <text:p>-59,7238731384277</text:p>
          </table:table-cell>
          <table:table-cell office:value-type="float" office:value="-59.7201271057129" calcext:value-type="float">
            <text:p>-59,7201271057129</text:p>
          </table:table-cell>
          <table:table-cell office:value-type="float" office:value="-59.7237815856934" calcext:value-type="float">
            <text:p>-59,7237815856934</text:p>
          </table:table-cell>
          <table:table-cell office:value-type="float" office:value="-59.7207794189453" calcext:value-type="float">
            <text:p>-59,7207794189453</text:p>
          </table:table-cell>
          <table:table-cell office:value-type="float" office:value="-59.694507598877" calcext:value-type="float">
            <text:p>-59,694507598877</text:p>
          </table:table-cell>
          <table:table-cell office:value-type="float" office:value="-59.685718536377" calcext:value-type="float">
            <text:p>-59,685718536377</text:p>
          </table:table-cell>
          <table:table-cell office:value-type="float" office:value="-59.6912689208984" calcext:value-type="float">
            <text:p>-59,6912689208984</text:p>
          </table:table-cell>
          <table:table-cell office:value-type="float" office:value="-59.6916084289551" calcext:value-type="float">
            <text:p>-59,6916084289551</text:p>
          </table:table-cell>
          <table:table-cell office:value-type="float" office:value="-59.6854095458984" calcext:value-type="float">
            <text:p>-59,6854095458984</text:p>
          </table:table-cell>
          <table:table-cell office:value-type="float" office:value="-59.7021331787109" calcext:value-type="float">
            <text:p>-59,7021331787109</text:p>
          </table:table-cell>
          <table:table-cell office:value-type="float" office:value="-59.6877517700195" calcext:value-type="float">
            <text:p>-59,6877517700195</text:p>
          </table:table-cell>
          <table:table-cell office:value-type="float" office:value="-59.7068290710449" calcext:value-type="float">
            <text:p>-59,7068290710449</text:p>
          </table:table-cell>
          <table:table-cell office:value-type="float" office:value="-59.6985473632813" calcext:value-type="float">
            <text:p>-59,6985473632813</text:p>
          </table:table-cell>
          <table:table-cell office:value-type="float" office:value="-59.6979026794434" calcext:value-type="float">
            <text:p>-59,6979026794434</text:p>
          </table:table-cell>
          <table:table-cell office:value-type="float" office:value="-59.7138786315918" calcext:value-type="float">
            <text:p>-59,7138786315918</text:p>
          </table:table-cell>
          <table:table-cell office:value-type="float" office:value="-59.7005882263184" calcext:value-type="float">
            <text:p>-59,7005882263184</text:p>
          </table:table-cell>
          <table:table-cell office:value-type="float" office:value="-59.7132911682129" calcext:value-type="float">
            <text:p>-59,7132911682129</text:p>
          </table:table-cell>
          <table:table-cell office:value-type="float" office:value="-59.7152671813965" calcext:value-type="float">
            <text:p>-59,7152671813965</text:p>
          </table:table-cell>
          <table:table-cell office:value-type="float" office:value="-59.7300643920898" calcext:value-type="float">
            <text:p>-59,7300643920898</text:p>
          </table:table-cell>
          <table:table-cell office:value-type="float" office:value="-59.7273712158203" calcext:value-type="float">
            <text:p>-59,7273712158203</text:p>
          </table:table-cell>
          <table:table-cell office:value-type="float" office:value="-59.7353630065918" calcext:value-type="float">
            <text:p>-59,7353630065918</text:p>
          </table:table-cell>
          <table:table-cell office:value-type="float" office:value="-59.7483024597168" calcext:value-type="float">
            <text:p>-59,7483024597168</text:p>
          </table:table-cell>
          <table:table-cell office:value-type="float" office:value="-59.7562561035156" calcext:value-type="float">
            <text:p>-59,7562561035156</text:p>
          </table:table-cell>
          <table:table-cell office:value-type="float" office:value="-59.7605743408203" calcext:value-type="float">
            <text:p>-59,7605743408203</text:p>
          </table:table-cell>
          <table:table-cell office:value-type="float" office:value="-59.7833061218262" calcext:value-type="float">
            <text:p>-59,7833061218262</text:p>
          </table:table-cell>
          <table:table-cell office:value-type="float" office:value="-59.7683525085449" calcext:value-type="float">
            <text:p>-59,7683525085449</text:p>
          </table:table-cell>
          <table:table-cell office:value-type="float" office:value="-59.7778167724609" calcext:value-type="float">
            <text:p>-59,7778167724609</text:p>
          </table:table-cell>
          <table:table-cell office:value-type="float" office:value="-59.7455062866211" calcext:value-type="float">
            <text:p>-59,7455062866211</text:p>
          </table:table-cell>
          <table:table-cell office:value-type="float" office:value="-59.7570304870606" calcext:value-type="float">
            <text:p>-59,7570304870606</text:p>
          </table:table-cell>
          <table:table-cell office:value-type="float" office:value="-59.7429313659668" calcext:value-type="float">
            <text:p>-59,7429313659668</text:p>
          </table:table-cell>
          <table:table-cell office:value-type="float" office:value="-59.7651138305664" calcext:value-type="float">
            <text:p>-59,7651138305664</text:p>
          </table:table-cell>
          <table:table-cell office:value-type="float" office:value="-59.7619743347168" calcext:value-type="float">
            <text:p>-59,7619743347168</text:p>
          </table:table-cell>
          <table:table-cell office:value-type="float" office:value="-59.7615089416504" calcext:value-type="float">
            <text:p>-59,7615089416504</text:p>
          </table:table-cell>
          <table:table-cell office:value-type="float" office:value="-59.7613830566406" calcext:value-type="float">
            <text:p>-59,7613830566406</text:p>
          </table:table-cell>
          <table:table-cell office:value-type="float" office:value="-59.7640571594238" calcext:value-type="float">
            <text:p>-59,7640571594238</text:p>
          </table:table-cell>
          <table:table-cell office:value-type="float" office:value="-59.7509117126465" calcext:value-type="float">
            <text:p>-59,7509117126465</text:p>
          </table:table-cell>
          <table:table-cell office:value-type="float" office:value="-59.747371673584" calcext:value-type="float">
            <text:p>-59,747371673584</text:p>
          </table:table-cell>
          <table:table-cell office:value-type="float" office:value="-59.7526206970215" calcext:value-type="float">
            <text:p>-59,7526206970215</text:p>
          </table:table-cell>
          <table:table-cell office:value-type="float" office:value="-59.7472190856934" calcext:value-type="float">
            <text:p>-59,7472190856934</text:p>
          </table:table-cell>
          <table:table-cell office:value-type="float" office:value="-59.744327545166" calcext:value-type="float">
            <text:p>-59,744327545166</text:p>
          </table:table-cell>
          <table:table-cell office:value-type="float" office:value="-59.7351493835449" calcext:value-type="float">
            <text:p>-59,7351493835449</text:p>
          </table:table-cell>
          <table:table-cell office:value-type="float" office:value="-59.7061157226563" calcext:value-type="float">
            <text:p>-59,7061157226563</text:p>
          </table:table-cell>
          <table:table-cell office:value-type="float" office:value="-59.7161636352539" calcext:value-type="float">
            <text:p>-59,7161636352539</text:p>
          </table:table-cell>
          <table:table-cell office:value-type="float" office:value="-59.7115592956543" calcext:value-type="float">
            <text:p>-59,7115592956543</text:p>
          </table:table-cell>
          <table:table-cell office:value-type="float" office:value="-59.70068359375" calcext:value-type="float">
            <text:p>-59,70068359375</text:p>
          </table:table-cell>
          <table:table-cell office:value-type="float" office:value="-59.680233001709" calcext:value-type="float">
            <text:p>-59,680233001709</text:p>
          </table:table-cell>
          <table:table-cell office:value-type="float" office:value="-59.680908203125" calcext:value-type="float">
            <text:p>-59,680908203125</text:p>
          </table:table-cell>
          <table:table-cell office:value-type="float" office:value="-59.6756134033203" calcext:value-type="float">
            <text:p>-59,6756134033203</text:p>
          </table:table-cell>
          <table:table-cell office:value-type="float" office:value="-59.6576499938965" calcext:value-type="float">
            <text:p>-59,6576499938965</text:p>
          </table:table-cell>
          <table:table-cell office:value-type="float" office:value="-59.6554069519043" calcext:value-type="float">
            <text:p>-59,6554069519043</text:p>
          </table:table-cell>
          <table:table-cell office:value-type="float" office:value="-59.6356773376465" calcext:value-type="float">
            <text:p>-59,6356773376465</text:p>
          </table:table-cell>
          <table:table-cell office:value-type="float" office:value="-59.6319694519043" calcext:value-type="float">
            <text:p>-59,6319694519043</text:p>
          </table:table-cell>
          <table:table-cell office:value-type="float" office:value="-59.6244087219238" calcext:value-type="float">
            <text:p>-59,6244087219238</text:p>
          </table:table-cell>
          <table:table-cell office:value-type="float" office:value="-59.6030349731445" calcext:value-type="float">
            <text:p>-59,6030349731445</text:p>
          </table:table-cell>
          <table:table-cell office:value-type="float" office:value="-59.6177062988281" calcext:value-type="float">
            <text:p>-59,6177062988281</text:p>
          </table:table-cell>
          <table:table-cell office:value-type="float" office:value="-59.5920524597168" calcext:value-type="float">
            <text:p>-59,5920524597168</text:p>
          </table:table-cell>
          <table:table-cell office:value-type="float" office:value="-59.5979080200195" calcext:value-type="float">
            <text:p>-59,5979080200195</text:p>
          </table:table-cell>
          <table:table-cell office:value-type="float" office:value="-59.6021194458008" calcext:value-type="float">
            <text:p>-59,6021194458008</text:p>
          </table:table-cell>
          <table:table-cell office:value-type="float" office:value="-59.5900382995606" calcext:value-type="float">
            <text:p>-59,5900382995606</text:p>
          </table:table-cell>
          <table:table-cell office:value-type="float" office:value="-59.5888175964356" calcext:value-type="float">
            <text:p>-59,5888175964356</text:p>
          </table:table-cell>
          <table:table-cell office:value-type="float" office:value="-59.5871429443359" calcext:value-type="float">
            <text:p>-59,5871429443359</text:p>
          </table:table-cell>
          <table:table-cell office:value-type="float" office:value="-59.6033439636231" calcext:value-type="float">
            <text:p>-59,6033439636231</text:p>
          </table:table-cell>
          <table:table-cell office:value-type="float" office:value="-59.5765113830566" calcext:value-type="float">
            <text:p>-59,5765113830566</text:p>
          </table:table-cell>
          <table:table-cell office:value-type="float" office:value="-59.5817184448242" calcext:value-type="float">
            <text:p>-59,5817184448242</text:p>
          </table:table-cell>
          <table:table-cell office:value-type="float" office:value="-59.583122253418" calcext:value-type="float">
            <text:p>-59,583122253418</text:p>
          </table:table-cell>
          <table:table-cell office:value-type="float" office:value="-59.598030090332" calcext:value-type="float">
            <text:p>-59,598030090332</text:p>
          </table:table-cell>
          <table:table-cell office:value-type="float" office:value="-59.6056632995606" calcext:value-type="float">
            <text:p>-59,6056632995606</text:p>
          </table:table-cell>
          <table:table-cell office:value-type="float" office:value="-59.6161727905273" calcext:value-type="float">
            <text:p>-59,6161727905273</text:p>
          </table:table-cell>
          <table:table-cell office:value-type="float" office:value="-59.6205787658691" calcext:value-type="float">
            <text:p>-59,6205787658691</text:p>
          </table:table-cell>
          <table:table-cell office:value-type="float" office:value="-59.6213455200195" calcext:value-type="float">
            <text:p>-59,6213455200195</text:p>
          </table:table-cell>
          <table:table-cell office:value-type="float" office:value="-59.6083221435547" calcext:value-type="float">
            <text:p>-59,6083221435547</text:p>
          </table:table-cell>
          <table:table-cell office:value-type="float" office:value="-59.642822265625" calcext:value-type="float">
            <text:p>-59,642822265625</text:p>
          </table:table-cell>
          <table:table-cell office:value-type="float" office:value="-59.640552520752" calcext:value-type="float">
            <text:p>-59,640552520752</text:p>
          </table:table-cell>
          <table:table-cell office:value-type="float" office:value="-59.6414985656738" calcext:value-type="float">
            <text:p>-59,6414985656738</text:p>
          </table:table-cell>
          <table:table-cell office:value-type="float" office:value="-59.6542053222656" calcext:value-type="float">
            <text:p>-59,6542053222656</text:p>
          </table:table-cell>
          <table:table-cell office:value-type="float" office:value="-59.6791534423828" calcext:value-type="float">
            <text:p>-59,6791534423828</text:p>
          </table:table-cell>
          <table:table-cell office:value-type="float" office:value="-59.7191314697266" calcext:value-type="float">
            <text:p>-59,7191314697266</text:p>
          </table:table-cell>
          <table:table-cell office:value-type="float" office:value="-59.8925361633301" calcext:value-type="float">
            <text:p>-59,8925361633301</text:p>
          </table:table-cell>
          <table:table-cell office:value-type="float" office:value="-59.9221649169922" calcext:value-type="float">
            <text:p>-59,9221649169922</text:p>
          </table:table-cell>
          <table:table-cell office:value-type="float" office:value="-59.9351615905762" calcext:value-type="float">
            <text:p>-59,9351615905762</text:p>
          </table:table-cell>
          <table:table-cell office:value-type="float" office:value="-59.9394149780273" calcext:value-type="float">
            <text:p>-59,9394149780273</text:p>
          </table:table-cell>
          <table:table-cell office:value-type="float" office:value="-59.9508476257324" calcext:value-type="float">
            <text:p>-59,9508476257324</text:p>
          </table:table-cell>
          <table:table-cell office:value-type="float" office:value="-59.9635391235352" calcext:value-type="float">
            <text:p>-59,9635391235352</text:p>
          </table:table-cell>
          <table:table-cell office:value-type="float" office:value="-59.9738883972168" calcext:value-type="float">
            <text:p>-59,9738883972168</text:p>
          </table:table-cell>
          <table:table-cell office:value-type="float" office:value="-59.9539680480957" calcext:value-type="float">
            <text:p>-59,9539680480957</text:p>
          </table:table-cell>
          <table:table-cell office:value-type="float" office:value="-59.9750671386719" calcext:value-type="float">
            <text:p>-59,9750671386719</text:p>
          </table:table-cell>
          <table:table-cell office:value-type="float" office:value="-59.9780006408691" calcext:value-type="float">
            <text:p>-59,9780006408691</text:p>
          </table:table-cell>
          <table:table-cell office:value-type="float" office:value="-59.9790534973145" calcext:value-type="float">
            <text:p>-59,9790534973145</text:p>
          </table:table-cell>
          <table:table-cell office:value-type="float" office:value="-59.9678688049316" calcext:value-type="float">
            <text:p>-59,9678688049316</text:p>
          </table:table-cell>
          <table:table-cell office:value-type="float" office:value="-59.960262298584" calcext:value-type="float">
            <text:p>-59,960262298584</text:p>
          </table:table-cell>
          <table:table-cell office:value-type="float" office:value="-59.9457054138184" calcext:value-type="float">
            <text:p>-59,9457054138184</text:p>
          </table:table-cell>
          <table:table-cell office:value-type="float" office:value="-59.9685707092285" calcext:value-type="float">
            <text:p>-59,9685707092285</text:p>
          </table:table-cell>
          <table:table-cell office:value-type="float" office:value="-59.9353866577148" calcext:value-type="float">
            <text:p>-59,9353866577148</text:p>
          </table:table-cell>
          <table:table-cell office:value-type="float" office:value="-59.9366264343262" calcext:value-type="float">
            <text:p>-59,9366264343262</text:p>
          </table:table-cell>
          <table:table-cell office:value-type="float" office:value="-59.9196968078613" calcext:value-type="float">
            <text:p>-59,9196968078613</text:p>
          </table:table-cell>
          <table:table-cell office:value-type="float" office:value="-59.907356262207" calcext:value-type="float">
            <text:p>-59,907356262207</text:p>
          </table:table-cell>
          <table:table-cell office:value-type="float" office:value="-59.8965454101563" calcext:value-type="float">
            <text:p>-59,8965454101563</text:p>
          </table:table-cell>
          <table:table-cell office:value-type="float" office:value="-59.8932952880859" calcext:value-type="float">
            <text:p>-59,8932952880859</text:p>
          </table:table-cell>
          <table:table-cell office:value-type="float" office:value="-59.879825592041" calcext:value-type="float">
            <text:p>-59,879825592041</text:p>
          </table:table-cell>
          <table:table-cell office:value-type="float" office:value="-59.8658065795898" calcext:value-type="float">
            <text:p>-59,8658065795898</text:p>
          </table:table-cell>
          <table:table-cell office:value-type="float" office:value="-59.8655242919922" calcext:value-type="float">
            <text:p>-59,8655242919922</text:p>
          </table:table-cell>
          <table:table-cell office:value-type="float" office:value="-59.8539810180664" calcext:value-type="float">
            <text:p>-59,8539810180664</text:p>
          </table:table-cell>
          <table:table-cell office:value-type="float" office:value="-59.8284683227539" calcext:value-type="float">
            <text:p>-59,8284683227539</text:p>
          </table:table-cell>
          <table:table-cell office:value-type="float" office:value="-59.8192596435547" calcext:value-type="float">
            <text:p>-59,8192596435547</text:p>
          </table:table-cell>
          <table:table-cell office:value-type="float" office:value="-59.8114967346191" calcext:value-type="float">
            <text:p>-59,8114967346191</text:p>
          </table:table-cell>
          <table:table-cell office:value-type="float" office:value="-59.7859840393066" calcext:value-type="float">
            <text:p>-59,7859840393066</text:p>
          </table:table-cell>
          <table:table-cell office:value-type="float" office:value="-59.769287109375" calcext:value-type="float">
            <text:p>-59,769287109375</text:p>
          </table:table-cell>
          <table:table-cell office:value-type="float" office:value="-59.7600173950195" calcext:value-type="float">
            <text:p>-59,7600173950195</text:p>
          </table:table-cell>
          <table:table-cell office:value-type="float" office:value="-59.7467231750488" calcext:value-type="float">
            <text:p>-59,7467231750488</text:p>
          </table:table-cell>
          <table:table-cell office:value-type="float" office:value="-59.7396430969238" calcext:value-type="float">
            <text:p>-59,7396430969238</text:p>
          </table:table-cell>
          <table:table-cell office:value-type="float" office:value="-59.711124420166" calcext:value-type="float">
            <text:p>-59,711124420166</text:p>
          </table:table-cell>
          <table:table-cell office:value-type="float" office:value="-59.7232208251953" calcext:value-type="float">
            <text:p>-59,7232208251953</text:p>
          </table:table-cell>
          <table:table-cell office:value-type="float" office:value="-59.7119598388672" calcext:value-type="float">
            <text:p>-59,7119598388672</text:p>
          </table:table-cell>
          <table:table-cell office:value-type="float" office:value="-59.6936111450195" calcext:value-type="float">
            <text:p>-59,6936111450195</text:p>
          </table:table-cell>
          <table:table-cell office:value-type="float" office:value="-59.6955871582031" calcext:value-type="float">
            <text:p>-59,6955871582031</text:p>
          </table:table-cell>
          <table:table-cell office:value-type="float" office:value="-59.6829147338867" calcext:value-type="float">
            <text:p>-59,6829147338867</text:p>
          </table:table-cell>
          <table:table-cell office:value-type="float" office:value="-59.6836853027344" calcext:value-type="float">
            <text:p>-59,6836853027344</text:p>
          </table:table-cell>
          <table:table-cell office:value-type="float" office:value="-59.6961708068848" calcext:value-type="float">
            <text:p>-59,6961708068848</text:p>
          </table:table-cell>
          <table:table-cell office:value-type="float" office:value="-59.683837890625" calcext:value-type="float">
            <text:p>-59,683837890625</text:p>
          </table:table-cell>
          <table:table-cell office:value-type="float" office:value="-59.6887092590332" calcext:value-type="float">
            <text:p>-59,6887092590332</text:p>
          </table:table-cell>
          <table:table-cell office:value-type="float" office:value="-59.6887397766113" calcext:value-type="float">
            <text:p>-59,6887397766113</text:p>
          </table:table-cell>
          <table:table-cell office:value-type="float" office:value="-59.6855010986328" calcext:value-type="float">
            <text:p>-59,6855010986328</text:p>
          </table:table-cell>
          <table:table-cell office:value-type="float" office:value="-59.6929054260254" calcext:value-type="float">
            <text:p>-59,6929054260254</text:p>
          </table:table-cell>
          <table:table-cell office:value-type="float" office:value="-59.7046661376953" calcext:value-type="float">
            <text:p>-59,7046661376953</text:p>
          </table:table-cell>
          <table:table-cell office:value-type="float" office:value="-59.7048187255859" calcext:value-type="float">
            <text:p>-59,7048187255859</text:p>
          </table:table-cell>
          <table:table-cell office:value-type="float" office:value="-59.7126693725586" calcext:value-type="float">
            <text:p>-59,7126693725586</text:p>
          </table:table-cell>
          <table:table-cell office:value-type="float" office:value="-59.6678886413574" calcext:value-type="float">
            <text:p>-59,6678886413574</text:p>
          </table:table-cell>
          <table:table-cell office:value-type="float" office:value="-59.176643371582" calcext:value-type="float">
            <text:p>-59,176643371582</text:p>
          </table:table-cell>
          <table:table-cell office:value-type="float" office:value="-59.1785049438477" calcext:value-type="float">
            <text:p>-59,1785049438477</text:p>
          </table:table-cell>
          <table:table-cell office:value-type="float" office:value="-59.1863021850586" calcext:value-type="float">
            <text:p>-59,1863021850586</text:p>
          </table:table-cell>
          <table:table-cell office:value-type="float" office:value="-59.2051773071289" calcext:value-type="float">
            <text:p>-59,2051773071289</text:p>
          </table:table-cell>
          <table:table-cell office:value-type="float" office:value="-59.1905212402344" calcext:value-type="float">
            <text:p>-59,1905212402344</text:p>
          </table:table-cell>
          <table:table-cell office:value-type="float" office:value="-59.2186050415039" calcext:value-type="float">
            <text:p>-59,2186050415039</text:p>
          </table:table-cell>
          <table:table-cell office:value-type="float" office:value="-59.2170295715332" calcext:value-type="float">
            <text:p>-59,2170295715332</text:p>
          </table:table-cell>
          <table:table-cell office:value-type="float" office:value="-59.236213684082" calcext:value-type="float">
            <text:p>-59,236213684082</text:p>
          </table:table-cell>
          <table:table-cell office:value-type="float" office:value="-59.2365608215332" calcext:value-type="float">
            <text:p>-59,2365608215332</text:p>
          </table:table-cell>
          <table:table-cell office:value-type="float" office:value="-59.2527351379395" calcext:value-type="float">
            <text:p>-59,2527351379395</text:p>
          </table:table-cell>
          <table:table-cell office:value-type="float" office:value="-59.2390518188477" calcext:value-type="float">
            <text:p>-59,2390518188477</text:p>
          </table:table-cell>
          <table:table-cell office:value-type="float" office:value="-59.2601547241211" calcext:value-type="float">
            <text:p>-59,2601547241211</text:p>
          </table:table-cell>
          <table:table-cell office:value-type="float" office:value="-59.2591896057129" calcext:value-type="float">
            <text:p>-59,2591896057129</text:p>
          </table:table-cell>
          <table:table-cell office:value-type="float" office:value="-59.285026550293" calcext:value-type="float">
            <text:p>-59,285026550293</text:p>
          </table:table-cell>
          <table:table-cell office:value-type="float" office:value="-59.2908248901367" calcext:value-type="float">
            <text:p>-59,2908248901367</text:p>
          </table:table-cell>
          <table:table-cell office:value-type="float" office:value="-59.2900009155273" calcext:value-type="float">
            <text:p>-59,2900009155273</text:p>
          </table:table-cell>
          <table:table-cell office:value-type="float" office:value="-59.2895011901856" calcext:value-type="float">
            <text:p>-59,2895011901856</text:p>
          </table:table-cell>
          <table:table-cell office:value-type="float" office:value="-59.3009948730469" calcext:value-type="float">
            <text:p>-59,3009948730469</text:p>
          </table:table-cell>
          <table:table-cell office:value-type="float" office:value="-59.2902679443359" calcext:value-type="float">
            <text:p>-59,2902679443359</text:p>
          </table:table-cell>
          <table:table-cell office:value-type="float" office:value="-59.3019676208496" calcext:value-type="float">
            <text:p>-59,3019676208496</text:p>
          </table:table-cell>
          <table:table-cell office:value-type="float" office:value="-59.3106727600098" calcext:value-type="float">
            <text:p>-59,3106727600098</text:p>
          </table:table-cell>
          <table:table-cell office:value-type="float" office:value="-59.290210723877" calcext:value-type="float">
            <text:p>-59,290210723877</text:p>
          </table:table-cell>
          <table:table-cell office:value-type="float" office:value="-59.2943649291992" calcext:value-type="float">
            <text:p>-59,2943649291992</text:p>
          </table:table-cell>
          <table:table-cell office:value-type="float" office:value="-59.2818450927734" calcext:value-type="float">
            <text:p>-59,2818450927734</text:p>
          </table:table-cell>
          <table:table-cell office:value-type="float" office:value="-59.2943916320801" calcext:value-type="float">
            <text:p>-59,2943916320801</text:p>
          </table:table-cell>
          <table:table-cell office:value-type="float" office:value="-59.2794647216797" calcext:value-type="float">
            <text:p>-59,2794647216797</text:p>
          </table:table-cell>
          <table:table-cell office:value-type="float" office:value="-59.2695541381836" calcext:value-type="float">
            <text:p>-59,2695541381836</text:p>
          </table:table-cell>
          <table:table-cell office:value-type="float" office:value="-59.2821426391602" calcext:value-type="float">
            <text:p>-59,2821426391602</text:p>
          </table:table-cell>
          <table:table-cell office:value-type="float" office:value="-59.2705574035645" calcext:value-type="float">
            <text:p>-59,2705574035645</text:p>
          </table:table-cell>
          <table:table-cell office:value-type="float" office:value="-59.2749938964844" calcext:value-type="float">
            <text:p>-59,2749938964844</text:p>
          </table:table-cell>
          <table:table-cell office:value-type="float" office:value="-59.2680282592773" calcext:value-type="float">
            <text:p>-59,2680282592773</text:p>
          </table:table-cell>
          <table:table-cell office:value-type="float" office:value="-59.2473411560059" calcext:value-type="float">
            <text:p>-59,2473411560059</text:p>
          </table:table-cell>
          <table:table-cell office:value-type="float" office:value="-59.2495079040527" calcext:value-type="float">
            <text:p>-59,2495079040527</text:p>
          </table:table-cell>
          <table:table-cell office:value-type="float" office:value="-59.2412147521973" calcext:value-type="float">
            <text:p>-59,2412147521973</text:p>
          </table:table-cell>
          <table:table-cell office:value-type="float" office:value="-59.2402496337891" calcext:value-type="float">
            <text:p>-59,2402496337891</text:p>
          </table:table-cell>
          <table:table-cell office:value-type="float" office:value="-59.2329025268555" calcext:value-type="float">
            <text:p>-59,2329025268555</text:p>
          </table:table-cell>
          <table:table-cell office:value-type="float" office:value="-59.2301826477051" calcext:value-type="float">
            <text:p>-59,2301826477051</text:p>
          </table:table-cell>
          <table:table-cell office:value-type="float" office:value="-59.2242202758789" calcext:value-type="float">
            <text:p>-59,2242202758789</text:p>
          </table:table-cell>
          <table:table-cell office:value-type="float" office:value="-59.2184028625488" calcext:value-type="float">
            <text:p>-59,2184028625488</text:p>
          </table:table-cell>
          <table:table-cell office:value-type="float" office:value="-59.2220230102539" calcext:value-type="float">
            <text:p>-59,2220230102539</text:p>
          </table:table-cell>
          <table:table-cell office:value-type="float" office:value="-59.2254142761231" calcext:value-type="float">
            <text:p>-59,2254142761231</text:p>
          </table:table-cell>
          <table:table-cell office:value-type="float" office:value="-59.2161560058594" calcext:value-type="float">
            <text:p>-59,2161560058594</text:p>
          </table:table-cell>
          <table:table-cell office:value-type="float" office:value="-59.2226982116699" calcext:value-type="float">
            <text:p>-59,2226982116699</text:p>
          </table:table-cell>
          <table:table-cell office:value-type="float" office:value="-59.2322311401367" calcext:value-type="float">
            <text:p>-59,2322311401367</text:p>
          </table:table-cell>
          <table:table-cell office:value-type="float" office:value="-59.2155113220215" calcext:value-type="float">
            <text:p>-59,2155113220215</text:p>
          </table:table-cell>
          <table:table-cell office:value-type="float" office:value="-59.2240982055664" calcext:value-type="float">
            <text:p>-59,2240982055664</text:p>
          </table:table-cell>
          <table:table-cell office:value-type="float" office:value="-59.2274627685547" calcext:value-type="float">
            <text:p>-59,2274627685547</text:p>
          </table:table-cell>
          <table:table-cell office:value-type="float" office:value="-59.2190170288086" calcext:value-type="float">
            <text:p>-59,2190170288086</text:p>
          </table:table-cell>
          <table:table-cell office:value-type="float" office:value="-59.2358894348145" calcext:value-type="float">
            <text:p>-59,2358894348145</text:p>
          </table:table-cell>
          <table:table-cell office:value-type="float" office:value="-59.2571067810059" calcext:value-type="float">
            <text:p>-59,2571067810059</text:p>
          </table:table-cell>
          <table:table-cell office:value-type="float" office:value="-59.4506454467773" calcext:value-type="float">
            <text:p>-59,4506454467773</text:p>
          </table:table-cell>
          <table:table-cell office:value-type="float" office:value="-59.4681510925293" calcext:value-type="float">
            <text:p>-59,4681510925293</text:p>
          </table:table-cell>
          <table:table-cell office:value-type="float" office:value="-59.4691734313965" calcext:value-type="float">
            <text:p>-59,4691734313965</text:p>
          </table:table-cell>
          <table:table-cell office:value-type="float" office:value="-59.4708251953125" calcext:value-type="float">
            <text:p>-59,4708251953125</text:p>
          </table:table-cell>
          <table:table-cell office:value-type="float" office:value="-59.4707069396973" calcext:value-type="float">
            <text:p>-59,4707069396973</text:p>
          </table:table-cell>
          <table:table-cell office:value-type="float" office:value="-59.4757308959961" calcext:value-type="float">
            <text:p>-59,4757308959961</text:p>
          </table:table-cell>
          <table:table-cell office:value-type="float" office:value="-59.4763298034668" calcext:value-type="float">
            <text:p>-59,4763298034668</text:p>
          </table:table-cell>
          <table:table-cell office:value-type="float" office:value="-59.4870834350586" calcext:value-type="float">
            <text:p>-59,4870834350586</text:p>
          </table:table-cell>
          <table:table-cell office:value-type="float" office:value="-59.4947357177734" calcext:value-type="float">
            <text:p>-59,4947357177734</text:p>
          </table:table-cell>
          <table:table-cell office:value-type="float" office:value="-59.4975128173828" calcext:value-type="float">
            <text:p>-59,4975128173828</text:p>
          </table:table-cell>
          <table:table-cell office:value-type="float" office:value="-59.4953689575195" calcext:value-type="float">
            <text:p>-59,4953689575195</text:p>
          </table:table-cell>
          <table:table-cell office:value-type="float" office:value="-59.5027351379395" calcext:value-type="float">
            <text:p>-59,5027351379395</text:p>
          </table:table-cell>
          <table:table-cell office:value-type="float" office:value="-59.5144805908203" calcext:value-type="float">
            <text:p>-59,5144805908203</text:p>
          </table:table-cell>
          <table:table-cell office:value-type="float" office:value="-59.5051803588867" calcext:value-type="float">
            <text:p>-59,5051803588867</text:p>
          </table:table-cell>
          <table:table-cell office:value-type="float" office:value="-59.5199851989746" calcext:value-type="float">
            <text:p>-59,5199851989746</text:p>
          </table:table-cell>
          <table:table-cell office:value-type="float" office:value="-59.4850959777832" calcext:value-type="float">
            <text:p>-59,4850959777832</text:p>
          </table:table-cell>
          <table:table-cell office:value-type="float" office:value="-59.5088920593262" calcext:value-type="float">
            <text:p>-59,5088920593262</text:p>
          </table:table-cell>
          <table:table-cell office:value-type="float" office:value="-59.4932022094727" calcext:value-type="float">
            <text:p>-59,4932022094727</text:p>
          </table:table-cell>
          <table:table-cell office:value-type="float" office:value="-59.5067481994629" calcext:value-type="float">
            <text:p>-59,5067481994629</text:p>
          </table:table-cell>
          <table:table-cell office:value-type="float" office:value="-59.4936218261719" calcext:value-type="float">
            <text:p>-59,4936218261719</text:p>
          </table:table-cell>
          <table:table-cell office:value-type="float" office:value="-59.4989318847656" calcext:value-type="float">
            <text:p>-59,4989318847656</text:p>
          </table:table-cell>
          <table:table-cell office:value-type="float" office:value="-59.4896430969238" calcext:value-type="float">
            <text:p>-59,4896430969238</text:p>
          </table:table-cell>
          <table:table-cell office:value-type="float" office:value="-59.4912109375" calcext:value-type="float">
            <text:p>-59,4912109375</text:p>
          </table:table-cell>
          <table:table-cell office:value-type="float" office:value="-59.4760894775391" calcext:value-type="float">
            <text:p>-59,4760894775391</text:p>
          </table:table-cell>
          <table:table-cell office:value-type="float" office:value="-59.4878044128418" calcext:value-type="float">
            <text:p>-59,4878044128418</text:p>
          </table:table-cell>
          <table:table-cell office:value-type="float" office:value="-59.483829498291" calcext:value-type="float">
            <text:p>-59,483829498291</text:p>
          </table:table-cell>
          <table:table-cell office:value-type="float" office:value="-59.4826545715332" calcext:value-type="float">
            <text:p>-59,4826545715332</text:p>
          </table:table-cell>
          <table:table-cell office:value-type="float" office:value="-59.4774436950684" calcext:value-type="float">
            <text:p>-59,4774436950684</text:p>
          </table:table-cell>
          <table:table-cell office:value-type="float" office:value="-59.4618377685547" calcext:value-type="float">
            <text:p>-59,4618377685547</text:p>
          </table:table-cell>
          <table:table-cell office:value-type="float" office:value="-59.4648742675781" calcext:value-type="float">
            <text:p>-59,4648742675781</text:p>
          </table:table-cell>
          <table:table-cell office:value-type="float" office:value="-59.4707984924316" calcext:value-type="float">
            <text:p>-59,4707984924316</text:p>
          </table:table-cell>
          <table:table-cell office:value-type="float" office:value="-59.4773559570313" calcext:value-type="float">
            <text:p>-59,4773559570313</text:p>
          </table:table-cell>
          <table:table-cell office:value-type="float" office:value="-59.4679718017578" calcext:value-type="float">
            <text:p>-59,4679718017578</text:p>
          </table:table-cell>
          <table:table-cell office:value-type="float" office:value="-59.4764556884766" calcext:value-type="float">
            <text:p>-59,4764556884766</text:p>
          </table:table-cell>
          <table:table-cell office:value-type="float" office:value="-59.4801254272461" calcext:value-type="float">
            <text:p>-59,4801254272461</text:p>
          </table:table-cell>
          <table:table-cell office:value-type="float" office:value="-59.4601898193359" calcext:value-type="float">
            <text:p>-59,4601898193359</text:p>
          </table:table-cell>
          <table:table-cell office:value-type="float" office:value="-59.4729652404785" calcext:value-type="float">
            <text:p>-59,4729652404785</text:p>
          </table:table-cell>
          <table:table-cell office:value-type="float" office:value="-59.4727516174316" calcext:value-type="float">
            <text:p>-59,4727516174316</text:p>
          </table:table-cell>
          <table:table-cell office:value-type="float" office:value="-59.467700958252" calcext:value-type="float">
            <text:p>-59,467700958252</text:p>
          </table:table-cell>
          <table:table-cell office:value-type="float" office:value="-59.4748611450195" calcext:value-type="float">
            <text:p>-59,4748611450195</text:p>
          </table:table-cell>
          <table:table-cell office:value-type="float" office:value="-59.466739654541" calcext:value-type="float">
            <text:p>-59,466739654541</text:p>
          </table:table-cell>
          <table:table-cell office:value-type="float" office:value="-59.4707679748535" calcext:value-type="float">
            <text:p>-59,4707679748535</text:p>
          </table:table-cell>
          <table:table-cell office:value-type="float" office:value="-59.4856376647949" calcext:value-type="float">
            <text:p>-59,4856376647949</text:p>
          </table:table-cell>
          <table:table-cell office:value-type="float" office:value="-59.4739875793457" calcext:value-type="float">
            <text:p>-59,4739875793457</text:p>
          </table:table-cell>
          <table:table-cell office:value-type="float" office:value="-59.4794921875" calcext:value-type="float">
            <text:p>-59,4794921875</text:p>
          </table:table-cell>
          <table:table-cell office:value-type="float" office:value="-59.4735946655273" calcext:value-type="float">
            <text:p>-59,4735946655273</text:p>
          </table:table-cell>
          <table:table-cell office:value-type="float" office:value="-59.4609107971191" calcext:value-type="float">
            <text:p>-59,4609107971191</text:p>
          </table:table-cell>
          <table:table-cell office:value-type="float" office:value="-59.4761543273926" calcext:value-type="float">
            <text:p>-59,4761543273926</text:p>
          </table:table-cell>
          <table:table-cell office:value-type="float" office:value="-59.4777488708496" calcext:value-type="float">
            <text:p>-59,4777488708496</text:p>
          </table:table-cell>
          <table:table-cell office:value-type="float" office:value="-59.4520225524902" calcext:value-type="float">
            <text:p>-59,4520225524902</text:p>
          </table:table-cell>
          <table:table-cell office:value-type="float" office:value="-59.4417991638184" calcext:value-type="float">
            <text:p>-59,4417991638184</text:p>
          </table:table-cell>
          <table:table-cell office:value-type="float" office:value="-59.4421577453613" calcext:value-type="float">
            <text:p>-59,4421577453613</text:p>
          </table:table-cell>
          <table:table-cell office:value-type="float" office:value="-59.4432067871094" calcext:value-type="float">
            <text:p>-59,4432067871094</text:p>
          </table:table-cell>
          <table:table-cell office:value-type="float" office:value="-59.422306060791" calcext:value-type="float">
            <text:p>-59,422306060791</text:p>
          </table:table-cell>
          <table:table-cell office:value-type="float" office:value="-59.4243698120117" calcext:value-type="float">
            <text:p>-59,4243698120117</text:p>
          </table:table-cell>
          <table:table-cell office:value-type="float" office:value="-59.4292144775391" calcext:value-type="float">
            <text:p>-59,4292144775391</text:p>
          </table:table-cell>
          <table:table-cell office:value-type="float" office:value="-59.4271812438965" calcext:value-type="float">
            <text:p>-59,4271812438965</text:p>
          </table:table-cell>
          <table:table-cell office:value-type="float" office:value="-59.4238929748535" calcext:value-type="float">
            <text:p>-59,4238929748535</text:p>
          </table:table-cell>
          <table:table-cell office:value-type="float" office:value="-59.4299659729004" calcext:value-type="float">
            <text:p>-59,4299659729004</text:p>
          </table:table-cell>
          <table:table-cell office:value-type="float" office:value="-59.4236221313477" calcext:value-type="float">
            <text:p>-59,4236221313477</text:p>
          </table:table-cell>
          <table:table-cell office:value-type="float" office:value="-59.4228744506836" calcext:value-type="float">
            <text:p>-59,4228744506836</text:p>
          </table:table-cell>
          <table:table-cell office:value-type="float" office:value="-59.424430847168" calcext:value-type="float">
            <text:p>-59,424430847168</text:p>
          </table:table-cell>
          <table:table-cell office:value-type="float" office:value="-59.4262542724609" calcext:value-type="float">
            <text:p>-59,4262542724609</text:p>
          </table:table-cell>
          <table:table-cell office:value-type="float" office:value="-59.4368515014648" calcext:value-type="float">
            <text:p>-59,4368515014648</text:p>
          </table:table-cell>
          <table:table-cell office:value-type="float" office:value="-59.4210205078125" calcext:value-type="float">
            <text:p>-59,4210205078125</text:p>
          </table:table-cell>
          <table:table-cell office:value-type="float" office:value="-59.4302940368652" calcext:value-type="float">
            <text:p>-59,4302940368652</text:p>
          </table:table-cell>
          <table:table-cell office:value-type="float" office:value="-59.437629699707" calcext:value-type="float">
            <text:p>-59,437629699707</text:p>
          </table:table-cell>
          <table:table-cell office:value-type="float" office:value="-59.424072265625" calcext:value-type="float">
            <text:p>-59,424072265625</text:p>
          </table:table-cell>
          <table:table-cell office:value-type="float" office:value="-59.4499816894531" calcext:value-type="float">
            <text:p>-59,4499816894531</text:p>
          </table:table-cell>
          <table:table-cell office:value-type="float" office:value="-59.4467430114746" calcext:value-type="float">
            <text:p>-59,4467430114746</text:p>
          </table:table-cell>
          <table:table-cell office:value-type="float" office:value="-59.448902130127" calcext:value-type="float">
            <text:p>-59,448902130127</text:p>
          </table:table-cell>
          <table:table-cell office:value-type="float" office:value="-59.4561080932617" calcext:value-type="float">
            <text:p>-59,4561080932617</text:p>
          </table:table-cell>
          <table:table-cell office:value-type="float" office:value="-59.4675216674805" calcext:value-type="float">
            <text:p>-59,4675216674805</text:p>
          </table:table-cell>
          <table:table-cell office:value-type="float" office:value="-59.4791946411133" calcext:value-type="float">
            <text:p>-59,4791946411133</text:p>
          </table:table-cell>
          <table:table-cell office:value-type="float" office:value="-59.4967575073242" calcext:value-type="float">
            <text:p>-59,4967575073242</text:p>
          </table:table-cell>
          <table:table-cell office:value-type="float" office:value="-59.5197448730469" calcext:value-type="float">
            <text:p>-59,5197448730469</text:p>
          </table:table-cell>
          <table:table-cell office:value-type="float" office:value="-59.4984474182129" calcext:value-type="float">
            <text:p>-59,4984474182129</text:p>
          </table:table-cell>
          <table:table-cell office:value-type="float" office:value="-59.495491027832" calcext:value-type="float">
            <text:p>-59,495491027832</text:p>
          </table:table-cell>
          <table:table-cell office:value-type="float" office:value="-59.5092887878418" calcext:value-type="float">
            <text:p>-59,5092887878418</text:p>
          </table:table-cell>
          <table:table-cell office:value-type="float" office:value="-59.5244636535645" calcext:value-type="float">
            <text:p>-59,5244636535645</text:p>
          </table:table-cell>
          <table:table-cell office:value-type="float" office:value="-59.5249176025391" calcext:value-type="float">
            <text:p>-59,5249176025391</text:p>
          </table:table-cell>
          <table:table-cell office:value-type="float" office:value="-59.5390281677246" calcext:value-type="float">
            <text:p>-59,5390281677246</text:p>
          </table:table-cell>
          <table:table-cell office:value-type="float" office:value="-59.5364227294922" calcext:value-type="float">
            <text:p>-59,5364227294922</text:p>
          </table:table-cell>
          <table:table-cell office:value-type="float" office:value="-59.5672302246094" calcext:value-type="float">
            <text:p>-59,5672302246094</text:p>
          </table:table-cell>
          <table:table-cell office:value-type="float" office:value="-59.559024810791" calcext:value-type="float">
            <text:p>-59,559024810791</text:p>
          </table:table-cell>
          <table:table-cell office:value-type="float" office:value="-59.5706672668457" calcext:value-type="float">
            <text:p>-59,5706672668457</text:p>
          </table:table-cell>
          <table:table-cell office:value-type="float" office:value="-59.5594520568848" calcext:value-type="float">
            <text:p>-59,5594520568848</text:p>
          </table:table-cell>
          <table:table-cell office:value-type="float" office:value="-59.5812301635742" calcext:value-type="float">
            <text:p>-59,5812301635742</text:p>
          </table:table-cell>
          <table:table-cell office:value-type="float" office:value="-59.5841255187988" calcext:value-type="float">
            <text:p>-59,5841255187988</text:p>
          </table:table-cell>
          <table:table-cell office:value-type="float" office:value="-59.5802574157715" calcext:value-type="float">
            <text:p>-59,5802574157715</text:p>
          </table:table-cell>
          <table:table-cell office:value-type="float" office:value="-59.5814743041992" calcext:value-type="float">
            <text:p>-59,5814743041992</text:p>
          </table:table-cell>
          <table:table-cell office:value-type="float" office:value="-59.5830612182617" calcext:value-type="float">
            <text:p>-59,5830612182617</text:p>
          </table:table-cell>
          <table:table-cell office:value-type="float" office:value="-59.595100402832" calcext:value-type="float">
            <text:p>-59,595100402832</text:p>
          </table:table-cell>
          <table:table-cell office:value-type="float" office:value="-59.5856475830078" calcext:value-type="float">
            <text:p>-59,5856475830078</text:p>
          </table:table-cell>
          <table:table-cell office:value-type="float" office:value="-59.5896415710449" calcext:value-type="float">
            <text:p>-59,5896415710449</text:p>
          </table:table-cell>
          <table:table-cell office:value-type="float" office:value="-59.5918998718262" calcext:value-type="float">
            <text:p>-59,5918998718262</text:p>
          </table:table-cell>
          <table:table-cell office:value-type="float" office:value="-59.5800132751465" calcext:value-type="float">
            <text:p>-59,5800132751465</text:p>
          </table:table-cell>
          <table:table-cell office:value-type="float" office:value="-59.5922966003418" calcext:value-type="float">
            <text:p>-59,5922966003418</text:p>
          </table:table-cell>
          <table:table-cell office:value-type="float" office:value="-59.576057434082" calcext:value-type="float">
            <text:p>-59,576057434082</text:p>
          </table:table-cell>
          <table:table-cell office:value-type="float" office:value="-59.673210144043" calcext:value-type="float">
            <text:p>-59,673210144043</text:p>
          </table:table-cell>
          <table:table-cell office:value-type="float" office:value="-59.8011856079102" calcext:value-type="float">
            <text:p>-59,8011856079102</text:p>
          </table:table-cell>
          <table:table-cell office:value-type="float" office:value="-59.814094543457" calcext:value-type="float">
            <text:p>-59,814094543457</text:p>
          </table:table-cell>
          <table:table-cell office:value-type="float" office:value="-59.8027458190918" calcext:value-type="float">
            <text:p>-59,8027458190918</text:p>
          </table:table-cell>
          <table:table-cell office:value-type="float" office:value="-59.817008972168" calcext:value-type="float">
            <text:p>-59,817008972168</text:p>
          </table:table-cell>
          <table:table-cell office:value-type="float" office:value="-59.8157234191895" calcext:value-type="float">
            <text:p>-59,8157234191895</text:p>
          </table:table-cell>
          <table:table-cell office:value-type="float" office:value="-59.813159942627" calcext:value-type="float">
            <text:p>-59,813159942627</text:p>
          </table:table-cell>
          <table:table-cell office:value-type="float" office:value="-59.8117790222168" calcext:value-type="float">
            <text:p>-59,8117790222168</text:p>
          </table:table-cell>
          <table:table-cell office:value-type="float" office:value="-59.8031845092773" calcext:value-type="float">
            <text:p>-59,8031845092773</text:p>
          </table:table-cell>
          <table:table-cell office:value-type="float" office:value="-59.8032150268555" calcext:value-type="float">
            <text:p>-59,8032150268555</text:p>
          </table:table-cell>
          <table:table-cell office:value-type="float" office:value="-59.7914123535156" calcext:value-type="float">
            <text:p>-59,7914123535156</text:p>
          </table:table-cell>
          <table:table-cell office:value-type="float" office:value="-59.7836151123047" calcext:value-type="float">
            <text:p>-59,7836151123047</text:p>
          </table:table-cell>
          <table:table-cell office:value-type="float" office:value="-59.7892913818359" calcext:value-type="float">
            <text:p>-59,7892913818359</text:p>
          </table:table-cell>
          <table:table-cell office:value-type="float" office:value="-59.797966003418" calcext:value-type="float">
            <text:p>-59,797966003418</text:p>
          </table:table-cell>
          <table:table-cell office:value-type="float" office:value="-59.7824592590332" calcext:value-type="float">
            <text:p>-59,7824592590332</text:p>
          </table:table-cell>
          <table:table-cell office:value-type="float" office:value="-59.7807464599609" calcext:value-type="float">
            <text:p>-59,7807464599609</text:p>
          </table:table-cell>
          <table:table-cell office:value-type="float" office:value="-59.7832450866699" calcext:value-type="float">
            <text:p>-59,7832450866699</text:p>
          </table:table-cell>
          <table:table-cell office:value-type="float" office:value="-59.7828674316406" calcext:value-type="float">
            <text:p>-59,7828674316406</text:p>
          </table:table-cell>
          <table:table-cell office:value-type="float" office:value="-59.7845191955566" calcext:value-type="float">
            <text:p>-59,7845191955566</text:p>
          </table:table-cell>
          <table:table-cell office:value-type="float" office:value="-59.770622253418" calcext:value-type="float">
            <text:p>-59,770622253418</text:p>
          </table:table-cell>
          <table:table-cell office:value-type="float" office:value="-59.7772254943848" calcext:value-type="float">
            <text:p>-59,7772254943848</text:p>
          </table:table-cell>
          <table:table-cell office:value-type="float" office:value="-59.777286529541" calcext:value-type="float">
            <text:p>-59,777286529541</text:p>
          </table:table-cell>
          <table:table-cell office:value-type="float" office:value="-59.7727737426758" calcext:value-type="float">
            <text:p>-59,7727737426758</text:p>
          </table:table-cell>
          <table:table-cell office:value-type="float" office:value="-59.7549514770508" calcext:value-type="float">
            <text:p>-59,7549514770508</text:p>
          </table:table-cell>
          <table:table-cell office:value-type="float" office:value="-59.7705955505371" calcext:value-type="float">
            <text:p>-59,7705955505371</text:p>
          </table:table-cell>
          <table:table-cell office:value-type="float" office:value="-59.7696304321289" calcext:value-type="float">
            <text:p>-59,7696304321289</text:p>
          </table:table-cell>
          <table:table-cell office:value-type="float" office:value="-59.7587738037109" calcext:value-type="float">
            <text:p>-59,7587738037109</text:p>
          </table:table-cell>
          <table:table-cell office:value-type="float" office:value="-59.7512245178223" calcext:value-type="float">
            <text:p>-59,7512245178223</text:p>
          </table:table-cell>
          <table:table-cell office:value-type="float" office:value="-59.7516593933106" calcext:value-type="float">
            <text:p>-59,7516593933106</text:p>
          </table:table-cell>
          <table:table-cell office:value-type="float" office:value="-59.7463150024414" calcext:value-type="float">
            <text:p>-59,7463150024414</text:p>
          </table:table-cell>
          <table:table-cell office:value-type="float" office:value="-59.7561302185059" calcext:value-type="float">
            <text:p>-59,7561302185059</text:p>
          </table:table-cell>
          <table:table-cell office:value-type="float" office:value="-59.7467842102051" calcext:value-type="float">
            <text:p>-59,7467842102051</text:p>
          </table:table-cell>
          <table:table-cell office:value-type="float" office:value="-59.7398300170898" calcext:value-type="float">
            <text:p>-59,7398300170898</text:p>
          </table:table-cell>
          <table:table-cell office:value-type="float" office:value="-59.755786895752" calcext:value-type="float">
            <text:p>-59,755786895752</text:p>
          </table:table-cell>
          <table:table-cell office:value-type="float" office:value="-59.7491111755371" calcext:value-type="float">
            <text:p>-59,7491111755371</text:p>
          </table:table-cell>
          <table:table-cell office:value-type="float" office:value="-59.7505416870117" calcext:value-type="float">
            <text:p>-59,7505416870117</text:p>
          </table:table-cell>
          <table:table-cell office:value-type="float" office:value="-59.759952545166" calcext:value-type="float">
            <text:p>-59,759952545166</text:p>
          </table:table-cell>
          <table:table-cell office:value-type="float" office:value="-59.7542953491211" calcext:value-type="float">
            <text:p>-59,7542953491211</text:p>
          </table:table-cell>
          <table:table-cell office:value-type="float" office:value="-59.7451057434082" calcext:value-type="float">
            <text:p>-59,7451057434082</text:p>
          </table:table-cell>
          <table:table-cell office:value-type="float" office:value="-59.7665138244629" calcext:value-type="float">
            <text:p>-59,7665138244629</text:p>
          </table:table-cell>
          <table:table-cell office:value-type="float" office:value="-59.7505416870117" calcext:value-type="float">
            <text:p>-59,7505416870117</text:p>
          </table:table-cell>
          <table:table-cell office:value-type="float" office:value="-59.7643394470215" calcext:value-type="float">
            <text:p>-59,7643394470215</text:p>
          </table:table-cell>
          <table:table-cell office:value-type="float" office:value="-59.7583694458008" calcext:value-type="float">
            <text:p>-59,7583694458008</text:p>
          </table:table-cell>
          <table:table-cell office:value-type="float" office:value="-59.7695960998535" calcext:value-type="float">
            <text:p>-59,7695960998535</text:p>
          </table:table-cell>
          <table:table-cell office:value-type="float" office:value="-59.7753868103027" calcext:value-type="float">
            <text:p>-59,7753868103027</text:p>
          </table:table-cell>
          <table:table-cell office:value-type="float" office:value="-59.769474029541" calcext:value-type="float">
            <text:p>-59,769474029541</text:p>
          </table:table-cell>
          <table:table-cell office:value-type="float" office:value="-59.7714653015137" calcext:value-type="float">
            <text:p>-59,7714653015137</text:p>
          </table:table-cell>
          <table:table-cell office:value-type="float" office:value="-59.7635002136231" calcext:value-type="float">
            <text:p>-59,7635002136231</text:p>
          </table:table-cell>
          <table:table-cell office:value-type="float" office:value="-59.7791900634766" calcext:value-type="float">
            <text:p>-59,7791900634766</text:p>
          </table:table-cell>
          <table:table-cell office:value-type="float" office:value="-59.7874794006348" calcext:value-type="float">
            <text:p>-59,7874794006348</text:p>
          </table:table-cell>
          <table:table-cell office:value-type="float" office:value="-59.7958450317383" calcext:value-type="float">
            <text:p>-59,7958450317383</text:p>
          </table:table-cell>
          <table:table-cell office:value-type="float" office:value="-59.6001358032227" calcext:value-type="float">
            <text:p>-59,6001358032227</text:p>
          </table:table-cell>
          <table:table-cell office:value-type="float" office:value="-59.5029449462891" calcext:value-type="float">
            <text:p>-59,5029449462891</text:p>
          </table:table-cell>
          <table:table-cell office:value-type="float" office:value="-59.5142707824707" calcext:value-type="float">
            <text:p>-59,5142707824707</text:p>
          </table:table-cell>
          <table:table-cell office:value-type="float" office:value="-59.5112228393555" calcext:value-type="float">
            <text:p>-59,5112228393555</text:p>
          </table:table-cell>
          <table:table-cell office:value-type="float" office:value="-59.5142974853516" calcext:value-type="float">
            <text:p>-59,5142974853516</text:p>
          </table:table-cell>
          <table:table-cell office:value-type="float" office:value="-59.5376319885254" calcext:value-type="float">
            <text:p>-59,5376319885254</text:p>
          </table:table-cell>
          <table:table-cell office:value-type="float" office:value="-59.532844543457" calcext:value-type="float">
            <text:p>-59,532844543457</text:p>
          </table:table-cell>
          <table:table-cell office:value-type="float" office:value="-59.5442428588867" calcext:value-type="float">
            <text:p>-59,5442428588867</text:p>
          </table:table-cell>
          <table:table-cell office:value-type="float" office:value="-59.5397262573242" calcext:value-type="float">
            <text:p>-59,5397262573242</text:p>
          </table:table-cell>
          <table:table-cell office:value-type="float" office:value="-59.5537719726563" calcext:value-type="float">
            <text:p>-59,5537719726563</text:p>
          </table:table-cell>
          <table:table-cell office:value-type="float" office:value="-59.5550155639648" calcext:value-type="float">
            <text:p>-59,5550155639648</text:p>
          </table:table-cell>
          <table:table-cell office:value-type="float" office:value="-59.5556259155273" calcext:value-type="float">
            <text:p>-59,5556259155273</text:p>
          </table:table-cell>
          <table:table-cell office:value-type="float" office:value="-59.5565376281738" calcext:value-type="float">
            <text:p>-59,5565376281738</text:p>
          </table:table-cell>
          <table:table-cell office:value-type="float" office:value="-59.5703315734863" calcext:value-type="float">
            <text:p>-59,5703315734863</text:p>
          </table:table-cell>
          <table:table-cell office:value-type="float" office:value="-59.5750503540039" calcext:value-type="float">
            <text:p>-59,5750503540039</text:p>
          </table:table-cell>
          <table:table-cell office:value-type="float" office:value="-59.5814743041992" calcext:value-type="float">
            <text:p>-59,5814743041992</text:p>
          </table:table-cell>
          <table:table-cell office:value-type="float" office:value="-59.5968399047852" calcext:value-type="float">
            <text:p>-59,5968399047852</text:p>
          </table:table-cell>
          <table:table-cell office:value-type="float" office:value="-59.594367980957" calcext:value-type="float">
            <text:p>-59,594367980957</text:p>
          </table:table-cell>
          <table:table-cell office:value-type="float" office:value="-59.5786743164063" calcext:value-type="float">
            <text:p>-59,5786743164063</text:p>
          </table:table-cell>
          <table:table-cell office:value-type="float" office:value="-59.5779724121094" calcext:value-type="float">
            <text:p>-59,5779724121094</text:p>
          </table:table-cell>
          <table:table-cell office:value-type="float" office:value="-59.5724639892578" calcext:value-type="float">
            <text:p>-59,5724639892578</text:p>
          </table:table-cell>
          <table:table-cell office:value-type="float" office:value="-59.5746841430664" calcext:value-type="float">
            <text:p>-59,5746841430664</text:p>
          </table:table-cell>
          <table:table-cell office:value-type="float" office:value="-59.5756301879883" calcext:value-type="float">
            <text:p>-59,5756301879883</text:p>
          </table:table-cell>
          <table:table-cell office:value-type="float" office:value="-59.5790367126465" calcext:value-type="float">
            <text:p>-59,5790367126465</text:p>
          </table:table-cell>
          <table:table-cell office:value-type="float" office:value="-59.5738334655762" calcext:value-type="float">
            <text:p>-59,5738334655762</text:p>
          </table:table-cell>
          <table:table-cell office:value-type="float" office:value="-59.5595436096191" calcext:value-type="float">
            <text:p>-59,5595436096191</text:p>
          </table:table-cell>
          <table:table-cell office:value-type="float" office:value="-59.5701217651367" calcext:value-type="float">
            <text:p>-59,5701217651367</text:p>
          </table:table-cell>
          <table:table-cell office:value-type="float" office:value="-59.5752029418945" calcext:value-type="float">
            <text:p>-59,5752029418945</text:p>
          </table:table-cell>
          <table:table-cell office:value-type="float" office:value="-59.5666275024414" calcext:value-type="float">
            <text:p>-59,5666275024414</text:p>
          </table:table-cell>
          <table:table-cell office:value-type="float" office:value="-59.5479736328125" calcext:value-type="float">
            <text:p>-59,5479736328125</text:p>
          </table:table-cell>
          <table:table-cell office:value-type="float" office:value="-59.5544395446777" calcext:value-type="float">
            <text:p>-59,5544395446777</text:p>
          </table:table-cell>
          <table:table-cell office:value-type="float" office:value="-59.5378150939941" calcext:value-type="float">
            <text:p>-59,5378150939941</text:p>
          </table:table-cell>
          <table:table-cell office:value-type="float" office:value="-59.5393600463867" calcext:value-type="float">
            <text:p>-59,5393600463867</text:p>
          </table:table-cell>
          <table:table-cell office:value-type="float" office:value="-59.5413932800293" calcext:value-type="float">
            <text:p>-59,5413932800293</text:p>
          </table:table-cell>
          <table:table-cell office:value-type="float" office:value="-59.5479125976563" calcext:value-type="float">
            <text:p>-59,5479125976563</text:p>
          </table:table-cell>
          <table:table-cell office:value-type="float" office:value="-59.5239143371582" calcext:value-type="float">
            <text:p>-59,5239143371582</text:p>
          </table:table-cell>
          <table:table-cell office:value-type="float" office:value="-59.5184745788574" calcext:value-type="float">
            <text:p>-59,5184745788574</text:p>
          </table:table-cell>
          <table:table-cell office:value-type="float" office:value="-59.5205917358398" calcext:value-type="float">
            <text:p>-59,5205917358398</text:p>
          </table:table-cell>
          <table:table-cell office:value-type="float" office:value="-59.5093765258789" calcext:value-type="float">
            <text:p>-59,5093765258789</text:p>
          </table:table-cell>
          <table:table-cell office:value-type="float" office:value="-59.5065078735352" calcext:value-type="float">
            <text:p>-59,5065078735352</text:p>
          </table:table-cell>
          <table:table-cell office:value-type="float" office:value="-59.5198936462402" calcext:value-type="float">
            <text:p>-59,5198936462402</text:p>
          </table:table-cell>
          <table:table-cell office:value-type="float" office:value="-59.5167808532715" calcext:value-type="float">
            <text:p>-59,5167808532715</text:p>
          </table:table-cell>
          <table:table-cell office:value-type="float" office:value="-59.5129127502441" calcext:value-type="float">
            <text:p>-59,5129127502441</text:p>
          </table:table-cell>
          <table:table-cell office:value-type="float" office:value="-59.5047264099121" calcext:value-type="float">
            <text:p>-59,5047264099121</text:p>
          </table:table-cell>
          <table:table-cell office:value-type="float" office:value="-59.498722076416" calcext:value-type="float">
            <text:p>-59,498722076416</text:p>
          </table:table-cell>
          <table:table-cell office:value-type="float" office:value="-59.4926300048828" calcext:value-type="float">
            <text:p>-59,4926300048828</text:p>
          </table:table-cell>
          <table:table-cell office:value-type="float" office:value="-59.4883155822754" calcext:value-type="float">
            <text:p>-59,4883155822754</text:p>
          </table:table-cell>
          <table:table-cell office:value-type="float" office:value="-59.4800033569336" calcext:value-type="float">
            <text:p>-59,4800033569336</text:p>
          </table:table-cell>
          <table:table-cell office:value-type="float" office:value="-59.4652061462402" calcext:value-type="float">
            <text:p>-59,4652061462402</text:p>
          </table:table-cell>
          <table:table-cell office:value-type="float" office:value="-59.4696273803711" calcext:value-type="float">
            <text:p>-59,4696273803711</text:p>
          </table:table-cell>
          <table:table-cell office:value-type="float" office:value="-59.6280174255371" calcext:value-type="float">
            <text:p>-59,6280174255371</text:p>
          </table:table-cell>
          <table:table-cell office:value-type="float" office:value="-59.6749649047852" calcext:value-type="float">
            <text:p>-59,6749649047852</text:p>
          </table:table-cell>
          <table:table-cell office:value-type="float" office:value="-59.6691474914551" calcext:value-type="float">
            <text:p>-59,6691474914551</text:p>
          </table:table-cell>
          <table:table-cell office:value-type="float" office:value="-59.6521835327148" calcext:value-type="float">
            <text:p>-59,6521835327148</text:p>
          </table:table-cell>
          <table:table-cell office:value-type="float" office:value="-59.6630897521973" calcext:value-type="float">
            <text:p>-59,6630897521973</text:p>
          </table:table-cell>
          <table:table-cell office:value-type="float" office:value="-59.6362609863281" calcext:value-type="float">
            <text:p>-59,6362609863281</text:p>
          </table:table-cell>
          <table:table-cell office:value-type="float" office:value="-59.6486549377441" calcext:value-type="float">
            <text:p>-59,6486549377441</text:p>
          </table:table-cell>
          <table:table-cell office:value-type="float" office:value="-59.6433448791504" calcext:value-type="float">
            <text:p>-59,6433448791504</text:p>
          </table:table-cell>
          <table:table-cell office:value-type="float" office:value="-59.6234588623047" calcext:value-type="float">
            <text:p>-59,6234588623047</text:p>
          </table:table-cell>
          <table:table-cell office:value-type="float" office:value="-59.6050529479981" calcext:value-type="float">
            <text:p>-59,6050529479981</text:p>
          </table:table-cell>
          <table:table-cell office:value-type="float" office:value="-59.591682434082" calcext:value-type="float">
            <text:p>-59,591682434082</text:p>
          </table:table-cell>
          <table:table-cell office:value-type="float" office:value="-59.6027908325195" calcext:value-type="float">
            <text:p>-59,6027908325195</text:p>
          </table:table-cell>
          <table:table-cell office:value-type="float" office:value="-59.582145690918" calcext:value-type="float">
            <text:p>-59,582145690918</text:p>
          </table:table-cell>
          <table:table-cell office:value-type="float" office:value="-59.5664100646973" calcext:value-type="float">
            <text:p>-59,5664100646973</text:p>
          </table:table-cell>
          <table:table-cell office:value-type="float" office:value="-59.5643157958984" calcext:value-type="float">
            <text:p>-59,5643157958984</text:p>
          </table:table-cell>
          <table:table-cell office:value-type="float" office:value="-59.5563545227051" calcext:value-type="float">
            <text:p>-59,5563545227051</text:p>
          </table:table-cell>
          <table:table-cell office:value-type="float" office:value="-59.5571403503418" calcext:value-type="float">
            <text:p>-59,5571403503418</text:p>
          </table:table-cell>
          <table:table-cell office:value-type="float" office:value="-59.5390930175781" calcext:value-type="float">
            <text:p>-59,5390930175781</text:p>
          </table:table-cell>
          <table:table-cell office:value-type="float" office:value="-59.5146064758301" calcext:value-type="float">
            <text:p>-59,5146064758301</text:p>
          </table:table-cell>
          <table:table-cell office:value-type="float" office:value="-59.5288543701172" calcext:value-type="float">
            <text:p>-59,5288543701172</text:p>
          </table:table-cell>
          <table:table-cell office:value-type="float" office:value="-59.5231895446777" calcext:value-type="float">
            <text:p>-59,5231895446777</text:p>
          </table:table-cell>
          <table:table-cell office:value-type="float" office:value="-59.5162048339844" calcext:value-type="float">
            <text:p>-59,5162048339844</text:p>
          </table:table-cell>
          <table:table-cell office:value-type="float" office:value="-59.5210113525391" calcext:value-type="float">
            <text:p>-59,5210113525391</text:p>
          </table:table-cell>
          <table:table-cell office:value-type="float" office:value="-59.5146903991699" calcext:value-type="float">
            <text:p>-59,5146903991699</text:p>
          </table:table-cell>
          <table:table-cell office:value-type="float" office:value="-59.511157989502" calcext:value-type="float">
            <text:p>-59,511157989502</text:p>
          </table:table-cell>
          <table:table-cell office:value-type="float" office:value="-59.503547668457" calcext:value-type="float">
            <text:p>-59,503547668457</text:p>
          </table:table-cell>
          <table:table-cell office:value-type="float" office:value="-59.4944686889648" calcext:value-type="float">
            <text:p>-59,4944686889648</text:p>
          </table:table-cell>
          <table:table-cell office:value-type="float" office:value="-59.4912414550781" calcext:value-type="float">
            <text:p>-59,4912414550781</text:p>
          </table:table-cell>
          <table:table-cell office:value-type="float" office:value="-59.490966796875" calcext:value-type="float">
            <text:p>-59,490966796875</text:p>
          </table:table-cell>
          <table:table-cell office:value-type="float" office:value="-59.4880790710449" calcext:value-type="float">
            <text:p>-59,4880790710449</text:p>
          </table:table-cell>
          <table:table-cell office:value-type="float" office:value="-59.4938621520996" calcext:value-type="float">
            <text:p>-59,4938621520996</text:p>
          </table:table-cell>
          <table:table-cell office:value-type="float" office:value="-59.4884071350098" calcext:value-type="float">
            <text:p>-59,4884071350098</text:p>
          </table:table-cell>
          <table:table-cell office:value-type="float" office:value="-59.5045738220215" calcext:value-type="float">
            <text:p>-59,5045738220215</text:p>
          </table:table-cell>
          <table:table-cell office:value-type="float" office:value="-59.5102233886719" calcext:value-type="float">
            <text:p>-59,5102233886719</text:p>
          </table:table-cell>
          <table:table-cell office:value-type="float" office:value="-59.5101623535156" calcext:value-type="float">
            <text:p>-59,5101623535156</text:p>
          </table:table-cell>
          <table:table-cell office:value-type="float" office:value="-59.5172004699707" calcext:value-type="float">
            <text:p>-59,5172004699707</text:p>
          </table:table-cell>
          <table:table-cell office:value-type="float" office:value="-59.5142135620117" calcext:value-type="float">
            <text:p>-59,5142135620117</text:p>
          </table:table-cell>
          <table:table-cell office:value-type="float" office:value="-59.5420303344727" calcext:value-type="float">
            <text:p>-59,5420303344727</text:p>
          </table:table-cell>
          <table:table-cell office:value-type="float" office:value="-59.5409088134766" calcext:value-type="float">
            <text:p>-59,5409088134766</text:p>
          </table:table-cell>
          <table:table-cell office:value-type="float" office:value="-59.5318183898926" calcext:value-type="float">
            <text:p>-59,5318183898926</text:p>
          </table:table-cell>
          <table:table-cell office:value-type="float" office:value="-59.542911529541" calcext:value-type="float">
            <text:p>-59,542911529541</text:p>
          </table:table-cell>
          <table:table-cell office:value-type="float" office:value="-59.5726776123047" calcext:value-type="float">
            <text:p>-59,5726776123047</text:p>
          </table:table-cell>
          <table:table-cell office:value-type="float" office:value="-59.583911895752" calcext:value-type="float">
            <text:p>-59,583911895752</text:p>
          </table:table-cell>
          <table:table-cell office:value-type="float" office:value="-59.5931205749512" calcext:value-type="float">
            <text:p>-59,5931205749512</text:p>
          </table:table-cell>
          <table:table-cell office:value-type="float" office:value="-59.5870819091797" calcext:value-type="float">
            <text:p>-59,5870819091797</text:p>
          </table:table-cell>
          <table:table-cell office:value-type="float" office:value="-59.6071891784668" calcext:value-type="float">
            <text:p>-59,6071891784668</text:p>
          </table:table-cell>
          <table:table-cell office:value-type="float" office:value="-59.6379127502441" calcext:value-type="float">
            <text:p>-59,6379127502441</text:p>
          </table:table-cell>
          <table:table-cell office:value-type="float" office:value="-59.6534423828125" calcext:value-type="float">
            <text:p>-59,6534423828125</text:p>
          </table:table-cell>
          <table:table-cell office:value-type="float" office:value="-59.6533508300781" calcext:value-type="float">
            <text:p>-59,6533508300781</text:p>
          </table:table-cell>
          <table:table-cell office:value-type="float" office:value="-59.6563606262207" calcext:value-type="float">
            <text:p>-59,6563606262207</text:p>
          </table:table-cell>
          <table:table-cell office:value-type="float" office:value="-59.6554374694824" calcext:value-type="float">
            <text:p>-59,6554374694824</text:p>
          </table:table-cell>
          <table:table-cell office:value-type="float" office:value="-59.6621971130371" calcext:value-type="float">
            <text:p>-59,6621971130371</text:p>
          </table:table-cell>
          <table:table-cell office:value-type="float" office:value="-59.6802635192871" calcext:value-type="float">
            <text:p>-59,6802635192871</text:p>
          </table:table-cell>
          <table:table-cell office:value-type="float" office:value="-59.6835594177246" calcext:value-type="float">
            <text:p>-59,6835594177246</text:p>
          </table:table-cell>
          <table:table-cell office:value-type="float" office:value="-59.6995658874512" calcext:value-type="float">
            <text:p>-59,6995658874512</text:p>
          </table:table-cell>
          <table:table-cell office:value-type="float" office:value="-59.6956481933594" calcext:value-type="float">
            <text:p>-59,6956481933594</text:p>
          </table:table-cell>
          <table:table-cell office:value-type="float" office:value="-59.7262229919434" calcext:value-type="float">
            <text:p>-59,7262229919434</text:p>
          </table:table-cell>
          <table:table-cell office:value-type="float" office:value="-59.7292938232422" calcext:value-type="float">
            <text:p>-59,7292938232422</text:p>
          </table:table-cell>
          <table:table-cell office:value-type="float" office:value="-59.7304077148438" calcext:value-type="float">
            <text:p>-59,7304077148438</text:p>
          </table:table-cell>
          <table:table-cell office:value-type="float" office:value="-59.7264404296875" calcext:value-type="float">
            <text:p>-59,7264404296875</text:p>
          </table:table-cell>
          <table:table-cell office:value-type="float" office:value="-59.7398300170898" calcext:value-type="float">
            <text:p>-59,7398300170898</text:p>
          </table:table-cell>
          <table:table-cell office:value-type="float" office:value="-59.7376289367676" calcext:value-type="float">
            <text:p>-59,7376289367676</text:p>
          </table:table-cell>
          <table:table-cell office:value-type="float" office:value="-59.7479934692383" calcext:value-type="float">
            <text:p>-59,7479934692383</text:p>
          </table:table-cell>
          <table:table-cell office:value-type="float" office:value="-59.7536125183106" calcext:value-type="float">
            <text:p>-59,7536125183106</text:p>
          </table:table-cell>
          <table:table-cell office:value-type="float" office:value="-59.7567825317383" calcext:value-type="float">
            <text:p>-59,7567825317383</text:p>
          </table:table-cell>
          <table:table-cell office:value-type="float" office:value="-59.7485198974609" calcext:value-type="float">
            <text:p>-59,7485198974609</text:p>
          </table:table-cell>
          <table:table-cell office:value-type="float" office:value="-59.7432441711426" calcext:value-type="float">
            <text:p>-59,7432441711426</text:p>
          </table:table-cell>
          <table:table-cell office:value-type="float" office:value="-59.7542037963867" calcext:value-type="float">
            <text:p>-59,7542037963867</text:p>
          </table:table-cell>
          <table:table-cell office:value-type="float" office:value="-59.754825592041" calcext:value-type="float">
            <text:p>-59,754825592041</text:p>
          </table:table-cell>
          <table:table-cell office:value-type="float" office:value="-59.7629699707031" calcext:value-type="float">
            <text:p>-59,7629699707031</text:p>
          </table:table-cell>
          <table:table-cell office:value-type="float" office:value="-59.7483329772949" calcext:value-type="float">
            <text:p>-59,7483329772949</text:p>
          </table:table-cell>
          <table:table-cell office:value-type="float" office:value="-59.7448883056641" calcext:value-type="float">
            <text:p>-59,7448883056641</text:p>
          </table:table-cell>
          <table:table-cell office:value-type="float" office:value="-59.7464103698731" calcext:value-type="float">
            <text:p>-59,7464103698731</text:p>
          </table:table-cell>
          <table:table-cell office:value-type="float" office:value="-59.7456932067871" calcext:value-type="float">
            <text:p>-59,7456932067871</text:p>
          </table:table-cell>
          <table:table-cell office:value-type="float" office:value="-59.7392730712891" calcext:value-type="float">
            <text:p>-59,7392730712891</text:p>
          </table:table-cell>
          <table:table-cell office:value-type="float" office:value="-59.7475242614746" calcext:value-type="float">
            <text:p>-59,7475242614746</text:p>
          </table:table-cell>
          <table:table-cell office:value-type="float" office:value="-59.7387161254883" calcext:value-type="float">
            <text:p>-59,7387161254883</text:p>
          </table:table-cell>
          <table:table-cell office:value-type="float" office:value="-59.723747253418" calcext:value-type="float">
            <text:p>-59,723747253418</text:p>
          </table:table-cell>
          <table:table-cell office:value-type="float" office:value="-59.7383079528809" calcext:value-type="float">
            <text:p>-59,7383079528809</text:p>
          </table:table-cell>
          <table:table-cell office:value-type="float" office:value="-59.7476196289063" calcext:value-type="float">
            <text:p>-59,7476196289063</text:p>
          </table:table-cell>
          <table:table-cell office:value-type="float" office:value="-59.732234954834" calcext:value-type="float">
            <text:p>-59,732234954834</text:p>
          </table:table-cell>
          <table:table-cell office:value-type="float" office:value="-59.7336616516113" calcext:value-type="float">
            <text:p>-59,7336616516113</text:p>
          </table:table-cell>
          <table:table-cell office:value-type="float" office:value="-59.744327545166" calcext:value-type="float">
            <text:p>-59,744327545166</text:p>
          </table:table-cell>
          <table:table-cell office:value-type="float" office:value="-59.733814239502" calcext:value-type="float">
            <text:p>-59,733814239502</text:p>
          </table:table-cell>
          <table:table-cell office:value-type="float" office:value="-59.7329444885254" calcext:value-type="float">
            <text:p>-59,7329444885254</text:p>
          </table:table-cell>
          <table:table-cell office:value-type="float" office:value="-59.7057456970215" calcext:value-type="float">
            <text:p>-59,7057456970215</text:p>
          </table:table-cell>
          <table:table-cell office:value-type="float" office:value="-59.7179298400879" calcext:value-type="float">
            <text:p>-59,7179298400879</text:p>
          </table:table-cell>
          <table:table-cell office:value-type="float" office:value="-59.7059288024902" calcext:value-type="float">
            <text:p>-59,7059288024902</text:p>
          </table:table-cell>
          <table:table-cell office:value-type="float" office:value="-59.7197227478027" calcext:value-type="float">
            <text:p>-59,7197227478027</text:p>
          </table:table-cell>
          <table:table-cell office:value-type="float" office:value="-59.703987121582" calcext:value-type="float">
            <text:p>-59,703987121582</text:p>
          </table:table-cell>
          <table:table-cell office:value-type="float" office:value="-59.6963272094727" calcext:value-type="float">
            <text:p>-59,6963272094727</text:p>
          </table:table-cell>
          <table:table-cell office:value-type="float" office:value="-59.6834373474121" calcext:value-type="float">
            <text:p>-59,6834373474121</text:p>
          </table:table-cell>
          <table:table-cell office:value-type="float" office:value="-59.6996307373047" calcext:value-type="float">
            <text:p>-59,6996307373047</text:p>
          </table:table-cell>
          <table:table-cell office:value-type="float" office:value="-59.6853790283203" calcext:value-type="float">
            <text:p>-59,6853790283203</text:p>
          </table:table-cell>
          <table:table-cell office:value-type="float" office:value="-59.6832542419434" calcext:value-type="float">
            <text:p>-59,6832542419434</text:p>
          </table:table-cell>
          <table:table-cell office:value-type="float" office:value="-59.6766891479492" calcext:value-type="float">
            <text:p>-59,6766891479492</text:p>
          </table:table-cell>
          <table:table-cell office:value-type="float" office:value="-59.6761360168457" calcext:value-type="float">
            <text:p>-59,6761360168457</text:p>
          </table:table-cell>
          <table:table-cell office:value-type="float" office:value="-59.6696395874023" calcext:value-type="float">
            <text:p>-59,6696395874023</text:p>
          </table:table-cell>
          <table:table-cell office:value-type="float" office:value="-59.6420555114746" calcext:value-type="float">
            <text:p>-59,6420555114746</text:p>
          </table:table-cell>
          <table:table-cell office:value-type="float" office:value="-59.7944717407227" calcext:value-type="float">
            <text:p>-59,7944717407227</text:p>
          </table:table-cell>
          <table:table-cell office:value-type="float" office:value="-59.8916206359863" calcext:value-type="float">
            <text:p>-59,8916206359863</text:p>
          </table:table-cell>
          <table:table-cell office:value-type="float" office:value="-59.8761672973633" calcext:value-type="float">
            <text:p>-59,8761672973633</text:p>
          </table:table-cell>
          <table:table-cell office:value-type="float" office:value="-59.881965637207" calcext:value-type="float">
            <text:p>-59,881965637207</text:p>
          </table:table-cell>
          <table:table-cell office:value-type="float" office:value="-59.878719329834" calcext:value-type="float">
            <text:p>-59,878719329834</text:p>
          </table:table-cell>
          <table:table-cell office:value-type="float" office:value="-59.8743095397949" calcext:value-type="float">
            <text:p>-59,8743095397949</text:p>
          </table:table-cell>
          <table:table-cell office:value-type="float" office:value="-59.8645515441895" calcext:value-type="float">
            <text:p>-59,8645515441895</text:p>
          </table:table-cell>
          <table:table-cell office:value-type="float" office:value="-59.870906829834" calcext:value-type="float">
            <text:p>-59,870906829834</text:p>
          </table:table-cell>
          <table:table-cell office:value-type="float" office:value="-59.8491096496582" calcext:value-type="float">
            <text:p>-59,8491096496582</text:p>
          </table:table-cell>
          <table:table-cell office:value-type="float" office:value="-59.8586044311523" calcext:value-type="float">
            <text:p>-59,8586044311523</text:p>
          </table:table-cell>
          <table:table-cell office:value-type="float" office:value="-59.8416709899902" calcext:value-type="float">
            <text:p>-59,8416709899902</text:p>
          </table:table-cell>
          <table:table-cell office:value-type="float" office:value="-59.8316040039063" calcext:value-type="float">
            <text:p>-59,8316040039063</text:p>
          </table:table-cell>
          <table:table-cell office:value-type="float" office:value="-59.8476676940918" calcext:value-type="float">
            <text:p>-59,8476676940918</text:p>
          </table:table-cell>
          <table:table-cell office:value-type="float" office:value="-59.8418579101563" calcext:value-type="float">
            <text:p>-59,8418579101563</text:p>
          </table:table-cell>
          <table:table-cell office:value-type="float" office:value="-59.859073638916" calcext:value-type="float">
            <text:p>-59,859073638916</text:p>
          </table:table-cell>
          <table:table-cell office:value-type="float" office:value="-59.8498344421387" calcext:value-type="float">
            <text:p>-59,8498344421387</text:p>
          </table:table-cell>
          <table:table-cell office:value-type="float" office:value="-59.8466300964356" calcext:value-type="float">
            <text:p>-59,8466300964356</text:p>
          </table:table-cell>
          <table:table-cell office:value-type="float" office:value="-59.8359260559082" calcext:value-type="float">
            <text:p>-59,8359260559082</text:p>
          </table:table-cell>
          <table:table-cell office:value-type="float" office:value="-59.8371200561523" calcext:value-type="float">
            <text:p>-59,8371200561523</text:p>
          </table:table-cell>
          <table:table-cell office:value-type="float" office:value="-59.8425788879395" calcext:value-type="float">
            <text:p>-59,8425788879395</text:p>
          </table:table-cell>
          <table:table-cell office:value-type="float" office:value="-59.8470039367676" calcext:value-type="float">
            <text:p>-59,8470039367676</text:p>
          </table:table-cell>
          <table:table-cell office:value-type="float" office:value="-59.8429260253906" calcext:value-type="float">
            <text:p>-59,8429260253906</text:p>
          </table:table-cell>
          <table:table-cell office:value-type="float" office:value="-59.8588562011719" calcext:value-type="float">
            <text:p>-59,8588562011719</text:p>
          </table:table-cell>
          <table:table-cell office:value-type="float" office:value="-59.8542327880859" calcext:value-type="float">
            <text:p>-59,8542327880859</text:p>
          </table:table-cell>
          <table:table-cell office:value-type="float" office:value="-59.8594512939453" calcext:value-type="float">
            <text:p>-59,8594512939453</text:p>
          </table:table-cell>
          <table:table-cell office:value-type="float" office:value="-59.8523483276367" calcext:value-type="float">
            <text:p>-59,8523483276367</text:p>
          </table:table-cell>
          <table:table-cell office:value-type="float" office:value="-59.8552398681641" calcext:value-type="float">
            <text:p>-59,8552398681641</text:p>
          </table:table-cell>
          <table:table-cell office:value-type="float" office:value="-59.8710327148438" calcext:value-type="float">
            <text:p>-59,8710327148438</text:p>
          </table:table-cell>
          <table:table-cell office:value-type="float" office:value="-59.8744354248047" calcext:value-type="float">
            <text:p>-59,8744354248047</text:p>
          </table:table-cell>
          <table:table-cell office:value-type="float" office:value="-59.8788146972656" calcext:value-type="float">
            <text:p>-59,8788146972656</text:p>
          </table:table-cell>
          <table:table-cell office:value-type="float" office:value="-59.8687057495117" calcext:value-type="float">
            <text:p>-59,8687057495117</text:p>
          </table:table-cell>
          <table:table-cell office:value-type="float" office:value="-59.8684806823731" calcext:value-type="float">
            <text:p>-59,8684806823731</text:p>
          </table:table-cell>
          <table:table-cell office:value-type="float" office:value="-59.8845825195313" calcext:value-type="float">
            <text:p>-59,8845825195313</text:p>
          </table:table-cell>
          <table:table-cell office:value-type="float" office:value="-59.8977470397949" calcext:value-type="float">
            <text:p>-59,8977470397949</text:p>
          </table:table-cell>
          <table:table-cell table:number-columns-repeated="15593"/>
        </table:table-row>
        <table:table-row table:style-name="ro1">
          <table:table-cell office:value-type="string" calcext:value-type="string">
            <text:p>SWT</text:p>
          </table:table-cell>
          <table:table-cell office:value-type="string" calcext:value-type="string">
            <text:p>0.63184</text:p>
          </table:table-cell>
          <table:table-cell table:number-columns-repeated="16382"/>
        </table:table-row>
        <table:table-row table:style-name="ro1">
          <table:table-cell office:value-type="float" office:value="-80.6742935180664" calcext:value-type="float">
            <text:p>-80,6742935180664</text:p>
          </table:table-cell>
          <table:table-cell office:value-type="float" office:value="-80.5246429443359" calcext:value-type="float">
            <text:p>-80,5246429443359</text:p>
          </table:table-cell>
          <table:table-cell office:value-type="float" office:value="-80.650146484375" calcext:value-type="float">
            <text:p>-80,650146484375</text:p>
          </table:table-cell>
          <table:table-cell office:value-type="float" office:value="-80.6020584106445" calcext:value-type="float">
            <text:p>-80,6020584106445</text:p>
          </table:table-cell>
          <table:table-cell office:value-type="float" office:value="-80.7551574707031" calcext:value-type="float">
            <text:p>-80,7551574707031</text:p>
          </table:table-cell>
          <table:table-cell office:value-type="float" office:value="-80.5634307861328" calcext:value-type="float">
            <text:p>-80,5634307861328</text:p>
          </table:table-cell>
          <table:table-cell office:value-type="float" office:value="-80.7280044555664" calcext:value-type="float">
            <text:p>-80,7280044555664</text:p>
          </table:table-cell>
          <table:table-cell office:value-type="float" office:value="-80.8030471801758" calcext:value-type="float">
            <text:p>-80,8030471801758</text:p>
          </table:table-cell>
          <table:table-cell office:value-type="float" office:value="-80.760383605957" calcext:value-type="float">
            <text:p>-80,760383605957</text:p>
          </table:table-cell>
          <table:table-cell office:value-type="float" office:value="-80.7224426269531" calcext:value-type="float">
            <text:p>-80,7224426269531</text:p>
          </table:table-cell>
          <table:table-cell office:value-type="float" office:value="-80.765266418457" calcext:value-type="float">
            <text:p>-80,765266418457</text:p>
          </table:table-cell>
          <table:table-cell office:value-type="float" office:value="-80.8044509887695" calcext:value-type="float">
            <text:p>-80,8044509887695</text:p>
          </table:table-cell>
          <table:table-cell office:value-type="float" office:value="-80.638786315918" calcext:value-type="float">
            <text:p>-80,638786315918</text:p>
          </table:table-cell>
          <table:table-cell office:value-type="float" office:value="-80.7127151489258" calcext:value-type="float">
            <text:p>-80,7127151489258</text:p>
          </table:table-cell>
          <table:table-cell office:value-type="float" office:value="-80.4347991943359" calcext:value-type="float">
            <text:p>-80,4347991943359</text:p>
          </table:table-cell>
          <table:table-cell office:value-type="float" office:value="-80.5617294311523" calcext:value-type="float">
            <text:p>-80,5617294311523</text:p>
          </table:table-cell>
          <table:table-cell office:value-type="float" office:value="-80.5297393798828" calcext:value-type="float">
            <text:p>-80,5297393798828</text:p>
          </table:table-cell>
          <table:table-cell office:value-type="float" office:value="-80.6677322387695" calcext:value-type="float">
            <text:p>-80,6677322387695</text:p>
          </table:table-cell>
          <table:table-cell office:value-type="float" office:value="-80.6068572998047" calcext:value-type="float">
            <text:p>-80,6068572998047</text:p>
          </table:table-cell>
          <table:table-cell office:value-type="float" office:value="-80.46240234375" calcext:value-type="float">
            <text:p>-80,46240234375</text:p>
          </table:table-cell>
          <table:table-cell office:value-type="float" office:value="-80.605827331543" calcext:value-type="float">
            <text:p>-80,605827331543</text:p>
          </table:table-cell>
          <table:table-cell office:value-type="float" office:value="-80.5443572998047" calcext:value-type="float">
            <text:p>-80,5443572998047</text:p>
          </table:table-cell>
          <table:table-cell office:value-type="float" office:value="-80.7694625854492" calcext:value-type="float">
            <text:p>-80,7694625854492</text:p>
          </table:table-cell>
          <table:table-cell office:value-type="float" office:value="-80.5719680786133" calcext:value-type="float">
            <text:p>-80,5719680786133</text:p>
          </table:table-cell>
          <table:table-cell office:value-type="float" office:value="-80.5583190917969" calcext:value-type="float">
            <text:p>-80,5583190917969</text:p>
          </table:table-cell>
          <table:table-cell office:value-type="float" office:value="-80.5338134765625" calcext:value-type="float">
            <text:p>-80,5338134765625</text:p>
          </table:table-cell>
          <table:table-cell office:value-type="float" office:value="-80.5440139770508" calcext:value-type="float">
            <text:p>-80,5440139770508</text:p>
          </table:table-cell>
          <table:table-cell office:value-type="float" office:value="-80.5644607543945" calcext:value-type="float">
            <text:p>-80,5644607543945</text:p>
          </table:table-cell>
          <table:table-cell office:value-type="float" office:value="-80.581184387207" calcext:value-type="float">
            <text:p>-80,581184387207</text:p>
          </table:table-cell>
          <table:table-cell office:value-type="float" office:value="-80.5716247558594" calcext:value-type="float">
            <text:p>-80,5716247558594</text:p>
          </table:table-cell>
          <table:table-cell office:value-type="float" office:value="-80.6394729614258" calcext:value-type="float">
            <text:p>-80,6394729614258</text:p>
          </table:table-cell>
          <table:table-cell office:value-type="float" office:value="-80.6260757446289" calcext:value-type="float">
            <text:p>-80,6260757446289</text:p>
          </table:table-cell>
          <table:table-cell office:value-type="float" office:value="-80.6660079956055" calcext:value-type="float">
            <text:p>-80,6660079956055</text:p>
          </table:table-cell>
          <table:table-cell office:value-type="float" office:value="-80.6929702758789" calcext:value-type="float">
            <text:p>-80,6929702758789</text:p>
          </table:table-cell>
          <table:table-cell office:value-type="float" office:value="-80.5866622924805" calcext:value-type="float">
            <text:p>-80,5866622924805</text:p>
          </table:table-cell>
          <table:table-cell office:value-type="float" office:value="-80.6763687133789" calcext:value-type="float">
            <text:p>-80,6763687133789</text:p>
          </table:table-cell>
          <table:table-cell office:value-type="float" office:value="-80.7290420532227" calcext:value-type="float">
            <text:p>-80,7290420532227</text:p>
          </table:table-cell>
          <table:table-cell office:value-type="float" office:value="-80.8044509887695" calcext:value-type="float">
            <text:p>-80,8044509887695</text:p>
          </table:table-cell>
          <table:table-cell office:value-type="float" office:value="-80.8002395629883" calcext:value-type="float">
            <text:p>-80,8002395629883</text:p>
          </table:table-cell>
          <table:table-cell office:value-type="float" office:value="-80.7293930053711" calcext:value-type="float">
            <text:p>-80,7293930053711</text:p>
          </table:table-cell>
          <table:table-cell office:value-type="float" office:value="-80.4921112060547" calcext:value-type="float">
            <text:p>-80,4921112060547</text:p>
          </table:table-cell>
          <table:table-cell office:value-type="float" office:value="-80.8009490966797" calcext:value-type="float">
            <text:p>-80,8009490966797</text:p>
          </table:table-cell>
          <table:table-cell office:value-type="float" office:value="-80.7862319946289" calcext:value-type="float">
            <text:p>-80,7862319946289</text:p>
          </table:table-cell>
          <table:table-cell office:value-type="float" office:value="-80.7837905883789" calcext:value-type="float">
            <text:p>-80,7837905883789</text:p>
          </table:table-cell>
          <table:table-cell office:value-type="float" office:value="-80.6000061035156" calcext:value-type="float">
            <text:p>-80,6000061035156</text:p>
          </table:table-cell>
          <table:table-cell office:value-type="float" office:value="-80.6106262207031" calcext:value-type="float">
            <text:p>-80,6106262207031</text:p>
          </table:table-cell>
          <table:table-cell office:value-type="float" office:value="-80.7932434082031" calcext:value-type="float">
            <text:p>-80,7932434082031</text:p>
          </table:table-cell>
          <table:table-cell office:value-type="float" office:value="-80.7820358276367" calcext:value-type="float">
            <text:p>-80,7820358276367</text:p>
          </table:table-cell>
          <table:table-cell office:value-type="float" office:value="-80.7283477783203" calcext:value-type="float">
            <text:p>-80,7283477783203</text:p>
          </table:table-cell>
          <table:table-cell office:value-type="float" office:value="-80.579475402832" calcext:value-type="float">
            <text:p>-80,579475402832</text:p>
          </table:table-cell>
          <table:table-cell office:value-type="float" office:value="-80.6370620727539" calcext:value-type="float">
            <text:p>-80,6370620727539</text:p>
          </table:table-cell>
          <table:table-cell office:value-type="float" office:value="-80.665657043457" calcext:value-type="float">
            <text:p>-80,665657043457</text:p>
          </table:table-cell>
          <table:table-cell office:value-type="float" office:value="-80.6777496337891" calcext:value-type="float">
            <text:p>-80,6777496337891</text:p>
          </table:table-cell>
          <table:table-cell office:value-type="float" office:value="-80.6363754272461" calcext:value-type="float">
            <text:p>-80,6363754272461</text:p>
          </table:table-cell>
          <table:table-cell office:value-type="float" office:value="-80.7677154541016" calcext:value-type="float">
            <text:p>-80,7677154541016</text:p>
          </table:table-cell>
          <table:table-cell office:value-type="float" office:value="-80.6908950805664" calcext:value-type="float">
            <text:p>-80,6908950805664</text:p>
          </table:table-cell>
          <table:table-cell office:value-type="float" office:value="-80.6198883056641" calcext:value-type="float">
            <text:p>-80,6198883056641</text:p>
          </table:table-cell>
          <table:table-cell office:value-type="float" office:value="-80.5518417358398" calcext:value-type="float">
            <text:p>-80,5518417358398</text:p>
          </table:table-cell>
          <table:table-cell office:value-type="float" office:value="-80.4833221435547" calcext:value-type="float">
            <text:p>-80,4833221435547</text:p>
          </table:table-cell>
          <table:table-cell office:value-type="float" office:value="-80.5198974609375" calcext:value-type="float">
            <text:p>-80,5198974609375</text:p>
          </table:table-cell>
          <table:table-cell office:value-type="float" office:value="-80.6874313354492" calcext:value-type="float">
            <text:p>-80,6874313354492</text:p>
          </table:table-cell>
          <table:table-cell office:value-type="float" office:value="-80.5842666625977" calcext:value-type="float">
            <text:p>-80,5842666625977</text:p>
          </table:table-cell>
          <table:table-cell office:value-type="float" office:value="-80.6912384033203" calcext:value-type="float">
            <text:p>-80,6912384033203</text:p>
          </table:table-cell>
          <table:table-cell office:value-type="float" office:value="-80.6943511962891" calcext:value-type="float">
            <text:p>-80,6943511962891</text:p>
          </table:table-cell>
          <table:table-cell office:value-type="float" office:value="-80.7307815551758" calcext:value-type="float">
            <text:p>-80,7307815551758</text:p>
          </table:table-cell>
          <table:table-cell office:value-type="float" office:value="-80.6037750244141" calcext:value-type="float">
            <text:p>-80,6037750244141</text:p>
          </table:table-cell>
          <table:table-cell office:value-type="float" office:value="-80.5784530639648" calcext:value-type="float">
            <text:p>-80,5784530639648</text:p>
          </table:table-cell>
          <table:table-cell office:value-type="float" office:value="-80.5648040771484" calcext:value-type="float">
            <text:p>-80,5648040771484</text:p>
          </table:table-cell>
          <table:table-cell office:value-type="float" office:value="-80.5412979125977" calcext:value-type="float">
            <text:p>-80,5412979125977</text:p>
          </table:table-cell>
          <table:table-cell office:value-type="float" office:value="-80.5555953979492" calcext:value-type="float">
            <text:p>-80,5555953979492</text:p>
          </table:table-cell>
          <table:table-cell office:value-type="float" office:value="-80.7520141601563" calcext:value-type="float">
            <text:p>-80,7520141601563</text:p>
          </table:table-cell>
          <table:table-cell office:value-type="float" office:value="-80.5494613647461" calcext:value-type="float">
            <text:p>-80,5494613647461</text:p>
          </table:table-cell>
          <table:table-cell office:value-type="float" office:value="-80.468132019043" calcext:value-type="float">
            <text:p>-80,468132019043</text:p>
          </table:table-cell>
          <table:table-cell office:value-type="float" office:value="-80.4924545288086" calcext:value-type="float">
            <text:p>-80,4924545288086</text:p>
          </table:table-cell>
          <table:table-cell office:value-type="float" office:value="-80.4076232910156" calcext:value-type="float">
            <text:p>-80,4076232910156</text:p>
          </table:table-cell>
          <table:table-cell office:value-type="float" office:value="-80.6233215332031" calcext:value-type="float">
            <text:p>-80,6233215332031</text:p>
          </table:table-cell>
          <table:table-cell office:value-type="float" office:value="-80.4755554199219" calcext:value-type="float">
            <text:p>-80,4755554199219</text:p>
          </table:table-cell>
          <table:table-cell office:value-type="float" office:value="-80.7040557861328" calcext:value-type="float">
            <text:p>-80,7040557861328</text:p>
          </table:table-cell>
          <table:table-cell office:value-type="float" office:value="-80.686393737793" calcext:value-type="float">
            <text:p>-80,686393737793</text:p>
          </table:table-cell>
          <table:table-cell office:value-type="float" office:value="-80.8037490844727" calcext:value-type="float">
            <text:p>-80,8037490844727</text:p>
          </table:table-cell>
          <table:table-cell office:value-type="float" office:value="-80.5712814331055" calcext:value-type="float">
            <text:p>-80,5712814331055</text:p>
          </table:table-cell>
          <table:table-cell office:value-type="float" office:value="-80.6257247924805" calcext:value-type="float">
            <text:p>-80,6257247924805</text:p>
          </table:table-cell>
          <table:table-cell office:value-type="float" office:value="-80.6350021362305" calcext:value-type="float">
            <text:p>-80,6350021362305</text:p>
          </table:table-cell>
          <table:table-cell office:value-type="float" office:value="-80.8769836425781" calcext:value-type="float">
            <text:p>-80,8769836425781</text:p>
          </table:table-cell>
          <table:table-cell office:value-type="float" office:value="-80.7701568603516" calcext:value-type="float">
            <text:p>-80,7701568603516</text:p>
          </table:table-cell>
          <table:table-cell office:value-type="float" office:value="-80.6336288452148" calcext:value-type="float">
            <text:p>-80,6336288452148</text:p>
          </table:table-cell>
          <table:table-cell office:value-type="float" office:value="-80.8272705078125" calcext:value-type="float">
            <text:p>-80,8272705078125</text:p>
          </table:table-cell>
          <table:table-cell office:value-type="float" office:value="-80.8794555664063" calcext:value-type="float">
            <text:p>-80,8794555664063</text:p>
          </table:table-cell>
          <table:table-cell office:value-type="float" office:value="-80.6739501953125" calcext:value-type="float">
            <text:p>-80,6739501953125</text:p>
          </table:table-cell>
          <table:table-cell office:value-type="float" office:value="-80.6611785888672" calcext:value-type="float">
            <text:p>-80,6611785888672</text:p>
          </table:table-cell>
          <table:table-cell office:value-type="float" office:value="-80.8557891845703" calcext:value-type="float">
            <text:p>-80,8557891845703</text:p>
          </table:table-cell>
          <table:table-cell office:value-type="float" office:value="-80.4009246826172" calcext:value-type="float">
            <text:p>-80,4009246826172</text:p>
          </table:table-cell>
          <table:table-cell office:value-type="float" office:value="-80.5907592773438" calcext:value-type="float">
            <text:p>-80,5907592773438</text:p>
          </table:table-cell>
          <table:table-cell office:value-type="float" office:value="-80.5148010253906" calcext:value-type="float">
            <text:p>-80,5148010253906</text:p>
          </table:table-cell>
          <table:table-cell office:value-type="float" office:value="-80.6642837524414" calcext:value-type="float">
            <text:p>-80,6642837524414</text:p>
          </table:table-cell>
          <table:table-cell office:value-type="float" office:value="-80.5900726318359" calcext:value-type="float">
            <text:p>-80,5900726318359</text:p>
          </table:table-cell>
          <table:table-cell office:value-type="float" office:value="-80.5542297363281" calcext:value-type="float">
            <text:p>-80,5542297363281</text:p>
          </table:table-cell>
          <table:table-cell office:value-type="float" office:value="-80.6367263793945" calcext:value-type="float">
            <text:p>-80,6367263793945</text:p>
          </table:table-cell>
          <table:table-cell office:value-type="float" office:value="-80.7273025512695" calcext:value-type="float">
            <text:p>-80,7273025512695</text:p>
          </table:table-cell>
          <table:table-cell office:value-type="float" office:value="-80.5911026000977" calcext:value-type="float">
            <text:p>-80,5911026000977</text:p>
          </table:table-cell>
          <table:table-cell office:value-type="float" office:value="-80.610969543457" calcext:value-type="float">
            <text:p>-80,610969543457</text:p>
          </table:table-cell>
          <table:table-cell office:value-type="float" office:value="-80.5702590942383" calcext:value-type="float">
            <text:p>-80,5702590942383</text:p>
          </table:table-cell>
          <table:table-cell office:value-type="float" office:value="-80.5921249389648" calcext:value-type="float">
            <text:p>-80,5921249389648</text:p>
          </table:table-cell>
          <table:table-cell office:value-type="float" office:value="-80.5986328125" calcext:value-type="float">
            <text:p>-80,5986328125</text:p>
          </table:table-cell>
          <table:table-cell office:value-type="float" office:value="-80.5412979125977" calcext:value-type="float">
            <text:p>-80,5412979125977</text:p>
          </table:table-cell>
          <table:table-cell office:value-type="float" office:value="-80.5965728759766" calcext:value-type="float">
            <text:p>-80,5965728759766</text:p>
          </table:table-cell>
          <table:table-cell office:value-type="float" office:value="-80.2782821655273" calcext:value-type="float">
            <text:p>-80,2782821655273</text:p>
          </table:table-cell>
          <table:table-cell office:value-type="float" office:value="-80.2548828125" calcext:value-type="float">
            <text:p>-80,2548828125</text:p>
          </table:table-cell>
          <table:table-cell office:value-type="float" office:value="-80.251594543457" calcext:value-type="float">
            <text:p>-80,251594543457</text:p>
          </table:table-cell>
          <table:table-cell office:value-type="float" office:value="-80.4106369018555" calcext:value-type="float">
            <text:p>-80,4106369018555</text:p>
          </table:table-cell>
          <table:table-cell office:value-type="float" office:value="-80.2354888916016" calcext:value-type="float">
            <text:p>-80,2354888916016</text:p>
          </table:table-cell>
          <table:table-cell office:value-type="float" office:value="-80.2786102294922" calcext:value-type="float">
            <text:p>-80,2786102294922</text:p>
          </table:table-cell>
          <table:table-cell office:value-type="float" office:value="-80.3611831665039" calcext:value-type="float">
            <text:p>-80,3611831665039</text:p>
          </table:table-cell>
          <table:table-cell office:value-type="float" office:value="-80.2315444946289" calcext:value-type="float">
            <text:p>-80,2315444946289</text:p>
          </table:table-cell>
          <table:table-cell office:value-type="float" office:value="-80.2561950683594" calcext:value-type="float">
            <text:p>-80,2561950683594</text:p>
          </table:table-cell>
          <table:table-cell office:value-type="float" office:value="-80.340217590332" calcext:value-type="float">
            <text:p>-80,340217590332</text:p>
          </table:table-cell>
          <table:table-cell office:value-type="float" office:value="-80.2246551513672" calcext:value-type="float">
            <text:p>-80,2246551513672</text:p>
          </table:table-cell>
          <table:table-cell office:value-type="float" office:value="-80.2000961303711" calcext:value-type="float">
            <text:p>-80,2000961303711</text:p>
          </table:table-cell>
          <table:table-cell office:value-type="float" office:value="-80.3053894042969" calcext:value-type="float">
            <text:p>-80,3053894042969</text:p>
          </table:table-cell>
          <table:table-cell office:value-type="float" office:value="-80.3063812255859" calcext:value-type="float">
            <text:p>-80,3063812255859</text:p>
          </table:table-cell>
          <table:table-cell office:value-type="float" office:value="-80.4072875976563" calcext:value-type="float">
            <text:p>-80,4072875976563</text:p>
          </table:table-cell>
          <table:table-cell office:value-type="float" office:value="-80.2295837402344" calcext:value-type="float">
            <text:p>-80,2295837402344</text:p>
          </table:table-cell>
          <table:table-cell office:value-type="float" office:value="-80.3478698730469" calcext:value-type="float">
            <text:p>-80,3478698730469</text:p>
          </table:table-cell>
          <table:table-cell office:value-type="float" office:value="-80.4086303710938" calcext:value-type="float">
            <text:p>-80,4086303710938</text:p>
          </table:table-cell>
          <table:table-cell office:value-type="float" office:value="-80.4411849975586" calcext:value-type="float">
            <text:p>-80,4411849975586</text:p>
          </table:table-cell>
          <table:table-cell office:value-type="float" office:value="-80.4887313842773" calcext:value-type="float">
            <text:p>-80,4887313842773</text:p>
          </table:table-cell>
          <table:table-cell office:value-type="float" office:value="-80.4890670776367" calcext:value-type="float">
            <text:p>-80,4890670776367</text:p>
          </table:table-cell>
          <table:table-cell office:value-type="float" office:value="-80.6881256103516" calcext:value-type="float">
            <text:p>-80,6881256103516</text:p>
          </table:table-cell>
          <table:table-cell office:value-type="float" office:value="-80.5042953491211" calcext:value-type="float">
            <text:p>-80,5042953491211</text:p>
          </table:table-cell>
          <table:table-cell office:value-type="float" office:value="-80.4965133666992" calcext:value-type="float">
            <text:p>-80,4965133666992</text:p>
          </table:table-cell>
          <table:table-cell office:value-type="float" office:value="-80.2552108764648" calcext:value-type="float">
            <text:p>-80,2552108764648</text:p>
          </table:table-cell>
          <table:table-cell office:value-type="float" office:value="-80.3080368041992" calcext:value-type="float">
            <text:p>-80,3080368041992</text:p>
          </table:table-cell>
          <table:table-cell office:value-type="float" office:value="-80.3156585693359" calcext:value-type="float">
            <text:p>-80,3156585693359</text:p>
          </table:table-cell>
          <table:table-cell office:value-type="float" office:value="-80.3745193481445" calcext:value-type="float">
            <text:p>-80,3745193481445</text:p>
          </table:table-cell>
          <table:table-cell office:value-type="float" office:value="-80.2272796630859" calcext:value-type="float">
            <text:p>-80,2272796630859</text:p>
          </table:table-cell>
          <table:table-cell office:value-type="float" office:value="-80.2585067749023" calcext:value-type="float">
            <text:p>-80,2585067749023</text:p>
          </table:table-cell>
          <table:table-cell office:value-type="float" office:value="-80.1759262084961" calcext:value-type="float">
            <text:p>-80,1759262084961</text:p>
          </table:table-cell>
          <table:table-cell office:value-type="float" office:value="-80.4015960693359" calcext:value-type="float">
            <text:p>-80,4015960693359</text:p>
          </table:table-cell>
          <table:table-cell office:value-type="float" office:value="-80.2154769897461" calcext:value-type="float">
            <text:p>-80,2154769897461</text:p>
          </table:table-cell>
          <table:table-cell office:value-type="float" office:value="-80.3335723876953" calcext:value-type="float">
            <text:p>-80,3335723876953</text:p>
          </table:table-cell>
          <table:table-cell office:value-type="float" office:value="-80.4170074462891" calcext:value-type="float">
            <text:p>-80,4170074462891</text:p>
          </table:table-cell>
          <table:table-cell office:value-type="float" office:value="-80.2720184326172" calcext:value-type="float">
            <text:p>-80,2720184326172</text:p>
          </table:table-cell>
          <table:table-cell office:value-type="float" office:value="-80.3761901855469" calcext:value-type="float">
            <text:p>-80,3761901855469</text:p>
          </table:table-cell>
          <table:table-cell office:value-type="float" office:value="-80.2789459228516" calcext:value-type="float">
            <text:p>-80,2789459228516</text:p>
          </table:table-cell>
          <table:table-cell office:value-type="float" office:value="-80.3568496704102" calcext:value-type="float">
            <text:p>-80,3568496704102</text:p>
          </table:table-cell>
          <table:table-cell office:value-type="float" office:value="-80.4327850341797" calcext:value-type="float">
            <text:p>-80,4327850341797</text:p>
          </table:table-cell>
          <table:table-cell office:value-type="float" office:value="-80.2135162353516" calcext:value-type="float">
            <text:p>-80,2135162353516</text:p>
          </table:table-cell>
          <table:table-cell office:value-type="float" office:value="-80.1994400024414" calcext:value-type="float">
            <text:p>-80,1994400024414</text:p>
          </table:table-cell>
          <table:table-cell office:value-type="float" office:value="-80.2575149536133" calcext:value-type="float">
            <text:p>-80,2575149536133</text:p>
          </table:table-cell>
          <table:table-cell office:value-type="float" office:value="-80.3385620117188" calcext:value-type="float">
            <text:p>-80,3385620117188</text:p>
          </table:table-cell>
          <table:table-cell office:value-type="float" office:value="-80.2400894165039" calcext:value-type="float">
            <text:p>-80,2400894165039</text:p>
          </table:table-cell>
          <table:table-cell office:value-type="float" office:value="-80.1355743408203" calcext:value-type="float">
            <text:p>-80,1355743408203</text:p>
          </table:table-cell>
          <table:table-cell office:value-type="float" office:value="-80.1697235107422" calcext:value-type="float">
            <text:p>-80,1697235107422</text:p>
          </table:table-cell>
          <table:table-cell office:value-type="float" office:value="-80.2693786621094" calcext:value-type="float">
            <text:p>-80,2693786621094</text:p>
          </table:table-cell>
          <table:table-cell office:value-type="float" office:value="-80.4398422241211" calcext:value-type="float">
            <text:p>-80,4398422241211</text:p>
          </table:table-cell>
          <table:table-cell office:value-type="float" office:value="-80.3541946411133" calcext:value-type="float">
            <text:p>-80,3541946411133</text:p>
          </table:table-cell>
          <table:table-cell office:value-type="float" office:value="-80.2687225341797" calcext:value-type="float">
            <text:p>-80,2687225341797</text:p>
          </table:table-cell>
          <table:table-cell office:value-type="float" office:value="-80.4240570068359" calcext:value-type="float">
            <text:p>-80,4240570068359</text:p>
          </table:table-cell>
          <table:table-cell office:value-type="float" office:value="-80.4213638305664" calcext:value-type="float">
            <text:p>-80,4213638305664</text:p>
          </table:table-cell>
          <table:table-cell office:value-type="float" office:value="-80.4277420043945" calcext:value-type="float">
            <text:p>-80,4277420043945</text:p>
          </table:table-cell>
          <table:table-cell office:value-type="float" office:value="-80.3521957397461" calcext:value-type="float">
            <text:p>-80,3521957397461</text:p>
          </table:table-cell>
          <table:table-cell office:value-type="float" office:value="-80.2637786865234" calcext:value-type="float">
            <text:p>-80,2637786865234</text:p>
          </table:table-cell>
          <table:table-cell office:value-type="float" office:value="-80.1899642944336" calcext:value-type="float">
            <text:p>-80,1899642944336</text:p>
          </table:table-cell>
          <table:table-cell office:value-type="float" office:value="-80.304069519043" calcext:value-type="float">
            <text:p>-80,304069519043</text:p>
          </table:table-cell>
          <table:table-cell office:value-type="float" office:value="-80.4425277709961" calcext:value-type="float">
            <text:p>-80,4425277709961</text:p>
          </table:table-cell>
          <table:table-cell office:value-type="float" office:value="-80.421028137207" calcext:value-type="float">
            <text:p>-80,421028137207</text:p>
          </table:table-cell>
          <table:table-cell office:value-type="float" office:value="-80.3905563354492" calcext:value-type="float">
            <text:p>-80,3905563354492</text:p>
          </table:table-cell>
          <table:table-cell office:value-type="float" office:value="-80.3279342651367" calcext:value-type="float">
            <text:p>-80,3279342651367</text:p>
          </table:table-cell>
          <table:table-cell office:value-type="float" office:value="-80.3541946411133" calcext:value-type="float">
            <text:p>-80,3541946411133</text:p>
          </table:table-cell>
          <table:table-cell office:value-type="float" office:value="-80.2456817626953" calcext:value-type="float">
            <text:p>-80,2456817626953</text:p>
          </table:table-cell>
          <table:table-cell office:value-type="float" office:value="-80.210563659668" calcext:value-type="float">
            <text:p>-80,210563659668</text:p>
          </table:table-cell>
          <table:table-cell office:value-type="float" office:value="-80.2581787109375" calcext:value-type="float">
            <text:p>-80,2581787109375</text:p>
          </table:table-cell>
          <table:table-cell office:value-type="float" office:value="-80.4401779174805" calcext:value-type="float">
            <text:p>-80,4401779174805</text:p>
          </table:table-cell>
          <table:table-cell office:value-type="float" office:value="-80.3256072998047" calcext:value-type="float">
            <text:p>-80,3256072998047</text:p>
          </table:table-cell>
          <table:table-cell office:value-type="float" office:value="-80.3242797851563" calcext:value-type="float">
            <text:p>-80,3242797851563</text:p>
          </table:table-cell>
          <table:table-cell office:value-type="float" office:value="-80.2697067260742" calcext:value-type="float">
            <text:p>-80,2697067260742</text:p>
          </table:table-cell>
          <table:table-cell office:value-type="float" office:value="-80.2164611816406" calcext:value-type="float">
            <text:p>-80,2164611816406</text:p>
          </table:table-cell>
          <table:table-cell office:value-type="float" office:value="-80.3315887451172" calcext:value-type="float">
            <text:p>-80,3315887451172</text:p>
          </table:table-cell>
          <table:table-cell office:value-type="float" office:value="-80.4647521972656" calcext:value-type="float">
            <text:p>-80,4647521972656</text:p>
          </table:table-cell>
          <table:table-cell office:value-type="float" office:value="-80.3488693237305" calcext:value-type="float">
            <text:p>-80,3488693237305</text:p>
          </table:table-cell>
          <table:table-cell office:value-type="float" office:value="-80.3475341796875" calcext:value-type="float">
            <text:p>-80,3475341796875</text:p>
          </table:table-cell>
          <table:table-cell office:value-type="float" office:value="-80.3448715209961" calcext:value-type="float">
            <text:p>-80,3448715209961</text:p>
          </table:table-cell>
          <table:table-cell office:value-type="float" office:value="-80.4270706176758" calcext:value-type="float">
            <text:p>-80,4270706176758</text:p>
          </table:table-cell>
          <table:table-cell office:value-type="float" office:value="-80.2308883666992" calcext:value-type="float">
            <text:p>-80,2308883666992</text:p>
          </table:table-cell>
          <table:table-cell office:value-type="float" office:value="-80.2611465454102" calcext:value-type="float">
            <text:p>-80,2611465454102</text:p>
          </table:table-cell>
          <table:table-cell office:value-type="float" office:value="-80.0557556152344" calcext:value-type="float">
            <text:p>-80,0557556152344</text:p>
          </table:table-cell>
          <table:table-cell office:value-type="float" office:value="-79.5663833618164" calcext:value-type="float">
            <text:p>-79,5663833618164</text:p>
          </table:table-cell>
          <table:table-cell office:value-type="float" office:value="-79.6645355224609" calcext:value-type="float">
            <text:p>-79,6645355224609</text:p>
          </table:table-cell>
          <table:table-cell office:value-type="float" office:value="-79.6780776977539" calcext:value-type="float">
            <text:p>-79,6780776977539</text:p>
          </table:table-cell>
          <table:table-cell office:value-type="float" office:value="-79.7485809326172" calcext:value-type="float">
            <text:p>-79,7485809326172</text:p>
          </table:table-cell>
          <table:table-cell office:value-type="float" office:value="-79.7296676635742" calcext:value-type="float">
            <text:p>-79,7296676635742</text:p>
          </table:table-cell>
          <table:table-cell office:value-type="float" office:value="-79.6916351318359" calcext:value-type="float">
            <text:p>-79,6916351318359</text:p>
          </table:table-cell>
          <table:table-cell office:value-type="float" office:value="-79.7036819458008" calcext:value-type="float">
            <text:p>-79,7036819458008</text:p>
          </table:table-cell>
          <table:table-cell office:value-type="float" office:value="-79.5910415649414" calcext:value-type="float">
            <text:p>-79,5910415649414</text:p>
          </table:table-cell>
          <table:table-cell office:value-type="float" office:value="-79.6001968383789" calcext:value-type="float">
            <text:p>-79,6001968383789</text:p>
          </table:table-cell>
          <table:table-cell office:value-type="float" office:value="-79.5299758911133" calcext:value-type="float">
            <text:p>-79,5299758911133</text:p>
          </table:table-cell>
          <table:table-cell office:value-type="float" office:value="-79.4792556762695" calcext:value-type="float">
            <text:p>-79,4792556762695</text:p>
          </table:table-cell>
          <table:table-cell office:value-type="float" office:value="-79.5578765869141" calcext:value-type="float">
            <text:p>-79,5578765869141</text:p>
          </table:table-cell>
          <table:table-cell office:value-type="float" office:value="-79.7061462402344" calcext:value-type="float">
            <text:p>-79,7061462402344</text:p>
          </table:table-cell>
          <table:table-cell office:value-type="float" office:value="-79.4937057495117" calcext:value-type="float">
            <text:p>-79,4937057495117</text:p>
          </table:table-cell>
          <table:table-cell office:value-type="float" office:value="-79.516960144043" calcext:value-type="float">
            <text:p>-79,516960144043</text:p>
          </table:table-cell>
          <table:table-cell office:value-type="float" office:value="-79.5339126586914" calcext:value-type="float">
            <text:p>-79,5339126586914</text:p>
          </table:table-cell>
          <table:table-cell office:value-type="float" office:value="-79.547248840332" calcext:value-type="float">
            <text:p>-79,547248840332</text:p>
          </table:table-cell>
          <table:table-cell office:value-type="float" office:value="-79.8121490478516" calcext:value-type="float">
            <text:p>-79,8121490478516</text:p>
          </table:table-cell>
          <table:table-cell office:value-type="float" office:value="-79.5724639892578" calcext:value-type="float">
            <text:p>-79,5724639892578</text:p>
          </table:table-cell>
          <table:table-cell office:value-type="float" office:value="-79.7293472290039" calcext:value-type="float">
            <text:p>-79,7293472290039</text:p>
          </table:table-cell>
          <table:table-cell office:value-type="float" office:value="-79.8450622558594" calcext:value-type="float">
            <text:p>-79,8450622558594</text:p>
          </table:table-cell>
          <table:table-cell office:value-type="float" office:value="-79.8174667358398" calcext:value-type="float">
            <text:p>-79,8174667358398</text:p>
          </table:table-cell>
          <table:table-cell office:value-type="float" office:value="-79.7312164306641" calcext:value-type="float">
            <text:p>-79,7312164306641</text:p>
          </table:table-cell>
          <table:table-cell office:value-type="float" office:value="-79.6500930786133" calcext:value-type="float">
            <text:p>-79,6500930786133</text:p>
          </table:table-cell>
          <table:table-cell office:value-type="float" office:value="-79.7308959960938" calcext:value-type="float">
            <text:p>-79,7308959960938</text:p>
          </table:table-cell>
          <table:table-cell office:value-type="float" office:value="-79.6087493896484" calcext:value-type="float">
            <text:p>-79,6087493896484</text:p>
          </table:table-cell>
          <table:table-cell office:value-type="float" office:value="-79.4958190917969" calcext:value-type="float">
            <text:p>-79,4958190917969</text:p>
          </table:table-cell>
          <table:table-cell office:value-type="float" office:value="-79.6842346191406" calcext:value-type="float">
            <text:p>-79,6842346191406</text:p>
          </table:table-cell>
          <table:table-cell office:value-type="float" office:value="-79.5682067871094" calcext:value-type="float">
            <text:p>-79,5682067871094</text:p>
          </table:table-cell>
          <table:table-cell office:value-type="float" office:value="-79.5758056640625" calcext:value-type="float">
            <text:p>-79,5758056640625</text:p>
          </table:table-cell>
          <table:table-cell office:value-type="float" office:value="-79.5263366699219" calcext:value-type="float">
            <text:p>-79,5263366699219</text:p>
          </table:table-cell>
          <table:table-cell office:value-type="float" office:value="-79.6642227172852" calcext:value-type="float">
            <text:p>-79,6642227172852</text:p>
          </table:table-cell>
          <table:table-cell office:value-type="float" office:value="-79.5746002197266" calcext:value-type="float">
            <text:p>-79,5746002197266</text:p>
          </table:table-cell>
          <table:table-cell office:value-type="float" office:value="-79.6424255371094" calcext:value-type="float">
            <text:p>-79,6424255371094</text:p>
          </table:table-cell>
          <table:table-cell office:value-type="float" office:value="-79.5326995849609" calcext:value-type="float">
            <text:p>-79,5326995849609</text:p>
          </table:table-cell>
          <table:table-cell office:value-type="float" office:value="-79.6623764038086" calcext:value-type="float">
            <text:p>-79,6623764038086</text:p>
          </table:table-cell>
          <table:table-cell office:value-type="float" office:value="-79.8256149291992" calcext:value-type="float">
            <text:p>-79,8256149291992</text:p>
          </table:table-cell>
          <table:table-cell office:value-type="float" office:value="-79.775016784668" calcext:value-type="float">
            <text:p>-79,775016784668</text:p>
          </table:table-cell>
          <table:table-cell office:value-type="float" office:value="-79.7470245361328" calcext:value-type="float">
            <text:p>-79,7470245361328</text:p>
          </table:table-cell>
          <table:table-cell office:value-type="float" office:value="-79.7114028930664" calcext:value-type="float">
            <text:p>-79,7114028930664</text:p>
          </table:table-cell>
          <table:table-cell office:value-type="float" office:value="-79.4357147216797" calcext:value-type="float">
            <text:p>-79,4357147216797</text:p>
          </table:table-cell>
          <table:table-cell office:value-type="float" office:value="-79.57763671875" calcext:value-type="float">
            <text:p>-79,57763671875</text:p>
          </table:table-cell>
          <table:table-cell office:value-type="float" office:value="-79.5121231079102" calcext:value-type="float">
            <text:p>-79,5121231079102</text:p>
          </table:table-cell>
          <table:table-cell office:value-type="float" office:value="-79.5445175170898" calcext:value-type="float">
            <text:p>-79,5445175170898</text:p>
          </table:table-cell>
          <table:table-cell office:value-type="float" office:value="-79.5998840332031" calcext:value-type="float">
            <text:p>-79,5998840332031</text:p>
          </table:table-cell>
          <table:table-cell office:value-type="float" office:value="-79.5445175170898" calcext:value-type="float">
            <text:p>-79,5445175170898</text:p>
          </table:table-cell>
          <table:table-cell office:value-type="float" office:value="-79.7887268066406" calcext:value-type="float">
            <text:p>-79,7887268066406</text:p>
          </table:table-cell>
          <table:table-cell office:value-type="float" office:value="-79.4666137695313" calcext:value-type="float">
            <text:p>-79,4666137695313</text:p>
          </table:table-cell>
          <table:table-cell office:value-type="float" office:value="-79.6799240112305" calcext:value-type="float">
            <text:p>-79,6799240112305</text:p>
          </table:table-cell>
          <table:table-cell office:value-type="float" office:value="-79.6194458007813" calcext:value-type="float">
            <text:p>-79,6194458007813</text:p>
          </table:table-cell>
          <table:table-cell office:value-type="float" office:value="-79.5451278686523" calcext:value-type="float">
            <text:p>-79,5451278686523</text:p>
          </table:table-cell>
          <table:table-cell office:value-type="float" office:value="-79.6679229736328" calcext:value-type="float">
            <text:p>-79,6679229736328</text:p>
          </table:table-cell>
          <table:table-cell office:value-type="float" office:value="-79.674690246582" calcext:value-type="float">
            <text:p>-79,674690246582</text:p>
          </table:table-cell>
          <table:table-cell office:value-type="float" office:value="-79.5088043212891" calcext:value-type="float">
            <text:p>-79,5088043212891</text:p>
          </table:table-cell>
          <table:table-cell office:value-type="float" office:value="-79.6442642211914" calcext:value-type="float">
            <text:p>-79,6442642211914</text:p>
          </table:table-cell>
          <table:table-cell office:value-type="float" office:value="-79.7974624633789" calcext:value-type="float">
            <text:p>-79,7974624633789</text:p>
          </table:table-cell>
          <table:table-cell office:value-type="float" office:value="-79.7377243041992" calcext:value-type="float">
            <text:p>-79,7377243041992</text:p>
          </table:table-cell>
          <table:table-cell office:value-type="float" office:value="-79.6907043457031" calcext:value-type="float">
            <text:p>-79,6907043457031</text:p>
          </table:table-cell>
          <table:table-cell office:value-type="float" office:value="-79.7706527709961" calcext:value-type="float">
            <text:p>-79,7706527709961</text:p>
          </table:table-cell>
          <table:table-cell office:value-type="float" office:value="-79.674072265625" calcext:value-type="float">
            <text:p>-79,674072265625</text:p>
          </table:table-cell>
          <table:table-cell office:value-type="float" office:value="-79.7336883544922" calcext:value-type="float">
            <text:p>-79,7336883544922</text:p>
          </table:table-cell>
          <table:table-cell office:value-type="float" office:value="-79.839729309082" calcext:value-type="float">
            <text:p>-79,839729309082</text:p>
          </table:table-cell>
          <table:table-cell office:value-type="float" office:value="-79.7915344238281" calcext:value-type="float">
            <text:p>-79,7915344238281</text:p>
          </table:table-cell>
          <table:table-cell office:value-type="float" office:value="-79.6280212402344" calcext:value-type="float">
            <text:p>-79,6280212402344</text:p>
          </table:table-cell>
          <table:table-cell office:value-type="float" office:value="-79.7473449707031" calcext:value-type="float">
            <text:p>-79,7473449707031</text:p>
          </table:table-cell>
          <table:table-cell office:value-type="float" office:value="-79.7064514160156" calcext:value-type="float">
            <text:p>-79,7064514160156</text:p>
          </table:table-cell>
          <table:table-cell office:value-type="float" office:value="-79.6537780761719" calcext:value-type="float">
            <text:p>-79,6537780761719</text:p>
          </table:table-cell>
          <table:table-cell office:value-type="float" office:value="-79.6857757568359" calcext:value-type="float">
            <text:p>-79,6857757568359</text:p>
          </table:table-cell>
          <table:table-cell office:value-type="float" office:value="-79.5196762084961" calcext:value-type="float">
            <text:p>-79,5196762084961</text:p>
          </table:table-cell>
          <table:table-cell office:value-type="float" office:value="-79.7653656005859" calcext:value-type="float">
            <text:p>-79,7653656005859</text:p>
          </table:table-cell>
          <table:table-cell office:value-type="float" office:value="-79.6562347412109" calcext:value-type="float">
            <text:p>-79,6562347412109</text:p>
          </table:table-cell>
          <table:table-cell office:value-type="float" office:value="-79.5339126586914" calcext:value-type="float">
            <text:p>-79,5339126586914</text:p>
          </table:table-cell>
          <table:table-cell office:value-type="float" office:value="-79.6722259521484" calcext:value-type="float">
            <text:p>-79,6722259521484</text:p>
          </table:table-cell>
          <table:table-cell office:value-type="float" office:value="-79.4381103515625" calcext:value-type="float">
            <text:p>-79,4381103515625</text:p>
          </table:table-cell>
          <table:table-cell office:value-type="float" office:value="-79.7501373291016" calcext:value-type="float">
            <text:p>-79,7501373291016</text:p>
          </table:table-cell>
          <table:table-cell office:value-type="float" office:value="-79.6648406982422" calcext:value-type="float">
            <text:p>-79,6648406982422</text:p>
          </table:table-cell>
          <table:table-cell office:value-type="float" office:value="-79.6485595703125" calcext:value-type="float">
            <text:p>-79,6485595703125</text:p>
          </table:table-cell>
          <table:table-cell office:value-type="float" office:value="-79.560905456543" calcext:value-type="float">
            <text:p>-79,560905456543</text:p>
          </table:table-cell>
          <table:table-cell office:value-type="float" office:value="-79.789665222168" calcext:value-type="float">
            <text:p>-79,789665222168</text:p>
          </table:table-cell>
          <table:table-cell office:value-type="float" office:value="-79.492805480957" calcext:value-type="float">
            <text:p>-79,492805480957</text:p>
          </table:table-cell>
          <table:table-cell office:value-type="float" office:value="-79.6295471191406" calcext:value-type="float">
            <text:p>-79,6295471191406</text:p>
          </table:table-cell>
          <table:table-cell office:value-type="float" office:value="-79.3401031494141" calcext:value-type="float">
            <text:p>-79,3401031494141</text:p>
          </table:table-cell>
          <table:table-cell office:value-type="float" office:value="-79.4064102172852" calcext:value-type="float">
            <text:p>-79,4064102172852</text:p>
          </table:table-cell>
          <table:table-cell office:value-type="float" office:value="-79.620979309082" calcext:value-type="float">
            <text:p>-79,620979309082</text:p>
          </table:table-cell>
          <table:table-cell office:value-type="float" office:value="-79.6151657104492" calcext:value-type="float">
            <text:p>-79,6151657104492</text:p>
          </table:table-cell>
          <table:table-cell office:value-type="float" office:value="-79.6860885620117" calcext:value-type="float">
            <text:p>-79,6860885620117</text:p>
          </table:table-cell>
          <table:table-cell office:value-type="float" office:value="-79.5257339477539" calcext:value-type="float">
            <text:p>-79,5257339477539</text:p>
          </table:table-cell>
          <table:table-cell office:value-type="float" office:value="-79.5175628662109" calcext:value-type="float">
            <text:p>-79,5175628662109</text:p>
          </table:table-cell>
          <table:table-cell office:value-type="float" office:value="-79.5542297363281" calcext:value-type="float">
            <text:p>-79,5542297363281</text:p>
          </table:table-cell>
          <table:table-cell office:value-type="float" office:value="-79.6559219360352" calcext:value-type="float">
            <text:p>-79,6559219360352</text:p>
          </table:table-cell>
          <table:table-cell office:value-type="float" office:value="-79.6556167602539" calcext:value-type="float">
            <text:p>-79,6556167602539</text:p>
          </table:table-cell>
          <table:table-cell office:value-type="float" office:value="-79.6173095703125" calcext:value-type="float">
            <text:p>-79,6173095703125</text:p>
          </table:table-cell>
          <table:table-cell office:value-type="float" office:value="-79.5657730102539" calcext:value-type="float">
            <text:p>-79,5657730102539</text:p>
          </table:table-cell>
          <table:table-cell office:value-type="float" office:value="-79.5803833007813" calcext:value-type="float">
            <text:p>-79,5803833007813</text:p>
          </table:table-cell>
          <table:table-cell office:value-type="float" office:value="-79.5015563964844" calcext:value-type="float">
            <text:p>-79,5015563964844</text:p>
          </table:table-cell>
          <table:table-cell office:value-type="float" office:value="-79.5427017211914" calcext:value-type="float">
            <text:p>-79,5427017211914</text:p>
          </table:table-cell>
          <table:table-cell office:value-type="float" office:value="-79.5024642944336" calcext:value-type="float">
            <text:p>-79,5024642944336</text:p>
          </table:table-cell>
          <table:table-cell office:value-type="float" office:value="-79.6194458007813" calcext:value-type="float">
            <text:p>-79,6194458007813</text:p>
          </table:table-cell>
          <table:table-cell office:value-type="float" office:value="-79.557258605957" calcext:value-type="float">
            <text:p>-79,557258605957</text:p>
          </table:table-cell>
          <table:table-cell office:value-type="float" office:value="-79.4690246582031" calcext:value-type="float">
            <text:p>-79,4690246582031</text:p>
          </table:table-cell>
          <table:table-cell office:value-type="float" office:value="-79.7905960083008" calcext:value-type="float">
            <text:p>-79,7905960083008</text:p>
          </table:table-cell>
          <table:table-cell office:value-type="float" office:value="-79.6369094848633" calcext:value-type="float">
            <text:p>-79,6369094848633</text:p>
          </table:table-cell>
          <table:table-cell office:value-type="float" office:value="-79.6350708007813" calcext:value-type="float">
            <text:p>-79,6350708007813</text:p>
          </table:table-cell>
          <table:table-cell office:value-type="float" office:value="-79.5251312255859" calcext:value-type="float">
            <text:p>-79,5251312255859</text:p>
          </table:table-cell>
          <table:table-cell office:value-type="float" office:value="-79.577033996582" calcext:value-type="float">
            <text:p>-79,577033996582</text:p>
          </table:table-cell>
          <table:table-cell office:value-type="float" office:value="-79.6105804443359" calcext:value-type="float">
            <text:p>-79,6105804443359</text:p>
          </table:table-cell>
          <table:table-cell office:value-type="float" office:value="-79.6280212402344" calcext:value-type="float">
            <text:p>-79,6280212402344</text:p>
          </table:table-cell>
          <table:table-cell office:value-type="float" office:value="-79.5060882568359" calcext:value-type="float">
            <text:p>-79,5060882568359</text:p>
          </table:table-cell>
          <table:table-cell office:value-type="float" office:value="-79.4789505004883" calcext:value-type="float">
            <text:p>-79,4789505004883</text:p>
          </table:table-cell>
          <table:table-cell office:value-type="float" office:value="-79.522102355957" calcext:value-type="float">
            <text:p>-79,522102355957</text:p>
          </table:table-cell>
          <table:table-cell office:value-type="float" office:value="-79.5091018676758" calcext:value-type="float">
            <text:p>-79,5091018676758</text:p>
          </table:table-cell>
          <table:table-cell office:value-type="float" office:value="-79.4249420166016" calcext:value-type="float">
            <text:p>-79,4249420166016</text:p>
          </table:table-cell>
          <table:table-cell office:value-type="float" office:value="-79.4243469238281" calcext:value-type="float">
            <text:p>-79,4243469238281</text:p>
          </table:table-cell>
          <table:table-cell office:value-type="float" office:value="-79.6682281494141" calcext:value-type="float">
            <text:p>-79,6682281494141</text:p>
          </table:table-cell>
          <table:table-cell office:value-type="float" office:value="-79.6716079711914" calcext:value-type="float">
            <text:p>-79,6716079711914</text:p>
          </table:table-cell>
          <table:table-cell office:value-type="float" office:value="-79.4441070556641" calcext:value-type="float">
            <text:p>-79,4441070556641</text:p>
          </table:table-cell>
          <table:table-cell office:value-type="float" office:value="-79.5481567382813" calcext:value-type="float">
            <text:p>-79,5481567382813</text:p>
          </table:table-cell>
          <table:table-cell office:value-type="float" office:value="-79.549674987793" calcext:value-type="float">
            <text:p>-79,549674987793</text:p>
          </table:table-cell>
          <table:table-cell office:value-type="float" office:value="-79.6830062866211" calcext:value-type="float">
            <text:p>-79,6830062866211</text:p>
          </table:table-cell>
          <table:table-cell office:value-type="float" office:value="-79.4894943237305" calcext:value-type="float">
            <text:p>-79,4894943237305</text:p>
          </table:table-cell>
          <table:table-cell office:value-type="float" office:value="-79.4982376098633" calcext:value-type="float">
            <text:p>-79,4982376098633</text:p>
          </table:table-cell>
          <table:table-cell office:value-type="float" office:value="-79.5245208740234" calcext:value-type="float">
            <text:p>-79,5245208740234</text:p>
          </table:table-cell>
          <table:table-cell office:value-type="float" office:value="-79.4549026489258" calcext:value-type="float">
            <text:p>-79,4549026489258</text:p>
          </table:table-cell>
          <table:table-cell office:value-type="float" office:value="-79.4204483032227" calcext:value-type="float">
            <text:p>-79,4204483032227</text:p>
          </table:table-cell>
          <table:table-cell office:value-type="float" office:value="-79.4834747314453" calcext:value-type="float">
            <text:p>-79,4834747314453</text:p>
          </table:table-cell>
          <table:table-cell office:value-type="float" office:value="-79.5852508544922" calcext:value-type="float">
            <text:p>-79,5852508544922</text:p>
          </table:table-cell>
          <table:table-cell office:value-type="float" office:value="-79.5660705566406" calcext:value-type="float">
            <text:p>-79,5660705566406</text:p>
          </table:table-cell>
          <table:table-cell office:value-type="float" office:value="-79.6941070556641" calcext:value-type="float">
            <text:p>-79,6941070556641</text:p>
          </table:table-cell>
          <table:table-cell office:value-type="float" office:value="-79.6436462402344" calcext:value-type="float">
            <text:p>-79,6436462402344</text:p>
          </table:table-cell>
          <table:table-cell office:value-type="float" office:value="-79.4675140380859" calcext:value-type="float">
            <text:p>-79,4675140380859</text:p>
          </table:table-cell>
          <table:table-cell office:value-type="float" office:value="-79.4396133422852" calcext:value-type="float">
            <text:p>-79,4396133422852</text:p>
          </table:table-cell>
          <table:table-cell office:value-type="float" office:value="-79.4825592041016" calcext:value-type="float">
            <text:p>-79,4825592041016</text:p>
          </table:table-cell>
          <table:table-cell office:value-type="float" office:value="-79.4396133422852" calcext:value-type="float">
            <text:p>-79,4396133422852</text:p>
          </table:table-cell>
          <table:table-cell office:value-type="float" office:value="-79.4931106567383" calcext:value-type="float">
            <text:p>-79,4931106567383</text:p>
          </table:table-cell>
          <table:table-cell office:value-type="float" office:value="-79.5679016113281" calcext:value-type="float">
            <text:p>-79,5679016113281</text:p>
          </table:table-cell>
          <table:table-cell office:value-type="float" office:value="-79.4022369384766" calcext:value-type="float">
            <text:p>-79,4022369384766</text:p>
          </table:table-cell>
          <table:table-cell office:value-type="float" office:value="-79.4732360839844" calcext:value-type="float">
            <text:p>-79,4732360839844</text:p>
          </table:table-cell>
          <table:table-cell office:value-type="float" office:value="-79.484375" calcext:value-type="float">
            <text:p>-79,484375</text:p>
          </table:table-cell>
          <table:table-cell office:value-type="float" office:value="-79.5828170776367" calcext:value-type="float">
            <text:p>-79,5828170776367</text:p>
          </table:table-cell>
          <table:table-cell office:value-type="float" office:value="-79.7083129882813" calcext:value-type="float">
            <text:p>-79,7083129882813</text:p>
          </table:table-cell>
          <table:table-cell office:value-type="float" office:value="-79.7154235839844" calcext:value-type="float">
            <text:p>-79,7154235839844</text:p>
          </table:table-cell>
          <table:table-cell office:value-type="float" office:value="-79.6528625488281" calcext:value-type="float">
            <text:p>-79,6528625488281</text:p>
          </table:table-cell>
          <table:table-cell office:value-type="float" office:value="-79.7793731689453" calcext:value-type="float">
            <text:p>-79,7793731689453</text:p>
          </table:table-cell>
          <table:table-cell office:value-type="float" office:value="-79.7547988891602" calcext:value-type="float">
            <text:p>-79,7547988891602</text:p>
          </table:table-cell>
          <table:table-cell office:value-type="float" office:value="-79.6099700927734" calcext:value-type="float">
            <text:p>-79,6099700927734</text:p>
          </table:table-cell>
          <table:table-cell office:value-type="float" office:value="-79.5882949829102" calcext:value-type="float">
            <text:p>-79,5882949829102</text:p>
          </table:table-cell>
          <table:table-cell office:value-type="float" office:value="-79.5971450805664" calcext:value-type="float">
            <text:p>-79,5971450805664</text:p>
          </table:table-cell>
          <table:table-cell office:value-type="float" office:value="-79.537841796875" calcext:value-type="float">
            <text:p>-79,537841796875</text:p>
          </table:table-cell>
          <table:table-cell office:value-type="float" office:value="-79.4585037231445" calcext:value-type="float">
            <text:p>-79,4585037231445</text:p>
          </table:table-cell>
          <table:table-cell office:value-type="float" office:value="-79.4816589355469" calcext:value-type="float">
            <text:p>-79,4816589355469</text:p>
          </table:table-cell>
          <table:table-cell office:value-type="float" office:value="-79.5545272827148" calcext:value-type="float">
            <text:p>-79,5545272827148</text:p>
          </table:table-cell>
          <table:table-cell office:value-type="float" office:value="-79.3783950805664" calcext:value-type="float">
            <text:p>-79,3783950805664</text:p>
          </table:table-cell>
          <table:table-cell office:value-type="float" office:value="-79.5755081176758" calcext:value-type="float">
            <text:p>-79,5755081176758</text:p>
          </table:table-cell>
          <table:table-cell office:value-type="float" office:value="-79.4591064453125" calcext:value-type="float">
            <text:p>-79,4591064453125</text:p>
          </table:table-cell>
          <table:table-cell office:value-type="float" office:value="-79.5715484619141" calcext:value-type="float">
            <text:p>-79,5715484619141</text:p>
          </table:table-cell>
          <table:table-cell office:value-type="float" office:value="-79.497932434082" calcext:value-type="float">
            <text:p>-79,497932434082</text:p>
          </table:table-cell>
          <table:table-cell office:value-type="float" office:value="-79.6796188354492" calcext:value-type="float">
            <text:p>-79,6796188354492</text:p>
          </table:table-cell>
          <table:table-cell office:value-type="float" office:value="-79.5448150634766" calcext:value-type="float">
            <text:p>-79,5448150634766</text:p>
          </table:table-cell>
          <table:table-cell office:value-type="float" office:value="-79.5284576416016" calcext:value-type="float">
            <text:p>-79,5284576416016</text:p>
          </table:table-cell>
          <table:table-cell office:value-type="float" office:value="-78.9996719360352" calcext:value-type="float">
            <text:p>-78,9996719360352</text:p>
          </table:table-cell>
          <table:table-cell office:value-type="float" office:value="-78.7583694458008" calcext:value-type="float">
            <text:p>-78,7583694458008</text:p>
          </table:table-cell>
          <table:table-cell office:value-type="float" office:value="-78.6583786010742" calcext:value-type="float">
            <text:p>-78,6583786010742</text:p>
          </table:table-cell>
          <table:table-cell office:value-type="float" office:value="-78.8701782226563" calcext:value-type="float">
            <text:p>-78,8701782226563</text:p>
          </table:table-cell>
          <table:table-cell office:value-type="float" office:value="-78.8920974731445" calcext:value-type="float">
            <text:p>-78,8920974731445</text:p>
          </table:table-cell>
          <table:table-cell office:value-type="float" office:value="-78.8429946899414" calcext:value-type="float">
            <text:p>-78,8429946899414</text:p>
          </table:table-cell>
          <table:table-cell office:value-type="float" office:value="-78.9011077880859" calcext:value-type="float">
            <text:p>-78,9011077880859</text:p>
          </table:table-cell>
          <table:table-cell office:value-type="float" office:value="-78.8937835693359" calcext:value-type="float">
            <text:p>-78,8937835693359</text:p>
          </table:table-cell>
          <table:table-cell office:value-type="float" office:value="-78.8980102539063" calcext:value-type="float">
            <text:p>-78,8980102539063</text:p>
          </table:table-cell>
          <table:table-cell office:value-type="float" office:value="-78.8718643188477" calcext:value-type="float">
            <text:p>-78,8718643188477</text:p>
          </table:table-cell>
          <table:table-cell office:value-type="float" office:value="-78.9505310058594" calcext:value-type="float">
            <text:p>-78,9505310058594</text:p>
          </table:table-cell>
          <table:table-cell office:value-type="float" office:value="-78.9245071411133" calcext:value-type="float">
            <text:p>-78,9245071411133</text:p>
          </table:table-cell>
          <table:table-cell office:value-type="float" office:value="-78.8971633911133" calcext:value-type="float">
            <text:p>-78,8971633911133</text:p>
          </table:table-cell>
          <table:table-cell office:value-type="float" office:value="-78.885627746582" calcext:value-type="float">
            <text:p>-78,885627746582</text:p>
          </table:table-cell>
          <table:table-cell office:value-type="float" office:value="-78.9561996459961" calcext:value-type="float">
            <text:p>-78,9561996459961</text:p>
          </table:table-cell>
          <table:table-cell office:value-type="float" office:value="-78.9647064208984" calcext:value-type="float">
            <text:p>-78,9647064208984</text:p>
          </table:table-cell>
          <table:table-cell office:value-type="float" office:value="-78.9295959472656" calcext:value-type="float">
            <text:p>-78,9295959472656</text:p>
          </table:table-cell>
          <table:table-cell office:value-type="float" office:value="-79.0835342407227" calcext:value-type="float">
            <text:p>-79,0835342407227</text:p>
          </table:table-cell>
          <table:table-cell office:value-type="float" office:value="-78.9831619262695" calcext:value-type="float">
            <text:p>-78,9831619262695</text:p>
          </table:table-cell>
          <table:table-cell office:value-type="float" office:value="-78.9022369384766" calcext:value-type="float">
            <text:p>-78,9022369384766</text:p>
          </table:table-cell>
          <table:table-cell office:value-type="float" office:value="-78.8497161865234" calcext:value-type="float">
            <text:p>-78,8497161865234</text:p>
          </table:table-cell>
          <table:table-cell office:value-type="float" office:value="-78.9860076904297" calcext:value-type="float">
            <text:p>-78,9860076904297</text:p>
          </table:table-cell>
          <table:table-cell office:value-type="float" office:value="-78.9573287963867" calcext:value-type="float">
            <text:p>-78,9573287963867</text:p>
          </table:table-cell>
          <table:table-cell office:value-type="float" office:value="-79.0382080078125" calcext:value-type="float">
            <text:p>-79,0382080078125</text:p>
          </table:table-cell>
          <table:table-cell office:value-type="float" office:value="-79.1013870239258" calcext:value-type="float">
            <text:p>-79,1013870239258</text:p>
          </table:table-cell>
          <table:table-cell office:value-type="float" office:value="-78.9649887084961" calcext:value-type="float">
            <text:p>-78,9649887084961</text:p>
          </table:table-cell>
          <table:table-cell office:value-type="float" office:value="-78.999382019043" calcext:value-type="float">
            <text:p>-78,999382019043</text:p>
          </table:table-cell>
          <table:table-cell office:value-type="float" office:value="-78.8850631713867" calcext:value-type="float">
            <text:p>-78,8850631713867</text:p>
          </table:table-cell>
          <table:table-cell office:value-type="float" office:value="-79.0156326293945" calcext:value-type="float">
            <text:p>-79,0156326293945</text:p>
          </table:table-cell>
          <table:table-cell office:value-type="float" office:value="-78.9513778686523" calcext:value-type="float">
            <text:p>-78,9513778686523</text:p>
          </table:table-cell>
          <table:table-cell office:value-type="float" office:value="-78.8816909790039" calcext:value-type="float">
            <text:p>-78,8816909790039</text:p>
          </table:table-cell>
          <table:table-cell office:value-type="float" office:value="-78.9106826782227" calcext:value-type="float">
            <text:p>-78,9106826782227</text:p>
          </table:table-cell>
          <table:table-cell office:value-type="float" office:value="-78.9777603149414" calcext:value-type="float">
            <text:p>-78,9777603149414</text:p>
          </table:table-cell>
          <table:table-cell office:value-type="float" office:value="-78.8586807250977" calcext:value-type="float">
            <text:p>-78,8586807250977</text:p>
          </table:table-cell>
          <table:table-cell office:value-type="float" office:value="-78.7323608398438" calcext:value-type="float">
            <text:p>-78,7323608398438</text:p>
          </table:table-cell>
          <table:table-cell office:value-type="float" office:value="-78.8932189941406" calcext:value-type="float">
            <text:p>-78,8932189941406</text:p>
          </table:table-cell>
          <table:table-cell office:value-type="float" office:value="-78.9502410888672" calcext:value-type="float">
            <text:p>-78,9502410888672</text:p>
          </table:table-cell>
          <table:table-cell office:value-type="float" office:value="-78.9460067749023" calcext:value-type="float">
            <text:p>-78,9460067749023</text:p>
          </table:table-cell>
          <table:table-cell office:value-type="float" office:value="-78.8634490966797" calcext:value-type="float">
            <text:p>-78,8634490966797</text:p>
          </table:table-cell>
          <table:table-cell office:value-type="float" office:value="-78.8522338867188" calcext:value-type="float">
            <text:p>-78,8522338867188</text:p>
          </table:table-cell>
          <table:table-cell office:value-type="float" office:value="-78.880012512207" calcext:value-type="float">
            <text:p>-78,880012512207</text:p>
          </table:table-cell>
          <table:table-cell office:value-type="float" office:value="-78.8575592041016" calcext:value-type="float">
            <text:p>-78,8575592041016</text:p>
          </table:table-cell>
          <table:table-cell office:value-type="float" office:value="-78.7661285400391" calcext:value-type="float">
            <text:p>-78,7661285400391</text:p>
          </table:table-cell>
          <table:table-cell office:value-type="float" office:value="-78.8008575439453" calcext:value-type="float">
            <text:p>-78,8008575439453</text:p>
          </table:table-cell>
          <table:table-cell office:value-type="float" office:value="-78.9312896728516" calcext:value-type="float">
            <text:p>-78,9312896728516</text:p>
          </table:table-cell>
          <table:table-cell office:value-type="float" office:value="-78.9036407470703" calcext:value-type="float">
            <text:p>-78,9036407470703</text:p>
          </table:table-cell>
          <table:table-cell office:value-type="float" office:value="-79.0184936523438" calcext:value-type="float">
            <text:p>-79,0184936523438</text:p>
          </table:table-cell>
          <table:table-cell office:value-type="float" office:value="-78.7964019775391" calcext:value-type="float">
            <text:p>-78,7964019775391</text:p>
          </table:table-cell>
          <table:table-cell office:value-type="float" office:value="-78.8346176147461" calcext:value-type="float">
            <text:p>-78,8346176147461</text:p>
          </table:table-cell>
          <table:table-cell office:value-type="float" office:value="-78.7783355712891" calcext:value-type="float">
            <text:p>-78,7783355712891</text:p>
          </table:table-cell>
          <table:table-cell office:value-type="float" office:value="-78.7271194458008" calcext:value-type="float">
            <text:p>-78,7271194458008</text:p>
          </table:table-cell>
          <table:table-cell office:value-type="float" office:value="-78.9188690185547" calcext:value-type="float">
            <text:p>-78,9188690185547</text:p>
          </table:table-cell>
          <table:table-cell office:value-type="float" office:value="-78.9644165039063" calcext:value-type="float">
            <text:p>-78,9644165039063</text:p>
          </table:table-cell>
          <table:table-cell office:value-type="float" office:value="-78.9959716796875" calcext:value-type="float">
            <text:p>-78,9959716796875</text:p>
          </table:table-cell>
          <table:table-cell office:value-type="float" office:value="-78.9228210449219" calcext:value-type="float">
            <text:p>-78,9228210449219</text:p>
          </table:table-cell>
          <table:table-cell office:value-type="float" office:value="-79.0059356689453" calcext:value-type="float">
            <text:p>-79,0059356689453</text:p>
          </table:table-cell>
          <table:table-cell office:value-type="float" office:value="-78.8920974731445" calcext:value-type="float">
            <text:p>-78,8920974731445</text:p>
          </table:table-cell>
          <table:table-cell office:value-type="float" office:value="-78.8963165283203" calcext:value-type="float">
            <text:p>-78,8963165283203</text:p>
          </table:table-cell>
          <table:table-cell office:value-type="float" office:value="-78.9897079467773" calcext:value-type="float">
            <text:p>-78,9897079467773</text:p>
          </table:table-cell>
          <table:table-cell office:value-type="float" office:value="-78.9769058227539" calcext:value-type="float">
            <text:p>-78,9769058227539</text:p>
          </table:table-cell>
          <table:table-cell office:value-type="float" office:value="-78.9788970947266" calcext:value-type="float">
            <text:p>-78,9788970947266</text:p>
          </table:table-cell>
          <table:table-cell office:value-type="float" office:value="-79.0608444213867" calcext:value-type="float">
            <text:p>-79,0608444213867</text:p>
          </table:table-cell>
          <table:table-cell office:value-type="float" office:value="-78.9854431152344" calcext:value-type="float">
            <text:p>-78,9854431152344</text:p>
          </table:table-cell>
          <table:table-cell office:value-type="float" office:value="-78.98828125" calcext:value-type="float">
            <text:p>-78,98828125</text:p>
          </table:table-cell>
          <table:table-cell office:value-type="float" office:value="-78.8214874267578" calcext:value-type="float">
            <text:p>-78,8214874267578</text:p>
          </table:table-cell>
          <table:table-cell office:value-type="float" office:value="-78.9403381347656" calcext:value-type="float">
            <text:p>-78,9403381347656</text:p>
          </table:table-cell>
          <table:table-cell office:value-type="float" office:value="-78.9482650756836" calcext:value-type="float">
            <text:p>-78,9482650756836</text:p>
          </table:table-cell>
          <table:table-cell office:value-type="float" office:value="-78.9236602783203" calcext:value-type="float">
            <text:p>-78,9236602783203</text:p>
          </table:table-cell>
          <table:table-cell office:value-type="float" office:value="-78.851676940918" calcext:value-type="float">
            <text:p>-78,851676940918</text:p>
          </table:table-cell>
          <table:table-cell office:value-type="float" office:value="-78.7769546508789" calcext:value-type="float">
            <text:p>-78,7769546508789</text:p>
          </table:table-cell>
          <table:table-cell office:value-type="float" office:value="-78.9135055541992" calcext:value-type="float">
            <text:p>-78,9135055541992</text:p>
          </table:table-cell>
          <table:table-cell office:value-type="float" office:value="-78.9763488769531" calcext:value-type="float">
            <text:p>-78,9763488769531</text:p>
          </table:table-cell>
          <table:table-cell office:value-type="float" office:value="-78.9715194702148" calcext:value-type="float">
            <text:p>-78,9715194702148</text:p>
          </table:table-cell>
          <table:table-cell office:value-type="float" office:value="-78.8693389892578" calcext:value-type="float">
            <text:p>-78,8693389892578</text:p>
          </table:table-cell>
          <table:table-cell office:value-type="float" office:value="-78.9811782836914" calcext:value-type="float">
            <text:p>-78,9811782836914</text:p>
          </table:table-cell>
          <table:table-cell office:value-type="float" office:value="-79.0259170532227" calcext:value-type="float">
            <text:p>-79,0259170532227</text:p>
          </table:table-cell>
          <table:table-cell office:value-type="float" office:value="-78.9664077758789" calcext:value-type="float">
            <text:p>-78,9664077758789</text:p>
          </table:table-cell>
          <table:table-cell office:value-type="float" office:value="-78.8220443725586" calcext:value-type="float">
            <text:p>-78,8220443725586</text:p>
          </table:table-cell>
          <table:table-cell office:value-type="float" office:value="-78.909553527832" calcext:value-type="float">
            <text:p>-78,909553527832</text:p>
          </table:table-cell>
          <table:table-cell office:value-type="float" office:value="-78.9166030883789" calcext:value-type="float">
            <text:p>-78,9166030883789</text:p>
          </table:table-cell>
          <table:table-cell office:value-type="float" office:value="-78.8564453125" calcext:value-type="float">
            <text:p>-78,8564453125</text:p>
          </table:table-cell>
          <table:table-cell office:value-type="float" office:value="-78.6455230712891" calcext:value-type="float">
            <text:p>-78,6455230712891</text:p>
          </table:table-cell>
          <table:table-cell office:value-type="float" office:value="-78.6315765380859" calcext:value-type="float">
            <text:p>-78,6315765380859</text:p>
          </table:table-cell>
          <table:table-cell office:value-type="float" office:value="-78.5392456054688" calcext:value-type="float">
            <text:p>-78,5392456054688</text:p>
          </table:table-cell>
          <table:table-cell office:value-type="float" office:value="-78.7204971313477" calcext:value-type="float">
            <text:p>-78,7204971313477</text:p>
          </table:table-cell>
          <table:table-cell office:value-type="float" office:value="-78.6907577514648" calcext:value-type="float">
            <text:p>-78,6907577514648</text:p>
          </table:table-cell>
          <table:table-cell office:value-type="float" office:value="-78.7414855957031" calcext:value-type="float">
            <text:p>-78,7414855957031</text:p>
          </table:table-cell>
          <table:table-cell office:value-type="float" office:value="-78.8679351806641" calcext:value-type="float">
            <text:p>-78,8679351806641</text:p>
          </table:table-cell>
          <table:table-cell office:value-type="float" office:value="-78.7605819702148" calcext:value-type="float">
            <text:p>-78,7605819702148</text:p>
          </table:table-cell>
          <table:table-cell office:value-type="float" office:value="-78.7969665527344" calcext:value-type="float">
            <text:p>-78,7969665527344</text:p>
          </table:table-cell>
          <table:table-cell office:value-type="float" office:value="-78.6902084350586" calcext:value-type="float">
            <text:p>-78,6902084350586</text:p>
          </table:table-cell>
          <table:table-cell office:value-type="float" office:value="-78.7318115234375" calcext:value-type="float">
            <text:p>-78,7318115234375</text:p>
          </table:table-cell>
          <table:table-cell office:value-type="float" office:value="-78.7069931030273" calcext:value-type="float">
            <text:p>-78,7069931030273</text:p>
          </table:table-cell>
          <table:table-cell office:value-type="float" office:value="-78.6638565063477" calcext:value-type="float">
            <text:p>-78,6638565063477</text:p>
          </table:table-cell>
          <table:table-cell office:value-type="float" office:value="-78.7365036010742" calcext:value-type="float">
            <text:p>-78,7365036010742</text:p>
          </table:table-cell>
          <table:table-cell office:value-type="float" office:value="-78.7533798217773" calcext:value-type="float">
            <text:p>-78,7533798217773</text:p>
          </table:table-cell>
          <table:table-cell office:value-type="float" office:value="-78.6233978271484" calcext:value-type="float">
            <text:p>-78,6233978271484</text:p>
          </table:table-cell>
          <table:table-cell office:value-type="float" office:value="-78.693229675293" calcext:value-type="float">
            <text:p>-78,693229675293</text:p>
          </table:table-cell>
          <table:table-cell office:value-type="float" office:value="-78.7320938110352" calcext:value-type="float">
            <text:p>-78,7320938110352</text:p>
          </table:table-cell>
          <table:table-cell office:value-type="float" office:value="-78.6849822998047" calcext:value-type="float">
            <text:p>-78,6849822998047</text:p>
          </table:table-cell>
          <table:table-cell office:value-type="float" office:value="-78.6811370849609" calcext:value-type="float">
            <text:p>-78,6811370849609</text:p>
          </table:table-cell>
          <table:table-cell office:value-type="float" office:value="-78.7950134277344" calcext:value-type="float">
            <text:p>-78,7950134277344</text:p>
          </table:table-cell>
          <table:table-cell office:value-type="float" office:value="-78.7031326293945" calcext:value-type="float">
            <text:p>-78,7031326293945</text:p>
          </table:table-cell>
          <table:table-cell office:value-type="float" office:value="-78.8293075561523" calcext:value-type="float">
            <text:p>-78,8293075561523</text:p>
          </table:table-cell>
          <table:table-cell office:value-type="float" office:value="-78.7080917358398" calcext:value-type="float">
            <text:p>-78,7080917358398</text:p>
          </table:table-cell>
          <table:table-cell office:value-type="float" office:value="-78.7246322631836" calcext:value-type="float">
            <text:p>-78,7246322631836</text:p>
          </table:table-cell>
          <table:table-cell office:value-type="float" office:value="-78.7323608398438" calcext:value-type="float">
            <text:p>-78,7323608398438</text:p>
          </table:table-cell>
          <table:table-cell office:value-type="float" office:value="-78.7406539916992" calcext:value-type="float">
            <text:p>-78,7406539916992</text:p>
          </table:table-cell>
          <table:table-cell office:value-type="float" office:value="-78.6729049682617" calcext:value-type="float">
            <text:p>-78,6729049682617</text:p>
          </table:table-cell>
          <table:table-cell office:value-type="float" office:value="-78.6918563842773" calcext:value-type="float">
            <text:p>-78,6918563842773</text:p>
          </table:table-cell>
          <table:table-cell office:value-type="float" office:value="-78.7713928222656" calcext:value-type="float">
            <text:p>-78,7713928222656</text:p>
          </table:table-cell>
          <table:table-cell office:value-type="float" office:value="-78.7481307983398" calcext:value-type="float">
            <text:p>-78,7481307983398</text:p>
          </table:table-cell>
          <table:table-cell office:value-type="float" office:value="-78.7544860839844" calcext:value-type="float">
            <text:p>-78,7544860839844</text:p>
          </table:table-cell>
          <table:table-cell office:value-type="float" office:value="-78.7811126708984" calcext:value-type="float">
            <text:p>-78,7811126708984</text:p>
          </table:table-cell>
          <table:table-cell office:value-type="float" office:value="-78.7761154174805" calcext:value-type="float">
            <text:p>-78,7761154174805</text:p>
          </table:table-cell>
          <table:table-cell office:value-type="float" office:value="-78.6885604858398" calcext:value-type="float">
            <text:p>-78,6885604858398</text:p>
          </table:table-cell>
          <table:table-cell office:value-type="float" office:value="-78.6830596923828" calcext:value-type="float">
            <text:p>-78,6830596923828</text:p>
          </table:table-cell>
          <table:table-cell office:value-type="float" office:value="-78.6526260375977" calcext:value-type="float">
            <text:p>-78,6526260375977</text:p>
          </table:table-cell>
          <table:table-cell office:value-type="float" office:value="-78.6324005126953" calcext:value-type="float">
            <text:p>-78,6324005126953</text:p>
          </table:table-cell>
          <table:table-cell office:value-type="float" office:value="-78.6348571777344" calcext:value-type="float">
            <text:p>-78,6348571777344</text:p>
          </table:table-cell>
          <table:table-cell office:value-type="float" office:value="-78.6310348510742" calcext:value-type="float">
            <text:p>-78,6310348510742</text:p>
          </table:table-cell>
          <table:table-cell office:value-type="float" office:value="-78.7406539916992" calcext:value-type="float">
            <text:p>-78,7406539916992</text:p>
          </table:table-cell>
          <table:table-cell office:value-type="float" office:value="-78.6548233032227" calcext:value-type="float">
            <text:p>-78,6548233032227</text:p>
          </table:table-cell>
          <table:table-cell office:value-type="float" office:value="-78.6370468139648" calcext:value-type="float">
            <text:p>-78,6370468139648</text:p>
          </table:table-cell>
          <table:table-cell office:value-type="float" office:value="-78.6523513793945" calcext:value-type="float">
            <text:p>-78,6523513793945</text:p>
          </table:table-cell>
          <table:table-cell office:value-type="float" office:value="-78.724365234375" calcext:value-type="float">
            <text:p>-78,724365234375</text:p>
          </table:table-cell>
          <table:table-cell office:value-type="float" office:value="-78.6280364990234" calcext:value-type="float">
            <text:p>-78,6280364990234</text:p>
          </table:table-cell>
          <table:table-cell office:value-type="float" office:value="-78.6992797851563" calcext:value-type="float">
            <text:p>-78,6992797851563</text:p>
          </table:table-cell>
          <table:table-cell office:value-type="float" office:value="-78.6531753540039" calcext:value-type="float">
            <text:p>-78,6531753540039</text:p>
          </table:table-cell>
          <table:table-cell office:value-type="float" office:value="-78.7009353637695" calcext:value-type="float">
            <text:p>-78,7009353637695</text:p>
          </table:table-cell>
          <table:table-cell office:value-type="float" office:value="-78.7600326538086" calcext:value-type="float">
            <text:p>-78,7600326538086</text:p>
          </table:table-cell>
          <table:table-cell office:value-type="float" office:value="-78.6729049682617" calcext:value-type="float">
            <text:p>-78,6729049682617</text:p>
          </table:table-cell>
          <table:table-cell office:value-type="float" office:value="-78.7528305053711" calcext:value-type="float">
            <text:p>-78,7528305053711</text:p>
          </table:table-cell>
          <table:table-cell office:value-type="float" office:value="-78.7312622070313" calcext:value-type="float">
            <text:p>-78,7312622070313</text:p>
          </table:table-cell>
          <table:table-cell office:value-type="float" office:value="-78.6285781860352" calcext:value-type="float">
            <text:p>-78,6285781860352</text:p>
          </table:table-cell>
          <table:table-cell office:value-type="float" office:value="-78.7969665527344" calcext:value-type="float">
            <text:p>-78,7969665527344</text:p>
          </table:table-cell>
          <table:table-cell office:value-type="float" office:value="-78.688835144043" calcext:value-type="float">
            <text:p>-78,688835144043</text:p>
          </table:table-cell>
          <table:table-cell office:value-type="float" office:value="-78.6529006958008" calcext:value-type="float">
            <text:p>-78,6529006958008</text:p>
          </table:table-cell>
          <table:table-cell office:value-type="float" office:value="-78.6984558105469" calcext:value-type="float">
            <text:p>-78,6984558105469</text:p>
          </table:table-cell>
          <table:table-cell office:value-type="float" office:value="-78.8122863769531" calcext:value-type="float">
            <text:p>-78,8122863769531</text:p>
          </table:table-cell>
          <table:table-cell office:value-type="float" office:value="-78.7511672973633" calcext:value-type="float">
            <text:p>-78,7511672973633</text:p>
          </table:table-cell>
          <table:table-cell office:value-type="float" office:value="-78.7102966308594" calcext:value-type="float">
            <text:p>-78,7102966308594</text:p>
          </table:table-cell>
          <table:table-cell office:value-type="float" office:value="-78.7348480224609" calcext:value-type="float">
            <text:p>-78,7348480224609</text:p>
          </table:table-cell>
          <table:table-cell office:value-type="float" office:value="-78.6635894775391" calcext:value-type="float">
            <text:p>-78,6635894775391</text:p>
          </table:table-cell>
          <table:table-cell office:value-type="float" office:value="-78.8429946899414" calcext:value-type="float">
            <text:p>-78,8429946899414</text:p>
          </table:table-cell>
          <table:table-cell office:value-type="float" office:value="-78.7337493896484" calcext:value-type="float">
            <text:p>-78,7337493896484</text:p>
          </table:table-cell>
          <table:table-cell office:value-type="float" office:value="-78.6291275024414" calcext:value-type="float">
            <text:p>-78,6291275024414</text:p>
          </table:table-cell>
          <table:table-cell office:value-type="float" office:value="-78.6345825195313" calcext:value-type="float">
            <text:p>-78,6345825195313</text:p>
          </table:table-cell>
          <table:table-cell office:value-type="float" office:value="-78.6896514892578" calcext:value-type="float">
            <text:p>-78,6896514892578</text:p>
          </table:table-cell>
          <table:table-cell office:value-type="float" office:value="-78.7500610351563" calcext:value-type="float">
            <text:p>-78,7500610351563</text:p>
          </table:table-cell>
          <table:table-cell office:value-type="float" office:value="-78.7036895751953" calcext:value-type="float">
            <text:p>-78,7036895751953</text:p>
          </table:table-cell>
          <table:table-cell office:value-type="float" office:value="-78.6844329833984" calcext:value-type="float">
            <text:p>-78,6844329833984</text:p>
          </table:table-cell>
          <table:table-cell table:number-columns-repeated="2" office:value-type="float" office:value="-78.7403793334961" calcext:value-type="float">
            <text:p>-78,7403793334961</text:p>
          </table:table-cell>
          <table:table-cell office:value-type="float" office:value="-78.7378921508789" calcext:value-type="float">
            <text:p>-78,7378921508789</text:p>
          </table:table-cell>
          <table:table-cell office:value-type="float" office:value="-78.6152191162109" calcext:value-type="float">
            <text:p>-78,6152191162109</text:p>
          </table:table-cell>
          <table:table-cell office:value-type="float" office:value="-78.6288528442383" calcext:value-type="float">
            <text:p>-78,6288528442383</text:p>
          </table:table-cell>
          <table:table-cell office:value-type="float" office:value="-78.8044815063477" calcext:value-type="float">
            <text:p>-78,8044815063477</text:p>
          </table:table-cell>
          <table:table-cell office:value-type="float" office:value="-78.5424880981445" calcext:value-type="float">
            <text:p>-78,5424880981445</text:p>
          </table:table-cell>
          <table:table-cell office:value-type="float" office:value="-78.6855392456055" calcext:value-type="float">
            <text:p>-78,6855392456055</text:p>
          </table:table-cell>
          <table:table-cell office:value-type="float" office:value="-78.5931701660156" calcext:value-type="float">
            <text:p>-78,5931701660156</text:p>
          </table:table-cell>
          <table:table-cell office:value-type="float" office:value="-78.3500518798828" calcext:value-type="float">
            <text:p>-78,3500518798828</text:p>
          </table:table-cell>
          <table:table-cell office:value-type="float" office:value="-78.2373962402344" calcext:value-type="float">
            <text:p>-78,2373962402344</text:p>
          </table:table-cell>
          <table:table-cell office:value-type="float" office:value="-78.3126068115234" calcext:value-type="float">
            <text:p>-78,3126068115234</text:p>
          </table:table-cell>
          <table:table-cell office:value-type="float" office:value="-78.3526992797852" calcext:value-type="float">
            <text:p>-78,3526992797852</text:p>
          </table:table-cell>
          <table:table-cell office:value-type="float" office:value="-78.3039245605469" calcext:value-type="float">
            <text:p>-78,3039245605469</text:p>
          </table:table-cell>
          <table:table-cell office:value-type="float" office:value="-78.4773330688477" calcext:value-type="float">
            <text:p>-78,4773330688477</text:p>
          </table:table-cell>
          <table:table-cell office:value-type="float" office:value="-78.3712310791016" calcext:value-type="float">
            <text:p>-78,3712310791016</text:p>
          </table:table-cell>
          <table:table-cell office:value-type="float" office:value="-78.4171905517578" calcext:value-type="float">
            <text:p>-78,4171905517578</text:p>
          </table:table-cell>
          <table:table-cell office:value-type="float" office:value="-78.3701705932617" calcext:value-type="float">
            <text:p>-78,3701705932617</text:p>
          </table:table-cell>
          <table:table-cell office:value-type="float" office:value="-78.3273544311523" calcext:value-type="float">
            <text:p>-78,3273544311523</text:p>
          </table:table-cell>
          <table:table-cell office:value-type="float" office:value="-78.3107681274414" calcext:value-type="float">
            <text:p>-78,3107681274414</text:p>
          </table:table-cell>
          <table:table-cell office:value-type="float" office:value="-78.3028717041016" calcext:value-type="float">
            <text:p>-78,3028717041016</text:p>
          </table:table-cell>
          <table:table-cell office:value-type="float" office:value="-78.2986602783203" calcext:value-type="float">
            <text:p>-78,2986602783203</text:p>
          </table:table-cell>
          <table:table-cell office:value-type="float" office:value="-78.2918395996094" calcext:value-type="float">
            <text:p>-78,2918395996094</text:p>
          </table:table-cell>
          <table:table-cell office:value-type="float" office:value="-78.3094482421875" calcext:value-type="float">
            <text:p>-78,3094482421875</text:p>
          </table:table-cell>
          <table:table-cell office:value-type="float" office:value="-78.4537582397461" calcext:value-type="float">
            <text:p>-78,4537582397461</text:p>
          </table:table-cell>
          <table:table-cell office:value-type="float" office:value="-78.3752059936523" calcext:value-type="float">
            <text:p>-78,3752059936523</text:p>
          </table:table-cell>
          <table:table-cell office:value-type="float" office:value="-78.4730377197266" calcext:value-type="float">
            <text:p>-78,4730377197266</text:p>
          </table:table-cell>
          <table:table-cell office:value-type="float" office:value="-78.5009613037109" calcext:value-type="float">
            <text:p>-78,5009613037109</text:p>
          </table:table-cell>
          <table:table-cell office:value-type="float" office:value="-78.4700927734375" calcext:value-type="float">
            <text:p>-78,4700927734375</text:p>
          </table:table-cell>
          <table:table-cell office:value-type="float" office:value="-78.4182510375977" calcext:value-type="float">
            <text:p>-78,4182510375977</text:p>
          </table:table-cell>
          <table:table-cell office:value-type="float" office:value="-78.533576965332" calcext:value-type="float">
            <text:p>-78,533576965332</text:p>
          </table:table-cell>
          <table:table-cell office:value-type="float" office:value="-78.6220245361328" calcext:value-type="float">
            <text:p>-78,6220245361328</text:p>
          </table:table-cell>
          <table:table-cell office:value-type="float" office:value="-78.5155029296875" calcext:value-type="float">
            <text:p>-78,5155029296875</text:p>
          </table:table-cell>
          <table:table-cell office:value-type="float" office:value="-78.5076904296875" calcext:value-type="float">
            <text:p>-78,5076904296875</text:p>
          </table:table-cell>
          <table:table-cell office:value-type="float" office:value="-78.3445053100586" calcext:value-type="float">
            <text:p>-78,3445053100586</text:p>
          </table:table-cell>
          <table:table-cell office:value-type="float" office:value="-78.3714904785156" calcext:value-type="float">
            <text:p>-78,3714904785156</text:p>
          </table:table-cell>
          <table:table-cell office:value-type="float" office:value="-78.4211883544922" calcext:value-type="float">
            <text:p>-78,4211883544922</text:p>
          </table:table-cell>
          <table:table-cell office:value-type="float" office:value="-78.3102340698242" calcext:value-type="float">
            <text:p>-78,3102340698242</text:p>
          </table:table-cell>
          <table:table-cell office:value-type="float" office:value="-78.3919219970703" calcext:value-type="float">
            <text:p>-78,3919219970703</text:p>
          </table:table-cell>
          <table:table-cell office:value-type="float" office:value="-78.2585525512695" calcext:value-type="float">
            <text:p>-78,2585525512695</text:p>
          </table:table-cell>
          <table:table-cell office:value-type="float" office:value="-78.4030838012695" calcext:value-type="float">
            <text:p>-78,4030838012695</text:p>
          </table:table-cell>
          <table:table-cell office:value-type="float" office:value="-78.3110198974609" calcext:value-type="float">
            <text:p>-78,3110198974609</text:p>
          </table:table-cell>
          <table:table-cell office:value-type="float" office:value="-78.3423919677734" calcext:value-type="float">
            <text:p>-78,3423919677734</text:p>
          </table:table-cell>
          <table:table-cell office:value-type="float" office:value="-78.4609909057617" calcext:value-type="float">
            <text:p>-78,4609909057617</text:p>
          </table:table-cell>
          <table:table-cell office:value-type="float" office:value="-78.4084014892578" calcext:value-type="float">
            <text:p>-78,4084014892578</text:p>
          </table:table-cell>
          <table:table-cell office:value-type="float" office:value="-78.3866119384766" calcext:value-type="float">
            <text:p>-78,3866119384766</text:p>
          </table:table-cell>
          <table:table-cell office:value-type="float" office:value="-78.4179916381836" calcext:value-type="float">
            <text:p>-78,4179916381836</text:p>
          </table:table-cell>
          <table:table-cell office:value-type="float" office:value="-78.4513549804688" calcext:value-type="float">
            <text:p>-78,4513549804688</text:p>
          </table:table-cell>
          <table:table-cell office:value-type="float" office:value="-78.2753143310547" calcext:value-type="float">
            <text:p>-78,2753143310547</text:p>
          </table:table-cell>
          <table:table-cell office:value-type="float" office:value="-78.3131332397461" calcext:value-type="float">
            <text:p>-78,3131332397461</text:p>
          </table:table-cell>
          <table:table-cell office:value-type="float" office:value="-78.3052444458008" calcext:value-type="float">
            <text:p>-78,3052444458008</text:p>
          </table:table-cell>
          <table:table-cell office:value-type="float" office:value="-78.1737060546875" calcext:value-type="float">
            <text:p>-78,1737060546875</text:p>
          </table:table-cell>
          <table:table-cell office:value-type="float" office:value="-78.3646087646484" calcext:value-type="float">
            <text:p>-78,3646087646484</text:p>
          </table:table-cell>
          <table:table-cell office:value-type="float" office:value="-78.3144454956055" calcext:value-type="float">
            <text:p>-78,3144454956055</text:p>
          </table:table-cell>
          <table:table-cell office:value-type="float" office:value="-78.408935546875" calcext:value-type="float">
            <text:p>-78,408935546875</text:p>
          </table:table-cell>
          <table:table-cell office:value-type="float" office:value="-78.3034057617188" calcext:value-type="float">
            <text:p>-78,3034057617188</text:p>
          </table:table-cell>
          <table:table-cell office:value-type="float" office:value="-78.416389465332" calcext:value-type="float">
            <text:p>-78,416389465332</text:p>
          </table:table-cell>
          <table:table-cell office:value-type="float" office:value="-78.4642028808594" calcext:value-type="float">
            <text:p>-78,4642028808594</text:p>
          </table:table-cell>
          <table:table-cell office:value-type="float" office:value="-78.3315734863281" calcext:value-type="float">
            <text:p>-78,3315734863281</text:p>
          </table:table-cell>
          <table:table-cell office:value-type="float" office:value="-78.3078689575195" calcext:value-type="float">
            <text:p>-78,3078689575195</text:p>
          </table:table-cell>
          <table:table-cell office:value-type="float" office:value="-78.3315734863281" calcext:value-type="float">
            <text:p>-78,3315734863281</text:p>
          </table:table-cell>
          <table:table-cell office:value-type="float" office:value="-78.3408126831055" calcext:value-type="float">
            <text:p>-78,3408126831055</text:p>
          </table:table-cell>
          <table:table-cell office:value-type="float" office:value="-78.4634017944336" calcext:value-type="float">
            <text:p>-78,4634017944336</text:p>
          </table:table-cell>
          <table:table-cell office:value-type="float" office:value="-78.4121322631836" calcext:value-type="float">
            <text:p>-78,4121322631836</text:p>
          </table:table-cell>
          <table:table-cell office:value-type="float" office:value="-78.4355926513672" calcext:value-type="float">
            <text:p>-78,4355926513672</text:p>
          </table:table-cell>
          <table:table-cell office:value-type="float" office:value="-78.4700927734375" calcext:value-type="float">
            <text:p>-78,4700927734375</text:p>
          </table:table-cell>
          <table:table-cell office:value-type="float" office:value="-78.4270477294922" calcext:value-type="float">
            <text:p>-78,4270477294922</text:p>
          </table:table-cell>
          <table:table-cell office:value-type="float" office:value="-78.4642028808594" calcext:value-type="float">
            <text:p>-78,4642028808594</text:p>
          </table:table-cell>
          <table:table-cell office:value-type="float" office:value="-78.4751892089844" calcext:value-type="float">
            <text:p>-78,4751892089844</text:p>
          </table:table-cell>
          <table:table-cell office:value-type="float" office:value="-78.410270690918" calcext:value-type="float">
            <text:p>-78,410270690918</text:p>
          </table:table-cell>
          <table:table-cell office:value-type="float" office:value="-78.4743804931641" calcext:value-type="float">
            <text:p>-78,4743804931641</text:p>
          </table:table-cell>
          <table:table-cell office:value-type="float" office:value="-78.392448425293" calcext:value-type="float">
            <text:p>-78,392448425293</text:p>
          </table:table-cell>
          <table:table-cell office:value-type="float" office:value="-78.4719696044922" calcext:value-type="float">
            <text:p>-78,4719696044922</text:p>
          </table:table-cell>
          <table:table-cell office:value-type="float" office:value="-78.3881988525391" calcext:value-type="float">
            <text:p>-78,3881988525391</text:p>
          </table:table-cell>
          <table:table-cell office:value-type="float" office:value="-78.5007019042969" calcext:value-type="float">
            <text:p>-78,5007019042969</text:p>
          </table:table-cell>
          <table:table-cell office:value-type="float" office:value="-78.523323059082" calcext:value-type="float">
            <text:p>-78,523323059082</text:p>
          </table:table-cell>
          <table:table-cell office:value-type="float" office:value="-78.5625076293945" calcext:value-type="float">
            <text:p>-78,5625076293945</text:p>
          </table:table-cell>
          <table:table-cell office:value-type="float" office:value="-78.3168106079102" calcext:value-type="float">
            <text:p>-78,3168106079102</text:p>
          </table:table-cell>
          <table:table-cell office:value-type="float" office:value="-78.4092025756836" calcext:value-type="float">
            <text:p>-78,4092025756836</text:p>
          </table:table-cell>
          <table:table-cell office:value-type="float" office:value="-78.4283828735352" calcext:value-type="float">
            <text:p>-78,4283828735352</text:p>
          </table:table-cell>
          <table:table-cell office:value-type="float" office:value="-78.3165588378906" calcext:value-type="float">
            <text:p>-78,3165588378906</text:p>
          </table:table-cell>
          <table:table-cell office:value-type="float" office:value="-78.4449310302734" calcext:value-type="float">
            <text:p>-78,4449310302734</text:p>
          </table:table-cell>
          <table:table-cell office:value-type="float" office:value="-78.2350463867188" calcext:value-type="float">
            <text:p>-78,2350463867188</text:p>
          </table:table-cell>
          <table:table-cell office:value-type="float" office:value="-78.2913131713867" calcext:value-type="float">
            <text:p>-78,2913131713867</text:p>
          </table:table-cell>
          <table:table-cell office:value-type="float" office:value="-78.380241394043" calcext:value-type="float">
            <text:p>-78,380241394043</text:p>
          </table:table-cell>
          <table:table-cell office:value-type="float" office:value="-78.3418731689453" calcext:value-type="float">
            <text:p>-78,3418731689453</text:p>
          </table:table-cell>
          <table:table-cell office:value-type="float" office:value="-78.4291839599609" calcext:value-type="float">
            <text:p>-78,4291839599609</text:p>
          </table:table-cell>
          <table:table-cell office:value-type="float" office:value="-78.4222564697266" calcext:value-type="float">
            <text:p>-78,4222564697266</text:p>
          </table:table-cell>
          <table:table-cell office:value-type="float" office:value="-78.3268280029297" calcext:value-type="float">
            <text:p>-78,3268280029297</text:p>
          </table:table-cell>
          <table:table-cell office:value-type="float" office:value="-78.1807098388672" calcext:value-type="float">
            <text:p>-78,1807098388672</text:p>
          </table:table-cell>
          <table:table-cell office:value-type="float" office:value="-78.2019882202148" calcext:value-type="float">
            <text:p>-78,2019882202148</text:p>
          </table:table-cell>
          <table:table-cell office:value-type="float" office:value="-78.2732162475586" calcext:value-type="float">
            <text:p>-78,2732162475586</text:p>
          </table:table-cell>
          <table:table-cell office:value-type="float" office:value="-78.2230606079102" calcext:value-type="float">
            <text:p>-78,2230606079102</text:p>
          </table:table-cell>
          <table:table-cell office:value-type="float" office:value="-78.2614364624023" calcext:value-type="float">
            <text:p>-78,2614364624023</text:p>
          </table:table-cell>
          <table:table-cell office:value-type="float" office:value="-78.2520217895508" calcext:value-type="float">
            <text:p>-78,2520217895508</text:p>
          </table:table-cell>
          <table:table-cell office:value-type="float" office:value="-78.3651428222656" calcext:value-type="float">
            <text:p>-78,3651428222656</text:p>
          </table:table-cell>
          <table:table-cell office:value-type="float" office:value="-78.3313064575195" calcext:value-type="float">
            <text:p>-78,3313064575195</text:p>
          </table:table-cell>
          <table:table-cell office:value-type="float" office:value="-78.2392196655273" calcext:value-type="float">
            <text:p>-78,2392196655273</text:p>
          </table:table-cell>
          <table:table-cell office:value-type="float" office:value="-78.3860778808594" calcext:value-type="float">
            <text:p>-78,3860778808594</text:p>
          </table:table-cell>
          <table:table-cell office:value-type="float" office:value="-78.3871383666992" calcext:value-type="float">
            <text:p>-78,3871383666992</text:p>
          </table:table-cell>
          <table:table-cell office:value-type="float" office:value="-78.2700729370117" calcext:value-type="float">
            <text:p>-78,2700729370117</text:p>
          </table:table-cell>
          <table:table-cell office:value-type="float" office:value="-78.1700820922852" calcext:value-type="float">
            <text:p>-78,1700820922852</text:p>
          </table:table-cell>
          <table:table-cell office:value-type="float" office:value="-78.4014892578125" calcext:value-type="float">
            <text:p>-78,4014892578125</text:p>
          </table:table-cell>
          <table:table-cell office:value-type="float" office:value="-78.3630218505859" calcext:value-type="float">
            <text:p>-78,3630218505859</text:p>
          </table:table-cell>
          <table:table-cell office:value-type="float" office:value="-78.3133926391602" calcext:value-type="float">
            <text:p>-78,3133926391602</text:p>
          </table:table-cell>
          <table:table-cell office:value-type="float" office:value="-78.2622146606445" calcext:value-type="float">
            <text:p>-78,2622146606445</text:p>
          </table:table-cell>
          <table:table-cell office:value-type="float" office:value="-78.3139190673828" calcext:value-type="float">
            <text:p>-78,3139190673828</text:p>
          </table:table-cell>
          <table:table-cell office:value-type="float" office:value="-78.4593811035156" calcext:value-type="float">
            <text:p>-78,4593811035156</text:p>
          </table:table-cell>
          <table:table-cell office:value-type="float" office:value="-78.4569702148438" calcext:value-type="float">
            <text:p>-78,4569702148438</text:p>
          </table:table-cell>
          <table:table-cell office:value-type="float" office:value="-78.4513549804688" calcext:value-type="float">
            <text:p>-78,4513549804688</text:p>
          </table:table-cell>
          <table:table-cell office:value-type="float" office:value="-78.3371124267578" calcext:value-type="float">
            <text:p>-78,3371124267578</text:p>
          </table:table-cell>
          <table:table-cell office:value-type="float" office:value="-78.3052444458008" calcext:value-type="float">
            <text:p>-78,3052444458008</text:p>
          </table:table-cell>
          <table:table-cell office:value-type="float" office:value="-78.2347869873047" calcext:value-type="float">
            <text:p>-78,2347869873047</text:p>
          </table:table-cell>
          <table:table-cell office:value-type="float" office:value="-78.3953704833984" calcext:value-type="float">
            <text:p>-78,3953704833984</text:p>
          </table:table-cell>
          <table:table-cell office:value-type="float" office:value="-78.3738784790039" calcext:value-type="float">
            <text:p>-78,3738784790039</text:p>
          </table:table-cell>
          <table:table-cell office:value-type="float" office:value="-78.4353256225586" calcext:value-type="float">
            <text:p>-78,4353256225586</text:p>
          </table:table-cell>
          <table:table-cell office:value-type="float" office:value="-78.3810348510742" calcext:value-type="float">
            <text:p>-78,3810348510742</text:p>
          </table:table-cell>
          <table:table-cell office:value-type="float" office:value="-78.3524398803711" calcext:value-type="float">
            <text:p>-78,3524398803711</text:p>
          </table:table-cell>
          <table:table-cell office:value-type="float" office:value="-78.4259796142578" calcext:value-type="float">
            <text:p>-78,4259796142578</text:p>
          </table:table-cell>
          <table:table-cell office:value-type="float" office:value="-78.319450378418" calcext:value-type="float">
            <text:p>-78,319450378418</text:p>
          </table:table-cell>
          <table:table-cell office:value-type="float" office:value="-78.3268280029297" calcext:value-type="float">
            <text:p>-78,3268280029297</text:p>
          </table:table-cell>
          <table:table-cell office:value-type="float" office:value="-78.3313064575195" calcext:value-type="float">
            <text:p>-78,3313064575195</text:p>
          </table:table-cell>
          <table:table-cell office:value-type="float" office:value="-78.3070831298828" calcext:value-type="float">
            <text:p>-78,3070831298828</text:p>
          </table:table-cell>
          <table:table-cell office:value-type="float" office:value="-78.3929824829102" calcext:value-type="float">
            <text:p>-78,3929824829102</text:p>
          </table:table-cell>
          <table:table-cell office:value-type="float" office:value="-78.3813018798828" calcext:value-type="float">
            <text:p>-78,3813018798828</text:p>
          </table:table-cell>
          <table:table-cell office:value-type="float" office:value="-78.131591796875" calcext:value-type="float">
            <text:p>-78,131591796875</text:p>
          </table:table-cell>
          <table:table-cell office:value-type="float" office:value="-78.2441864013672" calcext:value-type="float">
            <text:p>-78,2441864013672</text:p>
          </table:table-cell>
          <table:table-cell office:value-type="float" office:value="-78.2978744506836" calcext:value-type="float">
            <text:p>-78,2978744506836</text:p>
          </table:table-cell>
          <table:table-cell office:value-type="float" office:value="-78.3081283569336" calcext:value-type="float">
            <text:p>-78,3081283569336</text:p>
          </table:table-cell>
          <table:table-cell office:value-type="float" office:value="-78.2857971191406" calcext:value-type="float">
            <text:p>-78,2857971191406</text:p>
          </table:table-cell>
          <table:table-cell office:value-type="float" office:value="-78.1869277954102" calcext:value-type="float">
            <text:p>-78,1869277954102</text:p>
          </table:table-cell>
          <table:table-cell office:value-type="float" office:value="-78.3141860961914" calcext:value-type="float">
            <text:p>-78,3141860961914</text:p>
          </table:table-cell>
          <table:table-cell office:value-type="float" office:value="-78.3635482788086" calcext:value-type="float">
            <text:p>-78,3635482788086</text:p>
          </table:table-cell>
          <table:table-cell office:value-type="float" office:value="-78.2855453491211" calcext:value-type="float">
            <text:p>-78,2855453491211</text:p>
          </table:table-cell>
          <table:table-cell office:value-type="float" office:value="-78.3360595703125" calcext:value-type="float">
            <text:p>-78,3360595703125</text:p>
          </table:table-cell>
          <table:table-cell office:value-type="float" office:value="-78.2826538085938" calcext:value-type="float">
            <text:p>-78,2826538085938</text:p>
          </table:table-cell>
          <table:table-cell office:value-type="float" office:value="-78.3336868286133" calcext:value-type="float">
            <text:p>-78,3336868286133</text:p>
          </table:table-cell>
          <table:table-cell office:value-type="float" office:value="-78.2868499755859" calcext:value-type="float">
            <text:p>-78,2868499755859</text:p>
          </table:table-cell>
          <table:table-cell office:value-type="float" office:value="-78.3836975097656" calcext:value-type="float">
            <text:p>-78,3836975097656</text:p>
          </table:table-cell>
          <table:table-cell office:value-type="float" office:value="-78.3371124267578" calcext:value-type="float">
            <text:p>-78,3371124267578</text:p>
          </table:table-cell>
          <table:table-cell office:value-type="float" office:value="-78.2465362548828" calcext:value-type="float">
            <text:p>-78,2465362548828</text:p>
          </table:table-cell>
          <table:table-cell office:value-type="float" office:value="-78.254638671875" calcext:value-type="float">
            <text:p>-78,254638671875</text:p>
          </table:table-cell>
          <table:table-cell office:value-type="float" office:value="-78.3107681274414" calcext:value-type="float">
            <text:p>-78,3107681274414</text:p>
          </table:table-cell>
          <table:table-cell office:value-type="float" office:value="-78.4211883544922" calcext:value-type="float">
            <text:p>-78,4211883544922</text:p>
          </table:table-cell>
          <table:table-cell office:value-type="float" office:value="-78.4094619750977" calcext:value-type="float">
            <text:p>-78,4094619750977</text:p>
          </table:table-cell>
          <table:table-cell office:value-type="float" office:value="-78.4494781494141" calcext:value-type="float">
            <text:p>-78,4494781494141</text:p>
          </table:table-cell>
          <table:table-cell office:value-type="float" office:value="-78.3497924804688" calcext:value-type="float">
            <text:p>-78,3497924804688</text:p>
          </table:table-cell>
          <table:table-cell office:value-type="float" office:value="-78.2894744873047" calcext:value-type="float">
            <text:p>-78,2894744873047</text:p>
          </table:table-cell>
          <table:table-cell office:value-type="float" office:value="-78.3606414794922" calcext:value-type="float">
            <text:p>-78,3606414794922</text:p>
          </table:table-cell>
          <table:table-cell office:value-type="float" office:value="-78.3884658813477" calcext:value-type="float">
            <text:p>-78,3884658813477</text:p>
          </table:table-cell>
          <table:table-cell office:value-type="float" office:value="-78.3165588378906" calcext:value-type="float">
            <text:p>-78,3165588378906</text:p>
          </table:table-cell>
          <table:table-cell office:value-type="float" office:value="-78.439323425293" calcext:value-type="float">
            <text:p>-78,439323425293</text:p>
          </table:table-cell>
          <table:table-cell office:value-type="float" office:value="-78.4738464355469" calcext:value-type="float">
            <text:p>-78,4738464355469</text:p>
          </table:table-cell>
          <table:table-cell office:value-type="float" office:value="-78.4161224365234" calcext:value-type="float">
            <text:p>-78,4161224365234</text:p>
          </table:table-cell>
          <table:table-cell office:value-type="float" office:value="-78.327880859375" calcext:value-type="float">
            <text:p>-78,327880859375</text:p>
          </table:table-cell>
          <table:table-cell office:value-type="float" office:value="-78.3611602783203" calcext:value-type="float">
            <text:p>-78,3611602783203</text:p>
          </table:table-cell>
          <table:table-cell office:value-type="float" office:value="-78.2981414794922" calcext:value-type="float">
            <text:p>-78,2981414794922</text:p>
          </table:table-cell>
          <table:table-cell office:value-type="float" office:value="-78.269287109375" calcext:value-type="float">
            <text:p>-78,269287109375</text:p>
          </table:table-cell>
          <table:table-cell office:value-type="float" office:value="-78.2742614746094" calcext:value-type="float">
            <text:p>-78,2742614746094</text:p>
          </table:table-cell>
          <table:table-cell office:value-type="float" office:value="-78.1504287719727" calcext:value-type="float">
            <text:p>-78,1504287719727</text:p>
          </table:table-cell>
          <table:table-cell office:value-type="float" office:value="-78.1708602905273" calcext:value-type="float">
            <text:p>-78,1708602905273</text:p>
          </table:table-cell>
          <table:table-cell office:value-type="float" office:value="-78.1788864135742" calcext:value-type="float">
            <text:p>-78,1788864135742</text:p>
          </table:table-cell>
          <table:table-cell office:value-type="float" office:value="-78.4211883544922" calcext:value-type="float">
            <text:p>-78,4211883544922</text:p>
          </table:table-cell>
          <table:table-cell office:value-type="float" office:value="-78.1755218505859" calcext:value-type="float">
            <text:p>-78,1755218505859</text:p>
          </table:table-cell>
          <table:table-cell office:value-type="float" office:value="-78.4612503051758" calcext:value-type="float">
            <text:p>-78,4612503051758</text:p>
          </table:table-cell>
          <table:table-cell office:value-type="float" office:value="-78.3315734863281" calcext:value-type="float">
            <text:p>-78,3315734863281</text:p>
          </table:table-cell>
          <table:table-cell office:value-type="float" office:value="-78.2562026977539" calcext:value-type="float">
            <text:p>-78,2562026977539</text:p>
          </table:table-cell>
          <table:table-cell office:value-type="float" office:value="-78.3683090209961" calcext:value-type="float">
            <text:p>-78,3683090209961</text:p>
          </table:table-cell>
          <table:table-cell office:value-type="float" office:value="-78.660026550293" calcext:value-type="float">
            <text:p>-78,660026550293</text:p>
          </table:table-cell>
          <table:table-cell office:value-type="float" office:value="-79.5118255615234" calcext:value-type="float">
            <text:p>-79,5118255615234</text:p>
          </table:table-cell>
          <table:table-cell office:value-type="float" office:value="-79.4669189453125" calcext:value-type="float">
            <text:p>-79,4669189453125</text:p>
          </table:table-cell>
          <table:table-cell office:value-type="float" office:value="-79.5928726196289" calcext:value-type="float">
            <text:p>-79,5928726196289</text:p>
          </table:table-cell>
          <table:table-cell office:value-type="float" office:value="-79.5457305908203" calcext:value-type="float">
            <text:p>-79,5457305908203</text:p>
          </table:table-cell>
          <table:table-cell office:value-type="float" office:value="-79.6467132568359" calcext:value-type="float">
            <text:p>-79,6467132568359</text:p>
          </table:table-cell>
          <table:table-cell office:value-type="float" office:value="-79.6320037841797" calcext:value-type="float">
            <text:p>-79,6320037841797</text:p>
          </table:table-cell>
          <table:table-cell office:value-type="float" office:value="-79.5718536376953" calcext:value-type="float">
            <text:p>-79,5718536376953</text:p>
          </table:table-cell>
          <table:table-cell office:value-type="float" office:value="-79.6111907958984" calcext:value-type="float">
            <text:p>-79,6111907958984</text:p>
          </table:table-cell>
          <table:table-cell office:value-type="float" office:value="-79.6473236083984" calcext:value-type="float">
            <text:p>-79,6473236083984</text:p>
          </table:table-cell>
          <table:table-cell office:value-type="float" office:value="-79.7188186645508" calcext:value-type="float">
            <text:p>-79,7188186645508</text:p>
          </table:table-cell>
          <table:table-cell office:value-type="float" office:value="-79.6891708374023" calcext:value-type="float">
            <text:p>-79,6891708374023</text:p>
          </table:table-cell>
          <table:table-cell office:value-type="float" office:value="-79.7719039916992" calcext:value-type="float">
            <text:p>-79,7719039916992</text:p>
          </table:table-cell>
          <table:table-cell office:value-type="float" office:value="-79.5724639892578" calcext:value-type="float">
            <text:p>-79,5724639892578</text:p>
          </table:table-cell>
          <table:table-cell office:value-type="float" office:value="-79.635986328125" calcext:value-type="float">
            <text:p>-79,635986328125</text:p>
          </table:table-cell>
          <table:table-cell office:value-type="float" office:value="-79.7498245239258" calcext:value-type="float">
            <text:p>-79,7498245239258</text:p>
          </table:table-cell>
          <table:table-cell office:value-type="float" office:value="-79.6679229736328" calcext:value-type="float">
            <text:p>-79,6679229736328</text:p>
          </table:table-cell>
          <table:table-cell office:value-type="float" office:value="-79.6035537719727" calcext:value-type="float">
            <text:p>-79,6035537719727</text:p>
          </table:table-cell>
          <table:table-cell office:value-type="float" office:value="-79.5217971801758" calcext:value-type="float">
            <text:p>-79,5217971801758</text:p>
          </table:table-cell>
          <table:table-cell office:value-type="float" office:value="-79.6774597167969" calcext:value-type="float">
            <text:p>-79,6774597167969</text:p>
          </table:table-cell>
          <table:table-cell office:value-type="float" office:value="-79.8601455688477" calcext:value-type="float">
            <text:p>-79,8601455688477</text:p>
          </table:table-cell>
          <table:table-cell office:value-type="float" office:value="-79.7968444824219" calcext:value-type="float">
            <text:p>-79,7968444824219</text:p>
          </table:table-cell>
          <table:table-cell office:value-type="float" office:value="-79.748893737793" calcext:value-type="float">
            <text:p>-79,748893737793</text:p>
          </table:table-cell>
          <table:table-cell office:value-type="float" office:value="-79.787483215332" calcext:value-type="float">
            <text:p>-79,787483215332</text:p>
          </table:table-cell>
          <table:table-cell office:value-type="float" office:value="-79.6679229736328" calcext:value-type="float">
            <text:p>-79,6679229736328</text:p>
          </table:table-cell>
          <table:table-cell office:value-type="float" office:value="-79.6427307128906" calcext:value-type="float">
            <text:p>-79,6427307128906</text:p>
          </table:table-cell>
          <table:table-cell office:value-type="float" office:value="-79.7243957519531" calcext:value-type="float">
            <text:p>-79,7243957519531</text:p>
          </table:table-cell>
          <table:table-cell office:value-type="float" office:value="-79.6836166381836" calcext:value-type="float">
            <text:p>-79,6836166381836</text:p>
          </table:table-cell>
          <table:table-cell office:value-type="float" office:value="-79.6614608764648" calcext:value-type="float">
            <text:p>-79,6614608764648</text:p>
          </table:table-cell>
          <table:table-cell office:value-type="float" office:value="-79.6888580322266" calcext:value-type="float">
            <text:p>-79,6888580322266</text:p>
          </table:table-cell>
          <table:table-cell office:value-type="float" office:value="-79.7703475952148" calcext:value-type="float">
            <text:p>-79,7703475952148</text:p>
          </table:table-cell>
          <table:table-cell office:value-type="float" office:value="-79.7734603881836" calcext:value-type="float">
            <text:p>-79,7734603881836</text:p>
          </table:table-cell>
          <table:table-cell office:value-type="float" office:value="-79.7160415649414" calcext:value-type="float">
            <text:p>-79,7160415649414</text:p>
          </table:table-cell>
          <table:table-cell office:value-type="float" office:value="-79.6063079833984" calcext:value-type="float">
            <text:p>-79,6063079833984</text:p>
          </table:table-cell>
          <table:table-cell office:value-type="float" office:value="-79.5054779052734" calcext:value-type="float">
            <text:p>-79,5054779052734</text:p>
          </table:table-cell>
          <table:table-cell office:value-type="float" office:value="-79.6630020141602" calcext:value-type="float">
            <text:p>-79,6630020141602</text:p>
          </table:table-cell>
          <table:table-cell office:value-type="float" office:value="-79.7148056030273" calcext:value-type="float">
            <text:p>-79,7148056030273</text:p>
          </table:table-cell>
          <table:table-cell office:value-type="float" office:value="-79.637825012207" calcext:value-type="float">
            <text:p>-79,637825012207</text:p>
          </table:table-cell>
          <table:table-cell office:value-type="float" office:value="-79.6461029052734" calcext:value-type="float">
            <text:p>-79,6461029052734</text:p>
          </table:table-cell>
          <table:table-cell office:value-type="float" office:value="-79.5937881469727" calcext:value-type="float">
            <text:p>-79,5937881469727</text:p>
          </table:table-cell>
          <table:table-cell office:value-type="float" office:value="-79.6583862304688" calcext:value-type="float">
            <text:p>-79,6583862304688</text:p>
          </table:table-cell>
          <table:table-cell office:value-type="float" office:value="-79.516960144043" calcext:value-type="float">
            <text:p>-79,516960144043</text:p>
          </table:table-cell>
          <table:table-cell office:value-type="float" office:value="-79.5828170776367" calcext:value-type="float">
            <text:p>-79,5828170776367</text:p>
          </table:table-cell>
          <table:table-cell office:value-type="float" office:value="-79.5369415283203" calcext:value-type="float">
            <text:p>-79,5369415283203</text:p>
          </table:table-cell>
          <table:table-cell office:value-type="float" office:value="-79.5797653198242" calcext:value-type="float">
            <text:p>-79,5797653198242</text:p>
          </table:table-cell>
          <table:table-cell office:value-type="float" office:value="-79.5329971313477" calcext:value-type="float">
            <text:p>-79,5329971313477</text:p>
          </table:table-cell>
          <table:table-cell office:value-type="float" office:value="-79.5536193847656" calcext:value-type="float">
            <text:p>-79,5536193847656</text:p>
          </table:table-cell>
          <table:table-cell office:value-type="float" office:value="-79.5867767333984" calcext:value-type="float">
            <text:p>-79,5867767333984</text:p>
          </table:table-cell>
          <table:table-cell office:value-type="float" office:value="-79.7361679077148" calcext:value-type="float">
            <text:p>-79,7361679077148</text:p>
          </table:table-cell>
          <table:table-cell office:value-type="float" office:value="-79.7185134887695" calcext:value-type="float">
            <text:p>-79,7185134887695</text:p>
          </table:table-cell>
          <table:table-cell office:value-type="float" office:value="-79.5257339477539" calcext:value-type="float">
            <text:p>-79,5257339477539</text:p>
          </table:table-cell>
          <table:table-cell office:value-type="float" office:value="-79.6307754516602" calcext:value-type="float">
            <text:p>-79,6307754516602</text:p>
          </table:table-cell>
          <table:table-cell office:value-type="float" office:value="-79.7293472290039" calcext:value-type="float">
            <text:p>-79,7293472290039</text:p>
          </table:table-cell>
          <table:table-cell office:value-type="float" office:value="-79.5511856079102" calcext:value-type="float">
            <text:p>-79,5511856079102</text:p>
          </table:table-cell>
          <table:table-cell office:value-type="float" office:value="-79.6907043457031" calcext:value-type="float">
            <text:p>-79,6907043457031</text:p>
          </table:table-cell>
          <table:table-cell office:value-type="float" office:value="-79.7336883544922" calcext:value-type="float">
            <text:p>-79,7336883544922</text:p>
          </table:table-cell>
          <table:table-cell office:value-type="float" office:value="-79.7327651977539" calcext:value-type="float">
            <text:p>-79,7327651977539</text:p>
          </table:table-cell>
          <table:table-cell office:value-type="float" office:value="-79.6577758789063" calcext:value-type="float">
            <text:p>-79,6577758789063</text:p>
          </table:table-cell>
          <table:table-cell office:value-type="float" office:value="-79.649787902832" calcext:value-type="float">
            <text:p>-79,649787902832</text:p>
          </table:table-cell>
          <table:table-cell office:value-type="float" office:value="-79.7675476074219" calcext:value-type="float">
            <text:p>-79,7675476074219</text:p>
          </table:table-cell>
          <table:table-cell office:value-type="float" office:value="-79.6249542236328" calcext:value-type="float">
            <text:p>-79,6249542236328</text:p>
          </table:table-cell>
          <table:table-cell office:value-type="float" office:value="-79.9197845458984" calcext:value-type="float">
            <text:p>-79,9197845458984</text:p>
          </table:table-cell>
          <table:table-cell office:value-type="float" office:value="-79.6802291870117" calcext:value-type="float">
            <text:p>-79,6802291870117</text:p>
          </table:table-cell>
          <table:table-cell office:value-type="float" office:value="-79.7182083129883" calcext:value-type="float">
            <text:p>-79,7182083129883</text:p>
          </table:table-cell>
          <table:table-cell office:value-type="float" office:value="-79.6415023803711" calcext:value-type="float">
            <text:p>-79,6415023803711</text:p>
          </table:table-cell>
          <table:table-cell office:value-type="float" office:value="-79.6200561523438" calcext:value-type="float">
            <text:p>-79,6200561523438</text:p>
          </table:table-cell>
          <table:table-cell office:value-type="float" office:value="-79.7709655761719" calcext:value-type="float">
            <text:p>-79,7709655761719</text:p>
          </table:table-cell>
          <table:table-cell office:value-type="float" office:value="-79.674072265625" calcext:value-type="float">
            <text:p>-79,674072265625</text:p>
          </table:table-cell>
          <table:table-cell office:value-type="float" office:value="-79.4870834350586" calcext:value-type="float">
            <text:p>-79,4870834350586</text:p>
          </table:table-cell>
          <table:table-cell office:value-type="float" office:value="-79.7154235839844" calcext:value-type="float">
            <text:p>-79,7154235839844</text:p>
          </table:table-cell>
          <table:table-cell office:value-type="float" office:value="-79.7138748168945" calcext:value-type="float">
            <text:p>-79,7138748168945</text:p>
          </table:table-cell>
          <table:table-cell office:value-type="float" office:value="-79.5230102539063" calcext:value-type="float">
            <text:p>-79,5230102539063</text:p>
          </table:table-cell>
          <table:table-cell office:value-type="float" office:value="-79.7442321777344" calcext:value-type="float">
            <text:p>-79,7442321777344</text:p>
          </table:table-cell>
          <table:table-cell office:value-type="float" office:value="-79.6956481933594" calcext:value-type="float">
            <text:p>-79,6956481933594</text:p>
          </table:table-cell>
          <table:table-cell office:value-type="float" office:value="-79.7364807128906" calcext:value-type="float">
            <text:p>-79,7364807128906</text:p>
          </table:table-cell>
          <table:table-cell office:value-type="float" office:value="-79.8252944946289" calcext:value-type="float">
            <text:p>-79,8252944946289</text:p>
          </table:table-cell>
          <table:table-cell office:value-type="float" office:value="-79.6984252929688" calcext:value-type="float">
            <text:p>-79,6984252929688</text:p>
          </table:table-cell>
          <table:table-cell office:value-type="float" office:value="-79.613639831543" calcext:value-type="float">
            <text:p>-79,613639831543</text:p>
          </table:table-cell>
          <table:table-cell office:value-type="float" office:value="-79.6347579956055" calcext:value-type="float">
            <text:p>-79,6347579956055</text:p>
          </table:table-cell>
          <table:table-cell office:value-type="float" office:value="-79.4913024902344" calcext:value-type="float">
            <text:p>-79,4913024902344</text:p>
          </table:table-cell>
          <table:table-cell office:value-type="float" office:value="-79.3989562988281" calcext:value-type="float">
            <text:p>-79,3989562988281</text:p>
          </table:table-cell>
          <table:table-cell office:value-type="float" office:value="-79.4043197631836" calcext:value-type="float">
            <text:p>-79,4043197631836</text:p>
          </table:table-cell>
          <table:table-cell office:value-type="float" office:value="-79.4840698242188" calcext:value-type="float">
            <text:p>-79,4840698242188</text:p>
          </table:table-cell>
          <table:table-cell office:value-type="float" office:value="-79.3908996582031" calcext:value-type="float">
            <text:p>-79,3908996582031</text:p>
          </table:table-cell>
          <table:table-cell office:value-type="float" office:value="-79.4022369384766" calcext:value-type="float">
            <text:p>-79,4022369384766</text:p>
          </table:table-cell>
          <table:table-cell office:value-type="float" office:value="-79.3647155761719" calcext:value-type="float">
            <text:p>-79,3647155761719</text:p>
          </table:table-cell>
          <table:table-cell office:value-type="float" office:value="-79.3507690429688" calcext:value-type="float">
            <text:p>-79,3507690429688</text:p>
          </table:table-cell>
          <table:table-cell office:value-type="float" office:value="-79.6356811523438" calcext:value-type="float">
            <text:p>-79,6356811523438</text:p>
          </table:table-cell>
          <table:table-cell office:value-type="float" office:value="-79.6415023803711" calcext:value-type="float">
            <text:p>-79,6415023803711</text:p>
          </table:table-cell>
          <table:table-cell office:value-type="float" office:value="-79.497932434082" calcext:value-type="float">
            <text:p>-79,497932434082</text:p>
          </table:table-cell>
          <table:table-cell office:value-type="float" office:value="-79.3193817138672" calcext:value-type="float">
            <text:p>-79,3193817138672</text:p>
          </table:table-cell>
          <table:table-cell office:value-type="float" office:value="-79.3950805664063" calcext:value-type="float">
            <text:p>-79,3950805664063</text:p>
          </table:table-cell>
          <table:table-cell office:value-type="float" office:value="-79.330322265625" calcext:value-type="float">
            <text:p>-79,330322265625</text:p>
          </table:table-cell>
          <table:table-cell office:value-type="float" office:value="-79.5746002197266" calcext:value-type="float">
            <text:p>-79,5746002197266</text:p>
          </table:table-cell>
          <table:table-cell office:value-type="float" office:value="-79.5569610595703" calcext:value-type="float">
            <text:p>-79,5569610595703</text:p>
          </table:table-cell>
          <table:table-cell office:value-type="float" office:value="-79.4633102416992" calcext:value-type="float">
            <text:p>-79,4633102416992</text:p>
          </table:table-cell>
          <table:table-cell office:value-type="float" office:value="-79.4666137695313" calcext:value-type="float">
            <text:p>-79,4666137695313</text:p>
          </table:table-cell>
          <table:table-cell office:value-type="float" office:value="-79.4894943237305" calcext:value-type="float">
            <text:p>-79,4894943237305</text:p>
          </table:table-cell>
          <table:table-cell office:value-type="float" office:value="-79.4885864257813" calcext:value-type="float">
            <text:p>-79,4885864257813</text:p>
          </table:table-cell>
          <table:table-cell office:value-type="float" office:value="-79.44140625" calcext:value-type="float">
            <text:p>-79,44140625</text:p>
          </table:table-cell>
          <table:table-cell office:value-type="float" office:value="-79.5910415649414" calcext:value-type="float">
            <text:p>-79,5910415649414</text:p>
          </table:table-cell>
          <table:table-cell office:value-type="float" office:value="-79.5193786621094" calcext:value-type="float">
            <text:p>-79,5193786621094</text:p>
          </table:table-cell>
          <table:table-cell office:value-type="float" office:value="-79.7058410644531" calcext:value-type="float">
            <text:p>-79,7058410644531</text:p>
          </table:table-cell>
          <table:table-cell office:value-type="float" office:value="-79.5481567382813" calcext:value-type="float">
            <text:p>-79,5481567382813</text:p>
          </table:table-cell>
          <table:table-cell office:value-type="float" office:value="-79.5260391235352" calcext:value-type="float">
            <text:p>-79,5260391235352</text:p>
          </table:table-cell>
          <table:table-cell office:value-type="float" office:value="-79.530876159668" calcext:value-type="float">
            <text:p>-79,530876159668</text:p>
          </table:table-cell>
          <table:table-cell office:value-type="float" office:value="-79.5239181518555" calcext:value-type="float">
            <text:p>-79,5239181518555</text:p>
          </table:table-cell>
          <table:table-cell office:value-type="float" office:value="-79.5733795166016" calcext:value-type="float">
            <text:p>-79,5733795166016</text:p>
          </table:table-cell>
          <table:table-cell office:value-type="float" office:value="-79.4564056396484" calcext:value-type="float">
            <text:p>-79,4564056396484</text:p>
          </table:table-cell>
          <table:table-cell office:value-type="float" office:value="-79.4690246582031" calcext:value-type="float">
            <text:p>-79,4690246582031</text:p>
          </table:table-cell>
          <table:table-cell office:value-type="float" office:value="-79.4906921386719" calcext:value-type="float">
            <text:p>-79,4906921386719</text:p>
          </table:table-cell>
          <table:table-cell office:value-type="float" office:value="-79.3439483642578" calcext:value-type="float">
            <text:p>-79,3439483642578</text:p>
          </table:table-cell>
          <table:table-cell office:value-type="float" office:value="-79.4931106567383" calcext:value-type="float">
            <text:p>-79,4931106567383</text:p>
          </table:table-cell>
          <table:table-cell office:value-type="float" office:value="-79.5242156982422" calcext:value-type="float">
            <text:p>-79,5242156982422</text:p>
          </table:table-cell>
          <table:table-cell office:value-type="float" office:value="-79.4468002319336" calcext:value-type="float">
            <text:p>-79,4468002319336</text:p>
          </table:table-cell>
          <table:table-cell office:value-type="float" office:value="-79.5748977661133" calcext:value-type="float">
            <text:p>-79,5748977661133</text:p>
          </table:table-cell>
          <table:table-cell office:value-type="float" office:value="-79.4536972045898" calcext:value-type="float">
            <text:p>-79,4536972045898</text:p>
          </table:table-cell>
          <table:table-cell office:value-type="float" office:value="-79.4678268432617" calcext:value-type="float">
            <text:p>-79,4678268432617</text:p>
          </table:table-cell>
          <table:table-cell office:value-type="float" office:value="-79.4891967773438" calcext:value-type="float">
            <text:p>-79,4891967773438</text:p>
          </table:table-cell>
          <table:table-cell office:value-type="float" office:value="-79.5892181396484" calcext:value-type="float">
            <text:p>-79,5892181396484</text:p>
          </table:table-cell>
          <table:table-cell office:value-type="float" office:value="-79.4522018432617" calcext:value-type="float">
            <text:p>-79,4522018432617</text:p>
          </table:table-cell>
          <table:table-cell office:value-type="float" office:value="-79.3519515991211" calcext:value-type="float">
            <text:p>-79,3519515991211</text:p>
          </table:table-cell>
          <table:table-cell office:value-type="float" office:value="-79.4273300170898" calcext:value-type="float">
            <text:p>-79,4273300170898</text:p>
          </table:table-cell>
          <table:table-cell office:value-type="float" office:value="-79.4852752685547" calcext:value-type="float">
            <text:p>-79,4852752685547</text:p>
          </table:table-cell>
          <table:table-cell office:value-type="float" office:value="-79.4540100097656" calcext:value-type="float">
            <text:p>-79,4540100097656</text:p>
          </table:table-cell>
          <table:table-cell office:value-type="float" office:value="-79.5499801635742" calcext:value-type="float">
            <text:p>-79,5499801635742</text:p>
          </table:table-cell>
          <table:table-cell office:value-type="float" office:value="-79.3617553710938" calcext:value-type="float">
            <text:p>-79,3617553710938</text:p>
          </table:table-cell>
          <table:table-cell office:value-type="float" office:value="-79.5051803588867" calcext:value-type="float">
            <text:p>-79,5051803588867</text:p>
          </table:table-cell>
          <table:table-cell office:value-type="float" office:value="-79.5542297363281" calcext:value-type="float">
            <text:p>-79,5542297363281</text:p>
          </table:table-cell>
          <table:table-cell office:value-type="float" office:value="-79.4216537475586" calcext:value-type="float">
            <text:p>-79,4216537475586</text:p>
          </table:table-cell>
          <table:table-cell office:value-type="float" office:value="-79.4333114624023" calcext:value-type="float">
            <text:p>-79,4333114624023</text:p>
          </table:table-cell>
          <table:table-cell office:value-type="float" office:value="-79.516960144043" calcext:value-type="float">
            <text:p>-79,516960144043</text:p>
          </table:table-cell>
          <table:table-cell office:value-type="float" office:value="-79.3938827514648" calcext:value-type="float">
            <text:p>-79,3938827514648</text:p>
          </table:table-cell>
          <table:table-cell office:value-type="float" office:value="-79.5151443481445" calcext:value-type="float">
            <text:p>-79,5151443481445</text:p>
          </table:table-cell>
          <table:table-cell office:value-type="float" office:value="-79.33447265625" calcext:value-type="float">
            <text:p>-79,33447265625</text:p>
          </table:table-cell>
          <table:table-cell office:value-type="float" office:value="-79.4522018432617" calcext:value-type="float">
            <text:p>-79,4522018432617</text:p>
          </table:table-cell>
          <table:table-cell office:value-type="float" office:value="-79.3223419189453" calcext:value-type="float">
            <text:p>-79,3223419189453</text:p>
          </table:table-cell>
          <table:table-cell office:value-type="float" office:value="-79.4618072509766" calcext:value-type="float">
            <text:p>-79,4618072509766</text:p>
          </table:table-cell>
          <table:table-cell office:value-type="float" office:value="-79.4533996582031" calcext:value-type="float">
            <text:p>-79,4533996582031</text:p>
          </table:table-cell>
          <table:table-cell office:value-type="float" office:value="-79.4894943237305" calcext:value-type="float">
            <text:p>-79,4894943237305</text:p>
          </table:table-cell>
          <table:table-cell office:value-type="float" office:value="-79.4636154174805" calcext:value-type="float">
            <text:p>-79,4636154174805</text:p>
          </table:table-cell>
          <table:table-cell office:value-type="float" office:value="-79.4663162231445" calcext:value-type="float">
            <text:p>-79,4663162231445</text:p>
          </table:table-cell>
          <table:table-cell office:value-type="float" office:value="-79.5539245605469" calcext:value-type="float">
            <text:p>-79,5539245605469</text:p>
          </table:table-cell>
          <table:table-cell office:value-type="float" office:value="-79.5442123413086" calcext:value-type="float">
            <text:p>-79,5442123413086</text:p>
          </table:table-cell>
          <table:table-cell office:value-type="float" office:value="-79.516960144043" calcext:value-type="float">
            <text:p>-79,516960144043</text:p>
          </table:table-cell>
          <table:table-cell office:value-type="float" office:value="-79.5782470703125" calcext:value-type="float">
            <text:p>-79,5782470703125</text:p>
          </table:table-cell>
          <table:table-cell office:value-type="float" office:value="-79.4264297485352" calcext:value-type="float">
            <text:p>-79,4264297485352</text:p>
          </table:table-cell>
          <table:table-cell office:value-type="float" office:value="-79.4672164916992" calcext:value-type="float">
            <text:p>-79,4672164916992</text:p>
          </table:table-cell>
          <table:table-cell office:value-type="float" office:value="-79.4813613891602" calcext:value-type="float">
            <text:p>-79,4813613891602</text:p>
          </table:table-cell>
          <table:table-cell office:value-type="float" office:value="-79.5124282836914" calcext:value-type="float">
            <text:p>-79,5124282836914</text:p>
          </table:table-cell>
          <table:table-cell office:value-type="float" office:value="-79.3519515991211" calcext:value-type="float">
            <text:p>-79,3519515991211</text:p>
          </table:table-cell>
          <table:table-cell office:value-type="float" office:value="-79.3374328613281" calcext:value-type="float">
            <text:p>-79,3374328613281</text:p>
          </table:table-cell>
          <table:table-cell office:value-type="float" office:value="-79.5487594604492" calcext:value-type="float">
            <text:p>-79,5487594604492</text:p>
          </table:table-cell>
          <table:table-cell office:value-type="float" office:value="-79.515754699707" calcext:value-type="float">
            <text:p>-79,515754699707</text:p>
          </table:table-cell>
          <table:table-cell office:value-type="float" office:value="-79.455207824707" calcext:value-type="float">
            <text:p>-79,455207824707</text:p>
          </table:table-cell>
          <table:table-cell office:value-type="float" office:value="-79.7250213623047" calcext:value-type="float">
            <text:p>-79,7250213623047</text:p>
          </table:table-cell>
          <table:table-cell office:value-type="float" office:value="-79.547248840332" calcext:value-type="float">
            <text:p>-79,547248840332</text:p>
          </table:table-cell>
          <table:table-cell office:value-type="float" office:value="-79.5145416259766" calcext:value-type="float">
            <text:p>-79,5145416259766</text:p>
          </table:table-cell>
          <table:table-cell office:value-type="float" office:value="-79.5103073120117" calcext:value-type="float">
            <text:p>-79,5103073120117</text:p>
          </table:table-cell>
          <table:table-cell office:value-type="float" office:value="-79.2215270996094" calcext:value-type="float">
            <text:p>-79,2215270996094</text:p>
          </table:table-cell>
          <table:table-cell office:value-type="float" office:value="-79.1400833129883" calcext:value-type="float">
            <text:p>-79,1400833129883</text:p>
          </table:table-cell>
          <table:table-cell office:value-type="float" office:value="-78.9874267578125" calcext:value-type="float">
            <text:p>-78,9874267578125</text:p>
          </table:table-cell>
          <table:table-cell office:value-type="float" office:value="-78.9358139038086" calcext:value-type="float">
            <text:p>-78,9358139038086</text:p>
          </table:table-cell>
          <table:table-cell office:value-type="float" office:value="-78.9166030883789" calcext:value-type="float">
            <text:p>-78,9166030883789</text:p>
          </table:table-cell>
          <table:table-cell office:value-type="float" office:value="-78.8429946899414" calcext:value-type="float">
            <text:p>-78,8429946899414</text:p>
          </table:table-cell>
          <table:table-cell office:value-type="float" office:value="-78.9874267578125" calcext:value-type="float">
            <text:p>-78,9874267578125</text:p>
          </table:table-cell>
          <table:table-cell office:value-type="float" office:value="-78.939208984375" calcext:value-type="float">
            <text:p>-78,939208984375</text:p>
          </table:table-cell>
          <table:table-cell office:value-type="float" office:value="-78.8600845336914" calcext:value-type="float">
            <text:p>-78,8600845336914</text:p>
          </table:table-cell>
          <table:table-cell office:value-type="float" office:value="-78.91943359375" calcext:value-type="float">
            <text:p>-78,91943359375</text:p>
          </table:table-cell>
          <table:table-cell office:value-type="float" office:value="-78.8701782226563" calcext:value-type="float">
            <text:p>-78,8701782226563</text:p>
          </table:table-cell>
          <table:table-cell office:value-type="float" office:value="-78.9149169921875" calcext:value-type="float">
            <text:p>-78,9149169921875</text:p>
          </table:table-cell>
          <table:table-cell office:value-type="float" office:value="-78.9547805786133" calcext:value-type="float">
            <text:p>-78,9547805786133</text:p>
          </table:table-cell>
          <table:table-cell office:value-type="float" office:value="-78.9033584594727" calcext:value-type="float">
            <text:p>-78,9033584594727</text:p>
          </table:table-cell>
          <table:table-cell office:value-type="float" office:value="-78.9197082519531" calcext:value-type="float">
            <text:p>-78,9197082519531</text:p>
          </table:table-cell>
          <table:table-cell office:value-type="float" office:value="-78.851676940918" calcext:value-type="float">
            <text:p>-78,851676940918</text:p>
          </table:table-cell>
          <table:table-cell office:value-type="float" office:value="-78.7614135742188" calcext:value-type="float">
            <text:p>-78,7614135742188</text:p>
          </table:table-cell>
          <table:table-cell office:value-type="float" office:value="-78.9143524169922" calcext:value-type="float">
            <text:p>-78,9143524169922</text:p>
          </table:table-cell>
          <table:table-cell office:value-type="float" office:value="-78.8943481445313" calcext:value-type="float">
            <text:p>-78,8943481445313</text:p>
          </table:table-cell>
          <table:table-cell office:value-type="float" office:value="-78.8673782348633" calcext:value-type="float">
            <text:p>-78,8673782348633</text:p>
          </table:table-cell>
          <table:table-cell office:value-type="float" office:value="-78.9310073852539" calcext:value-type="float">
            <text:p>-78,9310073852539</text:p>
          </table:table-cell>
          <table:table-cell office:value-type="float" office:value="-78.9372329711914" calcext:value-type="float">
            <text:p>-78,9372329711914</text:p>
          </table:table-cell>
          <table:table-cell office:value-type="float" office:value="-79.1204299926758" calcext:value-type="float">
            <text:p>-79,1204299926758</text:p>
          </table:table-cell>
          <table:table-cell office:value-type="float" office:value="-79.0697402954102" calcext:value-type="float">
            <text:p>-79,0697402954102</text:p>
          </table:table-cell>
          <table:table-cell office:value-type="float" office:value="-79.0910110473633" calcext:value-type="float">
            <text:p>-79,0910110473633</text:p>
          </table:table-cell>
          <table:table-cell office:value-type="float" office:value="-78.9491195678711" calcext:value-type="float">
            <text:p>-78,9491195678711</text:p>
          </table:table-cell>
          <table:table-cell office:value-type="float" office:value="-79.0393600463867" calcext:value-type="float">
            <text:p>-79,0393600463867</text:p>
          </table:table-cell>
          <table:table-cell office:value-type="float" office:value="-78.9584655761719" calcext:value-type="float">
            <text:p>-78,9584655761719</text:p>
          </table:table-cell>
          <table:table-cell office:value-type="float" office:value="-79.0717468261719" calcext:value-type="float">
            <text:p>-79,0717468261719</text:p>
          </table:table-cell>
          <table:table-cell office:value-type="float" office:value="-79.0479431152344" calcext:value-type="float">
            <text:p>-79,0479431152344</text:p>
          </table:table-cell>
          <table:table-cell office:value-type="float" office:value="-78.9126663208008" calcext:value-type="float">
            <text:p>-78,9126663208008</text:p>
          </table:table-cell>
          <table:table-cell office:value-type="float" office:value="-78.7666854858398" calcext:value-type="float">
            <text:p>-78,7666854858398</text:p>
          </table:table-cell>
          <table:table-cell office:value-type="float" office:value="-78.8819732666016" calcext:value-type="float">
            <text:p>-78,8819732666016</text:p>
          </table:table-cell>
          <table:table-cell office:value-type="float" office:value="-78.7933502197266" calcext:value-type="float">
            <text:p>-78,7933502197266</text:p>
          </table:table-cell>
          <table:table-cell office:value-type="float" office:value="-78.8853454589844" calcext:value-type="float">
            <text:p>-78,8853454589844</text:p>
          </table:table-cell>
          <table:table-cell office:value-type="float" office:value="-78.7758331298828" calcext:value-type="float">
            <text:p>-78,7758331298828</text:p>
          </table:table-cell>
          <table:table-cell office:value-type="float" office:value="-78.9073028564453" calcext:value-type="float">
            <text:p>-78,9073028564453</text:p>
          </table:table-cell>
          <table:table-cell office:value-type="float" office:value="-78.8365707397461" calcext:value-type="float">
            <text:p>-78,8365707397461</text:p>
          </table:table-cell>
          <table:table-cell office:value-type="float" office:value="-78.9011077880859" calcext:value-type="float">
            <text:p>-78,9011077880859</text:p>
          </table:table-cell>
          <table:table-cell office:value-type="float" office:value="-78.9644165039063" calcext:value-type="float">
            <text:p>-78,9644165039063</text:p>
          </table:table-cell>
          <table:table-cell office:value-type="float" office:value="-79.0107879638672" calcext:value-type="float">
            <text:p>-79,0107879638672</text:p>
          </table:table-cell>
          <table:table-cell office:value-type="float" office:value="-78.664680480957" calcext:value-type="float">
            <text:p>-78,664680480957</text:p>
          </table:table-cell>
          <table:table-cell office:value-type="float" office:value="-78.8499984741211" calcext:value-type="float">
            <text:p>-78,8499984741211</text:p>
          </table:table-cell>
          <table:table-cell office:value-type="float" office:value="-78.6844329833984" calcext:value-type="float">
            <text:p>-78,6844329833984</text:p>
          </table:table-cell>
          <table:table-cell office:value-type="float" office:value="-78.6507110595703" calcext:value-type="float">
            <text:p>-78,6507110595703</text:p>
          </table:table-cell>
          <table:table-cell office:value-type="float" office:value="-78.7149887084961" calcext:value-type="float">
            <text:p>-78,7149887084961</text:p>
          </table:table-cell>
          <table:table-cell office:value-type="float" office:value="-78.8508377075195" calcext:value-type="float">
            <text:p>-78,8508377075195</text:p>
          </table:table-cell>
          <table:table-cell office:value-type="float" office:value="-78.8729858398438" calcext:value-type="float">
            <text:p>-78,8729858398438</text:p>
          </table:table-cell>
          <table:table-cell office:value-type="float" office:value="-78.8508377075195" calcext:value-type="float">
            <text:p>-78,8508377075195</text:p>
          </table:table-cell>
          <table:table-cell office:value-type="float" office:value="-79.0236282348633" calcext:value-type="float">
            <text:p>-79,0236282348633</text:p>
          </table:table-cell>
          <table:table-cell office:value-type="float" office:value="-78.9157638549805" calcext:value-type="float">
            <text:p>-78,9157638549805</text:p>
          </table:table-cell>
          <table:table-cell office:value-type="float" office:value="-78.7655715942383" calcext:value-type="float">
            <text:p>-78,7655715942383</text:p>
          </table:table-cell>
          <table:table-cell office:value-type="float" office:value="-78.9499664306641" calcext:value-type="float">
            <text:p>-78,9499664306641</text:p>
          </table:table-cell>
          <table:table-cell office:value-type="float" office:value="-78.8847885131836" calcext:value-type="float">
            <text:p>-78,8847885131836</text:p>
          </table:table-cell>
          <table:table-cell office:value-type="float" office:value="-78.832649230957" calcext:value-type="float">
            <text:p>-78,832649230957</text:p>
          </table:table-cell>
          <table:table-cell office:value-type="float" office:value="-78.8242797851563" calcext:value-type="float">
            <text:p>-78,8242797851563</text:p>
          </table:table-cell>
          <table:table-cell office:value-type="float" office:value="-79.0430755615234" calcext:value-type="float">
            <text:p>-79,0430755615234</text:p>
          </table:table-cell>
          <table:table-cell office:value-type="float" office:value="-79.2183151245117" calcext:value-type="float">
            <text:p>-79,2183151245117</text:p>
          </table:table-cell>
          <table:table-cell office:value-type="float" office:value="-78.9485473632813" calcext:value-type="float">
            <text:p>-78,9485473632813</text:p>
          </table:table-cell>
          <table:table-cell office:value-type="float" office:value="-78.9101181030273" calcext:value-type="float">
            <text:p>-78,9101181030273</text:p>
          </table:table-cell>
          <table:table-cell office:value-type="float" office:value="-78.8825378417969" calcext:value-type="float">
            <text:p>-78,8825378417969</text:p>
          </table:table-cell>
          <table:table-cell office:value-type="float" office:value="-79.0099258422852" calcext:value-type="float">
            <text:p>-79,0099258422852</text:p>
          </table:table-cell>
          <table:table-cell office:value-type="float" office:value="-79.1357421875" calcext:value-type="float">
            <text:p>-79,1357421875</text:p>
          </table:table-cell>
          <table:table-cell office:value-type="float" office:value="-79.1789703369141" calcext:value-type="float">
            <text:p>-79,1789703369141</text:p>
          </table:table-cell>
          <table:table-cell office:value-type="float" office:value="-78.9888534545898" calcext:value-type="float">
            <text:p>-78,9888534545898</text:p>
          </table:table-cell>
          <table:table-cell office:value-type="float" office:value="-78.9146347045898" calcext:value-type="float">
            <text:p>-78,9146347045898</text:p>
          </table:table-cell>
          <table:table-cell office:value-type="float" office:value="-78.8859100341797" calcext:value-type="float">
            <text:p>-78,8859100341797</text:p>
          </table:table-cell>
          <table:table-cell office:value-type="float" office:value="-78.9411926269531" calcext:value-type="float">
            <text:p>-78,9411926269531</text:p>
          </table:table-cell>
          <table:table-cell office:value-type="float" office:value="-78.9834442138672" calcext:value-type="float">
            <text:p>-78,9834442138672</text:p>
          </table:table-cell>
          <table:table-cell office:value-type="float" office:value="-79.1230316162109" calcext:value-type="float">
            <text:p>-79,1230316162109</text:p>
          </table:table-cell>
          <table:table-cell office:value-type="float" office:value="-78.9163208007813" calcext:value-type="float">
            <text:p>-78,9163208007813</text:p>
          </table:table-cell>
          <table:table-cell office:value-type="float" office:value="-78.8887252807617" calcext:value-type="float">
            <text:p>-78,8887252807617</text:p>
          </table:table-cell>
          <table:table-cell office:value-type="float" office:value="-79.0236282348633" calcext:value-type="float">
            <text:p>-79,0236282348633</text:p>
          </table:table-cell>
          <table:table-cell office:value-type="float" office:value="-78.910400390625" calcext:value-type="float">
            <text:p>-78,910400390625</text:p>
          </table:table-cell>
          <table:table-cell office:value-type="float" office:value="-78.8898468017578" calcext:value-type="float">
            <text:p>-78,8898468017578</text:p>
          </table:table-cell>
          <table:table-cell office:value-type="float" office:value="-78.777229309082" calcext:value-type="float">
            <text:p>-78,777229309082</text:p>
          </table:table-cell>
          <table:table-cell office:value-type="float" office:value="-78.8904037475586" calcext:value-type="float">
            <text:p>-78,8904037475586</text:p>
          </table:table-cell>
          <table:table-cell office:value-type="float" office:value="-78.8217697143555" calcext:value-type="float">
            <text:p>-78,8217697143555</text:p>
          </table:table-cell>
          <table:table-cell office:value-type="float" office:value="-78.9550628662109" calcext:value-type="float">
            <text:p>-78,9550628662109</text:p>
          </table:table-cell>
          <table:table-cell office:value-type="float" office:value="-78.8536376953125" calcext:value-type="float">
            <text:p>-78,8536376953125</text:p>
          </table:table-cell>
          <table:table-cell office:value-type="float" office:value="-78.8147964477539" calcext:value-type="float">
            <text:p>-78,8147964477539</text:p>
          </table:table-cell>
          <table:table-cell office:value-type="float" office:value="-78.8712997436523" calcext:value-type="float">
            <text:p>-78,8712997436523</text:p>
          </table:table-cell>
          <table:table-cell office:value-type="float" office:value="-78.8606414794922" calcext:value-type="float">
            <text:p>-78,8606414794922</text:p>
          </table:table-cell>
          <table:table-cell office:value-type="float" office:value="-78.8424453735352" calcext:value-type="float">
            <text:p>-78,8424453735352</text:p>
          </table:table-cell>
          <table:table-cell office:value-type="float" office:value="-78.7955780029297" calcext:value-type="float">
            <text:p>-78,7955780029297</text:p>
          </table:table-cell>
          <table:table-cell office:value-type="float" office:value="-78.9231033325195" calcext:value-type="float">
            <text:p>-78,9231033325195</text:p>
          </table:table-cell>
          <table:table-cell office:value-type="float" office:value="-78.9256439208984" calcext:value-type="float">
            <text:p>-78,9256439208984</text:p>
          </table:table-cell>
          <table:table-cell office:value-type="float" office:value="-78.9135055541992" calcext:value-type="float">
            <text:p>-78,9135055541992</text:p>
          </table:table-cell>
          <table:table-cell office:value-type="float" office:value="-78.7861175537109" calcext:value-type="float">
            <text:p>-78,7861175537109</text:p>
          </table:table-cell>
          <table:table-cell office:value-type="float" office:value="-78.9686737060547" calcext:value-type="float">
            <text:p>-78,9686737060547</text:p>
          </table:table-cell>
          <table:table-cell office:value-type="float" office:value="-78.9902725219727" calcext:value-type="float">
            <text:p>-78,9902725219727</text:p>
          </table:table-cell>
          <table:table-cell office:value-type="float" office:value="-78.8226013183594" calcext:value-type="float">
            <text:p>-78,8226013183594</text:p>
          </table:table-cell>
          <table:table-cell office:value-type="float" office:value="-78.9019546508789" calcext:value-type="float">
            <text:p>-78,9019546508789</text:p>
          </table:table-cell>
          <table:table-cell office:value-type="float" office:value="-78.7553176879883" calcext:value-type="float">
            <text:p>-78,7553176879883</text:p>
          </table:table-cell>
          <table:table-cell office:value-type="float" office:value="-79.0150604248047" calcext:value-type="float">
            <text:p>-79,0150604248047</text:p>
          </table:table-cell>
          <table:table-cell office:value-type="float" office:value="-78.8418807983398" calcext:value-type="float">
            <text:p>-78,8418807983398</text:p>
          </table:table-cell>
          <table:table-cell office:value-type="float" office:value="-78.9137878417969" calcext:value-type="float">
            <text:p>-78,9137878417969</text:p>
          </table:table-cell>
          <table:table-cell office:value-type="float" office:value="-78.8679351806641" calcext:value-type="float">
            <text:p>-78,8679351806641</text:p>
          </table:table-cell>
          <table:table-cell office:value-type="float" office:value="-78.863166809082" calcext:value-type="float">
            <text:p>-78,863166809082</text:p>
          </table:table-cell>
          <table:table-cell office:value-type="float" office:value="-78.9013900756836" calcext:value-type="float">
            <text:p>-78,9013900756836</text:p>
          </table:table-cell>
          <table:table-cell office:value-type="float" office:value="-79.0170593261719" calcext:value-type="float">
            <text:p>-79,0170593261719</text:p>
          </table:table-cell>
          <table:table-cell office:value-type="float" office:value="-78.9505310058594" calcext:value-type="float">
            <text:p>-78,9505310058594</text:p>
          </table:table-cell>
          <table:table-cell office:value-type="float" office:value="-79.0858383178711" calcext:value-type="float">
            <text:p>-79,0858383178711</text:p>
          </table:table-cell>
          <table:table-cell office:value-type="float" office:value="-79.0536727905273" calcext:value-type="float">
            <text:p>-79,0536727905273</text:p>
          </table:table-cell>
          <table:table-cell office:value-type="float" office:value="-78.98828125" calcext:value-type="float">
            <text:p>-78,98828125</text:p>
          </table:table-cell>
          <table:table-cell office:value-type="float" office:value="-78.8960342407227" calcext:value-type="float">
            <text:p>-78,8960342407227</text:p>
          </table:table-cell>
          <table:table-cell office:value-type="float" office:value="-78.9061737060547" calcext:value-type="float">
            <text:p>-78,9061737060547</text:p>
          </table:table-cell>
          <table:table-cell office:value-type="float" office:value="-78.9273300170898" calcext:value-type="float">
            <text:p>-78,9273300170898</text:p>
          </table:table-cell>
          <table:table-cell office:value-type="float" office:value="-78.8402099609375" calcext:value-type="float">
            <text:p>-78,8402099609375</text:p>
          </table:table-cell>
          <table:table-cell office:value-type="float" office:value="-78.8388061523438" calcext:value-type="float">
            <text:p>-78,8388061523438</text:p>
          </table:table-cell>
          <table:table-cell office:value-type="float" office:value="-78.7544860839844" calcext:value-type="float">
            <text:p>-78,7544860839844</text:p>
          </table:table-cell>
          <table:table-cell office:value-type="float" office:value="-78.9454345703125" calcext:value-type="float">
            <text:p>-78,9454345703125</text:p>
          </table:table-cell>
          <table:table-cell office:value-type="float" office:value="-78.8522338867188" calcext:value-type="float">
            <text:p>-78,8522338867188</text:p>
          </table:table-cell>
          <table:table-cell office:value-type="float" office:value="-78.7766723632813" calcext:value-type="float">
            <text:p>-78,7766723632813</text:p>
          </table:table-cell>
          <table:table-cell office:value-type="float" office:value="-78.8449630737305" calcext:value-type="float">
            <text:p>-78,8449630737305</text:p>
          </table:table-cell>
          <table:table-cell office:value-type="float" office:value="-78.9149169921875" calcext:value-type="float">
            <text:p>-78,9149169921875</text:p>
          </table:table-cell>
          <table:table-cell office:value-type="float" office:value="-78.8960342407227" calcext:value-type="float">
            <text:p>-78,8960342407227</text:p>
          </table:table-cell>
          <table:table-cell office:value-type="float" office:value="-78.8541946411133" calcext:value-type="float">
            <text:p>-78,8541946411133</text:p>
          </table:table-cell>
          <table:table-cell office:value-type="float" office:value="-78.9703826904297" calcext:value-type="float">
            <text:p>-78,9703826904297</text:p>
          </table:table-cell>
          <table:table-cell office:value-type="float" office:value="-78.7555999755859" calcext:value-type="float">
            <text:p>-78,7555999755859</text:p>
          </table:table-cell>
          <table:table-cell office:value-type="float" office:value="-78.8036422729492" calcext:value-type="float">
            <text:p>-78,8036422729492</text:p>
          </table:table-cell>
          <table:table-cell office:value-type="float" office:value="-78.8895645141602" calcext:value-type="float">
            <text:p>-78,8895645141602</text:p>
          </table:table-cell>
          <table:table-cell office:value-type="float" office:value="-78.8309783935547" calcext:value-type="float">
            <text:p>-78,8309783935547</text:p>
          </table:table-cell>
          <table:table-cell office:value-type="float" office:value="-78.8295822143555" calcext:value-type="float">
            <text:p>-78,8295822143555</text:p>
          </table:table-cell>
          <table:table-cell office:value-type="float" office:value="-78.787223815918" calcext:value-type="float">
            <text:p>-78,787223815918</text:p>
          </table:table-cell>
          <table:table-cell office:value-type="float" office:value="-78.8371276855469" calcext:value-type="float">
            <text:p>-78,8371276855469</text:p>
          </table:table-cell>
          <table:table-cell office:value-type="float" office:value="-78.9087142944336" calcext:value-type="float">
            <text:p>-78,9087142944336</text:p>
          </table:table-cell>
          <table:table-cell office:value-type="float" office:value="-78.8295822143555" calcext:value-type="float">
            <text:p>-78,8295822143555</text:p>
          </table:table-cell>
          <table:table-cell office:value-type="float" office:value="-78.758918762207" calcext:value-type="float">
            <text:p>-78,758918762207</text:p>
          </table:table-cell>
          <table:table-cell office:value-type="float" office:value="-78.8853454589844" calcext:value-type="float">
            <text:p>-78,8853454589844</text:p>
          </table:table-cell>
          <table:table-cell office:value-type="float" office:value="-78.7680740356445" calcext:value-type="float">
            <text:p>-78,7680740356445</text:p>
          </table:table-cell>
          <table:table-cell office:value-type="float" office:value="-78.9649887084961" calcext:value-type="float">
            <text:p>-78,9649887084961</text:p>
          </table:table-cell>
          <table:table-cell office:value-type="float" office:value="-78.8265151977539" calcext:value-type="float">
            <text:p>-78,8265151977539</text:p>
          </table:table-cell>
          <table:table-cell office:value-type="float" office:value="-79.0047988891602" calcext:value-type="float">
            <text:p>-79,0047988891602</text:p>
          </table:table-cell>
          <table:table-cell office:value-type="float" office:value="-78.9624404907227" calcext:value-type="float">
            <text:p>-78,9624404907227</text:p>
          </table:table-cell>
          <table:table-cell office:value-type="float" office:value="-79.0207672119141" calcext:value-type="float">
            <text:p>-79,0207672119141</text:p>
          </table:table-cell>
          <table:table-cell office:value-type="float" office:value="-78.8727035522461" calcext:value-type="float">
            <text:p>-78,8727035522461</text:p>
          </table:table-cell>
          <table:table-cell office:value-type="float" office:value="-78.8449630737305" calcext:value-type="float">
            <text:p>-78,8449630737305</text:p>
          </table:table-cell>
          <table:table-cell office:value-type="float" office:value="-78.9931182861328" calcext:value-type="float">
            <text:p>-78,9931182861328</text:p>
          </table:table-cell>
          <table:table-cell office:value-type="float" office:value="-78.880012512207" calcext:value-type="float">
            <text:p>-78,880012512207</text:p>
          </table:table-cell>
          <table:table-cell office:value-type="float" office:value="-78.9681091308594" calcext:value-type="float">
            <text:p>-78,9681091308594</text:p>
          </table:table-cell>
          <table:table-cell office:value-type="float" office:value="-78.9533615112305" calcext:value-type="float">
            <text:p>-78,9533615112305</text:p>
          </table:table-cell>
          <table:table-cell office:value-type="float" office:value="-78.9598770141602" calcext:value-type="float">
            <text:p>-78,9598770141602</text:p>
          </table:table-cell>
          <table:table-cell office:value-type="float" office:value="-78.9942626953125" calcext:value-type="float">
            <text:p>-78,9942626953125</text:p>
          </table:table-cell>
          <table:table-cell office:value-type="float" office:value="-79.0076522827148" calcext:value-type="float">
            <text:p>-79,0076522827148</text:p>
          </table:table-cell>
          <table:table-cell office:value-type="float" office:value="-78.9544906616211" calcext:value-type="float">
            <text:p>-78,9544906616211</text:p>
          </table:table-cell>
          <table:table-cell office:value-type="float" office:value="-78.8025360107422" calcext:value-type="float">
            <text:p>-78,8025360107422</text:p>
          </table:table-cell>
          <table:table-cell office:value-type="float" office:value="-78.851676940918" calcext:value-type="float">
            <text:p>-78,851676940918</text:p>
          </table:table-cell>
          <table:table-cell office:value-type="float" office:value="-78.7069931030273" calcext:value-type="float">
            <text:p>-78,7069931030273</text:p>
          </table:table-cell>
          <table:table-cell office:value-type="float" office:value="-78.7666854858398" calcext:value-type="float">
            <text:p>-78,7666854858398</text:p>
          </table:table-cell>
          <table:table-cell office:value-type="float" office:value="-79.0559692382813" calcext:value-type="float">
            <text:p>-79,0559692382813</text:p>
          </table:table-cell>
          <table:table-cell office:value-type="float" office:value="-78.9851531982422" calcext:value-type="float">
            <text:p>-78,9851531982422</text:p>
          </table:table-cell>
          <table:table-cell office:value-type="float" office:value="-78.863166809082" calcext:value-type="float">
            <text:p>-78,863166809082</text:p>
          </table:table-cell>
          <table:table-cell office:value-type="float" office:value="-78.8794479370117" calcext:value-type="float">
            <text:p>-78,8794479370117</text:p>
          </table:table-cell>
          <table:table-cell office:value-type="float" office:value="-78.9655532836914" calcext:value-type="float">
            <text:p>-78,9655532836914</text:p>
          </table:table-cell>
          <table:table-cell office:value-type="float" office:value="-79.0102157592773" calcext:value-type="float">
            <text:p>-79,0102157592773</text:p>
          </table:table-cell>
          <table:table-cell office:value-type="float" office:value="-78.8106079101563" calcext:value-type="float">
            <text:p>-78,8106079101563</text:p>
          </table:table-cell>
          <table:table-cell office:value-type="float" office:value="-78.8690567016602" calcext:value-type="float">
            <text:p>-78,8690567016602</text:p>
          </table:table-cell>
          <table:table-cell office:value-type="float" office:value="-78.8301391601563" calcext:value-type="float">
            <text:p>-78,8301391601563</text:p>
          </table:table-cell>
          <table:table-cell office:value-type="float" office:value="-78.8626022338867" calcext:value-type="float">
            <text:p>-78,8626022338867</text:p>
          </table:table-cell>
          <table:table-cell office:value-type="float" office:value="-78.8727035522461" calcext:value-type="float">
            <text:p>-78,8727035522461</text:p>
          </table:table-cell>
          <table:table-cell office:value-type="float" office:value="-78.2350463867188" calcext:value-type="float">
            <text:p>-78,2350463867188</text:p>
          </table:table-cell>
          <table:table-cell office:value-type="float" office:value="-78.2267074584961" calcext:value-type="float">
            <text:p>-78,2267074584961</text:p>
          </table:table-cell>
          <table:table-cell office:value-type="float" office:value="-78.1843338012695" calcext:value-type="float">
            <text:p>-78,1843338012695</text:p>
          </table:table-cell>
          <table:table-cell office:value-type="float" office:value="-78.2272262573242" calcext:value-type="float">
            <text:p>-78,2272262573242</text:p>
          </table:table-cell>
          <table:table-cell office:value-type="float" office:value="-78.1138229370117" calcext:value-type="float">
            <text:p>-78,1138229370117</text:p>
          </table:table-cell>
          <table:table-cell office:value-type="float" office:value="-78.0883941650391" calcext:value-type="float">
            <text:p>-78,0883941650391</text:p>
          </table:table-cell>
          <table:table-cell office:value-type="float" office:value="-78.1928939819336" calcext:value-type="float">
            <text:p>-78,1928939819336</text:p>
          </table:table-cell>
          <table:table-cell office:value-type="float" office:value="-78.2110824584961" calcext:value-type="float">
            <text:p>-78,2110824584961</text:p>
          </table:table-cell>
          <table:table-cell office:value-type="float" office:value="-78.1851119995117" calcext:value-type="float">
            <text:p>-78,1851119995117</text:p>
          </table:table-cell>
          <table:table-cell office:value-type="float" office:value="-78.1581802368164" calcext:value-type="float">
            <text:p>-78,1581802368164</text:p>
          </table:table-cell>
          <table:table-cell office:value-type="float" office:value="-78.2491455078125" calcext:value-type="float">
            <text:p>-78,2491455078125</text:p>
          </table:table-cell>
          <table:table-cell office:value-type="float" office:value="-78.2334823608398" calcext:value-type="float">
            <text:p>-78,2334823608398</text:p>
          </table:table-cell>
          <table:table-cell office:value-type="float" office:value="-78.1949691772461" calcext:value-type="float">
            <text:p>-78,1949691772461</text:p>
          </table:table-cell>
          <table:table-cell office:value-type="float" office:value="-78.1527481079102" calcext:value-type="float">
            <text:p>-78,1527481079102</text:p>
          </table:table-cell>
          <table:table-cell office:value-type="float" office:value="-78.2829208374023" calcext:value-type="float">
            <text:p>-78,2829208374023</text:p>
          </table:table-cell>
          <table:table-cell office:value-type="float" office:value="-78.2857971191406" calcext:value-type="float">
            <text:p>-78,2857971191406</text:p>
          </table:table-cell>
          <table:table-cell office:value-type="float" office:value="-78.2569885253906" calcext:value-type="float">
            <text:p>-78,2569885253906</text:p>
          </table:table-cell>
          <table:table-cell office:value-type="float" office:value="-78.3249816894531" calcext:value-type="float">
            <text:p>-78,3249816894531</text:p>
          </table:table-cell>
          <table:table-cell office:value-type="float" office:value="-78.2705993652344" calcext:value-type="float">
            <text:p>-78,2705993652344</text:p>
          </table:table-cell>
          <table:table-cell office:value-type="float" office:value="-78.3099746704102" calcext:value-type="float">
            <text:p>-78,3099746704102</text:p>
          </table:table-cell>
          <table:table-cell office:value-type="float" office:value="-78.2855453491211" calcext:value-type="float">
            <text:p>-78,2855453491211</text:p>
          </table:table-cell>
          <table:table-cell office:value-type="float" office:value="-78.2981414794922" calcext:value-type="float">
            <text:p>-78,2981414794922</text:p>
          </table:table-cell>
          <table:table-cell office:value-type="float" office:value="-78.3054962158203" calcext:value-type="float">
            <text:p>-78,3054962158203</text:p>
          </table:table-cell>
          <table:table-cell office:value-type="float" office:value="-78.3471450805664" calcext:value-type="float">
            <text:p>-78,3471450805664</text:p>
          </table:table-cell>
          <table:table-cell office:value-type="float" office:value="-78.1558532714844" calcext:value-type="float">
            <text:p>-78,1558532714844</text:p>
          </table:table-cell>
          <table:table-cell office:value-type="float" office:value="-78.222541809082" calcext:value-type="float">
            <text:p>-78,222541809082</text:p>
          </table:table-cell>
          <table:table-cell office:value-type="float" office:value="-78.3147125244141" calcext:value-type="float">
            <text:p>-78,3147125244141</text:p>
          </table:table-cell>
          <table:table-cell office:value-type="float" office:value="-78.2902679443359" calcext:value-type="float">
            <text:p>-78,2902679443359</text:p>
          </table:table-cell>
          <table:table-cell office:value-type="float" office:value="-78.1814804077148" calcext:value-type="float">
            <text:p>-78,1814804077148</text:p>
          </table:table-cell>
          <table:table-cell office:value-type="float" office:value="-78.2261810302734" calcext:value-type="float">
            <text:p>-78,2261810302734</text:p>
          </table:table-cell>
          <table:table-cell office:value-type="float" office:value="-78.3039245605469" calcext:value-type="float">
            <text:p>-78,3039245605469</text:p>
          </table:table-cell>
          <table:table-cell office:value-type="float" office:value="-78.1282424926758" calcext:value-type="float">
            <text:p>-78,1282424926758</text:p>
          </table:table-cell>
          <table:table-cell office:value-type="float" office:value="-78.1241226196289" calcext:value-type="float">
            <text:p>-78,1241226196289</text:p>
          </table:table-cell>
          <table:table-cell office:value-type="float" office:value="-78.2630004882813" calcext:value-type="float">
            <text:p>-78,2630004882813</text:p>
          </table:table-cell>
          <table:table-cell office:value-type="float" office:value="-78.1491394042969" calcext:value-type="float">
            <text:p>-78,1491394042969</text:p>
          </table:table-cell>
          <table:table-cell office:value-type="float" office:value="-78.1781158447266" calcext:value-type="float">
            <text:p>-78,1781158447266</text:p>
          </table:table-cell>
          <table:table-cell office:value-type="float" office:value="-78.2387008666992" calcext:value-type="float">
            <text:p>-78,2387008666992</text:p>
          </table:table-cell>
          <table:table-cell office:value-type="float" office:value="-78.2413101196289" calcext:value-type="float">
            <text:p>-78,2413101196289</text:p>
          </table:table-cell>
          <table:table-cell office:value-type="float" office:value="-78.3394927978516" calcext:value-type="float">
            <text:p>-78,3394927978516</text:p>
          </table:table-cell>
          <table:table-cell office:value-type="float" office:value="-78.1238632202148" calcext:value-type="float">
            <text:p>-78,1238632202148</text:p>
          </table:table-cell>
          <table:table-cell office:value-type="float" office:value="-78.1279830932617" calcext:value-type="float">
            <text:p>-78,1279830932617</text:p>
          </table:table-cell>
          <table:table-cell office:value-type="float" office:value="-78.1664581298828" calcext:value-type="float">
            <text:p>-78,1664581298828</text:p>
          </table:table-cell>
          <table:table-cell office:value-type="float" office:value="-78.075065612793" calcext:value-type="float">
            <text:p>-78,075065612793</text:p>
          </table:table-cell>
          <table:table-cell office:value-type="float" office:value="-78.1017379760742" calcext:value-type="float">
            <text:p>-78,1017379760742</text:p>
          </table:table-cell>
          <table:table-cell office:value-type="float" office:value="-78.2113494873047" calcext:value-type="float">
            <text:p>-78,2113494873047</text:p>
          </table:table-cell>
          <table:table-cell office:value-type="float" office:value="-78.2857971191406" calcext:value-type="float">
            <text:p>-78,2857971191406</text:p>
          </table:table-cell>
          <table:table-cell office:value-type="float" office:value="-78.2162857055664" calcext:value-type="float">
            <text:p>-78,2162857055664</text:p>
          </table:table-cell>
          <table:table-cell office:value-type="float" office:value="-78.1941909790039" calcext:value-type="float">
            <text:p>-78,1941909790039</text:p>
          </table:table-cell>
          <table:table-cell office:value-type="float" office:value="-78.2009429931641" calcext:value-type="float">
            <text:p>-78,2009429931641</text:p>
          </table:table-cell>
          <table:table-cell office:value-type="float" office:value="-78.1874465942383" calcext:value-type="float">
            <text:p>-78,1874465942383</text:p>
          </table:table-cell>
          <table:table-cell office:value-type="float" office:value="-78.2952499389648" calcext:value-type="float">
            <text:p>-78,2952499389648</text:p>
          </table:table-cell>
          <table:table-cell office:value-type="float" office:value="-78.2918395996094" calcext:value-type="float">
            <text:p>-78,2918395996094</text:p>
          </table:table-cell>
          <table:table-cell office:value-type="float" office:value="-78.4153289794922" calcext:value-type="float">
            <text:p>-78,4153289794922</text:p>
          </table:table-cell>
          <table:table-cell office:value-type="float" office:value="-78.1599884033203" calcext:value-type="float">
            <text:p>-78,1599884033203</text:p>
          </table:table-cell>
          <table:table-cell office:value-type="float" office:value="-78.2577667236328" calcext:value-type="float">
            <text:p>-78,2577667236328</text:p>
          </table:table-cell>
          <table:table-cell office:value-type="float" office:value="-78.1625747680664" calcext:value-type="float">
            <text:p>-78,1625747680664</text:p>
          </table:table-cell>
          <table:table-cell office:value-type="float" office:value="-78.2923583984375" calcext:value-type="float">
            <text:p>-78,2923583984375</text:p>
          </table:table-cell>
          <table:table-cell office:value-type="float" office:value="-78.3696365356445" calcext:value-type="float">
            <text:p>-78,3696365356445</text:p>
          </table:table-cell>
          <table:table-cell office:value-type="float" office:value="-78.3365859985352" calcext:value-type="float">
            <text:p>-78,3365859985352</text:p>
          </table:table-cell>
          <table:table-cell office:value-type="float" office:value="-78.3031387329102" calcext:value-type="float">
            <text:p>-78,3031387329102</text:p>
          </table:table-cell>
          <table:table-cell office:value-type="float" office:value="-78.3421249389648" calcext:value-type="float">
            <text:p>-78,3421249389648</text:p>
          </table:table-cell>
          <table:table-cell office:value-type="float" office:value="-78.3226089477539" calcext:value-type="float">
            <text:p>-78,3226089477539</text:p>
          </table:table-cell>
          <table:table-cell office:value-type="float" office:value="-78.2462692260742" calcext:value-type="float">
            <text:p>-78,2462692260742</text:p>
          </table:table-cell>
          <table:table-cell office:value-type="float" office:value="-78.3126068115234" calcext:value-type="float">
            <text:p>-78,3126068115234</text:p>
          </table:table-cell>
          <table:table-cell office:value-type="float" office:value="-78.3503189086914" calcext:value-type="float">
            <text:p>-78,3503189086914</text:p>
          </table:table-cell>
          <table:table-cell office:value-type="float" office:value="-78.1967926025391" calcext:value-type="float">
            <text:p>-78,1967926025391</text:p>
          </table:table-cell>
          <table:table-cell office:value-type="float" office:value="-78.194450378418" calcext:value-type="float">
            <text:p>-78,194450378418</text:p>
          </table:table-cell>
          <table:table-cell office:value-type="float" office:value="-78.1783676147461" calcext:value-type="float">
            <text:p>-78,1783676147461</text:p>
          </table:table-cell>
          <table:table-cell office:value-type="float" office:value="-78.202766418457" calcext:value-type="float">
            <text:p>-78,202766418457</text:p>
          </table:table-cell>
          <table:table-cell office:value-type="float" office:value="-78.2035446166992" calcext:value-type="float">
            <text:p>-78,2035446166992</text:p>
          </table:table-cell>
          <table:table-cell office:value-type="float" office:value="-78.1755218505859" calcext:value-type="float">
            <text:p>-78,1755218505859</text:p>
          </table:table-cell>
          <table:table-cell office:value-type="float" office:value="-78.1620635986328" calcext:value-type="float">
            <text:p>-78,1620635986328</text:p>
          </table:table-cell>
          <table:table-cell office:value-type="float" office:value="-78.1545639038086" calcext:value-type="float">
            <text:p>-78,1545639038086</text:p>
          </table:table-cell>
          <table:table-cell office:value-type="float" office:value="-78.2019882202148" calcext:value-type="float">
            <text:p>-78,2019882202148</text:p>
          </table:table-cell>
          <table:table-cell office:value-type="float" office:value="-78.2303619384766" calcext:value-type="float">
            <text:p>-78,2303619384766</text:p>
          </table:table-cell>
          <table:table-cell office:value-type="float" office:value="-78.2368774414063" calcext:value-type="float">
            <text:p>-78,2368774414063</text:p>
          </table:table-cell>
          <table:table-cell office:value-type="float" office:value="-78.345832824707" calcext:value-type="float">
            <text:p>-78,345832824707</text:p>
          </table:table-cell>
          <table:table-cell office:value-type="float" office:value="-78.202766418457" calcext:value-type="float">
            <text:p>-78,202766418457</text:p>
          </table:table-cell>
          <table:table-cell office:value-type="float" office:value="-78.1187133789063" calcext:value-type="float">
            <text:p>-78,1187133789063</text:p>
          </table:table-cell>
          <table:table-cell office:value-type="float" office:value="-78.1949691772461" calcext:value-type="float">
            <text:p>-78,1949691772461</text:p>
          </table:table-cell>
          <table:table-cell office:value-type="float" office:value="-78.1488723754883" calcext:value-type="float">
            <text:p>-78,1488723754883</text:p>
          </table:table-cell>
          <table:table-cell office:value-type="float" office:value="-77.8931198120117" calcext:value-type="float">
            <text:p>-77,8931198120117</text:p>
          </table:table-cell>
          <table:table-cell office:value-type="float" office:value="-77.9111938476563" calcext:value-type="float">
            <text:p>-77,9111938476563</text:p>
          </table:table-cell>
          <table:table-cell office:value-type="float" office:value="-77.9011459350586" calcext:value-type="float">
            <text:p>-77,9011459350586</text:p>
          </table:table-cell>
          <table:table-cell office:value-type="float" office:value="-78.0245132446289" calcext:value-type="float">
            <text:p>-78,0245132446289</text:p>
          </table:table-cell>
          <table:table-cell office:value-type="float" office:value="-77.9891891479492" calcext:value-type="float">
            <text:p>-77,9891891479492</text:p>
          </table:table-cell>
          <table:table-cell office:value-type="float" office:value="-78.0041656494141" calcext:value-type="float">
            <text:p>-78,0041656494141</text:p>
          </table:table-cell>
          <table:table-cell office:value-type="float" office:value="-78.1135711669922" calcext:value-type="float">
            <text:p>-78,1135711669922</text:p>
          </table:table-cell>
          <table:table-cell office:value-type="float" office:value="-77.9838714599609" calcext:value-type="float">
            <text:p>-77,9838714599609</text:p>
          </table:table-cell>
          <table:table-cell office:value-type="float" office:value="-77.974250793457" calcext:value-type="float">
            <text:p>-77,974250793457</text:p>
          </table:table-cell>
          <table:table-cell office:value-type="float" office:value="-78.0901947021484" calcext:value-type="float">
            <text:p>-78,0901947021484</text:p>
          </table:table-cell>
          <table:table-cell office:value-type="float" office:value="-78.1656799316406" calcext:value-type="float">
            <text:p>-78,1656799316406</text:p>
          </table:table-cell>
          <table:table-cell office:value-type="float" office:value="-77.9358520507813" calcext:value-type="float">
            <text:p>-77,9358520507813</text:p>
          </table:table-cell>
          <table:table-cell office:value-type="float" office:value="-78.0658569335938" calcext:value-type="float">
            <text:p>-78,0658569335938</text:p>
          </table:table-cell>
          <table:table-cell office:value-type="float" office:value="-78.0196762084961" calcext:value-type="float">
            <text:p>-78,0196762084961</text:p>
          </table:table-cell>
          <table:table-cell office:value-type="float" office:value="-78.0403060913086" calcext:value-type="float">
            <text:p>-78,0403060913086</text:p>
          </table:table-cell>
          <table:table-cell office:value-type="float" office:value="-77.9732284545898" calcext:value-type="float">
            <text:p>-77,9732284545898</text:p>
          </table:table-cell>
          <table:table-cell office:value-type="float" office:value="-78.1032791137695" calcext:value-type="float">
            <text:p>-78,1032791137695</text:p>
          </table:table-cell>
          <table:table-cell office:value-type="float" office:value="-78.0044174194336" calcext:value-type="float">
            <text:p>-78,0044174194336</text:p>
          </table:table-cell>
          <table:table-cell office:value-type="float" office:value="-78.0523071289063" calcext:value-type="float">
            <text:p>-78,0523071289063</text:p>
          </table:table-cell>
          <table:table-cell office:value-type="float" office:value="-78.1140823364258" calcext:value-type="float">
            <text:p>-78,1140823364258</text:p>
          </table:table-cell>
          <table:table-cell office:value-type="float" office:value="-78.1677551269531" calcext:value-type="float">
            <text:p>-78,1677551269531</text:p>
          </table:table-cell>
          <table:table-cell office:value-type="float" office:value="-78.1179428100586" calcext:value-type="float">
            <text:p>-78,1179428100586</text:p>
          </table:table-cell>
          <table:table-cell office:value-type="float" office:value="-78.0863418579102" calcext:value-type="float">
            <text:p>-78,0863418579102</text:p>
          </table:table-cell>
          <table:table-cell office:value-type="float" office:value="-78.0410690307617" calcext:value-type="float">
            <text:p>-78,0410690307617</text:p>
          </table:table-cell>
          <table:table-cell office:value-type="float" office:value="-78.1729278564453" calcext:value-type="float">
            <text:p>-78,1729278564453</text:p>
          </table:table-cell>
          <table:table-cell office:value-type="float" office:value="-78.0592041015625" calcext:value-type="float">
            <text:p>-78,0592041015625</text:p>
          </table:table-cell>
          <table:table-cell office:value-type="float" office:value="-78.0671310424805" calcext:value-type="float">
            <text:p>-78,0671310424805</text:p>
          </table:table-cell>
          <table:table-cell office:value-type="float" office:value="-77.9681777954102" calcext:value-type="float">
            <text:p>-77,9681777954102</text:p>
          </table:table-cell>
          <table:table-cell office:value-type="float" office:value="-78.0227355957031" calcext:value-type="float">
            <text:p>-78,0227355957031</text:p>
          </table:table-cell>
          <table:table-cell office:value-type="float" office:value="-77.9762725830078" calcext:value-type="float">
            <text:p>-77,9762725830078</text:p>
          </table:table-cell>
          <table:table-cell office:value-type="float" office:value="-78.0352096557617" calcext:value-type="float">
            <text:p>-78,0352096557617</text:p>
          </table:table-cell>
          <table:table-cell office:value-type="float" office:value="-78.1398468017578" calcext:value-type="float">
            <text:p>-78,1398468017578</text:p>
          </table:table-cell>
          <table:table-cell office:value-type="float" office:value="-78.0942916870117" calcext:value-type="float">
            <text:p>-78,0942916870117</text:p>
          </table:table-cell>
          <table:table-cell office:value-type="float" office:value="-78.1220626831055" calcext:value-type="float">
            <text:p>-78,1220626831055</text:p>
          </table:table-cell>
          <table:table-cell office:value-type="float" office:value="-77.9917297363281" calcext:value-type="float">
            <text:p>-77,9917297363281</text:p>
          </table:table-cell>
          <table:table-cell office:value-type="float" office:value="-77.9947738647461" calcext:value-type="float">
            <text:p>-77,9947738647461</text:p>
          </table:table-cell>
          <table:table-cell office:value-type="float" office:value="-78.0525588989258" calcext:value-type="float">
            <text:p>-78,0525588989258</text:p>
          </table:table-cell>
          <table:table-cell office:value-type="float" office:value="-77.9499816894531" calcext:value-type="float">
            <text:p>-77,9499816894531</text:p>
          </table:table-cell>
          <table:table-cell office:value-type="float" office:value="-78.0364837646484" calcext:value-type="float">
            <text:p>-78,0364837646484</text:p>
          </table:table-cell>
          <table:table-cell office:value-type="float" office:value="-78.0597152709961" calcext:value-type="float">
            <text:p>-78,0597152709961</text:p>
          </table:table-cell>
          <table:table-cell office:value-type="float" office:value="-77.9482116699219" calcext:value-type="float">
            <text:p>-77,9482116699219</text:p>
          </table:table-cell>
          <table:table-cell office:value-type="float" office:value="-77.8978805541992" calcext:value-type="float">
            <text:p>-77,8978805541992</text:p>
          </table:table-cell>
          <table:table-cell office:value-type="float" office:value="-77.9121932983398" calcext:value-type="float">
            <text:p>-77,9121932983398</text:p>
          </table:table-cell>
          <table:table-cell office:value-type="float" office:value="-78.0283279418945" calcext:value-type="float">
            <text:p>-78,0283279418945</text:p>
          </table:table-cell>
          <table:table-cell office:value-type="float" office:value="-77.9919815063477" calcext:value-type="float">
            <text:p>-77,9919815063477</text:p>
          </table:table-cell>
          <table:table-cell office:value-type="float" office:value="-78.0156097412109" calcext:value-type="float">
            <text:p>-78,0156097412109</text:p>
          </table:table-cell>
          <table:table-cell office:value-type="float" office:value="-78.1310729980469" calcext:value-type="float">
            <text:p>-78,1310729980469</text:p>
          </table:table-cell>
          <table:table-cell office:value-type="float" office:value="-78.0755844116211" calcext:value-type="float">
            <text:p>-78,0755844116211</text:p>
          </table:table-cell>
          <table:table-cell office:value-type="float" office:value="-78.0318908691406" calcext:value-type="float">
            <text:p>-78,0318908691406</text:p>
          </table:table-cell>
          <table:table-cell office:value-type="float" office:value="-77.9922409057617" calcext:value-type="float">
            <text:p>-77,9922409057617</text:p>
          </table:table-cell>
          <table:table-cell office:value-type="float" office:value="-78.0507736206055" calcext:value-type="float">
            <text:p>-78,0507736206055</text:p>
          </table:table-cell>
          <table:table-cell office:value-type="float" office:value="-77.9765243530273" calcext:value-type="float">
            <text:p>-77,9765243530273</text:p>
          </table:table-cell>
          <table:table-cell office:value-type="float" office:value="-78.100456237793" calcext:value-type="float">
            <text:p>-78,100456237793</text:p>
          </table:table-cell>
          <table:table-cell office:value-type="float" office:value="-78.1897735595703" calcext:value-type="float">
            <text:p>-78,1897735595703</text:p>
          </table:table-cell>
          <table:table-cell office:value-type="float" office:value="-78.1017379760742" calcext:value-type="float">
            <text:p>-78,1017379760742</text:p>
          </table:table-cell>
          <table:table-cell office:value-type="float" office:value="-77.9846267700195" calcext:value-type="float">
            <text:p>-77,9846267700195</text:p>
          </table:table-cell>
          <table:table-cell office:value-type="float" office:value="-78.151725769043" calcext:value-type="float">
            <text:p>-78,151725769043</text:p>
          </table:table-cell>
          <table:table-cell office:value-type="float" office:value="-78.0262908935547" calcext:value-type="float">
            <text:p>-78,0262908935547</text:p>
          </table:table-cell>
          <table:table-cell office:value-type="float" office:value="-78.0533294677734" calcext:value-type="float">
            <text:p>-78,0533294677734</text:p>
          </table:table-cell>
          <table:table-cell office:value-type="float" office:value="-77.9762725830078" calcext:value-type="float">
            <text:p>-77,9762725830078</text:p>
          </table:table-cell>
          <table:table-cell office:value-type="float" office:value="-78.143196105957" calcext:value-type="float">
            <text:p>-78,143196105957</text:p>
          </table:table-cell>
          <table:table-cell office:value-type="float" office:value="-78.1576614379883" calcext:value-type="float">
            <text:p>-78,1576614379883</text:p>
          </table:table-cell>
          <table:table-cell office:value-type="float" office:value="-78.1897735595703" calcext:value-type="float">
            <text:p>-78,1897735595703</text:p>
          </table:table-cell>
          <table:table-cell office:value-type="float" office:value="-78.0525588989258" calcext:value-type="float">
            <text:p>-78,0525588989258</text:p>
          </table:table-cell>
          <table:table-cell office:value-type="float" office:value="-78.1251525878906" calcext:value-type="float">
            <text:p>-78,1251525878906</text:p>
          </table:table-cell>
          <table:table-cell office:value-type="float" office:value="-78.1071395874023" calcext:value-type="float">
            <text:p>-78,1071395874023</text:p>
          </table:table-cell>
          <table:table-cell office:value-type="float" office:value="-78.0237503051758" calcext:value-type="float">
            <text:p>-78,0237503051758</text:p>
          </table:table-cell>
          <table:table-cell office:value-type="float" office:value="-77.9598236083984" calcext:value-type="float">
            <text:p>-77,9598236083984</text:p>
          </table:table-cell>
          <table:table-cell office:value-type="float" office:value="-78.1081695556641" calcext:value-type="float">
            <text:p>-78,1081695556641</text:p>
          </table:table-cell>
          <table:table-cell office:value-type="float" office:value="-78.0135726928711" calcext:value-type="float">
            <text:p>-78,0135726928711</text:p>
          </table:table-cell>
          <table:table-cell office:value-type="float" office:value="-78.0382690429688" calcext:value-type="float">
            <text:p>-78,0382690429688</text:p>
          </table:table-cell>
          <table:table-cell office:value-type="float" office:value="-78.0143356323242" calcext:value-type="float">
            <text:p>-78,0143356323242</text:p>
          </table:table-cell>
          <table:table-cell office:value-type="float" office:value="-78.1236038208008" calcext:value-type="float">
            <text:p>-78,1236038208008</text:p>
          </table:table-cell>
          <table:table-cell office:value-type="float" office:value="-77.9623565673828" calcext:value-type="float">
            <text:p>-77,9623565673828</text:p>
          </table:table-cell>
          <table:table-cell office:value-type="float" office:value="-78.0044174194336" calcext:value-type="float">
            <text:p>-78,0044174194336</text:p>
          </table:table-cell>
          <table:table-cell office:value-type="float" office:value="-78.0845489501953" calcext:value-type="float">
            <text:p>-78,0845489501953</text:p>
          </table:table-cell>
          <table:table-cell office:value-type="float" office:value="-77.9968032836914" calcext:value-type="float">
            <text:p>-77,9968032836914</text:p>
          </table:table-cell>
          <table:table-cell office:value-type="float" office:value="-77.9449310302734" calcext:value-type="float">
            <text:p>-77,9449310302734</text:p>
          </table:table-cell>
          <table:table-cell office:value-type="float" office:value="-77.9641265869141" calcext:value-type="float">
            <text:p>-77,9641265869141</text:p>
          </table:table-cell>
          <table:table-cell office:value-type="float" office:value="-77.9247741699219" calcext:value-type="float">
            <text:p>-77,9247741699219</text:p>
          </table:table-cell>
          <table:table-cell office:value-type="float" office:value="-77.8705825805664" calcext:value-type="float">
            <text:p>-77,8705825805664</text:p>
          </table:table-cell>
          <table:table-cell office:value-type="float" office:value="-77.7854537963867" calcext:value-type="float">
            <text:p>-77,7854537963867</text:p>
          </table:table-cell>
          <table:table-cell office:value-type="float" office:value="-77.7918930053711" calcext:value-type="float">
            <text:p>-77,7918930053711</text:p>
          </table:table-cell>
          <table:table-cell office:value-type="float" office:value="-77.8038024902344" calcext:value-type="float">
            <text:p>-77,8038024902344</text:p>
          </table:table-cell>
          <table:table-cell office:value-type="float" office:value="-77.7508392333984" calcext:value-type="float">
            <text:p>-77,7508392333984</text:p>
          </table:table-cell>
          <table:table-cell office:value-type="float" office:value="-77.7375335693359" calcext:value-type="float">
            <text:p>-77,7375335693359</text:p>
          </table:table-cell>
          <table:table-cell office:value-type="float" office:value="-77.7639312744141" calcext:value-type="float">
            <text:p>-77,7639312744141</text:p>
          </table:table-cell>
          <table:table-cell office:value-type="float" office:value="-77.8466033935547" calcext:value-type="float">
            <text:p>-77,8466033935547</text:p>
          </table:table-cell>
          <table:table-cell office:value-type="float" office:value="-77.819206237793" calcext:value-type="float">
            <text:p>-77,819206237793</text:p>
          </table:table-cell>
          <table:table-cell office:value-type="float" office:value="-77.8281631469727" calcext:value-type="float">
            <text:p>-77,8281631469727</text:p>
          </table:table-cell>
          <table:table-cell office:value-type="float" office:value="-77.8144836425781" calcext:value-type="float">
            <text:p>-77,8144836425781</text:p>
          </table:table-cell>
          <table:table-cell office:value-type="float" office:value="-77.7988357543945" calcext:value-type="float">
            <text:p>-77,7988357543945</text:p>
          </table:table-cell>
          <table:table-cell office:value-type="float" office:value="-77.7676391601563" calcext:value-type="float">
            <text:p>-77,7676391601563</text:p>
          </table:table-cell>
          <table:table-cell office:value-type="float" office:value="-77.6707916259766" calcext:value-type="float">
            <text:p>-77,6707916259766</text:p>
          </table:table-cell>
          <table:table-cell office:value-type="float" office:value="-77.8005752563477" calcext:value-type="float">
            <text:p>-77,8005752563477</text:p>
          </table:table-cell>
          <table:table-cell office:value-type="float" office:value="-77.7750549316406" calcext:value-type="float">
            <text:p>-77,7750549316406</text:p>
          </table:table-cell>
          <table:table-cell office:value-type="float" office:value="-77.8640747070313" calcext:value-type="float">
            <text:p>-77,8640747070313</text:p>
          </table:table-cell>
          <table:table-cell office:value-type="float" office:value="-77.8129959106445" calcext:value-type="float">
            <text:p>-77,8129959106445</text:p>
          </table:table-cell>
          <table:table-cell office:value-type="float" office:value="-77.7844619750977" calcext:value-type="float">
            <text:p>-77,7844619750977</text:p>
          </table:table-cell>
          <table:table-cell office:value-type="float" office:value="-77.9542694091797" calcext:value-type="float">
            <text:p>-77,9542694091797</text:p>
          </table:table-cell>
          <table:table-cell office:value-type="float" office:value="-77.8426055908203" calcext:value-type="float">
            <text:p>-77,8426055908203</text:p>
          </table:table-cell>
          <table:table-cell office:value-type="float" office:value="-77.8316497802734" calcext:value-type="float">
            <text:p>-77,8316497802734</text:p>
          </table:table-cell>
          <table:table-cell office:value-type="float" office:value="-77.8216934204102" calcext:value-type="float">
            <text:p>-77,8216934204102</text:p>
          </table:table-cell>
          <table:table-cell office:value-type="float" office:value="-77.8703308105469" calcext:value-type="float">
            <text:p>-77,8703308105469</text:p>
          </table:table-cell>
          <table:table-cell office:value-type="float" office:value="-77.9245223999023" calcext:value-type="float">
            <text:p>-77,9245223999023</text:p>
          </table:table-cell>
          <table:table-cell office:value-type="float" office:value="-77.7436904907227" calcext:value-type="float">
            <text:p>-77,7436904907227</text:p>
          </table:table-cell>
          <table:table-cell office:value-type="float" office:value="-77.8147354125977" calcext:value-type="float">
            <text:p>-77,8147354125977</text:p>
          </table:table-cell>
          <table:table-cell office:value-type="float" office:value="-77.7926406860352" calcext:value-type="float">
            <text:p>-77,7926406860352</text:p>
          </table:table-cell>
          <table:table-cell office:value-type="float" office:value="-77.7377777099609" calcext:value-type="float">
            <text:p>-77,7377777099609</text:p>
          </table:table-cell>
          <table:table-cell office:value-type="float" office:value="-77.7242431640625" calcext:value-type="float">
            <text:p>-77,7242431640625</text:p>
          </table:table-cell>
          <table:table-cell office:value-type="float" office:value="-77.8115005493164" calcext:value-type="float">
            <text:p>-77,8115005493164</text:p>
          </table:table-cell>
          <table:table-cell office:value-type="float" office:value="-77.7832260131836" calcext:value-type="float">
            <text:p>-77,7832260131836</text:p>
          </table:table-cell>
          <table:table-cell office:value-type="float" office:value="-77.7864456176758" calcext:value-type="float">
            <text:p>-77,7864456176758</text:p>
          </table:table-cell>
          <table:table-cell office:value-type="float" office:value="-77.7926406860352" calcext:value-type="float">
            <text:p>-77,7926406860352</text:p>
          </table:table-cell>
          <table:table-cell office:value-type="float" office:value="-77.7065505981445" calcext:value-type="float">
            <text:p>-77,7065505981445</text:p>
          </table:table-cell>
          <table:table-cell office:value-type="float" office:value="-77.7678833007813" calcext:value-type="float">
            <text:p>-77,7678833007813</text:p>
          </table:table-cell>
          <table:table-cell office:value-type="float" office:value="-77.8082733154297" calcext:value-type="float">
            <text:p>-77,8082733154297</text:p>
          </table:table-cell>
          <table:table-cell office:value-type="float" office:value="-77.6881637573242" calcext:value-type="float">
            <text:p>-77,6881637573242</text:p>
          </table:table-cell>
          <table:table-cell office:value-type="float" office:value="-77.7936248779297" calcext:value-type="float">
            <text:p>-77,7936248779297</text:p>
          </table:table-cell>
          <table:table-cell office:value-type="float" office:value="-77.7163772583008" calcext:value-type="float">
            <text:p>-77,7163772583008</text:p>
          </table:table-cell>
          <table:table-cell office:value-type="float" office:value="-77.660041809082" calcext:value-type="float">
            <text:p>-77,660041809082</text:p>
          </table:table-cell>
          <table:table-cell office:value-type="float" office:value="-77.6808242797852" calcext:value-type="float">
            <text:p>-77,6808242797852</text:p>
          </table:table-cell>
          <table:table-cell office:value-type="float" office:value="-77.9129486083984" calcext:value-type="float">
            <text:p>-77,9129486083984</text:p>
          </table:table-cell>
          <table:table-cell office:value-type="float" office:value="-77.8020706176758" calcext:value-type="float">
            <text:p>-77,8020706176758</text:p>
          </table:table-cell>
          <table:table-cell office:value-type="float" office:value="-77.7973556518555" calcext:value-type="float">
            <text:p>-77,7973556518555</text:p>
          </table:table-cell>
          <table:table-cell office:value-type="float" office:value="-77.8244247436523" calcext:value-type="float">
            <text:p>-77,8244247436523</text:p>
          </table:table-cell>
          <table:table-cell office:value-type="float" office:value="-77.7710952758789" calcext:value-type="float">
            <text:p>-77,7710952758789</text:p>
          </table:table-cell>
          <table:table-cell office:value-type="float" office:value="-77.7540588378906" calcext:value-type="float">
            <text:p>-77,7540588378906</text:p>
          </table:table-cell>
          <table:table-cell office:value-type="float" office:value="-77.6840057373047" calcext:value-type="float">
            <text:p>-77,6840057373047</text:p>
          </table:table-cell>
          <table:table-cell office:value-type="float" office:value="-77.8035507202148" calcext:value-type="float">
            <text:p>-77,8035507202148</text:p>
          </table:table-cell>
          <table:table-cell office:value-type="float" office:value="-77.7321166992188" calcext:value-type="float">
            <text:p>-77,7321166992188</text:p>
          </table:table-cell>
          <table:table-cell office:value-type="float" office:value="-77.8313980102539" calcext:value-type="float">
            <text:p>-77,8313980102539</text:p>
          </table:table-cell>
          <table:table-cell office:value-type="float" office:value="-77.7951202392578" calcext:value-type="float">
            <text:p>-77,7951202392578</text:p>
          </table:table-cell>
          <table:table-cell office:value-type="float" office:value="-77.7424621582031" calcext:value-type="float">
            <text:p>-77,7424621582031</text:p>
          </table:table-cell>
          <table:table-cell office:value-type="float" office:value="-77.7644271850586" calcext:value-type="float">
            <text:p>-77,7644271850586</text:p>
          </table:table-cell>
          <table:table-cell office:value-type="float" office:value="-77.7237548828125" calcext:value-type="float">
            <text:p>-77,7237548828125</text:p>
          </table:table-cell>
          <table:table-cell office:value-type="float" office:value="-77.7656631469727" calcext:value-type="float">
            <text:p>-77,7656631469727</text:p>
          </table:table-cell>
          <table:table-cell office:value-type="float" office:value="-77.8256683349609" calcext:value-type="float">
            <text:p>-77,8256683349609</text:p>
          </table:table-cell>
          <table:table-cell office:value-type="float" office:value="-77.8835906982422" calcext:value-type="float">
            <text:p>-77,8835906982422</text:p>
          </table:table-cell>
          <table:table-cell office:value-type="float" office:value="-77.8373718261719" calcext:value-type="float">
            <text:p>-77,8373718261719</text:p>
          </table:table-cell>
          <table:table-cell office:value-type="float" office:value="-77.8438568115234" calcext:value-type="float">
            <text:p>-77,8438568115234</text:p>
          </table:table-cell>
          <table:table-cell office:value-type="float" office:value="-77.8793334960938" calcext:value-type="float">
            <text:p>-77,8793334960938</text:p>
          </table:table-cell>
          <table:table-cell office:value-type="float" office:value="-77.7311325073242" calcext:value-type="float">
            <text:p>-77,7311325073242</text:p>
          </table:table-cell>
          <table:table-cell office:value-type="float" office:value="-77.7550430297852" calcext:value-type="float">
            <text:p>-77,7550430297852</text:p>
          </table:table-cell>
          <table:table-cell office:value-type="float" office:value="-77.8291549682617" calcext:value-type="float">
            <text:p>-77,8291549682617</text:p>
          </table:table-cell>
          <table:table-cell office:value-type="float" office:value="-77.8338851928711" calcext:value-type="float">
            <text:p>-77,8338851928711</text:p>
          </table:table-cell>
          <table:table-cell office:value-type="float" office:value="-77.7397537231445" calcext:value-type="float">
            <text:p>-77,7397537231445</text:p>
          </table:table-cell>
          <table:table-cell office:value-type="float" office:value="-77.7961120605469" calcext:value-type="float">
            <text:p>-77,7961120605469</text:p>
          </table:table-cell>
          <table:table-cell office:value-type="float" office:value="-77.7109756469727" calcext:value-type="float">
            <text:p>-77,7109756469727</text:p>
          </table:table-cell>
          <table:table-cell office:value-type="float" office:value="-77.8266677856445" calcext:value-type="float">
            <text:p>-77,8266677856445</text:p>
          </table:table-cell>
          <table:table-cell office:value-type="float" office:value="-77.7432022094727" calcext:value-type="float">
            <text:p>-77,7432022094727</text:p>
          </table:table-cell>
          <table:table-cell office:value-type="float" office:value="-77.6244659423828" calcext:value-type="float">
            <text:p>-77,6244659423828</text:p>
          </table:table-cell>
          <table:table-cell office:value-type="float" office:value="-77.7239990234375" calcext:value-type="float">
            <text:p>-77,7239990234375</text:p>
          </table:table-cell>
          <table:table-cell office:value-type="float" office:value="-77.7082748413086" calcext:value-type="float">
            <text:p>-77,7082748413086</text:p>
          </table:table-cell>
          <table:table-cell office:value-type="float" office:value="-77.8475952148438" calcext:value-type="float">
            <text:p>-77,8475952148438</text:p>
          </table:table-cell>
          <table:table-cell office:value-type="float" office:value="-77.7656631469727" calcext:value-type="float">
            <text:p>-77,7656631469727</text:p>
          </table:table-cell>
          <table:table-cell office:value-type="float" office:value="-77.8495864868164" calcext:value-type="float">
            <text:p>-77,8495864868164</text:p>
          </table:table-cell>
          <table:table-cell office:value-type="float" office:value="-77.6862030029297" calcext:value-type="float">
            <text:p>-77,6862030029297</text:p>
          </table:table-cell>
          <table:table-cell office:value-type="float" office:value="-77.7038497924805" calcext:value-type="float">
            <text:p>-77,7038497924805</text:p>
          </table:table-cell>
          <table:table-cell office:value-type="float" office:value="-77.7308883666992" calcext:value-type="float">
            <text:p>-77,7308883666992</text:p>
          </table:table-cell>
          <table:table-cell office:value-type="float" office:value="-77.7171096801758" calcext:value-type="float">
            <text:p>-77,7171096801758</text:p>
          </table:table-cell>
          <table:table-cell office:value-type="float" office:value="-77.7941207885742" calcext:value-type="float">
            <text:p>-77,7941207885742</text:p>
          </table:table-cell>
          <table:table-cell office:value-type="float" office:value="-77.661018371582" calcext:value-type="float">
            <text:p>-77,661018371582</text:p>
          </table:table-cell>
          <table:table-cell office:value-type="float" office:value="-77.752326965332" calcext:value-type="float">
            <text:p>-77,752326965332</text:p>
          </table:table-cell>
          <table:table-cell office:value-type="float" office:value="-77.8095169067383" calcext:value-type="float">
            <text:p>-77,8095169067383</text:p>
          </table:table-cell>
          <table:table-cell office:value-type="float" office:value="-77.6844940185547" calcext:value-type="float">
            <text:p>-77,6844940185547</text:p>
          </table:table-cell>
          <table:table-cell office:value-type="float" office:value="-77.7498550415039" calcext:value-type="float">
            <text:p>-77,7498550415039</text:p>
          </table:table-cell>
          <table:table-cell office:value-type="float" office:value="-77.7795104980469" calcext:value-type="float">
            <text:p>-77,7795104980469</text:p>
          </table:table-cell>
          <table:table-cell office:value-type="float" office:value="-77.659309387207" calcext:value-type="float">
            <text:p>-77,659309387207</text:p>
          </table:table-cell>
          <table:table-cell office:value-type="float" office:value="-77.665901184082" calcext:value-type="float">
            <text:p>-77,665901184082</text:p>
          </table:table-cell>
          <table:table-cell office:value-type="float" office:value="-77.825927734375" calcext:value-type="float">
            <text:p>-77,825927734375</text:p>
          </table:table-cell>
          <table:table-cell office:value-type="float" office:value="-77.6942901611328" calcext:value-type="float">
            <text:p>-77,6942901611328</text:p>
          </table:table-cell>
          <table:table-cell office:value-type="float" office:value="-77.7031173706055" calcext:value-type="float">
            <text:p>-77,7031173706055</text:p>
          </table:table-cell>
          <table:table-cell office:value-type="float" office:value="-77.7701110839844" calcext:value-type="float">
            <text:p>-77,7701110839844</text:p>
          </table:table-cell>
          <table:table-cell office:value-type="float" office:value="-77.8100128173828" calcext:value-type="float">
            <text:p>-77,8100128173828</text:p>
          </table:table-cell>
          <table:table-cell office:value-type="float" office:value="-77.7274398803711" calcext:value-type="float">
            <text:p>-77,7274398803711</text:p>
          </table:table-cell>
          <table:table-cell office:value-type="float" office:value="-77.6913528442383" calcext:value-type="float">
            <text:p>-77,6913528442383</text:p>
          </table:table-cell>
          <table:table-cell office:value-type="float" office:value="-77.8055419921875" calcext:value-type="float">
            <text:p>-77,8055419921875</text:p>
          </table:table-cell>
          <table:table-cell office:value-type="float" office:value="-77.8498382568359" calcext:value-type="float">
            <text:p>-77,8498382568359</text:p>
          </table:table-cell>
          <table:table-cell office:value-type="float" office:value="-77.886604309082" calcext:value-type="float">
            <text:p>-77,886604309082</text:p>
          </table:table-cell>
          <table:table-cell office:value-type="float" office:value="-77.8488464355469" calcext:value-type="float">
            <text:p>-77,8488464355469</text:p>
          </table:table-cell>
          <table:table-cell office:value-type="float" office:value="-77.8236770629883" calcext:value-type="float">
            <text:p>-77,8236770629883</text:p>
          </table:table-cell>
          <table:table-cell office:value-type="float" office:value="-77.8680801391602" calcext:value-type="float">
            <text:p>-77,8680801391602</text:p>
          </table:table-cell>
          <table:table-cell office:value-type="float" office:value="-77.7259674072266" calcext:value-type="float">
            <text:p>-77,7259674072266</text:p>
          </table:table-cell>
          <table:table-cell office:value-type="float" office:value="-77.7921447753906" calcext:value-type="float">
            <text:p>-77,7921447753906</text:p>
          </table:table-cell>
          <table:table-cell office:value-type="float" office:value="-77.8376235961914" calcext:value-type="float">
            <text:p>-77,8376235961914</text:p>
          </table:table-cell>
          <table:table-cell office:value-type="float" office:value="-77.7834701538086" calcext:value-type="float">
            <text:p>-77,7834701538086</text:p>
          </table:table-cell>
          <table:table-cell office:value-type="float" office:value="-77.7316284179688" calcext:value-type="float">
            <text:p>-77,7316284179688</text:p>
          </table:table-cell>
          <table:table-cell office:value-type="float" office:value="-77.725471496582" calcext:value-type="float">
            <text:p>-77,725471496582</text:p>
          </table:table-cell>
          <table:table-cell office:value-type="float" office:value="-77.6876754760742" calcext:value-type="float">
            <text:p>-77,6876754760742</text:p>
          </table:table-cell>
          <table:table-cell office:value-type="float" office:value="-77.7562789916992" calcext:value-type="float">
            <text:p>-77,7562789916992</text:p>
          </table:table-cell>
          <table:table-cell office:value-type="float" office:value="-77.7703552246094" calcext:value-type="float">
            <text:p>-77,7703552246094</text:p>
          </table:table-cell>
          <table:table-cell office:value-type="float" office:value="-77.7419738769531" calcext:value-type="float">
            <text:p>-77,7419738769531</text:p>
          </table:table-cell>
          <table:table-cell office:value-type="float" office:value="-77.6485748291016" calcext:value-type="float">
            <text:p>-77,6485748291016</text:p>
          </table:table-cell>
          <table:table-cell office:value-type="float" office:value="-77.8715744018555" calcext:value-type="float">
            <text:p>-77,8715744018555</text:p>
          </table:table-cell>
          <table:table-cell office:value-type="float" office:value="-77.7864456176758" calcext:value-type="float">
            <text:p>-77,7864456176758</text:p>
          </table:table-cell>
          <table:table-cell office:value-type="float" office:value="-77.6842422485352" calcext:value-type="float">
            <text:p>-77,6842422485352</text:p>
          </table:table-cell>
          <table:table-cell table:number-columns-repeated="15121"/>
        </table:table-row>
        <table:table-row table:style-name="ro1">
          <table:table-cell office:value-type="float" office:value="-77.5938873291016" calcext:value-type="float">
            <text:p>-77,5938873291016</text:p>
          </table:table-cell>
          <table:table-cell office:value-type="float" office:value="-77.658576965332" calcext:value-type="float">
            <text:p>-77,658576965332</text:p>
          </table:table-cell>
          <table:table-cell office:value-type="float" office:value="-77.7837219238281" calcext:value-type="float">
            <text:p>-77,7837219238281</text:p>
          </table:table-cell>
          <table:table-cell office:value-type="float" office:value="-77.7205581665039" calcext:value-type="float">
            <text:p>-77,7205581665039</text:p>
          </table:table-cell>
          <table:table-cell office:value-type="float" office:value="-77.6915893554688" calcext:value-type="float">
            <text:p>-77,6915893554688</text:p>
          </table:table-cell>
          <table:table-cell office:value-type="float" office:value="-77.6830215454102" calcext:value-type="float">
            <text:p>-77,6830215454102</text:p>
          </table:table-cell>
          <table:table-cell office:value-type="float" office:value="-77.6261749267578" calcext:value-type="float">
            <text:p>-77,6261749267578</text:p>
          </table:table-cell>
          <table:table-cell office:value-type="float" office:value="-77.7528228759766" calcext:value-type="float">
            <text:p>-77,7528228759766</text:p>
          </table:table-cell>
          <table:table-cell office:value-type="float" office:value="-77.6324996948242" calcext:value-type="float">
            <text:p>-77,6324996948242</text:p>
          </table:table-cell>
          <table:table-cell office:value-type="float" office:value="-77.654182434082" calcext:value-type="float">
            <text:p>-77,654182434082</text:p>
          </table:table-cell>
          <table:table-cell office:value-type="float" office:value="-77.655647277832" calcext:value-type="float">
            <text:p>-77,655647277832</text:p>
          </table:table-cell>
          <table:table-cell office:value-type="float" office:value="-77.6517486572266" calcext:value-type="float">
            <text:p>-77,6517486572266</text:p>
          </table:table-cell>
          <table:table-cell office:value-type="float" office:value="-77.6415100097656" calcext:value-type="float">
            <text:p>-77,6415100097656</text:p>
          </table:table-cell>
          <table:table-cell office:value-type="float" office:value="-77.6026153564453" calcext:value-type="float">
            <text:p>-77,6026153564453</text:p>
          </table:table-cell>
          <table:table-cell office:value-type="float" office:value="-77.5704193115234" calcext:value-type="float">
            <text:p>-77,5704193115234</text:p>
          </table:table-cell>
          <table:table-cell office:value-type="float" office:value="-77.6415100097656" calcext:value-type="float">
            <text:p>-77,6415100097656</text:p>
          </table:table-cell>
          <table:table-cell office:value-type="float" office:value="-77.6271438598633" calcext:value-type="float">
            <text:p>-77,6271438598633</text:p>
          </table:table-cell>
          <table:table-cell office:value-type="float" office:value="-77.6359100341797" calcext:value-type="float">
            <text:p>-77,6359100341797</text:p>
          </table:table-cell>
          <table:table-cell office:value-type="float" office:value="-77.6378555297852" calcext:value-type="float">
            <text:p>-77,6378555297852</text:p>
          </table:table-cell>
          <table:table-cell office:value-type="float" office:value="-77.5569000244141" calcext:value-type="float">
            <text:p>-77,5569000244141</text:p>
          </table:table-cell>
          <table:table-cell office:value-type="float" office:value="-77.653450012207" calcext:value-type="float">
            <text:p>-77,653450012207</text:p>
          </table:table-cell>
          <table:table-cell office:value-type="float" office:value="-77.5723495483398" calcext:value-type="float">
            <text:p>-77,5723495483398</text:p>
          </table:table-cell>
          <table:table-cell office:value-type="float" office:value="-77.6181488037109" calcext:value-type="float">
            <text:p>-77,6181488037109</text:p>
          </table:table-cell>
          <table:table-cell office:value-type="float" office:value="-77.6527252197266" calcext:value-type="float">
            <text:p>-77,6527252197266</text:p>
          </table:table-cell>
          <table:table-cell office:value-type="float" office:value="-77.5325622558594" calcext:value-type="float">
            <text:p>-77,5325622558594</text:p>
          </table:table-cell>
          <table:table-cell office:value-type="float" office:value="-77.5446090698242" calcext:value-type="float">
            <text:p>-77,5446090698242</text:p>
          </table:table-cell>
          <table:table-cell office:value-type="float" office:value="-77.58154296875" calcext:value-type="float">
            <text:p>-77,58154296875</text:p>
          </table:table-cell>
          <table:table-cell office:value-type="float" office:value="-77.5651092529297" calcext:value-type="float">
            <text:p>-77,5651092529297</text:p>
          </table:table-cell>
          <table:table-cell office:value-type="float" office:value="-77.6006774902344" calcext:value-type="float">
            <text:p>-77,6006774902344</text:p>
          </table:table-cell>
          <table:table-cell office:value-type="float" office:value="-77.596549987793" calcext:value-type="float">
            <text:p>-77,596549987793</text:p>
          </table:table-cell>
          <table:table-cell office:value-type="float" office:value="-77.6996841430664" calcext:value-type="float">
            <text:p>-77,6996841430664</text:p>
          </table:table-cell>
          <table:table-cell office:value-type="float" office:value="-77.5535202026367" calcext:value-type="float">
            <text:p>-77,5535202026367</text:p>
          </table:table-cell>
          <table:table-cell office:value-type="float" office:value="-77.661994934082" calcext:value-type="float">
            <text:p>-77,661994934082</text:p>
          </table:table-cell>
          <table:table-cell office:value-type="float" office:value="-77.5494232177734" calcext:value-type="float">
            <text:p>-77,5494232177734</text:p>
          </table:table-cell>
          <table:table-cell office:value-type="float" office:value="-77.6651763916016" calcext:value-type="float">
            <text:p>-77,6651763916016</text:p>
          </table:table-cell>
          <table:table-cell office:value-type="float" office:value="-77.660774230957" calcext:value-type="float">
            <text:p>-77,660774230957</text:p>
          </table:table-cell>
          <table:table-cell office:value-type="float" office:value="-77.6962432861328" calcext:value-type="float">
            <text:p>-77,6962432861328</text:p>
          </table:table-cell>
          <table:table-cell office:value-type="float" office:value="-77.6497955322266" calcext:value-type="float">
            <text:p>-77,6497955322266</text:p>
          </table:table-cell>
          <table:table-cell office:value-type="float" office:value="-77.4740676879883" calcext:value-type="float">
            <text:p>-77,4740676879883</text:p>
          </table:table-cell>
          <table:table-cell office:value-type="float" office:value="-77.7193222045898" calcext:value-type="float">
            <text:p>-77,7193222045898</text:p>
          </table:table-cell>
          <table:table-cell office:value-type="float" office:value="-77.5212631225586" calcext:value-type="float">
            <text:p>-77,5212631225586</text:p>
          </table:table-cell>
          <table:table-cell office:value-type="float" office:value="-77.615478515625" calcext:value-type="float">
            <text:p>-77,615478515625</text:p>
          </table:table-cell>
          <table:table-cell office:value-type="float" office:value="-77.662483215332" calcext:value-type="float">
            <text:p>-77,662483215332</text:p>
          </table:table-cell>
          <table:table-cell office:value-type="float" office:value="-77.7451782226563" calcext:value-type="float">
            <text:p>-77,7451782226563</text:p>
          </table:table-cell>
          <table:table-cell office:value-type="float" office:value="-77.6827774047852" calcext:value-type="float">
            <text:p>-77,6827774047852</text:p>
          </table:table-cell>
          <table:table-cell office:value-type="float" office:value="-77.7555313110352" calcext:value-type="float">
            <text:p>-77,7555313110352</text:p>
          </table:table-cell>
          <table:table-cell office:value-type="float" office:value="-77.3257446289063" calcext:value-type="float">
            <text:p>-77,3257446289063</text:p>
          </table:table-cell>
          <table:table-cell office:value-type="float" office:value="-77.1395874023438" calcext:value-type="float">
            <text:p>-77,1395874023438</text:p>
          </table:table-cell>
          <table:table-cell office:value-type="float" office:value="-77.1552352905273" calcext:value-type="float">
            <text:p>-77,1552352905273</text:p>
          </table:table-cell>
          <table:table-cell office:value-type="float" office:value="-77.2246170043945" calcext:value-type="float">
            <text:p>-77,2246170043945</text:p>
          </table:table-cell>
          <table:table-cell office:value-type="float" office:value="-77.0854873657227" calcext:value-type="float">
            <text:p>-77,0854873657227</text:p>
          </table:table-cell>
          <table:table-cell office:value-type="float" office:value="-77.1333694458008" calcext:value-type="float">
            <text:p>-77,1333694458008</text:p>
          </table:table-cell>
          <table:table-cell office:value-type="float" office:value="-77.0768051147461" calcext:value-type="float">
            <text:p>-77,0768051147461</text:p>
          </table:table-cell>
          <table:table-cell office:value-type="float" office:value="-77.0834350585938" calcext:value-type="float">
            <text:p>-77,0834350585938</text:p>
          </table:table-cell>
          <table:table-cell office:value-type="float" office:value="-77.0850296020508" calcext:value-type="float">
            <text:p>-77,0850296020508</text:p>
          </table:table-cell>
          <table:table-cell office:value-type="float" office:value="-77.0731582641602" calcext:value-type="float">
            <text:p>-77,0731582641602</text:p>
          </table:table-cell>
          <table:table-cell office:value-type="float" office:value="-77.1102066040039" calcext:value-type="float">
            <text:p>-77,1102066040039</text:p>
          </table:table-cell>
          <table:table-cell office:value-type="float" office:value="-77.1418838500977" calcext:value-type="float">
            <text:p>-77,1418838500977</text:p>
          </table:table-cell>
          <table:table-cell office:value-type="float" office:value="-77.1276321411133" calcext:value-type="float">
            <text:p>-77,1276321411133</text:p>
          </table:table-cell>
          <table:table-cell office:value-type="float" office:value="-77.1283264160156" calcext:value-type="float">
            <text:p>-77,1283264160156</text:p>
          </table:table-cell>
          <table:table-cell office:value-type="float" office:value="-77.330680847168" calcext:value-type="float">
            <text:p>-77,330680847168</text:p>
          </table:table-cell>
          <table:table-cell office:value-type="float" office:value="-77.2132415771484" calcext:value-type="float">
            <text:p>-77,2132415771484</text:p>
          </table:table-cell>
          <table:table-cell office:value-type="float" office:value="-77.1324615478516" calcext:value-type="float">
            <text:p>-77,1324615478516</text:p>
          </table:table-cell>
          <table:table-cell office:value-type="float" office:value="-77.1299362182617" calcext:value-type="float">
            <text:p>-77,1299362182617</text:p>
          </table:table-cell>
          <table:table-cell office:value-type="float" office:value="-77.0635757446289" calcext:value-type="float">
            <text:p>-77,0635757446289</text:p>
          </table:table-cell>
          <table:table-cell office:value-type="float" office:value="-77.0424041748047" calcext:value-type="float">
            <text:p>-77,0424041748047</text:p>
          </table:table-cell>
          <table:table-cell office:value-type="float" office:value="-77.0219650268555" calcext:value-type="float">
            <text:p>-77,0219650268555</text:p>
          </table:table-cell>
          <table:table-cell office:value-type="float" office:value="-77.1428070068359" calcext:value-type="float">
            <text:p>-77,1428070068359</text:p>
          </table:table-cell>
          <table:table-cell office:value-type="float" office:value="-77.0699615478516" calcext:value-type="float">
            <text:p>-77,0699615478516</text:p>
          </table:table-cell>
          <table:table-cell office:value-type="float" office:value="-77.0619888305664" calcext:value-type="float">
            <text:p>-77,0619888305664</text:p>
          </table:table-cell>
          <table:table-cell office:value-type="float" office:value="-77.0018005371094" calcext:value-type="float">
            <text:p>-77,0018005371094</text:p>
          </table:table-cell>
          <table:table-cell office:value-type="float" office:value="-77.0528717041016" calcext:value-type="float">
            <text:p>-77,0528717041016</text:p>
          </table:table-cell>
          <table:table-cell office:value-type="float" office:value="-77.1005783081055" calcext:value-type="float">
            <text:p>-77,1005783081055</text:p>
          </table:table-cell>
          <table:table-cell office:value-type="float" office:value="-77.1679153442383" calcext:value-type="float">
            <text:p>-77,1679153442383</text:p>
          </table:table-cell>
          <table:table-cell office:value-type="float" office:value="-77.1361389160156" calcext:value-type="float">
            <text:p>-77,1361389160156</text:p>
          </table:table-cell>
          <table:table-cell office:value-type="float" office:value="-77.0672302246094" calcext:value-type="float">
            <text:p>-77,0672302246094</text:p>
          </table:table-cell>
          <table:table-cell office:value-type="float" office:value="-77.0864028930664" calcext:value-type="float">
            <text:p>-77,0864028930664</text:p>
          </table:table-cell>
          <table:table-cell office:value-type="float" office:value="-77.0790939331055" calcext:value-type="float">
            <text:p>-77,0790939331055</text:p>
          </table:table-cell>
          <table:table-cell office:value-type="float" office:value="-77.1090545654297" calcext:value-type="float">
            <text:p>-77,1090545654297</text:p>
          </table:table-cell>
          <table:table-cell office:value-type="float" office:value="-77.1935501098633" calcext:value-type="float">
            <text:p>-77,1935501098633</text:p>
          </table:table-cell>
          <table:table-cell office:value-type="float" office:value="-77.1437301635742" calcext:value-type="float">
            <text:p>-77,1437301635742</text:p>
          </table:table-cell>
          <table:table-cell office:value-type="float" office:value="-77.0587921142578" calcext:value-type="float">
            <text:p>-77,0587921142578</text:p>
          </table:table-cell>
          <table:table-cell office:value-type="float" office:value="-77.1494750976563" calcext:value-type="float">
            <text:p>-77,1494750976563</text:p>
          </table:table-cell>
          <table:table-cell office:value-type="float" office:value="-77.1405029296875" calcext:value-type="float">
            <text:p>-77,1405029296875</text:p>
          </table:table-cell>
          <table:table-cell office:value-type="float" office:value="-77.0900573730469" calcext:value-type="float">
            <text:p>-77,0900573730469</text:p>
          </table:table-cell>
          <table:table-cell office:value-type="float" office:value="-77.0818328857422" calcext:value-type="float">
            <text:p>-77,0818328857422</text:p>
          </table:table-cell>
          <table:table-cell office:value-type="float" office:value="-77.1577682495117" calcext:value-type="float">
            <text:p>-77,1577682495117</text:p>
          </table:table-cell>
          <table:table-cell office:value-type="float" office:value="-77.1423416137695" calcext:value-type="float">
            <text:p>-77,1423416137695</text:p>
          </table:table-cell>
          <table:table-cell office:value-type="float" office:value="-77.2315826416016" calcext:value-type="float">
            <text:p>-77,2315826416016</text:p>
          </table:table-cell>
          <table:table-cell office:value-type="float" office:value="-77.1713714599609" calcext:value-type="float">
            <text:p>-77,1713714599609</text:p>
          </table:table-cell>
          <table:table-cell office:value-type="float" office:value="-77.1349868774414" calcext:value-type="float">
            <text:p>-77,1349868774414</text:p>
          </table:table-cell>
          <table:table-cell office:value-type="float" office:value="-77.1072235107422" calcext:value-type="float">
            <text:p>-77,1072235107422</text:p>
          </table:table-cell>
          <table:table-cell office:value-type="float" office:value="-77.029914855957" calcext:value-type="float">
            <text:p>-77,029914855957</text:p>
          </table:table-cell>
          <table:table-cell office:value-type="float" office:value="-77.1010437011719" calcext:value-type="float">
            <text:p>-77,1010437011719</text:p>
          </table:table-cell>
          <table:table-cell office:value-type="float" office:value="-77.0088195800781" calcext:value-type="float">
            <text:p>-77,0088195800781</text:p>
          </table:table-cell>
          <table:table-cell office:value-type="float" office:value="-77.0813751220703" calcext:value-type="float">
            <text:p>-77,0813751220703</text:p>
          </table:table-cell>
          <table:table-cell office:value-type="float" office:value="-77.0962295532227" calcext:value-type="float">
            <text:p>-77,0962295532227</text:p>
          </table:table-cell>
          <table:table-cell office:value-type="float" office:value="-77.1319961547852" calcext:value-type="float">
            <text:p>-77,1319961547852</text:p>
          </table:table-cell>
          <table:table-cell office:value-type="float" office:value="-77.1510925292969" calcext:value-type="float">
            <text:p>-77,1510925292969</text:p>
          </table:table-cell>
          <table:table-cell office:value-type="float" office:value="-77.1494750976563" calcext:value-type="float">
            <text:p>-77,1494750976563</text:p>
          </table:table-cell>
          <table:table-cell office:value-type="float" office:value="-77.1538467407227" calcext:value-type="float">
            <text:p>-77,1538467407227</text:p>
          </table:table-cell>
          <table:table-cell office:value-type="float" office:value="-76.9764938354492" calcext:value-type="float">
            <text:p>-76,9764938354492</text:p>
          </table:table-cell>
          <table:table-cell office:value-type="float" office:value="-77.0683670043945" calcext:value-type="float">
            <text:p>-77,0683670043945</text:p>
          </table:table-cell>
          <table:table-cell office:value-type="float" office:value="-77.0642623901367" calcext:value-type="float">
            <text:p>-77,0642623901367</text:p>
          </table:table-cell>
          <table:table-cell office:value-type="float" office:value="-77.0521850585938" calcext:value-type="float">
            <text:p>-77,0521850585938</text:p>
          </table:table-cell>
          <table:table-cell office:value-type="float" office:value="-77.0674514770508" calcext:value-type="float">
            <text:p>-77,0674514770508</text:p>
          </table:table-cell>
          <table:table-cell office:value-type="float" office:value="-77.1253356933594" calcext:value-type="float">
            <text:p>-77,1253356933594</text:p>
          </table:table-cell>
          <table:table-cell office:value-type="float" office:value="-77.1476364135742" calcext:value-type="float">
            <text:p>-77,1476364135742</text:p>
          </table:table-cell>
          <table:table-cell office:value-type="float" office:value="-77.0149383544922" calcext:value-type="float">
            <text:p>-77,0149383544922</text:p>
          </table:table-cell>
          <table:table-cell office:value-type="float" office:value="-77.0912017822266" calcext:value-type="float">
            <text:p>-77,0912017822266</text:p>
          </table:table-cell>
          <table:table-cell office:value-type="float" office:value="-77.1741409301758" calcext:value-type="float">
            <text:p>-77,1741409301758</text:p>
          </table:table-cell>
          <table:table-cell office:value-type="float" office:value="-77.2000350952148" calcext:value-type="float">
            <text:p>-77,2000350952148</text:p>
          </table:table-cell>
          <table:table-cell office:value-type="float" office:value="-77.2144012451172" calcext:value-type="float">
            <text:p>-77,2144012451172</text:p>
          </table:table-cell>
          <table:table-cell office:value-type="float" office:value="-77.1621475219727" calcext:value-type="float">
            <text:p>-77,1621475219727</text:p>
          </table:table-cell>
          <table:table-cell office:value-type="float" office:value="-77.046501159668" calcext:value-type="float">
            <text:p>-77,046501159668</text:p>
          </table:table-cell>
          <table:table-cell office:value-type="float" office:value="-77.039680480957" calcext:value-type="float">
            <text:p>-77,039680480957</text:p>
          </table:table-cell>
          <table:table-cell office:value-type="float" office:value="-77.0144805908203" calcext:value-type="float">
            <text:p>-77,0144805908203</text:p>
          </table:table-cell>
          <table:table-cell office:value-type="float" office:value="-76.9685974121094" calcext:value-type="float">
            <text:p>-76,9685974121094</text:p>
          </table:table-cell>
          <table:table-cell office:value-type="float" office:value="-77.078857421875" calcext:value-type="float">
            <text:p>-77,078857421875</text:p>
          </table:table-cell>
          <table:table-cell office:value-type="float" office:value="-77.0994338989258" calcext:value-type="float">
            <text:p>-77,0994338989258</text:p>
          </table:table-cell>
          <table:table-cell office:value-type="float" office:value="-77.0838851928711" calcext:value-type="float">
            <text:p>-77,0838851928711</text:p>
          </table:table-cell>
          <table:table-cell office:value-type="float" office:value="-77.1439514160156" calcext:value-type="float">
            <text:p>-77,1439514160156</text:p>
          </table:table-cell>
          <table:table-cell office:value-type="float" office:value="-77.0790939331055" calcext:value-type="float">
            <text:p>-77,0790939331055</text:p>
          </table:table-cell>
          <table:table-cell office:value-type="float" office:value="-77.1676864624023" calcext:value-type="float">
            <text:p>-77,1676864624023</text:p>
          </table:table-cell>
          <table:table-cell office:value-type="float" office:value="-77.2113876342773" calcext:value-type="float">
            <text:p>-77,2113876342773</text:p>
          </table:table-cell>
          <table:table-cell office:value-type="float" office:value="-76.7501907348633" calcext:value-type="float">
            <text:p>-76,7501907348633</text:p>
          </table:table-cell>
          <table:table-cell office:value-type="float" office:value="-76.552604675293" calcext:value-type="float">
            <text:p>-76,552604675293</text:p>
          </table:table-cell>
          <table:table-cell office:value-type="float" office:value="-76.464729309082" calcext:value-type="float">
            <text:p>-76,464729309082</text:p>
          </table:table-cell>
          <table:table-cell office:value-type="float" office:value="-76.4477233886719" calcext:value-type="float">
            <text:p>-76,4477233886719</text:p>
          </table:table-cell>
          <table:table-cell office:value-type="float" office:value="-76.474723815918" calcext:value-type="float">
            <text:p>-76,474723815918</text:p>
          </table:table-cell>
          <table:table-cell office:value-type="float" office:value="-76.4034576416016" calcext:value-type="float">
            <text:p>-76,4034576416016</text:p>
          </table:table-cell>
          <table:table-cell office:value-type="float" office:value="-76.3726654052734" calcext:value-type="float">
            <text:p>-76,3726654052734</text:p>
          </table:table-cell>
          <table:table-cell office:value-type="float" office:value="-76.408317565918" calcext:value-type="float">
            <text:p>-76,408317565918</text:p>
          </table:table-cell>
          <table:table-cell office:value-type="float" office:value="-76.334228515625" calcext:value-type="float">
            <text:p>-76,334228515625</text:p>
          </table:table-cell>
          <table:table-cell office:value-type="float" office:value="-76.3631973266602" calcext:value-type="float">
            <text:p>-76,3631973266602</text:p>
          </table:table-cell>
          <table:table-cell office:value-type="float" office:value="-76.3916320800781" calcext:value-type="float">
            <text:p>-76,3916320800781</text:p>
          </table:table-cell>
          <table:table-cell office:value-type="float" office:value="-76.3722457885742" calcext:value-type="float">
            <text:p>-76,3722457885742</text:p>
          </table:table-cell>
          <table:table-cell office:value-type="float" office:value="-76.4089508056641" calcext:value-type="float">
            <text:p>-76,4089508056641</text:p>
          </table:table-cell>
          <table:table-cell office:value-type="float" office:value="-76.4762191772461" calcext:value-type="float">
            <text:p>-76,4762191772461</text:p>
          </table:table-cell>
          <table:table-cell office:value-type="float" office:value="-76.4413528442383" calcext:value-type="float">
            <text:p>-76,4413528442383</text:p>
          </table:table-cell>
          <table:table-cell office:value-type="float" office:value="-76.4919967651367" calcext:value-type="float">
            <text:p>-76,4919967651367</text:p>
          </table:table-cell>
          <table:table-cell office:value-type="float" office:value="-76.375617980957" calcext:value-type="float">
            <text:p>-76,375617980957</text:p>
          </table:table-cell>
          <table:table-cell office:value-type="float" office:value="-76.3266906738281" calcext:value-type="float">
            <text:p>-76,3266906738281</text:p>
          </table:table-cell>
          <table:table-cell office:value-type="float" office:value="-76.3615188598633" calcext:value-type="float">
            <text:p>-76,3615188598633</text:p>
          </table:table-cell>
          <table:table-cell office:value-type="float" office:value="-76.3996505737305" calcext:value-type="float">
            <text:p>-76,3996505737305</text:p>
          </table:table-cell>
          <table:table-cell office:value-type="float" office:value="-76.3116226196289" calcext:value-type="float">
            <text:p>-76,3116226196289</text:p>
          </table:table-cell>
          <table:table-cell office:value-type="float" office:value="-76.4500579833984" calcext:value-type="float">
            <text:p>-76,4500579833984</text:p>
          </table:table-cell>
          <table:table-cell office:value-type="float" office:value="-76.3518600463867" calcext:value-type="float">
            <text:p>-76,3518600463867</text:p>
          </table:table-cell>
          <table:table-cell office:value-type="float" office:value="-76.3005599975586" calcext:value-type="float">
            <text:p>-76,3005599975586</text:p>
          </table:table-cell>
          <table:table-cell office:value-type="float" office:value="-76.3857269287109" calcext:value-type="float">
            <text:p>-76,3857269287109</text:p>
          </table:table-cell>
          <table:table-cell office:value-type="float" office:value="-76.4231262207031" calcext:value-type="float">
            <text:p>-76,4231262207031</text:p>
          </table:table-cell>
          <table:table-cell office:value-type="float" office:value="-76.3910064697266" calcext:value-type="float">
            <text:p>-76,3910064697266</text:p>
          </table:table-cell>
          <table:table-cell office:value-type="float" office:value="-76.4551544189453" calcext:value-type="float">
            <text:p>-76,4551544189453</text:p>
          </table:table-cell>
          <table:table-cell office:value-type="float" office:value="-76.4841003417969" calcext:value-type="float">
            <text:p>-76,4841003417969</text:p>
          </table:table-cell>
          <table:table-cell office:value-type="float" office:value="-76.4226989746094" calcext:value-type="float">
            <text:p>-76,4226989746094</text:p>
          </table:table-cell>
          <table:table-cell office:value-type="float" office:value="-76.267219543457" calcext:value-type="float">
            <text:p>-76,267219543457</text:p>
          </table:table-cell>
          <table:table-cell office:value-type="float" office:value="-76.4383850097656" calcext:value-type="float">
            <text:p>-76,4383850097656</text:p>
          </table:table-cell>
          <table:table-cell office:value-type="float" office:value="-76.5307159423828" calcext:value-type="float">
            <text:p>-76,5307159423828</text:p>
          </table:table-cell>
          <table:table-cell office:value-type="float" office:value="-76.4689788818359" calcext:value-type="float">
            <text:p>-76,4689788818359</text:p>
          </table:table-cell>
          <table:table-cell office:value-type="float" office:value="-76.4030303955078" calcext:value-type="float">
            <text:p>-76,4030303955078</text:p>
          </table:table-cell>
          <table:table-cell office:value-type="float" office:value="-76.3781433105469" calcext:value-type="float">
            <text:p>-76,3781433105469</text:p>
          </table:table-cell>
          <table:table-cell office:value-type="float" office:value="-76.4326553344727" calcext:value-type="float">
            <text:p>-76,4326553344727</text:p>
          </table:table-cell>
          <table:table-cell office:value-type="float" office:value="-76.4615325927734" calcext:value-type="float">
            <text:p>-76,4615325927734</text:p>
          </table:table-cell>
          <table:table-cell office:value-type="float" office:value="-76.474723815918" calcext:value-type="float">
            <text:p>-76,474723815918</text:p>
          </table:table-cell>
          <table:table-cell office:value-type="float" office:value="-76.4677047729492" calcext:value-type="float">
            <text:p>-76,4677047729492</text:p>
          </table:table-cell>
          <table:table-cell office:value-type="float" office:value="-76.5230026245117" calcext:value-type="float">
            <text:p>-76,5230026245117</text:p>
          </table:table-cell>
          <table:table-cell office:value-type="float" office:value="-76.4719619750977" calcext:value-type="float">
            <text:p>-76,4719619750977</text:p>
          </table:table-cell>
          <table:table-cell office:value-type="float" office:value="-76.4875183105469" calcext:value-type="float">
            <text:p>-76,4875183105469</text:p>
          </table:table-cell>
          <table:table-cell office:value-type="float" office:value="-76.5086669921875" calcext:value-type="float">
            <text:p>-76,5086669921875</text:p>
          </table:table-cell>
          <table:table-cell office:value-type="float" office:value="-76.5386505126953" calcext:value-type="float">
            <text:p>-76,5386505126953</text:p>
          </table:table-cell>
          <table:table-cell office:value-type="float" office:value="-76.4517593383789" calcext:value-type="float">
            <text:p>-76,4517593383789</text:p>
          </table:table-cell>
          <table:table-cell office:value-type="float" office:value="-76.3834075927734" calcext:value-type="float">
            <text:p>-76,3834075927734</text:p>
          </table:table-cell>
          <table:table-cell office:value-type="float" office:value="-76.4277801513672" calcext:value-type="float">
            <text:p>-76,4277801513672</text:p>
          </table:table-cell>
          <table:table-cell office:value-type="float" office:value="-76.4362640380859" calcext:value-type="float">
            <text:p>-76,4362640380859</text:p>
          </table:table-cell>
          <table:table-cell office:value-type="float" office:value="-76.3874206542969" calcext:value-type="float">
            <text:p>-76,3874206542969</text:p>
          </table:table-cell>
          <table:table-cell office:value-type="float" office:value="-76.4123382568359" calcext:value-type="float">
            <text:p>-76,4123382568359</text:p>
          </table:table-cell>
          <table:table-cell office:value-type="float" office:value="-76.4049377441406" calcext:value-type="float">
            <text:p>-76,4049377441406</text:p>
          </table:table-cell>
          <table:table-cell office:value-type="float" office:value="-76.375617980957" calcext:value-type="float">
            <text:p>-76,375617980957</text:p>
          </table:table-cell>
          <table:table-cell office:value-type="float" office:value="-76.3884735107422" calcext:value-type="float">
            <text:p>-76,3884735107422</text:p>
          </table:table-cell>
          <table:table-cell office:value-type="float" office:value="-76.4409332275391" calcext:value-type="float">
            <text:p>-76,4409332275391</text:p>
          </table:table-cell>
          <table:table-cell office:value-type="float" office:value="-76.4698333740234" calcext:value-type="float">
            <text:p>-76,4698333740234</text:p>
          </table:table-cell>
          <table:table-cell office:value-type="float" office:value="-76.456428527832" calcext:value-type="float">
            <text:p>-76,456428527832</text:p>
          </table:table-cell>
          <table:table-cell office:value-type="float" office:value="-76.4725952148438" calcext:value-type="float">
            <text:p>-76,4725952148438</text:p>
          </table:table-cell>
          <table:table-cell office:value-type="float" office:value="-76.4144439697266" calcext:value-type="float">
            <text:p>-76,4144439697266</text:p>
          </table:table-cell>
          <table:table-cell office:value-type="float" office:value="-76.3417739868164" calcext:value-type="float">
            <text:p>-76,3417739868164</text:p>
          </table:table-cell>
          <table:table-cell office:value-type="float" office:value="-76.3233337402344" calcext:value-type="float">
            <text:p>-76,3233337402344</text:p>
          </table:table-cell>
          <table:table-cell office:value-type="float" office:value="-76.4506988525391" calcext:value-type="float">
            <text:p>-76,4506988525391</text:p>
          </table:table-cell>
          <table:table-cell office:value-type="float" office:value="-76.5407943725586" calcext:value-type="float">
            <text:p>-76,5407943725586</text:p>
          </table:table-cell>
          <table:table-cell office:value-type="float" office:value="-76.4038772583008" calcext:value-type="float">
            <text:p>-76,4038772583008</text:p>
          </table:table-cell>
          <table:table-cell office:value-type="float" office:value="-76.5599136352539" calcext:value-type="float">
            <text:p>-76,5599136352539</text:p>
          </table:table-cell>
          <table:table-cell office:value-type="float" office:value="-76.397331237793" calcext:value-type="float">
            <text:p>-76,397331237793</text:p>
          </table:table-cell>
          <table:table-cell office:value-type="float" office:value="-76.3701400756836" calcext:value-type="float">
            <text:p>-76,3701400756836</text:p>
          </table:table-cell>
          <table:table-cell office:value-type="float" office:value="-76.3629913330078" calcext:value-type="float">
            <text:p>-76,3629913330078</text:p>
          </table:table-cell>
          <table:table-cell office:value-type="float" office:value="-76.5135879516602" calcext:value-type="float">
            <text:p>-76,5135879516602</text:p>
          </table:table-cell>
          <table:table-cell office:value-type="float" office:value="-76.4632339477539" calcext:value-type="float">
            <text:p>-76,4632339477539</text:p>
          </table:table-cell>
          <table:table-cell office:value-type="float" office:value="-76.3457717895508" calcext:value-type="float">
            <text:p>-76,3457717895508</text:p>
          </table:table-cell>
          <table:table-cell office:value-type="float" office:value="-76.4263000488281" calcext:value-type="float">
            <text:p>-76,4263000488281</text:p>
          </table:table-cell>
          <table:table-cell office:value-type="float" office:value="-76.4913558959961" calcext:value-type="float">
            <text:p>-76,4913558959961</text:p>
          </table:table-cell>
          <table:table-cell office:value-type="float" office:value="-76.4375305175781" calcext:value-type="float">
            <text:p>-76,4375305175781</text:p>
          </table:table-cell>
          <table:table-cell office:value-type="float" office:value="-76.4296875" calcext:value-type="float">
            <text:p>-76,4296875</text:p>
          </table:table-cell>
          <table:table-cell office:value-type="float" office:value="-76.4398727416992" calcext:value-type="float">
            <text:p>-76,4398727416992</text:p>
          </table:table-cell>
          <table:table-cell office:value-type="float" office:value="-76.5416564941406" calcext:value-type="float">
            <text:p>-76,5416564941406</text:p>
          </table:table-cell>
          <table:table-cell office:value-type="float" office:value="-76.5444412231445" calcext:value-type="float">
            <text:p>-76,5444412231445</text:p>
          </table:table-cell>
          <table:table-cell office:value-type="float" office:value="-76.5003280639648" calcext:value-type="float">
            <text:p>-76,5003280639648</text:p>
          </table:table-cell>
          <table:table-cell office:value-type="float" office:value="-76.5515289306641" calcext:value-type="float">
            <text:p>-76,5515289306641</text:p>
          </table:table-cell>
          <table:table-cell office:value-type="float" office:value="-76.543586730957" calcext:value-type="float">
            <text:p>-76,543586730957</text:p>
          </table:table-cell>
          <table:table-cell office:value-type="float" office:value="-76.5296401977539" calcext:value-type="float">
            <text:p>-76,5296401977539</text:p>
          </table:table-cell>
          <table:table-cell office:value-type="float" office:value="-76.2197189331055" calcext:value-type="float">
            <text:p>-76,2197189331055</text:p>
          </table:table-cell>
          <table:table-cell office:value-type="float" office:value="-76.2738723754883" calcext:value-type="float">
            <text:p>-76,2738723754883</text:p>
          </table:table-cell>
          <table:table-cell office:value-type="float" office:value="-76.1570739746094" calcext:value-type="float">
            <text:p>-76,1570739746094</text:p>
          </table:table-cell>
          <table:table-cell office:value-type="float" office:value="-76.229248046875" calcext:value-type="float">
            <text:p>-76,229248046875</text:p>
          </table:table-cell>
          <table:table-cell office:value-type="float" office:value="-76.2659683227539" calcext:value-type="float">
            <text:p>-76,2659683227539</text:p>
          </table:table-cell>
          <table:table-cell office:value-type="float" office:value="-76.1924667358398" calcext:value-type="float">
            <text:p>-76,1924667358398</text:p>
          </table:table-cell>
          <table:table-cell office:value-type="float" office:value="-76.2309036254883" calcext:value-type="float">
            <text:p>-76,2309036254883</text:p>
          </table:table-cell>
          <table:table-cell office:value-type="float" office:value="-76.1848373413086" calcext:value-type="float">
            <text:p>-76,1848373413086</text:p>
          </table:table-cell>
          <table:table-cell office:value-type="float" office:value="-76.229248046875" calcext:value-type="float">
            <text:p>-76,229248046875</text:p>
          </table:table-cell>
          <table:table-cell office:value-type="float" office:value="-76.2157897949219" calcext:value-type="float">
            <text:p>-76,2157897949219</text:p>
          </table:table-cell>
          <table:table-cell office:value-type="float" office:value="-76.2120742797852" calcext:value-type="float">
            <text:p>-76,2120742797852</text:p>
          </table:table-cell>
          <table:table-cell office:value-type="float" office:value="-76.3407287597656" calcext:value-type="float">
            <text:p>-76,3407287597656</text:p>
          </table:table-cell>
          <table:table-cell office:value-type="float" office:value="-76.1967926025391" calcext:value-type="float">
            <text:p>-76,1967926025391</text:p>
          </table:table-cell>
          <table:table-cell office:value-type="float" office:value="-76.2564086914063" calcext:value-type="float">
            <text:p>-76,2564086914063</text:p>
          </table:table-cell>
          <table:table-cell office:value-type="float" office:value="-76.254753112793" calcext:value-type="float">
            <text:p>-76,254753112793</text:p>
          </table:table-cell>
          <table:table-cell office:value-type="float" office:value="-76.2404251098633" calcext:value-type="float">
            <text:p>-76,2404251098633</text:p>
          </table:table-cell>
          <table:table-cell office:value-type="float" office:value="-76.1982421875" calcext:value-type="float">
            <text:p>-76,1982421875</text:p>
          </table:table-cell>
          <table:table-cell office:value-type="float" office:value="-76.1663131713867" calcext:value-type="float">
            <text:p>-76,1663131713867</text:p>
          </table:table-cell>
          <table:table-cell office:value-type="float" office:value="-76.1782531738281" calcext:value-type="float">
            <text:p>-76,1782531738281</text:p>
          </table:table-cell>
          <table:table-cell office:value-type="float" office:value="-76.1410675048828" calcext:value-type="float">
            <text:p>-76,1410675048828</text:p>
          </table:table-cell>
          <table:table-cell office:value-type="float" office:value="-76.1617889404297" calcext:value-type="float">
            <text:p>-76,1617889404297</text:p>
          </table:table-cell>
          <table:table-cell office:value-type="float" office:value="-76.1611785888672" calcext:value-type="float">
            <text:p>-76,1611785888672</text:p>
          </table:table-cell>
          <table:table-cell office:value-type="float" office:value="-76.1864852905273" calcext:value-type="float">
            <text:p>-76,1864852905273</text:p>
          </table:table-cell>
          <table:table-cell office:value-type="float" office:value="-76.2404251098633" calcext:value-type="float">
            <text:p>-76,2404251098633</text:p>
          </table:table-cell>
          <table:table-cell office:value-type="float" office:value="-76.3503799438477" calcext:value-type="float">
            <text:p>-76,3503799438477</text:p>
          </table:table-cell>
          <table:table-cell office:value-type="float" office:value="-76.2205505371094" calcext:value-type="float">
            <text:p>-76,2205505371094</text:p>
          </table:table-cell>
          <table:table-cell office:value-type="float" office:value="-76.2323532104492" calcext:value-type="float">
            <text:p>-76,2323532104492</text:p>
          </table:table-cell>
          <table:table-cell office:value-type="float" office:value="-76.1488647460938" calcext:value-type="float">
            <text:p>-76,1488647460938</text:p>
          </table:table-cell>
          <table:table-cell office:value-type="float" office:value="-76.2379455566406" calcext:value-type="float">
            <text:p>-76,2379455566406</text:p>
          </table:table-cell>
          <table:table-cell office:value-type="float" office:value="-76.2472763061523" calcext:value-type="float">
            <text:p>-76,2472763061523</text:p>
          </table:table-cell>
          <table:table-cell office:value-type="float" office:value="-76.2603607177734" calcext:value-type="float">
            <text:p>-76,2603607177734</text:p>
          </table:table-cell>
          <table:table-cell office:value-type="float" office:value="-76.2903289794922" calcext:value-type="float">
            <text:p>-76,2903289794922</text:p>
          </table:table-cell>
          <table:table-cell office:value-type="float" office:value="-76.2317276000977" calcext:value-type="float">
            <text:p>-76,2317276000977</text:p>
          </table:table-cell>
          <table:table-cell office:value-type="float" office:value="-76.2364959716797" calcext:value-type="float">
            <text:p>-76,2364959716797</text:p>
          </table:table-cell>
          <table:table-cell office:value-type="float" office:value="-76.2711639404297" calcext:value-type="float">
            <text:p>-76,2711639404297</text:p>
          </table:table-cell>
          <table:table-cell office:value-type="float" office:value="-76.3743515014648" calcext:value-type="float">
            <text:p>-76,3743515014648</text:p>
          </table:table-cell>
          <table:table-cell office:value-type="float" office:value="-76.2774124145508" calcext:value-type="float">
            <text:p>-76,2774124145508</text:p>
          </table:table-cell>
          <table:table-cell office:value-type="float" office:value="-76.2953414916992" calcext:value-type="float">
            <text:p>-76,2953414916992</text:p>
          </table:table-cell>
          <table:table-cell office:value-type="float" office:value="-76.3371658325195" calcext:value-type="float">
            <text:p>-76,3371658325195</text:p>
          </table:table-cell>
          <table:table-cell office:value-type="float" office:value="-76.3097457885742" calcext:value-type="float">
            <text:p>-76,3097457885742</text:p>
          </table:table-cell>
          <table:table-cell office:value-type="float" office:value="-76.2774124145508" calcext:value-type="float">
            <text:p>-76,2774124145508</text:p>
          </table:table-cell>
          <table:table-cell office:value-type="float" office:value="-76.310791015625" calcext:value-type="float">
            <text:p>-76,310791015625</text:p>
          </table:table-cell>
          <table:table-cell office:value-type="float" office:value="-76.3613052368164" calcext:value-type="float">
            <text:p>-76,3613052368164</text:p>
          </table:table-cell>
          <table:table-cell office:value-type="float" office:value="-76.2040100097656" calcext:value-type="float">
            <text:p>-76,2040100097656</text:p>
          </table:table-cell>
          <table:table-cell office:value-type="float" office:value="-76.2555770874023" calcext:value-type="float">
            <text:p>-76,2555770874023</text:p>
          </table:table-cell>
          <table:table-cell office:value-type="float" office:value="-76.1926727294922" calcext:value-type="float">
            <text:p>-76,1926727294922</text:p>
          </table:table-cell>
          <table:table-cell office:value-type="float" office:value="-76.2682495117188" calcext:value-type="float">
            <text:p>-76,2682495117188</text:p>
          </table:table-cell>
          <table:table-cell office:value-type="float" office:value="-76.1976165771484" calcext:value-type="float">
            <text:p>-76,1976165771484</text:p>
          </table:table-cell>
          <table:table-cell office:value-type="float" office:value="-76.2878265380859" calcext:value-type="float">
            <text:p>-76,2878265380859</text:p>
          </table:table-cell>
          <table:table-cell office:value-type="float" office:value="-76.2369079589844" calcext:value-type="float">
            <text:p>-76,2369079589844</text:p>
          </table:table-cell>
          <table:table-cell office:value-type="float" office:value="-76.284912109375" calcext:value-type="float">
            <text:p>-76,284912109375</text:p>
          </table:table-cell>
          <table:table-cell office:value-type="float" office:value="-76.2102127075195" calcext:value-type="float">
            <text:p>-76,2102127075195</text:p>
          </table:table-cell>
          <table:table-cell office:value-type="float" office:value="-76.2422943115234" calcext:value-type="float">
            <text:p>-76,2422943115234</text:p>
          </table:table-cell>
          <table:table-cell office:value-type="float" office:value="-76.2938690185547" calcext:value-type="float">
            <text:p>-76,2938690185547</text:p>
          </table:table-cell>
          <table:table-cell office:value-type="float" office:value="-76.1735153198242" calcext:value-type="float">
            <text:p>-76,1735153198242</text:p>
          </table:table-cell>
          <table:table-cell office:value-type="float" office:value="-76.2141342163086" calcext:value-type="float">
            <text:p>-76,2141342163086</text:p>
          </table:table-cell>
          <table:table-cell office:value-type="float" office:value="-76.2636795043945" calcext:value-type="float">
            <text:p>-76,2636795043945</text:p>
          </table:table-cell>
          <table:table-cell office:value-type="float" office:value="-76.1669387817383" calcext:value-type="float">
            <text:p>-76,1669387817383</text:p>
          </table:table-cell>
          <table:table-cell office:value-type="float" office:value="-76.1831893920898" calcext:value-type="float">
            <text:p>-76,1831893920898</text:p>
          </table:table-cell>
          <table:table-cell office:value-type="float" office:value="-76.1607666015625" calcext:value-type="float">
            <text:p>-76,1607666015625</text:p>
          </table:table-cell>
          <table:table-cell office:value-type="float" office:value="-76.2220001220703" calcext:value-type="float">
            <text:p>-76,2220001220703</text:p>
          </table:table-cell>
          <table:table-cell office:value-type="float" office:value="-76.2832412719727" calcext:value-type="float">
            <text:p>-76,2832412719727</text:p>
          </table:table-cell>
          <table:table-cell office:value-type="float" office:value="-76.1694030761719" calcext:value-type="float">
            <text:p>-76,1694030761719</text:p>
          </table:table-cell>
          <table:table-cell office:value-type="float" office:value="-76.2901229858398" calcext:value-type="float">
            <text:p>-76,2901229858398</text:p>
          </table:table-cell>
          <table:table-cell office:value-type="float" office:value="-76.2393951416016" calcext:value-type="float">
            <text:p>-76,2393951416016</text:p>
          </table:table-cell>
          <table:table-cell office:value-type="float" office:value="-76.2938690185547" calcext:value-type="float">
            <text:p>-76,2938690185547</text:p>
          </table:table-cell>
          <table:table-cell office:value-type="float" office:value="-76.3160171508789" calcext:value-type="float">
            <text:p>-76,3160171508789</text:p>
          </table:table-cell>
          <table:table-cell office:value-type="float" office:value="-76.2118682861328" calcext:value-type="float">
            <text:p>-76,2118682861328</text:p>
          </table:table-cell>
          <table:table-cell office:value-type="float" office:value="-76.1755752563477" calcext:value-type="float">
            <text:p>-76,1755752563477</text:p>
          </table:table-cell>
          <table:table-cell office:value-type="float" office:value="-76.217658996582" calcext:value-type="float">
            <text:p>-76,217658996582</text:p>
          </table:table-cell>
          <table:table-cell office:value-type="float" office:value="-76.2383575439453" calcext:value-type="float">
            <text:p>-76,2383575439453</text:p>
          </table:table-cell>
          <table:table-cell office:value-type="float" office:value="-76.3036880493164" calcext:value-type="float">
            <text:p>-76,3036880493164</text:p>
          </table:table-cell>
          <table:table-cell office:value-type="float" office:value="-76.2439575195313" calcext:value-type="float">
            <text:p>-76,2439575195313</text:p>
          </table:table-cell>
          <table:table-cell office:value-type="float" office:value="-76.29345703125" calcext:value-type="float">
            <text:p>-76,29345703125</text:p>
          </table:table-cell>
          <table:table-cell office:value-type="float" office:value="-76.2017440795898" calcext:value-type="float">
            <text:p>-76,2017440795898</text:p>
          </table:table-cell>
          <table:table-cell office:value-type="float" office:value="-76.2522583007813" calcext:value-type="float">
            <text:p>-76,2522583007813</text:p>
          </table:table-cell>
          <table:table-cell office:value-type="float" office:value="-76.3952178955078" calcext:value-type="float">
            <text:p>-76,3952178955078</text:p>
          </table:table-cell>
          <table:table-cell office:value-type="float" office:value="-76.3388442993164" calcext:value-type="float">
            <text:p>-76,3388442993164</text:p>
          </table:table-cell>
          <table:table-cell office:value-type="float" office:value="-76.5043869018555" calcext:value-type="float">
            <text:p>-76,5043869018555</text:p>
          </table:table-cell>
          <table:table-cell office:value-type="float" office:value="-76.8619384765625" calcext:value-type="float">
            <text:p>-76,8619384765625</text:p>
          </table:table-cell>
          <table:table-cell office:value-type="float" office:value="-76.8017959594727" calcext:value-type="float">
            <text:p>-76,8017959594727</text:p>
          </table:table-cell>
          <table:table-cell office:value-type="float" office:value="-76.7475509643555" calcext:value-type="float">
            <text:p>-76,7475509643555</text:p>
          </table:table-cell>
          <table:table-cell office:value-type="float" office:value="-76.7295532226563" calcext:value-type="float">
            <text:p>-76,7295532226563</text:p>
          </table:table-cell>
          <table:table-cell office:value-type="float" office:value="-76.7794876098633" calcext:value-type="float">
            <text:p>-76,7794876098633</text:p>
          </table:table-cell>
          <table:table-cell office:value-type="float" office:value="-76.8663864135742" calcext:value-type="float">
            <text:p>-76,8663864135742</text:p>
          </table:table-cell>
          <table:table-cell office:value-type="float" office:value="-76.8210525512695" calcext:value-type="float">
            <text:p>-76,8210525512695</text:p>
          </table:table-cell>
          <table:table-cell office:value-type="float" office:value="-76.7922821044922" calcext:value-type="float">
            <text:p>-76,7922821044922</text:p>
          </table:table-cell>
          <table:table-cell office:value-type="float" office:value="-76.6576843261719" calcext:value-type="float">
            <text:p>-76,6576843261719</text:p>
          </table:table-cell>
          <table:table-cell office:value-type="float" office:value="-76.7334976196289" calcext:value-type="float">
            <text:p>-76,7334976196289</text:p>
          </table:table-cell>
          <table:table-cell office:value-type="float" office:value="-76.7759552001953" calcext:value-type="float">
            <text:p>-76,7759552001953</text:p>
          </table:table-cell>
          <table:table-cell office:value-type="float" office:value="-76.6494293212891" calcext:value-type="float">
            <text:p>-76,6494293212891</text:p>
          </table:table-cell>
          <table:table-cell office:value-type="float" office:value="-76.6668319702148" calcext:value-type="float">
            <text:p>-76,6668319702148</text:p>
          </table:table-cell>
          <table:table-cell office:value-type="float" office:value="-76.7374496459961" calcext:value-type="float">
            <text:p>-76,7374496459961</text:p>
          </table:table-cell>
          <table:table-cell office:value-type="float" office:value="-76.7832336425781" calcext:value-type="float">
            <text:p>-76,7832336425781</text:p>
          </table:table-cell>
          <table:table-cell office:value-type="float" office:value="-76.6298828125" calcext:value-type="float">
            <text:p>-76,6298828125</text:p>
          </table:table-cell>
          <table:table-cell office:value-type="float" office:value="-76.6507263183594" calcext:value-type="float">
            <text:p>-76,6507263183594</text:p>
          </table:table-cell>
          <table:table-cell office:value-type="float" office:value="-76.6579055786133" calcext:value-type="float">
            <text:p>-76,6579055786133</text:p>
          </table:table-cell>
          <table:table-cell office:value-type="float" office:value="-76.6790313720703" calcext:value-type="float">
            <text:p>-76,6790313720703</text:p>
          </table:table-cell>
          <table:table-cell office:value-type="float" office:value="-76.6873245239258" calcext:value-type="float">
            <text:p>-76,6873245239258</text:p>
          </table:table-cell>
          <table:table-cell office:value-type="float" office:value="-76.7164001464844" calcext:value-type="float">
            <text:p>-76,7164001464844</text:p>
          </table:table-cell>
          <table:table-cell office:value-type="float" office:value="-76.7258224487305" calcext:value-type="float">
            <text:p>-76,7258224487305</text:p>
          </table:table-cell>
          <table:table-cell office:value-type="float" office:value="-76.6995544433594" calcext:value-type="float">
            <text:p>-76,6995544433594</text:p>
          </table:table-cell>
          <table:table-cell office:value-type="float" office:value="-76.8290405273438" calcext:value-type="float">
            <text:p>-76,8290405273438</text:p>
          </table:table-cell>
          <table:table-cell office:value-type="float" office:value="-76.7819137573242" calcext:value-type="float">
            <text:p>-76,7819137573242</text:p>
          </table:table-cell>
          <table:table-cell office:value-type="float" office:value="-76.7572250366211" calcext:value-type="float">
            <text:p>-76,7572250366211</text:p>
          </table:table-cell>
          <table:table-cell office:value-type="float" office:value="-76.7898559570313" calcext:value-type="float">
            <text:p>-76,7898559570313</text:p>
          </table:table-cell>
          <table:table-cell office:value-type="float" office:value="-76.7080841064453" calcext:value-type="float">
            <text:p>-76,7080841064453</text:p>
          </table:table-cell>
          <table:table-cell office:value-type="float" office:value="-76.6311950683594" calcext:value-type="float">
            <text:p>-76,6311950683594</text:p>
          </table:table-cell>
          <table:table-cell office:value-type="float" office:value="-76.6892852783203" calcext:value-type="float">
            <text:p>-76,6892852783203</text:p>
          </table:table-cell>
          <table:table-cell office:value-type="float" office:value="-76.7880935668945" calcext:value-type="float">
            <text:p>-76,7880935668945</text:p>
          </table:table-cell>
          <table:table-cell office:value-type="float" office:value="-76.6912460327148" calcext:value-type="float">
            <text:p>-76,6912460327148</text:p>
          </table:table-cell>
          <table:table-cell office:value-type="float" office:value="-76.7918472290039" calcext:value-type="float">
            <text:p>-76,7918472290039</text:p>
          </table:table-cell>
          <table:table-cell office:value-type="float" office:value="-76.7172775268555" calcext:value-type="float">
            <text:p>-76,7172775268555</text:p>
          </table:table-cell>
          <table:table-cell office:value-type="float" office:value="-76.8208389282227" calcext:value-type="float">
            <text:p>-76,8208389282227</text:p>
          </table:table-cell>
          <table:table-cell office:value-type="float" office:value="-76.8144073486328" calcext:value-type="float">
            <text:p>-76,8144073486328</text:p>
          </table:table-cell>
          <table:table-cell office:value-type="float" office:value="-76.7392120361328" calcext:value-type="float">
            <text:p>-76,7392120361328</text:p>
          </table:table-cell>
          <table:table-cell office:value-type="float" office:value="-76.834587097168" calcext:value-type="float">
            <text:p>-76,834587097168</text:p>
          </table:table-cell>
          <table:table-cell office:value-type="float" office:value="-76.8523635864258" calcext:value-type="float">
            <text:p>-76,8523635864258</text:p>
          </table:table-cell>
          <table:table-cell office:value-type="float" office:value="-76.8614883422852" calcext:value-type="float">
            <text:p>-76,8614883422852</text:p>
          </table:table-cell>
          <table:table-cell office:value-type="float" office:value="-76.8601531982422" calcext:value-type="float">
            <text:p>-76,8601531982422</text:p>
          </table:table-cell>
          <table:table-cell office:value-type="float" office:value="-76.8197250366211" calcext:value-type="float">
            <text:p>-76,8197250366211</text:p>
          </table:table-cell>
          <table:table-cell office:value-type="float" office:value="-76.6997756958008" calcext:value-type="float">
            <text:p>-76,6997756958008</text:p>
          </table:table-cell>
          <table:table-cell office:value-type="float" office:value="-76.8210525512695" calcext:value-type="float">
            <text:p>-76,8210525512695</text:p>
          </table:table-cell>
          <table:table-cell office:value-type="float" office:value="-76.8541412353516" calcext:value-type="float">
            <text:p>-76,8541412353516</text:p>
          </table:table-cell>
          <table:table-cell office:value-type="float" office:value="-76.8643798828125" calcext:value-type="float">
            <text:p>-76,8643798828125</text:p>
          </table:table-cell>
          <table:table-cell office:value-type="float" office:value="-76.7262649536133" calcext:value-type="float">
            <text:p>-76,7262649536133</text:p>
          </table:table-cell>
          <table:table-cell office:value-type="float" office:value="-76.8241577148438" calcext:value-type="float">
            <text:p>-76,8241577148438</text:p>
          </table:table-cell>
          <table:table-cell office:value-type="float" office:value="-76.8097610473633" calcext:value-type="float">
            <text:p>-76,8097610473633</text:p>
          </table:table-cell>
          <table:table-cell office:value-type="float" office:value="-76.7427215576172" calcext:value-type="float">
            <text:p>-76,7427215576172</text:p>
          </table:table-cell>
          <table:table-cell office:value-type="float" office:value="-76.6788177490234" calcext:value-type="float">
            <text:p>-76,6788177490234</text:p>
          </table:table-cell>
          <table:table-cell office:value-type="float" office:value="-76.7702255249023" calcext:value-type="float">
            <text:p>-76,7702255249023</text:p>
          </table:table-cell>
          <table:table-cell office:value-type="float" office:value="-76.7435989379883" calcext:value-type="float">
            <text:p>-76,7435989379883</text:p>
          </table:table-cell>
          <table:table-cell office:value-type="float" office:value="-76.6759796142578" calcext:value-type="float">
            <text:p>-76,6759796142578</text:p>
          </table:table-cell>
          <table:table-cell office:value-type="float" office:value="-76.7669219970703" calcext:value-type="float">
            <text:p>-76,7669219970703</text:p>
          </table:table-cell>
          <table:table-cell office:value-type="float" office:value="-76.7589950561523" calcext:value-type="float">
            <text:p>-76,7589950561523</text:p>
          </table:table-cell>
          <table:table-cell office:value-type="float" office:value="-76.7242889404297" calcext:value-type="float">
            <text:p>-76,7242889404297</text:p>
          </table:table-cell>
          <table:table-cell office:value-type="float" office:value="-76.7104949951172" calcext:value-type="float">
            <text:p>-76,7104949951172</text:p>
          </table:table-cell>
          <table:table-cell office:value-type="float" office:value="-76.7449188232422" calcext:value-type="float">
            <text:p>-76,7449188232422</text:p>
          </table:table-cell>
          <table:table-cell office:value-type="float" office:value="-76.6246795654297" calcext:value-type="float">
            <text:p>-76,6246795654297</text:p>
          </table:table-cell>
          <table:table-cell office:value-type="float" office:value="-76.5833969116211" calcext:value-type="float">
            <text:p>-76,5833969116211</text:p>
          </table:table-cell>
          <table:table-cell office:value-type="float" office:value="-76.6833953857422" calcext:value-type="float">
            <text:p>-76,6833953857422</text:p>
          </table:table-cell>
          <table:table-cell office:value-type="float" office:value="-76.688850402832" calcext:value-type="float">
            <text:p>-76,688850402832</text:p>
          </table:table-cell>
          <table:table-cell office:value-type="float" office:value="-76.8017959594727" calcext:value-type="float">
            <text:p>-76,8017959594727</text:p>
          </table:table-cell>
          <table:table-cell office:value-type="float" office:value="-76.674674987793" calcext:value-type="float">
            <text:p>-76,674674987793</text:p>
          </table:table-cell>
          <table:table-cell office:value-type="float" office:value="-76.7598724365234" calcext:value-type="float">
            <text:p>-76,7598724365234</text:p>
          </table:table-cell>
          <table:table-cell office:value-type="float" office:value="-76.7750701904297" calcext:value-type="float">
            <text:p>-76,7750701904297</text:p>
          </table:table-cell>
          <table:table-cell office:value-type="float" office:value="-76.8017959594727" calcext:value-type="float">
            <text:p>-76,8017959594727</text:p>
          </table:table-cell>
          <table:table-cell office:value-type="float" office:value="-76.7854385375977" calcext:value-type="float">
            <text:p>-76,7854385375977</text:p>
          </table:table-cell>
          <table:table-cell office:value-type="float" office:value="-76.6943054199219" calcext:value-type="float">
            <text:p>-76,6943054199219</text:p>
          </table:table-cell>
          <table:table-cell office:value-type="float" office:value="-76.7155303955078" calcext:value-type="float">
            <text:p>-76,7155303955078</text:p>
          </table:table-cell>
          <table:table-cell office:value-type="float" office:value="-76.7394256591797" calcext:value-type="float">
            <text:p>-76,7394256591797</text:p>
          </table:table-cell>
          <table:table-cell office:value-type="float" office:value="-76.7341613769531" calcext:value-type="float">
            <text:p>-76,7341613769531</text:p>
          </table:table-cell>
          <table:table-cell office:value-type="float" office:value="-76.7275772094727" calcext:value-type="float">
            <text:p>-76,7275772094727</text:p>
          </table:table-cell>
          <table:table-cell office:value-type="float" office:value="-76.7155303955078" calcext:value-type="float">
            <text:p>-76,7155303955078</text:p>
          </table:table-cell>
          <table:table-cell office:value-type="float" office:value="-76.8472518920898" calcext:value-type="float">
            <text:p>-76,8472518920898</text:p>
          </table:table-cell>
          <table:table-cell office:value-type="float" office:value="-76.7735290527344" calcext:value-type="float">
            <text:p>-76,7735290527344</text:p>
          </table:table-cell>
          <table:table-cell office:value-type="float" office:value="-76.680778503418" calcext:value-type="float">
            <text:p>-76,680778503418</text:p>
          </table:table-cell>
          <table:table-cell office:value-type="float" office:value="-76.8157348632813" calcext:value-type="float">
            <text:p>-76,8157348632813</text:p>
          </table:table-cell>
          <table:table-cell office:value-type="float" office:value="-76.7907409667969" calcext:value-type="float">
            <text:p>-76,7907409667969</text:p>
          </table:table-cell>
          <table:table-cell office:value-type="float" office:value="-76.496696472168" calcext:value-type="float">
            <text:p>-76,496696472168</text:p>
          </table:table-cell>
          <table:table-cell office:value-type="float" office:value="-76.4602584838867" calcext:value-type="float">
            <text:p>-76,4602584838867</text:p>
          </table:table-cell>
          <table:table-cell office:value-type="float" office:value="-76.4734497070313" calcext:value-type="float">
            <text:p>-76,4734497070313</text:p>
          </table:table-cell>
          <table:table-cell office:value-type="float" office:value="-76.4777069091797" calcext:value-type="float">
            <text:p>-76,4777069091797</text:p>
          </table:table-cell>
          <table:table-cell office:value-type="float" office:value="-76.4521789550781" calcext:value-type="float">
            <text:p>-76,4521789550781</text:p>
          </table:table-cell>
          <table:table-cell office:value-type="float" office:value="-76.4322357177734" calcext:value-type="float">
            <text:p>-76,4322357177734</text:p>
          </table:table-cell>
          <table:table-cell office:value-type="float" office:value="-76.4021911621094" calcext:value-type="float">
            <text:p>-76,4021911621094</text:p>
          </table:table-cell>
          <table:table-cell office:value-type="float" office:value="-76.3070297241211" calcext:value-type="float">
            <text:p>-76,3070297241211</text:p>
          </table:table-cell>
          <table:table-cell office:value-type="float" office:value="-76.4072570800781" calcext:value-type="float">
            <text:p>-76,4072570800781</text:p>
          </table:table-cell>
          <table:table-cell office:value-type="float" office:value="-76.3806686401367" calcext:value-type="float">
            <text:p>-76,3806686401367</text:p>
          </table:table-cell>
          <table:table-cell office:value-type="float" office:value="-76.4030303955078" calcext:value-type="float">
            <text:p>-76,4030303955078</text:p>
          </table:table-cell>
          <table:table-cell office:value-type="float" office:value="-76.3568954467773" calcext:value-type="float">
            <text:p>-76,3568954467773</text:p>
          </table:table-cell>
          <table:table-cell office:value-type="float" office:value="-76.3789825439453" calcext:value-type="float">
            <text:p>-76,3789825439453</text:p>
          </table:table-cell>
          <table:table-cell office:value-type="float" office:value="-76.4492034912109" calcext:value-type="float">
            <text:p>-76,4492034912109</text:p>
          </table:table-cell>
          <table:table-cell office:value-type="float" office:value="-76.3994445800781" calcext:value-type="float">
            <text:p>-76,3994445800781</text:p>
          </table:table-cell>
          <table:table-cell office:value-type="float" office:value="-76.3933258056641" calcext:value-type="float">
            <text:p>-76,3933258056641</text:p>
          </table:table-cell>
          <table:table-cell office:value-type="float" office:value="-76.3573150634766" calcext:value-type="float">
            <text:p>-76,3573150634766</text:p>
          </table:table-cell>
          <table:table-cell office:value-type="float" office:value="-76.3294067382813" calcext:value-type="float">
            <text:p>-76,3294067382813</text:p>
          </table:table-cell>
          <table:table-cell office:value-type="float" office:value="-76.413818359375" calcext:value-type="float">
            <text:p>-76,413818359375</text:p>
          </table:table-cell>
          <table:table-cell office:value-type="float" office:value="-76.4400863647461" calcext:value-type="float">
            <text:p>-76,4400863647461</text:p>
          </table:table-cell>
          <table:table-cell office:value-type="float" office:value="-76.442626953125" calcext:value-type="float">
            <text:p>-76,442626953125</text:p>
          </table:table-cell>
          <table:table-cell office:value-type="float" office:value="-76.4356307983398" calcext:value-type="float">
            <text:p>-76,4356307983398</text:p>
          </table:table-cell>
          <table:table-cell office:value-type="float" office:value="-76.4269409179688" calcext:value-type="float">
            <text:p>-76,4269409179688</text:p>
          </table:table-cell>
          <table:table-cell office:value-type="float" office:value="-76.4296875" calcext:value-type="float">
            <text:p>-76,4296875</text:p>
          </table:table-cell>
          <table:table-cell office:value-type="float" office:value="-76.3724594116211" calcext:value-type="float">
            <text:p>-76,3724594116211</text:p>
          </table:table-cell>
          <table:table-cell office:value-type="float" office:value="-76.5410079956055" calcext:value-type="float">
            <text:p>-76,5410079956055</text:p>
          </table:table-cell>
          <table:table-cell office:value-type="float" office:value="-76.4290618896484" calcext:value-type="float">
            <text:p>-76,4290618896484</text:p>
          </table:table-cell>
          <table:table-cell office:value-type="float" office:value="-76.4751586914063" calcext:value-type="float">
            <text:p>-76,4751586914063</text:p>
          </table:table-cell>
          <table:table-cell office:value-type="float" office:value="-76.428840637207" calcext:value-type="float">
            <text:p>-76,428840637207</text:p>
          </table:table-cell>
          <table:table-cell office:value-type="float" office:value="-76.4430465698242" calcext:value-type="float">
            <text:p>-76,4430465698242</text:p>
          </table:table-cell>
          <table:table-cell office:value-type="float" office:value="-76.4248199462891" calcext:value-type="float">
            <text:p>-76,4248199462891</text:p>
          </table:table-cell>
          <table:table-cell office:value-type="float" office:value="-76.469612121582" calcext:value-type="float">
            <text:p>-76,469612121582</text:p>
          </table:table-cell>
          <table:table-cell office:value-type="float" office:value="-76.411491394043" calcext:value-type="float">
            <text:p>-76,411491394043</text:p>
          </table:table-cell>
          <table:table-cell office:value-type="float" office:value="-76.4157180786133" calcext:value-type="float">
            <text:p>-76,4157180786133</text:p>
          </table:table-cell>
          <table:table-cell office:value-type="float" office:value="-76.5412292480469" calcext:value-type="float">
            <text:p>-76,5412292480469</text:p>
          </table:table-cell>
          <table:table-cell office:value-type="float" office:value="-76.374137878418" calcext:value-type="float">
            <text:p>-76,374137878418</text:p>
          </table:table-cell>
          <table:table-cell office:value-type="float" office:value="-76.4305419921875" calcext:value-type="float">
            <text:p>-76,4305419921875</text:p>
          </table:table-cell>
          <table:table-cell office:value-type="float" office:value="-76.4977645874023" calcext:value-type="float">
            <text:p>-76,4977645874023</text:p>
          </table:table-cell>
          <table:table-cell office:value-type="float" office:value="-76.5358581542969" calcext:value-type="float">
            <text:p>-76,5358581542969</text:p>
          </table:table-cell>
          <table:table-cell office:value-type="float" office:value="-76.5629272460938" calcext:value-type="float">
            <text:p>-76,5629272460938</text:p>
          </table:table-cell>
          <table:table-cell office:value-type="float" office:value="-76.4626007080078" calcext:value-type="float">
            <text:p>-76,4626007080078</text:p>
          </table:table-cell>
          <table:table-cell office:value-type="float" office:value="-76.4280014038086" calcext:value-type="float">
            <text:p>-76,4280014038086</text:p>
          </table:table-cell>
          <table:table-cell office:value-type="float" office:value="-76.5080184936523" calcext:value-type="float">
            <text:p>-76,5080184936523</text:p>
          </table:table-cell>
          <table:table-cell office:value-type="float" office:value="-76.4960556030273" calcext:value-type="float">
            <text:p>-76,4960556030273</text:p>
          </table:table-cell>
          <table:table-cell office:value-type="float" office:value="-76.3730850219727" calcext:value-type="float">
            <text:p>-76,3730850219727</text:p>
          </table:table-cell>
          <table:table-cell office:value-type="float" office:value="-76.4161376953125" calcext:value-type="float">
            <text:p>-76,4161376953125</text:p>
          </table:table-cell>
          <table:table-cell office:value-type="float" office:value="-76.4226989746094" calcext:value-type="float">
            <text:p>-76,4226989746094</text:p>
          </table:table-cell>
          <table:table-cell office:value-type="float" office:value="-76.4555816650391" calcext:value-type="float">
            <text:p>-76,4555816650391</text:p>
          </table:table-cell>
          <table:table-cell office:value-type="float" office:value="-76.4711074829102" calcext:value-type="float">
            <text:p>-76,4711074829102</text:p>
          </table:table-cell>
          <table:table-cell office:value-type="float" office:value="-76.4007110595703" calcext:value-type="float">
            <text:p>-76,4007110595703</text:p>
          </table:table-cell>
          <table:table-cell office:value-type="float" office:value="-76.4468688964844" calcext:value-type="float">
            <text:p>-76,4468688964844</text:p>
          </table:table-cell>
          <table:table-cell office:value-type="float" office:value="-76.4337158203125" calcext:value-type="float">
            <text:p>-76,4337158203125</text:p>
          </table:table-cell>
          <table:table-cell office:value-type="float" office:value="-76.41064453125" calcext:value-type="float">
            <text:p>-76,41064453125</text:p>
          </table:table-cell>
          <table:table-cell office:value-type="float" office:value="-76.3556365966797" calcext:value-type="float">
            <text:p>-76,3556365966797</text:p>
          </table:table-cell>
          <table:table-cell office:value-type="float" office:value="-76.4002914428711" calcext:value-type="float">
            <text:p>-76,4002914428711</text:p>
          </table:table-cell>
          <table:table-cell office:value-type="float" office:value="-76.34912109375" calcext:value-type="float">
            <text:p>-76,34912109375</text:p>
          </table:table-cell>
          <table:table-cell office:value-type="float" office:value="-76.4055709838867" calcext:value-type="float">
            <text:p>-76,4055709838867</text:p>
          </table:table-cell>
          <table:table-cell office:value-type="float" office:value="-76.3882598876953" calcext:value-type="float">
            <text:p>-76,3882598876953</text:p>
          </table:table-cell>
          <table:table-cell office:value-type="float" office:value="-76.4000778198242" calcext:value-type="float">
            <text:p>-76,4000778198242</text:p>
          </table:table-cell>
          <table:table-cell office:value-type="float" office:value="-76.3484954833984" calcext:value-type="float">
            <text:p>-76,3484954833984</text:p>
          </table:table-cell>
          <table:table-cell office:value-type="float" office:value="-76.2670059204102" calcext:value-type="float">
            <text:p>-76,2670059204102</text:p>
          </table:table-cell>
          <table:table-cell office:value-type="float" office:value="-76.4337158203125" calcext:value-type="float">
            <text:p>-76,4337158203125</text:p>
          </table:table-cell>
          <table:table-cell office:value-type="float" office:value="-76.3344345092773" calcext:value-type="float">
            <text:p>-76,3344345092773</text:p>
          </table:table-cell>
          <table:table-cell office:value-type="float" office:value="-76.4309616088867" calcext:value-type="float">
            <text:p>-76,4309616088867</text:p>
          </table:table-cell>
          <table:table-cell office:value-type="float" office:value="-76.427360534668" calcext:value-type="float">
            <text:p>-76,427360534668</text:p>
          </table:table-cell>
          <table:table-cell office:value-type="float" office:value="-76.4604721069336" calcext:value-type="float">
            <text:p>-76,4604721069336</text:p>
          </table:table-cell>
          <table:table-cell office:value-type="float" office:value="-76.3762435913086" calcext:value-type="float">
            <text:p>-76,3762435913086</text:p>
          </table:table-cell>
          <table:table-cell office:value-type="float" office:value="-76.4203720092773" calcext:value-type="float">
            <text:p>-76,4203720092773</text:p>
          </table:table-cell>
          <table:table-cell office:value-type="float" office:value="-76.3653030395508" calcext:value-type="float">
            <text:p>-76,3653030395508</text:p>
          </table:table-cell>
          <table:table-cell office:value-type="float" office:value="-76.3916320800781" calcext:value-type="float">
            <text:p>-76,3916320800781</text:p>
          </table:table-cell>
          <table:table-cell office:value-type="float" office:value="-76.3606796264648" calcext:value-type="float">
            <text:p>-76,3606796264648</text:p>
          </table:table-cell>
          <table:table-cell office:value-type="float" office:value="-76.4964752197266" calcext:value-type="float">
            <text:p>-76,4964752197266</text:p>
          </table:table-cell>
          <table:table-cell office:value-type="float" office:value="-76.4487838745117" calcext:value-type="float">
            <text:p>-76,4487838745117</text:p>
          </table:table-cell>
          <table:table-cell office:value-type="float" office:value="-76.6190490722656" calcext:value-type="float">
            <text:p>-76,6190490722656</text:p>
          </table:table-cell>
          <table:table-cell office:value-type="float" office:value="-76.5065231323242" calcext:value-type="float">
            <text:p>-76,5065231323242</text:p>
          </table:table-cell>
          <table:table-cell office:value-type="float" office:value="-76.4728164672852" calcext:value-type="float">
            <text:p>-76,4728164672852</text:p>
          </table:table-cell>
          <table:table-cell office:value-type="float" office:value="-76.4836807250977" calcext:value-type="float">
            <text:p>-76,4836807250977</text:p>
          </table:table-cell>
          <table:table-cell office:value-type="float" office:value="-76.5478744506836" calcext:value-type="float">
            <text:p>-76,5478744506836</text:p>
          </table:table-cell>
          <table:table-cell office:value-type="float" office:value="-76.4813385009766" calcext:value-type="float">
            <text:p>-76,4813385009766</text:p>
          </table:table-cell>
          <table:table-cell office:value-type="float" office:value="-76.0060272216797" calcext:value-type="float">
            <text:p>-76,0060272216797</text:p>
          </table:table-cell>
          <table:table-cell office:value-type="float" office:value="-76.0418243408203" calcext:value-type="float">
            <text:p>-76,0418243408203</text:p>
          </table:table-cell>
          <table:table-cell office:value-type="float" office:value="-75.8933486938477" calcext:value-type="float">
            <text:p>-75,8933486938477</text:p>
          </table:table-cell>
          <table:table-cell office:value-type="float" office:value="-75.9122924804688" calcext:value-type="float">
            <text:p>-75,9122924804688</text:p>
          </table:table-cell>
          <table:table-cell office:value-type="float" office:value="-75.9184799194336" calcext:value-type="float">
            <text:p>-75,9184799194336</text:p>
          </table:table-cell>
          <table:table-cell office:value-type="float" office:value="-75.782112121582" calcext:value-type="float">
            <text:p>-75,782112121582</text:p>
          </table:table-cell>
          <table:table-cell office:value-type="float" office:value="-75.8466567993164" calcext:value-type="float">
            <text:p>-75,8466567993164</text:p>
          </table:table-cell>
          <table:table-cell office:value-type="float" office:value="-75.8565673828125" calcext:value-type="float">
            <text:p>-75,8565673828125</text:p>
          </table:table-cell>
          <table:table-cell office:value-type="float" office:value="-75.8432922363281" calcext:value-type="float">
            <text:p>-75,8432922363281</text:p>
          </table:table-cell>
          <table:table-cell office:value-type="float" office:value="-75.7356185913086" calcext:value-type="float">
            <text:p>-75,7356185913086</text:p>
          </table:table-cell>
          <table:table-cell office:value-type="float" office:value="-75.8700714111328" calcext:value-type="float">
            <text:p>-75,8700714111328</text:p>
          </table:table-cell>
          <table:table-cell office:value-type="float" office:value="-75.8903579711914" calcext:value-type="float">
            <text:p>-75,8903579711914</text:p>
          </table:table-cell>
          <table:table-cell office:value-type="float" office:value="-75.9250717163086" calcext:value-type="float">
            <text:p>-75,9250717163086</text:p>
          </table:table-cell>
          <table:table-cell office:value-type="float" office:value="-75.8871688842773" calcext:value-type="float">
            <text:p>-75,8871688842773</text:p>
          </table:table-cell>
          <table:table-cell office:value-type="float" office:value="-75.8599395751953" calcext:value-type="float">
            <text:p>-75,8599395751953</text:p>
          </table:table-cell>
          <table:table-cell office:value-type="float" office:value="-75.7998275756836" calcext:value-type="float">
            <text:p>-75,7998275756836</text:p>
          </table:table-cell>
          <table:table-cell office:value-type="float" office:value="-75.80712890625" calcext:value-type="float">
            <text:p>-75,80712890625</text:p>
          </table:table-cell>
          <table:table-cell office:value-type="float" office:value="-75.9059066772461" calcext:value-type="float">
            <text:p>-75,9059066772461</text:p>
          </table:table-cell>
          <table:table-cell office:value-type="float" office:value="-75.7897796630859" calcext:value-type="float">
            <text:p>-75,7897796630859</text:p>
          </table:table-cell>
          <table:table-cell office:value-type="float" office:value="-75.8909530639648" calcext:value-type="float">
            <text:p>-75,8909530639648</text:p>
          </table:table-cell>
          <table:table-cell office:value-type="float" office:value="-75.9043045043945" calcext:value-type="float">
            <text:p>-75,9043045043945</text:p>
          </table:table-cell>
          <table:table-cell office:value-type="float" office:value="-75.7170562744141" calcext:value-type="float">
            <text:p>-75,7170562744141</text:p>
          </table:table-cell>
          <table:table-cell office:value-type="float" office:value="-75.8391342163086" calcext:value-type="float">
            <text:p>-75,8391342163086</text:p>
          </table:table-cell>
          <table:table-cell office:value-type="float" office:value="-75.8203430175781" calcext:value-type="float">
            <text:p>-75,8203430175781</text:p>
          </table:table-cell>
          <table:table-cell office:value-type="float" office:value="-75.7844696044922" calcext:value-type="float">
            <text:p>-75,7844696044922</text:p>
          </table:table-cell>
          <table:table-cell office:value-type="float" office:value="-75.944091796875" calcext:value-type="float">
            <text:p>-75,944091796875</text:p>
          </table:table-cell>
          <table:table-cell office:value-type="float" office:value="-75.8770294189453" calcext:value-type="float">
            <text:p>-75,8770294189453</text:p>
          </table:table-cell>
          <table:table-cell office:value-type="float" office:value="-75.9266738891602" calcext:value-type="float">
            <text:p>-75,9266738891602</text:p>
          </table:table-cell>
          <table:table-cell office:value-type="float" office:value="-75.9230804443359" calcext:value-type="float">
            <text:p>-75,9230804443359</text:p>
          </table:table-cell>
          <table:table-cell office:value-type="float" office:value="-75.7679595947266" calcext:value-type="float">
            <text:p>-75,7679595947266</text:p>
          </table:table-cell>
          <table:table-cell office:value-type="float" office:value="-75.9577255249023" calcext:value-type="float">
            <text:p>-75,9577255249023</text:p>
          </table:table-cell>
          <table:table-cell office:value-type="float" office:value="-75.9886932373047" calcext:value-type="float">
            <text:p>-75,9886932373047</text:p>
          </table:table-cell>
          <table:table-cell office:value-type="float" office:value="-75.9756011962891" calcext:value-type="float">
            <text:p>-75,9756011962891</text:p>
          </table:table-cell>
          <table:table-cell office:value-type="float" office:value="-75.8434906005859" calcext:value-type="float">
            <text:p>-75,8434906005859</text:p>
          </table:table-cell>
          <table:table-cell office:value-type="float" office:value="-75.9565277099609" calcext:value-type="float">
            <text:p>-75,9565277099609</text:p>
          </table:table-cell>
          <table:table-cell office:value-type="float" office:value="-75.9330749511719" calcext:value-type="float">
            <text:p>-75,9330749511719</text:p>
          </table:table-cell>
          <table:table-cell office:value-type="float" office:value="-75.9096908569336" calcext:value-type="float">
            <text:p>-75,9096908569336</text:p>
          </table:table-cell>
          <table:table-cell office:value-type="float" office:value="-75.9605331420898" calcext:value-type="float">
            <text:p>-75,9605331420898</text:p>
          </table:table-cell>
          <table:table-cell office:value-type="float" office:value="-75.9120941162109" calcext:value-type="float">
            <text:p>-75,9120941162109</text:p>
          </table:table-cell>
          <table:table-cell office:value-type="float" office:value="-75.9723892211914" calcext:value-type="float">
            <text:p>-75,9723892211914</text:p>
          </table:table-cell>
          <table:table-cell office:value-type="float" office:value="-75.9288787841797" calcext:value-type="float">
            <text:p>-75,9288787841797</text:p>
          </table:table-cell>
          <table:table-cell office:value-type="float" office:value="-75.9348831176758" calcext:value-type="float">
            <text:p>-75,9348831176758</text:p>
          </table:table-cell>
          <table:table-cell office:value-type="float" office:value="-75.9178848266602" calcext:value-type="float">
            <text:p>-75,9178848266602</text:p>
          </table:table-cell>
          <table:table-cell office:value-type="float" office:value="-75.9729919433594" calcext:value-type="float">
            <text:p>-75,9729919433594</text:p>
          </table:table-cell>
          <table:table-cell office:value-type="float" office:value="-75.9035110473633" calcext:value-type="float">
            <text:p>-75,9035110473633</text:p>
          </table:table-cell>
          <table:table-cell office:value-type="float" office:value="-75.7762145996094" calcext:value-type="float">
            <text:p>-75,7762145996094</text:p>
          </table:table-cell>
          <table:table-cell office:value-type="float" office:value="-75.8772277832031" calcext:value-type="float">
            <text:p>-75,8772277832031</text:p>
          </table:table-cell>
          <table:table-cell office:value-type="float" office:value="-75.8637161254883" calcext:value-type="float">
            <text:p>-75,8637161254883</text:p>
          </table:table-cell>
          <table:table-cell office:value-type="float" office:value="-75.9049072265625" calcext:value-type="float">
            <text:p>-75,9049072265625</text:p>
          </table:table-cell>
          <table:table-cell office:value-type="float" office:value="-75.8569641113281" calcext:value-type="float">
            <text:p>-75,8569641113281</text:p>
          </table:table-cell>
          <table:table-cell office:value-type="float" office:value="-75.9296798706055" calcext:value-type="float">
            <text:p>-75,9296798706055</text:p>
          </table:table-cell>
          <table:table-cell office:value-type="float" office:value="-75.8486404418945" calcext:value-type="float">
            <text:p>-75,8486404418945</text:p>
          </table:table-cell>
          <table:table-cell office:value-type="float" office:value="-75.836555480957" calcext:value-type="float">
            <text:p>-75,836555480957</text:p>
          </table:table-cell>
          <table:table-cell office:value-type="float" office:value="-75.8393325805664" calcext:value-type="float">
            <text:p>-75,8393325805664</text:p>
          </table:table-cell>
          <table:table-cell office:value-type="float" office:value="-75.9458999633789" calcext:value-type="float">
            <text:p>-75,9458999633789</text:p>
          </table:table-cell>
          <table:table-cell office:value-type="float" office:value="-75.9156875610352" calcext:value-type="float">
            <text:p>-75,9156875610352</text:p>
          </table:table-cell>
          <table:table-cell office:value-type="float" office:value="-75.8625259399414" calcext:value-type="float">
            <text:p>-75,8625259399414</text:p>
          </table:table-cell>
          <table:table-cell office:value-type="float" office:value="-75.8732528686523" calcext:value-type="float">
            <text:p>-75,8732528686523</text:p>
          </table:table-cell>
          <table:table-cell office:value-type="float" office:value="-75.8258819580078" calcext:value-type="float">
            <text:p>-75,8258819580078</text:p>
          </table:table-cell>
          <table:table-cell office:value-type="float" office:value="-75.8047561645508" calcext:value-type="float">
            <text:p>-75,8047561645508</text:p>
          </table:table-cell>
          <table:table-cell office:value-type="float" office:value="-75.8150100708008" calcext:value-type="float">
            <text:p>-75,8150100708008</text:p>
          </table:table-cell>
          <table:table-cell office:value-type="float" office:value="-75.8318099975586" calcext:value-type="float">
            <text:p>-75,8318099975586</text:p>
          </table:table-cell>
          <table:table-cell office:value-type="float" office:value="-75.8022003173828" calcext:value-type="float">
            <text:p>-75,8022003173828</text:p>
          </table:table-cell>
          <table:table-cell office:value-type="float" office:value="-75.8458709716797" calcext:value-type="float">
            <text:p>-75,8458709716797</text:p>
          </table:table-cell>
          <table:table-cell office:value-type="float" office:value="-75.8593521118164" calcext:value-type="float">
            <text:p>-75,8593521118164</text:p>
          </table:table-cell>
          <table:table-cell office:value-type="float" office:value="-75.8847808837891" calcext:value-type="float">
            <text:p>-75,8847808837891</text:p>
          </table:table-cell>
          <table:table-cell office:value-type="float" office:value="-75.8631210327148" calcext:value-type="float">
            <text:p>-75,8631210327148</text:p>
          </table:table-cell>
          <table:table-cell office:value-type="float" office:value="-75.858757019043" calcext:value-type="float">
            <text:p>-75,858757019043</text:p>
          </table:table-cell>
          <table:table-cell office:value-type="float" office:value="-75.9370880126953" calcext:value-type="float">
            <text:p>-75,9370880126953</text:p>
          </table:table-cell>
          <table:table-cell office:value-type="float" office:value="-75.9611434936523" calcext:value-type="float">
            <text:p>-75,9611434936523</text:p>
          </table:table-cell>
          <table:table-cell office:value-type="float" office:value="-75.8539962768555" calcext:value-type="float">
            <text:p>-75,8539962768555</text:p>
          </table:table-cell>
          <table:table-cell office:value-type="float" office:value="-75.8688812255859" calcext:value-type="float">
            <text:p>-75,8688812255859</text:p>
          </table:table-cell>
          <table:table-cell office:value-type="float" office:value="-75.8108673095703" calcext:value-type="float">
            <text:p>-75,8108673095703</text:p>
          </table:table-cell>
          <table:table-cell office:value-type="float" office:value="-75.8937454223633" calcext:value-type="float">
            <text:p>-75,8937454223633</text:p>
          </table:table-cell>
          <table:table-cell office:value-type="float" office:value="-75.9595336914063" calcext:value-type="float">
            <text:p>-75,9595336914063</text:p>
          </table:table-cell>
          <table:table-cell office:value-type="float" office:value="-75.93408203125" calcext:value-type="float">
            <text:p>-75,93408203125</text:p>
          </table:table-cell>
          <table:table-cell office:value-type="float" office:value="-75.8899612426758" calcext:value-type="float">
            <text:p>-75,8899612426758</text:p>
          </table:table-cell>
          <table:table-cell office:value-type="float" office:value="-75.8442764282227" calcext:value-type="float">
            <text:p>-75,8442764282227</text:p>
          </table:table-cell>
          <table:table-cell office:value-type="float" office:value="-75.8702697753906" calcext:value-type="float">
            <text:p>-75,8702697753906</text:p>
          </table:table-cell>
          <table:table-cell office:value-type="float" office:value="-75.9316787719727" calcext:value-type="float">
            <text:p>-75,9316787719727</text:p>
          </table:table-cell>
          <table:table-cell office:value-type="float" office:value="-75.8965301513672" calcext:value-type="float">
            <text:p>-75,8965301513672</text:p>
          </table:table-cell>
          <table:table-cell office:value-type="float" office:value="-75.7809295654297" calcext:value-type="float">
            <text:p>-75,7809295654297</text:p>
          </table:table-cell>
          <table:table-cell office:value-type="float" office:value="-75.8292388916016" calcext:value-type="float">
            <text:p>-75,8292388916016</text:p>
          </table:table-cell>
          <table:table-cell office:value-type="float" office:value="-75.8690795898438" calcext:value-type="float">
            <text:p>-75,8690795898438</text:p>
          </table:table-cell>
          <table:table-cell office:value-type="float" office:value="-75.7231140136719" calcext:value-type="float">
            <text:p>-75,7231140136719</text:p>
          </table:table-cell>
          <table:table-cell office:value-type="float" office:value="-75.7797470092773" calcext:value-type="float">
            <text:p>-75,7797470092773</text:p>
          </table:table-cell>
          <table:table-cell office:value-type="float" office:value="-75.7092590332031" calcext:value-type="float">
            <text:p>-75,7092590332031</text:p>
          </table:table-cell>
          <table:table-cell office:value-type="float" office:value="-75.6113204956055" calcext:value-type="float">
            <text:p>-75,6113204956055</text:p>
          </table:table-cell>
          <table:table-cell office:value-type="float" office:value="-75.631591796875" calcext:value-type="float">
            <text:p>-75,631591796875</text:p>
          </table:table-cell>
          <table:table-cell office:value-type="float" office:value="-75.6946411132813" calcext:value-type="float">
            <text:p>-75,6946411132813</text:p>
          </table:table-cell>
          <table:table-cell office:value-type="float" office:value="-75.7190170288086" calcext:value-type="float">
            <text:p>-75,7190170288086</text:p>
          </table:table-cell>
          <table:table-cell office:value-type="float" office:value="-75.7663879394531" calcext:value-type="float">
            <text:p>-75,7663879394531</text:p>
          </table:table-cell>
          <table:table-cell office:value-type="float" office:value="-75.7094497680664" calcext:value-type="float">
            <text:p>-75,7094497680664</text:p>
          </table:table-cell>
          <table:table-cell office:value-type="float" office:value="-75.7962799072266" calcext:value-type="float">
            <text:p>-75,7962799072266</text:p>
          </table:table-cell>
          <table:table-cell office:value-type="float" office:value="-75.7783737182617" calcext:value-type="float">
            <text:p>-75,7783737182617</text:p>
          </table:table-cell>
          <table:table-cell office:value-type="float" office:value="-75.7246704101563" calcext:value-type="float">
            <text:p>-75,7246704101563</text:p>
          </table:table-cell>
          <table:table-cell office:value-type="float" office:value="-75.8019943237305" calcext:value-type="float">
            <text:p>-75,8019943237305</text:p>
          </table:table-cell>
          <table:table-cell office:value-type="float" office:value="-75.7634429931641" calcext:value-type="float">
            <text:p>-75,7634429931641</text:p>
          </table:table-cell>
          <table:table-cell office:value-type="float" office:value="-75.6718902587891" calcext:value-type="float">
            <text:p>-75,6718902587891</text:p>
          </table:table-cell>
          <table:table-cell office:value-type="float" office:value="-75.6864700317383" calcext:value-type="float">
            <text:p>-75,6864700317383</text:p>
          </table:table-cell>
          <table:table-cell office:value-type="float" office:value="-75.6615982055664" calcext:value-type="float">
            <text:p>-75,6615982055664</text:p>
          </table:table-cell>
          <table:table-cell office:value-type="float" office:value="-75.724479675293" calcext:value-type="float">
            <text:p>-75,724479675293</text:p>
          </table:table-cell>
          <table:table-cell office:value-type="float" office:value="-75.7689361572266" calcext:value-type="float">
            <text:p>-75,7689361572266</text:p>
          </table:table-cell>
          <table:table-cell office:value-type="float" office:value="-75.7461929321289" calcext:value-type="float">
            <text:p>-75,7461929321289</text:p>
          </table:table-cell>
          <table:table-cell office:value-type="float" office:value="-75.7766036987305" calcext:value-type="float">
            <text:p>-75,7766036987305</text:p>
          </table:table-cell>
          <table:table-cell office:value-type="float" office:value="-75.7799453735352" calcext:value-type="float">
            <text:p>-75,7799453735352</text:p>
          </table:table-cell>
          <table:table-cell office:value-type="float" office:value="-75.7283935546875" calcext:value-type="float">
            <text:p>-75,7283935546875</text:p>
          </table:table-cell>
          <table:table-cell office:value-type="float" office:value="-75.7978591918945" calcext:value-type="float">
            <text:p>-75,7978591918945</text:p>
          </table:table-cell>
          <table:table-cell office:value-type="float" office:value="-75.806526184082" calcext:value-type="float">
            <text:p>-75,806526184082</text:p>
          </table:table-cell>
          <table:table-cell office:value-type="float" office:value="-75.7528533935547" calcext:value-type="float">
            <text:p>-75,7528533935547</text:p>
          </table:table-cell>
          <table:table-cell office:value-type="float" office:value="-75.7868270874023" calcext:value-type="float">
            <text:p>-75,7868270874023</text:p>
          </table:table-cell>
          <table:table-cell office:value-type="float" office:value="-75.7190170288086" calcext:value-type="float">
            <text:p>-75,7190170288086</text:p>
          </table:table-cell>
          <table:table-cell office:value-type="float" office:value="-75.7084732055664" calcext:value-type="float">
            <text:p>-75,7084732055664</text:p>
          </table:table-cell>
          <table:table-cell office:value-type="float" office:value="-75.7352294921875" calcext:value-type="float">
            <text:p>-75,7352294921875</text:p>
          </table:table-cell>
          <table:table-cell office:value-type="float" office:value="-75.6769409179688" calcext:value-type="float">
            <text:p>-75,6769409179688</text:p>
          </table:table-cell>
          <table:table-cell office:value-type="float" office:value="-75.7383651733398" calcext:value-type="float">
            <text:p>-75,7383651733398</text:p>
          </table:table-cell>
          <table:table-cell office:value-type="float" office:value="-75.7958831787109" calcext:value-type="float">
            <text:p>-75,7958831787109</text:p>
          </table:table-cell>
          <table:table-cell office:value-type="float" office:value="-75.8506240844727" calcext:value-type="float">
            <text:p>-75,8506240844727</text:p>
          </table:table-cell>
          <table:table-cell office:value-type="float" office:value="-75.7534408569336" calcext:value-type="float">
            <text:p>-75,7534408569336</text:p>
          </table:table-cell>
          <table:table-cell office:value-type="float" office:value="-75.8286437988281" calcext:value-type="float">
            <text:p>-75,8286437988281</text:p>
          </table:table-cell>
          <table:table-cell office:value-type="float" office:value="-75.8963394165039" calcext:value-type="float">
            <text:p>-75,8963394165039</text:p>
          </table:table-cell>
          <table:table-cell office:value-type="float" office:value="-75.8621292114258" calcext:value-type="float">
            <text:p>-75,8621292114258</text:p>
          </table:table-cell>
          <table:table-cell office:value-type="float" office:value="-75.7866287231445" calcext:value-type="float">
            <text:p>-75,7866287231445</text:p>
          </table:table-cell>
          <table:table-cell office:value-type="float" office:value="-75.7852554321289" calcext:value-type="float">
            <text:p>-75,7852554321289</text:p>
          </table:table-cell>
          <table:table-cell office:value-type="float" office:value="-75.7799453735352" calcext:value-type="float">
            <text:p>-75,7799453735352</text:p>
          </table:table-cell>
          <table:table-cell office:value-type="float" office:value="-75.8237075805664" calcext:value-type="float">
            <text:p>-75,8237075805664</text:p>
          </table:table-cell>
          <table:table-cell office:value-type="float" office:value="-75.7886047363281" calcext:value-type="float">
            <text:p>-75,7886047363281</text:p>
          </table:table-cell>
          <table:table-cell office:value-type="float" office:value="-75.7732620239258" calcext:value-type="float">
            <text:p>-75,7732620239258</text:p>
          </table:table-cell>
          <table:table-cell office:value-type="float" office:value="-75.7438354492188" calcext:value-type="float">
            <text:p>-75,7438354492188</text:p>
          </table:table-cell>
          <table:table-cell office:value-type="float" office:value="-75.7718887329102" calcext:value-type="float">
            <text:p>-75,7718887329102</text:p>
          </table:table-cell>
          <table:table-cell office:value-type="float" office:value="-75.7233047485352" calcext:value-type="float">
            <text:p>-75,7233047485352</text:p>
          </table:table-cell>
          <table:table-cell office:value-type="float" office:value="-75.7736587524414" calcext:value-type="float">
            <text:p>-75,7736587524414</text:p>
          </table:table-cell>
          <table:table-cell office:value-type="float" office:value="-75.7909622192383" calcext:value-type="float">
            <text:p>-75,7909622192383</text:p>
          </table:table-cell>
          <table:table-cell office:value-type="float" office:value="-75.8085021972656" calcext:value-type="float">
            <text:p>-75,8085021972656</text:p>
          </table:table-cell>
          <table:table-cell office:value-type="float" office:value="-75.7135467529297" calcext:value-type="float">
            <text:p>-75,7135467529297</text:p>
          </table:table-cell>
          <table:table-cell office:value-type="float" office:value="-75.7115936279297" calcext:value-type="float">
            <text:p>-75,7115936279297</text:p>
          </table:table-cell>
          <table:table-cell office:value-type="float" office:value="-75.7467803955078" calcext:value-type="float">
            <text:p>-75,7467803955078</text:p>
          </table:table-cell>
          <table:table-cell office:value-type="float" office:value="-75.7141342163086" calcext:value-type="float">
            <text:p>-75,7141342163086</text:p>
          </table:table-cell>
          <table:table-cell office:value-type="float" office:value="-75.773063659668" calcext:value-type="float">
            <text:p>-75,773063659668</text:p>
          </table:table-cell>
          <table:table-cell office:value-type="float" office:value="-75.7305374145508" calcext:value-type="float">
            <text:p>-75,7305374145508</text:p>
          </table:table-cell>
          <table:table-cell office:value-type="float" office:value="-75.8233108520508" calcext:value-type="float">
            <text:p>-75,8233108520508</text:p>
          </table:table-cell>
          <table:table-cell office:value-type="float" office:value="-75.653076171875" calcext:value-type="float">
            <text:p>-75,653076171875</text:p>
          </table:table-cell>
          <table:table-cell office:value-type="float" office:value="-75.7082748413086" calcext:value-type="float">
            <text:p>-75,7082748413086</text:p>
          </table:table-cell>
          <table:table-cell office:value-type="float" office:value="-75.6441650390625" calcext:value-type="float">
            <text:p>-75,6441650390625</text:p>
          </table:table-cell>
          <table:table-cell office:value-type="float" office:value="-75.7405166625977" calcext:value-type="float">
            <text:p>-75,7405166625977</text:p>
          </table:table-cell>
          <table:table-cell office:value-type="float" office:value="-75.7311248779297" calcext:value-type="float">
            <text:p>-75,7311248779297</text:p>
          </table:table-cell>
          <table:table-cell office:value-type="float" office:value="-75.7086639404297" calcext:value-type="float">
            <text:p>-75,7086639404297</text:p>
          </table:table-cell>
          <table:table-cell office:value-type="float" office:value="-75.6884155273438" calcext:value-type="float">
            <text:p>-75,6884155273438</text:p>
          </table:table-cell>
          <table:table-cell office:value-type="float" office:value="-75.7203826904297" calcext:value-type="float">
            <text:p>-75,7203826904297</text:p>
          </table:table-cell>
          <table:table-cell office:value-type="float" office:value="-75.717643737793" calcext:value-type="float">
            <text:p>-75,717643737793</text:p>
          </table:table-cell>
          <table:table-cell office:value-type="float" office:value="-75.7687454223633" calcext:value-type="float">
            <text:p>-75,7687454223633</text:p>
          </table:table-cell>
          <table:table-cell office:value-type="float" office:value="-75.7346420288086" calcext:value-type="float">
            <text:p>-75,7346420288086</text:p>
          </table:table-cell>
          <table:table-cell office:value-type="float" office:value="-75.7870330810547" calcext:value-type="float">
            <text:p>-75,7870330810547</text:p>
          </table:table-cell>
          <table:table-cell office:value-type="float" office:value="-75.7718887329102" calcext:value-type="float">
            <text:p>-75,7718887329102</text:p>
          </table:table-cell>
          <table:table-cell office:value-type="float" office:value="-75.8235092163086" calcext:value-type="float">
            <text:p>-75,8235092163086</text:p>
          </table:table-cell>
          <table:table-cell office:value-type="float" office:value="-75.766975402832" calcext:value-type="float">
            <text:p>-75,766975402832</text:p>
          </table:table-cell>
          <table:table-cell office:value-type="float" office:value="-75.7618713378906" calcext:value-type="float">
            <text:p>-75,7618713378906</text:p>
          </table:table-cell>
          <table:table-cell office:value-type="float" office:value="-75.7868270874023" calcext:value-type="float">
            <text:p>-75,7868270874023</text:p>
          </table:table-cell>
          <table:table-cell office:value-type="float" office:value="-75.8474502563477" calcext:value-type="float">
            <text:p>-75,8474502563477</text:p>
          </table:table-cell>
          <table:table-cell office:value-type="float" office:value="-75.9206771850586" calcext:value-type="float">
            <text:p>-75,9206771850586</text:p>
          </table:table-cell>
          <table:table-cell office:value-type="float" office:value="-77.9280395507813" calcext:value-type="float">
            <text:p>-77,9280395507813</text:p>
          </table:table-cell>
          <table:table-cell office:value-type="float" office:value="-77.9600830078125" calcext:value-type="float">
            <text:p>-77,9600830078125</text:p>
          </table:table-cell>
          <table:table-cell office:value-type="float" office:value="-78.0120468139648" calcext:value-type="float">
            <text:p>-78,0120468139648</text:p>
          </table:table-cell>
          <table:table-cell office:value-type="float" office:value="-77.8485946655273" calcext:value-type="float">
            <text:p>-77,8485946655273</text:p>
          </table:table-cell>
          <table:table-cell office:value-type="float" office:value="-77.7966079711914" calcext:value-type="float">
            <text:p>-77,7966079711914</text:p>
          </table:table-cell>
          <table:table-cell office:value-type="float" office:value="-77.8855972290039" calcext:value-type="float">
            <text:p>-77,8855972290039</text:p>
          </table:table-cell>
          <table:table-cell office:value-type="float" office:value="-77.8416137695313" calcext:value-type="float">
            <text:p>-77,8416137695313</text:p>
          </table:table-cell>
          <table:table-cell office:value-type="float" office:value="-77.9537658691406" calcext:value-type="float">
            <text:p>-77,9537658691406</text:p>
          </table:table-cell>
          <table:table-cell office:value-type="float" office:value="-77.8833465576172" calcext:value-type="float">
            <text:p>-77,8833465576172</text:p>
          </table:table-cell>
          <table:table-cell office:value-type="float" office:value="-77.8600769042969" calcext:value-type="float">
            <text:p>-77,8600769042969</text:p>
          </table:table-cell>
          <table:table-cell office:value-type="float" office:value="-77.9308166503906" calcext:value-type="float">
            <text:p>-77,9308166503906</text:p>
          </table:table-cell>
          <table:table-cell office:value-type="float" office:value="-77.9034118652344" calcext:value-type="float">
            <text:p>-77,9034118652344</text:p>
          </table:table-cell>
          <table:table-cell office:value-type="float" office:value="-77.9368667602539" calcext:value-type="float">
            <text:p>-77,9368667602539</text:p>
          </table:table-cell>
          <table:table-cell office:value-type="float" office:value="-77.8898544311523" calcext:value-type="float">
            <text:p>-77,8898544311523</text:p>
          </table:table-cell>
          <table:table-cell office:value-type="float" office:value="-77.8470993041992" calcext:value-type="float">
            <text:p>-77,8470993041992</text:p>
          </table:table-cell>
          <table:table-cell office:value-type="float" office:value="-77.724983215332" calcext:value-type="float">
            <text:p>-77,724983215332</text:p>
          </table:table-cell>
          <table:table-cell office:value-type="float" office:value="-77.8378753662109" calcext:value-type="float">
            <text:p>-77,8378753662109</text:p>
          </table:table-cell>
          <table:table-cell office:value-type="float" office:value="-77.8590850830078" calcext:value-type="float">
            <text:p>-77,8590850830078</text:p>
          </table:table-cell>
          <table:table-cell office:value-type="float" office:value="-77.8050384521484" calcext:value-type="float">
            <text:p>-77,8050384521484</text:p>
          </table:table-cell>
          <table:table-cell office:value-type="float" office:value="-77.9157180786133" calcext:value-type="float">
            <text:p>-77,9157180786133</text:p>
          </table:table-cell>
          <table:table-cell office:value-type="float" office:value="-77.7649154663086" calcext:value-type="float">
            <text:p>-77,7649154663086</text:p>
          </table:table-cell>
          <table:table-cell office:value-type="float" office:value="-77.7570114135742" calcext:value-type="float">
            <text:p>-77,7570114135742</text:p>
          </table:table-cell>
          <table:table-cell office:value-type="float" office:value="-77.8533325195313" calcext:value-type="float">
            <text:p>-77,8533325195313</text:p>
          </table:table-cell>
          <table:table-cell office:value-type="float" office:value="-77.8269195556641" calcext:value-type="float">
            <text:p>-77,8269195556641</text:p>
          </table:table-cell>
          <table:table-cell office:value-type="float" office:value="-77.861328125" calcext:value-type="float">
            <text:p>-77,861328125</text:p>
          </table:table-cell>
          <table:table-cell office:value-type="float" office:value="-77.8047943115234" calcext:value-type="float">
            <text:p>-77,8047943115234</text:p>
          </table:table-cell>
          <table:table-cell office:value-type="float" office:value="-77.9388809204102" calcext:value-type="float">
            <text:p>-77,9388809204102</text:p>
          </table:table-cell>
          <table:table-cell office:value-type="float" office:value="-77.8055419921875" calcext:value-type="float">
            <text:p>-77,8055419921875</text:p>
          </table:table-cell>
          <table:table-cell office:value-type="float" office:value="-77.7491226196289" calcext:value-type="float">
            <text:p>-77,7491226196289</text:p>
          </table:table-cell>
          <table:table-cell office:value-type="float" office:value="-77.752326965332" calcext:value-type="float">
            <text:p>-77,752326965332</text:p>
          </table:table-cell>
          <table:table-cell office:value-type="float" office:value="-77.845100402832" calcext:value-type="float">
            <text:p>-77,845100402832</text:p>
          </table:table-cell>
          <table:table-cell office:value-type="float" office:value="-77.881591796875" calcext:value-type="float">
            <text:p>-77,881591796875</text:p>
          </table:table-cell>
          <table:table-cell office:value-type="float" office:value="-77.7612152099609" calcext:value-type="float">
            <text:p>-77,7612152099609</text:p>
          </table:table-cell>
          <table:table-cell office:value-type="float" office:value="-77.8638305664063" calcext:value-type="float">
            <text:p>-77,8638305664063</text:p>
          </table:table-cell>
          <table:table-cell office:value-type="float" office:value="-77.8373718261719" calcext:value-type="float">
            <text:p>-77,8373718261719</text:p>
          </table:table-cell>
          <table:table-cell office:value-type="float" office:value="-77.9605865478516" calcext:value-type="float">
            <text:p>-77,9605865478516</text:p>
          </table:table-cell>
          <table:table-cell office:value-type="float" office:value="-77.8510894775391" calcext:value-type="float">
            <text:p>-77,8510894775391</text:p>
          </table:table-cell>
          <table:table-cell office:value-type="float" office:value="-77.844108581543" calcext:value-type="float">
            <text:p>-77,844108581543</text:p>
          </table:table-cell>
          <table:table-cell office:value-type="float" office:value="-77.9542694091797" calcext:value-type="float">
            <text:p>-77,9542694091797</text:p>
          </table:table-cell>
          <table:table-cell office:value-type="float" office:value="-77.8778381347656" calcext:value-type="float">
            <text:p>-77,8778381347656</text:p>
          </table:table-cell>
          <table:table-cell office:value-type="float" office:value="-78.0609970092773" calcext:value-type="float">
            <text:p>-78,0609970092773</text:p>
          </table:table-cell>
          <table:table-cell office:value-type="float" office:value="-77.9298095703125" calcext:value-type="float">
            <text:p>-77,9298095703125</text:p>
          </table:table-cell>
          <table:table-cell office:value-type="float" office:value="-77.7580108642578" calcext:value-type="float">
            <text:p>-77,7580108642578</text:p>
          </table:table-cell>
          <table:table-cell office:value-type="float" office:value="-77.8383712768555" calcext:value-type="float">
            <text:p>-77,8383712768555</text:p>
          </table:table-cell>
          <table:table-cell office:value-type="float" office:value="-77.896125793457" calcext:value-type="float">
            <text:p>-77,896125793457</text:p>
          </table:table-cell>
          <table:table-cell office:value-type="float" office:value="-77.8680801391602" calcext:value-type="float">
            <text:p>-77,8680801391602</text:p>
          </table:table-cell>
          <table:table-cell office:value-type="float" office:value="-77.8693313598633" calcext:value-type="float">
            <text:p>-77,8693313598633</text:p>
          </table:table-cell>
          <table:table-cell office:value-type="float" office:value="-77.8303985595703" calcext:value-type="float">
            <text:p>-77,8303985595703</text:p>
          </table:table-cell>
          <table:table-cell office:value-type="float" office:value="-77.904655456543" calcext:value-type="float">
            <text:p>-77,904655456543</text:p>
          </table:table-cell>
          <table:table-cell office:value-type="float" office:value="-77.8408660888672" calcext:value-type="float">
            <text:p>-77,8408660888672</text:p>
          </table:table-cell>
          <table:table-cell office:value-type="float" office:value="-77.9557876586914" calcext:value-type="float">
            <text:p>-77,9557876586914</text:p>
          </table:table-cell>
          <table:table-cell office:value-type="float" office:value="-77.825927734375" calcext:value-type="float">
            <text:p>-77,825927734375</text:p>
          </table:table-cell>
          <table:table-cell office:value-type="float" office:value="-77.8805847167969" calcext:value-type="float">
            <text:p>-77,8805847167969</text:p>
          </table:table-cell>
          <table:table-cell office:value-type="float" office:value="-77.9396438598633" calcext:value-type="float">
            <text:p>-77,9396438598633</text:p>
          </table:table-cell>
          <table:table-cell office:value-type="float" office:value="-77.8735809326172" calcext:value-type="float">
            <text:p>-77,8735809326172</text:p>
          </table:table-cell>
          <table:table-cell office:value-type="float" office:value="-77.9210052490234" calcext:value-type="float">
            <text:p>-77,9210052490234</text:p>
          </table:table-cell>
          <table:table-cell office:value-type="float" office:value="-77.7552871704102" calcext:value-type="float">
            <text:p>-77,7552871704102</text:p>
          </table:table-cell>
          <table:table-cell office:value-type="float" office:value="-77.9406433105469" calcext:value-type="float">
            <text:p>-77,9406433105469</text:p>
          </table:table-cell>
          <table:table-cell office:value-type="float" office:value="-77.8458557128906" calcext:value-type="float">
            <text:p>-77,8458557128906</text:p>
          </table:table-cell>
          <table:table-cell office:value-type="float" office:value="-77.7144088745117" calcext:value-type="float">
            <text:p>-77,7144088745117</text:p>
          </table:table-cell>
          <table:table-cell office:value-type="float" office:value="-77.819206237793" calcext:value-type="float">
            <text:p>-77,819206237793</text:p>
          </table:table-cell>
          <table:table-cell office:value-type="float" office:value="-77.7587432861328" calcext:value-type="float">
            <text:p>-77,7587432861328</text:p>
          </table:table-cell>
          <table:table-cell office:value-type="float" office:value="-77.9019012451172" calcext:value-type="float">
            <text:p>-77,9019012451172</text:p>
          </table:table-cell>
          <table:table-cell office:value-type="float" office:value="-77.8446044921875" calcext:value-type="float">
            <text:p>-77,8446044921875</text:p>
          </table:table-cell>
          <table:table-cell office:value-type="float" office:value="-77.7735748291016" calcext:value-type="float">
            <text:p>-77,7735748291016</text:p>
          </table:table-cell>
          <table:table-cell office:value-type="float" office:value="-77.8638305664063" calcext:value-type="float">
            <text:p>-77,8638305664063</text:p>
          </table:table-cell>
          <table:table-cell office:value-type="float" office:value="-77.904655456543" calcext:value-type="float">
            <text:p>-77,904655456543</text:p>
          </table:table-cell>
          <table:table-cell office:value-type="float" office:value="-77.8640747070313" calcext:value-type="float">
            <text:p>-77,8640747070313</text:p>
          </table:table-cell>
          <table:table-cell office:value-type="float" office:value="-77.8548355102539" calcext:value-type="float">
            <text:p>-77,8548355102539</text:p>
          </table:table-cell>
          <table:table-cell office:value-type="float" office:value="-77.9164733886719" calcext:value-type="float">
            <text:p>-77,9164733886719</text:p>
          </table:table-cell>
          <table:table-cell office:value-type="float" office:value="-77.8468475341797" calcext:value-type="float">
            <text:p>-77,8468475341797</text:p>
          </table:table-cell>
          <table:table-cell office:value-type="float" office:value="-77.8018188476563" calcext:value-type="float">
            <text:p>-77,8018188476563</text:p>
          </table:table-cell>
          <table:table-cell office:value-type="float" office:value="-77.8308944702148" calcext:value-type="float">
            <text:p>-77,8308944702148</text:p>
          </table:table-cell>
          <table:table-cell office:value-type="float" office:value="-77.9724731445313" calcext:value-type="float">
            <text:p>-77,9724731445313</text:p>
          </table:table-cell>
          <table:table-cell office:value-type="float" office:value="-77.8403625488281" calcext:value-type="float">
            <text:p>-77,8403625488281</text:p>
          </table:table-cell>
          <table:table-cell office:value-type="float" office:value="-77.8690719604492" calcext:value-type="float">
            <text:p>-77,8690719604492</text:p>
          </table:table-cell>
          <table:table-cell office:value-type="float" office:value="-77.9517517089844" calcext:value-type="float">
            <text:p>-77,9517517089844</text:p>
          </table:table-cell>
          <table:table-cell office:value-type="float" office:value="-77.8883590698242" calcext:value-type="float">
            <text:p>-77,8883590698242</text:p>
          </table:table-cell>
          <table:table-cell office:value-type="float" office:value="-77.8603286743164" calcext:value-type="float">
            <text:p>-77,8603286743164</text:p>
          </table:table-cell>
          <table:table-cell office:value-type="float" office:value="-77.5501480102539" calcext:value-type="float">
            <text:p>-77,5501480102539</text:p>
          </table:table-cell>
          <table:table-cell office:value-type="float" office:value="-77.5277557373047" calcext:value-type="float">
            <text:p>-77,5277557373047</text:p>
          </table:table-cell>
          <table:table-cell office:value-type="float" office:value="-77.5803375244141" calcext:value-type="float">
            <text:p>-77,5803375244141</text:p>
          </table:table-cell>
          <table:table-cell office:value-type="float" office:value="-77.4788436889648" calcext:value-type="float">
            <text:p>-77,4788436889648</text:p>
          </table:table-cell>
          <table:table-cell office:value-type="float" office:value="-77.385383605957" calcext:value-type="float">
            <text:p>-77,385383605957</text:p>
          </table:table-cell>
          <table:table-cell office:value-type="float" office:value="-77.4432907104492" calcext:value-type="float">
            <text:p>-77,4432907104492</text:p>
          </table:table-cell>
          <table:table-cell office:value-type="float" office:value="-77.4535369873047" calcext:value-type="float">
            <text:p>-77,4535369873047</text:p>
          </table:table-cell>
          <table:table-cell office:value-type="float" office:value="-77.4540100097656" calcext:value-type="float">
            <text:p>-77,4540100097656</text:p>
          </table:table-cell>
          <table:table-cell office:value-type="float" office:value="-77.4563980102539" calcext:value-type="float">
            <text:p>-77,4563980102539</text:p>
          </table:table-cell>
          <table:table-cell office:value-type="float" office:value="-77.4123916625977" calcext:value-type="float">
            <text:p>-77,4123916625977</text:p>
          </table:table-cell>
          <table:table-cell office:value-type="float" office:value="-77.3740310668945" calcext:value-type="float">
            <text:p>-77,3740310668945</text:p>
          </table:table-cell>
          <table:table-cell office:value-type="float" office:value="-77.4195098876953" calcext:value-type="float">
            <text:p>-77,4195098876953</text:p>
          </table:table-cell>
          <table:table-cell office:value-type="float" office:value="-77.4150009155273" calcext:value-type="float">
            <text:p>-77,4150009155273</text:p>
          </table:table-cell>
          <table:table-cell office:value-type="float" office:value="-77.501350402832" calcext:value-type="float">
            <text:p>-77,501350402832</text:p>
          </table:table-cell>
          <table:table-cell office:value-type="float" office:value="-77.4169006347656" calcext:value-type="float">
            <text:p>-77,4169006347656</text:p>
          </table:table-cell>
          <table:table-cell office:value-type="float" office:value="-77.3344421386719" calcext:value-type="float">
            <text:p>-77,3344421386719</text:p>
          </table:table-cell>
          <table:table-cell office:value-type="float" office:value="-77.3875122070313" calcext:value-type="float">
            <text:p>-77,3875122070313</text:p>
          </table:table-cell>
          <table:table-cell office:value-type="float" office:value="-77.2746810913086" calcext:value-type="float">
            <text:p>-77,2746810913086</text:p>
          </table:table-cell>
          <table:table-cell office:value-type="float" office:value="-77.4259185791016" calcext:value-type="float">
            <text:p>-77,4259185791016</text:p>
          </table:table-cell>
          <table:table-cell office:value-type="float" office:value="-77.4573516845703" calcext:value-type="float">
            <text:p>-77,4573516845703</text:p>
          </table:table-cell>
          <table:table-cell office:value-type="float" office:value="-77.4233093261719" calcext:value-type="float">
            <text:p>-77,4233093261719</text:p>
          </table:table-cell>
          <table:table-cell office:value-type="float" office:value="-77.2952575683594" calcext:value-type="float">
            <text:p>-77,2952575683594</text:p>
          </table:table-cell>
          <table:table-cell office:value-type="float" office:value="-77.488410949707" calcext:value-type="float">
            <text:p>-77,488410949707</text:p>
          </table:table-cell>
          <table:table-cell office:value-type="float" office:value="-77.3245697021484" calcext:value-type="float">
            <text:p>-77,3245697021484</text:p>
          </table:table-cell>
          <table:table-cell office:value-type="float" office:value="-77.4750213623047" calcext:value-type="float">
            <text:p>-77,4750213623047</text:p>
          </table:table-cell>
          <table:table-cell office:value-type="float" office:value="-77.343147277832" calcext:value-type="float">
            <text:p>-77,343147277832</text:p>
          </table:table-cell>
          <table:table-cell office:value-type="float" office:value="-77.488410949707" calcext:value-type="float">
            <text:p>-77,488410949707</text:p>
          </table:table-cell>
          <table:table-cell office:value-type="float" office:value="-77.4611663818359" calcext:value-type="float">
            <text:p>-77,4611663818359</text:p>
          </table:table-cell>
          <table:table-cell office:value-type="float" office:value="-77.3775787353516" calcext:value-type="float">
            <text:p>-77,3775787353516</text:p>
          </table:table-cell>
          <table:table-cell office:value-type="float" office:value="-77.3671951293945" calcext:value-type="float">
            <text:p>-77,3671951293945</text:p>
          </table:table-cell>
          <table:table-cell office:value-type="float" office:value="-77.3695526123047" calcext:value-type="float">
            <text:p>-77,3695526123047</text:p>
          </table:table-cell>
          <table:table-cell office:value-type="float" office:value="-77.3962631225586" calcext:value-type="float">
            <text:p>-77,3962631225586</text:p>
          </table:table-cell>
          <table:table-cell office:value-type="float" office:value="-77.4743041992188" calcext:value-type="float">
            <text:p>-77,4743041992188</text:p>
          </table:table-cell>
          <table:table-cell office:value-type="float" office:value="-77.3664779663086" calcext:value-type="float">
            <text:p>-77,3664779663086</text:p>
          </table:table-cell>
          <table:table-cell office:value-type="float" office:value="-77.3405609130859" calcext:value-type="float">
            <text:p>-77,3405609130859</text:p>
          </table:table-cell>
          <table:table-cell office:value-type="float" office:value="-77.4977569580078" calcext:value-type="float">
            <text:p>-77,4977569580078</text:p>
          </table:table-cell>
          <table:table-cell office:value-type="float" office:value="-77.431396484375" calcext:value-type="float">
            <text:p>-77,431396484375</text:p>
          </table:table-cell>
          <table:table-cell office:value-type="float" office:value="-77.4659423828125" calcext:value-type="float">
            <text:p>-77,4659423828125</text:p>
          </table:table-cell>
          <table:table-cell office:value-type="float" office:value="-77.4059829711914" calcext:value-type="float">
            <text:p>-77,4059829711914</text:p>
          </table:table-cell>
          <table:table-cell office:value-type="float" office:value="-77.4454345703125" calcext:value-type="float">
            <text:p>-77,4454345703125</text:p>
          </table:table-cell>
          <table:table-cell office:value-type="float" office:value="-77.4960784912109" calcext:value-type="float">
            <text:p>-77,4960784912109</text:p>
          </table:table-cell>
          <table:table-cell office:value-type="float" office:value="-77.6016464233398" calcext:value-type="float">
            <text:p>-77,6016464233398</text:p>
          </table:table-cell>
          <table:table-cell office:value-type="float" office:value="-77.5119018554688" calcext:value-type="float">
            <text:p>-77,5119018554688</text:p>
          </table:table-cell>
          <table:table-cell office:value-type="float" office:value="-77.5564193725586" calcext:value-type="float">
            <text:p>-77,5564193725586</text:p>
          </table:table-cell>
          <table:table-cell office:value-type="float" office:value="-77.3815994262695" calcext:value-type="float">
            <text:p>-77,3815994262695</text:p>
          </table:table-cell>
          <table:table-cell office:value-type="float" office:value="-77.3610534667969" calcext:value-type="float">
            <text:p>-77,3610534667969</text:p>
          </table:table-cell>
          <table:table-cell office:value-type="float" office:value="-77.4463882446289" calcext:value-type="float">
            <text:p>-77,4463882446289</text:p>
          </table:table-cell>
          <table:table-cell office:value-type="float" office:value="-77.4478149414063" calcext:value-type="float">
            <text:p>-77,4478149414063</text:p>
          </table:table-cell>
          <table:table-cell office:value-type="float" office:value="-77.3154144287109" calcext:value-type="float">
            <text:p>-77,3154144287109</text:p>
          </table:table-cell>
          <table:table-cell office:value-type="float" office:value="-77.4855346679688" calcext:value-type="float">
            <text:p>-77,4855346679688</text:p>
          </table:table-cell>
          <table:table-cell office:value-type="float" office:value="-77.436149597168" calcext:value-type="float">
            <text:p>-77,436149597168</text:p>
          </table:table-cell>
          <table:table-cell office:value-type="float" office:value="-77.4131011962891" calcext:value-type="float">
            <text:p>-77,4131011962891</text:p>
          </table:table-cell>
          <table:table-cell office:value-type="float" office:value="-77.3804168701172" calcext:value-type="float">
            <text:p>-77,3804168701172</text:p>
          </table:table-cell>
          <table:table-cell office:value-type="float" office:value="-77.3133010864258" calcext:value-type="float">
            <text:p>-77,3133010864258</text:p>
          </table:table-cell>
          <table:table-cell office:value-type="float" office:value="-77.4430541992188" calcext:value-type="float">
            <text:p>-77,4430541992188</text:p>
          </table:table-cell>
          <table:table-cell office:value-type="float" office:value="-77.3998184204102" calcext:value-type="float">
            <text:p>-77,3998184204102</text:p>
          </table:table-cell>
          <table:table-cell office:value-type="float" office:value="-77.4444885253906" calcext:value-type="float">
            <text:p>-77,4444885253906</text:p>
          </table:table-cell>
          <table:table-cell office:value-type="float" office:value="-77.3683700561523" calcext:value-type="float">
            <text:p>-77,3683700561523</text:p>
          </table:table-cell>
          <table:table-cell office:value-type="float" office:value="-77.3561019897461" calcext:value-type="float">
            <text:p>-77,3561019897461</text:p>
          </table:table-cell>
          <table:table-cell office:value-type="float" office:value="-77.4052734375" calcext:value-type="float">
            <text:p>-77,4052734375</text:p>
          </table:table-cell>
          <table:table-cell office:value-type="float" office:value="-77.3151779174805" calcext:value-type="float">
            <text:p>-77,3151779174805</text:p>
          </table:table-cell>
          <table:table-cell office:value-type="float" office:value="-77.3201065063477" calcext:value-type="float">
            <text:p>-77,3201065063477</text:p>
          </table:table-cell>
          <table:table-cell office:value-type="float" office:value="-77.3752212524414" calcext:value-type="float">
            <text:p>-77,3752212524414</text:p>
          </table:table-cell>
          <table:table-cell office:value-type="float" office:value="-77.3575134277344" calcext:value-type="float">
            <text:p>-77,3575134277344</text:p>
          </table:table-cell>
          <table:table-cell office:value-type="float" office:value="-77.3915405273438" calcext:value-type="float">
            <text:p>-77,3915405273438</text:p>
          </table:table-cell>
          <table:table-cell office:value-type="float" office:value="-77.4104919433594" calcext:value-type="float">
            <text:p>-77,4104919433594</text:p>
          </table:table-cell>
          <table:table-cell office:value-type="float" office:value="-77.4109725952148" calcext:value-type="float">
            <text:p>-77,4109725952148</text:p>
          </table:table-cell>
          <table:table-cell office:value-type="float" office:value="-77.3920059204102" calcext:value-type="float">
            <text:p>-77,3920059204102</text:p>
          </table:table-cell>
          <table:table-cell office:value-type="float" office:value="-77.3382110595703" calcext:value-type="float">
            <text:p>-77,3382110595703</text:p>
          </table:table-cell>
          <table:table-cell office:value-type="float" office:value="-77.4843444824219" calcext:value-type="float">
            <text:p>-77,4843444824219</text:p>
          </table:table-cell>
          <table:table-cell office:value-type="float" office:value="-77.4254531860352" calcext:value-type="float">
            <text:p>-77,4254531860352</text:p>
          </table:table-cell>
          <table:table-cell office:value-type="float" office:value="-77.4088363647461" calcext:value-type="float">
            <text:p>-77,4088363647461</text:p>
          </table:table-cell>
          <table:table-cell office:value-type="float" office:value="-77.4052734375" calcext:value-type="float">
            <text:p>-77,4052734375</text:p>
          </table:table-cell>
          <table:table-cell office:value-type="float" office:value="-77.3721466064453" calcext:value-type="float">
            <text:p>-77,3721466064453</text:p>
          </table:table-cell>
          <table:table-cell office:value-type="float" office:value="-77.3728561401367" calcext:value-type="float">
            <text:p>-77,3728561401367</text:p>
          </table:table-cell>
          <table:table-cell office:value-type="float" office:value="-77.3264465332031" calcext:value-type="float">
            <text:p>-77,3264465332031</text:p>
          </table:table-cell>
          <table:table-cell office:value-type="float" office:value="-77.3735580444336" calcext:value-type="float">
            <text:p>-77,3735580444336</text:p>
          </table:table-cell>
          <table:table-cell office:value-type="float" office:value="-77.4733428955078" calcext:value-type="float">
            <text:p>-77,4733428955078</text:p>
          </table:table-cell>
          <table:table-cell office:value-type="float" office:value="-77.5605239868164" calcext:value-type="float">
            <text:p>-77,5605239868164</text:p>
          </table:table-cell>
          <table:table-cell office:value-type="float" office:value="-77.1704483032227" calcext:value-type="float">
            <text:p>-77,1704483032227</text:p>
          </table:table-cell>
          <table:table-cell office:value-type="float" office:value="-76.7242889404297" calcext:value-type="float">
            <text:p>-76,7242889404297</text:p>
          </table:table-cell>
          <table:table-cell office:value-type="float" office:value="-76.7669219970703" calcext:value-type="float">
            <text:p>-76,7669219970703</text:p>
          </table:table-cell>
          <table:table-cell office:value-type="float" office:value="-76.7605285644531" calcext:value-type="float">
            <text:p>-76,7605285644531</text:p>
          </table:table-cell>
          <table:table-cell office:value-type="float" office:value="-76.7803649902344" calcext:value-type="float">
            <text:p>-76,7803649902344</text:p>
          </table:table-cell>
          <table:table-cell office:value-type="float" office:value="-76.7381057739258" calcext:value-type="float">
            <text:p>-76,7381057739258</text:p>
          </table:table-cell>
          <table:table-cell office:value-type="float" office:value="-76.7367935180664" calcext:value-type="float">
            <text:p>-76,7367935180664</text:p>
          </table:table-cell>
          <table:table-cell office:value-type="float" office:value="-76.7146530151367" calcext:value-type="float">
            <text:p>-76,7146530151367</text:p>
          </table:table-cell>
          <table:table-cell office:value-type="float" office:value="-76.7471160888672" calcext:value-type="float">
            <text:p>-76,7471160888672</text:p>
          </table:table-cell>
          <table:table-cell office:value-type="float" office:value="-76.5823135375977" calcext:value-type="float">
            <text:p>-76,5823135375977</text:p>
          </table:table-cell>
          <table:table-cell office:value-type="float" office:value="-76.6537780761719" calcext:value-type="float">
            <text:p>-76,6537780761719</text:p>
          </table:table-cell>
          <table:table-cell office:value-type="float" office:value="-76.6775054931641" calcext:value-type="float">
            <text:p>-76,6775054931641</text:p>
          </table:table-cell>
          <table:table-cell office:value-type="float" office:value="-76.6960601806641" calcext:value-type="float">
            <text:p>-76,6960601806641</text:p>
          </table:table-cell>
          <table:table-cell office:value-type="float" office:value="-76.7885284423828" calcext:value-type="float">
            <text:p>-76,7885284423828</text:p>
          </table:table-cell>
          <table:table-cell office:value-type="float" office:value="-76.7275772094727" calcext:value-type="float">
            <text:p>-76,7275772094727</text:p>
          </table:table-cell>
          <table:table-cell office:value-type="float" office:value="-76.598503112793" calcext:value-type="float">
            <text:p>-76,598503112793</text:p>
          </table:table-cell>
          <table:table-cell office:value-type="float" office:value="-76.6589965820313" calcext:value-type="float">
            <text:p>-76,6589965820313</text:p>
          </table:table-cell>
          <table:table-cell office:value-type="float" office:value="-76.6849212646484" calcext:value-type="float">
            <text:p>-76,6849212646484</text:p>
          </table:table-cell>
          <table:table-cell office:value-type="float" office:value="-76.6301116943359" calcext:value-type="float">
            <text:p>-76,6301116943359</text:p>
          </table:table-cell>
          <table:table-cell office:value-type="float" office:value="-76.6925582885742" calcext:value-type="float">
            <text:p>-76,6925582885742</text:p>
          </table:table-cell>
          <table:table-cell office:value-type="float" office:value="-76.6711883544922" calcext:value-type="float">
            <text:p>-76,6711883544922</text:p>
          </table:table-cell>
          <table:table-cell office:value-type="float" office:value="-76.6121215820313" calcext:value-type="float">
            <text:p>-76,6121215820313</text:p>
          </table:table-cell>
          <table:table-cell office:value-type="float" office:value="-76.6368255615234" calcext:value-type="float">
            <text:p>-76,6368255615234</text:p>
          </table:table-cell>
          <table:table-cell office:value-type="float" office:value="-76.5991516113281" calcext:value-type="float">
            <text:p>-76,5991516113281</text:p>
          </table:table-cell>
          <table:table-cell office:value-type="float" office:value="-76.7486572265625" calcext:value-type="float">
            <text:p>-76,7486572265625</text:p>
          </table:table-cell>
          <table:table-cell office:value-type="float" office:value="-76.6637802124023" calcext:value-type="float">
            <text:p>-76,6637802124023</text:p>
          </table:table-cell>
          <table:table-cell office:value-type="float" office:value="-76.6134262084961" calcext:value-type="float">
            <text:p>-76,6134262084961</text:p>
          </table:table-cell>
          <table:table-cell office:value-type="float" office:value="-76.6190490722656" calcext:value-type="float">
            <text:p>-76,6190490722656</text:p>
          </table:table-cell>
          <table:table-cell office:value-type="float" office:value="-76.6618194580078" calcext:value-type="float">
            <text:p>-76,6618194580078</text:p>
          </table:table-cell>
          <table:table-cell office:value-type="float" office:value="-76.6677017211914" calcext:value-type="float">
            <text:p>-76,6677017211914</text:p>
          </table:table-cell>
          <table:table-cell office:value-type="float" office:value="-76.6238174438477" calcext:value-type="float">
            <text:p>-76,6238174438477</text:p>
          </table:table-cell>
          <table:table-cell office:value-type="float" office:value="-76.7414093017578" calcext:value-type="float">
            <text:p>-76,7414093017578</text:p>
          </table:table-cell>
          <table:table-cell office:value-type="float" office:value="-76.6759796142578" calcext:value-type="float">
            <text:p>-76,6759796142578</text:p>
          </table:table-cell>
          <table:table-cell office:value-type="float" office:value="-76.6925582885742" calcext:value-type="float">
            <text:p>-76,6925582885742</text:p>
          </table:table-cell>
          <table:table-cell office:value-type="float" office:value="-76.6563873291016" calcext:value-type="float">
            <text:p>-76,6563873291016</text:p>
          </table:table-cell>
          <table:table-cell office:value-type="float" office:value="-76.7457962036133" calcext:value-type="float">
            <text:p>-76,7457962036133</text:p>
          </table:table-cell>
          <table:table-cell office:value-type="float" office:value="-76.7708892822266" calcext:value-type="float">
            <text:p>-76,7708892822266</text:p>
          </table:table-cell>
          <table:table-cell office:value-type="float" office:value="-76.7317504882813" calcext:value-type="float">
            <text:p>-76,7317504882813</text:p>
          </table:table-cell>
          <table:table-cell office:value-type="float" office:value="-76.6238174438477" calcext:value-type="float">
            <text:p>-76,6238174438477</text:p>
          </table:table-cell>
          <table:table-cell office:value-type="float" office:value="-76.6496429443359" calcext:value-type="float">
            <text:p>-76,6496429443359</text:p>
          </table:table-cell>
          <table:table-cell office:value-type="float" office:value="-76.6879806518555" calcext:value-type="float">
            <text:p>-76,6879806518555</text:p>
          </table:table-cell>
          <table:table-cell office:value-type="float" office:value="-76.6677017211914" calcext:value-type="float">
            <text:p>-76,6677017211914</text:p>
          </table:table-cell>
          <table:table-cell office:value-type="float" office:value="-76.6413879394531" calcext:value-type="float">
            <text:p>-76,6413879394531</text:p>
          </table:table-cell>
          <table:table-cell office:value-type="float" office:value="-76.7832336425781" calcext:value-type="float">
            <text:p>-76,7832336425781</text:p>
          </table:table-cell>
          <table:table-cell office:value-type="float" office:value="-76.8223876953125" calcext:value-type="float">
            <text:p>-76,8223876953125</text:p>
          </table:table-cell>
          <table:table-cell office:value-type="float" office:value="-76.6943054199219" calcext:value-type="float">
            <text:p>-76,6943054199219</text:p>
          </table:table-cell>
          <table:table-cell office:value-type="float" office:value="-76.6716156005859" calcext:value-type="float">
            <text:p>-76,6716156005859</text:p>
          </table:table-cell>
          <table:table-cell office:value-type="float" office:value="-76.7133331298828" calcext:value-type="float">
            <text:p>-76,7133331298828</text:p>
          </table:table-cell>
          <table:table-cell office:value-type="float" office:value="-76.7231903076172" calcext:value-type="float">
            <text:p>-76,7231903076172</text:p>
          </table:table-cell>
          <table:table-cell office:value-type="float" office:value="-76.6877593994141" calcext:value-type="float">
            <text:p>-76,6877593994141</text:p>
          </table:table-cell>
          <table:table-cell office:value-type="float" office:value="-76.5805892944336" calcext:value-type="float">
            <text:p>-76,5805892944336</text:p>
          </table:table-cell>
          <table:table-cell office:value-type="float" office:value="-76.685791015625" calcext:value-type="float">
            <text:p>-76,685791015625</text:p>
          </table:table-cell>
          <table:table-cell office:value-type="float" office:value="-76.6629104614258" calcext:value-type="float">
            <text:p>-76,6629104614258</text:p>
          </table:table-cell>
          <table:table-cell office:value-type="float" office:value="-76.6729278564453" calcext:value-type="float">
            <text:p>-76,6729278564453</text:p>
          </table:table-cell>
          <table:table-cell office:value-type="float" office:value="-76.7561340332031" calcext:value-type="float">
            <text:p>-76,7561340332031</text:p>
          </table:table-cell>
          <table:table-cell office:value-type="float" office:value="-76.6472549438477" calcext:value-type="float">
            <text:p>-76,6472549438477</text:p>
          </table:table-cell>
          <table:table-cell office:value-type="float" office:value="-76.6687850952148" calcext:value-type="float">
            <text:p>-76,6687850952148</text:p>
          </table:table-cell>
          <table:table-cell office:value-type="float" office:value="-76.6967163085938" calcext:value-type="float">
            <text:p>-76,6967163085938</text:p>
          </table:table-cell>
          <table:table-cell office:value-type="float" office:value="-76.7306442260742" calcext:value-type="float">
            <text:p>-76,7306442260742</text:p>
          </table:table-cell>
          <table:table-cell office:value-type="float" office:value="-76.709831237793" calcext:value-type="float">
            <text:p>-76,709831237793</text:p>
          </table:table-cell>
          <table:table-cell office:value-type="float" office:value="-76.6561660766602" calcext:value-type="float">
            <text:p>-76,6561660766602</text:p>
          </table:table-cell>
          <table:table-cell office:value-type="float" office:value="-76.7142105102539" calcext:value-type="float">
            <text:p>-76,7142105102539</text:p>
          </table:table-cell>
          <table:table-cell office:value-type="float" office:value="-76.7323989868164" calcext:value-type="float">
            <text:p>-76,7323989868164</text:p>
          </table:table-cell>
          <table:table-cell office:value-type="float" office:value="-76.6596450805664" calcext:value-type="float">
            <text:p>-76,6596450805664</text:p>
          </table:table-cell>
          <table:table-cell office:value-type="float" office:value="-76.6666107177734" calcext:value-type="float">
            <text:p>-76,6666107177734</text:p>
          </table:table-cell>
          <table:table-cell office:value-type="float" office:value="-76.5920257568359" calcext:value-type="float">
            <text:p>-76,5920257568359</text:p>
          </table:table-cell>
          <table:table-cell office:value-type="float" office:value="-76.6881942749023" calcext:value-type="float">
            <text:p>-76,6881942749023</text:p>
          </table:table-cell>
          <table:table-cell office:value-type="float" office:value="-76.6218643188477" calcext:value-type="float">
            <text:p>-76,6218643188477</text:p>
          </table:table-cell>
          <table:table-cell office:value-type="float" office:value="-76.6216506958008" calcext:value-type="float">
            <text:p>-76,6216506958008</text:p>
          </table:table-cell>
          <table:table-cell office:value-type="float" office:value="-76.734375" calcext:value-type="float">
            <text:p>-76,734375</text:p>
          </table:table-cell>
          <table:table-cell office:value-type="float" office:value="-76.6609497070313" calcext:value-type="float">
            <text:p>-76,6609497070313</text:p>
          </table:table-cell>
          <table:table-cell office:value-type="float" office:value="-76.6396484375" calcext:value-type="float">
            <text:p>-76,6396484375</text:p>
          </table:table-cell>
          <table:table-cell office:value-type="float" office:value="-76.6106109619141" calcext:value-type="float">
            <text:p>-76,6106109619141</text:p>
          </table:table-cell>
          <table:table-cell office:value-type="float" office:value="-76.6017456054688" calcext:value-type="float">
            <text:p>-76,6017456054688</text:p>
          </table:table-cell>
          <table:table-cell office:value-type="float" office:value="-76.7876510620117" calcext:value-type="float">
            <text:p>-76,7876510620117</text:p>
          </table:table-cell>
          <table:table-cell office:value-type="float" office:value="-76.6844787597656" calcext:value-type="float">
            <text:p>-76,6844787597656</text:p>
          </table:table-cell>
          <table:table-cell office:value-type="float" office:value="-76.7258224487305" calcext:value-type="float">
            <text:p>-76,7258224487305</text:p>
          </table:table-cell>
          <table:table-cell office:value-type="float" office:value="-76.7264785766602" calcext:value-type="float">
            <text:p>-76,7264785766602</text:p>
          </table:table-cell>
          <table:table-cell office:value-type="float" office:value="-76.7242889404297" calcext:value-type="float">
            <text:p>-76,7242889404297</text:p>
          </table:table-cell>
          <table:table-cell office:value-type="float" office:value="-76.7684631347656" calcext:value-type="float">
            <text:p>-76,7684631347656</text:p>
          </table:table-cell>
          <table:table-cell office:value-type="float" office:value="-76.6411666870117" calcext:value-type="float">
            <text:p>-76,6411666870117</text:p>
          </table:table-cell>
          <table:table-cell office:value-type="float" office:value="-76.6563873291016" calcext:value-type="float">
            <text:p>-76,6563873291016</text:p>
          </table:table-cell>
          <table:table-cell office:value-type="float" office:value="-76.6110458374023" calcext:value-type="float">
            <text:p>-76,6110458374023</text:p>
          </table:table-cell>
          <table:table-cell office:value-type="float" office:value="-76.6366119384766" calcext:value-type="float">
            <text:p>-76,6366119384766</text:p>
          </table:table-cell>
          <table:table-cell office:value-type="float" office:value="-76.4962615966797" calcext:value-type="float">
            <text:p>-76,4962615966797</text:p>
          </table:table-cell>
          <table:table-cell office:value-type="float" office:value="-76.6344375610352" calcext:value-type="float">
            <text:p>-76,6344375610352</text:p>
          </table:table-cell>
          <table:table-cell office:value-type="float" office:value="-76.4821929931641" calcext:value-type="float">
            <text:p>-76,4821929931641</text:p>
          </table:table-cell>
          <table:table-cell office:value-type="float" office:value="-76.4785614013672" calcext:value-type="float">
            <text:p>-76,4785614013672</text:p>
          </table:table-cell>
          <table:table-cell office:value-type="float" office:value="-76.5579833984375" calcext:value-type="float">
            <text:p>-76,5579833984375</text:p>
          </table:table-cell>
          <table:table-cell office:value-type="float" office:value="-76.5063095092773" calcext:value-type="float">
            <text:p>-76,5063095092773</text:p>
          </table:table-cell>
          <table:table-cell office:value-type="float" office:value="-76.4919967651367" calcext:value-type="float">
            <text:p>-76,4919967651367</text:p>
          </table:table-cell>
          <table:table-cell office:value-type="float" office:value="-76.4521789550781" calcext:value-type="float">
            <text:p>-76,4521789550781</text:p>
          </table:table-cell>
          <table:table-cell office:value-type="float" office:value="-76.5700378417969" calcext:value-type="float">
            <text:p>-76,5700378417969</text:p>
          </table:table-cell>
          <table:table-cell office:value-type="float" office:value="-76.6500778198242" calcext:value-type="float">
            <text:p>-76,6500778198242</text:p>
          </table:table-cell>
          <table:table-cell office:value-type="float" office:value="-76.5790786743164" calcext:value-type="float">
            <text:p>-76,5790786743164</text:p>
          </table:table-cell>
          <table:table-cell office:value-type="float" office:value="-76.5170059204102" calcext:value-type="float">
            <text:p>-76,5170059204102</text:p>
          </table:table-cell>
          <table:table-cell office:value-type="float" office:value="-76.4926376342773" calcext:value-type="float">
            <text:p>-76,4926376342773</text:p>
          </table:table-cell>
          <table:table-cell office:value-type="float" office:value="-76.4613265991211" calcext:value-type="float">
            <text:p>-76,4613265991211</text:p>
          </table:table-cell>
          <table:table-cell office:value-type="float" office:value="-76.5159378051758" calcext:value-type="float">
            <text:p>-76,5159378051758</text:p>
          </table:table-cell>
          <table:table-cell office:value-type="float" office:value="-76.4222717285156" calcext:value-type="float">
            <text:p>-76,4222717285156</text:p>
          </table:table-cell>
          <table:table-cell office:value-type="float" office:value="-76.4838943481445" calcext:value-type="float">
            <text:p>-76,4838943481445</text:p>
          </table:table-cell>
          <table:table-cell office:value-type="float" office:value="-76.4352035522461" calcext:value-type="float">
            <text:p>-76,4352035522461</text:p>
          </table:table-cell>
          <table:table-cell office:value-type="float" office:value="-76.513801574707" calcext:value-type="float">
            <text:p>-76,513801574707</text:p>
          </table:table-cell>
          <table:table-cell office:value-type="float" office:value="-76.53564453125" calcext:value-type="float">
            <text:p>-76,53564453125</text:p>
          </table:table-cell>
          <table:table-cell office:value-type="float" office:value="-76.5003280639648" calcext:value-type="float">
            <text:p>-76,5003280639648</text:p>
          </table:table-cell>
          <table:table-cell office:value-type="float" office:value="-76.4441070556641" calcext:value-type="float">
            <text:p>-76,4441070556641</text:p>
          </table:table-cell>
          <table:table-cell office:value-type="float" office:value="-76.5197906494141" calcext:value-type="float">
            <text:p>-76,5197906494141</text:p>
          </table:table-cell>
          <table:table-cell office:value-type="float" office:value="-76.5528259277344" calcext:value-type="float">
            <text:p>-76,5528259277344</text:p>
          </table:table-cell>
          <table:table-cell office:value-type="float" office:value="-76.5420761108398" calcext:value-type="float">
            <text:p>-76,5420761108398</text:p>
          </table:table-cell>
          <table:table-cell office:value-type="float" office:value="-76.5380020141602" calcext:value-type="float">
            <text:p>-76,5380020141602</text:p>
          </table:table-cell>
          <table:table-cell office:value-type="float" office:value="-76.5060958862305" calcext:value-type="float">
            <text:p>-76,5060958862305</text:p>
          </table:table-cell>
          <table:table-cell office:value-type="float" office:value="-76.5133666992188" calcext:value-type="float">
            <text:p>-76,5133666992188</text:p>
          </table:table-cell>
          <table:table-cell office:value-type="float" office:value="-76.4787750244141" calcext:value-type="float">
            <text:p>-76,4787750244141</text:p>
          </table:table-cell>
          <table:table-cell office:value-type="float" office:value="-76.6008834838867" calcext:value-type="float">
            <text:p>-76,6008834838867</text:p>
          </table:table-cell>
          <table:table-cell office:value-type="float" office:value="-76.5532531738281" calcext:value-type="float">
            <text:p>-76,5532531738281</text:p>
          </table:table-cell>
          <table:table-cell office:value-type="float" office:value="-76.4870910644531" calcext:value-type="float">
            <text:p>-76,4870910644531</text:p>
          </table:table-cell>
          <table:table-cell office:value-type="float" office:value="-76.5373611450195" calcext:value-type="float">
            <text:p>-76,5373611450195</text:p>
          </table:table-cell>
          <table:table-cell office:value-type="float" office:value="-76.5227890014648" calcext:value-type="float">
            <text:p>-76,5227890014648</text:p>
          </table:table-cell>
          <table:table-cell office:value-type="float" office:value="-76.5240707397461" calcext:value-type="float">
            <text:p>-76,5240707397461</text:p>
          </table:table-cell>
          <table:table-cell office:value-type="float" office:value="-76.5425109863281" calcext:value-type="float">
            <text:p>-76,5425109863281</text:p>
          </table:table-cell>
          <table:table-cell office:value-type="float" office:value="-76.5620651245117" calcext:value-type="float">
            <text:p>-76,5620651245117</text:p>
          </table:table-cell>
          <table:table-cell office:value-type="float" office:value="-76.5726089477539" calcext:value-type="float">
            <text:p>-76,5726089477539</text:p>
          </table:table-cell>
          <table:table-cell office:value-type="float" office:value="-76.5635757446289" calcext:value-type="float">
            <text:p>-76,5635757446289</text:p>
          </table:table-cell>
          <table:table-cell office:value-type="float" office:value="-76.5375747680664" calcext:value-type="float">
            <text:p>-76,5375747680664</text:p>
          </table:table-cell>
          <table:table-cell office:value-type="float" office:value="-76.6350936889648" calcext:value-type="float">
            <text:p>-76,6350936889648</text:p>
          </table:table-cell>
          <table:table-cell office:value-type="float" office:value="-76.6075820922852" calcext:value-type="float">
            <text:p>-76,6075820922852</text:p>
          </table:table-cell>
          <table:table-cell office:value-type="float" office:value="-76.5726089477539" calcext:value-type="float">
            <text:p>-76,5726089477539</text:p>
          </table:table-cell>
          <table:table-cell office:value-type="float" office:value="-76.5337142944336" calcext:value-type="float">
            <text:p>-76,5337142944336</text:p>
          </table:table-cell>
          <table:table-cell office:value-type="float" office:value="-76.5298538208008" calcext:value-type="float">
            <text:p>-76,5298538208008</text:p>
          </table:table-cell>
          <table:table-cell office:value-type="float" office:value="-76.6006698608398" calcext:value-type="float">
            <text:p>-76,6006698608398</text:p>
          </table:table-cell>
          <table:table-cell office:value-type="float" office:value="-76.4608917236328" calcext:value-type="float">
            <text:p>-76,4608917236328</text:p>
          </table:table-cell>
          <table:table-cell office:value-type="float" office:value="-76.5161514282227" calcext:value-type="float">
            <text:p>-76,5161514282227</text:p>
          </table:table-cell>
          <table:table-cell office:value-type="float" office:value="-76.513801574707" calcext:value-type="float">
            <text:p>-76,513801574707</text:p>
          </table:table-cell>
          <table:table-cell office:value-type="float" office:value="-76.5354309082031" calcext:value-type="float">
            <text:p>-76,5354309082031</text:p>
          </table:table-cell>
          <table:table-cell office:value-type="float" office:value="-76.4868774414063" calcext:value-type="float">
            <text:p>-76,4868774414063</text:p>
          </table:table-cell>
          <table:table-cell office:value-type="float" office:value="-76.4768600463867" calcext:value-type="float">
            <text:p>-76,4768600463867</text:p>
          </table:table-cell>
          <table:table-cell office:value-type="float" office:value="-76.5272827148438" calcext:value-type="float">
            <text:p>-76,5272827148438</text:p>
          </table:table-cell>
          <table:table-cell office:value-type="float" office:value="-76.4623870849609" calcext:value-type="float">
            <text:p>-76,4623870849609</text:p>
          </table:table-cell>
          <table:table-cell office:value-type="float" office:value="-76.4053573608398" calcext:value-type="float">
            <text:p>-76,4053573608398</text:p>
          </table:table-cell>
          <table:table-cell office:value-type="float" office:value="-76.4405059814453" calcext:value-type="float">
            <text:p>-76,4405059814453</text:p>
          </table:table-cell>
          <table:table-cell office:value-type="float" office:value="-76.5599136352539" calcext:value-type="float">
            <text:p>-76,5599136352539</text:p>
          </table:table-cell>
          <table:table-cell office:value-type="float" office:value="-76.3348617553711" calcext:value-type="float">
            <text:p>-76,3348617553711</text:p>
          </table:table-cell>
          <table:table-cell office:value-type="float" office:value="-76.3928985595703" calcext:value-type="float">
            <text:p>-76,3928985595703</text:p>
          </table:table-cell>
          <table:table-cell office:value-type="float" office:value="-76.4698333740234" calcext:value-type="float">
            <text:p>-76,4698333740234</text:p>
          </table:table-cell>
          <table:table-cell office:value-type="float" office:value="-76.3918380737305" calcext:value-type="float">
            <text:p>-76,3918380737305</text:p>
          </table:table-cell>
          <table:table-cell office:value-type="float" office:value="-76.6500778198242" calcext:value-type="float">
            <text:p>-76,6500778198242</text:p>
          </table:table-cell>
          <table:table-cell office:value-type="float" office:value="-76.474723815918" calcext:value-type="float">
            <text:p>-76,474723815918</text:p>
          </table:table-cell>
          <table:table-cell office:value-type="float" office:value="-76.4900741577148" calcext:value-type="float">
            <text:p>-76,4900741577148</text:p>
          </table:table-cell>
          <table:table-cell office:value-type="float" office:value="-76.5075988769531" calcext:value-type="float">
            <text:p>-76,5075988769531</text:p>
          </table:table-cell>
          <table:table-cell office:value-type="float" office:value="-76.5011825561523" calcext:value-type="float">
            <text:p>-76,5011825561523</text:p>
          </table:table-cell>
          <table:table-cell office:value-type="float" office:value="-76.3608856201172" calcext:value-type="float">
            <text:p>-76,3608856201172</text:p>
          </table:table-cell>
          <table:table-cell office:value-type="float" office:value="-76.4922103881836" calcext:value-type="float">
            <text:p>-76,4922103881836</text:p>
          </table:table-cell>
          <table:table-cell office:value-type="float" office:value="-76.5403671264648" calcext:value-type="float">
            <text:p>-76,5403671264648</text:p>
          </table:table-cell>
          <table:table-cell office:value-type="float" office:value="-76.5264205932617" calcext:value-type="float">
            <text:p>-76,5264205932617</text:p>
          </table:table-cell>
          <table:table-cell office:value-type="float" office:value="-76.464729309082" calcext:value-type="float">
            <text:p>-76,464729309082</text:p>
          </table:table-cell>
          <table:table-cell office:value-type="float" office:value="-76.548095703125" calcext:value-type="float">
            <text:p>-76,548095703125</text:p>
          </table:table-cell>
          <table:table-cell office:value-type="float" office:value="-76.4728164672852" calcext:value-type="float">
            <text:p>-76,4728164672852</text:p>
          </table:table-cell>
          <table:table-cell office:value-type="float" office:value="-76.5562591552734" calcext:value-type="float">
            <text:p>-76,5562591552734</text:p>
          </table:table-cell>
          <table:table-cell office:value-type="float" office:value="-76.4775009155273" calcext:value-type="float">
            <text:p>-76,4775009155273</text:p>
          </table:table-cell>
          <table:table-cell office:value-type="float" office:value="-76.5581970214844" calcext:value-type="float">
            <text:p>-76,5581970214844</text:p>
          </table:table-cell>
          <table:table-cell office:value-type="float" office:value="-76.6626968383789" calcext:value-type="float">
            <text:p>-76,6626968383789</text:p>
          </table:table-cell>
          <table:table-cell office:value-type="float" office:value="-76.8317031860352" calcext:value-type="float">
            <text:p>-76,8317031860352</text:p>
          </table:table-cell>
          <table:table-cell office:value-type="float" office:value="-76.8075408935547" calcext:value-type="float">
            <text:p>-76,8075408935547</text:p>
          </table:table-cell>
          <table:table-cell office:value-type="float" office:value="-76.9124069213867" calcext:value-type="float">
            <text:p>-76,9124069213867</text:p>
          </table:table-cell>
          <table:table-cell office:value-type="float" office:value="-76.8168411254883" calcext:value-type="float">
            <text:p>-76,8168411254883</text:p>
          </table:table-cell>
          <table:table-cell office:value-type="float" office:value="-76.9202575683594" calcext:value-type="float">
            <text:p>-76,9202575683594</text:p>
          </table:table-cell>
          <table:table-cell office:value-type="float" office:value="-76.8543701171875" calcext:value-type="float">
            <text:p>-76,8543701171875</text:p>
          </table:table-cell>
          <table:table-cell office:value-type="float" office:value="-76.767578125" calcext:value-type="float">
            <text:p>-76,767578125</text:p>
          </table:table-cell>
          <table:table-cell office:value-type="float" office:value="-76.728889465332" calcext:value-type="float">
            <text:p>-76,728889465332</text:p>
          </table:table-cell>
          <table:table-cell office:value-type="float" office:value="-76.8279266357422" calcext:value-type="float">
            <text:p>-76,8279266357422</text:p>
          </table:table-cell>
          <table:table-cell office:value-type="float" office:value="-76.8292617797852" calcext:value-type="float">
            <text:p>-76,8292617797852</text:p>
          </table:table-cell>
          <table:table-cell office:value-type="float" office:value="-76.6542053222656" calcext:value-type="float">
            <text:p>-76,6542053222656</text:p>
          </table:table-cell>
          <table:table-cell office:value-type="float" office:value="-76.8608169555664" calcext:value-type="float">
            <text:p>-76,8608169555664</text:p>
          </table:table-cell>
          <table:table-cell office:value-type="float" office:value="-76.7631759643555" calcext:value-type="float">
            <text:p>-76,7631759643555</text:p>
          </table:table-cell>
          <table:table-cell office:value-type="float" office:value="-76.8040008544922" calcext:value-type="float">
            <text:p>-76,8040008544922</text:p>
          </table:table-cell>
          <table:table-cell office:value-type="float" office:value="-76.7947158813477" calcext:value-type="float">
            <text:p>-76,7947158813477</text:p>
          </table:table-cell>
          <table:table-cell office:value-type="float" office:value="-76.7801513671875" calcext:value-type="float">
            <text:p>-76,7801513671875</text:p>
          </table:table-cell>
          <table:table-cell office:value-type="float" office:value="-76.8679504394531" calcext:value-type="float">
            <text:p>-76,8679504394531</text:p>
          </table:table-cell>
          <table:table-cell office:value-type="float" office:value="-76.701301574707" calcext:value-type="float">
            <text:p>-76,701301574707</text:p>
          </table:table-cell>
          <table:table-cell office:value-type="float" office:value="-76.6372680664063" calcext:value-type="float">
            <text:p>-76,6372680664063</text:p>
          </table:table-cell>
          <table:table-cell office:value-type="float" office:value="-76.7929458618164" calcext:value-type="float">
            <text:p>-76,7929458618164</text:p>
          </table:table-cell>
          <table:table-cell office:value-type="float" office:value="-76.6967163085938" calcext:value-type="float">
            <text:p>-76,6967163085938</text:p>
          </table:table-cell>
          <table:table-cell office:value-type="float" office:value="-76.8070983886719" calcext:value-type="float">
            <text:p>-76,8070983886719</text:p>
          </table:table-cell>
          <table:table-cell office:value-type="float" office:value="-76.7909545898438" calcext:value-type="float">
            <text:p>-76,7909545898438</text:p>
          </table:table-cell>
          <table:table-cell office:value-type="float" office:value="-76.75634765625" calcext:value-type="float">
            <text:p>-76,75634765625</text:p>
          </table:table-cell>
          <table:table-cell office:value-type="float" office:value="-76.731086730957" calcext:value-type="float">
            <text:p>-76,731086730957</text:p>
          </table:table-cell>
          <table:table-cell office:value-type="float" office:value="-76.7836761474609" calcext:value-type="float">
            <text:p>-76,7836761474609</text:p>
          </table:table-cell>
          <table:table-cell office:value-type="float" office:value="-76.7515106201172" calcext:value-type="float">
            <text:p>-76,7515106201172</text:p>
          </table:table-cell>
          <table:table-cell office:value-type="float" office:value="-76.7834548950195" calcext:value-type="float">
            <text:p>-76,7834548950195</text:p>
          </table:table-cell>
          <table:table-cell office:value-type="float" office:value="-76.7477722167969" calcext:value-type="float">
            <text:p>-76,7477722167969</text:p>
          </table:table-cell>
          <table:table-cell office:value-type="float" office:value="-76.7927322387695" calcext:value-type="float">
            <text:p>-76,7927322387695</text:p>
          </table:table-cell>
          <table:table-cell office:value-type="float" office:value="-76.7440414428711" calcext:value-type="float">
            <text:p>-76,7440414428711</text:p>
          </table:table-cell>
          <table:table-cell office:value-type="float" office:value="-76.7647171020508" calcext:value-type="float">
            <text:p>-76,7647171020508</text:p>
          </table:table-cell>
          <table:table-cell office:value-type="float" office:value="-76.7299880981445" calcext:value-type="float">
            <text:p>-76,7299880981445</text:p>
          </table:table-cell>
          <table:table-cell office:value-type="float" office:value="-76.8532562255859" calcext:value-type="float">
            <text:p>-76,8532562255859</text:p>
          </table:table-cell>
          <table:table-cell office:value-type="float" office:value="-76.9030075073242" calcext:value-type="float">
            <text:p>-76,9030075073242</text:p>
          </table:table-cell>
          <table:table-cell office:value-type="float" office:value="-76.7911834716797" calcext:value-type="float">
            <text:p>-76,7911834716797</text:p>
          </table:table-cell>
          <table:table-cell office:value-type="float" office:value="-76.7991409301758" calcext:value-type="float">
            <text:p>-76,7991409301758</text:p>
          </table:table-cell>
          <table:table-cell office:value-type="float" office:value="-76.8082046508789" calcext:value-type="float">
            <text:p>-76,8082046508789</text:p>
          </table:table-cell>
          <table:table-cell office:value-type="float" office:value="-76.7956008911133" calcext:value-type="float">
            <text:p>-76,7956008911133</text:p>
          </table:table-cell>
          <table:table-cell office:value-type="float" office:value="-76.9346160888672" calcext:value-type="float">
            <text:p>-76,9346160888672</text:p>
          </table:table-cell>
          <table:table-cell office:value-type="float" office:value="-76.8661727905273" calcext:value-type="float">
            <text:p>-76,8661727905273</text:p>
          </table:table-cell>
          <table:table-cell office:value-type="float" office:value="-76.8494720458984" calcext:value-type="float">
            <text:p>-76,8494720458984</text:p>
          </table:table-cell>
          <table:table-cell office:value-type="float" office:value="-76.9216079711914" calcext:value-type="float">
            <text:p>-76,9216079711914</text:p>
          </table:table-cell>
          <table:table-cell office:value-type="float" office:value="-76.9070434570313" calcext:value-type="float">
            <text:p>-76,9070434570313</text:p>
          </table:table-cell>
          <table:table-cell office:value-type="float" office:value="-76.9135360717773" calcext:value-type="float">
            <text:p>-76,9135360717773</text:p>
          </table:table-cell>
          <table:table-cell office:value-type="float" office:value="-76.885124206543" calcext:value-type="float">
            <text:p>-76,885124206543</text:p>
          </table:table-cell>
          <table:table-cell office:value-type="float" office:value="-76.8456954956055" calcext:value-type="float">
            <text:p>-76,8456954956055</text:p>
          </table:table-cell>
          <table:table-cell office:value-type="float" office:value="-76.7944946289063" calcext:value-type="float">
            <text:p>-76,7944946289063</text:p>
          </table:table-cell>
          <table:table-cell office:value-type="float" office:value="-76.8617172241211" calcext:value-type="float">
            <text:p>-76,8617172241211</text:p>
          </table:table-cell>
          <table:table-cell office:value-type="float" office:value="-76.7807998657227" calcext:value-type="float">
            <text:p>-76,7807998657227</text:p>
          </table:table-cell>
          <table:table-cell office:value-type="float" office:value="-76.7389831542969" calcext:value-type="float">
            <text:p>-76,7389831542969</text:p>
          </table:table-cell>
          <table:table-cell office:value-type="float" office:value="-76.7611923217773" calcext:value-type="float">
            <text:p>-76,7611923217773</text:p>
          </table:table-cell>
          <table:table-cell office:value-type="float" office:value="-76.7856674194336" calcext:value-type="float">
            <text:p>-76,7856674194336</text:p>
          </table:table-cell>
          <table:table-cell office:value-type="float" office:value="-76.8263778686523" calcext:value-type="float">
            <text:p>-76,8263778686523</text:p>
          </table:table-cell>
          <table:table-cell office:value-type="float" office:value="-76.7530517578125" calcext:value-type="float">
            <text:p>-76,7530517578125</text:p>
          </table:table-cell>
          <table:table-cell office:value-type="float" office:value="-76.7356872558594" calcext:value-type="float">
            <text:p>-76,7356872558594</text:p>
          </table:table-cell>
          <table:table-cell office:value-type="float" office:value="-76.7229766845703" calcext:value-type="float">
            <text:p>-76,7229766845703</text:p>
          </table:table-cell>
          <table:table-cell office:value-type="float" office:value="-76.7453536987305" calcext:value-type="float">
            <text:p>-76,7453536987305</text:p>
          </table:table-cell>
          <table:table-cell office:value-type="float" office:value="-76.8503646850586" calcext:value-type="float">
            <text:p>-76,8503646850586</text:p>
          </table:table-cell>
          <table:table-cell office:value-type="float" office:value="-76.7622985839844" calcext:value-type="float">
            <text:p>-76,7622985839844</text:p>
          </table:table-cell>
          <table:table-cell office:value-type="float" office:value="-76.6964950561523" calcext:value-type="float">
            <text:p>-76,6964950561523</text:p>
          </table:table-cell>
          <table:table-cell office:value-type="float" office:value="-76.6903762817383" calcext:value-type="float">
            <text:p>-76,6903762817383</text:p>
          </table:table-cell>
          <table:table-cell office:value-type="float" office:value="-76.7488708496094" calcext:value-type="float">
            <text:p>-76,7488708496094</text:p>
          </table:table-cell>
          <table:table-cell office:value-type="float" office:value="-76.78125" calcext:value-type="float">
            <text:p>-76,78125</text:p>
          </table:table-cell>
          <table:table-cell office:value-type="float" office:value="-76.7429351806641" calcext:value-type="float">
            <text:p>-76,7429351806641</text:p>
          </table:table-cell>
          <table:table-cell office:value-type="float" office:value="-76.6463851928711" calcext:value-type="float">
            <text:p>-76,6463851928711</text:p>
          </table:table-cell>
          <table:table-cell office:value-type="float" office:value="-76.7067718505859" calcext:value-type="float">
            <text:p>-76,7067718505859</text:p>
          </table:table-cell>
          <table:table-cell office:value-type="float" office:value="-76.8414688110352" calcext:value-type="float">
            <text:p>-76,8414688110352</text:p>
          </table:table-cell>
          <table:table-cell office:value-type="float" office:value="-76.815071105957" calcext:value-type="float">
            <text:p>-76,815071105957</text:p>
          </table:table-cell>
          <table:table-cell office:value-type="float" office:value="-76.8031158447266" calcext:value-type="float">
            <text:p>-76,8031158447266</text:p>
          </table:table-cell>
          <table:table-cell office:value-type="float" office:value="-76.7940521240234" calcext:value-type="float">
            <text:p>-76,7940521240234</text:p>
          </table:table-cell>
          <table:table-cell office:value-type="float" office:value="-76.9440536499023" calcext:value-type="float">
            <text:p>-76,9440536499023</text:p>
          </table:table-cell>
          <table:table-cell office:value-type="float" office:value="-76.7539291381836" calcext:value-type="float">
            <text:p>-76,7539291381836</text:p>
          </table:table-cell>
          <table:table-cell office:value-type="float" office:value="-76.7834548950195" calcext:value-type="float">
            <text:p>-76,7834548950195</text:p>
          </table:table-cell>
          <table:table-cell office:value-type="float" office:value="-76.7722015380859" calcext:value-type="float">
            <text:p>-76,7722015380859</text:p>
          </table:table-cell>
          <table:table-cell office:value-type="float" office:value="-76.7783737182617" calcext:value-type="float">
            <text:p>-76,7783737182617</text:p>
          </table:table-cell>
          <table:table-cell office:value-type="float" office:value="-76.7719879150391" calcext:value-type="float">
            <text:p>-76,7719879150391</text:p>
          </table:table-cell>
          <table:table-cell office:value-type="float" office:value="-76.8197250366211" calcext:value-type="float">
            <text:p>-76,8197250366211</text:p>
          </table:table-cell>
          <table:table-cell office:value-type="float" office:value="-76.7350387573242" calcext:value-type="float">
            <text:p>-76,7350387573242</text:p>
          </table:table-cell>
          <table:table-cell office:value-type="float" office:value="-76.8599319458008" calcext:value-type="float">
            <text:p>-76,8599319458008</text:p>
          </table:table-cell>
          <table:table-cell office:value-type="float" office:value="-76.6036911010742" calcext:value-type="float">
            <text:p>-76,6036911010742</text:p>
          </table:table-cell>
          <table:table-cell office:value-type="float" office:value="-76.5251388549805" calcext:value-type="float">
            <text:p>-76,5251388549805</text:p>
          </table:table-cell>
          <table:table-cell office:value-type="float" office:value="-76.4591979980469" calcext:value-type="float">
            <text:p>-76,4591979980469</text:p>
          </table:table-cell>
          <table:table-cell office:value-type="float" office:value="-76.5874862670898" calcext:value-type="float">
            <text:p>-76,5874862670898</text:p>
          </table:table-cell>
          <table:table-cell office:value-type="float" office:value="-76.5281372070313" calcext:value-type="float">
            <text:p>-76,5281372070313</text:p>
          </table:table-cell>
          <table:table-cell office:value-type="float" office:value="-76.4828262329102" calcext:value-type="float">
            <text:p>-76,4828262329102</text:p>
          </table:table-cell>
          <table:table-cell office:value-type="float" office:value="-76.5982894897461" calcext:value-type="float">
            <text:p>-76,5982894897461</text:p>
          </table:table-cell>
          <table:table-cell office:value-type="float" office:value="-76.5842590332031" calcext:value-type="float">
            <text:p>-76,5842590332031</text:p>
          </table:table-cell>
          <table:table-cell office:value-type="float" office:value="-76.5711135864258" calcext:value-type="float">
            <text:p>-76,5711135864258</text:p>
          </table:table-cell>
          <table:table-cell office:value-type="float" office:value="-76.4802703857422" calcext:value-type="float">
            <text:p>-76,4802703857422</text:p>
          </table:table-cell>
          <table:table-cell office:value-type="float" office:value="-76.5680999755859" calcext:value-type="float">
            <text:p>-76,5680999755859</text:p>
          </table:table-cell>
          <table:table-cell office:value-type="float" office:value="-76.5373611450195" calcext:value-type="float">
            <text:p>-76,5373611450195</text:p>
          </table:table-cell>
          <table:table-cell office:value-type="float" office:value="-76.4636611938477" calcext:value-type="float">
            <text:p>-76,4636611938477</text:p>
          </table:table-cell>
          <table:table-cell office:value-type="float" office:value="-76.4191055297852" calcext:value-type="float">
            <text:p>-76,4191055297852</text:p>
          </table:table-cell>
          <table:table-cell office:value-type="float" office:value="-76.601318359375" calcext:value-type="float">
            <text:p>-76,601318359375</text:p>
          </table:table-cell>
          <table:table-cell office:value-type="float" office:value="-76.4089508056641" calcext:value-type="float">
            <text:p>-76,4089508056641</text:p>
          </table:table-cell>
          <table:table-cell office:value-type="float" office:value="-76.4479370117188" calcext:value-type="float">
            <text:p>-76,4479370117188</text:p>
          </table:table-cell>
          <table:table-cell office:value-type="float" office:value="-76.5384368896484" calcext:value-type="float">
            <text:p>-76,5384368896484</text:p>
          </table:table-cell>
          <table:table-cell office:value-type="float" office:value="-76.4271469116211" calcext:value-type="float">
            <text:p>-76,4271469116211</text:p>
          </table:table-cell>
          <table:table-cell office:value-type="float" office:value="-76.5588455200195" calcext:value-type="float">
            <text:p>-76,5588455200195</text:p>
          </table:table-cell>
          <table:table-cell office:value-type="float" office:value="-76.458137512207" calcext:value-type="float">
            <text:p>-76,458137512207</text:p>
          </table:table-cell>
          <table:table-cell office:value-type="float" office:value="-76.412971496582" calcext:value-type="float">
            <text:p>-76,412971496582</text:p>
          </table:table-cell>
          <table:table-cell office:value-type="float" office:value="-76.4229125976563" calcext:value-type="float">
            <text:p>-76,4229125976563</text:p>
          </table:table-cell>
          <table:table-cell office:value-type="float" office:value="-76.4734497070313" calcext:value-type="float">
            <text:p>-76,4734497070313</text:p>
          </table:table-cell>
          <table:table-cell office:value-type="float" office:value="-76.496696472168" calcext:value-type="float">
            <text:p>-76,496696472168</text:p>
          </table:table-cell>
          <table:table-cell office:value-type="float" office:value="-76.5122985839844" calcext:value-type="float">
            <text:p>-76,5122985839844</text:p>
          </table:table-cell>
          <table:table-cell office:value-type="float" office:value="-76.5745620727539" calcext:value-type="float">
            <text:p>-76,5745620727539</text:p>
          </table:table-cell>
          <table:table-cell office:value-type="float" office:value="-76.5350036621094" calcext:value-type="float">
            <text:p>-76,5350036621094</text:p>
          </table:table-cell>
          <table:table-cell office:value-type="float" office:value="-76.5545349121094" calcext:value-type="float">
            <text:p>-76,5545349121094</text:p>
          </table:table-cell>
          <table:table-cell office:value-type="float" office:value="-76.4715347290039" calcext:value-type="float">
            <text:p>-76,4715347290039</text:p>
          </table:table-cell>
          <table:table-cell office:value-type="float" office:value="-76.4973297119141" calcext:value-type="float">
            <text:p>-76,4973297119141</text:p>
          </table:table-cell>
          <table:table-cell office:value-type="float" office:value="-76.5146560668945" calcext:value-type="float">
            <text:p>-76,5146560668945</text:p>
          </table:table-cell>
          <table:table-cell office:value-type="float" office:value="-76.5553970336914" calcext:value-type="float">
            <text:p>-76,5553970336914</text:p>
          </table:table-cell>
          <table:table-cell office:value-type="float" office:value="-76.4915771484375" calcext:value-type="float">
            <text:p>-76,4915771484375</text:p>
          </table:table-cell>
          <table:table-cell office:value-type="float" office:value="-76.4392318725586" calcext:value-type="float">
            <text:p>-76,4392318725586</text:p>
          </table:table-cell>
          <table:table-cell office:value-type="float" office:value="-76.5255737304688" calcext:value-type="float">
            <text:p>-76,5255737304688</text:p>
          </table:table-cell>
          <table:table-cell office:value-type="float" office:value="-76.5833969116211" calcext:value-type="float">
            <text:p>-76,5833969116211</text:p>
          </table:table-cell>
          <table:table-cell office:value-type="float" office:value="-76.4657897949219" calcext:value-type="float">
            <text:p>-76,4657897949219</text:p>
          </table:table-cell>
          <table:table-cell office:value-type="float" office:value="-76.4557876586914" calcext:value-type="float">
            <text:p>-76,4557876586914</text:p>
          </table:table-cell>
          <table:table-cell office:value-type="float" office:value="-76.5022506713867" calcext:value-type="float">
            <text:p>-76,5022506713867</text:p>
          </table:table-cell>
          <table:table-cell office:value-type="float" office:value="-76.4858093261719" calcext:value-type="float">
            <text:p>-76,4858093261719</text:p>
          </table:table-cell>
          <table:table-cell office:value-type="float" office:value="-76.5483093261719" calcext:value-type="float">
            <text:p>-76,5483093261719</text:p>
          </table:table-cell>
          <table:table-cell office:value-type="float" office:value="-76.548957824707" calcext:value-type="float">
            <text:p>-76,548957824707</text:p>
          </table:table-cell>
          <table:table-cell office:value-type="float" office:value="-76.4388122558594" calcext:value-type="float">
            <text:p>-76,4388122558594</text:p>
          </table:table-cell>
          <table:table-cell office:value-type="float" office:value="-76.4445343017578" calcext:value-type="float">
            <text:p>-76,4445343017578</text:p>
          </table:table-cell>
          <table:table-cell office:value-type="float" office:value="-76.501823425293" calcext:value-type="float">
            <text:p>-76,501823425293</text:p>
          </table:table-cell>
          <table:table-cell office:value-type="float" office:value="-76.424186706543" calcext:value-type="float">
            <text:p>-76,424186706543</text:p>
          </table:table-cell>
          <table:table-cell office:value-type="float" office:value="-76.5204238891602" calcext:value-type="float">
            <text:p>-76,5204238891602</text:p>
          </table:table-cell>
          <table:table-cell office:value-type="float" office:value="-76.4509048461914" calcext:value-type="float">
            <text:p>-76,4509048461914</text:p>
          </table:table-cell>
          <table:table-cell office:value-type="float" office:value="-76.4485702514648" calcext:value-type="float">
            <text:p>-76,4485702514648</text:p>
          </table:table-cell>
          <table:table-cell office:value-type="float" office:value="-76.5831832885742" calcext:value-type="float">
            <text:p>-76,5831832885742</text:p>
          </table:table-cell>
          <table:table-cell office:value-type="float" office:value="-76.4377517700195" calcext:value-type="float">
            <text:p>-76,4377517700195</text:p>
          </table:table-cell>
          <table:table-cell office:value-type="float" office:value="-76.4492034912109" calcext:value-type="float">
            <text:p>-76,4492034912109</text:p>
          </table:table-cell>
          <table:table-cell office:value-type="float" office:value="-76.4672775268555" calcext:value-type="float">
            <text:p>-76,4672775268555</text:p>
          </table:table-cell>
          <table:table-cell office:value-type="float" office:value="-76.4917831420898" calcext:value-type="float">
            <text:p>-76,4917831420898</text:p>
          </table:table-cell>
          <table:table-cell office:value-type="float" office:value="-76.5803756713867" calcext:value-type="float">
            <text:p>-76,5803756713867</text:p>
          </table:table-cell>
          <table:table-cell office:value-type="float" office:value="-76.4757919311523" calcext:value-type="float">
            <text:p>-76,4757919311523</text:p>
          </table:table-cell>
          <table:table-cell office:value-type="float" office:value="-76.5086669921875" calcext:value-type="float">
            <text:p>-76,5086669921875</text:p>
          </table:table-cell>
          <table:table-cell office:value-type="float" office:value="-76.5335006713867" calcext:value-type="float">
            <text:p>-76,5335006713867</text:p>
          </table:table-cell>
          <table:table-cell office:value-type="float" office:value="-76.4551544189453" calcext:value-type="float">
            <text:p>-76,4551544189453</text:p>
          </table:table-cell>
          <table:table-cell office:value-type="float" office:value="-76.4532470703125" calcext:value-type="float">
            <text:p>-76,4532470703125</text:p>
          </table:table-cell>
          <table:table-cell office:value-type="float" office:value="-76.4572830200195" calcext:value-type="float">
            <text:p>-76,4572830200195</text:p>
          </table:table-cell>
          <table:table-cell office:value-type="float" office:value="-76.4975509643555" calcext:value-type="float">
            <text:p>-76,4975509643555</text:p>
          </table:table-cell>
          <table:table-cell office:value-type="float" office:value="-76.4683380126953" calcext:value-type="float">
            <text:p>-76,4683380126953</text:p>
          </table:table-cell>
          <table:table-cell office:value-type="float" office:value="-76.4796295166016" calcext:value-type="float">
            <text:p>-76,4796295166016</text:p>
          </table:table-cell>
          <table:table-cell office:value-type="float" office:value="-76.4894409179688" calcext:value-type="float">
            <text:p>-76,4894409179688</text:p>
          </table:table-cell>
          <table:table-cell office:value-type="float" office:value="-76.4721755981445" calcext:value-type="float">
            <text:p>-76,4721755981445</text:p>
          </table:table-cell>
          <table:table-cell office:value-type="float" office:value="-76.4199447631836" calcext:value-type="float">
            <text:p>-76,4199447631836</text:p>
          </table:table-cell>
          <table:table-cell office:value-type="float" office:value="-76.5071640014648" calcext:value-type="float">
            <text:p>-76,5071640014648</text:p>
          </table:table-cell>
          <table:table-cell office:value-type="float" office:value="-76.4728164672852" calcext:value-type="float">
            <text:p>-76,4728164672852</text:p>
          </table:table-cell>
          <table:table-cell office:value-type="float" office:value="-76.3928985595703" calcext:value-type="float">
            <text:p>-76,3928985595703</text:p>
          </table:table-cell>
          <table:table-cell office:value-type="float" office:value="-76.4619598388672" calcext:value-type="float">
            <text:p>-76,4619598388672</text:p>
          </table:table-cell>
          <table:table-cell office:value-type="float" office:value="-76.427360534668" calcext:value-type="float">
            <text:p>-76,427360534668</text:p>
          </table:table-cell>
          <table:table-cell office:value-type="float" office:value="-76.6064987182617" calcext:value-type="float">
            <text:p>-76,6064987182617</text:p>
          </table:table-cell>
          <table:table-cell office:value-type="float" office:value="-76.4341430664063" calcext:value-type="float">
            <text:p>-76,4341430664063</text:p>
          </table:table-cell>
          <table:table-cell office:value-type="float" office:value="-76.5395050048828" calcext:value-type="float">
            <text:p>-76,5395050048828</text:p>
          </table:table-cell>
          <table:table-cell office:value-type="float" office:value="-76.6160202026367" calcext:value-type="float">
            <text:p>-76,6160202026367</text:p>
          </table:table-cell>
          <table:table-cell office:value-type="float" office:value="-76.522575378418" calcext:value-type="float">
            <text:p>-76,522575378418</text:p>
          </table:table-cell>
          <table:table-cell office:value-type="float" office:value="-76.5026779174805" calcext:value-type="float">
            <text:p>-76,5026779174805</text:p>
          </table:table-cell>
          <table:table-cell office:value-type="float" office:value="-76.4072570800781" calcext:value-type="float">
            <text:p>-76,4072570800781</text:p>
          </table:table-cell>
          <table:table-cell office:value-type="float" office:value="-75.9314804077148" calcext:value-type="float">
            <text:p>-75,9314804077148</text:p>
          </table:table-cell>
          <table:table-cell office:value-type="float" office:value="-76.0211715698242" calcext:value-type="float">
            <text:p>-76,0211715698242</text:p>
          </table:table-cell>
          <table:table-cell office:value-type="float" office:value="-76.0060272216797" calcext:value-type="float">
            <text:p>-76,0060272216797</text:p>
          </table:table-cell>
          <table:table-cell office:value-type="float" office:value="-75.9707794189453" calcext:value-type="float">
            <text:p>-75,9707794189453</text:p>
          </table:table-cell>
          <table:table-cell office:value-type="float" office:value="-75.9460983276367" calcext:value-type="float">
            <text:p>-75,9460983276367</text:p>
          </table:table-cell>
          <table:table-cell office:value-type="float" office:value="-76.0426330566406" calcext:value-type="float">
            <text:p>-76,0426330566406</text:p>
          </table:table-cell>
          <table:table-cell office:value-type="float" office:value="-75.9543151855469" calcext:value-type="float">
            <text:p>-75,9543151855469</text:p>
          </table:table-cell>
          <table:table-cell office:value-type="float" office:value="-75.9154815673828" calcext:value-type="float">
            <text:p>-75,9154815673828</text:p>
          </table:table-cell>
          <table:table-cell office:value-type="float" office:value="-75.8692779541016" calcext:value-type="float">
            <text:p>-75,8692779541016</text:p>
          </table:table-cell>
          <table:table-cell office:value-type="float" office:value="-75.8839874267578" calcext:value-type="float">
            <text:p>-75,8839874267578</text:p>
          </table:table-cell>
          <table:table-cell office:value-type="float" office:value="-75.8529968261719" calcext:value-type="float">
            <text:p>-75,8529968261719</text:p>
          </table:table-cell>
          <table:table-cell office:value-type="float" office:value="-75.8599395751953" calcext:value-type="float">
            <text:p>-75,8599395751953</text:p>
          </table:table-cell>
          <table:table-cell office:value-type="float" office:value="-75.7795486450195" calcext:value-type="float">
            <text:p>-75,7795486450195</text:p>
          </table:table-cell>
          <table:table-cell office:value-type="float" office:value="-75.9296798706055" calcext:value-type="float">
            <text:p>-75,9296798706055</text:p>
          </table:table-cell>
          <table:table-cell office:value-type="float" office:value="-75.7697219848633" calcext:value-type="float">
            <text:p>-75,7697219848633</text:p>
          </table:table-cell>
          <table:table-cell office:value-type="float" office:value="-75.9174880981445" calcext:value-type="float">
            <text:p>-75,9174880981445</text:p>
          </table:table-cell>
          <table:table-cell office:value-type="float" office:value="-75.8815994262695" calcext:value-type="float">
            <text:p>-75,8815994262695</text:p>
          </table:table-cell>
          <table:table-cell office:value-type="float" office:value="-75.8561706542969" calcext:value-type="float">
            <text:p>-75,8561706542969</text:p>
          </table:table-cell>
          <table:table-cell office:value-type="float" office:value="-75.949104309082" calcext:value-type="float">
            <text:p>-75,949104309082</text:p>
          </table:table-cell>
          <table:table-cell office:value-type="float" office:value="-75.8674850463867" calcext:value-type="float">
            <text:p>-75,8674850463867</text:p>
          </table:table-cell>
          <table:table-cell office:value-type="float" office:value="-75.8615341186523" calcext:value-type="float">
            <text:p>-75,8615341186523</text:p>
          </table:table-cell>
          <table:table-cell office:value-type="float" office:value="-75.7332763671875" calcext:value-type="float">
            <text:p>-75,7332763671875</text:p>
          </table:table-cell>
          <table:table-cell office:value-type="float" office:value="-75.8802108764648" calcext:value-type="float">
            <text:p>-75,8802108764648</text:p>
          </table:table-cell>
          <table:table-cell office:value-type="float" office:value="-75.874641418457" calcext:value-type="float">
            <text:p>-75,874641418457</text:p>
          </table:table-cell>
          <table:table-cell office:value-type="float" office:value="-75.9102935791016" calcext:value-type="float">
            <text:p>-75,9102935791016</text:p>
          </table:table-cell>
          <table:table-cell office:value-type="float" office:value="-75.9398880004883" calcext:value-type="float">
            <text:p>-75,9398880004883</text:p>
          </table:table-cell>
          <table:table-cell office:value-type="float" office:value="-75.8748397827148" calcext:value-type="float">
            <text:p>-75,8748397827148</text:p>
          </table:table-cell>
          <table:table-cell office:value-type="float" office:value="-75.919677734375" calcext:value-type="float">
            <text:p>-75,919677734375</text:p>
          </table:table-cell>
          <table:table-cell office:value-type="float" office:value="-75.911491394043" calcext:value-type="float">
            <text:p>-75,911491394043</text:p>
          </table:table-cell>
          <table:table-cell office:value-type="float" office:value="-75.8871688842773" calcext:value-type="float">
            <text:p>-75,8871688842773</text:p>
          </table:table-cell>
          <table:table-cell office:value-type="float" office:value="-75.9106903076172" calcext:value-type="float">
            <text:p>-75,9106903076172</text:p>
          </table:table-cell>
          <table:table-cell office:value-type="float" office:value="-75.9400863647461" calcext:value-type="float">
            <text:p>-75,9400863647461</text:p>
          </table:table-cell>
          <table:table-cell office:value-type="float" office:value="-75.949104309082" calcext:value-type="float">
            <text:p>-75,949104309082</text:p>
          </table:table-cell>
          <table:table-cell office:value-type="float" office:value="-75.9282760620117" calcext:value-type="float">
            <text:p>-75,9282760620117</text:p>
          </table:table-cell>
          <table:table-cell office:value-type="float" office:value="-75.9669647216797" calcext:value-type="float">
            <text:p>-75,9669647216797</text:p>
          </table:table-cell>
          <table:table-cell office:value-type="float" office:value="-75.9023132324219" calcext:value-type="float">
            <text:p>-75,9023132324219</text:p>
          </table:table-cell>
          <table:table-cell office:value-type="float" office:value="-75.9788284301758" calcext:value-type="float">
            <text:p>-75,9788284301758</text:p>
          </table:table-cell>
          <table:table-cell office:value-type="float" office:value="-75.8841857910156" calcext:value-type="float">
            <text:p>-75,8841857910156</text:p>
          </table:table-cell>
          <table:table-cell office:value-type="float" office:value="-75.9464950561523" calcext:value-type="float">
            <text:p>-75,9464950561523</text:p>
          </table:table-cell>
          <table:table-cell office:value-type="float" office:value="-76.0576400756836" calcext:value-type="float">
            <text:p>-76,0576400756836</text:p>
          </table:table-cell>
          <table:table-cell office:value-type="float" office:value="-75.9977569580078" calcext:value-type="float">
            <text:p>-75,9977569580078</text:p>
          </table:table-cell>
          <table:table-cell office:value-type="float" office:value="-75.9533157348633" calcext:value-type="float">
            <text:p>-75,9533157348633</text:p>
          </table:table-cell>
          <table:table-cell office:value-type="float" office:value="-75.8971328735352" calcext:value-type="float">
            <text:p>-75,8971328735352</text:p>
          </table:table-cell>
          <table:table-cell office:value-type="float" office:value="-75.9808349609375" calcext:value-type="float">
            <text:p>-75,9808349609375</text:p>
          </table:table-cell>
          <table:table-cell office:value-type="float" office:value="-75.9937286376953" calcext:value-type="float">
            <text:p>-75,9937286376953</text:p>
          </table:table-cell>
          <table:table-cell office:value-type="float" office:value="-76.0015869140625" calcext:value-type="float">
            <text:p>-76,0015869140625</text:p>
          </table:table-cell>
          <table:table-cell office:value-type="float" office:value="-75.9661636352539" calcext:value-type="float">
            <text:p>-75,9661636352539</text:p>
          </table:table-cell>
          <table:table-cell office:value-type="float" office:value="-75.9709777832031" calcext:value-type="float">
            <text:p>-75,9709777832031</text:p>
          </table:table-cell>
          <table:table-cell office:value-type="float" office:value="-75.9031143188477" calcext:value-type="float">
            <text:p>-75,9031143188477</text:p>
          </table:table-cell>
          <table:table-cell office:value-type="float" office:value="-75.9364776611328" calcext:value-type="float">
            <text:p>-75,9364776611328</text:p>
          </table:table-cell>
          <table:table-cell office:value-type="float" office:value="-75.9424896240234" calcext:value-type="float">
            <text:p>-75,9424896240234</text:p>
          </table:table-cell>
          <table:table-cell office:value-type="float" office:value="-75.907096862793" calcext:value-type="float">
            <text:p>-75,907096862793</text:p>
          </table:table-cell>
          <table:table-cell office:value-type="float" office:value="-75.8704681396484" calcext:value-type="float">
            <text:p>-75,8704681396484</text:p>
          </table:table-cell>
          <table:table-cell office:value-type="float" office:value="-75.8730545043945" calcext:value-type="float">
            <text:p>-75,8730545043945</text:p>
          </table:table-cell>
          <table:table-cell office:value-type="float" office:value="-75.9641494750977" calcext:value-type="float">
            <text:p>-75,9641494750977</text:p>
          </table:table-cell>
          <table:table-cell office:value-type="float" office:value="-75.8684844970703" calcext:value-type="float">
            <text:p>-75,8684844970703</text:p>
          </table:table-cell>
          <table:table-cell office:value-type="float" office:value="-75.8993225097656" calcext:value-type="float">
            <text:p>-75,8993225097656</text:p>
          </table:table-cell>
          <table:table-cell office:value-type="float" office:value="-75.8831939697266" calcext:value-type="float">
            <text:p>-75,8831939697266</text:p>
          </table:table-cell>
          <table:table-cell office:value-type="float" office:value="-75.9094924926758" calcext:value-type="float">
            <text:p>-75,9094924926758</text:p>
          </table:table-cell>
          <table:table-cell office:value-type="float" office:value="-75.8923492431641" calcext:value-type="float">
            <text:p>-75,8923492431641</text:p>
          </table:table-cell>
          <table:table-cell office:value-type="float" office:value="-75.8702697753906" calcext:value-type="float">
            <text:p>-75,8702697753906</text:p>
          </table:table-cell>
          <table:table-cell office:value-type="float" office:value="-75.9039077758789" calcext:value-type="float">
            <text:p>-75,9039077758789</text:p>
          </table:table-cell>
          <table:table-cell office:value-type="float" office:value="-75.8949356079102" calcext:value-type="float">
            <text:p>-75,8949356079102</text:p>
          </table:table-cell>
          <table:table-cell office:value-type="float" office:value="-75.935676574707" calcext:value-type="float">
            <text:p>-75,935676574707</text:p>
          </table:table-cell>
          <table:table-cell office:value-type="float" office:value="-76.0058212280273" calcext:value-type="float">
            <text:p>-76,0058212280273</text:p>
          </table:table-cell>
          <table:table-cell office:value-type="float" office:value="-75.8829956054688" calcext:value-type="float">
            <text:p>-75,8829956054688</text:p>
          </table:table-cell>
          <table:table-cell office:value-type="float" office:value="-75.8941421508789" calcext:value-type="float">
            <text:p>-75,8941421508789</text:p>
          </table:table-cell>
          <table:table-cell office:value-type="float" office:value="-75.8559722900391" calcext:value-type="float">
            <text:p>-75,8559722900391</text:p>
          </table:table-cell>
          <table:table-cell office:value-type="float" office:value="-75.8565673828125" calcext:value-type="float">
            <text:p>-75,8565673828125</text:p>
          </table:table-cell>
          <table:table-cell office:value-type="float" office:value="-75.9414825439453" calcext:value-type="float">
            <text:p>-75,9414825439453</text:p>
          </table:table-cell>
          <table:table-cell office:value-type="float" office:value="-75.8851776123047" calcext:value-type="float">
            <text:p>-75,8851776123047</text:p>
          </table:table-cell>
          <table:table-cell office:value-type="float" office:value="-75.9306716918945" calcext:value-type="float">
            <text:p>-75,9306716918945</text:p>
          </table:table-cell>
          <table:table-cell office:value-type="float" office:value="-75.8905563354492" calcext:value-type="float">
            <text:p>-75,8905563354492</text:p>
          </table:table-cell>
          <table:table-cell office:value-type="float" office:value="-75.8808059692383" calcext:value-type="float">
            <text:p>-75,8808059692383</text:p>
          </table:table-cell>
          <table:table-cell office:value-type="float" office:value="-75.934684753418" calcext:value-type="float">
            <text:p>-75,934684753418</text:p>
          </table:table-cell>
          <table:table-cell office:value-type="float" office:value="-76.0290679931641" calcext:value-type="float">
            <text:p>-76,0290679931641</text:p>
          </table:table-cell>
          <table:table-cell office:value-type="float" office:value="-75.7943115234375" calcext:value-type="float">
            <text:p>-75,7943115234375</text:p>
          </table:table-cell>
          <table:table-cell office:value-type="float" office:value="-75.809684753418" calcext:value-type="float">
            <text:p>-75,809684753418</text:p>
          </table:table-cell>
          <table:table-cell office:value-type="float" office:value="-75.9216766357422" calcext:value-type="float">
            <text:p>-75,9216766357422</text:p>
          </table:table-cell>
          <table:table-cell office:value-type="float" office:value="-76.0523681640625" calcext:value-type="float">
            <text:p>-76,0523681640625</text:p>
          </table:table-cell>
          <table:table-cell office:value-type="float" office:value="-75.9322814941406" calcext:value-type="float">
            <text:p>-75,9322814941406</text:p>
          </table:table-cell>
          <table:table-cell office:value-type="float" office:value="-75.8571624755859" calcext:value-type="float">
            <text:p>-75,8571624755859</text:p>
          </table:table-cell>
          <table:table-cell office:value-type="float" office:value="-75.919677734375" calcext:value-type="float">
            <text:p>-75,919677734375</text:p>
          </table:table-cell>
          <table:table-cell office:value-type="float" office:value="-75.8484420776367" calcext:value-type="float">
            <text:p>-75,8484420776367</text:p>
          </table:table-cell>
          <table:table-cell office:value-type="float" office:value="-75.7577590942383" calcext:value-type="float">
            <text:p>-75,7577590942383</text:p>
          </table:table-cell>
          <table:table-cell office:value-type="float" office:value="-75.8561706542969" calcext:value-type="float">
            <text:p>-75,8561706542969</text:p>
          </table:table-cell>
          <table:table-cell office:value-type="float" office:value="-75.7395324707031" calcext:value-type="float">
            <text:p>-75,7395324707031</text:p>
          </table:table-cell>
          <table:table-cell office:value-type="float" office:value="-75.8756408691406" calcext:value-type="float">
            <text:p>-75,8756408691406</text:p>
          </table:table-cell>
          <table:table-cell office:value-type="float" office:value="-75.9276733398438" calcext:value-type="float">
            <text:p>-75,9276733398438</text:p>
          </table:table-cell>
          <table:table-cell office:value-type="float" office:value="-75.8073120117188" calcext:value-type="float">
            <text:p>-75,8073120117188</text:p>
          </table:table-cell>
          <table:table-cell office:value-type="float" office:value="-75.7787628173828" calcext:value-type="float">
            <text:p>-75,7787628173828</text:p>
          </table:table-cell>
          <table:table-cell office:value-type="float" office:value="-75.7718887329102" calcext:value-type="float">
            <text:p>-75,7718887329102</text:p>
          </table:table-cell>
          <table:table-cell office:value-type="float" office:value="-75.8539962768555" calcext:value-type="float">
            <text:p>-75,8539962768555</text:p>
          </table:table-cell>
          <table:table-cell office:value-type="float" office:value="-75.875244140625" calcext:value-type="float">
            <text:p>-75,875244140625</text:p>
          </table:table-cell>
          <table:table-cell office:value-type="float" office:value="-75.9561233520508" calcext:value-type="float">
            <text:p>-75,9561233520508</text:p>
          </table:table-cell>
          <table:table-cell office:value-type="float" office:value="-75.8308258056641" calcext:value-type="float">
            <text:p>-75,8308258056641</text:p>
          </table:table-cell>
          <table:table-cell office:value-type="float" office:value="-75.7483444213867" calcext:value-type="float">
            <text:p>-75,7483444213867</text:p>
          </table:table-cell>
          <table:table-cell office:value-type="float" office:value="-75.7434463500977" calcext:value-type="float">
            <text:p>-75,7434463500977</text:p>
          </table:table-cell>
          <table:table-cell office:value-type="float" office:value="-75.7734603881836" calcext:value-type="float">
            <text:p>-75,7734603881836</text:p>
          </table:table-cell>
          <table:table-cell office:value-type="float" office:value="-75.8270645141602" calcext:value-type="float">
            <text:p>-75,8270645141602</text:p>
          </table:table-cell>
          <table:table-cell office:value-type="float" office:value="-75.7834854125977" calcext:value-type="float">
            <text:p>-75,7834854125977</text:p>
          </table:table-cell>
          <table:table-cell office:value-type="float" office:value="-75.6685943603516" calcext:value-type="float">
            <text:p>-75,6685943603516</text:p>
          </table:table-cell>
          <table:table-cell office:value-type="float" office:value="-75.7366027832031" calcext:value-type="float">
            <text:p>-75,7366027832031</text:p>
          </table:table-cell>
          <table:table-cell office:value-type="float" office:value="-75.8444747924805" calcext:value-type="float">
            <text:p>-75,8444747924805</text:p>
          </table:table-cell>
          <table:table-cell office:value-type="float" office:value="-75.7982559204102" calcext:value-type="float">
            <text:p>-75,7982559204102</text:p>
          </table:table-cell>
          <table:table-cell office:value-type="float" office:value="-75.8424987792969" calcext:value-type="float">
            <text:p>-75,8424987792969</text:p>
          </table:table-cell>
          <table:table-cell office:value-type="float" office:value="-75.8069229125977" calcext:value-type="float">
            <text:p>-75,8069229125977</text:p>
          </table:table-cell>
          <table:table-cell office:value-type="float" office:value="-75.8000259399414" calcext:value-type="float">
            <text:p>-75,8000259399414</text:p>
          </table:table-cell>
          <table:table-cell office:value-type="float" office:value="-75.8804092407227" calcext:value-type="float">
            <text:p>-75,8804092407227</text:p>
          </table:table-cell>
          <table:table-cell office:value-type="float" office:value="-75.8714599609375" calcext:value-type="float">
            <text:p>-75,8714599609375</text:p>
          </table:table-cell>
          <table:table-cell office:value-type="float" office:value="-75.8411102294922" calcext:value-type="float">
            <text:p>-75,8411102294922</text:p>
          </table:table-cell>
          <table:table-cell office:value-type="float" office:value="-75.7630462646484" calcext:value-type="float">
            <text:p>-75,7630462646484</text:p>
          </table:table-cell>
          <table:table-cell office:value-type="float" office:value="-75.9029159545898" calcext:value-type="float">
            <text:p>-75,9029159545898</text:p>
          </table:table-cell>
          <table:table-cell office:value-type="float" office:value="-75.8734512329102" calcext:value-type="float">
            <text:p>-75,8734512329102</text:p>
          </table:table-cell>
          <table:table-cell office:value-type="float" office:value="-75.8165969848633" calcext:value-type="float">
            <text:p>-75,8165969848633</text:p>
          </table:table-cell>
          <table:table-cell office:value-type="float" office:value="-75.8411102294922" calcext:value-type="float">
            <text:p>-75,8411102294922</text:p>
          </table:table-cell>
          <table:table-cell office:value-type="float" office:value="-75.8478469848633" calcext:value-type="float">
            <text:p>-75,8478469848633</text:p>
          </table:table-cell>
          <table:table-cell office:value-type="float" office:value="-75.8613357543945" calcext:value-type="float">
            <text:p>-75,8613357543945</text:p>
          </table:table-cell>
          <table:table-cell office:value-type="float" office:value="-75.7852554321289" calcext:value-type="float">
            <text:p>-75,7852554321289</text:p>
          </table:table-cell>
          <table:table-cell office:value-type="float" office:value="-75.8804092407227" calcext:value-type="float">
            <text:p>-75,8804092407227</text:p>
          </table:table-cell>
          <table:table-cell office:value-type="float" office:value="-75.9764175415039" calcext:value-type="float">
            <text:p>-75,9764175415039</text:p>
          </table:table-cell>
          <table:table-cell office:value-type="float" office:value="-75.8395309448242" calcext:value-type="float">
            <text:p>-75,8395309448242</text:p>
          </table:table-cell>
          <table:table-cell office:value-type="float" office:value="-75.9047012329102" calcext:value-type="float">
            <text:p>-75,9047012329102</text:p>
          </table:table-cell>
          <table:table-cell office:value-type="float" office:value="-75.8804092407227" calcext:value-type="float">
            <text:p>-75,8804092407227</text:p>
          </table:table-cell>
          <table:table-cell office:value-type="float" office:value="-75.8827972412109" calcext:value-type="float">
            <text:p>-75,8827972412109</text:p>
          </table:table-cell>
          <table:table-cell office:value-type="float" office:value="-75.8778228759766" calcext:value-type="float">
            <text:p>-75,8778228759766</text:p>
          </table:table-cell>
          <table:table-cell office:value-type="float" office:value="-75.8879699707031" calcext:value-type="float">
            <text:p>-75,8879699707031</text:p>
          </table:table-cell>
          <table:table-cell office:value-type="float" office:value="-75.866096496582" calcext:value-type="float">
            <text:p>-75,866096496582</text:p>
          </table:table-cell>
          <table:table-cell office:value-type="float" office:value="-75.7722854614258" calcext:value-type="float">
            <text:p>-75,7722854614258</text:p>
          </table:table-cell>
          <table:table-cell office:value-type="float" office:value="-75.7628555297852" calcext:value-type="float">
            <text:p>-75,7628555297852</text:p>
          </table:table-cell>
          <table:table-cell office:value-type="float" office:value="-75.8849792480469" calcext:value-type="float">
            <text:p>-75,8849792480469</text:p>
          </table:table-cell>
          <table:table-cell office:value-type="float" office:value="-75.8205413818359" calcext:value-type="float">
            <text:p>-75,8205413818359</text:p>
          </table:table-cell>
          <table:table-cell office:value-type="float" office:value="-75.9306716918945" calcext:value-type="float">
            <text:p>-75,9306716918945</text:p>
          </table:table-cell>
          <table:table-cell office:value-type="float" office:value="-75.9462966918945" calcext:value-type="float">
            <text:p>-75,9462966918945</text:p>
          </table:table-cell>
          <table:table-cell office:value-type="float" office:value="-75.8067245483398" calcext:value-type="float">
            <text:p>-75,8067245483398</text:p>
          </table:table-cell>
          <table:table-cell office:value-type="float" office:value="-75.8246917724609" calcext:value-type="float">
            <text:p>-75,8246917724609</text:p>
          </table:table-cell>
          <table:table-cell office:value-type="float" office:value="-75.795295715332" calcext:value-type="float">
            <text:p>-75,795295715332</text:p>
          </table:table-cell>
          <table:table-cell office:value-type="float" office:value="-75.7919464111328" calcext:value-type="float">
            <text:p>-75,7919464111328</text:p>
          </table:table-cell>
          <table:table-cell office:value-type="float" office:value="-75.7477569580078" calcext:value-type="float">
            <text:p>-75,7477569580078</text:p>
          </table:table-cell>
          <table:table-cell office:value-type="float" office:value="-75.8377456665039" calcext:value-type="float">
            <text:p>-75,8377456665039</text:p>
          </table:table-cell>
          <table:table-cell office:value-type="float" office:value="-75.8941421508789" calcext:value-type="float">
            <text:p>-75,8941421508789</text:p>
          </table:table-cell>
          <table:table-cell office:value-type="float" office:value="-75.8308258056641" calcext:value-type="float">
            <text:p>-75,8308258056641</text:p>
          </table:table-cell>
          <table:table-cell office:value-type="float" office:value="-75.7927398681641" calcext:value-type="float">
            <text:p>-75,7927398681641</text:p>
          </table:table-cell>
          <table:table-cell office:value-type="float" office:value="-75.8407135009766" calcext:value-type="float">
            <text:p>-75,8407135009766</text:p>
          </table:table-cell>
          <table:table-cell office:value-type="float" office:value="-75.8223266601563" calcext:value-type="float">
            <text:p>-75,8223266601563</text:p>
          </table:table-cell>
          <table:table-cell office:value-type="float" office:value="-75.8163909912109" calcext:value-type="float">
            <text:p>-75,8163909912109</text:p>
          </table:table-cell>
          <table:table-cell office:value-type="float" office:value="-75.8160018920898" calcext:value-type="float">
            <text:p>-75,8160018920898</text:p>
          </table:table-cell>
          <table:table-cell office:value-type="float" office:value="-75.8843841552734" calcext:value-type="float">
            <text:p>-75,8843841552734</text:p>
          </table:table-cell>
          <table:table-cell office:value-type="float" office:value="-75.8861770629883" calcext:value-type="float">
            <text:p>-75,8861770629883</text:p>
          </table:table-cell>
          <table:table-cell office:value-type="float" office:value="-75.799430847168" calcext:value-type="float">
            <text:p>-75,799430847168</text:p>
          </table:table-cell>
          <table:table-cell office:value-type="float" office:value="-75.8518142700195" calcext:value-type="float">
            <text:p>-75,8518142700195</text:p>
          </table:table-cell>
          <table:table-cell office:value-type="float" office:value="-75.8514175415039" calcext:value-type="float">
            <text:p>-75,8514175415039</text:p>
          </table:table-cell>
          <table:table-cell office:value-type="float" office:value="-75.8090972900391" calcext:value-type="float">
            <text:p>-75,8090972900391</text:p>
          </table:table-cell>
          <table:table-cell office:value-type="float" office:value="-75.8979263305664" calcext:value-type="float">
            <text:p>-75,8979263305664</text:p>
          </table:table-cell>
          <table:table-cell office:value-type="float" office:value="-75.9639511108398" calcext:value-type="float">
            <text:p>-75,9639511108398</text:p>
          </table:table-cell>
          <table:table-cell office:value-type="float" office:value="-75.8561706542969" calcext:value-type="float">
            <text:p>-75,8561706542969</text:p>
          </table:table-cell>
          <table:table-cell office:value-type="float" office:value="-75.8260803222656" calcext:value-type="float">
            <text:p>-75,8260803222656</text:p>
          </table:table-cell>
          <table:table-cell office:value-type="float" office:value="-75.8997268676758" calcext:value-type="float">
            <text:p>-75,8997268676758</text:p>
          </table:table-cell>
          <table:table-cell office:value-type="float" office:value="-75.9448928833008" calcext:value-type="float">
            <text:p>-75,9448928833008</text:p>
          </table:table-cell>
          <table:table-cell office:value-type="float" office:value="-75.8676834106445" calcext:value-type="float">
            <text:p>-75,8676834106445</text:p>
          </table:table-cell>
          <table:table-cell office:value-type="float" office:value="-75.8712615966797" calcext:value-type="float">
            <text:p>-75,8712615966797</text:p>
          </table:table-cell>
          <table:table-cell office:value-type="float" office:value="-75.8476486206055" calcext:value-type="float">
            <text:p>-75,8476486206055</text:p>
          </table:table-cell>
          <table:table-cell office:value-type="float" office:value="-75.9126892089844" calcext:value-type="float">
            <text:p>-75,9126892089844</text:p>
          </table:table-cell>
          <table:table-cell office:value-type="float" office:value="-75.7978591918945" calcext:value-type="float">
            <text:p>-75,7978591918945</text:p>
          </table:table-cell>
          <table:table-cell office:value-type="float" office:value="-75.9448928833008" calcext:value-type="float">
            <text:p>-75,9448928833008</text:p>
          </table:table-cell>
          <table:table-cell office:value-type="float" office:value="-75.8666915893555" calcext:value-type="float">
            <text:p>-75,8666915893555</text:p>
          </table:table-cell>
          <table:table-cell office:value-type="float" office:value="-75.9178848266602" calcext:value-type="float">
            <text:p>-75,9178848266602</text:p>
          </table:table-cell>
          <table:table-cell office:value-type="float" office:value="-75.8883666992188" calcext:value-type="float">
            <text:p>-75,8883666992188</text:p>
          </table:table-cell>
          <table:table-cell office:value-type="float" office:value="-75.8284454345703" calcext:value-type="float">
            <text:p>-75,8284454345703</text:p>
          </table:table-cell>
          <table:table-cell office:value-type="float" office:value="-75.8187637329102" calcext:value-type="float">
            <text:p>-75,8187637329102</text:p>
          </table:table-cell>
          <table:table-cell office:value-type="float" office:value="-75.7530517578125" calcext:value-type="float">
            <text:p>-75,7530517578125</text:p>
          </table:table-cell>
          <table:table-cell office:value-type="float" office:value="-75.8037719726563" calcext:value-type="float">
            <text:p>-75,8037719726563</text:p>
          </table:table-cell>
          <table:table-cell office:value-type="float" office:value="-75.9314804077148" calcext:value-type="float">
            <text:p>-75,9314804077148</text:p>
          </table:table-cell>
          <table:table-cell office:value-type="float" office:value="-75.8672866821289" calcext:value-type="float">
            <text:p>-75,8672866821289</text:p>
          </table:table-cell>
          <table:table-cell office:value-type="float" office:value="-75.875244140625" calcext:value-type="float">
            <text:p>-75,875244140625</text:p>
          </table:table-cell>
          <table:table-cell office:value-type="float" office:value="-75.7561874389648" calcext:value-type="float">
            <text:p>-75,7561874389648</text:p>
          </table:table-cell>
          <table:table-cell office:value-type="float" office:value="-75.9693756103516" calcext:value-type="float">
            <text:p>-75,9693756103516</text:p>
          </table:table-cell>
          <table:table-cell office:value-type="float" office:value="-75.9302749633789" calcext:value-type="float">
            <text:p>-75,9302749633789</text:p>
          </table:table-cell>
          <table:table-cell office:value-type="float" office:value="-75.8975296020508" calcext:value-type="float">
            <text:p>-75,8975296020508</text:p>
          </table:table-cell>
          <table:table-cell table:number-columns-repeated="15121"/>
        </table:table-row>
        <table:table-row table:style-name="ro1">
          <table:table-cell office:value-type="float" office:value="-64.3900299072266" calcext:value-type="float">
            <text:p>-64,3900299072266</text:p>
          </table:table-cell>
          <table:table-cell office:value-type="float" office:value="-64.3432083129883" calcext:value-type="float">
            <text:p>-64,3432083129883</text:p>
          </table:table-cell>
          <table:table-cell office:value-type="float" office:value="-64.3802337646484" calcext:value-type="float">
            <text:p>-64,3802337646484</text:p>
          </table:table-cell>
          <table:table-cell office:value-type="float" office:value="-64.3274230957031" calcext:value-type="float">
            <text:p>-64,3274230957031</text:p>
          </table:table-cell>
          <table:table-cell office:value-type="float" office:value="-64.3527526855469" calcext:value-type="float">
            <text:p>-64,3527526855469</text:p>
          </table:table-cell>
          <table:table-cell office:value-type="float" office:value="-64.3468017578125" calcext:value-type="float">
            <text:p>-64,3468017578125</text:p>
          </table:table-cell>
          <table:table-cell office:value-type="float" office:value="-64.3491668701172" calcext:value-type="float">
            <text:p>-64,3491668701172</text:p>
          </table:table-cell>
          <table:table-cell office:value-type="float" office:value="-64.3426895141602" calcext:value-type="float">
            <text:p>-64,3426895141602</text:p>
          </table:table-cell>
          <table:table-cell office:value-type="float" office:value="-64.3287887573242" calcext:value-type="float">
            <text:p>-64,3287887573242</text:p>
          </table:table-cell>
          <table:table-cell office:value-type="float" office:value="-64.3591918945313" calcext:value-type="float">
            <text:p>-64,3591918945313</text:p>
          </table:table-cell>
          <table:table-cell office:value-type="float" office:value="-64.3463745117188" calcext:value-type="float">
            <text:p>-64,3463745117188</text:p>
          </table:table-cell>
          <table:table-cell office:value-type="float" office:value="-64.3558654785156" calcext:value-type="float">
            <text:p>-64,3558654785156</text:p>
          </table:table-cell>
          <table:table-cell office:value-type="float" office:value="-64.3785934448242" calcext:value-type="float">
            <text:p>-64,3785934448242</text:p>
          </table:table-cell>
          <table:table-cell office:value-type="float" office:value="-64.3590393066406" calcext:value-type="float">
            <text:p>-64,3590393066406</text:p>
          </table:table-cell>
          <table:table-cell office:value-type="float" office:value="-64.3594589233398" calcext:value-type="float">
            <text:p>-64,3594589233398</text:p>
          </table:table-cell>
          <table:table-cell office:value-type="float" office:value="-64.3503341674805" calcext:value-type="float">
            <text:p>-64,3503341674805</text:p>
          </table:table-cell>
          <table:table-cell office:value-type="float" office:value="-64.353759765625" calcext:value-type="float">
            <text:p>-64,353759765625</text:p>
          </table:table-cell>
          <table:table-cell office:value-type="float" office:value="-64.3590850830078" calcext:value-type="float">
            <text:p>-64,3590850830078</text:p>
          </table:table-cell>
          <table:table-cell office:value-type="float" office:value="-64.3591918945313" calcext:value-type="float">
            <text:p>-64,3591918945313</text:p>
          </table:table-cell>
          <table:table-cell office:value-type="float" office:value="-64.3286819458008" calcext:value-type="float">
            <text:p>-64,3286819458008</text:p>
          </table:table-cell>
          <table:table-cell office:value-type="float" office:value="-64.3491134643555" calcext:value-type="float">
            <text:p>-64,3491134643555</text:p>
          </table:table-cell>
          <table:table-cell office:value-type="float" office:value="-64.3588256835938" calcext:value-type="float">
            <text:p>-64,3588256835938</text:p>
          </table:table-cell>
          <table:table-cell office:value-type="float" office:value="-64.3535995483398" calcext:value-type="float">
            <text:p>-64,3535995483398</text:p>
          </table:table-cell>
          <table:table-cell office:value-type="float" office:value="-64.3760528564453" calcext:value-type="float">
            <text:p>-64,3760528564453</text:p>
          </table:table-cell>
          <table:table-cell office:value-type="float" office:value="-64.3483734130859" calcext:value-type="float">
            <text:p>-64,3483734130859</text:p>
          </table:table-cell>
          <table:table-cell office:value-type="float" office:value="-64.344367980957" calcext:value-type="float">
            <text:p>-64,344367980957</text:p>
          </table:table-cell>
          <table:table-cell office:value-type="float" office:value="-64.3509140014648" calcext:value-type="float">
            <text:p>-64,3509140014648</text:p>
          </table:table-cell>
          <table:table-cell office:value-type="float" office:value="-64.3313598632813" calcext:value-type="float">
            <text:p>-64,3313598632813</text:p>
          </table:table-cell>
          <table:table-cell office:value-type="float" office:value="-64.338264465332" calcext:value-type="float">
            <text:p>-64,338264465332</text:p>
          </table:table-cell>
          <table:table-cell office:value-type="float" office:value="-64.3386840820313" calcext:value-type="float">
            <text:p>-64,3386840820313</text:p>
          </table:table-cell>
          <table:table-cell office:value-type="float" office:value="-64.3335189819336" calcext:value-type="float">
            <text:p>-64,3335189819336</text:p>
          </table:table-cell>
          <table:table-cell office:value-type="float" office:value="-64.3605651855469" calcext:value-type="float">
            <text:p>-64,3605651855469</text:p>
          </table:table-cell>
          <table:table-cell office:value-type="float" office:value="-64.3480606079102" calcext:value-type="float">
            <text:p>-64,3480606079102</text:p>
          </table:table-cell>
          <table:table-cell office:value-type="float" office:value="-64.3539657592773" calcext:value-type="float">
            <text:p>-64,3539657592773</text:p>
          </table:table-cell>
          <table:table-cell office:value-type="float" office:value="-64.3554458618164" calcext:value-type="float">
            <text:p>-64,3554458618164</text:p>
          </table:table-cell>
          <table:table-cell office:value-type="float" office:value="-64.3526000976563" calcext:value-type="float">
            <text:p>-64,3526000976563</text:p>
          </table:table-cell>
          <table:table-cell office:value-type="float" office:value="-64.3567123413086" calcext:value-type="float">
            <text:p>-64,3567123413086</text:p>
          </table:table-cell>
          <table:table-cell office:value-type="float" office:value="-64.3770065307617" calcext:value-type="float">
            <text:p>-64,3770065307617</text:p>
          </table:table-cell>
          <table:table-cell office:value-type="float" office:value="-64.3512802124023" calcext:value-type="float">
            <text:p>-64,3512802124023</text:p>
          </table:table-cell>
          <table:table-cell office:value-type="float" office:value="-64.3699188232422" calcext:value-type="float">
            <text:p>-64,3699188232422</text:p>
          </table:table-cell>
          <table:table-cell office:value-type="float" office:value="-64.3520736694336" calcext:value-type="float">
            <text:p>-64,3520736694336</text:p>
          </table:table-cell>
          <table:table-cell office:value-type="float" office:value="-64.3540191650391" calcext:value-type="float">
            <text:p>-64,3540191650391</text:p>
          </table:table-cell>
          <table:table-cell office:value-type="float" office:value="-64.3670654296875" calcext:value-type="float">
            <text:p>-64,3670654296875</text:p>
          </table:table-cell>
          <table:table-cell office:value-type="float" office:value="-64.3526992797852" calcext:value-type="float">
            <text:p>-64,3526992797852</text:p>
          </table:table-cell>
          <table:table-cell office:value-type="float" office:value="-64.3514404296875" calcext:value-type="float">
            <text:p>-64,3514404296875</text:p>
          </table:table-cell>
          <table:table-cell office:value-type="float" office:value="-64.3565063476563" calcext:value-type="float">
            <text:p>-64,3565063476563</text:p>
          </table:table-cell>
          <table:table-cell office:value-type="float" office:value="-64.3415298461914" calcext:value-type="float">
            <text:p>-64,3415298461914</text:p>
          </table:table-cell>
          <table:table-cell office:value-type="float" office:value="-64.3410034179688" calcext:value-type="float">
            <text:p>-64,3410034179688</text:p>
          </table:table-cell>
          <table:table-cell office:value-type="float" office:value="-64.3368377685547" calcext:value-type="float">
            <text:p>-64,3368377685547</text:p>
          </table:table-cell>
          <table:table-cell office:value-type="float" office:value="-64.3371047973633" calcext:value-type="float">
            <text:p>-64,3371047973633</text:p>
          </table:table-cell>
          <table:table-cell office:value-type="float" office:value="-64.3517532348633" calcext:value-type="float">
            <text:p>-64,3517532348633</text:p>
          </table:table-cell>
          <table:table-cell office:value-type="float" office:value="-64.3516464233398" calcext:value-type="float">
            <text:p>-64,3516464233398</text:p>
          </table:table-cell>
          <table:table-cell office:value-type="float" office:value="-64.3346786499023" calcext:value-type="float">
            <text:p>-64,3346786499023</text:p>
          </table:table-cell>
          <table:table-cell office:value-type="float" office:value="-64.3516464233398" calcext:value-type="float">
            <text:p>-64,3516464233398</text:p>
          </table:table-cell>
          <table:table-cell office:value-type="float" office:value="-64.3485412597656" calcext:value-type="float">
            <text:p>-64,3485412597656</text:p>
          </table:table-cell>
          <table:table-cell office:value-type="float" office:value="-64.330680847168" calcext:value-type="float">
            <text:p>-64,330680847168</text:p>
          </table:table-cell>
          <table:table-cell office:value-type="float" office:value="-64.3515930175781" calcext:value-type="float">
            <text:p>-64,3515930175781</text:p>
          </table:table-cell>
          <table:table-cell office:value-type="float" office:value="-64.3520736694336" calcext:value-type="float">
            <text:p>-64,3520736694336</text:p>
          </table:table-cell>
          <table:table-cell office:value-type="float" office:value="-64.3634185791016" calcext:value-type="float">
            <text:p>-64,3634185791016</text:p>
          </table:table-cell>
          <table:table-cell office:value-type="float" office:value="-64.3577728271484" calcext:value-type="float">
            <text:p>-64,3577728271484</text:p>
          </table:table-cell>
          <table:table-cell office:value-type="float" office:value="-64.3454208374023" calcext:value-type="float">
            <text:p>-64,3454208374023</text:p>
          </table:table-cell>
          <table:table-cell office:value-type="float" office:value="-64.3528060913086" calcext:value-type="float">
            <text:p>-64,3528060913086</text:p>
          </table:table-cell>
          <table:table-cell office:value-type="float" office:value="-64.3645324707031" calcext:value-type="float">
            <text:p>-64,3645324707031</text:p>
          </table:table-cell>
          <table:table-cell office:value-type="float" office:value="-64.3459548950195" calcext:value-type="float">
            <text:p>-64,3459548950195</text:p>
          </table:table-cell>
          <table:table-cell office:value-type="float" office:value="-64.3349914550781" calcext:value-type="float">
            <text:p>-64,3349914550781</text:p>
          </table:table-cell>
          <table:table-cell office:value-type="float" office:value="-64.3630523681641" calcext:value-type="float">
            <text:p>-64,3630523681641</text:p>
          </table:table-cell>
          <table:table-cell office:value-type="float" office:value="-64.3490676879883" calcext:value-type="float">
            <text:p>-64,3490676879883</text:p>
          </table:table-cell>
          <table:table-cell office:value-type="float" office:value="-64.3451080322266" calcext:value-type="float">
            <text:p>-64,3451080322266</text:p>
          </table:table-cell>
          <table:table-cell office:value-type="float" office:value="-64.3557586669922" calcext:value-type="float">
            <text:p>-64,3557586669922</text:p>
          </table:table-cell>
          <table:table-cell office:value-type="float" office:value="-64.3579788208008" calcext:value-type="float">
            <text:p>-64,3579788208008</text:p>
          </table:table-cell>
          <table:table-cell office:value-type="float" office:value="-64.3411560058594" calcext:value-type="float">
            <text:p>-64,3411560058594</text:p>
          </table:table-cell>
          <table:table-cell office:value-type="float" office:value="-64.3422088623047" calcext:value-type="float">
            <text:p>-64,3422088623047</text:p>
          </table:table-cell>
          <table:table-cell office:value-type="float" office:value="-64.349006652832" calcext:value-type="float">
            <text:p>-64,349006652832</text:p>
          </table:table-cell>
          <table:table-cell office:value-type="float" office:value="-64.3562393188477" calcext:value-type="float">
            <text:p>-64,3562393188477</text:p>
          </table:table-cell>
          <table:table-cell office:value-type="float" office:value="-64.3622589111328" calcext:value-type="float">
            <text:p>-64,3622589111328</text:p>
          </table:table-cell>
          <table:table-cell office:value-type="float" office:value="-64.3482208251953" calcext:value-type="float">
            <text:p>-64,3482208251953</text:p>
          </table:table-cell>
          <table:table-cell office:value-type="float" office:value="-64.3689193725586" calcext:value-type="float">
            <text:p>-64,3689193725586</text:p>
          </table:table-cell>
          <table:table-cell office:value-type="float" office:value="-64.3305740356445" calcext:value-type="float">
            <text:p>-64,3305740356445</text:p>
          </table:table-cell>
          <table:table-cell office:value-type="float" office:value="-64.3327331542969" calcext:value-type="float">
            <text:p>-64,3327331542969</text:p>
          </table:table-cell>
          <table:table-cell office:value-type="float" office:value="-64.3455276489258" calcext:value-type="float">
            <text:p>-64,3455276489258</text:p>
          </table:table-cell>
          <table:table-cell office:value-type="float" office:value="-64.3518600463867" calcext:value-type="float">
            <text:p>-64,3518600463867</text:p>
          </table:table-cell>
          <table:table-cell office:value-type="float" office:value="-64.3474273681641" calcext:value-type="float">
            <text:p>-64,3474273681641</text:p>
          </table:table-cell>
          <table:table-cell office:value-type="float" office:value="-64.3538665771484" calcext:value-type="float">
            <text:p>-64,3538665771484</text:p>
          </table:table-cell>
          <table:table-cell office:value-type="float" office:value="-64.5797500610352" calcext:value-type="float">
            <text:p>-64,5797500610352</text:p>
          </table:table-cell>
          <table:table-cell office:value-type="float" office:value="-64.6074676513672" calcext:value-type="float">
            <text:p>-64,6074676513672</text:p>
          </table:table-cell>
          <table:table-cell office:value-type="float" office:value="-64.6125183105469" calcext:value-type="float">
            <text:p>-64,6125183105469</text:p>
          </table:table-cell>
          <table:table-cell office:value-type="float" office:value="-64.6053466796875" calcext:value-type="float">
            <text:p>-64,6053466796875</text:p>
          </table:table-cell>
          <table:table-cell office:value-type="float" office:value="-64.6142044067383" calcext:value-type="float">
            <text:p>-64,6142044067383</text:p>
          </table:table-cell>
          <table:table-cell office:value-type="float" office:value="-64.6130065917969" calcext:value-type="float">
            <text:p>-64,6130065917969</text:p>
          </table:table-cell>
          <table:table-cell office:value-type="float" office:value="-64.6403427124023" calcext:value-type="float">
            <text:p>-64,6403427124023</text:p>
          </table:table-cell>
          <table:table-cell office:value-type="float" office:value="-64.6127395629883" calcext:value-type="float">
            <text:p>-64,6127395629883</text:p>
          </table:table-cell>
          <table:table-cell office:value-type="float" office:value="-64.6351089477539" calcext:value-type="float">
            <text:p>-64,6351089477539</text:p>
          </table:table-cell>
          <table:table-cell office:value-type="float" office:value="-64.6337432861328" calcext:value-type="float">
            <text:p>-64,6337432861328</text:p>
          </table:table-cell>
          <table:table-cell office:value-type="float" office:value="-64.6212692260742" calcext:value-type="float">
            <text:p>-64,6212692260742</text:p>
          </table:table-cell>
          <table:table-cell office:value-type="float" office:value="-64.6527252197266" calcext:value-type="float">
            <text:p>-64,6527252197266</text:p>
          </table:table-cell>
          <table:table-cell office:value-type="float" office:value="-64.6314010620117" calcext:value-type="float">
            <text:p>-64,6314010620117</text:p>
          </table:table-cell>
          <table:table-cell office:value-type="float" office:value="-64.6013336181641" calcext:value-type="float">
            <text:p>-64,6013336181641</text:p>
          </table:table-cell>
          <table:table-cell office:value-type="float" office:value="-64.6332015991211" calcext:value-type="float">
            <text:p>-64,6332015991211</text:p>
          </table:table-cell>
          <table:table-cell office:value-type="float" office:value="-64.6367950439453" calcext:value-type="float">
            <text:p>-64,6367950439453</text:p>
          </table:table-cell>
          <table:table-cell office:value-type="float" office:value="-64.6177368164063" calcext:value-type="float">
            <text:p>-64,6177368164063</text:p>
          </table:table-cell>
          <table:table-cell office:value-type="float" office:value="-64.6285171508789" calcext:value-type="float">
            <text:p>-64,6285171508789</text:p>
          </table:table-cell>
          <table:table-cell office:value-type="float" office:value="-64.6060485839844" calcext:value-type="float">
            <text:p>-64,6060485839844</text:p>
          </table:table-cell>
          <table:table-cell office:value-type="float" office:value="-64.5944366455078" calcext:value-type="float">
            <text:p>-64,5944366455078</text:p>
          </table:table-cell>
          <table:table-cell office:value-type="float" office:value="-64.6250839233398" calcext:value-type="float">
            <text:p>-64,6250839233398</text:p>
          </table:table-cell>
          <table:table-cell office:value-type="float" office:value="-64.6454162597656" calcext:value-type="float">
            <text:p>-64,6454162597656</text:p>
          </table:table-cell>
          <table:table-cell office:value-type="float" office:value="-64.5959014892578" calcext:value-type="float">
            <text:p>-64,5959014892578</text:p>
          </table:table-cell>
          <table:table-cell office:value-type="float" office:value="-64.6115417480469" calcext:value-type="float">
            <text:p>-64,6115417480469</text:p>
          </table:table-cell>
          <table:table-cell office:value-type="float" office:value="-64.6099090576172" calcext:value-type="float">
            <text:p>-64,6099090576172</text:p>
          </table:table-cell>
          <table:table-cell office:value-type="float" office:value="-64.5986709594727" calcext:value-type="float">
            <text:p>-64,5986709594727</text:p>
          </table:table-cell>
          <table:table-cell office:value-type="float" office:value="-64.5763397216797" calcext:value-type="float">
            <text:p>-64,5763397216797</text:p>
          </table:table-cell>
          <table:table-cell office:value-type="float" office:value="-64.6049652099609" calcext:value-type="float">
            <text:p>-64,6049652099609</text:p>
          </table:table-cell>
          <table:table-cell office:value-type="float" office:value="-64.6114349365234" calcext:value-type="float">
            <text:p>-64,6114349365234</text:p>
          </table:table-cell>
          <table:table-cell office:value-type="float" office:value="-64.6184997558594" calcext:value-type="float">
            <text:p>-64,6184997558594</text:p>
          </table:table-cell>
          <table:table-cell office:value-type="float" office:value="-64.617301940918" calcext:value-type="float">
            <text:p>-64,617301940918</text:p>
          </table:table-cell>
          <table:table-cell office:value-type="float" office:value="-64.6382675170898" calcext:value-type="float">
            <text:p>-64,6382675170898</text:p>
          </table:table-cell>
          <table:table-cell office:value-type="float" office:value="-64.6449737548828" calcext:value-type="float">
            <text:p>-64,6449737548828</text:p>
          </table:table-cell>
          <table:table-cell office:value-type="float" office:value="-64.6238327026367" calcext:value-type="float">
            <text:p>-64,6238327026367</text:p>
          </table:table-cell>
          <table:table-cell office:value-type="float" office:value="-64.6144790649414" calcext:value-type="float">
            <text:p>-64,6144790649414</text:p>
          </table:table-cell>
          <table:table-cell office:value-type="float" office:value="-64.6175231933594" calcext:value-type="float">
            <text:p>-64,6175231933594</text:p>
          </table:table-cell>
          <table:table-cell office:value-type="float" office:value="-64.6149139404297" calcext:value-type="float">
            <text:p>-64,6149139404297</text:p>
          </table:table-cell>
          <table:table-cell office:value-type="float" office:value="-64.6251983642578" calcext:value-type="float">
            <text:p>-64,6251983642578</text:p>
          </table:table-cell>
          <table:table-cell office:value-type="float" office:value="-64.6001358032227" calcext:value-type="float">
            <text:p>-64,6001358032227</text:p>
          </table:table-cell>
          <table:table-cell office:value-type="float" office:value="-64.6061019897461" calcext:value-type="float">
            <text:p>-64,6061019897461</text:p>
          </table:table-cell>
          <table:table-cell office:value-type="float" office:value="-64.6288375854492" calcext:value-type="float">
            <text:p>-64,6288375854492</text:p>
          </table:table-cell>
          <table:table-cell office:value-type="float" office:value="-64.6189880371094" calcext:value-type="float">
            <text:p>-64,6189880371094</text:p>
          </table:table-cell>
          <table:table-cell office:value-type="float" office:value="-64.6174163818359" calcext:value-type="float">
            <text:p>-64,6174163818359</text:p>
          </table:table-cell>
          <table:table-cell office:value-type="float" office:value="-64.6176834106445" calcext:value-type="float">
            <text:p>-64,6176834106445</text:p>
          </table:table-cell>
          <table:table-cell office:value-type="float" office:value="-64.6184997558594" calcext:value-type="float">
            <text:p>-64,6184997558594</text:p>
          </table:table-cell>
          <table:table-cell office:value-type="float" office:value="-64.6213302612305" calcext:value-type="float">
            <text:p>-64,6213302612305</text:p>
          </table:table-cell>
          <table:table-cell office:value-type="float" office:value="-64.6289520263672" calcext:value-type="float">
            <text:p>-64,6289520263672</text:p>
          </table:table-cell>
          <table:table-cell office:value-type="float" office:value="-64.6183929443359" calcext:value-type="float">
            <text:p>-64,6183929443359</text:p>
          </table:table-cell>
          <table:table-cell office:value-type="float" office:value="-64.6255187988281" calcext:value-type="float">
            <text:p>-64,6255187988281</text:p>
          </table:table-cell>
          <table:table-cell office:value-type="float" office:value="-64.6059417724609" calcext:value-type="float">
            <text:p>-64,6059417724609</text:p>
          </table:table-cell>
          <table:table-cell office:value-type="float" office:value="-64.5990982055664" calcext:value-type="float">
            <text:p>-64,5990982055664</text:p>
          </table:table-cell>
          <table:table-cell office:value-type="float" office:value="-64.6241073608398" calcext:value-type="float">
            <text:p>-64,6241073608398</text:p>
          </table:table-cell>
          <table:table-cell office:value-type="float" office:value="-64.6022491455078" calcext:value-type="float">
            <text:p>-64,6022491455078</text:p>
          </table:table-cell>
          <table:table-cell office:value-type="float" office:value="-64.6113204956055" calcext:value-type="float">
            <text:p>-64,6113204956055</text:p>
          </table:table-cell>
          <table:table-cell office:value-type="float" office:value="-64.6279678344727" calcext:value-type="float">
            <text:p>-64,6279678344727</text:p>
          </table:table-cell>
          <table:table-cell office:value-type="float" office:value="-64.6079559326172" calcext:value-type="float">
            <text:p>-64,6079559326172</text:p>
          </table:table-cell>
          <table:table-cell office:value-type="float" office:value="-64.6038818359375" calcext:value-type="float">
            <text:p>-64,6038818359375</text:p>
          </table:table-cell>
          <table:table-cell office:value-type="float" office:value="-64.6088790893555" calcext:value-type="float">
            <text:p>-64,6088790893555</text:p>
          </table:table-cell>
          <table:table-cell office:value-type="float" office:value="-64.6103973388672" calcext:value-type="float">
            <text:p>-64,6103973388672</text:p>
          </table:table-cell>
          <table:table-cell office:value-type="float" office:value="-64.6173553466797" calcext:value-type="float">
            <text:p>-64,6173553466797</text:p>
          </table:table-cell>
          <table:table-cell office:value-type="float" office:value="-64.6325454711914" calcext:value-type="float">
            <text:p>-64,6325454711914</text:p>
          </table:table-cell>
          <table:table-cell office:value-type="float" office:value="-64.6185531616211" calcext:value-type="float">
            <text:p>-64,6185531616211</text:p>
          </table:table-cell>
          <table:table-cell office:value-type="float" office:value="-64.5981216430664" calcext:value-type="float">
            <text:p>-64,5981216430664</text:p>
          </table:table-cell>
          <table:table-cell office:value-type="float" office:value="-64.61279296875" calcext:value-type="float">
            <text:p>-64,61279296875</text:p>
          </table:table-cell>
          <table:table-cell office:value-type="float" office:value="-64.6189346313477" calcext:value-type="float">
            <text:p>-64,6189346313477</text:p>
          </table:table-cell>
          <table:table-cell office:value-type="float" office:value="-64.6256866455078" calcext:value-type="float">
            <text:p>-64,6256866455078</text:p>
          </table:table-cell>
          <table:table-cell office:value-type="float" office:value="-64.6248168945313" calcext:value-type="float">
            <text:p>-64,6248168945313</text:p>
          </table:table-cell>
          <table:table-cell office:value-type="float" office:value="-64.6048583984375" calcext:value-type="float">
            <text:p>-64,6048583984375</text:p>
          </table:table-cell>
          <table:table-cell office:value-type="float" office:value="-64.6208419799805" calcext:value-type="float">
            <text:p>-64,6208419799805</text:p>
          </table:table-cell>
          <table:table-cell office:value-type="float" office:value="-64.6212692260742" calcext:value-type="float">
            <text:p>-64,6212692260742</text:p>
          </table:table-cell>
          <table:table-cell office:value-type="float" office:value="-64.6331405639648" calcext:value-type="float">
            <text:p>-64,6331405639648</text:p>
          </table:table-cell>
          <table:table-cell office:value-type="float" office:value="-64.6565017700195" calcext:value-type="float">
            <text:p>-64,6565017700195</text:p>
          </table:table-cell>
          <table:table-cell office:value-type="float" office:value="-64.6582489013672" calcext:value-type="float">
            <text:p>-64,6582489013672</text:p>
          </table:table-cell>
          <table:table-cell office:value-type="float" office:value="-64.6185531616211" calcext:value-type="float">
            <text:p>-64,6185531616211</text:p>
          </table:table-cell>
          <table:table-cell office:value-type="float" office:value="-64.6451416015625" calcext:value-type="float">
            <text:p>-64,6451416015625</text:p>
          </table:table-cell>
          <table:table-cell office:value-type="float" office:value="-64.6312408447266" calcext:value-type="float">
            <text:p>-64,6312408447266</text:p>
          </table:table-cell>
          <table:table-cell office:value-type="float" office:value="-64.6322174072266" calcext:value-type="float">
            <text:p>-64,6322174072266</text:p>
          </table:table-cell>
          <table:table-cell office:value-type="float" office:value="-64.6017074584961" calcext:value-type="float">
            <text:p>-64,6017074584961</text:p>
          </table:table-cell>
          <table:table-cell office:value-type="float" office:value="-64.6439437866211" calcext:value-type="float">
            <text:p>-64,6439437866211</text:p>
          </table:table-cell>
          <table:table-cell office:value-type="float" office:value="-64.5211944580078" calcext:value-type="float">
            <text:p>-64,5211944580078</text:p>
          </table:table-cell>
          <table:table-cell office:value-type="float" office:value="-64.3993072509766" calcext:value-type="float">
            <text:p>-64,3993072509766</text:p>
          </table:table-cell>
          <table:table-cell office:value-type="float" office:value="-64.3955383300781" calcext:value-type="float">
            <text:p>-64,3955383300781</text:p>
          </table:table-cell>
          <table:table-cell office:value-type="float" office:value="-64.4041900634766" calcext:value-type="float">
            <text:p>-64,4041900634766</text:p>
          </table:table-cell>
          <table:table-cell office:value-type="float" office:value="-64.3894500732422" calcext:value-type="float">
            <text:p>-64,3894500732422</text:p>
          </table:table-cell>
          <table:table-cell office:value-type="float" office:value="-64.3785400390625" calcext:value-type="float">
            <text:p>-64,3785400390625</text:p>
          </table:table-cell>
          <table:table-cell office:value-type="float" office:value="-64.3428421020508" calcext:value-type="float">
            <text:p>-64,3428421020508</text:p>
          </table:table-cell>
          <table:table-cell office:value-type="float" office:value="-64.3894500732422" calcext:value-type="float">
            <text:p>-64,3894500732422</text:p>
          </table:table-cell>
          <table:table-cell office:value-type="float" office:value="-64.4043960571289" calcext:value-type="float">
            <text:p>-64,4043960571289</text:p>
          </table:table-cell>
          <table:table-cell office:value-type="float" office:value="-64.3824005126953" calcext:value-type="float">
            <text:p>-64,3824005126953</text:p>
          </table:table-cell>
          <table:table-cell office:value-type="float" office:value="-64.4114608764648" calcext:value-type="float">
            <text:p>-64,4114608764648</text:p>
          </table:table-cell>
          <table:table-cell office:value-type="float" office:value="-64.3909301757813" calcext:value-type="float">
            <text:p>-64,3909301757813</text:p>
          </table:table-cell>
          <table:table-cell office:value-type="float" office:value="-64.4016952514648" calcext:value-type="float">
            <text:p>-64,4016952514648</text:p>
          </table:table-cell>
          <table:table-cell office:value-type="float" office:value="-64.4126281738281" calcext:value-type="float">
            <text:p>-64,4126281738281</text:p>
          </table:table-cell>
          <table:table-cell office:value-type="float" office:value="-64.3974456787109" calcext:value-type="float">
            <text:p>-64,3974456787109</text:p>
          </table:table-cell>
          <table:table-cell office:value-type="float" office:value="-64.3796005249023" calcext:value-type="float">
            <text:p>-64,3796005249023</text:p>
          </table:table-cell>
          <table:table-cell office:value-type="float" office:value="-64.4108734130859" calcext:value-type="float">
            <text:p>-64,4108734130859</text:p>
          </table:table-cell>
          <table:table-cell office:value-type="float" office:value="-64.4107666015625" calcext:value-type="float">
            <text:p>-64,4107666015625</text:p>
          </table:table-cell>
          <table:table-cell office:value-type="float" office:value="-64.4126281738281" calcext:value-type="float">
            <text:p>-64,4126281738281</text:p>
          </table:table-cell>
          <table:table-cell office:value-type="float" office:value="-64.4184188842773" calcext:value-type="float">
            <text:p>-64,4184188842773</text:p>
          </table:table-cell>
          <table:table-cell office:value-type="float" office:value="-64.3986663818359" calcext:value-type="float">
            <text:p>-64,3986663818359</text:p>
          </table:table-cell>
          <table:table-cell office:value-type="float" office:value="-64.3956451416016" calcext:value-type="float">
            <text:p>-64,3956451416016</text:p>
          </table:table-cell>
          <table:table-cell office:value-type="float" office:value="-64.3803939819336" calcext:value-type="float">
            <text:p>-64,3803939819336</text:p>
          </table:table-cell>
          <table:table-cell office:value-type="float" office:value="-64.4173583984375" calcext:value-type="float">
            <text:p>-64,4173583984375</text:p>
          </table:table-cell>
          <table:table-cell office:value-type="float" office:value="-64.3846817016602" calcext:value-type="float">
            <text:p>-64,3846817016602</text:p>
          </table:table-cell>
          <table:table-cell office:value-type="float" office:value="-64.3867416381836" calcext:value-type="float">
            <text:p>-64,3867416381836</text:p>
          </table:table-cell>
          <table:table-cell office:value-type="float" office:value="-64.374885559082" calcext:value-type="float">
            <text:p>-64,374885559082</text:p>
          </table:table-cell>
          <table:table-cell office:value-type="float" office:value="-64.3964920043945" calcext:value-type="float">
            <text:p>-64,3964920043945</text:p>
          </table:table-cell>
          <table:table-cell office:value-type="float" office:value="-64.3873291015625" calcext:value-type="float">
            <text:p>-64,3873291015625</text:p>
          </table:table-cell>
          <table:table-cell office:value-type="float" office:value="-64.3935775756836" calcext:value-type="float">
            <text:p>-64,3935775756836</text:p>
          </table:table-cell>
          <table:table-cell office:value-type="float" office:value="-64.4253311157227" calcext:value-type="float">
            <text:p>-64,4253311157227</text:p>
          </table:table-cell>
          <table:table-cell office:value-type="float" office:value="-64.3943786621094" calcext:value-type="float">
            <text:p>-64,3943786621094</text:p>
          </table:table-cell>
          <table:table-cell office:value-type="float" office:value="-64.3756332397461" calcext:value-type="float">
            <text:p>-64,3756332397461</text:p>
          </table:table-cell>
          <table:table-cell office:value-type="float" office:value="-64.4218215942383" calcext:value-type="float">
            <text:p>-64,4218215942383</text:p>
          </table:table-cell>
          <table:table-cell office:value-type="float" office:value="-64.4097061157227" calcext:value-type="float">
            <text:p>-64,4097061157227</text:p>
          </table:table-cell>
          <table:table-cell office:value-type="float" office:value="-64.4037094116211" calcext:value-type="float">
            <text:p>-64,4037094116211</text:p>
          </table:table-cell>
          <table:table-cell office:value-type="float" office:value="-64.4241638183594" calcext:value-type="float">
            <text:p>-64,4241638183594</text:p>
          </table:table-cell>
          <table:table-cell office:value-type="float" office:value="-64.4093322753906" calcext:value-type="float">
            <text:p>-64,4093322753906</text:p>
          </table:table-cell>
          <table:table-cell office:value-type="float" office:value="-64.3749389648438" calcext:value-type="float">
            <text:p>-64,3749389648438</text:p>
          </table:table-cell>
          <table:table-cell office:value-type="float" office:value="-64.4012145996094" calcext:value-type="float">
            <text:p>-64,4012145996094</text:p>
          </table:table-cell>
          <table:table-cell office:value-type="float" office:value="-64.3642120361328" calcext:value-type="float">
            <text:p>-64,3642120361328</text:p>
          </table:table-cell>
          <table:table-cell office:value-type="float" office:value="-64.3944854736328" calcext:value-type="float">
            <text:p>-64,3944854736328</text:p>
          </table:table-cell>
          <table:table-cell office:value-type="float" office:value="-64.3974456787109" calcext:value-type="float">
            <text:p>-64,3974456787109</text:p>
          </table:table-cell>
          <table:table-cell office:value-type="float" office:value="-64.4139022827148" calcext:value-type="float">
            <text:p>-64,4139022827148</text:p>
          </table:table-cell>
          <table:table-cell office:value-type="float" office:value="-64.3872222900391" calcext:value-type="float">
            <text:p>-64,3872222900391</text:p>
          </table:table-cell>
          <table:table-cell office:value-type="float" office:value="-64.3775863647461" calcext:value-type="float">
            <text:p>-64,3775863647461</text:p>
          </table:table-cell>
          <table:table-cell office:value-type="float" office:value="-64.3790130615234" calcext:value-type="float">
            <text:p>-64,3790130615234</text:p>
          </table:table-cell>
          <table:table-cell office:value-type="float" office:value="-64.4072113037109" calcext:value-type="float">
            <text:p>-64,4072113037109</text:p>
          </table:table-cell>
          <table:table-cell office:value-type="float" office:value="-64.3784866333008" calcext:value-type="float">
            <text:p>-64,3784866333008</text:p>
          </table:table-cell>
          <table:table-cell office:value-type="float" office:value="-64.3831405639648" calcext:value-type="float">
            <text:p>-64,3831405639648</text:p>
          </table:table-cell>
          <table:table-cell office:value-type="float" office:value="-64.3726119995117" calcext:value-type="float">
            <text:p>-64,3726119995117</text:p>
          </table:table-cell>
          <table:table-cell office:value-type="float" office:value="-64.4141693115234" calcext:value-type="float">
            <text:p>-64,4141693115234</text:p>
          </table:table-cell>
          <table:table-cell office:value-type="float" office:value="-64.3965530395508" calcext:value-type="float">
            <text:p>-64,3965530395508</text:p>
          </table:table-cell>
          <table:table-cell office:value-type="float" office:value="-64.3829345703125" calcext:value-type="float">
            <text:p>-64,3829345703125</text:p>
          </table:table-cell>
          <table:table-cell office:value-type="float" office:value="-64.4110336303711" calcext:value-type="float">
            <text:p>-64,4110336303711</text:p>
          </table:table-cell>
          <table:table-cell office:value-type="float" office:value="-64.3744659423828" calcext:value-type="float">
            <text:p>-64,3744659423828</text:p>
          </table:table-cell>
          <table:table-cell office:value-type="float" office:value="-64.3720321655273" calcext:value-type="float">
            <text:p>-64,3720321655273</text:p>
          </table:table-cell>
          <table:table-cell office:value-type="float" office:value="-64.3917770385742" calcext:value-type="float">
            <text:p>-64,3917770385742</text:p>
          </table:table-cell>
          <table:table-cell office:value-type="float" office:value="-64.4097595214844" calcext:value-type="float">
            <text:p>-64,4097595214844</text:p>
          </table:table-cell>
          <table:table-cell office:value-type="float" office:value="-64.3653182983398" calcext:value-type="float">
            <text:p>-64,3653182983398</text:p>
          </table:table-cell>
          <table:table-cell office:value-type="float" office:value="-64.3901901245117" calcext:value-type="float">
            <text:p>-64,3901901245117</text:p>
          </table:table-cell>
          <table:table-cell office:value-type="float" office:value="-64.3824005126953" calcext:value-type="float">
            <text:p>-64,3824005126953</text:p>
          </table:table-cell>
          <table:table-cell office:value-type="float" office:value="-64.3919372558594" calcext:value-type="float">
            <text:p>-64,3919372558594</text:p>
          </table:table-cell>
          <table:table-cell office:value-type="float" office:value="-64.3891296386719" calcext:value-type="float">
            <text:p>-64,3891296386719</text:p>
          </table:table-cell>
          <table:table-cell office:value-type="float" office:value="-64.3832473754883" calcext:value-type="float">
            <text:p>-64,3832473754883</text:p>
          </table:table-cell>
          <table:table-cell office:value-type="float" office:value="-64.3899230957031" calcext:value-type="float">
            <text:p>-64,3899230957031</text:p>
          </table:table-cell>
          <table:table-cell office:value-type="float" office:value="-64.39208984375" calcext:value-type="float">
            <text:p>-64,39208984375</text:p>
          </table:table-cell>
          <table:table-cell office:value-type="float" office:value="-64.3743591308594" calcext:value-type="float">
            <text:p>-64,3743591308594</text:p>
          </table:table-cell>
          <table:table-cell office:value-type="float" office:value="-64.3790130615234" calcext:value-type="float">
            <text:p>-64,3790130615234</text:p>
          </table:table-cell>
          <table:table-cell office:value-type="float" office:value="-64.3808670043945" calcext:value-type="float">
            <text:p>-64,3808670043945</text:p>
          </table:table-cell>
          <table:table-cell office:value-type="float" office:value="-64.3824005126953" calcext:value-type="float">
            <text:p>-64,3824005126953</text:p>
          </table:table-cell>
          <table:table-cell office:value-type="float" office:value="-64.3761596679688" calcext:value-type="float">
            <text:p>-64,3761596679688</text:p>
          </table:table-cell>
          <table:table-cell office:value-type="float" office:value="-64.4101867675781" calcext:value-type="float">
            <text:p>-64,4101867675781</text:p>
          </table:table-cell>
          <table:table-cell office:value-type="float" office:value="-64.378059387207" calcext:value-type="float">
            <text:p>-64,378059387207</text:p>
          </table:table-cell>
          <table:table-cell office:value-type="float" office:value="-64.3939514160156" calcext:value-type="float">
            <text:p>-64,3939514160156</text:p>
          </table:table-cell>
          <table:table-cell office:value-type="float" office:value="-64.4206008911133" calcext:value-type="float">
            <text:p>-64,4206008911133</text:p>
          </table:table-cell>
          <table:table-cell office:value-type="float" office:value="-64.3759460449219" calcext:value-type="float">
            <text:p>-64,3759460449219</text:p>
          </table:table-cell>
          <table:table-cell office:value-type="float" office:value="-64.3896560668945" calcext:value-type="float">
            <text:p>-64,3896560668945</text:p>
          </table:table-cell>
          <table:table-cell office:value-type="float" office:value="-64.4047698974609" calcext:value-type="float">
            <text:p>-64,4047698974609</text:p>
          </table:table-cell>
          <table:table-cell office:value-type="float" office:value="-64.3857879638672" calcext:value-type="float">
            <text:p>-64,3857879638672</text:p>
          </table:table-cell>
          <table:table-cell office:value-type="float" office:value="-64.5107650756836" calcext:value-type="float">
            <text:p>-64,5107650756836</text:p>
          </table:table-cell>
          <table:table-cell office:value-type="float" office:value="-64.6978378295898" calcext:value-type="float">
            <text:p>-64,6978378295898</text:p>
          </table:table-cell>
          <table:table-cell office:value-type="float" office:value="-64.6810607910156" calcext:value-type="float">
            <text:p>-64,6810607910156</text:p>
          </table:table-cell>
          <table:table-cell office:value-type="float" office:value="-64.6921920776367" calcext:value-type="float">
            <text:p>-64,6921920776367</text:p>
          </table:table-cell>
          <table:table-cell office:value-type="float" office:value="-64.6770629882813" calcext:value-type="float">
            <text:p>-64,6770629882813</text:p>
          </table:table-cell>
          <table:table-cell office:value-type="float" office:value="-64.6958694458008" calcext:value-type="float">
            <text:p>-64,6958694458008</text:p>
          </table:table-cell>
          <table:table-cell office:value-type="float" office:value="-64.6806259155273" calcext:value-type="float">
            <text:p>-64,6806259155273</text:p>
          </table:table-cell>
          <table:table-cell office:value-type="float" office:value="-64.6855010986328" calcext:value-type="float">
            <text:p>-64,6855010986328</text:p>
          </table:table-cell>
          <table:table-cell office:value-type="float" office:value="-64.6762390136719" calcext:value-type="float">
            <text:p>-64,6762390136719</text:p>
          </table:table-cell>
          <table:table-cell office:value-type="float" office:value="-64.6748733520508" calcext:value-type="float">
            <text:p>-64,6748733520508</text:p>
          </table:table-cell>
          <table:table-cell office:value-type="float" office:value="-64.7029495239258" calcext:value-type="float">
            <text:p>-64,7029495239258</text:p>
          </table:table-cell>
          <table:table-cell office:value-type="float" office:value="-64.7101440429688" calcext:value-type="float">
            <text:p>-64,7101440429688</text:p>
          </table:table-cell>
          <table:table-cell office:value-type="float" office:value="-64.6850051879883" calcext:value-type="float">
            <text:p>-64,6850051879883</text:p>
          </table:table-cell>
          <table:table-cell office:value-type="float" office:value="-64.6794204711914" calcext:value-type="float">
            <text:p>-64,6794204711914</text:p>
          </table:table-cell>
          <table:table-cell office:value-type="float" office:value="-64.6689071655273" calcext:value-type="float">
            <text:p>-64,6689071655273</text:p>
          </table:table-cell>
          <table:table-cell office:value-type="float" office:value="-64.6720275878906" calcext:value-type="float">
            <text:p>-64,6720275878906</text:p>
          </table:table-cell>
          <table:table-cell office:value-type="float" office:value="-64.6965255737305" calcext:value-type="float">
            <text:p>-64,6965255737305</text:p>
          </table:table-cell>
          <table:table-cell office:value-type="float" office:value="-64.6880187988281" calcext:value-type="float">
            <text:p>-64,6880187988281</text:p>
          </table:table-cell>
          <table:table-cell office:value-type="float" office:value="-64.6792526245117" calcext:value-type="float">
            <text:p>-64,6792526245117</text:p>
          </table:table-cell>
          <table:table-cell office:value-type="float" office:value="-64.6864852905273" calcext:value-type="float">
            <text:p>-64,6864852905273</text:p>
          </table:table-cell>
          <table:table-cell office:value-type="float" office:value="-64.6927947998047" calcext:value-type="float">
            <text:p>-64,6927947998047</text:p>
          </table:table-cell>
          <table:table-cell office:value-type="float" office:value="-64.6942749023438" calcext:value-type="float">
            <text:p>-64,6942749023438</text:p>
          </table:table-cell>
          <table:table-cell office:value-type="float" office:value="-64.6959762573242" calcext:value-type="float">
            <text:p>-64,6959762573242</text:p>
          </table:table-cell>
          <table:table-cell office:value-type="float" office:value="-64.6807327270508" calcext:value-type="float">
            <text:p>-64,6807327270508</text:p>
          </table:table-cell>
          <table:table-cell office:value-type="float" office:value="-64.6630020141602" calcext:value-type="float">
            <text:p>-64,6630020141602</text:p>
          </table:table-cell>
          <table:table-cell office:value-type="float" office:value="-64.6537628173828" calcext:value-type="float">
            <text:p>-64,6537628173828</text:p>
          </table:table-cell>
          <table:table-cell office:value-type="float" office:value="-64.6815567016602" calcext:value-type="float">
            <text:p>-64,6815567016602</text:p>
          </table:table-cell>
          <table:table-cell office:value-type="float" office:value="-64.6894454956055" calcext:value-type="float">
            <text:p>-64,6894454956055</text:p>
          </table:table-cell>
          <table:table-cell office:value-type="float" office:value="-64.6841888427734" calcext:value-type="float">
            <text:p>-64,6841888427734</text:p>
          </table:table-cell>
          <table:table-cell office:value-type="float" office:value="-64.6898345947266" calcext:value-type="float">
            <text:p>-64,6898345947266</text:p>
          </table:table-cell>
          <table:table-cell office:value-type="float" office:value="-64.6963043212891" calcext:value-type="float">
            <text:p>-64,6963043212891</text:p>
          </table:table-cell>
          <table:table-cell office:value-type="float" office:value="-64.7060241699219" calcext:value-type="float">
            <text:p>-64,7060241699219</text:p>
          </table:table-cell>
          <table:table-cell office:value-type="float" office:value="-64.696907043457" calcext:value-type="float">
            <text:p>-64,696907043457</text:p>
          </table:table-cell>
          <table:table-cell office:value-type="float" office:value="-64.6961975097656" calcext:value-type="float">
            <text:p>-64,6961975097656</text:p>
          </table:table-cell>
          <table:table-cell office:value-type="float" office:value="-64.7021255493164" calcext:value-type="float">
            <text:p>-64,7021255493164</text:p>
          </table:table-cell>
          <table:table-cell office:value-type="float" office:value="-64.6854476928711" calcext:value-type="float">
            <text:p>-64,6854476928711</text:p>
          </table:table-cell>
          <table:table-cell office:value-type="float" office:value="-64.6897811889648" calcext:value-type="float">
            <text:p>-64,6897811889648</text:p>
          </table:table-cell>
          <table:table-cell office:value-type="float" office:value="-64.6854476928711" calcext:value-type="float">
            <text:p>-64,6854476928711</text:p>
          </table:table-cell>
          <table:table-cell office:value-type="float" office:value="-64.7110214233398" calcext:value-type="float">
            <text:p>-64,7110214233398</text:p>
          </table:table-cell>
          <table:table-cell office:value-type="float" office:value="-64.6914749145508" calcext:value-type="float">
            <text:p>-64,6914749145508</text:p>
          </table:table-cell>
          <table:table-cell office:value-type="float" office:value="-64.7065200805664" calcext:value-type="float">
            <text:p>-64,7065200805664</text:p>
          </table:table-cell>
          <table:table-cell office:value-type="float" office:value="-64.67919921875" calcext:value-type="float">
            <text:p>-64,67919921875</text:p>
          </table:table-cell>
          <table:table-cell office:value-type="float" office:value="-64.6519622802734" calcext:value-type="float">
            <text:p>-64,6519622802734</text:p>
          </table:table-cell>
          <table:table-cell office:value-type="float" office:value="-64.6639862060547" calcext:value-type="float">
            <text:p>-64,6639862060547</text:p>
          </table:table-cell>
          <table:table-cell office:value-type="float" office:value="-64.6826477050781" calcext:value-type="float">
            <text:p>-64,6826477050781</text:p>
          </table:table-cell>
          <table:table-cell office:value-type="float" office:value="-64.6727905273438" calcext:value-type="float">
            <text:p>-64,6727905273438</text:p>
          </table:table-cell>
          <table:table-cell office:value-type="float" office:value="-64.6777725219727" calcext:value-type="float">
            <text:p>-64,6777725219727</text:p>
          </table:table-cell>
          <table:table-cell office:value-type="float" office:value="-64.6809539794922" calcext:value-type="float">
            <text:p>-64,6809539794922</text:p>
          </table:table-cell>
          <table:table-cell office:value-type="float" office:value="-64.666389465332" calcext:value-type="float">
            <text:p>-64,666389465332</text:p>
          </table:table-cell>
          <table:table-cell office:value-type="float" office:value="-64.6894454956055" calcext:value-type="float">
            <text:p>-64,6894454956055</text:p>
          </table:table-cell>
          <table:table-cell office:value-type="float" office:value="-64.6577529907227" calcext:value-type="float">
            <text:p>-64,6577529907227</text:p>
          </table:table-cell>
          <table:table-cell office:value-type="float" office:value="-64.6737747192383" calcext:value-type="float">
            <text:p>-64,6737747192383</text:p>
          </table:table-cell>
          <table:table-cell office:value-type="float" office:value="-64.6845169067383" calcext:value-type="float">
            <text:p>-64,6845169067383</text:p>
          </table:table-cell>
          <table:table-cell office:value-type="float" office:value="-64.6829223632813" calcext:value-type="float">
            <text:p>-64,6829223632813</text:p>
          </table:table-cell>
          <table:table-cell office:value-type="float" office:value="-64.6794204711914" calcext:value-type="float">
            <text:p>-64,6794204711914</text:p>
          </table:table-cell>
          <table:table-cell office:value-type="float" office:value="-64.7067413330078" calcext:value-type="float">
            <text:p>-64,7067413330078</text:p>
          </table:table-cell>
          <table:table-cell office:value-type="float" office:value="-64.6629486083984" calcext:value-type="float">
            <text:p>-64,6629486083984</text:p>
          </table:table-cell>
          <table:table-cell office:value-type="float" office:value="-64.6868667602539" calcext:value-type="float">
            <text:p>-64,6868667602539</text:p>
          </table:table-cell>
          <table:table-cell office:value-type="float" office:value="-64.6671524047852" calcext:value-type="float">
            <text:p>-64,6671524047852</text:p>
          </table:table-cell>
          <table:table-cell office:value-type="float" office:value="-64.7159194946289" calcext:value-type="float">
            <text:p>-64,7159194946289</text:p>
          </table:table-cell>
          <table:table-cell office:value-type="float" office:value="-64.6865997314453" calcext:value-type="float">
            <text:p>-64,6865997314453</text:p>
          </table:table-cell>
          <table:table-cell office:value-type="float" office:value="-64.69921875" calcext:value-type="float">
            <text:p>-64,69921875</text:p>
          </table:table-cell>
          <table:table-cell office:value-type="float" office:value="-64.6916427612305" calcext:value-type="float">
            <text:p>-64,6916427612305</text:p>
          </table:table-cell>
          <table:table-cell office:value-type="float" office:value="-64.6861572265625" calcext:value-type="float">
            <text:p>-64,6861572265625</text:p>
          </table:table-cell>
          <table:table-cell office:value-type="float" office:value="-64.6981201171875" calcext:value-type="float">
            <text:p>-64,6981201171875</text:p>
          </table:table-cell>
          <table:table-cell office:value-type="float" office:value="-64.6938400268555" calcext:value-type="float">
            <text:p>-64,6938400268555</text:p>
          </table:table-cell>
          <table:table-cell office:value-type="float" office:value="-64.6551818847656" calcext:value-type="float">
            <text:p>-64,6551818847656</text:p>
          </table:table-cell>
          <table:table-cell office:value-type="float" office:value="-64.6855545043945" calcext:value-type="float">
            <text:p>-64,6855545043945</text:p>
          </table:table-cell>
          <table:table-cell office:value-type="float" office:value="-64.6873626708984" calcext:value-type="float">
            <text:p>-64,6873626708984</text:p>
          </table:table-cell>
          <table:table-cell office:value-type="float" office:value="-64.6815567016602" calcext:value-type="float">
            <text:p>-64,6815567016602</text:p>
          </table:table-cell>
          <table:table-cell office:value-type="float" office:value="-64.6920776367188" calcext:value-type="float">
            <text:p>-64,6920776367188</text:p>
          </table:table-cell>
          <table:table-cell office:value-type="float" office:value="-64.6693496704102" calcext:value-type="float">
            <text:p>-64,6693496704102</text:p>
          </table:table-cell>
          <table:table-cell office:value-type="float" office:value="-64.7238998413086" calcext:value-type="float">
            <text:p>-64,7238998413086</text:p>
          </table:table-cell>
          <table:table-cell office:value-type="float" office:value="-64.7045440673828" calcext:value-type="float">
            <text:p>-64,7045440673828</text:p>
          </table:table-cell>
          <table:table-cell office:value-type="float" office:value="-64.696418762207" calcext:value-type="float">
            <text:p>-64,696418762207</text:p>
          </table:table-cell>
          <table:table-cell office:value-type="float" office:value="-64.6910400390625" calcext:value-type="float">
            <text:p>-64,6910400390625</text:p>
          </table:table-cell>
          <table:table-cell office:value-type="float" office:value="-64.7053146362305" calcext:value-type="float">
            <text:p>-64,7053146362305</text:p>
          </table:table-cell>
          <table:table-cell office:value-type="float" office:value="-64.6564407348633" calcext:value-type="float">
            <text:p>-64,6564407348633</text:p>
          </table:table-cell>
          <table:table-cell office:value-type="float" office:value="-64.6820526123047" calcext:value-type="float">
            <text:p>-64,6820526123047</text:p>
          </table:table-cell>
          <table:table-cell office:value-type="float" office:value="-64.6784896850586" calcext:value-type="float">
            <text:p>-64,6784896850586</text:p>
          </table:table-cell>
          <table:table-cell office:value-type="float" office:value="-64.4964294433594" calcext:value-type="float">
            <text:p>-64,4964294433594</text:p>
          </table:table-cell>
          <table:table-cell office:value-type="float" office:value="-64.1697311401367" calcext:value-type="float">
            <text:p>-64,1697311401367</text:p>
          </table:table-cell>
          <table:table-cell office:value-type="float" office:value="-64.1722183227539" calcext:value-type="float">
            <text:p>-64,1722183227539</text:p>
          </table:table-cell>
          <table:table-cell office:value-type="float" office:value="-64.2102813720703" calcext:value-type="float">
            <text:p>-64,2102813720703</text:p>
          </table:table-cell>
          <table:table-cell office:value-type="float" office:value="-64.2027587890625" calcext:value-type="float">
            <text:p>-64,2027587890625</text:p>
          </table:table-cell>
          <table:table-cell office:value-type="float" office:value="-64.1972122192383" calcext:value-type="float">
            <text:p>-64,1972122192383</text:p>
          </table:table-cell>
          <table:table-cell office:value-type="float" office:value="-64.1875228881836" calcext:value-type="float">
            <text:p>-64,1875228881836</text:p>
          </table:table-cell>
          <table:table-cell office:value-type="float" office:value="-64.1840591430664" calcext:value-type="float">
            <text:p>-64,1840591430664</text:p>
          </table:table-cell>
          <table:table-cell office:value-type="float" office:value="-64.2134399414063" calcext:value-type="float">
            <text:p>-64,2134399414063</text:p>
          </table:table-cell>
          <table:table-cell office:value-type="float" office:value="-64.2184295654297" calcext:value-type="float">
            <text:p>-64,2184295654297</text:p>
          </table:table-cell>
          <table:table-cell office:value-type="float" office:value="-64.2214965820313" calcext:value-type="float">
            <text:p>-64,2214965820313</text:p>
          </table:table-cell>
          <table:table-cell office:value-type="float" office:value="-64.2233123779297" calcext:value-type="float">
            <text:p>-64,2233123779297</text:p>
          </table:table-cell>
          <table:table-cell office:value-type="float" office:value="-64.1962280273438" calcext:value-type="float">
            <text:p>-64,1962280273438</text:p>
          </table:table-cell>
          <table:table-cell office:value-type="float" office:value="-64.1938400268555" calcext:value-type="float">
            <text:p>-64,1938400268555</text:p>
          </table:table-cell>
          <table:table-cell office:value-type="float" office:value="-64.2111587524414" calcext:value-type="float">
            <text:p>-64,2111587524414</text:p>
          </table:table-cell>
          <table:table-cell office:value-type="float" office:value="-64.2114181518555" calcext:value-type="float">
            <text:p>-64,2114181518555</text:p>
          </table:table-cell>
          <table:table-cell office:value-type="float" office:value="-64.2042617797852" calcext:value-type="float">
            <text:p>-64,2042617797852</text:p>
          </table:table-cell>
          <table:table-cell office:value-type="float" office:value="-64.2085647583008" calcext:value-type="float">
            <text:p>-64,2085647583008</text:p>
          </table:table-cell>
          <table:table-cell office:value-type="float" office:value="-64.2237319946289" calcext:value-type="float">
            <text:p>-64,2237319946289</text:p>
          </table:table-cell>
          <table:table-cell office:value-type="float" office:value="-64.1917190551758" calcext:value-type="float">
            <text:p>-64,1917190551758</text:p>
          </table:table-cell>
          <table:table-cell office:value-type="float" office:value="-64.2062301635742" calcext:value-type="float">
            <text:p>-64,2062301635742</text:p>
          </table:table-cell>
          <table:table-cell office:value-type="float" office:value="-64.2273635864258" calcext:value-type="float">
            <text:p>-64,2273635864258</text:p>
          </table:table-cell>
          <table:table-cell office:value-type="float" office:value="-64.2272109985352" calcext:value-type="float">
            <text:p>-64,2272109985352</text:p>
          </table:table-cell>
          <table:table-cell office:value-type="float" office:value="-64.2104873657227" calcext:value-type="float">
            <text:p>-64,2104873657227</text:p>
          </table:table-cell>
          <table:table-cell office:value-type="float" office:value="-64.2035369873047" calcext:value-type="float">
            <text:p>-64,2035369873047</text:p>
          </table:table-cell>
          <table:table-cell office:value-type="float" office:value="-64.1915588378906" calcext:value-type="float">
            <text:p>-64,1915588378906</text:p>
          </table:table-cell>
          <table:table-cell office:value-type="float" office:value="-64.189697265625" calcext:value-type="float">
            <text:p>-64,189697265625</text:p>
          </table:table-cell>
          <table:table-cell office:value-type="float" office:value="-64.2062835693359" calcext:value-type="float">
            <text:p>-64,2062835693359</text:p>
          </table:table-cell>
          <table:table-cell office:value-type="float" office:value="-64.1916122436523" calcext:value-type="float">
            <text:p>-64,1916122436523</text:p>
          </table:table-cell>
          <table:table-cell office:value-type="float" office:value="-64.1979827880859" calcext:value-type="float">
            <text:p>-64,1979827880859</text:p>
          </table:table-cell>
          <table:table-cell office:value-type="float" office:value="-64.2230529785156" calcext:value-type="float">
            <text:p>-64,2230529785156</text:p>
          </table:table-cell>
          <table:table-cell office:value-type="float" office:value="-64.1993865966797" calcext:value-type="float">
            <text:p>-64,1993865966797</text:p>
          </table:table-cell>
          <table:table-cell office:value-type="float" office:value="-64.2031707763672" calcext:value-type="float">
            <text:p>-64,2031707763672</text:p>
          </table:table-cell>
          <table:table-cell office:value-type="float" office:value="-64.2318420410156" calcext:value-type="float">
            <text:p>-64,2318420410156</text:p>
          </table:table-cell>
          <table:table-cell office:value-type="float" office:value="-64.2213363647461" calcext:value-type="float">
            <text:p>-64,2213363647461</text:p>
          </table:table-cell>
          <table:table-cell office:value-type="float" office:value="-64.2046203613281" calcext:value-type="float">
            <text:p>-64,2046203613281</text:p>
          </table:table-cell>
          <table:table-cell office:value-type="float" office:value="-64.2264862060547" calcext:value-type="float">
            <text:p>-64,2264862060547</text:p>
          </table:table-cell>
          <table:table-cell office:value-type="float" office:value="-64.2092361450195" calcext:value-type="float">
            <text:p>-64,2092361450195</text:p>
          </table:table-cell>
          <table:table-cell office:value-type="float" office:value="-64.2307510375977" calcext:value-type="float">
            <text:p>-64,2307510375977</text:p>
          </table:table-cell>
          <table:table-cell office:value-type="float" office:value="-64.19482421875" calcext:value-type="float">
            <text:p>-64,19482421875</text:p>
          </table:table-cell>
          <table:table-cell office:value-type="float" office:value="-64.2166595458984" calcext:value-type="float">
            <text:p>-64,2166595458984</text:p>
          </table:table-cell>
          <table:table-cell office:value-type="float" office:value="-64.215934753418" calcext:value-type="float">
            <text:p>-64,215934753418</text:p>
          </table:table-cell>
          <table:table-cell office:value-type="float" office:value="-64.1830749511719" calcext:value-type="float">
            <text:p>-64,1830749511719</text:p>
          </table:table-cell>
          <table:table-cell office:value-type="float" office:value="-64.1997985839844" calcext:value-type="float">
            <text:p>-64,1997985839844</text:p>
          </table:table-cell>
          <table:table-cell office:value-type="float" office:value="-64.2052993774414" calcext:value-type="float">
            <text:p>-64,2052993774414</text:p>
          </table:table-cell>
          <table:table-cell office:value-type="float" office:value="-64.2140121459961" calcext:value-type="float">
            <text:p>-64,2140121459961</text:p>
          </table:table-cell>
          <table:table-cell office:value-type="float" office:value="-64.1952896118164" calcext:value-type="float">
            <text:p>-64,1952896118164</text:p>
          </table:table-cell>
          <table:table-cell office:value-type="float" office:value="-64.2218551635742" calcext:value-type="float">
            <text:p>-64,2218551635742</text:p>
          </table:table-cell>
          <table:table-cell office:value-type="float" office:value="-64.2092361450195" calcext:value-type="float">
            <text:p>-64,2092361450195</text:p>
          </table:table-cell>
          <table:table-cell office:value-type="float" office:value="-64.2045745849609" calcext:value-type="float">
            <text:p>-64,2045745849609</text:p>
          </table:table-cell>
          <table:table-cell office:value-type="float" office:value="-64.2075805664063" calcext:value-type="float">
            <text:p>-64,2075805664063</text:p>
          </table:table-cell>
          <table:table-cell office:value-type="float" office:value="-64.2410583496094" calcext:value-type="float">
            <text:p>-64,2410583496094</text:p>
          </table:table-cell>
          <table:table-cell office:value-type="float" office:value="-64.2213363647461" calcext:value-type="float">
            <text:p>-64,2213363647461</text:p>
          </table:table-cell>
          <table:table-cell office:value-type="float" office:value="-64.211311340332" calcext:value-type="float">
            <text:p>-64,211311340332</text:p>
          </table:table-cell>
          <table:table-cell office:value-type="float" office:value="-64.1987075805664" calcext:value-type="float">
            <text:p>-64,1987075805664</text:p>
          </table:table-cell>
          <table:table-cell office:value-type="float" office:value="-64.1984024047852" calcext:value-type="float">
            <text:p>-64,1984024047852</text:p>
          </table:table-cell>
          <table:table-cell office:value-type="float" office:value="-64.1875762939453" calcext:value-type="float">
            <text:p>-64,1875762939453</text:p>
          </table:table-cell>
          <table:table-cell office:value-type="float" office:value="-64.1859664916992" calcext:value-type="float">
            <text:p>-64,1859664916992</text:p>
          </table:table-cell>
          <table:table-cell office:value-type="float" office:value="-64.189697265625" calcext:value-type="float">
            <text:p>-64,189697265625</text:p>
          </table:table-cell>
          <table:table-cell office:value-type="float" office:value="-64.2192611694336" calcext:value-type="float">
            <text:p>-64,2192611694336</text:p>
          </table:table-cell>
          <table:table-cell office:value-type="float" office:value="-64.1914596557617" calcext:value-type="float">
            <text:p>-64,1914596557617</text:p>
          </table:table-cell>
          <table:table-cell office:value-type="float" office:value="-64.2158813476563" calcext:value-type="float">
            <text:p>-64,2158813476563</text:p>
          </table:table-cell>
          <table:table-cell office:value-type="float" office:value="-64.1931686401367" calcext:value-type="float">
            <text:p>-64,1931686401367</text:p>
          </table:table-cell>
          <table:table-cell office:value-type="float" office:value="-64.1915130615234" calcext:value-type="float">
            <text:p>-64,1915130615234</text:p>
          </table:table-cell>
          <table:table-cell office:value-type="float" office:value="-64.199592590332" calcext:value-type="float">
            <text:p>-64,199592590332</text:p>
          </table:table-cell>
          <table:table-cell office:value-type="float" office:value="-64.2121963500977" calcext:value-type="float">
            <text:p>-64,2121963500977</text:p>
          </table:table-cell>
          <table:table-cell office:value-type="float" office:value="-64.2208709716797" calcext:value-type="float">
            <text:p>-64,2208709716797</text:p>
          </table:table-cell>
          <table:table-cell office:value-type="float" office:value="-64.2052459716797" calcext:value-type="float">
            <text:p>-64,2052459716797</text:p>
          </table:table-cell>
          <table:table-cell office:value-type="float" office:value="-64.1913528442383" calcext:value-type="float">
            <text:p>-64,1913528442383</text:p>
          </table:table-cell>
          <table:table-cell office:value-type="float" office:value="-64.2270050048828" calcext:value-type="float">
            <text:p>-64,2270050048828</text:p>
          </table:table-cell>
          <table:table-cell office:value-type="float" office:value="-64.2182693481445" calcext:value-type="float">
            <text:p>-64,2182693481445</text:p>
          </table:table-cell>
          <table:table-cell office:value-type="float" office:value="-64.2223739624023" calcext:value-type="float">
            <text:p>-64,2223739624023</text:p>
          </table:table-cell>
          <table:table-cell office:value-type="float" office:value="-64.2170791625977" calcext:value-type="float">
            <text:p>-64,2170791625977</text:p>
          </table:table-cell>
          <table:table-cell office:value-type="float" office:value="-64.2029113769531" calcext:value-type="float">
            <text:p>-64,2029113769531</text:p>
          </table:table-cell>
          <table:table-cell office:value-type="float" office:value="-64.1954498291016" calcext:value-type="float">
            <text:p>-64,1954498291016</text:p>
          </table:table-cell>
          <table:table-cell office:value-type="float" office:value="-64.2162475585938" calcext:value-type="float">
            <text:p>-64,2162475585938</text:p>
          </table:table-cell>
          <table:table-cell office:value-type="float" office:value="-64.2410583496094" calcext:value-type="float">
            <text:p>-64,2410583496094</text:p>
          </table:table-cell>
          <table:table-cell office:value-type="float" office:value="-64.2191009521484" calcext:value-type="float">
            <text:p>-64,2191009521484</text:p>
          </table:table-cell>
          <table:table-cell office:value-type="float" office:value="-64.2027587890625" calcext:value-type="float">
            <text:p>-64,2027587890625</text:p>
          </table:table-cell>
          <table:table-cell office:value-type="float" office:value="-64.2353286743164" calcext:value-type="float">
            <text:p>-64,2353286743164</text:p>
          </table:table-cell>
          <table:table-cell office:value-type="float" office:value="-64.4620666503906" calcext:value-type="float">
            <text:p>-64,4620666503906</text:p>
          </table:table-cell>
          <table:table-cell office:value-type="float" office:value="-64.4475936889648" calcext:value-type="float">
            <text:p>-64,4475936889648</text:p>
          </table:table-cell>
          <table:table-cell office:value-type="float" office:value="-64.4759140014648" calcext:value-type="float">
            <text:p>-64,4759140014648</text:p>
          </table:table-cell>
          <table:table-cell office:value-type="float" office:value="-64.4751129150391" calcext:value-type="float">
            <text:p>-64,4751129150391</text:p>
          </table:table-cell>
          <table:table-cell office:value-type="float" office:value="-64.4819030761719" calcext:value-type="float">
            <text:p>-64,4819030761719</text:p>
          </table:table-cell>
          <table:table-cell office:value-type="float" office:value="-64.4622802734375" calcext:value-type="float">
            <text:p>-64,4622802734375</text:p>
          </table:table-cell>
          <table:table-cell office:value-type="float" office:value="-64.4958953857422" calcext:value-type="float">
            <text:p>-64,4958953857422</text:p>
          </table:table-cell>
          <table:table-cell office:value-type="float" office:value="-64.4756469726563" calcext:value-type="float">
            <text:p>-64,4756469726563</text:p>
          </table:table-cell>
          <table:table-cell office:value-type="float" office:value="-64.4872589111328" calcext:value-type="float">
            <text:p>-64,4872589111328</text:p>
          </table:table-cell>
          <table:table-cell office:value-type="float" office:value="-64.4724349975586" calcext:value-type="float">
            <text:p>-64,4724349975586</text:p>
          </table:table-cell>
          <table:table-cell office:value-type="float" office:value="-64.4655380249023" calcext:value-type="float">
            <text:p>-64,4655380249023</text:p>
          </table:table-cell>
          <table:table-cell office:value-type="float" office:value="-64.470832824707" calcext:value-type="float">
            <text:p>-64,470832824707</text:p>
          </table:table-cell>
          <table:table-cell office:value-type="float" office:value="-64.5113525390625" calcext:value-type="float">
            <text:p>-64,5113525390625</text:p>
          </table:table-cell>
          <table:table-cell office:value-type="float" office:value="-64.4565658569336" calcext:value-type="float">
            <text:p>-64,4565658569336</text:p>
          </table:table-cell>
          <table:table-cell office:value-type="float" office:value="-64.4894638061523" calcext:value-type="float">
            <text:p>-64,4894638061523</text:p>
          </table:table-cell>
          <table:table-cell office:value-type="float" office:value="-64.4678344726563" calcext:value-type="float">
            <text:p>-64,4678344726563</text:p>
          </table:table-cell>
          <table:table-cell office:value-type="float" office:value="-64.4931564331055" calcext:value-type="float">
            <text:p>-64,4931564331055</text:p>
          </table:table-cell>
          <table:table-cell office:value-type="float" office:value="-64.4634552001953" calcext:value-type="float">
            <text:p>-64,4634552001953</text:p>
          </table:table-cell>
          <table:table-cell office:value-type="float" office:value="-64.4744720458984" calcext:value-type="float">
            <text:p>-64,4744720458984</text:p>
          </table:table-cell>
          <table:table-cell office:value-type="float" office:value="-64.4855499267578" calcext:value-type="float">
            <text:p>-64,4855499267578</text:p>
          </table:table-cell>
          <table:table-cell office:value-type="float" office:value="-64.4753799438477" calcext:value-type="float">
            <text:p>-64,4753799438477</text:p>
          </table:table-cell>
          <table:table-cell office:value-type="float" office:value="-64.4854965209961" calcext:value-type="float">
            <text:p>-64,4854965209961</text:p>
          </table:table-cell>
          <table:table-cell office:value-type="float" office:value="-64.4654846191406" calcext:value-type="float">
            <text:p>-64,4654846191406</text:p>
          </table:table-cell>
          <table:table-cell office:value-type="float" office:value="-64.4851760864258" calcext:value-type="float">
            <text:p>-64,4851760864258</text:p>
          </table:table-cell>
          <table:table-cell office:value-type="float" office:value="-64.4582748413086" calcext:value-type="float">
            <text:p>-64,4582748413086</text:p>
          </table:table-cell>
          <table:table-cell office:value-type="float" office:value="-64.4520797729492" calcext:value-type="float">
            <text:p>-64,4520797729492</text:p>
          </table:table-cell>
          <table:table-cell office:value-type="float" office:value="-64.5031356811523" calcext:value-type="float">
            <text:p>-64,5031356811523</text:p>
          </table:table-cell>
          <table:table-cell office:value-type="float" office:value="-64.470344543457" calcext:value-type="float">
            <text:p>-64,470344543457</text:p>
          </table:table-cell>
          <table:table-cell office:value-type="float" office:value="-64.4936981201172" calcext:value-type="float">
            <text:p>-64,4936981201172</text:p>
          </table:table-cell>
          <table:table-cell office:value-type="float" office:value="-64.4917678833008" calcext:value-type="float">
            <text:p>-64,4917678833008</text:p>
          </table:table-cell>
          <table:table-cell office:value-type="float" office:value="-64.4887084960938" calcext:value-type="float">
            <text:p>-64,4887084960938</text:p>
          </table:table-cell>
          <table:table-cell office:value-type="float" office:value="-64.4448776245117" calcext:value-type="float">
            <text:p>-64,4448776245117</text:p>
          </table:table-cell>
          <table:table-cell office:value-type="float" office:value="-64.4884948730469" calcext:value-type="float">
            <text:p>-64,4884948730469</text:p>
          </table:table-cell>
          <table:table-cell office:value-type="float" office:value="-64.4898376464844" calcext:value-type="float">
            <text:p>-64,4898376464844</text:p>
          </table:table-cell>
          <table:table-cell office:value-type="float" office:value="-64.4799270629883" calcext:value-type="float">
            <text:p>-64,4799270629883</text:p>
          </table:table-cell>
          <table:table-cell office:value-type="float" office:value="-64.4823913574219" calcext:value-type="float">
            <text:p>-64,4823913574219</text:p>
          </table:table-cell>
          <table:table-cell office:value-type="float" office:value="-64.4929428100586" calcext:value-type="float">
            <text:p>-64,4929428100586</text:p>
          </table:table-cell>
          <table:table-cell office:value-type="float" office:value="-64.4551239013672" calcext:value-type="float">
            <text:p>-64,4551239013672</text:p>
          </table:table-cell>
          <table:table-cell office:value-type="float" office:value="-64.4613723754883" calcext:value-type="float">
            <text:p>-64,4613723754883</text:p>
          </table:table-cell>
          <table:table-cell office:value-type="float" office:value="-64.5006713867188" calcext:value-type="float">
            <text:p>-64,5006713867188</text:p>
          </table:table-cell>
          <table:table-cell office:value-type="float" office:value="-64.4912872314453" calcext:value-type="float">
            <text:p>-64,4912872314453</text:p>
          </table:table-cell>
          <table:table-cell office:value-type="float" office:value="-64.5141525268555" calcext:value-type="float">
            <text:p>-64,5141525268555</text:p>
          </table:table-cell>
          <table:table-cell office:value-type="float" office:value="-64.4723815917969" calcext:value-type="float">
            <text:p>-64,4723815917969</text:p>
          </table:table-cell>
          <table:table-cell office:value-type="float" office:value="-64.4690170288086" calcext:value-type="float">
            <text:p>-64,4690170288086</text:p>
          </table:table-cell>
          <table:table-cell office:value-type="float" office:value="-64.466926574707" calcext:value-type="float">
            <text:p>-64,466926574707</text:p>
          </table:table-cell>
          <table:table-cell office:value-type="float" office:value="-64.5054473876953" calcext:value-type="float">
            <text:p>-64,5054473876953</text:p>
          </table:table-cell>
          <table:table-cell office:value-type="float" office:value="-64.463508605957" calcext:value-type="float">
            <text:p>-64,463508605957</text:p>
          </table:table-cell>
          <table:table-cell office:value-type="float" office:value="-64.479606628418" calcext:value-type="float">
            <text:p>-64,479606628418</text:p>
          </table:table-cell>
          <table:table-cell office:value-type="float" office:value="-64.474739074707" calcext:value-type="float">
            <text:p>-64,474739074707</text:p>
          </table:table-cell>
          <table:table-cell office:value-type="float" office:value="-64.4686889648438" calcext:value-type="float">
            <text:p>-64,4686889648438</text:p>
          </table:table-cell>
          <table:table-cell office:value-type="float" office:value="-64.4761810302734" calcext:value-type="float">
            <text:p>-64,4761810302734</text:p>
          </table:table-cell>
          <table:table-cell office:value-type="float" office:value="-64.4628143310547" calcext:value-type="float">
            <text:p>-64,4628143310547</text:p>
          </table:table-cell>
          <table:table-cell office:value-type="float" office:value="-64.4821243286133" calcext:value-type="float">
            <text:p>-64,4821243286133</text:p>
          </table:table-cell>
          <table:table-cell office:value-type="float" office:value="-64.4878005981445" calcext:value-type="float">
            <text:p>-64,4878005981445</text:p>
          </table:table-cell>
          <table:table-cell office:value-type="float" office:value="-64.4604034423828" calcext:value-type="float">
            <text:p>-64,4604034423828</text:p>
          </table:table-cell>
          <table:table-cell office:value-type="float" office:value="-64.4609985351563" calcext:value-type="float">
            <text:p>-64,4609985351563</text:p>
          </table:table-cell>
          <table:table-cell office:value-type="float" office:value="-64.5141983032227" calcext:value-type="float">
            <text:p>-64,5141983032227</text:p>
          </table:table-cell>
          <table:table-cell office:value-type="float" office:value="-64.4778900146484" calcext:value-type="float">
            <text:p>-64,4778900146484</text:p>
          </table:table-cell>
          <table:table-cell office:value-type="float" office:value="-64.4884414672852" calcext:value-type="float">
            <text:p>-64,4884414672852</text:p>
          </table:table-cell>
          <table:table-cell office:value-type="float" office:value="-64.4548568725586" calcext:value-type="float">
            <text:p>-64,4548568725586</text:p>
          </table:table-cell>
          <table:table-cell office:value-type="float" office:value="-64.4693298339844" calcext:value-type="float">
            <text:p>-64,4693298339844</text:p>
          </table:table-cell>
          <table:table-cell office:value-type="float" office:value="-64.4767150878906" calcext:value-type="float">
            <text:p>-64,4767150878906</text:p>
          </table:table-cell>
          <table:table-cell office:value-type="float" office:value="-64.4841537475586" calcext:value-type="float">
            <text:p>-64,4841537475586</text:p>
          </table:table-cell>
          <table:table-cell office:value-type="float" office:value="-64.4871063232422" calcext:value-type="float">
            <text:p>-64,4871063232422</text:p>
          </table:table-cell>
          <table:table-cell office:value-type="float" office:value="-64.5010986328125" calcext:value-type="float">
            <text:p>-64,5010986328125</text:p>
          </table:table-cell>
          <table:table-cell office:value-type="float" office:value="-64.4672470092773" calcext:value-type="float">
            <text:p>-64,4672470092773</text:p>
          </table:table-cell>
          <table:table-cell office:value-type="float" office:value="-64.4467468261719" calcext:value-type="float">
            <text:p>-64,4467468261719</text:p>
          </table:table-cell>
          <table:table-cell office:value-type="float" office:value="-64.4497909545898" calcext:value-type="float">
            <text:p>-64,4497909545898</text:p>
          </table:table-cell>
          <table:table-cell office:value-type="float" office:value="-64.4713134765625" calcext:value-type="float">
            <text:p>-64,4713134765625</text:p>
          </table:table-cell>
          <table:table-cell office:value-type="float" office:value="-64.4994354248047" calcext:value-type="float">
            <text:p>-64,4994354248047</text:p>
          </table:table-cell>
          <table:table-cell office:value-type="float" office:value="-64.5017395019531" calcext:value-type="float">
            <text:p>-64,5017395019531</text:p>
          </table:table-cell>
          <table:table-cell office:value-type="float" office:value="-64.4933776855469" calcext:value-type="float">
            <text:p>-64,4933776855469</text:p>
          </table:table-cell>
          <table:table-cell office:value-type="float" office:value="-64.497184753418" calcext:value-type="float">
            <text:p>-64,497184753418</text:p>
          </table:table-cell>
          <table:table-cell office:value-type="float" office:value="-64.4755401611328" calcext:value-type="float">
            <text:p>-64,4755401611328</text:p>
          </table:table-cell>
          <table:table-cell office:value-type="float" office:value="-64.4981460571289" calcext:value-type="float">
            <text:p>-64,4981460571289</text:p>
          </table:table-cell>
          <table:table-cell office:value-type="float" office:value="-64.5034103393555" calcext:value-type="float">
            <text:p>-64,5034103393555</text:p>
          </table:table-cell>
          <table:table-cell office:value-type="float" office:value="-64.5002899169922" calcext:value-type="float">
            <text:p>-64,5002899169922</text:p>
          </table:table-cell>
          <table:table-cell office:value-type="float" office:value="-64.4748916625977" calcext:value-type="float">
            <text:p>-64,4748916625977</text:p>
          </table:table-cell>
          <table:table-cell office:value-type="float" office:value="-64.4932708740234" calcext:value-type="float">
            <text:p>-64,4932708740234</text:p>
          </table:table-cell>
          <table:table-cell office:value-type="float" office:value="-64.4780502319336" calcext:value-type="float">
            <text:p>-64,4780502319336</text:p>
          </table:table-cell>
          <table:table-cell office:value-type="float" office:value="-64.4502716064453" calcext:value-type="float">
            <text:p>-64,4502716064453</text:p>
          </table:table-cell>
          <table:table-cell office:value-type="float" office:value="-64.3294143676758" calcext:value-type="float">
            <text:p>-64,3294143676758</text:p>
          </table:table-cell>
          <table:table-cell office:value-type="float" office:value="-64.3327865600586" calcext:value-type="float">
            <text:p>-64,3327865600586</text:p>
          </table:table-cell>
          <table:table-cell office:value-type="float" office:value="-64.321418762207" calcext:value-type="float">
            <text:p>-64,321418762207</text:p>
          </table:table-cell>
          <table:table-cell office:value-type="float" office:value="-64.327995300293" calcext:value-type="float">
            <text:p>-64,327995300293</text:p>
          </table:table-cell>
          <table:table-cell office:value-type="float" office:value="-64.3210525512695" calcext:value-type="float">
            <text:p>-64,3210525512695</text:p>
          </table:table-cell>
          <table:table-cell office:value-type="float" office:value="-64.3407897949219" calcext:value-type="float">
            <text:p>-64,3407897949219</text:p>
          </table:table-cell>
          <table:table-cell office:value-type="float" office:value="-64.3150100708008" calcext:value-type="float">
            <text:p>-64,3150100708008</text:p>
          </table:table-cell>
          <table:table-cell office:value-type="float" office:value="-64.327522277832" calcext:value-type="float">
            <text:p>-64,327522277832</text:p>
          </table:table-cell>
          <table:table-cell office:value-type="float" office:value="-64.3154296875" calcext:value-type="float">
            <text:p>-64,3154296875</text:p>
          </table:table-cell>
          <table:table-cell office:value-type="float" office:value="-64.3245239257813" calcext:value-type="float">
            <text:p>-64,3245239257813</text:p>
          </table:table-cell>
          <table:table-cell office:value-type="float" office:value="-64.324836730957" calcext:value-type="float">
            <text:p>-64,324836730957</text:p>
          </table:table-cell>
          <table:table-cell office:value-type="float" office:value="-64.3156433105469" calcext:value-type="float">
            <text:p>-64,3156433105469</text:p>
          </table:table-cell>
          <table:table-cell office:value-type="float" office:value="-64.3233184814453" calcext:value-type="float">
            <text:p>-64,3233184814453</text:p>
          </table:table-cell>
          <table:table-cell office:value-type="float" office:value="-64.3329925537109" calcext:value-type="float">
            <text:p>-64,3329925537109</text:p>
          </table:table-cell>
          <table:table-cell office:value-type="float" office:value="-64.3085556030273" calcext:value-type="float">
            <text:p>-64,3085556030273</text:p>
          </table:table-cell>
          <table:table-cell office:value-type="float" office:value="-64.3236846923828" calcext:value-type="float">
            <text:p>-64,3236846923828</text:p>
          </table:table-cell>
          <table:table-cell office:value-type="float" office:value="-64.3316268920898" calcext:value-type="float">
            <text:p>-64,3316268920898</text:p>
          </table:table-cell>
          <table:table-cell office:value-type="float" office:value="-64.3191604614258" calcext:value-type="float">
            <text:p>-64,3191604614258</text:p>
          </table:table-cell>
          <table:table-cell office:value-type="float" office:value="-64.3036193847656" calcext:value-type="float">
            <text:p>-64,3036193847656</text:p>
          </table:table-cell>
          <table:table-cell office:value-type="float" office:value="-64.3175354003906" calcext:value-type="float">
            <text:p>-64,3175354003906</text:p>
          </table:table-cell>
          <table:table-cell office:value-type="float" office:value="-64.319694519043" calcext:value-type="float">
            <text:p>-64,319694519043</text:p>
          </table:table-cell>
          <table:table-cell office:value-type="float" office:value="-64.2944488525391" calcext:value-type="float">
            <text:p>-64,2944488525391</text:p>
          </table:table-cell>
          <table:table-cell office:value-type="float" office:value="-64.324104309082" calcext:value-type="float">
            <text:p>-64,324104309082</text:p>
          </table:table-cell>
          <table:table-cell office:value-type="float" office:value="-64.3372573852539" calcext:value-type="float">
            <text:p>-64,3372573852539</text:p>
          </table:table-cell>
          <table:table-cell office:value-type="float" office:value="-64.3304214477539" calcext:value-type="float">
            <text:p>-64,3304214477539</text:p>
          </table:table-cell>
          <table:table-cell office:value-type="float" office:value="-64.3177947998047" calcext:value-type="float">
            <text:p>-64,3177947998047</text:p>
          </table:table-cell>
          <table:table-cell office:value-type="float" office:value="-64.3320999145508" calcext:value-type="float">
            <text:p>-64,3320999145508</text:p>
          </table:table-cell>
          <table:table-cell office:value-type="float" office:value="-64.3215789794922" calcext:value-type="float">
            <text:p>-64,3215789794922</text:p>
          </table:table-cell>
          <table:table-cell office:value-type="float" office:value="-64.3052978515625" calcext:value-type="float">
            <text:p>-64,3052978515625</text:p>
          </table:table-cell>
          <table:table-cell office:value-type="float" office:value="-64.3149642944336" calcext:value-type="float">
            <text:p>-64,3149642944336</text:p>
          </table:table-cell>
          <table:table-cell office:value-type="float" office:value="-64.3412628173828" calcext:value-type="float">
            <text:p>-64,3412628173828</text:p>
          </table:table-cell>
          <table:table-cell office:value-type="float" office:value="-64.3224716186523" calcext:value-type="float">
            <text:p>-64,3224716186523</text:p>
          </table:table-cell>
          <table:table-cell office:value-type="float" office:value="-64.3504867553711" calcext:value-type="float">
            <text:p>-64,3504867553711</text:p>
          </table:table-cell>
          <table:table-cell office:value-type="float" office:value="-64.3359985351563" calcext:value-type="float">
            <text:p>-64,3359985351563</text:p>
          </table:table-cell>
          <table:table-cell office:value-type="float" office:value="-64.3185348510742" calcext:value-type="float">
            <text:p>-64,3185348510742</text:p>
          </table:table-cell>
          <table:table-cell office:value-type="float" office:value="-64.351806640625" calcext:value-type="float">
            <text:p>-64,351806640625</text:p>
          </table:table-cell>
          <table:table-cell office:value-type="float" office:value="-64.3284683227539" calcext:value-type="float">
            <text:p>-64,3284683227539</text:p>
          </table:table-cell>
          <table:table-cell office:value-type="float" office:value="-64.3130645751953" calcext:value-type="float">
            <text:p>-64,3130645751953</text:p>
          </table:table-cell>
          <table:table-cell office:value-type="float" office:value="-64.3227386474609" calcext:value-type="float">
            <text:p>-64,3227386474609</text:p>
          </table:table-cell>
          <table:table-cell office:value-type="float" office:value="-64.3337860107422" calcext:value-type="float">
            <text:p>-64,3337860107422</text:p>
          </table:table-cell>
          <table:table-cell office:value-type="float" office:value="-64.3134918212891" calcext:value-type="float">
            <text:p>-64,3134918212891</text:p>
          </table:table-cell>
          <table:table-cell office:value-type="float" office:value="-64.3216857910156" calcext:value-type="float">
            <text:p>-64,3216857910156</text:p>
          </table:table-cell>
          <table:table-cell office:value-type="float" office:value="-64.2985916137695" calcext:value-type="float">
            <text:p>-64,2985916137695</text:p>
          </table:table-cell>
          <table:table-cell office:value-type="float" office:value="-64.3185348510742" calcext:value-type="float">
            <text:p>-64,3185348510742</text:p>
          </table:table-cell>
          <table:table-cell office:value-type="float" office:value="-64.3191146850586" calcext:value-type="float">
            <text:p>-64,3191146850586</text:p>
          </table:table-cell>
          <table:table-cell office:value-type="float" office:value="-64.3543930053711" calcext:value-type="float">
            <text:p>-64,3543930053711</text:p>
          </table:table-cell>
          <table:table-cell office:value-type="float" office:value="-64.2969589233398" calcext:value-type="float">
            <text:p>-64,2969589233398</text:p>
          </table:table-cell>
          <table:table-cell office:value-type="float" office:value="-64.3154907226563" calcext:value-type="float">
            <text:p>-64,3154907226563</text:p>
          </table:table-cell>
          <table:table-cell office:value-type="float" office:value="-64.3335189819336" calcext:value-type="float">
            <text:p>-64,3335189819336</text:p>
          </table:table-cell>
          <table:table-cell office:value-type="float" office:value="-64.338264465332" calcext:value-type="float">
            <text:p>-64,338264465332</text:p>
          </table:table-cell>
          <table:table-cell office:value-type="float" office:value="-64.3114395141602" calcext:value-type="float">
            <text:p>-64,3114395141602</text:p>
          </table:table-cell>
          <table:table-cell office:value-type="float" office:value="-64.310546875" calcext:value-type="float">
            <text:p>-64,310546875</text:p>
          </table:table-cell>
          <table:table-cell office:value-type="float" office:value="-64.2942352294922" calcext:value-type="float">
            <text:p>-64,2942352294922</text:p>
          </table:table-cell>
          <table:table-cell office:value-type="float" office:value="-64.3251037597656" calcext:value-type="float">
            <text:p>-64,3251037597656</text:p>
          </table:table-cell>
          <table:table-cell office:value-type="float" office:value="-64.3171157836914" calcext:value-type="float">
            <text:p>-64,3171157836914</text:p>
          </table:table-cell>
          <table:table-cell office:value-type="float" office:value="-64.3353652954102" calcext:value-type="float">
            <text:p>-64,3353652954102</text:p>
          </table:table-cell>
          <table:table-cell office:value-type="float" office:value="-64.3115997314453" calcext:value-type="float">
            <text:p>-64,3115997314453</text:p>
          </table:table-cell>
          <table:table-cell office:value-type="float" office:value="-64.3269424438477" calcext:value-type="float">
            <text:p>-64,3269424438477</text:p>
          </table:table-cell>
          <table:table-cell office:value-type="float" office:value="-64.3117523193359" calcext:value-type="float">
            <text:p>-64,3117523193359</text:p>
          </table:table-cell>
          <table:table-cell office:value-type="float" office:value="-64.2997436523438" calcext:value-type="float">
            <text:p>-64,2997436523438</text:p>
          </table:table-cell>
          <table:table-cell office:value-type="float" office:value="-64.3197402954102" calcext:value-type="float">
            <text:p>-64,3197402954102</text:p>
          </table:table-cell>
          <table:table-cell office:value-type="float" office:value="-64.326416015625" calcext:value-type="float">
            <text:p>-64,326416015625</text:p>
          </table:table-cell>
          <table:table-cell office:value-type="float" office:value="-64.3193206787109" calcext:value-type="float">
            <text:p>-64,3193206787109</text:p>
          </table:table-cell>
          <table:table-cell office:value-type="float" office:value="-64.3338851928711" calcext:value-type="float">
            <text:p>-64,3338851928711</text:p>
          </table:table-cell>
          <table:table-cell office:value-type="float" office:value="-64.3201599121094" calcext:value-type="float">
            <text:p>-64,3201599121094</text:p>
          </table:table-cell>
          <table:table-cell office:value-type="float" office:value="-64.3281021118164" calcext:value-type="float">
            <text:p>-64,3281021118164</text:p>
          </table:table-cell>
          <table:table-cell office:value-type="float" office:value="-64.3327865600586" calcext:value-type="float">
            <text:p>-64,3327865600586</text:p>
          </table:table-cell>
          <table:table-cell office:value-type="float" office:value="-64.3089752197266" calcext:value-type="float">
            <text:p>-64,3089752197266</text:p>
          </table:table-cell>
          <table:table-cell office:value-type="float" office:value="-64.3193206787109" calcext:value-type="float">
            <text:p>-64,3193206787109</text:p>
          </table:table-cell>
          <table:table-cell office:value-type="float" office:value="-64.333625793457" calcext:value-type="float">
            <text:p>-64,333625793457</text:p>
          </table:table-cell>
          <table:table-cell office:value-type="float" office:value="-64.3451080322266" calcext:value-type="float">
            <text:p>-64,3451080322266</text:p>
          </table:table-cell>
          <table:table-cell office:value-type="float" office:value="-64.3343658447266" calcext:value-type="float">
            <text:p>-64,3343658447266</text:p>
          </table:table-cell>
          <table:table-cell office:value-type="float" office:value="-64.3593521118164" calcext:value-type="float">
            <text:p>-64,3593521118164</text:p>
          </table:table-cell>
          <table:table-cell office:value-type="float" office:value="-64.3537063598633" calcext:value-type="float">
            <text:p>-64,3537063598633</text:p>
          </table:table-cell>
          <table:table-cell office:value-type="float" office:value="-64.3544464111328" calcext:value-type="float">
            <text:p>-64,3544464111328</text:p>
          </table:table-cell>
          <table:table-cell office:value-type="float" office:value="-64.3172149658203" calcext:value-type="float">
            <text:p>-64,3172149658203</text:p>
          </table:table-cell>
          <table:table-cell office:value-type="float" office:value="-64.3360977172852" calcext:value-type="float">
            <text:p>-64,3360977172852</text:p>
          </table:table-cell>
          <table:table-cell office:value-type="float" office:value="-64.3515396118164" calcext:value-type="float">
            <text:p>-64,3515396118164</text:p>
          </table:table-cell>
          <table:table-cell office:value-type="float" office:value="-64.3219985961914" calcext:value-type="float">
            <text:p>-64,3219985961914</text:p>
          </table:table-cell>
          <table:table-cell office:value-type="float" office:value="-64.3411026000977" calcext:value-type="float">
            <text:p>-64,3411026000977</text:p>
          </table:table-cell>
          <table:table-cell office:value-type="float" office:value="-64.6359252929688" calcext:value-type="float">
            <text:p>-64,6359252929688</text:p>
          </table:table-cell>
          <table:table-cell office:value-type="float" office:value="-64.6340713500977" calcext:value-type="float">
            <text:p>-64,6340713500977</text:p>
          </table:table-cell>
          <table:table-cell office:value-type="float" office:value="-64.6105117797852" calcext:value-type="float">
            <text:p>-64,6105117797852</text:p>
          </table:table-cell>
          <table:table-cell office:value-type="float" office:value="-64.644645690918" calcext:value-type="float">
            <text:p>-64,644645690918</text:p>
          </table:table-cell>
          <table:table-cell office:value-type="float" office:value="-64.6364669799805" calcext:value-type="float">
            <text:p>-64,6364669799805</text:p>
          </table:table-cell>
          <table:table-cell office:value-type="float" office:value="-64.6294403076172" calcext:value-type="float">
            <text:p>-64,6294403076172</text:p>
          </table:table-cell>
          <table:table-cell office:value-type="float" office:value="-64.6377258300781" calcext:value-type="float">
            <text:p>-64,6377258300781</text:p>
          </table:table-cell>
          <table:table-cell office:value-type="float" office:value="-64.6408309936523" calcext:value-type="float">
            <text:p>-64,6408309936523</text:p>
          </table:table-cell>
          <table:table-cell office:value-type="float" office:value="-64.6491775512695" calcext:value-type="float">
            <text:p>-64,6491775512695</text:p>
          </table:table-cell>
          <table:table-cell office:value-type="float" office:value="-64.6442108154297" calcext:value-type="float">
            <text:p>-64,6442108154297</text:p>
          </table:table-cell>
          <table:table-cell office:value-type="float" office:value="-64.670166015625" calcext:value-type="float">
            <text:p>-64,670166015625</text:p>
          </table:table-cell>
          <table:table-cell office:value-type="float" office:value="-64.6471557617188" calcext:value-type="float">
            <text:p>-64,6471557617188</text:p>
          </table:table-cell>
          <table:table-cell office:value-type="float" office:value="-64.6431732177734" calcext:value-type="float">
            <text:p>-64,6431732177734</text:p>
          </table:table-cell>
          <table:table-cell office:value-type="float" office:value="-64.6431198120117" calcext:value-type="float">
            <text:p>-64,6431198120117</text:p>
          </table:table-cell>
          <table:table-cell office:value-type="float" office:value="-64.6364135742188" calcext:value-type="float">
            <text:p>-64,6364135742188</text:p>
          </table:table-cell>
          <table:table-cell office:value-type="float" office:value="-64.6626739501953" calcext:value-type="float">
            <text:p>-64,6626739501953</text:p>
          </table:table-cell>
          <table:table-cell office:value-type="float" office:value="-64.6606521606445" calcext:value-type="float">
            <text:p>-64,6606521606445</text:p>
          </table:table-cell>
          <table:table-cell office:value-type="float" office:value="-64.638053894043" calcext:value-type="float">
            <text:p>-64,638053894043</text:p>
          </table:table-cell>
          <table:table-cell office:value-type="float" office:value="-64.6483612060547" calcext:value-type="float">
            <text:p>-64,6483612060547</text:p>
          </table:table-cell>
          <table:table-cell office:value-type="float" office:value="-64.6654586791992" calcext:value-type="float">
            <text:p>-64,6654586791992</text:p>
          </table:table-cell>
          <table:table-cell office:value-type="float" office:value="-64.626335144043" calcext:value-type="float">
            <text:p>-64,626335144043</text:p>
          </table:table-cell>
          <table:table-cell office:value-type="float" office:value="-64.6409454345703" calcext:value-type="float">
            <text:p>-64,6409454345703</text:p>
          </table:table-cell>
          <table:table-cell office:value-type="float" office:value="-64.6469955444336" calcext:value-type="float">
            <text:p>-64,6469955444336</text:p>
          </table:table-cell>
          <table:table-cell office:value-type="float" office:value="-64.6232299804688" calcext:value-type="float">
            <text:p>-64,6232299804688</text:p>
          </table:table-cell>
          <table:table-cell office:value-type="float" office:value="-64.6275863647461" calcext:value-type="float">
            <text:p>-64,6275863647461</text:p>
          </table:table-cell>
          <table:table-cell office:value-type="float" office:value="-64.6180114746094" calcext:value-type="float">
            <text:p>-64,6180114746094</text:p>
          </table:table-cell>
          <table:table-cell office:value-type="float" office:value="-64.6179580688477" calcext:value-type="float">
            <text:p>-64,6179580688477</text:p>
          </table:table-cell>
          <table:table-cell office:value-type="float" office:value="-64.6659545898438" calcext:value-type="float">
            <text:p>-64,6659545898438</text:p>
          </table:table-cell>
          <table:table-cell office:value-type="float" office:value="-64.6552963256836" calcext:value-type="float">
            <text:p>-64,6552963256836</text:p>
          </table:table-cell>
          <table:table-cell office:value-type="float" office:value="-64.6597747802734" calcext:value-type="float">
            <text:p>-64,6597747802734</text:p>
          </table:table-cell>
          <table:table-cell office:value-type="float" office:value="-64.6430130004883" calcext:value-type="float">
            <text:p>-64,6430130004883</text:p>
          </table:table-cell>
          <table:table-cell office:value-type="float" office:value="-64.6616897583008" calcext:value-type="float">
            <text:p>-64,6616897583008</text:p>
          </table:table-cell>
          <table:table-cell office:value-type="float" office:value="-64.6608123779297" calcext:value-type="float">
            <text:p>-64,6608123779297</text:p>
          </table:table-cell>
          <table:table-cell office:value-type="float" office:value="-64.655403137207" calcext:value-type="float">
            <text:p>-64,655403137207</text:p>
          </table:table-cell>
          <table:table-cell office:value-type="float" office:value="-64.6504898071289" calcext:value-type="float">
            <text:p>-64,6504898071289</text:p>
          </table:table-cell>
          <table:table-cell office:value-type="float" office:value="-64.6262817382813" calcext:value-type="float">
            <text:p>-64,6262817382813</text:p>
          </table:table-cell>
          <table:table-cell office:value-type="float" office:value="-64.6468887329102" calcext:value-type="float">
            <text:p>-64,6468887329102</text:p>
          </table:table-cell>
          <table:table-cell office:value-type="float" office:value="-64.6394119262695" calcext:value-type="float">
            <text:p>-64,6394119262695</text:p>
          </table:table-cell>
          <table:table-cell office:value-type="float" office:value="-64.655403137207" calcext:value-type="float">
            <text:p>-64,655403137207</text:p>
          </table:table-cell>
          <table:table-cell office:value-type="float" office:value="-64.6563873291016" calcext:value-type="float">
            <text:p>-64,6563873291016</text:p>
          </table:table-cell>
          <table:table-cell office:value-type="float" office:value="-64.6175231933594" calcext:value-type="float">
            <text:p>-64,6175231933594</text:p>
          </table:table-cell>
          <table:table-cell office:value-type="float" office:value="-64.6364135742188" calcext:value-type="float">
            <text:p>-64,6364135742188</text:p>
          </table:table-cell>
          <table:table-cell office:value-type="float" office:value="-64.6235046386719" calcext:value-type="float">
            <text:p>-64,6235046386719</text:p>
          </table:table-cell>
          <table:table-cell office:value-type="float" office:value="-64.6399002075195" calcext:value-type="float">
            <text:p>-64,6399002075195</text:p>
          </table:table-cell>
          <table:table-cell office:value-type="float" office:value="-64.6375045776367" calcext:value-type="float">
            <text:p>-64,6375045776367</text:p>
          </table:table-cell>
          <table:table-cell office:value-type="float" office:value="-64.6515274047852" calcext:value-type="float">
            <text:p>-64,6515274047852</text:p>
          </table:table-cell>
          <table:table-cell office:value-type="float" office:value="-64.6633834838867" calcext:value-type="float">
            <text:p>-64,6633834838867</text:p>
          </table:table-cell>
          <table:table-cell office:value-type="float" office:value="-64.6655654907227" calcext:value-type="float">
            <text:p>-64,6655654907227</text:p>
          </table:table-cell>
          <table:table-cell office:value-type="float" office:value="-64.6359252929688" calcext:value-type="float">
            <text:p>-64,6359252929688</text:p>
          </table:table-cell>
          <table:table-cell office:value-type="float" office:value="-64.6546936035156" calcext:value-type="float">
            <text:p>-64,6546936035156</text:p>
          </table:table-cell>
          <table:table-cell office:value-type="float" office:value="-64.6486358642578" calcext:value-type="float">
            <text:p>-64,6486358642578</text:p>
          </table:table-cell>
          <table:table-cell office:value-type="float" office:value="-64.6378326416016" calcext:value-type="float">
            <text:p>-64,6378326416016</text:p>
          </table:table-cell>
          <table:table-cell office:value-type="float" office:value="-64.6450805664063" calcext:value-type="float">
            <text:p>-64,6450805664063</text:p>
          </table:table-cell>
          <table:table-cell office:value-type="float" office:value="-64.6468887329102" calcext:value-type="float">
            <text:p>-64,6468887329102</text:p>
          </table:table-cell>
          <table:table-cell office:value-type="float" office:value="-64.6475372314453" calcext:value-type="float">
            <text:p>-64,6475372314453</text:p>
          </table:table-cell>
          <table:table-cell office:value-type="float" office:value="-64.6299285888672" calcext:value-type="float">
            <text:p>-64,6299285888672</text:p>
          </table:table-cell>
          <table:table-cell office:value-type="float" office:value="-64.6301498413086" calcext:value-type="float">
            <text:p>-64,6301498413086</text:p>
          </table:table-cell>
          <table:table-cell office:value-type="float" office:value="-64.6429061889648" calcext:value-type="float">
            <text:p>-64,6429061889648</text:p>
          </table:table-cell>
          <table:table-cell office:value-type="float" office:value="-64.6605377197266" calcext:value-type="float">
            <text:p>-64,6605377197266</text:p>
          </table:table-cell>
          <table:table-cell office:value-type="float" office:value="-64.6564407348633" calcext:value-type="float">
            <text:p>-64,6564407348633</text:p>
          </table:table-cell>
          <table:table-cell office:value-type="float" office:value="-64.6648025512695" calcext:value-type="float">
            <text:p>-64,6648025512695</text:p>
          </table:table-cell>
          <table:table-cell office:value-type="float" office:value="-64.6284027099609" calcext:value-type="float">
            <text:p>-64,6284027099609</text:p>
          </table:table-cell>
          <table:table-cell office:value-type="float" office:value="-64.6251373291016" calcext:value-type="float">
            <text:p>-64,6251373291016</text:p>
          </table:table-cell>
          <table:table-cell office:value-type="float" office:value="-64.639030456543" calcext:value-type="float">
            <text:p>-64,639030456543</text:p>
          </table:table-cell>
          <table:table-cell office:value-type="float" office:value="-64.653434753418" calcext:value-type="float">
            <text:p>-64,653434753418</text:p>
          </table:table-cell>
          <table:table-cell office:value-type="float" office:value="-64.6377258300781" calcext:value-type="float">
            <text:p>-64,6377258300781</text:p>
          </table:table-cell>
          <table:table-cell office:value-type="float" office:value="-64.6412124633789" calcext:value-type="float">
            <text:p>-64,6412124633789</text:p>
          </table:table-cell>
          <table:table-cell office:value-type="float" office:value="-64.6145858764648" calcext:value-type="float">
            <text:p>-64,6145858764648</text:p>
          </table:table-cell>
          <table:table-cell office:value-type="float" office:value="-64.6500549316406" calcext:value-type="float">
            <text:p>-64,6500549316406</text:p>
          </table:table-cell>
          <table:table-cell office:value-type="float" office:value="-64.6747665405273" calcext:value-type="float">
            <text:p>-64,6747665405273</text:p>
          </table:table-cell>
          <table:table-cell office:value-type="float" office:value="-64.6432876586914" calcext:value-type="float">
            <text:p>-64,6432876586914</text:p>
          </table:table-cell>
          <table:table-cell office:value-type="float" office:value="-64.6445922851563" calcext:value-type="float">
            <text:p>-64,6445922851563</text:p>
          </table:table-cell>
          <table:table-cell office:value-type="float" office:value="-64.6521301269531" calcext:value-type="float">
            <text:p>-64,6521301269531</text:p>
          </table:table-cell>
          <table:table-cell office:value-type="float" office:value="-64.6578598022461" calcext:value-type="float">
            <text:p>-64,6578598022461</text:p>
          </table:table-cell>
          <table:table-cell office:value-type="float" office:value="-64.6479263305664" calcext:value-type="float">
            <text:p>-64,6479263305664</text:p>
          </table:table-cell>
          <table:table-cell office:value-type="float" office:value="-64.6442642211914" calcext:value-type="float">
            <text:p>-64,6442642211914</text:p>
          </table:table-cell>
          <table:table-cell office:value-type="float" office:value="-64.636360168457" calcext:value-type="float">
            <text:p>-64,636360168457</text:p>
          </table:table-cell>
          <table:table-cell office:value-type="float" office:value="-64.6569900512695" calcext:value-type="float">
            <text:p>-64,6569900512695</text:p>
          </table:table-cell>
          <table:table-cell office:value-type="float" office:value="-64.6297149658203" calcext:value-type="float">
            <text:p>-64,6297149658203</text:p>
          </table:table-cell>
          <table:table-cell office:value-type="float" office:value="-64.6251983642578" calcext:value-type="float">
            <text:p>-64,6251983642578</text:p>
          </table:table-cell>
          <table:table-cell office:value-type="float" office:value="-64.0800094604492" calcext:value-type="float">
            <text:p>-64,0800094604492</text:p>
          </table:table-cell>
          <table:table-cell office:value-type="float" office:value="-64.0465393066406" calcext:value-type="float">
            <text:p>-64,0465393066406</text:p>
          </table:table-cell>
          <table:table-cell office:value-type="float" office:value="-64.068359375" calcext:value-type="float">
            <text:p>-64,068359375</text:p>
          </table:table-cell>
          <table:table-cell office:value-type="float" office:value="-64.0591278076172" calcext:value-type="float">
            <text:p>-64,0591278076172</text:p>
          </table:table-cell>
          <table:table-cell office:value-type="float" office:value="-64.0635147094727" calcext:value-type="float">
            <text:p>-64,0635147094727</text:p>
          </table:table-cell>
          <table:table-cell office:value-type="float" office:value="-64.0429229736328" calcext:value-type="float">
            <text:p>-64,0429229736328</text:p>
          </table:table-cell>
          <table:table-cell office:value-type="float" office:value="-64.0529022216797" calcext:value-type="float">
            <text:p>-64,0529022216797</text:p>
          </table:table-cell>
          <table:table-cell office:value-type="float" office:value="-64.0640716552734" calcext:value-type="float">
            <text:p>-64,0640716552734</text:p>
          </table:table-cell>
          <table:table-cell office:value-type="float" office:value="-64.0582122802734" calcext:value-type="float">
            <text:p>-64,0582122802734</text:p>
          </table:table-cell>
          <table:table-cell office:value-type="float" office:value="-64.0722427368164" calcext:value-type="float">
            <text:p>-64,0722427368164</text:p>
          </table:table-cell>
          <table:table-cell office:value-type="float" office:value="-64.0278701782227" calcext:value-type="float">
            <text:p>-64,0278701782227</text:p>
          </table:table-cell>
          <table:table-cell office:value-type="float" office:value="-64.0558624267578" calcext:value-type="float">
            <text:p>-64,0558624267578</text:p>
          </table:table-cell>
          <table:table-cell office:value-type="float" office:value="-64.0551986694336" calcext:value-type="float">
            <text:p>-64,0551986694336</text:p>
          </table:table-cell>
          <table:table-cell office:value-type="float" office:value="-64.047966003418" calcext:value-type="float">
            <text:p>-64,047966003418</text:p>
          </table:table-cell>
          <table:table-cell office:value-type="float" office:value="-64.0412445068359" calcext:value-type="float">
            <text:p>-64,0412445068359</text:p>
          </table:table-cell>
          <table:table-cell office:value-type="float" office:value="-64.0561676025391" calcext:value-type="float">
            <text:p>-64,0561676025391</text:p>
          </table:table-cell>
          <table:table-cell office:value-type="float" office:value="-64.0550994873047" calcext:value-type="float">
            <text:p>-64,0550994873047</text:p>
          </table:table-cell>
          <table:table-cell office:value-type="float" office:value="-64.035285949707" calcext:value-type="float">
            <text:p>-64,035285949707</text:p>
          </table:table-cell>
          <table:table-cell office:value-type="float" office:value="-64.050407409668" calcext:value-type="float">
            <text:p>-64,050407409668</text:p>
          </table:table-cell>
          <table:table-cell office:value-type="float" office:value="-64.0480651855469" calcext:value-type="float">
            <text:p>-64,0480651855469</text:p>
          </table:table-cell>
          <table:table-cell office:value-type="float" office:value="-64.0424652099609" calcext:value-type="float">
            <text:p>-64,0424652099609</text:p>
          </table:table-cell>
          <table:table-cell office:value-type="float" office:value="-64.044548034668" calcext:value-type="float">
            <text:p>-64,044548034668</text:p>
          </table:table-cell>
          <table:table-cell office:value-type="float" office:value="-64.0202941894531" calcext:value-type="float">
            <text:p>-64,0202941894531</text:p>
          </table:table-cell>
          <table:table-cell office:value-type="float" office:value="-64.0205535888672" calcext:value-type="float">
            <text:p>-64,0205535888672</text:p>
          </table:table-cell>
          <table:table-cell office:value-type="float" office:value="-64.0508651733398" calcext:value-type="float">
            <text:p>-64,0508651733398</text:p>
          </table:table-cell>
          <table:table-cell office:value-type="float" office:value="-64.0638732910156" calcext:value-type="float">
            <text:p>-64,0638732910156</text:p>
          </table:table-cell>
          <table:table-cell office:value-type="float" office:value="-64.0593338012695" calcext:value-type="float">
            <text:p>-64,0593338012695</text:p>
          </table:table-cell>
          <table:table-cell office:value-type="float" office:value="-64.0583572387695" calcext:value-type="float">
            <text:p>-64,0583572387695</text:p>
          </table:table-cell>
          <table:table-cell office:value-type="float" office:value="-64.0594329833984" calcext:value-type="float">
            <text:p>-64,0594329833984</text:p>
          </table:table-cell>
          <table:table-cell office:value-type="float" office:value="-64.0636672973633" calcext:value-type="float">
            <text:p>-64,0636672973633</text:p>
          </table:table-cell>
          <table:table-cell office:value-type="float" office:value="-64.0609664916992" calcext:value-type="float">
            <text:p>-64,0609664916992</text:p>
          </table:table-cell>
          <table:table-cell office:value-type="float" office:value="-64.0664749145508" calcext:value-type="float">
            <text:p>-64,0664749145508</text:p>
          </table:table-cell>
          <table:table-cell office:value-type="float" office:value="-64.0681076049805" calcext:value-type="float">
            <text:p>-64,0681076049805</text:p>
          </table:table-cell>
          <table:table-cell office:value-type="float" office:value="-64.0393600463867" calcext:value-type="float">
            <text:p>-64,0393600463867</text:p>
          </table:table-cell>
          <table:table-cell office:value-type="float" office:value="-64.0710678100586" calcext:value-type="float">
            <text:p>-64,0710678100586</text:p>
          </table:table-cell>
          <table:table-cell office:value-type="float" office:value="-64.068359375" calcext:value-type="float">
            <text:p>-64,068359375</text:p>
          </table:table-cell>
          <table:table-cell office:value-type="float" office:value="-64.0435333251953" calcext:value-type="float">
            <text:p>-64,0435333251953</text:p>
          </table:table-cell>
          <table:table-cell office:value-type="float" office:value="-64.0519409179688" calcext:value-type="float">
            <text:p>-64,0519409179688</text:p>
          </table:table-cell>
          <table:table-cell office:value-type="float" office:value="-64.0785751342773" calcext:value-type="float">
            <text:p>-64,0785751342773</text:p>
          </table:table-cell>
          <table:table-cell office:value-type="float" office:value="-64.0470504760742" calcext:value-type="float">
            <text:p>-64,0470504760742</text:p>
          </table:table-cell>
          <table:table-cell office:value-type="float" office:value="-64.029541015625" calcext:value-type="float">
            <text:p>-64,029541015625</text:p>
          </table:table-cell>
          <table:table-cell office:value-type="float" office:value="-64.0229873657227" calcext:value-type="float">
            <text:p>-64,0229873657227</text:p>
          </table:table-cell>
          <table:table-cell office:value-type="float" office:value="-64.0451126098633" calcext:value-type="float">
            <text:p>-64,0451126098633</text:p>
          </table:table-cell>
          <table:table-cell office:value-type="float" office:value="-64.0353393554688" calcext:value-type="float">
            <text:p>-64,0353393554688</text:p>
          </table:table-cell>
          <table:table-cell office:value-type="float" office:value="-64.0417022705078" calcext:value-type="float">
            <text:p>-64,0417022705078</text:p>
          </table:table-cell>
          <table:table-cell office:value-type="float" office:value="-64.040885925293" calcext:value-type="float">
            <text:p>-64,040885925293</text:p>
          </table:table-cell>
          <table:table-cell office:value-type="float" office:value="-64.0309143066406" calcext:value-type="float">
            <text:p>-64,0309143066406</text:p>
          </table:table-cell>
          <table:table-cell office:value-type="float" office:value="-64.0337142944336" calcext:value-type="float">
            <text:p>-64,0337142944336</text:p>
          </table:table-cell>
          <table:table-cell office:value-type="float" office:value="-64.0516815185547" calcext:value-type="float">
            <text:p>-64,0516815185547</text:p>
          </table:table-cell>
          <table:table-cell office:value-type="float" office:value="-64.0450592041016" calcext:value-type="float">
            <text:p>-64,0450592041016</text:p>
          </table:table-cell>
          <table:table-cell office:value-type="float" office:value="-64.038948059082" calcext:value-type="float">
            <text:p>-64,038948059082</text:p>
          </table:table-cell>
          <table:table-cell office:value-type="float" office:value="-64.0414962768555" calcext:value-type="float">
            <text:p>-64,0414962768555</text:p>
          </table:table-cell>
          <table:table-cell office:value-type="float" office:value="-64.0331497192383" calcext:value-type="float">
            <text:p>-64,0331497192383</text:p>
          </table:table-cell>
          <table:table-cell office:value-type="float" office:value="-64.0620803833008" calcext:value-type="float">
            <text:p>-64,0620803833008</text:p>
          </table:table-cell>
          <table:table-cell office:value-type="float" office:value="-64.045166015625" calcext:value-type="float">
            <text:p>-64,045166015625</text:p>
          </table:table-cell>
          <table:table-cell office:value-type="float" office:value="-64.0611190795898" calcext:value-type="float">
            <text:p>-64,0611190795898</text:p>
          </table:table-cell>
          <table:table-cell office:value-type="float" office:value="-64.066162109375" calcext:value-type="float">
            <text:p>-64,066162109375</text:p>
          </table:table-cell>
          <table:table-cell office:value-type="float" office:value="-64.0535659790039" calcext:value-type="float">
            <text:p>-64,0535659790039</text:p>
          </table:table-cell>
          <table:table-cell office:value-type="float" office:value="-64.0468978881836" calcext:value-type="float">
            <text:p>-64,0468978881836</text:p>
          </table:table-cell>
          <table:table-cell office:value-type="float" office:value="-64.072395324707" calcext:value-type="float">
            <text:p>-64,072395324707</text:p>
          </table:table-cell>
          <table:table-cell office:value-type="float" office:value="-64.0556564331055" calcext:value-type="float">
            <text:p>-64,0556564331055</text:p>
          </table:table-cell>
          <table:table-cell office:value-type="float" office:value="-64.0219268798828" calcext:value-type="float">
            <text:p>-64,0219268798828</text:p>
          </table:table-cell>
          <table:table-cell office:value-type="float" office:value="-64.0402297973633" calcext:value-type="float">
            <text:p>-64,0402297973633</text:p>
          </table:table-cell>
          <table:table-cell office:value-type="float" office:value="-64.0448532104492" calcext:value-type="float">
            <text:p>-64,0448532104492</text:p>
          </table:table-cell>
          <table:table-cell office:value-type="float" office:value="-64.053466796875" calcext:value-type="float">
            <text:p>-64,053466796875</text:p>
          </table:table-cell>
          <table:table-cell office:value-type="float" office:value="-64.0639724731445" calcext:value-type="float">
            <text:p>-64,0639724731445</text:p>
          </table:table-cell>
          <table:table-cell office:value-type="float" office:value="-64.0332565307617" calcext:value-type="float">
            <text:p>-64,0332565307617</text:p>
          </table:table-cell>
          <table:table-cell office:value-type="float" office:value="-64.0553512573242" calcext:value-type="float">
            <text:p>-64,0553512573242</text:p>
          </table:table-cell>
          <table:table-cell office:value-type="float" office:value="-64.0360488891602" calcext:value-type="float">
            <text:p>-64,0360488891602</text:p>
          </table:table-cell>
          <table:table-cell office:value-type="float" office:value="-64.0610122680664" calcext:value-type="float">
            <text:p>-64,0610122680664</text:p>
          </table:table-cell>
          <table:table-cell office:value-type="float" office:value="-64.0579528808594" calcext:value-type="float">
            <text:p>-64,0579528808594</text:p>
          </table:table-cell>
          <table:table-cell office:value-type="float" office:value="-64.047248840332" calcext:value-type="float">
            <text:p>-64,047248840332</text:p>
          </table:table-cell>
          <table:table-cell office:value-type="float" office:value="-64.0486221313477" calcext:value-type="float">
            <text:p>-64,0486221313477</text:p>
          </table:table-cell>
          <table:table-cell office:value-type="float" office:value="-64.0539245605469" calcext:value-type="float">
            <text:p>-64,0539245605469</text:p>
          </table:table-cell>
          <table:table-cell office:value-type="float" office:value="-64.0667266845703" calcext:value-type="float">
            <text:p>-64,0667266845703</text:p>
          </table:table-cell>
          <table:table-cell office:value-type="float" office:value="-64.0494918823242" calcext:value-type="float">
            <text:p>-64,0494918823242</text:p>
          </table:table-cell>
          <table:table-cell office:value-type="float" office:value="-64.0697860717773" calcext:value-type="float">
            <text:p>-64,0697860717773</text:p>
          </table:table-cell>
          <table:table-cell office:value-type="float" office:value="-64.0636672973633" calcext:value-type="float">
            <text:p>-64,0636672973633</text:p>
          </table:table-cell>
          <table:table-cell office:value-type="float" office:value="-64.0738296508789" calcext:value-type="float">
            <text:p>-64,0738296508789</text:p>
          </table:table-cell>
          <table:table-cell office:value-type="float" office:value="-64.0567321777344" calcext:value-type="float">
            <text:p>-64,0567321777344</text:p>
          </table:table-cell>
          <table:table-cell office:value-type="float" office:value="-64.2846527099609" calcext:value-type="float">
            <text:p>-64,2846527099609</text:p>
          </table:table-cell>
          <table:table-cell office:value-type="float" office:value="-64.3254699707031" calcext:value-type="float">
            <text:p>-64,3254699707031</text:p>
          </table:table-cell>
          <table:table-cell office:value-type="float" office:value="-64.3027877807617" calcext:value-type="float">
            <text:p>-64,3027877807617</text:p>
          </table:table-cell>
          <table:table-cell office:value-type="float" office:value="-64.3156967163086" calcext:value-type="float">
            <text:p>-64,3156967163086</text:p>
          </table:table-cell>
          <table:table-cell office:value-type="float" office:value="-64.3220520019531" calcext:value-type="float">
            <text:p>-64,3220520019531</text:p>
          </table:table-cell>
          <table:table-cell office:value-type="float" office:value="-64.3179016113281" calcext:value-type="float">
            <text:p>-64,3179016113281</text:p>
          </table:table-cell>
          <table:table-cell office:value-type="float" office:value="-64.3062438964844" calcext:value-type="float">
            <text:p>-64,3062438964844</text:p>
          </table:table-cell>
          <table:table-cell office:value-type="float" office:value="-64.344367980957" calcext:value-type="float">
            <text:p>-64,344367980957</text:p>
          </table:table-cell>
          <table:table-cell office:value-type="float" office:value="-64.3441619873047" calcext:value-type="float">
            <text:p>-64,3441619873047</text:p>
          </table:table-cell>
          <table:table-cell office:value-type="float" office:value="-64.3480606079102" calcext:value-type="float">
            <text:p>-64,3480606079102</text:p>
          </table:table-cell>
          <table:table-cell office:value-type="float" office:value="-64.3184280395508" calcext:value-type="float">
            <text:p>-64,3184280395508</text:p>
          </table:table-cell>
          <table:table-cell office:value-type="float" office:value="-64.3123321533203" calcext:value-type="float">
            <text:p>-64,3123321533203</text:p>
          </table:table-cell>
          <table:table-cell office:value-type="float" office:value="-64.320426940918" calcext:value-type="float">
            <text:p>-64,320426940918</text:p>
          </table:table-cell>
          <table:table-cell office:value-type="float" office:value="-64.316276550293" calcext:value-type="float">
            <text:p>-64,316276550293</text:p>
          </table:table-cell>
          <table:table-cell office:value-type="float" office:value="-64.3300476074219" calcext:value-type="float">
            <text:p>-64,3300476074219</text:p>
          </table:table-cell>
          <table:table-cell office:value-type="float" office:value="-64.3181610107422" calcext:value-type="float">
            <text:p>-64,3181610107422</text:p>
          </table:table-cell>
          <table:table-cell office:value-type="float" office:value="-64.3252639770508" calcext:value-type="float">
            <text:p>-64,3252639770508</text:p>
          </table:table-cell>
          <table:table-cell office:value-type="float" office:value="-64.2941284179688" calcext:value-type="float">
            <text:p>-64,2941284179688</text:p>
          </table:table-cell>
          <table:table-cell office:value-type="float" office:value="-64.3379440307617" calcext:value-type="float">
            <text:p>-64,3379440307617</text:p>
          </table:table-cell>
          <table:table-cell office:value-type="float" office:value="-64.3421096801758" calcext:value-type="float">
            <text:p>-64,3421096801758</text:p>
          </table:table-cell>
          <table:table-cell office:value-type="float" office:value="-64.3550262451172" calcext:value-type="float">
            <text:p>-64,3550262451172</text:p>
          </table:table-cell>
          <table:table-cell office:value-type="float" office:value="-64.3339462280273" calcext:value-type="float">
            <text:p>-64,3339462280273</text:p>
          </table:table-cell>
          <table:table-cell office:value-type="float" office:value="-64.3066635131836" calcext:value-type="float">
            <text:p>-64,3066635131836</text:p>
          </table:table-cell>
          <table:table-cell office:value-type="float" office:value="-64.3163757324219" calcext:value-type="float">
            <text:p>-64,3163757324219</text:p>
          </table:table-cell>
          <table:table-cell office:value-type="float" office:value="-64.3289413452148" calcext:value-type="float">
            <text:p>-64,3289413452148</text:p>
          </table:table-cell>
          <table:table-cell office:value-type="float" office:value="-64.3036727905273" calcext:value-type="float">
            <text:p>-64,3036727905273</text:p>
          </table:table-cell>
          <table:table-cell office:value-type="float" office:value="-64.3440551757813" calcext:value-type="float">
            <text:p>-64,3440551757813</text:p>
          </table:table-cell>
          <table:table-cell office:value-type="float" office:value="-64.3251037597656" calcext:value-type="float">
            <text:p>-64,3251037597656</text:p>
          </table:table-cell>
          <table:table-cell office:value-type="float" office:value="-64.3231048583984" calcext:value-type="float">
            <text:p>-64,3231048583984</text:p>
          </table:table-cell>
          <table:table-cell office:value-type="float" office:value="-64.3464279174805" calcext:value-type="float">
            <text:p>-64,3464279174805</text:p>
          </table:table-cell>
          <table:table-cell office:value-type="float" office:value="-64.3326263427734" calcext:value-type="float">
            <text:p>-64,3326263427734</text:p>
          </table:table-cell>
          <table:table-cell office:value-type="float" office:value="-64.3384704589844" calcext:value-type="float">
            <text:p>-64,3384704589844</text:p>
          </table:table-cell>
          <table:table-cell office:value-type="float" office:value="-64.3556060791016" calcext:value-type="float">
            <text:p>-64,3556060791016</text:p>
          </table:table-cell>
          <table:table-cell office:value-type="float" office:value="-64.3554992675781" calcext:value-type="float">
            <text:p>-64,3554992675781</text:p>
          </table:table-cell>
          <table:table-cell office:value-type="float" office:value="-64.3558120727539" calcext:value-type="float">
            <text:p>-64,3558120727539</text:p>
          </table:table-cell>
          <table:table-cell office:value-type="float" office:value="-64.3213653564453" calcext:value-type="float">
            <text:p>-64,3213653564453</text:p>
          </table:table-cell>
          <table:table-cell office:value-type="float" office:value="-64.3374176025391" calcext:value-type="float">
            <text:p>-64,3374176025391</text:p>
          </table:table-cell>
          <table:table-cell office:value-type="float" office:value="-64.3269424438477" calcext:value-type="float">
            <text:p>-64,3269424438477</text:p>
          </table:table-cell>
          <table:table-cell office:value-type="float" office:value="-64.3318405151367" calcext:value-type="float">
            <text:p>-64,3318405151367</text:p>
          </table:table-cell>
          <table:table-cell office:value-type="float" office:value="-64.3276290893555" calcext:value-type="float">
            <text:p>-64,3276290893555</text:p>
          </table:table-cell>
          <table:table-cell office:value-type="float" office:value="-64.3173217773438" calcext:value-type="float">
            <text:p>-64,3173217773438</text:p>
          </table:table-cell>
          <table:table-cell office:value-type="float" office:value="-64.3551788330078" calcext:value-type="float">
            <text:p>-64,3551788330078</text:p>
          </table:table-cell>
          <table:table-cell office:value-type="float" office:value="-64.3194274902344" calcext:value-type="float">
            <text:p>-64,3194274902344</text:p>
          </table:table-cell>
          <table:table-cell office:value-type="float" office:value="-64.2921371459961" calcext:value-type="float">
            <text:p>-64,2921371459961</text:p>
          </table:table-cell>
          <table:table-cell office:value-type="float" office:value="-64.3207397460938" calcext:value-type="float">
            <text:p>-64,3207397460938</text:p>
          </table:table-cell>
          <table:table-cell office:value-type="float" office:value="-64.3302536010742" calcext:value-type="float">
            <text:p>-64,3302536010742</text:p>
          </table:table-cell>
          <table:table-cell office:value-type="float" office:value="-64.3131256103516" calcext:value-type="float">
            <text:p>-64,3131256103516</text:p>
          </table:table-cell>
          <table:table-cell office:value-type="float" office:value="-64.3285217285156" calcext:value-type="float">
            <text:p>-64,3285217285156</text:p>
          </table:table-cell>
          <table:table-cell office:value-type="float" office:value="-64.3281555175781" calcext:value-type="float">
            <text:p>-64,3281555175781</text:p>
          </table:table-cell>
          <table:table-cell office:value-type="float" office:value="-64.3204803466797" calcext:value-type="float">
            <text:p>-64,3204803466797</text:p>
          </table:table-cell>
          <table:table-cell office:value-type="float" office:value="-64.3338394165039" calcext:value-type="float">
            <text:p>-64,3338394165039</text:p>
          </table:table-cell>
          <table:table-cell office:value-type="float" office:value="-64.3304214477539" calcext:value-type="float">
            <text:p>-64,3304214477539</text:p>
          </table:table-cell>
          <table:table-cell office:value-type="float" office:value="-64.3243103027344" calcext:value-type="float">
            <text:p>-64,3243103027344</text:p>
          </table:table-cell>
          <table:table-cell office:value-type="float" office:value="-64.3278350830078" calcext:value-type="float">
            <text:p>-64,3278350830078</text:p>
          </table:table-cell>
          <table:table-cell office:value-type="float" office:value="-64.3244705200195" calcext:value-type="float">
            <text:p>-64,3244705200195</text:p>
          </table:table-cell>
          <table:table-cell office:value-type="float" office:value="-64.3181610107422" calcext:value-type="float">
            <text:p>-64,3181610107422</text:p>
          </table:table-cell>
          <table:table-cell office:value-type="float" office:value="-64.3286819458008" calcext:value-type="float">
            <text:p>-64,3286819458008</text:p>
          </table:table-cell>
          <table:table-cell office:value-type="float" office:value="-64.323371887207" calcext:value-type="float">
            <text:p>-64,323371887207</text:p>
          </table:table-cell>
          <table:table-cell office:value-type="float" office:value="-64.3489074707031" calcext:value-type="float">
            <text:p>-64,3489074707031</text:p>
          </table:table-cell>
          <table:table-cell office:value-type="float" office:value="-64.2940292358398" calcext:value-type="float">
            <text:p>-64,2940292358398</text:p>
          </table:table-cell>
          <table:table-cell office:value-type="float" office:value="-64.3318862915039" calcext:value-type="float">
            <text:p>-64,3318862915039</text:p>
          </table:table-cell>
          <table:table-cell office:value-type="float" office:value="-64.3095016479492" calcext:value-type="float">
            <text:p>-64,3095016479492</text:p>
          </table:table-cell>
          <table:table-cell office:value-type="float" office:value="-64.2904663085938" calcext:value-type="float">
            <text:p>-64,2904663085938</text:p>
          </table:table-cell>
          <table:table-cell office:value-type="float" office:value="-64.3192672729492" calcext:value-type="float">
            <text:p>-64,3192672729492</text:p>
          </table:table-cell>
          <table:table-cell office:value-type="float" office:value="-64.3237380981445" calcext:value-type="float">
            <text:p>-64,3237380981445</text:p>
          </table:table-cell>
          <table:table-cell office:value-type="float" office:value="-64.3220520019531" calcext:value-type="float">
            <text:p>-64,3220520019531</text:p>
          </table:table-cell>
          <table:table-cell office:value-type="float" office:value="-64.3150100708008" calcext:value-type="float">
            <text:p>-64,3150100708008</text:p>
          </table:table-cell>
          <table:table-cell office:value-type="float" office:value="-64.3360443115234" calcext:value-type="float">
            <text:p>-64,3360443115234</text:p>
          </table:table-cell>
          <table:table-cell office:value-type="float" office:value="-64.3396835327148" calcext:value-type="float">
            <text:p>-64,3396835327148</text:p>
          </table:table-cell>
          <table:table-cell office:value-type="float" office:value="-64.3422622680664" calcext:value-type="float">
            <text:p>-64,3422622680664</text:p>
          </table:table-cell>
          <table:table-cell office:value-type="float" office:value="-64.3535995483398" calcext:value-type="float">
            <text:p>-64,3535995483398</text:p>
          </table:table-cell>
          <table:table-cell office:value-type="float" office:value="-64.300422668457" calcext:value-type="float">
            <text:p>-64,300422668457</text:p>
          </table:table-cell>
          <table:table-cell office:value-type="float" office:value="-64.3084487915039" calcext:value-type="float">
            <text:p>-64,3084487915039</text:p>
          </table:table-cell>
          <table:table-cell office:value-type="float" office:value="-64.3434753417969" calcext:value-type="float">
            <text:p>-64,3434753417969</text:p>
          </table:table-cell>
          <table:table-cell office:value-type="float" office:value="-64.361572265625" calcext:value-type="float">
            <text:p>-64,361572265625</text:p>
          </table:table-cell>
          <table:table-cell office:value-type="float" office:value="-64.3144912719727" calcext:value-type="float">
            <text:p>-64,3144912719727</text:p>
          </table:table-cell>
          <table:table-cell office:value-type="float" office:value="-64.3183746337891" calcext:value-type="float">
            <text:p>-64,3183746337891</text:p>
          </table:table-cell>
          <table:table-cell office:value-type="float" office:value="-64.3217926025391" calcext:value-type="float">
            <text:p>-64,3217926025391</text:p>
          </table:table-cell>
          <table:table-cell office:value-type="float" office:value="-64.3308334350586" calcext:value-type="float">
            <text:p>-64,3308334350586</text:p>
          </table:table-cell>
          <table:table-cell office:value-type="float" office:value="-64.287956237793" calcext:value-type="float">
            <text:p>-64,287956237793</text:p>
          </table:table-cell>
          <table:table-cell office:value-type="float" office:value="-64.1531753540039" calcext:value-type="float">
            <text:p>-64,1531753540039</text:p>
          </table:table-cell>
          <table:table-cell office:value-type="float" office:value="-64.1261978149414" calcext:value-type="float">
            <text:p>-64,1261978149414</text:p>
          </table:table-cell>
          <table:table-cell office:value-type="float" office:value="-64.105094909668" calcext:value-type="float">
            <text:p>-64,105094909668</text:p>
          </table:table-cell>
          <table:table-cell office:value-type="float" office:value="-64.1165390014648" calcext:value-type="float">
            <text:p>-64,1165390014648</text:p>
          </table:table-cell>
          <table:table-cell office:value-type="float" office:value="-64.1149444580078" calcext:value-type="float">
            <text:p>-64,1149444580078</text:p>
          </table:table-cell>
          <table:table-cell office:value-type="float" office:value="-64.1333465576172" calcext:value-type="float">
            <text:p>-64,1333465576172</text:p>
          </table:table-cell>
          <table:table-cell office:value-type="float" office:value="-64.1337051391602" calcext:value-type="float">
            <text:p>-64,1337051391602</text:p>
          </table:table-cell>
          <table:table-cell office:value-type="float" office:value="-64.1215209960938" calcext:value-type="float">
            <text:p>-64,1215209960938</text:p>
          </table:table-cell>
          <table:table-cell office:value-type="float" office:value="-64.1085891723633" calcext:value-type="float">
            <text:p>-64,1085891723633</text:p>
          </table:table-cell>
          <table:table-cell office:value-type="float" office:value="-64.1173095703125" calcext:value-type="float">
            <text:p>-64,1173095703125</text:p>
          </table:table-cell>
          <table:table-cell office:value-type="float" office:value="-64.128662109375" calcext:value-type="float">
            <text:p>-64,128662109375</text:p>
          </table:table-cell>
          <table:table-cell office:value-type="float" office:value="-64.145751953125" calcext:value-type="float">
            <text:p>-64,145751953125</text:p>
          </table:table-cell>
          <table:table-cell office:value-type="float" office:value="-64.0996170043945" calcext:value-type="float">
            <text:p>-64,0996170043945</text:p>
          </table:table-cell>
          <table:table-cell office:value-type="float" office:value="-64.1393661499023" calcext:value-type="float">
            <text:p>-64,1393661499023</text:p>
          </table:table-cell>
          <table:table-cell office:value-type="float" office:value="-64.1281509399414" calcext:value-type="float">
            <text:p>-64,1281509399414</text:p>
          </table:table-cell>
          <table:table-cell office:value-type="float" office:value="-64.1239852905273" calcext:value-type="float">
            <text:p>-64,1239852905273</text:p>
          </table:table-cell>
          <table:table-cell office:value-type="float" office:value="-64.1414260864258" calcext:value-type="float">
            <text:p>-64,1414260864258</text:p>
          </table:table-cell>
          <table:table-cell office:value-type="float" office:value="-64.1548767089844" calcext:value-type="float">
            <text:p>-64,1548767089844</text:p>
          </table:table-cell>
          <table:table-cell office:value-type="float" office:value="-64.1189041137695" calcext:value-type="float">
            <text:p>-64,1189041137695</text:p>
          </table:table-cell>
          <table:table-cell office:value-type="float" office:value="-64.1264495849609" calcext:value-type="float">
            <text:p>-64,1264495849609</text:p>
          </table:table-cell>
          <table:table-cell office:value-type="float" office:value="-64.1235275268555" calcext:value-type="float">
            <text:p>-64,1235275268555</text:p>
          </table:table-cell>
          <table:table-cell office:value-type="float" office:value="-64.1294860839844" calcext:value-type="float">
            <text:p>-64,1294860839844</text:p>
          </table:table-cell>
          <table:table-cell office:value-type="float" office:value="-64.1157150268555" calcext:value-type="float">
            <text:p>-64,1157150268555</text:p>
          </table:table-cell>
          <table:table-cell office:value-type="float" office:value="-64.1119232177734" calcext:value-type="float">
            <text:p>-64,1119232177734</text:p>
          </table:table-cell>
          <table:table-cell office:value-type="float" office:value="-64.1087417602539" calcext:value-type="float">
            <text:p>-64,1087417602539</text:p>
          </table:table-cell>
          <table:table-cell office:value-type="float" office:value="-64.1376647949219" calcext:value-type="float">
            <text:p>-64,1376647949219</text:p>
          </table:table-cell>
          <table:table-cell office:value-type="float" office:value="-64.1381759643555" calcext:value-type="float">
            <text:p>-64,1381759643555</text:p>
          </table:table-cell>
          <table:table-cell office:value-type="float" office:value="-64.1323699951172" calcext:value-type="float">
            <text:p>-64,1323699951172</text:p>
          </table:table-cell>
          <table:table-cell office:value-type="float" office:value="-64.1303100585938" calcext:value-type="float">
            <text:p>-64,1303100585938</text:p>
          </table:table-cell>
          <table:table-cell office:value-type="float" office:value="-64.1338119506836" calcext:value-type="float">
            <text:p>-64,1338119506836</text:p>
          </table:table-cell>
          <table:table-cell office:value-type="float" office:value="-64.1161270141602" calcext:value-type="float">
            <text:p>-64,1161270141602</text:p>
          </table:table-cell>
          <table:table-cell office:value-type="float" office:value="-64.1218795776367" calcext:value-type="float">
            <text:p>-64,1218795776367</text:p>
          </table:table-cell>
          <table:table-cell office:value-type="float" office:value="-64.1521377563477" calcext:value-type="float">
            <text:p>-64,1521377563477</text:p>
          </table:table-cell>
          <table:table-cell office:value-type="float" office:value="-64.1435852050781" calcext:value-type="float">
            <text:p>-64,1435852050781</text:p>
          </table:table-cell>
          <table:table-cell office:value-type="float" office:value="-64.1404418945313" calcext:value-type="float">
            <text:p>-64,1404418945313</text:p>
          </table:table-cell>
          <table:table-cell office:value-type="float" office:value="-64.1292266845703" calcext:value-type="float">
            <text:p>-64,1292266845703</text:p>
          </table:table-cell>
          <table:table-cell office:value-type="float" office:value="-64.1392593383789" calcext:value-type="float">
            <text:p>-64,1392593383789</text:p>
          </table:table-cell>
          <table:table-cell office:value-type="float" office:value="-64.1344223022461" calcext:value-type="float">
            <text:p>-64,1344223022461</text:p>
          </table:table-cell>
          <table:table-cell office:value-type="float" office:value="-64.1367416381836" calcext:value-type="float">
            <text:p>-64,1367416381836</text:p>
          </table:table-cell>
          <table:table-cell office:value-type="float" office:value="-64.0997161865234" calcext:value-type="float">
            <text:p>-64,0997161865234</text:p>
          </table:table-cell>
          <table:table-cell office:value-type="float" office:value="-64.1218338012695" calcext:value-type="float">
            <text:p>-64,1218338012695</text:p>
          </table:table-cell>
          <table:table-cell office:value-type="float" office:value="-64.1314926147461" calcext:value-type="float">
            <text:p>-64,1314926147461</text:p>
          </table:table-cell>
          <table:table-cell office:value-type="float" office:value="-64.1097640991211" calcext:value-type="float">
            <text:p>-64,1097640991211</text:p>
          </table:table-cell>
          <table:table-cell office:value-type="float" office:value="-64.0854263305664" calcext:value-type="float">
            <text:p>-64,0854263305664</text:p>
          </table:table-cell>
          <table:table-cell office:value-type="float" office:value="-64.1145858764648" calcext:value-type="float">
            <text:p>-64,1145858764648</text:p>
          </table:table-cell>
          <table:table-cell office:value-type="float" office:value="-64.1243438720703" calcext:value-type="float">
            <text:p>-64,1243438720703</text:p>
          </table:table-cell>
          <table:table-cell office:value-type="float" office:value="-64.1197738647461" calcext:value-type="float">
            <text:p>-64,1197738647461</text:p>
          </table:table-cell>
          <table:table-cell office:value-type="float" office:value="-64.1308212280273" calcext:value-type="float">
            <text:p>-64,1308212280273</text:p>
          </table:table-cell>
          <table:table-cell office:value-type="float" office:value="-64.1347885131836" calcext:value-type="float">
            <text:p>-64,1347885131836</text:p>
          </table:table-cell>
          <table:table-cell office:value-type="float" office:value="-64.1460037231445" calcext:value-type="float">
            <text:p>-64,1460037231445</text:p>
          </table:table-cell>
          <table:table-cell office:value-type="float" office:value="-64.1293334960938" calcext:value-type="float">
            <text:p>-64,1293334960938</text:p>
          </table:table-cell>
          <table:table-cell office:value-type="float" office:value="-64.1230621337891" calcext:value-type="float">
            <text:p>-64,1230621337891</text:p>
          </table:table-cell>
          <table:table-cell office:value-type="float" office:value="-64.1417846679688" calcext:value-type="float">
            <text:p>-64,1417846679688</text:p>
          </table:table-cell>
          <table:table-cell office:value-type="float" office:value="-64.1228561401367" calcext:value-type="float">
            <text:p>-64,1228561401367</text:p>
          </table:table-cell>
          <table:table-cell office:value-type="float" office:value="-64.1226501464844" calcext:value-type="float">
            <text:p>-64,1226501464844</text:p>
          </table:table-cell>
          <table:table-cell office:value-type="float" office:value="-64.1276321411133" calcext:value-type="float">
            <text:p>-64,1276321411133</text:p>
          </table:table-cell>
          <table:table-cell office:value-type="float" office:value="-64.1442565917969" calcext:value-type="float">
            <text:p>-64,1442565917969</text:p>
          </table:table-cell>
          <table:table-cell office:value-type="float" office:value="-64.1313934326172" calcext:value-type="float">
            <text:p>-64,1313934326172</text:p>
          </table:table-cell>
          <table:table-cell office:value-type="float" office:value="-64.1330337524414" calcext:value-type="float">
            <text:p>-64,1330337524414</text:p>
          </table:table-cell>
          <table:table-cell office:value-type="float" office:value="-64.1371536254883" calcext:value-type="float">
            <text:p>-64,1371536254883</text:p>
          </table:table-cell>
          <table:table-cell office:value-type="float" office:value="-64.1255264282227" calcext:value-type="float">
            <text:p>-64,1255264282227</text:p>
          </table:table-cell>
          <table:table-cell office:value-type="float" office:value="-64.1193161010742" calcext:value-type="float">
            <text:p>-64,1193161010742</text:p>
          </table:table-cell>
          <table:table-cell office:value-type="float" office:value="-64.1350402832031" calcext:value-type="float">
            <text:p>-64,1350402832031</text:p>
          </table:table-cell>
          <table:table-cell office:value-type="float" office:value="-64.1340637207031" calcext:value-type="float">
            <text:p>-64,1340637207031</text:p>
          </table:table-cell>
          <table:table-cell office:value-type="float" office:value="-64.1282577514648" calcext:value-type="float">
            <text:p>-64,1282577514648</text:p>
          </table:table-cell>
          <table:table-cell office:value-type="float" office:value="-64.1112518310547" calcext:value-type="float">
            <text:p>-64,1112518310547</text:p>
          </table:table-cell>
          <table:table-cell office:value-type="float" office:value="-64.1348876953125" calcext:value-type="float">
            <text:p>-64,1348876953125</text:p>
          </table:table-cell>
          <table:table-cell office:value-type="float" office:value="-64.1284561157227" calcext:value-type="float">
            <text:p>-64,1284561157227</text:p>
          </table:table-cell>
          <table:table-cell office:value-type="float" office:value="-64.1191558837891" calcext:value-type="float">
            <text:p>-64,1191558837891</text:p>
          </table:table-cell>
          <table:table-cell office:value-type="float" office:value="-64.1400833129883" calcext:value-type="float">
            <text:p>-64,1400833129883</text:p>
          </table:table-cell>
          <table:table-cell office:value-type="float" office:value="-64.1304092407227" calcext:value-type="float">
            <text:p>-64,1304092407227</text:p>
          </table:table-cell>
          <table:table-cell office:value-type="float" office:value="-64.1438903808594" calcext:value-type="float">
            <text:p>-64,1438903808594</text:p>
          </table:table-cell>
          <table:table-cell office:value-type="float" office:value="-64.1313400268555" calcext:value-type="float">
            <text:p>-64,1313400268555</text:p>
          </table:table-cell>
          <table:table-cell office:value-type="float" office:value="-64.1123275756836" calcext:value-type="float">
            <text:p>-64,1123275756836</text:p>
          </table:table-cell>
          <table:table-cell office:value-type="float" office:value="-64.1549224853516" calcext:value-type="float">
            <text:p>-64,1549224853516</text:p>
          </table:table-cell>
          <table:table-cell office:value-type="float" office:value="-64.1414260864258" calcext:value-type="float">
            <text:p>-64,1414260864258</text:p>
          </table:table-cell>
          <table:table-cell office:value-type="float" office:value="-64.1192626953125" calcext:value-type="float">
            <text:p>-64,1192626953125</text:p>
          </table:table-cell>
          <table:table-cell office:value-type="float" office:value="-64.1287689208984" calcext:value-type="float">
            <text:p>-64,1287689208984</text:p>
          </table:table-cell>
          <table:table-cell office:value-type="float" office:value="-64.1320037841797" calcext:value-type="float">
            <text:p>-64,1320037841797</text:p>
          </table:table-cell>
          <table:table-cell office:value-type="float" office:value="-64.1681823730469" calcext:value-type="float">
            <text:p>-64,1681823730469</text:p>
          </table:table-cell>
          <table:table-cell office:value-type="float" office:value="-64.3877487182617" calcext:value-type="float">
            <text:p>-64,3877487182617</text:p>
          </table:table-cell>
          <table:table-cell office:value-type="float" office:value="-64.4028549194336" calcext:value-type="float">
            <text:p>-64,4028549194336</text:p>
          </table:table-cell>
          <table:table-cell office:value-type="float" office:value="-64.4219818115234" calcext:value-type="float">
            <text:p>-64,4219818115234</text:p>
          </table:table-cell>
          <table:table-cell office:value-type="float" office:value="-64.421501159668" calcext:value-type="float">
            <text:p>-64,421501159668</text:p>
          </table:table-cell>
          <table:table-cell office:value-type="float" office:value="-64.4084854125977" calcext:value-type="float">
            <text:p>-64,4084854125977</text:p>
          </table:table-cell>
          <table:table-cell office:value-type="float" office:value="-64.3989334106445" calcext:value-type="float">
            <text:p>-64,3989334106445</text:p>
          </table:table-cell>
          <table:table-cell office:value-type="float" office:value="-64.4269866943359" calcext:value-type="float">
            <text:p>-64,4269866943359</text:p>
          </table:table-cell>
          <table:table-cell office:value-type="float" office:value="-64.4250717163086" calcext:value-type="float">
            <text:p>-64,4250717163086</text:p>
          </table:table-cell>
          <table:table-cell office:value-type="float" office:value="-64.4151229858398" calcext:value-type="float">
            <text:p>-64,4151229858398</text:p>
          </table:table-cell>
          <table:table-cell office:value-type="float" office:value="-64.4231491088867" calcext:value-type="float">
            <text:p>-64,4231491088867</text:p>
          </table:table-cell>
          <table:table-cell office:value-type="float" office:value="-64.4018020629883" calcext:value-type="float">
            <text:p>-64,4018020629883</text:p>
          </table:table-cell>
          <table:table-cell office:value-type="float" office:value="-64.4106140136719" calcext:value-type="float">
            <text:p>-64,4106140136719</text:p>
          </table:table-cell>
          <table:table-cell office:value-type="float" office:value="-64.3927307128906" calcext:value-type="float">
            <text:p>-64,3927307128906</text:p>
          </table:table-cell>
          <table:table-cell office:value-type="float" office:value="-64.3983001708984" calcext:value-type="float">
            <text:p>-64,3983001708984</text:p>
          </table:table-cell>
          <table:table-cell office:value-type="float" office:value="-64.4175186157227" calcext:value-type="float">
            <text:p>-64,4175186157227</text:p>
          </table:table-cell>
          <table:table-cell office:value-type="float" office:value="-64.4099731445313" calcext:value-type="float">
            <text:p>-64,4099731445313</text:p>
          </table:table-cell>
          <table:table-cell office:value-type="float" office:value="-64.4114608764648" calcext:value-type="float">
            <text:p>-64,4114608764648</text:p>
          </table:table-cell>
          <table:table-cell office:value-type="float" office:value="-64.4023818969727" calcext:value-type="float">
            <text:p>-64,4023818969727</text:p>
          </table:table-cell>
          <table:table-cell office:value-type="float" office:value="-64.4287948608398" calcext:value-type="float">
            <text:p>-64,4287948608398</text:p>
          </table:table-cell>
          <table:table-cell office:value-type="float" office:value="-64.4386444091797" calcext:value-type="float">
            <text:p>-64,4386444091797</text:p>
          </table:table-cell>
          <table:table-cell office:value-type="float" office:value="-64.4208679199219" calcext:value-type="float">
            <text:p>-64,4208679199219</text:p>
          </table:table-cell>
          <table:table-cell office:value-type="float" office:value="-64.4001007080078" calcext:value-type="float">
            <text:p>-64,4001007080078</text:p>
          </table:table-cell>
          <table:table-cell office:value-type="float" office:value="-64.4249649047852" calcext:value-type="float">
            <text:p>-64,4249649047852</text:p>
          </table:table-cell>
          <table:table-cell office:value-type="float" office:value="-64.3902969360352" calcext:value-type="float">
            <text:p>-64,3902969360352</text:p>
          </table:table-cell>
          <table:table-cell office:value-type="float" office:value="-64.3847351074219" calcext:value-type="float">
            <text:p>-64,3847351074219</text:p>
          </table:table-cell>
          <table:table-cell office:value-type="float" office:value="-64.4049301147461" calcext:value-type="float">
            <text:p>-64,4049301147461</text:p>
          </table:table-cell>
          <table:table-cell office:value-type="float" office:value="-64.4327850341797" calcext:value-type="float">
            <text:p>-64,4327850341797</text:p>
          </table:table-cell>
          <table:table-cell office:value-type="float" office:value="-64.4257583618164" calcext:value-type="float">
            <text:p>-64,4257583618164</text:p>
          </table:table-cell>
          <table:table-cell office:value-type="float" office:value="-64.4115142822266" calcext:value-type="float">
            <text:p>-64,4115142822266</text:p>
          </table:table-cell>
          <table:table-cell office:value-type="float" office:value="-64.4134750366211" calcext:value-type="float">
            <text:p>-64,4134750366211</text:p>
          </table:table-cell>
          <table:table-cell office:value-type="float" office:value="-64.4197006225586" calcext:value-type="float">
            <text:p>-64,4197006225586</text:p>
          </table:table-cell>
          <table:table-cell office:value-type="float" office:value="-64.4316101074219" calcext:value-type="float">
            <text:p>-64,4316101074219</text:p>
          </table:table-cell>
          <table:table-cell office:value-type="float" office:value="-64.4207077026367" calcext:value-type="float">
            <text:p>-64,4207077026367</text:p>
          </table:table-cell>
          <table:table-cell office:value-type="float" office:value="-64.4376831054688" calcext:value-type="float">
            <text:p>-64,4376831054688</text:p>
          </table:table-cell>
          <table:table-cell office:value-type="float" office:value="-64.4436569213867" calcext:value-type="float">
            <text:p>-64,4436569213867</text:p>
          </table:table-cell>
          <table:table-cell office:value-type="float" office:value="-64.4320373535156" calcext:value-type="float">
            <text:p>-64,4320373535156</text:p>
          </table:table-cell>
          <table:table-cell office:value-type="float" office:value="-64.4184188842773" calcext:value-type="float">
            <text:p>-64,4184188842773</text:p>
          </table:table-cell>
          <table:table-cell office:value-type="float" office:value="-64.4153366088867" calcext:value-type="float">
            <text:p>-64,4153366088867</text:p>
          </table:table-cell>
          <table:table-cell office:value-type="float" office:value="-64.4029083251953" calcext:value-type="float">
            <text:p>-64,4029083251953</text:p>
          </table:table-cell>
          <table:table-cell office:value-type="float" office:value="-64.4135818481445" calcext:value-type="float">
            <text:p>-64,4135818481445</text:p>
          </table:table-cell>
          <table:table-cell office:value-type="float" office:value="-64.4136352539063" calcext:value-type="float">
            <text:p>-64,4136352539063</text:p>
          </table:table-cell>
          <table:table-cell office:value-type="float" office:value="-64.3936309814453" calcext:value-type="float">
            <text:p>-64,3936309814453</text:p>
          </table:table-cell>
          <table:table-cell office:value-type="float" office:value="-64.4018478393555" calcext:value-type="float">
            <text:p>-64,4018478393555</text:p>
          </table:table-cell>
          <table:table-cell office:value-type="float" office:value="-64.4170379638672" calcext:value-type="float">
            <text:p>-64,4170379638672</text:p>
          </table:table-cell>
          <table:table-cell office:value-type="float" office:value="-64.4061508178711" calcext:value-type="float">
            <text:p>-64,4061508178711</text:p>
          </table:table-cell>
          <table:table-cell office:value-type="float" office:value="-64.4123077392578" calcext:value-type="float">
            <text:p>-64,4123077392578</text:p>
          </table:table-cell>
          <table:table-cell office:value-type="float" office:value="-64.4035491943359" calcext:value-type="float">
            <text:p>-64,4035491943359</text:p>
          </table:table-cell>
          <table:table-cell office:value-type="float" office:value="-64.3985595703125" calcext:value-type="float">
            <text:p>-64,3985595703125</text:p>
          </table:table-cell>
          <table:table-cell office:value-type="float" office:value="-64.4259185791016" calcext:value-type="float">
            <text:p>-64,4259185791016</text:p>
          </table:table-cell>
          <table:table-cell office:value-type="float" office:value="-64.4133758544922" calcext:value-type="float">
            <text:p>-64,4133758544922</text:p>
          </table:table-cell>
          <table:table-cell office:value-type="float" office:value="-64.400634765625" calcext:value-type="float">
            <text:p>-64,400634765625</text:p>
          </table:table-cell>
          <table:table-cell office:value-type="float" office:value="-64.3988265991211" calcext:value-type="float">
            <text:p>-64,3988265991211</text:p>
          </table:table-cell>
          <table:table-cell office:value-type="float" office:value="-64.4100799560547" calcext:value-type="float">
            <text:p>-64,4100799560547</text:p>
          </table:table-cell>
          <table:table-cell office:value-type="float" office:value="-64.4043426513672" calcext:value-type="float">
            <text:p>-64,4043426513672</text:p>
          </table:table-cell>
          <table:table-cell office:value-type="float" office:value="-64.392204284668" calcext:value-type="float">
            <text:p>-64,392204284668</text:p>
          </table:table-cell>
          <table:table-cell office:value-type="float" office:value="-64.4087524414063" calcext:value-type="float">
            <text:p>-64,4087524414063</text:p>
          </table:table-cell>
          <table:table-cell office:value-type="float" office:value="-64.4007873535156" calcext:value-type="float">
            <text:p>-64,4007873535156</text:p>
          </table:table-cell>
          <table:table-cell office:value-type="float" office:value="-64.4072113037109" calcext:value-type="float">
            <text:p>-64,4072113037109</text:p>
          </table:table-cell>
          <table:table-cell office:value-type="float" office:value="-64.4203872680664" calcext:value-type="float">
            <text:p>-64,4203872680664</text:p>
          </table:table-cell>
          <table:table-cell office:value-type="float" office:value="-64.4052505493164" calcext:value-type="float">
            <text:p>-64,4052505493164</text:p>
          </table:table-cell>
          <table:table-cell office:value-type="float" office:value="-64.3978729248047" calcext:value-type="float">
            <text:p>-64,3978729248047</text:p>
          </table:table-cell>
          <table:table-cell office:value-type="float" office:value="-64.4265060424805" calcext:value-type="float">
            <text:p>-64,4265060424805</text:p>
          </table:table-cell>
          <table:table-cell office:value-type="float" office:value="-64.3995208740234" calcext:value-type="float">
            <text:p>-64,3995208740234</text:p>
          </table:table-cell>
          <table:table-cell office:value-type="float" office:value="-64.4073181152344" calcext:value-type="float">
            <text:p>-64,4073181152344</text:p>
          </table:table-cell>
          <table:table-cell office:value-type="float" office:value="-64.3942642211914" calcext:value-type="float">
            <text:p>-64,3942642211914</text:p>
          </table:table-cell>
          <table:table-cell office:value-type="float" office:value="-64.4111938476563" calcext:value-type="float">
            <text:p>-64,4111938476563</text:p>
          </table:table-cell>
          <table:table-cell office:value-type="float" office:value="-64.394905090332" calcext:value-type="float">
            <text:p>-64,394905090332</text:p>
          </table:table-cell>
          <table:table-cell office:value-type="float" office:value="-64.4099731445313" calcext:value-type="float">
            <text:p>-64,4099731445313</text:p>
          </table:table-cell>
          <table:table-cell office:value-type="float" office:value="-64.405143737793" calcext:value-type="float">
            <text:p>-64,405143737793</text:p>
          </table:table-cell>
          <table:table-cell office:value-type="float" office:value="-64.4094390869141" calcext:value-type="float">
            <text:p>-64,4094390869141</text:p>
          </table:table-cell>
          <table:table-cell office:value-type="float" office:value="-64.4093856811523" calcext:value-type="float">
            <text:p>-64,4093856811523</text:p>
          </table:table-cell>
          <table:table-cell office:value-type="float" office:value="-64.3960189819336" calcext:value-type="float">
            <text:p>-64,3960189819336</text:p>
          </table:table-cell>
          <table:table-cell office:value-type="float" office:value="-64.4251174926758" calcext:value-type="float">
            <text:p>-64,4251174926758</text:p>
          </table:table-cell>
          <table:table-cell office:value-type="float" office:value="-64.4399795532227" calcext:value-type="float">
            <text:p>-64,4399795532227</text:p>
          </table:table-cell>
          <table:table-cell office:value-type="float" office:value="-64.4127883911133" calcext:value-type="float">
            <text:p>-64,4127883911133</text:p>
          </table:table-cell>
          <table:table-cell office:value-type="float" office:value="-64.4014282226563" calcext:value-type="float">
            <text:p>-64,4014282226563</text:p>
          </table:table-cell>
          <table:table-cell office:value-type="float" office:value="-64.4122619628906" calcext:value-type="float">
            <text:p>-64,4122619628906</text:p>
          </table:table-cell>
          <table:table-cell office:value-type="float" office:value="-64.4048767089844" calcext:value-type="float">
            <text:p>-64,4048767089844</text:p>
          </table:table-cell>
          <table:table-cell office:value-type="float" office:value="-64.4145965576172" calcext:value-type="float">
            <text:p>-64,4145965576172</text:p>
          </table:table-cell>
          <table:table-cell office:value-type="float" office:value="-64.3359985351563" calcext:value-type="float">
            <text:p>-64,3359985351563</text:p>
          </table:table-cell>
          <table:table-cell office:value-type="float" office:value="-63.9842224121094" calcext:value-type="float">
            <text:p>-63,9842224121094</text:p>
          </table:table-cell>
          <table:table-cell office:value-type="float" office:value="-63.9801292419434" calcext:value-type="float">
            <text:p>-63,9801292419434</text:p>
          </table:table-cell>
          <table:table-cell office:value-type="float" office:value="-63.9635162353516" calcext:value-type="float">
            <text:p>-63,9635162353516</text:p>
          </table:table-cell>
          <table:table-cell office:value-type="float" office:value="-63.9512138366699" calcext:value-type="float">
            <text:p>-63,9512138366699</text:p>
          </table:table-cell>
          <table:table-cell office:value-type="float" office:value="-63.9546394348145" calcext:value-type="float">
            <text:p>-63,9546394348145</text:p>
          </table:table-cell>
          <table:table-cell office:value-type="float" office:value="-63.9759826660156" calcext:value-type="float">
            <text:p>-63,9759826660156</text:p>
          </table:table-cell>
          <table:table-cell office:value-type="float" office:value="-63.9521217346191" calcext:value-type="float">
            <text:p>-63,9521217346191</text:p>
          </table:table-cell>
          <table:table-cell office:value-type="float" office:value="-63.9458274841309" calcext:value-type="float">
            <text:p>-63,9458274841309</text:p>
          </table:table-cell>
          <table:table-cell office:value-type="float" office:value="-63.960693359375" calcext:value-type="float">
            <text:p>-63,960693359375</text:p>
          </table:table-cell>
          <table:table-cell office:value-type="float" office:value="-63.9953002929688" calcext:value-type="float">
            <text:p>-63,9953002929688</text:p>
          </table:table-cell>
          <table:table-cell office:value-type="float" office:value="-63.9811897277832" calcext:value-type="float">
            <text:p>-63,9811897277832</text:p>
          </table:table-cell>
          <table:table-cell office:value-type="float" office:value="-63.9662933349609" calcext:value-type="float">
            <text:p>-63,9662933349609</text:p>
          </table:table-cell>
          <table:table-cell office:value-type="float" office:value="-63.9747200012207" calcext:value-type="float">
            <text:p>-63,9747200012207</text:p>
          </table:table-cell>
          <table:table-cell office:value-type="float" office:value="-63.9909477233887" calcext:value-type="float">
            <text:p>-63,9909477233887</text:p>
          </table:table-cell>
          <table:table-cell office:value-type="float" office:value="-63.973560333252" calcext:value-type="float">
            <text:p>-63,973560333252</text:p>
          </table:table-cell>
          <table:table-cell office:value-type="float" office:value="-63.9733085632324" calcext:value-type="float">
            <text:p>-63,9733085632324</text:p>
          </table:table-cell>
          <table:table-cell office:value-type="float" office:value="-63.9720458984375" calcext:value-type="float">
            <text:p>-63,9720458984375</text:p>
          </table:table-cell>
          <table:table-cell office:value-type="float" office:value="-63.9786109924316" calcext:value-type="float">
            <text:p>-63,9786109924316</text:p>
          </table:table-cell>
          <table:table-cell office:value-type="float" office:value="-63.9932250976563" calcext:value-type="float">
            <text:p>-63,9932250976563</text:p>
          </table:table-cell>
          <table:table-cell office:value-type="float" office:value="-63.9760322570801" calcext:value-type="float">
            <text:p>-63,9760322570801</text:p>
          </table:table-cell>
          <table:table-cell office:value-type="float" office:value="-63.9810371398926" calcext:value-type="float">
            <text:p>-63,9810371398926</text:p>
          </table:table-cell>
          <table:table-cell office:value-type="float" office:value="-63.9835624694824" calcext:value-type="float">
            <text:p>-63,9835624694824</text:p>
          </table:table-cell>
          <table:table-cell office:value-type="float" office:value="-63.9704284667969" calcext:value-type="float">
            <text:p>-63,9704284667969</text:p>
          </table:table-cell>
          <table:table-cell office:value-type="float" office:value="-63.9729995727539" calcext:value-type="float">
            <text:p>-63,9729995727539</text:p>
          </table:table-cell>
          <table:table-cell office:value-type="float" office:value="-63.9731559753418" calcext:value-type="float">
            <text:p>-63,9731559753418</text:p>
          </table:table-cell>
          <table:table-cell office:value-type="float" office:value="-63.9838638305664" calcext:value-type="float">
            <text:p>-63,9838638305664</text:p>
          </table:table-cell>
          <table:table-cell office:value-type="float" office:value="-63.9637641906738" calcext:value-type="float">
            <text:p>-63,9637641906738</text:p>
          </table:table-cell>
          <table:table-cell office:value-type="float" office:value="-63.9802780151367" calcext:value-type="float">
            <text:p>-63,9802780151367</text:p>
          </table:table-cell>
          <table:table-cell office:value-type="float" office:value="-63.945728302002" calcext:value-type="float">
            <text:p>-63,945728302002</text:p>
          </table:table-cell>
          <table:table-cell office:value-type="float" office:value="-63.9675025939941" calcext:value-type="float">
            <text:p>-63,9675025939941</text:p>
          </table:table-cell>
          <table:table-cell office:value-type="float" office:value="-63.9889755249023" calcext:value-type="float">
            <text:p>-63,9889755249023</text:p>
          </table:table-cell>
          <table:table-cell office:value-type="float" office:value="-63.9774513244629" calcext:value-type="float">
            <text:p>-63,9774513244629</text:p>
          </table:table-cell>
          <table:table-cell office:value-type="float" office:value="-63.98291015625" calcext:value-type="float">
            <text:p>-63,98291015625</text:p>
          </table:table-cell>
          <table:table-cell office:value-type="float" office:value="-63.9758834838867" calcext:value-type="float">
            <text:p>-63,9758834838867</text:p>
          </table:table-cell>
          <table:table-cell office:value-type="float" office:value="-63.9430084228516" calcext:value-type="float">
            <text:p>-63,9430084228516</text:p>
          </table:table-cell>
          <table:table-cell office:value-type="float" office:value="-63.969367980957" calcext:value-type="float">
            <text:p>-63,969367980957</text:p>
          </table:table-cell>
          <table:table-cell office:value-type="float" office:value="-63.9687118530273" calcext:value-type="float">
            <text:p>-63,9687118530273</text:p>
          </table:table-cell>
          <table:table-cell office:value-type="float" office:value="-63.9915580749512" calcext:value-type="float">
            <text:p>-63,9915580749512</text:p>
          </table:table-cell>
          <table:table-cell office:value-type="float" office:value="-63.9818954467773" calcext:value-type="float">
            <text:p>-63,9818954467773</text:p>
          </table:table-cell>
          <table:table-cell office:value-type="float" office:value="-63.9877624511719" calcext:value-type="float">
            <text:p>-63,9877624511719</text:p>
          </table:table-cell>
          <table:table-cell office:value-type="float" office:value="-63.9647750854492" calcext:value-type="float">
            <text:p>-63,9647750854492</text:p>
          </table:table-cell>
          <table:table-cell office:value-type="float" office:value="-63.9632148742676" calcext:value-type="float">
            <text:p>-63,9632148742676</text:p>
          </table:table-cell>
          <table:table-cell office:value-type="float" office:value="-63.9617462158203" calcext:value-type="float">
            <text:p>-63,9617462158203</text:p>
          </table:table-cell>
          <table:table-cell office:value-type="float" office:value="-63.9938850402832" calcext:value-type="float">
            <text:p>-63,9938850402832</text:p>
          </table:table-cell>
          <table:table-cell office:value-type="float" office:value="-63.9801788330078" calcext:value-type="float">
            <text:p>-63,9801788330078</text:p>
          </table:table-cell>
          <table:table-cell office:value-type="float" office:value="-63.9764404296875" calcext:value-type="float">
            <text:p>-63,9764404296875</text:p>
          </table:table-cell>
          <table:table-cell office:value-type="float" office:value="-63.9839172363281" calcext:value-type="float">
            <text:p>-63,9839172363281</text:p>
          </table:table-cell>
          <table:table-cell office:value-type="float" office:value="-63.9684600830078" calcext:value-type="float">
            <text:p>-63,9684600830078</text:p>
          </table:table-cell>
          <table:table-cell office:value-type="float" office:value="-63.9745216369629" calcext:value-type="float">
            <text:p>-63,9745216369629</text:p>
          </table:table-cell>
          <table:table-cell office:value-type="float" office:value="-63.9617462158203" calcext:value-type="float">
            <text:p>-63,9617462158203</text:p>
          </table:table-cell>
          <table:table-cell office:value-type="float" office:value="-63.9795188903809" calcext:value-type="float">
            <text:p>-63,9795188903809</text:p>
          </table:table-cell>
          <table:table-cell office:value-type="float" office:value="-63.9525260925293" calcext:value-type="float">
            <text:p>-63,9525260925293</text:p>
          </table:table-cell>
          <table:table-cell office:value-type="float" office:value="-63.9565544128418" calcext:value-type="float">
            <text:p>-63,9565544128418</text:p>
          </table:table-cell>
          <table:table-cell office:value-type="float" office:value="-63.9675025939941" calcext:value-type="float">
            <text:p>-63,9675025939941</text:p>
          </table:table-cell>
          <table:table-cell office:value-type="float" office:value="-63.9723472595215" calcext:value-type="float">
            <text:p>-63,9723472595215</text:p>
          </table:table-cell>
          <table:table-cell office:value-type="float" office:value="-63.9903411865234" calcext:value-type="float">
            <text:p>-63,9903411865234</text:p>
          </table:table-cell>
          <table:table-cell office:value-type="float" office:value="-63.9733581542969" calcext:value-type="float">
            <text:p>-63,9733581542969</text:p>
          </table:table-cell>
          <table:table-cell office:value-type="float" office:value="-63.9872589111328" calcext:value-type="float">
            <text:p>-63,9872589111328</text:p>
          </table:table-cell>
          <table:table-cell office:value-type="float" office:value="-63.9737091064453" calcext:value-type="float">
            <text:p>-63,9737091064453</text:p>
          </table:table-cell>
          <table:table-cell office:value-type="float" office:value="-63.9674530029297" calcext:value-type="float">
            <text:p>-63,9674530029297</text:p>
          </table:table-cell>
          <table:table-cell office:value-type="float" office:value="-63.9641227722168" calcext:value-type="float">
            <text:p>-63,9641227722168</text:p>
          </table:table-cell>
          <table:table-cell office:value-type="float" office:value="-63.9715385437012" calcext:value-type="float">
            <text:p>-63,9715385437012</text:p>
          </table:table-cell>
          <table:table-cell office:value-type="float" office:value="-63.9493026733398" calcext:value-type="float">
            <text:p>-63,9493026733398</text:p>
          </table:table-cell>
          <table:table-cell office:value-type="float" office:value="-63.9363174438477" calcext:value-type="float">
            <text:p>-63,9363174438477</text:p>
          </table:table-cell>
          <table:table-cell office:value-type="float" office:value="-63.9457778930664" calcext:value-type="float">
            <text:p>-63,9457778930664</text:p>
          </table:table-cell>
          <table:table-cell office:value-type="float" office:value="-63.9976310729981" calcext:value-type="float">
            <text:p>-63,9976310729981</text:p>
          </table:table-cell>
          <table:table-cell office:value-type="float" office:value="-63.9708862304688" calcext:value-type="float">
            <text:p>-63,9708862304688</text:p>
          </table:table-cell>
          <table:table-cell office:value-type="float" office:value="-63.9868507385254" calcext:value-type="float">
            <text:p>-63,9868507385254</text:p>
          </table:table-cell>
          <table:table-cell office:value-type="float" office:value="-63.9546394348145" calcext:value-type="float">
            <text:p>-63,9546394348145</text:p>
          </table:table-cell>
          <table:table-cell office:value-type="float" office:value="-63.9652328491211" calcext:value-type="float">
            <text:p>-63,9652328491211</text:p>
          </table:table-cell>
          <table:table-cell office:value-type="float" office:value="-63.9837646484375" calcext:value-type="float">
            <text:p>-63,9837646484375</text:p>
          </table:table-cell>
          <table:table-cell office:value-type="float" office:value="-63.9768905639648" calcext:value-type="float">
            <text:p>-63,9768905639648</text:p>
          </table:table-cell>
          <table:table-cell office:value-type="float" office:value="-63.9796752929688" calcext:value-type="float">
            <text:p>-63,9796752929688</text:p>
          </table:table-cell>
          <table:table-cell office:value-type="float" office:value="-63.9670448303223" calcext:value-type="float">
            <text:p>-63,9670448303223</text:p>
          </table:table-cell>
          <table:table-cell office:value-type="float" office:value="-63.9997062683106" calcext:value-type="float">
            <text:p>-63,9997062683106</text:p>
          </table:table-cell>
          <table:table-cell office:value-type="float" office:value="-63.9687118530273" calcext:value-type="float">
            <text:p>-63,9687118530273</text:p>
          </table:table-cell>
          <table:table-cell office:value-type="float" office:value="-63.9792175292969" calcext:value-type="float">
            <text:p>-63,9792175292969</text:p>
          </table:table-cell>
          <table:table-cell office:value-type="float" office:value="-63.9918098449707" calcext:value-type="float">
            <text:p>-63,9918098449707</text:p>
          </table:table-cell>
          <table:table-cell office:value-type="float" office:value="-63.9903907775879" calcext:value-type="float">
            <text:p>-63,9903907775879</text:p>
          </table:table-cell>
          <table:table-cell office:value-type="float" office:value="-64.0120239257813" calcext:value-type="float">
            <text:p>-64,0120239257813</text:p>
          </table:table-cell>
          <table:table-cell office:value-type="float" office:value="-64.2279357910156" calcext:value-type="float">
            <text:p>-64,2279357910156</text:p>
          </table:table-cell>
          <table:table-cell office:value-type="float" office:value="-64.2283020019531" calcext:value-type="float">
            <text:p>-64,2283020019531</text:p>
          </table:table-cell>
          <table:table-cell office:value-type="float" office:value="-64.2503814697266" calcext:value-type="float">
            <text:p>-64,2503814697266</text:p>
          </table:table-cell>
          <table:table-cell office:value-type="float" office:value="-64.1948776245117" calcext:value-type="float">
            <text:p>-64,1948776245117</text:p>
          </table:table-cell>
          <table:table-cell office:value-type="float" office:value="-64.2035827636719" calcext:value-type="float">
            <text:p>-64,2035827636719</text:p>
          </table:table-cell>
          <table:table-cell office:value-type="float" office:value="-64.2179641723633" calcext:value-type="float">
            <text:p>-64,2179641723633</text:p>
          </table:table-cell>
          <table:table-cell office:value-type="float" office:value="-64.2376708984375" calcext:value-type="float">
            <text:p>-64,2376708984375</text:p>
          </table:table-cell>
          <table:table-cell office:value-type="float" office:value="-64.229133605957" calcext:value-type="float">
            <text:p>-64,229133605957</text:p>
          </table:table-cell>
          <table:table-cell office:value-type="float" office:value="-64.2361068725586" calcext:value-type="float">
            <text:p>-64,2361068725586</text:p>
          </table:table-cell>
          <table:table-cell office:value-type="float" office:value="-64.247932434082" calcext:value-type="float">
            <text:p>-64,247932434082</text:p>
          </table:table-cell>
          <table:table-cell office:value-type="float" office:value="-64.2328872680664" calcext:value-type="float">
            <text:p>-64,2328872680664</text:p>
          </table:table-cell>
          <table:table-cell office:value-type="float" office:value="-64.2073669433594" calcext:value-type="float">
            <text:p>-64,2073669433594</text:p>
          </table:table-cell>
          <table:table-cell office:value-type="float" office:value="-64.2435531616211" calcext:value-type="float">
            <text:p>-64,2435531616211</text:p>
          </table:table-cell>
          <table:table-cell office:value-type="float" office:value="-64.2382965087891" calcext:value-type="float">
            <text:p>-64,2382965087891</text:p>
          </table:table-cell>
          <table:table-cell office:value-type="float" office:value="-64.2255477905273" calcext:value-type="float">
            <text:p>-64,2255477905273</text:p>
          </table:table-cell>
          <table:table-cell office:value-type="float" office:value="-64.2555999755859" calcext:value-type="float">
            <text:p>-64,2555999755859</text:p>
          </table:table-cell>
          <table:table-cell office:value-type="float" office:value="-64.2252883911133" calcext:value-type="float">
            <text:p>-64,2252883911133</text:p>
          </table:table-cell>
          <table:table-cell office:value-type="float" office:value="-64.2111053466797" calcext:value-type="float">
            <text:p>-64,2111053466797</text:p>
          </table:table-cell>
          <table:table-cell office:value-type="float" office:value="-64.2172317504883" calcext:value-type="float">
            <text:p>-64,2172317504883</text:p>
          </table:table-cell>
          <table:table-cell office:value-type="float" office:value="-64.243293762207" calcext:value-type="float">
            <text:p>-64,243293762207</text:p>
          </table:table-cell>
          <table:table-cell office:value-type="float" office:value="-64.2337188720703" calcext:value-type="float">
            <text:p>-64,2337188720703</text:p>
          </table:table-cell>
          <table:table-cell office:value-type="float" office:value="-64.2380828857422" calcext:value-type="float">
            <text:p>-64,2380828857422</text:p>
          </table:table-cell>
          <table:table-cell office:value-type="float" office:value="-64.2186889648438" calcext:value-type="float">
            <text:p>-64,2186889648438</text:p>
          </table:table-cell>
          <table:table-cell office:value-type="float" office:value="-64.2153167724609" calcext:value-type="float">
            <text:p>-64,2153167724609</text:p>
          </table:table-cell>
          <table:table-cell office:value-type="float" office:value="-64.2187957763672" calcext:value-type="float">
            <text:p>-64,2187957763672</text:p>
          </table:table-cell>
          <table:table-cell office:value-type="float" office:value="-64.2337646484375" calcext:value-type="float">
            <text:p>-64,2337646484375</text:p>
          </table:table-cell>
          <table:table-cell office:value-type="float" office:value="-64.2355880737305" calcext:value-type="float">
            <text:p>-64,2355880737305</text:p>
          </table:table-cell>
          <table:table-cell office:value-type="float" office:value="-64.2256546020508" calcext:value-type="float">
            <text:p>-64,2256546020508</text:p>
          </table:table-cell>
          <table:table-cell office:value-type="float" office:value="-64.2373580932617" calcext:value-type="float">
            <text:p>-64,2373580932617</text:p>
          </table:table-cell>
          <table:table-cell office:value-type="float" office:value="-64.2597732543945" calcext:value-type="float">
            <text:p>-64,2597732543945</text:p>
          </table:table-cell>
          <table:table-cell office:value-type="float" office:value="-64.2658309936523" calcext:value-type="float">
            <text:p>-64,2658309936523</text:p>
          </table:table-cell>
          <table:table-cell office:value-type="float" office:value="-64.235221862793" calcext:value-type="float">
            <text:p>-64,235221862793</text:p>
          </table:table-cell>
          <table:table-cell office:value-type="float" office:value="-64.2278366088867" calcext:value-type="float">
            <text:p>-64,2278366088867</text:p>
          </table:table-cell>
          <table:table-cell office:value-type="float" office:value="-64.2377243041992" calcext:value-type="float">
            <text:p>-64,2377243041992</text:p>
          </table:table-cell>
          <table:table-cell office:value-type="float" office:value="-64.2510604858398" calcext:value-type="float">
            <text:p>-64,2510604858398</text:p>
          </table:table-cell>
          <table:table-cell office:value-type="float" office:value="-64.2607650756836" calcext:value-type="float">
            <text:p>-64,2607650756836</text:p>
          </table:table-cell>
          <table:table-cell office:value-type="float" office:value="-64.2269515991211" calcext:value-type="float">
            <text:p>-64,2269515991211</text:p>
          </table:table-cell>
          <table:table-cell office:value-type="float" office:value="-64.2382431030273" calcext:value-type="float">
            <text:p>-64,2382431030273</text:p>
          </table:table-cell>
          <table:table-cell office:value-type="float" office:value="-64.2509536743164" calcext:value-type="float">
            <text:p>-64,2509536743164</text:p>
          </table:table-cell>
          <table:table-cell office:value-type="float" office:value="-64.2377777099609" calcext:value-type="float">
            <text:p>-64,2377777099609</text:p>
          </table:table-cell>
          <table:table-cell office:value-type="float" office:value="-64.2447509765625" calcext:value-type="float">
            <text:p>-64,2447509765625</text:p>
          </table:table-cell>
          <table:table-cell office:value-type="float" office:value="-64.2233657836914" calcext:value-type="float">
            <text:p>-64,2233657836914</text:p>
          </table:table-cell>
          <table:table-cell office:value-type="float" office:value="-64.2408981323242" calcext:value-type="float">
            <text:p>-64,2408981323242</text:p>
          </table:table-cell>
          <table:table-cell office:value-type="float" office:value="-64.2241973876953" calcext:value-type="float">
            <text:p>-64,2241973876953</text:p>
          </table:table-cell>
          <table:table-cell office:value-type="float" office:value="-64.2166137695313" calcext:value-type="float">
            <text:p>-64,2166137695313</text:p>
          </table:table-cell>
          <table:table-cell office:value-type="float" office:value="-64.1997985839844" calcext:value-type="float">
            <text:p>-64,1997985839844</text:p>
          </table:table-cell>
          <table:table-cell office:value-type="float" office:value="-64.2090301513672" calcext:value-type="float">
            <text:p>-64,2090301513672</text:p>
          </table:table-cell>
          <table:table-cell office:value-type="float" office:value="-64.21484375" calcext:value-type="float">
            <text:p>-64,21484375</text:p>
          </table:table-cell>
          <table:table-cell office:value-type="float" office:value="-64.2156219482422" calcext:value-type="float">
            <text:p>-64,2156219482422</text:p>
          </table:table-cell>
          <table:table-cell office:value-type="float" office:value="-64.232307434082" calcext:value-type="float">
            <text:p>-64,232307434082</text:p>
          </table:table-cell>
          <table:table-cell office:value-type="float" office:value="-64.2109527587891" calcext:value-type="float">
            <text:p>-64,2109527587891</text:p>
          </table:table-cell>
          <table:table-cell office:value-type="float" office:value="-64.2229461669922" calcext:value-type="float">
            <text:p>-64,2229461669922</text:p>
          </table:table-cell>
          <table:table-cell office:value-type="float" office:value="-64.2267990112305" calcext:value-type="float">
            <text:p>-64,2267990112305</text:p>
          </table:table-cell>
          <table:table-cell office:value-type="float" office:value="-64.2056579589844" calcext:value-type="float">
            <text:p>-64,2056579589844</text:p>
          </table:table-cell>
          <table:table-cell office:value-type="float" office:value="-64.2107925415039" calcext:value-type="float">
            <text:p>-64,2107925415039</text:p>
          </table:table-cell>
          <table:table-cell office:value-type="float" office:value="-64.2301254272461" calcext:value-type="float">
            <text:p>-64,2301254272461</text:p>
          </table:table-cell>
          <table:table-cell office:value-type="float" office:value="-64.2205047607422" calcext:value-type="float">
            <text:p>-64,2205047607422</text:p>
          </table:table-cell>
          <table:table-cell office:value-type="float" office:value="-64.2201919555664" calcext:value-type="float">
            <text:p>-64,2201919555664</text:p>
          </table:table-cell>
          <table:table-cell office:value-type="float" office:value="-64.2387619018555" calcext:value-type="float">
            <text:p>-64,2387619018555</text:p>
          </table:table-cell>
          <table:table-cell office:value-type="float" office:value="-64.2139663696289" calcext:value-type="float">
            <text:p>-64,2139663696289</text:p>
          </table:table-cell>
          <table:table-cell office:value-type="float" office:value="-64.2339706420898" calcext:value-type="float">
            <text:p>-64,2339706420898</text:p>
          </table:table-cell>
          <table:table-cell office:value-type="float" office:value="-64.2424621582031" calcext:value-type="float">
            <text:p>-64,2424621582031</text:p>
          </table:table-cell>
          <table:table-cell office:value-type="float" office:value="-64.2216491699219" calcext:value-type="float">
            <text:p>-64,2216491699219</text:p>
          </table:table-cell>
          <table:table-cell office:value-type="float" office:value="-64.2033767700195" calcext:value-type="float">
            <text:p>-64,2033767700195</text:p>
          </table:table-cell>
          <table:table-cell office:value-type="float" office:value="-64.2463684082031" calcext:value-type="float">
            <text:p>-64,2463684082031</text:p>
          </table:table-cell>
          <table:table-cell office:value-type="float" office:value="-64.2273178100586" calcext:value-type="float">
            <text:p>-64,2273178100586</text:p>
          </table:table-cell>
          <table:table-cell office:value-type="float" office:value="-64.2196197509766" calcext:value-type="float">
            <text:p>-64,2196197509766</text:p>
          </table:table-cell>
          <table:table-cell office:value-type="float" office:value="-64.2263793945313" calcext:value-type="float">
            <text:p>-64,2263793945313</text:p>
          </table:table-cell>
          <table:table-cell office:value-type="float" office:value="-64.2177505493164" calcext:value-type="float">
            <text:p>-64,2177505493164</text:p>
          </table:table-cell>
          <table:table-cell office:value-type="float" office:value="-64.2248229980469" calcext:value-type="float">
            <text:p>-64,2248229980469</text:p>
          </table:table-cell>
          <table:table-cell office:value-type="float" office:value="-64.2245559692383" calcext:value-type="float">
            <text:p>-64,2245559692383</text:p>
          </table:table-cell>
          <table:table-cell office:value-type="float" office:value="-64.2020797729492" calcext:value-type="float">
            <text:p>-64,2020797729492</text:p>
          </table:table-cell>
          <table:table-cell office:value-type="float" office:value="-64.2241973876953" calcext:value-type="float">
            <text:p>-64,2241973876953</text:p>
          </table:table-cell>
          <table:table-cell office:value-type="float" office:value="-64.254768371582" calcext:value-type="float">
            <text:p>-64,254768371582</text:p>
          </table:table-cell>
          <table:table-cell office:value-type="float" office:value="-64.2382431030273" calcext:value-type="float">
            <text:p>-64,2382431030273</text:p>
          </table:table-cell>
          <table:table-cell office:value-type="float" office:value="-64.2636871337891" calcext:value-type="float">
            <text:p>-64,2636871337891</text:p>
          </table:table-cell>
          <table:table-cell office:value-type="float" office:value="-64.2494430541992" calcext:value-type="float">
            <text:p>-64,2494430541992</text:p>
          </table:table-cell>
          <table:table-cell office:value-type="float" office:value="-64.2353820800781" calcext:value-type="float">
            <text:p>-64,2353820800781</text:p>
          </table:table-cell>
          <table:table-cell office:value-type="float" office:value="-64.2399597167969" calcext:value-type="float">
            <text:p>-64,2399597167969</text:p>
          </table:table-cell>
          <table:table-cell office:value-type="float" office:value="-64.2352752685547" calcext:value-type="float">
            <text:p>-64,2352752685547</text:p>
          </table:table-cell>
          <table:table-cell office:value-type="float" office:value="-64.0794448852539" calcext:value-type="float">
            <text:p>-64,0794448852539</text:p>
          </table:table-cell>
          <table:table-cell office:value-type="float" office:value="-64.0813446044922" calcext:value-type="float">
            <text:p>-64,0813446044922</text:p>
          </table:table-cell>
          <table:table-cell office:value-type="float" office:value="-64.0928039550781" calcext:value-type="float">
            <text:p>-64,0928039550781</text:p>
          </table:table-cell>
          <table:table-cell office:value-type="float" office:value="-64.0915222167969" calcext:value-type="float">
            <text:p>-64,0915222167969</text:p>
          </table:table-cell>
          <table:table-cell office:value-type="float" office:value="-64.083740234375" calcext:value-type="float">
            <text:p>-64,083740234375</text:p>
          </table:table-cell>
          <table:table-cell office:value-type="float" office:value="-64.0883483886719" calcext:value-type="float">
            <text:p>-64,0883483886719</text:p>
          </table:table-cell>
          <table:table-cell office:value-type="float" office:value="-64.0805206298828" calcext:value-type="float">
            <text:p>-64,0805206298828</text:p>
          </table:table-cell>
          <table:table-cell office:value-type="float" office:value="-64.0990982055664" calcext:value-type="float">
            <text:p>-64,0990982055664</text:p>
          </table:table-cell>
          <table:table-cell office:value-type="float" office:value="-64.1078186035156" calcext:value-type="float">
            <text:p>-64,1078186035156</text:p>
          </table:table-cell>
          <table:table-cell office:value-type="float" office:value="-64.089729309082" calcext:value-type="float">
            <text:p>-64,089729309082</text:p>
          </table:table-cell>
          <table:table-cell office:value-type="float" office:value="-64.0960311889648" calcext:value-type="float">
            <text:p>-64,0960311889648</text:p>
          </table:table-cell>
          <table:table-cell office:value-type="float" office:value="-64.0822601318359" calcext:value-type="float">
            <text:p>-64,0822601318359</text:p>
          </table:table-cell>
          <table:table-cell office:value-type="float" office:value="-64.1002807617188" calcext:value-type="float">
            <text:p>-64,1002807617188</text:p>
          </table:table-cell>
          <table:table-cell office:value-type="float" office:value="-64.0835418701172" calcext:value-type="float">
            <text:p>-64,0835418701172</text:p>
          </table:table-cell>
          <table:table-cell office:value-type="float" office:value="-64.0922393798828" calcext:value-type="float">
            <text:p>-64,0922393798828</text:p>
          </table:table-cell>
          <table:table-cell office:value-type="float" office:value="-64.090087890625" calcext:value-type="float">
            <text:p>-64,090087890625</text:p>
          </table:table-cell>
          <table:table-cell office:value-type="float" office:value="-64.1000747680664" calcext:value-type="float">
            <text:p>-64,1000747680664</text:p>
          </table:table-cell>
          <table:table-cell office:value-type="float" office:value="-64.0818481445313" calcext:value-type="float">
            <text:p>-64,0818481445313</text:p>
          </table:table-cell>
          <table:table-cell office:value-type="float" office:value="-64.0892181396484" calcext:value-type="float">
            <text:p>-64,0892181396484</text:p>
          </table:table-cell>
          <table:table-cell office:value-type="float" office:value="-64.0618286132813" calcext:value-type="float">
            <text:p>-64,0618286132813</text:p>
          </table:table-cell>
          <table:table-cell office:value-type="float" office:value="-64.1012573242188" calcext:value-type="float">
            <text:p>-64,1012573242188</text:p>
          </table:table-cell>
          <table:table-cell office:value-type="float" office:value="-64.089729309082" calcext:value-type="float">
            <text:p>-64,089729309082</text:p>
          </table:table-cell>
          <table:table-cell office:value-type="float" office:value="-64.0915679931641" calcext:value-type="float">
            <text:p>-64,0915679931641</text:p>
          </table:table-cell>
          <table:table-cell office:value-type="float" office:value="-64.0965423583984" calcext:value-type="float">
            <text:p>-64,0965423583984</text:p>
          </table:table-cell>
          <table:table-cell office:value-type="float" office:value="-64.0891723632813" calcext:value-type="float">
            <text:p>-64,0891723632813</text:p>
          </table:table-cell>
          <table:table-cell office:value-type="float" office:value="-64.0809326171875" calcext:value-type="float">
            <text:p>-64,0809326171875</text:p>
          </table:table-cell>
          <table:table-cell office:value-type="float" office:value="-64.1046371459961" calcext:value-type="float">
            <text:p>-64,1046371459961</text:p>
          </table:table-cell>
          <table:table-cell office:value-type="float" office:value="-64.0827713012695" calcext:value-type="float">
            <text:p>-64,0827713012695</text:p>
          </table:table-cell>
          <table:table-cell office:value-type="float" office:value="-64.0682601928711" calcext:value-type="float">
            <text:p>-64,0682601928711</text:p>
          </table:table-cell>
          <table:table-cell office:value-type="float" office:value="-64.075309753418" calcext:value-type="float">
            <text:p>-64,075309753418</text:p>
          </table:table-cell>
          <table:table-cell office:value-type="float" office:value="-64.1016616821289" calcext:value-type="float">
            <text:p>-64,1016616821289</text:p>
          </table:table-cell>
          <table:table-cell office:value-type="float" office:value="-64.10986328125" calcext:value-type="float">
            <text:p>-64,10986328125</text:p>
          </table:table-cell>
          <table:table-cell office:value-type="float" office:value="-64.1042251586914" calcext:value-type="float">
            <text:p>-64,1042251586914</text:p>
          </table:table-cell>
          <table:table-cell office:value-type="float" office:value="-64.1232681274414" calcext:value-type="float">
            <text:p>-64,1232681274414</text:p>
          </table:table-cell>
          <table:table-cell office:value-type="float" office:value="-64.0982284545898" calcext:value-type="float">
            <text:p>-64,0982284545898</text:p>
          </table:table-cell>
          <table:table-cell office:value-type="float" office:value="-64.1150970458984" calcext:value-type="float">
            <text:p>-64,1150970458984</text:p>
          </table:table-cell>
          <table:table-cell office:value-type="float" office:value="-64.0970001220703" calcext:value-type="float">
            <text:p>-64,0970001220703</text:p>
          </table:table-cell>
          <table:table-cell office:value-type="float" office:value="-64.1082763671875" calcext:value-type="float">
            <text:p>-64,1082763671875</text:p>
          </table:table-cell>
          <table:table-cell office:value-type="float" office:value="-64.089729309082" calcext:value-type="float">
            <text:p>-64,089729309082</text:p>
          </table:table-cell>
          <table:table-cell office:value-type="float" office:value="-64.0909118652344" calcext:value-type="float">
            <text:p>-64,0909118652344</text:p>
          </table:table-cell>
          <table:table-cell office:value-type="float" office:value="-64.0767364501953" calcext:value-type="float">
            <text:p>-64,0767364501953</text:p>
          </table:table-cell>
          <table:table-cell office:value-type="float" office:value="-64.0948486328125" calcext:value-type="float">
            <text:p>-64,0948486328125</text:p>
          </table:table-cell>
          <table:table-cell office:value-type="float" office:value="-64.0693283081055" calcext:value-type="float">
            <text:p>-64,0693283081055</text:p>
          </table:table-cell>
          <table:table-cell office:value-type="float" office:value="-64.0628509521484" calcext:value-type="float">
            <text:p>-64,0628509521484</text:p>
          </table:table-cell>
          <table:table-cell office:value-type="float" office:value="-64.0792388916016" calcext:value-type="float">
            <text:p>-64,0792388916016</text:p>
          </table:table-cell>
          <table:table-cell office:value-type="float" office:value="-64.0820541381836" calcext:value-type="float">
            <text:p>-64,0820541381836</text:p>
          </table:table-cell>
          <table:table-cell office:value-type="float" office:value="-64.0920867919922" calcext:value-type="float">
            <text:p>-64,0920867919922</text:p>
          </table:table-cell>
          <table:table-cell office:value-type="float" office:value="-64.0950546264648" calcext:value-type="float">
            <text:p>-64,0950546264648</text:p>
          </table:table-cell>
          <table:table-cell office:value-type="float" office:value="-64.0738754272461" calcext:value-type="float">
            <text:p>-64,0738754272461</text:p>
          </table:table-cell>
          <table:table-cell office:value-type="float" office:value="-64.0889587402344" calcext:value-type="float">
            <text:p>-64,0889587402344</text:p>
          </table:table-cell>
          <table:table-cell office:value-type="float" office:value="-64.096794128418" calcext:value-type="float">
            <text:p>-64,096794128418</text:p>
          </table:table-cell>
          <table:table-cell office:value-type="float" office:value="-64.0848159790039" calcext:value-type="float">
            <text:p>-64,0848159790039</text:p>
          </table:table-cell>
          <table:table-cell office:value-type="float" office:value="-64.0678024291992" calcext:value-type="float">
            <text:p>-64,0678024291992</text:p>
          </table:table-cell>
          <table:table-cell office:value-type="float" office:value="-64.0784759521484" calcext:value-type="float">
            <text:p>-64,0784759521484</text:p>
          </table:table-cell>
          <table:table-cell office:value-type="float" office:value="-64.0921325683594" calcext:value-type="float">
            <text:p>-64,0921325683594</text:p>
          </table:table-cell>
          <table:table-cell office:value-type="float" office:value="-64.0790405273438" calcext:value-type="float">
            <text:p>-64,0790405273438</text:p>
          </table:table-cell>
          <table:table-cell office:value-type="float" office:value="-64.0877380371094" calcext:value-type="float">
            <text:p>-64,0877380371094</text:p>
          </table:table-cell>
          <table:table-cell office:value-type="float" office:value="-64.0918807983398" calcext:value-type="float">
            <text:p>-64,0918807983398</text:p>
          </table:table-cell>
          <table:table-cell office:value-type="float" office:value="-64.0941848754883" calcext:value-type="float">
            <text:p>-64,0941848754883</text:p>
          </table:table-cell>
          <table:table-cell office:value-type="float" office:value="-64.1052551269531" calcext:value-type="float">
            <text:p>-64,1052551269531</text:p>
          </table:table-cell>
          <table:table-cell office:value-type="float" office:value="-64.0869140625" calcext:value-type="float">
            <text:p>-64,0869140625</text:p>
          </table:table-cell>
          <table:table-cell office:value-type="float" office:value="-64.105094909668" calcext:value-type="float">
            <text:p>-64,105094909668</text:p>
          </table:table-cell>
          <table:table-cell office:value-type="float" office:value="-64.0776062011719" calcext:value-type="float">
            <text:p>-64,0776062011719</text:p>
          </table:table-cell>
          <table:table-cell office:value-type="float" office:value="-64.0857925415039" calcext:value-type="float">
            <text:p>-64,0857925415039</text:p>
          </table:table-cell>
          <table:table-cell office:value-type="float" office:value="-64.0796508789063" calcext:value-type="float">
            <text:p>-64,0796508789063</text:p>
          </table:table-cell>
          <table:table-cell office:value-type="float" office:value="-64.0985412597656" calcext:value-type="float">
            <text:p>-64,0985412597656</text:p>
          </table:table-cell>
          <table:table-cell office:value-type="float" office:value="-64.0928497314453" calcext:value-type="float">
            <text:p>-64,0928497314453</text:p>
          </table:table-cell>
          <table:table-cell office:value-type="float" office:value="-64.1031494140625" calcext:value-type="float">
            <text:p>-64,1031494140625</text:p>
          </table:table-cell>
          <table:table-cell office:value-type="float" office:value="-64.0978240966797" calcext:value-type="float">
            <text:p>-64,0978240966797</text:p>
          </table:table-cell>
          <table:table-cell office:value-type="float" office:value="-64.0778656005859" calcext:value-type="float">
            <text:p>-64,0778656005859</text:p>
          </table:table-cell>
          <table:table-cell office:value-type="float" office:value="-64.0760803222656" calcext:value-type="float">
            <text:p>-64,0760803222656</text:p>
          </table:table-cell>
          <table:table-cell office:value-type="float" office:value="-64.0870132446289" calcext:value-type="float">
            <text:p>-64,0870132446289</text:p>
          </table:table-cell>
          <table:table-cell office:value-type="float" office:value="-64.1127395629883" calcext:value-type="float">
            <text:p>-64,1127395629883</text:p>
          </table:table-cell>
          <table:table-cell office:value-type="float" office:value="-64.0954666137695" calcext:value-type="float">
            <text:p>-64,0954666137695</text:p>
          </table:table-cell>
          <table:table-cell office:value-type="float" office:value="-64.1007919311523" calcext:value-type="float">
            <text:p>-64,1007919311523</text:p>
          </table:table-cell>
          <table:table-cell office:value-type="float" office:value="-64.0801086425781" calcext:value-type="float">
            <text:p>-64,0801086425781</text:p>
          </table:table-cell>
          <table:table-cell office:value-type="float" office:value="-64.1202926635742" calcext:value-type="float">
            <text:p>-64,1202926635742</text:p>
          </table:table-cell>
          <table:table-cell office:value-type="float" office:value="-64.0860443115234" calcext:value-type="float">
            <text:p>-64,0860443115234</text:p>
          </table:table-cell>
          <table:table-cell office:value-type="float" office:value="-64.0912628173828" calcext:value-type="float">
            <text:p>-64,0912628173828</text:p>
          </table:table-cell>
          <table:table-cell office:value-type="float" office:value="-64.1196746826172" calcext:value-type="float">
            <text:p>-64,1196746826172</text:p>
          </table:table-cell>
          <table:table-cell office:value-type="float" office:value="-64.3748321533203" calcext:value-type="float">
            <text:p>-64,3748321533203</text:p>
          </table:table-cell>
          <table:table-cell office:value-type="float" office:value="-64.3736190795898" calcext:value-type="float">
            <text:p>-64,3736190795898</text:p>
          </table:table-cell>
          <table:table-cell office:value-type="float" office:value="-64.373779296875" calcext:value-type="float">
            <text:p>-64,373779296875</text:p>
          </table:table-cell>
          <table:table-cell office:value-type="float" office:value="-64.3652648925781" calcext:value-type="float">
            <text:p>-64,3652648925781</text:p>
          </table:table-cell>
          <table:table-cell office:value-type="float" office:value="-64.374885559082" calcext:value-type="float">
            <text:p>-64,374885559082</text:p>
          </table:table-cell>
          <table:table-cell office:value-type="float" office:value="-64.3702850341797" calcext:value-type="float">
            <text:p>-64,3702850341797</text:p>
          </table:table-cell>
          <table:table-cell office:value-type="float" office:value="-64.3798065185547" calcext:value-type="float">
            <text:p>-64,3798065185547</text:p>
          </table:table-cell>
          <table:table-cell office:value-type="float" office:value="-64.3810806274414" calcext:value-type="float">
            <text:p>-64,3810806274414</text:p>
          </table:table-cell>
          <table:table-cell office:value-type="float" office:value="-64.3828811645508" calcext:value-type="float">
            <text:p>-64,3828811645508</text:p>
          </table:table-cell>
          <table:table-cell office:value-type="float" office:value="-64.4074783325195" calcext:value-type="float">
            <text:p>-64,4074783325195</text:p>
          </table:table-cell>
          <table:table-cell office:value-type="float" office:value="-64.3941650390625" calcext:value-type="float">
            <text:p>-64,3941650390625</text:p>
          </table:table-cell>
          <table:table-cell office:value-type="float" office:value="-64.3999404907227" calcext:value-type="float">
            <text:p>-64,3999404907227</text:p>
          </table:table-cell>
          <table:table-cell office:value-type="float" office:value="-64.3603515625" calcext:value-type="float">
            <text:p>-64,3603515625</text:p>
          </table:table-cell>
          <table:table-cell office:value-type="float" office:value="-64.3620986938477" calcext:value-type="float">
            <text:p>-64,3620986938477</text:p>
          </table:table-cell>
          <table:table-cell office:value-type="float" office:value="-64.4020156860352" calcext:value-type="float">
            <text:p>-64,4020156860352</text:p>
          </table:table-cell>
          <table:table-cell office:value-type="float" office:value="-64.3934707641602" calcext:value-type="float">
            <text:p>-64,3934707641602</text:p>
          </table:table-cell>
          <table:table-cell office:value-type="float" office:value="-64.4013748168945" calcext:value-type="float">
            <text:p>-64,4013748168945</text:p>
          </table:table-cell>
          <table:table-cell office:value-type="float" office:value="-64.3947448730469" calcext:value-type="float">
            <text:p>-64,3947448730469</text:p>
          </table:table-cell>
          <table:table-cell office:value-type="float" office:value="-64.4055099487305" calcext:value-type="float">
            <text:p>-64,4055099487305</text:p>
          </table:table-cell>
          <table:table-cell office:value-type="float" office:value="-64.3693389892578" calcext:value-type="float">
            <text:p>-64,3693389892578</text:p>
          </table:table-cell>
          <table:table-cell office:value-type="float" office:value="-64.3970794677734" calcext:value-type="float">
            <text:p>-64,3970794677734</text:p>
          </table:table-cell>
          <table:table-cell office:value-type="float" office:value="-64.3719253540039" calcext:value-type="float">
            <text:p>-64,3719253540039</text:p>
          </table:table-cell>
          <table:table-cell office:value-type="float" office:value="-64.380126953125" calcext:value-type="float">
            <text:p>-64,380126953125</text:p>
          </table:table-cell>
          <table:table-cell office:value-type="float" office:value="-64.3811798095703" calcext:value-type="float">
            <text:p>-64,3811798095703</text:p>
          </table:table-cell>
          <table:table-cell office:value-type="float" office:value="-64.3768463134766" calcext:value-type="float">
            <text:p>-64,3768463134766</text:p>
          </table:table-cell>
          <table:table-cell office:value-type="float" office:value="-64.3831939697266" calcext:value-type="float">
            <text:p>-64,3831939697266</text:p>
          </table:table-cell>
          <table:table-cell office:value-type="float" office:value="-64.3770065307617" calcext:value-type="float">
            <text:p>-64,3770065307617</text:p>
          </table:table-cell>
          <table:table-cell office:value-type="float" office:value="-64.392204284668" calcext:value-type="float">
            <text:p>-64,392204284668</text:p>
          </table:table-cell>
          <table:table-cell office:value-type="float" office:value="-64.3967590332031" calcext:value-type="float">
            <text:p>-64,3967590332031</text:p>
          </table:table-cell>
          <table:table-cell office:value-type="float" office:value="-64.3994140625" calcext:value-type="float">
            <text:p>-64,3994140625</text:p>
          </table:table-cell>
          <table:table-cell office:value-type="float" office:value="-64.4076385498047" calcext:value-type="float">
            <text:p>-64,4076385498047</text:p>
          </table:table-cell>
          <table:table-cell office:value-type="float" office:value="-64.3912506103516" calcext:value-type="float">
            <text:p>-64,3912506103516</text:p>
          </table:table-cell>
          <table:table-cell office:value-type="float" office:value="-64.4060440063477" calcext:value-type="float">
            <text:p>-64,4060440063477</text:p>
          </table:table-cell>
          <table:table-cell office:value-type="float" office:value="-64.3929977416992" calcext:value-type="float">
            <text:p>-64,3929977416992</text:p>
          </table:table-cell>
          <table:table-cell office:value-type="float" office:value="-64.3801803588867" calcext:value-type="float">
            <text:p>-64,3801803588867</text:p>
          </table:table-cell>
          <table:table-cell office:value-type="float" office:value="-64.3953247070313" calcext:value-type="float">
            <text:p>-64,3953247070313</text:p>
          </table:table-cell>
          <table:table-cell office:value-type="float" office:value="-64.39208984375" calcext:value-type="float">
            <text:p>-64,39208984375</text:p>
          </table:table-cell>
          <table:table-cell office:value-type="float" office:value="-64.3773727416992" calcext:value-type="float">
            <text:p>-64,3773727416992</text:p>
          </table:table-cell>
          <table:table-cell office:value-type="float" office:value="-64.3961791992188" calcext:value-type="float">
            <text:p>-64,3961791992188</text:p>
          </table:table-cell>
          <table:table-cell office:value-type="float" office:value="-64.3784866333008" calcext:value-type="float">
            <text:p>-64,3784866333008</text:p>
          </table:table-cell>
          <table:table-cell office:value-type="float" office:value="-64.3682250976563" calcext:value-type="float">
            <text:p>-64,3682250976563</text:p>
          </table:table-cell>
          <table:table-cell office:value-type="float" office:value="-64.3662185668945" calcext:value-type="float">
            <text:p>-64,3662185668945</text:p>
          </table:table-cell>
          <table:table-cell office:value-type="float" office:value="-64.3871154785156" calcext:value-type="float">
            <text:p>-64,3871154785156</text:p>
          </table:table-cell>
          <table:table-cell office:value-type="float" office:value="-64.368278503418" calcext:value-type="float">
            <text:p>-64,368278503418</text:p>
          </table:table-cell>
          <table:table-cell office:value-type="float" office:value="-64.3890228271484" calcext:value-type="float">
            <text:p>-64,3890228271484</text:p>
          </table:table-cell>
          <table:table-cell office:value-type="float" office:value="-64.3825607299805" calcext:value-type="float">
            <text:p>-64,3825607299805</text:p>
          </table:table-cell>
          <table:table-cell office:value-type="float" office:value="-64.3808670043945" calcext:value-type="float">
            <text:p>-64,3808670043945</text:p>
          </table:table-cell>
          <table:table-cell office:value-type="float" office:value="-64.3858947753906" calcext:value-type="float">
            <text:p>-64,3858947753906</text:p>
          </table:table-cell>
          <table:table-cell office:value-type="float" office:value="-64.4042434692383" calcext:value-type="float">
            <text:p>-64,4042434692383</text:p>
          </table:table-cell>
          <table:table-cell office:value-type="float" office:value="-64.3890228271484" calcext:value-type="float">
            <text:p>-64,3890228271484</text:p>
          </table:table-cell>
          <table:table-cell office:value-type="float" office:value="-64.3964385986328" calcext:value-type="float">
            <text:p>-64,3964385986328</text:p>
          </table:table-cell>
          <table:table-cell office:value-type="float" office:value="-64.3918304443359" calcext:value-type="float">
            <text:p>-64,3918304443359</text:p>
          </table:table-cell>
          <table:table-cell office:value-type="float" office:value="-64.3814468383789" calcext:value-type="float">
            <text:p>-64,3814468383789</text:p>
          </table:table-cell>
          <table:table-cell office:value-type="float" office:value="-64.3976135253906" calcext:value-type="float">
            <text:p>-64,3976135253906</text:p>
          </table:table-cell>
          <table:table-cell office:value-type="float" office:value="-64.4026489257813" calcext:value-type="float">
            <text:p>-64,4026489257813</text:p>
          </table:table-cell>
          <table:table-cell office:value-type="float" office:value="-64.388542175293" calcext:value-type="float">
            <text:p>-64,388542175293</text:p>
          </table:table-cell>
          <table:table-cell office:value-type="float" office:value="-64.357666015625" calcext:value-type="float">
            <text:p>-64,357666015625</text:p>
          </table:table-cell>
          <table:table-cell office:value-type="float" office:value="-64.3709716796875" calcext:value-type="float">
            <text:p>-64,3709716796875</text:p>
          </table:table-cell>
          <table:table-cell office:value-type="float" office:value="-64.3835678100586" calcext:value-type="float">
            <text:p>-64,3835678100586</text:p>
          </table:table-cell>
          <table:table-cell office:value-type="float" office:value="-64.3830413818359" calcext:value-type="float">
            <text:p>-64,3830413818359</text:p>
          </table:table-cell>
          <table:table-cell table:number-columns-repeated="15121"/>
        </table:table-row>
        <table:table-row table:style-name="ro1">
          <table:table-cell office:value-type="float" office:value="-57.8350334167481" calcext:value-type="float">
            <text:p>-57,8350334167481</text:p>
          </table:table-cell>
          <table:table-cell office:value-type="float" office:value="-57.8230819702148" calcext:value-type="float">
            <text:p>-57,8230819702148</text:p>
          </table:table-cell>
          <table:table-cell office:value-type="float" office:value="-57.837776184082" calcext:value-type="float">
            <text:p>-57,837776184082</text:p>
          </table:table-cell>
          <table:table-cell office:value-type="float" office:value="-57.8348579406738" calcext:value-type="float">
            <text:p>-57,8348579406738</text:p>
          </table:table-cell>
          <table:table-cell office:value-type="float" office:value="-57.8327178955078" calcext:value-type="float">
            <text:p>-57,8327178955078</text:p>
          </table:table-cell>
          <table:table-cell office:value-type="float" office:value="-57.8382453918457" calcext:value-type="float">
            <text:p>-57,8382453918457</text:p>
          </table:table-cell>
          <table:table-cell office:value-type="float" office:value="-57.8408889770508" calcext:value-type="float">
            <text:p>-57,8408889770508</text:p>
          </table:table-cell>
          <table:table-cell table:number-columns-repeated="2" office:value-type="float" office:value="-57.8384208679199" calcext:value-type="float">
            <text:p>-57,8384208679199</text:p>
          </table:table-cell>
          <table:table-cell office:value-type="float" office:value="-57.8270645141602" calcext:value-type="float">
            <text:p>-57,8270645141602</text:p>
          </table:table-cell>
          <table:table-cell office:value-type="float" office:value="-57.8291816711426" calcext:value-type="float">
            <text:p>-57,8291816711426</text:p>
          </table:table-cell>
          <table:table-cell office:value-type="float" office:value="-57.8359298706055" calcext:value-type="float">
            <text:p>-57,8359298706055</text:p>
          </table:table-cell>
          <table:table-cell office:value-type="float" office:value="-57.8328170776367" calcext:value-type="float">
            <text:p>-57,8328170776367</text:p>
          </table:table-cell>
          <table:table-cell office:value-type="float" office:value="-57.8292808532715" calcext:value-type="float">
            <text:p>-57,8292808532715</text:p>
          </table:table-cell>
          <table:table-cell office:value-type="float" office:value="-57.8355331420898" calcext:value-type="float">
            <text:p>-57,8355331420898</text:p>
          </table:table-cell>
          <table:table-cell office:value-type="float" office:value="-57.8252487182617" calcext:value-type="float">
            <text:p>-57,8252487182617</text:p>
          </table:table-cell>
          <table:table-cell office:value-type="float" office:value="-57.843433380127" calcext:value-type="float">
            <text:p>-57,843433380127</text:p>
          </table:table-cell>
          <table:table-cell office:value-type="float" office:value="-57.8364791870117" calcext:value-type="float">
            <text:p>-57,8364791870117</text:p>
          </table:table-cell>
          <table:table-cell office:value-type="float" office:value="-57.8440093994141" calcext:value-type="float">
            <text:p>-57,8440093994141</text:p>
          </table:table-cell>
          <table:table-cell office:value-type="float" office:value="-57.8428840637207" calcext:value-type="float">
            <text:p>-57,8428840637207</text:p>
          </table:table-cell>
          <table:table-cell office:value-type="float" office:value="-57.8300285339356" calcext:value-type="float">
            <text:p>-57,8300285339356</text:p>
          </table:table-cell>
          <table:table-cell office:value-type="float" office:value="-57.8380737304688" calcext:value-type="float">
            <text:p>-57,8380737304688</text:p>
          </table:table-cell>
          <table:table-cell office:value-type="float" office:value="-57.8404655456543" calcext:value-type="float">
            <text:p>-57,8404655456543</text:p>
          </table:table-cell>
          <table:table-cell office:value-type="float" office:value="-57.8420372009277" calcext:value-type="float">
            <text:p>-57,8420372009277</text:p>
          </table:table-cell>
          <table:table-cell office:value-type="float" office:value="-57.8389701843262" calcext:value-type="float">
            <text:p>-57,8389701843262</text:p>
          </table:table-cell>
          <table:table-cell office:value-type="float" office:value="-57.8355827331543" calcext:value-type="float">
            <text:p>-57,8355827331543</text:p>
          </table:table-cell>
          <table:table-cell office:value-type="float" office:value="-57.8381233215332" calcext:value-type="float">
            <text:p>-57,8381233215332</text:p>
          </table:table-cell>
          <table:table-cell office:value-type="float" office:value="-57.8287315368652" calcext:value-type="float">
            <text:p>-57,8287315368652</text:p>
          </table:table-cell>
          <table:table-cell office:value-type="float" office:value="-57.8306999206543" calcext:value-type="float">
            <text:p>-57,8306999206543</text:p>
          </table:table-cell>
          <table:table-cell office:value-type="float" office:value="-57.837100982666" calcext:value-type="float">
            <text:p>-57,837100982666</text:p>
          </table:table-cell>
          <table:table-cell office:value-type="float" office:value="-57.8348083496094" calcext:value-type="float">
            <text:p>-57,8348083496094</text:p>
          </table:table-cell>
          <table:table-cell office:value-type="float" office:value="-57.8410148620606" calcext:value-type="float">
            <text:p>-57,8410148620606</text:p>
          </table:table-cell>
          <table:table-cell office:value-type="float" office:value="-57.8422355651856" calcext:value-type="float">
            <text:p>-57,8422355651856</text:p>
          </table:table-cell>
          <table:table-cell office:value-type="float" office:value="-57.8442077636719" calcext:value-type="float">
            <text:p>-57,8442077636719</text:p>
          </table:table-cell>
          <table:table-cell office:value-type="float" office:value="-57.841236114502" calcext:value-type="float">
            <text:p>-57,841236114502</text:p>
          </table:table-cell>
          <table:table-cell office:value-type="float" office:value="-57.8327903747559" calcext:value-type="float">
            <text:p>-57,8327903747559</text:p>
          </table:table-cell>
          <table:table-cell office:value-type="float" office:value="-57.8369255065918" calcext:value-type="float">
            <text:p>-57,8369255065918</text:p>
          </table:table-cell>
          <table:table-cell office:value-type="float" office:value="-57.8328666687012" calcext:value-type="float">
            <text:p>-57,8328666687012</text:p>
          </table:table-cell>
          <table:table-cell office:value-type="float" office:value="-57.835205078125" calcext:value-type="float">
            <text:p>-57,835205078125</text:p>
          </table:table-cell>
          <table:table-cell office:value-type="float" office:value="-57.8414878845215" calcext:value-type="float">
            <text:p>-57,8414878845215</text:p>
          </table:table-cell>
          <table:table-cell office:value-type="float" office:value="-57.8299064636231" calcext:value-type="float">
            <text:p>-57,8299064636231</text:p>
          </table:table-cell>
          <table:table-cell office:value-type="float" office:value="-57.8340873718262" calcext:value-type="float">
            <text:p>-57,8340873718262</text:p>
          </table:table-cell>
          <table:table-cell office:value-type="float" office:value="-57.8344116210938" calcext:value-type="float">
            <text:p>-57,8344116210938</text:p>
          </table:table-cell>
          <table:table-cell office:value-type="float" office:value="-57.8342132568359" calcext:value-type="float">
            <text:p>-57,8342132568359</text:p>
          </table:table-cell>
          <table:table-cell office:value-type="float" office:value="-57.8439788818359" calcext:value-type="float">
            <text:p>-57,8439788818359</text:p>
          </table:table-cell>
          <table:table-cell office:value-type="float" office:value="-57.8334617614746" calcext:value-type="float">
            <text:p>-57,8334617614746</text:p>
          </table:table-cell>
          <table:table-cell office:value-type="float" office:value="-57.8437538146973" calcext:value-type="float">
            <text:p>-57,8437538146973</text:p>
          </table:table-cell>
          <table:table-cell office:value-type="float" office:value="-57.8447761535645" calcext:value-type="float">
            <text:p>-57,8447761535645</text:p>
          </table:table-cell>
          <table:table-cell office:value-type="float" office:value="-57.8393440246582" calcext:value-type="float">
            <text:p>-57,8393440246582</text:p>
          </table:table-cell>
          <table:table-cell office:value-type="float" office:value="-57.8390197753906" calcext:value-type="float">
            <text:p>-57,8390197753906</text:p>
          </table:table-cell>
          <table:table-cell office:value-type="float" office:value="-57.836799621582" calcext:value-type="float">
            <text:p>-57,836799621582</text:p>
          </table:table-cell>
          <table:table-cell office:value-type="float" office:value="-57.8360786437988" calcext:value-type="float">
            <text:p>-57,8360786437988</text:p>
          </table:table-cell>
          <table:table-cell office:value-type="float" office:value="-57.8392944335938" calcext:value-type="float">
            <text:p>-57,8392944335938</text:p>
          </table:table-cell>
          <table:table-cell office:value-type="float" office:value="-57.8360786437988" calcext:value-type="float">
            <text:p>-57,8360786437988</text:p>
          </table:table-cell>
          <table:table-cell office:value-type="float" office:value="-57.846378326416" calcext:value-type="float">
            <text:p>-57,846378326416</text:p>
          </table:table-cell>
          <table:table-cell office:value-type="float" office:value="-57.835880279541" calcext:value-type="float">
            <text:p>-57,835880279541</text:p>
          </table:table-cell>
          <table:table-cell office:value-type="float" office:value="-57.840690612793" calcext:value-type="float">
            <text:p>-57,840690612793</text:p>
          </table:table-cell>
          <table:table-cell office:value-type="float" office:value="-57.8239288330078" calcext:value-type="float">
            <text:p>-57,8239288330078</text:p>
          </table:table-cell>
          <table:table-cell office:value-type="float" office:value="-57.8456535339356" calcext:value-type="float">
            <text:p>-57,8456535339356</text:p>
          </table:table-cell>
          <table:table-cell office:value-type="float" office:value="-57.8491172790527" calcext:value-type="float">
            <text:p>-57,8491172790527</text:p>
          </table:table-cell>
          <table:table-cell office:value-type="float" office:value="-57.8423576354981" calcext:value-type="float">
            <text:p>-57,8423576354981</text:p>
          </table:table-cell>
          <table:table-cell office:value-type="float" office:value="-57.8332138061523" calcext:value-type="float">
            <text:p>-57,8332138061523</text:p>
          </table:table-cell>
          <table:table-cell office:value-type="float" office:value="-57.8399429321289" calcext:value-type="float">
            <text:p>-57,8399429321289</text:p>
          </table:table-cell>
          <table:table-cell office:value-type="float" office:value="-57.8338584899902" calcext:value-type="float">
            <text:p>-57,8338584899902</text:p>
          </table:table-cell>
          <table:table-cell office:value-type="float" office:value="-57.8456764221191" calcext:value-type="float">
            <text:p>-57,8456764221191</text:p>
          </table:table-cell>
          <table:table-cell office:value-type="float" office:value="-57.8319702148438" calcext:value-type="float">
            <text:p>-57,8319702148438</text:p>
          </table:table-cell>
          <table:table-cell office:value-type="float" office:value="-57.8317451477051" calcext:value-type="float">
            <text:p>-57,8317451477051</text:p>
          </table:table-cell>
          <table:table-cell office:value-type="float" office:value="-57.840763092041" calcext:value-type="float">
            <text:p>-57,840763092041</text:p>
          </table:table-cell>
          <table:table-cell office:value-type="float" office:value="-57.8286819458008" calcext:value-type="float">
            <text:p>-57,8286819458008</text:p>
          </table:table-cell>
          <table:table-cell office:value-type="float" office:value="-57.8465995788574" calcext:value-type="float">
            <text:p>-57,8465995788574</text:p>
          </table:table-cell>
          <table:table-cell office:value-type="float" office:value="-57.8304023742676" calcext:value-type="float">
            <text:p>-57,8304023742676</text:p>
          </table:table-cell>
          <table:table-cell office:value-type="float" office:value="-57.8359069824219" calcext:value-type="float">
            <text:p>-57,8359069824219</text:p>
          </table:table-cell>
          <table:table-cell office:value-type="float" office:value="-57.8479232788086" calcext:value-type="float">
            <text:p>-57,8479232788086</text:p>
          </table:table-cell>
          <table:table-cell office:value-type="float" office:value="-57.854434967041" calcext:value-type="float">
            <text:p>-57,854434967041</text:p>
          </table:table-cell>
          <table:table-cell office:value-type="float" office:value="-57.8388175964356" calcext:value-type="float">
            <text:p>-57,8388175964356</text:p>
          </table:table-cell>
          <table:table-cell office:value-type="float" office:value="-57.8405914306641" calcext:value-type="float">
            <text:p>-57,8405914306641</text:p>
          </table:table-cell>
          <table:table-cell office:value-type="float" office:value="-57.8437805175781" calcext:value-type="float">
            <text:p>-57,8437805175781</text:p>
          </table:table-cell>
          <table:table-cell office:value-type="float" office:value="-57.8342361450195" calcext:value-type="float">
            <text:p>-57,8342361450195</text:p>
          </table:table-cell>
          <table:table-cell office:value-type="float" office:value="-57.834114074707" calcext:value-type="float">
            <text:p>-57,834114074707</text:p>
          </table:table-cell>
          <table:table-cell office:value-type="float" office:value="-57.8353042602539" calcext:value-type="float">
            <text:p>-57,8353042602539</text:p>
          </table:table-cell>
          <table:table-cell office:value-type="float" office:value="-57.8320922851563" calcext:value-type="float">
            <text:p>-57,8320922851563</text:p>
          </table:table-cell>
          <table:table-cell office:value-type="float" office:value="-57.8409881591797" calcext:value-type="float">
            <text:p>-57,8409881591797</text:p>
          </table:table-cell>
          <table:table-cell office:value-type="float" office:value="-57.8244285583496" calcext:value-type="float">
            <text:p>-57,8244285583496</text:p>
          </table:table-cell>
          <table:table-cell office:value-type="float" office:value="-57.8273162841797" calcext:value-type="float">
            <text:p>-57,8273162841797</text:p>
          </table:table-cell>
          <table:table-cell office:value-type="float" office:value="-57.8410377502441" calcext:value-type="float">
            <text:p>-57,8410377502441</text:p>
          </table:table-cell>
          <table:table-cell office:value-type="float" office:value="-57.8312950134277" calcext:value-type="float">
            <text:p>-57,8312950134277</text:p>
          </table:table-cell>
          <table:table-cell office:value-type="float" office:value="-57.8412132263184" calcext:value-type="float">
            <text:p>-57,8412132263184</text:p>
          </table:table-cell>
          <table:table-cell office:value-type="float" office:value="-57.8301544189453" calcext:value-type="float">
            <text:p>-57,8301544189453</text:p>
          </table:table-cell>
          <table:table-cell office:value-type="float" office:value="-57.838321685791" calcext:value-type="float">
            <text:p>-57,838321685791</text:p>
          </table:table-cell>
          <table:table-cell office:value-type="float" office:value="-57.8345108032227" calcext:value-type="float">
            <text:p>-57,8345108032227</text:p>
          </table:table-cell>
          <table:table-cell office:value-type="float" office:value="-57.8491172790527" calcext:value-type="float">
            <text:p>-57,8491172790527</text:p>
          </table:table-cell>
          <table:table-cell office:value-type="float" office:value="-57.8287315368652" calcext:value-type="float">
            <text:p>-57,8287315368652</text:p>
          </table:table-cell>
          <table:table-cell office:value-type="float" office:value="-57.83251953125" calcext:value-type="float">
            <text:p>-57,83251953125</text:p>
          </table:table-cell>
          <table:table-cell office:value-type="float" office:value="-57.8457756042481" calcext:value-type="float">
            <text:p>-57,8457756042481</text:p>
          </table:table-cell>
          <table:table-cell office:value-type="float" office:value="-57.8351821899414" calcext:value-type="float">
            <text:p>-57,8351821899414</text:p>
          </table:table-cell>
          <table:table-cell office:value-type="float" office:value="-57.8109512329102" calcext:value-type="float">
            <text:p>-57,8109512329102</text:p>
          </table:table-cell>
          <table:table-cell office:value-type="float" office:value="-57.8150520324707" calcext:value-type="float">
            <text:p>-57,8150520324707</text:p>
          </table:table-cell>
          <table:table-cell office:value-type="float" office:value="-57.8109283447266" calcext:value-type="float">
            <text:p>-57,8109283447266</text:p>
          </table:table-cell>
          <table:table-cell office:value-type="float" office:value="-57.8044013977051" calcext:value-type="float">
            <text:p>-57,8044013977051</text:p>
          </table:table-cell>
          <table:table-cell office:value-type="float" office:value="-57.8038520812988" calcext:value-type="float">
            <text:p>-57,8038520812988</text:p>
          </table:table-cell>
          <table:table-cell office:value-type="float" office:value="-57.8064346313477" calcext:value-type="float">
            <text:p>-57,8064346313477</text:p>
          </table:table-cell>
          <table:table-cell office:value-type="float" office:value="-57.8009757995606" calcext:value-type="float">
            <text:p>-57,8009757995606</text:p>
          </table:table-cell>
          <table:table-cell office:value-type="float" office:value="-57.8032569885254" calcext:value-type="float">
            <text:p>-57,8032569885254</text:p>
          </table:table-cell>
          <table:table-cell office:value-type="float" office:value="-57.8073539733887" calcext:value-type="float">
            <text:p>-57,8073539733887</text:p>
          </table:table-cell>
          <table:table-cell office:value-type="float" office:value="-57.8093872070313" calcext:value-type="float">
            <text:p>-57,8093872070313</text:p>
          </table:table-cell>
          <table:table-cell office:value-type="float" office:value="-57.8001289367676" calcext:value-type="float">
            <text:p>-57,8001289367676</text:p>
          </table:table-cell>
          <table:table-cell office:value-type="float" office:value="-57.8077507019043" calcext:value-type="float">
            <text:p>-57,8077507019043</text:p>
          </table:table-cell>
          <table:table-cell office:value-type="float" office:value="-57.8071556091309" calcext:value-type="float">
            <text:p>-57,8071556091309</text:p>
          </table:table-cell>
          <table:table-cell office:value-type="float" office:value="-57.817440032959" calcext:value-type="float">
            <text:p>-57,817440032959</text:p>
          </table:table-cell>
          <table:table-cell office:value-type="float" office:value="-57.8077507019043" calcext:value-type="float">
            <text:p>-57,8077507019043</text:p>
          </table:table-cell>
          <table:table-cell office:value-type="float" office:value="-57.8160705566406" calcext:value-type="float">
            <text:p>-57,8160705566406</text:p>
          </table:table-cell>
          <table:table-cell office:value-type="float" office:value="-57.8002777099609" calcext:value-type="float">
            <text:p>-57,8002777099609</text:p>
          </table:table-cell>
          <table:table-cell office:value-type="float" office:value="-57.8042259216309" calcext:value-type="float">
            <text:p>-57,8042259216309</text:p>
          </table:table-cell>
          <table:table-cell office:value-type="float" office:value="-57.8087425231934" calcext:value-type="float">
            <text:p>-57,8087425231934</text:p>
          </table:table-cell>
          <table:table-cell office:value-type="float" office:value="-57.8000793457031" calcext:value-type="float">
            <text:p>-57,8000793457031</text:p>
          </table:table-cell>
          <table:table-cell office:value-type="float" office:value="-57.8176612854004" calcext:value-type="float">
            <text:p>-57,8176612854004</text:p>
          </table:table-cell>
          <table:table-cell office:value-type="float" office:value="-57.8021125793457" calcext:value-type="float">
            <text:p>-57,8021125793457</text:p>
          </table:table-cell>
          <table:table-cell office:value-type="float" office:value="-57.8024139404297" calcext:value-type="float">
            <text:p>-57,8024139404297</text:p>
          </table:table-cell>
          <table:table-cell office:value-type="float" office:value="-57.7940292358398" calcext:value-type="float">
            <text:p>-57,7940292358398</text:p>
          </table:table-cell>
          <table:table-cell office:value-type="float" office:value="-57.7980461120606" calcext:value-type="float">
            <text:p>-57,7980461120606</text:p>
          </table:table-cell>
          <table:table-cell office:value-type="float" office:value="-57.7918701171875" calcext:value-type="float">
            <text:p>-57,7918701171875</text:p>
          </table:table-cell>
          <table:table-cell office:value-type="float" office:value="-57.7994346618652" calcext:value-type="float">
            <text:p>-57,7994346618652</text:p>
          </table:table-cell>
          <table:table-cell office:value-type="float" office:value="-57.8038291931152" calcext:value-type="float">
            <text:p>-57,8038291931152</text:p>
          </table:table-cell>
          <table:table-cell office:value-type="float" office:value="-57.8034057617188" calcext:value-type="float">
            <text:p>-57,8034057617188</text:p>
          </table:table-cell>
          <table:table-cell office:value-type="float" office:value="-57.8010940551758" calcext:value-type="float">
            <text:p>-57,8010940551758</text:p>
          </table:table-cell>
          <table:table-cell office:value-type="float" office:value="-57.7956657409668" calcext:value-type="float">
            <text:p>-57,7956657409668</text:p>
          </table:table-cell>
          <table:table-cell office:value-type="float" office:value="-57.7973747253418" calcext:value-type="float">
            <text:p>-57,7973747253418</text:p>
          </table:table-cell>
          <table:table-cell office:value-type="float" office:value="-57.8115005493164" calcext:value-type="float">
            <text:p>-57,8115005493164</text:p>
          </table:table-cell>
          <table:table-cell office:value-type="float" office:value="-57.8038024902344" calcext:value-type="float">
            <text:p>-57,8038024902344</text:p>
          </table:table-cell>
          <table:table-cell office:value-type="float" office:value="-57.7980461120606" calcext:value-type="float">
            <text:p>-57,7980461120606</text:p>
          </table:table-cell>
          <table:table-cell office:value-type="float" office:value="-57.8011436462402" calcext:value-type="float">
            <text:p>-57,8011436462402</text:p>
          </table:table-cell>
          <table:table-cell office:value-type="float" office:value="-57.813289642334" calcext:value-type="float">
            <text:p>-57,813289642334</text:p>
          </table:table-cell>
          <table:table-cell office:value-type="float" office:value="-57.8057136535645" calcext:value-type="float">
            <text:p>-57,8057136535645</text:p>
          </table:table-cell>
          <table:table-cell office:value-type="float" office:value="-57.804817199707" calcext:value-type="float">
            <text:p>-57,804817199707</text:p>
          </table:table-cell>
          <table:table-cell office:value-type="float" office:value="-57.8019905090332" calcext:value-type="float">
            <text:p>-57,8019905090332</text:p>
          </table:table-cell>
          <table:table-cell office:value-type="float" office:value="-57.8057136535645" calcext:value-type="float">
            <text:p>-57,8057136535645</text:p>
          </table:table-cell>
          <table:table-cell office:value-type="float" office:value="-57.8097114562988" calcext:value-type="float">
            <text:p>-57,8097114562988</text:p>
          </table:table-cell>
          <table:table-cell office:value-type="float" office:value="-57.8069572448731" calcext:value-type="float">
            <text:p>-57,8069572448731</text:p>
          </table:table-cell>
          <table:table-cell office:value-type="float" office:value="-57.800178527832" calcext:value-type="float">
            <text:p>-57,800178527832</text:p>
          </table:table-cell>
          <table:table-cell office:value-type="float" office:value="-57.8138580322266" calcext:value-type="float">
            <text:p>-57,8138580322266</text:p>
          </table:table-cell>
          <table:table-cell office:value-type="float" office:value="-57.8002777099609" calcext:value-type="float">
            <text:p>-57,8002777099609</text:p>
          </table:table-cell>
          <table:table-cell office:value-type="float" office:value="-57.8089141845703" calcext:value-type="float">
            <text:p>-57,8089141845703</text:p>
          </table:table-cell>
          <table:table-cell office:value-type="float" office:value="-57.8086471557617" calcext:value-type="float">
            <text:p>-57,8086471557617</text:p>
          </table:table-cell>
          <table:table-cell office:value-type="float" office:value="-57.8084945678711" calcext:value-type="float">
            <text:p>-57,8084945678711</text:p>
          </table:table-cell>
          <table:table-cell office:value-type="float" office:value="-57.8082962036133" calcext:value-type="float">
            <text:p>-57,8082962036133</text:p>
          </table:table-cell>
          <table:table-cell office:value-type="float" office:value="-57.8066329956055" calcext:value-type="float">
            <text:p>-57,8066329956055</text:p>
          </table:table-cell>
          <table:table-cell office:value-type="float" office:value="-57.8150024414063" calcext:value-type="float">
            <text:p>-57,8150024414063</text:p>
          </table:table-cell>
          <table:table-cell office:value-type="float" office:value="-57.8047676086426" calcext:value-type="float">
            <text:p>-57,8047676086426</text:p>
          </table:table-cell>
          <table:table-cell office:value-type="float" office:value="-57.8111991882324" calcext:value-type="float">
            <text:p>-57,8111991882324</text:p>
          </table:table-cell>
          <table:table-cell office:value-type="float" office:value="-57.7964553833008" calcext:value-type="float">
            <text:p>-57,7964553833008</text:p>
          </table:table-cell>
          <table:table-cell office:value-type="float" office:value="-57.8024139404297" calcext:value-type="float">
            <text:p>-57,8024139404297</text:p>
          </table:table-cell>
          <table:table-cell office:value-type="float" office:value="-57.8013420104981" calcext:value-type="float">
            <text:p>-57,8013420104981</text:p>
          </table:table-cell>
          <table:table-cell office:value-type="float" office:value="-57.810604095459" calcext:value-type="float">
            <text:p>-57,810604095459</text:p>
          </table:table-cell>
          <table:table-cell office:value-type="float" office:value="-57.8009948730469" calcext:value-type="float">
            <text:p>-57,8009948730469</text:p>
          </table:table-cell>
          <table:table-cell office:value-type="float" office:value="-57.7994079589844" calcext:value-type="float">
            <text:p>-57,7994079589844</text:p>
          </table:table-cell>
          <table:table-cell office:value-type="float" office:value="-57.804126739502" calcext:value-type="float">
            <text:p>-57,804126739502</text:p>
          </table:table-cell>
          <table:table-cell office:value-type="float" office:value="-57.799732208252" calcext:value-type="float">
            <text:p>-57,799732208252</text:p>
          </table:table-cell>
          <table:table-cell office:value-type="float" office:value="-57.8029327392578" calcext:value-type="float">
            <text:p>-57,8029327392578</text:p>
          </table:table-cell>
          <table:table-cell office:value-type="float" office:value="-57.8041954040527" calcext:value-type="float">
            <text:p>-57,8041954040527</text:p>
          </table:table-cell>
          <table:table-cell office:value-type="float" office:value="-57.8176116943359" calcext:value-type="float">
            <text:p>-57,8176116943359</text:p>
          </table:table-cell>
          <table:table-cell office:value-type="float" office:value="-57.8048667907715" calcext:value-type="float">
            <text:p>-57,8048667907715</text:p>
          </table:table-cell>
          <table:table-cell office:value-type="float" office:value="-57.8039283752441" calcext:value-type="float">
            <text:p>-57,8039283752441</text:p>
          </table:table-cell>
          <table:table-cell office:value-type="float" office:value="-57.8060607910156" calcext:value-type="float">
            <text:p>-57,8060607910156</text:p>
          </table:table-cell>
          <table:table-cell office:value-type="float" office:value="-57.8089904785156" calcext:value-type="float">
            <text:p>-57,8089904785156</text:p>
          </table:table-cell>
          <table:table-cell office:value-type="float" office:value="-57.7989616394043" calcext:value-type="float">
            <text:p>-57,7989616394043</text:p>
          </table:table-cell>
          <table:table-cell office:value-type="float" office:value="-57.7990875244141" calcext:value-type="float">
            <text:p>-57,7990875244141</text:p>
          </table:table-cell>
          <table:table-cell office:value-type="float" office:value="-57.800178527832" calcext:value-type="float">
            <text:p>-57,800178527832</text:p>
          </table:table-cell>
          <table:table-cell office:value-type="float" office:value="-57.8020629882813" calcext:value-type="float">
            <text:p>-57,8020629882813</text:p>
          </table:table-cell>
          <table:table-cell office:value-type="float" office:value="-57.8102569580078" calcext:value-type="float">
            <text:p>-57,8102569580078</text:p>
          </table:table-cell>
          <table:table-cell office:value-type="float" office:value="-57.8109512329102" calcext:value-type="float">
            <text:p>-57,8109512329102</text:p>
          </table:table-cell>
          <table:table-cell office:value-type="float" office:value="-57.8100090026856" calcext:value-type="float">
            <text:p>-57,8100090026856</text:p>
          </table:table-cell>
          <table:table-cell office:value-type="float" office:value="-57.8106536865234" calcext:value-type="float">
            <text:p>-57,8106536865234</text:p>
          </table:table-cell>
          <table:table-cell office:value-type="float" office:value="-57.8020629882813" calcext:value-type="float">
            <text:p>-57,8020629882813</text:p>
          </table:table-cell>
          <table:table-cell office:value-type="float" office:value="-57.8031311035156" calcext:value-type="float">
            <text:p>-57,8031311035156</text:p>
          </table:table-cell>
          <table:table-cell office:value-type="float" office:value="-57.8135108947754" calcext:value-type="float">
            <text:p>-57,8135108947754</text:p>
          </table:table-cell>
          <table:table-cell office:value-type="float" office:value="-57.8023109436035" calcext:value-type="float">
            <text:p>-57,8023109436035</text:p>
          </table:table-cell>
          <table:table-cell office:value-type="float" office:value="-57.7948951721191" calcext:value-type="float">
            <text:p>-57,7948951721191</text:p>
          </table:table-cell>
          <table:table-cell office:value-type="float" office:value="-57.7944755554199" calcext:value-type="float">
            <text:p>-57,7944755554199</text:p>
          </table:table-cell>
          <table:table-cell office:value-type="float" office:value="-57.8011703491211" calcext:value-type="float">
            <text:p>-57,8011703491211</text:p>
          </table:table-cell>
          <table:table-cell office:value-type="float" office:value="-57.7975234985352" calcext:value-type="float">
            <text:p>-57,7975234985352</text:p>
          </table:table-cell>
          <table:table-cell office:value-type="float" office:value="-57.7973747253418" calcext:value-type="float">
            <text:p>-57,7973747253418</text:p>
          </table:table-cell>
          <table:table-cell office:value-type="float" office:value="-57.8002281188965" calcext:value-type="float">
            <text:p>-57,8002281188965</text:p>
          </table:table-cell>
          <table:table-cell office:value-type="float" office:value="-57.8005790710449" calcext:value-type="float">
            <text:p>-57,8005790710449</text:p>
          </table:table-cell>
          <table:table-cell office:value-type="float" office:value="-57.7886734008789" calcext:value-type="float">
            <text:p>-57,7886734008789</text:p>
          </table:table-cell>
          <table:table-cell office:value-type="float" office:value="-57.798713684082" calcext:value-type="float">
            <text:p>-57,798713684082</text:p>
          </table:table-cell>
          <table:table-cell office:value-type="float" office:value="-57.7937545776367" calcext:value-type="float">
            <text:p>-57,7937545776367</text:p>
          </table:table-cell>
          <table:table-cell office:value-type="float" office:value="-57.8023376464844" calcext:value-type="float">
            <text:p>-57,8023376464844</text:p>
          </table:table-cell>
          <table:table-cell office:value-type="float" office:value="-57.7941284179688" calcext:value-type="float">
            <text:p>-57,7941284179688</text:p>
          </table:table-cell>
          <table:table-cell office:value-type="float" office:value="-57.7952194213867" calcext:value-type="float">
            <text:p>-57,7952194213867</text:p>
          </table:table-cell>
          <table:table-cell office:value-type="float" office:value="-57.801643371582" calcext:value-type="float">
            <text:p>-57,801643371582</text:p>
          </table:table-cell>
          <table:table-cell office:value-type="float" office:value="-57.7955665588379" calcext:value-type="float">
            <text:p>-57,7955665588379</text:p>
          </table:table-cell>
          <table:table-cell office:value-type="float" office:value="-57.8119964599609" calcext:value-type="float">
            <text:p>-57,8119964599609</text:p>
          </table:table-cell>
          <table:table-cell office:value-type="float" office:value="-57.8065567016602" calcext:value-type="float">
            <text:p>-57,8065567016602</text:p>
          </table:table-cell>
          <table:table-cell office:value-type="float" office:value="-57.8037796020508" calcext:value-type="float">
            <text:p>-57,8037796020508</text:p>
          </table:table-cell>
          <table:table-cell office:value-type="float" office:value="-57.7988891601563" calcext:value-type="float">
            <text:p>-57,7988891601563</text:p>
          </table:table-cell>
          <table:table-cell office:value-type="float" office:value="-57.7938041687012" calcext:value-type="float">
            <text:p>-57,7938041687012</text:p>
          </table:table-cell>
          <table:table-cell office:value-type="float" office:value="-57.7920455932617" calcext:value-type="float">
            <text:p>-57,7920455932617</text:p>
          </table:table-cell>
          <table:table-cell office:value-type="float" office:value="-57.7998085021973" calcext:value-type="float">
            <text:p>-57,7998085021973</text:p>
          </table:table-cell>
          <table:table-cell office:value-type="float" office:value="-57.8074035644531" calcext:value-type="float">
            <text:p>-57,8074035644531</text:p>
          </table:table-cell>
          <table:table-cell office:value-type="float" office:value="-57.7937812805176" calcext:value-type="float">
            <text:p>-57,7937812805176</text:p>
          </table:table-cell>
          <table:table-cell office:value-type="float" office:value="-57.7927398681641" calcext:value-type="float">
            <text:p>-57,7927398681641</text:p>
          </table:table-cell>
          <table:table-cell office:value-type="float" office:value="-57.793830871582" calcext:value-type="float">
            <text:p>-57,793830871582</text:p>
          </table:table-cell>
          <table:table-cell office:value-type="float" office:value="-57.7853317260742" calcext:value-type="float">
            <text:p>-57,7853317260742</text:p>
          </table:table-cell>
          <table:table-cell office:value-type="float" office:value="-57.786319732666" calcext:value-type="float">
            <text:p>-57,786319732666</text:p>
          </table:table-cell>
          <table:table-cell office:value-type="float" office:value="-57.7857513427734" calcext:value-type="float">
            <text:p>-57,7857513427734</text:p>
          </table:table-cell>
          <table:table-cell office:value-type="float" office:value="-57.8009757995606" calcext:value-type="float">
            <text:p>-57,8009757995606</text:p>
          </table:table-cell>
          <table:table-cell office:value-type="float" office:value="-57.8016166687012" calcext:value-type="float">
            <text:p>-57,8016166687012</text:p>
          </table:table-cell>
          <table:table-cell office:value-type="float" office:value="-57.7952919006348" calcext:value-type="float">
            <text:p>-57,7952919006348</text:p>
          </table:table-cell>
          <table:table-cell office:value-type="float" office:value="-57.8075256347656" calcext:value-type="float">
            <text:p>-57,8075256347656</text:p>
          </table:table-cell>
          <table:table-cell office:value-type="float" office:value="-57.7981452941895" calcext:value-type="float">
            <text:p>-57,7981452941895</text:p>
          </table:table-cell>
          <table:table-cell office:value-type="float" office:value="-57.790283203125" calcext:value-type="float">
            <text:p>-57,790283203125</text:p>
          </table:table-cell>
          <table:table-cell office:value-type="float" office:value="-57.7939033508301" calcext:value-type="float">
            <text:p>-57,7939033508301</text:p>
          </table:table-cell>
          <table:table-cell office:value-type="float" office:value="-57.7994575500488" calcext:value-type="float">
            <text:p>-57,7994575500488</text:p>
          </table:table-cell>
          <table:table-cell office:value-type="float" office:value="-57.7899627685547" calcext:value-type="float">
            <text:p>-57,7899627685547</text:p>
          </table:table-cell>
          <table:table-cell office:value-type="float" office:value="-57.7903099060059" calcext:value-type="float">
            <text:p>-57,7903099060059</text:p>
          </table:table-cell>
          <table:table-cell office:value-type="float" office:value="-57.8050918579102" calcext:value-type="float">
            <text:p>-57,8050918579102</text:p>
          </table:table-cell>
          <table:table-cell office:value-type="float" office:value="-57.7976226806641" calcext:value-type="float">
            <text:p>-57,7976226806641</text:p>
          </table:table-cell>
          <table:table-cell office:value-type="float" office:value="-57.790210723877" calcext:value-type="float">
            <text:p>-57,790210723877</text:p>
          </table:table-cell>
          <table:table-cell office:value-type="float" office:value="-57.8059616088867" calcext:value-type="float">
            <text:p>-57,8059616088867</text:p>
          </table:table-cell>
          <table:table-cell office:value-type="float" office:value="-57.8059844970703" calcext:value-type="float">
            <text:p>-57,8059844970703</text:p>
          </table:table-cell>
          <table:table-cell office:value-type="float" office:value="-57.7923698425293" calcext:value-type="float">
            <text:p>-57,7923698425293</text:p>
          </table:table-cell>
          <table:table-cell office:value-type="float" office:value="-57.7933349609375" calcext:value-type="float">
            <text:p>-57,7933349609375</text:p>
          </table:table-cell>
          <table:table-cell office:value-type="float" office:value="-57.7872123718262" calcext:value-type="float">
            <text:p>-57,7872123718262</text:p>
          </table:table-cell>
          <table:table-cell office:value-type="float" office:value="-57.7798309326172" calcext:value-type="float">
            <text:p>-57,7798309326172</text:p>
          </table:table-cell>
          <table:table-cell office:value-type="float" office:value="-57.7962875366211" calcext:value-type="float">
            <text:p>-57,7962875366211</text:p>
          </table:table-cell>
          <table:table-cell office:value-type="float" office:value="-57.8054161071777" calcext:value-type="float">
            <text:p>-57,8054161071777</text:p>
          </table:table-cell>
          <table:table-cell office:value-type="float" office:value="-57.7917976379395" calcext:value-type="float">
            <text:p>-57,7917976379395</text:p>
          </table:table-cell>
          <table:table-cell office:value-type="float" office:value="-57.7920951843262" calcext:value-type="float">
            <text:p>-57,7920951843262</text:p>
          </table:table-cell>
          <table:table-cell office:value-type="float" office:value="-57.7960624694824" calcext:value-type="float">
            <text:p>-57,7960624694824</text:p>
          </table:table-cell>
          <table:table-cell office:value-type="float" office:value="-57.7928161621094" calcext:value-type="float">
            <text:p>-57,7928161621094</text:p>
          </table:table-cell>
          <table:table-cell office:value-type="float" office:value="-57.7985153198242" calcext:value-type="float">
            <text:p>-57,7985153198242</text:p>
          </table:table-cell>
          <table:table-cell office:value-type="float" office:value="-57.796802520752" calcext:value-type="float">
            <text:p>-57,796802520752</text:p>
          </table:table-cell>
          <table:table-cell office:value-type="float" office:value="-57.8037300109863" calcext:value-type="float">
            <text:p>-57,8037300109863</text:p>
          </table:table-cell>
          <table:table-cell office:value-type="float" office:value="-57.8017425537109" calcext:value-type="float">
            <text:p>-57,8017425537109</text:p>
          </table:table-cell>
          <table:table-cell office:value-type="float" office:value="-57.7981452941895" calcext:value-type="float">
            <text:p>-57,7981452941895</text:p>
          </table:table-cell>
          <table:table-cell office:value-type="float" office:value="-57.789119720459" calcext:value-type="float">
            <text:p>-57,789119720459</text:p>
          </table:table-cell>
          <table:table-cell office:value-type="float" office:value="-57.7886505126953" calcext:value-type="float">
            <text:p>-57,7886505126953</text:p>
          </table:table-cell>
          <table:table-cell office:value-type="float" office:value="-57.7944755554199" calcext:value-type="float">
            <text:p>-57,7944755554199</text:p>
          </table:table-cell>
          <table:table-cell office:value-type="float" office:value="-57.7981719970703" calcext:value-type="float">
            <text:p>-57,7981719970703</text:p>
          </table:table-cell>
          <table:table-cell office:value-type="float" office:value="-57.7920188903809" calcext:value-type="float">
            <text:p>-57,7920188903809</text:p>
          </table:table-cell>
          <table:table-cell office:value-type="float" office:value="-57.7883758544922" calcext:value-type="float">
            <text:p>-57,7883758544922</text:p>
          </table:table-cell>
          <table:table-cell office:value-type="float" office:value="-57.7899360656738" calcext:value-type="float">
            <text:p>-57,7899360656738</text:p>
          </table:table-cell>
          <table:table-cell office:value-type="float" office:value="-57.7950668334961" calcext:value-type="float">
            <text:p>-57,7950668334961</text:p>
          </table:table-cell>
          <table:table-cell office:value-type="float" office:value="-57.807502746582" calcext:value-type="float">
            <text:p>-57,807502746582</text:p>
          </table:table-cell>
          <table:table-cell office:value-type="float" office:value="-57.7914733886719" calcext:value-type="float">
            <text:p>-57,7914733886719</text:p>
          </table:table-cell>
          <table:table-cell office:value-type="float" office:value="-57.801815032959" calcext:value-type="float">
            <text:p>-57,801815032959</text:p>
          </table:table-cell>
          <table:table-cell office:value-type="float" office:value="-57.7841682434082" calcext:value-type="float">
            <text:p>-57,7841682434082</text:p>
          </table:table-cell>
          <table:table-cell office:value-type="float" office:value="-57.8003768920898" calcext:value-type="float">
            <text:p>-57,8003768920898</text:p>
          </table:table-cell>
          <table:table-cell office:value-type="float" office:value="-57.7901344299316" calcext:value-type="float">
            <text:p>-57,7901344299316</text:p>
          </table:table-cell>
          <table:table-cell office:value-type="float" office:value="-57.7976722717285" calcext:value-type="float">
            <text:p>-57,7976722717285</text:p>
          </table:table-cell>
          <table:table-cell office:value-type="float" office:value="-57.7936820983887" calcext:value-type="float">
            <text:p>-57,7936820983887</text:p>
          </table:table-cell>
          <table:table-cell office:value-type="float" office:value="-57.8015670776367" calcext:value-type="float">
            <text:p>-57,8015670776367</text:p>
          </table:table-cell>
          <table:table-cell office:value-type="float" office:value="-57.8050422668457" calcext:value-type="float">
            <text:p>-57,8050422668457</text:p>
          </table:table-cell>
          <table:table-cell office:value-type="float" office:value="-57.7958374023438" calcext:value-type="float">
            <text:p>-57,7958374023438</text:p>
          </table:table-cell>
          <table:table-cell office:value-type="float" office:value="-57.7832221984863" calcext:value-type="float">
            <text:p>-57,7832221984863</text:p>
          </table:table-cell>
          <table:table-cell office:value-type="float" office:value="-57.7618064880371" calcext:value-type="float">
            <text:p>-57,7618064880371</text:p>
          </table:table-cell>
          <table:table-cell office:value-type="float" office:value="-57.7662811279297" calcext:value-type="float">
            <text:p>-57,7662811279297</text:p>
          </table:table-cell>
          <table:table-cell office:value-type="float" office:value="-57.7772598266602" calcext:value-type="float">
            <text:p>-57,7772598266602</text:p>
          </table:table-cell>
          <table:table-cell office:value-type="float" office:value="-57.7715950012207" calcext:value-type="float">
            <text:p>-57,7715950012207</text:p>
          </table:table-cell>
          <table:table-cell office:value-type="float" office:value="-57.7638549804688" calcext:value-type="float">
            <text:p>-57,7638549804688</text:p>
          </table:table-cell>
          <table:table-cell office:value-type="float" office:value="-57.7622299194336" calcext:value-type="float">
            <text:p>-57,7622299194336</text:p>
          </table:table-cell>
          <table:table-cell office:value-type="float" office:value="-57.7764167785645" calcext:value-type="float">
            <text:p>-57,7764167785645</text:p>
          </table:table-cell>
          <table:table-cell office:value-type="float" office:value="-57.7612648010254" calcext:value-type="float">
            <text:p>-57,7612648010254</text:p>
          </table:table-cell>
          <table:table-cell office:value-type="float" office:value="-57.7512168884277" calcext:value-type="float">
            <text:p>-57,7512168884277</text:p>
          </table:table-cell>
          <table:table-cell office:value-type="float" office:value="-57.7709503173828" calcext:value-type="float">
            <text:p>-57,7709503173828</text:p>
          </table:table-cell>
          <table:table-cell office:value-type="float" office:value="-57.7660102844238" calcext:value-type="float">
            <text:p>-57,7660102844238</text:p>
          </table:table-cell>
          <table:table-cell office:value-type="float" office:value="-57.778621673584" calcext:value-type="float">
            <text:p>-57,778621673584</text:p>
          </table:table-cell>
          <table:table-cell office:value-type="float" office:value="-57.7740707397461" calcext:value-type="float">
            <text:p>-57,7740707397461</text:p>
          </table:table-cell>
          <table:table-cell office:value-type="float" office:value="-57.7720909118652" calcext:value-type="float">
            <text:p>-57,7720909118652</text:p>
          </table:table-cell>
          <table:table-cell office:value-type="float" office:value="-57.7623252868652" calcext:value-type="float">
            <text:p>-57,7623252868652</text:p>
          </table:table-cell>
          <table:table-cell office:value-type="float" office:value="-57.7714004516602" calcext:value-type="float">
            <text:p>-57,7714004516602</text:p>
          </table:table-cell>
          <table:table-cell office:value-type="float" office:value="-57.7670440673828" calcext:value-type="float">
            <text:p>-57,7670440673828</text:p>
          </table:table-cell>
          <table:table-cell office:value-type="float" office:value="-57.773078918457" calcext:value-type="float">
            <text:p>-57,773078918457</text:p>
          </table:table-cell>
          <table:table-cell office:value-type="float" office:value="-57.7751045227051" calcext:value-type="float">
            <text:p>-57,7751045227051</text:p>
          </table:table-cell>
          <table:table-cell office:value-type="float" office:value="-57.7758522033691" calcext:value-type="float">
            <text:p>-57,7758522033691</text:p>
          </table:table-cell>
          <table:table-cell office:value-type="float" office:value="-57.7722396850586" calcext:value-type="float">
            <text:p>-57,7722396850586</text:p>
          </table:table-cell>
          <table:table-cell office:value-type="float" office:value="-57.7756538391113" calcext:value-type="float">
            <text:p>-57,7756538391113</text:p>
          </table:table-cell>
          <table:table-cell office:value-type="float" office:value="-57.768009185791" calcext:value-type="float">
            <text:p>-57,768009185791</text:p>
          </table:table-cell>
          <table:table-cell office:value-type="float" office:value="-57.7633628845215" calcext:value-type="float">
            <text:p>-57,7633628845215</text:p>
          </table:table-cell>
          <table:table-cell office:value-type="float" office:value="-57.7729568481445" calcext:value-type="float">
            <text:p>-57,7729568481445</text:p>
          </table:table-cell>
          <table:table-cell office:value-type="float" office:value="-57.7726821899414" calcext:value-type="float">
            <text:p>-57,7726821899414</text:p>
          </table:table-cell>
          <table:table-cell office:value-type="float" office:value="-57.7721633911133" calcext:value-type="float">
            <text:p>-57,7721633911133</text:p>
          </table:table-cell>
          <table:table-cell office:value-type="float" office:value="-57.7737731933594" calcext:value-type="float">
            <text:p>-57,7737731933594</text:p>
          </table:table-cell>
          <table:table-cell office:value-type="float" office:value="-57.7758979797363" calcext:value-type="float">
            <text:p>-57,7758979797363</text:p>
          </table:table-cell>
          <table:table-cell office:value-type="float" office:value="-57.7652206420898" calcext:value-type="float">
            <text:p>-57,7652206420898</text:p>
          </table:table-cell>
          <table:table-cell office:value-type="float" office:value="-57.7641296386719" calcext:value-type="float">
            <text:p>-57,7641296386719</text:p>
          </table:table-cell>
          <table:table-cell office:value-type="float" office:value="-57.7730560302734" calcext:value-type="float">
            <text:p>-57,7730560302734</text:p>
          </table:table-cell>
          <table:table-cell office:value-type="float" office:value="-57.7787437438965" calcext:value-type="float">
            <text:p>-57,7787437438965</text:p>
          </table:table-cell>
          <table:table-cell office:value-type="float" office:value="-57.7714500427246" calcext:value-type="float">
            <text:p>-57,7714500427246</text:p>
          </table:table-cell>
          <table:table-cell office:value-type="float" office:value="-57.7813186645508" calcext:value-type="float">
            <text:p>-57,7813186645508</text:p>
          </table:table-cell>
          <table:table-cell office:value-type="float" office:value="-57.7633399963379" calcext:value-type="float">
            <text:p>-57,7633399963379</text:p>
          </table:table-cell>
          <table:table-cell office:value-type="float" office:value="-57.7774085998535" calcext:value-type="float">
            <text:p>-57,7774085998535</text:p>
          </table:table-cell>
          <table:table-cell office:value-type="float" office:value="-57.7654876708984" calcext:value-type="float">
            <text:p>-57,7654876708984</text:p>
          </table:table-cell>
          <table:table-cell office:value-type="float" office:value="-57.7624473571777" calcext:value-type="float">
            <text:p>-57,7624473571777</text:p>
          </table:table-cell>
          <table:table-cell office:value-type="float" office:value="-57.7742652893066" calcext:value-type="float">
            <text:p>-57,7742652893066</text:p>
          </table:table-cell>
          <table:table-cell office:value-type="float" office:value="-57.7658348083496" calcext:value-type="float">
            <text:p>-57,7658348083496</text:p>
          </table:table-cell>
          <table:table-cell office:value-type="float" office:value="-57.7673187255859" calcext:value-type="float">
            <text:p>-57,7673187255859</text:p>
          </table:table-cell>
          <table:table-cell office:value-type="float" office:value="-57.7717666625977" calcext:value-type="float">
            <text:p>-57,7717666625977</text:p>
          </table:table-cell>
          <table:table-cell office:value-type="float" office:value="-57.7771835327148" calcext:value-type="float">
            <text:p>-57,7771835327148</text:p>
          </table:table-cell>
          <table:table-cell office:value-type="float" office:value="-57.7709007263184" calcext:value-type="float">
            <text:p>-57,7709007263184</text:p>
          </table:table-cell>
          <table:table-cell office:value-type="float" office:value="-57.7701606750488" calcext:value-type="float">
            <text:p>-57,7701606750488</text:p>
          </table:table-cell>
          <table:table-cell office:value-type="float" office:value="-57.7598571777344" calcext:value-type="float">
            <text:p>-57,7598571777344</text:p>
          </table:table-cell>
          <table:table-cell office:value-type="float" office:value="-57.7688751220703" calcext:value-type="float">
            <text:p>-57,7688751220703</text:p>
          </table:table-cell>
          <table:table-cell office:value-type="float" office:value="-57.7621803283691" calcext:value-type="float">
            <text:p>-57,7621803283691</text:p>
          </table:table-cell>
          <table:table-cell office:value-type="float" office:value="-57.7569198608398" calcext:value-type="float">
            <text:p>-57,7569198608398</text:p>
          </table:table-cell>
          <table:table-cell office:value-type="float" office:value="-57.7665519714356" calcext:value-type="float">
            <text:p>-57,7665519714356</text:p>
          </table:table-cell>
          <table:table-cell office:value-type="float" office:value="-57.7609710693359" calcext:value-type="float">
            <text:p>-57,7609710693359</text:p>
          </table:table-cell>
          <table:table-cell office:value-type="float" office:value="-57.7713737487793" calcext:value-type="float">
            <text:p>-57,7713737487793</text:p>
          </table:table-cell>
          <table:table-cell office:value-type="float" office:value="-57.7692184448242" calcext:value-type="float">
            <text:p>-57,7692184448242</text:p>
          </table:table-cell>
          <table:table-cell office:value-type="float" office:value="-57.7655639648438" calcext:value-type="float">
            <text:p>-57,7655639648438</text:p>
          </table:table-cell>
          <table:table-cell office:value-type="float" office:value="-57.7823333740234" calcext:value-type="float">
            <text:p>-57,7823333740234</text:p>
          </table:table-cell>
          <table:table-cell office:value-type="float" office:value="-57.771297454834" calcext:value-type="float">
            <text:p>-57,771297454834</text:p>
          </table:table-cell>
          <table:table-cell office:value-type="float" office:value="-57.7743873596191" calcext:value-type="float">
            <text:p>-57,7743873596191</text:p>
          </table:table-cell>
          <table:table-cell office:value-type="float" office:value="-57.7703094482422" calcext:value-type="float">
            <text:p>-57,7703094482422</text:p>
          </table:table-cell>
          <table:table-cell office:value-type="float" office:value="-57.779712677002" calcext:value-type="float">
            <text:p>-57,779712677002</text:p>
          </table:table-cell>
          <table:table-cell office:value-type="float" office:value="-57.7728080749512" calcext:value-type="float">
            <text:p>-57,7728080749512</text:p>
          </table:table-cell>
          <table:table-cell office:value-type="float" office:value="-57.7793121337891" calcext:value-type="float">
            <text:p>-57,7793121337891</text:p>
          </table:table-cell>
          <table:table-cell office:value-type="float" office:value="-57.767219543457" calcext:value-type="float">
            <text:p>-57,767219543457</text:p>
          </table:table-cell>
          <table:table-cell office:value-type="float" office:value="-57.7698173522949" calcext:value-type="float">
            <text:p>-57,7698173522949</text:p>
          </table:table-cell>
          <table:table-cell office:value-type="float" office:value="-57.7602729797363" calcext:value-type="float">
            <text:p>-57,7602729797363</text:p>
          </table:table-cell>
          <table:table-cell office:value-type="float" office:value="-57.776985168457" calcext:value-type="float">
            <text:p>-57,776985168457</text:p>
          </table:table-cell>
          <table:table-cell office:value-type="float" office:value="-57.7724571228027" calcext:value-type="float">
            <text:p>-57,7724571228027</text:p>
          </table:table-cell>
          <table:table-cell office:value-type="float" office:value="-57.7703857421875" calcext:value-type="float">
            <text:p>-57,7703857421875</text:p>
          </table:table-cell>
          <table:table-cell office:value-type="float" office:value="-57.7693176269531" calcext:value-type="float">
            <text:p>-57,7693176269531</text:p>
          </table:table-cell>
          <table:table-cell office:value-type="float" office:value="-57.767219543457" calcext:value-type="float">
            <text:p>-57,767219543457</text:p>
          </table:table-cell>
          <table:table-cell office:value-type="float" office:value="-57.7645721435547" calcext:value-type="float">
            <text:p>-57,7645721435547</text:p>
          </table:table-cell>
          <table:table-cell office:value-type="float" office:value="-57.7668952941895" calcext:value-type="float">
            <text:p>-57,7668952941895</text:p>
          </table:table-cell>
          <table:table-cell office:value-type="float" office:value="-57.761287689209" calcext:value-type="float">
            <text:p>-57,761287689209</text:p>
          </table:table-cell>
          <table:table-cell office:value-type="float" office:value="-57.7649459838867" calcext:value-type="float">
            <text:p>-57,7649459838867</text:p>
          </table:table-cell>
          <table:table-cell office:value-type="float" office:value="-57.7759971618652" calcext:value-type="float">
            <text:p>-57,7759971618652</text:p>
          </table:table-cell>
          <table:table-cell office:value-type="float" office:value="-57.7712745666504" calcext:value-type="float">
            <text:p>-57,7712745666504</text:p>
          </table:table-cell>
          <table:table-cell office:value-type="float" office:value="-57.7605209350586" calcext:value-type="float">
            <text:p>-57,7605209350586</text:p>
          </table:table-cell>
          <table:table-cell office:value-type="float" office:value="-57.7689514160156" calcext:value-type="float">
            <text:p>-57,7689514160156</text:p>
          </table:table-cell>
          <table:table-cell office:value-type="float" office:value="-57.772632598877" calcext:value-type="float">
            <text:p>-57,772632598877</text:p>
          </table:table-cell>
          <table:table-cell office:value-type="float" office:value="-57.7695198059082" calcext:value-type="float">
            <text:p>-57,7695198059082</text:p>
          </table:table-cell>
          <table:table-cell office:value-type="float" office:value="-57.8251266479492" calcext:value-type="float">
            <text:p>-57,8251266479492</text:p>
          </table:table-cell>
          <table:table-cell office:value-type="float" office:value="-57.8449516296387" calcext:value-type="float">
            <text:p>-57,8449516296387</text:p>
          </table:table-cell>
          <table:table-cell office:value-type="float" office:value="-57.841064453125" calcext:value-type="float">
            <text:p>-57,841064453125</text:p>
          </table:table-cell>
          <table:table-cell office:value-type="float" office:value="-57.8469963073731" calcext:value-type="float">
            <text:p>-57,8469963073731</text:p>
          </table:table-cell>
          <table:table-cell office:value-type="float" office:value="-57.8377990722656" calcext:value-type="float">
            <text:p>-57,8377990722656</text:p>
          </table:table-cell>
          <table:table-cell office:value-type="float" office:value="-57.8425598144531" calcext:value-type="float">
            <text:p>-57,8425598144531</text:p>
          </table:table-cell>
          <table:table-cell office:value-type="float" office:value="-57.8375015258789" calcext:value-type="float">
            <text:p>-57,8375015258789</text:p>
          </table:table-cell>
          <table:table-cell office:value-type="float" office:value="-57.828857421875" calcext:value-type="float">
            <text:p>-57,828857421875</text:p>
          </table:table-cell>
          <table:table-cell office:value-type="float" office:value="-57.8287582397461" calcext:value-type="float">
            <text:p>-57,8287582397461</text:p>
          </table:table-cell>
          <table:table-cell office:value-type="float" office:value="-57.8336601257324" calcext:value-type="float">
            <text:p>-57,8336601257324</text:p>
          </table:table-cell>
          <table:table-cell office:value-type="float" office:value="-57.8266906738281" calcext:value-type="float">
            <text:p>-57,8266906738281</text:p>
          </table:table-cell>
          <table:table-cell office:value-type="float" office:value="-57.8282356262207" calcext:value-type="float">
            <text:p>-57,8282356262207</text:p>
          </table:table-cell>
          <table:table-cell office:value-type="float" office:value="-57.8464012145996" calcext:value-type="float">
            <text:p>-57,8464012145996</text:p>
          </table:table-cell>
          <table:table-cell office:value-type="float" office:value="-57.8428344726563" calcext:value-type="float">
            <text:p>-57,8428344726563</text:p>
          </table:table-cell>
          <table:table-cell office:value-type="float" office:value="-57.8483200073242" calcext:value-type="float">
            <text:p>-57,8483200073242</text:p>
          </table:table-cell>
          <table:table-cell office:value-type="float" office:value="-57.8519630432129" calcext:value-type="float">
            <text:p>-57,8519630432129</text:p>
          </table:table-cell>
          <table:table-cell office:value-type="float" office:value="-57.8343620300293" calcext:value-type="float">
            <text:p>-57,8343620300293</text:p>
          </table:table-cell>
          <table:table-cell office:value-type="float" office:value="-57.8474998474121" calcext:value-type="float">
            <text:p>-57,8474998474121</text:p>
          </table:table-cell>
          <table:table-cell office:value-type="float" office:value="-57.8428611755371" calcext:value-type="float">
            <text:p>-57,8428611755371</text:p>
          </table:table-cell>
          <table:table-cell office:value-type="float" office:value="-57.8463020324707" calcext:value-type="float">
            <text:p>-57,8463020324707</text:p>
          </table:table-cell>
          <table:table-cell office:value-type="float" office:value="-57.8388938903809" calcext:value-type="float">
            <text:p>-57,8388938903809</text:p>
          </table:table-cell>
          <table:table-cell office:value-type="float" office:value="-57.8460731506348" calcext:value-type="float">
            <text:p>-57,8460731506348</text:p>
          </table:table-cell>
          <table:table-cell office:value-type="float" office:value="-57.8375511169434" calcext:value-type="float">
            <text:p>-57,8375511169434</text:p>
          </table:table-cell>
          <table:table-cell office:value-type="float" office:value="-57.8480949401856" calcext:value-type="float">
            <text:p>-57,8480949401856</text:p>
          </table:table-cell>
          <table:table-cell office:value-type="float" office:value="-57.8378486633301" calcext:value-type="float">
            <text:p>-57,8378486633301</text:p>
          </table:table-cell>
          <table:table-cell office:value-type="float" office:value="-57.8437805175781" calcext:value-type="float">
            <text:p>-57,8437805175781</text:p>
          </table:table-cell>
          <table:table-cell office:value-type="float" office:value="-57.8377990722656" calcext:value-type="float">
            <text:p>-57,8377990722656</text:p>
          </table:table-cell>
          <table:table-cell office:value-type="float" office:value="-57.8388175964356" calcext:value-type="float">
            <text:p>-57,8388175964356</text:p>
          </table:table-cell>
          <table:table-cell office:value-type="float" office:value="-57.8269882202148" calcext:value-type="float">
            <text:p>-57,8269882202148</text:p>
          </table:table-cell>
          <table:table-cell office:value-type="float" office:value="-57.8356323242188" calcext:value-type="float">
            <text:p>-57,8356323242188</text:p>
          </table:table-cell>
          <table:table-cell office:value-type="float" office:value="-57.8403663635254" calcext:value-type="float">
            <text:p>-57,8403663635254</text:p>
          </table:table-cell>
          <table:table-cell office:value-type="float" office:value="-57.8329162597656" calcext:value-type="float">
            <text:p>-57,8329162597656</text:p>
          </table:table-cell>
          <table:table-cell office:value-type="float" office:value="-57.8363037109375" calcext:value-type="float">
            <text:p>-57,8363037109375</text:p>
          </table:table-cell>
          <table:table-cell office:value-type="float" office:value="-57.8397407531738" calcext:value-type="float">
            <text:p>-57,8397407531738</text:p>
          </table:table-cell>
          <table:table-cell office:value-type="float" office:value="-57.8306999206543" calcext:value-type="float">
            <text:p>-57,8306999206543</text:p>
          </table:table-cell>
          <table:table-cell office:value-type="float" office:value="-57.8349075317383" calcext:value-type="float">
            <text:p>-57,8349075317383</text:p>
          </table:table-cell>
          <table:table-cell office:value-type="float" office:value="-57.8361549377441" calcext:value-type="float">
            <text:p>-57,8361549377441</text:p>
          </table:table-cell>
          <table:table-cell office:value-type="float" office:value="-57.8339157104492" calcext:value-type="float">
            <text:p>-57,8339157104492</text:p>
          </table:table-cell>
          <table:table-cell office:value-type="float" office:value="-57.8513870239258" calcext:value-type="float">
            <text:p>-57,8513870239258</text:p>
          </table:table-cell>
          <table:table-cell office:value-type="float" office:value="-57.8378982543945" calcext:value-type="float">
            <text:p>-57,8378982543945</text:p>
          </table:table-cell>
          <table:table-cell office:value-type="float" office:value="-57.8377990722656" calcext:value-type="float">
            <text:p>-57,8377990722656</text:p>
          </table:table-cell>
          <table:table-cell office:value-type="float" office:value="-57.8437538146973" calcext:value-type="float">
            <text:p>-57,8437538146973</text:p>
          </table:table-cell>
          <table:table-cell office:value-type="float" office:value="-57.8440818786621" calcext:value-type="float">
            <text:p>-57,8440818786621</text:p>
          </table:table-cell>
          <table:table-cell office:value-type="float" office:value="-57.8470993041992" calcext:value-type="float">
            <text:p>-57,8470993041992</text:p>
          </table:table-cell>
          <table:table-cell office:value-type="float" office:value="-57.8491172790527" calcext:value-type="float">
            <text:p>-57,8491172790527</text:p>
          </table:table-cell>
          <table:table-cell office:value-type="float" office:value="-57.8380966186523" calcext:value-type="float">
            <text:p>-57,8380966186523</text:p>
          </table:table-cell>
          <table:table-cell office:value-type="float" office:value="-57.8256721496582" calcext:value-type="float">
            <text:p>-57,8256721496582</text:p>
          </table:table-cell>
          <table:table-cell office:value-type="float" office:value="-57.8379249572754" calcext:value-type="float">
            <text:p>-57,8379249572754</text:p>
          </table:table-cell>
          <table:table-cell office:value-type="float" office:value="-57.834114074707" calcext:value-type="float">
            <text:p>-57,834114074707</text:p>
          </table:table-cell>
          <table:table-cell office:value-type="float" office:value="-57.8479957580566" calcext:value-type="float">
            <text:p>-57,8479957580566</text:p>
          </table:table-cell>
          <table:table-cell office:value-type="float" office:value="-57.844181060791" calcext:value-type="float">
            <text:p>-57,844181060791</text:p>
          </table:table-cell>
          <table:table-cell office:value-type="float" office:value="-57.8421592712402" calcext:value-type="float">
            <text:p>-57,8421592712402</text:p>
          </table:table-cell>
          <table:table-cell office:value-type="float" office:value="-57.8453025817871" calcext:value-type="float">
            <text:p>-57,8453025817871</text:p>
          </table:table-cell>
          <table:table-cell office:value-type="float" office:value="-57.8473739624023" calcext:value-type="float">
            <text:p>-57,8473739624023</text:p>
          </table:table-cell>
          <table:table-cell office:value-type="float" office:value="-57.8429832458496" calcext:value-type="float">
            <text:p>-57,8429832458496</text:p>
          </table:table-cell>
          <table:table-cell office:value-type="float" office:value="-57.8439521789551" calcext:value-type="float">
            <text:p>-57,8439521789551</text:p>
          </table:table-cell>
          <table:table-cell office:value-type="float" office:value="-57.843879699707" calcext:value-type="float">
            <text:p>-57,843879699707</text:p>
          </table:table-cell>
          <table:table-cell office:value-type="float" office:value="-57.8486480712891" calcext:value-type="float">
            <text:p>-57,8486480712891</text:p>
          </table:table-cell>
          <table:table-cell office:value-type="float" office:value="-57.8490180969238" calcext:value-type="float">
            <text:p>-57,8490180969238</text:p>
          </table:table-cell>
          <table:table-cell office:value-type="float" office:value="-57.8438529968262" calcext:value-type="float">
            <text:p>-57,8438529968262</text:p>
          </table:table-cell>
          <table:table-cell office:value-type="float" office:value="-57.8453025817871" calcext:value-type="float">
            <text:p>-57,8453025817871</text:p>
          </table:table-cell>
          <table:table-cell office:value-type="float" office:value="-57.8451499938965" calcext:value-type="float">
            <text:p>-57,8451499938965</text:p>
          </table:table-cell>
          <table:table-cell office:value-type="float" office:value="-57.839469909668" calcext:value-type="float">
            <text:p>-57,839469909668</text:p>
          </table:table-cell>
          <table:table-cell office:value-type="float" office:value="-57.8468246459961" calcext:value-type="float">
            <text:p>-57,8468246459961</text:p>
          </table:table-cell>
          <table:table-cell office:value-type="float" office:value="-57.8403167724609" calcext:value-type="float">
            <text:p>-57,8403167724609</text:p>
          </table:table-cell>
          <table:table-cell office:value-type="float" office:value="-57.8326683044434" calcext:value-type="float">
            <text:p>-57,8326683044434</text:p>
          </table:table-cell>
          <table:table-cell office:value-type="float" office:value="-57.8400192260742" calcext:value-type="float">
            <text:p>-57,8400192260742</text:p>
          </table:table-cell>
          <table:table-cell office:value-type="float" office:value="-57.8332405090332" calcext:value-type="float">
            <text:p>-57,8332405090332</text:p>
          </table:table-cell>
          <table:table-cell office:value-type="float" office:value="-57.8425598144531" calcext:value-type="float">
            <text:p>-57,8425598144531</text:p>
          </table:table-cell>
          <table:table-cell office:value-type="float" office:value="-57.8512878417969" calcext:value-type="float">
            <text:p>-57,8512878417969</text:p>
          </table:table-cell>
          <table:table-cell office:value-type="float" office:value="-57.8445053100586" calcext:value-type="float">
            <text:p>-57,8445053100586</text:p>
          </table:table-cell>
          <table:table-cell office:value-type="float" office:value="-57.8329887390137" calcext:value-type="float">
            <text:p>-57,8329887390137</text:p>
          </table:table-cell>
          <table:table-cell office:value-type="float" office:value="-57.8399429321289" calcext:value-type="float">
            <text:p>-57,8399429321289</text:p>
          </table:table-cell>
          <table:table-cell office:value-type="float" office:value="-57.8542098999023" calcext:value-type="float">
            <text:p>-57,8542098999023</text:p>
          </table:table-cell>
          <table:table-cell office:value-type="float" office:value="-57.846321105957" calcext:value-type="float">
            <text:p>-57,846321105957</text:p>
          </table:table-cell>
          <table:table-cell office:value-type="float" office:value="-57.8479461669922" calcext:value-type="float">
            <text:p>-57,8479461669922</text:p>
          </table:table-cell>
          <table:table-cell office:value-type="float" office:value="-57.845329284668" calcext:value-type="float">
            <text:p>-57,845329284668</text:p>
          </table:table-cell>
          <table:table-cell office:value-type="float" office:value="-57.8428840637207" calcext:value-type="float">
            <text:p>-57,8428840637207</text:p>
          </table:table-cell>
          <table:table-cell office:value-type="float" office:value="-57.8371772766113" calcext:value-type="float">
            <text:p>-57,8371772766113</text:p>
          </table:table-cell>
          <table:table-cell office:value-type="float" office:value="-57.833065032959" calcext:value-type="float">
            <text:p>-57,833065032959</text:p>
          </table:table-cell>
          <table:table-cell office:value-type="float" office:value="-57.8214683532715" calcext:value-type="float">
            <text:p>-57,8214683532715</text:p>
          </table:table-cell>
          <table:table-cell office:value-type="float" office:value="-57.8135604858398" calcext:value-type="float">
            <text:p>-57,8135604858398</text:p>
          </table:table-cell>
          <table:table-cell office:value-type="float" office:value="-57.798641204834" calcext:value-type="float">
            <text:p>-57,798641204834</text:p>
          </table:table-cell>
          <table:table-cell office:value-type="float" office:value="-57.8082962036133" calcext:value-type="float">
            <text:p>-57,8082962036133</text:p>
          </table:table-cell>
          <table:table-cell office:value-type="float" office:value="-57.8159217834473" calcext:value-type="float">
            <text:p>-57,8159217834473</text:p>
          </table:table-cell>
          <table:table-cell office:value-type="float" office:value="-57.8182334899902" calcext:value-type="float">
            <text:p>-57,8182334899902</text:p>
          </table:table-cell>
          <table:table-cell office:value-type="float" office:value="-57.807056427002" calcext:value-type="float">
            <text:p>-57,807056427002</text:p>
          </table:table-cell>
          <table:table-cell office:value-type="float" office:value="-57.8034820556641" calcext:value-type="float">
            <text:p>-57,8034820556641</text:p>
          </table:table-cell>
          <table:table-cell office:value-type="float" office:value="-57.8175621032715" calcext:value-type="float">
            <text:p>-57,8175621032715</text:p>
          </table:table-cell>
          <table:table-cell office:value-type="float" office:value="-57.8191337585449" calcext:value-type="float">
            <text:p>-57,8191337585449</text:p>
          </table:table-cell>
          <table:table-cell office:value-type="float" office:value="-57.8035049438477" calcext:value-type="float">
            <text:p>-57,8035049438477</text:p>
          </table:table-cell>
          <table:table-cell office:value-type="float" office:value="-57.7934837341309" calcext:value-type="float">
            <text:p>-57,7934837341309</text:p>
          </table:table-cell>
          <table:table-cell office:value-type="float" office:value="-57.806755065918" calcext:value-type="float">
            <text:p>-57,806755065918</text:p>
          </table:table-cell>
          <table:table-cell office:value-type="float" office:value="-57.8076515197754" calcext:value-type="float">
            <text:p>-57,8076515197754</text:p>
          </table:table-cell>
          <table:table-cell office:value-type="float" office:value="-57.812370300293" calcext:value-type="float">
            <text:p>-57,812370300293</text:p>
          </table:table-cell>
          <table:table-cell office:value-type="float" office:value="-57.813362121582" calcext:value-type="float">
            <text:p>-57,813362121582</text:p>
          </table:table-cell>
          <table:table-cell office:value-type="float" office:value="-57.8187294006348" calcext:value-type="float">
            <text:p>-57,8187294006348</text:p>
          </table:table-cell>
          <table:table-cell office:value-type="float" office:value="-57.8131408691406" calcext:value-type="float">
            <text:p>-57,8131408691406</text:p>
          </table:table-cell>
          <table:table-cell office:value-type="float" office:value="-57.808521270752" calcext:value-type="float">
            <text:p>-57,808521270752</text:p>
          </table:table-cell>
          <table:table-cell office:value-type="float" office:value="-57.8267669677734" calcext:value-type="float">
            <text:p>-57,8267669677734</text:p>
          </table:table-cell>
          <table:table-cell office:value-type="float" office:value="-57.8173141479492" calcext:value-type="float">
            <text:p>-57,8173141479492</text:p>
          </table:table-cell>
          <table:table-cell office:value-type="float" office:value="-57.8131141662598" calcext:value-type="float">
            <text:p>-57,8131141662598</text:p>
          </table:table-cell>
          <table:table-cell office:value-type="float" office:value="-57.8013687133789" calcext:value-type="float">
            <text:p>-57,8013687133789</text:p>
          </table:table-cell>
          <table:table-cell office:value-type="float" office:value="-57.8207969665527" calcext:value-type="float">
            <text:p>-57,8207969665527</text:p>
          </table:table-cell>
          <table:table-cell office:value-type="float" office:value="-57.8059616088867" calcext:value-type="float">
            <text:p>-57,8059616088867</text:p>
          </table:table-cell>
          <table:table-cell office:value-type="float" office:value="-57.8083724975586" calcext:value-type="float">
            <text:p>-57,8083724975586</text:p>
          </table:table-cell>
          <table:table-cell office:value-type="float" office:value="-57.8035316467285" calcext:value-type="float">
            <text:p>-57,8035316467285</text:p>
          </table:table-cell>
          <table:table-cell office:value-type="float" office:value="-57.8050155639648" calcext:value-type="float">
            <text:p>-57,8050155639648</text:p>
          </table:table-cell>
          <table:table-cell office:value-type="float" office:value="-57.8106307983398" calcext:value-type="float">
            <text:p>-57,8106307983398</text:p>
          </table:table-cell>
          <table:table-cell office:value-type="float" office:value="-57.8035049438477" calcext:value-type="float">
            <text:p>-57,8035049438477</text:p>
          </table:table-cell>
          <table:table-cell office:value-type="float" office:value="-57.8068809509277" calcext:value-type="float">
            <text:p>-57,8068809509277</text:p>
          </table:table-cell>
          <table:table-cell office:value-type="float" office:value="-57.8135108947754" calcext:value-type="float">
            <text:p>-57,8135108947754</text:p>
          </table:table-cell>
          <table:table-cell office:value-type="float" office:value="-57.8051910400391" calcext:value-type="float">
            <text:p>-57,8051910400391</text:p>
          </table:table-cell>
          <table:table-cell office:value-type="float" office:value="-57.8231086730957" calcext:value-type="float">
            <text:p>-57,8231086730957</text:p>
          </table:table-cell>
          <table:table-cell office:value-type="float" office:value="-57.8101310729981" calcext:value-type="float">
            <text:p>-57,8101310729981</text:p>
          </table:table-cell>
          <table:table-cell office:value-type="float" office:value="-57.8044204711914" calcext:value-type="float">
            <text:p>-57,8044204711914</text:p>
          </table:table-cell>
          <table:table-cell office:value-type="float" office:value="-57.8138580322266" calcext:value-type="float">
            <text:p>-57,8138580322266</text:p>
          </table:table-cell>
          <table:table-cell office:value-type="float" office:value="-57.8163948059082" calcext:value-type="float">
            <text:p>-57,8163948059082</text:p>
          </table:table-cell>
          <table:table-cell office:value-type="float" office:value="-57.8234825134277" calcext:value-type="float">
            <text:p>-57,8234825134277</text:p>
          </table:table-cell>
          <table:table-cell office:value-type="float" office:value="-57.8079986572266" calcext:value-type="float">
            <text:p>-57,8079986572266</text:p>
          </table:table-cell>
          <table:table-cell office:value-type="float" office:value="-57.8123207092285" calcext:value-type="float">
            <text:p>-57,8123207092285</text:p>
          </table:table-cell>
          <table:table-cell office:value-type="float" office:value="-57.8139610290527" calcext:value-type="float">
            <text:p>-57,8139610290527</text:p>
          </table:table-cell>
          <table:table-cell office:value-type="float" office:value="-57.8167419433594" calcext:value-type="float">
            <text:p>-57,8167419433594</text:p>
          </table:table-cell>
          <table:table-cell office:value-type="float" office:value="-57.8163185119629" calcext:value-type="float">
            <text:p>-57,8163185119629</text:p>
          </table:table-cell>
          <table:table-cell office:value-type="float" office:value="-57.8099594116211" calcext:value-type="float">
            <text:p>-57,8099594116211</text:p>
          </table:table-cell>
          <table:table-cell office:value-type="float" office:value="-57.7998085021973" calcext:value-type="float">
            <text:p>-57,7998085021973</text:p>
          </table:table-cell>
          <table:table-cell office:value-type="float" office:value="-57.798713684082" calcext:value-type="float">
            <text:p>-57,798713684082</text:p>
          </table:table-cell>
          <table:table-cell office:value-type="float" office:value="-57.8055381774902" calcext:value-type="float">
            <text:p>-57,8055381774902</text:p>
          </table:table-cell>
          <table:table-cell office:value-type="float" office:value="-57.8106536865234" calcext:value-type="float">
            <text:p>-57,8106536865234</text:p>
          </table:table-cell>
          <table:table-cell office:value-type="float" office:value="-57.824405670166" calcext:value-type="float">
            <text:p>-57,824405670166</text:p>
          </table:table-cell>
          <table:table-cell office:value-type="float" office:value="-57.8170890808106" calcext:value-type="float">
            <text:p>-57,8170890808106</text:p>
          </table:table-cell>
          <table:table-cell office:value-type="float" office:value="-57.8149299621582" calcext:value-type="float">
            <text:p>-57,8149299621582</text:p>
          </table:table-cell>
          <table:table-cell office:value-type="float" office:value="-57.8106307983398" calcext:value-type="float">
            <text:p>-57,8106307983398</text:p>
          </table:table-cell>
          <table:table-cell office:value-type="float" office:value="-57.804817199707" calcext:value-type="float">
            <text:p>-57,804817199707</text:p>
          </table:table-cell>
          <table:table-cell office:value-type="float" office:value="-57.8088417053223" calcext:value-type="float">
            <text:p>-57,8088417053223</text:p>
          </table:table-cell>
          <table:table-cell office:value-type="float" office:value="-57.8132400512695" calcext:value-type="float">
            <text:p>-57,8132400512695</text:p>
          </table:table-cell>
          <table:table-cell office:value-type="float" office:value="-57.8192291259766" calcext:value-type="float">
            <text:p>-57,8192291259766</text:p>
          </table:table-cell>
          <table:table-cell office:value-type="float" office:value="-57.8068542480469" calcext:value-type="float">
            <text:p>-57,8068542480469</text:p>
          </table:table-cell>
          <table:table-cell office:value-type="float" office:value="-57.812442779541" calcext:value-type="float">
            <text:p>-57,812442779541</text:p>
          </table:table-cell>
          <table:table-cell office:value-type="float" office:value="-57.8161964416504" calcext:value-type="float">
            <text:p>-57,8161964416504</text:p>
          </table:table-cell>
          <table:table-cell office:value-type="float" office:value="-57.8121948242188" calcext:value-type="float">
            <text:p>-57,8121948242188</text:p>
          </table:table-cell>
          <table:table-cell office:value-type="float" office:value="-57.8173141479492" calcext:value-type="float">
            <text:p>-57,8173141479492</text:p>
          </table:table-cell>
          <table:table-cell office:value-type="float" office:value="-57.8091659545898" calcext:value-type="float">
            <text:p>-57,8091659545898</text:p>
          </table:table-cell>
          <table:table-cell office:value-type="float" office:value="-57.8155250549316" calcext:value-type="float">
            <text:p>-57,8155250549316</text:p>
          </table:table-cell>
          <table:table-cell office:value-type="float" office:value="-57.8074264526367" calcext:value-type="float">
            <text:p>-57,8074264526367</text:p>
          </table:table-cell>
          <table:table-cell office:value-type="float" office:value="-57.8067817687988" calcext:value-type="float">
            <text:p>-57,8067817687988</text:p>
          </table:table-cell>
          <table:table-cell office:value-type="float" office:value="-57.8038291931152" calcext:value-type="float">
            <text:p>-57,8038291931152</text:p>
          </table:table-cell>
          <table:table-cell office:value-type="float" office:value="-57.8031806945801" calcext:value-type="float">
            <text:p>-57,8031806945801</text:p>
          </table:table-cell>
          <table:table-cell office:value-type="float" office:value="-57.7993583679199" calcext:value-type="float">
            <text:p>-57,7993583679199</text:p>
          </table:table-cell>
          <table:table-cell office:value-type="float" office:value="-57.8146286010742" calcext:value-type="float">
            <text:p>-57,8146286010742</text:p>
          </table:table-cell>
          <table:table-cell office:value-type="float" office:value="-57.8107795715332" calcext:value-type="float">
            <text:p>-57,8107795715332</text:p>
          </table:table-cell>
          <table:table-cell office:value-type="float" office:value="-57.8110275268555" calcext:value-type="float">
            <text:p>-57,8110275268555</text:p>
          </table:table-cell>
          <table:table-cell office:value-type="float" office:value="-57.7974510192871" calcext:value-type="float">
            <text:p>-57,7974510192871</text:p>
          </table:table-cell>
          <table:table-cell office:value-type="float" office:value="-57.8096122741699" calcext:value-type="float">
            <text:p>-57,8096122741699</text:p>
          </table:table-cell>
          <table:table-cell office:value-type="float" office:value="-57.8043251037598" calcext:value-type="float">
            <text:p>-57,8043251037598</text:p>
          </table:table-cell>
          <table:table-cell office:value-type="float" office:value="-57.8143081665039" calcext:value-type="float">
            <text:p>-57,8143081665039</text:p>
          </table:table-cell>
          <table:table-cell office:value-type="float" office:value="-57.8086471557617" calcext:value-type="float">
            <text:p>-57,8086471557617</text:p>
          </table:table-cell>
          <table:table-cell office:value-type="float" office:value="-57.8135108947754" calcext:value-type="float">
            <text:p>-57,8135108947754</text:p>
          </table:table-cell>
          <table:table-cell office:value-type="float" office:value="-57.8057136535645" calcext:value-type="float">
            <text:p>-57,8057136535645</text:p>
          </table:table-cell>
          <table:table-cell office:value-type="float" office:value="-57.7993354797363" calcext:value-type="float">
            <text:p>-57,7993354797363</text:p>
          </table:table-cell>
          <table:table-cell office:value-type="float" office:value="-57.783821105957" calcext:value-type="float">
            <text:p>-57,783821105957</text:p>
          </table:table-cell>
          <table:table-cell office:value-type="float" office:value="-57.8013687133789" calcext:value-type="float">
            <text:p>-57,8013687133789</text:p>
          </table:table-cell>
          <table:table-cell office:value-type="float" office:value="-57.7949943542481" calcext:value-type="float">
            <text:p>-57,7949943542481</text:p>
          </table:table-cell>
          <table:table-cell office:value-type="float" office:value="-57.7922439575195" calcext:value-type="float">
            <text:p>-57,7922439575195</text:p>
          </table:table-cell>
          <table:table-cell office:value-type="float" office:value="-57.7973747253418" calcext:value-type="float">
            <text:p>-57,7973747253418</text:p>
          </table:table-cell>
          <table:table-cell office:value-type="float" office:value="-57.7836952209473" calcext:value-type="float">
            <text:p>-57,7836952209473</text:p>
          </table:table-cell>
          <table:table-cell office:value-type="float" office:value="-57.7898864746094" calcext:value-type="float">
            <text:p>-57,7898864746094</text:p>
          </table:table-cell>
          <table:table-cell office:value-type="float" office:value="-57.8069076538086" calcext:value-type="float">
            <text:p>-57,8069076538086</text:p>
          </table:table-cell>
          <table:table-cell office:value-type="float" office:value="-57.7901611328125" calcext:value-type="float">
            <text:p>-57,7901611328125</text:p>
          </table:table-cell>
          <table:table-cell office:value-type="float" office:value="-57.7825813293457" calcext:value-type="float">
            <text:p>-57,7825813293457</text:p>
          </table:table-cell>
          <table:table-cell office:value-type="float" office:value="-57.7799072265625" calcext:value-type="float">
            <text:p>-57,7799072265625</text:p>
          </table:table-cell>
          <table:table-cell office:value-type="float" office:value="-57.7788162231445" calcext:value-type="float">
            <text:p>-57,7788162231445</text:p>
          </table:table-cell>
          <table:table-cell office:value-type="float" office:value="-57.7933578491211" calcext:value-type="float">
            <text:p>-57,7933578491211</text:p>
          </table:table-cell>
          <table:table-cell office:value-type="float" office:value="-57.7920684814453" calcext:value-type="float">
            <text:p>-57,7920684814453</text:p>
          </table:table-cell>
          <table:table-cell office:value-type="float" office:value="-57.7931327819824" calcext:value-type="float">
            <text:p>-57,7931327819824</text:p>
          </table:table-cell>
          <table:table-cell office:value-type="float" office:value="-57.7889709472656" calcext:value-type="float">
            <text:p>-57,7889709472656</text:p>
          </table:table-cell>
          <table:table-cell office:value-type="float" office:value="-57.7812919616699" calcext:value-type="float">
            <text:p>-57,7812919616699</text:p>
          </table:table-cell>
          <table:table-cell office:value-type="float" office:value="-57.7929840087891" calcext:value-type="float">
            <text:p>-57,7929840087891</text:p>
          </table:table-cell>
          <table:table-cell office:value-type="float" office:value="-57.7863960266113" calcext:value-type="float">
            <text:p>-57,7863960266113</text:p>
          </table:table-cell>
          <table:table-cell office:value-type="float" office:value="-57.7850074768066" calcext:value-type="float">
            <text:p>-57,7850074768066</text:p>
          </table:table-cell>
          <table:table-cell office:value-type="float" office:value="-57.7931327819824" calcext:value-type="float">
            <text:p>-57,7931327819824</text:p>
          </table:table-cell>
          <table:table-cell office:value-type="float" office:value="-57.789665222168" calcext:value-type="float">
            <text:p>-57,789665222168</text:p>
          </table:table-cell>
          <table:table-cell office:value-type="float" office:value="-57.7882766723633" calcext:value-type="float">
            <text:p>-57,7882766723633</text:p>
          </table:table-cell>
          <table:table-cell office:value-type="float" office:value="-57.7840423583984" calcext:value-type="float">
            <text:p>-57,7840423583984</text:p>
          </table:table-cell>
          <table:table-cell office:value-type="float" office:value="-57.7835960388184" calcext:value-type="float">
            <text:p>-57,7835960388184</text:p>
          </table:table-cell>
          <table:table-cell office:value-type="float" office:value="-57.7875862121582" calcext:value-type="float">
            <text:p>-57,7875862121582</text:p>
          </table:table-cell>
          <table:table-cell office:value-type="float" office:value="-57.7753791809082" calcext:value-type="float">
            <text:p>-57,7753791809082</text:p>
          </table:table-cell>
          <table:table-cell office:value-type="float" office:value="-57.7853317260742" calcext:value-type="float">
            <text:p>-57,7853317260742</text:p>
          </table:table-cell>
          <table:table-cell office:value-type="float" office:value="-57.7944755554199" calcext:value-type="float">
            <text:p>-57,7944755554199</text:p>
          </table:table-cell>
          <table:table-cell office:value-type="float" office:value="-57.7832717895508" calcext:value-type="float">
            <text:p>-57,7832717895508</text:p>
          </table:table-cell>
          <table:table-cell office:value-type="float" office:value="-57.7808265686035" calcext:value-type="float">
            <text:p>-57,7808265686035</text:p>
          </table:table-cell>
          <table:table-cell office:value-type="float" office:value="-57.7978248596191" calcext:value-type="float">
            <text:p>-57,7978248596191</text:p>
          </table:table-cell>
          <table:table-cell office:value-type="float" office:value="-57.7965316772461" calcext:value-type="float">
            <text:p>-57,7965316772461</text:p>
          </table:table-cell>
          <table:table-cell office:value-type="float" office:value="-57.7931098937988" calcext:value-type="float">
            <text:p>-57,7931098937988</text:p>
          </table:table-cell>
          <table:table-cell office:value-type="float" office:value="-57.7887725830078" calcext:value-type="float">
            <text:p>-57,7887725830078</text:p>
          </table:table-cell>
          <table:table-cell office:value-type="float" office:value="-57.7871627807617" calcext:value-type="float">
            <text:p>-57,7871627807617</text:p>
          </table:table-cell>
          <table:table-cell office:value-type="float" office:value="-57.7948188781738" calcext:value-type="float">
            <text:p>-57,7948188781738</text:p>
          </table:table-cell>
          <table:table-cell office:value-type="float" office:value="-57.7945518493652" calcext:value-type="float">
            <text:p>-57,7945518493652</text:p>
          </table:table-cell>
          <table:table-cell office:value-type="float" office:value="-57.7973518371582" calcext:value-type="float">
            <text:p>-57,7973518371582</text:p>
          </table:table-cell>
          <table:table-cell office:value-type="float" office:value="-57.7881813049316" calcext:value-type="float">
            <text:p>-57,7881813049316</text:p>
          </table:table-cell>
          <table:table-cell office:value-type="float" office:value="-57.7960624694824" calcext:value-type="float">
            <text:p>-57,7960624694824</text:p>
          </table:table-cell>
          <table:table-cell office:value-type="float" office:value="-57.7872352600098" calcext:value-type="float">
            <text:p>-57,7872352600098</text:p>
          </table:table-cell>
          <table:table-cell office:value-type="float" office:value="-57.7880554199219" calcext:value-type="float">
            <text:p>-57,7880554199219</text:p>
          </table:table-cell>
          <table:table-cell office:value-type="float" office:value="-57.7832527160645" calcext:value-type="float">
            <text:p>-57,7832527160645</text:p>
          </table:table-cell>
          <table:table-cell office:value-type="float" office:value="-57.7921447753906" calcext:value-type="float">
            <text:p>-57,7921447753906</text:p>
          </table:table-cell>
          <table:table-cell office:value-type="float" office:value="-57.7887725830078" calcext:value-type="float">
            <text:p>-57,7887725830078</text:p>
          </table:table-cell>
          <table:table-cell office:value-type="float" office:value="-57.7692451477051" calcext:value-type="float">
            <text:p>-57,7692451477051</text:p>
          </table:table-cell>
          <table:table-cell office:value-type="float" office:value="-57.788330078125" calcext:value-type="float">
            <text:p>-57,788330078125</text:p>
          </table:table-cell>
          <table:table-cell office:value-type="float" office:value="-57.7747116088867" calcext:value-type="float">
            <text:p>-57,7747116088867</text:p>
          </table:table-cell>
          <table:table-cell office:value-type="float" office:value="-57.7808494567871" calcext:value-type="float">
            <text:p>-57,7808494567871</text:p>
          </table:table-cell>
          <table:table-cell office:value-type="float" office:value="-57.7874603271484" calcext:value-type="float">
            <text:p>-57,7874603271484</text:p>
          </table:table-cell>
          <table:table-cell office:value-type="float" office:value="-57.7803268432617" calcext:value-type="float">
            <text:p>-57,7803268432617</text:p>
          </table:table-cell>
          <table:table-cell office:value-type="float" office:value="-57.7810211181641" calcext:value-type="float">
            <text:p>-57,7810211181641</text:p>
          </table:table-cell>
          <table:table-cell office:value-type="float" office:value="-57.7854309082031" calcext:value-type="float">
            <text:p>-57,7854309082031</text:p>
          </table:table-cell>
          <table:table-cell office:value-type="float" office:value="-57.7841186523438" calcext:value-type="float">
            <text:p>-57,7841186523438</text:p>
          </table:table-cell>
          <table:table-cell office:value-type="float" office:value="-57.7930335998535" calcext:value-type="float">
            <text:p>-57,7930335998535</text:p>
          </table:table-cell>
          <table:table-cell office:value-type="float" office:value="-57.7978248596191" calcext:value-type="float">
            <text:p>-57,7978248596191</text:p>
          </table:table-cell>
          <table:table-cell office:value-type="float" office:value="-57.7910804748535" calcext:value-type="float">
            <text:p>-57,7910804748535</text:p>
          </table:table-cell>
          <table:table-cell office:value-type="float" office:value="-57.7866935729981" calcext:value-type="float">
            <text:p>-57,7866935729981</text:p>
          </table:table-cell>
          <table:table-cell office:value-type="float" office:value="-57.7955894470215" calcext:value-type="float">
            <text:p>-57,7955894470215</text:p>
          </table:table-cell>
          <table:table-cell office:value-type="float" office:value="-57.7868156433106" calcext:value-type="float">
            <text:p>-57,7868156433106</text:p>
          </table:table-cell>
          <table:table-cell office:value-type="float" office:value="-57.7974243164063" calcext:value-type="float">
            <text:p>-57,7974243164063</text:p>
          </table:table-cell>
          <table:table-cell office:value-type="float" office:value="-57.7982215881348" calcext:value-type="float">
            <text:p>-57,7982215881348</text:p>
          </table:table-cell>
          <table:table-cell office:value-type="float" office:value="-57.791748046875" calcext:value-type="float">
            <text:p>-57,791748046875</text:p>
          </table:table-cell>
          <table:table-cell office:value-type="float" office:value="-57.7904357910156" calcext:value-type="float">
            <text:p>-57,7904357910156</text:p>
          </table:table-cell>
          <table:table-cell office:value-type="float" office:value="-57.7856292724609" calcext:value-type="float">
            <text:p>-57,7856292724609</text:p>
          </table:table-cell>
          <table:table-cell office:value-type="float" office:value="-57.7912483215332" calcext:value-type="float">
            <text:p>-57,7912483215332</text:p>
          </table:table-cell>
          <table:table-cell office:value-type="float" office:value="-57.7945976257324" calcext:value-type="float">
            <text:p>-57,7945976257324</text:p>
          </table:table-cell>
          <table:table-cell office:value-type="float" office:value="-57.8018913269043" calcext:value-type="float">
            <text:p>-57,8018913269043</text:p>
          </table:table-cell>
          <table:table-cell office:value-type="float" office:value="-57.7897186279297" calcext:value-type="float">
            <text:p>-57,7897186279297</text:p>
          </table:table-cell>
          <table:table-cell office:value-type="float" office:value="-57.7934341430664" calcext:value-type="float">
            <text:p>-57,7934341430664</text:p>
          </table:table-cell>
          <table:table-cell office:value-type="float" office:value="-57.7901344299316" calcext:value-type="float">
            <text:p>-57,7901344299316</text:p>
          </table:table-cell>
          <table:table-cell office:value-type="float" office:value="-57.7876586914063" calcext:value-type="float">
            <text:p>-57,7876586914063</text:p>
          </table:table-cell>
          <table:table-cell office:value-type="float" office:value="-57.782039642334" calcext:value-type="float">
            <text:p>-57,782039642334</text:p>
          </table:table-cell>
          <table:table-cell office:value-type="float" office:value="-57.7945747375488" calcext:value-type="float">
            <text:p>-57,7945747375488</text:p>
          </table:table-cell>
          <table:table-cell office:value-type="float" office:value="-57.7906341552734" calcext:value-type="float">
            <text:p>-57,7906341552734</text:p>
          </table:table-cell>
          <table:table-cell office:value-type="float" office:value="-57.7924423217773" calcext:value-type="float">
            <text:p>-57,7924423217773</text:p>
          </table:table-cell>
          <table:table-cell office:value-type="float" office:value="-57.7803535461426" calcext:value-type="float">
            <text:p>-57,7803535461426</text:p>
          </table:table-cell>
          <table:table-cell office:value-type="float" office:value="-57.7928352355957" calcext:value-type="float">
            <text:p>-57,7928352355957</text:p>
          </table:table-cell>
          <table:table-cell office:value-type="float" office:value="-57.7860488891602" calcext:value-type="float">
            <text:p>-57,7860488891602</text:p>
          </table:table-cell>
          <table:table-cell office:value-type="float" office:value="-57.7661781311035" calcext:value-type="float">
            <text:p>-57,7661781311035</text:p>
          </table:table-cell>
          <table:table-cell office:value-type="float" office:value="-57.7686042785645" calcext:value-type="float">
            <text:p>-57,7686042785645</text:p>
          </table:table-cell>
          <table:table-cell office:value-type="float" office:value="-57.7545509338379" calcext:value-type="float">
            <text:p>-57,7545509338379</text:p>
          </table:table-cell>
          <table:table-cell office:value-type="float" office:value="-57.7687759399414" calcext:value-type="float">
            <text:p>-57,7687759399414</text:p>
          </table:table-cell>
          <table:table-cell office:value-type="float" office:value="-57.7587966918945" calcext:value-type="float">
            <text:p>-57,7587966918945</text:p>
          </table:table-cell>
          <table:table-cell office:value-type="float" office:value="-57.753833770752" calcext:value-type="float">
            <text:p>-57,753833770752</text:p>
          </table:table-cell>
          <table:table-cell office:value-type="float" office:value="-57.7555847167969" calcext:value-type="float">
            <text:p>-57,7555847167969</text:p>
          </table:table-cell>
          <table:table-cell office:value-type="float" office:value="-57.7549438476563" calcext:value-type="float">
            <text:p>-57,7549438476563</text:p>
          </table:table-cell>
          <table:table-cell office:value-type="float" office:value="-57.7651214599609" calcext:value-type="float">
            <text:p>-57,7651214599609</text:p>
          </table:table-cell>
          <table:table-cell office:value-type="float" office:value="-57.7536354064941" calcext:value-type="float">
            <text:p>-57,7536354064941</text:p>
          </table:table-cell>
          <table:table-cell office:value-type="float" office:value="-57.765193939209" calcext:value-type="float">
            <text:p>-57,765193939209</text:p>
          </table:table-cell>
          <table:table-cell office:value-type="float" office:value="-57.770133972168" calcext:value-type="float">
            <text:p>-57,770133972168</text:p>
          </table:table-cell>
          <table:table-cell office:value-type="float" office:value="-57.7683525085449" calcext:value-type="float">
            <text:p>-57,7683525085449</text:p>
          </table:table-cell>
          <table:table-cell office:value-type="float" office:value="-57.7677879333496" calcext:value-type="float">
            <text:p>-57,7677879333496</text:p>
          </table:table-cell>
          <table:table-cell office:value-type="float" office:value="-57.7791404724121" calcext:value-type="float">
            <text:p>-57,7791404724121</text:p>
          </table:table-cell>
          <table:table-cell office:value-type="float" office:value="-57.7703094482422" calcext:value-type="float">
            <text:p>-57,7703094482422</text:p>
          </table:table-cell>
          <table:table-cell office:value-type="float" office:value="-57.7700843811035" calcext:value-type="float">
            <text:p>-57,7700843811035</text:p>
          </table:table-cell>
          <table:table-cell office:value-type="float" office:value="-57.7747383117676" calcext:value-type="float">
            <text:p>-57,7747383117676</text:p>
          </table:table-cell>
          <table:table-cell office:value-type="float" office:value="-57.7627716064453" calcext:value-type="float">
            <text:p>-57,7627716064453</text:p>
          </table:table-cell>
          <table:table-cell office:value-type="float" office:value="-57.770435333252" calcext:value-type="float">
            <text:p>-57,770435333252</text:p>
          </table:table-cell>
          <table:table-cell office:value-type="float" office:value="-57.7752532958984" calcext:value-type="float">
            <text:p>-57,7752532958984</text:p>
          </table:table-cell>
          <table:table-cell office:value-type="float" office:value="-57.7740898132324" calcext:value-type="float">
            <text:p>-57,7740898132324</text:p>
          </table:table-cell>
          <table:table-cell office:value-type="float" office:value="-57.7661285400391" calcext:value-type="float">
            <text:p>-57,7661285400391</text:p>
          </table:table-cell>
          <table:table-cell office:value-type="float" office:value="-57.7705078125" calcext:value-type="float">
            <text:p>-57,7705078125</text:p>
          </table:table-cell>
          <table:table-cell office:value-type="float" office:value="-57.7708511352539" calcext:value-type="float">
            <text:p>-57,7708511352539</text:p>
          </table:table-cell>
          <table:table-cell office:value-type="float" office:value="-57.7631912231445" calcext:value-type="float">
            <text:p>-57,7631912231445</text:p>
          </table:table-cell>
          <table:table-cell office:value-type="float" office:value="-57.7632141113281" calcext:value-type="float">
            <text:p>-57,7632141113281</text:p>
          </table:table-cell>
          <table:table-cell office:value-type="float" office:value="-57.759090423584" calcext:value-type="float">
            <text:p>-57,759090423584</text:p>
          </table:table-cell>
          <table:table-cell office:value-type="float" office:value="-57.759162902832" calcext:value-type="float">
            <text:p>-57,759162902832</text:p>
          </table:table-cell>
          <table:table-cell office:value-type="float" office:value="-57.7594108581543" calcext:value-type="float">
            <text:p>-57,7594108581543</text:p>
          </table:table-cell>
          <table:table-cell office:value-type="float" office:value="-57.7689514160156" calcext:value-type="float">
            <text:p>-57,7689514160156</text:p>
          </table:table-cell>
          <table:table-cell office:value-type="float" office:value="-57.7629470825195" calcext:value-type="float">
            <text:p>-57,7629470825195</text:p>
          </table:table-cell>
          <table:table-cell office:value-type="float" office:value="-57.7641067504883" calcext:value-type="float">
            <text:p>-57,7641067504883</text:p>
          </table:table-cell>
          <table:table-cell office:value-type="float" office:value="-57.7640533447266" calcext:value-type="float">
            <text:p>-57,7640533447266</text:p>
          </table:table-cell>
          <table:table-cell office:value-type="float" office:value="-57.7552375793457" calcext:value-type="float">
            <text:p>-57,7552375793457</text:p>
          </table:table-cell>
          <table:table-cell office:value-type="float" office:value="-57.7702827453613" calcext:value-type="float">
            <text:p>-57,7702827453613</text:p>
          </table:table-cell>
          <table:table-cell office:value-type="float" office:value="-57.7564010620117" calcext:value-type="float">
            <text:p>-57,7564010620117</text:p>
          </table:table-cell>
          <table:table-cell office:value-type="float" office:value="-57.749267578125" calcext:value-type="float">
            <text:p>-57,749267578125</text:p>
          </table:table-cell>
          <table:table-cell office:value-type="float" office:value="-57.7604713439941" calcext:value-type="float">
            <text:p>-57,7604713439941</text:p>
          </table:table-cell>
          <table:table-cell office:value-type="float" office:value="-57.7601776123047" calcext:value-type="float">
            <text:p>-57,7601776123047</text:p>
          </table:table-cell>
          <table:table-cell office:value-type="float" office:value="-57.7673645019531" calcext:value-type="float">
            <text:p>-57,7673645019531</text:p>
          </table:table-cell>
          <table:table-cell office:value-type="float" office:value="-57.7734222412109" calcext:value-type="float">
            <text:p>-57,7734222412109</text:p>
          </table:table-cell>
          <table:table-cell office:value-type="float" office:value="-57.7590408325195" calcext:value-type="float">
            <text:p>-57,7590408325195</text:p>
          </table:table-cell>
          <table:table-cell office:value-type="float" office:value="-57.7668228149414" calcext:value-type="float">
            <text:p>-57,7668228149414</text:p>
          </table:table-cell>
          <table:table-cell office:value-type="float" office:value="-57.7647209167481" calcext:value-type="float">
            <text:p>-57,7647209167481</text:p>
          </table:table-cell>
          <table:table-cell office:value-type="float" office:value="-57.7604713439941" calcext:value-type="float">
            <text:p>-57,7604713439941</text:p>
          </table:table-cell>
          <table:table-cell office:value-type="float" office:value="-57.7608947753906" calcext:value-type="float">
            <text:p>-57,7608947753906</text:p>
          </table:table-cell>
          <table:table-cell office:value-type="float" office:value="-57.7576332092285" calcext:value-type="float">
            <text:p>-57,7576332092285</text:p>
          </table:table-cell>
          <table:table-cell office:value-type="float" office:value="-57.7644500732422" calcext:value-type="float">
            <text:p>-57,7644500732422</text:p>
          </table:table-cell>
          <table:table-cell office:value-type="float" office:value="-57.7713737487793" calcext:value-type="float">
            <text:p>-57,7713737487793</text:p>
          </table:table-cell>
          <table:table-cell office:value-type="float" office:value="-57.7634391784668" calcext:value-type="float">
            <text:p>-57,7634391784668</text:p>
          </table:table-cell>
          <table:table-cell office:value-type="float" office:value="-57.765438079834" calcext:value-type="float">
            <text:p>-57,765438079834</text:p>
          </table:table-cell>
          <table:table-cell office:value-type="float" office:value="-57.7599067687988" calcext:value-type="float">
            <text:p>-57,7599067687988</text:p>
          </table:table-cell>
          <table:table-cell office:value-type="float" office:value="-57.7612648010254" calcext:value-type="float">
            <text:p>-57,7612648010254</text:p>
          </table:table-cell>
          <table:table-cell office:value-type="float" office:value="-57.7739944458008" calcext:value-type="float">
            <text:p>-57,7739944458008</text:p>
          </table:table-cell>
          <table:table-cell office:value-type="float" office:value="-57.7667236328125" calcext:value-type="float">
            <text:p>-57,7667236328125</text:p>
          </table:table-cell>
          <table:table-cell office:value-type="float" office:value="-57.7688522338867" calcext:value-type="float">
            <text:p>-57,7688522338867</text:p>
          </table:table-cell>
          <table:table-cell office:value-type="float" office:value="-57.7701606750488" calcext:value-type="float">
            <text:p>-57,7701606750488</text:p>
          </table:table-cell>
          <table:table-cell office:value-type="float" office:value="-57.7562026977539" calcext:value-type="float">
            <text:p>-57,7562026977539</text:p>
          </table:table-cell>
          <table:table-cell office:value-type="float" office:value="-57.7715721130371" calcext:value-type="float">
            <text:p>-57,7715721130371</text:p>
          </table:table-cell>
          <table:table-cell office:value-type="float" office:value="-57.7676391601563" calcext:value-type="float">
            <text:p>-57,7676391601563</text:p>
          </table:table-cell>
          <table:table-cell office:value-type="float" office:value="-57.7625465393066" calcext:value-type="float">
            <text:p>-57,7625465393066</text:p>
          </table:table-cell>
          <table:table-cell office:value-type="float" office:value="-57.7662811279297" calcext:value-type="float">
            <text:p>-57,7662811279297</text:p>
          </table:table-cell>
          <table:table-cell office:value-type="float" office:value="-57.7599296569824" calcext:value-type="float">
            <text:p>-57,7599296569824</text:p>
          </table:table-cell>
          <table:table-cell office:value-type="float" office:value="-57.7567939758301" calcext:value-type="float">
            <text:p>-57,7567939758301</text:p>
          </table:table-cell>
          <table:table-cell office:value-type="float" office:value="-57.754524230957" calcext:value-type="float">
            <text:p>-57,754524230957</text:p>
          </table:table-cell>
          <table:table-cell office:value-type="float" office:value="-57.7465057373047" calcext:value-type="float">
            <text:p>-57,7465057373047</text:p>
          </table:table-cell>
          <table:table-cell office:value-type="float" office:value="-57.765811920166" calcext:value-type="float">
            <text:p>-57,765811920166</text:p>
          </table:table-cell>
          <table:table-cell office:value-type="float" office:value="-57.7570190429688" calcext:value-type="float">
            <text:p>-57,7570190429688</text:p>
          </table:table-cell>
          <table:table-cell office:value-type="float" office:value="-57.7638549804688" calcext:value-type="float">
            <text:p>-57,7638549804688</text:p>
          </table:table-cell>
          <table:table-cell office:value-type="float" office:value="-57.7738456726074" calcext:value-type="float">
            <text:p>-57,7738456726074</text:p>
          </table:table-cell>
          <table:table-cell office:value-type="float" office:value="-57.7592887878418" calcext:value-type="float">
            <text:p>-57,7592887878418</text:p>
          </table:table-cell>
          <table:table-cell office:value-type="float" office:value="-57.7641067504883" calcext:value-type="float">
            <text:p>-57,7641067504883</text:p>
          </table:table-cell>
          <table:table-cell office:value-type="float" office:value="-57.7619552612305" calcext:value-type="float">
            <text:p>-57,7619552612305</text:p>
          </table:table-cell>
          <table:table-cell office:value-type="float" office:value="-57.7698402404785" calcext:value-type="float">
            <text:p>-57,7698402404785</text:p>
          </table:table-cell>
          <table:table-cell office:value-type="float" office:value="-57.7679862976074" calcext:value-type="float">
            <text:p>-57,7679862976074</text:p>
          </table:table-cell>
          <table:table-cell office:value-type="float" office:value="-57.7670936584473" calcext:value-type="float">
            <text:p>-57,7670936584473</text:p>
          </table:table-cell>
          <table:table-cell office:value-type="float" office:value="-57.7709503173828" calcext:value-type="float">
            <text:p>-57,7709503173828</text:p>
          </table:table-cell>
          <table:table-cell office:value-type="float" office:value="-57.7758712768555" calcext:value-type="float">
            <text:p>-57,7758712768555</text:p>
          </table:table-cell>
          <table:table-cell office:value-type="float" office:value="-57.7622795104981" calcext:value-type="float">
            <text:p>-57,7622795104981</text:p>
          </table:table-cell>
          <table:table-cell office:value-type="float" office:value="-57.8646240234375" calcext:value-type="float">
            <text:p>-57,8646240234375</text:p>
          </table:table-cell>
          <table:table-cell office:value-type="float" office:value="-57.9079780578613" calcext:value-type="float">
            <text:p>-57,9079780578613</text:p>
          </table:table-cell>
          <table:table-cell office:value-type="float" office:value="-57.9199905395508" calcext:value-type="float">
            <text:p>-57,9199905395508</text:p>
          </table:table-cell>
          <table:table-cell office:value-type="float" office:value="-57.912525177002" calcext:value-type="float">
            <text:p>-57,912525177002</text:p>
          </table:table-cell>
          <table:table-cell office:value-type="float" office:value="-57.9058952331543" calcext:value-type="float">
            <text:p>-57,9058952331543</text:p>
          </table:table-cell>
          <table:table-cell office:value-type="float" office:value="-57.9009742736816" calcext:value-type="float">
            <text:p>-57,9009742736816</text:p>
          </table:table-cell>
          <table:table-cell office:value-type="float" office:value="-57.9194183349609" calcext:value-type="float">
            <text:p>-57,9194183349609</text:p>
          </table:table-cell>
          <table:table-cell office:value-type="float" office:value="-57.906623840332" calcext:value-type="float">
            <text:p>-57,906623840332</text:p>
          </table:table-cell>
          <table:table-cell office:value-type="float" office:value="-57.9059677124023" calcext:value-type="float">
            <text:p>-57,9059677124023</text:p>
          </table:table-cell>
          <table:table-cell office:value-type="float" office:value="-57.9054908752441" calcext:value-type="float">
            <text:p>-57,9054908752441</text:p>
          </table:table-cell>
          <table:table-cell office:value-type="float" office:value="-57.9158706665039" calcext:value-type="float">
            <text:p>-57,9158706665039</text:p>
          </table:table-cell>
          <table:table-cell office:value-type="float" office:value="-57.9136543273926" calcext:value-type="float">
            <text:p>-57,9136543273926</text:p>
          </table:table-cell>
          <table:table-cell office:value-type="float" office:value="-57.9157943725586" calcext:value-type="float">
            <text:p>-57,9157943725586</text:p>
          </table:table-cell>
          <table:table-cell office:value-type="float" office:value="-57.9020004272461" calcext:value-type="float">
            <text:p>-57,9020004272461</text:p>
          </table:table-cell>
          <table:table-cell office:value-type="float" office:value="-57.9137344360352" calcext:value-type="float">
            <text:p>-57,9137344360352</text:p>
          </table:table-cell>
          <table:table-cell office:value-type="float" office:value="-57.9157943725586" calcext:value-type="float">
            <text:p>-57,9157943725586</text:p>
          </table:table-cell>
          <table:table-cell office:value-type="float" office:value="-57.9051170349121" calcext:value-type="float">
            <text:p>-57,9051170349121</text:p>
          </table:table-cell>
          <table:table-cell office:value-type="float" office:value="-57.910213470459" calcext:value-type="float">
            <text:p>-57,910213470459</text:p>
          </table:table-cell>
          <table:table-cell office:value-type="float" office:value="-57.9181823730469" calcext:value-type="float">
            <text:p>-57,9181823730469</text:p>
          </table:table-cell>
          <table:table-cell office:value-type="float" office:value="-57.9021530151367" calcext:value-type="float">
            <text:p>-57,9021530151367</text:p>
          </table:table-cell>
          <table:table-cell office:value-type="float" office:value="-57.9109191894531" calcext:value-type="float">
            <text:p>-57,9109191894531</text:p>
          </table:table-cell>
          <table:table-cell office:value-type="float" office:value="-57.9277458190918" calcext:value-type="float">
            <text:p>-57,9277458190918</text:p>
          </table:table-cell>
          <table:table-cell office:value-type="float" office:value="-57.913703918457" calcext:value-type="float">
            <text:p>-57,913703918457</text:p>
          </table:table-cell>
          <table:table-cell office:value-type="float" office:value="-57.9144630432129" calcext:value-type="float">
            <text:p>-57,9144630432129</text:p>
          </table:table-cell>
          <table:table-cell office:value-type="float" office:value="-57.9103393554688" calcext:value-type="float">
            <text:p>-57,9103393554688</text:p>
          </table:table-cell>
          <table:table-cell office:value-type="float" office:value="-57.9019775390625" calcext:value-type="float">
            <text:p>-57,9019775390625</text:p>
          </table:table-cell>
          <table:table-cell office:value-type="float" office:value="-57.9150390625" calcext:value-type="float">
            <text:p>-57,9150390625</text:p>
          </table:table-cell>
          <table:table-cell office:value-type="float" office:value="-57.9105644226074" calcext:value-type="float">
            <text:p>-57,9105644226074</text:p>
          </table:table-cell>
          <table:table-cell office:value-type="float" office:value="-57.909912109375" calcext:value-type="float">
            <text:p>-57,909912109375</text:p>
          </table:table-cell>
          <table:table-cell office:value-type="float" office:value="-57.8944244384766" calcext:value-type="float">
            <text:p>-57,8944244384766</text:p>
          </table:table-cell>
          <table:table-cell office:value-type="float" office:value="-57.9075241088867" calcext:value-type="float">
            <text:p>-57,9075241088867</text:p>
          </table:table-cell>
          <table:table-cell office:value-type="float" office:value="-57.9199180603027" calcext:value-type="float">
            <text:p>-57,9199180603027</text:p>
          </table:table-cell>
          <table:table-cell office:value-type="float" office:value="-57.9218330383301" calcext:value-type="float">
            <text:p>-57,9218330383301</text:p>
          </table:table-cell>
          <table:table-cell office:value-type="float" office:value="-57.9214019775391" calcext:value-type="float">
            <text:p>-57,9214019775391</text:p>
          </table:table-cell>
          <table:table-cell office:value-type="float" office:value="-57.922306060791" calcext:value-type="float">
            <text:p>-57,922306060791</text:p>
          </table:table-cell>
          <table:table-cell office:value-type="float" office:value="-57.9128532409668" calcext:value-type="float">
            <text:p>-57,9128532409668</text:p>
          </table:table-cell>
          <table:table-cell office:value-type="float" office:value="-57.9130783081055" calcext:value-type="float">
            <text:p>-57,9130783081055</text:p>
          </table:table-cell>
          <table:table-cell office:value-type="float" office:value="-57.9127540588379" calcext:value-type="float">
            <text:p>-57,9127540588379</text:p>
          </table:table-cell>
          <table:table-cell office:value-type="float" office:value="-57.9088325500488" calcext:value-type="float">
            <text:p>-57,9088325500488</text:p>
          </table:table-cell>
          <table:table-cell office:value-type="float" office:value="-57.9086303710938" calcext:value-type="float">
            <text:p>-57,9086303710938</text:p>
          </table:table-cell>
          <table:table-cell office:value-type="float" office:value="-57.9090080261231" calcext:value-type="float">
            <text:p>-57,9090080261231</text:p>
          </table:table-cell>
          <table:table-cell office:value-type="float" office:value="-57.9017219543457" calcext:value-type="float">
            <text:p>-57,9017219543457</text:p>
          </table:table-cell>
          <table:table-cell office:value-type="float" office:value="-57.9032287597656" calcext:value-type="float">
            <text:p>-57,9032287597656</text:p>
          </table:table-cell>
          <table:table-cell office:value-type="float" office:value="-57.9053153991699" calcext:value-type="float">
            <text:p>-57,9053153991699</text:p>
          </table:table-cell>
          <table:table-cell office:value-type="float" office:value="-57.9118995666504" calcext:value-type="float">
            <text:p>-57,9118995666504</text:p>
          </table:table-cell>
          <table:table-cell office:value-type="float" office:value="-57.9190368652344" calcext:value-type="float">
            <text:p>-57,9190368652344</text:p>
          </table:table-cell>
          <table:table-cell office:value-type="float" office:value="-57.9060668945313" calcext:value-type="float">
            <text:p>-57,9060668945313</text:p>
          </table:table-cell>
          <table:table-cell office:value-type="float" office:value="-57.9120483398438" calcext:value-type="float">
            <text:p>-57,9120483398438</text:p>
          </table:table-cell>
          <table:table-cell office:value-type="float" office:value="-57.8930168151856" calcext:value-type="float">
            <text:p>-57,8930168151856</text:p>
          </table:table-cell>
          <table:table-cell office:value-type="float" office:value="-57.9138069152832" calcext:value-type="float">
            <text:p>-57,9138069152832</text:p>
          </table:table-cell>
          <table:table-cell office:value-type="float" office:value="-57.8979072570801" calcext:value-type="float">
            <text:p>-57,8979072570801</text:p>
          </table:table-cell>
          <table:table-cell office:value-type="float" office:value="-57.9060668945313" calcext:value-type="float">
            <text:p>-57,9060668945313</text:p>
          </table:table-cell>
          <table:table-cell office:value-type="float" office:value="-57.909610748291" calcext:value-type="float">
            <text:p>-57,909610748291</text:p>
          </table:table-cell>
          <table:table-cell office:value-type="float" office:value="-57.9090576171875" calcext:value-type="float">
            <text:p>-57,9090576171875</text:p>
          </table:table-cell>
          <table:table-cell office:value-type="float" office:value="-57.9150886535645" calcext:value-type="float">
            <text:p>-57,9150886535645</text:p>
          </table:table-cell>
          <table:table-cell office:value-type="float" office:value="-57.9172019958496" calcext:value-type="float">
            <text:p>-57,9172019958496</text:p>
          </table:table-cell>
          <table:table-cell office:value-type="float" office:value="-57.9120254516602" calcext:value-type="float">
            <text:p>-57,9120254516602</text:p>
          </table:table-cell>
          <table:table-cell office:value-type="float" office:value="-57.9085578918457" calcext:value-type="float">
            <text:p>-57,9085578918457</text:p>
          </table:table-cell>
          <table:table-cell office:value-type="float" office:value="-57.9071006774902" calcext:value-type="float">
            <text:p>-57,9071006774902</text:p>
          </table:table-cell>
          <table:table-cell office:value-type="float" office:value="-57.9169235229492" calcext:value-type="float">
            <text:p>-57,9169235229492</text:p>
          </table:table-cell>
          <table:table-cell office:value-type="float" office:value="-57.9232406616211" calcext:value-type="float">
            <text:p>-57,9232406616211</text:p>
          </table:table-cell>
          <table:table-cell office:value-type="float" office:value="-57.9174537658691" calcext:value-type="float">
            <text:p>-57,9174537658691</text:p>
          </table:table-cell>
          <table:table-cell office:value-type="float" office:value="-57.9175529479981" calcext:value-type="float">
            <text:p>-57,9175529479981</text:p>
          </table:table-cell>
          <table:table-cell office:value-type="float" office:value="-57.9030075073242" calcext:value-type="float">
            <text:p>-57,9030075073242</text:p>
          </table:table-cell>
          <table:table-cell office:value-type="float" office:value="-57.9199409484863" calcext:value-type="float">
            <text:p>-57,9199409484863</text:p>
          </table:table-cell>
          <table:table-cell office:value-type="float" office:value="-57.9057960510254" calcext:value-type="float">
            <text:p>-57,9057960510254</text:p>
          </table:table-cell>
          <table:table-cell office:value-type="float" office:value="-57.9021530151367" calcext:value-type="float">
            <text:p>-57,9021530151367</text:p>
          </table:table-cell>
          <table:table-cell office:value-type="float" office:value="-57.9052658081055" calcext:value-type="float">
            <text:p>-57,9052658081055</text:p>
          </table:table-cell>
          <table:table-cell office:value-type="float" office:value="-57.909610748291" calcext:value-type="float">
            <text:p>-57,909610748291</text:p>
          </table:table-cell>
          <table:table-cell office:value-type="float" office:value="-57.9221572875977" calcext:value-type="float">
            <text:p>-57,9221572875977</text:p>
          </table:table-cell>
          <table:table-cell office:value-type="float" office:value="-57.9113426208496" calcext:value-type="float">
            <text:p>-57,9113426208496</text:p>
          </table:table-cell>
          <table:table-cell office:value-type="float" office:value="-57.9045600891113" calcext:value-type="float">
            <text:p>-57,9045600891113</text:p>
          </table:table-cell>
          <table:table-cell office:value-type="float" office:value="-57.9089584350586" calcext:value-type="float">
            <text:p>-57,9089584350586</text:p>
          </table:table-cell>
          <table:table-cell office:value-type="float" office:value="-57.9031066894531" calcext:value-type="float">
            <text:p>-57,9031066894531</text:p>
          </table:table-cell>
          <table:table-cell office:value-type="float" office:value="-57.916675567627" calcext:value-type="float">
            <text:p>-57,916675567627</text:p>
          </table:table-cell>
          <table:table-cell office:value-type="float" office:value="-57.9124984741211" calcext:value-type="float">
            <text:p>-57,9124984741211</text:p>
          </table:table-cell>
          <table:table-cell office:value-type="float" office:value="-57.9047889709473" calcext:value-type="float">
            <text:p>-57,9047889709473</text:p>
          </table:table-cell>
          <table:table-cell office:value-type="float" office:value="-57.8947982788086" calcext:value-type="float">
            <text:p>-57,8947982788086</text:p>
          </table:table-cell>
          <table:table-cell office:value-type="float" office:value="-57.907600402832" calcext:value-type="float">
            <text:p>-57,907600402832</text:p>
          </table:table-cell>
          <table:table-cell office:value-type="float" office:value="-57.8993911743164" calcext:value-type="float">
            <text:p>-57,8993911743164</text:p>
          </table:table-cell>
          <table:table-cell office:value-type="float" office:value="-57.8823699951172" calcext:value-type="float">
            <text:p>-57,8823699951172</text:p>
          </table:table-cell>
          <table:table-cell office:value-type="float" office:value="-57.8777580261231" calcext:value-type="float">
            <text:p>-57,8777580261231</text:p>
          </table:table-cell>
          <table:table-cell office:value-type="float" office:value="-57.8646545410156" calcext:value-type="float">
            <text:p>-57,8646545410156</text:p>
          </table:table-cell>
          <table:table-cell office:value-type="float" office:value="-57.862678527832" calcext:value-type="float">
            <text:p>-57,862678527832</text:p>
          </table:table-cell>
          <table:table-cell office:value-type="float" office:value="-57.8705787658691" calcext:value-type="float">
            <text:p>-57,8705787658691</text:p>
          </table:table-cell>
          <table:table-cell office:value-type="float" office:value="-57.8774604797363" calcext:value-type="float">
            <text:p>-57,8774604797363</text:p>
          </table:table-cell>
          <table:table-cell office:value-type="float" office:value="-57.8756828308106" calcext:value-type="float">
            <text:p>-57,8756828308106</text:p>
          </table:table-cell>
          <table:table-cell office:value-type="float" office:value="-57.8751068115234" calcext:value-type="float">
            <text:p>-57,8751068115234</text:p>
          </table:table-cell>
          <table:table-cell office:value-type="float" office:value="-57.8661766052246" calcext:value-type="float">
            <text:p>-57,8661766052246</text:p>
          </table:table-cell>
          <table:table-cell office:value-type="float" office:value="-57.8707008361816" calcext:value-type="float">
            <text:p>-57,8707008361816</text:p>
          </table:table-cell>
          <table:table-cell office:value-type="float" office:value="-57.8711280822754" calcext:value-type="float">
            <text:p>-57,8711280822754</text:p>
          </table:table-cell>
          <table:table-cell office:value-type="float" office:value="-57.8692016601563" calcext:value-type="float">
            <text:p>-57,8692016601563</text:p>
          </table:table-cell>
          <table:table-cell office:value-type="float" office:value="-57.8656768798828" calcext:value-type="float">
            <text:p>-57,8656768798828</text:p>
          </table:table-cell>
          <table:table-cell office:value-type="float" office:value="-57.8712005615234" calcext:value-type="float">
            <text:p>-57,8712005615234</text:p>
          </table:table-cell>
          <table:table-cell office:value-type="float" office:value="-57.8690032958984" calcext:value-type="float">
            <text:p>-57,8690032958984</text:p>
          </table:table-cell>
          <table:table-cell office:value-type="float" office:value="-57.865177154541" calcext:value-type="float">
            <text:p>-57,865177154541</text:p>
          </table:table-cell>
          <table:table-cell office:value-type="float" office:value="-57.8691024780273" calcext:value-type="float">
            <text:p>-57,8691024780273</text:p>
          </table:table-cell>
          <table:table-cell office:value-type="float" office:value="-57.8749847412109" calcext:value-type="float">
            <text:p>-57,8749847412109</text:p>
          </table:table-cell>
          <table:table-cell office:value-type="float" office:value="-57.8697280883789" calcext:value-type="float">
            <text:p>-57,8697280883789</text:p>
          </table:table-cell>
          <table:table-cell office:value-type="float" office:value="-57.8745307922363" calcext:value-type="float">
            <text:p>-57,8745307922363</text:p>
          </table:table-cell>
          <table:table-cell office:value-type="float" office:value="-57.8743286132813" calcext:value-type="float">
            <text:p>-57,8743286132813</text:p>
          </table:table-cell>
          <table:table-cell office:value-type="float" office:value="-57.8640022277832" calcext:value-type="float">
            <text:p>-57,8640022277832</text:p>
          </table:table-cell>
          <table:table-cell office:value-type="float" office:value="-57.8751564025879" calcext:value-type="float">
            <text:p>-57,8751564025879</text:p>
          </table:table-cell>
          <table:table-cell office:value-type="float" office:value="-57.8740577697754" calcext:value-type="float">
            <text:p>-57,8740577697754</text:p>
          </table:table-cell>
          <table:table-cell office:value-type="float" office:value="-57.8669013977051" calcext:value-type="float">
            <text:p>-57,8669013977051</text:p>
          </table:table-cell>
          <table:table-cell office:value-type="float" office:value="-57.8475723266602" calcext:value-type="float">
            <text:p>-57,8475723266602</text:p>
          </table:table-cell>
          <table:table-cell office:value-type="float" office:value="-57.8616752624512" calcext:value-type="float">
            <text:p>-57,8616752624512</text:p>
          </table:table-cell>
          <table:table-cell office:value-type="float" office:value="-57.8670043945313" calcext:value-type="float">
            <text:p>-57,8670043945313</text:p>
          </table:table-cell>
          <table:table-cell office:value-type="float" office:value="-57.8611030578613" calcext:value-type="float">
            <text:p>-57,8611030578613</text:p>
          </table:table-cell>
          <table:table-cell office:value-type="float" office:value="-57.8762359619141" calcext:value-type="float">
            <text:p>-57,8762359619141</text:p>
          </table:table-cell>
          <table:table-cell office:value-type="float" office:value="-57.8704032897949" calcext:value-type="float">
            <text:p>-57,8704032897949</text:p>
          </table:table-cell>
          <table:table-cell office:value-type="float" office:value="-57.8746566772461" calcext:value-type="float">
            <text:p>-57,8746566772461</text:p>
          </table:table-cell>
          <table:table-cell office:value-type="float" office:value="-57.8830947875977" calcext:value-type="float">
            <text:p>-57,8830947875977</text:p>
          </table:table-cell>
          <table:table-cell office:value-type="float" office:value="-57.8801651000977" calcext:value-type="float">
            <text:p>-57,8801651000977</text:p>
          </table:table-cell>
          <table:table-cell office:value-type="float" office:value="-57.8713073730469" calcext:value-type="float">
            <text:p>-57,8713073730469</text:p>
          </table:table-cell>
          <table:table-cell office:value-type="float" office:value="-57.8710517883301" calcext:value-type="float">
            <text:p>-57,8710517883301</text:p>
          </table:table-cell>
          <table:table-cell office:value-type="float" office:value="-57.8618545532227" calcext:value-type="float">
            <text:p>-57,8618545532227</text:p>
          </table:table-cell>
          <table:table-cell office:value-type="float" office:value="-57.8700790405273" calcext:value-type="float">
            <text:p>-57,8700790405273</text:p>
          </table:table-cell>
          <table:table-cell office:value-type="float" office:value="-57.8736038208008" calcext:value-type="float">
            <text:p>-57,8736038208008</text:p>
          </table:table-cell>
          <table:table-cell office:value-type="float" office:value="-57.8691291809082" calcext:value-type="float">
            <text:p>-57,8691291809082</text:p>
          </table:table-cell>
          <table:table-cell office:value-type="float" office:value="-57.8755111694336" calcext:value-type="float">
            <text:p>-57,8755111694336</text:p>
          </table:table-cell>
          <table:table-cell office:value-type="float" office:value="-57.8782615661621" calcext:value-type="float">
            <text:p>-57,8782615661621</text:p>
          </table:table-cell>
          <table:table-cell office:value-type="float" office:value="-57.8665275573731" calcext:value-type="float">
            <text:p>-57,8665275573731</text:p>
          </table:table-cell>
          <table:table-cell office:value-type="float" office:value="-57.8758087158203" calcext:value-type="float">
            <text:p>-57,8758087158203</text:p>
          </table:table-cell>
          <table:table-cell office:value-type="float" office:value="-57.8694305419922" calcext:value-type="float">
            <text:p>-57,8694305419922</text:p>
          </table:table-cell>
          <table:table-cell office:value-type="float" office:value="-57.8726577758789" calcext:value-type="float">
            <text:p>-57,8726577758789</text:p>
          </table:table-cell>
          <table:table-cell office:value-type="float" office:value="-57.8612785339356" calcext:value-type="float">
            <text:p>-57,8612785339356</text:p>
          </table:table-cell>
          <table:table-cell office:value-type="float" office:value="-57.8708801269531" calcext:value-type="float">
            <text:p>-57,8708801269531</text:p>
          </table:table-cell>
          <table:table-cell office:value-type="float" office:value="-57.8694305419922" calcext:value-type="float">
            <text:p>-57,8694305419922</text:p>
          </table:table-cell>
          <table:table-cell office:value-type="float" office:value="-57.8625793457031" calcext:value-type="float">
            <text:p>-57,8625793457031</text:p>
          </table:table-cell>
          <table:table-cell office:value-type="float" office:value="-57.8617744445801" calcext:value-type="float">
            <text:p>-57,8617744445801</text:p>
          </table:table-cell>
          <table:table-cell office:value-type="float" office:value="-57.863899230957" calcext:value-type="float">
            <text:p>-57,863899230957</text:p>
          </table:table-cell>
          <table:table-cell office:value-type="float" office:value="-57.8650016784668" calcext:value-type="float">
            <text:p>-57,8650016784668</text:p>
          </table:table-cell>
          <table:table-cell office:value-type="float" office:value="-57.8756828308106" calcext:value-type="float">
            <text:p>-57,8756828308106</text:p>
          </table:table-cell>
          <table:table-cell office:value-type="float" office:value="-57.8723526000977" calcext:value-type="float">
            <text:p>-57,8723526000977</text:p>
          </table:table-cell>
          <table:table-cell office:value-type="float" office:value="-57.8819427490234" calcext:value-type="float">
            <text:p>-57,8819427490234</text:p>
          </table:table-cell>
          <table:table-cell office:value-type="float" office:value="-57.8707008361816" calcext:value-type="float">
            <text:p>-57,8707008361816</text:p>
          </table:table-cell>
          <table:table-cell office:value-type="float" office:value="-57.8698272705078" calcext:value-type="float">
            <text:p>-57,8698272705078</text:p>
          </table:table-cell>
          <table:table-cell office:value-type="float" office:value="-57.8654289245606" calcext:value-type="float">
            <text:p>-57,8654289245606</text:p>
          </table:table-cell>
          <table:table-cell office:value-type="float" office:value="-57.8759307861328" calcext:value-type="float">
            <text:p>-57,8759307861328</text:p>
          </table:table-cell>
          <table:table-cell office:value-type="float" office:value="-57.8697013854981" calcext:value-type="float">
            <text:p>-57,8697013854981</text:p>
          </table:table-cell>
          <table:table-cell office:value-type="float" office:value="-57.8704261779785" calcext:value-type="float">
            <text:p>-57,8704261779785</text:p>
          </table:table-cell>
          <table:table-cell office:value-type="float" office:value="-57.8637275695801" calcext:value-type="float">
            <text:p>-57,8637275695801</text:p>
          </table:table-cell>
          <table:table-cell office:value-type="float" office:value="-57.8586578369141" calcext:value-type="float">
            <text:p>-57,8586578369141</text:p>
          </table:table-cell>
          <table:table-cell office:value-type="float" office:value="-57.8748550415039" calcext:value-type="float">
            <text:p>-57,8748550415039</text:p>
          </table:table-cell>
          <table:table-cell office:value-type="float" office:value="-57.8684043884277" calcext:value-type="float">
            <text:p>-57,8684043884277</text:p>
          </table:table-cell>
          <table:table-cell office:value-type="float" office:value="-57.8736305236816" calcext:value-type="float">
            <text:p>-57,8736305236816</text:p>
          </table:table-cell>
          <table:table-cell office:value-type="float" office:value="-57.8760070800781" calcext:value-type="float">
            <text:p>-57,8760070800781</text:p>
          </table:table-cell>
          <table:table-cell office:value-type="float" office:value="-57.8630523681641" calcext:value-type="float">
            <text:p>-57,8630523681641</text:p>
          </table:table-cell>
          <table:table-cell office:value-type="float" office:value="-57.8658256530762" calcext:value-type="float">
            <text:p>-57,8658256530762</text:p>
          </table:table-cell>
          <table:table-cell office:value-type="float" office:value="-57.8760070800781" calcext:value-type="float">
            <text:p>-57,8760070800781</text:p>
          </table:table-cell>
          <table:table-cell office:value-type="float" office:value="-57.8674545288086" calcext:value-type="float">
            <text:p>-57,8674545288086</text:p>
          </table:table-cell>
          <table:table-cell office:value-type="float" office:value="-57.8638000488281" calcext:value-type="float">
            <text:p>-57,8638000488281</text:p>
          </table:table-cell>
          <table:table-cell office:value-type="float" office:value="-57.8599548339844" calcext:value-type="float">
            <text:p>-57,8599548339844</text:p>
          </table:table-cell>
          <table:table-cell office:value-type="float" office:value="-57.8681259155273" calcext:value-type="float">
            <text:p>-57,8681259155273</text:p>
          </table:table-cell>
          <table:table-cell office:value-type="float" office:value="-57.8701057434082" calcext:value-type="float">
            <text:p>-57,8701057434082</text:p>
          </table:table-cell>
          <table:table-cell office:value-type="float" office:value="-57.8675537109375" calcext:value-type="float">
            <text:p>-57,8675537109375</text:p>
          </table:table-cell>
          <table:table-cell office:value-type="float" office:value="-57.8648529052734" calcext:value-type="float">
            <text:p>-57,8648529052734</text:p>
          </table:table-cell>
          <table:table-cell office:value-type="float" office:value="-57.8585815429688" calcext:value-type="float">
            <text:p>-57,8585815429688</text:p>
          </table:table-cell>
          <table:table-cell office:value-type="float" office:value="-57.8642044067383" calcext:value-type="float">
            <text:p>-57,8642044067383</text:p>
          </table:table-cell>
          <table:table-cell office:value-type="float" office:value="-57.8665771484375" calcext:value-type="float">
            <text:p>-57,8665771484375</text:p>
          </table:table-cell>
          <table:table-cell office:value-type="float" office:value="-57.8686256408691" calcext:value-type="float">
            <text:p>-57,8686256408691</text:p>
          </table:table-cell>
          <table:table-cell office:value-type="float" office:value="-57.8699264526367" calcext:value-type="float">
            <text:p>-57,8699264526367</text:p>
          </table:table-cell>
          <table:table-cell office:value-type="float" office:value="-57.8686065673828" calcext:value-type="float">
            <text:p>-57,8686065673828</text:p>
          </table:table-cell>
          <table:table-cell office:value-type="float" office:value="-57.8493919372559" calcext:value-type="float">
            <text:p>-57,8493919372559</text:p>
          </table:table-cell>
          <table:table-cell office:value-type="float" office:value="-57.8716049194336" calcext:value-type="float">
            <text:p>-57,8716049194336</text:p>
          </table:table-cell>
          <table:table-cell office:value-type="float" office:value="-57.8628273010254" calcext:value-type="float">
            <text:p>-57,8628273010254</text:p>
          </table:table-cell>
          <table:table-cell office:value-type="float" office:value="-57.8563842773438" calcext:value-type="float">
            <text:p>-57,8563842773438</text:p>
          </table:table-cell>
          <table:table-cell office:value-type="float" office:value="-57.8695526123047" calcext:value-type="float">
            <text:p>-57,8695526123047</text:p>
          </table:table-cell>
          <table:table-cell office:value-type="float" office:value="-57.85693359375" calcext:value-type="float">
            <text:p>-57,85693359375</text:p>
          </table:table-cell>
          <table:table-cell office:value-type="float" office:value="-57.8619041442871" calcext:value-type="float">
            <text:p>-57,8619041442871</text:p>
          </table:table-cell>
          <table:table-cell office:value-type="float" office:value="-57.8720550537109" calcext:value-type="float">
            <text:p>-57,8720550537109</text:p>
          </table:table-cell>
          <table:table-cell office:value-type="float" office:value="-57.8698768615723" calcext:value-type="float">
            <text:p>-57,8698768615723</text:p>
          </table:table-cell>
          <table:table-cell office:value-type="float" office:value="-57.8523864746094" calcext:value-type="float">
            <text:p>-57,8523864746094</text:p>
          </table:table-cell>
          <table:table-cell office:value-type="float" office:value="-57.8722038269043" calcext:value-type="float">
            <text:p>-57,8722038269043</text:p>
          </table:table-cell>
          <table:table-cell office:value-type="float" office:value="-57.8636283874512" calcext:value-type="float">
            <text:p>-57,8636283874512</text:p>
          </table:table-cell>
          <table:table-cell office:value-type="float" office:value="-57.8678779602051" calcext:value-type="float">
            <text:p>-57,8678779602051</text:p>
          </table:table-cell>
          <table:table-cell office:value-type="float" office:value="-57.8712272644043" calcext:value-type="float">
            <text:p>-57,8712272644043</text:p>
          </table:table-cell>
          <table:table-cell office:value-type="float" office:value="-57.8721809387207" calcext:value-type="float">
            <text:p>-57,8721809387207</text:p>
          </table:table-cell>
          <table:table-cell office:value-type="float" office:value="-57.8721313476563" calcext:value-type="float">
            <text:p>-57,8721313476563</text:p>
          </table:table-cell>
          <table:table-cell office:value-type="float" office:value="-57.8622016906738" calcext:value-type="float">
            <text:p>-57,8622016906738</text:p>
          </table:table-cell>
          <table:table-cell office:value-type="float" office:value="-57.8655776977539" calcext:value-type="float">
            <text:p>-57,8655776977539</text:p>
          </table:table-cell>
          <table:table-cell office:value-type="float" office:value="-57.8629531860352" calcext:value-type="float">
            <text:p>-57,8629531860352</text:p>
          </table:table-cell>
          <table:table-cell office:value-type="float" office:value="-57.8599052429199" calcext:value-type="float">
            <text:p>-57,8599052429199</text:p>
          </table:table-cell>
          <table:table-cell office:value-type="float" office:value="-57.861930847168" calcext:value-type="float">
            <text:p>-57,861930847168</text:p>
          </table:table-cell>
          <table:table-cell office:value-type="float" office:value="-57.8568572998047" calcext:value-type="float">
            <text:p>-57,8568572998047</text:p>
          </table:table-cell>
          <table:table-cell office:value-type="float" office:value="-57.8709030151367" calcext:value-type="float">
            <text:p>-57,8709030151367</text:p>
          </table:table-cell>
          <table:table-cell office:value-type="float" office:value="-57.8540344238281" calcext:value-type="float">
            <text:p>-57,8540344238281</text:p>
          </table:table-cell>
          <table:table-cell office:value-type="float" office:value="-57.859806060791" calcext:value-type="float">
            <text:p>-57,859806060791</text:p>
          </table:table-cell>
          <table:table-cell office:value-type="float" office:value="-57.8677520751953" calcext:value-type="float">
            <text:p>-57,8677520751953</text:p>
          </table:table-cell>
          <table:table-cell office:value-type="float" office:value="-57.8655548095703" calcext:value-type="float">
            <text:p>-57,8655548095703</text:p>
          </table:table-cell>
          <table:table-cell office:value-type="float" office:value="-57.8544120788574" calcext:value-type="float">
            <text:p>-57,8544120788574</text:p>
          </table:table-cell>
          <table:table-cell office:value-type="float" office:value="-57.8722305297852" calcext:value-type="float">
            <text:p>-57,8722305297852</text:p>
          </table:table-cell>
          <table:table-cell office:value-type="float" office:value="-57.8663291931152" calcext:value-type="float">
            <text:p>-57,8663291931152</text:p>
          </table:table-cell>
          <table:table-cell office:value-type="float" office:value="-57.8623008728027" calcext:value-type="float">
            <text:p>-57,8623008728027</text:p>
          </table:table-cell>
          <table:table-cell office:value-type="float" office:value="-57.8696517944336" calcext:value-type="float">
            <text:p>-57,8696517944336</text:p>
          </table:table-cell>
          <table:table-cell office:value-type="float" office:value="-57.875057220459" calcext:value-type="float">
            <text:p>-57,875057220459</text:p>
          </table:table-cell>
          <table:table-cell office:value-type="float" office:value="-57.8607025146484" calcext:value-type="float">
            <text:p>-57,8607025146484</text:p>
          </table:table-cell>
          <table:table-cell office:value-type="float" office:value="-57.8547096252441" calcext:value-type="float">
            <text:p>-57,8547096252441</text:p>
          </table:table-cell>
          <table:table-cell office:value-type="float" office:value="-57.8561096191406" calcext:value-type="float">
            <text:p>-57,8561096191406</text:p>
          </table:table-cell>
          <table:table-cell office:value-type="float" office:value="-57.8567543029785" calcext:value-type="float">
            <text:p>-57,8567543029785</text:p>
          </table:table-cell>
          <table:table-cell office:value-type="float" office:value="-57.86962890625" calcext:value-type="float">
            <text:p>-57,86962890625</text:p>
          </table:table-cell>
          <table:table-cell office:value-type="float" office:value="-57.8578567504883" calcext:value-type="float">
            <text:p>-57,8578567504883</text:p>
          </table:table-cell>
          <table:table-cell office:value-type="float" office:value="-57.8544120788574" calcext:value-type="float">
            <text:p>-57,8544120788574</text:p>
          </table:table-cell>
          <table:table-cell office:value-type="float" office:value="-57.8642539978027" calcext:value-type="float">
            <text:p>-57,8642539978027</text:p>
          </table:table-cell>
          <table:table-cell office:value-type="float" office:value="-57.8617286682129" calcext:value-type="float">
            <text:p>-57,8617286682129</text:p>
          </table:table-cell>
          <table:table-cell office:value-type="float" office:value="-57.8588790893555" calcext:value-type="float">
            <text:p>-57,8588790893555</text:p>
          </table:table-cell>
          <table:table-cell office:value-type="float" office:value="-57.8545608520508" calcext:value-type="float">
            <text:p>-57,8545608520508</text:p>
          </table:table-cell>
          <table:table-cell office:value-type="float" office:value="-57.8652267456055" calcext:value-type="float">
            <text:p>-57,8652267456055</text:p>
          </table:table-cell>
          <table:table-cell office:value-type="float" office:value="-57.8592796325684" calcext:value-type="float">
            <text:p>-57,8592796325684</text:p>
          </table:table-cell>
          <table:table-cell office:value-type="float" office:value="-57.8701057434082" calcext:value-type="float">
            <text:p>-57,8701057434082</text:p>
          </table:table-cell>
          <table:table-cell office:value-type="float" office:value="-57.867374420166" calcext:value-type="float">
            <text:p>-57,867374420166</text:p>
          </table:table-cell>
          <table:table-cell office:value-type="float" office:value="-57.8517150878906" calcext:value-type="float">
            <text:p>-57,8517150878906</text:p>
          </table:table-cell>
          <table:table-cell office:value-type="float" office:value="-57.8631286621094" calcext:value-type="float">
            <text:p>-57,8631286621094</text:p>
          </table:table-cell>
          <table:table-cell office:value-type="float" office:value="-57.8634300231934" calcext:value-type="float">
            <text:p>-57,8634300231934</text:p>
          </table:table-cell>
          <table:table-cell office:value-type="float" office:value="-57.8668518066406" calcext:value-type="float">
            <text:p>-57,8668518066406</text:p>
          </table:table-cell>
          <table:table-cell office:value-type="float" office:value="-57.8616752624512" calcext:value-type="float">
            <text:p>-57,8616752624512</text:p>
          </table:table-cell>
          <table:table-cell office:value-type="float" office:value="-57.8653793334961" calcext:value-type="float">
            <text:p>-57,8653793334961</text:p>
          </table:table-cell>
          <table:table-cell office:value-type="float" office:value="-57.850341796875" calcext:value-type="float">
            <text:p>-57,850341796875</text:p>
          </table:table-cell>
          <table:table-cell office:value-type="float" office:value="-57.858829498291" calcext:value-type="float">
            <text:p>-57,858829498291</text:p>
          </table:table-cell>
          <table:table-cell office:value-type="float" office:value="-57.8574066162109" calcext:value-type="float">
            <text:p>-57,8574066162109</text:p>
          </table:table-cell>
          <table:table-cell office:value-type="float" office:value="-57.8681793212891" calcext:value-type="float">
            <text:p>-57,8681793212891</text:p>
          </table:table-cell>
          <table:table-cell office:value-type="float" office:value="-57.8683013916016" calcext:value-type="float">
            <text:p>-57,8683013916016</text:p>
          </table:table-cell>
          <table:table-cell office:value-type="float" office:value="-57.8654518127441" calcext:value-type="float">
            <text:p>-57,8654518127441</text:p>
          </table:table-cell>
          <table:table-cell office:value-type="float" office:value="-57.8577308654785" calcext:value-type="float">
            <text:p>-57,8577308654785</text:p>
          </table:table-cell>
          <table:table-cell office:value-type="float" office:value="-57.8611793518066" calcext:value-type="float">
            <text:p>-57,8611793518066</text:p>
          </table:table-cell>
          <table:table-cell office:value-type="float" office:value="-57.8509902954102" calcext:value-type="float">
            <text:p>-57,8509902954102</text:p>
          </table:table-cell>
          <table:table-cell office:value-type="float" office:value="-57.8571586608887" calcext:value-type="float">
            <text:p>-57,8571586608887</text:p>
          </table:table-cell>
          <table:table-cell office:value-type="float" office:value="-57.8533401489258" calcext:value-type="float">
            <text:p>-57,8533401489258</text:p>
          </table:table-cell>
          <table:table-cell office:value-type="float" office:value="-57.845703125" calcext:value-type="float">
            <text:p>-57,845703125</text:p>
          </table:table-cell>
          <table:table-cell office:value-type="float" office:value="-57.8465270996094" calcext:value-type="float">
            <text:p>-57,8465270996094</text:p>
          </table:table-cell>
          <table:table-cell office:value-type="float" office:value="-57.8478736877441" calcext:value-type="float">
            <text:p>-57,8478736877441</text:p>
          </table:table-cell>
          <table:table-cell office:value-type="float" office:value="-57.8688278198242" calcext:value-type="float">
            <text:p>-57,8688278198242</text:p>
          </table:table-cell>
          <table:table-cell office:value-type="float" office:value="-57.8653259277344" calcext:value-type="float">
            <text:p>-57,8653259277344</text:p>
          </table:table-cell>
          <table:table-cell office:value-type="float" office:value="-57.8624534606934" calcext:value-type="float">
            <text:p>-57,8624534606934</text:p>
          </table:table-cell>
          <table:table-cell office:value-type="float" office:value="-57.8495941162109" calcext:value-type="float">
            <text:p>-57,8495941162109</text:p>
          </table:table-cell>
          <table:table-cell office:value-type="float" office:value="-57.8691291809082" calcext:value-type="float">
            <text:p>-57,8691291809082</text:p>
          </table:table-cell>
          <table:table-cell office:value-type="float" office:value="-57.8639526367188" calcext:value-type="float">
            <text:p>-57,8639526367188</text:p>
          </table:table-cell>
          <table:table-cell office:value-type="float" office:value="-57.864803314209" calcext:value-type="float">
            <text:p>-57,864803314209</text:p>
          </table:table-cell>
          <table:table-cell office:value-type="float" office:value="-57.8561096191406" calcext:value-type="float">
            <text:p>-57,8561096191406</text:p>
          </table:table-cell>
          <table:table-cell office:value-type="float" office:value="-57.8324928283691" calcext:value-type="float">
            <text:p>-57,8324928283691</text:p>
          </table:table-cell>
          <table:table-cell office:value-type="float" office:value="-57.8369750976563" calcext:value-type="float">
            <text:p>-57,8369750976563</text:p>
          </table:table-cell>
          <table:table-cell office:value-type="float" office:value="-57.8324203491211" calcext:value-type="float">
            <text:p>-57,8324203491211</text:p>
          </table:table-cell>
          <table:table-cell office:value-type="float" office:value="-57.8348083496094" calcext:value-type="float">
            <text:p>-57,8348083496094</text:p>
          </table:table-cell>
          <table:table-cell office:value-type="float" office:value="-57.8337593078613" calcext:value-type="float">
            <text:p>-57,8337593078613</text:p>
          </table:table-cell>
          <table:table-cell office:value-type="float" office:value="-57.8267669677734" calcext:value-type="float">
            <text:p>-57,8267669677734</text:p>
          </table:table-cell>
          <table:table-cell office:value-type="float" office:value="-57.8258209228516" calcext:value-type="float">
            <text:p>-57,8258209228516</text:p>
          </table:table-cell>
          <table:table-cell office:value-type="float" office:value="-57.8239288330078" calcext:value-type="float">
            <text:p>-57,8239288330078</text:p>
          </table:table-cell>
          <table:table-cell office:value-type="float" office:value="-57.8145065307617" calcext:value-type="float">
            <text:p>-57,8145065307617</text:p>
          </table:table-cell>
          <table:table-cell office:value-type="float" office:value="-57.8173141479492" calcext:value-type="float">
            <text:p>-57,8173141479492</text:p>
          </table:table-cell>
          <table:table-cell office:value-type="float" office:value="-57.8314971923828" calcext:value-type="float">
            <text:p>-57,8314971923828</text:p>
          </table:table-cell>
          <table:table-cell office:value-type="float" office:value="-57.8300552368164" calcext:value-type="float">
            <text:p>-57,8300552368164</text:p>
          </table:table-cell>
          <table:table-cell office:value-type="float" office:value="-57.8408889770508" calcext:value-type="float">
            <text:p>-57,8408889770508</text:p>
          </table:table-cell>
          <table:table-cell office:value-type="float" office:value="-57.8265686035156" calcext:value-type="float">
            <text:p>-57,8265686035156</text:p>
          </table:table-cell>
          <table:table-cell office:value-type="float" office:value="-57.8236541748047" calcext:value-type="float">
            <text:p>-57,8236541748047</text:p>
          </table:table-cell>
          <table:table-cell office:value-type="float" office:value="-57.835205078125" calcext:value-type="float">
            <text:p>-57,835205078125</text:p>
          </table:table-cell>
          <table:table-cell office:value-type="float" office:value="-57.8327178955078" calcext:value-type="float">
            <text:p>-57,8327178955078</text:p>
          </table:table-cell>
          <table:table-cell office:value-type="float" office:value="-57.8225860595703" calcext:value-type="float">
            <text:p>-57,8225860595703</text:p>
          </table:table-cell>
          <table:table-cell office:value-type="float" office:value="-57.8265686035156" calcext:value-type="float">
            <text:p>-57,8265686035156</text:p>
          </table:table-cell>
          <table:table-cell office:value-type="float" office:value="-57.8343353271484" calcext:value-type="float">
            <text:p>-57,8343353271484</text:p>
          </table:table-cell>
          <table:table-cell office:value-type="float" office:value="-57.8303756713867" calcext:value-type="float">
            <text:p>-57,8303756713867</text:p>
          </table:table-cell>
          <table:table-cell office:value-type="float" office:value="-57.8189277648926" calcext:value-type="float">
            <text:p>-57,8189277648926</text:p>
          </table:table-cell>
          <table:table-cell office:value-type="float" office:value="-57.8247528076172" calcext:value-type="float">
            <text:p>-57,8247528076172</text:p>
          </table:table-cell>
          <table:table-cell office:value-type="float" office:value="-57.8243789672852" calcext:value-type="float">
            <text:p>-57,8243789672852</text:p>
          </table:table-cell>
          <table:table-cell office:value-type="float" office:value="-57.8200263977051" calcext:value-type="float">
            <text:p>-57,8200263977051</text:p>
          </table:table-cell>
          <table:table-cell office:value-type="float" office:value="-57.8204002380371" calcext:value-type="float">
            <text:p>-57,8204002380371</text:p>
          </table:table-cell>
          <table:table-cell office:value-type="float" office:value="-57.8278617858887" calcext:value-type="float">
            <text:p>-57,8278617858887</text:p>
          </table:table-cell>
          <table:table-cell office:value-type="float" office:value="-57.8228340148926" calcext:value-type="float">
            <text:p>-57,8228340148926</text:p>
          </table:table-cell>
          <table:table-cell office:value-type="float" office:value="-57.8294296264648" calcext:value-type="float">
            <text:p>-57,8294296264648</text:p>
          </table:table-cell>
          <table:table-cell office:value-type="float" office:value="-57.8210945129395" calcext:value-type="float">
            <text:p>-57,8210945129395</text:p>
          </table:table-cell>
          <table:table-cell office:value-type="float" office:value="-57.8303031921387" calcext:value-type="float">
            <text:p>-57,8303031921387</text:p>
          </table:table-cell>
          <table:table-cell office:value-type="float" office:value="-57.8166923522949" calcext:value-type="float">
            <text:p>-57,8166923522949</text:p>
          </table:table-cell>
          <table:table-cell office:value-type="float" office:value="-57.8263664245606" calcext:value-type="float">
            <text:p>-57,8263664245606</text:p>
          </table:table-cell>
          <table:table-cell office:value-type="float" office:value="-57.8209953308106" calcext:value-type="float">
            <text:p>-57,8209953308106</text:p>
          </table:table-cell>
          <table:table-cell office:value-type="float" office:value="-57.8152770996094" calcext:value-type="float">
            <text:p>-57,8152770996094</text:p>
          </table:table-cell>
          <table:table-cell office:value-type="float" office:value="-57.8176383972168" calcext:value-type="float">
            <text:p>-57,8176383972168</text:p>
          </table:table-cell>
          <table:table-cell office:value-type="float" office:value="-57.8197784423828" calcext:value-type="float">
            <text:p>-57,8197784423828</text:p>
          </table:table-cell>
          <table:table-cell office:value-type="float" office:value="-57.8152770996094" calcext:value-type="float">
            <text:p>-57,8152770996094</text:p>
          </table:table-cell>
          <table:table-cell office:value-type="float" office:value="-57.8336372375488" calcext:value-type="float">
            <text:p>-57,8336372375488</text:p>
          </table:table-cell>
          <table:table-cell office:value-type="float" office:value="-57.8122444152832" calcext:value-type="float">
            <text:p>-57,8122444152832</text:p>
          </table:table-cell>
          <table:table-cell office:value-type="float" office:value="-57.8141326904297" calcext:value-type="float">
            <text:p>-57,8141326904297</text:p>
          </table:table-cell>
          <table:table-cell office:value-type="float" office:value="-57.8293037414551" calcext:value-type="float">
            <text:p>-57,8293037414551</text:p>
          </table:table-cell>
          <table:table-cell office:value-type="float" office:value="-57.8267402648926" calcext:value-type="float">
            <text:p>-57,8267402648926</text:p>
          </table:table-cell>
          <table:table-cell office:value-type="float" office:value="-57.8278884887695" calcext:value-type="float">
            <text:p>-57,8278884887695</text:p>
          </table:table-cell>
          <table:table-cell office:value-type="float" office:value="-57.8322715759277" calcext:value-type="float">
            <text:p>-57,8322715759277</text:p>
          </table:table-cell>
          <table:table-cell office:value-type="float" office:value="-57.8340873718262" calcext:value-type="float">
            <text:p>-57,8340873718262</text:p>
          </table:table-cell>
          <table:table-cell office:value-type="float" office:value="-57.8171653747559" calcext:value-type="float">
            <text:p>-57,8171653747559</text:p>
          </table:table-cell>
          <table:table-cell office:value-type="float" office:value="-57.8188819885254" calcext:value-type="float">
            <text:p>-57,8188819885254</text:p>
          </table:table-cell>
          <table:table-cell office:value-type="float" office:value="-57.8258476257324" calcext:value-type="float">
            <text:p>-57,8258476257324</text:p>
          </table:table-cell>
          <table:table-cell office:value-type="float" office:value="-57.8223381042481" calcext:value-type="float">
            <text:p>-57,8223381042481</text:p>
          </table:table-cell>
          <table:table-cell office:value-type="float" office:value="-57.8218154907227" calcext:value-type="float">
            <text:p>-57,8218154907227</text:p>
          </table:table-cell>
          <table:table-cell office:value-type="float" office:value="-57.823356628418" calcext:value-type="float">
            <text:p>-57,823356628418</text:p>
          </table:table-cell>
          <table:table-cell office:value-type="float" office:value="-57.8150291442871" calcext:value-type="float">
            <text:p>-57,8150291442871</text:p>
          </table:table-cell>
          <table:table-cell office:value-type="float" office:value="-57.8325691223145" calcext:value-type="float">
            <text:p>-57,8325691223145</text:p>
          </table:table-cell>
          <table:table-cell office:value-type="float" office:value="-57.8205490112305" calcext:value-type="float">
            <text:p>-57,8205490112305</text:p>
          </table:table-cell>
          <table:table-cell office:value-type="float" office:value="-57.8130378723145" calcext:value-type="float">
            <text:p>-57,8130378723145</text:p>
          </table:table-cell>
          <table:table-cell office:value-type="float" office:value="-57.8268890380859" calcext:value-type="float">
            <text:p>-57,8268890380859</text:p>
          </table:table-cell>
          <table:table-cell office:value-type="float" office:value="-57.8365287780762" calcext:value-type="float">
            <text:p>-57,8365287780762</text:p>
          </table:table-cell>
          <table:table-cell office:value-type="float" office:value="-57.8192558288574" calcext:value-type="float">
            <text:p>-57,8192558288574</text:p>
          </table:table-cell>
          <table:table-cell office:value-type="float" office:value="-57.8205718994141" calcext:value-type="float">
            <text:p>-57,8205718994141</text:p>
          </table:table-cell>
          <table:table-cell office:value-type="float" office:value="-57.8155975341797" calcext:value-type="float">
            <text:p>-57,8155975341797</text:p>
          </table:table-cell>
          <table:table-cell office:value-type="float" office:value="-57.8250770568848" calcext:value-type="float">
            <text:p>-57,8250770568848</text:p>
          </table:table-cell>
          <table:table-cell office:value-type="float" office:value="-57.8268394470215" calcext:value-type="float">
            <text:p>-57,8268394470215</text:p>
          </table:table-cell>
          <table:table-cell office:value-type="float" office:value="-57.8236541748047" calcext:value-type="float">
            <text:p>-57,8236541748047</text:p>
          </table:table-cell>
          <table:table-cell office:value-type="float" office:value="-57.8167190551758" calcext:value-type="float">
            <text:p>-57,8167190551758</text:p>
          </table:table-cell>
          <table:table-cell office:value-type="float" office:value="-57.8142318725586" calcext:value-type="float">
            <text:p>-57,8142318725586</text:p>
          </table:table-cell>
          <table:table-cell office:value-type="float" office:value="-57.8086662292481" calcext:value-type="float">
            <text:p>-57,8086662292481</text:p>
          </table:table-cell>
          <table:table-cell office:value-type="float" office:value="-57.8201522827148" calcext:value-type="float">
            <text:p>-57,8201522827148</text:p>
          </table:table-cell>
          <table:table-cell office:value-type="float" office:value="-57.8330421447754" calcext:value-type="float">
            <text:p>-57,8330421447754</text:p>
          </table:table-cell>
          <table:table-cell office:value-type="float" office:value="-57.8229103088379" calcext:value-type="float">
            <text:p>-57,8229103088379</text:p>
          </table:table-cell>
          <table:table-cell office:value-type="float" office:value="-57.8254241943359" calcext:value-type="float">
            <text:p>-57,8254241943359</text:p>
          </table:table-cell>
          <table:table-cell office:value-type="float" office:value="-57.821418762207" calcext:value-type="float">
            <text:p>-57,821418762207</text:p>
          </table:table-cell>
          <table:table-cell office:value-type="float" office:value="-57.8210220336914" calcext:value-type="float">
            <text:p>-57,8210220336914</text:p>
          </table:table-cell>
          <table:table-cell office:value-type="float" office:value="-57.8317184448242" calcext:value-type="float">
            <text:p>-57,8317184448242</text:p>
          </table:table-cell>
          <table:table-cell office:value-type="float" office:value="-57.8251495361328" calcext:value-type="float">
            <text:p>-57,8251495361328</text:p>
          </table:table-cell>
          <table:table-cell office:value-type="float" office:value="-57.8171653747559" calcext:value-type="float">
            <text:p>-57,8171653747559</text:p>
          </table:table-cell>
          <table:table-cell office:value-type="float" office:value="-57.8197288513184" calcext:value-type="float">
            <text:p>-57,8197288513184</text:p>
          </table:table-cell>
          <table:table-cell office:value-type="float" office:value="-57.8147048950195" calcext:value-type="float">
            <text:p>-57,8147048950195</text:p>
          </table:table-cell>
          <table:table-cell office:value-type="float" office:value="-57.8217430114746" calcext:value-type="float">
            <text:p>-57,8217430114746</text:p>
          </table:table-cell>
          <table:table-cell office:value-type="float" office:value="-57.8234062194824" calcext:value-type="float">
            <text:p>-57,8234062194824</text:p>
          </table:table-cell>
          <table:table-cell office:value-type="float" office:value="-57.869327545166" calcext:value-type="float">
            <text:p>-57,869327545166</text:p>
          </table:table-cell>
          <table:table-cell office:value-type="float" office:value="-57.8665771484375" calcext:value-type="float">
            <text:p>-57,8665771484375</text:p>
          </table:table-cell>
          <table:table-cell office:value-type="float" office:value="-57.8757095336914" calcext:value-type="float">
            <text:p>-57,8757095336914</text:p>
          </table:table-cell>
          <table:table-cell office:value-type="float" office:value="-57.8712539672852" calcext:value-type="float">
            <text:p>-57,8712539672852</text:p>
          </table:table-cell>
          <table:table-cell office:value-type="float" office:value="-57.871150970459" calcext:value-type="float">
            <text:p>-57,871150970459</text:p>
          </table:table-cell>
          <table:table-cell office:value-type="float" office:value="-57.8746070861816" calcext:value-type="float">
            <text:p>-57,8746070861816</text:p>
          </table:table-cell>
          <table:table-cell office:value-type="float" office:value="-57.8778114318848" calcext:value-type="float">
            <text:p>-57,8778114318848</text:p>
          </table:table-cell>
          <table:table-cell office:value-type="float" office:value="-57.8916931152344" calcext:value-type="float">
            <text:p>-57,8916931152344</text:p>
          </table:table-cell>
          <table:table-cell office:value-type="float" office:value="-57.8690032958984" calcext:value-type="float">
            <text:p>-57,8690032958984</text:p>
          </table:table-cell>
          <table:table-cell office:value-type="float" office:value="-57.8736305236816" calcext:value-type="float">
            <text:p>-57,8736305236816</text:p>
          </table:table-cell>
          <table:table-cell office:value-type="float" office:value="-57.8708801269531" calcext:value-type="float">
            <text:p>-57,8708801269531</text:p>
          </table:table-cell>
          <table:table-cell office:value-type="float" office:value="-57.8731307983398" calcext:value-type="float">
            <text:p>-57,8731307983398</text:p>
          </table:table-cell>
          <table:table-cell office:value-type="float" office:value="-57.8772621154785" calcext:value-type="float">
            <text:p>-57,8772621154785</text:p>
          </table:table-cell>
          <table:table-cell office:value-type="float" office:value="-57.8797874450684" calcext:value-type="float">
            <text:p>-57,8797874450684</text:p>
          </table:table-cell>
          <table:table-cell office:value-type="float" office:value="-57.8746070861816" calcext:value-type="float">
            <text:p>-57,8746070861816</text:p>
          </table:table-cell>
          <table:table-cell office:value-type="float" office:value="-57.8854446411133" calcext:value-type="float">
            <text:p>-57,8854446411133</text:p>
          </table:table-cell>
          <table:table-cell office:value-type="float" office:value="-57.8662528991699" calcext:value-type="float">
            <text:p>-57,8662528991699</text:p>
          </table:table-cell>
          <table:table-cell office:value-type="float" office:value="-57.8687782287598" calcext:value-type="float">
            <text:p>-57,8687782287598</text:p>
          </table:table-cell>
          <table:table-cell office:value-type="float" office:value="-57.8788604736328" calcext:value-type="float">
            <text:p>-57,8788604736328</text:p>
          </table:table-cell>
          <table:table-cell office:value-type="float" office:value="-57.8761100769043" calcext:value-type="float">
            <text:p>-57,8761100769043</text:p>
          </table:table-cell>
          <table:table-cell office:value-type="float" office:value="-57.8722038269043" calcext:value-type="float">
            <text:p>-57,8722038269043</text:p>
          </table:table-cell>
          <table:table-cell office:value-type="float" office:value="-57.8666496276856" calcext:value-type="float">
            <text:p>-57,8666496276856</text:p>
          </table:table-cell>
          <table:table-cell office:value-type="float" office:value="-57.8760070800781" calcext:value-type="float">
            <text:p>-57,8760070800781</text:p>
          </table:table-cell>
          <table:table-cell office:value-type="float" office:value="-57.8634796142578" calcext:value-type="float">
            <text:p>-57,8634796142578</text:p>
          </table:table-cell>
          <table:table-cell office:value-type="float" office:value="-57.8713569641113" calcext:value-type="float">
            <text:p>-57,8713569641113</text:p>
          </table:table-cell>
          <table:table-cell office:value-type="float" office:value="-57.8590812683106" calcext:value-type="float">
            <text:p>-57,8590812683106</text:p>
          </table:table-cell>
          <table:table-cell office:value-type="float" office:value="-57.8666801452637" calcext:value-type="float">
            <text:p>-57,8666801452637</text:p>
          </table:table-cell>
          <table:table-cell office:value-type="float" office:value="-57.8636512756348" calcext:value-type="float">
            <text:p>-57,8636512756348</text:p>
          </table:table-cell>
          <table:table-cell office:value-type="float" office:value="-57.8610038757324" calcext:value-type="float">
            <text:p>-57,8610038757324</text:p>
          </table:table-cell>
          <table:table-cell office:value-type="float" office:value="-57.8649520874023" calcext:value-type="float">
            <text:p>-57,8649520874023</text:p>
          </table:table-cell>
          <table:table-cell office:value-type="float" office:value="-57.8698768615723" calcext:value-type="float">
            <text:p>-57,8698768615723</text:p>
          </table:table-cell>
          <table:table-cell office:value-type="float" office:value="-57.8807411193848" calcext:value-type="float">
            <text:p>-57,8807411193848</text:p>
          </table:table-cell>
          <table:table-cell office:value-type="float" office:value="-57.8707313537598" calcext:value-type="float">
            <text:p>-57,8707313537598</text:p>
          </table:table-cell>
          <table:table-cell office:value-type="float" office:value="-57.8648796081543" calcext:value-type="float">
            <text:p>-57,8648796081543</text:p>
          </table:table-cell>
          <table:table-cell office:value-type="float" office:value="-57.8655281066895" calcext:value-type="float">
            <text:p>-57,8655281066895</text:p>
          </table:table-cell>
          <table:table-cell office:value-type="float" office:value="-57.8788375854492" calcext:value-type="float">
            <text:p>-57,8788375854492</text:p>
          </table:table-cell>
          <table:table-cell office:value-type="float" office:value="-57.8706016540527" calcext:value-type="float">
            <text:p>-57,8706016540527</text:p>
          </table:table-cell>
          <table:table-cell office:value-type="float" office:value="-57.8868522644043" calcext:value-type="float">
            <text:p>-57,8868522644043</text:p>
          </table:table-cell>
          <table:table-cell office:value-type="float" office:value="-57.8863258361816" calcext:value-type="float">
            <text:p>-57,8863258361816</text:p>
          </table:table-cell>
          <table:table-cell office:value-type="float" office:value="-57.8723793029785" calcext:value-type="float">
            <text:p>-57,8723793029785</text:p>
          </table:table-cell>
          <table:table-cell office:value-type="float" office:value="-57.8607292175293" calcext:value-type="float">
            <text:p>-57,8607292175293</text:p>
          </table:table-cell>
          <table:table-cell office:value-type="float" office:value="-57.8681030273438" calcext:value-type="float">
            <text:p>-57,8681030273438</text:p>
          </table:table-cell>
          <table:table-cell office:value-type="float" office:value="-57.8729057312012" calcext:value-type="float">
            <text:p>-57,8729057312012</text:p>
          </table:table-cell>
          <table:table-cell office:value-type="float" office:value="-57.8785362243652" calcext:value-type="float">
            <text:p>-57,8785362243652</text:p>
          </table:table-cell>
          <table:table-cell office:value-type="float" office:value="-57.8696517944336" calcext:value-type="float">
            <text:p>-57,8696517944336</text:p>
          </table:table-cell>
          <table:table-cell office:value-type="float" office:value="-57.8677291870117" calcext:value-type="float">
            <text:p>-57,8677291870117</text:p>
          </table:table-cell>
          <table:table-cell office:value-type="float" office:value="-57.8721542358398" calcext:value-type="float">
            <text:p>-57,8721542358398</text:p>
          </table:table-cell>
          <table:table-cell office:value-type="float" office:value="-57.8617744445801" calcext:value-type="float">
            <text:p>-57,8617744445801</text:p>
          </table:table-cell>
          <table:table-cell office:value-type="float" office:value="-57.8558082580566" calcext:value-type="float">
            <text:p>-57,8558082580566</text:p>
          </table:table-cell>
          <table:table-cell office:value-type="float" office:value="-57.857307434082" calcext:value-type="float">
            <text:p>-57,857307434082</text:p>
          </table:table-cell>
          <table:table-cell office:value-type="float" office:value="-57.8718528747559" calcext:value-type="float">
            <text:p>-57,8718528747559</text:p>
          </table:table-cell>
          <table:table-cell office:value-type="float" office:value="-57.8726806640625" calcext:value-type="float">
            <text:p>-57,8726806640625</text:p>
          </table:table-cell>
          <table:table-cell office:value-type="float" office:value="-57.8702545166016" calcext:value-type="float">
            <text:p>-57,8702545166016</text:p>
          </table:table-cell>
          <table:table-cell office:value-type="float" office:value="-57.8692016601563" calcext:value-type="float">
            <text:p>-57,8692016601563</text:p>
          </table:table-cell>
          <table:table-cell office:value-type="float" office:value="-57.8715286254883" calcext:value-type="float">
            <text:p>-57,8715286254883</text:p>
          </table:table-cell>
          <table:table-cell office:value-type="float" office:value="-57.8735542297363" calcext:value-type="float">
            <text:p>-57,8735542297363</text:p>
          </table:table-cell>
          <table:table-cell office:value-type="float" office:value="-57.86669921875" calcext:value-type="float">
            <text:p>-57,86669921875</text:p>
          </table:table-cell>
          <table:table-cell office:value-type="float" office:value="-57.8721046447754" calcext:value-type="float">
            <text:p>-57,8721046447754</text:p>
          </table:table-cell>
          <table:table-cell office:value-type="float" office:value="-57.8752555847168" calcext:value-type="float">
            <text:p>-57,8752555847168</text:p>
          </table:table-cell>
          <table:table-cell office:value-type="float" office:value="-57.8683013916016" calcext:value-type="float">
            <text:p>-57,8683013916016</text:p>
          </table:table-cell>
          <table:table-cell office:value-type="float" office:value="-57.8709526062012" calcext:value-type="float">
            <text:p>-57,8709526062012</text:p>
          </table:table-cell>
          <table:table-cell office:value-type="float" office:value="-57.8647041320801" calcext:value-type="float">
            <text:p>-57,8647041320801</text:p>
          </table:table-cell>
          <table:table-cell office:value-type="float" office:value="-57.8645553588867" calcext:value-type="float">
            <text:p>-57,8645553588867</text:p>
          </table:table-cell>
          <table:table-cell office:value-type="float" office:value="-57.8665275573731" calcext:value-type="float">
            <text:p>-57,8665275573731</text:p>
          </table:table-cell>
          <table:table-cell office:value-type="float" office:value="-57.8683547973633" calcext:value-type="float">
            <text:p>-57,8683547973633</text:p>
          </table:table-cell>
          <table:table-cell office:value-type="float" office:value="-57.8614540100098" calcext:value-type="float">
            <text:p>-57,8614540100098</text:p>
          </table:table-cell>
          <table:table-cell office:value-type="float" office:value="-57.8565826416016" calcext:value-type="float">
            <text:p>-57,8565826416016</text:p>
          </table:table-cell>
          <table:table-cell office:value-type="float" office:value="-57.8651275634766" calcext:value-type="float">
            <text:p>-57,8651275634766</text:p>
          </table:table-cell>
          <table:table-cell office:value-type="float" office:value="-57.880012512207" calcext:value-type="float">
            <text:p>-57,880012512207</text:p>
          </table:table-cell>
          <table:table-cell office:value-type="float" office:value="-57.8622283935547" calcext:value-type="float">
            <text:p>-57,8622283935547</text:p>
          </table:table-cell>
          <table:table-cell office:value-type="float" office:value="-57.8640289306641" calcext:value-type="float">
            <text:p>-57,8640289306641</text:p>
          </table:table-cell>
          <table:table-cell office:value-type="float" office:value="-57.8649024963379" calcext:value-type="float">
            <text:p>-57,8649024963379</text:p>
          </table:table-cell>
          <table:table-cell office:value-type="float" office:value="-57.8694000244141" calcext:value-type="float">
            <text:p>-57,8694000244141</text:p>
          </table:table-cell>
          <table:table-cell office:value-type="float" office:value="-57.8812675476074" calcext:value-type="float">
            <text:p>-57,8812675476074</text:p>
          </table:table-cell>
          <table:table-cell office:value-type="float" office:value="-57.8722305297852" calcext:value-type="float">
            <text:p>-57,8722305297852</text:p>
          </table:table-cell>
          <table:table-cell office:value-type="float" office:value="-57.8653526306152" calcext:value-type="float">
            <text:p>-57,8653526306152</text:p>
          </table:table-cell>
          <table:table-cell office:value-type="float" office:value="-57.8580551147461" calcext:value-type="float">
            <text:p>-57,8580551147461</text:p>
          </table:table-cell>
          <table:table-cell office:value-type="float" office:value="-57.861328125" calcext:value-type="float">
            <text:p>-57,861328125</text:p>
          </table:table-cell>
          <table:table-cell office:value-type="float" office:value="-57.8689041137695" calcext:value-type="float">
            <text:p>-57,8689041137695</text:p>
          </table:table-cell>
          <table:table-cell office:value-type="float" office:value="-57.8677787780762" calcext:value-type="float">
            <text:p>-57,8677787780762</text:p>
          </table:table-cell>
          <table:table-cell office:value-type="float" office:value="-57.8388710021973" calcext:value-type="float">
            <text:p>-57,8388710021973</text:p>
          </table:table-cell>
          <table:table-cell office:value-type="float" office:value="-57.8374252319336" calcext:value-type="float">
            <text:p>-57,8374252319336</text:p>
          </table:table-cell>
          <table:table-cell office:value-type="float" office:value="-57.8393936157227" calcext:value-type="float">
            <text:p>-57,8393936157227</text:p>
          </table:table-cell>
          <table:table-cell office:value-type="float" office:value="-57.8274917602539" calcext:value-type="float">
            <text:p>-57,8274917602539</text:p>
          </table:table-cell>
          <table:table-cell office:value-type="float" office:value="-57.8355331420898" calcext:value-type="float">
            <text:p>-57,8355331420898</text:p>
          </table:table-cell>
          <table:table-cell office:value-type="float" office:value="-57.8289070129395" calcext:value-type="float">
            <text:p>-57,8289070129395</text:p>
          </table:table-cell>
          <table:table-cell office:value-type="float" office:value="-57.8227348327637" calcext:value-type="float">
            <text:p>-57,8227348327637</text:p>
          </table:table-cell>
          <table:table-cell office:value-type="float" office:value="-57.8320922851563" calcext:value-type="float">
            <text:p>-57,8320922851563</text:p>
          </table:table-cell>
          <table:table-cell office:value-type="float" office:value="-57.8295516967773" calcext:value-type="float">
            <text:p>-57,8295516967773</text:p>
          </table:table-cell>
          <table:table-cell office:value-type="float" office:value="-57.8274154663086" calcext:value-type="float">
            <text:p>-57,8274154663086</text:p>
          </table:table-cell>
          <table:table-cell office:value-type="float" office:value="-57.8282127380371" calcext:value-type="float">
            <text:p>-57,8282127380371</text:p>
          </table:table-cell>
          <table:table-cell office:value-type="float" office:value="-57.8311729431152" calcext:value-type="float">
            <text:p>-57,8311729431152</text:p>
          </table:table-cell>
          <table:table-cell office:value-type="float" office:value="-57.8322944641113" calcext:value-type="float">
            <text:p>-57,8322944641113</text:p>
          </table:table-cell>
          <table:table-cell office:value-type="float" office:value="-57.834285736084" calcext:value-type="float">
            <text:p>-57,834285736084</text:p>
          </table:table-cell>
          <table:table-cell office:value-type="float" office:value="-57.8333892822266" calcext:value-type="float">
            <text:p>-57,8333892822266</text:p>
          </table:table-cell>
          <table:table-cell office:value-type="float" office:value="-57.8354568481445" calcext:value-type="float">
            <text:p>-57,8354568481445</text:p>
          </table:table-cell>
          <table:table-cell office:value-type="float" office:value="-57.8436546325684" calcext:value-type="float">
            <text:p>-57,8436546325684</text:p>
          </table:table-cell>
          <table:table-cell office:value-type="float" office:value="-57.844108581543" calcext:value-type="float">
            <text:p>-57,844108581543</text:p>
          </table:table-cell>
          <table:table-cell office:value-type="float" office:value="-57.844181060791" calcext:value-type="float">
            <text:p>-57,844181060791</text:p>
          </table:table-cell>
          <table:table-cell office:value-type="float" office:value="-57.8318977355957" calcext:value-type="float">
            <text:p>-57,8318977355957</text:p>
          </table:table-cell>
          <table:table-cell office:value-type="float" office:value="-57.8334121704102" calcext:value-type="float">
            <text:p>-57,8334121704102</text:p>
          </table:table-cell>
          <table:table-cell office:value-type="float" office:value="-57.8284606933594" calcext:value-type="float">
            <text:p>-57,8284606933594</text:p>
          </table:table-cell>
          <table:table-cell office:value-type="float" office:value="-57.8353042602539" calcext:value-type="float">
            <text:p>-57,8353042602539</text:p>
          </table:table-cell>
          <table:table-cell office:value-type="float" office:value="-57.8360557556152" calcext:value-type="float">
            <text:p>-57,8360557556152</text:p>
          </table:table-cell>
          <table:table-cell office:value-type="float" office:value="-57.8319473266602" calcext:value-type="float">
            <text:p>-57,8319473266602</text:p>
          </table:table-cell>
          <table:table-cell office:value-type="float" office:value="-57.8442306518555" calcext:value-type="float">
            <text:p>-57,8442306518555</text:p>
          </table:table-cell>
          <table:table-cell office:value-type="float" office:value="-57.8238334655762" calcext:value-type="float">
            <text:p>-57,8238334655762</text:p>
          </table:table-cell>
          <table:table-cell office:value-type="float" office:value="-57.8277626037598" calcext:value-type="float">
            <text:p>-57,8277626037598</text:p>
          </table:table-cell>
          <table:table-cell office:value-type="float" office:value="-57.8242797851563" calcext:value-type="float">
            <text:p>-57,8242797851563</text:p>
          </table:table-cell>
          <table:table-cell office:value-type="float" office:value="-57.836353302002" calcext:value-type="float">
            <text:p>-57,836353302002</text:p>
          </table:table-cell>
          <table:table-cell office:value-type="float" office:value="-57.8260459899902" calcext:value-type="float">
            <text:p>-57,8260459899902</text:p>
          </table:table-cell>
          <table:table-cell office:value-type="float" office:value="-57.8368759155273" calcext:value-type="float">
            <text:p>-57,8368759155273</text:p>
          </table:table-cell>
          <table:table-cell office:value-type="float" office:value="-57.8337593078613" calcext:value-type="float">
            <text:p>-57,8337593078613</text:p>
          </table:table-cell>
          <table:table-cell office:value-type="float" office:value="-57.8382720947266" calcext:value-type="float">
            <text:p>-57,8382720947266</text:p>
          </table:table-cell>
          <table:table-cell office:value-type="float" office:value="-57.8275909423828" calcext:value-type="float">
            <text:p>-57,8275909423828</text:p>
          </table:table-cell>
          <table:table-cell office:value-type="float" office:value="-57.8372497558594" calcext:value-type="float">
            <text:p>-57,8372497558594</text:p>
          </table:table-cell>
          <table:table-cell office:value-type="float" office:value="-57.835506439209" calcext:value-type="float">
            <text:p>-57,835506439209</text:p>
          </table:table-cell>
          <table:table-cell office:value-type="float" office:value="-57.8298568725586" calcext:value-type="float">
            <text:p>-57,8298568725586</text:p>
          </table:table-cell>
          <table:table-cell office:value-type="float" office:value="-57.833438873291" calcext:value-type="float">
            <text:p>-57,833438873291</text:p>
          </table:table-cell>
          <table:table-cell office:value-type="float" office:value="-57.8292808532715" calcext:value-type="float">
            <text:p>-57,8292808532715</text:p>
          </table:table-cell>
          <table:table-cell office:value-type="float" office:value="-57.8234329223633" calcext:value-type="float">
            <text:p>-57,8234329223633</text:p>
          </table:table-cell>
          <table:table-cell office:value-type="float" office:value="-57.8265419006348" calcext:value-type="float">
            <text:p>-57,8265419006348</text:p>
          </table:table-cell>
          <table:table-cell office:value-type="float" office:value="-57.8349838256836" calcext:value-type="float">
            <text:p>-57,8349838256836</text:p>
          </table:table-cell>
          <table:table-cell office:value-type="float" office:value="-57.8272361755371" calcext:value-type="float">
            <text:p>-57,8272361755371</text:p>
          </table:table-cell>
          <table:table-cell office:value-type="float" office:value="-57.8280372619629" calcext:value-type="float">
            <text:p>-57,8280372619629</text:p>
          </table:table-cell>
          <table:table-cell office:value-type="float" office:value="-57.8161201477051" calcext:value-type="float">
            <text:p>-57,8161201477051</text:p>
          </table:table-cell>
          <table:table-cell office:value-type="float" office:value="-57.8218650817871" calcext:value-type="float">
            <text:p>-57,8218650817871</text:p>
          </table:table-cell>
          <table:table-cell office:value-type="float" office:value="-57.8211708068848" calcext:value-type="float">
            <text:p>-57,8211708068848</text:p>
          </table:table-cell>
          <table:table-cell office:value-type="float" office:value="-57.8251762390137" calcext:value-type="float">
            <text:p>-57,8251762390137</text:p>
          </table:table-cell>
          <table:table-cell office:value-type="float" office:value="-57.8310241699219" calcext:value-type="float">
            <text:p>-57,8310241699219</text:p>
          </table:table-cell>
          <table:table-cell office:value-type="float" office:value="-57.8388710021973" calcext:value-type="float">
            <text:p>-57,8388710021973</text:p>
          </table:table-cell>
          <table:table-cell office:value-type="float" office:value="-57.8276405334473" calcext:value-type="float">
            <text:p>-57,8276405334473</text:p>
          </table:table-cell>
          <table:table-cell office:value-type="float" office:value="-57.8235054016113" calcext:value-type="float">
            <text:p>-57,8235054016113</text:p>
          </table:table-cell>
          <table:table-cell office:value-type="float" office:value="-57.8364295959473" calcext:value-type="float">
            <text:p>-57,8364295959473</text:p>
          </table:table-cell>
          <table:table-cell office:value-type="float" office:value="-57.8326416015625" calcext:value-type="float">
            <text:p>-57,8326416015625</text:p>
          </table:table-cell>
          <table:table-cell office:value-type="float" office:value="-57.8339347839356" calcext:value-type="float">
            <text:p>-57,8339347839356</text:p>
          </table:table-cell>
          <table:table-cell office:value-type="float" office:value="-57.8360061645508" calcext:value-type="float">
            <text:p>-57,8360061645508</text:p>
          </table:table-cell>
          <table:table-cell office:value-type="float" office:value="-57.8377494812012" calcext:value-type="float">
            <text:p>-57,8377494812012</text:p>
          </table:table-cell>
          <table:table-cell office:value-type="float" office:value="-57.8419380187988" calcext:value-type="float">
            <text:p>-57,8419380187988</text:p>
          </table:table-cell>
          <table:table-cell office:value-type="float" office:value="-57.8363304138184" calcext:value-type="float">
            <text:p>-57,8363304138184</text:p>
          </table:table-cell>
          <table:table-cell office:value-type="float" office:value="-57.8315467834473" calcext:value-type="float">
            <text:p>-57,8315467834473</text:p>
          </table:table-cell>
          <table:table-cell office:value-type="float" office:value="-57.8411865234375" calcext:value-type="float">
            <text:p>-57,8411865234375</text:p>
          </table:table-cell>
          <table:table-cell office:value-type="float" office:value="-57.8361282348633" calcext:value-type="float">
            <text:p>-57,8361282348633</text:p>
          </table:table-cell>
          <table:table-cell office:value-type="float" office:value="-57.833438873291" calcext:value-type="float">
            <text:p>-57,833438873291</text:p>
          </table:table-cell>
          <table:table-cell office:value-type="float" office:value="-57.8249282836914" calcext:value-type="float">
            <text:p>-57,8249282836914</text:p>
          </table:table-cell>
          <table:table-cell office:value-type="float" office:value="-57.8233337402344" calcext:value-type="float">
            <text:p>-57,8233337402344</text:p>
          </table:table-cell>
          <table:table-cell office:value-type="float" office:value="-57.8176879882813" calcext:value-type="float">
            <text:p>-57,8176879882813</text:p>
          </table:table-cell>
          <table:table-cell office:value-type="float" office:value="-57.8272361755371" calcext:value-type="float">
            <text:p>-57,8272361755371</text:p>
          </table:table-cell>
          <table:table-cell office:value-type="float" office:value="-57.8299789428711" calcext:value-type="float">
            <text:p>-57,8299789428711</text:p>
          </table:table-cell>
          <table:table-cell office:value-type="float" office:value="-57.8247032165527" calcext:value-type="float">
            <text:p>-57,8247032165527</text:p>
          </table:table-cell>
          <table:table-cell office:value-type="float" office:value="-57.8366508483887" calcext:value-type="float">
            <text:p>-57,8366508483887</text:p>
          </table:table-cell>
          <table:table-cell office:value-type="float" office:value="-57.8290328979492" calcext:value-type="float">
            <text:p>-57,8290328979492</text:p>
          </table:table-cell>
          <table:table-cell office:value-type="float" office:value="-57.8305778503418" calcext:value-type="float">
            <text:p>-57,8305778503418</text:p>
          </table:table-cell>
          <table:table-cell office:value-type="float" office:value="-57.81982421875" calcext:value-type="float">
            <text:p>-57,81982421875</text:p>
          </table:table-cell>
          <table:table-cell office:value-type="float" office:value="-57.8199768066406" calcext:value-type="float">
            <text:p>-57,8199768066406</text:p>
          </table:table-cell>
          <table:table-cell office:value-type="float" office:value="-57.8267402648926" calcext:value-type="float">
            <text:p>-57,8267402648926</text:p>
          </table:table-cell>
          <table:table-cell office:value-type="float" office:value="-57.8281097412109" calcext:value-type="float">
            <text:p>-57,8281097412109</text:p>
          </table:table-cell>
          <table:table-cell office:value-type="float" office:value="-57.8241806030273" calcext:value-type="float">
            <text:p>-57,8241806030273</text:p>
          </table:table-cell>
          <table:table-cell office:value-type="float" office:value="-57.8300285339356" calcext:value-type="float">
            <text:p>-57,8300285339356</text:p>
          </table:table-cell>
          <table:table-cell office:value-type="float" office:value="-57.8365287780762" calcext:value-type="float">
            <text:p>-57,8365287780762</text:p>
          </table:table-cell>
          <table:table-cell office:value-type="float" office:value="-57.8206214904785" calcext:value-type="float">
            <text:p>-57,8206214904785</text:p>
          </table:table-cell>
          <table:table-cell office:value-type="float" office:value="-57.8051910400391" calcext:value-type="float">
            <text:p>-57,8051910400391</text:p>
          </table:table-cell>
          <table:table-cell office:value-type="float" office:value="-57.8144798278809" calcext:value-type="float">
            <text:p>-57,8144798278809</text:p>
          </table:table-cell>
          <table:table-cell office:value-type="float" office:value="-57.8135604858398" calcext:value-type="float">
            <text:p>-57,8135604858398</text:p>
          </table:table-cell>
          <table:table-cell office:value-type="float" office:value="-57.8050651550293" calcext:value-type="float">
            <text:p>-57,8050651550293</text:p>
          </table:table-cell>
          <table:table-cell office:value-type="float" office:value="-57.8107795715332" calcext:value-type="float">
            <text:p>-57,8107795715332</text:p>
          </table:table-cell>
          <table:table-cell office:value-type="float" office:value="-57.8119697570801" calcext:value-type="float">
            <text:p>-57,8119697570801</text:p>
          </table:table-cell>
          <table:table-cell office:value-type="float" office:value="-57.8112487792969" calcext:value-type="float">
            <text:p>-57,8112487792969</text:p>
          </table:table-cell>
          <table:table-cell office:value-type="float" office:value="-57.7984924316406" calcext:value-type="float">
            <text:p>-57,7984924316406</text:p>
          </table:table-cell>
          <table:table-cell office:value-type="float" office:value="-57.798641204834" calcext:value-type="float">
            <text:p>-57,798641204834</text:p>
          </table:table-cell>
          <table:table-cell office:value-type="float" office:value="-57.8137359619141" calcext:value-type="float">
            <text:p>-57,8137359619141</text:p>
          </table:table-cell>
          <table:table-cell office:value-type="float" office:value="-57.8117485046387" calcext:value-type="float">
            <text:p>-57,8117485046387</text:p>
          </table:table-cell>
          <table:table-cell office:value-type="float" office:value="-57.8032836914063" calcext:value-type="float">
            <text:p>-57,8032836914063</text:p>
          </table:table-cell>
          <table:table-cell office:value-type="float" office:value="-57.825798034668" calcext:value-type="float">
            <text:p>-57,825798034668</text:p>
          </table:table-cell>
          <table:table-cell office:value-type="float" office:value="-57.8119697570801" calcext:value-type="float">
            <text:p>-57,8119697570801</text:p>
          </table:table-cell>
          <table:table-cell office:value-type="float" office:value="-57.8065567016602" calcext:value-type="float">
            <text:p>-57,8065567016602</text:p>
          </table:table-cell>
          <table:table-cell office:value-type="float" office:value="-57.8150520324707" calcext:value-type="float">
            <text:p>-57,8150520324707</text:p>
          </table:table-cell>
          <table:table-cell office:value-type="float" office:value="-57.8238830566406" calcext:value-type="float">
            <text:p>-57,8238830566406</text:p>
          </table:table-cell>
          <table:table-cell office:value-type="float" office:value="-57.8146057128906" calcext:value-type="float">
            <text:p>-57,8146057128906</text:p>
          </table:table-cell>
          <table:table-cell office:value-type="float" office:value="-57.8177871704102" calcext:value-type="float">
            <text:p>-57,8177871704102</text:p>
          </table:table-cell>
          <table:table-cell office:value-type="float" office:value="-57.7988128662109" calcext:value-type="float">
            <text:p>-57,7988128662109</text:p>
          </table:table-cell>
          <table:table-cell office:value-type="float" office:value="-57.8092880249023" calcext:value-type="float">
            <text:p>-57,8092880249023</text:p>
          </table:table-cell>
          <table:table-cell office:value-type="float" office:value="-57.8216667175293" calcext:value-type="float">
            <text:p>-57,8216667175293</text:p>
          </table:table-cell>
          <table:table-cell office:value-type="float" office:value="-57.8139343261719" calcext:value-type="float">
            <text:p>-57,8139343261719</text:p>
          </table:table-cell>
          <table:table-cell office:value-type="float" office:value="-57.8137092590332" calcext:value-type="float">
            <text:p>-57,8137092590332</text:p>
          </table:table-cell>
          <table:table-cell office:value-type="float" office:value="-57.8151016235352" calcext:value-type="float">
            <text:p>-57,8151016235352</text:p>
          </table:table-cell>
          <table:table-cell office:value-type="float" office:value="-57.797176361084" calcext:value-type="float">
            <text:p>-57,797176361084</text:p>
          </table:table-cell>
          <table:table-cell office:value-type="float" office:value="-57.8101310729981" calcext:value-type="float">
            <text:p>-57,8101310729981</text:p>
          </table:table-cell>
          <table:table-cell office:value-type="float" office:value="-57.8079490661621" calcext:value-type="float">
            <text:p>-57,8079490661621</text:p>
          </table:table-cell>
          <table:table-cell office:value-type="float" office:value="-57.807056427002" calcext:value-type="float">
            <text:p>-57,807056427002</text:p>
          </table:table-cell>
          <table:table-cell office:value-type="float" office:value="-57.8134117126465" calcext:value-type="float">
            <text:p>-57,8134117126465</text:p>
          </table:table-cell>
          <table:table-cell office:value-type="float" office:value="-57.8075752258301" calcext:value-type="float">
            <text:p>-57,8075752258301</text:p>
          </table:table-cell>
          <table:table-cell office:value-type="float" office:value="-57.8140602111816" calcext:value-type="float">
            <text:p>-57,8140602111816</text:p>
          </table:table-cell>
          <table:table-cell office:value-type="float" office:value="-57.8040237426758" calcext:value-type="float">
            <text:p>-57,8040237426758</text:p>
          </table:table-cell>
          <table:table-cell office:value-type="float" office:value="-57.8114738464356" calcext:value-type="float">
            <text:p>-57,8114738464356</text:p>
          </table:table-cell>
          <table:table-cell office:value-type="float" office:value="-57.8272361755371" calcext:value-type="float">
            <text:p>-57,8272361755371</text:p>
          </table:table-cell>
          <table:table-cell office:value-type="float" office:value="-57.8155975341797" calcext:value-type="float">
            <text:p>-57,8155975341797</text:p>
          </table:table-cell>
          <table:table-cell office:value-type="float" office:value="-57.8119697570801" calcext:value-type="float">
            <text:p>-57,8119697570801</text:p>
          </table:table-cell>
          <table:table-cell office:value-type="float" office:value="-57.8006019592285" calcext:value-type="float">
            <text:p>-57,8006019592285</text:p>
          </table:table-cell>
          <table:table-cell office:value-type="float" office:value="-57.8074760437012" calcext:value-type="float">
            <text:p>-57,8074760437012</text:p>
          </table:table-cell>
          <table:table-cell office:value-type="float" office:value="-57.8075523376465" calcext:value-type="float">
            <text:p>-57,8075523376465</text:p>
          </table:table-cell>
          <table:table-cell office:value-type="float" office:value="-57.8159980773926" calcext:value-type="float">
            <text:p>-57,8159980773926</text:p>
          </table:table-cell>
          <table:table-cell office:value-type="float" office:value="-57.8153266906738" calcext:value-type="float">
            <text:p>-57,8153266906738</text:p>
          </table:table-cell>
          <table:table-cell office:value-type="float" office:value="-57.8147048950195" calcext:value-type="float">
            <text:p>-57,8147048950195</text:p>
          </table:table-cell>
          <table:table-cell office:value-type="float" office:value="-57.8074531555176" calcext:value-type="float">
            <text:p>-57,8074531555176</text:p>
          </table:table-cell>
          <table:table-cell office:value-type="float" office:value="-57.8051147460938" calcext:value-type="float">
            <text:p>-57,8051147460938</text:p>
          </table:table-cell>
          <table:table-cell office:value-type="float" office:value="-57.8079490661621" calcext:value-type="float">
            <text:p>-57,8079490661621</text:p>
          </table:table-cell>
          <table:table-cell office:value-type="float" office:value="-57.8036308288574" calcext:value-type="float">
            <text:p>-57,8036308288574</text:p>
          </table:table-cell>
          <table:table-cell office:value-type="float" office:value="-57.8125190734863" calcext:value-type="float">
            <text:p>-57,8125190734863</text:p>
          </table:table-cell>
          <table:table-cell office:value-type="float" office:value="-57.8149528503418" calcext:value-type="float">
            <text:p>-57,8149528503418</text:p>
          </table:table-cell>
          <table:table-cell office:value-type="float" office:value="-57.8208961486816" calcext:value-type="float">
            <text:p>-57,8208961486816</text:p>
          </table:table-cell>
          <table:table-cell office:value-type="float" office:value="-57.8120460510254" calcext:value-type="float">
            <text:p>-57,8120460510254</text:p>
          </table:table-cell>
          <table:table-cell office:value-type="float" office:value="-57.808048248291" calcext:value-type="float">
            <text:p>-57,808048248291</text:p>
          </table:table-cell>
          <table:table-cell office:value-type="float" office:value="-57.8008499145508" calcext:value-type="float">
            <text:p>-57,8008499145508</text:p>
          </table:table-cell>
          <table:table-cell office:value-type="float" office:value="-57.8128395080566" calcext:value-type="float">
            <text:p>-57,8128395080566</text:p>
          </table:table-cell>
          <table:table-cell office:value-type="float" office:value="-57.8195266723633" calcext:value-type="float">
            <text:p>-57,8195266723633</text:p>
          </table:table-cell>
          <table:table-cell office:value-type="float" office:value="-57.8130149841309" calcext:value-type="float">
            <text:p>-57,8130149841309</text:p>
          </table:table-cell>
          <table:table-cell office:value-type="float" office:value="-57.8077011108398" calcext:value-type="float">
            <text:p>-57,8077011108398</text:p>
          </table:table-cell>
          <table:table-cell office:value-type="float" office:value="-57.7973022460938" calcext:value-type="float">
            <text:p>-57,7973022460938</text:p>
          </table:table-cell>
          <table:table-cell office:value-type="float" office:value="-57.8082733154297" calcext:value-type="float">
            <text:p>-57,8082733154297</text:p>
          </table:table-cell>
          <table:table-cell office:value-type="float" office:value="-57.8186798095703" calcext:value-type="float">
            <text:p>-57,8186798095703</text:p>
          </table:table-cell>
          <table:table-cell office:value-type="float" office:value="-57.8211212158203" calcext:value-type="float">
            <text:p>-57,8211212158203</text:p>
          </table:table-cell>
          <table:table-cell office:value-type="float" office:value="-57.8147277832031" calcext:value-type="float">
            <text:p>-57,8147277832031</text:p>
          </table:table-cell>
          <table:table-cell office:value-type="float" office:value="-57.8068046569824" calcext:value-type="float">
            <text:p>-57,8068046569824</text:p>
          </table:table-cell>
          <table:table-cell office:value-type="float" office:value="-57.8078765869141" calcext:value-type="float">
            <text:p>-57,8078765869141</text:p>
          </table:table-cell>
          <table:table-cell office:value-type="float" office:value="-57.8089141845703" calcext:value-type="float">
            <text:p>-57,8089141845703</text:p>
          </table:table-cell>
          <table:table-cell office:value-type="float" office:value="-57.8096122741699" calcext:value-type="float">
            <text:p>-57,8096122741699</text:p>
          </table:table-cell>
          <table:table-cell office:value-type="float" office:value="-57.8128662109375" calcext:value-type="float">
            <text:p>-57,8128662109375</text:p>
          </table:table-cell>
          <table:table-cell office:value-type="float" office:value="-57.8261947631836" calcext:value-type="float">
            <text:p>-57,8261947631836</text:p>
          </table:table-cell>
          <table:table-cell office:value-type="float" office:value="-57.8111991882324" calcext:value-type="float">
            <text:p>-57,8111991882324</text:p>
          </table:table-cell>
          <table:table-cell office:value-type="float" office:value="-57.8061599731445" calcext:value-type="float">
            <text:p>-57,8061599731445</text:p>
          </table:table-cell>
          <table:table-cell office:value-type="float" office:value="-57.8166923522949" calcext:value-type="float">
            <text:p>-57,8166923522949</text:p>
          </table:table-cell>
          <table:table-cell office:value-type="float" office:value="-57.8101081848145" calcext:value-type="float">
            <text:p>-57,8101081848145</text:p>
          </table:table-cell>
          <table:table-cell office:value-type="float" office:value="-57.810230255127" calcext:value-type="float">
            <text:p>-57,810230255127</text:p>
          </table:table-cell>
          <table:table-cell office:value-type="float" office:value="-57.8121185302734" calcext:value-type="float">
            <text:p>-57,8121185302734</text:p>
          </table:table-cell>
          <table:table-cell office:value-type="float" office:value="-57.8166427612305" calcext:value-type="float">
            <text:p>-57,8166427612305</text:p>
          </table:table-cell>
          <table:table-cell office:value-type="float" office:value="-57.8200035095215" calcext:value-type="float">
            <text:p>-57,8200035095215</text:p>
          </table:table-cell>
          <table:table-cell office:value-type="float" office:value="-57.8079986572266" calcext:value-type="float">
            <text:p>-57,8079986572266</text:p>
          </table:table-cell>
          <table:table-cell office:value-type="float" office:value="-57.8084945678711" calcext:value-type="float">
            <text:p>-57,8084945678711</text:p>
          </table:table-cell>
          <table:table-cell office:value-type="float" office:value="-57.8128890991211" calcext:value-type="float">
            <text:p>-57,8128890991211</text:p>
          </table:table-cell>
          <table:table-cell office:value-type="float" office:value="-57.7973518371582" calcext:value-type="float">
            <text:p>-57,7973518371582</text:p>
          </table:table-cell>
          <table:table-cell office:value-type="float" office:value="-57.7845344543457" calcext:value-type="float">
            <text:p>-57,7845344543457</text:p>
          </table:table-cell>
          <table:table-cell office:value-type="float" office:value="-57.7811431884766" calcext:value-type="float">
            <text:p>-57,7811431884766</text:p>
          </table:table-cell>
          <table:table-cell office:value-type="float" office:value="-57.7694931030273" calcext:value-type="float">
            <text:p>-57,7694931030273</text:p>
          </table:table-cell>
          <table:table-cell office:value-type="float" office:value="-57.7783470153809" calcext:value-type="float">
            <text:p>-57,7783470153809</text:p>
          </table:table-cell>
          <table:table-cell office:value-type="float" office:value="-57.7829551696777" calcext:value-type="float">
            <text:p>-57,7829551696777</text:p>
          </table:table-cell>
          <table:table-cell office:value-type="float" office:value="-57.7697677612305" calcext:value-type="float">
            <text:p>-57,7697677612305</text:p>
          </table:table-cell>
          <table:table-cell office:value-type="float" office:value="-57.7788696289063" calcext:value-type="float">
            <text:p>-57,7788696289063</text:p>
          </table:table-cell>
          <table:table-cell office:value-type="float" office:value="-57.7756271362305" calcext:value-type="float">
            <text:p>-57,7756271362305</text:p>
          </table:table-cell>
          <table:table-cell office:value-type="float" office:value="-57.7835693359375" calcext:value-type="float">
            <text:p>-57,7835693359375</text:p>
          </table:table-cell>
          <table:table-cell office:value-type="float" office:value="-57.7679100036621" calcext:value-type="float">
            <text:p>-57,7679100036621</text:p>
          </table:table-cell>
          <table:table-cell office:value-type="float" office:value="-57.7761192321777" calcext:value-type="float">
            <text:p>-57,7761192321777</text:p>
          </table:table-cell>
          <table:table-cell office:value-type="float" office:value="-57.7941780090332" calcext:value-type="float">
            <text:p>-57,7941780090332</text:p>
          </table:table-cell>
          <table:table-cell office:value-type="float" office:value="-57.801025390625" calcext:value-type="float">
            <text:p>-57,801025390625</text:p>
          </table:table-cell>
          <table:table-cell office:value-type="float" office:value="-57.7910995483398" calcext:value-type="float">
            <text:p>-57,7910995483398</text:p>
          </table:table-cell>
          <table:table-cell office:value-type="float" office:value="-57.7915992736816" calcext:value-type="float">
            <text:p>-57,7915992736816</text:p>
          </table:table-cell>
          <table:table-cell office:value-type="float" office:value="-57.7868881225586" calcext:value-type="float">
            <text:p>-57,7868881225586</text:p>
          </table:table-cell>
          <table:table-cell office:value-type="float" office:value="-57.7920188903809" calcext:value-type="float">
            <text:p>-57,7920188903809</text:p>
          </table:table-cell>
          <table:table-cell office:value-type="float" office:value="-57.7835960388184" calcext:value-type="float">
            <text:p>-57,7835960388184</text:p>
          </table:table-cell>
          <table:table-cell office:value-type="float" office:value="-57.7861213684082" calcext:value-type="float">
            <text:p>-57,7861213684082</text:p>
          </table:table-cell>
          <table:table-cell office:value-type="float" office:value="-57.7855072021484" calcext:value-type="float">
            <text:p>-57,7855072021484</text:p>
          </table:table-cell>
          <table:table-cell office:value-type="float" office:value="-57.7798309326172" calcext:value-type="float">
            <text:p>-57,7798309326172</text:p>
          </table:table-cell>
          <table:table-cell office:value-type="float" office:value="-57.7847862243652" calcext:value-type="float">
            <text:p>-57,7847862243652</text:p>
          </table:table-cell>
          <table:table-cell office:value-type="float" office:value="-57.7813415527344" calcext:value-type="float">
            <text:p>-57,7813415527344</text:p>
          </table:table-cell>
          <table:table-cell office:value-type="float" office:value="-57.7801551818848" calcext:value-type="float">
            <text:p>-57,7801551818848</text:p>
          </table:table-cell>
          <table:table-cell office:value-type="float" office:value="-57.7809944152832" calcext:value-type="float">
            <text:p>-57,7809944152832</text:p>
          </table:table-cell>
          <table:table-cell office:value-type="float" office:value="-57.7685775756836" calcext:value-type="float">
            <text:p>-57,7685775756836</text:p>
          </table:table-cell>
          <table:table-cell office:value-type="float" office:value="-57.7669715881348" calcext:value-type="float">
            <text:p>-57,7669715881348</text:p>
          </table:table-cell>
          <table:table-cell office:value-type="float" office:value="-57.7869873046875" calcext:value-type="float">
            <text:p>-57,7869873046875</text:p>
          </table:table-cell>
          <table:table-cell office:value-type="float" office:value="-57.7763671875" calcext:value-type="float">
            <text:p>-57,7763671875</text:p>
          </table:table-cell>
          <table:table-cell office:value-type="float" office:value="-57.777458190918" calcext:value-type="float">
            <text:p>-57,777458190918</text:p>
          </table:table-cell>
          <table:table-cell office:value-type="float" office:value="-57.7854537963867" calcext:value-type="float">
            <text:p>-57,7854537963867</text:p>
          </table:table-cell>
          <table:table-cell office:value-type="float" office:value="-57.7736968994141" calcext:value-type="float">
            <text:p>-57,7736968994141</text:p>
          </table:table-cell>
          <table:table-cell office:value-type="float" office:value="-57.7717170715332" calcext:value-type="float">
            <text:p>-57,7717170715332</text:p>
          </table:table-cell>
          <table:table-cell office:value-type="float" office:value="-57.7872619628906" calcext:value-type="float">
            <text:p>-57,7872619628906</text:p>
          </table:table-cell>
          <table:table-cell office:value-type="float" office:value="-57.7843856811523" calcext:value-type="float">
            <text:p>-57,7843856811523</text:p>
          </table:table-cell>
          <table:table-cell office:value-type="float" office:value="-57.7816925048828" calcext:value-type="float">
            <text:p>-57,7816925048828</text:p>
          </table:table-cell>
          <table:table-cell office:value-type="float" office:value="-57.778247833252" calcext:value-type="float">
            <text:p>-57,778247833252</text:p>
          </table:table-cell>
          <table:table-cell office:value-type="float" office:value="-57.7869377136231" calcext:value-type="float">
            <text:p>-57,7869377136231</text:p>
          </table:table-cell>
          <table:table-cell office:value-type="float" office:value="-57.7740211486816" calcext:value-type="float">
            <text:p>-57,7740211486816</text:p>
          </table:table-cell>
          <table:table-cell office:value-type="float" office:value="-57.777458190918" calcext:value-type="float">
            <text:p>-57,777458190918</text:p>
          </table:table-cell>
          <table:table-cell office:value-type="float" office:value="-57.7789916992188" calcext:value-type="float">
            <text:p>-57,7789916992188</text:p>
          </table:table-cell>
          <table:table-cell office:value-type="float" office:value="-57.788501739502" calcext:value-type="float">
            <text:p>-57,788501739502</text:p>
          </table:table-cell>
          <table:table-cell office:value-type="float" office:value="-57.7937812805176" calcext:value-type="float">
            <text:p>-57,7937812805176</text:p>
          </table:table-cell>
          <table:table-cell office:value-type="float" office:value="-57.7840194702148" calcext:value-type="float">
            <text:p>-57,7840194702148</text:p>
          </table:table-cell>
          <table:table-cell office:value-type="float" office:value="-57.7766418457031" calcext:value-type="float">
            <text:p>-57,7766418457031</text:p>
          </table:table-cell>
          <table:table-cell office:value-type="float" office:value="-57.7814178466797" calcext:value-type="float">
            <text:p>-57,7814178466797</text:p>
          </table:table-cell>
          <table:table-cell office:value-type="float" office:value="-57.7752304077148" calcext:value-type="float">
            <text:p>-57,7752304077148</text:p>
          </table:table-cell>
          <table:table-cell table:number-columns-repeated="15121"/>
        </table:table-row>
        <table:table-row table:style-name="ro1">
          <table:table-cell office:value-type="string" calcext:value-type="string">
            <text:p>SWT</text:p>
          </table:table-cell>
          <table:table-cell office:value-type="string" calcext:value-type="string">
            <text:p>0.5121600000000001</text:p>
          </table:table-cell>
          <table:table-cell table:number-columns-repeated="16382"/>
        </table:table-row>
        <table:table-row table:style-name="ro1">
          <table:table-cell office:value-type="float" office:value="-79.0648651123047" calcext:value-type="float">
            <text:p>-79,0648651123047</text:p>
          </table:table-cell>
          <table:table-cell office:value-type="float" office:value="-79.0376358032227" calcext:value-type="float">
            <text:p>-79,0376358032227</text:p>
          </table:table-cell>
          <table:table-cell office:value-type="float" office:value="-79.1595077514648" calcext:value-type="float">
            <text:p>-79,1595077514648</text:p>
          </table:table-cell>
          <table:table-cell office:value-type="float" office:value="-79.1586303710938" calcext:value-type="float">
            <text:p>-79,1586303710938</text:p>
          </table:table-cell>
          <table:table-cell office:value-type="float" office:value="-79.12158203125" calcext:value-type="float">
            <text:p>-79,12158203125</text:p>
          </table:table-cell>
          <table:table-cell office:value-type="float" office:value="-79.1650161743164" calcext:value-type="float">
            <text:p>-79,1650161743164</text:p>
          </table:table-cell>
          <table:table-cell office:value-type="float" office:value="-79.1850738525391" calcext:value-type="float">
            <text:p>-79,1850738525391</text:p>
          </table:table-cell>
          <table:table-cell office:value-type="float" office:value="-79.2054672241211" calcext:value-type="float">
            <text:p>-79,2054672241211</text:p>
          </table:table-cell>
          <table:table-cell office:value-type="float" office:value="-79.2139358520508" calcext:value-type="float">
            <text:p>-79,2139358520508</text:p>
          </table:table-cell>
          <table:table-cell office:value-type="float" office:value="-79.0852584838867" calcext:value-type="float">
            <text:p>-79,0852584838867</text:p>
          </table:table-cell>
          <table:table-cell office:value-type="float" office:value="-79.2760543823242" calcext:value-type="float">
            <text:p>-79,2760543823242</text:p>
          </table:table-cell>
          <table:table-cell office:value-type="float" office:value="-79.2587203979492" calcext:value-type="float">
            <text:p>-79,2587203979492</text:p>
          </table:table-cell>
          <table:table-cell office:value-type="float" office:value="-79.4081954956055" calcext:value-type="float">
            <text:p>-79,4081954956055</text:p>
          </table:table-cell>
          <table:table-cell office:value-type="float" office:value="-79.346321105957" calcext:value-type="float">
            <text:p>-79,346321105957</text:p>
          </table:table-cell>
          <table:table-cell office:value-type="float" office:value="-79.3235244750977" calcext:value-type="float">
            <text:p>-79,3235244750977</text:p>
          </table:table-cell>
          <table:table-cell office:value-type="float" office:value="-79.2455215454102" calcext:value-type="float">
            <text:p>-79,2455215454102</text:p>
          </table:table-cell>
          <table:table-cell office:value-type="float" office:value="-79.2854690551758" calcext:value-type="float">
            <text:p>-79,2854690551758</text:p>
          </table:table-cell>
          <table:table-cell office:value-type="float" office:value="-79.1123428344727" calcext:value-type="float">
            <text:p>-79,1123428344727</text:p>
          </table:table-cell>
          <table:table-cell office:value-type="float" office:value="-79.1734466552734" calcext:value-type="float">
            <text:p>-79,1734466552734</text:p>
          </table:table-cell>
          <table:table-cell office:value-type="float" office:value="-79.1865310668945" calcext:value-type="float">
            <text:p>-79,1865310668945</text:p>
          </table:table-cell>
          <table:table-cell office:value-type="float" office:value="-79.0508041381836" calcext:value-type="float">
            <text:p>-79,0508041381836</text:p>
          </table:table-cell>
          <table:table-cell office:value-type="float" office:value="-79.0858383178711" calcext:value-type="float">
            <text:p>-79,0858383178711</text:p>
          </table:table-cell>
          <table:table-cell office:value-type="float" office:value="-79.1792602539063" calcext:value-type="float">
            <text:p>-79,1792602539063</text:p>
          </table:table-cell>
          <table:table-cell office:value-type="float" office:value="-79.0936050415039" calcext:value-type="float">
            <text:p>-79,0936050415039</text:p>
          </table:table-cell>
          <table:table-cell office:value-type="float" office:value="-79.1123428344727" calcext:value-type="float">
            <text:p>-79,1123428344727</text:p>
          </table:table-cell>
          <table:table-cell office:value-type="float" office:value="-79.2619476318359" calcext:value-type="float">
            <text:p>-79,2619476318359</text:p>
          </table:table-cell>
          <table:table-cell office:value-type="float" office:value="-79.2066345214844" calcext:value-type="float">
            <text:p>-79,2066345214844</text:p>
          </table:table-cell>
          <table:table-cell office:value-type="float" office:value="-79.2069244384766" calcext:value-type="float">
            <text:p>-79,2069244384766</text:p>
          </table:table-cell>
          <table:table-cell office:value-type="float" office:value="-79.1853713989258" calcext:value-type="float">
            <text:p>-79,1853713989258</text:p>
          </table:table-cell>
          <table:table-cell office:value-type="float" office:value="-79.1230316162109" calcext:value-type="float">
            <text:p>-79,1230316162109</text:p>
          </table:table-cell>
          <table:table-cell office:value-type="float" office:value="-79.182746887207" calcext:value-type="float">
            <text:p>-79,182746887207</text:p>
          </table:table-cell>
          <table:table-cell office:value-type="float" office:value="-79.1340179443359" calcext:value-type="float">
            <text:p>-79,1340179443359</text:p>
          </table:table-cell>
          <table:table-cell office:value-type="float" office:value="-79.1140747070313" calcext:value-type="float">
            <text:p>-79,1140747070313</text:p>
          </table:table-cell>
          <table:table-cell office:value-type="float" office:value="-79.0901565551758" calcext:value-type="float">
            <text:p>-79,0901565551758</text:p>
          </table:table-cell>
          <table:table-cell office:value-type="float" office:value="-79.0999450683594" calcext:value-type="float">
            <text:p>-79,0999450683594</text:p>
          </table:table-cell>
          <table:table-cell office:value-type="float" office:value="-79.0387802124023" calcext:value-type="float">
            <text:p>-79,0387802124023</text:p>
          </table:table-cell>
          <table:table-cell office:value-type="float" office:value="-79.1682205200195" calcext:value-type="float">
            <text:p>-79,1682205200195</text:p>
          </table:table-cell>
          <table:table-cell office:value-type="float" office:value="-79.2145233154297" calcext:value-type="float">
            <text:p>-79,2145233154297</text:p>
          </table:table-cell>
          <table:table-cell office:value-type="float" office:value="-79.1117630004883" calcext:value-type="float">
            <text:p>-79,1117630004883</text:p>
          </table:table-cell>
          <table:table-cell office:value-type="float" office:value="-79.249626159668" calcext:value-type="float">
            <text:p>-79,249626159668</text:p>
          </table:table-cell>
          <table:table-cell office:value-type="float" office:value="-79.1432723999023" calcext:value-type="float">
            <text:p>-79,1432723999023</text:p>
          </table:table-cell>
          <table:table-cell office:value-type="float" office:value="-79.1551513671875" calcext:value-type="float">
            <text:p>-79,1551513671875</text:p>
          </table:table-cell>
          <table:table-cell office:value-type="float" office:value="-79.2834091186523" calcext:value-type="float">
            <text:p>-79,2834091186523</text:p>
          </table:table-cell>
          <table:table-cell office:value-type="float" office:value="-79.2875213623047" calcext:value-type="float">
            <text:p>-79,2875213623047</text:p>
          </table:table-cell>
          <table:table-cell office:value-type="float" office:value="-79.1109008789063" calcext:value-type="float">
            <text:p>-79,1109008789063</text:p>
          </table:table-cell>
          <table:table-cell office:value-type="float" office:value="-79.2110214233398" calcext:value-type="float">
            <text:p>-79,2110214233398</text:p>
          </table:table-cell>
          <table:table-cell office:value-type="float" office:value="-79.1952743530273" calcext:value-type="float">
            <text:p>-79,1952743530273</text:p>
          </table:table-cell>
          <table:table-cell office:value-type="float" office:value="-79.0774993896484" calcext:value-type="float">
            <text:p>-79,0774993896484</text:p>
          </table:table-cell>
          <table:table-cell office:value-type="float" office:value="-79.2795791625977" calcext:value-type="float">
            <text:p>-79,2795791625977</text:p>
          </table:table-cell>
          <table:table-cell office:value-type="float" office:value="-79.1964340209961" calcext:value-type="float">
            <text:p>-79,1964340209961</text:p>
          </table:table-cell>
          <table:table-cell office:value-type="float" office:value="-79.2546157836914" calcext:value-type="float">
            <text:p>-79,2546157836914</text:p>
          </table:table-cell>
          <table:table-cell office:value-type="float" office:value="-79.2657623291016" calcext:value-type="float">
            <text:p>-79,2657623291016</text:p>
          </table:table-cell>
          <table:table-cell office:value-type="float" office:value="-79.3075714111328" calcext:value-type="float">
            <text:p>-79,3075714111328</text:p>
          </table:table-cell>
          <table:table-cell office:value-type="float" office:value="-79.4702224731445" calcext:value-type="float">
            <text:p>-79,4702224731445</text:p>
          </table:table-cell>
          <table:table-cell office:value-type="float" office:value="-79.0924530029297" calcext:value-type="float">
            <text:p>-79,0924530029297</text:p>
          </table:table-cell>
          <table:table-cell office:value-type="float" office:value="-79.3022613525391" calcext:value-type="float">
            <text:p>-79,3022613525391</text:p>
          </table:table-cell>
          <table:table-cell office:value-type="float" office:value="-79.2387847900391" calcext:value-type="float">
            <text:p>-79,2387847900391</text:p>
          </table:table-cell>
          <table:table-cell office:value-type="float" office:value="-79.1158065795898" calcext:value-type="float">
            <text:p>-79,1158065795898</text:p>
          </table:table-cell>
          <table:table-cell office:value-type="float" office:value="-79.2464065551758" calcext:value-type="float">
            <text:p>-79,2464065551758</text:p>
          </table:table-cell>
          <table:table-cell office:value-type="float" office:value="-79.1522521972656" calcext:value-type="float">
            <text:p>-79,1522521972656</text:p>
          </table:table-cell>
          <table:table-cell office:value-type="float" office:value="-79.2499160766602" calcext:value-type="float">
            <text:p>-79,2499160766602</text:p>
          </table:table-cell>
          <table:table-cell office:value-type="float" office:value="-79.0789337158203" calcext:value-type="float">
            <text:p>-79,0789337158203</text:p>
          </table:table-cell>
          <table:table-cell office:value-type="float" office:value="-79.1510925292969" calcext:value-type="float">
            <text:p>-79,1510925292969</text:p>
          </table:table-cell>
          <table:table-cell office:value-type="float" office:value="-79.2695846557617" calcext:value-type="float">
            <text:p>-79,2695846557617</text:p>
          </table:table-cell>
          <table:table-cell office:value-type="float" office:value="-79.251091003418" calcext:value-type="float">
            <text:p>-79,251091003418</text:p>
          </table:table-cell>
          <table:table-cell office:value-type="float" office:value="-79.2584228515625" calcext:value-type="float">
            <text:p>-79,2584228515625</text:p>
          </table:table-cell>
          <table:table-cell office:value-type="float" office:value="-79.2376174926758" calcext:value-type="float">
            <text:p>-79,2376174926758</text:p>
          </table:table-cell>
          <table:table-cell office:value-type="float" office:value="-79.1938095092773" calcext:value-type="float">
            <text:p>-79,1938095092773</text:p>
          </table:table-cell>
          <table:table-cell office:value-type="float" office:value="-79.0576934814453" calcext:value-type="float">
            <text:p>-79,0576934814453</text:p>
          </table:table-cell>
          <table:table-cell office:value-type="float" office:value="-79.0728988647461" calcext:value-type="float">
            <text:p>-79,0728988647461</text:p>
          </table:table-cell>
          <table:table-cell office:value-type="float" office:value="-78.9814605712891" calcext:value-type="float">
            <text:p>-78,9814605712891</text:p>
          </table:table-cell>
          <table:table-cell office:value-type="float" office:value="-79.0582580566406" calcext:value-type="float">
            <text:p>-79,0582580566406</text:p>
          </table:table-cell>
          <table:table-cell office:value-type="float" office:value="-79.1299667358398" calcext:value-type="float">
            <text:p>-79,1299667358398</text:p>
          </table:table-cell>
          <table:table-cell office:value-type="float" office:value="-79.0631408691406" calcext:value-type="float">
            <text:p>-79,0631408691406</text:p>
          </table:table-cell>
          <table:table-cell office:value-type="float" office:value="-79.1340179443359" calcext:value-type="float">
            <text:p>-79,1340179443359</text:p>
          </table:table-cell>
          <table:table-cell office:value-type="float" office:value="-79.1542816162109" calcext:value-type="float">
            <text:p>-79,1542816162109</text:p>
          </table:table-cell>
          <table:table-cell office:value-type="float" office:value="-79.014778137207" calcext:value-type="float">
            <text:p>-79,014778137207</text:p>
          </table:table-cell>
          <table:table-cell office:value-type="float" office:value="-78.9698104858398" calcext:value-type="float">
            <text:p>-78,9698104858398</text:p>
          </table:table-cell>
          <table:table-cell office:value-type="float" office:value="-79.1467514038086" calcext:value-type="float">
            <text:p>-79,1467514038086</text:p>
          </table:table-cell>
          <table:table-cell office:value-type="float" office:value="-78.9256439208984" calcext:value-type="float">
            <text:p>-78,9256439208984</text:p>
          </table:table-cell>
          <table:table-cell office:value-type="float" office:value="-78.8586807250977" calcext:value-type="float">
            <text:p>-78,8586807250977</text:p>
          </table:table-cell>
          <table:table-cell office:value-type="float" office:value="-78.785285949707" calcext:value-type="float">
            <text:p>-78,785285949707</text:p>
          </table:table-cell>
          <table:table-cell office:value-type="float" office:value="-78.7155303955078" calcext:value-type="float">
            <text:p>-78,7155303955078</text:p>
          </table:table-cell>
          <table:table-cell office:value-type="float" office:value="-78.8544769287109" calcext:value-type="float">
            <text:p>-78,8544769287109</text:p>
          </table:table-cell>
          <table:table-cell office:value-type="float" office:value="-78.8626022338867" calcext:value-type="float">
            <text:p>-78,8626022338867</text:p>
          </table:table-cell>
          <table:table-cell office:value-type="float" office:value="-78.7273941040039" calcext:value-type="float">
            <text:p>-78,7273941040039</text:p>
          </table:table-cell>
          <table:table-cell office:value-type="float" office:value="-78.7844467163086" calcext:value-type="float">
            <text:p>-78,7844467163086</text:p>
          </table:table-cell>
          <table:table-cell office:value-type="float" office:value="-78.7067184448242" calcext:value-type="float">
            <text:p>-78,7067184448242</text:p>
          </table:table-cell>
          <table:table-cell office:value-type="float" office:value="-78.9019546508789" calcext:value-type="float">
            <text:p>-78,9019546508789</text:p>
          </table:table-cell>
          <table:table-cell office:value-type="float" office:value="-78.7348480224609" calcext:value-type="float">
            <text:p>-78,7348480224609</text:p>
          </table:table-cell>
          <table:table-cell office:value-type="float" office:value="-78.9590301513672" calcext:value-type="float">
            <text:p>-78,9590301513672</text:p>
          </table:table-cell>
          <table:table-cell office:value-type="float" office:value="-78.8951950073242" calcext:value-type="float">
            <text:p>-78,8951950073242</text:p>
          </table:table-cell>
          <table:table-cell office:value-type="float" office:value="-78.7655715942383" calcext:value-type="float">
            <text:p>-78,7655715942383</text:p>
          </table:table-cell>
          <table:table-cell office:value-type="float" office:value="-78.9008255004883" calcext:value-type="float">
            <text:p>-78,9008255004883</text:p>
          </table:table-cell>
          <table:table-cell office:value-type="float" office:value="-78.8365707397461" calcext:value-type="float">
            <text:p>-78,8365707397461</text:p>
          </table:table-cell>
          <table:table-cell office:value-type="float" office:value="-78.7572631835938" calcext:value-type="float">
            <text:p>-78,7572631835938</text:p>
          </table:table-cell>
          <table:table-cell office:value-type="float" office:value="-78.8402099609375" calcext:value-type="float">
            <text:p>-78,8402099609375</text:p>
          </table:table-cell>
          <table:table-cell office:value-type="float" office:value="-78.8192520141602" calcext:value-type="float">
            <text:p>-78,8192520141602</text:p>
          </table:table-cell>
          <table:table-cell office:value-type="float" office:value="-78.7362289428711" calcext:value-type="float">
            <text:p>-78,7362289428711</text:p>
          </table:table-cell>
          <table:table-cell office:value-type="float" office:value="-78.7738952636719" calcext:value-type="float">
            <text:p>-78,7738952636719</text:p>
          </table:table-cell>
          <table:table-cell office:value-type="float" office:value="-78.7683486938477" calcext:value-type="float">
            <text:p>-78,7683486938477</text:p>
          </table:table-cell>
          <table:table-cell office:value-type="float" office:value="-78.7472915649414" calcext:value-type="float">
            <text:p>-78,7472915649414</text:p>
          </table:table-cell>
          <table:table-cell office:value-type="float" office:value="-78.7816696166992" calcext:value-type="float">
            <text:p>-78,7816696166992</text:p>
          </table:table-cell>
          <table:table-cell office:value-type="float" office:value="-78.7677917480469" calcext:value-type="float">
            <text:p>-78,7677917480469</text:p>
          </table:table-cell>
          <table:table-cell office:value-type="float" office:value="-78.7020416259766" calcext:value-type="float">
            <text:p>-78,7020416259766</text:p>
          </table:table-cell>
          <table:table-cell office:value-type="float" office:value="-78.6937789916992" calcext:value-type="float">
            <text:p>-78,6937789916992</text:p>
          </table:table-cell>
          <table:table-cell office:value-type="float" office:value="-78.7861175537109" calcext:value-type="float">
            <text:p>-78,7861175537109</text:p>
          </table:table-cell>
          <table:table-cell office:value-type="float" office:value="-78.7160873413086" calcext:value-type="float">
            <text:p>-78,7160873413086</text:p>
          </table:table-cell>
          <table:table-cell office:value-type="float" office:value="-78.7694549560547" calcext:value-type="float">
            <text:p>-78,7694549560547</text:p>
          </table:table-cell>
          <table:table-cell office:value-type="float" office:value="-78.8410415649414" calcext:value-type="float">
            <text:p>-78,8410415649414</text:p>
          </table:table-cell>
          <table:table-cell office:value-type="float" office:value="-78.7777786254883" calcext:value-type="float">
            <text:p>-78,7777786254883</text:p>
          </table:table-cell>
          <table:table-cell office:value-type="float" office:value="-78.817024230957" calcext:value-type="float">
            <text:p>-78,817024230957</text:p>
          </table:table-cell>
          <table:table-cell office:value-type="float" office:value="-78.6242141723633" calcext:value-type="float">
            <text:p>-78,6242141723633</text:p>
          </table:table-cell>
          <table:table-cell office:value-type="float" office:value="-78.7669677734375" calcext:value-type="float">
            <text:p>-78,7669677734375</text:p>
          </table:table-cell>
          <table:table-cell office:value-type="float" office:value="-78.7431411743164" calcext:value-type="float">
            <text:p>-78,7431411743164</text:p>
          </table:table-cell>
          <table:table-cell office:value-type="float" office:value="-78.8561630249023" calcext:value-type="float">
            <text:p>-78,8561630249023</text:p>
          </table:table-cell>
          <table:table-cell office:value-type="float" office:value="-78.7727890014648" calcext:value-type="float">
            <text:p>-78,7727890014648</text:p>
          </table:table-cell>
          <table:table-cell office:value-type="float" office:value="-78.7528305053711" calcext:value-type="float">
            <text:p>-78,7528305053711</text:p>
          </table:table-cell>
          <table:table-cell office:value-type="float" office:value="-78.7210464477539" calcext:value-type="float">
            <text:p>-78,7210464477539</text:p>
          </table:table-cell>
          <table:table-cell office:value-type="float" office:value="-78.8276214599609" calcext:value-type="float">
            <text:p>-78,8276214599609</text:p>
          </table:table-cell>
          <table:table-cell office:value-type="float" office:value="-78.830696105957" calcext:value-type="float">
            <text:p>-78,830696105957</text:p>
          </table:table-cell>
          <table:table-cell office:value-type="float" office:value="-78.8640060424805" calcext:value-type="float">
            <text:p>-78,8640060424805</text:p>
          </table:table-cell>
          <table:table-cell office:value-type="float" office:value="-78.9219741821289" calcext:value-type="float">
            <text:p>-78,9219741821289</text:p>
          </table:table-cell>
          <table:table-cell office:value-type="float" office:value="-78.8502807617188" calcext:value-type="float">
            <text:p>-78,8502807617188</text:p>
          </table:table-cell>
          <table:table-cell office:value-type="float" office:value="-78.7625274658203" calcext:value-type="float">
            <text:p>-78,7625274658203</text:p>
          </table:table-cell>
          <table:table-cell office:value-type="float" office:value="-78.7788925170898" calcext:value-type="float">
            <text:p>-78,7788925170898</text:p>
          </table:table-cell>
          <table:table-cell office:value-type="float" office:value="-78.8561630249023" calcext:value-type="float">
            <text:p>-78,8561630249023</text:p>
          </table:table-cell>
          <table:table-cell office:value-type="float" office:value="-78.8816909790039" calcext:value-type="float">
            <text:p>-78,8816909790039</text:p>
          </table:table-cell>
          <table:table-cell office:value-type="float" office:value="-78.8794479370117" calcext:value-type="float">
            <text:p>-78,8794479370117</text:p>
          </table:table-cell>
          <table:table-cell office:value-type="float" office:value="-79.0153503417969" calcext:value-type="float">
            <text:p>-79,0153503417969</text:p>
          </table:table-cell>
          <table:table-cell office:value-type="float" office:value="-78.8780364990234" calcext:value-type="float">
            <text:p>-78,8780364990234</text:p>
          </table:table-cell>
          <table:table-cell office:value-type="float" office:value="-78.8541946411133" calcext:value-type="float">
            <text:p>-78,8541946411133</text:p>
          </table:table-cell>
          <table:table-cell office:value-type="float" office:value="-78.9247894287109" calcext:value-type="float">
            <text:p>-78,9247894287109</text:p>
          </table:table-cell>
          <table:table-cell office:value-type="float" office:value="-78.9377975463867" calcext:value-type="float">
            <text:p>-78,9377975463867</text:p>
          </table:table-cell>
          <table:table-cell office:value-type="float" office:value="-79.0250625610352" calcext:value-type="float">
            <text:p>-79,0250625610352</text:p>
          </table:table-cell>
          <table:table-cell office:value-type="float" office:value="-78.8161849975586" calcext:value-type="float">
            <text:p>-78,8161849975586</text:p>
          </table:table-cell>
          <table:table-cell office:value-type="float" office:value="-78.8100509643555" calcext:value-type="float">
            <text:p>-78,8100509643555</text:p>
          </table:table-cell>
          <table:table-cell office:value-type="float" office:value="-78.7975234985352" calcext:value-type="float">
            <text:p>-78,7975234985352</text:p>
          </table:table-cell>
          <table:table-cell office:value-type="float" office:value="-78.7883453369141" calcext:value-type="float">
            <text:p>-78,7883453369141</text:p>
          </table:table-cell>
          <table:table-cell office:value-type="float" office:value="-78.7677917480469" calcext:value-type="float">
            <text:p>-78,7677917480469</text:p>
          </table:table-cell>
          <table:table-cell office:value-type="float" office:value="-78.9355316162109" calcext:value-type="float">
            <text:p>-78,9355316162109</text:p>
          </table:table-cell>
          <table:table-cell office:value-type="float" office:value="-78.6912994384766" calcext:value-type="float">
            <text:p>-78,6912994384766</text:p>
          </table:table-cell>
          <table:table-cell office:value-type="float" office:value="-78.6803207397461" calcext:value-type="float">
            <text:p>-78,6803207397461</text:p>
          </table:table-cell>
          <table:table-cell office:value-type="float" office:value="-78.9135055541992" calcext:value-type="float">
            <text:p>-78,9135055541992</text:p>
          </table:table-cell>
          <table:table-cell office:value-type="float" office:value="-78.6959838867188" calcext:value-type="float">
            <text:p>-78,6959838867188</text:p>
          </table:table-cell>
          <table:table-cell office:value-type="float" office:value="-78.3228759765625" calcext:value-type="float">
            <text:p>-78,3228759765625</text:p>
          </table:table-cell>
          <table:table-cell office:value-type="float" office:value="-78.2999801635742" calcext:value-type="float">
            <text:p>-78,2999801635742</text:p>
          </table:table-cell>
          <table:table-cell office:value-type="float" office:value="-78.383430480957" calcext:value-type="float">
            <text:p>-78,383430480957</text:p>
          </table:table-cell>
          <table:table-cell office:value-type="float" office:value="-78.3850173950195" calcext:value-type="float">
            <text:p>-78,3850173950195</text:p>
          </table:table-cell>
          <table:table-cell office:value-type="float" office:value="-78.3416061401367" calcext:value-type="float">
            <text:p>-78,3416061401367</text:p>
          </table:table-cell>
          <table:table-cell office:value-type="float" office:value="-78.154296875" calcext:value-type="float">
            <text:p>-78,154296875</text:p>
          </table:table-cell>
          <table:table-cell office:value-type="float" office:value="-78.267448425293" calcext:value-type="float">
            <text:p>-78,267448425293</text:p>
          </table:table-cell>
          <table:table-cell office:value-type="float" office:value="-78.2173309326172" calcext:value-type="float">
            <text:p>-78,2173309326172</text:p>
          </table:table-cell>
          <table:table-cell office:value-type="float" office:value="-78.3667297363281" calcext:value-type="float">
            <text:p>-78,3667297363281</text:p>
          </table:table-cell>
          <table:table-cell office:value-type="float" office:value="-78.395637512207" calcext:value-type="float">
            <text:p>-78,395637512207</text:p>
          </table:table-cell>
          <table:table-cell office:value-type="float" office:value="-78.3186569213867" calcext:value-type="float">
            <text:p>-78,3186569213867</text:p>
          </table:table-cell>
          <table:table-cell office:value-type="float" office:value="-78.3704299926758" calcext:value-type="float">
            <text:p>-78,3704299926758</text:p>
          </table:table-cell>
          <table:table-cell office:value-type="float" office:value="-78.3590545654297" calcext:value-type="float">
            <text:p>-78,3590545654297</text:p>
          </table:table-cell>
          <table:table-cell office:value-type="float" office:value="-78.3482055664063" calcext:value-type="float">
            <text:p>-78,3482055664063</text:p>
          </table:table-cell>
          <table:table-cell office:value-type="float" office:value="-78.274528503418" calcext:value-type="float">
            <text:p>-78,274528503418</text:p>
          </table:table-cell>
          <table:table-cell office:value-type="float" office:value="-78.2630004882813" calcext:value-type="float">
            <text:p>-78,2630004882813</text:p>
          </table:table-cell>
          <table:table-cell office:value-type="float" office:value="-78.4201202392578" calcext:value-type="float">
            <text:p>-78,4201202392578</text:p>
          </table:table-cell>
          <table:table-cell office:value-type="float" office:value="-78.3738784790039" calcext:value-type="float">
            <text:p>-78,3738784790039</text:p>
          </table:table-cell>
          <table:table-cell office:value-type="float" office:value="-78.4711685180664" calcext:value-type="float">
            <text:p>-78,4711685180664</text:p>
          </table:table-cell>
          <table:table-cell office:value-type="float" office:value="-78.3574600219727" calcext:value-type="float">
            <text:p>-78,3574600219727</text:p>
          </table:table-cell>
          <table:table-cell office:value-type="float" office:value="-78.4551010131836" calcext:value-type="float">
            <text:p>-78,4551010131836</text:p>
          </table:table-cell>
          <table:table-cell office:value-type="float" office:value="-78.4585800170898" calcext:value-type="float">
            <text:p>-78,4585800170898</text:p>
          </table:table-cell>
          <table:table-cell office:value-type="float" office:value="-78.3677825927734" calcext:value-type="float">
            <text:p>-78,3677825927734</text:p>
          </table:table-cell>
          <table:table-cell office:value-type="float" office:value="-78.3868713378906" calcext:value-type="float">
            <text:p>-78,3868713378906</text:p>
          </table:table-cell>
          <table:table-cell office:value-type="float" office:value="-78.3445053100586" calcext:value-type="float">
            <text:p>-78,3445053100586</text:p>
          </table:table-cell>
          <table:table-cell office:value-type="float" office:value="-78.4185180664063" calcext:value-type="float">
            <text:p>-78,4185180664063</text:p>
          </table:table-cell>
          <table:table-cell office:value-type="float" office:value="-78.3799743652344" calcext:value-type="float">
            <text:p>-78,3799743652344</text:p>
          </table:table-cell>
          <table:table-cell office:value-type="float" office:value="-78.4169158935547" calcext:value-type="float">
            <text:p>-78,4169158935547</text:p>
          </table:table-cell>
          <table:table-cell office:value-type="float" office:value="-78.3898010253906" calcext:value-type="float">
            <text:p>-78,3898010253906</text:p>
          </table:table-cell>
          <table:table-cell office:value-type="float" office:value="-78.3249816894531" calcext:value-type="float">
            <text:p>-78,3249816894531</text:p>
          </table:table-cell>
          <table:table-cell office:value-type="float" office:value="-78.4961242675781" calcext:value-type="float">
            <text:p>-78,4961242675781</text:p>
          </table:table-cell>
          <table:table-cell office:value-type="float" office:value="-78.3479461669922" calcext:value-type="float">
            <text:p>-78,3479461669922</text:p>
          </table:table-cell>
          <table:table-cell office:value-type="float" office:value="-78.5044708251953" calcext:value-type="float">
            <text:p>-78,5044708251953</text:p>
          </table:table-cell>
          <table:table-cell office:value-type="float" office:value="-78.2737426757813" calcext:value-type="float">
            <text:p>-78,2737426757813</text:p>
          </table:table-cell>
          <table:table-cell office:value-type="float" office:value="-78.2556838989258" calcext:value-type="float">
            <text:p>-78,2556838989258</text:p>
          </table:table-cell>
          <table:table-cell office:value-type="float" office:value="-78.2460174560547" calcext:value-type="float">
            <text:p>-78,2460174560547</text:p>
          </table:table-cell>
          <table:table-cell office:value-type="float" office:value="-78.3139190673828" calcext:value-type="float">
            <text:p>-78,3139190673828</text:p>
          </table:table-cell>
          <table:table-cell office:value-type="float" office:value="-78.3202438354492" calcext:value-type="float">
            <text:p>-78,3202438354492</text:p>
          </table:table-cell>
          <table:table-cell office:value-type="float" office:value="-78.4078750610352" calcext:value-type="float">
            <text:p>-78,4078750610352</text:p>
          </table:table-cell>
          <table:table-cell office:value-type="float" office:value="-78.353759765625" calcext:value-type="float">
            <text:p>-78,353759765625</text:p>
          </table:table-cell>
          <table:table-cell office:value-type="float" office:value="-78.2913131713867" calcext:value-type="float">
            <text:p>-78,2913131713867</text:p>
          </table:table-cell>
          <table:table-cell office:value-type="float" office:value="-78.1620635986328" calcext:value-type="float">
            <text:p>-78,1620635986328</text:p>
          </table:table-cell>
          <table:table-cell office:value-type="float" office:value="-78.288948059082" calcext:value-type="float">
            <text:p>-78,288948059082</text:p>
          </table:table-cell>
          <table:table-cell office:value-type="float" office:value="-78.3688430786133" calcext:value-type="float">
            <text:p>-78,3688430786133</text:p>
          </table:table-cell>
          <table:table-cell office:value-type="float" office:value="-78.3099746704102" calcext:value-type="float">
            <text:p>-78,3099746704102</text:p>
          </table:table-cell>
          <table:table-cell office:value-type="float" office:value="-78.3073425292969" calcext:value-type="float">
            <text:p>-78,3073425292969</text:p>
          </table:table-cell>
          <table:table-cell office:value-type="float" office:value="-78.3571929931641" calcext:value-type="float">
            <text:p>-78,3571929931641</text:p>
          </table:table-cell>
          <table:table-cell office:value-type="float" office:value="-78.3147125244141" calcext:value-type="float">
            <text:p>-78,3147125244141</text:p>
          </table:table-cell>
          <table:table-cell office:value-type="float" office:value="-78.3097152709961" calcext:value-type="float">
            <text:p>-78,3097152709961</text:p>
          </table:table-cell>
          <table:table-cell office:value-type="float" office:value="-78.4334564208984" calcext:value-type="float">
            <text:p>-78,4334564208984</text:p>
          </table:table-cell>
          <table:table-cell office:value-type="float" office:value="-78.4840393066406" calcext:value-type="float">
            <text:p>-78,4840393066406</text:p>
          </table:table-cell>
          <table:table-cell office:value-type="float" office:value="-78.3323669433594" calcext:value-type="float">
            <text:p>-78,3323669433594</text:p>
          </table:table-cell>
          <table:table-cell office:value-type="float" office:value="-78.5165786743164" calcext:value-type="float">
            <text:p>-78,5165786743164</text:p>
          </table:table-cell>
          <table:table-cell office:value-type="float" office:value="-78.3725509643555" calcext:value-type="float">
            <text:p>-78,3725509643555</text:p>
          </table:table-cell>
          <table:table-cell office:value-type="float" office:value="-78.2902679443359" calcext:value-type="float">
            <text:p>-78,2902679443359</text:p>
          </table:table-cell>
          <table:table-cell office:value-type="float" office:value="-78.3630218505859" calcext:value-type="float">
            <text:p>-78,3630218505859</text:p>
          </table:table-cell>
          <table:table-cell office:value-type="float" office:value="-78.4289245605469" calcext:value-type="float">
            <text:p>-78,4289245605469</text:p>
          </table:table-cell>
          <table:table-cell office:value-type="float" office:value="-78.411865234375" calcext:value-type="float">
            <text:p>-78,411865234375</text:p>
          </table:table-cell>
          <table:table-cell office:value-type="float" office:value="-78.3126068115234" calcext:value-type="float">
            <text:p>-78,3126068115234</text:p>
          </table:table-cell>
          <table:table-cell office:value-type="float" office:value="-78.4441375732422" calcext:value-type="float">
            <text:p>-78,4441375732422</text:p>
          </table:table-cell>
          <table:table-cell office:value-type="float" office:value="-78.4254531860352" calcext:value-type="float">
            <text:p>-78,4254531860352</text:p>
          </table:table-cell>
          <table:table-cell office:value-type="float" office:value="-78.4915618896484" calcext:value-type="float">
            <text:p>-78,4915618896484</text:p>
          </table:table-cell>
          <table:table-cell office:value-type="float" office:value="-78.4934387207031" calcext:value-type="float">
            <text:p>-78,4934387207031</text:p>
          </table:table-cell>
          <table:table-cell office:value-type="float" office:value="-78.3115539550781" calcext:value-type="float">
            <text:p>-78,3115539550781</text:p>
          </table:table-cell>
          <table:table-cell office:value-type="float" office:value="-78.3078689575195" calcext:value-type="float">
            <text:p>-78,3078689575195</text:p>
          </table:table-cell>
          <table:table-cell office:value-type="float" office:value="-78.4006958007813" calcext:value-type="float">
            <text:p>-78,4006958007813</text:p>
          </table:table-cell>
          <table:table-cell office:value-type="float" office:value="-78.3013000488281" calcext:value-type="float">
            <text:p>-78,3013000488281</text:p>
          </table:table-cell>
          <table:table-cell office:value-type="float" office:value="-78.3102340698242" calcext:value-type="float">
            <text:p>-78,3102340698242</text:p>
          </table:table-cell>
          <table:table-cell office:value-type="float" office:value="-78.5314178466797" calcext:value-type="float">
            <text:p>-78,5314178466797</text:p>
          </table:table-cell>
          <table:table-cell office:value-type="float" office:value="-78.2669296264648" calcext:value-type="float">
            <text:p>-78,2669296264648</text:p>
          </table:table-cell>
          <table:table-cell office:value-type="float" office:value="-78.2043228149414" calcext:value-type="float">
            <text:p>-78,2043228149414</text:p>
          </table:table-cell>
          <table:table-cell office:value-type="float" office:value="-78.1884841918945" calcext:value-type="float">
            <text:p>-78,1884841918945</text:p>
          </table:table-cell>
          <table:table-cell office:value-type="float" office:value="-78.2402648925781" calcext:value-type="float">
            <text:p>-78,2402648925781</text:p>
          </table:table-cell>
          <table:table-cell office:value-type="float" office:value="-78.2507095336914" calcext:value-type="float">
            <text:p>-78,2507095336914</text:p>
          </table:table-cell>
          <table:table-cell office:value-type="float" office:value="-78.3023529052734" calcext:value-type="float">
            <text:p>-78,3023529052734</text:p>
          </table:table-cell>
          <table:table-cell office:value-type="float" office:value="-78.3068161010742" calcext:value-type="float">
            <text:p>-78,3068161010742</text:p>
          </table:table-cell>
          <table:table-cell office:value-type="float" office:value="-78.2868499755859" calcext:value-type="float">
            <text:p>-78,2868499755859</text:p>
          </table:table-cell>
          <table:table-cell office:value-type="float" office:value="-78.2162857055664" calcext:value-type="float">
            <text:p>-78,2162857055664</text:p>
          </table:table-cell>
          <table:table-cell office:value-type="float" office:value="-78.2175903320313" calcext:value-type="float">
            <text:p>-78,2175903320313</text:p>
          </table:table-cell>
          <table:table-cell office:value-type="float" office:value="-78.3023529052734" calcext:value-type="float">
            <text:p>-78,3023529052734</text:p>
          </table:table-cell>
          <table:table-cell office:value-type="float" office:value="-78.3752059936523" calcext:value-type="float">
            <text:p>-78,3752059936523</text:p>
          </table:table-cell>
          <table:table-cell office:value-type="float" office:value="-78.2802886962891" calcext:value-type="float">
            <text:p>-78,2802886962891</text:p>
          </table:table-cell>
          <table:table-cell office:value-type="float" office:value="-78.3468933105469" calcext:value-type="float">
            <text:p>-78,3468933105469</text:p>
          </table:table-cell>
          <table:table-cell office:value-type="float" office:value="-78.2405319213867" calcext:value-type="float">
            <text:p>-78,2405319213867</text:p>
          </table:table-cell>
          <table:table-cell office:value-type="float" office:value="-78.2373962402344" calcext:value-type="float">
            <text:p>-78,2373962402344</text:p>
          </table:table-cell>
          <table:table-cell office:value-type="float" office:value="-78.3165588378906" calcext:value-type="float">
            <text:p>-78,3165588378906</text:p>
          </table:table-cell>
          <table:table-cell office:value-type="float" office:value="-78.260383605957" calcext:value-type="float">
            <text:p>-78,260383605957</text:p>
          </table:table-cell>
          <table:table-cell office:value-type="float" office:value="-78.1817398071289" calcext:value-type="float">
            <text:p>-78,1817398071289</text:p>
          </table:table-cell>
          <table:table-cell office:value-type="float" office:value="-78.3068161010742" calcext:value-type="float">
            <text:p>-78,3068161010742</text:p>
          </table:table-cell>
          <table:table-cell office:value-type="float" office:value="-78.1284942626953" calcext:value-type="float">
            <text:p>-78,1284942626953</text:p>
          </table:table-cell>
          <table:table-cell office:value-type="float" office:value="-78.1680068969727" calcext:value-type="float">
            <text:p>-78,1680068969727</text:p>
          </table:table-cell>
          <table:table-cell office:value-type="float" office:value="-78.2178497314453" calcext:value-type="float">
            <text:p>-78,2178497314453</text:p>
          </table:table-cell>
          <table:table-cell office:value-type="float" office:value="-78.3556137084961" calcext:value-type="float">
            <text:p>-78,3556137084961</text:p>
          </table:table-cell>
          <table:table-cell office:value-type="float" office:value="-78.3007659912109" calcext:value-type="float">
            <text:p>-78,3007659912109</text:p>
          </table:table-cell>
          <table:table-cell office:value-type="float" office:value="-78.3020858764648" calcext:value-type="float">
            <text:p>-78,3020858764648</text:p>
          </table:table-cell>
          <table:table-cell office:value-type="float" office:value="-78.3028717041016" calcext:value-type="float">
            <text:p>-78,3028717041016</text:p>
          </table:table-cell>
          <table:table-cell office:value-type="float" office:value="-78.2235794067383" calcext:value-type="float">
            <text:p>-78,2235794067383</text:p>
          </table:table-cell>
          <table:table-cell office:value-type="float" office:value="-78.3065490722656" calcext:value-type="float">
            <text:p>-78,3065490722656</text:p>
          </table:table-cell>
          <table:table-cell office:value-type="float" office:value="-78.2970886230469" calcext:value-type="float">
            <text:p>-78,2970886230469</text:p>
          </table:table-cell>
          <table:table-cell office:value-type="float" office:value="-78.3360595703125" calcext:value-type="float">
            <text:p>-78,3360595703125</text:p>
          </table:table-cell>
          <table:table-cell office:value-type="float" office:value="-78.3993606567383" calcext:value-type="float">
            <text:p>-78,3993606567383</text:p>
          </table:table-cell>
          <table:table-cell office:value-type="float" office:value="-78.3257751464844" calcext:value-type="float">
            <text:p>-78,3257751464844</text:p>
          </table:table-cell>
          <table:table-cell office:value-type="float" office:value="-78.1786270141602" calcext:value-type="float">
            <text:p>-78,1786270141602</text:p>
          </table:table-cell>
          <table:table-cell office:value-type="float" office:value="-78.4318542480469" calcext:value-type="float">
            <text:p>-78,4318542480469</text:p>
          </table:table-cell>
          <table:table-cell office:value-type="float" office:value="-78.4323883056641" calcext:value-type="float">
            <text:p>-78,4323883056641</text:p>
          </table:table-cell>
          <table:table-cell office:value-type="float" office:value="-78.4676818847656" calcext:value-type="float">
            <text:p>-78,4676818847656</text:p>
          </table:table-cell>
          <table:table-cell office:value-type="float" office:value="-78.4588394165039" calcext:value-type="float">
            <text:p>-78,4588394165039</text:p>
          </table:table-cell>
          <table:table-cell office:value-type="float" office:value="-78.5384292602539" calcext:value-type="float">
            <text:p>-78,5384292602539</text:p>
          </table:table-cell>
          <table:table-cell office:value-type="float" office:value="-78.326301574707" calcext:value-type="float">
            <text:p>-78,326301574707</text:p>
          </table:table-cell>
          <table:table-cell office:value-type="float" office:value="-78.3360595703125" calcext:value-type="float">
            <text:p>-78,3360595703125</text:p>
          </table:table-cell>
          <table:table-cell office:value-type="float" office:value="-78.4174575805664" calcext:value-type="float">
            <text:p>-78,4174575805664</text:p>
          </table:table-cell>
          <table:table-cell office:value-type="float" office:value="-78.5630493164063" calcext:value-type="float">
            <text:p>-78,5630493164063</text:p>
          </table:table-cell>
          <table:table-cell office:value-type="float" office:value="-78.4297180175781" calcext:value-type="float">
            <text:p>-78,4297180175781</text:p>
          </table:table-cell>
          <table:table-cell office:value-type="float" office:value="-78.4398651123047" calcext:value-type="float">
            <text:p>-78,4398651123047</text:p>
          </table:table-cell>
          <table:table-cell office:value-type="float" office:value="-78.4238510131836" calcext:value-type="float">
            <text:p>-78,4238510131836</text:p>
          </table:table-cell>
          <table:table-cell office:value-type="float" office:value="-78.3516464233398" calcext:value-type="float">
            <text:p>-78,3516464233398</text:p>
          </table:table-cell>
          <table:table-cell office:value-type="float" office:value="-78.4225158691406" calcext:value-type="float">
            <text:p>-78,4225158691406</text:p>
          </table:table-cell>
          <table:table-cell office:value-type="float" office:value="-78.4861831665039" calcext:value-type="float">
            <text:p>-78,4861831665039</text:p>
          </table:table-cell>
          <table:table-cell office:value-type="float" office:value="-78.4529571533203" calcext:value-type="float">
            <text:p>-78,4529571533203</text:p>
          </table:table-cell>
          <table:table-cell office:value-type="float" office:value="-78.3720245361328" calcext:value-type="float">
            <text:p>-78,3720245361328</text:p>
          </table:table-cell>
          <table:table-cell office:value-type="float" office:value="-78.2650985717773" calcext:value-type="float">
            <text:p>-78,2650985717773</text:p>
          </table:table-cell>
          <table:table-cell office:value-type="float" office:value="-78.3154983520508" calcext:value-type="float">
            <text:p>-78,3154983520508</text:p>
          </table:table-cell>
          <table:table-cell office:value-type="float" office:value="-78.3587875366211" calcext:value-type="float">
            <text:p>-78,3587875366211</text:p>
          </table:table-cell>
          <table:table-cell office:value-type="float" office:value="-78.3350067138672" calcext:value-type="float">
            <text:p>-78,3350067138672</text:p>
          </table:table-cell>
          <table:table-cell office:value-type="float" office:value="-78.370964050293" calcext:value-type="float">
            <text:p>-78,370964050293</text:p>
          </table:table-cell>
          <table:table-cell office:value-type="float" office:value="-78.2792510986328" calcext:value-type="float">
            <text:p>-78,2792510986328</text:p>
          </table:table-cell>
          <table:table-cell office:value-type="float" office:value="-78.3133926391602" calcext:value-type="float">
            <text:p>-78,3133926391602</text:p>
          </table:table-cell>
          <table:table-cell office:value-type="float" office:value="-78.2669296264648" calcext:value-type="float">
            <text:p>-78,2669296264648</text:p>
          </table:table-cell>
          <table:table-cell office:value-type="float" office:value="-78.2405319213867" calcext:value-type="float">
            <text:p>-78,2405319213867</text:p>
          </table:table-cell>
          <table:table-cell office:value-type="float" office:value="-78.3212966918945" calcext:value-type="float">
            <text:p>-78,3212966918945</text:p>
          </table:table-cell>
          <table:table-cell office:value-type="float" office:value="-78.288948059082" calcext:value-type="float">
            <text:p>-78,288948059082</text:p>
          </table:table-cell>
          <table:table-cell office:value-type="float" office:value="-77.9207458496094" calcext:value-type="float">
            <text:p>-77,9207458496094</text:p>
          </table:table-cell>
          <table:table-cell office:value-type="float" office:value="-77.8353805541992" calcext:value-type="float">
            <text:p>-77,8353805541992</text:p>
          </table:table-cell>
          <table:table-cell office:value-type="float" office:value="-77.8119964599609" calcext:value-type="float">
            <text:p>-77,8119964599609</text:p>
          </table:table-cell>
          <table:table-cell office:value-type="float" office:value="-77.8938751220703" calcext:value-type="float">
            <text:p>-77,8938751220703</text:p>
          </table:table-cell>
          <table:table-cell office:value-type="float" office:value="-77.8658294677734" calcext:value-type="float">
            <text:p>-77,8658294677734</text:p>
          </table:table-cell>
          <table:table-cell office:value-type="float" office:value="-77.7995834350586" calcext:value-type="float">
            <text:p>-77,7995834350586</text:p>
          </table:table-cell>
          <table:table-cell office:value-type="float" office:value="-77.8988876342773" calcext:value-type="float">
            <text:p>-77,8988876342773</text:p>
          </table:table-cell>
          <table:table-cell office:value-type="float" office:value="-77.9235153198242" calcext:value-type="float">
            <text:p>-77,9235153198242</text:p>
          </table:table-cell>
          <table:table-cell office:value-type="float" office:value="-77.9980697631836" calcext:value-type="float">
            <text:p>-77,9980697631836</text:p>
          </table:table-cell>
          <table:table-cell office:value-type="float" office:value="-77.9833602905273" calcext:value-type="float">
            <text:p>-77,9833602905273</text:p>
          </table:table-cell>
          <table:table-cell office:value-type="float" office:value="-77.9252777099609" calcext:value-type="float">
            <text:p>-77,9252777099609</text:p>
          </table:table-cell>
          <table:table-cell office:value-type="float" office:value="-77.9029006958008" calcext:value-type="float">
            <text:p>-77,9029006958008</text:p>
          </table:table-cell>
          <table:table-cell office:value-type="float" office:value="-77.9235153198242" calcext:value-type="float">
            <text:p>-77,9235153198242</text:p>
          </table:table-cell>
          <table:table-cell office:value-type="float" office:value="-77.9788055419922" calcext:value-type="float">
            <text:p>-77,9788055419922</text:p>
          </table:table-cell>
          <table:table-cell office:value-type="float" office:value="-77.9656448364258" calcext:value-type="float">
            <text:p>-77,9656448364258</text:p>
          </table:table-cell>
          <table:table-cell office:value-type="float" office:value="-77.9947738647461" calcext:value-type="float">
            <text:p>-77,9947738647461</text:p>
          </table:table-cell>
          <table:table-cell office:value-type="float" office:value="-77.9919815063477" calcext:value-type="float">
            <text:p>-77,9919815063477</text:p>
          </table:table-cell>
          <table:table-cell office:value-type="float" office:value="-77.9965515136719" calcext:value-type="float">
            <text:p>-77,9965515136719</text:p>
          </table:table-cell>
          <table:table-cell office:value-type="float" office:value="-78.0168762207031" calcext:value-type="float">
            <text:p>-78,0168762207031</text:p>
          </table:table-cell>
          <table:table-cell office:value-type="float" office:value="-77.9061660766602" calcext:value-type="float">
            <text:p>-77,9061660766602</text:p>
          </table:table-cell>
          <table:table-cell office:value-type="float" office:value="-77.7975921630859" calcext:value-type="float">
            <text:p>-77,7975921630859</text:p>
          </table:table-cell>
          <table:table-cell office:value-type="float" office:value="-77.9434204101563" calcext:value-type="float">
            <text:p>-77,9434204101563</text:p>
          </table:table-cell>
          <table:table-cell office:value-type="float" office:value="-77.8805847167969" calcext:value-type="float">
            <text:p>-77,8805847167969</text:p>
          </table:table-cell>
          <table:table-cell office:value-type="float" office:value="-77.8851013183594" calcext:value-type="float">
            <text:p>-77,8851013183594</text:p>
          </table:table-cell>
          <table:table-cell office:value-type="float" office:value="-78.0178909301758" calcext:value-type="float">
            <text:p>-78,0178909301758</text:p>
          </table:table-cell>
          <table:table-cell office:value-type="float" office:value="-77.9054107666016" calcext:value-type="float">
            <text:p>-77,9054107666016</text:p>
          </table:table-cell>
          <table:table-cell office:value-type="float" office:value="-77.8733291625977" calcext:value-type="float">
            <text:p>-77,8733291625977</text:p>
          </table:table-cell>
          <table:table-cell office:value-type="float" office:value="-77.9189910888672" calcext:value-type="float">
            <text:p>-77,9189910888672</text:p>
          </table:table-cell>
          <table:table-cell office:value-type="float" office:value="-77.9917297363281" calcext:value-type="float">
            <text:p>-77,9917297363281</text:p>
          </table:table-cell>
          <table:table-cell office:value-type="float" office:value="-77.833137512207" calcext:value-type="float">
            <text:p>-77,833137512207</text:p>
          </table:table-cell>
          <table:table-cell office:value-type="float" office:value="-77.8698272705078" calcext:value-type="float">
            <text:p>-77,8698272705078</text:p>
          </table:table-cell>
          <table:table-cell office:value-type="float" office:value="-77.9104385375977" calcext:value-type="float">
            <text:p>-77,9104385375977</text:p>
          </table:table-cell>
          <table:table-cell office:value-type="float" office:value="-77.8625793457031" calcext:value-type="float">
            <text:p>-77,8625793457031</text:p>
          </table:table-cell>
          <table:table-cell office:value-type="float" office:value="-77.9303131103516" calcext:value-type="float">
            <text:p>-77,9303131103516</text:p>
          </table:table-cell>
          <table:table-cell office:value-type="float" office:value="-77.7301483154297" calcext:value-type="float">
            <text:p>-77,7301483154297</text:p>
          </table:table-cell>
          <table:table-cell office:value-type="float" office:value="-77.7659072875977" calcext:value-type="float">
            <text:p>-77,7659072875977</text:p>
          </table:table-cell>
          <table:table-cell office:value-type="float" office:value="-77.9006423950195" calcext:value-type="float">
            <text:p>-77,9006423950195</text:p>
          </table:table-cell>
          <table:table-cell office:value-type="float" office:value="-77.7966079711914" calcext:value-type="float">
            <text:p>-77,7966079711914</text:p>
          </table:table-cell>
          <table:table-cell office:value-type="float" office:value="-77.953254699707" calcext:value-type="float">
            <text:p>-77,953254699707</text:p>
          </table:table-cell>
          <table:table-cell office:value-type="float" office:value="-77.9061660766602" calcext:value-type="float">
            <text:p>-77,9061660766602</text:p>
          </table:table-cell>
          <table:table-cell office:value-type="float" office:value="-77.8408660888672" calcext:value-type="float">
            <text:p>-77,8408660888672</text:p>
          </table:table-cell>
          <table:table-cell office:value-type="float" office:value="-77.826171875" calcext:value-type="float">
            <text:p>-77,826171875</text:p>
          </table:table-cell>
          <table:table-cell office:value-type="float" office:value="-77.9225082397461" calcext:value-type="float">
            <text:p>-77,9225082397461</text:p>
          </table:table-cell>
          <table:table-cell office:value-type="float" office:value="-77.8953704833984" calcext:value-type="float">
            <text:p>-77,8953704833984</text:p>
          </table:table-cell>
          <table:table-cell office:value-type="float" office:value="-77.8983917236328" calcext:value-type="float">
            <text:p>-77,8983917236328</text:p>
          </table:table-cell>
          <table:table-cell office:value-type="float" office:value="-77.9179763793945" calcext:value-type="float">
            <text:p>-77,9179763793945</text:p>
          </table:table-cell>
          <table:table-cell office:value-type="float" office:value="-77.9980697631836" calcext:value-type="float">
            <text:p>-77,9980697631836</text:p>
          </table:table-cell>
          <table:table-cell office:value-type="float" office:value="-77.8244247436523" calcext:value-type="float">
            <text:p>-77,8244247436523</text:p>
          </table:table-cell>
          <table:table-cell office:value-type="float" office:value="-77.8112564086914" calcext:value-type="float">
            <text:p>-77,8112564086914</text:p>
          </table:table-cell>
          <table:table-cell office:value-type="float" office:value="-77.8623275756836" calcext:value-type="float">
            <text:p>-77,8623275756836</text:p>
          </table:table-cell>
          <table:table-cell office:value-type="float" office:value="-77.9664077758789" calcext:value-type="float">
            <text:p>-77,9664077758789</text:p>
          </table:table-cell>
          <table:table-cell office:value-type="float" office:value="-77.9858932495117" calcext:value-type="float">
            <text:p>-77,9858932495117</text:p>
          </table:table-cell>
          <table:table-cell office:value-type="float" office:value="-77.7185897827148" calcext:value-type="float">
            <text:p>-77,7185897827148</text:p>
          </table:table-cell>
          <table:table-cell office:value-type="float" office:value="-78.0229797363281" calcext:value-type="float">
            <text:p>-78,0229797363281</text:p>
          </table:table-cell>
          <table:table-cell office:value-type="float" office:value="-77.9585647583008" calcext:value-type="float">
            <text:p>-77,9585647583008</text:p>
          </table:table-cell>
          <table:table-cell office:value-type="float" office:value="-78.010009765625" calcext:value-type="float">
            <text:p>-78,010009765625</text:p>
          </table:table-cell>
          <table:table-cell office:value-type="float" office:value="-77.9540176391602" calcext:value-type="float">
            <text:p>-77,9540176391602</text:p>
          </table:table-cell>
          <table:table-cell office:value-type="float" office:value="-77.8660736083984" calcext:value-type="float">
            <text:p>-77,8660736083984</text:p>
          </table:table-cell>
          <table:table-cell office:value-type="float" office:value="-77.8698272705078" calcext:value-type="float">
            <text:p>-77,8698272705078</text:p>
          </table:table-cell>
          <table:table-cell office:value-type="float" office:value="-77.9871597290039" calcext:value-type="float">
            <text:p>-77,9871597290039</text:p>
          </table:table-cell>
          <table:table-cell office:value-type="float" office:value="-77.9230117797852" calcext:value-type="float">
            <text:p>-77,9230117797852</text:p>
          </table:table-cell>
          <table:table-cell office:value-type="float" office:value="-77.9752578735352" calcext:value-type="float">
            <text:p>-77,9752578735352</text:p>
          </table:table-cell>
          <table:table-cell office:value-type="float" office:value="-77.7592391967773" calcext:value-type="float">
            <text:p>-77,7592391967773</text:p>
          </table:table-cell>
          <table:table-cell office:value-type="float" office:value="-77.8638305664063" calcext:value-type="float">
            <text:p>-77,8638305664063</text:p>
          </table:table-cell>
          <table:table-cell office:value-type="float" office:value="-77.5747680664063" calcext:value-type="float">
            <text:p>-77,5747680664063</text:p>
          </table:table-cell>
          <table:table-cell office:value-type="float" office:value="-77.6852264404297" calcext:value-type="float">
            <text:p>-77,6852264404297</text:p>
          </table:table-cell>
          <table:table-cell office:value-type="float" office:value="-77.7082748413086" calcext:value-type="float">
            <text:p>-77,7082748413086</text:p>
          </table:table-cell>
          <table:table-cell office:value-type="float" office:value="-77.5629272460938" calcext:value-type="float">
            <text:p>-77,5629272460938</text:p>
          </table:table-cell>
          <table:table-cell office:value-type="float" office:value="-77.5162200927734" calcext:value-type="float">
            <text:p>-77,5162200927734</text:p>
          </table:table-cell>
          <table:table-cell office:value-type="float" office:value="-77.548942565918" calcext:value-type="float">
            <text:p>-77,548942565918</text:p>
          </table:table-cell>
          <table:table-cell office:value-type="float" office:value="-77.7358093261719" calcext:value-type="float">
            <text:p>-77,7358093261719</text:p>
          </table:table-cell>
          <table:table-cell office:value-type="float" office:value="-77.7562789916992" calcext:value-type="float">
            <text:p>-77,7562789916992</text:p>
          </table:table-cell>
          <table:table-cell office:value-type="float" office:value="-77.514778137207" calcext:value-type="float">
            <text:p>-77,514778137207</text:p>
          </table:table-cell>
          <table:table-cell office:value-type="float" office:value="-77.5506286621094" calcext:value-type="float">
            <text:p>-77,5506286621094</text:p>
          </table:table-cell>
          <table:table-cell office:value-type="float" office:value="-77.6200942993164" calcext:value-type="float">
            <text:p>-77,6200942993164</text:p>
          </table:table-cell>
          <table:table-cell office:value-type="float" office:value="-77.488410949707" calcext:value-type="float">
            <text:p>-77,488410949707</text:p>
          </table:table-cell>
          <table:table-cell office:value-type="float" office:value="-77.52294921875" calcext:value-type="float">
            <text:p>-77,52294921875</text:p>
          </table:table-cell>
          <table:table-cell office:value-type="float" office:value="-77.5829925537109" calcext:value-type="float">
            <text:p>-77,5829925537109</text:p>
          </table:table-cell>
          <table:table-cell office:value-type="float" office:value="-77.5446090698242" calcext:value-type="float">
            <text:p>-77,5446090698242</text:p>
          </table:table-cell>
          <table:table-cell office:value-type="float" office:value="-77.6813125610352" calcext:value-type="float">
            <text:p>-77,6813125610352</text:p>
          </table:table-cell>
          <table:table-cell office:value-type="float" office:value="-77.6283645629883" calcext:value-type="float">
            <text:p>-77,6283645629883</text:p>
          </table:table-cell>
          <table:table-cell office:value-type="float" office:value="-77.6203460693359" calcext:value-type="float">
            <text:p>-77,6203460693359</text:p>
          </table:table-cell>
          <table:table-cell office:value-type="float" office:value="-77.5929183959961" calcext:value-type="float">
            <text:p>-77,5929183959961</text:p>
          </table:table-cell>
          <table:table-cell office:value-type="float" office:value="-77.5887985229492" calcext:value-type="float">
            <text:p>-77,5887985229492</text:p>
          </table:table-cell>
          <table:table-cell office:value-type="float" office:value="-77.7434463500977" calcext:value-type="float">
            <text:p>-77,7434463500977</text:p>
          </table:table-cell>
          <table:table-cell office:value-type="float" office:value="-77.5511093139648" calcext:value-type="float">
            <text:p>-77,5511093139648</text:p>
          </table:table-cell>
          <table:table-cell office:value-type="float" office:value="-77.6354217529297" calcext:value-type="float">
            <text:p>-77,6354217529297</text:p>
          </table:table-cell>
          <table:table-cell office:value-type="float" office:value="-77.5015869140625" calcext:value-type="float">
            <text:p>-77,5015869140625</text:p>
          </table:table-cell>
          <table:table-cell office:value-type="float" office:value="-77.5771865844727" calcext:value-type="float">
            <text:p>-77,5771865844727</text:p>
          </table:table-cell>
          <table:table-cell office:value-type="float" office:value="-77.6493148803711" calcext:value-type="float">
            <text:p>-77,6493148803711</text:p>
          </table:table-cell>
          <table:table-cell office:value-type="float" office:value="-77.6269073486328" calcext:value-type="float">
            <text:p>-77,6269073486328</text:p>
          </table:table-cell>
          <table:table-cell office:value-type="float" office:value="-77.6179122924805" calcext:value-type="float">
            <text:p>-77,6179122924805</text:p>
          </table:table-cell>
          <table:table-cell office:value-type="float" office:value="-77.6266632080078" calcext:value-type="float">
            <text:p>-77,6266632080078</text:p>
          </table:table-cell>
          <table:table-cell office:value-type="float" office:value="-77.7210464477539" calcext:value-type="float">
            <text:p>-77,7210464477539</text:p>
          </table:table-cell>
          <table:table-cell office:value-type="float" office:value="-77.661506652832" calcext:value-type="float">
            <text:p>-77,661506652832</text:p>
          </table:table-cell>
          <table:table-cell office:value-type="float" office:value="-77.7289123535156" calcext:value-type="float">
            <text:p>-77,7289123535156</text:p>
          </table:table-cell>
          <table:table-cell office:value-type="float" office:value="-77.7340850830078" calcext:value-type="float">
            <text:p>-77,7340850830078</text:p>
          </table:table-cell>
          <table:table-cell office:value-type="float" office:value="-77.8013229370117" calcext:value-type="float">
            <text:p>-77,8013229370117</text:p>
          </table:table-cell>
          <table:table-cell office:value-type="float" office:value="-77.6402893066406" calcext:value-type="float">
            <text:p>-77,6402893066406</text:p>
          </table:table-cell>
          <table:table-cell office:value-type="float" office:value="-77.6495513916016" calcext:value-type="float">
            <text:p>-77,6495513916016</text:p>
          </table:table-cell>
          <table:table-cell office:value-type="float" office:value="-77.6288528442383" calcext:value-type="float">
            <text:p>-77,6288528442383</text:p>
          </table:table-cell>
          <table:table-cell office:value-type="float" office:value="-77.7281799316406" calcext:value-type="float">
            <text:p>-77,7281799316406</text:p>
          </table:table-cell>
          <table:table-cell office:value-type="float" office:value="-77.6837539672852" calcext:value-type="float">
            <text:p>-77,6837539672852</text:p>
          </table:table-cell>
          <table:table-cell office:value-type="float" office:value="-77.6208267211914" calcext:value-type="float">
            <text:p>-77,6208267211914</text:p>
          </table:table-cell>
          <table:table-cell office:value-type="float" office:value="-77.6852264404297" calcext:value-type="float">
            <text:p>-77,6852264404297</text:p>
          </table:table-cell>
          <table:table-cell office:value-type="float" office:value="-77.5573806762695" calcext:value-type="float">
            <text:p>-77,5573806762695</text:p>
          </table:table-cell>
          <table:table-cell office:value-type="float" office:value="-77.4583053588867" calcext:value-type="float">
            <text:p>-77,4583053588867</text:p>
          </table:table-cell>
          <table:table-cell office:value-type="float" office:value="-77.6480865478516" calcext:value-type="float">
            <text:p>-77,6480865478516</text:p>
          </table:table-cell>
          <table:table-cell office:value-type="float" office:value="-77.5636596679688" calcext:value-type="float">
            <text:p>-77,5636596679688</text:p>
          </table:table-cell>
          <table:table-cell office:value-type="float" office:value="-77.6781311035156" calcext:value-type="float">
            <text:p>-77,6781311035156</text:p>
          </table:table-cell>
          <table:table-cell office:value-type="float" office:value="-77.6181488037109" calcext:value-type="float">
            <text:p>-77,6181488037109</text:p>
          </table:table-cell>
          <table:table-cell office:value-type="float" office:value="-77.7296524047852" calcext:value-type="float">
            <text:p>-77,7296524047852</text:p>
          </table:table-cell>
          <table:table-cell office:value-type="float" office:value="-77.6776428222656" calcext:value-type="float">
            <text:p>-77,6776428222656</text:p>
          </table:table-cell>
          <table:table-cell office:value-type="float" office:value="-77.5388259887695" calcext:value-type="float">
            <text:p>-77,5388259887695</text:p>
          </table:table-cell>
          <table:table-cell office:value-type="float" office:value="-77.5651092529297" calcext:value-type="float">
            <text:p>-77,5651092529297</text:p>
          </table:table-cell>
          <table:table-cell office:value-type="float" office:value="-77.5798492431641" calcext:value-type="float">
            <text:p>-77,5798492431641</text:p>
          </table:table-cell>
          <table:table-cell office:value-type="float" office:value="-77.6218032836914" calcext:value-type="float">
            <text:p>-77,6218032836914</text:p>
          </table:table-cell>
          <table:table-cell office:value-type="float" office:value="-77.5332870483398" calcext:value-type="float">
            <text:p>-77,5332870483398</text:p>
          </table:table-cell>
          <table:table-cell office:value-type="float" office:value="-77.660774230957" calcext:value-type="float">
            <text:p>-77,660774230957</text:p>
          </table:table-cell>
          <table:table-cell office:value-type="float" office:value="-77.5800933837891" calcext:value-type="float">
            <text:p>-77,5800933837891</text:p>
          </table:table-cell>
          <table:table-cell office:value-type="float" office:value="-77.5559310913086" calcext:value-type="float">
            <text:p>-77,5559310913086</text:p>
          </table:table-cell>
          <table:table-cell office:value-type="float" office:value="-77.5774307250977" calcext:value-type="float">
            <text:p>-77,5774307250977</text:p>
          </table:table-cell>
          <table:table-cell office:value-type="float" office:value="-77.5624542236328" calcext:value-type="float">
            <text:p>-77,5624542236328</text:p>
          </table:table-cell>
          <table:table-cell office:value-type="float" office:value="-77.4917678833008" calcext:value-type="float">
            <text:p>-77,4917678833008</text:p>
          </table:table-cell>
          <table:table-cell office:value-type="float" office:value="-77.6045532226563" calcext:value-type="float">
            <text:p>-77,6045532226563</text:p>
          </table:table-cell>
          <table:table-cell office:value-type="float" office:value="-77.5142974853516" calcext:value-type="float">
            <text:p>-77,5142974853516</text:p>
          </table:table-cell>
          <table:table-cell office:value-type="float" office:value="-77.5181427001953" calcext:value-type="float">
            <text:p>-77,5181427001953</text:p>
          </table:table-cell>
          <table:table-cell office:value-type="float" office:value="-77.5222244262695" calcext:value-type="float">
            <text:p>-77,5222244262695</text:p>
          </table:table-cell>
          <table:table-cell office:value-type="float" office:value="-77.4214172363281" calcext:value-type="float">
            <text:p>-77,4214172363281</text:p>
          </table:table-cell>
          <table:table-cell office:value-type="float" office:value="-77.2940902709961" calcext:value-type="float">
            <text:p>-77,2940902709961</text:p>
          </table:table-cell>
          <table:table-cell office:value-type="float" office:value="-77.2931518554688" calcext:value-type="float">
            <text:p>-77,2931518554688</text:p>
          </table:table-cell>
          <table:table-cell office:value-type="float" office:value="-77.3561019897461" calcext:value-type="float">
            <text:p>-77,3561019897461</text:p>
          </table:table-cell>
          <table:table-cell office:value-type="float" office:value="-77.3709716796875" calcext:value-type="float">
            <text:p>-77,3709716796875</text:p>
          </table:table-cell>
          <table:table-cell office:value-type="float" office:value="-77.356575012207" calcext:value-type="float">
            <text:p>-77,356575012207</text:p>
          </table:table-cell>
          <table:table-cell office:value-type="float" office:value="-77.4418563842773" calcext:value-type="float">
            <text:p>-77,4418563842773</text:p>
          </table:table-cell>
          <table:table-cell office:value-type="float" office:value="-77.4164199829102" calcext:value-type="float">
            <text:p>-77,4164199829102</text:p>
          </table:table-cell>
          <table:table-cell office:value-type="float" office:value="-77.3086090087891" calcext:value-type="float">
            <text:p>-77,3086090087891</text:p>
          </table:table-cell>
          <table:table-cell office:value-type="float" office:value="-77.2625427246094" calcext:value-type="float">
            <text:p>-77,2625427246094</text:p>
          </table:table-cell>
          <table:table-cell office:value-type="float" office:value="-77.393424987793" calcext:value-type="float">
            <text:p>-77,393424987793</text:p>
          </table:table-cell>
          <table:table-cell office:value-type="float" office:value="-77.3107223510742" calcext:value-type="float">
            <text:p>-77,3107223510742</text:p>
          </table:table-cell>
          <table:table-cell office:value-type="float" office:value="-77.417854309082" calcext:value-type="float">
            <text:p>-77,417854309082</text:p>
          </table:table-cell>
          <table:table-cell office:value-type="float" office:value="-77.2758483886719" calcext:value-type="float">
            <text:p>-77,2758483886719</text:p>
          </table:table-cell>
          <table:table-cell office:value-type="float" office:value="-77.3846664428711" calcext:value-type="float">
            <text:p>-77,3846664428711</text:p>
          </table:table-cell>
          <table:table-cell office:value-type="float" office:value="-77.2436752319336" calcext:value-type="float">
            <text:p>-77,2436752319336</text:p>
          </table:table-cell>
          <table:table-cell office:value-type="float" office:value="-77.4202194213867" calcext:value-type="float">
            <text:p>-77,4202194213867</text:p>
          </table:table-cell>
          <table:table-cell office:value-type="float" office:value="-77.2744522094727" calcext:value-type="float">
            <text:p>-77,2744522094727</text:p>
          </table:table-cell>
          <table:table-cell office:value-type="float" office:value="-77.2912826538086" calcext:value-type="float">
            <text:p>-77,2912826538086</text:p>
          </table:table-cell>
          <table:table-cell office:value-type="float" office:value="-77.234375" calcext:value-type="float">
            <text:p>-77,234375</text:p>
          </table:table-cell>
          <table:table-cell office:value-type="float" office:value="-77.2581176757813" calcext:value-type="float">
            <text:p>-77,2581176757813</text:p>
          </table:table-cell>
          <table:table-cell office:value-type="float" office:value="-77.289176940918" calcext:value-type="float">
            <text:p>-77,289176940918</text:p>
          </table:table-cell>
          <table:table-cell office:value-type="float" office:value="-77.356575012207" calcext:value-type="float">
            <text:p>-77,356575012207</text:p>
          </table:table-cell>
          <table:table-cell office:value-type="float" office:value="-77.3029861450195" calcext:value-type="float">
            <text:p>-77,3029861450195</text:p>
          </table:table-cell>
          <table:table-cell office:value-type="float" office:value="-77.2243804931641" calcext:value-type="float">
            <text:p>-77,2243804931641</text:p>
          </table:table-cell>
          <table:table-cell office:value-type="float" office:value="-77.2188110351563" calcext:value-type="float">
            <text:p>-77,2188110351563</text:p>
          </table:table-cell>
          <table:table-cell office:value-type="float" office:value="-77.3205795288086" calcext:value-type="float">
            <text:p>-77,3205795288086</text:p>
          </table:table-cell>
          <table:table-cell office:value-type="float" office:value="-77.2588195800781" calcext:value-type="float">
            <text:p>-77,2588195800781</text:p>
          </table:table-cell>
          <table:table-cell office:value-type="float" office:value="-77.3610534667969" calcext:value-type="float">
            <text:p>-77,3610534667969</text:p>
          </table:table-cell>
          <table:table-cell office:value-type="float" office:value="-77.3123626708984" calcext:value-type="float">
            <text:p>-77,3123626708984</text:p>
          </table:table-cell>
          <table:table-cell office:value-type="float" office:value="-77.2630081176758" calcext:value-type="float">
            <text:p>-77,2630081176758</text:p>
          </table:table-cell>
          <table:table-cell office:value-type="float" office:value="-77.2980651855469" calcext:value-type="float">
            <text:p>-77,2980651855469</text:p>
          </table:table-cell>
          <table:table-cell office:value-type="float" office:value="-77.2651138305664" calcext:value-type="float">
            <text:p>-77,2651138305664</text:p>
          </table:table-cell>
          <table:table-cell office:value-type="float" office:value="-77.2518310546875" calcext:value-type="float">
            <text:p>-77,2518310546875</text:p>
          </table:table-cell>
          <table:table-cell office:value-type="float" office:value="-77.2980651855469" calcext:value-type="float">
            <text:p>-77,2980651855469</text:p>
          </table:table-cell>
          <table:table-cell office:value-type="float" office:value="-77.3238677978516" calcext:value-type="float">
            <text:p>-77,3238677978516</text:p>
          </table:table-cell>
          <table:table-cell office:value-type="float" office:value="-77.3407897949219" calcext:value-type="float">
            <text:p>-77,3407897949219</text:p>
          </table:table-cell>
          <table:table-cell office:value-type="float" office:value="-77.3641204833984" calcext:value-type="float">
            <text:p>-77,3641204833984</text:p>
          </table:table-cell>
          <table:table-cell office:value-type="float" office:value="-77.272346496582" calcext:value-type="float">
            <text:p>-77,272346496582</text:p>
          </table:table-cell>
          <table:table-cell office:value-type="float" office:value="-77.2525253295898" calcext:value-type="float">
            <text:p>-77,2525253295898</text:p>
          </table:table-cell>
          <table:table-cell office:value-type="float" office:value="-77.3643569946289" calcext:value-type="float">
            <text:p>-77,3643569946289</text:p>
          </table:table-cell>
          <table:table-cell office:value-type="float" office:value="-77.3055648803711" calcext:value-type="float">
            <text:p>-77,3055648803711</text:p>
          </table:table-cell>
          <table:table-cell office:value-type="float" office:value="-77.2171859741211" calcext:value-type="float">
            <text:p>-77,2171859741211</text:p>
          </table:table-cell>
          <table:table-cell office:value-type="float" office:value="-77.3447952270508" calcext:value-type="float">
            <text:p>-77,3447952270508</text:p>
          </table:table-cell>
          <table:table-cell office:value-type="float" office:value="-77.2681427001953" calcext:value-type="float">
            <text:p>-77,2681427001953</text:p>
          </table:table-cell>
          <table:table-cell office:value-type="float" office:value="-77.3759231567383" calcext:value-type="float">
            <text:p>-77,3759231567383</text:p>
          </table:table-cell>
          <table:table-cell office:value-type="float" office:value="-77.2250823974609" calcext:value-type="float">
            <text:p>-77,2250823974609</text:p>
          </table:table-cell>
          <table:table-cell office:value-type="float" office:value="-77.3328018188477" calcext:value-type="float">
            <text:p>-77,3328018188477</text:p>
          </table:table-cell>
          <table:table-cell office:value-type="float" office:value="-77.3259811401367" calcext:value-type="float">
            <text:p>-77,3259811401367</text:p>
          </table:table-cell>
          <table:table-cell office:value-type="float" office:value="-77.3177642822266" calcext:value-type="float">
            <text:p>-77,3177642822266</text:p>
          </table:table-cell>
          <table:table-cell office:value-type="float" office:value="-77.4088363647461" calcext:value-type="float">
            <text:p>-77,4088363647461</text:p>
          </table:table-cell>
          <table:table-cell office:value-type="float" office:value="-77.3311538696289" calcext:value-type="float">
            <text:p>-77,3311538696289</text:p>
          </table:table-cell>
          <table:table-cell office:value-type="float" office:value="-77.3158798217773" calcext:value-type="float">
            <text:p>-77,3158798217773</text:p>
          </table:table-cell>
          <table:table-cell office:value-type="float" office:value="-77.2630081176758" calcext:value-type="float">
            <text:p>-77,2630081176758</text:p>
          </table:table-cell>
          <table:table-cell office:value-type="float" office:value="-77.3511581420898" calcext:value-type="float">
            <text:p>-77,3511581420898</text:p>
          </table:table-cell>
          <table:table-cell office:value-type="float" office:value="-77.197021484375" calcext:value-type="float">
            <text:p>-77,197021484375</text:p>
          </table:table-cell>
          <table:table-cell office:value-type="float" office:value="-77.1838455200195" calcext:value-type="float">
            <text:p>-77,1838455200195</text:p>
          </table:table-cell>
          <table:table-cell office:value-type="float" office:value="-77.2735137939453" calcext:value-type="float">
            <text:p>-77,2735137939453</text:p>
          </table:table-cell>
          <table:table-cell office:value-type="float" office:value="-77.1649169921875" calcext:value-type="float">
            <text:p>-77,1649169921875</text:p>
          </table:table-cell>
          <table:table-cell office:value-type="float" office:value="-77.2611465454102" calcext:value-type="float">
            <text:p>-77,2611465454102</text:p>
          </table:table-cell>
          <table:table-cell office:value-type="float" office:value="-77.1831512451172" calcext:value-type="float">
            <text:p>-77,1831512451172</text:p>
          </table:table-cell>
          <table:table-cell office:value-type="float" office:value="-77.2905807495117" calcext:value-type="float">
            <text:p>-77,2905807495117</text:p>
          </table:table-cell>
          <table:table-cell office:value-type="float" office:value="-77.2457733154297" calcext:value-type="float">
            <text:p>-77,2457733154297</text:p>
          </table:table-cell>
          <table:table-cell office:value-type="float" office:value="-77.3114242553711" calcext:value-type="float">
            <text:p>-77,3114242553711</text:p>
          </table:table-cell>
          <table:table-cell office:value-type="float" office:value="-77.2352981567383" calcext:value-type="float">
            <text:p>-77,2352981567383</text:p>
          </table:table-cell>
          <table:table-cell office:value-type="float" office:value="-77.1202926635742" calcext:value-type="float">
            <text:p>-77,1202926635742</text:p>
          </table:table-cell>
          <table:table-cell office:value-type="float" office:value="-77.2246170043945" calcext:value-type="float">
            <text:p>-77,2246170043945</text:p>
          </table:table-cell>
          <table:table-cell office:value-type="float" office:value="-77.1656036376953" calcext:value-type="float">
            <text:p>-77,1656036376953</text:p>
          </table:table-cell>
          <table:table-cell office:value-type="float" office:value="-77.1267166137695" calcext:value-type="float">
            <text:p>-77,1267166137695</text:p>
          </table:table-cell>
          <table:table-cell office:value-type="float" office:value="-77.1743774414063" calcext:value-type="float">
            <text:p>-77,1743774414063</text:p>
          </table:table-cell>
          <table:table-cell office:value-type="float" office:value="-77.0861740112305" calcext:value-type="float">
            <text:p>-77,0861740112305</text:p>
          </table:table-cell>
          <table:table-cell office:value-type="float" office:value="-77.2035064697266" calcext:value-type="float">
            <text:p>-77,2035064697266</text:p>
          </table:table-cell>
          <table:table-cell office:value-type="float" office:value="-77.1455688476563" calcext:value-type="float">
            <text:p>-77,1455688476563</text:p>
          </table:table-cell>
          <table:table-cell office:value-type="float" office:value="-77.2260055541992" calcext:value-type="float">
            <text:p>-77,2260055541992</text:p>
          </table:table-cell>
          <table:table-cell office:value-type="float" office:value="-77.2508926391602" calcext:value-type="float">
            <text:p>-77,2508926391602</text:p>
          </table:table-cell>
          <table:table-cell office:value-type="float" office:value="-77.1665267944336" calcext:value-type="float">
            <text:p>-77,1665267944336</text:p>
          </table:table-cell>
          <table:table-cell office:value-type="float" office:value="-77.1536178588867" calcext:value-type="float">
            <text:p>-77,1536178588867</text:p>
          </table:table-cell>
          <table:table-cell office:value-type="float" office:value="-77.0745239257813" calcext:value-type="float">
            <text:p>-77,0745239257813</text:p>
          </table:table-cell>
          <table:table-cell office:value-type="float" office:value="-77.3177642822266" calcext:value-type="float">
            <text:p>-77,3177642822266</text:p>
          </table:table-cell>
          <table:table-cell office:value-type="float" office:value="-77.2111587524414" calcext:value-type="float">
            <text:p>-77,2111587524414</text:p>
          </table:table-cell>
          <table:table-cell office:value-type="float" office:value="-77.234375" calcext:value-type="float">
            <text:p>-77,234375</text:p>
          </table:table-cell>
          <table:table-cell office:value-type="float" office:value="-77.2632522583008" calcext:value-type="float">
            <text:p>-77,2632522583008</text:p>
          </table:table-cell>
          <table:table-cell office:value-type="float" office:value="-77.1817626953125" calcext:value-type="float">
            <text:p>-77,1817626953125</text:p>
          </table:table-cell>
          <table:table-cell office:value-type="float" office:value="-77.1313095092773" calcext:value-type="float">
            <text:p>-77,1313095092773</text:p>
          </table:table-cell>
          <table:table-cell office:value-type="float" office:value="-77.3356170654297" calcext:value-type="float">
            <text:p>-77,3356170654297</text:p>
          </table:table-cell>
          <table:table-cell office:value-type="float" office:value="-77.4093017578125" calcext:value-type="float">
            <text:p>-77,4093017578125</text:p>
          </table:table-cell>
          <table:table-cell office:value-type="float" office:value="-77.2474060058594" calcext:value-type="float">
            <text:p>-77,2474060058594</text:p>
          </table:table-cell>
          <table:table-cell office:value-type="float" office:value="-77.232048034668" calcext:value-type="float">
            <text:p>-77,232048034668</text:p>
          </table:table-cell>
          <table:table-cell office:value-type="float" office:value="-77.2069854736328" calcext:value-type="float">
            <text:p>-77,2069854736328</text:p>
          </table:table-cell>
          <table:table-cell office:value-type="float" office:value="-77.199577331543" calcext:value-type="float">
            <text:p>-77,199577331543</text:p>
          </table:table-cell>
          <table:table-cell office:value-type="float" office:value="-77.1538467407227" calcext:value-type="float">
            <text:p>-77,1538467407227</text:p>
          </table:table-cell>
          <table:table-cell office:value-type="float" office:value="-77.3034591674805" calcext:value-type="float">
            <text:p>-77,3034591674805</text:p>
          </table:table-cell>
          <table:table-cell office:value-type="float" office:value="-77.1852264404297" calcext:value-type="float">
            <text:p>-77,1852264404297</text:p>
          </table:table-cell>
          <table:table-cell office:value-type="float" office:value="-77.2239227294922" calcext:value-type="float">
            <text:p>-77,2239227294922</text:p>
          </table:table-cell>
          <table:table-cell office:value-type="float" office:value="-77.2025833129883" calcext:value-type="float">
            <text:p>-77,2025833129883</text:p>
          </table:table-cell>
          <table:table-cell office:value-type="float" office:value="-77.1787567138672" calcext:value-type="float">
            <text:p>-77,1787567138672</text:p>
          </table:table-cell>
          <table:table-cell office:value-type="float" office:value="-77.2725830078125" calcext:value-type="float">
            <text:p>-77,2725830078125</text:p>
          </table:table-cell>
          <table:table-cell office:value-type="float" office:value="-77.2007369995117" calcext:value-type="float">
            <text:p>-77,2007369995117</text:p>
          </table:table-cell>
          <table:table-cell office:value-type="float" office:value="-77.2508926391602" calcext:value-type="float">
            <text:p>-77,2508926391602</text:p>
          </table:table-cell>
          <table:table-cell office:value-type="float" office:value="-77.1097412109375" calcext:value-type="float">
            <text:p>-77,1097412109375</text:p>
          </table:table-cell>
          <table:table-cell office:value-type="float" office:value="-77.2092971801758" calcext:value-type="float">
            <text:p>-77,2092971801758</text:p>
          </table:table-cell>
          <table:table-cell office:value-type="float" office:value="-77.2329788208008" calcext:value-type="float">
            <text:p>-77,2329788208008</text:p>
          </table:table-cell>
          <table:table-cell office:value-type="float" office:value="-77.1405029296875" calcext:value-type="float">
            <text:p>-77,1405029296875</text:p>
          </table:table-cell>
          <table:table-cell office:value-type="float" office:value="-77.2023468017578" calcext:value-type="float">
            <text:p>-77,2023468017578</text:p>
          </table:table-cell>
          <table:table-cell office:value-type="float" office:value="-77.2350692749023" calcext:value-type="float">
            <text:p>-77,2350692749023</text:p>
          </table:table-cell>
          <table:table-cell office:value-type="float" office:value="-77.2234573364258" calcext:value-type="float">
            <text:p>-77,2234573364258</text:p>
          </table:table-cell>
          <table:table-cell office:value-type="float" office:value="-77.1398162841797" calcext:value-type="float">
            <text:p>-77,1398162841797</text:p>
          </table:table-cell>
          <table:table-cell office:value-type="float" office:value="-77.1200637817383" calcext:value-type="float">
            <text:p>-77,1200637817383</text:p>
          </table:table-cell>
          <table:table-cell office:value-type="float" office:value="-77.1193771362305" calcext:value-type="float">
            <text:p>-77,1193771362305</text:p>
          </table:table-cell>
          <table:table-cell office:value-type="float" office:value="-77.1051559448242" calcext:value-type="float">
            <text:p>-77,1051559448242</text:p>
          </table:table-cell>
          <table:table-cell office:value-type="float" office:value="-77.0722427368164" calcext:value-type="float">
            <text:p>-77,0722427368164</text:p>
          </table:table-cell>
          <table:table-cell office:value-type="float" office:value="-77.2620849609375" calcext:value-type="float">
            <text:p>-77,2620849609375</text:p>
          </table:table-cell>
          <table:table-cell office:value-type="float" office:value="-77.1783065795898" calcext:value-type="float">
            <text:p>-77,1783065795898</text:p>
          </table:table-cell>
          <table:table-cell office:value-type="float" office:value="-77.2800598144531" calcext:value-type="float">
            <text:p>-77,2800598144531</text:p>
          </table:table-cell>
          <table:table-cell office:value-type="float" office:value="-77.1900939941406" calcext:value-type="float">
            <text:p>-77,1900939941406</text:p>
          </table:table-cell>
          <table:table-cell office:value-type="float" office:value="-77.1863861083984" calcext:value-type="float">
            <text:p>-77,1863861083984</text:p>
          </table:table-cell>
          <table:table-cell office:value-type="float" office:value="-77.1400375366211" calcext:value-type="float">
            <text:p>-77,1400375366211</text:p>
          </table:table-cell>
          <table:table-cell office:value-type="float" office:value="-77.1090545654297" calcext:value-type="float">
            <text:p>-77,1090545654297</text:p>
          </table:table-cell>
          <table:table-cell office:value-type="float" office:value="-77.0795440673828" calcext:value-type="float">
            <text:p>-77,0795440673828</text:p>
          </table:table-cell>
          <table:table-cell office:value-type="float" office:value="-77.1368255615234" calcext:value-type="float">
            <text:p>-77,1368255615234</text:p>
          </table:table-cell>
          <table:table-cell office:value-type="float" office:value="-77.1676864624023" calcext:value-type="float">
            <text:p>-77,1676864624023</text:p>
          </table:table-cell>
          <table:table-cell office:value-type="float" office:value="-77.2339096069336" calcext:value-type="float">
            <text:p>-77,2339096069336</text:p>
          </table:table-cell>
          <table:table-cell office:value-type="float" office:value="-77.208610534668" calcext:value-type="float">
            <text:p>-77,208610534668</text:p>
          </table:table-cell>
          <table:table-cell office:value-type="float" office:value="-77.2390213012695" calcext:value-type="float">
            <text:p>-77,2390213012695</text:p>
          </table:table-cell>
          <table:table-cell office:value-type="float" office:value="-77.2076873779297" calcext:value-type="float">
            <text:p>-77,2076873779297</text:p>
          </table:table-cell>
          <table:table-cell office:value-type="float" office:value="-77.2576522827148" calcext:value-type="float">
            <text:p>-77,2576522827148</text:p>
          </table:table-cell>
          <table:table-cell office:value-type="float" office:value="-77.1836090087891" calcext:value-type="float">
            <text:p>-77,1836090087891</text:p>
          </table:table-cell>
          <table:table-cell office:value-type="float" office:value="-77.5054244995117" calcext:value-type="float">
            <text:p>-77,5054244995117</text:p>
          </table:table-cell>
          <table:table-cell office:value-type="float" office:value="-78.533576965332" calcext:value-type="float">
            <text:p>-78,533576965332</text:p>
          </table:table-cell>
          <table:table-cell office:value-type="float" office:value="-78.6056823730469" calcext:value-type="float">
            <text:p>-78,6056823730469</text:p>
          </table:table-cell>
          <table:table-cell office:value-type="float" office:value="-78.5798568725586" calcext:value-type="float">
            <text:p>-78,5798568725586</text:p>
          </table:table-cell>
          <table:table-cell office:value-type="float" office:value="-78.6247634887695" calcext:value-type="float">
            <text:p>-78,6247634887695</text:p>
          </table:table-cell>
          <table:table-cell office:value-type="float" office:value="-78.548698425293" calcext:value-type="float">
            <text:p>-78,548698425293</text:p>
          </table:table-cell>
          <table:table-cell office:value-type="float" office:value="-78.6064987182617" calcext:value-type="float">
            <text:p>-78,6064987182617</text:p>
          </table:table-cell>
          <table:table-cell office:value-type="float" office:value="-78.6075897216797" calcext:value-type="float">
            <text:p>-78,6075897216797</text:p>
          </table:table-cell>
          <table:table-cell office:value-type="float" office:value="-78.5376281738281" calcext:value-type="float">
            <text:p>-78,5376281738281</text:p>
          </table:table-cell>
          <table:table-cell office:value-type="float" office:value="-78.4937057495117" calcext:value-type="float">
            <text:p>-78,4937057495117</text:p>
          </table:table-cell>
          <table:table-cell office:value-type="float" office:value="-78.4789352416992" calcext:value-type="float">
            <text:p>-78,4789352416992</text:p>
          </table:table-cell>
          <table:table-cell office:value-type="float" office:value="-78.3646087646484" calcext:value-type="float">
            <text:p>-78,3646087646484</text:p>
          </table:table-cell>
          <table:table-cell office:value-type="float" office:value="-78.5222473144531" calcext:value-type="float">
            <text:p>-78,5222473144531</text:p>
          </table:table-cell>
          <table:table-cell office:value-type="float" office:value="-78.5722579956055" calcext:value-type="float">
            <text:p>-78,5722579956055</text:p>
          </table:table-cell>
          <table:table-cell office:value-type="float" office:value="-78.5858383178711" calcext:value-type="float">
            <text:p>-78,5858383178711</text:p>
          </table:table-cell>
          <table:table-cell office:value-type="float" office:value="-78.486457824707" calcext:value-type="float">
            <text:p>-78,486457824707</text:p>
          </table:table-cell>
          <table:table-cell office:value-type="float" office:value="-78.5652160644531" calcext:value-type="float">
            <text:p>-78,5652160644531</text:p>
          </table:table-cell>
          <table:table-cell office:value-type="float" office:value="-78.5179290771484" calcext:value-type="float">
            <text:p>-78,5179290771484</text:p>
          </table:table-cell>
          <table:table-cell office:value-type="float" office:value="-78.3505859375" calcext:value-type="float">
            <text:p>-78,3505859375</text:p>
          </table:table-cell>
          <table:table-cell office:value-type="float" office:value="-78.486457824707" calcext:value-type="float">
            <text:p>-78,486457824707</text:p>
          </table:table-cell>
          <table:table-cell office:value-type="float" office:value="-78.395637512207" calcext:value-type="float">
            <text:p>-78,395637512207</text:p>
          </table:table-cell>
          <table:table-cell office:value-type="float" office:value="-78.3998947143555" calcext:value-type="float">
            <text:p>-78,3998947143555</text:p>
          </table:table-cell>
          <table:table-cell office:value-type="float" office:value="-78.4829635620117" calcext:value-type="float">
            <text:p>-78,4829635620117</text:p>
          </table:table-cell>
          <table:table-cell office:value-type="float" office:value="-78.5171203613281" calcext:value-type="float">
            <text:p>-78,5171203613281</text:p>
          </table:table-cell>
          <table:table-cell office:value-type="float" office:value="-78.6160278320313" calcext:value-type="float">
            <text:p>-78,6160278320313</text:p>
          </table:table-cell>
          <table:table-cell office:value-type="float" office:value="-78.4081420898438" calcext:value-type="float">
            <text:p>-78,4081420898438</text:p>
          </table:table-cell>
          <table:table-cell office:value-type="float" office:value="-78.5289840698242" calcext:value-type="float">
            <text:p>-78,5289840698242</text:p>
          </table:table-cell>
          <table:table-cell office:value-type="float" office:value="-78.6537246704102" calcext:value-type="float">
            <text:p>-78,6537246704102</text:p>
          </table:table-cell>
          <table:table-cell office:value-type="float" office:value="-78.7006530761719" calcext:value-type="float">
            <text:p>-78,7006530761719</text:p>
          </table:table-cell>
          <table:table-cell office:value-type="float" office:value="-78.3871383666992" calcext:value-type="float">
            <text:p>-78,3871383666992</text:p>
          </table:table-cell>
          <table:table-cell office:value-type="float" office:value="-78.5560073852539" calcext:value-type="float">
            <text:p>-78,5560073852539</text:p>
          </table:table-cell>
          <table:table-cell office:value-type="float" office:value="-78.4773330688477" calcext:value-type="float">
            <text:p>-78,4773330688477</text:p>
          </table:table-cell>
          <table:table-cell office:value-type="float" office:value="-78.4826965332031" calcext:value-type="float">
            <text:p>-78,4826965332031</text:p>
          </table:table-cell>
          <table:table-cell office:value-type="float" office:value="-78.5847396850586" calcext:value-type="float">
            <text:p>-78,5847396850586</text:p>
          </table:table-cell>
          <table:table-cell office:value-type="float" office:value="-78.6176681518555" calcext:value-type="float">
            <text:p>-78,6176681518555</text:p>
          </table:table-cell>
          <table:table-cell office:value-type="float" office:value="-78.6067657470703" calcext:value-type="float">
            <text:p>-78,6067657470703</text:p>
          </table:table-cell>
          <table:table-cell office:value-type="float" office:value="-78.5994186401367" calcext:value-type="float">
            <text:p>-78,5994186401367</text:p>
          </table:table-cell>
          <table:table-cell office:value-type="float" office:value="-78.6455230712891" calcext:value-type="float">
            <text:p>-78,6455230712891</text:p>
          </table:table-cell>
          <table:table-cell office:value-type="float" office:value="-78.5684661865234" calcext:value-type="float">
            <text:p>-78,5684661865234</text:p>
          </table:table-cell>
          <table:table-cell office:value-type="float" office:value="-78.7320938110352" calcext:value-type="float">
            <text:p>-78,7320938110352</text:p>
          </table:table-cell>
          <table:table-cell office:value-type="float" office:value="-78.7373428344727" calcext:value-type="float">
            <text:p>-78,7373428344727</text:p>
          </table:table-cell>
          <table:table-cell office:value-type="float" office:value="-78.6745529174805" calcext:value-type="float">
            <text:p>-78,6745529174805</text:p>
          </table:table-cell>
          <table:table-cell office:value-type="float" office:value="-78.6094970703125" calcext:value-type="float">
            <text:p>-78,6094970703125</text:p>
          </table:table-cell>
          <table:table-cell office:value-type="float" office:value="-78.4762649536133" calcext:value-type="float">
            <text:p>-78,4762649536133</text:p>
          </table:table-cell>
          <table:table-cell office:value-type="float" office:value="-78.6176681518555" calcext:value-type="float">
            <text:p>-78,6176681518555</text:p>
          </table:table-cell>
          <table:table-cell office:value-type="float" office:value="-78.6731796264648" calcext:value-type="float">
            <text:p>-78,6731796264648</text:p>
          </table:table-cell>
          <table:table-cell office:value-type="float" office:value="-78.5874633789063" calcext:value-type="float">
            <text:p>-78,5874633789063</text:p>
          </table:table-cell>
          <table:table-cell office:value-type="float" office:value="-78.6479797363281" calcext:value-type="float">
            <text:p>-78,6479797363281</text:p>
          </table:table-cell>
          <table:table-cell office:value-type="float" office:value="-78.5597991943359" calcext:value-type="float">
            <text:p>-78,5597991943359</text:p>
          </table:table-cell>
          <table:table-cell office:value-type="float" office:value="-78.6384124755859" calcext:value-type="float">
            <text:p>-78,6384124755859</text:p>
          </table:table-cell>
          <table:table-cell office:value-type="float" office:value="-78.5679244995117" calcext:value-type="float">
            <text:p>-78,5679244995117</text:p>
          </table:table-cell>
          <table:table-cell office:value-type="float" office:value="-78.639778137207" calcext:value-type="float">
            <text:p>-78,639778137207</text:p>
          </table:table-cell>
          <table:table-cell office:value-type="float" office:value="-78.5535736083984" calcext:value-type="float">
            <text:p>-78,5535736083984</text:p>
          </table:table-cell>
          <table:table-cell office:value-type="float" office:value="-78.5203552246094" calcext:value-type="float">
            <text:p>-78,5203552246094</text:p>
          </table:table-cell>
          <table:table-cell office:value-type="float" office:value="-78.5996932983398" calcext:value-type="float">
            <text:p>-78,5996932983398</text:p>
          </table:table-cell>
          <table:table-cell office:value-type="float" office:value="-78.6589279174805" calcext:value-type="float">
            <text:p>-78,6589279174805</text:p>
          </table:table-cell>
          <table:table-cell office:value-type="float" office:value="-78.4985427856445" calcext:value-type="float">
            <text:p>-78,4985427856445</text:p>
          </table:table-cell>
          <table:table-cell office:value-type="float" office:value="-78.7174606323242" calcext:value-type="float">
            <text:p>-78,7174606323242</text:p>
          </table:table-cell>
          <table:table-cell office:value-type="float" office:value="-78.556282043457" calcext:value-type="float">
            <text:p>-78,556282043457</text:p>
          </table:table-cell>
          <table:table-cell office:value-type="float" office:value="-78.4934387207031" calcext:value-type="float">
            <text:p>-78,4934387207031</text:p>
          </table:table-cell>
          <table:table-cell office:value-type="float" office:value="-78.404411315918" calcext:value-type="float">
            <text:p>-78,404411315918</text:p>
          </table:table-cell>
          <table:table-cell office:value-type="float" office:value="-78.4583129882813" calcext:value-type="float">
            <text:p>-78,4583129882813</text:p>
          </table:table-cell>
          <table:table-cell office:value-type="float" office:value="-78.4767913818359" calcext:value-type="float">
            <text:p>-78,4767913818359</text:p>
          </table:table-cell>
          <table:table-cell office:value-type="float" office:value="-78.4840393066406" calcext:value-type="float">
            <text:p>-78,4840393066406</text:p>
          </table:table-cell>
          <table:table-cell office:value-type="float" office:value="-78.5606155395508" calcext:value-type="float">
            <text:p>-78,5606155395508</text:p>
          </table:table-cell>
          <table:table-cell office:value-type="float" office:value="-78.4526901245117" calcext:value-type="float">
            <text:p>-78,4526901245117</text:p>
          </table:table-cell>
          <table:table-cell office:value-type="float" office:value="-78.4161224365234" calcext:value-type="float">
            <text:p>-78,4161224365234</text:p>
          </table:table-cell>
          <table:table-cell office:value-type="float" office:value="-78.3013000488281" calcext:value-type="float">
            <text:p>-78,3013000488281</text:p>
          </table:table-cell>
          <table:table-cell office:value-type="float" office:value="-78.3102340698242" calcext:value-type="float">
            <text:p>-78,3102340698242</text:p>
          </table:table-cell>
          <table:table-cell office:value-type="float" office:value="-78.3616943359375" calcext:value-type="float">
            <text:p>-78,3616943359375</text:p>
          </table:table-cell>
          <table:table-cell office:value-type="float" office:value="-78.3646087646484" calcext:value-type="float">
            <text:p>-78,3646087646484</text:p>
          </table:table-cell>
          <table:table-cell office:value-type="float" office:value="-78.2494125366211" calcext:value-type="float">
            <text:p>-78,2494125366211</text:p>
          </table:table-cell>
          <table:table-cell office:value-type="float" office:value="-78.4107971191406" calcext:value-type="float">
            <text:p>-78,4107971191406</text:p>
          </table:table-cell>
          <table:table-cell office:value-type="float" office:value="-78.3358001708984" calcext:value-type="float">
            <text:p>-78,3358001708984</text:p>
          </table:table-cell>
          <table:table-cell office:value-type="float" office:value="-78.4150543212891" calcext:value-type="float">
            <text:p>-78,4150543212891</text:p>
          </table:table-cell>
          <table:table-cell office:value-type="float" office:value="-78.3495330810547" calcext:value-type="float">
            <text:p>-78,3495330810547</text:p>
          </table:table-cell>
          <table:table-cell office:value-type="float" office:value="-78.4695510864258" calcext:value-type="float">
            <text:p>-78,4695510864258</text:p>
          </table:table-cell>
          <table:table-cell office:value-type="float" office:value="-78.3405456542969" calcext:value-type="float">
            <text:p>-78,3405456542969</text:p>
          </table:table-cell>
          <table:table-cell office:value-type="float" office:value="-78.3839569091797" calcext:value-type="float">
            <text:p>-78,3839569091797</text:p>
          </table:table-cell>
          <table:table-cell office:value-type="float" office:value="-78.4238510131836" calcext:value-type="float">
            <text:p>-78,4238510131836</text:p>
          </table:table-cell>
          <table:table-cell office:value-type="float" office:value="-78.5208969116211" calcext:value-type="float">
            <text:p>-78,5208969116211</text:p>
          </table:table-cell>
          <table:table-cell office:value-type="float" office:value="-78.2596054077148" calcext:value-type="float">
            <text:p>-78,2596054077148</text:p>
          </table:table-cell>
          <table:table-cell office:value-type="float" office:value="-78.2483673095703" calcext:value-type="float">
            <text:p>-78,2483673095703</text:p>
          </table:table-cell>
          <table:table-cell office:value-type="float" office:value="-78.3482055664063" calcext:value-type="float">
            <text:p>-78,3482055664063</text:p>
          </table:table-cell>
          <table:table-cell office:value-type="float" office:value="-78.3661956787109" calcext:value-type="float">
            <text:p>-78,3661956787109</text:p>
          </table:table-cell>
          <table:table-cell office:value-type="float" office:value="-78.4425354003906" calcext:value-type="float">
            <text:p>-78,4425354003906</text:p>
          </table:table-cell>
          <table:table-cell office:value-type="float" office:value="-78.3990936279297" calcext:value-type="float">
            <text:p>-78,3990936279297</text:p>
          </table:table-cell>
          <table:table-cell office:value-type="float" office:value="-78.520622253418" calcext:value-type="float">
            <text:p>-78,520622253418</text:p>
          </table:table-cell>
          <table:table-cell office:value-type="float" office:value="-78.3165588378906" calcext:value-type="float">
            <text:p>-78,3165588378906</text:p>
          </table:table-cell>
          <table:table-cell office:value-type="float" office:value="-78.3805084228516" calcext:value-type="float">
            <text:p>-78,3805084228516</text:p>
          </table:table-cell>
          <table:table-cell office:value-type="float" office:value="-78.3714904785156" calcext:value-type="float">
            <text:p>-78,3714904785156</text:p>
          </table:table-cell>
          <table:table-cell office:value-type="float" office:value="-78.3961715698242" calcext:value-type="float">
            <text:p>-78,3961715698242</text:p>
          </table:table-cell>
          <table:table-cell office:value-type="float" office:value="-78.3105010986328" calcext:value-type="float">
            <text:p>-78,3105010986328</text:p>
          </table:table-cell>
          <table:table-cell office:value-type="float" office:value="-78.3252487182617" calcext:value-type="float">
            <text:p>-78,3252487182617</text:p>
          </table:table-cell>
          <table:table-cell office:value-type="float" office:value="-78.4420013427734" calcext:value-type="float">
            <text:p>-78,4420013427734</text:p>
          </table:table-cell>
          <table:table-cell office:value-type="float" office:value="-78.3945770263672" calcext:value-type="float">
            <text:p>-78,3945770263672</text:p>
          </table:table-cell>
          <table:table-cell office:value-type="float" office:value="-78.3627548217773" calcext:value-type="float">
            <text:p>-78,3627548217773</text:p>
          </table:table-cell>
          <table:table-cell office:value-type="float" office:value="-78.395637512207" calcext:value-type="float">
            <text:p>-78,395637512207</text:p>
          </table:table-cell>
          <table:table-cell office:value-type="float" office:value="-78.3622207641602" calcext:value-type="float">
            <text:p>-78,3622207641602</text:p>
          </table:table-cell>
          <table:table-cell office:value-type="float" office:value="-78.3018188476563" calcext:value-type="float">
            <text:p>-78,3018188476563</text:p>
          </table:table-cell>
          <table:table-cell office:value-type="float" office:value="-78.256721496582" calcext:value-type="float">
            <text:p>-78,256721496582</text:p>
          </table:table-cell>
          <table:table-cell office:value-type="float" office:value="-78.3147125244141" calcext:value-type="float">
            <text:p>-78,3147125244141</text:p>
          </table:table-cell>
          <table:table-cell office:value-type="float" office:value="-78.3199768066406" calcext:value-type="float">
            <text:p>-78,3199768066406</text:p>
          </table:table-cell>
          <table:table-cell office:value-type="float" office:value="-78.2965698242188" calcext:value-type="float">
            <text:p>-78,2965698242188</text:p>
          </table:table-cell>
          <table:table-cell office:value-type="float" office:value="-78.4476089477539" calcext:value-type="float">
            <text:p>-78,4476089477539</text:p>
          </table:table-cell>
          <table:table-cell office:value-type="float" office:value="-78.3797073364258" calcext:value-type="float">
            <text:p>-78,3797073364258</text:p>
          </table:table-cell>
          <table:table-cell office:value-type="float" office:value="-78.3725509643555" calcext:value-type="float">
            <text:p>-78,3725509643555</text:p>
          </table:table-cell>
          <table:table-cell office:value-type="float" office:value="-78.2666702270508" calcext:value-type="float">
            <text:p>-78,2666702270508</text:p>
          </table:table-cell>
          <table:table-cell office:value-type="float" office:value="-78.23974609375" calcext:value-type="float">
            <text:p>-78,23974609375</text:p>
          </table:table-cell>
          <table:table-cell office:value-type="float" office:value="-78.281608581543" calcext:value-type="float">
            <text:p>-78,281608581543</text:p>
          </table:table-cell>
          <table:table-cell office:value-type="float" office:value="-78.2230606079102" calcext:value-type="float">
            <text:p>-78,2230606079102</text:p>
          </table:table-cell>
          <table:table-cell office:value-type="float" office:value="-78.3439865112305" calcext:value-type="float">
            <text:p>-78,3439865112305</text:p>
          </table:table-cell>
          <table:table-cell office:value-type="float" office:value="-78.3492660522461" calcext:value-type="float">
            <text:p>-78,3492660522461</text:p>
          </table:table-cell>
          <table:table-cell office:value-type="float" office:value="-78.269287109375" calcext:value-type="float">
            <text:p>-78,269287109375</text:p>
          </table:table-cell>
          <table:table-cell office:value-type="float" office:value="-78.3452987670898" calcext:value-type="float">
            <text:p>-78,3452987670898</text:p>
          </table:table-cell>
          <table:table-cell office:value-type="float" office:value="-78.345832824707" calcext:value-type="float">
            <text:p>-78,345832824707</text:p>
          </table:table-cell>
          <table:table-cell office:value-type="float" office:value="-78.4012222290039" calcext:value-type="float">
            <text:p>-78,4012222290039</text:p>
          </table:table-cell>
          <table:table-cell office:value-type="float" office:value="-78.4950485229492" calcext:value-type="float">
            <text:p>-78,4950485229492</text:p>
          </table:table-cell>
          <table:table-cell office:value-type="float" office:value="-78.3126068115234" calcext:value-type="float">
            <text:p>-78,3126068115234</text:p>
          </table:table-cell>
          <table:table-cell office:value-type="float" office:value="-78.4559020996094" calcext:value-type="float">
            <text:p>-78,4559020996094</text:p>
          </table:table-cell>
          <table:table-cell office:value-type="float" office:value="-78.2842254638672" calcext:value-type="float">
            <text:p>-78,2842254638672</text:p>
          </table:table-cell>
          <table:table-cell office:value-type="float" office:value="-78.3619613647461" calcext:value-type="float">
            <text:p>-78,3619613647461</text:p>
          </table:table-cell>
          <table:table-cell office:value-type="float" office:value="-78.5149612426758" calcext:value-type="float">
            <text:p>-78,5149612426758</text:p>
          </table:table-cell>
          <table:table-cell office:value-type="float" office:value="-78.3712310791016" calcext:value-type="float">
            <text:p>-78,3712310791016</text:p>
          </table:table-cell>
          <table:table-cell office:value-type="float" office:value="-78.3394927978516" calcext:value-type="float">
            <text:p>-78,3394927978516</text:p>
          </table:table-cell>
          <table:table-cell office:value-type="float" office:value="-78.5541076660156" calcext:value-type="float">
            <text:p>-78,5541076660156</text:p>
          </table:table-cell>
          <table:table-cell office:value-type="float" office:value="-78.31787109375" calcext:value-type="float">
            <text:p>-78,31787109375</text:p>
          </table:table-cell>
          <table:table-cell office:value-type="float" office:value="-78.2368774414063" calcext:value-type="float">
            <text:p>-78,2368774414063</text:p>
          </table:table-cell>
          <table:table-cell office:value-type="float" office:value="-78.3105010986328" calcext:value-type="float">
            <text:p>-78,3105010986328</text:p>
          </table:table-cell>
          <table:table-cell office:value-type="float" office:value="-78.4534912109375" calcext:value-type="float">
            <text:p>-78,4534912109375</text:p>
          </table:table-cell>
          <table:table-cell office:value-type="float" office:value="-78.4145278930664" calcext:value-type="float">
            <text:p>-78,4145278930664</text:p>
          </table:table-cell>
          <table:table-cell office:value-type="float" office:value="-77.861328125" calcext:value-type="float">
            <text:p>-77,861328125</text:p>
          </table:table-cell>
          <table:table-cell office:value-type="float" office:value="-77.856330871582" calcext:value-type="float">
            <text:p>-77,856330871582</text:p>
          </table:table-cell>
          <table:table-cell office:value-type="float" office:value="-77.8593292236328" calcext:value-type="float">
            <text:p>-77,8593292236328</text:p>
          </table:table-cell>
          <table:table-cell office:value-type="float" office:value="-77.8988876342773" calcext:value-type="float">
            <text:p>-77,8988876342773</text:p>
          </table:table-cell>
          <table:table-cell office:value-type="float" office:value="-77.8951263427734" calcext:value-type="float">
            <text:p>-77,8951263427734</text:p>
          </table:table-cell>
          <table:table-cell office:value-type="float" office:value="-77.8923645019531" calcext:value-type="float">
            <text:p>-77,8923645019531</text:p>
          </table:table-cell>
          <table:table-cell office:value-type="float" office:value="-77.8530883789063" calcext:value-type="float">
            <text:p>-77,8530883789063</text:p>
          </table:table-cell>
          <table:table-cell office:value-type="float" office:value="-77.9575576782227" calcext:value-type="float">
            <text:p>-77,9575576782227</text:p>
          </table:table-cell>
          <table:table-cell office:value-type="float" office:value="-77.7649154663086" calcext:value-type="float">
            <text:p>-77,7649154663086</text:p>
          </table:table-cell>
          <table:table-cell office:value-type="float" office:value="-77.7864456176758" calcext:value-type="float">
            <text:p>-77,7864456176758</text:p>
          </table:table-cell>
          <table:table-cell office:value-type="float" office:value="-77.8023071289063" calcext:value-type="float">
            <text:p>-77,8023071289063</text:p>
          </table:table-cell>
          <table:table-cell office:value-type="float" office:value="-77.8431015014648" calcext:value-type="float">
            <text:p>-77,8431015014648</text:p>
          </table:table-cell>
          <table:table-cell office:value-type="float" office:value="-77.8996353149414" calcext:value-type="float">
            <text:p>-77,8996353149414</text:p>
          </table:table-cell>
          <table:table-cell office:value-type="float" office:value="-77.8458557128906" calcext:value-type="float">
            <text:p>-77,8458557128906</text:p>
          </table:table-cell>
          <table:table-cell office:value-type="float" office:value="-77.8820953369141" calcext:value-type="float">
            <text:p>-77,8820953369141</text:p>
          </table:table-cell>
          <table:table-cell office:value-type="float" office:value="-77.8545837402344" calcext:value-type="float">
            <text:p>-77,8545837402344</text:p>
          </table:table-cell>
          <table:table-cell office:value-type="float" office:value="-77.7498550415039" calcext:value-type="float">
            <text:p>-77,7498550415039</text:p>
          </table:table-cell>
          <table:table-cell office:value-type="float" office:value="-77.8878479003906" calcext:value-type="float">
            <text:p>-77,8878479003906</text:p>
          </table:table-cell>
          <table:table-cell office:value-type="float" office:value="-77.7454223632813" calcext:value-type="float">
            <text:p>-77,7454223632813</text:p>
          </table:table-cell>
          <table:table-cell office:value-type="float" office:value="-77.8376235961914" calcext:value-type="float">
            <text:p>-77,8376235961914</text:p>
          </table:table-cell>
          <table:table-cell office:value-type="float" office:value="-77.8798446655273" calcext:value-type="float">
            <text:p>-77,8798446655273</text:p>
          </table:table-cell>
          <table:table-cell office:value-type="float" office:value="-77.8853530883789" calcext:value-type="float">
            <text:p>-77,8853530883789</text:p>
          </table:table-cell>
          <table:table-cell office:value-type="float" office:value="-77.8423614501953" calcext:value-type="float">
            <text:p>-77,8423614501953</text:p>
          </table:table-cell>
          <table:table-cell office:value-type="float" office:value="-77.8515853881836" calcext:value-type="float">
            <text:p>-77,8515853881836</text:p>
          </table:table-cell>
          <table:table-cell office:value-type="float" office:value="-77.8643264770508" calcext:value-type="float">
            <text:p>-77,8643264770508</text:p>
          </table:table-cell>
          <table:table-cell office:value-type="float" office:value="-77.9074249267578" calcext:value-type="float">
            <text:p>-77,9074249267578</text:p>
          </table:table-cell>
          <table:table-cell office:value-type="float" office:value="-77.8077774047852" calcext:value-type="float">
            <text:p>-77,8077774047852</text:p>
          </table:table-cell>
          <table:table-cell office:value-type="float" office:value="-77.8353805541992" calcext:value-type="float">
            <text:p>-77,8353805541992</text:p>
          </table:table-cell>
          <table:table-cell office:value-type="float" office:value="-78.0021286010742" calcext:value-type="float">
            <text:p>-78,0021286010742</text:p>
          </table:table-cell>
          <table:table-cell office:value-type="float" office:value="-77.9580612182617" calcext:value-type="float">
            <text:p>-77,9580612182617</text:p>
          </table:table-cell>
          <table:table-cell office:value-type="float" office:value="-77.9737396240234" calcext:value-type="float">
            <text:p>-77,9737396240234</text:p>
          </table:table-cell>
          <table:table-cell office:value-type="float" office:value="-77.9993362426758" calcext:value-type="float">
            <text:p>-77,9993362426758</text:p>
          </table:table-cell>
          <table:table-cell office:value-type="float" office:value="-77.8838424682617" calcext:value-type="float">
            <text:p>-77,8838424682617</text:p>
          </table:table-cell>
          <table:table-cell office:value-type="float" office:value="-77.7481307983398" calcext:value-type="float">
            <text:p>-77,7481307983398</text:p>
          </table:table-cell>
          <table:table-cell office:value-type="float" office:value="-77.844352722168" calcext:value-type="float">
            <text:p>-77,844352722168</text:p>
          </table:table-cell>
          <table:table-cell office:value-type="float" office:value="-77.7555313110352" calcext:value-type="float">
            <text:p>-77,7555313110352</text:p>
          </table:table-cell>
          <table:table-cell office:value-type="float" office:value="-77.805290222168" calcext:value-type="float">
            <text:p>-77,805290222168</text:p>
          </table:table-cell>
          <table:table-cell office:value-type="float" office:value="-77.8828430175781" calcext:value-type="float">
            <text:p>-77,8828430175781</text:p>
          </table:table-cell>
          <table:table-cell office:value-type="float" office:value="-77.8820953369141" calcext:value-type="float">
            <text:p>-77,8820953369141</text:p>
          </table:table-cell>
          <table:table-cell office:value-type="float" office:value="-77.8236770629883" calcext:value-type="float">
            <text:p>-77,8236770629883</text:p>
          </table:table-cell>
          <table:table-cell office:value-type="float" office:value="-77.7804946899414" calcext:value-type="float">
            <text:p>-77,7804946899414</text:p>
          </table:table-cell>
          <table:table-cell office:value-type="float" office:value="-77.7728271484375" calcext:value-type="float">
            <text:p>-77,7728271484375</text:p>
          </table:table-cell>
          <table:table-cell office:value-type="float" office:value="-77.7901611328125" calcext:value-type="float">
            <text:p>-77,7901611328125</text:p>
          </table:table-cell>
          <table:table-cell office:value-type="float" office:value="-77.7807464599609" calcext:value-type="float">
            <text:p>-77,7807464599609</text:p>
          </table:table-cell>
          <table:table-cell office:value-type="float" office:value="-77.7787628173828" calcext:value-type="float">
            <text:p>-77,7787628173828</text:p>
          </table:table-cell>
          <table:table-cell office:value-type="float" office:value="-77.7417221069336" calcext:value-type="float">
            <text:p>-77,7417221069336</text:p>
          </table:table-cell>
          <table:table-cell office:value-type="float" office:value="-77.8810958862305" calcext:value-type="float">
            <text:p>-77,8810958862305</text:p>
          </table:table-cell>
          <table:table-cell office:value-type="float" office:value="-77.8129959106445" calcext:value-type="float">
            <text:p>-77,8129959106445</text:p>
          </table:table-cell>
          <table:table-cell office:value-type="float" office:value="-77.8065338134766" calcext:value-type="float">
            <text:p>-77,8065338134766</text:p>
          </table:table-cell>
          <table:table-cell office:value-type="float" office:value="-77.781494140625" calcext:value-type="float">
            <text:p>-77,781494140625</text:p>
          </table:table-cell>
          <table:table-cell office:value-type="float" office:value="-77.6876754760742" calcext:value-type="float">
            <text:p>-77,6876754760742</text:p>
          </table:table-cell>
          <table:table-cell office:value-type="float" office:value="-77.7496185302734" calcext:value-type="float">
            <text:p>-77,7496185302734</text:p>
          </table:table-cell>
          <table:table-cell office:value-type="float" office:value="-77.7520751953125" calcext:value-type="float">
            <text:p>-77,7520751953125</text:p>
          </table:table-cell>
          <table:table-cell office:value-type="float" office:value="-77.6964950561523" calcext:value-type="float">
            <text:p>-77,6964950561523</text:p>
          </table:table-cell>
          <table:table-cell office:value-type="float" office:value="-77.7540588378906" calcext:value-type="float">
            <text:p>-77,7540588378906</text:p>
          </table:table-cell>
          <table:table-cell office:value-type="float" office:value="-77.7869415283203" calcext:value-type="float">
            <text:p>-77,7869415283203</text:p>
          </table:table-cell>
          <table:table-cell office:value-type="float" office:value="-77.7528228759766" calcext:value-type="float">
            <text:p>-77,7528228759766</text:p>
          </table:table-cell>
          <table:table-cell office:value-type="float" office:value="-77.8182144165039" calcext:value-type="float">
            <text:p>-77,8182144165039</text:p>
          </table:table-cell>
          <table:table-cell office:value-type="float" office:value="-77.8095169067383" calcext:value-type="float">
            <text:p>-77,8095169067383</text:p>
          </table:table-cell>
          <table:table-cell office:value-type="float" office:value="-77.7866897583008" calcext:value-type="float">
            <text:p>-77,7866897583008</text:p>
          </table:table-cell>
          <table:table-cell office:value-type="float" office:value="-77.8888549804688" calcext:value-type="float">
            <text:p>-77,8888549804688</text:p>
          </table:table-cell>
          <table:table-cell office:value-type="float" office:value="-77.7193222045898" calcext:value-type="float">
            <text:p>-77,7193222045898</text:p>
          </table:table-cell>
          <table:table-cell office:value-type="float" office:value="-77.8284072875977" calcext:value-type="float">
            <text:p>-77,8284072875977</text:p>
          </table:table-cell>
          <table:table-cell office:value-type="float" office:value="-77.904411315918" calcext:value-type="float">
            <text:p>-77,904411315918</text:p>
          </table:table-cell>
          <table:table-cell office:value-type="float" office:value="-77.7740707397461" calcext:value-type="float">
            <text:p>-77,7740707397461</text:p>
          </table:table-cell>
          <table:table-cell office:value-type="float" office:value="-77.7701110839844" calcext:value-type="float">
            <text:p>-77,7701110839844</text:p>
          </table:table-cell>
          <table:table-cell office:value-type="float" office:value="-77.7545471191406" calcext:value-type="float">
            <text:p>-77,7545471191406</text:p>
          </table:table-cell>
          <table:table-cell office:value-type="float" office:value="-77.656379699707" calcext:value-type="float">
            <text:p>-77,656379699707</text:p>
          </table:table-cell>
          <table:table-cell office:value-type="float" office:value="-77.8398666381836" calcext:value-type="float">
            <text:p>-77,8398666381836</text:p>
          </table:table-cell>
          <table:table-cell office:value-type="float" office:value="-77.7837219238281" calcext:value-type="float">
            <text:p>-77,7837219238281</text:p>
          </table:table-cell>
          <table:table-cell office:value-type="float" office:value="-77.7185897827148" calcext:value-type="float">
            <text:p>-77,7185897827148</text:p>
          </table:table-cell>
          <table:table-cell office:value-type="float" office:value="-77.6771545410156" calcext:value-type="float">
            <text:p>-77,6771545410156</text:p>
          </table:table-cell>
          <table:table-cell office:value-type="float" office:value="-77.6473541259766" calcext:value-type="float">
            <text:p>-77,6473541259766</text:p>
          </table:table-cell>
          <table:table-cell office:value-type="float" office:value="-77.7085113525391" calcext:value-type="float">
            <text:p>-77,7085113525391</text:p>
          </table:table-cell>
          <table:table-cell office:value-type="float" office:value="-77.7370452880859" calcext:value-type="float">
            <text:p>-77,7370452880859</text:p>
          </table:table-cell>
          <table:table-cell office:value-type="float" office:value="-77.7444305419922" calcext:value-type="float">
            <text:p>-77,7444305419922</text:p>
          </table:table-cell>
          <table:table-cell office:value-type="float" office:value="-77.6778793334961" calcext:value-type="float">
            <text:p>-77,6778793334961</text:p>
          </table:table-cell>
          <table:table-cell office:value-type="float" office:value="-77.6527252197266" calcext:value-type="float">
            <text:p>-77,6527252197266</text:p>
          </table:table-cell>
          <table:table-cell office:value-type="float" office:value="-77.7765350341797" calcext:value-type="float">
            <text:p>-77,7765350341797</text:p>
          </table:table-cell>
          <table:table-cell office:value-type="float" office:value="-77.6837539672852" calcext:value-type="float">
            <text:p>-77,6837539672852</text:p>
          </table:table-cell>
          <table:table-cell office:value-type="float" office:value="-77.6244659423828" calcext:value-type="float">
            <text:p>-77,6244659423828</text:p>
          </table:table-cell>
          <table:table-cell office:value-type="float" office:value="-77.6225204467773" calcext:value-type="float">
            <text:p>-77,6225204467773</text:p>
          </table:table-cell>
          <table:table-cell office:value-type="float" office:value="-77.6480865478516" calcext:value-type="float">
            <text:p>-77,6480865478516</text:p>
          </table:table-cell>
          <table:table-cell office:value-type="float" office:value="-77.6429672241211" calcext:value-type="float">
            <text:p>-77,6429672241211</text:p>
          </table:table-cell>
          <table:table-cell office:value-type="float" office:value="-77.5721054077148" calcext:value-type="float">
            <text:p>-77,5721054077148</text:p>
          </table:table-cell>
          <table:table-cell office:value-type="float" office:value="-77.7274398803711" calcext:value-type="float">
            <text:p>-77,7274398803711</text:p>
          </table:table-cell>
          <table:table-cell office:value-type="float" office:value="-77.7156372070313" calcext:value-type="float">
            <text:p>-77,7156372070313</text:p>
          </table:table-cell>
          <table:table-cell office:value-type="float" office:value="-77.6001892089844" calcext:value-type="float">
            <text:p>-77,6001892089844</text:p>
          </table:table-cell>
          <table:table-cell office:value-type="float" office:value="-77.5590744018555" calcext:value-type="float">
            <text:p>-77,5590744018555</text:p>
          </table:table-cell>
          <table:table-cell office:value-type="float" office:value="-77.5352172851563" calcext:value-type="float">
            <text:p>-77,5352172851563</text:p>
          </table:table-cell>
          <table:table-cell office:value-type="float" office:value="-77.6239852905273" calcext:value-type="float">
            <text:p>-77,6239852905273</text:p>
          </table:table-cell>
          <table:table-cell office:value-type="float" office:value="-77.7190780639648" calcext:value-type="float">
            <text:p>-77,7190780639648</text:p>
          </table:table-cell>
          <table:table-cell office:value-type="float" office:value="-77.656867980957" calcext:value-type="float">
            <text:p>-77,656867980957</text:p>
          </table:table-cell>
          <table:table-cell office:value-type="float" office:value="-77.5337753295898" calcext:value-type="float">
            <text:p>-77,5337753295898</text:p>
          </table:table-cell>
          <table:table-cell office:value-type="float" office:value="-77.5757369995117" calcext:value-type="float">
            <text:p>-77,5757369995117</text:p>
          </table:table-cell>
          <table:table-cell office:value-type="float" office:value="-77.5924377441406" calcext:value-type="float">
            <text:p>-77,5924377441406</text:p>
          </table:table-cell>
          <table:table-cell office:value-type="float" office:value="-77.666877746582" calcext:value-type="float">
            <text:p>-77,666877746582</text:p>
          </table:table-cell>
          <table:table-cell office:value-type="float" office:value="-77.6378555297852" calcext:value-type="float">
            <text:p>-77,6378555297852</text:p>
          </table:table-cell>
          <table:table-cell office:value-type="float" office:value="-77.5573806762695" calcext:value-type="float">
            <text:p>-77,5573806762695</text:p>
          </table:table-cell>
          <table:table-cell office:value-type="float" office:value="-77.6103820800781" calcext:value-type="float">
            <text:p>-77,6103820800781</text:p>
          </table:table-cell>
          <table:table-cell table:number-columns-repeated="2" office:value-type="float" office:value="-77.6069793701172" calcext:value-type="float">
            <text:p>-77,6069793701172</text:p>
          </table:table-cell>
          <table:table-cell office:value-type="float" office:value="-77.7767868041992" calcext:value-type="float">
            <text:p>-77,7767868041992</text:p>
          </table:table-cell>
          <table:table-cell office:value-type="float" office:value="-77.6517486572266" calcext:value-type="float">
            <text:p>-77,6517486572266</text:p>
          </table:table-cell>
          <table:table-cell office:value-type="float" office:value="-77.6759262084961" calcext:value-type="float">
            <text:p>-77,6759262084961</text:p>
          </table:table-cell>
          <table:table-cell office:value-type="float" office:value="-77.5126190185547" calcext:value-type="float">
            <text:p>-77,5126190185547</text:p>
          </table:table-cell>
          <table:table-cell office:value-type="float" office:value="-77.7599792480469" calcext:value-type="float">
            <text:p>-77,7599792480469</text:p>
          </table:table-cell>
          <table:table-cell office:value-type="float" office:value="-77.6162109375" calcext:value-type="float">
            <text:p>-77,6162109375</text:p>
          </table:table-cell>
          <table:table-cell office:value-type="float" office:value="-77.7441940307617" calcext:value-type="float">
            <text:p>-77,7441940307617</text:p>
          </table:table-cell>
          <table:table-cell office:value-type="float" office:value="-77.7758026123047" calcext:value-type="float">
            <text:p>-77,7758026123047</text:p>
          </table:table-cell>
          <table:table-cell office:value-type="float" office:value="-77.7063064575195" calcext:value-type="float">
            <text:p>-77,7063064575195</text:p>
          </table:table-cell>
          <table:table-cell office:value-type="float" office:value="-77.7916488647461" calcext:value-type="float">
            <text:p>-77,7916488647461</text:p>
          </table:table-cell>
          <table:table-cell office:value-type="float" office:value="-77.6419982910156" calcext:value-type="float">
            <text:p>-77,6419982910156</text:p>
          </table:table-cell>
          <table:table-cell office:value-type="float" office:value="-77.5904998779297" calcext:value-type="float">
            <text:p>-77,5904998779297</text:p>
          </table:table-cell>
          <table:table-cell office:value-type="float" office:value="-77.7589950561523" calcext:value-type="float">
            <text:p>-77,7589950561523</text:p>
          </table:table-cell>
          <table:table-cell office:value-type="float" office:value="-77.6310348510742" calcext:value-type="float">
            <text:p>-77,6310348510742</text:p>
          </table:table-cell>
          <table:table-cell office:value-type="float" office:value="-77.6515045166016" calcext:value-type="float">
            <text:p>-77,6515045166016</text:p>
          </table:table-cell>
          <table:table-cell office:value-type="float" office:value="-77.5726013183594" calcext:value-type="float">
            <text:p>-77,5726013183594</text:p>
          </table:table-cell>
          <table:table-cell office:value-type="float" office:value="-77.5205459594727" calcext:value-type="float">
            <text:p>-77,5205459594727</text:p>
          </table:table-cell>
          <table:table-cell office:value-type="float" office:value="-77.5373764038086" calcext:value-type="float">
            <text:p>-77,5373764038086</text:p>
          </table:table-cell>
          <table:table-cell office:value-type="float" office:value="-77.6715240478516" calcext:value-type="float">
            <text:p>-77,6715240478516</text:p>
          </table:table-cell>
          <table:table-cell office:value-type="float" office:value="-77.6500396728516" calcext:value-type="float">
            <text:p>-77,6500396728516</text:p>
          </table:table-cell>
          <table:table-cell office:value-type="float" office:value="-77.5982513427734" calcext:value-type="float">
            <text:p>-77,5982513427734</text:p>
          </table:table-cell>
          <table:table-cell office:value-type="float" office:value="-77.5140609741211" calcext:value-type="float">
            <text:p>-77,5140609741211</text:p>
          </table:table-cell>
          <table:table-cell office:value-type="float" office:value="-77.539306640625" calcext:value-type="float">
            <text:p>-77,539306640625</text:p>
          </table:table-cell>
          <table:table-cell office:value-type="float" office:value="-77.6732330322266" calcext:value-type="float">
            <text:p>-77,6732330322266</text:p>
          </table:table-cell>
          <table:table-cell office:value-type="float" office:value="-77.7055740356445" calcext:value-type="float">
            <text:p>-77,7055740356445</text:p>
          </table:table-cell>
          <table:table-cell office:value-type="float" office:value="-77.6693267822266" calcext:value-type="float">
            <text:p>-77,6693267822266</text:p>
          </table:table-cell>
          <table:table-cell office:value-type="float" office:value="-77.0914306640625" calcext:value-type="float">
            <text:p>-77,0914306640625</text:p>
          </table:table-cell>
          <table:table-cell office:value-type="float" office:value="-77.0319519042969" calcext:value-type="float">
            <text:p>-77,0319519042969</text:p>
          </table:table-cell>
          <table:table-cell office:value-type="float" office:value="-77.084342956543" calcext:value-type="float">
            <text:p>-77,084342956543</text:p>
          </table:table-cell>
          <table:table-cell office:value-type="float" office:value="-76.9361953735352" calcext:value-type="float">
            <text:p>-76,9361953735352</text:p>
          </table:table-cell>
          <table:table-cell office:value-type="float" office:value="-77.0421829223633" calcext:value-type="float">
            <text:p>-77,0421829223633</text:p>
          </table:table-cell>
          <table:table-cell office:value-type="float" office:value="-76.9359664916992" calcext:value-type="float">
            <text:p>-76,9359664916992</text:p>
          </table:table-cell>
          <table:table-cell office:value-type="float" office:value="-77.0165252685547" calcext:value-type="float">
            <text:p>-77,0165252685547</text:p>
          </table:table-cell>
          <table:table-cell office:value-type="float" office:value="-77.0374069213867" calcext:value-type="float">
            <text:p>-77,0374069213867</text:p>
          </table:table-cell>
          <table:table-cell office:value-type="float" office:value="-77.0244598388672" calcext:value-type="float">
            <text:p>-77,0244598388672</text:p>
          </table:table-cell>
          <table:table-cell office:value-type="float" office:value="-76.9512481689453" calcext:value-type="float">
            <text:p>-76,9512481689453</text:p>
          </table:table-cell>
          <table:table-cell office:value-type="float" office:value="-77.0806884765625" calcext:value-type="float">
            <text:p>-77,0806884765625</text:p>
          </table:table-cell>
          <table:table-cell office:value-type="float" office:value="-77.0324020385742" calcext:value-type="float">
            <text:p>-77,0324020385742</text:p>
          </table:table-cell>
          <table:table-cell office:value-type="float" office:value="-77.2250823974609" calcext:value-type="float">
            <text:p>-77,2250823974609</text:p>
          </table:table-cell>
          <table:table-cell office:value-type="float" office:value="-77.0690536499023" calcext:value-type="float">
            <text:p>-77,0690536499023</text:p>
          </table:table-cell>
          <table:table-cell office:value-type="float" office:value="-77.1533966064453" calcext:value-type="float">
            <text:p>-77,1533966064453</text:p>
          </table:table-cell>
          <table:table-cell office:value-type="float" office:value="-76.976936340332" calcext:value-type="float">
            <text:p>-76,976936340332</text:p>
          </table:table-cell>
          <table:table-cell office:value-type="float" office:value="-77.089599609375" calcext:value-type="float">
            <text:p>-77,089599609375</text:p>
          </table:table-cell>
          <table:table-cell office:value-type="float" office:value="-77.1090545654297" calcext:value-type="float">
            <text:p>-77,1090545654297</text:p>
          </table:table-cell>
          <table:table-cell office:value-type="float" office:value="-77.1764526367188" calcext:value-type="float">
            <text:p>-77,1764526367188</text:p>
          </table:table-cell>
          <table:table-cell office:value-type="float" office:value="-77.0144805908203" calcext:value-type="float">
            <text:p>-77,0144805908203</text:p>
          </table:table-cell>
          <table:table-cell office:value-type="float" office:value="-77.1221237182617" calcext:value-type="float">
            <text:p>-77,1221237182617</text:p>
          </table:table-cell>
          <table:table-cell office:value-type="float" office:value="-77.0176620483398" calcext:value-type="float">
            <text:p>-77,0176620483398</text:p>
          </table:table-cell>
          <table:table-cell office:value-type="float" office:value="-77.0738372802734" calcext:value-type="float">
            <text:p>-77,0738372802734</text:p>
          </table:table-cell>
          <table:table-cell office:value-type="float" office:value="-77.1485595703125" calcext:value-type="float">
            <text:p>-77,1485595703125</text:p>
          </table:table-cell>
          <table:table-cell office:value-type="float" office:value="-77.1402740478516" calcext:value-type="float">
            <text:p>-77,1402740478516</text:p>
          </table:table-cell>
          <table:table-cell office:value-type="float" office:value="-77.0503692626953" calcext:value-type="float">
            <text:p>-77,0503692626953</text:p>
          </table:table-cell>
          <table:table-cell office:value-type="float" office:value="-77.0800018310547" calcext:value-type="float">
            <text:p>-77,0800018310547</text:p>
          </table:table-cell>
          <table:table-cell office:value-type="float" office:value="-77.1193771362305" calcext:value-type="float">
            <text:p>-77,1193771362305</text:p>
          </table:table-cell>
          <table:table-cell office:value-type="float" office:value="-77.0317230224609" calcext:value-type="float">
            <text:p>-77,0317230224609</text:p>
          </table:table-cell>
          <table:table-cell office:value-type="float" office:value="-76.9260864257813" calcext:value-type="float">
            <text:p>-76,9260864257813</text:p>
          </table:table-cell>
          <table:table-cell office:value-type="float" office:value="-77.0162963867188" calcext:value-type="float">
            <text:p>-77,0162963867188</text:p>
          </table:table-cell>
          <table:table-cell office:value-type="float" office:value="-76.9805526733398" calcext:value-type="float">
            <text:p>-76,9805526733398</text:p>
          </table:table-cell>
          <table:table-cell office:value-type="float" office:value="-76.9724273681641" calcext:value-type="float">
            <text:p>-76,9724273681641</text:p>
          </table:table-cell>
          <table:table-cell office:value-type="float" office:value="-77.113410949707" calcext:value-type="float">
            <text:p>-77,113410949707</text:p>
          </table:table-cell>
          <table:table-cell office:value-type="float" office:value="-77.0099487304688" calcext:value-type="float">
            <text:p>-77,0099487304688</text:p>
          </table:table-cell>
          <table:table-cell office:value-type="float" office:value="-77.0131225585938" calcext:value-type="float">
            <text:p>-77,0131225585938</text:p>
          </table:table-cell>
          <table:table-cell office:value-type="float" office:value="-76.9927520751953" calcext:value-type="float">
            <text:p>-76,9927520751953</text:p>
          </table:table-cell>
          <table:table-cell office:value-type="float" office:value="-76.9476547241211" calcext:value-type="float">
            <text:p>-76,9476547241211</text:p>
          </table:table-cell>
          <table:table-cell office:value-type="float" office:value="-77.0597076416016" calcext:value-type="float">
            <text:p>-77,0597076416016</text:p>
          </table:table-cell>
          <table:table-cell office:value-type="float" office:value="-77.0499114990234" calcext:value-type="float">
            <text:p>-77,0499114990234</text:p>
          </table:table-cell>
          <table:table-cell office:value-type="float" office:value="-76.8532562255859" calcext:value-type="float">
            <text:p>-76,8532562255859</text:p>
          </table:table-cell>
          <table:table-cell office:value-type="float" office:value="-76.8744125366211" calcext:value-type="float">
            <text:p>-76,8744125366211</text:p>
          </table:table-cell>
          <table:table-cell office:value-type="float" office:value="-77.006103515625" calcext:value-type="float">
            <text:p>-77,006103515625</text:p>
          </table:table-cell>
          <table:table-cell office:value-type="float" office:value="-77.0651779174805" calcext:value-type="float">
            <text:p>-77,0651779174805</text:p>
          </table:table-cell>
          <table:table-cell office:value-type="float" office:value="-77.0428619384766" calcext:value-type="float">
            <text:p>-77,0428619384766</text:p>
          </table:table-cell>
          <table:table-cell office:value-type="float" office:value="-77.0079116821289" calcext:value-type="float">
            <text:p>-77,0079116821289</text:p>
          </table:table-cell>
          <table:table-cell office:value-type="float" office:value="-77.048095703125" calcext:value-type="float">
            <text:p>-77,048095703125</text:p>
          </table:table-cell>
          <table:table-cell office:value-type="float" office:value="-77.0708770751953" calcext:value-type="float">
            <text:p>-77,0708770751953</text:p>
          </table:table-cell>
          <table:table-cell office:value-type="float" office:value="-77.1067657470703" calcext:value-type="float">
            <text:p>-77,1067657470703</text:p>
          </table:table-cell>
          <table:table-cell office:value-type="float" office:value="-76.9932098388672" calcext:value-type="float">
            <text:p>-76,9932098388672</text:p>
          </table:table-cell>
          <table:table-cell office:value-type="float" office:value="-76.9402313232422" calcext:value-type="float">
            <text:p>-76,9402313232422</text:p>
          </table:table-cell>
          <table:table-cell office:value-type="float" office:value="-76.9697265625" calcext:value-type="float">
            <text:p>-76,9697265625</text:p>
          </table:table-cell>
          <table:table-cell office:value-type="float" office:value="-76.9377593994141" calcext:value-type="float">
            <text:p>-76,9377593994141</text:p>
          </table:table-cell>
          <table:table-cell office:value-type="float" office:value="-76.8288116455078" calcext:value-type="float">
            <text:p>-76,8288116455078</text:p>
          </table:table-cell>
          <table:table-cell office:value-type="float" office:value="-77.0369567871094" calcext:value-type="float">
            <text:p>-77,0369567871094</text:p>
          </table:table-cell>
          <table:table-cell office:value-type="float" office:value="-76.998176574707" calcext:value-type="float">
            <text:p>-76,998176574707</text:p>
          </table:table-cell>
          <table:table-cell office:value-type="float" office:value="-77.0011215209961" calcext:value-type="float">
            <text:p>-77,0011215209961</text:p>
          </table:table-cell>
          <table:table-cell office:value-type="float" office:value="-77.0294570922852" calcext:value-type="float">
            <text:p>-77,0294570922852</text:p>
          </table:table-cell>
          <table:table-cell office:value-type="float" office:value="-77.0090484619141" calcext:value-type="float">
            <text:p>-77,0090484619141</text:p>
          </table:table-cell>
          <table:table-cell office:value-type="float" office:value="-77.084342956543" calcext:value-type="float">
            <text:p>-77,084342956543</text:p>
          </table:table-cell>
          <table:table-cell office:value-type="float" office:value="-76.9913940429688" calcext:value-type="float">
            <text:p>-76,9913940429688</text:p>
          </table:table-cell>
          <table:table-cell office:value-type="float" office:value="-77.0501403808594" calcext:value-type="float">
            <text:p>-77,0501403808594</text:p>
          </table:table-cell>
          <table:table-cell office:value-type="float" office:value="-77.1145553588867" calcext:value-type="float">
            <text:p>-77,1145553588867</text:p>
          </table:table-cell>
          <table:table-cell office:value-type="float" office:value="-77.0914306640625" calcext:value-type="float">
            <text:p>-77,0914306640625</text:p>
          </table:table-cell>
          <table:table-cell office:value-type="float" office:value="-76.9294586181641" calcext:value-type="float">
            <text:p>-76,9294586181641</text:p>
          </table:table-cell>
          <table:table-cell office:value-type="float" office:value="-76.8574829101563" calcext:value-type="float">
            <text:p>-76,8574829101563</text:p>
          </table:table-cell>
          <table:table-cell office:value-type="float" office:value="-76.8015670776367" calcext:value-type="float">
            <text:p>-76,8015670776367</text:p>
          </table:table-cell>
          <table:table-cell office:value-type="float" office:value="-76.7978134155273" calcext:value-type="float">
            <text:p>-76,7978134155273</text:p>
          </table:table-cell>
          <table:table-cell office:value-type="float" office:value="-76.7506332397461" calcext:value-type="float">
            <text:p>-76,7506332397461</text:p>
          </table:table-cell>
          <table:table-cell office:value-type="float" office:value="-76.7172775268555" calcext:value-type="float">
            <text:p>-76,7172775268555</text:p>
          </table:table-cell>
          <table:table-cell office:value-type="float" office:value="-76.6639938354492" calcext:value-type="float">
            <text:p>-76,6639938354492</text:p>
          </table:table-cell>
          <table:table-cell office:value-type="float" office:value="-76.7680206298828" calcext:value-type="float">
            <text:p>-76,7680206298828</text:p>
          </table:table-cell>
          <table:table-cell office:value-type="float" office:value="-76.7587661743164" calcext:value-type="float">
            <text:p>-76,7587661743164</text:p>
          </table:table-cell>
          <table:table-cell office:value-type="float" office:value="-76.7539291381836" calcext:value-type="float">
            <text:p>-76,7539291381836</text:p>
          </table:table-cell>
          <table:table-cell office:value-type="float" office:value="-76.7039260864258" calcext:value-type="float">
            <text:p>-76,7039260864258</text:p>
          </table:table-cell>
          <table:table-cell office:value-type="float" office:value="-76.7207794189453" calcext:value-type="float">
            <text:p>-76,7207794189453</text:p>
          </table:table-cell>
          <table:table-cell office:value-type="float" office:value="-76.8465805053711" calcext:value-type="float">
            <text:p>-76,8465805053711</text:p>
          </table:table-cell>
          <table:table-cell office:value-type="float" office:value="-76.713996887207" calcext:value-type="float">
            <text:p>-76,713996887207</text:p>
          </table:table-cell>
          <table:table-cell office:value-type="float" office:value="-76.6914749145508" calcext:value-type="float">
            <text:p>-76,6914749145508</text:p>
          </table:table-cell>
          <table:table-cell office:value-type="float" office:value="-76.7223129272461" calcext:value-type="float">
            <text:p>-76,7223129272461</text:p>
          </table:table-cell>
          <table:table-cell office:value-type="float" office:value="-76.7028274536133" calcext:value-type="float">
            <text:p>-76,7028274536133</text:p>
          </table:table-cell>
          <table:table-cell office:value-type="float" office:value="-76.657470703125" calcext:value-type="float">
            <text:p>-76,657470703125</text:p>
          </table:table-cell>
          <table:table-cell office:value-type="float" office:value="-76.7455825805664" calcext:value-type="float">
            <text:p>-76,7455825805664</text:p>
          </table:table-cell>
          <table:table-cell office:value-type="float" office:value="-76.5590515136719" calcext:value-type="float">
            <text:p>-76,5590515136719</text:p>
          </table:table-cell>
          <table:table-cell office:value-type="float" office:value="-76.7847747802734" calcext:value-type="float">
            <text:p>-76,7847747802734</text:p>
          </table:table-cell>
          <table:table-cell office:value-type="float" office:value="-76.6576843261719" calcext:value-type="float">
            <text:p>-76,6576843261719</text:p>
          </table:table-cell>
          <table:table-cell office:value-type="float" office:value="-76.7348175048828" calcext:value-type="float">
            <text:p>-76,7348175048828</text:p>
          </table:table-cell>
          <table:table-cell office:value-type="float" office:value="-76.7315216064453" calcext:value-type="float">
            <text:p>-76,7315216064453</text:p>
          </table:table-cell>
          <table:table-cell office:value-type="float" office:value="-76.8882522583008" calcext:value-type="float">
            <text:p>-76,8882522583008</text:p>
          </table:table-cell>
          <table:table-cell office:value-type="float" office:value="-76.5756378173828" calcext:value-type="float">
            <text:p>-76,5756378173828</text:p>
          </table:table-cell>
          <table:table-cell office:value-type="float" office:value="-76.7861022949219" calcext:value-type="float">
            <text:p>-76,7861022949219</text:p>
          </table:table-cell>
          <table:table-cell office:value-type="float" office:value="-76.6927795410156" calcext:value-type="float">
            <text:p>-76,6927795410156</text:p>
          </table:table-cell>
          <table:table-cell office:value-type="float" office:value="-76.6785888671875" calcext:value-type="float">
            <text:p>-76,6785888671875</text:p>
          </table:table-cell>
          <table:table-cell office:value-type="float" office:value="-76.6897277832031" calcext:value-type="float">
            <text:p>-76,6897277832031</text:p>
          </table:table-cell>
          <table:table-cell office:value-type="float" office:value="-76.66748046875" calcext:value-type="float">
            <text:p>-76,66748046875</text:p>
          </table:table-cell>
          <table:table-cell office:value-type="float" office:value="-76.7953796386719" calcext:value-type="float">
            <text:p>-76,7953796386719</text:p>
          </table:table-cell>
          <table:table-cell office:value-type="float" office:value="-76.6879806518555" calcext:value-type="float">
            <text:p>-76,6879806518555</text:p>
          </table:table-cell>
          <table:table-cell office:value-type="float" office:value="-76.6727142333984" calcext:value-type="float">
            <text:p>-76,6727142333984</text:p>
          </table:table-cell>
          <table:table-cell office:value-type="float" office:value="-76.8090896606445" calcext:value-type="float">
            <text:p>-76,8090896606445</text:p>
          </table:table-cell>
          <table:table-cell office:value-type="float" office:value="-76.8009033203125" calcext:value-type="float">
            <text:p>-76,8009033203125</text:p>
          </table:table-cell>
          <table:table-cell office:value-type="float" office:value="-76.6897277832031" calcext:value-type="float">
            <text:p>-76,6897277832031</text:p>
          </table:table-cell>
          <table:table-cell office:value-type="float" office:value="-76.7589950561523" calcext:value-type="float">
            <text:p>-76,7589950561523</text:p>
          </table:table-cell>
          <table:table-cell office:value-type="float" office:value="-76.8294830322266" calcext:value-type="float">
            <text:p>-76,8294830322266</text:p>
          </table:table-cell>
          <table:table-cell office:value-type="float" office:value="-76.8148498535156" calcext:value-type="float">
            <text:p>-76,8148498535156</text:p>
          </table:table-cell>
          <table:table-cell office:value-type="float" office:value="-76.705680847168" calcext:value-type="float">
            <text:p>-76,705680847168</text:p>
          </table:table-cell>
          <table:table-cell office:value-type="float" office:value="-76.8299255371094" calcext:value-type="float">
            <text:p>-76,8299255371094</text:p>
          </table:table-cell>
          <table:table-cell office:value-type="float" office:value="-76.7847747802734" calcext:value-type="float">
            <text:p>-76,7847747802734</text:p>
          </table:table-cell>
          <table:table-cell office:value-type="float" office:value="-76.7545928955078" calcext:value-type="float">
            <text:p>-76,7545928955078</text:p>
          </table:table-cell>
          <table:table-cell office:value-type="float" office:value="-76.7779388427734" calcext:value-type="float">
            <text:p>-76,7779388427734</text:p>
          </table:table-cell>
          <table:table-cell office:value-type="float" office:value="-76.6218643188477" calcext:value-type="float">
            <text:p>-76,6218643188477</text:p>
          </table:table-cell>
          <table:table-cell office:value-type="float" office:value="-76.5898666381836" calcext:value-type="float">
            <text:p>-76,5898666381836</text:p>
          </table:table-cell>
          <table:table-cell office:value-type="float" office:value="-76.6943054199219" calcext:value-type="float">
            <text:p>-76,6943054199219</text:p>
          </table:table-cell>
          <table:table-cell office:value-type="float" office:value="-76.6103973388672" calcext:value-type="float">
            <text:p>-76,6103973388672</text:p>
          </table:table-cell>
          <table:table-cell office:value-type="float" office:value="-76.6886291503906" calcext:value-type="float">
            <text:p>-76,6886291503906</text:p>
          </table:table-cell>
          <table:table-cell office:value-type="float" office:value="-76.5749893188477" calcext:value-type="float">
            <text:p>-76,5749893188477</text:p>
          </table:table-cell>
          <table:table-cell office:value-type="float" office:value="-76.724723815918" calcext:value-type="float">
            <text:p>-76,724723815918</text:p>
          </table:table-cell>
          <table:table-cell office:value-type="float" office:value="-76.711799621582" calcext:value-type="float">
            <text:p>-76,711799621582</text:p>
          </table:table-cell>
          <table:table-cell office:value-type="float" office:value="-76.6539916992188" calcext:value-type="float">
            <text:p>-76,6539916992188</text:p>
          </table:table-cell>
          <table:table-cell office:value-type="float" office:value="-76.6672668457031" calcext:value-type="float">
            <text:p>-76,6672668457031</text:p>
          </table:table-cell>
          <table:table-cell office:value-type="float" office:value="-76.6912460327148" calcext:value-type="float">
            <text:p>-76,6912460327148</text:p>
          </table:table-cell>
          <table:table-cell office:value-type="float" office:value="-76.6450729370117" calcext:value-type="float">
            <text:p>-76,6450729370117</text:p>
          </table:table-cell>
          <table:table-cell office:value-type="float" office:value="-76.606071472168" calcext:value-type="float">
            <text:p>-76,606071472168</text:p>
          </table:table-cell>
          <table:table-cell office:value-type="float" office:value="-76.7295532226563" calcext:value-type="float">
            <text:p>-76,7295532226563</text:p>
          </table:table-cell>
          <table:table-cell office:value-type="float" office:value="-76.6609497070313" calcext:value-type="float">
            <text:p>-76,6609497070313</text:p>
          </table:table-cell>
          <table:table-cell office:value-type="float" office:value="-76.8090896606445" calcext:value-type="float">
            <text:p>-76,8090896606445</text:p>
          </table:table-cell>
          <table:table-cell office:value-type="float" office:value="-76.7501907348633" calcext:value-type="float">
            <text:p>-76,7501907348633</text:p>
          </table:table-cell>
          <table:table-cell office:value-type="float" office:value="-76.7438125610352" calcext:value-type="float">
            <text:p>-76,7438125610352</text:p>
          </table:table-cell>
          <table:table-cell office:value-type="float" office:value="-76.6309661865234" calcext:value-type="float">
            <text:p>-76,6309661865234</text:p>
          </table:table-cell>
          <table:table-cell office:value-type="float" office:value="-76.691032409668" calcext:value-type="float">
            <text:p>-76,691032409668</text:p>
          </table:table-cell>
          <table:table-cell office:value-type="float" office:value="-76.5279312133789" calcext:value-type="float">
            <text:p>-76,5279312133789</text:p>
          </table:table-cell>
          <table:table-cell office:value-type="float" office:value="-76.4468688964844" calcext:value-type="float">
            <text:p>-76,4468688964844</text:p>
          </table:table-cell>
          <table:table-cell office:value-type="float" office:value="-76.4604721069336" calcext:value-type="float">
            <text:p>-76,4604721069336</text:p>
          </table:table-cell>
          <table:table-cell office:value-type="float" office:value="-76.3770904541016" calcext:value-type="float">
            <text:p>-76,3770904541016</text:p>
          </table:table-cell>
          <table:table-cell office:value-type="float" office:value="-76.3669815063477" calcext:value-type="float">
            <text:p>-76,3669815063477</text:p>
          </table:table-cell>
          <table:table-cell office:value-type="float" office:value="-76.4983978271484" calcext:value-type="float">
            <text:p>-76,4983978271484</text:p>
          </table:table-cell>
          <table:table-cell office:value-type="float" office:value="-76.4093780517578" calcext:value-type="float">
            <text:p>-76,4093780517578</text:p>
          </table:table-cell>
          <table:table-cell office:value-type="float" office:value="-76.4267196655273" calcext:value-type="float">
            <text:p>-76,4267196655273</text:p>
          </table:table-cell>
          <table:table-cell office:value-type="float" office:value="-76.5105819702148" calcext:value-type="float">
            <text:p>-76,5105819702148</text:p>
          </table:table-cell>
          <table:table-cell office:value-type="float" office:value="-76.5090866088867" calcext:value-type="float">
            <text:p>-76,5090866088867</text:p>
          </table:table-cell>
          <table:table-cell office:value-type="float" office:value="-76.5240707397461" calcext:value-type="float">
            <text:p>-76,5240707397461</text:p>
          </table:table-cell>
          <table:table-cell office:value-type="float" office:value="-76.5605621337891" calcext:value-type="float">
            <text:p>-76,5605621337891</text:p>
          </table:table-cell>
          <table:table-cell office:value-type="float" office:value="-76.6600799560547" calcext:value-type="float">
            <text:p>-76,6600799560547</text:p>
          </table:table-cell>
          <table:table-cell office:value-type="float" office:value="-76.6043395996094" calcext:value-type="float">
            <text:p>-76,6043395996094</text:p>
          </table:table-cell>
          <table:table-cell office:value-type="float" office:value="-76.4717407226563" calcext:value-type="float">
            <text:p>-76,4717407226563</text:p>
          </table:table-cell>
          <table:table-cell office:value-type="float" office:value="-76.4436874389648" calcext:value-type="float">
            <text:p>-76,4436874389648</text:p>
          </table:table-cell>
          <table:table-cell office:value-type="float" office:value="-76.516357421875" calcext:value-type="float">
            <text:p>-76,516357421875</text:p>
          </table:table-cell>
          <table:table-cell office:value-type="float" office:value="-76.4919967651367" calcext:value-type="float">
            <text:p>-76,4919967651367</text:p>
          </table:table-cell>
          <table:table-cell office:value-type="float" office:value="-76.4879455566406" calcext:value-type="float">
            <text:p>-76,4879455566406</text:p>
          </table:table-cell>
          <table:table-cell office:value-type="float" office:value="-76.459831237793" calcext:value-type="float">
            <text:p>-76,459831237793</text:p>
          </table:table-cell>
          <table:table-cell office:value-type="float" office:value="-76.4017639160156" calcext:value-type="float">
            <text:p>-76,4017639160156</text:p>
          </table:table-cell>
          <table:table-cell office:value-type="float" office:value="-76.4379577636719" calcext:value-type="float">
            <text:p>-76,4379577636719</text:p>
          </table:table-cell>
          <table:table-cell office:value-type="float" office:value="-76.3716125488281" calcext:value-type="float">
            <text:p>-76,3716125488281</text:p>
          </table:table-cell>
          <table:table-cell office:value-type="float" office:value="-76.4360504150391" calcext:value-type="float">
            <text:p>-76,4360504150391</text:p>
          </table:table-cell>
          <table:table-cell office:value-type="float" office:value="-76.3916320800781" calcext:value-type="float">
            <text:p>-76,3916320800781</text:p>
          </table:table-cell>
          <table:table-cell office:value-type="float" office:value="-76.5375747680664" calcext:value-type="float">
            <text:p>-76,5375747680664</text:p>
          </table:table-cell>
          <table:table-cell office:value-type="float" office:value="-76.3832015991211" calcext:value-type="float">
            <text:p>-76,3832015991211</text:p>
          </table:table-cell>
          <table:table-cell office:value-type="float" office:value="-76.4743041992188" calcext:value-type="float">
            <text:p>-76,4743041992188</text:p>
          </table:table-cell>
          <table:table-cell office:value-type="float" office:value="-76.3417739868164" calcext:value-type="float">
            <text:p>-76,3417739868164</text:p>
          </table:table-cell>
          <table:table-cell office:value-type="float" office:value="-76.4521789550781" calcext:value-type="float">
            <text:p>-76,4521789550781</text:p>
          </table:table-cell>
          <table:table-cell office:value-type="float" office:value="-76.346809387207" calcext:value-type="float">
            <text:p>-76,346809387207</text:p>
          </table:table-cell>
          <table:table-cell office:value-type="float" office:value="-76.4513320922852" calcext:value-type="float">
            <text:p>-76,4513320922852</text:p>
          </table:table-cell>
          <table:table-cell office:value-type="float" office:value="-76.4347763061523" calcext:value-type="float">
            <text:p>-76,4347763061523</text:p>
          </table:table-cell>
          <table:table-cell office:value-type="float" office:value="-76.3962707519531" calcext:value-type="float">
            <text:p>-76,3962707519531</text:p>
          </table:table-cell>
          <table:table-cell office:value-type="float" office:value="-76.438591003418" calcext:value-type="float">
            <text:p>-76,438591003418</text:p>
          </table:table-cell>
          <table:table-cell office:value-type="float" office:value="-76.4011383056641" calcext:value-type="float">
            <text:p>-76,4011383056641</text:p>
          </table:table-cell>
          <table:table-cell office:value-type="float" office:value="-76.4645156860352" calcext:value-type="float">
            <text:p>-76,4645156860352</text:p>
          </table:table-cell>
          <table:table-cell office:value-type="float" office:value="-76.4702606201172" calcext:value-type="float">
            <text:p>-76,4702606201172</text:p>
          </table:table-cell>
          <table:table-cell office:value-type="float" office:value="-76.4430465698242" calcext:value-type="float">
            <text:p>-76,4430465698242</text:p>
          </table:table-cell>
          <table:table-cell office:value-type="float" office:value="-76.4668502807617" calcext:value-type="float">
            <text:p>-76,4668502807617</text:p>
          </table:table-cell>
          <table:table-cell office:value-type="float" office:value="-76.483039855957" calcext:value-type="float">
            <text:p>-76,483039855957</text:p>
          </table:table-cell>
          <table:table-cell office:value-type="float" office:value="-76.3888931274414" calcext:value-type="float">
            <text:p>-76,3888931274414</text:p>
          </table:table-cell>
          <table:table-cell office:value-type="float" office:value="-76.5080184936523" calcext:value-type="float">
            <text:p>-76,5080184936523</text:p>
          </table:table-cell>
          <table:table-cell office:value-type="float" office:value="-76.4248199462891" calcext:value-type="float">
            <text:p>-76,4248199462891</text:p>
          </table:table-cell>
          <table:table-cell office:value-type="float" office:value="-76.5298538208008" calcext:value-type="float">
            <text:p>-76,5298538208008</text:p>
          </table:table-cell>
          <table:table-cell office:value-type="float" office:value="-76.4734497070313" calcext:value-type="float">
            <text:p>-76,4734497070313</text:p>
          </table:table-cell>
          <table:table-cell office:value-type="float" office:value="-76.4577026367188" calcext:value-type="float">
            <text:p>-76,4577026367188</text:p>
          </table:table-cell>
          <table:table-cell office:value-type="float" office:value="-76.4119110107422" calcext:value-type="float">
            <text:p>-76,4119110107422</text:p>
          </table:table-cell>
          <table:table-cell office:value-type="float" office:value="-76.4762191772461" calcext:value-type="float">
            <text:p>-76,4762191772461</text:p>
          </table:table-cell>
          <table:table-cell office:value-type="float" office:value="-76.4560089111328" calcext:value-type="float">
            <text:p>-76,4560089111328</text:p>
          </table:table-cell>
          <table:table-cell office:value-type="float" office:value="-76.5322113037109" calcext:value-type="float">
            <text:p>-76,5322113037109</text:p>
          </table:table-cell>
          <table:table-cell office:value-type="float" office:value="-76.5300674438477" calcext:value-type="float">
            <text:p>-76,5300674438477</text:p>
          </table:table-cell>
          <table:table-cell office:value-type="float" office:value="-76.4930648803711" calcext:value-type="float">
            <text:p>-76,4930648803711</text:p>
          </table:table-cell>
          <table:table-cell office:value-type="float" office:value="-76.5386505126953" calcext:value-type="float">
            <text:p>-76,5386505126953</text:p>
          </table:table-cell>
          <table:table-cell office:value-type="float" office:value="-76.510368347168" calcext:value-type="float">
            <text:p>-76,510368347168</text:p>
          </table:table-cell>
          <table:table-cell office:value-type="float" office:value="-76.5197906494141" calcext:value-type="float">
            <text:p>-76,5197906494141</text:p>
          </table:table-cell>
          <table:table-cell office:value-type="float" office:value="-76.5159378051758" calcext:value-type="float">
            <text:p>-76,5159378051758</text:p>
          </table:table-cell>
          <table:table-cell office:value-type="float" office:value="-76.4371109008789" calcext:value-type="float">
            <text:p>-76,4371109008789</text:p>
          </table:table-cell>
          <table:table-cell office:value-type="float" office:value="-76.411491394043" calcext:value-type="float">
            <text:p>-76,411491394043</text:p>
          </table:table-cell>
          <table:table-cell office:value-type="float" office:value="-76.4371109008789" calcext:value-type="float">
            <text:p>-76,4371109008789</text:p>
          </table:table-cell>
          <table:table-cell office:value-type="float" office:value="-76.5075988769531" calcext:value-type="float">
            <text:p>-76,5075988769531</text:p>
          </table:table-cell>
          <table:table-cell office:value-type="float" office:value="-76.4670639038086" calcext:value-type="float">
            <text:p>-76,4670639038086</text:p>
          </table:table-cell>
          <table:table-cell office:value-type="float" office:value="-76.4155044555664" calcext:value-type="float">
            <text:p>-76,4155044555664</text:p>
          </table:table-cell>
          <table:table-cell office:value-type="float" office:value="-76.4540939331055" calcext:value-type="float">
            <text:p>-76,4540939331055</text:p>
          </table:table-cell>
          <table:table-cell office:value-type="float" office:value="-76.4709014892578" calcext:value-type="float">
            <text:p>-76,4709014892578</text:p>
          </table:table-cell>
          <table:table-cell office:value-type="float" office:value="-76.3952178955078" calcext:value-type="float">
            <text:p>-76,3952178955078</text:p>
          </table:table-cell>
          <table:table-cell office:value-type="float" office:value="-76.314338684082" calcext:value-type="float">
            <text:p>-76,314338684082</text:p>
          </table:table-cell>
          <table:table-cell office:value-type="float" office:value="-76.3287811279297" calcext:value-type="float">
            <text:p>-76,3287811279297</text:p>
          </table:table-cell>
          <table:table-cell office:value-type="float" office:value="-76.3587799072266" calcext:value-type="float">
            <text:p>-76,3587799072266</text:p>
          </table:table-cell>
          <table:table-cell office:value-type="float" office:value="-76.3459777832031" calcext:value-type="float">
            <text:p>-76,3459777832031</text:p>
          </table:table-cell>
          <table:table-cell office:value-type="float" office:value="-76.3562622070313" calcext:value-type="float">
            <text:p>-76,3562622070313</text:p>
          </table:table-cell>
          <table:table-cell office:value-type="float" office:value="-76.3791961669922" calcext:value-type="float">
            <text:p>-76,3791961669922</text:p>
          </table:table-cell>
          <table:table-cell office:value-type="float" office:value="-76.3754043579102" calcext:value-type="float">
            <text:p>-76,3754043579102</text:p>
          </table:table-cell>
          <table:table-cell office:value-type="float" office:value="-76.3041000366211" calcext:value-type="float">
            <text:p>-76,3041000366211</text:p>
          </table:table-cell>
          <table:table-cell office:value-type="float" office:value="-76.2924118041992" calcext:value-type="float">
            <text:p>-76,2924118041992</text:p>
          </table:table-cell>
          <table:table-cell office:value-type="float" office:value="-76.360466003418" calcext:value-type="float">
            <text:p>-76,360466003418</text:p>
          </table:table-cell>
          <table:table-cell office:value-type="float" office:value="-76.3373794555664" calcext:value-type="float">
            <text:p>-76,3373794555664</text:p>
          </table:table-cell>
          <table:table-cell office:value-type="float" office:value="-76.3038940429688" calcext:value-type="float">
            <text:p>-76,3038940429688</text:p>
          </table:table-cell>
          <table:table-cell office:value-type="float" office:value="-76.2516326904297" calcext:value-type="float">
            <text:p>-76,2516326904297</text:p>
          </table:table-cell>
          <table:table-cell office:value-type="float" office:value="-76.3758316040039" calcext:value-type="float">
            <text:p>-76,3758316040039</text:p>
          </table:table-cell>
          <table:table-cell office:value-type="float" office:value="-76.3147659301758" calcext:value-type="float">
            <text:p>-76,3147659301758</text:p>
          </table:table-cell>
          <table:table-cell office:value-type="float" office:value="-76.3116226196289" calcext:value-type="float">
            <text:p>-76,3116226196289</text:p>
          </table:table-cell>
          <table:table-cell office:value-type="float" office:value="-76.2591094970703" calcext:value-type="float">
            <text:p>-76,2591094970703</text:p>
          </table:table-cell>
          <table:table-cell office:value-type="float" office:value="-76.2772064208984" calcext:value-type="float">
            <text:p>-76,2772064208984</text:p>
          </table:table-cell>
          <table:table-cell office:value-type="float" office:value="-76.309326171875" calcext:value-type="float">
            <text:p>-76,309326171875</text:p>
          </table:table-cell>
          <table:table-cell office:value-type="float" office:value="-76.3707733154297" calcext:value-type="float">
            <text:p>-76,3707733154297</text:p>
          </table:table-cell>
          <table:table-cell office:value-type="float" office:value="-76.394172668457" calcext:value-type="float">
            <text:p>-76,394172668457</text:p>
          </table:table-cell>
          <table:table-cell office:value-type="float" office:value="-76.4362640380859" calcext:value-type="float">
            <text:p>-76,4362640380859</text:p>
          </table:table-cell>
          <table:table-cell office:value-type="float" office:value="-76.3005599975586" calcext:value-type="float">
            <text:p>-76,3005599975586</text:p>
          </table:table-cell>
          <table:table-cell office:value-type="float" office:value="-76.2528762817383" calcext:value-type="float">
            <text:p>-76,2528762817383</text:p>
          </table:table-cell>
          <table:table-cell office:value-type="float" office:value="-76.4339294433594" calcext:value-type="float">
            <text:p>-76,4339294433594</text:p>
          </table:table-cell>
          <table:table-cell office:value-type="float" office:value="-76.4462280273438" calcext:value-type="float">
            <text:p>-76,4462280273438</text:p>
          </table:table-cell>
          <table:table-cell office:value-type="float" office:value="-76.4930648803711" calcext:value-type="float">
            <text:p>-76,4930648803711</text:p>
          </table:table-cell>
          <table:table-cell office:value-type="float" office:value="-76.4441070556641" calcext:value-type="float">
            <text:p>-76,4441070556641</text:p>
          </table:table-cell>
          <table:table-cell office:value-type="float" office:value="-76.2857437133789" calcext:value-type="float">
            <text:p>-76,2857437133789</text:p>
          </table:table-cell>
          <table:table-cell office:value-type="float" office:value="-76.2416687011719" calcext:value-type="float">
            <text:p>-76,2416687011719</text:p>
          </table:table-cell>
          <table:table-cell office:value-type="float" office:value="-76.3859405517578" calcext:value-type="float">
            <text:p>-76,3859405517578</text:p>
          </table:table-cell>
          <table:table-cell office:value-type="float" office:value="-76.3455505371094" calcext:value-type="float">
            <text:p>-76,3455505371094</text:p>
          </table:table-cell>
          <table:table-cell office:value-type="float" office:value="-76.4235534667969" calcext:value-type="float">
            <text:p>-76,4235534667969</text:p>
          </table:table-cell>
          <table:table-cell office:value-type="float" office:value="-76.3227081298828" calcext:value-type="float">
            <text:p>-76,3227081298828</text:p>
          </table:table-cell>
          <table:table-cell office:value-type="float" office:value="-76.1873016357422" calcext:value-type="float">
            <text:p>-76,1873016357422</text:p>
          </table:table-cell>
          <table:table-cell office:value-type="float" office:value="-76.3998718261719" calcext:value-type="float">
            <text:p>-76,3998718261719</text:p>
          </table:table-cell>
          <table:table-cell office:value-type="float" office:value="-76.3815155029297" calcext:value-type="float">
            <text:p>-76,3815155029297</text:p>
          </table:table-cell>
          <table:table-cell office:value-type="float" office:value="-76.3365325927734" calcext:value-type="float">
            <text:p>-76,3365325927734</text:p>
          </table:table-cell>
          <table:table-cell office:value-type="float" office:value="-76.2976303100586" calcext:value-type="float">
            <text:p>-76,2976303100586</text:p>
          </table:table-cell>
          <table:table-cell table:number-columns-repeated="15360"/>
        </table:table-row>
        <table:table-row table:style-name="ro1">
          <table:table-cell office:value-type="float" office:value="-76.5375747680664" calcext:value-type="float">
            <text:p>-76,5375747680664</text:p>
          </table:table-cell>
          <table:table-cell office:value-type="float" office:value="-76.5335006713867" calcext:value-type="float">
            <text:p>-76,5335006713867</text:p>
          </table:table-cell>
          <table:table-cell office:value-type="float" office:value="-76.5747756958008" calcext:value-type="float">
            <text:p>-76,5747756958008</text:p>
          </table:table-cell>
          <table:table-cell office:value-type="float" office:value="-76.4626007080078" calcext:value-type="float">
            <text:p>-76,4626007080078</text:p>
          </table:table-cell>
          <table:table-cell office:value-type="float" office:value="-76.5487365722656" calcext:value-type="float">
            <text:p>-76,5487365722656</text:p>
          </table:table-cell>
          <table:table-cell office:value-type="float" office:value="-76.4623870849609" calcext:value-type="float">
            <text:p>-76,4623870849609</text:p>
          </table:table-cell>
          <table:table-cell office:value-type="float" office:value="-76.501823425293" calcext:value-type="float">
            <text:p>-76,501823425293</text:p>
          </table:table-cell>
          <table:table-cell office:value-type="float" office:value="-76.5440216064453" calcext:value-type="float">
            <text:p>-76,5440216064453</text:p>
          </table:table-cell>
          <table:table-cell office:value-type="float" office:value="-76.5405807495117" calcext:value-type="float">
            <text:p>-76,5405807495117</text:p>
          </table:table-cell>
          <table:table-cell office:value-type="float" office:value="-76.6149444580078" calcext:value-type="float">
            <text:p>-76,6149444580078</text:p>
          </table:table-cell>
          <table:table-cell office:value-type="float" office:value="-76.5193557739258" calcext:value-type="float">
            <text:p>-76,5193557739258</text:p>
          </table:table-cell>
          <table:table-cell office:value-type="float" office:value="-76.5743408203125" calcext:value-type="float">
            <text:p>-76,5743408203125</text:p>
          </table:table-cell>
          <table:table-cell table:number-columns-repeated="2" office:value-type="float" office:value="-76.5377883911133" calcext:value-type="float">
            <text:p>-76,5377883911133</text:p>
          </table:table-cell>
          <table:table-cell office:value-type="float" office:value="-76.5453033447266" calcext:value-type="float">
            <text:p>-76,5453033447266</text:p>
          </table:table-cell>
          <table:table-cell office:value-type="float" office:value="-76.5264205932617" calcext:value-type="float">
            <text:p>-76,5264205932617</text:p>
          </table:table-cell>
          <table:table-cell office:value-type="float" office:value="-76.5065231323242" calcext:value-type="float">
            <text:p>-76,5065231323242</text:p>
          </table:table-cell>
          <table:table-cell office:value-type="float" office:value="-76.5024566650391" calcext:value-type="float">
            <text:p>-76,5024566650391</text:p>
          </table:table-cell>
          <table:table-cell office:value-type="float" office:value="-76.6431198120117" calcext:value-type="float">
            <text:p>-76,6431198120117</text:p>
          </table:table-cell>
          <table:table-cell office:value-type="float" office:value="-76.5144348144531" calcext:value-type="float">
            <text:p>-76,5144348144531</text:p>
          </table:table-cell>
          <table:table-cell office:value-type="float" office:value="-76.492431640625" calcext:value-type="float">
            <text:p>-76,492431640625</text:p>
          </table:table-cell>
          <table:table-cell office:value-type="float" office:value="-76.6444320678711" calcext:value-type="float">
            <text:p>-76,6444320678711</text:p>
          </table:table-cell>
          <table:table-cell office:value-type="float" office:value="-76.5864105224609" calcext:value-type="float">
            <text:p>-76,5864105224609</text:p>
          </table:table-cell>
          <table:table-cell office:value-type="float" office:value="-76.6218643188477" calcext:value-type="float">
            <text:p>-76,6218643188477</text:p>
          </table:table-cell>
          <table:table-cell office:value-type="float" office:value="-76.6350936889648" calcext:value-type="float">
            <text:p>-76,6350936889648</text:p>
          </table:table-cell>
          <table:table-cell office:value-type="float" office:value="-76.6403045654297" calcext:value-type="float">
            <text:p>-76,6403045654297</text:p>
          </table:table-cell>
          <table:table-cell office:value-type="float" office:value="-76.5704574584961" calcext:value-type="float">
            <text:p>-76,5704574584961</text:p>
          </table:table-cell>
          <table:table-cell office:value-type="float" office:value="-76.6657333374023" calcext:value-type="float">
            <text:p>-76,6657333374023</text:p>
          </table:table-cell>
          <table:table-cell office:value-type="float" office:value="-76.6973724365234" calcext:value-type="float">
            <text:p>-76,6973724365234</text:p>
          </table:table-cell>
          <table:table-cell office:value-type="float" office:value="-76.5823135375977" calcext:value-type="float">
            <text:p>-76,5823135375977</text:p>
          </table:table-cell>
          <table:table-cell office:value-type="float" office:value="-76.6403045654297" calcext:value-type="float">
            <text:p>-76,6403045654297</text:p>
          </table:table-cell>
          <table:table-cell office:value-type="float" office:value="-76.5279312133789" calcext:value-type="float">
            <text:p>-76,5279312133789</text:p>
          </table:table-cell>
          <table:table-cell office:value-type="float" office:value="-76.5801620483398" calcext:value-type="float">
            <text:p>-76,5801620483398</text:p>
          </table:table-cell>
          <table:table-cell office:value-type="float" office:value="-76.5369338989258" calcext:value-type="float">
            <text:p>-76,5369338989258</text:p>
          </table:table-cell>
          <table:table-cell office:value-type="float" office:value="-76.4809036254883" calcext:value-type="float">
            <text:p>-76,4809036254883</text:p>
          </table:table-cell>
          <table:table-cell office:value-type="float" office:value="-76.5311431884766" calcext:value-type="float">
            <text:p>-76,5311431884766</text:p>
          </table:table-cell>
          <table:table-cell office:value-type="float" office:value="-76.4956283569336" calcext:value-type="float">
            <text:p>-76,4956283569336</text:p>
          </table:table-cell>
          <table:table-cell office:value-type="float" office:value="-76.4930648803711" calcext:value-type="float">
            <text:p>-76,4930648803711</text:p>
          </table:table-cell>
          <table:table-cell office:value-type="float" office:value="-76.5375747680664" calcext:value-type="float">
            <text:p>-76,5375747680664</text:p>
          </table:table-cell>
          <table:table-cell office:value-type="float" office:value="-76.5075988769531" calcext:value-type="float">
            <text:p>-76,5075988769531</text:p>
          </table:table-cell>
          <table:table-cell office:value-type="float" office:value="-76.5601272583008" calcext:value-type="float">
            <text:p>-76,5601272583008</text:p>
          </table:table-cell>
          <table:table-cell office:value-type="float" office:value="-76.6028213500977" calcext:value-type="float">
            <text:p>-76,6028213500977</text:p>
          </table:table-cell>
          <table:table-cell office:value-type="float" office:value="-76.5987243652344" calcext:value-type="float">
            <text:p>-76,5987243652344</text:p>
          </table:table-cell>
          <table:table-cell office:value-type="float" office:value="-76.464729309082" calcext:value-type="float">
            <text:p>-76,464729309082</text:p>
          </table:table-cell>
          <table:table-cell office:value-type="float" office:value="-76.5125045776367" calcext:value-type="float">
            <text:p>-76,5125045776367</text:p>
          </table:table-cell>
          <table:table-cell office:value-type="float" office:value="-76.5612030029297" calcext:value-type="float">
            <text:p>-76,5612030029297</text:p>
          </table:table-cell>
          <table:table-cell office:value-type="float" office:value="-76.5599136352539" calcext:value-type="float">
            <text:p>-76,5599136352539</text:p>
          </table:table-cell>
          <table:table-cell office:value-type="float" office:value="-76.4902877807617" calcext:value-type="float">
            <text:p>-76,4902877807617</text:p>
          </table:table-cell>
          <table:table-cell office:value-type="float" office:value="-76.5114364624023" calcext:value-type="float">
            <text:p>-76,5114364624023</text:p>
          </table:table-cell>
          <table:table-cell office:value-type="float" office:value="-76.5090866088867" calcext:value-type="float">
            <text:p>-76,5090866088867</text:p>
          </table:table-cell>
          <table:table-cell office:value-type="float" office:value="-76.6559448242188" calcext:value-type="float">
            <text:p>-76,6559448242188</text:p>
          </table:table-cell>
          <table:table-cell office:value-type="float" office:value="-76.4960556030273" calcext:value-type="float">
            <text:p>-76,4960556030273</text:p>
          </table:table-cell>
          <table:table-cell office:value-type="float" office:value="-76.4755783081055" calcext:value-type="float">
            <text:p>-76,4755783081055</text:p>
          </table:table-cell>
          <table:table-cell office:value-type="float" office:value="-76.5741271972656" calcext:value-type="float">
            <text:p>-76,5741271972656</text:p>
          </table:table-cell>
          <table:table-cell office:value-type="float" office:value="-76.513801574707" calcext:value-type="float">
            <text:p>-76,513801574707</text:p>
          </table:table-cell>
          <table:table-cell office:value-type="float" office:value="-76.5562591552734" calcext:value-type="float">
            <text:p>-76,5562591552734</text:p>
          </table:table-cell>
          <table:table-cell office:value-type="float" office:value="-76.5395050048828" calcext:value-type="float">
            <text:p>-76,5395050048828</text:p>
          </table:table-cell>
          <table:table-cell office:value-type="float" office:value="-76.5075988769531" calcext:value-type="float">
            <text:p>-76,5075988769531</text:p>
          </table:table-cell>
          <table:table-cell office:value-type="float" office:value="-76.5620651245117" calcext:value-type="float">
            <text:p>-76,5620651245117</text:p>
          </table:table-cell>
          <table:table-cell office:value-type="float" office:value="-76.4892196655273" calcext:value-type="float">
            <text:p>-76,4892196655273</text:p>
          </table:table-cell>
          <table:table-cell office:value-type="float" office:value="-76.5362930297852" calcext:value-type="float">
            <text:p>-76,5362930297852</text:p>
          </table:table-cell>
          <table:table-cell office:value-type="float" office:value="-76.5442276000977" calcext:value-type="float">
            <text:p>-76,5442276000977</text:p>
          </table:table-cell>
          <table:table-cell office:value-type="float" office:value="-76.5560455322266" calcext:value-type="float">
            <text:p>-76,5560455322266</text:p>
          </table:table-cell>
          <table:table-cell office:value-type="float" office:value="-76.5541076660156" calcext:value-type="float">
            <text:p>-76,5541076660156</text:p>
          </table:table-cell>
          <table:table-cell office:value-type="float" office:value="-76.6021728515625" calcext:value-type="float">
            <text:p>-76,6021728515625</text:p>
          </table:table-cell>
          <table:table-cell office:value-type="float" office:value="-76.5846862792969" calcext:value-type="float">
            <text:p>-76,5846862792969</text:p>
          </table:table-cell>
          <table:table-cell office:value-type="float" office:value="-76.5814514160156" calcext:value-type="float">
            <text:p>-76,5814514160156</text:p>
          </table:table-cell>
          <table:table-cell office:value-type="float" office:value="-76.6082305908203" calcext:value-type="float">
            <text:p>-76,6082305908203</text:p>
          </table:table-cell>
          <table:table-cell office:value-type="float" office:value="-76.5926742553711" calcext:value-type="float">
            <text:p>-76,5926742553711</text:p>
          </table:table-cell>
          <table:table-cell office:value-type="float" office:value="-76.673583984375" calcext:value-type="float">
            <text:p>-76,673583984375</text:p>
          </table:table-cell>
          <table:table-cell office:value-type="float" office:value="-76.6385650634766" calcext:value-type="float">
            <text:p>-76,6385650634766</text:p>
          </table:table-cell>
          <table:table-cell office:value-type="float" office:value="-76.5620651245117" calcext:value-type="float">
            <text:p>-76,5620651245117</text:p>
          </table:table-cell>
          <table:table-cell office:value-type="float" office:value="-76.5969924926758" calcext:value-type="float">
            <text:p>-76,5969924926758</text:p>
          </table:table-cell>
          <table:table-cell office:value-type="float" office:value="-76.4954223632813" calcext:value-type="float">
            <text:p>-76,4954223632813</text:p>
          </table:table-cell>
          <table:table-cell office:value-type="float" office:value="-76.6151580810547" calcext:value-type="float">
            <text:p>-76,6151580810547</text:p>
          </table:table-cell>
          <table:table-cell office:value-type="float" office:value="-76.471321105957" calcext:value-type="float">
            <text:p>-76,471321105957</text:p>
          </table:table-cell>
          <table:table-cell office:value-type="float" office:value="-76.5900802612305" calcext:value-type="float">
            <text:p>-76,5900802612305</text:p>
          </table:table-cell>
          <table:table-cell office:value-type="float" office:value="-76.5784378051758" calcext:value-type="float">
            <text:p>-76,5784378051758</text:p>
          </table:table-cell>
          <table:table-cell office:value-type="float" office:value="-76.5987243652344" calcext:value-type="float">
            <text:p>-76,5987243652344</text:p>
          </table:table-cell>
          <table:table-cell office:value-type="float" office:value="-76.5474472045898" calcext:value-type="float">
            <text:p>-76,5474472045898</text:p>
          </table:table-cell>
          <table:table-cell office:value-type="float" office:value="-76.6030349731445" calcext:value-type="float">
            <text:p>-76,6030349731445</text:p>
          </table:table-cell>
          <table:table-cell office:value-type="float" office:value="-76.5926742553711" calcext:value-type="float">
            <text:p>-76,5926742553711</text:p>
          </table:table-cell>
          <table:table-cell office:value-type="float" office:value="-76.5515289306641" calcext:value-type="float">
            <text:p>-76,5515289306641</text:p>
          </table:table-cell>
          <table:table-cell office:value-type="float" office:value="-76.5941848754883" calcext:value-type="float">
            <text:p>-76,5941848754883</text:p>
          </table:table-cell>
          <table:table-cell office:value-type="float" office:value="-76.5392990112305" calcext:value-type="float">
            <text:p>-76,5392990112305</text:p>
          </table:table-cell>
          <table:table-cell office:value-type="float" office:value="-76.4660034179688" calcext:value-type="float">
            <text:p>-76,4660034179688</text:p>
          </table:table-cell>
          <table:table-cell office:value-type="float" office:value="-76.5536880493164" calcext:value-type="float">
            <text:p>-76,5536880493164</text:p>
          </table:table-cell>
          <table:table-cell office:value-type="float" office:value="-76.5317840576172" calcext:value-type="float">
            <text:p>-76,5317840576172</text:p>
          </table:table-cell>
          <table:table-cell office:value-type="float" office:value="-76.6309661865234" calcext:value-type="float">
            <text:p>-76,6309661865234</text:p>
          </table:table-cell>
          <table:table-cell office:value-type="float" office:value="-76.5504608154297" calcext:value-type="float">
            <text:p>-76,5504608154297</text:p>
          </table:table-cell>
          <table:table-cell office:value-type="float" office:value="-76.5920257568359" calcext:value-type="float">
            <text:p>-76,5920257568359</text:p>
          </table:table-cell>
          <table:table-cell office:value-type="float" office:value="-76.6028213500977" calcext:value-type="float">
            <text:p>-76,6028213500977</text:p>
          </table:table-cell>
          <table:table-cell office:value-type="float" office:value="-76.5296401977539" calcext:value-type="float">
            <text:p>-76,5296401977539</text:p>
          </table:table-cell>
          <table:table-cell office:value-type="float" office:value="-76.5961303710938" calcext:value-type="float">
            <text:p>-76,5961303710938</text:p>
          </table:table-cell>
          <table:table-cell office:value-type="float" office:value="-76.6796875" calcext:value-type="float">
            <text:p>-76,6796875</text:p>
          </table:table-cell>
          <table:table-cell office:value-type="float" office:value="-76.6838302612305" calcext:value-type="float">
            <text:p>-76,6838302612305</text:p>
          </table:table-cell>
          <table:table-cell office:value-type="float" office:value="-76.552604675293" calcext:value-type="float">
            <text:p>-76,552604675293</text:p>
          </table:table-cell>
          <table:table-cell office:value-type="float" office:value="-76.6431198120117" calcext:value-type="float">
            <text:p>-76,6431198120117</text:p>
          </table:table-cell>
          <table:table-cell office:value-type="float" office:value="-76.6596450805664" calcext:value-type="float">
            <text:p>-76,6596450805664</text:p>
          </table:table-cell>
          <table:table-cell office:value-type="float" office:value="-76.6112670898438" calcext:value-type="float">
            <text:p>-76,6112670898438</text:p>
          </table:table-cell>
          <table:table-cell office:value-type="float" office:value="-76.5736999511719" calcext:value-type="float">
            <text:p>-76,5736999511719</text:p>
          </table:table-cell>
          <table:table-cell office:value-type="float" office:value="-76.699333190918" calcext:value-type="float">
            <text:p>-76,699333190918</text:p>
          </table:table-cell>
          <table:table-cell office:value-type="float" office:value="-76.6004486083984" calcext:value-type="float">
            <text:p>-76,6004486083984</text:p>
          </table:table-cell>
          <table:table-cell office:value-type="float" office:value="-76.6489868164063" calcext:value-type="float">
            <text:p>-76,6489868164063</text:p>
          </table:table-cell>
          <table:table-cell office:value-type="float" office:value="-76.7218780517578" calcext:value-type="float">
            <text:p>-76,7218780517578</text:p>
          </table:table-cell>
          <table:table-cell office:value-type="float" office:value="-76.6531219482422" calcext:value-type="float">
            <text:p>-76,6531219482422</text:p>
          </table:table-cell>
          <table:table-cell office:value-type="float" office:value="-76.7238540649414" calcext:value-type="float">
            <text:p>-76,7238540649414</text:p>
          </table:table-cell>
          <table:table-cell office:value-type="float" office:value="-76.7947158813477" calcext:value-type="float">
            <text:p>-76,7947158813477</text:p>
          </table:table-cell>
          <table:table-cell office:value-type="float" office:value="-76.7293319702148" calcext:value-type="float">
            <text:p>-76,7293319702148</text:p>
          </table:table-cell>
          <table:table-cell office:value-type="float" office:value="-76.6982421875" calcext:value-type="float">
            <text:p>-76,6982421875</text:p>
          </table:table-cell>
          <table:table-cell office:value-type="float" office:value="-76.6570358276367" calcext:value-type="float">
            <text:p>-76,6570358276367</text:p>
          </table:table-cell>
          <table:table-cell office:value-type="float" office:value="-76.6668319702148" calcext:value-type="float">
            <text:p>-76,6668319702148</text:p>
          </table:table-cell>
          <table:table-cell office:value-type="float" office:value="-76.6147232055664" calcext:value-type="float">
            <text:p>-76,6147232055664</text:p>
          </table:table-cell>
          <table:table-cell office:value-type="float" office:value="-76.5457305908203" calcext:value-type="float">
            <text:p>-76,5457305908203</text:p>
          </table:table-cell>
          <table:table-cell office:value-type="float" office:value="-76.6294555664063" calcext:value-type="float">
            <text:p>-76,6294555664063</text:p>
          </table:table-cell>
          <table:table-cell office:value-type="float" office:value="-76.672492980957" calcext:value-type="float">
            <text:p>-76,672492980957</text:p>
          </table:table-cell>
          <table:table-cell office:value-type="float" office:value="-76.5440216064453" calcext:value-type="float">
            <text:p>-76,5440216064453</text:p>
          </table:table-cell>
          <table:table-cell office:value-type="float" office:value="-76.5657272338867" calcext:value-type="float">
            <text:p>-76,5657272338867</text:p>
          </table:table-cell>
          <table:table-cell office:value-type="float" office:value="-76.6494293212891" calcext:value-type="float">
            <text:p>-76,6494293212891</text:p>
          </table:table-cell>
          <table:table-cell office:value-type="float" office:value="-76.570671081543" calcext:value-type="float">
            <text:p>-76,570671081543</text:p>
          </table:table-cell>
          <table:table-cell office:value-type="float" office:value="-76.7137756347656" calcext:value-type="float">
            <text:p>-76,7137756347656</text:p>
          </table:table-cell>
          <table:table-cell office:value-type="float" office:value="-76.6114807128906" calcext:value-type="float">
            <text:p>-76,6114807128906</text:p>
          </table:table-cell>
          <table:table-cell office:value-type="float" office:value="-76.456428527832" calcext:value-type="float">
            <text:p>-76,456428527832</text:p>
          </table:table-cell>
          <table:table-cell office:value-type="float" office:value="-76.505241394043" calcext:value-type="float">
            <text:p>-76,505241394043</text:p>
          </table:table-cell>
          <table:table-cell office:value-type="float" office:value="-76.6327056884766" calcext:value-type="float">
            <text:p>-76,6327056884766</text:p>
          </table:table-cell>
          <table:table-cell office:value-type="float" office:value="-76.5440216064453" calcext:value-type="float">
            <text:p>-76,5440216064453</text:p>
          </table:table-cell>
          <table:table-cell office:value-type="float" office:value="-76.585334777832" calcext:value-type="float">
            <text:p>-76,585334777832</text:p>
          </table:table-cell>
          <table:table-cell office:value-type="float" office:value="-76.5803756713867" calcext:value-type="float">
            <text:p>-76,5803756713867</text:p>
          </table:table-cell>
          <table:table-cell office:value-type="float" office:value="-76.5980682373047" calcext:value-type="float">
            <text:p>-76,5980682373047</text:p>
          </table:table-cell>
          <table:table-cell office:value-type="float" office:value="-76.4994659423828" calcext:value-type="float">
            <text:p>-76,4994659423828</text:p>
          </table:table-cell>
          <table:table-cell office:value-type="float" office:value="-76.6203536987305" calcext:value-type="float">
            <text:p>-76,6203536987305</text:p>
          </table:table-cell>
          <table:table-cell office:value-type="float" office:value="-76.5980682373047" calcext:value-type="float">
            <text:p>-76,5980682373047</text:p>
          </table:table-cell>
          <table:table-cell office:value-type="float" office:value="-76.5885772705078" calcext:value-type="float">
            <text:p>-76,5885772705078</text:p>
          </table:table-cell>
          <table:table-cell office:value-type="float" office:value="-76.6801223754883" calcext:value-type="float">
            <text:p>-76,6801223754883</text:p>
          </table:table-cell>
          <table:table-cell office:value-type="float" office:value="-76.6932220458984" calcext:value-type="float">
            <text:p>-76,6932220458984</text:p>
          </table:table-cell>
          <table:table-cell office:value-type="float" office:value="-76.5831832885742" calcext:value-type="float">
            <text:p>-76,5831832885742</text:p>
          </table:table-cell>
          <table:table-cell office:value-type="float" office:value="-76.5080184936523" calcext:value-type="float">
            <text:p>-76,5080184936523</text:p>
          </table:table-cell>
          <table:table-cell office:value-type="float" office:value="-76.7453536987305" calcext:value-type="float">
            <text:p>-76,7453536987305</text:p>
          </table:table-cell>
          <table:table-cell office:value-type="float" office:value="-76.6093139648438" calcext:value-type="float">
            <text:p>-76,6093139648438</text:p>
          </table:table-cell>
          <table:table-cell office:value-type="float" office:value="-76.5767135620117" calcext:value-type="float">
            <text:p>-76,5767135620117</text:p>
          </table:table-cell>
          <table:table-cell office:value-type="float" office:value="-77.426399230957" calcext:value-type="float">
            <text:p>-77,426399230957</text:p>
          </table:table-cell>
          <table:table-cell office:value-type="float" office:value="-77.7795104980469" calcext:value-type="float">
            <text:p>-77,7795104980469</text:p>
          </table:table-cell>
          <table:table-cell office:value-type="float" office:value="-77.8264236450195" calcext:value-type="float">
            <text:p>-77,8264236450195</text:p>
          </table:table-cell>
          <table:table-cell office:value-type="float" office:value="-77.8483505249023" calcext:value-type="float">
            <text:p>-77,8483505249023</text:p>
          </table:table-cell>
          <table:table-cell office:value-type="float" office:value="-77.8810958862305" calcext:value-type="float">
            <text:p>-77,8810958862305</text:p>
          </table:table-cell>
          <table:table-cell office:value-type="float" office:value="-77.7291641235352" calcext:value-type="float">
            <text:p>-77,7291641235352</text:p>
          </table:table-cell>
          <table:table-cell office:value-type="float" office:value="-77.8843460083008" calcext:value-type="float">
            <text:p>-77,8843460083008</text:p>
          </table:table-cell>
          <table:table-cell office:value-type="float" office:value="-77.7146606445313" calcext:value-type="float">
            <text:p>-77,7146606445313</text:p>
          </table:table-cell>
          <table:table-cell office:value-type="float" office:value="-77.8921203613281" calcext:value-type="float">
            <text:p>-77,8921203613281</text:p>
          </table:table-cell>
          <table:table-cell office:value-type="float" office:value="-77.8568267822266" calcext:value-type="float">
            <text:p>-77,8568267822266</text:p>
          </table:table-cell>
          <table:table-cell office:value-type="float" office:value="-77.7041015625" calcext:value-type="float">
            <text:p>-77,7041015625</text:p>
          </table:table-cell>
          <table:table-cell office:value-type="float" office:value="-77.790901184082" calcext:value-type="float">
            <text:p>-77,790901184082</text:p>
          </table:table-cell>
          <table:table-cell office:value-type="float" office:value="-77.7498550415039" calcext:value-type="float">
            <text:p>-77,7498550415039</text:p>
          </table:table-cell>
          <table:table-cell office:value-type="float" office:value="-77.6940460205078" calcext:value-type="float">
            <text:p>-77,6940460205078</text:p>
          </table:table-cell>
          <table:table-cell office:value-type="float" office:value="-77.8125" calcext:value-type="float">
            <text:p>-77,8125</text:p>
          </table:table-cell>
          <table:table-cell office:value-type="float" office:value="-77.6249542236328" calcext:value-type="float">
            <text:p>-77,6249542236328</text:p>
          </table:table-cell>
          <table:table-cell office:value-type="float" office:value="-77.7886734008789" calcext:value-type="float">
            <text:p>-77,7886734008789</text:p>
          </table:table-cell>
          <table:table-cell office:value-type="float" office:value="-77.6947784423828" calcext:value-type="float">
            <text:p>-77,6947784423828</text:p>
          </table:table-cell>
          <table:table-cell office:value-type="float" office:value="-77.6982116699219" calcext:value-type="float">
            <text:p>-77,6982116699219</text:p>
          </table:table-cell>
          <table:table-cell office:value-type="float" office:value="-77.7077865600586" calcext:value-type="float">
            <text:p>-77,7077865600586</text:p>
          </table:table-cell>
          <table:table-cell office:value-type="float" office:value="-77.7018890380859" calcext:value-type="float">
            <text:p>-77,7018890380859</text:p>
          </table:table-cell>
          <table:table-cell office:value-type="float" office:value="-77.7587432861328" calcext:value-type="float">
            <text:p>-77,7587432861328</text:p>
          </table:table-cell>
          <table:table-cell office:value-type="float" office:value="-77.7513427734375" calcext:value-type="float">
            <text:p>-77,7513427734375</text:p>
          </table:table-cell>
          <table:table-cell office:value-type="float" office:value="-77.6456527709961" calcext:value-type="float">
            <text:p>-77,6456527709961</text:p>
          </table:table-cell>
          <table:table-cell office:value-type="float" office:value="-77.6415100097656" calcext:value-type="float">
            <text:p>-77,6415100097656</text:p>
          </table:table-cell>
          <table:table-cell office:value-type="float" office:value="-77.6695709228516" calcext:value-type="float">
            <text:p>-77,6695709228516</text:p>
          </table:table-cell>
          <table:table-cell office:value-type="float" office:value="-77.7471466064453" calcext:value-type="float">
            <text:p>-77,7471466064453</text:p>
          </table:table-cell>
          <table:table-cell office:value-type="float" office:value="-77.7842178344727" calcext:value-type="float">
            <text:p>-77,7842178344727</text:p>
          </table:table-cell>
          <table:table-cell office:value-type="float" office:value="-77.7683792114258" calcext:value-type="float">
            <text:p>-77,7683792114258</text:p>
          </table:table-cell>
          <table:table-cell office:value-type="float" office:value="-77.7348251342773" calcext:value-type="float">
            <text:p>-77,7348251342773</text:p>
          </table:table-cell>
          <table:table-cell office:value-type="float" office:value="-77.7107238769531" calcext:value-type="float">
            <text:p>-77,7107238769531</text:p>
          </table:table-cell>
          <table:table-cell office:value-type="float" office:value="-77.7136764526367" calcext:value-type="float">
            <text:p>-77,7136764526367</text:p>
          </table:table-cell>
          <table:table-cell office:value-type="float" office:value="-77.7095031738281" calcext:value-type="float">
            <text:p>-77,7095031738281</text:p>
          </table:table-cell>
          <table:table-cell office:value-type="float" office:value="-77.7215347290039" calcext:value-type="float">
            <text:p>-77,7215347290039</text:p>
          </table:table-cell>
          <table:table-cell office:value-type="float" office:value="-77.7271957397461" calcext:value-type="float">
            <text:p>-77,7271957397461</text:p>
          </table:table-cell>
          <table:table-cell office:value-type="float" office:value="-77.6840057373047" calcext:value-type="float">
            <text:p>-77,6840057373047</text:p>
          </table:table-cell>
          <table:table-cell office:value-type="float" office:value="-77.7918930053711" calcext:value-type="float">
            <text:p>-77,7918930053711</text:p>
          </table:table-cell>
          <table:table-cell office:value-type="float" office:value="-77.7946243286133" calcext:value-type="float">
            <text:p>-77,7946243286133</text:p>
          </table:table-cell>
          <table:table-cell office:value-type="float" office:value="-77.7070465087891" calcext:value-type="float">
            <text:p>-77,7070465087891</text:p>
          </table:table-cell>
          <table:table-cell office:value-type="float" office:value="-77.7190780639648" calcext:value-type="float">
            <text:p>-77,7190780639648</text:p>
          </table:table-cell>
          <table:table-cell office:value-type="float" office:value="-77.6991958618164" calcext:value-type="float">
            <text:p>-77,6991958618164</text:p>
          </table:table-cell>
          <table:table-cell office:value-type="float" office:value="-77.8583297729492" calcext:value-type="float">
            <text:p>-77,8583297729492</text:p>
          </table:table-cell>
          <table:table-cell office:value-type="float" office:value="-77.7429580688477" calcext:value-type="float">
            <text:p>-77,7429580688477</text:p>
          </table:table-cell>
          <table:table-cell office:value-type="float" office:value="-77.7691268920898" calcext:value-type="float">
            <text:p>-77,7691268920898</text:p>
          </table:table-cell>
          <table:table-cell office:value-type="float" office:value="-77.6242294311523" calcext:value-type="float">
            <text:p>-77,6242294311523</text:p>
          </table:table-cell>
          <table:table-cell office:value-type="float" office:value="-77.6920852661133" calcext:value-type="float">
            <text:p>-77,6920852661133</text:p>
          </table:table-cell>
          <table:table-cell office:value-type="float" office:value="-77.9222564697266" calcext:value-type="float">
            <text:p>-77,9222564697266</text:p>
          </table:table-cell>
          <table:table-cell office:value-type="float" office:value="-77.8231811523438" calcext:value-type="float">
            <text:p>-77,8231811523438</text:p>
          </table:table-cell>
          <table:table-cell office:value-type="float" office:value="-77.8578338623047" calcext:value-type="float">
            <text:p>-77,8578338623047</text:p>
          </table:table-cell>
          <table:table-cell office:value-type="float" office:value="-77.7301483154297" calcext:value-type="float">
            <text:p>-77,7301483154297</text:p>
          </table:table-cell>
          <table:table-cell office:value-type="float" office:value="-77.7797622680664" calcext:value-type="float">
            <text:p>-77,7797622680664</text:p>
          </table:table-cell>
          <table:table-cell office:value-type="float" office:value="-77.7070465087891" calcext:value-type="float">
            <text:p>-77,7070465087891</text:p>
          </table:table-cell>
          <table:table-cell office:value-type="float" office:value="-77.7755508422852" calcext:value-type="float">
            <text:p>-77,7755508422852</text:p>
          </table:table-cell>
          <table:table-cell office:value-type="float" office:value="-77.6276321411133" calcext:value-type="float">
            <text:p>-77,6276321411133</text:p>
          </table:table-cell>
          <table:table-cell office:value-type="float" office:value="-77.8943710327148" calcext:value-type="float">
            <text:p>-77,8943710327148</text:p>
          </table:table-cell>
          <table:table-cell office:value-type="float" office:value="-77.7023849487305" calcext:value-type="float">
            <text:p>-77,7023849487305</text:p>
          </table:table-cell>
          <table:table-cell office:value-type="float" office:value="-77.6896362304688" calcext:value-type="float">
            <text:p>-77,6896362304688</text:p>
          </table:table-cell>
          <table:table-cell office:value-type="float" office:value="-77.7422180175781" calcext:value-type="float">
            <text:p>-77,7422180175781</text:p>
          </table:table-cell>
          <table:table-cell office:value-type="float" office:value="-77.7931365966797" calcext:value-type="float">
            <text:p>-77,7931365966797</text:p>
          </table:table-cell>
          <table:table-cell office:value-type="float" office:value="-77.6994323730469" calcext:value-type="float">
            <text:p>-77,6994323730469</text:p>
          </table:table-cell>
          <table:table-cell office:value-type="float" office:value="-77.7289123535156" calcext:value-type="float">
            <text:p>-77,7289123535156</text:p>
          </table:table-cell>
          <table:table-cell office:value-type="float" office:value="-77.6898727416992" calcext:value-type="float">
            <text:p>-77,6898727416992</text:p>
          </table:table-cell>
          <table:table-cell office:value-type="float" office:value="-77.6788558959961" calcext:value-type="float">
            <text:p>-77,6788558959961</text:p>
          </table:table-cell>
          <table:table-cell office:value-type="float" office:value="-77.661506652832" calcext:value-type="float">
            <text:p>-77,661506652832</text:p>
          </table:table-cell>
          <table:table-cell office:value-type="float" office:value="-77.2992401123047" calcext:value-type="float">
            <text:p>-77,2992401123047</text:p>
          </table:table-cell>
          <table:table-cell office:value-type="float" office:value="-77.2492599487305" calcext:value-type="float">
            <text:p>-77,2492599487305</text:p>
          </table:table-cell>
          <table:table-cell office:value-type="float" office:value="-77.1508560180664" calcext:value-type="float">
            <text:p>-77,1508560180664</text:p>
          </table:table-cell>
          <table:table-cell office:value-type="float" office:value="-77.280517578125" calcext:value-type="float">
            <text:p>-77,280517578125</text:p>
          </table:table-cell>
          <table:table-cell office:value-type="float" office:value="-77.1907806396484" calcext:value-type="float">
            <text:p>-77,1907806396484</text:p>
          </table:table-cell>
          <table:table-cell office:value-type="float" office:value="-77.1239624023438" calcext:value-type="float">
            <text:p>-77,1239624023438</text:p>
          </table:table-cell>
          <table:table-cell office:value-type="float" office:value="-77.3215179443359" calcext:value-type="float">
            <text:p>-77,3215179443359</text:p>
          </table:table-cell>
          <table:table-cell office:value-type="float" office:value="-77.1706848144531" calcext:value-type="float">
            <text:p>-77,1706848144531</text:p>
          </table:table-cell>
          <table:table-cell office:value-type="float" office:value="-77.2390213012695" calcext:value-type="float">
            <text:p>-77,2390213012695</text:p>
          </table:table-cell>
          <table:table-cell office:value-type="float" office:value="-77.3723831176758" calcext:value-type="float">
            <text:p>-77,3723831176758</text:p>
          </table:table-cell>
          <table:table-cell office:value-type="float" office:value="-77.2823944091797" calcext:value-type="float">
            <text:p>-77,2823944091797</text:p>
          </table:table-cell>
          <table:table-cell office:value-type="float" office:value="-77.2485656738281" calcext:value-type="float">
            <text:p>-77,2485656738281</text:p>
          </table:table-cell>
          <table:table-cell office:value-type="float" office:value="-77.095085144043" calcext:value-type="float">
            <text:p>-77,095085144043</text:p>
          </table:table-cell>
          <table:table-cell office:value-type="float" office:value="-77.2155609130859" calcext:value-type="float">
            <text:p>-77,2155609130859</text:p>
          </table:table-cell>
          <table:table-cell office:value-type="float" office:value="-77.1847686767578" calcext:value-type="float">
            <text:p>-77,1847686767578</text:p>
          </table:table-cell>
          <table:table-cell office:value-type="float" office:value="-77.3156509399414" calcext:value-type="float">
            <text:p>-77,3156509399414</text:p>
          </table:table-cell>
          <table:table-cell office:value-type="float" office:value="-77.2373962402344" calcext:value-type="float">
            <text:p>-77,2373962402344</text:p>
          </table:table-cell>
          <table:table-cell office:value-type="float" office:value="-77.2571868896484" calcext:value-type="float">
            <text:p>-77,2571868896484</text:p>
          </table:table-cell>
          <table:table-cell office:value-type="float" office:value="-77.3029861450195" calcext:value-type="float">
            <text:p>-77,3029861450195</text:p>
          </table:table-cell>
          <table:table-cell office:value-type="float" office:value="-77.2253112792969" calcext:value-type="float">
            <text:p>-77,2253112792969</text:p>
          </table:table-cell>
          <table:table-cell office:value-type="float" office:value="-77.2387924194336" calcext:value-type="float">
            <text:p>-77,2387924194336</text:p>
          </table:table-cell>
          <table:table-cell office:value-type="float" office:value="-77.3877487182617" calcext:value-type="float">
            <text:p>-77,3877487182617</text:p>
          </table:table-cell>
          <table:table-cell office:value-type="float" office:value="-77.417854309082" calcext:value-type="float">
            <text:p>-77,417854309082</text:p>
          </table:table-cell>
          <table:table-cell office:value-type="float" office:value="-77.3342056274414" calcext:value-type="float">
            <text:p>-77,3342056274414</text:p>
          </table:table-cell>
          <table:table-cell office:value-type="float" office:value="-77.3787612915039" calcext:value-type="float">
            <text:p>-77,3787612915039</text:p>
          </table:table-cell>
          <table:table-cell office:value-type="float" office:value="-77.4726333618164" calcext:value-type="float">
            <text:p>-77,4726333618164</text:p>
          </table:table-cell>
          <table:table-cell office:value-type="float" office:value="-77.2429809570313" calcext:value-type="float">
            <text:p>-77,2429809570313</text:p>
          </table:table-cell>
          <table:table-cell office:value-type="float" office:value="-77.2327499389648" calcext:value-type="float">
            <text:p>-77,2327499389648</text:p>
          </table:table-cell>
          <table:table-cell office:value-type="float" office:value="-77.3280944824219" calcext:value-type="float">
            <text:p>-77,3280944824219</text:p>
          </table:table-cell>
          <table:table-cell office:value-type="float" office:value="-77.2662811279297" calcext:value-type="float">
            <text:p>-77,2662811279297</text:p>
          </table:table-cell>
          <table:table-cell office:value-type="float" office:value="-77.2569580078125" calcext:value-type="float">
            <text:p>-77,2569580078125</text:p>
          </table:table-cell>
          <table:table-cell office:value-type="float" office:value="-77.2639465332031" calcext:value-type="float">
            <text:p>-77,2639465332031</text:p>
          </table:table-cell>
          <table:table-cell office:value-type="float" office:value="-77.2476348876953" calcext:value-type="float">
            <text:p>-77,2476348876953</text:p>
          </table:table-cell>
          <table:table-cell office:value-type="float" office:value="-77.3196334838867" calcext:value-type="float">
            <text:p>-77,3196334838867</text:p>
          </table:table-cell>
          <table:table-cell office:value-type="float" office:value="-77.2520599365234" calcext:value-type="float">
            <text:p>-77,2520599365234</text:p>
          </table:table-cell>
          <table:table-cell office:value-type="float" office:value="-77.2777252197266" calcext:value-type="float">
            <text:p>-77,2777252197266</text:p>
          </table:table-cell>
          <table:table-cell office:value-type="float" office:value="-77.2821578979492" calcext:value-type="float">
            <text:p>-77,2821578979492</text:p>
          </table:table-cell>
          <table:table-cell office:value-type="float" office:value="-77.4192810058594" calcext:value-type="float">
            <text:p>-77,4192810058594</text:p>
          </table:table-cell>
          <table:table-cell office:value-type="float" office:value="-77.3299713134766" calcext:value-type="float">
            <text:p>-77,3299713134766</text:p>
          </table:table-cell>
          <table:table-cell office:value-type="float" office:value="-77.1998062133789" calcext:value-type="float">
            <text:p>-77,1998062133789</text:p>
          </table:table-cell>
          <table:table-cell office:value-type="float" office:value="-77.1965713500977" calcext:value-type="float">
            <text:p>-77,1965713500977</text:p>
          </table:table-cell>
          <table:table-cell office:value-type="float" office:value="-77.1692962646484" calcext:value-type="float">
            <text:p>-77,1692962646484</text:p>
          </table:table-cell>
          <table:table-cell office:value-type="float" office:value="-77.2599792480469" calcext:value-type="float">
            <text:p>-77,2599792480469</text:p>
          </table:table-cell>
          <table:table-cell office:value-type="float" office:value="-77.1637573242188" calcext:value-type="float">
            <text:p>-77,1637573242188</text:p>
          </table:table-cell>
          <table:table-cell office:value-type="float" office:value="-77.241813659668" calcext:value-type="float">
            <text:p>-77,241813659668</text:p>
          </table:table-cell>
          <table:table-cell office:value-type="float" office:value="-77.2529907226563" calcext:value-type="float">
            <text:p>-77,2529907226563</text:p>
          </table:table-cell>
          <table:table-cell office:value-type="float" office:value="-77.2422866821289" calcext:value-type="float">
            <text:p>-77,2422866821289</text:p>
          </table:table-cell>
          <table:table-cell office:value-type="float" office:value="-77.2646484375" calcext:value-type="float">
            <text:p>-77,2646484375</text:p>
          </table:table-cell>
          <table:table-cell office:value-type="float" office:value="-77.2236862182617" calcext:value-type="float">
            <text:p>-77,2236862182617</text:p>
          </table:table-cell>
          <table:table-cell office:value-type="float" office:value="-77.2814559936523" calcext:value-type="float">
            <text:p>-77,2814559936523</text:p>
          </table:table-cell>
          <table:table-cell office:value-type="float" office:value="-77.340087890625" calcext:value-type="float">
            <text:p>-77,340087890625</text:p>
          </table:table-cell>
          <table:table-cell office:value-type="float" office:value="-77.3189315795898" calcext:value-type="float">
            <text:p>-77,3189315795898</text:p>
          </table:table-cell>
          <table:table-cell office:value-type="float" office:value="-77.3374938964844" calcext:value-type="float">
            <text:p>-77,3374938964844</text:p>
          </table:table-cell>
          <table:table-cell office:value-type="float" office:value="-77.283561706543" calcext:value-type="float">
            <text:p>-77,283561706543</text:p>
          </table:table-cell>
          <table:table-cell office:value-type="float" office:value="-77.1757583618164" calcext:value-type="float">
            <text:p>-77,1757583618164</text:p>
          </table:table-cell>
          <table:table-cell office:value-type="float" office:value="-77.3114242553711" calcext:value-type="float">
            <text:p>-77,3114242553711</text:p>
          </table:table-cell>
          <table:table-cell office:value-type="float" office:value="-77.2422866821289" calcext:value-type="float">
            <text:p>-77,2422866821289</text:p>
          </table:table-cell>
          <table:table-cell office:value-type="float" office:value="-77.2387924194336" calcext:value-type="float">
            <text:p>-77,2387924194336</text:p>
          </table:table-cell>
          <table:table-cell office:value-type="float" office:value="-77.227165222168" calcext:value-type="float">
            <text:p>-77,227165222168</text:p>
          </table:table-cell>
          <table:table-cell office:value-type="float" office:value="-77.2781829833984" calcext:value-type="float">
            <text:p>-77,2781829833984</text:p>
          </table:table-cell>
          <table:table-cell office:value-type="float" office:value="-77.3657760620117" calcext:value-type="float">
            <text:p>-77,3657760620117</text:p>
          </table:table-cell>
          <table:table-cell office:value-type="float" office:value="-77.2104568481445" calcext:value-type="float">
            <text:p>-77,2104568481445</text:p>
          </table:table-cell>
          <table:table-cell office:value-type="float" office:value="-77.3476181030273" calcext:value-type="float">
            <text:p>-77,3476181030273</text:p>
          </table:table-cell>
          <table:table-cell office:value-type="float" office:value="-77.4306793212891" calcext:value-type="float">
            <text:p>-77,4306793212891</text:p>
          </table:table-cell>
          <table:table-cell office:value-type="float" office:value="-77.5373764038086" calcext:value-type="float">
            <text:p>-77,5373764038086</text:p>
          </table:table-cell>
          <table:table-cell office:value-type="float" office:value="-78.0487365722656" calcext:value-type="float">
            <text:p>-78,0487365722656</text:p>
          </table:table-cell>
          <table:table-cell office:value-type="float" office:value="-77.9838714599609" calcext:value-type="float">
            <text:p>-77,9838714599609</text:p>
          </table:table-cell>
          <table:table-cell office:value-type="float" office:value="-78.0166168212891" calcext:value-type="float">
            <text:p>-78,0166168212891</text:p>
          </table:table-cell>
          <table:table-cell office:value-type="float" office:value="-77.945686340332" calcext:value-type="float">
            <text:p>-77,945686340332</text:p>
          </table:table-cell>
          <table:table-cell office:value-type="float" office:value="-77.9114456176758" calcext:value-type="float">
            <text:p>-77,9114456176758</text:p>
          </table:table-cell>
          <table:table-cell office:value-type="float" office:value="-77.8775863647461" calcext:value-type="float">
            <text:p>-77,8775863647461</text:p>
          </table:table-cell>
          <table:table-cell office:value-type="float" office:value="-77.9497299194336" calcext:value-type="float">
            <text:p>-77,9497299194336</text:p>
          </table:table-cell>
          <table:table-cell office:value-type="float" office:value="-77.9106903076172" calcext:value-type="float">
            <text:p>-77,9106903076172</text:p>
          </table:table-cell>
          <table:table-cell office:value-type="float" office:value="-77.7619552612305" calcext:value-type="float">
            <text:p>-77,7619552612305</text:p>
          </table:table-cell>
          <table:table-cell office:value-type="float" office:value="-77.886100769043" calcext:value-type="float">
            <text:p>-77,886100769043</text:p>
          </table:table-cell>
          <table:table-cell office:value-type="float" office:value="-77.8575820922852" calcext:value-type="float">
            <text:p>-77,8575820922852</text:p>
          </table:table-cell>
          <table:table-cell office:value-type="float" office:value="-77.8828430175781" calcext:value-type="float">
            <text:p>-77,8828430175781</text:p>
          </table:table-cell>
          <table:table-cell office:value-type="float" office:value="-77.8356323242188" calcext:value-type="float">
            <text:p>-77,8356323242188</text:p>
          </table:table-cell>
          <table:table-cell office:value-type="float" office:value="-77.9841232299805" calcext:value-type="float">
            <text:p>-77,9841232299805</text:p>
          </table:table-cell>
          <table:table-cell office:value-type="float" office:value="-77.9376220703125" calcext:value-type="float">
            <text:p>-77,9376220703125</text:p>
          </table:table-cell>
          <table:table-cell office:value-type="float" office:value="-77.8660736083984" calcext:value-type="float">
            <text:p>-77,8660736083984</text:p>
          </table:table-cell>
          <table:table-cell office:value-type="float" office:value="-77.9474563598633" calcext:value-type="float">
            <text:p>-77,9474563598633</text:p>
          </table:table-cell>
          <table:table-cell office:value-type="float" office:value="-77.8428573608398" calcext:value-type="float">
            <text:p>-77,8428573608398</text:p>
          </table:table-cell>
          <table:table-cell office:value-type="float" office:value="-77.8623275756836" calcext:value-type="float">
            <text:p>-77,8623275756836</text:p>
          </table:table-cell>
          <table:table-cell office:value-type="float" office:value="-77.8688278198242" calcext:value-type="float">
            <text:p>-77,8688278198242</text:p>
          </table:table-cell>
          <table:table-cell office:value-type="float" office:value="-77.8495864868164" calcext:value-type="float">
            <text:p>-77,8495864868164</text:p>
          </table:table-cell>
          <table:table-cell office:value-type="float" office:value="-78.0120468139648" calcext:value-type="float">
            <text:p>-78,0120468139648</text:p>
          </table:table-cell>
          <table:table-cell office:value-type="float" office:value="-77.9320755004883" calcext:value-type="float">
            <text:p>-77,9320755004883</text:p>
          </table:table-cell>
          <table:table-cell office:value-type="float" office:value="-77.9290542602539" calcext:value-type="float">
            <text:p>-77,9290542602539</text:p>
          </table:table-cell>
          <table:table-cell office:value-type="float" office:value="-77.904411315918" calcext:value-type="float">
            <text:p>-77,904411315918</text:p>
          </table:table-cell>
          <table:table-cell office:value-type="float" office:value="-77.8095169067383" calcext:value-type="float">
            <text:p>-77,8095169067383</text:p>
          </table:table-cell>
          <table:table-cell office:value-type="float" office:value="-77.9051666259766" calcext:value-type="float">
            <text:p>-77,9051666259766</text:p>
          </table:table-cell>
          <table:table-cell office:value-type="float" office:value="-77.8858489990234" calcext:value-type="float">
            <text:p>-77,8858489990234</text:p>
          </table:table-cell>
          <table:table-cell office:value-type="float" office:value="-77.9250259399414" calcext:value-type="float">
            <text:p>-77,9250259399414</text:p>
          </table:table-cell>
          <table:table-cell office:value-type="float" office:value="-77.7461624145508" calcext:value-type="float">
            <text:p>-77,7461624145508</text:p>
          </table:table-cell>
          <table:table-cell office:value-type="float" office:value="-77.8018188476563" calcext:value-type="float">
            <text:p>-77,8018188476563</text:p>
          </table:table-cell>
          <table:table-cell office:value-type="float" office:value="-77.886100769043" calcext:value-type="float">
            <text:p>-77,886100769043</text:p>
          </table:table-cell>
          <table:table-cell office:value-type="float" office:value="-77.896125793457" calcext:value-type="float">
            <text:p>-77,896125793457</text:p>
          </table:table-cell>
          <table:table-cell office:value-type="float" office:value="-77.9441757202148" calcext:value-type="float">
            <text:p>-77,9441757202148</text:p>
          </table:table-cell>
          <table:table-cell office:value-type="float" office:value="-77.9770355224609" calcext:value-type="float">
            <text:p>-77,9770355224609</text:p>
          </table:table-cell>
          <table:table-cell office:value-type="float" office:value="-77.8678283691406" calcext:value-type="float">
            <text:p>-77,8678283691406</text:p>
          </table:table-cell>
          <table:table-cell office:value-type="float" office:value="-77.9444274902344" calcext:value-type="float">
            <text:p>-77,9444274902344</text:p>
          </table:table-cell>
          <table:table-cell office:value-type="float" office:value="-77.9580612182617" calcext:value-type="float">
            <text:p>-77,9580612182617</text:p>
          </table:table-cell>
          <table:table-cell office:value-type="float" office:value="-78.0270538330078" calcext:value-type="float">
            <text:p>-78,0270538330078</text:p>
          </table:table-cell>
          <table:table-cell office:value-type="float" office:value="-77.9970626831055" calcext:value-type="float">
            <text:p>-77,9970626831055</text:p>
          </table:table-cell>
          <table:table-cell office:value-type="float" office:value="-77.9421615600586" calcext:value-type="float">
            <text:p>-77,9421615600586</text:p>
          </table:table-cell>
          <table:table-cell office:value-type="float" office:value="-77.8373718261719" calcext:value-type="float">
            <text:p>-77,8373718261719</text:p>
          </table:table-cell>
          <table:table-cell office:value-type="float" office:value="-77.8923645019531" calcext:value-type="float">
            <text:p>-77,8923645019531</text:p>
          </table:table-cell>
          <table:table-cell office:value-type="float" office:value="-77.8513412475586" calcext:value-type="float">
            <text:p>-77,8513412475586</text:p>
          </table:table-cell>
          <table:table-cell office:value-type="float" office:value="-77.8376235961914" calcext:value-type="float">
            <text:p>-77,8376235961914</text:p>
          </table:table-cell>
          <table:table-cell office:value-type="float" office:value="-77.9328308105469" calcext:value-type="float">
            <text:p>-77,9328308105469</text:p>
          </table:table-cell>
          <table:table-cell office:value-type="float" office:value="-77.8028030395508" calcext:value-type="float">
            <text:p>-77,8028030395508</text:p>
          </table:table-cell>
          <table:table-cell office:value-type="float" office:value="-77.8244247436523" calcext:value-type="float">
            <text:p>-77,8244247436523</text:p>
          </table:table-cell>
          <table:table-cell office:value-type="float" office:value="-77.85009765625" calcext:value-type="float">
            <text:p>-77,85009765625</text:p>
          </table:table-cell>
          <table:table-cell office:value-type="float" office:value="-77.8638305664063" calcext:value-type="float">
            <text:p>-77,8638305664063</text:p>
          </table:table-cell>
          <table:table-cell office:value-type="float" office:value="-77.8353805541992" calcext:value-type="float">
            <text:p>-77,8353805541992</text:p>
          </table:table-cell>
          <table:table-cell office:value-type="float" office:value="-78.0145874023438" calcext:value-type="float">
            <text:p>-78,0145874023438</text:p>
          </table:table-cell>
          <table:table-cell office:value-type="float" office:value="-77.8906097412109" calcext:value-type="float">
            <text:p>-77,8906097412109</text:p>
          </table:table-cell>
          <table:table-cell office:value-type="float" office:value="-77.9204940795898" calcext:value-type="float">
            <text:p>-77,9204940795898</text:p>
          </table:table-cell>
          <table:table-cell office:value-type="float" office:value="-77.9184875488281" calcext:value-type="float">
            <text:p>-77,9184875488281</text:p>
          </table:table-cell>
          <table:table-cell office:value-type="float" office:value="-77.9358520507813" calcext:value-type="float">
            <text:p>-77,9358520507813</text:p>
          </table:table-cell>
          <table:table-cell office:value-type="float" office:value="-77.8266677856445" calcext:value-type="float">
            <text:p>-77,8266677856445</text:p>
          </table:table-cell>
          <table:table-cell office:value-type="float" office:value="-77.8187103271484" calcext:value-type="float">
            <text:p>-77,8187103271484</text:p>
          </table:table-cell>
          <table:table-cell office:value-type="float" office:value="-77.866828918457" calcext:value-type="float">
            <text:p>-77,866828918457</text:p>
          </table:table-cell>
          <table:table-cell office:value-type="float" office:value="-77.8833465576172" calcext:value-type="float">
            <text:p>-77,8833465576172</text:p>
          </table:table-cell>
          <table:table-cell office:value-type="float" office:value="-77.8117523193359" calcext:value-type="float">
            <text:p>-77,8117523193359</text:p>
          </table:table-cell>
          <table:table-cell office:value-type="float" office:value="-77.908935546875" calcext:value-type="float">
            <text:p>-77,908935546875</text:p>
          </table:table-cell>
          <table:table-cell office:value-type="float" office:value="-77.8005752563477" calcext:value-type="float">
            <text:p>-77,8005752563477</text:p>
          </table:table-cell>
          <table:table-cell office:value-type="float" office:value="-77.9245223999023" calcext:value-type="float">
            <text:p>-77,9245223999023</text:p>
          </table:table-cell>
          <table:table-cell office:value-type="float" office:value="-78.0602340698242" calcext:value-type="float">
            <text:p>-78,0602340698242</text:p>
          </table:table-cell>
          <table:table-cell office:value-type="float" office:value="-77.9897003173828" calcext:value-type="float">
            <text:p>-77,9897003173828</text:p>
          </table:table-cell>
          <table:table-cell office:value-type="float" office:value="-77.9932479858398" calcext:value-type="float">
            <text:p>-77,9932479858398</text:p>
          </table:table-cell>
          <table:table-cell office:value-type="float" office:value="-77.8725738525391" calcext:value-type="float">
            <text:p>-77,8725738525391</text:p>
          </table:table-cell>
          <table:table-cell office:value-type="float" office:value="-77.8720779418945" calcext:value-type="float">
            <text:p>-77,8720779418945</text:p>
          </table:table-cell>
          <table:table-cell office:value-type="float" office:value="-77.9469528198242" calcext:value-type="float">
            <text:p>-77,9469528198242</text:p>
          </table:table-cell>
          <table:table-cell office:value-type="float" office:value="-78.0034103393555" calcext:value-type="float">
            <text:p>-78,0034103393555</text:p>
          </table:table-cell>
          <table:table-cell office:value-type="float" office:value="-78.0871124267578" calcext:value-type="float">
            <text:p>-78,0871124267578</text:p>
          </table:table-cell>
          <table:table-cell office:value-type="float" office:value="-78.1259231567383" calcext:value-type="float">
            <text:p>-78,1259231567383</text:p>
          </table:table-cell>
          <table:table-cell office:value-type="float" office:value="-78.061767578125" calcext:value-type="float">
            <text:p>-78,061767578125</text:p>
          </table:table-cell>
          <table:table-cell office:value-type="float" office:value="-78.140869140625" calcext:value-type="float">
            <text:p>-78,140869140625</text:p>
          </table:table-cell>
          <table:table-cell office:value-type="float" office:value="-78.0257797241211" calcext:value-type="float">
            <text:p>-78,0257797241211</text:p>
          </table:table-cell>
          <table:table-cell office:value-type="float" office:value="-78.1014862060547" calcext:value-type="float">
            <text:p>-78,1014862060547</text:p>
          </table:table-cell>
          <table:table-cell office:value-type="float" office:value="-78.0433731079102" calcext:value-type="float">
            <text:p>-78,0433731079102</text:p>
          </table:table-cell>
          <table:table-cell office:value-type="float" office:value="-78.0858306884766" calcext:value-type="float">
            <text:p>-78,0858306884766</text:p>
          </table:table-cell>
          <table:table-cell office:value-type="float" office:value="-78.0899353027344" calcext:value-type="float">
            <text:p>-78,0899353027344</text:p>
          </table:table-cell>
          <table:table-cell office:value-type="float" office:value="-77.9927444458008" calcext:value-type="float">
            <text:p>-77,9927444458008</text:p>
          </table:table-cell>
          <table:table-cell office:value-type="float" office:value="-78.0830078125" calcext:value-type="float">
            <text:p>-78,0830078125</text:p>
          </table:table-cell>
          <table:table-cell office:value-type="float" office:value="-78.0448989868164" calcext:value-type="float">
            <text:p>-78,0448989868164</text:p>
          </table:table-cell>
          <table:table-cell office:value-type="float" office:value="-77.960334777832" calcext:value-type="float">
            <text:p>-77,960334777832</text:p>
          </table:table-cell>
          <table:table-cell office:value-type="float" office:value="-77.9990921020508" calcext:value-type="float">
            <text:p>-77,9990921020508</text:p>
          </table:table-cell>
          <table:table-cell office:value-type="float" office:value="-78.0318908691406" calcext:value-type="float">
            <text:p>-78,0318908691406</text:p>
          </table:table-cell>
          <table:table-cell office:value-type="float" office:value="-77.9653930664063" calcext:value-type="float">
            <text:p>-77,9653930664063</text:p>
          </table:table-cell>
          <table:table-cell office:value-type="float" office:value="-77.9424057006836" calcext:value-type="float">
            <text:p>-77,9424057006836</text:p>
          </table:table-cell>
          <table:table-cell office:value-type="float" office:value="-77.8633270263672" calcext:value-type="float">
            <text:p>-77,8633270263672</text:p>
          </table:table-cell>
          <table:table-cell office:value-type="float" office:value="-77.9884338378906" calcext:value-type="float">
            <text:p>-77,9884338378906</text:p>
          </table:table-cell>
          <table:table-cell office:value-type="float" office:value="-77.8893585205078" calcext:value-type="float">
            <text:p>-77,8893585205078</text:p>
          </table:table-cell>
          <table:table-cell office:value-type="float" office:value="-78.1001968383789" calcext:value-type="float">
            <text:p>-78,1001968383789</text:p>
          </table:table-cell>
          <table:table-cell office:value-type="float" office:value="-78.0745544433594" calcext:value-type="float">
            <text:p>-78,0745544433594</text:p>
          </table:table-cell>
          <table:table-cell office:value-type="float" office:value="-77.9863967895508" calcext:value-type="float">
            <text:p>-77,9863967895508</text:p>
          </table:table-cell>
          <table:table-cell office:value-type="float" office:value="-77.9722213745117" calcext:value-type="float">
            <text:p>-77,9722213745117</text:p>
          </table:table-cell>
          <table:table-cell office:value-type="float" office:value="-78.000862121582" calcext:value-type="float">
            <text:p>-78,000862121582</text:p>
          </table:table-cell>
          <table:table-cell office:value-type="float" office:value="-77.9798126220703" calcext:value-type="float">
            <text:p>-77,9798126220703</text:p>
          </table:table-cell>
          <table:table-cell office:value-type="float" office:value="-77.9572982788086" calcext:value-type="float">
            <text:p>-77,9572982788086</text:p>
          </table:table-cell>
          <table:table-cell office:value-type="float" office:value="-77.9932479858398" calcext:value-type="float">
            <text:p>-77,9932479858398</text:p>
          </table:table-cell>
          <table:table-cell office:value-type="float" office:value="-77.9099349975586" calcext:value-type="float">
            <text:p>-77,9099349975586</text:p>
          </table:table-cell>
          <table:table-cell office:value-type="float" office:value="-77.8853530883789" calcext:value-type="float">
            <text:p>-77,8853530883789</text:p>
          </table:table-cell>
          <table:table-cell office:value-type="float" office:value="-78.003662109375" calcext:value-type="float">
            <text:p>-78,003662109375</text:p>
          </table:table-cell>
          <table:table-cell office:value-type="float" office:value="-77.925537109375" calcext:value-type="float">
            <text:p>-77,925537109375</text:p>
          </table:table-cell>
          <table:table-cell office:value-type="float" office:value="-78.0773696899414" calcext:value-type="float">
            <text:p>-78,0773696899414</text:p>
          </table:table-cell>
          <table:table-cell office:value-type="float" office:value="-78.0229797363281" calcext:value-type="float">
            <text:p>-78,0229797363281</text:p>
          </table:table-cell>
          <table:table-cell office:value-type="float" office:value="-78.0615081787109" calcext:value-type="float">
            <text:p>-78,0615081787109</text:p>
          </table:table-cell>
          <table:table-cell office:value-type="float" office:value="-77.9104385375977" calcext:value-type="float">
            <text:p>-77,9104385375977</text:p>
          </table:table-cell>
          <table:table-cell office:value-type="float" office:value="-77.8688278198242" calcext:value-type="float">
            <text:p>-77,8688278198242</text:p>
          </table:table-cell>
          <table:table-cell office:value-type="float" office:value="-77.937873840332" calcext:value-type="float">
            <text:p>-77,937873840332</text:p>
          </table:table-cell>
          <table:table-cell office:value-type="float" office:value="-78.0466842651367" calcext:value-type="float">
            <text:p>-78,0466842651367</text:p>
          </table:table-cell>
          <table:table-cell office:value-type="float" office:value="-78.0318908691406" calcext:value-type="float">
            <text:p>-78,0318908691406</text:p>
          </table:table-cell>
          <table:table-cell office:value-type="float" office:value="-77.9638748168945" calcext:value-type="float">
            <text:p>-77,9638748168945</text:p>
          </table:table-cell>
          <table:table-cell office:value-type="float" office:value="-77.9924926757813" calcext:value-type="float">
            <text:p>-77,9924926757813</text:p>
          </table:table-cell>
          <table:table-cell office:value-type="float" office:value="-78.0474548339844" calcext:value-type="float">
            <text:p>-78,0474548339844</text:p>
          </table:table-cell>
          <table:table-cell office:value-type="float" office:value="-78.0760955810547" calcext:value-type="float">
            <text:p>-78,0760955810547</text:p>
          </table:table-cell>
          <table:table-cell office:value-type="float" office:value="-78.0525588989258" calcext:value-type="float">
            <text:p>-78,0525588989258</text:p>
          </table:table-cell>
          <table:table-cell office:value-type="float" office:value="-77.9519958496094" calcext:value-type="float">
            <text:p>-77,9519958496094</text:p>
          </table:table-cell>
          <table:table-cell office:value-type="float" office:value="-78.0456695556641" calcext:value-type="float">
            <text:p>-78,0456695556641</text:p>
          </table:table-cell>
          <table:table-cell office:value-type="float" office:value="-78.0791702270508" calcext:value-type="float">
            <text:p>-78,0791702270508</text:p>
          </table:table-cell>
          <table:table-cell office:value-type="float" office:value="-78.03955078125" calcext:value-type="float">
            <text:p>-78,03955078125</text:p>
          </table:table-cell>
          <table:table-cell office:value-type="float" office:value="-78.0074768066406" calcext:value-type="float">
            <text:p>-78,0074768066406</text:p>
          </table:table-cell>
          <table:table-cell office:value-type="float" office:value="-77.9848861694336" calcext:value-type="float">
            <text:p>-77,9848861694336</text:p>
          </table:table-cell>
          <table:table-cell office:value-type="float" office:value="-78.0459289550781" calcext:value-type="float">
            <text:p>-78,0459289550781</text:p>
          </table:table-cell>
          <table:table-cell office:value-type="float" office:value="-77.966911315918" calcext:value-type="float">
            <text:p>-77,966911315918</text:p>
          </table:table-cell>
          <table:table-cell office:value-type="float" office:value="-77.9853897094727" calcext:value-type="float">
            <text:p>-77,9853897094727</text:p>
          </table:table-cell>
          <table:table-cell office:value-type="float" office:value="-78.0477066040039" calcext:value-type="float">
            <text:p>-78,0477066040039</text:p>
          </table:table-cell>
          <table:table-cell office:value-type="float" office:value="-77.9985809326172" calcext:value-type="float">
            <text:p>-77,9985809326172</text:p>
          </table:table-cell>
          <table:table-cell office:value-type="float" office:value="-77.9863967895508" calcext:value-type="float">
            <text:p>-77,9863967895508</text:p>
          </table:table-cell>
          <table:table-cell office:value-type="float" office:value="-78.0418395996094" calcext:value-type="float">
            <text:p>-78,0418395996094</text:p>
          </table:table-cell>
          <table:table-cell office:value-type="float" office:value="-78.0329208374023" calcext:value-type="float">
            <text:p>-78,0329208374023</text:p>
          </table:table-cell>
          <table:table-cell office:value-type="float" office:value="-78.9939727783203" calcext:value-type="float">
            <text:p>-78,9939727783203</text:p>
          </table:table-cell>
          <table:table-cell office:value-type="float" office:value="-78.9706649780273" calcext:value-type="float">
            <text:p>-78,9706649780273</text:p>
          </table:table-cell>
          <table:table-cell office:value-type="float" office:value="-79.0233459472656" calcext:value-type="float">
            <text:p>-79,0233459472656</text:p>
          </table:table-cell>
          <table:table-cell office:value-type="float" office:value="-78.9310073852539" calcext:value-type="float">
            <text:p>-78,9310073852539</text:p>
          </table:table-cell>
          <table:table-cell office:value-type="float" office:value="-78.9245071411133" calcext:value-type="float">
            <text:p>-78,9245071411133</text:p>
          </table:table-cell>
          <table:table-cell office:value-type="float" office:value="-78.9539337158203" calcext:value-type="float">
            <text:p>-78,9539337158203</text:p>
          </table:table-cell>
          <table:table-cell office:value-type="float" office:value="-78.892936706543" calcext:value-type="float">
            <text:p>-78,892936706543</text:p>
          </table:table-cell>
          <table:table-cell office:value-type="float" office:value="-78.9914169311523" calcext:value-type="float">
            <text:p>-78,9914169311523</text:p>
          </table:table-cell>
          <table:table-cell office:value-type="float" office:value="-78.8701782226563" calcext:value-type="float">
            <text:p>-78,8701782226563</text:p>
          </table:table-cell>
          <table:table-cell office:value-type="float" office:value="-78.9499664306641" calcext:value-type="float">
            <text:p>-78,9499664306641</text:p>
          </table:table-cell>
          <table:table-cell office:value-type="float" office:value="-79.0861206054688" calcext:value-type="float">
            <text:p>-79,0861206054688</text:p>
          </table:table-cell>
          <table:table-cell office:value-type="float" office:value="-79.025634765625" calcext:value-type="float">
            <text:p>-79,025634765625</text:p>
          </table:table-cell>
          <table:table-cell office:value-type="float" office:value="-78.8567276000977" calcext:value-type="float">
            <text:p>-78,8567276000977</text:p>
          </table:table-cell>
          <table:table-cell office:value-type="float" office:value="-78.8184127807617" calcext:value-type="float">
            <text:p>-78,8184127807617</text:p>
          </table:table-cell>
          <table:table-cell office:value-type="float" office:value="-78.7911224365234" calcext:value-type="float">
            <text:p>-78,7911224365234</text:p>
          </table:table-cell>
          <table:table-cell office:value-type="float" office:value="-79.0293426513672" calcext:value-type="float">
            <text:p>-79,0293426513672</text:p>
          </table:table-cell>
          <table:table-cell office:value-type="float" office:value="-79.0602645874023" calcext:value-type="float">
            <text:p>-79,0602645874023</text:p>
          </table:table-cell>
          <table:table-cell office:value-type="float" office:value="-79.1134948730469" calcext:value-type="float">
            <text:p>-79,1134948730469</text:p>
          </table:table-cell>
          <table:table-cell office:value-type="float" office:value="-78.989990234375" calcext:value-type="float">
            <text:p>-78,989990234375</text:p>
          </table:table-cell>
          <table:table-cell office:value-type="float" office:value="-78.9290313720703" calcext:value-type="float">
            <text:p>-78,9290313720703</text:p>
          </table:table-cell>
          <table:table-cell office:value-type="float" office:value="-78.918586730957" calcext:value-type="float">
            <text:p>-78,918586730957</text:p>
          </table:table-cell>
          <table:table-cell office:value-type="float" office:value="-79.161247253418" calcext:value-type="float">
            <text:p>-79,161247253418</text:p>
          </table:table-cell>
          <table:table-cell office:value-type="float" office:value="-78.9971084594727" calcext:value-type="float">
            <text:p>-78,9971084594727</text:p>
          </table:table-cell>
          <table:table-cell office:value-type="float" office:value="-78.9468460083008" calcext:value-type="float">
            <text:p>-78,9468460083008</text:p>
          </table:table-cell>
          <table:table-cell office:value-type="float" office:value="-78.877197265625" calcext:value-type="float">
            <text:p>-78,877197265625</text:p>
          </table:table-cell>
          <table:table-cell office:value-type="float" office:value="-79.0703125" calcext:value-type="float">
            <text:p>-79,0703125</text:p>
          </table:table-cell>
          <table:table-cell office:value-type="float" office:value="-79.095329284668" calcext:value-type="float">
            <text:p>-79,095329284668</text:p>
          </table:table-cell>
          <table:table-cell office:value-type="float" office:value="-79.1476135253906" calcext:value-type="float">
            <text:p>-79,1476135253906</text:p>
          </table:table-cell>
          <table:table-cell office:value-type="float" office:value="-79.1853713989258" calcext:value-type="float">
            <text:p>-79,1853713989258</text:p>
          </table:table-cell>
          <table:table-cell office:value-type="float" office:value="-79.0193481445313" calcext:value-type="float">
            <text:p>-79,0193481445313</text:p>
          </table:table-cell>
          <table:table-cell office:value-type="float" office:value="-78.9834442138672" calcext:value-type="float">
            <text:p>-78,9834442138672</text:p>
          </table:table-cell>
          <table:table-cell office:value-type="float" office:value="-78.9593124389648" calcext:value-type="float">
            <text:p>-78,9593124389648</text:p>
          </table:table-cell>
          <table:table-cell office:value-type="float" office:value="-78.9760589599609" calcext:value-type="float">
            <text:p>-78,9760589599609</text:p>
          </table:table-cell>
          <table:table-cell office:value-type="float" office:value="-79.1316986083984" calcext:value-type="float">
            <text:p>-79,1316986083984</text:p>
          </table:table-cell>
          <table:table-cell office:value-type="float" office:value="-78.9409103393555" calcext:value-type="float">
            <text:p>-78,9409103393555</text:p>
          </table:table-cell>
          <table:table-cell office:value-type="float" office:value="-79.0384979248047" calcext:value-type="float">
            <text:p>-79,0384979248047</text:p>
          </table:table-cell>
          <table:table-cell office:value-type="float" office:value="-79.190315246582" calcext:value-type="float">
            <text:p>-79,190315246582</text:p>
          </table:table-cell>
          <table:table-cell office:value-type="float" office:value="-78.8974456787109" calcext:value-type="float">
            <text:p>-78,8974456787109</text:p>
          </table:table-cell>
          <table:table-cell office:value-type="float" office:value="-79.0119247436523" calcext:value-type="float">
            <text:p>-79,0119247436523</text:p>
          </table:table-cell>
          <table:table-cell office:value-type="float" office:value="-78.9607315063477" calcext:value-type="float">
            <text:p>-78,9607315063477</text:p>
          </table:table-cell>
          <table:table-cell office:value-type="float" office:value="-78.9828796386719" calcext:value-type="float">
            <text:p>-78,9828796386719</text:p>
          </table:table-cell>
          <table:table-cell office:value-type="float" office:value="-79.0010986328125" calcext:value-type="float">
            <text:p>-79,0010986328125</text:p>
          </table:table-cell>
          <table:table-cell office:value-type="float" office:value="-78.8906860351563" calcext:value-type="float">
            <text:p>-78,8906860351563</text:p>
          </table:table-cell>
          <table:table-cell office:value-type="float" office:value="-79.0545349121094" calcext:value-type="float">
            <text:p>-79,0545349121094</text:p>
          </table:table-cell>
          <table:table-cell office:value-type="float" office:value="-78.8946304321289" calcext:value-type="float">
            <text:p>-78,8946304321289</text:p>
          </table:table-cell>
          <table:table-cell office:value-type="float" office:value="-78.8845062255859" calcext:value-type="float">
            <text:p>-78,8845062255859</text:p>
          </table:table-cell>
          <table:table-cell office:value-type="float" office:value="-78.9352493286133" calcext:value-type="float">
            <text:p>-78,9352493286133</text:p>
          </table:table-cell>
          <table:table-cell office:value-type="float" office:value="-78.8645706176758" calcext:value-type="float">
            <text:p>-78,8645706176758</text:p>
          </table:table-cell>
          <table:table-cell office:value-type="float" office:value="-78.9491195678711" calcext:value-type="float">
            <text:p>-78,9491195678711</text:p>
          </table:table-cell>
          <table:table-cell office:value-type="float" office:value="-78.8642883300781" calcext:value-type="float">
            <text:p>-78,8642883300781</text:p>
          </table:table-cell>
          <table:table-cell office:value-type="float" office:value="-78.8651351928711" calcext:value-type="float">
            <text:p>-78,8651351928711</text:p>
          </table:table-cell>
          <table:table-cell office:value-type="float" office:value="-79.0313491821289" calcext:value-type="float">
            <text:p>-79,0313491821289</text:p>
          </table:table-cell>
          <table:table-cell office:value-type="float" office:value="-78.9808959960938" calcext:value-type="float">
            <text:p>-78,9808959960938</text:p>
          </table:table-cell>
          <table:table-cell office:value-type="float" office:value="-78.9151992797852" calcext:value-type="float">
            <text:p>-78,9151992797852</text:p>
          </table:table-cell>
          <table:table-cell office:value-type="float" office:value="-78.9163208007813" calcext:value-type="float">
            <text:p>-78,9163208007813</text:p>
          </table:table-cell>
          <table:table-cell office:value-type="float" office:value="-78.9078674316406" calcext:value-type="float">
            <text:p>-78,9078674316406</text:p>
          </table:table-cell>
          <table:table-cell office:value-type="float" office:value="-79.0159225463867" calcext:value-type="float">
            <text:p>-79,0159225463867</text:p>
          </table:table-cell>
          <table:table-cell office:value-type="float" office:value="-78.9874267578125" calcext:value-type="float">
            <text:p>-78,9874267578125</text:p>
          </table:table-cell>
          <table:table-cell office:value-type="float" office:value="-79.0413589477539" calcext:value-type="float">
            <text:p>-79,0413589477539</text:p>
          </table:table-cell>
          <table:table-cell office:value-type="float" office:value="-78.9426040649414" calcext:value-type="float">
            <text:p>-78,9426040649414</text:p>
          </table:table-cell>
          <table:table-cell office:value-type="float" office:value="-78.801139831543" calcext:value-type="float">
            <text:p>-78,801139831543</text:p>
          </table:table-cell>
          <table:table-cell office:value-type="float" office:value="-78.9922637939453" calcext:value-type="float">
            <text:p>-78,9922637939453</text:p>
          </table:table-cell>
          <table:table-cell office:value-type="float" office:value="-78.9786148071289" calcext:value-type="float">
            <text:p>-78,9786148071289</text:p>
          </table:table-cell>
          <table:table-cell office:value-type="float" office:value="-79.0107879638672" calcext:value-type="float">
            <text:p>-79,0107879638672</text:p>
          </table:table-cell>
          <table:table-cell office:value-type="float" office:value="-79.0319213867188" calcext:value-type="float">
            <text:p>-79,0319213867188</text:p>
          </table:table-cell>
          <table:table-cell office:value-type="float" office:value="-78.9022369384766" calcext:value-type="float">
            <text:p>-78,9022369384766</text:p>
          </table:table-cell>
          <table:table-cell office:value-type="float" office:value="-78.3368530273438" calcext:value-type="float">
            <text:p>-78,3368530273438</text:p>
          </table:table-cell>
          <table:table-cell office:value-type="float" office:value="-78.4773330688477" calcext:value-type="float">
            <text:p>-78,4773330688477</text:p>
          </table:table-cell>
          <table:table-cell office:value-type="float" office:value="-78.5907211303711" calcext:value-type="float">
            <text:p>-78,5907211303711</text:p>
          </table:table-cell>
          <table:table-cell office:value-type="float" office:value="-78.4331893920898" calcext:value-type="float">
            <text:p>-78,4331893920898</text:p>
          </table:table-cell>
          <table:table-cell office:value-type="float" office:value="-78.4385223388672" calcext:value-type="float">
            <text:p>-78,4385223388672</text:p>
          </table:table-cell>
          <table:table-cell office:value-type="float" office:value="-78.4412002563477" calcext:value-type="float">
            <text:p>-78,4412002563477</text:p>
          </table:table-cell>
          <table:table-cell office:value-type="float" office:value="-78.389533996582" calcext:value-type="float">
            <text:p>-78,389533996582</text:p>
          </table:table-cell>
          <table:table-cell office:value-type="float" office:value="-78.4187927246094" calcext:value-type="float">
            <text:p>-78,4187927246094</text:p>
          </table:table-cell>
          <table:table-cell office:value-type="float" office:value="-78.3247222900391" calcext:value-type="float">
            <text:p>-78,3247222900391</text:p>
          </table:table-cell>
          <table:table-cell office:value-type="float" office:value="-78.4770660400391" calcext:value-type="float">
            <text:p>-78,4770660400391</text:p>
          </table:table-cell>
          <table:table-cell office:value-type="float" office:value="-78.4331893920898" calcext:value-type="float">
            <text:p>-78,4331893920898</text:p>
          </table:table-cell>
          <table:table-cell office:value-type="float" office:value="-78.3656692504883" calcext:value-type="float">
            <text:p>-78,3656692504883</text:p>
          </table:table-cell>
          <table:table-cell office:value-type="float" office:value="-78.2797698974609" calcext:value-type="float">
            <text:p>-78,2797698974609</text:p>
          </table:table-cell>
          <table:table-cell office:value-type="float" office:value="-78.3421249389648" calcext:value-type="float">
            <text:p>-78,3421249389648</text:p>
          </table:table-cell>
          <table:table-cell office:value-type="float" office:value="-78.3503189086914" calcext:value-type="float">
            <text:p>-78,3503189086914</text:p>
          </table:table-cell>
          <table:table-cell office:value-type="float" office:value="-78.3286743164063" calcext:value-type="float">
            <text:p>-78,3286743164063</text:p>
          </table:table-cell>
          <table:table-cell office:value-type="float" office:value="-78.2525405883789" calcext:value-type="float">
            <text:p>-78,2525405883789</text:p>
          </table:table-cell>
          <table:table-cell office:value-type="float" office:value="-78.4145278930664" calcext:value-type="float">
            <text:p>-78,4145278930664</text:p>
          </table:table-cell>
          <table:table-cell office:value-type="float" office:value="-78.3635482788086" calcext:value-type="float">
            <text:p>-78,3635482788086</text:p>
          </table:table-cell>
          <table:table-cell office:value-type="float" office:value="-78.386344909668" calcext:value-type="float">
            <text:p>-78,386344909668</text:p>
          </table:table-cell>
          <table:table-cell office:value-type="float" office:value="-78.3921813964844" calcext:value-type="float">
            <text:p>-78,3921813964844</text:p>
          </table:table-cell>
          <table:table-cell office:value-type="float" office:value="-78.3299942016602" calcext:value-type="float">
            <text:p>-78,3299942016602</text:p>
          </table:table-cell>
          <table:table-cell office:value-type="float" office:value="-78.3007659912109" calcext:value-type="float">
            <text:p>-78,3007659912109</text:p>
          </table:table-cell>
          <table:table-cell office:value-type="float" office:value="-78.2280120849609" calcext:value-type="float">
            <text:p>-78,2280120849609</text:p>
          </table:table-cell>
          <table:table-cell office:value-type="float" office:value="-78.3408126831055" calcext:value-type="float">
            <text:p>-78,3408126831055</text:p>
          </table:table-cell>
          <table:table-cell office:value-type="float" office:value="-78.3402786254883" calcext:value-type="float">
            <text:p>-78,3402786254883</text:p>
          </table:table-cell>
          <table:table-cell office:value-type="float" office:value="-78.4251861572266" calcext:value-type="float">
            <text:p>-78,4251861572266</text:p>
          </table:table-cell>
          <table:table-cell office:value-type="float" office:value="-78.3717575073242" calcext:value-type="float">
            <text:p>-78,3717575073242</text:p>
          </table:table-cell>
          <table:table-cell office:value-type="float" office:value="-78.4869918823242" calcext:value-type="float">
            <text:p>-78,4869918823242</text:p>
          </table:table-cell>
          <table:table-cell office:value-type="float" office:value="-78.4529571533203" calcext:value-type="float">
            <text:p>-78,4529571533203</text:p>
          </table:table-cell>
          <table:table-cell office:value-type="float" office:value="-78.5074234008789" calcext:value-type="float">
            <text:p>-78,5074234008789</text:p>
          </table:table-cell>
          <table:table-cell office:value-type="float" office:value="-78.4556274414063" calcext:value-type="float">
            <text:p>-78,4556274414063</text:p>
          </table:table-cell>
          <table:table-cell office:value-type="float" office:value="-78.3542861938477" calcext:value-type="float">
            <text:p>-78,3542861938477</text:p>
          </table:table-cell>
          <table:table-cell office:value-type="float" office:value="-78.4137268066406" calcext:value-type="float">
            <text:p>-78,4137268066406</text:p>
          </table:table-cell>
          <table:table-cell office:value-type="float" office:value="-78.2787170410156" calcext:value-type="float">
            <text:p>-78,2787170410156</text:p>
          </table:table-cell>
          <table:table-cell office:value-type="float" office:value="-78.4588394165039" calcext:value-type="float">
            <text:p>-78,4588394165039</text:p>
          </table:table-cell>
          <table:table-cell office:value-type="float" office:value="-78.3020858764648" calcext:value-type="float">
            <text:p>-78,3020858764648</text:p>
          </table:table-cell>
          <table:table-cell office:value-type="float" office:value="-78.4417266845703" calcext:value-type="float">
            <text:p>-78,4417266845703</text:p>
          </table:table-cell>
          <table:table-cell office:value-type="float" office:value="-78.3815689086914" calcext:value-type="float">
            <text:p>-78,3815689086914</text:p>
          </table:table-cell>
          <table:table-cell office:value-type="float" office:value="-78.2212371826172" calcext:value-type="float">
            <text:p>-78,2212371826172</text:p>
          </table:table-cell>
          <table:table-cell office:value-type="float" office:value="-78.3866119384766" calcext:value-type="float">
            <text:p>-78,3866119384766</text:p>
          </table:table-cell>
          <table:table-cell office:value-type="float" office:value="-78.4553604125977" calcext:value-type="float">
            <text:p>-78,4553604125977</text:p>
          </table:table-cell>
          <table:table-cell office:value-type="float" office:value="-78.6214828491211" calcext:value-type="float">
            <text:p>-78,6214828491211</text:p>
          </table:table-cell>
          <table:table-cell office:value-type="float" office:value="-78.5009613037109" calcext:value-type="float">
            <text:p>-78,5009613037109</text:p>
          </table:table-cell>
          <table:table-cell office:value-type="float" office:value="-78.5532989501953" calcext:value-type="float">
            <text:p>-78,5532989501953</text:p>
          </table:table-cell>
          <table:table-cell office:value-type="float" office:value="-78.4974670410156" calcext:value-type="float">
            <text:p>-78,4974670410156</text:p>
          </table:table-cell>
          <table:table-cell office:value-type="float" office:value="-78.3696365356445" calcext:value-type="float">
            <text:p>-78,3696365356445</text:p>
          </table:table-cell>
          <table:table-cell office:value-type="float" office:value="-78.3921813964844" calcext:value-type="float">
            <text:p>-78,3921813964844</text:p>
          </table:table-cell>
          <table:table-cell office:value-type="float" office:value="-78.3836975097656" calcext:value-type="float">
            <text:p>-78,3836975097656</text:p>
          </table:table-cell>
          <table:table-cell office:value-type="float" office:value="-78.5311431884766" calcext:value-type="float">
            <text:p>-78,5311431884766</text:p>
          </table:table-cell>
          <table:table-cell office:value-type="float" office:value="-78.3717575073242" calcext:value-type="float">
            <text:p>-78,3717575073242</text:p>
          </table:table-cell>
          <table:table-cell office:value-type="float" office:value="-78.3595809936523" calcext:value-type="float">
            <text:p>-78,3595809936523</text:p>
          </table:table-cell>
          <table:table-cell office:value-type="float" office:value="-78.4065399169922" calcext:value-type="float">
            <text:p>-78,4065399169922</text:p>
          </table:table-cell>
          <table:table-cell office:value-type="float" office:value="-78.4516220092773" calcext:value-type="float">
            <text:p>-78,4516220092773</text:p>
          </table:table-cell>
          <table:table-cell office:value-type="float" office:value="-78.3482055664063" calcext:value-type="float">
            <text:p>-78,3482055664063</text:p>
          </table:table-cell>
          <table:table-cell office:value-type="float" office:value="-78.3799743652344" calcext:value-type="float">
            <text:p>-78,3799743652344</text:p>
          </table:table-cell>
          <table:table-cell office:value-type="float" office:value="-78.261962890625" calcext:value-type="float">
            <text:p>-78,261962890625</text:p>
          </table:table-cell>
          <table:table-cell office:value-type="float" office:value="-78.3039245605469" calcext:value-type="float">
            <text:p>-78,3039245605469</text:p>
          </table:table-cell>
          <table:table-cell office:value-type="float" office:value="-78.3257751464844" calcext:value-type="float">
            <text:p>-78,3257751464844</text:p>
          </table:table-cell>
          <table:table-cell office:value-type="float" office:value="-78.3908615112305" calcext:value-type="float">
            <text:p>-78,3908615112305</text:p>
          </table:table-cell>
          <table:table-cell office:value-type="float" office:value="-78.4658050537109" calcext:value-type="float">
            <text:p>-78,4658050537109</text:p>
          </table:table-cell>
          <table:table-cell office:value-type="float" office:value="-78.464729309082" calcext:value-type="float">
            <text:p>-78,464729309082</text:p>
          </table:table-cell>
          <table:table-cell office:value-type="float" office:value="-78.4358520507813" calcext:value-type="float">
            <text:p>-78,4358520507813</text:p>
          </table:table-cell>
          <table:table-cell office:value-type="float" office:value="-78.1747436523438" calcext:value-type="float">
            <text:p>-78,1747436523438</text:p>
          </table:table-cell>
          <table:table-cell office:value-type="float" office:value="-76.8568115234375" calcext:value-type="float">
            <text:p>-76,8568115234375</text:p>
          </table:table-cell>
          <table:table-cell office:value-type="float" office:value="-76.9065856933594" calcext:value-type="float">
            <text:p>-76,9065856933594</text:p>
          </table:table-cell>
          <table:table-cell office:value-type="float" office:value="-76.9373092651367" calcext:value-type="float">
            <text:p>-76,9373092651367</text:p>
          </table:table-cell>
          <table:table-cell office:value-type="float" office:value="-76.9523773193359" calcext:value-type="float">
            <text:p>-76,9523773193359</text:p>
          </table:table-cell>
          <table:table-cell office:value-type="float" office:value="-76.9245223999023" calcext:value-type="float">
            <text:p>-76,9245223999023</text:p>
          </table:table-cell>
          <table:table-cell office:value-type="float" office:value="-76.9764938354492" calcext:value-type="float">
            <text:p>-76,9764938354492</text:p>
          </table:table-cell>
          <table:table-cell office:value-type="float" office:value="-76.8938369750977" calcext:value-type="float">
            <text:p>-76,8938369750977</text:p>
          </table:table-cell>
          <table:table-cell office:value-type="float" office:value="-76.8572616577148" calcext:value-type="float">
            <text:p>-76,8572616577148</text:p>
          </table:table-cell>
          <table:table-cell office:value-type="float" office:value="-76.9294586181641" calcext:value-type="float">
            <text:p>-76,9294586181641</text:p>
          </table:table-cell>
          <table:table-cell office:value-type="float" office:value="-76.8728561401367" calcext:value-type="float">
            <text:p>-76,8728561401367</text:p>
          </table:table-cell>
          <table:table-cell office:value-type="float" office:value="-76.8623809814453" calcext:value-type="float">
            <text:p>-76,8623809814453</text:p>
          </table:table-cell>
          <table:table-cell office:value-type="float" office:value="-76.8907165527344" calcext:value-type="float">
            <text:p>-76,8907165527344</text:p>
          </table:table-cell>
          <table:table-cell office:value-type="float" office:value="-76.9625091552734" calcext:value-type="float">
            <text:p>-76,9625091552734</text:p>
          </table:table-cell>
          <table:table-cell office:value-type="float" office:value="-76.9251937866211" calcext:value-type="float">
            <text:p>-76,9251937866211</text:p>
          </table:table-cell>
          <table:table-cell office:value-type="float" office:value="-76.9952392578125" calcext:value-type="float">
            <text:p>-76,9952392578125</text:p>
          </table:table-cell>
          <table:table-cell office:value-type="float" office:value="-77.1430282592773" calcext:value-type="float">
            <text:p>-77,1430282592773</text:p>
          </table:table-cell>
          <table:table-cell office:value-type="float" office:value="-77.0158462524414" calcext:value-type="float">
            <text:p>-77,0158462524414</text:p>
          </table:table-cell>
          <table:table-cell office:value-type="float" office:value="-77.0594787597656" calcext:value-type="float">
            <text:p>-77,0594787597656</text:p>
          </table:table-cell>
          <table:table-cell office:value-type="float" office:value="-77.0212783813477" calcext:value-type="float">
            <text:p>-77,0212783813477</text:p>
          </table:table-cell>
          <table:table-cell office:value-type="float" office:value="-76.9733276367188" calcext:value-type="float">
            <text:p>-76,9733276367188</text:p>
          </table:table-cell>
          <table:table-cell office:value-type="float" office:value="-76.9359664916992" calcext:value-type="float">
            <text:p>-76,9359664916992</text:p>
          </table:table-cell>
          <table:table-cell office:value-type="float" office:value="-77.0018005371094" calcext:value-type="float">
            <text:p>-77,0018005371094</text:p>
          </table:table-cell>
          <table:table-cell office:value-type="float" office:value="-76.8677291870117" calcext:value-type="float">
            <text:p>-76,8677291870117</text:p>
          </table:table-cell>
          <table:table-cell office:value-type="float" office:value="-76.8887023925781" calcext:value-type="float">
            <text:p>-76,8887023925781</text:p>
          </table:table-cell>
          <table:table-cell office:value-type="float" office:value="-76.9207000732422" calcext:value-type="float">
            <text:p>-76,9207000732422</text:p>
          </table:table-cell>
          <table:table-cell office:value-type="float" office:value="-76.9602584838867" calcext:value-type="float">
            <text:p>-76,9602584838867</text:p>
          </table:table-cell>
          <table:table-cell office:value-type="float" office:value="-76.9350662231445" calcext:value-type="float">
            <text:p>-76,9350662231445</text:p>
          </table:table-cell>
          <table:table-cell office:value-type="float" office:value="-76.8066635131836" calcext:value-type="float">
            <text:p>-76,8066635131836</text:p>
          </table:table-cell>
          <table:table-cell office:value-type="float" office:value="-76.9568786621094" calcext:value-type="float">
            <text:p>-76,9568786621094</text:p>
          </table:table-cell>
          <table:table-cell office:value-type="float" office:value="-76.8621597290039" calcext:value-type="float">
            <text:p>-76,8621597290039</text:p>
          </table:table-cell>
          <table:table-cell office:value-type="float" office:value="-76.9352874755859" calcext:value-type="float">
            <text:p>-76,9352874755859</text:p>
          </table:table-cell>
          <table:table-cell office:value-type="float" office:value="-76.9175643920898" calcext:value-type="float">
            <text:p>-76,9175643920898</text:p>
          </table:table-cell>
          <table:table-cell office:value-type="float" office:value="-76.9913940429688" calcext:value-type="float">
            <text:p>-76,9913940429688</text:p>
          </table:table-cell>
          <table:table-cell office:value-type="float" office:value="-76.7790451049805" calcext:value-type="float">
            <text:p>-76,7790451049805</text:p>
          </table:table-cell>
          <table:table-cell office:value-type="float" office:value="-76.9317016601563" calcext:value-type="float">
            <text:p>-76,9317016601563</text:p>
          </table:table-cell>
          <table:table-cell office:value-type="float" office:value="-76.9548568725586" calcext:value-type="float">
            <text:p>-76,9548568725586</text:p>
          </table:table-cell>
          <table:table-cell office:value-type="float" office:value="-76.8741912841797" calcext:value-type="float">
            <text:p>-76,8741912841797</text:p>
          </table:table-cell>
          <table:table-cell office:value-type="float" office:value="-76.8813323974609" calcext:value-type="float">
            <text:p>-76,8813323974609</text:p>
          </table:table-cell>
          <table:table-cell office:value-type="float" office:value="-76.9209289550781" calcext:value-type="float">
            <text:p>-76,9209289550781</text:p>
          </table:table-cell>
          <table:table-cell office:value-type="float" office:value="-76.9341735839844" calcext:value-type="float">
            <text:p>-76,9341735839844</text:p>
          </table:table-cell>
          <table:table-cell office:value-type="float" office:value="-76.9492340087891" calcext:value-type="float">
            <text:p>-76,9492340087891</text:p>
          </table:table-cell>
          <table:table-cell office:value-type="float" office:value="-76.8918228149414" calcext:value-type="float">
            <text:p>-76,8918228149414</text:p>
          </table:table-cell>
          <table:table-cell office:value-type="float" office:value="-76.8884811401367" calcext:value-type="float">
            <text:p>-76,8884811401367</text:p>
          </table:table-cell>
          <table:table-cell office:value-type="float" office:value="-76.8459167480469" calcext:value-type="float">
            <text:p>-76,8459167480469</text:p>
          </table:table-cell>
          <table:table-cell office:value-type="float" office:value="-76.8281478881836" calcext:value-type="float">
            <text:p>-76,8281478881836</text:p>
          </table:table-cell>
          <table:table-cell office:value-type="float" office:value="-76.9373092651367" calcext:value-type="float">
            <text:p>-76,9373092651367</text:p>
          </table:table-cell>
          <table:table-cell office:value-type="float" office:value="-76.903678894043" calcext:value-type="float">
            <text:p>-76,903678894043</text:p>
          </table:table-cell>
          <table:table-cell office:value-type="float" office:value="-76.9097290039063" calcext:value-type="float">
            <text:p>-76,9097290039063</text:p>
          </table:table-cell>
          <table:table-cell office:value-type="float" office:value="-76.945182800293" calcext:value-type="float">
            <text:p>-76,945182800293</text:p>
          </table:table-cell>
          <table:table-cell office:value-type="float" office:value="-76.8042297363281" calcext:value-type="float">
            <text:p>-76,8042297363281</text:p>
          </table:table-cell>
          <table:table-cell office:value-type="float" office:value="-76.8992080688477" calcext:value-type="float">
            <text:p>-76,8992080688477</text:p>
          </table:table-cell>
          <table:table-cell office:value-type="float" office:value="-76.8916091918945" calcext:value-type="float">
            <text:p>-76,8916091918945</text:p>
          </table:table-cell>
          <table:table-cell office:value-type="float" office:value="-76.9292297363281" calcext:value-type="float">
            <text:p>-76,9292297363281</text:p>
          </table:table-cell>
          <table:table-cell office:value-type="float" office:value="-76.9299087524414" calcext:value-type="float">
            <text:p>-76,9299087524414</text:p>
          </table:table-cell>
          <table:table-cell office:value-type="float" office:value="-76.8895950317383" calcext:value-type="float">
            <text:p>-76,8895950317383</text:p>
          </table:table-cell>
          <table:table-cell office:value-type="float" office:value="-76.9370880126953" calcext:value-type="float">
            <text:p>-76,9370880126953</text:p>
          </table:table-cell>
          <table:table-cell office:value-type="float" office:value="-76.9819107055664" calcext:value-type="float">
            <text:p>-76,9819107055664</text:p>
          </table:table-cell>
          <table:table-cell office:value-type="float" office:value="-77.0324020385742" calcext:value-type="float">
            <text:p>-77,0324020385742</text:p>
          </table:table-cell>
          <table:table-cell office:value-type="float" office:value="-76.9330444335938" calcext:value-type="float">
            <text:p>-76,9330444335938</text:p>
          </table:table-cell>
          <table:table-cell office:value-type="float" office:value="-77.0249176025391" calcext:value-type="float">
            <text:p>-77,0249176025391</text:p>
          </table:table-cell>
          <table:table-cell office:value-type="float" office:value="-77.0110855102539" calcext:value-type="float">
            <text:p>-77,0110855102539</text:p>
          </table:table-cell>
          <table:table-cell office:value-type="float" office:value="-76.9970550537109" calcext:value-type="float">
            <text:p>-76,9970550537109</text:p>
          </table:table-cell>
          <table:table-cell office:value-type="float" office:value="-76.8924942016602" calcext:value-type="float">
            <text:p>-76,8924942016602</text:p>
          </table:table-cell>
          <table:table-cell office:value-type="float" office:value="-76.9904937744141" calcext:value-type="float">
            <text:p>-76,9904937744141</text:p>
          </table:table-cell>
          <table:table-cell office:value-type="float" office:value="-76.9481048583984" calcext:value-type="float">
            <text:p>-76,9481048583984</text:p>
          </table:table-cell>
          <table:table-cell office:value-type="float" office:value="-77.0176620483398" calcext:value-type="float">
            <text:p>-77,0176620483398</text:p>
          </table:table-cell>
          <table:table-cell office:value-type="float" office:value="-77.2383270263672" calcext:value-type="float">
            <text:p>-77,2383270263672</text:p>
          </table:table-cell>
          <table:table-cell office:value-type="float" office:value="-77.119140625" calcext:value-type="float">
            <text:p>-77,119140625</text:p>
          </table:table-cell>
          <table:table-cell office:value-type="float" office:value="-77.2243804931641" calcext:value-type="float">
            <text:p>-77,2243804931641</text:p>
          </table:table-cell>
          <table:table-cell office:value-type="float" office:value="-77.2218322753906" calcext:value-type="float">
            <text:p>-77,2218322753906</text:p>
          </table:table-cell>
          <table:table-cell office:value-type="float" office:value="-77.1026382446289" calcext:value-type="float">
            <text:p>-77,1026382446289</text:p>
          </table:table-cell>
          <table:table-cell office:value-type="float" office:value="-77.0674514770508" calcext:value-type="float">
            <text:p>-77,0674514770508</text:p>
          </table:table-cell>
          <table:table-cell office:value-type="float" office:value="-77.1674499511719" calcext:value-type="float">
            <text:p>-77,1674499511719</text:p>
          </table:table-cell>
          <table:table-cell office:value-type="float" office:value="-77.1619186401367" calcext:value-type="float">
            <text:p>-77,1619186401367</text:p>
          </table:table-cell>
          <table:table-cell office:value-type="float" office:value="-77.1681365966797" calcext:value-type="float">
            <text:p>-77,1681365966797</text:p>
          </table:table-cell>
          <table:table-cell office:value-type="float" office:value="-77.2339096069336" calcext:value-type="float">
            <text:p>-77,2339096069336</text:p>
          </table:table-cell>
          <table:table-cell office:value-type="float" office:value="-77.146484375" calcext:value-type="float">
            <text:p>-77,146484375</text:p>
          </table:table-cell>
          <table:table-cell office:value-type="float" office:value="-77.1686019897461" calcext:value-type="float">
            <text:p>-77,1686019897461</text:p>
          </table:table-cell>
          <table:table-cell office:value-type="float" office:value="-77.1460189819336" calcext:value-type="float">
            <text:p>-77,1460189819336</text:p>
          </table:table-cell>
          <table:table-cell office:value-type="float" office:value="-77.1317672729492" calcext:value-type="float">
            <text:p>-77,1317672729492</text:p>
          </table:table-cell>
          <table:table-cell office:value-type="float" office:value="-77.1515502929688" calcext:value-type="float">
            <text:p>-77,1515502929688</text:p>
          </table:table-cell>
          <table:table-cell office:value-type="float" office:value="-77.1662979125977" calcext:value-type="float">
            <text:p>-77,1662979125977</text:p>
          </table:table-cell>
          <table:table-cell office:value-type="float" office:value="-77.08251953125" calcext:value-type="float">
            <text:p>-77,08251953125</text:p>
          </table:table-cell>
          <table:table-cell office:value-type="float" office:value="-77.2111587524414" calcext:value-type="float">
            <text:p>-77,2111587524414</text:p>
          </table:table-cell>
          <table:table-cell office:value-type="float" office:value="-77.1244201660156" calcext:value-type="float">
            <text:p>-77,1244201660156</text:p>
          </table:table-cell>
          <table:table-cell office:value-type="float" office:value="-77.2030487060547" calcext:value-type="float">
            <text:p>-77,2030487060547</text:p>
          </table:table-cell>
          <table:table-cell office:value-type="float" office:value="-77.1402740478516" calcext:value-type="float">
            <text:p>-77,1402740478516</text:p>
          </table:table-cell>
          <table:table-cell office:value-type="float" office:value="-77.1566162109375" calcext:value-type="float">
            <text:p>-77,1566162109375</text:p>
          </table:table-cell>
          <table:table-cell office:value-type="float" office:value="-77.0517272949219" calcext:value-type="float">
            <text:p>-77,0517272949219</text:p>
          </table:table-cell>
          <table:table-cell office:value-type="float" office:value="-77.1704483032227" calcext:value-type="float">
            <text:p>-77,1704483032227</text:p>
          </table:table-cell>
          <table:table-cell office:value-type="float" office:value="-77.1697540283203" calcext:value-type="float">
            <text:p>-77,1697540283203</text:p>
          </table:table-cell>
          <table:table-cell office:value-type="float" office:value="-77.2665176391602" calcext:value-type="float">
            <text:p>-77,2665176391602</text:p>
          </table:table-cell>
          <table:table-cell office:value-type="float" office:value="-77.1965713500977" calcext:value-type="float">
            <text:p>-77,1965713500977</text:p>
          </table:table-cell>
          <table:table-cell office:value-type="float" office:value="-77.2905807495117" calcext:value-type="float">
            <text:p>-77,2905807495117</text:p>
          </table:table-cell>
          <table:table-cell office:value-type="float" office:value="-77.3579864501953" calcext:value-type="float">
            <text:p>-77,3579864501953</text:p>
          </table:table-cell>
          <table:table-cell office:value-type="float" office:value="-77.2144012451172" calcext:value-type="float">
            <text:p>-77,2144012451172</text:p>
          </table:table-cell>
          <table:table-cell office:value-type="float" office:value="-77.2625427246094" calcext:value-type="float">
            <text:p>-77,2625427246094</text:p>
          </table:table-cell>
          <table:table-cell office:value-type="float" office:value="-77.3025131225586" calcext:value-type="float">
            <text:p>-77,3025131225586</text:p>
          </table:table-cell>
          <table:table-cell office:value-type="float" office:value="-77.2749099731445" calcext:value-type="float">
            <text:p>-77,2749099731445</text:p>
          </table:table-cell>
          <table:table-cell office:value-type="float" office:value="-77.324104309082" calcext:value-type="float">
            <text:p>-77,324104309082</text:p>
          </table:table-cell>
          <table:table-cell office:value-type="float" office:value="-77.2357635498047" calcext:value-type="float">
            <text:p>-77,2357635498047</text:p>
          </table:table-cell>
          <table:table-cell office:value-type="float" office:value="-77.1393508911133" calcext:value-type="float">
            <text:p>-77,1393508911133</text:p>
          </table:table-cell>
          <table:table-cell office:value-type="float" office:value="-77.1898574829102" calcext:value-type="float">
            <text:p>-77,1898574829102</text:p>
          </table:table-cell>
          <table:table-cell office:value-type="float" office:value="-77.1722946166992" calcext:value-type="float">
            <text:p>-77,1722946166992</text:p>
          </table:table-cell>
          <table:table-cell office:value-type="float" office:value="-77.1649169921875" calcext:value-type="float">
            <text:p>-77,1649169921875</text:p>
          </table:table-cell>
          <table:table-cell office:value-type="float" office:value="-77.1921691894531" calcext:value-type="float">
            <text:p>-77,1921691894531</text:p>
          </table:table-cell>
          <table:table-cell office:value-type="float" office:value="-77.1536178588867" calcext:value-type="float">
            <text:p>-77,1536178588867</text:p>
          </table:table-cell>
          <table:table-cell office:value-type="float" office:value="-77.1375122070313" calcext:value-type="float">
            <text:p>-77,1375122070313</text:p>
          </table:table-cell>
          <table:table-cell office:value-type="float" office:value="-77.2095413208008" calcext:value-type="float">
            <text:p>-77,2095413208008</text:p>
          </table:table-cell>
          <table:table-cell office:value-type="float" office:value="-77.1492462158203" calcext:value-type="float">
            <text:p>-77,1492462158203</text:p>
          </table:table-cell>
          <table:table-cell office:value-type="float" office:value="-77.1503982543945" calcext:value-type="float">
            <text:p>-77,1503982543945</text:p>
          </table:table-cell>
          <table:table-cell office:value-type="float" office:value="-77.2975997924805" calcext:value-type="float">
            <text:p>-77,2975997924805</text:p>
          </table:table-cell>
          <table:table-cell office:value-type="float" office:value="-77.2188110351563" calcext:value-type="float">
            <text:p>-77,2188110351563</text:p>
          </table:table-cell>
          <table:table-cell office:value-type="float" office:value="-77.0948638916016" calcext:value-type="float">
            <text:p>-77,0948638916016</text:p>
          </table:table-cell>
          <table:table-cell office:value-type="float" office:value="-77.1400375366211" calcext:value-type="float">
            <text:p>-77,1400375366211</text:p>
          </table:table-cell>
          <table:table-cell office:value-type="float" office:value="-77.1072235107422" calcext:value-type="float">
            <text:p>-77,1072235107422</text:p>
          </table:table-cell>
          <table:table-cell office:value-type="float" office:value="-77.1010437011719" calcext:value-type="float">
            <text:p>-77,1010437011719</text:p>
          </table:table-cell>
          <table:table-cell office:value-type="float" office:value="-77.1198272705078" calcext:value-type="float">
            <text:p>-77,1198272705078</text:p>
          </table:table-cell>
          <table:table-cell office:value-type="float" office:value="-77.0633544921875" calcext:value-type="float">
            <text:p>-77,0633544921875</text:p>
          </table:table-cell>
          <table:table-cell office:value-type="float" office:value="-77.1143264770508" calcext:value-type="float">
            <text:p>-77,1143264770508</text:p>
          </table:table-cell>
          <table:table-cell office:value-type="float" office:value="-77.2248458862305" calcext:value-type="float">
            <text:p>-77,2248458862305</text:p>
          </table:table-cell>
          <table:table-cell office:value-type="float" office:value="-77.1069869995117" calcext:value-type="float">
            <text:p>-77,1069869995117</text:p>
          </table:table-cell>
          <table:table-cell office:value-type="float" office:value="-77.288703918457" calcext:value-type="float">
            <text:p>-77,288703918457</text:p>
          </table:table-cell>
          <table:table-cell office:value-type="float" office:value="-77.2392501831055" calcext:value-type="float">
            <text:p>-77,2392501831055</text:p>
          </table:table-cell>
          <table:table-cell office:value-type="float" office:value="-77.2686080932617" calcext:value-type="float">
            <text:p>-77,2686080932617</text:p>
          </table:table-cell>
          <table:table-cell office:value-type="float" office:value="-77.2613754272461" calcext:value-type="float">
            <text:p>-77,2613754272461</text:p>
          </table:table-cell>
          <table:table-cell office:value-type="float" office:value="-77.3398513793945" calcext:value-type="float">
            <text:p>-77,3398513793945</text:p>
          </table:table-cell>
          <table:table-cell office:value-type="float" office:value="-77.1893920898438" calcext:value-type="float">
            <text:p>-77,1893920898438</text:p>
          </table:table-cell>
          <table:table-cell office:value-type="float" office:value="-77.1152420043945" calcext:value-type="float">
            <text:p>-77,1152420043945</text:p>
          </table:table-cell>
          <table:table-cell office:value-type="float" office:value="-77.2346038818359" calcext:value-type="float">
            <text:p>-77,2346038818359</text:p>
          </table:table-cell>
          <table:table-cell office:value-type="float" office:value="-78.1628341674805" calcext:value-type="float">
            <text:p>-78,1628341674805</text:p>
          </table:table-cell>
          <table:table-cell office:value-type="float" office:value="-78.1986083984375" calcext:value-type="float">
            <text:p>-78,1986083984375</text:p>
          </table:table-cell>
          <table:table-cell office:value-type="float" office:value="-78.1491394042969" calcext:value-type="float">
            <text:p>-78,1491394042969</text:p>
          </table:table-cell>
          <table:table-cell office:value-type="float" office:value="-78.1571502685547" calcext:value-type="float">
            <text:p>-78,1571502685547</text:p>
          </table:table-cell>
          <table:table-cell office:value-type="float" office:value="-78.2682418823242" calcext:value-type="float">
            <text:p>-78,2682418823242</text:p>
          </table:table-cell>
          <table:table-cell office:value-type="float" office:value="-78.3394927978516" calcext:value-type="float">
            <text:p>-78,3394927978516</text:p>
          </table:table-cell>
          <table:table-cell office:value-type="float" office:value="-78.2873764038086" calcext:value-type="float">
            <text:p>-78,2873764038086</text:p>
          </table:table-cell>
          <table:table-cell office:value-type="float" office:value="-78.3616943359375" calcext:value-type="float">
            <text:p>-78,3616943359375</text:p>
          </table:table-cell>
          <table:table-cell office:value-type="float" office:value="-78.3762664794922" calcext:value-type="float">
            <text:p>-78,3762664794922</text:p>
          </table:table-cell>
          <table:table-cell office:value-type="float" office:value="-78.3107681274414" calcext:value-type="float">
            <text:p>-78,3107681274414</text:p>
          </table:table-cell>
          <table:table-cell office:value-type="float" office:value="-78.2771453857422" calcext:value-type="float">
            <text:p>-78,2771453857422</text:p>
          </table:table-cell>
          <table:table-cell office:value-type="float" office:value="-78.3149719238281" calcext:value-type="float">
            <text:p>-78,3149719238281</text:p>
          </table:table-cell>
          <table:table-cell office:value-type="float" office:value="-78.3115539550781" calcext:value-type="float">
            <text:p>-78,3115539550781</text:p>
          </table:table-cell>
          <table:table-cell office:value-type="float" office:value="-78.3231430053711" calcext:value-type="float">
            <text:p>-78,3231430053711</text:p>
          </table:table-cell>
          <table:table-cell office:value-type="float" office:value="-78.4593811035156" calcext:value-type="float">
            <text:p>-78,4593811035156</text:p>
          </table:table-cell>
          <table:table-cell office:value-type="float" office:value="-78.2162857055664" calcext:value-type="float">
            <text:p>-78,2162857055664</text:p>
          </table:table-cell>
          <table:table-cell office:value-type="float" office:value="-78.3057632446289" calcext:value-type="float">
            <text:p>-78,3057632446289</text:p>
          </table:table-cell>
          <table:table-cell office:value-type="float" office:value="-78.1300430297852" calcext:value-type="float">
            <text:p>-78,1300430297852</text:p>
          </table:table-cell>
          <table:table-cell office:value-type="float" office:value="-78.2360916137695" calcext:value-type="float">
            <text:p>-78,2360916137695</text:p>
          </table:table-cell>
          <table:table-cell office:value-type="float" office:value="-78.1970520019531" calcext:value-type="float">
            <text:p>-78,1970520019531</text:p>
          </table:table-cell>
          <table:table-cell office:value-type="float" office:value="-78.2113494873047" calcext:value-type="float">
            <text:p>-78,2113494873047</text:p>
          </table:table-cell>
          <table:table-cell office:value-type="float" office:value="-78.3980331420898" calcext:value-type="float">
            <text:p>-78,3980331420898</text:p>
          </table:table-cell>
          <table:table-cell office:value-type="float" office:value="-78.302604675293" calcext:value-type="float">
            <text:p>-78,302604675293</text:p>
          </table:table-cell>
          <table:table-cell office:value-type="float" office:value="-78.2082214355469" calcext:value-type="float">
            <text:p>-78,2082214355469</text:p>
          </table:table-cell>
          <table:table-cell office:value-type="float" office:value="-78.2332229614258" calcext:value-type="float">
            <text:p>-78,2332229614258</text:p>
          </table:table-cell>
          <table:table-cell office:value-type="float" office:value="-78.3868713378906" calcext:value-type="float">
            <text:p>-78,3868713378906</text:p>
          </table:table-cell>
          <table:table-cell office:value-type="float" office:value="-78.2350463867188" calcext:value-type="float">
            <text:p>-78,2350463867188</text:p>
          </table:table-cell>
          <table:table-cell office:value-type="float" office:value="-78.1333923339844" calcext:value-type="float">
            <text:p>-78,1333923339844</text:p>
          </table:table-cell>
          <table:table-cell office:value-type="float" office:value="-78.1478424072266" calcext:value-type="float">
            <text:p>-78,1478424072266</text:p>
          </table:table-cell>
          <table:table-cell office:value-type="float" office:value="-78.256721496582" calcext:value-type="float">
            <text:p>-78,256721496582</text:p>
          </table:table-cell>
          <table:table-cell office:value-type="float" office:value="-78.3086547851563" calcext:value-type="float">
            <text:p>-78,3086547851563</text:p>
          </table:table-cell>
          <table:table-cell office:value-type="float" office:value="-78.1729278564453" calcext:value-type="float">
            <text:p>-78,1729278564453</text:p>
          </table:table-cell>
          <table:table-cell office:value-type="float" office:value="-78.2467956542969" calcext:value-type="float">
            <text:p>-78,2467956542969</text:p>
          </table:table-cell>
          <table:table-cell office:value-type="float" office:value="-78.2188949584961" calcext:value-type="float">
            <text:p>-78,2188949584961</text:p>
          </table:table-cell>
          <table:table-cell office:value-type="float" office:value="-78.3452987670898" calcext:value-type="float">
            <text:p>-78,3452987670898</text:p>
          </table:table-cell>
          <table:table-cell office:value-type="float" office:value="-78.3423919677734" calcext:value-type="float">
            <text:p>-78,3423919677734</text:p>
          </table:table-cell>
          <table:table-cell office:value-type="float" office:value="-78.1550750732422" calcext:value-type="float">
            <text:p>-78,1550750732422</text:p>
          </table:table-cell>
          <table:table-cell office:value-type="float" office:value="-78.2499313354492" calcext:value-type="float">
            <text:p>-78,2499313354492</text:p>
          </table:table-cell>
          <table:table-cell office:value-type="float" office:value="-78.2131729125977" calcext:value-type="float">
            <text:p>-78,2131729125977</text:p>
          </table:table-cell>
          <table:table-cell office:value-type="float" office:value="-78.1817398071289" calcext:value-type="float">
            <text:p>-78,1817398071289</text:p>
          </table:table-cell>
          <table:table-cell office:value-type="float" office:value="-78.3139190673828" calcext:value-type="float">
            <text:p>-78,3139190673828</text:p>
          </table:table-cell>
          <table:table-cell office:value-type="float" office:value="-78.2313995361328" calcext:value-type="float">
            <text:p>-78,2313995361328</text:p>
          </table:table-cell>
          <table:table-cell office:value-type="float" office:value="-78.2355651855469" calcext:value-type="float">
            <text:p>-78,2355651855469</text:p>
          </table:table-cell>
          <table:table-cell office:value-type="float" office:value="-78.1825180053711" calcext:value-type="float">
            <text:p>-78,1825180053711</text:p>
          </table:table-cell>
          <table:table-cell office:value-type="float" office:value="-78.3585205078125" calcext:value-type="float">
            <text:p>-78,3585205078125</text:p>
          </table:table-cell>
          <table:table-cell office:value-type="float" office:value="-78.2467956542969" calcext:value-type="float">
            <text:p>-78,2467956542969</text:p>
          </table:table-cell>
          <table:table-cell office:value-type="float" office:value="-78.2936782836914" calcext:value-type="float">
            <text:p>-78,2936782836914</text:p>
          </table:table-cell>
          <table:table-cell office:value-type="float" office:value="-78.4291839599609" calcext:value-type="float">
            <text:p>-78,4291839599609</text:p>
          </table:table-cell>
          <table:table-cell office:value-type="float" office:value="-78.3529586791992" calcext:value-type="float">
            <text:p>-78,3529586791992</text:p>
          </table:table-cell>
          <table:table-cell office:value-type="float" office:value="-78.370964050293" calcext:value-type="float">
            <text:p>-78,370964050293</text:p>
          </table:table-cell>
          <table:table-cell office:value-type="float" office:value="-78.436393737793" calcext:value-type="float">
            <text:p>-78,436393737793</text:p>
          </table:table-cell>
          <table:table-cell office:value-type="float" office:value="-78.2800369262695" calcext:value-type="float">
            <text:p>-78,2800369262695</text:p>
          </table:table-cell>
          <table:table-cell office:value-type="float" office:value="-78.2805557250977" calcext:value-type="float">
            <text:p>-78,2805557250977</text:p>
          </table:table-cell>
          <table:table-cell office:value-type="float" office:value="-78.261962890625" calcext:value-type="float">
            <text:p>-78,261962890625</text:p>
          </table:table-cell>
          <table:table-cell office:value-type="float" office:value="-78.3073425292969" calcext:value-type="float">
            <text:p>-78,3073425292969</text:p>
          </table:table-cell>
          <table:table-cell office:value-type="float" office:value="-78.2926254272461" calcext:value-type="float">
            <text:p>-78,2926254272461</text:p>
          </table:table-cell>
          <table:table-cell office:value-type="float" office:value="-78.2449722290039" calcext:value-type="float">
            <text:p>-78,2449722290039</text:p>
          </table:table-cell>
          <table:table-cell office:value-type="float" office:value="-78.3112869262695" calcext:value-type="float">
            <text:p>-78,3112869262695</text:p>
          </table:table-cell>
          <table:table-cell office:value-type="float" office:value="-78.2661437988281" calcext:value-type="float">
            <text:p>-78,2661437988281</text:p>
          </table:table-cell>
          <table:table-cell office:value-type="float" office:value="-78.2251358032227" calcext:value-type="float">
            <text:p>-78,2251358032227</text:p>
          </table:table-cell>
          <table:table-cell office:value-type="float" office:value="-78.2913131713867" calcext:value-type="float">
            <text:p>-78,2913131713867</text:p>
          </table:table-cell>
          <table:table-cell office:value-type="float" office:value="-78.2061462402344" calcext:value-type="float">
            <text:p>-78,2061462402344</text:p>
          </table:table-cell>
          <table:table-cell office:value-type="float" office:value="-78.1923751831055" calcext:value-type="float">
            <text:p>-78,1923751831055</text:p>
          </table:table-cell>
          <table:table-cell office:value-type="float" office:value="-78.2410507202148" calcext:value-type="float">
            <text:p>-78,2410507202148</text:p>
          </table:table-cell>
          <table:table-cell office:value-type="float" office:value="-77.9813385009766" calcext:value-type="float">
            <text:p>-77,9813385009766</text:p>
          </table:table-cell>
          <table:table-cell office:value-type="float" office:value="-77.8658294677734" calcext:value-type="float">
            <text:p>-77,8658294677734</text:p>
          </table:table-cell>
          <table:table-cell office:value-type="float" office:value="-77.9846267700195" calcext:value-type="float">
            <text:p>-77,9846267700195</text:p>
          </table:table-cell>
          <table:table-cell office:value-type="float" office:value="-77.9288024902344" calcext:value-type="float">
            <text:p>-77,9288024902344</text:p>
          </table:table-cell>
          <table:table-cell office:value-type="float" office:value="-77.9232635498047" calcext:value-type="float">
            <text:p>-77,9232635498047</text:p>
          </table:table-cell>
          <table:table-cell office:value-type="float" office:value="-77.9459457397461" calcext:value-type="float">
            <text:p>-77,9459457397461</text:p>
          </table:table-cell>
          <table:table-cell office:value-type="float" office:value="-77.9656448364258" calcext:value-type="float">
            <text:p>-77,9656448364258</text:p>
          </table:table-cell>
          <table:table-cell office:value-type="float" office:value="-77.8600769042969" calcext:value-type="float">
            <text:p>-77,8600769042969</text:p>
          </table:table-cell>
          <table:table-cell office:value-type="float" office:value="-78.0428619384766" calcext:value-type="float">
            <text:p>-78,0428619384766</text:p>
          </table:table-cell>
          <table:table-cell office:value-type="float" office:value="-77.9429092407227" calcext:value-type="float">
            <text:p>-77,9429092407227</text:p>
          </table:table-cell>
          <table:table-cell office:value-type="float" office:value="-78.1117630004883" calcext:value-type="float">
            <text:p>-78,1117630004883</text:p>
          </table:table-cell>
          <table:table-cell office:value-type="float" office:value="-78.0719909667969" calcext:value-type="float">
            <text:p>-78,0719909667969</text:p>
          </table:table-cell>
          <table:table-cell office:value-type="float" office:value="-78.0321502685547" calcext:value-type="float">
            <text:p>-78,0321502685547</text:p>
          </table:table-cell>
          <table:table-cell office:value-type="float" office:value="-77.9750061035156" calcext:value-type="float">
            <text:p>-77,9750061035156</text:p>
          </table:table-cell>
          <table:table-cell office:value-type="float" office:value="-77.8873519897461" calcext:value-type="float">
            <text:p>-77,8873519897461</text:p>
          </table:table-cell>
          <table:table-cell office:value-type="float" office:value="-78.0935211181641" calcext:value-type="float">
            <text:p>-78,0935211181641</text:p>
          </table:table-cell>
          <table:table-cell office:value-type="float" office:value="-78.0105209350586" calcext:value-type="float">
            <text:p>-78,0105209350586</text:p>
          </table:table-cell>
          <table:table-cell office:value-type="float" office:value="-78.0344467163086" calcext:value-type="float">
            <text:p>-78,0344467163086</text:p>
          </table:table-cell>
          <table:table-cell office:value-type="float" office:value="-78.151725769043" calcext:value-type="float">
            <text:p>-78,151725769043</text:p>
          </table:table-cell>
          <table:table-cell office:value-type="float" office:value="-77.9225082397461" calcext:value-type="float">
            <text:p>-77,9225082397461</text:p>
          </table:table-cell>
          <table:table-cell office:value-type="float" office:value="-78.051025390625" calcext:value-type="float">
            <text:p>-78,051025390625</text:p>
          </table:table-cell>
          <table:table-cell office:value-type="float" office:value="-78.077880859375" calcext:value-type="float">
            <text:p>-78,077880859375</text:p>
          </table:table-cell>
          <table:table-cell office:value-type="float" office:value="-78.1156234741211" calcext:value-type="float">
            <text:p>-78,1156234741211</text:p>
          </table:table-cell>
          <table:table-cell office:value-type="float" office:value="-78.2155075073242" calcext:value-type="float">
            <text:p>-78,2155075073242</text:p>
          </table:table-cell>
          <table:table-cell office:value-type="float" office:value="-78.122314453125" calcext:value-type="float">
            <text:p>-78,122314453125</text:p>
          </table:table-cell>
          <table:table-cell office:value-type="float" office:value="-78.129020690918" calcext:value-type="float">
            <text:p>-78,129020690918</text:p>
          </table:table-cell>
          <table:table-cell office:value-type="float" office:value="-78.0227355957031" calcext:value-type="float">
            <text:p>-78,0227355957031</text:p>
          </table:table-cell>
          <table:table-cell office:value-type="float" office:value="-77.9863967895508" calcext:value-type="float">
            <text:p>-77,9863967895508</text:p>
          </table:table-cell>
          <table:table-cell office:value-type="float" office:value="-78.0876235961914" calcext:value-type="float">
            <text:p>-78,0876235961914</text:p>
          </table:table-cell>
          <table:table-cell office:value-type="float" office:value="-78.1318511962891" calcext:value-type="float">
            <text:p>-78,1318511962891</text:p>
          </table:table-cell>
          <table:table-cell office:value-type="float" office:value="-77.9504852294922" calcext:value-type="float">
            <text:p>-77,9504852294922</text:p>
          </table:table-cell>
          <table:table-cell office:value-type="float" office:value="-78.0410690307617" calcext:value-type="float">
            <text:p>-78,0410690307617</text:p>
          </table:table-cell>
          <table:table-cell office:value-type="float" office:value="-78.1001968383789" calcext:value-type="float">
            <text:p>-78,1001968383789</text:p>
          </table:table-cell>
          <table:table-cell office:value-type="float" office:value="-78.0122985839844" calcext:value-type="float">
            <text:p>-78,0122985839844</text:p>
          </table:table-cell>
          <table:table-cell office:value-type="float" office:value="-78.003662109375" calcext:value-type="float">
            <text:p>-78,003662109375</text:p>
          </table:table-cell>
          <table:table-cell office:value-type="float" office:value="-78.0288391113281" calcext:value-type="float">
            <text:p>-78,0288391113281</text:p>
          </table:table-cell>
          <table:table-cell office:value-type="float" office:value="-78.1019973754883" calcext:value-type="float">
            <text:p>-78,1019973754883</text:p>
          </table:table-cell>
          <table:table-cell office:value-type="float" office:value="-77.9542694091797" calcext:value-type="float">
            <text:p>-77,9542694091797</text:p>
          </table:table-cell>
          <table:table-cell office:value-type="float" office:value="-78.0168762207031" calcext:value-type="float">
            <text:p>-78,0168762207031</text:p>
          </table:table-cell>
          <table:table-cell office:value-type="float" office:value="-77.9904632568359" calcext:value-type="float">
            <text:p>-77,9904632568359</text:p>
          </table:table-cell>
          <table:table-cell office:value-type="float" office:value="-77.9474563598633" calcext:value-type="float">
            <text:p>-77,9474563598633</text:p>
          </table:table-cell>
          <table:table-cell office:value-type="float" office:value="-78.0512847900391" calcext:value-type="float">
            <text:p>-78,0512847900391</text:p>
          </table:table-cell>
          <table:table-cell office:value-type="float" office:value="-77.9424057006836" calcext:value-type="float">
            <text:p>-77,9424057006836</text:p>
          </table:table-cell>
          <table:table-cell office:value-type="float" office:value="-77.9899520874023" calcext:value-type="float">
            <text:p>-77,9899520874023</text:p>
          </table:table-cell>
          <table:table-cell office:value-type="float" office:value="-77.9489669799805" calcext:value-type="float">
            <text:p>-77,9489669799805</text:p>
          </table:table-cell>
          <table:table-cell office:value-type="float" office:value="-77.9252777099609" calcext:value-type="float">
            <text:p>-77,9252777099609</text:p>
          </table:table-cell>
          <table:table-cell office:value-type="float" office:value="-77.9368667602539" calcext:value-type="float">
            <text:p>-77,9368667602539</text:p>
          </table:table-cell>
          <table:table-cell office:value-type="float" office:value="-78.0512847900391" calcext:value-type="float">
            <text:p>-78,0512847900391</text:p>
          </table:table-cell>
          <table:table-cell office:value-type="float" office:value="-78.1109924316406" calcext:value-type="float">
            <text:p>-78,1109924316406</text:p>
          </table:table-cell>
          <table:table-cell office:value-type="float" office:value="-78.0732803344727" calcext:value-type="float">
            <text:p>-78,0732803344727</text:p>
          </table:table-cell>
          <table:table-cell office:value-type="float" office:value="-78.0219650268555" calcext:value-type="float">
            <text:p>-78,0219650268555</text:p>
          </table:table-cell>
          <table:table-cell office:value-type="float" office:value="-77.9578094482422" calcext:value-type="float">
            <text:p>-77,9578094482422</text:p>
          </table:table-cell>
          <table:table-cell office:value-type="float" office:value="-78.0868530273438" calcext:value-type="float">
            <text:p>-78,0868530273438</text:p>
          </table:table-cell>
          <table:table-cell office:value-type="float" office:value="-78.0832672119141" calcext:value-type="float">
            <text:p>-78,0832672119141</text:p>
          </table:table-cell>
          <table:table-cell office:value-type="float" office:value="-78.0334243774414" calcext:value-type="float">
            <text:p>-78,0334243774414</text:p>
          </table:table-cell>
          <table:table-cell office:value-type="float" office:value="-78.0283279418945" calcext:value-type="float">
            <text:p>-78,0283279418945</text:p>
          </table:table-cell>
          <table:table-cell office:value-type="float" office:value="-78.0464324951172" calcext:value-type="float">
            <text:p>-78,0464324951172</text:p>
          </table:table-cell>
          <table:table-cell office:value-type="float" office:value="-77.973991394043" calcext:value-type="float">
            <text:p>-77,973991394043</text:p>
          </table:table-cell>
          <table:table-cell office:value-type="float" office:value="-78.1718902587891" calcext:value-type="float">
            <text:p>-78,1718902587891</text:p>
          </table:table-cell>
          <table:table-cell office:value-type="float" office:value="-77.9968032836914" calcext:value-type="float">
            <text:p>-77,9968032836914</text:p>
          </table:table-cell>
          <table:table-cell office:value-type="float" office:value="-78.0963439941406" calcext:value-type="float">
            <text:p>-78,0963439941406</text:p>
          </table:table-cell>
          <table:table-cell office:value-type="float" office:value="-78.069694519043" calcext:value-type="float">
            <text:p>-78,069694519043</text:p>
          </table:table-cell>
          <table:table-cell office:value-type="float" office:value="-77.9565505981445" calcext:value-type="float">
            <text:p>-77,9565505981445</text:p>
          </table:table-cell>
          <table:table-cell office:value-type="float" office:value="-78.1076583862305" calcext:value-type="float">
            <text:p>-78,1076583862305</text:p>
          </table:table-cell>
          <table:table-cell office:value-type="float" office:value="-78.2347869873047" calcext:value-type="float">
            <text:p>-78,2347869873047</text:p>
          </table:table-cell>
          <table:table-cell office:value-type="float" office:value="-78.0966033935547" calcext:value-type="float">
            <text:p>-78,0966033935547</text:p>
          </table:table-cell>
          <table:table-cell office:value-type="float" office:value="-78.4313125610352" calcext:value-type="float">
            <text:p>-78,4313125610352</text:p>
          </table:table-cell>
          <table:table-cell office:value-type="float" office:value="-78.3439865112305" calcext:value-type="float">
            <text:p>-78,3439865112305</text:p>
          </table:table-cell>
          <table:table-cell office:value-type="float" office:value="-78.3076019287109" calcext:value-type="float">
            <text:p>-78,3076019287109</text:p>
          </table:table-cell>
          <table:table-cell office:value-type="float" office:value="-78.2556838989258" calcext:value-type="float">
            <text:p>-78,2556838989258</text:p>
          </table:table-cell>
          <table:table-cell office:value-type="float" office:value="-78.3081283569336" calcext:value-type="float">
            <text:p>-78,3081283569336</text:p>
          </table:table-cell>
          <table:table-cell office:value-type="float" office:value="-78.3661956787109" calcext:value-type="float">
            <text:p>-78,3661956787109</text:p>
          </table:table-cell>
          <table:table-cell office:value-type="float" office:value="-78.3593139648438" calcext:value-type="float">
            <text:p>-78,3593139648438</text:p>
          </table:table-cell>
          <table:table-cell office:value-type="float" office:value="-78.2805557250977" calcext:value-type="float">
            <text:p>-78,2805557250977</text:p>
          </table:table-cell>
          <table:table-cell office:value-type="float" office:value="-78.3239288330078" calcext:value-type="float">
            <text:p>-78,3239288330078</text:p>
          </table:table-cell>
          <table:table-cell office:value-type="float" office:value="-78.4142608642578" calcext:value-type="float">
            <text:p>-78,4142608642578</text:p>
          </table:table-cell>
          <table:table-cell office:value-type="float" office:value="-78.2902679443359" calcext:value-type="float">
            <text:p>-78,2902679443359</text:p>
          </table:table-cell>
          <table:table-cell office:value-type="float" office:value="-78.3018188476563" calcext:value-type="float">
            <text:p>-78,3018188476563</text:p>
          </table:table-cell>
          <table:table-cell office:value-type="float" office:value="-78.3540191650391" calcext:value-type="float">
            <text:p>-78,3540191650391</text:p>
          </table:table-cell>
          <table:table-cell office:value-type="float" office:value="-78.2852783203125" calcext:value-type="float">
            <text:p>-78,2852783203125</text:p>
          </table:table-cell>
          <table:table-cell office:value-type="float" office:value="-78.347412109375" calcext:value-type="float">
            <text:p>-78,347412109375</text:p>
          </table:table-cell>
          <table:table-cell office:value-type="float" office:value="-78.1928939819336" calcext:value-type="float">
            <text:p>-78,1928939819336</text:p>
          </table:table-cell>
          <table:table-cell office:value-type="float" office:value="-78.2593460083008" calcext:value-type="float">
            <text:p>-78,2593460083008</text:p>
          </table:table-cell>
          <table:table-cell office:value-type="float" office:value="-78.1954956054688" calcext:value-type="float">
            <text:p>-78,1954956054688</text:p>
          </table:table-cell>
          <table:table-cell office:value-type="float" office:value="-78.2488861083984" calcext:value-type="float">
            <text:p>-78,2488861083984</text:p>
          </table:table-cell>
          <table:table-cell office:value-type="float" office:value="-78.3503189086914" calcext:value-type="float">
            <text:p>-78,3503189086914</text:p>
          </table:table-cell>
          <table:table-cell office:value-type="float" office:value="-78.3257751464844" calcext:value-type="float">
            <text:p>-78,3257751464844</text:p>
          </table:table-cell>
          <table:table-cell office:value-type="float" office:value="-78.3450317382813" calcext:value-type="float">
            <text:p>-78,3450317382813</text:p>
          </table:table-cell>
          <table:table-cell office:value-type="float" office:value="-78.4634017944336" calcext:value-type="float">
            <text:p>-78,4634017944336</text:p>
          </table:table-cell>
          <table:table-cell office:value-type="float" office:value="-78.3616943359375" calcext:value-type="float">
            <text:p>-78,3616943359375</text:p>
          </table:table-cell>
          <table:table-cell office:value-type="float" office:value="-78.5093078613281" calcext:value-type="float">
            <text:p>-78,5093078613281</text:p>
          </table:table-cell>
          <table:table-cell office:value-type="float" office:value="-78.4502868652344" calcext:value-type="float">
            <text:p>-78,4502868652344</text:p>
          </table:table-cell>
          <table:table-cell office:value-type="float" office:value="-78.3807678222656" calcext:value-type="float">
            <text:p>-78,3807678222656</text:p>
          </table:table-cell>
          <table:table-cell office:value-type="float" office:value="-78.3563995361328" calcext:value-type="float">
            <text:p>-78,3563995361328</text:p>
          </table:table-cell>
          <table:table-cell office:value-type="float" office:value="-78.4433364868164" calcext:value-type="float">
            <text:p>-78,4433364868164</text:p>
          </table:table-cell>
          <table:table-cell office:value-type="float" office:value="-78.4187927246094" calcext:value-type="float">
            <text:p>-78,4187927246094</text:p>
          </table:table-cell>
          <table:table-cell office:value-type="float" office:value="-78.3365859985352" calcext:value-type="float">
            <text:p>-78,3365859985352</text:p>
          </table:table-cell>
          <table:table-cell office:value-type="float" office:value="-78.3590545654297" calcext:value-type="float">
            <text:p>-78,3590545654297</text:p>
          </table:table-cell>
          <table:table-cell office:value-type="float" office:value="-78.2913131713867" calcext:value-type="float">
            <text:p>-78,2913131713867</text:p>
          </table:table-cell>
          <table:table-cell office:value-type="float" office:value="-78.2711181640625" calcext:value-type="float">
            <text:p>-78,2711181640625</text:p>
          </table:table-cell>
          <table:table-cell office:value-type="float" office:value="-78.3821029663086" calcext:value-type="float">
            <text:p>-78,3821029663086</text:p>
          </table:table-cell>
          <table:table-cell office:value-type="float" office:value="-78.4784088134766" calcext:value-type="float">
            <text:p>-78,4784088134766</text:p>
          </table:table-cell>
          <table:table-cell office:value-type="float" office:value="-78.4427947998047" calcext:value-type="float">
            <text:p>-78,4427947998047</text:p>
          </table:table-cell>
          <table:table-cell office:value-type="float" office:value="-78.5681915283203" calcext:value-type="float">
            <text:p>-78,5681915283203</text:p>
          </table:table-cell>
          <table:table-cell office:value-type="float" office:value="-78.4345245361328" calcext:value-type="float">
            <text:p>-78,4345245361328</text:p>
          </table:table-cell>
          <table:table-cell office:value-type="float" office:value="-78.3120727539063" calcext:value-type="float">
            <text:p>-78,3120727539063</text:p>
          </table:table-cell>
          <table:table-cell office:value-type="float" office:value="-78.4746475219727" calcext:value-type="float">
            <text:p>-78,4746475219727</text:p>
          </table:table-cell>
          <table:table-cell office:value-type="float" office:value="-78.4174575805664" calcext:value-type="float">
            <text:p>-78,4174575805664</text:p>
          </table:table-cell>
          <table:table-cell office:value-type="float" office:value="-78.3270950317383" calcext:value-type="float">
            <text:p>-78,3270950317383</text:p>
          </table:table-cell>
          <table:table-cell office:value-type="float" office:value="-78.2871170043945" calcext:value-type="float">
            <text:p>-78,2871170043945</text:p>
          </table:table-cell>
          <table:table-cell office:value-type="float" office:value="-78.4703674316406" calcext:value-type="float">
            <text:p>-78,4703674316406</text:p>
          </table:table-cell>
          <table:table-cell office:value-type="float" office:value="-78.2666702270508" calcext:value-type="float">
            <text:p>-78,2666702270508</text:p>
          </table:table-cell>
          <table:table-cell office:value-type="float" office:value="-78.4676818847656" calcext:value-type="float">
            <text:p>-78,4676818847656</text:p>
          </table:table-cell>
          <table:table-cell office:value-type="float" office:value="-78.4270477294922" calcext:value-type="float">
            <text:p>-78,4270477294922</text:p>
          </table:table-cell>
          <table:table-cell office:value-type="float" office:value="-78.4430694580078" calcext:value-type="float">
            <text:p>-78,4430694580078</text:p>
          </table:table-cell>
          <table:table-cell office:value-type="float" office:value="-78.2823944091797" calcext:value-type="float">
            <text:p>-78,2823944091797</text:p>
          </table:table-cell>
          <table:table-cell office:value-type="float" office:value="-78.3323669433594" calcext:value-type="float">
            <text:p>-78,3323669433594</text:p>
          </table:table-cell>
          <table:table-cell office:value-type="float" office:value="-78.3292083740234" calcext:value-type="float">
            <text:p>-78,3292083740234</text:p>
          </table:table-cell>
          <table:table-cell office:value-type="float" office:value="-78.3767929077148" calcext:value-type="float">
            <text:p>-78,3767929077148</text:p>
          </table:table-cell>
          <table:table-cell office:value-type="float" office:value="-78.2525405883789" calcext:value-type="float">
            <text:p>-78,2525405883789</text:p>
          </table:table-cell>
          <table:table-cell office:value-type="float" office:value="-78.339225769043" calcext:value-type="float">
            <text:p>-78,339225769043</text:p>
          </table:table-cell>
          <table:table-cell office:value-type="float" office:value="-78.3302536010742" calcext:value-type="float">
            <text:p>-78,3302536010742</text:p>
          </table:table-cell>
          <table:table-cell office:value-type="float" office:value="-78.2724304199219" calcext:value-type="float">
            <text:p>-78,2724304199219</text:p>
          </table:table-cell>
          <table:table-cell office:value-type="float" office:value="-78.31787109375" calcext:value-type="float">
            <text:p>-78,31787109375</text:p>
          </table:table-cell>
          <table:table-cell office:value-type="float" office:value="-78.2779312133789" calcext:value-type="float">
            <text:p>-78,2779312133789</text:p>
          </table:table-cell>
          <table:table-cell office:value-type="float" office:value="-78.3131332397461" calcext:value-type="float">
            <text:p>-78,3131332397461</text:p>
          </table:table-cell>
          <table:table-cell office:value-type="float" office:value="-78.3935165405273" calcext:value-type="float">
            <text:p>-78,3935165405273</text:p>
          </table:table-cell>
          <table:table-cell office:value-type="float" office:value="-78.3911209106445" calcext:value-type="float">
            <text:p>-78,3911209106445</text:p>
          </table:table-cell>
          <table:table-cell office:value-type="float" office:value="-78.36328125" calcext:value-type="float">
            <text:p>-78,36328125</text:p>
          </table:table-cell>
          <table:table-cell office:value-type="float" office:value="-78.3062896728516" calcext:value-type="float">
            <text:p>-78,3062896728516</text:p>
          </table:table-cell>
          <table:table-cell office:value-type="float" office:value="-78.2703323364258" calcext:value-type="float">
            <text:p>-78,2703323364258</text:p>
          </table:table-cell>
          <table:table-cell office:value-type="float" office:value="-78.3097152709961" calcext:value-type="float">
            <text:p>-78,3097152709961</text:p>
          </table:table-cell>
          <table:table-cell office:value-type="float" office:value="-78.6269378662109" calcext:value-type="float">
            <text:p>-78,6269378662109</text:p>
          </table:table-cell>
          <table:table-cell office:value-type="float" office:value="-78.7622528076172" calcext:value-type="float">
            <text:p>-78,7622528076172</text:p>
          </table:table-cell>
          <table:table-cell office:value-type="float" office:value="-78.6781234741211" calcext:value-type="float">
            <text:p>-78,6781234741211</text:p>
          </table:table-cell>
          <table:table-cell office:value-type="float" office:value="-78.7141571044922" calcext:value-type="float">
            <text:p>-78,7141571044922</text:p>
          </table:table-cell>
          <table:table-cell office:value-type="float" office:value="-78.5928955078125" calcext:value-type="float">
            <text:p>-78,5928955078125</text:p>
          </table:table-cell>
          <table:table-cell office:value-type="float" office:value="-78.6244888305664" calcext:value-type="float">
            <text:p>-78,6244888305664</text:p>
          </table:table-cell>
          <table:table-cell office:value-type="float" office:value="-78.7475738525391" calcext:value-type="float">
            <text:p>-78,7475738525391</text:p>
          </table:table-cell>
          <table:table-cell office:value-type="float" office:value="-78.7919540405273" calcext:value-type="float">
            <text:p>-78,7919540405273</text:p>
          </table:table-cell>
          <table:table-cell office:value-type="float" office:value="-78.7863998413086" calcext:value-type="float">
            <text:p>-78,7863998413086</text:p>
          </table:table-cell>
          <table:table-cell office:value-type="float" office:value="-78.7315368652344" calcext:value-type="float">
            <text:p>-78,7315368652344</text:p>
          </table:table-cell>
          <table:table-cell office:value-type="float" office:value="-78.7158050537109" calcext:value-type="float">
            <text:p>-78,7158050537109</text:p>
          </table:table-cell>
          <table:table-cell office:value-type="float" office:value="-78.7569808959961" calcext:value-type="float">
            <text:p>-78,7569808959961</text:p>
          </table:table-cell>
          <table:table-cell office:value-type="float" office:value="-78.9245071411133" calcext:value-type="float">
            <text:p>-78,9245071411133</text:p>
          </table:table-cell>
          <table:table-cell office:value-type="float" office:value="-78.8390884399414" calcext:value-type="float">
            <text:p>-78,8390884399414</text:p>
          </table:table-cell>
          <table:table-cell office:value-type="float" office:value="-78.8220443725586" calcext:value-type="float">
            <text:p>-78,8220443725586</text:p>
          </table:table-cell>
          <table:table-cell office:value-type="float" office:value="-78.7403793334961" calcext:value-type="float">
            <text:p>-78,7403793334961</text:p>
          </table:table-cell>
          <table:table-cell office:value-type="float" office:value="-78.7130584716797" calcext:value-type="float">
            <text:p>-78,7130584716797</text:p>
          </table:table-cell>
          <table:table-cell office:value-type="float" office:value="-78.6786727905273" calcext:value-type="float">
            <text:p>-78,6786727905273</text:p>
          </table:table-cell>
          <table:table-cell office:value-type="float" office:value="-78.7158050537109" calcext:value-type="float">
            <text:p>-78,7158050537109</text:p>
          </table:table-cell>
          <table:table-cell office:value-type="float" office:value="-78.795295715332" calcext:value-type="float">
            <text:p>-78,795295715332</text:p>
          </table:table-cell>
          <table:table-cell office:value-type="float" office:value="-78.7166366577148" calcext:value-type="float">
            <text:p>-78,7166366577148</text:p>
          </table:table-cell>
          <table:table-cell office:value-type="float" office:value="-78.7689056396484" calcext:value-type="float">
            <text:p>-78,7689056396484</text:p>
          </table:table-cell>
          <table:table-cell office:value-type="float" office:value="-78.6247634887695" calcext:value-type="float">
            <text:p>-78,6247634887695</text:p>
          </table:table-cell>
          <table:table-cell office:value-type="float" office:value="-78.7719497680664" calcext:value-type="float">
            <text:p>-78,7719497680664</text:p>
          </table:table-cell>
          <table:table-cell office:value-type="float" office:value="-78.8125610351563" calcext:value-type="float">
            <text:p>-78,8125610351563</text:p>
          </table:table-cell>
          <table:table-cell office:value-type="float" office:value="-78.8654098510742" calcext:value-type="float">
            <text:p>-78,8654098510742</text:p>
          </table:table-cell>
          <table:table-cell office:value-type="float" office:value="-78.6108551025391" calcext:value-type="float">
            <text:p>-78,6108551025391</text:p>
          </table:table-cell>
          <table:table-cell office:value-type="float" office:value="-78.5200805664063" calcext:value-type="float">
            <text:p>-78,5200805664063</text:p>
          </table:table-cell>
          <table:table-cell office:value-type="float" office:value="-78.5948028564453" calcext:value-type="float">
            <text:p>-78,5948028564453</text:p>
          </table:table-cell>
          <table:table-cell office:value-type="float" office:value="-78.7528305053711" calcext:value-type="float">
            <text:p>-78,7528305053711</text:p>
          </table:table-cell>
          <table:table-cell office:value-type="float" office:value="-78.5755157470703" calcext:value-type="float">
            <text:p>-78,5755157470703</text:p>
          </table:table-cell>
          <table:table-cell office:value-type="float" office:value="-78.7202224731445" calcext:value-type="float">
            <text:p>-78,7202224731445</text:p>
          </table:table-cell>
          <table:table-cell office:value-type="float" office:value="-78.6962585449219" calcext:value-type="float">
            <text:p>-78,6962585449219</text:p>
          </table:table-cell>
          <table:table-cell office:value-type="float" office:value="-78.6515350341797" calcext:value-type="float">
            <text:p>-78,6515350341797</text:p>
          </table:table-cell>
          <table:table-cell office:value-type="float" office:value="-78.6981811523438" calcext:value-type="float">
            <text:p>-78,6981811523438</text:p>
          </table:table-cell>
          <table:table-cell office:value-type="float" office:value="-78.6649551391602" calcext:value-type="float">
            <text:p>-78,6649551391602</text:p>
          </table:table-cell>
          <table:table-cell office:value-type="float" office:value="-78.7072677612305" calcext:value-type="float">
            <text:p>-78,7072677612305</text:p>
          </table:table-cell>
          <table:table-cell office:value-type="float" office:value="-78.6086730957031" calcext:value-type="float">
            <text:p>-78,6086730957031</text:p>
          </table:table-cell>
          <table:table-cell office:value-type="float" office:value="-78.7403793334961" calcext:value-type="float">
            <text:p>-78,7403793334961</text:p>
          </table:table-cell>
          <table:table-cell office:value-type="float" office:value="-78.7628021240234" calcext:value-type="float">
            <text:p>-78,7628021240234</text:p>
          </table:table-cell>
          <table:table-cell office:value-type="float" office:value="-78.7713928222656" calcext:value-type="float">
            <text:p>-78,7713928222656</text:p>
          </table:table-cell>
          <table:table-cell office:value-type="float" office:value="-78.7550430297852" calcext:value-type="float">
            <text:p>-78,7550430297852</text:p>
          </table:table-cell>
          <table:table-cell office:value-type="float" office:value="-78.6389617919922" calcext:value-type="float">
            <text:p>-78,6389617919922</text:p>
          </table:table-cell>
          <table:table-cell office:value-type="float" office:value="-78.7182922363281" calcext:value-type="float">
            <text:p>-78,7182922363281</text:p>
          </table:table-cell>
          <table:table-cell office:value-type="float" office:value="-78.6392288208008" calcext:value-type="float">
            <text:p>-78,6392288208008</text:p>
          </table:table-cell>
          <table:table-cell office:value-type="float" office:value="-78.7398300170898" calcext:value-type="float">
            <text:p>-78,7398300170898</text:p>
          </table:table-cell>
          <table:table-cell office:value-type="float" office:value="-78.6893768310547" calcext:value-type="float">
            <text:p>-78,6893768310547</text:p>
          </table:table-cell>
          <table:table-cell office:value-type="float" office:value="-78.7400970458984" calcext:value-type="float">
            <text:p>-78,7400970458984</text:p>
          </table:table-cell>
          <table:table-cell office:value-type="float" office:value="-78.7406539916992" calcext:value-type="float">
            <text:p>-78,7406539916992</text:p>
          </table:table-cell>
          <table:table-cell office:value-type="float" office:value="-78.8741073608398" calcext:value-type="float">
            <text:p>-78,8741073608398</text:p>
          </table:table-cell>
          <table:table-cell office:value-type="float" office:value="-78.6962585449219" calcext:value-type="float">
            <text:p>-78,6962585449219</text:p>
          </table:table-cell>
          <table:table-cell office:value-type="float" office:value="-78.8206481933594" calcext:value-type="float">
            <text:p>-78,8206481933594</text:p>
          </table:table-cell>
          <table:table-cell office:value-type="float" office:value="-78.8262329101563" calcext:value-type="float">
            <text:p>-78,8262329101563</text:p>
          </table:table-cell>
          <table:table-cell office:value-type="float" office:value="-78.9327087402344" calcext:value-type="float">
            <text:p>-78,9327087402344</text:p>
          </table:table-cell>
          <table:table-cell office:value-type="float" office:value="-78.7414855957031" calcext:value-type="float">
            <text:p>-78,7414855957031</text:p>
          </table:table-cell>
          <table:table-cell office:value-type="float" office:value="-78.7191162109375" calcext:value-type="float">
            <text:p>-78,7191162109375</text:p>
          </table:table-cell>
          <table:table-cell office:value-type="float" office:value="-78.7664108276367" calcext:value-type="float">
            <text:p>-78,7664108276367</text:p>
          </table:table-cell>
          <table:table-cell office:value-type="float" office:value="-78.7555999755859" calcext:value-type="float">
            <text:p>-78,7555999755859</text:p>
          </table:table-cell>
          <table:table-cell office:value-type="float" office:value="-78.7412109375" calcext:value-type="float">
            <text:p>-78,7412109375</text:p>
          </table:table-cell>
          <table:table-cell office:value-type="float" office:value="-78.7553176879883" calcext:value-type="float">
            <text:p>-78,7553176879883</text:p>
          </table:table-cell>
          <table:table-cell office:value-type="float" office:value="-78.6070404052734" calcext:value-type="float">
            <text:p>-78,6070404052734</text:p>
          </table:table-cell>
          <table:table-cell office:value-type="float" office:value="-78.792236328125" calcext:value-type="float">
            <text:p>-78,792236328125</text:p>
          </table:table-cell>
          <table:table-cell office:value-type="float" office:value="-78.6266632080078" calcext:value-type="float">
            <text:p>-78,6266632080078</text:p>
          </table:table-cell>
          <table:table-cell office:value-type="float" office:value="-78.5934371948242" calcext:value-type="float">
            <text:p>-78,5934371948242</text:p>
          </table:table-cell>
          <table:table-cell office:value-type="float" office:value="-78.5703659057617" calcext:value-type="float">
            <text:p>-78,5703659057617</text:p>
          </table:table-cell>
          <table:table-cell office:value-type="float" office:value="-79.4114837646484" calcext:value-type="float">
            <text:p>-79,4114837646484</text:p>
          </table:table-cell>
          <table:table-cell office:value-type="float" office:value="-79.5837249755859" calcext:value-type="float">
            <text:p>-79,5837249755859</text:p>
          </table:table-cell>
          <table:table-cell office:value-type="float" office:value="-79.6035537719727" calcext:value-type="float">
            <text:p>-79,6035537719727</text:p>
          </table:table-cell>
          <table:table-cell office:value-type="float" office:value="-79.5460357666016" calcext:value-type="float">
            <text:p>-79,5460357666016</text:p>
          </table:table-cell>
          <table:table-cell office:value-type="float" office:value="-79.6916351318359" calcext:value-type="float">
            <text:p>-79,6916351318359</text:p>
          </table:table-cell>
          <table:table-cell office:value-type="float" office:value="-79.5803833007813" calcext:value-type="float">
            <text:p>-79,5803833007813</text:p>
          </table:table-cell>
          <table:table-cell office:value-type="float" office:value="-79.5214996337891" calcext:value-type="float">
            <text:p>-79,5214996337891</text:p>
          </table:table-cell>
          <table:table-cell office:value-type="float" office:value="-79.7554168701172" calcext:value-type="float">
            <text:p>-79,7554168701172</text:p>
          </table:table-cell>
          <table:table-cell office:value-type="float" office:value="-79.6688385009766" calcext:value-type="float">
            <text:p>-79,6688385009766</text:p>
          </table:table-cell>
          <table:table-cell office:value-type="float" office:value="-79.5727691650391" calcext:value-type="float">
            <text:p>-79,5727691650391</text:p>
          </table:table-cell>
          <table:table-cell office:value-type="float" office:value="-79.6084442138672" calcext:value-type="float">
            <text:p>-79,6084442138672</text:p>
          </table:table-cell>
          <table:table-cell office:value-type="float" office:value="-79.5290603637695" calcext:value-type="float">
            <text:p>-79,5290603637695</text:p>
          </table:table-cell>
          <table:table-cell office:value-type="float" office:value="-79.6008071899414" calcext:value-type="float">
            <text:p>-79,6008071899414</text:p>
          </table:table-cell>
          <table:table-cell office:value-type="float" office:value="-79.6830062866211" calcext:value-type="float">
            <text:p>-79,6830062866211</text:p>
          </table:table-cell>
          <table:table-cell office:value-type="float" office:value="-79.6121063232422" calcext:value-type="float">
            <text:p>-79,6121063232422</text:p>
          </table:table-cell>
          <table:table-cell office:value-type="float" office:value="-79.5387573242188" calcext:value-type="float">
            <text:p>-79,5387573242188</text:p>
          </table:table-cell>
          <table:table-cell office:value-type="float" office:value="-79.6163864135742" calcext:value-type="float">
            <text:p>-79,6163864135742</text:p>
          </table:table-cell>
          <table:table-cell office:value-type="float" office:value="-79.5855560302734" calcext:value-type="float">
            <text:p>-79,5855560302734</text:p>
          </table:table-cell>
          <table:table-cell office:value-type="float" office:value="-79.6953353881836" calcext:value-type="float">
            <text:p>-79,6953353881836</text:p>
          </table:table-cell>
          <table:table-cell office:value-type="float" office:value="-79.6620712280273" calcext:value-type="float">
            <text:p>-79,6620712280273</text:p>
          </table:table-cell>
          <table:table-cell office:value-type="float" office:value="-79.7002716064453" calcext:value-type="float">
            <text:p>-79,7002716064453</text:p>
          </table:table-cell>
          <table:table-cell office:value-type="float" office:value="-79.7737655639648" calcext:value-type="float">
            <text:p>-79,7737655639648</text:p>
          </table:table-cell>
          <table:table-cell office:value-type="float" office:value="-79.7281188964844" calcext:value-type="float">
            <text:p>-79,7281188964844</text:p>
          </table:table-cell>
          <table:table-cell office:value-type="float" office:value="-79.7265701293945" calcext:value-type="float">
            <text:p>-79,7265701293945</text:p>
          </table:table-cell>
          <table:table-cell office:value-type="float" office:value="-79.7151107788086" calcext:value-type="float">
            <text:p>-79,7151107788086</text:p>
          </table:table-cell>
          <table:table-cell office:value-type="float" office:value="-79.864860534668" calcext:value-type="float">
            <text:p>-79,864860534668</text:p>
          </table:table-cell>
          <table:table-cell office:value-type="float" office:value="-79.8112182617188" calcext:value-type="float">
            <text:p>-79,8112182617188</text:p>
          </table:table-cell>
          <table:table-cell office:value-type="float" office:value="-79.7110900878906" calcext:value-type="float">
            <text:p>-79,7110900878906</text:p>
          </table:table-cell>
          <table:table-cell office:value-type="float" office:value="-79.8168487548828" calcext:value-type="float">
            <text:p>-79,8168487548828</text:p>
          </table:table-cell>
          <table:table-cell office:value-type="float" office:value="-79.5739822387695" calcext:value-type="float">
            <text:p>-79,5739822387695</text:p>
          </table:table-cell>
          <table:table-cell office:value-type="float" office:value="-79.6427307128906" calcext:value-type="float">
            <text:p>-79,6427307128906</text:p>
          </table:table-cell>
          <table:table-cell office:value-type="float" office:value="-79.6240310668945" calcext:value-type="float">
            <text:p>-79,6240310668945</text:p>
          </table:table-cell>
          <table:table-cell office:value-type="float" office:value="-79.7185134887695" calcext:value-type="float">
            <text:p>-79,7185134887695</text:p>
          </table:table-cell>
          <table:table-cell office:value-type="float" office:value="-79.6402740478516" calcext:value-type="float">
            <text:p>-79,6402740478516</text:p>
          </table:table-cell>
          <table:table-cell office:value-type="float" office:value="-79.6292419433594" calcext:value-type="float">
            <text:p>-79,6292419433594</text:p>
          </table:table-cell>
          <table:table-cell office:value-type="float" office:value="-79.6093521118164" calcext:value-type="float">
            <text:p>-79,6093521118164</text:p>
          </table:table-cell>
          <table:table-cell office:value-type="float" office:value="-79.5045776367188" calcext:value-type="float">
            <text:p>-79,5045776367188</text:p>
          </table:table-cell>
          <table:table-cell office:value-type="float" office:value="-79.6102752685547" calcext:value-type="float">
            <text:p>-79,6102752685547</text:p>
          </table:table-cell>
          <table:table-cell office:value-type="float" office:value="-79.6993560791016" calcext:value-type="float">
            <text:p>-79,6993560791016</text:p>
          </table:table-cell>
          <table:table-cell office:value-type="float" office:value="-79.8456954956055" calcext:value-type="float">
            <text:p>-79,8456954956055</text:p>
          </table:table-cell>
          <table:table-cell office:value-type="float" office:value="-79.5977554321289" calcext:value-type="float">
            <text:p>-79,5977554321289</text:p>
          </table:table-cell>
          <table:table-cell office:value-type="float" office:value="-79.8478851318359" calcext:value-type="float">
            <text:p>-79,8478851318359</text:p>
          </table:table-cell>
          <table:table-cell office:value-type="float" office:value="-79.6365966796875" calcext:value-type="float">
            <text:p>-79,6365966796875</text:p>
          </table:table-cell>
          <table:table-cell office:value-type="float" office:value="-79.5060882568359" calcext:value-type="float">
            <text:p>-79,5060882568359</text:p>
          </table:table-cell>
          <table:table-cell office:value-type="float" office:value="-79.7012023925781" calcext:value-type="float">
            <text:p>-79,7012023925781</text:p>
          </table:table-cell>
          <table:table-cell office:value-type="float" office:value="-79.6522369384766" calcext:value-type="float">
            <text:p>-79,6522369384766</text:p>
          </table:table-cell>
          <table:table-cell office:value-type="float" office:value="-79.5739822387695" calcext:value-type="float">
            <text:p>-79,5739822387695</text:p>
          </table:table-cell>
          <table:table-cell office:value-type="float" office:value="-79.5636444091797" calcext:value-type="float">
            <text:p>-79,5636444091797</text:p>
          </table:table-cell>
          <table:table-cell office:value-type="float" office:value="-79.5867767333984" calcext:value-type="float">
            <text:p>-79,5867767333984</text:p>
          </table:table-cell>
          <table:table-cell office:value-type="float" office:value="-79.5879898071289" calcext:value-type="float">
            <text:p>-79,5879898071289</text:p>
          </table:table-cell>
          <table:table-cell office:value-type="float" office:value="-79.6099700927734" calcext:value-type="float">
            <text:p>-79,6099700927734</text:p>
          </table:table-cell>
          <table:table-cell office:value-type="float" office:value="-79.6608428955078" calcext:value-type="float">
            <text:p>-79,6608428955078</text:p>
          </table:table-cell>
          <table:table-cell office:value-type="float" office:value="-79.7765731811523" calcext:value-type="float">
            <text:p>-79,7765731811523</text:p>
          </table:table-cell>
          <table:table-cell office:value-type="float" office:value="-79.8328170776367" calcext:value-type="float">
            <text:p>-79,8328170776367</text:p>
          </table:table-cell>
          <table:table-cell office:value-type="float" office:value="-79.7015151977539" calcext:value-type="float">
            <text:p>-79,7015151977539</text:p>
          </table:table-cell>
          <table:table-cell office:value-type="float" office:value="-79.673454284668" calcext:value-type="float">
            <text:p>-79,673454284668</text:p>
          </table:table-cell>
          <table:table-cell office:value-type="float" office:value="-79.5779418945313" calcext:value-type="float">
            <text:p>-79,5779418945313</text:p>
          </table:table-cell>
          <table:table-cell office:value-type="float" office:value="-79.5916519165039" calcext:value-type="float">
            <text:p>-79,5916519165039</text:p>
          </table:table-cell>
          <table:table-cell office:value-type="float" office:value="-79.6620712280273" calcext:value-type="float">
            <text:p>-79,6620712280273</text:p>
          </table:table-cell>
          <table:table-cell office:value-type="float" office:value="-79.7265701293945" calcext:value-type="float">
            <text:p>-79,7265701293945</text:p>
          </table:table-cell>
          <table:table-cell office:value-type="float" office:value="-79.738655090332" calcext:value-type="float">
            <text:p>-79,738655090332</text:p>
          </table:table-cell>
          <table:table-cell office:value-type="float" office:value="-79.6206741333008" calcext:value-type="float">
            <text:p>-79,6206741333008</text:p>
          </table:table-cell>
          <table:table-cell office:value-type="float" office:value="-79.656852722168" calcext:value-type="float">
            <text:p>-79,656852722168</text:p>
          </table:table-cell>
          <table:table-cell office:value-type="float" office:value="-79.7436141967773" calcext:value-type="float">
            <text:p>-79,7436141967773</text:p>
          </table:table-cell>
          <table:table-cell office:value-type="float" office:value="-79.6626892089844" calcext:value-type="float">
            <text:p>-79,6626892089844</text:p>
          </table:table-cell>
          <table:table-cell office:value-type="float" office:value="-79.274284362793" calcext:value-type="float">
            <text:p>-79,274284362793</text:p>
          </table:table-cell>
          <table:table-cell office:value-type="float" office:value="-79.4228439331055" calcext:value-type="float">
            <text:p>-79,4228439331055</text:p>
          </table:table-cell>
          <table:table-cell office:value-type="float" office:value="-79.4040222167969" calcext:value-type="float">
            <text:p>-79,4040222167969</text:p>
          </table:table-cell>
          <table:table-cell office:value-type="float" office:value="-79.2860565185547" calcext:value-type="float">
            <text:p>-79,2860565185547</text:p>
          </table:table-cell>
          <table:table-cell office:value-type="float" office:value="-79.4482955932617" calcext:value-type="float">
            <text:p>-79,4482955932617</text:p>
          </table:table-cell>
          <table:table-cell office:value-type="float" office:value="-79.2104263305664" calcext:value-type="float">
            <text:p>-79,2104263305664</text:p>
          </table:table-cell>
          <table:table-cell office:value-type="float" office:value="-79.2317581176758" calcext:value-type="float">
            <text:p>-79,2317581176758</text:p>
          </table:table-cell>
          <table:table-cell office:value-type="float" office:value="-79.2159805297852" calcext:value-type="float">
            <text:p>-79,2159805297852</text:p>
          </table:table-cell>
          <table:table-cell office:value-type="float" office:value="-79.2405395507813" calcext:value-type="float">
            <text:p>-79,2405395507813</text:p>
          </table:table-cell>
          <table:table-cell office:value-type="float" office:value="-79.2604751586914" calcext:value-type="float">
            <text:p>-79,2604751586914</text:p>
          </table:table-cell>
          <table:table-cell office:value-type="float" office:value="-79.2487487792969" calcext:value-type="float">
            <text:p>-79,2487487792969</text:p>
          </table:table-cell>
          <table:table-cell office:value-type="float" office:value="-79.2472839355469" calcext:value-type="float">
            <text:p>-79,2472839355469</text:p>
          </table:table-cell>
          <table:table-cell office:value-type="float" office:value="-79.2449417114258" calcext:value-type="float">
            <text:p>-79,2449417114258</text:p>
          </table:table-cell>
          <table:table-cell office:value-type="float" office:value="-79.1946792602539" calcext:value-type="float">
            <text:p>-79,1946792602539</text:p>
          </table:table-cell>
          <table:table-cell office:value-type="float" office:value="-79.2819366455078" calcext:value-type="float">
            <text:p>-79,2819366455078</text:p>
          </table:table-cell>
          <table:table-cell office:value-type="float" office:value="-79.1955642700195" calcext:value-type="float">
            <text:p>-79,1955642700195</text:p>
          </table:table-cell>
          <table:table-cell office:value-type="float" office:value="-79.2751617431641" calcext:value-type="float">
            <text:p>-79,2751617431641</text:p>
          </table:table-cell>
          <table:table-cell office:value-type="float" office:value="-79.2104263305664" calcext:value-type="float">
            <text:p>-79,2104263305664</text:p>
          </table:table-cell>
          <table:table-cell office:value-type="float" office:value="-79.3010864257813" calcext:value-type="float">
            <text:p>-79,3010864257813</text:p>
          </table:table-cell>
          <table:table-cell office:value-type="float" office:value="-79.2507934570313" calcext:value-type="float">
            <text:p>-79,2507934570313</text:p>
          </table:table-cell>
          <table:table-cell office:value-type="float" office:value="-79.0875625610352" calcext:value-type="float">
            <text:p>-79,0875625610352</text:p>
          </table:table-cell>
          <table:table-cell office:value-type="float" office:value="-79.0982131958008" calcext:value-type="float">
            <text:p>-79,0982131958008</text:p>
          </table:table-cell>
          <table:table-cell office:value-type="float" office:value="-79.0927429199219" calcext:value-type="float">
            <text:p>-79,0927429199219</text:p>
          </table:table-cell>
          <table:table-cell office:value-type="float" office:value="-79.1048431396484" calcext:value-type="float">
            <text:p>-79,1048431396484</text:p>
          </table:table-cell>
          <table:table-cell office:value-type="float" office:value="-79.159797668457" calcext:value-type="float">
            <text:p>-79,159797668457</text:p>
          </table:table-cell>
          <table:table-cell office:value-type="float" office:value="-79.2139358520508" calcext:value-type="float">
            <text:p>-79,2139358520508</text:p>
          </table:table-cell>
          <table:table-cell office:value-type="float" office:value="-79.2813415527344" calcext:value-type="float">
            <text:p>-79,2813415527344</text:p>
          </table:table-cell>
          <table:table-cell office:value-type="float" office:value="-79.2522583007813" calcext:value-type="float">
            <text:p>-79,2522583007813</text:p>
          </table:table-cell>
          <table:table-cell office:value-type="float" office:value="-79.3424682617188" calcext:value-type="float">
            <text:p>-79,3424682617188</text:p>
          </table:table-cell>
          <table:table-cell office:value-type="float" office:value="-79.274284362793" calcext:value-type="float">
            <text:p>-79,274284362793</text:p>
          </table:table-cell>
          <table:table-cell office:value-type="float" office:value="-79.2034301757813" calcext:value-type="float">
            <text:p>-79,2034301757813</text:p>
          </table:table-cell>
          <table:table-cell office:value-type="float" office:value="-79.2640075683594" calcext:value-type="float">
            <text:p>-79,2640075683594</text:p>
          </table:table-cell>
          <table:table-cell office:value-type="float" office:value="-79.2716445922852" calcext:value-type="float">
            <text:p>-79,2716445922852</text:p>
          </table:table-cell>
          <table:table-cell office:value-type="float" office:value="-79.1984786987305" calcext:value-type="float">
            <text:p>-79,1984786987305</text:p>
          </table:table-cell>
          <table:table-cell office:value-type="float" office:value="-79.1967315673828" calcext:value-type="float">
            <text:p>-79,1967315673828</text:p>
          </table:table-cell>
          <table:table-cell office:value-type="float" office:value="-79.1981811523438" calcext:value-type="float">
            <text:p>-79,1981811523438</text:p>
          </table:table-cell>
          <table:table-cell office:value-type="float" office:value="-79.2554931640625" calcext:value-type="float">
            <text:p>-79,2554931640625</text:p>
          </table:table-cell>
          <table:table-cell office:value-type="float" office:value="-79.2607803344727" calcext:value-type="float">
            <text:p>-79,2607803344727</text:p>
          </table:table-cell>
          <table:table-cell office:value-type="float" office:value="-79.2226943969727" calcext:value-type="float">
            <text:p>-79,2226943969727</text:p>
          </table:table-cell>
          <table:table-cell table:number-columns-repeated="15360"/>
        </table:table-row>
        <table:table-row table:style-name="ro1">
          <table:table-cell office:value-type="float" office:value="-68.6311111450195" calcext:value-type="float">
            <text:p>-68,6311111450195</text:p>
          </table:table-cell>
          <table:table-cell office:value-type="float" office:value="-68.6345596313477" calcext:value-type="float">
            <text:p>-68,6345596313477</text:p>
          </table:table-cell>
          <table:table-cell office:value-type="float" office:value="-68.6404418945313" calcext:value-type="float">
            <text:p>-68,6404418945313</text:p>
          </table:table-cell>
          <table:table-cell office:value-type="float" office:value="-68.6366348266602" calcext:value-type="float">
            <text:p>-68,6366348266602</text:p>
          </table:table-cell>
          <table:table-cell office:value-type="float" office:value="-68.6597290039063" calcext:value-type="float">
            <text:p>-68,6597290039063</text:p>
          </table:table-cell>
          <table:table-cell office:value-type="float" office:value="-68.6760330200195" calcext:value-type="float">
            <text:p>-68,6760330200195</text:p>
          </table:table-cell>
          <table:table-cell office:value-type="float" office:value="-68.6598205566406" calcext:value-type="float">
            <text:p>-68,6598205566406</text:p>
          </table:table-cell>
          <table:table-cell office:value-type="float" office:value="-68.6454544067383" calcext:value-type="float">
            <text:p>-68,6454544067383</text:p>
          </table:table-cell>
          <table:table-cell office:value-type="float" office:value="-68.6600799560547" calcext:value-type="float">
            <text:p>-68,6600799560547</text:p>
          </table:table-cell>
          <table:table-cell office:value-type="float" office:value="-68.6734313964844" calcext:value-type="float">
            <text:p>-68,6734313964844</text:p>
          </table:table-cell>
          <table:table-cell office:value-type="float" office:value="-68.7338485717773" calcext:value-type="float">
            <text:p>-68,7338485717773</text:p>
          </table:table-cell>
          <table:table-cell office:value-type="float" office:value="-68.7053298950195" calcext:value-type="float">
            <text:p>-68,7053298950195</text:p>
          </table:table-cell>
          <table:table-cell office:value-type="float" office:value="-68.6850662231445" calcext:value-type="float">
            <text:p>-68,6850662231445</text:p>
          </table:table-cell>
          <table:table-cell office:value-type="float" office:value="-68.6459732055664" calcext:value-type="float">
            <text:p>-68,6459732055664</text:p>
          </table:table-cell>
          <table:table-cell office:value-type="float" office:value="-68.6866302490234" calcext:value-type="float">
            <text:p>-68,6866302490234</text:p>
          </table:table-cell>
          <table:table-cell office:value-type="float" office:value="-68.6864547729492" calcext:value-type="float">
            <text:p>-68,6864547729492</text:p>
          </table:table-cell>
          <table:table-cell office:value-type="float" office:value="-68.6619873046875" calcext:value-type="float">
            <text:p>-68,6619873046875</text:p>
          </table:table-cell>
          <table:table-cell office:value-type="float" office:value="-68.6505584716797" calcext:value-type="float">
            <text:p>-68,6505584716797</text:p>
          </table:table-cell>
          <table:table-cell office:value-type="float" office:value="-68.7276458740234" calcext:value-type="float">
            <text:p>-68,7276458740234</text:p>
          </table:table-cell>
          <table:table-cell office:value-type="float" office:value="-68.6691818237305" calcext:value-type="float">
            <text:p>-68,6691818237305</text:p>
          </table:table-cell>
          <table:table-cell office:value-type="float" office:value="-68.6677932739258" calcext:value-type="float">
            <text:p>-68,6677932739258</text:p>
          </table:table-cell>
          <table:table-cell office:value-type="float" office:value="-68.661376953125" calcext:value-type="float">
            <text:p>-68,661376953125</text:p>
          </table:table-cell>
          <table:table-cell office:value-type="float" office:value="-68.688362121582" calcext:value-type="float">
            <text:p>-68,688362121582</text:p>
          </table:table-cell>
          <table:table-cell office:value-type="float" office:value="-68.6362915039063" calcext:value-type="float">
            <text:p>-68,6362915039063</text:p>
          </table:table-cell>
          <table:table-cell office:value-type="float" office:value="-68.6648406982422" calcext:value-type="float">
            <text:p>-68,6648406982422</text:p>
          </table:table-cell>
          <table:table-cell office:value-type="float" office:value="-68.6365509033203" calcext:value-type="float">
            <text:p>-68,6365509033203</text:p>
          </table:table-cell>
          <table:table-cell office:value-type="float" office:value="-68.6795883178711" calcext:value-type="float">
            <text:p>-68,6795883178711</text:p>
          </table:table-cell>
          <table:table-cell office:value-type="float" office:value="-68.6707382202148" calcext:value-type="float">
            <text:p>-68,6707382202148</text:p>
          </table:table-cell>
          <table:table-cell office:value-type="float" office:value="-68.6460571289063" calcext:value-type="float">
            <text:p>-68,6460571289063</text:p>
          </table:table-cell>
          <table:table-cell office:value-type="float" office:value="-68.6541900634766" calcext:value-type="float">
            <text:p>-68,6541900634766</text:p>
          </table:table-cell>
          <table:table-cell office:value-type="float" office:value="-68.6858444213867" calcext:value-type="float">
            <text:p>-68,6858444213867</text:p>
          </table:table-cell>
          <table:table-cell office:value-type="float" office:value="-68.675163269043" calcext:value-type="float">
            <text:p>-68,675163269043</text:p>
          </table:table-cell>
          <table:table-cell office:value-type="float" office:value="-68.6506423950195" calcext:value-type="float">
            <text:p>-68,6506423950195</text:p>
          </table:table-cell>
          <table:table-cell office:value-type="float" office:value="-68.6039581298828" calcext:value-type="float">
            <text:p>-68,6039581298828</text:p>
          </table:table-cell>
          <table:table-cell office:value-type="float" office:value="-68.670654296875" calcext:value-type="float">
            <text:p>-68,670654296875</text:p>
          </table:table-cell>
          <table:table-cell office:value-type="float" office:value="-68.6990585327148" calcext:value-type="float">
            <text:p>-68,6990585327148</text:p>
          </table:table-cell>
          <table:table-cell office:value-type="float" office:value="-68.6769027709961" calcext:value-type="float">
            <text:p>-68,6769027709961</text:p>
          </table:table-cell>
          <table:table-cell table:number-columns-repeated="2" office:value-type="float" office:value="-68.6198959350586" calcext:value-type="float">
            <text:p>-68,6198959350586</text:p>
          </table:table-cell>
          <table:table-cell office:value-type="float" office:value="-68.6192016601563" calcext:value-type="float">
            <text:p>-68,6192016601563</text:p>
          </table:table-cell>
          <table:table-cell office:value-type="float" office:value="-68.6345596313477" calcext:value-type="float">
            <text:p>-68,6345596313477</text:p>
          </table:table-cell>
          <table:table-cell office:value-type="float" office:value="-68.6454544067383" calcext:value-type="float">
            <text:p>-68,6454544067383</text:p>
          </table:table-cell>
          <table:table-cell office:value-type="float" office:value="-68.6726531982422" calcext:value-type="float">
            <text:p>-68,6726531982422</text:p>
          </table:table-cell>
          <table:table-cell office:value-type="float" office:value="-68.6698760986328" calcext:value-type="float">
            <text:p>-68,6698760986328</text:p>
          </table:table-cell>
          <table:table-cell office:value-type="float" office:value="-68.6743850708008" calcext:value-type="float">
            <text:p>-68,6743850708008</text:p>
          </table:table-cell>
          <table:table-cell office:value-type="float" office:value="-68.6484756469727" calcext:value-type="float">
            <text:p>-68,6484756469727</text:p>
          </table:table-cell>
          <table:table-cell office:value-type="float" office:value="-68.6789855957031" calcext:value-type="float">
            <text:p>-68,6789855957031</text:p>
          </table:table-cell>
          <table:table-cell office:value-type="float" office:value="-68.6975860595703" calcext:value-type="float">
            <text:p>-68,6975860595703</text:p>
          </table:table-cell>
          <table:table-cell office:value-type="float" office:value="-68.7049789428711" calcext:value-type="float">
            <text:p>-68,7049789428711</text:p>
          </table:table-cell>
          <table:table-cell office:value-type="float" office:value="-68.6799392700195" calcext:value-type="float">
            <text:p>-68,6799392700195</text:p>
          </table:table-cell>
          <table:table-cell office:value-type="float" office:value="-68.6721267700195" calcext:value-type="float">
            <text:p>-68,6721267700195</text:p>
          </table:table-cell>
          <table:table-cell office:value-type="float" office:value="-68.6668395996094" calcext:value-type="float">
            <text:p>-68,6668395996094</text:p>
          </table:table-cell>
          <table:table-cell office:value-type="float" office:value="-68.6401824951172" calcext:value-type="float">
            <text:p>-68,6401824951172</text:p>
          </table:table-cell>
          <table:table-cell office:value-type="float" office:value="-68.6861038208008" calcext:value-type="float">
            <text:p>-68,6861038208008</text:p>
          </table:table-cell>
          <table:table-cell office:value-type="float" office:value="-68.6310195922852" calcext:value-type="float">
            <text:p>-68,6310195922852</text:p>
          </table:table-cell>
          <table:table-cell office:value-type="float" office:value="-68.6448440551758" calcext:value-type="float">
            <text:p>-68,6448440551758</text:p>
          </table:table-cell>
          <table:table-cell office:value-type="float" office:value="-68.6587829589844" calcext:value-type="float">
            <text:p>-68,6587829589844</text:p>
          </table:table-cell>
          <table:table-cell office:value-type="float" office:value="-68.6334381103516" calcext:value-type="float">
            <text:p>-68,6334381103516</text:p>
          </table:table-cell>
          <table:table-cell office:value-type="float" office:value="-68.6330947875977" calcext:value-type="float">
            <text:p>-68,6330947875977</text:p>
          </table:table-cell>
          <table:table-cell office:value-type="float" office:value="-68.6371536254883" calcext:value-type="float">
            <text:p>-68,6371536254883</text:p>
          </table:table-cell>
          <table:table-cell office:value-type="float" office:value="-68.6427688598633" calcext:value-type="float">
            <text:p>-68,6427688598633</text:p>
          </table:table-cell>
          <table:table-cell office:value-type="float" office:value="-68.6409606933594" calcext:value-type="float">
            <text:p>-68,6409606933594</text:p>
          </table:table-cell>
          <table:table-cell office:value-type="float" office:value="-68.6121368408203" calcext:value-type="float">
            <text:p>-68,6121368408203</text:p>
          </table:table-cell>
          <table:table-cell office:value-type="float" office:value="-68.6505584716797" calcext:value-type="float">
            <text:p>-68,6505584716797</text:p>
          </table:table-cell>
          <table:table-cell office:value-type="float" office:value="-68.6621627807617" calcext:value-type="float">
            <text:p>-68,6621627807617</text:p>
          </table:table-cell>
          <table:table-cell office:value-type="float" office:value="-68.6435470581055" calcext:value-type="float">
            <text:p>-68,6435470581055</text:p>
          </table:table-cell>
          <table:table-cell office:value-type="float" office:value="-68.6467514038086" calcext:value-type="float">
            <text:p>-68,6467514038086</text:p>
          </table:table-cell>
          <table:table-cell office:value-type="float" office:value="-68.6693496704102" calcext:value-type="float">
            <text:p>-68,6693496704102</text:p>
          </table:table-cell>
          <table:table-cell office:value-type="float" office:value="-68.6655426025391" calcext:value-type="float">
            <text:p>-68,6655426025391</text:p>
          </table:table-cell>
          <table:table-cell office:value-type="float" office:value="-68.6274871826172" calcext:value-type="float">
            <text:p>-68,6274871826172</text:p>
          </table:table-cell>
          <table:table-cell office:value-type="float" office:value="-68.6514205932617" calcext:value-type="float">
            <text:p>-68,6514205932617</text:p>
          </table:table-cell>
          <table:table-cell office:value-type="float" office:value="-68.6418228149414" calcext:value-type="float">
            <text:p>-68,6418228149414</text:p>
          </table:table-cell>
          <table:table-cell office:value-type="float" office:value="-68.6335296630859" calcext:value-type="float">
            <text:p>-68,6335296630859</text:p>
          </table:table-cell>
          <table:table-cell office:value-type="float" office:value="-68.6469192504883" calcext:value-type="float">
            <text:p>-68,6469192504883</text:p>
          </table:table-cell>
          <table:table-cell office:value-type="float" office:value="-68.6222229003906" calcext:value-type="float">
            <text:p>-68,6222229003906</text:p>
          </table:table-cell>
          <table:table-cell office:value-type="float" office:value="-68.6471862792969" calcext:value-type="float">
            <text:p>-68,6471862792969</text:p>
          </table:table-cell>
          <table:table-cell office:value-type="float" office:value="-68.6516799926758" calcext:value-type="float">
            <text:p>-68,6516799926758</text:p>
          </table:table-cell>
          <table:table-cell office:value-type="float" office:value="-68.6370697021484" calcext:value-type="float">
            <text:p>-68,6370697021484</text:p>
          </table:table-cell>
          <table:table-cell office:value-type="float" office:value="-68.6534118652344" calcext:value-type="float">
            <text:p>-68,6534118652344</text:p>
          </table:table-cell>
          <table:table-cell office:value-type="float" office:value="-68.6162719726563" calcext:value-type="float">
            <text:p>-68,6162719726563</text:p>
          </table:table-cell>
          <table:table-cell office:value-type="float" office:value="-68.6326599121094" calcext:value-type="float">
            <text:p>-68,6326599121094</text:p>
          </table:table-cell>
          <table:table-cell office:value-type="float" office:value="-68.5851287841797" calcext:value-type="float">
            <text:p>-68,5851287841797</text:p>
          </table:table-cell>
          <table:table-cell office:value-type="float" office:value="-68.6081771850586" calcext:value-type="float">
            <text:p>-68,6081771850586</text:p>
          </table:table-cell>
          <table:table-cell office:value-type="float" office:value="-68.6356048583984" calcext:value-type="float">
            <text:p>-68,6356048583984</text:p>
          </table:table-cell>
          <table:table-cell office:value-type="float" office:value="-68.6582641601563" calcext:value-type="float">
            <text:p>-68,6582641601563</text:p>
          </table:table-cell>
          <table:table-cell office:value-type="float" office:value="-68.6229095458984" calcext:value-type="float">
            <text:p>-68,6229095458984</text:p>
          </table:table-cell>
          <table:table-cell office:value-type="float" office:value="-68.6318893432617" calcext:value-type="float">
            <text:p>-68,6318893432617</text:p>
          </table:table-cell>
          <table:table-cell office:value-type="float" office:value="-68.6478729248047" calcext:value-type="float">
            <text:p>-68,6478729248047</text:p>
          </table:table-cell>
          <table:table-cell office:value-type="float" office:value="-68.6849746704102" calcext:value-type="float">
            <text:p>-68,6849746704102</text:p>
          </table:table-cell>
          <table:table-cell office:value-type="float" office:value="-68.6588668823242" calcext:value-type="float">
            <text:p>-68,6588668823242</text:p>
          </table:table-cell>
          <table:table-cell office:value-type="float" office:value="-68.6354293823242" calcext:value-type="float">
            <text:p>-68,6354293823242</text:p>
          </table:table-cell>
          <table:table-cell office:value-type="float" office:value="-68.6499481201172" calcext:value-type="float">
            <text:p>-68,6499481201172</text:p>
          </table:table-cell>
          <table:table-cell office:value-type="float" office:value="-68.6195526123047" calcext:value-type="float">
            <text:p>-68,6195526123047</text:p>
          </table:table-cell>
          <table:table-cell office:value-type="float" office:value="-68.5222320556641" calcext:value-type="float">
            <text:p>-68,5222320556641</text:p>
          </table:table-cell>
          <table:table-cell office:value-type="float" office:value="-68.5252227783203" calcext:value-type="float">
            <text:p>-68,5252227783203</text:p>
          </table:table-cell>
          <table:table-cell office:value-type="float" office:value="-68.5228271484375" calcext:value-type="float">
            <text:p>-68,5228271484375</text:p>
          </table:table-cell>
          <table:table-cell office:value-type="float" office:value="-68.5085220336914" calcext:value-type="float">
            <text:p>-68,5085220336914</text:p>
          </table:table-cell>
          <table:table-cell office:value-type="float" office:value="-68.5276107788086" calcext:value-type="float">
            <text:p>-68,5276107788086</text:p>
          </table:table-cell>
          <table:table-cell office:value-type="float" office:value="-68.4976272583008" calcext:value-type="float">
            <text:p>-68,4976272583008</text:p>
          </table:table-cell>
          <table:table-cell office:value-type="float" office:value="-68.4883651733398" calcext:value-type="float">
            <text:p>-68,4883651733398</text:p>
          </table:table-cell>
          <table:table-cell office:value-type="float" office:value="-68.512092590332" calcext:value-type="float">
            <text:p>-68,512092590332</text:p>
          </table:table-cell>
          <table:table-cell office:value-type="float" office:value="-68.4900665283203" calcext:value-type="float">
            <text:p>-68,4900665283203</text:p>
          </table:table-cell>
          <table:table-cell office:value-type="float" office:value="-68.5183181762695" calcext:value-type="float">
            <text:p>-68,5183181762695</text:p>
          </table:table-cell>
          <table:table-cell office:value-type="float" office:value="-68.5202789306641" calcext:value-type="float">
            <text:p>-68,5202789306641</text:p>
          </table:table-cell>
          <table:table-cell office:value-type="float" office:value="-68.5110702514648" calcext:value-type="float">
            <text:p>-68,5110702514648</text:p>
          </table:table-cell>
          <table:table-cell office:value-type="float" office:value="-68.5252227783203" calcext:value-type="float">
            <text:p>-68,5252227783203</text:p>
          </table:table-cell>
          <table:table-cell office:value-type="float" office:value="-68.4925308227539" calcext:value-type="float">
            <text:p>-68,4925308227539</text:p>
          </table:table-cell>
          <table:table-cell office:value-type="float" office:value="-68.4879455566406" calcext:value-type="float">
            <text:p>-68,4879455566406</text:p>
          </table:table-cell>
          <table:table-cell office:value-type="float" office:value="-68.4767379760742" calcext:value-type="float">
            <text:p>-68,4767379760742</text:p>
          </table:table-cell>
          <table:table-cell office:value-type="float" office:value="-68.5121841430664" calcext:value-type="float">
            <text:p>-68,5121841430664</text:p>
          </table:table-cell>
          <table:table-cell office:value-type="float" office:value="-68.4652938842773" calcext:value-type="float">
            <text:p>-68,4652938842773</text:p>
          </table:table-cell>
          <table:table-cell office:value-type="float" office:value="-68.5036697387695" calcext:value-type="float">
            <text:p>-68,5036697387695</text:p>
          </table:table-cell>
          <table:table-cell office:value-type="float" office:value="-68.4736022949219" calcext:value-type="float">
            <text:p>-68,4736022949219</text:p>
          </table:table-cell>
          <table:table-cell office:value-type="float" office:value="-68.4581069946289" calcext:value-type="float">
            <text:p>-68,4581069946289</text:p>
          </table:table-cell>
          <table:table-cell office:value-type="float" office:value="-68.4910049438477" calcext:value-type="float">
            <text:p>-68,4910049438477</text:p>
          </table:table-cell>
          <table:table-cell office:value-type="float" office:value="-68.5047760009766" calcext:value-type="float">
            <text:p>-68,5047760009766</text:p>
          </table:table-cell>
          <table:table-cell office:value-type="float" office:value="-68.5014572143555" calcext:value-type="float">
            <text:p>-68,5014572143555</text:p>
          </table:table-cell>
          <table:table-cell office:value-type="float" office:value="-68.5077514648438" calcext:value-type="float">
            <text:p>-68,5077514648438</text:p>
          </table:table-cell>
          <table:table-cell office:value-type="float" office:value="-68.4664001464844" calcext:value-type="float">
            <text:p>-68,4664001464844</text:p>
          </table:table-cell>
          <table:table-cell office:value-type="float" office:value="-68.4575958251953" calcext:value-type="float">
            <text:p>-68,4575958251953</text:p>
          </table:table-cell>
          <table:table-cell office:value-type="float" office:value="-68.4533615112305" calcext:value-type="float">
            <text:p>-68,4533615112305</text:p>
          </table:table-cell>
          <table:table-cell office:value-type="float" office:value="-68.4893035888672" calcext:value-type="float">
            <text:p>-68,4893035888672</text:p>
          </table:table-cell>
          <table:table-cell office:value-type="float" office:value="-68.5178909301758" calcext:value-type="float">
            <text:p>-68,5178909301758</text:p>
          </table:table-cell>
          <table:table-cell office:value-type="float" office:value="-68.5210418701172" calcext:value-type="float">
            <text:p>-68,5210418701172</text:p>
          </table:table-cell>
          <table:table-cell office:value-type="float" office:value="-68.4876861572266" calcext:value-type="float">
            <text:p>-68,4876861572266</text:p>
          </table:table-cell>
          <table:table-cell office:value-type="float" office:value="-68.5088577270508" calcext:value-type="float">
            <text:p>-68,5088577270508</text:p>
          </table:table-cell>
          <table:table-cell office:value-type="float" office:value="-68.4943161010742" calcext:value-type="float">
            <text:p>-68,4943161010742</text:p>
          </table:table-cell>
          <table:table-cell office:value-type="float" office:value="-68.4787826538086" calcext:value-type="float">
            <text:p>-68,4787826538086</text:p>
          </table:table-cell>
          <table:table-cell office:value-type="float" office:value="-68.5095367431641" calcext:value-type="float">
            <text:p>-68,5095367431641</text:p>
          </table:table-cell>
          <table:table-cell office:value-type="float" office:value="-68.497802734375" calcext:value-type="float">
            <text:p>-68,497802734375</text:p>
          </table:table-cell>
          <table:table-cell office:value-type="float" office:value="-68.5263290405273" calcext:value-type="float">
            <text:p>-68,5263290405273</text:p>
          </table:table-cell>
          <table:table-cell office:value-type="float" office:value="-68.4825134277344" calcext:value-type="float">
            <text:p>-68,4825134277344</text:p>
          </table:table-cell>
          <table:table-cell office:value-type="float" office:value="-68.4772491455078" calcext:value-type="float">
            <text:p>-68,4772491455078</text:p>
          </table:table-cell>
          <table:table-cell office:value-type="float" office:value="-68.4745407104492" calcext:value-type="float">
            <text:p>-68,4745407104492</text:p>
          </table:table-cell>
          <table:table-cell office:value-type="float" office:value="-68.4891357421875" calcext:value-type="float">
            <text:p>-68,4891357421875</text:p>
          </table:table-cell>
          <table:table-cell office:value-type="float" office:value="-68.4705505371094" calcext:value-type="float">
            <text:p>-68,4705505371094</text:p>
          </table:table-cell>
          <table:table-cell office:value-type="float" office:value="-68.4834442138672" calcext:value-type="float">
            <text:p>-68,4834442138672</text:p>
          </table:table-cell>
          <table:table-cell office:value-type="float" office:value="-68.4486236572266" calcext:value-type="float">
            <text:p>-68,4486236572266</text:p>
          </table:table-cell>
          <table:table-cell office:value-type="float" office:value="-68.4972076416016" calcext:value-type="float">
            <text:p>-68,4972076416016</text:p>
          </table:table-cell>
          <table:table-cell office:value-type="float" office:value="-68.4305572509766" calcext:value-type="float">
            <text:p>-68,4305572509766</text:p>
          </table:table-cell>
          <table:table-cell office:value-type="float" office:value="-68.4852294921875" calcext:value-type="float">
            <text:p>-68,4852294921875</text:p>
          </table:table-cell>
          <table:table-cell office:value-type="float" office:value="-68.5011138916016" calcext:value-type="float">
            <text:p>-68,5011138916016</text:p>
          </table:table-cell>
          <table:table-cell office:value-type="float" office:value="-68.4602203369141" calcext:value-type="float">
            <text:p>-68,4602203369141</text:p>
          </table:table-cell>
          <table:table-cell office:value-type="float" office:value="-68.452262878418" calcext:value-type="float">
            <text:p>-68,452262878418</text:p>
          </table:table-cell>
          <table:table-cell office:value-type="float" office:value="-68.4641952514648" calcext:value-type="float">
            <text:p>-68,4641952514648</text:p>
          </table:table-cell>
          <table:table-cell office:value-type="float" office:value="-68.5070724487305" calcext:value-type="float">
            <text:p>-68,5070724487305</text:p>
          </table:table-cell>
          <table:table-cell office:value-type="float" office:value="-68.4734344482422" calcext:value-type="float">
            <text:p>-68,4734344482422</text:p>
          </table:table-cell>
          <table:table-cell office:value-type="float" office:value="-68.5019683837891" calcext:value-type="float">
            <text:p>-68,5019683837891</text:p>
          </table:table-cell>
          <table:table-cell office:value-type="float" office:value="-68.4583587646484" calcext:value-type="float">
            <text:p>-68,4583587646484</text:p>
          </table:table-cell>
          <table:table-cell office:value-type="float" office:value="-68.4553909301758" calcext:value-type="float">
            <text:p>-68,4553909301758</text:p>
          </table:table-cell>
          <table:table-cell office:value-type="float" office:value="-68.4239807128906" calcext:value-type="float">
            <text:p>-68,4239807128906</text:p>
          </table:table-cell>
          <table:table-cell office:value-type="float" office:value="-68.4350280761719" calcext:value-type="float">
            <text:p>-68,4350280761719</text:p>
          </table:table-cell>
          <table:table-cell office:value-type="float" office:value="-68.441276550293" calcext:value-type="float">
            <text:p>-68,441276550293</text:p>
          </table:table-cell>
          <table:table-cell office:value-type="float" office:value="-68.4406890869141" calcext:value-type="float">
            <text:p>-68,4406890869141</text:p>
          </table:table-cell>
          <table:table-cell office:value-type="float" office:value="-68.4586944580078" calcext:value-type="float">
            <text:p>-68,4586944580078</text:p>
          </table:table-cell>
          <table:table-cell office:value-type="float" office:value="-68.4486236572266" calcext:value-type="float">
            <text:p>-68,4486236572266</text:p>
          </table:table-cell>
          <table:table-cell office:value-type="float" office:value="-68.4330902099609" calcext:value-type="float">
            <text:p>-68,4330902099609</text:p>
          </table:table-cell>
          <table:table-cell office:value-type="float" office:value="-68.413444519043" calcext:value-type="float">
            <text:p>-68,413444519043</text:p>
          </table:table-cell>
          <table:table-cell office:value-type="float" office:value="-68.2817535400391" calcext:value-type="float">
            <text:p>-68,2817535400391</text:p>
          </table:table-cell>
          <table:table-cell office:value-type="float" office:value="-68.2425308227539" calcext:value-type="float">
            <text:p>-68,2425308227539</text:p>
          </table:table-cell>
          <table:table-cell office:value-type="float" office:value="-68.2736282348633" calcext:value-type="float">
            <text:p>-68,2736282348633</text:p>
          </table:table-cell>
          <table:table-cell office:value-type="float" office:value="-68.2098159790039" calcext:value-type="float">
            <text:p>-68,2098159790039</text:p>
          </table:table-cell>
          <table:table-cell office:value-type="float" office:value="-68.2677459716797" calcext:value-type="float">
            <text:p>-68,2677459716797</text:p>
          </table:table-cell>
          <table:table-cell office:value-type="float" office:value="-68.2786026000977" calcext:value-type="float">
            <text:p>-68,2786026000977</text:p>
          </table:table-cell>
          <table:table-cell office:value-type="float" office:value="-68.2716445922852" calcext:value-type="float">
            <text:p>-68,2716445922852</text:p>
          </table:table-cell>
          <table:table-cell office:value-type="float" office:value="-68.2668380737305" calcext:value-type="float">
            <text:p>-68,2668380737305</text:p>
          </table:table-cell>
          <table:table-cell office:value-type="float" office:value="-68.2694854736328" calcext:value-type="float">
            <text:p>-68,2694854736328</text:p>
          </table:table-cell>
          <table:table-cell office:value-type="float" office:value="-68.2535247802734" calcext:value-type="float">
            <text:p>-68,2535247802734</text:p>
          </table:table-cell>
          <table:table-cell office:value-type="float" office:value="-68.3194046020508" calcext:value-type="float">
            <text:p>-68,3194046020508</text:p>
          </table:table-cell>
          <table:table-cell office:value-type="float" office:value="-68.2660980224609" calcext:value-type="float">
            <text:p>-68,2660980224609</text:p>
          </table:table-cell>
          <table:table-cell office:value-type="float" office:value="-68.3083343505859" calcext:value-type="float">
            <text:p>-68,3083343505859</text:p>
          </table:table-cell>
          <table:table-cell office:value-type="float" office:value="-68.2971115112305" calcext:value-type="float">
            <text:p>-68,2971115112305</text:p>
          </table:table-cell>
          <table:table-cell office:value-type="float" office:value="-68.2571563720703" calcext:value-type="float">
            <text:p>-68,2571563720703</text:p>
          </table:table-cell>
          <table:table-cell office:value-type="float" office:value="-68.2756195068359" calcext:value-type="float">
            <text:p>-68,2756195068359</text:p>
          </table:table-cell>
          <table:table-cell office:value-type="float" office:value="-68.2811737060547" calcext:value-type="float">
            <text:p>-68,2811737060547</text:p>
          </table:table-cell>
          <table:table-cell office:value-type="float" office:value="-68.2678298950195" calcext:value-type="float">
            <text:p>-68,2678298950195</text:p>
          </table:table-cell>
          <table:table-cell office:value-type="float" office:value="-68.24658203125" calcext:value-type="float">
            <text:p>-68,24658203125</text:p>
          </table:table-cell>
          <table:table-cell office:value-type="float" office:value="-68.2126998901367" calcext:value-type="float">
            <text:p>-68,2126998901367</text:p>
          </table:table-cell>
          <table:table-cell office:value-type="float" office:value="-68.2664260864258" calcext:value-type="float">
            <text:p>-68,2664260864258</text:p>
          </table:table-cell>
          <table:table-cell office:value-type="float" office:value="-68.2706451416016" calcext:value-type="float">
            <text:p>-68,2706451416016</text:p>
          </table:table-cell>
          <table:table-cell office:value-type="float" office:value="-68.1840286254883" calcext:value-type="float">
            <text:p>-68,1840286254883</text:p>
          </table:table-cell>
          <table:table-cell office:value-type="float" office:value="-68.2098159790039" calcext:value-type="float">
            <text:p>-68,2098159790039</text:p>
          </table:table-cell>
          <table:table-cell office:value-type="float" office:value="-68.2234039306641" calcext:value-type="float">
            <text:p>-68,2234039306641</text:p>
          </table:table-cell>
          <table:table-cell office:value-type="float" office:value="-68.328987121582" calcext:value-type="float">
            <text:p>-68,328987121582</text:p>
          </table:table-cell>
          <table:table-cell office:value-type="float" office:value="-68.2753677368164" calcext:value-type="float">
            <text:p>-68,2753677368164</text:p>
          </table:table-cell>
          <table:table-cell office:value-type="float" office:value="-68.2239761352539" calcext:value-type="float">
            <text:p>-68,2239761352539</text:p>
          </table:table-cell>
          <table:table-cell office:value-type="float" office:value="-68.2674179077148" calcext:value-type="float">
            <text:p>-68,2674179077148</text:p>
          </table:table-cell>
          <table:table-cell office:value-type="float" office:value="-68.2454223632813" calcext:value-type="float">
            <text:p>-68,2454223632813</text:p>
          </table:table-cell>
          <table:table-cell office:value-type="float" office:value="-68.2255401611328" calcext:value-type="float">
            <text:p>-68,2255401611328</text:p>
          </table:table-cell>
          <table:table-cell office:value-type="float" office:value="-68.2297439575195" calcext:value-type="float">
            <text:p>-68,2297439575195</text:p>
          </table:table-cell>
          <table:table-cell office:value-type="float" office:value="-68.2807540893555" calcext:value-type="float">
            <text:p>-68,2807540893555</text:p>
          </table:table-cell>
          <table:table-cell office:value-type="float" office:value="-68.2117919921875" calcext:value-type="float">
            <text:p>-68,2117919921875</text:p>
          </table:table-cell>
          <table:table-cell office:value-type="float" office:value="-68.2628631591797" calcext:value-type="float">
            <text:p>-68,2628631591797</text:p>
          </table:table-cell>
          <table:table-cell office:value-type="float" office:value="-68.2801742553711" calcext:value-type="float">
            <text:p>-68,2801742553711</text:p>
          </table:table-cell>
          <table:table-cell office:value-type="float" office:value="-68.2310638427734" calcext:value-type="float">
            <text:p>-68,2310638427734</text:p>
          </table:table-cell>
          <table:table-cell office:value-type="float" office:value="-68.2431106567383" calcext:value-type="float">
            <text:p>-68,2431106567383</text:p>
          </table:table-cell>
          <table:table-cell office:value-type="float" office:value="-68.2611312866211" calcext:value-type="float">
            <text:p>-68,2611312866211</text:p>
          </table:table-cell>
          <table:table-cell office:value-type="float" office:value="-68.2579879760742" calcext:value-type="float">
            <text:p>-68,2579879760742</text:p>
          </table:table-cell>
          <table:table-cell office:value-type="float" office:value="-68.2547607421875" calcext:value-type="float">
            <text:p>-68,2547607421875</text:p>
          </table:table-cell>
          <table:table-cell office:value-type="float" office:value="-68.2141799926758" calcext:value-type="float">
            <text:p>-68,2141799926758</text:p>
          </table:table-cell>
          <table:table-cell office:value-type="float" office:value="-68.1685485839844" calcext:value-type="float">
            <text:p>-68,1685485839844</text:p>
          </table:table-cell>
          <table:table-cell office:value-type="float" office:value="-68.2182159423828" calcext:value-type="float">
            <text:p>-68,2182159423828</text:p>
          </table:table-cell>
          <table:table-cell office:value-type="float" office:value="-68.2656784057617" calcext:value-type="float">
            <text:p>-68,2656784057617</text:p>
          </table:table-cell>
          <table:table-cell office:value-type="float" office:value="-68.2693252563477" calcext:value-type="float">
            <text:p>-68,2693252563477</text:p>
          </table:table-cell>
          <table:table-cell office:value-type="float" office:value="-68.2389831542969" calcext:value-type="float">
            <text:p>-68,2389831542969</text:p>
          </table:table-cell>
          <table:table-cell office:value-type="float" office:value="-68.2456741333008" calcext:value-type="float">
            <text:p>-68,2456741333008</text:p>
          </table:table-cell>
          <table:table-cell office:value-type="float" office:value="-68.2555084228516" calcext:value-type="float">
            <text:p>-68,2555084228516</text:p>
          </table:table-cell>
          <table:table-cell office:value-type="float" office:value="-68.2479019165039" calcext:value-type="float">
            <text:p>-68,2479019165039</text:p>
          </table:table-cell>
          <table:table-cell office:value-type="float" office:value="-68.2539367675781" calcext:value-type="float">
            <text:p>-68,2539367675781</text:p>
          </table:table-cell>
          <table:table-cell office:value-type="float" office:value="-68.2509613037109" calcext:value-type="float">
            <text:p>-68,2509613037109</text:p>
          </table:table-cell>
          <table:table-cell office:value-type="float" office:value="-68.251953125" calcext:value-type="float">
            <text:p>-68,251953125</text:p>
          </table:table-cell>
          <table:table-cell office:value-type="float" office:value="-68.2505416870117" calcext:value-type="float">
            <text:p>-68,2505416870117</text:p>
          </table:table-cell>
          <table:table-cell office:value-type="float" office:value="-68.2510375976563" calcext:value-type="float">
            <text:p>-68,2510375976563</text:p>
          </table:table-cell>
          <table:table-cell office:value-type="float" office:value="-68.2346954345703" calcext:value-type="float">
            <text:p>-68,2346954345703</text:p>
          </table:table-cell>
          <table:table-cell office:value-type="float" office:value="-68.2173919677734" calcext:value-type="float">
            <text:p>-68,2173919677734</text:p>
          </table:table-cell>
          <table:table-cell office:value-type="float" office:value="-68.2301559448242" calcext:value-type="float">
            <text:p>-68,2301559448242</text:p>
          </table:table-cell>
          <table:table-cell office:value-type="float" office:value="-68.2436904907227" calcext:value-type="float">
            <text:p>-68,2436904907227</text:p>
          </table:table-cell>
          <table:table-cell office:value-type="float" office:value="-68.2182922363281" calcext:value-type="float">
            <text:p>-68,2182922363281</text:p>
          </table:table-cell>
          <table:table-cell office:value-type="float" office:value="-68.2021713256836" calcext:value-type="float">
            <text:p>-68,2021713256836</text:p>
          </table:table-cell>
          <table:table-cell office:value-type="float" office:value="-68.2112197875977" calcext:value-type="float">
            <text:p>-68,2112197875977</text:p>
          </table:table-cell>
          <table:table-cell office:value-type="float" office:value="-68.2474060058594" calcext:value-type="float">
            <text:p>-68,2474060058594</text:p>
          </table:table-cell>
          <table:table-cell office:value-type="float" office:value="-68.2115478515625" calcext:value-type="float">
            <text:p>-68,2115478515625</text:p>
          </table:table-cell>
          <table:table-cell office:value-type="float" office:value="-68.238899230957" calcext:value-type="float">
            <text:p>-68,238899230957</text:p>
          </table:table-cell>
          <table:table-cell office:value-type="float" office:value="-68.2528610229492" calcext:value-type="float">
            <text:p>-68,2528610229492</text:p>
          </table:table-cell>
          <table:table-cell office:value-type="float" office:value="-68.2072677612305" calcext:value-type="float">
            <text:p>-68,2072677612305</text:p>
          </table:table-cell>
          <table:table-cell office:value-type="float" office:value="-68.2278518676758" calcext:value-type="float">
            <text:p>-68,2278518676758</text:p>
          </table:table-cell>
          <table:table-cell office:value-type="float" office:value="-68.2318878173828" calcext:value-type="float">
            <text:p>-68,2318878173828</text:p>
          </table:table-cell>
          <table:table-cell office:value-type="float" office:value="-68.2008590698242" calcext:value-type="float">
            <text:p>-68,2008590698242</text:p>
          </table:table-cell>
          <table:table-cell office:value-type="float" office:value="-68.2585601806641" calcext:value-type="float">
            <text:p>-68,2585601806641</text:p>
          </table:table-cell>
          <table:table-cell office:value-type="float" office:value="-68.212287902832" calcext:value-type="float">
            <text:p>-68,212287902832</text:p>
          </table:table-cell>
          <table:table-cell office:value-type="float" office:value="-68.2201919555664" calcext:value-type="float">
            <text:p>-68,2201919555664</text:p>
          </table:table-cell>
          <table:table-cell office:value-type="float" office:value="-68.2143478393555" calcext:value-type="float">
            <text:p>-68,2143478393555</text:p>
          </table:table-cell>
          <table:table-cell office:value-type="float" office:value="-68.2757034301758" calcext:value-type="float">
            <text:p>-68,2757034301758</text:p>
          </table:table-cell>
          <table:table-cell office:value-type="float" office:value="-68.2039794921875" calcext:value-type="float">
            <text:p>-68,2039794921875</text:p>
          </table:table-cell>
          <table:table-cell office:value-type="float" office:value="-68.2452621459961" calcext:value-type="float">
            <text:p>-68,2452621459961</text:p>
          </table:table-cell>
          <table:table-cell office:value-type="float" office:value="-68.2232360839844" calcext:value-type="float">
            <text:p>-68,2232360839844</text:p>
          </table:table-cell>
          <table:table-cell office:value-type="float" office:value="-68.2230682373047" calcext:value-type="float">
            <text:p>-68,2230682373047</text:p>
          </table:table-cell>
          <table:table-cell office:value-type="float" office:value="-68.2122039794922" calcext:value-type="float">
            <text:p>-68,2122039794922</text:p>
          </table:table-cell>
          <table:table-cell office:value-type="float" office:value="-68.2381591796875" calcext:value-type="float">
            <text:p>-68,2381591796875</text:p>
          </table:table-cell>
          <table:table-cell office:value-type="float" office:value="-68.1963424682617" calcext:value-type="float">
            <text:p>-68,1963424682617</text:p>
          </table:table-cell>
          <table:table-cell office:value-type="float" office:value="-68.2080154418945" calcext:value-type="float">
            <text:p>-68,2080154418945</text:p>
          </table:table-cell>
          <table:table-cell office:value-type="float" office:value="-68.2054595947266" calcext:value-type="float">
            <text:p>-68,2054595947266</text:p>
          </table:table-cell>
          <table:table-cell office:value-type="float" office:value="-68.199462890625" calcext:value-type="float">
            <text:p>-68,199462890625</text:p>
          </table:table-cell>
          <table:table-cell office:value-type="float" office:value="-68.202995300293" calcext:value-type="float">
            <text:p>-68,202995300293</text:p>
          </table:table-cell>
          <table:table-cell office:value-type="float" office:value="-68.2000350952148" calcext:value-type="float">
            <text:p>-68,2000350952148</text:p>
          </table:table-cell>
          <table:table-cell office:value-type="float" office:value="-68.2095718383789" calcext:value-type="float">
            <text:p>-68,2095718383789</text:p>
          </table:table-cell>
          <table:table-cell office:value-type="float" office:value="-68.2350234985352" calcext:value-type="float">
            <text:p>-68,2350234985352</text:p>
          </table:table-cell>
          <table:table-cell office:value-type="float" office:value="-68.222412109375" calcext:value-type="float">
            <text:p>-68,222412109375</text:p>
          </table:table-cell>
          <table:table-cell office:value-type="float" office:value="-68.2113037109375" calcext:value-type="float">
            <text:p>-68,2113037109375</text:p>
          </table:table-cell>
          <table:table-cell office:value-type="float" office:value="-68.2271118164063" calcext:value-type="float">
            <text:p>-68,2271118164063</text:p>
          </table:table-cell>
          <table:table-cell office:value-type="float" office:value="-68.2583160400391" calcext:value-type="float">
            <text:p>-68,2583160400391</text:p>
          </table:table-cell>
          <table:table-cell office:value-type="float" office:value="-68.2279357910156" calcext:value-type="float">
            <text:p>-68,2279357910156</text:p>
          </table:table-cell>
          <table:table-cell office:value-type="float" office:value="-68.2550888061523" calcext:value-type="float">
            <text:p>-68,2550888061523</text:p>
          </table:table-cell>
          <table:table-cell office:value-type="float" office:value="-68.2282638549805" calcext:value-type="float">
            <text:p>-68,2282638549805</text:p>
          </table:table-cell>
          <table:table-cell office:value-type="float" office:value="-68.2346954345703" calcext:value-type="float">
            <text:p>-68,2346954345703</text:p>
          </table:table-cell>
          <table:table-cell office:value-type="float" office:value="-68.2294158935547" calcext:value-type="float">
            <text:p>-68,2294158935547</text:p>
          </table:table-cell>
          <table:table-cell office:value-type="float" office:value="-68.2332916259766" calcext:value-type="float">
            <text:p>-68,2332916259766</text:p>
          </table:table-cell>
          <table:table-cell office:value-type="float" office:value="-68.2144241333008" calcext:value-type="float">
            <text:p>-68,2144241333008</text:p>
          </table:table-cell>
          <table:table-cell office:value-type="float" office:value="-68.231803894043" calcext:value-type="float">
            <text:p>-68,231803894043</text:p>
          </table:table-cell>
          <table:table-cell office:value-type="float" office:value="-68.2163238525391" calcext:value-type="float">
            <text:p>-68,2163238525391</text:p>
          </table:table-cell>
          <table:table-cell office:value-type="float" office:value="-68.1746063232422" calcext:value-type="float">
            <text:p>-68,1746063232422</text:p>
          </table:table-cell>
          <table:table-cell office:value-type="float" office:value="-68.1770629882813" calcext:value-type="float">
            <text:p>-68,1770629882813</text:p>
          </table:table-cell>
          <table:table-cell office:value-type="float" office:value="-68.1973266601563" calcext:value-type="float">
            <text:p>-68,1973266601563</text:p>
          </table:table-cell>
          <table:table-cell office:value-type="float" office:value="-68.2000350952148" calcext:value-type="float">
            <text:p>-68,2000350952148</text:p>
          </table:table-cell>
          <table:table-cell office:value-type="float" office:value="-68.2081756591797" calcext:value-type="float">
            <text:p>-68,2081756591797</text:p>
          </table:table-cell>
          <table:table-cell office:value-type="float" office:value="-68.2262878417969" calcext:value-type="float">
            <text:p>-68,2262878417969</text:p>
          </table:table-cell>
          <table:table-cell office:value-type="float" office:value="-68.2211761474609" calcext:value-type="float">
            <text:p>-68,2211761474609</text:p>
          </table:table-cell>
          <table:table-cell office:value-type="float" office:value="-68.1835403442383" calcext:value-type="float">
            <text:p>-68,1835403442383</text:p>
          </table:table-cell>
          <table:table-cell office:value-type="float" office:value="-68.1755065917969" calcext:value-type="float">
            <text:p>-68,1755065917969</text:p>
          </table:table-cell>
          <table:table-cell office:value-type="float" office:value="-68.1954345703125" calcext:value-type="float">
            <text:p>-68,1954345703125</text:p>
          </table:table-cell>
          <table:table-cell office:value-type="float" office:value="-68.130241394043" calcext:value-type="float">
            <text:p>-68,130241394043</text:p>
          </table:table-cell>
          <table:table-cell office:value-type="float" office:value="-68.2281799316406" calcext:value-type="float">
            <text:p>-68,2281799316406</text:p>
          </table:table-cell>
          <table:table-cell office:value-type="float" office:value="-68.2031555175781" calcext:value-type="float">
            <text:p>-68,2031555175781</text:p>
          </table:table-cell>
          <table:table-cell office:value-type="float" office:value="-68.1829681396484" calcext:value-type="float">
            <text:p>-68,1829681396484</text:p>
          </table:table-cell>
          <table:table-cell office:value-type="float" office:value="-68.2086715698242" calcext:value-type="float">
            <text:p>-68,2086715698242</text:p>
          </table:table-cell>
          <table:table-cell office:value-type="float" office:value="-68.2263641357422" calcext:value-type="float">
            <text:p>-68,2263641357422</text:p>
          </table:table-cell>
          <table:table-cell office:value-type="float" office:value="-68.219367980957" calcext:value-type="float">
            <text:p>-68,219367980957</text:p>
          </table:table-cell>
          <table:table-cell office:value-type="float" office:value="-68.1782150268555" calcext:value-type="float">
            <text:p>-68,1782150268555</text:p>
          </table:table-cell>
          <table:table-cell office:value-type="float" office:value="-68.2201080322266" calcext:value-type="float">
            <text:p>-68,2201080322266</text:p>
          </table:table-cell>
          <table:table-cell office:value-type="float" office:value="-68.1715774536133" calcext:value-type="float">
            <text:p>-68,1715774536133</text:p>
          </table:table-cell>
          <table:table-cell office:value-type="float" office:value="-68.1921539306641" calcext:value-type="float">
            <text:p>-68,1921539306641</text:p>
          </table:table-cell>
          <table:table-cell office:value-type="float" office:value="-68.1778869628906" calcext:value-type="float">
            <text:p>-68,1778869628906</text:p>
          </table:table-cell>
          <table:table-cell office:value-type="float" office:value="-68.1963424682617" calcext:value-type="float">
            <text:p>-68,1963424682617</text:p>
          </table:table-cell>
          <table:table-cell office:value-type="float" office:value="-68.1880493164063" calcext:value-type="float">
            <text:p>-68,1880493164063</text:p>
          </table:table-cell>
          <table:table-cell office:value-type="float" office:value="-68.2405548095703" calcext:value-type="float">
            <text:p>-68,2405548095703</text:p>
          </table:table-cell>
          <table:table-cell office:value-type="float" office:value="-68.2489700317383" calcext:value-type="float">
            <text:p>-68,2489700317383</text:p>
          </table:table-cell>
          <table:table-cell office:value-type="float" office:value="-68.244270324707" calcext:value-type="float">
            <text:p>-68,244270324707</text:p>
          </table:table-cell>
          <table:table-cell office:value-type="float" office:value="-68.2185363769531" calcext:value-type="float">
            <text:p>-68,2185363769531</text:p>
          </table:table-cell>
          <table:table-cell office:value-type="float" office:value="-68.238655090332" calcext:value-type="float">
            <text:p>-68,238655090332</text:p>
          </table:table-cell>
          <table:table-cell office:value-type="float" office:value="-68.2226638793945" calcext:value-type="float">
            <text:p>-68,2226638793945</text:p>
          </table:table-cell>
          <table:table-cell office:value-type="float" office:value="-68.1684646606445" calcext:value-type="float">
            <text:p>-68,1684646606445</text:p>
          </table:table-cell>
          <table:table-cell office:value-type="float" office:value="-68.1664199829102" calcext:value-type="float">
            <text:p>-68,1664199829102</text:p>
          </table:table-cell>
          <table:table-cell office:value-type="float" office:value="-68.1674041748047" calcext:value-type="float">
            <text:p>-68,1674041748047</text:p>
          </table:table-cell>
          <table:table-cell office:value-type="float" office:value="-68.2020950317383" calcext:value-type="float">
            <text:p>-68,2020950317383</text:p>
          </table:table-cell>
          <table:table-cell office:value-type="float" office:value="-68.166748046875" calcext:value-type="float">
            <text:p>-68,166748046875</text:p>
          </table:table-cell>
          <table:table-cell office:value-type="float" office:value="-68.1638031005859" calcext:value-type="float">
            <text:p>-68,1638031005859</text:p>
          </table:table-cell>
          <table:table-cell office:value-type="float" office:value="-68.1575012207031" calcext:value-type="float">
            <text:p>-68,1575012207031</text:p>
          </table:table-cell>
          <table:table-cell office:value-type="float" office:value="-68.1394500732422" calcext:value-type="float">
            <text:p>-68,1394500732422</text:p>
          </table:table-cell>
          <table:table-cell office:value-type="float" office:value="-68.1345596313477" calcext:value-type="float">
            <text:p>-68,1345596313477</text:p>
          </table:table-cell>
          <table:table-cell office:value-type="float" office:value="-68.1985626220703" calcext:value-type="float">
            <text:p>-68,1985626220703</text:p>
          </table:table-cell>
          <table:table-cell office:value-type="float" office:value="-68.1622467041016" calcext:value-type="float">
            <text:p>-68,1622467041016</text:p>
          </table:table-cell>
          <table:table-cell office:value-type="float" office:value="-68.1572570800781" calcext:value-type="float">
            <text:p>-68,1572570800781</text:p>
          </table:table-cell>
          <table:table-cell office:value-type="float" office:value="-68.1517028808594" calcext:value-type="float">
            <text:p>-68,1517028808594</text:p>
          </table:table-cell>
          <table:table-cell office:value-type="float" office:value="-68.1556243896484" calcext:value-type="float">
            <text:p>-68,1556243896484</text:p>
          </table:table-cell>
          <table:table-cell office:value-type="float" office:value="-68.1508026123047" calcext:value-type="float">
            <text:p>-68,1508026123047</text:p>
          </table:table-cell>
          <table:table-cell office:value-type="float" office:value="-68.1485137939453" calcext:value-type="float">
            <text:p>-68,1485137939453</text:p>
          </table:table-cell>
          <table:table-cell office:value-type="float" office:value="-68.1377410888672" calcext:value-type="float">
            <text:p>-68,1377410888672</text:p>
          </table:table-cell>
          <table:table-cell office:value-type="float" office:value="-68.1764068603516" calcext:value-type="float">
            <text:p>-68,1764068603516</text:p>
          </table:table-cell>
          <table:table-cell office:value-type="float" office:value="-68.158073425293" calcext:value-type="float">
            <text:p>-68,158073425293</text:p>
          </table:table-cell>
          <table:table-cell office:value-type="float" office:value="-68.1622467041016" calcext:value-type="float">
            <text:p>-68,1622467041016</text:p>
          </table:table-cell>
          <table:table-cell office:value-type="float" office:value="-68.1327667236328" calcext:value-type="float">
            <text:p>-68,1327667236328</text:p>
          </table:table-cell>
          <table:table-cell office:value-type="float" office:value="-68.1376571655273" calcext:value-type="float">
            <text:p>-68,1376571655273</text:p>
          </table:table-cell>
          <table:table-cell office:value-type="float" office:value="-68.1370849609375" calcext:value-type="float">
            <text:p>-68,1370849609375</text:p>
          </table:table-cell>
          <table:table-cell office:value-type="float" office:value="-68.1618423461914" calcext:value-type="float">
            <text:p>-68,1618423461914</text:p>
          </table:table-cell>
          <table:table-cell office:value-type="float" office:value="-68.1117630004883" calcext:value-type="float">
            <text:p>-68,1117630004883</text:p>
          </table:table-cell>
          <table:table-cell office:value-type="float" office:value="-68.1432876586914" calcext:value-type="float">
            <text:p>-68,1432876586914</text:p>
          </table:table-cell>
          <table:table-cell office:value-type="float" office:value="-68.1441879272461" calcext:value-type="float">
            <text:p>-68,1441879272461</text:p>
          </table:table-cell>
          <table:table-cell office:value-type="float" office:value="-68.1410827636719" calcext:value-type="float">
            <text:p>-68,1410827636719</text:p>
          </table:table-cell>
          <table:table-cell office:value-type="float" office:value="-68.1791152954102" calcext:value-type="float">
            <text:p>-68,1791152954102</text:p>
          </table:table-cell>
          <table:table-cell office:value-type="float" office:value="-68.175178527832" calcext:value-type="float">
            <text:p>-68,175178527832</text:p>
          </table:table-cell>
          <table:table-cell office:value-type="float" office:value="-68.1313018798828" calcext:value-type="float">
            <text:p>-68,1313018798828</text:p>
          </table:table-cell>
          <table:table-cell office:value-type="float" office:value="-68.1629028320313" calcext:value-type="float">
            <text:p>-68,1629028320313</text:p>
          </table:table-cell>
          <table:table-cell office:value-type="float" office:value="-68.138069152832" calcext:value-type="float">
            <text:p>-68,138069152832</text:p>
          </table:table-cell>
          <table:table-cell office:value-type="float" office:value="-68.1253509521484" calcext:value-type="float">
            <text:p>-68,1253509521484</text:p>
          </table:table-cell>
          <table:table-cell office:value-type="float" office:value="-68.1622467041016" calcext:value-type="float">
            <text:p>-68,1622467041016</text:p>
          </table:table-cell>
          <table:table-cell office:value-type="float" office:value="-68.1717376708984" calcext:value-type="float">
            <text:p>-68,1717376708984</text:p>
          </table:table-cell>
          <table:table-cell office:value-type="float" office:value="-68.2066116333008" calcext:value-type="float">
            <text:p>-68,2066116333008</text:p>
          </table:table-cell>
          <table:table-cell office:value-type="float" office:value="-68.1609344482422" calcext:value-type="float">
            <text:p>-68,1609344482422</text:p>
          </table:table-cell>
          <table:table-cell office:value-type="float" office:value="-68.1770629882813" calcext:value-type="float">
            <text:p>-68,1770629882813</text:p>
          </table:table-cell>
          <table:table-cell office:value-type="float" office:value="-68.1561126708984" calcext:value-type="float">
            <text:p>-68,1561126708984</text:p>
          </table:table-cell>
          <table:table-cell office:value-type="float" office:value="-68.1579132080078" calcext:value-type="float">
            <text:p>-68,1579132080078</text:p>
          </table:table-cell>
          <table:table-cell office:value-type="float" office:value="-68.2197799682617" calcext:value-type="float">
            <text:p>-68,2197799682617</text:p>
          </table:table-cell>
          <table:table-cell office:value-type="float" office:value="-68.1656036376953" calcext:value-type="float">
            <text:p>-68,1656036376953</text:p>
          </table:table-cell>
          <table:table-cell office:value-type="float" office:value="-68.1508026123047" calcext:value-type="float">
            <text:p>-68,1508026123047</text:p>
          </table:table-cell>
          <table:table-cell office:value-type="float" office:value="-68.1488418579102" calcext:value-type="float">
            <text:p>-68,1488418579102</text:p>
          </table:table-cell>
          <table:table-cell office:value-type="float" office:value="-68.179931640625" calcext:value-type="float">
            <text:p>-68,179931640625</text:p>
          </table:table-cell>
          <table:table-cell office:value-type="float" office:value="-68.130241394043" calcext:value-type="float">
            <text:p>-68,130241394043</text:p>
          </table:table-cell>
          <table:table-cell office:value-type="float" office:value="-68.1490020751953" calcext:value-type="float">
            <text:p>-68,1490020751953</text:p>
          </table:table-cell>
          <table:table-cell office:value-type="float" office:value="-68.1156692504883" calcext:value-type="float">
            <text:p>-68,1156692504883</text:p>
          </table:table-cell>
          <table:table-cell office:value-type="float" office:value="-68.1682968139648" calcext:value-type="float">
            <text:p>-68,1682968139648</text:p>
          </table:table-cell>
          <table:table-cell office:value-type="float" office:value="-68.1111145019531" calcext:value-type="float">
            <text:p>-68,1111145019531</text:p>
          </table:table-cell>
          <table:table-cell office:value-type="float" office:value="-68.1247863769531" calcext:value-type="float">
            <text:p>-68,1247863769531</text:p>
          </table:table-cell>
          <table:table-cell office:value-type="float" office:value="-68.128288269043" calcext:value-type="float">
            <text:p>-68,128288269043</text:p>
          </table:table-cell>
          <table:table-cell office:value-type="float" office:value="-68.1278762817383" calcext:value-type="float">
            <text:p>-68,1278762817383</text:p>
          </table:table-cell>
          <table:table-cell office:value-type="float" office:value="-68.1193313598633" calcext:value-type="float">
            <text:p>-68,1193313598633</text:p>
          </table:table-cell>
          <table:table-cell office:value-type="float" office:value="-68.1669921875" calcext:value-type="float">
            <text:p>-68,1669921875</text:p>
          </table:table-cell>
          <table:table-cell office:value-type="float" office:value="-68.1361083984375" calcext:value-type="float">
            <text:p>-68,1361083984375</text:p>
          </table:table-cell>
          <table:table-cell office:value-type="float" office:value="-68.1300735473633" calcext:value-type="float">
            <text:p>-68,1300735473633</text:p>
          </table:table-cell>
          <table:table-cell office:value-type="float" office:value="-68.1490859985352" calcext:value-type="float">
            <text:p>-68,1490859985352</text:p>
          </table:table-cell>
          <table:table-cell office:value-type="float" office:value="-68.1379013061523" calcext:value-type="float">
            <text:p>-68,1379013061523</text:p>
          </table:table-cell>
          <table:table-cell office:value-type="float" office:value="-68.149169921875" calcext:value-type="float">
            <text:p>-68,149169921875</text:p>
          </table:table-cell>
          <table:table-cell office:value-type="float" office:value="-68.1418228149414" calcext:value-type="float">
            <text:p>-68,1418228149414</text:p>
          </table:table-cell>
          <table:table-cell office:value-type="float" office:value="-68.1420669555664" calcext:value-type="float">
            <text:p>-68,1420669555664</text:p>
          </table:table-cell>
          <table:table-cell office:value-type="float" office:value="-68.1484298706055" calcext:value-type="float">
            <text:p>-68,1484298706055</text:p>
          </table:table-cell>
          <table:table-cell office:value-type="float" office:value="-68.1933059692383" calcext:value-type="float">
            <text:p>-68,1933059692383</text:p>
          </table:table-cell>
          <table:table-cell office:value-type="float" office:value="-68.106071472168" calcext:value-type="float">
            <text:p>-68,106071472168</text:p>
          </table:table-cell>
          <table:table-cell office:value-type="float" office:value="-68.0622940063477" calcext:value-type="float">
            <text:p>-68,0622940063477</text:p>
          </table:table-cell>
          <table:table-cell office:value-type="float" office:value="-68.0476684570313" calcext:value-type="float">
            <text:p>-68,0476684570313</text:p>
          </table:table-cell>
          <table:table-cell office:value-type="float" office:value="-68.0240478515625" calcext:value-type="float">
            <text:p>-68,0240478515625</text:p>
          </table:table-cell>
          <table:table-cell office:value-type="float" office:value="-68.0323486328125" calcext:value-type="float">
            <text:p>-68,0323486328125</text:p>
          </table:table-cell>
          <table:table-cell office:value-type="float" office:value="-68.0168075561523" calcext:value-type="float">
            <text:p>-68,0168075561523</text:p>
          </table:table-cell>
          <table:table-cell office:value-type="float" office:value="-68.0684432983398" calcext:value-type="float">
            <text:p>-68,0684432983398</text:p>
          </table:table-cell>
          <table:table-cell office:value-type="float" office:value="-68.0128631591797" calcext:value-type="float">
            <text:p>-68,0128631591797</text:p>
          </table:table-cell>
          <table:table-cell office:value-type="float" office:value="-68.0279159545898" calcext:value-type="float">
            <text:p>-68,0279159545898</text:p>
          </table:table-cell>
          <table:table-cell office:value-type="float" office:value="-68.0664138793945" calcext:value-type="float">
            <text:p>-68,0664138793945</text:p>
          </table:table-cell>
          <table:table-cell office:value-type="float" office:value="-68.0657730102539" calcext:value-type="float">
            <text:p>-68,0657730102539</text:p>
          </table:table-cell>
          <table:table-cell office:value-type="float" office:value="-68.0528335571289" calcext:value-type="float">
            <text:p>-68,0528335571289</text:p>
          </table:table-cell>
          <table:table-cell office:value-type="float" office:value="-68.0612411499023" calcext:value-type="float">
            <text:p>-68,0612411499023</text:p>
          </table:table-cell>
          <table:table-cell office:value-type="float" office:value="-68.0912094116211" calcext:value-type="float">
            <text:p>-68,0912094116211</text:p>
          </table:table-cell>
          <table:table-cell office:value-type="float" office:value="-68.0618057250977" calcext:value-type="float">
            <text:p>-68,0618057250977</text:p>
          </table:table-cell>
          <table:table-cell office:value-type="float" office:value="-68.0851287841797" calcext:value-type="float">
            <text:p>-68,0851287841797</text:p>
          </table:table-cell>
          <table:table-cell office:value-type="float" office:value="-68.078483581543" calcext:value-type="float">
            <text:p>-68,078483581543</text:p>
          </table:table-cell>
          <table:table-cell office:value-type="float" office:value="-68.0858612060547" calcext:value-type="float">
            <text:p>-68,0858612060547</text:p>
          </table:table-cell>
          <table:table-cell office:value-type="float" office:value="-68.0649642944336" calcext:value-type="float">
            <text:p>-68,0649642944336</text:p>
          </table:table-cell>
          <table:table-cell office:value-type="float" office:value="-68.0677947998047" calcext:value-type="float">
            <text:p>-68,0677947998047</text:p>
          </table:table-cell>
          <table:table-cell office:value-type="float" office:value="-68.0512237548828" calcext:value-type="float">
            <text:p>-68,0512237548828</text:p>
          </table:table-cell>
          <table:table-cell office:value-type="float" office:value="-68.0452499389648" calcext:value-type="float">
            <text:p>-68,0452499389648</text:p>
          </table:table-cell>
          <table:table-cell office:value-type="float" office:value="-68.0530014038086" calcext:value-type="float">
            <text:p>-68,0530014038086</text:p>
          </table:table-cell>
          <table:table-cell office:value-type="float" office:value="-68.0395202636719" calcext:value-type="float">
            <text:p>-68,0395202636719</text:p>
          </table:table-cell>
          <table:table-cell office:value-type="float" office:value="-68.0196228027344" calcext:value-type="float">
            <text:p>-68,0196228027344</text:p>
          </table:table-cell>
          <table:table-cell office:value-type="float" office:value="-68.0171279907227" calcext:value-type="float">
            <text:p>-68,0171279907227</text:p>
          </table:table-cell>
          <table:table-cell office:value-type="float" office:value="-68.0927505493164" calcext:value-type="float">
            <text:p>-68,0927505493164</text:p>
          </table:table-cell>
          <table:table-cell office:value-type="float" office:value="-68.0659332275391" calcext:value-type="float">
            <text:p>-68,0659332275391</text:p>
          </table:table-cell>
          <table:table-cell office:value-type="float" office:value="-68.0644760131836" calcext:value-type="float">
            <text:p>-68,0644760131836</text:p>
          </table:table-cell>
          <table:table-cell office:value-type="float" office:value="-68.0658569335938" calcext:value-type="float">
            <text:p>-68,0658569335938</text:p>
          </table:table-cell>
          <table:table-cell office:value-type="float" office:value="-68.0335540771484" calcext:value-type="float">
            <text:p>-68,0335540771484</text:p>
          </table:table-cell>
          <table:table-cell office:value-type="float" office:value="-67.9780426025391" calcext:value-type="float">
            <text:p>-67,9780426025391</text:p>
          </table:table-cell>
          <table:table-cell office:value-type="float" office:value="-68.0317764282227" calcext:value-type="float">
            <text:p>-68,0317764282227</text:p>
          </table:table-cell>
          <table:table-cell office:value-type="float" office:value="-68.039924621582" calcext:value-type="float">
            <text:p>-68,039924621582</text:p>
          </table:table-cell>
          <table:table-cell office:value-type="float" office:value="-68.0387115478516" calcext:value-type="float">
            <text:p>-68,0387115478516</text:p>
          </table:table-cell>
          <table:table-cell office:value-type="float" office:value="-68.0509796142578" calcext:value-type="float">
            <text:p>-68,0509796142578</text:p>
          </table:table-cell>
          <table:table-cell office:value-type="float" office:value="-68.0890197753906" calcext:value-type="float">
            <text:p>-68,0890197753906</text:p>
          </table:table-cell>
          <table:table-cell office:value-type="float" office:value="-68.0584945678711" calcext:value-type="float">
            <text:p>-68,0584945678711</text:p>
          </table:table-cell>
          <table:table-cell office:value-type="float" office:value="-68.045654296875" calcext:value-type="float">
            <text:p>-68,045654296875</text:p>
          </table:table-cell>
          <table:table-cell office:value-type="float" office:value="-68.0181732177734" calcext:value-type="float">
            <text:p>-68,0181732177734</text:p>
          </table:table-cell>
          <table:table-cell office:value-type="float" office:value="-68.0210723876953" calcext:value-type="float">
            <text:p>-68,0210723876953</text:p>
          </table:table-cell>
          <table:table-cell office:value-type="float" office:value="-68.0358123779297" calcext:value-type="float">
            <text:p>-68,0358123779297</text:p>
          </table:table-cell>
          <table:table-cell office:value-type="float" office:value="-67.9966430664063" calcext:value-type="float">
            <text:p>-67,9966430664063</text:p>
          </table:table-cell>
          <table:table-cell office:value-type="float" office:value="-68.0702209472656" calcext:value-type="float">
            <text:p>-68,0702209472656</text:p>
          </table:table-cell>
          <table:table-cell office:value-type="float" office:value="-68.0467834472656" calcext:value-type="float">
            <text:p>-68,0467834472656</text:p>
          </table:table-cell>
          <table:table-cell office:value-type="float" office:value="-68.041618347168" calcext:value-type="float">
            <text:p>-68,041618347168</text:p>
          </table:table-cell>
          <table:table-cell office:value-type="float" office:value="-68.0667419433594" calcext:value-type="float">
            <text:p>-68,0667419433594</text:p>
          </table:table-cell>
          <table:table-cell office:value-type="float" office:value="-68.0211486816406" calcext:value-type="float">
            <text:p>-68,0211486816406</text:p>
          </table:table-cell>
          <table:table-cell office:value-type="float" office:value="-68.0183334350586" calcext:value-type="float">
            <text:p>-68,0183334350586</text:p>
          </table:table-cell>
          <table:table-cell office:value-type="float" office:value="-68.0452499389648" calcext:value-type="float">
            <text:p>-68,0452499389648</text:p>
          </table:table-cell>
          <table:table-cell office:value-type="float" office:value="-68.0669097900391" calcext:value-type="float">
            <text:p>-68,0669097900391</text:p>
          </table:table-cell>
          <table:table-cell office:value-type="float" office:value="-68.0623779296875" calcext:value-type="float">
            <text:p>-68,0623779296875</text:p>
          </table:table-cell>
          <table:table-cell office:value-type="float" office:value="-68.0736999511719" calcext:value-type="float">
            <text:p>-68,0736999511719</text:p>
          </table:table-cell>
          <table:table-cell office:value-type="float" office:value="-68.0607528686523" calcext:value-type="float">
            <text:p>-68,0607528686523</text:p>
          </table:table-cell>
          <table:table-cell office:value-type="float" office:value="-68.0757293701172" calcext:value-type="float">
            <text:p>-68,0757293701172</text:p>
          </table:table-cell>
          <table:table-cell office:value-type="float" office:value="-68.0426712036133" calcext:value-type="float">
            <text:p>-68,0426712036133</text:p>
          </table:table-cell>
          <table:table-cell office:value-type="float" office:value="-68.0804214477539" calcext:value-type="float">
            <text:p>-68,0804214477539</text:p>
          </table:table-cell>
          <table:table-cell office:value-type="float" office:value="-68.0672302246094" calcext:value-type="float">
            <text:p>-68,0672302246094</text:p>
          </table:table-cell>
          <table:table-cell office:value-type="float" office:value="-68.0821304321289" calcext:value-type="float">
            <text:p>-68,0821304321289</text:p>
          </table:table-cell>
          <table:table-cell office:value-type="float" office:value="-68.0634307861328" calcext:value-type="float">
            <text:p>-68,0634307861328</text:p>
          </table:table-cell>
          <table:table-cell office:value-type="float" office:value="-68.0715179443359" calcext:value-type="float">
            <text:p>-68,0715179443359</text:p>
          </table:table-cell>
          <table:table-cell office:value-type="float" office:value="-68.063346862793" calcext:value-type="float">
            <text:p>-68,063346862793</text:p>
          </table:table-cell>
          <table:table-cell office:value-type="float" office:value="-68.0609970092773" calcext:value-type="float">
            <text:p>-68,0609970092773</text:p>
          </table:table-cell>
          <table:table-cell office:value-type="float" office:value="-68.0681991577148" calcext:value-type="float">
            <text:p>-68,0681991577148</text:p>
          </table:table-cell>
          <table:table-cell office:value-type="float" office:value="-68.0430679321289" calcext:value-type="float">
            <text:p>-68,0430679321289</text:p>
          </table:table-cell>
          <table:table-cell office:value-type="float" office:value="-68.0354919433594" calcext:value-type="float">
            <text:p>-68,0354919433594</text:p>
          </table:table-cell>
          <table:table-cell office:value-type="float" office:value="-68.041862487793" calcext:value-type="float">
            <text:p>-68,041862487793</text:p>
          </table:table-cell>
          <table:table-cell office:value-type="float" office:value="-67.9621200561523" calcext:value-type="float">
            <text:p>-67,9621200561523</text:p>
          </table:table-cell>
          <table:table-cell office:value-type="float" office:value="-67.918586730957" calcext:value-type="float">
            <text:p>-67,918586730957</text:p>
          </table:table-cell>
          <table:table-cell office:value-type="float" office:value="-67.964599609375" calcext:value-type="float">
            <text:p>-67,964599609375</text:p>
          </table:table-cell>
          <table:table-cell office:value-type="float" office:value="-67.9654769897461" calcext:value-type="float">
            <text:p>-67,9654769897461</text:p>
          </table:table-cell>
          <table:table-cell office:value-type="float" office:value="-67.9363403320313" calcext:value-type="float">
            <text:p>-67,9363403320313</text:p>
          </table:table-cell>
          <table:table-cell office:value-type="float" office:value="-67.9522933959961" calcext:value-type="float">
            <text:p>-67,9522933959961</text:p>
          </table:table-cell>
          <table:table-cell office:value-type="float" office:value="-67.9209747314453" calcext:value-type="float">
            <text:p>-67,9209747314453</text:p>
          </table:table-cell>
          <table:table-cell office:value-type="float" office:value="-67.9265441894531" calcext:value-type="float">
            <text:p>-67,9265441894531</text:p>
          </table:table-cell>
          <table:table-cell office:value-type="float" office:value="-67.9342651367188" calcext:value-type="float">
            <text:p>-67,9342651367188</text:p>
          </table:table-cell>
          <table:table-cell office:value-type="float" office:value="-67.9287719726563" calcext:value-type="float">
            <text:p>-67,9287719726563</text:p>
          </table:table-cell>
          <table:table-cell office:value-type="float" office:value="-67.9393692016602" calcext:value-type="float">
            <text:p>-67,9393692016602</text:p>
          </table:table-cell>
          <table:table-cell office:value-type="float" office:value="-67.9630813598633" calcext:value-type="float">
            <text:p>-67,9630813598633</text:p>
          </table:table-cell>
          <table:table-cell office:value-type="float" office:value="-67.9200973510742" calcext:value-type="float">
            <text:p>-67,9200973510742</text:p>
          </table:table-cell>
          <table:table-cell office:value-type="float" office:value="-67.9778823852539" calcext:value-type="float">
            <text:p>-67,9778823852539</text:p>
          </table:table-cell>
          <table:table-cell office:value-type="float" office:value="-67.9570846557617" calcext:value-type="float">
            <text:p>-67,9570846557617</text:p>
          </table:table-cell>
          <table:table-cell office:value-type="float" office:value="-67.9453506469727" calcext:value-type="float">
            <text:p>-67,9453506469727</text:p>
          </table:table-cell>
          <table:table-cell office:value-type="float" office:value="-67.9423980712891" calcext:value-type="float">
            <text:p>-67,9423980712891</text:p>
          </table:table-cell>
          <table:table-cell office:value-type="float" office:value="-67.9403228759766" calcext:value-type="float">
            <text:p>-67,9403228759766</text:p>
          </table:table-cell>
          <table:table-cell office:value-type="float" office:value="-67.9556427001953" calcext:value-type="float">
            <text:p>-67,9556427001953</text:p>
          </table:table-cell>
          <table:table-cell office:value-type="float" office:value="-67.9504547119141" calcext:value-type="float">
            <text:p>-67,9504547119141</text:p>
          </table:table-cell>
          <table:table-cell office:value-type="float" office:value="-67.9042053222656" calcext:value-type="float">
            <text:p>-67,9042053222656</text:p>
          </table:table-cell>
          <table:table-cell office:value-type="float" office:value="-67.9306869506836" calcext:value-type="float">
            <text:p>-67,9306869506836</text:p>
          </table:table-cell>
          <table:table-cell office:value-type="float" office:value="-67.9525299072266" calcext:value-type="float">
            <text:p>-67,9525299072266</text:p>
          </table:table-cell>
          <table:table-cell office:value-type="float" office:value="-67.9342651367188" calcext:value-type="float">
            <text:p>-67,9342651367188</text:p>
          </table:table-cell>
          <table:table-cell office:value-type="float" office:value="-67.9410400390625" calcext:value-type="float">
            <text:p>-67,9410400390625</text:p>
          </table:table-cell>
          <table:table-cell office:value-type="float" office:value="-67.9641952514648" calcext:value-type="float">
            <text:p>-67,9641952514648</text:p>
          </table:table-cell>
          <table:table-cell office:value-type="float" office:value="-67.9876556396484" calcext:value-type="float">
            <text:p>-67,9876556396484</text:p>
          </table:table-cell>
          <table:table-cell office:value-type="float" office:value="-67.9819641113281" calcext:value-type="float">
            <text:p>-67,9819641113281</text:p>
          </table:table-cell>
          <table:table-cell office:value-type="float" office:value="-67.9786071777344" calcext:value-type="float">
            <text:p>-67,9786071777344</text:p>
          </table:table-cell>
          <table:table-cell office:value-type="float" office:value="-67.9669952392578" calcext:value-type="float">
            <text:p>-67,9669952392578</text:p>
          </table:table-cell>
          <table:table-cell office:value-type="float" office:value="-67.9708404541016" calcext:value-type="float">
            <text:p>-67,9708404541016</text:p>
          </table:table-cell>
          <table:table-cell office:value-type="float" office:value="-67.9570846557617" calcext:value-type="float">
            <text:p>-67,9570846557617</text:p>
          </table:table-cell>
          <table:table-cell office:value-type="float" office:value="-67.9794845581055" calcext:value-type="float">
            <text:p>-67,9794845581055</text:p>
          </table:table-cell>
          <table:table-cell office:value-type="float" office:value="-67.9715576171875" calcext:value-type="float">
            <text:p>-67,9715576171875</text:p>
          </table:table-cell>
          <table:table-cell office:value-type="float" office:value="-67.9325180053711" calcext:value-type="float">
            <text:p>-67,9325180053711</text:p>
          </table:table-cell>
          <table:table-cell office:value-type="float" office:value="-67.9461517333984" calcext:value-type="float">
            <text:p>-67,9461517333984</text:p>
          </table:table-cell>
          <table:table-cell office:value-type="float" office:value="-67.8979339599609" calcext:value-type="float">
            <text:p>-67,8979339599609</text:p>
          </table:table-cell>
          <table:table-cell office:value-type="float" office:value="-67.9906234741211" calcext:value-type="float">
            <text:p>-67,9906234741211</text:p>
          </table:table-cell>
          <table:table-cell office:value-type="float" office:value="-67.9429550170898" calcext:value-type="float">
            <text:p>-67,9429550170898</text:p>
          </table:table-cell>
          <table:table-cell office:value-type="float" office:value="-67.9471054077148" calcext:value-type="float">
            <text:p>-67,9471054077148</text:p>
          </table:table-cell>
          <table:table-cell office:value-type="float" office:value="-67.9506988525391" calcext:value-type="float">
            <text:p>-67,9506988525391</text:p>
          </table:table-cell>
          <table:table-cell office:value-type="float" office:value="-67.9549331665039" calcext:value-type="float">
            <text:p>-67,9549331665039</text:p>
          </table:table-cell>
          <table:table-cell office:value-type="float" office:value="-67.949577331543" calcext:value-type="float">
            <text:p>-67,949577331543</text:p>
          </table:table-cell>
          <table:table-cell office:value-type="float" office:value="-67.9803619384766" calcext:value-type="float">
            <text:p>-67,9803619384766</text:p>
          </table:table-cell>
          <table:table-cell office:value-type="float" office:value="-67.9742813110352" calcext:value-type="float">
            <text:p>-67,9742813110352</text:p>
          </table:table-cell>
          <table:table-cell office:value-type="float" office:value="-67.9578018188477" calcext:value-type="float">
            <text:p>-67,9578018188477</text:p>
          </table:table-cell>
          <table:table-cell office:value-type="float" office:value="-67.9662780761719" calcext:value-type="float">
            <text:p>-67,9662780761719</text:p>
          </table:table-cell>
          <table:table-cell office:value-type="float" office:value="-67.9568481445313" calcext:value-type="float">
            <text:p>-67,9568481445313</text:p>
          </table:table-cell>
          <table:table-cell office:value-type="float" office:value="-67.9578857421875" calcext:value-type="float">
            <text:p>-67,9578857421875</text:p>
          </table:table-cell>
          <table:table-cell office:value-type="float" office:value="-68.0025787353516" calcext:value-type="float">
            <text:p>-68,0025787353516</text:p>
          </table:table-cell>
          <table:table-cell office:value-type="float" office:value="-68.0061111450195" calcext:value-type="float">
            <text:p>-68,0061111450195</text:p>
          </table:table-cell>
          <table:table-cell office:value-type="float" office:value="-67.9382476806641" calcext:value-type="float">
            <text:p>-67,9382476806641</text:p>
          </table:table-cell>
          <table:table-cell office:value-type="float" office:value="-67.9713973999023" calcext:value-type="float">
            <text:p>-67,9713973999023</text:p>
          </table:table-cell>
          <table:table-cell office:value-type="float" office:value="-67.9304428100586" calcext:value-type="float">
            <text:p>-67,9304428100586</text:p>
          </table:table-cell>
          <table:table-cell office:value-type="float" office:value="-67.9706802368164" calcext:value-type="float">
            <text:p>-67,9706802368164</text:p>
          </table:table-cell>
          <table:table-cell office:value-type="float" office:value="-67.9700393676758" calcext:value-type="float">
            <text:p>-67,9700393676758</text:p>
          </table:table-cell>
          <table:table-cell office:value-type="float" office:value="-67.953010559082" calcext:value-type="float">
            <text:p>-67,953010559082</text:p>
          </table:table-cell>
          <table:table-cell office:value-type="float" office:value="-67.9684371948242" calcext:value-type="float">
            <text:p>-67,9684371948242</text:p>
          </table:table-cell>
          <table:table-cell office:value-type="float" office:value="-67.9804458618164" calcext:value-type="float">
            <text:p>-67,9804458618164</text:p>
          </table:table-cell>
          <table:table-cell office:value-type="float" office:value="-67.9526138305664" calcext:value-type="float">
            <text:p>-67,9526138305664</text:p>
          </table:table-cell>
          <table:table-cell office:value-type="float" office:value="-67.9729995727539" calcext:value-type="float">
            <text:p>-67,9729995727539</text:p>
          </table:table-cell>
          <table:table-cell office:value-type="float" office:value="-68.003059387207" calcext:value-type="float">
            <text:p>-68,003059387207</text:p>
          </table:table-cell>
          <table:table-cell office:value-type="float" office:value="-67.9614028930664" calcext:value-type="float">
            <text:p>-67,9614028930664</text:p>
          </table:table-cell>
          <table:table-cell office:value-type="float" office:value="-67.9798812866211" calcext:value-type="float">
            <text:p>-67,9798812866211</text:p>
          </table:table-cell>
          <table:table-cell office:value-type="float" office:value="-67.976676940918" calcext:value-type="float">
            <text:p>-67,976676940918</text:p>
          </table:table-cell>
          <table:table-cell office:value-type="float" office:value="-67.9746017456055" calcext:value-type="float">
            <text:p>-67,9746017456055</text:p>
          </table:table-cell>
          <table:table-cell office:value-type="float" office:value="-67.9812469482422" calcext:value-type="float">
            <text:p>-67,9812469482422</text:p>
          </table:table-cell>
          <table:table-cell office:value-type="float" office:value="-67.9435119628906" calcext:value-type="float">
            <text:p>-67,9435119628906</text:p>
          </table:table-cell>
          <table:table-cell office:value-type="float" office:value="-68.0015335083008" calcext:value-type="float">
            <text:p>-68,0015335083008</text:p>
          </table:table-cell>
          <table:table-cell office:value-type="float" office:value="-68.0205078125" calcext:value-type="float">
            <text:p>-68,0205078125</text:p>
          </table:table-cell>
          <table:table-cell office:value-type="float" office:value="-68.0004959106445" calcext:value-type="float">
            <text:p>-68,0004959106445</text:p>
          </table:table-cell>
          <table:table-cell office:value-type="float" office:value="-67.9290084838867" calcext:value-type="float">
            <text:p>-67,9290084838867</text:p>
          </table:table-cell>
          <table:table-cell office:value-type="float" office:value="-67.9385681152344" calcext:value-type="float">
            <text:p>-67,9385681152344</text:p>
          </table:table-cell>
          <table:table-cell office:value-type="float" office:value="-67.9649963378906" calcext:value-type="float">
            <text:p>-67,9649963378906</text:p>
          </table:table-cell>
          <table:table-cell office:value-type="float" office:value="-68.0001678466797" calcext:value-type="float">
            <text:p>-68,0001678466797</text:p>
          </table:table-cell>
          <table:table-cell office:value-type="float" office:value="-67.9540481567383" calcext:value-type="float">
            <text:p>-67,9540481567383</text:p>
          </table:table-cell>
          <table:table-cell office:value-type="float" office:value="-67.97412109375" calcext:value-type="float">
            <text:p>-67,97412109375</text:p>
          </table:table-cell>
          <table:table-cell office:value-type="float" office:value="-67.9224853515625" calcext:value-type="float">
            <text:p>-67,9224853515625</text:p>
          </table:table-cell>
          <table:table-cell office:value-type="float" office:value="-67.9529342651367" calcext:value-type="float">
            <text:p>-67,9529342651367</text:p>
          </table:table-cell>
          <table:table-cell office:value-type="float" office:value="-67.9753189086914" calcext:value-type="float">
            <text:p>-67,9753189086914</text:p>
          </table:table-cell>
          <table:table-cell office:value-type="float" office:value="-67.9833297729492" calcext:value-type="float">
            <text:p>-67,9833297729492</text:p>
          </table:table-cell>
          <table:table-cell office:value-type="float" office:value="-68.003059387207" calcext:value-type="float">
            <text:p>-68,003059387207</text:p>
          </table:table-cell>
          <table:table-cell office:value-type="float" office:value="-67.9802017211914" calcext:value-type="float">
            <text:p>-67,9802017211914</text:p>
          </table:table-cell>
          <table:table-cell office:value-type="float" office:value="-67.9769973754883" calcext:value-type="float">
            <text:p>-67,9769973754883</text:p>
          </table:table-cell>
          <table:table-cell office:value-type="float" office:value="-67.9807662963867" calcext:value-type="float">
            <text:p>-67,9807662963867</text:p>
          </table:table-cell>
          <table:table-cell office:value-type="float" office:value="-68.0382308959961" calcext:value-type="float">
            <text:p>-68,0382308959961</text:p>
          </table:table-cell>
          <table:table-cell office:value-type="float" office:value="-67.992546081543" calcext:value-type="float">
            <text:p>-67,992546081543</text:p>
          </table:table-cell>
          <table:table-cell office:value-type="float" office:value="-68.0012130737305" calcext:value-type="float">
            <text:p>-68,0012130737305</text:p>
          </table:table-cell>
          <table:table-cell office:value-type="float" office:value="-67.9534072875977" calcext:value-type="float">
            <text:p>-67,9534072875977</text:p>
          </table:table-cell>
          <table:table-cell office:value-type="float" office:value="-67.9766006469727" calcext:value-type="float">
            <text:p>-67,9766006469727</text:p>
          </table:table-cell>
          <table:table-cell office:value-type="float" office:value="-68.0034637451172" calcext:value-type="float">
            <text:p>-68,0034637451172</text:p>
          </table:table-cell>
          <table:table-cell office:value-type="float" office:value="-67.9601211547852" calcext:value-type="float">
            <text:p>-67,9601211547852</text:p>
          </table:table-cell>
          <table:table-cell office:value-type="float" office:value="-68.0103759765625" calcext:value-type="float">
            <text:p>-68,0103759765625</text:p>
          </table:table-cell>
          <table:table-cell office:value-type="float" office:value="-68.0276718139648" calcext:value-type="float">
            <text:p>-68,0276718139648</text:p>
          </table:table-cell>
          <table:table-cell office:value-type="float" office:value="-68.0119857788086" calcext:value-type="float">
            <text:p>-68,0119857788086</text:p>
          </table:table-cell>
          <table:table-cell office:value-type="float" office:value="-67.9870147705078" calcext:value-type="float">
            <text:p>-67,9870147705078</text:p>
          </table:table-cell>
          <table:table-cell office:value-type="float" office:value="-67.9939117431641" calcext:value-type="float">
            <text:p>-67,9939117431641</text:p>
          </table:table-cell>
          <table:table-cell office:value-type="float" office:value="-67.9862976074219" calcext:value-type="float">
            <text:p>-67,9862976074219</text:p>
          </table:table-cell>
          <table:table-cell office:value-type="float" office:value="-68.0002517700195" calcext:value-type="float">
            <text:p>-68,0002517700195</text:p>
          </table:table-cell>
          <table:table-cell office:value-type="float" office:value="-67.989501953125" calcext:value-type="float">
            <text:p>-67,989501953125</text:p>
          </table:table-cell>
          <table:table-cell office:value-type="float" office:value="-68.0103759765625" calcext:value-type="float">
            <text:p>-68,0103759765625</text:p>
          </table:table-cell>
          <table:table-cell office:value-type="float" office:value="-68.0107803344727" calcext:value-type="float">
            <text:p>-68,0107803344727</text:p>
          </table:table-cell>
          <table:table-cell office:value-type="float" office:value="-68.0395202636719" calcext:value-type="float">
            <text:p>-68,0395202636719</text:p>
          </table:table-cell>
          <table:table-cell office:value-type="float" office:value="-67.9831695556641" calcext:value-type="float">
            <text:p>-67,9831695556641</text:p>
          </table:table-cell>
          <table:table-cell office:value-type="float" office:value="-67.985969543457" calcext:value-type="float">
            <text:p>-67,985969543457</text:p>
          </table:table-cell>
          <table:table-cell office:value-type="float" office:value="-68.0650405883789" calcext:value-type="float">
            <text:p>-68,0650405883789</text:p>
          </table:table-cell>
          <table:table-cell office:value-type="float" office:value="-68.0064392089844" calcext:value-type="float">
            <text:p>-68,0064392089844</text:p>
          </table:table-cell>
          <table:table-cell office:value-type="float" office:value="-68.0523529052734" calcext:value-type="float">
            <text:p>-68,0523529052734</text:p>
          </table:table-cell>
          <table:table-cell office:value-type="float" office:value="-68.0546951293945" calcext:value-type="float">
            <text:p>-68,0546951293945</text:p>
          </table:table-cell>
          <table:table-cell office:value-type="float" office:value="-68.0367813110352" calcext:value-type="float">
            <text:p>-68,0367813110352</text:p>
          </table:table-cell>
          <table:table-cell office:value-type="float" office:value="-68.0842361450195" calcext:value-type="float">
            <text:p>-68,0842361450195</text:p>
          </table:table-cell>
          <table:table-cell office:value-type="float" office:value="-67.9894256591797" calcext:value-type="float">
            <text:p>-67,9894256591797</text:p>
          </table:table-cell>
          <table:table-cell office:value-type="float" office:value="-68.0463790893555" calcext:value-type="float">
            <text:p>-68,0463790893555</text:p>
          </table:table-cell>
          <table:table-cell office:value-type="float" office:value="-68.0114974975586" calcext:value-type="float">
            <text:p>-68,0114974975586</text:p>
          </table:table-cell>
          <table:table-cell office:value-type="float" office:value="-68.004264831543" calcext:value-type="float">
            <text:p>-68,004264831543</text:p>
          </table:table-cell>
          <table:table-cell office:value-type="float" office:value="-67.9606018066406" calcext:value-type="float">
            <text:p>-67,9606018066406</text:p>
          </table:table-cell>
          <table:table-cell office:value-type="float" office:value="-67.9923858642578" calcext:value-type="float">
            <text:p>-67,9923858642578</text:p>
          </table:table-cell>
          <table:table-cell office:value-type="float" office:value="-67.9719543457031" calcext:value-type="float">
            <text:p>-67,9719543457031</text:p>
          </table:table-cell>
          <table:table-cell office:value-type="float" office:value="-68.0158462524414" calcext:value-type="float">
            <text:p>-68,0158462524414</text:p>
          </table:table-cell>
          <table:table-cell office:value-type="float" office:value="-67.9673156738281" calcext:value-type="float">
            <text:p>-67,9673156738281</text:p>
          </table:table-cell>
          <table:table-cell office:value-type="float" office:value="-67.9677124023438" calcext:value-type="float">
            <text:p>-67,9677124023438</text:p>
          </table:table-cell>
          <table:table-cell office:value-type="float" office:value="-68.0084457397461" calcext:value-type="float">
            <text:p>-68,0084457397461</text:p>
          </table:table-cell>
          <table:table-cell office:value-type="float" office:value="-68.0217132568359" calcext:value-type="float">
            <text:p>-68,0217132568359</text:p>
          </table:table-cell>
          <table:table-cell office:value-type="float" office:value="-67.9861373901367" calcext:value-type="float">
            <text:p>-67,9861373901367</text:p>
          </table:table-cell>
          <table:table-cell office:value-type="float" office:value="-67.9957580566406" calcext:value-type="float">
            <text:p>-67,9957580566406</text:p>
          </table:table-cell>
          <table:table-cell office:value-type="float" office:value="-67.989501953125" calcext:value-type="float">
            <text:p>-67,989501953125</text:p>
          </table:table-cell>
          <table:table-cell office:value-type="float" office:value="-68.0358123779297" calcext:value-type="float">
            <text:p>-68,0358123779297</text:p>
          </table:table-cell>
          <table:table-cell office:value-type="float" office:value="-67.9831695556641" calcext:value-type="float">
            <text:p>-67,9831695556641</text:p>
          </table:table-cell>
          <table:table-cell office:value-type="float" office:value="-68.0111770629883" calcext:value-type="float">
            <text:p>-68,0111770629883</text:p>
          </table:table-cell>
          <table:table-cell office:value-type="float" office:value="-68.0333938598633" calcext:value-type="float">
            <text:p>-68,0333938598633</text:p>
          </table:table-cell>
          <table:table-cell office:value-type="float" office:value="-68.0260620117188" calcext:value-type="float">
            <text:p>-68,0260620117188</text:p>
          </table:table-cell>
          <table:table-cell office:value-type="float" office:value="-68.3305740356445" calcext:value-type="float">
            <text:p>-68,3305740356445</text:p>
          </table:table-cell>
          <table:table-cell office:value-type="float" office:value="-68.5607757568359" calcext:value-type="float">
            <text:p>-68,5607757568359</text:p>
          </table:table-cell>
          <table:table-cell office:value-type="float" office:value="-68.5736312866211" calcext:value-type="float">
            <text:p>-68,5736312866211</text:p>
          </table:table-cell>
          <table:table-cell office:value-type="float" office:value="-68.5482788085938" calcext:value-type="float">
            <text:p>-68,5482788085938</text:p>
          </table:table-cell>
          <table:table-cell office:value-type="float" office:value="-68.5774917602539" calcext:value-type="float">
            <text:p>-68,5774917602539</text:p>
          </table:table-cell>
          <table:table-cell office:value-type="float" office:value="-68.5402450561523" calcext:value-type="float">
            <text:p>-68,5402450561523</text:p>
          </table:table-cell>
          <table:table-cell office:value-type="float" office:value="-68.5755157470703" calcext:value-type="float">
            <text:p>-68,5755157470703</text:p>
          </table:table-cell>
          <table:table-cell office:value-type="float" office:value="-68.6043853759766" calcext:value-type="float">
            <text:p>-68,6043853759766</text:p>
          </table:table-cell>
          <table:table-cell office:value-type="float" office:value="-68.5462265014648" calcext:value-type="float">
            <text:p>-68,5462265014648</text:p>
          </table:table-cell>
          <table:table-cell office:value-type="float" office:value="-68.5527267456055" calcext:value-type="float">
            <text:p>-68,5527267456055</text:p>
          </table:table-cell>
          <table:table-cell office:value-type="float" office:value="-68.562141418457" calcext:value-type="float">
            <text:p>-68,562141418457</text:p>
          </table:table-cell>
          <table:table-cell office:value-type="float" office:value="-68.5888214111328" calcext:value-type="float">
            <text:p>-68,5888214111328</text:p>
          </table:table-cell>
          <table:table-cell office:value-type="float" office:value="-68.6110153198242" calcext:value-type="float">
            <text:p>-68,6110153198242</text:p>
          </table:table-cell>
          <table:table-cell office:value-type="float" office:value="-68.5987930297852" calcext:value-type="float">
            <text:p>-68,5987930297852</text:p>
          </table:table-cell>
          <table:table-cell office:value-type="float" office:value="-68.6325759887695" calcext:value-type="float">
            <text:p>-68,6325759887695</text:p>
          </table:table-cell>
          <table:table-cell office:value-type="float" office:value="-68.5964736938477" calcext:value-type="float">
            <text:p>-68,5964736938477</text:p>
          </table:table-cell>
          <table:table-cell office:value-type="float" office:value="-68.5813522338867" calcext:value-type="float">
            <text:p>-68,5813522338867</text:p>
          </table:table-cell>
          <table:table-cell office:value-type="float" office:value="-68.5955276489258" calcext:value-type="float">
            <text:p>-68,5955276489258</text:p>
          </table:table-cell>
          <table:table-cell office:value-type="float" office:value="-68.6324920654297" calcext:value-type="float">
            <text:p>-68,6324920654297</text:p>
          </table:table-cell>
          <table:table-cell office:value-type="float" office:value="-68.6495208740234" calcext:value-type="float">
            <text:p>-68,6495208740234</text:p>
          </table:table-cell>
          <table:table-cell office:value-type="float" office:value="-68.6215362548828" calcext:value-type="float">
            <text:p>-68,6215362548828</text:p>
          </table:table-cell>
          <table:table-cell office:value-type="float" office:value="-68.5721740722656" calcext:value-type="float">
            <text:p>-68,5721740722656</text:p>
          </table:table-cell>
          <table:table-cell office:value-type="float" office:value="-68.6116180419922" calcext:value-type="float">
            <text:p>-68,6116180419922</text:p>
          </table:table-cell>
          <table:table-cell office:value-type="float" office:value="-68.5803146362305" calcext:value-type="float">
            <text:p>-68,5803146362305</text:p>
          </table:table-cell>
          <table:table-cell office:value-type="float" office:value="-68.5395584106445" calcext:value-type="float">
            <text:p>-68,5395584106445</text:p>
          </table:table-cell>
          <table:table-cell office:value-type="float" office:value="-68.5543518066406" calcext:value-type="float">
            <text:p>-68,5543518066406</text:p>
          </table:table-cell>
          <table:table-cell office:value-type="float" office:value="-68.638542175293" calcext:value-type="float">
            <text:p>-68,638542175293</text:p>
          </table:table-cell>
          <table:table-cell office:value-type="float" office:value="-68.5678863525391" calcext:value-type="float">
            <text:p>-68,5678863525391</text:p>
          </table:table-cell>
          <table:table-cell office:value-type="float" office:value="-68.5683975219727" calcext:value-type="float">
            <text:p>-68,5683975219727</text:p>
          </table:table-cell>
          <table:table-cell office:value-type="float" office:value="-68.5880508422852" calcext:value-type="float">
            <text:p>-68,5880508422852</text:p>
          </table:table-cell>
          <table:table-cell office:value-type="float" office:value="-68.5626602172852" calcext:value-type="float">
            <text:p>-68,5626602172852</text:p>
          </table:table-cell>
          <table:table-cell office:value-type="float" office:value="-68.5987930297852" calcext:value-type="float">
            <text:p>-68,5987930297852</text:p>
          </table:table-cell>
          <table:table-cell office:value-type="float" office:value="-68.6321411132813" calcext:value-type="float">
            <text:p>-68,6321411132813</text:p>
          </table:table-cell>
          <table:table-cell office:value-type="float" office:value="-68.6192855834961" calcext:value-type="float">
            <text:p>-68,6192855834961</text:p>
          </table:table-cell>
          <table:table-cell office:value-type="float" office:value="-68.5649719238281" calcext:value-type="float">
            <text:p>-68,5649719238281</text:p>
          </table:table-cell>
          <table:table-cell office:value-type="float" office:value="-68.6097259521484" calcext:value-type="float">
            <text:p>-68,6097259521484</text:p>
          </table:table-cell>
          <table:table-cell office:value-type="float" office:value="-68.6068801879883" calcext:value-type="float">
            <text:p>-68,6068801879883</text:p>
          </table:table-cell>
          <table:table-cell office:value-type="float" office:value="-68.5658264160156" calcext:value-type="float">
            <text:p>-68,5658264160156</text:p>
          </table:table-cell>
          <table:table-cell office:value-type="float" office:value="-68.5718307495117" calcext:value-type="float">
            <text:p>-68,5718307495117</text:p>
          </table:table-cell>
          <table:table-cell office:value-type="float" office:value="-68.5782623291016" calcext:value-type="float">
            <text:p>-68,5782623291016</text:p>
          </table:table-cell>
          <table:table-cell office:value-type="float" office:value="-68.5861587524414" calcext:value-type="float">
            <text:p>-68,5861587524414</text:p>
          </table:table-cell>
          <table:table-cell office:value-type="float" office:value="-68.5836715698242" calcext:value-type="float">
            <text:p>-68,5836715698242</text:p>
          </table:table-cell>
          <table:table-cell office:value-type="float" office:value="-68.6067962646484" calcext:value-type="float">
            <text:p>-68,6067962646484</text:p>
          </table:table-cell>
          <table:table-cell office:value-type="float" office:value="-68.6348266601563" calcext:value-type="float">
            <text:p>-68,6348266601563</text:p>
          </table:table-cell>
          <table:table-cell office:value-type="float" office:value="-68.5953521728516" calcext:value-type="float">
            <text:p>-68,5953521728516</text:p>
          </table:table-cell>
          <table:table-cell office:value-type="float" office:value="-68.6125640869141" calcext:value-type="float">
            <text:p>-68,6125640869141</text:p>
          </table:table-cell>
          <table:table-cell office:value-type="float" office:value="-68.6344757080078" calcext:value-type="float">
            <text:p>-68,6344757080078</text:p>
          </table:table-cell>
          <table:table-cell office:value-type="float" office:value="-68.6091232299805" calcext:value-type="float">
            <text:p>-68,6091232299805</text:p>
          </table:table-cell>
          <table:table-cell office:value-type="float" office:value="-68.5961303710938" calcext:value-type="float">
            <text:p>-68,5961303710938</text:p>
          </table:table-cell>
          <table:table-cell office:value-type="float" office:value="-68.6515960693359" calcext:value-type="float">
            <text:p>-68,6515960693359</text:p>
          </table:table-cell>
          <table:table-cell office:value-type="float" office:value="-68.5905380249023" calcext:value-type="float">
            <text:p>-68,5905380249023</text:p>
          </table:table-cell>
          <table:table-cell office:value-type="float" office:value="-68.6154098510742" calcext:value-type="float">
            <text:p>-68,6154098510742</text:p>
          </table:table-cell>
          <table:table-cell office:value-type="float" office:value="-68.6432876586914" calcext:value-type="float">
            <text:p>-68,6432876586914</text:p>
          </table:table-cell>
          <table:table-cell office:value-type="float" office:value="-68.6323165893555" calcext:value-type="float">
            <text:p>-68,6323165893555</text:p>
          </table:table-cell>
          <table:table-cell office:value-type="float" office:value="-68.6511611938477" calcext:value-type="float">
            <text:p>-68,6511611938477</text:p>
          </table:table-cell>
          <table:table-cell office:value-type="float" office:value="-68.6465759277344" calcext:value-type="float">
            <text:p>-68,6465759277344</text:p>
          </table:table-cell>
          <table:table-cell office:value-type="float" office:value="-68.6047286987305" calcext:value-type="float">
            <text:p>-68,6047286987305</text:p>
          </table:table-cell>
          <table:table-cell office:value-type="float" office:value="-68.6499481201172" calcext:value-type="float">
            <text:p>-68,6499481201172</text:p>
          </table:table-cell>
          <table:table-cell office:value-type="float" office:value="-68.6448440551758" calcext:value-type="float">
            <text:p>-68,6448440551758</text:p>
          </table:table-cell>
          <table:table-cell office:value-type="float" office:value="-68.6411285400391" calcext:value-type="float">
            <text:p>-68,6411285400391</text:p>
          </table:table-cell>
          <table:table-cell office:value-type="float" office:value="-68.599479675293" calcext:value-type="float">
            <text:p>-68,599479675293</text:p>
          </table:table-cell>
          <table:table-cell office:value-type="float" office:value="-68.6368103027344" calcext:value-type="float">
            <text:p>-68,6368103027344</text:p>
          </table:table-cell>
          <table:table-cell office:value-type="float" office:value="-68.5840148925781" calcext:value-type="float">
            <text:p>-68,5840148925781</text:p>
          </table:table-cell>
          <table:table-cell office:value-type="float" office:value="-68.594841003418" calcext:value-type="float">
            <text:p>-68,594841003418</text:p>
          </table:table-cell>
          <table:table-cell office:value-type="float" office:value="-68.5752563476563" calcext:value-type="float">
            <text:p>-68,5752563476563</text:p>
          </table:table-cell>
          <table:table-cell office:value-type="float" office:value="-68.4983978271484" calcext:value-type="float">
            <text:p>-68,4983978271484</text:p>
          </table:table-cell>
          <table:table-cell office:value-type="float" office:value="-68.5109024047852" calcext:value-type="float">
            <text:p>-68,5109024047852</text:p>
          </table:table-cell>
          <table:table-cell office:value-type="float" office:value="-68.4956741333008" calcext:value-type="float">
            <text:p>-68,4956741333008</text:p>
          </table:table-cell>
          <table:table-cell office:value-type="float" office:value="-68.4657211303711" calcext:value-type="float">
            <text:p>-68,4657211303711</text:p>
          </table:table-cell>
          <table:table-cell office:value-type="float" office:value="-68.4791107177734" calcext:value-type="float">
            <text:p>-68,4791107177734</text:p>
          </table:table-cell>
          <table:table-cell office:value-type="float" office:value="-68.5131988525391" calcext:value-type="float">
            <text:p>-68,5131988525391</text:p>
          </table:table-cell>
          <table:table-cell office:value-type="float" office:value="-68.487174987793" calcext:value-type="float">
            <text:p>-68,487174987793</text:p>
          </table:table-cell>
          <table:table-cell office:value-type="float" office:value="-68.484375" calcext:value-type="float">
            <text:p>-68,484375</text:p>
          </table:table-cell>
          <table:table-cell office:value-type="float" office:value="-68.4438934326172" calcext:value-type="float">
            <text:p>-68,4438934326172</text:p>
          </table:table-cell>
          <table:table-cell office:value-type="float" office:value="-68.4858169555664" calcext:value-type="float">
            <text:p>-68,4858169555664</text:p>
          </table:table-cell>
          <table:table-cell office:value-type="float" office:value="-68.4651260375977" calcext:value-type="float">
            <text:p>-68,4651260375977</text:p>
          </table:table-cell>
          <table:table-cell office:value-type="float" office:value="-68.4989929199219" calcext:value-type="float">
            <text:p>-68,4989929199219</text:p>
          </table:table-cell>
          <table:table-cell office:value-type="float" office:value="-68.4719085693359" calcext:value-type="float">
            <text:p>-68,4719085693359</text:p>
          </table:table-cell>
          <table:table-cell office:value-type="float" office:value="-68.5012817382813" calcext:value-type="float">
            <text:p>-68,5012817382813</text:p>
          </table:table-cell>
          <table:table-cell office:value-type="float" office:value="-68.509033203125" calcext:value-type="float">
            <text:p>-68,509033203125</text:p>
          </table:table-cell>
          <table:table-cell office:value-type="float" office:value="-68.4983139038086" calcext:value-type="float">
            <text:p>-68,4983139038086</text:p>
          </table:table-cell>
          <table:table-cell office:value-type="float" office:value="-68.495246887207" calcext:value-type="float">
            <text:p>-68,495246887207</text:p>
          </table:table-cell>
          <table:table-cell office:value-type="float" office:value="-68.4915084838867" calcext:value-type="float">
            <text:p>-68,4915084838867</text:p>
          </table:table-cell>
          <table:table-cell office:value-type="float" office:value="-68.4888763427734" calcext:value-type="float">
            <text:p>-68,4888763427734</text:p>
          </table:table-cell>
          <table:table-cell office:value-type="float" office:value="-68.5060501098633" calcext:value-type="float">
            <text:p>-68,5060501098633</text:p>
          </table:table-cell>
          <table:table-cell office:value-type="float" office:value="-68.482421875" calcext:value-type="float">
            <text:p>-68,482421875</text:p>
          </table:table-cell>
          <table:table-cell office:value-type="float" office:value="-68.4881973266602" calcext:value-type="float">
            <text:p>-68,4881973266602</text:p>
          </table:table-cell>
          <table:table-cell office:value-type="float" office:value="-68.4596252441406" calcext:value-type="float">
            <text:p>-68,4596252441406</text:p>
          </table:table-cell>
          <table:table-cell office:value-type="float" office:value="-68.5051193237305" calcext:value-type="float">
            <text:p>-68,5051193237305</text:p>
          </table:table-cell>
          <table:table-cell office:value-type="float" office:value="-68.4587783813477" calcext:value-type="float">
            <text:p>-68,4587783813477</text:p>
          </table:table-cell>
          <table:table-cell office:value-type="float" office:value="-68.4603881835938" calcext:value-type="float">
            <text:p>-68,4603881835938</text:p>
          </table:table-cell>
          <table:table-cell office:value-type="float" office:value="-68.5003509521484" calcext:value-type="float">
            <text:p>-68,5003509521484</text:p>
          </table:table-cell>
          <table:table-cell office:value-type="float" office:value="-68.517204284668" calcext:value-type="float">
            <text:p>-68,517204284668</text:p>
          </table:table-cell>
          <table:table-cell office:value-type="float" office:value="-68.5034103393555" calcext:value-type="float">
            <text:p>-68,5034103393555</text:p>
          </table:table-cell>
          <table:table-cell office:value-type="float" office:value="-68.4836120605469" calcext:value-type="float">
            <text:p>-68,4836120605469</text:p>
          </table:table-cell>
          <table:table-cell office:value-type="float" office:value="-68.52001953125" calcext:value-type="float">
            <text:p>-68,52001953125</text:p>
          </table:table-cell>
          <table:table-cell office:value-type="float" office:value="-68.5290603637695" calcext:value-type="float">
            <text:p>-68,5290603637695</text:p>
          </table:table-cell>
          <table:table-cell office:value-type="float" office:value="-68.5215530395508" calcext:value-type="float">
            <text:p>-68,5215530395508</text:p>
          </table:table-cell>
          <table:table-cell office:value-type="float" office:value="-68.5606842041016" calcext:value-type="float">
            <text:p>-68,5606842041016</text:p>
          </table:table-cell>
          <table:table-cell office:value-type="float" office:value="-68.5126113891602" calcext:value-type="float">
            <text:p>-68,5126113891602</text:p>
          </table:table-cell>
          <table:table-cell office:value-type="float" office:value="-68.5381927490234" calcext:value-type="float">
            <text:p>-68,5381927490234</text:p>
          </table:table-cell>
          <table:table-cell office:value-type="float" office:value="-68.4919357299805" calcext:value-type="float">
            <text:p>-68,4919357299805</text:p>
          </table:table-cell>
          <table:table-cell office:value-type="float" office:value="-68.4887924194336" calcext:value-type="float">
            <text:p>-68,4887924194336</text:p>
          </table:table-cell>
          <table:table-cell office:value-type="float" office:value="-68.4591979980469" calcext:value-type="float">
            <text:p>-68,4591979980469</text:p>
          </table:table-cell>
          <table:table-cell office:value-type="float" office:value="-68.528205871582" calcext:value-type="float">
            <text:p>-68,528205871582</text:p>
          </table:table-cell>
          <table:table-cell office:value-type="float" office:value="-68.4864959716797" calcext:value-type="float">
            <text:p>-68,4864959716797</text:p>
          </table:table-cell>
          <table:table-cell office:value-type="float" office:value="-68.4883651733398" calcext:value-type="float">
            <text:p>-68,4883651733398</text:p>
          </table:table-cell>
          <table:table-cell office:value-type="float" office:value="-68.4539566040039" calcext:value-type="float">
            <text:p>-68,4539566040039</text:p>
          </table:table-cell>
          <table:table-cell office:value-type="float" office:value="-68.4972076416016" calcext:value-type="float">
            <text:p>-68,4972076416016</text:p>
          </table:table-cell>
          <table:table-cell office:value-type="float" office:value="-68.4981384277344" calcext:value-type="float">
            <text:p>-68,4981384277344</text:p>
          </table:table-cell>
          <table:table-cell office:value-type="float" office:value="-68.5241088867188" calcext:value-type="float">
            <text:p>-68,5241088867188</text:p>
          </table:table-cell>
          <table:table-cell office:value-type="float" office:value="-68.5065612792969" calcext:value-type="float">
            <text:p>-68,5065612792969</text:p>
          </table:table-cell>
          <table:table-cell office:value-type="float" office:value="-68.5227508544922" calcext:value-type="float">
            <text:p>-68,5227508544922</text:p>
          </table:table-cell>
          <table:table-cell office:value-type="float" office:value="-68.4899826049805" calcext:value-type="float">
            <text:p>-68,4899826049805</text:p>
          </table:table-cell>
          <table:table-cell office:value-type="float" office:value="-68.5029907226563" calcext:value-type="float">
            <text:p>-68,5029907226563</text:p>
          </table:table-cell>
          <table:table-cell office:value-type="float" office:value="-68.4851379394531" calcext:value-type="float">
            <text:p>-68,4851379394531</text:p>
          </table:table-cell>
          <table:table-cell office:value-type="float" office:value="-68.4659805297852" calcext:value-type="float">
            <text:p>-68,4659805297852</text:p>
          </table:table-cell>
          <table:table-cell office:value-type="float" office:value="-68.4489669799805" calcext:value-type="float">
            <text:p>-68,4489669799805</text:p>
          </table:table-cell>
          <table:table-cell office:value-type="float" office:value="-68.4014129638672" calcext:value-type="float">
            <text:p>-68,4014129638672</text:p>
          </table:table-cell>
          <table:table-cell office:value-type="float" office:value="-68.4447402954102" calcext:value-type="float">
            <text:p>-68,4447402954102</text:p>
          </table:table-cell>
          <table:table-cell office:value-type="float" office:value="-68.475212097168" calcext:value-type="float">
            <text:p>-68,475212097168</text:p>
          </table:table-cell>
          <table:table-cell office:value-type="float" office:value="-68.5095367431641" calcext:value-type="float">
            <text:p>-68,5095367431641</text:p>
          </table:table-cell>
          <table:table-cell office:value-type="float" office:value="-68.4968643188477" calcext:value-type="float">
            <text:p>-68,4968643188477</text:p>
          </table:table-cell>
          <table:table-cell office:value-type="float" office:value="-68.4598770141602" calcext:value-type="float">
            <text:p>-68,4598770141602</text:p>
          </table:table-cell>
          <table:table-cell office:value-type="float" office:value="-68.4340972900391" calcext:value-type="float">
            <text:p>-68,4340972900391</text:p>
          </table:table-cell>
          <table:table-cell office:value-type="float" office:value="-68.4469375610352" calcext:value-type="float">
            <text:p>-68,4469375610352</text:p>
          </table:table-cell>
          <table:table-cell office:value-type="float" office:value="-68.4547119140625" calcext:value-type="float">
            <text:p>-68,4547119140625</text:p>
          </table:table-cell>
          <table:table-cell office:value-type="float" office:value="-68.4959335327148" calcext:value-type="float">
            <text:p>-68,4959335327148</text:p>
          </table:table-cell>
          <table:table-cell office:value-type="float" office:value="-68.4983978271484" calcext:value-type="float">
            <text:p>-68,4983978271484</text:p>
          </table:table-cell>
          <table:table-cell office:value-type="float" office:value="-68.4903182983398" calcext:value-type="float">
            <text:p>-68,4903182983398</text:p>
          </table:table-cell>
          <table:table-cell office:value-type="float" office:value="-68.5056228637695" calcext:value-type="float">
            <text:p>-68,5056228637695</text:p>
          </table:table-cell>
          <table:table-cell office:value-type="float" office:value="-68.3556289672852" calcext:value-type="float">
            <text:p>-68,3556289672852</text:p>
          </table:table-cell>
          <table:table-cell office:value-type="float" office:value="-68.3409194946289" calcext:value-type="float">
            <text:p>-68,3409194946289</text:p>
          </table:table-cell>
          <table:table-cell office:value-type="float" office:value="-68.3655014038086" calcext:value-type="float">
            <text:p>-68,3655014038086</text:p>
          </table:table-cell>
          <table:table-cell office:value-type="float" office:value="-68.3962860107422" calcext:value-type="float">
            <text:p>-68,3962860107422</text:p>
          </table:table-cell>
          <table:table-cell office:value-type="float" office:value="-68.3590545654297" calcext:value-type="float">
            <text:p>-68,3590545654297</text:p>
          </table:table-cell>
          <table:table-cell office:value-type="float" office:value="-68.3495254516602" calcext:value-type="float">
            <text:p>-68,3495254516602</text:p>
          </table:table-cell>
          <table:table-cell office:value-type="float" office:value="-68.3696899414063" calcext:value-type="float">
            <text:p>-68,3696899414063</text:p>
          </table:table-cell>
          <table:table-cell office:value-type="float" office:value="-68.3577194213867" calcext:value-type="float">
            <text:p>-68,3577194213867</text:p>
          </table:table-cell>
          <table:table-cell office:value-type="float" office:value="-68.3793334960938" calcext:value-type="float">
            <text:p>-68,3793334960938</text:p>
          </table:table-cell>
          <table:table-cell office:value-type="float" office:value="-68.3420028686523" calcext:value-type="float">
            <text:p>-68,3420028686523</text:p>
          </table:table-cell>
          <table:table-cell office:value-type="float" office:value="-68.3302383422852" calcext:value-type="float">
            <text:p>-68,3302383422852</text:p>
          </table:table-cell>
          <table:table-cell office:value-type="float" office:value="-68.3123245239258" calcext:value-type="float">
            <text:p>-68,3123245239258</text:p>
          </table:table-cell>
          <table:table-cell office:value-type="float" office:value="-68.3428344726563" calcext:value-type="float">
            <text:p>-68,3428344726563</text:p>
          </table:table-cell>
          <table:table-cell office:value-type="float" office:value="-68.3229904174805" calcext:value-type="float">
            <text:p>-68,3229904174805</text:p>
          </table:table-cell>
          <table:table-cell office:value-type="float" office:value="-68.2996826171875" calcext:value-type="float">
            <text:p>-68,2996826171875</text:p>
          </table:table-cell>
          <table:table-cell office:value-type="float" office:value="-68.3334045410156" calcext:value-type="float">
            <text:p>-68,3334045410156</text:p>
          </table:table-cell>
          <table:table-cell office:value-type="float" office:value="-68.3473510742188" calcext:value-type="float">
            <text:p>-68,3473510742188</text:p>
          </table:table-cell>
          <table:table-cell office:value-type="float" office:value="-68.3279876708984" calcext:value-type="float">
            <text:p>-68,3279876708984</text:p>
          </table:table-cell>
          <table:table-cell office:value-type="float" office:value="-68.3248138427734" calcext:value-type="float">
            <text:p>-68,3248138427734</text:p>
          </table:table-cell>
          <table:table-cell office:value-type="float" office:value="-68.342170715332" calcext:value-type="float">
            <text:p>-68,342170715332</text:p>
          </table:table-cell>
          <table:table-cell office:value-type="float" office:value="-68.3315734863281" calcext:value-type="float">
            <text:p>-68,3315734863281</text:p>
          </table:table-cell>
          <table:table-cell office:value-type="float" office:value="-68.3135757446289" calcext:value-type="float">
            <text:p>-68,3135757446289</text:p>
          </table:table-cell>
          <table:table-cell office:value-type="float" office:value="-68.3204879760742" calcext:value-type="float">
            <text:p>-68,3204879760742</text:p>
          </table:table-cell>
          <table:table-cell office:value-type="float" office:value="-68.307746887207" calcext:value-type="float">
            <text:p>-68,307746887207</text:p>
          </table:table-cell>
          <table:table-cell office:value-type="float" office:value="-68.2844085693359" calcext:value-type="float">
            <text:p>-68,2844085693359</text:p>
          </table:table-cell>
          <table:table-cell office:value-type="float" office:value="-68.2724685668945" calcext:value-type="float">
            <text:p>-68,2724685668945</text:p>
          </table:table-cell>
          <table:table-cell office:value-type="float" office:value="-68.3085021972656" calcext:value-type="float">
            <text:p>-68,3085021972656</text:p>
          </table:table-cell>
          <table:table-cell office:value-type="float" office:value="-68.3279037475586" calcext:value-type="float">
            <text:p>-68,3279037475586</text:p>
          </table:table-cell>
          <table:table-cell office:value-type="float" office:value="-68.3471832275391" calcext:value-type="float">
            <text:p>-68,3471832275391</text:p>
          </table:table-cell>
          <table:table-cell office:value-type="float" office:value="-68.3256530761719" calcext:value-type="float">
            <text:p>-68,3256530761719</text:p>
          </table:table-cell>
          <table:table-cell office:value-type="float" office:value="-68.3185729980469" calcext:value-type="float">
            <text:p>-68,3185729980469</text:p>
          </table:table-cell>
          <table:table-cell office:value-type="float" office:value="-68.335075378418" calcext:value-type="float">
            <text:p>-68,335075378418</text:p>
          </table:table-cell>
          <table:table-cell office:value-type="float" office:value="-68.3671722412109" calcext:value-type="float">
            <text:p>-68,3671722412109</text:p>
          </table:table-cell>
          <table:table-cell office:value-type="float" office:value="-68.3011779785156" calcext:value-type="float">
            <text:p>-68,3011779785156</text:p>
          </table:table-cell>
          <table:table-cell office:value-type="float" office:value="-68.314826965332" calcext:value-type="float">
            <text:p>-68,314826965332</text:p>
          </table:table-cell>
          <table:table-cell office:value-type="float" office:value="-68.3251495361328" calcext:value-type="float">
            <text:p>-68,3251495361328</text:p>
          </table:table-cell>
          <table:table-cell office:value-type="float" office:value="-68.3248977661133" calcext:value-type="float">
            <text:p>-68,3248977661133</text:p>
          </table:table-cell>
          <table:table-cell office:value-type="float" office:value="-68.3098297119141" calcext:value-type="float">
            <text:p>-68,3098297119141</text:p>
          </table:table-cell>
          <table:table-cell office:value-type="float" office:value="-68.3413314819336" calcext:value-type="float">
            <text:p>-68,3413314819336</text:p>
          </table:table-cell>
          <table:table-cell office:value-type="float" office:value="-68.3635787963867" calcext:value-type="float">
            <text:p>-68,3635787963867</text:p>
          </table:table-cell>
          <table:table-cell office:value-type="float" office:value="-68.3530349731445" calcext:value-type="float">
            <text:p>-68,3530349731445</text:p>
          </table:table-cell>
          <table:table-cell office:value-type="float" office:value="-68.3683547973633" calcext:value-type="float">
            <text:p>-68,3683547973633</text:p>
          </table:table-cell>
          <table:table-cell office:value-type="float" office:value="-68.3542938232422" calcext:value-type="float">
            <text:p>-68,3542938232422</text:p>
          </table:table-cell>
          <table:table-cell office:value-type="float" office:value="-68.3678436279297" calcext:value-type="float">
            <text:p>-68,3678436279297</text:p>
          </table:table-cell>
          <table:table-cell office:value-type="float" office:value="-68.3573837280273" calcext:value-type="float">
            <text:p>-68,3573837280273</text:p>
          </table:table-cell>
          <table:table-cell office:value-type="float" office:value="-68.3833541870117" calcext:value-type="float">
            <text:p>-68,3833541870117</text:p>
          </table:table-cell>
          <table:table-cell office:value-type="float" office:value="-68.3536224365234" calcext:value-type="float">
            <text:p>-68,3536224365234</text:p>
          </table:table-cell>
          <table:table-cell office:value-type="float" office:value="-68.3174896240234" calcext:value-type="float">
            <text:p>-68,3174896240234</text:p>
          </table:table-cell>
          <table:table-cell office:value-type="float" office:value="-68.3500213623047" calcext:value-type="float">
            <text:p>-68,3500213623047</text:p>
          </table:table-cell>
          <table:table-cell office:value-type="float" office:value="-68.3520355224609" calcext:value-type="float">
            <text:p>-68,3520355224609</text:p>
          </table:table-cell>
          <table:table-cell office:value-type="float" office:value="-68.3061676025391" calcext:value-type="float">
            <text:p>-68,3061676025391</text:p>
          </table:table-cell>
          <table:table-cell office:value-type="float" office:value="-68.2890548706055" calcext:value-type="float">
            <text:p>-68,2890548706055</text:p>
          </table:table-cell>
          <table:table-cell office:value-type="float" office:value="-68.3266525268555" calcext:value-type="float">
            <text:p>-68,3266525268555</text:p>
          </table:table-cell>
          <table:table-cell office:value-type="float" office:value="-68.3224029541016" calcext:value-type="float">
            <text:p>-68,3224029541016</text:p>
          </table:table-cell>
          <table:table-cell office:value-type="float" office:value="-68.328483581543" calcext:value-type="float">
            <text:p>-68,328483581543</text:p>
          </table:table-cell>
          <table:table-cell office:value-type="float" office:value="-68.2873992919922" calcext:value-type="float">
            <text:p>-68,2873992919922</text:p>
          </table:table-cell>
          <table:table-cell office:value-type="float" office:value="-68.2533569335938" calcext:value-type="float">
            <text:p>-68,2533569335938</text:p>
          </table:table-cell>
          <table:table-cell office:value-type="float" office:value="-68.3164901733398" calcext:value-type="float">
            <text:p>-68,3164901733398</text:p>
          </table:table-cell>
          <table:table-cell office:value-type="float" office:value="-68.307502746582" calcext:value-type="float">
            <text:p>-68,307502746582</text:p>
          </table:table-cell>
          <table:table-cell office:value-type="float" office:value="-68.3163223266602" calcext:value-type="float">
            <text:p>-68,3163223266602</text:p>
          </table:table-cell>
          <table:table-cell office:value-type="float" office:value="-68.3213195800781" calcext:value-type="float">
            <text:p>-68,3213195800781</text:p>
          </table:table-cell>
          <table:table-cell office:value-type="float" office:value="-68.3484344482422" calcext:value-type="float">
            <text:p>-68,3484344482422</text:p>
          </table:table-cell>
          <table:table-cell office:value-type="float" office:value="-68.3506927490234" calcext:value-type="float">
            <text:p>-68,3506927490234</text:p>
          </table:table-cell>
          <table:table-cell office:value-type="float" office:value="-68.3267364501953" calcext:value-type="float">
            <text:p>-68,3267364501953</text:p>
          </table:table-cell>
          <table:table-cell office:value-type="float" office:value="-68.3131561279297" calcext:value-type="float">
            <text:p>-68,3131561279297</text:p>
          </table:table-cell>
          <table:table-cell office:value-type="float" office:value="-68.3005981445313" calcext:value-type="float">
            <text:p>-68,3005981445313</text:p>
          </table:table-cell>
          <table:table-cell office:value-type="float" office:value="-68.2755355834961" calcext:value-type="float">
            <text:p>-68,2755355834961</text:p>
          </table:table-cell>
          <table:table-cell office:value-type="float" office:value="-68.3052597045898" calcext:value-type="float">
            <text:p>-68,3052597045898</text:p>
          </table:table-cell>
          <table:table-cell office:value-type="float" office:value="-68.2902145385742" calcext:value-type="float">
            <text:p>-68,2902145385742</text:p>
          </table:table-cell>
          <table:table-cell office:value-type="float" office:value="-68.3305740356445" calcext:value-type="float">
            <text:p>-68,3305740356445</text:p>
          </table:table-cell>
          <table:table-cell office:value-type="float" office:value="-68.3185729980469" calcext:value-type="float">
            <text:p>-68,3185729980469</text:p>
          </table:table-cell>
          <table:table-cell office:value-type="float" office:value="-68.3001022338867" calcext:value-type="float">
            <text:p>-68,3001022338867</text:p>
          </table:table-cell>
          <table:table-cell office:value-type="float" office:value="-68.3271560668945" calcext:value-type="float">
            <text:p>-68,3271560668945</text:p>
          </table:table-cell>
          <table:table-cell office:value-type="float" office:value="-68.3299026489258" calcext:value-type="float">
            <text:p>-68,3299026489258</text:p>
          </table:table-cell>
          <table:table-cell office:value-type="float" office:value="-68.3218154907227" calcext:value-type="float">
            <text:p>-68,3218154907227</text:p>
          </table:table-cell>
          <table:table-cell office:value-type="float" office:value="-68.3011779785156" calcext:value-type="float">
            <text:p>-68,3011779785156</text:p>
          </table:table-cell>
          <table:table-cell office:value-type="float" office:value="-68.2961120605469" calcext:value-type="float">
            <text:p>-68,2961120605469</text:p>
          </table:table-cell>
          <table:table-cell office:value-type="float" office:value="-68.2483978271484" calcext:value-type="float">
            <text:p>-68,2483978271484</text:p>
          </table:table-cell>
          <table:table-cell office:value-type="float" office:value="-68.350944519043" calcext:value-type="float">
            <text:p>-68,350944519043</text:p>
          </table:table-cell>
          <table:table-cell office:value-type="float" office:value="-68.3314056396484" calcext:value-type="float">
            <text:p>-68,3314056396484</text:p>
          </table:table-cell>
          <table:table-cell office:value-type="float" office:value="-68.3360824584961" calcext:value-type="float">
            <text:p>-68,3360824584961</text:p>
          </table:table-cell>
          <table:table-cell office:value-type="float" office:value="-68.3274002075195" calcext:value-type="float">
            <text:p>-68,3274002075195</text:p>
          </table:table-cell>
          <table:table-cell office:value-type="float" office:value="-68.3331604003906" calcext:value-type="float">
            <text:p>-68,3331604003906</text:p>
          </table:table-cell>
          <table:table-cell office:value-type="float" office:value="-68.3348236083984" calcext:value-type="float">
            <text:p>-68,3348236083984</text:p>
          </table:table-cell>
          <table:table-cell office:value-type="float" office:value="-68.3444290161133" calcext:value-type="float">
            <text:p>-68,3444290161133</text:p>
          </table:table-cell>
          <table:table-cell office:value-type="float" office:value="-68.3478469848633" calcext:value-type="float">
            <text:p>-68,3478469848633</text:p>
          </table:table-cell>
          <table:table-cell office:value-type="float" office:value="-68.3285675048828" calcext:value-type="float">
            <text:p>-68,3285675048828</text:p>
          </table:table-cell>
          <table:table-cell office:value-type="float" office:value="-68.3373260498047" calcext:value-type="float">
            <text:p>-68,3373260498047</text:p>
          </table:table-cell>
          <table:table-cell office:value-type="float" office:value="-68.3339920043945" calcext:value-type="float">
            <text:p>-68,3339920043945</text:p>
          </table:table-cell>
          <table:table-cell office:value-type="float" office:value="-68.3473510742188" calcext:value-type="float">
            <text:p>-68,3473510742188</text:p>
          </table:table-cell>
          <table:table-cell office:value-type="float" office:value="-68.3176498413086" calcext:value-type="float">
            <text:p>-68,3176498413086</text:p>
          </table:table-cell>
          <table:table-cell office:value-type="float" office:value="-68.2900543212891" calcext:value-type="float">
            <text:p>-68,2900543212891</text:p>
          </table:table-cell>
          <table:table-cell office:value-type="float" office:value="-68.3243179321289" calcext:value-type="float">
            <text:p>-68,3243179321289</text:p>
          </table:table-cell>
          <table:table-cell office:value-type="float" office:value="-68.2848205566406" calcext:value-type="float">
            <text:p>-68,2848205566406</text:p>
          </table:table-cell>
          <table:table-cell office:value-type="float" office:value="-68.2955322265625" calcext:value-type="float">
            <text:p>-68,2955322265625</text:p>
          </table:table-cell>
          <table:table-cell office:value-type="float" office:value="-68.3473510742188" calcext:value-type="float">
            <text:p>-68,3473510742188</text:p>
          </table:table-cell>
          <table:table-cell office:value-type="float" office:value="-68.3292388916016" calcext:value-type="float">
            <text:p>-68,3292388916016</text:p>
          </table:table-cell>
          <table:table-cell office:value-type="float" office:value="-68.3579711914063" calcext:value-type="float">
            <text:p>-68,3579711914063</text:p>
          </table:table-cell>
          <table:table-cell office:value-type="float" office:value="-68.3223190307617" calcext:value-type="float">
            <text:p>-68,3223190307617</text:p>
          </table:table-cell>
          <table:table-cell office:value-type="float" office:value="-68.3269882202148" calcext:value-type="float">
            <text:p>-68,3269882202148</text:p>
          </table:table-cell>
          <table:table-cell office:value-type="float" office:value="-68.3428344726563" calcext:value-type="float">
            <text:p>-68,3428344726563</text:p>
          </table:table-cell>
          <table:table-cell office:value-type="float" office:value="-68.335578918457" calcext:value-type="float">
            <text:p>-68,335578918457</text:p>
          </table:table-cell>
          <table:table-cell office:value-type="float" office:value="-68.3040084838867" calcext:value-type="float">
            <text:p>-68,3040084838867</text:p>
          </table:table-cell>
          <table:table-cell office:value-type="float" office:value="-68.3082504272461" calcext:value-type="float">
            <text:p>-68,3082504272461</text:p>
          </table:table-cell>
          <table:table-cell office:value-type="float" office:value="-68.3280715942383" calcext:value-type="float">
            <text:p>-68,3280715942383</text:p>
          </table:table-cell>
          <table:table-cell office:value-type="float" office:value="-68.3201522827148" calcext:value-type="float">
            <text:p>-68,3201522827148</text:p>
          </table:table-cell>
          <table:table-cell office:value-type="float" office:value="-68.2993545532227" calcext:value-type="float">
            <text:p>-68,2993545532227</text:p>
          </table:table-cell>
          <table:table-cell office:value-type="float" office:value="-68.2914657592773" calcext:value-type="float">
            <text:p>-68,2914657592773</text:p>
          </table:table-cell>
          <table:table-cell office:value-type="float" office:value="-68.3217391967773" calcext:value-type="float">
            <text:p>-68,3217391967773</text:p>
          </table:table-cell>
          <table:table-cell office:value-type="float" office:value="-68.3160705566406" calcext:value-type="float">
            <text:p>-68,3160705566406</text:p>
          </table:table-cell>
          <table:table-cell office:value-type="float" office:value="-68.3065032958984" calcext:value-type="float">
            <text:p>-68,3065032958984</text:p>
          </table:table-cell>
          <table:table-cell office:value-type="float" office:value="-68.2956161499023" calcext:value-type="float">
            <text:p>-68,2956161499023</text:p>
          </table:table-cell>
          <table:table-cell office:value-type="float" office:value="-68.2991027832031" calcext:value-type="float">
            <text:p>-68,2991027832031</text:p>
          </table:table-cell>
          <table:table-cell office:value-type="float" office:value="-68.3214874267578" calcext:value-type="float">
            <text:p>-68,3214874267578</text:p>
          </table:table-cell>
          <table:table-cell office:value-type="float" office:value="-68.2981109619141" calcext:value-type="float">
            <text:p>-68,2981109619141</text:p>
          </table:table-cell>
          <table:table-cell office:value-type="float" office:value="-68.3065872192383" calcext:value-type="float">
            <text:p>-68,3065872192383</text:p>
          </table:table-cell>
          <table:table-cell office:value-type="float" office:value="-68.3169021606445" calcext:value-type="float">
            <text:p>-68,3169021606445</text:p>
          </table:table-cell>
          <table:table-cell office:value-type="float" office:value="-68.3264007568359" calcext:value-type="float">
            <text:p>-68,3264007568359</text:p>
          </table:table-cell>
          <table:table-cell office:value-type="float" office:value="-68.3222351074219" calcext:value-type="float">
            <text:p>-68,3222351074219</text:p>
          </table:table-cell>
          <table:table-cell office:value-type="float" office:value="-68.3099975585938" calcext:value-type="float">
            <text:p>-68,3099975585938</text:p>
          </table:table-cell>
          <table:table-cell office:value-type="float" office:value="-68.3460998535156" calcext:value-type="float">
            <text:p>-68,3460998535156</text:p>
          </table:table-cell>
          <table:table-cell office:value-type="float" office:value="-68.3191528320313" calcext:value-type="float">
            <text:p>-68,3191528320313</text:p>
          </table:table-cell>
          <table:table-cell office:value-type="float" office:value="-68.3154067993164" calcext:value-type="float">
            <text:p>-68,3154067993164</text:p>
          </table:table-cell>
          <table:table-cell office:value-type="float" office:value="-68.3086624145508" calcext:value-type="float">
            <text:p>-68,3086624145508</text:p>
          </table:table-cell>
          <table:table-cell office:value-type="float" office:value="-68.3456802368164" calcext:value-type="float">
            <text:p>-68,3456802368164</text:p>
          </table:table-cell>
          <table:table-cell office:value-type="float" office:value="-68.3204879760742" calcext:value-type="float">
            <text:p>-68,3204879760742</text:p>
          </table:table-cell>
          <table:table-cell office:value-type="float" office:value="-68.3506927490234" calcext:value-type="float">
            <text:p>-68,3506927490234</text:p>
          </table:table-cell>
          <table:table-cell office:value-type="float" office:value="-68.3427581787109" calcext:value-type="float">
            <text:p>-68,3427581787109</text:p>
          </table:table-cell>
          <table:table-cell office:value-type="float" office:value="-68.2770309448242" calcext:value-type="float">
            <text:p>-68,2770309448242</text:p>
          </table:table-cell>
          <table:table-cell office:value-type="float" office:value="-68.2380752563477" calcext:value-type="float">
            <text:p>-68,2380752563477</text:p>
          </table:table-cell>
          <table:table-cell office:value-type="float" office:value="-68.21533203125" calcext:value-type="float">
            <text:p>-68,21533203125</text:p>
          </table:table-cell>
          <table:table-cell office:value-type="float" office:value="-68.2090835571289" calcext:value-type="float">
            <text:p>-68,2090835571289</text:p>
          </table:table-cell>
          <table:table-cell office:value-type="float" office:value="-68.1942901611328" calcext:value-type="float">
            <text:p>-68,1942901611328</text:p>
          </table:table-cell>
          <table:table-cell office:value-type="float" office:value="-68.1970825195313" calcext:value-type="float">
            <text:p>-68,1970825195313</text:p>
          </table:table-cell>
          <table:table-cell office:value-type="float" office:value="-68.2055435180664" calcext:value-type="float">
            <text:p>-68,2055435180664</text:p>
          </table:table-cell>
          <table:table-cell office:value-type="float" office:value="-68.2234039306641" calcext:value-type="float">
            <text:p>-68,2234039306641</text:p>
          </table:table-cell>
          <table:table-cell office:value-type="float" office:value="-68.204231262207" calcext:value-type="float">
            <text:p>-68,204231262207</text:p>
          </table:table-cell>
          <table:table-cell office:value-type="float" office:value="-68.1933898925781" calcext:value-type="float">
            <text:p>-68,1933898925781</text:p>
          </table:table-cell>
          <table:table-cell office:value-type="float" office:value="-68.2082595825195" calcext:value-type="float">
            <text:p>-68,2082595825195</text:p>
          </table:table-cell>
          <table:table-cell office:value-type="float" office:value="-68.2379913330078" calcext:value-type="float">
            <text:p>-68,2379913330078</text:p>
          </table:table-cell>
          <table:table-cell office:value-type="float" office:value="-68.2113037109375" calcext:value-type="float">
            <text:p>-68,2113037109375</text:p>
          </table:table-cell>
          <table:table-cell office:value-type="float" office:value="-68.2126159667969" calcext:value-type="float">
            <text:p>-68,2126159667969</text:p>
          </table:table-cell>
          <table:table-cell office:value-type="float" office:value="-68.2166442871094" calcext:value-type="float">
            <text:p>-68,2166442871094</text:p>
          </table:table-cell>
          <table:table-cell office:value-type="float" office:value="-68.2278518676758" calcext:value-type="float">
            <text:p>-68,2278518676758</text:p>
          </table:table-cell>
          <table:table-cell office:value-type="float" office:value="-68.2099838256836" calcext:value-type="float">
            <text:p>-68,2099838256836</text:p>
          </table:table-cell>
          <table:table-cell office:value-type="float" office:value="-68.1988906860352" calcext:value-type="float">
            <text:p>-68,1988906860352</text:p>
          </table:table-cell>
          <table:table-cell office:value-type="float" office:value="-68.2320556640625" calcext:value-type="float">
            <text:p>-68,2320556640625</text:p>
          </table:table-cell>
          <table:table-cell office:value-type="float" office:value="-68.2035751342773" calcext:value-type="float">
            <text:p>-68,2035751342773</text:p>
          </table:table-cell>
          <table:table-cell office:value-type="float" office:value="-68.1953582763672" calcext:value-type="float">
            <text:p>-68,1953582763672</text:p>
          </table:table-cell>
          <table:table-cell office:value-type="float" office:value="-68.2065277099609" calcext:value-type="float">
            <text:p>-68,2065277099609</text:p>
          </table:table-cell>
          <table:table-cell office:value-type="float" office:value="-68.2140121459961" calcext:value-type="float">
            <text:p>-68,2140121459961</text:p>
          </table:table-cell>
          <table:table-cell office:value-type="float" office:value="-68.2352752685547" calcext:value-type="float">
            <text:p>-68,2352752685547</text:p>
          </table:table-cell>
          <table:table-cell office:value-type="float" office:value="-68.2536010742188" calcext:value-type="float">
            <text:p>-68,2536010742188</text:p>
          </table:table-cell>
          <table:table-cell office:value-type="float" office:value="-68.2100677490234" calcext:value-type="float">
            <text:p>-68,2100677490234</text:p>
          </table:table-cell>
          <table:table-cell office:value-type="float" office:value="-68.2527770996094" calcext:value-type="float">
            <text:p>-68,2527770996094</text:p>
          </table:table-cell>
          <table:table-cell office:value-type="float" office:value="-68.2075958251953" calcext:value-type="float">
            <text:p>-68,2075958251953</text:p>
          </table:table-cell>
          <table:table-cell office:value-type="float" office:value="-68.2196960449219" calcext:value-type="float">
            <text:p>-68,2196960449219</text:p>
          </table:table-cell>
          <table:table-cell office:value-type="float" office:value="-68.1689529418945" calcext:value-type="float">
            <text:p>-68,1689529418945</text:p>
          </table:table-cell>
          <table:table-cell office:value-type="float" office:value="-68.2233200073242" calcext:value-type="float">
            <text:p>-68,2233200073242</text:p>
          </table:table-cell>
          <table:table-cell office:value-type="float" office:value="-68.2299118041992" calcext:value-type="float">
            <text:p>-68,2299118041992</text:p>
          </table:table-cell>
          <table:table-cell office:value-type="float" office:value="-68.2572402954102" calcext:value-type="float">
            <text:p>-68,2572402954102</text:p>
          </table:table-cell>
          <table:table-cell office:value-type="float" office:value="-68.2450103759766" calcext:value-type="float">
            <text:p>-68,2450103759766</text:p>
          </table:table-cell>
          <table:table-cell office:value-type="float" office:value="-68.2644424438477" calcext:value-type="float">
            <text:p>-68,2644424438477</text:p>
          </table:table-cell>
          <table:table-cell office:value-type="float" office:value="-68.2285919189453" calcext:value-type="float">
            <text:p>-68,2285919189453</text:p>
          </table:table-cell>
          <table:table-cell office:value-type="float" office:value="-68.2351913452148" calcext:value-type="float">
            <text:p>-68,2351913452148</text:p>
          </table:table-cell>
          <table:table-cell office:value-type="float" office:value="-68.2263641357422" calcext:value-type="float">
            <text:p>-68,2263641357422</text:p>
          </table:table-cell>
          <table:table-cell office:value-type="float" office:value="-68.2878952026367" calcext:value-type="float">
            <text:p>-68,2878952026367</text:p>
          </table:table-cell>
          <table:table-cell office:value-type="float" office:value="-68.2397232055664" calcext:value-type="float">
            <text:p>-68,2397232055664</text:p>
          </table:table-cell>
          <table:table-cell office:value-type="float" office:value="-68.2106399536133" calcext:value-type="float">
            <text:p>-68,2106399536133</text:p>
          </table:table-cell>
          <table:table-cell office:value-type="float" office:value="-68.2270278930664" calcext:value-type="float">
            <text:p>-68,2270278930664</text:p>
          </table:table-cell>
          <table:table-cell office:value-type="float" office:value="-68.2725524902344" calcext:value-type="float">
            <text:p>-68,2725524902344</text:p>
          </table:table-cell>
          <table:table-cell office:value-type="float" office:value="-68.2177200317383" calcext:value-type="float">
            <text:p>-68,2177200317383</text:p>
          </table:table-cell>
          <table:table-cell office:value-type="float" office:value="-68.2482299804688" calcext:value-type="float">
            <text:p>-68,2482299804688</text:p>
          </table:table-cell>
          <table:table-cell office:value-type="float" office:value="-68.2162399291992" calcext:value-type="float">
            <text:p>-68,2162399291992</text:p>
          </table:table-cell>
          <table:table-cell office:value-type="float" office:value="-68.2310638427734" calcext:value-type="float">
            <text:p>-68,2310638427734</text:p>
          </table:table-cell>
          <table:table-cell office:value-type="float" office:value="-68.2358474731445" calcext:value-type="float">
            <text:p>-68,2358474731445</text:p>
          </table:table-cell>
          <table:table-cell office:value-type="float" office:value="-68.2104797363281" calcext:value-type="float">
            <text:p>-68,2104797363281</text:p>
          </table:table-cell>
          <table:table-cell office:value-type="float" office:value="-68.2170639038086" calcext:value-type="float">
            <text:p>-68,2170639038086</text:p>
          </table:table-cell>
          <table:table-cell office:value-type="float" office:value="-68.2043075561523" calcext:value-type="float">
            <text:p>-68,2043075561523</text:p>
          </table:table-cell>
          <table:table-cell office:value-type="float" office:value="-68.2219161987305" calcext:value-type="float">
            <text:p>-68,2219161987305</text:p>
          </table:table-cell>
          <table:table-cell office:value-type="float" office:value="-68.231315612793" calcext:value-type="float">
            <text:p>-68,231315612793</text:p>
          </table:table-cell>
          <table:table-cell office:value-type="float" office:value="-68.2352752685547" calcext:value-type="float">
            <text:p>-68,2352752685547</text:p>
          </table:table-cell>
          <table:table-cell office:value-type="float" office:value="-68.2202682495117" calcext:value-type="float">
            <text:p>-68,2202682495117</text:p>
          </table:table-cell>
          <table:table-cell office:value-type="float" office:value="-68.249885559082" calcext:value-type="float">
            <text:p>-68,249885559082</text:p>
          </table:table-cell>
          <table:table-cell office:value-type="float" office:value="-68.254508972168" calcext:value-type="float">
            <text:p>-68,254508972168</text:p>
          </table:table-cell>
          <table:table-cell office:value-type="float" office:value="-68.2437744140625" calcext:value-type="float">
            <text:p>-68,2437744140625</text:p>
          </table:table-cell>
          <table:table-cell office:value-type="float" office:value="-68.25732421875" calcext:value-type="float">
            <text:p>-68,25732421875</text:p>
          </table:table-cell>
          <table:table-cell office:value-type="float" office:value="-68.20751953125" calcext:value-type="float">
            <text:p>-68,20751953125</text:p>
          </table:table-cell>
          <table:table-cell office:value-type="float" office:value="-68.2521209716797" calcext:value-type="float">
            <text:p>-68,2521209716797</text:p>
          </table:table-cell>
          <table:table-cell office:value-type="float" office:value="-68.2479858398438" calcext:value-type="float">
            <text:p>-68,2479858398438</text:p>
          </table:table-cell>
          <table:table-cell office:value-type="float" office:value="-68.2728042602539" calcext:value-type="float">
            <text:p>-68,2728042602539</text:p>
          </table:table-cell>
          <table:table-cell office:value-type="float" office:value="-68.2678298950195" calcext:value-type="float">
            <text:p>-68,2678298950195</text:p>
          </table:table-cell>
          <table:table-cell office:value-type="float" office:value="-68.1509704589844" calcext:value-type="float">
            <text:p>-68,1509704589844</text:p>
          </table:table-cell>
          <table:table-cell office:value-type="float" office:value="-68.1285247802734" calcext:value-type="float">
            <text:p>-68,1285247802734</text:p>
          </table:table-cell>
          <table:table-cell office:value-type="float" office:value="-68.128288269043" calcext:value-type="float">
            <text:p>-68,128288269043</text:p>
          </table:table-cell>
          <table:table-cell office:value-type="float" office:value="-68.1106262207031" calcext:value-type="float">
            <text:p>-68,1106262207031</text:p>
          </table:table-cell>
          <table:table-cell office:value-type="float" office:value="-68.1315460205078" calcext:value-type="float">
            <text:p>-68,1315460205078</text:p>
          </table:table-cell>
          <table:table-cell office:value-type="float" office:value="-68.1179428100586" calcext:value-type="float">
            <text:p>-68,1179428100586</text:p>
          </table:table-cell>
          <table:table-cell office:value-type="float" office:value="-68.1464767456055" calcext:value-type="float">
            <text:p>-68,1464767456055</text:p>
          </table:table-cell>
          <table:table-cell office:value-type="float" office:value="-68.1712493896484" calcext:value-type="float">
            <text:p>-68,1712493896484</text:p>
          </table:table-cell>
          <table:table-cell office:value-type="float" office:value="-68.1259231567383" calcext:value-type="float">
            <text:p>-68,1259231567383</text:p>
          </table:table-cell>
          <table:table-cell office:value-type="float" office:value="-68.1463928222656" calcext:value-type="float">
            <text:p>-68,1463928222656</text:p>
          </table:table-cell>
          <table:table-cell office:value-type="float" office:value="-68.1320343017578" calcext:value-type="float">
            <text:p>-68,1320343017578</text:p>
          </table:table-cell>
          <table:table-cell office:value-type="float" office:value="-68.1371688842773" calcext:value-type="float">
            <text:p>-68,1371688842773</text:p>
          </table:table-cell>
          <table:table-cell office:value-type="float" office:value="-68.1423950195313" calcext:value-type="float">
            <text:p>-68,1423950195313</text:p>
          </table:table-cell>
          <table:table-cell office:value-type="float" office:value="-68.1825561523438" calcext:value-type="float">
            <text:p>-68,1825561523438</text:p>
          </table:table-cell>
          <table:table-cell office:value-type="float" office:value="-68.1730499267578" calcext:value-type="float">
            <text:p>-68,1730499267578</text:p>
          </table:table-cell>
          <table:table-cell office:value-type="float" office:value="-68.1877212524414" calcext:value-type="float">
            <text:p>-68,1877212524414</text:p>
          </table:table-cell>
          <table:table-cell office:value-type="float" office:value="-68.1698608398438" calcext:value-type="float">
            <text:p>-68,1698608398438</text:p>
          </table:table-cell>
          <table:table-cell office:value-type="float" office:value="-68.1149368286133" calcext:value-type="float">
            <text:p>-68,1149368286133</text:p>
          </table:table-cell>
          <table:table-cell office:value-type="float" office:value="-68.1538238525391" calcext:value-type="float">
            <text:p>-68,1538238525391</text:p>
          </table:table-cell>
          <table:table-cell office:value-type="float" office:value="-68.128288269043" calcext:value-type="float">
            <text:p>-68,128288269043</text:p>
          </table:table-cell>
          <table:table-cell office:value-type="float" office:value="-68.1863327026367" calcext:value-type="float">
            <text:p>-68,1863327026367</text:p>
          </table:table-cell>
          <table:table-cell office:value-type="float" office:value="-68.1485977172852" calcext:value-type="float">
            <text:p>-68,1485977172852</text:p>
          </table:table-cell>
          <table:table-cell office:value-type="float" office:value="-68.1447601318359" calcext:value-type="float">
            <text:p>-68,1447601318359</text:p>
          </table:table-cell>
          <table:table-cell office:value-type="float" office:value="-68.1108703613281" calcext:value-type="float">
            <text:p>-68,1108703613281</text:p>
          </table:table-cell>
          <table:table-cell office:value-type="float" office:value="-68.1422271728516" calcext:value-type="float">
            <text:p>-68,1422271728516</text:p>
          </table:table-cell>
          <table:table-cell office:value-type="float" office:value="-68.129997253418" calcext:value-type="float">
            <text:p>-68,129997253418</text:p>
          </table:table-cell>
          <table:table-cell office:value-type="float" office:value="-68.1710052490234" calcext:value-type="float">
            <text:p>-68,1710052490234</text:p>
          </table:table-cell>
          <table:table-cell office:value-type="float" office:value="-68.172966003418" calcext:value-type="float">
            <text:p>-68,172966003418</text:p>
          </table:table-cell>
          <table:table-cell office:value-type="float" office:value="-68.128288269043" calcext:value-type="float">
            <text:p>-68,128288269043</text:p>
          </table:table-cell>
          <table:table-cell office:value-type="float" office:value="-68.1257629394531" calcext:value-type="float">
            <text:p>-68,1257629394531</text:p>
          </table:table-cell>
          <table:table-cell office:value-type="float" office:value="-68.1133880615234" calcext:value-type="float">
            <text:p>-68,1133880615234</text:p>
          </table:table-cell>
          <table:table-cell office:value-type="float" office:value="-68.1271438598633" calcext:value-type="float">
            <text:p>-68,1271438598633</text:p>
          </table:table-cell>
          <table:table-cell office:value-type="float" office:value="-68.1293411254883" calcext:value-type="float">
            <text:p>-68,1293411254883</text:p>
          </table:table-cell>
          <table:table-cell office:value-type="float" office:value="-68.1204681396484" calcext:value-type="float">
            <text:p>-68,1204681396484</text:p>
          </table:table-cell>
          <table:table-cell office:value-type="float" office:value="-68.1283645629883" calcext:value-type="float">
            <text:p>-68,1283645629883</text:p>
          </table:table-cell>
          <table:table-cell office:value-type="float" office:value="-68.1306457519531" calcext:value-type="float">
            <text:p>-68,1306457519531</text:p>
          </table:table-cell>
          <table:table-cell office:value-type="float" office:value="-68.1656799316406" calcext:value-type="float">
            <text:p>-68,1656799316406</text:p>
          </table:table-cell>
          <table:table-cell office:value-type="float" office:value="-68.1631469726563" calcext:value-type="float">
            <text:p>-68,1631469726563</text:p>
          </table:table-cell>
          <table:table-cell office:value-type="float" office:value="-68.1792755126953" calcext:value-type="float">
            <text:p>-68,1792755126953</text:p>
          </table:table-cell>
          <table:table-cell office:value-type="float" office:value="-68.127067565918" calcext:value-type="float">
            <text:p>-68,127067565918</text:p>
          </table:table-cell>
          <table:table-cell office:value-type="float" office:value="-68.1181030273438" calcext:value-type="float">
            <text:p>-68,1181030273438</text:p>
          </table:table-cell>
          <table:table-cell office:value-type="float" office:value="-68.1062316894531" calcext:value-type="float">
            <text:p>-68,1062316894531</text:p>
          </table:table-cell>
          <table:table-cell office:value-type="float" office:value="-68.1184310913086" calcext:value-type="float">
            <text:p>-68,1184310913086</text:p>
          </table:table-cell>
          <table:table-cell office:value-type="float" office:value="-68.0971298217773" calcext:value-type="float">
            <text:p>-68,0971298217773</text:p>
          </table:table-cell>
          <table:table-cell office:value-type="float" office:value="-68.1268997192383" calcext:value-type="float">
            <text:p>-68,1268997192383</text:p>
          </table:table-cell>
          <table:table-cell office:value-type="float" office:value="-68.1521911621094" calcext:value-type="float">
            <text:p>-68,1521911621094</text:p>
          </table:table-cell>
          <table:table-cell office:value-type="float" office:value="-68.1301574707031" calcext:value-type="float">
            <text:p>-68,1301574707031</text:p>
          </table:table-cell>
          <table:table-cell office:value-type="float" office:value="-68.1769027709961" calcext:value-type="float">
            <text:p>-68,1769027709961</text:p>
          </table:table-cell>
          <table:table-cell office:value-type="float" office:value="-68.172477722168" calcext:value-type="float">
            <text:p>-68,172477722168</text:p>
          </table:table-cell>
          <table:table-cell office:value-type="float" office:value="-68.2024993896484" calcext:value-type="float">
            <text:p>-68,2024993896484</text:p>
          </table:table-cell>
          <table:table-cell office:value-type="float" office:value="-68.1737899780273" calcext:value-type="float">
            <text:p>-68,1737899780273</text:p>
          </table:table-cell>
          <table:table-cell office:value-type="float" office:value="-68.1717376708984" calcext:value-type="float">
            <text:p>-68,1717376708984</text:p>
          </table:table-cell>
          <table:table-cell office:value-type="float" office:value="-68.1859970092773" calcext:value-type="float">
            <text:p>-68,1859970092773</text:p>
          </table:table-cell>
          <table:table-cell office:value-type="float" office:value="-68.1180267333984" calcext:value-type="float">
            <text:p>-68,1180267333984</text:p>
          </table:table-cell>
          <table:table-cell office:value-type="float" office:value="-68.1674880981445" calcext:value-type="float">
            <text:p>-68,1674880981445</text:p>
          </table:table-cell>
          <table:table-cell office:value-type="float" office:value="-68.1492462158203" calcext:value-type="float">
            <text:p>-68,1492462158203</text:p>
          </table:table-cell>
          <table:table-cell office:value-type="float" office:value="-68.1927261352539" calcext:value-type="float">
            <text:p>-68,1927261352539</text:p>
          </table:table-cell>
          <table:table-cell office:value-type="float" office:value="-68.1925659179688" calcext:value-type="float">
            <text:p>-68,1925659179688</text:p>
          </table:table-cell>
          <table:table-cell office:value-type="float" office:value="-68.1680526733398" calcext:value-type="float">
            <text:p>-68,1680526733398</text:p>
          </table:table-cell>
          <table:table-cell office:value-type="float" office:value="-68.1407623291016" calcext:value-type="float">
            <text:p>-68,1407623291016</text:p>
          </table:table-cell>
          <table:table-cell office:value-type="float" office:value="-68.1340713500977" calcext:value-type="float">
            <text:p>-68,1340713500977</text:p>
          </table:table-cell>
          <table:table-cell office:value-type="float" office:value="-68.132926940918" calcext:value-type="float">
            <text:p>-68,132926940918</text:p>
          </table:table-cell>
          <table:table-cell office:value-type="float" office:value="-68.1614303588867" calcext:value-type="float">
            <text:p>-68,1614303588867</text:p>
          </table:table-cell>
          <table:table-cell office:value-type="float" office:value="-68.1034698486328" calcext:value-type="float">
            <text:p>-68,1034698486328</text:p>
          </table:table-cell>
          <table:table-cell office:value-type="float" office:value="-68.1299133300781" calcext:value-type="float">
            <text:p>-68,1299133300781</text:p>
          </table:table-cell>
          <table:table-cell office:value-type="float" office:value="-68.0920181274414" calcext:value-type="float">
            <text:p>-68,0920181274414</text:p>
          </table:table-cell>
          <table:table-cell office:value-type="float" office:value="-68.0681228637695" calcext:value-type="float">
            <text:p>-68,0681228637695</text:p>
          </table:table-cell>
          <table:table-cell office:value-type="float" office:value="-68.0571212768555" calcext:value-type="float">
            <text:p>-68,0571212768555</text:p>
          </table:table-cell>
          <table:table-cell office:value-type="float" office:value="-68.0208282470703" calcext:value-type="float">
            <text:p>-68,0208282470703</text:p>
          </table:table-cell>
          <table:table-cell office:value-type="float" office:value="-68.0517883300781" calcext:value-type="float">
            <text:p>-68,0517883300781</text:p>
          </table:table-cell>
          <table:table-cell office:value-type="float" office:value="-68.0510635375977" calcext:value-type="float">
            <text:p>-68,0510635375977</text:p>
          </table:table-cell>
          <table:table-cell office:value-type="float" office:value="-68.0246963500977" calcext:value-type="float">
            <text:p>-68,0246963500977</text:p>
          </table:table-cell>
          <table:table-cell office:value-type="float" office:value="-68.0172882080078" calcext:value-type="float">
            <text:p>-68,0172882080078</text:p>
          </table:table-cell>
          <table:table-cell office:value-type="float" office:value="-68.0430679321289" calcext:value-type="float">
            <text:p>-68,0430679321289</text:p>
          </table:table-cell>
          <table:table-cell office:value-type="float" office:value="-68.0523529052734" calcext:value-type="float">
            <text:p>-68,0523529052734</text:p>
          </table:table-cell>
          <table:table-cell office:value-type="float" office:value="-68.0248565673828" calcext:value-type="float">
            <text:p>-68,0248565673828</text:p>
          </table:table-cell>
          <table:table-cell office:value-type="float" office:value="-68.0691680908203" calcext:value-type="float">
            <text:p>-68,0691680908203</text:p>
          </table:table-cell>
          <table:table-cell office:value-type="float" office:value="-68.0119857788086" calcext:value-type="float">
            <text:p>-68,0119857788086</text:p>
          </table:table-cell>
          <table:table-cell office:value-type="float" office:value="-68.0153579711914" calcext:value-type="float">
            <text:p>-68,0153579711914</text:p>
          </table:table-cell>
          <table:table-cell office:value-type="float" office:value="-68.095344543457" calcext:value-type="float">
            <text:p>-68,095344543457</text:p>
          </table:table-cell>
          <table:table-cell office:value-type="float" office:value="-68.0639877319336" calcext:value-type="float">
            <text:p>-68,0639877319336</text:p>
          </table:table-cell>
          <table:table-cell office:value-type="float" office:value="-68.0279922485352" calcext:value-type="float">
            <text:p>-68,0279922485352</text:p>
          </table:table-cell>
          <table:table-cell office:value-type="float" office:value="-68.0556640625" calcext:value-type="float">
            <text:p>-68,0556640625</text:p>
          </table:table-cell>
          <table:table-cell office:value-type="float" office:value="-68.0199432373047" calcext:value-type="float">
            <text:p>-68,0199432373047</text:p>
          </table:table-cell>
          <table:table-cell office:value-type="float" office:value="-68.0209121704102" calcext:value-type="float">
            <text:p>-68,0209121704102</text:p>
          </table:table-cell>
          <table:table-cell office:value-type="float" office:value="-68.0132675170898" calcext:value-type="float">
            <text:p>-68,0132675170898</text:p>
          </table:table-cell>
          <table:table-cell office:value-type="float" office:value="-68.0564727783203" calcext:value-type="float">
            <text:p>-68,0564727783203</text:p>
          </table:table-cell>
          <table:table-cell office:value-type="float" office:value="-68.0333938598633" calcext:value-type="float">
            <text:p>-68,0333938598633</text:p>
          </table:table-cell>
          <table:table-cell office:value-type="float" office:value="-68.062858581543" calcext:value-type="float">
            <text:p>-68,062858581543</text:p>
          </table:table-cell>
          <table:table-cell office:value-type="float" office:value="-68.0061111450195" calcext:value-type="float">
            <text:p>-68,0061111450195</text:p>
          </table:table-cell>
          <table:table-cell office:value-type="float" office:value="-68.0625381469727" calcext:value-type="float">
            <text:p>-68,0625381469727</text:p>
          </table:table-cell>
          <table:table-cell office:value-type="float" office:value="-68.0173721313477" calcext:value-type="float">
            <text:p>-68,0173721313477</text:p>
          </table:table-cell>
          <table:table-cell office:value-type="float" office:value="-68.0664978027344" calcext:value-type="float">
            <text:p>-68,0664978027344</text:p>
          </table:table-cell>
          <table:table-cell office:value-type="float" office:value="-68.1003036499023" calcext:value-type="float">
            <text:p>-68,1003036499023</text:p>
          </table:table-cell>
          <table:table-cell office:value-type="float" office:value="-68.0839157104492" calcext:value-type="float">
            <text:p>-68,0839157104492</text:p>
          </table:table-cell>
          <table:table-cell office:value-type="float" office:value="-68.0265426635742" calcext:value-type="float">
            <text:p>-68,0265426635742</text:p>
          </table:table-cell>
          <table:table-cell office:value-type="float" office:value="-68.0536422729492" calcext:value-type="float">
            <text:p>-68,0536422729492</text:p>
          </table:table-cell>
          <table:table-cell office:value-type="float" office:value="-68.025016784668" calcext:value-type="float">
            <text:p>-68,025016784668</text:p>
          </table:table-cell>
          <table:table-cell office:value-type="float" office:value="-68.0525970458984" calcext:value-type="float">
            <text:p>-68,0525970458984</text:p>
          </table:table-cell>
          <table:table-cell office:value-type="float" office:value="-68.0460586547852" calcext:value-type="float">
            <text:p>-68,0460586547852</text:p>
          </table:table-cell>
          <table:table-cell office:value-type="float" office:value="-68.0336380004883" calcext:value-type="float">
            <text:p>-68,0336380004883</text:p>
          </table:table-cell>
          <table:table-cell office:value-type="float" office:value="-67.9825286865234" calcext:value-type="float">
            <text:p>-67,9825286865234</text:p>
          </table:table-cell>
          <table:table-cell office:value-type="float" office:value="-68.0665817260742" calcext:value-type="float">
            <text:p>-68,0665817260742</text:p>
          </table:table-cell>
          <table:table-cell office:value-type="float" office:value="-68.0272674560547" calcext:value-type="float">
            <text:p>-68,0272674560547</text:p>
          </table:table-cell>
          <table:table-cell office:value-type="float" office:value="-67.9891815185547" calcext:value-type="float">
            <text:p>-67,9891815185547</text:p>
          </table:table-cell>
          <table:table-cell office:value-type="float" office:value="-68.023323059082" calcext:value-type="float">
            <text:p>-68,023323059082</text:p>
          </table:table-cell>
          <table:table-cell office:value-type="float" office:value="-68.0391998291016" calcext:value-type="float">
            <text:p>-68,0391998291016</text:p>
          </table:table-cell>
          <table:table-cell office:value-type="float" office:value="-68.0420227050781" calcext:value-type="float">
            <text:p>-68,0420227050781</text:p>
          </table:table-cell>
          <table:table-cell office:value-type="float" office:value="-68.003547668457" calcext:value-type="float">
            <text:p>-68,003547668457</text:p>
          </table:table-cell>
          <table:table-cell office:value-type="float" office:value="-68.0124664306641" calcext:value-type="float">
            <text:p>-68,0124664306641</text:p>
          </table:table-cell>
          <table:table-cell office:value-type="float" office:value="-68.0135879516602" calcext:value-type="float">
            <text:p>-68,0135879516602</text:p>
          </table:table-cell>
          <table:table-cell office:value-type="float" office:value="-68.0358963012695" calcext:value-type="float">
            <text:p>-68,0358963012695</text:p>
          </table:table-cell>
          <table:table-cell office:value-type="float" office:value="-67.9757232666016" calcext:value-type="float">
            <text:p>-67,9757232666016</text:p>
          </table:table-cell>
          <table:table-cell office:value-type="float" office:value="-67.9923095703125" calcext:value-type="float">
            <text:p>-67,9923095703125</text:p>
          </table:table-cell>
          <table:table-cell office:value-type="float" office:value="-67.9952774047852" calcext:value-type="float">
            <text:p>-67,9952774047852</text:p>
          </table:table-cell>
          <table:table-cell office:value-type="float" office:value="-68.0369415283203" calcext:value-type="float">
            <text:p>-68,0369415283203</text:p>
          </table:table-cell>
          <table:table-cell office:value-type="float" office:value="-67.9881362915039" calcext:value-type="float">
            <text:p>-67,9881362915039</text:p>
          </table:table-cell>
          <table:table-cell office:value-type="float" office:value="-68.0353317260742" calcext:value-type="float">
            <text:p>-68,0353317260742</text:p>
          </table:table-cell>
          <table:table-cell office:value-type="float" office:value="-68.0570373535156" calcext:value-type="float">
            <text:p>-68,0570373535156</text:p>
          </table:table-cell>
          <table:table-cell office:value-type="float" office:value="-67.9883804321289" calcext:value-type="float">
            <text:p>-67,9883804321289</text:p>
          </table:table-cell>
          <table:table-cell office:value-type="float" office:value="-68.0229187011719" calcext:value-type="float">
            <text:p>-68,0229187011719</text:p>
          </table:table-cell>
          <table:table-cell office:value-type="float" office:value="-68.0368576049805" calcext:value-type="float">
            <text:p>-68,0368576049805</text:p>
          </table:table-cell>
          <table:table-cell office:value-type="float" office:value="-68.0332336425781" calcext:value-type="float">
            <text:p>-68,0332336425781</text:p>
          </table:table-cell>
          <table:table-cell office:value-type="float" office:value="-67.997444152832" calcext:value-type="float">
            <text:p>-67,997444152832</text:p>
          </table:table-cell>
          <table:table-cell office:value-type="float" office:value="-68.0061111450195" calcext:value-type="float">
            <text:p>-68,0061111450195</text:p>
          </table:table-cell>
          <table:table-cell office:value-type="float" office:value="-67.9936752319336" calcext:value-type="float">
            <text:p>-67,9936752319336</text:p>
          </table:table-cell>
          <table:table-cell office:value-type="float" office:value="-68.0426712036133" calcext:value-type="float">
            <text:p>-68,0426712036133</text:p>
          </table:table-cell>
          <table:table-cell office:value-type="float" office:value="-68.0225982666016" calcext:value-type="float">
            <text:p>-68,0225982666016</text:p>
          </table:table-cell>
          <table:table-cell office:value-type="float" office:value="-68.0064392089844" calcext:value-type="float">
            <text:p>-68,0064392089844</text:p>
          </table:table-cell>
          <table:table-cell office:value-type="float" office:value="-68.0551834106445" calcext:value-type="float">
            <text:p>-68,0551834106445</text:p>
          </table:table-cell>
          <table:table-cell office:value-type="float" office:value="-68.0217971801758" calcext:value-type="float">
            <text:p>-68,0217971801758</text:p>
          </table:table-cell>
          <table:table-cell office:value-type="float" office:value="-68.0277557373047" calcext:value-type="float">
            <text:p>-68,0277557373047</text:p>
          </table:table-cell>
          <table:table-cell office:value-type="float" office:value="-68.0023422241211" calcext:value-type="float">
            <text:p>-68,0023422241211</text:p>
          </table:table-cell>
          <table:table-cell office:value-type="float" office:value="-68.0159225463867" calcext:value-type="float">
            <text:p>-68,0159225463867</text:p>
          </table:table-cell>
          <table:table-cell office:value-type="float" office:value="-68.0080413818359" calcext:value-type="float">
            <text:p>-68,0080413818359</text:p>
          </table:table-cell>
          <table:table-cell office:value-type="float" office:value="-68.0425872802734" calcext:value-type="float">
            <text:p>-68,0425872802734</text:p>
          </table:table-cell>
          <table:table-cell office:value-type="float" office:value="-68.0354080200195" calcext:value-type="float">
            <text:p>-68,0354080200195</text:p>
          </table:table-cell>
          <table:table-cell office:value-type="float" office:value="-68.0417022705078" calcext:value-type="float">
            <text:p>-68,0417022705078</text:p>
          </table:table-cell>
          <table:table-cell office:value-type="float" office:value="-67.9834899902344" calcext:value-type="float">
            <text:p>-67,9834899902344</text:p>
          </table:table-cell>
          <table:table-cell office:value-type="float" office:value="-68.0144729614258" calcext:value-type="float">
            <text:p>-68,0144729614258</text:p>
          </table:table-cell>
          <table:table-cell office:value-type="float" office:value="-68.0252532958984" calcext:value-type="float">
            <text:p>-68,0252532958984</text:p>
          </table:table-cell>
          <table:table-cell office:value-type="float" office:value="-67.9649963378906" calcext:value-type="float">
            <text:p>-67,9649963378906</text:p>
          </table:table-cell>
          <table:table-cell office:value-type="float" office:value="-68.0262222290039" calcext:value-type="float">
            <text:p>-68,0262222290039</text:p>
          </table:table-cell>
          <table:table-cell office:value-type="float" office:value="-68.0194625854492" calcext:value-type="float">
            <text:p>-68,0194625854492</text:p>
          </table:table-cell>
          <table:table-cell office:value-type="float" office:value="-68.0004959106445" calcext:value-type="float">
            <text:p>-68,0004959106445</text:p>
          </table:table-cell>
          <table:table-cell office:value-type="float" office:value="-68.0124664306641" calcext:value-type="float">
            <text:p>-68,0124664306641</text:p>
          </table:table-cell>
          <table:table-cell office:value-type="float" office:value="-68.0045928955078" calcext:value-type="float">
            <text:p>-68,0045928955078</text:p>
          </table:table-cell>
          <table:table-cell office:value-type="float" office:value="-68.0082855224609" calcext:value-type="float">
            <text:p>-68,0082855224609</text:p>
          </table:table-cell>
          <table:table-cell table:number-columns-repeated="15360"/>
        </table:table-row>
        <table:table-row table:style-name="ro1">
          <table:table-cell office:value-type="float" office:value="-61.1098670959473" calcext:value-type="float">
            <text:p>-61,1098670959473</text:p>
          </table:table-cell>
          <table:table-cell office:value-type="float" office:value="-61.1264801025391" calcext:value-type="float">
            <text:p>-61,1264801025391</text:p>
          </table:table-cell>
          <table:table-cell office:value-type="float" office:value="-61.1047477722168" calcext:value-type="float">
            <text:p>-61,1047477722168</text:p>
          </table:table-cell>
          <table:table-cell office:value-type="float" office:value="-61.1219711303711" calcext:value-type="float">
            <text:p>-61,1219711303711</text:p>
          </table:table-cell>
          <table:table-cell office:value-type="float" office:value="-61.1063804626465" calcext:value-type="float">
            <text:p>-61,1063804626465</text:p>
          </table:table-cell>
          <table:table-cell office:value-type="float" office:value="-61.1139373779297" calcext:value-type="float">
            <text:p>-61,1139373779297</text:p>
          </table:table-cell>
          <table:table-cell office:value-type="float" office:value="-61.1037292480469" calcext:value-type="float">
            <text:p>-61,1037292480469</text:p>
          </table:table-cell>
          <table:table-cell office:value-type="float" office:value="-61.1076164245606" calcext:value-type="float">
            <text:p>-61,1076164245606</text:p>
          </table:table-cell>
          <table:table-cell office:value-type="float" office:value="-61.1151695251465" calcext:value-type="float">
            <text:p>-61,1151695251465</text:p>
          </table:table-cell>
          <table:table-cell office:value-type="float" office:value="-61.1128082275391" calcext:value-type="float">
            <text:p>-61,1128082275391</text:p>
          </table:table-cell>
          <table:table-cell office:value-type="float" office:value="-61.1097946166992" calcext:value-type="float">
            <text:p>-61,1097946166992</text:p>
          </table:table-cell>
          <table:table-cell office:value-type="float" office:value="-61.1089248657227" calcext:value-type="float">
            <text:p>-61,1089248657227</text:p>
          </table:table-cell>
          <table:table-cell office:value-type="float" office:value="-61.1052207946777" calcext:value-type="float">
            <text:p>-61,1052207946777</text:p>
          </table:table-cell>
          <table:table-cell office:value-type="float" office:value="-61.1252784729004" calcext:value-type="float">
            <text:p>-61,1252784729004</text:p>
          </table:table-cell>
          <table:table-cell office:value-type="float" office:value="-61.1108512878418" calcext:value-type="float">
            <text:p>-61,1108512878418</text:p>
          </table:table-cell>
          <table:table-cell office:value-type="float" office:value="-61.0990867614746" calcext:value-type="float">
            <text:p>-61,0990867614746</text:p>
          </table:table-cell>
          <table:table-cell office:value-type="float" office:value="-61.1026763916016" calcext:value-type="float">
            <text:p>-61,1026763916016</text:p>
          </table:table-cell>
          <table:table-cell office:value-type="float" office:value="-61.1159362792969" calcext:value-type="float">
            <text:p>-61,1159362792969</text:p>
          </table:table-cell>
          <table:table-cell office:value-type="float" office:value="-61.1037292480469" calcext:value-type="float">
            <text:p>-61,1037292480469</text:p>
          </table:table-cell>
          <table:table-cell office:value-type="float" office:value="-61.1152458190918" calcext:value-type="float">
            <text:p>-61,1152458190918</text:p>
          </table:table-cell>
          <table:table-cell office:value-type="float" office:value="-61.1145172119141" calcext:value-type="float">
            <text:p>-61,1145172119141</text:p>
          </table:table-cell>
          <table:table-cell office:value-type="float" office:value="-61.1197509765625" calcext:value-type="float">
            <text:p>-61,1197509765625</text:p>
          </table:table-cell>
          <table:table-cell office:value-type="float" office:value="-61.1246643066406" calcext:value-type="float">
            <text:p>-61,1246643066406</text:p>
          </table:table-cell>
          <table:table-cell office:value-type="float" office:value="-61.1293907165527" calcext:value-type="float">
            <text:p>-61,1293907165527</text:p>
          </table:table-cell>
          <table:table-cell office:value-type="float" office:value="-61.1192092895508" calcext:value-type="float">
            <text:p>-61,1192092895508</text:p>
          </table:table-cell>
          <table:table-cell office:value-type="float" office:value="-61.1123733520508" calcext:value-type="float">
            <text:p>-61,1123733520508</text:p>
          </table:table-cell>
          <table:table-cell office:value-type="float" office:value="-61.1265563964844" calcext:value-type="float">
            <text:p>-61,1265563964844</text:p>
          </table:table-cell>
          <table:table-cell office:value-type="float" office:value="-61.1008644104004" calcext:value-type="float">
            <text:p>-61,1008644104004</text:p>
          </table:table-cell>
          <table:table-cell office:value-type="float" office:value="-61.1127014160156" calcext:value-type="float">
            <text:p>-61,1127014160156</text:p>
          </table:table-cell>
          <table:table-cell office:value-type="float" office:value="-61.1279335021973" calcext:value-type="float">
            <text:p>-61,1279335021973</text:p>
          </table:table-cell>
          <table:table-cell office:value-type="float" office:value="-61.1187324523926" calcext:value-type="float">
            <text:p>-61,1187324523926</text:p>
          </table:table-cell>
          <table:table-cell office:value-type="float" office:value="-61.1019172668457" calcext:value-type="float">
            <text:p>-61,1019172668457</text:p>
          </table:table-cell>
          <table:table-cell office:value-type="float" office:value="-61.117862701416" calcext:value-type="float">
            <text:p>-61,117862701416</text:p>
          </table:table-cell>
          <table:table-cell office:value-type="float" office:value="-61.0896987915039" calcext:value-type="float">
            <text:p>-61,0896987915039</text:p>
          </table:table-cell>
          <table:table-cell office:value-type="float" office:value="-61.1053657531738" calcext:value-type="float">
            <text:p>-61,1053657531738</text:p>
          </table:table-cell>
          <table:table-cell office:value-type="float" office:value="-61.1248092651367" calcext:value-type="float">
            <text:p>-61,1248092651367</text:p>
          </table:table-cell>
          <table:table-cell office:value-type="float" office:value="-61.1084899902344" calcext:value-type="float">
            <text:p>-61,1084899902344</text:p>
          </table:table-cell>
          <table:table-cell office:value-type="float" office:value="-61.1079406738281" calcext:value-type="float">
            <text:p>-61,1079406738281</text:p>
          </table:table-cell>
          <table:table-cell office:value-type="float" office:value="-61.1185150146484" calcext:value-type="float">
            <text:p>-61,1185150146484</text:p>
          </table:table-cell>
          <table:table-cell office:value-type="float" office:value="-61.108341217041" calcext:value-type="float">
            <text:p>-61,108341217041</text:p>
          </table:table-cell>
          <table:table-cell office:value-type="float" office:value="-61.1251335144043" calcext:value-type="float">
            <text:p>-61,1251335144043</text:p>
          </table:table-cell>
          <table:table-cell office:value-type="float" office:value="-61.1092872619629" calcext:value-type="float">
            <text:p>-61,1092872619629</text:p>
          </table:table-cell>
          <table:table-cell office:value-type="float" office:value="-61.1198616027832" calcext:value-type="float">
            <text:p>-61,1198616027832</text:p>
          </table:table-cell>
          <table:table-cell office:value-type="float" office:value="-61.1035461425781" calcext:value-type="float">
            <text:p>-61,1035461425781</text:p>
          </table:table-cell>
          <table:table-cell office:value-type="float" office:value="-61.1134643554688" calcext:value-type="float">
            <text:p>-61,1134643554688</text:p>
          </table:table-cell>
          <table:table-cell office:value-type="float" office:value="-61.1119003295898" calcext:value-type="float">
            <text:p>-61,1119003295898</text:p>
          </table:table-cell>
          <table:table-cell office:value-type="float" office:value="-61.100284576416" calcext:value-type="float">
            <text:p>-61,100284576416</text:p>
          </table:table-cell>
          <table:table-cell office:value-type="float" office:value="-61.0976371765137" calcext:value-type="float">
            <text:p>-61,0976371765137</text:p>
          </table:table-cell>
          <table:table-cell office:value-type="float" office:value="-61.1034393310547" calcext:value-type="float">
            <text:p>-61,1034393310547</text:p>
          </table:table-cell>
          <table:table-cell office:value-type="float" office:value="-61.103515625" calcext:value-type="float">
            <text:p>-61,103515625</text:p>
          </table:table-cell>
          <table:table-cell office:value-type="float" office:value="-61.120662689209" calcext:value-type="float">
            <text:p>-61,120662689209</text:p>
          </table:table-cell>
          <table:table-cell office:value-type="float" office:value="-61.1211357116699" calcext:value-type="float">
            <text:p>-61,1211357116699</text:p>
          </table:table-cell>
          <table:table-cell office:value-type="float" office:value="-61.1154251098633" calcext:value-type="float">
            <text:p>-61,1154251098633</text:p>
          </table:table-cell>
          <table:table-cell office:value-type="float" office:value="-61.1165161132813" calcext:value-type="float">
            <text:p>-61,1165161132813</text:p>
          </table:table-cell>
          <table:table-cell office:value-type="float" office:value="-61.1060523986816" calcext:value-type="float">
            <text:p>-61,1060523986816</text:p>
          </table:table-cell>
          <table:table-cell office:value-type="float" office:value="-61.1087417602539" calcext:value-type="float">
            <text:p>-61,1087417602539</text:p>
          </table:table-cell>
          <table:table-cell office:value-type="float" office:value="-61.1123733520508" calcext:value-type="float">
            <text:p>-61,1123733520508</text:p>
          </table:table-cell>
          <table:table-cell office:value-type="float" office:value="-61.1116104125977" calcext:value-type="float">
            <text:p>-61,1116104125977</text:p>
          </table:table-cell>
          <table:table-cell office:value-type="float" office:value="-61.1167678833008" calcext:value-type="float">
            <text:p>-61,1167678833008</text:p>
          </table:table-cell>
          <table:table-cell office:value-type="float" office:value="-61.1141548156738" calcext:value-type="float">
            <text:p>-61,1141548156738</text:p>
          </table:table-cell>
          <table:table-cell office:value-type="float" office:value="-61.0950241088867" calcext:value-type="float">
            <text:p>-61,0950241088867</text:p>
          </table:table-cell>
          <table:table-cell office:value-type="float" office:value="-61.1189498901367" calcext:value-type="float">
            <text:p>-61,1189498901367</text:p>
          </table:table-cell>
          <table:table-cell office:value-type="float" office:value="-61.1105575561523" calcext:value-type="float">
            <text:p>-61,1105575561523</text:p>
          </table:table-cell>
          <table:table-cell office:value-type="float" office:value="-61.1257514953613" calcext:value-type="float">
            <text:p>-61,1257514953613</text:p>
          </table:table-cell>
          <table:table-cell office:value-type="float" office:value="-61.1104125976563" calcext:value-type="float">
            <text:p>-61,1104125976563</text:p>
          </table:table-cell>
          <table:table-cell office:value-type="float" office:value="-61.1259346008301" calcext:value-type="float">
            <text:p>-61,1259346008301</text:p>
          </table:table-cell>
          <table:table-cell office:value-type="float" office:value="-61.1182975769043" calcext:value-type="float">
            <text:p>-61,1182975769043</text:p>
          </table:table-cell>
          <table:table-cell office:value-type="float" office:value="-61.1327056884766" calcext:value-type="float">
            <text:p>-61,1327056884766</text:p>
          </table:table-cell>
          <table:table-cell office:value-type="float" office:value="-61.1256828308106" calcext:value-type="float">
            <text:p>-61,1256828308106</text:p>
          </table:table-cell>
          <table:table-cell office:value-type="float" office:value="-61.1484107971191" calcext:value-type="float">
            <text:p>-61,1484107971191</text:p>
          </table:table-cell>
          <table:table-cell office:value-type="float" office:value="-61.1085205078125" calcext:value-type="float">
            <text:p>-61,1085205078125</text:p>
          </table:table-cell>
          <table:table-cell office:value-type="float" office:value="-61.1148414611816" calcext:value-type="float">
            <text:p>-61,1148414611816</text:p>
          </table:table-cell>
          <table:table-cell office:value-type="float" office:value="-61.1042404174805" calcext:value-type="float">
            <text:p>-61,1042404174805</text:p>
          </table:table-cell>
          <table:table-cell office:value-type="float" office:value="-61.1137161254883" calcext:value-type="float">
            <text:p>-61,1137161254883</text:p>
          </table:table-cell>
          <table:table-cell office:value-type="float" office:value="-61.1154594421387" calcext:value-type="float">
            <text:p>-61,1154594421387</text:p>
          </table:table-cell>
          <table:table-cell office:value-type="float" office:value="-61.1117897033691" calcext:value-type="float">
            <text:p>-61,1117897033691</text:p>
          </table:table-cell>
          <table:table-cell office:value-type="float" office:value="-61.1101226806641" calcext:value-type="float">
            <text:p>-61,1101226806641</text:p>
          </table:table-cell>
          <table:table-cell office:value-type="float" office:value="-61.1134643554688" calcext:value-type="float">
            <text:p>-61,1134643554688</text:p>
          </table:table-cell>
          <table:table-cell office:value-type="float" office:value="-61.106632232666" calcext:value-type="float">
            <text:p>-61,106632232666</text:p>
          </table:table-cell>
          <table:table-cell office:value-type="float" office:value="-61.1061973571777" calcext:value-type="float">
            <text:p>-61,1061973571777</text:p>
          </table:table-cell>
          <table:table-cell office:value-type="float" office:value="-61.1089248657227" calcext:value-type="float">
            <text:p>-61,1089248657227</text:p>
          </table:table-cell>
          <table:table-cell office:value-type="float" office:value="-61.1260070800781" calcext:value-type="float">
            <text:p>-61,1260070800781</text:p>
          </table:table-cell>
          <table:table-cell office:value-type="float" office:value="-61.1090698242188" calcext:value-type="float">
            <text:p>-61,1090698242188</text:p>
          </table:table-cell>
          <table:table-cell office:value-type="float" office:value="-61.1109580993652" calcext:value-type="float">
            <text:p>-61,1109580993652</text:p>
          </table:table-cell>
          <table:table-cell office:value-type="float" office:value="-61.1307029724121" calcext:value-type="float">
            <text:p>-61,1307029724121</text:p>
          </table:table-cell>
          <table:table-cell office:value-type="float" office:value="-61.1137161254883" calcext:value-type="float">
            <text:p>-61,1137161254883</text:p>
          </table:table-cell>
          <table:table-cell office:value-type="float" office:value="-61.1155700683594" calcext:value-type="float">
            <text:p>-61,1155700683594</text:p>
          </table:table-cell>
          <table:table-cell office:value-type="float" office:value="-61.1016998291016" calcext:value-type="float">
            <text:p>-61,1016998291016</text:p>
          </table:table-cell>
          <table:table-cell office:value-type="float" office:value="-61.0968017578125" calcext:value-type="float">
            <text:p>-61,0968017578125</text:p>
          </table:table-cell>
          <table:table-cell office:value-type="float" office:value="-61.1255340576172" calcext:value-type="float">
            <text:p>-61,1255340576172</text:p>
          </table:table-cell>
          <table:table-cell office:value-type="float" office:value="-61.1019172668457" calcext:value-type="float">
            <text:p>-61,1019172668457</text:p>
          </table:table-cell>
          <table:table-cell office:value-type="float" office:value="-61.1321983337402" calcext:value-type="float">
            <text:p>-61,1321983337402</text:p>
          </table:table-cell>
          <table:table-cell office:value-type="float" office:value="-61.2433395385742" calcext:value-type="float">
            <text:p>-61,2433395385742</text:p>
          </table:table-cell>
          <table:table-cell office:value-type="float" office:value="-61.2801856994629" calcext:value-type="float">
            <text:p>-61,2801856994629</text:p>
          </table:table-cell>
          <table:table-cell office:value-type="float" office:value="-61.2668647766113" calcext:value-type="float">
            <text:p>-61,2668647766113</text:p>
          </table:table-cell>
          <table:table-cell office:value-type="float" office:value="-61.2560729980469" calcext:value-type="float">
            <text:p>-61,2560729980469</text:p>
          </table:table-cell>
          <table:table-cell office:value-type="float" office:value="-61.2616882324219" calcext:value-type="float">
            <text:p>-61,2616882324219</text:p>
          </table:table-cell>
          <table:table-cell office:value-type="float" office:value="-61.2496490478516" calcext:value-type="float">
            <text:p>-61,2496490478516</text:p>
          </table:table-cell>
          <table:table-cell office:value-type="float" office:value="-61.2647209167481" calcext:value-type="float">
            <text:p>-61,2647209167481</text:p>
          </table:table-cell>
          <table:table-cell office:value-type="float" office:value="-61.2773742675781" calcext:value-type="float">
            <text:p>-61,2773742675781</text:p>
          </table:table-cell>
          <table:table-cell office:value-type="float" office:value="-61.2485046386719" calcext:value-type="float">
            <text:p>-61,2485046386719</text:p>
          </table:table-cell>
          <table:table-cell office:value-type="float" office:value="-61.2717475891113" calcext:value-type="float">
            <text:p>-61,2717475891113</text:p>
          </table:table-cell>
          <table:table-cell office:value-type="float" office:value="-61.2835960388184" calcext:value-type="float">
            <text:p>-61,2835960388184</text:p>
          </table:table-cell>
          <table:table-cell office:value-type="float" office:value="-61.2753028869629" calcext:value-type="float">
            <text:p>-61,2753028869629</text:p>
          </table:table-cell>
          <table:table-cell office:value-type="float" office:value="-61.2790756225586" calcext:value-type="float">
            <text:p>-61,2790756225586</text:p>
          </table:table-cell>
          <table:table-cell office:value-type="float" office:value="-61.2558135986328" calcext:value-type="float">
            <text:p>-61,2558135986328</text:p>
          </table:table-cell>
          <table:table-cell office:value-type="float" office:value="-61.2643508911133" calcext:value-type="float">
            <text:p>-61,2643508911133</text:p>
          </table:table-cell>
          <table:table-cell office:value-type="float" office:value="-61.2695274353027" calcext:value-type="float">
            <text:p>-61,2695274353027</text:p>
          </table:table-cell>
          <table:table-cell office:value-type="float" office:value="-61.2724113464356" calcext:value-type="float">
            <text:p>-61,2724113464356</text:p>
          </table:table-cell>
          <table:table-cell office:value-type="float" office:value="-61.2692680358887" calcext:value-type="float">
            <text:p>-61,2692680358887</text:p>
          </table:table-cell>
          <table:table-cell office:value-type="float" office:value="-61.2726707458496" calcext:value-type="float">
            <text:p>-61,2726707458496</text:p>
          </table:table-cell>
          <table:table-cell office:value-type="float" office:value="-61.2834510803223" calcext:value-type="float">
            <text:p>-61,2834510803223</text:p>
          </table:table-cell>
          <table:table-cell office:value-type="float" office:value="-61.2659378051758" calcext:value-type="float">
            <text:p>-61,2659378051758</text:p>
          </table:table-cell>
          <table:table-cell office:value-type="float" office:value="-61.27685546875" calcext:value-type="float">
            <text:p>-61,27685546875</text:p>
          </table:table-cell>
          <table:table-cell office:value-type="float" office:value="-61.2641296386719" calcext:value-type="float">
            <text:p>-61,2641296386719</text:p>
          </table:table-cell>
          <table:table-cell office:value-type="float" office:value="-61.2591361999512" calcext:value-type="float">
            <text:p>-61,2591361999512</text:p>
          </table:table-cell>
          <table:table-cell office:value-type="float" office:value="-61.2574768066406" calcext:value-type="float">
            <text:p>-61,2574768066406</text:p>
          </table:table-cell>
          <table:table-cell office:value-type="float" office:value="-61.2490921020508" calcext:value-type="float">
            <text:p>-61,2490921020508</text:p>
          </table:table-cell>
          <table:table-cell office:value-type="float" office:value="-61.2530822753906" calcext:value-type="float">
            <text:p>-61,2530822753906</text:p>
          </table:table-cell>
          <table:table-cell office:value-type="float" office:value="-61.2604331970215" calcext:value-type="float">
            <text:p>-61,2604331970215</text:p>
          </table:table-cell>
          <table:table-cell office:value-type="float" office:value="-61.2452964782715" calcext:value-type="float">
            <text:p>-61,2452964782715</text:p>
          </table:table-cell>
          <table:table-cell office:value-type="float" office:value="-61.2696380615234" calcext:value-type="float">
            <text:p>-61,2696380615234</text:p>
          </table:table-cell>
          <table:table-cell office:value-type="float" office:value="-61.2668647766113" calcext:value-type="float">
            <text:p>-61,2668647766113</text:p>
          </table:table-cell>
          <table:table-cell office:value-type="float" office:value="-61.2588424682617" calcext:value-type="float">
            <text:p>-61,2588424682617</text:p>
          </table:table-cell>
          <table:table-cell office:value-type="float" office:value="-61.2669410705566" calcext:value-type="float">
            <text:p>-61,2669410705566</text:p>
          </table:table-cell>
          <table:table-cell office:value-type="float" office:value="-61.2522697448731" calcext:value-type="float">
            <text:p>-61,2522697448731</text:p>
          </table:table-cell>
          <table:table-cell office:value-type="float" office:value="-61.2709312438965" calcext:value-type="float">
            <text:p>-61,2709312438965</text:p>
          </table:table-cell>
          <table:table-cell office:value-type="float" office:value="-61.2517166137695" calcext:value-type="float">
            <text:p>-61,2517166137695</text:p>
          </table:table-cell>
          <table:table-cell office:value-type="float" office:value="-61.2428970336914" calcext:value-type="float">
            <text:p>-61,2428970336914</text:p>
          </table:table-cell>
          <table:table-cell office:value-type="float" office:value="-61.2559967041016" calcext:value-type="float">
            <text:p>-61,2559967041016</text:p>
          </table:table-cell>
          <table:table-cell office:value-type="float" office:value="-61.2593994140625" calcext:value-type="float">
            <text:p>-61,2593994140625</text:p>
          </table:table-cell>
          <table:table-cell office:value-type="float" office:value="-61.2489471435547" calcext:value-type="float">
            <text:p>-61,2489471435547</text:p>
          </table:table-cell>
          <table:table-cell office:value-type="float" office:value="-61.2593994140625" calcext:value-type="float">
            <text:p>-61,2593994140625</text:p>
          </table:table-cell>
          <table:table-cell office:value-type="float" office:value="-61.253044128418" calcext:value-type="float">
            <text:p>-61,253044128418</text:p>
          </table:table-cell>
          <table:table-cell office:value-type="float" office:value="-61.2609519958496" calcext:value-type="float">
            <text:p>-61,2609519958496</text:p>
          </table:table-cell>
          <table:table-cell office:value-type="float" office:value="-61.2548179626465" calcext:value-type="float">
            <text:p>-61,2548179626465</text:p>
          </table:table-cell>
          <table:table-cell office:value-type="float" office:value="-61.2416038513184" calcext:value-type="float">
            <text:p>-61,2416038513184</text:p>
          </table:table-cell>
          <table:table-cell office:value-type="float" office:value="-61.2353401184082" calcext:value-type="float">
            <text:p>-61,2353401184082</text:p>
          </table:table-cell>
          <table:table-cell office:value-type="float" office:value="-61.2388038635254" calcext:value-type="float">
            <text:p>-61,2388038635254</text:p>
          </table:table-cell>
          <table:table-cell office:value-type="float" office:value="-61.2482070922852" calcext:value-type="float">
            <text:p>-61,2482070922852</text:p>
          </table:table-cell>
          <table:table-cell office:value-type="float" office:value="-61.2376251220703" calcext:value-type="float">
            <text:p>-61,2376251220703</text:p>
          </table:table-cell>
          <table:table-cell office:value-type="float" office:value="-61.2485046386719" calcext:value-type="float">
            <text:p>-61,2485046386719</text:p>
          </table:table-cell>
          <table:table-cell office:value-type="float" office:value="-61.2716751098633" calcext:value-type="float">
            <text:p>-61,2716751098633</text:p>
          </table:table-cell>
          <table:table-cell office:value-type="float" office:value="-61.2475814819336" calcext:value-type="float">
            <text:p>-61,2475814819336</text:p>
          </table:table-cell>
          <table:table-cell office:value-type="float" office:value="-61.2708969116211" calcext:value-type="float">
            <text:p>-61,2708969116211</text:p>
          </table:table-cell>
          <table:table-cell office:value-type="float" office:value="-61.2748565673828" calcext:value-type="float">
            <text:p>-61,2748565673828</text:p>
          </table:table-cell>
          <table:table-cell office:value-type="float" office:value="-61.2511978149414" calcext:value-type="float">
            <text:p>-61,2511978149414</text:p>
          </table:table-cell>
          <table:table-cell office:value-type="float" office:value="-61.2611351013184" calcext:value-type="float">
            <text:p>-61,2611351013184</text:p>
          </table:table-cell>
          <table:table-cell office:value-type="float" office:value="-61.2575149536133" calcext:value-type="float">
            <text:p>-61,2575149536133</text:p>
          </table:table-cell>
          <table:table-cell office:value-type="float" office:value="-61.251091003418" calcext:value-type="float">
            <text:p>-61,251091003418</text:p>
          </table:table-cell>
          <table:table-cell office:value-type="float" office:value="-61.2483177185059" calcext:value-type="float">
            <text:p>-61,2483177185059</text:p>
          </table:table-cell>
          <table:table-cell office:value-type="float" office:value="-61.2605438232422" calcext:value-type="float">
            <text:p>-61,2605438232422</text:p>
          </table:table-cell>
          <table:table-cell office:value-type="float" office:value="-61.2409782409668" calcext:value-type="float">
            <text:p>-61,2409782409668</text:p>
          </table:table-cell>
          <table:table-cell office:value-type="float" office:value="-61.2433013916016" calcext:value-type="float">
            <text:p>-61,2433013916016</text:p>
          </table:table-cell>
          <table:table-cell office:value-type="float" office:value="-61.2520446777344" calcext:value-type="float">
            <text:p>-61,2520446777344</text:p>
          </table:table-cell>
          <table:table-cell office:value-type="float" office:value="-61.2366676330566" calcext:value-type="float">
            <text:p>-61,2366676330566</text:p>
          </table:table-cell>
          <table:table-cell office:value-type="float" office:value="-61.2371101379395" calcext:value-type="float">
            <text:p>-61,2371101379395</text:p>
          </table:table-cell>
          <table:table-cell office:value-type="float" office:value="-61.2365188598633" calcext:value-type="float">
            <text:p>-61,2365188598633</text:p>
          </table:table-cell>
          <table:table-cell office:value-type="float" office:value="-61.1824760437012" calcext:value-type="float">
            <text:p>-61,1824760437012</text:p>
          </table:table-cell>
          <table:table-cell office:value-type="float" office:value="-61.1720123291016" calcext:value-type="float">
            <text:p>-61,1720123291016</text:p>
          </table:table-cell>
          <table:table-cell office:value-type="float" office:value="-61.1839447021484" calcext:value-type="float">
            <text:p>-61,1839447021484</text:p>
          </table:table-cell>
          <table:table-cell office:value-type="float" office:value="-61.1818923950195" calcext:value-type="float">
            <text:p>-61,1818923950195</text:p>
          </table:table-cell>
          <table:table-cell office:value-type="float" office:value="-61.1733283996582" calcext:value-type="float">
            <text:p>-61,1733283996582</text:p>
          </table:table-cell>
          <table:table-cell office:value-type="float" office:value="-61.1682777404785" calcext:value-type="float">
            <text:p>-61,1682777404785</text:p>
          </table:table-cell>
          <table:table-cell office:value-type="float" office:value="-61.1613388061523" calcext:value-type="float">
            <text:p>-61,1613388061523</text:p>
          </table:table-cell>
          <table:table-cell office:value-type="float" office:value="-61.1944618225098" calcext:value-type="float">
            <text:p>-61,1944618225098</text:p>
          </table:table-cell>
          <table:table-cell office:value-type="float" office:value="-61.1813430786133" calcext:value-type="float">
            <text:p>-61,1813430786133</text:p>
          </table:table-cell>
          <table:table-cell office:value-type="float" office:value="-61.163272857666" calcext:value-type="float">
            <text:p>-61,163272857666</text:p>
          </table:table-cell>
          <table:table-cell office:value-type="float" office:value="-61.1621780395508" calcext:value-type="float">
            <text:p>-61,1621780395508</text:p>
          </table:table-cell>
          <table:table-cell office:value-type="float" office:value="-61.1662330627441" calcext:value-type="float">
            <text:p>-61,1662330627441</text:p>
          </table:table-cell>
          <table:table-cell office:value-type="float" office:value="-61.1769866943359" calcext:value-type="float">
            <text:p>-61,1769866943359</text:p>
          </table:table-cell>
          <table:table-cell office:value-type="float" office:value="-61.1811599731445" calcext:value-type="float">
            <text:p>-61,1811599731445</text:p>
          </table:table-cell>
          <table:table-cell office:value-type="float" office:value="-61.1822967529297" calcext:value-type="float">
            <text:p>-61,1822967529297</text:p>
          </table:table-cell>
          <table:table-cell office:value-type="float" office:value="-61.1823692321777" calcext:value-type="float">
            <text:p>-61,1823692321777</text:p>
          </table:table-cell>
          <table:table-cell office:value-type="float" office:value="-61.1890373229981" calcext:value-type="float">
            <text:p>-61,1890373229981</text:p>
          </table:table-cell>
          <table:table-cell office:value-type="float" office:value="-61.1955642700195" calcext:value-type="float">
            <text:p>-61,1955642700195</text:p>
          </table:table-cell>
          <table:table-cell office:value-type="float" office:value="-61.1728515625" calcext:value-type="float">
            <text:p>-61,1728515625</text:p>
          </table:table-cell>
          <table:table-cell office:value-type="float" office:value="-61.1701812744141" calcext:value-type="float">
            <text:p>-61,1701812744141</text:p>
          </table:table-cell>
          <table:table-cell office:value-type="float" office:value="-61.1680603027344" calcext:value-type="float">
            <text:p>-61,1680603027344</text:p>
          </table:table-cell>
          <table:table-cell office:value-type="float" office:value="-61.1715354919434" calcext:value-type="float">
            <text:p>-61,1715354919434</text:p>
          </table:table-cell>
          <table:table-cell office:value-type="float" office:value="-61.1754875183106" calcext:value-type="float">
            <text:p>-61,1754875183106</text:p>
          </table:table-cell>
          <table:table-cell office:value-type="float" office:value="-61.1651344299316" calcext:value-type="float">
            <text:p>-61,1651344299316</text:p>
          </table:table-cell>
          <table:table-cell office:value-type="float" office:value="-61.1670722961426" calcext:value-type="float">
            <text:p>-61,1670722961426</text:p>
          </table:table-cell>
          <table:table-cell office:value-type="float" office:value="-61.1567001342773" calcext:value-type="float">
            <text:p>-61,1567001342773</text:p>
          </table:table-cell>
          <table:table-cell office:value-type="float" office:value="-61.181453704834" calcext:value-type="float">
            <text:p>-61,181453704834</text:p>
          </table:table-cell>
          <table:table-cell office:value-type="float" office:value="-61.1761436462402" calcext:value-type="float">
            <text:p>-61,1761436462402</text:p>
          </table:table-cell>
          <table:table-cell office:value-type="float" office:value="-61.1694526672363" calcext:value-type="float">
            <text:p>-61,1694526672363</text:p>
          </table:table-cell>
          <table:table-cell office:value-type="float" office:value="-61.1827354431152" calcext:value-type="float">
            <text:p>-61,1827354431152</text:p>
          </table:table-cell>
          <table:table-cell office:value-type="float" office:value="-61.1769866943359" calcext:value-type="float">
            <text:p>-61,1769866943359</text:p>
          </table:table-cell>
          <table:table-cell office:value-type="float" office:value="-61.1695976257324" calcext:value-type="float">
            <text:p>-61,1695976257324</text:p>
          </table:table-cell>
          <table:table-cell office:value-type="float" office:value="-61.1754493713379" calcext:value-type="float">
            <text:p>-61,1754493713379</text:p>
          </table:table-cell>
          <table:table-cell office:value-type="float" office:value="-61.1810874938965" calcext:value-type="float">
            <text:p>-61,1810874938965</text:p>
          </table:table-cell>
          <table:table-cell office:value-type="float" office:value="-61.1691589355469" calcext:value-type="float">
            <text:p>-61,1691589355469</text:p>
          </table:table-cell>
          <table:table-cell office:value-type="float" office:value="-61.1606407165527" calcext:value-type="float">
            <text:p>-61,1606407165527</text:p>
          </table:table-cell>
          <table:table-cell office:value-type="float" office:value="-61.1687927246094" calcext:value-type="float">
            <text:p>-61,1687927246094</text:p>
          </table:table-cell>
          <table:table-cell office:value-type="float" office:value="-61.1732521057129" calcext:value-type="float">
            <text:p>-61,1732521057129</text:p>
          </table:table-cell>
          <table:table-cell office:value-type="float" office:value="-61.174243927002" calcext:value-type="float">
            <text:p>-61,174243927002</text:p>
          </table:table-cell>
          <table:table-cell office:value-type="float" office:value="-61.1751213073731" calcext:value-type="float">
            <text:p>-61,1751213073731</text:p>
          </table:table-cell>
          <table:table-cell office:value-type="float" office:value="-61.1570281982422" calcext:value-type="float">
            <text:p>-61,1570281982422</text:p>
          </table:table-cell>
          <table:table-cell office:value-type="float" office:value="-61.1737670898438" calcext:value-type="float">
            <text:p>-61,1737670898438</text:p>
          </table:table-cell>
          <table:table-cell office:value-type="float" office:value="-61.1632347106934" calcext:value-type="float">
            <text:p>-61,1632347106934</text:p>
          </table:table-cell>
          <table:table-cell office:value-type="float" office:value="-61.1641883850098" calcext:value-type="float">
            <text:p>-61,1641883850098</text:p>
          </table:table-cell>
          <table:table-cell office:value-type="float" office:value="-61.1766586303711" calcext:value-type="float">
            <text:p>-61,1766586303711</text:p>
          </table:table-cell>
          <table:table-cell office:value-type="float" office:value="-61.1768417358398" calcext:value-type="float">
            <text:p>-61,1768417358398</text:p>
          </table:table-cell>
          <table:table-cell office:value-type="float" office:value="-61.1726341247559" calcext:value-type="float">
            <text:p>-61,1726341247559</text:p>
          </table:table-cell>
          <table:table-cell office:value-type="float" office:value="-61.1691589355469" calcext:value-type="float">
            <text:p>-61,1691589355469</text:p>
          </table:table-cell>
          <table:table-cell office:value-type="float" office:value="-61.1636352539063" calcext:value-type="float">
            <text:p>-61,1636352539063</text:p>
          </table:table-cell>
          <table:table-cell office:value-type="float" office:value="-61.1704750061035" calcext:value-type="float">
            <text:p>-61,1704750061035</text:p>
          </table:table-cell>
          <table:table-cell office:value-type="float" office:value="-61.1811981201172" calcext:value-type="float">
            <text:p>-61,1811981201172</text:p>
          </table:table-cell>
          <table:table-cell office:value-type="float" office:value="-61.1908683776856" calcext:value-type="float">
            <text:p>-61,1908683776856</text:p>
          </table:table-cell>
          <table:table-cell office:value-type="float" office:value="-61.166748046875" calcext:value-type="float">
            <text:p>-61,166748046875</text:p>
          </table:table-cell>
          <table:table-cell office:value-type="float" office:value="-61.1898078918457" calcext:value-type="float">
            <text:p>-61,1898078918457</text:p>
          </table:table-cell>
          <table:table-cell office:value-type="float" office:value="-61.1835060119629" calcext:value-type="float">
            <text:p>-61,1835060119629</text:p>
          </table:table-cell>
          <table:table-cell office:value-type="float" office:value="-61.1751976013184" calcext:value-type="float">
            <text:p>-61,1751976013184</text:p>
          </table:table-cell>
          <table:table-cell office:value-type="float" office:value="-61.1729621887207" calcext:value-type="float">
            <text:p>-61,1729621887207</text:p>
          </table:table-cell>
          <table:table-cell office:value-type="float" office:value="-61.1706581115723" calcext:value-type="float">
            <text:p>-61,1706581115723</text:p>
          </table:table-cell>
          <table:table-cell office:value-type="float" office:value="-61.1589965820313" calcext:value-type="float">
            <text:p>-61,1589965820313</text:p>
          </table:table-cell>
          <table:table-cell office:value-type="float" office:value="-61.1645164489746" calcext:value-type="float">
            <text:p>-61,1645164489746</text:p>
          </table:table-cell>
          <table:table-cell office:value-type="float" office:value="-61.1719360351563" calcext:value-type="float">
            <text:p>-61,1719360351563</text:p>
          </table:table-cell>
          <table:table-cell office:value-type="float" office:value="-61.1479377746582" calcext:value-type="float">
            <text:p>-61,1479377746582</text:p>
          </table:table-cell>
          <table:table-cell office:value-type="float" office:value="-61.1657943725586" calcext:value-type="float">
            <text:p>-61,1657943725586</text:p>
          </table:table-cell>
          <table:table-cell office:value-type="float" office:value="-61.1675491333008" calcext:value-type="float">
            <text:p>-61,1675491333008</text:p>
          </table:table-cell>
          <table:table-cell office:value-type="float" office:value="-61.1826629638672" calcext:value-type="float">
            <text:p>-61,1826629638672</text:p>
          </table:table-cell>
          <table:table-cell office:value-type="float" office:value="-61.2723426818848" calcext:value-type="float">
            <text:p>-61,2723426818848</text:p>
          </table:table-cell>
          <table:table-cell office:value-type="float" office:value="-61.3485298156738" calcext:value-type="float">
            <text:p>-61,3485298156738</text:p>
          </table:table-cell>
          <table:table-cell office:value-type="float" office:value="-61.3298492431641" calcext:value-type="float">
            <text:p>-61,3298492431641</text:p>
          </table:table-cell>
          <table:table-cell office:value-type="float" office:value="-61.3359222412109" calcext:value-type="float">
            <text:p>-61,3359222412109</text:p>
          </table:table-cell>
          <table:table-cell office:value-type="float" office:value="-61.3384552001953" calcext:value-type="float">
            <text:p>-61,3384552001953</text:p>
          </table:table-cell>
          <table:table-cell office:value-type="float" office:value="-61.3420028686523" calcext:value-type="float">
            <text:p>-61,3420028686523</text:p>
          </table:table-cell>
          <table:table-cell office:value-type="float" office:value="-61.3304443359375" calcext:value-type="float">
            <text:p>-61,3304443359375</text:p>
          </table:table-cell>
          <table:table-cell office:value-type="float" office:value="-61.3350257873535" calcext:value-type="float">
            <text:p>-61,3350257873535</text:p>
          </table:table-cell>
          <table:table-cell office:value-type="float" office:value="-61.3523406982422" calcext:value-type="float">
            <text:p>-61,3523406982422</text:p>
          </table:table-cell>
          <table:table-cell office:value-type="float" office:value="-61.3397598266602" calcext:value-type="float">
            <text:p>-61,3397598266602</text:p>
          </table:table-cell>
          <table:table-cell office:value-type="float" office:value="-61.3376350402832" calcext:value-type="float">
            <text:p>-61,3376350402832</text:p>
          </table:table-cell>
          <table:table-cell office:value-type="float" office:value="-61.3322715759277" calcext:value-type="float">
            <text:p>-61,3322715759277</text:p>
          </table:table-cell>
          <table:table-cell office:value-type="float" office:value="-61.3402137756348" calcext:value-type="float">
            <text:p>-61,3402137756348</text:p>
          </table:table-cell>
          <table:table-cell office:value-type="float" office:value="-61.3305587768555" calcext:value-type="float">
            <text:p>-61,3305587768555</text:p>
          </table:table-cell>
          <table:table-cell office:value-type="float" office:value="-61.3333473205566" calcext:value-type="float">
            <text:p>-61,3333473205566</text:p>
          </table:table-cell>
          <table:table-cell office:value-type="float" office:value="-61.3203926086426" calcext:value-type="float">
            <text:p>-61,3203926086426</text:p>
          </table:table-cell>
          <table:table-cell office:value-type="float" office:value="-61.322925567627" calcext:value-type="float">
            <text:p>-61,322925567627</text:p>
          </table:table-cell>
          <table:table-cell office:value-type="float" office:value="-61.3364448547363" calcext:value-type="float">
            <text:p>-61,3364448547363</text:p>
          </table:table-cell>
          <table:table-cell office:value-type="float" office:value="-61.3262710571289" calcext:value-type="float">
            <text:p>-61,3262710571289</text:p>
          </table:table-cell>
          <table:table-cell office:value-type="float" office:value="-61.3514823913574" calcext:value-type="float">
            <text:p>-61,3514823913574</text:p>
          </table:table-cell>
          <table:table-cell office:value-type="float" office:value="-61.3449096679688" calcext:value-type="float">
            <text:p>-61,3449096679688</text:p>
          </table:table-cell>
          <table:table-cell office:value-type="float" office:value="-61.3221054077148" calcext:value-type="float">
            <text:p>-61,3221054077148</text:p>
          </table:table-cell>
          <table:table-cell office:value-type="float" office:value="-61.3479690551758" calcext:value-type="float">
            <text:p>-61,3479690551758</text:p>
          </table:table-cell>
          <table:table-cell office:value-type="float" office:value="-61.3368911743164" calcext:value-type="float">
            <text:p>-61,3368911743164</text:p>
          </table:table-cell>
          <table:table-cell office:value-type="float" office:value="-61.3242988586426" calcext:value-type="float">
            <text:p>-61,3242988586426</text:p>
          </table:table-cell>
          <table:table-cell office:value-type="float" office:value="-61.3411827087402" calcext:value-type="float">
            <text:p>-61,3411827087402</text:p>
          </table:table-cell>
          <table:table-cell office:value-type="float" office:value="-61.3355865478516" calcext:value-type="float">
            <text:p>-61,3355865478516</text:p>
          </table:table-cell>
          <table:table-cell office:value-type="float" office:value="-61.3457717895508" calcext:value-type="float">
            <text:p>-61,3457717895508</text:p>
          </table:table-cell>
          <table:table-cell office:value-type="float" office:value="-61.3398361206055" calcext:value-type="float">
            <text:p>-61,3398361206055</text:p>
          </table:table-cell>
          <table:table-cell office:value-type="float" office:value="-61.3415184020996" calcext:value-type="float">
            <text:p>-61,3415184020996</text:p>
          </table:table-cell>
          <table:table-cell office:value-type="float" office:value="-61.3311538696289" calcext:value-type="float">
            <text:p>-61,3311538696289</text:p>
          </table:table-cell>
          <table:table-cell office:value-type="float" office:value="-61.3196868896484" calcext:value-type="float">
            <text:p>-61,3196868896484</text:p>
          </table:table-cell>
          <table:table-cell office:value-type="float" office:value="-61.3239250183106" calcext:value-type="float">
            <text:p>-61,3239250183106</text:p>
          </table:table-cell>
          <table:table-cell office:value-type="float" office:value="-61.3333854675293" calcext:value-type="float">
            <text:p>-61,3333854675293</text:p>
          </table:table-cell>
          <table:table-cell office:value-type="float" office:value="-61.3322715759277" calcext:value-type="float">
            <text:p>-61,3322715759277</text:p>
          </table:table-cell>
          <table:table-cell office:value-type="float" office:value="-61.324821472168" calcext:value-type="float">
            <text:p>-61,324821472168</text:p>
          </table:table-cell>
          <table:table-cell office:value-type="float" office:value="-61.322998046875" calcext:value-type="float">
            <text:p>-61,322998046875</text:p>
          </table:table-cell>
          <table:table-cell office:value-type="float" office:value="-61.3077850341797" calcext:value-type="float">
            <text:p>-61,3077850341797</text:p>
          </table:table-cell>
          <table:table-cell office:value-type="float" office:value="-61.3390159606934" calcext:value-type="float">
            <text:p>-61,3390159606934</text:p>
          </table:table-cell>
          <table:table-cell office:value-type="float" office:value="-61.3315658569336" calcext:value-type="float">
            <text:p>-61,3315658569336</text:p>
          </table:table-cell>
          <table:table-cell office:value-type="float" office:value="-61.3302612304688" calcext:value-type="float">
            <text:p>-61,3302612304688</text:p>
          </table:table-cell>
          <table:table-cell office:value-type="float" office:value="-61.3321571350098" calcext:value-type="float">
            <text:p>-61,3321571350098</text:p>
          </table:table-cell>
          <table:table-cell office:value-type="float" office:value="-61.3286933898926" calcext:value-type="float">
            <text:p>-61,3286933898926</text:p>
          </table:table-cell>
          <table:table-cell office:value-type="float" office:value="-61.3368530273438" calcext:value-type="float">
            <text:p>-61,3368530273438</text:p>
          </table:table-cell>
          <table:table-cell office:value-type="float" office:value="-61.3465919494629" calcext:value-type="float">
            <text:p>-61,3465919494629</text:p>
          </table:table-cell>
          <table:table-cell office:value-type="float" office:value="-61.3487930297852" calcext:value-type="float">
            <text:p>-61,3487930297852</text:p>
          </table:table-cell>
          <table:table-cell office:value-type="float" office:value="-61.3304100036621" calcext:value-type="float">
            <text:p>-61,3304100036621</text:p>
          </table:table-cell>
          <table:table-cell office:value-type="float" office:value="-61.3425216674805" calcext:value-type="float">
            <text:p>-61,3425216674805</text:p>
          </table:table-cell>
          <table:table-cell office:value-type="float" office:value="-61.3381195068359" calcext:value-type="float">
            <text:p>-61,3381195068359</text:p>
          </table:table-cell>
          <table:table-cell office:value-type="float" office:value="-61.3271293640137" calcext:value-type="float">
            <text:p>-61,3271293640137</text:p>
          </table:table-cell>
          <table:table-cell office:value-type="float" office:value="-61.3298873901367" calcext:value-type="float">
            <text:p>-61,3298873901367</text:p>
          </table:table-cell>
          <table:table-cell office:value-type="float" office:value="-61.3219566345215" calcext:value-type="float">
            <text:p>-61,3219566345215</text:p>
          </table:table-cell>
          <table:table-cell office:value-type="float" office:value="-61.3263511657715" calcext:value-type="float">
            <text:p>-61,3263511657715</text:p>
          </table:table-cell>
          <table:table-cell office:value-type="float" office:value="-61.3236656188965" calcext:value-type="float">
            <text:p>-61,3236656188965</text:p>
          </table:table-cell>
          <table:table-cell office:value-type="float" office:value="-61.339241027832" calcext:value-type="float">
            <text:p>-61,339241027832</text:p>
          </table:table-cell>
          <table:table-cell office:value-type="float" office:value="-61.3240394592285" calcext:value-type="float">
            <text:p>-61,3240394592285</text:p>
          </table:table-cell>
          <table:table-cell office:value-type="float" office:value="-61.3107223510742" calcext:value-type="float">
            <text:p>-61,3107223510742</text:p>
          </table:table-cell>
          <table:table-cell office:value-type="float" office:value="-61.339241027832" calcext:value-type="float">
            <text:p>-61,339241027832</text:p>
          </table:table-cell>
          <table:table-cell office:value-type="float" office:value="-61.3274269104004" calcext:value-type="float">
            <text:p>-61,3274269104004</text:p>
          </table:table-cell>
          <table:table-cell office:value-type="float" office:value="-61.3251953125" calcext:value-type="float">
            <text:p>-61,3251953125</text:p>
          </table:table-cell>
          <table:table-cell office:value-type="float" office:value="-61.3304443359375" calcext:value-type="float">
            <text:p>-61,3304443359375</text:p>
          </table:table-cell>
          <table:table-cell office:value-type="float" office:value="-61.3378219604492" calcext:value-type="float">
            <text:p>-61,3378219604492</text:p>
          </table:table-cell>
          <table:table-cell office:value-type="float" office:value="-61.3549156188965" calcext:value-type="float">
            <text:p>-61,3549156188965</text:p>
          </table:table-cell>
          <table:table-cell office:value-type="float" office:value="-61.3498001098633" calcext:value-type="float">
            <text:p>-61,3498001098633</text:p>
          </table:table-cell>
          <table:table-cell office:value-type="float" office:value="-61.3237762451172" calcext:value-type="float">
            <text:p>-61,3237762451172</text:p>
          </table:table-cell>
          <table:table-cell office:value-type="float" office:value="-61.0812225341797" calcext:value-type="float">
            <text:p>-61,0812225341797</text:p>
          </table:table-cell>
          <table:table-cell office:value-type="float" office:value="-61.0526390075684" calcext:value-type="float">
            <text:p>-61,0526390075684</text:p>
          </table:table-cell>
          <table:table-cell office:value-type="float" office:value="-61.0722846984863" calcext:value-type="float">
            <text:p>-61,0722846984863</text:p>
          </table:table-cell>
          <table:table-cell office:value-type="float" office:value="-61.0726852416992" calcext:value-type="float">
            <text:p>-61,0726852416992</text:p>
          </table:table-cell>
          <table:table-cell office:value-type="float" office:value="-61.0878143310547" calcext:value-type="float">
            <text:p>-61,0878143310547</text:p>
          </table:table-cell>
          <table:table-cell office:value-type="float" office:value="-61.075325012207" calcext:value-type="float">
            <text:p>-61,075325012207</text:p>
          </table:table-cell>
          <table:table-cell office:value-type="float" office:value="-61.0609359741211" calcext:value-type="float">
            <text:p>-61,0609359741211</text:p>
          </table:table-cell>
          <table:table-cell office:value-type="float" office:value="-61.0663223266602" calcext:value-type="float">
            <text:p>-61,0663223266602</text:p>
          </table:table-cell>
          <table:table-cell office:value-type="float" office:value="-61.0867614746094" calcext:value-type="float">
            <text:p>-61,0867614746094</text:p>
          </table:table-cell>
          <table:table-cell office:value-type="float" office:value="-61.0782165527344" calcext:value-type="float">
            <text:p>-61,0782165527344</text:p>
          </table:table-cell>
          <table:table-cell office:value-type="float" office:value="-61.0663223266602" calcext:value-type="float">
            <text:p>-61,0663223266602</text:p>
          </table:table-cell>
          <table:table-cell office:value-type="float" office:value="-61.0654563903809" calcext:value-type="float">
            <text:p>-61,0654563903809</text:p>
          </table:table-cell>
          <table:table-cell office:value-type="float" office:value="-61.0632858276367" calcext:value-type="float">
            <text:p>-61,0632858276367</text:p>
          </table:table-cell>
          <table:table-cell office:value-type="float" office:value="-61.0846977233887" calcext:value-type="float">
            <text:p>-61,0846977233887</text:p>
          </table:table-cell>
          <table:table-cell office:value-type="float" office:value="-61.0771331787109" calcext:value-type="float">
            <text:p>-61,0771331787109</text:p>
          </table:table-cell>
          <table:table-cell office:value-type="float" office:value="-61.0785827636719" calcext:value-type="float">
            <text:p>-61,0785827636719</text:p>
          </table:table-cell>
          <table:table-cell office:value-type="float" office:value="-61.0806083679199" calcext:value-type="float">
            <text:p>-61,0806083679199</text:p>
          </table:table-cell>
          <table:table-cell office:value-type="float" office:value="-61.0728645324707" calcext:value-type="float">
            <text:p>-61,0728645324707</text:p>
          </table:table-cell>
          <table:table-cell office:value-type="float" office:value="-61.0671157836914" calcext:value-type="float">
            <text:p>-61,0671157836914</text:p>
          </table:table-cell>
          <table:table-cell office:value-type="float" office:value="-61.0880661010742" calcext:value-type="float">
            <text:p>-61,0880661010742</text:p>
          </table:table-cell>
          <table:table-cell office:value-type="float" office:value="-61.078182220459" calcext:value-type="float">
            <text:p>-61,078182220459</text:p>
          </table:table-cell>
          <table:table-cell office:value-type="float" office:value="-61.0715980529785" calcext:value-type="float">
            <text:p>-61,0715980529785</text:p>
          </table:table-cell>
          <table:table-cell office:value-type="float" office:value="-61.0904235839844" calcext:value-type="float">
            <text:p>-61,0904235839844</text:p>
          </table:table-cell>
          <table:table-cell office:value-type="float" office:value="-61.0640449523926" calcext:value-type="float">
            <text:p>-61,0640449523926</text:p>
          </table:table-cell>
          <table:table-cell office:value-type="float" office:value="-61.0622062683106" calcext:value-type="float">
            <text:p>-61,0622062683106</text:p>
          </table:table-cell>
          <table:table-cell office:value-type="float" office:value="-61.0710220336914" calcext:value-type="float">
            <text:p>-61,0710220336914</text:p>
          </table:table-cell>
          <table:table-cell office:value-type="float" office:value="-61.0645523071289" calcext:value-type="float">
            <text:p>-61,0645523071289</text:p>
          </table:table-cell>
          <table:table-cell office:value-type="float" office:value="-61.0649147033691" calcext:value-type="float">
            <text:p>-61,0649147033691</text:p>
          </table:table-cell>
          <table:table-cell office:value-type="float" office:value="-61.0502548217773" calcext:value-type="float">
            <text:p>-61,0502548217773</text:p>
          </table:table-cell>
          <table:table-cell office:value-type="float" office:value="-61.0495681762695" calcext:value-type="float">
            <text:p>-61,0495681762695</text:p>
          </table:table-cell>
          <table:table-cell office:value-type="float" office:value="-61.051197052002" calcext:value-type="float">
            <text:p>-61,051197052002</text:p>
          </table:table-cell>
          <table:table-cell office:value-type="float" office:value="-61.0723609924316" calcext:value-type="float">
            <text:p>-61,0723609924316</text:p>
          </table:table-cell>
          <table:table-cell office:value-type="float" office:value="-61.0597496032715" calcext:value-type="float">
            <text:p>-61,0597496032715</text:p>
          </table:table-cell>
          <table:table-cell office:value-type="float" office:value="-61.0721054077148" calcext:value-type="float">
            <text:p>-61,0721054077148</text:p>
          </table:table-cell>
          <table:table-cell office:value-type="float" office:value="-61.0618057250977" calcext:value-type="float">
            <text:p>-61,0618057250977</text:p>
          </table:table-cell>
          <table:table-cell office:value-type="float" office:value="-61.067081451416" calcext:value-type="float">
            <text:p>-61,067081451416</text:p>
          </table:table-cell>
          <table:table-cell office:value-type="float" office:value="-61.0559234619141" calcext:value-type="float">
            <text:p>-61,0559234619141</text:p>
          </table:table-cell>
          <table:table-cell office:value-type="float" office:value="-61.0711288452148" calcext:value-type="float">
            <text:p>-61,0711288452148</text:p>
          </table:table-cell>
          <table:table-cell office:value-type="float" office:value="-61.0717811584473" calcext:value-type="float">
            <text:p>-61,0717811584473</text:p>
          </table:table-cell>
          <table:table-cell office:value-type="float" office:value="-61.0645523071289" calcext:value-type="float">
            <text:p>-61,0645523071289</text:p>
          </table:table-cell>
          <table:table-cell office:value-type="float" office:value="-61.0686340332031" calcext:value-type="float">
            <text:p>-61,0686340332031</text:p>
          </table:table-cell>
          <table:table-cell office:value-type="float" office:value="-61.0641174316406" calcext:value-type="float">
            <text:p>-61,0641174316406</text:p>
          </table:table-cell>
          <table:table-cell office:value-type="float" office:value="-61.0682029724121" calcext:value-type="float">
            <text:p>-61,0682029724121</text:p>
          </table:table-cell>
          <table:table-cell office:value-type="float" office:value="-61.0764427185059" calcext:value-type="float">
            <text:p>-61,0764427185059</text:p>
          </table:table-cell>
          <table:table-cell office:value-type="float" office:value="-61.0618400573731" calcext:value-type="float">
            <text:p>-61,0618400573731</text:p>
          </table:table-cell>
          <table:table-cell office:value-type="float" office:value="-61.0790481567383" calcext:value-type="float">
            <text:p>-61,0790481567383</text:p>
          </table:table-cell>
          <table:table-cell office:value-type="float" office:value="-61.0672988891602" calcext:value-type="float">
            <text:p>-61,0672988891602</text:p>
          </table:table-cell>
          <table:table-cell office:value-type="float" office:value="-61.0633926391602" calcext:value-type="float">
            <text:p>-61,0633926391602</text:p>
          </table:table-cell>
          <table:table-cell office:value-type="float" office:value="-61.0583419799805" calcext:value-type="float">
            <text:p>-61,0583419799805</text:p>
          </table:table-cell>
          <table:table-cell office:value-type="float" office:value="-61.0505447387695" calcext:value-type="float">
            <text:p>-61,0505447387695</text:p>
          </table:table-cell>
          <table:table-cell office:value-type="float" office:value="-61.0636138916016" calcext:value-type="float">
            <text:p>-61,0636138916016</text:p>
          </table:table-cell>
          <table:table-cell office:value-type="float" office:value="-61.0760841369629" calcext:value-type="float">
            <text:p>-61,0760841369629</text:p>
          </table:table-cell>
          <table:table-cell office:value-type="float" office:value="-61.0780029296875" calcext:value-type="float">
            <text:p>-61,0780029296875</text:p>
          </table:table-cell>
          <table:table-cell office:value-type="float" office:value="-61.0610504150391" calcext:value-type="float">
            <text:p>-61,0610504150391</text:p>
          </table:table-cell>
          <table:table-cell office:value-type="float" office:value="-61.0603256225586" calcext:value-type="float">
            <text:p>-61,0603256225586</text:p>
          </table:table-cell>
          <table:table-cell office:value-type="float" office:value="-61.0554161071777" calcext:value-type="float">
            <text:p>-61,0554161071777</text:p>
          </table:table-cell>
          <table:table-cell office:value-type="float" office:value="-61.0702590942383" calcext:value-type="float">
            <text:p>-61,0702590942383</text:p>
          </table:table-cell>
          <table:table-cell office:value-type="float" office:value="-61.0690689086914" calcext:value-type="float">
            <text:p>-61,0690689086914</text:p>
          </table:table-cell>
          <table:table-cell office:value-type="float" office:value="-61.0768775939941" calcext:value-type="float">
            <text:p>-61,0768775939941</text:p>
          </table:table-cell>
          <table:table-cell office:value-type="float" office:value="-61.0705146789551" calcext:value-type="float">
            <text:p>-61,0705146789551</text:p>
          </table:table-cell>
          <table:table-cell office:value-type="float" office:value="-61.0917282104492" calcext:value-type="float">
            <text:p>-61,0917282104492</text:p>
          </table:table-cell>
          <table:table-cell office:value-type="float" office:value="-61.0705490112305" calcext:value-type="float">
            <text:p>-61,0705490112305</text:p>
          </table:table-cell>
          <table:table-cell office:value-type="float" office:value="-61.0726852416992" calcext:value-type="float">
            <text:p>-61,0726852416992</text:p>
          </table:table-cell>
          <table:table-cell office:value-type="float" office:value="-61.0799942016602" calcext:value-type="float">
            <text:p>-61,0799942016602</text:p>
          </table:table-cell>
          <table:table-cell office:value-type="float" office:value="-61.0531044006348" calcext:value-type="float">
            <text:p>-61,0531044006348</text:p>
          </table:table-cell>
          <table:table-cell office:value-type="float" office:value="-61.1039886474609" calcext:value-type="float">
            <text:p>-61,1039886474609</text:p>
          </table:table-cell>
          <table:table-cell office:value-type="float" office:value="-61.2165298461914" calcext:value-type="float">
            <text:p>-61,2165298461914</text:p>
          </table:table-cell>
          <table:table-cell office:value-type="float" office:value="-61.2253608703613" calcext:value-type="float">
            <text:p>-61,2253608703613</text:p>
          </table:table-cell>
          <table:table-cell office:value-type="float" office:value="-61.2204666137695" calcext:value-type="float">
            <text:p>-61,2204666137695</text:p>
          </table:table-cell>
          <table:table-cell office:value-type="float" office:value="-61.2107238769531" calcext:value-type="float">
            <text:p>-61,2107238769531</text:p>
          </table:table-cell>
          <table:table-cell office:value-type="float" office:value="-61.2255058288574" calcext:value-type="float">
            <text:p>-61,2255058288574</text:p>
          </table:table-cell>
          <table:table-cell office:value-type="float" office:value="-61.2276077270508" calcext:value-type="float">
            <text:p>-61,2276077270508</text:p>
          </table:table-cell>
          <table:table-cell office:value-type="float" office:value="-61.220760345459" calcext:value-type="float">
            <text:p>-61,220760345459</text:p>
          </table:table-cell>
          <table:table-cell office:value-type="float" office:value="-61.2013206481934" calcext:value-type="float">
            <text:p>-61,2013206481934</text:p>
          </table:table-cell>
          <table:table-cell office:value-type="float" office:value="-61.2083015441895" calcext:value-type="float">
            <text:p>-61,2083015441895</text:p>
          </table:table-cell>
          <table:table-cell office:value-type="float" office:value="-61.2297744750977" calcext:value-type="float">
            <text:p>-61,2297744750977</text:p>
          </table:table-cell>
          <table:table-cell office:value-type="float" office:value="-61.2270927429199" calcext:value-type="float">
            <text:p>-61,2270927429199</text:p>
          </table:table-cell>
          <table:table-cell office:value-type="float" office:value="-61.2202072143555" calcext:value-type="float">
            <text:p>-61,2202072143555</text:p>
          </table:table-cell>
          <table:table-cell office:value-type="float" office:value="-61.2178192138672" calcext:value-type="float">
            <text:p>-61,2178192138672</text:p>
          </table:table-cell>
          <table:table-cell office:value-type="float" office:value="-61.213809967041" calcext:value-type="float">
            <text:p>-61,213809967041</text:p>
          </table:table-cell>
          <table:table-cell office:value-type="float" office:value="-61.2116813659668" calcext:value-type="float">
            <text:p>-61,2116813659668</text:p>
          </table:table-cell>
          <table:table-cell office:value-type="float" office:value="-61.2226028442383" calcext:value-type="float">
            <text:p>-61,2226028442383</text:p>
          </table:table-cell>
          <table:table-cell office:value-type="float" office:value="-61.2134094238281" calcext:value-type="float">
            <text:p>-61,2134094238281</text:p>
          </table:table-cell>
          <table:table-cell office:value-type="float" office:value="-61.2292251586914" calcext:value-type="float">
            <text:p>-61,2292251586914</text:p>
          </table:table-cell>
          <table:table-cell office:value-type="float" office:value="-61.2284889221191" calcext:value-type="float">
            <text:p>-61,2284889221191</text:p>
          </table:table-cell>
          <table:table-cell office:value-type="float" office:value="-61.2205390930176" calcext:value-type="float">
            <text:p>-61,2205390930176</text:p>
          </table:table-cell>
          <table:table-cell office:value-type="float" office:value="-61.2122688293457" calcext:value-type="float">
            <text:p>-61,2122688293457</text:p>
          </table:table-cell>
          <table:table-cell office:value-type="float" office:value="-61.2124900817871" calcext:value-type="float">
            <text:p>-61,2124900817871</text:p>
          </table:table-cell>
          <table:table-cell office:value-type="float" office:value="-61.2149848937988" calcext:value-type="float">
            <text:p>-61,2149848937988</text:p>
          </table:table-cell>
          <table:table-cell office:value-type="float" office:value="-61.2091827392578" calcext:value-type="float">
            <text:p>-61,2091827392578</text:p>
          </table:table-cell>
          <table:table-cell office:value-type="float" office:value="-61.2023506164551" calcext:value-type="float">
            <text:p>-61,2023506164551</text:p>
          </table:table-cell>
          <table:table-cell office:value-type="float" office:value="-61.2016906738281" calcext:value-type="float">
            <text:p>-61,2016906738281</text:p>
          </table:table-cell>
          <table:table-cell office:value-type="float" office:value="-61.2084083557129" calcext:value-type="float">
            <text:p>-61,2084083557129</text:p>
          </table:table-cell>
          <table:table-cell office:value-type="float" office:value="-61.2275695800781" calcext:value-type="float">
            <text:p>-61,2275695800781</text:p>
          </table:table-cell>
          <table:table-cell office:value-type="float" office:value="-61.2186622619629" calcext:value-type="float">
            <text:p>-61,2186622619629</text:p>
          </table:table-cell>
          <table:table-cell office:value-type="float" office:value="-61.2165679931641" calcext:value-type="float">
            <text:p>-61,2165679931641</text:p>
          </table:table-cell>
          <table:table-cell office:value-type="float" office:value="-61.2202453613281" calcext:value-type="float">
            <text:p>-61,2202453613281</text:p>
          </table:table-cell>
          <table:table-cell office:value-type="float" office:value="-61.2302207946777" calcext:value-type="float">
            <text:p>-61,2302207946777</text:p>
          </table:table-cell>
          <table:table-cell office:value-type="float" office:value="-61.2407608032227" calcext:value-type="float">
            <text:p>-61,2407608032227</text:p>
          </table:table-cell>
          <table:table-cell office:value-type="float" office:value="-61.2275314331055" calcext:value-type="float">
            <text:p>-61,2275314331055</text:p>
          </table:table-cell>
          <table:table-cell office:value-type="float" office:value="-61.2214965820313" calcext:value-type="float">
            <text:p>-61,2214965820313</text:p>
          </table:table-cell>
          <table:table-cell office:value-type="float" office:value="-61.2313995361328" calcext:value-type="float">
            <text:p>-61,2313995361328</text:p>
          </table:table-cell>
          <table:table-cell office:value-type="float" office:value="-61.2321357727051" calcext:value-type="float">
            <text:p>-61,2321357727051</text:p>
          </table:table-cell>
          <table:table-cell office:value-type="float" office:value="-61.2425651550293" calcext:value-type="float">
            <text:p>-61,2425651550293</text:p>
          </table:table-cell>
          <table:table-cell office:value-type="float" office:value="-61.2434463500977" calcext:value-type="float">
            <text:p>-61,2434463500977</text:p>
          </table:table-cell>
          <table:table-cell office:value-type="float" office:value="-61.2365570068359" calcext:value-type="float">
            <text:p>-61,2365570068359</text:p>
          </table:table-cell>
          <table:table-cell office:value-type="float" office:value="-61.2120513916016" calcext:value-type="float">
            <text:p>-61,2120513916016</text:p>
          </table:table-cell>
          <table:table-cell office:value-type="float" office:value="-61.2241096496582" calcext:value-type="float">
            <text:p>-61,2241096496582</text:p>
          </table:table-cell>
          <table:table-cell office:value-type="float" office:value="-61.2056159973145" calcext:value-type="float">
            <text:p>-61,2056159973145</text:p>
          </table:table-cell>
          <table:table-cell office:value-type="float" office:value="-61.2149162292481" calcext:value-type="float">
            <text:p>-61,2149162292481</text:p>
          </table:table-cell>
          <table:table-cell office:value-type="float" office:value="-61.2221984863281" calcext:value-type="float">
            <text:p>-61,2221984863281</text:p>
          </table:table-cell>
          <table:table-cell office:value-type="float" office:value="-61.2273483276367" calcext:value-type="float">
            <text:p>-61,2273483276367</text:p>
          </table:table-cell>
          <table:table-cell office:value-type="float" office:value="-61.2262420654297" calcext:value-type="float">
            <text:p>-61,2262420654297</text:p>
          </table:table-cell>
          <table:table-cell office:value-type="float" office:value="-61.2223777770996" calcext:value-type="float">
            <text:p>-61,2223777770996</text:p>
          </table:table-cell>
          <table:table-cell office:value-type="float" office:value="-61.2351951599121" calcext:value-type="float">
            <text:p>-61,2351951599121</text:p>
          </table:table-cell>
          <table:table-cell office:value-type="float" office:value="-61.2076377868652" calcext:value-type="float">
            <text:p>-61,2076377868652</text:p>
          </table:table-cell>
          <table:table-cell office:value-type="float" office:value="-61.2154655456543" calcext:value-type="float">
            <text:p>-61,2154655456543</text:p>
          </table:table-cell>
          <table:table-cell office:value-type="float" office:value="-61.2112731933594" calcext:value-type="float">
            <text:p>-61,2112731933594</text:p>
          </table:table-cell>
          <table:table-cell office:value-type="float" office:value="-61.2351188659668" calcext:value-type="float">
            <text:p>-61,2351188659668</text:p>
          </table:table-cell>
          <table:table-cell office:value-type="float" office:value="-61.2145080566406" calcext:value-type="float">
            <text:p>-61,2145080566406</text:p>
          </table:table-cell>
          <table:table-cell office:value-type="float" office:value="-61.217342376709" calcext:value-type="float">
            <text:p>-61,217342376709</text:p>
          </table:table-cell>
          <table:table-cell office:value-type="float" office:value="-61.2139205932617" calcext:value-type="float">
            <text:p>-61,2139205932617</text:p>
          </table:table-cell>
          <table:table-cell office:value-type="float" office:value="-61.2285614013672" calcext:value-type="float">
            <text:p>-61,2285614013672</text:p>
          </table:table-cell>
          <table:table-cell office:value-type="float" office:value="-61.2228584289551" calcext:value-type="float">
            <text:p>-61,2228584289551</text:p>
          </table:table-cell>
          <table:table-cell office:value-type="float" office:value="-61.2167510986328" calcext:value-type="float">
            <text:p>-61,2167510986328</text:p>
          </table:table-cell>
          <table:table-cell office:value-type="float" office:value="-61.2389869689941" calcext:value-type="float">
            <text:p>-61,2389869689941</text:p>
          </table:table-cell>
          <table:table-cell office:value-type="float" office:value="-61.2286758422852" calcext:value-type="float">
            <text:p>-61,2286758422852</text:p>
          </table:table-cell>
          <table:table-cell office:value-type="float" office:value="-61.2044830322266" calcext:value-type="float">
            <text:p>-61,2044830322266</text:p>
          </table:table-cell>
          <table:table-cell office:value-type="float" office:value="-61.2165679931641" calcext:value-type="float">
            <text:p>-61,2165679931641</text:p>
          </table:table-cell>
          <table:table-cell office:value-type="float" office:value="-61.2201728820801" calcext:value-type="float">
            <text:p>-61,2201728820801</text:p>
          </table:table-cell>
          <table:table-cell office:value-type="float" office:value="-61.2252883911133" calcext:value-type="float">
            <text:p>-61,2252883911133</text:p>
          </table:table-cell>
          <table:table-cell office:value-type="float" office:value="-61.2222709655762" calcext:value-type="float">
            <text:p>-61,2222709655762</text:p>
          </table:table-cell>
          <table:table-cell office:value-type="float" office:value="-61.1849708557129" calcext:value-type="float">
            <text:p>-61,1849708557129</text:p>
          </table:table-cell>
          <table:table-cell office:value-type="float" office:value="-61.1736946105957" calcext:value-type="float">
            <text:p>-61,1736946105957</text:p>
          </table:table-cell>
          <table:table-cell office:value-type="float" office:value="-61.1891822814941" calcext:value-type="float">
            <text:p>-61,1891822814941</text:p>
          </table:table-cell>
          <table:table-cell office:value-type="float" office:value="-61.1935119628906" calcext:value-type="float">
            <text:p>-61,1935119628906</text:p>
          </table:table-cell>
          <table:table-cell office:value-type="float" office:value="-61.1821136474609" calcext:value-type="float">
            <text:p>-61,1821136474609</text:p>
          </table:table-cell>
          <table:table-cell office:value-type="float" office:value="-61.1911239624023" calcext:value-type="float">
            <text:p>-61,1911239624023</text:p>
          </table:table-cell>
          <table:table-cell office:value-type="float" office:value="-61.2018356323242" calcext:value-type="float">
            <text:p>-61,2018356323242</text:p>
          </table:table-cell>
          <table:table-cell office:value-type="float" office:value="-61.1810874938965" calcext:value-type="float">
            <text:p>-61,1810874938965</text:p>
          </table:table-cell>
          <table:table-cell office:value-type="float" office:value="-61.182186126709" calcext:value-type="float">
            <text:p>-61,182186126709</text:p>
          </table:table-cell>
          <table:table-cell office:value-type="float" office:value="-61.2010269165039" calcext:value-type="float">
            <text:p>-61,2010269165039</text:p>
          </table:table-cell>
          <table:table-cell office:value-type="float" office:value="-61.1975822448731" calcext:value-type="float">
            <text:p>-61,1975822448731</text:p>
          </table:table-cell>
          <table:table-cell office:value-type="float" office:value="-61.1721916198731" calcext:value-type="float">
            <text:p>-61,1721916198731</text:p>
          </table:table-cell>
          <table:table-cell office:value-type="float" office:value="-61.1852264404297" calcext:value-type="float">
            <text:p>-61,1852264404297</text:p>
          </table:table-cell>
          <table:table-cell office:value-type="float" office:value="-61.1940231323242" calcext:value-type="float">
            <text:p>-61,1940231323242</text:p>
          </table:table-cell>
          <table:table-cell office:value-type="float" office:value="-61.1692314147949" calcext:value-type="float">
            <text:p>-61,1692314147949</text:p>
          </table:table-cell>
          <table:table-cell office:value-type="float" office:value="-61.180721282959" calcext:value-type="float">
            <text:p>-61,180721282959</text:p>
          </table:table-cell>
          <table:table-cell office:value-type="float" office:value="-61.1803894042969" calcext:value-type="float">
            <text:p>-61,1803894042969</text:p>
          </table:table-cell>
          <table:table-cell office:value-type="float" office:value="-61.1808662414551" calcext:value-type="float">
            <text:p>-61,1808662414551</text:p>
          </table:table-cell>
          <table:table-cell office:value-type="float" office:value="-61.1654281616211" calcext:value-type="float">
            <text:p>-61,1654281616211</text:p>
          </table:table-cell>
          <table:table-cell office:value-type="float" office:value="-61.1581954956055" calcext:value-type="float">
            <text:p>-61,1581954956055</text:p>
          </table:table-cell>
          <table:table-cell office:value-type="float" office:value="-61.1758155822754" calcext:value-type="float">
            <text:p>-61,1758155822754</text:p>
          </table:table-cell>
          <table:table-cell office:value-type="float" office:value="-61.1783065795898" calcext:value-type="float">
            <text:p>-61,1783065795898</text:p>
          </table:table-cell>
          <table:table-cell office:value-type="float" office:value="-61.1837615966797" calcext:value-type="float">
            <text:p>-61,1837615966797</text:p>
          </table:table-cell>
          <table:table-cell office:value-type="float" office:value="-61.1637496948242" calcext:value-type="float">
            <text:p>-61,1637496948242</text:p>
          </table:table-cell>
          <table:table-cell office:value-type="float" office:value="-61.1770210266113" calcext:value-type="float">
            <text:p>-61,1770210266113</text:p>
          </table:table-cell>
          <table:table-cell office:value-type="float" office:value="-61.1779365539551" calcext:value-type="float">
            <text:p>-61,1779365539551</text:p>
          </table:table-cell>
          <table:table-cell office:value-type="float" office:value="-61.1756324768066" calcext:value-type="float">
            <text:p>-61,1756324768066</text:p>
          </table:table-cell>
          <table:table-cell office:value-type="float" office:value="-61.1867637634277" calcext:value-type="float">
            <text:p>-61,1867637634277</text:p>
          </table:table-cell>
          <table:table-cell office:value-type="float" office:value="-61.1833915710449" calcext:value-type="float">
            <text:p>-61,1833915710449</text:p>
          </table:table-cell>
          <table:table-cell office:value-type="float" office:value="-61.1993789672852" calcext:value-type="float">
            <text:p>-61,1993789672852</text:p>
          </table:table-cell>
          <table:table-cell office:value-type="float" office:value="-61.1753425598145" calcext:value-type="float">
            <text:p>-61,1753425598145</text:p>
          </table:table-cell>
          <table:table-cell office:value-type="float" office:value="-61.2029762268066" calcext:value-type="float">
            <text:p>-61,2029762268066</text:p>
          </table:table-cell>
          <table:table-cell office:value-type="float" office:value="-61.1876106262207" calcext:value-type="float">
            <text:p>-61,1876106262207</text:p>
          </table:table-cell>
          <table:table-cell office:value-type="float" office:value="-61.1868743896484" calcext:value-type="float">
            <text:p>-61,1868743896484</text:p>
          </table:table-cell>
          <table:table-cell office:value-type="float" office:value="-61.2002563476563" calcext:value-type="float">
            <text:p>-61,2002563476563</text:p>
          </table:table-cell>
          <table:table-cell office:value-type="float" office:value="-61.1809425354004" calcext:value-type="float">
            <text:p>-61,1809425354004</text:p>
          </table:table-cell>
          <table:table-cell office:value-type="float" office:value="-61.1780509948731" calcext:value-type="float">
            <text:p>-61,1780509948731</text:p>
          </table:table-cell>
          <table:table-cell office:value-type="float" office:value="-61.1910552978516" calcext:value-type="float">
            <text:p>-61,1910552978516</text:p>
          </table:table-cell>
          <table:table-cell office:value-type="float" office:value="-61.1702919006348" calcext:value-type="float">
            <text:p>-61,1702919006348</text:p>
          </table:table-cell>
          <table:table-cell office:value-type="float" office:value="-61.1698913574219" calcext:value-type="float">
            <text:p>-61,1698913574219</text:p>
          </table:table-cell>
          <table:table-cell office:value-type="float" office:value="-61.1825904846191" calcext:value-type="float">
            <text:p>-61,1825904846191</text:p>
          </table:table-cell>
          <table:table-cell office:value-type="float" office:value="-61.1980972290039" calcext:value-type="float">
            <text:p>-61,1980972290039</text:p>
          </table:table-cell>
          <table:table-cell office:value-type="float" office:value="-61.1914176940918" calcext:value-type="float">
            <text:p>-61,1914176940918</text:p>
          </table:table-cell>
          <table:table-cell office:value-type="float" office:value="-61.1855926513672" calcext:value-type="float">
            <text:p>-61,1855926513672</text:p>
          </table:table-cell>
          <table:table-cell office:value-type="float" office:value="-61.1740608215332" calcext:value-type="float">
            <text:p>-61,1740608215332</text:p>
          </table:table-cell>
          <table:table-cell office:value-type="float" office:value="-61.1725234985352" calcext:value-type="float">
            <text:p>-61,1725234985352</text:p>
          </table:table-cell>
          <table:table-cell office:value-type="float" office:value="-61.1813430786133" calcext:value-type="float">
            <text:p>-61,1813430786133</text:p>
          </table:table-cell>
          <table:table-cell office:value-type="float" office:value="-61.192008972168" calcext:value-type="float">
            <text:p>-61,192008972168</text:p>
          </table:table-cell>
          <table:table-cell office:value-type="float" office:value="-61.1807594299316" calcext:value-type="float">
            <text:p>-61,1807594299316</text:p>
          </table:table-cell>
          <table:table-cell office:value-type="float" office:value="-61.179443359375" calcext:value-type="float">
            <text:p>-61,179443359375</text:p>
          </table:table-cell>
          <table:table-cell office:value-type="float" office:value="-61.1666717529297" calcext:value-type="float">
            <text:p>-61,1666717529297</text:p>
          </table:table-cell>
          <table:table-cell office:value-type="float" office:value="-61.1868019104004" calcext:value-type="float">
            <text:p>-61,1868019104004</text:p>
          </table:table-cell>
          <table:table-cell office:value-type="float" office:value="-61.1979103088379" calcext:value-type="float">
            <text:p>-61,1979103088379</text:p>
          </table:table-cell>
          <table:table-cell office:value-type="float" office:value="-61.1859588623047" calcext:value-type="float">
            <text:p>-61,1859588623047</text:p>
          </table:table-cell>
          <table:table-cell office:value-type="float" office:value="-61.1828460693359" calcext:value-type="float">
            <text:p>-61,1828460693359</text:p>
          </table:table-cell>
          <table:table-cell office:value-type="float" office:value="-61.1560020446777" calcext:value-type="float">
            <text:p>-61,1560020446777</text:p>
          </table:table-cell>
          <table:table-cell office:value-type="float" office:value="-61.1810150146484" calcext:value-type="float">
            <text:p>-61,1810150146484</text:p>
          </table:table-cell>
          <table:table-cell office:value-type="float" office:value="-61.1774978637695" calcext:value-type="float">
            <text:p>-61,1774978637695</text:p>
          </table:table-cell>
          <table:table-cell office:value-type="float" office:value="-61.1800270080566" calcext:value-type="float">
            <text:p>-61,1800270080566</text:p>
          </table:table-cell>
          <table:table-cell office:value-type="float" office:value="-61.1928482055664" calcext:value-type="float">
            <text:p>-61,1928482055664</text:p>
          </table:table-cell>
          <table:table-cell office:value-type="float" office:value="-61.1820373535156" calcext:value-type="float">
            <text:p>-61,1820373535156</text:p>
          </table:table-cell>
          <table:table-cell office:value-type="float" office:value="-61.2046279907227" calcext:value-type="float">
            <text:p>-61,2046279907227</text:p>
          </table:table-cell>
          <table:table-cell office:value-type="float" office:value="-61.1874961853027" calcext:value-type="float">
            <text:p>-61,1874961853027</text:p>
          </table:table-cell>
          <table:table-cell office:value-type="float" office:value="-61.1755218505859" calcext:value-type="float">
            <text:p>-61,1755218505859</text:p>
          </table:table-cell>
          <table:table-cell office:value-type="float" office:value="-61.1927795410156" calcext:value-type="float">
            <text:p>-61,1927795410156</text:p>
          </table:table-cell>
          <table:table-cell office:value-type="float" office:value="-61.2191772460938" calcext:value-type="float">
            <text:p>-61,2191772460938</text:p>
          </table:table-cell>
          <table:table-cell office:value-type="float" office:value="-61.3551406860352" calcext:value-type="float">
            <text:p>-61,3551406860352</text:p>
          </table:table-cell>
          <table:table-cell office:value-type="float" office:value="-61.3433074951172" calcext:value-type="float">
            <text:p>-61,3433074951172</text:p>
          </table:table-cell>
          <table:table-cell office:value-type="float" office:value="-61.344425201416" calcext:value-type="float">
            <text:p>-61,344425201416</text:p>
          </table:table-cell>
          <table:table-cell office:value-type="float" office:value="-61.3595123291016" calcext:value-type="float">
            <text:p>-61,3595123291016</text:p>
          </table:table-cell>
          <table:table-cell office:value-type="float" office:value="-61.3572311401367" calcext:value-type="float">
            <text:p>-61,3572311401367</text:p>
          </table:table-cell>
          <table:table-cell office:value-type="float" office:value="-61.3546180725098" calcext:value-type="float">
            <text:p>-61,3546180725098</text:p>
          </table:table-cell>
          <table:table-cell office:value-type="float" office:value="-61.3732795715332" calcext:value-type="float">
            <text:p>-61,3732795715332</text:p>
          </table:table-cell>
          <table:table-cell office:value-type="float" office:value="-61.3580169677734" calcext:value-type="float">
            <text:p>-61,3580169677734</text:p>
          </table:table-cell>
          <table:table-cell office:value-type="float" office:value="-61.3604431152344" calcext:value-type="float">
            <text:p>-61,3604431152344</text:p>
          </table:table-cell>
          <table:table-cell office:value-type="float" office:value="-61.3415908813477" calcext:value-type="float">
            <text:p>-61,3415908813477</text:p>
          </table:table-cell>
          <table:table-cell office:value-type="float" office:value="-61.3409957885742" calcext:value-type="float">
            <text:p>-61,3409957885742</text:p>
          </table:table-cell>
          <table:table-cell office:value-type="float" office:value="-61.3576431274414" calcext:value-type="float">
            <text:p>-61,3576431274414</text:p>
          </table:table-cell>
          <table:table-cell office:value-type="float" office:value="-61.3586502075195" calcext:value-type="float">
            <text:p>-61,3586502075195</text:p>
          </table:table-cell>
          <table:table-cell office:value-type="float" office:value="-61.3629875183106" calcext:value-type="float">
            <text:p>-61,3629875183106</text:p>
          </table:table-cell>
          <table:table-cell office:value-type="float" office:value="-61.3500595092773" calcext:value-type="float">
            <text:p>-61,3500595092773</text:p>
          </table:table-cell>
          <table:table-cell office:value-type="float" office:value="-61.3390159606934" calcext:value-type="float">
            <text:p>-61,3390159606934</text:p>
          </table:table-cell>
          <table:table-cell office:value-type="float" office:value="-61.3524894714356" calcext:value-type="float">
            <text:p>-61,3524894714356</text:p>
          </table:table-cell>
          <table:table-cell office:value-type="float" office:value="-61.3719291687012" calcext:value-type="float">
            <text:p>-61,3719291687012</text:p>
          </table:table-cell>
          <table:table-cell office:value-type="float" office:value="-61.3618698120117" calcext:value-type="float">
            <text:p>-61,3618698120117</text:p>
          </table:table-cell>
          <table:table-cell office:value-type="float" office:value="-61.3767585754395" calcext:value-type="float">
            <text:p>-61,3767585754395</text:p>
          </table:table-cell>
          <table:table-cell office:value-type="float" office:value="-61.365119934082" calcext:value-type="float">
            <text:p>-61,365119934082</text:p>
          </table:table-cell>
          <table:table-cell office:value-type="float" office:value="-61.3774337768555" calcext:value-type="float">
            <text:p>-61,3774337768555</text:p>
          </table:table-cell>
          <table:table-cell office:value-type="float" office:value="-61.3496513366699" calcext:value-type="float">
            <text:p>-61,3496513366699</text:p>
          </table:table-cell>
          <table:table-cell office:value-type="float" office:value="-61.3656845092773" calcext:value-type="float">
            <text:p>-61,3656845092773</text:p>
          </table:table-cell>
          <table:table-cell office:value-type="float" office:value="-61.3709564208984" calcext:value-type="float">
            <text:p>-61,3709564208984</text:p>
          </table:table-cell>
          <table:table-cell office:value-type="float" office:value="-61.3517417907715" calcext:value-type="float">
            <text:p>-61,3517417907715</text:p>
          </table:table-cell>
          <table:table-cell office:value-type="float" office:value="-61.3653831481934" calcext:value-type="float">
            <text:p>-61,3653831481934</text:p>
          </table:table-cell>
          <table:table-cell office:value-type="float" office:value="-61.3493919372559" calcext:value-type="float">
            <text:p>-61,3493919372559</text:p>
          </table:table-cell>
          <table:table-cell office:value-type="float" office:value="-61.3549156188965" calcext:value-type="float">
            <text:p>-61,3549156188965</text:p>
          </table:table-cell>
          <table:table-cell office:value-type="float" office:value="-61.3589897155762" calcext:value-type="float">
            <text:p>-61,3589897155762</text:p>
          </table:table-cell>
          <table:table-cell office:value-type="float" office:value="-61.34423828125" calcext:value-type="float">
            <text:p>-61,34423828125</text:p>
          </table:table-cell>
          <table:table-cell office:value-type="float" office:value="-61.3468894958496" calcext:value-type="float">
            <text:p>-61,3468894958496</text:p>
          </table:table-cell>
          <table:table-cell office:value-type="float" office:value="-61.3436050415039" calcext:value-type="float">
            <text:p>-61,3436050415039</text:p>
          </table:table-cell>
          <table:table-cell office:value-type="float" office:value="-61.3506965637207" calcext:value-type="float">
            <text:p>-61,3506965637207</text:p>
          </table:table-cell>
          <table:table-cell office:value-type="float" office:value="-61.3587265014648" calcext:value-type="float">
            <text:p>-61,3587265014648</text:p>
          </table:table-cell>
          <table:table-cell office:value-type="float" office:value="-61.3531608581543" calcext:value-type="float">
            <text:p>-61,3531608581543</text:p>
          </table:table-cell>
          <table:table-cell office:value-type="float" office:value="-61.3704338073731" calcext:value-type="float">
            <text:p>-61,3704338073731</text:p>
          </table:table-cell>
          <table:table-cell office:value-type="float" office:value="-61.353271484375" calcext:value-type="float">
            <text:p>-61,353271484375</text:p>
          </table:table-cell>
          <table:table-cell office:value-type="float" office:value="-61.3614540100098" calcext:value-type="float">
            <text:p>-61,3614540100098</text:p>
          </table:table-cell>
          <table:table-cell office:value-type="float" office:value="-61.3500595092773" calcext:value-type="float">
            <text:p>-61,3500595092773</text:p>
          </table:table-cell>
          <table:table-cell office:value-type="float" office:value="-61.3603744506836" calcext:value-type="float">
            <text:p>-61,3603744506836</text:p>
          </table:table-cell>
          <table:table-cell office:value-type="float" office:value="-61.3507308959961" calcext:value-type="float">
            <text:p>-61,3507308959961</text:p>
          </table:table-cell>
          <table:table-cell office:value-type="float" office:value="-61.3542823791504" calcext:value-type="float">
            <text:p>-61,3542823791504</text:p>
          </table:table-cell>
          <table:table-cell office:value-type="float" office:value="-61.3320808410645" calcext:value-type="float">
            <text:p>-61,3320808410645</text:p>
          </table:table-cell>
          <table:table-cell office:value-type="float" office:value="-61.3582038879395" calcext:value-type="float">
            <text:p>-61,3582038879395</text:p>
          </table:table-cell>
          <table:table-cell office:value-type="float" office:value="-61.3599586486816" calcext:value-type="float">
            <text:p>-61,3599586486816</text:p>
          </table:table-cell>
          <table:table-cell office:value-type="float" office:value="-61.347038269043" calcext:value-type="float">
            <text:p>-61,347038269043</text:p>
          </table:table-cell>
          <table:table-cell office:value-type="float" office:value="-61.3592529296875" calcext:value-type="float">
            <text:p>-61,3592529296875</text:p>
          </table:table-cell>
          <table:table-cell office:value-type="float" office:value="-61.3490905761719" calcext:value-type="float">
            <text:p>-61,3490905761719</text:p>
          </table:table-cell>
          <table:table-cell office:value-type="float" office:value="-61.3450584411621" calcext:value-type="float">
            <text:p>-61,3450584411621</text:p>
          </table:table-cell>
          <table:table-cell office:value-type="float" office:value="-61.354133605957" calcext:value-type="float">
            <text:p>-61,354133605957</text:p>
          </table:table-cell>
          <table:table-cell office:value-type="float" office:value="-61.3476333618164" calcext:value-type="float">
            <text:p>-61,3476333618164</text:p>
          </table:table-cell>
          <table:table-cell office:value-type="float" office:value="-61.3419647216797" calcext:value-type="float">
            <text:p>-61,3419647216797</text:p>
          </table:table-cell>
          <table:table-cell office:value-type="float" office:value="-61.3733177185059" calcext:value-type="float">
            <text:p>-61,3733177185059</text:p>
          </table:table-cell>
          <table:table-cell office:value-type="float" office:value="-61.3561859130859" calcext:value-type="float">
            <text:p>-61,3561859130859</text:p>
          </table:table-cell>
          <table:table-cell office:value-type="float" office:value="-61.3617935180664" calcext:value-type="float">
            <text:p>-61,3617935180664</text:p>
          </table:table-cell>
          <table:table-cell office:value-type="float" office:value="-61.3614158630371" calcext:value-type="float">
            <text:p>-61,3614158630371</text:p>
          </table:table-cell>
          <table:table-cell office:value-type="float" office:value="-61.3557777404785" calcext:value-type="float">
            <text:p>-61,3557777404785</text:p>
          </table:table-cell>
          <table:table-cell office:value-type="float" office:value="-61.3563003540039" calcext:value-type="float">
            <text:p>-61,3563003540039</text:p>
          </table:table-cell>
          <table:table-cell office:value-type="float" office:value="-61.3740615844727" calcext:value-type="float">
            <text:p>-61,3740615844727</text:p>
          </table:table-cell>
          <table:table-cell office:value-type="float" office:value="-61.369499206543" calcext:value-type="float">
            <text:p>-61,369499206543</text:p>
          </table:table-cell>
          <table:table-cell office:value-type="float" office:value="-61.3551406860352" calcext:value-type="float">
            <text:p>-61,3551406860352</text:p>
          </table:table-cell>
          <table:table-cell office:value-type="float" office:value="-61.3747367858887" calcext:value-type="float">
            <text:p>-61,3747367858887</text:p>
          </table:table-cell>
          <table:table-cell office:value-type="float" office:value="-61.3608207702637" calcext:value-type="float">
            <text:p>-61,3608207702637</text:p>
          </table:table-cell>
          <table:table-cell office:value-type="float" office:value="-61.3564834594727" calcext:value-type="float">
            <text:p>-61,3564834594727</text:p>
          </table:table-cell>
          <table:table-cell office:value-type="float" office:value="-61.302661895752" calcext:value-type="float">
            <text:p>-61,302661895752</text:p>
          </table:table-cell>
          <table:table-cell office:value-type="float" office:value="-61.0115661621094" calcext:value-type="float">
            <text:p>-61,0115661621094</text:p>
          </table:table-cell>
          <table:table-cell office:value-type="float" office:value="-61.0034904479981" calcext:value-type="float">
            <text:p>-61,0034904479981</text:p>
          </table:table-cell>
          <table:table-cell office:value-type="float" office:value="-61.0044250488281" calcext:value-type="float">
            <text:p>-61,0044250488281</text:p>
          </table:table-cell>
          <table:table-cell office:value-type="float" office:value="-61.0117454528809" calcext:value-type="float">
            <text:p>-61,0117454528809</text:p>
          </table:table-cell>
          <table:table-cell office:value-type="float" office:value="-61.007438659668" calcext:value-type="float">
            <text:p>-61,007438659668</text:p>
          </table:table-cell>
          <table:table-cell office:value-type="float" office:value="-61.007080078125" calcext:value-type="float">
            <text:p>-61,007080078125</text:p>
          </table:table-cell>
          <table:table-cell office:value-type="float" office:value="-61.0057525634766" calcext:value-type="float">
            <text:p>-61,0057525634766</text:p>
          </table:table-cell>
          <table:table-cell office:value-type="float" office:value="-61.0207672119141" calcext:value-type="float">
            <text:p>-61,0207672119141</text:p>
          </table:table-cell>
          <table:table-cell office:value-type="float" office:value="-61.0079765319824" calcext:value-type="float">
            <text:p>-61,0079765319824</text:p>
          </table:table-cell>
          <table:table-cell office:value-type="float" office:value="-61.0167427062988" calcext:value-type="float">
            <text:p>-61,0167427062988</text:p>
          </table:table-cell>
          <table:table-cell office:value-type="float" office:value="-60.9977188110352" calcext:value-type="float">
            <text:p>-60,9977188110352</text:p>
          </table:table-cell>
          <table:table-cell office:value-type="float" office:value="-61.0027008056641" calcext:value-type="float">
            <text:p>-61,0027008056641</text:p>
          </table:table-cell>
          <table:table-cell office:value-type="float" office:value="-61.0055694580078" calcext:value-type="float">
            <text:p>-61,0055694580078</text:p>
          </table:table-cell>
          <table:table-cell office:value-type="float" office:value="-61.0108146667481" calcext:value-type="float">
            <text:p>-61,0108146667481</text:p>
          </table:table-cell>
          <table:table-cell office:value-type="float" office:value="-61.0023765563965" calcext:value-type="float">
            <text:p>-61,0023765563965</text:p>
          </table:table-cell>
          <table:table-cell office:value-type="float" office:value="-60.9932365417481" calcext:value-type="float">
            <text:p>-60,9932365417481</text:p>
          </table:table-cell>
          <table:table-cell office:value-type="float" office:value="-60.9951705932617" calcext:value-type="float">
            <text:p>-60,9951705932617</text:p>
          </table:table-cell>
          <table:table-cell office:value-type="float" office:value="-61.004997253418" calcext:value-type="float">
            <text:p>-61,004997253418</text:p>
          </table:table-cell>
          <table:table-cell office:value-type="float" office:value="-61.025691986084" calcext:value-type="float">
            <text:p>-61,025691986084</text:p>
          </table:table-cell>
          <table:table-cell office:value-type="float" office:value="-61.0098762512207" calcext:value-type="float">
            <text:p>-61,0098762512207</text:p>
          </table:table-cell>
          <table:table-cell office:value-type="float" office:value="-61.0130043029785" calcext:value-type="float">
            <text:p>-61,0130043029785</text:p>
          </table:table-cell>
          <table:table-cell office:value-type="float" office:value="-61.0029907226563" calcext:value-type="float">
            <text:p>-61,0029907226563</text:p>
          </table:table-cell>
          <table:table-cell office:value-type="float" office:value="-61.0200080871582" calcext:value-type="float">
            <text:p>-61,0200080871582</text:p>
          </table:table-cell>
          <table:table-cell office:value-type="float" office:value="-61.0012283325195" calcext:value-type="float">
            <text:p>-61,0012283325195</text:p>
          </table:table-cell>
          <table:table-cell office:value-type="float" office:value="-60.9879341125488" calcext:value-type="float">
            <text:p>-60,9879341125488</text:p>
          </table:table-cell>
          <table:table-cell office:value-type="float" office:value="-60.9876480102539" calcext:value-type="float">
            <text:p>-60,9876480102539</text:p>
          </table:table-cell>
          <table:table-cell office:value-type="float" office:value="-60.9914817810059" calcext:value-type="float">
            <text:p>-60,9914817810059</text:p>
          </table:table-cell>
          <table:table-cell office:value-type="float" office:value="-60.987720489502" calcext:value-type="float">
            <text:p>-60,987720489502</text:p>
          </table:table-cell>
          <table:table-cell office:value-type="float" office:value="-61.0018424987793" calcext:value-type="float">
            <text:p>-61,0018424987793</text:p>
          </table:table-cell>
          <table:table-cell office:value-type="float" office:value="-61.0012283325195" calcext:value-type="float">
            <text:p>-61,0012283325195</text:p>
          </table:table-cell>
          <table:table-cell office:value-type="float" office:value="-61.0142250061035" calcext:value-type="float">
            <text:p>-61,0142250061035</text:p>
          </table:table-cell>
          <table:table-cell office:value-type="float" office:value="-61.0136833190918" calcext:value-type="float">
            <text:p>-61,0136833190918</text:p>
          </table:table-cell>
          <table:table-cell office:value-type="float" office:value="-61.0079765319824" calcext:value-type="float">
            <text:p>-61,0079765319824</text:p>
          </table:table-cell>
          <table:table-cell office:value-type="float" office:value="-61.0164527893066" calcext:value-type="float">
            <text:p>-61,0164527893066</text:p>
          </table:table-cell>
          <table:table-cell office:value-type="float" office:value="-61.0031318664551" calcext:value-type="float">
            <text:p>-61,0031318664551</text:p>
          </table:table-cell>
          <table:table-cell office:value-type="float" office:value="-60.9920883178711" calcext:value-type="float">
            <text:p>-60,9920883178711</text:p>
          </table:table-cell>
          <table:table-cell office:value-type="float" office:value="-60.9985809326172" calcext:value-type="float">
            <text:p>-60,9985809326172</text:p>
          </table:table-cell>
          <table:table-cell office:value-type="float" office:value="-61.0303688049316" calcext:value-type="float">
            <text:p>-61,0303688049316</text:p>
          </table:table-cell>
          <table:table-cell office:value-type="float" office:value="-61.0170631408691" calcext:value-type="float">
            <text:p>-61,0170631408691</text:p>
          </table:table-cell>
          <table:table-cell office:value-type="float" office:value="-61.0138664245606" calcext:value-type="float">
            <text:p>-61,0138664245606</text:p>
          </table:table-cell>
          <table:table-cell office:value-type="float" office:value="-61.0050354003906" calcext:value-type="float">
            <text:p>-61,0050354003906</text:p>
          </table:table-cell>
          <table:table-cell office:value-type="float" office:value="-61.0107765197754" calcext:value-type="float">
            <text:p>-61,0107765197754</text:p>
          </table:table-cell>
          <table:table-cell office:value-type="float" office:value="-60.9881134033203" calcext:value-type="float">
            <text:p>-60,9881134033203</text:p>
          </table:table-cell>
          <table:table-cell office:value-type="float" office:value="-61.009090423584" calcext:value-type="float">
            <text:p>-61,009090423584</text:p>
          </table:table-cell>
          <table:table-cell office:value-type="float" office:value="-61.0068283081055" calcext:value-type="float">
            <text:p>-61,0068283081055</text:p>
          </table:table-cell>
          <table:table-cell office:value-type="float" office:value="-61.0159111022949" calcext:value-type="float">
            <text:p>-61,0159111022949</text:p>
          </table:table-cell>
          <table:table-cell office:value-type="float" office:value="-60.9803085327148" calcext:value-type="float">
            <text:p>-60,9803085327148</text:p>
          </table:table-cell>
          <table:table-cell office:value-type="float" office:value="-61.0102767944336" calcext:value-type="float">
            <text:p>-61,0102767944336</text:p>
          </table:table-cell>
          <table:table-cell office:value-type="float" office:value="-61.0107765197754" calcext:value-type="float">
            <text:p>-61,0107765197754</text:p>
          </table:table-cell>
          <table:table-cell office:value-type="float" office:value="-61.0258369445801" calcext:value-type="float">
            <text:p>-61,0258369445801</text:p>
          </table:table-cell>
          <table:table-cell office:value-type="float" office:value="-61.0211982727051" calcext:value-type="float">
            <text:p>-61,0211982727051</text:p>
          </table:table-cell>
          <table:table-cell office:value-type="float" office:value="-60.9971809387207" calcext:value-type="float">
            <text:p>-60,9971809387207</text:p>
          </table:table-cell>
          <table:table-cell office:value-type="float" office:value="-61.0097007751465" calcext:value-type="float">
            <text:p>-61,0097007751465</text:p>
          </table:table-cell>
          <table:table-cell office:value-type="float" office:value="-61.0272750854492" calcext:value-type="float">
            <text:p>-61,0272750854492</text:p>
          </table:table-cell>
          <table:table-cell office:value-type="float" office:value="-61.0146903991699" calcext:value-type="float">
            <text:p>-61,0146903991699</text:p>
          </table:table-cell>
          <table:table-cell office:value-type="float" office:value="-60.9944190979004" calcext:value-type="float">
            <text:p>-60,9944190979004</text:p>
          </table:table-cell>
          <table:table-cell office:value-type="float" office:value="-61.0206604003906" calcext:value-type="float">
            <text:p>-61,0206604003906</text:p>
          </table:table-cell>
          <table:table-cell office:value-type="float" office:value="-60.9964256286621" calcext:value-type="float">
            <text:p>-60,9964256286621</text:p>
          </table:table-cell>
          <table:table-cell office:value-type="float" office:value="-61.0049247741699" calcext:value-type="float">
            <text:p>-61,0049247741699</text:p>
          </table:table-cell>
          <table:table-cell office:value-type="float" office:value="-61.0195083618164" calcext:value-type="float">
            <text:p>-61,0195083618164</text:p>
          </table:table-cell>
          <table:table-cell office:value-type="float" office:value="-60.9925193786621" calcext:value-type="float">
            <text:p>-60,9925193786621</text:p>
          </table:table-cell>
          <table:table-cell office:value-type="float" office:value="-60.9899406433106" calcext:value-type="float">
            <text:p>-60,9899406433106</text:p>
          </table:table-cell>
          <table:table-cell office:value-type="float" office:value="-60.9996528625488" calcext:value-type="float">
            <text:p>-60,9996528625488</text:p>
          </table:table-cell>
          <table:table-cell office:value-type="float" office:value="-61.0063247680664" calcext:value-type="float">
            <text:p>-61,0063247680664</text:p>
          </table:table-cell>
          <table:table-cell office:value-type="float" office:value="-61.0083694458008" calcext:value-type="float">
            <text:p>-61,0083694458008</text:p>
          </table:table-cell>
          <table:table-cell office:value-type="float" office:value="-61.0510520935059" calcext:value-type="float">
            <text:p>-61,0510520935059</text:p>
          </table:table-cell>
          <table:table-cell office:value-type="float" office:value="-61.1649551391602" calcext:value-type="float">
            <text:p>-61,1649551391602</text:p>
          </table:table-cell>
          <table:table-cell office:value-type="float" office:value="-61.1527938842773" calcext:value-type="float">
            <text:p>-61,1527938842773</text:p>
          </table:table-cell>
          <table:table-cell office:value-type="float" office:value="-61.1634902954102" calcext:value-type="float">
            <text:p>-61,1634902954102</text:p>
          </table:table-cell>
          <table:table-cell office:value-type="float" office:value="-61.1693382263184" calcext:value-type="float">
            <text:p>-61,1693382263184</text:p>
          </table:table-cell>
          <table:table-cell office:value-type="float" office:value="-61.1727828979492" calcext:value-type="float">
            <text:p>-61,1727828979492</text:p>
          </table:table-cell>
          <table:table-cell office:value-type="float" office:value="-61.1669998168945" calcext:value-type="float">
            <text:p>-61,1669998168945</text:p>
          </table:table-cell>
          <table:table-cell office:value-type="float" office:value="-61.1595115661621" calcext:value-type="float">
            <text:p>-61,1595115661621</text:p>
          </table:table-cell>
          <table:table-cell office:value-type="float" office:value="-61.166748046875" calcext:value-type="float">
            <text:p>-61,166748046875</text:p>
          </table:table-cell>
          <table:table-cell office:value-type="float" office:value="-61.167293548584" calcext:value-type="float">
            <text:p>-61,167293548584</text:p>
          </table:table-cell>
          <table:table-cell office:value-type="float" office:value="-61.1750831604004" calcext:value-type="float">
            <text:p>-61,1750831604004</text:p>
          </table:table-cell>
          <table:table-cell office:value-type="float" office:value="-61.1600189208984" calcext:value-type="float">
            <text:p>-61,1600189208984</text:p>
          </table:table-cell>
          <table:table-cell office:value-type="float" office:value="-61.1876792907715" calcext:value-type="float">
            <text:p>-61,1876792907715</text:p>
          </table:table-cell>
          <table:table-cell office:value-type="float" office:value="-61.1657257080078" calcext:value-type="float">
            <text:p>-61,1657257080078</text:p>
          </table:table-cell>
          <table:table-cell office:value-type="float" office:value="-61.1667098999023" calcext:value-type="float">
            <text:p>-61,1667098999023</text:p>
          </table:table-cell>
          <table:table-cell office:value-type="float" office:value="-61.1729621887207" calcext:value-type="float">
            <text:p>-61,1729621887207</text:p>
          </table:table-cell>
          <table:table-cell office:value-type="float" office:value="-61.1646270751953" calcext:value-type="float">
            <text:p>-61,1646270751953</text:p>
          </table:table-cell>
          <table:table-cell office:value-type="float" office:value="-61.1561164855957" calcext:value-type="float">
            <text:p>-61,1561164855957</text:p>
          </table:table-cell>
          <table:table-cell office:value-type="float" office:value="-61.1605339050293" calcext:value-type="float">
            <text:p>-61,1605339050293</text:p>
          </table:table-cell>
          <table:table-cell office:value-type="float" office:value="-61.1399536132813" calcext:value-type="float">
            <text:p>-61,1399536132813</text:p>
          </table:table-cell>
          <table:table-cell office:value-type="float" office:value="-61.1474304199219" calcext:value-type="float">
            <text:p>-61,1474304199219</text:p>
          </table:table-cell>
          <table:table-cell office:value-type="float" office:value="-61.1545791625977" calcext:value-type="float">
            <text:p>-61,1545791625977</text:p>
          </table:table-cell>
          <table:table-cell office:value-type="float" office:value="-61.1638221740723" calcext:value-type="float">
            <text:p>-61,1638221740723</text:p>
          </table:table-cell>
          <table:table-cell office:value-type="float" office:value="-61.1652488708496" calcext:value-type="float">
            <text:p>-61,1652488708496</text:p>
          </table:table-cell>
          <table:table-cell office:value-type="float" office:value="-61.170768737793" calcext:value-type="float">
            <text:p>-61,170768737793</text:p>
          </table:table-cell>
          <table:table-cell office:value-type="float" office:value="-61.1725234985352" calcext:value-type="float">
            <text:p>-61,1725234985352</text:p>
          </table:table-cell>
          <table:table-cell office:value-type="float" office:value="-61.1710968017578" calcext:value-type="float">
            <text:p>-61,1710968017578</text:p>
          </table:table-cell>
          <table:table-cell office:value-type="float" office:value="-61.1775360107422" calcext:value-type="float">
            <text:p>-61,1775360107422</text:p>
          </table:table-cell>
          <table:table-cell office:value-type="float" office:value="-61.1798820495606" calcext:value-type="float">
            <text:p>-61,1798820495606</text:p>
          </table:table-cell>
          <table:table-cell office:value-type="float" office:value="-61.1634902954102" calcext:value-type="float">
            <text:p>-61,1634902954102</text:p>
          </table:table-cell>
          <table:table-cell office:value-type="float" office:value="-61.1692314147949" calcext:value-type="float">
            <text:p>-61,1692314147949</text:p>
          </table:table-cell>
          <table:table-cell office:value-type="float" office:value="-61.1501274108887" calcext:value-type="float">
            <text:p>-61,1501274108887</text:p>
          </table:table-cell>
          <table:table-cell office:value-type="float" office:value="-61.1613006591797" calcext:value-type="float">
            <text:p>-61,1613006591797</text:p>
          </table:table-cell>
          <table:table-cell office:value-type="float" office:value="-61.1553802490234" calcext:value-type="float">
            <text:p>-61,1553802490234</text:p>
          </table:table-cell>
          <table:table-cell office:value-type="float" office:value="-61.1740989685059" calcext:value-type="float">
            <text:p>-61,1740989685059</text:p>
          </table:table-cell>
          <table:table-cell office:value-type="float" office:value="-61.1632347106934" calcext:value-type="float">
            <text:p>-61,1632347106934</text:p>
          </table:table-cell>
          <table:table-cell office:value-type="float" office:value="-61.1525382995606" calcext:value-type="float">
            <text:p>-61,1525382995606</text:p>
          </table:table-cell>
          <table:table-cell office:value-type="float" office:value="-61.1490707397461" calcext:value-type="float">
            <text:p>-61,1490707397461</text:p>
          </table:table-cell>
          <table:table-cell office:value-type="float" office:value="-61.1492538452148" calcext:value-type="float">
            <text:p>-61,1492538452148</text:p>
          </table:table-cell>
          <table:table-cell office:value-type="float" office:value="-61.1370010375977" calcext:value-type="float">
            <text:p>-61,1370010375977</text:p>
          </table:table-cell>
          <table:table-cell office:value-type="float" office:value="-61.165210723877" calcext:value-type="float">
            <text:p>-61,165210723877</text:p>
          </table:table-cell>
          <table:table-cell office:value-type="float" office:value="-61.1465873718262" calcext:value-type="float">
            <text:p>-61,1465873718262</text:p>
          </table:table-cell>
          <table:table-cell office:value-type="float" office:value="-61.1547966003418" calcext:value-type="float">
            <text:p>-61,1547966003418</text:p>
          </table:table-cell>
          <table:table-cell office:value-type="float" office:value="-61.1577606201172" calcext:value-type="float">
            <text:p>-61,1577606201172</text:p>
          </table:table-cell>
          <table:table-cell office:value-type="float" office:value="-61.1543998718262" calcext:value-type="float">
            <text:p>-61,1543998718262</text:p>
          </table:table-cell>
          <table:table-cell office:value-type="float" office:value="-61.1553802490234" calcext:value-type="float">
            <text:p>-61,1553802490234</text:p>
          </table:table-cell>
          <table:table-cell office:value-type="float" office:value="-61.1525382995606" calcext:value-type="float">
            <text:p>-61,1525382995606</text:p>
          </table:table-cell>
          <table:table-cell office:value-type="float" office:value="-61.1719360351563" calcext:value-type="float">
            <text:p>-61,1719360351563</text:p>
          </table:table-cell>
          <table:table-cell office:value-type="float" office:value="-61.1669998168945" calcext:value-type="float">
            <text:p>-61,1669998168945</text:p>
          </table:table-cell>
          <table:table-cell office:value-type="float" office:value="-61.1666717529297" calcext:value-type="float">
            <text:p>-61,1666717529297</text:p>
          </table:table-cell>
          <table:table-cell office:value-type="float" office:value="-61.1635665893555" calcext:value-type="float">
            <text:p>-61,1635665893555</text:p>
          </table:table-cell>
          <table:table-cell office:value-type="float" office:value="-61.1699638366699" calcext:value-type="float">
            <text:p>-61,1699638366699</text:p>
          </table:table-cell>
          <table:table-cell office:value-type="float" office:value="-61.1647720336914" calcext:value-type="float">
            <text:p>-61,1647720336914</text:p>
          </table:table-cell>
          <table:table-cell office:value-type="float" office:value="-61.1343078613281" calcext:value-type="float">
            <text:p>-61,1343078613281</text:p>
          </table:table-cell>
          <table:table-cell office:value-type="float" office:value="-61.1293182373047" calcext:value-type="float">
            <text:p>-61,1293182373047</text:p>
          </table:table-cell>
          <table:table-cell office:value-type="float" office:value="-61.1458244323731" calcext:value-type="float">
            <text:p>-61,1458244323731</text:p>
          </table:table-cell>
          <table:table-cell office:value-type="float" office:value="-61.1554946899414" calcext:value-type="float">
            <text:p>-61,1554946899414</text:p>
          </table:table-cell>
          <table:table-cell office:value-type="float" office:value="-61.1462249755859" calcext:value-type="float">
            <text:p>-61,1462249755859</text:p>
          </table:table-cell>
          <table:table-cell office:value-type="float" office:value="-61.1383895874023" calcext:value-type="float">
            <text:p>-61,1383895874023</text:p>
          </table:table-cell>
          <table:table-cell office:value-type="float" office:value="-61.1463356018066" calcext:value-type="float">
            <text:p>-61,1463356018066</text:p>
          </table:table-cell>
          <table:table-cell office:value-type="float" office:value="-61.144947052002" calcext:value-type="float">
            <text:p>-61,144947052002</text:p>
          </table:table-cell>
          <table:table-cell office:value-type="float" office:value="-61.1573524475098" calcext:value-type="float">
            <text:p>-61,1573524475098</text:p>
          </table:table-cell>
          <table:table-cell office:value-type="float" office:value="-61.1374015808106" calcext:value-type="float">
            <text:p>-61,1374015808106</text:p>
          </table:table-cell>
          <table:table-cell office:value-type="float" office:value="-61.1518058776856" calcext:value-type="float">
            <text:p>-61,1518058776856</text:p>
          </table:table-cell>
          <table:table-cell office:value-type="float" office:value="-61.094482421875" calcext:value-type="float">
            <text:p>-61,094482421875</text:p>
          </table:table-cell>
          <table:table-cell office:value-type="float" office:value="-61.0878143310547" calcext:value-type="float">
            <text:p>-61,0878143310547</text:p>
          </table:table-cell>
          <table:table-cell office:value-type="float" office:value="-61.0873794555664" calcext:value-type="float">
            <text:p>-61,0873794555664</text:p>
          </table:table-cell>
          <table:table-cell office:value-type="float" office:value="-61.0856781005859" calcext:value-type="float">
            <text:p>-61,0856781005859</text:p>
          </table:table-cell>
          <table:table-cell office:value-type="float" office:value="-61.0948104858398" calcext:value-type="float">
            <text:p>-61,0948104858398</text:p>
          </table:table-cell>
          <table:table-cell office:value-type="float" office:value="-61.0886459350586" calcext:value-type="float">
            <text:p>-61,0886459350586</text:p>
          </table:table-cell>
          <table:table-cell office:value-type="float" office:value="-61.0873794555664" calcext:value-type="float">
            <text:p>-61,0873794555664</text:p>
          </table:table-cell>
          <table:table-cell office:value-type="float" office:value="-61.0895156860352" calcext:value-type="float">
            <text:p>-61,0895156860352</text:p>
          </table:table-cell>
          <table:table-cell office:value-type="float" office:value="-61.0824546813965" calcext:value-type="float">
            <text:p>-61,0824546813965</text:p>
          </table:table-cell>
          <table:table-cell office:value-type="float" office:value="-61.0990180969238" calcext:value-type="float">
            <text:p>-61,0990180969238</text:p>
          </table:table-cell>
          <table:table-cell office:value-type="float" office:value="-61.0805358886719" calcext:value-type="float">
            <text:p>-61,0805358886719</text:p>
          </table:table-cell>
          <table:table-cell office:value-type="float" office:value="-61.0850982666016" calcext:value-type="float">
            <text:p>-61,0850982666016</text:p>
          </table:table-cell>
          <table:table-cell office:value-type="float" office:value="-61.0806427001953" calcext:value-type="float">
            <text:p>-61,0806427001953</text:p>
          </table:table-cell>
          <table:table-cell office:value-type="float" office:value="-61.0937194824219" calcext:value-type="float">
            <text:p>-61,0937194824219</text:p>
          </table:table-cell>
          <table:table-cell office:value-type="float" office:value="-61.0940093994141" calcext:value-type="float">
            <text:p>-61,0940093994141</text:p>
          </table:table-cell>
          <table:table-cell office:value-type="float" office:value="-61.1090698242188" calcext:value-type="float">
            <text:p>-61,1090698242188</text:p>
          </table:table-cell>
          <table:table-cell office:value-type="float" office:value="-61.0795211791992" calcext:value-type="float">
            <text:p>-61,0795211791992</text:p>
          </table:table-cell>
          <table:table-cell office:value-type="float" office:value="-61.1021690368652" calcext:value-type="float">
            <text:p>-61,1021690368652</text:p>
          </table:table-cell>
          <table:table-cell office:value-type="float" office:value="-61.0756492614746" calcext:value-type="float">
            <text:p>-61,0756492614746</text:p>
          </table:table-cell>
          <table:table-cell office:value-type="float" office:value="-61.0833930969238" calcext:value-type="float">
            <text:p>-61,0833930969238</text:p>
          </table:table-cell>
          <table:table-cell office:value-type="float" office:value="-61.0818367004395" calcext:value-type="float">
            <text:p>-61,0818367004395</text:p>
          </table:table-cell>
          <table:table-cell office:value-type="float" office:value="-61.080680847168" calcext:value-type="float">
            <text:p>-61,080680847168</text:p>
          </table:table-cell>
          <table:table-cell office:value-type="float" office:value="-61.0994148254395" calcext:value-type="float">
            <text:p>-61,0994148254395</text:p>
          </table:table-cell>
          <table:table-cell office:value-type="float" office:value="-61.0882110595703" calcext:value-type="float">
            <text:p>-61,0882110595703</text:p>
          </table:table-cell>
          <table:table-cell office:value-type="float" office:value="-61.0820922851563" calcext:value-type="float">
            <text:p>-61,0820922851563</text:p>
          </table:table-cell>
          <table:table-cell office:value-type="float" office:value="-61.0964050292969" calcext:value-type="float">
            <text:p>-61,0964050292969</text:p>
          </table:table-cell>
          <table:table-cell office:value-type="float" office:value="-61.0849533081055" calcext:value-type="float">
            <text:p>-61,0849533081055</text:p>
          </table:table-cell>
          <table:table-cell office:value-type="float" office:value="-61.0870513916016" calcext:value-type="float">
            <text:p>-61,0870513916016</text:p>
          </table:table-cell>
          <table:table-cell office:value-type="float" office:value="-61.0706214904785" calcext:value-type="float">
            <text:p>-61,0706214904785</text:p>
          </table:table-cell>
          <table:table-cell office:value-type="float" office:value="-61.0957870483398" calcext:value-type="float">
            <text:p>-61,0957870483398</text:p>
          </table:table-cell>
          <table:table-cell office:value-type="float" office:value="-61.0895538330078" calcext:value-type="float">
            <text:p>-61,0895538330078</text:p>
          </table:table-cell>
          <table:table-cell office:value-type="float" office:value="-61.082202911377" calcext:value-type="float">
            <text:p>-61,082202911377</text:p>
          </table:table-cell>
          <table:table-cell office:value-type="float" office:value="-61.0774955749512" calcext:value-type="float">
            <text:p>-61,0774955749512</text:p>
          </table:table-cell>
          <table:table-cell office:value-type="float" office:value="-61.0919799804688" calcext:value-type="float">
            <text:p>-61,0919799804688</text:p>
          </table:table-cell>
          <table:table-cell office:value-type="float" office:value="-61.0658874511719" calcext:value-type="float">
            <text:p>-61,0658874511719</text:p>
          </table:table-cell>
          <table:table-cell office:value-type="float" office:value="-61.0775337219238" calcext:value-type="float">
            <text:p>-61,0775337219238</text:p>
          </table:table-cell>
          <table:table-cell office:value-type="float" office:value="-61.0760459899902" calcext:value-type="float">
            <text:p>-61,0760459899902</text:p>
          </table:table-cell>
          <table:table-cell office:value-type="float" office:value="-61.0849533081055" calcext:value-type="float">
            <text:p>-61,0849533081055</text:p>
          </table:table-cell>
          <table:table-cell office:value-type="float" office:value="-61.0945549011231" calcext:value-type="float">
            <text:p>-61,0945549011231</text:p>
          </table:table-cell>
          <table:table-cell office:value-type="float" office:value="-61.0744552612305" calcext:value-type="float">
            <text:p>-61,0744552612305</text:p>
          </table:table-cell>
          <table:table-cell office:value-type="float" office:value="-61.0955352783203" calcext:value-type="float">
            <text:p>-61,0955352783203</text:p>
          </table:table-cell>
          <table:table-cell office:value-type="float" office:value="-61.0870895385742" calcext:value-type="float">
            <text:p>-61,0870895385742</text:p>
          </table:table-cell>
          <table:table-cell office:value-type="float" office:value="-61.0956802368164" calcext:value-type="float">
            <text:p>-61,0956802368164</text:p>
          </table:table-cell>
          <table:table-cell office:value-type="float" office:value="-61.0904235839844" calcext:value-type="float">
            <text:p>-61,0904235839844</text:p>
          </table:table-cell>
          <table:table-cell office:value-type="float" office:value="-61.0970916748047" calcext:value-type="float">
            <text:p>-61,0970916748047</text:p>
          </table:table-cell>
          <table:table-cell office:value-type="float" office:value="-61.0795593261719" calcext:value-type="float">
            <text:p>-61,0795593261719</text:p>
          </table:table-cell>
          <table:table-cell office:value-type="float" office:value="-61.0840835571289" calcext:value-type="float">
            <text:p>-61,0840835571289</text:p>
          </table:table-cell>
          <table:table-cell office:value-type="float" office:value="-61.0888977050781" calcext:value-type="float">
            <text:p>-61,0888977050781</text:p>
          </table:table-cell>
          <table:table-cell office:value-type="float" office:value="-61.0719604492188" calcext:value-type="float">
            <text:p>-61,0719604492188</text:p>
          </table:table-cell>
          <table:table-cell office:value-type="float" office:value="-61.0849151611328" calcext:value-type="float">
            <text:p>-61,0849151611328</text:p>
          </table:table-cell>
          <table:table-cell office:value-type="float" office:value="-61.0875625610352" calcext:value-type="float">
            <text:p>-61,0875625610352</text:p>
          </table:table-cell>
          <table:table-cell office:value-type="float" office:value="-61.0813331604004" calcext:value-type="float">
            <text:p>-61,0813331604004</text:p>
          </table:table-cell>
          <table:table-cell office:value-type="float" office:value="-61.0949897766113" calcext:value-type="float">
            <text:p>-61,0949897766113</text:p>
          </table:table-cell>
          <table:table-cell office:value-type="float" office:value="-61.0922698974609" calcext:value-type="float">
            <text:p>-61,0922698974609</text:p>
          </table:table-cell>
          <table:table-cell office:value-type="float" office:value="-61.0798110961914" calcext:value-type="float">
            <text:p>-61,0798110961914</text:p>
          </table:table-cell>
          <table:table-cell office:value-type="float" office:value="-61.0951347351074" calcext:value-type="float">
            <text:p>-61,0951347351074</text:p>
          </table:table-cell>
          <table:table-cell office:value-type="float" office:value="-61.0805702209473" calcext:value-type="float">
            <text:p>-61,0805702209473</text:p>
          </table:table-cell>
          <table:table-cell office:value-type="float" office:value="-61.0749626159668" calcext:value-type="float">
            <text:p>-61,0749626159668</text:p>
          </table:table-cell>
          <table:table-cell office:value-type="float" office:value="-61.0707664489746" calcext:value-type="float">
            <text:p>-61,0707664489746</text:p>
          </table:table-cell>
          <table:table-cell office:value-type="float" office:value="-61.0798835754395" calcext:value-type="float">
            <text:p>-61,0798835754395</text:p>
          </table:table-cell>
          <table:table-cell office:value-type="float" office:value="-61.0937957763672" calcext:value-type="float">
            <text:p>-61,0937957763672</text:p>
          </table:table-cell>
          <table:table-cell office:value-type="float" office:value="-61.0974540710449" calcext:value-type="float">
            <text:p>-61,0974540710449</text:p>
          </table:table-cell>
          <table:table-cell office:value-type="float" office:value="-61.0905685424805" calcext:value-type="float">
            <text:p>-61,0905685424805</text:p>
          </table:table-cell>
          <table:table-cell office:value-type="float" office:value="-61.0874519348145" calcext:value-type="float">
            <text:p>-61,0874519348145</text:p>
          </table:table-cell>
          <table:table-cell office:value-type="float" office:value="-61.1903228759766" calcext:value-type="float">
            <text:p>-61,1903228759766</text:p>
          </table:table-cell>
          <table:table-cell office:value-type="float" office:value="-61.247802734375" calcext:value-type="float">
            <text:p>-61,247802734375</text:p>
          </table:table-cell>
          <table:table-cell office:value-type="float" office:value="-61.2563667297363" calcext:value-type="float">
            <text:p>-61,2563667297363</text:p>
          </table:table-cell>
          <table:table-cell office:value-type="float" office:value="-61.2588424682617" calcext:value-type="float">
            <text:p>-61,2588424682617</text:p>
          </table:table-cell>
          <table:table-cell office:value-type="float" office:value="-61.2643508911133" calcext:value-type="float">
            <text:p>-61,2643508911133</text:p>
          </table:table-cell>
          <table:table-cell office:value-type="float" office:value="-61.2528266906738" calcext:value-type="float">
            <text:p>-61,2528266906738</text:p>
          </table:table-cell>
          <table:table-cell office:value-type="float" office:value="-61.2774848937988" calcext:value-type="float">
            <text:p>-61,2774848937988</text:p>
          </table:table-cell>
          <table:table-cell office:value-type="float" office:value="-61.2573280334473" calcext:value-type="float">
            <text:p>-61,2573280334473</text:p>
          </table:table-cell>
          <table:table-cell office:value-type="float" office:value="-61.24072265625" calcext:value-type="float">
            <text:p>-61,24072265625</text:p>
          </table:table-cell>
          <table:table-cell office:value-type="float" office:value="-61.2451477050781" calcext:value-type="float">
            <text:p>-61,2451477050781</text:p>
          </table:table-cell>
          <table:table-cell office:value-type="float" office:value="-61.2593994140625" calcext:value-type="float">
            <text:p>-61,2593994140625</text:p>
          </table:table-cell>
          <table:table-cell office:value-type="float" office:value="-61.2349014282227" calcext:value-type="float">
            <text:p>-61,2349014282227</text:p>
          </table:table-cell>
          <table:table-cell office:value-type="float" office:value="-61.2379951477051" calcext:value-type="float">
            <text:p>-61,2379951477051</text:p>
          </table:table-cell>
          <table:table-cell office:value-type="float" office:value="-61.234748840332" calcext:value-type="float">
            <text:p>-61,234748840332</text:p>
          </table:table-cell>
          <table:table-cell office:value-type="float" office:value="-61.236442565918" calcext:value-type="float">
            <text:p>-61,236442565918</text:p>
          </table:table-cell>
          <table:table-cell office:value-type="float" office:value="-61.2571449279785" calcext:value-type="float">
            <text:p>-61,2571449279785</text:p>
          </table:table-cell>
          <table:table-cell office:value-type="float" office:value="-61.2363319396973" calcext:value-type="float">
            <text:p>-61,2363319396973</text:p>
          </table:table-cell>
          <table:table-cell office:value-type="float" office:value="-61.2531204223633" calcext:value-type="float">
            <text:p>-61,2531204223633</text:p>
          </table:table-cell>
          <table:table-cell office:value-type="float" office:value="-61.2471389770508" calcext:value-type="float">
            <text:p>-61,2471389770508</text:p>
          </table:table-cell>
          <table:table-cell office:value-type="float" office:value="-61.2557792663574" calcext:value-type="float">
            <text:p>-61,2557792663574</text:p>
          </table:table-cell>
          <table:table-cell office:value-type="float" office:value="-61.2619438171387" calcext:value-type="float">
            <text:p>-61,2619438171387</text:p>
          </table:table-cell>
          <table:table-cell office:value-type="float" office:value="-61.2279739379883" calcext:value-type="float">
            <text:p>-61,2279739379883</text:p>
          </table:table-cell>
          <table:table-cell office:value-type="float" office:value="-61.2683448791504" calcext:value-type="float">
            <text:p>-61,2683448791504</text:p>
          </table:table-cell>
          <table:table-cell office:value-type="float" office:value="-61.270450592041" calcext:value-type="float">
            <text:p>-61,270450592041</text:p>
          </table:table-cell>
          <table:table-cell office:value-type="float" office:value="-61.2532691955566" calcext:value-type="float">
            <text:p>-61,2532691955566</text:p>
          </table:table-cell>
          <table:table-cell office:value-type="float" office:value="-61.2431182861328" calcext:value-type="float">
            <text:p>-61,2431182861328</text:p>
          </table:table-cell>
          <table:table-cell office:value-type="float" office:value="-61.2273483276367" calcext:value-type="float">
            <text:p>-61,2273483276367</text:p>
          </table:table-cell>
          <table:table-cell office:value-type="float" office:value="-61.2444839477539" calcext:value-type="float">
            <text:p>-61,2444839477539</text:p>
          </table:table-cell>
          <table:table-cell office:value-type="float" office:value="-61.2548561096191" calcext:value-type="float">
            <text:p>-61,2548561096191</text:p>
          </table:table-cell>
          <table:table-cell office:value-type="float" office:value="-61.2567749023438" calcext:value-type="float">
            <text:p>-61,2567749023438</text:p>
          </table:table-cell>
          <table:table-cell office:value-type="float" office:value="-61.2644958496094" calcext:value-type="float">
            <text:p>-61,2644958496094</text:p>
          </table:table-cell>
          <table:table-cell office:value-type="float" office:value="-61.2323951721191" calcext:value-type="float">
            <text:p>-61,2323951721191</text:p>
          </table:table-cell>
          <table:table-cell office:value-type="float" office:value="-61.2489471435547" calcext:value-type="float">
            <text:p>-61,2489471435547</text:p>
          </table:table-cell>
          <table:table-cell office:value-type="float" office:value="-61.2324295043945" calcext:value-type="float">
            <text:p>-61,2324295043945</text:p>
          </table:table-cell>
          <table:table-cell office:value-type="float" office:value="-61.2484321594238" calcext:value-type="float">
            <text:p>-61,2484321594238</text:p>
          </table:table-cell>
          <table:table-cell office:value-type="float" office:value="-61.2354888916016" calcext:value-type="float">
            <text:p>-61,2354888916016</text:p>
          </table:table-cell>
          <table:table-cell office:value-type="float" office:value="-61.2557792663574" calcext:value-type="float">
            <text:p>-61,2557792663574</text:p>
          </table:table-cell>
          <table:table-cell office:value-type="float" office:value="-61.2420845031738" calcext:value-type="float">
            <text:p>-61,2420845031738</text:p>
          </table:table-cell>
          <table:table-cell office:value-type="float" office:value="-61.2527503967285" calcext:value-type="float">
            <text:p>-61,2527503967285</text:p>
          </table:table-cell>
          <table:table-cell office:value-type="float" office:value="-61.2673835754395" calcext:value-type="float">
            <text:p>-61,2673835754395</text:p>
          </table:table-cell>
          <table:table-cell office:value-type="float" office:value="-61.2476921081543" calcext:value-type="float">
            <text:p>-61,2476921081543</text:p>
          </table:table-cell>
          <table:table-cell office:value-type="float" office:value="-61.2535247802734" calcext:value-type="float">
            <text:p>-61,2535247802734</text:p>
          </table:table-cell>
          <table:table-cell office:value-type="float" office:value="-61.2642784118652" calcext:value-type="float">
            <text:p>-61,2642784118652</text:p>
          </table:table-cell>
          <table:table-cell office:value-type="float" office:value="-61.262092590332" calcext:value-type="float">
            <text:p>-61,262092590332</text:p>
          </table:table-cell>
          <table:table-cell office:value-type="float" office:value="-61.2486534118652" calcext:value-type="float">
            <text:p>-61,2486534118652</text:p>
          </table:table-cell>
          <table:table-cell office:value-type="float" office:value="-61.2532691955566" calcext:value-type="float">
            <text:p>-61,2532691955566</text:p>
          </table:table-cell>
          <table:table-cell office:value-type="float" office:value="-61.2455139160156" calcext:value-type="float">
            <text:p>-61,2455139160156</text:p>
          </table:table-cell>
          <table:table-cell office:value-type="float" office:value="-61.2402038574219" calcext:value-type="float">
            <text:p>-61,2402038574219</text:p>
          </table:table-cell>
          <table:table-cell office:value-type="float" office:value="-61.2445220947266" calcext:value-type="float">
            <text:p>-61,2445220947266</text:p>
          </table:table-cell>
          <table:table-cell office:value-type="float" office:value="-61.2640914916992" calcext:value-type="float">
            <text:p>-61,2640914916992</text:p>
          </table:table-cell>
          <table:table-cell office:value-type="float" office:value="-61.2391357421875" calcext:value-type="float">
            <text:p>-61,2391357421875</text:p>
          </table:table-cell>
          <table:table-cell office:value-type="float" office:value="-61.2453308105469" calcext:value-type="float">
            <text:p>-61,2453308105469</text:p>
          </table:table-cell>
          <table:table-cell office:value-type="float" office:value="-61.245475769043" calcext:value-type="float">
            <text:p>-61,245475769043</text:p>
          </table:table-cell>
          <table:table-cell office:value-type="float" office:value="-61.2483940124512" calcext:value-type="float">
            <text:p>-61,2483940124512</text:p>
          </table:table-cell>
          <table:table-cell office:value-type="float" office:value="-61.242603302002" calcext:value-type="float">
            <text:p>-61,242603302002</text:p>
          </table:table-cell>
          <table:table-cell office:value-type="float" office:value="-61.2331695556641" calcext:value-type="float">
            <text:p>-61,2331695556641</text:p>
          </table:table-cell>
          <table:table-cell office:value-type="float" office:value="-61.2444839477539" calcext:value-type="float">
            <text:p>-61,2444839477539</text:p>
          </table:table-cell>
          <table:table-cell office:value-type="float" office:value="-61.2465858459473" calcext:value-type="float">
            <text:p>-61,2465858459473</text:p>
          </table:table-cell>
          <table:table-cell office:value-type="float" office:value="-61.2448883056641" calcext:value-type="float">
            <text:p>-61,2448883056641</text:p>
          </table:table-cell>
          <table:table-cell office:value-type="float" office:value="-61.2516784667969" calcext:value-type="float">
            <text:p>-61,2516784667969</text:p>
          </table:table-cell>
          <table:table-cell office:value-type="float" office:value="-61.2467308044434" calcext:value-type="float">
            <text:p>-61,2467308044434</text:p>
          </table:table-cell>
          <table:table-cell office:value-type="float" office:value="-61.241569519043" calcext:value-type="float">
            <text:p>-61,241569519043</text:p>
          </table:table-cell>
          <table:table-cell office:value-type="float" office:value="-61.2205772399902" calcext:value-type="float">
            <text:p>-61,2205772399902</text:p>
          </table:table-cell>
          <table:table-cell office:value-type="float" office:value="-61.2411994934082" calcext:value-type="float">
            <text:p>-61,2411994934082</text:p>
          </table:table-cell>
          <table:table-cell office:value-type="float" office:value="-61.0305480957031" calcext:value-type="float">
            <text:p>-61,0305480957031</text:p>
          </table:table-cell>
          <table:table-cell office:value-type="float" office:value="-61.0005836486816" calcext:value-type="float">
            <text:p>-61,0005836486816</text:p>
          </table:table-cell>
          <table:table-cell office:value-type="float" office:value="-61.0000839233398" calcext:value-type="float">
            <text:p>-61,0000839233398</text:p>
          </table:table-cell>
          <table:table-cell office:value-type="float" office:value="-61.0161285400391" calcext:value-type="float">
            <text:p>-61,0161285400391</text:p>
          </table:table-cell>
          <table:table-cell office:value-type="float" office:value="-61.004997253418" calcext:value-type="float">
            <text:p>-61,004997253418</text:p>
          </table:table-cell>
          <table:table-cell office:value-type="float" office:value="-61.0184631347656" calcext:value-type="float">
            <text:p>-61,0184631347656</text:p>
          </table:table-cell>
          <table:table-cell office:value-type="float" office:value="-61.0000114440918" calcext:value-type="float">
            <text:p>-61,0000114440918</text:p>
          </table:table-cell>
          <table:table-cell office:value-type="float" office:value="-60.9924507141113" calcext:value-type="float">
            <text:p>-60,9924507141113</text:p>
          </table:table-cell>
          <table:table-cell office:value-type="float" office:value="-61.0007667541504" calcext:value-type="float">
            <text:p>-61,0007667541504</text:p>
          </table:table-cell>
          <table:table-cell office:value-type="float" office:value="-60.9915161132813" calcext:value-type="float">
            <text:p>-60,9915161132813</text:p>
          </table:table-cell>
          <table:table-cell office:value-type="float" office:value="-60.9969291687012" calcext:value-type="float">
            <text:p>-60,9969291687012</text:p>
          </table:table-cell>
          <table:table-cell office:value-type="float" office:value="-60.9983978271484" calcext:value-type="float">
            <text:p>-60,9983978271484</text:p>
          </table:table-cell>
          <table:table-cell office:value-type="float" office:value="-60.9992942810059" calcext:value-type="float">
            <text:p>-60,9992942810059</text:p>
          </table:table-cell>
          <table:table-cell office:value-type="float" office:value="-61.0086936950684" calcext:value-type="float">
            <text:p>-61,0086936950684</text:p>
          </table:table-cell>
          <table:table-cell office:value-type="float" office:value="-61.0190391540527" calcext:value-type="float">
            <text:p>-61,0190391540527</text:p>
          </table:table-cell>
          <table:table-cell office:value-type="float" office:value="-61.0101318359375" calcext:value-type="float">
            <text:p>-61,0101318359375</text:p>
          </table:table-cell>
          <table:table-cell office:value-type="float" office:value="-61.0089073181152" calcext:value-type="float">
            <text:p>-61,0089073181152</text:p>
          </table:table-cell>
          <table:table-cell office:value-type="float" office:value="-61.0063972473145" calcext:value-type="float">
            <text:p>-61,0063972473145</text:p>
          </table:table-cell>
          <table:table-cell office:value-type="float" office:value="-61.015552520752" calcext:value-type="float">
            <text:p>-61,015552520752</text:p>
          </table:table-cell>
          <table:table-cell office:value-type="float" office:value="-60.9995803833008" calcext:value-type="float">
            <text:p>-60,9995803833008</text:p>
          </table:table-cell>
          <table:table-cell office:value-type="float" office:value="-61.0073699951172" calcext:value-type="float">
            <text:p>-61,0073699951172</text:p>
          </table:table-cell>
          <table:table-cell office:value-type="float" office:value="-61.0039939880371" calcext:value-type="float">
            <text:p>-61,0039939880371</text:p>
          </table:table-cell>
          <table:table-cell office:value-type="float" office:value="-61.0191116333008" calcext:value-type="float">
            <text:p>-61,0191116333008</text:p>
          </table:table-cell>
          <table:table-cell office:value-type="float" office:value="-60.9782028198242" calcext:value-type="float">
            <text:p>-60,9782028198242</text:p>
          </table:table-cell>
          <table:table-cell office:value-type="float" office:value="-60.9894752502441" calcext:value-type="float">
            <text:p>-60,9894752502441</text:p>
          </table:table-cell>
          <table:table-cell office:value-type="float" office:value="-61.0060386657715" calcext:value-type="float">
            <text:p>-61,0060386657715</text:p>
          </table:table-cell>
          <table:table-cell office:value-type="float" office:value="-60.9976806640625" calcext:value-type="float">
            <text:p>-60,9976806640625</text:p>
          </table:table-cell>
          <table:table-cell office:value-type="float" office:value="-60.9996910095215" calcext:value-type="float">
            <text:p>-60,9996910095215</text:p>
          </table:table-cell>
          <table:table-cell office:value-type="float" office:value="-60.998218536377" calcext:value-type="float">
            <text:p>-60,998218536377</text:p>
          </table:table-cell>
          <table:table-cell office:value-type="float" office:value="-60.994312286377" calcext:value-type="float">
            <text:p>-60,994312286377</text:p>
          </table:table-cell>
          <table:table-cell office:value-type="float" office:value="-60.987720489502" calcext:value-type="float">
            <text:p>-60,987720489502</text:p>
          </table:table-cell>
          <table:table-cell office:value-type="float" office:value="-60.9989013671875" calcext:value-type="float">
            <text:p>-60,9989013671875</text:p>
          </table:table-cell>
          <table:table-cell office:value-type="float" office:value="-61.0121078491211" calcext:value-type="float">
            <text:p>-61,0121078491211</text:p>
          </table:table-cell>
          <table:table-cell office:value-type="float" office:value="-61.0021629333496" calcext:value-type="float">
            <text:p>-61,0021629333496</text:p>
          </table:table-cell>
          <table:table-cell office:value-type="float" office:value="-60.9967498779297" calcext:value-type="float">
            <text:p>-60,9967498779297</text:p>
          </table:table-cell>
          <table:table-cell office:value-type="float" office:value="-61.0147972106934" calcext:value-type="float">
            <text:p>-61,0147972106934</text:p>
          </table:table-cell>
          <table:table-cell office:value-type="float" office:value="-61.0059700012207" calcext:value-type="float">
            <text:p>-61,0059700012207</text:p>
          </table:table-cell>
          <table:table-cell office:value-type="float" office:value="-60.9894752502441" calcext:value-type="float">
            <text:p>-60,9894752502441</text:p>
          </table:table-cell>
          <table:table-cell office:value-type="float" office:value="-61.0015907287598" calcext:value-type="float">
            <text:p>-61,0015907287598</text:p>
          </table:table-cell>
          <table:table-cell office:value-type="float" office:value="-60.9996185302734" calcext:value-type="float">
            <text:p>-60,9996185302734</text:p>
          </table:table-cell>
          <table:table-cell office:value-type="float" office:value="-61.003776550293" calcext:value-type="float">
            <text:p>-61,003776550293</text:p>
          </table:table-cell>
          <table:table-cell office:value-type="float" office:value="-61.0094146728516" calcext:value-type="float">
            <text:p>-61,0094146728516</text:p>
          </table:table-cell>
          <table:table-cell office:value-type="float" office:value="-61.0016975402832" calcext:value-type="float">
            <text:p>-61,0016975402832</text:p>
          </table:table-cell>
          <table:table-cell office:value-type="float" office:value="-61.0015525817871" calcext:value-type="float">
            <text:p>-61,0015525817871</text:p>
          </table:table-cell>
          <table:table-cell office:value-type="float" office:value="-60.9934883117676" calcext:value-type="float">
            <text:p>-60,9934883117676</text:p>
          </table:table-cell>
          <table:table-cell office:value-type="float" office:value="-60.9864692687988" calcext:value-type="float">
            <text:p>-60,9864692687988</text:p>
          </table:table-cell>
          <table:table-cell office:value-type="float" office:value="-60.9922332763672" calcext:value-type="float">
            <text:p>-60,9922332763672</text:p>
          </table:table-cell>
          <table:table-cell office:value-type="float" office:value="-60.9890823364258" calcext:value-type="float">
            <text:p>-60,9890823364258</text:p>
          </table:table-cell>
          <table:table-cell office:value-type="float" office:value="-60.9908714294434" calcext:value-type="float">
            <text:p>-60,9908714294434</text:p>
          </table:table-cell>
          <table:table-cell office:value-type="float" office:value="-60.9847145080566" calcext:value-type="float">
            <text:p>-60,9847145080566</text:p>
          </table:table-cell>
          <table:table-cell office:value-type="float" office:value="-60.9876480102539" calcext:value-type="float">
            <text:p>-60,9876480102539</text:p>
          </table:table-cell>
          <table:table-cell office:value-type="float" office:value="-60.9921646118164" calcext:value-type="float">
            <text:p>-60,9921646118164</text:p>
          </table:table-cell>
          <table:table-cell office:value-type="float" office:value="-60.9880409240723" calcext:value-type="float">
            <text:p>-60,9880409240723</text:p>
          </table:table-cell>
          <table:table-cell office:value-type="float" office:value="-61.0022735595703" calcext:value-type="float">
            <text:p>-61,0022735595703</text:p>
          </table:table-cell>
          <table:table-cell office:value-type="float" office:value="-61.0048522949219" calcext:value-type="float">
            <text:p>-61,0048522949219</text:p>
          </table:table-cell>
          <table:table-cell office:value-type="float" office:value="-61.001091003418" calcext:value-type="float">
            <text:p>-61,001091003418</text:p>
          </table:table-cell>
          <table:table-cell office:value-type="float" office:value="-60.9964256286621" calcext:value-type="float">
            <text:p>-60,9964256286621</text:p>
          </table:table-cell>
          <table:table-cell office:value-type="float" office:value="-60.988582611084" calcext:value-type="float">
            <text:p>-60,988582611084</text:p>
          </table:table-cell>
          <table:table-cell office:value-type="float" office:value="-60.9935607910156" calcext:value-type="float">
            <text:p>-60,9935607910156</text:p>
          </table:table-cell>
          <table:table-cell office:value-type="float" office:value="-60.9940605163574" calcext:value-type="float">
            <text:p>-60,9940605163574</text:p>
          </table:table-cell>
          <table:table-cell office:value-type="float" office:value="-60.9976463317871" calcext:value-type="float">
            <text:p>-60,9976463317871</text:p>
          </table:table-cell>
          <table:table-cell office:value-type="float" office:value="-60.9850692749023" calcext:value-type="float">
            <text:p>-60,9850692749023</text:p>
          </table:table-cell>
          <table:table-cell office:value-type="float" office:value="-60.9901237487793" calcext:value-type="float">
            <text:p>-60,9901237487793</text:p>
          </table:table-cell>
          <table:table-cell office:value-type="float" office:value="-60.9884719848633" calcext:value-type="float">
            <text:p>-60,9884719848633</text:p>
          </table:table-cell>
          <table:table-cell office:value-type="float" office:value="-61.0654182434082" calcext:value-type="float">
            <text:p>-61,0654182434082</text:p>
          </table:table-cell>
          <table:table-cell office:value-type="float" office:value="-61.152027130127" calcext:value-type="float">
            <text:p>-61,152027130127</text:p>
          </table:table-cell>
          <table:table-cell office:value-type="float" office:value="-61.1480140686035" calcext:value-type="float">
            <text:p>-61,1480140686035</text:p>
          </table:table-cell>
          <table:table-cell office:value-type="float" office:value="-61.1354370117188" calcext:value-type="float">
            <text:p>-61,1354370117188</text:p>
          </table:table-cell>
          <table:table-cell office:value-type="float" office:value="-61.149471282959" calcext:value-type="float">
            <text:p>-61,149471282959</text:p>
          </table:table-cell>
          <table:table-cell office:value-type="float" office:value="-61.1287384033203" calcext:value-type="float">
            <text:p>-61,1287384033203</text:p>
          </table:table-cell>
          <table:table-cell office:value-type="float" office:value="-61.1501274108887" calcext:value-type="float">
            <text:p>-61,1501274108887</text:p>
          </table:table-cell>
          <table:table-cell office:value-type="float" office:value="-61.1789665222168" calcext:value-type="float">
            <text:p>-61,1789665222168</text:p>
          </table:table-cell>
          <table:table-cell office:value-type="float" office:value="-61.1473922729492" calcext:value-type="float">
            <text:p>-61,1473922729492</text:p>
          </table:table-cell>
          <table:table-cell office:value-type="float" office:value="-61.1343421936035" calcext:value-type="float">
            <text:p>-61,1343421936035</text:p>
          </table:table-cell>
          <table:table-cell office:value-type="float" office:value="-61.1651344299316" calcext:value-type="float">
            <text:p>-61,1651344299316</text:p>
          </table:table-cell>
          <table:table-cell office:value-type="float" office:value="-61.1525726318359" calcext:value-type="float">
            <text:p>-61,1525726318359</text:p>
          </table:table-cell>
          <table:table-cell office:value-type="float" office:value="-61.1399536132813" calcext:value-type="float">
            <text:p>-61,1399536132813</text:p>
          </table:table-cell>
          <table:table-cell office:value-type="float" office:value="-61.1554565429688" calcext:value-type="float">
            <text:p>-61,1554565429688</text:p>
          </table:table-cell>
          <table:table-cell office:value-type="float" office:value="-61.1455688476563" calcext:value-type="float">
            <text:p>-61,1455688476563</text:p>
          </table:table-cell>
          <table:table-cell office:value-type="float" office:value="-61.1610794067383" calcext:value-type="float">
            <text:p>-61,1610794067383</text:p>
          </table:table-cell>
          <table:table-cell office:value-type="float" office:value="-61.1589660644531" calcext:value-type="float">
            <text:p>-61,1589660644531</text:p>
          </table:table-cell>
          <table:table-cell office:value-type="float" office:value="-61.1491775512695" calcext:value-type="float">
            <text:p>-61,1491775512695</text:p>
          </table:table-cell>
          <table:table-cell office:value-type="float" office:value="-61.1534843444824" calcext:value-type="float">
            <text:p>-61,1534843444824</text:p>
          </table:table-cell>
          <table:table-cell office:value-type="float" office:value="-61.1468467712402" calcext:value-type="float">
            <text:p>-61,1468467712402</text:p>
          </table:table-cell>
          <table:table-cell office:value-type="float" office:value="-61.1517333984375" calcext:value-type="float">
            <text:p>-61,1517333984375</text:p>
          </table:table-cell>
          <table:table-cell office:value-type="float" office:value="-61.1588516235352" calcext:value-type="float">
            <text:p>-61,1588516235352</text:p>
          </table:table-cell>
          <table:table-cell office:value-type="float" office:value="-61.1427230834961" calcext:value-type="float">
            <text:p>-61,1427230834961</text:p>
          </table:table-cell>
          <table:table-cell office:value-type="float" office:value="-61.1331024169922" calcext:value-type="float">
            <text:p>-61,1331024169922</text:p>
          </table:table-cell>
          <table:table-cell office:value-type="float" office:value="-61.140682220459" calcext:value-type="float">
            <text:p>-61,140682220459</text:p>
          </table:table-cell>
          <table:table-cell office:value-type="float" office:value="-61.1315765380859" calcext:value-type="float">
            <text:p>-61,1315765380859</text:p>
          </table:table-cell>
          <table:table-cell office:value-type="float" office:value="-61.1436004638672" calcext:value-type="float">
            <text:p>-61,1436004638672</text:p>
          </table:table-cell>
          <table:table-cell office:value-type="float" office:value="-61.1393699645996" calcext:value-type="float">
            <text:p>-61,1393699645996</text:p>
          </table:table-cell>
          <table:table-cell office:value-type="float" office:value="-61.1623992919922" calcext:value-type="float">
            <text:p>-61,1623992919922</text:p>
          </table:table-cell>
          <table:table-cell office:value-type="float" office:value="-61.1527938842773" calcext:value-type="float">
            <text:p>-61,1527938842773</text:p>
          </table:table-cell>
          <table:table-cell office:value-type="float" office:value="-61.1492881774902" calcext:value-type="float">
            <text:p>-61,1492881774902</text:p>
          </table:table-cell>
          <table:table-cell office:value-type="float" office:value="-61.1495094299316" calcext:value-type="float">
            <text:p>-61,1495094299316</text:p>
          </table:table-cell>
          <table:table-cell office:value-type="float" office:value="-61.1675491333008" calcext:value-type="float">
            <text:p>-61,1675491333008</text:p>
          </table:table-cell>
          <table:table-cell office:value-type="float" office:value="-61.1437797546387" calcext:value-type="float">
            <text:p>-61,1437797546387</text:p>
          </table:table-cell>
          <table:table-cell office:value-type="float" office:value="-61.1550903320313" calcext:value-type="float">
            <text:p>-61,1550903320313</text:p>
          </table:table-cell>
          <table:table-cell office:value-type="float" office:value="-61.1605339050293" calcext:value-type="float">
            <text:p>-61,1605339050293</text:p>
          </table:table-cell>
          <table:table-cell office:value-type="float" office:value="-61.1524238586426" calcext:value-type="float">
            <text:p>-61,1524238586426</text:p>
          </table:table-cell>
          <table:table-cell office:value-type="float" office:value="-61.1548728942871" calcext:value-type="float">
            <text:p>-61,1548728942871</text:p>
          </table:table-cell>
          <table:table-cell office:value-type="float" office:value="-61.1630516052246" calcext:value-type="float">
            <text:p>-61,1630516052246</text:p>
          </table:table-cell>
          <table:table-cell office:value-type="float" office:value="-61.1573524475098" calcext:value-type="float">
            <text:p>-61,1573524475098</text:p>
          </table:table-cell>
          <table:table-cell office:value-type="float" office:value="-61.1461868286133" calcext:value-type="float">
            <text:p>-61,1461868286133</text:p>
          </table:table-cell>
          <table:table-cell office:value-type="float" office:value="-61.1392631530762" calcext:value-type="float">
            <text:p>-61,1392631530762</text:p>
          </table:table-cell>
          <table:table-cell office:value-type="float" office:value="-61.1467704772949" calcext:value-type="float">
            <text:p>-61,1467704772949</text:p>
          </table:table-cell>
          <table:table-cell office:value-type="float" office:value="-61.1391181945801" calcext:value-type="float">
            <text:p>-61,1391181945801</text:p>
          </table:table-cell>
          <table:table-cell office:value-type="float" office:value="-61.1402091979981" calcext:value-type="float">
            <text:p>-61,1402091979981</text:p>
          </table:table-cell>
          <table:table-cell office:value-type="float" office:value="-61.144401550293" calcext:value-type="float">
            <text:p>-61,144401550293</text:p>
          </table:table-cell>
          <table:table-cell office:value-type="float" office:value="-61.1503448486328" calcext:value-type="float">
            <text:p>-61,1503448486328</text:p>
          </table:table-cell>
          <table:table-cell office:value-type="float" office:value="-61.1515121459961" calcext:value-type="float">
            <text:p>-61,1515121459961</text:p>
          </table:table-cell>
          <table:table-cell office:value-type="float" office:value="-61.1669654846191" calcext:value-type="float">
            <text:p>-61,1669654846191</text:p>
          </table:table-cell>
          <table:table-cell office:value-type="float" office:value="-61.1488494873047" calcext:value-type="float">
            <text:p>-61,1488494873047</text:p>
          </table:table-cell>
          <table:table-cell office:value-type="float" office:value="-61.1337623596191" calcext:value-type="float">
            <text:p>-61,1337623596191</text:p>
          </table:table-cell>
          <table:table-cell office:value-type="float" office:value="-61.1445846557617" calcext:value-type="float">
            <text:p>-61,1445846557617</text:p>
          </table:table-cell>
          <table:table-cell office:value-type="float" office:value="-61.1418151855469" calcext:value-type="float">
            <text:p>-61,1418151855469</text:p>
          </table:table-cell>
          <table:table-cell office:value-type="float" office:value="-61.1359443664551" calcext:value-type="float">
            <text:p>-61,1359443664551</text:p>
          </table:table-cell>
          <table:table-cell office:value-type="float" office:value="-61.1441078186035" calcext:value-type="float">
            <text:p>-61,1441078186035</text:p>
          </table:table-cell>
          <table:table-cell office:value-type="float" office:value="-61.1482658386231" calcext:value-type="float">
            <text:p>-61,1482658386231</text:p>
          </table:table-cell>
          <table:table-cell office:value-type="float" office:value="-61.1281547546387" calcext:value-type="float">
            <text:p>-61,1281547546387</text:p>
          </table:table-cell>
          <table:table-cell office:value-type="float" office:value="-61.1345977783203" calcext:value-type="float">
            <text:p>-61,1345977783203</text:p>
          </table:table-cell>
          <table:table-cell office:value-type="float" office:value="-61.1616668701172" calcext:value-type="float">
            <text:p>-61,1616668701172</text:p>
          </table:table-cell>
          <table:table-cell office:value-type="float" office:value="-61.1543617248535" calcext:value-type="float">
            <text:p>-61,1543617248535</text:p>
          </table:table-cell>
          <table:table-cell office:value-type="float" office:value="-61.1524238586426" calcext:value-type="float">
            <text:p>-61,1524238586426</text:p>
          </table:table-cell>
          <table:table-cell office:value-type="float" office:value="-61.154727935791" calcext:value-type="float">
            <text:p>-61,154727935791</text:p>
          </table:table-cell>
          <table:table-cell office:value-type="float" office:value="-61.1587791442871" calcext:value-type="float">
            <text:p>-61,1587791442871</text:p>
          </table:table-cell>
          <table:table-cell office:value-type="float" office:value="-61.1528625488281" calcext:value-type="float">
            <text:p>-61,1528625488281</text:p>
          </table:table-cell>
          <table:table-cell office:value-type="float" office:value="-61.1499099731445" calcext:value-type="float">
            <text:p>-61,1499099731445</text:p>
          </table:table-cell>
          <table:table-cell office:value-type="float" office:value="-61.0936813354492" calcext:value-type="float">
            <text:p>-61,0936813354492</text:p>
          </table:table-cell>
          <table:table-cell office:value-type="float" office:value="-61.0978889465332" calcext:value-type="float">
            <text:p>-61,0978889465332</text:p>
          </table:table-cell>
          <table:table-cell office:value-type="float" office:value="-61.1141166687012" calcext:value-type="float">
            <text:p>-61,1141166687012</text:p>
          </table:table-cell>
          <table:table-cell office:value-type="float" office:value="-61.1127014160156" calcext:value-type="float">
            <text:p>-61,1127014160156</text:p>
          </table:table-cell>
          <table:table-cell office:value-type="float" office:value="-61.1222229003906" calcext:value-type="float">
            <text:p>-61,1222229003906</text:p>
          </table:table-cell>
          <table:table-cell office:value-type="float" office:value="-61.100284576416" calcext:value-type="float">
            <text:p>-61,100284576416</text:p>
          </table:table-cell>
          <table:table-cell office:value-type="float" office:value="-61.1141929626465" calcext:value-type="float">
            <text:p>-61,1141929626465</text:p>
          </table:table-cell>
          <table:table-cell office:value-type="float" office:value="-61.1117897033691" calcext:value-type="float">
            <text:p>-61,1117897033691</text:p>
          </table:table-cell>
          <table:table-cell office:value-type="float" office:value="-61.1225891113281" calcext:value-type="float">
            <text:p>-61,1225891113281</text:p>
          </table:table-cell>
          <table:table-cell office:value-type="float" office:value="-61.1160430908203" calcext:value-type="float">
            <text:p>-61,1160430908203</text:p>
          </table:table-cell>
          <table:table-cell office:value-type="float" office:value="-61.1007194519043" calcext:value-type="float">
            <text:p>-61,1007194519043</text:p>
          </table:table-cell>
          <table:table-cell office:value-type="float" office:value="-61.0982551574707" calcext:value-type="float">
            <text:p>-61,0982551574707</text:p>
          </table:table-cell>
          <table:table-cell office:value-type="float" office:value="-61.1141548156738" calcext:value-type="float">
            <text:p>-61,1141548156738</text:p>
          </table:table-cell>
          <table:table-cell table:number-columns-repeated="2" office:value-type="float" office:value="-61.1150245666504" calcext:value-type="float">
            <text:p>-61,1150245666504</text:p>
          </table:table-cell>
          <table:table-cell office:value-type="float" office:value="-61.1134643554688" calcext:value-type="float">
            <text:p>-61,1134643554688</text:p>
          </table:table-cell>
          <table:table-cell office:value-type="float" office:value="-61.0961494445801" calcext:value-type="float">
            <text:p>-61,0961494445801</text:p>
          </table:table-cell>
          <table:table-cell office:value-type="float" office:value="-61.1111030578613" calcext:value-type="float">
            <text:p>-61,1111030578613</text:p>
          </table:table-cell>
          <table:table-cell office:value-type="float" office:value="-61.112190246582" calcext:value-type="float">
            <text:p>-61,112190246582</text:p>
          </table:table-cell>
          <table:table-cell office:value-type="float" office:value="-61.0982551574707" calcext:value-type="float">
            <text:p>-61,0982551574707</text:p>
          </table:table-cell>
          <table:table-cell office:value-type="float" office:value="-61.1171684265137" calcext:value-type="float">
            <text:p>-61,1171684265137</text:p>
          </table:table-cell>
          <table:table-cell office:value-type="float" office:value="-61.0992698669434" calcext:value-type="float">
            <text:p>-61,0992698669434</text:p>
          </table:table-cell>
          <table:table-cell office:value-type="float" office:value="-61.1040954589844" calcext:value-type="float">
            <text:p>-61,1040954589844</text:p>
          </table:table-cell>
          <table:table-cell office:value-type="float" office:value="-61.1128463745117" calcext:value-type="float">
            <text:p>-61,1128463745117</text:p>
          </table:table-cell>
          <table:table-cell office:value-type="float" office:value="-61.1284828186035" calcext:value-type="float">
            <text:p>-61,1284828186035</text:p>
          </table:table-cell>
          <table:table-cell office:value-type="float" office:value="-61.1015548706055" calcext:value-type="float">
            <text:p>-61,1015548706055</text:p>
          </table:table-cell>
          <table:table-cell office:value-type="float" office:value="-61.0958938598633" calcext:value-type="float">
            <text:p>-61,0958938598633</text:p>
          </table:table-cell>
          <table:table-cell office:value-type="float" office:value="-61.1035842895508" calcext:value-type="float">
            <text:p>-61,1035842895508</text:p>
          </table:table-cell>
          <table:table-cell office:value-type="float" office:value="-61.1141548156738" calcext:value-type="float">
            <text:p>-61,1141548156738</text:p>
          </table:table-cell>
          <table:table-cell office:value-type="float" office:value="-61.1015892028809" calcext:value-type="float">
            <text:p>-61,1015892028809</text:p>
          </table:table-cell>
          <table:table-cell office:value-type="float" office:value="-61.1046371459961" calcext:value-type="float">
            <text:p>-61,1046371459961</text:p>
          </table:table-cell>
          <table:table-cell office:value-type="float" office:value="-61.1101226806641" calcext:value-type="float">
            <text:p>-61,1101226806641</text:p>
          </table:table-cell>
          <table:table-cell office:value-type="float" office:value="-61.1386413574219" calcext:value-type="float">
            <text:p>-61,1386413574219</text:p>
          </table:table-cell>
          <table:table-cell office:value-type="float" office:value="-61.1216773986816" calcext:value-type="float">
            <text:p>-61,1216773986816</text:p>
          </table:table-cell>
          <table:table-cell office:value-type="float" office:value="-61.1231727600098" calcext:value-type="float">
            <text:p>-61,1231727600098</text:p>
          </table:table-cell>
          <table:table-cell office:value-type="float" office:value="-61.1187324523926" calcext:value-type="float">
            <text:p>-61,1187324523926</text:p>
          </table:table-cell>
          <table:table-cell office:value-type="float" office:value="-61.0985450744629" calcext:value-type="float">
            <text:p>-61,0985450744629</text:p>
          </table:table-cell>
          <table:table-cell office:value-type="float" office:value="-61.1109924316406" calcext:value-type="float">
            <text:p>-61,1109924316406</text:p>
          </table:table-cell>
          <table:table-cell office:value-type="float" office:value="-61.1075401306152" calcext:value-type="float">
            <text:p>-61,1075401306152</text:p>
          </table:table-cell>
          <table:table-cell office:value-type="float" office:value="-61.1087036132813" calcext:value-type="float">
            <text:p>-61,1087036132813</text:p>
          </table:table-cell>
          <table:table-cell office:value-type="float" office:value="-61.0925979614258" calcext:value-type="float">
            <text:p>-61,0925979614258</text:p>
          </table:table-cell>
          <table:table-cell office:value-type="float" office:value="-61.0921630859375" calcext:value-type="float">
            <text:p>-61,0921630859375</text:p>
          </table:table-cell>
          <table:table-cell office:value-type="float" office:value="-61.1106300354004" calcext:value-type="float">
            <text:p>-61,1106300354004</text:p>
          </table:table-cell>
          <table:table-cell office:value-type="float" office:value="-61.0984001159668" calcext:value-type="float">
            <text:p>-61,0984001159668</text:p>
          </table:table-cell>
          <table:table-cell office:value-type="float" office:value="-61.1029357910156" calcext:value-type="float">
            <text:p>-61,1029357910156</text:p>
          </table:table-cell>
          <table:table-cell office:value-type="float" office:value="-61.1295013427734" calcext:value-type="float">
            <text:p>-61,1295013427734</text:p>
          </table:table-cell>
          <table:table-cell office:value-type="float" office:value="-61.119499206543" calcext:value-type="float">
            <text:p>-61,119499206543</text:p>
          </table:table-cell>
          <table:table-cell office:value-type="float" office:value="-61.120662689209" calcext:value-type="float">
            <text:p>-61,120662689209</text:p>
          </table:table-cell>
          <table:table-cell office:value-type="float" office:value="-61.0982170104981" calcext:value-type="float">
            <text:p>-61,0982170104981</text:p>
          </table:table-cell>
          <table:table-cell office:value-type="float" office:value="-61.1136436462402" calcext:value-type="float">
            <text:p>-61,1136436462402</text:p>
          </table:table-cell>
          <table:table-cell office:value-type="float" office:value="-61.1173133850098" calcext:value-type="float">
            <text:p>-61,1173133850098</text:p>
          </table:table-cell>
          <table:table-cell office:value-type="float" office:value="-61.1096496582031" calcext:value-type="float">
            <text:p>-61,1096496582031</text:p>
          </table:table-cell>
          <table:table-cell office:value-type="float" office:value="-61.1092872619629" calcext:value-type="float">
            <text:p>-61,1092872619629</text:p>
          </table:table-cell>
          <table:table-cell office:value-type="float" office:value="-61.1105918884277" calcext:value-type="float">
            <text:p>-61,1105918884277</text:p>
          </table:table-cell>
          <table:table-cell office:value-type="float" office:value="-61.1026420593262" calcext:value-type="float">
            <text:p>-61,1026420593262</text:p>
          </table:table-cell>
          <table:table-cell office:value-type="float" office:value="-61.105655670166" calcext:value-type="float">
            <text:p>-61,105655670166</text:p>
          </table:table-cell>
          <table:table-cell office:value-type="float" office:value="-61.1025695800781" calcext:value-type="float">
            <text:p>-61,1025695800781</text:p>
          </table:table-cell>
          <table:table-cell office:value-type="float" office:value="-61.1032257080078" calcext:value-type="float">
            <text:p>-61,1032257080078</text:p>
          </table:table-cell>
          <table:table-cell office:value-type="float" office:value="-61.0971298217773" calcext:value-type="float">
            <text:p>-61,0971298217773</text:p>
          </table:table-cell>
          <table:table-cell office:value-type="float" office:value="-61.1057281494141" calcext:value-type="float">
            <text:p>-61,1057281494141</text:p>
          </table:table-cell>
          <table:table-cell office:value-type="float" office:value="-61.0954246520996" calcext:value-type="float">
            <text:p>-61,0954246520996</text:p>
          </table:table-cell>
          <table:table-cell office:value-type="float" office:value="-61.1093215942383" calcext:value-type="float">
            <text:p>-61,1093215942383</text:p>
          </table:table-cell>
          <table:table-cell office:value-type="float" office:value="-61.1086654663086" calcext:value-type="float">
            <text:p>-61,1086654663086</text:p>
          </table:table-cell>
          <table:table-cell office:value-type="float" office:value="-61.1208457946777" calcext:value-type="float">
            <text:p>-61,1208457946777</text:p>
          </table:table-cell>
          <table:table-cell office:value-type="float" office:value="-61.1250228881836" calcext:value-type="float">
            <text:p>-61,1250228881836</text:p>
          </table:table-cell>
          <table:table-cell office:value-type="float" office:value="-61.1140823364258" calcext:value-type="float">
            <text:p>-61,1140823364258</text:p>
          </table:table-cell>
          <table:table-cell office:value-type="float" office:value="-61.2619438171387" calcext:value-type="float">
            <text:p>-61,2619438171387</text:p>
          </table:table-cell>
          <table:table-cell office:value-type="float" office:value="-61.2708969116211" calcext:value-type="float">
            <text:p>-61,2708969116211</text:p>
          </table:table-cell>
          <table:table-cell office:value-type="float" office:value="-61.2823333740234" calcext:value-type="float">
            <text:p>-61,2823333740234</text:p>
          </table:table-cell>
          <table:table-cell office:value-type="float" office:value="-61.2663841247559" calcext:value-type="float">
            <text:p>-61,2663841247559</text:p>
          </table:table-cell>
          <table:table-cell office:value-type="float" office:value="-61.2752647399902" calcext:value-type="float">
            <text:p>-61,2752647399902</text:p>
          </table:table-cell>
          <table:table-cell office:value-type="float" office:value="-61.2847099304199" calcext:value-type="float">
            <text:p>-61,2847099304199</text:p>
          </table:table-cell>
          <table:table-cell office:value-type="float" office:value="-61.2911186218262" calcext:value-type="float">
            <text:p>-61,2911186218262</text:p>
          </table:table-cell>
          <table:table-cell office:value-type="float" office:value="-61.2745971679688" calcext:value-type="float">
            <text:p>-61,2745971679688</text:p>
          </table:table-cell>
          <table:table-cell office:value-type="float" office:value="-61.2750396728516" calcext:value-type="float">
            <text:p>-61,2750396728516</text:p>
          </table:table-cell>
          <table:table-cell office:value-type="float" office:value="-61.2786331176758" calcext:value-type="float">
            <text:p>-61,2786331176758</text:p>
          </table:table-cell>
          <table:table-cell office:value-type="float" office:value="-61.2644233703613" calcext:value-type="float">
            <text:p>-61,2644233703613</text:p>
          </table:table-cell>
          <table:table-cell office:value-type="float" office:value="-61.2881546020508" calcext:value-type="float">
            <text:p>-61,2881546020508</text:p>
          </table:table-cell>
          <table:table-cell office:value-type="float" office:value="-61.2679023742676" calcext:value-type="float">
            <text:p>-61,2679023742676</text:p>
          </table:table-cell>
          <table:table-cell office:value-type="float" office:value="-61.270751953125" calcext:value-type="float">
            <text:p>-61,270751953125</text:p>
          </table:table-cell>
          <table:table-cell office:value-type="float" office:value="-61.2800407409668" calcext:value-type="float">
            <text:p>-61,2800407409668</text:p>
          </table:table-cell>
          <table:table-cell office:value-type="float" office:value="-61.2697486877441" calcext:value-type="float">
            <text:p>-61,2697486877441</text:p>
          </table:table-cell>
          <table:table-cell office:value-type="float" office:value="-61.2697868347168" calcext:value-type="float">
            <text:p>-61,2697868347168</text:p>
          </table:table-cell>
          <table:table-cell office:value-type="float" office:value="-61.2752647399902" calcext:value-type="float">
            <text:p>-61,2752647399902</text:p>
          </table:table-cell>
          <table:table-cell office:value-type="float" office:value="-61.2862281799316" calcext:value-type="float">
            <text:p>-61,2862281799316</text:p>
          </table:table-cell>
          <table:table-cell office:value-type="float" office:value="-61.2675666809082" calcext:value-type="float">
            <text:p>-61,2675666809082</text:p>
          </table:table-cell>
          <table:table-cell table:number-columns-repeated="15360"/>
        </table:table-row>
        <table:table-row table:style-name="ro1">
          <table:table-cell office:value-type="float" office:value="-56.690315246582" calcext:value-type="float">
            <text:p>-56,690315246582</text:p>
          </table:table-cell>
          <table:table-cell office:value-type="float" office:value="-56.7079734802246" calcext:value-type="float">
            <text:p>-56,7079734802246</text:p>
          </table:table-cell>
          <table:table-cell office:value-type="float" office:value="-56.7047348022461" calcext:value-type="float">
            <text:p>-56,7047348022461</text:p>
          </table:table-cell>
          <table:table-cell office:value-type="float" office:value="-56.7043609619141" calcext:value-type="float">
            <text:p>-56,7043609619141</text:p>
          </table:table-cell>
          <table:table-cell office:value-type="float" office:value="-56.7034873962402" calcext:value-type="float">
            <text:p>-56,7034873962402</text:p>
          </table:table-cell>
          <table:table-cell office:value-type="float" office:value="-56.6966705322266" calcext:value-type="float">
            <text:p>-56,6966705322266</text:p>
          </table:table-cell>
          <table:table-cell office:value-type="float" office:value="-56.69970703125" calcext:value-type="float">
            <text:p>-56,69970703125</text:p>
          </table:table-cell>
          <table:table-cell office:value-type="float" office:value="-56.6939582824707" calcext:value-type="float">
            <text:p>-56,6939582824707</text:p>
          </table:table-cell>
          <table:table-cell office:value-type="float" office:value="-56.6973457336426" calcext:value-type="float">
            <text:p>-56,6973457336426</text:p>
          </table:table-cell>
          <table:table-cell office:value-type="float" office:value="-56.698787689209" calcext:value-type="float">
            <text:p>-56,698787689209</text:p>
          </table:table-cell>
          <table:table-cell office:value-type="float" office:value="-56.694637298584" calcext:value-type="float">
            <text:p>-56,694637298584</text:p>
          </table:table-cell>
          <table:table-cell office:value-type="float" office:value="-56.6883697509766" calcext:value-type="float">
            <text:p>-56,6883697509766</text:p>
          </table:table-cell>
          <table:table-cell office:value-type="float" office:value="-56.701847076416" calcext:value-type="float">
            <text:p>-56,701847076416</text:p>
          </table:table-cell>
          <table:table-cell office:value-type="float" office:value="-56.7093734741211" calcext:value-type="float">
            <text:p>-56,7093734741211</text:p>
          </table:table-cell>
          <table:table-cell office:value-type="float" office:value="-56.7050857543945" calcext:value-type="float">
            <text:p>-56,7050857543945</text:p>
          </table:table-cell>
          <table:table-cell office:value-type="float" office:value="-56.6907691955566" calcext:value-type="float">
            <text:p>-56,6907691955566</text:p>
          </table:table-cell>
          <table:table-cell office:value-type="float" office:value="-56.6988334655762" calcext:value-type="float">
            <text:p>-56,6988334655762</text:p>
          </table:table-cell>
          <table:table-cell office:value-type="float" office:value="-56.7079086303711" calcext:value-type="float">
            <text:p>-56,7079086303711</text:p>
          </table:table-cell>
          <table:table-cell office:value-type="float" office:value="-56.7076683044434" calcext:value-type="float">
            <text:p>-56,7076683044434</text:p>
          </table:table-cell>
          <table:table-cell office:value-type="float" office:value="-56.709156036377" calcext:value-type="float">
            <text:p>-56,709156036377</text:p>
          </table:table-cell>
          <table:table-cell office:value-type="float" office:value="-56.6989860534668" calcext:value-type="float">
            <text:p>-56,6989860534668</text:p>
          </table:table-cell>
          <table:table-cell office:value-type="float" office:value="-56.7016487121582" calcext:value-type="float">
            <text:p>-56,7016487121582</text:p>
          </table:table-cell>
          <table:table-cell office:value-type="float" office:value="-56.7025680541992" calcext:value-type="float">
            <text:p>-56,7025680541992</text:p>
          </table:table-cell>
          <table:table-cell office:value-type="float" office:value="-56.7006912231445" calcext:value-type="float">
            <text:p>-56,7006912231445</text:p>
          </table:table-cell>
          <table:table-cell office:value-type="float" office:value="-56.6967582702637" calcext:value-type="float">
            <text:p>-56,6967582702637</text:p>
          </table:table-cell>
          <table:table-cell office:value-type="float" office:value="-56.6891784667969" calcext:value-type="float">
            <text:p>-56,6891784667969</text:p>
          </table:table-cell>
          <table:table-cell office:value-type="float" office:value="-56.7006034851074" calcext:value-type="float">
            <text:p>-56,7006034851074</text:p>
          </table:table-cell>
          <table:table-cell office:value-type="float" office:value="-56.6867752075195" calcext:value-type="float">
            <text:p>-56,6867752075195</text:p>
          </table:table-cell>
          <table:table-cell office:value-type="float" office:value="-56.6912498474121" calcext:value-type="float">
            <text:p>-56,6912498474121</text:p>
          </table:table-cell>
          <table:table-cell office:value-type="float" office:value="-56.6831092834473" calcext:value-type="float">
            <text:p>-56,6831092834473</text:p>
          </table:table-cell>
          <table:table-cell office:value-type="float" office:value="-56.6926918029785" calcext:value-type="float">
            <text:p>-56,6926918029785</text:p>
          </table:table-cell>
          <table:table-cell office:value-type="float" office:value="-56.6928253173828" calcext:value-type="float">
            <text:p>-56,6928253173828</text:p>
          </table:table-cell>
          <table:table-cell office:value-type="float" office:value="-56.6922569274902" calcext:value-type="float">
            <text:p>-56,6922569274902</text:p>
          </table:table-cell>
          <table:table-cell office:value-type="float" office:value="-56.7003211975098" calcext:value-type="float">
            <text:p>-56,7003211975098</text:p>
          </table:table-cell>
          <table:table-cell office:value-type="float" office:value="-56.701042175293" calcext:value-type="float">
            <text:p>-56,701042175293</text:p>
          </table:table-cell>
          <table:table-cell office:value-type="float" office:value="-56.6986999511719" calcext:value-type="float">
            <text:p>-56,6986999511719</text:p>
          </table:table-cell>
          <table:table-cell office:value-type="float" office:value="-56.699161529541" calcext:value-type="float">
            <text:p>-56,699161529541</text:p>
          </table:table-cell>
          <table:table-cell office:value-type="float" office:value="-56.691822052002" calcext:value-type="float">
            <text:p>-56,691822052002</text:p>
          </table:table-cell>
          <table:table-cell office:value-type="float" office:value="-56.6952514648438" calcext:value-type="float">
            <text:p>-56,6952514648438</text:p>
          </table:table-cell>
          <table:table-cell office:value-type="float" office:value="-56.7065734863281" calcext:value-type="float">
            <text:p>-56,7065734863281</text:p>
          </table:table-cell>
          <table:table-cell office:value-type="float" office:value="-56.7067909240723" calcext:value-type="float">
            <text:p>-56,7067909240723</text:p>
          </table:table-cell>
          <table:table-cell office:value-type="float" office:value="-56.7034225463867" calcext:value-type="float">
            <text:p>-56,7034225463867</text:p>
          </table:table-cell>
          <table:table-cell office:value-type="float" office:value="-56.7013664245606" calcext:value-type="float">
            <text:p>-56,7013664245606</text:p>
          </table:table-cell>
          <table:table-cell office:value-type="float" office:value="-56.7030944824219" calcext:value-type="float">
            <text:p>-56,7030944824219</text:p>
          </table:table-cell>
          <table:table-cell office:value-type="float" office:value="-56.6964302062988" calcext:value-type="float">
            <text:p>-56,6964302062988</text:p>
          </table:table-cell>
          <table:table-cell office:value-type="float" office:value="-56.7031631469727" calcext:value-type="float">
            <text:p>-56,7031631469727</text:p>
          </table:table-cell>
          <table:table-cell office:value-type="float" office:value="-56.6999664306641" calcext:value-type="float">
            <text:p>-56,6999664306641</text:p>
          </table:table-cell>
          <table:table-cell office:value-type="float" office:value="-56.6982879638672" calcext:value-type="float">
            <text:p>-56,6982879638672</text:p>
          </table:table-cell>
          <table:table-cell office:value-type="float" office:value="-56.6994857788086" calcext:value-type="float">
            <text:p>-56,6994857788086</text:p>
          </table:table-cell>
          <table:table-cell office:value-type="float" office:value="-56.6943778991699" calcext:value-type="float">
            <text:p>-56,6943778991699</text:p>
          </table:table-cell>
          <table:table-cell office:value-type="float" office:value="-56.695858001709" calcext:value-type="float">
            <text:p>-56,695858001709</text:p>
          </table:table-cell>
          <table:table-cell office:value-type="float" office:value="-56.7077102661133" calcext:value-type="float">
            <text:p>-56,7077102661133</text:p>
          </table:table-cell>
          <table:table-cell office:value-type="float" office:value="-56.6933708190918" calcext:value-type="float">
            <text:p>-56,6933708190918</text:p>
          </table:table-cell>
          <table:table-cell office:value-type="float" office:value="-56.700122833252" calcext:value-type="float">
            <text:p>-56,700122833252</text:p>
          </table:table-cell>
          <table:table-cell office:value-type="float" office:value="-56.6972999572754" calcext:value-type="float">
            <text:p>-56,6972999572754</text:p>
          </table:table-cell>
          <table:table-cell office:value-type="float" office:value="-56.7035102844238" calcext:value-type="float">
            <text:p>-56,7035102844238</text:p>
          </table:table-cell>
          <table:table-cell office:value-type="float" office:value="-56.7040557861328" calcext:value-type="float">
            <text:p>-56,7040557861328</text:p>
          </table:table-cell>
          <table:table-cell office:value-type="float" office:value="-56.7013473510742" calcext:value-type="float">
            <text:p>-56,7013473510742</text:p>
          </table:table-cell>
          <table:table-cell office:value-type="float" office:value="-56.7029418945313" calcext:value-type="float">
            <text:p>-56,7029418945313</text:p>
          </table:table-cell>
          <table:table-cell office:value-type="float" office:value="-56.7001419067383" calcext:value-type="float">
            <text:p>-56,7001419067383</text:p>
          </table:table-cell>
          <table:table-cell office:value-type="float" office:value="-56.7046890258789" calcext:value-type="float">
            <text:p>-56,7046890258789</text:p>
          </table:table-cell>
          <table:table-cell office:value-type="float" office:value="-56.6992683410645" calcext:value-type="float">
            <text:p>-56,6992683410645</text:p>
          </table:table-cell>
          <table:table-cell office:value-type="float" office:value="-56.7043228149414" calcext:value-type="float">
            <text:p>-56,7043228149414</text:p>
          </table:table-cell>
          <table:table-cell office:value-type="float" office:value="-56.6977386474609" calcext:value-type="float">
            <text:p>-56,6977386474609</text:p>
          </table:table-cell>
          <table:table-cell office:value-type="float" office:value="-56.7048454284668" calcext:value-type="float">
            <text:p>-56,7048454284668</text:p>
          </table:table-cell>
          <table:table-cell office:value-type="float" office:value="-56.6998138427734" calcext:value-type="float">
            <text:p>-56,6998138427734</text:p>
          </table:table-cell>
          <table:table-cell office:value-type="float" office:value="-56.7037734985352" calcext:value-type="float">
            <text:p>-56,7037734985352</text:p>
          </table:table-cell>
          <table:table-cell office:value-type="float" office:value="-56.6932830810547" calcext:value-type="float">
            <text:p>-56,6932830810547</text:p>
          </table:table-cell>
          <table:table-cell office:value-type="float" office:value="-56.6935882568359" calcext:value-type="float">
            <text:p>-56,6935882568359</text:p>
          </table:table-cell>
          <table:table-cell office:value-type="float" office:value="-56.7053489685059" calcext:value-type="float">
            <text:p>-56,7053489685059</text:p>
          </table:table-cell>
          <table:table-cell office:value-type="float" office:value="-56.6992263793945" calcext:value-type="float">
            <text:p>-56,6992263793945</text:p>
          </table:table-cell>
          <table:table-cell office:value-type="float" office:value="-56.6912956237793" calcext:value-type="float">
            <text:p>-56,6912956237793</text:p>
          </table:table-cell>
          <table:table-cell office:value-type="float" office:value="-56.6959037780762" calcext:value-type="float">
            <text:p>-56,6959037780762</text:p>
          </table:table-cell>
          <table:table-cell office:value-type="float" office:value="-56.6946601867676" calcext:value-type="float">
            <text:p>-56,6946601867676</text:p>
          </table:table-cell>
          <table:table-cell office:value-type="float" office:value="-56.7015609741211" calcext:value-type="float">
            <text:p>-56,7015609741211</text:p>
          </table:table-cell>
          <table:table-cell office:value-type="float" office:value="-56.7040557861328" calcext:value-type="float">
            <text:p>-56,7040557861328</text:p>
          </table:table-cell>
          <table:table-cell office:value-type="float" office:value="-56.6964073181152" calcext:value-type="float">
            <text:p>-56,6964073181152</text:p>
          </table:table-cell>
          <table:table-cell office:value-type="float" office:value="-56.7022399902344" calcext:value-type="float">
            <text:p>-56,7022399902344</text:p>
          </table:table-cell>
          <table:table-cell office:value-type="float" office:value="-56.6953392028809" calcext:value-type="float">
            <text:p>-56,6953392028809</text:p>
          </table:table-cell>
          <table:table-cell office:value-type="float" office:value="-56.6925430297852" calcext:value-type="float">
            <text:p>-56,6925430297852</text:p>
          </table:table-cell>
          <table:table-cell office:value-type="float" office:value="-56.694637298584" calcext:value-type="float">
            <text:p>-56,694637298584</text:p>
          </table:table-cell>
          <table:table-cell office:value-type="float" office:value="-56.7031402587891" calcext:value-type="float">
            <text:p>-56,7031402587891</text:p>
          </table:table-cell>
          <table:table-cell office:value-type="float" office:value="-56.7088279724121" calcext:value-type="float">
            <text:p>-56,7088279724121</text:p>
          </table:table-cell>
          <table:table-cell office:value-type="float" office:value="-56.7101211547852" calcext:value-type="float">
            <text:p>-56,7101211547852</text:p>
          </table:table-cell>
          <table:table-cell office:value-type="float" office:value="-56.7029228210449" calcext:value-type="float">
            <text:p>-56,7029228210449</text:p>
          </table:table-cell>
          <table:table-cell office:value-type="float" office:value="-56.6958389282227" calcext:value-type="float">
            <text:p>-56,6958389282227</text:p>
          </table:table-cell>
          <table:table-cell office:value-type="float" office:value="-56.6867294311523" calcext:value-type="float">
            <text:p>-56,6867294311523</text:p>
          </table:table-cell>
          <table:table-cell office:value-type="float" office:value="-56.6900291442871" calcext:value-type="float">
            <text:p>-56,6900291442871</text:p>
          </table:table-cell>
          <table:table-cell office:value-type="float" office:value="-56.7018051147461" calcext:value-type="float">
            <text:p>-56,7018051147461</text:p>
          </table:table-cell>
          <table:table-cell office:value-type="float" office:value="-56.7978782653809" calcext:value-type="float">
            <text:p>-56,7978782653809</text:p>
          </table:table-cell>
          <table:table-cell office:value-type="float" office:value="-56.7999992370606" calcext:value-type="float">
            <text:p>-56,7999992370606</text:p>
          </table:table-cell>
          <table:table-cell office:value-type="float" office:value="-56.8167572021484" calcext:value-type="float">
            <text:p>-56,8167572021484</text:p>
          </table:table-cell>
          <table:table-cell office:value-type="float" office:value="-56.8104667663574" calcext:value-type="float">
            <text:p>-56,8104667663574</text:p>
          </table:table-cell>
          <table:table-cell office:value-type="float" office:value="-56.8135871887207" calcext:value-type="float">
            <text:p>-56,8135871887207</text:p>
          </table:table-cell>
          <table:table-cell office:value-type="float" office:value="-56.8101119995117" calcext:value-type="float">
            <text:p>-56,8101119995117</text:p>
          </table:table-cell>
          <table:table-cell office:value-type="float" office:value="-56.8098030090332" calcext:value-type="float">
            <text:p>-56,8098030090332</text:p>
          </table:table-cell>
          <table:table-cell office:value-type="float" office:value="-56.8073234558106" calcext:value-type="float">
            <text:p>-56,8073234558106</text:p>
          </table:table-cell>
          <table:table-cell office:value-type="float" office:value="-56.8114166259766" calcext:value-type="float">
            <text:p>-56,8114166259766</text:p>
          </table:table-cell>
          <table:table-cell office:value-type="float" office:value="-56.8106002807617" calcext:value-type="float">
            <text:p>-56,8106002807617</text:p>
          </table:table-cell>
          <table:table-cell office:value-type="float" office:value="-56.8191719055176" calcext:value-type="float">
            <text:p>-56,8191719055176</text:p>
          </table:table-cell>
          <table:table-cell office:value-type="float" office:value="-56.8188629150391" calcext:value-type="float">
            <text:p>-56,8188629150391</text:p>
          </table:table-cell>
          <table:table-cell office:value-type="float" office:value="-56.8108215332031" calcext:value-type="float">
            <text:p>-56,8108215332031</text:p>
          </table:table-cell>
          <table:table-cell office:value-type="float" office:value="-56.8103141784668" calcext:value-type="float">
            <text:p>-56,8103141784668</text:p>
          </table:table-cell>
          <table:table-cell office:value-type="float" office:value="-56.8268203735352" calcext:value-type="float">
            <text:p>-56,8268203735352</text:p>
          </table:table-cell>
          <table:table-cell office:value-type="float" office:value="-56.8089370727539" calcext:value-type="float">
            <text:p>-56,8089370727539</text:p>
          </table:table-cell>
          <table:table-cell office:value-type="float" office:value="-56.8082542419434" calcext:value-type="float">
            <text:p>-56,8082542419434</text:p>
          </table:table-cell>
          <table:table-cell office:value-type="float" office:value="-56.7975692749023" calcext:value-type="float">
            <text:p>-56,7975692749023</text:p>
          </table:table-cell>
          <table:table-cell office:value-type="float" office:value="-56.807014465332" calcext:value-type="float">
            <text:p>-56,807014465332</text:p>
          </table:table-cell>
          <table:table-cell office:value-type="float" office:value="-56.8039398193359" calcext:value-type="float">
            <text:p>-56,8039398193359</text:p>
          </table:table-cell>
          <table:table-cell office:value-type="float" office:value="-56.8089637756348" calcext:value-type="float">
            <text:p>-56,8089637756348</text:p>
          </table:table-cell>
          <table:table-cell office:value-type="float" office:value="-56.8048667907715" calcext:value-type="float">
            <text:p>-56,8048667907715</text:p>
          </table:table-cell>
          <table:table-cell office:value-type="float" office:value="-56.8128547668457" calcext:value-type="float">
            <text:p>-56,8128547668457</text:p>
          </table:table-cell>
          <table:table-cell office:value-type="float" office:value="-56.8181533813477" calcext:value-type="float">
            <text:p>-56,8181533813477</text:p>
          </table:table-cell>
          <table:table-cell office:value-type="float" office:value="-56.8061027526856" calcext:value-type="float">
            <text:p>-56,8061027526856</text:p>
          </table:table-cell>
          <table:table-cell office:value-type="float" office:value="-56.8119926452637" calcext:value-type="float">
            <text:p>-56,8119926452637</text:p>
          </table:table-cell>
          <table:table-cell office:value-type="float" office:value="-56.8069496154785" calcext:value-type="float">
            <text:p>-56,8069496154785</text:p>
          </table:table-cell>
          <table:table-cell office:value-type="float" office:value="-56.8148078918457" calcext:value-type="float">
            <text:p>-56,8148078918457</text:p>
          </table:table-cell>
          <table:table-cell office:value-type="float" office:value="-56.8104438781738" calcext:value-type="float">
            <text:p>-56,8104438781738</text:p>
          </table:table-cell>
          <table:table-cell office:value-type="float" office:value="-56.8126831054688" calcext:value-type="float">
            <text:p>-56,8126831054688</text:p>
          </table:table-cell>
          <table:table-cell office:value-type="float" office:value="-56.8055953979492" calcext:value-type="float">
            <text:p>-56,8055953979492</text:p>
          </table:table-cell>
          <table:table-cell office:value-type="float" office:value="-56.8081893920898" calcext:value-type="float">
            <text:p>-56,8081893920898</text:p>
          </table:table-cell>
          <table:table-cell office:value-type="float" office:value="-56.8132591247559" calcext:value-type="float">
            <text:p>-56,8132591247559</text:p>
          </table:table-cell>
          <table:table-cell office:value-type="float" office:value="-56.8102684020996" calcext:value-type="float">
            <text:p>-56,8102684020996</text:p>
          </table:table-cell>
          <table:table-cell office:value-type="float" office:value="-56.8128356933594" calcext:value-type="float">
            <text:p>-56,8128356933594</text:p>
          </table:table-cell>
          <table:table-cell office:value-type="float" office:value="-56.8119468688965" calcext:value-type="float">
            <text:p>-56,8119468688965</text:p>
          </table:table-cell>
          <table:table-cell office:value-type="float" office:value="-56.8077659606934" calcext:value-type="float">
            <text:p>-56,8077659606934</text:p>
          </table:table-cell>
          <table:table-cell office:value-type="float" office:value="-56.8086051940918" calcext:value-type="float">
            <text:p>-56,8086051940918</text:p>
          </table:table-cell>
          <table:table-cell office:value-type="float" office:value="-56.8217430114746" calcext:value-type="float">
            <text:p>-56,8217430114746</text:p>
          </table:table-cell>
          <table:table-cell office:value-type="float" office:value="-56.7944297790527" calcext:value-type="float">
            <text:p>-56,7944297790527</text:p>
          </table:table-cell>
          <table:table-cell office:value-type="float" office:value="-56.8111724853516" calcext:value-type="float">
            <text:p>-56,8111724853516</text:p>
          </table:table-cell>
          <table:table-cell office:value-type="float" office:value="-56.8003768920898" calcext:value-type="float">
            <text:p>-56,8003768920898</text:p>
          </table:table-cell>
          <table:table-cell office:value-type="float" office:value="-56.8053283691406" calcext:value-type="float">
            <text:p>-56,8053283691406</text:p>
          </table:table-cell>
          <table:table-cell office:value-type="float" office:value="-56.8152694702148" calcext:value-type="float">
            <text:p>-56,8152694702148</text:p>
          </table:table-cell>
          <table:table-cell office:value-type="float" office:value="-56.8128128051758" calcext:value-type="float">
            <text:p>-56,8128128051758</text:p>
          </table:table-cell>
          <table:table-cell office:value-type="float" office:value="-56.8195037841797" calcext:value-type="float">
            <text:p>-56,8195037841797</text:p>
          </table:table-cell>
          <table:table-cell office:value-type="float" office:value="-56.8111267089844" calcext:value-type="float">
            <text:p>-56,8111267089844</text:p>
          </table:table-cell>
          <table:table-cell office:value-type="float" office:value="-56.8080978393555" calcext:value-type="float">
            <text:p>-56,8080978393555</text:p>
          </table:table-cell>
          <table:table-cell office:value-type="float" office:value="-56.8118171691895" calcext:value-type="float">
            <text:p>-56,8118171691895</text:p>
          </table:table-cell>
          <table:table-cell office:value-type="float" office:value="-56.8109092712402" calcext:value-type="float">
            <text:p>-56,8109092712402</text:p>
          </table:table-cell>
          <table:table-cell office:value-type="float" office:value="-56.8168678283691" calcext:value-type="float">
            <text:p>-56,8168678283691</text:p>
          </table:table-cell>
          <table:table-cell office:value-type="float" office:value="-56.8075675964356" calcext:value-type="float">
            <text:p>-56,8075675964356</text:p>
          </table:table-cell>
          <table:table-cell office:value-type="float" office:value="-56.8110885620117" calcext:value-type="float">
            <text:p>-56,8110885620117</text:p>
          </table:table-cell>
          <table:table-cell office:value-type="float" office:value="-56.8065032958984" calcext:value-type="float">
            <text:p>-56,8065032958984</text:p>
          </table:table-cell>
          <table:table-cell office:value-type="float" office:value="-56.8087387084961" calcext:value-type="float">
            <text:p>-56,8087387084961</text:p>
          </table:table-cell>
          <table:table-cell office:value-type="float" office:value="-56.8052635192871" calcext:value-type="float">
            <text:p>-56,8052635192871</text:p>
          </table:table-cell>
          <table:table-cell office:value-type="float" office:value="-56.808895111084" calcext:value-type="float">
            <text:p>-56,808895111084</text:p>
          </table:table-cell>
          <table:table-cell office:value-type="float" office:value="-56.8012847900391" calcext:value-type="float">
            <text:p>-56,8012847900391</text:p>
          </table:table-cell>
          <table:table-cell office:value-type="float" office:value="-56.8141860961914" calcext:value-type="float">
            <text:p>-56,8141860961914</text:p>
          </table:table-cell>
          <table:table-cell office:value-type="float" office:value="-56.8108444213867" calcext:value-type="float">
            <text:p>-56,8108444213867</text:p>
          </table:table-cell>
          <table:table-cell office:value-type="float" office:value="-56.8010635375977" calcext:value-type="float">
            <text:p>-56,8010635375977</text:p>
          </table:table-cell>
          <table:table-cell office:value-type="float" office:value="-56.8098678588867" calcext:value-type="float">
            <text:p>-56,8098678588867</text:p>
          </table:table-cell>
          <table:table-cell office:value-type="float" office:value="-56.8091812133789" calcext:value-type="float">
            <text:p>-56,8091812133789</text:p>
          </table:table-cell>
          <table:table-cell office:value-type="float" office:value="-56.8058204650879" calcext:value-type="float">
            <text:p>-56,8058204650879</text:p>
          </table:table-cell>
          <table:table-cell office:value-type="float" office:value="-56.8208541870117" calcext:value-type="float">
            <text:p>-56,8208541870117</text:p>
          </table:table-cell>
          <table:table-cell office:value-type="float" office:value="-56.7933235168457" calcext:value-type="float">
            <text:p>-56,7933235168457</text:p>
          </table:table-cell>
          <table:table-cell office:value-type="float" office:value="-56.7601356506348" calcext:value-type="float">
            <text:p>-56,7601356506348</text:p>
          </table:table-cell>
          <table:table-cell office:value-type="float" office:value="-56.7583084106445" calcext:value-type="float">
            <text:p>-56,7583084106445</text:p>
          </table:table-cell>
          <table:table-cell office:value-type="float" office:value="-56.7646026611328" calcext:value-type="float">
            <text:p>-56,7646026611328</text:p>
          </table:table-cell>
          <table:table-cell office:value-type="float" office:value="-56.7621192932129" calcext:value-type="float">
            <text:p>-56,7621192932129</text:p>
          </table:table-cell>
          <table:table-cell office:value-type="float" office:value="-56.7538185119629" calcext:value-type="float">
            <text:p>-56,7538185119629</text:p>
          </table:table-cell>
          <table:table-cell office:value-type="float" office:value="-56.7577171325684" calcext:value-type="float">
            <text:p>-56,7577171325684</text:p>
          </table:table-cell>
          <table:table-cell office:value-type="float" office:value="-56.7545013427734" calcext:value-type="float">
            <text:p>-56,7545013427734</text:p>
          </table:table-cell>
          <table:table-cell office:value-type="float" office:value="-56.7553176879883" calcext:value-type="float">
            <text:p>-56,7553176879883</text:p>
          </table:table-cell>
          <table:table-cell office:value-type="float" office:value="-56.7585525512695" calcext:value-type="float">
            <text:p>-56,7585525512695</text:p>
          </table:table-cell>
          <table:table-cell office:value-type="float" office:value="-56.7517776489258" calcext:value-type="float">
            <text:p>-56,7517776489258</text:p>
          </table:table-cell>
          <table:table-cell office:value-type="float" office:value="-56.7530288696289" calcext:value-type="float">
            <text:p>-56,7530288696289</text:p>
          </table:table-cell>
          <table:table-cell office:value-type="float" office:value="-56.751579284668" calcext:value-type="float">
            <text:p>-56,751579284668</text:p>
          </table:table-cell>
          <table:table-cell office:value-type="float" office:value="-56.758487701416" calcext:value-type="float">
            <text:p>-56,758487701416</text:p>
          </table:table-cell>
          <table:table-cell office:value-type="float" office:value="-56.7678871154785" calcext:value-type="float">
            <text:p>-56,7678871154785</text:p>
          </table:table-cell>
          <table:table-cell office:value-type="float" office:value="-56.7628631591797" calcext:value-type="float">
            <text:p>-56,7628631591797</text:p>
          </table:table-cell>
          <table:table-cell office:value-type="float" office:value="-56.7573852539063" calcext:value-type="float">
            <text:p>-56,7573852539063</text:p>
          </table:table-cell>
          <table:table-cell office:value-type="float" office:value="-56.7579574584961" calcext:value-type="float">
            <text:p>-56,7579574584961</text:p>
          </table:table-cell>
          <table:table-cell office:value-type="float" office:value="-56.7558250427246" calcext:value-type="float">
            <text:p>-56,7558250427246</text:p>
          </table:table-cell>
          <table:table-cell office:value-type="float" office:value="-56.7474670410156" calcext:value-type="float">
            <text:p>-56,7474670410156</text:p>
          </table:table-cell>
          <table:table-cell office:value-type="float" office:value="-56.7596282958984" calcext:value-type="float">
            <text:p>-56,7596282958984</text:p>
          </table:table-cell>
          <table:table-cell office:value-type="float" office:value="-56.7766609191895" calcext:value-type="float">
            <text:p>-56,7766609191895</text:p>
          </table:table-cell>
          <table:table-cell office:value-type="float" office:value="-56.7650032043457" calcext:value-type="float">
            <text:p>-56,7650032043457</text:p>
          </table:table-cell>
          <table:table-cell office:value-type="float" office:value="-56.7688331604004" calcext:value-type="float">
            <text:p>-56,7688331604004</text:p>
          </table:table-cell>
          <table:table-cell office:value-type="float" office:value="-56.7548332214356" calcext:value-type="float">
            <text:p>-56,7548332214356</text:p>
          </table:table-cell>
          <table:table-cell office:value-type="float" office:value="-56.7591896057129" calcext:value-type="float">
            <text:p>-56,7591896057129</text:p>
          </table:table-cell>
          <table:table-cell office:value-type="float" office:value="-56.7606658935547" calcext:value-type="float">
            <text:p>-56,7606658935547</text:p>
          </table:table-cell>
          <table:table-cell office:value-type="float" office:value="-56.7659492492676" calcext:value-type="float">
            <text:p>-56,7659492492676</text:p>
          </table:table-cell>
          <table:table-cell office:value-type="float" office:value="-56.7516250610352" calcext:value-type="float">
            <text:p>-56,7516250610352</text:p>
          </table:table-cell>
          <table:table-cell office:value-type="float" office:value="-56.7600898742676" calcext:value-type="float">
            <text:p>-56,7600898742676</text:p>
          </table:table-cell>
          <table:table-cell office:value-type="float" office:value="-56.7607078552246" calcext:value-type="float">
            <text:p>-56,7607078552246</text:p>
          </table:table-cell>
          <table:table-cell office:value-type="float" office:value="-56.7526359558106" calcext:value-type="float">
            <text:p>-56,7526359558106</text:p>
          </table:table-cell>
          <table:table-cell office:value-type="float" office:value="-56.7573661804199" calcext:value-type="float">
            <text:p>-56,7573661804199</text:p>
          </table:table-cell>
          <table:table-cell office:value-type="float" office:value="-56.7546806335449" calcext:value-type="float">
            <text:p>-56,7546806335449</text:p>
          </table:table-cell>
          <table:table-cell office:value-type="float" office:value="-56.7619209289551" calcext:value-type="float">
            <text:p>-56,7619209289551</text:p>
          </table:table-cell>
          <table:table-cell office:value-type="float" office:value="-56.7553176879883" calcext:value-type="float">
            <text:p>-56,7553176879883</text:p>
          </table:table-cell>
          <table:table-cell office:value-type="float" office:value="-56.7538642883301" calcext:value-type="float">
            <text:p>-56,7538642883301</text:p>
          </table:table-cell>
          <table:table-cell office:value-type="float" office:value="-56.7665214538574" calcext:value-type="float">
            <text:p>-56,7665214538574</text:p>
          </table:table-cell>
          <table:table-cell office:value-type="float" office:value="-56.7602882385254" calcext:value-type="float">
            <text:p>-56,7602882385254</text:p>
          </table:table-cell>
          <table:table-cell office:value-type="float" office:value="-56.7702217102051" calcext:value-type="float">
            <text:p>-56,7702217102051</text:p>
          </table:table-cell>
          <table:table-cell office:value-type="float" office:value="-56.7661895751953" calcext:value-type="float">
            <text:p>-56,7661895751953</text:p>
          </table:table-cell>
          <table:table-cell office:value-type="float" office:value="-56.7617225646973" calcext:value-type="float">
            <text:p>-56,7617225646973</text:p>
          </table:table-cell>
          <table:table-cell office:value-type="float" office:value="-56.7633743286133" calcext:value-type="float">
            <text:p>-56,7633743286133</text:p>
          </table:table-cell>
          <table:table-cell office:value-type="float" office:value="-56.7654190063477" calcext:value-type="float">
            <text:p>-56,7654190063477</text:p>
          </table:table-cell>
          <table:table-cell office:value-type="float" office:value="-56.7653350830078" calcext:value-type="float">
            <text:p>-56,7653350830078</text:p>
          </table:table-cell>
          <table:table-cell office:value-type="float" office:value="-56.7597846984863" calcext:value-type="float">
            <text:p>-56,7597846984863</text:p>
          </table:table-cell>
          <table:table-cell office:value-type="float" office:value="-56.7565040588379" calcext:value-type="float">
            <text:p>-56,7565040588379</text:p>
          </table:table-cell>
          <table:table-cell office:value-type="float" office:value="-56.7597846984863" calcext:value-type="float">
            <text:p>-56,7597846984863</text:p>
          </table:table-cell>
          <table:table-cell office:value-type="float" office:value="-56.7513122558594" calcext:value-type="float">
            <text:p>-56,7513122558594</text:p>
          </table:table-cell>
          <table:table-cell office:value-type="float" office:value="-56.7608642578125" calcext:value-type="float">
            <text:p>-56,7608642578125</text:p>
          </table:table-cell>
          <table:table-cell office:value-type="float" office:value="-56.7688140869141" calcext:value-type="float">
            <text:p>-56,7688140869141</text:p>
          </table:table-cell>
          <table:table-cell office:value-type="float" office:value="-56.7681732177734" calcext:value-type="float">
            <text:p>-56,7681732177734</text:p>
          </table:table-cell>
          <table:table-cell office:value-type="float" office:value="-56.7634353637695" calcext:value-type="float">
            <text:p>-56,7634353637695</text:p>
          </table:table-cell>
          <table:table-cell office:value-type="float" office:value="-56.7502174377441" calcext:value-type="float">
            <text:p>-56,7502174377441</text:p>
          </table:table-cell>
          <table:table-cell office:value-type="float" office:value="-56.7564163208008" calcext:value-type="float">
            <text:p>-56,7564163208008</text:p>
          </table:table-cell>
          <table:table-cell office:value-type="float" office:value="-56.7660827636719" calcext:value-type="float">
            <text:p>-56,7660827636719</text:p>
          </table:table-cell>
          <table:table-cell office:value-type="float" office:value="-56.7537994384766" calcext:value-type="float">
            <text:p>-56,7537994384766</text:p>
          </table:table-cell>
          <table:table-cell office:value-type="float" office:value="-56.7510719299316" calcext:value-type="float">
            <text:p>-56,7510719299316</text:p>
          </table:table-cell>
          <table:table-cell office:value-type="float" office:value="-56.7683944702148" calcext:value-type="float">
            <text:p>-56,7683944702148</text:p>
          </table:table-cell>
          <table:table-cell office:value-type="float" office:value="-56.761962890625" calcext:value-type="float">
            <text:p>-56,761962890625</text:p>
          </table:table-cell>
          <table:table-cell office:value-type="float" office:value="-56.7584419250488" calcext:value-type="float">
            <text:p>-56,7584419250488</text:p>
          </table:table-cell>
          <table:table-cell office:value-type="float" office:value="-56.7681083679199" calcext:value-type="float">
            <text:p>-56,7681083679199</text:p>
          </table:table-cell>
          <table:table-cell office:value-type="float" office:value="-56.764404296875" calcext:value-type="float">
            <text:p>-56,764404296875</text:p>
          </table:table-cell>
          <table:table-cell office:value-type="float" office:value="-56.7537994384766" calcext:value-type="float">
            <text:p>-56,7537994384766</text:p>
          </table:table-cell>
          <table:table-cell office:value-type="float" office:value="-56.7831230163574" calcext:value-type="float">
            <text:p>-56,7831230163574</text:p>
          </table:table-cell>
          <table:table-cell office:value-type="float" office:value="-56.8654327392578" calcext:value-type="float">
            <text:p>-56,8654327392578</text:p>
          </table:table-cell>
          <table:table-cell office:value-type="float" office:value="-56.8681526184082" calcext:value-type="float">
            <text:p>-56,8681526184082</text:p>
          </table:table-cell>
          <table:table-cell office:value-type="float" office:value="-56.8742141723633" calcext:value-type="float">
            <text:p>-56,8742141723633</text:p>
          </table:table-cell>
          <table:table-cell office:value-type="float" office:value="-56.8633193969727" calcext:value-type="float">
            <text:p>-56,8633193969727</text:p>
          </table:table-cell>
          <table:table-cell office:value-type="float" office:value="-56.8692016601563" calcext:value-type="float">
            <text:p>-56,8692016601563</text:p>
          </table:table-cell>
          <table:table-cell office:value-type="float" office:value="-56.8529663085938" calcext:value-type="float">
            <text:p>-56,8529663085938</text:p>
          </table:table-cell>
          <table:table-cell office:value-type="float" office:value="-56.8601531982422" calcext:value-type="float">
            <text:p>-56,8601531982422</text:p>
          </table:table-cell>
          <table:table-cell office:value-type="float" office:value="-56.8554573059082" calcext:value-type="float">
            <text:p>-56,8554573059082</text:p>
          </table:table-cell>
          <table:table-cell office:value-type="float" office:value="-56.8500289916992" calcext:value-type="float">
            <text:p>-56,8500289916992</text:p>
          </table:table-cell>
          <table:table-cell office:value-type="float" office:value="-56.8694229125977" calcext:value-type="float">
            <text:p>-56,8694229125977</text:p>
          </table:table-cell>
          <table:table-cell office:value-type="float" office:value="-56.8653221130371" calcext:value-type="float">
            <text:p>-56,8653221130371</text:p>
          </table:table-cell>
          <table:table-cell office:value-type="float" office:value="-56.8599548339844" calcext:value-type="float">
            <text:p>-56,8599548339844</text:p>
          </table:table-cell>
          <table:table-cell office:value-type="float" office:value="-56.8677520751953" calcext:value-type="float">
            <text:p>-56,8677520751953</text:p>
          </table:table-cell>
          <table:table-cell office:value-type="float" office:value="-56.8645858764648" calcext:value-type="float">
            <text:p>-56,8645858764648</text:p>
          </table:table-cell>
          <table:table-cell office:value-type="float" office:value="-56.8639640808106" calcext:value-type="float">
            <text:p>-56,8639640808106</text:p>
          </table:table-cell>
          <table:table-cell office:value-type="float" office:value="-56.8556137084961" calcext:value-type="float">
            <text:p>-56,8556137084961</text:p>
          </table:table-cell>
          <table:table-cell office:value-type="float" office:value="-56.8670845031738" calcext:value-type="float">
            <text:p>-56,8670845031738</text:p>
          </table:table-cell>
          <table:table-cell office:value-type="float" office:value="-56.8601531982422" calcext:value-type="float">
            <text:p>-56,8601531982422</text:p>
          </table:table-cell>
          <table:table-cell office:value-type="float" office:value="-56.8634300231934" calcext:value-type="float">
            <text:p>-56,8634300231934</text:p>
          </table:table-cell>
          <table:table-cell office:value-type="float" office:value="-56.8605766296387" calcext:value-type="float">
            <text:p>-56,8605766296387</text:p>
          </table:table-cell>
          <table:table-cell office:value-type="float" office:value="-56.8701553344727" calcext:value-type="float">
            <text:p>-56,8701553344727</text:p>
          </table:table-cell>
          <table:table-cell office:value-type="float" office:value="-56.8661460876465" calcext:value-type="float">
            <text:p>-56,8661460876465</text:p>
          </table:table-cell>
          <table:table-cell office:value-type="float" office:value="-56.8674812316895" calcext:value-type="float">
            <text:p>-56,8674812316895</text:p>
          </table:table-cell>
          <table:table-cell office:value-type="float" office:value="-56.8565940856934" calcext:value-type="float">
            <text:p>-56,8565940856934</text:p>
          </table:table-cell>
          <table:table-cell office:value-type="float" office:value="-56.8570137023926" calcext:value-type="float">
            <text:p>-56,8570137023926</text:p>
          </table:table-cell>
          <table:table-cell office:value-type="float" office:value="-56.8678817749023" calcext:value-type="float">
            <text:p>-56,8678817749023</text:p>
          </table:table-cell>
          <table:table-cell office:value-type="float" office:value="-56.8596000671387" calcext:value-type="float">
            <text:p>-56,8596000671387</text:p>
          </table:table-cell>
          <table:table-cell office:value-type="float" office:value="-56.8544540405273" calcext:value-type="float">
            <text:p>-56,8544540405273</text:p>
          </table:table-cell>
          <table:table-cell office:value-type="float" office:value="-56.8663024902344" calcext:value-type="float">
            <text:p>-56,8663024902344</text:p>
          </table:table-cell>
          <table:table-cell office:value-type="float" office:value="-56.854190826416" calcext:value-type="float">
            <text:p>-56,854190826416</text:p>
          </table:table-cell>
          <table:table-cell office:value-type="float" office:value="-56.8618240356445" calcext:value-type="float">
            <text:p>-56,8618240356445</text:p>
          </table:table-cell>
          <table:table-cell office:value-type="float" office:value="-56.8583068847656" calcext:value-type="float">
            <text:p>-56,8583068847656</text:p>
          </table:table-cell>
          <table:table-cell office:value-type="float" office:value="-56.8611564636231" calcext:value-type="float">
            <text:p>-56,8611564636231</text:p>
          </table:table-cell>
          <table:table-cell office:value-type="float" office:value="-56.8730354309082" calcext:value-type="float">
            <text:p>-56,8730354309082</text:p>
          </table:table-cell>
          <table:table-cell office:value-type="float" office:value="-56.867057800293" calcext:value-type="float">
            <text:p>-56,867057800293</text:p>
          </table:table-cell>
          <table:table-cell office:value-type="float" office:value="-56.8660125732422" calcext:value-type="float">
            <text:p>-56,8660125732422</text:p>
          </table:table-cell>
          <table:table-cell office:value-type="float" office:value="-56.8629608154297" calcext:value-type="float">
            <text:p>-56,8629608154297</text:p>
          </table:table-cell>
          <table:table-cell office:value-type="float" office:value="-56.8614921569824" calcext:value-type="float">
            <text:p>-56,8614921569824</text:p>
          </table:table-cell>
          <table:table-cell office:value-type="float" office:value="-56.8628273010254" calcext:value-type="float">
            <text:p>-56,8628273010254</text:p>
          </table:table-cell>
          <table:table-cell office:value-type="float" office:value="-56.8577079772949" calcext:value-type="float">
            <text:p>-56,8577079772949</text:p>
          </table:table-cell>
          <table:table-cell office:value-type="float" office:value="-56.8743934631348" calcext:value-type="float">
            <text:p>-56,8743934631348</text:p>
          </table:table-cell>
          <table:table-cell office:value-type="float" office:value="-56.8656349182129" calcext:value-type="float">
            <text:p>-56,8656349182129</text:p>
          </table:table-cell>
          <table:table-cell office:value-type="float" office:value="-56.8674621582031" calcext:value-type="float">
            <text:p>-56,8674621582031</text:p>
          </table:table-cell>
          <table:table-cell office:value-type="float" office:value="-56.8654327392578" calcext:value-type="float">
            <text:p>-56,8654327392578</text:p>
          </table:table-cell>
          <table:table-cell office:value-type="float" office:value="-56.8614463806152" calcext:value-type="float">
            <text:p>-56,8614463806152</text:p>
          </table:table-cell>
          <table:table-cell office:value-type="float" office:value="-56.8614692687988" calcext:value-type="float">
            <text:p>-56,8614692687988</text:p>
          </table:table-cell>
          <table:table-cell office:value-type="float" office:value="-56.8577728271484" calcext:value-type="float">
            <text:p>-56,8577728271484</text:p>
          </table:table-cell>
          <table:table-cell office:value-type="float" office:value="-56.8562355041504" calcext:value-type="float">
            <text:p>-56,8562355041504</text:p>
          </table:table-cell>
          <table:table-cell office:value-type="float" office:value="-56.8433151245117" calcext:value-type="float">
            <text:p>-56,8433151245117</text:p>
          </table:table-cell>
          <table:table-cell office:value-type="float" office:value="-56.8629188537598" calcext:value-type="float">
            <text:p>-56,8629188537598</text:p>
          </table:table-cell>
          <table:table-cell office:value-type="float" office:value="-56.8498077392578" calcext:value-type="float">
            <text:p>-56,8498077392578</text:p>
          </table:table-cell>
          <table:table-cell office:value-type="float" office:value="-56.8486747741699" calcext:value-type="float">
            <text:p>-56,8486747741699</text:p>
          </table:table-cell>
          <table:table-cell office:value-type="float" office:value="-56.8700714111328" calcext:value-type="float">
            <text:p>-56,8700714111328</text:p>
          </table:table-cell>
          <table:table-cell office:value-type="float" office:value="-56.8591117858887" calcext:value-type="float">
            <text:p>-56,8591117858887</text:p>
          </table:table-cell>
          <table:table-cell office:value-type="float" office:value="-56.8621139526367" calcext:value-type="float">
            <text:p>-56,8621139526367</text:p>
          </table:table-cell>
          <table:table-cell office:value-type="float" office:value="-56.8560791015625" calcext:value-type="float">
            <text:p>-56,8560791015625</text:p>
          </table:table-cell>
          <table:table-cell office:value-type="float" office:value="-56.8514518737793" calcext:value-type="float">
            <text:p>-56,8514518737793</text:p>
          </table:table-cell>
          <table:table-cell office:value-type="float" office:value="-56.8607139587402" calcext:value-type="float">
            <text:p>-56,8607139587402</text:p>
          </table:table-cell>
          <table:table-cell office:value-type="float" office:value="-56.8595314025879" calcext:value-type="float">
            <text:p>-56,8595314025879</text:p>
          </table:table-cell>
          <table:table-cell office:value-type="float" office:value="-56.8719635009766" calcext:value-type="float">
            <text:p>-56,8719635009766</text:p>
          </table:table-cell>
          <table:table-cell office:value-type="float" office:value="-56.8722114562988" calcext:value-type="float">
            <text:p>-56,8722114562988</text:p>
          </table:table-cell>
          <table:table-cell office:value-type="float" office:value="-56.8686866760254" calcext:value-type="float">
            <text:p>-56,8686866760254</text:p>
          </table:table-cell>
          <table:table-cell office:value-type="float" office:value="-56.871940612793" calcext:value-type="float">
            <text:p>-56,871940612793</text:p>
          </table:table-cell>
          <table:table-cell office:value-type="float" office:value="-56.8578186035156" calcext:value-type="float">
            <text:p>-56,8578186035156</text:p>
          </table:table-cell>
          <table:table-cell office:value-type="float" office:value="-56.7064628601074" calcext:value-type="float">
            <text:p>-56,7064628601074</text:p>
          </table:table-cell>
          <table:table-cell office:value-type="float" office:value="-56.6657409667969" calcext:value-type="float">
            <text:p>-56,6657409667969</text:p>
          </table:table-cell>
          <table:table-cell office:value-type="float" office:value="-56.6434097290039" calcext:value-type="float">
            <text:p>-56,6434097290039</text:p>
          </table:table-cell>
          <table:table-cell office:value-type="float" office:value="-56.6498832702637" calcext:value-type="float">
            <text:p>-56,6498832702637</text:p>
          </table:table-cell>
          <table:table-cell office:value-type="float" office:value="-56.6589469909668" calcext:value-type="float">
            <text:p>-56,6589469909668</text:p>
          </table:table-cell>
          <table:table-cell office:value-type="float" office:value="-56.6552734375" calcext:value-type="float">
            <text:p>-56,6552734375</text:p>
          </table:table-cell>
          <table:table-cell office:value-type="float" office:value="-56.6536026000977" calcext:value-type="float">
            <text:p>-56,6536026000977</text:p>
          </table:table-cell>
          <table:table-cell office:value-type="float" office:value="-56.6604728698731" calcext:value-type="float">
            <text:p>-56,6604728698731</text:p>
          </table:table-cell>
          <table:table-cell office:value-type="float" office:value="-56.6479263305664" calcext:value-type="float">
            <text:p>-56,6479263305664</text:p>
          </table:table-cell>
          <table:table-cell office:value-type="float" office:value="-56.65087890625" calcext:value-type="float">
            <text:p>-56,65087890625</text:p>
          </table:table-cell>
          <table:table-cell office:value-type="float" office:value="-56.6631278991699" calcext:value-type="float">
            <text:p>-56,6631278991699</text:p>
          </table:table-cell>
          <table:table-cell office:value-type="float" office:value="-56.6506652832031" calcext:value-type="float">
            <text:p>-56,6506652832031</text:p>
          </table:table-cell>
          <table:table-cell office:value-type="float" office:value="-56.6461448669434" calcext:value-type="float">
            <text:p>-56,6461448669434</text:p>
          </table:table-cell>
          <table:table-cell office:value-type="float" office:value="-56.6553153991699" calcext:value-type="float">
            <text:p>-56,6553153991699</text:p>
          </table:table-cell>
          <table:table-cell office:value-type="float" office:value="-56.6567077636719" calcext:value-type="float">
            <text:p>-56,6567077636719</text:p>
          </table:table-cell>
          <table:table-cell office:value-type="float" office:value="-56.6492080688477" calcext:value-type="float">
            <text:p>-56,6492080688477</text:p>
          </table:table-cell>
          <table:table-cell office:value-type="float" office:value="-56.6475334167481" calcext:value-type="float">
            <text:p>-56,6475334167481</text:p>
          </table:table-cell>
          <table:table-cell office:value-type="float" office:value="-56.6543579101563" calcext:value-type="float">
            <text:p>-56,6543579101563</text:p>
          </table:table-cell>
          <table:table-cell office:value-type="float" office:value="-56.6602325439453" calcext:value-type="float">
            <text:p>-56,6602325439453</text:p>
          </table:table-cell>
          <table:table-cell office:value-type="float" office:value="-56.6612548828125" calcext:value-type="float">
            <text:p>-56,6612548828125</text:p>
          </table:table-cell>
          <table:table-cell office:value-type="float" office:value="-56.6487503051758" calcext:value-type="float">
            <text:p>-56,6487503051758</text:p>
          </table:table-cell>
          <table:table-cell office:value-type="float" office:value="-56.6456642150879" calcext:value-type="float">
            <text:p>-56,6456642150879</text:p>
          </table:table-cell>
          <table:table-cell office:value-type="float" office:value="-56.6414070129395" calcext:value-type="float">
            <text:p>-56,6414070129395</text:p>
          </table:table-cell>
          <table:table-cell office:value-type="float" office:value="-56.6401519775391" calcext:value-type="float">
            <text:p>-56,6401519775391</text:p>
          </table:table-cell>
          <table:table-cell office:value-type="float" office:value="-56.6444282531738" calcext:value-type="float">
            <text:p>-56,6444282531738</text:p>
          </table:table-cell>
          <table:table-cell office:value-type="float" office:value="-56.651294708252" calcext:value-type="float">
            <text:p>-56,651294708252</text:p>
          </table:table-cell>
          <table:table-cell office:value-type="float" office:value="-56.6515769958496" calcext:value-type="float">
            <text:p>-56,6515769958496</text:p>
          </table:table-cell>
          <table:table-cell office:value-type="float" office:value="-56.6545791625977" calcext:value-type="float">
            <text:p>-56,6545791625977</text:p>
          </table:table-cell>
          <table:table-cell office:value-type="float" office:value="-56.6452980041504" calcext:value-type="float">
            <text:p>-56,6452980041504</text:p>
          </table:table-cell>
          <table:table-cell office:value-type="float" office:value="-56.6577758789063" calcext:value-type="float">
            <text:p>-56,6577758789063</text:p>
          </table:table-cell>
          <table:table-cell office:value-type="float" office:value="-56.6605606079102" calcext:value-type="float">
            <text:p>-56,6605606079102</text:p>
          </table:table-cell>
          <table:table-cell office:value-type="float" office:value="-56.6548385620117" calcext:value-type="float">
            <text:p>-56,6548385620117</text:p>
          </table:table-cell>
          <table:table-cell office:value-type="float" office:value="-56.6646499633789" calcext:value-type="float">
            <text:p>-56,6646499633789</text:p>
          </table:table-cell>
          <table:table-cell office:value-type="float" office:value="-56.6650428771973" calcext:value-type="float">
            <text:p>-56,6650428771973</text:p>
          </table:table-cell>
          <table:table-cell office:value-type="float" office:value="-56.6566009521484" calcext:value-type="float">
            <text:p>-56,6566009521484</text:p>
          </table:table-cell>
          <table:table-cell office:value-type="float" office:value="-56.6628646850586" calcext:value-type="float">
            <text:p>-56,6628646850586</text:p>
          </table:table-cell>
          <table:table-cell office:value-type="float" office:value="-56.6531867980957" calcext:value-type="float">
            <text:p>-56,6531867980957</text:p>
          </table:table-cell>
          <table:table-cell office:value-type="float" office:value="-56.6625595092773" calcext:value-type="float">
            <text:p>-56,6625595092773</text:p>
          </table:table-cell>
          <table:table-cell office:value-type="float" office:value="-56.6457977294922" calcext:value-type="float">
            <text:p>-56,6457977294922</text:p>
          </table:table-cell>
          <table:table-cell office:value-type="float" office:value="-56.6590614318848" calcext:value-type="float">
            <text:p>-56,6590614318848</text:p>
          </table:table-cell>
          <table:table-cell office:value-type="float" office:value="-56.6547050476074" calcext:value-type="float">
            <text:p>-56,6547050476074</text:p>
          </table:table-cell>
          <table:table-cell office:value-type="float" office:value="-56.6513404846191" calcext:value-type="float">
            <text:p>-56,6513404846191</text:p>
          </table:table-cell>
          <table:table-cell office:value-type="float" office:value="-56.6454048156738" calcext:value-type="float">
            <text:p>-56,6454048156738</text:p>
          </table:table-cell>
          <table:table-cell office:value-type="float" office:value="-56.6591682434082" calcext:value-type="float">
            <text:p>-56,6591682434082</text:p>
          </table:table-cell>
          <table:table-cell office:value-type="float" office:value="-56.648120880127" calcext:value-type="float">
            <text:p>-56,648120880127</text:p>
          </table:table-cell>
          <table:table-cell office:value-type="float" office:value="-56.6519012451172" calcext:value-type="float">
            <text:p>-56,6519012451172</text:p>
          </table:table-cell>
          <table:table-cell office:value-type="float" office:value="-56.6537094116211" calcext:value-type="float">
            <text:p>-56,6537094116211</text:p>
          </table:table-cell>
          <table:table-cell office:value-type="float" office:value="-56.6473197937012" calcext:value-type="float">
            <text:p>-56,6473197937012</text:p>
          </table:table-cell>
          <table:table-cell office:value-type="float" office:value="-56.6526641845703" calcext:value-type="float">
            <text:p>-56,6526641845703</text:p>
          </table:table-cell>
          <table:table-cell office:value-type="float" office:value="-56.6524047851563" calcext:value-type="float">
            <text:p>-56,6524047851563</text:p>
          </table:table-cell>
          <table:table-cell office:value-type="float" office:value="-56.6591453552246" calcext:value-type="float">
            <text:p>-56,6591453552246</text:p>
          </table:table-cell>
          <table:table-cell office:value-type="float" office:value="-56.6531677246094" calcext:value-type="float">
            <text:p>-56,6531677246094</text:p>
          </table:table-cell>
          <table:table-cell office:value-type="float" office:value="-56.6487083435059" calcext:value-type="float">
            <text:p>-56,6487083435059</text:p>
          </table:table-cell>
          <table:table-cell office:value-type="float" office:value="-56.651252746582" calcext:value-type="float">
            <text:p>-56,651252746582</text:p>
          </table:table-cell>
          <table:table-cell office:value-type="float" office:value="-56.652645111084" calcext:value-type="float">
            <text:p>-56,652645111084</text:p>
          </table:table-cell>
          <table:table-cell office:value-type="float" office:value="-56.6680068969727" calcext:value-type="float">
            <text:p>-56,6680068969727</text:p>
          </table:table-cell>
          <table:table-cell office:value-type="float" office:value="-56.6584701538086" calcext:value-type="float">
            <text:p>-56,6584701538086</text:p>
          </table:table-cell>
          <table:table-cell office:value-type="float" office:value="-56.6554908752441" calcext:value-type="float">
            <text:p>-56,6554908752441</text:p>
          </table:table-cell>
          <table:table-cell office:value-type="float" office:value="-56.6559028625488" calcext:value-type="float">
            <text:p>-56,6559028625488</text:p>
          </table:table-cell>
          <table:table-cell office:value-type="float" office:value="-56.6466217041016" calcext:value-type="float">
            <text:p>-56,6466217041016</text:p>
          </table:table-cell>
          <table:table-cell office:value-type="float" office:value="-56.6507911682129" calcext:value-type="float">
            <text:p>-56,6507911682129</text:p>
          </table:table-cell>
          <table:table-cell office:value-type="float" office:value="-56.6598625183106" calcext:value-type="float">
            <text:p>-56,6598625183106</text:p>
          </table:table-cell>
          <table:table-cell office:value-type="float" office:value="-56.6524047851563" calcext:value-type="float">
            <text:p>-56,6524047851563</text:p>
          </table:table-cell>
          <table:table-cell office:value-type="float" office:value="-56.6501617431641" calcext:value-type="float">
            <text:p>-56,6501617431641</text:p>
          </table:table-cell>
          <table:table-cell office:value-type="float" office:value="-56.6484680175781" calcext:value-type="float">
            <text:p>-56,6484680175781</text:p>
          </table:table-cell>
          <table:table-cell office:value-type="float" office:value="-56.6428871154785" calcext:value-type="float">
            <text:p>-56,6428871154785</text:p>
          </table:table-cell>
          <table:table-cell office:value-type="float" office:value="-56.7347030639648" calcext:value-type="float">
            <text:p>-56,7347030639648</text:p>
          </table:table-cell>
          <table:table-cell office:value-type="float" office:value="-56.7538452148438" calcext:value-type="float">
            <text:p>-56,7538452148438</text:p>
          </table:table-cell>
          <table:table-cell office:value-type="float" office:value="-56.7586860656738" calcext:value-type="float">
            <text:p>-56,7586860656738</text:p>
          </table:table-cell>
          <table:table-cell office:value-type="float" office:value="-56.7561950683594" calcext:value-type="float">
            <text:p>-56,7561950683594</text:p>
          </table:table-cell>
          <table:table-cell office:value-type="float" office:value="-56.7524375915527" calcext:value-type="float">
            <text:p>-56,7524375915527</text:p>
          </table:table-cell>
          <table:table-cell office:value-type="float" office:value="-56.7544364929199" calcext:value-type="float">
            <text:p>-56,7544364929199</text:p>
          </table:table-cell>
          <table:table-cell office:value-type="float" office:value="-56.7540168762207" calcext:value-type="float">
            <text:p>-56,7540168762207</text:p>
          </table:table-cell>
          <table:table-cell office:value-type="float" office:value="-56.7517776489258" calcext:value-type="float">
            <text:p>-56,7517776489258</text:p>
          </table:table-cell>
          <table:table-cell office:value-type="float" office:value="-56.7750701904297" calcext:value-type="float">
            <text:p>-56,7750701904297</text:p>
          </table:table-cell>
          <table:table-cell office:value-type="float" office:value="-56.7551612854004" calcext:value-type="float">
            <text:p>-56,7551612854004</text:p>
          </table:table-cell>
          <table:table-cell office:value-type="float" office:value="-56.7535781860352" calcext:value-type="float">
            <text:p>-56,7535781860352</text:p>
          </table:table-cell>
          <table:table-cell office:value-type="float" office:value="-56.7549858093262" calcext:value-type="float">
            <text:p>-56,7549858093262</text:p>
          </table:table-cell>
          <table:table-cell office:value-type="float" office:value="-56.7561950683594" calcext:value-type="float">
            <text:p>-56,7561950683594</text:p>
          </table:table-cell>
          <table:table-cell office:value-type="float" office:value="-56.7618942260742" calcext:value-type="float">
            <text:p>-56,7618942260742</text:p>
          </table:table-cell>
          <table:table-cell office:value-type="float" office:value="-56.7602462768555" calcext:value-type="float">
            <text:p>-56,7602462768555</text:p>
          </table:table-cell>
          <table:table-cell office:value-type="float" office:value="-56.7546157836914" calcext:value-type="float">
            <text:p>-56,7546157836914</text:p>
          </table:table-cell>
          <table:table-cell office:value-type="float" office:value="-56.7388343811035" calcext:value-type="float">
            <text:p>-56,7388343811035</text:p>
          </table:table-cell>
          <table:table-cell office:value-type="float" office:value="-56.746280670166" calcext:value-type="float">
            <text:p>-56,746280670166</text:p>
          </table:table-cell>
          <table:table-cell office:value-type="float" office:value="-56.7462348937988" calcext:value-type="float">
            <text:p>-56,7462348937988</text:p>
          </table:table-cell>
          <table:table-cell office:value-type="float" office:value="-56.7528076171875" calcext:value-type="float">
            <text:p>-56,7528076171875</text:p>
          </table:table-cell>
          <table:table-cell office:value-type="float" office:value="-56.7502365112305" calcext:value-type="float">
            <text:p>-56,7502365112305</text:p>
          </table:table-cell>
          <table:table-cell office:value-type="float" office:value="-56.7457504272461" calcext:value-type="float">
            <text:p>-56,7457504272461</text:p>
          </table:table-cell>
          <table:table-cell office:value-type="float" office:value="-56.7468070983887" calcext:value-type="float">
            <text:p>-56,7468070983887</text:p>
          </table:table-cell>
          <table:table-cell office:value-type="float" office:value="-56.7557563781738" calcext:value-type="float">
            <text:p>-56,7557563781738</text:p>
          </table:table-cell>
          <table:table-cell office:value-type="float" office:value="-56.7533378601074" calcext:value-type="float">
            <text:p>-56,7533378601074</text:p>
          </table:table-cell>
          <table:table-cell office:value-type="float" office:value="-56.7643394470215" calcext:value-type="float">
            <text:p>-56,7643394470215</text:p>
          </table:table-cell>
          <table:table-cell office:value-type="float" office:value="-56.7599601745606" calcext:value-type="float">
            <text:p>-56,7599601745606</text:p>
          </table:table-cell>
          <table:table-cell office:value-type="float" office:value="-56.7615699768066" calcext:value-type="float">
            <text:p>-56,7615699768066</text:p>
          </table:table-cell>
          <table:table-cell office:value-type="float" office:value="-56.7542839050293" calcext:value-type="float">
            <text:p>-56,7542839050293</text:p>
          </table:table-cell>
          <table:table-cell office:value-type="float" office:value="-56.7566604614258" calcext:value-type="float">
            <text:p>-56,7566604614258</text:p>
          </table:table-cell>
          <table:table-cell office:value-type="float" office:value="-56.7558441162109" calcext:value-type="float">
            <text:p>-56,7558441162109</text:p>
          </table:table-cell>
          <table:table-cell office:value-type="float" office:value="-56.7613677978516" calcext:value-type="float">
            <text:p>-56,7613677978516</text:p>
          </table:table-cell>
          <table:table-cell office:value-type="float" office:value="-56.7736167907715" calcext:value-type="float">
            <text:p>-56,7736167907715</text:p>
          </table:table-cell>
          <table:table-cell office:value-type="float" office:value="-56.7585945129395" calcext:value-type="float">
            <text:p>-56,7585945129395</text:p>
          </table:table-cell>
          <table:table-cell office:value-type="float" office:value="-56.7589454650879" calcext:value-type="float">
            <text:p>-56,7589454650879</text:p>
          </table:table-cell>
          <table:table-cell office:value-type="float" office:value="-56.7475967407227" calcext:value-type="float">
            <text:p>-56,7475967407227</text:p>
          </table:table-cell>
          <table:table-cell office:value-type="float" office:value="-56.7445220947266" calcext:value-type="float">
            <text:p>-56,7445220947266</text:p>
          </table:table-cell>
          <table:table-cell office:value-type="float" office:value="-56.7501945495606" calcext:value-type="float">
            <text:p>-56,7501945495606</text:p>
          </table:table-cell>
          <table:table-cell office:value-type="float" office:value="-56.7485656738281" calcext:value-type="float">
            <text:p>-56,7485656738281</text:p>
          </table:table-cell>
          <table:table-cell office:value-type="float" office:value="-56.7576065063477" calcext:value-type="float">
            <text:p>-56,7576065063477</text:p>
          </table:table-cell>
          <table:table-cell office:value-type="float" office:value="-56.7525482177734" calcext:value-type="float">
            <text:p>-56,7525482177734</text:p>
          </table:table-cell>
          <table:table-cell office:value-type="float" office:value="-56.7633743286133" calcext:value-type="float">
            <text:p>-56,7633743286133</text:p>
          </table:table-cell>
          <table:table-cell office:value-type="float" office:value="-56.7567024230957" calcext:value-type="float">
            <text:p>-56,7567024230957</text:p>
          </table:table-cell>
          <table:table-cell office:value-type="float" office:value="-56.7638320922852" calcext:value-type="float">
            <text:p>-56,7638320922852</text:p>
          </table:table-cell>
          <table:table-cell office:value-type="float" office:value="-56.7570533752441" calcext:value-type="float">
            <text:p>-56,7570533752441</text:p>
          </table:table-cell>
          <table:table-cell office:value-type="float" office:value="-56.762378692627" calcext:value-type="float">
            <text:p>-56,762378692627</text:p>
          </table:table-cell>
          <table:table-cell office:value-type="float" office:value="-56.7505416870117" calcext:value-type="float">
            <text:p>-56,7505416870117</text:p>
          </table:table-cell>
          <table:table-cell office:value-type="float" office:value="-56.7593231201172" calcext:value-type="float">
            <text:p>-56,7593231201172</text:p>
          </table:table-cell>
          <table:table-cell office:value-type="float" office:value="-56.7520179748535" calcext:value-type="float">
            <text:p>-56,7520179748535</text:p>
          </table:table-cell>
          <table:table-cell office:value-type="float" office:value="-56.7568817138672" calcext:value-type="float">
            <text:p>-56,7568817138672</text:p>
          </table:table-cell>
          <table:table-cell office:value-type="float" office:value="-56.7642326354981" calcext:value-type="float">
            <text:p>-56,7642326354981</text:p>
          </table:table-cell>
          <table:table-cell office:value-type="float" office:value="-56.7527008056641" calcext:value-type="float">
            <text:p>-56,7527008056641</text:p>
          </table:table-cell>
          <table:table-cell office:value-type="float" office:value="-56.7641639709473" calcext:value-type="float">
            <text:p>-56,7641639709473</text:p>
          </table:table-cell>
          <table:table-cell office:value-type="float" office:value="-56.7567253112793" calcext:value-type="float">
            <text:p>-56,7567253112793</text:p>
          </table:table-cell>
          <table:table-cell office:value-type="float" office:value="-56.7587051391602" calcext:value-type="float">
            <text:p>-56,7587051391602</text:p>
          </table:table-cell>
          <table:table-cell office:value-type="float" office:value="-56.7412071228027" calcext:value-type="float">
            <text:p>-56,7412071228027</text:p>
          </table:table-cell>
          <table:table-cell office:value-type="float" office:value="-56.7636337280273" calcext:value-type="float">
            <text:p>-56,7636337280273</text:p>
          </table:table-cell>
          <table:table-cell office:value-type="float" office:value="-56.7587280273438" calcext:value-type="float">
            <text:p>-56,7587280273438</text:p>
          </table:table-cell>
          <table:table-cell office:value-type="float" office:value="-56.7550086975098" calcext:value-type="float">
            <text:p>-56,7550086975098</text:p>
          </table:table-cell>
          <table:table-cell office:value-type="float" office:value="-56.7518844604492" calcext:value-type="float">
            <text:p>-56,7518844604492</text:p>
          </table:table-cell>
          <table:table-cell office:value-type="float" office:value="-56.7603340148926" calcext:value-type="float">
            <text:p>-56,7603340148926</text:p>
          </table:table-cell>
          <table:table-cell office:value-type="float" office:value="-56.7582893371582" calcext:value-type="float">
            <text:p>-56,7582893371582</text:p>
          </table:table-cell>
          <table:table-cell office:value-type="float" office:value="-56.7478179931641" calcext:value-type="float">
            <text:p>-56,7478179931641</text:p>
          </table:table-cell>
          <table:table-cell office:value-type="float" office:value="-56.7380638122559" calcext:value-type="float">
            <text:p>-56,7380638122559</text:p>
          </table:table-cell>
          <table:table-cell office:value-type="float" office:value="-56.754524230957" calcext:value-type="float">
            <text:p>-56,754524230957</text:p>
          </table:table-cell>
          <table:table-cell office:value-type="float" office:value="-56.7550964355469" calcext:value-type="float">
            <text:p>-56,7550964355469</text:p>
          </table:table-cell>
          <table:table-cell office:value-type="float" office:value="-56.7622261047363" calcext:value-type="float">
            <text:p>-56,7622261047363</text:p>
          </table:table-cell>
          <table:table-cell office:value-type="float" office:value="-56.7393608093262" calcext:value-type="float">
            <text:p>-56,7393608093262</text:p>
          </table:table-cell>
          <table:table-cell office:value-type="float" office:value="-56.7419548034668" calcext:value-type="float">
            <text:p>-56,7419548034668</text:p>
          </table:table-cell>
          <table:table-cell office:value-type="float" office:value="-56.7342262268066" calcext:value-type="float">
            <text:p>-56,7342262268066</text:p>
          </table:table-cell>
          <table:table-cell office:value-type="float" office:value="-56.7351226806641" calcext:value-type="float">
            <text:p>-56,7351226806641</text:p>
          </table:table-cell>
          <table:table-cell office:value-type="float" office:value="-56.7352561950684" calcext:value-type="float">
            <text:p>-56,7352561950684</text:p>
          </table:table-cell>
          <table:table-cell office:value-type="float" office:value="-56.744499206543" calcext:value-type="float">
            <text:p>-56,744499206543</text:p>
          </table:table-cell>
          <table:table-cell office:value-type="float" office:value="-56.7352561950684" calcext:value-type="float">
            <text:p>-56,7352561950684</text:p>
          </table:table-cell>
          <table:table-cell office:value-type="float" office:value="-56.7301216125488" calcext:value-type="float">
            <text:p>-56,7301216125488</text:p>
          </table:table-cell>
          <table:table-cell office:value-type="float" office:value="-56.724967956543" calcext:value-type="float">
            <text:p>-56,724967956543</text:p>
          </table:table-cell>
          <table:table-cell office:value-type="float" office:value="-56.7215728759766" calcext:value-type="float">
            <text:p>-56,7215728759766</text:p>
          </table:table-cell>
          <table:table-cell office:value-type="float" office:value="-56.7341575622559" calcext:value-type="float">
            <text:p>-56,7341575622559</text:p>
          </table:table-cell>
          <table:table-cell office:value-type="float" office:value="-56.7332801818848" calcext:value-type="float">
            <text:p>-56,7332801818848</text:p>
          </table:table-cell>
          <table:table-cell office:value-type="float" office:value="-56.7298812866211" calcext:value-type="float">
            <text:p>-56,7298812866211</text:p>
          </table:table-cell>
          <table:table-cell office:value-type="float" office:value="-56.7259979248047" calcext:value-type="float">
            <text:p>-56,7259979248047</text:p>
          </table:table-cell>
          <table:table-cell office:value-type="float" office:value="-56.7467002868652" calcext:value-type="float">
            <text:p>-56,7467002868652</text:p>
          </table:table-cell>
          <table:table-cell office:value-type="float" office:value="-56.7308006286621" calcext:value-type="float">
            <text:p>-56,7308006286621</text:p>
          </table:table-cell>
          <table:table-cell office:value-type="float" office:value="-56.7291793823242" calcext:value-type="float">
            <text:p>-56,7291793823242</text:p>
          </table:table-cell>
          <table:table-cell office:value-type="float" office:value="-56.734748840332" calcext:value-type="float">
            <text:p>-56,734748840332</text:p>
          </table:table-cell>
          <table:table-cell office:value-type="float" office:value="-56.7431831359863" calcext:value-type="float">
            <text:p>-56,7431831359863</text:p>
          </table:table-cell>
          <table:table-cell office:value-type="float" office:value="-56.7376899719238" calcext:value-type="float">
            <text:p>-56,7376899719238</text:p>
          </table:table-cell>
          <table:table-cell office:value-type="float" office:value="-56.7381286621094" calcext:value-type="float">
            <text:p>-56,7381286621094</text:p>
          </table:table-cell>
          <table:table-cell office:value-type="float" office:value="-56.7315711975098" calcext:value-type="float">
            <text:p>-56,7315711975098</text:p>
          </table:table-cell>
          <table:table-cell office:value-type="float" office:value="-56.7354965209961" calcext:value-type="float">
            <text:p>-56,7354965209961</text:p>
          </table:table-cell>
          <table:table-cell office:value-type="float" office:value="-56.7266998291016" calcext:value-type="float">
            <text:p>-56,7266998291016</text:p>
          </table:table-cell>
          <table:table-cell office:value-type="float" office:value="-56.7447853088379" calcext:value-type="float">
            <text:p>-56,7447853088379</text:p>
          </table:table-cell>
          <table:table-cell office:value-type="float" office:value="-56.7340049743652" calcext:value-type="float">
            <text:p>-56,7340049743652</text:p>
          </table:table-cell>
          <table:table-cell office:value-type="float" office:value="-56.739185333252" calcext:value-type="float">
            <text:p>-56,739185333252</text:p>
          </table:table-cell>
          <table:table-cell office:value-type="float" office:value="-56.7392921447754" calcext:value-type="float">
            <text:p>-56,7392921447754</text:p>
          </table:table-cell>
          <table:table-cell office:value-type="float" office:value="-56.7342262268066" calcext:value-type="float">
            <text:p>-56,7342262268066</text:p>
          </table:table-cell>
          <table:table-cell office:value-type="float" office:value="-56.7262191772461" calcext:value-type="float">
            <text:p>-56,7262191772461</text:p>
          </table:table-cell>
          <table:table-cell office:value-type="float" office:value="-56.7482833862305" calcext:value-type="float">
            <text:p>-56,7482833862305</text:p>
          </table:table-cell>
          <table:table-cell office:value-type="float" office:value="-56.7300987243652" calcext:value-type="float">
            <text:p>-56,7300987243652</text:p>
          </table:table-cell>
          <table:table-cell office:value-type="float" office:value="-56.7253189086914" calcext:value-type="float">
            <text:p>-56,7253189086914</text:p>
          </table:table-cell>
          <table:table-cell office:value-type="float" office:value="-56.7434425354004" calcext:value-type="float">
            <text:p>-56,7434425354004</text:p>
          </table:table-cell>
          <table:table-cell office:value-type="float" office:value="-56.7307586669922" calcext:value-type="float">
            <text:p>-56,7307586669922</text:p>
          </table:table-cell>
          <table:table-cell office:value-type="float" office:value="-56.7367935180664" calcext:value-type="float">
            <text:p>-56,7367935180664</text:p>
          </table:table-cell>
          <table:table-cell office:value-type="float" office:value="-56.729793548584" calcext:value-type="float">
            <text:p>-56,729793548584</text:p>
          </table:table-cell>
          <table:table-cell office:value-type="float" office:value="-56.731502532959" calcext:value-type="float">
            <text:p>-56,731502532959</text:p>
          </table:table-cell>
          <table:table-cell office:value-type="float" office:value="-56.740104675293" calcext:value-type="float">
            <text:p>-56,740104675293</text:p>
          </table:table-cell>
          <table:table-cell office:value-type="float" office:value="-56.7425651550293" calcext:value-type="float">
            <text:p>-56,7425651550293</text:p>
          </table:table-cell>
          <table:table-cell office:value-type="float" office:value="-56.7434234619141" calcext:value-type="float">
            <text:p>-56,7434234619141</text:p>
          </table:table-cell>
          <table:table-cell office:value-type="float" office:value="-56.7289619445801" calcext:value-type="float">
            <text:p>-56,7289619445801</text:p>
          </table:table-cell>
          <table:table-cell office:value-type="float" office:value="-56.7360458374023" calcext:value-type="float">
            <text:p>-56,7360458374023</text:p>
          </table:table-cell>
          <table:table-cell office:value-type="float" office:value="-56.7418670654297" calcext:value-type="float">
            <text:p>-56,7418670654297</text:p>
          </table:table-cell>
          <table:table-cell office:value-type="float" office:value="-56.7410507202148" calcext:value-type="float">
            <text:p>-56,7410507202148</text:p>
          </table:table-cell>
          <table:table-cell office:value-type="float" office:value="-56.7351913452148" calcext:value-type="float">
            <text:p>-56,7351913452148</text:p>
          </table:table-cell>
          <table:table-cell office:value-type="float" office:value="-56.7514915466309" calcext:value-type="float">
            <text:p>-56,7514915466309</text:p>
          </table:table-cell>
          <table:table-cell office:value-type="float" office:value="-56.7448921203613" calcext:value-type="float">
            <text:p>-56,7448921203613</text:p>
          </table:table-cell>
          <table:table-cell office:value-type="float" office:value="-56.7455558776856" calcext:value-type="float">
            <text:p>-56,7455558776856</text:p>
          </table:table-cell>
          <table:table-cell office:value-type="float" office:value="-56.7330589294434" calcext:value-type="float">
            <text:p>-56,7330589294434</text:p>
          </table:table-cell>
          <table:table-cell office:value-type="float" office:value="-56.7380638122559" calcext:value-type="float">
            <text:p>-56,7380638122559</text:p>
          </table:table-cell>
          <table:table-cell office:value-type="float" office:value="-56.7341575622559" calcext:value-type="float">
            <text:p>-56,7341575622559</text:p>
          </table:table-cell>
          <table:table-cell office:value-type="float" office:value="-56.7266120910645" calcext:value-type="float">
            <text:p>-56,7266120910645</text:p>
          </table:table-cell>
          <table:table-cell office:value-type="float" office:value="-56.7338066101074" calcext:value-type="float">
            <text:p>-56,7338066101074</text:p>
          </table:table-cell>
          <table:table-cell office:value-type="float" office:value="-56.7338714599609" calcext:value-type="float">
            <text:p>-56,7338714599609</text:p>
          </table:table-cell>
          <table:table-cell office:value-type="float" office:value="-56.7216796875" calcext:value-type="float">
            <text:p>-56,7216796875</text:p>
          </table:table-cell>
          <table:table-cell office:value-type="float" office:value="-56.7378654479981" calcext:value-type="float">
            <text:p>-56,7378654479981</text:p>
          </table:table-cell>
          <table:table-cell office:value-type="float" office:value="-56.7436218261719" calcext:value-type="float">
            <text:p>-56,7436218261719</text:p>
          </table:table-cell>
          <table:table-cell office:value-type="float" office:value="-56.7404365539551" calcext:value-type="float">
            <text:p>-56,7404365539551</text:p>
          </table:table-cell>
          <table:table-cell office:value-type="float" office:value="-56.7304916381836" calcext:value-type="float">
            <text:p>-56,7304916381836</text:p>
          </table:table-cell>
          <table:table-cell office:value-type="float" office:value="-56.7302513122559" calcext:value-type="float">
            <text:p>-56,7302513122559</text:p>
          </table:table-cell>
          <table:table-cell office:value-type="float" office:value="-56.734489440918" calcext:value-type="float">
            <text:p>-56,734489440918</text:p>
          </table:table-cell>
          <table:table-cell office:value-type="float" office:value="-56.7243995666504" calcext:value-type="float">
            <text:p>-56,7243995666504</text:p>
          </table:table-cell>
          <table:table-cell office:value-type="float" office:value="-56.7282752990723" calcext:value-type="float">
            <text:p>-56,7282752990723</text:p>
          </table:table-cell>
          <table:table-cell office:value-type="float" office:value="-56.7391395568848" calcext:value-type="float">
            <text:p>-56,7391395568848</text:p>
          </table:table-cell>
          <table:table-cell office:value-type="float" office:value="-56.8228950500488" calcext:value-type="float">
            <text:p>-56,8228950500488</text:p>
          </table:table-cell>
          <table:table-cell office:value-type="float" office:value="-56.8425140380859" calcext:value-type="float">
            <text:p>-56,8425140380859</text:p>
          </table:table-cell>
          <table:table-cell office:value-type="float" office:value="-56.8378524780273" calcext:value-type="float">
            <text:p>-56,8378524780273</text:p>
          </table:table-cell>
          <table:table-cell office:value-type="float" office:value="-56.8395385742188" calcext:value-type="float">
            <text:p>-56,8395385742188</text:p>
          </table:table-cell>
          <table:table-cell office:value-type="float" office:value="-56.8284149169922" calcext:value-type="float">
            <text:p>-56,8284149169922</text:p>
          </table:table-cell>
          <table:table-cell office:value-type="float" office:value="-56.8382072448731" calcext:value-type="float">
            <text:p>-56,8382072448731</text:p>
          </table:table-cell>
          <table:table-cell office:value-type="float" office:value="-56.8384284973145" calcext:value-type="float">
            <text:p>-56,8384284973145</text:p>
          </table:table-cell>
          <table:table-cell office:value-type="float" office:value="-56.8388061523438" calcext:value-type="float">
            <text:p>-56,8388061523438</text:p>
          </table:table-cell>
          <table:table-cell office:value-type="float" office:value="-56.8357200622559" calcext:value-type="float">
            <text:p>-56,8357200622559</text:p>
          </table:table-cell>
          <table:table-cell office:value-type="float" office:value="-56.8398742675781" calcext:value-type="float">
            <text:p>-56,8398742675781</text:p>
          </table:table-cell>
          <table:table-cell office:value-type="float" office:value="-56.8397407531738" calcext:value-type="float">
            <text:p>-56,8397407531738</text:p>
          </table:table-cell>
          <table:table-cell office:value-type="float" office:value="-56.8442726135254" calcext:value-type="float">
            <text:p>-56,8442726135254</text:p>
          </table:table-cell>
          <table:table-cell office:value-type="float" office:value="-56.8443603515625" calcext:value-type="float">
            <text:p>-56,8443603515625</text:p>
          </table:table-cell>
          <table:table-cell office:value-type="float" office:value="-56.8443832397461" calcext:value-type="float">
            <text:p>-56,8443832397461</text:p>
          </table:table-cell>
          <table:table-cell office:value-type="float" office:value="-56.8509635925293" calcext:value-type="float">
            <text:p>-56,8509635925293</text:p>
          </table:table-cell>
          <table:table-cell office:value-type="float" office:value="-56.8464965820313" calcext:value-type="float">
            <text:p>-56,8464965820313</text:p>
          </table:table-cell>
          <table:table-cell office:value-type="float" office:value="-56.8379631042481" calcext:value-type="float">
            <text:p>-56,8379631042481</text:p>
          </table:table-cell>
          <table:table-cell office:value-type="float" office:value="-56.8547248840332" calcext:value-type="float">
            <text:p>-56,8547248840332</text:p>
          </table:table-cell>
          <table:table-cell office:value-type="float" office:value="-56.8504753112793" calcext:value-type="float">
            <text:p>-56,8504753112793</text:p>
          </table:table-cell>
          <table:table-cell office:value-type="float" office:value="-56.8376083374023" calcext:value-type="float">
            <text:p>-56,8376083374023</text:p>
          </table:table-cell>
          <table:table-cell office:value-type="float" office:value="-56.8330993652344" calcext:value-type="float">
            <text:p>-56,8330993652344</text:p>
          </table:table-cell>
          <table:table-cell office:value-type="float" office:value="-56.8351631164551" calcext:value-type="float">
            <text:p>-56,8351631164551</text:p>
          </table:table-cell>
          <table:table-cell office:value-type="float" office:value="-56.8468971252441" calcext:value-type="float">
            <text:p>-56,8468971252441</text:p>
          </table:table-cell>
          <table:table-cell office:value-type="float" office:value="-56.8363380432129" calcext:value-type="float">
            <text:p>-56,8363380432129</text:p>
          </table:table-cell>
          <table:table-cell office:value-type="float" office:value="-56.8439826965332" calcext:value-type="float">
            <text:p>-56,8439826965332</text:p>
          </table:table-cell>
          <table:table-cell office:value-type="float" office:value="-56.830924987793" calcext:value-type="float">
            <text:p>-56,830924987793</text:p>
          </table:table-cell>
          <table:table-cell office:value-type="float" office:value="-56.834831237793" calcext:value-type="float">
            <text:p>-56,834831237793</text:p>
          </table:table-cell>
          <table:table-cell office:value-type="float" office:value="-56.8383407592773" calcext:value-type="float">
            <text:p>-56,8383407592773</text:p>
          </table:table-cell>
          <table:table-cell office:value-type="float" office:value="-56.8420066833496" calcext:value-type="float">
            <text:p>-56,8420066833496</text:p>
          </table:table-cell>
          <table:table-cell office:value-type="float" office:value="-56.8365631103516" calcext:value-type="float">
            <text:p>-56,8365631103516</text:p>
          </table:table-cell>
          <table:table-cell office:value-type="float" office:value="-56.8383598327637" calcext:value-type="float">
            <text:p>-56,8383598327637</text:p>
          </table:table-cell>
          <table:table-cell office:value-type="float" office:value="-56.8353424072266" calcext:value-type="float">
            <text:p>-56,8353424072266</text:p>
          </table:table-cell>
          <table:table-cell office:value-type="float" office:value="-56.8422050476074" calcext:value-type="float">
            <text:p>-56,8422050476074</text:p>
          </table:table-cell>
          <table:table-cell office:value-type="float" office:value="-56.8377189636231" calcext:value-type="float">
            <text:p>-56,8377189636231</text:p>
          </table:table-cell>
          <table:table-cell office:value-type="float" office:value="-56.8436279296875" calcext:value-type="float">
            <text:p>-56,8436279296875</text:p>
          </table:table-cell>
          <table:table-cell office:value-type="float" office:value="-56.8408699035645" calcext:value-type="float">
            <text:p>-56,8408699035645</text:p>
          </table:table-cell>
          <table:table-cell office:value-type="float" office:value="-56.8321037292481" calcext:value-type="float">
            <text:p>-56,8321037292481</text:p>
          </table:table-cell>
          <table:table-cell office:value-type="float" office:value="-56.8239822387695" calcext:value-type="float">
            <text:p>-56,8239822387695</text:p>
          </table:table-cell>
          <table:table-cell office:value-type="float" office:value="-56.8442039489746" calcext:value-type="float">
            <text:p>-56,8442039489746</text:p>
          </table:table-cell>
          <table:table-cell office:value-type="float" office:value="-56.8305892944336" calcext:value-type="float">
            <text:p>-56,8305892944336</text:p>
          </table:table-cell>
          <table:table-cell office:value-type="float" office:value="-56.831787109375" calcext:value-type="float">
            <text:p>-56,831787109375</text:p>
          </table:table-cell>
          <table:table-cell office:value-type="float" office:value="-56.8406715393066" calcext:value-type="float">
            <text:p>-56,8406715393066</text:p>
          </table:table-cell>
          <table:table-cell office:value-type="float" office:value="-56.8407363891602" calcext:value-type="float">
            <text:p>-56,8407363891602</text:p>
          </table:table-cell>
          <table:table-cell office:value-type="float" office:value="-56.8327903747559" calcext:value-type="float">
            <text:p>-56,8327903747559</text:p>
          </table:table-cell>
          <table:table-cell office:value-type="float" office:value="-56.8358306884766" calcext:value-type="float">
            <text:p>-56,8358306884766</text:p>
          </table:table-cell>
          <table:table-cell office:value-type="float" office:value="-56.832633972168" calcext:value-type="float">
            <text:p>-56,832633972168</text:p>
          </table:table-cell>
          <table:table-cell office:value-type="float" office:value="-56.8454513549805" calcext:value-type="float">
            <text:p>-56,8454513549805</text:p>
          </table:table-cell>
          <table:table-cell office:value-type="float" office:value="-56.8419380187988" calcext:value-type="float">
            <text:p>-56,8419380187988</text:p>
          </table:table-cell>
          <table:table-cell office:value-type="float" office:value="-56.8425407409668" calcext:value-type="float">
            <text:p>-56,8425407409668</text:p>
          </table:table-cell>
          <table:table-cell office:value-type="float" office:value="-56.8476715087891" calcext:value-type="float">
            <text:p>-56,8476715087891</text:p>
          </table:table-cell>
          <table:table-cell office:value-type="float" office:value="-56.8375625610352" calcext:value-type="float">
            <text:p>-56,8375625610352</text:p>
          </table:table-cell>
          <table:table-cell office:value-type="float" office:value="-56.8470726013184" calcext:value-type="float">
            <text:p>-56,8470726013184</text:p>
          </table:table-cell>
          <table:table-cell office:value-type="float" office:value="-56.8441390991211" calcext:value-type="float">
            <text:p>-56,8441390991211</text:p>
          </table:table-cell>
          <table:table-cell office:value-type="float" office:value="-56.8406066894531" calcext:value-type="float">
            <text:p>-56,8406066894531</text:p>
          </table:table-cell>
          <table:table-cell office:value-type="float" office:value="-56.8432922363281" calcext:value-type="float">
            <text:p>-56,8432922363281</text:p>
          </table:table-cell>
          <table:table-cell office:value-type="float" office:value="-56.845760345459" calcext:value-type="float">
            <text:p>-56,845760345459</text:p>
          </table:table-cell>
          <table:table-cell office:value-type="float" office:value="-56.8329238891602" calcext:value-type="float">
            <text:p>-56,8329238891602</text:p>
          </table:table-cell>
          <table:table-cell office:value-type="float" office:value="-56.8405609130859" calcext:value-type="float">
            <text:p>-56,8405609130859</text:p>
          </table:table-cell>
          <table:table-cell office:value-type="float" office:value="-56.8395156860352" calcext:value-type="float">
            <text:p>-56,8395156860352</text:p>
          </table:table-cell>
          <table:table-cell office:value-type="float" office:value="-56.8461837768555" calcext:value-type="float">
            <text:p>-56,8461837768555</text:p>
          </table:table-cell>
          <table:table-cell office:value-type="float" office:value="-56.8437347412109" calcext:value-type="float">
            <text:p>-56,8437347412109</text:p>
          </table:table-cell>
          <table:table-cell office:value-type="float" office:value="-56.8449172973633" calcext:value-type="float">
            <text:p>-56,8449172973633</text:p>
          </table:table-cell>
          <table:table-cell office:value-type="float" office:value="-56.8433151245117" calcext:value-type="float">
            <text:p>-56,8433151245117</text:p>
          </table:table-cell>
          <table:table-cell office:value-type="float" office:value="-56.8400917053223" calcext:value-type="float">
            <text:p>-56,8400917053223</text:p>
          </table:table-cell>
          <table:table-cell office:value-type="float" office:value="-56.8277740478516" calcext:value-type="float">
            <text:p>-56,8277740478516</text:p>
          </table:table-cell>
          <table:table-cell office:value-type="float" office:value="-56.6255950927734" calcext:value-type="float">
            <text:p>-56,6255950927734</text:p>
          </table:table-cell>
          <table:table-cell office:value-type="float" office:value="-56.6078414916992" calcext:value-type="float">
            <text:p>-56,6078414916992</text:p>
          </table:table-cell>
          <table:table-cell office:value-type="float" office:value="-56.6038436889648" calcext:value-type="float">
            <text:p>-56,6038436889648</text:p>
          </table:table-cell>
          <table:table-cell office:value-type="float" office:value="-56.6126480102539" calcext:value-type="float">
            <text:p>-56,6126480102539</text:p>
          </table:table-cell>
          <table:table-cell office:value-type="float" office:value="-56.6096382141113" calcext:value-type="float">
            <text:p>-56,6096382141113</text:p>
          </table:table-cell>
          <table:table-cell office:value-type="float" office:value="-56.6036262512207" calcext:value-type="float">
            <text:p>-56,6036262512207</text:p>
          </table:table-cell>
          <table:table-cell office:value-type="float" office:value="-56.6092910766602" calcext:value-type="float">
            <text:p>-56,6092910766602</text:p>
          </table:table-cell>
          <table:table-cell office:value-type="float" office:value="-56.6037330627441" calcext:value-type="float">
            <text:p>-56,6037330627441</text:p>
          </table:table-cell>
          <table:table-cell office:value-type="float" office:value="-56.6040573120117" calcext:value-type="float">
            <text:p>-56,6040573120117</text:p>
          </table:table-cell>
          <table:table-cell office:value-type="float" office:value="-56.6093788146973" calcext:value-type="float">
            <text:p>-56,6093788146973</text:p>
          </table:table-cell>
          <table:table-cell office:value-type="float" office:value="-56.6056365966797" calcext:value-type="float">
            <text:p>-56,6056365966797</text:p>
          </table:table-cell>
          <table:table-cell office:value-type="float" office:value="-56.6065864562988" calcext:value-type="float">
            <text:p>-56,6065864562988</text:p>
          </table:table-cell>
          <table:table-cell office:value-type="float" office:value="-56.612190246582" calcext:value-type="float">
            <text:p>-56,612190246582</text:p>
          </table:table-cell>
          <table:table-cell office:value-type="float" office:value="-56.6140098571777" calcext:value-type="float">
            <text:p>-56,6140098571777</text:p>
          </table:table-cell>
          <table:table-cell office:value-type="float" office:value="-56.6105880737305" calcext:value-type="float">
            <text:p>-56,6105880737305</text:p>
          </table:table-cell>
          <table:table-cell office:value-type="float" office:value="-56.6063079833984" calcext:value-type="float">
            <text:p>-56,6063079833984</text:p>
          </table:table-cell>
          <table:table-cell office:value-type="float" office:value="-56.6019821166992" calcext:value-type="float">
            <text:p>-56,6019821166992</text:p>
          </table:table-cell>
          <table:table-cell office:value-type="float" office:value="-56.607105255127" calcext:value-type="float">
            <text:p>-56,607105255127</text:p>
          </table:table-cell>
          <table:table-cell office:value-type="float" office:value="-56.6081237792969" calcext:value-type="float">
            <text:p>-56,6081237792969</text:p>
          </table:table-cell>
          <table:table-cell office:value-type="float" office:value="-56.6017684936523" calcext:value-type="float">
            <text:p>-56,6017684936523</text:p>
          </table:table-cell>
          <table:table-cell office:value-type="float" office:value="-56.6020889282227" calcext:value-type="float">
            <text:p>-56,6020889282227</text:p>
          </table:table-cell>
          <table:table-cell office:value-type="float" office:value="-56.5994110107422" calcext:value-type="float">
            <text:p>-56,5994110107422</text:p>
          </table:table-cell>
          <table:table-cell office:value-type="float" office:value="-56.6124725341797" calcext:value-type="float">
            <text:p>-56,6124725341797</text:p>
          </table:table-cell>
          <table:table-cell office:value-type="float" office:value="-56.600341796875" calcext:value-type="float">
            <text:p>-56,600341796875</text:p>
          </table:table-cell>
          <table:table-cell office:value-type="float" office:value="-56.6040573120117" calcext:value-type="float">
            <text:p>-56,6040573120117</text:p>
          </table:table-cell>
          <table:table-cell office:value-type="float" office:value="-56.6087303161621" calcext:value-type="float">
            <text:p>-56,6087303161621</text:p>
          </table:table-cell>
          <table:table-cell office:value-type="float" office:value="-56.6013565063477" calcext:value-type="float">
            <text:p>-56,6013565063477</text:p>
          </table:table-cell>
          <table:table-cell office:value-type="float" office:value="-56.5991554260254" calcext:value-type="float">
            <text:p>-56,5991554260254</text:p>
          </table:table-cell>
          <table:table-cell office:value-type="float" office:value="-56.5977478027344" calcext:value-type="float">
            <text:p>-56,5977478027344</text:p>
          </table:table-cell>
          <table:table-cell office:value-type="float" office:value="-56.612735748291" calcext:value-type="float">
            <text:p>-56,612735748291</text:p>
          </table:table-cell>
          <table:table-cell office:value-type="float" office:value="-56.6121253967285" calcext:value-type="float">
            <text:p>-56,6121253967285</text:p>
          </table:table-cell>
          <table:table-cell office:value-type="float" office:value="-56.5994110107422" calcext:value-type="float">
            <text:p>-56,5994110107422</text:p>
          </table:table-cell>
          <table:table-cell office:value-type="float" office:value="-56.6108894348145" calcext:value-type="float">
            <text:p>-56,6108894348145</text:p>
          </table:table-cell>
          <table:table-cell office:value-type="float" office:value="-56.6014633178711" calcext:value-type="float">
            <text:p>-56,6014633178711</text:p>
          </table:table-cell>
          <table:table-cell office:value-type="float" office:value="-56.6010322570801" calcext:value-type="float">
            <text:p>-56,6010322570801</text:p>
          </table:table-cell>
          <table:table-cell office:value-type="float" office:value="-56.5894317626953" calcext:value-type="float">
            <text:p>-56,5894317626953</text:p>
          </table:table-cell>
          <table:table-cell office:value-type="float" office:value="-56.6155891418457" calcext:value-type="float">
            <text:p>-56,6155891418457</text:p>
          </table:table-cell>
          <table:table-cell office:value-type="float" office:value="-56.6084480285645" calcext:value-type="float">
            <text:p>-56,6084480285645</text:p>
          </table:table-cell>
          <table:table-cell office:value-type="float" office:value="-56.6061553955078" calcext:value-type="float">
            <text:p>-56,6061553955078</text:p>
          </table:table-cell>
          <table:table-cell office:value-type="float" office:value="-56.5932540893555" calcext:value-type="float">
            <text:p>-56,5932540893555</text:p>
          </table:table-cell>
          <table:table-cell office:value-type="float" office:value="-56.6072807312012" calcext:value-type="float">
            <text:p>-56,6072807312012</text:p>
          </table:table-cell>
          <table:table-cell office:value-type="float" office:value="-56.6074104309082" calcext:value-type="float">
            <text:p>-56,6074104309082</text:p>
          </table:table-cell>
          <table:table-cell office:value-type="float" office:value="-56.6080780029297" calcext:value-type="float">
            <text:p>-56,6080780029297</text:p>
          </table:table-cell>
          <table:table-cell office:value-type="float" office:value="-56.611629486084" calcext:value-type="float">
            <text:p>-56,611629486084</text:p>
          </table:table-cell>
          <table:table-cell office:value-type="float" office:value="-56.6113471984863" calcext:value-type="float">
            <text:p>-56,6113471984863</text:p>
          </table:table-cell>
          <table:table-cell office:value-type="float" office:value="-56.6146812438965" calcext:value-type="float">
            <text:p>-56,6146812438965</text:p>
          </table:table-cell>
          <table:table-cell office:value-type="float" office:value="-56.6040763854981" calcext:value-type="float">
            <text:p>-56,6040763854981</text:p>
          </table:table-cell>
          <table:table-cell office:value-type="float" office:value="-56.6106758117676" calcext:value-type="float">
            <text:p>-56,6106758117676</text:p>
          </table:table-cell>
          <table:table-cell office:value-type="float" office:value="-56.6003189086914" calcext:value-type="float">
            <text:p>-56,6003189086914</text:p>
          </table:table-cell>
          <table:table-cell office:value-type="float" office:value="-56.6013793945313" calcext:value-type="float">
            <text:p>-56,6013793945313</text:p>
          </table:table-cell>
          <table:table-cell office:value-type="float" office:value="-56.6110649108887" calcext:value-type="float">
            <text:p>-56,6110649108887</text:p>
          </table:table-cell>
          <table:table-cell office:value-type="float" office:value="-56.6128616333008" calcext:value-type="float">
            <text:p>-56,6128616333008</text:p>
          </table:table-cell>
          <table:table-cell office:value-type="float" office:value="-56.6047058105469" calcext:value-type="float">
            <text:p>-56,6047058105469</text:p>
          </table:table-cell>
          <table:table-cell office:value-type="float" office:value="-56.6047286987305" calcext:value-type="float">
            <text:p>-56,6047286987305</text:p>
          </table:table-cell>
          <table:table-cell office:value-type="float" office:value="-56.6031723022461" calcext:value-type="float">
            <text:p>-56,6031723022461</text:p>
          </table:table-cell>
          <table:table-cell office:value-type="float" office:value="-56.6089019775391" calcext:value-type="float">
            <text:p>-56,6089019775391</text:p>
          </table:table-cell>
          <table:table-cell office:value-type="float" office:value="-56.6072158813477" calcext:value-type="float">
            <text:p>-56,6072158813477</text:p>
          </table:table-cell>
          <table:table-cell office:value-type="float" office:value="-56.6053771972656" calcext:value-type="float">
            <text:p>-56,6053771972656</text:p>
          </table:table-cell>
          <table:table-cell office:value-type="float" office:value="-56.6057662963867" calcext:value-type="float">
            <text:p>-56,6057662963867</text:p>
          </table:table-cell>
          <table:table-cell office:value-type="float" office:value="-56.6040573120117" calcext:value-type="float">
            <text:p>-56,6040573120117</text:p>
          </table:table-cell>
          <table:table-cell office:value-type="float" office:value="-56.5920257568359" calcext:value-type="float">
            <text:p>-56,5920257568359</text:p>
          </table:table-cell>
          <table:table-cell office:value-type="float" office:value="-56.593448638916" calcext:value-type="float">
            <text:p>-56,593448638916</text:p>
          </table:table-cell>
          <table:table-cell office:value-type="float" office:value="-56.606502532959" calcext:value-type="float">
            <text:p>-56,606502532959</text:p>
          </table:table-cell>
          <table:table-cell office:value-type="float" office:value="-56.5999946594238" calcext:value-type="float">
            <text:p>-56,5999946594238</text:p>
          </table:table-cell>
          <table:table-cell office:value-type="float" office:value="-56.6081047058106" calcext:value-type="float">
            <text:p>-56,6081047058106</text:p>
          </table:table-cell>
          <table:table-cell office:value-type="float" office:value="-56.7077331542969" calcext:value-type="float">
            <text:p>-56,7077331542969</text:p>
          </table:table-cell>
          <table:table-cell office:value-type="float" office:value="-56.7319412231445" calcext:value-type="float">
            <text:p>-56,7319412231445</text:p>
          </table:table-cell>
          <table:table-cell office:value-type="float" office:value="-56.7302513122559" calcext:value-type="float">
            <text:p>-56,7302513122559</text:p>
          </table:table-cell>
          <table:table-cell office:value-type="float" office:value="-56.7256927490234" calcext:value-type="float">
            <text:p>-56,7256927490234</text:p>
          </table:table-cell>
          <table:table-cell office:value-type="float" office:value="-56.7295532226563" calcext:value-type="float">
            <text:p>-56,7295532226563</text:p>
          </table:table-cell>
          <table:table-cell office:value-type="float" office:value="-56.7223815917969" calcext:value-type="float">
            <text:p>-56,7223815917969</text:p>
          </table:table-cell>
          <table:table-cell office:value-type="float" office:value="-56.7311744689941" calcext:value-type="float">
            <text:p>-56,7311744689941</text:p>
          </table:table-cell>
          <table:table-cell office:value-type="float" office:value="-56.7215461730957" calcext:value-type="float">
            <text:p>-56,7215461730957</text:p>
          </table:table-cell>
          <table:table-cell office:value-type="float" office:value="-56.7329063415527" calcext:value-type="float">
            <text:p>-56,7329063415527</text:p>
          </table:table-cell>
          <table:table-cell office:value-type="float" office:value="-56.7270965576172" calcext:value-type="float">
            <text:p>-56,7270965576172</text:p>
          </table:table-cell>
          <table:table-cell office:value-type="float" office:value="-56.7286491394043" calcext:value-type="float">
            <text:p>-56,7286491394043</text:p>
          </table:table-cell>
          <table:table-cell office:value-type="float" office:value="-56.7223587036133" calcext:value-type="float">
            <text:p>-56,7223587036133</text:p>
          </table:table-cell>
          <table:table-cell office:value-type="float" office:value="-56.7266120910645" calcext:value-type="float">
            <text:p>-56,7266120910645</text:p>
          </table:table-cell>
          <table:table-cell office:value-type="float" office:value="-56.7249450683594" calcext:value-type="float">
            <text:p>-56,7249450683594</text:p>
          </table:table-cell>
          <table:table-cell office:value-type="float" office:value="-56.7182846069336" calcext:value-type="float">
            <text:p>-56,7182846069336</text:p>
          </table:table-cell>
          <table:table-cell office:value-type="float" office:value="-56.7185249328613" calcext:value-type="float">
            <text:p>-56,7185249328613</text:p>
          </table:table-cell>
          <table:table-cell office:value-type="float" office:value="-56.7268333435059" calcext:value-type="float">
            <text:p>-56,7268333435059</text:p>
          </table:table-cell>
          <table:table-cell office:value-type="float" office:value="-56.7250747680664" calcext:value-type="float">
            <text:p>-56,7250747680664</text:p>
          </table:table-cell>
          <table:table-cell office:value-type="float" office:value="-56.7259979248047" calcext:value-type="float">
            <text:p>-56,7259979248047</text:p>
          </table:table-cell>
          <table:table-cell office:value-type="float" office:value="-56.7158317565918" calcext:value-type="float">
            <text:p>-56,7158317565918</text:p>
          </table:table-cell>
          <table:table-cell office:value-type="float" office:value="-56.7257118225098" calcext:value-type="float">
            <text:p>-56,7257118225098</text:p>
          </table:table-cell>
          <table:table-cell office:value-type="float" office:value="-56.7206077575684" calcext:value-type="float">
            <text:p>-56,7206077575684</text:p>
          </table:table-cell>
          <table:table-cell office:value-type="float" office:value="-56.7280807495117" calcext:value-type="float">
            <text:p>-56,7280807495117</text:p>
          </table:table-cell>
          <table:table-cell office:value-type="float" office:value="-56.7258224487305" calcext:value-type="float">
            <text:p>-56,7258224487305</text:p>
          </table:table-cell>
          <table:table-cell office:value-type="float" office:value="-56.7232170104981" calcext:value-type="float">
            <text:p>-56,7232170104981</text:p>
          </table:table-cell>
          <table:table-cell office:value-type="float" office:value="-56.7290458679199" calcext:value-type="float">
            <text:p>-56,7290458679199</text:p>
          </table:table-cell>
          <table:table-cell office:value-type="float" office:value="-56.7312393188477" calcext:value-type="float">
            <text:p>-56,7312393188477</text:p>
          </table:table-cell>
          <table:table-cell office:value-type="float" office:value="-56.7294425964356" calcext:value-type="float">
            <text:p>-56,7294425964356</text:p>
          </table:table-cell>
          <table:table-cell office:value-type="float" office:value="-56.7345314025879" calcext:value-type="float">
            <text:p>-56,7345314025879</text:p>
          </table:table-cell>
          <table:table-cell office:value-type="float" office:value="-56.7288932800293" calcext:value-type="float">
            <text:p>-56,7288932800293</text:p>
          </table:table-cell>
          <table:table-cell office:value-type="float" office:value="-56.7276649475098" calcext:value-type="float">
            <text:p>-56,7276649475098</text:p>
          </table:table-cell>
          <table:table-cell office:value-type="float" office:value="-56.7302742004395" calcext:value-type="float">
            <text:p>-56,7302742004395</text:p>
          </table:table-cell>
          <table:table-cell office:value-type="float" office:value="-56.7366409301758" calcext:value-type="float">
            <text:p>-56,7366409301758</text:p>
          </table:table-cell>
          <table:table-cell office:value-type="float" office:value="-56.7307586669922" calcext:value-type="float">
            <text:p>-56,7307586669922</text:p>
          </table:table-cell>
          <table:table-cell office:value-type="float" office:value="-56.7269401550293" calcext:value-type="float">
            <text:p>-56,7269401550293</text:p>
          </table:table-cell>
          <table:table-cell office:value-type="float" office:value="-56.728759765625" calcext:value-type="float">
            <text:p>-56,728759765625</text:p>
          </table:table-cell>
          <table:table-cell office:value-type="float" office:value="-56.7219200134277" calcext:value-type="float">
            <text:p>-56,7219200134277</text:p>
          </table:table-cell>
          <table:table-cell office:value-type="float" office:value="-56.7218780517578" calcext:value-type="float">
            <text:p>-56,7218780517578</text:p>
          </table:table-cell>
          <table:table-cell office:value-type="float" office:value="-56.7126121520996" calcext:value-type="float">
            <text:p>-56,7126121520996</text:p>
          </table:table-cell>
          <table:table-cell office:value-type="float" office:value="-56.7303657531738" calcext:value-type="float">
            <text:p>-56,7303657531738</text:p>
          </table:table-cell>
          <table:table-cell office:value-type="float" office:value="-56.7301445007324" calcext:value-type="float">
            <text:p>-56,7301445007324</text:p>
          </table:table-cell>
          <table:table-cell office:value-type="float" office:value="-56.7217445373535" calcext:value-type="float">
            <text:p>-56,7217445373535</text:p>
          </table:table-cell>
          <table:table-cell office:value-type="float" office:value="-56.7204933166504" calcext:value-type="float">
            <text:p>-56,7204933166504</text:p>
          </table:table-cell>
          <table:table-cell office:value-type="float" office:value="-56.7304039001465" calcext:value-type="float">
            <text:p>-56,7304039001465</text:p>
          </table:table-cell>
          <table:table-cell office:value-type="float" office:value="-56.7202796936035" calcext:value-type="float">
            <text:p>-56,7202796936035</text:p>
          </table:table-cell>
          <table:table-cell office:value-type="float" office:value="-56.7314567565918" calcext:value-type="float">
            <text:p>-56,7314567565918</text:p>
          </table:table-cell>
          <table:table-cell office:value-type="float" office:value="-56.7255592346191" calcext:value-type="float">
            <text:p>-56,7255592346191</text:p>
          </table:table-cell>
          <table:table-cell office:value-type="float" office:value="-56.7324485778809" calcext:value-type="float">
            <text:p>-56,7324485778809</text:p>
          </table:table-cell>
          <table:table-cell office:value-type="float" office:value="-56.7319641113281" calcext:value-type="float">
            <text:p>-56,7319641113281</text:p>
          </table:table-cell>
          <table:table-cell office:value-type="float" office:value="-56.7322273254395" calcext:value-type="float">
            <text:p>-56,7322273254395</text:p>
          </table:table-cell>
          <table:table-cell office:value-type="float" office:value="-56.7224044799805" calcext:value-type="float">
            <text:p>-56,7224044799805</text:p>
          </table:table-cell>
          <table:table-cell office:value-type="float" office:value="-56.724422454834" calcext:value-type="float">
            <text:p>-56,724422454834</text:p>
          </table:table-cell>
          <table:table-cell office:value-type="float" office:value="-56.7329940795898" calcext:value-type="float">
            <text:p>-56,7329940795898</text:p>
          </table:table-cell>
          <table:table-cell office:value-type="float" office:value="-56.7279510498047" calcext:value-type="float">
            <text:p>-56,7279510498047</text:p>
          </table:table-cell>
          <table:table-cell office:value-type="float" office:value="-56.7212409973145" calcext:value-type="float">
            <text:p>-56,7212409973145</text:p>
          </table:table-cell>
          <table:table-cell office:value-type="float" office:value="-56.7235221862793" calcext:value-type="float">
            <text:p>-56,7235221862793</text:p>
          </table:table-cell>
          <table:table-cell office:value-type="float" office:value="-56.7284088134766" calcext:value-type="float">
            <text:p>-56,7284088134766</text:p>
          </table:table-cell>
          <table:table-cell office:value-type="float" office:value="-56.716682434082" calcext:value-type="float">
            <text:p>-56,716682434082</text:p>
          </table:table-cell>
          <table:table-cell office:value-type="float" office:value="-56.7089538574219" calcext:value-type="float">
            <text:p>-56,7089538574219</text:p>
          </table:table-cell>
          <table:table-cell office:value-type="float" office:value="-56.7256660461426" calcext:value-type="float">
            <text:p>-56,7256660461426</text:p>
          </table:table-cell>
          <table:table-cell office:value-type="float" office:value="-56.7207374572754" calcext:value-type="float">
            <text:p>-56,7207374572754</text:p>
          </table:table-cell>
          <table:table-cell office:value-type="float" office:value="-56.7327766418457" calcext:value-type="float">
            <text:p>-56,7327766418457</text:p>
          </table:table-cell>
          <table:table-cell office:value-type="float" office:value="-56.7306900024414" calcext:value-type="float">
            <text:p>-56,7306900024414</text:p>
          </table:table-cell>
          <table:table-cell office:value-type="float" office:value="-56.725887298584" calcext:value-type="float">
            <text:p>-56,725887298584</text:p>
          </table:table-cell>
          <table:table-cell office:value-type="float" office:value="-56.6757583618164" calcext:value-type="float">
            <text:p>-56,6757583618164</text:p>
          </table:table-cell>
          <table:table-cell office:value-type="float" office:value="-56.6601638793945" calcext:value-type="float">
            <text:p>-56,6601638793945</text:p>
          </table:table-cell>
          <table:table-cell office:value-type="float" office:value="-56.6576690673828" calcext:value-type="float">
            <text:p>-56,6576690673828</text:p>
          </table:table-cell>
          <table:table-cell office:value-type="float" office:value="-56.6474456787109" calcext:value-type="float">
            <text:p>-56,6474456787109</text:p>
          </table:table-cell>
          <table:table-cell office:value-type="float" office:value="-56.6576690673828" calcext:value-type="float">
            <text:p>-56,6576690673828</text:p>
          </table:table-cell>
          <table:table-cell office:value-type="float" office:value="-56.6650848388672" calcext:value-type="float">
            <text:p>-56,6650848388672</text:p>
          </table:table-cell>
          <table:table-cell office:value-type="float" office:value="-56.6729049682617" calcext:value-type="float">
            <text:p>-56,6729049682617</text:p>
          </table:table-cell>
          <table:table-cell office:value-type="float" office:value="-56.6567077636719" calcext:value-type="float">
            <text:p>-56,6567077636719</text:p>
          </table:table-cell>
          <table:table-cell office:value-type="float" office:value="-56.6619110107422" calcext:value-type="float">
            <text:p>-56,6619110107422</text:p>
          </table:table-cell>
          <table:table-cell office:value-type="float" office:value="-56.6586265563965" calcext:value-type="float">
            <text:p>-56,6586265563965</text:p>
          </table:table-cell>
          <table:table-cell office:value-type="float" office:value="-56.6577758789063" calcext:value-type="float">
            <text:p>-56,6577758789063</text:p>
          </table:table-cell>
          <table:table-cell office:value-type="float" office:value="-56.6600151062012" calcext:value-type="float">
            <text:p>-56,6600151062012</text:p>
          </table:table-cell>
          <table:table-cell office:value-type="float" office:value="-56.6541442871094" calcext:value-type="float">
            <text:p>-56,6541442871094</text:p>
          </table:table-cell>
          <table:table-cell office:value-type="float" office:value="-56.6610412597656" calcext:value-type="float">
            <text:p>-56,6610412597656</text:p>
          </table:table-cell>
          <table:table-cell office:value-type="float" office:value="-56.6691589355469" calcext:value-type="float">
            <text:p>-56,6691589355469</text:p>
          </table:table-cell>
          <table:table-cell office:value-type="float" office:value="-56.658317565918" calcext:value-type="float">
            <text:p>-56,658317565918</text:p>
          </table:table-cell>
          <table:table-cell office:value-type="float" office:value="-56.6551628112793" calcext:value-type="float">
            <text:p>-56,6551628112793</text:p>
          </table:table-cell>
          <table:table-cell office:value-type="float" office:value="-56.661190032959" calcext:value-type="float">
            <text:p>-56,661190032959</text:p>
          </table:table-cell>
          <table:table-cell office:value-type="float" office:value="-56.6662635803223" calcext:value-type="float">
            <text:p>-56,6662635803223</text:p>
          </table:table-cell>
          <table:table-cell office:value-type="float" office:value="-56.6535148620606" calcext:value-type="float">
            <text:p>-56,6535148620606</text:p>
          </table:table-cell>
          <table:table-cell office:value-type="float" office:value="-56.6641960144043" calcext:value-type="float">
            <text:p>-56,6641960144043</text:p>
          </table:table-cell>
          <table:table-cell office:value-type="float" office:value="-56.6645851135254" calcext:value-type="float">
            <text:p>-56,6645851135254</text:p>
          </table:table-cell>
          <table:table-cell office:value-type="float" office:value="-56.657642364502" calcext:value-type="float">
            <text:p>-56,657642364502</text:p>
          </table:table-cell>
          <table:table-cell office:value-type="float" office:value="-56.6583862304688" calcext:value-type="float">
            <text:p>-56,6583862304688</text:p>
          </table:table-cell>
          <table:table-cell office:value-type="float" office:value="-56.6532936096191" calcext:value-type="float">
            <text:p>-56,6532936096191</text:p>
          </table:table-cell>
          <table:table-cell office:value-type="float" office:value="-56.6518630981445" calcext:value-type="float">
            <text:p>-56,6518630981445</text:p>
          </table:table-cell>
          <table:table-cell office:value-type="float" office:value="-56.6675262451172" calcext:value-type="float">
            <text:p>-56,6675262451172</text:p>
          </table:table-cell>
          <table:table-cell office:value-type="float" office:value="-56.6651954650879" calcext:value-type="float">
            <text:p>-56,6651954650879</text:p>
          </table:table-cell>
          <table:table-cell office:value-type="float" office:value="-56.6585807800293" calcext:value-type="float">
            <text:p>-56,6585807800293</text:p>
          </table:table-cell>
          <table:table-cell office:value-type="float" office:value="-56.6584243774414" calcext:value-type="float">
            <text:p>-56,6584243774414</text:p>
          </table:table-cell>
          <table:table-cell office:value-type="float" office:value="-56.654598236084" calcext:value-type="float">
            <text:p>-56,654598236084</text:p>
          </table:table-cell>
          <table:table-cell office:value-type="float" office:value="-56.6605377197266" calcext:value-type="float">
            <text:p>-56,6605377197266</text:p>
          </table:table-cell>
          <table:table-cell office:value-type="float" office:value="-56.6548385620117" calcext:value-type="float">
            <text:p>-56,6548385620117</text:p>
          </table:table-cell>
          <table:table-cell office:value-type="float" office:value="-56.6594505310059" calcext:value-type="float">
            <text:p>-56,6594505310059</text:p>
          </table:table-cell>
          <table:table-cell office:value-type="float" office:value="-56.6586875915527" calcext:value-type="float">
            <text:p>-56,6586875915527</text:p>
          </table:table-cell>
          <table:table-cell office:value-type="float" office:value="-56.6653251647949" calcext:value-type="float">
            <text:p>-56,6653251647949</text:p>
          </table:table-cell>
          <table:table-cell office:value-type="float" office:value="-56.6631469726563" calcext:value-type="float">
            <text:p>-56,6631469726563</text:p>
          </table:table-cell>
          <table:table-cell office:value-type="float" office:value="-56.6587104797363" calcext:value-type="float">
            <text:p>-56,6587104797363</text:p>
          </table:table-cell>
          <table:table-cell office:value-type="float" office:value="-56.6595153808594" calcext:value-type="float">
            <text:p>-56,6595153808594</text:p>
          </table:table-cell>
          <table:table-cell office:value-type="float" office:value="-56.6630821228027" calcext:value-type="float">
            <text:p>-56,6630821228027</text:p>
          </table:table-cell>
          <table:table-cell office:value-type="float" office:value="-56.6647186279297" calcext:value-type="float">
            <text:p>-56,6647186279297</text:p>
          </table:table-cell>
          <table:table-cell office:value-type="float" office:value="-56.6563377380371" calcext:value-type="float">
            <text:p>-56,6563377380371</text:p>
          </table:table-cell>
          <table:table-cell office:value-type="float" office:value="-56.6507911682129" calcext:value-type="float">
            <text:p>-56,6507911682129</text:p>
          </table:table-cell>
          <table:table-cell office:value-type="float" office:value="-56.66064453125" calcext:value-type="float">
            <text:p>-56,66064453125</text:p>
          </table:table-cell>
          <table:table-cell office:value-type="float" office:value="-56.6557312011719" calcext:value-type="float">
            <text:p>-56,6557312011719</text:p>
          </table:table-cell>
          <table:table-cell office:value-type="float" office:value="-56.669376373291" calcext:value-type="float">
            <text:p>-56,669376373291</text:p>
          </table:table-cell>
          <table:table-cell office:value-type="float" office:value="-56.6581001281738" calcext:value-type="float">
            <text:p>-56,6581001281738</text:p>
          </table:table-cell>
          <table:table-cell office:value-type="float" office:value="-56.6626052856445" calcext:value-type="float">
            <text:p>-56,6626052856445</text:p>
          </table:table-cell>
          <table:table-cell office:value-type="float" office:value="-56.6629524230957" calcext:value-type="float">
            <text:p>-56,6629524230957</text:p>
          </table:table-cell>
          <table:table-cell office:value-type="float" office:value="-56.6624526977539" calcext:value-type="float">
            <text:p>-56,6624526977539</text:p>
          </table:table-cell>
          <table:table-cell office:value-type="float" office:value="-56.6540756225586" calcext:value-type="float">
            <text:p>-56,6540756225586</text:p>
          </table:table-cell>
          <table:table-cell office:value-type="float" office:value="-56.6616706848145" calcext:value-type="float">
            <text:p>-56,6616706848145</text:p>
          </table:table-cell>
          <table:table-cell office:value-type="float" office:value="-56.6505966186523" calcext:value-type="float">
            <text:p>-56,6505966186523</text:p>
          </table:table-cell>
          <table:table-cell office:value-type="float" office:value="-56.6555786132813" calcext:value-type="float">
            <text:p>-56,6555786132813</text:p>
          </table:table-cell>
          <table:table-cell office:value-type="float" office:value="-56.6562080383301" calcext:value-type="float">
            <text:p>-56,6562080383301</text:p>
          </table:table-cell>
          <table:table-cell office:value-type="float" office:value="-56.6583595275879" calcext:value-type="float">
            <text:p>-56,6583595275879</text:p>
          </table:table-cell>
          <table:table-cell office:value-type="float" office:value="-56.6552085876465" calcext:value-type="float">
            <text:p>-56,6552085876465</text:p>
          </table:table-cell>
          <table:table-cell office:value-type="float" office:value="-56.6635818481445" calcext:value-type="float">
            <text:p>-56,6635818481445</text:p>
          </table:table-cell>
          <table:table-cell office:value-type="float" office:value="-56.658992767334" calcext:value-type="float">
            <text:p>-56,658992767334</text:p>
          </table:table-cell>
          <table:table-cell office:value-type="float" office:value="-56.6568832397461" calcext:value-type="float">
            <text:p>-56,6568832397461</text:p>
          </table:table-cell>
          <table:table-cell office:value-type="float" office:value="-56.6614761352539" calcext:value-type="float">
            <text:p>-56,6614761352539</text:p>
          </table:table-cell>
          <table:table-cell office:value-type="float" office:value="-56.6720581054688" calcext:value-type="float">
            <text:p>-56,6720581054688</text:p>
          </table:table-cell>
          <table:table-cell office:value-type="float" office:value="-56.666805267334" calcext:value-type="float">
            <text:p>-56,666805267334</text:p>
          </table:table-cell>
          <table:table-cell office:value-type="float" office:value="-56.6559715270996" calcext:value-type="float">
            <text:p>-56,6559715270996</text:p>
          </table:table-cell>
          <table:table-cell office:value-type="float" office:value="-56.6603660583496" calcext:value-type="float">
            <text:p>-56,6603660583496</text:p>
          </table:table-cell>
          <table:table-cell office:value-type="float" office:value="-56.6584701538086" calcext:value-type="float">
            <text:p>-56,6584701538086</text:p>
          </table:table-cell>
          <table:table-cell office:value-type="float" office:value="-56.7597160339356" calcext:value-type="float">
            <text:p>-56,7597160339356</text:p>
          </table:table-cell>
          <table:table-cell office:value-type="float" office:value="-56.777099609375" calcext:value-type="float">
            <text:p>-56,777099609375</text:p>
          </table:table-cell>
          <table:table-cell office:value-type="float" office:value="-56.771785736084" calcext:value-type="float">
            <text:p>-56,771785736084</text:p>
          </table:table-cell>
          <table:table-cell office:value-type="float" office:value="-56.7625999450684" calcext:value-type="float">
            <text:p>-56,7625999450684</text:p>
          </table:table-cell>
          <table:table-cell office:value-type="float" office:value="-56.7521057128906" calcext:value-type="float">
            <text:p>-56,7521057128906</text:p>
          </table:table-cell>
          <table:table-cell office:value-type="float" office:value="-56.7654647827148" calcext:value-type="float">
            <text:p>-56,7654647827148</text:p>
          </table:table-cell>
          <table:table-cell office:value-type="float" office:value="-56.7587051391602" calcext:value-type="float">
            <text:p>-56,7587051391602</text:p>
          </table:table-cell>
          <table:table-cell office:value-type="float" office:value="-56.7615242004395" calcext:value-type="float">
            <text:p>-56,7615242004395</text:p>
          </table:table-cell>
          <table:table-cell office:value-type="float" office:value="-56.7635498046875" calcext:value-type="float">
            <text:p>-56,7635498046875</text:p>
          </table:table-cell>
          <table:table-cell office:value-type="float" office:value="-56.7716102600098" calcext:value-type="float">
            <text:p>-56,7716102600098</text:p>
          </table:table-cell>
          <table:table-cell office:value-type="float" office:value="-56.7636795043945" calcext:value-type="float">
            <text:p>-56,7636795043945</text:p>
          </table:table-cell>
          <table:table-cell office:value-type="float" office:value="-56.7596092224121" calcext:value-type="float">
            <text:p>-56,7596092224121</text:p>
          </table:table-cell>
          <table:table-cell office:value-type="float" office:value="-56.7593002319336" calcext:value-type="float">
            <text:p>-56,7593002319336</text:p>
          </table:table-cell>
          <table:table-cell office:value-type="float" office:value="-56.7637252807617" calcext:value-type="float">
            <text:p>-56,7637252807617</text:p>
          </table:table-cell>
          <table:table-cell office:value-type="float" office:value="-56.7633476257324" calcext:value-type="float">
            <text:p>-56,7633476257324</text:p>
          </table:table-cell>
          <table:table-cell office:value-type="float" office:value="-56.7593231201172" calcext:value-type="float">
            <text:p>-56,7593231201172</text:p>
          </table:table-cell>
          <table:table-cell office:value-type="float" office:value="-56.7683944702148" calcext:value-type="float">
            <text:p>-56,7683944702148</text:p>
          </table:table-cell>
          <table:table-cell office:value-type="float" office:value="-56.7623138427734" calcext:value-type="float">
            <text:p>-56,7623138427734</text:p>
          </table:table-cell>
          <table:table-cell office:value-type="float" office:value="-56.767822265625" calcext:value-type="float">
            <text:p>-56,767822265625</text:p>
          </table:table-cell>
          <table:table-cell office:value-type="float" office:value="-56.7717208862305" calcext:value-type="float">
            <text:p>-56,7717208862305</text:p>
          </table:table-cell>
          <table:table-cell office:value-type="float" office:value="-56.7658843994141" calcext:value-type="float">
            <text:p>-56,7658843994141</text:p>
          </table:table-cell>
          <table:table-cell office:value-type="float" office:value="-56.7644500732422" calcext:value-type="float">
            <text:p>-56,7644500732422</text:p>
          </table:table-cell>
          <table:table-cell office:value-type="float" office:value="-56.7708435058594" calcext:value-type="float">
            <text:p>-56,7708435058594</text:p>
          </table:table-cell>
          <table:table-cell office:value-type="float" office:value="-56.7677993774414" calcext:value-type="float">
            <text:p>-56,7677993774414</text:p>
          </table:table-cell>
          <table:table-cell office:value-type="float" office:value="-56.765926361084" calcext:value-type="float">
            <text:p>-56,765926361084</text:p>
          </table:table-cell>
          <table:table-cell office:value-type="float" office:value="-56.7652206420898" calcext:value-type="float">
            <text:p>-56,7652206420898</text:p>
          </table:table-cell>
          <table:table-cell office:value-type="float" office:value="-56.7683715820313" calcext:value-type="float">
            <text:p>-56,7683715820313</text:p>
          </table:table-cell>
          <table:table-cell office:value-type="float" office:value="-56.7649574279785" calcext:value-type="float">
            <text:p>-56,7649574279785</text:p>
          </table:table-cell>
          <table:table-cell office:value-type="float" office:value="-56.7663230895996" calcext:value-type="float">
            <text:p>-56,7663230895996</text:p>
          </table:table-cell>
          <table:table-cell office:value-type="float" office:value="-56.7715225219727" calcext:value-type="float">
            <text:p>-56,7715225219727</text:p>
          </table:table-cell>
          <table:table-cell office:value-type="float" office:value="-56.7717437744141" calcext:value-type="float">
            <text:p>-56,7717437744141</text:p>
          </table:table-cell>
          <table:table-cell office:value-type="float" office:value="-56.7688331604004" calcext:value-type="float">
            <text:p>-56,7688331604004</text:p>
          </table:table-cell>
          <table:table-cell office:value-type="float" office:value="-56.7594299316406" calcext:value-type="float">
            <text:p>-56,7594299316406</text:p>
          </table:table-cell>
          <table:table-cell office:value-type="float" office:value="-56.7735977172852" calcext:value-type="float">
            <text:p>-56,7735977172852</text:p>
          </table:table-cell>
          <table:table-cell office:value-type="float" office:value="-56.7688789367676" calcext:value-type="float">
            <text:p>-56,7688789367676</text:p>
          </table:table-cell>
          <table:table-cell office:value-type="float" office:value="-56.7727355957031" calcext:value-type="float">
            <text:p>-56,7727355957031</text:p>
          </table:table-cell>
          <table:table-cell office:value-type="float" office:value="-56.7668075561523" calcext:value-type="float">
            <text:p>-56,7668075561523</text:p>
          </table:table-cell>
          <table:table-cell office:value-type="float" office:value="-56.758903503418" calcext:value-type="float">
            <text:p>-56,758903503418</text:p>
          </table:table-cell>
          <table:table-cell office:value-type="float" office:value="-56.7605133056641" calcext:value-type="float">
            <text:p>-56,7605133056641</text:p>
          </table:table-cell>
          <table:table-cell office:value-type="float" office:value="-56.7684593200684" calcext:value-type="float">
            <text:p>-56,7684593200684</text:p>
          </table:table-cell>
          <table:table-cell office:value-type="float" office:value="-56.7712135314941" calcext:value-type="float">
            <text:p>-56,7712135314941</text:p>
          </table:table-cell>
          <table:table-cell office:value-type="float" office:value="-56.7687454223633" calcext:value-type="float">
            <text:p>-56,7687454223633</text:p>
          </table:table-cell>
          <table:table-cell office:value-type="float" office:value="-56.7648277282715" calcext:value-type="float">
            <text:p>-56,7648277282715</text:p>
          </table:table-cell>
          <table:table-cell office:value-type="float" office:value="-56.7733497619629" calcext:value-type="float">
            <text:p>-56,7733497619629</text:p>
          </table:table-cell>
          <table:table-cell office:value-type="float" office:value="-56.7634620666504" calcext:value-type="float">
            <text:p>-56,7634620666504</text:p>
          </table:table-cell>
          <table:table-cell office:value-type="float" office:value="-56.7616539001465" calcext:value-type="float">
            <text:p>-56,7616539001465</text:p>
          </table:table-cell>
          <table:table-cell office:value-type="float" office:value="-56.7685737609863" calcext:value-type="float">
            <text:p>-56,7685737609863</text:p>
          </table:table-cell>
          <table:table-cell office:value-type="float" office:value="-56.7590789794922" calcext:value-type="float">
            <text:p>-56,7590789794922</text:p>
          </table:table-cell>
          <table:table-cell office:value-type="float" office:value="-56.7619400024414" calcext:value-type="float">
            <text:p>-56,7619400024414</text:p>
          </table:table-cell>
          <table:table-cell office:value-type="float" office:value="-56.7521057128906" calcext:value-type="float">
            <text:p>-56,7521057128906</text:p>
          </table:table-cell>
          <table:table-cell office:value-type="float" office:value="-56.7637939453125" calcext:value-type="float">
            <text:p>-56,7637939453125</text:p>
          </table:table-cell>
          <table:table-cell office:value-type="float" office:value="-56.7777404785156" calcext:value-type="float">
            <text:p>-56,7777404785156</text:p>
          </table:table-cell>
          <table:table-cell office:value-type="float" office:value="-56.7722511291504" calcext:value-type="float">
            <text:p>-56,7722511291504</text:p>
          </table:table-cell>
          <table:table-cell office:value-type="float" office:value="-56.773551940918" calcext:value-type="float">
            <text:p>-56,773551940918</text:p>
          </table:table-cell>
          <table:table-cell office:value-type="float" office:value="-56.7680168151856" calcext:value-type="float">
            <text:p>-56,7680168151856</text:p>
          </table:table-cell>
          <table:table-cell office:value-type="float" office:value="-56.7704658508301" calcext:value-type="float">
            <text:p>-56,7704658508301</text:p>
          </table:table-cell>
          <table:table-cell office:value-type="float" office:value="-56.7731781005859" calcext:value-type="float">
            <text:p>-56,7731781005859</text:p>
          </table:table-cell>
          <table:table-cell office:value-type="float" office:value="-56.762996673584" calcext:value-type="float">
            <text:p>-56,762996673584</text:p>
          </table:table-cell>
          <table:table-cell office:value-type="float" office:value="-56.7614364624023" calcext:value-type="float">
            <text:p>-56,7614364624023</text:p>
          </table:table-cell>
          <table:table-cell office:value-type="float" office:value="-56.7550964355469" calcext:value-type="float">
            <text:p>-56,7550964355469</text:p>
          </table:table-cell>
          <table:table-cell office:value-type="float" office:value="-56.7678413391113" calcext:value-type="float">
            <text:p>-56,7678413391113</text:p>
          </table:table-cell>
          <table:table-cell office:value-type="float" office:value="-56.7662162780762" calcext:value-type="float">
            <text:p>-56,7662162780762</text:p>
          </table:table-cell>
          <table:table-cell office:value-type="float" office:value="-56.7618751525879" calcext:value-type="float">
            <text:p>-56,7618751525879</text:p>
          </table:table-cell>
          <table:table-cell office:value-type="float" office:value="-56.7642326354981" calcext:value-type="float">
            <text:p>-56,7642326354981</text:p>
          </table:table-cell>
          <table:table-cell office:value-type="float" office:value="-56.7668952941895" calcext:value-type="float">
            <text:p>-56,7668952941895</text:p>
          </table:table-cell>
          <table:table-cell office:value-type="float" office:value="-56.7601547241211" calcext:value-type="float">
            <text:p>-56,7601547241211</text:p>
          </table:table-cell>
          <table:table-cell office:value-type="float" office:value="-56.595588684082" calcext:value-type="float">
            <text:p>-56,595588684082</text:p>
          </table:table-cell>
          <table:table-cell office:value-type="float" office:value="-56.5832443237305" calcext:value-type="float">
            <text:p>-56,5832443237305</text:p>
          </table:table-cell>
          <table:table-cell office:value-type="float" office:value="-56.5895652770996" calcext:value-type="float">
            <text:p>-56,5895652770996</text:p>
          </table:table-cell>
          <table:table-cell office:value-type="float" office:value="-56.5762596130371" calcext:value-type="float">
            <text:p>-56,5762596130371</text:p>
          </table:table-cell>
          <table:table-cell office:value-type="float" office:value="-56.5922622680664" calcext:value-type="float">
            <text:p>-56,5922622680664</text:p>
          </table:table-cell>
          <table:table-cell office:value-type="float" office:value="-56.5842361450195" calcext:value-type="float">
            <text:p>-56,5842361450195</text:p>
          </table:table-cell>
          <table:table-cell office:value-type="float" office:value="-56.5789756774902" calcext:value-type="float">
            <text:p>-56,5789756774902</text:p>
          </table:table-cell>
          <table:table-cell office:value-type="float" office:value="-56.5881423950195" calcext:value-type="float">
            <text:p>-56,5881423950195</text:p>
          </table:table-cell>
          <table:table-cell office:value-type="float" office:value="-56.5884437561035" calcext:value-type="float">
            <text:p>-56,5884437561035</text:p>
          </table:table-cell>
          <table:table-cell office:value-type="float" office:value="-56.5890693664551" calcext:value-type="float">
            <text:p>-56,5890693664551</text:p>
          </table:table-cell>
          <table:table-cell office:value-type="float" office:value="-56.5880126953125" calcext:value-type="float">
            <text:p>-56,5880126953125</text:p>
          </table:table-cell>
          <table:table-cell office:value-type="float" office:value="-56.5869750976563" calcext:value-type="float">
            <text:p>-56,5869750976563</text:p>
          </table:table-cell>
          <table:table-cell office:value-type="float" office:value="-56.572940826416" calcext:value-type="float">
            <text:p>-56,572940826416</text:p>
          </table:table-cell>
          <table:table-cell office:value-type="float" office:value="-56.5818214416504" calcext:value-type="float">
            <text:p>-56,5818214416504</text:p>
          </table:table-cell>
          <table:table-cell office:value-type="float" office:value="-56.5777015686035" calcext:value-type="float">
            <text:p>-56,5777015686035</text:p>
          </table:table-cell>
          <table:table-cell office:value-type="float" office:value="-56.5769233703613" calcext:value-type="float">
            <text:p>-56,5769233703613</text:p>
          </table:table-cell>
          <table:table-cell office:value-type="float" office:value="-56.5806579589844" calcext:value-type="float">
            <text:p>-56,5806579589844</text:p>
          </table:table-cell>
          <table:table-cell table:number-columns-repeated="2" office:value-type="float" office:value="-56.5773811340332" calcext:value-type="float">
            <text:p>-56,5773811340332</text:p>
          </table:table-cell>
          <table:table-cell office:value-type="float" office:value="-56.5848388671875" calcext:value-type="float">
            <text:p>-56,5848388671875</text:p>
          </table:table-cell>
          <table:table-cell office:value-type="float" office:value="-56.5730705261231" calcext:value-type="float">
            <text:p>-56,5730705261231</text:p>
          </table:table-cell>
          <table:table-cell office:value-type="float" office:value="-56.5860900878906" calcext:value-type="float">
            <text:p>-56,5860900878906</text:p>
          </table:table-cell>
          <table:table-cell office:value-type="float" office:value="-56.5832214355469" calcext:value-type="float">
            <text:p>-56,5832214355469</text:p>
          </table:table-cell>
          <table:table-cell office:value-type="float" office:value="-56.5858535766602" calcext:value-type="float">
            <text:p>-56,5858535766602</text:p>
          </table:table-cell>
          <table:table-cell office:value-type="float" office:value="-56.5703964233398" calcext:value-type="float">
            <text:p>-56,5703964233398</text:p>
          </table:table-cell>
          <table:table-cell office:value-type="float" office:value="-56.5879898071289" calcext:value-type="float">
            <text:p>-56,5879898071289</text:p>
          </table:table-cell>
          <table:table-cell office:value-type="float" office:value="-56.587818145752" calcext:value-type="float">
            <text:p>-56,587818145752</text:p>
          </table:table-cell>
          <table:table-cell office:value-type="float" office:value="-56.5841064453125" calcext:value-type="float">
            <text:p>-56,5841064453125</text:p>
          </table:table-cell>
          <table:table-cell office:value-type="float" office:value="-56.585075378418" calcext:value-type="float">
            <text:p>-56,585075378418</text:p>
          </table:table-cell>
          <table:table-cell office:value-type="float" office:value="-56.5842132568359" calcext:value-type="float">
            <text:p>-56,5842132568359</text:p>
          </table:table-cell>
          <table:table-cell office:value-type="float" office:value="-56.5796203613281" calcext:value-type="float">
            <text:p>-56,5796203613281</text:p>
          </table:table-cell>
          <table:table-cell office:value-type="float" office:value="-56.5794944763184" calcext:value-type="float">
            <text:p>-56,5794944763184</text:p>
          </table:table-cell>
          <table:table-cell office:value-type="float" office:value="-56.5775489807129" calcext:value-type="float">
            <text:p>-56,5775489807129</text:p>
          </table:table-cell>
          <table:table-cell office:value-type="float" office:value="-56.5831985473633" calcext:value-type="float">
            <text:p>-56,5831985473633</text:p>
          </table:table-cell>
          <table:table-cell office:value-type="float" office:value="-56.5837631225586" calcext:value-type="float">
            <text:p>-56,5837631225586</text:p>
          </table:table-cell>
          <table:table-cell office:value-type="float" office:value="-56.5831108093262" calcext:value-type="float">
            <text:p>-56,5831108093262</text:p>
          </table:table-cell>
          <table:table-cell office:value-type="float" office:value="-56.5813674926758" calcext:value-type="float">
            <text:p>-56,5813674926758</text:p>
          </table:table-cell>
          <table:table-cell office:value-type="float" office:value="-56.5875358581543" calcext:value-type="float">
            <text:p>-56,5875358581543</text:p>
          </table:table-cell>
          <table:table-cell office:value-type="float" office:value="-56.5758476257324" calcext:value-type="float">
            <text:p>-56,5758476257324</text:p>
          </table:table-cell>
          <table:table-cell office:value-type="float" office:value="-56.5784797668457" calcext:value-type="float">
            <text:p>-56,5784797668457</text:p>
          </table:table-cell>
          <table:table-cell office:value-type="float" office:value="-56.5766258239746" calcext:value-type="float">
            <text:p>-56,5766258239746</text:p>
          </table:table-cell>
          <table:table-cell office:value-type="float" office:value="-56.5787582397461" calcext:value-type="float">
            <text:p>-56,5787582397461</text:p>
          </table:table-cell>
          <table:table-cell office:value-type="float" office:value="-56.573974609375" calcext:value-type="float">
            <text:p>-56,573974609375</text:p>
          </table:table-cell>
          <table:table-cell office:value-type="float" office:value="-56.5770797729492" calcext:value-type="float">
            <text:p>-56,5770797729492</text:p>
          </table:table-cell>
          <table:table-cell office:value-type="float" office:value="-56.5889205932617" calcext:value-type="float">
            <text:p>-56,5889205932617</text:p>
          </table:table-cell>
          <table:table-cell office:value-type="float" office:value="-56.5772285461426" calcext:value-type="float">
            <text:p>-56,5772285461426</text:p>
          </table:table-cell>
          <table:table-cell office:value-type="float" office:value="-56.5805473327637" calcext:value-type="float">
            <text:p>-56,5805473327637</text:p>
          </table:table-cell>
          <table:table-cell office:value-type="float" office:value="-56.5797500610352" calcext:value-type="float">
            <text:p>-56,5797500610352</text:p>
          </table:table-cell>
          <table:table-cell office:value-type="float" office:value="-56.5841674804688" calcext:value-type="float">
            <text:p>-56,5841674804688</text:p>
          </table:table-cell>
          <table:table-cell office:value-type="float" office:value="-56.5752677917481" calcext:value-type="float">
            <text:p>-56,5752677917481</text:p>
          </table:table-cell>
          <table:table-cell office:value-type="float" office:value="-56.5812149047852" calcext:value-type="float">
            <text:p>-56,5812149047852</text:p>
          </table:table-cell>
          <table:table-cell office:value-type="float" office:value="-56.5825080871582" calcext:value-type="float">
            <text:p>-56,5825080871582</text:p>
          </table:table-cell>
          <table:table-cell office:value-type="float" office:value="-56.5849456787109" calcext:value-type="float">
            <text:p>-56,5849456787109</text:p>
          </table:table-cell>
          <table:table-cell office:value-type="float" office:value="-56.5834350585938" calcext:value-type="float">
            <text:p>-56,5834350585938</text:p>
          </table:table-cell>
          <table:table-cell office:value-type="float" office:value="-56.5796012878418" calcext:value-type="float">
            <text:p>-56,5796012878418</text:p>
          </table:table-cell>
          <table:table-cell office:value-type="float" office:value="-56.5767974853516" calcext:value-type="float">
            <text:p>-56,5767974853516</text:p>
          </table:table-cell>
          <table:table-cell office:value-type="float" office:value="-56.5739974975586" calcext:value-type="float">
            <text:p>-56,5739974975586</text:p>
          </table:table-cell>
          <table:table-cell office:value-type="float" office:value="-56.5713920593262" calcext:value-type="float">
            <text:p>-56,5713920593262</text:p>
          </table:table-cell>
          <table:table-cell office:value-type="float" office:value="-56.5759544372559" calcext:value-type="float">
            <text:p>-56,5759544372559</text:p>
          </table:table-cell>
          <table:table-cell office:value-type="float" office:value="-56.5891571044922" calcext:value-type="float">
            <text:p>-56,5891571044922</text:p>
          </table:table-cell>
          <table:table-cell office:value-type="float" office:value="-56.5796203613281" calcext:value-type="float">
            <text:p>-56,5796203613281</text:p>
          </table:table-cell>
          <table:table-cell office:value-type="float" office:value="-56.5836982727051" calcext:value-type="float">
            <text:p>-56,5836982727051</text:p>
          </table:table-cell>
          <table:table-cell office:value-type="float" office:value="-56.5812606811523" calcext:value-type="float">
            <text:p>-56,5812606811523</text:p>
          </table:table-cell>
          <table:table-cell office:value-type="float" office:value="-56.574104309082" calcext:value-type="float">
            <text:p>-56,574104309082</text:p>
          </table:table-cell>
          <table:table-cell office:value-type="float" office:value="-56.5796813964844" calcext:value-type="float">
            <text:p>-56,5796813964844</text:p>
          </table:table-cell>
          <table:table-cell office:value-type="float" office:value="-56.5843620300293" calcext:value-type="float">
            <text:p>-56,5843620300293</text:p>
          </table:table-cell>
          <table:table-cell office:value-type="float" office:value="-56.6500091552734" calcext:value-type="float">
            <text:p>-56,6500091552734</text:p>
          </table:table-cell>
          <table:table-cell office:value-type="float" office:value="-56.6866455078125" calcext:value-type="float">
            <text:p>-56,6866455078125</text:p>
          </table:table-cell>
          <table:table-cell office:value-type="float" office:value="-56.6826972961426" calcext:value-type="float">
            <text:p>-56,6826972961426</text:p>
          </table:table-cell>
          <table:table-cell office:value-type="float" office:value="-56.676197052002" calcext:value-type="float">
            <text:p>-56,676197052002</text:p>
          </table:table-cell>
          <table:table-cell office:value-type="float" office:value="-56.688850402832" calcext:value-type="float">
            <text:p>-56,688850402832</text:p>
          </table:table-cell>
          <table:table-cell office:value-type="float" office:value="-56.6798400878906" calcext:value-type="float">
            <text:p>-56,6798400878906</text:p>
          </table:table-cell>
          <table:table-cell office:value-type="float" office:value="-56.6838302612305" calcext:value-type="float">
            <text:p>-56,6838302612305</text:p>
          </table:table-cell>
          <table:table-cell office:value-type="float" office:value="-56.6972389221191" calcext:value-type="float">
            <text:p>-56,6972389221191</text:p>
          </table:table-cell>
          <table:table-cell office:value-type="float" office:value="-56.6886978149414" calcext:value-type="float">
            <text:p>-56,6886978149414</text:p>
          </table:table-cell>
          <table:table-cell office:value-type="float" office:value="-56.6844215393066" calcext:value-type="float">
            <text:p>-56,6844215393066</text:p>
          </table:table-cell>
          <table:table-cell office:value-type="float" office:value="-56.6809959411621" calcext:value-type="float">
            <text:p>-56,6809959411621</text:p>
          </table:table-cell>
          <table:table-cell office:value-type="float" office:value="-56.6900482177734" calcext:value-type="float">
            <text:p>-56,6900482177734</text:p>
          </table:table-cell>
          <table:table-cell office:value-type="float" office:value="-56.6801872253418" calcext:value-type="float">
            <text:p>-56,6801872253418</text:p>
          </table:table-cell>
          <table:table-cell office:value-type="float" office:value="-56.6835250854492" calcext:value-type="float">
            <text:p>-56,6835250854492</text:p>
          </table:table-cell>
          <table:table-cell office:value-type="float" office:value="-56.6819953918457" calcext:value-type="float">
            <text:p>-56,6819953918457</text:p>
          </table:table-cell>
          <table:table-cell office:value-type="float" office:value="-56.6763725280762" calcext:value-type="float">
            <text:p>-56,6763725280762</text:p>
          </table:table-cell>
          <table:table-cell office:value-type="float" office:value="-56.6885185241699" calcext:value-type="float">
            <text:p>-56,6885185241699</text:p>
          </table:table-cell>
          <table:table-cell office:value-type="float" office:value="-56.6782455444336" calcext:value-type="float">
            <text:p>-56,6782455444336</text:p>
          </table:table-cell>
          <table:table-cell office:value-type="float" office:value="-56.6740608215332" calcext:value-type="float">
            <text:p>-56,6740608215332</text:p>
          </table:table-cell>
          <table:table-cell office:value-type="float" office:value="-56.6724243164063" calcext:value-type="float">
            <text:p>-56,6724243164063</text:p>
          </table:table-cell>
          <table:table-cell office:value-type="float" office:value="-56.6806678771973" calcext:value-type="float">
            <text:p>-56,6806678771973</text:p>
          </table:table-cell>
          <table:table-cell office:value-type="float" office:value="-56.6885643005371" calcext:value-type="float">
            <text:p>-56,6885643005371</text:p>
          </table:table-cell>
          <table:table-cell office:value-type="float" office:value="-56.6919708251953" calcext:value-type="float">
            <text:p>-56,6919708251953</text:p>
          </table:table-cell>
          <table:table-cell office:value-type="float" office:value="-56.6926040649414" calcext:value-type="float">
            <text:p>-56,6926040649414</text:p>
          </table:table-cell>
          <table:table-cell office:value-type="float" office:value="-56.6944389343262" calcext:value-type="float">
            <text:p>-56,6944389343262</text:p>
          </table:table-cell>
          <table:table-cell office:value-type="float" office:value="-56.6864242553711" calcext:value-type="float">
            <text:p>-56,6864242553711</text:p>
          </table:table-cell>
          <table:table-cell office:value-type="float" office:value="-56.684986114502" calcext:value-type="float">
            <text:p>-56,684986114502</text:p>
          </table:table-cell>
          <table:table-cell office:value-type="float" office:value="-56.6881523132324" calcext:value-type="float">
            <text:p>-56,6881523132324</text:p>
          </table:table-cell>
          <table:table-cell office:value-type="float" office:value="-56.6944389343262" calcext:value-type="float">
            <text:p>-56,6944389343262</text:p>
          </table:table-cell>
          <table:table-cell office:value-type="float" office:value="-56.6819305419922" calcext:value-type="float">
            <text:p>-56,6819305419922</text:p>
          </table:table-cell>
          <table:table-cell office:value-type="float" office:value="-56.6830444335938" calcext:value-type="float">
            <text:p>-56,6830444335938</text:p>
          </table:table-cell>
          <table:table-cell office:value-type="float" office:value="-56.6839866638184" calcext:value-type="float">
            <text:p>-56,6839866638184</text:p>
          </table:table-cell>
          <table:table-cell office:value-type="float" office:value="-56.6792907714844" calcext:value-type="float">
            <text:p>-56,6792907714844</text:p>
          </table:table-cell>
          <table:table-cell office:value-type="float" office:value="-56.6769828796387" calcext:value-type="float">
            <text:p>-56,6769828796387</text:p>
          </table:table-cell>
          <table:table-cell office:value-type="float" office:value="-56.6736679077148" calcext:value-type="float">
            <text:p>-56,6736679077148</text:p>
          </table:table-cell>
          <table:table-cell office:value-type="float" office:value="-56.6734924316406" calcext:value-type="float">
            <text:p>-56,6734924316406</text:p>
          </table:table-cell>
          <table:table-cell office:value-type="float" office:value="-56.6826705932617" calcext:value-type="float">
            <text:p>-56,6826705932617</text:p>
          </table:table-cell>
          <table:table-cell office:value-type="float" office:value="-56.6864700317383" calcext:value-type="float">
            <text:p>-56,6864700317383</text:p>
          </table:table-cell>
          <table:table-cell office:value-type="float" office:value="-56.686450958252" calcext:value-type="float">
            <text:p>-56,686450958252</text:p>
          </table:table-cell>
          <table:table-cell office:value-type="float" office:value="-56.6960144042969" calcext:value-type="float">
            <text:p>-56,6960144042969</text:p>
          </table:table-cell>
          <table:table-cell office:value-type="float" office:value="-56.6878242492676" calcext:value-type="float">
            <text:p>-56,6878242492676</text:p>
          </table:table-cell>
          <table:table-cell office:value-type="float" office:value="-56.6961860656738" calcext:value-type="float">
            <text:p>-56,6961860656738</text:p>
          </table:table-cell>
          <table:table-cell office:value-type="float" office:value="-56.6866912841797" calcext:value-type="float">
            <text:p>-56,6866912841797</text:p>
          </table:table-cell>
          <table:table-cell office:value-type="float" office:value="-56.6970405578613" calcext:value-type="float">
            <text:p>-56,6970405578613</text:p>
          </table:table-cell>
          <table:table-cell office:value-type="float" office:value="-56.6967315673828" calcext:value-type="float">
            <text:p>-56,6967315673828</text:p>
          </table:table-cell>
          <table:table-cell office:value-type="float" office:value="-56.6800117492676" calcext:value-type="float">
            <text:p>-56,6800117492676</text:p>
          </table:table-cell>
          <table:table-cell office:value-type="float" office:value="-56.6867561340332" calcext:value-type="float">
            <text:p>-56,6867561340332</text:p>
          </table:table-cell>
          <table:table-cell office:value-type="float" office:value="-56.6809272766113" calcext:value-type="float">
            <text:p>-56,6809272766113</text:p>
          </table:table-cell>
          <table:table-cell office:value-type="float" office:value="-56.6925849914551" calcext:value-type="float">
            <text:p>-56,6925849914551</text:p>
          </table:table-cell>
          <table:table-cell office:value-type="float" office:value="-56.6935043334961" calcext:value-type="float">
            <text:p>-56,6935043334961</text:p>
          </table:table-cell>
          <table:table-cell office:value-type="float" office:value="-56.6854438781738" calcext:value-type="float">
            <text:p>-56,6854438781738</text:p>
          </table:table-cell>
          <table:table-cell office:value-type="float" office:value="-56.6844596862793" calcext:value-type="float">
            <text:p>-56,6844596862793</text:p>
          </table:table-cell>
          <table:table-cell office:value-type="float" office:value="-56.6820640563965" calcext:value-type="float">
            <text:p>-56,6820640563965</text:p>
          </table:table-cell>
          <table:table-cell office:value-type="float" office:value="-56.6809501647949" calcext:value-type="float">
            <text:p>-56,6809501647949</text:p>
          </table:table-cell>
          <table:table-cell office:value-type="float" office:value="-56.6770668029785" calcext:value-type="float">
            <text:p>-56,6770668029785</text:p>
          </table:table-cell>
          <table:table-cell office:value-type="float" office:value="-56.678596496582" calcext:value-type="float">
            <text:p>-56,678596496582</text:p>
          </table:table-cell>
          <table:table-cell office:value-type="float" office:value="-56.6891326904297" calcext:value-type="float">
            <text:p>-56,6891326904297</text:p>
          </table:table-cell>
          <table:table-cell office:value-type="float" office:value="-56.6821517944336" calcext:value-type="float">
            <text:p>-56,6821517944336</text:p>
          </table:table-cell>
          <table:table-cell office:value-type="float" office:value="-56.6924095153809" calcext:value-type="float">
            <text:p>-56,6924095153809</text:p>
          </table:table-cell>
          <table:table-cell office:value-type="float" office:value="-56.6871681213379" calcext:value-type="float">
            <text:p>-56,6871681213379</text:p>
          </table:table-cell>
          <table:table-cell office:value-type="float" office:value="-56.6902465820313" calcext:value-type="float">
            <text:p>-56,6902465820313</text:p>
          </table:table-cell>
          <table:table-cell office:value-type="float" office:value="-56.6846160888672" calcext:value-type="float">
            <text:p>-56,6846160888672</text:p>
          </table:table-cell>
          <table:table-cell office:value-type="float" office:value="-56.6857719421387" calcext:value-type="float">
            <text:p>-56,6857719421387</text:p>
          </table:table-cell>
          <table:table-cell office:value-type="float" office:value="-56.691032409668" calcext:value-type="float">
            <text:p>-56,691032409668</text:p>
          </table:table-cell>
          <table:table-cell office:value-type="float" office:value="-56.6887855529785" calcext:value-type="float">
            <text:p>-56,6887855529785</text:p>
          </table:table-cell>
          <table:table-cell office:value-type="float" office:value="-56.6872978210449" calcext:value-type="float">
            <text:p>-56,6872978210449</text:p>
          </table:table-cell>
          <table:table-cell office:value-type="float" office:value="-56.6827583312988" calcext:value-type="float">
            <text:p>-56,6827583312988</text:p>
          </table:table-cell>
          <table:table-cell office:value-type="float" office:value="-56.6651306152344" calcext:value-type="float">
            <text:p>-56,6651306152344</text:p>
          </table:table-cell>
          <table:table-cell office:value-type="float" office:value="-56.6616897583008" calcext:value-type="float">
            <text:p>-56,6616897583008</text:p>
          </table:table-cell>
          <table:table-cell office:value-type="float" office:value="-56.6517295837402" calcext:value-type="float">
            <text:p>-56,6517295837402</text:p>
          </table:table-cell>
          <table:table-cell office:value-type="float" office:value="-56.6568603515625" calcext:value-type="float">
            <text:p>-56,6568603515625</text:p>
          </table:table-cell>
          <table:table-cell office:value-type="float" office:value="-56.6566009521484" calcext:value-type="float">
            <text:p>-56,6566009521484</text:p>
          </table:table-cell>
          <table:table-cell office:value-type="float" office:value="-56.6618003845215" calcext:value-type="float">
            <text:p>-56,6618003845215</text:p>
          </table:table-cell>
          <table:table-cell office:value-type="float" office:value="-56.6671981811523" calcext:value-type="float">
            <text:p>-56,6671981811523</text:p>
          </table:table-cell>
          <table:table-cell office:value-type="float" office:value="-56.6665687561035" calcext:value-type="float">
            <text:p>-56,6665687561035</text:p>
          </table:table-cell>
          <table:table-cell office:value-type="float" office:value="-56.6621704101563" calcext:value-type="float">
            <text:p>-56,6621704101563</text:p>
          </table:table-cell>
          <table:table-cell office:value-type="float" office:value="-56.6613426208496" calcext:value-type="float">
            <text:p>-56,6613426208496</text:p>
          </table:table-cell>
          <table:table-cell office:value-type="float" office:value="-56.6586875915527" calcext:value-type="float">
            <text:p>-56,6586875915527</text:p>
          </table:table-cell>
          <table:table-cell office:value-type="float" office:value="-56.6592330932617" calcext:value-type="float">
            <text:p>-56,6592330932617</text:p>
          </table:table-cell>
          <table:table-cell office:value-type="float" office:value="-56.6617088317871" calcext:value-type="float">
            <text:p>-56,6617088317871</text:p>
          </table:table-cell>
          <table:table-cell office:value-type="float" office:value="-56.6614952087402" calcext:value-type="float">
            <text:p>-56,6614952087402</text:p>
          </table:table-cell>
          <table:table-cell office:value-type="float" office:value="-56.6617088317871" calcext:value-type="float">
            <text:p>-56,6617088317871</text:p>
          </table:table-cell>
          <table:table-cell office:value-type="float" office:value="-56.6661949157715" calcext:value-type="float">
            <text:p>-56,6661949157715</text:p>
          </table:table-cell>
          <table:table-cell office:value-type="float" office:value="-56.6628646850586" calcext:value-type="float">
            <text:p>-56,6628646850586</text:p>
          </table:table-cell>
          <table:table-cell office:value-type="float" office:value="-56.6733207702637" calcext:value-type="float">
            <text:p>-56,6733207702637</text:p>
          </table:table-cell>
          <table:table-cell office:value-type="float" office:value="-56.6679382324219" calcext:value-type="float">
            <text:p>-56,6679382324219</text:p>
          </table:table-cell>
          <table:table-cell office:value-type="float" office:value="-56.6714897155762" calcext:value-type="float">
            <text:p>-56,6714897155762</text:p>
          </table:table-cell>
          <table:table-cell office:value-type="float" office:value="-56.670768737793" calcext:value-type="float">
            <text:p>-56,670768737793</text:p>
          </table:table-cell>
          <table:table-cell office:value-type="float" office:value="-56.6651954650879" calcext:value-type="float">
            <text:p>-56,6651954650879</text:p>
          </table:table-cell>
          <table:table-cell office:value-type="float" office:value="-56.6618881225586" calcext:value-type="float">
            <text:p>-56,6618881225586</text:p>
          </table:table-cell>
          <table:table-cell office:value-type="float" office:value="-56.662540435791" calcext:value-type="float">
            <text:p>-56,662540435791</text:p>
          </table:table-cell>
          <table:table-cell office:value-type="float" office:value="-56.6567077636719" calcext:value-type="float">
            <text:p>-56,6567077636719</text:p>
          </table:table-cell>
          <table:table-cell office:value-type="float" office:value="-56.6681327819824" calcext:value-type="float">
            <text:p>-56,6681327819824</text:p>
          </table:table-cell>
          <table:table-cell office:value-type="float" office:value="-56.6634941101074" calcext:value-type="float">
            <text:p>-56,6634941101074</text:p>
          </table:table-cell>
          <table:table-cell office:value-type="float" office:value="-56.6520767211914" calcext:value-type="float">
            <text:p>-56,6520767211914</text:p>
          </table:table-cell>
          <table:table-cell office:value-type="float" office:value="-56.6585578918457" calcext:value-type="float">
            <text:p>-56,6585578918457</text:p>
          </table:table-cell>
          <table:table-cell office:value-type="float" office:value="-56.6567306518555" calcext:value-type="float">
            <text:p>-56,6567306518555</text:p>
          </table:table-cell>
          <table:table-cell office:value-type="float" office:value="-56.659969329834" calcext:value-type="float">
            <text:p>-56,659969329834</text:p>
          </table:table-cell>
          <table:table-cell office:value-type="float" office:value="-56.6612129211426" calcext:value-type="float">
            <text:p>-56,6612129211426</text:p>
          </table:table-cell>
          <table:table-cell office:value-type="float" office:value="-56.6771354675293" calcext:value-type="float">
            <text:p>-56,6771354675293</text:p>
          </table:table-cell>
          <table:table-cell office:value-type="float" office:value="-56.6611022949219" calcext:value-type="float">
            <text:p>-56,6611022949219</text:p>
          </table:table-cell>
          <table:table-cell office:value-type="float" office:value="-56.6651954650879" calcext:value-type="float">
            <text:p>-56,6651954650879</text:p>
          </table:table-cell>
          <table:table-cell office:value-type="float" office:value="-56.6611022949219" calcext:value-type="float">
            <text:p>-56,6611022949219</text:p>
          </table:table-cell>
          <table:table-cell office:value-type="float" office:value="-56.6694831848145" calcext:value-type="float">
            <text:p>-56,6694831848145</text:p>
          </table:table-cell>
          <table:table-cell office:value-type="float" office:value="-56.6740837097168" calcext:value-type="float">
            <text:p>-56,6740837097168</text:p>
          </table:table-cell>
          <table:table-cell office:value-type="float" office:value="-56.667854309082" calcext:value-type="float">
            <text:p>-56,667854309082</text:p>
          </table:table-cell>
          <table:table-cell office:value-type="float" office:value="-56.6648445129395" calcext:value-type="float">
            <text:p>-56,6648445129395</text:p>
          </table:table-cell>
          <table:table-cell office:value-type="float" office:value="-56.6674194335938" calcext:value-type="float">
            <text:p>-56,6674194335938</text:p>
          </table:table-cell>
          <table:table-cell office:value-type="float" office:value="-56.6684188842773" calcext:value-type="float">
            <text:p>-56,6684188842773</text:p>
          </table:table-cell>
          <table:table-cell office:value-type="float" office:value="-56.6560783386231" calcext:value-type="float">
            <text:p>-56,6560783386231</text:p>
          </table:table-cell>
          <table:table-cell office:value-type="float" office:value="-56.6694641113281" calcext:value-type="float">
            <text:p>-56,6694641113281</text:p>
          </table:table-cell>
          <table:table-cell office:value-type="float" office:value="-56.6691360473633" calcext:value-type="float">
            <text:p>-56,6691360473633</text:p>
          </table:table-cell>
          <table:table-cell office:value-type="float" office:value="-56.6637802124023" calcext:value-type="float">
            <text:p>-56,6637802124023</text:p>
          </table:table-cell>
          <table:table-cell office:value-type="float" office:value="-56.6608390808106" calcext:value-type="float">
            <text:p>-56,6608390808106</text:p>
          </table:table-cell>
          <table:table-cell office:value-type="float" office:value="-56.6579704284668" calcext:value-type="float">
            <text:p>-56,6579704284668</text:p>
          </table:table-cell>
          <table:table-cell office:value-type="float" office:value="-56.6649131774902" calcext:value-type="float">
            <text:p>-56,6649131774902</text:p>
          </table:table-cell>
          <table:table-cell office:value-type="float" office:value="-56.6600379943848" calcext:value-type="float">
            <text:p>-56,6600379943848</text:p>
          </table:table-cell>
          <table:table-cell office:value-type="float" office:value="-56.6651954650879" calcext:value-type="float">
            <text:p>-56,6651954650879</text:p>
          </table:table-cell>
          <table:table-cell office:value-type="float" office:value="-56.6680679321289" calcext:value-type="float">
            <text:p>-56,6680679321289</text:p>
          </table:table-cell>
          <table:table-cell office:value-type="float" office:value="-56.6672859191895" calcext:value-type="float">
            <text:p>-56,6672859191895</text:p>
          </table:table-cell>
          <table:table-cell office:value-type="float" office:value="-56.6582527160645" calcext:value-type="float">
            <text:p>-56,6582527160645</text:p>
          </table:table-cell>
          <table:table-cell office:value-type="float" office:value="-56.6727104187012" calcext:value-type="float">
            <text:p>-56,6727104187012</text:p>
          </table:table-cell>
          <table:table-cell office:value-type="float" office:value="-56.6678924560547" calcext:value-type="float">
            <text:p>-56,6678924560547</text:p>
          </table:table-cell>
          <table:table-cell office:value-type="float" office:value="-56.6719245910645" calcext:value-type="float">
            <text:p>-56,6719245910645</text:p>
          </table:table-cell>
          <table:table-cell office:value-type="float" office:value="-56.6592102050781" calcext:value-type="float">
            <text:p>-56,6592102050781</text:p>
          </table:table-cell>
          <table:table-cell office:value-type="float" office:value="-56.6590995788574" calcext:value-type="float">
            <text:p>-56,6590995788574</text:p>
          </table:table-cell>
          <table:table-cell office:value-type="float" office:value="-56.6620635986328" calcext:value-type="float">
            <text:p>-56,6620635986328</text:p>
          </table:table-cell>
          <table:table-cell office:value-type="float" office:value="-56.6652412414551" calcext:value-type="float">
            <text:p>-56,6652412414551</text:p>
          </table:table-cell>
          <table:table-cell office:value-type="float" office:value="-56.6696395874023" calcext:value-type="float">
            <text:p>-56,6696395874023</text:p>
          </table:table-cell>
          <table:table-cell office:value-type="float" office:value="-56.6634559631348" calcext:value-type="float">
            <text:p>-56,6634559631348</text:p>
          </table:table-cell>
          <table:table-cell office:value-type="float" office:value="-56.6595344543457" calcext:value-type="float">
            <text:p>-56,6595344543457</text:p>
          </table:table-cell>
          <table:table-cell office:value-type="float" office:value="-56.6539916992188" calcext:value-type="float">
            <text:p>-56,6539916992188</text:p>
          </table:table-cell>
          <table:table-cell office:value-type="float" office:value="-56.7560234069824" calcext:value-type="float">
            <text:p>-56,7560234069824</text:p>
          </table:table-cell>
          <table:table-cell office:value-type="float" office:value="-56.7704200744629" calcext:value-type="float">
            <text:p>-56,7704200744629</text:p>
          </table:table-cell>
          <table:table-cell office:value-type="float" office:value="-56.7711486816406" calcext:value-type="float">
            <text:p>-56,7711486816406</text:p>
          </table:table-cell>
          <table:table-cell office:value-type="float" office:value="-56.7639884948731" calcext:value-type="float">
            <text:p>-56,7639884948731</text:p>
          </table:table-cell>
          <table:table-cell office:value-type="float" office:value="-56.7648048400879" calcext:value-type="float">
            <text:p>-56,7648048400879</text:p>
          </table:table-cell>
          <table:table-cell office:value-type="float" office:value="-56.7767944335938" calcext:value-type="float">
            <text:p>-56,7767944335938</text:p>
          </table:table-cell>
          <table:table-cell office:value-type="float" office:value="-56.7779808044434" calcext:value-type="float">
            <text:p>-56,7779808044434</text:p>
          </table:table-cell>
          <table:table-cell office:value-type="float" office:value="-56.7710418701172" calcext:value-type="float">
            <text:p>-56,7710418701172</text:p>
          </table:table-cell>
          <table:table-cell office:value-type="float" office:value="-56.770751953125" calcext:value-type="float">
            <text:p>-56,770751953125</text:p>
          </table:table-cell>
          <table:table-cell office:value-type="float" office:value="-56.770133972168" calcext:value-type="float">
            <text:p>-56,770133972168</text:p>
          </table:table-cell>
          <table:table-cell office:value-type="float" office:value="-56.7707290649414" calcext:value-type="float">
            <text:p>-56,7707290649414</text:p>
          </table:table-cell>
          <table:table-cell office:value-type="float" office:value="-56.7703971862793" calcext:value-type="float">
            <text:p>-56,7703971862793</text:p>
          </table:table-cell>
          <table:table-cell office:value-type="float" office:value="-56.7617683410645" calcext:value-type="float">
            <text:p>-56,7617683410645</text:p>
          </table:table-cell>
          <table:table-cell office:value-type="float" office:value="-56.7703971862793" calcext:value-type="float">
            <text:p>-56,7703971862793</text:p>
          </table:table-cell>
          <table:table-cell office:value-type="float" office:value="-56.7662353515625" calcext:value-type="float">
            <text:p>-56,7662353515625</text:p>
          </table:table-cell>
          <table:table-cell office:value-type="float" office:value="-56.7763748168945" calcext:value-type="float">
            <text:p>-56,7763748168945</text:p>
          </table:table-cell>
          <table:table-cell office:value-type="float" office:value="-56.7670516967773" calcext:value-type="float">
            <text:p>-56,7670516967773</text:p>
          </table:table-cell>
          <table:table-cell office:value-type="float" office:value="-56.7747840881348" calcext:value-type="float">
            <text:p>-56,7747840881348</text:p>
          </table:table-cell>
          <table:table-cell office:value-type="float" office:value="-56.7660179138184" calcext:value-type="float">
            <text:p>-56,7660179138184</text:p>
          </table:table-cell>
          <table:table-cell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11:20:45.722580085</meta:creation-date>
    <dc:date>2024-10-27T11:30:56.085283376</dc:date>
    <meta:editing-duration>PT10M9S</meta:editing-duration>
    <meta:editing-cycles>3</meta:editing-cycles>
    <meta:generator>LibreOffice/7.4.7.2$Linux_X86_64 LibreOffice_project/40$Build-2</meta:generator>
    <meta:document-statistic meta:table-count="1" meta:cell-count="19563" meta:object-count="0"/>
  </office:meta>
</office:document-meta>
</file>